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602in"/>
    </style:style>
    <style:style style:name="co2" style:family="table-column">
      <style:table-column-properties fo:break-before="auto" style:column-width="2.3965in"/>
    </style:style>
    <style:style style:name="co3" style:family="table-column">
      <style:table-column-properties fo:break-before="auto" style:column-width="1.2756in"/>
    </style:style>
    <style:style style:name="co4" style:family="table-column">
      <style:table-column-properties fo:break-before="auto" style:column-width="3.322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0.9173in"/>
    </style:style>
    <style:style style:name="co7" style:family="table-column">
      <style:table-column-properties fo:break-before="auto" style:column-width="0.4134in"/>
    </style:style>
    <style:style style:name="co8" style:family="table-column">
      <style:table-column-properties fo:break-before="auto" style:column-width="0.3807in"/>
    </style:style>
    <style:style style:name="co9" style:family="table-column">
      <style:table-column-properties fo:break-before="auto" style:column-width="0.3917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5547in"/>
    </style:style>
    <style:style style:name="co13" style:family="table-column">
      <style:table-column-properties fo:break-before="auto" style:column-width="1.8244in"/>
    </style:style>
    <style:style style:name="co14" style:family="table-column">
      <style:table-column-properties fo:break-before="auto" style:column-width="3.853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118"/>
    <style:style style:name="ce2" style:family="table-cell" style:parent-style-name="Default" style:data-style-name="N1"/>
    <style:style style:name="ce3" style:family="table-cell" style:parent-style-name="Default" style:data-style-name="N41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20"/>
    <style:style style:name="ce7" style:family="table-cell" style:parent-style-name="Default" style:data-style-name="N43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Album</text:p>
          </table:table-cell>
          <table:table-cell office:value-type="string">
            <text:p><text:s/>Artist </text:p>
          </table:table-cell>
          <table:table-cell office:value-type="string">
            <text:p><text:s/>Composer </text:p>
          </table:table-cell>
          <table:table-cell office:value-type="string">
            <text:p><text:s/>Genre </text:p>
          </table:table-cell>
          <table:table-cell office:value-type="string">
            <text:p><text:s/>Title </text:p>
          </table:table-cell>
          <table:table-cell office:value-type="string">
            <text:p><text:s/>TrackNo </text:p>
          </table:table-cell>
          <table:table-cell office:value-type="string">
            <text:p><text:s/>Time </text:p>
          </table:table-cell>
          <table:table-cell office:value-type="string">
            <text:p><text:s/>Year</text:p>
          </table:table-cell>
          <table:table-cell table:style-name="ce2" office:value-type="float" office:value="0">
            <text:p>0</text:p>
          </table:table-cell>
          <table:table-cell table:style-name="ce3"/>
          <table:table-cell table:style-name="ce5" office:value-type="float" office:value="0">
            <text:p>0</text:p>
          </table:table-cell>
          <table:table-cell office:value-type="time" office:time-value="PT00H09M19.304S">
            <text:p>00:09:19.30</text:p>
          </table:table-cell>
          <table:table-cell/>
          <table:table-cell table:formula="of:=([.L1]-LOOKUP(&quot;ZZZ&quot;;[.E1:.E999];[.L1:.L999]))*24*60*60/(MATCH(&quot;ZZZ&quot;;[.E1:.E999];0)-2)" office:value-type="float" office:value="-0.499999999999978">
            <text:p>-.500</text:p>
          </table:table-cell>
          <table:table-cell/>
          <table:table-cell table:style-name="ce2"/>
          <table:table-cell table:style-name="ce7"/>
          <table:table-cell office:value-type="string">
            <text:p>tagupdate.sh -OPTIONFILE tag.data -ENCODING utf-8</text:p>
          </table:table-cell>
        </table:table-row>
        <table:table-row table:style-name="ro1">
          <table:table-cell office:value-type="string">
            <text:p>te ndryshme</text:p>
          </table:table-cell>
          <table:table-cell office:value-type="string">
            <text:p><text:s/>Elita 5 adelina ismaili</text:p>
          </table:table-cell>
          <table:table-cell/>
          <table:table-cell office:value-type="string">
            <text:p>Zbavitse</text:p>
          </table:table-cell>
          <table:table-cell office:value-type="string">
            <text:p><text:s/>Sajzezo</text:p>
          </table:table-cell>
          <table:table-cell office:value-type="string">
            <text:p>2</text:p>
          </table:table-cell>
          <table:table-cell office:value-type="time" office:time-value="PT00H04M21.892S">
            <text:p>00:04:21.89</text:p>
          </table:table-cell>
          <table:table-cell/>
          <table:table-cell table:style-name="ce2" table:formula="of:=[.I1]+1" office:value-type="float" office:value="1">
            <text:p>1</text:p>
          </table:table-cell>
          <table:table-cell table:style-name="ce3" office:value-type="string">
            <text:p>X</text:p>
          </table:table-cell>
          <table:table-cell table:style-name="ce5" table:formula="of:=IF([.J2]=&quot;X&quot;;[.K1]+1;[.K1])" office:value-type="float" office:value="1">
            <text:p>1</text:p>
          </table:table-cell>
          <table:table-cell table:formula="of:=IF([.J2]=&quot;X&quot;;0;[.L1]+[.G1]+[.J2]/24/60/60)" office:value-type="time" office:time-value="PT00H00M00S">
            <text:p>00:00:00.00</text:p>
          </table:table-cell>
          <table:table-cell table:formula="of:=INT([.L2]*24*60)+MOD([.L2]*24*60*60;60)/100" office:value-type="float" office:value="0">
            <text:p>.000</text:p>
          </table:table-cell>
          <table:table-cell table:formula="of:=[.L2]*24*60*60+[.$N$1]*([.P2]-1)" office:value-type="float" office:value="0">
            <text:p>.000</text:p>
          </table:table-cell>
          <table:table-cell table:formula="of:=CONCATENATE(&quot;T&quot;;[.P2])" office:value-type="string" office:string-value="T1">
            <text:p>T1</text:p>
          </table:table-cell>
          <table:table-cell table:formula="of:=IF([.J2]=&quot;X&quot;;1;[.P1]+1)" office:value-type="float" office:value="1">
            <text:p>1</text:p>
          </table:table-cell>
          <table:table-cell table:style-name="ce7" table:formula="of:=CONCATENATE(&quot;mv &quot;;[.K2];&quot;^&quot;;[.O2];&quot;.wav &quot;&quot;rn^&quot;;[.$E2];&quot;~&quot;;[.$B2];&quot;~&quot;;[.$C2];&quot;~&quot;;[.$A2];&quot;~&quot;;[.$F2];&quot;~&quot;;[.$D2];&quot;.wav&quot;&quot;&quot;)" office:value-type="string" office:string-value="mv 1^T1.wav &quot;rn^ Sajzezo~ Elita 5 adelina ismaili~~te ndryshme~2~Zbavitse.wav&quot;">
            <text:p>mv 1^T1.wav "rn^ Sajzezo~ Elita 5 adelina ismaili~~te ndryshme~2~Zbavitse.wav"</text:p>
          </table:table-cell>
          <table:table-cell table:formula="of:=CONCATENATE(&quot;-ALBUM &quot;&quot;&quot;;[.A2];&quot;&quot;&quot; -ARTIST &quot;&quot;&quot;;[.B2];&quot;&quot;&quot; -ID3V2TAG TCOM &quot;&quot;&quot;;[.C2];&quot;&quot;&quot; -GENRE &quot;&quot;&quot;;[.D2];&quot;&quot;&quot; -TITLE &quot;&quot;&quot;;[.E2];&quot;&quot;&quot; -TRACK &quot;&quot;&quot;;[.F2];&quot;&quot;&quot; -YEAR &quot;&quot;&quot;;[.H2];&quot;&quot;&quot; &quot;;[.K2];&quot;/&quot;;[.O2];&quot;.mp3&quot;)" office:value-type="string" office:string-value="-ALBUM &quot;te ndryshme&quot; -ARTIST &quot; Elita 5 adelina ismaili&quot; -ID3V2TAG TCOM &quot;&quot; -GENRE &quot;Zbavitse&quot; -TITLE &quot; Sajzezo&quot; -TRACK &quot;2&quot; -YEAR &quot;&quot; 1/T1.mp3">
            <text:p>-ALBUM "te ndryshme" -ARTIST " Elita 5 adelina ismaili" -ID3V2TAG TCOM "" -GENRE "Zbavitse" -TITLE " Sajzezo" -TRACK "2" -YEAR "" 1/T1.mp3</text:p>
          </table:table-cell>
        </table:table-row>
        <table:table-row table:style-name="ro1">
          <table:table-cell office:value-type="string">
            <text:p>Adelina Ismaili (Adelina Ismaili)</text:p>
          </table:table-cell>
          <table:table-cell office:value-type="string">
            <text:p><text:s/>Adelina Ismaili</text:p>
          </table:table-cell>
          <table:table-cell/>
          <table:table-cell office:value-type="string">
            <text:p>Folk</text:p>
          </table:table-cell>
          <table:table-cell office:value-type="string">
            <text:p><text:s/>Jeta ime je ti</text:p>
          </table:table-cell>
          <table:table-cell office:value-type="string">
            <text:p>23</text:p>
          </table:table-cell>
          <table:table-cell office:value-type="time" office:time-value="PT00H04M58.412S">
            <text:p>00:04:58.41</text:p>
          </table:table-cell>
          <table:table-cell/>
          <table:table-cell table:style-name="ce2" table:formula="of:=[.I2]+1" office:value-type="float" office:value="2">
            <text:p>2</text:p>
          </table:table-cell>
          <table:table-cell table:style-name="ce4"/>
          <table:table-cell table:style-name="ce5" table:formula="of:=IF([.J3]=&quot;X&quot;;[.K2]+1;[.K2])" office:value-type="float" office:value="1">
            <text:p>1</text:p>
          </table:table-cell>
          <table:table-cell table:formula="of:=IF([.J3]=&quot;X&quot;;0;[.L2]+[.G2]+[.J3]/24/60/60)" office:value-type="time" office:time-value="PT00H04M21.892S">
            <text:p>00:04:21.89</text:p>
          </table:table-cell>
          <table:table-cell table:formula="of:=INT([.L3]*24*60)+MOD([.L3]*24*60*60;60)/100" office:value-type="float" office:value="4.21892">
            <text:p>4.219</text:p>
          </table:table-cell>
          <table:table-cell table:formula="of:=[.L3]*24*60*60+[.$N$1]*([.P3]-1)" office:value-type="float" office:value="261.392">
            <text:p>261.392</text:p>
          </table:table-cell>
          <table:table-cell table:formula="of:=CONCATENATE(&quot;T&quot;;[.P3])" office:value-type="string" office:string-value="T2">
            <text:p>T2</text:p>
          </table:table-cell>
          <table:table-cell table:formula="of:=IF([.J3]=&quot;X&quot;;1;[.P2]+1)" office:value-type="float" office:value="2">
            <text:p>2</text:p>
          </table:table-cell>
          <table:table-cell table:style-name="ce7" table:formula="of:=CONCATENATE(&quot;mv &quot;;[.K3];&quot;^&quot;;[.O3];&quot;.wav &quot;&quot;rn^&quot;;[.$E3];&quot;~&quot;;[.$B3];&quot;~&quot;;[.$C3];&quot;~&quot;;[.$A3];&quot;~&quot;;[.$F3];&quot;~&quot;;[.$D3];&quot;.wav&quot;&quot;&quot;)" office:value-type="string" office:string-value="mv 1^T2.wav &quot;rn^ Jeta ime je ti~ Adelina Ismaili~~Adelina Ismaili (Adelina Ismaili)~23~Folk.wav&quot;">
            <text:p>mv 1^T2.wav "rn^ Jeta ime je ti~ Adelina Ismaili~~Adelina Ismaili (Adelina Ismaili)~23~Folk.wav"</text:p>
          </table:table-cell>
          <table:table-cell table:formula="of:=CONCATENATE(&quot;-ALBUM &quot;&quot;&quot;;[.A3];&quot;&quot;&quot; -ARTIST &quot;&quot;&quot;;[.B3];&quot;&quot;&quot; -ID3V2TAG TCOM &quot;&quot;&quot;;[.C3];&quot;&quot;&quot; -GENRE &quot;&quot;&quot;;[.D3];&quot;&quot;&quot; -TITLE &quot;&quot;&quot;;[.E3];&quot;&quot;&quot; -TRACK &quot;&quot;&quot;;[.F3];&quot;&quot;&quot; -YEAR &quot;&quot;&quot;;[.H3];&quot;&quot;&quot; &quot;;[.K3];&quot;/&quot;;[.O3];&quot;.mp3&quot;)" office:value-type="string" office:string-value="-ALBUM &quot;Adelina Ismaili (Adelina Ismaili)&quot; -ARTIST &quot; Adelina Ismaili&quot; -ID3V2TAG TCOM &quot;&quot; -GENRE &quot;Folk&quot; -TITLE &quot; Jeta ime je ti&quot; -TRACK &quot;23&quot; -YEAR &quot;&quot; 1/T2.mp3">
            <text:p>-ALBUM "Adelina Ismaili (Adelina Ismaili)" -ARTIST " Adelina Ismaili" -ID3V2TAG TCOM "" -GENRE "Folk" -TITLE " Jeta ime je ti" -TRACK "23" -YEAR "" 1/T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]+1" office:value-type="float" office:value="3">
            <text:p>3</text:p>
          </table:table-cell>
          <table:table-cell table:style-name="ce4"/>
          <table:table-cell table:style-name="ce5" table:formula="of:=IF([.J4]=&quot;X&quot;;[.K3]+1;[.K3])" office:value-type="float" office:value="1">
            <text:p>1</text:p>
          </table:table-cell>
          <table:table-cell table:formula="of:=IF([.J4]=&quot;X&quot;;0;[.L3]+[.G3]+[.J4]/24/60/60)" office:value-type="time" office:time-value="PT00H09M20.304S">
            <text:p>00:09:20.30</text:p>
          </table:table-cell>
          <table:table-cell table:formula="of:=INT([.L4]*24*60)+MOD([.L4]*24*60*60;60)/100" office:value-type="float" office:value="9.20304">
            <text:p>9.203</text:p>
          </table:table-cell>
          <table:table-cell table:formula="of:=[.L4]*24*60*60+[.$N$1]*([.P4]-1)" office:value-type="float" office:value="559.304">
            <text:p>559.304</text:p>
          </table:table-cell>
          <table:table-cell table:formula="of:=CONCATENATE(&quot;T&quot;;[.P4])" office:value-type="string" office:string-value="T3">
            <text:p>T3</text:p>
          </table:table-cell>
          <table:table-cell table:formula="of:=IF([.J4]=&quot;X&quot;;1;[.P3]+1)" office:value-type="float" office:value="3">
            <text:p>3</text:p>
          </table:table-cell>
          <table:table-cell table:style-name="ce7" table:formula="of:=CONCATENATE(&quot;mv &quot;;[.K4];&quot;^&quot;;[.O4];&quot;.wav &quot;&quot;rn^&quot;;[.$E4];&quot;~&quot;;[.$B4];&quot;~&quot;;[.$C4];&quot;~&quot;;[.$A4];&quot;~&quot;;[.$F4];&quot;~&quot;;[.$D4];&quot;.wav&quot;&quot;&quot;)" office:value-type="string" office:string-value="mv 1^T3.wav &quot;rn^ZZZ~~~~~.wav&quot;">
            <text:p>mv 1^T3.wav "rn^ZZZ~~~~~.wav"</text:p>
          </table:table-cell>
          <table:table-cell table:formula="of:=CONCATENATE(&quot;-ALBUM &quot;&quot;&quot;;[.A4];&quot;&quot;&quot; -ARTIST &quot;&quot;&quot;;[.B4];&quot;&quot;&quot; -ID3V2TAG TCOM &quot;&quot;&quot;;[.C4];&quot;&quot;&quot; -GENRE &quot;&quot;&quot;;[.D4];&quot;&quot;&quot; -TITLE &quot;&quot;&quot;;[.E4];&quot;&quot;&quot; -TRACK &quot;&quot;&quot;;[.F4];&quot;&quot;&quot; -YEAR &quot;&quot;&quot;;[.H4];&quot;&quot;&quot; &quot;;[.K4];&quot;/&quot;;[.O4];&quot;.mp3&quot;)" office:value-type="string" office:string-value="-ALBUM &quot;&quot; -ARTIST &quot;&quot; -ID3V2TAG TCOM &quot;&quot; -GENRE &quot;&quot; -TITLE &quot;ZZZ&quot; -TRACK &quot;&quot; -YEAR &quot;&quot; 1/T3.mp3">
            <text:p>-ALBUM "" -ARTIST "" -ID3V2TAG TCOM "" -GENRE "" -TITLE "ZZZ" -TRACK "" -YEAR "" 1/T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]+1" office:value-type="float" office:value="4">
            <text:p>4</text:p>
          </table:table-cell>
          <table:table-cell table:style-name="ce4"/>
          <table:table-cell table:style-name="ce5" table:formula="of:=IF([.J5]=&quot;X&quot;;[.K4]+1;[.K4])" office:value-type="float" office:value="1">
            <text:p>1</text:p>
          </table:table-cell>
          <table:table-cell table:formula="of:=IF([.J5]=&quot;X&quot;;0;[.L4]+[.G4]+[.J5]/24/60/60)" office:value-type="time" office:time-value="PT00H09M20.304S">
            <text:p>00:09:20.30</text:p>
          </table:table-cell>
          <table:table-cell table:formula="of:=INT([.L5]*24*60)+MOD([.L5]*24*60*60;60)/100" office:value-type="float" office:value="9.20304">
            <text:p>9.203</text:p>
          </table:table-cell>
          <table:table-cell table:formula="of:=[.L5]*24*60*60+[.$N$1]*([.P5]-1)" office:value-type="float" office:value="558.804">
            <text:p>558.804</text:p>
          </table:table-cell>
          <table:table-cell table:formula="of:=CONCATENATE(&quot;T&quot;;[.P5])" office:value-type="string" office:string-value="T4">
            <text:p>T4</text:p>
          </table:table-cell>
          <table:table-cell table:formula="of:=IF([.J5]=&quot;X&quot;;1;[.P4]+1)" office:value-type="float" office:value="4">
            <text:p>4</text:p>
          </table:table-cell>
          <table:table-cell table:style-name="ce7" table:formula="of:=CONCATENATE(&quot;mv &quot;;[.K5];&quot;^&quot;;[.O5];&quot;.wav &quot;&quot;rn^&quot;;[.$E5];&quot;~&quot;;[.$B5];&quot;~&quot;;[.$C5];&quot;~&quot;;[.$A5];&quot;~&quot;;[.$F5];&quot;~&quot;;[.$D5];&quot;.wav&quot;&quot;&quot;)" office:value-type="string" office:string-value="mv 1^T4.wav &quot;rn^ZZZ~~~~~.wav&quot;">
            <text:p>mv 1^T4.wav "rn^ZZZ~~~~~.wav"</text:p>
          </table:table-cell>
          <table:table-cell table:formula="of:=CONCATENATE(&quot;-ALBUM &quot;&quot;&quot;;[.A5];&quot;&quot;&quot; -ARTIST &quot;&quot;&quot;;[.B5];&quot;&quot;&quot; -ID3V2TAG TCOM &quot;&quot;&quot;;[.C5];&quot;&quot;&quot; -GENRE &quot;&quot;&quot;;[.D5];&quot;&quot;&quot; -TITLE &quot;&quot;&quot;;[.E5];&quot;&quot;&quot; -TRACK &quot;&quot;&quot;;[.F5];&quot;&quot;&quot; -YEAR &quot;&quot;&quot;;[.H5];&quot;&quot;&quot; &quot;;[.K5];&quot;/&quot;;[.O5];&quot;.mp3&quot;)" office:value-type="string" office:string-value="-ALBUM &quot;&quot; -ARTIST &quot;&quot; -ID3V2TAG TCOM &quot;&quot; -GENRE &quot;&quot; -TITLE &quot;ZZZ&quot; -TRACK &quot;&quot; -YEAR &quot;&quot; 1/T4.mp3">
            <text:p>-ALBUM "" -ARTIST "" -ID3V2TAG TCOM "" -GENRE "" -TITLE "ZZZ" -TRACK "" -YEAR "" 1/T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]+1" office:value-type="float" office:value="5">
            <text:p>5</text:p>
          </table:table-cell>
          <table:table-cell table:style-name="ce4"/>
          <table:table-cell table:style-name="ce5" table:formula="of:=IF([.J6]=&quot;X&quot;;[.K5]+1;[.K5])" office:value-type="float" office:value="1">
            <text:p>1</text:p>
          </table:table-cell>
          <table:table-cell table:formula="of:=IF([.J6]=&quot;X&quot;;0;[.L5]+[.G5]+[.J6]/24/60/60)" office:value-type="time" office:time-value="PT00H09M20.304S">
            <text:p>00:09:20.30</text:p>
          </table:table-cell>
          <table:table-cell table:formula="of:=INT([.L6]*24*60)+MOD([.L6]*24*60*60;60)/100" office:value-type="float" office:value="9.20304">
            <text:p>9.203</text:p>
          </table:table-cell>
          <table:table-cell table:formula="of:=[.L6]*24*60*60+[.$N$1]*([.P6]-1)" office:value-type="float" office:value="558.304">
            <text:p>558.304</text:p>
          </table:table-cell>
          <table:table-cell table:formula="of:=CONCATENATE(&quot;T&quot;;[.P6])" office:value-type="string" office:string-value="T5">
            <text:p>T5</text:p>
          </table:table-cell>
          <table:table-cell table:formula="of:=IF([.J6]=&quot;X&quot;;1;[.P5]+1)" office:value-type="float" office:value="5">
            <text:p>5</text:p>
          </table:table-cell>
          <table:table-cell table:style-name="ce7" table:formula="of:=CONCATENATE(&quot;mv &quot;;[.K6];&quot;^&quot;;[.O6];&quot;.wav &quot;&quot;rn^&quot;;[.$E6];&quot;~&quot;;[.$B6];&quot;~&quot;;[.$C6];&quot;~&quot;;[.$A6];&quot;~&quot;;[.$F6];&quot;~&quot;;[.$D6];&quot;.wav&quot;&quot;&quot;)" office:value-type="string" office:string-value="mv 1^T5.wav &quot;rn^ZZZ~~~~~.wav&quot;">
            <text:p>mv 1^T5.wav "rn^ZZZ~~~~~.wav"</text:p>
          </table:table-cell>
          <table:table-cell table:formula="of:=CONCATENATE(&quot;-ALBUM &quot;&quot;&quot;;[.A6];&quot;&quot;&quot; -ARTIST &quot;&quot;&quot;;[.B6];&quot;&quot;&quot; -ID3V2TAG TCOM &quot;&quot;&quot;;[.C6];&quot;&quot;&quot; -GENRE &quot;&quot;&quot;;[.D6];&quot;&quot;&quot; -TITLE &quot;&quot;&quot;;[.E6];&quot;&quot;&quot; -TRACK &quot;&quot;&quot;;[.F6];&quot;&quot;&quot; -YEAR &quot;&quot;&quot;;[.H6];&quot;&quot;&quot; &quot;;[.K6];&quot;/&quot;;[.O6];&quot;.mp3&quot;)" office:value-type="string" office:string-value="-ALBUM &quot;&quot; -ARTIST &quot;&quot; -ID3V2TAG TCOM &quot;&quot; -GENRE &quot;&quot; -TITLE &quot;ZZZ&quot; -TRACK &quot;&quot; -YEAR &quot;&quot; 1/T5.mp3">
            <text:p>-ALBUM "" -ARTIST "" -ID3V2TAG TCOM "" -GENRE "" -TITLE "ZZZ" -TRACK "" -YEAR "" 1/T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]+1" office:value-type="float" office:value="6">
            <text:p>6</text:p>
          </table:table-cell>
          <table:table-cell table:style-name="ce4"/>
          <table:table-cell table:style-name="ce5" table:formula="of:=IF([.J7]=&quot;X&quot;;[.K6]+1;[.K6])" office:value-type="float" office:value="1">
            <text:p>1</text:p>
          </table:table-cell>
          <table:table-cell table:formula="of:=IF([.J7]=&quot;X&quot;;0;[.L6]+[.G6]+[.J7]/24/60/60)" office:value-type="time" office:time-value="PT00H09M20.304S">
            <text:p>00:09:20.30</text:p>
          </table:table-cell>
          <table:table-cell table:formula="of:=INT([.L7]*24*60)+MOD([.L7]*24*60*60;60)/100" office:value-type="float" office:value="9.20304">
            <text:p>9.203</text:p>
          </table:table-cell>
          <table:table-cell table:formula="of:=[.L7]*24*60*60+[.$N$1]*([.P7]-1)" office:value-type="float" office:value="557.804">
            <text:p>557.804</text:p>
          </table:table-cell>
          <table:table-cell table:formula="of:=CONCATENATE(&quot;T&quot;;[.P7])" office:value-type="string" office:string-value="T6">
            <text:p>T6</text:p>
          </table:table-cell>
          <table:table-cell table:formula="of:=IF([.J7]=&quot;X&quot;;1;[.P6]+1)" office:value-type="float" office:value="6">
            <text:p>6</text:p>
          </table:table-cell>
          <table:table-cell table:style-name="ce7" table:formula="of:=CONCATENATE(&quot;mv &quot;;[.K7];&quot;^&quot;;[.O7];&quot;.wav &quot;&quot;rn^&quot;;[.$E7];&quot;~&quot;;[.$B7];&quot;~&quot;;[.$C7];&quot;~&quot;;[.$A7];&quot;~&quot;;[.$F7];&quot;~&quot;;[.$D7];&quot;.wav&quot;&quot;&quot;)" office:value-type="string" office:string-value="mv 1^T6.wav &quot;rn^ZZZ~~~~~.wav&quot;">
            <text:p>mv 1^T6.wav "rn^ZZZ~~~~~.wav"</text:p>
          </table:table-cell>
          <table:table-cell table:formula="of:=CONCATENATE(&quot;-ALBUM &quot;&quot;&quot;;[.A7];&quot;&quot;&quot; -ARTIST &quot;&quot;&quot;;[.B7];&quot;&quot;&quot; -ID3V2TAG TCOM &quot;&quot;&quot;;[.C7];&quot;&quot;&quot; -GENRE &quot;&quot;&quot;;[.D7];&quot;&quot;&quot; -TITLE &quot;&quot;&quot;;[.E7];&quot;&quot;&quot; -TRACK &quot;&quot;&quot;;[.F7];&quot;&quot;&quot; -YEAR &quot;&quot;&quot;;[.H7];&quot;&quot;&quot; &quot;;[.K7];&quot;/&quot;;[.O7];&quot;.mp3&quot;)" office:value-type="string" office:string-value="-ALBUM &quot;&quot; -ARTIST &quot;&quot; -ID3V2TAG TCOM &quot;&quot; -GENRE &quot;&quot; -TITLE &quot;ZZZ&quot; -TRACK &quot;&quot; -YEAR &quot;&quot; 1/T6.mp3">
            <text:p>-ALBUM "" -ARTIST "" -ID3V2TAG TCOM "" -GENRE "" -TITLE "ZZZ" -TRACK "" -YEAR "" 1/T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]+1" office:value-type="float" office:value="7">
            <text:p>7</text:p>
          </table:table-cell>
          <table:table-cell table:style-name="ce4"/>
          <table:table-cell table:style-name="ce5" table:formula="of:=IF([.J8]=&quot;X&quot;;[.K7]+1;[.K7])" office:value-type="float" office:value="1">
            <text:p>1</text:p>
          </table:table-cell>
          <table:table-cell table:formula="of:=IF([.J8]=&quot;X&quot;;0;[.L7]+[.G7]+[.J8]/24/60/60)" office:value-type="time" office:time-value="PT00H09M20.304S">
            <text:p>00:09:20.30</text:p>
          </table:table-cell>
          <table:table-cell table:formula="of:=INT([.L8]*24*60)+MOD([.L8]*24*60*60;60)/100" office:value-type="float" office:value="9.20304">
            <text:p>9.203</text:p>
          </table:table-cell>
          <table:table-cell table:formula="of:=[.L8]*24*60*60+[.$N$1]*([.P8]-1)" office:value-type="float" office:value="557.304">
            <text:p>557.304</text:p>
          </table:table-cell>
          <table:table-cell table:formula="of:=CONCATENATE(&quot;T&quot;;[.P8])" office:value-type="string" office:string-value="T7">
            <text:p>T7</text:p>
          </table:table-cell>
          <table:table-cell table:formula="of:=IF([.J8]=&quot;X&quot;;1;[.P7]+1)" office:value-type="float" office:value="7">
            <text:p>7</text:p>
          </table:table-cell>
          <table:table-cell table:style-name="ce7" table:formula="of:=CONCATENATE(&quot;mv &quot;;[.K8];&quot;^&quot;;[.O8];&quot;.wav &quot;&quot;rn^&quot;;[.$E8];&quot;~&quot;;[.$B8];&quot;~&quot;;[.$C8];&quot;~&quot;;[.$A8];&quot;~&quot;;[.$F8];&quot;~&quot;;[.$D8];&quot;.wav&quot;&quot;&quot;)" office:value-type="string" office:string-value="mv 1^T7.wav &quot;rn^ZZZ~~~~~.wav&quot;">
            <text:p>mv 1^T7.wav "rn^ZZZ~~~~~.wav"</text:p>
          </table:table-cell>
          <table:table-cell table:formula="of:=CONCATENATE(&quot;-ALBUM &quot;&quot;&quot;;[.A8];&quot;&quot;&quot; -ARTIST &quot;&quot;&quot;;[.B8];&quot;&quot;&quot; -ID3V2TAG TCOM &quot;&quot;&quot;;[.C8];&quot;&quot;&quot; -GENRE &quot;&quot;&quot;;[.D8];&quot;&quot;&quot; -TITLE &quot;&quot;&quot;;[.E8];&quot;&quot;&quot; -TRACK &quot;&quot;&quot;;[.F8];&quot;&quot;&quot; -YEAR &quot;&quot;&quot;;[.H8];&quot;&quot;&quot; &quot;;[.K8];&quot;/&quot;;[.O8];&quot;.mp3&quot;)" office:value-type="string" office:string-value="-ALBUM &quot;&quot; -ARTIST &quot;&quot; -ID3V2TAG TCOM &quot;&quot; -GENRE &quot;&quot; -TITLE &quot;ZZZ&quot; -TRACK &quot;&quot; -YEAR &quot;&quot; 1/T7.mp3">
            <text:p>-ALBUM "" -ARTIST "" -ID3V2TAG TCOM "" -GENRE "" -TITLE "ZZZ" -TRACK "" -YEAR "" 1/T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]+1" office:value-type="float" office:value="8">
            <text:p>8</text:p>
          </table:table-cell>
          <table:table-cell table:style-name="ce4"/>
          <table:table-cell table:style-name="ce5" table:formula="of:=IF([.J9]=&quot;X&quot;;[.K8]+1;[.K8])" office:value-type="float" office:value="1">
            <text:p>1</text:p>
          </table:table-cell>
          <table:table-cell table:formula="of:=IF([.J9]=&quot;X&quot;;0;[.L8]+[.G8]+[.J9]/24/60/60)" office:value-type="time" office:time-value="PT00H09M20.304S">
            <text:p>00:09:20.30</text:p>
          </table:table-cell>
          <table:table-cell table:formula="of:=INT([.L9]*24*60)+MOD([.L9]*24*60*60;60)/100" office:value-type="float" office:value="9.20304">
            <text:p>9.203</text:p>
          </table:table-cell>
          <table:table-cell table:formula="of:=[.L9]*24*60*60+[.$N$1]*([.P9]-1)" office:value-type="float" office:value="556.804">
            <text:p>556.804</text:p>
          </table:table-cell>
          <table:table-cell table:formula="of:=CONCATENATE(&quot;T&quot;;[.P9])" office:value-type="string" office:string-value="T8">
            <text:p>T8</text:p>
          </table:table-cell>
          <table:table-cell table:formula="of:=IF([.J9]=&quot;X&quot;;1;[.P8]+1)" office:value-type="float" office:value="8">
            <text:p>8</text:p>
          </table:table-cell>
          <table:table-cell table:style-name="ce7" table:formula="of:=CONCATENATE(&quot;mv &quot;;[.K9];&quot;^&quot;;[.O9];&quot;.wav &quot;&quot;rn^&quot;;[.$E9];&quot;~&quot;;[.$B9];&quot;~&quot;;[.$C9];&quot;~&quot;;[.$A9];&quot;~&quot;;[.$F9];&quot;~&quot;;[.$D9];&quot;.wav&quot;&quot;&quot;)" office:value-type="string" office:string-value="mv 1^T8.wav &quot;rn^ZZZ~~~~~.wav&quot;">
            <text:p>mv 1^T8.wav "rn^ZZZ~~~~~.wav"</text:p>
          </table:table-cell>
          <table:table-cell table:formula="of:=CONCATENATE(&quot;-ALBUM &quot;&quot;&quot;;[.A9];&quot;&quot;&quot; -ARTIST &quot;&quot;&quot;;[.B9];&quot;&quot;&quot; -ID3V2TAG TCOM &quot;&quot;&quot;;[.C9];&quot;&quot;&quot; -GENRE &quot;&quot;&quot;;[.D9];&quot;&quot;&quot; -TITLE &quot;&quot;&quot;;[.E9];&quot;&quot;&quot; -TRACK &quot;&quot;&quot;;[.F9];&quot;&quot;&quot; -YEAR &quot;&quot;&quot;;[.H9];&quot;&quot;&quot; &quot;;[.K9];&quot;/&quot;;[.O9];&quot;.mp3&quot;)" office:value-type="string" office:string-value="-ALBUM &quot;&quot; -ARTIST &quot;&quot; -ID3V2TAG TCOM &quot;&quot; -GENRE &quot;&quot; -TITLE &quot;ZZZ&quot; -TRACK &quot;&quot; -YEAR &quot;&quot; 1/T8.mp3">
            <text:p>-ALBUM "" -ARTIST "" -ID3V2TAG TCOM "" -GENRE "" -TITLE "ZZZ" -TRACK "" -YEAR "" 1/T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]+1" office:value-type="float" office:value="9">
            <text:p>9</text:p>
          </table:table-cell>
          <table:table-cell table:style-name="ce4"/>
          <table:table-cell table:style-name="ce5" table:formula="of:=IF([.J10]=&quot;X&quot;;[.K9]+1;[.K9])" office:value-type="float" office:value="1">
            <text:p>1</text:p>
          </table:table-cell>
          <table:table-cell table:formula="of:=IF([.J10]=&quot;X&quot;;0;[.L9]+[.G9]+[.J10]/24/60/60)" office:value-type="time" office:time-value="PT00H09M20.304S">
            <text:p>00:09:20.30</text:p>
          </table:table-cell>
          <table:table-cell table:formula="of:=INT([.L10]*24*60)+MOD([.L10]*24*60*60;60)/100" office:value-type="float" office:value="9.20304">
            <text:p>9.203</text:p>
          </table:table-cell>
          <table:table-cell table:formula="of:=[.L10]*24*60*60+[.$N$1]*([.P10]-1)" office:value-type="float" office:value="556.304">
            <text:p>556.304</text:p>
          </table:table-cell>
          <table:table-cell table:formula="of:=CONCATENATE(&quot;T&quot;;[.P10])" office:value-type="string" office:string-value="T9">
            <text:p>T9</text:p>
          </table:table-cell>
          <table:table-cell table:formula="of:=IF([.J10]=&quot;X&quot;;1;[.P9]+1)" office:value-type="float" office:value="9">
            <text:p>9</text:p>
          </table:table-cell>
          <table:table-cell table:style-name="ce7" table:formula="of:=CONCATENATE(&quot;mv &quot;;[.K10];&quot;^&quot;;[.O10];&quot;.wav &quot;&quot;rn^&quot;;[.$E10];&quot;~&quot;;[.$B10];&quot;~&quot;;[.$C10];&quot;~&quot;;[.$A10];&quot;~&quot;;[.$F10];&quot;~&quot;;[.$D10];&quot;.wav&quot;&quot;&quot;)" office:value-type="string" office:string-value="mv 1^T9.wav &quot;rn^ZZZ~~~~~.wav&quot;">
            <text:p>mv 1^T9.wav "rn^ZZZ~~~~~.wav"</text:p>
          </table:table-cell>
          <table:table-cell table:formula="of:=CONCATENATE(&quot;-ALBUM &quot;&quot;&quot;;[.A10];&quot;&quot;&quot; -ARTIST &quot;&quot;&quot;;[.B10];&quot;&quot;&quot; -ID3V2TAG TCOM &quot;&quot;&quot;;[.C10];&quot;&quot;&quot; -GENRE &quot;&quot;&quot;;[.D10];&quot;&quot;&quot; -TITLE &quot;&quot;&quot;;[.E10];&quot;&quot;&quot; -TRACK &quot;&quot;&quot;;[.F10];&quot;&quot;&quot; -YEAR &quot;&quot;&quot;;[.H10];&quot;&quot;&quot; &quot;;[.K10];&quot;/&quot;;[.O10];&quot;.mp3&quot;)" office:value-type="string" office:string-value="-ALBUM &quot;&quot; -ARTIST &quot;&quot; -ID3V2TAG TCOM &quot;&quot; -GENRE &quot;&quot; -TITLE &quot;ZZZ&quot; -TRACK &quot;&quot; -YEAR &quot;&quot; 1/T9.mp3">
            <text:p>-ALBUM "" -ARTIST "" -ID3V2TAG TCOM "" -GENRE "" -TITLE "ZZZ" -TRACK "" -YEAR "" 1/T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0]+1" office:value-type="float" office:value="10">
            <text:p>10</text:p>
          </table:table-cell>
          <table:table-cell table:style-name="ce4"/>
          <table:table-cell table:style-name="ce5" table:formula="of:=IF([.J11]=&quot;X&quot;;[.K10]+1;[.K10])" office:value-type="float" office:value="1">
            <text:p>1</text:p>
          </table:table-cell>
          <table:table-cell table:formula="of:=IF([.J11]=&quot;X&quot;;0;[.L10]+[.G10]+[.J11]/24/60/60)" office:value-type="time" office:time-value="PT00H09M20.304S">
            <text:p>00:09:20.30</text:p>
          </table:table-cell>
          <table:table-cell table:formula="of:=INT([.L11]*24*60)+MOD([.L11]*24*60*60;60)/100" office:value-type="float" office:value="9.20304">
            <text:p>9.203</text:p>
          </table:table-cell>
          <table:table-cell table:formula="of:=[.L11]*24*60*60+[.$N$1]*([.P11]-1)" office:value-type="float" office:value="555.804">
            <text:p>555.804</text:p>
          </table:table-cell>
          <table:table-cell table:formula="of:=CONCATENATE(&quot;T&quot;;[.P11])" office:value-type="string" office:string-value="T10">
            <text:p>T10</text:p>
          </table:table-cell>
          <table:table-cell table:formula="of:=IF([.J11]=&quot;X&quot;;1;[.P10]+1)" office:value-type="float" office:value="10">
            <text:p>10</text:p>
          </table:table-cell>
          <table:table-cell table:style-name="ce7" table:formula="of:=CONCATENATE(&quot;mv &quot;;[.K11];&quot;^&quot;;[.O11];&quot;.wav &quot;&quot;rn^&quot;;[.$E11];&quot;~&quot;;[.$B11];&quot;~&quot;;[.$C11];&quot;~&quot;;[.$A11];&quot;~&quot;;[.$F11];&quot;~&quot;;[.$D11];&quot;.wav&quot;&quot;&quot;)" office:value-type="string" office:string-value="mv 1^T10.wav &quot;rn^ZZZ~~~~~.wav&quot;">
            <text:p>mv 1^T10.wav "rn^ZZZ~~~~~.wav"</text:p>
          </table:table-cell>
          <table:table-cell table:formula="of:=CONCATENATE(&quot;-ALBUM &quot;&quot;&quot;;[.A11];&quot;&quot;&quot; -ARTIST &quot;&quot;&quot;;[.B11];&quot;&quot;&quot; -ID3V2TAG TCOM &quot;&quot;&quot;;[.C11];&quot;&quot;&quot; -GENRE &quot;&quot;&quot;;[.D11];&quot;&quot;&quot; -TITLE &quot;&quot;&quot;;[.E11];&quot;&quot;&quot; -TRACK &quot;&quot;&quot;;[.F11];&quot;&quot;&quot; -YEAR &quot;&quot;&quot;;[.H11];&quot;&quot;&quot; &quot;;[.K11];&quot;/&quot;;[.O11];&quot;.mp3&quot;)" office:value-type="string" office:string-value="-ALBUM &quot;&quot; -ARTIST &quot;&quot; -ID3V2TAG TCOM &quot;&quot; -GENRE &quot;&quot; -TITLE &quot;ZZZ&quot; -TRACK &quot;&quot; -YEAR &quot;&quot; 1/T10.mp3">
            <text:p>-ALBUM "" -ARTIST "" -ID3V2TAG TCOM "" -GENRE "" -TITLE "ZZZ" -TRACK "" -YEAR "" 1/T1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1]+1" office:value-type="float" office:value="11">
            <text:p>11</text:p>
          </table:table-cell>
          <table:table-cell table:style-name="ce4"/>
          <table:table-cell table:style-name="ce5" table:formula="of:=IF([.J12]=&quot;X&quot;;[.K11]+1;[.K11])" office:value-type="float" office:value="1">
            <text:p>1</text:p>
          </table:table-cell>
          <table:table-cell table:formula="of:=IF([.J12]=&quot;X&quot;;0;[.L11]+[.G11]+[.J12]/24/60/60)" office:value-type="time" office:time-value="PT00H09M20.304S">
            <text:p>00:09:20.30</text:p>
          </table:table-cell>
          <table:table-cell table:formula="of:=INT([.L12]*24*60)+MOD([.L12]*24*60*60;60)/100" office:value-type="float" office:value="9.20304">
            <text:p>9.203</text:p>
          </table:table-cell>
          <table:table-cell table:formula="of:=[.L12]*24*60*60+[.$N$1]*([.P12]-1)" office:value-type="float" office:value="555.304">
            <text:p>555.304</text:p>
          </table:table-cell>
          <table:table-cell table:formula="of:=CONCATENATE(&quot;T&quot;;[.P12])" office:value-type="string" office:string-value="T11">
            <text:p>T11</text:p>
          </table:table-cell>
          <table:table-cell table:formula="of:=IF([.J12]=&quot;X&quot;;1;[.P11]+1)" office:value-type="float" office:value="11">
            <text:p>11</text:p>
          </table:table-cell>
          <table:table-cell table:style-name="ce7" table:formula="of:=CONCATENATE(&quot;mv &quot;;[.K12];&quot;^&quot;;[.O12];&quot;.wav &quot;&quot;rn^&quot;;[.$E12];&quot;~&quot;;[.$B12];&quot;~&quot;;[.$C12];&quot;~&quot;;[.$A12];&quot;~&quot;;[.$F12];&quot;~&quot;;[.$D12];&quot;.wav&quot;&quot;&quot;)" office:value-type="string" office:string-value="mv 1^T11.wav &quot;rn^ZZZ~~~~~.wav&quot;">
            <text:p>mv 1^T11.wav "rn^ZZZ~~~~~.wav"</text:p>
          </table:table-cell>
          <table:table-cell table:formula="of:=CONCATENATE(&quot;-ALBUM &quot;&quot;&quot;;[.A12];&quot;&quot;&quot; -ARTIST &quot;&quot;&quot;;[.B12];&quot;&quot;&quot; -ID3V2TAG TCOM &quot;&quot;&quot;;[.C12];&quot;&quot;&quot; -GENRE &quot;&quot;&quot;;[.D12];&quot;&quot;&quot; -TITLE &quot;&quot;&quot;;[.E12];&quot;&quot;&quot; -TRACK &quot;&quot;&quot;;[.F12];&quot;&quot;&quot; -YEAR &quot;&quot;&quot;;[.H12];&quot;&quot;&quot; &quot;;[.K12];&quot;/&quot;;[.O12];&quot;.mp3&quot;)" office:value-type="string" office:string-value="-ALBUM &quot;&quot; -ARTIST &quot;&quot; -ID3V2TAG TCOM &quot;&quot; -GENRE &quot;&quot; -TITLE &quot;ZZZ&quot; -TRACK &quot;&quot; -YEAR &quot;&quot; 1/T11.mp3">
            <text:p>-ALBUM "" -ARTIST "" -ID3V2TAG TCOM "" -GENRE "" -TITLE "ZZZ" -TRACK "" -YEAR "" 1/T1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2]+1" office:value-type="float" office:value="12">
            <text:p>12</text:p>
          </table:table-cell>
          <table:table-cell table:style-name="ce4"/>
          <table:table-cell table:style-name="ce5" table:formula="of:=IF([.J13]=&quot;X&quot;;[.K12]+1;[.K12])" office:value-type="float" office:value="1">
            <text:p>1</text:p>
          </table:table-cell>
          <table:table-cell table:formula="of:=IF([.J13]=&quot;X&quot;;0;[.L12]+[.G12]+[.J13]/24/60/60)" office:value-type="time" office:time-value="PT00H09M20.304S">
            <text:p>00:09:20.30</text:p>
          </table:table-cell>
          <table:table-cell table:formula="of:=INT([.L13]*24*60)+MOD([.L13]*24*60*60;60)/100" office:value-type="float" office:value="9.20304">
            <text:p>9.203</text:p>
          </table:table-cell>
          <table:table-cell table:formula="of:=[.L13]*24*60*60+[.$N$1]*([.P13]-1)" office:value-type="float" office:value="554.804">
            <text:p>554.804</text:p>
          </table:table-cell>
          <table:table-cell table:formula="of:=CONCATENATE(&quot;T&quot;;[.P13])" office:value-type="string" office:string-value="T12">
            <text:p>T12</text:p>
          </table:table-cell>
          <table:table-cell table:formula="of:=IF([.J13]=&quot;X&quot;;1;[.P12]+1)" office:value-type="float" office:value="12">
            <text:p>12</text:p>
          </table:table-cell>
          <table:table-cell table:style-name="ce7" table:formula="of:=CONCATENATE(&quot;mv &quot;;[.K13];&quot;^&quot;;[.O13];&quot;.wav &quot;&quot;rn^&quot;;[.$E13];&quot;~&quot;;[.$B13];&quot;~&quot;;[.$C13];&quot;~&quot;;[.$A13];&quot;~&quot;;[.$F13];&quot;~&quot;;[.$D13];&quot;.wav&quot;&quot;&quot;)" office:value-type="string" office:string-value="mv 1^T12.wav &quot;rn^ZZZ~~~~~.wav&quot;">
            <text:p>mv 1^T12.wav "rn^ZZZ~~~~~.wav"</text:p>
          </table:table-cell>
          <table:table-cell table:formula="of:=CONCATENATE(&quot;-ALBUM &quot;&quot;&quot;;[.A13];&quot;&quot;&quot; -ARTIST &quot;&quot;&quot;;[.B13];&quot;&quot;&quot; -ID3V2TAG TCOM &quot;&quot;&quot;;[.C13];&quot;&quot;&quot; -GENRE &quot;&quot;&quot;;[.D13];&quot;&quot;&quot; -TITLE &quot;&quot;&quot;;[.E13];&quot;&quot;&quot; -TRACK &quot;&quot;&quot;;[.F13];&quot;&quot;&quot; -YEAR &quot;&quot;&quot;;[.H13];&quot;&quot;&quot; &quot;;[.K13];&quot;/&quot;;[.O13];&quot;.mp3&quot;)" office:value-type="string" office:string-value="-ALBUM &quot;&quot; -ARTIST &quot;&quot; -ID3V2TAG TCOM &quot;&quot; -GENRE &quot;&quot; -TITLE &quot;ZZZ&quot; -TRACK &quot;&quot; -YEAR &quot;&quot; 1/T12.mp3">
            <text:p>-ALBUM "" -ARTIST "" -ID3V2TAG TCOM "" -GENRE "" -TITLE "ZZZ" -TRACK "" -YEAR "" 1/T1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3]+1" office:value-type="float" office:value="13">
            <text:p>13</text:p>
          </table:table-cell>
          <table:table-cell table:style-name="ce4"/>
          <table:table-cell table:style-name="ce5" table:formula="of:=IF([.J14]=&quot;X&quot;;[.K13]+1;[.K13])" office:value-type="float" office:value="1">
            <text:p>1</text:p>
          </table:table-cell>
          <table:table-cell table:formula="of:=IF([.J14]=&quot;X&quot;;0;[.L13]+[.G13]+[.J14]/24/60/60)" office:value-type="time" office:time-value="PT00H09M20.304S">
            <text:p>00:09:20.30</text:p>
          </table:table-cell>
          <table:table-cell table:formula="of:=INT([.L14]*24*60)+MOD([.L14]*24*60*60;60)/100" office:value-type="float" office:value="9.20304">
            <text:p>9.203</text:p>
          </table:table-cell>
          <table:table-cell table:formula="of:=[.L14]*24*60*60+[.$N$1]*([.P14]-1)" office:value-type="float" office:value="554.304">
            <text:p>554.304</text:p>
          </table:table-cell>
          <table:table-cell table:formula="of:=CONCATENATE(&quot;T&quot;;[.P14])" office:value-type="string" office:string-value="T13">
            <text:p>T13</text:p>
          </table:table-cell>
          <table:table-cell table:formula="of:=IF([.J14]=&quot;X&quot;;1;[.P13]+1)" office:value-type="float" office:value="13">
            <text:p>13</text:p>
          </table:table-cell>
          <table:table-cell table:style-name="ce7" table:formula="of:=CONCATENATE(&quot;mv &quot;;[.K14];&quot;^&quot;;[.O14];&quot;.wav &quot;&quot;rn^&quot;;[.$E14];&quot;~&quot;;[.$B14];&quot;~&quot;;[.$C14];&quot;~&quot;;[.$A14];&quot;~&quot;;[.$F14];&quot;~&quot;;[.$D14];&quot;.wav&quot;&quot;&quot;)" office:value-type="string" office:string-value="mv 1^T13.wav &quot;rn^ZZZ~~~~~.wav&quot;">
            <text:p>mv 1^T13.wav "rn^ZZZ~~~~~.wav"</text:p>
          </table:table-cell>
          <table:table-cell table:formula="of:=CONCATENATE(&quot;-ALBUM &quot;&quot;&quot;;[.A14];&quot;&quot;&quot; -ARTIST &quot;&quot;&quot;;[.B14];&quot;&quot;&quot; -ID3V2TAG TCOM &quot;&quot;&quot;;[.C14];&quot;&quot;&quot; -GENRE &quot;&quot;&quot;;[.D14];&quot;&quot;&quot; -TITLE &quot;&quot;&quot;;[.E14];&quot;&quot;&quot; -TRACK &quot;&quot;&quot;;[.F14];&quot;&quot;&quot; -YEAR &quot;&quot;&quot;;[.H14];&quot;&quot;&quot; &quot;;[.K14];&quot;/&quot;;[.O14];&quot;.mp3&quot;)" office:value-type="string" office:string-value="-ALBUM &quot;&quot; -ARTIST &quot;&quot; -ID3V2TAG TCOM &quot;&quot; -GENRE &quot;&quot; -TITLE &quot;ZZZ&quot; -TRACK &quot;&quot; -YEAR &quot;&quot; 1/T13.mp3">
            <text:p>-ALBUM "" -ARTIST "" -ID3V2TAG TCOM "" -GENRE "" -TITLE "ZZZ" -TRACK "" -YEAR "" 1/T1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4]+1" office:value-type="float" office:value="14">
            <text:p>14</text:p>
          </table:table-cell>
          <table:table-cell table:style-name="ce4"/>
          <table:table-cell table:style-name="ce5" table:formula="of:=IF([.J15]=&quot;X&quot;;[.K14]+1;[.K14])" office:value-type="float" office:value="1">
            <text:p>1</text:p>
          </table:table-cell>
          <table:table-cell table:formula="of:=IF([.J15]=&quot;X&quot;;0;[.L14]+[.G14]+[.J15]/24/60/60)" office:value-type="time" office:time-value="PT00H09M20.304S">
            <text:p>00:09:20.30</text:p>
          </table:table-cell>
          <table:table-cell table:formula="of:=INT([.L15]*24*60)+MOD([.L15]*24*60*60;60)/100" office:value-type="float" office:value="9.20304">
            <text:p>9.203</text:p>
          </table:table-cell>
          <table:table-cell table:formula="of:=[.L15]*24*60*60+[.$N$1]*([.P15]-1)" office:value-type="float" office:value="553.804">
            <text:p>553.804</text:p>
          </table:table-cell>
          <table:table-cell table:formula="of:=CONCATENATE(&quot;T&quot;;[.P15])" office:value-type="string" office:string-value="T14">
            <text:p>T14</text:p>
          </table:table-cell>
          <table:table-cell table:formula="of:=IF([.J15]=&quot;X&quot;;1;[.P14]+1)" office:value-type="float" office:value="14">
            <text:p>14</text:p>
          </table:table-cell>
          <table:table-cell table:style-name="ce7" table:formula="of:=CONCATENATE(&quot;mv &quot;;[.K15];&quot;^&quot;;[.O15];&quot;.wav &quot;&quot;rn^&quot;;[.$E15];&quot;~&quot;;[.$B15];&quot;~&quot;;[.$C15];&quot;~&quot;;[.$A15];&quot;~&quot;;[.$F15];&quot;~&quot;;[.$D15];&quot;.wav&quot;&quot;&quot;)" office:value-type="string" office:string-value="mv 1^T14.wav &quot;rn^ZZZ~~~~~.wav&quot;">
            <text:p>mv 1^T14.wav "rn^ZZZ~~~~~.wav"</text:p>
          </table:table-cell>
          <table:table-cell table:formula="of:=CONCATENATE(&quot;-ALBUM &quot;&quot;&quot;;[.A15];&quot;&quot;&quot; -ARTIST &quot;&quot;&quot;;[.B15];&quot;&quot;&quot; -ID3V2TAG TCOM &quot;&quot;&quot;;[.C15];&quot;&quot;&quot; -GENRE &quot;&quot;&quot;;[.D15];&quot;&quot;&quot; -TITLE &quot;&quot;&quot;;[.E15];&quot;&quot;&quot; -TRACK &quot;&quot;&quot;;[.F15];&quot;&quot;&quot; -YEAR &quot;&quot;&quot;;[.H15];&quot;&quot;&quot; &quot;;[.K15];&quot;/&quot;;[.O15];&quot;.mp3&quot;)" office:value-type="string" office:string-value="-ALBUM &quot;&quot; -ARTIST &quot;&quot; -ID3V2TAG TCOM &quot;&quot; -GENRE &quot;&quot; -TITLE &quot;ZZZ&quot; -TRACK &quot;&quot; -YEAR &quot;&quot; 1/T14.mp3">
            <text:p>-ALBUM "" -ARTIST "" -ID3V2TAG TCOM "" -GENRE "" -TITLE "ZZZ" -TRACK "" -YEAR "" 1/T1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5]+1" office:value-type="float" office:value="15">
            <text:p>15</text:p>
          </table:table-cell>
          <table:table-cell table:style-name="ce4"/>
          <table:table-cell table:style-name="ce5" table:formula="of:=IF([.J16]=&quot;X&quot;;[.K15]+1;[.K15])" office:value-type="float" office:value="1">
            <text:p>1</text:p>
          </table:table-cell>
          <table:table-cell table:formula="of:=IF([.J16]=&quot;X&quot;;0;[.L15]+[.G15]+[.J16]/24/60/60)" office:value-type="time" office:time-value="PT00H09M20.304S">
            <text:p>00:09:20.30</text:p>
          </table:table-cell>
          <table:table-cell table:formula="of:=INT([.L16]*24*60)+MOD([.L16]*24*60*60;60)/100" office:value-type="float" office:value="9.20304">
            <text:p>9.203</text:p>
          </table:table-cell>
          <table:table-cell table:formula="of:=[.L16]*24*60*60+[.$N$1]*([.P16]-1)" office:value-type="float" office:value="553.304">
            <text:p>553.304</text:p>
          </table:table-cell>
          <table:table-cell table:formula="of:=CONCATENATE(&quot;T&quot;;[.P16])" office:value-type="string" office:string-value="T15">
            <text:p>T15</text:p>
          </table:table-cell>
          <table:table-cell table:formula="of:=IF([.J16]=&quot;X&quot;;1;[.P15]+1)" office:value-type="float" office:value="15">
            <text:p>15</text:p>
          </table:table-cell>
          <table:table-cell table:style-name="ce7" table:formula="of:=CONCATENATE(&quot;mv &quot;;[.K16];&quot;^&quot;;[.O16];&quot;.wav &quot;&quot;rn^&quot;;[.$E16];&quot;~&quot;;[.$B16];&quot;~&quot;;[.$C16];&quot;~&quot;;[.$A16];&quot;~&quot;;[.$F16];&quot;~&quot;;[.$D16];&quot;.wav&quot;&quot;&quot;)" office:value-type="string" office:string-value="mv 1^T15.wav &quot;rn^ZZZ~~~~~.wav&quot;">
            <text:p>mv 1^T15.wav "rn^ZZZ~~~~~.wav"</text:p>
          </table:table-cell>
          <table:table-cell table:formula="of:=CONCATENATE(&quot;-ALBUM &quot;&quot;&quot;;[.A16];&quot;&quot;&quot; -ARTIST &quot;&quot;&quot;;[.B16];&quot;&quot;&quot; -ID3V2TAG TCOM &quot;&quot;&quot;;[.C16];&quot;&quot;&quot; -GENRE &quot;&quot;&quot;;[.D16];&quot;&quot;&quot; -TITLE &quot;&quot;&quot;;[.E16];&quot;&quot;&quot; -TRACK &quot;&quot;&quot;;[.F16];&quot;&quot;&quot; -YEAR &quot;&quot;&quot;;[.H16];&quot;&quot;&quot; &quot;;[.K16];&quot;/&quot;;[.O16];&quot;.mp3&quot;)" office:value-type="string" office:string-value="-ALBUM &quot;&quot; -ARTIST &quot;&quot; -ID3V2TAG TCOM &quot;&quot; -GENRE &quot;&quot; -TITLE &quot;ZZZ&quot; -TRACK &quot;&quot; -YEAR &quot;&quot; 1/T15.mp3">
            <text:p>-ALBUM "" -ARTIST "" -ID3V2TAG TCOM "" -GENRE "" -TITLE "ZZZ" -TRACK "" -YEAR "" 1/T1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6]+1" office:value-type="float" office:value="16">
            <text:p>16</text:p>
          </table:table-cell>
          <table:table-cell table:style-name="ce4"/>
          <table:table-cell table:style-name="ce5" table:formula="of:=IF([.J17]=&quot;X&quot;;[.K16]+1;[.K16])" office:value-type="float" office:value="1">
            <text:p>1</text:p>
          </table:table-cell>
          <table:table-cell table:formula="of:=IF([.J17]=&quot;X&quot;;0;[.L16]+[.G16]+[.J17]/24/60/60)" office:value-type="time" office:time-value="PT00H09M20.304S">
            <text:p>00:09:20.30</text:p>
          </table:table-cell>
          <table:table-cell table:formula="of:=INT([.L17]*24*60)+MOD([.L17]*24*60*60;60)/100" office:value-type="float" office:value="9.20304">
            <text:p>9.203</text:p>
          </table:table-cell>
          <table:table-cell table:formula="of:=[.L17]*24*60*60+[.$N$1]*([.P17]-1)" office:value-type="float" office:value="552.804">
            <text:p>552.804</text:p>
          </table:table-cell>
          <table:table-cell table:formula="of:=CONCATENATE(&quot;T&quot;;[.P17])" office:value-type="string" office:string-value="T16">
            <text:p>T16</text:p>
          </table:table-cell>
          <table:table-cell table:formula="of:=IF([.J17]=&quot;X&quot;;1;[.P16]+1)" office:value-type="float" office:value="16">
            <text:p>16</text:p>
          </table:table-cell>
          <table:table-cell table:style-name="ce7" table:formula="of:=CONCATENATE(&quot;mv &quot;;[.K17];&quot;^&quot;;[.O17];&quot;.wav &quot;&quot;rn^&quot;;[.$E17];&quot;~&quot;;[.$B17];&quot;~&quot;;[.$C17];&quot;~&quot;;[.$A17];&quot;~&quot;;[.$F17];&quot;~&quot;;[.$D17];&quot;.wav&quot;&quot;&quot;)" office:value-type="string" office:string-value="mv 1^T16.wav &quot;rn^ZZZ~~~~~.wav&quot;">
            <text:p>mv 1^T16.wav "rn^ZZZ~~~~~.wav"</text:p>
          </table:table-cell>
          <table:table-cell table:formula="of:=CONCATENATE(&quot;-ALBUM &quot;&quot;&quot;;[.A17];&quot;&quot;&quot; -ARTIST &quot;&quot;&quot;;[.B17];&quot;&quot;&quot; -ID3V2TAG TCOM &quot;&quot;&quot;;[.C17];&quot;&quot;&quot; -GENRE &quot;&quot;&quot;;[.D17];&quot;&quot;&quot; -TITLE &quot;&quot;&quot;;[.E17];&quot;&quot;&quot; -TRACK &quot;&quot;&quot;;[.F17];&quot;&quot;&quot; -YEAR &quot;&quot;&quot;;[.H17];&quot;&quot;&quot; &quot;;[.K17];&quot;/&quot;;[.O17];&quot;.mp3&quot;)" office:value-type="string" office:string-value="-ALBUM &quot;&quot; -ARTIST &quot;&quot; -ID3V2TAG TCOM &quot;&quot; -GENRE &quot;&quot; -TITLE &quot;ZZZ&quot; -TRACK &quot;&quot; -YEAR &quot;&quot; 1/T16.mp3">
            <text:p>-ALBUM "" -ARTIST "" -ID3V2TAG TCOM "" -GENRE "" -TITLE "ZZZ" -TRACK "" -YEAR "" 1/T1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7]+1" office:value-type="float" office:value="17">
            <text:p>17</text:p>
          </table:table-cell>
          <table:table-cell table:style-name="ce4"/>
          <table:table-cell table:style-name="ce5" table:formula="of:=IF([.J18]=&quot;X&quot;;[.K17]+1;[.K17])" office:value-type="float" office:value="1">
            <text:p>1</text:p>
          </table:table-cell>
          <table:table-cell table:formula="of:=IF([.J18]=&quot;X&quot;;0;[.L17]+[.G17]+[.J18]/24/60/60)" office:value-type="time" office:time-value="PT00H09M20.304S">
            <text:p>00:09:20.30</text:p>
          </table:table-cell>
          <table:table-cell table:formula="of:=INT([.L18]*24*60)+MOD([.L18]*24*60*60;60)/100" office:value-type="float" office:value="9.20304">
            <text:p>9.203</text:p>
          </table:table-cell>
          <table:table-cell table:formula="of:=[.L18]*24*60*60+[.$N$1]*([.P18]-1)" office:value-type="float" office:value="552.304">
            <text:p>552.304</text:p>
          </table:table-cell>
          <table:table-cell table:formula="of:=CONCATENATE(&quot;T&quot;;[.P18])" office:value-type="string" office:string-value="T17">
            <text:p>T17</text:p>
          </table:table-cell>
          <table:table-cell table:formula="of:=IF([.J18]=&quot;X&quot;;1;[.P17]+1)" office:value-type="float" office:value="17">
            <text:p>17</text:p>
          </table:table-cell>
          <table:table-cell table:style-name="ce7" table:formula="of:=CONCATENATE(&quot;mv &quot;;[.K18];&quot;^&quot;;[.O18];&quot;.wav &quot;&quot;rn^&quot;;[.$E18];&quot;~&quot;;[.$B18];&quot;~&quot;;[.$C18];&quot;~&quot;;[.$A18];&quot;~&quot;;[.$F18];&quot;~&quot;;[.$D18];&quot;.wav&quot;&quot;&quot;)" office:value-type="string" office:string-value="mv 1^T17.wav &quot;rn^ZZZ~~~~~.wav&quot;">
            <text:p>mv 1^T17.wav "rn^ZZZ~~~~~.wav"</text:p>
          </table:table-cell>
          <table:table-cell table:formula="of:=CONCATENATE(&quot;-ALBUM &quot;&quot;&quot;;[.A18];&quot;&quot;&quot; -ARTIST &quot;&quot;&quot;;[.B18];&quot;&quot;&quot; -ID3V2TAG TCOM &quot;&quot;&quot;;[.C18];&quot;&quot;&quot; -GENRE &quot;&quot;&quot;;[.D18];&quot;&quot;&quot; -TITLE &quot;&quot;&quot;;[.E18];&quot;&quot;&quot; -TRACK &quot;&quot;&quot;;[.F18];&quot;&quot;&quot; -YEAR &quot;&quot;&quot;;[.H18];&quot;&quot;&quot; &quot;;[.K18];&quot;/&quot;;[.O18];&quot;.mp3&quot;)" office:value-type="string" office:string-value="-ALBUM &quot;&quot; -ARTIST &quot;&quot; -ID3V2TAG TCOM &quot;&quot; -GENRE &quot;&quot; -TITLE &quot;ZZZ&quot; -TRACK &quot;&quot; -YEAR &quot;&quot; 1/T17.mp3">
            <text:p>-ALBUM "" -ARTIST "" -ID3V2TAG TCOM "" -GENRE "" -TITLE "ZZZ" -TRACK "" -YEAR "" 1/T1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8]+1" office:value-type="float" office:value="18">
            <text:p>18</text:p>
          </table:table-cell>
          <table:table-cell table:style-name="ce4"/>
          <table:table-cell table:style-name="ce5" table:formula="of:=IF([.J19]=&quot;X&quot;;[.K18]+1;[.K18])" office:value-type="float" office:value="1">
            <text:p>1</text:p>
          </table:table-cell>
          <table:table-cell table:formula="of:=IF([.J19]=&quot;X&quot;;0;[.L18]+[.G18]+[.J19]/24/60/60)" office:value-type="time" office:time-value="PT00H09M20.304S">
            <text:p>00:09:20.30</text:p>
          </table:table-cell>
          <table:table-cell table:formula="of:=INT([.L19]*24*60)+MOD([.L19]*24*60*60;60)/100" office:value-type="float" office:value="9.20304">
            <text:p>9.203</text:p>
          </table:table-cell>
          <table:table-cell table:formula="of:=[.L19]*24*60*60+[.$N$1]*([.P19]-1)" office:value-type="float" office:value="551.804">
            <text:p>551.804</text:p>
          </table:table-cell>
          <table:table-cell table:formula="of:=CONCATENATE(&quot;T&quot;;[.P19])" office:value-type="string" office:string-value="T18">
            <text:p>T18</text:p>
          </table:table-cell>
          <table:table-cell table:formula="of:=IF([.J19]=&quot;X&quot;;1;[.P18]+1)" office:value-type="float" office:value="18">
            <text:p>18</text:p>
          </table:table-cell>
          <table:table-cell table:style-name="ce7" table:formula="of:=CONCATENATE(&quot;mv &quot;;[.K19];&quot;^&quot;;[.O19];&quot;.wav &quot;&quot;rn^&quot;;[.$E19];&quot;~&quot;;[.$B19];&quot;~&quot;;[.$C19];&quot;~&quot;;[.$A19];&quot;~&quot;;[.$F19];&quot;~&quot;;[.$D19];&quot;.wav&quot;&quot;&quot;)" office:value-type="string" office:string-value="mv 1^T18.wav &quot;rn^ZZZ~~~~~.wav&quot;">
            <text:p>mv 1^T18.wav "rn^ZZZ~~~~~.wav"</text:p>
          </table:table-cell>
          <table:table-cell table:formula="of:=CONCATENATE(&quot;-ALBUM &quot;&quot;&quot;;[.A19];&quot;&quot;&quot; -ARTIST &quot;&quot;&quot;;[.B19];&quot;&quot;&quot; -ID3V2TAG TCOM &quot;&quot;&quot;;[.C19];&quot;&quot;&quot; -GENRE &quot;&quot;&quot;;[.D19];&quot;&quot;&quot; -TITLE &quot;&quot;&quot;;[.E19];&quot;&quot;&quot; -TRACK &quot;&quot;&quot;;[.F19];&quot;&quot;&quot; -YEAR &quot;&quot;&quot;;[.H19];&quot;&quot;&quot; &quot;;[.K19];&quot;/&quot;;[.O19];&quot;.mp3&quot;)" office:value-type="string" office:string-value="-ALBUM &quot;&quot; -ARTIST &quot;&quot; -ID3V2TAG TCOM &quot;&quot; -GENRE &quot;&quot; -TITLE &quot;ZZZ&quot; -TRACK &quot;&quot; -YEAR &quot;&quot; 1/T18.mp3">
            <text:p>-ALBUM "" -ARTIST "" -ID3V2TAG TCOM "" -GENRE "" -TITLE "ZZZ" -TRACK "" -YEAR "" 1/T1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9]+1" office:value-type="float" office:value="19">
            <text:p>19</text:p>
          </table:table-cell>
          <table:table-cell table:style-name="ce4"/>
          <table:table-cell table:style-name="ce5" table:formula="of:=IF([.J20]=&quot;X&quot;;[.K19]+1;[.K19])" office:value-type="float" office:value="1">
            <text:p>1</text:p>
          </table:table-cell>
          <table:table-cell table:formula="of:=IF([.J20]=&quot;X&quot;;0;[.L19]+[.G19]+[.J20]/24/60/60)" office:value-type="time" office:time-value="PT00H09M20.304S">
            <text:p>00:09:20.30</text:p>
          </table:table-cell>
          <table:table-cell table:formula="of:=INT([.L20]*24*60)+MOD([.L20]*24*60*60;60)/100" office:value-type="float" office:value="9.20304">
            <text:p>9.203</text:p>
          </table:table-cell>
          <table:table-cell table:formula="of:=[.L20]*24*60*60+[.$N$1]*([.P20]-1)" office:value-type="float" office:value="551.304">
            <text:p>551.304</text:p>
          </table:table-cell>
          <table:table-cell table:formula="of:=CONCATENATE(&quot;T&quot;;[.P20])" office:value-type="string" office:string-value="T19">
            <text:p>T19</text:p>
          </table:table-cell>
          <table:table-cell table:formula="of:=IF([.J20]=&quot;X&quot;;1;[.P19]+1)" office:value-type="float" office:value="19">
            <text:p>19</text:p>
          </table:table-cell>
          <table:table-cell table:style-name="ce7" table:formula="of:=CONCATENATE(&quot;mv &quot;;[.K20];&quot;^&quot;;[.O20];&quot;.wav &quot;&quot;rn^&quot;;[.$E20];&quot;~&quot;;[.$B20];&quot;~&quot;;[.$C20];&quot;~&quot;;[.$A20];&quot;~&quot;;[.$F20];&quot;~&quot;;[.$D20];&quot;.wav&quot;&quot;&quot;)" office:value-type="string" office:string-value="mv 1^T19.wav &quot;rn^ZZZ~~~~~.wav&quot;">
            <text:p>mv 1^T19.wav "rn^ZZZ~~~~~.wav"</text:p>
          </table:table-cell>
          <table:table-cell table:formula="of:=CONCATENATE(&quot;-ALBUM &quot;&quot;&quot;;[.A20];&quot;&quot;&quot; -ARTIST &quot;&quot;&quot;;[.B20];&quot;&quot;&quot; -ID3V2TAG TCOM &quot;&quot;&quot;;[.C20];&quot;&quot;&quot; -GENRE &quot;&quot;&quot;;[.D20];&quot;&quot;&quot; -TITLE &quot;&quot;&quot;;[.E20];&quot;&quot;&quot; -TRACK &quot;&quot;&quot;;[.F20];&quot;&quot;&quot; -YEAR &quot;&quot;&quot;;[.H20];&quot;&quot;&quot; &quot;;[.K20];&quot;/&quot;;[.O20];&quot;.mp3&quot;)" office:value-type="string" office:string-value="-ALBUM &quot;&quot; -ARTIST &quot;&quot; -ID3V2TAG TCOM &quot;&quot; -GENRE &quot;&quot; -TITLE &quot;ZZZ&quot; -TRACK &quot;&quot; -YEAR &quot;&quot; 1/T19.mp3">
            <text:p>-ALBUM "" -ARTIST "" -ID3V2TAG TCOM "" -GENRE "" -TITLE "ZZZ" -TRACK "" -YEAR "" 1/T1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0]+1" office:value-type="float" office:value="20">
            <text:p>20</text:p>
          </table:table-cell>
          <table:table-cell table:style-name="ce4"/>
          <table:table-cell table:style-name="ce5" table:formula="of:=IF([.J21]=&quot;X&quot;;[.K20]+1;[.K20])" office:value-type="float" office:value="1">
            <text:p>1</text:p>
          </table:table-cell>
          <table:table-cell table:formula="of:=IF([.J21]=&quot;X&quot;;0;[.L20]+[.G20]+[.J21]/24/60/60)" office:value-type="time" office:time-value="PT00H09M20.304S">
            <text:p>00:09:20.30</text:p>
          </table:table-cell>
          <table:table-cell table:formula="of:=INT([.L21]*24*60)+MOD([.L21]*24*60*60;60)/100" office:value-type="float" office:value="9.20304">
            <text:p>9.203</text:p>
          </table:table-cell>
          <table:table-cell table:formula="of:=[.L21]*24*60*60+[.$N$1]*([.P21]-1)" office:value-type="float" office:value="550.804000000001">
            <text:p>550.804</text:p>
          </table:table-cell>
          <table:table-cell table:formula="of:=CONCATENATE(&quot;T&quot;;[.P21])" office:value-type="string" office:string-value="T20">
            <text:p>T20</text:p>
          </table:table-cell>
          <table:table-cell table:formula="of:=IF([.J21]=&quot;X&quot;;1;[.P20]+1)" office:value-type="float" office:value="20">
            <text:p>20</text:p>
          </table:table-cell>
          <table:table-cell table:style-name="ce7" table:formula="of:=CONCATENATE(&quot;mv &quot;;[.K21];&quot;^&quot;;[.O21];&quot;.wav &quot;&quot;rn^&quot;;[.$E21];&quot;~&quot;;[.$B21];&quot;~&quot;;[.$C21];&quot;~&quot;;[.$A21];&quot;~&quot;;[.$F21];&quot;~&quot;;[.$D21];&quot;.wav&quot;&quot;&quot;)" office:value-type="string" office:string-value="mv 1^T20.wav &quot;rn^ZZZ~~~~~.wav&quot;">
            <text:p>mv 1^T20.wav "rn^ZZZ~~~~~.wav"</text:p>
          </table:table-cell>
          <table:table-cell table:formula="of:=CONCATENATE(&quot;-ALBUM &quot;&quot;&quot;;[.A21];&quot;&quot;&quot; -ARTIST &quot;&quot;&quot;;[.B21];&quot;&quot;&quot; -ID3V2TAG TCOM &quot;&quot;&quot;;[.C21];&quot;&quot;&quot; -GENRE &quot;&quot;&quot;;[.D21];&quot;&quot;&quot; -TITLE &quot;&quot;&quot;;[.E21];&quot;&quot;&quot; -TRACK &quot;&quot;&quot;;[.F21];&quot;&quot;&quot; -YEAR &quot;&quot;&quot;;[.H21];&quot;&quot;&quot; &quot;;[.K21];&quot;/&quot;;[.O21];&quot;.mp3&quot;)" office:value-type="string" office:string-value="-ALBUM &quot;&quot; -ARTIST &quot;&quot; -ID3V2TAG TCOM &quot;&quot; -GENRE &quot;&quot; -TITLE &quot;ZZZ&quot; -TRACK &quot;&quot; -YEAR &quot;&quot; 1/T20.mp3">
            <text:p>-ALBUM "" -ARTIST "" -ID3V2TAG TCOM "" -GENRE "" -TITLE "ZZZ" -TRACK "" -YEAR "" 1/T2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1]+1" office:value-type="float" office:value="21">
            <text:p>21</text:p>
          </table:table-cell>
          <table:table-cell table:style-name="ce4"/>
          <table:table-cell table:style-name="ce5" table:formula="of:=IF([.J22]=&quot;X&quot;;[.K21]+1;[.K21])" office:value-type="float" office:value="1">
            <text:p>1</text:p>
          </table:table-cell>
          <table:table-cell table:formula="of:=IF([.J22]=&quot;X&quot;;0;[.L21]+[.G21]+[.J22]/24/60/60)" office:value-type="time" office:time-value="PT00H09M20.304S">
            <text:p>00:09:20.30</text:p>
          </table:table-cell>
          <table:table-cell table:formula="of:=INT([.L22]*24*60)+MOD([.L22]*24*60*60;60)/100" office:value-type="float" office:value="9.20304">
            <text:p>9.203</text:p>
          </table:table-cell>
          <table:table-cell table:formula="of:=[.L22]*24*60*60+[.$N$1]*([.P22]-1)" office:value-type="float" office:value="550.304">
            <text:p>550.304</text:p>
          </table:table-cell>
          <table:table-cell table:formula="of:=CONCATENATE(&quot;T&quot;;[.P22])" office:value-type="string" office:string-value="T21">
            <text:p>T21</text:p>
          </table:table-cell>
          <table:table-cell table:formula="of:=IF([.J22]=&quot;X&quot;;1;[.P21]+1)" office:value-type="float" office:value="21">
            <text:p>21</text:p>
          </table:table-cell>
          <table:table-cell table:style-name="ce7" table:formula="of:=CONCATENATE(&quot;mv &quot;;[.K22];&quot;^&quot;;[.O22];&quot;.wav &quot;&quot;rn^&quot;;[.$E22];&quot;~&quot;;[.$B22];&quot;~&quot;;[.$C22];&quot;~&quot;;[.$A22];&quot;~&quot;;[.$F22];&quot;~&quot;;[.$D22];&quot;.wav&quot;&quot;&quot;)" office:value-type="string" office:string-value="mv 1^T21.wav &quot;rn^ZZZ~~~~~.wav&quot;">
            <text:p>mv 1^T21.wav "rn^ZZZ~~~~~.wav"</text:p>
          </table:table-cell>
          <table:table-cell table:formula="of:=CONCATENATE(&quot;-ALBUM &quot;&quot;&quot;;[.A22];&quot;&quot;&quot; -ARTIST &quot;&quot;&quot;;[.B22];&quot;&quot;&quot; -ID3V2TAG TCOM &quot;&quot;&quot;;[.C22];&quot;&quot;&quot; -GENRE &quot;&quot;&quot;;[.D22];&quot;&quot;&quot; -TITLE &quot;&quot;&quot;;[.E22];&quot;&quot;&quot; -TRACK &quot;&quot;&quot;;[.F22];&quot;&quot;&quot; -YEAR &quot;&quot;&quot;;[.H22];&quot;&quot;&quot; &quot;;[.K22];&quot;/&quot;;[.O22];&quot;.mp3&quot;)" office:value-type="string" office:string-value="-ALBUM &quot;&quot; -ARTIST &quot;&quot; -ID3V2TAG TCOM &quot;&quot; -GENRE &quot;&quot; -TITLE &quot;ZZZ&quot; -TRACK &quot;&quot; -YEAR &quot;&quot; 1/T21.mp3">
            <text:p>-ALBUM "" -ARTIST "" -ID3V2TAG TCOM "" -GENRE "" -TITLE "ZZZ" -TRACK "" -YEAR "" 1/T2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2]+1" office:value-type="float" office:value="22">
            <text:p>22</text:p>
          </table:table-cell>
          <table:table-cell table:style-name="ce4"/>
          <table:table-cell table:style-name="ce5" table:formula="of:=IF([.J23]=&quot;X&quot;;[.K22]+1;[.K22])" office:value-type="float" office:value="1">
            <text:p>1</text:p>
          </table:table-cell>
          <table:table-cell table:formula="of:=IF([.J23]=&quot;X&quot;;0;[.L22]+[.G22]+[.J23]/24/60/60)" office:value-type="time" office:time-value="PT00H09M20.304S">
            <text:p>00:09:20.30</text:p>
          </table:table-cell>
          <table:table-cell table:formula="of:=INT([.L23]*24*60)+MOD([.L23]*24*60*60;60)/100" office:value-type="float" office:value="9.20304">
            <text:p>9.203</text:p>
          </table:table-cell>
          <table:table-cell table:formula="of:=[.L23]*24*60*60+[.$N$1]*([.P23]-1)" office:value-type="float" office:value="549.804">
            <text:p>549.804</text:p>
          </table:table-cell>
          <table:table-cell table:formula="of:=CONCATENATE(&quot;T&quot;;[.P23])" office:value-type="string" office:string-value="T22">
            <text:p>T22</text:p>
          </table:table-cell>
          <table:table-cell table:formula="of:=IF([.J23]=&quot;X&quot;;1;[.P22]+1)" office:value-type="float" office:value="22">
            <text:p>22</text:p>
          </table:table-cell>
          <table:table-cell table:style-name="ce7" table:formula="of:=CONCATENATE(&quot;mv &quot;;[.K23];&quot;^&quot;;[.O23];&quot;.wav &quot;&quot;rn^&quot;;[.$E23];&quot;~&quot;;[.$B23];&quot;~&quot;;[.$C23];&quot;~&quot;;[.$A23];&quot;~&quot;;[.$F23];&quot;~&quot;;[.$D23];&quot;.wav&quot;&quot;&quot;)" office:value-type="string" office:string-value="mv 1^T22.wav &quot;rn^ZZZ~~~~~.wav&quot;">
            <text:p>mv 1^T22.wav "rn^ZZZ~~~~~.wav"</text:p>
          </table:table-cell>
          <table:table-cell table:formula="of:=CONCATENATE(&quot;-ALBUM &quot;&quot;&quot;;[.A23];&quot;&quot;&quot; -ARTIST &quot;&quot;&quot;;[.B23];&quot;&quot;&quot; -ID3V2TAG TCOM &quot;&quot;&quot;;[.C23];&quot;&quot;&quot; -GENRE &quot;&quot;&quot;;[.D23];&quot;&quot;&quot; -TITLE &quot;&quot;&quot;;[.E23];&quot;&quot;&quot; -TRACK &quot;&quot;&quot;;[.F23];&quot;&quot;&quot; -YEAR &quot;&quot;&quot;;[.H23];&quot;&quot;&quot; &quot;;[.K23];&quot;/&quot;;[.O23];&quot;.mp3&quot;)" office:value-type="string" office:string-value="-ALBUM &quot;&quot; -ARTIST &quot;&quot; -ID3V2TAG TCOM &quot;&quot; -GENRE &quot;&quot; -TITLE &quot;ZZZ&quot; -TRACK &quot;&quot; -YEAR &quot;&quot; 1/T22.mp3">
            <text:p>-ALBUM "" -ARTIST "" -ID3V2TAG TCOM "" -GENRE "" -TITLE "ZZZ" -TRACK "" -YEAR "" 1/T2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3]+1" office:value-type="float" office:value="23">
            <text:p>23</text:p>
          </table:table-cell>
          <table:table-cell table:style-name="ce4"/>
          <table:table-cell table:style-name="ce5" table:formula="of:=IF([.J24]=&quot;X&quot;;[.K23]+1;[.K23])" office:value-type="float" office:value="1">
            <text:p>1</text:p>
          </table:table-cell>
          <table:table-cell table:formula="of:=IF([.J24]=&quot;X&quot;;0;[.L23]+[.G23]+[.J24]/24/60/60)" office:value-type="time" office:time-value="PT00H09M20.304S">
            <text:p>00:09:20.30</text:p>
          </table:table-cell>
          <table:table-cell table:formula="of:=INT([.L24]*24*60)+MOD([.L24]*24*60*60;60)/100" office:value-type="float" office:value="9.20304">
            <text:p>9.203</text:p>
          </table:table-cell>
          <table:table-cell table:formula="of:=[.L24]*24*60*60+[.$N$1]*([.P24]-1)" office:value-type="float" office:value="549.304">
            <text:p>549.304</text:p>
          </table:table-cell>
          <table:table-cell table:formula="of:=CONCATENATE(&quot;T&quot;;[.P24])" office:value-type="string" office:string-value="T23">
            <text:p>T23</text:p>
          </table:table-cell>
          <table:table-cell table:formula="of:=IF([.J24]=&quot;X&quot;;1;[.P23]+1)" office:value-type="float" office:value="23">
            <text:p>23</text:p>
          </table:table-cell>
          <table:table-cell table:style-name="ce7" table:formula="of:=CONCATENATE(&quot;mv &quot;;[.K24];&quot;^&quot;;[.O24];&quot;.wav &quot;&quot;rn^&quot;;[.$E24];&quot;~&quot;;[.$B24];&quot;~&quot;;[.$C24];&quot;~&quot;;[.$A24];&quot;~&quot;;[.$F24];&quot;~&quot;;[.$D24];&quot;.wav&quot;&quot;&quot;)" office:value-type="string" office:string-value="mv 1^T23.wav &quot;rn^ZZZ~~~~~.wav&quot;">
            <text:p>mv 1^T23.wav "rn^ZZZ~~~~~.wav"</text:p>
          </table:table-cell>
          <table:table-cell table:formula="of:=CONCATENATE(&quot;-ALBUM &quot;&quot;&quot;;[.A24];&quot;&quot;&quot; -ARTIST &quot;&quot;&quot;;[.B24];&quot;&quot;&quot; -ID3V2TAG TCOM &quot;&quot;&quot;;[.C24];&quot;&quot;&quot; -GENRE &quot;&quot;&quot;;[.D24];&quot;&quot;&quot; -TITLE &quot;&quot;&quot;;[.E24];&quot;&quot;&quot; -TRACK &quot;&quot;&quot;;[.F24];&quot;&quot;&quot; -YEAR &quot;&quot;&quot;;[.H24];&quot;&quot;&quot; &quot;;[.K24];&quot;/&quot;;[.O24];&quot;.mp3&quot;)" office:value-type="string" office:string-value="-ALBUM &quot;&quot; -ARTIST &quot;&quot; -ID3V2TAG TCOM &quot;&quot; -GENRE &quot;&quot; -TITLE &quot;ZZZ&quot; -TRACK &quot;&quot; -YEAR &quot;&quot; 1/T23.mp3">
            <text:p>-ALBUM "" -ARTIST "" -ID3V2TAG TCOM "" -GENRE "" -TITLE "ZZZ" -TRACK "" -YEAR "" 1/T2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4]+1" office:value-type="float" office:value="24">
            <text:p>24</text:p>
          </table:table-cell>
          <table:table-cell table:style-name="ce4"/>
          <table:table-cell table:style-name="ce5" table:formula="of:=IF([.J25]=&quot;X&quot;;[.K24]+1;[.K24])" office:value-type="float" office:value="1">
            <text:p>1</text:p>
          </table:table-cell>
          <table:table-cell table:formula="of:=IF([.J25]=&quot;X&quot;;0;[.L24]+[.G24]+[.J25]/24/60/60)" office:value-type="time" office:time-value="PT00H09M20.304S">
            <text:p>00:09:20.30</text:p>
          </table:table-cell>
          <table:table-cell table:formula="of:=INT([.L25]*24*60)+MOD([.L25]*24*60*60;60)/100" office:value-type="float" office:value="9.20304">
            <text:p>9.203</text:p>
          </table:table-cell>
          <table:table-cell table:formula="of:=[.L25]*24*60*60+[.$N$1]*([.P25]-1)" office:value-type="float" office:value="548.804">
            <text:p>548.804</text:p>
          </table:table-cell>
          <table:table-cell table:formula="of:=CONCATENATE(&quot;T&quot;;[.P25])" office:value-type="string" office:string-value="T24">
            <text:p>T24</text:p>
          </table:table-cell>
          <table:table-cell table:formula="of:=IF([.J25]=&quot;X&quot;;1;[.P24]+1)" office:value-type="float" office:value="24">
            <text:p>24</text:p>
          </table:table-cell>
          <table:table-cell table:style-name="ce7" table:formula="of:=CONCATENATE(&quot;mv &quot;;[.K25];&quot;^&quot;;[.O25];&quot;.wav &quot;&quot;rn^&quot;;[.$E25];&quot;~&quot;;[.$B25];&quot;~&quot;;[.$C25];&quot;~&quot;;[.$A25];&quot;~&quot;;[.$F25];&quot;~&quot;;[.$D25];&quot;.wav&quot;&quot;&quot;)" office:value-type="string" office:string-value="mv 1^T24.wav &quot;rn^ZZZ~~~~~.wav&quot;">
            <text:p>mv 1^T24.wav "rn^ZZZ~~~~~.wav"</text:p>
          </table:table-cell>
          <table:table-cell table:formula="of:=CONCATENATE(&quot;-ALBUM &quot;&quot;&quot;;[.A25];&quot;&quot;&quot; -ARTIST &quot;&quot;&quot;;[.B25];&quot;&quot;&quot; -ID3V2TAG TCOM &quot;&quot;&quot;;[.C25];&quot;&quot;&quot; -GENRE &quot;&quot;&quot;;[.D25];&quot;&quot;&quot; -TITLE &quot;&quot;&quot;;[.E25];&quot;&quot;&quot; -TRACK &quot;&quot;&quot;;[.F25];&quot;&quot;&quot; -YEAR &quot;&quot;&quot;;[.H25];&quot;&quot;&quot; &quot;;[.K25];&quot;/&quot;;[.O25];&quot;.mp3&quot;)" office:value-type="string" office:string-value="-ALBUM &quot;&quot; -ARTIST &quot;&quot; -ID3V2TAG TCOM &quot;&quot; -GENRE &quot;&quot; -TITLE &quot;ZZZ&quot; -TRACK &quot;&quot; -YEAR &quot;&quot; 1/T24.mp3">
            <text:p>-ALBUM "" -ARTIST "" -ID3V2TAG TCOM "" -GENRE "" -TITLE "ZZZ" -TRACK "" -YEAR "" 1/T2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5]+1" office:value-type="float" office:value="25">
            <text:p>25</text:p>
          </table:table-cell>
          <table:table-cell table:style-name="ce4"/>
          <table:table-cell table:style-name="ce5" table:formula="of:=IF([.J26]=&quot;X&quot;;[.K25]+1;[.K25])" office:value-type="float" office:value="1">
            <text:p>1</text:p>
          </table:table-cell>
          <table:table-cell table:formula="of:=IF([.J26]=&quot;X&quot;;0;[.L25]+[.G25]+[.J26]/24/60/60)" office:value-type="time" office:time-value="PT00H09M20.304S">
            <text:p>00:09:20.30</text:p>
          </table:table-cell>
          <table:table-cell table:formula="of:=INT([.L26]*24*60)+MOD([.L26]*24*60*60;60)/100" office:value-type="float" office:value="9.20304">
            <text:p>9.203</text:p>
          </table:table-cell>
          <table:table-cell table:formula="of:=[.L26]*24*60*60+[.$N$1]*([.P26]-1)" office:value-type="float" office:value="548.304000000001">
            <text:p>548.304</text:p>
          </table:table-cell>
          <table:table-cell table:formula="of:=CONCATENATE(&quot;T&quot;;[.P26])" office:value-type="string" office:string-value="T25">
            <text:p>T25</text:p>
          </table:table-cell>
          <table:table-cell table:formula="of:=IF([.J26]=&quot;X&quot;;1;[.P25]+1)" office:value-type="float" office:value="25">
            <text:p>25</text:p>
          </table:table-cell>
          <table:table-cell table:style-name="ce7" table:formula="of:=CONCATENATE(&quot;mv &quot;;[.K26];&quot;^&quot;;[.O26];&quot;.wav &quot;&quot;rn^&quot;;[.$E26];&quot;~&quot;;[.$B26];&quot;~&quot;;[.$C26];&quot;~&quot;;[.$A26];&quot;~&quot;;[.$F26];&quot;~&quot;;[.$D26];&quot;.wav&quot;&quot;&quot;)" office:value-type="string" office:string-value="mv 1^T25.wav &quot;rn^ZZZ~~~~~.wav&quot;">
            <text:p>mv 1^T25.wav "rn^ZZZ~~~~~.wav"</text:p>
          </table:table-cell>
          <table:table-cell table:formula="of:=CONCATENATE(&quot;-ALBUM &quot;&quot;&quot;;[.A26];&quot;&quot;&quot; -ARTIST &quot;&quot;&quot;;[.B26];&quot;&quot;&quot; -ID3V2TAG TCOM &quot;&quot;&quot;;[.C26];&quot;&quot;&quot; -GENRE &quot;&quot;&quot;;[.D26];&quot;&quot;&quot; -TITLE &quot;&quot;&quot;;[.E26];&quot;&quot;&quot; -TRACK &quot;&quot;&quot;;[.F26];&quot;&quot;&quot; -YEAR &quot;&quot;&quot;;[.H26];&quot;&quot;&quot; &quot;;[.K26];&quot;/&quot;;[.O26];&quot;.mp3&quot;)" office:value-type="string" office:string-value="-ALBUM &quot;&quot; -ARTIST &quot;&quot; -ID3V2TAG TCOM &quot;&quot; -GENRE &quot;&quot; -TITLE &quot;ZZZ&quot; -TRACK &quot;&quot; -YEAR &quot;&quot; 1/T25.mp3">
            <text:p>-ALBUM "" -ARTIST "" -ID3V2TAG TCOM "" -GENRE "" -TITLE "ZZZ" -TRACK "" -YEAR "" 1/T2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6]+1" office:value-type="float" office:value="26">
            <text:p>26</text:p>
          </table:table-cell>
          <table:table-cell table:style-name="ce4"/>
          <table:table-cell table:style-name="ce5" table:formula="of:=IF([.J27]=&quot;X&quot;;[.K26]+1;[.K26])" office:value-type="float" office:value="1">
            <text:p>1</text:p>
          </table:table-cell>
          <table:table-cell table:formula="of:=IF([.J27]=&quot;X&quot;;0;[.L26]+[.G26]+[.J27]/24/60/60)" office:value-type="time" office:time-value="PT00H09M20.304S">
            <text:p>00:09:20.30</text:p>
          </table:table-cell>
          <table:table-cell table:formula="of:=INT([.L27]*24*60)+MOD([.L27]*24*60*60;60)/100" office:value-type="float" office:value="9.20304">
            <text:p>9.203</text:p>
          </table:table-cell>
          <table:table-cell table:formula="of:=[.L27]*24*60*60+[.$N$1]*([.P27]-1)" office:value-type="float" office:value="547.804000000001">
            <text:p>547.804</text:p>
          </table:table-cell>
          <table:table-cell table:formula="of:=CONCATENATE(&quot;T&quot;;[.P27])" office:value-type="string" office:string-value="T26">
            <text:p>T26</text:p>
          </table:table-cell>
          <table:table-cell table:formula="of:=IF([.J27]=&quot;X&quot;;1;[.P26]+1)" office:value-type="float" office:value="26">
            <text:p>26</text:p>
          </table:table-cell>
          <table:table-cell table:style-name="ce7" table:formula="of:=CONCATENATE(&quot;mv &quot;;[.K27];&quot;^&quot;;[.O27];&quot;.wav &quot;&quot;rn^&quot;;[.$E27];&quot;~&quot;;[.$B27];&quot;~&quot;;[.$C27];&quot;~&quot;;[.$A27];&quot;~&quot;;[.$F27];&quot;~&quot;;[.$D27];&quot;.wav&quot;&quot;&quot;)" office:value-type="string" office:string-value="mv 1^T26.wav &quot;rn^ZZZ~~~~~.wav&quot;">
            <text:p>mv 1^T26.wav "rn^ZZZ~~~~~.wav"</text:p>
          </table:table-cell>
          <table:table-cell table:formula="of:=CONCATENATE(&quot;-ALBUM &quot;&quot;&quot;;[.A27];&quot;&quot;&quot; -ARTIST &quot;&quot;&quot;;[.B27];&quot;&quot;&quot; -ID3V2TAG TCOM &quot;&quot;&quot;;[.C27];&quot;&quot;&quot; -GENRE &quot;&quot;&quot;;[.D27];&quot;&quot;&quot; -TITLE &quot;&quot;&quot;;[.E27];&quot;&quot;&quot; -TRACK &quot;&quot;&quot;;[.F27];&quot;&quot;&quot; -YEAR &quot;&quot;&quot;;[.H27];&quot;&quot;&quot; &quot;;[.K27];&quot;/&quot;;[.O27];&quot;.mp3&quot;)" office:value-type="string" office:string-value="-ALBUM &quot;&quot; -ARTIST &quot;&quot; -ID3V2TAG TCOM &quot;&quot; -GENRE &quot;&quot; -TITLE &quot;ZZZ&quot; -TRACK &quot;&quot; -YEAR &quot;&quot; 1/T26.mp3">
            <text:p>-ALBUM "" -ARTIST "" -ID3V2TAG TCOM "" -GENRE "" -TITLE "ZZZ" -TRACK "" -YEAR "" 1/T2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7]+1" office:value-type="float" office:value="27">
            <text:p>27</text:p>
          </table:table-cell>
          <table:table-cell table:style-name="ce4"/>
          <table:table-cell table:style-name="ce5" table:formula="of:=IF([.J28]=&quot;X&quot;;[.K27]+1;[.K27])" office:value-type="float" office:value="1">
            <text:p>1</text:p>
          </table:table-cell>
          <table:table-cell table:formula="of:=IF([.J28]=&quot;X&quot;;0;[.L27]+[.G27]+[.J28]/24/60/60)" office:value-type="time" office:time-value="PT00H09M20.304S">
            <text:p>00:09:20.30</text:p>
          </table:table-cell>
          <table:table-cell table:formula="of:=INT([.L28]*24*60)+MOD([.L28]*24*60*60;60)/100" office:value-type="float" office:value="9.20304">
            <text:p>9.203</text:p>
          </table:table-cell>
          <table:table-cell table:formula="of:=[.L28]*24*60*60+[.$N$1]*([.P28]-1)" office:value-type="float" office:value="547.304000000001">
            <text:p>547.304</text:p>
          </table:table-cell>
          <table:table-cell table:formula="of:=CONCATENATE(&quot;T&quot;;[.P28])" office:value-type="string" office:string-value="T27">
            <text:p>T27</text:p>
          </table:table-cell>
          <table:table-cell table:formula="of:=IF([.J28]=&quot;X&quot;;1;[.P27]+1)" office:value-type="float" office:value="27">
            <text:p>27</text:p>
          </table:table-cell>
          <table:table-cell table:style-name="ce7" table:formula="of:=CONCATENATE(&quot;mv &quot;;[.K28];&quot;^&quot;;[.O28];&quot;.wav &quot;&quot;rn^&quot;;[.$E28];&quot;~&quot;;[.$B28];&quot;~&quot;;[.$C28];&quot;~&quot;;[.$A28];&quot;~&quot;;[.$F28];&quot;~&quot;;[.$D28];&quot;.wav&quot;&quot;&quot;)" office:value-type="string" office:string-value="mv 1^T27.wav &quot;rn^ZZZ~~~~~.wav&quot;">
            <text:p>mv 1^T27.wav "rn^ZZZ~~~~~.wav"</text:p>
          </table:table-cell>
          <table:table-cell table:formula="of:=CONCATENATE(&quot;-ALBUM &quot;&quot;&quot;;[.A28];&quot;&quot;&quot; -ARTIST &quot;&quot;&quot;;[.B28];&quot;&quot;&quot; -ID3V2TAG TCOM &quot;&quot;&quot;;[.C28];&quot;&quot;&quot; -GENRE &quot;&quot;&quot;;[.D28];&quot;&quot;&quot; -TITLE &quot;&quot;&quot;;[.E28];&quot;&quot;&quot; -TRACK &quot;&quot;&quot;;[.F28];&quot;&quot;&quot; -YEAR &quot;&quot;&quot;;[.H28];&quot;&quot;&quot; &quot;;[.K28];&quot;/&quot;;[.O28];&quot;.mp3&quot;)" office:value-type="string" office:string-value="-ALBUM &quot;&quot; -ARTIST &quot;&quot; -ID3V2TAG TCOM &quot;&quot; -GENRE &quot;&quot; -TITLE &quot;ZZZ&quot; -TRACK &quot;&quot; -YEAR &quot;&quot; 1/T27.mp3">
            <text:p>-ALBUM "" -ARTIST "" -ID3V2TAG TCOM "" -GENRE "" -TITLE "ZZZ" -TRACK "" -YEAR "" 1/T2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8]+1" office:value-type="float" office:value="28">
            <text:p>28</text:p>
          </table:table-cell>
          <table:table-cell table:style-name="ce4"/>
          <table:table-cell table:style-name="ce5" table:formula="of:=IF([.J29]=&quot;X&quot;;[.K28]+1;[.K28])" office:value-type="float" office:value="1">
            <text:p>1</text:p>
          </table:table-cell>
          <table:table-cell table:formula="of:=IF([.J29]=&quot;X&quot;;0;[.L28]+[.G28]+[.J29]/24/60/60)" office:value-type="time" office:time-value="PT00H09M20.304S">
            <text:p>00:09:20.30</text:p>
          </table:table-cell>
          <table:table-cell table:formula="of:=INT([.L29]*24*60)+MOD([.L29]*24*60*60;60)/100" office:value-type="float" office:value="9.20304">
            <text:p>9.203</text:p>
          </table:table-cell>
          <table:table-cell table:formula="of:=[.L29]*24*60*60+[.$N$1]*([.P29]-1)" office:value-type="float" office:value="546.804000000001">
            <text:p>546.804</text:p>
          </table:table-cell>
          <table:table-cell table:formula="of:=CONCATENATE(&quot;T&quot;;[.P29])" office:value-type="string" office:string-value="T28">
            <text:p>T28</text:p>
          </table:table-cell>
          <table:table-cell table:formula="of:=IF([.J29]=&quot;X&quot;;1;[.P28]+1)" office:value-type="float" office:value="28">
            <text:p>28</text:p>
          </table:table-cell>
          <table:table-cell table:style-name="ce7" table:formula="of:=CONCATENATE(&quot;mv &quot;;[.K29];&quot;^&quot;;[.O29];&quot;.wav &quot;&quot;rn^&quot;;[.$E29];&quot;~&quot;;[.$B29];&quot;~&quot;;[.$C29];&quot;~&quot;;[.$A29];&quot;~&quot;;[.$F29];&quot;~&quot;;[.$D29];&quot;.wav&quot;&quot;&quot;)" office:value-type="string" office:string-value="mv 1^T28.wav &quot;rn^ZZZ~~~~~.wav&quot;">
            <text:p>mv 1^T28.wav "rn^ZZZ~~~~~.wav"</text:p>
          </table:table-cell>
          <table:table-cell table:formula="of:=CONCATENATE(&quot;-ALBUM &quot;&quot;&quot;;[.A29];&quot;&quot;&quot; -ARTIST &quot;&quot;&quot;;[.B29];&quot;&quot;&quot; -ID3V2TAG TCOM &quot;&quot;&quot;;[.C29];&quot;&quot;&quot; -GENRE &quot;&quot;&quot;;[.D29];&quot;&quot;&quot; -TITLE &quot;&quot;&quot;;[.E29];&quot;&quot;&quot; -TRACK &quot;&quot;&quot;;[.F29];&quot;&quot;&quot; -YEAR &quot;&quot;&quot;;[.H29];&quot;&quot;&quot; &quot;;[.K29];&quot;/&quot;;[.O29];&quot;.mp3&quot;)" office:value-type="string" office:string-value="-ALBUM &quot;&quot; -ARTIST &quot;&quot; -ID3V2TAG TCOM &quot;&quot; -GENRE &quot;&quot; -TITLE &quot;ZZZ&quot; -TRACK &quot;&quot; -YEAR &quot;&quot; 1/T28.mp3">
            <text:p>-ALBUM "" -ARTIST "" -ID3V2TAG TCOM "" -GENRE "" -TITLE "ZZZ" -TRACK "" -YEAR "" 1/T2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9]+1" office:value-type="float" office:value="29">
            <text:p>29</text:p>
          </table:table-cell>
          <table:table-cell table:style-name="ce4"/>
          <table:table-cell table:style-name="ce5" table:formula="of:=IF([.J30]=&quot;X&quot;;[.K29]+1;[.K29])" office:value-type="float" office:value="1">
            <text:p>1</text:p>
          </table:table-cell>
          <table:table-cell table:formula="of:=IF([.J30]=&quot;X&quot;;0;[.L29]+[.G29]+[.J30]/24/60/60)" office:value-type="time" office:time-value="PT00H09M20.304S">
            <text:p>00:09:20.30</text:p>
          </table:table-cell>
          <table:table-cell table:formula="of:=INT([.L30]*24*60)+MOD([.L30]*24*60*60;60)/100" office:value-type="float" office:value="9.20304">
            <text:p>9.203</text:p>
          </table:table-cell>
          <table:table-cell table:formula="of:=[.L30]*24*60*60+[.$N$1]*([.P30]-1)" office:value-type="float" office:value="546.304000000001">
            <text:p>546.304</text:p>
          </table:table-cell>
          <table:table-cell table:formula="of:=CONCATENATE(&quot;T&quot;;[.P30])" office:value-type="string" office:string-value="T29">
            <text:p>T29</text:p>
          </table:table-cell>
          <table:table-cell table:formula="of:=IF([.J30]=&quot;X&quot;;1;[.P29]+1)" office:value-type="float" office:value="29">
            <text:p>29</text:p>
          </table:table-cell>
          <table:table-cell table:style-name="ce7" table:formula="of:=CONCATENATE(&quot;mv &quot;;[.K30];&quot;^&quot;;[.O30];&quot;.wav &quot;&quot;rn^&quot;;[.$E30];&quot;~&quot;;[.$B30];&quot;~&quot;;[.$C30];&quot;~&quot;;[.$A30];&quot;~&quot;;[.$F30];&quot;~&quot;;[.$D30];&quot;.wav&quot;&quot;&quot;)" office:value-type="string" office:string-value="mv 1^T29.wav &quot;rn^ZZZ~~~~~.wav&quot;">
            <text:p>mv 1^T29.wav "rn^ZZZ~~~~~.wav"</text:p>
          </table:table-cell>
          <table:table-cell table:formula="of:=CONCATENATE(&quot;-ALBUM &quot;&quot;&quot;;[.A30];&quot;&quot;&quot; -ARTIST &quot;&quot;&quot;;[.B30];&quot;&quot;&quot; -ID3V2TAG TCOM &quot;&quot;&quot;;[.C30];&quot;&quot;&quot; -GENRE &quot;&quot;&quot;;[.D30];&quot;&quot;&quot; -TITLE &quot;&quot;&quot;;[.E30];&quot;&quot;&quot; -TRACK &quot;&quot;&quot;;[.F30];&quot;&quot;&quot; -YEAR &quot;&quot;&quot;;[.H30];&quot;&quot;&quot; &quot;;[.K30];&quot;/&quot;;[.O30];&quot;.mp3&quot;)" office:value-type="string" office:string-value="-ALBUM &quot;&quot; -ARTIST &quot;&quot; -ID3V2TAG TCOM &quot;&quot; -GENRE &quot;&quot; -TITLE &quot;ZZZ&quot; -TRACK &quot;&quot; -YEAR &quot;&quot; 1/T29.mp3">
            <text:p>-ALBUM "" -ARTIST "" -ID3V2TAG TCOM "" -GENRE "" -TITLE "ZZZ" -TRACK "" -YEAR "" 1/T2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0]+1" office:value-type="float" office:value="30">
            <text:p>30</text:p>
          </table:table-cell>
          <table:table-cell table:style-name="ce4"/>
          <table:table-cell table:style-name="ce5" table:formula="of:=IF([.J31]=&quot;X&quot;;[.K30]+1;[.K30])" office:value-type="float" office:value="1">
            <text:p>1</text:p>
          </table:table-cell>
          <table:table-cell table:formula="of:=IF([.J31]=&quot;X&quot;;0;[.L30]+[.G30]+[.J31]/24/60/60)" office:value-type="time" office:time-value="PT00H09M20.304S">
            <text:p>00:09:20.30</text:p>
          </table:table-cell>
          <table:table-cell table:formula="of:=INT([.L31]*24*60)+MOD([.L31]*24*60*60;60)/100" office:value-type="float" office:value="9.20304">
            <text:p>9.203</text:p>
          </table:table-cell>
          <table:table-cell table:formula="of:=[.L31]*24*60*60+[.$N$1]*([.P31]-1)" office:value-type="float" office:value="545.804000000001">
            <text:p>545.804</text:p>
          </table:table-cell>
          <table:table-cell table:formula="of:=CONCATENATE(&quot;T&quot;;[.P31])" office:value-type="string" office:string-value="T30">
            <text:p>T30</text:p>
          </table:table-cell>
          <table:table-cell table:formula="of:=IF([.J31]=&quot;X&quot;;1;[.P30]+1)" office:value-type="float" office:value="30">
            <text:p>30</text:p>
          </table:table-cell>
          <table:table-cell table:style-name="ce7" table:formula="of:=CONCATENATE(&quot;mv &quot;;[.K31];&quot;^&quot;;[.O31];&quot;.wav &quot;&quot;rn^&quot;;[.$E31];&quot;~&quot;;[.$B31];&quot;~&quot;;[.$C31];&quot;~&quot;;[.$A31];&quot;~&quot;;[.$F31];&quot;~&quot;;[.$D31];&quot;.wav&quot;&quot;&quot;)" office:value-type="string" office:string-value="mv 1^T30.wav &quot;rn^ZZZ~~~~~.wav&quot;">
            <text:p>mv 1^T30.wav "rn^ZZZ~~~~~.wav"</text:p>
          </table:table-cell>
          <table:table-cell table:formula="of:=CONCATENATE(&quot;-ALBUM &quot;&quot;&quot;;[.A31];&quot;&quot;&quot; -ARTIST &quot;&quot;&quot;;[.B31];&quot;&quot;&quot; -ID3V2TAG TCOM &quot;&quot;&quot;;[.C31];&quot;&quot;&quot; -GENRE &quot;&quot;&quot;;[.D31];&quot;&quot;&quot; -TITLE &quot;&quot;&quot;;[.E31];&quot;&quot;&quot; -TRACK &quot;&quot;&quot;;[.F31];&quot;&quot;&quot; -YEAR &quot;&quot;&quot;;[.H31];&quot;&quot;&quot; &quot;;[.K31];&quot;/&quot;;[.O31];&quot;.mp3&quot;)" office:value-type="string" office:string-value="-ALBUM &quot;&quot; -ARTIST &quot;&quot; -ID3V2TAG TCOM &quot;&quot; -GENRE &quot;&quot; -TITLE &quot;ZZZ&quot; -TRACK &quot;&quot; -YEAR &quot;&quot; 1/T30.mp3">
            <text:p>-ALBUM "" -ARTIST "" -ID3V2TAG TCOM "" -GENRE "" -TITLE "ZZZ" -TRACK "" -YEAR "" 1/T3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1]+1" office:value-type="float" office:value="31">
            <text:p>31</text:p>
          </table:table-cell>
          <table:table-cell table:style-name="ce4"/>
          <table:table-cell table:style-name="ce5" table:formula="of:=IF([.J32]=&quot;X&quot;;[.K31]+1;[.K31])" office:value-type="float" office:value="1">
            <text:p>1</text:p>
          </table:table-cell>
          <table:table-cell table:formula="of:=IF([.J32]=&quot;X&quot;;0;[.L31]+[.G31]+[.J32]/24/60/60)" office:value-type="time" office:time-value="PT00H09M20.304S">
            <text:p>00:09:20.30</text:p>
          </table:table-cell>
          <table:table-cell table:formula="of:=INT([.L32]*24*60)+MOD([.L32]*24*60*60;60)/100" office:value-type="float" office:value="9.20304">
            <text:p>9.203</text:p>
          </table:table-cell>
          <table:table-cell table:formula="of:=[.L32]*24*60*60+[.$N$1]*([.P32]-1)" office:value-type="float" office:value="545.304000000001">
            <text:p>545.304</text:p>
          </table:table-cell>
          <table:table-cell table:formula="of:=CONCATENATE(&quot;T&quot;;[.P32])" office:value-type="string" office:string-value="T31">
            <text:p>T31</text:p>
          </table:table-cell>
          <table:table-cell table:formula="of:=IF([.J32]=&quot;X&quot;;1;[.P31]+1)" office:value-type="float" office:value="31">
            <text:p>31</text:p>
          </table:table-cell>
          <table:table-cell table:style-name="ce7" table:formula="of:=CONCATENATE(&quot;mv &quot;;[.K32];&quot;^&quot;;[.O32];&quot;.wav &quot;&quot;rn^&quot;;[.$E32];&quot;~&quot;;[.$B32];&quot;~&quot;;[.$C32];&quot;~&quot;;[.$A32];&quot;~&quot;;[.$F32];&quot;~&quot;;[.$D32];&quot;.wav&quot;&quot;&quot;)" office:value-type="string" office:string-value="mv 1^T31.wav &quot;rn^ZZZ~~~~~.wav&quot;">
            <text:p>mv 1^T31.wav "rn^ZZZ~~~~~.wav"</text:p>
          </table:table-cell>
          <table:table-cell table:formula="of:=CONCATENATE(&quot;-ALBUM &quot;&quot;&quot;;[.A32];&quot;&quot;&quot; -ARTIST &quot;&quot;&quot;;[.B32];&quot;&quot;&quot; -ID3V2TAG TCOM &quot;&quot;&quot;;[.C32];&quot;&quot;&quot; -GENRE &quot;&quot;&quot;;[.D32];&quot;&quot;&quot; -TITLE &quot;&quot;&quot;;[.E32];&quot;&quot;&quot; -TRACK &quot;&quot;&quot;;[.F32];&quot;&quot;&quot; -YEAR &quot;&quot;&quot;;[.H32];&quot;&quot;&quot; &quot;;[.K32];&quot;/&quot;;[.O32];&quot;.mp3&quot;)" office:value-type="string" office:string-value="-ALBUM &quot;&quot; -ARTIST &quot;&quot; -ID3V2TAG TCOM &quot;&quot; -GENRE &quot;&quot; -TITLE &quot;ZZZ&quot; -TRACK &quot;&quot; -YEAR &quot;&quot; 1/T31.mp3">
            <text:p>-ALBUM "" -ARTIST "" -ID3V2TAG TCOM "" -GENRE "" -TITLE "ZZZ" -TRACK "" -YEAR "" 1/T3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2]+1" office:value-type="float" office:value="32">
            <text:p>32</text:p>
          </table:table-cell>
          <table:table-cell table:style-name="ce4"/>
          <table:table-cell table:style-name="ce5" table:formula="of:=IF([.J33]=&quot;X&quot;;[.K32]+1;[.K32])" office:value-type="float" office:value="1">
            <text:p>1</text:p>
          </table:table-cell>
          <table:table-cell table:formula="of:=IF([.J33]=&quot;X&quot;;0;[.L32]+[.G32]+[.J33]/24/60/60)" office:value-type="time" office:time-value="PT00H09M20.304S">
            <text:p>00:09:20.30</text:p>
          </table:table-cell>
          <table:table-cell table:formula="of:=INT([.L33]*24*60)+MOD([.L33]*24*60*60;60)/100" office:value-type="float" office:value="9.20304">
            <text:p>9.203</text:p>
          </table:table-cell>
          <table:table-cell table:formula="of:=[.L33]*24*60*60+[.$N$1]*([.P33]-1)" office:value-type="float" office:value="544.804000000001">
            <text:p>544.804</text:p>
          </table:table-cell>
          <table:table-cell table:formula="of:=CONCATENATE(&quot;T&quot;;[.P33])" office:value-type="string" office:string-value="T32">
            <text:p>T32</text:p>
          </table:table-cell>
          <table:table-cell table:formula="of:=IF([.J33]=&quot;X&quot;;1;[.P32]+1)" office:value-type="float" office:value="32">
            <text:p>32</text:p>
          </table:table-cell>
          <table:table-cell table:style-name="ce7" table:formula="of:=CONCATENATE(&quot;mv &quot;;[.K33];&quot;^&quot;;[.O33];&quot;.wav &quot;&quot;rn^&quot;;[.$E33];&quot;~&quot;;[.$B33];&quot;~&quot;;[.$C33];&quot;~&quot;;[.$A33];&quot;~&quot;;[.$F33];&quot;~&quot;;[.$D33];&quot;.wav&quot;&quot;&quot;)" office:value-type="string" office:string-value="mv 1^T32.wav &quot;rn^ZZZ~~~~~.wav&quot;">
            <text:p>mv 1^T32.wav "rn^ZZZ~~~~~.wav"</text:p>
          </table:table-cell>
          <table:table-cell table:formula="of:=CONCATENATE(&quot;-ALBUM &quot;&quot;&quot;;[.A33];&quot;&quot;&quot; -ARTIST &quot;&quot;&quot;;[.B33];&quot;&quot;&quot; -ID3V2TAG TCOM &quot;&quot;&quot;;[.C33];&quot;&quot;&quot; -GENRE &quot;&quot;&quot;;[.D33];&quot;&quot;&quot; -TITLE &quot;&quot;&quot;;[.E33];&quot;&quot;&quot; -TRACK &quot;&quot;&quot;;[.F33];&quot;&quot;&quot; -YEAR &quot;&quot;&quot;;[.H33];&quot;&quot;&quot; &quot;;[.K33];&quot;/&quot;;[.O33];&quot;.mp3&quot;)" office:value-type="string" office:string-value="-ALBUM &quot;&quot; -ARTIST &quot;&quot; -ID3V2TAG TCOM &quot;&quot; -GENRE &quot;&quot; -TITLE &quot;ZZZ&quot; -TRACK &quot;&quot; -YEAR &quot;&quot; 1/T32.mp3">
            <text:p>-ALBUM "" -ARTIST "" -ID3V2TAG TCOM "" -GENRE "" -TITLE "ZZZ" -TRACK "" -YEAR "" 1/T3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3]+1" office:value-type="float" office:value="33">
            <text:p>33</text:p>
          </table:table-cell>
          <table:table-cell table:style-name="ce4"/>
          <table:table-cell table:style-name="ce5" table:formula="of:=IF([.J34]=&quot;X&quot;;[.K33]+1;[.K33])" office:value-type="float" office:value="1">
            <text:p>1</text:p>
          </table:table-cell>
          <table:table-cell table:formula="of:=IF([.J34]=&quot;X&quot;;0;[.L33]+[.G33]+[.J34]/24/60/60)" office:value-type="time" office:time-value="PT00H09M20.304S">
            <text:p>00:09:20.30</text:p>
          </table:table-cell>
          <table:table-cell table:formula="of:=INT([.L34]*24*60)+MOD([.L34]*24*60*60;60)/100" office:value-type="float" office:value="9.20304">
            <text:p>9.203</text:p>
          </table:table-cell>
          <table:table-cell table:formula="of:=[.L34]*24*60*60+[.$N$1]*([.P34]-1)" office:value-type="float" office:value="544.304000000001">
            <text:p>544.304</text:p>
          </table:table-cell>
          <table:table-cell table:formula="of:=CONCATENATE(&quot;T&quot;;[.P34])" office:value-type="string" office:string-value="T33">
            <text:p>T33</text:p>
          </table:table-cell>
          <table:table-cell table:formula="of:=IF([.J34]=&quot;X&quot;;1;[.P33]+1)" office:value-type="float" office:value="33">
            <text:p>33</text:p>
          </table:table-cell>
          <table:table-cell table:style-name="ce7" table:formula="of:=CONCATENATE(&quot;mv &quot;;[.K34];&quot;^&quot;;[.O34];&quot;.wav &quot;&quot;rn^&quot;;[.$E34];&quot;~&quot;;[.$B34];&quot;~&quot;;[.$C34];&quot;~&quot;;[.$A34];&quot;~&quot;;[.$F34];&quot;~&quot;;[.$D34];&quot;.wav&quot;&quot;&quot;)" office:value-type="string" office:string-value="mv 1^T33.wav &quot;rn^ZZZ~~~~~.wav&quot;">
            <text:p>mv 1^T33.wav "rn^ZZZ~~~~~.wav"</text:p>
          </table:table-cell>
          <table:table-cell table:formula="of:=CONCATENATE(&quot;-ALBUM &quot;&quot;&quot;;[.A34];&quot;&quot;&quot; -ARTIST &quot;&quot;&quot;;[.B34];&quot;&quot;&quot; -ID3V2TAG TCOM &quot;&quot;&quot;;[.C34];&quot;&quot;&quot; -GENRE &quot;&quot;&quot;;[.D34];&quot;&quot;&quot; -TITLE &quot;&quot;&quot;;[.E34];&quot;&quot;&quot; -TRACK &quot;&quot;&quot;;[.F34];&quot;&quot;&quot; -YEAR &quot;&quot;&quot;;[.H34];&quot;&quot;&quot; &quot;;[.K34];&quot;/&quot;;[.O34];&quot;.mp3&quot;)" office:value-type="string" office:string-value="-ALBUM &quot;&quot; -ARTIST &quot;&quot; -ID3V2TAG TCOM &quot;&quot; -GENRE &quot;&quot; -TITLE &quot;ZZZ&quot; -TRACK &quot;&quot; -YEAR &quot;&quot; 1/T33.mp3">
            <text:p>-ALBUM "" -ARTIST "" -ID3V2TAG TCOM "" -GENRE "" -TITLE "ZZZ" -TRACK "" -YEAR "" 1/T3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4]+1" office:value-type="float" office:value="34">
            <text:p>34</text:p>
          </table:table-cell>
          <table:table-cell table:style-name="ce4"/>
          <table:table-cell table:style-name="ce5" table:formula="of:=IF([.J35]=&quot;X&quot;;[.K34]+1;[.K34])" office:value-type="float" office:value="1">
            <text:p>1</text:p>
          </table:table-cell>
          <table:table-cell table:formula="of:=IF([.J35]=&quot;X&quot;;0;[.L34]+[.G34]+[.J35]/24/60/60)" office:value-type="time" office:time-value="PT00H09M20.304S">
            <text:p>00:09:20.30</text:p>
          </table:table-cell>
          <table:table-cell table:formula="of:=INT([.L35]*24*60)+MOD([.L35]*24*60*60;60)/100" office:value-type="float" office:value="9.20304">
            <text:p>9.203</text:p>
          </table:table-cell>
          <table:table-cell table:formula="of:=[.L35]*24*60*60+[.$N$1]*([.P35]-1)" office:value-type="float" office:value="543.804000000001">
            <text:p>543.804</text:p>
          </table:table-cell>
          <table:table-cell table:formula="of:=CONCATENATE(&quot;T&quot;;[.P35])" office:value-type="string" office:string-value="T34">
            <text:p>T34</text:p>
          </table:table-cell>
          <table:table-cell table:formula="of:=IF([.J35]=&quot;X&quot;;1;[.P34]+1)" office:value-type="float" office:value="34">
            <text:p>34</text:p>
          </table:table-cell>
          <table:table-cell table:style-name="ce7" table:formula="of:=CONCATENATE(&quot;mv &quot;;[.K35];&quot;^&quot;;[.O35];&quot;.wav &quot;&quot;rn^&quot;;[.$E35];&quot;~&quot;;[.$B35];&quot;~&quot;;[.$C35];&quot;~&quot;;[.$A35];&quot;~&quot;;[.$F35];&quot;~&quot;;[.$D35];&quot;.wav&quot;&quot;&quot;)" office:value-type="string" office:string-value="mv 1^T34.wav &quot;rn^ZZZ~~~~~.wav&quot;">
            <text:p>mv 1^T34.wav "rn^ZZZ~~~~~.wav"</text:p>
          </table:table-cell>
          <table:table-cell table:formula="of:=CONCATENATE(&quot;-ALBUM &quot;&quot;&quot;;[.A35];&quot;&quot;&quot; -ARTIST &quot;&quot;&quot;;[.B35];&quot;&quot;&quot; -ID3V2TAG TCOM &quot;&quot;&quot;;[.C35];&quot;&quot;&quot; -GENRE &quot;&quot;&quot;;[.D35];&quot;&quot;&quot; -TITLE &quot;&quot;&quot;;[.E35];&quot;&quot;&quot; -TRACK &quot;&quot;&quot;;[.F35];&quot;&quot;&quot; -YEAR &quot;&quot;&quot;;[.H35];&quot;&quot;&quot; &quot;;[.K35];&quot;/&quot;;[.O35];&quot;.mp3&quot;)" office:value-type="string" office:string-value="-ALBUM &quot;&quot; -ARTIST &quot;&quot; -ID3V2TAG TCOM &quot;&quot; -GENRE &quot;&quot; -TITLE &quot;ZZZ&quot; -TRACK &quot;&quot; -YEAR &quot;&quot; 1/T34.mp3">
            <text:p>-ALBUM "" -ARTIST "" -ID3V2TAG TCOM "" -GENRE "" -TITLE "ZZZ" -TRACK "" -YEAR "" 1/T3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5]+1" office:value-type="float" office:value="35">
            <text:p>35</text:p>
          </table:table-cell>
          <table:table-cell table:style-name="ce4"/>
          <table:table-cell table:style-name="ce5" table:formula="of:=IF([.J36]=&quot;X&quot;;[.K35]+1;[.K35])" office:value-type="float" office:value="1">
            <text:p>1</text:p>
          </table:table-cell>
          <table:table-cell table:formula="of:=IF([.J36]=&quot;X&quot;;0;[.L35]+[.G35]+[.J36]/24/60/60)" office:value-type="time" office:time-value="PT00H09M20.304S">
            <text:p>00:09:20.30</text:p>
          </table:table-cell>
          <table:table-cell table:formula="of:=INT([.L36]*24*60)+MOD([.L36]*24*60*60;60)/100" office:value-type="float" office:value="9.20304">
            <text:p>9.203</text:p>
          </table:table-cell>
          <table:table-cell table:formula="of:=[.L36]*24*60*60+[.$N$1]*([.P36]-1)" office:value-type="float" office:value="543.304000000001">
            <text:p>543.304</text:p>
          </table:table-cell>
          <table:table-cell table:formula="of:=CONCATENATE(&quot;T&quot;;[.P36])" office:value-type="string" office:string-value="T35">
            <text:p>T35</text:p>
          </table:table-cell>
          <table:table-cell table:formula="of:=IF([.J36]=&quot;X&quot;;1;[.P35]+1)" office:value-type="float" office:value="35">
            <text:p>35</text:p>
          </table:table-cell>
          <table:table-cell table:style-name="ce7" table:formula="of:=CONCATENATE(&quot;mv &quot;;[.K36];&quot;^&quot;;[.O36];&quot;.wav &quot;&quot;rn^&quot;;[.$E36];&quot;~&quot;;[.$B36];&quot;~&quot;;[.$C36];&quot;~&quot;;[.$A36];&quot;~&quot;;[.$F36];&quot;~&quot;;[.$D36];&quot;.wav&quot;&quot;&quot;)" office:value-type="string" office:string-value="mv 1^T35.wav &quot;rn^ZZZ~~~~~.wav&quot;">
            <text:p>mv 1^T35.wav "rn^ZZZ~~~~~.wav"</text:p>
          </table:table-cell>
          <table:table-cell table:formula="of:=CONCATENATE(&quot;-ALBUM &quot;&quot;&quot;;[.A36];&quot;&quot;&quot; -ARTIST &quot;&quot;&quot;;[.B36];&quot;&quot;&quot; -ID3V2TAG TCOM &quot;&quot;&quot;;[.C36];&quot;&quot;&quot; -GENRE &quot;&quot;&quot;;[.D36];&quot;&quot;&quot; -TITLE &quot;&quot;&quot;;[.E36];&quot;&quot;&quot; -TRACK &quot;&quot;&quot;;[.F36];&quot;&quot;&quot; -YEAR &quot;&quot;&quot;;[.H36];&quot;&quot;&quot; &quot;;[.K36];&quot;/&quot;;[.O36];&quot;.mp3&quot;)" office:value-type="string" office:string-value="-ALBUM &quot;&quot; -ARTIST &quot;&quot; -ID3V2TAG TCOM &quot;&quot; -GENRE &quot;&quot; -TITLE &quot;ZZZ&quot; -TRACK &quot;&quot; -YEAR &quot;&quot; 1/T35.mp3">
            <text:p>-ALBUM "" -ARTIST "" -ID3V2TAG TCOM "" -GENRE "" -TITLE "ZZZ" -TRACK "" -YEAR "" 1/T3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6]+1" office:value-type="float" office:value="36">
            <text:p>36</text:p>
          </table:table-cell>
          <table:table-cell table:style-name="ce4"/>
          <table:table-cell table:style-name="ce5" table:formula="of:=IF([.J37]=&quot;X&quot;;[.K36]+1;[.K36])" office:value-type="float" office:value="1">
            <text:p>1</text:p>
          </table:table-cell>
          <table:table-cell table:formula="of:=IF([.J37]=&quot;X&quot;;0;[.L36]+[.G36]+[.J37]/24/60/60)" office:value-type="time" office:time-value="PT00H09M20.304S">
            <text:p>00:09:20.30</text:p>
          </table:table-cell>
          <table:table-cell table:formula="of:=INT([.L37]*24*60)+MOD([.L37]*24*60*60;60)/100" office:value-type="float" office:value="9.20304">
            <text:p>9.203</text:p>
          </table:table-cell>
          <table:table-cell table:formula="of:=[.L37]*24*60*60+[.$N$1]*([.P37]-1)" office:value-type="float" office:value="542.804000000001">
            <text:p>542.804</text:p>
          </table:table-cell>
          <table:table-cell table:formula="of:=CONCATENATE(&quot;T&quot;;[.P37])" office:value-type="string" office:string-value="T36">
            <text:p>T36</text:p>
          </table:table-cell>
          <table:table-cell table:formula="of:=IF([.J37]=&quot;X&quot;;1;[.P36]+1)" office:value-type="float" office:value="36">
            <text:p>36</text:p>
          </table:table-cell>
          <table:table-cell table:style-name="ce7" table:formula="of:=CONCATENATE(&quot;mv &quot;;[.K37];&quot;^&quot;;[.O37];&quot;.wav &quot;&quot;rn^&quot;;[.$E37];&quot;~&quot;;[.$B37];&quot;~&quot;;[.$C37];&quot;~&quot;;[.$A37];&quot;~&quot;;[.$F37];&quot;~&quot;;[.$D37];&quot;.wav&quot;&quot;&quot;)" office:value-type="string" office:string-value="mv 1^T36.wav &quot;rn^ZZZ~~~~~.wav&quot;">
            <text:p>mv 1^T36.wav "rn^ZZZ~~~~~.wav"</text:p>
          </table:table-cell>
          <table:table-cell table:formula="of:=CONCATENATE(&quot;-ALBUM &quot;&quot;&quot;;[.A37];&quot;&quot;&quot; -ARTIST &quot;&quot;&quot;;[.B37];&quot;&quot;&quot; -ID3V2TAG TCOM &quot;&quot;&quot;;[.C37];&quot;&quot;&quot; -GENRE &quot;&quot;&quot;;[.D37];&quot;&quot;&quot; -TITLE &quot;&quot;&quot;;[.E37];&quot;&quot;&quot; -TRACK &quot;&quot;&quot;;[.F37];&quot;&quot;&quot; -YEAR &quot;&quot;&quot;;[.H37];&quot;&quot;&quot; &quot;;[.K37];&quot;/&quot;;[.O37];&quot;.mp3&quot;)" office:value-type="string" office:string-value="-ALBUM &quot;&quot; -ARTIST &quot;&quot; -ID3V2TAG TCOM &quot;&quot; -GENRE &quot;&quot; -TITLE &quot;ZZZ&quot; -TRACK &quot;&quot; -YEAR &quot;&quot; 1/T36.mp3">
            <text:p>-ALBUM "" -ARTIST "" -ID3V2TAG TCOM "" -GENRE "" -TITLE "ZZZ" -TRACK "" -YEAR "" 1/T3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7]+1" office:value-type="float" office:value="37">
            <text:p>37</text:p>
          </table:table-cell>
          <table:table-cell table:style-name="ce4"/>
          <table:table-cell table:style-name="ce5" table:formula="of:=IF([.J38]=&quot;X&quot;;[.K37]+1;[.K37])" office:value-type="float" office:value="1">
            <text:p>1</text:p>
          </table:table-cell>
          <table:table-cell table:formula="of:=IF([.J38]=&quot;X&quot;;0;[.L37]+[.G37]+[.J38]/24/60/60)" office:value-type="time" office:time-value="PT00H09M20.304S">
            <text:p>00:09:20.30</text:p>
          </table:table-cell>
          <table:table-cell table:formula="of:=INT([.L38]*24*60)+MOD([.L38]*24*60*60;60)/100" office:value-type="float" office:value="9.20304">
            <text:p>9.203</text:p>
          </table:table-cell>
          <table:table-cell table:formula="of:=[.L38]*24*60*60+[.$N$1]*([.P38]-1)" office:value-type="float" office:value="542.304000000001">
            <text:p>542.304</text:p>
          </table:table-cell>
          <table:table-cell table:formula="of:=CONCATENATE(&quot;T&quot;;[.P38])" office:value-type="string" office:string-value="T37">
            <text:p>T37</text:p>
          </table:table-cell>
          <table:table-cell table:formula="of:=IF([.J38]=&quot;X&quot;;1;[.P37]+1)" office:value-type="float" office:value="37">
            <text:p>37</text:p>
          </table:table-cell>
          <table:table-cell table:style-name="ce7" table:formula="of:=CONCATENATE(&quot;mv &quot;;[.K38];&quot;^&quot;;[.O38];&quot;.wav &quot;&quot;rn^&quot;;[.$E38];&quot;~&quot;;[.$B38];&quot;~&quot;;[.$C38];&quot;~&quot;;[.$A38];&quot;~&quot;;[.$F38];&quot;~&quot;;[.$D38];&quot;.wav&quot;&quot;&quot;)" office:value-type="string" office:string-value="mv 1^T37.wav &quot;rn^ZZZ~~~~~.wav&quot;">
            <text:p>mv 1^T37.wav "rn^ZZZ~~~~~.wav"</text:p>
          </table:table-cell>
          <table:table-cell table:formula="of:=CONCATENATE(&quot;-ALBUM &quot;&quot;&quot;;[.A38];&quot;&quot;&quot; -ARTIST &quot;&quot;&quot;;[.B38];&quot;&quot;&quot; -ID3V2TAG TCOM &quot;&quot;&quot;;[.C38];&quot;&quot;&quot; -GENRE &quot;&quot;&quot;;[.D38];&quot;&quot;&quot; -TITLE &quot;&quot;&quot;;[.E38];&quot;&quot;&quot; -TRACK &quot;&quot;&quot;;[.F38];&quot;&quot;&quot; -YEAR &quot;&quot;&quot;;[.H38];&quot;&quot;&quot; &quot;;[.K38];&quot;/&quot;;[.O38];&quot;.mp3&quot;)" office:value-type="string" office:string-value="-ALBUM &quot;&quot; -ARTIST &quot;&quot; -ID3V2TAG TCOM &quot;&quot; -GENRE &quot;&quot; -TITLE &quot;ZZZ&quot; -TRACK &quot;&quot; -YEAR &quot;&quot; 1/T37.mp3">
            <text:p>-ALBUM "" -ARTIST "" -ID3V2TAG TCOM "" -GENRE "" -TITLE "ZZZ" -TRACK "" -YEAR "" 1/T3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8]+1" office:value-type="float" office:value="38">
            <text:p>38</text:p>
          </table:table-cell>
          <table:table-cell table:style-name="ce4"/>
          <table:table-cell table:style-name="ce5" table:formula="of:=IF([.J39]=&quot;X&quot;;[.K38]+1;[.K38])" office:value-type="float" office:value="1">
            <text:p>1</text:p>
          </table:table-cell>
          <table:table-cell table:formula="of:=IF([.J39]=&quot;X&quot;;0;[.L38]+[.G38]+[.J39]/24/60/60)" office:value-type="time" office:time-value="PT00H09M20.304S">
            <text:p>00:09:20.30</text:p>
          </table:table-cell>
          <table:table-cell table:formula="of:=INT([.L39]*24*60)+MOD([.L39]*24*60*60;60)/100" office:value-type="float" office:value="9.20304">
            <text:p>9.203</text:p>
          </table:table-cell>
          <table:table-cell table:formula="of:=[.L39]*24*60*60+[.$N$1]*([.P39]-1)" office:value-type="float" office:value="541.804000000001">
            <text:p>541.804</text:p>
          </table:table-cell>
          <table:table-cell table:formula="of:=CONCATENATE(&quot;T&quot;;[.P39])" office:value-type="string" office:string-value="T38">
            <text:p>T38</text:p>
          </table:table-cell>
          <table:table-cell table:formula="of:=IF([.J39]=&quot;X&quot;;1;[.P38]+1)" office:value-type="float" office:value="38">
            <text:p>38</text:p>
          </table:table-cell>
          <table:table-cell table:style-name="ce7" table:formula="of:=CONCATENATE(&quot;mv &quot;;[.K39];&quot;^&quot;;[.O39];&quot;.wav &quot;&quot;rn^&quot;;[.$E39];&quot;~&quot;;[.$B39];&quot;~&quot;;[.$C39];&quot;~&quot;;[.$A39];&quot;~&quot;;[.$F39];&quot;~&quot;;[.$D39];&quot;.wav&quot;&quot;&quot;)" office:value-type="string" office:string-value="mv 1^T38.wav &quot;rn^ZZZ~~~~~.wav&quot;">
            <text:p>mv 1^T38.wav "rn^ZZZ~~~~~.wav"</text:p>
          </table:table-cell>
          <table:table-cell table:formula="of:=CONCATENATE(&quot;-ALBUM &quot;&quot;&quot;;[.A39];&quot;&quot;&quot; -ARTIST &quot;&quot;&quot;;[.B39];&quot;&quot;&quot; -ID3V2TAG TCOM &quot;&quot;&quot;;[.C39];&quot;&quot;&quot; -GENRE &quot;&quot;&quot;;[.D39];&quot;&quot;&quot; -TITLE &quot;&quot;&quot;;[.E39];&quot;&quot;&quot; -TRACK &quot;&quot;&quot;;[.F39];&quot;&quot;&quot; -YEAR &quot;&quot;&quot;;[.H39];&quot;&quot;&quot; &quot;;[.K39];&quot;/&quot;;[.O39];&quot;.mp3&quot;)" office:value-type="string" office:string-value="-ALBUM &quot;&quot; -ARTIST &quot;&quot; -ID3V2TAG TCOM &quot;&quot; -GENRE &quot;&quot; -TITLE &quot;ZZZ&quot; -TRACK &quot;&quot; -YEAR &quot;&quot; 1/T38.mp3">
            <text:p>-ALBUM "" -ARTIST "" -ID3V2TAG TCOM "" -GENRE "" -TITLE "ZZZ" -TRACK "" -YEAR "" 1/T3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9]+1" office:value-type="float" office:value="39">
            <text:p>39</text:p>
          </table:table-cell>
          <table:table-cell table:style-name="ce4"/>
          <table:table-cell table:style-name="ce5" table:formula="of:=IF([.J40]=&quot;X&quot;;[.K39]+1;[.K39])" office:value-type="float" office:value="1">
            <text:p>1</text:p>
          </table:table-cell>
          <table:table-cell table:formula="of:=IF([.J40]=&quot;X&quot;;0;[.L39]+[.G39]+[.J40]/24/60/60)" office:value-type="time" office:time-value="PT00H09M20.304S">
            <text:p>00:09:20.30</text:p>
          </table:table-cell>
          <table:table-cell table:formula="of:=INT([.L40]*24*60)+MOD([.L40]*24*60*60;60)/100" office:value-type="float" office:value="9.20304">
            <text:p>9.203</text:p>
          </table:table-cell>
          <table:table-cell table:formula="of:=[.L40]*24*60*60+[.$N$1]*([.P40]-1)" office:value-type="float" office:value="541.304000000001">
            <text:p>541.304</text:p>
          </table:table-cell>
          <table:table-cell table:formula="of:=CONCATENATE(&quot;T&quot;;[.P40])" office:value-type="string" office:string-value="T39">
            <text:p>T39</text:p>
          </table:table-cell>
          <table:table-cell table:formula="of:=IF([.J40]=&quot;X&quot;;1;[.P39]+1)" office:value-type="float" office:value="39">
            <text:p>39</text:p>
          </table:table-cell>
          <table:table-cell table:style-name="ce7" table:formula="of:=CONCATENATE(&quot;mv &quot;;[.K40];&quot;^&quot;;[.O40];&quot;.wav &quot;&quot;rn^&quot;;[.$E40];&quot;~&quot;;[.$B40];&quot;~&quot;;[.$C40];&quot;~&quot;;[.$A40];&quot;~&quot;;[.$F40];&quot;~&quot;;[.$D40];&quot;.wav&quot;&quot;&quot;)" office:value-type="string" office:string-value="mv 1^T39.wav &quot;rn^ZZZ~~~~~.wav&quot;">
            <text:p>mv 1^T39.wav "rn^ZZZ~~~~~.wav"</text:p>
          </table:table-cell>
          <table:table-cell table:formula="of:=CONCATENATE(&quot;-ALBUM &quot;&quot;&quot;;[.A40];&quot;&quot;&quot; -ARTIST &quot;&quot;&quot;;[.B40];&quot;&quot;&quot; -ID3V2TAG TCOM &quot;&quot;&quot;;[.C40];&quot;&quot;&quot; -GENRE &quot;&quot;&quot;;[.D40];&quot;&quot;&quot; -TITLE &quot;&quot;&quot;;[.E40];&quot;&quot;&quot; -TRACK &quot;&quot;&quot;;[.F40];&quot;&quot;&quot; -YEAR &quot;&quot;&quot;;[.H40];&quot;&quot;&quot; &quot;;[.K40];&quot;/&quot;;[.O40];&quot;.mp3&quot;)" office:value-type="string" office:string-value="-ALBUM &quot;&quot; -ARTIST &quot;&quot; -ID3V2TAG TCOM &quot;&quot; -GENRE &quot;&quot; -TITLE &quot;ZZZ&quot; -TRACK &quot;&quot; -YEAR &quot;&quot; 1/T39.mp3">
            <text:p>-ALBUM "" -ARTIST "" -ID3V2TAG TCOM "" -GENRE "" -TITLE "ZZZ" -TRACK "" -YEAR "" 1/T3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0]+1" office:value-type="float" office:value="40">
            <text:p>40</text:p>
          </table:table-cell>
          <table:table-cell table:style-name="ce4"/>
          <table:table-cell table:style-name="ce5" table:formula="of:=IF([.J41]=&quot;X&quot;;[.K40]+1;[.K40])" office:value-type="float" office:value="1">
            <text:p>1</text:p>
          </table:table-cell>
          <table:table-cell table:formula="of:=IF([.J41]=&quot;X&quot;;0;[.L40]+[.G40]+[.J41]/24/60/60)" office:value-type="time" office:time-value="PT00H09M20.304S">
            <text:p>00:09:20.30</text:p>
          </table:table-cell>
          <table:table-cell table:formula="of:=INT([.L41]*24*60)+MOD([.L41]*24*60*60;60)/100" office:value-type="float" office:value="9.20304">
            <text:p>9.203</text:p>
          </table:table-cell>
          <table:table-cell table:formula="of:=[.L41]*24*60*60+[.$N$1]*([.P41]-1)" office:value-type="float" office:value="540.804000000001">
            <text:p>540.804</text:p>
          </table:table-cell>
          <table:table-cell table:formula="of:=CONCATENATE(&quot;T&quot;;[.P41])" office:value-type="string" office:string-value="T40">
            <text:p>T40</text:p>
          </table:table-cell>
          <table:table-cell table:formula="of:=IF([.J41]=&quot;X&quot;;1;[.P40]+1)" office:value-type="float" office:value="40">
            <text:p>40</text:p>
          </table:table-cell>
          <table:table-cell table:style-name="ce7" table:formula="of:=CONCATENATE(&quot;mv &quot;;[.K41];&quot;^&quot;;[.O41];&quot;.wav &quot;&quot;rn^&quot;;[.$E41];&quot;~&quot;;[.$B41];&quot;~&quot;;[.$C41];&quot;~&quot;;[.$A41];&quot;~&quot;;[.$F41];&quot;~&quot;;[.$D41];&quot;.wav&quot;&quot;&quot;)" office:value-type="string" office:string-value="mv 1^T40.wav &quot;rn^ZZZ~~~~~.wav&quot;">
            <text:p>mv 1^T40.wav "rn^ZZZ~~~~~.wav"</text:p>
          </table:table-cell>
          <table:table-cell table:formula="of:=CONCATENATE(&quot;-ALBUM &quot;&quot;&quot;;[.A41];&quot;&quot;&quot; -ARTIST &quot;&quot;&quot;;[.B41];&quot;&quot;&quot; -ID3V2TAG TCOM &quot;&quot;&quot;;[.C41];&quot;&quot;&quot; -GENRE &quot;&quot;&quot;;[.D41];&quot;&quot;&quot; -TITLE &quot;&quot;&quot;;[.E41];&quot;&quot;&quot; -TRACK &quot;&quot;&quot;;[.F41];&quot;&quot;&quot; -YEAR &quot;&quot;&quot;;[.H41];&quot;&quot;&quot; &quot;;[.K41];&quot;/&quot;;[.O41];&quot;.mp3&quot;)" office:value-type="string" office:string-value="-ALBUM &quot;&quot; -ARTIST &quot;&quot; -ID3V2TAG TCOM &quot;&quot; -GENRE &quot;&quot; -TITLE &quot;ZZZ&quot; -TRACK &quot;&quot; -YEAR &quot;&quot; 1/T40.mp3">
            <text:p>-ALBUM "" -ARTIST "" -ID3V2TAG TCOM "" -GENRE "" -TITLE "ZZZ" -TRACK "" -YEAR "" 1/T4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1]+1" office:value-type="float" office:value="41">
            <text:p>41</text:p>
          </table:table-cell>
          <table:table-cell table:style-name="ce4"/>
          <table:table-cell table:style-name="ce5" table:formula="of:=IF([.J42]=&quot;X&quot;;[.K41]+1;[.K41])" office:value-type="float" office:value="1">
            <text:p>1</text:p>
          </table:table-cell>
          <table:table-cell table:formula="of:=IF([.J42]=&quot;X&quot;;0;[.L41]+[.G41]+[.J42]/24/60/60)" office:value-type="time" office:time-value="PT00H09M20.304S">
            <text:p>00:09:20.30</text:p>
          </table:table-cell>
          <table:table-cell table:formula="of:=INT([.L42]*24*60)+MOD([.L42]*24*60*60;60)/100" office:value-type="float" office:value="9.20304">
            <text:p>9.203</text:p>
          </table:table-cell>
          <table:table-cell table:formula="of:=[.L42]*24*60*60+[.$N$1]*([.P42]-1)" office:value-type="float" office:value="540.304000000001">
            <text:p>540.304</text:p>
          </table:table-cell>
          <table:table-cell table:formula="of:=CONCATENATE(&quot;T&quot;;[.P42])" office:value-type="string" office:string-value="T41">
            <text:p>T41</text:p>
          </table:table-cell>
          <table:table-cell table:formula="of:=IF([.J42]=&quot;X&quot;;1;[.P41]+1)" office:value-type="float" office:value="41">
            <text:p>41</text:p>
          </table:table-cell>
          <table:table-cell table:style-name="ce7" table:formula="of:=CONCATENATE(&quot;mv &quot;;[.K42];&quot;^&quot;;[.O42];&quot;.wav &quot;&quot;rn^&quot;;[.$E42];&quot;~&quot;;[.$B42];&quot;~&quot;;[.$C42];&quot;~&quot;;[.$A42];&quot;~&quot;;[.$F42];&quot;~&quot;;[.$D42];&quot;.wav&quot;&quot;&quot;)" office:value-type="string" office:string-value="mv 1^T41.wav &quot;rn^ZZZ~~~~~.wav&quot;">
            <text:p>mv 1^T41.wav "rn^ZZZ~~~~~.wav"</text:p>
          </table:table-cell>
          <table:table-cell table:formula="of:=CONCATENATE(&quot;-ALBUM &quot;&quot;&quot;;[.A42];&quot;&quot;&quot; -ARTIST &quot;&quot;&quot;;[.B42];&quot;&quot;&quot; -ID3V2TAG TCOM &quot;&quot;&quot;;[.C42];&quot;&quot;&quot; -GENRE &quot;&quot;&quot;;[.D42];&quot;&quot;&quot; -TITLE &quot;&quot;&quot;;[.E42];&quot;&quot;&quot; -TRACK &quot;&quot;&quot;;[.F42];&quot;&quot;&quot; -YEAR &quot;&quot;&quot;;[.H42];&quot;&quot;&quot; &quot;;[.K42];&quot;/&quot;;[.O42];&quot;.mp3&quot;)" office:value-type="string" office:string-value="-ALBUM &quot;&quot; -ARTIST &quot;&quot; -ID3V2TAG TCOM &quot;&quot; -GENRE &quot;&quot; -TITLE &quot;ZZZ&quot; -TRACK &quot;&quot; -YEAR &quot;&quot; 1/T41.mp3">
            <text:p>-ALBUM "" -ARTIST "" -ID3V2TAG TCOM "" -GENRE "" -TITLE "ZZZ" -TRACK "" -YEAR "" 1/T4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2]+1" office:value-type="float" office:value="42">
            <text:p>42</text:p>
          </table:table-cell>
          <table:table-cell table:style-name="ce4"/>
          <table:table-cell table:style-name="ce5" table:formula="of:=IF([.J43]=&quot;X&quot;;[.K42]+1;[.K42])" office:value-type="float" office:value="1">
            <text:p>1</text:p>
          </table:table-cell>
          <table:table-cell table:formula="of:=IF([.J43]=&quot;X&quot;;0;[.L42]+[.G42]+[.J43]/24/60/60)" office:value-type="time" office:time-value="PT00H09M20.304S">
            <text:p>00:09:20.30</text:p>
          </table:table-cell>
          <table:table-cell table:formula="of:=INT([.L43]*24*60)+MOD([.L43]*24*60*60;60)/100" office:value-type="float" office:value="9.20304">
            <text:p>9.203</text:p>
          </table:table-cell>
          <table:table-cell table:formula="of:=[.L43]*24*60*60+[.$N$1]*([.P43]-1)" office:value-type="float" office:value="539.804000000001">
            <text:p>539.804</text:p>
          </table:table-cell>
          <table:table-cell table:formula="of:=CONCATENATE(&quot;T&quot;;[.P43])" office:value-type="string" office:string-value="T42">
            <text:p>T42</text:p>
          </table:table-cell>
          <table:table-cell table:formula="of:=IF([.J43]=&quot;X&quot;;1;[.P42]+1)" office:value-type="float" office:value="42">
            <text:p>42</text:p>
          </table:table-cell>
          <table:table-cell table:style-name="ce7" table:formula="of:=CONCATENATE(&quot;mv &quot;;[.K43];&quot;^&quot;;[.O43];&quot;.wav &quot;&quot;rn^&quot;;[.$E43];&quot;~&quot;;[.$B43];&quot;~&quot;;[.$C43];&quot;~&quot;;[.$A43];&quot;~&quot;;[.$F43];&quot;~&quot;;[.$D43];&quot;.wav&quot;&quot;&quot;)" office:value-type="string" office:string-value="mv 1^T42.wav &quot;rn^ZZZ~~~~~.wav&quot;">
            <text:p>mv 1^T42.wav "rn^ZZZ~~~~~.wav"</text:p>
          </table:table-cell>
          <table:table-cell table:formula="of:=CONCATENATE(&quot;-ALBUM &quot;&quot;&quot;;[.A43];&quot;&quot;&quot; -ARTIST &quot;&quot;&quot;;[.B43];&quot;&quot;&quot; -ID3V2TAG TCOM &quot;&quot;&quot;;[.C43];&quot;&quot;&quot; -GENRE &quot;&quot;&quot;;[.D43];&quot;&quot;&quot; -TITLE &quot;&quot;&quot;;[.E43];&quot;&quot;&quot; -TRACK &quot;&quot;&quot;;[.F43];&quot;&quot;&quot; -YEAR &quot;&quot;&quot;;[.H43];&quot;&quot;&quot; &quot;;[.K43];&quot;/&quot;;[.O43];&quot;.mp3&quot;)" office:value-type="string" office:string-value="-ALBUM &quot;&quot; -ARTIST &quot;&quot; -ID3V2TAG TCOM &quot;&quot; -GENRE &quot;&quot; -TITLE &quot;ZZZ&quot; -TRACK &quot;&quot; -YEAR &quot;&quot; 1/T42.mp3">
            <text:p>-ALBUM "" -ARTIST "" -ID3V2TAG TCOM "" -GENRE "" -TITLE "ZZZ" -TRACK "" -YEAR "" 1/T4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3]+1" office:value-type="float" office:value="43">
            <text:p>43</text:p>
          </table:table-cell>
          <table:table-cell table:style-name="ce4"/>
          <table:table-cell table:style-name="ce5" table:formula="of:=IF([.J44]=&quot;X&quot;;[.K43]+1;[.K43])" office:value-type="float" office:value="1">
            <text:p>1</text:p>
          </table:table-cell>
          <table:table-cell table:formula="of:=IF([.J44]=&quot;X&quot;;0;[.L43]+[.G43]+[.J44]/24/60/60)" office:value-type="time" office:time-value="PT00H09M20.304S">
            <text:p>00:09:20.30</text:p>
          </table:table-cell>
          <table:table-cell table:formula="of:=INT([.L44]*24*60)+MOD([.L44]*24*60*60;60)/100" office:value-type="float" office:value="9.20304">
            <text:p>9.203</text:p>
          </table:table-cell>
          <table:table-cell table:formula="of:=[.L44]*24*60*60+[.$N$1]*([.P44]-1)" office:value-type="float" office:value="539.304000000001">
            <text:p>539.304</text:p>
          </table:table-cell>
          <table:table-cell table:formula="of:=CONCATENATE(&quot;T&quot;;[.P44])" office:value-type="string" office:string-value="T43">
            <text:p>T43</text:p>
          </table:table-cell>
          <table:table-cell table:formula="of:=IF([.J44]=&quot;X&quot;;1;[.P43]+1)" office:value-type="float" office:value="43">
            <text:p>43</text:p>
          </table:table-cell>
          <table:table-cell table:style-name="ce7" table:formula="of:=CONCATENATE(&quot;mv &quot;;[.K44];&quot;^&quot;;[.O44];&quot;.wav &quot;&quot;rn^&quot;;[.$E44];&quot;~&quot;;[.$B44];&quot;~&quot;;[.$C44];&quot;~&quot;;[.$A44];&quot;~&quot;;[.$F44];&quot;~&quot;;[.$D44];&quot;.wav&quot;&quot;&quot;)" office:value-type="string" office:string-value="mv 1^T43.wav &quot;rn^ZZZ~~~~~.wav&quot;">
            <text:p>mv 1^T43.wav "rn^ZZZ~~~~~.wav"</text:p>
          </table:table-cell>
          <table:table-cell table:formula="of:=CONCATENATE(&quot;-ALBUM &quot;&quot;&quot;;[.A44];&quot;&quot;&quot; -ARTIST &quot;&quot;&quot;;[.B44];&quot;&quot;&quot; -ID3V2TAG TCOM &quot;&quot;&quot;;[.C44];&quot;&quot;&quot; -GENRE &quot;&quot;&quot;;[.D44];&quot;&quot;&quot; -TITLE &quot;&quot;&quot;;[.E44];&quot;&quot;&quot; -TRACK &quot;&quot;&quot;;[.F44];&quot;&quot;&quot; -YEAR &quot;&quot;&quot;;[.H44];&quot;&quot;&quot; &quot;;[.K44];&quot;/&quot;;[.O44];&quot;.mp3&quot;)" office:value-type="string" office:string-value="-ALBUM &quot;&quot; -ARTIST &quot;&quot; -ID3V2TAG TCOM &quot;&quot; -GENRE &quot;&quot; -TITLE &quot;ZZZ&quot; -TRACK &quot;&quot; -YEAR &quot;&quot; 1/T43.mp3">
            <text:p>-ALBUM "" -ARTIST "" -ID3V2TAG TCOM "" -GENRE "" -TITLE "ZZZ" -TRACK "" -YEAR "" 1/T4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4]+1" office:value-type="float" office:value="44">
            <text:p>44</text:p>
          </table:table-cell>
          <table:table-cell table:style-name="ce4"/>
          <table:table-cell table:style-name="ce5" table:formula="of:=IF([.J45]=&quot;X&quot;;[.K44]+1;[.K44])" office:value-type="float" office:value="1">
            <text:p>1</text:p>
          </table:table-cell>
          <table:table-cell table:formula="of:=IF([.J45]=&quot;X&quot;;0;[.L44]+[.G44]+[.J45]/24/60/60)" office:value-type="time" office:time-value="PT00H09M20.304S">
            <text:p>00:09:20.30</text:p>
          </table:table-cell>
          <table:table-cell table:formula="of:=INT([.L45]*24*60)+MOD([.L45]*24*60*60;60)/100" office:value-type="float" office:value="9.20304">
            <text:p>9.203</text:p>
          </table:table-cell>
          <table:table-cell table:formula="of:=[.L45]*24*60*60+[.$N$1]*([.P45]-1)" office:value-type="float" office:value="538.804000000001">
            <text:p>538.804</text:p>
          </table:table-cell>
          <table:table-cell table:formula="of:=CONCATENATE(&quot;T&quot;;[.P45])" office:value-type="string" office:string-value="T44">
            <text:p>T44</text:p>
          </table:table-cell>
          <table:table-cell table:formula="of:=IF([.J45]=&quot;X&quot;;1;[.P44]+1)" office:value-type="float" office:value="44">
            <text:p>44</text:p>
          </table:table-cell>
          <table:table-cell table:style-name="ce7" table:formula="of:=CONCATENATE(&quot;mv &quot;;[.K45];&quot;^&quot;;[.O45];&quot;.wav &quot;&quot;rn^&quot;;[.$E45];&quot;~&quot;;[.$B45];&quot;~&quot;;[.$C45];&quot;~&quot;;[.$A45];&quot;~&quot;;[.$F45];&quot;~&quot;;[.$D45];&quot;.wav&quot;&quot;&quot;)" office:value-type="string" office:string-value="mv 1^T44.wav &quot;rn^ZZZ~~~~~.wav&quot;">
            <text:p>mv 1^T44.wav "rn^ZZZ~~~~~.wav"</text:p>
          </table:table-cell>
          <table:table-cell table:formula="of:=CONCATENATE(&quot;-ALBUM &quot;&quot;&quot;;[.A45];&quot;&quot;&quot; -ARTIST &quot;&quot;&quot;;[.B45];&quot;&quot;&quot; -ID3V2TAG TCOM &quot;&quot;&quot;;[.C45];&quot;&quot;&quot; -GENRE &quot;&quot;&quot;;[.D45];&quot;&quot;&quot; -TITLE &quot;&quot;&quot;;[.E45];&quot;&quot;&quot; -TRACK &quot;&quot;&quot;;[.F45];&quot;&quot;&quot; -YEAR &quot;&quot;&quot;;[.H45];&quot;&quot;&quot; &quot;;[.K45];&quot;/&quot;;[.O45];&quot;.mp3&quot;)" office:value-type="string" office:string-value="-ALBUM &quot;&quot; -ARTIST &quot;&quot; -ID3V2TAG TCOM &quot;&quot; -GENRE &quot;&quot; -TITLE &quot;ZZZ&quot; -TRACK &quot;&quot; -YEAR &quot;&quot; 1/T44.mp3">
            <text:p>-ALBUM "" -ARTIST "" -ID3V2TAG TCOM "" -GENRE "" -TITLE "ZZZ" -TRACK "" -YEAR "" 1/T4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5]+1" office:value-type="float" office:value="45">
            <text:p>45</text:p>
          </table:table-cell>
          <table:table-cell table:style-name="ce4"/>
          <table:table-cell table:style-name="ce5" table:formula="of:=IF([.J46]=&quot;X&quot;;[.K45]+1;[.K45])" office:value-type="float" office:value="1">
            <text:p>1</text:p>
          </table:table-cell>
          <table:table-cell table:formula="of:=IF([.J46]=&quot;X&quot;;0;[.L45]+[.G45]+[.J46]/24/60/60)" office:value-type="time" office:time-value="PT00H09M20.304S">
            <text:p>00:09:20.30</text:p>
          </table:table-cell>
          <table:table-cell table:formula="of:=INT([.L46]*24*60)+MOD([.L46]*24*60*60;60)/100" office:value-type="float" office:value="9.20304">
            <text:p>9.203</text:p>
          </table:table-cell>
          <table:table-cell table:formula="of:=[.L46]*24*60*60+[.$N$1]*([.P46]-1)" office:value-type="float" office:value="538.304000000001">
            <text:p>538.304</text:p>
          </table:table-cell>
          <table:table-cell table:formula="of:=CONCATENATE(&quot;T&quot;;[.P46])" office:value-type="string" office:string-value="T45">
            <text:p>T45</text:p>
          </table:table-cell>
          <table:table-cell table:formula="of:=IF([.J46]=&quot;X&quot;;1;[.P45]+1)" office:value-type="float" office:value="45">
            <text:p>45</text:p>
          </table:table-cell>
          <table:table-cell table:style-name="ce7" table:formula="of:=CONCATENATE(&quot;mv &quot;;[.K46];&quot;^&quot;;[.O46];&quot;.wav &quot;&quot;rn^&quot;;[.$E46];&quot;~&quot;;[.$B46];&quot;~&quot;;[.$C46];&quot;~&quot;;[.$A46];&quot;~&quot;;[.$F46];&quot;~&quot;;[.$D46];&quot;.wav&quot;&quot;&quot;)" office:value-type="string" office:string-value="mv 1^T45.wav &quot;rn^ZZZ~~~~~.wav&quot;">
            <text:p>mv 1^T45.wav "rn^ZZZ~~~~~.wav"</text:p>
          </table:table-cell>
          <table:table-cell table:formula="of:=CONCATENATE(&quot;-ALBUM &quot;&quot;&quot;;[.A46];&quot;&quot;&quot; -ARTIST &quot;&quot;&quot;;[.B46];&quot;&quot;&quot; -ID3V2TAG TCOM &quot;&quot;&quot;;[.C46];&quot;&quot;&quot; -GENRE &quot;&quot;&quot;;[.D46];&quot;&quot;&quot; -TITLE &quot;&quot;&quot;;[.E46];&quot;&quot;&quot; -TRACK &quot;&quot;&quot;;[.F46];&quot;&quot;&quot; -YEAR &quot;&quot;&quot;;[.H46];&quot;&quot;&quot; &quot;;[.K46];&quot;/&quot;;[.O46];&quot;.mp3&quot;)" office:value-type="string" office:string-value="-ALBUM &quot;&quot; -ARTIST &quot;&quot; -ID3V2TAG TCOM &quot;&quot; -GENRE &quot;&quot; -TITLE &quot;ZZZ&quot; -TRACK &quot;&quot; -YEAR &quot;&quot; 1/T45.mp3">
            <text:p>-ALBUM "" -ARTIST "" -ID3V2TAG TCOM "" -GENRE "" -TITLE "ZZZ" -TRACK "" -YEAR "" 1/T4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6]+1" office:value-type="float" office:value="46">
            <text:p>46</text:p>
          </table:table-cell>
          <table:table-cell table:style-name="ce4"/>
          <table:table-cell table:style-name="ce5" table:formula="of:=IF([.J47]=&quot;X&quot;;[.K46]+1;[.K46])" office:value-type="float" office:value="1">
            <text:p>1</text:p>
          </table:table-cell>
          <table:table-cell table:formula="of:=IF([.J47]=&quot;X&quot;;0;[.L46]+[.G46]+[.J47]/24/60/60)" office:value-type="time" office:time-value="PT00H09M20.304S">
            <text:p>00:09:20.30</text:p>
          </table:table-cell>
          <table:table-cell table:formula="of:=INT([.L47]*24*60)+MOD([.L47]*24*60*60;60)/100" office:value-type="float" office:value="9.20304">
            <text:p>9.203</text:p>
          </table:table-cell>
          <table:table-cell table:formula="of:=[.L47]*24*60*60+[.$N$1]*([.P47]-1)" office:value-type="float" office:value="537.804000000001">
            <text:p>537.804</text:p>
          </table:table-cell>
          <table:table-cell table:formula="of:=CONCATENATE(&quot;T&quot;;[.P47])" office:value-type="string" office:string-value="T46">
            <text:p>T46</text:p>
          </table:table-cell>
          <table:table-cell table:formula="of:=IF([.J47]=&quot;X&quot;;1;[.P46]+1)" office:value-type="float" office:value="46">
            <text:p>46</text:p>
          </table:table-cell>
          <table:table-cell table:style-name="ce7" table:formula="of:=CONCATENATE(&quot;mv &quot;;[.K47];&quot;^&quot;;[.O47];&quot;.wav &quot;&quot;rn^&quot;;[.$E47];&quot;~&quot;;[.$B47];&quot;~&quot;;[.$C47];&quot;~&quot;;[.$A47];&quot;~&quot;;[.$F47];&quot;~&quot;;[.$D47];&quot;.wav&quot;&quot;&quot;)" office:value-type="string" office:string-value="mv 1^T46.wav &quot;rn^ZZZ~~~~~.wav&quot;">
            <text:p>mv 1^T46.wav "rn^ZZZ~~~~~.wav"</text:p>
          </table:table-cell>
          <table:table-cell table:formula="of:=CONCATENATE(&quot;-ALBUM &quot;&quot;&quot;;[.A47];&quot;&quot;&quot; -ARTIST &quot;&quot;&quot;;[.B47];&quot;&quot;&quot; -ID3V2TAG TCOM &quot;&quot;&quot;;[.C47];&quot;&quot;&quot; -GENRE &quot;&quot;&quot;;[.D47];&quot;&quot;&quot; -TITLE &quot;&quot;&quot;;[.E47];&quot;&quot;&quot; -TRACK &quot;&quot;&quot;;[.F47];&quot;&quot;&quot; -YEAR &quot;&quot;&quot;;[.H47];&quot;&quot;&quot; &quot;;[.K47];&quot;/&quot;;[.O47];&quot;.mp3&quot;)" office:value-type="string" office:string-value="-ALBUM &quot;&quot; -ARTIST &quot;&quot; -ID3V2TAG TCOM &quot;&quot; -GENRE &quot;&quot; -TITLE &quot;ZZZ&quot; -TRACK &quot;&quot; -YEAR &quot;&quot; 1/T46.mp3">
            <text:p>-ALBUM "" -ARTIST "" -ID3V2TAG TCOM "" -GENRE "" -TITLE "ZZZ" -TRACK "" -YEAR "" 1/T4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7]+1" office:value-type="float" office:value="47">
            <text:p>47</text:p>
          </table:table-cell>
          <table:table-cell table:style-name="ce4"/>
          <table:table-cell table:style-name="ce5" table:formula="of:=IF([.J48]=&quot;X&quot;;[.K47]+1;[.K47])" office:value-type="float" office:value="1">
            <text:p>1</text:p>
          </table:table-cell>
          <table:table-cell table:formula="of:=IF([.J48]=&quot;X&quot;;0;[.L47]+[.G47]+[.J48]/24/60/60)" office:value-type="time" office:time-value="PT00H09M20.304S">
            <text:p>00:09:20.30</text:p>
          </table:table-cell>
          <table:table-cell table:formula="of:=INT([.L48]*24*60)+MOD([.L48]*24*60*60;60)/100" office:value-type="float" office:value="9.20304">
            <text:p>9.203</text:p>
          </table:table-cell>
          <table:table-cell table:formula="of:=[.L48]*24*60*60+[.$N$1]*([.P48]-1)" office:value-type="float" office:value="537.304000000001">
            <text:p>537.304</text:p>
          </table:table-cell>
          <table:table-cell table:formula="of:=CONCATENATE(&quot;T&quot;;[.P48])" office:value-type="string" office:string-value="T47">
            <text:p>T47</text:p>
          </table:table-cell>
          <table:table-cell table:formula="of:=IF([.J48]=&quot;X&quot;;1;[.P47]+1)" office:value-type="float" office:value="47">
            <text:p>47</text:p>
          </table:table-cell>
          <table:table-cell table:style-name="ce7" table:formula="of:=CONCATENATE(&quot;mv &quot;;[.K48];&quot;^&quot;;[.O48];&quot;.wav &quot;&quot;rn^&quot;;[.$E48];&quot;~&quot;;[.$B48];&quot;~&quot;;[.$C48];&quot;~&quot;;[.$A48];&quot;~&quot;;[.$F48];&quot;~&quot;;[.$D48];&quot;.wav&quot;&quot;&quot;)" office:value-type="string" office:string-value="mv 1^T47.wav &quot;rn^ZZZ~~~~~.wav&quot;">
            <text:p>mv 1^T47.wav "rn^ZZZ~~~~~.wav"</text:p>
          </table:table-cell>
          <table:table-cell table:formula="of:=CONCATENATE(&quot;-ALBUM &quot;&quot;&quot;;[.A48];&quot;&quot;&quot; -ARTIST &quot;&quot;&quot;;[.B48];&quot;&quot;&quot; -ID3V2TAG TCOM &quot;&quot;&quot;;[.C48];&quot;&quot;&quot; -GENRE &quot;&quot;&quot;;[.D48];&quot;&quot;&quot; -TITLE &quot;&quot;&quot;;[.E48];&quot;&quot;&quot; -TRACK &quot;&quot;&quot;;[.F48];&quot;&quot;&quot; -YEAR &quot;&quot;&quot;;[.H48];&quot;&quot;&quot; &quot;;[.K48];&quot;/&quot;;[.O48];&quot;.mp3&quot;)" office:value-type="string" office:string-value="-ALBUM &quot;&quot; -ARTIST &quot;&quot; -ID3V2TAG TCOM &quot;&quot; -GENRE &quot;&quot; -TITLE &quot;ZZZ&quot; -TRACK &quot;&quot; -YEAR &quot;&quot; 1/T47.mp3">
            <text:p>-ALBUM "" -ARTIST "" -ID3V2TAG TCOM "" -GENRE "" -TITLE "ZZZ" -TRACK "" -YEAR "" 1/T4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8]+1" office:value-type="float" office:value="48">
            <text:p>48</text:p>
          </table:table-cell>
          <table:table-cell table:style-name="ce4"/>
          <table:table-cell table:style-name="ce5" table:formula="of:=IF([.J49]=&quot;X&quot;;[.K48]+1;[.K48])" office:value-type="float" office:value="1">
            <text:p>1</text:p>
          </table:table-cell>
          <table:table-cell table:formula="of:=IF([.J49]=&quot;X&quot;;0;[.L48]+[.G48]+[.J49]/24/60/60)" office:value-type="time" office:time-value="PT00H09M20.304S">
            <text:p>00:09:20.30</text:p>
          </table:table-cell>
          <table:table-cell table:formula="of:=INT([.L49]*24*60)+MOD([.L49]*24*60*60;60)/100" office:value-type="float" office:value="9.20304">
            <text:p>9.203</text:p>
          </table:table-cell>
          <table:table-cell table:formula="of:=[.L49]*24*60*60+[.$N$1]*([.P49]-1)" office:value-type="float" office:value="536.804000000001">
            <text:p>536.804</text:p>
          </table:table-cell>
          <table:table-cell table:formula="of:=CONCATENATE(&quot;T&quot;;[.P49])" office:value-type="string" office:string-value="T48">
            <text:p>T48</text:p>
          </table:table-cell>
          <table:table-cell table:formula="of:=IF([.J49]=&quot;X&quot;;1;[.P48]+1)" office:value-type="float" office:value="48">
            <text:p>48</text:p>
          </table:table-cell>
          <table:table-cell table:style-name="ce7" table:formula="of:=CONCATENATE(&quot;mv &quot;;[.K49];&quot;^&quot;;[.O49];&quot;.wav &quot;&quot;rn^&quot;;[.$E49];&quot;~&quot;;[.$B49];&quot;~&quot;;[.$C49];&quot;~&quot;;[.$A49];&quot;~&quot;;[.$F49];&quot;~&quot;;[.$D49];&quot;.wav&quot;&quot;&quot;)" office:value-type="string" office:string-value="mv 1^T48.wav &quot;rn^ZZZ~~~~~.wav&quot;">
            <text:p>mv 1^T48.wav "rn^ZZZ~~~~~.wav"</text:p>
          </table:table-cell>
          <table:table-cell table:formula="of:=CONCATENATE(&quot;-ALBUM &quot;&quot;&quot;;[.A49];&quot;&quot;&quot; -ARTIST &quot;&quot;&quot;;[.B49];&quot;&quot;&quot; -ID3V2TAG TCOM &quot;&quot;&quot;;[.C49];&quot;&quot;&quot; -GENRE &quot;&quot;&quot;;[.D49];&quot;&quot;&quot; -TITLE &quot;&quot;&quot;;[.E49];&quot;&quot;&quot; -TRACK &quot;&quot;&quot;;[.F49];&quot;&quot;&quot; -YEAR &quot;&quot;&quot;;[.H49];&quot;&quot;&quot; &quot;;[.K49];&quot;/&quot;;[.O49];&quot;.mp3&quot;)" office:value-type="string" office:string-value="-ALBUM &quot;&quot; -ARTIST &quot;&quot; -ID3V2TAG TCOM &quot;&quot; -GENRE &quot;&quot; -TITLE &quot;ZZZ&quot; -TRACK &quot;&quot; -YEAR &quot;&quot; 1/T48.mp3">
            <text:p>-ALBUM "" -ARTIST "" -ID3V2TAG TCOM "" -GENRE "" -TITLE "ZZZ" -TRACK "" -YEAR "" 1/T4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9]+1" office:value-type="float" office:value="49">
            <text:p>49</text:p>
          </table:table-cell>
          <table:table-cell table:style-name="ce4"/>
          <table:table-cell table:style-name="ce5" table:formula="of:=IF([.J50]=&quot;X&quot;;[.K49]+1;[.K49])" office:value-type="float" office:value="1">
            <text:p>1</text:p>
          </table:table-cell>
          <table:table-cell table:formula="of:=IF([.J50]=&quot;X&quot;;0;[.L49]+[.G49]+[.J50]/24/60/60)" office:value-type="time" office:time-value="PT00H09M20.304S">
            <text:p>00:09:20.30</text:p>
          </table:table-cell>
          <table:table-cell table:formula="of:=INT([.L50]*24*60)+MOD([.L50]*24*60*60;60)/100" office:value-type="float" office:value="9.20304">
            <text:p>9.203</text:p>
          </table:table-cell>
          <table:table-cell table:formula="of:=[.L50]*24*60*60+[.$N$1]*([.P50]-1)" office:value-type="float" office:value="536.304000000001">
            <text:p>536.304</text:p>
          </table:table-cell>
          <table:table-cell table:formula="of:=CONCATENATE(&quot;T&quot;;[.P50])" office:value-type="string" office:string-value="T49">
            <text:p>T49</text:p>
          </table:table-cell>
          <table:table-cell table:formula="of:=IF([.J50]=&quot;X&quot;;1;[.P49]+1)" office:value-type="float" office:value="49">
            <text:p>49</text:p>
          </table:table-cell>
          <table:table-cell table:style-name="ce7" table:formula="of:=CONCATENATE(&quot;mv &quot;;[.K50];&quot;^&quot;;[.O50];&quot;.wav &quot;&quot;rn^&quot;;[.$E50];&quot;~&quot;;[.$B50];&quot;~&quot;;[.$C50];&quot;~&quot;;[.$A50];&quot;~&quot;;[.$F50];&quot;~&quot;;[.$D50];&quot;.wav&quot;&quot;&quot;)" office:value-type="string" office:string-value="mv 1^T49.wav &quot;rn^ZZZ~~~~~.wav&quot;">
            <text:p>mv 1^T49.wav "rn^ZZZ~~~~~.wav"</text:p>
          </table:table-cell>
          <table:table-cell table:formula="of:=CONCATENATE(&quot;-ALBUM &quot;&quot;&quot;;[.A50];&quot;&quot;&quot; -ARTIST &quot;&quot;&quot;;[.B50];&quot;&quot;&quot; -ID3V2TAG TCOM &quot;&quot;&quot;;[.C50];&quot;&quot;&quot; -GENRE &quot;&quot;&quot;;[.D50];&quot;&quot;&quot; -TITLE &quot;&quot;&quot;;[.E50];&quot;&quot;&quot; -TRACK &quot;&quot;&quot;;[.F50];&quot;&quot;&quot; -YEAR &quot;&quot;&quot;;[.H50];&quot;&quot;&quot; &quot;;[.K50];&quot;/&quot;;[.O50];&quot;.mp3&quot;)" office:value-type="string" office:string-value="-ALBUM &quot;&quot; -ARTIST &quot;&quot; -ID3V2TAG TCOM &quot;&quot; -GENRE &quot;&quot; -TITLE &quot;ZZZ&quot; -TRACK &quot;&quot; -YEAR &quot;&quot; 1/T49.mp3">
            <text:p>-ALBUM "" -ARTIST "" -ID3V2TAG TCOM "" -GENRE "" -TITLE "ZZZ" -TRACK "" -YEAR "" 1/T4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0]+1" office:value-type="float" office:value="50">
            <text:p>50</text:p>
          </table:table-cell>
          <table:table-cell table:style-name="ce4"/>
          <table:table-cell table:style-name="ce5" table:formula="of:=IF([.J51]=&quot;X&quot;;[.K50]+1;[.K50])" office:value-type="float" office:value="1">
            <text:p>1</text:p>
          </table:table-cell>
          <table:table-cell table:formula="of:=IF([.J51]=&quot;X&quot;;0;[.L50]+[.G50]+[.J51]/24/60/60)" office:value-type="time" office:time-value="PT00H09M20.304S">
            <text:p>00:09:20.30</text:p>
          </table:table-cell>
          <table:table-cell table:formula="of:=INT([.L51]*24*60)+MOD([.L51]*24*60*60;60)/100" office:value-type="float" office:value="9.20304">
            <text:p>9.203</text:p>
          </table:table-cell>
          <table:table-cell table:formula="of:=[.L51]*24*60*60+[.$N$1]*([.P51]-1)" office:value-type="float" office:value="535.804000000001">
            <text:p>535.804</text:p>
          </table:table-cell>
          <table:table-cell table:formula="of:=CONCATENATE(&quot;T&quot;;[.P51])" office:value-type="string" office:string-value="T50">
            <text:p>T50</text:p>
          </table:table-cell>
          <table:table-cell table:formula="of:=IF([.J51]=&quot;X&quot;;1;[.P50]+1)" office:value-type="float" office:value="50">
            <text:p>50</text:p>
          </table:table-cell>
          <table:table-cell table:style-name="ce7" table:formula="of:=CONCATENATE(&quot;mv &quot;;[.K51];&quot;^&quot;;[.O51];&quot;.wav &quot;&quot;rn^&quot;;[.$E51];&quot;~&quot;;[.$B51];&quot;~&quot;;[.$C51];&quot;~&quot;;[.$A51];&quot;~&quot;;[.$F51];&quot;~&quot;;[.$D51];&quot;.wav&quot;&quot;&quot;)" office:value-type="string" office:string-value="mv 1^T50.wav &quot;rn^ZZZ~~~~~.wav&quot;">
            <text:p>mv 1^T50.wav "rn^ZZZ~~~~~.wav"</text:p>
          </table:table-cell>
          <table:table-cell table:formula="of:=CONCATENATE(&quot;-ALBUM &quot;&quot;&quot;;[.A51];&quot;&quot;&quot; -ARTIST &quot;&quot;&quot;;[.B51];&quot;&quot;&quot; -ID3V2TAG TCOM &quot;&quot;&quot;;[.C51];&quot;&quot;&quot; -GENRE &quot;&quot;&quot;;[.D51];&quot;&quot;&quot; -TITLE &quot;&quot;&quot;;[.E51];&quot;&quot;&quot; -TRACK &quot;&quot;&quot;;[.F51];&quot;&quot;&quot; -YEAR &quot;&quot;&quot;;[.H51];&quot;&quot;&quot; &quot;;[.K51];&quot;/&quot;;[.O51];&quot;.mp3&quot;)" office:value-type="string" office:string-value="-ALBUM &quot;&quot; -ARTIST &quot;&quot; -ID3V2TAG TCOM &quot;&quot; -GENRE &quot;&quot; -TITLE &quot;ZZZ&quot; -TRACK &quot;&quot; -YEAR &quot;&quot; 1/T50.mp3">
            <text:p>-ALBUM "" -ARTIST "" -ID3V2TAG TCOM "" -GENRE "" -TITLE "ZZZ" -TRACK "" -YEAR "" 1/T5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1]+1" office:value-type="float" office:value="51">
            <text:p>51</text:p>
          </table:table-cell>
          <table:table-cell table:style-name="ce4"/>
          <table:table-cell table:style-name="ce5" table:formula="of:=IF([.J52]=&quot;X&quot;;[.K51]+1;[.K51])" office:value-type="float" office:value="1">
            <text:p>1</text:p>
          </table:table-cell>
          <table:table-cell table:formula="of:=IF([.J52]=&quot;X&quot;;0;[.L51]+[.G51]+[.J52]/24/60/60)" office:value-type="time" office:time-value="PT00H09M20.304S">
            <text:p>00:09:20.30</text:p>
          </table:table-cell>
          <table:table-cell table:formula="of:=INT([.L52]*24*60)+MOD([.L52]*24*60*60;60)/100" office:value-type="float" office:value="9.20304">
            <text:p>9.203</text:p>
          </table:table-cell>
          <table:table-cell table:formula="of:=[.L52]*24*60*60+[.$N$1]*([.P52]-1)" office:value-type="float" office:value="535.304000000001">
            <text:p>535.304</text:p>
          </table:table-cell>
          <table:table-cell table:formula="of:=CONCATENATE(&quot;T&quot;;[.P52])" office:value-type="string" office:string-value="T51">
            <text:p>T51</text:p>
          </table:table-cell>
          <table:table-cell table:formula="of:=IF([.J52]=&quot;X&quot;;1;[.P51]+1)" office:value-type="float" office:value="51">
            <text:p>51</text:p>
          </table:table-cell>
          <table:table-cell table:style-name="ce7" table:formula="of:=CONCATENATE(&quot;mv &quot;;[.K52];&quot;^&quot;;[.O52];&quot;.wav &quot;&quot;rn^&quot;;[.$E52];&quot;~&quot;;[.$B52];&quot;~&quot;;[.$C52];&quot;~&quot;;[.$A52];&quot;~&quot;;[.$F52];&quot;~&quot;;[.$D52];&quot;.wav&quot;&quot;&quot;)" office:value-type="string" office:string-value="mv 1^T51.wav &quot;rn^ZZZ~~~~~.wav&quot;">
            <text:p>mv 1^T51.wav "rn^ZZZ~~~~~.wav"</text:p>
          </table:table-cell>
          <table:table-cell table:formula="of:=CONCATENATE(&quot;-ALBUM &quot;&quot;&quot;;[.A52];&quot;&quot;&quot; -ARTIST &quot;&quot;&quot;;[.B52];&quot;&quot;&quot; -ID3V2TAG TCOM &quot;&quot;&quot;;[.C52];&quot;&quot;&quot; -GENRE &quot;&quot;&quot;;[.D52];&quot;&quot;&quot; -TITLE &quot;&quot;&quot;;[.E52];&quot;&quot;&quot; -TRACK &quot;&quot;&quot;;[.F52];&quot;&quot;&quot; -YEAR &quot;&quot;&quot;;[.H52];&quot;&quot;&quot; &quot;;[.K52];&quot;/&quot;;[.O52];&quot;.mp3&quot;)" office:value-type="string" office:string-value="-ALBUM &quot;&quot; -ARTIST &quot;&quot; -ID3V2TAG TCOM &quot;&quot; -GENRE &quot;&quot; -TITLE &quot;ZZZ&quot; -TRACK &quot;&quot; -YEAR &quot;&quot; 1/T51.mp3">
            <text:p>-ALBUM "" -ARTIST "" -ID3V2TAG TCOM "" -GENRE "" -TITLE "ZZZ" -TRACK "" -YEAR "" 1/T5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2]+1" office:value-type="float" office:value="52">
            <text:p>52</text:p>
          </table:table-cell>
          <table:table-cell table:style-name="ce4"/>
          <table:table-cell table:style-name="ce5" table:formula="of:=IF([.J53]=&quot;X&quot;;[.K52]+1;[.K52])" office:value-type="float" office:value="1">
            <text:p>1</text:p>
          </table:table-cell>
          <table:table-cell table:formula="of:=IF([.J53]=&quot;X&quot;;0;[.L52]+[.G52]+[.J53]/24/60/60)" office:value-type="time" office:time-value="PT00H09M20.304S">
            <text:p>00:09:20.30</text:p>
          </table:table-cell>
          <table:table-cell table:formula="of:=INT([.L53]*24*60)+MOD([.L53]*24*60*60;60)/100" office:value-type="float" office:value="9.20304">
            <text:p>9.203</text:p>
          </table:table-cell>
          <table:table-cell table:formula="of:=[.L53]*24*60*60+[.$N$1]*([.P53]-1)" office:value-type="float" office:value="534.804000000001">
            <text:p>534.804</text:p>
          </table:table-cell>
          <table:table-cell table:formula="of:=CONCATENATE(&quot;T&quot;;[.P53])" office:value-type="string" office:string-value="T52">
            <text:p>T52</text:p>
          </table:table-cell>
          <table:table-cell table:formula="of:=IF([.J53]=&quot;X&quot;;1;[.P52]+1)" office:value-type="float" office:value="52">
            <text:p>52</text:p>
          </table:table-cell>
          <table:table-cell table:style-name="ce7" table:formula="of:=CONCATENATE(&quot;mv &quot;;[.K53];&quot;^&quot;;[.O53];&quot;.wav &quot;&quot;rn^&quot;;[.$E53];&quot;~&quot;;[.$B53];&quot;~&quot;;[.$C53];&quot;~&quot;;[.$A53];&quot;~&quot;;[.$F53];&quot;~&quot;;[.$D53];&quot;.wav&quot;&quot;&quot;)" office:value-type="string" office:string-value="mv 1^T52.wav &quot;rn^ZZZ~~~~~.wav&quot;">
            <text:p>mv 1^T52.wav "rn^ZZZ~~~~~.wav"</text:p>
          </table:table-cell>
          <table:table-cell table:formula="of:=CONCATENATE(&quot;-ALBUM &quot;&quot;&quot;;[.A53];&quot;&quot;&quot; -ARTIST &quot;&quot;&quot;;[.B53];&quot;&quot;&quot; -ID3V2TAG TCOM &quot;&quot;&quot;;[.C53];&quot;&quot;&quot; -GENRE &quot;&quot;&quot;;[.D53];&quot;&quot;&quot; -TITLE &quot;&quot;&quot;;[.E53];&quot;&quot;&quot; -TRACK &quot;&quot;&quot;;[.F53];&quot;&quot;&quot; -YEAR &quot;&quot;&quot;;[.H53];&quot;&quot;&quot; &quot;;[.K53];&quot;/&quot;;[.O53];&quot;.mp3&quot;)" office:value-type="string" office:string-value="-ALBUM &quot;&quot; -ARTIST &quot;&quot; -ID3V2TAG TCOM &quot;&quot; -GENRE &quot;&quot; -TITLE &quot;ZZZ&quot; -TRACK &quot;&quot; -YEAR &quot;&quot; 1/T52.mp3">
            <text:p>-ALBUM "" -ARTIST "" -ID3V2TAG TCOM "" -GENRE "" -TITLE "ZZZ" -TRACK "" -YEAR "" 1/T5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3]+1" office:value-type="float" office:value="53">
            <text:p>53</text:p>
          </table:table-cell>
          <table:table-cell table:style-name="ce4"/>
          <table:table-cell table:style-name="ce5" table:formula="of:=IF([.J54]=&quot;X&quot;;[.K53]+1;[.K53])" office:value-type="float" office:value="1">
            <text:p>1</text:p>
          </table:table-cell>
          <table:table-cell table:formula="of:=IF([.J54]=&quot;X&quot;;0;[.L53]+[.G53]+[.J54]/24/60/60)" office:value-type="time" office:time-value="PT00H09M20.304S">
            <text:p>00:09:20.30</text:p>
          </table:table-cell>
          <table:table-cell table:formula="of:=INT([.L54]*24*60)+MOD([.L54]*24*60*60;60)/100" office:value-type="float" office:value="9.20304">
            <text:p>9.203</text:p>
          </table:table-cell>
          <table:table-cell table:formula="of:=[.L54]*24*60*60+[.$N$1]*([.P54]-1)" office:value-type="float" office:value="534.304000000001">
            <text:p>534.304</text:p>
          </table:table-cell>
          <table:table-cell table:formula="of:=CONCATENATE(&quot;T&quot;;[.P54])" office:value-type="string" office:string-value="T53">
            <text:p>T53</text:p>
          </table:table-cell>
          <table:table-cell table:formula="of:=IF([.J54]=&quot;X&quot;;1;[.P53]+1)" office:value-type="float" office:value="53">
            <text:p>53</text:p>
          </table:table-cell>
          <table:table-cell table:style-name="ce7" table:formula="of:=CONCATENATE(&quot;mv &quot;;[.K54];&quot;^&quot;;[.O54];&quot;.wav &quot;&quot;rn^&quot;;[.$E54];&quot;~&quot;;[.$B54];&quot;~&quot;;[.$C54];&quot;~&quot;;[.$A54];&quot;~&quot;;[.$F54];&quot;~&quot;;[.$D54];&quot;.wav&quot;&quot;&quot;)" office:value-type="string" office:string-value="mv 1^T53.wav &quot;rn^ZZZ~~~~~.wav&quot;">
            <text:p>mv 1^T53.wav "rn^ZZZ~~~~~.wav"</text:p>
          </table:table-cell>
          <table:table-cell table:formula="of:=CONCATENATE(&quot;-ALBUM &quot;&quot;&quot;;[.A54];&quot;&quot;&quot; -ARTIST &quot;&quot;&quot;;[.B54];&quot;&quot;&quot; -ID3V2TAG TCOM &quot;&quot;&quot;;[.C54];&quot;&quot;&quot; -GENRE &quot;&quot;&quot;;[.D54];&quot;&quot;&quot; -TITLE &quot;&quot;&quot;;[.E54];&quot;&quot;&quot; -TRACK &quot;&quot;&quot;;[.F54];&quot;&quot;&quot; -YEAR &quot;&quot;&quot;;[.H54];&quot;&quot;&quot; &quot;;[.K54];&quot;/&quot;;[.O54];&quot;.mp3&quot;)" office:value-type="string" office:string-value="-ALBUM &quot;&quot; -ARTIST &quot;&quot; -ID3V2TAG TCOM &quot;&quot; -GENRE &quot;&quot; -TITLE &quot;ZZZ&quot; -TRACK &quot;&quot; -YEAR &quot;&quot; 1/T53.mp3">
            <text:p>-ALBUM "" -ARTIST "" -ID3V2TAG TCOM "" -GENRE "" -TITLE "ZZZ" -TRACK "" -YEAR "" 1/T5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4]+1" office:value-type="float" office:value="54">
            <text:p>54</text:p>
          </table:table-cell>
          <table:table-cell table:style-name="ce4"/>
          <table:table-cell table:style-name="ce5" table:formula="of:=IF([.J55]=&quot;X&quot;;[.K54]+1;[.K54])" office:value-type="float" office:value="1">
            <text:p>1</text:p>
          </table:table-cell>
          <table:table-cell table:formula="of:=IF([.J55]=&quot;X&quot;;0;[.L54]+[.G54]+[.J55]/24/60/60)" office:value-type="time" office:time-value="PT00H09M20.304S">
            <text:p>00:09:20.30</text:p>
          </table:table-cell>
          <table:table-cell table:formula="of:=INT([.L55]*24*60)+MOD([.L55]*24*60*60;60)/100" office:value-type="float" office:value="9.20304">
            <text:p>9.203</text:p>
          </table:table-cell>
          <table:table-cell table:formula="of:=[.L55]*24*60*60+[.$N$1]*([.P55]-1)" office:value-type="float" office:value="533.804000000001">
            <text:p>533.804</text:p>
          </table:table-cell>
          <table:table-cell table:formula="of:=CONCATENATE(&quot;T&quot;;[.P55])" office:value-type="string" office:string-value="T54">
            <text:p>T54</text:p>
          </table:table-cell>
          <table:table-cell table:formula="of:=IF([.J55]=&quot;X&quot;;1;[.P54]+1)" office:value-type="float" office:value="54">
            <text:p>54</text:p>
          </table:table-cell>
          <table:table-cell table:style-name="ce7" table:formula="of:=CONCATENATE(&quot;mv &quot;;[.K55];&quot;^&quot;;[.O55];&quot;.wav &quot;&quot;rn^&quot;;[.$E55];&quot;~&quot;;[.$B55];&quot;~&quot;;[.$C55];&quot;~&quot;;[.$A55];&quot;~&quot;;[.$F55];&quot;~&quot;;[.$D55];&quot;.wav&quot;&quot;&quot;)" office:value-type="string" office:string-value="mv 1^T54.wav &quot;rn^ZZZ~~~~~.wav&quot;">
            <text:p>mv 1^T54.wav "rn^ZZZ~~~~~.wav"</text:p>
          </table:table-cell>
          <table:table-cell table:formula="of:=CONCATENATE(&quot;-ALBUM &quot;&quot;&quot;;[.A55];&quot;&quot;&quot; -ARTIST &quot;&quot;&quot;;[.B55];&quot;&quot;&quot; -ID3V2TAG TCOM &quot;&quot;&quot;;[.C55];&quot;&quot;&quot; -GENRE &quot;&quot;&quot;;[.D55];&quot;&quot;&quot; -TITLE &quot;&quot;&quot;;[.E55];&quot;&quot;&quot; -TRACK &quot;&quot;&quot;;[.F55];&quot;&quot;&quot; -YEAR &quot;&quot;&quot;;[.H55];&quot;&quot;&quot; &quot;;[.K55];&quot;/&quot;;[.O55];&quot;.mp3&quot;)" office:value-type="string" office:string-value="-ALBUM &quot;&quot; -ARTIST &quot;&quot; -ID3V2TAG TCOM &quot;&quot; -GENRE &quot;&quot; -TITLE &quot;ZZZ&quot; -TRACK &quot;&quot; -YEAR &quot;&quot; 1/T54.mp3">
            <text:p>-ALBUM "" -ARTIST "" -ID3V2TAG TCOM "" -GENRE "" -TITLE "ZZZ" -TRACK "" -YEAR "" 1/T5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5]+1" office:value-type="float" office:value="55">
            <text:p>55</text:p>
          </table:table-cell>
          <table:table-cell table:style-name="ce4"/>
          <table:table-cell table:style-name="ce5" table:formula="of:=IF([.J56]=&quot;X&quot;;[.K55]+1;[.K55])" office:value-type="float" office:value="1">
            <text:p>1</text:p>
          </table:table-cell>
          <table:table-cell table:formula="of:=IF([.J56]=&quot;X&quot;;0;[.L55]+[.G55]+[.J56]/24/60/60)" office:value-type="time" office:time-value="PT00H09M20.304S">
            <text:p>00:09:20.30</text:p>
          </table:table-cell>
          <table:table-cell table:formula="of:=INT([.L56]*24*60)+MOD([.L56]*24*60*60;60)/100" office:value-type="float" office:value="9.20304">
            <text:p>9.203</text:p>
          </table:table-cell>
          <table:table-cell table:formula="of:=[.L56]*24*60*60+[.$N$1]*([.P56]-1)" office:value-type="float" office:value="533.304000000001">
            <text:p>533.304</text:p>
          </table:table-cell>
          <table:table-cell table:formula="of:=CONCATENATE(&quot;T&quot;;[.P56])" office:value-type="string" office:string-value="T55">
            <text:p>T55</text:p>
          </table:table-cell>
          <table:table-cell table:formula="of:=IF([.J56]=&quot;X&quot;;1;[.P55]+1)" office:value-type="float" office:value="55">
            <text:p>55</text:p>
          </table:table-cell>
          <table:table-cell table:style-name="ce7" table:formula="of:=CONCATENATE(&quot;mv &quot;;[.K56];&quot;^&quot;;[.O56];&quot;.wav &quot;&quot;rn^&quot;;[.$E56];&quot;~&quot;;[.$B56];&quot;~&quot;;[.$C56];&quot;~&quot;;[.$A56];&quot;~&quot;;[.$F56];&quot;~&quot;;[.$D56];&quot;.wav&quot;&quot;&quot;)" office:value-type="string" office:string-value="mv 1^T55.wav &quot;rn^ZZZ~~~~~.wav&quot;">
            <text:p>mv 1^T55.wav "rn^ZZZ~~~~~.wav"</text:p>
          </table:table-cell>
          <table:table-cell table:formula="of:=CONCATENATE(&quot;-ALBUM &quot;&quot;&quot;;[.A56];&quot;&quot;&quot; -ARTIST &quot;&quot;&quot;;[.B56];&quot;&quot;&quot; -ID3V2TAG TCOM &quot;&quot;&quot;;[.C56];&quot;&quot;&quot; -GENRE &quot;&quot;&quot;;[.D56];&quot;&quot;&quot; -TITLE &quot;&quot;&quot;;[.E56];&quot;&quot;&quot; -TRACK &quot;&quot;&quot;;[.F56];&quot;&quot;&quot; -YEAR &quot;&quot;&quot;;[.H56];&quot;&quot;&quot; &quot;;[.K56];&quot;/&quot;;[.O56];&quot;.mp3&quot;)" office:value-type="string" office:string-value="-ALBUM &quot;&quot; -ARTIST &quot;&quot; -ID3V2TAG TCOM &quot;&quot; -GENRE &quot;&quot; -TITLE &quot;ZZZ&quot; -TRACK &quot;&quot; -YEAR &quot;&quot; 1/T55.mp3">
            <text:p>-ALBUM "" -ARTIST "" -ID3V2TAG TCOM "" -GENRE "" -TITLE "ZZZ" -TRACK "" -YEAR "" 1/T5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6]+1" office:value-type="float" office:value="56">
            <text:p>56</text:p>
          </table:table-cell>
          <table:table-cell table:style-name="ce4"/>
          <table:table-cell table:style-name="ce5" table:formula="of:=IF([.J57]=&quot;X&quot;;[.K56]+1;[.K56])" office:value-type="float" office:value="1">
            <text:p>1</text:p>
          </table:table-cell>
          <table:table-cell table:formula="of:=IF([.J57]=&quot;X&quot;;0;[.L56]+[.G56]+[.J57]/24/60/60)" office:value-type="time" office:time-value="PT00H09M20.304S">
            <text:p>00:09:20.30</text:p>
          </table:table-cell>
          <table:table-cell table:formula="of:=INT([.L57]*24*60)+MOD([.L57]*24*60*60;60)/100" office:value-type="float" office:value="9.20304">
            <text:p>9.203</text:p>
          </table:table-cell>
          <table:table-cell table:formula="of:=[.L57]*24*60*60+[.$N$1]*([.P57]-1)" office:value-type="float" office:value="532.804000000001">
            <text:p>532.804</text:p>
          </table:table-cell>
          <table:table-cell table:formula="of:=CONCATENATE(&quot;T&quot;;[.P57])" office:value-type="string" office:string-value="T56">
            <text:p>T56</text:p>
          </table:table-cell>
          <table:table-cell table:formula="of:=IF([.J57]=&quot;X&quot;;1;[.P56]+1)" office:value-type="float" office:value="56">
            <text:p>56</text:p>
          </table:table-cell>
          <table:table-cell table:style-name="ce7" table:formula="of:=CONCATENATE(&quot;mv &quot;;[.K57];&quot;^&quot;;[.O57];&quot;.wav &quot;&quot;rn^&quot;;[.$E57];&quot;~&quot;;[.$B57];&quot;~&quot;;[.$C57];&quot;~&quot;;[.$A57];&quot;~&quot;;[.$F57];&quot;~&quot;;[.$D57];&quot;.wav&quot;&quot;&quot;)" office:value-type="string" office:string-value="mv 1^T56.wav &quot;rn^ZZZ~~~~~.wav&quot;">
            <text:p>mv 1^T56.wav "rn^ZZZ~~~~~.wav"</text:p>
          </table:table-cell>
          <table:table-cell table:formula="of:=CONCATENATE(&quot;-ALBUM &quot;&quot;&quot;;[.A57];&quot;&quot;&quot; -ARTIST &quot;&quot;&quot;;[.B57];&quot;&quot;&quot; -ID3V2TAG TCOM &quot;&quot;&quot;;[.C57];&quot;&quot;&quot; -GENRE &quot;&quot;&quot;;[.D57];&quot;&quot;&quot; -TITLE &quot;&quot;&quot;;[.E57];&quot;&quot;&quot; -TRACK &quot;&quot;&quot;;[.F57];&quot;&quot;&quot; -YEAR &quot;&quot;&quot;;[.H57];&quot;&quot;&quot; &quot;;[.K57];&quot;/&quot;;[.O57];&quot;.mp3&quot;)" office:value-type="string" office:string-value="-ALBUM &quot;&quot; -ARTIST &quot;&quot; -ID3V2TAG TCOM &quot;&quot; -GENRE &quot;&quot; -TITLE &quot;ZZZ&quot; -TRACK &quot;&quot; -YEAR &quot;&quot; 1/T56.mp3">
            <text:p>-ALBUM "" -ARTIST "" -ID3V2TAG TCOM "" -GENRE "" -TITLE "ZZZ" -TRACK "" -YEAR "" 1/T5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7]+1" office:value-type="float" office:value="57">
            <text:p>57</text:p>
          </table:table-cell>
          <table:table-cell table:style-name="ce4"/>
          <table:table-cell table:style-name="ce5" table:formula="of:=IF([.J58]=&quot;X&quot;;[.K57]+1;[.K57])" office:value-type="float" office:value="1">
            <text:p>1</text:p>
          </table:table-cell>
          <table:table-cell table:formula="of:=IF([.J58]=&quot;X&quot;;0;[.L57]+[.G57]+[.J58]/24/60/60)" office:value-type="time" office:time-value="PT00H09M20.304S">
            <text:p>00:09:20.30</text:p>
          </table:table-cell>
          <table:table-cell table:formula="of:=INT([.L58]*24*60)+MOD([.L58]*24*60*60;60)/100" office:value-type="float" office:value="9.20304">
            <text:p>9.203</text:p>
          </table:table-cell>
          <table:table-cell table:formula="of:=[.L58]*24*60*60+[.$N$1]*([.P58]-1)" office:value-type="float" office:value="532.304000000001">
            <text:p>532.304</text:p>
          </table:table-cell>
          <table:table-cell table:formula="of:=CONCATENATE(&quot;T&quot;;[.P58])" office:value-type="string" office:string-value="T57">
            <text:p>T57</text:p>
          </table:table-cell>
          <table:table-cell table:formula="of:=IF([.J58]=&quot;X&quot;;1;[.P57]+1)" office:value-type="float" office:value="57">
            <text:p>57</text:p>
          </table:table-cell>
          <table:table-cell table:style-name="ce7" table:formula="of:=CONCATENATE(&quot;mv &quot;;[.K58];&quot;^&quot;;[.O58];&quot;.wav &quot;&quot;rn^&quot;;[.$E58];&quot;~&quot;;[.$B58];&quot;~&quot;;[.$C58];&quot;~&quot;;[.$A58];&quot;~&quot;;[.$F58];&quot;~&quot;;[.$D58];&quot;.wav&quot;&quot;&quot;)" office:value-type="string" office:string-value="mv 1^T57.wav &quot;rn^ZZZ~~~~~.wav&quot;">
            <text:p>mv 1^T57.wav "rn^ZZZ~~~~~.wav"</text:p>
          </table:table-cell>
          <table:table-cell table:formula="of:=CONCATENATE(&quot;-ALBUM &quot;&quot;&quot;;[.A58];&quot;&quot;&quot; -ARTIST &quot;&quot;&quot;;[.B58];&quot;&quot;&quot; -ID3V2TAG TCOM &quot;&quot;&quot;;[.C58];&quot;&quot;&quot; -GENRE &quot;&quot;&quot;;[.D58];&quot;&quot;&quot; -TITLE &quot;&quot;&quot;;[.E58];&quot;&quot;&quot; -TRACK &quot;&quot;&quot;;[.F58];&quot;&quot;&quot; -YEAR &quot;&quot;&quot;;[.H58];&quot;&quot;&quot; &quot;;[.K58];&quot;/&quot;;[.O58];&quot;.mp3&quot;)" office:value-type="string" office:string-value="-ALBUM &quot;&quot; -ARTIST &quot;&quot; -ID3V2TAG TCOM &quot;&quot; -GENRE &quot;&quot; -TITLE &quot;ZZZ&quot; -TRACK &quot;&quot; -YEAR &quot;&quot; 1/T57.mp3">
            <text:p>-ALBUM "" -ARTIST "" -ID3V2TAG TCOM "" -GENRE "" -TITLE "ZZZ" -TRACK "" -YEAR "" 1/T5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8]+1" office:value-type="float" office:value="58">
            <text:p>58</text:p>
          </table:table-cell>
          <table:table-cell table:style-name="ce4"/>
          <table:table-cell table:style-name="ce5" table:formula="of:=IF([.J59]=&quot;X&quot;;[.K58]+1;[.K58])" office:value-type="float" office:value="1">
            <text:p>1</text:p>
          </table:table-cell>
          <table:table-cell table:formula="of:=IF([.J59]=&quot;X&quot;;0;[.L58]+[.G58]+[.J59]/24/60/60)" office:value-type="time" office:time-value="PT00H09M20.304S">
            <text:p>00:09:20.30</text:p>
          </table:table-cell>
          <table:table-cell table:formula="of:=INT([.L59]*24*60)+MOD([.L59]*24*60*60;60)/100" office:value-type="float" office:value="9.20304">
            <text:p>9.203</text:p>
          </table:table-cell>
          <table:table-cell table:formula="of:=[.L59]*24*60*60+[.$N$1]*([.P59]-1)" office:value-type="float" office:value="531.804000000001">
            <text:p>531.804</text:p>
          </table:table-cell>
          <table:table-cell table:formula="of:=CONCATENATE(&quot;T&quot;;[.P59])" office:value-type="string" office:string-value="T58">
            <text:p>T58</text:p>
          </table:table-cell>
          <table:table-cell table:formula="of:=IF([.J59]=&quot;X&quot;;1;[.P58]+1)" office:value-type="float" office:value="58">
            <text:p>58</text:p>
          </table:table-cell>
          <table:table-cell table:style-name="ce7" table:formula="of:=CONCATENATE(&quot;mv &quot;;[.K59];&quot;^&quot;;[.O59];&quot;.wav &quot;&quot;rn^&quot;;[.$E59];&quot;~&quot;;[.$B59];&quot;~&quot;;[.$C59];&quot;~&quot;;[.$A59];&quot;~&quot;;[.$F59];&quot;~&quot;;[.$D59];&quot;.wav&quot;&quot;&quot;)" office:value-type="string" office:string-value="mv 1^T58.wav &quot;rn^ZZZ~~~~~.wav&quot;">
            <text:p>mv 1^T58.wav "rn^ZZZ~~~~~.wav"</text:p>
          </table:table-cell>
          <table:table-cell table:formula="of:=CONCATENATE(&quot;-ALBUM &quot;&quot;&quot;;[.A59];&quot;&quot;&quot; -ARTIST &quot;&quot;&quot;;[.B59];&quot;&quot;&quot; -ID3V2TAG TCOM &quot;&quot;&quot;;[.C59];&quot;&quot;&quot; -GENRE &quot;&quot;&quot;;[.D59];&quot;&quot;&quot; -TITLE &quot;&quot;&quot;;[.E59];&quot;&quot;&quot; -TRACK &quot;&quot;&quot;;[.F59];&quot;&quot;&quot; -YEAR &quot;&quot;&quot;;[.H59];&quot;&quot;&quot; &quot;;[.K59];&quot;/&quot;;[.O59];&quot;.mp3&quot;)" office:value-type="string" office:string-value="-ALBUM &quot;&quot; -ARTIST &quot;&quot; -ID3V2TAG TCOM &quot;&quot; -GENRE &quot;&quot; -TITLE &quot;ZZZ&quot; -TRACK &quot;&quot; -YEAR &quot;&quot; 1/T58.mp3">
            <text:p>-ALBUM "" -ARTIST "" -ID3V2TAG TCOM "" -GENRE "" -TITLE "ZZZ" -TRACK "" -YEAR "" 1/T5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9]+1" office:value-type="float" office:value="59">
            <text:p>59</text:p>
          </table:table-cell>
          <table:table-cell table:style-name="ce4"/>
          <table:table-cell table:style-name="ce5" table:formula="of:=IF([.J60]=&quot;X&quot;;[.K59]+1;[.K59])" office:value-type="float" office:value="1">
            <text:p>1</text:p>
          </table:table-cell>
          <table:table-cell table:formula="of:=IF([.J60]=&quot;X&quot;;0;[.L59]+[.G59]+[.J60]/24/60/60)" office:value-type="time" office:time-value="PT00H09M20.304S">
            <text:p>00:09:20.30</text:p>
          </table:table-cell>
          <table:table-cell table:formula="of:=INT([.L60]*24*60)+MOD([.L60]*24*60*60;60)/100" office:value-type="float" office:value="9.20304">
            <text:p>9.203</text:p>
          </table:table-cell>
          <table:table-cell table:formula="of:=[.L60]*24*60*60+[.$N$1]*([.P60]-1)" office:value-type="float" office:value="531.304000000001">
            <text:p>531.304</text:p>
          </table:table-cell>
          <table:table-cell table:formula="of:=CONCATENATE(&quot;T&quot;;[.P60])" office:value-type="string" office:string-value="T59">
            <text:p>T59</text:p>
          </table:table-cell>
          <table:table-cell table:formula="of:=IF([.J60]=&quot;X&quot;;1;[.P59]+1)" office:value-type="float" office:value="59">
            <text:p>59</text:p>
          </table:table-cell>
          <table:table-cell table:style-name="ce7" table:formula="of:=CONCATENATE(&quot;mv &quot;;[.K60];&quot;^&quot;;[.O60];&quot;.wav &quot;&quot;rn^&quot;;[.$E60];&quot;~&quot;;[.$B60];&quot;~&quot;;[.$C60];&quot;~&quot;;[.$A60];&quot;~&quot;;[.$F60];&quot;~&quot;;[.$D60];&quot;.wav&quot;&quot;&quot;)" office:value-type="string" office:string-value="mv 1^T59.wav &quot;rn^ZZZ~~~~~.wav&quot;">
            <text:p>mv 1^T59.wav "rn^ZZZ~~~~~.wav"</text:p>
          </table:table-cell>
          <table:table-cell table:formula="of:=CONCATENATE(&quot;-ALBUM &quot;&quot;&quot;;[.A60];&quot;&quot;&quot; -ARTIST &quot;&quot;&quot;;[.B60];&quot;&quot;&quot; -ID3V2TAG TCOM &quot;&quot;&quot;;[.C60];&quot;&quot;&quot; -GENRE &quot;&quot;&quot;;[.D60];&quot;&quot;&quot; -TITLE &quot;&quot;&quot;;[.E60];&quot;&quot;&quot; -TRACK &quot;&quot;&quot;;[.F60];&quot;&quot;&quot; -YEAR &quot;&quot;&quot;;[.H60];&quot;&quot;&quot; &quot;;[.K60];&quot;/&quot;;[.O60];&quot;.mp3&quot;)" office:value-type="string" office:string-value="-ALBUM &quot;&quot; -ARTIST &quot;&quot; -ID3V2TAG TCOM &quot;&quot; -GENRE &quot;&quot; -TITLE &quot;ZZZ&quot; -TRACK &quot;&quot; -YEAR &quot;&quot; 1/T59.mp3">
            <text:p>-ALBUM "" -ARTIST "" -ID3V2TAG TCOM "" -GENRE "" -TITLE "ZZZ" -TRACK "" -YEAR "" 1/T5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0]+1" office:value-type="float" office:value="60">
            <text:p>60</text:p>
          </table:table-cell>
          <table:table-cell table:style-name="ce4"/>
          <table:table-cell table:style-name="ce5" table:formula="of:=IF([.J61]=&quot;X&quot;;[.K60]+1;[.K60])" office:value-type="float" office:value="1">
            <text:p>1</text:p>
          </table:table-cell>
          <table:table-cell table:formula="of:=IF([.J61]=&quot;X&quot;;0;[.L60]+[.G60]+[.J61]/24/60/60)" office:value-type="time" office:time-value="PT00H09M20.304S">
            <text:p>00:09:20.30</text:p>
          </table:table-cell>
          <table:table-cell table:formula="of:=INT([.L61]*24*60)+MOD([.L61]*24*60*60;60)/100" office:value-type="float" office:value="9.20304">
            <text:p>9.203</text:p>
          </table:table-cell>
          <table:table-cell table:formula="of:=[.L61]*24*60*60+[.$N$1]*([.P61]-1)" office:value-type="float" office:value="530.804000000001">
            <text:p>530.804</text:p>
          </table:table-cell>
          <table:table-cell table:formula="of:=CONCATENATE(&quot;T&quot;;[.P61])" office:value-type="string" office:string-value="T60">
            <text:p>T60</text:p>
          </table:table-cell>
          <table:table-cell table:formula="of:=IF([.J61]=&quot;X&quot;;1;[.P60]+1)" office:value-type="float" office:value="60">
            <text:p>60</text:p>
          </table:table-cell>
          <table:table-cell table:style-name="ce7" table:formula="of:=CONCATENATE(&quot;mv &quot;;[.K61];&quot;^&quot;;[.O61];&quot;.wav &quot;&quot;rn^&quot;;[.$E61];&quot;~&quot;;[.$B61];&quot;~&quot;;[.$C61];&quot;~&quot;;[.$A61];&quot;~&quot;;[.$F61];&quot;~&quot;;[.$D61];&quot;.wav&quot;&quot;&quot;)" office:value-type="string" office:string-value="mv 1^T60.wav &quot;rn^ZZZ~~~~~.wav&quot;">
            <text:p>mv 1^T60.wav "rn^ZZZ~~~~~.wav"</text:p>
          </table:table-cell>
          <table:table-cell table:formula="of:=CONCATENATE(&quot;-ALBUM &quot;&quot;&quot;;[.A61];&quot;&quot;&quot; -ARTIST &quot;&quot;&quot;;[.B61];&quot;&quot;&quot; -ID3V2TAG TCOM &quot;&quot;&quot;;[.C61];&quot;&quot;&quot; -GENRE &quot;&quot;&quot;;[.D61];&quot;&quot;&quot; -TITLE &quot;&quot;&quot;;[.E61];&quot;&quot;&quot; -TRACK &quot;&quot;&quot;;[.F61];&quot;&quot;&quot; -YEAR &quot;&quot;&quot;;[.H61];&quot;&quot;&quot; &quot;;[.K61];&quot;/&quot;;[.O61];&quot;.mp3&quot;)" office:value-type="string" office:string-value="-ALBUM &quot;&quot; -ARTIST &quot;&quot; -ID3V2TAG TCOM &quot;&quot; -GENRE &quot;&quot; -TITLE &quot;ZZZ&quot; -TRACK &quot;&quot; -YEAR &quot;&quot; 1/T60.mp3">
            <text:p>-ALBUM "" -ARTIST "" -ID3V2TAG TCOM "" -GENRE "" -TITLE "ZZZ" -TRACK "" -YEAR "" 1/T6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1]+1" office:value-type="float" office:value="61">
            <text:p>61</text:p>
          </table:table-cell>
          <table:table-cell table:style-name="ce4"/>
          <table:table-cell table:style-name="ce5" table:formula="of:=IF([.J62]=&quot;X&quot;;[.K61]+1;[.K61])" office:value-type="float" office:value="1">
            <text:p>1</text:p>
          </table:table-cell>
          <table:table-cell table:formula="of:=IF([.J62]=&quot;X&quot;;0;[.L61]+[.G61]+[.J62]/24/60/60)" office:value-type="time" office:time-value="PT00H09M20.304S">
            <text:p>00:09:20.30</text:p>
          </table:table-cell>
          <table:table-cell table:formula="of:=INT([.L62]*24*60)+MOD([.L62]*24*60*60;60)/100" office:value-type="float" office:value="9.20304">
            <text:p>9.203</text:p>
          </table:table-cell>
          <table:table-cell table:formula="of:=[.L62]*24*60*60+[.$N$1]*([.P62]-1)" office:value-type="float" office:value="530.304000000001">
            <text:p>530.304</text:p>
          </table:table-cell>
          <table:table-cell table:formula="of:=CONCATENATE(&quot;T&quot;;[.P62])" office:value-type="string" office:string-value="T61">
            <text:p>T61</text:p>
          </table:table-cell>
          <table:table-cell table:formula="of:=IF([.J62]=&quot;X&quot;;1;[.P61]+1)" office:value-type="float" office:value="61">
            <text:p>61</text:p>
          </table:table-cell>
          <table:table-cell table:style-name="ce7" table:formula="of:=CONCATENATE(&quot;mv &quot;;[.K62];&quot;^&quot;;[.O62];&quot;.wav &quot;&quot;rn^&quot;;[.$E62];&quot;~&quot;;[.$B62];&quot;~&quot;;[.$C62];&quot;~&quot;;[.$A62];&quot;~&quot;;[.$F62];&quot;~&quot;;[.$D62];&quot;.wav&quot;&quot;&quot;)" office:value-type="string" office:string-value="mv 1^T61.wav &quot;rn^ZZZ~~~~~.wav&quot;">
            <text:p>mv 1^T61.wav "rn^ZZZ~~~~~.wav"</text:p>
          </table:table-cell>
          <table:table-cell table:formula="of:=CONCATENATE(&quot;-ALBUM &quot;&quot;&quot;;[.A62];&quot;&quot;&quot; -ARTIST &quot;&quot;&quot;;[.B62];&quot;&quot;&quot; -ID3V2TAG TCOM &quot;&quot;&quot;;[.C62];&quot;&quot;&quot; -GENRE &quot;&quot;&quot;;[.D62];&quot;&quot;&quot; -TITLE &quot;&quot;&quot;;[.E62];&quot;&quot;&quot; -TRACK &quot;&quot;&quot;;[.F62];&quot;&quot;&quot; -YEAR &quot;&quot;&quot;;[.H62];&quot;&quot;&quot; &quot;;[.K62];&quot;/&quot;;[.O62];&quot;.mp3&quot;)" office:value-type="string" office:string-value="-ALBUM &quot;&quot; -ARTIST &quot;&quot; -ID3V2TAG TCOM &quot;&quot; -GENRE &quot;&quot; -TITLE &quot;ZZZ&quot; -TRACK &quot;&quot; -YEAR &quot;&quot; 1/T61.mp3">
            <text:p>-ALBUM "" -ARTIST "" -ID3V2TAG TCOM "" -GENRE "" -TITLE "ZZZ" -TRACK "" -YEAR "" 1/T6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2]+1" office:value-type="float" office:value="62">
            <text:p>62</text:p>
          </table:table-cell>
          <table:table-cell table:style-name="ce4"/>
          <table:table-cell table:style-name="ce5" table:formula="of:=IF([.J63]=&quot;X&quot;;[.K62]+1;[.K62])" office:value-type="float" office:value="1">
            <text:p>1</text:p>
          </table:table-cell>
          <table:table-cell table:formula="of:=IF([.J63]=&quot;X&quot;;0;[.L62]+[.G62]+[.J63]/24/60/60)" office:value-type="time" office:time-value="PT00H09M20.304S">
            <text:p>00:09:20.30</text:p>
          </table:table-cell>
          <table:table-cell table:formula="of:=INT([.L63]*24*60)+MOD([.L63]*24*60*60;60)/100" office:value-type="float" office:value="9.20304">
            <text:p>9.203</text:p>
          </table:table-cell>
          <table:table-cell table:formula="of:=[.L63]*24*60*60+[.$N$1]*([.P63]-1)" office:value-type="float" office:value="529.804000000001">
            <text:p>529.804</text:p>
          </table:table-cell>
          <table:table-cell table:formula="of:=CONCATENATE(&quot;T&quot;;[.P63])" office:value-type="string" office:string-value="T62">
            <text:p>T62</text:p>
          </table:table-cell>
          <table:table-cell table:formula="of:=IF([.J63]=&quot;X&quot;;1;[.P62]+1)" office:value-type="float" office:value="62">
            <text:p>62</text:p>
          </table:table-cell>
          <table:table-cell table:style-name="ce7" table:formula="of:=CONCATENATE(&quot;mv &quot;;[.K63];&quot;^&quot;;[.O63];&quot;.wav &quot;&quot;rn^&quot;;[.$E63];&quot;~&quot;;[.$B63];&quot;~&quot;;[.$C63];&quot;~&quot;;[.$A63];&quot;~&quot;;[.$F63];&quot;~&quot;;[.$D63];&quot;.wav&quot;&quot;&quot;)" office:value-type="string" office:string-value="mv 1^T62.wav &quot;rn^ZZZ~~~~~.wav&quot;">
            <text:p>mv 1^T62.wav "rn^ZZZ~~~~~.wav"</text:p>
          </table:table-cell>
          <table:table-cell table:formula="of:=CONCATENATE(&quot;-ALBUM &quot;&quot;&quot;;[.A63];&quot;&quot;&quot; -ARTIST &quot;&quot;&quot;;[.B63];&quot;&quot;&quot; -ID3V2TAG TCOM &quot;&quot;&quot;;[.C63];&quot;&quot;&quot; -GENRE &quot;&quot;&quot;;[.D63];&quot;&quot;&quot; -TITLE &quot;&quot;&quot;;[.E63];&quot;&quot;&quot; -TRACK &quot;&quot;&quot;;[.F63];&quot;&quot;&quot; -YEAR &quot;&quot;&quot;;[.H63];&quot;&quot;&quot; &quot;;[.K63];&quot;/&quot;;[.O63];&quot;.mp3&quot;)" office:value-type="string" office:string-value="-ALBUM &quot;&quot; -ARTIST &quot;&quot; -ID3V2TAG TCOM &quot;&quot; -GENRE &quot;&quot; -TITLE &quot;ZZZ&quot; -TRACK &quot;&quot; -YEAR &quot;&quot; 1/T62.mp3">
            <text:p>-ALBUM "" -ARTIST "" -ID3V2TAG TCOM "" -GENRE "" -TITLE "ZZZ" -TRACK "" -YEAR "" 1/T6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3]+1" office:value-type="float" office:value="63">
            <text:p>63</text:p>
          </table:table-cell>
          <table:table-cell table:style-name="ce4"/>
          <table:table-cell table:style-name="ce5" table:formula="of:=IF([.J64]=&quot;X&quot;;[.K63]+1;[.K63])" office:value-type="float" office:value="1">
            <text:p>1</text:p>
          </table:table-cell>
          <table:table-cell table:formula="of:=IF([.J64]=&quot;X&quot;;0;[.L63]+[.G63]+[.J64]/24/60/60)" office:value-type="time" office:time-value="PT00H09M20.304S">
            <text:p>00:09:20.30</text:p>
          </table:table-cell>
          <table:table-cell table:formula="of:=INT([.L64]*24*60)+MOD([.L64]*24*60*60;60)/100" office:value-type="float" office:value="9.20304">
            <text:p>9.203</text:p>
          </table:table-cell>
          <table:table-cell table:formula="of:=[.L64]*24*60*60+[.$N$1]*([.P64]-1)" office:value-type="float" office:value="529.304000000001">
            <text:p>529.304</text:p>
          </table:table-cell>
          <table:table-cell table:formula="of:=CONCATENATE(&quot;T&quot;;[.P64])" office:value-type="string" office:string-value="T63">
            <text:p>T63</text:p>
          </table:table-cell>
          <table:table-cell table:formula="of:=IF([.J64]=&quot;X&quot;;1;[.P63]+1)" office:value-type="float" office:value="63">
            <text:p>63</text:p>
          </table:table-cell>
          <table:table-cell table:style-name="ce7" table:formula="of:=CONCATENATE(&quot;mv &quot;;[.K64];&quot;^&quot;;[.O64];&quot;.wav &quot;&quot;rn^&quot;;[.$E64];&quot;~&quot;;[.$B64];&quot;~&quot;;[.$C64];&quot;~&quot;;[.$A64];&quot;~&quot;;[.$F64];&quot;~&quot;;[.$D64];&quot;.wav&quot;&quot;&quot;)" office:value-type="string" office:string-value="mv 1^T63.wav &quot;rn^ZZZ~~~~~.wav&quot;">
            <text:p>mv 1^T63.wav "rn^ZZZ~~~~~.wav"</text:p>
          </table:table-cell>
          <table:table-cell table:formula="of:=CONCATENATE(&quot;-ALBUM &quot;&quot;&quot;;[.A64];&quot;&quot;&quot; -ARTIST &quot;&quot;&quot;;[.B64];&quot;&quot;&quot; -ID3V2TAG TCOM &quot;&quot;&quot;;[.C64];&quot;&quot;&quot; -GENRE &quot;&quot;&quot;;[.D64];&quot;&quot;&quot; -TITLE &quot;&quot;&quot;;[.E64];&quot;&quot;&quot; -TRACK &quot;&quot;&quot;;[.F64];&quot;&quot;&quot; -YEAR &quot;&quot;&quot;;[.H64];&quot;&quot;&quot; &quot;;[.K64];&quot;/&quot;;[.O64];&quot;.mp3&quot;)" office:value-type="string" office:string-value="-ALBUM &quot;&quot; -ARTIST &quot;&quot; -ID3V2TAG TCOM &quot;&quot; -GENRE &quot;&quot; -TITLE &quot;ZZZ&quot; -TRACK &quot;&quot; -YEAR &quot;&quot; 1/T63.mp3">
            <text:p>-ALBUM "" -ARTIST "" -ID3V2TAG TCOM "" -GENRE "" -TITLE "ZZZ" -TRACK "" -YEAR "" 1/T6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4]+1" office:value-type="float" office:value="64">
            <text:p>64</text:p>
          </table:table-cell>
          <table:table-cell table:style-name="ce4"/>
          <table:table-cell table:style-name="ce5" table:formula="of:=IF([.J65]=&quot;X&quot;;[.K64]+1;[.K64])" office:value-type="float" office:value="1">
            <text:p>1</text:p>
          </table:table-cell>
          <table:table-cell table:formula="of:=IF([.J65]=&quot;X&quot;;0;[.L64]+[.G64]+[.J65]/24/60/60)" office:value-type="time" office:time-value="PT00H09M20.304S">
            <text:p>00:09:20.30</text:p>
          </table:table-cell>
          <table:table-cell table:formula="of:=INT([.L65]*24*60)+MOD([.L65]*24*60*60;60)/100" office:value-type="float" office:value="9.20304">
            <text:p>9.203</text:p>
          </table:table-cell>
          <table:table-cell table:formula="of:=[.L65]*24*60*60+[.$N$1]*([.P65]-1)" office:value-type="float" office:value="528.804000000001">
            <text:p>528.804</text:p>
          </table:table-cell>
          <table:table-cell table:formula="of:=CONCATENATE(&quot;T&quot;;[.P65])" office:value-type="string" office:string-value="T64">
            <text:p>T64</text:p>
          </table:table-cell>
          <table:table-cell table:formula="of:=IF([.J65]=&quot;X&quot;;1;[.P64]+1)" office:value-type="float" office:value="64">
            <text:p>64</text:p>
          </table:table-cell>
          <table:table-cell table:style-name="ce7" table:formula="of:=CONCATENATE(&quot;mv &quot;;[.K65];&quot;^&quot;;[.O65];&quot;.wav &quot;&quot;rn^&quot;;[.$E65];&quot;~&quot;;[.$B65];&quot;~&quot;;[.$C65];&quot;~&quot;;[.$A65];&quot;~&quot;;[.$F65];&quot;~&quot;;[.$D65];&quot;.wav&quot;&quot;&quot;)" office:value-type="string" office:string-value="mv 1^T64.wav &quot;rn^ZZZ~~~~~.wav&quot;">
            <text:p>mv 1^T64.wav "rn^ZZZ~~~~~.wav"</text:p>
          </table:table-cell>
          <table:table-cell table:formula="of:=CONCATENATE(&quot;-ALBUM &quot;&quot;&quot;;[.A65];&quot;&quot;&quot; -ARTIST &quot;&quot;&quot;;[.B65];&quot;&quot;&quot; -ID3V2TAG TCOM &quot;&quot;&quot;;[.C65];&quot;&quot;&quot; -GENRE &quot;&quot;&quot;;[.D65];&quot;&quot;&quot; -TITLE &quot;&quot;&quot;;[.E65];&quot;&quot;&quot; -TRACK &quot;&quot;&quot;;[.F65];&quot;&quot;&quot; -YEAR &quot;&quot;&quot;;[.H65];&quot;&quot;&quot; &quot;;[.K65];&quot;/&quot;;[.O65];&quot;.mp3&quot;)" office:value-type="string" office:string-value="-ALBUM &quot;&quot; -ARTIST &quot;&quot; -ID3V2TAG TCOM &quot;&quot; -GENRE &quot;&quot; -TITLE &quot;ZZZ&quot; -TRACK &quot;&quot; -YEAR &quot;&quot; 1/T64.mp3">
            <text:p>-ALBUM "" -ARTIST "" -ID3V2TAG TCOM "" -GENRE "" -TITLE "ZZZ" -TRACK "" -YEAR "" 1/T6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5]+1" office:value-type="float" office:value="65">
            <text:p>65</text:p>
          </table:table-cell>
          <table:table-cell table:style-name="ce4"/>
          <table:table-cell table:style-name="ce5" table:formula="of:=IF([.J66]=&quot;X&quot;;[.K65]+1;[.K65])" office:value-type="float" office:value="1">
            <text:p>1</text:p>
          </table:table-cell>
          <table:table-cell table:formula="of:=IF([.J66]=&quot;X&quot;;0;[.L65]+[.G65]+[.J66]/24/60/60)" office:value-type="time" office:time-value="PT00H09M20.304S">
            <text:p>00:09:20.30</text:p>
          </table:table-cell>
          <table:table-cell table:formula="of:=INT([.L66]*24*60)+MOD([.L66]*24*60*60;60)/100" office:value-type="float" office:value="9.20304">
            <text:p>9.203</text:p>
          </table:table-cell>
          <table:table-cell table:formula="of:=[.L66]*24*60*60+[.$N$1]*([.P66]-1)" office:value-type="float" office:value="528.304000000001">
            <text:p>528.304</text:p>
          </table:table-cell>
          <table:table-cell table:formula="of:=CONCATENATE(&quot;T&quot;;[.P66])" office:value-type="string" office:string-value="T65">
            <text:p>T65</text:p>
          </table:table-cell>
          <table:table-cell table:formula="of:=IF([.J66]=&quot;X&quot;;1;[.P65]+1)" office:value-type="float" office:value="65">
            <text:p>65</text:p>
          </table:table-cell>
          <table:table-cell table:style-name="ce7" table:formula="of:=CONCATENATE(&quot;mv &quot;;[.K66];&quot;^&quot;;[.O66];&quot;.wav &quot;&quot;rn^&quot;;[.$E66];&quot;~&quot;;[.$B66];&quot;~&quot;;[.$C66];&quot;~&quot;;[.$A66];&quot;~&quot;;[.$F66];&quot;~&quot;;[.$D66];&quot;.wav&quot;&quot;&quot;)" office:value-type="string" office:string-value="mv 1^T65.wav &quot;rn^ZZZ~~~~~.wav&quot;">
            <text:p>mv 1^T65.wav "rn^ZZZ~~~~~.wav"</text:p>
          </table:table-cell>
          <table:table-cell table:formula="of:=CONCATENATE(&quot;-ALBUM &quot;&quot;&quot;;[.A66];&quot;&quot;&quot; -ARTIST &quot;&quot;&quot;;[.B66];&quot;&quot;&quot; -ID3V2TAG TCOM &quot;&quot;&quot;;[.C66];&quot;&quot;&quot; -GENRE &quot;&quot;&quot;;[.D66];&quot;&quot;&quot; -TITLE &quot;&quot;&quot;;[.E66];&quot;&quot;&quot; -TRACK &quot;&quot;&quot;;[.F66];&quot;&quot;&quot; -YEAR &quot;&quot;&quot;;[.H66];&quot;&quot;&quot; &quot;;[.K66];&quot;/&quot;;[.O66];&quot;.mp3&quot;)" office:value-type="string" office:string-value="-ALBUM &quot;&quot; -ARTIST &quot;&quot; -ID3V2TAG TCOM &quot;&quot; -GENRE &quot;&quot; -TITLE &quot;ZZZ&quot; -TRACK &quot;&quot; -YEAR &quot;&quot; 1/T65.mp3">
            <text:p>-ALBUM "" -ARTIST "" -ID3V2TAG TCOM "" -GENRE "" -TITLE "ZZZ" -TRACK "" -YEAR "" 1/T6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6]+1" office:value-type="float" office:value="66">
            <text:p>66</text:p>
          </table:table-cell>
          <table:table-cell table:style-name="ce4"/>
          <table:table-cell table:style-name="ce5" table:formula="of:=IF([.J67]=&quot;X&quot;;[.K66]+1;[.K66])" office:value-type="float" office:value="1">
            <text:p>1</text:p>
          </table:table-cell>
          <table:table-cell table:formula="of:=IF([.J67]=&quot;X&quot;;0;[.L66]+[.G66]+[.J67]/24/60/60)" office:value-type="time" office:time-value="PT00H09M20.304S">
            <text:p>00:09:20.30</text:p>
          </table:table-cell>
          <table:table-cell table:formula="of:=INT([.L67]*24*60)+MOD([.L67]*24*60*60;60)/100" office:value-type="float" office:value="9.20304">
            <text:p>9.203</text:p>
          </table:table-cell>
          <table:table-cell table:formula="of:=[.L67]*24*60*60+[.$N$1]*([.P67]-1)" office:value-type="float" office:value="527.804000000001">
            <text:p>527.804</text:p>
          </table:table-cell>
          <table:table-cell table:formula="of:=CONCATENATE(&quot;T&quot;;[.P67])" office:value-type="string" office:string-value="T66">
            <text:p>T66</text:p>
          </table:table-cell>
          <table:table-cell table:formula="of:=IF([.J67]=&quot;X&quot;;1;[.P66]+1)" office:value-type="float" office:value="66">
            <text:p>66</text:p>
          </table:table-cell>
          <table:table-cell table:style-name="ce7" table:formula="of:=CONCATENATE(&quot;mv &quot;;[.K67];&quot;^&quot;;[.O67];&quot;.wav &quot;&quot;rn^&quot;;[.$E67];&quot;~&quot;;[.$B67];&quot;~&quot;;[.$C67];&quot;~&quot;;[.$A67];&quot;~&quot;;[.$F67];&quot;~&quot;;[.$D67];&quot;.wav&quot;&quot;&quot;)" office:value-type="string" office:string-value="mv 1^T66.wav &quot;rn^ZZZ~~~~~.wav&quot;">
            <text:p>mv 1^T66.wav "rn^ZZZ~~~~~.wav"</text:p>
          </table:table-cell>
          <table:table-cell table:formula="of:=CONCATENATE(&quot;-ALBUM &quot;&quot;&quot;;[.A67];&quot;&quot;&quot; -ARTIST &quot;&quot;&quot;;[.B67];&quot;&quot;&quot; -ID3V2TAG TCOM &quot;&quot;&quot;;[.C67];&quot;&quot;&quot; -GENRE &quot;&quot;&quot;;[.D67];&quot;&quot;&quot; -TITLE &quot;&quot;&quot;;[.E67];&quot;&quot;&quot; -TRACK &quot;&quot;&quot;;[.F67];&quot;&quot;&quot; -YEAR &quot;&quot;&quot;;[.H67];&quot;&quot;&quot; &quot;;[.K67];&quot;/&quot;;[.O67];&quot;.mp3&quot;)" office:value-type="string" office:string-value="-ALBUM &quot;&quot; -ARTIST &quot;&quot; -ID3V2TAG TCOM &quot;&quot; -GENRE &quot;&quot; -TITLE &quot;ZZZ&quot; -TRACK &quot;&quot; -YEAR &quot;&quot; 1/T66.mp3">
            <text:p>-ALBUM "" -ARTIST "" -ID3V2TAG TCOM "" -GENRE "" -TITLE "ZZZ" -TRACK "" -YEAR "" 1/T6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7]+1" office:value-type="float" office:value="67">
            <text:p>67</text:p>
          </table:table-cell>
          <table:table-cell table:style-name="ce4"/>
          <table:table-cell table:style-name="ce5" table:formula="of:=IF([.J68]=&quot;X&quot;;[.K67]+1;[.K67])" office:value-type="float" office:value="1">
            <text:p>1</text:p>
          </table:table-cell>
          <table:table-cell table:formula="of:=IF([.J68]=&quot;X&quot;;0;[.L67]+[.G67]+[.J68]/24/60/60)" office:value-type="time" office:time-value="PT00H09M20.304S">
            <text:p>00:09:20.30</text:p>
          </table:table-cell>
          <table:table-cell table:formula="of:=INT([.L68]*24*60)+MOD([.L68]*24*60*60;60)/100" office:value-type="float" office:value="9.20304">
            <text:p>9.203</text:p>
          </table:table-cell>
          <table:table-cell table:formula="of:=[.L68]*24*60*60+[.$N$1]*([.P68]-1)" office:value-type="float" office:value="527.304000000001">
            <text:p>527.304</text:p>
          </table:table-cell>
          <table:table-cell table:formula="of:=CONCATENATE(&quot;T&quot;;[.P68])" office:value-type="string" office:string-value="T67">
            <text:p>T67</text:p>
          </table:table-cell>
          <table:table-cell table:formula="of:=IF([.J68]=&quot;X&quot;;1;[.P67]+1)" office:value-type="float" office:value="67">
            <text:p>67</text:p>
          </table:table-cell>
          <table:table-cell table:style-name="ce7" table:formula="of:=CONCATENATE(&quot;mv &quot;;[.K68];&quot;^&quot;;[.O68];&quot;.wav &quot;&quot;rn^&quot;;[.$E68];&quot;~&quot;;[.$B68];&quot;~&quot;;[.$C68];&quot;~&quot;;[.$A68];&quot;~&quot;;[.$F68];&quot;~&quot;;[.$D68];&quot;.wav&quot;&quot;&quot;)" office:value-type="string" office:string-value="mv 1^T67.wav &quot;rn^ZZZ~~~~~.wav&quot;">
            <text:p>mv 1^T67.wav "rn^ZZZ~~~~~.wav"</text:p>
          </table:table-cell>
          <table:table-cell table:formula="of:=CONCATENATE(&quot;-ALBUM &quot;&quot;&quot;;[.A68];&quot;&quot;&quot; -ARTIST &quot;&quot;&quot;;[.B68];&quot;&quot;&quot; -ID3V2TAG TCOM &quot;&quot;&quot;;[.C68];&quot;&quot;&quot; -GENRE &quot;&quot;&quot;;[.D68];&quot;&quot;&quot; -TITLE &quot;&quot;&quot;;[.E68];&quot;&quot;&quot; -TRACK &quot;&quot;&quot;;[.F68];&quot;&quot;&quot; -YEAR &quot;&quot;&quot;;[.H68];&quot;&quot;&quot; &quot;;[.K68];&quot;/&quot;;[.O68];&quot;.mp3&quot;)" office:value-type="string" office:string-value="-ALBUM &quot;&quot; -ARTIST &quot;&quot; -ID3V2TAG TCOM &quot;&quot; -GENRE &quot;&quot; -TITLE &quot;ZZZ&quot; -TRACK &quot;&quot; -YEAR &quot;&quot; 1/T67.mp3">
            <text:p>-ALBUM "" -ARTIST "" -ID3V2TAG TCOM "" -GENRE "" -TITLE "ZZZ" -TRACK "" -YEAR "" 1/T6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8]+1" office:value-type="float" office:value="68">
            <text:p>68</text:p>
          </table:table-cell>
          <table:table-cell table:style-name="ce4"/>
          <table:table-cell table:style-name="ce5" table:formula="of:=IF([.J69]=&quot;X&quot;;[.K68]+1;[.K68])" office:value-type="float" office:value="1">
            <text:p>1</text:p>
          </table:table-cell>
          <table:table-cell table:formula="of:=IF([.J69]=&quot;X&quot;;0;[.L68]+[.G68]+[.J69]/24/60/60)" office:value-type="time" office:time-value="PT00H09M20.304S">
            <text:p>00:09:20.30</text:p>
          </table:table-cell>
          <table:table-cell table:formula="of:=INT([.L69]*24*60)+MOD([.L69]*24*60*60;60)/100" office:value-type="float" office:value="9.20304">
            <text:p>9.203</text:p>
          </table:table-cell>
          <table:table-cell table:formula="of:=[.L69]*24*60*60+[.$N$1]*([.P69]-1)" office:value-type="float" office:value="526.804000000001">
            <text:p>526.804</text:p>
          </table:table-cell>
          <table:table-cell table:formula="of:=CONCATENATE(&quot;T&quot;;[.P69])" office:value-type="string" office:string-value="T68">
            <text:p>T68</text:p>
          </table:table-cell>
          <table:table-cell table:formula="of:=IF([.J69]=&quot;X&quot;;1;[.P68]+1)" office:value-type="float" office:value="68">
            <text:p>68</text:p>
          </table:table-cell>
          <table:table-cell table:style-name="ce7" table:formula="of:=CONCATENATE(&quot;mv &quot;;[.K69];&quot;^&quot;;[.O69];&quot;.wav &quot;&quot;rn^&quot;;[.$E69];&quot;~&quot;;[.$B69];&quot;~&quot;;[.$C69];&quot;~&quot;;[.$A69];&quot;~&quot;;[.$F69];&quot;~&quot;;[.$D69];&quot;.wav&quot;&quot;&quot;)" office:value-type="string" office:string-value="mv 1^T68.wav &quot;rn^ZZZ~~~~~.wav&quot;">
            <text:p>mv 1^T68.wav "rn^ZZZ~~~~~.wav"</text:p>
          </table:table-cell>
          <table:table-cell table:formula="of:=CONCATENATE(&quot;-ALBUM &quot;&quot;&quot;;[.A69];&quot;&quot;&quot; -ARTIST &quot;&quot;&quot;;[.B69];&quot;&quot;&quot; -ID3V2TAG TCOM &quot;&quot;&quot;;[.C69];&quot;&quot;&quot; -GENRE &quot;&quot;&quot;;[.D69];&quot;&quot;&quot; -TITLE &quot;&quot;&quot;;[.E69];&quot;&quot;&quot; -TRACK &quot;&quot;&quot;;[.F69];&quot;&quot;&quot; -YEAR &quot;&quot;&quot;;[.H69];&quot;&quot;&quot; &quot;;[.K69];&quot;/&quot;;[.O69];&quot;.mp3&quot;)" office:value-type="string" office:string-value="-ALBUM &quot;&quot; -ARTIST &quot;&quot; -ID3V2TAG TCOM &quot;&quot; -GENRE &quot;&quot; -TITLE &quot;ZZZ&quot; -TRACK &quot;&quot; -YEAR &quot;&quot; 1/T68.mp3">
            <text:p>-ALBUM "" -ARTIST "" -ID3V2TAG TCOM "" -GENRE "" -TITLE "ZZZ" -TRACK "" -YEAR "" 1/T6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9]+1" office:value-type="float" office:value="69">
            <text:p>69</text:p>
          </table:table-cell>
          <table:table-cell table:style-name="ce4"/>
          <table:table-cell table:style-name="ce5" table:formula="of:=IF([.J70]=&quot;X&quot;;[.K69]+1;[.K69])" office:value-type="float" office:value="1">
            <text:p>1</text:p>
          </table:table-cell>
          <table:table-cell table:formula="of:=IF([.J70]=&quot;X&quot;;0;[.L69]+[.G69]+[.J70]/24/60/60)" office:value-type="time" office:time-value="PT00H09M20.304S">
            <text:p>00:09:20.30</text:p>
          </table:table-cell>
          <table:table-cell table:formula="of:=INT([.L70]*24*60)+MOD([.L70]*24*60*60;60)/100" office:value-type="float" office:value="9.20304">
            <text:p>9.203</text:p>
          </table:table-cell>
          <table:table-cell table:formula="of:=[.L70]*24*60*60+[.$N$1]*([.P70]-1)" office:value-type="float" office:value="526.304000000001">
            <text:p>526.304</text:p>
          </table:table-cell>
          <table:table-cell table:formula="of:=CONCATENATE(&quot;T&quot;;[.P70])" office:value-type="string" office:string-value="T69">
            <text:p>T69</text:p>
          </table:table-cell>
          <table:table-cell table:formula="of:=IF([.J70]=&quot;X&quot;;1;[.P69]+1)" office:value-type="float" office:value="69">
            <text:p>69</text:p>
          </table:table-cell>
          <table:table-cell table:style-name="ce7" table:formula="of:=CONCATENATE(&quot;mv &quot;;[.K70];&quot;^&quot;;[.O70];&quot;.wav &quot;&quot;rn^&quot;;[.$E70];&quot;~&quot;;[.$B70];&quot;~&quot;;[.$C70];&quot;~&quot;;[.$A70];&quot;~&quot;;[.$F70];&quot;~&quot;;[.$D70];&quot;.wav&quot;&quot;&quot;)" office:value-type="string" office:string-value="mv 1^T69.wav &quot;rn^ZZZ~~~~~.wav&quot;">
            <text:p>mv 1^T69.wav "rn^ZZZ~~~~~.wav"</text:p>
          </table:table-cell>
          <table:table-cell table:formula="of:=CONCATENATE(&quot;-ALBUM &quot;&quot;&quot;;[.A70];&quot;&quot;&quot; -ARTIST &quot;&quot;&quot;;[.B70];&quot;&quot;&quot; -ID3V2TAG TCOM &quot;&quot;&quot;;[.C70];&quot;&quot;&quot; -GENRE &quot;&quot;&quot;;[.D70];&quot;&quot;&quot; -TITLE &quot;&quot;&quot;;[.E70];&quot;&quot;&quot; -TRACK &quot;&quot;&quot;;[.F70];&quot;&quot;&quot; -YEAR &quot;&quot;&quot;;[.H70];&quot;&quot;&quot; &quot;;[.K70];&quot;/&quot;;[.O70];&quot;.mp3&quot;)" office:value-type="string" office:string-value="-ALBUM &quot;&quot; -ARTIST &quot;&quot; -ID3V2TAG TCOM &quot;&quot; -GENRE &quot;&quot; -TITLE &quot;ZZZ&quot; -TRACK &quot;&quot; -YEAR &quot;&quot; 1/T69.mp3">
            <text:p>-ALBUM "" -ARTIST "" -ID3V2TAG TCOM "" -GENRE "" -TITLE "ZZZ" -TRACK "" -YEAR "" 1/T6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0]+1" office:value-type="float" office:value="70">
            <text:p>70</text:p>
          </table:table-cell>
          <table:table-cell table:style-name="ce4"/>
          <table:table-cell table:style-name="ce5" table:formula="of:=IF([.J71]=&quot;X&quot;;[.K70]+1;[.K70])" office:value-type="float" office:value="1">
            <text:p>1</text:p>
          </table:table-cell>
          <table:table-cell table:formula="of:=IF([.J71]=&quot;X&quot;;0;[.L70]+[.G70]+[.J71]/24/60/60)" office:value-type="time" office:time-value="PT00H09M20.304S">
            <text:p>00:09:20.30</text:p>
          </table:table-cell>
          <table:table-cell table:formula="of:=INT([.L71]*24*60)+MOD([.L71]*24*60*60;60)/100" office:value-type="float" office:value="9.20304">
            <text:p>9.203</text:p>
          </table:table-cell>
          <table:table-cell table:formula="of:=[.L71]*24*60*60+[.$N$1]*([.P71]-1)" office:value-type="float" office:value="525.804000000001">
            <text:p>525.804</text:p>
          </table:table-cell>
          <table:table-cell table:formula="of:=CONCATENATE(&quot;T&quot;;[.P71])" office:value-type="string" office:string-value="T70">
            <text:p>T70</text:p>
          </table:table-cell>
          <table:table-cell table:formula="of:=IF([.J71]=&quot;X&quot;;1;[.P70]+1)" office:value-type="float" office:value="70">
            <text:p>70</text:p>
          </table:table-cell>
          <table:table-cell table:style-name="ce7" table:formula="of:=CONCATENATE(&quot;mv &quot;;[.K71];&quot;^&quot;;[.O71];&quot;.wav &quot;&quot;rn^&quot;;[.$E71];&quot;~&quot;;[.$B71];&quot;~&quot;;[.$C71];&quot;~&quot;;[.$A71];&quot;~&quot;;[.$F71];&quot;~&quot;;[.$D71];&quot;.wav&quot;&quot;&quot;)" office:value-type="string" office:string-value="mv 1^T70.wav &quot;rn^ZZZ~~~~~.wav&quot;">
            <text:p>mv 1^T70.wav "rn^ZZZ~~~~~.wav"</text:p>
          </table:table-cell>
          <table:table-cell table:formula="of:=CONCATENATE(&quot;-ALBUM &quot;&quot;&quot;;[.A71];&quot;&quot;&quot; -ARTIST &quot;&quot;&quot;;[.B71];&quot;&quot;&quot; -ID3V2TAG TCOM &quot;&quot;&quot;;[.C71];&quot;&quot;&quot; -GENRE &quot;&quot;&quot;;[.D71];&quot;&quot;&quot; -TITLE &quot;&quot;&quot;;[.E71];&quot;&quot;&quot; -TRACK &quot;&quot;&quot;;[.F71];&quot;&quot;&quot; -YEAR &quot;&quot;&quot;;[.H71];&quot;&quot;&quot; &quot;;[.K71];&quot;/&quot;;[.O71];&quot;.mp3&quot;)" office:value-type="string" office:string-value="-ALBUM &quot;&quot; -ARTIST &quot;&quot; -ID3V2TAG TCOM &quot;&quot; -GENRE &quot;&quot; -TITLE &quot;ZZZ&quot; -TRACK &quot;&quot; -YEAR &quot;&quot; 1/T70.mp3">
            <text:p>-ALBUM "" -ARTIST "" -ID3V2TAG TCOM "" -GENRE "" -TITLE "ZZZ" -TRACK "" -YEAR "" 1/T7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1]+1" office:value-type="float" office:value="71">
            <text:p>71</text:p>
          </table:table-cell>
          <table:table-cell table:style-name="ce4"/>
          <table:table-cell table:style-name="ce5" table:formula="of:=IF([.J72]=&quot;X&quot;;[.K71]+1;[.K71])" office:value-type="float" office:value="1">
            <text:p>1</text:p>
          </table:table-cell>
          <table:table-cell table:formula="of:=IF([.J72]=&quot;X&quot;;0;[.L71]+[.G71]+[.J72]/24/60/60)" office:value-type="time" office:time-value="PT00H09M20.304S">
            <text:p>00:09:20.30</text:p>
          </table:table-cell>
          <table:table-cell table:formula="of:=INT([.L72]*24*60)+MOD([.L72]*24*60*60;60)/100" office:value-type="float" office:value="9.20304">
            <text:p>9.203</text:p>
          </table:table-cell>
          <table:table-cell table:formula="of:=[.L72]*24*60*60+[.$N$1]*([.P72]-1)" office:value-type="float" office:value="525.304000000001">
            <text:p>525.304</text:p>
          </table:table-cell>
          <table:table-cell table:formula="of:=CONCATENATE(&quot;T&quot;;[.P72])" office:value-type="string" office:string-value="T71">
            <text:p>T71</text:p>
          </table:table-cell>
          <table:table-cell table:formula="of:=IF([.J72]=&quot;X&quot;;1;[.P71]+1)" office:value-type="float" office:value="71">
            <text:p>71</text:p>
          </table:table-cell>
          <table:table-cell table:style-name="ce7" table:formula="of:=CONCATENATE(&quot;mv &quot;;[.K72];&quot;^&quot;;[.O72];&quot;.wav &quot;&quot;rn^&quot;;[.$E72];&quot;~&quot;;[.$B72];&quot;~&quot;;[.$C72];&quot;~&quot;;[.$A72];&quot;~&quot;;[.$F72];&quot;~&quot;;[.$D72];&quot;.wav&quot;&quot;&quot;)" office:value-type="string" office:string-value="mv 1^T71.wav &quot;rn^ZZZ~~~~~.wav&quot;">
            <text:p>mv 1^T71.wav "rn^ZZZ~~~~~.wav"</text:p>
          </table:table-cell>
          <table:table-cell table:formula="of:=CONCATENATE(&quot;-ALBUM &quot;&quot;&quot;;[.A72];&quot;&quot;&quot; -ARTIST &quot;&quot;&quot;;[.B72];&quot;&quot;&quot; -ID3V2TAG TCOM &quot;&quot;&quot;;[.C72];&quot;&quot;&quot; -GENRE &quot;&quot;&quot;;[.D72];&quot;&quot;&quot; -TITLE &quot;&quot;&quot;;[.E72];&quot;&quot;&quot; -TRACK &quot;&quot;&quot;;[.F72];&quot;&quot;&quot; -YEAR &quot;&quot;&quot;;[.H72];&quot;&quot;&quot; &quot;;[.K72];&quot;/&quot;;[.O72];&quot;.mp3&quot;)" office:value-type="string" office:string-value="-ALBUM &quot;&quot; -ARTIST &quot;&quot; -ID3V2TAG TCOM &quot;&quot; -GENRE &quot;&quot; -TITLE &quot;ZZZ&quot; -TRACK &quot;&quot; -YEAR &quot;&quot; 1/T71.mp3">
            <text:p>-ALBUM "" -ARTIST "" -ID3V2TAG TCOM "" -GENRE "" -TITLE "ZZZ" -TRACK "" -YEAR "" 1/T7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2]+1" office:value-type="float" office:value="72">
            <text:p>72</text:p>
          </table:table-cell>
          <table:table-cell table:style-name="ce4"/>
          <table:table-cell table:style-name="ce5" table:formula="of:=IF([.J73]=&quot;X&quot;;[.K72]+1;[.K72])" office:value-type="float" office:value="1">
            <text:p>1</text:p>
          </table:table-cell>
          <table:table-cell table:formula="of:=IF([.J73]=&quot;X&quot;;0;[.L72]+[.G72]+[.J73]/24/60/60)" office:value-type="time" office:time-value="PT00H09M20.304S">
            <text:p>00:09:20.30</text:p>
          </table:table-cell>
          <table:table-cell table:formula="of:=INT([.L73]*24*60)+MOD([.L73]*24*60*60;60)/100" office:value-type="float" office:value="9.20304">
            <text:p>9.203</text:p>
          </table:table-cell>
          <table:table-cell table:formula="of:=[.L73]*24*60*60+[.$N$1]*([.P73]-1)" office:value-type="float" office:value="524.804000000002">
            <text:p>524.804</text:p>
          </table:table-cell>
          <table:table-cell table:formula="of:=CONCATENATE(&quot;T&quot;;[.P73])" office:value-type="string" office:string-value="T72">
            <text:p>T72</text:p>
          </table:table-cell>
          <table:table-cell table:formula="of:=IF([.J73]=&quot;X&quot;;1;[.P72]+1)" office:value-type="float" office:value="72">
            <text:p>72</text:p>
          </table:table-cell>
          <table:table-cell table:style-name="ce7" table:formula="of:=CONCATENATE(&quot;mv &quot;;[.K73];&quot;^&quot;;[.O73];&quot;.wav &quot;&quot;rn^&quot;;[.$E73];&quot;~&quot;;[.$B73];&quot;~&quot;;[.$C73];&quot;~&quot;;[.$A73];&quot;~&quot;;[.$F73];&quot;~&quot;;[.$D73];&quot;.wav&quot;&quot;&quot;)" office:value-type="string" office:string-value="mv 1^T72.wav &quot;rn^ZZZ~~~~~.wav&quot;">
            <text:p>mv 1^T72.wav "rn^ZZZ~~~~~.wav"</text:p>
          </table:table-cell>
          <table:table-cell table:formula="of:=CONCATENATE(&quot;-ALBUM &quot;&quot;&quot;;[.A73];&quot;&quot;&quot; -ARTIST &quot;&quot;&quot;;[.B73];&quot;&quot;&quot; -ID3V2TAG TCOM &quot;&quot;&quot;;[.C73];&quot;&quot;&quot; -GENRE &quot;&quot;&quot;;[.D73];&quot;&quot;&quot; -TITLE &quot;&quot;&quot;;[.E73];&quot;&quot;&quot; -TRACK &quot;&quot;&quot;;[.F73];&quot;&quot;&quot; -YEAR &quot;&quot;&quot;;[.H73];&quot;&quot;&quot; &quot;;[.K73];&quot;/&quot;;[.O73];&quot;.mp3&quot;)" office:value-type="string" office:string-value="-ALBUM &quot;&quot; -ARTIST &quot;&quot; -ID3V2TAG TCOM &quot;&quot; -GENRE &quot;&quot; -TITLE &quot;ZZZ&quot; -TRACK &quot;&quot; -YEAR &quot;&quot; 1/T72.mp3">
            <text:p>-ALBUM "" -ARTIST "" -ID3V2TAG TCOM "" -GENRE "" -TITLE "ZZZ" -TRACK "" -YEAR "" 1/T7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3]+1" office:value-type="float" office:value="73">
            <text:p>73</text:p>
          </table:table-cell>
          <table:table-cell table:style-name="ce4"/>
          <table:table-cell table:style-name="ce5" table:formula="of:=IF([.J74]=&quot;X&quot;;[.K73]+1;[.K73])" office:value-type="float" office:value="1">
            <text:p>1</text:p>
          </table:table-cell>
          <table:table-cell table:formula="of:=IF([.J74]=&quot;X&quot;;0;[.L73]+[.G73]+[.J74]/24/60/60)" office:value-type="time" office:time-value="PT00H09M20.304S">
            <text:p>00:09:20.30</text:p>
          </table:table-cell>
          <table:table-cell table:formula="of:=INT([.L74]*24*60)+MOD([.L74]*24*60*60;60)/100" office:value-type="float" office:value="9.20304">
            <text:p>9.203</text:p>
          </table:table-cell>
          <table:table-cell table:formula="of:=[.L74]*24*60*60+[.$N$1]*([.P74]-1)" office:value-type="float" office:value="524.304000000002">
            <text:p>524.304</text:p>
          </table:table-cell>
          <table:table-cell table:formula="of:=CONCATENATE(&quot;T&quot;;[.P74])" office:value-type="string" office:string-value="T73">
            <text:p>T73</text:p>
          </table:table-cell>
          <table:table-cell table:formula="of:=IF([.J74]=&quot;X&quot;;1;[.P73]+1)" office:value-type="float" office:value="73">
            <text:p>73</text:p>
          </table:table-cell>
          <table:table-cell table:style-name="ce7" table:formula="of:=CONCATENATE(&quot;mv &quot;;[.K74];&quot;^&quot;;[.O74];&quot;.wav &quot;&quot;rn^&quot;;[.$E74];&quot;~&quot;;[.$B74];&quot;~&quot;;[.$C74];&quot;~&quot;;[.$A74];&quot;~&quot;;[.$F74];&quot;~&quot;;[.$D74];&quot;.wav&quot;&quot;&quot;)" office:value-type="string" office:string-value="mv 1^T73.wav &quot;rn^ZZZ~~~~~.wav&quot;">
            <text:p>mv 1^T73.wav "rn^ZZZ~~~~~.wav"</text:p>
          </table:table-cell>
          <table:table-cell table:formula="of:=CONCATENATE(&quot;-ALBUM &quot;&quot;&quot;;[.A74];&quot;&quot;&quot; -ARTIST &quot;&quot;&quot;;[.B74];&quot;&quot;&quot; -ID3V2TAG TCOM &quot;&quot;&quot;;[.C74];&quot;&quot;&quot; -GENRE &quot;&quot;&quot;;[.D74];&quot;&quot;&quot; -TITLE &quot;&quot;&quot;;[.E74];&quot;&quot;&quot; -TRACK &quot;&quot;&quot;;[.F74];&quot;&quot;&quot; -YEAR &quot;&quot;&quot;;[.H74];&quot;&quot;&quot; &quot;;[.K74];&quot;/&quot;;[.O74];&quot;.mp3&quot;)" office:value-type="string" office:string-value="-ALBUM &quot;&quot; -ARTIST &quot;&quot; -ID3V2TAG TCOM &quot;&quot; -GENRE &quot;&quot; -TITLE &quot;ZZZ&quot; -TRACK &quot;&quot; -YEAR &quot;&quot; 1/T73.mp3">
            <text:p>-ALBUM "" -ARTIST "" -ID3V2TAG TCOM "" -GENRE "" -TITLE "ZZZ" -TRACK "" -YEAR "" 1/T7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4]+1" office:value-type="float" office:value="74">
            <text:p>74</text:p>
          </table:table-cell>
          <table:table-cell table:style-name="ce4"/>
          <table:table-cell table:style-name="ce5" table:formula="of:=IF([.J75]=&quot;X&quot;;[.K74]+1;[.K74])" office:value-type="float" office:value="1">
            <text:p>1</text:p>
          </table:table-cell>
          <table:table-cell table:formula="of:=IF([.J75]=&quot;X&quot;;0;[.L74]+[.G74]+[.J75]/24/60/60)" office:value-type="time" office:time-value="PT00H09M20.304S">
            <text:p>00:09:20.30</text:p>
          </table:table-cell>
          <table:table-cell table:formula="of:=INT([.L75]*24*60)+MOD([.L75]*24*60*60;60)/100" office:value-type="float" office:value="9.20304">
            <text:p>9.203</text:p>
          </table:table-cell>
          <table:table-cell table:formula="of:=[.L75]*24*60*60+[.$N$1]*([.P75]-1)" office:value-type="float" office:value="523.804000000002">
            <text:p>523.804</text:p>
          </table:table-cell>
          <table:table-cell table:formula="of:=CONCATENATE(&quot;T&quot;;[.P75])" office:value-type="string" office:string-value="T74">
            <text:p>T74</text:p>
          </table:table-cell>
          <table:table-cell table:formula="of:=IF([.J75]=&quot;X&quot;;1;[.P74]+1)" office:value-type="float" office:value="74">
            <text:p>74</text:p>
          </table:table-cell>
          <table:table-cell table:style-name="ce7" table:formula="of:=CONCATENATE(&quot;mv &quot;;[.K75];&quot;^&quot;;[.O75];&quot;.wav &quot;&quot;rn^&quot;;[.$E75];&quot;~&quot;;[.$B75];&quot;~&quot;;[.$C75];&quot;~&quot;;[.$A75];&quot;~&quot;;[.$F75];&quot;~&quot;;[.$D75];&quot;.wav&quot;&quot;&quot;)" office:value-type="string" office:string-value="mv 1^T74.wav &quot;rn^ZZZ~~~~~.wav&quot;">
            <text:p>mv 1^T74.wav "rn^ZZZ~~~~~.wav"</text:p>
          </table:table-cell>
          <table:table-cell table:formula="of:=CONCATENATE(&quot;-ALBUM &quot;&quot;&quot;;[.A75];&quot;&quot;&quot; -ARTIST &quot;&quot;&quot;;[.B75];&quot;&quot;&quot; -ID3V2TAG TCOM &quot;&quot;&quot;;[.C75];&quot;&quot;&quot; -GENRE &quot;&quot;&quot;;[.D75];&quot;&quot;&quot; -TITLE &quot;&quot;&quot;;[.E75];&quot;&quot;&quot; -TRACK &quot;&quot;&quot;;[.F75];&quot;&quot;&quot; -YEAR &quot;&quot;&quot;;[.H75];&quot;&quot;&quot; &quot;;[.K75];&quot;/&quot;;[.O75];&quot;.mp3&quot;)" office:value-type="string" office:string-value="-ALBUM &quot;&quot; -ARTIST &quot;&quot; -ID3V2TAG TCOM &quot;&quot; -GENRE &quot;&quot; -TITLE &quot;ZZZ&quot; -TRACK &quot;&quot; -YEAR &quot;&quot; 1/T74.mp3">
            <text:p>-ALBUM "" -ARTIST "" -ID3V2TAG TCOM "" -GENRE "" -TITLE "ZZZ" -TRACK "" -YEAR "" 1/T7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5]+1" office:value-type="float" office:value="75">
            <text:p>75</text:p>
          </table:table-cell>
          <table:table-cell table:style-name="ce4"/>
          <table:table-cell table:style-name="ce5" table:formula="of:=IF([.J76]=&quot;X&quot;;[.K75]+1;[.K75])" office:value-type="float" office:value="1">
            <text:p>1</text:p>
          </table:table-cell>
          <table:table-cell table:formula="of:=IF([.J76]=&quot;X&quot;;0;[.L75]+[.G75]+[.J76]/24/60/60)" office:value-type="time" office:time-value="PT00H09M20.304S">
            <text:p>00:09:20.30</text:p>
          </table:table-cell>
          <table:table-cell table:formula="of:=INT([.L76]*24*60)+MOD([.L76]*24*60*60;60)/100" office:value-type="float" office:value="9.20304">
            <text:p>9.203</text:p>
          </table:table-cell>
          <table:table-cell table:formula="of:=[.L76]*24*60*60+[.$N$1]*([.P76]-1)" office:value-type="float" office:value="523.304000000002">
            <text:p>523.304</text:p>
          </table:table-cell>
          <table:table-cell table:formula="of:=CONCATENATE(&quot;T&quot;;[.P76])" office:value-type="string" office:string-value="T75">
            <text:p>T75</text:p>
          </table:table-cell>
          <table:table-cell table:formula="of:=IF([.J76]=&quot;X&quot;;1;[.P75]+1)" office:value-type="float" office:value="75">
            <text:p>75</text:p>
          </table:table-cell>
          <table:table-cell table:style-name="ce7" table:formula="of:=CONCATENATE(&quot;mv &quot;;[.K76];&quot;^&quot;;[.O76];&quot;.wav &quot;&quot;rn^&quot;;[.$E76];&quot;~&quot;;[.$B76];&quot;~&quot;;[.$C76];&quot;~&quot;;[.$A76];&quot;~&quot;;[.$F76];&quot;~&quot;;[.$D76];&quot;.wav&quot;&quot;&quot;)" office:value-type="string" office:string-value="mv 1^T75.wav &quot;rn^ZZZ~~~~~.wav&quot;">
            <text:p>mv 1^T75.wav "rn^ZZZ~~~~~.wav"</text:p>
          </table:table-cell>
          <table:table-cell table:formula="of:=CONCATENATE(&quot;-ALBUM &quot;&quot;&quot;;[.A76];&quot;&quot;&quot; -ARTIST &quot;&quot;&quot;;[.B76];&quot;&quot;&quot; -ID3V2TAG TCOM &quot;&quot;&quot;;[.C76];&quot;&quot;&quot; -GENRE &quot;&quot;&quot;;[.D76];&quot;&quot;&quot; -TITLE &quot;&quot;&quot;;[.E76];&quot;&quot;&quot; -TRACK &quot;&quot;&quot;;[.F76];&quot;&quot;&quot; -YEAR &quot;&quot;&quot;;[.H76];&quot;&quot;&quot; &quot;;[.K76];&quot;/&quot;;[.O76];&quot;.mp3&quot;)" office:value-type="string" office:string-value="-ALBUM &quot;&quot; -ARTIST &quot;&quot; -ID3V2TAG TCOM &quot;&quot; -GENRE &quot;&quot; -TITLE &quot;ZZZ&quot; -TRACK &quot;&quot; -YEAR &quot;&quot; 1/T75.mp3">
            <text:p>-ALBUM "" -ARTIST "" -ID3V2TAG TCOM "" -GENRE "" -TITLE "ZZZ" -TRACK "" -YEAR "" 1/T7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6]+1" office:value-type="float" office:value="76">
            <text:p>76</text:p>
          </table:table-cell>
          <table:table-cell table:style-name="ce4"/>
          <table:table-cell table:style-name="ce5" table:formula="of:=IF([.J77]=&quot;X&quot;;[.K76]+1;[.K76])" office:value-type="float" office:value="1">
            <text:p>1</text:p>
          </table:table-cell>
          <table:table-cell table:formula="of:=IF([.J77]=&quot;X&quot;;0;[.L76]+[.G76]+[.J77]/24/60/60)" office:value-type="time" office:time-value="PT00H09M20.304S">
            <text:p>00:09:20.30</text:p>
          </table:table-cell>
          <table:table-cell table:formula="of:=INT([.L77]*24*60)+MOD([.L77]*24*60*60;60)/100" office:value-type="float" office:value="9.20304">
            <text:p>9.203</text:p>
          </table:table-cell>
          <table:table-cell table:formula="of:=[.L77]*24*60*60+[.$N$1]*([.P77]-1)" office:value-type="float" office:value="522.804000000002">
            <text:p>522.804</text:p>
          </table:table-cell>
          <table:table-cell table:formula="of:=CONCATENATE(&quot;T&quot;;[.P77])" office:value-type="string" office:string-value="T76">
            <text:p>T76</text:p>
          </table:table-cell>
          <table:table-cell table:formula="of:=IF([.J77]=&quot;X&quot;;1;[.P76]+1)" office:value-type="float" office:value="76">
            <text:p>76</text:p>
          </table:table-cell>
          <table:table-cell table:style-name="ce7" table:formula="of:=CONCATENATE(&quot;mv &quot;;[.K77];&quot;^&quot;;[.O77];&quot;.wav &quot;&quot;rn^&quot;;[.$E77];&quot;~&quot;;[.$B77];&quot;~&quot;;[.$C77];&quot;~&quot;;[.$A77];&quot;~&quot;;[.$F77];&quot;~&quot;;[.$D77];&quot;.wav&quot;&quot;&quot;)" office:value-type="string" office:string-value="mv 1^T76.wav &quot;rn^ZZZ~~~~~.wav&quot;">
            <text:p>mv 1^T76.wav "rn^ZZZ~~~~~.wav"</text:p>
          </table:table-cell>
          <table:table-cell table:formula="of:=CONCATENATE(&quot;-ALBUM &quot;&quot;&quot;;[.A77];&quot;&quot;&quot; -ARTIST &quot;&quot;&quot;;[.B77];&quot;&quot;&quot; -ID3V2TAG TCOM &quot;&quot;&quot;;[.C77];&quot;&quot;&quot; -GENRE &quot;&quot;&quot;;[.D77];&quot;&quot;&quot; -TITLE &quot;&quot;&quot;;[.E77];&quot;&quot;&quot; -TRACK &quot;&quot;&quot;;[.F77];&quot;&quot;&quot; -YEAR &quot;&quot;&quot;;[.H77];&quot;&quot;&quot; &quot;;[.K77];&quot;/&quot;;[.O77];&quot;.mp3&quot;)" office:value-type="string" office:string-value="-ALBUM &quot;&quot; -ARTIST &quot;&quot; -ID3V2TAG TCOM &quot;&quot; -GENRE &quot;&quot; -TITLE &quot;ZZZ&quot; -TRACK &quot;&quot; -YEAR &quot;&quot; 1/T76.mp3">
            <text:p>-ALBUM "" -ARTIST "" -ID3V2TAG TCOM "" -GENRE "" -TITLE "ZZZ" -TRACK "" -YEAR "" 1/T7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7]+1" office:value-type="float" office:value="77">
            <text:p>77</text:p>
          </table:table-cell>
          <table:table-cell table:style-name="ce4"/>
          <table:table-cell table:style-name="ce5" table:formula="of:=IF([.J78]=&quot;X&quot;;[.K77]+1;[.K77])" office:value-type="float" office:value="1">
            <text:p>1</text:p>
          </table:table-cell>
          <table:table-cell table:formula="of:=IF([.J78]=&quot;X&quot;;0;[.L77]+[.G77]+[.J78]/24/60/60)" office:value-type="time" office:time-value="PT00H09M20.304S">
            <text:p>00:09:20.30</text:p>
          </table:table-cell>
          <table:table-cell table:formula="of:=INT([.L78]*24*60)+MOD([.L78]*24*60*60;60)/100" office:value-type="float" office:value="9.20304">
            <text:p>9.203</text:p>
          </table:table-cell>
          <table:table-cell table:formula="of:=[.L78]*24*60*60+[.$N$1]*([.P78]-1)" office:value-type="float" office:value="522.304000000002">
            <text:p>522.304</text:p>
          </table:table-cell>
          <table:table-cell table:formula="of:=CONCATENATE(&quot;T&quot;;[.P78])" office:value-type="string" office:string-value="T77">
            <text:p>T77</text:p>
          </table:table-cell>
          <table:table-cell table:formula="of:=IF([.J78]=&quot;X&quot;;1;[.P77]+1)" office:value-type="float" office:value="77">
            <text:p>77</text:p>
          </table:table-cell>
          <table:table-cell table:style-name="ce7" table:formula="of:=CONCATENATE(&quot;mv &quot;;[.K78];&quot;^&quot;;[.O78];&quot;.wav &quot;&quot;rn^&quot;;[.$E78];&quot;~&quot;;[.$B78];&quot;~&quot;;[.$C78];&quot;~&quot;;[.$A78];&quot;~&quot;;[.$F78];&quot;~&quot;;[.$D78];&quot;.wav&quot;&quot;&quot;)" office:value-type="string" office:string-value="mv 1^T77.wav &quot;rn^ZZZ~~~~~.wav&quot;">
            <text:p>mv 1^T77.wav "rn^ZZZ~~~~~.wav"</text:p>
          </table:table-cell>
          <table:table-cell table:formula="of:=CONCATENATE(&quot;-ALBUM &quot;&quot;&quot;;[.A78];&quot;&quot;&quot; -ARTIST &quot;&quot;&quot;;[.B78];&quot;&quot;&quot; -ID3V2TAG TCOM &quot;&quot;&quot;;[.C78];&quot;&quot;&quot; -GENRE &quot;&quot;&quot;;[.D78];&quot;&quot;&quot; -TITLE &quot;&quot;&quot;;[.E78];&quot;&quot;&quot; -TRACK &quot;&quot;&quot;;[.F78];&quot;&quot;&quot; -YEAR &quot;&quot;&quot;;[.H78];&quot;&quot;&quot; &quot;;[.K78];&quot;/&quot;;[.O78];&quot;.mp3&quot;)" office:value-type="string" office:string-value="-ALBUM &quot;&quot; -ARTIST &quot;&quot; -ID3V2TAG TCOM &quot;&quot; -GENRE &quot;&quot; -TITLE &quot;ZZZ&quot; -TRACK &quot;&quot; -YEAR &quot;&quot; 1/T77.mp3">
            <text:p>-ALBUM "" -ARTIST "" -ID3V2TAG TCOM "" -GENRE "" -TITLE "ZZZ" -TRACK "" -YEAR "" 1/T7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8]+1" office:value-type="float" office:value="78">
            <text:p>78</text:p>
          </table:table-cell>
          <table:table-cell table:style-name="ce4"/>
          <table:table-cell table:style-name="ce5" table:formula="of:=IF([.J79]=&quot;X&quot;;[.K78]+1;[.K78])" office:value-type="float" office:value="1">
            <text:p>1</text:p>
          </table:table-cell>
          <table:table-cell table:formula="of:=IF([.J79]=&quot;X&quot;;0;[.L78]+[.G78]+[.J79]/24/60/60)" office:value-type="time" office:time-value="PT00H09M20.304S">
            <text:p>00:09:20.30</text:p>
          </table:table-cell>
          <table:table-cell table:formula="of:=INT([.L79]*24*60)+MOD([.L79]*24*60*60;60)/100" office:value-type="float" office:value="9.20304">
            <text:p>9.203</text:p>
          </table:table-cell>
          <table:table-cell table:formula="of:=[.L79]*24*60*60+[.$N$1]*([.P79]-1)" office:value-type="float" office:value="521.804000000002">
            <text:p>521.804</text:p>
          </table:table-cell>
          <table:table-cell table:formula="of:=CONCATENATE(&quot;T&quot;;[.P79])" office:value-type="string" office:string-value="T78">
            <text:p>T78</text:p>
          </table:table-cell>
          <table:table-cell table:formula="of:=IF([.J79]=&quot;X&quot;;1;[.P78]+1)" office:value-type="float" office:value="78">
            <text:p>78</text:p>
          </table:table-cell>
          <table:table-cell table:style-name="ce7" table:formula="of:=CONCATENATE(&quot;mv &quot;;[.K79];&quot;^&quot;;[.O79];&quot;.wav &quot;&quot;rn^&quot;;[.$E79];&quot;~&quot;;[.$B79];&quot;~&quot;;[.$C79];&quot;~&quot;;[.$A79];&quot;~&quot;;[.$F79];&quot;~&quot;;[.$D79];&quot;.wav&quot;&quot;&quot;)" office:value-type="string" office:string-value="mv 1^T78.wav &quot;rn^ZZZ~~~~~.wav&quot;">
            <text:p>mv 1^T78.wav "rn^ZZZ~~~~~.wav"</text:p>
          </table:table-cell>
          <table:table-cell table:formula="of:=CONCATENATE(&quot;-ALBUM &quot;&quot;&quot;;[.A79];&quot;&quot;&quot; -ARTIST &quot;&quot;&quot;;[.B79];&quot;&quot;&quot; -ID3V2TAG TCOM &quot;&quot;&quot;;[.C79];&quot;&quot;&quot; -GENRE &quot;&quot;&quot;;[.D79];&quot;&quot;&quot; -TITLE &quot;&quot;&quot;;[.E79];&quot;&quot;&quot; -TRACK &quot;&quot;&quot;;[.F79];&quot;&quot;&quot; -YEAR &quot;&quot;&quot;;[.H79];&quot;&quot;&quot; &quot;;[.K79];&quot;/&quot;;[.O79];&quot;.mp3&quot;)" office:value-type="string" office:string-value="-ALBUM &quot;&quot; -ARTIST &quot;&quot; -ID3V2TAG TCOM &quot;&quot; -GENRE &quot;&quot; -TITLE &quot;ZZZ&quot; -TRACK &quot;&quot; -YEAR &quot;&quot; 1/T78.mp3">
            <text:p>-ALBUM "" -ARTIST "" -ID3V2TAG TCOM "" -GENRE "" -TITLE "ZZZ" -TRACK "" -YEAR "" 1/T7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9]+1" office:value-type="float" office:value="79">
            <text:p>79</text:p>
          </table:table-cell>
          <table:table-cell table:style-name="ce4"/>
          <table:table-cell table:style-name="ce5" table:formula="of:=IF([.J80]=&quot;X&quot;;[.K79]+1;[.K79])" office:value-type="float" office:value="1">
            <text:p>1</text:p>
          </table:table-cell>
          <table:table-cell table:formula="of:=IF([.J80]=&quot;X&quot;;0;[.L79]+[.G79]+[.J80]/24/60/60)" office:value-type="time" office:time-value="PT00H09M20.304S">
            <text:p>00:09:20.30</text:p>
          </table:table-cell>
          <table:table-cell table:formula="of:=INT([.L80]*24*60)+MOD([.L80]*24*60*60;60)/100" office:value-type="float" office:value="9.20304">
            <text:p>9.203</text:p>
          </table:table-cell>
          <table:table-cell table:formula="of:=[.L80]*24*60*60+[.$N$1]*([.P80]-1)" office:value-type="float" office:value="521.304000000002">
            <text:p>521.304</text:p>
          </table:table-cell>
          <table:table-cell table:formula="of:=CONCATENATE(&quot;T&quot;;[.P80])" office:value-type="string" office:string-value="T79">
            <text:p>T79</text:p>
          </table:table-cell>
          <table:table-cell table:formula="of:=IF([.J80]=&quot;X&quot;;1;[.P79]+1)" office:value-type="float" office:value="79">
            <text:p>79</text:p>
          </table:table-cell>
          <table:table-cell table:style-name="ce7" table:formula="of:=CONCATENATE(&quot;mv &quot;;[.K80];&quot;^&quot;;[.O80];&quot;.wav &quot;&quot;rn^&quot;;[.$E80];&quot;~&quot;;[.$B80];&quot;~&quot;;[.$C80];&quot;~&quot;;[.$A80];&quot;~&quot;;[.$F80];&quot;~&quot;;[.$D80];&quot;.wav&quot;&quot;&quot;)" office:value-type="string" office:string-value="mv 1^T79.wav &quot;rn^ZZZ~~~~~.wav&quot;">
            <text:p>mv 1^T79.wav "rn^ZZZ~~~~~.wav"</text:p>
          </table:table-cell>
          <table:table-cell table:formula="of:=CONCATENATE(&quot;-ALBUM &quot;&quot;&quot;;[.A80];&quot;&quot;&quot; -ARTIST &quot;&quot;&quot;;[.B80];&quot;&quot;&quot; -ID3V2TAG TCOM &quot;&quot;&quot;;[.C80];&quot;&quot;&quot; -GENRE &quot;&quot;&quot;;[.D80];&quot;&quot;&quot; -TITLE &quot;&quot;&quot;;[.E80];&quot;&quot;&quot; -TRACK &quot;&quot;&quot;;[.F80];&quot;&quot;&quot; -YEAR &quot;&quot;&quot;;[.H80];&quot;&quot;&quot; &quot;;[.K80];&quot;/&quot;;[.O80];&quot;.mp3&quot;)" office:value-type="string" office:string-value="-ALBUM &quot;&quot; -ARTIST &quot;&quot; -ID3V2TAG TCOM &quot;&quot; -GENRE &quot;&quot; -TITLE &quot;ZZZ&quot; -TRACK &quot;&quot; -YEAR &quot;&quot; 1/T79.mp3">
            <text:p>-ALBUM "" -ARTIST "" -ID3V2TAG TCOM "" -GENRE "" -TITLE "ZZZ" -TRACK "" -YEAR "" 1/T7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0]+1" office:value-type="float" office:value="80">
            <text:p>80</text:p>
          </table:table-cell>
          <table:table-cell table:style-name="ce4"/>
          <table:table-cell table:style-name="ce5" table:formula="of:=IF([.J81]=&quot;X&quot;;[.K80]+1;[.K80])" office:value-type="float" office:value="1">
            <text:p>1</text:p>
          </table:table-cell>
          <table:table-cell table:formula="of:=IF([.J81]=&quot;X&quot;;0;[.L80]+[.G80]+[.J81]/24/60/60)" office:value-type="time" office:time-value="PT00H09M20.304S">
            <text:p>00:09:20.30</text:p>
          </table:table-cell>
          <table:table-cell table:formula="of:=INT([.L81]*24*60)+MOD([.L81]*24*60*60;60)/100" office:value-type="float" office:value="9.20304">
            <text:p>9.203</text:p>
          </table:table-cell>
          <table:table-cell table:formula="of:=[.L81]*24*60*60+[.$N$1]*([.P81]-1)" office:value-type="float" office:value="520.804000000002">
            <text:p>520.804</text:p>
          </table:table-cell>
          <table:table-cell table:formula="of:=CONCATENATE(&quot;T&quot;;[.P81])" office:value-type="string" office:string-value="T80">
            <text:p>T80</text:p>
          </table:table-cell>
          <table:table-cell table:formula="of:=IF([.J81]=&quot;X&quot;;1;[.P80]+1)" office:value-type="float" office:value="80">
            <text:p>80</text:p>
          </table:table-cell>
          <table:table-cell table:style-name="ce7" table:formula="of:=CONCATENATE(&quot;mv &quot;;[.K81];&quot;^&quot;;[.O81];&quot;.wav &quot;&quot;rn^&quot;;[.$E81];&quot;~&quot;;[.$B81];&quot;~&quot;;[.$C81];&quot;~&quot;;[.$A81];&quot;~&quot;;[.$F81];&quot;~&quot;;[.$D81];&quot;.wav&quot;&quot;&quot;)" office:value-type="string" office:string-value="mv 1^T80.wav &quot;rn^ZZZ~~~~~.wav&quot;">
            <text:p>mv 1^T80.wav "rn^ZZZ~~~~~.wav"</text:p>
          </table:table-cell>
          <table:table-cell table:formula="of:=CONCATENATE(&quot;-ALBUM &quot;&quot;&quot;;[.A81];&quot;&quot;&quot; -ARTIST &quot;&quot;&quot;;[.B81];&quot;&quot;&quot; -ID3V2TAG TCOM &quot;&quot;&quot;;[.C81];&quot;&quot;&quot; -GENRE &quot;&quot;&quot;;[.D81];&quot;&quot;&quot; -TITLE &quot;&quot;&quot;;[.E81];&quot;&quot;&quot; -TRACK &quot;&quot;&quot;;[.F81];&quot;&quot;&quot; -YEAR &quot;&quot;&quot;;[.H81];&quot;&quot;&quot; &quot;;[.K81];&quot;/&quot;;[.O81];&quot;.mp3&quot;)" office:value-type="string" office:string-value="-ALBUM &quot;&quot; -ARTIST &quot;&quot; -ID3V2TAG TCOM &quot;&quot; -GENRE &quot;&quot; -TITLE &quot;ZZZ&quot; -TRACK &quot;&quot; -YEAR &quot;&quot; 1/T80.mp3">
            <text:p>-ALBUM "" -ARTIST "" -ID3V2TAG TCOM "" -GENRE "" -TITLE "ZZZ" -TRACK "" -YEAR "" 1/T8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1]+1" office:value-type="float" office:value="81">
            <text:p>81</text:p>
          </table:table-cell>
          <table:table-cell table:style-name="ce4"/>
          <table:table-cell table:style-name="ce5" table:formula="of:=IF([.J82]=&quot;X&quot;;[.K81]+1;[.K81])" office:value-type="float" office:value="1">
            <text:p>1</text:p>
          </table:table-cell>
          <table:table-cell table:formula="of:=IF([.J82]=&quot;X&quot;;0;[.L81]+[.G81]+[.J82]/24/60/60)" office:value-type="time" office:time-value="PT00H09M20.304S">
            <text:p>00:09:20.30</text:p>
          </table:table-cell>
          <table:table-cell table:formula="of:=INT([.L82]*24*60)+MOD([.L82]*24*60*60;60)/100" office:value-type="float" office:value="9.20304">
            <text:p>9.203</text:p>
          </table:table-cell>
          <table:table-cell table:formula="of:=[.L82]*24*60*60+[.$N$1]*([.P82]-1)" office:value-type="float" office:value="520.304000000002">
            <text:p>520.304</text:p>
          </table:table-cell>
          <table:table-cell table:formula="of:=CONCATENATE(&quot;T&quot;;[.P82])" office:value-type="string" office:string-value="T81">
            <text:p>T81</text:p>
          </table:table-cell>
          <table:table-cell table:formula="of:=IF([.J82]=&quot;X&quot;;1;[.P81]+1)" office:value-type="float" office:value="81">
            <text:p>81</text:p>
          </table:table-cell>
          <table:table-cell table:style-name="ce7" table:formula="of:=CONCATENATE(&quot;mv &quot;;[.K82];&quot;^&quot;;[.O82];&quot;.wav &quot;&quot;rn^&quot;;[.$E82];&quot;~&quot;;[.$B82];&quot;~&quot;;[.$C82];&quot;~&quot;;[.$A82];&quot;~&quot;;[.$F82];&quot;~&quot;;[.$D82];&quot;.wav&quot;&quot;&quot;)" office:value-type="string" office:string-value="mv 1^T81.wav &quot;rn^ZZZ~~~~~.wav&quot;">
            <text:p>mv 1^T81.wav "rn^ZZZ~~~~~.wav"</text:p>
          </table:table-cell>
          <table:table-cell table:formula="of:=CONCATENATE(&quot;-ALBUM &quot;&quot;&quot;;[.A82];&quot;&quot;&quot; -ARTIST &quot;&quot;&quot;;[.B82];&quot;&quot;&quot; -ID3V2TAG TCOM &quot;&quot;&quot;;[.C82];&quot;&quot;&quot; -GENRE &quot;&quot;&quot;;[.D82];&quot;&quot;&quot; -TITLE &quot;&quot;&quot;;[.E82];&quot;&quot;&quot; -TRACK &quot;&quot;&quot;;[.F82];&quot;&quot;&quot; -YEAR &quot;&quot;&quot;;[.H82];&quot;&quot;&quot; &quot;;[.K82];&quot;/&quot;;[.O82];&quot;.mp3&quot;)" office:value-type="string" office:string-value="-ALBUM &quot;&quot; -ARTIST &quot;&quot; -ID3V2TAG TCOM &quot;&quot; -GENRE &quot;&quot; -TITLE &quot;ZZZ&quot; -TRACK &quot;&quot; -YEAR &quot;&quot; 1/T81.mp3">
            <text:p>-ALBUM "" -ARTIST "" -ID3V2TAG TCOM "" -GENRE "" -TITLE "ZZZ" -TRACK "" -YEAR "" 1/T8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2]+1" office:value-type="float" office:value="82">
            <text:p>82</text:p>
          </table:table-cell>
          <table:table-cell table:style-name="ce4"/>
          <table:table-cell table:style-name="ce5" table:formula="of:=IF([.J83]=&quot;X&quot;;[.K82]+1;[.K82])" office:value-type="float" office:value="1">
            <text:p>1</text:p>
          </table:table-cell>
          <table:table-cell table:formula="of:=IF([.J83]=&quot;X&quot;;0;[.L82]+[.G82]+[.J83]/24/60/60)" office:value-type="time" office:time-value="PT00H09M20.304S">
            <text:p>00:09:20.30</text:p>
          </table:table-cell>
          <table:table-cell table:formula="of:=INT([.L83]*24*60)+MOD([.L83]*24*60*60;60)/100" office:value-type="float" office:value="9.20304">
            <text:p>9.203</text:p>
          </table:table-cell>
          <table:table-cell table:formula="of:=[.L83]*24*60*60+[.$N$1]*([.P83]-1)" office:value-type="float" office:value="519.804000000002">
            <text:p>519.804</text:p>
          </table:table-cell>
          <table:table-cell table:formula="of:=CONCATENATE(&quot;T&quot;;[.P83])" office:value-type="string" office:string-value="T82">
            <text:p>T82</text:p>
          </table:table-cell>
          <table:table-cell table:formula="of:=IF([.J83]=&quot;X&quot;;1;[.P82]+1)" office:value-type="float" office:value="82">
            <text:p>82</text:p>
          </table:table-cell>
          <table:table-cell table:style-name="ce7" table:formula="of:=CONCATENATE(&quot;mv &quot;;[.K83];&quot;^&quot;;[.O83];&quot;.wav &quot;&quot;rn^&quot;;[.$E83];&quot;~&quot;;[.$B83];&quot;~&quot;;[.$C83];&quot;~&quot;;[.$A83];&quot;~&quot;;[.$F83];&quot;~&quot;;[.$D83];&quot;.wav&quot;&quot;&quot;)" office:value-type="string" office:string-value="mv 1^T82.wav &quot;rn^ZZZ~~~~~.wav&quot;">
            <text:p>mv 1^T82.wav "rn^ZZZ~~~~~.wav"</text:p>
          </table:table-cell>
          <table:table-cell table:formula="of:=CONCATENATE(&quot;-ALBUM &quot;&quot;&quot;;[.A83];&quot;&quot;&quot; -ARTIST &quot;&quot;&quot;;[.B83];&quot;&quot;&quot; -ID3V2TAG TCOM &quot;&quot;&quot;;[.C83];&quot;&quot;&quot; -GENRE &quot;&quot;&quot;;[.D83];&quot;&quot;&quot; -TITLE &quot;&quot;&quot;;[.E83];&quot;&quot;&quot; -TRACK &quot;&quot;&quot;;[.F83];&quot;&quot;&quot; -YEAR &quot;&quot;&quot;;[.H83];&quot;&quot;&quot; &quot;;[.K83];&quot;/&quot;;[.O83];&quot;.mp3&quot;)" office:value-type="string" office:string-value="-ALBUM &quot;&quot; -ARTIST &quot;&quot; -ID3V2TAG TCOM &quot;&quot; -GENRE &quot;&quot; -TITLE &quot;ZZZ&quot; -TRACK &quot;&quot; -YEAR &quot;&quot; 1/T82.mp3">
            <text:p>-ALBUM "" -ARTIST "" -ID3V2TAG TCOM "" -GENRE "" -TITLE "ZZZ" -TRACK "" -YEAR "" 1/T8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3]+1" office:value-type="float" office:value="83">
            <text:p>83</text:p>
          </table:table-cell>
          <table:table-cell table:style-name="ce4"/>
          <table:table-cell table:style-name="ce5" table:formula="of:=IF([.J84]=&quot;X&quot;;[.K83]+1;[.K83])" office:value-type="float" office:value="1">
            <text:p>1</text:p>
          </table:table-cell>
          <table:table-cell table:formula="of:=IF([.J84]=&quot;X&quot;;0;[.L83]+[.G83]+[.J84]/24/60/60)" office:value-type="time" office:time-value="PT00H09M20.304S">
            <text:p>00:09:20.30</text:p>
          </table:table-cell>
          <table:table-cell table:formula="of:=INT([.L84]*24*60)+MOD([.L84]*24*60*60;60)/100" office:value-type="float" office:value="9.20304">
            <text:p>9.203</text:p>
          </table:table-cell>
          <table:table-cell table:formula="of:=[.L84]*24*60*60+[.$N$1]*([.P84]-1)" office:value-type="float" office:value="519.304000000002">
            <text:p>519.304</text:p>
          </table:table-cell>
          <table:table-cell table:formula="of:=CONCATENATE(&quot;T&quot;;[.P84])" office:value-type="string" office:string-value="T83">
            <text:p>T83</text:p>
          </table:table-cell>
          <table:table-cell table:formula="of:=IF([.J84]=&quot;X&quot;;1;[.P83]+1)" office:value-type="float" office:value="83">
            <text:p>83</text:p>
          </table:table-cell>
          <table:table-cell table:style-name="ce7" table:formula="of:=CONCATENATE(&quot;mv &quot;;[.K84];&quot;^&quot;;[.O84];&quot;.wav &quot;&quot;rn^&quot;;[.$E84];&quot;~&quot;;[.$B84];&quot;~&quot;;[.$C84];&quot;~&quot;;[.$A84];&quot;~&quot;;[.$F84];&quot;~&quot;;[.$D84];&quot;.wav&quot;&quot;&quot;)" office:value-type="string" office:string-value="mv 1^T83.wav &quot;rn^ZZZ~~~~~.wav&quot;">
            <text:p>mv 1^T83.wav "rn^ZZZ~~~~~.wav"</text:p>
          </table:table-cell>
          <table:table-cell table:formula="of:=CONCATENATE(&quot;-ALBUM &quot;&quot;&quot;;[.A84];&quot;&quot;&quot; -ARTIST &quot;&quot;&quot;;[.B84];&quot;&quot;&quot; -ID3V2TAG TCOM &quot;&quot;&quot;;[.C84];&quot;&quot;&quot; -GENRE &quot;&quot;&quot;;[.D84];&quot;&quot;&quot; -TITLE &quot;&quot;&quot;;[.E84];&quot;&quot;&quot; -TRACK &quot;&quot;&quot;;[.F84];&quot;&quot;&quot; -YEAR &quot;&quot;&quot;;[.H84];&quot;&quot;&quot; &quot;;[.K84];&quot;/&quot;;[.O84];&quot;.mp3&quot;)" office:value-type="string" office:string-value="-ALBUM &quot;&quot; -ARTIST &quot;&quot; -ID3V2TAG TCOM &quot;&quot; -GENRE &quot;&quot; -TITLE &quot;ZZZ&quot; -TRACK &quot;&quot; -YEAR &quot;&quot; 1/T83.mp3">
            <text:p>-ALBUM "" -ARTIST "" -ID3V2TAG TCOM "" -GENRE "" -TITLE "ZZZ" -TRACK "" -YEAR "" 1/T8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4]+1" office:value-type="float" office:value="84">
            <text:p>84</text:p>
          </table:table-cell>
          <table:table-cell table:style-name="ce4"/>
          <table:table-cell table:style-name="ce5" table:formula="of:=IF([.J85]=&quot;X&quot;;[.K84]+1;[.K84])" office:value-type="float" office:value="1">
            <text:p>1</text:p>
          </table:table-cell>
          <table:table-cell table:formula="of:=IF([.J85]=&quot;X&quot;;0;[.L84]+[.G84]+[.J85]/24/60/60)" office:value-type="time" office:time-value="PT00H09M20.304S">
            <text:p>00:09:20.30</text:p>
          </table:table-cell>
          <table:table-cell table:formula="of:=INT([.L85]*24*60)+MOD([.L85]*24*60*60;60)/100" office:value-type="float" office:value="9.20304">
            <text:p>9.203</text:p>
          </table:table-cell>
          <table:table-cell table:formula="of:=[.L85]*24*60*60+[.$N$1]*([.P85]-1)" office:value-type="float" office:value="518.804000000002">
            <text:p>518.804</text:p>
          </table:table-cell>
          <table:table-cell table:formula="of:=CONCATENATE(&quot;T&quot;;[.P85])" office:value-type="string" office:string-value="T84">
            <text:p>T84</text:p>
          </table:table-cell>
          <table:table-cell table:formula="of:=IF([.J85]=&quot;X&quot;;1;[.P84]+1)" office:value-type="float" office:value="84">
            <text:p>84</text:p>
          </table:table-cell>
          <table:table-cell table:style-name="ce7" table:formula="of:=CONCATENATE(&quot;mv &quot;;[.K85];&quot;^&quot;;[.O85];&quot;.wav &quot;&quot;rn^&quot;;[.$E85];&quot;~&quot;;[.$B85];&quot;~&quot;;[.$C85];&quot;~&quot;;[.$A85];&quot;~&quot;;[.$F85];&quot;~&quot;;[.$D85];&quot;.wav&quot;&quot;&quot;)" office:value-type="string" office:string-value="mv 1^T84.wav &quot;rn^ZZZ~~~~~.wav&quot;">
            <text:p>mv 1^T84.wav "rn^ZZZ~~~~~.wav"</text:p>
          </table:table-cell>
          <table:table-cell table:formula="of:=CONCATENATE(&quot;-ALBUM &quot;&quot;&quot;;[.A85];&quot;&quot;&quot; -ARTIST &quot;&quot;&quot;;[.B85];&quot;&quot;&quot; -ID3V2TAG TCOM &quot;&quot;&quot;;[.C85];&quot;&quot;&quot; -GENRE &quot;&quot;&quot;;[.D85];&quot;&quot;&quot; -TITLE &quot;&quot;&quot;;[.E85];&quot;&quot;&quot; -TRACK &quot;&quot;&quot;;[.F85];&quot;&quot;&quot; -YEAR &quot;&quot;&quot;;[.H85];&quot;&quot;&quot; &quot;;[.K85];&quot;/&quot;;[.O85];&quot;.mp3&quot;)" office:value-type="string" office:string-value="-ALBUM &quot;&quot; -ARTIST &quot;&quot; -ID3V2TAG TCOM &quot;&quot; -GENRE &quot;&quot; -TITLE &quot;ZZZ&quot; -TRACK &quot;&quot; -YEAR &quot;&quot; 1/T84.mp3">
            <text:p>-ALBUM "" -ARTIST "" -ID3V2TAG TCOM "" -GENRE "" -TITLE "ZZZ" -TRACK "" -YEAR "" 1/T8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5]+1" office:value-type="float" office:value="85">
            <text:p>85</text:p>
          </table:table-cell>
          <table:table-cell table:style-name="ce4"/>
          <table:table-cell table:style-name="ce5" table:formula="of:=IF([.J86]=&quot;X&quot;;[.K85]+1;[.K85])" office:value-type="float" office:value="1">
            <text:p>1</text:p>
          </table:table-cell>
          <table:table-cell table:formula="of:=IF([.J86]=&quot;X&quot;;0;[.L85]+[.G85]+[.J86]/24/60/60)" office:value-type="time" office:time-value="PT00H09M20.304S">
            <text:p>00:09:20.30</text:p>
          </table:table-cell>
          <table:table-cell table:formula="of:=INT([.L86]*24*60)+MOD([.L86]*24*60*60;60)/100" office:value-type="float" office:value="9.20304">
            <text:p>9.203</text:p>
          </table:table-cell>
          <table:table-cell table:formula="of:=[.L86]*24*60*60+[.$N$1]*([.P86]-1)" office:value-type="float" office:value="518.304000000002">
            <text:p>518.304</text:p>
          </table:table-cell>
          <table:table-cell table:formula="of:=CONCATENATE(&quot;T&quot;;[.P86])" office:value-type="string" office:string-value="T85">
            <text:p>T85</text:p>
          </table:table-cell>
          <table:table-cell table:formula="of:=IF([.J86]=&quot;X&quot;;1;[.P85]+1)" office:value-type="float" office:value="85">
            <text:p>85</text:p>
          </table:table-cell>
          <table:table-cell table:style-name="ce7" table:formula="of:=CONCATENATE(&quot;mv &quot;;[.K86];&quot;^&quot;;[.O86];&quot;.wav &quot;&quot;rn^&quot;;[.$E86];&quot;~&quot;;[.$B86];&quot;~&quot;;[.$C86];&quot;~&quot;;[.$A86];&quot;~&quot;;[.$F86];&quot;~&quot;;[.$D86];&quot;.wav&quot;&quot;&quot;)" office:value-type="string" office:string-value="mv 1^T85.wav &quot;rn^ZZZ~~~~~.wav&quot;">
            <text:p>mv 1^T85.wav "rn^ZZZ~~~~~.wav"</text:p>
          </table:table-cell>
          <table:table-cell table:formula="of:=CONCATENATE(&quot;-ALBUM &quot;&quot;&quot;;[.A86];&quot;&quot;&quot; -ARTIST &quot;&quot;&quot;;[.B86];&quot;&quot;&quot; -ID3V2TAG TCOM &quot;&quot;&quot;;[.C86];&quot;&quot;&quot; -GENRE &quot;&quot;&quot;;[.D86];&quot;&quot;&quot; -TITLE &quot;&quot;&quot;;[.E86];&quot;&quot;&quot; -TRACK &quot;&quot;&quot;;[.F86];&quot;&quot;&quot; -YEAR &quot;&quot;&quot;;[.H86];&quot;&quot;&quot; &quot;;[.K86];&quot;/&quot;;[.O86];&quot;.mp3&quot;)" office:value-type="string" office:string-value="-ALBUM &quot;&quot; -ARTIST &quot;&quot; -ID3V2TAG TCOM &quot;&quot; -GENRE &quot;&quot; -TITLE &quot;ZZZ&quot; -TRACK &quot;&quot; -YEAR &quot;&quot; 1/T85.mp3">
            <text:p>-ALBUM "" -ARTIST "" -ID3V2TAG TCOM "" -GENRE "" -TITLE "ZZZ" -TRACK "" -YEAR "" 1/T8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6]+1" office:value-type="float" office:value="86">
            <text:p>86</text:p>
          </table:table-cell>
          <table:table-cell table:style-name="ce4"/>
          <table:table-cell table:style-name="ce5" table:formula="of:=IF([.J87]=&quot;X&quot;;[.K86]+1;[.K86])" office:value-type="float" office:value="1">
            <text:p>1</text:p>
          </table:table-cell>
          <table:table-cell table:formula="of:=IF([.J87]=&quot;X&quot;;0;[.L86]+[.G86]+[.J87]/24/60/60)" office:value-type="time" office:time-value="PT00H09M20.304S">
            <text:p>00:09:20.30</text:p>
          </table:table-cell>
          <table:table-cell table:formula="of:=INT([.L87]*24*60)+MOD([.L87]*24*60*60;60)/100" office:value-type="float" office:value="9.20304">
            <text:p>9.203</text:p>
          </table:table-cell>
          <table:table-cell table:formula="of:=[.L87]*24*60*60+[.$N$1]*([.P87]-1)" office:value-type="float" office:value="517.804000000002">
            <text:p>517.804</text:p>
          </table:table-cell>
          <table:table-cell table:formula="of:=CONCATENATE(&quot;T&quot;;[.P87])" office:value-type="string" office:string-value="T86">
            <text:p>T86</text:p>
          </table:table-cell>
          <table:table-cell table:formula="of:=IF([.J87]=&quot;X&quot;;1;[.P86]+1)" office:value-type="float" office:value="86">
            <text:p>86</text:p>
          </table:table-cell>
          <table:table-cell table:style-name="ce7" table:formula="of:=CONCATENATE(&quot;mv &quot;;[.K87];&quot;^&quot;;[.O87];&quot;.wav &quot;&quot;rn^&quot;;[.$E87];&quot;~&quot;;[.$B87];&quot;~&quot;;[.$C87];&quot;~&quot;;[.$A87];&quot;~&quot;;[.$F87];&quot;~&quot;;[.$D87];&quot;.wav&quot;&quot;&quot;)" office:value-type="string" office:string-value="mv 1^T86.wav &quot;rn^ZZZ~~~~~.wav&quot;">
            <text:p>mv 1^T86.wav "rn^ZZZ~~~~~.wav"</text:p>
          </table:table-cell>
          <table:table-cell table:formula="of:=CONCATENATE(&quot;-ALBUM &quot;&quot;&quot;;[.A87];&quot;&quot;&quot; -ARTIST &quot;&quot;&quot;;[.B87];&quot;&quot;&quot; -ID3V2TAG TCOM &quot;&quot;&quot;;[.C87];&quot;&quot;&quot; -GENRE &quot;&quot;&quot;;[.D87];&quot;&quot;&quot; -TITLE &quot;&quot;&quot;;[.E87];&quot;&quot;&quot; -TRACK &quot;&quot;&quot;;[.F87];&quot;&quot;&quot; -YEAR &quot;&quot;&quot;;[.H87];&quot;&quot;&quot; &quot;;[.K87];&quot;/&quot;;[.O87];&quot;.mp3&quot;)" office:value-type="string" office:string-value="-ALBUM &quot;&quot; -ARTIST &quot;&quot; -ID3V2TAG TCOM &quot;&quot; -GENRE &quot;&quot; -TITLE &quot;ZZZ&quot; -TRACK &quot;&quot; -YEAR &quot;&quot; 1/T86.mp3">
            <text:p>-ALBUM "" -ARTIST "" -ID3V2TAG TCOM "" -GENRE "" -TITLE "ZZZ" -TRACK "" -YEAR "" 1/T8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7]+1" office:value-type="float" office:value="87">
            <text:p>87</text:p>
          </table:table-cell>
          <table:table-cell table:style-name="ce4"/>
          <table:table-cell table:style-name="ce5" table:formula="of:=IF([.J88]=&quot;X&quot;;[.K87]+1;[.K87])" office:value-type="float" office:value="1">
            <text:p>1</text:p>
          </table:table-cell>
          <table:table-cell table:formula="of:=IF([.J88]=&quot;X&quot;;0;[.L87]+[.G87]+[.J88]/24/60/60)" office:value-type="time" office:time-value="PT00H09M20.304S">
            <text:p>00:09:20.30</text:p>
          </table:table-cell>
          <table:table-cell table:formula="of:=INT([.L88]*24*60)+MOD([.L88]*24*60*60;60)/100" office:value-type="float" office:value="9.20304">
            <text:p>9.203</text:p>
          </table:table-cell>
          <table:table-cell table:formula="of:=[.L88]*24*60*60+[.$N$1]*([.P88]-1)" office:value-type="float" office:value="517.304000000002">
            <text:p>517.304</text:p>
          </table:table-cell>
          <table:table-cell table:formula="of:=CONCATENATE(&quot;T&quot;;[.P88])" office:value-type="string" office:string-value="T87">
            <text:p>T87</text:p>
          </table:table-cell>
          <table:table-cell table:formula="of:=IF([.J88]=&quot;X&quot;;1;[.P87]+1)" office:value-type="float" office:value="87">
            <text:p>87</text:p>
          </table:table-cell>
          <table:table-cell table:style-name="ce7" table:formula="of:=CONCATENATE(&quot;mv &quot;;[.K88];&quot;^&quot;;[.O88];&quot;.wav &quot;&quot;rn^&quot;;[.$E88];&quot;~&quot;;[.$B88];&quot;~&quot;;[.$C88];&quot;~&quot;;[.$A88];&quot;~&quot;;[.$F88];&quot;~&quot;;[.$D88];&quot;.wav&quot;&quot;&quot;)" office:value-type="string" office:string-value="mv 1^T87.wav &quot;rn^ZZZ~~~~~.wav&quot;">
            <text:p>mv 1^T87.wav "rn^ZZZ~~~~~.wav"</text:p>
          </table:table-cell>
          <table:table-cell table:formula="of:=CONCATENATE(&quot;-ALBUM &quot;&quot;&quot;;[.A88];&quot;&quot;&quot; -ARTIST &quot;&quot;&quot;;[.B88];&quot;&quot;&quot; -ID3V2TAG TCOM &quot;&quot;&quot;;[.C88];&quot;&quot;&quot; -GENRE &quot;&quot;&quot;;[.D88];&quot;&quot;&quot; -TITLE &quot;&quot;&quot;;[.E88];&quot;&quot;&quot; -TRACK &quot;&quot;&quot;;[.F88];&quot;&quot;&quot; -YEAR &quot;&quot;&quot;;[.H88];&quot;&quot;&quot; &quot;;[.K88];&quot;/&quot;;[.O88];&quot;.mp3&quot;)" office:value-type="string" office:string-value="-ALBUM &quot;&quot; -ARTIST &quot;&quot; -ID3V2TAG TCOM &quot;&quot; -GENRE &quot;&quot; -TITLE &quot;ZZZ&quot; -TRACK &quot;&quot; -YEAR &quot;&quot; 1/T87.mp3">
            <text:p>-ALBUM "" -ARTIST "" -ID3V2TAG TCOM "" -GENRE "" -TITLE "ZZZ" -TRACK "" -YEAR "" 1/T8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8]+1" office:value-type="float" office:value="88">
            <text:p>88</text:p>
          </table:table-cell>
          <table:table-cell table:style-name="ce4"/>
          <table:table-cell table:style-name="ce5" table:formula="of:=IF([.J89]=&quot;X&quot;;[.K88]+1;[.K88])" office:value-type="float" office:value="1">
            <text:p>1</text:p>
          </table:table-cell>
          <table:table-cell table:formula="of:=IF([.J89]=&quot;X&quot;;0;[.L88]+[.G88]+[.J89]/24/60/60)" office:value-type="time" office:time-value="PT00H09M20.304S">
            <text:p>00:09:20.30</text:p>
          </table:table-cell>
          <table:table-cell table:formula="of:=INT([.L89]*24*60)+MOD([.L89]*24*60*60;60)/100" office:value-type="float" office:value="9.20304">
            <text:p>9.203</text:p>
          </table:table-cell>
          <table:table-cell table:formula="of:=[.L89]*24*60*60+[.$N$1]*([.P89]-1)" office:value-type="float" office:value="516.804000000002">
            <text:p>516.804</text:p>
          </table:table-cell>
          <table:table-cell table:formula="of:=CONCATENATE(&quot;T&quot;;[.P89])" office:value-type="string" office:string-value="T88">
            <text:p>T88</text:p>
          </table:table-cell>
          <table:table-cell table:formula="of:=IF([.J89]=&quot;X&quot;;1;[.P88]+1)" office:value-type="float" office:value="88">
            <text:p>88</text:p>
          </table:table-cell>
          <table:table-cell table:style-name="ce7" table:formula="of:=CONCATENATE(&quot;mv &quot;;[.K89];&quot;^&quot;;[.O89];&quot;.wav &quot;&quot;rn^&quot;;[.$E89];&quot;~&quot;;[.$B89];&quot;~&quot;;[.$C89];&quot;~&quot;;[.$A89];&quot;~&quot;;[.$F89];&quot;~&quot;;[.$D89];&quot;.wav&quot;&quot;&quot;)" office:value-type="string" office:string-value="mv 1^T88.wav &quot;rn^ZZZ~~~~~.wav&quot;">
            <text:p>mv 1^T88.wav "rn^ZZZ~~~~~.wav"</text:p>
          </table:table-cell>
          <table:table-cell table:formula="of:=CONCATENATE(&quot;-ALBUM &quot;&quot;&quot;;[.A89];&quot;&quot;&quot; -ARTIST &quot;&quot;&quot;;[.B89];&quot;&quot;&quot; -ID3V2TAG TCOM &quot;&quot;&quot;;[.C89];&quot;&quot;&quot; -GENRE &quot;&quot;&quot;;[.D89];&quot;&quot;&quot; -TITLE &quot;&quot;&quot;;[.E89];&quot;&quot;&quot; -TRACK &quot;&quot;&quot;;[.F89];&quot;&quot;&quot; -YEAR &quot;&quot;&quot;;[.H89];&quot;&quot;&quot; &quot;;[.K89];&quot;/&quot;;[.O89];&quot;.mp3&quot;)" office:value-type="string" office:string-value="-ALBUM &quot;&quot; -ARTIST &quot;&quot; -ID3V2TAG TCOM &quot;&quot; -GENRE &quot;&quot; -TITLE &quot;ZZZ&quot; -TRACK &quot;&quot; -YEAR &quot;&quot; 1/T88.mp3">
            <text:p>-ALBUM "" -ARTIST "" -ID3V2TAG TCOM "" -GENRE "" -TITLE "ZZZ" -TRACK "" -YEAR "" 1/T8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9]+1" office:value-type="float" office:value="89">
            <text:p>89</text:p>
          </table:table-cell>
          <table:table-cell table:style-name="ce4"/>
          <table:table-cell table:style-name="ce5" table:formula="of:=IF([.J90]=&quot;X&quot;;[.K89]+1;[.K89])" office:value-type="float" office:value="1">
            <text:p>1</text:p>
          </table:table-cell>
          <table:table-cell table:formula="of:=IF([.J90]=&quot;X&quot;;0;[.L89]+[.G89]+[.J90]/24/60/60)" office:value-type="time" office:time-value="PT00H09M20.304S">
            <text:p>00:09:20.30</text:p>
          </table:table-cell>
          <table:table-cell table:formula="of:=INT([.L90]*24*60)+MOD([.L90]*24*60*60;60)/100" office:value-type="float" office:value="9.20304">
            <text:p>9.203</text:p>
          </table:table-cell>
          <table:table-cell table:formula="of:=[.L90]*24*60*60+[.$N$1]*([.P90]-1)" office:value-type="float" office:value="516.304000000002">
            <text:p>516.304</text:p>
          </table:table-cell>
          <table:table-cell table:formula="of:=CONCATENATE(&quot;T&quot;;[.P90])" office:value-type="string" office:string-value="T89">
            <text:p>T89</text:p>
          </table:table-cell>
          <table:table-cell table:formula="of:=IF([.J90]=&quot;X&quot;;1;[.P89]+1)" office:value-type="float" office:value="89">
            <text:p>89</text:p>
          </table:table-cell>
          <table:table-cell table:style-name="ce7" table:formula="of:=CONCATENATE(&quot;mv &quot;;[.K90];&quot;^&quot;;[.O90];&quot;.wav &quot;&quot;rn^&quot;;[.$E90];&quot;~&quot;;[.$B90];&quot;~&quot;;[.$C90];&quot;~&quot;;[.$A90];&quot;~&quot;;[.$F90];&quot;~&quot;;[.$D90];&quot;.wav&quot;&quot;&quot;)" office:value-type="string" office:string-value="mv 1^T89.wav &quot;rn^ZZZ~~~~~.wav&quot;">
            <text:p>mv 1^T89.wav "rn^ZZZ~~~~~.wav"</text:p>
          </table:table-cell>
          <table:table-cell table:formula="of:=CONCATENATE(&quot;-ALBUM &quot;&quot;&quot;;[.A90];&quot;&quot;&quot; -ARTIST &quot;&quot;&quot;;[.B90];&quot;&quot;&quot; -ID3V2TAG TCOM &quot;&quot;&quot;;[.C90];&quot;&quot;&quot; -GENRE &quot;&quot;&quot;;[.D90];&quot;&quot;&quot; -TITLE &quot;&quot;&quot;;[.E90];&quot;&quot;&quot; -TRACK &quot;&quot;&quot;;[.F90];&quot;&quot;&quot; -YEAR &quot;&quot;&quot;;[.H90];&quot;&quot;&quot; &quot;;[.K90];&quot;/&quot;;[.O90];&quot;.mp3&quot;)" office:value-type="string" office:string-value="-ALBUM &quot;&quot; -ARTIST &quot;&quot; -ID3V2TAG TCOM &quot;&quot; -GENRE &quot;&quot; -TITLE &quot;ZZZ&quot; -TRACK &quot;&quot; -YEAR &quot;&quot; 1/T89.mp3">
            <text:p>-ALBUM "" -ARTIST "" -ID3V2TAG TCOM "" -GENRE "" -TITLE "ZZZ" -TRACK "" -YEAR "" 1/T8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0]+1" office:value-type="float" office:value="90">
            <text:p>90</text:p>
          </table:table-cell>
          <table:table-cell table:style-name="ce4"/>
          <table:table-cell table:style-name="ce5" table:formula="of:=IF([.J91]=&quot;X&quot;;[.K90]+1;[.K90])" office:value-type="float" office:value="1">
            <text:p>1</text:p>
          </table:table-cell>
          <table:table-cell table:formula="of:=IF([.J91]=&quot;X&quot;;0;[.L90]+[.G90]+[.J91]/24/60/60)" office:value-type="time" office:time-value="PT00H09M20.304S">
            <text:p>00:09:20.30</text:p>
          </table:table-cell>
          <table:table-cell table:formula="of:=INT([.L91]*24*60)+MOD([.L91]*24*60*60;60)/100" office:value-type="float" office:value="9.20304">
            <text:p>9.203</text:p>
          </table:table-cell>
          <table:table-cell table:formula="of:=[.L91]*24*60*60+[.$N$1]*([.P91]-1)" office:value-type="float" office:value="515.804000000002">
            <text:p>515.804</text:p>
          </table:table-cell>
          <table:table-cell table:formula="of:=CONCATENATE(&quot;T&quot;;[.P91])" office:value-type="string" office:string-value="T90">
            <text:p>T90</text:p>
          </table:table-cell>
          <table:table-cell table:formula="of:=IF([.J91]=&quot;X&quot;;1;[.P90]+1)" office:value-type="float" office:value="90">
            <text:p>90</text:p>
          </table:table-cell>
          <table:table-cell table:style-name="ce7" table:formula="of:=CONCATENATE(&quot;mv &quot;;[.K91];&quot;^&quot;;[.O91];&quot;.wav &quot;&quot;rn^&quot;;[.$E91];&quot;~&quot;;[.$B91];&quot;~&quot;;[.$C91];&quot;~&quot;;[.$A91];&quot;~&quot;;[.$F91];&quot;~&quot;;[.$D91];&quot;.wav&quot;&quot;&quot;)" office:value-type="string" office:string-value="mv 1^T90.wav &quot;rn^ZZZ~~~~~.wav&quot;">
            <text:p>mv 1^T90.wav "rn^ZZZ~~~~~.wav"</text:p>
          </table:table-cell>
          <table:table-cell table:formula="of:=CONCATENATE(&quot;-ALBUM &quot;&quot;&quot;;[.A91];&quot;&quot;&quot; -ARTIST &quot;&quot;&quot;;[.B91];&quot;&quot;&quot; -ID3V2TAG TCOM &quot;&quot;&quot;;[.C91];&quot;&quot;&quot; -GENRE &quot;&quot;&quot;;[.D91];&quot;&quot;&quot; -TITLE &quot;&quot;&quot;;[.E91];&quot;&quot;&quot; -TRACK &quot;&quot;&quot;;[.F91];&quot;&quot;&quot; -YEAR &quot;&quot;&quot;;[.H91];&quot;&quot;&quot; &quot;;[.K91];&quot;/&quot;;[.O91];&quot;.mp3&quot;)" office:value-type="string" office:string-value="-ALBUM &quot;&quot; -ARTIST &quot;&quot; -ID3V2TAG TCOM &quot;&quot; -GENRE &quot;&quot; -TITLE &quot;ZZZ&quot; -TRACK &quot;&quot; -YEAR &quot;&quot; 1/T90.mp3">
            <text:p>-ALBUM "" -ARTIST "" -ID3V2TAG TCOM "" -GENRE "" -TITLE "ZZZ" -TRACK "" -YEAR "" 1/T9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1]+1" office:value-type="float" office:value="91">
            <text:p>91</text:p>
          </table:table-cell>
          <table:table-cell table:style-name="ce4"/>
          <table:table-cell table:style-name="ce5" table:formula="of:=IF([.J92]=&quot;X&quot;;[.K91]+1;[.K91])" office:value-type="float" office:value="1">
            <text:p>1</text:p>
          </table:table-cell>
          <table:table-cell table:formula="of:=IF([.J92]=&quot;X&quot;;0;[.L91]+[.G91]+[.J92]/24/60/60)" office:value-type="time" office:time-value="PT00H09M20.304S">
            <text:p>00:09:20.30</text:p>
          </table:table-cell>
          <table:table-cell table:formula="of:=INT([.L92]*24*60)+MOD([.L92]*24*60*60;60)/100" office:value-type="float" office:value="9.20304">
            <text:p>9.203</text:p>
          </table:table-cell>
          <table:table-cell table:formula="of:=[.L92]*24*60*60+[.$N$1]*([.P92]-1)" office:value-type="float" office:value="515.304000000002">
            <text:p>515.304</text:p>
          </table:table-cell>
          <table:table-cell table:formula="of:=CONCATENATE(&quot;T&quot;;[.P92])" office:value-type="string" office:string-value="T91">
            <text:p>T91</text:p>
          </table:table-cell>
          <table:table-cell table:formula="of:=IF([.J92]=&quot;X&quot;;1;[.P91]+1)" office:value-type="float" office:value="91">
            <text:p>91</text:p>
          </table:table-cell>
          <table:table-cell table:style-name="ce7" table:formula="of:=CONCATENATE(&quot;mv &quot;;[.K92];&quot;^&quot;;[.O92];&quot;.wav &quot;&quot;rn^&quot;;[.$E92];&quot;~&quot;;[.$B92];&quot;~&quot;;[.$C92];&quot;~&quot;;[.$A92];&quot;~&quot;;[.$F92];&quot;~&quot;;[.$D92];&quot;.wav&quot;&quot;&quot;)" office:value-type="string" office:string-value="mv 1^T91.wav &quot;rn^ZZZ~~~~~.wav&quot;">
            <text:p>mv 1^T91.wav "rn^ZZZ~~~~~.wav"</text:p>
          </table:table-cell>
          <table:table-cell table:formula="of:=CONCATENATE(&quot;-ALBUM &quot;&quot;&quot;;[.A92];&quot;&quot;&quot; -ARTIST &quot;&quot;&quot;;[.B92];&quot;&quot;&quot; -ID3V2TAG TCOM &quot;&quot;&quot;;[.C92];&quot;&quot;&quot; -GENRE &quot;&quot;&quot;;[.D92];&quot;&quot;&quot; -TITLE &quot;&quot;&quot;;[.E92];&quot;&quot;&quot; -TRACK &quot;&quot;&quot;;[.F92];&quot;&quot;&quot; -YEAR &quot;&quot;&quot;;[.H92];&quot;&quot;&quot; &quot;;[.K92];&quot;/&quot;;[.O92];&quot;.mp3&quot;)" office:value-type="string" office:string-value="-ALBUM &quot;&quot; -ARTIST &quot;&quot; -ID3V2TAG TCOM &quot;&quot; -GENRE &quot;&quot; -TITLE &quot;ZZZ&quot; -TRACK &quot;&quot; -YEAR &quot;&quot; 1/T91.mp3">
            <text:p>-ALBUM "" -ARTIST "" -ID3V2TAG TCOM "" -GENRE "" -TITLE "ZZZ" -TRACK "" -YEAR "" 1/T9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2]+1" office:value-type="float" office:value="92">
            <text:p>92</text:p>
          </table:table-cell>
          <table:table-cell table:style-name="ce4"/>
          <table:table-cell table:style-name="ce5" table:formula="of:=IF([.J93]=&quot;X&quot;;[.K92]+1;[.K92])" office:value-type="float" office:value="1">
            <text:p>1</text:p>
          </table:table-cell>
          <table:table-cell table:formula="of:=IF([.J93]=&quot;X&quot;;0;[.L92]+[.G92]+[.J93]/24/60/60)" office:value-type="time" office:time-value="PT00H09M20.304S">
            <text:p>00:09:20.30</text:p>
          </table:table-cell>
          <table:table-cell table:formula="of:=INT([.L93]*24*60)+MOD([.L93]*24*60*60;60)/100" office:value-type="float" office:value="9.20304">
            <text:p>9.203</text:p>
          </table:table-cell>
          <table:table-cell table:formula="of:=[.L93]*24*60*60+[.$N$1]*([.P93]-1)" office:value-type="float" office:value="514.804000000002">
            <text:p>514.804</text:p>
          </table:table-cell>
          <table:table-cell table:formula="of:=CONCATENATE(&quot;T&quot;;[.P93])" office:value-type="string" office:string-value="T92">
            <text:p>T92</text:p>
          </table:table-cell>
          <table:table-cell table:formula="of:=IF([.J93]=&quot;X&quot;;1;[.P92]+1)" office:value-type="float" office:value="92">
            <text:p>92</text:p>
          </table:table-cell>
          <table:table-cell table:style-name="ce7" table:formula="of:=CONCATENATE(&quot;mv &quot;;[.K93];&quot;^&quot;;[.O93];&quot;.wav &quot;&quot;rn^&quot;;[.$E93];&quot;~&quot;;[.$B93];&quot;~&quot;;[.$C93];&quot;~&quot;;[.$A93];&quot;~&quot;;[.$F93];&quot;~&quot;;[.$D93];&quot;.wav&quot;&quot;&quot;)" office:value-type="string" office:string-value="mv 1^T92.wav &quot;rn^ZZZ~~~~~.wav&quot;">
            <text:p>mv 1^T92.wav "rn^ZZZ~~~~~.wav"</text:p>
          </table:table-cell>
          <table:table-cell table:formula="of:=CONCATENATE(&quot;-ALBUM &quot;&quot;&quot;;[.A93];&quot;&quot;&quot; -ARTIST &quot;&quot;&quot;;[.B93];&quot;&quot;&quot; -ID3V2TAG TCOM &quot;&quot;&quot;;[.C93];&quot;&quot;&quot; -GENRE &quot;&quot;&quot;;[.D93];&quot;&quot;&quot; -TITLE &quot;&quot;&quot;;[.E93];&quot;&quot;&quot; -TRACK &quot;&quot;&quot;;[.F93];&quot;&quot;&quot; -YEAR &quot;&quot;&quot;;[.H93];&quot;&quot;&quot; &quot;;[.K93];&quot;/&quot;;[.O93];&quot;.mp3&quot;)" office:value-type="string" office:string-value="-ALBUM &quot;&quot; -ARTIST &quot;&quot; -ID3V2TAG TCOM &quot;&quot; -GENRE &quot;&quot; -TITLE &quot;ZZZ&quot; -TRACK &quot;&quot; -YEAR &quot;&quot; 1/T92.mp3">
            <text:p>-ALBUM "" -ARTIST "" -ID3V2TAG TCOM "" -GENRE "" -TITLE "ZZZ" -TRACK "" -YEAR "" 1/T9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3]+1" office:value-type="float" office:value="93">
            <text:p>93</text:p>
          </table:table-cell>
          <table:table-cell table:style-name="ce4"/>
          <table:table-cell table:style-name="ce5" table:formula="of:=IF([.J94]=&quot;X&quot;;[.K93]+1;[.K93])" office:value-type="float" office:value="1">
            <text:p>1</text:p>
          </table:table-cell>
          <table:table-cell table:formula="of:=IF([.J94]=&quot;X&quot;;0;[.L93]+[.G93]+[.J94]/24/60/60)" office:value-type="time" office:time-value="PT00H09M20.304S">
            <text:p>00:09:20.30</text:p>
          </table:table-cell>
          <table:table-cell table:formula="of:=INT([.L94]*24*60)+MOD([.L94]*24*60*60;60)/100" office:value-type="float" office:value="9.20304">
            <text:p>9.203</text:p>
          </table:table-cell>
          <table:table-cell table:formula="of:=[.L94]*24*60*60+[.$N$1]*([.P94]-1)" office:value-type="float" office:value="514.304000000002">
            <text:p>514.304</text:p>
          </table:table-cell>
          <table:table-cell table:formula="of:=CONCATENATE(&quot;T&quot;;[.P94])" office:value-type="string" office:string-value="T93">
            <text:p>T93</text:p>
          </table:table-cell>
          <table:table-cell table:formula="of:=IF([.J94]=&quot;X&quot;;1;[.P93]+1)" office:value-type="float" office:value="93">
            <text:p>93</text:p>
          </table:table-cell>
          <table:table-cell table:style-name="ce7" table:formula="of:=CONCATENATE(&quot;mv &quot;;[.K94];&quot;^&quot;;[.O94];&quot;.wav &quot;&quot;rn^&quot;;[.$E94];&quot;~&quot;;[.$B94];&quot;~&quot;;[.$C94];&quot;~&quot;;[.$A94];&quot;~&quot;;[.$F94];&quot;~&quot;;[.$D94];&quot;.wav&quot;&quot;&quot;)" office:value-type="string" office:string-value="mv 1^T93.wav &quot;rn^ZZZ~~~~~.wav&quot;">
            <text:p>mv 1^T93.wav "rn^ZZZ~~~~~.wav"</text:p>
          </table:table-cell>
          <table:table-cell table:formula="of:=CONCATENATE(&quot;-ALBUM &quot;&quot;&quot;;[.A94];&quot;&quot;&quot; -ARTIST &quot;&quot;&quot;;[.B94];&quot;&quot;&quot; -ID3V2TAG TCOM &quot;&quot;&quot;;[.C94];&quot;&quot;&quot; -GENRE &quot;&quot;&quot;;[.D94];&quot;&quot;&quot; -TITLE &quot;&quot;&quot;;[.E94];&quot;&quot;&quot; -TRACK &quot;&quot;&quot;;[.F94];&quot;&quot;&quot; -YEAR &quot;&quot;&quot;;[.H94];&quot;&quot;&quot; &quot;;[.K94];&quot;/&quot;;[.O94];&quot;.mp3&quot;)" office:value-type="string" office:string-value="-ALBUM &quot;&quot; -ARTIST &quot;&quot; -ID3V2TAG TCOM &quot;&quot; -GENRE &quot;&quot; -TITLE &quot;ZZZ&quot; -TRACK &quot;&quot; -YEAR &quot;&quot; 1/T93.mp3">
            <text:p>-ALBUM "" -ARTIST "" -ID3V2TAG TCOM "" -GENRE "" -TITLE "ZZZ" -TRACK "" -YEAR "" 1/T9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4]+1" office:value-type="float" office:value="94">
            <text:p>94</text:p>
          </table:table-cell>
          <table:table-cell table:style-name="ce4"/>
          <table:table-cell table:style-name="ce5" table:formula="of:=IF([.J95]=&quot;X&quot;;[.K94]+1;[.K94])" office:value-type="float" office:value="1">
            <text:p>1</text:p>
          </table:table-cell>
          <table:table-cell table:formula="of:=IF([.J95]=&quot;X&quot;;0;[.L94]+[.G94]+[.J95]/24/60/60)" office:value-type="time" office:time-value="PT00H09M20.304S">
            <text:p>00:09:20.30</text:p>
          </table:table-cell>
          <table:table-cell table:formula="of:=INT([.L95]*24*60)+MOD([.L95]*24*60*60;60)/100" office:value-type="float" office:value="9.20304">
            <text:p>9.203</text:p>
          </table:table-cell>
          <table:table-cell table:formula="of:=[.L95]*24*60*60+[.$N$1]*([.P95]-1)" office:value-type="float" office:value="513.804000000002">
            <text:p>513.804</text:p>
          </table:table-cell>
          <table:table-cell table:formula="of:=CONCATENATE(&quot;T&quot;;[.P95])" office:value-type="string" office:string-value="T94">
            <text:p>T94</text:p>
          </table:table-cell>
          <table:table-cell table:formula="of:=IF([.J95]=&quot;X&quot;;1;[.P94]+1)" office:value-type="float" office:value="94">
            <text:p>94</text:p>
          </table:table-cell>
          <table:table-cell table:style-name="ce7" table:formula="of:=CONCATENATE(&quot;mv &quot;;[.K95];&quot;^&quot;;[.O95];&quot;.wav &quot;&quot;rn^&quot;;[.$E95];&quot;~&quot;;[.$B95];&quot;~&quot;;[.$C95];&quot;~&quot;;[.$A95];&quot;~&quot;;[.$F95];&quot;~&quot;;[.$D95];&quot;.wav&quot;&quot;&quot;)" office:value-type="string" office:string-value="mv 1^T94.wav &quot;rn^ZZZ~~~~~.wav&quot;">
            <text:p>mv 1^T94.wav "rn^ZZZ~~~~~.wav"</text:p>
          </table:table-cell>
          <table:table-cell table:formula="of:=CONCATENATE(&quot;-ALBUM &quot;&quot;&quot;;[.A95];&quot;&quot;&quot; -ARTIST &quot;&quot;&quot;;[.B95];&quot;&quot;&quot; -ID3V2TAG TCOM &quot;&quot;&quot;;[.C95];&quot;&quot;&quot; -GENRE &quot;&quot;&quot;;[.D95];&quot;&quot;&quot; -TITLE &quot;&quot;&quot;;[.E95];&quot;&quot;&quot; -TRACK &quot;&quot;&quot;;[.F95];&quot;&quot;&quot; -YEAR &quot;&quot;&quot;;[.H95];&quot;&quot;&quot; &quot;;[.K95];&quot;/&quot;;[.O95];&quot;.mp3&quot;)" office:value-type="string" office:string-value="-ALBUM &quot;&quot; -ARTIST &quot;&quot; -ID3V2TAG TCOM &quot;&quot; -GENRE &quot;&quot; -TITLE &quot;ZZZ&quot; -TRACK &quot;&quot; -YEAR &quot;&quot; 1/T94.mp3">
            <text:p>-ALBUM "" -ARTIST "" -ID3V2TAG TCOM "" -GENRE "" -TITLE "ZZZ" -TRACK "" -YEAR "" 1/T9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5]+1" office:value-type="float" office:value="95">
            <text:p>95</text:p>
          </table:table-cell>
          <table:table-cell table:style-name="ce4"/>
          <table:table-cell table:style-name="ce5" table:formula="of:=IF([.J96]=&quot;X&quot;;[.K95]+1;[.K95])" office:value-type="float" office:value="1">
            <text:p>1</text:p>
          </table:table-cell>
          <table:table-cell table:formula="of:=IF([.J96]=&quot;X&quot;;0;[.L95]+[.G95]+[.J96]/24/60/60)" office:value-type="time" office:time-value="PT00H09M20.304S">
            <text:p>00:09:20.30</text:p>
          </table:table-cell>
          <table:table-cell table:formula="of:=INT([.L96]*24*60)+MOD([.L96]*24*60*60;60)/100" office:value-type="float" office:value="9.20304">
            <text:p>9.203</text:p>
          </table:table-cell>
          <table:table-cell table:formula="of:=[.L96]*24*60*60+[.$N$1]*([.P96]-1)" office:value-type="float" office:value="513.304000000002">
            <text:p>513.304</text:p>
          </table:table-cell>
          <table:table-cell table:formula="of:=CONCATENATE(&quot;T&quot;;[.P96])" office:value-type="string" office:string-value="T95">
            <text:p>T95</text:p>
          </table:table-cell>
          <table:table-cell table:formula="of:=IF([.J96]=&quot;X&quot;;1;[.P95]+1)" office:value-type="float" office:value="95">
            <text:p>95</text:p>
          </table:table-cell>
          <table:table-cell table:style-name="ce7" table:formula="of:=CONCATENATE(&quot;mv &quot;;[.K96];&quot;^&quot;;[.O96];&quot;.wav &quot;&quot;rn^&quot;;[.$E96];&quot;~&quot;;[.$B96];&quot;~&quot;;[.$C96];&quot;~&quot;;[.$A96];&quot;~&quot;;[.$F96];&quot;~&quot;;[.$D96];&quot;.wav&quot;&quot;&quot;)" office:value-type="string" office:string-value="mv 1^T95.wav &quot;rn^ZZZ~~~~~.wav&quot;">
            <text:p>mv 1^T95.wav "rn^ZZZ~~~~~.wav"</text:p>
          </table:table-cell>
          <table:table-cell table:formula="of:=CONCATENATE(&quot;-ALBUM &quot;&quot;&quot;;[.A96];&quot;&quot;&quot; -ARTIST &quot;&quot;&quot;;[.B96];&quot;&quot;&quot; -ID3V2TAG TCOM &quot;&quot;&quot;;[.C96];&quot;&quot;&quot; -GENRE &quot;&quot;&quot;;[.D96];&quot;&quot;&quot; -TITLE &quot;&quot;&quot;;[.E96];&quot;&quot;&quot; -TRACK &quot;&quot;&quot;;[.F96];&quot;&quot;&quot; -YEAR &quot;&quot;&quot;;[.H96];&quot;&quot;&quot; &quot;;[.K96];&quot;/&quot;;[.O96];&quot;.mp3&quot;)" office:value-type="string" office:string-value="-ALBUM &quot;&quot; -ARTIST &quot;&quot; -ID3V2TAG TCOM &quot;&quot; -GENRE &quot;&quot; -TITLE &quot;ZZZ&quot; -TRACK &quot;&quot; -YEAR &quot;&quot; 1/T95.mp3">
            <text:p>-ALBUM "" -ARTIST "" -ID3V2TAG TCOM "" -GENRE "" -TITLE "ZZZ" -TRACK "" -YEAR "" 1/T9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6]+1" office:value-type="float" office:value="96">
            <text:p>96</text:p>
          </table:table-cell>
          <table:table-cell table:style-name="ce4"/>
          <table:table-cell table:style-name="ce5" table:formula="of:=IF([.J97]=&quot;X&quot;;[.K96]+1;[.K96])" office:value-type="float" office:value="1">
            <text:p>1</text:p>
          </table:table-cell>
          <table:table-cell table:formula="of:=IF([.J97]=&quot;X&quot;;0;[.L96]+[.G96]+[.J97]/24/60/60)" office:value-type="time" office:time-value="PT00H09M20.304S">
            <text:p>00:09:20.30</text:p>
          </table:table-cell>
          <table:table-cell table:formula="of:=INT([.L97]*24*60)+MOD([.L97]*24*60*60;60)/100" office:value-type="float" office:value="9.20304">
            <text:p>9.203</text:p>
          </table:table-cell>
          <table:table-cell table:formula="of:=[.L97]*24*60*60+[.$N$1]*([.P97]-1)" office:value-type="float" office:value="512.804000000002">
            <text:p>512.804</text:p>
          </table:table-cell>
          <table:table-cell table:formula="of:=CONCATENATE(&quot;T&quot;;[.P97])" office:value-type="string" office:string-value="T96">
            <text:p>T96</text:p>
          </table:table-cell>
          <table:table-cell table:formula="of:=IF([.J97]=&quot;X&quot;;1;[.P96]+1)" office:value-type="float" office:value="96">
            <text:p>96</text:p>
          </table:table-cell>
          <table:table-cell table:style-name="ce7" table:formula="of:=CONCATENATE(&quot;mv &quot;;[.K97];&quot;^&quot;;[.O97];&quot;.wav &quot;&quot;rn^&quot;;[.$E97];&quot;~&quot;;[.$B97];&quot;~&quot;;[.$C97];&quot;~&quot;;[.$A97];&quot;~&quot;;[.$F97];&quot;~&quot;;[.$D97];&quot;.wav&quot;&quot;&quot;)" office:value-type="string" office:string-value="mv 1^T96.wav &quot;rn^ZZZ~~~~~.wav&quot;">
            <text:p>mv 1^T96.wav "rn^ZZZ~~~~~.wav"</text:p>
          </table:table-cell>
          <table:table-cell table:formula="of:=CONCATENATE(&quot;-ALBUM &quot;&quot;&quot;;[.A97];&quot;&quot;&quot; -ARTIST &quot;&quot;&quot;;[.B97];&quot;&quot;&quot; -ID3V2TAG TCOM &quot;&quot;&quot;;[.C97];&quot;&quot;&quot; -GENRE &quot;&quot;&quot;;[.D97];&quot;&quot;&quot; -TITLE &quot;&quot;&quot;;[.E97];&quot;&quot;&quot; -TRACK &quot;&quot;&quot;;[.F97];&quot;&quot;&quot; -YEAR &quot;&quot;&quot;;[.H97];&quot;&quot;&quot; &quot;;[.K97];&quot;/&quot;;[.O97];&quot;.mp3&quot;)" office:value-type="string" office:string-value="-ALBUM &quot;&quot; -ARTIST &quot;&quot; -ID3V2TAG TCOM &quot;&quot; -GENRE &quot;&quot; -TITLE &quot;ZZZ&quot; -TRACK &quot;&quot; -YEAR &quot;&quot; 1/T96.mp3">
            <text:p>-ALBUM "" -ARTIST "" -ID3V2TAG TCOM "" -GENRE "" -TITLE "ZZZ" -TRACK "" -YEAR "" 1/T9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7]+1" office:value-type="float" office:value="97">
            <text:p>97</text:p>
          </table:table-cell>
          <table:table-cell table:style-name="ce4"/>
          <table:table-cell table:style-name="ce5" table:formula="of:=IF([.J98]=&quot;X&quot;;[.K97]+1;[.K97])" office:value-type="float" office:value="1">
            <text:p>1</text:p>
          </table:table-cell>
          <table:table-cell table:formula="of:=IF([.J98]=&quot;X&quot;;0;[.L97]+[.G97]+[.J98]/24/60/60)" office:value-type="time" office:time-value="PT00H09M20.304S">
            <text:p>00:09:20.30</text:p>
          </table:table-cell>
          <table:table-cell table:formula="of:=INT([.L98]*24*60)+MOD([.L98]*24*60*60;60)/100" office:value-type="float" office:value="9.20304">
            <text:p>9.203</text:p>
          </table:table-cell>
          <table:table-cell table:formula="of:=[.L98]*24*60*60+[.$N$1]*([.P98]-1)" office:value-type="float" office:value="512.304000000002">
            <text:p>512.304</text:p>
          </table:table-cell>
          <table:table-cell table:formula="of:=CONCATENATE(&quot;T&quot;;[.P98])" office:value-type="string" office:string-value="T97">
            <text:p>T97</text:p>
          </table:table-cell>
          <table:table-cell table:formula="of:=IF([.J98]=&quot;X&quot;;1;[.P97]+1)" office:value-type="float" office:value="97">
            <text:p>97</text:p>
          </table:table-cell>
          <table:table-cell table:style-name="ce7" table:formula="of:=CONCATENATE(&quot;mv &quot;;[.K98];&quot;^&quot;;[.O98];&quot;.wav &quot;&quot;rn^&quot;;[.$E98];&quot;~&quot;;[.$B98];&quot;~&quot;;[.$C98];&quot;~&quot;;[.$A98];&quot;~&quot;;[.$F98];&quot;~&quot;;[.$D98];&quot;.wav&quot;&quot;&quot;)" office:value-type="string" office:string-value="mv 1^T97.wav &quot;rn^ZZZ~~~~~.wav&quot;">
            <text:p>mv 1^T97.wav "rn^ZZZ~~~~~.wav"</text:p>
          </table:table-cell>
          <table:table-cell table:formula="of:=CONCATENATE(&quot;-ALBUM &quot;&quot;&quot;;[.A98];&quot;&quot;&quot; -ARTIST &quot;&quot;&quot;;[.B98];&quot;&quot;&quot; -ID3V2TAG TCOM &quot;&quot;&quot;;[.C98];&quot;&quot;&quot; -GENRE &quot;&quot;&quot;;[.D98];&quot;&quot;&quot; -TITLE &quot;&quot;&quot;;[.E98];&quot;&quot;&quot; -TRACK &quot;&quot;&quot;;[.F98];&quot;&quot;&quot; -YEAR &quot;&quot;&quot;;[.H98];&quot;&quot;&quot; &quot;;[.K98];&quot;/&quot;;[.O98];&quot;.mp3&quot;)" office:value-type="string" office:string-value="-ALBUM &quot;&quot; -ARTIST &quot;&quot; -ID3V2TAG TCOM &quot;&quot; -GENRE &quot;&quot; -TITLE &quot;ZZZ&quot; -TRACK &quot;&quot; -YEAR &quot;&quot; 1/T97.mp3">
            <text:p>-ALBUM "" -ARTIST "" -ID3V2TAG TCOM "" -GENRE "" -TITLE "ZZZ" -TRACK "" -YEAR "" 1/T9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8]+1" office:value-type="float" office:value="98">
            <text:p>98</text:p>
          </table:table-cell>
          <table:table-cell table:style-name="ce4"/>
          <table:table-cell table:style-name="ce5" table:formula="of:=IF([.J99]=&quot;X&quot;;[.K98]+1;[.K98])" office:value-type="float" office:value="1">
            <text:p>1</text:p>
          </table:table-cell>
          <table:table-cell table:formula="of:=IF([.J99]=&quot;X&quot;;0;[.L98]+[.G98]+[.J99]/24/60/60)" office:value-type="time" office:time-value="PT00H09M20.304S">
            <text:p>00:09:20.30</text:p>
          </table:table-cell>
          <table:table-cell table:formula="of:=INT([.L99]*24*60)+MOD([.L99]*24*60*60;60)/100" office:value-type="float" office:value="9.20304">
            <text:p>9.203</text:p>
          </table:table-cell>
          <table:table-cell table:formula="of:=[.L99]*24*60*60+[.$N$1]*([.P99]-1)" office:value-type="float" office:value="511.804000000002">
            <text:p>511.804</text:p>
          </table:table-cell>
          <table:table-cell table:formula="of:=CONCATENATE(&quot;T&quot;;[.P99])" office:value-type="string" office:string-value="T98">
            <text:p>T98</text:p>
          </table:table-cell>
          <table:table-cell table:formula="of:=IF([.J99]=&quot;X&quot;;1;[.P98]+1)" office:value-type="float" office:value="98">
            <text:p>98</text:p>
          </table:table-cell>
          <table:table-cell table:style-name="ce7" table:formula="of:=CONCATENATE(&quot;mv &quot;;[.K99];&quot;^&quot;;[.O99];&quot;.wav &quot;&quot;rn^&quot;;[.$E99];&quot;~&quot;;[.$B99];&quot;~&quot;;[.$C99];&quot;~&quot;;[.$A99];&quot;~&quot;;[.$F99];&quot;~&quot;;[.$D99];&quot;.wav&quot;&quot;&quot;)" office:value-type="string" office:string-value="mv 1^T98.wav &quot;rn^ZZZ~~~~~.wav&quot;">
            <text:p>mv 1^T98.wav "rn^ZZZ~~~~~.wav"</text:p>
          </table:table-cell>
          <table:table-cell table:formula="of:=CONCATENATE(&quot;-ALBUM &quot;&quot;&quot;;[.A99];&quot;&quot;&quot; -ARTIST &quot;&quot;&quot;;[.B99];&quot;&quot;&quot; -ID3V2TAG TCOM &quot;&quot;&quot;;[.C99];&quot;&quot;&quot; -GENRE &quot;&quot;&quot;;[.D99];&quot;&quot;&quot; -TITLE &quot;&quot;&quot;;[.E99];&quot;&quot;&quot; -TRACK &quot;&quot;&quot;;[.F99];&quot;&quot;&quot; -YEAR &quot;&quot;&quot;;[.H99];&quot;&quot;&quot; &quot;;[.K99];&quot;/&quot;;[.O99];&quot;.mp3&quot;)" office:value-type="string" office:string-value="-ALBUM &quot;&quot; -ARTIST &quot;&quot; -ID3V2TAG TCOM &quot;&quot; -GENRE &quot;&quot; -TITLE &quot;ZZZ&quot; -TRACK &quot;&quot; -YEAR &quot;&quot; 1/T98.mp3">
            <text:p>-ALBUM "" -ARTIST "" -ID3V2TAG TCOM "" -GENRE "" -TITLE "ZZZ" -TRACK "" -YEAR "" 1/T9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9]+1" office:value-type="float" office:value="99">
            <text:p>99</text:p>
          </table:table-cell>
          <table:table-cell table:style-name="ce4"/>
          <table:table-cell table:style-name="ce5" table:formula="of:=IF([.J100]=&quot;X&quot;;[.K99]+1;[.K99])" office:value-type="float" office:value="1">
            <text:p>1</text:p>
          </table:table-cell>
          <table:table-cell table:formula="of:=IF([.J100]=&quot;X&quot;;0;[.L99]+[.G99]+[.J100]/24/60/60)" office:value-type="time" office:time-value="PT00H09M20.304S">
            <text:p>00:09:20.30</text:p>
          </table:table-cell>
          <table:table-cell table:formula="of:=INT([.L100]*24*60)+MOD([.L100]*24*60*60;60)/100" office:value-type="float" office:value="9.20304">
            <text:p>9.203</text:p>
          </table:table-cell>
          <table:table-cell table:formula="of:=[.L100]*24*60*60+[.$N$1]*([.P100]-1)" office:value-type="float" office:value="511.304000000002">
            <text:p>511.304</text:p>
          </table:table-cell>
          <table:table-cell table:formula="of:=CONCATENATE(&quot;T&quot;;[.P100])" office:value-type="string" office:string-value="T99">
            <text:p>T99</text:p>
          </table:table-cell>
          <table:table-cell table:formula="of:=IF([.J100]=&quot;X&quot;;1;[.P99]+1)" office:value-type="float" office:value="99">
            <text:p>99</text:p>
          </table:table-cell>
          <table:table-cell table:style-name="ce7" table:formula="of:=CONCATENATE(&quot;mv &quot;;[.K100];&quot;^&quot;;[.O100];&quot;.wav &quot;&quot;rn^&quot;;[.$E100];&quot;~&quot;;[.$B100];&quot;~&quot;;[.$C100];&quot;~&quot;;[.$A100];&quot;~&quot;;[.$F100];&quot;~&quot;;[.$D100];&quot;.wav&quot;&quot;&quot;)" office:value-type="string" office:string-value="mv 1^T99.wav &quot;rn^ZZZ~~~~~.wav&quot;">
            <text:p>mv 1^T99.wav "rn^ZZZ~~~~~.wav"</text:p>
          </table:table-cell>
          <table:table-cell table:formula="of:=CONCATENATE(&quot;-ALBUM &quot;&quot;&quot;;[.A100];&quot;&quot;&quot; -ARTIST &quot;&quot;&quot;;[.B100];&quot;&quot;&quot; -ID3V2TAG TCOM &quot;&quot;&quot;;[.C100];&quot;&quot;&quot; -GENRE &quot;&quot;&quot;;[.D100];&quot;&quot;&quot; -TITLE &quot;&quot;&quot;;[.E100];&quot;&quot;&quot; -TRACK &quot;&quot;&quot;;[.F100];&quot;&quot;&quot; -YEAR &quot;&quot;&quot;;[.H100];&quot;&quot;&quot; &quot;;[.K100];&quot;/&quot;;[.O100];&quot;.mp3&quot;)" office:value-type="string" office:string-value="-ALBUM &quot;&quot; -ARTIST &quot;&quot; -ID3V2TAG TCOM &quot;&quot; -GENRE &quot;&quot; -TITLE &quot;ZZZ&quot; -TRACK &quot;&quot; -YEAR &quot;&quot; 1/T99.mp3">
            <text:p>-ALBUM "" -ARTIST "" -ID3V2TAG TCOM "" -GENRE "" -TITLE "ZZZ" -TRACK "" -YEAR "" 1/T9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00]+1" office:value-type="float" office:value="100">
            <text:p>100</text:p>
          </table:table-cell>
          <table:table-cell table:style-name="ce4"/>
          <table:table-cell table:style-name="ce5" table:formula="of:=IF([.J101]=&quot;X&quot;;[.K100]+1;[.K100])" office:value-type="float" office:value="1">
            <text:p>1</text:p>
          </table:table-cell>
          <table:table-cell table:formula="of:=IF([.J101]=&quot;X&quot;;0;[.L100]+[.G100]+[.J101]/24/60/60)" office:value-type="time" office:time-value="PT00H09M20.304S">
            <text:p>00:09:20.30</text:p>
          </table:table-cell>
          <table:table-cell table:formula="of:=INT([.L101]*24*60)+MOD([.L101]*24*60*60;60)/100" office:value-type="float" office:value="9.20304">
            <text:p>9.203</text:p>
          </table:table-cell>
          <table:table-cell table:formula="of:=[.L101]*24*60*60+[.$N$1]*([.P101]-1)" office:value-type="float" office:value="510.804000000002">
            <text:p>510.804</text:p>
          </table:table-cell>
          <table:table-cell table:formula="of:=CONCATENATE(&quot;T&quot;;[.P101])" office:value-type="string" office:string-value="T100">
            <text:p>T100</text:p>
          </table:table-cell>
          <table:table-cell table:formula="of:=IF([.J101]=&quot;X&quot;;1;[.P100]+1)" office:value-type="float" office:value="100">
            <text:p>100</text:p>
          </table:table-cell>
          <table:table-cell table:style-name="ce7" table:formula="of:=CONCATENATE(&quot;mv &quot;;[.K101];&quot;^&quot;;[.O101];&quot;.wav &quot;&quot;rn^&quot;;[.$E101];&quot;~&quot;;[.$B101];&quot;~&quot;;[.$C101];&quot;~&quot;;[.$A101];&quot;~&quot;;[.$F101];&quot;~&quot;;[.$D101];&quot;.wav&quot;&quot;&quot;)" office:value-type="string" office:string-value="mv 1^T100.wav &quot;rn^ZZZ~~~~~.wav&quot;">
            <text:p>mv 1^T100.wav "rn^ZZZ~~~~~.wav"</text:p>
          </table:table-cell>
          <table:table-cell table:formula="of:=CONCATENATE(&quot;-ALBUM &quot;&quot;&quot;;[.A101];&quot;&quot;&quot; -ARTIST &quot;&quot;&quot;;[.B101];&quot;&quot;&quot; -ID3V2TAG TCOM &quot;&quot;&quot;;[.C101];&quot;&quot;&quot; -GENRE &quot;&quot;&quot;;[.D101];&quot;&quot;&quot; -TITLE &quot;&quot;&quot;;[.E101];&quot;&quot;&quot; -TRACK &quot;&quot;&quot;;[.F101];&quot;&quot;&quot; -YEAR &quot;&quot;&quot;;[.H101];&quot;&quot;&quot; &quot;;[.K101];&quot;/&quot;;[.O101];&quot;.mp3&quot;)" office:value-type="string" office:string-value="-ALBUM &quot;&quot; -ARTIST &quot;&quot; -ID3V2TAG TCOM &quot;&quot; -GENRE &quot;&quot; -TITLE &quot;ZZZ&quot; -TRACK &quot;&quot; -YEAR &quot;&quot; 1/T100.mp3">
            <text:p>-ALBUM "" -ARTIST "" -ID3V2TAG TCOM "" -GENRE "" -TITLE "ZZZ" -TRACK "" -YEAR "" 1/T10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01]+1" office:value-type="float" office:value="101">
            <text:p>101</text:p>
          </table:table-cell>
          <table:table-cell table:style-name="ce4"/>
          <table:table-cell table:style-name="ce5" table:formula="of:=IF([.J102]=&quot;X&quot;;[.K101]+1;[.K101])" office:value-type="float" office:value="1">
            <text:p>1</text:p>
          </table:table-cell>
          <table:table-cell table:formula="of:=IF([.J102]=&quot;X&quot;;0;[.L101]+[.G101]+[.J102]/24/60/60)" office:value-type="time" office:time-value="PT00H09M20.304S">
            <text:p>00:09:20.30</text:p>
          </table:table-cell>
          <table:table-cell table:formula="of:=INT([.L102]*24*60)+MOD([.L102]*24*60*60;60)/100" office:value-type="float" office:value="9.20304">
            <text:p>9.203</text:p>
          </table:table-cell>
          <table:table-cell table:formula="of:=[.L102]*24*60*60+[.$N$1]*([.P102]-1)" office:value-type="float" office:value="510.304000000002">
            <text:p>510.304</text:p>
          </table:table-cell>
          <table:table-cell table:formula="of:=CONCATENATE(&quot;T&quot;;[.P102])" office:value-type="string" office:string-value="T101">
            <text:p>T101</text:p>
          </table:table-cell>
          <table:table-cell table:formula="of:=IF([.J102]=&quot;X&quot;;1;[.P101]+1)" office:value-type="float" office:value="101">
            <text:p>101</text:p>
          </table:table-cell>
          <table:table-cell table:style-name="ce7" table:formula="of:=CONCATENATE(&quot;mv &quot;;[.K102];&quot;^&quot;;[.O102];&quot;.wav &quot;&quot;rn^&quot;;[.$E102];&quot;~&quot;;[.$B102];&quot;~&quot;;[.$C102];&quot;~&quot;;[.$A102];&quot;~&quot;;[.$F102];&quot;~&quot;;[.$D102];&quot;.wav&quot;&quot;&quot;)" office:value-type="string" office:string-value="mv 1^T101.wav &quot;rn^ZZZ~~~~~.wav&quot;">
            <text:p>mv 1^T101.wav "rn^ZZZ~~~~~.wav"</text:p>
          </table:table-cell>
          <table:table-cell table:formula="of:=CONCATENATE(&quot;-ALBUM &quot;&quot;&quot;;[.A102];&quot;&quot;&quot; -ARTIST &quot;&quot;&quot;;[.B102];&quot;&quot;&quot; -ID3V2TAG TCOM &quot;&quot;&quot;;[.C102];&quot;&quot;&quot; -GENRE &quot;&quot;&quot;;[.D102];&quot;&quot;&quot; -TITLE &quot;&quot;&quot;;[.E102];&quot;&quot;&quot; -TRACK &quot;&quot;&quot;;[.F102];&quot;&quot;&quot; -YEAR &quot;&quot;&quot;;[.H102];&quot;&quot;&quot; &quot;;[.K102];&quot;/&quot;;[.O102];&quot;.mp3&quot;)" office:value-type="string" office:string-value="-ALBUM &quot;&quot; -ARTIST &quot;&quot; -ID3V2TAG TCOM &quot;&quot; -GENRE &quot;&quot; -TITLE &quot;ZZZ&quot; -TRACK &quot;&quot; -YEAR &quot;&quot; 1/T101.mp3">
            <text:p>-ALBUM "" -ARTIST "" -ID3V2TAG TCOM "" -GENRE "" -TITLE "ZZZ" -TRACK "" -YEAR "" 1/T10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02]+1" office:value-type="float" office:value="102">
            <text:p>102</text:p>
          </table:table-cell>
          <table:table-cell table:style-name="ce4"/>
          <table:table-cell table:style-name="ce5" table:formula="of:=IF([.J103]=&quot;X&quot;;[.K102]+1;[.K102])" office:value-type="float" office:value="1">
            <text:p>1</text:p>
          </table:table-cell>
          <table:table-cell table:formula="of:=IF([.J103]=&quot;X&quot;;0;[.L102]+[.G102]+[.J103]/24/60/60)" office:value-type="time" office:time-value="PT00H09M20.304S">
            <text:p>00:09:20.30</text:p>
          </table:table-cell>
          <table:table-cell table:formula="of:=INT([.L103]*24*60)+MOD([.L103]*24*60*60;60)/100" office:value-type="float" office:value="9.20304">
            <text:p>9.203</text:p>
          </table:table-cell>
          <table:table-cell table:formula="of:=[.L103]*24*60*60+[.$N$1]*([.P103]-1)" office:value-type="float" office:value="509.804000000002">
            <text:p>509.804</text:p>
          </table:table-cell>
          <table:table-cell table:formula="of:=CONCATENATE(&quot;T&quot;;[.P103])" office:value-type="string" office:string-value="T102">
            <text:p>T102</text:p>
          </table:table-cell>
          <table:table-cell table:formula="of:=IF([.J103]=&quot;X&quot;;1;[.P102]+1)" office:value-type="float" office:value="102">
            <text:p>102</text:p>
          </table:table-cell>
          <table:table-cell table:style-name="ce7" table:formula="of:=CONCATENATE(&quot;mv &quot;;[.K103];&quot;^&quot;;[.O103];&quot;.wav &quot;&quot;rn^&quot;;[.$E103];&quot;~&quot;;[.$B103];&quot;~&quot;;[.$C103];&quot;~&quot;;[.$A103];&quot;~&quot;;[.$F103];&quot;~&quot;;[.$D103];&quot;.wav&quot;&quot;&quot;)" office:value-type="string" office:string-value="mv 1^T102.wav &quot;rn^ZZZ~~~~~.wav&quot;">
            <text:p>mv 1^T102.wav "rn^ZZZ~~~~~.wav"</text:p>
          </table:table-cell>
          <table:table-cell table:formula="of:=CONCATENATE(&quot;-ALBUM &quot;&quot;&quot;;[.A103];&quot;&quot;&quot; -ARTIST &quot;&quot;&quot;;[.B103];&quot;&quot;&quot; -ID3V2TAG TCOM &quot;&quot;&quot;;[.C103];&quot;&quot;&quot; -GENRE &quot;&quot;&quot;;[.D103];&quot;&quot;&quot; -TITLE &quot;&quot;&quot;;[.E103];&quot;&quot;&quot; -TRACK &quot;&quot;&quot;;[.F103];&quot;&quot;&quot; -YEAR &quot;&quot;&quot;;[.H103];&quot;&quot;&quot; &quot;;[.K103];&quot;/&quot;;[.O103];&quot;.mp3&quot;)" office:value-type="string" office:string-value="-ALBUM &quot;&quot; -ARTIST &quot;&quot; -ID3V2TAG TCOM &quot;&quot; -GENRE &quot;&quot; -TITLE &quot;ZZZ&quot; -TRACK &quot;&quot; -YEAR &quot;&quot; 1/T102.mp3">
            <text:p>-ALBUM "" -ARTIST "" -ID3V2TAG TCOM "" -GENRE "" -TITLE "ZZZ" -TRACK "" -YEAR "" 1/T10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03]+1" office:value-type="float" office:value="103">
            <text:p>103</text:p>
          </table:table-cell>
          <table:table-cell table:style-name="ce4"/>
          <table:table-cell table:style-name="ce5" table:formula="of:=IF([.J104]=&quot;X&quot;;[.K103]+1;[.K103])" office:value-type="float" office:value="1">
            <text:p>1</text:p>
          </table:table-cell>
          <table:table-cell table:formula="of:=IF([.J104]=&quot;X&quot;;0;[.L103]+[.G103]+[.J104]/24/60/60)" office:value-type="time" office:time-value="PT00H09M20.304S">
            <text:p>00:09:20.30</text:p>
          </table:table-cell>
          <table:table-cell table:formula="of:=INT([.L104]*24*60)+MOD([.L104]*24*60*60;60)/100" office:value-type="float" office:value="9.20304">
            <text:p>9.203</text:p>
          </table:table-cell>
          <table:table-cell table:formula="of:=[.L104]*24*60*60+[.$N$1]*([.P104]-1)" office:value-type="float" office:value="509.304000000002">
            <text:p>509.304</text:p>
          </table:table-cell>
          <table:table-cell table:formula="of:=CONCATENATE(&quot;T&quot;;[.P104])" office:value-type="string" office:string-value="T103">
            <text:p>T103</text:p>
          </table:table-cell>
          <table:table-cell table:formula="of:=IF([.J104]=&quot;X&quot;;1;[.P103]+1)" office:value-type="float" office:value="103">
            <text:p>103</text:p>
          </table:table-cell>
          <table:table-cell table:style-name="ce7" table:formula="of:=CONCATENATE(&quot;mv &quot;;[.K104];&quot;^&quot;;[.O104];&quot;.wav &quot;&quot;rn^&quot;;[.$E104];&quot;~&quot;;[.$B104];&quot;~&quot;;[.$C104];&quot;~&quot;;[.$A104];&quot;~&quot;;[.$F104];&quot;~&quot;;[.$D104];&quot;.wav&quot;&quot;&quot;)" office:value-type="string" office:string-value="mv 1^T103.wav &quot;rn^ZZZ~~~~~.wav&quot;">
            <text:p>mv 1^T103.wav "rn^ZZZ~~~~~.wav"</text:p>
          </table:table-cell>
          <table:table-cell table:formula="of:=CONCATENATE(&quot;-ALBUM &quot;&quot;&quot;;[.A104];&quot;&quot;&quot; -ARTIST &quot;&quot;&quot;;[.B104];&quot;&quot;&quot; -ID3V2TAG TCOM &quot;&quot;&quot;;[.C104];&quot;&quot;&quot; -GENRE &quot;&quot;&quot;;[.D104];&quot;&quot;&quot; -TITLE &quot;&quot;&quot;;[.E104];&quot;&quot;&quot; -TRACK &quot;&quot;&quot;;[.F104];&quot;&quot;&quot; -YEAR &quot;&quot;&quot;;[.H104];&quot;&quot;&quot; &quot;;[.K104];&quot;/&quot;;[.O104];&quot;.mp3&quot;)" office:value-type="string" office:string-value="-ALBUM &quot;&quot; -ARTIST &quot;&quot; -ID3V2TAG TCOM &quot;&quot; -GENRE &quot;&quot; -TITLE &quot;ZZZ&quot; -TRACK &quot;&quot; -YEAR &quot;&quot; 1/T103.mp3">
            <text:p>-ALBUM "" -ARTIST "" -ID3V2TAG TCOM "" -GENRE "" -TITLE "ZZZ" -TRACK "" -YEAR "" 1/T10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04]+1" office:value-type="float" office:value="104">
            <text:p>104</text:p>
          </table:table-cell>
          <table:table-cell table:style-name="ce4"/>
          <table:table-cell table:style-name="ce5" table:formula="of:=IF([.J105]=&quot;X&quot;;[.K104]+1;[.K104])" office:value-type="float" office:value="1">
            <text:p>1</text:p>
          </table:table-cell>
          <table:table-cell table:formula="of:=IF([.J105]=&quot;X&quot;;0;[.L104]+[.G104]+[.J105]/24/60/60)" office:value-type="time" office:time-value="PT00H09M20.304S">
            <text:p>00:09:20.30</text:p>
          </table:table-cell>
          <table:table-cell table:formula="of:=INT([.L105]*24*60)+MOD([.L105]*24*60*60;60)/100" office:value-type="float" office:value="9.20304">
            <text:p>9.203</text:p>
          </table:table-cell>
          <table:table-cell table:formula="of:=[.L105]*24*60*60+[.$N$1]*([.P105]-1)" office:value-type="float" office:value="508.804000000002">
            <text:p>508.804</text:p>
          </table:table-cell>
          <table:table-cell table:formula="of:=CONCATENATE(&quot;T&quot;;[.P105])" office:value-type="string" office:string-value="T104">
            <text:p>T104</text:p>
          </table:table-cell>
          <table:table-cell table:formula="of:=IF([.J105]=&quot;X&quot;;1;[.P104]+1)" office:value-type="float" office:value="104">
            <text:p>104</text:p>
          </table:table-cell>
          <table:table-cell table:style-name="ce7" table:formula="of:=CONCATENATE(&quot;mv &quot;;[.K105];&quot;^&quot;;[.O105];&quot;.wav &quot;&quot;rn^&quot;;[.$E105];&quot;~&quot;;[.$B105];&quot;~&quot;;[.$C105];&quot;~&quot;;[.$A105];&quot;~&quot;;[.$F105];&quot;~&quot;;[.$D105];&quot;.wav&quot;&quot;&quot;)" office:value-type="string" office:string-value="mv 1^T104.wav &quot;rn^ZZZ~~~~~.wav&quot;">
            <text:p>mv 1^T104.wav "rn^ZZZ~~~~~.wav"</text:p>
          </table:table-cell>
          <table:table-cell table:formula="of:=CONCATENATE(&quot;-ALBUM &quot;&quot;&quot;;[.A105];&quot;&quot;&quot; -ARTIST &quot;&quot;&quot;;[.B105];&quot;&quot;&quot; -ID3V2TAG TCOM &quot;&quot;&quot;;[.C105];&quot;&quot;&quot; -GENRE &quot;&quot;&quot;;[.D105];&quot;&quot;&quot; -TITLE &quot;&quot;&quot;;[.E105];&quot;&quot;&quot; -TRACK &quot;&quot;&quot;;[.F105];&quot;&quot;&quot; -YEAR &quot;&quot;&quot;;[.H105];&quot;&quot;&quot; &quot;;[.K105];&quot;/&quot;;[.O105];&quot;.mp3&quot;)" office:value-type="string" office:string-value="-ALBUM &quot;&quot; -ARTIST &quot;&quot; -ID3V2TAG TCOM &quot;&quot; -GENRE &quot;&quot; -TITLE &quot;ZZZ&quot; -TRACK &quot;&quot; -YEAR &quot;&quot; 1/T104.mp3">
            <text:p>-ALBUM "" -ARTIST "" -ID3V2TAG TCOM "" -GENRE "" -TITLE "ZZZ" -TRACK "" -YEAR "" 1/T10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05]+1" office:value-type="float" office:value="105">
            <text:p>105</text:p>
          </table:table-cell>
          <table:table-cell table:style-name="ce4"/>
          <table:table-cell table:style-name="ce5" table:formula="of:=IF([.J106]=&quot;X&quot;;[.K105]+1;[.K105])" office:value-type="float" office:value="1">
            <text:p>1</text:p>
          </table:table-cell>
          <table:table-cell table:formula="of:=IF([.J106]=&quot;X&quot;;0;[.L105]+[.G105]+[.J106]/24/60/60)" office:value-type="time" office:time-value="PT00H09M20.304S">
            <text:p>00:09:20.30</text:p>
          </table:table-cell>
          <table:table-cell table:formula="of:=INT([.L106]*24*60)+MOD([.L106]*24*60*60;60)/100" office:value-type="float" office:value="9.20304">
            <text:p>9.203</text:p>
          </table:table-cell>
          <table:table-cell table:formula="of:=[.L106]*24*60*60+[.$N$1]*([.P106]-1)" office:value-type="float" office:value="508.304000000002">
            <text:p>508.304</text:p>
          </table:table-cell>
          <table:table-cell table:formula="of:=CONCATENATE(&quot;T&quot;;[.P106])" office:value-type="string" office:string-value="T105">
            <text:p>T105</text:p>
          </table:table-cell>
          <table:table-cell table:formula="of:=IF([.J106]=&quot;X&quot;;1;[.P105]+1)" office:value-type="float" office:value="105">
            <text:p>105</text:p>
          </table:table-cell>
          <table:table-cell table:style-name="ce7" table:formula="of:=CONCATENATE(&quot;mv &quot;;[.K106];&quot;^&quot;;[.O106];&quot;.wav &quot;&quot;rn^&quot;;[.$E106];&quot;~&quot;;[.$B106];&quot;~&quot;;[.$C106];&quot;~&quot;;[.$A106];&quot;~&quot;;[.$F106];&quot;~&quot;;[.$D106];&quot;.wav&quot;&quot;&quot;)" office:value-type="string" office:string-value="mv 1^T105.wav &quot;rn^ZZZ~~~~~.wav&quot;">
            <text:p>mv 1^T105.wav "rn^ZZZ~~~~~.wav"</text:p>
          </table:table-cell>
          <table:table-cell table:formula="of:=CONCATENATE(&quot;-ALBUM &quot;&quot;&quot;;[.A106];&quot;&quot;&quot; -ARTIST &quot;&quot;&quot;;[.B106];&quot;&quot;&quot; -ID3V2TAG TCOM &quot;&quot;&quot;;[.C106];&quot;&quot;&quot; -GENRE &quot;&quot;&quot;;[.D106];&quot;&quot;&quot; -TITLE &quot;&quot;&quot;;[.E106];&quot;&quot;&quot; -TRACK &quot;&quot;&quot;;[.F106];&quot;&quot;&quot; -YEAR &quot;&quot;&quot;;[.H106];&quot;&quot;&quot; &quot;;[.K106];&quot;/&quot;;[.O106];&quot;.mp3&quot;)" office:value-type="string" office:string-value="-ALBUM &quot;&quot; -ARTIST &quot;&quot; -ID3V2TAG TCOM &quot;&quot; -GENRE &quot;&quot; -TITLE &quot;ZZZ&quot; -TRACK &quot;&quot; -YEAR &quot;&quot; 1/T105.mp3">
            <text:p>-ALBUM "" -ARTIST "" -ID3V2TAG TCOM "" -GENRE "" -TITLE "ZZZ" -TRACK "" -YEAR "" 1/T10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06]+1" office:value-type="float" office:value="106">
            <text:p>106</text:p>
          </table:table-cell>
          <table:table-cell table:style-name="ce4"/>
          <table:table-cell table:style-name="ce5" table:formula="of:=IF([.J107]=&quot;X&quot;;[.K106]+1;[.K106])" office:value-type="float" office:value="1">
            <text:p>1</text:p>
          </table:table-cell>
          <table:table-cell table:formula="of:=IF([.J107]=&quot;X&quot;;0;[.L106]+[.G106]+[.J107]/24/60/60)" office:value-type="time" office:time-value="PT00H09M20.304S">
            <text:p>00:09:20.30</text:p>
          </table:table-cell>
          <table:table-cell table:formula="of:=INT([.L107]*24*60)+MOD([.L107]*24*60*60;60)/100" office:value-type="float" office:value="9.20304">
            <text:p>9.203</text:p>
          </table:table-cell>
          <table:table-cell table:formula="of:=[.L107]*24*60*60+[.$N$1]*([.P107]-1)" office:value-type="float" office:value="507.804000000002">
            <text:p>507.804</text:p>
          </table:table-cell>
          <table:table-cell table:formula="of:=CONCATENATE(&quot;T&quot;;[.P107])" office:value-type="string" office:string-value="T106">
            <text:p>T106</text:p>
          </table:table-cell>
          <table:table-cell table:formula="of:=IF([.J107]=&quot;X&quot;;1;[.P106]+1)" office:value-type="float" office:value="106">
            <text:p>106</text:p>
          </table:table-cell>
          <table:table-cell table:style-name="ce7" table:formula="of:=CONCATENATE(&quot;mv &quot;;[.K107];&quot;^&quot;;[.O107];&quot;.wav &quot;&quot;rn^&quot;;[.$E107];&quot;~&quot;;[.$B107];&quot;~&quot;;[.$C107];&quot;~&quot;;[.$A107];&quot;~&quot;;[.$F107];&quot;~&quot;;[.$D107];&quot;.wav&quot;&quot;&quot;)" office:value-type="string" office:string-value="mv 1^T106.wav &quot;rn^ZZZ~~~~~.wav&quot;">
            <text:p>mv 1^T106.wav "rn^ZZZ~~~~~.wav"</text:p>
          </table:table-cell>
          <table:table-cell table:formula="of:=CONCATENATE(&quot;-ALBUM &quot;&quot;&quot;;[.A107];&quot;&quot;&quot; -ARTIST &quot;&quot;&quot;;[.B107];&quot;&quot;&quot; -ID3V2TAG TCOM &quot;&quot;&quot;;[.C107];&quot;&quot;&quot; -GENRE &quot;&quot;&quot;;[.D107];&quot;&quot;&quot; -TITLE &quot;&quot;&quot;;[.E107];&quot;&quot;&quot; -TRACK &quot;&quot;&quot;;[.F107];&quot;&quot;&quot; -YEAR &quot;&quot;&quot;;[.H107];&quot;&quot;&quot; &quot;;[.K107];&quot;/&quot;;[.O107];&quot;.mp3&quot;)" office:value-type="string" office:string-value="-ALBUM &quot;&quot; -ARTIST &quot;&quot; -ID3V2TAG TCOM &quot;&quot; -GENRE &quot;&quot; -TITLE &quot;ZZZ&quot; -TRACK &quot;&quot; -YEAR &quot;&quot; 1/T106.mp3">
            <text:p>-ALBUM "" -ARTIST "" -ID3V2TAG TCOM "" -GENRE "" -TITLE "ZZZ" -TRACK "" -YEAR "" 1/T10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07]+1" office:value-type="float" office:value="107">
            <text:p>107</text:p>
          </table:table-cell>
          <table:table-cell table:style-name="ce4"/>
          <table:table-cell table:style-name="ce5" table:formula="of:=IF([.J108]=&quot;X&quot;;[.K107]+1;[.K107])" office:value-type="float" office:value="1">
            <text:p>1</text:p>
          </table:table-cell>
          <table:table-cell table:formula="of:=IF([.J108]=&quot;X&quot;;0;[.L107]+[.G107]+[.J108]/24/60/60)" office:value-type="time" office:time-value="PT00H09M20.304S">
            <text:p>00:09:20.30</text:p>
          </table:table-cell>
          <table:table-cell table:formula="of:=INT([.L108]*24*60)+MOD([.L108]*24*60*60;60)/100" office:value-type="float" office:value="9.20304">
            <text:p>9.203</text:p>
          </table:table-cell>
          <table:table-cell table:formula="of:=[.L108]*24*60*60+[.$N$1]*([.P108]-1)" office:value-type="float" office:value="507.304000000002">
            <text:p>507.304</text:p>
          </table:table-cell>
          <table:table-cell table:formula="of:=CONCATENATE(&quot;T&quot;;[.P108])" office:value-type="string" office:string-value="T107">
            <text:p>T107</text:p>
          </table:table-cell>
          <table:table-cell table:formula="of:=IF([.J108]=&quot;X&quot;;1;[.P107]+1)" office:value-type="float" office:value="107">
            <text:p>107</text:p>
          </table:table-cell>
          <table:table-cell table:style-name="ce7" table:formula="of:=CONCATENATE(&quot;mv &quot;;[.K108];&quot;^&quot;;[.O108];&quot;.wav &quot;&quot;rn^&quot;;[.$E108];&quot;~&quot;;[.$B108];&quot;~&quot;;[.$C108];&quot;~&quot;;[.$A108];&quot;~&quot;;[.$F108];&quot;~&quot;;[.$D108];&quot;.wav&quot;&quot;&quot;)" office:value-type="string" office:string-value="mv 1^T107.wav &quot;rn^ZZZ~~~~~.wav&quot;">
            <text:p>mv 1^T107.wav "rn^ZZZ~~~~~.wav"</text:p>
          </table:table-cell>
          <table:table-cell table:formula="of:=CONCATENATE(&quot;-ALBUM &quot;&quot;&quot;;[.A108];&quot;&quot;&quot; -ARTIST &quot;&quot;&quot;;[.B108];&quot;&quot;&quot; -ID3V2TAG TCOM &quot;&quot;&quot;;[.C108];&quot;&quot;&quot; -GENRE &quot;&quot;&quot;;[.D108];&quot;&quot;&quot; -TITLE &quot;&quot;&quot;;[.E108];&quot;&quot;&quot; -TRACK &quot;&quot;&quot;;[.F108];&quot;&quot;&quot; -YEAR &quot;&quot;&quot;;[.H108];&quot;&quot;&quot; &quot;;[.K108];&quot;/&quot;;[.O108];&quot;.mp3&quot;)" office:value-type="string" office:string-value="-ALBUM &quot;&quot; -ARTIST &quot;&quot; -ID3V2TAG TCOM &quot;&quot; -GENRE &quot;&quot; -TITLE &quot;ZZZ&quot; -TRACK &quot;&quot; -YEAR &quot;&quot; 1/T107.mp3">
            <text:p>-ALBUM "" -ARTIST "" -ID3V2TAG TCOM "" -GENRE "" -TITLE "ZZZ" -TRACK "" -YEAR "" 1/T10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08]+1" office:value-type="float" office:value="108">
            <text:p>108</text:p>
          </table:table-cell>
          <table:table-cell table:style-name="ce4"/>
          <table:table-cell table:style-name="ce5" table:formula="of:=IF([.J109]=&quot;X&quot;;[.K108]+1;[.K108])" office:value-type="float" office:value="1">
            <text:p>1</text:p>
          </table:table-cell>
          <table:table-cell table:formula="of:=IF([.J109]=&quot;X&quot;;0;[.L108]+[.G108]+[.J109]/24/60/60)" office:value-type="time" office:time-value="PT00H09M20.304S">
            <text:p>00:09:20.30</text:p>
          </table:table-cell>
          <table:table-cell table:formula="of:=INT([.L109]*24*60)+MOD([.L109]*24*60*60;60)/100" office:value-type="float" office:value="9.20304">
            <text:p>9.203</text:p>
          </table:table-cell>
          <table:table-cell table:formula="of:=[.L109]*24*60*60+[.$N$1]*([.P109]-1)" office:value-type="float" office:value="506.804000000002">
            <text:p>506.804</text:p>
          </table:table-cell>
          <table:table-cell table:formula="of:=CONCATENATE(&quot;T&quot;;[.P109])" office:value-type="string" office:string-value="T108">
            <text:p>T108</text:p>
          </table:table-cell>
          <table:table-cell table:formula="of:=IF([.J109]=&quot;X&quot;;1;[.P108]+1)" office:value-type="float" office:value="108">
            <text:p>108</text:p>
          </table:table-cell>
          <table:table-cell table:style-name="ce7" table:formula="of:=CONCATENATE(&quot;mv &quot;;[.K109];&quot;^&quot;;[.O109];&quot;.wav &quot;&quot;rn^&quot;;[.$E109];&quot;~&quot;;[.$B109];&quot;~&quot;;[.$C109];&quot;~&quot;;[.$A109];&quot;~&quot;;[.$F109];&quot;~&quot;;[.$D109];&quot;.wav&quot;&quot;&quot;)" office:value-type="string" office:string-value="mv 1^T108.wav &quot;rn^ZZZ~~~~~.wav&quot;">
            <text:p>mv 1^T108.wav "rn^ZZZ~~~~~.wav"</text:p>
          </table:table-cell>
          <table:table-cell table:formula="of:=CONCATENATE(&quot;-ALBUM &quot;&quot;&quot;;[.A109];&quot;&quot;&quot; -ARTIST &quot;&quot;&quot;;[.B109];&quot;&quot;&quot; -ID3V2TAG TCOM &quot;&quot;&quot;;[.C109];&quot;&quot;&quot; -GENRE &quot;&quot;&quot;;[.D109];&quot;&quot;&quot; -TITLE &quot;&quot;&quot;;[.E109];&quot;&quot;&quot; -TRACK &quot;&quot;&quot;;[.F109];&quot;&quot;&quot; -YEAR &quot;&quot;&quot;;[.H109];&quot;&quot;&quot; &quot;;[.K109];&quot;/&quot;;[.O109];&quot;.mp3&quot;)" office:value-type="string" office:string-value="-ALBUM &quot;&quot; -ARTIST &quot;&quot; -ID3V2TAG TCOM &quot;&quot; -GENRE &quot;&quot; -TITLE &quot;ZZZ&quot; -TRACK &quot;&quot; -YEAR &quot;&quot; 1/T108.mp3">
            <text:p>-ALBUM "" -ARTIST "" -ID3V2TAG TCOM "" -GENRE "" -TITLE "ZZZ" -TRACK "" -YEAR "" 1/T10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09]+1" office:value-type="float" office:value="109">
            <text:p>109</text:p>
          </table:table-cell>
          <table:table-cell table:style-name="ce4"/>
          <table:table-cell table:style-name="ce5" table:formula="of:=IF([.J110]=&quot;X&quot;;[.K109]+1;[.K109])" office:value-type="float" office:value="1">
            <text:p>1</text:p>
          </table:table-cell>
          <table:table-cell table:formula="of:=IF([.J110]=&quot;X&quot;;0;[.L109]+[.G109]+[.J110]/24/60/60)" office:value-type="time" office:time-value="PT00H09M20.304S">
            <text:p>00:09:20.30</text:p>
          </table:table-cell>
          <table:table-cell table:formula="of:=INT([.L110]*24*60)+MOD([.L110]*24*60*60;60)/100" office:value-type="float" office:value="9.20304">
            <text:p>9.203</text:p>
          </table:table-cell>
          <table:table-cell table:formula="of:=[.L110]*24*60*60+[.$N$1]*([.P110]-1)" office:value-type="float" office:value="506.304000000002">
            <text:p>506.304</text:p>
          </table:table-cell>
          <table:table-cell table:formula="of:=CONCATENATE(&quot;T&quot;;[.P110])" office:value-type="string" office:string-value="T109">
            <text:p>T109</text:p>
          </table:table-cell>
          <table:table-cell table:formula="of:=IF([.J110]=&quot;X&quot;;1;[.P109]+1)" office:value-type="float" office:value="109">
            <text:p>109</text:p>
          </table:table-cell>
          <table:table-cell table:style-name="ce7" table:formula="of:=CONCATENATE(&quot;mv &quot;;[.K110];&quot;^&quot;;[.O110];&quot;.wav &quot;&quot;rn^&quot;;[.$E110];&quot;~&quot;;[.$B110];&quot;~&quot;;[.$C110];&quot;~&quot;;[.$A110];&quot;~&quot;;[.$F110];&quot;~&quot;;[.$D110];&quot;.wav&quot;&quot;&quot;)" office:value-type="string" office:string-value="mv 1^T109.wav &quot;rn^ZZZ~~~~~.wav&quot;">
            <text:p>mv 1^T109.wav "rn^ZZZ~~~~~.wav"</text:p>
          </table:table-cell>
          <table:table-cell table:formula="of:=CONCATENATE(&quot;-ALBUM &quot;&quot;&quot;;[.A110];&quot;&quot;&quot; -ARTIST &quot;&quot;&quot;;[.B110];&quot;&quot;&quot; -ID3V2TAG TCOM &quot;&quot;&quot;;[.C110];&quot;&quot;&quot; -GENRE &quot;&quot;&quot;;[.D110];&quot;&quot;&quot; -TITLE &quot;&quot;&quot;;[.E110];&quot;&quot;&quot; -TRACK &quot;&quot;&quot;;[.F110];&quot;&quot;&quot; -YEAR &quot;&quot;&quot;;[.H110];&quot;&quot;&quot; &quot;;[.K110];&quot;/&quot;;[.O110];&quot;.mp3&quot;)" office:value-type="string" office:string-value="-ALBUM &quot;&quot; -ARTIST &quot;&quot; -ID3V2TAG TCOM &quot;&quot; -GENRE &quot;&quot; -TITLE &quot;ZZZ&quot; -TRACK &quot;&quot; -YEAR &quot;&quot; 1/T109.mp3">
            <text:p>-ALBUM "" -ARTIST "" -ID3V2TAG TCOM "" -GENRE "" -TITLE "ZZZ" -TRACK "" -YEAR "" 1/T10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10]+1" office:value-type="float" office:value="110">
            <text:p>110</text:p>
          </table:table-cell>
          <table:table-cell table:style-name="ce4"/>
          <table:table-cell table:style-name="ce5" table:formula="of:=IF([.J111]=&quot;X&quot;;[.K110]+1;[.K110])" office:value-type="float" office:value="1">
            <text:p>1</text:p>
          </table:table-cell>
          <table:table-cell table:formula="of:=IF([.J111]=&quot;X&quot;;0;[.L110]+[.G110]+[.J111]/24/60/60)" office:value-type="time" office:time-value="PT00H09M20.304S">
            <text:p>00:09:20.30</text:p>
          </table:table-cell>
          <table:table-cell table:formula="of:=INT([.L111]*24*60)+MOD([.L111]*24*60*60;60)/100" office:value-type="float" office:value="9.20304">
            <text:p>9.203</text:p>
          </table:table-cell>
          <table:table-cell table:formula="of:=[.L111]*24*60*60+[.$N$1]*([.P111]-1)" office:value-type="float" office:value="505.804000000002">
            <text:p>505.804</text:p>
          </table:table-cell>
          <table:table-cell table:formula="of:=CONCATENATE(&quot;T&quot;;[.P111])" office:value-type="string" office:string-value="T110">
            <text:p>T110</text:p>
          </table:table-cell>
          <table:table-cell table:formula="of:=IF([.J111]=&quot;X&quot;;1;[.P110]+1)" office:value-type="float" office:value="110">
            <text:p>110</text:p>
          </table:table-cell>
          <table:table-cell table:style-name="ce7" table:formula="of:=CONCATENATE(&quot;mv &quot;;[.K111];&quot;^&quot;;[.O111];&quot;.wav &quot;&quot;rn^&quot;;[.$E111];&quot;~&quot;;[.$B111];&quot;~&quot;;[.$C111];&quot;~&quot;;[.$A111];&quot;~&quot;;[.$F111];&quot;~&quot;;[.$D111];&quot;.wav&quot;&quot;&quot;)" office:value-type="string" office:string-value="mv 1^T110.wav &quot;rn^ZZZ~~~~~.wav&quot;">
            <text:p>mv 1^T110.wav "rn^ZZZ~~~~~.wav"</text:p>
          </table:table-cell>
          <table:table-cell table:formula="of:=CONCATENATE(&quot;-ALBUM &quot;&quot;&quot;;[.A111];&quot;&quot;&quot; -ARTIST &quot;&quot;&quot;;[.B111];&quot;&quot;&quot; -ID3V2TAG TCOM &quot;&quot;&quot;;[.C111];&quot;&quot;&quot; -GENRE &quot;&quot;&quot;;[.D111];&quot;&quot;&quot; -TITLE &quot;&quot;&quot;;[.E111];&quot;&quot;&quot; -TRACK &quot;&quot;&quot;;[.F111];&quot;&quot;&quot; -YEAR &quot;&quot;&quot;;[.H111];&quot;&quot;&quot; &quot;;[.K111];&quot;/&quot;;[.O111];&quot;.mp3&quot;)" office:value-type="string" office:string-value="-ALBUM &quot;&quot; -ARTIST &quot;&quot; -ID3V2TAG TCOM &quot;&quot; -GENRE &quot;&quot; -TITLE &quot;ZZZ&quot; -TRACK &quot;&quot; -YEAR &quot;&quot; 1/T110.mp3">
            <text:p>-ALBUM "" -ARTIST "" -ID3V2TAG TCOM "" -GENRE "" -TITLE "ZZZ" -TRACK "" -YEAR "" 1/T11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11]+1" office:value-type="float" office:value="111">
            <text:p>111</text:p>
          </table:table-cell>
          <table:table-cell table:style-name="ce4"/>
          <table:table-cell table:style-name="ce5" table:formula="of:=IF([.J112]=&quot;X&quot;;[.K111]+1;[.K111])" office:value-type="float" office:value="1">
            <text:p>1</text:p>
          </table:table-cell>
          <table:table-cell table:formula="of:=IF([.J112]=&quot;X&quot;;0;[.L111]+[.G111]+[.J112]/24/60/60)" office:value-type="time" office:time-value="PT00H09M20.304S">
            <text:p>00:09:20.30</text:p>
          </table:table-cell>
          <table:table-cell table:formula="of:=INT([.L112]*24*60)+MOD([.L112]*24*60*60;60)/100" office:value-type="float" office:value="9.20304">
            <text:p>9.203</text:p>
          </table:table-cell>
          <table:table-cell table:formula="of:=[.L112]*24*60*60+[.$N$1]*([.P112]-1)" office:value-type="float" office:value="505.304000000002">
            <text:p>505.304</text:p>
          </table:table-cell>
          <table:table-cell table:formula="of:=CONCATENATE(&quot;T&quot;;[.P112])" office:value-type="string" office:string-value="T111">
            <text:p>T111</text:p>
          </table:table-cell>
          <table:table-cell table:formula="of:=IF([.J112]=&quot;X&quot;;1;[.P111]+1)" office:value-type="float" office:value="111">
            <text:p>111</text:p>
          </table:table-cell>
          <table:table-cell table:style-name="ce7" table:formula="of:=CONCATENATE(&quot;mv &quot;;[.K112];&quot;^&quot;;[.O112];&quot;.wav &quot;&quot;rn^&quot;;[.$E112];&quot;~&quot;;[.$B112];&quot;~&quot;;[.$C112];&quot;~&quot;;[.$A112];&quot;~&quot;;[.$F112];&quot;~&quot;;[.$D112];&quot;.wav&quot;&quot;&quot;)" office:value-type="string" office:string-value="mv 1^T111.wav &quot;rn^ZZZ~~~~~.wav&quot;">
            <text:p>mv 1^T111.wav "rn^ZZZ~~~~~.wav"</text:p>
          </table:table-cell>
          <table:table-cell table:formula="of:=CONCATENATE(&quot;-ALBUM &quot;&quot;&quot;;[.A112];&quot;&quot;&quot; -ARTIST &quot;&quot;&quot;;[.B112];&quot;&quot;&quot; -ID3V2TAG TCOM &quot;&quot;&quot;;[.C112];&quot;&quot;&quot; -GENRE &quot;&quot;&quot;;[.D112];&quot;&quot;&quot; -TITLE &quot;&quot;&quot;;[.E112];&quot;&quot;&quot; -TRACK &quot;&quot;&quot;;[.F112];&quot;&quot;&quot; -YEAR &quot;&quot;&quot;;[.H112];&quot;&quot;&quot; &quot;;[.K112];&quot;/&quot;;[.O112];&quot;.mp3&quot;)" office:value-type="string" office:string-value="-ALBUM &quot;&quot; -ARTIST &quot;&quot; -ID3V2TAG TCOM &quot;&quot; -GENRE &quot;&quot; -TITLE &quot;ZZZ&quot; -TRACK &quot;&quot; -YEAR &quot;&quot; 1/T111.mp3">
            <text:p>-ALBUM "" -ARTIST "" -ID3V2TAG TCOM "" -GENRE "" -TITLE "ZZZ" -TRACK "" -YEAR "" 1/T11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12]+1" office:value-type="float" office:value="112">
            <text:p>112</text:p>
          </table:table-cell>
          <table:table-cell table:style-name="ce4"/>
          <table:table-cell table:style-name="ce5" table:formula="of:=IF([.J113]=&quot;X&quot;;[.K112]+1;[.K112])" office:value-type="float" office:value="1">
            <text:p>1</text:p>
          </table:table-cell>
          <table:table-cell table:formula="of:=IF([.J113]=&quot;X&quot;;0;[.L112]+[.G112]+[.J113]/24/60/60)" office:value-type="time" office:time-value="PT00H09M20.304S">
            <text:p>00:09:20.30</text:p>
          </table:table-cell>
          <table:table-cell table:formula="of:=INT([.L113]*24*60)+MOD([.L113]*24*60*60;60)/100" office:value-type="float" office:value="9.20304">
            <text:p>9.203</text:p>
          </table:table-cell>
          <table:table-cell table:formula="of:=[.L113]*24*60*60+[.$N$1]*([.P113]-1)" office:value-type="float" office:value="504.804000000002">
            <text:p>504.804</text:p>
          </table:table-cell>
          <table:table-cell table:formula="of:=CONCATENATE(&quot;T&quot;;[.P113])" office:value-type="string" office:string-value="T112">
            <text:p>T112</text:p>
          </table:table-cell>
          <table:table-cell table:formula="of:=IF([.J113]=&quot;X&quot;;1;[.P112]+1)" office:value-type="float" office:value="112">
            <text:p>112</text:p>
          </table:table-cell>
          <table:table-cell table:style-name="ce7" table:formula="of:=CONCATENATE(&quot;mv &quot;;[.K113];&quot;^&quot;;[.O113];&quot;.wav &quot;&quot;rn^&quot;;[.$E113];&quot;~&quot;;[.$B113];&quot;~&quot;;[.$C113];&quot;~&quot;;[.$A113];&quot;~&quot;;[.$F113];&quot;~&quot;;[.$D113];&quot;.wav&quot;&quot;&quot;)" office:value-type="string" office:string-value="mv 1^T112.wav &quot;rn^ZZZ~~~~~.wav&quot;">
            <text:p>mv 1^T112.wav "rn^ZZZ~~~~~.wav"</text:p>
          </table:table-cell>
          <table:table-cell table:formula="of:=CONCATENATE(&quot;-ALBUM &quot;&quot;&quot;;[.A113];&quot;&quot;&quot; -ARTIST &quot;&quot;&quot;;[.B113];&quot;&quot;&quot; -ID3V2TAG TCOM &quot;&quot;&quot;;[.C113];&quot;&quot;&quot; -GENRE &quot;&quot;&quot;;[.D113];&quot;&quot;&quot; -TITLE &quot;&quot;&quot;;[.E113];&quot;&quot;&quot; -TRACK &quot;&quot;&quot;;[.F113];&quot;&quot;&quot; -YEAR &quot;&quot;&quot;;[.H113];&quot;&quot;&quot; &quot;;[.K113];&quot;/&quot;;[.O113];&quot;.mp3&quot;)" office:value-type="string" office:string-value="-ALBUM &quot;&quot; -ARTIST &quot;&quot; -ID3V2TAG TCOM &quot;&quot; -GENRE &quot;&quot; -TITLE &quot;ZZZ&quot; -TRACK &quot;&quot; -YEAR &quot;&quot; 1/T112.mp3">
            <text:p>-ALBUM "" -ARTIST "" -ID3V2TAG TCOM "" -GENRE "" -TITLE "ZZZ" -TRACK "" -YEAR "" 1/T11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13]+1" office:value-type="float" office:value="113">
            <text:p>113</text:p>
          </table:table-cell>
          <table:table-cell table:style-name="ce4"/>
          <table:table-cell table:style-name="ce5" table:formula="of:=IF([.J114]=&quot;X&quot;;[.K113]+1;[.K113])" office:value-type="float" office:value="1">
            <text:p>1</text:p>
          </table:table-cell>
          <table:table-cell table:formula="of:=IF([.J114]=&quot;X&quot;;0;[.L113]+[.G113]+[.J114]/24/60/60)" office:value-type="time" office:time-value="PT00H09M20.304S">
            <text:p>00:09:20.30</text:p>
          </table:table-cell>
          <table:table-cell table:formula="of:=INT([.L114]*24*60)+MOD([.L114]*24*60*60;60)/100" office:value-type="float" office:value="9.20304">
            <text:p>9.203</text:p>
          </table:table-cell>
          <table:table-cell table:formula="of:=[.L114]*24*60*60+[.$N$1]*([.P114]-1)" office:value-type="float" office:value="504.304000000002">
            <text:p>504.304</text:p>
          </table:table-cell>
          <table:table-cell table:formula="of:=CONCATENATE(&quot;T&quot;;[.P114])" office:value-type="string" office:string-value="T113">
            <text:p>T113</text:p>
          </table:table-cell>
          <table:table-cell table:formula="of:=IF([.J114]=&quot;X&quot;;1;[.P113]+1)" office:value-type="float" office:value="113">
            <text:p>113</text:p>
          </table:table-cell>
          <table:table-cell table:style-name="ce7" table:formula="of:=CONCATENATE(&quot;mv &quot;;[.K114];&quot;^&quot;;[.O114];&quot;.wav &quot;&quot;rn^&quot;;[.$E114];&quot;~&quot;;[.$B114];&quot;~&quot;;[.$C114];&quot;~&quot;;[.$A114];&quot;~&quot;;[.$F114];&quot;~&quot;;[.$D114];&quot;.wav&quot;&quot;&quot;)" office:value-type="string" office:string-value="mv 1^T113.wav &quot;rn^ZZZ~~~~~.wav&quot;">
            <text:p>mv 1^T113.wav "rn^ZZZ~~~~~.wav"</text:p>
          </table:table-cell>
          <table:table-cell table:formula="of:=CONCATENATE(&quot;-ALBUM &quot;&quot;&quot;;[.A114];&quot;&quot;&quot; -ARTIST &quot;&quot;&quot;;[.B114];&quot;&quot;&quot; -ID3V2TAG TCOM &quot;&quot;&quot;;[.C114];&quot;&quot;&quot; -GENRE &quot;&quot;&quot;;[.D114];&quot;&quot;&quot; -TITLE &quot;&quot;&quot;;[.E114];&quot;&quot;&quot; -TRACK &quot;&quot;&quot;;[.F114];&quot;&quot;&quot; -YEAR &quot;&quot;&quot;;[.H114];&quot;&quot;&quot; &quot;;[.K114];&quot;/&quot;;[.O114];&quot;.mp3&quot;)" office:value-type="string" office:string-value="-ALBUM &quot;&quot; -ARTIST &quot;&quot; -ID3V2TAG TCOM &quot;&quot; -GENRE &quot;&quot; -TITLE &quot;ZZZ&quot; -TRACK &quot;&quot; -YEAR &quot;&quot; 1/T113.mp3">
            <text:p>-ALBUM "" -ARTIST "" -ID3V2TAG TCOM "" -GENRE "" -TITLE "ZZZ" -TRACK "" -YEAR "" 1/T11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14]+1" office:value-type="float" office:value="114">
            <text:p>114</text:p>
          </table:table-cell>
          <table:table-cell table:style-name="ce4"/>
          <table:table-cell table:style-name="ce5" table:formula="of:=IF([.J115]=&quot;X&quot;;[.K114]+1;[.K114])" office:value-type="float" office:value="1">
            <text:p>1</text:p>
          </table:table-cell>
          <table:table-cell table:formula="of:=IF([.J115]=&quot;X&quot;;0;[.L114]+[.G114]+[.J115]/24/60/60)" office:value-type="time" office:time-value="PT00H09M20.304S">
            <text:p>00:09:20.30</text:p>
          </table:table-cell>
          <table:table-cell table:formula="of:=INT([.L115]*24*60)+MOD([.L115]*24*60*60;60)/100" office:value-type="float" office:value="9.20304">
            <text:p>9.203</text:p>
          </table:table-cell>
          <table:table-cell table:formula="of:=[.L115]*24*60*60+[.$N$1]*([.P115]-1)" office:value-type="float" office:value="503.804000000002">
            <text:p>503.804</text:p>
          </table:table-cell>
          <table:table-cell table:formula="of:=CONCATENATE(&quot;T&quot;;[.P115])" office:value-type="string" office:string-value="T114">
            <text:p>T114</text:p>
          </table:table-cell>
          <table:table-cell table:formula="of:=IF([.J115]=&quot;X&quot;;1;[.P114]+1)" office:value-type="float" office:value="114">
            <text:p>114</text:p>
          </table:table-cell>
          <table:table-cell table:style-name="ce7" table:formula="of:=CONCATENATE(&quot;mv &quot;;[.K115];&quot;^&quot;;[.O115];&quot;.wav &quot;&quot;rn^&quot;;[.$E115];&quot;~&quot;;[.$B115];&quot;~&quot;;[.$C115];&quot;~&quot;;[.$A115];&quot;~&quot;;[.$F115];&quot;~&quot;;[.$D115];&quot;.wav&quot;&quot;&quot;)" office:value-type="string" office:string-value="mv 1^T114.wav &quot;rn^ZZZ~~~~~.wav&quot;">
            <text:p>mv 1^T114.wav "rn^ZZZ~~~~~.wav"</text:p>
          </table:table-cell>
          <table:table-cell table:formula="of:=CONCATENATE(&quot;-ALBUM &quot;&quot;&quot;;[.A115];&quot;&quot;&quot; -ARTIST &quot;&quot;&quot;;[.B115];&quot;&quot;&quot; -ID3V2TAG TCOM &quot;&quot;&quot;;[.C115];&quot;&quot;&quot; -GENRE &quot;&quot;&quot;;[.D115];&quot;&quot;&quot; -TITLE &quot;&quot;&quot;;[.E115];&quot;&quot;&quot; -TRACK &quot;&quot;&quot;;[.F115];&quot;&quot;&quot; -YEAR &quot;&quot;&quot;;[.H115];&quot;&quot;&quot; &quot;;[.K115];&quot;/&quot;;[.O115];&quot;.mp3&quot;)" office:value-type="string" office:string-value="-ALBUM &quot;&quot; -ARTIST &quot;&quot; -ID3V2TAG TCOM &quot;&quot; -GENRE &quot;&quot; -TITLE &quot;ZZZ&quot; -TRACK &quot;&quot; -YEAR &quot;&quot; 1/T114.mp3">
            <text:p>-ALBUM "" -ARTIST "" -ID3V2TAG TCOM "" -GENRE "" -TITLE "ZZZ" -TRACK "" -YEAR "" 1/T11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15]+1" office:value-type="float" office:value="115">
            <text:p>115</text:p>
          </table:table-cell>
          <table:table-cell table:style-name="ce4"/>
          <table:table-cell table:style-name="ce5" table:formula="of:=IF([.J116]=&quot;X&quot;;[.K115]+1;[.K115])" office:value-type="float" office:value="1">
            <text:p>1</text:p>
          </table:table-cell>
          <table:table-cell table:formula="of:=IF([.J116]=&quot;X&quot;;0;[.L115]+[.G115]+[.J116]/24/60/60)" office:value-type="time" office:time-value="PT00H09M20.304S">
            <text:p>00:09:20.30</text:p>
          </table:table-cell>
          <table:table-cell table:formula="of:=INT([.L116]*24*60)+MOD([.L116]*24*60*60;60)/100" office:value-type="float" office:value="9.20304">
            <text:p>9.203</text:p>
          </table:table-cell>
          <table:table-cell table:formula="of:=[.L116]*24*60*60+[.$N$1]*([.P116]-1)" office:value-type="float" office:value="503.304000000002">
            <text:p>503.304</text:p>
          </table:table-cell>
          <table:table-cell table:formula="of:=CONCATENATE(&quot;T&quot;;[.P116])" office:value-type="string" office:string-value="T115">
            <text:p>T115</text:p>
          </table:table-cell>
          <table:table-cell table:formula="of:=IF([.J116]=&quot;X&quot;;1;[.P115]+1)" office:value-type="float" office:value="115">
            <text:p>115</text:p>
          </table:table-cell>
          <table:table-cell table:style-name="ce7" table:formula="of:=CONCATENATE(&quot;mv &quot;;[.K116];&quot;^&quot;;[.O116];&quot;.wav &quot;&quot;rn^&quot;;[.$E116];&quot;~&quot;;[.$B116];&quot;~&quot;;[.$C116];&quot;~&quot;;[.$A116];&quot;~&quot;;[.$F116];&quot;~&quot;;[.$D116];&quot;.wav&quot;&quot;&quot;)" office:value-type="string" office:string-value="mv 1^T115.wav &quot;rn^ZZZ~~~~~.wav&quot;">
            <text:p>mv 1^T115.wav "rn^ZZZ~~~~~.wav"</text:p>
          </table:table-cell>
          <table:table-cell table:formula="of:=CONCATENATE(&quot;-ALBUM &quot;&quot;&quot;;[.A116];&quot;&quot;&quot; -ARTIST &quot;&quot;&quot;;[.B116];&quot;&quot;&quot; -ID3V2TAG TCOM &quot;&quot;&quot;;[.C116];&quot;&quot;&quot; -GENRE &quot;&quot;&quot;;[.D116];&quot;&quot;&quot; -TITLE &quot;&quot;&quot;;[.E116];&quot;&quot;&quot; -TRACK &quot;&quot;&quot;;[.F116];&quot;&quot;&quot; -YEAR &quot;&quot;&quot;;[.H116];&quot;&quot;&quot; &quot;;[.K116];&quot;/&quot;;[.O116];&quot;.mp3&quot;)" office:value-type="string" office:string-value="-ALBUM &quot;&quot; -ARTIST &quot;&quot; -ID3V2TAG TCOM &quot;&quot; -GENRE &quot;&quot; -TITLE &quot;ZZZ&quot; -TRACK &quot;&quot; -YEAR &quot;&quot; 1/T115.mp3">
            <text:p>-ALBUM "" -ARTIST "" -ID3V2TAG TCOM "" -GENRE "" -TITLE "ZZZ" -TRACK "" -YEAR "" 1/T11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16]+1" office:value-type="float" office:value="116">
            <text:p>116</text:p>
          </table:table-cell>
          <table:table-cell table:style-name="ce4"/>
          <table:table-cell table:style-name="ce5" table:formula="of:=IF([.J117]=&quot;X&quot;;[.K116]+1;[.K116])" office:value-type="float" office:value="1">
            <text:p>1</text:p>
          </table:table-cell>
          <table:table-cell table:formula="of:=IF([.J117]=&quot;X&quot;;0;[.L116]+[.G116]+[.J117]/24/60/60)" office:value-type="time" office:time-value="PT00H09M20.304S">
            <text:p>00:09:20.30</text:p>
          </table:table-cell>
          <table:table-cell table:formula="of:=INT([.L117]*24*60)+MOD([.L117]*24*60*60;60)/100" office:value-type="float" office:value="9.20304">
            <text:p>9.203</text:p>
          </table:table-cell>
          <table:table-cell table:formula="of:=[.L117]*24*60*60+[.$N$1]*([.P117]-1)" office:value-type="float" office:value="502.804000000003">
            <text:p>502.804</text:p>
          </table:table-cell>
          <table:table-cell table:formula="of:=CONCATENATE(&quot;T&quot;;[.P117])" office:value-type="string" office:string-value="T116">
            <text:p>T116</text:p>
          </table:table-cell>
          <table:table-cell table:formula="of:=IF([.J117]=&quot;X&quot;;1;[.P116]+1)" office:value-type="float" office:value="116">
            <text:p>116</text:p>
          </table:table-cell>
          <table:table-cell table:style-name="ce7" table:formula="of:=CONCATENATE(&quot;mv &quot;;[.K117];&quot;^&quot;;[.O117];&quot;.wav &quot;&quot;rn^&quot;;[.$E117];&quot;~&quot;;[.$B117];&quot;~&quot;;[.$C117];&quot;~&quot;;[.$A117];&quot;~&quot;;[.$F117];&quot;~&quot;;[.$D117];&quot;.wav&quot;&quot;&quot;)" office:value-type="string" office:string-value="mv 1^T116.wav &quot;rn^ZZZ~~~~~.wav&quot;">
            <text:p>mv 1^T116.wav "rn^ZZZ~~~~~.wav"</text:p>
          </table:table-cell>
          <table:table-cell table:formula="of:=CONCATENATE(&quot;-ALBUM &quot;&quot;&quot;;[.A117];&quot;&quot;&quot; -ARTIST &quot;&quot;&quot;;[.B117];&quot;&quot;&quot; -ID3V2TAG TCOM &quot;&quot;&quot;;[.C117];&quot;&quot;&quot; -GENRE &quot;&quot;&quot;;[.D117];&quot;&quot;&quot; -TITLE &quot;&quot;&quot;;[.E117];&quot;&quot;&quot; -TRACK &quot;&quot;&quot;;[.F117];&quot;&quot;&quot; -YEAR &quot;&quot;&quot;;[.H117];&quot;&quot;&quot; &quot;;[.K117];&quot;/&quot;;[.O117];&quot;.mp3&quot;)" office:value-type="string" office:string-value="-ALBUM &quot;&quot; -ARTIST &quot;&quot; -ID3V2TAG TCOM &quot;&quot; -GENRE &quot;&quot; -TITLE &quot;ZZZ&quot; -TRACK &quot;&quot; -YEAR &quot;&quot; 1/T116.mp3">
            <text:p>-ALBUM "" -ARTIST "" -ID3V2TAG TCOM "" -GENRE "" -TITLE "ZZZ" -TRACK "" -YEAR "" 1/T11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17]+1" office:value-type="float" office:value="117">
            <text:p>117</text:p>
          </table:table-cell>
          <table:table-cell table:style-name="ce4"/>
          <table:table-cell table:style-name="ce5" table:formula="of:=IF([.J118]=&quot;X&quot;;[.K117]+1;[.K117])" office:value-type="float" office:value="1">
            <text:p>1</text:p>
          </table:table-cell>
          <table:table-cell table:formula="of:=IF([.J118]=&quot;X&quot;;0;[.L117]+[.G117]+[.J118]/24/60/60)" office:value-type="time" office:time-value="PT00H09M20.304S">
            <text:p>00:09:20.30</text:p>
          </table:table-cell>
          <table:table-cell table:formula="of:=INT([.L118]*24*60)+MOD([.L118]*24*60*60;60)/100" office:value-type="float" office:value="9.20304">
            <text:p>9.203</text:p>
          </table:table-cell>
          <table:table-cell table:formula="of:=[.L118]*24*60*60+[.$N$1]*([.P118]-1)" office:value-type="float" office:value="502.304000000003">
            <text:p>502.304</text:p>
          </table:table-cell>
          <table:table-cell table:formula="of:=CONCATENATE(&quot;T&quot;;[.P118])" office:value-type="string" office:string-value="T117">
            <text:p>T117</text:p>
          </table:table-cell>
          <table:table-cell table:formula="of:=IF([.J118]=&quot;X&quot;;1;[.P117]+1)" office:value-type="float" office:value="117">
            <text:p>117</text:p>
          </table:table-cell>
          <table:table-cell table:style-name="ce7" table:formula="of:=CONCATENATE(&quot;mv &quot;;[.K118];&quot;^&quot;;[.O118];&quot;.wav &quot;&quot;rn^&quot;;[.$E118];&quot;~&quot;;[.$B118];&quot;~&quot;;[.$C118];&quot;~&quot;;[.$A118];&quot;~&quot;;[.$F118];&quot;~&quot;;[.$D118];&quot;.wav&quot;&quot;&quot;)" office:value-type="string" office:string-value="mv 1^T117.wav &quot;rn^ZZZ~~~~~.wav&quot;">
            <text:p>mv 1^T117.wav "rn^ZZZ~~~~~.wav"</text:p>
          </table:table-cell>
          <table:table-cell table:formula="of:=CONCATENATE(&quot;-ALBUM &quot;&quot;&quot;;[.A118];&quot;&quot;&quot; -ARTIST &quot;&quot;&quot;;[.B118];&quot;&quot;&quot; -ID3V2TAG TCOM &quot;&quot;&quot;;[.C118];&quot;&quot;&quot; -GENRE &quot;&quot;&quot;;[.D118];&quot;&quot;&quot; -TITLE &quot;&quot;&quot;;[.E118];&quot;&quot;&quot; -TRACK &quot;&quot;&quot;;[.F118];&quot;&quot;&quot; -YEAR &quot;&quot;&quot;;[.H118];&quot;&quot;&quot; &quot;;[.K118];&quot;/&quot;;[.O118];&quot;.mp3&quot;)" office:value-type="string" office:string-value="-ALBUM &quot;&quot; -ARTIST &quot;&quot; -ID3V2TAG TCOM &quot;&quot; -GENRE &quot;&quot; -TITLE &quot;ZZZ&quot; -TRACK &quot;&quot; -YEAR &quot;&quot; 1/T117.mp3">
            <text:p>-ALBUM "" -ARTIST "" -ID3V2TAG TCOM "" -GENRE "" -TITLE "ZZZ" -TRACK "" -YEAR "" 1/T11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18]+1" office:value-type="float" office:value="118">
            <text:p>118</text:p>
          </table:table-cell>
          <table:table-cell table:style-name="ce4"/>
          <table:table-cell table:style-name="ce5" table:formula="of:=IF([.J119]=&quot;X&quot;;[.K118]+1;[.K118])" office:value-type="float" office:value="1">
            <text:p>1</text:p>
          </table:table-cell>
          <table:table-cell table:formula="of:=IF([.J119]=&quot;X&quot;;0;[.L118]+[.G118]+[.J119]/24/60/60)" office:value-type="time" office:time-value="PT00H09M20.304S">
            <text:p>00:09:20.30</text:p>
          </table:table-cell>
          <table:table-cell table:formula="of:=INT([.L119]*24*60)+MOD([.L119]*24*60*60;60)/100" office:value-type="float" office:value="9.20304">
            <text:p>9.203</text:p>
          </table:table-cell>
          <table:table-cell table:formula="of:=[.L119]*24*60*60+[.$N$1]*([.P119]-1)" office:value-type="float" office:value="501.804000000003">
            <text:p>501.804</text:p>
          </table:table-cell>
          <table:table-cell table:formula="of:=CONCATENATE(&quot;T&quot;;[.P119])" office:value-type="string" office:string-value="T118">
            <text:p>T118</text:p>
          </table:table-cell>
          <table:table-cell table:formula="of:=IF([.J119]=&quot;X&quot;;1;[.P118]+1)" office:value-type="float" office:value="118">
            <text:p>118</text:p>
          </table:table-cell>
          <table:table-cell table:style-name="ce7" table:formula="of:=CONCATENATE(&quot;mv &quot;;[.K119];&quot;^&quot;;[.O119];&quot;.wav &quot;&quot;rn^&quot;;[.$E119];&quot;~&quot;;[.$B119];&quot;~&quot;;[.$C119];&quot;~&quot;;[.$A119];&quot;~&quot;;[.$F119];&quot;~&quot;;[.$D119];&quot;.wav&quot;&quot;&quot;)" office:value-type="string" office:string-value="mv 1^T118.wav &quot;rn^ZZZ~~~~~.wav&quot;">
            <text:p>mv 1^T118.wav "rn^ZZZ~~~~~.wav"</text:p>
          </table:table-cell>
          <table:table-cell table:formula="of:=CONCATENATE(&quot;-ALBUM &quot;&quot;&quot;;[.A119];&quot;&quot;&quot; -ARTIST &quot;&quot;&quot;;[.B119];&quot;&quot;&quot; -ID3V2TAG TCOM &quot;&quot;&quot;;[.C119];&quot;&quot;&quot; -GENRE &quot;&quot;&quot;;[.D119];&quot;&quot;&quot; -TITLE &quot;&quot;&quot;;[.E119];&quot;&quot;&quot; -TRACK &quot;&quot;&quot;;[.F119];&quot;&quot;&quot; -YEAR &quot;&quot;&quot;;[.H119];&quot;&quot;&quot; &quot;;[.K119];&quot;/&quot;;[.O119];&quot;.mp3&quot;)" office:value-type="string" office:string-value="-ALBUM &quot;&quot; -ARTIST &quot;&quot; -ID3V2TAG TCOM &quot;&quot; -GENRE &quot;&quot; -TITLE &quot;ZZZ&quot; -TRACK &quot;&quot; -YEAR &quot;&quot; 1/T118.mp3">
            <text:p>-ALBUM "" -ARTIST "" -ID3V2TAG TCOM "" -GENRE "" -TITLE "ZZZ" -TRACK "" -YEAR "" 1/T11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19]+1" office:value-type="float" office:value="119">
            <text:p>119</text:p>
          </table:table-cell>
          <table:table-cell table:style-name="ce4"/>
          <table:table-cell table:style-name="ce5" table:formula="of:=IF([.J120]=&quot;X&quot;;[.K119]+1;[.K119])" office:value-type="float" office:value="1">
            <text:p>1</text:p>
          </table:table-cell>
          <table:table-cell table:formula="of:=IF([.J120]=&quot;X&quot;;0;[.L119]+[.G119]+[.J120]/24/60/60)" office:value-type="time" office:time-value="PT00H09M20.304S">
            <text:p>00:09:20.30</text:p>
          </table:table-cell>
          <table:table-cell table:formula="of:=INT([.L120]*24*60)+MOD([.L120]*24*60*60;60)/100" office:value-type="float" office:value="9.20304">
            <text:p>9.203</text:p>
          </table:table-cell>
          <table:table-cell table:formula="of:=[.L120]*24*60*60+[.$N$1]*([.P120]-1)" office:value-type="float" office:value="501.304000000003">
            <text:p>501.304</text:p>
          </table:table-cell>
          <table:table-cell table:formula="of:=CONCATENATE(&quot;T&quot;;[.P120])" office:value-type="string" office:string-value="T119">
            <text:p>T119</text:p>
          </table:table-cell>
          <table:table-cell table:formula="of:=IF([.J120]=&quot;X&quot;;1;[.P119]+1)" office:value-type="float" office:value="119">
            <text:p>119</text:p>
          </table:table-cell>
          <table:table-cell table:style-name="ce7" table:formula="of:=CONCATENATE(&quot;mv &quot;;[.K120];&quot;^&quot;;[.O120];&quot;.wav &quot;&quot;rn^&quot;;[.$E120];&quot;~&quot;;[.$B120];&quot;~&quot;;[.$C120];&quot;~&quot;;[.$A120];&quot;~&quot;;[.$F120];&quot;~&quot;;[.$D120];&quot;.wav&quot;&quot;&quot;)" office:value-type="string" office:string-value="mv 1^T119.wav &quot;rn^ZZZ~~~~~.wav&quot;">
            <text:p>mv 1^T119.wav "rn^ZZZ~~~~~.wav"</text:p>
          </table:table-cell>
          <table:table-cell table:formula="of:=CONCATENATE(&quot;-ALBUM &quot;&quot;&quot;;[.A120];&quot;&quot;&quot; -ARTIST &quot;&quot;&quot;;[.B120];&quot;&quot;&quot; -ID3V2TAG TCOM &quot;&quot;&quot;;[.C120];&quot;&quot;&quot; -GENRE &quot;&quot;&quot;;[.D120];&quot;&quot;&quot; -TITLE &quot;&quot;&quot;;[.E120];&quot;&quot;&quot; -TRACK &quot;&quot;&quot;;[.F120];&quot;&quot;&quot; -YEAR &quot;&quot;&quot;;[.H120];&quot;&quot;&quot; &quot;;[.K120];&quot;/&quot;;[.O120];&quot;.mp3&quot;)" office:value-type="string" office:string-value="-ALBUM &quot;&quot; -ARTIST &quot;&quot; -ID3V2TAG TCOM &quot;&quot; -GENRE &quot;&quot; -TITLE &quot;ZZZ&quot; -TRACK &quot;&quot; -YEAR &quot;&quot; 1/T119.mp3">
            <text:p>-ALBUM "" -ARTIST "" -ID3V2TAG TCOM "" -GENRE "" -TITLE "ZZZ" -TRACK "" -YEAR "" 1/T11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20]+1" office:value-type="float" office:value="120">
            <text:p>120</text:p>
          </table:table-cell>
          <table:table-cell table:style-name="ce4"/>
          <table:table-cell table:style-name="ce5" table:formula="of:=IF([.J121]=&quot;X&quot;;[.K120]+1;[.K120])" office:value-type="float" office:value="1">
            <text:p>1</text:p>
          </table:table-cell>
          <table:table-cell table:formula="of:=IF([.J121]=&quot;X&quot;;0;[.L120]+[.G120]+[.J121]/24/60/60)" office:value-type="time" office:time-value="PT00H09M20.304S">
            <text:p>00:09:20.30</text:p>
          </table:table-cell>
          <table:table-cell table:formula="of:=INT([.L121]*24*60)+MOD([.L121]*24*60*60;60)/100" office:value-type="float" office:value="9.20304">
            <text:p>9.203</text:p>
          </table:table-cell>
          <table:table-cell table:formula="of:=[.L121]*24*60*60+[.$N$1]*([.P121]-1)" office:value-type="float" office:value="500.804000000003">
            <text:p>500.804</text:p>
          </table:table-cell>
          <table:table-cell table:formula="of:=CONCATENATE(&quot;T&quot;;[.P121])" office:value-type="string" office:string-value="T120">
            <text:p>T120</text:p>
          </table:table-cell>
          <table:table-cell table:formula="of:=IF([.J121]=&quot;X&quot;;1;[.P120]+1)" office:value-type="float" office:value="120">
            <text:p>120</text:p>
          </table:table-cell>
          <table:table-cell table:style-name="ce7" table:formula="of:=CONCATENATE(&quot;mv &quot;;[.K121];&quot;^&quot;;[.O121];&quot;.wav &quot;&quot;rn^&quot;;[.$E121];&quot;~&quot;;[.$B121];&quot;~&quot;;[.$C121];&quot;~&quot;;[.$A121];&quot;~&quot;;[.$F121];&quot;~&quot;;[.$D121];&quot;.wav&quot;&quot;&quot;)" office:value-type="string" office:string-value="mv 1^T120.wav &quot;rn^ZZZ~~~~~.wav&quot;">
            <text:p>mv 1^T120.wav "rn^ZZZ~~~~~.wav"</text:p>
          </table:table-cell>
          <table:table-cell table:formula="of:=CONCATENATE(&quot;-ALBUM &quot;&quot;&quot;;[.A121];&quot;&quot;&quot; -ARTIST &quot;&quot;&quot;;[.B121];&quot;&quot;&quot; -ID3V2TAG TCOM &quot;&quot;&quot;;[.C121];&quot;&quot;&quot; -GENRE &quot;&quot;&quot;;[.D121];&quot;&quot;&quot; -TITLE &quot;&quot;&quot;;[.E121];&quot;&quot;&quot; -TRACK &quot;&quot;&quot;;[.F121];&quot;&quot;&quot; -YEAR &quot;&quot;&quot;;[.H121];&quot;&quot;&quot; &quot;;[.K121];&quot;/&quot;;[.O121];&quot;.mp3&quot;)" office:value-type="string" office:string-value="-ALBUM &quot;&quot; -ARTIST &quot;&quot; -ID3V2TAG TCOM &quot;&quot; -GENRE &quot;&quot; -TITLE &quot;ZZZ&quot; -TRACK &quot;&quot; -YEAR &quot;&quot; 1/T120.mp3">
            <text:p>-ALBUM "" -ARTIST "" -ID3V2TAG TCOM "" -GENRE "" -TITLE "ZZZ" -TRACK "" -YEAR "" 1/T12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21]+1" office:value-type="float" office:value="121">
            <text:p>121</text:p>
          </table:table-cell>
          <table:table-cell table:style-name="ce4"/>
          <table:table-cell table:style-name="ce5" table:formula="of:=IF([.J122]=&quot;X&quot;;[.K121]+1;[.K121])" office:value-type="float" office:value="1">
            <text:p>1</text:p>
          </table:table-cell>
          <table:table-cell table:formula="of:=IF([.J122]=&quot;X&quot;;0;[.L121]+[.G121]+[.J122]/24/60/60)" office:value-type="time" office:time-value="PT00H09M20.304S">
            <text:p>00:09:20.30</text:p>
          </table:table-cell>
          <table:table-cell table:formula="of:=INT([.L122]*24*60)+MOD([.L122]*24*60*60;60)/100" office:value-type="float" office:value="9.20304">
            <text:p>9.203</text:p>
          </table:table-cell>
          <table:table-cell table:formula="of:=[.L122]*24*60*60+[.$N$1]*([.P122]-1)" office:value-type="float" office:value="500.304000000003">
            <text:p>500.304</text:p>
          </table:table-cell>
          <table:table-cell table:formula="of:=CONCATENATE(&quot;T&quot;;[.P122])" office:value-type="string" office:string-value="T121">
            <text:p>T121</text:p>
          </table:table-cell>
          <table:table-cell table:formula="of:=IF([.J122]=&quot;X&quot;;1;[.P121]+1)" office:value-type="float" office:value="121">
            <text:p>121</text:p>
          </table:table-cell>
          <table:table-cell table:style-name="ce7" table:formula="of:=CONCATENATE(&quot;mv &quot;;[.K122];&quot;^&quot;;[.O122];&quot;.wav &quot;&quot;rn^&quot;;[.$E122];&quot;~&quot;;[.$B122];&quot;~&quot;;[.$C122];&quot;~&quot;;[.$A122];&quot;~&quot;;[.$F122];&quot;~&quot;;[.$D122];&quot;.wav&quot;&quot;&quot;)" office:value-type="string" office:string-value="mv 1^T121.wav &quot;rn^ZZZ~~~~~.wav&quot;">
            <text:p>mv 1^T121.wav "rn^ZZZ~~~~~.wav"</text:p>
          </table:table-cell>
          <table:table-cell table:formula="of:=CONCATENATE(&quot;-ALBUM &quot;&quot;&quot;;[.A122];&quot;&quot;&quot; -ARTIST &quot;&quot;&quot;;[.B122];&quot;&quot;&quot; -ID3V2TAG TCOM &quot;&quot;&quot;;[.C122];&quot;&quot;&quot; -GENRE &quot;&quot;&quot;;[.D122];&quot;&quot;&quot; -TITLE &quot;&quot;&quot;;[.E122];&quot;&quot;&quot; -TRACK &quot;&quot;&quot;;[.F122];&quot;&quot;&quot; -YEAR &quot;&quot;&quot;;[.H122];&quot;&quot;&quot; &quot;;[.K122];&quot;/&quot;;[.O122];&quot;.mp3&quot;)" office:value-type="string" office:string-value="-ALBUM &quot;&quot; -ARTIST &quot;&quot; -ID3V2TAG TCOM &quot;&quot; -GENRE &quot;&quot; -TITLE &quot;ZZZ&quot; -TRACK &quot;&quot; -YEAR &quot;&quot; 1/T121.mp3">
            <text:p>-ALBUM "" -ARTIST "" -ID3V2TAG TCOM "" -GENRE "" -TITLE "ZZZ" -TRACK "" -YEAR "" 1/T12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22]+1" office:value-type="float" office:value="122">
            <text:p>122</text:p>
          </table:table-cell>
          <table:table-cell table:style-name="ce4"/>
          <table:table-cell table:style-name="ce5" table:formula="of:=IF([.J123]=&quot;X&quot;;[.K122]+1;[.K122])" office:value-type="float" office:value="1">
            <text:p>1</text:p>
          </table:table-cell>
          <table:table-cell table:formula="of:=IF([.J123]=&quot;X&quot;;0;[.L122]+[.G122]+[.J123]/24/60/60)" office:value-type="time" office:time-value="PT00H09M20.304S">
            <text:p>00:09:20.30</text:p>
          </table:table-cell>
          <table:table-cell table:formula="of:=INT([.L123]*24*60)+MOD([.L123]*24*60*60;60)/100" office:value-type="float" office:value="9.20304">
            <text:p>9.203</text:p>
          </table:table-cell>
          <table:table-cell table:formula="of:=[.L123]*24*60*60+[.$N$1]*([.P123]-1)" office:value-type="float" office:value="499.804000000003">
            <text:p>499.804</text:p>
          </table:table-cell>
          <table:table-cell table:formula="of:=CONCATENATE(&quot;T&quot;;[.P123])" office:value-type="string" office:string-value="T122">
            <text:p>T122</text:p>
          </table:table-cell>
          <table:table-cell table:formula="of:=IF([.J123]=&quot;X&quot;;1;[.P122]+1)" office:value-type="float" office:value="122">
            <text:p>122</text:p>
          </table:table-cell>
          <table:table-cell table:style-name="ce7" table:formula="of:=CONCATENATE(&quot;mv &quot;;[.K123];&quot;^&quot;;[.O123];&quot;.wav &quot;&quot;rn^&quot;;[.$E123];&quot;~&quot;;[.$B123];&quot;~&quot;;[.$C123];&quot;~&quot;;[.$A123];&quot;~&quot;;[.$F123];&quot;~&quot;;[.$D123];&quot;.wav&quot;&quot;&quot;)" office:value-type="string" office:string-value="mv 1^T122.wav &quot;rn^ZZZ~~~~~.wav&quot;">
            <text:p>mv 1^T122.wav "rn^ZZZ~~~~~.wav"</text:p>
          </table:table-cell>
          <table:table-cell table:formula="of:=CONCATENATE(&quot;-ALBUM &quot;&quot;&quot;;[.A123];&quot;&quot;&quot; -ARTIST &quot;&quot;&quot;;[.B123];&quot;&quot;&quot; -ID3V2TAG TCOM &quot;&quot;&quot;;[.C123];&quot;&quot;&quot; -GENRE &quot;&quot;&quot;;[.D123];&quot;&quot;&quot; -TITLE &quot;&quot;&quot;;[.E123];&quot;&quot;&quot; -TRACK &quot;&quot;&quot;;[.F123];&quot;&quot;&quot; -YEAR &quot;&quot;&quot;;[.H123];&quot;&quot;&quot; &quot;;[.K123];&quot;/&quot;;[.O123];&quot;.mp3&quot;)" office:value-type="string" office:string-value="-ALBUM &quot;&quot; -ARTIST &quot;&quot; -ID3V2TAG TCOM &quot;&quot; -GENRE &quot;&quot; -TITLE &quot;ZZZ&quot; -TRACK &quot;&quot; -YEAR &quot;&quot; 1/T122.mp3">
            <text:p>-ALBUM "" -ARTIST "" -ID3V2TAG TCOM "" -GENRE "" -TITLE "ZZZ" -TRACK "" -YEAR "" 1/T12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23]+1" office:value-type="float" office:value="123">
            <text:p>123</text:p>
          </table:table-cell>
          <table:table-cell table:style-name="ce4"/>
          <table:table-cell table:style-name="ce5" table:formula="of:=IF([.J124]=&quot;X&quot;;[.K123]+1;[.K123])" office:value-type="float" office:value="1">
            <text:p>1</text:p>
          </table:table-cell>
          <table:table-cell table:formula="of:=IF([.J124]=&quot;X&quot;;0;[.L123]+[.G123]+[.J124]/24/60/60)" office:value-type="time" office:time-value="PT00H09M20.304S">
            <text:p>00:09:20.30</text:p>
          </table:table-cell>
          <table:table-cell table:formula="of:=INT([.L124]*24*60)+MOD([.L124]*24*60*60;60)/100" office:value-type="float" office:value="9.20304">
            <text:p>9.203</text:p>
          </table:table-cell>
          <table:table-cell table:formula="of:=[.L124]*24*60*60+[.$N$1]*([.P124]-1)" office:value-type="float" office:value="499.304000000003">
            <text:p>499.304</text:p>
          </table:table-cell>
          <table:table-cell table:formula="of:=CONCATENATE(&quot;T&quot;;[.P124])" office:value-type="string" office:string-value="T123">
            <text:p>T123</text:p>
          </table:table-cell>
          <table:table-cell table:formula="of:=IF([.J124]=&quot;X&quot;;1;[.P123]+1)" office:value-type="float" office:value="123">
            <text:p>123</text:p>
          </table:table-cell>
          <table:table-cell table:style-name="ce7" table:formula="of:=CONCATENATE(&quot;mv &quot;;[.K124];&quot;^&quot;;[.O124];&quot;.wav &quot;&quot;rn^&quot;;[.$E124];&quot;~&quot;;[.$B124];&quot;~&quot;;[.$C124];&quot;~&quot;;[.$A124];&quot;~&quot;;[.$F124];&quot;~&quot;;[.$D124];&quot;.wav&quot;&quot;&quot;)" office:value-type="string" office:string-value="mv 1^T123.wav &quot;rn^ZZZ~~~~~.wav&quot;">
            <text:p>mv 1^T123.wav "rn^ZZZ~~~~~.wav"</text:p>
          </table:table-cell>
          <table:table-cell table:formula="of:=CONCATENATE(&quot;-ALBUM &quot;&quot;&quot;;[.A124];&quot;&quot;&quot; -ARTIST &quot;&quot;&quot;;[.B124];&quot;&quot;&quot; -ID3V2TAG TCOM &quot;&quot;&quot;;[.C124];&quot;&quot;&quot; -GENRE &quot;&quot;&quot;;[.D124];&quot;&quot;&quot; -TITLE &quot;&quot;&quot;;[.E124];&quot;&quot;&quot; -TRACK &quot;&quot;&quot;;[.F124];&quot;&quot;&quot; -YEAR &quot;&quot;&quot;;[.H124];&quot;&quot;&quot; &quot;;[.K124];&quot;/&quot;;[.O124];&quot;.mp3&quot;)" office:value-type="string" office:string-value="-ALBUM &quot;&quot; -ARTIST &quot;&quot; -ID3V2TAG TCOM &quot;&quot; -GENRE &quot;&quot; -TITLE &quot;ZZZ&quot; -TRACK &quot;&quot; -YEAR &quot;&quot; 1/T123.mp3">
            <text:p>-ALBUM "" -ARTIST "" -ID3V2TAG TCOM "" -GENRE "" -TITLE "ZZZ" -TRACK "" -YEAR "" 1/T12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24]+1" office:value-type="float" office:value="124">
            <text:p>124</text:p>
          </table:table-cell>
          <table:table-cell table:style-name="ce4"/>
          <table:table-cell table:style-name="ce5" table:formula="of:=IF([.J125]=&quot;X&quot;;[.K124]+1;[.K124])" office:value-type="float" office:value="1">
            <text:p>1</text:p>
          </table:table-cell>
          <table:table-cell table:formula="of:=IF([.J125]=&quot;X&quot;;0;[.L124]+[.G124]+[.J125]/24/60/60)" office:value-type="time" office:time-value="PT00H09M20.304S">
            <text:p>00:09:20.30</text:p>
          </table:table-cell>
          <table:table-cell table:formula="of:=INT([.L125]*24*60)+MOD([.L125]*24*60*60;60)/100" office:value-type="float" office:value="9.20304">
            <text:p>9.203</text:p>
          </table:table-cell>
          <table:table-cell table:formula="of:=[.L125]*24*60*60+[.$N$1]*([.P125]-1)" office:value-type="float" office:value="498.804000000003">
            <text:p>498.804</text:p>
          </table:table-cell>
          <table:table-cell table:formula="of:=CONCATENATE(&quot;T&quot;;[.P125])" office:value-type="string" office:string-value="T124">
            <text:p>T124</text:p>
          </table:table-cell>
          <table:table-cell table:formula="of:=IF([.J125]=&quot;X&quot;;1;[.P124]+1)" office:value-type="float" office:value="124">
            <text:p>124</text:p>
          </table:table-cell>
          <table:table-cell table:style-name="ce7" table:formula="of:=CONCATENATE(&quot;mv &quot;;[.K125];&quot;^&quot;;[.O125];&quot;.wav &quot;&quot;rn^&quot;;[.$E125];&quot;~&quot;;[.$B125];&quot;~&quot;;[.$C125];&quot;~&quot;;[.$A125];&quot;~&quot;;[.$F125];&quot;~&quot;;[.$D125];&quot;.wav&quot;&quot;&quot;)" office:value-type="string" office:string-value="mv 1^T124.wav &quot;rn^ZZZ~~~~~.wav&quot;">
            <text:p>mv 1^T124.wav "rn^ZZZ~~~~~.wav"</text:p>
          </table:table-cell>
          <table:table-cell table:formula="of:=CONCATENATE(&quot;-ALBUM &quot;&quot;&quot;;[.A125];&quot;&quot;&quot; -ARTIST &quot;&quot;&quot;;[.B125];&quot;&quot;&quot; -ID3V2TAG TCOM &quot;&quot;&quot;;[.C125];&quot;&quot;&quot; -GENRE &quot;&quot;&quot;;[.D125];&quot;&quot;&quot; -TITLE &quot;&quot;&quot;;[.E125];&quot;&quot;&quot; -TRACK &quot;&quot;&quot;;[.F125];&quot;&quot;&quot; -YEAR &quot;&quot;&quot;;[.H125];&quot;&quot;&quot; &quot;;[.K125];&quot;/&quot;;[.O125];&quot;.mp3&quot;)" office:value-type="string" office:string-value="-ALBUM &quot;&quot; -ARTIST &quot;&quot; -ID3V2TAG TCOM &quot;&quot; -GENRE &quot;&quot; -TITLE &quot;ZZZ&quot; -TRACK &quot;&quot; -YEAR &quot;&quot; 1/T124.mp3">
            <text:p>-ALBUM "" -ARTIST "" -ID3V2TAG TCOM "" -GENRE "" -TITLE "ZZZ" -TRACK "" -YEAR "" 1/T12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25]+1" office:value-type="float" office:value="125">
            <text:p>125</text:p>
          </table:table-cell>
          <table:table-cell table:style-name="ce4"/>
          <table:table-cell table:style-name="ce5" table:formula="of:=IF([.J126]=&quot;X&quot;;[.K125]+1;[.K125])" office:value-type="float" office:value="1">
            <text:p>1</text:p>
          </table:table-cell>
          <table:table-cell table:formula="of:=IF([.J126]=&quot;X&quot;;0;[.L125]+[.G125]+[.J126]/24/60/60)" office:value-type="time" office:time-value="PT00H09M20.304S">
            <text:p>00:09:20.30</text:p>
          </table:table-cell>
          <table:table-cell table:formula="of:=INT([.L126]*24*60)+MOD([.L126]*24*60*60;60)/100" office:value-type="float" office:value="9.20304">
            <text:p>9.203</text:p>
          </table:table-cell>
          <table:table-cell table:formula="of:=[.L126]*24*60*60+[.$N$1]*([.P126]-1)" office:value-type="float" office:value="498.304000000003">
            <text:p>498.304</text:p>
          </table:table-cell>
          <table:table-cell table:formula="of:=CONCATENATE(&quot;T&quot;;[.P126])" office:value-type="string" office:string-value="T125">
            <text:p>T125</text:p>
          </table:table-cell>
          <table:table-cell table:formula="of:=IF([.J126]=&quot;X&quot;;1;[.P125]+1)" office:value-type="float" office:value="125">
            <text:p>125</text:p>
          </table:table-cell>
          <table:table-cell table:style-name="ce7" table:formula="of:=CONCATENATE(&quot;mv &quot;;[.K126];&quot;^&quot;;[.O126];&quot;.wav &quot;&quot;rn^&quot;;[.$E126];&quot;~&quot;;[.$B126];&quot;~&quot;;[.$C126];&quot;~&quot;;[.$A126];&quot;~&quot;;[.$F126];&quot;~&quot;;[.$D126];&quot;.wav&quot;&quot;&quot;)" office:value-type="string" office:string-value="mv 1^T125.wav &quot;rn^ZZZ~~~~~.wav&quot;">
            <text:p>mv 1^T125.wav "rn^ZZZ~~~~~.wav"</text:p>
          </table:table-cell>
          <table:table-cell table:formula="of:=CONCATENATE(&quot;-ALBUM &quot;&quot;&quot;;[.A126];&quot;&quot;&quot; -ARTIST &quot;&quot;&quot;;[.B126];&quot;&quot;&quot; -ID3V2TAG TCOM &quot;&quot;&quot;;[.C126];&quot;&quot;&quot; -GENRE &quot;&quot;&quot;;[.D126];&quot;&quot;&quot; -TITLE &quot;&quot;&quot;;[.E126];&quot;&quot;&quot; -TRACK &quot;&quot;&quot;;[.F126];&quot;&quot;&quot; -YEAR &quot;&quot;&quot;;[.H126];&quot;&quot;&quot; &quot;;[.K126];&quot;/&quot;;[.O126];&quot;.mp3&quot;)" office:value-type="string" office:string-value="-ALBUM &quot;&quot; -ARTIST &quot;&quot; -ID3V2TAG TCOM &quot;&quot; -GENRE &quot;&quot; -TITLE &quot;ZZZ&quot; -TRACK &quot;&quot; -YEAR &quot;&quot; 1/T125.mp3">
            <text:p>-ALBUM "" -ARTIST "" -ID3V2TAG TCOM "" -GENRE "" -TITLE "ZZZ" -TRACK "" -YEAR "" 1/T12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26]+1" office:value-type="float" office:value="126">
            <text:p>126</text:p>
          </table:table-cell>
          <table:table-cell table:style-name="ce4"/>
          <table:table-cell table:style-name="ce5" table:formula="of:=IF([.J127]=&quot;X&quot;;[.K126]+1;[.K126])" office:value-type="float" office:value="1">
            <text:p>1</text:p>
          </table:table-cell>
          <table:table-cell table:formula="of:=IF([.J127]=&quot;X&quot;;0;[.L126]+[.G126]+[.J127]/24/60/60)" office:value-type="time" office:time-value="PT00H09M20.304S">
            <text:p>00:09:20.30</text:p>
          </table:table-cell>
          <table:table-cell table:formula="of:=INT([.L127]*24*60)+MOD([.L127]*24*60*60;60)/100" office:value-type="float" office:value="9.20304">
            <text:p>9.203</text:p>
          </table:table-cell>
          <table:table-cell table:formula="of:=[.L127]*24*60*60+[.$N$1]*([.P127]-1)" office:value-type="float" office:value="497.804000000003">
            <text:p>497.804</text:p>
          </table:table-cell>
          <table:table-cell table:formula="of:=CONCATENATE(&quot;T&quot;;[.P127])" office:value-type="string" office:string-value="T126">
            <text:p>T126</text:p>
          </table:table-cell>
          <table:table-cell table:formula="of:=IF([.J127]=&quot;X&quot;;1;[.P126]+1)" office:value-type="float" office:value="126">
            <text:p>126</text:p>
          </table:table-cell>
          <table:table-cell table:style-name="ce7" table:formula="of:=CONCATENATE(&quot;mv &quot;;[.K127];&quot;^&quot;;[.O127];&quot;.wav &quot;&quot;rn^&quot;;[.$E127];&quot;~&quot;;[.$B127];&quot;~&quot;;[.$C127];&quot;~&quot;;[.$A127];&quot;~&quot;;[.$F127];&quot;~&quot;;[.$D127];&quot;.wav&quot;&quot;&quot;)" office:value-type="string" office:string-value="mv 1^T126.wav &quot;rn^ZZZ~~~~~.wav&quot;">
            <text:p>mv 1^T126.wav "rn^ZZZ~~~~~.wav"</text:p>
          </table:table-cell>
          <table:table-cell table:formula="of:=CONCATENATE(&quot;-ALBUM &quot;&quot;&quot;;[.A127];&quot;&quot;&quot; -ARTIST &quot;&quot;&quot;;[.B127];&quot;&quot;&quot; -ID3V2TAG TCOM &quot;&quot;&quot;;[.C127];&quot;&quot;&quot; -GENRE &quot;&quot;&quot;;[.D127];&quot;&quot;&quot; -TITLE &quot;&quot;&quot;;[.E127];&quot;&quot;&quot; -TRACK &quot;&quot;&quot;;[.F127];&quot;&quot;&quot; -YEAR &quot;&quot;&quot;;[.H127];&quot;&quot;&quot; &quot;;[.K127];&quot;/&quot;;[.O127];&quot;.mp3&quot;)" office:value-type="string" office:string-value="-ALBUM &quot;&quot; -ARTIST &quot;&quot; -ID3V2TAG TCOM &quot;&quot; -GENRE &quot;&quot; -TITLE &quot;ZZZ&quot; -TRACK &quot;&quot; -YEAR &quot;&quot; 1/T126.mp3">
            <text:p>-ALBUM "" -ARTIST "" -ID3V2TAG TCOM "" -GENRE "" -TITLE "ZZZ" -TRACK "" -YEAR "" 1/T12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27]+1" office:value-type="float" office:value="127">
            <text:p>127</text:p>
          </table:table-cell>
          <table:table-cell table:style-name="ce4"/>
          <table:table-cell table:style-name="ce5" table:formula="of:=IF([.J128]=&quot;X&quot;;[.K127]+1;[.K127])" office:value-type="float" office:value="1">
            <text:p>1</text:p>
          </table:table-cell>
          <table:table-cell table:formula="of:=IF([.J128]=&quot;X&quot;;0;[.L127]+[.G127]+[.J128]/24/60/60)" office:value-type="time" office:time-value="PT00H09M20.304S">
            <text:p>00:09:20.30</text:p>
          </table:table-cell>
          <table:table-cell table:formula="of:=INT([.L128]*24*60)+MOD([.L128]*24*60*60;60)/100" office:value-type="float" office:value="9.20304">
            <text:p>9.203</text:p>
          </table:table-cell>
          <table:table-cell table:formula="of:=[.L128]*24*60*60+[.$N$1]*([.P128]-1)" office:value-type="float" office:value="497.304000000003">
            <text:p>497.304</text:p>
          </table:table-cell>
          <table:table-cell table:formula="of:=CONCATENATE(&quot;T&quot;;[.P128])" office:value-type="string" office:string-value="T127">
            <text:p>T127</text:p>
          </table:table-cell>
          <table:table-cell table:formula="of:=IF([.J128]=&quot;X&quot;;1;[.P127]+1)" office:value-type="float" office:value="127">
            <text:p>127</text:p>
          </table:table-cell>
          <table:table-cell table:style-name="ce7" table:formula="of:=CONCATENATE(&quot;mv &quot;;[.K128];&quot;^&quot;;[.O128];&quot;.wav &quot;&quot;rn^&quot;;[.$E128];&quot;~&quot;;[.$B128];&quot;~&quot;;[.$C128];&quot;~&quot;;[.$A128];&quot;~&quot;;[.$F128];&quot;~&quot;;[.$D128];&quot;.wav&quot;&quot;&quot;)" office:value-type="string" office:string-value="mv 1^T127.wav &quot;rn^ZZZ~~~~~.wav&quot;">
            <text:p>mv 1^T127.wav "rn^ZZZ~~~~~.wav"</text:p>
          </table:table-cell>
          <table:table-cell table:formula="of:=CONCATENATE(&quot;-ALBUM &quot;&quot;&quot;;[.A128];&quot;&quot;&quot; -ARTIST &quot;&quot;&quot;;[.B128];&quot;&quot;&quot; -ID3V2TAG TCOM &quot;&quot;&quot;;[.C128];&quot;&quot;&quot; -GENRE &quot;&quot;&quot;;[.D128];&quot;&quot;&quot; -TITLE &quot;&quot;&quot;;[.E128];&quot;&quot;&quot; -TRACK &quot;&quot;&quot;;[.F128];&quot;&quot;&quot; -YEAR &quot;&quot;&quot;;[.H128];&quot;&quot;&quot; &quot;;[.K128];&quot;/&quot;;[.O128];&quot;.mp3&quot;)" office:value-type="string" office:string-value="-ALBUM &quot;&quot; -ARTIST &quot;&quot; -ID3V2TAG TCOM &quot;&quot; -GENRE &quot;&quot; -TITLE &quot;ZZZ&quot; -TRACK &quot;&quot; -YEAR &quot;&quot; 1/T127.mp3">
            <text:p>-ALBUM "" -ARTIST "" -ID3V2TAG TCOM "" -GENRE "" -TITLE "ZZZ" -TRACK "" -YEAR "" 1/T12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28]+1" office:value-type="float" office:value="128">
            <text:p>128</text:p>
          </table:table-cell>
          <table:table-cell table:style-name="ce4"/>
          <table:table-cell table:style-name="ce5" table:formula="of:=IF([.J129]=&quot;X&quot;;[.K128]+1;[.K128])" office:value-type="float" office:value="1">
            <text:p>1</text:p>
          </table:table-cell>
          <table:table-cell table:formula="of:=IF([.J129]=&quot;X&quot;;0;[.L128]+[.G128]+[.J129]/24/60/60)" office:value-type="time" office:time-value="PT00H09M20.304S">
            <text:p>00:09:20.30</text:p>
          </table:table-cell>
          <table:table-cell table:formula="of:=INT([.L129]*24*60)+MOD([.L129]*24*60*60;60)/100" office:value-type="float" office:value="9.20304">
            <text:p>9.203</text:p>
          </table:table-cell>
          <table:table-cell table:formula="of:=[.L129]*24*60*60+[.$N$1]*([.P129]-1)" office:value-type="float" office:value="496.804000000003">
            <text:p>496.804</text:p>
          </table:table-cell>
          <table:table-cell table:formula="of:=CONCATENATE(&quot;T&quot;;[.P129])" office:value-type="string" office:string-value="T128">
            <text:p>T128</text:p>
          </table:table-cell>
          <table:table-cell table:formula="of:=IF([.J129]=&quot;X&quot;;1;[.P128]+1)" office:value-type="float" office:value="128">
            <text:p>128</text:p>
          </table:table-cell>
          <table:table-cell table:style-name="ce7" table:formula="of:=CONCATENATE(&quot;mv &quot;;[.K129];&quot;^&quot;;[.O129];&quot;.wav &quot;&quot;rn^&quot;;[.$E129];&quot;~&quot;;[.$B129];&quot;~&quot;;[.$C129];&quot;~&quot;;[.$A129];&quot;~&quot;;[.$F129];&quot;~&quot;;[.$D129];&quot;.wav&quot;&quot;&quot;)" office:value-type="string" office:string-value="mv 1^T128.wav &quot;rn^ZZZ~~~~~.wav&quot;">
            <text:p>mv 1^T128.wav "rn^ZZZ~~~~~.wav"</text:p>
          </table:table-cell>
          <table:table-cell table:formula="of:=CONCATENATE(&quot;-ALBUM &quot;&quot;&quot;;[.A129];&quot;&quot;&quot; -ARTIST &quot;&quot;&quot;;[.B129];&quot;&quot;&quot; -ID3V2TAG TCOM &quot;&quot;&quot;;[.C129];&quot;&quot;&quot; -GENRE &quot;&quot;&quot;;[.D129];&quot;&quot;&quot; -TITLE &quot;&quot;&quot;;[.E129];&quot;&quot;&quot; -TRACK &quot;&quot;&quot;;[.F129];&quot;&quot;&quot; -YEAR &quot;&quot;&quot;;[.H129];&quot;&quot;&quot; &quot;;[.K129];&quot;/&quot;;[.O129];&quot;.mp3&quot;)" office:value-type="string" office:string-value="-ALBUM &quot;&quot; -ARTIST &quot;&quot; -ID3V2TAG TCOM &quot;&quot; -GENRE &quot;&quot; -TITLE &quot;ZZZ&quot; -TRACK &quot;&quot; -YEAR &quot;&quot; 1/T128.mp3">
            <text:p>-ALBUM "" -ARTIST "" -ID3V2TAG TCOM "" -GENRE "" -TITLE "ZZZ" -TRACK "" -YEAR "" 1/T12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29]+1" office:value-type="float" office:value="129">
            <text:p>129</text:p>
          </table:table-cell>
          <table:table-cell table:style-name="ce4"/>
          <table:table-cell table:style-name="ce5" table:formula="of:=IF([.J130]=&quot;X&quot;;[.K129]+1;[.K129])" office:value-type="float" office:value="1">
            <text:p>1</text:p>
          </table:table-cell>
          <table:table-cell table:formula="of:=IF([.J130]=&quot;X&quot;;0;[.L129]+[.G129]+[.J130]/24/60/60)" office:value-type="time" office:time-value="PT00H09M20.304S">
            <text:p>00:09:20.30</text:p>
          </table:table-cell>
          <table:table-cell table:formula="of:=INT([.L130]*24*60)+MOD([.L130]*24*60*60;60)/100" office:value-type="float" office:value="9.20304">
            <text:p>9.203</text:p>
          </table:table-cell>
          <table:table-cell table:formula="of:=[.L130]*24*60*60+[.$N$1]*([.P130]-1)" office:value-type="float" office:value="496.304000000003">
            <text:p>496.304</text:p>
          </table:table-cell>
          <table:table-cell table:formula="of:=CONCATENATE(&quot;T&quot;;[.P130])" office:value-type="string" office:string-value="T129">
            <text:p>T129</text:p>
          </table:table-cell>
          <table:table-cell table:formula="of:=IF([.J130]=&quot;X&quot;;1;[.P129]+1)" office:value-type="float" office:value="129">
            <text:p>129</text:p>
          </table:table-cell>
          <table:table-cell table:style-name="ce7" table:formula="of:=CONCATENATE(&quot;mv &quot;;[.K130];&quot;^&quot;;[.O130];&quot;.wav &quot;&quot;rn^&quot;;[.$E130];&quot;~&quot;;[.$B130];&quot;~&quot;;[.$C130];&quot;~&quot;;[.$A130];&quot;~&quot;;[.$F130];&quot;~&quot;;[.$D130];&quot;.wav&quot;&quot;&quot;)" office:value-type="string" office:string-value="mv 1^T129.wav &quot;rn^ZZZ~~~~~.wav&quot;">
            <text:p>mv 1^T129.wav "rn^ZZZ~~~~~.wav"</text:p>
          </table:table-cell>
          <table:table-cell table:formula="of:=CONCATENATE(&quot;-ALBUM &quot;&quot;&quot;;[.A130];&quot;&quot;&quot; -ARTIST &quot;&quot;&quot;;[.B130];&quot;&quot;&quot; -ID3V2TAG TCOM &quot;&quot;&quot;;[.C130];&quot;&quot;&quot; -GENRE &quot;&quot;&quot;;[.D130];&quot;&quot;&quot; -TITLE &quot;&quot;&quot;;[.E130];&quot;&quot;&quot; -TRACK &quot;&quot;&quot;;[.F130];&quot;&quot;&quot; -YEAR &quot;&quot;&quot;;[.H130];&quot;&quot;&quot; &quot;;[.K130];&quot;/&quot;;[.O130];&quot;.mp3&quot;)" office:value-type="string" office:string-value="-ALBUM &quot;&quot; -ARTIST &quot;&quot; -ID3V2TAG TCOM &quot;&quot; -GENRE &quot;&quot; -TITLE &quot;ZZZ&quot; -TRACK &quot;&quot; -YEAR &quot;&quot; 1/T129.mp3">
            <text:p>-ALBUM "" -ARTIST "" -ID3V2TAG TCOM "" -GENRE "" -TITLE "ZZZ" -TRACK "" -YEAR "" 1/T12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30]+1" office:value-type="float" office:value="130">
            <text:p>130</text:p>
          </table:table-cell>
          <table:table-cell table:style-name="ce4"/>
          <table:table-cell table:style-name="ce5" table:formula="of:=IF([.J131]=&quot;X&quot;;[.K130]+1;[.K130])" office:value-type="float" office:value="1">
            <text:p>1</text:p>
          </table:table-cell>
          <table:table-cell table:formula="of:=IF([.J131]=&quot;X&quot;;0;[.L130]+[.G130]+[.J131]/24/60/60)" office:value-type="time" office:time-value="PT00H09M20.304S">
            <text:p>00:09:20.30</text:p>
          </table:table-cell>
          <table:table-cell table:formula="of:=INT([.L131]*24*60)+MOD([.L131]*24*60*60;60)/100" office:value-type="float" office:value="9.20304">
            <text:p>9.203</text:p>
          </table:table-cell>
          <table:table-cell table:formula="of:=[.L131]*24*60*60+[.$N$1]*([.P131]-1)" office:value-type="float" office:value="495.804000000003">
            <text:p>495.804</text:p>
          </table:table-cell>
          <table:table-cell table:formula="of:=CONCATENATE(&quot;T&quot;;[.P131])" office:value-type="string" office:string-value="T130">
            <text:p>T130</text:p>
          </table:table-cell>
          <table:table-cell table:formula="of:=IF([.J131]=&quot;X&quot;;1;[.P130]+1)" office:value-type="float" office:value="130">
            <text:p>130</text:p>
          </table:table-cell>
          <table:table-cell table:style-name="ce7" table:formula="of:=CONCATENATE(&quot;mv &quot;;[.K131];&quot;^&quot;;[.O131];&quot;.wav &quot;&quot;rn^&quot;;[.$E131];&quot;~&quot;;[.$B131];&quot;~&quot;;[.$C131];&quot;~&quot;;[.$A131];&quot;~&quot;;[.$F131];&quot;~&quot;;[.$D131];&quot;.wav&quot;&quot;&quot;)" office:value-type="string" office:string-value="mv 1^T130.wav &quot;rn^ZZZ~~~~~.wav&quot;">
            <text:p>mv 1^T130.wav "rn^ZZZ~~~~~.wav"</text:p>
          </table:table-cell>
          <table:table-cell table:formula="of:=CONCATENATE(&quot;-ALBUM &quot;&quot;&quot;;[.A131];&quot;&quot;&quot; -ARTIST &quot;&quot;&quot;;[.B131];&quot;&quot;&quot; -ID3V2TAG TCOM &quot;&quot;&quot;;[.C131];&quot;&quot;&quot; -GENRE &quot;&quot;&quot;;[.D131];&quot;&quot;&quot; -TITLE &quot;&quot;&quot;;[.E131];&quot;&quot;&quot; -TRACK &quot;&quot;&quot;;[.F131];&quot;&quot;&quot; -YEAR &quot;&quot;&quot;;[.H131];&quot;&quot;&quot; &quot;;[.K131];&quot;/&quot;;[.O131];&quot;.mp3&quot;)" office:value-type="string" office:string-value="-ALBUM &quot;&quot; -ARTIST &quot;&quot; -ID3V2TAG TCOM &quot;&quot; -GENRE &quot;&quot; -TITLE &quot;ZZZ&quot; -TRACK &quot;&quot; -YEAR &quot;&quot; 1/T130.mp3">
            <text:p>-ALBUM "" -ARTIST "" -ID3V2TAG TCOM "" -GENRE "" -TITLE "ZZZ" -TRACK "" -YEAR "" 1/T13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31]+1" office:value-type="float" office:value="131">
            <text:p>131</text:p>
          </table:table-cell>
          <table:table-cell table:style-name="ce4"/>
          <table:table-cell table:style-name="ce5" table:formula="of:=IF([.J132]=&quot;X&quot;;[.K131]+1;[.K131])" office:value-type="float" office:value="1">
            <text:p>1</text:p>
          </table:table-cell>
          <table:table-cell table:formula="of:=IF([.J132]=&quot;X&quot;;0;[.L131]+[.G131]+[.J132]/24/60/60)" office:value-type="time" office:time-value="PT00H09M20.304S">
            <text:p>00:09:20.30</text:p>
          </table:table-cell>
          <table:table-cell table:formula="of:=INT([.L132]*24*60)+MOD([.L132]*24*60*60;60)/100" office:value-type="float" office:value="9.20304">
            <text:p>9.203</text:p>
          </table:table-cell>
          <table:table-cell table:formula="of:=[.L132]*24*60*60+[.$N$1]*([.P132]-1)" office:value-type="float" office:value="495.304000000003">
            <text:p>495.304</text:p>
          </table:table-cell>
          <table:table-cell table:formula="of:=CONCATENATE(&quot;T&quot;;[.P132])" office:value-type="string" office:string-value="T131">
            <text:p>T131</text:p>
          </table:table-cell>
          <table:table-cell table:formula="of:=IF([.J132]=&quot;X&quot;;1;[.P131]+1)" office:value-type="float" office:value="131">
            <text:p>131</text:p>
          </table:table-cell>
          <table:table-cell table:style-name="ce7" table:formula="of:=CONCATENATE(&quot;mv &quot;;[.K132];&quot;^&quot;;[.O132];&quot;.wav &quot;&quot;rn^&quot;;[.$E132];&quot;~&quot;;[.$B132];&quot;~&quot;;[.$C132];&quot;~&quot;;[.$A132];&quot;~&quot;;[.$F132];&quot;~&quot;;[.$D132];&quot;.wav&quot;&quot;&quot;)" office:value-type="string" office:string-value="mv 1^T131.wav &quot;rn^ZZZ~~~~~.wav&quot;">
            <text:p>mv 1^T131.wav "rn^ZZZ~~~~~.wav"</text:p>
          </table:table-cell>
          <table:table-cell table:formula="of:=CONCATENATE(&quot;-ALBUM &quot;&quot;&quot;;[.A132];&quot;&quot;&quot; -ARTIST &quot;&quot;&quot;;[.B132];&quot;&quot;&quot; -ID3V2TAG TCOM &quot;&quot;&quot;;[.C132];&quot;&quot;&quot; -GENRE &quot;&quot;&quot;;[.D132];&quot;&quot;&quot; -TITLE &quot;&quot;&quot;;[.E132];&quot;&quot;&quot; -TRACK &quot;&quot;&quot;;[.F132];&quot;&quot;&quot; -YEAR &quot;&quot;&quot;;[.H132];&quot;&quot;&quot; &quot;;[.K132];&quot;/&quot;;[.O132];&quot;.mp3&quot;)" office:value-type="string" office:string-value="-ALBUM &quot;&quot; -ARTIST &quot;&quot; -ID3V2TAG TCOM &quot;&quot; -GENRE &quot;&quot; -TITLE &quot;ZZZ&quot; -TRACK &quot;&quot; -YEAR &quot;&quot; 1/T131.mp3">
            <text:p>-ALBUM "" -ARTIST "" -ID3V2TAG TCOM "" -GENRE "" -TITLE "ZZZ" -TRACK "" -YEAR "" 1/T13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32]+1" office:value-type="float" office:value="132">
            <text:p>132</text:p>
          </table:table-cell>
          <table:table-cell table:style-name="ce4"/>
          <table:table-cell table:style-name="ce5" table:formula="of:=IF([.J133]=&quot;X&quot;;[.K132]+1;[.K132])" office:value-type="float" office:value="1">
            <text:p>1</text:p>
          </table:table-cell>
          <table:table-cell table:formula="of:=IF([.J133]=&quot;X&quot;;0;[.L132]+[.G132]+[.J133]/24/60/60)" office:value-type="time" office:time-value="PT00H09M20.304S">
            <text:p>00:09:20.30</text:p>
          </table:table-cell>
          <table:table-cell table:formula="of:=INT([.L133]*24*60)+MOD([.L133]*24*60*60;60)/100" office:value-type="float" office:value="9.20304">
            <text:p>9.203</text:p>
          </table:table-cell>
          <table:table-cell table:formula="of:=[.L133]*24*60*60+[.$N$1]*([.P133]-1)" office:value-type="float" office:value="494.804000000003">
            <text:p>494.804</text:p>
          </table:table-cell>
          <table:table-cell table:formula="of:=CONCATENATE(&quot;T&quot;;[.P133])" office:value-type="string" office:string-value="T132">
            <text:p>T132</text:p>
          </table:table-cell>
          <table:table-cell table:formula="of:=IF([.J133]=&quot;X&quot;;1;[.P132]+1)" office:value-type="float" office:value="132">
            <text:p>132</text:p>
          </table:table-cell>
          <table:table-cell table:style-name="ce7" table:formula="of:=CONCATENATE(&quot;mv &quot;;[.K133];&quot;^&quot;;[.O133];&quot;.wav &quot;&quot;rn^&quot;;[.$E133];&quot;~&quot;;[.$B133];&quot;~&quot;;[.$C133];&quot;~&quot;;[.$A133];&quot;~&quot;;[.$F133];&quot;~&quot;;[.$D133];&quot;.wav&quot;&quot;&quot;)" office:value-type="string" office:string-value="mv 1^T132.wav &quot;rn^ZZZ~~~~~.wav&quot;">
            <text:p>mv 1^T132.wav "rn^ZZZ~~~~~.wav"</text:p>
          </table:table-cell>
          <table:table-cell table:formula="of:=CONCATENATE(&quot;-ALBUM &quot;&quot;&quot;;[.A133];&quot;&quot;&quot; -ARTIST &quot;&quot;&quot;;[.B133];&quot;&quot;&quot; -ID3V2TAG TCOM &quot;&quot;&quot;;[.C133];&quot;&quot;&quot; -GENRE &quot;&quot;&quot;;[.D133];&quot;&quot;&quot; -TITLE &quot;&quot;&quot;;[.E133];&quot;&quot;&quot; -TRACK &quot;&quot;&quot;;[.F133];&quot;&quot;&quot; -YEAR &quot;&quot;&quot;;[.H133];&quot;&quot;&quot; &quot;;[.K133];&quot;/&quot;;[.O133];&quot;.mp3&quot;)" office:value-type="string" office:string-value="-ALBUM &quot;&quot; -ARTIST &quot;&quot; -ID3V2TAG TCOM &quot;&quot; -GENRE &quot;&quot; -TITLE &quot;ZZZ&quot; -TRACK &quot;&quot; -YEAR &quot;&quot; 1/T132.mp3">
            <text:p>-ALBUM "" -ARTIST "" -ID3V2TAG TCOM "" -GENRE "" -TITLE "ZZZ" -TRACK "" -YEAR "" 1/T13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33]+1" office:value-type="float" office:value="133">
            <text:p>133</text:p>
          </table:table-cell>
          <table:table-cell table:style-name="ce4"/>
          <table:table-cell table:style-name="ce5" table:formula="of:=IF([.J134]=&quot;X&quot;;[.K133]+1;[.K133])" office:value-type="float" office:value="1">
            <text:p>1</text:p>
          </table:table-cell>
          <table:table-cell table:formula="of:=IF([.J134]=&quot;X&quot;;0;[.L133]+[.G133]+[.J134]/24/60/60)" office:value-type="time" office:time-value="PT00H09M20.304S">
            <text:p>00:09:20.30</text:p>
          </table:table-cell>
          <table:table-cell table:formula="of:=INT([.L134]*24*60)+MOD([.L134]*24*60*60;60)/100" office:value-type="float" office:value="9.20304">
            <text:p>9.203</text:p>
          </table:table-cell>
          <table:table-cell table:formula="of:=[.L134]*24*60*60+[.$N$1]*([.P134]-1)" office:value-type="float" office:value="494.304000000003">
            <text:p>494.304</text:p>
          </table:table-cell>
          <table:table-cell table:formula="of:=CONCATENATE(&quot;T&quot;;[.P134])" office:value-type="string" office:string-value="T133">
            <text:p>T133</text:p>
          </table:table-cell>
          <table:table-cell table:formula="of:=IF([.J134]=&quot;X&quot;;1;[.P133]+1)" office:value-type="float" office:value="133">
            <text:p>133</text:p>
          </table:table-cell>
          <table:table-cell table:style-name="ce7" table:formula="of:=CONCATENATE(&quot;mv &quot;;[.K134];&quot;^&quot;;[.O134];&quot;.wav &quot;&quot;rn^&quot;;[.$E134];&quot;~&quot;;[.$B134];&quot;~&quot;;[.$C134];&quot;~&quot;;[.$A134];&quot;~&quot;;[.$F134];&quot;~&quot;;[.$D134];&quot;.wav&quot;&quot;&quot;)" office:value-type="string" office:string-value="mv 1^T133.wav &quot;rn^ZZZ~~~~~.wav&quot;">
            <text:p>mv 1^T133.wav "rn^ZZZ~~~~~.wav"</text:p>
          </table:table-cell>
          <table:table-cell table:formula="of:=CONCATENATE(&quot;-ALBUM &quot;&quot;&quot;;[.A134];&quot;&quot;&quot; -ARTIST &quot;&quot;&quot;;[.B134];&quot;&quot;&quot; -ID3V2TAG TCOM &quot;&quot;&quot;;[.C134];&quot;&quot;&quot; -GENRE &quot;&quot;&quot;;[.D134];&quot;&quot;&quot; -TITLE &quot;&quot;&quot;;[.E134];&quot;&quot;&quot; -TRACK &quot;&quot;&quot;;[.F134];&quot;&quot;&quot; -YEAR &quot;&quot;&quot;;[.H134];&quot;&quot;&quot; &quot;;[.K134];&quot;/&quot;;[.O134];&quot;.mp3&quot;)" office:value-type="string" office:string-value="-ALBUM &quot;&quot; -ARTIST &quot;&quot; -ID3V2TAG TCOM &quot;&quot; -GENRE &quot;&quot; -TITLE &quot;ZZZ&quot; -TRACK &quot;&quot; -YEAR &quot;&quot; 1/T133.mp3">
            <text:p>-ALBUM "" -ARTIST "" -ID3V2TAG TCOM "" -GENRE "" -TITLE "ZZZ" -TRACK "" -YEAR "" 1/T13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34]+1" office:value-type="float" office:value="134">
            <text:p>134</text:p>
          </table:table-cell>
          <table:table-cell table:style-name="ce4"/>
          <table:table-cell table:style-name="ce5" table:formula="of:=IF([.J135]=&quot;X&quot;;[.K134]+1;[.K134])" office:value-type="float" office:value="1">
            <text:p>1</text:p>
          </table:table-cell>
          <table:table-cell table:formula="of:=IF([.J135]=&quot;X&quot;;0;[.L134]+[.G134]+[.J135]/24/60/60)" office:value-type="time" office:time-value="PT00H09M20.304S">
            <text:p>00:09:20.30</text:p>
          </table:table-cell>
          <table:table-cell table:formula="of:=INT([.L135]*24*60)+MOD([.L135]*24*60*60;60)/100" office:value-type="float" office:value="9.20304">
            <text:p>9.203</text:p>
          </table:table-cell>
          <table:table-cell table:formula="of:=[.L135]*24*60*60+[.$N$1]*([.P135]-1)" office:value-type="float" office:value="493.804000000003">
            <text:p>493.804</text:p>
          </table:table-cell>
          <table:table-cell table:formula="of:=CONCATENATE(&quot;T&quot;;[.P135])" office:value-type="string" office:string-value="T134">
            <text:p>T134</text:p>
          </table:table-cell>
          <table:table-cell table:formula="of:=IF([.J135]=&quot;X&quot;;1;[.P134]+1)" office:value-type="float" office:value="134">
            <text:p>134</text:p>
          </table:table-cell>
          <table:table-cell table:style-name="ce7" table:formula="of:=CONCATENATE(&quot;mv &quot;;[.K135];&quot;^&quot;;[.O135];&quot;.wav &quot;&quot;rn^&quot;;[.$E135];&quot;~&quot;;[.$B135];&quot;~&quot;;[.$C135];&quot;~&quot;;[.$A135];&quot;~&quot;;[.$F135];&quot;~&quot;;[.$D135];&quot;.wav&quot;&quot;&quot;)" office:value-type="string" office:string-value="mv 1^T134.wav &quot;rn^ZZZ~~~~~.wav&quot;">
            <text:p>mv 1^T134.wav "rn^ZZZ~~~~~.wav"</text:p>
          </table:table-cell>
          <table:table-cell table:formula="of:=CONCATENATE(&quot;-ALBUM &quot;&quot;&quot;;[.A135];&quot;&quot;&quot; -ARTIST &quot;&quot;&quot;;[.B135];&quot;&quot;&quot; -ID3V2TAG TCOM &quot;&quot;&quot;;[.C135];&quot;&quot;&quot; -GENRE &quot;&quot;&quot;;[.D135];&quot;&quot;&quot; -TITLE &quot;&quot;&quot;;[.E135];&quot;&quot;&quot; -TRACK &quot;&quot;&quot;;[.F135];&quot;&quot;&quot; -YEAR &quot;&quot;&quot;;[.H135];&quot;&quot;&quot; &quot;;[.K135];&quot;/&quot;;[.O135];&quot;.mp3&quot;)" office:value-type="string" office:string-value="-ALBUM &quot;&quot; -ARTIST &quot;&quot; -ID3V2TAG TCOM &quot;&quot; -GENRE &quot;&quot; -TITLE &quot;ZZZ&quot; -TRACK &quot;&quot; -YEAR &quot;&quot; 1/T134.mp3">
            <text:p>-ALBUM "" -ARTIST "" -ID3V2TAG TCOM "" -GENRE "" -TITLE "ZZZ" -TRACK "" -YEAR "" 1/T13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35]+1" office:value-type="float" office:value="135">
            <text:p>135</text:p>
          </table:table-cell>
          <table:table-cell table:style-name="ce4"/>
          <table:table-cell table:style-name="ce5" table:formula="of:=IF([.J136]=&quot;X&quot;;[.K135]+1;[.K135])" office:value-type="float" office:value="1">
            <text:p>1</text:p>
          </table:table-cell>
          <table:table-cell table:formula="of:=IF([.J136]=&quot;X&quot;;0;[.L135]+[.G135]+[.J136]/24/60/60)" office:value-type="time" office:time-value="PT00H09M20.304S">
            <text:p>00:09:20.30</text:p>
          </table:table-cell>
          <table:table-cell table:formula="of:=INT([.L136]*24*60)+MOD([.L136]*24*60*60;60)/100" office:value-type="float" office:value="9.20304">
            <text:p>9.203</text:p>
          </table:table-cell>
          <table:table-cell table:formula="of:=[.L136]*24*60*60+[.$N$1]*([.P136]-1)" office:value-type="float" office:value="493.304000000003">
            <text:p>493.304</text:p>
          </table:table-cell>
          <table:table-cell table:formula="of:=CONCATENATE(&quot;T&quot;;[.P136])" office:value-type="string" office:string-value="T135">
            <text:p>T135</text:p>
          </table:table-cell>
          <table:table-cell table:formula="of:=IF([.J136]=&quot;X&quot;;1;[.P135]+1)" office:value-type="float" office:value="135">
            <text:p>135</text:p>
          </table:table-cell>
          <table:table-cell table:style-name="ce7" table:formula="of:=CONCATENATE(&quot;mv &quot;;[.K136];&quot;^&quot;;[.O136];&quot;.wav &quot;&quot;rn^&quot;;[.$E136];&quot;~&quot;;[.$B136];&quot;~&quot;;[.$C136];&quot;~&quot;;[.$A136];&quot;~&quot;;[.$F136];&quot;~&quot;;[.$D136];&quot;.wav&quot;&quot;&quot;)" office:value-type="string" office:string-value="mv 1^T135.wav &quot;rn^ZZZ~~~~~.wav&quot;">
            <text:p>mv 1^T135.wav "rn^ZZZ~~~~~.wav"</text:p>
          </table:table-cell>
          <table:table-cell table:formula="of:=CONCATENATE(&quot;-ALBUM &quot;&quot;&quot;;[.A136];&quot;&quot;&quot; -ARTIST &quot;&quot;&quot;;[.B136];&quot;&quot;&quot; -ID3V2TAG TCOM &quot;&quot;&quot;;[.C136];&quot;&quot;&quot; -GENRE &quot;&quot;&quot;;[.D136];&quot;&quot;&quot; -TITLE &quot;&quot;&quot;;[.E136];&quot;&quot;&quot; -TRACK &quot;&quot;&quot;;[.F136];&quot;&quot;&quot; -YEAR &quot;&quot;&quot;;[.H136];&quot;&quot;&quot; &quot;;[.K136];&quot;/&quot;;[.O136];&quot;.mp3&quot;)" office:value-type="string" office:string-value="-ALBUM &quot;&quot; -ARTIST &quot;&quot; -ID3V2TAG TCOM &quot;&quot; -GENRE &quot;&quot; -TITLE &quot;ZZZ&quot; -TRACK &quot;&quot; -YEAR &quot;&quot; 1/T135.mp3">
            <text:p>-ALBUM "" -ARTIST "" -ID3V2TAG TCOM "" -GENRE "" -TITLE "ZZZ" -TRACK "" -YEAR "" 1/T13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36]+1" office:value-type="float" office:value="136">
            <text:p>136</text:p>
          </table:table-cell>
          <table:table-cell table:style-name="ce4"/>
          <table:table-cell table:style-name="ce5" table:formula="of:=IF([.J137]=&quot;X&quot;;[.K136]+1;[.K136])" office:value-type="float" office:value="1">
            <text:p>1</text:p>
          </table:table-cell>
          <table:table-cell table:formula="of:=IF([.J137]=&quot;X&quot;;0;[.L136]+[.G136]+[.J137]/24/60/60)" office:value-type="time" office:time-value="PT00H09M20.304S">
            <text:p>00:09:20.30</text:p>
          </table:table-cell>
          <table:table-cell table:formula="of:=INT([.L137]*24*60)+MOD([.L137]*24*60*60;60)/100" office:value-type="float" office:value="9.20304">
            <text:p>9.203</text:p>
          </table:table-cell>
          <table:table-cell table:formula="of:=[.L137]*24*60*60+[.$N$1]*([.P137]-1)" office:value-type="float" office:value="492.804000000003">
            <text:p>492.804</text:p>
          </table:table-cell>
          <table:table-cell table:formula="of:=CONCATENATE(&quot;T&quot;;[.P137])" office:value-type="string" office:string-value="T136">
            <text:p>T136</text:p>
          </table:table-cell>
          <table:table-cell table:formula="of:=IF([.J137]=&quot;X&quot;;1;[.P136]+1)" office:value-type="float" office:value="136">
            <text:p>136</text:p>
          </table:table-cell>
          <table:table-cell table:style-name="ce7" table:formula="of:=CONCATENATE(&quot;mv &quot;;[.K137];&quot;^&quot;;[.O137];&quot;.wav &quot;&quot;rn^&quot;;[.$E137];&quot;~&quot;;[.$B137];&quot;~&quot;;[.$C137];&quot;~&quot;;[.$A137];&quot;~&quot;;[.$F137];&quot;~&quot;;[.$D137];&quot;.wav&quot;&quot;&quot;)" office:value-type="string" office:string-value="mv 1^T136.wav &quot;rn^ZZZ~~~~~.wav&quot;">
            <text:p>mv 1^T136.wav "rn^ZZZ~~~~~.wav"</text:p>
          </table:table-cell>
          <table:table-cell table:formula="of:=CONCATENATE(&quot;-ALBUM &quot;&quot;&quot;;[.A137];&quot;&quot;&quot; -ARTIST &quot;&quot;&quot;;[.B137];&quot;&quot;&quot; -ID3V2TAG TCOM &quot;&quot;&quot;;[.C137];&quot;&quot;&quot; -GENRE &quot;&quot;&quot;;[.D137];&quot;&quot;&quot; -TITLE &quot;&quot;&quot;;[.E137];&quot;&quot;&quot; -TRACK &quot;&quot;&quot;;[.F137];&quot;&quot;&quot; -YEAR &quot;&quot;&quot;;[.H137];&quot;&quot;&quot; &quot;;[.K137];&quot;/&quot;;[.O137];&quot;.mp3&quot;)" office:value-type="string" office:string-value="-ALBUM &quot;&quot; -ARTIST &quot;&quot; -ID3V2TAG TCOM &quot;&quot; -GENRE &quot;&quot; -TITLE &quot;ZZZ&quot; -TRACK &quot;&quot; -YEAR &quot;&quot; 1/T136.mp3">
            <text:p>-ALBUM "" -ARTIST "" -ID3V2TAG TCOM "" -GENRE "" -TITLE "ZZZ" -TRACK "" -YEAR "" 1/T13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37]+1" office:value-type="float" office:value="137">
            <text:p>137</text:p>
          </table:table-cell>
          <table:table-cell table:style-name="ce4"/>
          <table:table-cell table:style-name="ce5" table:formula="of:=IF([.J138]=&quot;X&quot;;[.K137]+1;[.K137])" office:value-type="float" office:value="1">
            <text:p>1</text:p>
          </table:table-cell>
          <table:table-cell table:formula="of:=IF([.J138]=&quot;X&quot;;0;[.L137]+[.G137]+[.J138]/24/60/60)" office:value-type="time" office:time-value="PT00H09M20.304S">
            <text:p>00:09:20.30</text:p>
          </table:table-cell>
          <table:table-cell table:formula="of:=INT([.L138]*24*60)+MOD([.L138]*24*60*60;60)/100" office:value-type="float" office:value="9.20304">
            <text:p>9.203</text:p>
          </table:table-cell>
          <table:table-cell table:formula="of:=[.L138]*24*60*60+[.$N$1]*([.P138]-1)" office:value-type="float" office:value="492.304000000003">
            <text:p>492.304</text:p>
          </table:table-cell>
          <table:table-cell table:formula="of:=CONCATENATE(&quot;T&quot;;[.P138])" office:value-type="string" office:string-value="T137">
            <text:p>T137</text:p>
          </table:table-cell>
          <table:table-cell table:formula="of:=IF([.J138]=&quot;X&quot;;1;[.P137]+1)" office:value-type="float" office:value="137">
            <text:p>137</text:p>
          </table:table-cell>
          <table:table-cell table:style-name="ce7" table:formula="of:=CONCATENATE(&quot;mv &quot;;[.K138];&quot;^&quot;;[.O138];&quot;.wav &quot;&quot;rn^&quot;;[.$E138];&quot;~&quot;;[.$B138];&quot;~&quot;;[.$C138];&quot;~&quot;;[.$A138];&quot;~&quot;;[.$F138];&quot;~&quot;;[.$D138];&quot;.wav&quot;&quot;&quot;)" office:value-type="string" office:string-value="mv 1^T137.wav &quot;rn^ZZZ~~~~~.wav&quot;">
            <text:p>mv 1^T137.wav "rn^ZZZ~~~~~.wav"</text:p>
          </table:table-cell>
          <table:table-cell table:formula="of:=CONCATENATE(&quot;-ALBUM &quot;&quot;&quot;;[.A138];&quot;&quot;&quot; -ARTIST &quot;&quot;&quot;;[.B138];&quot;&quot;&quot; -ID3V2TAG TCOM &quot;&quot;&quot;;[.C138];&quot;&quot;&quot; -GENRE &quot;&quot;&quot;;[.D138];&quot;&quot;&quot; -TITLE &quot;&quot;&quot;;[.E138];&quot;&quot;&quot; -TRACK &quot;&quot;&quot;;[.F138];&quot;&quot;&quot; -YEAR &quot;&quot;&quot;;[.H138];&quot;&quot;&quot; &quot;;[.K138];&quot;/&quot;;[.O138];&quot;.mp3&quot;)" office:value-type="string" office:string-value="-ALBUM &quot;&quot; -ARTIST &quot;&quot; -ID3V2TAG TCOM &quot;&quot; -GENRE &quot;&quot; -TITLE &quot;ZZZ&quot; -TRACK &quot;&quot; -YEAR &quot;&quot; 1/T137.mp3">
            <text:p>-ALBUM "" -ARTIST "" -ID3V2TAG TCOM "" -GENRE "" -TITLE "ZZZ" -TRACK "" -YEAR "" 1/T13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38]+1" office:value-type="float" office:value="138">
            <text:p>138</text:p>
          </table:table-cell>
          <table:table-cell table:style-name="ce4"/>
          <table:table-cell table:style-name="ce5" table:formula="of:=IF([.J139]=&quot;X&quot;;[.K138]+1;[.K138])" office:value-type="float" office:value="1">
            <text:p>1</text:p>
          </table:table-cell>
          <table:table-cell table:formula="of:=IF([.J139]=&quot;X&quot;;0;[.L138]+[.G138]+[.J139]/24/60/60)" office:value-type="time" office:time-value="PT00H09M20.304S">
            <text:p>00:09:20.30</text:p>
          </table:table-cell>
          <table:table-cell table:formula="of:=INT([.L139]*24*60)+MOD([.L139]*24*60*60;60)/100" office:value-type="float" office:value="9.20304">
            <text:p>9.203</text:p>
          </table:table-cell>
          <table:table-cell table:formula="of:=[.L139]*24*60*60+[.$N$1]*([.P139]-1)" office:value-type="float" office:value="491.804000000003">
            <text:p>491.804</text:p>
          </table:table-cell>
          <table:table-cell table:formula="of:=CONCATENATE(&quot;T&quot;;[.P139])" office:value-type="string" office:string-value="T138">
            <text:p>T138</text:p>
          </table:table-cell>
          <table:table-cell table:formula="of:=IF([.J139]=&quot;X&quot;;1;[.P138]+1)" office:value-type="float" office:value="138">
            <text:p>138</text:p>
          </table:table-cell>
          <table:table-cell table:style-name="ce7" table:formula="of:=CONCATENATE(&quot;mv &quot;;[.K139];&quot;^&quot;;[.O139];&quot;.wav &quot;&quot;rn^&quot;;[.$E139];&quot;~&quot;;[.$B139];&quot;~&quot;;[.$C139];&quot;~&quot;;[.$A139];&quot;~&quot;;[.$F139];&quot;~&quot;;[.$D139];&quot;.wav&quot;&quot;&quot;)" office:value-type="string" office:string-value="mv 1^T138.wav &quot;rn^ZZZ~~~~~.wav&quot;">
            <text:p>mv 1^T138.wav "rn^ZZZ~~~~~.wav"</text:p>
          </table:table-cell>
          <table:table-cell table:formula="of:=CONCATENATE(&quot;-ALBUM &quot;&quot;&quot;;[.A139];&quot;&quot;&quot; -ARTIST &quot;&quot;&quot;;[.B139];&quot;&quot;&quot; -ID3V2TAG TCOM &quot;&quot;&quot;;[.C139];&quot;&quot;&quot; -GENRE &quot;&quot;&quot;;[.D139];&quot;&quot;&quot; -TITLE &quot;&quot;&quot;;[.E139];&quot;&quot;&quot; -TRACK &quot;&quot;&quot;;[.F139];&quot;&quot;&quot; -YEAR &quot;&quot;&quot;;[.H139];&quot;&quot;&quot; &quot;;[.K139];&quot;/&quot;;[.O139];&quot;.mp3&quot;)" office:value-type="string" office:string-value="-ALBUM &quot;&quot; -ARTIST &quot;&quot; -ID3V2TAG TCOM &quot;&quot; -GENRE &quot;&quot; -TITLE &quot;ZZZ&quot; -TRACK &quot;&quot; -YEAR &quot;&quot; 1/T138.mp3">
            <text:p>-ALBUM "" -ARTIST "" -ID3V2TAG TCOM "" -GENRE "" -TITLE "ZZZ" -TRACK "" -YEAR "" 1/T13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39]+1" office:value-type="float" office:value="139">
            <text:p>139</text:p>
          </table:table-cell>
          <table:table-cell table:style-name="ce4"/>
          <table:table-cell table:style-name="ce5" table:formula="of:=IF([.J140]=&quot;X&quot;;[.K139]+1;[.K139])" office:value-type="float" office:value="1">
            <text:p>1</text:p>
          </table:table-cell>
          <table:table-cell table:formula="of:=IF([.J140]=&quot;X&quot;;0;[.L139]+[.G139]+[.J140]/24/60/60)" office:value-type="time" office:time-value="PT00H09M20.304S">
            <text:p>00:09:20.30</text:p>
          </table:table-cell>
          <table:table-cell table:formula="of:=INT([.L140]*24*60)+MOD([.L140]*24*60*60;60)/100" office:value-type="float" office:value="9.20304">
            <text:p>9.203</text:p>
          </table:table-cell>
          <table:table-cell table:formula="of:=[.L140]*24*60*60+[.$N$1]*([.P140]-1)" office:value-type="float" office:value="491.304000000003">
            <text:p>491.304</text:p>
          </table:table-cell>
          <table:table-cell table:formula="of:=CONCATENATE(&quot;T&quot;;[.P140])" office:value-type="string" office:string-value="T139">
            <text:p>T139</text:p>
          </table:table-cell>
          <table:table-cell table:formula="of:=IF([.J140]=&quot;X&quot;;1;[.P139]+1)" office:value-type="float" office:value="139">
            <text:p>139</text:p>
          </table:table-cell>
          <table:table-cell table:style-name="ce7" table:formula="of:=CONCATENATE(&quot;mv &quot;;[.K140];&quot;^&quot;;[.O140];&quot;.wav &quot;&quot;rn^&quot;;[.$E140];&quot;~&quot;;[.$B140];&quot;~&quot;;[.$C140];&quot;~&quot;;[.$A140];&quot;~&quot;;[.$F140];&quot;~&quot;;[.$D140];&quot;.wav&quot;&quot;&quot;)" office:value-type="string" office:string-value="mv 1^T139.wav &quot;rn^ZZZ~~~~~.wav&quot;">
            <text:p>mv 1^T139.wav "rn^ZZZ~~~~~.wav"</text:p>
          </table:table-cell>
          <table:table-cell table:formula="of:=CONCATENATE(&quot;-ALBUM &quot;&quot;&quot;;[.A140];&quot;&quot;&quot; -ARTIST &quot;&quot;&quot;;[.B140];&quot;&quot;&quot; -ID3V2TAG TCOM &quot;&quot;&quot;;[.C140];&quot;&quot;&quot; -GENRE &quot;&quot;&quot;;[.D140];&quot;&quot;&quot; -TITLE &quot;&quot;&quot;;[.E140];&quot;&quot;&quot; -TRACK &quot;&quot;&quot;;[.F140];&quot;&quot;&quot; -YEAR &quot;&quot;&quot;;[.H140];&quot;&quot;&quot; &quot;;[.K140];&quot;/&quot;;[.O140];&quot;.mp3&quot;)" office:value-type="string" office:string-value="-ALBUM &quot;&quot; -ARTIST &quot;&quot; -ID3V2TAG TCOM &quot;&quot; -GENRE &quot;&quot; -TITLE &quot;ZZZ&quot; -TRACK &quot;&quot; -YEAR &quot;&quot; 1/T139.mp3">
            <text:p>-ALBUM "" -ARTIST "" -ID3V2TAG TCOM "" -GENRE "" -TITLE "ZZZ" -TRACK "" -YEAR "" 1/T13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40]+1" office:value-type="float" office:value="140">
            <text:p>140</text:p>
          </table:table-cell>
          <table:table-cell table:style-name="ce4"/>
          <table:table-cell table:style-name="ce5" table:formula="of:=IF([.J141]=&quot;X&quot;;[.K140]+1;[.K140])" office:value-type="float" office:value="1">
            <text:p>1</text:p>
          </table:table-cell>
          <table:table-cell table:formula="of:=IF([.J141]=&quot;X&quot;;0;[.L140]+[.G140]+[.J141]/24/60/60)" office:value-type="time" office:time-value="PT00H09M20.304S">
            <text:p>00:09:20.30</text:p>
          </table:table-cell>
          <table:table-cell table:formula="of:=INT([.L141]*24*60)+MOD([.L141]*24*60*60;60)/100" office:value-type="float" office:value="9.20304">
            <text:p>9.203</text:p>
          </table:table-cell>
          <table:table-cell table:formula="of:=[.L141]*24*60*60+[.$N$1]*([.P141]-1)" office:value-type="float" office:value="490.804000000003">
            <text:p>490.804</text:p>
          </table:table-cell>
          <table:table-cell table:formula="of:=CONCATENATE(&quot;T&quot;;[.P141])" office:value-type="string" office:string-value="T140">
            <text:p>T140</text:p>
          </table:table-cell>
          <table:table-cell table:formula="of:=IF([.J141]=&quot;X&quot;;1;[.P140]+1)" office:value-type="float" office:value="140">
            <text:p>140</text:p>
          </table:table-cell>
          <table:table-cell table:style-name="ce7" table:formula="of:=CONCATENATE(&quot;mv &quot;;[.K141];&quot;^&quot;;[.O141];&quot;.wav &quot;&quot;rn^&quot;;[.$E141];&quot;~&quot;;[.$B141];&quot;~&quot;;[.$C141];&quot;~&quot;;[.$A141];&quot;~&quot;;[.$F141];&quot;~&quot;;[.$D141];&quot;.wav&quot;&quot;&quot;)" office:value-type="string" office:string-value="mv 1^T140.wav &quot;rn^ZZZ~~~~~.wav&quot;">
            <text:p>mv 1^T140.wav "rn^ZZZ~~~~~.wav"</text:p>
          </table:table-cell>
          <table:table-cell table:formula="of:=CONCATENATE(&quot;-ALBUM &quot;&quot;&quot;;[.A141];&quot;&quot;&quot; -ARTIST &quot;&quot;&quot;;[.B141];&quot;&quot;&quot; -ID3V2TAG TCOM &quot;&quot;&quot;;[.C141];&quot;&quot;&quot; -GENRE &quot;&quot;&quot;;[.D141];&quot;&quot;&quot; -TITLE &quot;&quot;&quot;;[.E141];&quot;&quot;&quot; -TRACK &quot;&quot;&quot;;[.F141];&quot;&quot;&quot; -YEAR &quot;&quot;&quot;;[.H141];&quot;&quot;&quot; &quot;;[.K141];&quot;/&quot;;[.O141];&quot;.mp3&quot;)" office:value-type="string" office:string-value="-ALBUM &quot;&quot; -ARTIST &quot;&quot; -ID3V2TAG TCOM &quot;&quot; -GENRE &quot;&quot; -TITLE &quot;ZZZ&quot; -TRACK &quot;&quot; -YEAR &quot;&quot; 1/T140.mp3">
            <text:p>-ALBUM "" -ARTIST "" -ID3V2TAG TCOM "" -GENRE "" -TITLE "ZZZ" -TRACK "" -YEAR "" 1/T14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41]+1" office:value-type="float" office:value="141">
            <text:p>141</text:p>
          </table:table-cell>
          <table:table-cell table:style-name="ce4"/>
          <table:table-cell table:style-name="ce5" table:formula="of:=IF([.J142]=&quot;X&quot;;[.K141]+1;[.K141])" office:value-type="float" office:value="1">
            <text:p>1</text:p>
          </table:table-cell>
          <table:table-cell table:formula="of:=IF([.J142]=&quot;X&quot;;0;[.L141]+[.G141]+[.J142]/24/60/60)" office:value-type="time" office:time-value="PT00H09M20.304S">
            <text:p>00:09:20.30</text:p>
          </table:table-cell>
          <table:table-cell table:formula="of:=INT([.L142]*24*60)+MOD([.L142]*24*60*60;60)/100" office:value-type="float" office:value="9.20304">
            <text:p>9.203</text:p>
          </table:table-cell>
          <table:table-cell table:formula="of:=[.L142]*24*60*60+[.$N$1]*([.P142]-1)" office:value-type="float" office:value="490.304000000003">
            <text:p>490.304</text:p>
          </table:table-cell>
          <table:table-cell table:formula="of:=CONCATENATE(&quot;T&quot;;[.P142])" office:value-type="string" office:string-value="T141">
            <text:p>T141</text:p>
          </table:table-cell>
          <table:table-cell table:formula="of:=IF([.J142]=&quot;X&quot;;1;[.P141]+1)" office:value-type="float" office:value="141">
            <text:p>141</text:p>
          </table:table-cell>
          <table:table-cell table:style-name="ce7" table:formula="of:=CONCATENATE(&quot;mv &quot;;[.K142];&quot;^&quot;;[.O142];&quot;.wav &quot;&quot;rn^&quot;;[.$E142];&quot;~&quot;;[.$B142];&quot;~&quot;;[.$C142];&quot;~&quot;;[.$A142];&quot;~&quot;;[.$F142];&quot;~&quot;;[.$D142];&quot;.wav&quot;&quot;&quot;)" office:value-type="string" office:string-value="mv 1^T141.wav &quot;rn^ZZZ~~~~~.wav&quot;">
            <text:p>mv 1^T141.wav "rn^ZZZ~~~~~.wav"</text:p>
          </table:table-cell>
          <table:table-cell table:formula="of:=CONCATENATE(&quot;-ALBUM &quot;&quot;&quot;;[.A142];&quot;&quot;&quot; -ARTIST &quot;&quot;&quot;;[.B142];&quot;&quot;&quot; -ID3V2TAG TCOM &quot;&quot;&quot;;[.C142];&quot;&quot;&quot; -GENRE &quot;&quot;&quot;;[.D142];&quot;&quot;&quot; -TITLE &quot;&quot;&quot;;[.E142];&quot;&quot;&quot; -TRACK &quot;&quot;&quot;;[.F142];&quot;&quot;&quot; -YEAR &quot;&quot;&quot;;[.H142];&quot;&quot;&quot; &quot;;[.K142];&quot;/&quot;;[.O142];&quot;.mp3&quot;)" office:value-type="string" office:string-value="-ALBUM &quot;&quot; -ARTIST &quot;&quot; -ID3V2TAG TCOM &quot;&quot; -GENRE &quot;&quot; -TITLE &quot;ZZZ&quot; -TRACK &quot;&quot; -YEAR &quot;&quot; 1/T141.mp3">
            <text:p>-ALBUM "" -ARTIST "" -ID3V2TAG TCOM "" -GENRE "" -TITLE "ZZZ" -TRACK "" -YEAR "" 1/T14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42]+1" office:value-type="float" office:value="142">
            <text:p>142</text:p>
          </table:table-cell>
          <table:table-cell table:style-name="ce4"/>
          <table:table-cell table:style-name="ce5" table:formula="of:=IF([.J143]=&quot;X&quot;;[.K142]+1;[.K142])" office:value-type="float" office:value="1">
            <text:p>1</text:p>
          </table:table-cell>
          <table:table-cell table:formula="of:=IF([.J143]=&quot;X&quot;;0;[.L142]+[.G142]+[.J143]/24/60/60)" office:value-type="time" office:time-value="PT00H09M20.304S">
            <text:p>00:09:20.30</text:p>
          </table:table-cell>
          <table:table-cell table:formula="of:=INT([.L143]*24*60)+MOD([.L143]*24*60*60;60)/100" office:value-type="float" office:value="9.20304">
            <text:p>9.203</text:p>
          </table:table-cell>
          <table:table-cell table:formula="of:=[.L143]*24*60*60+[.$N$1]*([.P143]-1)" office:value-type="float" office:value="489.804000000003">
            <text:p>489.804</text:p>
          </table:table-cell>
          <table:table-cell table:formula="of:=CONCATENATE(&quot;T&quot;;[.P143])" office:value-type="string" office:string-value="T142">
            <text:p>T142</text:p>
          </table:table-cell>
          <table:table-cell table:formula="of:=IF([.J143]=&quot;X&quot;;1;[.P142]+1)" office:value-type="float" office:value="142">
            <text:p>142</text:p>
          </table:table-cell>
          <table:table-cell table:style-name="ce7" table:formula="of:=CONCATENATE(&quot;mv &quot;;[.K143];&quot;^&quot;;[.O143];&quot;.wav &quot;&quot;rn^&quot;;[.$E143];&quot;~&quot;;[.$B143];&quot;~&quot;;[.$C143];&quot;~&quot;;[.$A143];&quot;~&quot;;[.$F143];&quot;~&quot;;[.$D143];&quot;.wav&quot;&quot;&quot;)" office:value-type="string" office:string-value="mv 1^T142.wav &quot;rn^ZZZ~~~~~.wav&quot;">
            <text:p>mv 1^T142.wav "rn^ZZZ~~~~~.wav"</text:p>
          </table:table-cell>
          <table:table-cell table:formula="of:=CONCATENATE(&quot;-ALBUM &quot;&quot;&quot;;[.A143];&quot;&quot;&quot; -ARTIST &quot;&quot;&quot;;[.B143];&quot;&quot;&quot; -ID3V2TAG TCOM &quot;&quot;&quot;;[.C143];&quot;&quot;&quot; -GENRE &quot;&quot;&quot;;[.D143];&quot;&quot;&quot; -TITLE &quot;&quot;&quot;;[.E143];&quot;&quot;&quot; -TRACK &quot;&quot;&quot;;[.F143];&quot;&quot;&quot; -YEAR &quot;&quot;&quot;;[.H143];&quot;&quot;&quot; &quot;;[.K143];&quot;/&quot;;[.O143];&quot;.mp3&quot;)" office:value-type="string" office:string-value="-ALBUM &quot;&quot; -ARTIST &quot;&quot; -ID3V2TAG TCOM &quot;&quot; -GENRE &quot;&quot; -TITLE &quot;ZZZ&quot; -TRACK &quot;&quot; -YEAR &quot;&quot; 1/T142.mp3">
            <text:p>-ALBUM "" -ARTIST "" -ID3V2TAG TCOM "" -GENRE "" -TITLE "ZZZ" -TRACK "" -YEAR "" 1/T14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43]+1" office:value-type="float" office:value="143">
            <text:p>143</text:p>
          </table:table-cell>
          <table:table-cell table:style-name="ce4"/>
          <table:table-cell table:style-name="ce5" table:formula="of:=IF([.J144]=&quot;X&quot;;[.K143]+1;[.K143])" office:value-type="float" office:value="1">
            <text:p>1</text:p>
          </table:table-cell>
          <table:table-cell table:formula="of:=IF([.J144]=&quot;X&quot;;0;[.L143]+[.G143]+[.J144]/24/60/60)" office:value-type="time" office:time-value="PT00H09M20.304S">
            <text:p>00:09:20.30</text:p>
          </table:table-cell>
          <table:table-cell table:formula="of:=INT([.L144]*24*60)+MOD([.L144]*24*60*60;60)/100" office:value-type="float" office:value="9.20304">
            <text:p>9.203</text:p>
          </table:table-cell>
          <table:table-cell table:formula="of:=[.L144]*24*60*60+[.$N$1]*([.P144]-1)" office:value-type="float" office:value="489.304000000003">
            <text:p>489.304</text:p>
          </table:table-cell>
          <table:table-cell table:formula="of:=CONCATENATE(&quot;T&quot;;[.P144])" office:value-type="string" office:string-value="T143">
            <text:p>T143</text:p>
          </table:table-cell>
          <table:table-cell table:formula="of:=IF([.J144]=&quot;X&quot;;1;[.P143]+1)" office:value-type="float" office:value="143">
            <text:p>143</text:p>
          </table:table-cell>
          <table:table-cell table:style-name="ce7" table:formula="of:=CONCATENATE(&quot;mv &quot;;[.K144];&quot;^&quot;;[.O144];&quot;.wav &quot;&quot;rn^&quot;;[.$E144];&quot;~&quot;;[.$B144];&quot;~&quot;;[.$C144];&quot;~&quot;;[.$A144];&quot;~&quot;;[.$F144];&quot;~&quot;;[.$D144];&quot;.wav&quot;&quot;&quot;)" office:value-type="string" office:string-value="mv 1^T143.wav &quot;rn^ZZZ~~~~~.wav&quot;">
            <text:p>mv 1^T143.wav "rn^ZZZ~~~~~.wav"</text:p>
          </table:table-cell>
          <table:table-cell table:formula="of:=CONCATENATE(&quot;-ALBUM &quot;&quot;&quot;;[.A144];&quot;&quot;&quot; -ARTIST &quot;&quot;&quot;;[.B144];&quot;&quot;&quot; -ID3V2TAG TCOM &quot;&quot;&quot;;[.C144];&quot;&quot;&quot; -GENRE &quot;&quot;&quot;;[.D144];&quot;&quot;&quot; -TITLE &quot;&quot;&quot;;[.E144];&quot;&quot;&quot; -TRACK &quot;&quot;&quot;;[.F144];&quot;&quot;&quot; -YEAR &quot;&quot;&quot;;[.H144];&quot;&quot;&quot; &quot;;[.K144];&quot;/&quot;;[.O144];&quot;.mp3&quot;)" office:value-type="string" office:string-value="-ALBUM &quot;&quot; -ARTIST &quot;&quot; -ID3V2TAG TCOM &quot;&quot; -GENRE &quot;&quot; -TITLE &quot;ZZZ&quot; -TRACK &quot;&quot; -YEAR &quot;&quot; 1/T143.mp3">
            <text:p>-ALBUM "" -ARTIST "" -ID3V2TAG TCOM "" -GENRE "" -TITLE "ZZZ" -TRACK "" -YEAR "" 1/T14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44]+1" office:value-type="float" office:value="144">
            <text:p>144</text:p>
          </table:table-cell>
          <table:table-cell table:style-name="ce4"/>
          <table:table-cell table:style-name="ce5" table:formula="of:=IF([.J145]=&quot;X&quot;;[.K144]+1;[.K144])" office:value-type="float" office:value="1">
            <text:p>1</text:p>
          </table:table-cell>
          <table:table-cell table:formula="of:=IF([.J145]=&quot;X&quot;;0;[.L144]+[.G144]+[.J145]/24/60/60)" office:value-type="time" office:time-value="PT00H09M20.304S">
            <text:p>00:09:20.30</text:p>
          </table:table-cell>
          <table:table-cell table:formula="of:=INT([.L145]*24*60)+MOD([.L145]*24*60*60;60)/100" office:value-type="float" office:value="9.20304">
            <text:p>9.203</text:p>
          </table:table-cell>
          <table:table-cell table:formula="of:=[.L145]*24*60*60+[.$N$1]*([.P145]-1)" office:value-type="float" office:value="488.804000000003">
            <text:p>488.804</text:p>
          </table:table-cell>
          <table:table-cell table:formula="of:=CONCATENATE(&quot;T&quot;;[.P145])" office:value-type="string" office:string-value="T144">
            <text:p>T144</text:p>
          </table:table-cell>
          <table:table-cell table:formula="of:=IF([.J145]=&quot;X&quot;;1;[.P144]+1)" office:value-type="float" office:value="144">
            <text:p>144</text:p>
          </table:table-cell>
          <table:table-cell table:style-name="ce7" table:formula="of:=CONCATENATE(&quot;mv &quot;;[.K145];&quot;^&quot;;[.O145];&quot;.wav &quot;&quot;rn^&quot;;[.$E145];&quot;~&quot;;[.$B145];&quot;~&quot;;[.$C145];&quot;~&quot;;[.$A145];&quot;~&quot;;[.$F145];&quot;~&quot;;[.$D145];&quot;.wav&quot;&quot;&quot;)" office:value-type="string" office:string-value="mv 1^T144.wav &quot;rn^ZZZ~~~~~.wav&quot;">
            <text:p>mv 1^T144.wav "rn^ZZZ~~~~~.wav"</text:p>
          </table:table-cell>
          <table:table-cell table:formula="of:=CONCATENATE(&quot;-ALBUM &quot;&quot;&quot;;[.A145];&quot;&quot;&quot; -ARTIST &quot;&quot;&quot;;[.B145];&quot;&quot;&quot; -ID3V2TAG TCOM &quot;&quot;&quot;;[.C145];&quot;&quot;&quot; -GENRE &quot;&quot;&quot;;[.D145];&quot;&quot;&quot; -TITLE &quot;&quot;&quot;;[.E145];&quot;&quot;&quot; -TRACK &quot;&quot;&quot;;[.F145];&quot;&quot;&quot; -YEAR &quot;&quot;&quot;;[.H145];&quot;&quot;&quot; &quot;;[.K145];&quot;/&quot;;[.O145];&quot;.mp3&quot;)" office:value-type="string" office:string-value="-ALBUM &quot;&quot; -ARTIST &quot;&quot; -ID3V2TAG TCOM &quot;&quot; -GENRE &quot;&quot; -TITLE &quot;ZZZ&quot; -TRACK &quot;&quot; -YEAR &quot;&quot; 1/T144.mp3">
            <text:p>-ALBUM "" -ARTIST "" -ID3V2TAG TCOM "" -GENRE "" -TITLE "ZZZ" -TRACK "" -YEAR "" 1/T14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45]+1" office:value-type="float" office:value="145">
            <text:p>145</text:p>
          </table:table-cell>
          <table:table-cell table:style-name="ce4"/>
          <table:table-cell table:style-name="ce5" table:formula="of:=IF([.J146]=&quot;X&quot;;[.K145]+1;[.K145])" office:value-type="float" office:value="1">
            <text:p>1</text:p>
          </table:table-cell>
          <table:table-cell table:formula="of:=IF([.J146]=&quot;X&quot;;0;[.L145]+[.G145]+[.J146]/24/60/60)" office:value-type="time" office:time-value="PT00H09M20.304S">
            <text:p>00:09:20.30</text:p>
          </table:table-cell>
          <table:table-cell table:formula="of:=INT([.L146]*24*60)+MOD([.L146]*24*60*60;60)/100" office:value-type="float" office:value="9.20304">
            <text:p>9.203</text:p>
          </table:table-cell>
          <table:table-cell table:formula="of:=[.L146]*24*60*60+[.$N$1]*([.P146]-1)" office:value-type="float" office:value="488.304000000003">
            <text:p>488.304</text:p>
          </table:table-cell>
          <table:table-cell table:formula="of:=CONCATENATE(&quot;T&quot;;[.P146])" office:value-type="string" office:string-value="T145">
            <text:p>T145</text:p>
          </table:table-cell>
          <table:table-cell table:formula="of:=IF([.J146]=&quot;X&quot;;1;[.P145]+1)" office:value-type="float" office:value="145">
            <text:p>145</text:p>
          </table:table-cell>
          <table:table-cell table:style-name="ce7" table:formula="of:=CONCATENATE(&quot;mv &quot;;[.K146];&quot;^&quot;;[.O146];&quot;.wav &quot;&quot;rn^&quot;;[.$E146];&quot;~&quot;;[.$B146];&quot;~&quot;;[.$C146];&quot;~&quot;;[.$A146];&quot;~&quot;;[.$F146];&quot;~&quot;;[.$D146];&quot;.wav&quot;&quot;&quot;)" office:value-type="string" office:string-value="mv 1^T145.wav &quot;rn^ZZZ~~~~~.wav&quot;">
            <text:p>mv 1^T145.wav "rn^ZZZ~~~~~.wav"</text:p>
          </table:table-cell>
          <table:table-cell table:formula="of:=CONCATENATE(&quot;-ALBUM &quot;&quot;&quot;;[.A146];&quot;&quot;&quot; -ARTIST &quot;&quot;&quot;;[.B146];&quot;&quot;&quot; -ID3V2TAG TCOM &quot;&quot;&quot;;[.C146];&quot;&quot;&quot; -GENRE &quot;&quot;&quot;;[.D146];&quot;&quot;&quot; -TITLE &quot;&quot;&quot;;[.E146];&quot;&quot;&quot; -TRACK &quot;&quot;&quot;;[.F146];&quot;&quot;&quot; -YEAR &quot;&quot;&quot;;[.H146];&quot;&quot;&quot; &quot;;[.K146];&quot;/&quot;;[.O146];&quot;.mp3&quot;)" office:value-type="string" office:string-value="-ALBUM &quot;&quot; -ARTIST &quot;&quot; -ID3V2TAG TCOM &quot;&quot; -GENRE &quot;&quot; -TITLE &quot;ZZZ&quot; -TRACK &quot;&quot; -YEAR &quot;&quot; 1/T145.mp3">
            <text:p>-ALBUM "" -ARTIST "" -ID3V2TAG TCOM "" -GENRE "" -TITLE "ZZZ" -TRACK "" -YEAR "" 1/T14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46]+1" office:value-type="float" office:value="146">
            <text:p>146</text:p>
          </table:table-cell>
          <table:table-cell table:style-name="ce4"/>
          <table:table-cell table:style-name="ce5" table:formula="of:=IF([.J147]=&quot;X&quot;;[.K146]+1;[.K146])" office:value-type="float" office:value="1">
            <text:p>1</text:p>
          </table:table-cell>
          <table:table-cell table:formula="of:=IF([.J147]=&quot;X&quot;;0;[.L146]+[.G146]+[.J147]/24/60/60)" office:value-type="time" office:time-value="PT00H09M20.304S">
            <text:p>00:09:20.30</text:p>
          </table:table-cell>
          <table:table-cell table:formula="of:=INT([.L147]*24*60)+MOD([.L147]*24*60*60;60)/100" office:value-type="float" office:value="9.20304">
            <text:p>9.203</text:p>
          </table:table-cell>
          <table:table-cell table:formula="of:=[.L147]*24*60*60+[.$N$1]*([.P147]-1)" office:value-type="float" office:value="487.804000000003">
            <text:p>487.804</text:p>
          </table:table-cell>
          <table:table-cell table:formula="of:=CONCATENATE(&quot;T&quot;;[.P147])" office:value-type="string" office:string-value="T146">
            <text:p>T146</text:p>
          </table:table-cell>
          <table:table-cell table:formula="of:=IF([.J147]=&quot;X&quot;;1;[.P146]+1)" office:value-type="float" office:value="146">
            <text:p>146</text:p>
          </table:table-cell>
          <table:table-cell table:style-name="ce7" table:formula="of:=CONCATENATE(&quot;mv &quot;;[.K147];&quot;^&quot;;[.O147];&quot;.wav &quot;&quot;rn^&quot;;[.$E147];&quot;~&quot;;[.$B147];&quot;~&quot;;[.$C147];&quot;~&quot;;[.$A147];&quot;~&quot;;[.$F147];&quot;~&quot;;[.$D147];&quot;.wav&quot;&quot;&quot;)" office:value-type="string" office:string-value="mv 1^T146.wav &quot;rn^ZZZ~~~~~.wav&quot;">
            <text:p>mv 1^T146.wav "rn^ZZZ~~~~~.wav"</text:p>
          </table:table-cell>
          <table:table-cell table:formula="of:=CONCATENATE(&quot;-ALBUM &quot;&quot;&quot;;[.A147];&quot;&quot;&quot; -ARTIST &quot;&quot;&quot;;[.B147];&quot;&quot;&quot; -ID3V2TAG TCOM &quot;&quot;&quot;;[.C147];&quot;&quot;&quot; -GENRE &quot;&quot;&quot;;[.D147];&quot;&quot;&quot; -TITLE &quot;&quot;&quot;;[.E147];&quot;&quot;&quot; -TRACK &quot;&quot;&quot;;[.F147];&quot;&quot;&quot; -YEAR &quot;&quot;&quot;;[.H147];&quot;&quot;&quot; &quot;;[.K147];&quot;/&quot;;[.O147];&quot;.mp3&quot;)" office:value-type="string" office:string-value="-ALBUM &quot;&quot; -ARTIST &quot;&quot; -ID3V2TAG TCOM &quot;&quot; -GENRE &quot;&quot; -TITLE &quot;ZZZ&quot; -TRACK &quot;&quot; -YEAR &quot;&quot; 1/T146.mp3">
            <text:p>-ALBUM "" -ARTIST "" -ID3V2TAG TCOM "" -GENRE "" -TITLE "ZZZ" -TRACK "" -YEAR "" 1/T14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47]+1" office:value-type="float" office:value="147">
            <text:p>147</text:p>
          </table:table-cell>
          <table:table-cell table:style-name="ce4"/>
          <table:table-cell table:style-name="ce5" table:formula="of:=IF([.J148]=&quot;X&quot;;[.K147]+1;[.K147])" office:value-type="float" office:value="1">
            <text:p>1</text:p>
          </table:table-cell>
          <table:table-cell table:formula="of:=IF([.J148]=&quot;X&quot;;0;[.L147]+[.G147]+[.J148]/24/60/60)" office:value-type="time" office:time-value="PT00H09M20.304S">
            <text:p>00:09:20.30</text:p>
          </table:table-cell>
          <table:table-cell table:formula="of:=INT([.L148]*24*60)+MOD([.L148]*24*60*60;60)/100" office:value-type="float" office:value="9.20304">
            <text:p>9.203</text:p>
          </table:table-cell>
          <table:table-cell table:formula="of:=[.L148]*24*60*60+[.$N$1]*([.P148]-1)" office:value-type="float" office:value="487.304000000003">
            <text:p>487.304</text:p>
          </table:table-cell>
          <table:table-cell table:formula="of:=CONCATENATE(&quot;T&quot;;[.P148])" office:value-type="string" office:string-value="T147">
            <text:p>T147</text:p>
          </table:table-cell>
          <table:table-cell table:formula="of:=IF([.J148]=&quot;X&quot;;1;[.P147]+1)" office:value-type="float" office:value="147">
            <text:p>147</text:p>
          </table:table-cell>
          <table:table-cell table:style-name="ce7" table:formula="of:=CONCATENATE(&quot;mv &quot;;[.K148];&quot;^&quot;;[.O148];&quot;.wav &quot;&quot;rn^&quot;;[.$E148];&quot;~&quot;;[.$B148];&quot;~&quot;;[.$C148];&quot;~&quot;;[.$A148];&quot;~&quot;;[.$F148];&quot;~&quot;;[.$D148];&quot;.wav&quot;&quot;&quot;)" office:value-type="string" office:string-value="mv 1^T147.wav &quot;rn^ZZZ~~~~~.wav&quot;">
            <text:p>mv 1^T147.wav "rn^ZZZ~~~~~.wav"</text:p>
          </table:table-cell>
          <table:table-cell table:formula="of:=CONCATENATE(&quot;-ALBUM &quot;&quot;&quot;;[.A148];&quot;&quot;&quot; -ARTIST &quot;&quot;&quot;;[.B148];&quot;&quot;&quot; -ID3V2TAG TCOM &quot;&quot;&quot;;[.C148];&quot;&quot;&quot; -GENRE &quot;&quot;&quot;;[.D148];&quot;&quot;&quot; -TITLE &quot;&quot;&quot;;[.E148];&quot;&quot;&quot; -TRACK &quot;&quot;&quot;;[.F148];&quot;&quot;&quot; -YEAR &quot;&quot;&quot;;[.H148];&quot;&quot;&quot; &quot;;[.K148];&quot;/&quot;;[.O148];&quot;.mp3&quot;)" office:value-type="string" office:string-value="-ALBUM &quot;&quot; -ARTIST &quot;&quot; -ID3V2TAG TCOM &quot;&quot; -GENRE &quot;&quot; -TITLE &quot;ZZZ&quot; -TRACK &quot;&quot; -YEAR &quot;&quot; 1/T147.mp3">
            <text:p>-ALBUM "" -ARTIST "" -ID3V2TAG TCOM "" -GENRE "" -TITLE "ZZZ" -TRACK "" -YEAR "" 1/T14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48]+1" office:value-type="float" office:value="148">
            <text:p>148</text:p>
          </table:table-cell>
          <table:table-cell table:style-name="ce4"/>
          <table:table-cell table:style-name="ce5" table:formula="of:=IF([.J149]=&quot;X&quot;;[.K148]+1;[.K148])" office:value-type="float" office:value="1">
            <text:p>1</text:p>
          </table:table-cell>
          <table:table-cell table:formula="of:=IF([.J149]=&quot;X&quot;;0;[.L148]+[.G148]+[.J149]/24/60/60)" office:value-type="time" office:time-value="PT00H09M20.304S">
            <text:p>00:09:20.30</text:p>
          </table:table-cell>
          <table:table-cell table:formula="of:=INT([.L149]*24*60)+MOD([.L149]*24*60*60;60)/100" office:value-type="float" office:value="9.20304">
            <text:p>9.203</text:p>
          </table:table-cell>
          <table:table-cell table:formula="of:=[.L149]*24*60*60+[.$N$1]*([.P149]-1)" office:value-type="float" office:value="486.804000000003">
            <text:p>486.804</text:p>
          </table:table-cell>
          <table:table-cell table:formula="of:=CONCATENATE(&quot;T&quot;;[.P149])" office:value-type="string" office:string-value="T148">
            <text:p>T148</text:p>
          </table:table-cell>
          <table:table-cell table:formula="of:=IF([.J149]=&quot;X&quot;;1;[.P148]+1)" office:value-type="float" office:value="148">
            <text:p>148</text:p>
          </table:table-cell>
          <table:table-cell table:style-name="ce7" table:formula="of:=CONCATENATE(&quot;mv &quot;;[.K149];&quot;^&quot;;[.O149];&quot;.wav &quot;&quot;rn^&quot;;[.$E149];&quot;~&quot;;[.$B149];&quot;~&quot;;[.$C149];&quot;~&quot;;[.$A149];&quot;~&quot;;[.$F149];&quot;~&quot;;[.$D149];&quot;.wav&quot;&quot;&quot;)" office:value-type="string" office:string-value="mv 1^T148.wav &quot;rn^ZZZ~~~~~.wav&quot;">
            <text:p>mv 1^T148.wav "rn^ZZZ~~~~~.wav"</text:p>
          </table:table-cell>
          <table:table-cell table:formula="of:=CONCATENATE(&quot;-ALBUM &quot;&quot;&quot;;[.A149];&quot;&quot;&quot; -ARTIST &quot;&quot;&quot;;[.B149];&quot;&quot;&quot; -ID3V2TAG TCOM &quot;&quot;&quot;;[.C149];&quot;&quot;&quot; -GENRE &quot;&quot;&quot;;[.D149];&quot;&quot;&quot; -TITLE &quot;&quot;&quot;;[.E149];&quot;&quot;&quot; -TRACK &quot;&quot;&quot;;[.F149];&quot;&quot;&quot; -YEAR &quot;&quot;&quot;;[.H149];&quot;&quot;&quot; &quot;;[.K149];&quot;/&quot;;[.O149];&quot;.mp3&quot;)" office:value-type="string" office:string-value="-ALBUM &quot;&quot; -ARTIST &quot;&quot; -ID3V2TAG TCOM &quot;&quot; -GENRE &quot;&quot; -TITLE &quot;ZZZ&quot; -TRACK &quot;&quot; -YEAR &quot;&quot; 1/T148.mp3">
            <text:p>-ALBUM "" -ARTIST "" -ID3V2TAG TCOM "" -GENRE "" -TITLE "ZZZ" -TRACK "" -YEAR "" 1/T14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49]+1" office:value-type="float" office:value="149">
            <text:p>149</text:p>
          </table:table-cell>
          <table:table-cell table:style-name="ce4"/>
          <table:table-cell table:style-name="ce5" table:formula="of:=IF([.J150]=&quot;X&quot;;[.K149]+1;[.K149])" office:value-type="float" office:value="1">
            <text:p>1</text:p>
          </table:table-cell>
          <table:table-cell table:formula="of:=IF([.J150]=&quot;X&quot;;0;[.L149]+[.G149]+[.J150]/24/60/60)" office:value-type="time" office:time-value="PT00H09M20.304S">
            <text:p>00:09:20.30</text:p>
          </table:table-cell>
          <table:table-cell table:formula="of:=INT([.L150]*24*60)+MOD([.L150]*24*60*60;60)/100" office:value-type="float" office:value="9.20304">
            <text:p>9.203</text:p>
          </table:table-cell>
          <table:table-cell table:formula="of:=[.L150]*24*60*60+[.$N$1]*([.P150]-1)" office:value-type="float" office:value="486.304000000003">
            <text:p>486.304</text:p>
          </table:table-cell>
          <table:table-cell table:formula="of:=CONCATENATE(&quot;T&quot;;[.P150])" office:value-type="string" office:string-value="T149">
            <text:p>T149</text:p>
          </table:table-cell>
          <table:table-cell table:formula="of:=IF([.J150]=&quot;X&quot;;1;[.P149]+1)" office:value-type="float" office:value="149">
            <text:p>149</text:p>
          </table:table-cell>
          <table:table-cell table:style-name="ce7" table:formula="of:=CONCATENATE(&quot;mv &quot;;[.K150];&quot;^&quot;;[.O150];&quot;.wav &quot;&quot;rn^&quot;;[.$E150];&quot;~&quot;;[.$B150];&quot;~&quot;;[.$C150];&quot;~&quot;;[.$A150];&quot;~&quot;;[.$F150];&quot;~&quot;;[.$D150];&quot;.wav&quot;&quot;&quot;)" office:value-type="string" office:string-value="mv 1^T149.wav &quot;rn^ZZZ~~~~~.wav&quot;">
            <text:p>mv 1^T149.wav "rn^ZZZ~~~~~.wav"</text:p>
          </table:table-cell>
          <table:table-cell table:formula="of:=CONCATENATE(&quot;-ALBUM &quot;&quot;&quot;;[.A150];&quot;&quot;&quot; -ARTIST &quot;&quot;&quot;;[.B150];&quot;&quot;&quot; -ID3V2TAG TCOM &quot;&quot;&quot;;[.C150];&quot;&quot;&quot; -GENRE &quot;&quot;&quot;;[.D150];&quot;&quot;&quot; -TITLE &quot;&quot;&quot;;[.E150];&quot;&quot;&quot; -TRACK &quot;&quot;&quot;;[.F150];&quot;&quot;&quot; -YEAR &quot;&quot;&quot;;[.H150];&quot;&quot;&quot; &quot;;[.K150];&quot;/&quot;;[.O150];&quot;.mp3&quot;)" office:value-type="string" office:string-value="-ALBUM &quot;&quot; -ARTIST &quot;&quot; -ID3V2TAG TCOM &quot;&quot; -GENRE &quot;&quot; -TITLE &quot;ZZZ&quot; -TRACK &quot;&quot; -YEAR &quot;&quot; 1/T149.mp3">
            <text:p>-ALBUM "" -ARTIST "" -ID3V2TAG TCOM "" -GENRE "" -TITLE "ZZZ" -TRACK "" -YEAR "" 1/T14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50]+1" office:value-type="float" office:value="150">
            <text:p>150</text:p>
          </table:table-cell>
          <table:table-cell table:style-name="ce4"/>
          <table:table-cell table:style-name="ce5" table:formula="of:=IF([.J151]=&quot;X&quot;;[.K150]+1;[.K150])" office:value-type="float" office:value="1">
            <text:p>1</text:p>
          </table:table-cell>
          <table:table-cell table:formula="of:=IF([.J151]=&quot;X&quot;;0;[.L150]+[.G150]+[.J151]/24/60/60)" office:value-type="time" office:time-value="PT00H09M20.304S">
            <text:p>00:09:20.30</text:p>
          </table:table-cell>
          <table:table-cell table:formula="of:=INT([.L151]*24*60)+MOD([.L151]*24*60*60;60)/100" office:value-type="float" office:value="9.20304">
            <text:p>9.203</text:p>
          </table:table-cell>
          <table:table-cell table:formula="of:=[.L151]*24*60*60+[.$N$1]*([.P151]-1)" office:value-type="float" office:value="485.804000000003">
            <text:p>485.804</text:p>
          </table:table-cell>
          <table:table-cell table:formula="of:=CONCATENATE(&quot;T&quot;;[.P151])" office:value-type="string" office:string-value="T150">
            <text:p>T150</text:p>
          </table:table-cell>
          <table:table-cell table:formula="of:=IF([.J151]=&quot;X&quot;;1;[.P150]+1)" office:value-type="float" office:value="150">
            <text:p>150</text:p>
          </table:table-cell>
          <table:table-cell table:style-name="ce7" table:formula="of:=CONCATENATE(&quot;mv &quot;;[.K151];&quot;^&quot;;[.O151];&quot;.wav &quot;&quot;rn^&quot;;[.$E151];&quot;~&quot;;[.$B151];&quot;~&quot;;[.$C151];&quot;~&quot;;[.$A151];&quot;~&quot;;[.$F151];&quot;~&quot;;[.$D151];&quot;.wav&quot;&quot;&quot;)" office:value-type="string" office:string-value="mv 1^T150.wav &quot;rn^ZZZ~~~~~.wav&quot;">
            <text:p>mv 1^T150.wav "rn^ZZZ~~~~~.wav"</text:p>
          </table:table-cell>
          <table:table-cell table:formula="of:=CONCATENATE(&quot;-ALBUM &quot;&quot;&quot;;[.A151];&quot;&quot;&quot; -ARTIST &quot;&quot;&quot;;[.B151];&quot;&quot;&quot; -ID3V2TAG TCOM &quot;&quot;&quot;;[.C151];&quot;&quot;&quot; -GENRE &quot;&quot;&quot;;[.D151];&quot;&quot;&quot; -TITLE &quot;&quot;&quot;;[.E151];&quot;&quot;&quot; -TRACK &quot;&quot;&quot;;[.F151];&quot;&quot;&quot; -YEAR &quot;&quot;&quot;;[.H151];&quot;&quot;&quot; &quot;;[.K151];&quot;/&quot;;[.O151];&quot;.mp3&quot;)" office:value-type="string" office:string-value="-ALBUM &quot;&quot; -ARTIST &quot;&quot; -ID3V2TAG TCOM &quot;&quot; -GENRE &quot;&quot; -TITLE &quot;ZZZ&quot; -TRACK &quot;&quot; -YEAR &quot;&quot; 1/T150.mp3">
            <text:p>-ALBUM "" -ARTIST "" -ID3V2TAG TCOM "" -GENRE "" -TITLE "ZZZ" -TRACK "" -YEAR "" 1/T15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51]+1" office:value-type="float" office:value="151">
            <text:p>151</text:p>
          </table:table-cell>
          <table:table-cell table:style-name="ce4"/>
          <table:table-cell table:style-name="ce5" table:formula="of:=IF([.J152]=&quot;X&quot;;[.K151]+1;[.K151])" office:value-type="float" office:value="1">
            <text:p>1</text:p>
          </table:table-cell>
          <table:table-cell table:formula="of:=IF([.J152]=&quot;X&quot;;0;[.L151]+[.G151]+[.J152]/24/60/60)" office:value-type="time" office:time-value="PT00H09M20.304S">
            <text:p>00:09:20.30</text:p>
          </table:table-cell>
          <table:table-cell table:formula="of:=INT([.L152]*24*60)+MOD([.L152]*24*60*60;60)/100" office:value-type="float" office:value="9.20304">
            <text:p>9.203</text:p>
          </table:table-cell>
          <table:table-cell table:formula="of:=[.L152]*24*60*60+[.$N$1]*([.P152]-1)" office:value-type="float" office:value="485.304000000003">
            <text:p>485.304</text:p>
          </table:table-cell>
          <table:table-cell table:formula="of:=CONCATENATE(&quot;T&quot;;[.P152])" office:value-type="string" office:string-value="T151">
            <text:p>T151</text:p>
          </table:table-cell>
          <table:table-cell table:formula="of:=IF([.J152]=&quot;X&quot;;1;[.P151]+1)" office:value-type="float" office:value="151">
            <text:p>151</text:p>
          </table:table-cell>
          <table:table-cell table:style-name="ce7" table:formula="of:=CONCATENATE(&quot;mv &quot;;[.K152];&quot;^&quot;;[.O152];&quot;.wav &quot;&quot;rn^&quot;;[.$E152];&quot;~&quot;;[.$B152];&quot;~&quot;;[.$C152];&quot;~&quot;;[.$A152];&quot;~&quot;;[.$F152];&quot;~&quot;;[.$D152];&quot;.wav&quot;&quot;&quot;)" office:value-type="string" office:string-value="mv 1^T151.wav &quot;rn^ZZZ~~~~~.wav&quot;">
            <text:p>mv 1^T151.wav "rn^ZZZ~~~~~.wav"</text:p>
          </table:table-cell>
          <table:table-cell table:formula="of:=CONCATENATE(&quot;-ALBUM &quot;&quot;&quot;;[.A152];&quot;&quot;&quot; -ARTIST &quot;&quot;&quot;;[.B152];&quot;&quot;&quot; -ID3V2TAG TCOM &quot;&quot;&quot;;[.C152];&quot;&quot;&quot; -GENRE &quot;&quot;&quot;;[.D152];&quot;&quot;&quot; -TITLE &quot;&quot;&quot;;[.E152];&quot;&quot;&quot; -TRACK &quot;&quot;&quot;;[.F152];&quot;&quot;&quot; -YEAR &quot;&quot;&quot;;[.H152];&quot;&quot;&quot; &quot;;[.K152];&quot;/&quot;;[.O152];&quot;.mp3&quot;)" office:value-type="string" office:string-value="-ALBUM &quot;&quot; -ARTIST &quot;&quot; -ID3V2TAG TCOM &quot;&quot; -GENRE &quot;&quot; -TITLE &quot;ZZZ&quot; -TRACK &quot;&quot; -YEAR &quot;&quot; 1/T151.mp3">
            <text:p>-ALBUM "" -ARTIST "" -ID3V2TAG TCOM "" -GENRE "" -TITLE "ZZZ" -TRACK "" -YEAR "" 1/T15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52]+1" office:value-type="float" office:value="152">
            <text:p>152</text:p>
          </table:table-cell>
          <table:table-cell table:style-name="ce4"/>
          <table:table-cell table:style-name="ce5" table:formula="of:=IF([.J153]=&quot;X&quot;;[.K152]+1;[.K152])" office:value-type="float" office:value="1">
            <text:p>1</text:p>
          </table:table-cell>
          <table:table-cell table:formula="of:=IF([.J153]=&quot;X&quot;;0;[.L152]+[.G152]+[.J153]/24/60/60)" office:value-type="time" office:time-value="PT00H09M20.304S">
            <text:p>00:09:20.30</text:p>
          </table:table-cell>
          <table:table-cell table:formula="of:=INT([.L153]*24*60)+MOD([.L153]*24*60*60;60)/100" office:value-type="float" office:value="9.20304">
            <text:p>9.203</text:p>
          </table:table-cell>
          <table:table-cell table:formula="of:=[.L153]*24*60*60+[.$N$1]*([.P153]-1)" office:value-type="float" office:value="484.804000000003">
            <text:p>484.804</text:p>
          </table:table-cell>
          <table:table-cell table:formula="of:=CONCATENATE(&quot;T&quot;;[.P153])" office:value-type="string" office:string-value="T152">
            <text:p>T152</text:p>
          </table:table-cell>
          <table:table-cell table:formula="of:=IF([.J153]=&quot;X&quot;;1;[.P152]+1)" office:value-type="float" office:value="152">
            <text:p>152</text:p>
          </table:table-cell>
          <table:table-cell table:style-name="ce7" table:formula="of:=CONCATENATE(&quot;mv &quot;;[.K153];&quot;^&quot;;[.O153];&quot;.wav &quot;&quot;rn^&quot;;[.$E153];&quot;~&quot;;[.$B153];&quot;~&quot;;[.$C153];&quot;~&quot;;[.$A153];&quot;~&quot;;[.$F153];&quot;~&quot;;[.$D153];&quot;.wav&quot;&quot;&quot;)" office:value-type="string" office:string-value="mv 1^T152.wav &quot;rn^ZZZ~~~~~.wav&quot;">
            <text:p>mv 1^T152.wav "rn^ZZZ~~~~~.wav"</text:p>
          </table:table-cell>
          <table:table-cell table:formula="of:=CONCATENATE(&quot;-ALBUM &quot;&quot;&quot;;[.A153];&quot;&quot;&quot; -ARTIST &quot;&quot;&quot;;[.B153];&quot;&quot;&quot; -ID3V2TAG TCOM &quot;&quot;&quot;;[.C153];&quot;&quot;&quot; -GENRE &quot;&quot;&quot;;[.D153];&quot;&quot;&quot; -TITLE &quot;&quot;&quot;;[.E153];&quot;&quot;&quot; -TRACK &quot;&quot;&quot;;[.F153];&quot;&quot;&quot; -YEAR &quot;&quot;&quot;;[.H153];&quot;&quot;&quot; &quot;;[.K153];&quot;/&quot;;[.O153];&quot;.mp3&quot;)" office:value-type="string" office:string-value="-ALBUM &quot;&quot; -ARTIST &quot;&quot; -ID3V2TAG TCOM &quot;&quot; -GENRE &quot;&quot; -TITLE &quot;ZZZ&quot; -TRACK &quot;&quot; -YEAR &quot;&quot; 1/T152.mp3">
            <text:p>-ALBUM "" -ARTIST "" -ID3V2TAG TCOM "" -GENRE "" -TITLE "ZZZ" -TRACK "" -YEAR "" 1/T15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53]+1" office:value-type="float" office:value="153">
            <text:p>153</text:p>
          </table:table-cell>
          <table:table-cell table:style-name="ce4"/>
          <table:table-cell table:style-name="ce5" table:formula="of:=IF([.J154]=&quot;X&quot;;[.K153]+1;[.K153])" office:value-type="float" office:value="1">
            <text:p>1</text:p>
          </table:table-cell>
          <table:table-cell table:formula="of:=IF([.J154]=&quot;X&quot;;0;[.L153]+[.G153]+[.J154]/24/60/60)" office:value-type="time" office:time-value="PT00H09M20.304S">
            <text:p>00:09:20.30</text:p>
          </table:table-cell>
          <table:table-cell table:formula="of:=INT([.L154]*24*60)+MOD([.L154]*24*60*60;60)/100" office:value-type="float" office:value="9.20304">
            <text:p>9.203</text:p>
          </table:table-cell>
          <table:table-cell table:formula="of:=[.L154]*24*60*60+[.$N$1]*([.P154]-1)" office:value-type="float" office:value="484.304000000003">
            <text:p>484.304</text:p>
          </table:table-cell>
          <table:table-cell table:formula="of:=CONCATENATE(&quot;T&quot;;[.P154])" office:value-type="string" office:string-value="T153">
            <text:p>T153</text:p>
          </table:table-cell>
          <table:table-cell table:formula="of:=IF([.J154]=&quot;X&quot;;1;[.P153]+1)" office:value-type="float" office:value="153">
            <text:p>153</text:p>
          </table:table-cell>
          <table:table-cell table:style-name="ce7" table:formula="of:=CONCATENATE(&quot;mv &quot;;[.K154];&quot;^&quot;;[.O154];&quot;.wav &quot;&quot;rn^&quot;;[.$E154];&quot;~&quot;;[.$B154];&quot;~&quot;;[.$C154];&quot;~&quot;;[.$A154];&quot;~&quot;;[.$F154];&quot;~&quot;;[.$D154];&quot;.wav&quot;&quot;&quot;)" office:value-type="string" office:string-value="mv 1^T153.wav &quot;rn^ZZZ~~~~~.wav&quot;">
            <text:p>mv 1^T153.wav "rn^ZZZ~~~~~.wav"</text:p>
          </table:table-cell>
          <table:table-cell table:formula="of:=CONCATENATE(&quot;-ALBUM &quot;&quot;&quot;;[.A154];&quot;&quot;&quot; -ARTIST &quot;&quot;&quot;;[.B154];&quot;&quot;&quot; -ID3V2TAG TCOM &quot;&quot;&quot;;[.C154];&quot;&quot;&quot; -GENRE &quot;&quot;&quot;;[.D154];&quot;&quot;&quot; -TITLE &quot;&quot;&quot;;[.E154];&quot;&quot;&quot; -TRACK &quot;&quot;&quot;;[.F154];&quot;&quot;&quot; -YEAR &quot;&quot;&quot;;[.H154];&quot;&quot;&quot; &quot;;[.K154];&quot;/&quot;;[.O154];&quot;.mp3&quot;)" office:value-type="string" office:string-value="-ALBUM &quot;&quot; -ARTIST &quot;&quot; -ID3V2TAG TCOM &quot;&quot; -GENRE &quot;&quot; -TITLE &quot;ZZZ&quot; -TRACK &quot;&quot; -YEAR &quot;&quot; 1/T153.mp3">
            <text:p>-ALBUM "" -ARTIST "" -ID3V2TAG TCOM "" -GENRE "" -TITLE "ZZZ" -TRACK "" -YEAR "" 1/T15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54]+1" office:value-type="float" office:value="154">
            <text:p>154</text:p>
          </table:table-cell>
          <table:table-cell table:style-name="ce4"/>
          <table:table-cell table:style-name="ce5" table:formula="of:=IF([.J155]=&quot;X&quot;;[.K154]+1;[.K154])" office:value-type="float" office:value="1">
            <text:p>1</text:p>
          </table:table-cell>
          <table:table-cell table:formula="of:=IF([.J155]=&quot;X&quot;;0;[.L154]+[.G154]+[.J155]/24/60/60)" office:value-type="time" office:time-value="PT00H09M20.304S">
            <text:p>00:09:20.30</text:p>
          </table:table-cell>
          <table:table-cell table:formula="of:=INT([.L155]*24*60)+MOD([.L155]*24*60*60;60)/100" office:value-type="float" office:value="9.20304">
            <text:p>9.203</text:p>
          </table:table-cell>
          <table:table-cell table:formula="of:=[.L155]*24*60*60+[.$N$1]*([.P155]-1)" office:value-type="float" office:value="483.804000000003">
            <text:p>483.804</text:p>
          </table:table-cell>
          <table:table-cell table:formula="of:=CONCATENATE(&quot;T&quot;;[.P155])" office:value-type="string" office:string-value="T154">
            <text:p>T154</text:p>
          </table:table-cell>
          <table:table-cell table:formula="of:=IF([.J155]=&quot;X&quot;;1;[.P154]+1)" office:value-type="float" office:value="154">
            <text:p>154</text:p>
          </table:table-cell>
          <table:table-cell table:style-name="ce7" table:formula="of:=CONCATENATE(&quot;mv &quot;;[.K155];&quot;^&quot;;[.O155];&quot;.wav &quot;&quot;rn^&quot;;[.$E155];&quot;~&quot;;[.$B155];&quot;~&quot;;[.$C155];&quot;~&quot;;[.$A155];&quot;~&quot;;[.$F155];&quot;~&quot;;[.$D155];&quot;.wav&quot;&quot;&quot;)" office:value-type="string" office:string-value="mv 1^T154.wav &quot;rn^ZZZ~~~~~.wav&quot;">
            <text:p>mv 1^T154.wav "rn^ZZZ~~~~~.wav"</text:p>
          </table:table-cell>
          <table:table-cell table:formula="of:=CONCATENATE(&quot;-ALBUM &quot;&quot;&quot;;[.A155];&quot;&quot;&quot; -ARTIST &quot;&quot;&quot;;[.B155];&quot;&quot;&quot; -ID3V2TAG TCOM &quot;&quot;&quot;;[.C155];&quot;&quot;&quot; -GENRE &quot;&quot;&quot;;[.D155];&quot;&quot;&quot; -TITLE &quot;&quot;&quot;;[.E155];&quot;&quot;&quot; -TRACK &quot;&quot;&quot;;[.F155];&quot;&quot;&quot; -YEAR &quot;&quot;&quot;;[.H155];&quot;&quot;&quot; &quot;;[.K155];&quot;/&quot;;[.O155];&quot;.mp3&quot;)" office:value-type="string" office:string-value="-ALBUM &quot;&quot; -ARTIST &quot;&quot; -ID3V2TAG TCOM &quot;&quot; -GENRE &quot;&quot; -TITLE &quot;ZZZ&quot; -TRACK &quot;&quot; -YEAR &quot;&quot; 1/T154.mp3">
            <text:p>-ALBUM "" -ARTIST "" -ID3V2TAG TCOM "" -GENRE "" -TITLE "ZZZ" -TRACK "" -YEAR "" 1/T15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55]+1" office:value-type="float" office:value="155">
            <text:p>155</text:p>
          </table:table-cell>
          <table:table-cell table:style-name="ce4"/>
          <table:table-cell table:style-name="ce5" table:formula="of:=IF([.J156]=&quot;X&quot;;[.K155]+1;[.K155])" office:value-type="float" office:value="1">
            <text:p>1</text:p>
          </table:table-cell>
          <table:table-cell table:formula="of:=IF([.J156]=&quot;X&quot;;0;[.L155]+[.G155]+[.J156]/24/60/60)" office:value-type="time" office:time-value="PT00H09M20.304S">
            <text:p>00:09:20.30</text:p>
          </table:table-cell>
          <table:table-cell table:formula="of:=INT([.L156]*24*60)+MOD([.L156]*24*60*60;60)/100" office:value-type="float" office:value="9.20304">
            <text:p>9.203</text:p>
          </table:table-cell>
          <table:table-cell table:formula="of:=[.L156]*24*60*60+[.$N$1]*([.P156]-1)" office:value-type="float" office:value="483.304000000003">
            <text:p>483.304</text:p>
          </table:table-cell>
          <table:table-cell table:formula="of:=CONCATENATE(&quot;T&quot;;[.P156])" office:value-type="string" office:string-value="T155">
            <text:p>T155</text:p>
          </table:table-cell>
          <table:table-cell table:formula="of:=IF([.J156]=&quot;X&quot;;1;[.P155]+1)" office:value-type="float" office:value="155">
            <text:p>155</text:p>
          </table:table-cell>
          <table:table-cell table:style-name="ce7" table:formula="of:=CONCATENATE(&quot;mv &quot;;[.K156];&quot;^&quot;;[.O156];&quot;.wav &quot;&quot;rn^&quot;;[.$E156];&quot;~&quot;;[.$B156];&quot;~&quot;;[.$C156];&quot;~&quot;;[.$A156];&quot;~&quot;;[.$F156];&quot;~&quot;;[.$D156];&quot;.wav&quot;&quot;&quot;)" office:value-type="string" office:string-value="mv 1^T155.wav &quot;rn^ZZZ~~~~~.wav&quot;">
            <text:p>mv 1^T155.wav "rn^ZZZ~~~~~.wav"</text:p>
          </table:table-cell>
          <table:table-cell table:formula="of:=CONCATENATE(&quot;-ALBUM &quot;&quot;&quot;;[.A156];&quot;&quot;&quot; -ARTIST &quot;&quot;&quot;;[.B156];&quot;&quot;&quot; -ID3V2TAG TCOM &quot;&quot;&quot;;[.C156];&quot;&quot;&quot; -GENRE &quot;&quot;&quot;;[.D156];&quot;&quot;&quot; -TITLE &quot;&quot;&quot;;[.E156];&quot;&quot;&quot; -TRACK &quot;&quot;&quot;;[.F156];&quot;&quot;&quot; -YEAR &quot;&quot;&quot;;[.H156];&quot;&quot;&quot; &quot;;[.K156];&quot;/&quot;;[.O156];&quot;.mp3&quot;)" office:value-type="string" office:string-value="-ALBUM &quot;&quot; -ARTIST &quot;&quot; -ID3V2TAG TCOM &quot;&quot; -GENRE &quot;&quot; -TITLE &quot;ZZZ&quot; -TRACK &quot;&quot; -YEAR &quot;&quot; 1/T155.mp3">
            <text:p>-ALBUM "" -ARTIST "" -ID3V2TAG TCOM "" -GENRE "" -TITLE "ZZZ" -TRACK "" -YEAR "" 1/T15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56]+1" office:value-type="float" office:value="156">
            <text:p>156</text:p>
          </table:table-cell>
          <table:table-cell table:style-name="ce4"/>
          <table:table-cell table:style-name="ce5" table:formula="of:=IF([.J157]=&quot;X&quot;;[.K156]+1;[.K156])" office:value-type="float" office:value="1">
            <text:p>1</text:p>
          </table:table-cell>
          <table:table-cell table:formula="of:=IF([.J157]=&quot;X&quot;;0;[.L156]+[.G156]+[.J157]/24/60/60)" office:value-type="time" office:time-value="PT00H09M20.304S">
            <text:p>00:09:20.30</text:p>
          </table:table-cell>
          <table:table-cell table:formula="of:=INT([.L157]*24*60)+MOD([.L157]*24*60*60;60)/100" office:value-type="float" office:value="9.20304">
            <text:p>9.203</text:p>
          </table:table-cell>
          <table:table-cell table:formula="of:=[.L157]*24*60*60+[.$N$1]*([.P157]-1)" office:value-type="float" office:value="482.804000000003">
            <text:p>482.804</text:p>
          </table:table-cell>
          <table:table-cell table:formula="of:=CONCATENATE(&quot;T&quot;;[.P157])" office:value-type="string" office:string-value="T156">
            <text:p>T156</text:p>
          </table:table-cell>
          <table:table-cell table:formula="of:=IF([.J157]=&quot;X&quot;;1;[.P156]+1)" office:value-type="float" office:value="156">
            <text:p>156</text:p>
          </table:table-cell>
          <table:table-cell table:style-name="ce7" table:formula="of:=CONCATENATE(&quot;mv &quot;;[.K157];&quot;^&quot;;[.O157];&quot;.wav &quot;&quot;rn^&quot;;[.$E157];&quot;~&quot;;[.$B157];&quot;~&quot;;[.$C157];&quot;~&quot;;[.$A157];&quot;~&quot;;[.$F157];&quot;~&quot;;[.$D157];&quot;.wav&quot;&quot;&quot;)" office:value-type="string" office:string-value="mv 1^T156.wav &quot;rn^ZZZ~~~~~.wav&quot;">
            <text:p>mv 1^T156.wav "rn^ZZZ~~~~~.wav"</text:p>
          </table:table-cell>
          <table:table-cell table:formula="of:=CONCATENATE(&quot;-ALBUM &quot;&quot;&quot;;[.A157];&quot;&quot;&quot; -ARTIST &quot;&quot;&quot;;[.B157];&quot;&quot;&quot; -ID3V2TAG TCOM &quot;&quot;&quot;;[.C157];&quot;&quot;&quot; -GENRE &quot;&quot;&quot;;[.D157];&quot;&quot;&quot; -TITLE &quot;&quot;&quot;;[.E157];&quot;&quot;&quot; -TRACK &quot;&quot;&quot;;[.F157];&quot;&quot;&quot; -YEAR &quot;&quot;&quot;;[.H157];&quot;&quot;&quot; &quot;;[.K157];&quot;/&quot;;[.O157];&quot;.mp3&quot;)" office:value-type="string" office:string-value="-ALBUM &quot;&quot; -ARTIST &quot;&quot; -ID3V2TAG TCOM &quot;&quot; -GENRE &quot;&quot; -TITLE &quot;ZZZ&quot; -TRACK &quot;&quot; -YEAR &quot;&quot; 1/T156.mp3">
            <text:p>-ALBUM "" -ARTIST "" -ID3V2TAG TCOM "" -GENRE "" -TITLE "ZZZ" -TRACK "" -YEAR "" 1/T15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57]+1" office:value-type="float" office:value="157">
            <text:p>157</text:p>
          </table:table-cell>
          <table:table-cell table:style-name="ce4"/>
          <table:table-cell table:style-name="ce5" table:formula="of:=IF([.J158]=&quot;X&quot;;[.K157]+1;[.K157])" office:value-type="float" office:value="1">
            <text:p>1</text:p>
          </table:table-cell>
          <table:table-cell table:formula="of:=IF([.J158]=&quot;X&quot;;0;[.L157]+[.G157]+[.J158]/24/60/60)" office:value-type="time" office:time-value="PT00H09M20.304S">
            <text:p>00:09:20.30</text:p>
          </table:table-cell>
          <table:table-cell table:formula="of:=INT([.L158]*24*60)+MOD([.L158]*24*60*60;60)/100" office:value-type="float" office:value="9.20304">
            <text:p>9.203</text:p>
          </table:table-cell>
          <table:table-cell table:formula="of:=[.L158]*24*60*60+[.$N$1]*([.P158]-1)" office:value-type="float" office:value="482.304000000003">
            <text:p>482.304</text:p>
          </table:table-cell>
          <table:table-cell table:formula="of:=CONCATENATE(&quot;T&quot;;[.P158])" office:value-type="string" office:string-value="T157">
            <text:p>T157</text:p>
          </table:table-cell>
          <table:table-cell table:formula="of:=IF([.J158]=&quot;X&quot;;1;[.P157]+1)" office:value-type="float" office:value="157">
            <text:p>157</text:p>
          </table:table-cell>
          <table:table-cell table:style-name="ce7" table:formula="of:=CONCATENATE(&quot;mv &quot;;[.K158];&quot;^&quot;;[.O158];&quot;.wav &quot;&quot;rn^&quot;;[.$E158];&quot;~&quot;;[.$B158];&quot;~&quot;;[.$C158];&quot;~&quot;;[.$A158];&quot;~&quot;;[.$F158];&quot;~&quot;;[.$D158];&quot;.wav&quot;&quot;&quot;)" office:value-type="string" office:string-value="mv 1^T157.wav &quot;rn^ZZZ~~~~~.wav&quot;">
            <text:p>mv 1^T157.wav "rn^ZZZ~~~~~.wav"</text:p>
          </table:table-cell>
          <table:table-cell table:formula="of:=CONCATENATE(&quot;-ALBUM &quot;&quot;&quot;;[.A158];&quot;&quot;&quot; -ARTIST &quot;&quot;&quot;;[.B158];&quot;&quot;&quot; -ID3V2TAG TCOM &quot;&quot;&quot;;[.C158];&quot;&quot;&quot; -GENRE &quot;&quot;&quot;;[.D158];&quot;&quot;&quot; -TITLE &quot;&quot;&quot;;[.E158];&quot;&quot;&quot; -TRACK &quot;&quot;&quot;;[.F158];&quot;&quot;&quot; -YEAR &quot;&quot;&quot;;[.H158];&quot;&quot;&quot; &quot;;[.K158];&quot;/&quot;;[.O158];&quot;.mp3&quot;)" office:value-type="string" office:string-value="-ALBUM &quot;&quot; -ARTIST &quot;&quot; -ID3V2TAG TCOM &quot;&quot; -GENRE &quot;&quot; -TITLE &quot;ZZZ&quot; -TRACK &quot;&quot; -YEAR &quot;&quot; 1/T157.mp3">
            <text:p>-ALBUM "" -ARTIST "" -ID3V2TAG TCOM "" -GENRE "" -TITLE "ZZZ" -TRACK "" -YEAR "" 1/T15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58]+1" office:value-type="float" office:value="158">
            <text:p>158</text:p>
          </table:table-cell>
          <table:table-cell table:style-name="ce4"/>
          <table:table-cell table:style-name="ce5" table:formula="of:=IF([.J159]=&quot;X&quot;;[.K158]+1;[.K158])" office:value-type="float" office:value="1">
            <text:p>1</text:p>
          </table:table-cell>
          <table:table-cell table:formula="of:=IF([.J159]=&quot;X&quot;;0;[.L158]+[.G158]+[.J159]/24/60/60)" office:value-type="time" office:time-value="PT00H09M20.304S">
            <text:p>00:09:20.30</text:p>
          </table:table-cell>
          <table:table-cell table:formula="of:=INT([.L159]*24*60)+MOD([.L159]*24*60*60;60)/100" office:value-type="float" office:value="9.20304">
            <text:p>9.203</text:p>
          </table:table-cell>
          <table:table-cell table:formula="of:=[.L159]*24*60*60+[.$N$1]*([.P159]-1)" office:value-type="float" office:value="481.804000000003">
            <text:p>481.804</text:p>
          </table:table-cell>
          <table:table-cell table:formula="of:=CONCATENATE(&quot;T&quot;;[.P159])" office:value-type="string" office:string-value="T158">
            <text:p>T158</text:p>
          </table:table-cell>
          <table:table-cell table:formula="of:=IF([.J159]=&quot;X&quot;;1;[.P158]+1)" office:value-type="float" office:value="158">
            <text:p>158</text:p>
          </table:table-cell>
          <table:table-cell table:style-name="ce7" table:formula="of:=CONCATENATE(&quot;mv &quot;;[.K159];&quot;^&quot;;[.O159];&quot;.wav &quot;&quot;rn^&quot;;[.$E159];&quot;~&quot;;[.$B159];&quot;~&quot;;[.$C159];&quot;~&quot;;[.$A159];&quot;~&quot;;[.$F159];&quot;~&quot;;[.$D159];&quot;.wav&quot;&quot;&quot;)" office:value-type="string" office:string-value="mv 1^T158.wav &quot;rn^ZZZ~~~~~.wav&quot;">
            <text:p>mv 1^T158.wav "rn^ZZZ~~~~~.wav"</text:p>
          </table:table-cell>
          <table:table-cell table:formula="of:=CONCATENATE(&quot;-ALBUM &quot;&quot;&quot;;[.A159];&quot;&quot;&quot; -ARTIST &quot;&quot;&quot;;[.B159];&quot;&quot;&quot; -ID3V2TAG TCOM &quot;&quot;&quot;;[.C159];&quot;&quot;&quot; -GENRE &quot;&quot;&quot;;[.D159];&quot;&quot;&quot; -TITLE &quot;&quot;&quot;;[.E159];&quot;&quot;&quot; -TRACK &quot;&quot;&quot;;[.F159];&quot;&quot;&quot; -YEAR &quot;&quot;&quot;;[.H159];&quot;&quot;&quot; &quot;;[.K159];&quot;/&quot;;[.O159];&quot;.mp3&quot;)" office:value-type="string" office:string-value="-ALBUM &quot;&quot; -ARTIST &quot;&quot; -ID3V2TAG TCOM &quot;&quot; -GENRE &quot;&quot; -TITLE &quot;ZZZ&quot; -TRACK &quot;&quot; -YEAR &quot;&quot; 1/T158.mp3">
            <text:p>-ALBUM "" -ARTIST "" -ID3V2TAG TCOM "" -GENRE "" -TITLE "ZZZ" -TRACK "" -YEAR "" 1/T15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59]+1" office:value-type="float" office:value="159">
            <text:p>159</text:p>
          </table:table-cell>
          <table:table-cell table:style-name="ce4"/>
          <table:table-cell table:style-name="ce5" table:formula="of:=IF([.J160]=&quot;X&quot;;[.K159]+1;[.K159])" office:value-type="float" office:value="1">
            <text:p>1</text:p>
          </table:table-cell>
          <table:table-cell table:formula="of:=IF([.J160]=&quot;X&quot;;0;[.L159]+[.G159]+[.J160]/24/60/60)" office:value-type="time" office:time-value="PT00H09M20.304S">
            <text:p>00:09:20.30</text:p>
          </table:table-cell>
          <table:table-cell table:formula="of:=INT([.L160]*24*60)+MOD([.L160]*24*60*60;60)/100" office:value-type="float" office:value="9.20304">
            <text:p>9.203</text:p>
          </table:table-cell>
          <table:table-cell table:formula="of:=[.L160]*24*60*60+[.$N$1]*([.P160]-1)" office:value-type="float" office:value="481.304000000003">
            <text:p>481.304</text:p>
          </table:table-cell>
          <table:table-cell table:formula="of:=CONCATENATE(&quot;T&quot;;[.P160])" office:value-type="string" office:string-value="T159">
            <text:p>T159</text:p>
          </table:table-cell>
          <table:table-cell table:formula="of:=IF([.J160]=&quot;X&quot;;1;[.P159]+1)" office:value-type="float" office:value="159">
            <text:p>159</text:p>
          </table:table-cell>
          <table:table-cell table:style-name="ce7" table:formula="of:=CONCATENATE(&quot;mv &quot;;[.K160];&quot;^&quot;;[.O160];&quot;.wav &quot;&quot;rn^&quot;;[.$E160];&quot;~&quot;;[.$B160];&quot;~&quot;;[.$C160];&quot;~&quot;;[.$A160];&quot;~&quot;;[.$F160];&quot;~&quot;;[.$D160];&quot;.wav&quot;&quot;&quot;)" office:value-type="string" office:string-value="mv 1^T159.wav &quot;rn^ZZZ~~~~~.wav&quot;">
            <text:p>mv 1^T159.wav "rn^ZZZ~~~~~.wav"</text:p>
          </table:table-cell>
          <table:table-cell table:formula="of:=CONCATENATE(&quot;-ALBUM &quot;&quot;&quot;;[.A160];&quot;&quot;&quot; -ARTIST &quot;&quot;&quot;;[.B160];&quot;&quot;&quot; -ID3V2TAG TCOM &quot;&quot;&quot;;[.C160];&quot;&quot;&quot; -GENRE &quot;&quot;&quot;;[.D160];&quot;&quot;&quot; -TITLE &quot;&quot;&quot;;[.E160];&quot;&quot;&quot; -TRACK &quot;&quot;&quot;;[.F160];&quot;&quot;&quot; -YEAR &quot;&quot;&quot;;[.H160];&quot;&quot;&quot; &quot;;[.K160];&quot;/&quot;;[.O160];&quot;.mp3&quot;)" office:value-type="string" office:string-value="-ALBUM &quot;&quot; -ARTIST &quot;&quot; -ID3V2TAG TCOM &quot;&quot; -GENRE &quot;&quot; -TITLE &quot;ZZZ&quot; -TRACK &quot;&quot; -YEAR &quot;&quot; 1/T159.mp3">
            <text:p>-ALBUM "" -ARTIST "" -ID3V2TAG TCOM "" -GENRE "" -TITLE "ZZZ" -TRACK "" -YEAR "" 1/T15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60]+1" office:value-type="float" office:value="160">
            <text:p>160</text:p>
          </table:table-cell>
          <table:table-cell table:style-name="ce4"/>
          <table:table-cell table:style-name="ce5" table:formula="of:=IF([.J161]=&quot;X&quot;;[.K160]+1;[.K160])" office:value-type="float" office:value="1">
            <text:p>1</text:p>
          </table:table-cell>
          <table:table-cell table:formula="of:=IF([.J161]=&quot;X&quot;;0;[.L160]+[.G160]+[.J161]/24/60/60)" office:value-type="time" office:time-value="PT00H09M20.304S">
            <text:p>00:09:20.30</text:p>
          </table:table-cell>
          <table:table-cell table:formula="of:=INT([.L161]*24*60)+MOD([.L161]*24*60*60;60)/100" office:value-type="float" office:value="9.20304">
            <text:p>9.203</text:p>
          </table:table-cell>
          <table:table-cell table:formula="of:=[.L161]*24*60*60+[.$N$1]*([.P161]-1)" office:value-type="float" office:value="480.804000000004">
            <text:p>480.804</text:p>
          </table:table-cell>
          <table:table-cell table:formula="of:=CONCATENATE(&quot;T&quot;;[.P161])" office:value-type="string" office:string-value="T160">
            <text:p>T160</text:p>
          </table:table-cell>
          <table:table-cell table:formula="of:=IF([.J161]=&quot;X&quot;;1;[.P160]+1)" office:value-type="float" office:value="160">
            <text:p>160</text:p>
          </table:table-cell>
          <table:table-cell table:style-name="ce7" table:formula="of:=CONCATENATE(&quot;mv &quot;;[.K161];&quot;^&quot;;[.O161];&quot;.wav &quot;&quot;rn^&quot;;[.$E161];&quot;~&quot;;[.$B161];&quot;~&quot;;[.$C161];&quot;~&quot;;[.$A161];&quot;~&quot;;[.$F161];&quot;~&quot;;[.$D161];&quot;.wav&quot;&quot;&quot;)" office:value-type="string" office:string-value="mv 1^T160.wav &quot;rn^ZZZ~~~~~.wav&quot;">
            <text:p>mv 1^T160.wav "rn^ZZZ~~~~~.wav"</text:p>
          </table:table-cell>
          <table:table-cell table:formula="of:=CONCATENATE(&quot;-ALBUM &quot;&quot;&quot;;[.A161];&quot;&quot;&quot; -ARTIST &quot;&quot;&quot;;[.B161];&quot;&quot;&quot; -ID3V2TAG TCOM &quot;&quot;&quot;;[.C161];&quot;&quot;&quot; -GENRE &quot;&quot;&quot;;[.D161];&quot;&quot;&quot; -TITLE &quot;&quot;&quot;;[.E161];&quot;&quot;&quot; -TRACK &quot;&quot;&quot;;[.F161];&quot;&quot;&quot; -YEAR &quot;&quot;&quot;;[.H161];&quot;&quot;&quot; &quot;;[.K161];&quot;/&quot;;[.O161];&quot;.mp3&quot;)" office:value-type="string" office:string-value="-ALBUM &quot;&quot; -ARTIST &quot;&quot; -ID3V2TAG TCOM &quot;&quot; -GENRE &quot;&quot; -TITLE &quot;ZZZ&quot; -TRACK &quot;&quot; -YEAR &quot;&quot; 1/T160.mp3">
            <text:p>-ALBUM "" -ARTIST "" -ID3V2TAG TCOM "" -GENRE "" -TITLE "ZZZ" -TRACK "" -YEAR "" 1/T16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61]+1" office:value-type="float" office:value="161">
            <text:p>161</text:p>
          </table:table-cell>
          <table:table-cell table:style-name="ce4"/>
          <table:table-cell table:style-name="ce5" table:formula="of:=IF([.J162]=&quot;X&quot;;[.K161]+1;[.K161])" office:value-type="float" office:value="1">
            <text:p>1</text:p>
          </table:table-cell>
          <table:table-cell table:formula="of:=IF([.J162]=&quot;X&quot;;0;[.L161]+[.G161]+[.J162]/24/60/60)" office:value-type="time" office:time-value="PT00H09M20.304S">
            <text:p>00:09:20.30</text:p>
          </table:table-cell>
          <table:table-cell table:formula="of:=INT([.L162]*24*60)+MOD([.L162]*24*60*60;60)/100" office:value-type="float" office:value="9.20304">
            <text:p>9.203</text:p>
          </table:table-cell>
          <table:table-cell table:formula="of:=[.L162]*24*60*60+[.$N$1]*([.P162]-1)" office:value-type="float" office:value="480.304000000004">
            <text:p>480.304</text:p>
          </table:table-cell>
          <table:table-cell table:formula="of:=CONCATENATE(&quot;T&quot;;[.P162])" office:value-type="string" office:string-value="T161">
            <text:p>T161</text:p>
          </table:table-cell>
          <table:table-cell table:formula="of:=IF([.J162]=&quot;X&quot;;1;[.P161]+1)" office:value-type="float" office:value="161">
            <text:p>161</text:p>
          </table:table-cell>
          <table:table-cell table:style-name="ce7" table:formula="of:=CONCATENATE(&quot;mv &quot;;[.K162];&quot;^&quot;;[.O162];&quot;.wav &quot;&quot;rn^&quot;;[.$E162];&quot;~&quot;;[.$B162];&quot;~&quot;;[.$C162];&quot;~&quot;;[.$A162];&quot;~&quot;;[.$F162];&quot;~&quot;;[.$D162];&quot;.wav&quot;&quot;&quot;)" office:value-type="string" office:string-value="mv 1^T161.wav &quot;rn^ZZZ~~~~~.wav&quot;">
            <text:p>mv 1^T161.wav "rn^ZZZ~~~~~.wav"</text:p>
          </table:table-cell>
          <table:table-cell table:formula="of:=CONCATENATE(&quot;-ALBUM &quot;&quot;&quot;;[.A162];&quot;&quot;&quot; -ARTIST &quot;&quot;&quot;;[.B162];&quot;&quot;&quot; -ID3V2TAG TCOM &quot;&quot;&quot;;[.C162];&quot;&quot;&quot; -GENRE &quot;&quot;&quot;;[.D162];&quot;&quot;&quot; -TITLE &quot;&quot;&quot;;[.E162];&quot;&quot;&quot; -TRACK &quot;&quot;&quot;;[.F162];&quot;&quot;&quot; -YEAR &quot;&quot;&quot;;[.H162];&quot;&quot;&quot; &quot;;[.K162];&quot;/&quot;;[.O162];&quot;.mp3&quot;)" office:value-type="string" office:string-value="-ALBUM &quot;&quot; -ARTIST &quot;&quot; -ID3V2TAG TCOM &quot;&quot; -GENRE &quot;&quot; -TITLE &quot;ZZZ&quot; -TRACK &quot;&quot; -YEAR &quot;&quot; 1/T161.mp3">
            <text:p>-ALBUM "" -ARTIST "" -ID3V2TAG TCOM "" -GENRE "" -TITLE "ZZZ" -TRACK "" -YEAR "" 1/T16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62]+1" office:value-type="float" office:value="162">
            <text:p>162</text:p>
          </table:table-cell>
          <table:table-cell table:style-name="ce4"/>
          <table:table-cell table:style-name="ce5" table:formula="of:=IF([.J163]=&quot;X&quot;;[.K162]+1;[.K162])" office:value-type="float" office:value="1">
            <text:p>1</text:p>
          </table:table-cell>
          <table:table-cell table:formula="of:=IF([.J163]=&quot;X&quot;;0;[.L162]+[.G162]+[.J163]/24/60/60)" office:value-type="time" office:time-value="PT00H09M20.304S">
            <text:p>00:09:20.30</text:p>
          </table:table-cell>
          <table:table-cell table:formula="of:=INT([.L163]*24*60)+MOD([.L163]*24*60*60;60)/100" office:value-type="float" office:value="9.20304">
            <text:p>9.203</text:p>
          </table:table-cell>
          <table:table-cell table:formula="of:=[.L163]*24*60*60+[.$N$1]*([.P163]-1)" office:value-type="float" office:value="479.804000000004">
            <text:p>479.804</text:p>
          </table:table-cell>
          <table:table-cell table:formula="of:=CONCATENATE(&quot;T&quot;;[.P163])" office:value-type="string" office:string-value="T162">
            <text:p>T162</text:p>
          </table:table-cell>
          <table:table-cell table:formula="of:=IF([.J163]=&quot;X&quot;;1;[.P162]+1)" office:value-type="float" office:value="162">
            <text:p>162</text:p>
          </table:table-cell>
          <table:table-cell table:style-name="ce7" table:formula="of:=CONCATENATE(&quot;mv &quot;;[.K163];&quot;^&quot;;[.O163];&quot;.wav &quot;&quot;rn^&quot;;[.$E163];&quot;~&quot;;[.$B163];&quot;~&quot;;[.$C163];&quot;~&quot;;[.$A163];&quot;~&quot;;[.$F163];&quot;~&quot;;[.$D163];&quot;.wav&quot;&quot;&quot;)" office:value-type="string" office:string-value="mv 1^T162.wav &quot;rn^ZZZ~~~~~.wav&quot;">
            <text:p>mv 1^T162.wav "rn^ZZZ~~~~~.wav"</text:p>
          </table:table-cell>
          <table:table-cell table:formula="of:=CONCATENATE(&quot;-ALBUM &quot;&quot;&quot;;[.A163];&quot;&quot;&quot; -ARTIST &quot;&quot;&quot;;[.B163];&quot;&quot;&quot; -ID3V2TAG TCOM &quot;&quot;&quot;;[.C163];&quot;&quot;&quot; -GENRE &quot;&quot;&quot;;[.D163];&quot;&quot;&quot; -TITLE &quot;&quot;&quot;;[.E163];&quot;&quot;&quot; -TRACK &quot;&quot;&quot;;[.F163];&quot;&quot;&quot; -YEAR &quot;&quot;&quot;;[.H163];&quot;&quot;&quot; &quot;;[.K163];&quot;/&quot;;[.O163];&quot;.mp3&quot;)" office:value-type="string" office:string-value="-ALBUM &quot;&quot; -ARTIST &quot;&quot; -ID3V2TAG TCOM &quot;&quot; -GENRE &quot;&quot; -TITLE &quot;ZZZ&quot; -TRACK &quot;&quot; -YEAR &quot;&quot; 1/T162.mp3">
            <text:p>-ALBUM "" -ARTIST "" -ID3V2TAG TCOM "" -GENRE "" -TITLE "ZZZ" -TRACK "" -YEAR "" 1/T16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63]+1" office:value-type="float" office:value="163">
            <text:p>163</text:p>
          </table:table-cell>
          <table:table-cell table:style-name="ce4"/>
          <table:table-cell table:style-name="ce5" table:formula="of:=IF([.J164]=&quot;X&quot;;[.K163]+1;[.K163])" office:value-type="float" office:value="1">
            <text:p>1</text:p>
          </table:table-cell>
          <table:table-cell table:formula="of:=IF([.J164]=&quot;X&quot;;0;[.L163]+[.G163]+[.J164]/24/60/60)" office:value-type="time" office:time-value="PT00H09M20.304S">
            <text:p>00:09:20.30</text:p>
          </table:table-cell>
          <table:table-cell table:formula="of:=INT([.L164]*24*60)+MOD([.L164]*24*60*60;60)/100" office:value-type="float" office:value="9.20304">
            <text:p>9.203</text:p>
          </table:table-cell>
          <table:table-cell table:formula="of:=[.L164]*24*60*60+[.$N$1]*([.P164]-1)" office:value-type="float" office:value="479.304000000004">
            <text:p>479.304</text:p>
          </table:table-cell>
          <table:table-cell table:formula="of:=CONCATENATE(&quot;T&quot;;[.P164])" office:value-type="string" office:string-value="T163">
            <text:p>T163</text:p>
          </table:table-cell>
          <table:table-cell table:formula="of:=IF([.J164]=&quot;X&quot;;1;[.P163]+1)" office:value-type="float" office:value="163">
            <text:p>163</text:p>
          </table:table-cell>
          <table:table-cell table:style-name="ce7" table:formula="of:=CONCATENATE(&quot;mv &quot;;[.K164];&quot;^&quot;;[.O164];&quot;.wav &quot;&quot;rn^&quot;;[.$E164];&quot;~&quot;;[.$B164];&quot;~&quot;;[.$C164];&quot;~&quot;;[.$A164];&quot;~&quot;;[.$F164];&quot;~&quot;;[.$D164];&quot;.wav&quot;&quot;&quot;)" office:value-type="string" office:string-value="mv 1^T163.wav &quot;rn^ZZZ~~~~~.wav&quot;">
            <text:p>mv 1^T163.wav "rn^ZZZ~~~~~.wav"</text:p>
          </table:table-cell>
          <table:table-cell table:formula="of:=CONCATENATE(&quot;-ALBUM &quot;&quot;&quot;;[.A164];&quot;&quot;&quot; -ARTIST &quot;&quot;&quot;;[.B164];&quot;&quot;&quot; -ID3V2TAG TCOM &quot;&quot;&quot;;[.C164];&quot;&quot;&quot; -GENRE &quot;&quot;&quot;;[.D164];&quot;&quot;&quot; -TITLE &quot;&quot;&quot;;[.E164];&quot;&quot;&quot; -TRACK &quot;&quot;&quot;;[.F164];&quot;&quot;&quot; -YEAR &quot;&quot;&quot;;[.H164];&quot;&quot;&quot; &quot;;[.K164];&quot;/&quot;;[.O164];&quot;.mp3&quot;)" office:value-type="string" office:string-value="-ALBUM &quot;&quot; -ARTIST &quot;&quot; -ID3V2TAG TCOM &quot;&quot; -GENRE &quot;&quot; -TITLE &quot;ZZZ&quot; -TRACK &quot;&quot; -YEAR &quot;&quot; 1/T163.mp3">
            <text:p>-ALBUM "" -ARTIST "" -ID3V2TAG TCOM "" -GENRE "" -TITLE "ZZZ" -TRACK "" -YEAR "" 1/T16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64]+1" office:value-type="float" office:value="164">
            <text:p>164</text:p>
          </table:table-cell>
          <table:table-cell table:style-name="ce4"/>
          <table:table-cell table:style-name="ce5" table:formula="of:=IF([.J165]=&quot;X&quot;;[.K164]+1;[.K164])" office:value-type="float" office:value="1">
            <text:p>1</text:p>
          </table:table-cell>
          <table:table-cell table:formula="of:=IF([.J165]=&quot;X&quot;;0;[.L164]+[.G164]+[.J165]/24/60/60)" office:value-type="time" office:time-value="PT00H09M20.304S">
            <text:p>00:09:20.30</text:p>
          </table:table-cell>
          <table:table-cell table:formula="of:=INT([.L165]*24*60)+MOD([.L165]*24*60*60;60)/100" office:value-type="float" office:value="9.20304">
            <text:p>9.203</text:p>
          </table:table-cell>
          <table:table-cell table:formula="of:=[.L165]*24*60*60+[.$N$1]*([.P165]-1)" office:value-type="float" office:value="478.804000000004">
            <text:p>478.804</text:p>
          </table:table-cell>
          <table:table-cell table:formula="of:=CONCATENATE(&quot;T&quot;;[.P165])" office:value-type="string" office:string-value="T164">
            <text:p>T164</text:p>
          </table:table-cell>
          <table:table-cell table:formula="of:=IF([.J165]=&quot;X&quot;;1;[.P164]+1)" office:value-type="float" office:value="164">
            <text:p>164</text:p>
          </table:table-cell>
          <table:table-cell table:style-name="ce7" table:formula="of:=CONCATENATE(&quot;mv &quot;;[.K165];&quot;^&quot;;[.O165];&quot;.wav &quot;&quot;rn^&quot;;[.$E165];&quot;~&quot;;[.$B165];&quot;~&quot;;[.$C165];&quot;~&quot;;[.$A165];&quot;~&quot;;[.$F165];&quot;~&quot;;[.$D165];&quot;.wav&quot;&quot;&quot;)" office:value-type="string" office:string-value="mv 1^T164.wav &quot;rn^ZZZ~~~~~.wav&quot;">
            <text:p>mv 1^T164.wav "rn^ZZZ~~~~~.wav"</text:p>
          </table:table-cell>
          <table:table-cell table:formula="of:=CONCATENATE(&quot;-ALBUM &quot;&quot;&quot;;[.A165];&quot;&quot;&quot; -ARTIST &quot;&quot;&quot;;[.B165];&quot;&quot;&quot; -ID3V2TAG TCOM &quot;&quot;&quot;;[.C165];&quot;&quot;&quot; -GENRE &quot;&quot;&quot;;[.D165];&quot;&quot;&quot; -TITLE &quot;&quot;&quot;;[.E165];&quot;&quot;&quot; -TRACK &quot;&quot;&quot;;[.F165];&quot;&quot;&quot; -YEAR &quot;&quot;&quot;;[.H165];&quot;&quot;&quot; &quot;;[.K165];&quot;/&quot;;[.O165];&quot;.mp3&quot;)" office:value-type="string" office:string-value="-ALBUM &quot;&quot; -ARTIST &quot;&quot; -ID3V2TAG TCOM &quot;&quot; -GENRE &quot;&quot; -TITLE &quot;ZZZ&quot; -TRACK &quot;&quot; -YEAR &quot;&quot; 1/T164.mp3">
            <text:p>-ALBUM "" -ARTIST "" -ID3V2TAG TCOM "" -GENRE "" -TITLE "ZZZ" -TRACK "" -YEAR "" 1/T16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65]+1" office:value-type="float" office:value="165">
            <text:p>165</text:p>
          </table:table-cell>
          <table:table-cell table:style-name="ce4"/>
          <table:table-cell table:style-name="ce5" table:formula="of:=IF([.J166]=&quot;X&quot;;[.K165]+1;[.K165])" office:value-type="float" office:value="1">
            <text:p>1</text:p>
          </table:table-cell>
          <table:table-cell table:formula="of:=IF([.J166]=&quot;X&quot;;0;[.L165]+[.G165]+[.J166]/24/60/60)" office:value-type="time" office:time-value="PT00H09M20.304S">
            <text:p>00:09:20.30</text:p>
          </table:table-cell>
          <table:table-cell table:formula="of:=INT([.L166]*24*60)+MOD([.L166]*24*60*60;60)/100" office:value-type="float" office:value="9.20304">
            <text:p>9.203</text:p>
          </table:table-cell>
          <table:table-cell table:formula="of:=[.L166]*24*60*60+[.$N$1]*([.P166]-1)" office:value-type="float" office:value="478.304000000004">
            <text:p>478.304</text:p>
          </table:table-cell>
          <table:table-cell table:formula="of:=CONCATENATE(&quot;T&quot;;[.P166])" office:value-type="string" office:string-value="T165">
            <text:p>T165</text:p>
          </table:table-cell>
          <table:table-cell table:formula="of:=IF([.J166]=&quot;X&quot;;1;[.P165]+1)" office:value-type="float" office:value="165">
            <text:p>165</text:p>
          </table:table-cell>
          <table:table-cell table:style-name="ce7" table:formula="of:=CONCATENATE(&quot;mv &quot;;[.K166];&quot;^&quot;;[.O166];&quot;.wav &quot;&quot;rn^&quot;;[.$E166];&quot;~&quot;;[.$B166];&quot;~&quot;;[.$C166];&quot;~&quot;;[.$A166];&quot;~&quot;;[.$F166];&quot;~&quot;;[.$D166];&quot;.wav&quot;&quot;&quot;)" office:value-type="string" office:string-value="mv 1^T165.wav &quot;rn^ZZZ~~~~~.wav&quot;">
            <text:p>mv 1^T165.wav "rn^ZZZ~~~~~.wav"</text:p>
          </table:table-cell>
          <table:table-cell table:formula="of:=CONCATENATE(&quot;-ALBUM &quot;&quot;&quot;;[.A166];&quot;&quot;&quot; -ARTIST &quot;&quot;&quot;;[.B166];&quot;&quot;&quot; -ID3V2TAG TCOM &quot;&quot;&quot;;[.C166];&quot;&quot;&quot; -GENRE &quot;&quot;&quot;;[.D166];&quot;&quot;&quot; -TITLE &quot;&quot;&quot;;[.E166];&quot;&quot;&quot; -TRACK &quot;&quot;&quot;;[.F166];&quot;&quot;&quot; -YEAR &quot;&quot;&quot;;[.H166];&quot;&quot;&quot; &quot;;[.K166];&quot;/&quot;;[.O166];&quot;.mp3&quot;)" office:value-type="string" office:string-value="-ALBUM &quot;&quot; -ARTIST &quot;&quot; -ID3V2TAG TCOM &quot;&quot; -GENRE &quot;&quot; -TITLE &quot;ZZZ&quot; -TRACK &quot;&quot; -YEAR &quot;&quot; 1/T165.mp3">
            <text:p>-ALBUM "" -ARTIST "" -ID3V2TAG TCOM "" -GENRE "" -TITLE "ZZZ" -TRACK "" -YEAR "" 1/T16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66]+1" office:value-type="float" office:value="166">
            <text:p>166</text:p>
          </table:table-cell>
          <table:table-cell table:style-name="ce4"/>
          <table:table-cell table:style-name="ce5" table:formula="of:=IF([.J167]=&quot;X&quot;;[.K166]+1;[.K166])" office:value-type="float" office:value="1">
            <text:p>1</text:p>
          </table:table-cell>
          <table:table-cell table:formula="of:=IF([.J167]=&quot;X&quot;;0;[.L166]+[.G166]+[.J167]/24/60/60)" office:value-type="time" office:time-value="PT00H09M20.304S">
            <text:p>00:09:20.30</text:p>
          </table:table-cell>
          <table:table-cell table:formula="of:=INT([.L167]*24*60)+MOD([.L167]*24*60*60;60)/100" office:value-type="float" office:value="9.20304">
            <text:p>9.203</text:p>
          </table:table-cell>
          <table:table-cell table:formula="of:=[.L167]*24*60*60+[.$N$1]*([.P167]-1)" office:value-type="float" office:value="477.804000000004">
            <text:p>477.804</text:p>
          </table:table-cell>
          <table:table-cell table:formula="of:=CONCATENATE(&quot;T&quot;;[.P167])" office:value-type="string" office:string-value="T166">
            <text:p>T166</text:p>
          </table:table-cell>
          <table:table-cell table:formula="of:=IF([.J167]=&quot;X&quot;;1;[.P166]+1)" office:value-type="float" office:value="166">
            <text:p>166</text:p>
          </table:table-cell>
          <table:table-cell table:style-name="ce7" table:formula="of:=CONCATENATE(&quot;mv &quot;;[.K167];&quot;^&quot;;[.O167];&quot;.wav &quot;&quot;rn^&quot;;[.$E167];&quot;~&quot;;[.$B167];&quot;~&quot;;[.$C167];&quot;~&quot;;[.$A167];&quot;~&quot;;[.$F167];&quot;~&quot;;[.$D167];&quot;.wav&quot;&quot;&quot;)" office:value-type="string" office:string-value="mv 1^T166.wav &quot;rn^ZZZ~~~~~.wav&quot;">
            <text:p>mv 1^T166.wav "rn^ZZZ~~~~~.wav"</text:p>
          </table:table-cell>
          <table:table-cell table:formula="of:=CONCATENATE(&quot;-ALBUM &quot;&quot;&quot;;[.A167];&quot;&quot;&quot; -ARTIST &quot;&quot;&quot;;[.B167];&quot;&quot;&quot; -ID3V2TAG TCOM &quot;&quot;&quot;;[.C167];&quot;&quot;&quot; -GENRE &quot;&quot;&quot;;[.D167];&quot;&quot;&quot; -TITLE &quot;&quot;&quot;;[.E167];&quot;&quot;&quot; -TRACK &quot;&quot;&quot;;[.F167];&quot;&quot;&quot; -YEAR &quot;&quot;&quot;;[.H167];&quot;&quot;&quot; &quot;;[.K167];&quot;/&quot;;[.O167];&quot;.mp3&quot;)" office:value-type="string" office:string-value="-ALBUM &quot;&quot; -ARTIST &quot;&quot; -ID3V2TAG TCOM &quot;&quot; -GENRE &quot;&quot; -TITLE &quot;ZZZ&quot; -TRACK &quot;&quot; -YEAR &quot;&quot; 1/T166.mp3">
            <text:p>-ALBUM "" -ARTIST "" -ID3V2TAG TCOM "" -GENRE "" -TITLE "ZZZ" -TRACK "" -YEAR "" 1/T16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67]+1" office:value-type="float" office:value="167">
            <text:p>167</text:p>
          </table:table-cell>
          <table:table-cell table:style-name="ce4"/>
          <table:table-cell table:style-name="ce5" table:formula="of:=IF([.J168]=&quot;X&quot;;[.K167]+1;[.K167])" office:value-type="float" office:value="1">
            <text:p>1</text:p>
          </table:table-cell>
          <table:table-cell table:formula="of:=IF([.J168]=&quot;X&quot;;0;[.L167]+[.G167]+[.J168]/24/60/60)" office:value-type="time" office:time-value="PT00H09M20.304S">
            <text:p>00:09:20.30</text:p>
          </table:table-cell>
          <table:table-cell table:formula="of:=INT([.L168]*24*60)+MOD([.L168]*24*60*60;60)/100" office:value-type="float" office:value="9.20304">
            <text:p>9.203</text:p>
          </table:table-cell>
          <table:table-cell table:formula="of:=[.L168]*24*60*60+[.$N$1]*([.P168]-1)" office:value-type="float" office:value="477.304000000004">
            <text:p>477.304</text:p>
          </table:table-cell>
          <table:table-cell table:formula="of:=CONCATENATE(&quot;T&quot;;[.P168])" office:value-type="string" office:string-value="T167">
            <text:p>T167</text:p>
          </table:table-cell>
          <table:table-cell table:formula="of:=IF([.J168]=&quot;X&quot;;1;[.P167]+1)" office:value-type="float" office:value="167">
            <text:p>167</text:p>
          </table:table-cell>
          <table:table-cell table:style-name="ce7" table:formula="of:=CONCATENATE(&quot;mv &quot;;[.K168];&quot;^&quot;;[.O168];&quot;.wav &quot;&quot;rn^&quot;;[.$E168];&quot;~&quot;;[.$B168];&quot;~&quot;;[.$C168];&quot;~&quot;;[.$A168];&quot;~&quot;;[.$F168];&quot;~&quot;;[.$D168];&quot;.wav&quot;&quot;&quot;)" office:value-type="string" office:string-value="mv 1^T167.wav &quot;rn^ZZZ~~~~~.wav&quot;">
            <text:p>mv 1^T167.wav "rn^ZZZ~~~~~.wav"</text:p>
          </table:table-cell>
          <table:table-cell table:formula="of:=CONCATENATE(&quot;-ALBUM &quot;&quot;&quot;;[.A168];&quot;&quot;&quot; -ARTIST &quot;&quot;&quot;;[.B168];&quot;&quot;&quot; -ID3V2TAG TCOM &quot;&quot;&quot;;[.C168];&quot;&quot;&quot; -GENRE &quot;&quot;&quot;;[.D168];&quot;&quot;&quot; -TITLE &quot;&quot;&quot;;[.E168];&quot;&quot;&quot; -TRACK &quot;&quot;&quot;;[.F168];&quot;&quot;&quot; -YEAR &quot;&quot;&quot;;[.H168];&quot;&quot;&quot; &quot;;[.K168];&quot;/&quot;;[.O168];&quot;.mp3&quot;)" office:value-type="string" office:string-value="-ALBUM &quot;&quot; -ARTIST &quot;&quot; -ID3V2TAG TCOM &quot;&quot; -GENRE &quot;&quot; -TITLE &quot;ZZZ&quot; -TRACK &quot;&quot; -YEAR &quot;&quot; 1/T167.mp3">
            <text:p>-ALBUM "" -ARTIST "" -ID3V2TAG TCOM "" -GENRE "" -TITLE "ZZZ" -TRACK "" -YEAR "" 1/T16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68]+1" office:value-type="float" office:value="168">
            <text:p>168</text:p>
          </table:table-cell>
          <table:table-cell table:style-name="ce4"/>
          <table:table-cell table:style-name="ce5" table:formula="of:=IF([.J169]=&quot;X&quot;;[.K168]+1;[.K168])" office:value-type="float" office:value="1">
            <text:p>1</text:p>
          </table:table-cell>
          <table:table-cell table:formula="of:=IF([.J169]=&quot;X&quot;;0;[.L168]+[.G168]+[.J169]/24/60/60)" office:value-type="time" office:time-value="PT00H09M20.304S">
            <text:p>00:09:20.30</text:p>
          </table:table-cell>
          <table:table-cell table:formula="of:=INT([.L169]*24*60)+MOD([.L169]*24*60*60;60)/100" office:value-type="float" office:value="9.20304">
            <text:p>9.203</text:p>
          </table:table-cell>
          <table:table-cell table:formula="of:=[.L169]*24*60*60+[.$N$1]*([.P169]-1)" office:value-type="float" office:value="476.804000000004">
            <text:p>476.804</text:p>
          </table:table-cell>
          <table:table-cell table:formula="of:=CONCATENATE(&quot;T&quot;;[.P169])" office:value-type="string" office:string-value="T168">
            <text:p>T168</text:p>
          </table:table-cell>
          <table:table-cell table:formula="of:=IF([.J169]=&quot;X&quot;;1;[.P168]+1)" office:value-type="float" office:value="168">
            <text:p>168</text:p>
          </table:table-cell>
          <table:table-cell table:style-name="ce7" table:formula="of:=CONCATENATE(&quot;mv &quot;;[.K169];&quot;^&quot;;[.O169];&quot;.wav &quot;&quot;rn^&quot;;[.$E169];&quot;~&quot;;[.$B169];&quot;~&quot;;[.$C169];&quot;~&quot;;[.$A169];&quot;~&quot;;[.$F169];&quot;~&quot;;[.$D169];&quot;.wav&quot;&quot;&quot;)" office:value-type="string" office:string-value="mv 1^T168.wav &quot;rn^ZZZ~~~~~.wav&quot;">
            <text:p>mv 1^T168.wav "rn^ZZZ~~~~~.wav"</text:p>
          </table:table-cell>
          <table:table-cell table:formula="of:=CONCATENATE(&quot;-ALBUM &quot;&quot;&quot;;[.A169];&quot;&quot;&quot; -ARTIST &quot;&quot;&quot;;[.B169];&quot;&quot;&quot; -ID3V2TAG TCOM &quot;&quot;&quot;;[.C169];&quot;&quot;&quot; -GENRE &quot;&quot;&quot;;[.D169];&quot;&quot;&quot; -TITLE &quot;&quot;&quot;;[.E169];&quot;&quot;&quot; -TRACK &quot;&quot;&quot;;[.F169];&quot;&quot;&quot; -YEAR &quot;&quot;&quot;;[.H169];&quot;&quot;&quot; &quot;;[.K169];&quot;/&quot;;[.O169];&quot;.mp3&quot;)" office:value-type="string" office:string-value="-ALBUM &quot;&quot; -ARTIST &quot;&quot; -ID3V2TAG TCOM &quot;&quot; -GENRE &quot;&quot; -TITLE &quot;ZZZ&quot; -TRACK &quot;&quot; -YEAR &quot;&quot; 1/T168.mp3">
            <text:p>-ALBUM "" -ARTIST "" -ID3V2TAG TCOM "" -GENRE "" -TITLE "ZZZ" -TRACK "" -YEAR "" 1/T16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69]+1" office:value-type="float" office:value="169">
            <text:p>169</text:p>
          </table:table-cell>
          <table:table-cell table:style-name="ce4"/>
          <table:table-cell table:style-name="ce5" table:formula="of:=IF([.J170]=&quot;X&quot;;[.K169]+1;[.K169])" office:value-type="float" office:value="1">
            <text:p>1</text:p>
          </table:table-cell>
          <table:table-cell table:formula="of:=IF([.J170]=&quot;X&quot;;0;[.L169]+[.G169]+[.J170]/24/60/60)" office:value-type="time" office:time-value="PT00H09M20.304S">
            <text:p>00:09:20.30</text:p>
          </table:table-cell>
          <table:table-cell table:formula="of:=INT([.L170]*24*60)+MOD([.L170]*24*60*60;60)/100" office:value-type="float" office:value="9.20304">
            <text:p>9.203</text:p>
          </table:table-cell>
          <table:table-cell table:formula="of:=[.L170]*24*60*60+[.$N$1]*([.P170]-1)" office:value-type="float" office:value="476.304000000004">
            <text:p>476.304</text:p>
          </table:table-cell>
          <table:table-cell table:formula="of:=CONCATENATE(&quot;T&quot;;[.P170])" office:value-type="string" office:string-value="T169">
            <text:p>T169</text:p>
          </table:table-cell>
          <table:table-cell table:formula="of:=IF([.J170]=&quot;X&quot;;1;[.P169]+1)" office:value-type="float" office:value="169">
            <text:p>169</text:p>
          </table:table-cell>
          <table:table-cell table:style-name="ce7" table:formula="of:=CONCATENATE(&quot;mv &quot;;[.K170];&quot;^&quot;;[.O170];&quot;.wav &quot;&quot;rn^&quot;;[.$E170];&quot;~&quot;;[.$B170];&quot;~&quot;;[.$C170];&quot;~&quot;;[.$A170];&quot;~&quot;;[.$F170];&quot;~&quot;;[.$D170];&quot;.wav&quot;&quot;&quot;)" office:value-type="string" office:string-value="mv 1^T169.wav &quot;rn^ZZZ~~~~~.wav&quot;">
            <text:p>mv 1^T169.wav "rn^ZZZ~~~~~.wav"</text:p>
          </table:table-cell>
          <table:table-cell table:formula="of:=CONCATENATE(&quot;-ALBUM &quot;&quot;&quot;;[.A170];&quot;&quot;&quot; -ARTIST &quot;&quot;&quot;;[.B170];&quot;&quot;&quot; -ID3V2TAG TCOM &quot;&quot;&quot;;[.C170];&quot;&quot;&quot; -GENRE &quot;&quot;&quot;;[.D170];&quot;&quot;&quot; -TITLE &quot;&quot;&quot;;[.E170];&quot;&quot;&quot; -TRACK &quot;&quot;&quot;;[.F170];&quot;&quot;&quot; -YEAR &quot;&quot;&quot;;[.H170];&quot;&quot;&quot; &quot;;[.K170];&quot;/&quot;;[.O170];&quot;.mp3&quot;)" office:value-type="string" office:string-value="-ALBUM &quot;&quot; -ARTIST &quot;&quot; -ID3V2TAG TCOM &quot;&quot; -GENRE &quot;&quot; -TITLE &quot;ZZZ&quot; -TRACK &quot;&quot; -YEAR &quot;&quot; 1/T169.mp3">
            <text:p>-ALBUM "" -ARTIST "" -ID3V2TAG TCOM "" -GENRE "" -TITLE "ZZZ" -TRACK "" -YEAR "" 1/T16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70]+1" office:value-type="float" office:value="170">
            <text:p>170</text:p>
          </table:table-cell>
          <table:table-cell table:style-name="ce4"/>
          <table:table-cell table:style-name="ce5" table:formula="of:=IF([.J171]=&quot;X&quot;;[.K170]+1;[.K170])" office:value-type="float" office:value="1">
            <text:p>1</text:p>
          </table:table-cell>
          <table:table-cell table:formula="of:=IF([.J171]=&quot;X&quot;;0;[.L170]+[.G170]+[.J171]/24/60/60)" office:value-type="time" office:time-value="PT00H09M20.304S">
            <text:p>00:09:20.30</text:p>
          </table:table-cell>
          <table:table-cell table:formula="of:=INT([.L171]*24*60)+MOD([.L171]*24*60*60;60)/100" office:value-type="float" office:value="9.20304">
            <text:p>9.203</text:p>
          </table:table-cell>
          <table:table-cell table:formula="of:=[.L171]*24*60*60+[.$N$1]*([.P171]-1)" office:value-type="float" office:value="475.804000000004">
            <text:p>475.804</text:p>
          </table:table-cell>
          <table:table-cell table:formula="of:=CONCATENATE(&quot;T&quot;;[.P171])" office:value-type="string" office:string-value="T170">
            <text:p>T170</text:p>
          </table:table-cell>
          <table:table-cell table:formula="of:=IF([.J171]=&quot;X&quot;;1;[.P170]+1)" office:value-type="float" office:value="170">
            <text:p>170</text:p>
          </table:table-cell>
          <table:table-cell table:style-name="ce7" table:formula="of:=CONCATENATE(&quot;mv &quot;;[.K171];&quot;^&quot;;[.O171];&quot;.wav &quot;&quot;rn^&quot;;[.$E171];&quot;~&quot;;[.$B171];&quot;~&quot;;[.$C171];&quot;~&quot;;[.$A171];&quot;~&quot;;[.$F171];&quot;~&quot;;[.$D171];&quot;.wav&quot;&quot;&quot;)" office:value-type="string" office:string-value="mv 1^T170.wav &quot;rn^ZZZ~~~~~.wav&quot;">
            <text:p>mv 1^T170.wav "rn^ZZZ~~~~~.wav"</text:p>
          </table:table-cell>
          <table:table-cell table:formula="of:=CONCATENATE(&quot;-ALBUM &quot;&quot;&quot;;[.A171];&quot;&quot;&quot; -ARTIST &quot;&quot;&quot;;[.B171];&quot;&quot;&quot; -ID3V2TAG TCOM &quot;&quot;&quot;;[.C171];&quot;&quot;&quot; -GENRE &quot;&quot;&quot;;[.D171];&quot;&quot;&quot; -TITLE &quot;&quot;&quot;;[.E171];&quot;&quot;&quot; -TRACK &quot;&quot;&quot;;[.F171];&quot;&quot;&quot; -YEAR &quot;&quot;&quot;;[.H171];&quot;&quot;&quot; &quot;;[.K171];&quot;/&quot;;[.O171];&quot;.mp3&quot;)" office:value-type="string" office:string-value="-ALBUM &quot;&quot; -ARTIST &quot;&quot; -ID3V2TAG TCOM &quot;&quot; -GENRE &quot;&quot; -TITLE &quot;ZZZ&quot; -TRACK &quot;&quot; -YEAR &quot;&quot; 1/T170.mp3">
            <text:p>-ALBUM "" -ARTIST "" -ID3V2TAG TCOM "" -GENRE "" -TITLE "ZZZ" -TRACK "" -YEAR "" 1/T17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71]+1" office:value-type="float" office:value="171">
            <text:p>171</text:p>
          </table:table-cell>
          <table:table-cell table:style-name="ce4"/>
          <table:table-cell table:style-name="ce5" table:formula="of:=IF([.J172]=&quot;X&quot;;[.K171]+1;[.K171])" office:value-type="float" office:value="1">
            <text:p>1</text:p>
          </table:table-cell>
          <table:table-cell table:formula="of:=IF([.J172]=&quot;X&quot;;0;[.L171]+[.G171]+[.J172]/24/60/60)" office:value-type="time" office:time-value="PT00H09M20.304S">
            <text:p>00:09:20.30</text:p>
          </table:table-cell>
          <table:table-cell table:formula="of:=INT([.L172]*24*60)+MOD([.L172]*24*60*60;60)/100" office:value-type="float" office:value="9.20304">
            <text:p>9.203</text:p>
          </table:table-cell>
          <table:table-cell table:formula="of:=[.L172]*24*60*60+[.$N$1]*([.P172]-1)" office:value-type="float" office:value="475.304000000004">
            <text:p>475.304</text:p>
          </table:table-cell>
          <table:table-cell table:formula="of:=CONCATENATE(&quot;T&quot;;[.P172])" office:value-type="string" office:string-value="T171">
            <text:p>T171</text:p>
          </table:table-cell>
          <table:table-cell table:formula="of:=IF([.J172]=&quot;X&quot;;1;[.P171]+1)" office:value-type="float" office:value="171">
            <text:p>171</text:p>
          </table:table-cell>
          <table:table-cell table:style-name="ce7" table:formula="of:=CONCATENATE(&quot;mv &quot;;[.K172];&quot;^&quot;;[.O172];&quot;.wav &quot;&quot;rn^&quot;;[.$E172];&quot;~&quot;;[.$B172];&quot;~&quot;;[.$C172];&quot;~&quot;;[.$A172];&quot;~&quot;;[.$F172];&quot;~&quot;;[.$D172];&quot;.wav&quot;&quot;&quot;)" office:value-type="string" office:string-value="mv 1^T171.wav &quot;rn^ZZZ~~~~~.wav&quot;">
            <text:p>mv 1^T171.wav "rn^ZZZ~~~~~.wav"</text:p>
          </table:table-cell>
          <table:table-cell table:formula="of:=CONCATENATE(&quot;-ALBUM &quot;&quot;&quot;;[.A172];&quot;&quot;&quot; -ARTIST &quot;&quot;&quot;;[.B172];&quot;&quot;&quot; -ID3V2TAG TCOM &quot;&quot;&quot;;[.C172];&quot;&quot;&quot; -GENRE &quot;&quot;&quot;;[.D172];&quot;&quot;&quot; -TITLE &quot;&quot;&quot;;[.E172];&quot;&quot;&quot; -TRACK &quot;&quot;&quot;;[.F172];&quot;&quot;&quot; -YEAR &quot;&quot;&quot;;[.H172];&quot;&quot;&quot; &quot;;[.K172];&quot;/&quot;;[.O172];&quot;.mp3&quot;)" office:value-type="string" office:string-value="-ALBUM &quot;&quot; -ARTIST &quot;&quot; -ID3V2TAG TCOM &quot;&quot; -GENRE &quot;&quot; -TITLE &quot;ZZZ&quot; -TRACK &quot;&quot; -YEAR &quot;&quot; 1/T171.mp3">
            <text:p>-ALBUM "" -ARTIST "" -ID3V2TAG TCOM "" -GENRE "" -TITLE "ZZZ" -TRACK "" -YEAR "" 1/T17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72]+1" office:value-type="float" office:value="172">
            <text:p>172</text:p>
          </table:table-cell>
          <table:table-cell table:style-name="ce4"/>
          <table:table-cell table:style-name="ce5" table:formula="of:=IF([.J173]=&quot;X&quot;;[.K172]+1;[.K172])" office:value-type="float" office:value="1">
            <text:p>1</text:p>
          </table:table-cell>
          <table:table-cell table:formula="of:=IF([.J173]=&quot;X&quot;;0;[.L172]+[.G172]+[.J173]/24/60/60)" office:value-type="time" office:time-value="PT00H09M20.304S">
            <text:p>00:09:20.30</text:p>
          </table:table-cell>
          <table:table-cell table:formula="of:=INT([.L173]*24*60)+MOD([.L173]*24*60*60;60)/100" office:value-type="float" office:value="9.20304">
            <text:p>9.203</text:p>
          </table:table-cell>
          <table:table-cell table:formula="of:=[.L173]*24*60*60+[.$N$1]*([.P173]-1)" office:value-type="float" office:value="474.804000000004">
            <text:p>474.804</text:p>
          </table:table-cell>
          <table:table-cell table:formula="of:=CONCATENATE(&quot;T&quot;;[.P173])" office:value-type="string" office:string-value="T172">
            <text:p>T172</text:p>
          </table:table-cell>
          <table:table-cell table:formula="of:=IF([.J173]=&quot;X&quot;;1;[.P172]+1)" office:value-type="float" office:value="172">
            <text:p>172</text:p>
          </table:table-cell>
          <table:table-cell table:style-name="ce7" table:formula="of:=CONCATENATE(&quot;mv &quot;;[.K173];&quot;^&quot;;[.O173];&quot;.wav &quot;&quot;rn^&quot;;[.$E173];&quot;~&quot;;[.$B173];&quot;~&quot;;[.$C173];&quot;~&quot;;[.$A173];&quot;~&quot;;[.$F173];&quot;~&quot;;[.$D173];&quot;.wav&quot;&quot;&quot;)" office:value-type="string" office:string-value="mv 1^T172.wav &quot;rn^ZZZ~~~~~.wav&quot;">
            <text:p>mv 1^T172.wav "rn^ZZZ~~~~~.wav"</text:p>
          </table:table-cell>
          <table:table-cell table:formula="of:=CONCATENATE(&quot;-ALBUM &quot;&quot;&quot;;[.A173];&quot;&quot;&quot; -ARTIST &quot;&quot;&quot;;[.B173];&quot;&quot;&quot; -ID3V2TAG TCOM &quot;&quot;&quot;;[.C173];&quot;&quot;&quot; -GENRE &quot;&quot;&quot;;[.D173];&quot;&quot;&quot; -TITLE &quot;&quot;&quot;;[.E173];&quot;&quot;&quot; -TRACK &quot;&quot;&quot;;[.F173];&quot;&quot;&quot; -YEAR &quot;&quot;&quot;;[.H173];&quot;&quot;&quot; &quot;;[.K173];&quot;/&quot;;[.O173];&quot;.mp3&quot;)" office:value-type="string" office:string-value="-ALBUM &quot;&quot; -ARTIST &quot;&quot; -ID3V2TAG TCOM &quot;&quot; -GENRE &quot;&quot; -TITLE &quot;ZZZ&quot; -TRACK &quot;&quot; -YEAR &quot;&quot; 1/T172.mp3">
            <text:p>-ALBUM "" -ARTIST "" -ID3V2TAG TCOM "" -GENRE "" -TITLE "ZZZ" -TRACK "" -YEAR "" 1/T17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73]+1" office:value-type="float" office:value="173">
            <text:p>173</text:p>
          </table:table-cell>
          <table:table-cell table:style-name="ce4"/>
          <table:table-cell table:style-name="ce5" table:formula="of:=IF([.J174]=&quot;X&quot;;[.K173]+1;[.K173])" office:value-type="float" office:value="1">
            <text:p>1</text:p>
          </table:table-cell>
          <table:table-cell table:formula="of:=IF([.J174]=&quot;X&quot;;0;[.L173]+[.G173]+[.J174]/24/60/60)" office:value-type="time" office:time-value="PT00H09M20.304S">
            <text:p>00:09:20.30</text:p>
          </table:table-cell>
          <table:table-cell table:formula="of:=INT([.L174]*24*60)+MOD([.L174]*24*60*60;60)/100" office:value-type="float" office:value="9.20304">
            <text:p>9.203</text:p>
          </table:table-cell>
          <table:table-cell table:formula="of:=[.L174]*24*60*60+[.$N$1]*([.P174]-1)" office:value-type="float" office:value="474.304000000004">
            <text:p>474.304</text:p>
          </table:table-cell>
          <table:table-cell table:formula="of:=CONCATENATE(&quot;T&quot;;[.P174])" office:value-type="string" office:string-value="T173">
            <text:p>T173</text:p>
          </table:table-cell>
          <table:table-cell table:formula="of:=IF([.J174]=&quot;X&quot;;1;[.P173]+1)" office:value-type="float" office:value="173">
            <text:p>173</text:p>
          </table:table-cell>
          <table:table-cell table:style-name="ce7" table:formula="of:=CONCATENATE(&quot;mv &quot;;[.K174];&quot;^&quot;;[.O174];&quot;.wav &quot;&quot;rn^&quot;;[.$E174];&quot;~&quot;;[.$B174];&quot;~&quot;;[.$C174];&quot;~&quot;;[.$A174];&quot;~&quot;;[.$F174];&quot;~&quot;;[.$D174];&quot;.wav&quot;&quot;&quot;)" office:value-type="string" office:string-value="mv 1^T173.wav &quot;rn^ZZZ~~~~~.wav&quot;">
            <text:p>mv 1^T173.wav "rn^ZZZ~~~~~.wav"</text:p>
          </table:table-cell>
          <table:table-cell table:formula="of:=CONCATENATE(&quot;-ALBUM &quot;&quot;&quot;;[.A174];&quot;&quot;&quot; -ARTIST &quot;&quot;&quot;;[.B174];&quot;&quot;&quot; -ID3V2TAG TCOM &quot;&quot;&quot;;[.C174];&quot;&quot;&quot; -GENRE &quot;&quot;&quot;;[.D174];&quot;&quot;&quot; -TITLE &quot;&quot;&quot;;[.E174];&quot;&quot;&quot; -TRACK &quot;&quot;&quot;;[.F174];&quot;&quot;&quot; -YEAR &quot;&quot;&quot;;[.H174];&quot;&quot;&quot; &quot;;[.K174];&quot;/&quot;;[.O174];&quot;.mp3&quot;)" office:value-type="string" office:string-value="-ALBUM &quot;&quot; -ARTIST &quot;&quot; -ID3V2TAG TCOM &quot;&quot; -GENRE &quot;&quot; -TITLE &quot;ZZZ&quot; -TRACK &quot;&quot; -YEAR &quot;&quot; 1/T173.mp3">
            <text:p>-ALBUM "" -ARTIST "" -ID3V2TAG TCOM "" -GENRE "" -TITLE "ZZZ" -TRACK "" -YEAR "" 1/T17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74]+1" office:value-type="float" office:value="174">
            <text:p>174</text:p>
          </table:table-cell>
          <table:table-cell table:style-name="ce4"/>
          <table:table-cell table:style-name="ce5" table:formula="of:=IF([.J175]=&quot;X&quot;;[.K174]+1;[.K174])" office:value-type="float" office:value="1">
            <text:p>1</text:p>
          </table:table-cell>
          <table:table-cell table:formula="of:=IF([.J175]=&quot;X&quot;;0;[.L174]+[.G174]+[.J175]/24/60/60)" office:value-type="time" office:time-value="PT00H09M20.304S">
            <text:p>00:09:20.30</text:p>
          </table:table-cell>
          <table:table-cell table:formula="of:=INT([.L175]*24*60)+MOD([.L175]*24*60*60;60)/100" office:value-type="float" office:value="9.20304">
            <text:p>9.203</text:p>
          </table:table-cell>
          <table:table-cell table:formula="of:=[.L175]*24*60*60+[.$N$1]*([.P175]-1)" office:value-type="float" office:value="473.804000000004">
            <text:p>473.804</text:p>
          </table:table-cell>
          <table:table-cell table:formula="of:=CONCATENATE(&quot;T&quot;;[.P175])" office:value-type="string" office:string-value="T174">
            <text:p>T174</text:p>
          </table:table-cell>
          <table:table-cell table:formula="of:=IF([.J175]=&quot;X&quot;;1;[.P174]+1)" office:value-type="float" office:value="174">
            <text:p>174</text:p>
          </table:table-cell>
          <table:table-cell table:style-name="ce7" table:formula="of:=CONCATENATE(&quot;mv &quot;;[.K175];&quot;^&quot;;[.O175];&quot;.wav &quot;&quot;rn^&quot;;[.$E175];&quot;~&quot;;[.$B175];&quot;~&quot;;[.$C175];&quot;~&quot;;[.$A175];&quot;~&quot;;[.$F175];&quot;~&quot;;[.$D175];&quot;.wav&quot;&quot;&quot;)" office:value-type="string" office:string-value="mv 1^T174.wav &quot;rn^ZZZ~~~~~.wav&quot;">
            <text:p>mv 1^T174.wav "rn^ZZZ~~~~~.wav"</text:p>
          </table:table-cell>
          <table:table-cell table:formula="of:=CONCATENATE(&quot;-ALBUM &quot;&quot;&quot;;[.A175];&quot;&quot;&quot; -ARTIST &quot;&quot;&quot;;[.B175];&quot;&quot;&quot; -ID3V2TAG TCOM &quot;&quot;&quot;;[.C175];&quot;&quot;&quot; -GENRE &quot;&quot;&quot;;[.D175];&quot;&quot;&quot; -TITLE &quot;&quot;&quot;;[.E175];&quot;&quot;&quot; -TRACK &quot;&quot;&quot;;[.F175];&quot;&quot;&quot; -YEAR &quot;&quot;&quot;;[.H175];&quot;&quot;&quot; &quot;;[.K175];&quot;/&quot;;[.O175];&quot;.mp3&quot;)" office:value-type="string" office:string-value="-ALBUM &quot;&quot; -ARTIST &quot;&quot; -ID3V2TAG TCOM &quot;&quot; -GENRE &quot;&quot; -TITLE &quot;ZZZ&quot; -TRACK &quot;&quot; -YEAR &quot;&quot; 1/T174.mp3">
            <text:p>-ALBUM "" -ARTIST "" -ID3V2TAG TCOM "" -GENRE "" -TITLE "ZZZ" -TRACK "" -YEAR "" 1/T17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75]+1" office:value-type="float" office:value="175">
            <text:p>175</text:p>
          </table:table-cell>
          <table:table-cell table:style-name="ce4"/>
          <table:table-cell table:style-name="ce5" table:formula="of:=IF([.J176]=&quot;X&quot;;[.K175]+1;[.K175])" office:value-type="float" office:value="1">
            <text:p>1</text:p>
          </table:table-cell>
          <table:table-cell table:formula="of:=IF([.J176]=&quot;X&quot;;0;[.L175]+[.G175]+[.J176]/24/60/60)" office:value-type="time" office:time-value="PT00H09M20.304S">
            <text:p>00:09:20.30</text:p>
          </table:table-cell>
          <table:table-cell table:formula="of:=INT([.L176]*24*60)+MOD([.L176]*24*60*60;60)/100" office:value-type="float" office:value="9.20304">
            <text:p>9.203</text:p>
          </table:table-cell>
          <table:table-cell table:formula="of:=[.L176]*24*60*60+[.$N$1]*([.P176]-1)" office:value-type="float" office:value="473.304000000004">
            <text:p>473.304</text:p>
          </table:table-cell>
          <table:table-cell table:formula="of:=CONCATENATE(&quot;T&quot;;[.P176])" office:value-type="string" office:string-value="T175">
            <text:p>T175</text:p>
          </table:table-cell>
          <table:table-cell table:formula="of:=IF([.J176]=&quot;X&quot;;1;[.P175]+1)" office:value-type="float" office:value="175">
            <text:p>175</text:p>
          </table:table-cell>
          <table:table-cell table:style-name="ce7" table:formula="of:=CONCATENATE(&quot;mv &quot;;[.K176];&quot;^&quot;;[.O176];&quot;.wav &quot;&quot;rn^&quot;;[.$E176];&quot;~&quot;;[.$B176];&quot;~&quot;;[.$C176];&quot;~&quot;;[.$A176];&quot;~&quot;;[.$F176];&quot;~&quot;;[.$D176];&quot;.wav&quot;&quot;&quot;)" office:value-type="string" office:string-value="mv 1^T175.wav &quot;rn^ZZZ~~~~~.wav&quot;">
            <text:p>mv 1^T175.wav "rn^ZZZ~~~~~.wav"</text:p>
          </table:table-cell>
          <table:table-cell table:formula="of:=CONCATENATE(&quot;-ALBUM &quot;&quot;&quot;;[.A176];&quot;&quot;&quot; -ARTIST &quot;&quot;&quot;;[.B176];&quot;&quot;&quot; -ID3V2TAG TCOM &quot;&quot;&quot;;[.C176];&quot;&quot;&quot; -GENRE &quot;&quot;&quot;;[.D176];&quot;&quot;&quot; -TITLE &quot;&quot;&quot;;[.E176];&quot;&quot;&quot; -TRACK &quot;&quot;&quot;;[.F176];&quot;&quot;&quot; -YEAR &quot;&quot;&quot;;[.H176];&quot;&quot;&quot; &quot;;[.K176];&quot;/&quot;;[.O176];&quot;.mp3&quot;)" office:value-type="string" office:string-value="-ALBUM &quot;&quot; -ARTIST &quot;&quot; -ID3V2TAG TCOM &quot;&quot; -GENRE &quot;&quot; -TITLE &quot;ZZZ&quot; -TRACK &quot;&quot; -YEAR &quot;&quot; 1/T175.mp3">
            <text:p>-ALBUM "" -ARTIST "" -ID3V2TAG TCOM "" -GENRE "" -TITLE "ZZZ" -TRACK "" -YEAR "" 1/T17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76]+1" office:value-type="float" office:value="176">
            <text:p>176</text:p>
          </table:table-cell>
          <table:table-cell table:style-name="ce4"/>
          <table:table-cell table:style-name="ce5" table:formula="of:=IF([.J177]=&quot;X&quot;;[.K176]+1;[.K176])" office:value-type="float" office:value="1">
            <text:p>1</text:p>
          </table:table-cell>
          <table:table-cell table:formula="of:=IF([.J177]=&quot;X&quot;;0;[.L176]+[.G176]+[.J177]/24/60/60)" office:value-type="time" office:time-value="PT00H09M20.304S">
            <text:p>00:09:20.30</text:p>
          </table:table-cell>
          <table:table-cell table:formula="of:=INT([.L177]*24*60)+MOD([.L177]*24*60*60;60)/100" office:value-type="float" office:value="9.20304">
            <text:p>9.203</text:p>
          </table:table-cell>
          <table:table-cell table:formula="of:=[.L177]*24*60*60+[.$N$1]*([.P177]-1)" office:value-type="float" office:value="472.804000000004">
            <text:p>472.804</text:p>
          </table:table-cell>
          <table:table-cell table:formula="of:=CONCATENATE(&quot;T&quot;;[.P177])" office:value-type="string" office:string-value="T176">
            <text:p>T176</text:p>
          </table:table-cell>
          <table:table-cell table:formula="of:=IF([.J177]=&quot;X&quot;;1;[.P176]+1)" office:value-type="float" office:value="176">
            <text:p>176</text:p>
          </table:table-cell>
          <table:table-cell table:style-name="ce7" table:formula="of:=CONCATENATE(&quot;mv &quot;;[.K177];&quot;^&quot;;[.O177];&quot;.wav &quot;&quot;rn^&quot;;[.$E177];&quot;~&quot;;[.$B177];&quot;~&quot;;[.$C177];&quot;~&quot;;[.$A177];&quot;~&quot;;[.$F177];&quot;~&quot;;[.$D177];&quot;.wav&quot;&quot;&quot;)" office:value-type="string" office:string-value="mv 1^T176.wav &quot;rn^ZZZ~~~~~.wav&quot;">
            <text:p>mv 1^T176.wav "rn^ZZZ~~~~~.wav"</text:p>
          </table:table-cell>
          <table:table-cell table:formula="of:=CONCATENATE(&quot;-ALBUM &quot;&quot;&quot;;[.A177];&quot;&quot;&quot; -ARTIST &quot;&quot;&quot;;[.B177];&quot;&quot;&quot; -ID3V2TAG TCOM &quot;&quot;&quot;;[.C177];&quot;&quot;&quot; -GENRE &quot;&quot;&quot;;[.D177];&quot;&quot;&quot; -TITLE &quot;&quot;&quot;;[.E177];&quot;&quot;&quot; -TRACK &quot;&quot;&quot;;[.F177];&quot;&quot;&quot; -YEAR &quot;&quot;&quot;;[.H177];&quot;&quot;&quot; &quot;;[.K177];&quot;/&quot;;[.O177];&quot;.mp3&quot;)" office:value-type="string" office:string-value="-ALBUM &quot;&quot; -ARTIST &quot;&quot; -ID3V2TAG TCOM &quot;&quot; -GENRE &quot;&quot; -TITLE &quot;ZZZ&quot; -TRACK &quot;&quot; -YEAR &quot;&quot; 1/T176.mp3">
            <text:p>-ALBUM "" -ARTIST "" -ID3V2TAG TCOM "" -GENRE "" -TITLE "ZZZ" -TRACK "" -YEAR "" 1/T17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77]+1" office:value-type="float" office:value="177">
            <text:p>177</text:p>
          </table:table-cell>
          <table:table-cell table:style-name="ce4"/>
          <table:table-cell table:style-name="ce5" table:formula="of:=IF([.J178]=&quot;X&quot;;[.K177]+1;[.K177])" office:value-type="float" office:value="1">
            <text:p>1</text:p>
          </table:table-cell>
          <table:table-cell table:formula="of:=IF([.J178]=&quot;X&quot;;0;[.L177]+[.G177]+[.J178]/24/60/60)" office:value-type="time" office:time-value="PT00H09M20.304S">
            <text:p>00:09:20.30</text:p>
          </table:table-cell>
          <table:table-cell table:formula="of:=INT([.L178]*24*60)+MOD([.L178]*24*60*60;60)/100" office:value-type="float" office:value="9.20304">
            <text:p>9.203</text:p>
          </table:table-cell>
          <table:table-cell table:formula="of:=[.L178]*24*60*60+[.$N$1]*([.P178]-1)" office:value-type="float" office:value="472.304000000004">
            <text:p>472.304</text:p>
          </table:table-cell>
          <table:table-cell table:formula="of:=CONCATENATE(&quot;T&quot;;[.P178])" office:value-type="string" office:string-value="T177">
            <text:p>T177</text:p>
          </table:table-cell>
          <table:table-cell table:formula="of:=IF([.J178]=&quot;X&quot;;1;[.P177]+1)" office:value-type="float" office:value="177">
            <text:p>177</text:p>
          </table:table-cell>
          <table:table-cell table:style-name="ce7" table:formula="of:=CONCATENATE(&quot;mv &quot;;[.K178];&quot;^&quot;;[.O178];&quot;.wav &quot;&quot;rn^&quot;;[.$E178];&quot;~&quot;;[.$B178];&quot;~&quot;;[.$C178];&quot;~&quot;;[.$A178];&quot;~&quot;;[.$F178];&quot;~&quot;;[.$D178];&quot;.wav&quot;&quot;&quot;)" office:value-type="string" office:string-value="mv 1^T177.wav &quot;rn^ZZZ~~~~~.wav&quot;">
            <text:p>mv 1^T177.wav "rn^ZZZ~~~~~.wav"</text:p>
          </table:table-cell>
          <table:table-cell table:formula="of:=CONCATENATE(&quot;-ALBUM &quot;&quot;&quot;;[.A178];&quot;&quot;&quot; -ARTIST &quot;&quot;&quot;;[.B178];&quot;&quot;&quot; -ID3V2TAG TCOM &quot;&quot;&quot;;[.C178];&quot;&quot;&quot; -GENRE &quot;&quot;&quot;;[.D178];&quot;&quot;&quot; -TITLE &quot;&quot;&quot;;[.E178];&quot;&quot;&quot; -TRACK &quot;&quot;&quot;;[.F178];&quot;&quot;&quot; -YEAR &quot;&quot;&quot;;[.H178];&quot;&quot;&quot; &quot;;[.K178];&quot;/&quot;;[.O178];&quot;.mp3&quot;)" office:value-type="string" office:string-value="-ALBUM &quot;&quot; -ARTIST &quot;&quot; -ID3V2TAG TCOM &quot;&quot; -GENRE &quot;&quot; -TITLE &quot;ZZZ&quot; -TRACK &quot;&quot; -YEAR &quot;&quot; 1/T177.mp3">
            <text:p>-ALBUM "" -ARTIST "" -ID3V2TAG TCOM "" -GENRE "" -TITLE "ZZZ" -TRACK "" -YEAR "" 1/T17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78]+1" office:value-type="float" office:value="178">
            <text:p>178</text:p>
          </table:table-cell>
          <table:table-cell table:style-name="ce4"/>
          <table:table-cell table:style-name="ce5" table:formula="of:=IF([.J179]=&quot;X&quot;;[.K178]+1;[.K178])" office:value-type="float" office:value="1">
            <text:p>1</text:p>
          </table:table-cell>
          <table:table-cell table:formula="of:=IF([.J179]=&quot;X&quot;;0;[.L178]+[.G178]+[.J179]/24/60/60)" office:value-type="time" office:time-value="PT00H09M20.304S">
            <text:p>00:09:20.30</text:p>
          </table:table-cell>
          <table:table-cell table:formula="of:=INT([.L179]*24*60)+MOD([.L179]*24*60*60;60)/100" office:value-type="float" office:value="9.20304">
            <text:p>9.203</text:p>
          </table:table-cell>
          <table:table-cell table:formula="of:=[.L179]*24*60*60+[.$N$1]*([.P179]-1)" office:value-type="float" office:value="471.804000000004">
            <text:p>471.804</text:p>
          </table:table-cell>
          <table:table-cell table:formula="of:=CONCATENATE(&quot;T&quot;;[.P179])" office:value-type="string" office:string-value="T178">
            <text:p>T178</text:p>
          </table:table-cell>
          <table:table-cell table:formula="of:=IF([.J179]=&quot;X&quot;;1;[.P178]+1)" office:value-type="float" office:value="178">
            <text:p>178</text:p>
          </table:table-cell>
          <table:table-cell table:style-name="ce7" table:formula="of:=CONCATENATE(&quot;mv &quot;;[.K179];&quot;^&quot;;[.O179];&quot;.wav &quot;&quot;rn^&quot;;[.$E179];&quot;~&quot;;[.$B179];&quot;~&quot;;[.$C179];&quot;~&quot;;[.$A179];&quot;~&quot;;[.$F179];&quot;~&quot;;[.$D179];&quot;.wav&quot;&quot;&quot;)" office:value-type="string" office:string-value="mv 1^T178.wav &quot;rn^ZZZ~~~~~.wav&quot;">
            <text:p>mv 1^T178.wav "rn^ZZZ~~~~~.wav"</text:p>
          </table:table-cell>
          <table:table-cell table:formula="of:=CONCATENATE(&quot;-ALBUM &quot;&quot;&quot;;[.A179];&quot;&quot;&quot; -ARTIST &quot;&quot;&quot;;[.B179];&quot;&quot;&quot; -ID3V2TAG TCOM &quot;&quot;&quot;;[.C179];&quot;&quot;&quot; -GENRE &quot;&quot;&quot;;[.D179];&quot;&quot;&quot; -TITLE &quot;&quot;&quot;;[.E179];&quot;&quot;&quot; -TRACK &quot;&quot;&quot;;[.F179];&quot;&quot;&quot; -YEAR &quot;&quot;&quot;;[.H179];&quot;&quot;&quot; &quot;;[.K179];&quot;/&quot;;[.O179];&quot;.mp3&quot;)" office:value-type="string" office:string-value="-ALBUM &quot;&quot; -ARTIST &quot;&quot; -ID3V2TAG TCOM &quot;&quot; -GENRE &quot;&quot; -TITLE &quot;ZZZ&quot; -TRACK &quot;&quot; -YEAR &quot;&quot; 1/T178.mp3">
            <text:p>-ALBUM "" -ARTIST "" -ID3V2TAG TCOM "" -GENRE "" -TITLE "ZZZ" -TRACK "" -YEAR "" 1/T17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79]+1" office:value-type="float" office:value="179">
            <text:p>179</text:p>
          </table:table-cell>
          <table:table-cell table:style-name="ce4"/>
          <table:table-cell table:style-name="ce5" table:formula="of:=IF([.J180]=&quot;X&quot;;[.K179]+1;[.K179])" office:value-type="float" office:value="1">
            <text:p>1</text:p>
          </table:table-cell>
          <table:table-cell table:formula="of:=IF([.J180]=&quot;X&quot;;0;[.L179]+[.G179]+[.J180]/24/60/60)" office:value-type="time" office:time-value="PT00H09M20.304S">
            <text:p>00:09:20.30</text:p>
          </table:table-cell>
          <table:table-cell table:formula="of:=INT([.L180]*24*60)+MOD([.L180]*24*60*60;60)/100" office:value-type="float" office:value="9.20304">
            <text:p>9.203</text:p>
          </table:table-cell>
          <table:table-cell table:formula="of:=[.L180]*24*60*60+[.$N$1]*([.P180]-1)" office:value-type="float" office:value="471.304000000004">
            <text:p>471.304</text:p>
          </table:table-cell>
          <table:table-cell table:formula="of:=CONCATENATE(&quot;T&quot;;[.P180])" office:value-type="string" office:string-value="T179">
            <text:p>T179</text:p>
          </table:table-cell>
          <table:table-cell table:formula="of:=IF([.J180]=&quot;X&quot;;1;[.P179]+1)" office:value-type="float" office:value="179">
            <text:p>179</text:p>
          </table:table-cell>
          <table:table-cell table:style-name="ce7" table:formula="of:=CONCATENATE(&quot;mv &quot;;[.K180];&quot;^&quot;;[.O180];&quot;.wav &quot;&quot;rn^&quot;;[.$E180];&quot;~&quot;;[.$B180];&quot;~&quot;;[.$C180];&quot;~&quot;;[.$A180];&quot;~&quot;;[.$F180];&quot;~&quot;;[.$D180];&quot;.wav&quot;&quot;&quot;)" office:value-type="string" office:string-value="mv 1^T179.wav &quot;rn^ZZZ~~~~~.wav&quot;">
            <text:p>mv 1^T179.wav "rn^ZZZ~~~~~.wav"</text:p>
          </table:table-cell>
          <table:table-cell table:formula="of:=CONCATENATE(&quot;-ALBUM &quot;&quot;&quot;;[.A180];&quot;&quot;&quot; -ARTIST &quot;&quot;&quot;;[.B180];&quot;&quot;&quot; -ID3V2TAG TCOM &quot;&quot;&quot;;[.C180];&quot;&quot;&quot; -GENRE &quot;&quot;&quot;;[.D180];&quot;&quot;&quot; -TITLE &quot;&quot;&quot;;[.E180];&quot;&quot;&quot; -TRACK &quot;&quot;&quot;;[.F180];&quot;&quot;&quot; -YEAR &quot;&quot;&quot;;[.H180];&quot;&quot;&quot; &quot;;[.K180];&quot;/&quot;;[.O180];&quot;.mp3&quot;)" office:value-type="string" office:string-value="-ALBUM &quot;&quot; -ARTIST &quot;&quot; -ID3V2TAG TCOM &quot;&quot; -GENRE &quot;&quot; -TITLE &quot;ZZZ&quot; -TRACK &quot;&quot; -YEAR &quot;&quot; 1/T179.mp3">
            <text:p>-ALBUM "" -ARTIST "" -ID3V2TAG TCOM "" -GENRE "" -TITLE "ZZZ" -TRACK "" -YEAR "" 1/T17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80]+1" office:value-type="float" office:value="180">
            <text:p>180</text:p>
          </table:table-cell>
          <table:table-cell table:style-name="ce4"/>
          <table:table-cell table:style-name="ce5" table:formula="of:=IF([.J181]=&quot;X&quot;;[.K180]+1;[.K180])" office:value-type="float" office:value="1">
            <text:p>1</text:p>
          </table:table-cell>
          <table:table-cell table:formula="of:=IF([.J181]=&quot;X&quot;;0;[.L180]+[.G180]+[.J181]/24/60/60)" office:value-type="time" office:time-value="PT00H09M20.304S">
            <text:p>00:09:20.30</text:p>
          </table:table-cell>
          <table:table-cell table:formula="of:=INT([.L181]*24*60)+MOD([.L181]*24*60*60;60)/100" office:value-type="float" office:value="9.20304">
            <text:p>9.203</text:p>
          </table:table-cell>
          <table:table-cell table:formula="of:=[.L181]*24*60*60+[.$N$1]*([.P181]-1)" office:value-type="float" office:value="470.804000000004">
            <text:p>470.804</text:p>
          </table:table-cell>
          <table:table-cell table:formula="of:=CONCATENATE(&quot;T&quot;;[.P181])" office:value-type="string" office:string-value="T180">
            <text:p>T180</text:p>
          </table:table-cell>
          <table:table-cell table:formula="of:=IF([.J181]=&quot;X&quot;;1;[.P180]+1)" office:value-type="float" office:value="180">
            <text:p>180</text:p>
          </table:table-cell>
          <table:table-cell table:style-name="ce7" table:formula="of:=CONCATENATE(&quot;mv &quot;;[.K181];&quot;^&quot;;[.O181];&quot;.wav &quot;&quot;rn^&quot;;[.$E181];&quot;~&quot;;[.$B181];&quot;~&quot;;[.$C181];&quot;~&quot;;[.$A181];&quot;~&quot;;[.$F181];&quot;~&quot;;[.$D181];&quot;.wav&quot;&quot;&quot;)" office:value-type="string" office:string-value="mv 1^T180.wav &quot;rn^ZZZ~~~~~.wav&quot;">
            <text:p>mv 1^T180.wav "rn^ZZZ~~~~~.wav"</text:p>
          </table:table-cell>
          <table:table-cell table:formula="of:=CONCATENATE(&quot;-ALBUM &quot;&quot;&quot;;[.A181];&quot;&quot;&quot; -ARTIST &quot;&quot;&quot;;[.B181];&quot;&quot;&quot; -ID3V2TAG TCOM &quot;&quot;&quot;;[.C181];&quot;&quot;&quot; -GENRE &quot;&quot;&quot;;[.D181];&quot;&quot;&quot; -TITLE &quot;&quot;&quot;;[.E181];&quot;&quot;&quot; -TRACK &quot;&quot;&quot;;[.F181];&quot;&quot;&quot; -YEAR &quot;&quot;&quot;;[.H181];&quot;&quot;&quot; &quot;;[.K181];&quot;/&quot;;[.O181];&quot;.mp3&quot;)" office:value-type="string" office:string-value="-ALBUM &quot;&quot; -ARTIST &quot;&quot; -ID3V2TAG TCOM &quot;&quot; -GENRE &quot;&quot; -TITLE &quot;ZZZ&quot; -TRACK &quot;&quot; -YEAR &quot;&quot; 1/T180.mp3">
            <text:p>-ALBUM "" -ARTIST "" -ID3V2TAG TCOM "" -GENRE "" -TITLE "ZZZ" -TRACK "" -YEAR "" 1/T18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81]+1" office:value-type="float" office:value="181">
            <text:p>181</text:p>
          </table:table-cell>
          <table:table-cell table:style-name="ce4"/>
          <table:table-cell table:style-name="ce5" table:formula="of:=IF([.J182]=&quot;X&quot;;[.K181]+1;[.K181])" office:value-type="float" office:value="1">
            <text:p>1</text:p>
          </table:table-cell>
          <table:table-cell table:formula="of:=IF([.J182]=&quot;X&quot;;0;[.L181]+[.G181]+[.J182]/24/60/60)" office:value-type="time" office:time-value="PT00H09M20.304S">
            <text:p>00:09:20.30</text:p>
          </table:table-cell>
          <table:table-cell table:formula="of:=INT([.L182]*24*60)+MOD([.L182]*24*60*60;60)/100" office:value-type="float" office:value="9.20304">
            <text:p>9.203</text:p>
          </table:table-cell>
          <table:table-cell table:formula="of:=[.L182]*24*60*60+[.$N$1]*([.P182]-1)" office:value-type="float" office:value="470.304000000004">
            <text:p>470.304</text:p>
          </table:table-cell>
          <table:table-cell table:formula="of:=CONCATENATE(&quot;T&quot;;[.P182])" office:value-type="string" office:string-value="T181">
            <text:p>T181</text:p>
          </table:table-cell>
          <table:table-cell table:formula="of:=IF([.J182]=&quot;X&quot;;1;[.P181]+1)" office:value-type="float" office:value="181">
            <text:p>181</text:p>
          </table:table-cell>
          <table:table-cell table:style-name="ce7" table:formula="of:=CONCATENATE(&quot;mv &quot;;[.K182];&quot;^&quot;;[.O182];&quot;.wav &quot;&quot;rn^&quot;;[.$E182];&quot;~&quot;;[.$B182];&quot;~&quot;;[.$C182];&quot;~&quot;;[.$A182];&quot;~&quot;;[.$F182];&quot;~&quot;;[.$D182];&quot;.wav&quot;&quot;&quot;)" office:value-type="string" office:string-value="mv 1^T181.wav &quot;rn^ZZZ~~~~~.wav&quot;">
            <text:p>mv 1^T181.wav "rn^ZZZ~~~~~.wav"</text:p>
          </table:table-cell>
          <table:table-cell table:formula="of:=CONCATENATE(&quot;-ALBUM &quot;&quot;&quot;;[.A182];&quot;&quot;&quot; -ARTIST &quot;&quot;&quot;;[.B182];&quot;&quot;&quot; -ID3V2TAG TCOM &quot;&quot;&quot;;[.C182];&quot;&quot;&quot; -GENRE &quot;&quot;&quot;;[.D182];&quot;&quot;&quot; -TITLE &quot;&quot;&quot;;[.E182];&quot;&quot;&quot; -TRACK &quot;&quot;&quot;;[.F182];&quot;&quot;&quot; -YEAR &quot;&quot;&quot;;[.H182];&quot;&quot;&quot; &quot;;[.K182];&quot;/&quot;;[.O182];&quot;.mp3&quot;)" office:value-type="string" office:string-value="-ALBUM &quot;&quot; -ARTIST &quot;&quot; -ID3V2TAG TCOM &quot;&quot; -GENRE &quot;&quot; -TITLE &quot;ZZZ&quot; -TRACK &quot;&quot; -YEAR &quot;&quot; 1/T181.mp3">
            <text:p>-ALBUM "" -ARTIST "" -ID3V2TAG TCOM "" -GENRE "" -TITLE "ZZZ" -TRACK "" -YEAR "" 1/T18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82]+1" office:value-type="float" office:value="182">
            <text:p>182</text:p>
          </table:table-cell>
          <table:table-cell table:style-name="ce4"/>
          <table:table-cell table:style-name="ce5" table:formula="of:=IF([.J183]=&quot;X&quot;;[.K182]+1;[.K182])" office:value-type="float" office:value="1">
            <text:p>1</text:p>
          </table:table-cell>
          <table:table-cell table:formula="of:=IF([.J183]=&quot;X&quot;;0;[.L182]+[.G182]+[.J183]/24/60/60)" office:value-type="time" office:time-value="PT00H09M20.304S">
            <text:p>00:09:20.30</text:p>
          </table:table-cell>
          <table:table-cell table:formula="of:=INT([.L183]*24*60)+MOD([.L183]*24*60*60;60)/100" office:value-type="float" office:value="9.20304">
            <text:p>9.203</text:p>
          </table:table-cell>
          <table:table-cell table:formula="of:=[.L183]*24*60*60+[.$N$1]*([.P183]-1)" office:value-type="float" office:value="469.804000000004">
            <text:p>469.804</text:p>
          </table:table-cell>
          <table:table-cell table:formula="of:=CONCATENATE(&quot;T&quot;;[.P183])" office:value-type="string" office:string-value="T182">
            <text:p>T182</text:p>
          </table:table-cell>
          <table:table-cell table:formula="of:=IF([.J183]=&quot;X&quot;;1;[.P182]+1)" office:value-type="float" office:value="182">
            <text:p>182</text:p>
          </table:table-cell>
          <table:table-cell table:style-name="ce7" table:formula="of:=CONCATENATE(&quot;mv &quot;;[.K183];&quot;^&quot;;[.O183];&quot;.wav &quot;&quot;rn^&quot;;[.$E183];&quot;~&quot;;[.$B183];&quot;~&quot;;[.$C183];&quot;~&quot;;[.$A183];&quot;~&quot;;[.$F183];&quot;~&quot;;[.$D183];&quot;.wav&quot;&quot;&quot;)" office:value-type="string" office:string-value="mv 1^T182.wav &quot;rn^ZZZ~~~~~.wav&quot;">
            <text:p>mv 1^T182.wav "rn^ZZZ~~~~~.wav"</text:p>
          </table:table-cell>
          <table:table-cell table:formula="of:=CONCATENATE(&quot;-ALBUM &quot;&quot;&quot;;[.A183];&quot;&quot;&quot; -ARTIST &quot;&quot;&quot;;[.B183];&quot;&quot;&quot; -ID3V2TAG TCOM &quot;&quot;&quot;;[.C183];&quot;&quot;&quot; -GENRE &quot;&quot;&quot;;[.D183];&quot;&quot;&quot; -TITLE &quot;&quot;&quot;;[.E183];&quot;&quot;&quot; -TRACK &quot;&quot;&quot;;[.F183];&quot;&quot;&quot; -YEAR &quot;&quot;&quot;;[.H183];&quot;&quot;&quot; &quot;;[.K183];&quot;/&quot;;[.O183];&quot;.mp3&quot;)" office:value-type="string" office:string-value="-ALBUM &quot;&quot; -ARTIST &quot;&quot; -ID3V2TAG TCOM &quot;&quot; -GENRE &quot;&quot; -TITLE &quot;ZZZ&quot; -TRACK &quot;&quot; -YEAR &quot;&quot; 1/T182.mp3">
            <text:p>-ALBUM "" -ARTIST "" -ID3V2TAG TCOM "" -GENRE "" -TITLE "ZZZ" -TRACK "" -YEAR "" 1/T18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83]+1" office:value-type="float" office:value="183">
            <text:p>183</text:p>
          </table:table-cell>
          <table:table-cell table:style-name="ce4"/>
          <table:table-cell table:style-name="ce5" table:formula="of:=IF([.J184]=&quot;X&quot;;[.K183]+1;[.K183])" office:value-type="float" office:value="1">
            <text:p>1</text:p>
          </table:table-cell>
          <table:table-cell table:formula="of:=IF([.J184]=&quot;X&quot;;0;[.L183]+[.G183]+[.J184]/24/60/60)" office:value-type="time" office:time-value="PT00H09M20.304S">
            <text:p>00:09:20.30</text:p>
          </table:table-cell>
          <table:table-cell table:formula="of:=INT([.L184]*24*60)+MOD([.L184]*24*60*60;60)/100" office:value-type="float" office:value="9.20304">
            <text:p>9.203</text:p>
          </table:table-cell>
          <table:table-cell table:formula="of:=[.L184]*24*60*60+[.$N$1]*([.P184]-1)" office:value-type="float" office:value="469.304000000004">
            <text:p>469.304</text:p>
          </table:table-cell>
          <table:table-cell table:formula="of:=CONCATENATE(&quot;T&quot;;[.P184])" office:value-type="string" office:string-value="T183">
            <text:p>T183</text:p>
          </table:table-cell>
          <table:table-cell table:formula="of:=IF([.J184]=&quot;X&quot;;1;[.P183]+1)" office:value-type="float" office:value="183">
            <text:p>183</text:p>
          </table:table-cell>
          <table:table-cell table:style-name="ce7" table:formula="of:=CONCATENATE(&quot;mv &quot;;[.K184];&quot;^&quot;;[.O184];&quot;.wav &quot;&quot;rn^&quot;;[.$E184];&quot;~&quot;;[.$B184];&quot;~&quot;;[.$C184];&quot;~&quot;;[.$A184];&quot;~&quot;;[.$F184];&quot;~&quot;;[.$D184];&quot;.wav&quot;&quot;&quot;)" office:value-type="string" office:string-value="mv 1^T183.wav &quot;rn^ZZZ~~~~~.wav&quot;">
            <text:p>mv 1^T183.wav "rn^ZZZ~~~~~.wav"</text:p>
          </table:table-cell>
          <table:table-cell table:formula="of:=CONCATENATE(&quot;-ALBUM &quot;&quot;&quot;;[.A184];&quot;&quot;&quot; -ARTIST &quot;&quot;&quot;;[.B184];&quot;&quot;&quot; -ID3V2TAG TCOM &quot;&quot;&quot;;[.C184];&quot;&quot;&quot; -GENRE &quot;&quot;&quot;;[.D184];&quot;&quot;&quot; -TITLE &quot;&quot;&quot;;[.E184];&quot;&quot;&quot; -TRACK &quot;&quot;&quot;;[.F184];&quot;&quot;&quot; -YEAR &quot;&quot;&quot;;[.H184];&quot;&quot;&quot; &quot;;[.K184];&quot;/&quot;;[.O184];&quot;.mp3&quot;)" office:value-type="string" office:string-value="-ALBUM &quot;&quot; -ARTIST &quot;&quot; -ID3V2TAG TCOM &quot;&quot; -GENRE &quot;&quot; -TITLE &quot;ZZZ&quot; -TRACK &quot;&quot; -YEAR &quot;&quot; 1/T183.mp3">
            <text:p>-ALBUM "" -ARTIST "" -ID3V2TAG TCOM "" -GENRE "" -TITLE "ZZZ" -TRACK "" -YEAR "" 1/T18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84]+1" office:value-type="float" office:value="184">
            <text:p>184</text:p>
          </table:table-cell>
          <table:table-cell table:style-name="ce4"/>
          <table:table-cell table:style-name="ce5" table:formula="of:=IF([.J185]=&quot;X&quot;;[.K184]+1;[.K184])" office:value-type="float" office:value="1">
            <text:p>1</text:p>
          </table:table-cell>
          <table:table-cell table:formula="of:=IF([.J185]=&quot;X&quot;;0;[.L184]+[.G184]+[.J185]/24/60/60)" office:value-type="time" office:time-value="PT00H09M20.304S">
            <text:p>00:09:20.30</text:p>
          </table:table-cell>
          <table:table-cell table:formula="of:=INT([.L185]*24*60)+MOD([.L185]*24*60*60;60)/100" office:value-type="float" office:value="9.20304">
            <text:p>9.203</text:p>
          </table:table-cell>
          <table:table-cell table:formula="of:=[.L185]*24*60*60+[.$N$1]*([.P185]-1)" office:value-type="float" office:value="468.804000000004">
            <text:p>468.804</text:p>
          </table:table-cell>
          <table:table-cell table:formula="of:=CONCATENATE(&quot;T&quot;;[.P185])" office:value-type="string" office:string-value="T184">
            <text:p>T184</text:p>
          </table:table-cell>
          <table:table-cell table:formula="of:=IF([.J185]=&quot;X&quot;;1;[.P184]+1)" office:value-type="float" office:value="184">
            <text:p>184</text:p>
          </table:table-cell>
          <table:table-cell table:style-name="ce7" table:formula="of:=CONCATENATE(&quot;mv &quot;;[.K185];&quot;^&quot;;[.O185];&quot;.wav &quot;&quot;rn^&quot;;[.$E185];&quot;~&quot;;[.$B185];&quot;~&quot;;[.$C185];&quot;~&quot;;[.$A185];&quot;~&quot;;[.$F185];&quot;~&quot;;[.$D185];&quot;.wav&quot;&quot;&quot;)" office:value-type="string" office:string-value="mv 1^T184.wav &quot;rn^ZZZ~~~~~.wav&quot;">
            <text:p>mv 1^T184.wav "rn^ZZZ~~~~~.wav"</text:p>
          </table:table-cell>
          <table:table-cell table:formula="of:=CONCATENATE(&quot;-ALBUM &quot;&quot;&quot;;[.A185];&quot;&quot;&quot; -ARTIST &quot;&quot;&quot;;[.B185];&quot;&quot;&quot; -ID3V2TAG TCOM &quot;&quot;&quot;;[.C185];&quot;&quot;&quot; -GENRE &quot;&quot;&quot;;[.D185];&quot;&quot;&quot; -TITLE &quot;&quot;&quot;;[.E185];&quot;&quot;&quot; -TRACK &quot;&quot;&quot;;[.F185];&quot;&quot;&quot; -YEAR &quot;&quot;&quot;;[.H185];&quot;&quot;&quot; &quot;;[.K185];&quot;/&quot;;[.O185];&quot;.mp3&quot;)" office:value-type="string" office:string-value="-ALBUM &quot;&quot; -ARTIST &quot;&quot; -ID3V2TAG TCOM &quot;&quot; -GENRE &quot;&quot; -TITLE &quot;ZZZ&quot; -TRACK &quot;&quot; -YEAR &quot;&quot; 1/T184.mp3">
            <text:p>-ALBUM "" -ARTIST "" -ID3V2TAG TCOM "" -GENRE "" -TITLE "ZZZ" -TRACK "" -YEAR "" 1/T18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85]+1" office:value-type="float" office:value="185">
            <text:p>185</text:p>
          </table:table-cell>
          <table:table-cell table:style-name="ce4"/>
          <table:table-cell table:style-name="ce5" table:formula="of:=IF([.J186]=&quot;X&quot;;[.K185]+1;[.K185])" office:value-type="float" office:value="1">
            <text:p>1</text:p>
          </table:table-cell>
          <table:table-cell table:formula="of:=IF([.J186]=&quot;X&quot;;0;[.L185]+[.G185]+[.J186]/24/60/60)" office:value-type="time" office:time-value="PT00H09M20.304S">
            <text:p>00:09:20.30</text:p>
          </table:table-cell>
          <table:table-cell table:formula="of:=INT([.L186]*24*60)+MOD([.L186]*24*60*60;60)/100" office:value-type="float" office:value="9.20304">
            <text:p>9.203</text:p>
          </table:table-cell>
          <table:table-cell table:formula="of:=[.L186]*24*60*60+[.$N$1]*([.P186]-1)" office:value-type="float" office:value="468.304000000004">
            <text:p>468.304</text:p>
          </table:table-cell>
          <table:table-cell table:formula="of:=CONCATENATE(&quot;T&quot;;[.P186])" office:value-type="string" office:string-value="T185">
            <text:p>T185</text:p>
          </table:table-cell>
          <table:table-cell table:formula="of:=IF([.J186]=&quot;X&quot;;1;[.P185]+1)" office:value-type="float" office:value="185">
            <text:p>185</text:p>
          </table:table-cell>
          <table:table-cell table:style-name="ce7" table:formula="of:=CONCATENATE(&quot;mv &quot;;[.K186];&quot;^&quot;;[.O186];&quot;.wav &quot;&quot;rn^&quot;;[.$E186];&quot;~&quot;;[.$B186];&quot;~&quot;;[.$C186];&quot;~&quot;;[.$A186];&quot;~&quot;;[.$F186];&quot;~&quot;;[.$D186];&quot;.wav&quot;&quot;&quot;)" office:value-type="string" office:string-value="mv 1^T185.wav &quot;rn^ZZZ~~~~~.wav&quot;">
            <text:p>mv 1^T185.wav "rn^ZZZ~~~~~.wav"</text:p>
          </table:table-cell>
          <table:table-cell table:formula="of:=CONCATENATE(&quot;-ALBUM &quot;&quot;&quot;;[.A186];&quot;&quot;&quot; -ARTIST &quot;&quot;&quot;;[.B186];&quot;&quot;&quot; -ID3V2TAG TCOM &quot;&quot;&quot;;[.C186];&quot;&quot;&quot; -GENRE &quot;&quot;&quot;;[.D186];&quot;&quot;&quot; -TITLE &quot;&quot;&quot;;[.E186];&quot;&quot;&quot; -TRACK &quot;&quot;&quot;;[.F186];&quot;&quot;&quot; -YEAR &quot;&quot;&quot;;[.H186];&quot;&quot;&quot; &quot;;[.K186];&quot;/&quot;;[.O186];&quot;.mp3&quot;)" office:value-type="string" office:string-value="-ALBUM &quot;&quot; -ARTIST &quot;&quot; -ID3V2TAG TCOM &quot;&quot; -GENRE &quot;&quot; -TITLE &quot;ZZZ&quot; -TRACK &quot;&quot; -YEAR &quot;&quot; 1/T185.mp3">
            <text:p>-ALBUM "" -ARTIST "" -ID3V2TAG TCOM "" -GENRE "" -TITLE "ZZZ" -TRACK "" -YEAR "" 1/T18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86]+1" office:value-type="float" office:value="186">
            <text:p>186</text:p>
          </table:table-cell>
          <table:table-cell table:style-name="ce4"/>
          <table:table-cell table:style-name="ce5" table:formula="of:=IF([.J187]=&quot;X&quot;;[.K186]+1;[.K186])" office:value-type="float" office:value="1">
            <text:p>1</text:p>
          </table:table-cell>
          <table:table-cell table:formula="of:=IF([.J187]=&quot;X&quot;;0;[.L186]+[.G186]+[.J187]/24/60/60)" office:value-type="time" office:time-value="PT00H09M20.304S">
            <text:p>00:09:20.30</text:p>
          </table:table-cell>
          <table:table-cell table:formula="of:=INT([.L187]*24*60)+MOD([.L187]*24*60*60;60)/100" office:value-type="float" office:value="9.20304">
            <text:p>9.203</text:p>
          </table:table-cell>
          <table:table-cell table:formula="of:=[.L187]*24*60*60+[.$N$1]*([.P187]-1)" office:value-type="float" office:value="467.804000000004">
            <text:p>467.804</text:p>
          </table:table-cell>
          <table:table-cell table:formula="of:=CONCATENATE(&quot;T&quot;;[.P187])" office:value-type="string" office:string-value="T186">
            <text:p>T186</text:p>
          </table:table-cell>
          <table:table-cell table:formula="of:=IF([.J187]=&quot;X&quot;;1;[.P186]+1)" office:value-type="float" office:value="186">
            <text:p>186</text:p>
          </table:table-cell>
          <table:table-cell table:style-name="ce7" table:formula="of:=CONCATENATE(&quot;mv &quot;;[.K187];&quot;^&quot;;[.O187];&quot;.wav &quot;&quot;rn^&quot;;[.$E187];&quot;~&quot;;[.$B187];&quot;~&quot;;[.$C187];&quot;~&quot;;[.$A187];&quot;~&quot;;[.$F187];&quot;~&quot;;[.$D187];&quot;.wav&quot;&quot;&quot;)" office:value-type="string" office:string-value="mv 1^T186.wav &quot;rn^ZZZ~~~~~.wav&quot;">
            <text:p>mv 1^T186.wav "rn^ZZZ~~~~~.wav"</text:p>
          </table:table-cell>
          <table:table-cell table:formula="of:=CONCATENATE(&quot;-ALBUM &quot;&quot;&quot;;[.A187];&quot;&quot;&quot; -ARTIST &quot;&quot;&quot;;[.B187];&quot;&quot;&quot; -ID3V2TAG TCOM &quot;&quot;&quot;;[.C187];&quot;&quot;&quot; -GENRE &quot;&quot;&quot;;[.D187];&quot;&quot;&quot; -TITLE &quot;&quot;&quot;;[.E187];&quot;&quot;&quot; -TRACK &quot;&quot;&quot;;[.F187];&quot;&quot;&quot; -YEAR &quot;&quot;&quot;;[.H187];&quot;&quot;&quot; &quot;;[.K187];&quot;/&quot;;[.O187];&quot;.mp3&quot;)" office:value-type="string" office:string-value="-ALBUM &quot;&quot; -ARTIST &quot;&quot; -ID3V2TAG TCOM &quot;&quot; -GENRE &quot;&quot; -TITLE &quot;ZZZ&quot; -TRACK &quot;&quot; -YEAR &quot;&quot; 1/T186.mp3">
            <text:p>-ALBUM "" -ARTIST "" -ID3V2TAG TCOM "" -GENRE "" -TITLE "ZZZ" -TRACK "" -YEAR "" 1/T18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87]+1" office:value-type="float" office:value="187">
            <text:p>187</text:p>
          </table:table-cell>
          <table:table-cell table:style-name="ce4"/>
          <table:table-cell table:style-name="ce5" table:formula="of:=IF([.J188]=&quot;X&quot;;[.K187]+1;[.K187])" office:value-type="float" office:value="1">
            <text:p>1</text:p>
          </table:table-cell>
          <table:table-cell table:formula="of:=IF([.J188]=&quot;X&quot;;0;[.L187]+[.G187]+[.J188]/24/60/60)" office:value-type="time" office:time-value="PT00H09M20.304S">
            <text:p>00:09:20.30</text:p>
          </table:table-cell>
          <table:table-cell table:formula="of:=INT([.L188]*24*60)+MOD([.L188]*24*60*60;60)/100" office:value-type="float" office:value="9.20304">
            <text:p>9.203</text:p>
          </table:table-cell>
          <table:table-cell table:formula="of:=[.L188]*24*60*60+[.$N$1]*([.P188]-1)" office:value-type="float" office:value="467.304000000004">
            <text:p>467.304</text:p>
          </table:table-cell>
          <table:table-cell table:formula="of:=CONCATENATE(&quot;T&quot;;[.P188])" office:value-type="string" office:string-value="T187">
            <text:p>T187</text:p>
          </table:table-cell>
          <table:table-cell table:formula="of:=IF([.J188]=&quot;X&quot;;1;[.P187]+1)" office:value-type="float" office:value="187">
            <text:p>187</text:p>
          </table:table-cell>
          <table:table-cell table:style-name="ce7" table:formula="of:=CONCATENATE(&quot;mv &quot;;[.K188];&quot;^&quot;;[.O188];&quot;.wav &quot;&quot;rn^&quot;;[.$E188];&quot;~&quot;;[.$B188];&quot;~&quot;;[.$C188];&quot;~&quot;;[.$A188];&quot;~&quot;;[.$F188];&quot;~&quot;;[.$D188];&quot;.wav&quot;&quot;&quot;)" office:value-type="string" office:string-value="mv 1^T187.wav &quot;rn^ZZZ~~~~~.wav&quot;">
            <text:p>mv 1^T187.wav "rn^ZZZ~~~~~.wav"</text:p>
          </table:table-cell>
          <table:table-cell table:formula="of:=CONCATENATE(&quot;-ALBUM &quot;&quot;&quot;;[.A188];&quot;&quot;&quot; -ARTIST &quot;&quot;&quot;;[.B188];&quot;&quot;&quot; -ID3V2TAG TCOM &quot;&quot;&quot;;[.C188];&quot;&quot;&quot; -GENRE &quot;&quot;&quot;;[.D188];&quot;&quot;&quot; -TITLE &quot;&quot;&quot;;[.E188];&quot;&quot;&quot; -TRACK &quot;&quot;&quot;;[.F188];&quot;&quot;&quot; -YEAR &quot;&quot;&quot;;[.H188];&quot;&quot;&quot; &quot;;[.K188];&quot;/&quot;;[.O188];&quot;.mp3&quot;)" office:value-type="string" office:string-value="-ALBUM &quot;&quot; -ARTIST &quot;&quot; -ID3V2TAG TCOM &quot;&quot; -GENRE &quot;&quot; -TITLE &quot;ZZZ&quot; -TRACK &quot;&quot; -YEAR &quot;&quot; 1/T187.mp3">
            <text:p>-ALBUM "" -ARTIST "" -ID3V2TAG TCOM "" -GENRE "" -TITLE "ZZZ" -TRACK "" -YEAR "" 1/T18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88]+1" office:value-type="float" office:value="188">
            <text:p>188</text:p>
          </table:table-cell>
          <table:table-cell table:style-name="ce4"/>
          <table:table-cell table:style-name="ce5" table:formula="of:=IF([.J189]=&quot;X&quot;;[.K188]+1;[.K188])" office:value-type="float" office:value="1">
            <text:p>1</text:p>
          </table:table-cell>
          <table:table-cell table:formula="of:=IF([.J189]=&quot;X&quot;;0;[.L188]+[.G188]+[.J189]/24/60/60)" office:value-type="time" office:time-value="PT00H09M20.304S">
            <text:p>00:09:20.30</text:p>
          </table:table-cell>
          <table:table-cell table:formula="of:=INT([.L189]*24*60)+MOD([.L189]*24*60*60;60)/100" office:value-type="float" office:value="9.20304">
            <text:p>9.203</text:p>
          </table:table-cell>
          <table:table-cell table:formula="of:=[.L189]*24*60*60+[.$N$1]*([.P189]-1)" office:value-type="float" office:value="466.804000000004">
            <text:p>466.804</text:p>
          </table:table-cell>
          <table:table-cell table:formula="of:=CONCATENATE(&quot;T&quot;;[.P189])" office:value-type="string" office:string-value="T188">
            <text:p>T188</text:p>
          </table:table-cell>
          <table:table-cell table:formula="of:=IF([.J189]=&quot;X&quot;;1;[.P188]+1)" office:value-type="float" office:value="188">
            <text:p>188</text:p>
          </table:table-cell>
          <table:table-cell table:style-name="ce7" table:formula="of:=CONCATENATE(&quot;mv &quot;;[.K189];&quot;^&quot;;[.O189];&quot;.wav &quot;&quot;rn^&quot;;[.$E189];&quot;~&quot;;[.$B189];&quot;~&quot;;[.$C189];&quot;~&quot;;[.$A189];&quot;~&quot;;[.$F189];&quot;~&quot;;[.$D189];&quot;.wav&quot;&quot;&quot;)" office:value-type="string" office:string-value="mv 1^T188.wav &quot;rn^ZZZ~~~~~.wav&quot;">
            <text:p>mv 1^T188.wav "rn^ZZZ~~~~~.wav"</text:p>
          </table:table-cell>
          <table:table-cell table:formula="of:=CONCATENATE(&quot;-ALBUM &quot;&quot;&quot;;[.A189];&quot;&quot;&quot; -ARTIST &quot;&quot;&quot;;[.B189];&quot;&quot;&quot; -ID3V2TAG TCOM &quot;&quot;&quot;;[.C189];&quot;&quot;&quot; -GENRE &quot;&quot;&quot;;[.D189];&quot;&quot;&quot; -TITLE &quot;&quot;&quot;;[.E189];&quot;&quot;&quot; -TRACK &quot;&quot;&quot;;[.F189];&quot;&quot;&quot; -YEAR &quot;&quot;&quot;;[.H189];&quot;&quot;&quot; &quot;;[.K189];&quot;/&quot;;[.O189];&quot;.mp3&quot;)" office:value-type="string" office:string-value="-ALBUM &quot;&quot; -ARTIST &quot;&quot; -ID3V2TAG TCOM &quot;&quot; -GENRE &quot;&quot; -TITLE &quot;ZZZ&quot; -TRACK &quot;&quot; -YEAR &quot;&quot; 1/T188.mp3">
            <text:p>-ALBUM "" -ARTIST "" -ID3V2TAG TCOM "" -GENRE "" -TITLE "ZZZ" -TRACK "" -YEAR "" 1/T18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89]+1" office:value-type="float" office:value="189">
            <text:p>189</text:p>
          </table:table-cell>
          <table:table-cell table:style-name="ce4"/>
          <table:table-cell table:style-name="ce5" table:formula="of:=IF([.J190]=&quot;X&quot;;[.K189]+1;[.K189])" office:value-type="float" office:value="1">
            <text:p>1</text:p>
          </table:table-cell>
          <table:table-cell table:formula="of:=IF([.J190]=&quot;X&quot;;0;[.L189]+[.G189]+[.J190]/24/60/60)" office:value-type="time" office:time-value="PT00H09M20.304S">
            <text:p>00:09:20.30</text:p>
          </table:table-cell>
          <table:table-cell table:formula="of:=INT([.L190]*24*60)+MOD([.L190]*24*60*60;60)/100" office:value-type="float" office:value="9.20304">
            <text:p>9.203</text:p>
          </table:table-cell>
          <table:table-cell table:formula="of:=[.L190]*24*60*60+[.$N$1]*([.P190]-1)" office:value-type="float" office:value="466.304000000004">
            <text:p>466.304</text:p>
          </table:table-cell>
          <table:table-cell table:formula="of:=CONCATENATE(&quot;T&quot;;[.P190])" office:value-type="string" office:string-value="T189">
            <text:p>T189</text:p>
          </table:table-cell>
          <table:table-cell table:formula="of:=IF([.J190]=&quot;X&quot;;1;[.P189]+1)" office:value-type="float" office:value="189">
            <text:p>189</text:p>
          </table:table-cell>
          <table:table-cell table:style-name="ce7" table:formula="of:=CONCATENATE(&quot;mv &quot;;[.K190];&quot;^&quot;;[.O190];&quot;.wav &quot;&quot;rn^&quot;;[.$E190];&quot;~&quot;;[.$B190];&quot;~&quot;;[.$C190];&quot;~&quot;;[.$A190];&quot;~&quot;;[.$F190];&quot;~&quot;;[.$D190];&quot;.wav&quot;&quot;&quot;)" office:value-type="string" office:string-value="mv 1^T189.wav &quot;rn^ZZZ~~~~~.wav&quot;">
            <text:p>mv 1^T189.wav "rn^ZZZ~~~~~.wav"</text:p>
          </table:table-cell>
          <table:table-cell table:formula="of:=CONCATENATE(&quot;-ALBUM &quot;&quot;&quot;;[.A190];&quot;&quot;&quot; -ARTIST &quot;&quot;&quot;;[.B190];&quot;&quot;&quot; -ID3V2TAG TCOM &quot;&quot;&quot;;[.C190];&quot;&quot;&quot; -GENRE &quot;&quot;&quot;;[.D190];&quot;&quot;&quot; -TITLE &quot;&quot;&quot;;[.E190];&quot;&quot;&quot; -TRACK &quot;&quot;&quot;;[.F190];&quot;&quot;&quot; -YEAR &quot;&quot;&quot;;[.H190];&quot;&quot;&quot; &quot;;[.K190];&quot;/&quot;;[.O190];&quot;.mp3&quot;)" office:value-type="string" office:string-value="-ALBUM &quot;&quot; -ARTIST &quot;&quot; -ID3V2TAG TCOM &quot;&quot; -GENRE &quot;&quot; -TITLE &quot;ZZZ&quot; -TRACK &quot;&quot; -YEAR &quot;&quot; 1/T189.mp3">
            <text:p>-ALBUM "" -ARTIST "" -ID3V2TAG TCOM "" -GENRE "" -TITLE "ZZZ" -TRACK "" -YEAR "" 1/T18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90]+1" office:value-type="float" office:value="190">
            <text:p>190</text:p>
          </table:table-cell>
          <table:table-cell table:style-name="ce4"/>
          <table:table-cell table:style-name="ce5" table:formula="of:=IF([.J191]=&quot;X&quot;;[.K190]+1;[.K190])" office:value-type="float" office:value="1">
            <text:p>1</text:p>
          </table:table-cell>
          <table:table-cell table:formula="of:=IF([.J191]=&quot;X&quot;;0;[.L190]+[.G190]+[.J191]/24/60/60)" office:value-type="time" office:time-value="PT00H09M20.304S">
            <text:p>00:09:20.30</text:p>
          </table:table-cell>
          <table:table-cell table:formula="of:=INT([.L191]*24*60)+MOD([.L191]*24*60*60;60)/100" office:value-type="float" office:value="9.20304">
            <text:p>9.203</text:p>
          </table:table-cell>
          <table:table-cell table:formula="of:=[.L191]*24*60*60+[.$N$1]*([.P191]-1)" office:value-type="float" office:value="465.804000000004">
            <text:p>465.804</text:p>
          </table:table-cell>
          <table:table-cell table:formula="of:=CONCATENATE(&quot;T&quot;;[.P191])" office:value-type="string" office:string-value="T190">
            <text:p>T190</text:p>
          </table:table-cell>
          <table:table-cell table:formula="of:=IF([.J191]=&quot;X&quot;;1;[.P190]+1)" office:value-type="float" office:value="190">
            <text:p>190</text:p>
          </table:table-cell>
          <table:table-cell table:style-name="ce7" table:formula="of:=CONCATENATE(&quot;mv &quot;;[.K191];&quot;^&quot;;[.O191];&quot;.wav &quot;&quot;rn^&quot;;[.$E191];&quot;~&quot;;[.$B191];&quot;~&quot;;[.$C191];&quot;~&quot;;[.$A191];&quot;~&quot;;[.$F191];&quot;~&quot;;[.$D191];&quot;.wav&quot;&quot;&quot;)" office:value-type="string" office:string-value="mv 1^T190.wav &quot;rn^ZZZ~~~~~.wav&quot;">
            <text:p>mv 1^T190.wav "rn^ZZZ~~~~~.wav"</text:p>
          </table:table-cell>
          <table:table-cell table:formula="of:=CONCATENATE(&quot;-ALBUM &quot;&quot;&quot;;[.A191];&quot;&quot;&quot; -ARTIST &quot;&quot;&quot;;[.B191];&quot;&quot;&quot; -ID3V2TAG TCOM &quot;&quot;&quot;;[.C191];&quot;&quot;&quot; -GENRE &quot;&quot;&quot;;[.D191];&quot;&quot;&quot; -TITLE &quot;&quot;&quot;;[.E191];&quot;&quot;&quot; -TRACK &quot;&quot;&quot;;[.F191];&quot;&quot;&quot; -YEAR &quot;&quot;&quot;;[.H191];&quot;&quot;&quot; &quot;;[.K191];&quot;/&quot;;[.O191];&quot;.mp3&quot;)" office:value-type="string" office:string-value="-ALBUM &quot;&quot; -ARTIST &quot;&quot; -ID3V2TAG TCOM &quot;&quot; -GENRE &quot;&quot; -TITLE &quot;ZZZ&quot; -TRACK &quot;&quot; -YEAR &quot;&quot; 1/T190.mp3">
            <text:p>-ALBUM "" -ARTIST "" -ID3V2TAG TCOM "" -GENRE "" -TITLE "ZZZ" -TRACK "" -YEAR "" 1/T19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91]+1" office:value-type="float" office:value="191">
            <text:p>191</text:p>
          </table:table-cell>
          <table:table-cell table:style-name="ce4"/>
          <table:table-cell table:style-name="ce5" table:formula="of:=IF([.J192]=&quot;X&quot;;[.K191]+1;[.K191])" office:value-type="float" office:value="1">
            <text:p>1</text:p>
          </table:table-cell>
          <table:table-cell table:formula="of:=IF([.J192]=&quot;X&quot;;0;[.L191]+[.G191]+[.J192]/24/60/60)" office:value-type="time" office:time-value="PT00H09M20.304S">
            <text:p>00:09:20.30</text:p>
          </table:table-cell>
          <table:table-cell table:formula="of:=INT([.L192]*24*60)+MOD([.L192]*24*60*60;60)/100" office:value-type="float" office:value="9.20304">
            <text:p>9.203</text:p>
          </table:table-cell>
          <table:table-cell table:formula="of:=[.L192]*24*60*60+[.$N$1]*([.P192]-1)" office:value-type="float" office:value="465.304000000004">
            <text:p>465.304</text:p>
          </table:table-cell>
          <table:table-cell table:formula="of:=CONCATENATE(&quot;T&quot;;[.P192])" office:value-type="string" office:string-value="T191">
            <text:p>T191</text:p>
          </table:table-cell>
          <table:table-cell table:formula="of:=IF([.J192]=&quot;X&quot;;1;[.P191]+1)" office:value-type="float" office:value="191">
            <text:p>191</text:p>
          </table:table-cell>
          <table:table-cell table:style-name="ce7" table:formula="of:=CONCATENATE(&quot;mv &quot;;[.K192];&quot;^&quot;;[.O192];&quot;.wav &quot;&quot;rn^&quot;;[.$E192];&quot;~&quot;;[.$B192];&quot;~&quot;;[.$C192];&quot;~&quot;;[.$A192];&quot;~&quot;;[.$F192];&quot;~&quot;;[.$D192];&quot;.wav&quot;&quot;&quot;)" office:value-type="string" office:string-value="mv 1^T191.wav &quot;rn^ZZZ~~~~~.wav&quot;">
            <text:p>mv 1^T191.wav "rn^ZZZ~~~~~.wav"</text:p>
          </table:table-cell>
          <table:table-cell table:formula="of:=CONCATENATE(&quot;-ALBUM &quot;&quot;&quot;;[.A192];&quot;&quot;&quot; -ARTIST &quot;&quot;&quot;;[.B192];&quot;&quot;&quot; -ID3V2TAG TCOM &quot;&quot;&quot;;[.C192];&quot;&quot;&quot; -GENRE &quot;&quot;&quot;;[.D192];&quot;&quot;&quot; -TITLE &quot;&quot;&quot;;[.E192];&quot;&quot;&quot; -TRACK &quot;&quot;&quot;;[.F192];&quot;&quot;&quot; -YEAR &quot;&quot;&quot;;[.H192];&quot;&quot;&quot; &quot;;[.K192];&quot;/&quot;;[.O192];&quot;.mp3&quot;)" office:value-type="string" office:string-value="-ALBUM &quot;&quot; -ARTIST &quot;&quot; -ID3V2TAG TCOM &quot;&quot; -GENRE &quot;&quot; -TITLE &quot;ZZZ&quot; -TRACK &quot;&quot; -YEAR &quot;&quot; 1/T191.mp3">
            <text:p>-ALBUM "" -ARTIST "" -ID3V2TAG TCOM "" -GENRE "" -TITLE "ZZZ" -TRACK "" -YEAR "" 1/T19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92]+1" office:value-type="float" office:value="192">
            <text:p>192</text:p>
          </table:table-cell>
          <table:table-cell table:style-name="ce4"/>
          <table:table-cell table:style-name="ce5" table:formula="of:=IF([.J193]=&quot;X&quot;;[.K192]+1;[.K192])" office:value-type="float" office:value="1">
            <text:p>1</text:p>
          </table:table-cell>
          <table:table-cell table:formula="of:=IF([.J193]=&quot;X&quot;;0;[.L192]+[.G192]+[.J193]/24/60/60)" office:value-type="time" office:time-value="PT00H09M20.304S">
            <text:p>00:09:20.30</text:p>
          </table:table-cell>
          <table:table-cell table:formula="of:=INT([.L193]*24*60)+MOD([.L193]*24*60*60;60)/100" office:value-type="float" office:value="9.20304">
            <text:p>9.203</text:p>
          </table:table-cell>
          <table:table-cell table:formula="of:=[.L193]*24*60*60+[.$N$1]*([.P193]-1)" office:value-type="float" office:value="464.804000000004">
            <text:p>464.804</text:p>
          </table:table-cell>
          <table:table-cell table:formula="of:=CONCATENATE(&quot;T&quot;;[.P193])" office:value-type="string" office:string-value="T192">
            <text:p>T192</text:p>
          </table:table-cell>
          <table:table-cell table:formula="of:=IF([.J193]=&quot;X&quot;;1;[.P192]+1)" office:value-type="float" office:value="192">
            <text:p>192</text:p>
          </table:table-cell>
          <table:table-cell table:style-name="ce7" table:formula="of:=CONCATENATE(&quot;mv &quot;;[.K193];&quot;^&quot;;[.O193];&quot;.wav &quot;&quot;rn^&quot;;[.$E193];&quot;~&quot;;[.$B193];&quot;~&quot;;[.$C193];&quot;~&quot;;[.$A193];&quot;~&quot;;[.$F193];&quot;~&quot;;[.$D193];&quot;.wav&quot;&quot;&quot;)" office:value-type="string" office:string-value="mv 1^T192.wav &quot;rn^ZZZ~~~~~.wav&quot;">
            <text:p>mv 1^T192.wav "rn^ZZZ~~~~~.wav"</text:p>
          </table:table-cell>
          <table:table-cell table:formula="of:=CONCATENATE(&quot;-ALBUM &quot;&quot;&quot;;[.A193];&quot;&quot;&quot; -ARTIST &quot;&quot;&quot;;[.B193];&quot;&quot;&quot; -ID3V2TAG TCOM &quot;&quot;&quot;;[.C193];&quot;&quot;&quot; -GENRE &quot;&quot;&quot;;[.D193];&quot;&quot;&quot; -TITLE &quot;&quot;&quot;;[.E193];&quot;&quot;&quot; -TRACK &quot;&quot;&quot;;[.F193];&quot;&quot;&quot; -YEAR &quot;&quot;&quot;;[.H193];&quot;&quot;&quot; &quot;;[.K193];&quot;/&quot;;[.O193];&quot;.mp3&quot;)" office:value-type="string" office:string-value="-ALBUM &quot;&quot; -ARTIST &quot;&quot; -ID3V2TAG TCOM &quot;&quot; -GENRE &quot;&quot; -TITLE &quot;ZZZ&quot; -TRACK &quot;&quot; -YEAR &quot;&quot; 1/T192.mp3">
            <text:p>-ALBUM "" -ARTIST "" -ID3V2TAG TCOM "" -GENRE "" -TITLE "ZZZ" -TRACK "" -YEAR "" 1/T19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93]+1" office:value-type="float" office:value="193">
            <text:p>193</text:p>
          </table:table-cell>
          <table:table-cell table:style-name="ce4"/>
          <table:table-cell table:style-name="ce5" table:formula="of:=IF([.J194]=&quot;X&quot;;[.K193]+1;[.K193])" office:value-type="float" office:value="1">
            <text:p>1</text:p>
          </table:table-cell>
          <table:table-cell table:formula="of:=IF([.J194]=&quot;X&quot;;0;[.L193]+[.G193]+[.J194]/24/60/60)" office:value-type="time" office:time-value="PT00H09M20.304S">
            <text:p>00:09:20.30</text:p>
          </table:table-cell>
          <table:table-cell table:formula="of:=INT([.L194]*24*60)+MOD([.L194]*24*60*60;60)/100" office:value-type="float" office:value="9.20304">
            <text:p>9.203</text:p>
          </table:table-cell>
          <table:table-cell table:formula="of:=[.L194]*24*60*60+[.$N$1]*([.P194]-1)" office:value-type="float" office:value="464.304000000004">
            <text:p>464.304</text:p>
          </table:table-cell>
          <table:table-cell table:formula="of:=CONCATENATE(&quot;T&quot;;[.P194])" office:value-type="string" office:string-value="T193">
            <text:p>T193</text:p>
          </table:table-cell>
          <table:table-cell table:formula="of:=IF([.J194]=&quot;X&quot;;1;[.P193]+1)" office:value-type="float" office:value="193">
            <text:p>193</text:p>
          </table:table-cell>
          <table:table-cell table:style-name="ce7" table:formula="of:=CONCATENATE(&quot;mv &quot;;[.K194];&quot;^&quot;;[.O194];&quot;.wav &quot;&quot;rn^&quot;;[.$E194];&quot;~&quot;;[.$B194];&quot;~&quot;;[.$C194];&quot;~&quot;;[.$A194];&quot;~&quot;;[.$F194];&quot;~&quot;;[.$D194];&quot;.wav&quot;&quot;&quot;)" office:value-type="string" office:string-value="mv 1^T193.wav &quot;rn^ZZZ~~~~~.wav&quot;">
            <text:p>mv 1^T193.wav "rn^ZZZ~~~~~.wav"</text:p>
          </table:table-cell>
          <table:table-cell table:formula="of:=CONCATENATE(&quot;-ALBUM &quot;&quot;&quot;;[.A194];&quot;&quot;&quot; -ARTIST &quot;&quot;&quot;;[.B194];&quot;&quot;&quot; -ID3V2TAG TCOM &quot;&quot;&quot;;[.C194];&quot;&quot;&quot; -GENRE &quot;&quot;&quot;;[.D194];&quot;&quot;&quot; -TITLE &quot;&quot;&quot;;[.E194];&quot;&quot;&quot; -TRACK &quot;&quot;&quot;;[.F194];&quot;&quot;&quot; -YEAR &quot;&quot;&quot;;[.H194];&quot;&quot;&quot; &quot;;[.K194];&quot;/&quot;;[.O194];&quot;.mp3&quot;)" office:value-type="string" office:string-value="-ALBUM &quot;&quot; -ARTIST &quot;&quot; -ID3V2TAG TCOM &quot;&quot; -GENRE &quot;&quot; -TITLE &quot;ZZZ&quot; -TRACK &quot;&quot; -YEAR &quot;&quot; 1/T193.mp3">
            <text:p>-ALBUM "" -ARTIST "" -ID3V2TAG TCOM "" -GENRE "" -TITLE "ZZZ" -TRACK "" -YEAR "" 1/T19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94]+1" office:value-type="float" office:value="194">
            <text:p>194</text:p>
          </table:table-cell>
          <table:table-cell table:style-name="ce4"/>
          <table:table-cell table:style-name="ce5" table:formula="of:=IF([.J195]=&quot;X&quot;;[.K194]+1;[.K194])" office:value-type="float" office:value="1">
            <text:p>1</text:p>
          </table:table-cell>
          <table:table-cell table:formula="of:=IF([.J195]=&quot;X&quot;;0;[.L194]+[.G194]+[.J195]/24/60/60)" office:value-type="time" office:time-value="PT00H09M20.304S">
            <text:p>00:09:20.30</text:p>
          </table:table-cell>
          <table:table-cell table:formula="of:=INT([.L195]*24*60)+MOD([.L195]*24*60*60;60)/100" office:value-type="float" office:value="9.20304">
            <text:p>9.203</text:p>
          </table:table-cell>
          <table:table-cell table:formula="of:=[.L195]*24*60*60+[.$N$1]*([.P195]-1)" office:value-type="float" office:value="463.804000000004">
            <text:p>463.804</text:p>
          </table:table-cell>
          <table:table-cell table:formula="of:=CONCATENATE(&quot;T&quot;;[.P195])" office:value-type="string" office:string-value="T194">
            <text:p>T194</text:p>
          </table:table-cell>
          <table:table-cell table:formula="of:=IF([.J195]=&quot;X&quot;;1;[.P194]+1)" office:value-type="float" office:value="194">
            <text:p>194</text:p>
          </table:table-cell>
          <table:table-cell table:style-name="ce7" table:formula="of:=CONCATENATE(&quot;mv &quot;;[.K195];&quot;^&quot;;[.O195];&quot;.wav &quot;&quot;rn^&quot;;[.$E195];&quot;~&quot;;[.$B195];&quot;~&quot;;[.$C195];&quot;~&quot;;[.$A195];&quot;~&quot;;[.$F195];&quot;~&quot;;[.$D195];&quot;.wav&quot;&quot;&quot;)" office:value-type="string" office:string-value="mv 1^T194.wav &quot;rn^ZZZ~~~~~.wav&quot;">
            <text:p>mv 1^T194.wav "rn^ZZZ~~~~~.wav"</text:p>
          </table:table-cell>
          <table:table-cell table:formula="of:=CONCATENATE(&quot;-ALBUM &quot;&quot;&quot;;[.A195];&quot;&quot;&quot; -ARTIST &quot;&quot;&quot;;[.B195];&quot;&quot;&quot; -ID3V2TAG TCOM &quot;&quot;&quot;;[.C195];&quot;&quot;&quot; -GENRE &quot;&quot;&quot;;[.D195];&quot;&quot;&quot; -TITLE &quot;&quot;&quot;;[.E195];&quot;&quot;&quot; -TRACK &quot;&quot;&quot;;[.F195];&quot;&quot;&quot; -YEAR &quot;&quot;&quot;;[.H195];&quot;&quot;&quot; &quot;;[.K195];&quot;/&quot;;[.O195];&quot;.mp3&quot;)" office:value-type="string" office:string-value="-ALBUM &quot;&quot; -ARTIST &quot;&quot; -ID3V2TAG TCOM &quot;&quot; -GENRE &quot;&quot; -TITLE &quot;ZZZ&quot; -TRACK &quot;&quot; -YEAR &quot;&quot; 1/T194.mp3">
            <text:p>-ALBUM "" -ARTIST "" -ID3V2TAG TCOM "" -GENRE "" -TITLE "ZZZ" -TRACK "" -YEAR "" 1/T19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95]+1" office:value-type="float" office:value="195">
            <text:p>195</text:p>
          </table:table-cell>
          <table:table-cell table:style-name="ce4"/>
          <table:table-cell table:style-name="ce5" table:formula="of:=IF([.J196]=&quot;X&quot;;[.K195]+1;[.K195])" office:value-type="float" office:value="1">
            <text:p>1</text:p>
          </table:table-cell>
          <table:table-cell table:formula="of:=IF([.J196]=&quot;X&quot;;0;[.L195]+[.G195]+[.J196]/24/60/60)" office:value-type="time" office:time-value="PT00H09M20.304S">
            <text:p>00:09:20.30</text:p>
          </table:table-cell>
          <table:table-cell table:formula="of:=INT([.L196]*24*60)+MOD([.L196]*24*60*60;60)/100" office:value-type="float" office:value="9.20304">
            <text:p>9.203</text:p>
          </table:table-cell>
          <table:table-cell table:formula="of:=[.L196]*24*60*60+[.$N$1]*([.P196]-1)" office:value-type="float" office:value="463.304000000004">
            <text:p>463.304</text:p>
          </table:table-cell>
          <table:table-cell table:formula="of:=CONCATENATE(&quot;T&quot;;[.P196])" office:value-type="string" office:string-value="T195">
            <text:p>T195</text:p>
          </table:table-cell>
          <table:table-cell table:formula="of:=IF([.J196]=&quot;X&quot;;1;[.P195]+1)" office:value-type="float" office:value="195">
            <text:p>195</text:p>
          </table:table-cell>
          <table:table-cell table:style-name="ce7" table:formula="of:=CONCATENATE(&quot;mv &quot;;[.K196];&quot;^&quot;;[.O196];&quot;.wav &quot;&quot;rn^&quot;;[.$E196];&quot;~&quot;;[.$B196];&quot;~&quot;;[.$C196];&quot;~&quot;;[.$A196];&quot;~&quot;;[.$F196];&quot;~&quot;;[.$D196];&quot;.wav&quot;&quot;&quot;)" office:value-type="string" office:string-value="mv 1^T195.wav &quot;rn^ZZZ~~~~~.wav&quot;">
            <text:p>mv 1^T195.wav "rn^ZZZ~~~~~.wav"</text:p>
          </table:table-cell>
          <table:table-cell table:formula="of:=CONCATENATE(&quot;-ALBUM &quot;&quot;&quot;;[.A196];&quot;&quot;&quot; -ARTIST &quot;&quot;&quot;;[.B196];&quot;&quot;&quot; -ID3V2TAG TCOM &quot;&quot;&quot;;[.C196];&quot;&quot;&quot; -GENRE &quot;&quot;&quot;;[.D196];&quot;&quot;&quot; -TITLE &quot;&quot;&quot;;[.E196];&quot;&quot;&quot; -TRACK &quot;&quot;&quot;;[.F196];&quot;&quot;&quot; -YEAR &quot;&quot;&quot;;[.H196];&quot;&quot;&quot; &quot;;[.K196];&quot;/&quot;;[.O196];&quot;.mp3&quot;)" office:value-type="string" office:string-value="-ALBUM &quot;&quot; -ARTIST &quot;&quot; -ID3V2TAG TCOM &quot;&quot; -GENRE &quot;&quot; -TITLE &quot;ZZZ&quot; -TRACK &quot;&quot; -YEAR &quot;&quot; 1/T195.mp3">
            <text:p>-ALBUM "" -ARTIST "" -ID3V2TAG TCOM "" -GENRE "" -TITLE "ZZZ" -TRACK "" -YEAR "" 1/T19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96]+1" office:value-type="float" office:value="196">
            <text:p>196</text:p>
          </table:table-cell>
          <table:table-cell table:style-name="ce4"/>
          <table:table-cell table:style-name="ce5" table:formula="of:=IF([.J197]=&quot;X&quot;;[.K196]+1;[.K196])" office:value-type="float" office:value="1">
            <text:p>1</text:p>
          </table:table-cell>
          <table:table-cell table:formula="of:=IF([.J197]=&quot;X&quot;;0;[.L196]+[.G196]+[.J197]/24/60/60)" office:value-type="time" office:time-value="PT00H09M20.304S">
            <text:p>00:09:20.30</text:p>
          </table:table-cell>
          <table:table-cell table:formula="of:=INT([.L197]*24*60)+MOD([.L197]*24*60*60;60)/100" office:value-type="float" office:value="9.20304">
            <text:p>9.203</text:p>
          </table:table-cell>
          <table:table-cell table:formula="of:=[.L197]*24*60*60+[.$N$1]*([.P197]-1)" office:value-type="float" office:value="462.804000000004">
            <text:p>462.804</text:p>
          </table:table-cell>
          <table:table-cell table:formula="of:=CONCATENATE(&quot;T&quot;;[.P197])" office:value-type="string" office:string-value="T196">
            <text:p>T196</text:p>
          </table:table-cell>
          <table:table-cell table:formula="of:=IF([.J197]=&quot;X&quot;;1;[.P196]+1)" office:value-type="float" office:value="196">
            <text:p>196</text:p>
          </table:table-cell>
          <table:table-cell table:style-name="ce7" table:formula="of:=CONCATENATE(&quot;mv &quot;;[.K197];&quot;^&quot;;[.O197];&quot;.wav &quot;&quot;rn^&quot;;[.$E197];&quot;~&quot;;[.$B197];&quot;~&quot;;[.$C197];&quot;~&quot;;[.$A197];&quot;~&quot;;[.$F197];&quot;~&quot;;[.$D197];&quot;.wav&quot;&quot;&quot;)" office:value-type="string" office:string-value="mv 1^T196.wav &quot;rn^ZZZ~~~~~.wav&quot;">
            <text:p>mv 1^T196.wav "rn^ZZZ~~~~~.wav"</text:p>
          </table:table-cell>
          <table:table-cell table:formula="of:=CONCATENATE(&quot;-ALBUM &quot;&quot;&quot;;[.A197];&quot;&quot;&quot; -ARTIST &quot;&quot;&quot;;[.B197];&quot;&quot;&quot; -ID3V2TAG TCOM &quot;&quot;&quot;;[.C197];&quot;&quot;&quot; -GENRE &quot;&quot;&quot;;[.D197];&quot;&quot;&quot; -TITLE &quot;&quot;&quot;;[.E197];&quot;&quot;&quot; -TRACK &quot;&quot;&quot;;[.F197];&quot;&quot;&quot; -YEAR &quot;&quot;&quot;;[.H197];&quot;&quot;&quot; &quot;;[.K197];&quot;/&quot;;[.O197];&quot;.mp3&quot;)" office:value-type="string" office:string-value="-ALBUM &quot;&quot; -ARTIST &quot;&quot; -ID3V2TAG TCOM &quot;&quot; -GENRE &quot;&quot; -TITLE &quot;ZZZ&quot; -TRACK &quot;&quot; -YEAR &quot;&quot; 1/T196.mp3">
            <text:p>-ALBUM "" -ARTIST "" -ID3V2TAG TCOM "" -GENRE "" -TITLE "ZZZ" -TRACK "" -YEAR "" 1/T19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97]+1" office:value-type="float" office:value="197">
            <text:p>197</text:p>
          </table:table-cell>
          <table:table-cell table:style-name="ce4"/>
          <table:table-cell table:style-name="ce5" table:formula="of:=IF([.J198]=&quot;X&quot;;[.K197]+1;[.K197])" office:value-type="float" office:value="1">
            <text:p>1</text:p>
          </table:table-cell>
          <table:table-cell table:formula="of:=IF([.J198]=&quot;X&quot;;0;[.L197]+[.G197]+[.J198]/24/60/60)" office:value-type="time" office:time-value="PT00H09M20.304S">
            <text:p>00:09:20.30</text:p>
          </table:table-cell>
          <table:table-cell table:formula="of:=INT([.L198]*24*60)+MOD([.L198]*24*60*60;60)/100" office:value-type="float" office:value="9.20304">
            <text:p>9.203</text:p>
          </table:table-cell>
          <table:table-cell table:formula="of:=[.L198]*24*60*60+[.$N$1]*([.P198]-1)" office:value-type="float" office:value="462.304000000004">
            <text:p>462.304</text:p>
          </table:table-cell>
          <table:table-cell table:formula="of:=CONCATENATE(&quot;T&quot;;[.P198])" office:value-type="string" office:string-value="T197">
            <text:p>T197</text:p>
          </table:table-cell>
          <table:table-cell table:formula="of:=IF([.J198]=&quot;X&quot;;1;[.P197]+1)" office:value-type="float" office:value="197">
            <text:p>197</text:p>
          </table:table-cell>
          <table:table-cell table:style-name="ce7" table:formula="of:=CONCATENATE(&quot;mv &quot;;[.K198];&quot;^&quot;;[.O198];&quot;.wav &quot;&quot;rn^&quot;;[.$E198];&quot;~&quot;;[.$B198];&quot;~&quot;;[.$C198];&quot;~&quot;;[.$A198];&quot;~&quot;;[.$F198];&quot;~&quot;;[.$D198];&quot;.wav&quot;&quot;&quot;)" office:value-type="string" office:string-value="mv 1^T197.wav &quot;rn^ZZZ~~~~~.wav&quot;">
            <text:p>mv 1^T197.wav "rn^ZZZ~~~~~.wav"</text:p>
          </table:table-cell>
          <table:table-cell table:formula="of:=CONCATENATE(&quot;-ALBUM &quot;&quot;&quot;;[.A198];&quot;&quot;&quot; -ARTIST &quot;&quot;&quot;;[.B198];&quot;&quot;&quot; -ID3V2TAG TCOM &quot;&quot;&quot;;[.C198];&quot;&quot;&quot; -GENRE &quot;&quot;&quot;;[.D198];&quot;&quot;&quot; -TITLE &quot;&quot;&quot;;[.E198];&quot;&quot;&quot; -TRACK &quot;&quot;&quot;;[.F198];&quot;&quot;&quot; -YEAR &quot;&quot;&quot;;[.H198];&quot;&quot;&quot; &quot;;[.K198];&quot;/&quot;;[.O198];&quot;.mp3&quot;)" office:value-type="string" office:string-value="-ALBUM &quot;&quot; -ARTIST &quot;&quot; -ID3V2TAG TCOM &quot;&quot; -GENRE &quot;&quot; -TITLE &quot;ZZZ&quot; -TRACK &quot;&quot; -YEAR &quot;&quot; 1/T197.mp3">
            <text:p>-ALBUM "" -ARTIST "" -ID3V2TAG TCOM "" -GENRE "" -TITLE "ZZZ" -TRACK "" -YEAR "" 1/T19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98]+1" office:value-type="float" office:value="198">
            <text:p>198</text:p>
          </table:table-cell>
          <table:table-cell table:style-name="ce4"/>
          <table:table-cell table:style-name="ce5" table:formula="of:=IF([.J199]=&quot;X&quot;;[.K198]+1;[.K198])" office:value-type="float" office:value="1">
            <text:p>1</text:p>
          </table:table-cell>
          <table:table-cell table:formula="of:=IF([.J199]=&quot;X&quot;;0;[.L198]+[.G198]+[.J199]/24/60/60)" office:value-type="time" office:time-value="PT00H09M20.304S">
            <text:p>00:09:20.30</text:p>
          </table:table-cell>
          <table:table-cell table:formula="of:=INT([.L199]*24*60)+MOD([.L199]*24*60*60;60)/100" office:value-type="float" office:value="9.20304">
            <text:p>9.203</text:p>
          </table:table-cell>
          <table:table-cell table:formula="of:=[.L199]*24*60*60+[.$N$1]*([.P199]-1)" office:value-type="float" office:value="461.804000000004">
            <text:p>461.804</text:p>
          </table:table-cell>
          <table:table-cell table:formula="of:=CONCATENATE(&quot;T&quot;;[.P199])" office:value-type="string" office:string-value="T198">
            <text:p>T198</text:p>
          </table:table-cell>
          <table:table-cell table:formula="of:=IF([.J199]=&quot;X&quot;;1;[.P198]+1)" office:value-type="float" office:value="198">
            <text:p>198</text:p>
          </table:table-cell>
          <table:table-cell table:style-name="ce7" table:formula="of:=CONCATENATE(&quot;mv &quot;;[.K199];&quot;^&quot;;[.O199];&quot;.wav &quot;&quot;rn^&quot;;[.$E199];&quot;~&quot;;[.$B199];&quot;~&quot;;[.$C199];&quot;~&quot;;[.$A199];&quot;~&quot;;[.$F199];&quot;~&quot;;[.$D199];&quot;.wav&quot;&quot;&quot;)" office:value-type="string" office:string-value="mv 1^T198.wav &quot;rn^ZZZ~~~~~.wav&quot;">
            <text:p>mv 1^T198.wav "rn^ZZZ~~~~~.wav"</text:p>
          </table:table-cell>
          <table:table-cell table:formula="of:=CONCATENATE(&quot;-ALBUM &quot;&quot;&quot;;[.A199];&quot;&quot;&quot; -ARTIST &quot;&quot;&quot;;[.B199];&quot;&quot;&quot; -ID3V2TAG TCOM &quot;&quot;&quot;;[.C199];&quot;&quot;&quot; -GENRE &quot;&quot;&quot;;[.D199];&quot;&quot;&quot; -TITLE &quot;&quot;&quot;;[.E199];&quot;&quot;&quot; -TRACK &quot;&quot;&quot;;[.F199];&quot;&quot;&quot; -YEAR &quot;&quot;&quot;;[.H199];&quot;&quot;&quot; &quot;;[.K199];&quot;/&quot;;[.O199];&quot;.mp3&quot;)" office:value-type="string" office:string-value="-ALBUM &quot;&quot; -ARTIST &quot;&quot; -ID3V2TAG TCOM &quot;&quot; -GENRE &quot;&quot; -TITLE &quot;ZZZ&quot; -TRACK &quot;&quot; -YEAR &quot;&quot; 1/T198.mp3">
            <text:p>-ALBUM "" -ARTIST "" -ID3V2TAG TCOM "" -GENRE "" -TITLE "ZZZ" -TRACK "" -YEAR "" 1/T19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199]+1" office:value-type="float" office:value="199">
            <text:p>199</text:p>
          </table:table-cell>
          <table:table-cell table:style-name="ce4"/>
          <table:table-cell table:style-name="ce5" table:formula="of:=IF([.J200]=&quot;X&quot;;[.K199]+1;[.K199])" office:value-type="float" office:value="1">
            <text:p>1</text:p>
          </table:table-cell>
          <table:table-cell table:formula="of:=IF([.J200]=&quot;X&quot;;0;[.L199]+[.G199]+[.J200]/24/60/60)" office:value-type="time" office:time-value="PT00H09M20.304S">
            <text:p>00:09:20.30</text:p>
          </table:table-cell>
          <table:table-cell table:formula="of:=INT([.L200]*24*60)+MOD([.L200]*24*60*60;60)/100" office:value-type="float" office:value="9.20304">
            <text:p>9.203</text:p>
          </table:table-cell>
          <table:table-cell table:formula="of:=[.L200]*24*60*60+[.$N$1]*([.P200]-1)" office:value-type="float" office:value="461.304000000004">
            <text:p>461.304</text:p>
          </table:table-cell>
          <table:table-cell table:formula="of:=CONCATENATE(&quot;T&quot;;[.P200])" office:value-type="string" office:string-value="T199">
            <text:p>T199</text:p>
          </table:table-cell>
          <table:table-cell table:formula="of:=IF([.J200]=&quot;X&quot;;1;[.P199]+1)" office:value-type="float" office:value="199">
            <text:p>199</text:p>
          </table:table-cell>
          <table:table-cell table:style-name="ce7" table:formula="of:=CONCATENATE(&quot;mv &quot;;[.K200];&quot;^&quot;;[.O200];&quot;.wav &quot;&quot;rn^&quot;;[.$E200];&quot;~&quot;;[.$B200];&quot;~&quot;;[.$C200];&quot;~&quot;;[.$A200];&quot;~&quot;;[.$F200];&quot;~&quot;;[.$D200];&quot;.wav&quot;&quot;&quot;)" office:value-type="string" office:string-value="mv 1^T199.wav &quot;rn^ZZZ~~~~~.wav&quot;">
            <text:p>mv 1^T199.wav "rn^ZZZ~~~~~.wav"</text:p>
          </table:table-cell>
          <table:table-cell table:formula="of:=CONCATENATE(&quot;-ALBUM &quot;&quot;&quot;;[.A200];&quot;&quot;&quot; -ARTIST &quot;&quot;&quot;;[.B200];&quot;&quot;&quot; -ID3V2TAG TCOM &quot;&quot;&quot;;[.C200];&quot;&quot;&quot; -GENRE &quot;&quot;&quot;;[.D200];&quot;&quot;&quot; -TITLE &quot;&quot;&quot;;[.E200];&quot;&quot;&quot; -TRACK &quot;&quot;&quot;;[.F200];&quot;&quot;&quot; -YEAR &quot;&quot;&quot;;[.H200];&quot;&quot;&quot; &quot;;[.K200];&quot;/&quot;;[.O200];&quot;.mp3&quot;)" office:value-type="string" office:string-value="-ALBUM &quot;&quot; -ARTIST &quot;&quot; -ID3V2TAG TCOM &quot;&quot; -GENRE &quot;&quot; -TITLE &quot;ZZZ&quot; -TRACK &quot;&quot; -YEAR &quot;&quot; 1/T199.mp3">
            <text:p>-ALBUM "" -ARTIST "" -ID3V2TAG TCOM "" -GENRE "" -TITLE "ZZZ" -TRACK "" -YEAR "" 1/T19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00]+1" office:value-type="float" office:value="200">
            <text:p>200</text:p>
          </table:table-cell>
          <table:table-cell table:style-name="ce4"/>
          <table:table-cell table:style-name="ce5" table:formula="of:=IF([.J201]=&quot;X&quot;;[.K200]+1;[.K200])" office:value-type="float" office:value="1">
            <text:p>1</text:p>
          </table:table-cell>
          <table:table-cell table:formula="of:=IF([.J201]=&quot;X&quot;;0;[.L200]+[.G200]+[.J201]/24/60/60)" office:value-type="time" office:time-value="PT00H09M20.304S">
            <text:p>00:09:20.30</text:p>
          </table:table-cell>
          <table:table-cell table:formula="of:=INT([.L201]*24*60)+MOD([.L201]*24*60*60;60)/100" office:value-type="float" office:value="9.20304">
            <text:p>9.203</text:p>
          </table:table-cell>
          <table:table-cell table:formula="of:=[.L201]*24*60*60+[.$N$1]*([.P201]-1)" office:value-type="float" office:value="460.804000000004">
            <text:p>460.804</text:p>
          </table:table-cell>
          <table:table-cell table:formula="of:=CONCATENATE(&quot;T&quot;;[.P201])" office:value-type="string" office:string-value="T200">
            <text:p>T200</text:p>
          </table:table-cell>
          <table:table-cell table:formula="of:=IF([.J201]=&quot;X&quot;;1;[.P200]+1)" office:value-type="float" office:value="200">
            <text:p>200</text:p>
          </table:table-cell>
          <table:table-cell table:style-name="ce7" table:formula="of:=CONCATENATE(&quot;mv &quot;;[.K201];&quot;^&quot;;[.O201];&quot;.wav &quot;&quot;rn^&quot;;[.$E201];&quot;~&quot;;[.$B201];&quot;~&quot;;[.$C201];&quot;~&quot;;[.$A201];&quot;~&quot;;[.$F201];&quot;~&quot;;[.$D201];&quot;.wav&quot;&quot;&quot;)" office:value-type="string" office:string-value="mv 1^T200.wav &quot;rn^ZZZ~~~~~.wav&quot;">
            <text:p>mv 1^T200.wav "rn^ZZZ~~~~~.wav"</text:p>
          </table:table-cell>
          <table:table-cell table:formula="of:=CONCATENATE(&quot;-ALBUM &quot;&quot;&quot;;[.A201];&quot;&quot;&quot; -ARTIST &quot;&quot;&quot;;[.B201];&quot;&quot;&quot; -ID3V2TAG TCOM &quot;&quot;&quot;;[.C201];&quot;&quot;&quot; -GENRE &quot;&quot;&quot;;[.D201];&quot;&quot;&quot; -TITLE &quot;&quot;&quot;;[.E201];&quot;&quot;&quot; -TRACK &quot;&quot;&quot;;[.F201];&quot;&quot;&quot; -YEAR &quot;&quot;&quot;;[.H201];&quot;&quot;&quot; &quot;;[.K201];&quot;/&quot;;[.O201];&quot;.mp3&quot;)" office:value-type="string" office:string-value="-ALBUM &quot;&quot; -ARTIST &quot;&quot; -ID3V2TAG TCOM &quot;&quot; -GENRE &quot;&quot; -TITLE &quot;ZZZ&quot; -TRACK &quot;&quot; -YEAR &quot;&quot; 1/T200.mp3">
            <text:p>-ALBUM "" -ARTIST "" -ID3V2TAG TCOM "" -GENRE "" -TITLE "ZZZ" -TRACK "" -YEAR "" 1/T20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01]+1" office:value-type="float" office:value="201">
            <text:p>201</text:p>
          </table:table-cell>
          <table:table-cell table:style-name="ce4"/>
          <table:table-cell table:style-name="ce5" table:formula="of:=IF([.J202]=&quot;X&quot;;[.K201]+1;[.K201])" office:value-type="float" office:value="1">
            <text:p>1</text:p>
          </table:table-cell>
          <table:table-cell table:formula="of:=IF([.J202]=&quot;X&quot;;0;[.L201]+[.G201]+[.J202]/24/60/60)" office:value-type="time" office:time-value="PT00H09M20.304S">
            <text:p>00:09:20.30</text:p>
          </table:table-cell>
          <table:table-cell table:formula="of:=INT([.L202]*24*60)+MOD([.L202]*24*60*60;60)/100" office:value-type="float" office:value="9.20304">
            <text:p>9.203</text:p>
          </table:table-cell>
          <table:table-cell table:formula="of:=[.L202]*24*60*60+[.$N$1]*([.P202]-1)" office:value-type="float" office:value="460.304000000004">
            <text:p>460.304</text:p>
          </table:table-cell>
          <table:table-cell table:formula="of:=CONCATENATE(&quot;T&quot;;[.P202])" office:value-type="string" office:string-value="T201">
            <text:p>T201</text:p>
          </table:table-cell>
          <table:table-cell table:formula="of:=IF([.J202]=&quot;X&quot;;1;[.P201]+1)" office:value-type="float" office:value="201">
            <text:p>201</text:p>
          </table:table-cell>
          <table:table-cell table:style-name="ce7" table:formula="of:=CONCATENATE(&quot;mv &quot;;[.K202];&quot;^&quot;;[.O202];&quot;.wav &quot;&quot;rn^&quot;;[.$E202];&quot;~&quot;;[.$B202];&quot;~&quot;;[.$C202];&quot;~&quot;;[.$A202];&quot;~&quot;;[.$F202];&quot;~&quot;;[.$D202];&quot;.wav&quot;&quot;&quot;)" office:value-type="string" office:string-value="mv 1^T201.wav &quot;rn^ZZZ~~~~~.wav&quot;">
            <text:p>mv 1^T201.wav "rn^ZZZ~~~~~.wav"</text:p>
          </table:table-cell>
          <table:table-cell table:formula="of:=CONCATENATE(&quot;-ALBUM &quot;&quot;&quot;;[.A202];&quot;&quot;&quot; -ARTIST &quot;&quot;&quot;;[.B202];&quot;&quot;&quot; -ID3V2TAG TCOM &quot;&quot;&quot;;[.C202];&quot;&quot;&quot; -GENRE &quot;&quot;&quot;;[.D202];&quot;&quot;&quot; -TITLE &quot;&quot;&quot;;[.E202];&quot;&quot;&quot; -TRACK &quot;&quot;&quot;;[.F202];&quot;&quot;&quot; -YEAR &quot;&quot;&quot;;[.H202];&quot;&quot;&quot; &quot;;[.K202];&quot;/&quot;;[.O202];&quot;.mp3&quot;)" office:value-type="string" office:string-value="-ALBUM &quot;&quot; -ARTIST &quot;&quot; -ID3V2TAG TCOM &quot;&quot; -GENRE &quot;&quot; -TITLE &quot;ZZZ&quot; -TRACK &quot;&quot; -YEAR &quot;&quot; 1/T201.mp3">
            <text:p>-ALBUM "" -ARTIST "" -ID3V2TAG TCOM "" -GENRE "" -TITLE "ZZZ" -TRACK "" -YEAR "" 1/T20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02]+1" office:value-type="float" office:value="202">
            <text:p>202</text:p>
          </table:table-cell>
          <table:table-cell table:style-name="ce4"/>
          <table:table-cell table:style-name="ce5" table:formula="of:=IF([.J203]=&quot;X&quot;;[.K202]+1;[.K202])" office:value-type="float" office:value="1">
            <text:p>1</text:p>
          </table:table-cell>
          <table:table-cell table:formula="of:=IF([.J203]=&quot;X&quot;;0;[.L202]+[.G202]+[.J203]/24/60/60)" office:value-type="time" office:time-value="PT00H09M20.304S">
            <text:p>00:09:20.30</text:p>
          </table:table-cell>
          <table:table-cell table:formula="of:=INT([.L203]*24*60)+MOD([.L203]*24*60*60;60)/100" office:value-type="float" office:value="9.20304">
            <text:p>9.203</text:p>
          </table:table-cell>
          <table:table-cell table:formula="of:=[.L203]*24*60*60+[.$N$1]*([.P203]-1)" office:value-type="float" office:value="459.804000000004">
            <text:p>459.804</text:p>
          </table:table-cell>
          <table:table-cell table:formula="of:=CONCATENATE(&quot;T&quot;;[.P203])" office:value-type="string" office:string-value="T202">
            <text:p>T202</text:p>
          </table:table-cell>
          <table:table-cell table:formula="of:=IF([.J203]=&quot;X&quot;;1;[.P202]+1)" office:value-type="float" office:value="202">
            <text:p>202</text:p>
          </table:table-cell>
          <table:table-cell table:style-name="ce7" table:formula="of:=CONCATENATE(&quot;mv &quot;;[.K203];&quot;^&quot;;[.O203];&quot;.wav &quot;&quot;rn^&quot;;[.$E203];&quot;~&quot;;[.$B203];&quot;~&quot;;[.$C203];&quot;~&quot;;[.$A203];&quot;~&quot;;[.$F203];&quot;~&quot;;[.$D203];&quot;.wav&quot;&quot;&quot;)" office:value-type="string" office:string-value="mv 1^T202.wav &quot;rn^ZZZ~~~~~.wav&quot;">
            <text:p>mv 1^T202.wav "rn^ZZZ~~~~~.wav"</text:p>
          </table:table-cell>
          <table:table-cell table:formula="of:=CONCATENATE(&quot;-ALBUM &quot;&quot;&quot;;[.A203];&quot;&quot;&quot; -ARTIST &quot;&quot;&quot;;[.B203];&quot;&quot;&quot; -ID3V2TAG TCOM &quot;&quot;&quot;;[.C203];&quot;&quot;&quot; -GENRE &quot;&quot;&quot;;[.D203];&quot;&quot;&quot; -TITLE &quot;&quot;&quot;;[.E203];&quot;&quot;&quot; -TRACK &quot;&quot;&quot;;[.F203];&quot;&quot;&quot; -YEAR &quot;&quot;&quot;;[.H203];&quot;&quot;&quot; &quot;;[.K203];&quot;/&quot;;[.O203];&quot;.mp3&quot;)" office:value-type="string" office:string-value="-ALBUM &quot;&quot; -ARTIST &quot;&quot; -ID3V2TAG TCOM &quot;&quot; -GENRE &quot;&quot; -TITLE &quot;ZZZ&quot; -TRACK &quot;&quot; -YEAR &quot;&quot; 1/T202.mp3">
            <text:p>-ALBUM "" -ARTIST "" -ID3V2TAG TCOM "" -GENRE "" -TITLE "ZZZ" -TRACK "" -YEAR "" 1/T20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03]+1" office:value-type="float" office:value="203">
            <text:p>203</text:p>
          </table:table-cell>
          <table:table-cell table:style-name="ce4"/>
          <table:table-cell table:style-name="ce5" table:formula="of:=IF([.J204]=&quot;X&quot;;[.K203]+1;[.K203])" office:value-type="float" office:value="1">
            <text:p>1</text:p>
          </table:table-cell>
          <table:table-cell table:formula="of:=IF([.J204]=&quot;X&quot;;0;[.L203]+[.G203]+[.J204]/24/60/60)" office:value-type="time" office:time-value="PT00H09M20.304S">
            <text:p>00:09:20.30</text:p>
          </table:table-cell>
          <table:table-cell table:formula="of:=INT([.L204]*24*60)+MOD([.L204]*24*60*60;60)/100" office:value-type="float" office:value="9.20304">
            <text:p>9.203</text:p>
          </table:table-cell>
          <table:table-cell table:formula="of:=[.L204]*24*60*60+[.$N$1]*([.P204]-1)" office:value-type="float" office:value="459.304000000004">
            <text:p>459.304</text:p>
          </table:table-cell>
          <table:table-cell table:formula="of:=CONCATENATE(&quot;T&quot;;[.P204])" office:value-type="string" office:string-value="T203">
            <text:p>T203</text:p>
          </table:table-cell>
          <table:table-cell table:formula="of:=IF([.J204]=&quot;X&quot;;1;[.P203]+1)" office:value-type="float" office:value="203">
            <text:p>203</text:p>
          </table:table-cell>
          <table:table-cell table:style-name="ce7" table:formula="of:=CONCATENATE(&quot;mv &quot;;[.K204];&quot;^&quot;;[.O204];&quot;.wav &quot;&quot;rn^&quot;;[.$E204];&quot;~&quot;;[.$B204];&quot;~&quot;;[.$C204];&quot;~&quot;;[.$A204];&quot;~&quot;;[.$F204];&quot;~&quot;;[.$D204];&quot;.wav&quot;&quot;&quot;)" office:value-type="string" office:string-value="mv 1^T203.wav &quot;rn^ZZZ~~~~~.wav&quot;">
            <text:p>mv 1^T203.wav "rn^ZZZ~~~~~.wav"</text:p>
          </table:table-cell>
          <table:table-cell table:formula="of:=CONCATENATE(&quot;-ALBUM &quot;&quot;&quot;;[.A204];&quot;&quot;&quot; -ARTIST &quot;&quot;&quot;;[.B204];&quot;&quot;&quot; -ID3V2TAG TCOM &quot;&quot;&quot;;[.C204];&quot;&quot;&quot; -GENRE &quot;&quot;&quot;;[.D204];&quot;&quot;&quot; -TITLE &quot;&quot;&quot;;[.E204];&quot;&quot;&quot; -TRACK &quot;&quot;&quot;;[.F204];&quot;&quot;&quot; -YEAR &quot;&quot;&quot;;[.H204];&quot;&quot;&quot; &quot;;[.K204];&quot;/&quot;;[.O204];&quot;.mp3&quot;)" office:value-type="string" office:string-value="-ALBUM &quot;&quot; -ARTIST &quot;&quot; -ID3V2TAG TCOM &quot;&quot; -GENRE &quot;&quot; -TITLE &quot;ZZZ&quot; -TRACK &quot;&quot; -YEAR &quot;&quot; 1/T203.mp3">
            <text:p>-ALBUM "" -ARTIST "" -ID3V2TAG TCOM "" -GENRE "" -TITLE "ZZZ" -TRACK "" -YEAR "" 1/T20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04]+1" office:value-type="float" office:value="204">
            <text:p>204</text:p>
          </table:table-cell>
          <table:table-cell table:style-name="ce4"/>
          <table:table-cell table:style-name="ce5" table:formula="of:=IF([.J205]=&quot;X&quot;;[.K204]+1;[.K204])" office:value-type="float" office:value="1">
            <text:p>1</text:p>
          </table:table-cell>
          <table:table-cell table:formula="of:=IF([.J205]=&quot;X&quot;;0;[.L204]+[.G204]+[.J205]/24/60/60)" office:value-type="time" office:time-value="PT00H09M20.304S">
            <text:p>00:09:20.30</text:p>
          </table:table-cell>
          <table:table-cell table:formula="of:=INT([.L205]*24*60)+MOD([.L205]*24*60*60;60)/100" office:value-type="float" office:value="9.20304">
            <text:p>9.203</text:p>
          </table:table-cell>
          <table:table-cell table:formula="of:=[.L205]*24*60*60+[.$N$1]*([.P205]-1)" office:value-type="float" office:value="458.804000000004">
            <text:p>458.804</text:p>
          </table:table-cell>
          <table:table-cell table:formula="of:=CONCATENATE(&quot;T&quot;;[.P205])" office:value-type="string" office:string-value="T204">
            <text:p>T204</text:p>
          </table:table-cell>
          <table:table-cell table:formula="of:=IF([.J205]=&quot;X&quot;;1;[.P204]+1)" office:value-type="float" office:value="204">
            <text:p>204</text:p>
          </table:table-cell>
          <table:table-cell table:style-name="ce7" table:formula="of:=CONCATENATE(&quot;mv &quot;;[.K205];&quot;^&quot;;[.O205];&quot;.wav &quot;&quot;rn^&quot;;[.$E205];&quot;~&quot;;[.$B205];&quot;~&quot;;[.$C205];&quot;~&quot;;[.$A205];&quot;~&quot;;[.$F205];&quot;~&quot;;[.$D205];&quot;.wav&quot;&quot;&quot;)" office:value-type="string" office:string-value="mv 1^T204.wav &quot;rn^ZZZ~~~~~.wav&quot;">
            <text:p>mv 1^T204.wav "rn^ZZZ~~~~~.wav"</text:p>
          </table:table-cell>
          <table:table-cell table:formula="of:=CONCATENATE(&quot;-ALBUM &quot;&quot;&quot;;[.A205];&quot;&quot;&quot; -ARTIST &quot;&quot;&quot;;[.B205];&quot;&quot;&quot; -ID3V2TAG TCOM &quot;&quot;&quot;;[.C205];&quot;&quot;&quot; -GENRE &quot;&quot;&quot;;[.D205];&quot;&quot;&quot; -TITLE &quot;&quot;&quot;;[.E205];&quot;&quot;&quot; -TRACK &quot;&quot;&quot;;[.F205];&quot;&quot;&quot; -YEAR &quot;&quot;&quot;;[.H205];&quot;&quot;&quot; &quot;;[.K205];&quot;/&quot;;[.O205];&quot;.mp3&quot;)" office:value-type="string" office:string-value="-ALBUM &quot;&quot; -ARTIST &quot;&quot; -ID3V2TAG TCOM &quot;&quot; -GENRE &quot;&quot; -TITLE &quot;ZZZ&quot; -TRACK &quot;&quot; -YEAR &quot;&quot; 1/T204.mp3">
            <text:p>-ALBUM "" -ARTIST "" -ID3V2TAG TCOM "" -GENRE "" -TITLE "ZZZ" -TRACK "" -YEAR "" 1/T20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05]+1" office:value-type="float" office:value="205">
            <text:p>205</text:p>
          </table:table-cell>
          <table:table-cell table:style-name="ce4"/>
          <table:table-cell table:style-name="ce5" table:formula="of:=IF([.J206]=&quot;X&quot;;[.K205]+1;[.K205])" office:value-type="float" office:value="1">
            <text:p>1</text:p>
          </table:table-cell>
          <table:table-cell table:formula="of:=IF([.J206]=&quot;X&quot;;0;[.L205]+[.G205]+[.J206]/24/60/60)" office:value-type="time" office:time-value="PT00H09M20.304S">
            <text:p>00:09:20.30</text:p>
          </table:table-cell>
          <table:table-cell table:formula="of:=INT([.L206]*24*60)+MOD([.L206]*24*60*60;60)/100" office:value-type="float" office:value="9.20304">
            <text:p>9.203</text:p>
          </table:table-cell>
          <table:table-cell table:formula="of:=[.L206]*24*60*60+[.$N$1]*([.P206]-1)" office:value-type="float" office:value="458.304000000004">
            <text:p>458.304</text:p>
          </table:table-cell>
          <table:table-cell table:formula="of:=CONCATENATE(&quot;T&quot;;[.P206])" office:value-type="string" office:string-value="T205">
            <text:p>T205</text:p>
          </table:table-cell>
          <table:table-cell table:formula="of:=IF([.J206]=&quot;X&quot;;1;[.P205]+1)" office:value-type="float" office:value="205">
            <text:p>205</text:p>
          </table:table-cell>
          <table:table-cell table:style-name="ce7" table:formula="of:=CONCATENATE(&quot;mv &quot;;[.K206];&quot;^&quot;;[.O206];&quot;.wav &quot;&quot;rn^&quot;;[.$E206];&quot;~&quot;;[.$B206];&quot;~&quot;;[.$C206];&quot;~&quot;;[.$A206];&quot;~&quot;;[.$F206];&quot;~&quot;;[.$D206];&quot;.wav&quot;&quot;&quot;)" office:value-type="string" office:string-value="mv 1^T205.wav &quot;rn^ZZZ~~~~~.wav&quot;">
            <text:p>mv 1^T205.wav "rn^ZZZ~~~~~.wav"</text:p>
          </table:table-cell>
          <table:table-cell table:formula="of:=CONCATENATE(&quot;-ALBUM &quot;&quot;&quot;;[.A206];&quot;&quot;&quot; -ARTIST &quot;&quot;&quot;;[.B206];&quot;&quot;&quot; -ID3V2TAG TCOM &quot;&quot;&quot;;[.C206];&quot;&quot;&quot; -GENRE &quot;&quot;&quot;;[.D206];&quot;&quot;&quot; -TITLE &quot;&quot;&quot;;[.E206];&quot;&quot;&quot; -TRACK &quot;&quot;&quot;;[.F206];&quot;&quot;&quot; -YEAR &quot;&quot;&quot;;[.H206];&quot;&quot;&quot; &quot;;[.K206];&quot;/&quot;;[.O206];&quot;.mp3&quot;)" office:value-type="string" office:string-value="-ALBUM &quot;&quot; -ARTIST &quot;&quot; -ID3V2TAG TCOM &quot;&quot; -GENRE &quot;&quot; -TITLE &quot;ZZZ&quot; -TRACK &quot;&quot; -YEAR &quot;&quot; 1/T205.mp3">
            <text:p>-ALBUM "" -ARTIST "" -ID3V2TAG TCOM "" -GENRE "" -TITLE "ZZZ" -TRACK "" -YEAR "" 1/T20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06]+1" office:value-type="float" office:value="206">
            <text:p>206</text:p>
          </table:table-cell>
          <table:table-cell table:style-name="ce4"/>
          <table:table-cell table:style-name="ce5" table:formula="of:=IF([.J207]=&quot;X&quot;;[.K206]+1;[.K206])" office:value-type="float" office:value="1">
            <text:p>1</text:p>
          </table:table-cell>
          <table:table-cell table:formula="of:=IF([.J207]=&quot;X&quot;;0;[.L206]+[.G206]+[.J207]/24/60/60)" office:value-type="time" office:time-value="PT00H09M20.304S">
            <text:p>00:09:20.30</text:p>
          </table:table-cell>
          <table:table-cell table:formula="of:=INT([.L207]*24*60)+MOD([.L207]*24*60*60;60)/100" office:value-type="float" office:value="9.20304">
            <text:p>9.203</text:p>
          </table:table-cell>
          <table:table-cell table:formula="of:=[.L207]*24*60*60+[.$N$1]*([.P207]-1)" office:value-type="float" office:value="457.804000000004">
            <text:p>457.804</text:p>
          </table:table-cell>
          <table:table-cell table:formula="of:=CONCATENATE(&quot;T&quot;;[.P207])" office:value-type="string" office:string-value="T206">
            <text:p>T206</text:p>
          </table:table-cell>
          <table:table-cell table:formula="of:=IF([.J207]=&quot;X&quot;;1;[.P206]+1)" office:value-type="float" office:value="206">
            <text:p>206</text:p>
          </table:table-cell>
          <table:table-cell table:style-name="ce7" table:formula="of:=CONCATENATE(&quot;mv &quot;;[.K207];&quot;^&quot;;[.O207];&quot;.wav &quot;&quot;rn^&quot;;[.$E207];&quot;~&quot;;[.$B207];&quot;~&quot;;[.$C207];&quot;~&quot;;[.$A207];&quot;~&quot;;[.$F207];&quot;~&quot;;[.$D207];&quot;.wav&quot;&quot;&quot;)" office:value-type="string" office:string-value="mv 1^T206.wav &quot;rn^ZZZ~~~~~.wav&quot;">
            <text:p>mv 1^T206.wav "rn^ZZZ~~~~~.wav"</text:p>
          </table:table-cell>
          <table:table-cell table:formula="of:=CONCATENATE(&quot;-ALBUM &quot;&quot;&quot;;[.A207];&quot;&quot;&quot; -ARTIST &quot;&quot;&quot;;[.B207];&quot;&quot;&quot; -ID3V2TAG TCOM &quot;&quot;&quot;;[.C207];&quot;&quot;&quot; -GENRE &quot;&quot;&quot;;[.D207];&quot;&quot;&quot; -TITLE &quot;&quot;&quot;;[.E207];&quot;&quot;&quot; -TRACK &quot;&quot;&quot;;[.F207];&quot;&quot;&quot; -YEAR &quot;&quot;&quot;;[.H207];&quot;&quot;&quot; &quot;;[.K207];&quot;/&quot;;[.O207];&quot;.mp3&quot;)" office:value-type="string" office:string-value="-ALBUM &quot;&quot; -ARTIST &quot;&quot; -ID3V2TAG TCOM &quot;&quot; -GENRE &quot;&quot; -TITLE &quot;ZZZ&quot; -TRACK &quot;&quot; -YEAR &quot;&quot; 1/T206.mp3">
            <text:p>-ALBUM "" -ARTIST "" -ID3V2TAG TCOM "" -GENRE "" -TITLE "ZZZ" -TRACK "" -YEAR "" 1/T20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07]+1" office:value-type="float" office:value="207">
            <text:p>207</text:p>
          </table:table-cell>
          <table:table-cell table:style-name="ce4"/>
          <table:table-cell table:style-name="ce5" table:formula="of:=IF([.J208]=&quot;X&quot;;[.K207]+1;[.K207])" office:value-type="float" office:value="1">
            <text:p>1</text:p>
          </table:table-cell>
          <table:table-cell table:formula="of:=IF([.J208]=&quot;X&quot;;0;[.L207]+[.G207]+[.J208]/24/60/60)" office:value-type="time" office:time-value="PT00H09M20.304S">
            <text:p>00:09:20.30</text:p>
          </table:table-cell>
          <table:table-cell table:formula="of:=INT([.L208]*24*60)+MOD([.L208]*24*60*60;60)/100" office:value-type="float" office:value="9.20304">
            <text:p>9.203</text:p>
          </table:table-cell>
          <table:table-cell table:formula="of:=[.L208]*24*60*60+[.$N$1]*([.P208]-1)" office:value-type="float" office:value="457.304000000005">
            <text:p>457.304</text:p>
          </table:table-cell>
          <table:table-cell table:formula="of:=CONCATENATE(&quot;T&quot;;[.P208])" office:value-type="string" office:string-value="T207">
            <text:p>T207</text:p>
          </table:table-cell>
          <table:table-cell table:formula="of:=IF([.J208]=&quot;X&quot;;1;[.P207]+1)" office:value-type="float" office:value="207">
            <text:p>207</text:p>
          </table:table-cell>
          <table:table-cell table:style-name="ce7" table:formula="of:=CONCATENATE(&quot;mv &quot;;[.K208];&quot;^&quot;;[.O208];&quot;.wav &quot;&quot;rn^&quot;;[.$E208];&quot;~&quot;;[.$B208];&quot;~&quot;;[.$C208];&quot;~&quot;;[.$A208];&quot;~&quot;;[.$F208];&quot;~&quot;;[.$D208];&quot;.wav&quot;&quot;&quot;)" office:value-type="string" office:string-value="mv 1^T207.wav &quot;rn^ZZZ~~~~~.wav&quot;">
            <text:p>mv 1^T207.wav "rn^ZZZ~~~~~.wav"</text:p>
          </table:table-cell>
          <table:table-cell table:formula="of:=CONCATENATE(&quot;-ALBUM &quot;&quot;&quot;;[.A208];&quot;&quot;&quot; -ARTIST &quot;&quot;&quot;;[.B208];&quot;&quot;&quot; -ID3V2TAG TCOM &quot;&quot;&quot;;[.C208];&quot;&quot;&quot; -GENRE &quot;&quot;&quot;;[.D208];&quot;&quot;&quot; -TITLE &quot;&quot;&quot;;[.E208];&quot;&quot;&quot; -TRACK &quot;&quot;&quot;;[.F208];&quot;&quot;&quot; -YEAR &quot;&quot;&quot;;[.H208];&quot;&quot;&quot; &quot;;[.K208];&quot;/&quot;;[.O208];&quot;.mp3&quot;)" office:value-type="string" office:string-value="-ALBUM &quot;&quot; -ARTIST &quot;&quot; -ID3V2TAG TCOM &quot;&quot; -GENRE &quot;&quot; -TITLE &quot;ZZZ&quot; -TRACK &quot;&quot; -YEAR &quot;&quot; 1/T207.mp3">
            <text:p>-ALBUM "" -ARTIST "" -ID3V2TAG TCOM "" -GENRE "" -TITLE "ZZZ" -TRACK "" -YEAR "" 1/T20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08]+1" office:value-type="float" office:value="208">
            <text:p>208</text:p>
          </table:table-cell>
          <table:table-cell table:style-name="ce4"/>
          <table:table-cell table:style-name="ce5" table:formula="of:=IF([.J209]=&quot;X&quot;;[.K208]+1;[.K208])" office:value-type="float" office:value="1">
            <text:p>1</text:p>
          </table:table-cell>
          <table:table-cell table:formula="of:=IF([.J209]=&quot;X&quot;;0;[.L208]+[.G208]+[.J209]/24/60/60)" office:value-type="time" office:time-value="PT00H09M20.304S">
            <text:p>00:09:20.30</text:p>
          </table:table-cell>
          <table:table-cell table:formula="of:=INT([.L209]*24*60)+MOD([.L209]*24*60*60;60)/100" office:value-type="float" office:value="9.20304">
            <text:p>9.203</text:p>
          </table:table-cell>
          <table:table-cell table:formula="of:=[.L209]*24*60*60+[.$N$1]*([.P209]-1)" office:value-type="float" office:value="456.804000000004">
            <text:p>456.804</text:p>
          </table:table-cell>
          <table:table-cell table:formula="of:=CONCATENATE(&quot;T&quot;;[.P209])" office:value-type="string" office:string-value="T208">
            <text:p>T208</text:p>
          </table:table-cell>
          <table:table-cell table:formula="of:=IF([.J209]=&quot;X&quot;;1;[.P208]+1)" office:value-type="float" office:value="208">
            <text:p>208</text:p>
          </table:table-cell>
          <table:table-cell table:style-name="ce7" table:formula="of:=CONCATENATE(&quot;mv &quot;;[.K209];&quot;^&quot;;[.O209];&quot;.wav &quot;&quot;rn^&quot;;[.$E209];&quot;~&quot;;[.$B209];&quot;~&quot;;[.$C209];&quot;~&quot;;[.$A209];&quot;~&quot;;[.$F209];&quot;~&quot;;[.$D209];&quot;.wav&quot;&quot;&quot;)" office:value-type="string" office:string-value="mv 1^T208.wav &quot;rn^ZZZ~~~~~.wav&quot;">
            <text:p>mv 1^T208.wav "rn^ZZZ~~~~~.wav"</text:p>
          </table:table-cell>
          <table:table-cell table:formula="of:=CONCATENATE(&quot;-ALBUM &quot;&quot;&quot;;[.A209];&quot;&quot;&quot; -ARTIST &quot;&quot;&quot;;[.B209];&quot;&quot;&quot; -ID3V2TAG TCOM &quot;&quot;&quot;;[.C209];&quot;&quot;&quot; -GENRE &quot;&quot;&quot;;[.D209];&quot;&quot;&quot; -TITLE &quot;&quot;&quot;;[.E209];&quot;&quot;&quot; -TRACK &quot;&quot;&quot;;[.F209];&quot;&quot;&quot; -YEAR &quot;&quot;&quot;;[.H209];&quot;&quot;&quot; &quot;;[.K209];&quot;/&quot;;[.O209];&quot;.mp3&quot;)" office:value-type="string" office:string-value="-ALBUM &quot;&quot; -ARTIST &quot;&quot; -ID3V2TAG TCOM &quot;&quot; -GENRE &quot;&quot; -TITLE &quot;ZZZ&quot; -TRACK &quot;&quot; -YEAR &quot;&quot; 1/T208.mp3">
            <text:p>-ALBUM "" -ARTIST "" -ID3V2TAG TCOM "" -GENRE "" -TITLE "ZZZ" -TRACK "" -YEAR "" 1/T20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09]+1" office:value-type="float" office:value="209">
            <text:p>209</text:p>
          </table:table-cell>
          <table:table-cell table:style-name="ce4"/>
          <table:table-cell table:style-name="ce5" table:formula="of:=IF([.J210]=&quot;X&quot;;[.K209]+1;[.K209])" office:value-type="float" office:value="1">
            <text:p>1</text:p>
          </table:table-cell>
          <table:table-cell table:formula="of:=IF([.J210]=&quot;X&quot;;0;[.L209]+[.G209]+[.J210]/24/60/60)" office:value-type="time" office:time-value="PT00H09M20.304S">
            <text:p>00:09:20.30</text:p>
          </table:table-cell>
          <table:table-cell table:formula="of:=INT([.L210]*24*60)+MOD([.L210]*24*60*60;60)/100" office:value-type="float" office:value="9.20304">
            <text:p>9.203</text:p>
          </table:table-cell>
          <table:table-cell table:formula="of:=[.L210]*24*60*60+[.$N$1]*([.P210]-1)" office:value-type="float" office:value="456.304000000005">
            <text:p>456.304</text:p>
          </table:table-cell>
          <table:table-cell table:formula="of:=CONCATENATE(&quot;T&quot;;[.P210])" office:value-type="string" office:string-value="T209">
            <text:p>T209</text:p>
          </table:table-cell>
          <table:table-cell table:formula="of:=IF([.J210]=&quot;X&quot;;1;[.P209]+1)" office:value-type="float" office:value="209">
            <text:p>209</text:p>
          </table:table-cell>
          <table:table-cell table:style-name="ce7" table:formula="of:=CONCATENATE(&quot;mv &quot;;[.K210];&quot;^&quot;;[.O210];&quot;.wav &quot;&quot;rn^&quot;;[.$E210];&quot;~&quot;;[.$B210];&quot;~&quot;;[.$C210];&quot;~&quot;;[.$A210];&quot;~&quot;;[.$F210];&quot;~&quot;;[.$D210];&quot;.wav&quot;&quot;&quot;)" office:value-type="string" office:string-value="mv 1^T209.wav &quot;rn^ZZZ~~~~~.wav&quot;">
            <text:p>mv 1^T209.wav "rn^ZZZ~~~~~.wav"</text:p>
          </table:table-cell>
          <table:table-cell table:formula="of:=CONCATENATE(&quot;-ALBUM &quot;&quot;&quot;;[.A210];&quot;&quot;&quot; -ARTIST &quot;&quot;&quot;;[.B210];&quot;&quot;&quot; -ID3V2TAG TCOM &quot;&quot;&quot;;[.C210];&quot;&quot;&quot; -GENRE &quot;&quot;&quot;;[.D210];&quot;&quot;&quot; -TITLE &quot;&quot;&quot;;[.E210];&quot;&quot;&quot; -TRACK &quot;&quot;&quot;;[.F210];&quot;&quot;&quot; -YEAR &quot;&quot;&quot;;[.H210];&quot;&quot;&quot; &quot;;[.K210];&quot;/&quot;;[.O210];&quot;.mp3&quot;)" office:value-type="string" office:string-value="-ALBUM &quot;&quot; -ARTIST &quot;&quot; -ID3V2TAG TCOM &quot;&quot; -GENRE &quot;&quot; -TITLE &quot;ZZZ&quot; -TRACK &quot;&quot; -YEAR &quot;&quot; 1/T209.mp3">
            <text:p>-ALBUM "" -ARTIST "" -ID3V2TAG TCOM "" -GENRE "" -TITLE "ZZZ" -TRACK "" -YEAR "" 1/T20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10]+1" office:value-type="float" office:value="210">
            <text:p>210</text:p>
          </table:table-cell>
          <table:table-cell table:style-name="ce4"/>
          <table:table-cell table:style-name="ce5" table:formula="of:=IF([.J211]=&quot;X&quot;;[.K210]+1;[.K210])" office:value-type="float" office:value="1">
            <text:p>1</text:p>
          </table:table-cell>
          <table:table-cell table:formula="of:=IF([.J211]=&quot;X&quot;;0;[.L210]+[.G210]+[.J211]/24/60/60)" office:value-type="time" office:time-value="PT00H09M20.304S">
            <text:p>00:09:20.30</text:p>
          </table:table-cell>
          <table:table-cell table:formula="of:=INT([.L211]*24*60)+MOD([.L211]*24*60*60;60)/100" office:value-type="float" office:value="9.20304">
            <text:p>9.203</text:p>
          </table:table-cell>
          <table:table-cell table:formula="of:=[.L211]*24*60*60+[.$N$1]*([.P211]-1)" office:value-type="float" office:value="455.804000000005">
            <text:p>455.804</text:p>
          </table:table-cell>
          <table:table-cell table:formula="of:=CONCATENATE(&quot;T&quot;;[.P211])" office:value-type="string" office:string-value="T210">
            <text:p>T210</text:p>
          </table:table-cell>
          <table:table-cell table:formula="of:=IF([.J211]=&quot;X&quot;;1;[.P210]+1)" office:value-type="float" office:value="210">
            <text:p>210</text:p>
          </table:table-cell>
          <table:table-cell table:style-name="ce7" table:formula="of:=CONCATENATE(&quot;mv &quot;;[.K211];&quot;^&quot;;[.O211];&quot;.wav &quot;&quot;rn^&quot;;[.$E211];&quot;~&quot;;[.$B211];&quot;~&quot;;[.$C211];&quot;~&quot;;[.$A211];&quot;~&quot;;[.$F211];&quot;~&quot;;[.$D211];&quot;.wav&quot;&quot;&quot;)" office:value-type="string" office:string-value="mv 1^T210.wav &quot;rn^ZZZ~~~~~.wav&quot;">
            <text:p>mv 1^T210.wav "rn^ZZZ~~~~~.wav"</text:p>
          </table:table-cell>
          <table:table-cell table:formula="of:=CONCATENATE(&quot;-ALBUM &quot;&quot;&quot;;[.A211];&quot;&quot;&quot; -ARTIST &quot;&quot;&quot;;[.B211];&quot;&quot;&quot; -ID3V2TAG TCOM &quot;&quot;&quot;;[.C211];&quot;&quot;&quot; -GENRE &quot;&quot;&quot;;[.D211];&quot;&quot;&quot; -TITLE &quot;&quot;&quot;;[.E211];&quot;&quot;&quot; -TRACK &quot;&quot;&quot;;[.F211];&quot;&quot;&quot; -YEAR &quot;&quot;&quot;;[.H211];&quot;&quot;&quot; &quot;;[.K211];&quot;/&quot;;[.O211];&quot;.mp3&quot;)" office:value-type="string" office:string-value="-ALBUM &quot;&quot; -ARTIST &quot;&quot; -ID3V2TAG TCOM &quot;&quot; -GENRE &quot;&quot; -TITLE &quot;ZZZ&quot; -TRACK &quot;&quot; -YEAR &quot;&quot; 1/T210.mp3">
            <text:p>-ALBUM "" -ARTIST "" -ID3V2TAG TCOM "" -GENRE "" -TITLE "ZZZ" -TRACK "" -YEAR "" 1/T21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11]+1" office:value-type="float" office:value="211">
            <text:p>211</text:p>
          </table:table-cell>
          <table:table-cell table:style-name="ce4"/>
          <table:table-cell table:style-name="ce5" table:formula="of:=IF([.J212]=&quot;X&quot;;[.K211]+1;[.K211])" office:value-type="float" office:value="1">
            <text:p>1</text:p>
          </table:table-cell>
          <table:table-cell table:formula="of:=IF([.J212]=&quot;X&quot;;0;[.L211]+[.G211]+[.J212]/24/60/60)" office:value-type="time" office:time-value="PT00H09M20.304S">
            <text:p>00:09:20.30</text:p>
          </table:table-cell>
          <table:table-cell table:formula="of:=INT([.L212]*24*60)+MOD([.L212]*24*60*60;60)/100" office:value-type="float" office:value="9.20304">
            <text:p>9.203</text:p>
          </table:table-cell>
          <table:table-cell table:formula="of:=[.L212]*24*60*60+[.$N$1]*([.P212]-1)" office:value-type="float" office:value="455.304000000005">
            <text:p>455.304</text:p>
          </table:table-cell>
          <table:table-cell table:formula="of:=CONCATENATE(&quot;T&quot;;[.P212])" office:value-type="string" office:string-value="T211">
            <text:p>T211</text:p>
          </table:table-cell>
          <table:table-cell table:formula="of:=IF([.J212]=&quot;X&quot;;1;[.P211]+1)" office:value-type="float" office:value="211">
            <text:p>211</text:p>
          </table:table-cell>
          <table:table-cell table:style-name="ce7" table:formula="of:=CONCATENATE(&quot;mv &quot;;[.K212];&quot;^&quot;;[.O212];&quot;.wav &quot;&quot;rn^&quot;;[.$E212];&quot;~&quot;;[.$B212];&quot;~&quot;;[.$C212];&quot;~&quot;;[.$A212];&quot;~&quot;;[.$F212];&quot;~&quot;;[.$D212];&quot;.wav&quot;&quot;&quot;)" office:value-type="string" office:string-value="mv 1^T211.wav &quot;rn^ZZZ~~~~~.wav&quot;">
            <text:p>mv 1^T211.wav "rn^ZZZ~~~~~.wav"</text:p>
          </table:table-cell>
          <table:table-cell table:formula="of:=CONCATENATE(&quot;-ALBUM &quot;&quot;&quot;;[.A212];&quot;&quot;&quot; -ARTIST &quot;&quot;&quot;;[.B212];&quot;&quot;&quot; -ID3V2TAG TCOM &quot;&quot;&quot;;[.C212];&quot;&quot;&quot; -GENRE &quot;&quot;&quot;;[.D212];&quot;&quot;&quot; -TITLE &quot;&quot;&quot;;[.E212];&quot;&quot;&quot; -TRACK &quot;&quot;&quot;;[.F212];&quot;&quot;&quot; -YEAR &quot;&quot;&quot;;[.H212];&quot;&quot;&quot; &quot;;[.K212];&quot;/&quot;;[.O212];&quot;.mp3&quot;)" office:value-type="string" office:string-value="-ALBUM &quot;&quot; -ARTIST &quot;&quot; -ID3V2TAG TCOM &quot;&quot; -GENRE &quot;&quot; -TITLE &quot;ZZZ&quot; -TRACK &quot;&quot; -YEAR &quot;&quot; 1/T211.mp3">
            <text:p>-ALBUM "" -ARTIST "" -ID3V2TAG TCOM "" -GENRE "" -TITLE "ZZZ" -TRACK "" -YEAR "" 1/T21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12]+1" office:value-type="float" office:value="212">
            <text:p>212</text:p>
          </table:table-cell>
          <table:table-cell table:style-name="ce4"/>
          <table:table-cell table:style-name="ce5" table:formula="of:=IF([.J213]=&quot;X&quot;;[.K212]+1;[.K212])" office:value-type="float" office:value="1">
            <text:p>1</text:p>
          </table:table-cell>
          <table:table-cell table:formula="of:=IF([.J213]=&quot;X&quot;;0;[.L212]+[.G212]+[.J213]/24/60/60)" office:value-type="time" office:time-value="PT00H09M20.304S">
            <text:p>00:09:20.30</text:p>
          </table:table-cell>
          <table:table-cell table:formula="of:=INT([.L213]*24*60)+MOD([.L213]*24*60*60;60)/100" office:value-type="float" office:value="9.20304">
            <text:p>9.203</text:p>
          </table:table-cell>
          <table:table-cell table:formula="of:=[.L213]*24*60*60+[.$N$1]*([.P213]-1)" office:value-type="float" office:value="454.804000000005">
            <text:p>454.804</text:p>
          </table:table-cell>
          <table:table-cell table:formula="of:=CONCATENATE(&quot;T&quot;;[.P213])" office:value-type="string" office:string-value="T212">
            <text:p>T212</text:p>
          </table:table-cell>
          <table:table-cell table:formula="of:=IF([.J213]=&quot;X&quot;;1;[.P212]+1)" office:value-type="float" office:value="212">
            <text:p>212</text:p>
          </table:table-cell>
          <table:table-cell table:style-name="ce7" table:formula="of:=CONCATENATE(&quot;mv &quot;;[.K213];&quot;^&quot;;[.O213];&quot;.wav &quot;&quot;rn^&quot;;[.$E213];&quot;~&quot;;[.$B213];&quot;~&quot;;[.$C213];&quot;~&quot;;[.$A213];&quot;~&quot;;[.$F213];&quot;~&quot;;[.$D213];&quot;.wav&quot;&quot;&quot;)" office:value-type="string" office:string-value="mv 1^T212.wav &quot;rn^ZZZ~~~~~.wav&quot;">
            <text:p>mv 1^T212.wav "rn^ZZZ~~~~~.wav"</text:p>
          </table:table-cell>
          <table:table-cell table:formula="of:=CONCATENATE(&quot;-ALBUM &quot;&quot;&quot;;[.A213];&quot;&quot;&quot; -ARTIST &quot;&quot;&quot;;[.B213];&quot;&quot;&quot; -ID3V2TAG TCOM &quot;&quot;&quot;;[.C213];&quot;&quot;&quot; -GENRE &quot;&quot;&quot;;[.D213];&quot;&quot;&quot; -TITLE &quot;&quot;&quot;;[.E213];&quot;&quot;&quot; -TRACK &quot;&quot;&quot;;[.F213];&quot;&quot;&quot; -YEAR &quot;&quot;&quot;;[.H213];&quot;&quot;&quot; &quot;;[.K213];&quot;/&quot;;[.O213];&quot;.mp3&quot;)" office:value-type="string" office:string-value="-ALBUM &quot;&quot; -ARTIST &quot;&quot; -ID3V2TAG TCOM &quot;&quot; -GENRE &quot;&quot; -TITLE &quot;ZZZ&quot; -TRACK &quot;&quot; -YEAR &quot;&quot; 1/T212.mp3">
            <text:p>-ALBUM "" -ARTIST "" -ID3V2TAG TCOM "" -GENRE "" -TITLE "ZZZ" -TRACK "" -YEAR "" 1/T21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13]+1" office:value-type="float" office:value="213">
            <text:p>213</text:p>
          </table:table-cell>
          <table:table-cell table:style-name="ce4"/>
          <table:table-cell table:style-name="ce5" table:formula="of:=IF([.J214]=&quot;X&quot;;[.K213]+1;[.K213])" office:value-type="float" office:value="1">
            <text:p>1</text:p>
          </table:table-cell>
          <table:table-cell table:formula="of:=IF([.J214]=&quot;X&quot;;0;[.L213]+[.G213]+[.J214]/24/60/60)" office:value-type="time" office:time-value="PT00H09M20.304S">
            <text:p>00:09:20.30</text:p>
          </table:table-cell>
          <table:table-cell table:formula="of:=INT([.L214]*24*60)+MOD([.L214]*24*60*60;60)/100" office:value-type="float" office:value="9.20304">
            <text:p>9.203</text:p>
          </table:table-cell>
          <table:table-cell table:formula="of:=[.L214]*24*60*60+[.$N$1]*([.P214]-1)" office:value-type="float" office:value="454.304000000005">
            <text:p>454.304</text:p>
          </table:table-cell>
          <table:table-cell table:formula="of:=CONCATENATE(&quot;T&quot;;[.P214])" office:value-type="string" office:string-value="T213">
            <text:p>T213</text:p>
          </table:table-cell>
          <table:table-cell table:formula="of:=IF([.J214]=&quot;X&quot;;1;[.P213]+1)" office:value-type="float" office:value="213">
            <text:p>213</text:p>
          </table:table-cell>
          <table:table-cell table:style-name="ce7" table:formula="of:=CONCATENATE(&quot;mv &quot;;[.K214];&quot;^&quot;;[.O214];&quot;.wav &quot;&quot;rn^&quot;;[.$E214];&quot;~&quot;;[.$B214];&quot;~&quot;;[.$C214];&quot;~&quot;;[.$A214];&quot;~&quot;;[.$F214];&quot;~&quot;;[.$D214];&quot;.wav&quot;&quot;&quot;)" office:value-type="string" office:string-value="mv 1^T213.wav &quot;rn^ZZZ~~~~~.wav&quot;">
            <text:p>mv 1^T213.wav "rn^ZZZ~~~~~.wav"</text:p>
          </table:table-cell>
          <table:table-cell table:formula="of:=CONCATENATE(&quot;-ALBUM &quot;&quot;&quot;;[.A214];&quot;&quot;&quot; -ARTIST &quot;&quot;&quot;;[.B214];&quot;&quot;&quot; -ID3V2TAG TCOM &quot;&quot;&quot;;[.C214];&quot;&quot;&quot; -GENRE &quot;&quot;&quot;;[.D214];&quot;&quot;&quot; -TITLE &quot;&quot;&quot;;[.E214];&quot;&quot;&quot; -TRACK &quot;&quot;&quot;;[.F214];&quot;&quot;&quot; -YEAR &quot;&quot;&quot;;[.H214];&quot;&quot;&quot; &quot;;[.K214];&quot;/&quot;;[.O214];&quot;.mp3&quot;)" office:value-type="string" office:string-value="-ALBUM &quot;&quot; -ARTIST &quot;&quot; -ID3V2TAG TCOM &quot;&quot; -GENRE &quot;&quot; -TITLE &quot;ZZZ&quot; -TRACK &quot;&quot; -YEAR &quot;&quot; 1/T213.mp3">
            <text:p>-ALBUM "" -ARTIST "" -ID3V2TAG TCOM "" -GENRE "" -TITLE "ZZZ" -TRACK "" -YEAR "" 1/T21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14]+1" office:value-type="float" office:value="214">
            <text:p>214</text:p>
          </table:table-cell>
          <table:table-cell table:style-name="ce4"/>
          <table:table-cell table:style-name="ce5" table:formula="of:=IF([.J215]=&quot;X&quot;;[.K214]+1;[.K214])" office:value-type="float" office:value="1">
            <text:p>1</text:p>
          </table:table-cell>
          <table:table-cell table:formula="of:=IF([.J215]=&quot;X&quot;;0;[.L214]+[.G214]+[.J215]/24/60/60)" office:value-type="time" office:time-value="PT00H09M20.304S">
            <text:p>00:09:20.30</text:p>
          </table:table-cell>
          <table:table-cell table:formula="of:=INT([.L215]*24*60)+MOD([.L215]*24*60*60;60)/100" office:value-type="float" office:value="9.20304">
            <text:p>9.203</text:p>
          </table:table-cell>
          <table:table-cell table:formula="of:=[.L215]*24*60*60+[.$N$1]*([.P215]-1)" office:value-type="float" office:value="453.804000000005">
            <text:p>453.804</text:p>
          </table:table-cell>
          <table:table-cell table:formula="of:=CONCATENATE(&quot;T&quot;;[.P215])" office:value-type="string" office:string-value="T214">
            <text:p>T214</text:p>
          </table:table-cell>
          <table:table-cell table:formula="of:=IF([.J215]=&quot;X&quot;;1;[.P214]+1)" office:value-type="float" office:value="214">
            <text:p>214</text:p>
          </table:table-cell>
          <table:table-cell table:style-name="ce7" table:formula="of:=CONCATENATE(&quot;mv &quot;;[.K215];&quot;^&quot;;[.O215];&quot;.wav &quot;&quot;rn^&quot;;[.$E215];&quot;~&quot;;[.$B215];&quot;~&quot;;[.$C215];&quot;~&quot;;[.$A215];&quot;~&quot;;[.$F215];&quot;~&quot;;[.$D215];&quot;.wav&quot;&quot;&quot;)" office:value-type="string" office:string-value="mv 1^T214.wav &quot;rn^ZZZ~~~~~.wav&quot;">
            <text:p>mv 1^T214.wav "rn^ZZZ~~~~~.wav"</text:p>
          </table:table-cell>
          <table:table-cell table:formula="of:=CONCATENATE(&quot;-ALBUM &quot;&quot;&quot;;[.A215];&quot;&quot;&quot; -ARTIST &quot;&quot;&quot;;[.B215];&quot;&quot;&quot; -ID3V2TAG TCOM &quot;&quot;&quot;;[.C215];&quot;&quot;&quot; -GENRE &quot;&quot;&quot;;[.D215];&quot;&quot;&quot; -TITLE &quot;&quot;&quot;;[.E215];&quot;&quot;&quot; -TRACK &quot;&quot;&quot;;[.F215];&quot;&quot;&quot; -YEAR &quot;&quot;&quot;;[.H215];&quot;&quot;&quot; &quot;;[.K215];&quot;/&quot;;[.O215];&quot;.mp3&quot;)" office:value-type="string" office:string-value="-ALBUM &quot;&quot; -ARTIST &quot;&quot; -ID3V2TAG TCOM &quot;&quot; -GENRE &quot;&quot; -TITLE &quot;ZZZ&quot; -TRACK &quot;&quot; -YEAR &quot;&quot; 1/T214.mp3">
            <text:p>-ALBUM "" -ARTIST "" -ID3V2TAG TCOM "" -GENRE "" -TITLE "ZZZ" -TRACK "" -YEAR "" 1/T21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15]+1" office:value-type="float" office:value="215">
            <text:p>215</text:p>
          </table:table-cell>
          <table:table-cell table:style-name="ce4"/>
          <table:table-cell table:style-name="ce5" table:formula="of:=IF([.J216]=&quot;X&quot;;[.K215]+1;[.K215])" office:value-type="float" office:value="1">
            <text:p>1</text:p>
          </table:table-cell>
          <table:table-cell table:formula="of:=IF([.J216]=&quot;X&quot;;0;[.L215]+[.G215]+[.J216]/24/60/60)" office:value-type="time" office:time-value="PT00H09M20.304S">
            <text:p>00:09:20.30</text:p>
          </table:table-cell>
          <table:table-cell table:formula="of:=INT([.L216]*24*60)+MOD([.L216]*24*60*60;60)/100" office:value-type="float" office:value="9.20304">
            <text:p>9.203</text:p>
          </table:table-cell>
          <table:table-cell table:formula="of:=[.L216]*24*60*60+[.$N$1]*([.P216]-1)" office:value-type="float" office:value="453.304000000005">
            <text:p>453.304</text:p>
          </table:table-cell>
          <table:table-cell table:formula="of:=CONCATENATE(&quot;T&quot;;[.P216])" office:value-type="string" office:string-value="T215">
            <text:p>T215</text:p>
          </table:table-cell>
          <table:table-cell table:formula="of:=IF([.J216]=&quot;X&quot;;1;[.P215]+1)" office:value-type="float" office:value="215">
            <text:p>215</text:p>
          </table:table-cell>
          <table:table-cell table:style-name="ce7" table:formula="of:=CONCATENATE(&quot;mv &quot;;[.K216];&quot;^&quot;;[.O216];&quot;.wav &quot;&quot;rn^&quot;;[.$E216];&quot;~&quot;;[.$B216];&quot;~&quot;;[.$C216];&quot;~&quot;;[.$A216];&quot;~&quot;;[.$F216];&quot;~&quot;;[.$D216];&quot;.wav&quot;&quot;&quot;)" office:value-type="string" office:string-value="mv 1^T215.wav &quot;rn^ZZZ~~~~~.wav&quot;">
            <text:p>mv 1^T215.wav "rn^ZZZ~~~~~.wav"</text:p>
          </table:table-cell>
          <table:table-cell table:formula="of:=CONCATENATE(&quot;-ALBUM &quot;&quot;&quot;;[.A216];&quot;&quot;&quot; -ARTIST &quot;&quot;&quot;;[.B216];&quot;&quot;&quot; -ID3V2TAG TCOM &quot;&quot;&quot;;[.C216];&quot;&quot;&quot; -GENRE &quot;&quot;&quot;;[.D216];&quot;&quot;&quot; -TITLE &quot;&quot;&quot;;[.E216];&quot;&quot;&quot; -TRACK &quot;&quot;&quot;;[.F216];&quot;&quot;&quot; -YEAR &quot;&quot;&quot;;[.H216];&quot;&quot;&quot; &quot;;[.K216];&quot;/&quot;;[.O216];&quot;.mp3&quot;)" office:value-type="string" office:string-value="-ALBUM &quot;&quot; -ARTIST &quot;&quot; -ID3V2TAG TCOM &quot;&quot; -GENRE &quot;&quot; -TITLE &quot;ZZZ&quot; -TRACK &quot;&quot; -YEAR &quot;&quot; 1/T215.mp3">
            <text:p>-ALBUM "" -ARTIST "" -ID3V2TAG TCOM "" -GENRE "" -TITLE "ZZZ" -TRACK "" -YEAR "" 1/T21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16]+1" office:value-type="float" office:value="216">
            <text:p>216</text:p>
          </table:table-cell>
          <table:table-cell table:style-name="ce4"/>
          <table:table-cell table:style-name="ce5" table:formula="of:=IF([.J217]=&quot;X&quot;;[.K216]+1;[.K216])" office:value-type="float" office:value="1">
            <text:p>1</text:p>
          </table:table-cell>
          <table:table-cell table:formula="of:=IF([.J217]=&quot;X&quot;;0;[.L216]+[.G216]+[.J217]/24/60/60)" office:value-type="time" office:time-value="PT00H09M20.304S">
            <text:p>00:09:20.30</text:p>
          </table:table-cell>
          <table:table-cell table:formula="of:=INT([.L217]*24*60)+MOD([.L217]*24*60*60;60)/100" office:value-type="float" office:value="9.20304">
            <text:p>9.203</text:p>
          </table:table-cell>
          <table:table-cell table:formula="of:=[.L217]*24*60*60+[.$N$1]*([.P217]-1)" office:value-type="float" office:value="452.804000000005">
            <text:p>452.804</text:p>
          </table:table-cell>
          <table:table-cell table:formula="of:=CONCATENATE(&quot;T&quot;;[.P217])" office:value-type="string" office:string-value="T216">
            <text:p>T216</text:p>
          </table:table-cell>
          <table:table-cell table:formula="of:=IF([.J217]=&quot;X&quot;;1;[.P216]+1)" office:value-type="float" office:value="216">
            <text:p>216</text:p>
          </table:table-cell>
          <table:table-cell table:style-name="ce7" table:formula="of:=CONCATENATE(&quot;mv &quot;;[.K217];&quot;^&quot;;[.O217];&quot;.wav &quot;&quot;rn^&quot;;[.$E217];&quot;~&quot;;[.$B217];&quot;~&quot;;[.$C217];&quot;~&quot;;[.$A217];&quot;~&quot;;[.$F217];&quot;~&quot;;[.$D217];&quot;.wav&quot;&quot;&quot;)" office:value-type="string" office:string-value="mv 1^T216.wav &quot;rn^ZZZ~~~~~.wav&quot;">
            <text:p>mv 1^T216.wav "rn^ZZZ~~~~~.wav"</text:p>
          </table:table-cell>
          <table:table-cell table:formula="of:=CONCATENATE(&quot;-ALBUM &quot;&quot;&quot;;[.A217];&quot;&quot;&quot; -ARTIST &quot;&quot;&quot;;[.B217];&quot;&quot;&quot; -ID3V2TAG TCOM &quot;&quot;&quot;;[.C217];&quot;&quot;&quot; -GENRE &quot;&quot;&quot;;[.D217];&quot;&quot;&quot; -TITLE &quot;&quot;&quot;;[.E217];&quot;&quot;&quot; -TRACK &quot;&quot;&quot;;[.F217];&quot;&quot;&quot; -YEAR &quot;&quot;&quot;;[.H217];&quot;&quot;&quot; &quot;;[.K217];&quot;/&quot;;[.O217];&quot;.mp3&quot;)" office:value-type="string" office:string-value="-ALBUM &quot;&quot; -ARTIST &quot;&quot; -ID3V2TAG TCOM &quot;&quot; -GENRE &quot;&quot; -TITLE &quot;ZZZ&quot; -TRACK &quot;&quot; -YEAR &quot;&quot; 1/T216.mp3">
            <text:p>-ALBUM "" -ARTIST "" -ID3V2TAG TCOM "" -GENRE "" -TITLE "ZZZ" -TRACK "" -YEAR "" 1/T21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17]+1" office:value-type="float" office:value="217">
            <text:p>217</text:p>
          </table:table-cell>
          <table:table-cell table:style-name="ce4"/>
          <table:table-cell table:style-name="ce5" table:formula="of:=IF([.J218]=&quot;X&quot;;[.K217]+1;[.K217])" office:value-type="float" office:value="1">
            <text:p>1</text:p>
          </table:table-cell>
          <table:table-cell table:formula="of:=IF([.J218]=&quot;X&quot;;0;[.L217]+[.G217]+[.J218]/24/60/60)" office:value-type="time" office:time-value="PT00H09M20.304S">
            <text:p>00:09:20.30</text:p>
          </table:table-cell>
          <table:table-cell table:formula="of:=INT([.L218]*24*60)+MOD([.L218]*24*60*60;60)/100" office:value-type="float" office:value="9.20304">
            <text:p>9.203</text:p>
          </table:table-cell>
          <table:table-cell table:formula="of:=[.L218]*24*60*60+[.$N$1]*([.P218]-1)" office:value-type="float" office:value="452.304000000005">
            <text:p>452.304</text:p>
          </table:table-cell>
          <table:table-cell table:formula="of:=CONCATENATE(&quot;T&quot;;[.P218])" office:value-type="string" office:string-value="T217">
            <text:p>T217</text:p>
          </table:table-cell>
          <table:table-cell table:formula="of:=IF([.J218]=&quot;X&quot;;1;[.P217]+1)" office:value-type="float" office:value="217">
            <text:p>217</text:p>
          </table:table-cell>
          <table:table-cell table:style-name="ce7" table:formula="of:=CONCATENATE(&quot;mv &quot;;[.K218];&quot;^&quot;;[.O218];&quot;.wav &quot;&quot;rn^&quot;;[.$E218];&quot;~&quot;;[.$B218];&quot;~&quot;;[.$C218];&quot;~&quot;;[.$A218];&quot;~&quot;;[.$F218];&quot;~&quot;;[.$D218];&quot;.wav&quot;&quot;&quot;)" office:value-type="string" office:string-value="mv 1^T217.wav &quot;rn^ZZZ~~~~~.wav&quot;">
            <text:p>mv 1^T217.wav "rn^ZZZ~~~~~.wav"</text:p>
          </table:table-cell>
          <table:table-cell table:formula="of:=CONCATENATE(&quot;-ALBUM &quot;&quot;&quot;;[.A218];&quot;&quot;&quot; -ARTIST &quot;&quot;&quot;;[.B218];&quot;&quot;&quot; -ID3V2TAG TCOM &quot;&quot;&quot;;[.C218];&quot;&quot;&quot; -GENRE &quot;&quot;&quot;;[.D218];&quot;&quot;&quot; -TITLE &quot;&quot;&quot;;[.E218];&quot;&quot;&quot; -TRACK &quot;&quot;&quot;;[.F218];&quot;&quot;&quot; -YEAR &quot;&quot;&quot;;[.H218];&quot;&quot;&quot; &quot;;[.K218];&quot;/&quot;;[.O218];&quot;.mp3&quot;)" office:value-type="string" office:string-value="-ALBUM &quot;&quot; -ARTIST &quot;&quot; -ID3V2TAG TCOM &quot;&quot; -GENRE &quot;&quot; -TITLE &quot;ZZZ&quot; -TRACK &quot;&quot; -YEAR &quot;&quot; 1/T217.mp3">
            <text:p>-ALBUM "" -ARTIST "" -ID3V2TAG TCOM "" -GENRE "" -TITLE "ZZZ" -TRACK "" -YEAR "" 1/T21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18]+1" office:value-type="float" office:value="218">
            <text:p>218</text:p>
          </table:table-cell>
          <table:table-cell table:style-name="ce4"/>
          <table:table-cell table:style-name="ce5" table:formula="of:=IF([.J219]=&quot;X&quot;;[.K218]+1;[.K218])" office:value-type="float" office:value="1">
            <text:p>1</text:p>
          </table:table-cell>
          <table:table-cell table:formula="of:=IF([.J219]=&quot;X&quot;;0;[.L218]+[.G218]+[.J219]/24/60/60)" office:value-type="time" office:time-value="PT00H09M20.304S">
            <text:p>00:09:20.30</text:p>
          </table:table-cell>
          <table:table-cell table:formula="of:=INT([.L219]*24*60)+MOD([.L219]*24*60*60;60)/100" office:value-type="float" office:value="9.20304">
            <text:p>9.203</text:p>
          </table:table-cell>
          <table:table-cell table:formula="of:=[.L219]*24*60*60+[.$N$1]*([.P219]-1)" office:value-type="float" office:value="451.804000000005">
            <text:p>451.804</text:p>
          </table:table-cell>
          <table:table-cell table:formula="of:=CONCATENATE(&quot;T&quot;;[.P219])" office:value-type="string" office:string-value="T218">
            <text:p>T218</text:p>
          </table:table-cell>
          <table:table-cell table:formula="of:=IF([.J219]=&quot;X&quot;;1;[.P218]+1)" office:value-type="float" office:value="218">
            <text:p>218</text:p>
          </table:table-cell>
          <table:table-cell table:style-name="ce7" table:formula="of:=CONCATENATE(&quot;mv &quot;;[.K219];&quot;^&quot;;[.O219];&quot;.wav &quot;&quot;rn^&quot;;[.$E219];&quot;~&quot;;[.$B219];&quot;~&quot;;[.$C219];&quot;~&quot;;[.$A219];&quot;~&quot;;[.$F219];&quot;~&quot;;[.$D219];&quot;.wav&quot;&quot;&quot;)" office:value-type="string" office:string-value="mv 1^T218.wav &quot;rn^ZZZ~~~~~.wav&quot;">
            <text:p>mv 1^T218.wav "rn^ZZZ~~~~~.wav"</text:p>
          </table:table-cell>
          <table:table-cell table:formula="of:=CONCATENATE(&quot;-ALBUM &quot;&quot;&quot;;[.A219];&quot;&quot;&quot; -ARTIST &quot;&quot;&quot;;[.B219];&quot;&quot;&quot; -ID3V2TAG TCOM &quot;&quot;&quot;;[.C219];&quot;&quot;&quot; -GENRE &quot;&quot;&quot;;[.D219];&quot;&quot;&quot; -TITLE &quot;&quot;&quot;;[.E219];&quot;&quot;&quot; -TRACK &quot;&quot;&quot;;[.F219];&quot;&quot;&quot; -YEAR &quot;&quot;&quot;;[.H219];&quot;&quot;&quot; &quot;;[.K219];&quot;/&quot;;[.O219];&quot;.mp3&quot;)" office:value-type="string" office:string-value="-ALBUM &quot;&quot; -ARTIST &quot;&quot; -ID3V2TAG TCOM &quot;&quot; -GENRE &quot;&quot; -TITLE &quot;ZZZ&quot; -TRACK &quot;&quot; -YEAR &quot;&quot; 1/T218.mp3">
            <text:p>-ALBUM "" -ARTIST "" -ID3V2TAG TCOM "" -GENRE "" -TITLE "ZZZ" -TRACK "" -YEAR "" 1/T21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19]+1" office:value-type="float" office:value="219">
            <text:p>219</text:p>
          </table:table-cell>
          <table:table-cell table:style-name="ce4"/>
          <table:table-cell table:style-name="ce5" table:formula="of:=IF([.J220]=&quot;X&quot;;[.K219]+1;[.K219])" office:value-type="float" office:value="1">
            <text:p>1</text:p>
          </table:table-cell>
          <table:table-cell table:formula="of:=IF([.J220]=&quot;X&quot;;0;[.L219]+[.G219]+[.J220]/24/60/60)" office:value-type="time" office:time-value="PT00H09M20.304S">
            <text:p>00:09:20.30</text:p>
          </table:table-cell>
          <table:table-cell table:formula="of:=INT([.L220]*24*60)+MOD([.L220]*24*60*60;60)/100" office:value-type="float" office:value="9.20304">
            <text:p>9.203</text:p>
          </table:table-cell>
          <table:table-cell table:formula="of:=[.L220]*24*60*60+[.$N$1]*([.P220]-1)" office:value-type="float" office:value="451.304000000005">
            <text:p>451.304</text:p>
          </table:table-cell>
          <table:table-cell table:formula="of:=CONCATENATE(&quot;T&quot;;[.P220])" office:value-type="string" office:string-value="T219">
            <text:p>T219</text:p>
          </table:table-cell>
          <table:table-cell table:formula="of:=IF([.J220]=&quot;X&quot;;1;[.P219]+1)" office:value-type="float" office:value="219">
            <text:p>219</text:p>
          </table:table-cell>
          <table:table-cell table:style-name="ce7" table:formula="of:=CONCATENATE(&quot;mv &quot;;[.K220];&quot;^&quot;;[.O220];&quot;.wav &quot;&quot;rn^&quot;;[.$E220];&quot;~&quot;;[.$B220];&quot;~&quot;;[.$C220];&quot;~&quot;;[.$A220];&quot;~&quot;;[.$F220];&quot;~&quot;;[.$D220];&quot;.wav&quot;&quot;&quot;)" office:value-type="string" office:string-value="mv 1^T219.wav &quot;rn^ZZZ~~~~~.wav&quot;">
            <text:p>mv 1^T219.wav "rn^ZZZ~~~~~.wav"</text:p>
          </table:table-cell>
          <table:table-cell table:formula="of:=CONCATENATE(&quot;-ALBUM &quot;&quot;&quot;;[.A220];&quot;&quot;&quot; -ARTIST &quot;&quot;&quot;;[.B220];&quot;&quot;&quot; -ID3V2TAG TCOM &quot;&quot;&quot;;[.C220];&quot;&quot;&quot; -GENRE &quot;&quot;&quot;;[.D220];&quot;&quot;&quot; -TITLE &quot;&quot;&quot;;[.E220];&quot;&quot;&quot; -TRACK &quot;&quot;&quot;;[.F220];&quot;&quot;&quot; -YEAR &quot;&quot;&quot;;[.H220];&quot;&quot;&quot; &quot;;[.K220];&quot;/&quot;;[.O220];&quot;.mp3&quot;)" office:value-type="string" office:string-value="-ALBUM &quot;&quot; -ARTIST &quot;&quot; -ID3V2TAG TCOM &quot;&quot; -GENRE &quot;&quot; -TITLE &quot;ZZZ&quot; -TRACK &quot;&quot; -YEAR &quot;&quot; 1/T219.mp3">
            <text:p>-ALBUM "" -ARTIST "" -ID3V2TAG TCOM "" -GENRE "" -TITLE "ZZZ" -TRACK "" -YEAR "" 1/T21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20]+1" office:value-type="float" office:value="220">
            <text:p>220</text:p>
          </table:table-cell>
          <table:table-cell table:style-name="ce4"/>
          <table:table-cell table:style-name="ce5" table:formula="of:=IF([.J221]=&quot;X&quot;;[.K220]+1;[.K220])" office:value-type="float" office:value="1">
            <text:p>1</text:p>
          </table:table-cell>
          <table:table-cell table:formula="of:=IF([.J221]=&quot;X&quot;;0;[.L220]+[.G220]+[.J221]/24/60/60)" office:value-type="time" office:time-value="PT00H09M20.304S">
            <text:p>00:09:20.30</text:p>
          </table:table-cell>
          <table:table-cell table:formula="of:=INT([.L221]*24*60)+MOD([.L221]*24*60*60;60)/100" office:value-type="float" office:value="9.20304">
            <text:p>9.203</text:p>
          </table:table-cell>
          <table:table-cell table:formula="of:=[.L221]*24*60*60+[.$N$1]*([.P221]-1)" office:value-type="float" office:value="450.804000000005">
            <text:p>450.804</text:p>
          </table:table-cell>
          <table:table-cell table:formula="of:=CONCATENATE(&quot;T&quot;;[.P221])" office:value-type="string" office:string-value="T220">
            <text:p>T220</text:p>
          </table:table-cell>
          <table:table-cell table:formula="of:=IF([.J221]=&quot;X&quot;;1;[.P220]+1)" office:value-type="float" office:value="220">
            <text:p>220</text:p>
          </table:table-cell>
          <table:table-cell table:style-name="ce7" table:formula="of:=CONCATENATE(&quot;mv &quot;;[.K221];&quot;^&quot;;[.O221];&quot;.wav &quot;&quot;rn^&quot;;[.$E221];&quot;~&quot;;[.$B221];&quot;~&quot;;[.$C221];&quot;~&quot;;[.$A221];&quot;~&quot;;[.$F221];&quot;~&quot;;[.$D221];&quot;.wav&quot;&quot;&quot;)" office:value-type="string" office:string-value="mv 1^T220.wav &quot;rn^ZZZ~~~~~.wav&quot;">
            <text:p>mv 1^T220.wav "rn^ZZZ~~~~~.wav"</text:p>
          </table:table-cell>
          <table:table-cell table:formula="of:=CONCATENATE(&quot;-ALBUM &quot;&quot;&quot;;[.A221];&quot;&quot;&quot; -ARTIST &quot;&quot;&quot;;[.B221];&quot;&quot;&quot; -ID3V2TAG TCOM &quot;&quot;&quot;;[.C221];&quot;&quot;&quot; -GENRE &quot;&quot;&quot;;[.D221];&quot;&quot;&quot; -TITLE &quot;&quot;&quot;;[.E221];&quot;&quot;&quot; -TRACK &quot;&quot;&quot;;[.F221];&quot;&quot;&quot; -YEAR &quot;&quot;&quot;;[.H221];&quot;&quot;&quot; &quot;;[.K221];&quot;/&quot;;[.O221];&quot;.mp3&quot;)" office:value-type="string" office:string-value="-ALBUM &quot;&quot; -ARTIST &quot;&quot; -ID3V2TAG TCOM &quot;&quot; -GENRE &quot;&quot; -TITLE &quot;ZZZ&quot; -TRACK &quot;&quot; -YEAR &quot;&quot; 1/T220.mp3">
            <text:p>-ALBUM "" -ARTIST "" -ID3V2TAG TCOM "" -GENRE "" -TITLE "ZZZ" -TRACK "" -YEAR "" 1/T22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21]+1" office:value-type="float" office:value="221">
            <text:p>221</text:p>
          </table:table-cell>
          <table:table-cell table:style-name="ce4"/>
          <table:table-cell table:style-name="ce5" table:formula="of:=IF([.J222]=&quot;X&quot;;[.K221]+1;[.K221])" office:value-type="float" office:value="1">
            <text:p>1</text:p>
          </table:table-cell>
          <table:table-cell table:formula="of:=IF([.J222]=&quot;X&quot;;0;[.L221]+[.G221]+[.J222]/24/60/60)" office:value-type="time" office:time-value="PT00H09M20.304S">
            <text:p>00:09:20.30</text:p>
          </table:table-cell>
          <table:table-cell table:formula="of:=INT([.L222]*24*60)+MOD([.L222]*24*60*60;60)/100" office:value-type="float" office:value="9.20304">
            <text:p>9.203</text:p>
          </table:table-cell>
          <table:table-cell table:formula="of:=[.L222]*24*60*60+[.$N$1]*([.P222]-1)" office:value-type="float" office:value="450.304000000005">
            <text:p>450.304</text:p>
          </table:table-cell>
          <table:table-cell table:formula="of:=CONCATENATE(&quot;T&quot;;[.P222])" office:value-type="string" office:string-value="T221">
            <text:p>T221</text:p>
          </table:table-cell>
          <table:table-cell table:formula="of:=IF([.J222]=&quot;X&quot;;1;[.P221]+1)" office:value-type="float" office:value="221">
            <text:p>221</text:p>
          </table:table-cell>
          <table:table-cell table:style-name="ce7" table:formula="of:=CONCATENATE(&quot;mv &quot;;[.K222];&quot;^&quot;;[.O222];&quot;.wav &quot;&quot;rn^&quot;;[.$E222];&quot;~&quot;;[.$B222];&quot;~&quot;;[.$C222];&quot;~&quot;;[.$A222];&quot;~&quot;;[.$F222];&quot;~&quot;;[.$D222];&quot;.wav&quot;&quot;&quot;)" office:value-type="string" office:string-value="mv 1^T221.wav &quot;rn^ZZZ~~~~~.wav&quot;">
            <text:p>mv 1^T221.wav "rn^ZZZ~~~~~.wav"</text:p>
          </table:table-cell>
          <table:table-cell table:formula="of:=CONCATENATE(&quot;-ALBUM &quot;&quot;&quot;;[.A222];&quot;&quot;&quot; -ARTIST &quot;&quot;&quot;;[.B222];&quot;&quot;&quot; -ID3V2TAG TCOM &quot;&quot;&quot;;[.C222];&quot;&quot;&quot; -GENRE &quot;&quot;&quot;;[.D222];&quot;&quot;&quot; -TITLE &quot;&quot;&quot;;[.E222];&quot;&quot;&quot; -TRACK &quot;&quot;&quot;;[.F222];&quot;&quot;&quot; -YEAR &quot;&quot;&quot;;[.H222];&quot;&quot;&quot; &quot;;[.K222];&quot;/&quot;;[.O222];&quot;.mp3&quot;)" office:value-type="string" office:string-value="-ALBUM &quot;&quot; -ARTIST &quot;&quot; -ID3V2TAG TCOM &quot;&quot; -GENRE &quot;&quot; -TITLE &quot;ZZZ&quot; -TRACK &quot;&quot; -YEAR &quot;&quot; 1/T221.mp3">
            <text:p>-ALBUM "" -ARTIST "" -ID3V2TAG TCOM "" -GENRE "" -TITLE "ZZZ" -TRACK "" -YEAR "" 1/T22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22]+1" office:value-type="float" office:value="222">
            <text:p>222</text:p>
          </table:table-cell>
          <table:table-cell table:style-name="ce4"/>
          <table:table-cell table:style-name="ce5" table:formula="of:=IF([.J223]=&quot;X&quot;;[.K222]+1;[.K222])" office:value-type="float" office:value="1">
            <text:p>1</text:p>
          </table:table-cell>
          <table:table-cell table:formula="of:=IF([.J223]=&quot;X&quot;;0;[.L222]+[.G222]+[.J223]/24/60/60)" office:value-type="time" office:time-value="PT00H09M20.304S">
            <text:p>00:09:20.30</text:p>
          </table:table-cell>
          <table:table-cell table:formula="of:=INT([.L223]*24*60)+MOD([.L223]*24*60*60;60)/100" office:value-type="float" office:value="9.20304">
            <text:p>9.203</text:p>
          </table:table-cell>
          <table:table-cell table:formula="of:=[.L223]*24*60*60+[.$N$1]*([.P223]-1)" office:value-type="float" office:value="449.804000000005">
            <text:p>449.804</text:p>
          </table:table-cell>
          <table:table-cell table:formula="of:=CONCATENATE(&quot;T&quot;;[.P223])" office:value-type="string" office:string-value="T222">
            <text:p>T222</text:p>
          </table:table-cell>
          <table:table-cell table:formula="of:=IF([.J223]=&quot;X&quot;;1;[.P222]+1)" office:value-type="float" office:value="222">
            <text:p>222</text:p>
          </table:table-cell>
          <table:table-cell table:style-name="ce7" table:formula="of:=CONCATENATE(&quot;mv &quot;;[.K223];&quot;^&quot;;[.O223];&quot;.wav &quot;&quot;rn^&quot;;[.$E223];&quot;~&quot;;[.$B223];&quot;~&quot;;[.$C223];&quot;~&quot;;[.$A223];&quot;~&quot;;[.$F223];&quot;~&quot;;[.$D223];&quot;.wav&quot;&quot;&quot;)" office:value-type="string" office:string-value="mv 1^T222.wav &quot;rn^ZZZ~~~~~.wav&quot;">
            <text:p>mv 1^T222.wav "rn^ZZZ~~~~~.wav"</text:p>
          </table:table-cell>
          <table:table-cell table:formula="of:=CONCATENATE(&quot;-ALBUM &quot;&quot;&quot;;[.A223];&quot;&quot;&quot; -ARTIST &quot;&quot;&quot;;[.B223];&quot;&quot;&quot; -ID3V2TAG TCOM &quot;&quot;&quot;;[.C223];&quot;&quot;&quot; -GENRE &quot;&quot;&quot;;[.D223];&quot;&quot;&quot; -TITLE &quot;&quot;&quot;;[.E223];&quot;&quot;&quot; -TRACK &quot;&quot;&quot;;[.F223];&quot;&quot;&quot; -YEAR &quot;&quot;&quot;;[.H223];&quot;&quot;&quot; &quot;;[.K223];&quot;/&quot;;[.O223];&quot;.mp3&quot;)" office:value-type="string" office:string-value="-ALBUM &quot;&quot; -ARTIST &quot;&quot; -ID3V2TAG TCOM &quot;&quot; -GENRE &quot;&quot; -TITLE &quot;ZZZ&quot; -TRACK &quot;&quot; -YEAR &quot;&quot; 1/T222.mp3">
            <text:p>-ALBUM "" -ARTIST "" -ID3V2TAG TCOM "" -GENRE "" -TITLE "ZZZ" -TRACK "" -YEAR "" 1/T22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23]+1" office:value-type="float" office:value="223">
            <text:p>223</text:p>
          </table:table-cell>
          <table:table-cell table:style-name="ce4"/>
          <table:table-cell table:style-name="ce5" table:formula="of:=IF([.J224]=&quot;X&quot;;[.K223]+1;[.K223])" office:value-type="float" office:value="1">
            <text:p>1</text:p>
          </table:table-cell>
          <table:table-cell table:formula="of:=IF([.J224]=&quot;X&quot;;0;[.L223]+[.G223]+[.J224]/24/60/60)" office:value-type="time" office:time-value="PT00H09M20.304S">
            <text:p>00:09:20.30</text:p>
          </table:table-cell>
          <table:table-cell table:formula="of:=INT([.L224]*24*60)+MOD([.L224]*24*60*60;60)/100" office:value-type="float" office:value="9.20304">
            <text:p>9.203</text:p>
          </table:table-cell>
          <table:table-cell table:formula="of:=[.L224]*24*60*60+[.$N$1]*([.P224]-1)" office:value-type="float" office:value="449.304000000005">
            <text:p>449.304</text:p>
          </table:table-cell>
          <table:table-cell table:formula="of:=CONCATENATE(&quot;T&quot;;[.P224])" office:value-type="string" office:string-value="T223">
            <text:p>T223</text:p>
          </table:table-cell>
          <table:table-cell table:formula="of:=IF([.J224]=&quot;X&quot;;1;[.P223]+1)" office:value-type="float" office:value="223">
            <text:p>223</text:p>
          </table:table-cell>
          <table:table-cell table:style-name="ce7" table:formula="of:=CONCATENATE(&quot;mv &quot;;[.K224];&quot;^&quot;;[.O224];&quot;.wav &quot;&quot;rn^&quot;;[.$E224];&quot;~&quot;;[.$B224];&quot;~&quot;;[.$C224];&quot;~&quot;;[.$A224];&quot;~&quot;;[.$F224];&quot;~&quot;;[.$D224];&quot;.wav&quot;&quot;&quot;)" office:value-type="string" office:string-value="mv 1^T223.wav &quot;rn^ZZZ~~~~~.wav&quot;">
            <text:p>mv 1^T223.wav "rn^ZZZ~~~~~.wav"</text:p>
          </table:table-cell>
          <table:table-cell table:formula="of:=CONCATENATE(&quot;-ALBUM &quot;&quot;&quot;;[.A224];&quot;&quot;&quot; -ARTIST &quot;&quot;&quot;;[.B224];&quot;&quot;&quot; -ID3V2TAG TCOM &quot;&quot;&quot;;[.C224];&quot;&quot;&quot; -GENRE &quot;&quot;&quot;;[.D224];&quot;&quot;&quot; -TITLE &quot;&quot;&quot;;[.E224];&quot;&quot;&quot; -TRACK &quot;&quot;&quot;;[.F224];&quot;&quot;&quot; -YEAR &quot;&quot;&quot;;[.H224];&quot;&quot;&quot; &quot;;[.K224];&quot;/&quot;;[.O224];&quot;.mp3&quot;)" office:value-type="string" office:string-value="-ALBUM &quot;&quot; -ARTIST &quot;&quot; -ID3V2TAG TCOM &quot;&quot; -GENRE &quot;&quot; -TITLE &quot;ZZZ&quot; -TRACK &quot;&quot; -YEAR &quot;&quot; 1/T223.mp3">
            <text:p>-ALBUM "" -ARTIST "" -ID3V2TAG TCOM "" -GENRE "" -TITLE "ZZZ" -TRACK "" -YEAR "" 1/T22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24]+1" office:value-type="float" office:value="224">
            <text:p>224</text:p>
          </table:table-cell>
          <table:table-cell table:style-name="ce4"/>
          <table:table-cell table:style-name="ce5" table:formula="of:=IF([.J225]=&quot;X&quot;;[.K224]+1;[.K224])" office:value-type="float" office:value="1">
            <text:p>1</text:p>
          </table:table-cell>
          <table:table-cell table:formula="of:=IF([.J225]=&quot;X&quot;;0;[.L224]+[.G224]+[.J225]/24/60/60)" office:value-type="time" office:time-value="PT00H09M20.304S">
            <text:p>00:09:20.30</text:p>
          </table:table-cell>
          <table:table-cell table:formula="of:=INT([.L225]*24*60)+MOD([.L225]*24*60*60;60)/100" office:value-type="float" office:value="9.20304">
            <text:p>9.203</text:p>
          </table:table-cell>
          <table:table-cell table:formula="of:=[.L225]*24*60*60+[.$N$1]*([.P225]-1)" office:value-type="float" office:value="448.804000000005">
            <text:p>448.804</text:p>
          </table:table-cell>
          <table:table-cell table:formula="of:=CONCATENATE(&quot;T&quot;;[.P225])" office:value-type="string" office:string-value="T224">
            <text:p>T224</text:p>
          </table:table-cell>
          <table:table-cell table:formula="of:=IF([.J225]=&quot;X&quot;;1;[.P224]+1)" office:value-type="float" office:value="224">
            <text:p>224</text:p>
          </table:table-cell>
          <table:table-cell table:style-name="ce7" table:formula="of:=CONCATENATE(&quot;mv &quot;;[.K225];&quot;^&quot;;[.O225];&quot;.wav &quot;&quot;rn^&quot;;[.$E225];&quot;~&quot;;[.$B225];&quot;~&quot;;[.$C225];&quot;~&quot;;[.$A225];&quot;~&quot;;[.$F225];&quot;~&quot;;[.$D225];&quot;.wav&quot;&quot;&quot;)" office:value-type="string" office:string-value="mv 1^T224.wav &quot;rn^ZZZ~~~~~.wav&quot;">
            <text:p>mv 1^T224.wav "rn^ZZZ~~~~~.wav"</text:p>
          </table:table-cell>
          <table:table-cell table:formula="of:=CONCATENATE(&quot;-ALBUM &quot;&quot;&quot;;[.A225];&quot;&quot;&quot; -ARTIST &quot;&quot;&quot;;[.B225];&quot;&quot;&quot; -ID3V2TAG TCOM &quot;&quot;&quot;;[.C225];&quot;&quot;&quot; -GENRE &quot;&quot;&quot;;[.D225];&quot;&quot;&quot; -TITLE &quot;&quot;&quot;;[.E225];&quot;&quot;&quot; -TRACK &quot;&quot;&quot;;[.F225];&quot;&quot;&quot; -YEAR &quot;&quot;&quot;;[.H225];&quot;&quot;&quot; &quot;;[.K225];&quot;/&quot;;[.O225];&quot;.mp3&quot;)" office:value-type="string" office:string-value="-ALBUM &quot;&quot; -ARTIST &quot;&quot; -ID3V2TAG TCOM &quot;&quot; -GENRE &quot;&quot; -TITLE &quot;ZZZ&quot; -TRACK &quot;&quot; -YEAR &quot;&quot; 1/T224.mp3">
            <text:p>-ALBUM "" -ARTIST "" -ID3V2TAG TCOM "" -GENRE "" -TITLE "ZZZ" -TRACK "" -YEAR "" 1/T22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25]+1" office:value-type="float" office:value="225">
            <text:p>225</text:p>
          </table:table-cell>
          <table:table-cell table:style-name="ce4"/>
          <table:table-cell table:style-name="ce5" table:formula="of:=IF([.J226]=&quot;X&quot;;[.K225]+1;[.K225])" office:value-type="float" office:value="1">
            <text:p>1</text:p>
          </table:table-cell>
          <table:table-cell table:formula="of:=IF([.J226]=&quot;X&quot;;0;[.L225]+[.G225]+[.J226]/24/60/60)" office:value-type="time" office:time-value="PT00H09M20.304S">
            <text:p>00:09:20.30</text:p>
          </table:table-cell>
          <table:table-cell table:formula="of:=INT([.L226]*24*60)+MOD([.L226]*24*60*60;60)/100" office:value-type="float" office:value="9.20304">
            <text:p>9.203</text:p>
          </table:table-cell>
          <table:table-cell table:formula="of:=[.L226]*24*60*60+[.$N$1]*([.P226]-1)" office:value-type="float" office:value="448.304000000005">
            <text:p>448.304</text:p>
          </table:table-cell>
          <table:table-cell table:formula="of:=CONCATENATE(&quot;T&quot;;[.P226])" office:value-type="string" office:string-value="T225">
            <text:p>T225</text:p>
          </table:table-cell>
          <table:table-cell table:formula="of:=IF([.J226]=&quot;X&quot;;1;[.P225]+1)" office:value-type="float" office:value="225">
            <text:p>225</text:p>
          </table:table-cell>
          <table:table-cell table:style-name="ce7" table:formula="of:=CONCATENATE(&quot;mv &quot;;[.K226];&quot;^&quot;;[.O226];&quot;.wav &quot;&quot;rn^&quot;;[.$E226];&quot;~&quot;;[.$B226];&quot;~&quot;;[.$C226];&quot;~&quot;;[.$A226];&quot;~&quot;;[.$F226];&quot;~&quot;;[.$D226];&quot;.wav&quot;&quot;&quot;)" office:value-type="string" office:string-value="mv 1^T225.wav &quot;rn^ZZZ~~~~~.wav&quot;">
            <text:p>mv 1^T225.wav "rn^ZZZ~~~~~.wav"</text:p>
          </table:table-cell>
          <table:table-cell table:formula="of:=CONCATENATE(&quot;-ALBUM &quot;&quot;&quot;;[.A226];&quot;&quot;&quot; -ARTIST &quot;&quot;&quot;;[.B226];&quot;&quot;&quot; -ID3V2TAG TCOM &quot;&quot;&quot;;[.C226];&quot;&quot;&quot; -GENRE &quot;&quot;&quot;;[.D226];&quot;&quot;&quot; -TITLE &quot;&quot;&quot;;[.E226];&quot;&quot;&quot; -TRACK &quot;&quot;&quot;;[.F226];&quot;&quot;&quot; -YEAR &quot;&quot;&quot;;[.H226];&quot;&quot;&quot; &quot;;[.K226];&quot;/&quot;;[.O226];&quot;.mp3&quot;)" office:value-type="string" office:string-value="-ALBUM &quot;&quot; -ARTIST &quot;&quot; -ID3V2TAG TCOM &quot;&quot; -GENRE &quot;&quot; -TITLE &quot;ZZZ&quot; -TRACK &quot;&quot; -YEAR &quot;&quot; 1/T225.mp3">
            <text:p>-ALBUM "" -ARTIST "" -ID3V2TAG TCOM "" -GENRE "" -TITLE "ZZZ" -TRACK "" -YEAR "" 1/T22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26]+1" office:value-type="float" office:value="226">
            <text:p>226</text:p>
          </table:table-cell>
          <table:table-cell table:style-name="ce4"/>
          <table:table-cell table:style-name="ce5" table:formula="of:=IF([.J227]=&quot;X&quot;;[.K226]+1;[.K226])" office:value-type="float" office:value="1">
            <text:p>1</text:p>
          </table:table-cell>
          <table:table-cell table:formula="of:=IF([.J227]=&quot;X&quot;;0;[.L226]+[.G226]+[.J227]/24/60/60)" office:value-type="time" office:time-value="PT00H09M20.304S">
            <text:p>00:09:20.30</text:p>
          </table:table-cell>
          <table:table-cell table:formula="of:=INT([.L227]*24*60)+MOD([.L227]*24*60*60;60)/100" office:value-type="float" office:value="9.20304">
            <text:p>9.203</text:p>
          </table:table-cell>
          <table:table-cell table:formula="of:=[.L227]*24*60*60+[.$N$1]*([.P227]-1)" office:value-type="float" office:value="447.804000000005">
            <text:p>447.804</text:p>
          </table:table-cell>
          <table:table-cell table:formula="of:=CONCATENATE(&quot;T&quot;;[.P227])" office:value-type="string" office:string-value="T226">
            <text:p>T226</text:p>
          </table:table-cell>
          <table:table-cell table:formula="of:=IF([.J227]=&quot;X&quot;;1;[.P226]+1)" office:value-type="float" office:value="226">
            <text:p>226</text:p>
          </table:table-cell>
          <table:table-cell table:style-name="ce7" table:formula="of:=CONCATENATE(&quot;mv &quot;;[.K227];&quot;^&quot;;[.O227];&quot;.wav &quot;&quot;rn^&quot;;[.$E227];&quot;~&quot;;[.$B227];&quot;~&quot;;[.$C227];&quot;~&quot;;[.$A227];&quot;~&quot;;[.$F227];&quot;~&quot;;[.$D227];&quot;.wav&quot;&quot;&quot;)" office:value-type="string" office:string-value="mv 1^T226.wav &quot;rn^ZZZ~~~~~.wav&quot;">
            <text:p>mv 1^T226.wav "rn^ZZZ~~~~~.wav"</text:p>
          </table:table-cell>
          <table:table-cell table:formula="of:=CONCATENATE(&quot;-ALBUM &quot;&quot;&quot;;[.A227];&quot;&quot;&quot; -ARTIST &quot;&quot;&quot;;[.B227];&quot;&quot;&quot; -ID3V2TAG TCOM &quot;&quot;&quot;;[.C227];&quot;&quot;&quot; -GENRE &quot;&quot;&quot;;[.D227];&quot;&quot;&quot; -TITLE &quot;&quot;&quot;;[.E227];&quot;&quot;&quot; -TRACK &quot;&quot;&quot;;[.F227];&quot;&quot;&quot; -YEAR &quot;&quot;&quot;;[.H227];&quot;&quot;&quot; &quot;;[.K227];&quot;/&quot;;[.O227];&quot;.mp3&quot;)" office:value-type="string" office:string-value="-ALBUM &quot;&quot; -ARTIST &quot;&quot; -ID3V2TAG TCOM &quot;&quot; -GENRE &quot;&quot; -TITLE &quot;ZZZ&quot; -TRACK &quot;&quot; -YEAR &quot;&quot; 1/T226.mp3">
            <text:p>-ALBUM "" -ARTIST "" -ID3V2TAG TCOM "" -GENRE "" -TITLE "ZZZ" -TRACK "" -YEAR "" 1/T22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27]+1" office:value-type="float" office:value="227">
            <text:p>227</text:p>
          </table:table-cell>
          <table:table-cell table:style-name="ce4"/>
          <table:table-cell table:style-name="ce5" table:formula="of:=IF([.J228]=&quot;X&quot;;[.K227]+1;[.K227])" office:value-type="float" office:value="1">
            <text:p>1</text:p>
          </table:table-cell>
          <table:table-cell table:formula="of:=IF([.J228]=&quot;X&quot;;0;[.L227]+[.G227]+[.J228]/24/60/60)" office:value-type="time" office:time-value="PT00H09M20.304S">
            <text:p>00:09:20.30</text:p>
          </table:table-cell>
          <table:table-cell table:formula="of:=INT([.L228]*24*60)+MOD([.L228]*24*60*60;60)/100" office:value-type="float" office:value="9.20304">
            <text:p>9.203</text:p>
          </table:table-cell>
          <table:table-cell table:formula="of:=[.L228]*24*60*60+[.$N$1]*([.P228]-1)" office:value-type="float" office:value="447.304000000005">
            <text:p>447.304</text:p>
          </table:table-cell>
          <table:table-cell table:formula="of:=CONCATENATE(&quot;T&quot;;[.P228])" office:value-type="string" office:string-value="T227">
            <text:p>T227</text:p>
          </table:table-cell>
          <table:table-cell table:formula="of:=IF([.J228]=&quot;X&quot;;1;[.P227]+1)" office:value-type="float" office:value="227">
            <text:p>227</text:p>
          </table:table-cell>
          <table:table-cell table:style-name="ce7" table:formula="of:=CONCATENATE(&quot;mv &quot;;[.K228];&quot;^&quot;;[.O228];&quot;.wav &quot;&quot;rn^&quot;;[.$E228];&quot;~&quot;;[.$B228];&quot;~&quot;;[.$C228];&quot;~&quot;;[.$A228];&quot;~&quot;;[.$F228];&quot;~&quot;;[.$D228];&quot;.wav&quot;&quot;&quot;)" office:value-type="string" office:string-value="mv 1^T227.wav &quot;rn^ZZZ~~~~~.wav&quot;">
            <text:p>mv 1^T227.wav "rn^ZZZ~~~~~.wav"</text:p>
          </table:table-cell>
          <table:table-cell table:formula="of:=CONCATENATE(&quot;-ALBUM &quot;&quot;&quot;;[.A228];&quot;&quot;&quot; -ARTIST &quot;&quot;&quot;;[.B228];&quot;&quot;&quot; -ID3V2TAG TCOM &quot;&quot;&quot;;[.C228];&quot;&quot;&quot; -GENRE &quot;&quot;&quot;;[.D228];&quot;&quot;&quot; -TITLE &quot;&quot;&quot;;[.E228];&quot;&quot;&quot; -TRACK &quot;&quot;&quot;;[.F228];&quot;&quot;&quot; -YEAR &quot;&quot;&quot;;[.H228];&quot;&quot;&quot; &quot;;[.K228];&quot;/&quot;;[.O228];&quot;.mp3&quot;)" office:value-type="string" office:string-value="-ALBUM &quot;&quot; -ARTIST &quot;&quot; -ID3V2TAG TCOM &quot;&quot; -GENRE &quot;&quot; -TITLE &quot;ZZZ&quot; -TRACK &quot;&quot; -YEAR &quot;&quot; 1/T227.mp3">
            <text:p>-ALBUM "" -ARTIST "" -ID3V2TAG TCOM "" -GENRE "" -TITLE "ZZZ" -TRACK "" -YEAR "" 1/T22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28]+1" office:value-type="float" office:value="228">
            <text:p>228</text:p>
          </table:table-cell>
          <table:table-cell table:style-name="ce3"/>
          <table:table-cell table:style-name="ce5" table:formula="of:=IF([.J229]=&quot;X&quot;;[.K228]+1;[.K228])" office:value-type="float" office:value="1">
            <text:p>1</text:p>
          </table:table-cell>
          <table:table-cell table:formula="of:=IF([.J229]=&quot;X&quot;;0;[.L228]+[.G228]+[.J229]/24/60/60)" office:value-type="time" office:time-value="PT00H09M20.304S">
            <text:p>00:09:20.30</text:p>
          </table:table-cell>
          <table:table-cell table:formula="of:=INT([.L229]*24*60)+MOD([.L229]*24*60*60;60)/100" office:value-type="float" office:value="9.20304">
            <text:p>9.203</text:p>
          </table:table-cell>
          <table:table-cell table:formula="of:=[.L229]*24*60*60+[.$N$1]*([.P229]-1)" office:value-type="float" office:value="446.804000000005">
            <text:p>446.804</text:p>
          </table:table-cell>
          <table:table-cell table:formula="of:=CONCATENATE(&quot;T&quot;;[.P229])" office:value-type="string" office:string-value="T228">
            <text:p>T228</text:p>
          </table:table-cell>
          <table:table-cell table:formula="of:=IF([.J229]=&quot;X&quot;;1;[.P228]+1)" office:value-type="float" office:value="228">
            <text:p>228</text:p>
          </table:table-cell>
          <table:table-cell table:style-name="ce7" table:formula="of:=CONCATENATE(&quot;mv &quot;;[.K229];&quot;^&quot;;[.O229];&quot;.wav &quot;&quot;rn^&quot;;[.$E229];&quot;~&quot;;[.$B229];&quot;~&quot;;[.$C229];&quot;~&quot;;[.$A229];&quot;~&quot;;[.$F229];&quot;~&quot;;[.$D229];&quot;.wav&quot;&quot;&quot;)" office:value-type="string" office:string-value="mv 1^T228.wav &quot;rn^ZZZ~~~~~.wav&quot;">
            <text:p>mv 1^T228.wav "rn^ZZZ~~~~~.wav"</text:p>
          </table:table-cell>
          <table:table-cell table:formula="of:=CONCATENATE(&quot;-ALBUM &quot;&quot;&quot;;[.A229];&quot;&quot;&quot; -ARTIST &quot;&quot;&quot;;[.B229];&quot;&quot;&quot; -ID3V2TAG TCOM &quot;&quot;&quot;;[.C229];&quot;&quot;&quot; -GENRE &quot;&quot;&quot;;[.D229];&quot;&quot;&quot; -TITLE &quot;&quot;&quot;;[.E229];&quot;&quot;&quot; -TRACK &quot;&quot;&quot;;[.F229];&quot;&quot;&quot; -YEAR &quot;&quot;&quot;;[.H229];&quot;&quot;&quot; &quot;;[.K229];&quot;/&quot;;[.O229];&quot;.mp3&quot;)" office:value-type="string" office:string-value="-ALBUM &quot;&quot; -ARTIST &quot;&quot; -ID3V2TAG TCOM &quot;&quot; -GENRE &quot;&quot; -TITLE &quot;ZZZ&quot; -TRACK &quot;&quot; -YEAR &quot;&quot; 1/T228.mp3">
            <text:p>-ALBUM "" -ARTIST "" -ID3V2TAG TCOM "" -GENRE "" -TITLE "ZZZ" -TRACK "" -YEAR "" 1/T22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29]+1" office:value-type="float" office:value="229">
            <text:p>229</text:p>
          </table:table-cell>
          <table:table-cell table:style-name="ce3"/>
          <table:table-cell table:style-name="ce5" table:formula="of:=IF([.J230]=&quot;X&quot;;[.K229]+1;[.K229])" office:value-type="float" office:value="1">
            <text:p>1</text:p>
          </table:table-cell>
          <table:table-cell table:formula="of:=IF([.J230]=&quot;X&quot;;0;[.L229]+[.G229]+[.J230]/24/60/60)" office:value-type="time" office:time-value="PT00H09M20.304S">
            <text:p>00:09:20.30</text:p>
          </table:table-cell>
          <table:table-cell table:formula="of:=INT([.L230]*24*60)+MOD([.L230]*24*60*60;60)/100" office:value-type="float" office:value="9.20304">
            <text:p>9.203</text:p>
          </table:table-cell>
          <table:table-cell table:formula="of:=[.L230]*24*60*60+[.$N$1]*([.P230]-1)" office:value-type="float" office:value="446.304000000005">
            <text:p>446.304</text:p>
          </table:table-cell>
          <table:table-cell table:formula="of:=CONCATENATE(&quot;T&quot;;[.P230])" office:value-type="string" office:string-value="T229">
            <text:p>T229</text:p>
          </table:table-cell>
          <table:table-cell table:formula="of:=IF([.J230]=&quot;X&quot;;1;[.P229]+1)" office:value-type="float" office:value="229">
            <text:p>229</text:p>
          </table:table-cell>
          <table:table-cell table:style-name="ce7" table:formula="of:=CONCATENATE(&quot;mv &quot;;[.K230];&quot;^&quot;;[.O230];&quot;.wav &quot;&quot;rn^&quot;;[.$E230];&quot;~&quot;;[.$B230];&quot;~&quot;;[.$C230];&quot;~&quot;;[.$A230];&quot;~&quot;;[.$F230];&quot;~&quot;;[.$D230];&quot;.wav&quot;&quot;&quot;)" office:value-type="string" office:string-value="mv 1^T229.wav &quot;rn^ZZZ~~~~~.wav&quot;">
            <text:p>mv 1^T229.wav "rn^ZZZ~~~~~.wav"</text:p>
          </table:table-cell>
          <table:table-cell table:formula="of:=CONCATENATE(&quot;-ALBUM &quot;&quot;&quot;;[.A230];&quot;&quot;&quot; -ARTIST &quot;&quot;&quot;;[.B230];&quot;&quot;&quot; -ID3V2TAG TCOM &quot;&quot;&quot;;[.C230];&quot;&quot;&quot; -GENRE &quot;&quot;&quot;;[.D230];&quot;&quot;&quot; -TITLE &quot;&quot;&quot;;[.E230];&quot;&quot;&quot; -TRACK &quot;&quot;&quot;;[.F230];&quot;&quot;&quot; -YEAR &quot;&quot;&quot;;[.H230];&quot;&quot;&quot; &quot;;[.K230];&quot;/&quot;;[.O230];&quot;.mp3&quot;)" office:value-type="string" office:string-value="-ALBUM &quot;&quot; -ARTIST &quot;&quot; -ID3V2TAG TCOM &quot;&quot; -GENRE &quot;&quot; -TITLE &quot;ZZZ&quot; -TRACK &quot;&quot; -YEAR &quot;&quot; 1/T229.mp3">
            <text:p>-ALBUM "" -ARTIST "" -ID3V2TAG TCOM "" -GENRE "" -TITLE "ZZZ" -TRACK "" -YEAR "" 1/T22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30]+1" office:value-type="float" office:value="230">
            <text:p>230</text:p>
          </table:table-cell>
          <table:table-cell table:style-name="ce3"/>
          <table:table-cell table:style-name="ce5" table:formula="of:=IF([.J231]=&quot;X&quot;;[.K230]+1;[.K230])" office:value-type="float" office:value="1">
            <text:p>1</text:p>
          </table:table-cell>
          <table:table-cell table:formula="of:=IF([.J231]=&quot;X&quot;;0;[.L230]+[.G230]+[.J231]/24/60/60)" office:value-type="time" office:time-value="PT00H09M20.304S">
            <text:p>00:09:20.30</text:p>
          </table:table-cell>
          <table:table-cell table:formula="of:=INT([.L231]*24*60)+MOD([.L231]*24*60*60;60)/100" office:value-type="float" office:value="9.20304">
            <text:p>9.203</text:p>
          </table:table-cell>
          <table:table-cell table:formula="of:=[.L231]*24*60*60+[.$N$1]*([.P231]-1)" office:value-type="float" office:value="445.804000000005">
            <text:p>445.804</text:p>
          </table:table-cell>
          <table:table-cell table:formula="of:=CONCATENATE(&quot;T&quot;;[.P231])" office:value-type="string" office:string-value="T230">
            <text:p>T230</text:p>
          </table:table-cell>
          <table:table-cell table:formula="of:=IF([.J231]=&quot;X&quot;;1;[.P230]+1)" office:value-type="float" office:value="230">
            <text:p>230</text:p>
          </table:table-cell>
          <table:table-cell table:style-name="ce7" table:formula="of:=CONCATENATE(&quot;mv &quot;;[.K231];&quot;^&quot;;[.O231];&quot;.wav &quot;&quot;rn^&quot;;[.$E231];&quot;~&quot;;[.$B231];&quot;~&quot;;[.$C231];&quot;~&quot;;[.$A231];&quot;~&quot;;[.$F231];&quot;~&quot;;[.$D231];&quot;.wav&quot;&quot;&quot;)" office:value-type="string" office:string-value="mv 1^T230.wav &quot;rn^ZZZ~~~~~.wav&quot;">
            <text:p>mv 1^T230.wav "rn^ZZZ~~~~~.wav"</text:p>
          </table:table-cell>
          <table:table-cell table:formula="of:=CONCATENATE(&quot;-ALBUM &quot;&quot;&quot;;[.A231];&quot;&quot;&quot; -ARTIST &quot;&quot;&quot;;[.B231];&quot;&quot;&quot; -ID3V2TAG TCOM &quot;&quot;&quot;;[.C231];&quot;&quot;&quot; -GENRE &quot;&quot;&quot;;[.D231];&quot;&quot;&quot; -TITLE &quot;&quot;&quot;;[.E231];&quot;&quot;&quot; -TRACK &quot;&quot;&quot;;[.F231];&quot;&quot;&quot; -YEAR &quot;&quot;&quot;;[.H231];&quot;&quot;&quot; &quot;;[.K231];&quot;/&quot;;[.O231];&quot;.mp3&quot;)" office:value-type="string" office:string-value="-ALBUM &quot;&quot; -ARTIST &quot;&quot; -ID3V2TAG TCOM &quot;&quot; -GENRE &quot;&quot; -TITLE &quot;ZZZ&quot; -TRACK &quot;&quot; -YEAR &quot;&quot; 1/T230.mp3">
            <text:p>-ALBUM "" -ARTIST "" -ID3V2TAG TCOM "" -GENRE "" -TITLE "ZZZ" -TRACK "" -YEAR "" 1/T23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31]+1" office:value-type="float" office:value="231">
            <text:p>231</text:p>
          </table:table-cell>
          <table:table-cell table:style-name="ce3"/>
          <table:table-cell table:style-name="ce5" table:formula="of:=IF([.J232]=&quot;X&quot;;[.K231]+1;[.K231])" office:value-type="float" office:value="1">
            <text:p>1</text:p>
          </table:table-cell>
          <table:table-cell table:formula="of:=IF([.J232]=&quot;X&quot;;0;[.L231]+[.G231]+[.J232]/24/60/60)" office:value-type="time" office:time-value="PT00H09M20.304S">
            <text:p>00:09:20.30</text:p>
          </table:table-cell>
          <table:table-cell table:formula="of:=INT([.L232]*24*60)+MOD([.L232]*24*60*60;60)/100" office:value-type="float" office:value="9.20304">
            <text:p>9.203</text:p>
          </table:table-cell>
          <table:table-cell table:formula="of:=[.L232]*24*60*60+[.$N$1]*([.P232]-1)" office:value-type="float" office:value="445.304000000005">
            <text:p>445.304</text:p>
          </table:table-cell>
          <table:table-cell table:formula="of:=CONCATENATE(&quot;T&quot;;[.P232])" office:value-type="string" office:string-value="T231">
            <text:p>T231</text:p>
          </table:table-cell>
          <table:table-cell table:formula="of:=IF([.J232]=&quot;X&quot;;1;[.P231]+1)" office:value-type="float" office:value="231">
            <text:p>231</text:p>
          </table:table-cell>
          <table:table-cell table:style-name="ce7" table:formula="of:=CONCATENATE(&quot;mv &quot;;[.K232];&quot;^&quot;;[.O232];&quot;.wav &quot;&quot;rn^&quot;;[.$E232];&quot;~&quot;;[.$B232];&quot;~&quot;;[.$C232];&quot;~&quot;;[.$A232];&quot;~&quot;;[.$F232];&quot;~&quot;;[.$D232];&quot;.wav&quot;&quot;&quot;)" office:value-type="string" office:string-value="mv 1^T231.wav &quot;rn^ZZZ~~~~~.wav&quot;">
            <text:p>mv 1^T231.wav "rn^ZZZ~~~~~.wav"</text:p>
          </table:table-cell>
          <table:table-cell table:formula="of:=CONCATENATE(&quot;-ALBUM &quot;&quot;&quot;;[.A232];&quot;&quot;&quot; -ARTIST &quot;&quot;&quot;;[.B232];&quot;&quot;&quot; -ID3V2TAG TCOM &quot;&quot;&quot;;[.C232];&quot;&quot;&quot; -GENRE &quot;&quot;&quot;;[.D232];&quot;&quot;&quot; -TITLE &quot;&quot;&quot;;[.E232];&quot;&quot;&quot; -TRACK &quot;&quot;&quot;;[.F232];&quot;&quot;&quot; -YEAR &quot;&quot;&quot;;[.H232];&quot;&quot;&quot; &quot;;[.K232];&quot;/&quot;;[.O232];&quot;.mp3&quot;)" office:value-type="string" office:string-value="-ALBUM &quot;&quot; -ARTIST &quot;&quot; -ID3V2TAG TCOM &quot;&quot; -GENRE &quot;&quot; -TITLE &quot;ZZZ&quot; -TRACK &quot;&quot; -YEAR &quot;&quot; 1/T231.mp3">
            <text:p>-ALBUM "" -ARTIST "" -ID3V2TAG TCOM "" -GENRE "" -TITLE "ZZZ" -TRACK "" -YEAR "" 1/T23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32]+1" office:value-type="float" office:value="232">
            <text:p>232</text:p>
          </table:table-cell>
          <table:table-cell table:style-name="ce3"/>
          <table:table-cell table:style-name="ce5" table:formula="of:=IF([.J233]=&quot;X&quot;;[.K232]+1;[.K232])" office:value-type="float" office:value="1">
            <text:p>1</text:p>
          </table:table-cell>
          <table:table-cell table:formula="of:=IF([.J233]=&quot;X&quot;;0;[.L232]+[.G232]+[.J233]/24/60/60)" office:value-type="time" office:time-value="PT00H09M20.304S">
            <text:p>00:09:20.30</text:p>
          </table:table-cell>
          <table:table-cell table:formula="of:=INT([.L233]*24*60)+MOD([.L233]*24*60*60;60)/100" office:value-type="float" office:value="9.20304">
            <text:p>9.203</text:p>
          </table:table-cell>
          <table:table-cell table:formula="of:=[.L233]*24*60*60+[.$N$1]*([.P233]-1)" office:value-type="float" office:value="444.804000000005">
            <text:p>444.804</text:p>
          </table:table-cell>
          <table:table-cell table:formula="of:=CONCATENATE(&quot;T&quot;;[.P233])" office:value-type="string" office:string-value="T232">
            <text:p>T232</text:p>
          </table:table-cell>
          <table:table-cell table:formula="of:=IF([.J233]=&quot;X&quot;;1;[.P232]+1)" office:value-type="float" office:value="232">
            <text:p>232</text:p>
          </table:table-cell>
          <table:table-cell table:style-name="ce7" table:formula="of:=CONCATENATE(&quot;mv &quot;;[.K233];&quot;^&quot;;[.O233];&quot;.wav &quot;&quot;rn^&quot;;[.$E233];&quot;~&quot;;[.$B233];&quot;~&quot;;[.$C233];&quot;~&quot;;[.$A233];&quot;~&quot;;[.$F233];&quot;~&quot;;[.$D233];&quot;.wav&quot;&quot;&quot;)" office:value-type="string" office:string-value="mv 1^T232.wav &quot;rn^ZZZ~~~~~.wav&quot;">
            <text:p>mv 1^T232.wav "rn^ZZZ~~~~~.wav"</text:p>
          </table:table-cell>
          <table:table-cell table:formula="of:=CONCATENATE(&quot;-ALBUM &quot;&quot;&quot;;[.A233];&quot;&quot;&quot; -ARTIST &quot;&quot;&quot;;[.B233];&quot;&quot;&quot; -ID3V2TAG TCOM &quot;&quot;&quot;;[.C233];&quot;&quot;&quot; -GENRE &quot;&quot;&quot;;[.D233];&quot;&quot;&quot; -TITLE &quot;&quot;&quot;;[.E233];&quot;&quot;&quot; -TRACK &quot;&quot;&quot;;[.F233];&quot;&quot;&quot; -YEAR &quot;&quot;&quot;;[.H233];&quot;&quot;&quot; &quot;;[.K233];&quot;/&quot;;[.O233];&quot;.mp3&quot;)" office:value-type="string" office:string-value="-ALBUM &quot;&quot; -ARTIST &quot;&quot; -ID3V2TAG TCOM &quot;&quot; -GENRE &quot;&quot; -TITLE &quot;ZZZ&quot; -TRACK &quot;&quot; -YEAR &quot;&quot; 1/T232.mp3">
            <text:p>-ALBUM "" -ARTIST "" -ID3V2TAG TCOM "" -GENRE "" -TITLE "ZZZ" -TRACK "" -YEAR "" 1/T23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33]+1" office:value-type="float" office:value="233">
            <text:p>233</text:p>
          </table:table-cell>
          <table:table-cell table:style-name="ce3"/>
          <table:table-cell table:style-name="ce5" table:formula="of:=IF([.J234]=&quot;X&quot;;[.K233]+1;[.K233])" office:value-type="float" office:value="1">
            <text:p>1</text:p>
          </table:table-cell>
          <table:table-cell table:formula="of:=IF([.J234]=&quot;X&quot;;0;[.L233]+[.G233]+[.J234]/24/60/60)" office:value-type="time" office:time-value="PT00H09M20.304S">
            <text:p>00:09:20.30</text:p>
          </table:table-cell>
          <table:table-cell table:formula="of:=INT([.L234]*24*60)+MOD([.L234]*24*60*60;60)/100" office:value-type="float" office:value="9.20304">
            <text:p>9.203</text:p>
          </table:table-cell>
          <table:table-cell table:formula="of:=[.L234]*24*60*60+[.$N$1]*([.P234]-1)" office:value-type="float" office:value="444.304000000005">
            <text:p>444.304</text:p>
          </table:table-cell>
          <table:table-cell table:formula="of:=CONCATENATE(&quot;T&quot;;[.P234])" office:value-type="string" office:string-value="T233">
            <text:p>T233</text:p>
          </table:table-cell>
          <table:table-cell table:formula="of:=IF([.J234]=&quot;X&quot;;1;[.P233]+1)" office:value-type="float" office:value="233">
            <text:p>233</text:p>
          </table:table-cell>
          <table:table-cell table:style-name="ce7" table:formula="of:=CONCATENATE(&quot;mv &quot;;[.K234];&quot;^&quot;;[.O234];&quot;.wav &quot;&quot;rn^&quot;;[.$E234];&quot;~&quot;;[.$B234];&quot;~&quot;;[.$C234];&quot;~&quot;;[.$A234];&quot;~&quot;;[.$F234];&quot;~&quot;;[.$D234];&quot;.wav&quot;&quot;&quot;)" office:value-type="string" office:string-value="mv 1^T233.wav &quot;rn^ZZZ~~~~~.wav&quot;">
            <text:p>mv 1^T233.wav "rn^ZZZ~~~~~.wav"</text:p>
          </table:table-cell>
          <table:table-cell table:formula="of:=CONCATENATE(&quot;-ALBUM &quot;&quot;&quot;;[.A234];&quot;&quot;&quot; -ARTIST &quot;&quot;&quot;;[.B234];&quot;&quot;&quot; -ID3V2TAG TCOM &quot;&quot;&quot;;[.C234];&quot;&quot;&quot; -GENRE &quot;&quot;&quot;;[.D234];&quot;&quot;&quot; -TITLE &quot;&quot;&quot;;[.E234];&quot;&quot;&quot; -TRACK &quot;&quot;&quot;;[.F234];&quot;&quot;&quot; -YEAR &quot;&quot;&quot;;[.H234];&quot;&quot;&quot; &quot;;[.K234];&quot;/&quot;;[.O234];&quot;.mp3&quot;)" office:value-type="string" office:string-value="-ALBUM &quot;&quot; -ARTIST &quot;&quot; -ID3V2TAG TCOM &quot;&quot; -GENRE &quot;&quot; -TITLE &quot;ZZZ&quot; -TRACK &quot;&quot; -YEAR &quot;&quot; 1/T233.mp3">
            <text:p>-ALBUM "" -ARTIST "" -ID3V2TAG TCOM "" -GENRE "" -TITLE "ZZZ" -TRACK "" -YEAR "" 1/T23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34]+1" office:value-type="float" office:value="234">
            <text:p>234</text:p>
          </table:table-cell>
          <table:table-cell table:style-name="ce3"/>
          <table:table-cell table:style-name="ce5" table:formula="of:=IF([.J235]=&quot;X&quot;;[.K234]+1;[.K234])" office:value-type="float" office:value="1">
            <text:p>1</text:p>
          </table:table-cell>
          <table:table-cell table:formula="of:=IF([.J235]=&quot;X&quot;;0;[.L234]+[.G234]+[.J235]/24/60/60)" office:value-type="time" office:time-value="PT00H09M20.304S">
            <text:p>00:09:20.30</text:p>
          </table:table-cell>
          <table:table-cell table:formula="of:=INT([.L235]*24*60)+MOD([.L235]*24*60*60;60)/100" office:value-type="float" office:value="9.20304">
            <text:p>9.203</text:p>
          </table:table-cell>
          <table:table-cell table:formula="of:=[.L235]*24*60*60+[.$N$1]*([.P235]-1)" office:value-type="float" office:value="443.804000000005">
            <text:p>443.804</text:p>
          </table:table-cell>
          <table:table-cell table:formula="of:=CONCATENATE(&quot;T&quot;;[.P235])" office:value-type="string" office:string-value="T234">
            <text:p>T234</text:p>
          </table:table-cell>
          <table:table-cell table:formula="of:=IF([.J235]=&quot;X&quot;;1;[.P234]+1)" office:value-type="float" office:value="234">
            <text:p>234</text:p>
          </table:table-cell>
          <table:table-cell table:style-name="ce7" table:formula="of:=CONCATENATE(&quot;mv &quot;;[.K235];&quot;^&quot;;[.O235];&quot;.wav &quot;&quot;rn^&quot;;[.$E235];&quot;~&quot;;[.$B235];&quot;~&quot;;[.$C235];&quot;~&quot;;[.$A235];&quot;~&quot;;[.$F235];&quot;~&quot;;[.$D235];&quot;.wav&quot;&quot;&quot;)" office:value-type="string" office:string-value="mv 1^T234.wav &quot;rn^ZZZ~~~~~.wav&quot;">
            <text:p>mv 1^T234.wav "rn^ZZZ~~~~~.wav"</text:p>
          </table:table-cell>
          <table:table-cell table:formula="of:=CONCATENATE(&quot;-ALBUM &quot;&quot;&quot;;[.A235];&quot;&quot;&quot; -ARTIST &quot;&quot;&quot;;[.B235];&quot;&quot;&quot; -ID3V2TAG TCOM &quot;&quot;&quot;;[.C235];&quot;&quot;&quot; -GENRE &quot;&quot;&quot;;[.D235];&quot;&quot;&quot; -TITLE &quot;&quot;&quot;;[.E235];&quot;&quot;&quot; -TRACK &quot;&quot;&quot;;[.F235];&quot;&quot;&quot; -YEAR &quot;&quot;&quot;;[.H235];&quot;&quot;&quot; &quot;;[.K235];&quot;/&quot;;[.O235];&quot;.mp3&quot;)" office:value-type="string" office:string-value="-ALBUM &quot;&quot; -ARTIST &quot;&quot; -ID3V2TAG TCOM &quot;&quot; -GENRE &quot;&quot; -TITLE &quot;ZZZ&quot; -TRACK &quot;&quot; -YEAR &quot;&quot; 1/T234.mp3">
            <text:p>-ALBUM "" -ARTIST "" -ID3V2TAG TCOM "" -GENRE "" -TITLE "ZZZ" -TRACK "" -YEAR "" 1/T23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35]+1" office:value-type="float" office:value="235">
            <text:p>235</text:p>
          </table:table-cell>
          <table:table-cell table:style-name="ce3"/>
          <table:table-cell table:style-name="ce5" table:formula="of:=IF([.J236]=&quot;X&quot;;[.K235]+1;[.K235])" office:value-type="float" office:value="1">
            <text:p>1</text:p>
          </table:table-cell>
          <table:table-cell table:formula="of:=IF([.J236]=&quot;X&quot;;0;[.L235]+[.G235]+[.J236]/24/60/60)" office:value-type="time" office:time-value="PT00H09M20.304S">
            <text:p>00:09:20.30</text:p>
          </table:table-cell>
          <table:table-cell table:formula="of:=INT([.L236]*24*60)+MOD([.L236]*24*60*60;60)/100" office:value-type="float" office:value="9.20304">
            <text:p>9.203</text:p>
          </table:table-cell>
          <table:table-cell table:formula="of:=[.L236]*24*60*60+[.$N$1]*([.P236]-1)" office:value-type="float" office:value="443.304000000005">
            <text:p>443.304</text:p>
          </table:table-cell>
          <table:table-cell table:formula="of:=CONCATENATE(&quot;T&quot;;[.P236])" office:value-type="string" office:string-value="T235">
            <text:p>T235</text:p>
          </table:table-cell>
          <table:table-cell table:formula="of:=IF([.J236]=&quot;X&quot;;1;[.P235]+1)" office:value-type="float" office:value="235">
            <text:p>235</text:p>
          </table:table-cell>
          <table:table-cell table:style-name="ce7" table:formula="of:=CONCATENATE(&quot;mv &quot;;[.K236];&quot;^&quot;;[.O236];&quot;.wav &quot;&quot;rn^&quot;;[.$E236];&quot;~&quot;;[.$B236];&quot;~&quot;;[.$C236];&quot;~&quot;;[.$A236];&quot;~&quot;;[.$F236];&quot;~&quot;;[.$D236];&quot;.wav&quot;&quot;&quot;)" office:value-type="string" office:string-value="mv 1^T235.wav &quot;rn^ZZZ~~~~~.wav&quot;">
            <text:p>mv 1^T235.wav "rn^ZZZ~~~~~.wav"</text:p>
          </table:table-cell>
          <table:table-cell table:formula="of:=CONCATENATE(&quot;-ALBUM &quot;&quot;&quot;;[.A236];&quot;&quot;&quot; -ARTIST &quot;&quot;&quot;;[.B236];&quot;&quot;&quot; -ID3V2TAG TCOM &quot;&quot;&quot;;[.C236];&quot;&quot;&quot; -GENRE &quot;&quot;&quot;;[.D236];&quot;&quot;&quot; -TITLE &quot;&quot;&quot;;[.E236];&quot;&quot;&quot; -TRACK &quot;&quot;&quot;;[.F236];&quot;&quot;&quot; -YEAR &quot;&quot;&quot;;[.H236];&quot;&quot;&quot; &quot;;[.K236];&quot;/&quot;;[.O236];&quot;.mp3&quot;)" office:value-type="string" office:string-value="-ALBUM &quot;&quot; -ARTIST &quot;&quot; -ID3V2TAG TCOM &quot;&quot; -GENRE &quot;&quot; -TITLE &quot;ZZZ&quot; -TRACK &quot;&quot; -YEAR &quot;&quot; 1/T235.mp3">
            <text:p>-ALBUM "" -ARTIST "" -ID3V2TAG TCOM "" -GENRE "" -TITLE "ZZZ" -TRACK "" -YEAR "" 1/T23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36]+1" office:value-type="float" office:value="236">
            <text:p>236</text:p>
          </table:table-cell>
          <table:table-cell table:style-name="ce3"/>
          <table:table-cell table:style-name="ce5" table:formula="of:=IF([.J237]=&quot;X&quot;;[.K236]+1;[.K236])" office:value-type="float" office:value="1">
            <text:p>1</text:p>
          </table:table-cell>
          <table:table-cell table:formula="of:=IF([.J237]=&quot;X&quot;;0;[.L236]+[.G236]+[.J237]/24/60/60)" office:value-type="time" office:time-value="PT00H09M20.304S">
            <text:p>00:09:20.30</text:p>
          </table:table-cell>
          <table:table-cell table:formula="of:=INT([.L237]*24*60)+MOD([.L237]*24*60*60;60)/100" office:value-type="float" office:value="9.20304">
            <text:p>9.203</text:p>
          </table:table-cell>
          <table:table-cell table:formula="of:=[.L237]*24*60*60+[.$N$1]*([.P237]-1)" office:value-type="float" office:value="442.804000000005">
            <text:p>442.804</text:p>
          </table:table-cell>
          <table:table-cell table:formula="of:=CONCATENATE(&quot;T&quot;;[.P237])" office:value-type="string" office:string-value="T236">
            <text:p>T236</text:p>
          </table:table-cell>
          <table:table-cell table:formula="of:=IF([.J237]=&quot;X&quot;;1;[.P236]+1)" office:value-type="float" office:value="236">
            <text:p>236</text:p>
          </table:table-cell>
          <table:table-cell table:style-name="ce7" table:formula="of:=CONCATENATE(&quot;mv &quot;;[.K237];&quot;^&quot;;[.O237];&quot;.wav &quot;&quot;rn^&quot;;[.$E237];&quot;~&quot;;[.$B237];&quot;~&quot;;[.$C237];&quot;~&quot;;[.$A237];&quot;~&quot;;[.$F237];&quot;~&quot;;[.$D237];&quot;.wav&quot;&quot;&quot;)" office:value-type="string" office:string-value="mv 1^T236.wav &quot;rn^ZZZ~~~~~.wav&quot;">
            <text:p>mv 1^T236.wav "rn^ZZZ~~~~~.wav"</text:p>
          </table:table-cell>
          <table:table-cell table:formula="of:=CONCATENATE(&quot;-ALBUM &quot;&quot;&quot;;[.A237];&quot;&quot;&quot; -ARTIST &quot;&quot;&quot;;[.B237];&quot;&quot;&quot; -ID3V2TAG TCOM &quot;&quot;&quot;;[.C237];&quot;&quot;&quot; -GENRE &quot;&quot;&quot;;[.D237];&quot;&quot;&quot; -TITLE &quot;&quot;&quot;;[.E237];&quot;&quot;&quot; -TRACK &quot;&quot;&quot;;[.F237];&quot;&quot;&quot; -YEAR &quot;&quot;&quot;;[.H237];&quot;&quot;&quot; &quot;;[.K237];&quot;/&quot;;[.O237];&quot;.mp3&quot;)" office:value-type="string" office:string-value="-ALBUM &quot;&quot; -ARTIST &quot;&quot; -ID3V2TAG TCOM &quot;&quot; -GENRE &quot;&quot; -TITLE &quot;ZZZ&quot; -TRACK &quot;&quot; -YEAR &quot;&quot; 1/T236.mp3">
            <text:p>-ALBUM "" -ARTIST "" -ID3V2TAG TCOM "" -GENRE "" -TITLE "ZZZ" -TRACK "" -YEAR "" 1/T23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37]+1" office:value-type="float" office:value="237">
            <text:p>237</text:p>
          </table:table-cell>
          <table:table-cell table:style-name="ce3"/>
          <table:table-cell table:style-name="ce5" table:formula="of:=IF([.J238]=&quot;X&quot;;[.K237]+1;[.K237])" office:value-type="float" office:value="1">
            <text:p>1</text:p>
          </table:table-cell>
          <table:table-cell table:formula="of:=IF([.J238]=&quot;X&quot;;0;[.L237]+[.G237]+[.J238]/24/60/60)" office:value-type="time" office:time-value="PT00H09M20.304S">
            <text:p>00:09:20.30</text:p>
          </table:table-cell>
          <table:table-cell table:formula="of:=INT([.L238]*24*60)+MOD([.L238]*24*60*60;60)/100" office:value-type="float" office:value="9.20304">
            <text:p>9.203</text:p>
          </table:table-cell>
          <table:table-cell table:formula="of:=[.L238]*24*60*60+[.$N$1]*([.P238]-1)" office:value-type="float" office:value="442.304000000005">
            <text:p>442.304</text:p>
          </table:table-cell>
          <table:table-cell table:formula="of:=CONCATENATE(&quot;T&quot;;[.P238])" office:value-type="string" office:string-value="T237">
            <text:p>T237</text:p>
          </table:table-cell>
          <table:table-cell table:formula="of:=IF([.J238]=&quot;X&quot;;1;[.P237]+1)" office:value-type="float" office:value="237">
            <text:p>237</text:p>
          </table:table-cell>
          <table:table-cell table:style-name="ce7" table:formula="of:=CONCATENATE(&quot;mv &quot;;[.K238];&quot;^&quot;;[.O238];&quot;.wav &quot;&quot;rn^&quot;;[.$E238];&quot;~&quot;;[.$B238];&quot;~&quot;;[.$C238];&quot;~&quot;;[.$A238];&quot;~&quot;;[.$F238];&quot;~&quot;;[.$D238];&quot;.wav&quot;&quot;&quot;)" office:value-type="string" office:string-value="mv 1^T237.wav &quot;rn^ZZZ~~~~~.wav&quot;">
            <text:p>mv 1^T237.wav "rn^ZZZ~~~~~.wav"</text:p>
          </table:table-cell>
          <table:table-cell table:formula="of:=CONCATENATE(&quot;-ALBUM &quot;&quot;&quot;;[.A238];&quot;&quot;&quot; -ARTIST &quot;&quot;&quot;;[.B238];&quot;&quot;&quot; -ID3V2TAG TCOM &quot;&quot;&quot;;[.C238];&quot;&quot;&quot; -GENRE &quot;&quot;&quot;;[.D238];&quot;&quot;&quot; -TITLE &quot;&quot;&quot;;[.E238];&quot;&quot;&quot; -TRACK &quot;&quot;&quot;;[.F238];&quot;&quot;&quot; -YEAR &quot;&quot;&quot;;[.H238];&quot;&quot;&quot; &quot;;[.K238];&quot;/&quot;;[.O238];&quot;.mp3&quot;)" office:value-type="string" office:string-value="-ALBUM &quot;&quot; -ARTIST &quot;&quot; -ID3V2TAG TCOM &quot;&quot; -GENRE &quot;&quot; -TITLE &quot;ZZZ&quot; -TRACK &quot;&quot; -YEAR &quot;&quot; 1/T237.mp3">
            <text:p>-ALBUM "" -ARTIST "" -ID3V2TAG TCOM "" -GENRE "" -TITLE "ZZZ" -TRACK "" -YEAR "" 1/T23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38]+1" office:value-type="float" office:value="238">
            <text:p>238</text:p>
          </table:table-cell>
          <table:table-cell table:style-name="ce3"/>
          <table:table-cell table:style-name="ce5" table:formula="of:=IF([.J239]=&quot;X&quot;;[.K238]+1;[.K238])" office:value-type="float" office:value="1">
            <text:p>1</text:p>
          </table:table-cell>
          <table:table-cell table:formula="of:=IF([.J239]=&quot;X&quot;;0;[.L238]+[.G238]+[.J239]/24/60/60)" office:value-type="time" office:time-value="PT00H09M20.304S">
            <text:p>00:09:20.30</text:p>
          </table:table-cell>
          <table:table-cell table:formula="of:=INT([.L239]*24*60)+MOD([.L239]*24*60*60;60)/100" office:value-type="float" office:value="9.20304">
            <text:p>9.203</text:p>
          </table:table-cell>
          <table:table-cell table:formula="of:=[.L239]*24*60*60+[.$N$1]*([.P239]-1)" office:value-type="float" office:value="441.804000000005">
            <text:p>441.804</text:p>
          </table:table-cell>
          <table:table-cell table:formula="of:=CONCATENATE(&quot;T&quot;;[.P239])" office:value-type="string" office:string-value="T238">
            <text:p>T238</text:p>
          </table:table-cell>
          <table:table-cell table:formula="of:=IF([.J239]=&quot;X&quot;;1;[.P238]+1)" office:value-type="float" office:value="238">
            <text:p>238</text:p>
          </table:table-cell>
          <table:table-cell table:style-name="ce7" table:formula="of:=CONCATENATE(&quot;mv &quot;;[.K239];&quot;^&quot;;[.O239];&quot;.wav &quot;&quot;rn^&quot;;[.$E239];&quot;~&quot;;[.$B239];&quot;~&quot;;[.$C239];&quot;~&quot;;[.$A239];&quot;~&quot;;[.$F239];&quot;~&quot;;[.$D239];&quot;.wav&quot;&quot;&quot;)" office:value-type="string" office:string-value="mv 1^T238.wav &quot;rn^ZZZ~~~~~.wav&quot;">
            <text:p>mv 1^T238.wav "rn^ZZZ~~~~~.wav"</text:p>
          </table:table-cell>
          <table:table-cell table:formula="of:=CONCATENATE(&quot;-ALBUM &quot;&quot;&quot;;[.A239];&quot;&quot;&quot; -ARTIST &quot;&quot;&quot;;[.B239];&quot;&quot;&quot; -ID3V2TAG TCOM &quot;&quot;&quot;;[.C239];&quot;&quot;&quot; -GENRE &quot;&quot;&quot;;[.D239];&quot;&quot;&quot; -TITLE &quot;&quot;&quot;;[.E239];&quot;&quot;&quot; -TRACK &quot;&quot;&quot;;[.F239];&quot;&quot;&quot; -YEAR &quot;&quot;&quot;;[.H239];&quot;&quot;&quot; &quot;;[.K239];&quot;/&quot;;[.O239];&quot;.mp3&quot;)" office:value-type="string" office:string-value="-ALBUM &quot;&quot; -ARTIST &quot;&quot; -ID3V2TAG TCOM &quot;&quot; -GENRE &quot;&quot; -TITLE &quot;ZZZ&quot; -TRACK &quot;&quot; -YEAR &quot;&quot; 1/T238.mp3">
            <text:p>-ALBUM "" -ARTIST "" -ID3V2TAG TCOM "" -GENRE "" -TITLE "ZZZ" -TRACK "" -YEAR "" 1/T23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39]+1" office:value-type="float" office:value="239">
            <text:p>239</text:p>
          </table:table-cell>
          <table:table-cell table:style-name="ce3"/>
          <table:table-cell table:style-name="ce5" table:formula="of:=IF([.J240]=&quot;X&quot;;[.K239]+1;[.K239])" office:value-type="float" office:value="1">
            <text:p>1</text:p>
          </table:table-cell>
          <table:table-cell table:formula="of:=IF([.J240]=&quot;X&quot;;0;[.L239]+[.G239]+[.J240]/24/60/60)" office:value-type="time" office:time-value="PT00H09M20.304S">
            <text:p>00:09:20.30</text:p>
          </table:table-cell>
          <table:table-cell table:formula="of:=INT([.L240]*24*60)+MOD([.L240]*24*60*60;60)/100" office:value-type="float" office:value="9.20304">
            <text:p>9.203</text:p>
          </table:table-cell>
          <table:table-cell table:formula="of:=[.L240]*24*60*60+[.$N$1]*([.P240]-1)" office:value-type="float" office:value="441.304000000005">
            <text:p>441.304</text:p>
          </table:table-cell>
          <table:table-cell table:formula="of:=CONCATENATE(&quot;T&quot;;[.P240])" office:value-type="string" office:string-value="T239">
            <text:p>T239</text:p>
          </table:table-cell>
          <table:table-cell table:formula="of:=IF([.J240]=&quot;X&quot;;1;[.P239]+1)" office:value-type="float" office:value="239">
            <text:p>239</text:p>
          </table:table-cell>
          <table:table-cell table:style-name="ce7" table:formula="of:=CONCATENATE(&quot;mv &quot;;[.K240];&quot;^&quot;;[.O240];&quot;.wav &quot;&quot;rn^&quot;;[.$E240];&quot;~&quot;;[.$B240];&quot;~&quot;;[.$C240];&quot;~&quot;;[.$A240];&quot;~&quot;;[.$F240];&quot;~&quot;;[.$D240];&quot;.wav&quot;&quot;&quot;)" office:value-type="string" office:string-value="mv 1^T239.wav &quot;rn^ZZZ~~~~~.wav&quot;">
            <text:p>mv 1^T239.wav "rn^ZZZ~~~~~.wav"</text:p>
          </table:table-cell>
          <table:table-cell table:formula="of:=CONCATENATE(&quot;-ALBUM &quot;&quot;&quot;;[.A240];&quot;&quot;&quot; -ARTIST &quot;&quot;&quot;;[.B240];&quot;&quot;&quot; -ID3V2TAG TCOM &quot;&quot;&quot;;[.C240];&quot;&quot;&quot; -GENRE &quot;&quot;&quot;;[.D240];&quot;&quot;&quot; -TITLE &quot;&quot;&quot;;[.E240];&quot;&quot;&quot; -TRACK &quot;&quot;&quot;;[.F240];&quot;&quot;&quot; -YEAR &quot;&quot;&quot;;[.H240];&quot;&quot;&quot; &quot;;[.K240];&quot;/&quot;;[.O240];&quot;.mp3&quot;)" office:value-type="string" office:string-value="-ALBUM &quot;&quot; -ARTIST &quot;&quot; -ID3V2TAG TCOM &quot;&quot; -GENRE &quot;&quot; -TITLE &quot;ZZZ&quot; -TRACK &quot;&quot; -YEAR &quot;&quot; 1/T239.mp3">
            <text:p>-ALBUM "" -ARTIST "" -ID3V2TAG TCOM "" -GENRE "" -TITLE "ZZZ" -TRACK "" -YEAR "" 1/T23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40]+1" office:value-type="float" office:value="240">
            <text:p>240</text:p>
          </table:table-cell>
          <table:table-cell table:style-name="ce3"/>
          <table:table-cell table:style-name="ce5" table:formula="of:=IF([.J241]=&quot;X&quot;;[.K240]+1;[.K240])" office:value-type="float" office:value="1">
            <text:p>1</text:p>
          </table:table-cell>
          <table:table-cell table:formula="of:=IF([.J241]=&quot;X&quot;;0;[.L240]+[.G240]+[.J241]/24/60/60)" office:value-type="time" office:time-value="PT00H09M20.304S">
            <text:p>00:09:20.30</text:p>
          </table:table-cell>
          <table:table-cell table:formula="of:=INT([.L241]*24*60)+MOD([.L241]*24*60*60;60)/100" office:value-type="float" office:value="9.20304">
            <text:p>9.203</text:p>
          </table:table-cell>
          <table:table-cell table:formula="of:=[.L241]*24*60*60+[.$N$1]*([.P241]-1)" office:value-type="float" office:value="440.804000000005">
            <text:p>440.804</text:p>
          </table:table-cell>
          <table:table-cell table:formula="of:=CONCATENATE(&quot;T&quot;;[.P241])" office:value-type="string" office:string-value="T240">
            <text:p>T240</text:p>
          </table:table-cell>
          <table:table-cell table:formula="of:=IF([.J241]=&quot;X&quot;;1;[.P240]+1)" office:value-type="float" office:value="240">
            <text:p>240</text:p>
          </table:table-cell>
          <table:table-cell table:style-name="ce7" table:formula="of:=CONCATENATE(&quot;mv &quot;;[.K241];&quot;^&quot;;[.O241];&quot;.wav &quot;&quot;rn^&quot;;[.$E241];&quot;~&quot;;[.$B241];&quot;~&quot;;[.$C241];&quot;~&quot;;[.$A241];&quot;~&quot;;[.$F241];&quot;~&quot;;[.$D241];&quot;.wav&quot;&quot;&quot;)" office:value-type="string" office:string-value="mv 1^T240.wav &quot;rn^ZZZ~~~~~.wav&quot;">
            <text:p>mv 1^T240.wav "rn^ZZZ~~~~~.wav"</text:p>
          </table:table-cell>
          <table:table-cell table:formula="of:=CONCATENATE(&quot;-ALBUM &quot;&quot;&quot;;[.A241];&quot;&quot;&quot; -ARTIST &quot;&quot;&quot;;[.B241];&quot;&quot;&quot; -ID3V2TAG TCOM &quot;&quot;&quot;;[.C241];&quot;&quot;&quot; -GENRE &quot;&quot;&quot;;[.D241];&quot;&quot;&quot; -TITLE &quot;&quot;&quot;;[.E241];&quot;&quot;&quot; -TRACK &quot;&quot;&quot;;[.F241];&quot;&quot;&quot; -YEAR &quot;&quot;&quot;;[.H241];&quot;&quot;&quot; &quot;;[.K241];&quot;/&quot;;[.O241];&quot;.mp3&quot;)" office:value-type="string" office:string-value="-ALBUM &quot;&quot; -ARTIST &quot;&quot; -ID3V2TAG TCOM &quot;&quot; -GENRE &quot;&quot; -TITLE &quot;ZZZ&quot; -TRACK &quot;&quot; -YEAR &quot;&quot; 1/T240.mp3">
            <text:p>-ALBUM "" -ARTIST "" -ID3V2TAG TCOM "" -GENRE "" -TITLE "ZZZ" -TRACK "" -YEAR "" 1/T24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41]+1" office:value-type="float" office:value="241">
            <text:p>241</text:p>
          </table:table-cell>
          <table:table-cell table:style-name="ce3"/>
          <table:table-cell table:style-name="ce5" table:formula="of:=IF([.J242]=&quot;X&quot;;[.K241]+1;[.K241])" office:value-type="float" office:value="1">
            <text:p>1</text:p>
          </table:table-cell>
          <table:table-cell table:formula="of:=IF([.J242]=&quot;X&quot;;0;[.L241]+[.G241]+[.J242]/24/60/60)" office:value-type="time" office:time-value="PT00H09M20.304S">
            <text:p>00:09:20.30</text:p>
          </table:table-cell>
          <table:table-cell table:formula="of:=INT([.L242]*24*60)+MOD([.L242]*24*60*60;60)/100" office:value-type="float" office:value="9.20304">
            <text:p>9.203</text:p>
          </table:table-cell>
          <table:table-cell table:formula="of:=[.L242]*24*60*60+[.$N$1]*([.P242]-1)" office:value-type="float" office:value="440.304000000005">
            <text:p>440.304</text:p>
          </table:table-cell>
          <table:table-cell table:formula="of:=CONCATENATE(&quot;T&quot;;[.P242])" office:value-type="string" office:string-value="T241">
            <text:p>T241</text:p>
          </table:table-cell>
          <table:table-cell table:formula="of:=IF([.J242]=&quot;X&quot;;1;[.P241]+1)" office:value-type="float" office:value="241">
            <text:p>241</text:p>
          </table:table-cell>
          <table:table-cell table:style-name="ce7" table:formula="of:=CONCATENATE(&quot;mv &quot;;[.K242];&quot;^&quot;;[.O242];&quot;.wav &quot;&quot;rn^&quot;;[.$E242];&quot;~&quot;;[.$B242];&quot;~&quot;;[.$C242];&quot;~&quot;;[.$A242];&quot;~&quot;;[.$F242];&quot;~&quot;;[.$D242];&quot;.wav&quot;&quot;&quot;)" office:value-type="string" office:string-value="mv 1^T241.wav &quot;rn^ZZZ~~~~~.wav&quot;">
            <text:p>mv 1^T241.wav "rn^ZZZ~~~~~.wav"</text:p>
          </table:table-cell>
          <table:table-cell table:formula="of:=CONCATENATE(&quot;-ALBUM &quot;&quot;&quot;;[.A242];&quot;&quot;&quot; -ARTIST &quot;&quot;&quot;;[.B242];&quot;&quot;&quot; -ID3V2TAG TCOM &quot;&quot;&quot;;[.C242];&quot;&quot;&quot; -GENRE &quot;&quot;&quot;;[.D242];&quot;&quot;&quot; -TITLE &quot;&quot;&quot;;[.E242];&quot;&quot;&quot; -TRACK &quot;&quot;&quot;;[.F242];&quot;&quot;&quot; -YEAR &quot;&quot;&quot;;[.H242];&quot;&quot;&quot; &quot;;[.K242];&quot;/&quot;;[.O242];&quot;.mp3&quot;)" office:value-type="string" office:string-value="-ALBUM &quot;&quot; -ARTIST &quot;&quot; -ID3V2TAG TCOM &quot;&quot; -GENRE &quot;&quot; -TITLE &quot;ZZZ&quot; -TRACK &quot;&quot; -YEAR &quot;&quot; 1/T241.mp3">
            <text:p>-ALBUM "" -ARTIST "" -ID3V2TAG TCOM "" -GENRE "" -TITLE "ZZZ" -TRACK "" -YEAR "" 1/T24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42]+1" office:value-type="float" office:value="242">
            <text:p>242</text:p>
          </table:table-cell>
          <table:table-cell table:style-name="ce3"/>
          <table:table-cell table:style-name="ce5" table:formula="of:=IF([.J243]=&quot;X&quot;;[.K242]+1;[.K242])" office:value-type="float" office:value="1">
            <text:p>1</text:p>
          </table:table-cell>
          <table:table-cell table:formula="of:=IF([.J243]=&quot;X&quot;;0;[.L242]+[.G242]+[.J243]/24/60/60)" office:value-type="time" office:time-value="PT00H09M20.304S">
            <text:p>00:09:20.30</text:p>
          </table:table-cell>
          <table:table-cell table:formula="of:=INT([.L243]*24*60)+MOD([.L243]*24*60*60;60)/100" office:value-type="float" office:value="9.20304">
            <text:p>9.203</text:p>
          </table:table-cell>
          <table:table-cell table:formula="of:=[.L243]*24*60*60+[.$N$1]*([.P243]-1)" office:value-type="float" office:value="439.804000000005">
            <text:p>439.804</text:p>
          </table:table-cell>
          <table:table-cell table:formula="of:=CONCATENATE(&quot;T&quot;;[.P243])" office:value-type="string" office:string-value="T242">
            <text:p>T242</text:p>
          </table:table-cell>
          <table:table-cell table:formula="of:=IF([.J243]=&quot;X&quot;;1;[.P242]+1)" office:value-type="float" office:value="242">
            <text:p>242</text:p>
          </table:table-cell>
          <table:table-cell table:style-name="ce7" table:formula="of:=CONCATENATE(&quot;mv &quot;;[.K243];&quot;^&quot;;[.O243];&quot;.wav &quot;&quot;rn^&quot;;[.$E243];&quot;~&quot;;[.$B243];&quot;~&quot;;[.$C243];&quot;~&quot;;[.$A243];&quot;~&quot;;[.$F243];&quot;~&quot;;[.$D243];&quot;.wav&quot;&quot;&quot;)" office:value-type="string" office:string-value="mv 1^T242.wav &quot;rn^ZZZ~~~~~.wav&quot;">
            <text:p>mv 1^T242.wav "rn^ZZZ~~~~~.wav"</text:p>
          </table:table-cell>
          <table:table-cell table:formula="of:=CONCATENATE(&quot;-ALBUM &quot;&quot;&quot;;[.A243];&quot;&quot;&quot; -ARTIST &quot;&quot;&quot;;[.B243];&quot;&quot;&quot; -ID3V2TAG TCOM &quot;&quot;&quot;;[.C243];&quot;&quot;&quot; -GENRE &quot;&quot;&quot;;[.D243];&quot;&quot;&quot; -TITLE &quot;&quot;&quot;;[.E243];&quot;&quot;&quot; -TRACK &quot;&quot;&quot;;[.F243];&quot;&quot;&quot; -YEAR &quot;&quot;&quot;;[.H243];&quot;&quot;&quot; &quot;;[.K243];&quot;/&quot;;[.O243];&quot;.mp3&quot;)" office:value-type="string" office:string-value="-ALBUM &quot;&quot; -ARTIST &quot;&quot; -ID3V2TAG TCOM &quot;&quot; -GENRE &quot;&quot; -TITLE &quot;ZZZ&quot; -TRACK &quot;&quot; -YEAR &quot;&quot; 1/T242.mp3">
            <text:p>-ALBUM "" -ARTIST "" -ID3V2TAG TCOM "" -GENRE "" -TITLE "ZZZ" -TRACK "" -YEAR "" 1/T24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43]+1" office:value-type="float" office:value="243">
            <text:p>243</text:p>
          </table:table-cell>
          <table:table-cell table:style-name="ce3"/>
          <table:table-cell table:style-name="ce5" table:formula="of:=IF([.J244]=&quot;X&quot;;[.K243]+1;[.K243])" office:value-type="float" office:value="1">
            <text:p>1</text:p>
          </table:table-cell>
          <table:table-cell table:formula="of:=IF([.J244]=&quot;X&quot;;0;[.L243]+[.G243]+[.J244]/24/60/60)" office:value-type="time" office:time-value="PT00H09M20.304S">
            <text:p>00:09:20.30</text:p>
          </table:table-cell>
          <table:table-cell table:formula="of:=INT([.L244]*24*60)+MOD([.L244]*24*60*60;60)/100" office:value-type="float" office:value="9.20304">
            <text:p>9.203</text:p>
          </table:table-cell>
          <table:table-cell table:formula="of:=[.L244]*24*60*60+[.$N$1]*([.P244]-1)" office:value-type="float" office:value="439.304000000005">
            <text:p>439.304</text:p>
          </table:table-cell>
          <table:table-cell table:formula="of:=CONCATENATE(&quot;T&quot;;[.P244])" office:value-type="string" office:string-value="T243">
            <text:p>T243</text:p>
          </table:table-cell>
          <table:table-cell table:formula="of:=IF([.J244]=&quot;X&quot;;1;[.P243]+1)" office:value-type="float" office:value="243">
            <text:p>243</text:p>
          </table:table-cell>
          <table:table-cell table:style-name="ce7" table:formula="of:=CONCATENATE(&quot;mv &quot;;[.K244];&quot;^&quot;;[.O244];&quot;.wav &quot;&quot;rn^&quot;;[.$E244];&quot;~&quot;;[.$B244];&quot;~&quot;;[.$C244];&quot;~&quot;;[.$A244];&quot;~&quot;;[.$F244];&quot;~&quot;;[.$D244];&quot;.wav&quot;&quot;&quot;)" office:value-type="string" office:string-value="mv 1^T243.wav &quot;rn^ZZZ~~~~~.wav&quot;">
            <text:p>mv 1^T243.wav "rn^ZZZ~~~~~.wav"</text:p>
          </table:table-cell>
          <table:table-cell table:formula="of:=CONCATENATE(&quot;-ALBUM &quot;&quot;&quot;;[.A244];&quot;&quot;&quot; -ARTIST &quot;&quot;&quot;;[.B244];&quot;&quot;&quot; -ID3V2TAG TCOM &quot;&quot;&quot;;[.C244];&quot;&quot;&quot; -GENRE &quot;&quot;&quot;;[.D244];&quot;&quot;&quot; -TITLE &quot;&quot;&quot;;[.E244];&quot;&quot;&quot; -TRACK &quot;&quot;&quot;;[.F244];&quot;&quot;&quot; -YEAR &quot;&quot;&quot;;[.H244];&quot;&quot;&quot; &quot;;[.K244];&quot;/&quot;;[.O244];&quot;.mp3&quot;)" office:value-type="string" office:string-value="-ALBUM &quot;&quot; -ARTIST &quot;&quot; -ID3V2TAG TCOM &quot;&quot; -GENRE &quot;&quot; -TITLE &quot;ZZZ&quot; -TRACK &quot;&quot; -YEAR &quot;&quot; 1/T243.mp3">
            <text:p>-ALBUM "" -ARTIST "" -ID3V2TAG TCOM "" -GENRE "" -TITLE "ZZZ" -TRACK "" -YEAR "" 1/T24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44]+1" office:value-type="float" office:value="244">
            <text:p>244</text:p>
          </table:table-cell>
          <table:table-cell table:style-name="ce3"/>
          <table:table-cell table:style-name="ce5" table:formula="of:=IF([.J245]=&quot;X&quot;;[.K244]+1;[.K244])" office:value-type="float" office:value="1">
            <text:p>1</text:p>
          </table:table-cell>
          <table:table-cell table:formula="of:=IF([.J245]=&quot;X&quot;;0;[.L244]+[.G244]+[.J245]/24/60/60)" office:value-type="time" office:time-value="PT00H09M20.304S">
            <text:p>00:09:20.30</text:p>
          </table:table-cell>
          <table:table-cell table:formula="of:=INT([.L245]*24*60)+MOD([.L245]*24*60*60;60)/100" office:value-type="float" office:value="9.20304">
            <text:p>9.203</text:p>
          </table:table-cell>
          <table:table-cell table:formula="of:=[.L245]*24*60*60+[.$N$1]*([.P245]-1)" office:value-type="float" office:value="438.804000000005">
            <text:p>438.804</text:p>
          </table:table-cell>
          <table:table-cell table:formula="of:=CONCATENATE(&quot;T&quot;;[.P245])" office:value-type="string" office:string-value="T244">
            <text:p>T244</text:p>
          </table:table-cell>
          <table:table-cell table:formula="of:=IF([.J245]=&quot;X&quot;;1;[.P244]+1)" office:value-type="float" office:value="244">
            <text:p>244</text:p>
          </table:table-cell>
          <table:table-cell table:style-name="ce7" table:formula="of:=CONCATENATE(&quot;mv &quot;;[.K245];&quot;^&quot;;[.O245];&quot;.wav &quot;&quot;rn^&quot;;[.$E245];&quot;~&quot;;[.$B245];&quot;~&quot;;[.$C245];&quot;~&quot;;[.$A245];&quot;~&quot;;[.$F245];&quot;~&quot;;[.$D245];&quot;.wav&quot;&quot;&quot;)" office:value-type="string" office:string-value="mv 1^T244.wav &quot;rn^ZZZ~~~~~.wav&quot;">
            <text:p>mv 1^T244.wav "rn^ZZZ~~~~~.wav"</text:p>
          </table:table-cell>
          <table:table-cell table:formula="of:=CONCATENATE(&quot;-ALBUM &quot;&quot;&quot;;[.A245];&quot;&quot;&quot; -ARTIST &quot;&quot;&quot;;[.B245];&quot;&quot;&quot; -ID3V2TAG TCOM &quot;&quot;&quot;;[.C245];&quot;&quot;&quot; -GENRE &quot;&quot;&quot;;[.D245];&quot;&quot;&quot; -TITLE &quot;&quot;&quot;;[.E245];&quot;&quot;&quot; -TRACK &quot;&quot;&quot;;[.F245];&quot;&quot;&quot; -YEAR &quot;&quot;&quot;;[.H245];&quot;&quot;&quot; &quot;;[.K245];&quot;/&quot;;[.O245];&quot;.mp3&quot;)" office:value-type="string" office:string-value="-ALBUM &quot;&quot; -ARTIST &quot;&quot; -ID3V2TAG TCOM &quot;&quot; -GENRE &quot;&quot; -TITLE &quot;ZZZ&quot; -TRACK &quot;&quot; -YEAR &quot;&quot; 1/T244.mp3">
            <text:p>-ALBUM "" -ARTIST "" -ID3V2TAG TCOM "" -GENRE "" -TITLE "ZZZ" -TRACK "" -YEAR "" 1/T24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45]+1" office:value-type="float" office:value="245">
            <text:p>245</text:p>
          </table:table-cell>
          <table:table-cell table:style-name="ce3"/>
          <table:table-cell table:style-name="ce5" table:formula="of:=IF([.J246]=&quot;X&quot;;[.K245]+1;[.K245])" office:value-type="float" office:value="1">
            <text:p>1</text:p>
          </table:table-cell>
          <table:table-cell table:formula="of:=IF([.J246]=&quot;X&quot;;0;[.L245]+[.G245]+[.J246]/24/60/60)" office:value-type="time" office:time-value="PT00H09M20.304S">
            <text:p>00:09:20.30</text:p>
          </table:table-cell>
          <table:table-cell table:formula="of:=INT([.L246]*24*60)+MOD([.L246]*24*60*60;60)/100" office:value-type="float" office:value="9.20304">
            <text:p>9.203</text:p>
          </table:table-cell>
          <table:table-cell table:formula="of:=[.L246]*24*60*60+[.$N$1]*([.P246]-1)" office:value-type="float" office:value="438.304000000005">
            <text:p>438.304</text:p>
          </table:table-cell>
          <table:table-cell table:formula="of:=CONCATENATE(&quot;T&quot;;[.P246])" office:value-type="string" office:string-value="T245">
            <text:p>T245</text:p>
          </table:table-cell>
          <table:table-cell table:formula="of:=IF([.J246]=&quot;X&quot;;1;[.P245]+1)" office:value-type="float" office:value="245">
            <text:p>245</text:p>
          </table:table-cell>
          <table:table-cell table:style-name="ce7" table:formula="of:=CONCATENATE(&quot;mv &quot;;[.K246];&quot;^&quot;;[.O246];&quot;.wav &quot;&quot;rn^&quot;;[.$E246];&quot;~&quot;;[.$B246];&quot;~&quot;;[.$C246];&quot;~&quot;;[.$A246];&quot;~&quot;;[.$F246];&quot;~&quot;;[.$D246];&quot;.wav&quot;&quot;&quot;)" office:value-type="string" office:string-value="mv 1^T245.wav &quot;rn^ZZZ~~~~~.wav&quot;">
            <text:p>mv 1^T245.wav "rn^ZZZ~~~~~.wav"</text:p>
          </table:table-cell>
          <table:table-cell table:formula="of:=CONCATENATE(&quot;-ALBUM &quot;&quot;&quot;;[.A246];&quot;&quot;&quot; -ARTIST &quot;&quot;&quot;;[.B246];&quot;&quot;&quot; -ID3V2TAG TCOM &quot;&quot;&quot;;[.C246];&quot;&quot;&quot; -GENRE &quot;&quot;&quot;;[.D246];&quot;&quot;&quot; -TITLE &quot;&quot;&quot;;[.E246];&quot;&quot;&quot; -TRACK &quot;&quot;&quot;;[.F246];&quot;&quot;&quot; -YEAR &quot;&quot;&quot;;[.H246];&quot;&quot;&quot; &quot;;[.K246];&quot;/&quot;;[.O246];&quot;.mp3&quot;)" office:value-type="string" office:string-value="-ALBUM &quot;&quot; -ARTIST &quot;&quot; -ID3V2TAG TCOM &quot;&quot; -GENRE &quot;&quot; -TITLE &quot;ZZZ&quot; -TRACK &quot;&quot; -YEAR &quot;&quot; 1/T245.mp3">
            <text:p>-ALBUM "" -ARTIST "" -ID3V2TAG TCOM "" -GENRE "" -TITLE "ZZZ" -TRACK "" -YEAR "" 1/T24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46]+1" office:value-type="float" office:value="246">
            <text:p>246</text:p>
          </table:table-cell>
          <table:table-cell table:style-name="ce3"/>
          <table:table-cell table:style-name="ce5" table:formula="of:=IF([.J247]=&quot;X&quot;;[.K246]+1;[.K246])" office:value-type="float" office:value="1">
            <text:p>1</text:p>
          </table:table-cell>
          <table:table-cell table:formula="of:=IF([.J247]=&quot;X&quot;;0;[.L246]+[.G246]+[.J247]/24/60/60)" office:value-type="time" office:time-value="PT00H09M20.304S">
            <text:p>00:09:20.30</text:p>
          </table:table-cell>
          <table:table-cell table:formula="of:=INT([.L247]*24*60)+MOD([.L247]*24*60*60;60)/100" office:value-type="float" office:value="9.20304">
            <text:p>9.203</text:p>
          </table:table-cell>
          <table:table-cell table:formula="of:=[.L247]*24*60*60+[.$N$1]*([.P247]-1)" office:value-type="float" office:value="437.804000000005">
            <text:p>437.804</text:p>
          </table:table-cell>
          <table:table-cell table:formula="of:=CONCATENATE(&quot;T&quot;;[.P247])" office:value-type="string" office:string-value="T246">
            <text:p>T246</text:p>
          </table:table-cell>
          <table:table-cell table:formula="of:=IF([.J247]=&quot;X&quot;;1;[.P246]+1)" office:value-type="float" office:value="246">
            <text:p>246</text:p>
          </table:table-cell>
          <table:table-cell table:style-name="ce7" table:formula="of:=CONCATENATE(&quot;mv &quot;;[.K247];&quot;^&quot;;[.O247];&quot;.wav &quot;&quot;rn^&quot;;[.$E247];&quot;~&quot;;[.$B247];&quot;~&quot;;[.$C247];&quot;~&quot;;[.$A247];&quot;~&quot;;[.$F247];&quot;~&quot;;[.$D247];&quot;.wav&quot;&quot;&quot;)" office:value-type="string" office:string-value="mv 1^T246.wav &quot;rn^ZZZ~~~~~.wav&quot;">
            <text:p>mv 1^T246.wav "rn^ZZZ~~~~~.wav"</text:p>
          </table:table-cell>
          <table:table-cell table:formula="of:=CONCATENATE(&quot;-ALBUM &quot;&quot;&quot;;[.A247];&quot;&quot;&quot; -ARTIST &quot;&quot;&quot;;[.B247];&quot;&quot;&quot; -ID3V2TAG TCOM &quot;&quot;&quot;;[.C247];&quot;&quot;&quot; -GENRE &quot;&quot;&quot;;[.D247];&quot;&quot;&quot; -TITLE &quot;&quot;&quot;;[.E247];&quot;&quot;&quot; -TRACK &quot;&quot;&quot;;[.F247];&quot;&quot;&quot; -YEAR &quot;&quot;&quot;;[.H247];&quot;&quot;&quot; &quot;;[.K247];&quot;/&quot;;[.O247];&quot;.mp3&quot;)" office:value-type="string" office:string-value="-ALBUM &quot;&quot; -ARTIST &quot;&quot; -ID3V2TAG TCOM &quot;&quot; -GENRE &quot;&quot; -TITLE &quot;ZZZ&quot; -TRACK &quot;&quot; -YEAR &quot;&quot; 1/T246.mp3">
            <text:p>-ALBUM "" -ARTIST "" -ID3V2TAG TCOM "" -GENRE "" -TITLE "ZZZ" -TRACK "" -YEAR "" 1/T24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47]+1" office:value-type="float" office:value="247">
            <text:p>247</text:p>
          </table:table-cell>
          <table:table-cell table:style-name="ce3"/>
          <table:table-cell table:style-name="ce5" table:formula="of:=IF([.J248]=&quot;X&quot;;[.K247]+1;[.K247])" office:value-type="float" office:value="1">
            <text:p>1</text:p>
          </table:table-cell>
          <table:table-cell table:formula="of:=IF([.J248]=&quot;X&quot;;0;[.L247]+[.G247]+[.J248]/24/60/60)" office:value-type="time" office:time-value="PT00H09M20.304S">
            <text:p>00:09:20.30</text:p>
          </table:table-cell>
          <table:table-cell table:formula="of:=INT([.L248]*24*60)+MOD([.L248]*24*60*60;60)/100" office:value-type="float" office:value="9.20304">
            <text:p>9.203</text:p>
          </table:table-cell>
          <table:table-cell table:formula="of:=[.L248]*24*60*60+[.$N$1]*([.P248]-1)" office:value-type="float" office:value="437.304000000005">
            <text:p>437.304</text:p>
          </table:table-cell>
          <table:table-cell table:formula="of:=CONCATENATE(&quot;T&quot;;[.P248])" office:value-type="string" office:string-value="T247">
            <text:p>T247</text:p>
          </table:table-cell>
          <table:table-cell table:formula="of:=IF([.J248]=&quot;X&quot;;1;[.P247]+1)" office:value-type="float" office:value="247">
            <text:p>247</text:p>
          </table:table-cell>
          <table:table-cell table:style-name="ce7" table:formula="of:=CONCATENATE(&quot;mv &quot;;[.K248];&quot;^&quot;;[.O248];&quot;.wav &quot;&quot;rn^&quot;;[.$E248];&quot;~&quot;;[.$B248];&quot;~&quot;;[.$C248];&quot;~&quot;;[.$A248];&quot;~&quot;;[.$F248];&quot;~&quot;;[.$D248];&quot;.wav&quot;&quot;&quot;)" office:value-type="string" office:string-value="mv 1^T247.wav &quot;rn^ZZZ~~~~~.wav&quot;">
            <text:p>mv 1^T247.wav "rn^ZZZ~~~~~.wav"</text:p>
          </table:table-cell>
          <table:table-cell table:formula="of:=CONCATENATE(&quot;-ALBUM &quot;&quot;&quot;;[.A248];&quot;&quot;&quot; -ARTIST &quot;&quot;&quot;;[.B248];&quot;&quot;&quot; -ID3V2TAG TCOM &quot;&quot;&quot;;[.C248];&quot;&quot;&quot; -GENRE &quot;&quot;&quot;;[.D248];&quot;&quot;&quot; -TITLE &quot;&quot;&quot;;[.E248];&quot;&quot;&quot; -TRACK &quot;&quot;&quot;;[.F248];&quot;&quot;&quot; -YEAR &quot;&quot;&quot;;[.H248];&quot;&quot;&quot; &quot;;[.K248];&quot;/&quot;;[.O248];&quot;.mp3&quot;)" office:value-type="string" office:string-value="-ALBUM &quot;&quot; -ARTIST &quot;&quot; -ID3V2TAG TCOM &quot;&quot; -GENRE &quot;&quot; -TITLE &quot;ZZZ&quot; -TRACK &quot;&quot; -YEAR &quot;&quot; 1/T247.mp3">
            <text:p>-ALBUM "" -ARTIST "" -ID3V2TAG TCOM "" -GENRE "" -TITLE "ZZZ" -TRACK "" -YEAR "" 1/T24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48]+1" office:value-type="float" office:value="248">
            <text:p>248</text:p>
          </table:table-cell>
          <table:table-cell table:style-name="ce3"/>
          <table:table-cell table:style-name="ce5" table:formula="of:=IF([.J249]=&quot;X&quot;;[.K248]+1;[.K248])" office:value-type="float" office:value="1">
            <text:p>1</text:p>
          </table:table-cell>
          <table:table-cell table:formula="of:=IF([.J249]=&quot;X&quot;;0;[.L248]+[.G248]+[.J249]/24/60/60)" office:value-type="time" office:time-value="PT00H09M20.304S">
            <text:p>00:09:20.30</text:p>
          </table:table-cell>
          <table:table-cell table:formula="of:=INT([.L249]*24*60)+MOD([.L249]*24*60*60;60)/100" office:value-type="float" office:value="9.20304">
            <text:p>9.203</text:p>
          </table:table-cell>
          <table:table-cell table:formula="of:=[.L249]*24*60*60+[.$N$1]*([.P249]-1)" office:value-type="float" office:value="436.804000000005">
            <text:p>436.804</text:p>
          </table:table-cell>
          <table:table-cell table:formula="of:=CONCATENATE(&quot;T&quot;;[.P249])" office:value-type="string" office:string-value="T248">
            <text:p>T248</text:p>
          </table:table-cell>
          <table:table-cell table:formula="of:=IF([.J249]=&quot;X&quot;;1;[.P248]+1)" office:value-type="float" office:value="248">
            <text:p>248</text:p>
          </table:table-cell>
          <table:table-cell table:style-name="ce7" table:formula="of:=CONCATENATE(&quot;mv &quot;;[.K249];&quot;^&quot;;[.O249];&quot;.wav &quot;&quot;rn^&quot;;[.$E249];&quot;~&quot;;[.$B249];&quot;~&quot;;[.$C249];&quot;~&quot;;[.$A249];&quot;~&quot;;[.$F249];&quot;~&quot;;[.$D249];&quot;.wav&quot;&quot;&quot;)" office:value-type="string" office:string-value="mv 1^T248.wav &quot;rn^ZZZ~~~~~.wav&quot;">
            <text:p>mv 1^T248.wav "rn^ZZZ~~~~~.wav"</text:p>
          </table:table-cell>
          <table:table-cell table:formula="of:=CONCATENATE(&quot;-ALBUM &quot;&quot;&quot;;[.A249];&quot;&quot;&quot; -ARTIST &quot;&quot;&quot;;[.B249];&quot;&quot;&quot; -ID3V2TAG TCOM &quot;&quot;&quot;;[.C249];&quot;&quot;&quot; -GENRE &quot;&quot;&quot;;[.D249];&quot;&quot;&quot; -TITLE &quot;&quot;&quot;;[.E249];&quot;&quot;&quot; -TRACK &quot;&quot;&quot;;[.F249];&quot;&quot;&quot; -YEAR &quot;&quot;&quot;;[.H249];&quot;&quot;&quot; &quot;;[.K249];&quot;/&quot;;[.O249];&quot;.mp3&quot;)" office:value-type="string" office:string-value="-ALBUM &quot;&quot; -ARTIST &quot;&quot; -ID3V2TAG TCOM &quot;&quot; -GENRE &quot;&quot; -TITLE &quot;ZZZ&quot; -TRACK &quot;&quot; -YEAR &quot;&quot; 1/T248.mp3">
            <text:p>-ALBUM "" -ARTIST "" -ID3V2TAG TCOM "" -GENRE "" -TITLE "ZZZ" -TRACK "" -YEAR "" 1/T24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49]+1" office:value-type="float" office:value="249">
            <text:p>249</text:p>
          </table:table-cell>
          <table:table-cell table:style-name="ce3"/>
          <table:table-cell table:style-name="ce5" table:formula="of:=IF([.J250]=&quot;X&quot;;[.K249]+1;[.K249])" office:value-type="float" office:value="1">
            <text:p>1</text:p>
          </table:table-cell>
          <table:table-cell table:formula="of:=IF([.J250]=&quot;X&quot;;0;[.L249]+[.G249]+[.J250]/24/60/60)" office:value-type="time" office:time-value="PT00H09M20.304S">
            <text:p>00:09:20.30</text:p>
          </table:table-cell>
          <table:table-cell table:formula="of:=INT([.L250]*24*60)+MOD([.L250]*24*60*60;60)/100" office:value-type="float" office:value="9.20304">
            <text:p>9.203</text:p>
          </table:table-cell>
          <table:table-cell table:formula="of:=[.L250]*24*60*60+[.$N$1]*([.P250]-1)" office:value-type="float" office:value="436.304000000005">
            <text:p>436.304</text:p>
          </table:table-cell>
          <table:table-cell table:formula="of:=CONCATENATE(&quot;T&quot;;[.P250])" office:value-type="string" office:string-value="T249">
            <text:p>T249</text:p>
          </table:table-cell>
          <table:table-cell table:formula="of:=IF([.J250]=&quot;X&quot;;1;[.P249]+1)" office:value-type="float" office:value="249">
            <text:p>249</text:p>
          </table:table-cell>
          <table:table-cell table:style-name="ce7" table:formula="of:=CONCATENATE(&quot;mv &quot;;[.K250];&quot;^&quot;;[.O250];&quot;.wav &quot;&quot;rn^&quot;;[.$E250];&quot;~&quot;;[.$B250];&quot;~&quot;;[.$C250];&quot;~&quot;;[.$A250];&quot;~&quot;;[.$F250];&quot;~&quot;;[.$D250];&quot;.wav&quot;&quot;&quot;)" office:value-type="string" office:string-value="mv 1^T249.wav &quot;rn^ZZZ~~~~~.wav&quot;">
            <text:p>mv 1^T249.wav "rn^ZZZ~~~~~.wav"</text:p>
          </table:table-cell>
          <table:table-cell table:formula="of:=CONCATENATE(&quot;-ALBUM &quot;&quot;&quot;;[.A250];&quot;&quot;&quot; -ARTIST &quot;&quot;&quot;;[.B250];&quot;&quot;&quot; -ID3V2TAG TCOM &quot;&quot;&quot;;[.C250];&quot;&quot;&quot; -GENRE &quot;&quot;&quot;;[.D250];&quot;&quot;&quot; -TITLE &quot;&quot;&quot;;[.E250];&quot;&quot;&quot; -TRACK &quot;&quot;&quot;;[.F250];&quot;&quot;&quot; -YEAR &quot;&quot;&quot;;[.H250];&quot;&quot;&quot; &quot;;[.K250];&quot;/&quot;;[.O250];&quot;.mp3&quot;)" office:value-type="string" office:string-value="-ALBUM &quot;&quot; -ARTIST &quot;&quot; -ID3V2TAG TCOM &quot;&quot; -GENRE &quot;&quot; -TITLE &quot;ZZZ&quot; -TRACK &quot;&quot; -YEAR &quot;&quot; 1/T249.mp3">
            <text:p>-ALBUM "" -ARTIST "" -ID3V2TAG TCOM "" -GENRE "" -TITLE "ZZZ" -TRACK "" -YEAR "" 1/T24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50]+1" office:value-type="float" office:value="250">
            <text:p>250</text:p>
          </table:table-cell>
          <table:table-cell table:style-name="ce3"/>
          <table:table-cell table:style-name="ce5" table:formula="of:=IF([.J251]=&quot;X&quot;;[.K250]+1;[.K250])" office:value-type="float" office:value="1">
            <text:p>1</text:p>
          </table:table-cell>
          <table:table-cell table:formula="of:=IF([.J251]=&quot;X&quot;;0;[.L250]+[.G250]+[.J251]/24/60/60)" office:value-type="time" office:time-value="PT00H09M20.304S">
            <text:p>00:09:20.30</text:p>
          </table:table-cell>
          <table:table-cell table:formula="of:=INT([.L251]*24*60)+MOD([.L251]*24*60*60;60)/100" office:value-type="float" office:value="9.20304">
            <text:p>9.203</text:p>
          </table:table-cell>
          <table:table-cell table:formula="of:=[.L251]*24*60*60+[.$N$1]*([.P251]-1)" office:value-type="float" office:value="435.804000000005">
            <text:p>435.804</text:p>
          </table:table-cell>
          <table:table-cell table:formula="of:=CONCATENATE(&quot;T&quot;;[.P251])" office:value-type="string" office:string-value="T250">
            <text:p>T250</text:p>
          </table:table-cell>
          <table:table-cell table:formula="of:=IF([.J251]=&quot;X&quot;;1;[.P250]+1)" office:value-type="float" office:value="250">
            <text:p>250</text:p>
          </table:table-cell>
          <table:table-cell table:style-name="ce7" table:formula="of:=CONCATENATE(&quot;mv &quot;;[.K251];&quot;^&quot;;[.O251];&quot;.wav &quot;&quot;rn^&quot;;[.$E251];&quot;~&quot;;[.$B251];&quot;~&quot;;[.$C251];&quot;~&quot;;[.$A251];&quot;~&quot;;[.$F251];&quot;~&quot;;[.$D251];&quot;.wav&quot;&quot;&quot;)" office:value-type="string" office:string-value="mv 1^T250.wav &quot;rn^ZZZ~~~~~.wav&quot;">
            <text:p>mv 1^T250.wav "rn^ZZZ~~~~~.wav"</text:p>
          </table:table-cell>
          <table:table-cell table:formula="of:=CONCATENATE(&quot;-ALBUM &quot;&quot;&quot;;[.A251];&quot;&quot;&quot; -ARTIST &quot;&quot;&quot;;[.B251];&quot;&quot;&quot; -ID3V2TAG TCOM &quot;&quot;&quot;;[.C251];&quot;&quot;&quot; -GENRE &quot;&quot;&quot;;[.D251];&quot;&quot;&quot; -TITLE &quot;&quot;&quot;;[.E251];&quot;&quot;&quot; -TRACK &quot;&quot;&quot;;[.F251];&quot;&quot;&quot; -YEAR &quot;&quot;&quot;;[.H251];&quot;&quot;&quot; &quot;;[.K251];&quot;/&quot;;[.O251];&quot;.mp3&quot;)" office:value-type="string" office:string-value="-ALBUM &quot;&quot; -ARTIST &quot;&quot; -ID3V2TAG TCOM &quot;&quot; -GENRE &quot;&quot; -TITLE &quot;ZZZ&quot; -TRACK &quot;&quot; -YEAR &quot;&quot; 1/T250.mp3">
            <text:p>-ALBUM "" -ARTIST "" -ID3V2TAG TCOM "" -GENRE "" -TITLE "ZZZ" -TRACK "" -YEAR "" 1/T25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51]+1" office:value-type="float" office:value="251">
            <text:p>251</text:p>
          </table:table-cell>
          <table:table-cell table:style-name="ce3"/>
          <table:table-cell table:style-name="ce5" table:formula="of:=IF([.J252]=&quot;X&quot;;[.K251]+1;[.K251])" office:value-type="float" office:value="1">
            <text:p>1</text:p>
          </table:table-cell>
          <table:table-cell table:formula="of:=IF([.J252]=&quot;X&quot;;0;[.L251]+[.G251]+[.J252]/24/60/60)" office:value-type="time" office:time-value="PT00H09M20.304S">
            <text:p>00:09:20.30</text:p>
          </table:table-cell>
          <table:table-cell table:formula="of:=INT([.L252]*24*60)+MOD([.L252]*24*60*60;60)/100" office:value-type="float" office:value="9.20304">
            <text:p>9.203</text:p>
          </table:table-cell>
          <table:table-cell table:formula="of:=[.L252]*24*60*60+[.$N$1]*([.P252]-1)" office:value-type="float" office:value="435.304000000005">
            <text:p>435.304</text:p>
          </table:table-cell>
          <table:table-cell table:formula="of:=CONCATENATE(&quot;T&quot;;[.P252])" office:value-type="string" office:string-value="T251">
            <text:p>T251</text:p>
          </table:table-cell>
          <table:table-cell table:formula="of:=IF([.J252]=&quot;X&quot;;1;[.P251]+1)" office:value-type="float" office:value="251">
            <text:p>251</text:p>
          </table:table-cell>
          <table:table-cell table:style-name="ce7" table:formula="of:=CONCATENATE(&quot;mv &quot;;[.K252];&quot;^&quot;;[.O252];&quot;.wav &quot;&quot;rn^&quot;;[.$E252];&quot;~&quot;;[.$B252];&quot;~&quot;;[.$C252];&quot;~&quot;;[.$A252];&quot;~&quot;;[.$F252];&quot;~&quot;;[.$D252];&quot;.wav&quot;&quot;&quot;)" office:value-type="string" office:string-value="mv 1^T251.wav &quot;rn^ZZZ~~~~~.wav&quot;">
            <text:p>mv 1^T251.wav "rn^ZZZ~~~~~.wav"</text:p>
          </table:table-cell>
          <table:table-cell table:formula="of:=CONCATENATE(&quot;-ALBUM &quot;&quot;&quot;;[.A252];&quot;&quot;&quot; -ARTIST &quot;&quot;&quot;;[.B252];&quot;&quot;&quot; -ID3V2TAG TCOM &quot;&quot;&quot;;[.C252];&quot;&quot;&quot; -GENRE &quot;&quot;&quot;;[.D252];&quot;&quot;&quot; -TITLE &quot;&quot;&quot;;[.E252];&quot;&quot;&quot; -TRACK &quot;&quot;&quot;;[.F252];&quot;&quot;&quot; -YEAR &quot;&quot;&quot;;[.H252];&quot;&quot;&quot; &quot;;[.K252];&quot;/&quot;;[.O252];&quot;.mp3&quot;)" office:value-type="string" office:string-value="-ALBUM &quot;&quot; -ARTIST &quot;&quot; -ID3V2TAG TCOM &quot;&quot; -GENRE &quot;&quot; -TITLE &quot;ZZZ&quot; -TRACK &quot;&quot; -YEAR &quot;&quot; 1/T251.mp3">
            <text:p>-ALBUM "" -ARTIST "" -ID3V2TAG TCOM "" -GENRE "" -TITLE "ZZZ" -TRACK "" -YEAR "" 1/T25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52]+1" office:value-type="float" office:value="252">
            <text:p>252</text:p>
          </table:table-cell>
          <table:table-cell table:style-name="ce3"/>
          <table:table-cell table:style-name="ce5" table:formula="of:=IF([.J253]=&quot;X&quot;;[.K252]+1;[.K252])" office:value-type="float" office:value="1">
            <text:p>1</text:p>
          </table:table-cell>
          <table:table-cell table:formula="of:=IF([.J253]=&quot;X&quot;;0;[.L252]+[.G252]+[.J253]/24/60/60)" office:value-type="time" office:time-value="PT00H09M20.304S">
            <text:p>00:09:20.30</text:p>
          </table:table-cell>
          <table:table-cell table:formula="of:=INT([.L253]*24*60)+MOD([.L253]*24*60*60;60)/100" office:value-type="float" office:value="9.20304">
            <text:p>9.203</text:p>
          </table:table-cell>
          <table:table-cell table:formula="of:=[.L253]*24*60*60+[.$N$1]*([.P253]-1)" office:value-type="float" office:value="434.804000000005">
            <text:p>434.804</text:p>
          </table:table-cell>
          <table:table-cell table:formula="of:=CONCATENATE(&quot;T&quot;;[.P253])" office:value-type="string" office:string-value="T252">
            <text:p>T252</text:p>
          </table:table-cell>
          <table:table-cell table:formula="of:=IF([.J253]=&quot;X&quot;;1;[.P252]+1)" office:value-type="float" office:value="252">
            <text:p>252</text:p>
          </table:table-cell>
          <table:table-cell table:style-name="ce7" table:formula="of:=CONCATENATE(&quot;mv &quot;;[.K253];&quot;^&quot;;[.O253];&quot;.wav &quot;&quot;rn^&quot;;[.$E253];&quot;~&quot;;[.$B253];&quot;~&quot;;[.$C253];&quot;~&quot;;[.$A253];&quot;~&quot;;[.$F253];&quot;~&quot;;[.$D253];&quot;.wav&quot;&quot;&quot;)" office:value-type="string" office:string-value="mv 1^T252.wav &quot;rn^ZZZ~~~~~.wav&quot;">
            <text:p>mv 1^T252.wav "rn^ZZZ~~~~~.wav"</text:p>
          </table:table-cell>
          <table:table-cell table:formula="of:=CONCATENATE(&quot;-ALBUM &quot;&quot;&quot;;[.A253];&quot;&quot;&quot; -ARTIST &quot;&quot;&quot;;[.B253];&quot;&quot;&quot; -ID3V2TAG TCOM &quot;&quot;&quot;;[.C253];&quot;&quot;&quot; -GENRE &quot;&quot;&quot;;[.D253];&quot;&quot;&quot; -TITLE &quot;&quot;&quot;;[.E253];&quot;&quot;&quot; -TRACK &quot;&quot;&quot;;[.F253];&quot;&quot;&quot; -YEAR &quot;&quot;&quot;;[.H253];&quot;&quot;&quot; &quot;;[.K253];&quot;/&quot;;[.O253];&quot;.mp3&quot;)" office:value-type="string" office:string-value="-ALBUM &quot;&quot; -ARTIST &quot;&quot; -ID3V2TAG TCOM &quot;&quot; -GENRE &quot;&quot; -TITLE &quot;ZZZ&quot; -TRACK &quot;&quot; -YEAR &quot;&quot; 1/T252.mp3">
            <text:p>-ALBUM "" -ARTIST "" -ID3V2TAG TCOM "" -GENRE "" -TITLE "ZZZ" -TRACK "" -YEAR "" 1/T25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53]+1" office:value-type="float" office:value="253">
            <text:p>253</text:p>
          </table:table-cell>
          <table:table-cell table:style-name="ce3"/>
          <table:table-cell table:style-name="ce5" table:formula="of:=IF([.J254]=&quot;X&quot;;[.K253]+1;[.K253])" office:value-type="float" office:value="1">
            <text:p>1</text:p>
          </table:table-cell>
          <table:table-cell table:formula="of:=IF([.J254]=&quot;X&quot;;0;[.L253]+[.G253]+[.J254]/24/60/60)" office:value-type="time" office:time-value="PT00H09M20.304S">
            <text:p>00:09:20.30</text:p>
          </table:table-cell>
          <table:table-cell table:formula="of:=INT([.L254]*24*60)+MOD([.L254]*24*60*60;60)/100" office:value-type="float" office:value="9.20304">
            <text:p>9.203</text:p>
          </table:table-cell>
          <table:table-cell table:formula="of:=[.L254]*24*60*60+[.$N$1]*([.P254]-1)" office:value-type="float" office:value="434.304000000005">
            <text:p>434.304</text:p>
          </table:table-cell>
          <table:table-cell table:formula="of:=CONCATENATE(&quot;T&quot;;[.P254])" office:value-type="string" office:string-value="T253">
            <text:p>T253</text:p>
          </table:table-cell>
          <table:table-cell table:formula="of:=IF([.J254]=&quot;X&quot;;1;[.P253]+1)" office:value-type="float" office:value="253">
            <text:p>253</text:p>
          </table:table-cell>
          <table:table-cell table:style-name="ce7" table:formula="of:=CONCATENATE(&quot;mv &quot;;[.K254];&quot;^&quot;;[.O254];&quot;.wav &quot;&quot;rn^&quot;;[.$E254];&quot;~&quot;;[.$B254];&quot;~&quot;;[.$C254];&quot;~&quot;;[.$A254];&quot;~&quot;;[.$F254];&quot;~&quot;;[.$D254];&quot;.wav&quot;&quot;&quot;)" office:value-type="string" office:string-value="mv 1^T253.wav &quot;rn^ZZZ~~~~~.wav&quot;">
            <text:p>mv 1^T253.wav "rn^ZZZ~~~~~.wav"</text:p>
          </table:table-cell>
          <table:table-cell table:formula="of:=CONCATENATE(&quot;-ALBUM &quot;&quot;&quot;;[.A254];&quot;&quot;&quot; -ARTIST &quot;&quot;&quot;;[.B254];&quot;&quot;&quot; -ID3V2TAG TCOM &quot;&quot;&quot;;[.C254];&quot;&quot;&quot; -GENRE &quot;&quot;&quot;;[.D254];&quot;&quot;&quot; -TITLE &quot;&quot;&quot;;[.E254];&quot;&quot;&quot; -TRACK &quot;&quot;&quot;;[.F254];&quot;&quot;&quot; -YEAR &quot;&quot;&quot;;[.H254];&quot;&quot;&quot; &quot;;[.K254];&quot;/&quot;;[.O254];&quot;.mp3&quot;)" office:value-type="string" office:string-value="-ALBUM &quot;&quot; -ARTIST &quot;&quot; -ID3V2TAG TCOM &quot;&quot; -GENRE &quot;&quot; -TITLE &quot;ZZZ&quot; -TRACK &quot;&quot; -YEAR &quot;&quot; 1/T253.mp3">
            <text:p>-ALBUM "" -ARTIST "" -ID3V2TAG TCOM "" -GENRE "" -TITLE "ZZZ" -TRACK "" -YEAR "" 1/T25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54]+1" office:value-type="float" office:value="254">
            <text:p>254</text:p>
          </table:table-cell>
          <table:table-cell table:style-name="ce3"/>
          <table:table-cell table:style-name="ce5" table:formula="of:=IF([.J255]=&quot;X&quot;;[.K254]+1;[.K254])" office:value-type="float" office:value="1">
            <text:p>1</text:p>
          </table:table-cell>
          <table:table-cell table:formula="of:=IF([.J255]=&quot;X&quot;;0;[.L254]+[.G254]+[.J255]/24/60/60)" office:value-type="time" office:time-value="PT00H09M20.304S">
            <text:p>00:09:20.30</text:p>
          </table:table-cell>
          <table:table-cell table:formula="of:=INT([.L255]*24*60)+MOD([.L255]*24*60*60;60)/100" office:value-type="float" office:value="9.20304">
            <text:p>9.203</text:p>
          </table:table-cell>
          <table:table-cell table:formula="of:=[.L255]*24*60*60+[.$N$1]*([.P255]-1)" office:value-type="float" office:value="433.804000000005">
            <text:p>433.804</text:p>
          </table:table-cell>
          <table:table-cell table:formula="of:=CONCATENATE(&quot;T&quot;;[.P255])" office:value-type="string" office:string-value="T254">
            <text:p>T254</text:p>
          </table:table-cell>
          <table:table-cell table:formula="of:=IF([.J255]=&quot;X&quot;;1;[.P254]+1)" office:value-type="float" office:value="254">
            <text:p>254</text:p>
          </table:table-cell>
          <table:table-cell table:style-name="ce7" table:formula="of:=CONCATENATE(&quot;mv &quot;;[.K255];&quot;^&quot;;[.O255];&quot;.wav &quot;&quot;rn^&quot;;[.$E255];&quot;~&quot;;[.$B255];&quot;~&quot;;[.$C255];&quot;~&quot;;[.$A255];&quot;~&quot;;[.$F255];&quot;~&quot;;[.$D255];&quot;.wav&quot;&quot;&quot;)" office:value-type="string" office:string-value="mv 1^T254.wav &quot;rn^ZZZ~~~~~.wav&quot;">
            <text:p>mv 1^T254.wav "rn^ZZZ~~~~~.wav"</text:p>
          </table:table-cell>
          <table:table-cell table:formula="of:=CONCATENATE(&quot;-ALBUM &quot;&quot;&quot;;[.A255];&quot;&quot;&quot; -ARTIST &quot;&quot;&quot;;[.B255];&quot;&quot;&quot; -ID3V2TAG TCOM &quot;&quot;&quot;;[.C255];&quot;&quot;&quot; -GENRE &quot;&quot;&quot;;[.D255];&quot;&quot;&quot; -TITLE &quot;&quot;&quot;;[.E255];&quot;&quot;&quot; -TRACK &quot;&quot;&quot;;[.F255];&quot;&quot;&quot; -YEAR &quot;&quot;&quot;;[.H255];&quot;&quot;&quot; &quot;;[.K255];&quot;/&quot;;[.O255];&quot;.mp3&quot;)" office:value-type="string" office:string-value="-ALBUM &quot;&quot; -ARTIST &quot;&quot; -ID3V2TAG TCOM &quot;&quot; -GENRE &quot;&quot; -TITLE &quot;ZZZ&quot; -TRACK &quot;&quot; -YEAR &quot;&quot; 1/T254.mp3">
            <text:p>-ALBUM "" -ARTIST "" -ID3V2TAG TCOM "" -GENRE "" -TITLE "ZZZ" -TRACK "" -YEAR "" 1/T25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55]+1" office:value-type="float" office:value="255">
            <text:p>255</text:p>
          </table:table-cell>
          <table:table-cell table:style-name="ce3"/>
          <table:table-cell table:style-name="ce5" table:formula="of:=IF([.J256]=&quot;X&quot;;[.K255]+1;[.K255])" office:value-type="float" office:value="1">
            <text:p>1</text:p>
          </table:table-cell>
          <table:table-cell table:formula="of:=IF([.J256]=&quot;X&quot;;0;[.L255]+[.G255]+[.J256]/24/60/60)" office:value-type="time" office:time-value="PT00H09M20.304S">
            <text:p>00:09:20.30</text:p>
          </table:table-cell>
          <table:table-cell table:formula="of:=INT([.L256]*24*60)+MOD([.L256]*24*60*60;60)/100" office:value-type="float" office:value="9.20304">
            <text:p>9.203</text:p>
          </table:table-cell>
          <table:table-cell table:formula="of:=[.L256]*24*60*60+[.$N$1]*([.P256]-1)" office:value-type="float" office:value="433.304000000005">
            <text:p>433.304</text:p>
          </table:table-cell>
          <table:table-cell table:formula="of:=CONCATENATE(&quot;T&quot;;[.P256])" office:value-type="string" office:string-value="T255">
            <text:p>T255</text:p>
          </table:table-cell>
          <table:table-cell table:formula="of:=IF([.J256]=&quot;X&quot;;1;[.P255]+1)" office:value-type="float" office:value="255">
            <text:p>255</text:p>
          </table:table-cell>
          <table:table-cell table:style-name="ce7" table:formula="of:=CONCATENATE(&quot;mv &quot;;[.K256];&quot;^&quot;;[.O256];&quot;.wav &quot;&quot;rn^&quot;;[.$E256];&quot;~&quot;;[.$B256];&quot;~&quot;;[.$C256];&quot;~&quot;;[.$A256];&quot;~&quot;;[.$F256];&quot;~&quot;;[.$D256];&quot;.wav&quot;&quot;&quot;)" office:value-type="string" office:string-value="mv 1^T255.wav &quot;rn^ZZZ~~~~~.wav&quot;">
            <text:p>mv 1^T255.wav "rn^ZZZ~~~~~.wav"</text:p>
          </table:table-cell>
          <table:table-cell table:formula="of:=CONCATENATE(&quot;-ALBUM &quot;&quot;&quot;;[.A256];&quot;&quot;&quot; -ARTIST &quot;&quot;&quot;;[.B256];&quot;&quot;&quot; -ID3V2TAG TCOM &quot;&quot;&quot;;[.C256];&quot;&quot;&quot; -GENRE &quot;&quot;&quot;;[.D256];&quot;&quot;&quot; -TITLE &quot;&quot;&quot;;[.E256];&quot;&quot;&quot; -TRACK &quot;&quot;&quot;;[.F256];&quot;&quot;&quot; -YEAR &quot;&quot;&quot;;[.H256];&quot;&quot;&quot; &quot;;[.K256];&quot;/&quot;;[.O256];&quot;.mp3&quot;)" office:value-type="string" office:string-value="-ALBUM &quot;&quot; -ARTIST &quot;&quot; -ID3V2TAG TCOM &quot;&quot; -GENRE &quot;&quot; -TITLE &quot;ZZZ&quot; -TRACK &quot;&quot; -YEAR &quot;&quot; 1/T255.mp3">
            <text:p>-ALBUM "" -ARTIST "" -ID3V2TAG TCOM "" -GENRE "" -TITLE "ZZZ" -TRACK "" -YEAR "" 1/T25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56]+1" office:value-type="float" office:value="256">
            <text:p>256</text:p>
          </table:table-cell>
          <table:table-cell table:style-name="ce3"/>
          <table:table-cell table:style-name="ce5" table:formula="of:=IF([.J257]=&quot;X&quot;;[.K256]+1;[.K256])" office:value-type="float" office:value="1">
            <text:p>1</text:p>
          </table:table-cell>
          <table:table-cell table:formula="of:=IF([.J257]=&quot;X&quot;;0;[.L256]+[.G256]+[.J257]/24/60/60)" office:value-type="time" office:time-value="PT00H09M20.304S">
            <text:p>00:09:20.30</text:p>
          </table:table-cell>
          <table:table-cell table:formula="of:=INT([.L257]*24*60)+MOD([.L257]*24*60*60;60)/100" office:value-type="float" office:value="9.20304">
            <text:p>9.203</text:p>
          </table:table-cell>
          <table:table-cell table:formula="of:=[.L257]*24*60*60+[.$N$1]*([.P257]-1)" office:value-type="float" office:value="432.804000000006">
            <text:p>432.804</text:p>
          </table:table-cell>
          <table:table-cell table:formula="of:=CONCATENATE(&quot;T&quot;;[.P257])" office:value-type="string" office:string-value="T256">
            <text:p>T256</text:p>
          </table:table-cell>
          <table:table-cell table:formula="of:=IF([.J257]=&quot;X&quot;;1;[.P256]+1)" office:value-type="float" office:value="256">
            <text:p>256</text:p>
          </table:table-cell>
          <table:table-cell table:style-name="ce7" table:formula="of:=CONCATENATE(&quot;mv &quot;;[.K257];&quot;^&quot;;[.O257];&quot;.wav &quot;&quot;rn^&quot;;[.$E257];&quot;~&quot;;[.$B257];&quot;~&quot;;[.$C257];&quot;~&quot;;[.$A257];&quot;~&quot;;[.$F257];&quot;~&quot;;[.$D257];&quot;.wav&quot;&quot;&quot;)" office:value-type="string" office:string-value="mv 1^T256.wav &quot;rn^ZZZ~~~~~.wav&quot;">
            <text:p>mv 1^T256.wav "rn^ZZZ~~~~~.wav"</text:p>
          </table:table-cell>
          <table:table-cell table:formula="of:=CONCATENATE(&quot;-ALBUM &quot;&quot;&quot;;[.A257];&quot;&quot;&quot; -ARTIST &quot;&quot;&quot;;[.B257];&quot;&quot;&quot; -ID3V2TAG TCOM &quot;&quot;&quot;;[.C257];&quot;&quot;&quot; -GENRE &quot;&quot;&quot;;[.D257];&quot;&quot;&quot; -TITLE &quot;&quot;&quot;;[.E257];&quot;&quot;&quot; -TRACK &quot;&quot;&quot;;[.F257];&quot;&quot;&quot; -YEAR &quot;&quot;&quot;;[.H257];&quot;&quot;&quot; &quot;;[.K257];&quot;/&quot;;[.O257];&quot;.mp3&quot;)" office:value-type="string" office:string-value="-ALBUM &quot;&quot; -ARTIST &quot;&quot; -ID3V2TAG TCOM &quot;&quot; -GENRE &quot;&quot; -TITLE &quot;ZZZ&quot; -TRACK &quot;&quot; -YEAR &quot;&quot; 1/T256.mp3">
            <text:p>-ALBUM "" -ARTIST "" -ID3V2TAG TCOM "" -GENRE "" -TITLE "ZZZ" -TRACK "" -YEAR "" 1/T25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57]+1" office:value-type="float" office:value="257">
            <text:p>257</text:p>
          </table:table-cell>
          <table:table-cell table:style-name="ce3"/>
          <table:table-cell table:style-name="ce5" table:formula="of:=IF([.J258]=&quot;X&quot;;[.K257]+1;[.K257])" office:value-type="float" office:value="1">
            <text:p>1</text:p>
          </table:table-cell>
          <table:table-cell table:formula="of:=IF([.J258]=&quot;X&quot;;0;[.L257]+[.G257]+[.J258]/24/60/60)" office:value-type="time" office:time-value="PT00H09M20.304S">
            <text:p>00:09:20.30</text:p>
          </table:table-cell>
          <table:table-cell table:formula="of:=INT([.L258]*24*60)+MOD([.L258]*24*60*60;60)/100" office:value-type="float" office:value="9.20304">
            <text:p>9.203</text:p>
          </table:table-cell>
          <table:table-cell table:formula="of:=[.L258]*24*60*60+[.$N$1]*([.P258]-1)" office:value-type="float" office:value="432.304000000006">
            <text:p>432.304</text:p>
          </table:table-cell>
          <table:table-cell table:formula="of:=CONCATENATE(&quot;T&quot;;[.P258])" office:value-type="string" office:string-value="T257">
            <text:p>T257</text:p>
          </table:table-cell>
          <table:table-cell table:formula="of:=IF([.J258]=&quot;X&quot;;1;[.P257]+1)" office:value-type="float" office:value="257">
            <text:p>257</text:p>
          </table:table-cell>
          <table:table-cell table:style-name="ce7" table:formula="of:=CONCATENATE(&quot;mv &quot;;[.K258];&quot;^&quot;;[.O258];&quot;.wav &quot;&quot;rn^&quot;;[.$E258];&quot;~&quot;;[.$B258];&quot;~&quot;;[.$C258];&quot;~&quot;;[.$A258];&quot;~&quot;;[.$F258];&quot;~&quot;;[.$D258];&quot;.wav&quot;&quot;&quot;)" office:value-type="string" office:string-value="mv 1^T257.wav &quot;rn^ZZZ~~~~~.wav&quot;">
            <text:p>mv 1^T257.wav "rn^ZZZ~~~~~.wav"</text:p>
          </table:table-cell>
          <table:table-cell table:formula="of:=CONCATENATE(&quot;-ALBUM &quot;&quot;&quot;;[.A258];&quot;&quot;&quot; -ARTIST &quot;&quot;&quot;;[.B258];&quot;&quot;&quot; -ID3V2TAG TCOM &quot;&quot;&quot;;[.C258];&quot;&quot;&quot; -GENRE &quot;&quot;&quot;;[.D258];&quot;&quot;&quot; -TITLE &quot;&quot;&quot;;[.E258];&quot;&quot;&quot; -TRACK &quot;&quot;&quot;;[.F258];&quot;&quot;&quot; -YEAR &quot;&quot;&quot;;[.H258];&quot;&quot;&quot; &quot;;[.K258];&quot;/&quot;;[.O258];&quot;.mp3&quot;)" office:value-type="string" office:string-value="-ALBUM &quot;&quot; -ARTIST &quot;&quot; -ID3V2TAG TCOM &quot;&quot; -GENRE &quot;&quot; -TITLE &quot;ZZZ&quot; -TRACK &quot;&quot; -YEAR &quot;&quot; 1/T257.mp3">
            <text:p>-ALBUM "" -ARTIST "" -ID3V2TAG TCOM "" -GENRE "" -TITLE "ZZZ" -TRACK "" -YEAR "" 1/T25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58]+1" office:value-type="float" office:value="258">
            <text:p>258</text:p>
          </table:table-cell>
          <table:table-cell table:style-name="ce3"/>
          <table:table-cell table:style-name="ce5" table:formula="of:=IF([.J259]=&quot;X&quot;;[.K258]+1;[.K258])" office:value-type="float" office:value="1">
            <text:p>1</text:p>
          </table:table-cell>
          <table:table-cell table:formula="of:=IF([.J259]=&quot;X&quot;;0;[.L258]+[.G258]+[.J259]/24/60/60)" office:value-type="time" office:time-value="PT00H09M20.304S">
            <text:p>00:09:20.30</text:p>
          </table:table-cell>
          <table:table-cell table:formula="of:=INT([.L259]*24*60)+MOD([.L259]*24*60*60;60)/100" office:value-type="float" office:value="9.20304">
            <text:p>9.203</text:p>
          </table:table-cell>
          <table:table-cell table:formula="of:=[.L259]*24*60*60+[.$N$1]*([.P259]-1)" office:value-type="float" office:value="431.804000000006">
            <text:p>431.804</text:p>
          </table:table-cell>
          <table:table-cell table:formula="of:=CONCATENATE(&quot;T&quot;;[.P259])" office:value-type="string" office:string-value="T258">
            <text:p>T258</text:p>
          </table:table-cell>
          <table:table-cell table:formula="of:=IF([.J259]=&quot;X&quot;;1;[.P258]+1)" office:value-type="float" office:value="258">
            <text:p>258</text:p>
          </table:table-cell>
          <table:table-cell table:style-name="ce7" table:formula="of:=CONCATENATE(&quot;mv &quot;;[.K259];&quot;^&quot;;[.O259];&quot;.wav &quot;&quot;rn^&quot;;[.$E259];&quot;~&quot;;[.$B259];&quot;~&quot;;[.$C259];&quot;~&quot;;[.$A259];&quot;~&quot;;[.$F259];&quot;~&quot;;[.$D259];&quot;.wav&quot;&quot;&quot;)" office:value-type="string" office:string-value="mv 1^T258.wav &quot;rn^ZZZ~~~~~.wav&quot;">
            <text:p>mv 1^T258.wav "rn^ZZZ~~~~~.wav"</text:p>
          </table:table-cell>
          <table:table-cell table:formula="of:=CONCATENATE(&quot;-ALBUM &quot;&quot;&quot;;[.A259];&quot;&quot;&quot; -ARTIST &quot;&quot;&quot;;[.B259];&quot;&quot;&quot; -ID3V2TAG TCOM &quot;&quot;&quot;;[.C259];&quot;&quot;&quot; -GENRE &quot;&quot;&quot;;[.D259];&quot;&quot;&quot; -TITLE &quot;&quot;&quot;;[.E259];&quot;&quot;&quot; -TRACK &quot;&quot;&quot;;[.F259];&quot;&quot;&quot; -YEAR &quot;&quot;&quot;;[.H259];&quot;&quot;&quot; &quot;;[.K259];&quot;/&quot;;[.O259];&quot;.mp3&quot;)" office:value-type="string" office:string-value="-ALBUM &quot;&quot; -ARTIST &quot;&quot; -ID3V2TAG TCOM &quot;&quot; -GENRE &quot;&quot; -TITLE &quot;ZZZ&quot; -TRACK &quot;&quot; -YEAR &quot;&quot; 1/T258.mp3">
            <text:p>-ALBUM "" -ARTIST "" -ID3V2TAG TCOM "" -GENRE "" -TITLE "ZZZ" -TRACK "" -YEAR "" 1/T25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59]+1" office:value-type="float" office:value="259">
            <text:p>259</text:p>
          </table:table-cell>
          <table:table-cell table:style-name="ce3"/>
          <table:table-cell table:style-name="ce5" table:formula="of:=IF([.J260]=&quot;X&quot;;[.K259]+1;[.K259])" office:value-type="float" office:value="1">
            <text:p>1</text:p>
          </table:table-cell>
          <table:table-cell table:formula="of:=IF([.J260]=&quot;X&quot;;0;[.L259]+[.G259]+[.J260]/24/60/60)" office:value-type="time" office:time-value="PT00H09M20.304S">
            <text:p>00:09:20.30</text:p>
          </table:table-cell>
          <table:table-cell table:formula="of:=INT([.L260]*24*60)+MOD([.L260]*24*60*60;60)/100" office:value-type="float" office:value="9.20304">
            <text:p>9.203</text:p>
          </table:table-cell>
          <table:table-cell table:formula="of:=[.L260]*24*60*60+[.$N$1]*([.P260]-1)" office:value-type="float" office:value="431.304000000006">
            <text:p>431.304</text:p>
          </table:table-cell>
          <table:table-cell table:formula="of:=CONCATENATE(&quot;T&quot;;[.P260])" office:value-type="string" office:string-value="T259">
            <text:p>T259</text:p>
          </table:table-cell>
          <table:table-cell table:formula="of:=IF([.J260]=&quot;X&quot;;1;[.P259]+1)" office:value-type="float" office:value="259">
            <text:p>259</text:p>
          </table:table-cell>
          <table:table-cell table:style-name="ce7" table:formula="of:=CONCATENATE(&quot;mv &quot;;[.K260];&quot;^&quot;;[.O260];&quot;.wav &quot;&quot;rn^&quot;;[.$E260];&quot;~&quot;;[.$B260];&quot;~&quot;;[.$C260];&quot;~&quot;;[.$A260];&quot;~&quot;;[.$F260];&quot;~&quot;;[.$D260];&quot;.wav&quot;&quot;&quot;)" office:value-type="string" office:string-value="mv 1^T259.wav &quot;rn^ZZZ~~~~~.wav&quot;">
            <text:p>mv 1^T259.wav "rn^ZZZ~~~~~.wav"</text:p>
          </table:table-cell>
          <table:table-cell table:formula="of:=CONCATENATE(&quot;-ALBUM &quot;&quot;&quot;;[.A260];&quot;&quot;&quot; -ARTIST &quot;&quot;&quot;;[.B260];&quot;&quot;&quot; -ID3V2TAG TCOM &quot;&quot;&quot;;[.C260];&quot;&quot;&quot; -GENRE &quot;&quot;&quot;;[.D260];&quot;&quot;&quot; -TITLE &quot;&quot;&quot;;[.E260];&quot;&quot;&quot; -TRACK &quot;&quot;&quot;;[.F260];&quot;&quot;&quot; -YEAR &quot;&quot;&quot;;[.H260];&quot;&quot;&quot; &quot;;[.K260];&quot;/&quot;;[.O260];&quot;.mp3&quot;)" office:value-type="string" office:string-value="-ALBUM &quot;&quot; -ARTIST &quot;&quot; -ID3V2TAG TCOM &quot;&quot; -GENRE &quot;&quot; -TITLE &quot;ZZZ&quot; -TRACK &quot;&quot; -YEAR &quot;&quot; 1/T259.mp3">
            <text:p>-ALBUM "" -ARTIST "" -ID3V2TAG TCOM "" -GENRE "" -TITLE "ZZZ" -TRACK "" -YEAR "" 1/T25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60]+1" office:value-type="float" office:value="260">
            <text:p>260</text:p>
          </table:table-cell>
          <table:table-cell table:style-name="ce3"/>
          <table:table-cell table:style-name="ce5" table:formula="of:=IF([.J261]=&quot;X&quot;;[.K260]+1;[.K260])" office:value-type="float" office:value="1">
            <text:p>1</text:p>
          </table:table-cell>
          <table:table-cell table:formula="of:=IF([.J261]=&quot;X&quot;;0;[.L260]+[.G260]+[.J261]/24/60/60)" office:value-type="time" office:time-value="PT00H09M20.304S">
            <text:p>00:09:20.30</text:p>
          </table:table-cell>
          <table:table-cell table:formula="of:=INT([.L261]*24*60)+MOD([.L261]*24*60*60;60)/100" office:value-type="float" office:value="9.20304">
            <text:p>9.203</text:p>
          </table:table-cell>
          <table:table-cell table:formula="of:=[.L261]*24*60*60+[.$N$1]*([.P261]-1)" office:value-type="float" office:value="430.804000000006">
            <text:p>430.804</text:p>
          </table:table-cell>
          <table:table-cell table:formula="of:=CONCATENATE(&quot;T&quot;;[.P261])" office:value-type="string" office:string-value="T260">
            <text:p>T260</text:p>
          </table:table-cell>
          <table:table-cell table:formula="of:=IF([.J261]=&quot;X&quot;;1;[.P260]+1)" office:value-type="float" office:value="260">
            <text:p>260</text:p>
          </table:table-cell>
          <table:table-cell table:style-name="ce7" table:formula="of:=CONCATENATE(&quot;mv &quot;;[.K261];&quot;^&quot;;[.O261];&quot;.wav &quot;&quot;rn^&quot;;[.$E261];&quot;~&quot;;[.$B261];&quot;~&quot;;[.$C261];&quot;~&quot;;[.$A261];&quot;~&quot;;[.$F261];&quot;~&quot;;[.$D261];&quot;.wav&quot;&quot;&quot;)" office:value-type="string" office:string-value="mv 1^T260.wav &quot;rn^ZZZ~~~~~.wav&quot;">
            <text:p>mv 1^T260.wav "rn^ZZZ~~~~~.wav"</text:p>
          </table:table-cell>
          <table:table-cell table:formula="of:=CONCATENATE(&quot;-ALBUM &quot;&quot;&quot;;[.A261];&quot;&quot;&quot; -ARTIST &quot;&quot;&quot;;[.B261];&quot;&quot;&quot; -ID3V2TAG TCOM &quot;&quot;&quot;;[.C261];&quot;&quot;&quot; -GENRE &quot;&quot;&quot;;[.D261];&quot;&quot;&quot; -TITLE &quot;&quot;&quot;;[.E261];&quot;&quot;&quot; -TRACK &quot;&quot;&quot;;[.F261];&quot;&quot;&quot; -YEAR &quot;&quot;&quot;;[.H261];&quot;&quot;&quot; &quot;;[.K261];&quot;/&quot;;[.O261];&quot;.mp3&quot;)" office:value-type="string" office:string-value="-ALBUM &quot;&quot; -ARTIST &quot;&quot; -ID3V2TAG TCOM &quot;&quot; -GENRE &quot;&quot; -TITLE &quot;ZZZ&quot; -TRACK &quot;&quot; -YEAR &quot;&quot; 1/T260.mp3">
            <text:p>-ALBUM "" -ARTIST "" -ID3V2TAG TCOM "" -GENRE "" -TITLE "ZZZ" -TRACK "" -YEAR "" 1/T26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61]+1" office:value-type="float" office:value="261">
            <text:p>261</text:p>
          </table:table-cell>
          <table:table-cell table:style-name="ce3"/>
          <table:table-cell table:style-name="ce5" table:formula="of:=IF([.J262]=&quot;X&quot;;[.K261]+1;[.K261])" office:value-type="float" office:value="1">
            <text:p>1</text:p>
          </table:table-cell>
          <table:table-cell table:formula="of:=IF([.J262]=&quot;X&quot;;0;[.L261]+[.G261]+[.J262]/24/60/60)" office:value-type="time" office:time-value="PT00H09M20.304S">
            <text:p>00:09:20.30</text:p>
          </table:table-cell>
          <table:table-cell table:formula="of:=INT([.L262]*24*60)+MOD([.L262]*24*60*60;60)/100" office:value-type="float" office:value="9.20304">
            <text:p>9.203</text:p>
          </table:table-cell>
          <table:table-cell table:formula="of:=[.L262]*24*60*60+[.$N$1]*([.P262]-1)" office:value-type="float" office:value="430.304000000006">
            <text:p>430.304</text:p>
          </table:table-cell>
          <table:table-cell table:formula="of:=CONCATENATE(&quot;T&quot;;[.P262])" office:value-type="string" office:string-value="T261">
            <text:p>T261</text:p>
          </table:table-cell>
          <table:table-cell table:formula="of:=IF([.J262]=&quot;X&quot;;1;[.P261]+1)" office:value-type="float" office:value="261">
            <text:p>261</text:p>
          </table:table-cell>
          <table:table-cell table:style-name="ce7" table:formula="of:=CONCATENATE(&quot;mv &quot;;[.K262];&quot;^&quot;;[.O262];&quot;.wav &quot;&quot;rn^&quot;;[.$E262];&quot;~&quot;;[.$B262];&quot;~&quot;;[.$C262];&quot;~&quot;;[.$A262];&quot;~&quot;;[.$F262];&quot;~&quot;;[.$D262];&quot;.wav&quot;&quot;&quot;)" office:value-type="string" office:string-value="mv 1^T261.wav &quot;rn^ZZZ~~~~~.wav&quot;">
            <text:p>mv 1^T261.wav "rn^ZZZ~~~~~.wav"</text:p>
          </table:table-cell>
          <table:table-cell table:formula="of:=CONCATENATE(&quot;-ALBUM &quot;&quot;&quot;;[.A262];&quot;&quot;&quot; -ARTIST &quot;&quot;&quot;;[.B262];&quot;&quot;&quot; -ID3V2TAG TCOM &quot;&quot;&quot;;[.C262];&quot;&quot;&quot; -GENRE &quot;&quot;&quot;;[.D262];&quot;&quot;&quot; -TITLE &quot;&quot;&quot;;[.E262];&quot;&quot;&quot; -TRACK &quot;&quot;&quot;;[.F262];&quot;&quot;&quot; -YEAR &quot;&quot;&quot;;[.H262];&quot;&quot;&quot; &quot;;[.K262];&quot;/&quot;;[.O262];&quot;.mp3&quot;)" office:value-type="string" office:string-value="-ALBUM &quot;&quot; -ARTIST &quot;&quot; -ID3V2TAG TCOM &quot;&quot; -GENRE &quot;&quot; -TITLE &quot;ZZZ&quot; -TRACK &quot;&quot; -YEAR &quot;&quot; 1/T261.mp3">
            <text:p>-ALBUM "" -ARTIST "" -ID3V2TAG TCOM "" -GENRE "" -TITLE "ZZZ" -TRACK "" -YEAR "" 1/T26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62]+1" office:value-type="float" office:value="262">
            <text:p>262</text:p>
          </table:table-cell>
          <table:table-cell table:style-name="ce3"/>
          <table:table-cell table:style-name="ce5" table:formula="of:=IF([.J263]=&quot;X&quot;;[.K262]+1;[.K262])" office:value-type="float" office:value="1">
            <text:p>1</text:p>
          </table:table-cell>
          <table:table-cell table:formula="of:=IF([.J263]=&quot;X&quot;;0;[.L262]+[.G262]+[.J263]/24/60/60)" office:value-type="time" office:time-value="PT00H09M20.304S">
            <text:p>00:09:20.30</text:p>
          </table:table-cell>
          <table:table-cell table:formula="of:=INT([.L263]*24*60)+MOD([.L263]*24*60*60;60)/100" office:value-type="float" office:value="9.20304">
            <text:p>9.203</text:p>
          </table:table-cell>
          <table:table-cell table:formula="of:=[.L263]*24*60*60+[.$N$1]*([.P263]-1)" office:value-type="float" office:value="429.804000000006">
            <text:p>429.804</text:p>
          </table:table-cell>
          <table:table-cell table:formula="of:=CONCATENATE(&quot;T&quot;;[.P263])" office:value-type="string" office:string-value="T262">
            <text:p>T262</text:p>
          </table:table-cell>
          <table:table-cell table:formula="of:=IF([.J263]=&quot;X&quot;;1;[.P262]+1)" office:value-type="float" office:value="262">
            <text:p>262</text:p>
          </table:table-cell>
          <table:table-cell table:style-name="ce7" table:formula="of:=CONCATENATE(&quot;mv &quot;;[.K263];&quot;^&quot;;[.O263];&quot;.wav &quot;&quot;rn^&quot;;[.$E263];&quot;~&quot;;[.$B263];&quot;~&quot;;[.$C263];&quot;~&quot;;[.$A263];&quot;~&quot;;[.$F263];&quot;~&quot;;[.$D263];&quot;.wav&quot;&quot;&quot;)" office:value-type="string" office:string-value="mv 1^T262.wav &quot;rn^ZZZ~~~~~.wav&quot;">
            <text:p>mv 1^T262.wav "rn^ZZZ~~~~~.wav"</text:p>
          </table:table-cell>
          <table:table-cell table:formula="of:=CONCATENATE(&quot;-ALBUM &quot;&quot;&quot;;[.A263];&quot;&quot;&quot; -ARTIST &quot;&quot;&quot;;[.B263];&quot;&quot;&quot; -ID3V2TAG TCOM &quot;&quot;&quot;;[.C263];&quot;&quot;&quot; -GENRE &quot;&quot;&quot;;[.D263];&quot;&quot;&quot; -TITLE &quot;&quot;&quot;;[.E263];&quot;&quot;&quot; -TRACK &quot;&quot;&quot;;[.F263];&quot;&quot;&quot; -YEAR &quot;&quot;&quot;;[.H263];&quot;&quot;&quot; &quot;;[.K263];&quot;/&quot;;[.O263];&quot;.mp3&quot;)" office:value-type="string" office:string-value="-ALBUM &quot;&quot; -ARTIST &quot;&quot; -ID3V2TAG TCOM &quot;&quot; -GENRE &quot;&quot; -TITLE &quot;ZZZ&quot; -TRACK &quot;&quot; -YEAR &quot;&quot; 1/T262.mp3">
            <text:p>-ALBUM "" -ARTIST "" -ID3V2TAG TCOM "" -GENRE "" -TITLE "ZZZ" -TRACK "" -YEAR "" 1/T26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63]+1" office:value-type="float" office:value="263">
            <text:p>263</text:p>
          </table:table-cell>
          <table:table-cell table:style-name="ce3"/>
          <table:table-cell table:style-name="ce5" table:formula="of:=IF([.J264]=&quot;X&quot;;[.K263]+1;[.K263])" office:value-type="float" office:value="1">
            <text:p>1</text:p>
          </table:table-cell>
          <table:table-cell table:formula="of:=IF([.J264]=&quot;X&quot;;0;[.L263]+[.G263]+[.J264]/24/60/60)" office:value-type="time" office:time-value="PT00H09M20.304S">
            <text:p>00:09:20.30</text:p>
          </table:table-cell>
          <table:table-cell table:formula="of:=INT([.L264]*24*60)+MOD([.L264]*24*60*60;60)/100" office:value-type="float" office:value="9.20304">
            <text:p>9.203</text:p>
          </table:table-cell>
          <table:table-cell table:formula="of:=[.L264]*24*60*60+[.$N$1]*([.P264]-1)" office:value-type="float" office:value="429.304000000006">
            <text:p>429.304</text:p>
          </table:table-cell>
          <table:table-cell table:formula="of:=CONCATENATE(&quot;T&quot;;[.P264])" office:value-type="string" office:string-value="T263">
            <text:p>T263</text:p>
          </table:table-cell>
          <table:table-cell table:formula="of:=IF([.J264]=&quot;X&quot;;1;[.P263]+1)" office:value-type="float" office:value="263">
            <text:p>263</text:p>
          </table:table-cell>
          <table:table-cell table:style-name="ce7" table:formula="of:=CONCATENATE(&quot;mv &quot;;[.K264];&quot;^&quot;;[.O264];&quot;.wav &quot;&quot;rn^&quot;;[.$E264];&quot;~&quot;;[.$B264];&quot;~&quot;;[.$C264];&quot;~&quot;;[.$A264];&quot;~&quot;;[.$F264];&quot;~&quot;;[.$D264];&quot;.wav&quot;&quot;&quot;)" office:value-type="string" office:string-value="mv 1^T263.wav &quot;rn^ZZZ~~~~~.wav&quot;">
            <text:p>mv 1^T263.wav "rn^ZZZ~~~~~.wav"</text:p>
          </table:table-cell>
          <table:table-cell table:formula="of:=CONCATENATE(&quot;-ALBUM &quot;&quot;&quot;;[.A264];&quot;&quot;&quot; -ARTIST &quot;&quot;&quot;;[.B264];&quot;&quot;&quot; -ID3V2TAG TCOM &quot;&quot;&quot;;[.C264];&quot;&quot;&quot; -GENRE &quot;&quot;&quot;;[.D264];&quot;&quot;&quot; -TITLE &quot;&quot;&quot;;[.E264];&quot;&quot;&quot; -TRACK &quot;&quot;&quot;;[.F264];&quot;&quot;&quot; -YEAR &quot;&quot;&quot;;[.H264];&quot;&quot;&quot; &quot;;[.K264];&quot;/&quot;;[.O264];&quot;.mp3&quot;)" office:value-type="string" office:string-value="-ALBUM &quot;&quot; -ARTIST &quot;&quot; -ID3V2TAG TCOM &quot;&quot; -GENRE &quot;&quot; -TITLE &quot;ZZZ&quot; -TRACK &quot;&quot; -YEAR &quot;&quot; 1/T263.mp3">
            <text:p>-ALBUM "" -ARTIST "" -ID3V2TAG TCOM "" -GENRE "" -TITLE "ZZZ" -TRACK "" -YEAR "" 1/T26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64]+1" office:value-type="float" office:value="264">
            <text:p>264</text:p>
          </table:table-cell>
          <table:table-cell table:style-name="ce3"/>
          <table:table-cell table:style-name="ce5" table:formula="of:=IF([.J265]=&quot;X&quot;;[.K264]+1;[.K264])" office:value-type="float" office:value="1">
            <text:p>1</text:p>
          </table:table-cell>
          <table:table-cell table:formula="of:=IF([.J265]=&quot;X&quot;;0;[.L264]+[.G264]+[.J265]/24/60/60)" office:value-type="time" office:time-value="PT00H09M20.304S">
            <text:p>00:09:20.30</text:p>
          </table:table-cell>
          <table:table-cell table:formula="of:=INT([.L265]*24*60)+MOD([.L265]*24*60*60;60)/100" office:value-type="float" office:value="9.20304">
            <text:p>9.203</text:p>
          </table:table-cell>
          <table:table-cell table:formula="of:=[.L265]*24*60*60+[.$N$1]*([.P265]-1)" office:value-type="float" office:value="428.804000000006">
            <text:p>428.804</text:p>
          </table:table-cell>
          <table:table-cell table:formula="of:=CONCATENATE(&quot;T&quot;;[.P265])" office:value-type="string" office:string-value="T264">
            <text:p>T264</text:p>
          </table:table-cell>
          <table:table-cell table:formula="of:=IF([.J265]=&quot;X&quot;;1;[.P264]+1)" office:value-type="float" office:value="264">
            <text:p>264</text:p>
          </table:table-cell>
          <table:table-cell table:style-name="ce7" table:formula="of:=CONCATENATE(&quot;mv &quot;;[.K265];&quot;^&quot;;[.O265];&quot;.wav &quot;&quot;rn^&quot;;[.$E265];&quot;~&quot;;[.$B265];&quot;~&quot;;[.$C265];&quot;~&quot;;[.$A265];&quot;~&quot;;[.$F265];&quot;~&quot;;[.$D265];&quot;.wav&quot;&quot;&quot;)" office:value-type="string" office:string-value="mv 1^T264.wav &quot;rn^ZZZ~~~~~.wav&quot;">
            <text:p>mv 1^T264.wav "rn^ZZZ~~~~~.wav"</text:p>
          </table:table-cell>
          <table:table-cell table:formula="of:=CONCATENATE(&quot;-ALBUM &quot;&quot;&quot;;[.A265];&quot;&quot;&quot; -ARTIST &quot;&quot;&quot;;[.B265];&quot;&quot;&quot; -ID3V2TAG TCOM &quot;&quot;&quot;;[.C265];&quot;&quot;&quot; -GENRE &quot;&quot;&quot;;[.D265];&quot;&quot;&quot; -TITLE &quot;&quot;&quot;;[.E265];&quot;&quot;&quot; -TRACK &quot;&quot;&quot;;[.F265];&quot;&quot;&quot; -YEAR &quot;&quot;&quot;;[.H265];&quot;&quot;&quot; &quot;;[.K265];&quot;/&quot;;[.O265];&quot;.mp3&quot;)" office:value-type="string" office:string-value="-ALBUM &quot;&quot; -ARTIST &quot;&quot; -ID3V2TAG TCOM &quot;&quot; -GENRE &quot;&quot; -TITLE &quot;ZZZ&quot; -TRACK &quot;&quot; -YEAR &quot;&quot; 1/T264.mp3">
            <text:p>-ALBUM "" -ARTIST "" -ID3V2TAG TCOM "" -GENRE "" -TITLE "ZZZ" -TRACK "" -YEAR "" 1/T26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65]+1" office:value-type="float" office:value="265">
            <text:p>265</text:p>
          </table:table-cell>
          <table:table-cell table:style-name="ce3"/>
          <table:table-cell table:style-name="ce5" table:formula="of:=IF([.J266]=&quot;X&quot;;[.K265]+1;[.K265])" office:value-type="float" office:value="1">
            <text:p>1</text:p>
          </table:table-cell>
          <table:table-cell table:formula="of:=IF([.J266]=&quot;X&quot;;0;[.L265]+[.G265]+[.J266]/24/60/60)" office:value-type="time" office:time-value="PT00H09M20.304S">
            <text:p>00:09:20.30</text:p>
          </table:table-cell>
          <table:table-cell table:formula="of:=INT([.L266]*24*60)+MOD([.L266]*24*60*60;60)/100" office:value-type="float" office:value="9.20304">
            <text:p>9.203</text:p>
          </table:table-cell>
          <table:table-cell table:formula="of:=[.L266]*24*60*60+[.$N$1]*([.P266]-1)" office:value-type="float" office:value="428.304000000006">
            <text:p>428.304</text:p>
          </table:table-cell>
          <table:table-cell table:formula="of:=CONCATENATE(&quot;T&quot;;[.P266])" office:value-type="string" office:string-value="T265">
            <text:p>T265</text:p>
          </table:table-cell>
          <table:table-cell table:formula="of:=IF([.J266]=&quot;X&quot;;1;[.P265]+1)" office:value-type="float" office:value="265">
            <text:p>265</text:p>
          </table:table-cell>
          <table:table-cell table:style-name="ce7" table:formula="of:=CONCATENATE(&quot;mv &quot;;[.K266];&quot;^&quot;;[.O266];&quot;.wav &quot;&quot;rn^&quot;;[.$E266];&quot;~&quot;;[.$B266];&quot;~&quot;;[.$C266];&quot;~&quot;;[.$A266];&quot;~&quot;;[.$F266];&quot;~&quot;;[.$D266];&quot;.wav&quot;&quot;&quot;)" office:value-type="string" office:string-value="mv 1^T265.wav &quot;rn^ZZZ~~~~~.wav&quot;">
            <text:p>mv 1^T265.wav "rn^ZZZ~~~~~.wav"</text:p>
          </table:table-cell>
          <table:table-cell table:formula="of:=CONCATENATE(&quot;-ALBUM &quot;&quot;&quot;;[.A266];&quot;&quot;&quot; -ARTIST &quot;&quot;&quot;;[.B266];&quot;&quot;&quot; -ID3V2TAG TCOM &quot;&quot;&quot;;[.C266];&quot;&quot;&quot; -GENRE &quot;&quot;&quot;;[.D266];&quot;&quot;&quot; -TITLE &quot;&quot;&quot;;[.E266];&quot;&quot;&quot; -TRACK &quot;&quot;&quot;;[.F266];&quot;&quot;&quot; -YEAR &quot;&quot;&quot;;[.H266];&quot;&quot;&quot; &quot;;[.K266];&quot;/&quot;;[.O266];&quot;.mp3&quot;)" office:value-type="string" office:string-value="-ALBUM &quot;&quot; -ARTIST &quot;&quot; -ID3V2TAG TCOM &quot;&quot; -GENRE &quot;&quot; -TITLE &quot;ZZZ&quot; -TRACK &quot;&quot; -YEAR &quot;&quot; 1/T265.mp3">
            <text:p>-ALBUM "" -ARTIST "" -ID3V2TAG TCOM "" -GENRE "" -TITLE "ZZZ" -TRACK "" -YEAR "" 1/T26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66]+1" office:value-type="float" office:value="266">
            <text:p>266</text:p>
          </table:table-cell>
          <table:table-cell table:style-name="ce3"/>
          <table:table-cell table:style-name="ce5" table:formula="of:=IF([.J267]=&quot;X&quot;;[.K266]+1;[.K266])" office:value-type="float" office:value="1">
            <text:p>1</text:p>
          </table:table-cell>
          <table:table-cell table:formula="of:=IF([.J267]=&quot;X&quot;;0;[.L266]+[.G266]+[.J267]/24/60/60)" office:value-type="time" office:time-value="PT00H09M20.304S">
            <text:p>00:09:20.30</text:p>
          </table:table-cell>
          <table:table-cell table:formula="of:=INT([.L267]*24*60)+MOD([.L267]*24*60*60;60)/100" office:value-type="float" office:value="9.20304">
            <text:p>9.203</text:p>
          </table:table-cell>
          <table:table-cell table:formula="of:=[.L267]*24*60*60+[.$N$1]*([.P267]-1)" office:value-type="float" office:value="427.804000000006">
            <text:p>427.804</text:p>
          </table:table-cell>
          <table:table-cell table:formula="of:=CONCATENATE(&quot;T&quot;;[.P267])" office:value-type="string" office:string-value="T266">
            <text:p>T266</text:p>
          </table:table-cell>
          <table:table-cell table:formula="of:=IF([.J267]=&quot;X&quot;;1;[.P266]+1)" office:value-type="float" office:value="266">
            <text:p>266</text:p>
          </table:table-cell>
          <table:table-cell table:style-name="ce7" table:formula="of:=CONCATENATE(&quot;mv &quot;;[.K267];&quot;^&quot;;[.O267];&quot;.wav &quot;&quot;rn^&quot;;[.$E267];&quot;~&quot;;[.$B267];&quot;~&quot;;[.$C267];&quot;~&quot;;[.$A267];&quot;~&quot;;[.$F267];&quot;~&quot;;[.$D267];&quot;.wav&quot;&quot;&quot;)" office:value-type="string" office:string-value="mv 1^T266.wav &quot;rn^ZZZ~~~~~.wav&quot;">
            <text:p>mv 1^T266.wav "rn^ZZZ~~~~~.wav"</text:p>
          </table:table-cell>
          <table:table-cell table:formula="of:=CONCATENATE(&quot;-ALBUM &quot;&quot;&quot;;[.A267];&quot;&quot;&quot; -ARTIST &quot;&quot;&quot;;[.B267];&quot;&quot;&quot; -ID3V2TAG TCOM &quot;&quot;&quot;;[.C267];&quot;&quot;&quot; -GENRE &quot;&quot;&quot;;[.D267];&quot;&quot;&quot; -TITLE &quot;&quot;&quot;;[.E267];&quot;&quot;&quot; -TRACK &quot;&quot;&quot;;[.F267];&quot;&quot;&quot; -YEAR &quot;&quot;&quot;;[.H267];&quot;&quot;&quot; &quot;;[.K267];&quot;/&quot;;[.O267];&quot;.mp3&quot;)" office:value-type="string" office:string-value="-ALBUM &quot;&quot; -ARTIST &quot;&quot; -ID3V2TAG TCOM &quot;&quot; -GENRE &quot;&quot; -TITLE &quot;ZZZ&quot; -TRACK &quot;&quot; -YEAR &quot;&quot; 1/T266.mp3">
            <text:p>-ALBUM "" -ARTIST "" -ID3V2TAG TCOM "" -GENRE "" -TITLE "ZZZ" -TRACK "" -YEAR "" 1/T26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67]+1" office:value-type="float" office:value="267">
            <text:p>267</text:p>
          </table:table-cell>
          <table:table-cell table:style-name="ce3"/>
          <table:table-cell table:style-name="ce5" table:formula="of:=IF([.J268]=&quot;X&quot;;[.K267]+1;[.K267])" office:value-type="float" office:value="1">
            <text:p>1</text:p>
          </table:table-cell>
          <table:table-cell table:formula="of:=IF([.J268]=&quot;X&quot;;0;[.L267]+[.G267]+[.J268]/24/60/60)" office:value-type="time" office:time-value="PT00H09M20.304S">
            <text:p>00:09:20.30</text:p>
          </table:table-cell>
          <table:table-cell table:formula="of:=INT([.L268]*24*60)+MOD([.L268]*24*60*60;60)/100" office:value-type="float" office:value="9.20304">
            <text:p>9.203</text:p>
          </table:table-cell>
          <table:table-cell table:formula="of:=[.L268]*24*60*60+[.$N$1]*([.P268]-1)" office:value-type="float" office:value="427.304000000006">
            <text:p>427.304</text:p>
          </table:table-cell>
          <table:table-cell table:formula="of:=CONCATENATE(&quot;T&quot;;[.P268])" office:value-type="string" office:string-value="T267">
            <text:p>T267</text:p>
          </table:table-cell>
          <table:table-cell table:formula="of:=IF([.J268]=&quot;X&quot;;1;[.P267]+1)" office:value-type="float" office:value="267">
            <text:p>267</text:p>
          </table:table-cell>
          <table:table-cell table:style-name="ce7" table:formula="of:=CONCATENATE(&quot;mv &quot;;[.K268];&quot;^&quot;;[.O268];&quot;.wav &quot;&quot;rn^&quot;;[.$E268];&quot;~&quot;;[.$B268];&quot;~&quot;;[.$C268];&quot;~&quot;;[.$A268];&quot;~&quot;;[.$F268];&quot;~&quot;;[.$D268];&quot;.wav&quot;&quot;&quot;)" office:value-type="string" office:string-value="mv 1^T267.wav &quot;rn^ZZZ~~~~~.wav&quot;">
            <text:p>mv 1^T267.wav "rn^ZZZ~~~~~.wav"</text:p>
          </table:table-cell>
          <table:table-cell table:formula="of:=CONCATENATE(&quot;-ALBUM &quot;&quot;&quot;;[.A268];&quot;&quot;&quot; -ARTIST &quot;&quot;&quot;;[.B268];&quot;&quot;&quot; -ID3V2TAG TCOM &quot;&quot;&quot;;[.C268];&quot;&quot;&quot; -GENRE &quot;&quot;&quot;;[.D268];&quot;&quot;&quot; -TITLE &quot;&quot;&quot;;[.E268];&quot;&quot;&quot; -TRACK &quot;&quot;&quot;;[.F268];&quot;&quot;&quot; -YEAR &quot;&quot;&quot;;[.H268];&quot;&quot;&quot; &quot;;[.K268];&quot;/&quot;;[.O268];&quot;.mp3&quot;)" office:value-type="string" office:string-value="-ALBUM &quot;&quot; -ARTIST &quot;&quot; -ID3V2TAG TCOM &quot;&quot; -GENRE &quot;&quot; -TITLE &quot;ZZZ&quot; -TRACK &quot;&quot; -YEAR &quot;&quot; 1/T267.mp3">
            <text:p>-ALBUM "" -ARTIST "" -ID3V2TAG TCOM "" -GENRE "" -TITLE "ZZZ" -TRACK "" -YEAR "" 1/T26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68]+1" office:value-type="float" office:value="268">
            <text:p>268</text:p>
          </table:table-cell>
          <table:table-cell table:style-name="ce3"/>
          <table:table-cell table:style-name="ce5" table:formula="of:=IF([.J269]=&quot;X&quot;;[.K268]+1;[.K268])" office:value-type="float" office:value="1">
            <text:p>1</text:p>
          </table:table-cell>
          <table:table-cell table:formula="of:=IF([.J269]=&quot;X&quot;;0;[.L268]+[.G268]+[.J269]/24/60/60)" office:value-type="time" office:time-value="PT00H09M20.304S">
            <text:p>00:09:20.30</text:p>
          </table:table-cell>
          <table:table-cell table:formula="of:=INT([.L269]*24*60)+MOD([.L269]*24*60*60;60)/100" office:value-type="float" office:value="9.20304">
            <text:p>9.203</text:p>
          </table:table-cell>
          <table:table-cell table:formula="of:=[.L269]*24*60*60+[.$N$1]*([.P269]-1)" office:value-type="float" office:value="426.804000000006">
            <text:p>426.804</text:p>
          </table:table-cell>
          <table:table-cell table:formula="of:=CONCATENATE(&quot;T&quot;;[.P269])" office:value-type="string" office:string-value="T268">
            <text:p>T268</text:p>
          </table:table-cell>
          <table:table-cell table:formula="of:=IF([.J269]=&quot;X&quot;;1;[.P268]+1)" office:value-type="float" office:value="268">
            <text:p>268</text:p>
          </table:table-cell>
          <table:table-cell table:style-name="ce7" table:formula="of:=CONCATENATE(&quot;mv &quot;;[.K269];&quot;^&quot;;[.O269];&quot;.wav &quot;&quot;rn^&quot;;[.$E269];&quot;~&quot;;[.$B269];&quot;~&quot;;[.$C269];&quot;~&quot;;[.$A269];&quot;~&quot;;[.$F269];&quot;~&quot;;[.$D269];&quot;.wav&quot;&quot;&quot;)" office:value-type="string" office:string-value="mv 1^T268.wav &quot;rn^ZZZ~~~~~.wav&quot;">
            <text:p>mv 1^T268.wav "rn^ZZZ~~~~~.wav"</text:p>
          </table:table-cell>
          <table:table-cell table:formula="of:=CONCATENATE(&quot;-ALBUM &quot;&quot;&quot;;[.A269];&quot;&quot;&quot; -ARTIST &quot;&quot;&quot;;[.B269];&quot;&quot;&quot; -ID3V2TAG TCOM &quot;&quot;&quot;;[.C269];&quot;&quot;&quot; -GENRE &quot;&quot;&quot;;[.D269];&quot;&quot;&quot; -TITLE &quot;&quot;&quot;;[.E269];&quot;&quot;&quot; -TRACK &quot;&quot;&quot;;[.F269];&quot;&quot;&quot; -YEAR &quot;&quot;&quot;;[.H269];&quot;&quot;&quot; &quot;;[.K269];&quot;/&quot;;[.O269];&quot;.mp3&quot;)" office:value-type="string" office:string-value="-ALBUM &quot;&quot; -ARTIST &quot;&quot; -ID3V2TAG TCOM &quot;&quot; -GENRE &quot;&quot; -TITLE &quot;ZZZ&quot; -TRACK &quot;&quot; -YEAR &quot;&quot; 1/T268.mp3">
            <text:p>-ALBUM "" -ARTIST "" -ID3V2TAG TCOM "" -GENRE "" -TITLE "ZZZ" -TRACK "" -YEAR "" 1/T26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69]+1" office:value-type="float" office:value="269">
            <text:p>269</text:p>
          </table:table-cell>
          <table:table-cell table:style-name="ce3"/>
          <table:table-cell table:style-name="ce5" table:formula="of:=IF([.J270]=&quot;X&quot;;[.K269]+1;[.K269])" office:value-type="float" office:value="1">
            <text:p>1</text:p>
          </table:table-cell>
          <table:table-cell table:formula="of:=IF([.J270]=&quot;X&quot;;0;[.L269]+[.G269]+[.J270]/24/60/60)" office:value-type="time" office:time-value="PT00H09M20.304S">
            <text:p>00:09:20.30</text:p>
          </table:table-cell>
          <table:table-cell table:formula="of:=INT([.L270]*24*60)+MOD([.L270]*24*60*60;60)/100" office:value-type="float" office:value="9.20304">
            <text:p>9.203</text:p>
          </table:table-cell>
          <table:table-cell table:formula="of:=[.L270]*24*60*60+[.$N$1]*([.P270]-1)" office:value-type="float" office:value="426.304000000006">
            <text:p>426.304</text:p>
          </table:table-cell>
          <table:table-cell table:formula="of:=CONCATENATE(&quot;T&quot;;[.P270])" office:value-type="string" office:string-value="T269">
            <text:p>T269</text:p>
          </table:table-cell>
          <table:table-cell table:formula="of:=IF([.J270]=&quot;X&quot;;1;[.P269]+1)" office:value-type="float" office:value="269">
            <text:p>269</text:p>
          </table:table-cell>
          <table:table-cell table:style-name="ce7" table:formula="of:=CONCATENATE(&quot;mv &quot;;[.K270];&quot;^&quot;;[.O270];&quot;.wav &quot;&quot;rn^&quot;;[.$E270];&quot;~&quot;;[.$B270];&quot;~&quot;;[.$C270];&quot;~&quot;;[.$A270];&quot;~&quot;;[.$F270];&quot;~&quot;;[.$D270];&quot;.wav&quot;&quot;&quot;)" office:value-type="string" office:string-value="mv 1^T269.wav &quot;rn^ZZZ~~~~~.wav&quot;">
            <text:p>mv 1^T269.wav "rn^ZZZ~~~~~.wav"</text:p>
          </table:table-cell>
          <table:table-cell table:formula="of:=CONCATENATE(&quot;-ALBUM &quot;&quot;&quot;;[.A270];&quot;&quot;&quot; -ARTIST &quot;&quot;&quot;;[.B270];&quot;&quot;&quot; -ID3V2TAG TCOM &quot;&quot;&quot;;[.C270];&quot;&quot;&quot; -GENRE &quot;&quot;&quot;;[.D270];&quot;&quot;&quot; -TITLE &quot;&quot;&quot;;[.E270];&quot;&quot;&quot; -TRACK &quot;&quot;&quot;;[.F270];&quot;&quot;&quot; -YEAR &quot;&quot;&quot;;[.H270];&quot;&quot;&quot; &quot;;[.K270];&quot;/&quot;;[.O270];&quot;.mp3&quot;)" office:value-type="string" office:string-value="-ALBUM &quot;&quot; -ARTIST &quot;&quot; -ID3V2TAG TCOM &quot;&quot; -GENRE &quot;&quot; -TITLE &quot;ZZZ&quot; -TRACK &quot;&quot; -YEAR &quot;&quot; 1/T269.mp3">
            <text:p>-ALBUM "" -ARTIST "" -ID3V2TAG TCOM "" -GENRE "" -TITLE "ZZZ" -TRACK "" -YEAR "" 1/T26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70]+1" office:value-type="float" office:value="270">
            <text:p>270</text:p>
          </table:table-cell>
          <table:table-cell table:style-name="ce3"/>
          <table:table-cell table:style-name="ce5" table:formula="of:=IF([.J271]=&quot;X&quot;;[.K270]+1;[.K270])" office:value-type="float" office:value="1">
            <text:p>1</text:p>
          </table:table-cell>
          <table:table-cell table:formula="of:=IF([.J271]=&quot;X&quot;;0;[.L270]+[.G270]+[.J271]/24/60/60)" office:value-type="time" office:time-value="PT00H09M20.304S">
            <text:p>00:09:20.30</text:p>
          </table:table-cell>
          <table:table-cell table:formula="of:=INT([.L271]*24*60)+MOD([.L271]*24*60*60;60)/100" office:value-type="float" office:value="9.20304">
            <text:p>9.203</text:p>
          </table:table-cell>
          <table:table-cell table:formula="of:=[.L271]*24*60*60+[.$N$1]*([.P271]-1)" office:value-type="float" office:value="425.804000000006">
            <text:p>425.804</text:p>
          </table:table-cell>
          <table:table-cell table:formula="of:=CONCATENATE(&quot;T&quot;;[.P271])" office:value-type="string" office:string-value="T270">
            <text:p>T270</text:p>
          </table:table-cell>
          <table:table-cell table:formula="of:=IF([.J271]=&quot;X&quot;;1;[.P270]+1)" office:value-type="float" office:value="270">
            <text:p>270</text:p>
          </table:table-cell>
          <table:table-cell table:style-name="ce7" table:formula="of:=CONCATENATE(&quot;mv &quot;;[.K271];&quot;^&quot;;[.O271];&quot;.wav &quot;&quot;rn^&quot;;[.$E271];&quot;~&quot;;[.$B271];&quot;~&quot;;[.$C271];&quot;~&quot;;[.$A271];&quot;~&quot;;[.$F271];&quot;~&quot;;[.$D271];&quot;.wav&quot;&quot;&quot;)" office:value-type="string" office:string-value="mv 1^T270.wav &quot;rn^ZZZ~~~~~.wav&quot;">
            <text:p>mv 1^T270.wav "rn^ZZZ~~~~~.wav"</text:p>
          </table:table-cell>
          <table:table-cell table:formula="of:=CONCATENATE(&quot;-ALBUM &quot;&quot;&quot;;[.A271];&quot;&quot;&quot; -ARTIST &quot;&quot;&quot;;[.B271];&quot;&quot;&quot; -ID3V2TAG TCOM &quot;&quot;&quot;;[.C271];&quot;&quot;&quot; -GENRE &quot;&quot;&quot;;[.D271];&quot;&quot;&quot; -TITLE &quot;&quot;&quot;;[.E271];&quot;&quot;&quot; -TRACK &quot;&quot;&quot;;[.F271];&quot;&quot;&quot; -YEAR &quot;&quot;&quot;;[.H271];&quot;&quot;&quot; &quot;;[.K271];&quot;/&quot;;[.O271];&quot;.mp3&quot;)" office:value-type="string" office:string-value="-ALBUM &quot;&quot; -ARTIST &quot;&quot; -ID3V2TAG TCOM &quot;&quot; -GENRE &quot;&quot; -TITLE &quot;ZZZ&quot; -TRACK &quot;&quot; -YEAR &quot;&quot; 1/T270.mp3">
            <text:p>-ALBUM "" -ARTIST "" -ID3V2TAG TCOM "" -GENRE "" -TITLE "ZZZ" -TRACK "" -YEAR "" 1/T27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71]+1" office:value-type="float" office:value="271">
            <text:p>271</text:p>
          </table:table-cell>
          <table:table-cell table:style-name="ce3"/>
          <table:table-cell table:style-name="ce5" table:formula="of:=IF([.J272]=&quot;X&quot;;[.K271]+1;[.K271])" office:value-type="float" office:value="1">
            <text:p>1</text:p>
          </table:table-cell>
          <table:table-cell table:formula="of:=IF([.J272]=&quot;X&quot;;0;[.L271]+[.G271]+[.J272]/24/60/60)" office:value-type="time" office:time-value="PT00H09M20.304S">
            <text:p>00:09:20.30</text:p>
          </table:table-cell>
          <table:table-cell table:formula="of:=INT([.L272]*24*60)+MOD([.L272]*24*60*60;60)/100" office:value-type="float" office:value="9.20304">
            <text:p>9.203</text:p>
          </table:table-cell>
          <table:table-cell table:formula="of:=[.L272]*24*60*60+[.$N$1]*([.P272]-1)" office:value-type="float" office:value="425.304000000006">
            <text:p>425.304</text:p>
          </table:table-cell>
          <table:table-cell table:formula="of:=CONCATENATE(&quot;T&quot;;[.P272])" office:value-type="string" office:string-value="T271">
            <text:p>T271</text:p>
          </table:table-cell>
          <table:table-cell table:formula="of:=IF([.J272]=&quot;X&quot;;1;[.P271]+1)" office:value-type="float" office:value="271">
            <text:p>271</text:p>
          </table:table-cell>
          <table:table-cell table:style-name="ce7" table:formula="of:=CONCATENATE(&quot;mv &quot;;[.K272];&quot;^&quot;;[.O272];&quot;.wav &quot;&quot;rn^&quot;;[.$E272];&quot;~&quot;;[.$B272];&quot;~&quot;;[.$C272];&quot;~&quot;;[.$A272];&quot;~&quot;;[.$F272];&quot;~&quot;;[.$D272];&quot;.wav&quot;&quot;&quot;)" office:value-type="string" office:string-value="mv 1^T271.wav &quot;rn^ZZZ~~~~~.wav&quot;">
            <text:p>mv 1^T271.wav "rn^ZZZ~~~~~.wav"</text:p>
          </table:table-cell>
          <table:table-cell table:formula="of:=CONCATENATE(&quot;-ALBUM &quot;&quot;&quot;;[.A272];&quot;&quot;&quot; -ARTIST &quot;&quot;&quot;;[.B272];&quot;&quot;&quot; -ID3V2TAG TCOM &quot;&quot;&quot;;[.C272];&quot;&quot;&quot; -GENRE &quot;&quot;&quot;;[.D272];&quot;&quot;&quot; -TITLE &quot;&quot;&quot;;[.E272];&quot;&quot;&quot; -TRACK &quot;&quot;&quot;;[.F272];&quot;&quot;&quot; -YEAR &quot;&quot;&quot;;[.H272];&quot;&quot;&quot; &quot;;[.K272];&quot;/&quot;;[.O272];&quot;.mp3&quot;)" office:value-type="string" office:string-value="-ALBUM &quot;&quot; -ARTIST &quot;&quot; -ID3V2TAG TCOM &quot;&quot; -GENRE &quot;&quot; -TITLE &quot;ZZZ&quot; -TRACK &quot;&quot; -YEAR &quot;&quot; 1/T271.mp3">
            <text:p>-ALBUM "" -ARTIST "" -ID3V2TAG TCOM "" -GENRE "" -TITLE "ZZZ" -TRACK "" -YEAR "" 1/T27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72]+1" office:value-type="float" office:value="272">
            <text:p>272</text:p>
          </table:table-cell>
          <table:table-cell table:style-name="ce3"/>
          <table:table-cell table:style-name="ce5" table:formula="of:=IF([.J273]=&quot;X&quot;;[.K272]+1;[.K272])" office:value-type="float" office:value="1">
            <text:p>1</text:p>
          </table:table-cell>
          <table:table-cell table:formula="of:=IF([.J273]=&quot;X&quot;;0;[.L272]+[.G272]+[.J273]/24/60/60)" office:value-type="time" office:time-value="PT00H09M20.304S">
            <text:p>00:09:20.30</text:p>
          </table:table-cell>
          <table:table-cell table:formula="of:=INT([.L273]*24*60)+MOD([.L273]*24*60*60;60)/100" office:value-type="float" office:value="9.20304">
            <text:p>9.203</text:p>
          </table:table-cell>
          <table:table-cell table:formula="of:=[.L273]*24*60*60+[.$N$1]*([.P273]-1)" office:value-type="float" office:value="424.804000000006">
            <text:p>424.804</text:p>
          </table:table-cell>
          <table:table-cell table:formula="of:=CONCATENATE(&quot;T&quot;;[.P273])" office:value-type="string" office:string-value="T272">
            <text:p>T272</text:p>
          </table:table-cell>
          <table:table-cell table:formula="of:=IF([.J273]=&quot;X&quot;;1;[.P272]+1)" office:value-type="float" office:value="272">
            <text:p>272</text:p>
          </table:table-cell>
          <table:table-cell table:style-name="ce7" table:formula="of:=CONCATENATE(&quot;mv &quot;;[.K273];&quot;^&quot;;[.O273];&quot;.wav &quot;&quot;rn^&quot;;[.$E273];&quot;~&quot;;[.$B273];&quot;~&quot;;[.$C273];&quot;~&quot;;[.$A273];&quot;~&quot;;[.$F273];&quot;~&quot;;[.$D273];&quot;.wav&quot;&quot;&quot;)" office:value-type="string" office:string-value="mv 1^T272.wav &quot;rn^ZZZ~~~~~.wav&quot;">
            <text:p>mv 1^T272.wav "rn^ZZZ~~~~~.wav"</text:p>
          </table:table-cell>
          <table:table-cell table:formula="of:=CONCATENATE(&quot;-ALBUM &quot;&quot;&quot;;[.A273];&quot;&quot;&quot; -ARTIST &quot;&quot;&quot;;[.B273];&quot;&quot;&quot; -ID3V2TAG TCOM &quot;&quot;&quot;;[.C273];&quot;&quot;&quot; -GENRE &quot;&quot;&quot;;[.D273];&quot;&quot;&quot; -TITLE &quot;&quot;&quot;;[.E273];&quot;&quot;&quot; -TRACK &quot;&quot;&quot;;[.F273];&quot;&quot;&quot; -YEAR &quot;&quot;&quot;;[.H273];&quot;&quot;&quot; &quot;;[.K273];&quot;/&quot;;[.O273];&quot;.mp3&quot;)" office:value-type="string" office:string-value="-ALBUM &quot;&quot; -ARTIST &quot;&quot; -ID3V2TAG TCOM &quot;&quot; -GENRE &quot;&quot; -TITLE &quot;ZZZ&quot; -TRACK &quot;&quot; -YEAR &quot;&quot; 1/T272.mp3">
            <text:p>-ALBUM "" -ARTIST "" -ID3V2TAG TCOM "" -GENRE "" -TITLE "ZZZ" -TRACK "" -YEAR "" 1/T27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73]+1" office:value-type="float" office:value="273">
            <text:p>273</text:p>
          </table:table-cell>
          <table:table-cell table:style-name="ce3"/>
          <table:table-cell table:style-name="ce5" table:formula="of:=IF([.J274]=&quot;X&quot;;[.K273]+1;[.K273])" office:value-type="float" office:value="1">
            <text:p>1</text:p>
          </table:table-cell>
          <table:table-cell table:formula="of:=IF([.J274]=&quot;X&quot;;0;[.L273]+[.G273]+[.J274]/24/60/60)" office:value-type="time" office:time-value="PT00H09M20.304S">
            <text:p>00:09:20.30</text:p>
          </table:table-cell>
          <table:table-cell table:formula="of:=INT([.L274]*24*60)+MOD([.L274]*24*60*60;60)/100" office:value-type="float" office:value="9.20304">
            <text:p>9.203</text:p>
          </table:table-cell>
          <table:table-cell table:formula="of:=[.L274]*24*60*60+[.$N$1]*([.P274]-1)" office:value-type="float" office:value="424.304000000006">
            <text:p>424.304</text:p>
          </table:table-cell>
          <table:table-cell table:formula="of:=CONCATENATE(&quot;T&quot;;[.P274])" office:value-type="string" office:string-value="T273">
            <text:p>T273</text:p>
          </table:table-cell>
          <table:table-cell table:formula="of:=IF([.J274]=&quot;X&quot;;1;[.P273]+1)" office:value-type="float" office:value="273">
            <text:p>273</text:p>
          </table:table-cell>
          <table:table-cell table:style-name="ce7" table:formula="of:=CONCATENATE(&quot;mv &quot;;[.K274];&quot;^&quot;;[.O274];&quot;.wav &quot;&quot;rn^&quot;;[.$E274];&quot;~&quot;;[.$B274];&quot;~&quot;;[.$C274];&quot;~&quot;;[.$A274];&quot;~&quot;;[.$F274];&quot;~&quot;;[.$D274];&quot;.wav&quot;&quot;&quot;)" office:value-type="string" office:string-value="mv 1^T273.wav &quot;rn^ZZZ~~~~~.wav&quot;">
            <text:p>mv 1^T273.wav "rn^ZZZ~~~~~.wav"</text:p>
          </table:table-cell>
          <table:table-cell table:formula="of:=CONCATENATE(&quot;-ALBUM &quot;&quot;&quot;;[.A274];&quot;&quot;&quot; -ARTIST &quot;&quot;&quot;;[.B274];&quot;&quot;&quot; -ID3V2TAG TCOM &quot;&quot;&quot;;[.C274];&quot;&quot;&quot; -GENRE &quot;&quot;&quot;;[.D274];&quot;&quot;&quot; -TITLE &quot;&quot;&quot;;[.E274];&quot;&quot;&quot; -TRACK &quot;&quot;&quot;;[.F274];&quot;&quot;&quot; -YEAR &quot;&quot;&quot;;[.H274];&quot;&quot;&quot; &quot;;[.K274];&quot;/&quot;;[.O274];&quot;.mp3&quot;)" office:value-type="string" office:string-value="-ALBUM &quot;&quot; -ARTIST &quot;&quot; -ID3V2TAG TCOM &quot;&quot; -GENRE &quot;&quot; -TITLE &quot;ZZZ&quot; -TRACK &quot;&quot; -YEAR &quot;&quot; 1/T273.mp3">
            <text:p>-ALBUM "" -ARTIST "" -ID3V2TAG TCOM "" -GENRE "" -TITLE "ZZZ" -TRACK "" -YEAR "" 1/T27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74]+1" office:value-type="float" office:value="274">
            <text:p>274</text:p>
          </table:table-cell>
          <table:table-cell table:style-name="ce3"/>
          <table:table-cell table:style-name="ce5" table:formula="of:=IF([.J275]=&quot;X&quot;;[.K274]+1;[.K274])" office:value-type="float" office:value="1">
            <text:p>1</text:p>
          </table:table-cell>
          <table:table-cell table:formula="of:=IF([.J275]=&quot;X&quot;;0;[.L274]+[.G274]+[.J275]/24/60/60)" office:value-type="time" office:time-value="PT00H09M20.304S">
            <text:p>00:09:20.30</text:p>
          </table:table-cell>
          <table:table-cell table:formula="of:=INT([.L275]*24*60)+MOD([.L275]*24*60*60;60)/100" office:value-type="float" office:value="9.20304">
            <text:p>9.203</text:p>
          </table:table-cell>
          <table:table-cell table:formula="of:=[.L275]*24*60*60+[.$N$1]*([.P275]-1)" office:value-type="float" office:value="423.804000000006">
            <text:p>423.804</text:p>
          </table:table-cell>
          <table:table-cell table:formula="of:=CONCATENATE(&quot;T&quot;;[.P275])" office:value-type="string" office:string-value="T274">
            <text:p>T274</text:p>
          </table:table-cell>
          <table:table-cell table:formula="of:=IF([.J275]=&quot;X&quot;;1;[.P274]+1)" office:value-type="float" office:value="274">
            <text:p>274</text:p>
          </table:table-cell>
          <table:table-cell table:style-name="ce7" table:formula="of:=CONCATENATE(&quot;mv &quot;;[.K275];&quot;^&quot;;[.O275];&quot;.wav &quot;&quot;rn^&quot;;[.$E275];&quot;~&quot;;[.$B275];&quot;~&quot;;[.$C275];&quot;~&quot;;[.$A275];&quot;~&quot;;[.$F275];&quot;~&quot;;[.$D275];&quot;.wav&quot;&quot;&quot;)" office:value-type="string" office:string-value="mv 1^T274.wav &quot;rn^ZZZ~~~~~.wav&quot;">
            <text:p>mv 1^T274.wav "rn^ZZZ~~~~~.wav"</text:p>
          </table:table-cell>
          <table:table-cell table:formula="of:=CONCATENATE(&quot;-ALBUM &quot;&quot;&quot;;[.A275];&quot;&quot;&quot; -ARTIST &quot;&quot;&quot;;[.B275];&quot;&quot;&quot; -ID3V2TAG TCOM &quot;&quot;&quot;;[.C275];&quot;&quot;&quot; -GENRE &quot;&quot;&quot;;[.D275];&quot;&quot;&quot; -TITLE &quot;&quot;&quot;;[.E275];&quot;&quot;&quot; -TRACK &quot;&quot;&quot;;[.F275];&quot;&quot;&quot; -YEAR &quot;&quot;&quot;;[.H275];&quot;&quot;&quot; &quot;;[.K275];&quot;/&quot;;[.O275];&quot;.mp3&quot;)" office:value-type="string" office:string-value="-ALBUM &quot;&quot; -ARTIST &quot;&quot; -ID3V2TAG TCOM &quot;&quot; -GENRE &quot;&quot; -TITLE &quot;ZZZ&quot; -TRACK &quot;&quot; -YEAR &quot;&quot; 1/T274.mp3">
            <text:p>-ALBUM "" -ARTIST "" -ID3V2TAG TCOM "" -GENRE "" -TITLE "ZZZ" -TRACK "" -YEAR "" 1/T27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75]+1" office:value-type="float" office:value="275">
            <text:p>275</text:p>
          </table:table-cell>
          <table:table-cell table:style-name="ce3"/>
          <table:table-cell table:style-name="ce5" table:formula="of:=IF([.J276]=&quot;X&quot;;[.K275]+1;[.K275])" office:value-type="float" office:value="1">
            <text:p>1</text:p>
          </table:table-cell>
          <table:table-cell table:formula="of:=IF([.J276]=&quot;X&quot;;0;[.L275]+[.G275]+[.J276]/24/60/60)" office:value-type="time" office:time-value="PT00H09M20.304S">
            <text:p>00:09:20.30</text:p>
          </table:table-cell>
          <table:table-cell table:formula="of:=INT([.L276]*24*60)+MOD([.L276]*24*60*60;60)/100" office:value-type="float" office:value="9.20304">
            <text:p>9.203</text:p>
          </table:table-cell>
          <table:table-cell table:formula="of:=[.L276]*24*60*60+[.$N$1]*([.P276]-1)" office:value-type="float" office:value="423.304000000006">
            <text:p>423.304</text:p>
          </table:table-cell>
          <table:table-cell table:formula="of:=CONCATENATE(&quot;T&quot;;[.P276])" office:value-type="string" office:string-value="T275">
            <text:p>T275</text:p>
          </table:table-cell>
          <table:table-cell table:formula="of:=IF([.J276]=&quot;X&quot;;1;[.P275]+1)" office:value-type="float" office:value="275">
            <text:p>275</text:p>
          </table:table-cell>
          <table:table-cell table:style-name="ce7" table:formula="of:=CONCATENATE(&quot;mv &quot;;[.K276];&quot;^&quot;;[.O276];&quot;.wav &quot;&quot;rn^&quot;;[.$E276];&quot;~&quot;;[.$B276];&quot;~&quot;;[.$C276];&quot;~&quot;;[.$A276];&quot;~&quot;;[.$F276];&quot;~&quot;;[.$D276];&quot;.wav&quot;&quot;&quot;)" office:value-type="string" office:string-value="mv 1^T275.wav &quot;rn^ZZZ~~~~~.wav&quot;">
            <text:p>mv 1^T275.wav "rn^ZZZ~~~~~.wav"</text:p>
          </table:table-cell>
          <table:table-cell table:formula="of:=CONCATENATE(&quot;-ALBUM &quot;&quot;&quot;;[.A276];&quot;&quot;&quot; -ARTIST &quot;&quot;&quot;;[.B276];&quot;&quot;&quot; -ID3V2TAG TCOM &quot;&quot;&quot;;[.C276];&quot;&quot;&quot; -GENRE &quot;&quot;&quot;;[.D276];&quot;&quot;&quot; -TITLE &quot;&quot;&quot;;[.E276];&quot;&quot;&quot; -TRACK &quot;&quot;&quot;;[.F276];&quot;&quot;&quot; -YEAR &quot;&quot;&quot;;[.H276];&quot;&quot;&quot; &quot;;[.K276];&quot;/&quot;;[.O276];&quot;.mp3&quot;)" office:value-type="string" office:string-value="-ALBUM &quot;&quot; -ARTIST &quot;&quot; -ID3V2TAG TCOM &quot;&quot; -GENRE &quot;&quot; -TITLE &quot;ZZZ&quot; -TRACK &quot;&quot; -YEAR &quot;&quot; 1/T275.mp3">
            <text:p>-ALBUM "" -ARTIST "" -ID3V2TAG TCOM "" -GENRE "" -TITLE "ZZZ" -TRACK "" -YEAR "" 1/T27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76]+1" office:value-type="float" office:value="276">
            <text:p>276</text:p>
          </table:table-cell>
          <table:table-cell table:style-name="ce3"/>
          <table:table-cell table:style-name="ce5" table:formula="of:=IF([.J277]=&quot;X&quot;;[.K276]+1;[.K276])" office:value-type="float" office:value="1">
            <text:p>1</text:p>
          </table:table-cell>
          <table:table-cell table:formula="of:=IF([.J277]=&quot;X&quot;;0;[.L276]+[.G276]+[.J277]/24/60/60)" office:value-type="time" office:time-value="PT00H09M20.304S">
            <text:p>00:09:20.30</text:p>
          </table:table-cell>
          <table:table-cell table:formula="of:=INT([.L277]*24*60)+MOD([.L277]*24*60*60;60)/100" office:value-type="float" office:value="9.20304">
            <text:p>9.203</text:p>
          </table:table-cell>
          <table:table-cell table:formula="of:=[.L277]*24*60*60+[.$N$1]*([.P277]-1)" office:value-type="float" office:value="422.804000000006">
            <text:p>422.804</text:p>
          </table:table-cell>
          <table:table-cell table:formula="of:=CONCATENATE(&quot;T&quot;;[.P277])" office:value-type="string" office:string-value="T276">
            <text:p>T276</text:p>
          </table:table-cell>
          <table:table-cell table:formula="of:=IF([.J277]=&quot;X&quot;;1;[.P276]+1)" office:value-type="float" office:value="276">
            <text:p>276</text:p>
          </table:table-cell>
          <table:table-cell table:style-name="ce7" table:formula="of:=CONCATENATE(&quot;mv &quot;;[.K277];&quot;^&quot;;[.O277];&quot;.wav &quot;&quot;rn^&quot;;[.$E277];&quot;~&quot;;[.$B277];&quot;~&quot;;[.$C277];&quot;~&quot;;[.$A277];&quot;~&quot;;[.$F277];&quot;~&quot;;[.$D277];&quot;.wav&quot;&quot;&quot;)" office:value-type="string" office:string-value="mv 1^T276.wav &quot;rn^ZZZ~~~~~.wav&quot;">
            <text:p>mv 1^T276.wav "rn^ZZZ~~~~~.wav"</text:p>
          </table:table-cell>
          <table:table-cell table:formula="of:=CONCATENATE(&quot;-ALBUM &quot;&quot;&quot;;[.A277];&quot;&quot;&quot; -ARTIST &quot;&quot;&quot;;[.B277];&quot;&quot;&quot; -ID3V2TAG TCOM &quot;&quot;&quot;;[.C277];&quot;&quot;&quot; -GENRE &quot;&quot;&quot;;[.D277];&quot;&quot;&quot; -TITLE &quot;&quot;&quot;;[.E277];&quot;&quot;&quot; -TRACK &quot;&quot;&quot;;[.F277];&quot;&quot;&quot; -YEAR &quot;&quot;&quot;;[.H277];&quot;&quot;&quot; &quot;;[.K277];&quot;/&quot;;[.O277];&quot;.mp3&quot;)" office:value-type="string" office:string-value="-ALBUM &quot;&quot; -ARTIST &quot;&quot; -ID3V2TAG TCOM &quot;&quot; -GENRE &quot;&quot; -TITLE &quot;ZZZ&quot; -TRACK &quot;&quot; -YEAR &quot;&quot; 1/T276.mp3">
            <text:p>-ALBUM "" -ARTIST "" -ID3V2TAG TCOM "" -GENRE "" -TITLE "ZZZ" -TRACK "" -YEAR "" 1/T27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77]+1" office:value-type="float" office:value="277">
            <text:p>277</text:p>
          </table:table-cell>
          <table:table-cell table:style-name="ce3"/>
          <table:table-cell table:style-name="ce5" table:formula="of:=IF([.J278]=&quot;X&quot;;[.K277]+1;[.K277])" office:value-type="float" office:value="1">
            <text:p>1</text:p>
          </table:table-cell>
          <table:table-cell table:formula="of:=IF([.J278]=&quot;X&quot;;0;[.L277]+[.G277]+[.J278]/24/60/60)" office:value-type="time" office:time-value="PT00H09M20.304S">
            <text:p>00:09:20.30</text:p>
          </table:table-cell>
          <table:table-cell table:formula="of:=INT([.L278]*24*60)+MOD([.L278]*24*60*60;60)/100" office:value-type="float" office:value="9.20304">
            <text:p>9.203</text:p>
          </table:table-cell>
          <table:table-cell table:formula="of:=[.L278]*24*60*60+[.$N$1]*([.P278]-1)" office:value-type="float" office:value="422.304000000006">
            <text:p>422.304</text:p>
          </table:table-cell>
          <table:table-cell table:formula="of:=CONCATENATE(&quot;T&quot;;[.P278])" office:value-type="string" office:string-value="T277">
            <text:p>T277</text:p>
          </table:table-cell>
          <table:table-cell table:formula="of:=IF([.J278]=&quot;X&quot;;1;[.P277]+1)" office:value-type="float" office:value="277">
            <text:p>277</text:p>
          </table:table-cell>
          <table:table-cell table:style-name="ce7" table:formula="of:=CONCATENATE(&quot;mv &quot;;[.K278];&quot;^&quot;;[.O278];&quot;.wav &quot;&quot;rn^&quot;;[.$E278];&quot;~&quot;;[.$B278];&quot;~&quot;;[.$C278];&quot;~&quot;;[.$A278];&quot;~&quot;;[.$F278];&quot;~&quot;;[.$D278];&quot;.wav&quot;&quot;&quot;)" office:value-type="string" office:string-value="mv 1^T277.wav &quot;rn^ZZZ~~~~~.wav&quot;">
            <text:p>mv 1^T277.wav "rn^ZZZ~~~~~.wav"</text:p>
          </table:table-cell>
          <table:table-cell table:formula="of:=CONCATENATE(&quot;-ALBUM &quot;&quot;&quot;;[.A278];&quot;&quot;&quot; -ARTIST &quot;&quot;&quot;;[.B278];&quot;&quot;&quot; -ID3V2TAG TCOM &quot;&quot;&quot;;[.C278];&quot;&quot;&quot; -GENRE &quot;&quot;&quot;;[.D278];&quot;&quot;&quot; -TITLE &quot;&quot;&quot;;[.E278];&quot;&quot;&quot; -TRACK &quot;&quot;&quot;;[.F278];&quot;&quot;&quot; -YEAR &quot;&quot;&quot;;[.H278];&quot;&quot;&quot; &quot;;[.K278];&quot;/&quot;;[.O278];&quot;.mp3&quot;)" office:value-type="string" office:string-value="-ALBUM &quot;&quot; -ARTIST &quot;&quot; -ID3V2TAG TCOM &quot;&quot; -GENRE &quot;&quot; -TITLE &quot;ZZZ&quot; -TRACK &quot;&quot; -YEAR &quot;&quot; 1/T277.mp3">
            <text:p>-ALBUM "" -ARTIST "" -ID3V2TAG TCOM "" -GENRE "" -TITLE "ZZZ" -TRACK "" -YEAR "" 1/T27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78]+1" office:value-type="float" office:value="278">
            <text:p>278</text:p>
          </table:table-cell>
          <table:table-cell table:style-name="ce3"/>
          <table:table-cell table:style-name="ce5" table:formula="of:=IF([.J279]=&quot;X&quot;;[.K278]+1;[.K278])" office:value-type="float" office:value="1">
            <text:p>1</text:p>
          </table:table-cell>
          <table:table-cell table:formula="of:=IF([.J279]=&quot;X&quot;;0;[.L278]+[.G278]+[.J279]/24/60/60)" office:value-type="time" office:time-value="PT00H09M20.304S">
            <text:p>00:09:20.30</text:p>
          </table:table-cell>
          <table:table-cell table:formula="of:=INT([.L279]*24*60)+MOD([.L279]*24*60*60;60)/100" office:value-type="float" office:value="9.20304">
            <text:p>9.203</text:p>
          </table:table-cell>
          <table:table-cell table:formula="of:=[.L279]*24*60*60+[.$N$1]*([.P279]-1)" office:value-type="float" office:value="421.804000000006">
            <text:p>421.804</text:p>
          </table:table-cell>
          <table:table-cell table:formula="of:=CONCATENATE(&quot;T&quot;;[.P279])" office:value-type="string" office:string-value="T278">
            <text:p>T278</text:p>
          </table:table-cell>
          <table:table-cell table:formula="of:=IF([.J279]=&quot;X&quot;;1;[.P278]+1)" office:value-type="float" office:value="278">
            <text:p>278</text:p>
          </table:table-cell>
          <table:table-cell table:style-name="ce7" table:formula="of:=CONCATENATE(&quot;mv &quot;;[.K279];&quot;^&quot;;[.O279];&quot;.wav &quot;&quot;rn^&quot;;[.$E279];&quot;~&quot;;[.$B279];&quot;~&quot;;[.$C279];&quot;~&quot;;[.$A279];&quot;~&quot;;[.$F279];&quot;~&quot;;[.$D279];&quot;.wav&quot;&quot;&quot;)" office:value-type="string" office:string-value="mv 1^T278.wav &quot;rn^ZZZ~~~~~.wav&quot;">
            <text:p>mv 1^T278.wav "rn^ZZZ~~~~~.wav"</text:p>
          </table:table-cell>
          <table:table-cell table:formula="of:=CONCATENATE(&quot;-ALBUM &quot;&quot;&quot;;[.A279];&quot;&quot;&quot; -ARTIST &quot;&quot;&quot;;[.B279];&quot;&quot;&quot; -ID3V2TAG TCOM &quot;&quot;&quot;;[.C279];&quot;&quot;&quot; -GENRE &quot;&quot;&quot;;[.D279];&quot;&quot;&quot; -TITLE &quot;&quot;&quot;;[.E279];&quot;&quot;&quot; -TRACK &quot;&quot;&quot;;[.F279];&quot;&quot;&quot; -YEAR &quot;&quot;&quot;;[.H279];&quot;&quot;&quot; &quot;;[.K279];&quot;/&quot;;[.O279];&quot;.mp3&quot;)" office:value-type="string" office:string-value="-ALBUM &quot;&quot; -ARTIST &quot;&quot; -ID3V2TAG TCOM &quot;&quot; -GENRE &quot;&quot; -TITLE &quot;ZZZ&quot; -TRACK &quot;&quot; -YEAR &quot;&quot; 1/T278.mp3">
            <text:p>-ALBUM "" -ARTIST "" -ID3V2TAG TCOM "" -GENRE "" -TITLE "ZZZ" -TRACK "" -YEAR "" 1/T27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79]+1" office:value-type="float" office:value="279">
            <text:p>279</text:p>
          </table:table-cell>
          <table:table-cell table:style-name="ce3"/>
          <table:table-cell table:style-name="ce5" table:formula="of:=IF([.J280]=&quot;X&quot;;[.K279]+1;[.K279])" office:value-type="float" office:value="1">
            <text:p>1</text:p>
          </table:table-cell>
          <table:table-cell table:formula="of:=IF([.J280]=&quot;X&quot;;0;[.L279]+[.G279]+[.J280]/24/60/60)" office:value-type="time" office:time-value="PT00H09M20.304S">
            <text:p>00:09:20.30</text:p>
          </table:table-cell>
          <table:table-cell table:formula="of:=INT([.L280]*24*60)+MOD([.L280]*24*60*60;60)/100" office:value-type="float" office:value="9.20304">
            <text:p>9.203</text:p>
          </table:table-cell>
          <table:table-cell table:formula="of:=[.L280]*24*60*60+[.$N$1]*([.P280]-1)" office:value-type="float" office:value="421.304000000006">
            <text:p>421.304</text:p>
          </table:table-cell>
          <table:table-cell table:formula="of:=CONCATENATE(&quot;T&quot;;[.P280])" office:value-type="string" office:string-value="T279">
            <text:p>T279</text:p>
          </table:table-cell>
          <table:table-cell table:formula="of:=IF([.J280]=&quot;X&quot;;1;[.P279]+1)" office:value-type="float" office:value="279">
            <text:p>279</text:p>
          </table:table-cell>
          <table:table-cell table:style-name="ce7" table:formula="of:=CONCATENATE(&quot;mv &quot;;[.K280];&quot;^&quot;;[.O280];&quot;.wav &quot;&quot;rn^&quot;;[.$E280];&quot;~&quot;;[.$B280];&quot;~&quot;;[.$C280];&quot;~&quot;;[.$A280];&quot;~&quot;;[.$F280];&quot;~&quot;;[.$D280];&quot;.wav&quot;&quot;&quot;)" office:value-type="string" office:string-value="mv 1^T279.wav &quot;rn^ZZZ~~~~~.wav&quot;">
            <text:p>mv 1^T279.wav "rn^ZZZ~~~~~.wav"</text:p>
          </table:table-cell>
          <table:table-cell table:formula="of:=CONCATENATE(&quot;-ALBUM &quot;&quot;&quot;;[.A280];&quot;&quot;&quot; -ARTIST &quot;&quot;&quot;;[.B280];&quot;&quot;&quot; -ID3V2TAG TCOM &quot;&quot;&quot;;[.C280];&quot;&quot;&quot; -GENRE &quot;&quot;&quot;;[.D280];&quot;&quot;&quot; -TITLE &quot;&quot;&quot;;[.E280];&quot;&quot;&quot; -TRACK &quot;&quot;&quot;;[.F280];&quot;&quot;&quot; -YEAR &quot;&quot;&quot;;[.H280];&quot;&quot;&quot; &quot;;[.K280];&quot;/&quot;;[.O280];&quot;.mp3&quot;)" office:value-type="string" office:string-value="-ALBUM &quot;&quot; -ARTIST &quot;&quot; -ID3V2TAG TCOM &quot;&quot; -GENRE &quot;&quot; -TITLE &quot;ZZZ&quot; -TRACK &quot;&quot; -YEAR &quot;&quot; 1/T279.mp3">
            <text:p>-ALBUM "" -ARTIST "" -ID3V2TAG TCOM "" -GENRE "" -TITLE "ZZZ" -TRACK "" -YEAR "" 1/T27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80]+1" office:value-type="float" office:value="280">
            <text:p>280</text:p>
          </table:table-cell>
          <table:table-cell table:style-name="ce3"/>
          <table:table-cell table:style-name="ce5" table:formula="of:=IF([.J281]=&quot;X&quot;;[.K280]+1;[.K280])" office:value-type="float" office:value="1">
            <text:p>1</text:p>
          </table:table-cell>
          <table:table-cell table:formula="of:=IF([.J281]=&quot;X&quot;;0;[.L280]+[.G280]+[.J281]/24/60/60)" office:value-type="time" office:time-value="PT00H09M20.304S">
            <text:p>00:09:20.30</text:p>
          </table:table-cell>
          <table:table-cell table:formula="of:=INT([.L281]*24*60)+MOD([.L281]*24*60*60;60)/100" office:value-type="float" office:value="9.20304">
            <text:p>9.203</text:p>
          </table:table-cell>
          <table:table-cell table:formula="of:=[.L281]*24*60*60+[.$N$1]*([.P281]-1)" office:value-type="float" office:value="420.804000000006">
            <text:p>420.804</text:p>
          </table:table-cell>
          <table:table-cell table:formula="of:=CONCATENATE(&quot;T&quot;;[.P281])" office:value-type="string" office:string-value="T280">
            <text:p>T280</text:p>
          </table:table-cell>
          <table:table-cell table:formula="of:=IF([.J281]=&quot;X&quot;;1;[.P280]+1)" office:value-type="float" office:value="280">
            <text:p>280</text:p>
          </table:table-cell>
          <table:table-cell table:style-name="ce7" table:formula="of:=CONCATENATE(&quot;mv &quot;;[.K281];&quot;^&quot;;[.O281];&quot;.wav &quot;&quot;rn^&quot;;[.$E281];&quot;~&quot;;[.$B281];&quot;~&quot;;[.$C281];&quot;~&quot;;[.$A281];&quot;~&quot;;[.$F281];&quot;~&quot;;[.$D281];&quot;.wav&quot;&quot;&quot;)" office:value-type="string" office:string-value="mv 1^T280.wav &quot;rn^ZZZ~~~~~.wav&quot;">
            <text:p>mv 1^T280.wav "rn^ZZZ~~~~~.wav"</text:p>
          </table:table-cell>
          <table:table-cell table:formula="of:=CONCATENATE(&quot;-ALBUM &quot;&quot;&quot;;[.A281];&quot;&quot;&quot; -ARTIST &quot;&quot;&quot;;[.B281];&quot;&quot;&quot; -ID3V2TAG TCOM &quot;&quot;&quot;;[.C281];&quot;&quot;&quot; -GENRE &quot;&quot;&quot;;[.D281];&quot;&quot;&quot; -TITLE &quot;&quot;&quot;;[.E281];&quot;&quot;&quot; -TRACK &quot;&quot;&quot;;[.F281];&quot;&quot;&quot; -YEAR &quot;&quot;&quot;;[.H281];&quot;&quot;&quot; &quot;;[.K281];&quot;/&quot;;[.O281];&quot;.mp3&quot;)" office:value-type="string" office:string-value="-ALBUM &quot;&quot; -ARTIST &quot;&quot; -ID3V2TAG TCOM &quot;&quot; -GENRE &quot;&quot; -TITLE &quot;ZZZ&quot; -TRACK &quot;&quot; -YEAR &quot;&quot; 1/T280.mp3">
            <text:p>-ALBUM "" -ARTIST "" -ID3V2TAG TCOM "" -GENRE "" -TITLE "ZZZ" -TRACK "" -YEAR "" 1/T28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81]+1" office:value-type="float" office:value="281">
            <text:p>281</text:p>
          </table:table-cell>
          <table:table-cell table:style-name="ce3"/>
          <table:table-cell table:style-name="ce5" table:formula="of:=IF([.J282]=&quot;X&quot;;[.K281]+1;[.K281])" office:value-type="float" office:value="1">
            <text:p>1</text:p>
          </table:table-cell>
          <table:table-cell table:formula="of:=IF([.J282]=&quot;X&quot;;0;[.L281]+[.G281]+[.J282]/24/60/60)" office:value-type="time" office:time-value="PT00H09M20.304S">
            <text:p>00:09:20.30</text:p>
          </table:table-cell>
          <table:table-cell table:formula="of:=INT([.L282]*24*60)+MOD([.L282]*24*60*60;60)/100" office:value-type="float" office:value="9.20304">
            <text:p>9.203</text:p>
          </table:table-cell>
          <table:table-cell table:formula="of:=[.L282]*24*60*60+[.$N$1]*([.P282]-1)" office:value-type="float" office:value="420.304000000006">
            <text:p>420.304</text:p>
          </table:table-cell>
          <table:table-cell table:formula="of:=CONCATENATE(&quot;T&quot;;[.P282])" office:value-type="string" office:string-value="T281">
            <text:p>T281</text:p>
          </table:table-cell>
          <table:table-cell table:formula="of:=IF([.J282]=&quot;X&quot;;1;[.P281]+1)" office:value-type="float" office:value="281">
            <text:p>281</text:p>
          </table:table-cell>
          <table:table-cell table:style-name="ce7" table:formula="of:=CONCATENATE(&quot;mv &quot;;[.K282];&quot;^&quot;;[.O282];&quot;.wav &quot;&quot;rn^&quot;;[.$E282];&quot;~&quot;;[.$B282];&quot;~&quot;;[.$C282];&quot;~&quot;;[.$A282];&quot;~&quot;;[.$F282];&quot;~&quot;;[.$D282];&quot;.wav&quot;&quot;&quot;)" office:value-type="string" office:string-value="mv 1^T281.wav &quot;rn^ZZZ~~~~~.wav&quot;">
            <text:p>mv 1^T281.wav "rn^ZZZ~~~~~.wav"</text:p>
          </table:table-cell>
          <table:table-cell table:formula="of:=CONCATENATE(&quot;-ALBUM &quot;&quot;&quot;;[.A282];&quot;&quot;&quot; -ARTIST &quot;&quot;&quot;;[.B282];&quot;&quot;&quot; -ID3V2TAG TCOM &quot;&quot;&quot;;[.C282];&quot;&quot;&quot; -GENRE &quot;&quot;&quot;;[.D282];&quot;&quot;&quot; -TITLE &quot;&quot;&quot;;[.E282];&quot;&quot;&quot; -TRACK &quot;&quot;&quot;;[.F282];&quot;&quot;&quot; -YEAR &quot;&quot;&quot;;[.H282];&quot;&quot;&quot; &quot;;[.K282];&quot;/&quot;;[.O282];&quot;.mp3&quot;)" office:value-type="string" office:string-value="-ALBUM &quot;&quot; -ARTIST &quot;&quot; -ID3V2TAG TCOM &quot;&quot; -GENRE &quot;&quot; -TITLE &quot;ZZZ&quot; -TRACK &quot;&quot; -YEAR &quot;&quot; 1/T281.mp3">
            <text:p>-ALBUM "" -ARTIST "" -ID3V2TAG TCOM "" -GENRE "" -TITLE "ZZZ" -TRACK "" -YEAR "" 1/T28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82]+1" office:value-type="float" office:value="282">
            <text:p>282</text:p>
          </table:table-cell>
          <table:table-cell table:style-name="ce3"/>
          <table:table-cell table:style-name="ce5" table:formula="of:=IF([.J283]=&quot;X&quot;;[.K282]+1;[.K282])" office:value-type="float" office:value="1">
            <text:p>1</text:p>
          </table:table-cell>
          <table:table-cell table:formula="of:=IF([.J283]=&quot;X&quot;;0;[.L282]+[.G282]+[.J283]/24/60/60)" office:value-type="time" office:time-value="PT00H09M20.304S">
            <text:p>00:09:20.30</text:p>
          </table:table-cell>
          <table:table-cell table:formula="of:=INT([.L283]*24*60)+MOD([.L283]*24*60*60;60)/100" office:value-type="float" office:value="9.20304">
            <text:p>9.203</text:p>
          </table:table-cell>
          <table:table-cell table:formula="of:=[.L283]*24*60*60+[.$N$1]*([.P283]-1)" office:value-type="float" office:value="419.804000000006">
            <text:p>419.804</text:p>
          </table:table-cell>
          <table:table-cell table:formula="of:=CONCATENATE(&quot;T&quot;;[.P283])" office:value-type="string" office:string-value="T282">
            <text:p>T282</text:p>
          </table:table-cell>
          <table:table-cell table:formula="of:=IF([.J283]=&quot;X&quot;;1;[.P282]+1)" office:value-type="float" office:value="282">
            <text:p>282</text:p>
          </table:table-cell>
          <table:table-cell table:style-name="ce7" table:formula="of:=CONCATENATE(&quot;mv &quot;;[.K283];&quot;^&quot;;[.O283];&quot;.wav &quot;&quot;rn^&quot;;[.$E283];&quot;~&quot;;[.$B283];&quot;~&quot;;[.$C283];&quot;~&quot;;[.$A283];&quot;~&quot;;[.$F283];&quot;~&quot;;[.$D283];&quot;.wav&quot;&quot;&quot;)" office:value-type="string" office:string-value="mv 1^T282.wav &quot;rn^ZZZ~~~~~.wav&quot;">
            <text:p>mv 1^T282.wav "rn^ZZZ~~~~~.wav"</text:p>
          </table:table-cell>
          <table:table-cell table:formula="of:=CONCATENATE(&quot;-ALBUM &quot;&quot;&quot;;[.A283];&quot;&quot;&quot; -ARTIST &quot;&quot;&quot;;[.B283];&quot;&quot;&quot; -ID3V2TAG TCOM &quot;&quot;&quot;;[.C283];&quot;&quot;&quot; -GENRE &quot;&quot;&quot;;[.D283];&quot;&quot;&quot; -TITLE &quot;&quot;&quot;;[.E283];&quot;&quot;&quot; -TRACK &quot;&quot;&quot;;[.F283];&quot;&quot;&quot; -YEAR &quot;&quot;&quot;;[.H283];&quot;&quot;&quot; &quot;;[.K283];&quot;/&quot;;[.O283];&quot;.mp3&quot;)" office:value-type="string" office:string-value="-ALBUM &quot;&quot; -ARTIST &quot;&quot; -ID3V2TAG TCOM &quot;&quot; -GENRE &quot;&quot; -TITLE &quot;ZZZ&quot; -TRACK &quot;&quot; -YEAR &quot;&quot; 1/T282.mp3">
            <text:p>-ALBUM "" -ARTIST "" -ID3V2TAG TCOM "" -GENRE "" -TITLE "ZZZ" -TRACK "" -YEAR "" 1/T28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83]+1" office:value-type="float" office:value="283">
            <text:p>283</text:p>
          </table:table-cell>
          <table:table-cell table:style-name="ce3"/>
          <table:table-cell table:style-name="ce5" table:formula="of:=IF([.J284]=&quot;X&quot;;[.K283]+1;[.K283])" office:value-type="float" office:value="1">
            <text:p>1</text:p>
          </table:table-cell>
          <table:table-cell table:formula="of:=IF([.J284]=&quot;X&quot;;0;[.L283]+[.G283]+[.J284]/24/60/60)" office:value-type="time" office:time-value="PT00H09M20.304S">
            <text:p>00:09:20.30</text:p>
          </table:table-cell>
          <table:table-cell table:formula="of:=INT([.L284]*24*60)+MOD([.L284]*24*60*60;60)/100" office:value-type="float" office:value="9.20304">
            <text:p>9.203</text:p>
          </table:table-cell>
          <table:table-cell table:formula="of:=[.L284]*24*60*60+[.$N$1]*([.P284]-1)" office:value-type="float" office:value="419.304000000006">
            <text:p>419.304</text:p>
          </table:table-cell>
          <table:table-cell table:formula="of:=CONCATENATE(&quot;T&quot;;[.P284])" office:value-type="string" office:string-value="T283">
            <text:p>T283</text:p>
          </table:table-cell>
          <table:table-cell table:formula="of:=IF([.J284]=&quot;X&quot;;1;[.P283]+1)" office:value-type="float" office:value="283">
            <text:p>283</text:p>
          </table:table-cell>
          <table:table-cell table:style-name="ce7" table:formula="of:=CONCATENATE(&quot;mv &quot;;[.K284];&quot;^&quot;;[.O284];&quot;.wav &quot;&quot;rn^&quot;;[.$E284];&quot;~&quot;;[.$B284];&quot;~&quot;;[.$C284];&quot;~&quot;;[.$A284];&quot;~&quot;;[.$F284];&quot;~&quot;;[.$D284];&quot;.wav&quot;&quot;&quot;)" office:value-type="string" office:string-value="mv 1^T283.wav &quot;rn^ZZZ~~~~~.wav&quot;">
            <text:p>mv 1^T283.wav "rn^ZZZ~~~~~.wav"</text:p>
          </table:table-cell>
          <table:table-cell table:formula="of:=CONCATENATE(&quot;-ALBUM &quot;&quot;&quot;;[.A284];&quot;&quot;&quot; -ARTIST &quot;&quot;&quot;;[.B284];&quot;&quot;&quot; -ID3V2TAG TCOM &quot;&quot;&quot;;[.C284];&quot;&quot;&quot; -GENRE &quot;&quot;&quot;;[.D284];&quot;&quot;&quot; -TITLE &quot;&quot;&quot;;[.E284];&quot;&quot;&quot; -TRACK &quot;&quot;&quot;;[.F284];&quot;&quot;&quot; -YEAR &quot;&quot;&quot;;[.H284];&quot;&quot;&quot; &quot;;[.K284];&quot;/&quot;;[.O284];&quot;.mp3&quot;)" office:value-type="string" office:string-value="-ALBUM &quot;&quot; -ARTIST &quot;&quot; -ID3V2TAG TCOM &quot;&quot; -GENRE &quot;&quot; -TITLE &quot;ZZZ&quot; -TRACK &quot;&quot; -YEAR &quot;&quot; 1/T283.mp3">
            <text:p>-ALBUM "" -ARTIST "" -ID3V2TAG TCOM "" -GENRE "" -TITLE "ZZZ" -TRACK "" -YEAR "" 1/T28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84]+1" office:value-type="float" office:value="284">
            <text:p>284</text:p>
          </table:table-cell>
          <table:table-cell table:style-name="ce3"/>
          <table:table-cell table:style-name="ce5" table:formula="of:=IF([.J285]=&quot;X&quot;;[.K284]+1;[.K284])" office:value-type="float" office:value="1">
            <text:p>1</text:p>
          </table:table-cell>
          <table:table-cell table:formula="of:=IF([.J285]=&quot;X&quot;;0;[.L284]+[.G284]+[.J285]/24/60/60)" office:value-type="time" office:time-value="PT00H09M20.304S">
            <text:p>00:09:20.30</text:p>
          </table:table-cell>
          <table:table-cell table:formula="of:=INT([.L285]*24*60)+MOD([.L285]*24*60*60;60)/100" office:value-type="float" office:value="9.20304">
            <text:p>9.203</text:p>
          </table:table-cell>
          <table:table-cell table:formula="of:=[.L285]*24*60*60+[.$N$1]*([.P285]-1)" office:value-type="float" office:value="418.804000000006">
            <text:p>418.804</text:p>
          </table:table-cell>
          <table:table-cell table:formula="of:=CONCATENATE(&quot;T&quot;;[.P285])" office:value-type="string" office:string-value="T284">
            <text:p>T284</text:p>
          </table:table-cell>
          <table:table-cell table:formula="of:=IF([.J285]=&quot;X&quot;;1;[.P284]+1)" office:value-type="float" office:value="284">
            <text:p>284</text:p>
          </table:table-cell>
          <table:table-cell table:style-name="ce7" table:formula="of:=CONCATENATE(&quot;mv &quot;;[.K285];&quot;^&quot;;[.O285];&quot;.wav &quot;&quot;rn^&quot;;[.$E285];&quot;~&quot;;[.$B285];&quot;~&quot;;[.$C285];&quot;~&quot;;[.$A285];&quot;~&quot;;[.$F285];&quot;~&quot;;[.$D285];&quot;.wav&quot;&quot;&quot;)" office:value-type="string" office:string-value="mv 1^T284.wav &quot;rn^ZZZ~~~~~.wav&quot;">
            <text:p>mv 1^T284.wav "rn^ZZZ~~~~~.wav"</text:p>
          </table:table-cell>
          <table:table-cell table:formula="of:=CONCATENATE(&quot;-ALBUM &quot;&quot;&quot;;[.A285];&quot;&quot;&quot; -ARTIST &quot;&quot;&quot;;[.B285];&quot;&quot;&quot; -ID3V2TAG TCOM &quot;&quot;&quot;;[.C285];&quot;&quot;&quot; -GENRE &quot;&quot;&quot;;[.D285];&quot;&quot;&quot; -TITLE &quot;&quot;&quot;;[.E285];&quot;&quot;&quot; -TRACK &quot;&quot;&quot;;[.F285];&quot;&quot;&quot; -YEAR &quot;&quot;&quot;;[.H285];&quot;&quot;&quot; &quot;;[.K285];&quot;/&quot;;[.O285];&quot;.mp3&quot;)" office:value-type="string" office:string-value="-ALBUM &quot;&quot; -ARTIST &quot;&quot; -ID3V2TAG TCOM &quot;&quot; -GENRE &quot;&quot; -TITLE &quot;ZZZ&quot; -TRACK &quot;&quot; -YEAR &quot;&quot; 1/T284.mp3">
            <text:p>-ALBUM "" -ARTIST "" -ID3V2TAG TCOM "" -GENRE "" -TITLE "ZZZ" -TRACK "" -YEAR "" 1/T28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85]+1" office:value-type="float" office:value="285">
            <text:p>285</text:p>
          </table:table-cell>
          <table:table-cell table:style-name="ce3"/>
          <table:table-cell table:style-name="ce5" table:formula="of:=IF([.J286]=&quot;X&quot;;[.K285]+1;[.K285])" office:value-type="float" office:value="1">
            <text:p>1</text:p>
          </table:table-cell>
          <table:table-cell table:formula="of:=IF([.J286]=&quot;X&quot;;0;[.L285]+[.G285]+[.J286]/24/60/60)" office:value-type="time" office:time-value="PT00H09M20.304S">
            <text:p>00:09:20.30</text:p>
          </table:table-cell>
          <table:table-cell table:formula="of:=INT([.L286]*24*60)+MOD([.L286]*24*60*60;60)/100" office:value-type="float" office:value="9.20304">
            <text:p>9.203</text:p>
          </table:table-cell>
          <table:table-cell table:formula="of:=[.L286]*24*60*60+[.$N$1]*([.P286]-1)" office:value-type="float" office:value="418.304000000006">
            <text:p>418.304</text:p>
          </table:table-cell>
          <table:table-cell table:formula="of:=CONCATENATE(&quot;T&quot;;[.P286])" office:value-type="string" office:string-value="T285">
            <text:p>T285</text:p>
          </table:table-cell>
          <table:table-cell table:formula="of:=IF([.J286]=&quot;X&quot;;1;[.P285]+1)" office:value-type="float" office:value="285">
            <text:p>285</text:p>
          </table:table-cell>
          <table:table-cell table:style-name="ce7" table:formula="of:=CONCATENATE(&quot;mv &quot;;[.K286];&quot;^&quot;;[.O286];&quot;.wav &quot;&quot;rn^&quot;;[.$E286];&quot;~&quot;;[.$B286];&quot;~&quot;;[.$C286];&quot;~&quot;;[.$A286];&quot;~&quot;;[.$F286];&quot;~&quot;;[.$D286];&quot;.wav&quot;&quot;&quot;)" office:value-type="string" office:string-value="mv 1^T285.wav &quot;rn^ZZZ~~~~~.wav&quot;">
            <text:p>mv 1^T285.wav "rn^ZZZ~~~~~.wav"</text:p>
          </table:table-cell>
          <table:table-cell table:formula="of:=CONCATENATE(&quot;-ALBUM &quot;&quot;&quot;;[.A286];&quot;&quot;&quot; -ARTIST &quot;&quot;&quot;;[.B286];&quot;&quot;&quot; -ID3V2TAG TCOM &quot;&quot;&quot;;[.C286];&quot;&quot;&quot; -GENRE &quot;&quot;&quot;;[.D286];&quot;&quot;&quot; -TITLE &quot;&quot;&quot;;[.E286];&quot;&quot;&quot; -TRACK &quot;&quot;&quot;;[.F286];&quot;&quot;&quot; -YEAR &quot;&quot;&quot;;[.H286];&quot;&quot;&quot; &quot;;[.K286];&quot;/&quot;;[.O286];&quot;.mp3&quot;)" office:value-type="string" office:string-value="-ALBUM &quot;&quot; -ARTIST &quot;&quot; -ID3V2TAG TCOM &quot;&quot; -GENRE &quot;&quot; -TITLE &quot;ZZZ&quot; -TRACK &quot;&quot; -YEAR &quot;&quot; 1/T285.mp3">
            <text:p>-ALBUM "" -ARTIST "" -ID3V2TAG TCOM "" -GENRE "" -TITLE "ZZZ" -TRACK "" -YEAR "" 1/T28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86]+1" office:value-type="float" office:value="286">
            <text:p>286</text:p>
          </table:table-cell>
          <table:table-cell table:style-name="ce3"/>
          <table:table-cell table:style-name="ce5" table:formula="of:=IF([.J287]=&quot;X&quot;;[.K286]+1;[.K286])" office:value-type="float" office:value="1">
            <text:p>1</text:p>
          </table:table-cell>
          <table:table-cell table:formula="of:=IF([.J287]=&quot;X&quot;;0;[.L286]+[.G286]+[.J287]/24/60/60)" office:value-type="time" office:time-value="PT00H09M20.304S">
            <text:p>00:09:20.30</text:p>
          </table:table-cell>
          <table:table-cell table:formula="of:=INT([.L287]*24*60)+MOD([.L287]*24*60*60;60)/100" office:value-type="float" office:value="9.20304">
            <text:p>9.203</text:p>
          </table:table-cell>
          <table:table-cell table:formula="of:=[.L287]*24*60*60+[.$N$1]*([.P287]-1)" office:value-type="float" office:value="417.804000000006">
            <text:p>417.804</text:p>
          </table:table-cell>
          <table:table-cell table:formula="of:=CONCATENATE(&quot;T&quot;;[.P287])" office:value-type="string" office:string-value="T286">
            <text:p>T286</text:p>
          </table:table-cell>
          <table:table-cell table:formula="of:=IF([.J287]=&quot;X&quot;;1;[.P286]+1)" office:value-type="float" office:value="286">
            <text:p>286</text:p>
          </table:table-cell>
          <table:table-cell table:style-name="ce7" table:formula="of:=CONCATENATE(&quot;mv &quot;;[.K287];&quot;^&quot;;[.O287];&quot;.wav &quot;&quot;rn^&quot;;[.$E287];&quot;~&quot;;[.$B287];&quot;~&quot;;[.$C287];&quot;~&quot;;[.$A287];&quot;~&quot;;[.$F287];&quot;~&quot;;[.$D287];&quot;.wav&quot;&quot;&quot;)" office:value-type="string" office:string-value="mv 1^T286.wav &quot;rn^ZZZ~~~~~.wav&quot;">
            <text:p>mv 1^T286.wav "rn^ZZZ~~~~~.wav"</text:p>
          </table:table-cell>
          <table:table-cell table:formula="of:=CONCATENATE(&quot;-ALBUM &quot;&quot;&quot;;[.A287];&quot;&quot;&quot; -ARTIST &quot;&quot;&quot;;[.B287];&quot;&quot;&quot; -ID3V2TAG TCOM &quot;&quot;&quot;;[.C287];&quot;&quot;&quot; -GENRE &quot;&quot;&quot;;[.D287];&quot;&quot;&quot; -TITLE &quot;&quot;&quot;;[.E287];&quot;&quot;&quot; -TRACK &quot;&quot;&quot;;[.F287];&quot;&quot;&quot; -YEAR &quot;&quot;&quot;;[.H287];&quot;&quot;&quot; &quot;;[.K287];&quot;/&quot;;[.O287];&quot;.mp3&quot;)" office:value-type="string" office:string-value="-ALBUM &quot;&quot; -ARTIST &quot;&quot; -ID3V2TAG TCOM &quot;&quot; -GENRE &quot;&quot; -TITLE &quot;ZZZ&quot; -TRACK &quot;&quot; -YEAR &quot;&quot; 1/T286.mp3">
            <text:p>-ALBUM "" -ARTIST "" -ID3V2TAG TCOM "" -GENRE "" -TITLE "ZZZ" -TRACK "" -YEAR "" 1/T28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87]+1" office:value-type="float" office:value="287">
            <text:p>287</text:p>
          </table:table-cell>
          <table:table-cell table:style-name="ce3"/>
          <table:table-cell table:style-name="ce5" table:formula="of:=IF([.J288]=&quot;X&quot;;[.K287]+1;[.K287])" office:value-type="float" office:value="1">
            <text:p>1</text:p>
          </table:table-cell>
          <table:table-cell table:formula="of:=IF([.J288]=&quot;X&quot;;0;[.L287]+[.G287]+[.J288]/24/60/60)" office:value-type="time" office:time-value="PT00H09M20.304S">
            <text:p>00:09:20.30</text:p>
          </table:table-cell>
          <table:table-cell table:formula="of:=INT([.L288]*24*60)+MOD([.L288]*24*60*60;60)/100" office:value-type="float" office:value="9.20304">
            <text:p>9.203</text:p>
          </table:table-cell>
          <table:table-cell table:formula="of:=[.L288]*24*60*60+[.$N$1]*([.P288]-1)" office:value-type="float" office:value="417.304000000006">
            <text:p>417.304</text:p>
          </table:table-cell>
          <table:table-cell table:formula="of:=CONCATENATE(&quot;T&quot;;[.P288])" office:value-type="string" office:string-value="T287">
            <text:p>T287</text:p>
          </table:table-cell>
          <table:table-cell table:formula="of:=IF([.J288]=&quot;X&quot;;1;[.P287]+1)" office:value-type="float" office:value="287">
            <text:p>287</text:p>
          </table:table-cell>
          <table:table-cell table:style-name="ce7" table:formula="of:=CONCATENATE(&quot;mv &quot;;[.K288];&quot;^&quot;;[.O288];&quot;.wav &quot;&quot;rn^&quot;;[.$E288];&quot;~&quot;;[.$B288];&quot;~&quot;;[.$C288];&quot;~&quot;;[.$A288];&quot;~&quot;;[.$F288];&quot;~&quot;;[.$D288];&quot;.wav&quot;&quot;&quot;)" office:value-type="string" office:string-value="mv 1^T287.wav &quot;rn^ZZZ~~~~~.wav&quot;">
            <text:p>mv 1^T287.wav "rn^ZZZ~~~~~.wav"</text:p>
          </table:table-cell>
          <table:table-cell table:formula="of:=CONCATENATE(&quot;-ALBUM &quot;&quot;&quot;;[.A288];&quot;&quot;&quot; -ARTIST &quot;&quot;&quot;;[.B288];&quot;&quot;&quot; -ID3V2TAG TCOM &quot;&quot;&quot;;[.C288];&quot;&quot;&quot; -GENRE &quot;&quot;&quot;;[.D288];&quot;&quot;&quot; -TITLE &quot;&quot;&quot;;[.E288];&quot;&quot;&quot; -TRACK &quot;&quot;&quot;;[.F288];&quot;&quot;&quot; -YEAR &quot;&quot;&quot;;[.H288];&quot;&quot;&quot; &quot;;[.K288];&quot;/&quot;;[.O288];&quot;.mp3&quot;)" office:value-type="string" office:string-value="-ALBUM &quot;&quot; -ARTIST &quot;&quot; -ID3V2TAG TCOM &quot;&quot; -GENRE &quot;&quot; -TITLE &quot;ZZZ&quot; -TRACK &quot;&quot; -YEAR &quot;&quot; 1/T287.mp3">
            <text:p>-ALBUM "" -ARTIST "" -ID3V2TAG TCOM "" -GENRE "" -TITLE "ZZZ" -TRACK "" -YEAR "" 1/T28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88]+1" office:value-type="float" office:value="288">
            <text:p>288</text:p>
          </table:table-cell>
          <table:table-cell table:style-name="ce3"/>
          <table:table-cell table:style-name="ce5" table:formula="of:=IF([.J289]=&quot;X&quot;;[.K288]+1;[.K288])" office:value-type="float" office:value="1">
            <text:p>1</text:p>
          </table:table-cell>
          <table:table-cell table:formula="of:=IF([.J289]=&quot;X&quot;;0;[.L288]+[.G288]+[.J289]/24/60/60)" office:value-type="time" office:time-value="PT00H09M20.304S">
            <text:p>00:09:20.30</text:p>
          </table:table-cell>
          <table:table-cell table:formula="of:=INT([.L289]*24*60)+MOD([.L289]*24*60*60;60)/100" office:value-type="float" office:value="9.20304">
            <text:p>9.203</text:p>
          </table:table-cell>
          <table:table-cell table:formula="of:=[.L289]*24*60*60+[.$N$1]*([.P289]-1)" office:value-type="float" office:value="416.804000000006">
            <text:p>416.804</text:p>
          </table:table-cell>
          <table:table-cell table:formula="of:=CONCATENATE(&quot;T&quot;;[.P289])" office:value-type="string" office:string-value="T288">
            <text:p>T288</text:p>
          </table:table-cell>
          <table:table-cell table:formula="of:=IF([.J289]=&quot;X&quot;;1;[.P288]+1)" office:value-type="float" office:value="288">
            <text:p>288</text:p>
          </table:table-cell>
          <table:table-cell table:style-name="ce7" table:formula="of:=CONCATENATE(&quot;mv &quot;;[.K289];&quot;^&quot;;[.O289];&quot;.wav &quot;&quot;rn^&quot;;[.$E289];&quot;~&quot;;[.$B289];&quot;~&quot;;[.$C289];&quot;~&quot;;[.$A289];&quot;~&quot;;[.$F289];&quot;~&quot;;[.$D289];&quot;.wav&quot;&quot;&quot;)" office:value-type="string" office:string-value="mv 1^T288.wav &quot;rn^ZZZ~~~~~.wav&quot;">
            <text:p>mv 1^T288.wav "rn^ZZZ~~~~~.wav"</text:p>
          </table:table-cell>
          <table:table-cell table:formula="of:=CONCATENATE(&quot;-ALBUM &quot;&quot;&quot;;[.A289];&quot;&quot;&quot; -ARTIST &quot;&quot;&quot;;[.B289];&quot;&quot;&quot; -ID3V2TAG TCOM &quot;&quot;&quot;;[.C289];&quot;&quot;&quot; -GENRE &quot;&quot;&quot;;[.D289];&quot;&quot;&quot; -TITLE &quot;&quot;&quot;;[.E289];&quot;&quot;&quot; -TRACK &quot;&quot;&quot;;[.F289];&quot;&quot;&quot; -YEAR &quot;&quot;&quot;;[.H289];&quot;&quot;&quot; &quot;;[.K289];&quot;/&quot;;[.O289];&quot;.mp3&quot;)" office:value-type="string" office:string-value="-ALBUM &quot;&quot; -ARTIST &quot;&quot; -ID3V2TAG TCOM &quot;&quot; -GENRE &quot;&quot; -TITLE &quot;ZZZ&quot; -TRACK &quot;&quot; -YEAR &quot;&quot; 1/T288.mp3">
            <text:p>-ALBUM "" -ARTIST "" -ID3V2TAG TCOM "" -GENRE "" -TITLE "ZZZ" -TRACK "" -YEAR "" 1/T28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89]+1" office:value-type="float" office:value="289">
            <text:p>289</text:p>
          </table:table-cell>
          <table:table-cell table:style-name="ce3"/>
          <table:table-cell table:style-name="ce5" table:formula="of:=IF([.J290]=&quot;X&quot;;[.K289]+1;[.K289])" office:value-type="float" office:value="1">
            <text:p>1</text:p>
          </table:table-cell>
          <table:table-cell table:formula="of:=IF([.J290]=&quot;X&quot;;0;[.L289]+[.G289]+[.J290]/24/60/60)" office:value-type="time" office:time-value="PT00H09M20.304S">
            <text:p>00:09:20.30</text:p>
          </table:table-cell>
          <table:table-cell table:formula="of:=INT([.L290]*24*60)+MOD([.L290]*24*60*60;60)/100" office:value-type="float" office:value="9.20304">
            <text:p>9.203</text:p>
          </table:table-cell>
          <table:table-cell table:formula="of:=[.L290]*24*60*60+[.$N$1]*([.P290]-1)" office:value-type="float" office:value="416.304000000006">
            <text:p>416.304</text:p>
          </table:table-cell>
          <table:table-cell table:formula="of:=CONCATENATE(&quot;T&quot;;[.P290])" office:value-type="string" office:string-value="T289">
            <text:p>T289</text:p>
          </table:table-cell>
          <table:table-cell table:formula="of:=IF([.J290]=&quot;X&quot;;1;[.P289]+1)" office:value-type="float" office:value="289">
            <text:p>289</text:p>
          </table:table-cell>
          <table:table-cell table:style-name="ce7" table:formula="of:=CONCATENATE(&quot;mv &quot;;[.K290];&quot;^&quot;;[.O290];&quot;.wav &quot;&quot;rn^&quot;;[.$E290];&quot;~&quot;;[.$B290];&quot;~&quot;;[.$C290];&quot;~&quot;;[.$A290];&quot;~&quot;;[.$F290];&quot;~&quot;;[.$D290];&quot;.wav&quot;&quot;&quot;)" office:value-type="string" office:string-value="mv 1^T289.wav &quot;rn^ZZZ~~~~~.wav&quot;">
            <text:p>mv 1^T289.wav "rn^ZZZ~~~~~.wav"</text:p>
          </table:table-cell>
          <table:table-cell table:formula="of:=CONCATENATE(&quot;-ALBUM &quot;&quot;&quot;;[.A290];&quot;&quot;&quot; -ARTIST &quot;&quot;&quot;;[.B290];&quot;&quot;&quot; -ID3V2TAG TCOM &quot;&quot;&quot;;[.C290];&quot;&quot;&quot; -GENRE &quot;&quot;&quot;;[.D290];&quot;&quot;&quot; -TITLE &quot;&quot;&quot;;[.E290];&quot;&quot;&quot; -TRACK &quot;&quot;&quot;;[.F290];&quot;&quot;&quot; -YEAR &quot;&quot;&quot;;[.H290];&quot;&quot;&quot; &quot;;[.K290];&quot;/&quot;;[.O290];&quot;.mp3&quot;)" office:value-type="string" office:string-value="-ALBUM &quot;&quot; -ARTIST &quot;&quot; -ID3V2TAG TCOM &quot;&quot; -GENRE &quot;&quot; -TITLE &quot;ZZZ&quot; -TRACK &quot;&quot; -YEAR &quot;&quot; 1/T289.mp3">
            <text:p>-ALBUM "" -ARTIST "" -ID3V2TAG TCOM "" -GENRE "" -TITLE "ZZZ" -TRACK "" -YEAR "" 1/T28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90]+1" office:value-type="float" office:value="290">
            <text:p>290</text:p>
          </table:table-cell>
          <table:table-cell table:style-name="ce3"/>
          <table:table-cell table:style-name="ce5" table:formula="of:=IF([.J291]=&quot;X&quot;;[.K290]+1;[.K290])" office:value-type="float" office:value="1">
            <text:p>1</text:p>
          </table:table-cell>
          <table:table-cell table:formula="of:=IF([.J291]=&quot;X&quot;;0;[.L290]+[.G290]+[.J291]/24/60/60)" office:value-type="time" office:time-value="PT00H09M20.304S">
            <text:p>00:09:20.30</text:p>
          </table:table-cell>
          <table:table-cell table:formula="of:=INT([.L291]*24*60)+MOD([.L291]*24*60*60;60)/100" office:value-type="float" office:value="9.20304">
            <text:p>9.203</text:p>
          </table:table-cell>
          <table:table-cell table:formula="of:=[.L291]*24*60*60+[.$N$1]*([.P291]-1)" office:value-type="float" office:value="415.804000000006">
            <text:p>415.804</text:p>
          </table:table-cell>
          <table:table-cell table:formula="of:=CONCATENATE(&quot;T&quot;;[.P291])" office:value-type="string" office:string-value="T290">
            <text:p>T290</text:p>
          </table:table-cell>
          <table:table-cell table:formula="of:=IF([.J291]=&quot;X&quot;;1;[.P290]+1)" office:value-type="float" office:value="290">
            <text:p>290</text:p>
          </table:table-cell>
          <table:table-cell table:style-name="ce7" table:formula="of:=CONCATENATE(&quot;mv &quot;;[.K291];&quot;^&quot;;[.O291];&quot;.wav &quot;&quot;rn^&quot;;[.$E291];&quot;~&quot;;[.$B291];&quot;~&quot;;[.$C291];&quot;~&quot;;[.$A291];&quot;~&quot;;[.$F291];&quot;~&quot;;[.$D291];&quot;.wav&quot;&quot;&quot;)" office:value-type="string" office:string-value="mv 1^T290.wav &quot;rn^ZZZ~~~~~.wav&quot;">
            <text:p>mv 1^T290.wav "rn^ZZZ~~~~~.wav"</text:p>
          </table:table-cell>
          <table:table-cell table:formula="of:=CONCATENATE(&quot;-ALBUM &quot;&quot;&quot;;[.A291];&quot;&quot;&quot; -ARTIST &quot;&quot;&quot;;[.B291];&quot;&quot;&quot; -ID3V2TAG TCOM &quot;&quot;&quot;;[.C291];&quot;&quot;&quot; -GENRE &quot;&quot;&quot;;[.D291];&quot;&quot;&quot; -TITLE &quot;&quot;&quot;;[.E291];&quot;&quot;&quot; -TRACK &quot;&quot;&quot;;[.F291];&quot;&quot;&quot; -YEAR &quot;&quot;&quot;;[.H291];&quot;&quot;&quot; &quot;;[.K291];&quot;/&quot;;[.O291];&quot;.mp3&quot;)" office:value-type="string" office:string-value="-ALBUM &quot;&quot; -ARTIST &quot;&quot; -ID3V2TAG TCOM &quot;&quot; -GENRE &quot;&quot; -TITLE &quot;ZZZ&quot; -TRACK &quot;&quot; -YEAR &quot;&quot; 1/T290.mp3">
            <text:p>-ALBUM "" -ARTIST "" -ID3V2TAG TCOM "" -GENRE "" -TITLE "ZZZ" -TRACK "" -YEAR "" 1/T29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91]+1" office:value-type="float" office:value="291">
            <text:p>291</text:p>
          </table:table-cell>
          <table:table-cell table:style-name="ce3"/>
          <table:table-cell table:style-name="ce5" table:formula="of:=IF([.J292]=&quot;X&quot;;[.K291]+1;[.K291])" office:value-type="float" office:value="1">
            <text:p>1</text:p>
          </table:table-cell>
          <table:table-cell table:formula="of:=IF([.J292]=&quot;X&quot;;0;[.L291]+[.G291]+[.J292]/24/60/60)" office:value-type="time" office:time-value="PT00H09M20.304S">
            <text:p>00:09:20.30</text:p>
          </table:table-cell>
          <table:table-cell table:formula="of:=INT([.L292]*24*60)+MOD([.L292]*24*60*60;60)/100" office:value-type="float" office:value="9.20304">
            <text:p>9.203</text:p>
          </table:table-cell>
          <table:table-cell table:formula="of:=[.L292]*24*60*60+[.$N$1]*([.P292]-1)" office:value-type="float" office:value="415.304000000006">
            <text:p>415.304</text:p>
          </table:table-cell>
          <table:table-cell table:formula="of:=CONCATENATE(&quot;T&quot;;[.P292])" office:value-type="string" office:string-value="T291">
            <text:p>T291</text:p>
          </table:table-cell>
          <table:table-cell table:formula="of:=IF([.J292]=&quot;X&quot;;1;[.P291]+1)" office:value-type="float" office:value="291">
            <text:p>291</text:p>
          </table:table-cell>
          <table:table-cell table:style-name="ce7" table:formula="of:=CONCATENATE(&quot;mv &quot;;[.K292];&quot;^&quot;;[.O292];&quot;.wav &quot;&quot;rn^&quot;;[.$E292];&quot;~&quot;;[.$B292];&quot;~&quot;;[.$C292];&quot;~&quot;;[.$A292];&quot;~&quot;;[.$F292];&quot;~&quot;;[.$D292];&quot;.wav&quot;&quot;&quot;)" office:value-type="string" office:string-value="mv 1^T291.wav &quot;rn^ZZZ~~~~~.wav&quot;">
            <text:p>mv 1^T291.wav "rn^ZZZ~~~~~.wav"</text:p>
          </table:table-cell>
          <table:table-cell table:formula="of:=CONCATENATE(&quot;-ALBUM &quot;&quot;&quot;;[.A292];&quot;&quot;&quot; -ARTIST &quot;&quot;&quot;;[.B292];&quot;&quot;&quot; -ID3V2TAG TCOM &quot;&quot;&quot;;[.C292];&quot;&quot;&quot; -GENRE &quot;&quot;&quot;;[.D292];&quot;&quot;&quot; -TITLE &quot;&quot;&quot;;[.E292];&quot;&quot;&quot; -TRACK &quot;&quot;&quot;;[.F292];&quot;&quot;&quot; -YEAR &quot;&quot;&quot;;[.H292];&quot;&quot;&quot; &quot;;[.K292];&quot;/&quot;;[.O292];&quot;.mp3&quot;)" office:value-type="string" office:string-value="-ALBUM &quot;&quot; -ARTIST &quot;&quot; -ID3V2TAG TCOM &quot;&quot; -GENRE &quot;&quot; -TITLE &quot;ZZZ&quot; -TRACK &quot;&quot; -YEAR &quot;&quot; 1/T291.mp3">
            <text:p>-ALBUM "" -ARTIST "" -ID3V2TAG TCOM "" -GENRE "" -TITLE "ZZZ" -TRACK "" -YEAR "" 1/T29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92]+1" office:value-type="float" office:value="292">
            <text:p>292</text:p>
          </table:table-cell>
          <table:table-cell table:style-name="ce3"/>
          <table:table-cell table:style-name="ce5" table:formula="of:=IF([.J293]=&quot;X&quot;;[.K292]+1;[.K292])" office:value-type="float" office:value="1">
            <text:p>1</text:p>
          </table:table-cell>
          <table:table-cell table:formula="of:=IF([.J293]=&quot;X&quot;;0;[.L292]+[.G292]+[.J293]/24/60/60)" office:value-type="time" office:time-value="PT00H09M20.304S">
            <text:p>00:09:20.30</text:p>
          </table:table-cell>
          <table:table-cell table:formula="of:=INT([.L293]*24*60)+MOD([.L293]*24*60*60;60)/100" office:value-type="float" office:value="9.20304">
            <text:p>9.203</text:p>
          </table:table-cell>
          <table:table-cell table:formula="of:=[.L293]*24*60*60+[.$N$1]*([.P293]-1)" office:value-type="float" office:value="414.804000000006">
            <text:p>414.804</text:p>
          </table:table-cell>
          <table:table-cell table:formula="of:=CONCATENATE(&quot;T&quot;;[.P293])" office:value-type="string" office:string-value="T292">
            <text:p>T292</text:p>
          </table:table-cell>
          <table:table-cell table:formula="of:=IF([.J293]=&quot;X&quot;;1;[.P292]+1)" office:value-type="float" office:value="292">
            <text:p>292</text:p>
          </table:table-cell>
          <table:table-cell table:style-name="ce7" table:formula="of:=CONCATENATE(&quot;mv &quot;;[.K293];&quot;^&quot;;[.O293];&quot;.wav &quot;&quot;rn^&quot;;[.$E293];&quot;~&quot;;[.$B293];&quot;~&quot;;[.$C293];&quot;~&quot;;[.$A293];&quot;~&quot;;[.$F293];&quot;~&quot;;[.$D293];&quot;.wav&quot;&quot;&quot;)" office:value-type="string" office:string-value="mv 1^T292.wav &quot;rn^ZZZ~~~~~.wav&quot;">
            <text:p>mv 1^T292.wav "rn^ZZZ~~~~~.wav"</text:p>
          </table:table-cell>
          <table:table-cell table:formula="of:=CONCATENATE(&quot;-ALBUM &quot;&quot;&quot;;[.A293];&quot;&quot;&quot; -ARTIST &quot;&quot;&quot;;[.B293];&quot;&quot;&quot; -ID3V2TAG TCOM &quot;&quot;&quot;;[.C293];&quot;&quot;&quot; -GENRE &quot;&quot;&quot;;[.D293];&quot;&quot;&quot; -TITLE &quot;&quot;&quot;;[.E293];&quot;&quot;&quot; -TRACK &quot;&quot;&quot;;[.F293];&quot;&quot;&quot; -YEAR &quot;&quot;&quot;;[.H293];&quot;&quot;&quot; &quot;;[.K293];&quot;/&quot;;[.O293];&quot;.mp3&quot;)" office:value-type="string" office:string-value="-ALBUM &quot;&quot; -ARTIST &quot;&quot; -ID3V2TAG TCOM &quot;&quot; -GENRE &quot;&quot; -TITLE &quot;ZZZ&quot; -TRACK &quot;&quot; -YEAR &quot;&quot; 1/T292.mp3">
            <text:p>-ALBUM "" -ARTIST "" -ID3V2TAG TCOM "" -GENRE "" -TITLE "ZZZ" -TRACK "" -YEAR "" 1/T29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93]+1" office:value-type="float" office:value="293">
            <text:p>293</text:p>
          </table:table-cell>
          <table:table-cell table:style-name="ce3"/>
          <table:table-cell table:style-name="ce5" table:formula="of:=IF([.J294]=&quot;X&quot;;[.K293]+1;[.K293])" office:value-type="float" office:value="1">
            <text:p>1</text:p>
          </table:table-cell>
          <table:table-cell table:formula="of:=IF([.J294]=&quot;X&quot;;0;[.L293]+[.G293]+[.J294]/24/60/60)" office:value-type="time" office:time-value="PT00H09M20.304S">
            <text:p>00:09:20.30</text:p>
          </table:table-cell>
          <table:table-cell table:formula="of:=INT([.L294]*24*60)+MOD([.L294]*24*60*60;60)/100" office:value-type="float" office:value="9.20304">
            <text:p>9.203</text:p>
          </table:table-cell>
          <table:table-cell table:formula="of:=[.L294]*24*60*60+[.$N$1]*([.P294]-1)" office:value-type="float" office:value="414.304000000006">
            <text:p>414.304</text:p>
          </table:table-cell>
          <table:table-cell table:formula="of:=CONCATENATE(&quot;T&quot;;[.P294])" office:value-type="string" office:string-value="T293">
            <text:p>T293</text:p>
          </table:table-cell>
          <table:table-cell table:formula="of:=IF([.J294]=&quot;X&quot;;1;[.P293]+1)" office:value-type="float" office:value="293">
            <text:p>293</text:p>
          </table:table-cell>
          <table:table-cell table:style-name="ce7" table:formula="of:=CONCATENATE(&quot;mv &quot;;[.K294];&quot;^&quot;;[.O294];&quot;.wav &quot;&quot;rn^&quot;;[.$E294];&quot;~&quot;;[.$B294];&quot;~&quot;;[.$C294];&quot;~&quot;;[.$A294];&quot;~&quot;;[.$F294];&quot;~&quot;;[.$D294];&quot;.wav&quot;&quot;&quot;)" office:value-type="string" office:string-value="mv 1^T293.wav &quot;rn^ZZZ~~~~~.wav&quot;">
            <text:p>mv 1^T293.wav "rn^ZZZ~~~~~.wav"</text:p>
          </table:table-cell>
          <table:table-cell table:formula="of:=CONCATENATE(&quot;-ALBUM &quot;&quot;&quot;;[.A294];&quot;&quot;&quot; -ARTIST &quot;&quot;&quot;;[.B294];&quot;&quot;&quot; -ID3V2TAG TCOM &quot;&quot;&quot;;[.C294];&quot;&quot;&quot; -GENRE &quot;&quot;&quot;;[.D294];&quot;&quot;&quot; -TITLE &quot;&quot;&quot;;[.E294];&quot;&quot;&quot; -TRACK &quot;&quot;&quot;;[.F294];&quot;&quot;&quot; -YEAR &quot;&quot;&quot;;[.H294];&quot;&quot;&quot; &quot;;[.K294];&quot;/&quot;;[.O294];&quot;.mp3&quot;)" office:value-type="string" office:string-value="-ALBUM &quot;&quot; -ARTIST &quot;&quot; -ID3V2TAG TCOM &quot;&quot; -GENRE &quot;&quot; -TITLE &quot;ZZZ&quot; -TRACK &quot;&quot; -YEAR &quot;&quot; 1/T293.mp3">
            <text:p>-ALBUM "" -ARTIST "" -ID3V2TAG TCOM "" -GENRE "" -TITLE "ZZZ" -TRACK "" -YEAR "" 1/T29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94]+1" office:value-type="float" office:value="294">
            <text:p>294</text:p>
          </table:table-cell>
          <table:table-cell table:style-name="ce3"/>
          <table:table-cell table:style-name="ce5" table:formula="of:=IF([.J295]=&quot;X&quot;;[.K294]+1;[.K294])" office:value-type="float" office:value="1">
            <text:p>1</text:p>
          </table:table-cell>
          <table:table-cell table:formula="of:=IF([.J295]=&quot;X&quot;;0;[.L294]+[.G294]+[.J295]/24/60/60)" office:value-type="time" office:time-value="PT00H09M20.304S">
            <text:p>00:09:20.30</text:p>
          </table:table-cell>
          <table:table-cell table:formula="of:=INT([.L295]*24*60)+MOD([.L295]*24*60*60;60)/100" office:value-type="float" office:value="9.20304">
            <text:p>9.203</text:p>
          </table:table-cell>
          <table:table-cell table:formula="of:=[.L295]*24*60*60+[.$N$1]*([.P295]-1)" office:value-type="float" office:value="413.804000000006">
            <text:p>413.804</text:p>
          </table:table-cell>
          <table:table-cell table:formula="of:=CONCATENATE(&quot;T&quot;;[.P295])" office:value-type="string" office:string-value="T294">
            <text:p>T294</text:p>
          </table:table-cell>
          <table:table-cell table:formula="of:=IF([.J295]=&quot;X&quot;;1;[.P294]+1)" office:value-type="float" office:value="294">
            <text:p>294</text:p>
          </table:table-cell>
          <table:table-cell table:style-name="ce7" table:formula="of:=CONCATENATE(&quot;mv &quot;;[.K295];&quot;^&quot;;[.O295];&quot;.wav &quot;&quot;rn^&quot;;[.$E295];&quot;~&quot;;[.$B295];&quot;~&quot;;[.$C295];&quot;~&quot;;[.$A295];&quot;~&quot;;[.$F295];&quot;~&quot;;[.$D295];&quot;.wav&quot;&quot;&quot;)" office:value-type="string" office:string-value="mv 1^T294.wav &quot;rn^ZZZ~~~~~.wav&quot;">
            <text:p>mv 1^T294.wav "rn^ZZZ~~~~~.wav"</text:p>
          </table:table-cell>
          <table:table-cell table:formula="of:=CONCATENATE(&quot;-ALBUM &quot;&quot;&quot;;[.A295];&quot;&quot;&quot; -ARTIST &quot;&quot;&quot;;[.B295];&quot;&quot;&quot; -ID3V2TAG TCOM &quot;&quot;&quot;;[.C295];&quot;&quot;&quot; -GENRE &quot;&quot;&quot;;[.D295];&quot;&quot;&quot; -TITLE &quot;&quot;&quot;;[.E295];&quot;&quot;&quot; -TRACK &quot;&quot;&quot;;[.F295];&quot;&quot;&quot; -YEAR &quot;&quot;&quot;;[.H295];&quot;&quot;&quot; &quot;;[.K295];&quot;/&quot;;[.O295];&quot;.mp3&quot;)" office:value-type="string" office:string-value="-ALBUM &quot;&quot; -ARTIST &quot;&quot; -ID3V2TAG TCOM &quot;&quot; -GENRE &quot;&quot; -TITLE &quot;ZZZ&quot; -TRACK &quot;&quot; -YEAR &quot;&quot; 1/T294.mp3">
            <text:p>-ALBUM "" -ARTIST "" -ID3V2TAG TCOM "" -GENRE "" -TITLE "ZZZ" -TRACK "" -YEAR "" 1/T29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95]+1" office:value-type="float" office:value="295">
            <text:p>295</text:p>
          </table:table-cell>
          <table:table-cell table:style-name="ce3"/>
          <table:table-cell table:style-name="ce5" table:formula="of:=IF([.J296]=&quot;X&quot;;[.K295]+1;[.K295])" office:value-type="float" office:value="1">
            <text:p>1</text:p>
          </table:table-cell>
          <table:table-cell table:formula="of:=IF([.J296]=&quot;X&quot;;0;[.L295]+[.G295]+[.J296]/24/60/60)" office:value-type="time" office:time-value="PT00H09M20.304S">
            <text:p>00:09:20.30</text:p>
          </table:table-cell>
          <table:table-cell table:formula="of:=INT([.L296]*24*60)+MOD([.L296]*24*60*60;60)/100" office:value-type="float" office:value="9.20304">
            <text:p>9.203</text:p>
          </table:table-cell>
          <table:table-cell table:formula="of:=[.L296]*24*60*60+[.$N$1]*([.P296]-1)" office:value-type="float" office:value="413.304000000006">
            <text:p>413.304</text:p>
          </table:table-cell>
          <table:table-cell table:formula="of:=CONCATENATE(&quot;T&quot;;[.P296])" office:value-type="string" office:string-value="T295">
            <text:p>T295</text:p>
          </table:table-cell>
          <table:table-cell table:formula="of:=IF([.J296]=&quot;X&quot;;1;[.P295]+1)" office:value-type="float" office:value="295">
            <text:p>295</text:p>
          </table:table-cell>
          <table:table-cell table:style-name="ce7" table:formula="of:=CONCATENATE(&quot;mv &quot;;[.K296];&quot;^&quot;;[.O296];&quot;.wav &quot;&quot;rn^&quot;;[.$E296];&quot;~&quot;;[.$B296];&quot;~&quot;;[.$C296];&quot;~&quot;;[.$A296];&quot;~&quot;;[.$F296];&quot;~&quot;;[.$D296];&quot;.wav&quot;&quot;&quot;)" office:value-type="string" office:string-value="mv 1^T295.wav &quot;rn^ZZZ~~~~~.wav&quot;">
            <text:p>mv 1^T295.wav "rn^ZZZ~~~~~.wav"</text:p>
          </table:table-cell>
          <table:table-cell table:formula="of:=CONCATENATE(&quot;-ALBUM &quot;&quot;&quot;;[.A296];&quot;&quot;&quot; -ARTIST &quot;&quot;&quot;;[.B296];&quot;&quot;&quot; -ID3V2TAG TCOM &quot;&quot;&quot;;[.C296];&quot;&quot;&quot; -GENRE &quot;&quot;&quot;;[.D296];&quot;&quot;&quot; -TITLE &quot;&quot;&quot;;[.E296];&quot;&quot;&quot; -TRACK &quot;&quot;&quot;;[.F296];&quot;&quot;&quot; -YEAR &quot;&quot;&quot;;[.H296];&quot;&quot;&quot; &quot;;[.K296];&quot;/&quot;;[.O296];&quot;.mp3&quot;)" office:value-type="string" office:string-value="-ALBUM &quot;&quot; -ARTIST &quot;&quot; -ID3V2TAG TCOM &quot;&quot; -GENRE &quot;&quot; -TITLE &quot;ZZZ&quot; -TRACK &quot;&quot; -YEAR &quot;&quot; 1/T295.mp3">
            <text:p>-ALBUM "" -ARTIST "" -ID3V2TAG TCOM "" -GENRE "" -TITLE "ZZZ" -TRACK "" -YEAR "" 1/T29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96]+1" office:value-type="float" office:value="296">
            <text:p>296</text:p>
          </table:table-cell>
          <table:table-cell table:style-name="ce3"/>
          <table:table-cell table:style-name="ce5" table:formula="of:=IF([.J297]=&quot;X&quot;;[.K296]+1;[.K296])" office:value-type="float" office:value="1">
            <text:p>1</text:p>
          </table:table-cell>
          <table:table-cell table:formula="of:=IF([.J297]=&quot;X&quot;;0;[.L296]+[.G296]+[.J297]/24/60/60)" office:value-type="time" office:time-value="PT00H09M20.304S">
            <text:p>00:09:20.30</text:p>
          </table:table-cell>
          <table:table-cell table:formula="of:=INT([.L297]*24*60)+MOD([.L297]*24*60*60;60)/100" office:value-type="float" office:value="9.20304">
            <text:p>9.203</text:p>
          </table:table-cell>
          <table:table-cell table:formula="of:=[.L297]*24*60*60+[.$N$1]*([.P297]-1)" office:value-type="float" office:value="412.804000000006">
            <text:p>412.804</text:p>
          </table:table-cell>
          <table:table-cell table:formula="of:=CONCATENATE(&quot;T&quot;;[.P297])" office:value-type="string" office:string-value="T296">
            <text:p>T296</text:p>
          </table:table-cell>
          <table:table-cell table:formula="of:=IF([.J297]=&quot;X&quot;;1;[.P296]+1)" office:value-type="float" office:value="296">
            <text:p>296</text:p>
          </table:table-cell>
          <table:table-cell table:style-name="ce7" table:formula="of:=CONCATENATE(&quot;mv &quot;;[.K297];&quot;^&quot;;[.O297];&quot;.wav &quot;&quot;rn^&quot;;[.$E297];&quot;~&quot;;[.$B297];&quot;~&quot;;[.$C297];&quot;~&quot;;[.$A297];&quot;~&quot;;[.$F297];&quot;~&quot;;[.$D297];&quot;.wav&quot;&quot;&quot;)" office:value-type="string" office:string-value="mv 1^T296.wav &quot;rn^ZZZ~~~~~.wav&quot;">
            <text:p>mv 1^T296.wav "rn^ZZZ~~~~~.wav"</text:p>
          </table:table-cell>
          <table:table-cell table:formula="of:=CONCATENATE(&quot;-ALBUM &quot;&quot;&quot;;[.A297];&quot;&quot;&quot; -ARTIST &quot;&quot;&quot;;[.B297];&quot;&quot;&quot; -ID3V2TAG TCOM &quot;&quot;&quot;;[.C297];&quot;&quot;&quot; -GENRE &quot;&quot;&quot;;[.D297];&quot;&quot;&quot; -TITLE &quot;&quot;&quot;;[.E297];&quot;&quot;&quot; -TRACK &quot;&quot;&quot;;[.F297];&quot;&quot;&quot; -YEAR &quot;&quot;&quot;;[.H297];&quot;&quot;&quot; &quot;;[.K297];&quot;/&quot;;[.O297];&quot;.mp3&quot;)" office:value-type="string" office:string-value="-ALBUM &quot;&quot; -ARTIST &quot;&quot; -ID3V2TAG TCOM &quot;&quot; -GENRE &quot;&quot; -TITLE &quot;ZZZ&quot; -TRACK &quot;&quot; -YEAR &quot;&quot; 1/T296.mp3">
            <text:p>-ALBUM "" -ARTIST "" -ID3V2TAG TCOM "" -GENRE "" -TITLE "ZZZ" -TRACK "" -YEAR "" 1/T29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97]+1" office:value-type="float" office:value="297">
            <text:p>297</text:p>
          </table:table-cell>
          <table:table-cell table:style-name="ce3"/>
          <table:table-cell table:style-name="ce5" table:formula="of:=IF([.J298]=&quot;X&quot;;[.K297]+1;[.K297])" office:value-type="float" office:value="1">
            <text:p>1</text:p>
          </table:table-cell>
          <table:table-cell table:formula="of:=IF([.J298]=&quot;X&quot;;0;[.L297]+[.G297]+[.J298]/24/60/60)" office:value-type="time" office:time-value="PT00H09M20.304S">
            <text:p>00:09:20.30</text:p>
          </table:table-cell>
          <table:table-cell table:formula="of:=INT([.L298]*24*60)+MOD([.L298]*24*60*60;60)/100" office:value-type="float" office:value="9.20304">
            <text:p>9.203</text:p>
          </table:table-cell>
          <table:table-cell table:formula="of:=[.L298]*24*60*60+[.$N$1]*([.P298]-1)" office:value-type="float" office:value="412.304000000006">
            <text:p>412.304</text:p>
          </table:table-cell>
          <table:table-cell table:formula="of:=CONCATENATE(&quot;T&quot;;[.P298])" office:value-type="string" office:string-value="T297">
            <text:p>T297</text:p>
          </table:table-cell>
          <table:table-cell table:formula="of:=IF([.J298]=&quot;X&quot;;1;[.P297]+1)" office:value-type="float" office:value="297">
            <text:p>297</text:p>
          </table:table-cell>
          <table:table-cell table:style-name="ce7" table:formula="of:=CONCATENATE(&quot;mv &quot;;[.K298];&quot;^&quot;;[.O298];&quot;.wav &quot;&quot;rn^&quot;;[.$E298];&quot;~&quot;;[.$B298];&quot;~&quot;;[.$C298];&quot;~&quot;;[.$A298];&quot;~&quot;;[.$F298];&quot;~&quot;;[.$D298];&quot;.wav&quot;&quot;&quot;)" office:value-type="string" office:string-value="mv 1^T297.wav &quot;rn^ZZZ~~~~~.wav&quot;">
            <text:p>mv 1^T297.wav "rn^ZZZ~~~~~.wav"</text:p>
          </table:table-cell>
          <table:table-cell table:formula="of:=CONCATENATE(&quot;-ALBUM &quot;&quot;&quot;;[.A298];&quot;&quot;&quot; -ARTIST &quot;&quot;&quot;;[.B298];&quot;&quot;&quot; -ID3V2TAG TCOM &quot;&quot;&quot;;[.C298];&quot;&quot;&quot; -GENRE &quot;&quot;&quot;;[.D298];&quot;&quot;&quot; -TITLE &quot;&quot;&quot;;[.E298];&quot;&quot;&quot; -TRACK &quot;&quot;&quot;;[.F298];&quot;&quot;&quot; -YEAR &quot;&quot;&quot;;[.H298];&quot;&quot;&quot; &quot;;[.K298];&quot;/&quot;;[.O298];&quot;.mp3&quot;)" office:value-type="string" office:string-value="-ALBUM &quot;&quot; -ARTIST &quot;&quot; -ID3V2TAG TCOM &quot;&quot; -GENRE &quot;&quot; -TITLE &quot;ZZZ&quot; -TRACK &quot;&quot; -YEAR &quot;&quot; 1/T297.mp3">
            <text:p>-ALBUM "" -ARTIST "" -ID3V2TAG TCOM "" -GENRE "" -TITLE "ZZZ" -TRACK "" -YEAR "" 1/T29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98]+1" office:value-type="float" office:value="298">
            <text:p>298</text:p>
          </table:table-cell>
          <table:table-cell table:style-name="ce3"/>
          <table:table-cell table:style-name="ce5" table:formula="of:=IF([.J299]=&quot;X&quot;;[.K298]+1;[.K298])" office:value-type="float" office:value="1">
            <text:p>1</text:p>
          </table:table-cell>
          <table:table-cell table:formula="of:=IF([.J299]=&quot;X&quot;;0;[.L298]+[.G298]+[.J299]/24/60/60)" office:value-type="time" office:time-value="PT00H09M20.304S">
            <text:p>00:09:20.30</text:p>
          </table:table-cell>
          <table:table-cell table:formula="of:=INT([.L299]*24*60)+MOD([.L299]*24*60*60;60)/100" office:value-type="float" office:value="9.20304">
            <text:p>9.203</text:p>
          </table:table-cell>
          <table:table-cell table:formula="of:=[.L299]*24*60*60+[.$N$1]*([.P299]-1)" office:value-type="float" office:value="411.804000000006">
            <text:p>411.804</text:p>
          </table:table-cell>
          <table:table-cell table:formula="of:=CONCATENATE(&quot;T&quot;;[.P299])" office:value-type="string" office:string-value="T298">
            <text:p>T298</text:p>
          </table:table-cell>
          <table:table-cell table:formula="of:=IF([.J299]=&quot;X&quot;;1;[.P298]+1)" office:value-type="float" office:value="298">
            <text:p>298</text:p>
          </table:table-cell>
          <table:table-cell table:style-name="ce7" table:formula="of:=CONCATENATE(&quot;mv &quot;;[.K299];&quot;^&quot;;[.O299];&quot;.wav &quot;&quot;rn^&quot;;[.$E299];&quot;~&quot;;[.$B299];&quot;~&quot;;[.$C299];&quot;~&quot;;[.$A299];&quot;~&quot;;[.$F299];&quot;~&quot;;[.$D299];&quot;.wav&quot;&quot;&quot;)" office:value-type="string" office:string-value="mv 1^T298.wav &quot;rn^ZZZ~~~~~.wav&quot;">
            <text:p>mv 1^T298.wav "rn^ZZZ~~~~~.wav"</text:p>
          </table:table-cell>
          <table:table-cell table:formula="of:=CONCATENATE(&quot;-ALBUM &quot;&quot;&quot;;[.A299];&quot;&quot;&quot; -ARTIST &quot;&quot;&quot;;[.B299];&quot;&quot;&quot; -ID3V2TAG TCOM &quot;&quot;&quot;;[.C299];&quot;&quot;&quot; -GENRE &quot;&quot;&quot;;[.D299];&quot;&quot;&quot; -TITLE &quot;&quot;&quot;;[.E299];&quot;&quot;&quot; -TRACK &quot;&quot;&quot;;[.F299];&quot;&quot;&quot; -YEAR &quot;&quot;&quot;;[.H299];&quot;&quot;&quot; &quot;;[.K299];&quot;/&quot;;[.O299];&quot;.mp3&quot;)" office:value-type="string" office:string-value="-ALBUM &quot;&quot; -ARTIST &quot;&quot; -ID3V2TAG TCOM &quot;&quot; -GENRE &quot;&quot; -TITLE &quot;ZZZ&quot; -TRACK &quot;&quot; -YEAR &quot;&quot; 1/T298.mp3">
            <text:p>-ALBUM "" -ARTIST "" -ID3V2TAG TCOM "" -GENRE "" -TITLE "ZZZ" -TRACK "" -YEAR "" 1/T29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299]+1" office:value-type="float" office:value="299">
            <text:p>299</text:p>
          </table:table-cell>
          <table:table-cell table:style-name="ce3"/>
          <table:table-cell table:style-name="ce5" table:formula="of:=IF([.J300]=&quot;X&quot;;[.K299]+1;[.K299])" office:value-type="float" office:value="1">
            <text:p>1</text:p>
          </table:table-cell>
          <table:table-cell table:formula="of:=IF([.J300]=&quot;X&quot;;0;[.L299]+[.G299]+[.J300]/24/60/60)" office:value-type="time" office:time-value="PT00H09M20.304S">
            <text:p>00:09:20.30</text:p>
          </table:table-cell>
          <table:table-cell table:formula="of:=INT([.L300]*24*60)+MOD([.L300]*24*60*60;60)/100" office:value-type="float" office:value="9.20304">
            <text:p>9.203</text:p>
          </table:table-cell>
          <table:table-cell table:formula="of:=[.L300]*24*60*60+[.$N$1]*([.P300]-1)" office:value-type="float" office:value="411.304000000006">
            <text:p>411.304</text:p>
          </table:table-cell>
          <table:table-cell table:formula="of:=CONCATENATE(&quot;T&quot;;[.P300])" office:value-type="string" office:string-value="T299">
            <text:p>T299</text:p>
          </table:table-cell>
          <table:table-cell table:formula="of:=IF([.J300]=&quot;X&quot;;1;[.P299]+1)" office:value-type="float" office:value="299">
            <text:p>299</text:p>
          </table:table-cell>
          <table:table-cell table:style-name="ce7" table:formula="of:=CONCATENATE(&quot;mv &quot;;[.K300];&quot;^&quot;;[.O300];&quot;.wav &quot;&quot;rn^&quot;;[.$E300];&quot;~&quot;;[.$B300];&quot;~&quot;;[.$C300];&quot;~&quot;;[.$A300];&quot;~&quot;;[.$F300];&quot;~&quot;;[.$D300];&quot;.wav&quot;&quot;&quot;)" office:value-type="string" office:string-value="mv 1^T299.wav &quot;rn^ZZZ~~~~~.wav&quot;">
            <text:p>mv 1^T299.wav "rn^ZZZ~~~~~.wav"</text:p>
          </table:table-cell>
          <table:table-cell table:formula="of:=CONCATENATE(&quot;-ALBUM &quot;&quot;&quot;;[.A300];&quot;&quot;&quot; -ARTIST &quot;&quot;&quot;;[.B300];&quot;&quot;&quot; -ID3V2TAG TCOM &quot;&quot;&quot;;[.C300];&quot;&quot;&quot; -GENRE &quot;&quot;&quot;;[.D300];&quot;&quot;&quot; -TITLE &quot;&quot;&quot;;[.E300];&quot;&quot;&quot; -TRACK &quot;&quot;&quot;;[.F300];&quot;&quot;&quot; -YEAR &quot;&quot;&quot;;[.H300];&quot;&quot;&quot; &quot;;[.K300];&quot;/&quot;;[.O300];&quot;.mp3&quot;)" office:value-type="string" office:string-value="-ALBUM &quot;&quot; -ARTIST &quot;&quot; -ID3V2TAG TCOM &quot;&quot; -GENRE &quot;&quot; -TITLE &quot;ZZZ&quot; -TRACK &quot;&quot; -YEAR &quot;&quot; 1/T299.mp3">
            <text:p>-ALBUM "" -ARTIST "" -ID3V2TAG TCOM "" -GENRE "" -TITLE "ZZZ" -TRACK "" -YEAR "" 1/T29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00]+1" office:value-type="float" office:value="300">
            <text:p>300</text:p>
          </table:table-cell>
          <table:table-cell table:style-name="ce3"/>
          <table:table-cell table:style-name="ce5" table:formula="of:=IF([.J301]=&quot;X&quot;;[.K300]+1;[.K300])" office:value-type="float" office:value="1">
            <text:p>1</text:p>
          </table:table-cell>
          <table:table-cell table:formula="of:=IF([.J301]=&quot;X&quot;;0;[.L300]+[.G300]+[.J301]/24/60/60)" office:value-type="time" office:time-value="PT00H09M20.304S">
            <text:p>00:09:20.30</text:p>
          </table:table-cell>
          <table:table-cell table:formula="of:=INT([.L301]*24*60)+MOD([.L301]*24*60*60;60)/100" office:value-type="float" office:value="9.20304">
            <text:p>9.203</text:p>
          </table:table-cell>
          <table:table-cell table:formula="of:=[.L301]*24*60*60+[.$N$1]*([.P301]-1)" office:value-type="float" office:value="410.804000000007">
            <text:p>410.804</text:p>
          </table:table-cell>
          <table:table-cell table:formula="of:=CONCATENATE(&quot;T&quot;;[.P301])" office:value-type="string" office:string-value="T300">
            <text:p>T300</text:p>
          </table:table-cell>
          <table:table-cell table:formula="of:=IF([.J301]=&quot;X&quot;;1;[.P300]+1)" office:value-type="float" office:value="300">
            <text:p>300</text:p>
          </table:table-cell>
          <table:table-cell table:style-name="ce7" table:formula="of:=CONCATENATE(&quot;mv &quot;;[.K301];&quot;^&quot;;[.O301];&quot;.wav &quot;&quot;rn^&quot;;[.$E301];&quot;~&quot;;[.$B301];&quot;~&quot;;[.$C301];&quot;~&quot;;[.$A301];&quot;~&quot;;[.$F301];&quot;~&quot;;[.$D301];&quot;.wav&quot;&quot;&quot;)" office:value-type="string" office:string-value="mv 1^T300.wav &quot;rn^ZZZ~~~~~.wav&quot;">
            <text:p>mv 1^T300.wav "rn^ZZZ~~~~~.wav"</text:p>
          </table:table-cell>
          <table:table-cell table:formula="of:=CONCATENATE(&quot;-ALBUM &quot;&quot;&quot;;[.A301];&quot;&quot;&quot; -ARTIST &quot;&quot;&quot;;[.B301];&quot;&quot;&quot; -ID3V2TAG TCOM &quot;&quot;&quot;;[.C301];&quot;&quot;&quot; -GENRE &quot;&quot;&quot;;[.D301];&quot;&quot;&quot; -TITLE &quot;&quot;&quot;;[.E301];&quot;&quot;&quot; -TRACK &quot;&quot;&quot;;[.F301];&quot;&quot;&quot; -YEAR &quot;&quot;&quot;;[.H301];&quot;&quot;&quot; &quot;;[.K301];&quot;/&quot;;[.O301];&quot;.mp3&quot;)" office:value-type="string" office:string-value="-ALBUM &quot;&quot; -ARTIST &quot;&quot; -ID3V2TAG TCOM &quot;&quot; -GENRE &quot;&quot; -TITLE &quot;ZZZ&quot; -TRACK &quot;&quot; -YEAR &quot;&quot; 1/T300.mp3">
            <text:p>-ALBUM "" -ARTIST "" -ID3V2TAG TCOM "" -GENRE "" -TITLE "ZZZ" -TRACK "" -YEAR "" 1/T30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01]+1" office:value-type="float" office:value="301">
            <text:p>301</text:p>
          </table:table-cell>
          <table:table-cell table:style-name="ce3"/>
          <table:table-cell table:style-name="ce5" table:formula="of:=IF([.J302]=&quot;X&quot;;[.K301]+1;[.K301])" office:value-type="float" office:value="1">
            <text:p>1</text:p>
          </table:table-cell>
          <table:table-cell table:formula="of:=IF([.J302]=&quot;X&quot;;0;[.L301]+[.G301]+[.J302]/24/60/60)" office:value-type="time" office:time-value="PT00H09M20.304S">
            <text:p>00:09:20.30</text:p>
          </table:table-cell>
          <table:table-cell table:formula="of:=INT([.L302]*24*60)+MOD([.L302]*24*60*60;60)/100" office:value-type="float" office:value="9.20304">
            <text:p>9.203</text:p>
          </table:table-cell>
          <table:table-cell table:formula="of:=[.L302]*24*60*60+[.$N$1]*([.P302]-1)" office:value-type="float" office:value="410.304000000007">
            <text:p>410.304</text:p>
          </table:table-cell>
          <table:table-cell table:formula="of:=CONCATENATE(&quot;T&quot;;[.P302])" office:value-type="string" office:string-value="T301">
            <text:p>T301</text:p>
          </table:table-cell>
          <table:table-cell table:formula="of:=IF([.J302]=&quot;X&quot;;1;[.P301]+1)" office:value-type="float" office:value="301">
            <text:p>301</text:p>
          </table:table-cell>
          <table:table-cell table:style-name="ce7" table:formula="of:=CONCATENATE(&quot;mv &quot;;[.K302];&quot;^&quot;;[.O302];&quot;.wav &quot;&quot;rn^&quot;;[.$E302];&quot;~&quot;;[.$B302];&quot;~&quot;;[.$C302];&quot;~&quot;;[.$A302];&quot;~&quot;;[.$F302];&quot;~&quot;;[.$D302];&quot;.wav&quot;&quot;&quot;)" office:value-type="string" office:string-value="mv 1^T301.wav &quot;rn^ZZZ~~~~~.wav&quot;">
            <text:p>mv 1^T301.wav "rn^ZZZ~~~~~.wav"</text:p>
          </table:table-cell>
          <table:table-cell table:formula="of:=CONCATENATE(&quot;-ALBUM &quot;&quot;&quot;;[.A302];&quot;&quot;&quot; -ARTIST &quot;&quot;&quot;;[.B302];&quot;&quot;&quot; -ID3V2TAG TCOM &quot;&quot;&quot;;[.C302];&quot;&quot;&quot; -GENRE &quot;&quot;&quot;;[.D302];&quot;&quot;&quot; -TITLE &quot;&quot;&quot;;[.E302];&quot;&quot;&quot; -TRACK &quot;&quot;&quot;;[.F302];&quot;&quot;&quot; -YEAR &quot;&quot;&quot;;[.H302];&quot;&quot;&quot; &quot;;[.K302];&quot;/&quot;;[.O302];&quot;.mp3&quot;)" office:value-type="string" office:string-value="-ALBUM &quot;&quot; -ARTIST &quot;&quot; -ID3V2TAG TCOM &quot;&quot; -GENRE &quot;&quot; -TITLE &quot;ZZZ&quot; -TRACK &quot;&quot; -YEAR &quot;&quot; 1/T301.mp3">
            <text:p>-ALBUM "" -ARTIST "" -ID3V2TAG TCOM "" -GENRE "" -TITLE "ZZZ" -TRACK "" -YEAR "" 1/T30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02]+1" office:value-type="float" office:value="302">
            <text:p>302</text:p>
          </table:table-cell>
          <table:table-cell table:style-name="ce3"/>
          <table:table-cell table:style-name="ce5" table:formula="of:=IF([.J303]=&quot;X&quot;;[.K302]+1;[.K302])" office:value-type="float" office:value="1">
            <text:p>1</text:p>
          </table:table-cell>
          <table:table-cell table:formula="of:=IF([.J303]=&quot;X&quot;;0;[.L302]+[.G302]+[.J303]/24/60/60)" office:value-type="time" office:time-value="PT00H09M20.304S">
            <text:p>00:09:20.30</text:p>
          </table:table-cell>
          <table:table-cell table:formula="of:=INT([.L303]*24*60)+MOD([.L303]*24*60*60;60)/100" office:value-type="float" office:value="9.20304">
            <text:p>9.203</text:p>
          </table:table-cell>
          <table:table-cell table:formula="of:=[.L303]*24*60*60+[.$N$1]*([.P303]-1)" office:value-type="float" office:value="409.804000000007">
            <text:p>409.804</text:p>
          </table:table-cell>
          <table:table-cell table:formula="of:=CONCATENATE(&quot;T&quot;;[.P303])" office:value-type="string" office:string-value="T302">
            <text:p>T302</text:p>
          </table:table-cell>
          <table:table-cell table:formula="of:=IF([.J303]=&quot;X&quot;;1;[.P302]+1)" office:value-type="float" office:value="302">
            <text:p>302</text:p>
          </table:table-cell>
          <table:table-cell table:style-name="ce7" table:formula="of:=CONCATENATE(&quot;mv &quot;;[.K303];&quot;^&quot;;[.O303];&quot;.wav &quot;&quot;rn^&quot;;[.$E303];&quot;~&quot;;[.$B303];&quot;~&quot;;[.$C303];&quot;~&quot;;[.$A303];&quot;~&quot;;[.$F303];&quot;~&quot;;[.$D303];&quot;.wav&quot;&quot;&quot;)" office:value-type="string" office:string-value="mv 1^T302.wav &quot;rn^ZZZ~~~~~.wav&quot;">
            <text:p>mv 1^T302.wav "rn^ZZZ~~~~~.wav"</text:p>
          </table:table-cell>
          <table:table-cell table:formula="of:=CONCATENATE(&quot;-ALBUM &quot;&quot;&quot;;[.A303];&quot;&quot;&quot; -ARTIST &quot;&quot;&quot;;[.B303];&quot;&quot;&quot; -ID3V2TAG TCOM &quot;&quot;&quot;;[.C303];&quot;&quot;&quot; -GENRE &quot;&quot;&quot;;[.D303];&quot;&quot;&quot; -TITLE &quot;&quot;&quot;;[.E303];&quot;&quot;&quot; -TRACK &quot;&quot;&quot;;[.F303];&quot;&quot;&quot; -YEAR &quot;&quot;&quot;;[.H303];&quot;&quot;&quot; &quot;;[.K303];&quot;/&quot;;[.O303];&quot;.mp3&quot;)" office:value-type="string" office:string-value="-ALBUM &quot;&quot; -ARTIST &quot;&quot; -ID3V2TAG TCOM &quot;&quot; -GENRE &quot;&quot; -TITLE &quot;ZZZ&quot; -TRACK &quot;&quot; -YEAR &quot;&quot; 1/T302.mp3">
            <text:p>-ALBUM "" -ARTIST "" -ID3V2TAG TCOM "" -GENRE "" -TITLE "ZZZ" -TRACK "" -YEAR "" 1/T30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03]+1" office:value-type="float" office:value="303">
            <text:p>303</text:p>
          </table:table-cell>
          <table:table-cell table:style-name="ce3"/>
          <table:table-cell table:style-name="ce5" table:formula="of:=IF([.J304]=&quot;X&quot;;[.K303]+1;[.K303])" office:value-type="float" office:value="1">
            <text:p>1</text:p>
          </table:table-cell>
          <table:table-cell table:formula="of:=IF([.J304]=&quot;X&quot;;0;[.L303]+[.G303]+[.J304]/24/60/60)" office:value-type="time" office:time-value="PT00H09M20.304S">
            <text:p>00:09:20.30</text:p>
          </table:table-cell>
          <table:table-cell table:formula="of:=INT([.L304]*24*60)+MOD([.L304]*24*60*60;60)/100" office:value-type="float" office:value="9.20304">
            <text:p>9.203</text:p>
          </table:table-cell>
          <table:table-cell table:formula="of:=[.L304]*24*60*60+[.$N$1]*([.P304]-1)" office:value-type="float" office:value="409.304000000007">
            <text:p>409.304</text:p>
          </table:table-cell>
          <table:table-cell table:formula="of:=CONCATENATE(&quot;T&quot;;[.P304])" office:value-type="string" office:string-value="T303">
            <text:p>T303</text:p>
          </table:table-cell>
          <table:table-cell table:formula="of:=IF([.J304]=&quot;X&quot;;1;[.P303]+1)" office:value-type="float" office:value="303">
            <text:p>303</text:p>
          </table:table-cell>
          <table:table-cell table:style-name="ce7" table:formula="of:=CONCATENATE(&quot;mv &quot;;[.K304];&quot;^&quot;;[.O304];&quot;.wav &quot;&quot;rn^&quot;;[.$E304];&quot;~&quot;;[.$B304];&quot;~&quot;;[.$C304];&quot;~&quot;;[.$A304];&quot;~&quot;;[.$F304];&quot;~&quot;;[.$D304];&quot;.wav&quot;&quot;&quot;)" office:value-type="string" office:string-value="mv 1^T303.wav &quot;rn^ZZZ~~~~~.wav&quot;">
            <text:p>mv 1^T303.wav "rn^ZZZ~~~~~.wav"</text:p>
          </table:table-cell>
          <table:table-cell table:formula="of:=CONCATENATE(&quot;-ALBUM &quot;&quot;&quot;;[.A304];&quot;&quot;&quot; -ARTIST &quot;&quot;&quot;;[.B304];&quot;&quot;&quot; -ID3V2TAG TCOM &quot;&quot;&quot;;[.C304];&quot;&quot;&quot; -GENRE &quot;&quot;&quot;;[.D304];&quot;&quot;&quot; -TITLE &quot;&quot;&quot;;[.E304];&quot;&quot;&quot; -TRACK &quot;&quot;&quot;;[.F304];&quot;&quot;&quot; -YEAR &quot;&quot;&quot;;[.H304];&quot;&quot;&quot; &quot;;[.K304];&quot;/&quot;;[.O304];&quot;.mp3&quot;)" office:value-type="string" office:string-value="-ALBUM &quot;&quot; -ARTIST &quot;&quot; -ID3V2TAG TCOM &quot;&quot; -GENRE &quot;&quot; -TITLE &quot;ZZZ&quot; -TRACK &quot;&quot; -YEAR &quot;&quot; 1/T303.mp3">
            <text:p>-ALBUM "" -ARTIST "" -ID3V2TAG TCOM "" -GENRE "" -TITLE "ZZZ" -TRACK "" -YEAR "" 1/T30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04]+1" office:value-type="float" office:value="304">
            <text:p>304</text:p>
          </table:table-cell>
          <table:table-cell table:style-name="ce3"/>
          <table:table-cell table:style-name="ce5" table:formula="of:=IF([.J305]=&quot;X&quot;;[.K304]+1;[.K304])" office:value-type="float" office:value="1">
            <text:p>1</text:p>
          </table:table-cell>
          <table:table-cell table:formula="of:=IF([.J305]=&quot;X&quot;;0;[.L304]+[.G304]+[.J305]/24/60/60)" office:value-type="time" office:time-value="PT00H09M20.304S">
            <text:p>00:09:20.30</text:p>
          </table:table-cell>
          <table:table-cell table:formula="of:=INT([.L305]*24*60)+MOD([.L305]*24*60*60;60)/100" office:value-type="float" office:value="9.20304">
            <text:p>9.203</text:p>
          </table:table-cell>
          <table:table-cell table:formula="of:=[.L305]*24*60*60+[.$N$1]*([.P305]-1)" office:value-type="float" office:value="408.804000000007">
            <text:p>408.804</text:p>
          </table:table-cell>
          <table:table-cell table:formula="of:=CONCATENATE(&quot;T&quot;;[.P305])" office:value-type="string" office:string-value="T304">
            <text:p>T304</text:p>
          </table:table-cell>
          <table:table-cell table:formula="of:=IF([.J305]=&quot;X&quot;;1;[.P304]+1)" office:value-type="float" office:value="304">
            <text:p>304</text:p>
          </table:table-cell>
          <table:table-cell table:style-name="ce7" table:formula="of:=CONCATENATE(&quot;mv &quot;;[.K305];&quot;^&quot;;[.O305];&quot;.wav &quot;&quot;rn^&quot;;[.$E305];&quot;~&quot;;[.$B305];&quot;~&quot;;[.$C305];&quot;~&quot;;[.$A305];&quot;~&quot;;[.$F305];&quot;~&quot;;[.$D305];&quot;.wav&quot;&quot;&quot;)" office:value-type="string" office:string-value="mv 1^T304.wav &quot;rn^ZZZ~~~~~.wav&quot;">
            <text:p>mv 1^T304.wav "rn^ZZZ~~~~~.wav"</text:p>
          </table:table-cell>
          <table:table-cell table:formula="of:=CONCATENATE(&quot;-ALBUM &quot;&quot;&quot;;[.A305];&quot;&quot;&quot; -ARTIST &quot;&quot;&quot;;[.B305];&quot;&quot;&quot; -ID3V2TAG TCOM &quot;&quot;&quot;;[.C305];&quot;&quot;&quot; -GENRE &quot;&quot;&quot;;[.D305];&quot;&quot;&quot; -TITLE &quot;&quot;&quot;;[.E305];&quot;&quot;&quot; -TRACK &quot;&quot;&quot;;[.F305];&quot;&quot;&quot; -YEAR &quot;&quot;&quot;;[.H305];&quot;&quot;&quot; &quot;;[.K305];&quot;/&quot;;[.O305];&quot;.mp3&quot;)" office:value-type="string" office:string-value="-ALBUM &quot;&quot; -ARTIST &quot;&quot; -ID3V2TAG TCOM &quot;&quot; -GENRE &quot;&quot; -TITLE &quot;ZZZ&quot; -TRACK &quot;&quot; -YEAR &quot;&quot; 1/T304.mp3">
            <text:p>-ALBUM "" -ARTIST "" -ID3V2TAG TCOM "" -GENRE "" -TITLE "ZZZ" -TRACK "" -YEAR "" 1/T30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05]+1" office:value-type="float" office:value="305">
            <text:p>305</text:p>
          </table:table-cell>
          <table:table-cell table:style-name="ce3"/>
          <table:table-cell table:style-name="ce5" table:formula="of:=IF([.J306]=&quot;X&quot;;[.K305]+1;[.K305])" office:value-type="float" office:value="1">
            <text:p>1</text:p>
          </table:table-cell>
          <table:table-cell table:formula="of:=IF([.J306]=&quot;X&quot;;0;[.L305]+[.G305]+[.J306]/24/60/60)" office:value-type="time" office:time-value="PT00H09M20.304S">
            <text:p>00:09:20.30</text:p>
          </table:table-cell>
          <table:table-cell table:formula="of:=INT([.L306]*24*60)+MOD([.L306]*24*60*60;60)/100" office:value-type="float" office:value="9.20304">
            <text:p>9.203</text:p>
          </table:table-cell>
          <table:table-cell table:formula="of:=[.L306]*24*60*60+[.$N$1]*([.P306]-1)" office:value-type="float" office:value="408.304000000007">
            <text:p>408.304</text:p>
          </table:table-cell>
          <table:table-cell table:formula="of:=CONCATENATE(&quot;T&quot;;[.P306])" office:value-type="string" office:string-value="T305">
            <text:p>T305</text:p>
          </table:table-cell>
          <table:table-cell table:formula="of:=IF([.J306]=&quot;X&quot;;1;[.P305]+1)" office:value-type="float" office:value="305">
            <text:p>305</text:p>
          </table:table-cell>
          <table:table-cell table:style-name="ce7" table:formula="of:=CONCATENATE(&quot;mv &quot;;[.K306];&quot;^&quot;;[.O306];&quot;.wav &quot;&quot;rn^&quot;;[.$E306];&quot;~&quot;;[.$B306];&quot;~&quot;;[.$C306];&quot;~&quot;;[.$A306];&quot;~&quot;;[.$F306];&quot;~&quot;;[.$D306];&quot;.wav&quot;&quot;&quot;)" office:value-type="string" office:string-value="mv 1^T305.wav &quot;rn^ZZZ~~~~~.wav&quot;">
            <text:p>mv 1^T305.wav "rn^ZZZ~~~~~.wav"</text:p>
          </table:table-cell>
          <table:table-cell table:formula="of:=CONCATENATE(&quot;-ALBUM &quot;&quot;&quot;;[.A306];&quot;&quot;&quot; -ARTIST &quot;&quot;&quot;;[.B306];&quot;&quot;&quot; -ID3V2TAG TCOM &quot;&quot;&quot;;[.C306];&quot;&quot;&quot; -GENRE &quot;&quot;&quot;;[.D306];&quot;&quot;&quot; -TITLE &quot;&quot;&quot;;[.E306];&quot;&quot;&quot; -TRACK &quot;&quot;&quot;;[.F306];&quot;&quot;&quot; -YEAR &quot;&quot;&quot;;[.H306];&quot;&quot;&quot; &quot;;[.K306];&quot;/&quot;;[.O306];&quot;.mp3&quot;)" office:value-type="string" office:string-value="-ALBUM &quot;&quot; -ARTIST &quot;&quot; -ID3V2TAG TCOM &quot;&quot; -GENRE &quot;&quot; -TITLE &quot;ZZZ&quot; -TRACK &quot;&quot; -YEAR &quot;&quot; 1/T305.mp3">
            <text:p>-ALBUM "" -ARTIST "" -ID3V2TAG TCOM "" -GENRE "" -TITLE "ZZZ" -TRACK "" -YEAR "" 1/T30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06]+1" office:value-type="float" office:value="306">
            <text:p>306</text:p>
          </table:table-cell>
          <table:table-cell table:style-name="ce3"/>
          <table:table-cell table:style-name="ce5" table:formula="of:=IF([.J307]=&quot;X&quot;;[.K306]+1;[.K306])" office:value-type="float" office:value="1">
            <text:p>1</text:p>
          </table:table-cell>
          <table:table-cell table:formula="of:=IF([.J307]=&quot;X&quot;;0;[.L306]+[.G306]+[.J307]/24/60/60)" office:value-type="time" office:time-value="PT00H09M20.304S">
            <text:p>00:09:20.30</text:p>
          </table:table-cell>
          <table:table-cell table:formula="of:=INT([.L307]*24*60)+MOD([.L307]*24*60*60;60)/100" office:value-type="float" office:value="9.20304">
            <text:p>9.203</text:p>
          </table:table-cell>
          <table:table-cell table:formula="of:=[.L307]*24*60*60+[.$N$1]*([.P307]-1)" office:value-type="float" office:value="407.804000000007">
            <text:p>407.804</text:p>
          </table:table-cell>
          <table:table-cell table:formula="of:=CONCATENATE(&quot;T&quot;;[.P307])" office:value-type="string" office:string-value="T306">
            <text:p>T306</text:p>
          </table:table-cell>
          <table:table-cell table:formula="of:=IF([.J307]=&quot;X&quot;;1;[.P306]+1)" office:value-type="float" office:value="306">
            <text:p>306</text:p>
          </table:table-cell>
          <table:table-cell table:style-name="ce7" table:formula="of:=CONCATENATE(&quot;mv &quot;;[.K307];&quot;^&quot;;[.O307];&quot;.wav &quot;&quot;rn^&quot;;[.$E307];&quot;~&quot;;[.$B307];&quot;~&quot;;[.$C307];&quot;~&quot;;[.$A307];&quot;~&quot;;[.$F307];&quot;~&quot;;[.$D307];&quot;.wav&quot;&quot;&quot;)" office:value-type="string" office:string-value="mv 1^T306.wav &quot;rn^ZZZ~~~~~.wav&quot;">
            <text:p>mv 1^T306.wav "rn^ZZZ~~~~~.wav"</text:p>
          </table:table-cell>
          <table:table-cell table:formula="of:=CONCATENATE(&quot;-ALBUM &quot;&quot;&quot;;[.A307];&quot;&quot;&quot; -ARTIST &quot;&quot;&quot;;[.B307];&quot;&quot;&quot; -ID3V2TAG TCOM &quot;&quot;&quot;;[.C307];&quot;&quot;&quot; -GENRE &quot;&quot;&quot;;[.D307];&quot;&quot;&quot; -TITLE &quot;&quot;&quot;;[.E307];&quot;&quot;&quot; -TRACK &quot;&quot;&quot;;[.F307];&quot;&quot;&quot; -YEAR &quot;&quot;&quot;;[.H307];&quot;&quot;&quot; &quot;;[.K307];&quot;/&quot;;[.O307];&quot;.mp3&quot;)" office:value-type="string" office:string-value="-ALBUM &quot;&quot; -ARTIST &quot;&quot; -ID3V2TAG TCOM &quot;&quot; -GENRE &quot;&quot; -TITLE &quot;ZZZ&quot; -TRACK &quot;&quot; -YEAR &quot;&quot; 1/T306.mp3">
            <text:p>-ALBUM "" -ARTIST "" -ID3V2TAG TCOM "" -GENRE "" -TITLE "ZZZ" -TRACK "" -YEAR "" 1/T30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07]+1" office:value-type="float" office:value="307">
            <text:p>307</text:p>
          </table:table-cell>
          <table:table-cell table:style-name="ce3"/>
          <table:table-cell table:style-name="ce5" table:formula="of:=IF([.J308]=&quot;X&quot;;[.K307]+1;[.K307])" office:value-type="float" office:value="1">
            <text:p>1</text:p>
          </table:table-cell>
          <table:table-cell table:formula="of:=IF([.J308]=&quot;X&quot;;0;[.L307]+[.G307]+[.J308]/24/60/60)" office:value-type="time" office:time-value="PT00H09M20.304S">
            <text:p>00:09:20.30</text:p>
          </table:table-cell>
          <table:table-cell table:formula="of:=INT([.L308]*24*60)+MOD([.L308]*24*60*60;60)/100" office:value-type="float" office:value="9.20304">
            <text:p>9.203</text:p>
          </table:table-cell>
          <table:table-cell table:formula="of:=[.L308]*24*60*60+[.$N$1]*([.P308]-1)" office:value-type="float" office:value="407.304000000007">
            <text:p>407.304</text:p>
          </table:table-cell>
          <table:table-cell table:formula="of:=CONCATENATE(&quot;T&quot;;[.P308])" office:value-type="string" office:string-value="T307">
            <text:p>T307</text:p>
          </table:table-cell>
          <table:table-cell table:formula="of:=IF([.J308]=&quot;X&quot;;1;[.P307]+1)" office:value-type="float" office:value="307">
            <text:p>307</text:p>
          </table:table-cell>
          <table:table-cell table:style-name="ce7" table:formula="of:=CONCATENATE(&quot;mv &quot;;[.K308];&quot;^&quot;;[.O308];&quot;.wav &quot;&quot;rn^&quot;;[.$E308];&quot;~&quot;;[.$B308];&quot;~&quot;;[.$C308];&quot;~&quot;;[.$A308];&quot;~&quot;;[.$F308];&quot;~&quot;;[.$D308];&quot;.wav&quot;&quot;&quot;)" office:value-type="string" office:string-value="mv 1^T307.wav &quot;rn^ZZZ~~~~~.wav&quot;">
            <text:p>mv 1^T307.wav "rn^ZZZ~~~~~.wav"</text:p>
          </table:table-cell>
          <table:table-cell table:formula="of:=CONCATENATE(&quot;-ALBUM &quot;&quot;&quot;;[.A308];&quot;&quot;&quot; -ARTIST &quot;&quot;&quot;;[.B308];&quot;&quot;&quot; -ID3V2TAG TCOM &quot;&quot;&quot;;[.C308];&quot;&quot;&quot; -GENRE &quot;&quot;&quot;;[.D308];&quot;&quot;&quot; -TITLE &quot;&quot;&quot;;[.E308];&quot;&quot;&quot; -TRACK &quot;&quot;&quot;;[.F308];&quot;&quot;&quot; -YEAR &quot;&quot;&quot;;[.H308];&quot;&quot;&quot; &quot;;[.K308];&quot;/&quot;;[.O308];&quot;.mp3&quot;)" office:value-type="string" office:string-value="-ALBUM &quot;&quot; -ARTIST &quot;&quot; -ID3V2TAG TCOM &quot;&quot; -GENRE &quot;&quot; -TITLE &quot;ZZZ&quot; -TRACK &quot;&quot; -YEAR &quot;&quot; 1/T307.mp3">
            <text:p>-ALBUM "" -ARTIST "" -ID3V2TAG TCOM "" -GENRE "" -TITLE "ZZZ" -TRACK "" -YEAR "" 1/T30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08]+1" office:value-type="float" office:value="308">
            <text:p>308</text:p>
          </table:table-cell>
          <table:table-cell table:style-name="ce3"/>
          <table:table-cell table:style-name="ce5" table:formula="of:=IF([.J309]=&quot;X&quot;;[.K308]+1;[.K308])" office:value-type="float" office:value="1">
            <text:p>1</text:p>
          </table:table-cell>
          <table:table-cell table:formula="of:=IF([.J309]=&quot;X&quot;;0;[.L308]+[.G308]+[.J309]/24/60/60)" office:value-type="time" office:time-value="PT00H09M20.304S">
            <text:p>00:09:20.30</text:p>
          </table:table-cell>
          <table:table-cell table:formula="of:=INT([.L309]*24*60)+MOD([.L309]*24*60*60;60)/100" office:value-type="float" office:value="9.20304">
            <text:p>9.203</text:p>
          </table:table-cell>
          <table:table-cell table:formula="of:=[.L309]*24*60*60+[.$N$1]*([.P309]-1)" office:value-type="float" office:value="406.804000000007">
            <text:p>406.804</text:p>
          </table:table-cell>
          <table:table-cell table:formula="of:=CONCATENATE(&quot;T&quot;;[.P309])" office:value-type="string" office:string-value="T308">
            <text:p>T308</text:p>
          </table:table-cell>
          <table:table-cell table:formula="of:=IF([.J309]=&quot;X&quot;;1;[.P308]+1)" office:value-type="float" office:value="308">
            <text:p>308</text:p>
          </table:table-cell>
          <table:table-cell table:style-name="ce7" table:formula="of:=CONCATENATE(&quot;mv &quot;;[.K309];&quot;^&quot;;[.O309];&quot;.wav &quot;&quot;rn^&quot;;[.$E309];&quot;~&quot;;[.$B309];&quot;~&quot;;[.$C309];&quot;~&quot;;[.$A309];&quot;~&quot;;[.$F309];&quot;~&quot;;[.$D309];&quot;.wav&quot;&quot;&quot;)" office:value-type="string" office:string-value="mv 1^T308.wav &quot;rn^ZZZ~~~~~.wav&quot;">
            <text:p>mv 1^T308.wav "rn^ZZZ~~~~~.wav"</text:p>
          </table:table-cell>
          <table:table-cell table:formula="of:=CONCATENATE(&quot;-ALBUM &quot;&quot;&quot;;[.A309];&quot;&quot;&quot; -ARTIST &quot;&quot;&quot;;[.B309];&quot;&quot;&quot; -ID3V2TAG TCOM &quot;&quot;&quot;;[.C309];&quot;&quot;&quot; -GENRE &quot;&quot;&quot;;[.D309];&quot;&quot;&quot; -TITLE &quot;&quot;&quot;;[.E309];&quot;&quot;&quot; -TRACK &quot;&quot;&quot;;[.F309];&quot;&quot;&quot; -YEAR &quot;&quot;&quot;;[.H309];&quot;&quot;&quot; &quot;;[.K309];&quot;/&quot;;[.O309];&quot;.mp3&quot;)" office:value-type="string" office:string-value="-ALBUM &quot;&quot; -ARTIST &quot;&quot; -ID3V2TAG TCOM &quot;&quot; -GENRE &quot;&quot; -TITLE &quot;ZZZ&quot; -TRACK &quot;&quot; -YEAR &quot;&quot; 1/T308.mp3">
            <text:p>-ALBUM "" -ARTIST "" -ID3V2TAG TCOM "" -GENRE "" -TITLE "ZZZ" -TRACK "" -YEAR "" 1/T30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09]+1" office:value-type="float" office:value="309">
            <text:p>309</text:p>
          </table:table-cell>
          <table:table-cell table:style-name="ce3"/>
          <table:table-cell table:style-name="ce5" table:formula="of:=IF([.J310]=&quot;X&quot;;[.K309]+1;[.K309])" office:value-type="float" office:value="1">
            <text:p>1</text:p>
          </table:table-cell>
          <table:table-cell table:formula="of:=IF([.J310]=&quot;X&quot;;0;[.L309]+[.G309]+[.J310]/24/60/60)" office:value-type="time" office:time-value="PT00H09M20.304S">
            <text:p>00:09:20.30</text:p>
          </table:table-cell>
          <table:table-cell table:formula="of:=INT([.L310]*24*60)+MOD([.L310]*24*60*60;60)/100" office:value-type="float" office:value="9.20304">
            <text:p>9.203</text:p>
          </table:table-cell>
          <table:table-cell table:formula="of:=[.L310]*24*60*60+[.$N$1]*([.P310]-1)" office:value-type="float" office:value="406.304000000007">
            <text:p>406.304</text:p>
          </table:table-cell>
          <table:table-cell table:formula="of:=CONCATENATE(&quot;T&quot;;[.P310])" office:value-type="string" office:string-value="T309">
            <text:p>T309</text:p>
          </table:table-cell>
          <table:table-cell table:formula="of:=IF([.J310]=&quot;X&quot;;1;[.P309]+1)" office:value-type="float" office:value="309">
            <text:p>309</text:p>
          </table:table-cell>
          <table:table-cell table:style-name="ce7" table:formula="of:=CONCATENATE(&quot;mv &quot;;[.K310];&quot;^&quot;;[.O310];&quot;.wav &quot;&quot;rn^&quot;;[.$E310];&quot;~&quot;;[.$B310];&quot;~&quot;;[.$C310];&quot;~&quot;;[.$A310];&quot;~&quot;;[.$F310];&quot;~&quot;;[.$D310];&quot;.wav&quot;&quot;&quot;)" office:value-type="string" office:string-value="mv 1^T309.wav &quot;rn^ZZZ~~~~~.wav&quot;">
            <text:p>mv 1^T309.wav "rn^ZZZ~~~~~.wav"</text:p>
          </table:table-cell>
          <table:table-cell table:formula="of:=CONCATENATE(&quot;-ALBUM &quot;&quot;&quot;;[.A310];&quot;&quot;&quot; -ARTIST &quot;&quot;&quot;;[.B310];&quot;&quot;&quot; -ID3V2TAG TCOM &quot;&quot;&quot;;[.C310];&quot;&quot;&quot; -GENRE &quot;&quot;&quot;;[.D310];&quot;&quot;&quot; -TITLE &quot;&quot;&quot;;[.E310];&quot;&quot;&quot; -TRACK &quot;&quot;&quot;;[.F310];&quot;&quot;&quot; -YEAR &quot;&quot;&quot;;[.H310];&quot;&quot;&quot; &quot;;[.K310];&quot;/&quot;;[.O310];&quot;.mp3&quot;)" office:value-type="string" office:string-value="-ALBUM &quot;&quot; -ARTIST &quot;&quot; -ID3V2TAG TCOM &quot;&quot; -GENRE &quot;&quot; -TITLE &quot;ZZZ&quot; -TRACK &quot;&quot; -YEAR &quot;&quot; 1/T309.mp3">
            <text:p>-ALBUM "" -ARTIST "" -ID3V2TAG TCOM "" -GENRE "" -TITLE "ZZZ" -TRACK "" -YEAR "" 1/T30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10]+1" office:value-type="float" office:value="310">
            <text:p>310</text:p>
          </table:table-cell>
          <table:table-cell table:style-name="ce3"/>
          <table:table-cell table:style-name="ce5" table:formula="of:=IF([.J311]=&quot;X&quot;;[.K310]+1;[.K310])" office:value-type="float" office:value="1">
            <text:p>1</text:p>
          </table:table-cell>
          <table:table-cell table:formula="of:=IF([.J311]=&quot;X&quot;;0;[.L310]+[.G310]+[.J311]/24/60/60)" office:value-type="time" office:time-value="PT00H09M20.304S">
            <text:p>00:09:20.30</text:p>
          </table:table-cell>
          <table:table-cell table:formula="of:=INT([.L311]*24*60)+MOD([.L311]*24*60*60;60)/100" office:value-type="float" office:value="9.20304">
            <text:p>9.203</text:p>
          </table:table-cell>
          <table:table-cell table:formula="of:=[.L311]*24*60*60+[.$N$1]*([.P311]-1)" office:value-type="float" office:value="405.804000000007">
            <text:p>405.804</text:p>
          </table:table-cell>
          <table:table-cell table:formula="of:=CONCATENATE(&quot;T&quot;;[.P311])" office:value-type="string" office:string-value="T310">
            <text:p>T310</text:p>
          </table:table-cell>
          <table:table-cell table:formula="of:=IF([.J311]=&quot;X&quot;;1;[.P310]+1)" office:value-type="float" office:value="310">
            <text:p>310</text:p>
          </table:table-cell>
          <table:table-cell table:style-name="ce7" table:formula="of:=CONCATENATE(&quot;mv &quot;;[.K311];&quot;^&quot;;[.O311];&quot;.wav &quot;&quot;rn^&quot;;[.$E311];&quot;~&quot;;[.$B311];&quot;~&quot;;[.$C311];&quot;~&quot;;[.$A311];&quot;~&quot;;[.$F311];&quot;~&quot;;[.$D311];&quot;.wav&quot;&quot;&quot;)" office:value-type="string" office:string-value="mv 1^T310.wav &quot;rn^ZZZ~~~~~.wav&quot;">
            <text:p>mv 1^T310.wav "rn^ZZZ~~~~~.wav"</text:p>
          </table:table-cell>
          <table:table-cell table:formula="of:=CONCATENATE(&quot;-ALBUM &quot;&quot;&quot;;[.A311];&quot;&quot;&quot; -ARTIST &quot;&quot;&quot;;[.B311];&quot;&quot;&quot; -ID3V2TAG TCOM &quot;&quot;&quot;;[.C311];&quot;&quot;&quot; -GENRE &quot;&quot;&quot;;[.D311];&quot;&quot;&quot; -TITLE &quot;&quot;&quot;;[.E311];&quot;&quot;&quot; -TRACK &quot;&quot;&quot;;[.F311];&quot;&quot;&quot; -YEAR &quot;&quot;&quot;;[.H311];&quot;&quot;&quot; &quot;;[.K311];&quot;/&quot;;[.O311];&quot;.mp3&quot;)" office:value-type="string" office:string-value="-ALBUM &quot;&quot; -ARTIST &quot;&quot; -ID3V2TAG TCOM &quot;&quot; -GENRE &quot;&quot; -TITLE &quot;ZZZ&quot; -TRACK &quot;&quot; -YEAR &quot;&quot; 1/T310.mp3">
            <text:p>-ALBUM "" -ARTIST "" -ID3V2TAG TCOM "" -GENRE "" -TITLE "ZZZ" -TRACK "" -YEAR "" 1/T31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11]+1" office:value-type="float" office:value="311">
            <text:p>311</text:p>
          </table:table-cell>
          <table:table-cell table:style-name="ce3"/>
          <table:table-cell table:style-name="ce5" table:formula="of:=IF([.J312]=&quot;X&quot;;[.K311]+1;[.K311])" office:value-type="float" office:value="1">
            <text:p>1</text:p>
          </table:table-cell>
          <table:table-cell table:formula="of:=IF([.J312]=&quot;X&quot;;0;[.L311]+[.G311]+[.J312]/24/60/60)" office:value-type="time" office:time-value="PT00H09M20.304S">
            <text:p>00:09:20.30</text:p>
          </table:table-cell>
          <table:table-cell table:formula="of:=INT([.L312]*24*60)+MOD([.L312]*24*60*60;60)/100" office:value-type="float" office:value="9.20304">
            <text:p>9.203</text:p>
          </table:table-cell>
          <table:table-cell table:formula="of:=[.L312]*24*60*60+[.$N$1]*([.P312]-1)" office:value-type="float" office:value="405.304000000007">
            <text:p>405.304</text:p>
          </table:table-cell>
          <table:table-cell table:formula="of:=CONCATENATE(&quot;T&quot;;[.P312])" office:value-type="string" office:string-value="T311">
            <text:p>T311</text:p>
          </table:table-cell>
          <table:table-cell table:formula="of:=IF([.J312]=&quot;X&quot;;1;[.P311]+1)" office:value-type="float" office:value="311">
            <text:p>311</text:p>
          </table:table-cell>
          <table:table-cell table:style-name="ce7" table:formula="of:=CONCATENATE(&quot;mv &quot;;[.K312];&quot;^&quot;;[.O312];&quot;.wav &quot;&quot;rn^&quot;;[.$E312];&quot;~&quot;;[.$B312];&quot;~&quot;;[.$C312];&quot;~&quot;;[.$A312];&quot;~&quot;;[.$F312];&quot;~&quot;;[.$D312];&quot;.wav&quot;&quot;&quot;)" office:value-type="string" office:string-value="mv 1^T311.wav &quot;rn^ZZZ~~~~~.wav&quot;">
            <text:p>mv 1^T311.wav "rn^ZZZ~~~~~.wav"</text:p>
          </table:table-cell>
          <table:table-cell table:formula="of:=CONCATENATE(&quot;-ALBUM &quot;&quot;&quot;;[.A312];&quot;&quot;&quot; -ARTIST &quot;&quot;&quot;;[.B312];&quot;&quot;&quot; -ID3V2TAG TCOM &quot;&quot;&quot;;[.C312];&quot;&quot;&quot; -GENRE &quot;&quot;&quot;;[.D312];&quot;&quot;&quot; -TITLE &quot;&quot;&quot;;[.E312];&quot;&quot;&quot; -TRACK &quot;&quot;&quot;;[.F312];&quot;&quot;&quot; -YEAR &quot;&quot;&quot;;[.H312];&quot;&quot;&quot; &quot;;[.K312];&quot;/&quot;;[.O312];&quot;.mp3&quot;)" office:value-type="string" office:string-value="-ALBUM &quot;&quot; -ARTIST &quot;&quot; -ID3V2TAG TCOM &quot;&quot; -GENRE &quot;&quot; -TITLE &quot;ZZZ&quot; -TRACK &quot;&quot; -YEAR &quot;&quot; 1/T311.mp3">
            <text:p>-ALBUM "" -ARTIST "" -ID3V2TAG TCOM "" -GENRE "" -TITLE "ZZZ" -TRACK "" -YEAR "" 1/T31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12]+1" office:value-type="float" office:value="312">
            <text:p>312</text:p>
          </table:table-cell>
          <table:table-cell table:style-name="ce3"/>
          <table:table-cell table:style-name="ce5" table:formula="of:=IF([.J313]=&quot;X&quot;;[.K312]+1;[.K312])" office:value-type="float" office:value="1">
            <text:p>1</text:p>
          </table:table-cell>
          <table:table-cell table:formula="of:=IF([.J313]=&quot;X&quot;;0;[.L312]+[.G312]+[.J313]/24/60/60)" office:value-type="time" office:time-value="PT00H09M20.304S">
            <text:p>00:09:20.30</text:p>
          </table:table-cell>
          <table:table-cell table:formula="of:=INT([.L313]*24*60)+MOD([.L313]*24*60*60;60)/100" office:value-type="float" office:value="9.20304">
            <text:p>9.203</text:p>
          </table:table-cell>
          <table:table-cell table:formula="of:=[.L313]*24*60*60+[.$N$1]*([.P313]-1)" office:value-type="float" office:value="404.804000000007">
            <text:p>404.804</text:p>
          </table:table-cell>
          <table:table-cell table:formula="of:=CONCATENATE(&quot;T&quot;;[.P313])" office:value-type="string" office:string-value="T312">
            <text:p>T312</text:p>
          </table:table-cell>
          <table:table-cell table:formula="of:=IF([.J313]=&quot;X&quot;;1;[.P312]+1)" office:value-type="float" office:value="312">
            <text:p>312</text:p>
          </table:table-cell>
          <table:table-cell table:style-name="ce7" table:formula="of:=CONCATENATE(&quot;mv &quot;;[.K313];&quot;^&quot;;[.O313];&quot;.wav &quot;&quot;rn^&quot;;[.$E313];&quot;~&quot;;[.$B313];&quot;~&quot;;[.$C313];&quot;~&quot;;[.$A313];&quot;~&quot;;[.$F313];&quot;~&quot;;[.$D313];&quot;.wav&quot;&quot;&quot;)" office:value-type="string" office:string-value="mv 1^T312.wav &quot;rn^ZZZ~~~~~.wav&quot;">
            <text:p>mv 1^T312.wav "rn^ZZZ~~~~~.wav"</text:p>
          </table:table-cell>
          <table:table-cell table:formula="of:=CONCATENATE(&quot;-ALBUM &quot;&quot;&quot;;[.A313];&quot;&quot;&quot; -ARTIST &quot;&quot;&quot;;[.B313];&quot;&quot;&quot; -ID3V2TAG TCOM &quot;&quot;&quot;;[.C313];&quot;&quot;&quot; -GENRE &quot;&quot;&quot;;[.D313];&quot;&quot;&quot; -TITLE &quot;&quot;&quot;;[.E313];&quot;&quot;&quot; -TRACK &quot;&quot;&quot;;[.F313];&quot;&quot;&quot; -YEAR &quot;&quot;&quot;;[.H313];&quot;&quot;&quot; &quot;;[.K313];&quot;/&quot;;[.O313];&quot;.mp3&quot;)" office:value-type="string" office:string-value="-ALBUM &quot;&quot; -ARTIST &quot;&quot; -ID3V2TAG TCOM &quot;&quot; -GENRE &quot;&quot; -TITLE &quot;ZZZ&quot; -TRACK &quot;&quot; -YEAR &quot;&quot; 1/T312.mp3">
            <text:p>-ALBUM "" -ARTIST "" -ID3V2TAG TCOM "" -GENRE "" -TITLE "ZZZ" -TRACK "" -YEAR "" 1/T31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13]+1" office:value-type="float" office:value="313">
            <text:p>313</text:p>
          </table:table-cell>
          <table:table-cell table:style-name="ce3"/>
          <table:table-cell table:style-name="ce5" table:formula="of:=IF([.J314]=&quot;X&quot;;[.K313]+1;[.K313])" office:value-type="float" office:value="1">
            <text:p>1</text:p>
          </table:table-cell>
          <table:table-cell table:formula="of:=IF([.J314]=&quot;X&quot;;0;[.L313]+[.G313]+[.J314]/24/60/60)" office:value-type="time" office:time-value="PT00H09M20.304S">
            <text:p>00:09:20.30</text:p>
          </table:table-cell>
          <table:table-cell table:formula="of:=INT([.L314]*24*60)+MOD([.L314]*24*60*60;60)/100" office:value-type="float" office:value="9.20304">
            <text:p>9.203</text:p>
          </table:table-cell>
          <table:table-cell table:formula="of:=[.L314]*24*60*60+[.$N$1]*([.P314]-1)" office:value-type="float" office:value="404.304000000007">
            <text:p>404.304</text:p>
          </table:table-cell>
          <table:table-cell table:formula="of:=CONCATENATE(&quot;T&quot;;[.P314])" office:value-type="string" office:string-value="T313">
            <text:p>T313</text:p>
          </table:table-cell>
          <table:table-cell table:formula="of:=IF([.J314]=&quot;X&quot;;1;[.P313]+1)" office:value-type="float" office:value="313">
            <text:p>313</text:p>
          </table:table-cell>
          <table:table-cell table:style-name="ce7" table:formula="of:=CONCATENATE(&quot;mv &quot;;[.K314];&quot;^&quot;;[.O314];&quot;.wav &quot;&quot;rn^&quot;;[.$E314];&quot;~&quot;;[.$B314];&quot;~&quot;;[.$C314];&quot;~&quot;;[.$A314];&quot;~&quot;;[.$F314];&quot;~&quot;;[.$D314];&quot;.wav&quot;&quot;&quot;)" office:value-type="string" office:string-value="mv 1^T313.wav &quot;rn^ZZZ~~~~~.wav&quot;">
            <text:p>mv 1^T313.wav "rn^ZZZ~~~~~.wav"</text:p>
          </table:table-cell>
          <table:table-cell table:formula="of:=CONCATENATE(&quot;-ALBUM &quot;&quot;&quot;;[.A314];&quot;&quot;&quot; -ARTIST &quot;&quot;&quot;;[.B314];&quot;&quot;&quot; -ID3V2TAG TCOM &quot;&quot;&quot;;[.C314];&quot;&quot;&quot; -GENRE &quot;&quot;&quot;;[.D314];&quot;&quot;&quot; -TITLE &quot;&quot;&quot;;[.E314];&quot;&quot;&quot; -TRACK &quot;&quot;&quot;;[.F314];&quot;&quot;&quot; -YEAR &quot;&quot;&quot;;[.H314];&quot;&quot;&quot; &quot;;[.K314];&quot;/&quot;;[.O314];&quot;.mp3&quot;)" office:value-type="string" office:string-value="-ALBUM &quot;&quot; -ARTIST &quot;&quot; -ID3V2TAG TCOM &quot;&quot; -GENRE &quot;&quot; -TITLE &quot;ZZZ&quot; -TRACK &quot;&quot; -YEAR &quot;&quot; 1/T313.mp3">
            <text:p>-ALBUM "" -ARTIST "" -ID3V2TAG TCOM "" -GENRE "" -TITLE "ZZZ" -TRACK "" -YEAR "" 1/T31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14]+1" office:value-type="float" office:value="314">
            <text:p>314</text:p>
          </table:table-cell>
          <table:table-cell table:style-name="ce3"/>
          <table:table-cell table:style-name="ce5" table:formula="of:=IF([.J315]=&quot;X&quot;;[.K314]+1;[.K314])" office:value-type="float" office:value="1">
            <text:p>1</text:p>
          </table:table-cell>
          <table:table-cell table:formula="of:=IF([.J315]=&quot;X&quot;;0;[.L314]+[.G314]+[.J315]/24/60/60)" office:value-type="time" office:time-value="PT00H09M20.304S">
            <text:p>00:09:20.30</text:p>
          </table:table-cell>
          <table:table-cell table:formula="of:=INT([.L315]*24*60)+MOD([.L315]*24*60*60;60)/100" office:value-type="float" office:value="9.20304">
            <text:p>9.203</text:p>
          </table:table-cell>
          <table:table-cell table:formula="of:=[.L315]*24*60*60+[.$N$1]*([.P315]-1)" office:value-type="float" office:value="403.804000000007">
            <text:p>403.804</text:p>
          </table:table-cell>
          <table:table-cell table:formula="of:=CONCATENATE(&quot;T&quot;;[.P315])" office:value-type="string" office:string-value="T314">
            <text:p>T314</text:p>
          </table:table-cell>
          <table:table-cell table:formula="of:=IF([.J315]=&quot;X&quot;;1;[.P314]+1)" office:value-type="float" office:value="314">
            <text:p>314</text:p>
          </table:table-cell>
          <table:table-cell table:style-name="ce7" table:formula="of:=CONCATENATE(&quot;mv &quot;;[.K315];&quot;^&quot;;[.O315];&quot;.wav &quot;&quot;rn^&quot;;[.$E315];&quot;~&quot;;[.$B315];&quot;~&quot;;[.$C315];&quot;~&quot;;[.$A315];&quot;~&quot;;[.$F315];&quot;~&quot;;[.$D315];&quot;.wav&quot;&quot;&quot;)" office:value-type="string" office:string-value="mv 1^T314.wav &quot;rn^ZZZ~~~~~.wav&quot;">
            <text:p>mv 1^T314.wav "rn^ZZZ~~~~~.wav"</text:p>
          </table:table-cell>
          <table:table-cell table:formula="of:=CONCATENATE(&quot;-ALBUM &quot;&quot;&quot;;[.A315];&quot;&quot;&quot; -ARTIST &quot;&quot;&quot;;[.B315];&quot;&quot;&quot; -ID3V2TAG TCOM &quot;&quot;&quot;;[.C315];&quot;&quot;&quot; -GENRE &quot;&quot;&quot;;[.D315];&quot;&quot;&quot; -TITLE &quot;&quot;&quot;;[.E315];&quot;&quot;&quot; -TRACK &quot;&quot;&quot;;[.F315];&quot;&quot;&quot; -YEAR &quot;&quot;&quot;;[.H315];&quot;&quot;&quot; &quot;;[.K315];&quot;/&quot;;[.O315];&quot;.mp3&quot;)" office:value-type="string" office:string-value="-ALBUM &quot;&quot; -ARTIST &quot;&quot; -ID3V2TAG TCOM &quot;&quot; -GENRE &quot;&quot; -TITLE &quot;ZZZ&quot; -TRACK &quot;&quot; -YEAR &quot;&quot; 1/T314.mp3">
            <text:p>-ALBUM "" -ARTIST "" -ID3V2TAG TCOM "" -GENRE "" -TITLE "ZZZ" -TRACK "" -YEAR "" 1/T31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15]+1" office:value-type="float" office:value="315">
            <text:p>315</text:p>
          </table:table-cell>
          <table:table-cell table:style-name="ce3"/>
          <table:table-cell table:style-name="ce5" table:formula="of:=IF([.J316]=&quot;X&quot;;[.K315]+1;[.K315])" office:value-type="float" office:value="1">
            <text:p>1</text:p>
          </table:table-cell>
          <table:table-cell table:formula="of:=IF([.J316]=&quot;X&quot;;0;[.L315]+[.G315]+[.J316]/24/60/60)" office:value-type="time" office:time-value="PT00H09M20.304S">
            <text:p>00:09:20.30</text:p>
          </table:table-cell>
          <table:table-cell table:formula="of:=INT([.L316]*24*60)+MOD([.L316]*24*60*60;60)/100" office:value-type="float" office:value="9.20304">
            <text:p>9.203</text:p>
          </table:table-cell>
          <table:table-cell table:formula="of:=[.L316]*24*60*60+[.$N$1]*([.P316]-1)" office:value-type="float" office:value="403.304000000007">
            <text:p>403.304</text:p>
          </table:table-cell>
          <table:table-cell table:formula="of:=CONCATENATE(&quot;T&quot;;[.P316])" office:value-type="string" office:string-value="T315">
            <text:p>T315</text:p>
          </table:table-cell>
          <table:table-cell table:formula="of:=IF([.J316]=&quot;X&quot;;1;[.P315]+1)" office:value-type="float" office:value="315">
            <text:p>315</text:p>
          </table:table-cell>
          <table:table-cell table:style-name="ce7" table:formula="of:=CONCATENATE(&quot;mv &quot;;[.K316];&quot;^&quot;;[.O316];&quot;.wav &quot;&quot;rn^&quot;;[.$E316];&quot;~&quot;;[.$B316];&quot;~&quot;;[.$C316];&quot;~&quot;;[.$A316];&quot;~&quot;;[.$F316];&quot;~&quot;;[.$D316];&quot;.wav&quot;&quot;&quot;)" office:value-type="string" office:string-value="mv 1^T315.wav &quot;rn^ZZZ~~~~~.wav&quot;">
            <text:p>mv 1^T315.wav "rn^ZZZ~~~~~.wav"</text:p>
          </table:table-cell>
          <table:table-cell table:formula="of:=CONCATENATE(&quot;-ALBUM &quot;&quot;&quot;;[.A316];&quot;&quot;&quot; -ARTIST &quot;&quot;&quot;;[.B316];&quot;&quot;&quot; -ID3V2TAG TCOM &quot;&quot;&quot;;[.C316];&quot;&quot;&quot; -GENRE &quot;&quot;&quot;;[.D316];&quot;&quot;&quot; -TITLE &quot;&quot;&quot;;[.E316];&quot;&quot;&quot; -TRACK &quot;&quot;&quot;;[.F316];&quot;&quot;&quot; -YEAR &quot;&quot;&quot;;[.H316];&quot;&quot;&quot; &quot;;[.K316];&quot;/&quot;;[.O316];&quot;.mp3&quot;)" office:value-type="string" office:string-value="-ALBUM &quot;&quot; -ARTIST &quot;&quot; -ID3V2TAG TCOM &quot;&quot; -GENRE &quot;&quot; -TITLE &quot;ZZZ&quot; -TRACK &quot;&quot; -YEAR &quot;&quot; 1/T315.mp3">
            <text:p>-ALBUM "" -ARTIST "" -ID3V2TAG TCOM "" -GENRE "" -TITLE "ZZZ" -TRACK "" -YEAR "" 1/T31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16]+1" office:value-type="float" office:value="316">
            <text:p>316</text:p>
          </table:table-cell>
          <table:table-cell table:style-name="ce3"/>
          <table:table-cell table:style-name="ce5" table:formula="of:=IF([.J317]=&quot;X&quot;;[.K316]+1;[.K316])" office:value-type="float" office:value="1">
            <text:p>1</text:p>
          </table:table-cell>
          <table:table-cell table:formula="of:=IF([.J317]=&quot;X&quot;;0;[.L316]+[.G316]+[.J317]/24/60/60)" office:value-type="time" office:time-value="PT00H09M20.304S">
            <text:p>00:09:20.30</text:p>
          </table:table-cell>
          <table:table-cell table:formula="of:=INT([.L317]*24*60)+MOD([.L317]*24*60*60;60)/100" office:value-type="float" office:value="9.20304">
            <text:p>9.203</text:p>
          </table:table-cell>
          <table:table-cell table:formula="of:=[.L317]*24*60*60+[.$N$1]*([.P317]-1)" office:value-type="float" office:value="402.804000000007">
            <text:p>402.804</text:p>
          </table:table-cell>
          <table:table-cell table:formula="of:=CONCATENATE(&quot;T&quot;;[.P317])" office:value-type="string" office:string-value="T316">
            <text:p>T316</text:p>
          </table:table-cell>
          <table:table-cell table:formula="of:=IF([.J317]=&quot;X&quot;;1;[.P316]+1)" office:value-type="float" office:value="316">
            <text:p>316</text:p>
          </table:table-cell>
          <table:table-cell table:style-name="ce7" table:formula="of:=CONCATENATE(&quot;mv &quot;;[.K317];&quot;^&quot;;[.O317];&quot;.wav &quot;&quot;rn^&quot;;[.$E317];&quot;~&quot;;[.$B317];&quot;~&quot;;[.$C317];&quot;~&quot;;[.$A317];&quot;~&quot;;[.$F317];&quot;~&quot;;[.$D317];&quot;.wav&quot;&quot;&quot;)" office:value-type="string" office:string-value="mv 1^T316.wav &quot;rn^ZZZ~~~~~.wav&quot;">
            <text:p>mv 1^T316.wav "rn^ZZZ~~~~~.wav"</text:p>
          </table:table-cell>
          <table:table-cell table:formula="of:=CONCATENATE(&quot;-ALBUM &quot;&quot;&quot;;[.A317];&quot;&quot;&quot; -ARTIST &quot;&quot;&quot;;[.B317];&quot;&quot;&quot; -ID3V2TAG TCOM &quot;&quot;&quot;;[.C317];&quot;&quot;&quot; -GENRE &quot;&quot;&quot;;[.D317];&quot;&quot;&quot; -TITLE &quot;&quot;&quot;;[.E317];&quot;&quot;&quot; -TRACK &quot;&quot;&quot;;[.F317];&quot;&quot;&quot; -YEAR &quot;&quot;&quot;;[.H317];&quot;&quot;&quot; &quot;;[.K317];&quot;/&quot;;[.O317];&quot;.mp3&quot;)" office:value-type="string" office:string-value="-ALBUM &quot;&quot; -ARTIST &quot;&quot; -ID3V2TAG TCOM &quot;&quot; -GENRE &quot;&quot; -TITLE &quot;ZZZ&quot; -TRACK &quot;&quot; -YEAR &quot;&quot; 1/T316.mp3">
            <text:p>-ALBUM "" -ARTIST "" -ID3V2TAG TCOM "" -GENRE "" -TITLE "ZZZ" -TRACK "" -YEAR "" 1/T31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17]+1" office:value-type="float" office:value="317">
            <text:p>317</text:p>
          </table:table-cell>
          <table:table-cell table:style-name="ce3"/>
          <table:table-cell table:style-name="ce5" table:formula="of:=IF([.J318]=&quot;X&quot;;[.K317]+1;[.K317])" office:value-type="float" office:value="1">
            <text:p>1</text:p>
          </table:table-cell>
          <table:table-cell table:formula="of:=IF([.J318]=&quot;X&quot;;0;[.L317]+[.G317]+[.J318]/24/60/60)" office:value-type="time" office:time-value="PT00H09M20.304S">
            <text:p>00:09:20.30</text:p>
          </table:table-cell>
          <table:table-cell table:formula="of:=INT([.L318]*24*60)+MOD([.L318]*24*60*60;60)/100" office:value-type="float" office:value="9.20304">
            <text:p>9.203</text:p>
          </table:table-cell>
          <table:table-cell table:formula="of:=[.L318]*24*60*60+[.$N$1]*([.P318]-1)" office:value-type="float" office:value="402.304000000007">
            <text:p>402.304</text:p>
          </table:table-cell>
          <table:table-cell table:formula="of:=CONCATENATE(&quot;T&quot;;[.P318])" office:value-type="string" office:string-value="T317">
            <text:p>T317</text:p>
          </table:table-cell>
          <table:table-cell table:formula="of:=IF([.J318]=&quot;X&quot;;1;[.P317]+1)" office:value-type="float" office:value="317">
            <text:p>317</text:p>
          </table:table-cell>
          <table:table-cell table:style-name="ce7" table:formula="of:=CONCATENATE(&quot;mv &quot;;[.K318];&quot;^&quot;;[.O318];&quot;.wav &quot;&quot;rn^&quot;;[.$E318];&quot;~&quot;;[.$B318];&quot;~&quot;;[.$C318];&quot;~&quot;;[.$A318];&quot;~&quot;;[.$F318];&quot;~&quot;;[.$D318];&quot;.wav&quot;&quot;&quot;)" office:value-type="string" office:string-value="mv 1^T317.wav &quot;rn^ZZZ~~~~~.wav&quot;">
            <text:p>mv 1^T317.wav "rn^ZZZ~~~~~.wav"</text:p>
          </table:table-cell>
          <table:table-cell table:formula="of:=CONCATENATE(&quot;-ALBUM &quot;&quot;&quot;;[.A318];&quot;&quot;&quot; -ARTIST &quot;&quot;&quot;;[.B318];&quot;&quot;&quot; -ID3V2TAG TCOM &quot;&quot;&quot;;[.C318];&quot;&quot;&quot; -GENRE &quot;&quot;&quot;;[.D318];&quot;&quot;&quot; -TITLE &quot;&quot;&quot;;[.E318];&quot;&quot;&quot; -TRACK &quot;&quot;&quot;;[.F318];&quot;&quot;&quot; -YEAR &quot;&quot;&quot;;[.H318];&quot;&quot;&quot; &quot;;[.K318];&quot;/&quot;;[.O318];&quot;.mp3&quot;)" office:value-type="string" office:string-value="-ALBUM &quot;&quot; -ARTIST &quot;&quot; -ID3V2TAG TCOM &quot;&quot; -GENRE &quot;&quot; -TITLE &quot;ZZZ&quot; -TRACK &quot;&quot; -YEAR &quot;&quot; 1/T317.mp3">
            <text:p>-ALBUM "" -ARTIST "" -ID3V2TAG TCOM "" -GENRE "" -TITLE "ZZZ" -TRACK "" -YEAR "" 1/T31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18]+1" office:value-type="float" office:value="318">
            <text:p>318</text:p>
          </table:table-cell>
          <table:table-cell table:style-name="ce3"/>
          <table:table-cell table:style-name="ce5" table:formula="of:=IF([.J319]=&quot;X&quot;;[.K318]+1;[.K318])" office:value-type="float" office:value="1">
            <text:p>1</text:p>
          </table:table-cell>
          <table:table-cell table:formula="of:=IF([.J319]=&quot;X&quot;;0;[.L318]+[.G318]+[.J319]/24/60/60)" office:value-type="time" office:time-value="PT00H09M20.304S">
            <text:p>00:09:20.30</text:p>
          </table:table-cell>
          <table:table-cell table:formula="of:=INT([.L319]*24*60)+MOD([.L319]*24*60*60;60)/100" office:value-type="float" office:value="9.20304">
            <text:p>9.203</text:p>
          </table:table-cell>
          <table:table-cell table:formula="of:=[.L319]*24*60*60+[.$N$1]*([.P319]-1)" office:value-type="float" office:value="401.804000000007">
            <text:p>401.804</text:p>
          </table:table-cell>
          <table:table-cell table:formula="of:=CONCATENATE(&quot;T&quot;;[.P319])" office:value-type="string" office:string-value="T318">
            <text:p>T318</text:p>
          </table:table-cell>
          <table:table-cell table:formula="of:=IF([.J319]=&quot;X&quot;;1;[.P318]+1)" office:value-type="float" office:value="318">
            <text:p>318</text:p>
          </table:table-cell>
          <table:table-cell table:style-name="ce7" table:formula="of:=CONCATENATE(&quot;mv &quot;;[.K319];&quot;^&quot;;[.O319];&quot;.wav &quot;&quot;rn^&quot;;[.$E319];&quot;~&quot;;[.$B319];&quot;~&quot;;[.$C319];&quot;~&quot;;[.$A319];&quot;~&quot;;[.$F319];&quot;~&quot;;[.$D319];&quot;.wav&quot;&quot;&quot;)" office:value-type="string" office:string-value="mv 1^T318.wav &quot;rn^ZZZ~~~~~.wav&quot;">
            <text:p>mv 1^T318.wav "rn^ZZZ~~~~~.wav"</text:p>
          </table:table-cell>
          <table:table-cell table:formula="of:=CONCATENATE(&quot;-ALBUM &quot;&quot;&quot;;[.A319];&quot;&quot;&quot; -ARTIST &quot;&quot;&quot;;[.B319];&quot;&quot;&quot; -ID3V2TAG TCOM &quot;&quot;&quot;;[.C319];&quot;&quot;&quot; -GENRE &quot;&quot;&quot;;[.D319];&quot;&quot;&quot; -TITLE &quot;&quot;&quot;;[.E319];&quot;&quot;&quot; -TRACK &quot;&quot;&quot;;[.F319];&quot;&quot;&quot; -YEAR &quot;&quot;&quot;;[.H319];&quot;&quot;&quot; &quot;;[.K319];&quot;/&quot;;[.O319];&quot;.mp3&quot;)" office:value-type="string" office:string-value="-ALBUM &quot;&quot; -ARTIST &quot;&quot; -ID3V2TAG TCOM &quot;&quot; -GENRE &quot;&quot; -TITLE &quot;ZZZ&quot; -TRACK &quot;&quot; -YEAR &quot;&quot; 1/T318.mp3">
            <text:p>-ALBUM "" -ARTIST "" -ID3V2TAG TCOM "" -GENRE "" -TITLE "ZZZ" -TRACK "" -YEAR "" 1/T31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19]+1" office:value-type="float" office:value="319">
            <text:p>319</text:p>
          </table:table-cell>
          <table:table-cell table:style-name="ce3"/>
          <table:table-cell table:style-name="ce5" table:formula="of:=IF([.J320]=&quot;X&quot;;[.K319]+1;[.K319])" office:value-type="float" office:value="1">
            <text:p>1</text:p>
          </table:table-cell>
          <table:table-cell table:formula="of:=IF([.J320]=&quot;X&quot;;0;[.L319]+[.G319]+[.J320]/24/60/60)" office:value-type="time" office:time-value="PT00H09M20.304S">
            <text:p>00:09:20.30</text:p>
          </table:table-cell>
          <table:table-cell table:formula="of:=INT([.L320]*24*60)+MOD([.L320]*24*60*60;60)/100" office:value-type="float" office:value="9.20304">
            <text:p>9.203</text:p>
          </table:table-cell>
          <table:table-cell table:formula="of:=[.L320]*24*60*60+[.$N$1]*([.P320]-1)" office:value-type="float" office:value="401.304000000007">
            <text:p>401.304</text:p>
          </table:table-cell>
          <table:table-cell table:formula="of:=CONCATENATE(&quot;T&quot;;[.P320])" office:value-type="string" office:string-value="T319">
            <text:p>T319</text:p>
          </table:table-cell>
          <table:table-cell table:formula="of:=IF([.J320]=&quot;X&quot;;1;[.P319]+1)" office:value-type="float" office:value="319">
            <text:p>319</text:p>
          </table:table-cell>
          <table:table-cell table:style-name="ce7" table:formula="of:=CONCATENATE(&quot;mv &quot;;[.K320];&quot;^&quot;;[.O320];&quot;.wav &quot;&quot;rn^&quot;;[.$E320];&quot;~&quot;;[.$B320];&quot;~&quot;;[.$C320];&quot;~&quot;;[.$A320];&quot;~&quot;;[.$F320];&quot;~&quot;;[.$D320];&quot;.wav&quot;&quot;&quot;)" office:value-type="string" office:string-value="mv 1^T319.wav &quot;rn^ZZZ~~~~~.wav&quot;">
            <text:p>mv 1^T319.wav "rn^ZZZ~~~~~.wav"</text:p>
          </table:table-cell>
          <table:table-cell table:formula="of:=CONCATENATE(&quot;-ALBUM &quot;&quot;&quot;;[.A320];&quot;&quot;&quot; -ARTIST &quot;&quot;&quot;;[.B320];&quot;&quot;&quot; -ID3V2TAG TCOM &quot;&quot;&quot;;[.C320];&quot;&quot;&quot; -GENRE &quot;&quot;&quot;;[.D320];&quot;&quot;&quot; -TITLE &quot;&quot;&quot;;[.E320];&quot;&quot;&quot; -TRACK &quot;&quot;&quot;;[.F320];&quot;&quot;&quot; -YEAR &quot;&quot;&quot;;[.H320];&quot;&quot;&quot; &quot;;[.K320];&quot;/&quot;;[.O320];&quot;.mp3&quot;)" office:value-type="string" office:string-value="-ALBUM &quot;&quot; -ARTIST &quot;&quot; -ID3V2TAG TCOM &quot;&quot; -GENRE &quot;&quot; -TITLE &quot;ZZZ&quot; -TRACK &quot;&quot; -YEAR &quot;&quot; 1/T319.mp3">
            <text:p>-ALBUM "" -ARTIST "" -ID3V2TAG TCOM "" -GENRE "" -TITLE "ZZZ" -TRACK "" -YEAR "" 1/T31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20]+1" office:value-type="float" office:value="320">
            <text:p>320</text:p>
          </table:table-cell>
          <table:table-cell table:style-name="ce3"/>
          <table:table-cell table:style-name="ce5" table:formula="of:=IF([.J321]=&quot;X&quot;;[.K320]+1;[.K320])" office:value-type="float" office:value="1">
            <text:p>1</text:p>
          </table:table-cell>
          <table:table-cell table:formula="of:=IF([.J321]=&quot;X&quot;;0;[.L320]+[.G320]+[.J321]/24/60/60)" office:value-type="time" office:time-value="PT00H09M20.304S">
            <text:p>00:09:20.30</text:p>
          </table:table-cell>
          <table:table-cell table:formula="of:=INT([.L321]*24*60)+MOD([.L321]*24*60*60;60)/100" office:value-type="float" office:value="9.20304">
            <text:p>9.203</text:p>
          </table:table-cell>
          <table:table-cell table:formula="of:=[.L321]*24*60*60+[.$N$1]*([.P321]-1)" office:value-type="float" office:value="400.804000000007">
            <text:p>400.804</text:p>
          </table:table-cell>
          <table:table-cell table:formula="of:=CONCATENATE(&quot;T&quot;;[.P321])" office:value-type="string" office:string-value="T320">
            <text:p>T320</text:p>
          </table:table-cell>
          <table:table-cell table:formula="of:=IF([.J321]=&quot;X&quot;;1;[.P320]+1)" office:value-type="float" office:value="320">
            <text:p>320</text:p>
          </table:table-cell>
          <table:table-cell table:style-name="ce7" table:formula="of:=CONCATENATE(&quot;mv &quot;;[.K321];&quot;^&quot;;[.O321];&quot;.wav &quot;&quot;rn^&quot;;[.$E321];&quot;~&quot;;[.$B321];&quot;~&quot;;[.$C321];&quot;~&quot;;[.$A321];&quot;~&quot;;[.$F321];&quot;~&quot;;[.$D321];&quot;.wav&quot;&quot;&quot;)" office:value-type="string" office:string-value="mv 1^T320.wav &quot;rn^ZZZ~~~~~.wav&quot;">
            <text:p>mv 1^T320.wav "rn^ZZZ~~~~~.wav"</text:p>
          </table:table-cell>
          <table:table-cell table:formula="of:=CONCATENATE(&quot;-ALBUM &quot;&quot;&quot;;[.A321];&quot;&quot;&quot; -ARTIST &quot;&quot;&quot;;[.B321];&quot;&quot;&quot; -ID3V2TAG TCOM &quot;&quot;&quot;;[.C321];&quot;&quot;&quot; -GENRE &quot;&quot;&quot;;[.D321];&quot;&quot;&quot; -TITLE &quot;&quot;&quot;;[.E321];&quot;&quot;&quot; -TRACK &quot;&quot;&quot;;[.F321];&quot;&quot;&quot; -YEAR &quot;&quot;&quot;;[.H321];&quot;&quot;&quot; &quot;;[.K321];&quot;/&quot;;[.O321];&quot;.mp3&quot;)" office:value-type="string" office:string-value="-ALBUM &quot;&quot; -ARTIST &quot;&quot; -ID3V2TAG TCOM &quot;&quot; -GENRE &quot;&quot; -TITLE &quot;ZZZ&quot; -TRACK &quot;&quot; -YEAR &quot;&quot; 1/T320.mp3">
            <text:p>-ALBUM "" -ARTIST "" -ID3V2TAG TCOM "" -GENRE "" -TITLE "ZZZ" -TRACK "" -YEAR "" 1/T32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21]+1" office:value-type="float" office:value="321">
            <text:p>321</text:p>
          </table:table-cell>
          <table:table-cell table:style-name="ce3"/>
          <table:table-cell table:style-name="ce5" table:formula="of:=IF([.J322]=&quot;X&quot;;[.K321]+1;[.K321])" office:value-type="float" office:value="1">
            <text:p>1</text:p>
          </table:table-cell>
          <table:table-cell table:formula="of:=IF([.J322]=&quot;X&quot;;0;[.L321]+[.G321]+[.J322]/24/60/60)" office:value-type="time" office:time-value="PT00H09M20.304S">
            <text:p>00:09:20.30</text:p>
          </table:table-cell>
          <table:table-cell table:formula="of:=INT([.L322]*24*60)+MOD([.L322]*24*60*60;60)/100" office:value-type="float" office:value="9.20304">
            <text:p>9.203</text:p>
          </table:table-cell>
          <table:table-cell table:formula="of:=[.L322]*24*60*60+[.$N$1]*([.P322]-1)" office:value-type="float" office:value="400.304000000007">
            <text:p>400.304</text:p>
          </table:table-cell>
          <table:table-cell table:formula="of:=CONCATENATE(&quot;T&quot;;[.P322])" office:value-type="string" office:string-value="T321">
            <text:p>T321</text:p>
          </table:table-cell>
          <table:table-cell table:formula="of:=IF([.J322]=&quot;X&quot;;1;[.P321]+1)" office:value-type="float" office:value="321">
            <text:p>321</text:p>
          </table:table-cell>
          <table:table-cell table:style-name="ce7" table:formula="of:=CONCATENATE(&quot;mv &quot;;[.K322];&quot;^&quot;;[.O322];&quot;.wav &quot;&quot;rn^&quot;;[.$E322];&quot;~&quot;;[.$B322];&quot;~&quot;;[.$C322];&quot;~&quot;;[.$A322];&quot;~&quot;;[.$F322];&quot;~&quot;;[.$D322];&quot;.wav&quot;&quot;&quot;)" office:value-type="string" office:string-value="mv 1^T321.wav &quot;rn^ZZZ~~~~~.wav&quot;">
            <text:p>mv 1^T321.wav "rn^ZZZ~~~~~.wav"</text:p>
          </table:table-cell>
          <table:table-cell table:formula="of:=CONCATENATE(&quot;-ALBUM &quot;&quot;&quot;;[.A322];&quot;&quot;&quot; -ARTIST &quot;&quot;&quot;;[.B322];&quot;&quot;&quot; -ID3V2TAG TCOM &quot;&quot;&quot;;[.C322];&quot;&quot;&quot; -GENRE &quot;&quot;&quot;;[.D322];&quot;&quot;&quot; -TITLE &quot;&quot;&quot;;[.E322];&quot;&quot;&quot; -TRACK &quot;&quot;&quot;;[.F322];&quot;&quot;&quot; -YEAR &quot;&quot;&quot;;[.H322];&quot;&quot;&quot; &quot;;[.K322];&quot;/&quot;;[.O322];&quot;.mp3&quot;)" office:value-type="string" office:string-value="-ALBUM &quot;&quot; -ARTIST &quot;&quot; -ID3V2TAG TCOM &quot;&quot; -GENRE &quot;&quot; -TITLE &quot;ZZZ&quot; -TRACK &quot;&quot; -YEAR &quot;&quot; 1/T321.mp3">
            <text:p>-ALBUM "" -ARTIST "" -ID3V2TAG TCOM "" -GENRE "" -TITLE "ZZZ" -TRACK "" -YEAR "" 1/T32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22]+1" office:value-type="float" office:value="322">
            <text:p>322</text:p>
          </table:table-cell>
          <table:table-cell table:style-name="ce3"/>
          <table:table-cell table:style-name="ce5" table:formula="of:=IF([.J323]=&quot;X&quot;;[.K322]+1;[.K322])" office:value-type="float" office:value="1">
            <text:p>1</text:p>
          </table:table-cell>
          <table:table-cell table:formula="of:=IF([.J323]=&quot;X&quot;;0;[.L322]+[.G322]+[.J323]/24/60/60)" office:value-type="time" office:time-value="PT00H09M20.304S">
            <text:p>00:09:20.30</text:p>
          </table:table-cell>
          <table:table-cell table:formula="of:=INT([.L323]*24*60)+MOD([.L323]*24*60*60;60)/100" office:value-type="float" office:value="9.20304">
            <text:p>9.203</text:p>
          </table:table-cell>
          <table:table-cell table:formula="of:=[.L323]*24*60*60+[.$N$1]*([.P323]-1)" office:value-type="float" office:value="399.804000000007">
            <text:p>399.804</text:p>
          </table:table-cell>
          <table:table-cell table:formula="of:=CONCATENATE(&quot;T&quot;;[.P323])" office:value-type="string" office:string-value="T322">
            <text:p>T322</text:p>
          </table:table-cell>
          <table:table-cell table:formula="of:=IF([.J323]=&quot;X&quot;;1;[.P322]+1)" office:value-type="float" office:value="322">
            <text:p>322</text:p>
          </table:table-cell>
          <table:table-cell table:style-name="ce7" table:formula="of:=CONCATENATE(&quot;mv &quot;;[.K323];&quot;^&quot;;[.O323];&quot;.wav &quot;&quot;rn^&quot;;[.$E323];&quot;~&quot;;[.$B323];&quot;~&quot;;[.$C323];&quot;~&quot;;[.$A323];&quot;~&quot;;[.$F323];&quot;~&quot;;[.$D323];&quot;.wav&quot;&quot;&quot;)" office:value-type="string" office:string-value="mv 1^T322.wav &quot;rn^ZZZ~~~~~.wav&quot;">
            <text:p>mv 1^T322.wav "rn^ZZZ~~~~~.wav"</text:p>
          </table:table-cell>
          <table:table-cell table:formula="of:=CONCATENATE(&quot;-ALBUM &quot;&quot;&quot;;[.A323];&quot;&quot;&quot; -ARTIST &quot;&quot;&quot;;[.B323];&quot;&quot;&quot; -ID3V2TAG TCOM &quot;&quot;&quot;;[.C323];&quot;&quot;&quot; -GENRE &quot;&quot;&quot;;[.D323];&quot;&quot;&quot; -TITLE &quot;&quot;&quot;;[.E323];&quot;&quot;&quot; -TRACK &quot;&quot;&quot;;[.F323];&quot;&quot;&quot; -YEAR &quot;&quot;&quot;;[.H323];&quot;&quot;&quot; &quot;;[.K323];&quot;/&quot;;[.O323];&quot;.mp3&quot;)" office:value-type="string" office:string-value="-ALBUM &quot;&quot; -ARTIST &quot;&quot; -ID3V2TAG TCOM &quot;&quot; -GENRE &quot;&quot; -TITLE &quot;ZZZ&quot; -TRACK &quot;&quot; -YEAR &quot;&quot; 1/T322.mp3">
            <text:p>-ALBUM "" -ARTIST "" -ID3V2TAG TCOM "" -GENRE "" -TITLE "ZZZ" -TRACK "" -YEAR "" 1/T32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23]+1" office:value-type="float" office:value="323">
            <text:p>323</text:p>
          </table:table-cell>
          <table:table-cell table:style-name="ce3"/>
          <table:table-cell table:style-name="ce5" table:formula="of:=IF([.J324]=&quot;X&quot;;[.K323]+1;[.K323])" office:value-type="float" office:value="1">
            <text:p>1</text:p>
          </table:table-cell>
          <table:table-cell table:formula="of:=IF([.J324]=&quot;X&quot;;0;[.L323]+[.G323]+[.J324]/24/60/60)" office:value-type="time" office:time-value="PT00H09M20.304S">
            <text:p>00:09:20.30</text:p>
          </table:table-cell>
          <table:table-cell table:formula="of:=INT([.L324]*24*60)+MOD([.L324]*24*60*60;60)/100" office:value-type="float" office:value="9.20304">
            <text:p>9.203</text:p>
          </table:table-cell>
          <table:table-cell table:formula="of:=[.L324]*24*60*60+[.$N$1]*([.P324]-1)" office:value-type="float" office:value="399.304000000007">
            <text:p>399.304</text:p>
          </table:table-cell>
          <table:table-cell table:formula="of:=CONCATENATE(&quot;T&quot;;[.P324])" office:value-type="string" office:string-value="T323">
            <text:p>T323</text:p>
          </table:table-cell>
          <table:table-cell table:formula="of:=IF([.J324]=&quot;X&quot;;1;[.P323]+1)" office:value-type="float" office:value="323">
            <text:p>323</text:p>
          </table:table-cell>
          <table:table-cell table:style-name="ce7" table:formula="of:=CONCATENATE(&quot;mv &quot;;[.K324];&quot;^&quot;;[.O324];&quot;.wav &quot;&quot;rn^&quot;;[.$E324];&quot;~&quot;;[.$B324];&quot;~&quot;;[.$C324];&quot;~&quot;;[.$A324];&quot;~&quot;;[.$F324];&quot;~&quot;;[.$D324];&quot;.wav&quot;&quot;&quot;)" office:value-type="string" office:string-value="mv 1^T323.wav &quot;rn^ZZZ~~~~~.wav&quot;">
            <text:p>mv 1^T323.wav "rn^ZZZ~~~~~.wav"</text:p>
          </table:table-cell>
          <table:table-cell table:formula="of:=CONCATENATE(&quot;-ALBUM &quot;&quot;&quot;;[.A324];&quot;&quot;&quot; -ARTIST &quot;&quot;&quot;;[.B324];&quot;&quot;&quot; -ID3V2TAG TCOM &quot;&quot;&quot;;[.C324];&quot;&quot;&quot; -GENRE &quot;&quot;&quot;;[.D324];&quot;&quot;&quot; -TITLE &quot;&quot;&quot;;[.E324];&quot;&quot;&quot; -TRACK &quot;&quot;&quot;;[.F324];&quot;&quot;&quot; -YEAR &quot;&quot;&quot;;[.H324];&quot;&quot;&quot; &quot;;[.K324];&quot;/&quot;;[.O324];&quot;.mp3&quot;)" office:value-type="string" office:string-value="-ALBUM &quot;&quot; -ARTIST &quot;&quot; -ID3V2TAG TCOM &quot;&quot; -GENRE &quot;&quot; -TITLE &quot;ZZZ&quot; -TRACK &quot;&quot; -YEAR &quot;&quot; 1/T323.mp3">
            <text:p>-ALBUM "" -ARTIST "" -ID3V2TAG TCOM "" -GENRE "" -TITLE "ZZZ" -TRACK "" -YEAR "" 1/T32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24]+1" office:value-type="float" office:value="324">
            <text:p>324</text:p>
          </table:table-cell>
          <table:table-cell table:style-name="ce3"/>
          <table:table-cell table:style-name="ce5" table:formula="of:=IF([.J325]=&quot;X&quot;;[.K324]+1;[.K324])" office:value-type="float" office:value="1">
            <text:p>1</text:p>
          </table:table-cell>
          <table:table-cell table:formula="of:=IF([.J325]=&quot;X&quot;;0;[.L324]+[.G324]+[.J325]/24/60/60)" office:value-type="time" office:time-value="PT00H09M20.304S">
            <text:p>00:09:20.30</text:p>
          </table:table-cell>
          <table:table-cell table:formula="of:=INT([.L325]*24*60)+MOD([.L325]*24*60*60;60)/100" office:value-type="float" office:value="9.20304">
            <text:p>9.203</text:p>
          </table:table-cell>
          <table:table-cell table:formula="of:=[.L325]*24*60*60+[.$N$1]*([.P325]-1)" office:value-type="float" office:value="398.804000000007">
            <text:p>398.804</text:p>
          </table:table-cell>
          <table:table-cell table:formula="of:=CONCATENATE(&quot;T&quot;;[.P325])" office:value-type="string" office:string-value="T324">
            <text:p>T324</text:p>
          </table:table-cell>
          <table:table-cell table:formula="of:=IF([.J325]=&quot;X&quot;;1;[.P324]+1)" office:value-type="float" office:value="324">
            <text:p>324</text:p>
          </table:table-cell>
          <table:table-cell table:style-name="ce7" table:formula="of:=CONCATENATE(&quot;mv &quot;;[.K325];&quot;^&quot;;[.O325];&quot;.wav &quot;&quot;rn^&quot;;[.$E325];&quot;~&quot;;[.$B325];&quot;~&quot;;[.$C325];&quot;~&quot;;[.$A325];&quot;~&quot;;[.$F325];&quot;~&quot;;[.$D325];&quot;.wav&quot;&quot;&quot;)" office:value-type="string" office:string-value="mv 1^T324.wav &quot;rn^ZZZ~~~~~.wav&quot;">
            <text:p>mv 1^T324.wav "rn^ZZZ~~~~~.wav"</text:p>
          </table:table-cell>
          <table:table-cell table:formula="of:=CONCATENATE(&quot;-ALBUM &quot;&quot;&quot;;[.A325];&quot;&quot;&quot; -ARTIST &quot;&quot;&quot;;[.B325];&quot;&quot;&quot; -ID3V2TAG TCOM &quot;&quot;&quot;;[.C325];&quot;&quot;&quot; -GENRE &quot;&quot;&quot;;[.D325];&quot;&quot;&quot; -TITLE &quot;&quot;&quot;;[.E325];&quot;&quot;&quot; -TRACK &quot;&quot;&quot;;[.F325];&quot;&quot;&quot; -YEAR &quot;&quot;&quot;;[.H325];&quot;&quot;&quot; &quot;;[.K325];&quot;/&quot;;[.O325];&quot;.mp3&quot;)" office:value-type="string" office:string-value="-ALBUM &quot;&quot; -ARTIST &quot;&quot; -ID3V2TAG TCOM &quot;&quot; -GENRE &quot;&quot; -TITLE &quot;ZZZ&quot; -TRACK &quot;&quot; -YEAR &quot;&quot; 1/T324.mp3">
            <text:p>-ALBUM "" -ARTIST "" -ID3V2TAG TCOM "" -GENRE "" -TITLE "ZZZ" -TRACK "" -YEAR "" 1/T32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25]+1" office:value-type="float" office:value="325">
            <text:p>325</text:p>
          </table:table-cell>
          <table:table-cell table:style-name="ce3"/>
          <table:table-cell table:style-name="ce5" table:formula="of:=IF([.J326]=&quot;X&quot;;[.K325]+1;[.K325])" office:value-type="float" office:value="1">
            <text:p>1</text:p>
          </table:table-cell>
          <table:table-cell table:formula="of:=IF([.J326]=&quot;X&quot;;0;[.L325]+[.G325]+[.J326]/24/60/60)" office:value-type="time" office:time-value="PT00H09M20.304S">
            <text:p>00:09:20.30</text:p>
          </table:table-cell>
          <table:table-cell table:formula="of:=INT([.L326]*24*60)+MOD([.L326]*24*60*60;60)/100" office:value-type="float" office:value="9.20304">
            <text:p>9.203</text:p>
          </table:table-cell>
          <table:table-cell table:formula="of:=[.L326]*24*60*60+[.$N$1]*([.P326]-1)" office:value-type="float" office:value="398.304000000007">
            <text:p>398.304</text:p>
          </table:table-cell>
          <table:table-cell table:formula="of:=CONCATENATE(&quot;T&quot;;[.P326])" office:value-type="string" office:string-value="T325">
            <text:p>T325</text:p>
          </table:table-cell>
          <table:table-cell table:formula="of:=IF([.J326]=&quot;X&quot;;1;[.P325]+1)" office:value-type="float" office:value="325">
            <text:p>325</text:p>
          </table:table-cell>
          <table:table-cell table:style-name="ce7" table:formula="of:=CONCATENATE(&quot;mv &quot;;[.K326];&quot;^&quot;;[.O326];&quot;.wav &quot;&quot;rn^&quot;;[.$E326];&quot;~&quot;;[.$B326];&quot;~&quot;;[.$C326];&quot;~&quot;;[.$A326];&quot;~&quot;;[.$F326];&quot;~&quot;;[.$D326];&quot;.wav&quot;&quot;&quot;)" office:value-type="string" office:string-value="mv 1^T325.wav &quot;rn^ZZZ~~~~~.wav&quot;">
            <text:p>mv 1^T325.wav "rn^ZZZ~~~~~.wav"</text:p>
          </table:table-cell>
          <table:table-cell table:formula="of:=CONCATENATE(&quot;-ALBUM &quot;&quot;&quot;;[.A326];&quot;&quot;&quot; -ARTIST &quot;&quot;&quot;;[.B326];&quot;&quot;&quot; -ID3V2TAG TCOM &quot;&quot;&quot;;[.C326];&quot;&quot;&quot; -GENRE &quot;&quot;&quot;;[.D326];&quot;&quot;&quot; -TITLE &quot;&quot;&quot;;[.E326];&quot;&quot;&quot; -TRACK &quot;&quot;&quot;;[.F326];&quot;&quot;&quot; -YEAR &quot;&quot;&quot;;[.H326];&quot;&quot;&quot; &quot;;[.K326];&quot;/&quot;;[.O326];&quot;.mp3&quot;)" office:value-type="string" office:string-value="-ALBUM &quot;&quot; -ARTIST &quot;&quot; -ID3V2TAG TCOM &quot;&quot; -GENRE &quot;&quot; -TITLE &quot;ZZZ&quot; -TRACK &quot;&quot; -YEAR &quot;&quot; 1/T325.mp3">
            <text:p>-ALBUM "" -ARTIST "" -ID3V2TAG TCOM "" -GENRE "" -TITLE "ZZZ" -TRACK "" -YEAR "" 1/T32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26]+1" office:value-type="float" office:value="326">
            <text:p>326</text:p>
          </table:table-cell>
          <table:table-cell table:style-name="ce3"/>
          <table:table-cell table:style-name="ce5" table:formula="of:=IF([.J327]=&quot;X&quot;;[.K326]+1;[.K326])" office:value-type="float" office:value="1">
            <text:p>1</text:p>
          </table:table-cell>
          <table:table-cell table:formula="of:=IF([.J327]=&quot;X&quot;;0;[.L326]+[.G326]+[.J327]/24/60/60)" office:value-type="time" office:time-value="PT00H09M20.304S">
            <text:p>00:09:20.30</text:p>
          </table:table-cell>
          <table:table-cell table:formula="of:=INT([.L327]*24*60)+MOD([.L327]*24*60*60;60)/100" office:value-type="float" office:value="9.20304">
            <text:p>9.203</text:p>
          </table:table-cell>
          <table:table-cell table:formula="of:=[.L327]*24*60*60+[.$N$1]*([.P327]-1)" office:value-type="float" office:value="397.804000000007">
            <text:p>397.804</text:p>
          </table:table-cell>
          <table:table-cell table:formula="of:=CONCATENATE(&quot;T&quot;;[.P327])" office:value-type="string" office:string-value="T326">
            <text:p>T326</text:p>
          </table:table-cell>
          <table:table-cell table:formula="of:=IF([.J327]=&quot;X&quot;;1;[.P326]+1)" office:value-type="float" office:value="326">
            <text:p>326</text:p>
          </table:table-cell>
          <table:table-cell table:style-name="ce7" table:formula="of:=CONCATENATE(&quot;mv &quot;;[.K327];&quot;^&quot;;[.O327];&quot;.wav &quot;&quot;rn^&quot;;[.$E327];&quot;~&quot;;[.$B327];&quot;~&quot;;[.$C327];&quot;~&quot;;[.$A327];&quot;~&quot;;[.$F327];&quot;~&quot;;[.$D327];&quot;.wav&quot;&quot;&quot;)" office:value-type="string" office:string-value="mv 1^T326.wav &quot;rn^ZZZ~~~~~.wav&quot;">
            <text:p>mv 1^T326.wav "rn^ZZZ~~~~~.wav"</text:p>
          </table:table-cell>
          <table:table-cell table:formula="of:=CONCATENATE(&quot;-ALBUM &quot;&quot;&quot;;[.A327];&quot;&quot;&quot; -ARTIST &quot;&quot;&quot;;[.B327];&quot;&quot;&quot; -ID3V2TAG TCOM &quot;&quot;&quot;;[.C327];&quot;&quot;&quot; -GENRE &quot;&quot;&quot;;[.D327];&quot;&quot;&quot; -TITLE &quot;&quot;&quot;;[.E327];&quot;&quot;&quot; -TRACK &quot;&quot;&quot;;[.F327];&quot;&quot;&quot; -YEAR &quot;&quot;&quot;;[.H327];&quot;&quot;&quot; &quot;;[.K327];&quot;/&quot;;[.O327];&quot;.mp3&quot;)" office:value-type="string" office:string-value="-ALBUM &quot;&quot; -ARTIST &quot;&quot; -ID3V2TAG TCOM &quot;&quot; -GENRE &quot;&quot; -TITLE &quot;ZZZ&quot; -TRACK &quot;&quot; -YEAR &quot;&quot; 1/T326.mp3">
            <text:p>-ALBUM "" -ARTIST "" -ID3V2TAG TCOM "" -GENRE "" -TITLE "ZZZ" -TRACK "" -YEAR "" 1/T32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27]+1" office:value-type="float" office:value="327">
            <text:p>327</text:p>
          </table:table-cell>
          <table:table-cell table:style-name="ce3"/>
          <table:table-cell table:style-name="ce5" table:formula="of:=IF([.J328]=&quot;X&quot;;[.K327]+1;[.K327])" office:value-type="float" office:value="1">
            <text:p>1</text:p>
          </table:table-cell>
          <table:table-cell table:formula="of:=IF([.J328]=&quot;X&quot;;0;[.L327]+[.G327]+[.J328]/24/60/60)" office:value-type="time" office:time-value="PT00H09M20.304S">
            <text:p>00:09:20.30</text:p>
          </table:table-cell>
          <table:table-cell table:formula="of:=INT([.L328]*24*60)+MOD([.L328]*24*60*60;60)/100" office:value-type="float" office:value="9.20304">
            <text:p>9.203</text:p>
          </table:table-cell>
          <table:table-cell table:formula="of:=[.L328]*24*60*60+[.$N$1]*([.P328]-1)" office:value-type="float" office:value="397.304000000007">
            <text:p>397.304</text:p>
          </table:table-cell>
          <table:table-cell table:formula="of:=CONCATENATE(&quot;T&quot;;[.P328])" office:value-type="string" office:string-value="T327">
            <text:p>T327</text:p>
          </table:table-cell>
          <table:table-cell table:formula="of:=IF([.J328]=&quot;X&quot;;1;[.P327]+1)" office:value-type="float" office:value="327">
            <text:p>327</text:p>
          </table:table-cell>
          <table:table-cell table:style-name="ce7" table:formula="of:=CONCATENATE(&quot;mv &quot;;[.K328];&quot;^&quot;;[.O328];&quot;.wav &quot;&quot;rn^&quot;;[.$E328];&quot;~&quot;;[.$B328];&quot;~&quot;;[.$C328];&quot;~&quot;;[.$A328];&quot;~&quot;;[.$F328];&quot;~&quot;;[.$D328];&quot;.wav&quot;&quot;&quot;)" office:value-type="string" office:string-value="mv 1^T327.wav &quot;rn^ZZZ~~~~~.wav&quot;">
            <text:p>mv 1^T327.wav "rn^ZZZ~~~~~.wav"</text:p>
          </table:table-cell>
          <table:table-cell table:formula="of:=CONCATENATE(&quot;-ALBUM &quot;&quot;&quot;;[.A328];&quot;&quot;&quot; -ARTIST &quot;&quot;&quot;;[.B328];&quot;&quot;&quot; -ID3V2TAG TCOM &quot;&quot;&quot;;[.C328];&quot;&quot;&quot; -GENRE &quot;&quot;&quot;;[.D328];&quot;&quot;&quot; -TITLE &quot;&quot;&quot;;[.E328];&quot;&quot;&quot; -TRACK &quot;&quot;&quot;;[.F328];&quot;&quot;&quot; -YEAR &quot;&quot;&quot;;[.H328];&quot;&quot;&quot; &quot;;[.K328];&quot;/&quot;;[.O328];&quot;.mp3&quot;)" office:value-type="string" office:string-value="-ALBUM &quot;&quot; -ARTIST &quot;&quot; -ID3V2TAG TCOM &quot;&quot; -GENRE &quot;&quot; -TITLE &quot;ZZZ&quot; -TRACK &quot;&quot; -YEAR &quot;&quot; 1/T327.mp3">
            <text:p>-ALBUM "" -ARTIST "" -ID3V2TAG TCOM "" -GENRE "" -TITLE "ZZZ" -TRACK "" -YEAR "" 1/T32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28]+1" office:value-type="float" office:value="328">
            <text:p>328</text:p>
          </table:table-cell>
          <table:table-cell table:style-name="ce3"/>
          <table:table-cell table:style-name="ce5" table:formula="of:=IF([.J329]=&quot;X&quot;;[.K328]+1;[.K328])" office:value-type="float" office:value="1">
            <text:p>1</text:p>
          </table:table-cell>
          <table:table-cell table:formula="of:=IF([.J329]=&quot;X&quot;;0;[.L328]+[.G328]+[.J329]/24/60/60)" office:value-type="time" office:time-value="PT00H09M20.304S">
            <text:p>00:09:20.30</text:p>
          </table:table-cell>
          <table:table-cell table:formula="of:=INT([.L329]*24*60)+MOD([.L329]*24*60*60;60)/100" office:value-type="float" office:value="9.20304">
            <text:p>9.203</text:p>
          </table:table-cell>
          <table:table-cell table:formula="of:=[.L329]*24*60*60+[.$N$1]*([.P329]-1)" office:value-type="float" office:value="396.804000000007">
            <text:p>396.804</text:p>
          </table:table-cell>
          <table:table-cell table:formula="of:=CONCATENATE(&quot;T&quot;;[.P329])" office:value-type="string" office:string-value="T328">
            <text:p>T328</text:p>
          </table:table-cell>
          <table:table-cell table:formula="of:=IF([.J329]=&quot;X&quot;;1;[.P328]+1)" office:value-type="float" office:value="328">
            <text:p>328</text:p>
          </table:table-cell>
          <table:table-cell table:style-name="ce7" table:formula="of:=CONCATENATE(&quot;mv &quot;;[.K329];&quot;^&quot;;[.O329];&quot;.wav &quot;&quot;rn^&quot;;[.$E329];&quot;~&quot;;[.$B329];&quot;~&quot;;[.$C329];&quot;~&quot;;[.$A329];&quot;~&quot;;[.$F329];&quot;~&quot;;[.$D329];&quot;.wav&quot;&quot;&quot;)" office:value-type="string" office:string-value="mv 1^T328.wav &quot;rn^ZZZ~~~~~.wav&quot;">
            <text:p>mv 1^T328.wav "rn^ZZZ~~~~~.wav"</text:p>
          </table:table-cell>
          <table:table-cell table:formula="of:=CONCATENATE(&quot;-ALBUM &quot;&quot;&quot;;[.A329];&quot;&quot;&quot; -ARTIST &quot;&quot;&quot;;[.B329];&quot;&quot;&quot; -ID3V2TAG TCOM &quot;&quot;&quot;;[.C329];&quot;&quot;&quot; -GENRE &quot;&quot;&quot;;[.D329];&quot;&quot;&quot; -TITLE &quot;&quot;&quot;;[.E329];&quot;&quot;&quot; -TRACK &quot;&quot;&quot;;[.F329];&quot;&quot;&quot; -YEAR &quot;&quot;&quot;;[.H329];&quot;&quot;&quot; &quot;;[.K329];&quot;/&quot;;[.O329];&quot;.mp3&quot;)" office:value-type="string" office:string-value="-ALBUM &quot;&quot; -ARTIST &quot;&quot; -ID3V2TAG TCOM &quot;&quot; -GENRE &quot;&quot; -TITLE &quot;ZZZ&quot; -TRACK &quot;&quot; -YEAR &quot;&quot; 1/T328.mp3">
            <text:p>-ALBUM "" -ARTIST "" -ID3V2TAG TCOM "" -GENRE "" -TITLE "ZZZ" -TRACK "" -YEAR "" 1/T32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29]+1" office:value-type="float" office:value="329">
            <text:p>329</text:p>
          </table:table-cell>
          <table:table-cell table:style-name="ce3"/>
          <table:table-cell table:style-name="ce5" table:formula="of:=IF([.J330]=&quot;X&quot;;[.K329]+1;[.K329])" office:value-type="float" office:value="1">
            <text:p>1</text:p>
          </table:table-cell>
          <table:table-cell table:formula="of:=IF([.J330]=&quot;X&quot;;0;[.L329]+[.G329]+[.J330]/24/60/60)" office:value-type="time" office:time-value="PT00H09M20.304S">
            <text:p>00:09:20.30</text:p>
          </table:table-cell>
          <table:table-cell table:formula="of:=INT([.L330]*24*60)+MOD([.L330]*24*60*60;60)/100" office:value-type="float" office:value="9.20304">
            <text:p>9.203</text:p>
          </table:table-cell>
          <table:table-cell table:formula="of:=[.L330]*24*60*60+[.$N$1]*([.P330]-1)" office:value-type="float" office:value="396.304000000007">
            <text:p>396.304</text:p>
          </table:table-cell>
          <table:table-cell table:formula="of:=CONCATENATE(&quot;T&quot;;[.P330])" office:value-type="string" office:string-value="T329">
            <text:p>T329</text:p>
          </table:table-cell>
          <table:table-cell table:formula="of:=IF([.J330]=&quot;X&quot;;1;[.P329]+1)" office:value-type="float" office:value="329">
            <text:p>329</text:p>
          </table:table-cell>
          <table:table-cell table:style-name="ce7" table:formula="of:=CONCATENATE(&quot;mv &quot;;[.K330];&quot;^&quot;;[.O330];&quot;.wav &quot;&quot;rn^&quot;;[.$E330];&quot;~&quot;;[.$B330];&quot;~&quot;;[.$C330];&quot;~&quot;;[.$A330];&quot;~&quot;;[.$F330];&quot;~&quot;;[.$D330];&quot;.wav&quot;&quot;&quot;)" office:value-type="string" office:string-value="mv 1^T329.wav &quot;rn^ZZZ~~~~~.wav&quot;">
            <text:p>mv 1^T329.wav "rn^ZZZ~~~~~.wav"</text:p>
          </table:table-cell>
          <table:table-cell table:formula="of:=CONCATENATE(&quot;-ALBUM &quot;&quot;&quot;;[.A330];&quot;&quot;&quot; -ARTIST &quot;&quot;&quot;;[.B330];&quot;&quot;&quot; -ID3V2TAG TCOM &quot;&quot;&quot;;[.C330];&quot;&quot;&quot; -GENRE &quot;&quot;&quot;;[.D330];&quot;&quot;&quot; -TITLE &quot;&quot;&quot;;[.E330];&quot;&quot;&quot; -TRACK &quot;&quot;&quot;;[.F330];&quot;&quot;&quot; -YEAR &quot;&quot;&quot;;[.H330];&quot;&quot;&quot; &quot;;[.K330];&quot;/&quot;;[.O330];&quot;.mp3&quot;)" office:value-type="string" office:string-value="-ALBUM &quot;&quot; -ARTIST &quot;&quot; -ID3V2TAG TCOM &quot;&quot; -GENRE &quot;&quot; -TITLE &quot;ZZZ&quot; -TRACK &quot;&quot; -YEAR &quot;&quot; 1/T329.mp3">
            <text:p>-ALBUM "" -ARTIST "" -ID3V2TAG TCOM "" -GENRE "" -TITLE "ZZZ" -TRACK "" -YEAR "" 1/T32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30]+1" office:value-type="float" office:value="330">
            <text:p>330</text:p>
          </table:table-cell>
          <table:table-cell table:style-name="ce3"/>
          <table:table-cell table:style-name="ce5" table:formula="of:=IF([.J331]=&quot;X&quot;;[.K330]+1;[.K330])" office:value-type="float" office:value="1">
            <text:p>1</text:p>
          </table:table-cell>
          <table:table-cell table:formula="of:=IF([.J331]=&quot;X&quot;;0;[.L330]+[.G330]+[.J331]/24/60/60)" office:value-type="time" office:time-value="PT00H09M20.304S">
            <text:p>00:09:20.30</text:p>
          </table:table-cell>
          <table:table-cell table:formula="of:=INT([.L331]*24*60)+MOD([.L331]*24*60*60;60)/100" office:value-type="float" office:value="9.20304">
            <text:p>9.203</text:p>
          </table:table-cell>
          <table:table-cell table:formula="of:=[.L331]*24*60*60+[.$N$1]*([.P331]-1)" office:value-type="float" office:value="395.804000000007">
            <text:p>395.804</text:p>
          </table:table-cell>
          <table:table-cell table:formula="of:=CONCATENATE(&quot;T&quot;;[.P331])" office:value-type="string" office:string-value="T330">
            <text:p>T330</text:p>
          </table:table-cell>
          <table:table-cell table:formula="of:=IF([.J331]=&quot;X&quot;;1;[.P330]+1)" office:value-type="float" office:value="330">
            <text:p>330</text:p>
          </table:table-cell>
          <table:table-cell table:style-name="ce7" table:formula="of:=CONCATENATE(&quot;mv &quot;;[.K331];&quot;^&quot;;[.O331];&quot;.wav &quot;&quot;rn^&quot;;[.$E331];&quot;~&quot;;[.$B331];&quot;~&quot;;[.$C331];&quot;~&quot;;[.$A331];&quot;~&quot;;[.$F331];&quot;~&quot;;[.$D331];&quot;.wav&quot;&quot;&quot;)" office:value-type="string" office:string-value="mv 1^T330.wav &quot;rn^ZZZ~~~~~.wav&quot;">
            <text:p>mv 1^T330.wav "rn^ZZZ~~~~~.wav"</text:p>
          </table:table-cell>
          <table:table-cell table:formula="of:=CONCATENATE(&quot;-ALBUM &quot;&quot;&quot;;[.A331];&quot;&quot;&quot; -ARTIST &quot;&quot;&quot;;[.B331];&quot;&quot;&quot; -ID3V2TAG TCOM &quot;&quot;&quot;;[.C331];&quot;&quot;&quot; -GENRE &quot;&quot;&quot;;[.D331];&quot;&quot;&quot; -TITLE &quot;&quot;&quot;;[.E331];&quot;&quot;&quot; -TRACK &quot;&quot;&quot;;[.F331];&quot;&quot;&quot; -YEAR &quot;&quot;&quot;;[.H331];&quot;&quot;&quot; &quot;;[.K331];&quot;/&quot;;[.O331];&quot;.mp3&quot;)" office:value-type="string" office:string-value="-ALBUM &quot;&quot; -ARTIST &quot;&quot; -ID3V2TAG TCOM &quot;&quot; -GENRE &quot;&quot; -TITLE &quot;ZZZ&quot; -TRACK &quot;&quot; -YEAR &quot;&quot; 1/T330.mp3">
            <text:p>-ALBUM "" -ARTIST "" -ID3V2TAG TCOM "" -GENRE "" -TITLE "ZZZ" -TRACK "" -YEAR "" 1/T33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31]+1" office:value-type="float" office:value="331">
            <text:p>331</text:p>
          </table:table-cell>
          <table:table-cell table:style-name="ce3"/>
          <table:table-cell table:style-name="ce5" table:formula="of:=IF([.J332]=&quot;X&quot;;[.K331]+1;[.K331])" office:value-type="float" office:value="1">
            <text:p>1</text:p>
          </table:table-cell>
          <table:table-cell table:formula="of:=IF([.J332]=&quot;X&quot;;0;[.L331]+[.G331]+[.J332]/24/60/60)" office:value-type="time" office:time-value="PT00H09M20.304S">
            <text:p>00:09:20.30</text:p>
          </table:table-cell>
          <table:table-cell table:formula="of:=INT([.L332]*24*60)+MOD([.L332]*24*60*60;60)/100" office:value-type="float" office:value="9.20304">
            <text:p>9.203</text:p>
          </table:table-cell>
          <table:table-cell table:formula="of:=[.L332]*24*60*60+[.$N$1]*([.P332]-1)" office:value-type="float" office:value="395.304000000007">
            <text:p>395.304</text:p>
          </table:table-cell>
          <table:table-cell table:formula="of:=CONCATENATE(&quot;T&quot;;[.P332])" office:value-type="string" office:string-value="T331">
            <text:p>T331</text:p>
          </table:table-cell>
          <table:table-cell table:formula="of:=IF([.J332]=&quot;X&quot;;1;[.P331]+1)" office:value-type="float" office:value="331">
            <text:p>331</text:p>
          </table:table-cell>
          <table:table-cell table:style-name="ce7" table:formula="of:=CONCATENATE(&quot;mv &quot;;[.K332];&quot;^&quot;;[.O332];&quot;.wav &quot;&quot;rn^&quot;;[.$E332];&quot;~&quot;;[.$B332];&quot;~&quot;;[.$C332];&quot;~&quot;;[.$A332];&quot;~&quot;;[.$F332];&quot;~&quot;;[.$D332];&quot;.wav&quot;&quot;&quot;)" office:value-type="string" office:string-value="mv 1^T331.wav &quot;rn^ZZZ~~~~~.wav&quot;">
            <text:p>mv 1^T331.wav "rn^ZZZ~~~~~.wav"</text:p>
          </table:table-cell>
          <table:table-cell table:formula="of:=CONCATENATE(&quot;-ALBUM &quot;&quot;&quot;;[.A332];&quot;&quot;&quot; -ARTIST &quot;&quot;&quot;;[.B332];&quot;&quot;&quot; -ID3V2TAG TCOM &quot;&quot;&quot;;[.C332];&quot;&quot;&quot; -GENRE &quot;&quot;&quot;;[.D332];&quot;&quot;&quot; -TITLE &quot;&quot;&quot;;[.E332];&quot;&quot;&quot; -TRACK &quot;&quot;&quot;;[.F332];&quot;&quot;&quot; -YEAR &quot;&quot;&quot;;[.H332];&quot;&quot;&quot; &quot;;[.K332];&quot;/&quot;;[.O332];&quot;.mp3&quot;)" office:value-type="string" office:string-value="-ALBUM &quot;&quot; -ARTIST &quot;&quot; -ID3V2TAG TCOM &quot;&quot; -GENRE &quot;&quot; -TITLE &quot;ZZZ&quot; -TRACK &quot;&quot; -YEAR &quot;&quot; 1/T331.mp3">
            <text:p>-ALBUM "" -ARTIST "" -ID3V2TAG TCOM "" -GENRE "" -TITLE "ZZZ" -TRACK "" -YEAR "" 1/T33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32]+1" office:value-type="float" office:value="332">
            <text:p>332</text:p>
          </table:table-cell>
          <table:table-cell table:style-name="ce3"/>
          <table:table-cell table:style-name="ce5" table:formula="of:=IF([.J333]=&quot;X&quot;;[.K332]+1;[.K332])" office:value-type="float" office:value="1">
            <text:p>1</text:p>
          </table:table-cell>
          <table:table-cell table:formula="of:=IF([.J333]=&quot;X&quot;;0;[.L332]+[.G332]+[.J333]/24/60/60)" office:value-type="time" office:time-value="PT00H09M20.304S">
            <text:p>00:09:20.30</text:p>
          </table:table-cell>
          <table:table-cell table:formula="of:=INT([.L333]*24*60)+MOD([.L333]*24*60*60;60)/100" office:value-type="float" office:value="9.20304">
            <text:p>9.203</text:p>
          </table:table-cell>
          <table:table-cell table:formula="of:=[.L333]*24*60*60+[.$N$1]*([.P333]-1)" office:value-type="float" office:value="394.804000000007">
            <text:p>394.804</text:p>
          </table:table-cell>
          <table:table-cell table:formula="of:=CONCATENATE(&quot;T&quot;;[.P333])" office:value-type="string" office:string-value="T332">
            <text:p>T332</text:p>
          </table:table-cell>
          <table:table-cell table:formula="of:=IF([.J333]=&quot;X&quot;;1;[.P332]+1)" office:value-type="float" office:value="332">
            <text:p>332</text:p>
          </table:table-cell>
          <table:table-cell table:style-name="ce7" table:formula="of:=CONCATENATE(&quot;mv &quot;;[.K333];&quot;^&quot;;[.O333];&quot;.wav &quot;&quot;rn^&quot;;[.$E333];&quot;~&quot;;[.$B333];&quot;~&quot;;[.$C333];&quot;~&quot;;[.$A333];&quot;~&quot;;[.$F333];&quot;~&quot;;[.$D333];&quot;.wav&quot;&quot;&quot;)" office:value-type="string" office:string-value="mv 1^T332.wav &quot;rn^ZZZ~~~~~.wav&quot;">
            <text:p>mv 1^T332.wav "rn^ZZZ~~~~~.wav"</text:p>
          </table:table-cell>
          <table:table-cell table:formula="of:=CONCATENATE(&quot;-ALBUM &quot;&quot;&quot;;[.A333];&quot;&quot;&quot; -ARTIST &quot;&quot;&quot;;[.B333];&quot;&quot;&quot; -ID3V2TAG TCOM &quot;&quot;&quot;;[.C333];&quot;&quot;&quot; -GENRE &quot;&quot;&quot;;[.D333];&quot;&quot;&quot; -TITLE &quot;&quot;&quot;;[.E333];&quot;&quot;&quot; -TRACK &quot;&quot;&quot;;[.F333];&quot;&quot;&quot; -YEAR &quot;&quot;&quot;;[.H333];&quot;&quot;&quot; &quot;;[.K333];&quot;/&quot;;[.O333];&quot;.mp3&quot;)" office:value-type="string" office:string-value="-ALBUM &quot;&quot; -ARTIST &quot;&quot; -ID3V2TAG TCOM &quot;&quot; -GENRE &quot;&quot; -TITLE &quot;ZZZ&quot; -TRACK &quot;&quot; -YEAR &quot;&quot; 1/T332.mp3">
            <text:p>-ALBUM "" -ARTIST "" -ID3V2TAG TCOM "" -GENRE "" -TITLE "ZZZ" -TRACK "" -YEAR "" 1/T33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33]+1" office:value-type="float" office:value="333">
            <text:p>333</text:p>
          </table:table-cell>
          <table:table-cell table:style-name="ce3"/>
          <table:table-cell table:style-name="ce5" table:formula="of:=IF([.J334]=&quot;X&quot;;[.K333]+1;[.K333])" office:value-type="float" office:value="1">
            <text:p>1</text:p>
          </table:table-cell>
          <table:table-cell table:formula="of:=IF([.J334]=&quot;X&quot;;0;[.L333]+[.G333]+[.J334]/24/60/60)" office:value-type="time" office:time-value="PT00H09M20.304S">
            <text:p>00:09:20.30</text:p>
          </table:table-cell>
          <table:table-cell table:formula="of:=INT([.L334]*24*60)+MOD([.L334]*24*60*60;60)/100" office:value-type="float" office:value="9.20304">
            <text:p>9.203</text:p>
          </table:table-cell>
          <table:table-cell table:formula="of:=[.L334]*24*60*60+[.$N$1]*([.P334]-1)" office:value-type="float" office:value="394.304000000007">
            <text:p>394.304</text:p>
          </table:table-cell>
          <table:table-cell table:formula="of:=CONCATENATE(&quot;T&quot;;[.P334])" office:value-type="string" office:string-value="T333">
            <text:p>T333</text:p>
          </table:table-cell>
          <table:table-cell table:formula="of:=IF([.J334]=&quot;X&quot;;1;[.P333]+1)" office:value-type="float" office:value="333">
            <text:p>333</text:p>
          </table:table-cell>
          <table:table-cell table:style-name="ce7" table:formula="of:=CONCATENATE(&quot;mv &quot;;[.K334];&quot;^&quot;;[.O334];&quot;.wav &quot;&quot;rn^&quot;;[.$E334];&quot;~&quot;;[.$B334];&quot;~&quot;;[.$C334];&quot;~&quot;;[.$A334];&quot;~&quot;;[.$F334];&quot;~&quot;;[.$D334];&quot;.wav&quot;&quot;&quot;)" office:value-type="string" office:string-value="mv 1^T333.wav &quot;rn^ZZZ~~~~~.wav&quot;">
            <text:p>mv 1^T333.wav "rn^ZZZ~~~~~.wav"</text:p>
          </table:table-cell>
          <table:table-cell table:formula="of:=CONCATENATE(&quot;-ALBUM &quot;&quot;&quot;;[.A334];&quot;&quot;&quot; -ARTIST &quot;&quot;&quot;;[.B334];&quot;&quot;&quot; -ID3V2TAG TCOM &quot;&quot;&quot;;[.C334];&quot;&quot;&quot; -GENRE &quot;&quot;&quot;;[.D334];&quot;&quot;&quot; -TITLE &quot;&quot;&quot;;[.E334];&quot;&quot;&quot; -TRACK &quot;&quot;&quot;;[.F334];&quot;&quot;&quot; -YEAR &quot;&quot;&quot;;[.H334];&quot;&quot;&quot; &quot;;[.K334];&quot;/&quot;;[.O334];&quot;.mp3&quot;)" office:value-type="string" office:string-value="-ALBUM &quot;&quot; -ARTIST &quot;&quot; -ID3V2TAG TCOM &quot;&quot; -GENRE &quot;&quot; -TITLE &quot;ZZZ&quot; -TRACK &quot;&quot; -YEAR &quot;&quot; 1/T333.mp3">
            <text:p>-ALBUM "" -ARTIST "" -ID3V2TAG TCOM "" -GENRE "" -TITLE "ZZZ" -TRACK "" -YEAR "" 1/T33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34]+1" office:value-type="float" office:value="334">
            <text:p>334</text:p>
          </table:table-cell>
          <table:table-cell table:style-name="ce3"/>
          <table:table-cell table:style-name="ce5" table:formula="of:=IF([.J335]=&quot;X&quot;;[.K334]+1;[.K334])" office:value-type="float" office:value="1">
            <text:p>1</text:p>
          </table:table-cell>
          <table:table-cell table:formula="of:=IF([.J335]=&quot;X&quot;;0;[.L334]+[.G334]+[.J335]/24/60/60)" office:value-type="time" office:time-value="PT00H09M20.304S">
            <text:p>00:09:20.30</text:p>
          </table:table-cell>
          <table:table-cell table:formula="of:=INT([.L335]*24*60)+MOD([.L335]*24*60*60;60)/100" office:value-type="float" office:value="9.20304">
            <text:p>9.203</text:p>
          </table:table-cell>
          <table:table-cell table:formula="of:=[.L335]*24*60*60+[.$N$1]*([.P335]-1)" office:value-type="float" office:value="393.804000000007">
            <text:p>393.804</text:p>
          </table:table-cell>
          <table:table-cell table:formula="of:=CONCATENATE(&quot;T&quot;;[.P335])" office:value-type="string" office:string-value="T334">
            <text:p>T334</text:p>
          </table:table-cell>
          <table:table-cell table:formula="of:=IF([.J335]=&quot;X&quot;;1;[.P334]+1)" office:value-type="float" office:value="334">
            <text:p>334</text:p>
          </table:table-cell>
          <table:table-cell table:style-name="ce7" table:formula="of:=CONCATENATE(&quot;mv &quot;;[.K335];&quot;^&quot;;[.O335];&quot;.wav &quot;&quot;rn^&quot;;[.$E335];&quot;~&quot;;[.$B335];&quot;~&quot;;[.$C335];&quot;~&quot;;[.$A335];&quot;~&quot;;[.$F335];&quot;~&quot;;[.$D335];&quot;.wav&quot;&quot;&quot;)" office:value-type="string" office:string-value="mv 1^T334.wav &quot;rn^ZZZ~~~~~.wav&quot;">
            <text:p>mv 1^T334.wav "rn^ZZZ~~~~~.wav"</text:p>
          </table:table-cell>
          <table:table-cell table:formula="of:=CONCATENATE(&quot;-ALBUM &quot;&quot;&quot;;[.A335];&quot;&quot;&quot; -ARTIST &quot;&quot;&quot;;[.B335];&quot;&quot;&quot; -ID3V2TAG TCOM &quot;&quot;&quot;;[.C335];&quot;&quot;&quot; -GENRE &quot;&quot;&quot;;[.D335];&quot;&quot;&quot; -TITLE &quot;&quot;&quot;;[.E335];&quot;&quot;&quot; -TRACK &quot;&quot;&quot;;[.F335];&quot;&quot;&quot; -YEAR &quot;&quot;&quot;;[.H335];&quot;&quot;&quot; &quot;;[.K335];&quot;/&quot;;[.O335];&quot;.mp3&quot;)" office:value-type="string" office:string-value="-ALBUM &quot;&quot; -ARTIST &quot;&quot; -ID3V2TAG TCOM &quot;&quot; -GENRE &quot;&quot; -TITLE &quot;ZZZ&quot; -TRACK &quot;&quot; -YEAR &quot;&quot; 1/T334.mp3">
            <text:p>-ALBUM "" -ARTIST "" -ID3V2TAG TCOM "" -GENRE "" -TITLE "ZZZ" -TRACK "" -YEAR "" 1/T33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35]+1" office:value-type="float" office:value="335">
            <text:p>335</text:p>
          </table:table-cell>
          <table:table-cell table:style-name="ce3"/>
          <table:table-cell table:style-name="ce5" table:formula="of:=IF([.J336]=&quot;X&quot;;[.K335]+1;[.K335])" office:value-type="float" office:value="1">
            <text:p>1</text:p>
          </table:table-cell>
          <table:table-cell table:formula="of:=IF([.J336]=&quot;X&quot;;0;[.L335]+[.G335]+[.J336]/24/60/60)" office:value-type="time" office:time-value="PT00H09M20.304S">
            <text:p>00:09:20.30</text:p>
          </table:table-cell>
          <table:table-cell table:formula="of:=INT([.L336]*24*60)+MOD([.L336]*24*60*60;60)/100" office:value-type="float" office:value="9.20304">
            <text:p>9.203</text:p>
          </table:table-cell>
          <table:table-cell table:formula="of:=[.L336]*24*60*60+[.$N$1]*([.P336]-1)" office:value-type="float" office:value="393.304000000007">
            <text:p>393.304</text:p>
          </table:table-cell>
          <table:table-cell table:formula="of:=CONCATENATE(&quot;T&quot;;[.P336])" office:value-type="string" office:string-value="T335">
            <text:p>T335</text:p>
          </table:table-cell>
          <table:table-cell table:formula="of:=IF([.J336]=&quot;X&quot;;1;[.P335]+1)" office:value-type="float" office:value="335">
            <text:p>335</text:p>
          </table:table-cell>
          <table:table-cell table:style-name="ce7" table:formula="of:=CONCATENATE(&quot;mv &quot;;[.K336];&quot;^&quot;;[.O336];&quot;.wav &quot;&quot;rn^&quot;;[.$E336];&quot;~&quot;;[.$B336];&quot;~&quot;;[.$C336];&quot;~&quot;;[.$A336];&quot;~&quot;;[.$F336];&quot;~&quot;;[.$D336];&quot;.wav&quot;&quot;&quot;)" office:value-type="string" office:string-value="mv 1^T335.wav &quot;rn^ZZZ~~~~~.wav&quot;">
            <text:p>mv 1^T335.wav "rn^ZZZ~~~~~.wav"</text:p>
          </table:table-cell>
          <table:table-cell table:formula="of:=CONCATENATE(&quot;-ALBUM &quot;&quot;&quot;;[.A336];&quot;&quot;&quot; -ARTIST &quot;&quot;&quot;;[.B336];&quot;&quot;&quot; -ID3V2TAG TCOM &quot;&quot;&quot;;[.C336];&quot;&quot;&quot; -GENRE &quot;&quot;&quot;;[.D336];&quot;&quot;&quot; -TITLE &quot;&quot;&quot;;[.E336];&quot;&quot;&quot; -TRACK &quot;&quot;&quot;;[.F336];&quot;&quot;&quot; -YEAR &quot;&quot;&quot;;[.H336];&quot;&quot;&quot; &quot;;[.K336];&quot;/&quot;;[.O336];&quot;.mp3&quot;)" office:value-type="string" office:string-value="-ALBUM &quot;&quot; -ARTIST &quot;&quot; -ID3V2TAG TCOM &quot;&quot; -GENRE &quot;&quot; -TITLE &quot;ZZZ&quot; -TRACK &quot;&quot; -YEAR &quot;&quot; 1/T335.mp3">
            <text:p>-ALBUM "" -ARTIST "" -ID3V2TAG TCOM "" -GENRE "" -TITLE "ZZZ" -TRACK "" -YEAR "" 1/T33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36]+1" office:value-type="float" office:value="336">
            <text:p>336</text:p>
          </table:table-cell>
          <table:table-cell table:style-name="ce3"/>
          <table:table-cell table:style-name="ce5" table:formula="of:=IF([.J337]=&quot;X&quot;;[.K336]+1;[.K336])" office:value-type="float" office:value="1">
            <text:p>1</text:p>
          </table:table-cell>
          <table:table-cell table:formula="of:=IF([.J337]=&quot;X&quot;;0;[.L336]+[.G336]+[.J337]/24/60/60)" office:value-type="time" office:time-value="PT00H09M20.304S">
            <text:p>00:09:20.30</text:p>
          </table:table-cell>
          <table:table-cell table:formula="of:=INT([.L337]*24*60)+MOD([.L337]*24*60*60;60)/100" office:value-type="float" office:value="9.20304">
            <text:p>9.203</text:p>
          </table:table-cell>
          <table:table-cell table:formula="of:=[.L337]*24*60*60+[.$N$1]*([.P337]-1)" office:value-type="float" office:value="392.804000000007">
            <text:p>392.804</text:p>
          </table:table-cell>
          <table:table-cell table:formula="of:=CONCATENATE(&quot;T&quot;;[.P337])" office:value-type="string" office:string-value="T336">
            <text:p>T336</text:p>
          </table:table-cell>
          <table:table-cell table:formula="of:=IF([.J337]=&quot;X&quot;;1;[.P336]+1)" office:value-type="float" office:value="336">
            <text:p>336</text:p>
          </table:table-cell>
          <table:table-cell table:style-name="ce7" table:formula="of:=CONCATENATE(&quot;mv &quot;;[.K337];&quot;^&quot;;[.O337];&quot;.wav &quot;&quot;rn^&quot;;[.$E337];&quot;~&quot;;[.$B337];&quot;~&quot;;[.$C337];&quot;~&quot;;[.$A337];&quot;~&quot;;[.$F337];&quot;~&quot;;[.$D337];&quot;.wav&quot;&quot;&quot;)" office:value-type="string" office:string-value="mv 1^T336.wav &quot;rn^ZZZ~~~~~.wav&quot;">
            <text:p>mv 1^T336.wav "rn^ZZZ~~~~~.wav"</text:p>
          </table:table-cell>
          <table:table-cell table:formula="of:=CONCATENATE(&quot;-ALBUM &quot;&quot;&quot;;[.A337];&quot;&quot;&quot; -ARTIST &quot;&quot;&quot;;[.B337];&quot;&quot;&quot; -ID3V2TAG TCOM &quot;&quot;&quot;;[.C337];&quot;&quot;&quot; -GENRE &quot;&quot;&quot;;[.D337];&quot;&quot;&quot; -TITLE &quot;&quot;&quot;;[.E337];&quot;&quot;&quot; -TRACK &quot;&quot;&quot;;[.F337];&quot;&quot;&quot; -YEAR &quot;&quot;&quot;;[.H337];&quot;&quot;&quot; &quot;;[.K337];&quot;/&quot;;[.O337];&quot;.mp3&quot;)" office:value-type="string" office:string-value="-ALBUM &quot;&quot; -ARTIST &quot;&quot; -ID3V2TAG TCOM &quot;&quot; -GENRE &quot;&quot; -TITLE &quot;ZZZ&quot; -TRACK &quot;&quot; -YEAR &quot;&quot; 1/T336.mp3">
            <text:p>-ALBUM "" -ARTIST "" -ID3V2TAG TCOM "" -GENRE "" -TITLE "ZZZ" -TRACK "" -YEAR "" 1/T33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37]+1" office:value-type="float" office:value="337">
            <text:p>337</text:p>
          </table:table-cell>
          <table:table-cell table:style-name="ce3"/>
          <table:table-cell table:style-name="ce5" table:formula="of:=IF([.J338]=&quot;X&quot;;[.K337]+1;[.K337])" office:value-type="float" office:value="1">
            <text:p>1</text:p>
          </table:table-cell>
          <table:table-cell table:formula="of:=IF([.J338]=&quot;X&quot;;0;[.L337]+[.G337]+[.J338]/24/60/60)" office:value-type="time" office:time-value="PT00H09M20.304S">
            <text:p>00:09:20.30</text:p>
          </table:table-cell>
          <table:table-cell table:formula="of:=INT([.L338]*24*60)+MOD([.L338]*24*60*60;60)/100" office:value-type="float" office:value="9.20304">
            <text:p>9.203</text:p>
          </table:table-cell>
          <table:table-cell table:formula="of:=[.L338]*24*60*60+[.$N$1]*([.P338]-1)" office:value-type="float" office:value="392.304000000007">
            <text:p>392.304</text:p>
          </table:table-cell>
          <table:table-cell table:formula="of:=CONCATENATE(&quot;T&quot;;[.P338])" office:value-type="string" office:string-value="T337">
            <text:p>T337</text:p>
          </table:table-cell>
          <table:table-cell table:formula="of:=IF([.J338]=&quot;X&quot;;1;[.P337]+1)" office:value-type="float" office:value="337">
            <text:p>337</text:p>
          </table:table-cell>
          <table:table-cell table:style-name="ce7" table:formula="of:=CONCATENATE(&quot;mv &quot;;[.K338];&quot;^&quot;;[.O338];&quot;.wav &quot;&quot;rn^&quot;;[.$E338];&quot;~&quot;;[.$B338];&quot;~&quot;;[.$C338];&quot;~&quot;;[.$A338];&quot;~&quot;;[.$F338];&quot;~&quot;;[.$D338];&quot;.wav&quot;&quot;&quot;)" office:value-type="string" office:string-value="mv 1^T337.wav &quot;rn^ZZZ~~~~~.wav&quot;">
            <text:p>mv 1^T337.wav "rn^ZZZ~~~~~.wav"</text:p>
          </table:table-cell>
          <table:table-cell table:formula="of:=CONCATENATE(&quot;-ALBUM &quot;&quot;&quot;;[.A338];&quot;&quot;&quot; -ARTIST &quot;&quot;&quot;;[.B338];&quot;&quot;&quot; -ID3V2TAG TCOM &quot;&quot;&quot;;[.C338];&quot;&quot;&quot; -GENRE &quot;&quot;&quot;;[.D338];&quot;&quot;&quot; -TITLE &quot;&quot;&quot;;[.E338];&quot;&quot;&quot; -TRACK &quot;&quot;&quot;;[.F338];&quot;&quot;&quot; -YEAR &quot;&quot;&quot;;[.H338];&quot;&quot;&quot; &quot;;[.K338];&quot;/&quot;;[.O338];&quot;.mp3&quot;)" office:value-type="string" office:string-value="-ALBUM &quot;&quot; -ARTIST &quot;&quot; -ID3V2TAG TCOM &quot;&quot; -GENRE &quot;&quot; -TITLE &quot;ZZZ&quot; -TRACK &quot;&quot; -YEAR &quot;&quot; 1/T337.mp3">
            <text:p>-ALBUM "" -ARTIST "" -ID3V2TAG TCOM "" -GENRE "" -TITLE "ZZZ" -TRACK "" -YEAR "" 1/T33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38]+1" office:value-type="float" office:value="338">
            <text:p>338</text:p>
          </table:table-cell>
          <table:table-cell table:style-name="ce3"/>
          <table:table-cell table:style-name="ce5" table:formula="of:=IF([.J339]=&quot;X&quot;;[.K338]+1;[.K338])" office:value-type="float" office:value="1">
            <text:p>1</text:p>
          </table:table-cell>
          <table:table-cell table:formula="of:=IF([.J339]=&quot;X&quot;;0;[.L338]+[.G338]+[.J339]/24/60/60)" office:value-type="time" office:time-value="PT00H09M20.304S">
            <text:p>00:09:20.30</text:p>
          </table:table-cell>
          <table:table-cell table:formula="of:=INT([.L339]*24*60)+MOD([.L339]*24*60*60;60)/100" office:value-type="float" office:value="9.20304">
            <text:p>9.203</text:p>
          </table:table-cell>
          <table:table-cell table:formula="of:=[.L339]*24*60*60+[.$N$1]*([.P339]-1)" office:value-type="float" office:value="391.804000000007">
            <text:p>391.804</text:p>
          </table:table-cell>
          <table:table-cell table:formula="of:=CONCATENATE(&quot;T&quot;;[.P339])" office:value-type="string" office:string-value="T338">
            <text:p>T338</text:p>
          </table:table-cell>
          <table:table-cell table:formula="of:=IF([.J339]=&quot;X&quot;;1;[.P338]+1)" office:value-type="float" office:value="338">
            <text:p>338</text:p>
          </table:table-cell>
          <table:table-cell table:style-name="ce7" table:formula="of:=CONCATENATE(&quot;mv &quot;;[.K339];&quot;^&quot;;[.O339];&quot;.wav &quot;&quot;rn^&quot;;[.$E339];&quot;~&quot;;[.$B339];&quot;~&quot;;[.$C339];&quot;~&quot;;[.$A339];&quot;~&quot;;[.$F339];&quot;~&quot;;[.$D339];&quot;.wav&quot;&quot;&quot;)" office:value-type="string" office:string-value="mv 1^T338.wav &quot;rn^ZZZ~~~~~.wav&quot;">
            <text:p>mv 1^T338.wav "rn^ZZZ~~~~~.wav"</text:p>
          </table:table-cell>
          <table:table-cell table:formula="of:=CONCATENATE(&quot;-ALBUM &quot;&quot;&quot;;[.A339];&quot;&quot;&quot; -ARTIST &quot;&quot;&quot;;[.B339];&quot;&quot;&quot; -ID3V2TAG TCOM &quot;&quot;&quot;;[.C339];&quot;&quot;&quot; -GENRE &quot;&quot;&quot;;[.D339];&quot;&quot;&quot; -TITLE &quot;&quot;&quot;;[.E339];&quot;&quot;&quot; -TRACK &quot;&quot;&quot;;[.F339];&quot;&quot;&quot; -YEAR &quot;&quot;&quot;;[.H339];&quot;&quot;&quot; &quot;;[.K339];&quot;/&quot;;[.O339];&quot;.mp3&quot;)" office:value-type="string" office:string-value="-ALBUM &quot;&quot; -ARTIST &quot;&quot; -ID3V2TAG TCOM &quot;&quot; -GENRE &quot;&quot; -TITLE &quot;ZZZ&quot; -TRACK &quot;&quot; -YEAR &quot;&quot; 1/T338.mp3">
            <text:p>-ALBUM "" -ARTIST "" -ID3V2TAG TCOM "" -GENRE "" -TITLE "ZZZ" -TRACK "" -YEAR "" 1/T33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39]+1" office:value-type="float" office:value="339">
            <text:p>339</text:p>
          </table:table-cell>
          <table:table-cell table:style-name="ce3"/>
          <table:table-cell table:style-name="ce5" table:formula="of:=IF([.J340]=&quot;X&quot;;[.K339]+1;[.K339])" office:value-type="float" office:value="1">
            <text:p>1</text:p>
          </table:table-cell>
          <table:table-cell table:formula="of:=IF([.J340]=&quot;X&quot;;0;[.L339]+[.G339]+[.J340]/24/60/60)" office:value-type="time" office:time-value="PT00H09M20.304S">
            <text:p>00:09:20.30</text:p>
          </table:table-cell>
          <table:table-cell table:formula="of:=INT([.L340]*24*60)+MOD([.L340]*24*60*60;60)/100" office:value-type="float" office:value="9.20304">
            <text:p>9.203</text:p>
          </table:table-cell>
          <table:table-cell table:formula="of:=[.L340]*24*60*60+[.$N$1]*([.P340]-1)" office:value-type="float" office:value="391.304000000007">
            <text:p>391.304</text:p>
          </table:table-cell>
          <table:table-cell table:formula="of:=CONCATENATE(&quot;T&quot;;[.P340])" office:value-type="string" office:string-value="T339">
            <text:p>T339</text:p>
          </table:table-cell>
          <table:table-cell table:formula="of:=IF([.J340]=&quot;X&quot;;1;[.P339]+1)" office:value-type="float" office:value="339">
            <text:p>339</text:p>
          </table:table-cell>
          <table:table-cell table:style-name="ce7" table:formula="of:=CONCATENATE(&quot;mv &quot;;[.K340];&quot;^&quot;;[.O340];&quot;.wav &quot;&quot;rn^&quot;;[.$E340];&quot;~&quot;;[.$B340];&quot;~&quot;;[.$C340];&quot;~&quot;;[.$A340];&quot;~&quot;;[.$F340];&quot;~&quot;;[.$D340];&quot;.wav&quot;&quot;&quot;)" office:value-type="string" office:string-value="mv 1^T339.wav &quot;rn^ZZZ~~~~~.wav&quot;">
            <text:p>mv 1^T339.wav "rn^ZZZ~~~~~.wav"</text:p>
          </table:table-cell>
          <table:table-cell table:formula="of:=CONCATENATE(&quot;-ALBUM &quot;&quot;&quot;;[.A340];&quot;&quot;&quot; -ARTIST &quot;&quot;&quot;;[.B340];&quot;&quot;&quot; -ID3V2TAG TCOM &quot;&quot;&quot;;[.C340];&quot;&quot;&quot; -GENRE &quot;&quot;&quot;;[.D340];&quot;&quot;&quot; -TITLE &quot;&quot;&quot;;[.E340];&quot;&quot;&quot; -TRACK &quot;&quot;&quot;;[.F340];&quot;&quot;&quot; -YEAR &quot;&quot;&quot;;[.H340];&quot;&quot;&quot; &quot;;[.K340];&quot;/&quot;;[.O340];&quot;.mp3&quot;)" office:value-type="string" office:string-value="-ALBUM &quot;&quot; -ARTIST &quot;&quot; -ID3V2TAG TCOM &quot;&quot; -GENRE &quot;&quot; -TITLE &quot;ZZZ&quot; -TRACK &quot;&quot; -YEAR &quot;&quot; 1/T339.mp3">
            <text:p>-ALBUM "" -ARTIST "" -ID3V2TAG TCOM "" -GENRE "" -TITLE "ZZZ" -TRACK "" -YEAR "" 1/T33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40]+1" office:value-type="float" office:value="340">
            <text:p>340</text:p>
          </table:table-cell>
          <table:table-cell table:style-name="ce3"/>
          <table:table-cell table:style-name="ce5" table:formula="of:=IF([.J341]=&quot;X&quot;;[.K340]+1;[.K340])" office:value-type="float" office:value="1">
            <text:p>1</text:p>
          </table:table-cell>
          <table:table-cell table:formula="of:=IF([.J341]=&quot;X&quot;;0;[.L340]+[.G340]+[.J341]/24/60/60)" office:value-type="time" office:time-value="PT00H09M20.304S">
            <text:p>00:09:20.30</text:p>
          </table:table-cell>
          <table:table-cell table:formula="of:=INT([.L341]*24*60)+MOD([.L341]*24*60*60;60)/100" office:value-type="float" office:value="9.20304">
            <text:p>9.203</text:p>
          </table:table-cell>
          <table:table-cell table:formula="of:=[.L341]*24*60*60+[.$N$1]*([.P341]-1)" office:value-type="float" office:value="390.804000000007">
            <text:p>390.804</text:p>
          </table:table-cell>
          <table:table-cell table:formula="of:=CONCATENATE(&quot;T&quot;;[.P341])" office:value-type="string" office:string-value="T340">
            <text:p>T340</text:p>
          </table:table-cell>
          <table:table-cell table:formula="of:=IF([.J341]=&quot;X&quot;;1;[.P340]+1)" office:value-type="float" office:value="340">
            <text:p>340</text:p>
          </table:table-cell>
          <table:table-cell table:style-name="ce7" table:formula="of:=CONCATENATE(&quot;mv &quot;;[.K341];&quot;^&quot;;[.O341];&quot;.wav &quot;&quot;rn^&quot;;[.$E341];&quot;~&quot;;[.$B341];&quot;~&quot;;[.$C341];&quot;~&quot;;[.$A341];&quot;~&quot;;[.$F341];&quot;~&quot;;[.$D341];&quot;.wav&quot;&quot;&quot;)" office:value-type="string" office:string-value="mv 1^T340.wav &quot;rn^ZZZ~~~~~.wav&quot;">
            <text:p>mv 1^T340.wav "rn^ZZZ~~~~~.wav"</text:p>
          </table:table-cell>
          <table:table-cell table:formula="of:=CONCATENATE(&quot;-ALBUM &quot;&quot;&quot;;[.A341];&quot;&quot;&quot; -ARTIST &quot;&quot;&quot;;[.B341];&quot;&quot;&quot; -ID3V2TAG TCOM &quot;&quot;&quot;;[.C341];&quot;&quot;&quot; -GENRE &quot;&quot;&quot;;[.D341];&quot;&quot;&quot; -TITLE &quot;&quot;&quot;;[.E341];&quot;&quot;&quot; -TRACK &quot;&quot;&quot;;[.F341];&quot;&quot;&quot; -YEAR &quot;&quot;&quot;;[.H341];&quot;&quot;&quot; &quot;;[.K341];&quot;/&quot;;[.O341];&quot;.mp3&quot;)" office:value-type="string" office:string-value="-ALBUM &quot;&quot; -ARTIST &quot;&quot; -ID3V2TAG TCOM &quot;&quot; -GENRE &quot;&quot; -TITLE &quot;ZZZ&quot; -TRACK &quot;&quot; -YEAR &quot;&quot; 1/T340.mp3">
            <text:p>-ALBUM "" -ARTIST "" -ID3V2TAG TCOM "" -GENRE "" -TITLE "ZZZ" -TRACK "" -YEAR "" 1/T34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41]+1" office:value-type="float" office:value="341">
            <text:p>341</text:p>
          </table:table-cell>
          <table:table-cell table:style-name="ce3"/>
          <table:table-cell table:style-name="ce5" table:formula="of:=IF([.J342]=&quot;X&quot;;[.K341]+1;[.K341])" office:value-type="float" office:value="1">
            <text:p>1</text:p>
          </table:table-cell>
          <table:table-cell table:formula="of:=IF([.J342]=&quot;X&quot;;0;[.L341]+[.G341]+[.J342]/24/60/60)" office:value-type="time" office:time-value="PT00H09M20.304S">
            <text:p>00:09:20.30</text:p>
          </table:table-cell>
          <table:table-cell table:formula="of:=INT([.L342]*24*60)+MOD([.L342]*24*60*60;60)/100" office:value-type="float" office:value="9.20304">
            <text:p>9.203</text:p>
          </table:table-cell>
          <table:table-cell table:formula="of:=[.L342]*24*60*60+[.$N$1]*([.P342]-1)" office:value-type="float" office:value="390.304000000007">
            <text:p>390.304</text:p>
          </table:table-cell>
          <table:table-cell table:formula="of:=CONCATENATE(&quot;T&quot;;[.P342])" office:value-type="string" office:string-value="T341">
            <text:p>T341</text:p>
          </table:table-cell>
          <table:table-cell table:formula="of:=IF([.J342]=&quot;X&quot;;1;[.P341]+1)" office:value-type="float" office:value="341">
            <text:p>341</text:p>
          </table:table-cell>
          <table:table-cell table:style-name="ce7" table:formula="of:=CONCATENATE(&quot;mv &quot;;[.K342];&quot;^&quot;;[.O342];&quot;.wav &quot;&quot;rn^&quot;;[.$E342];&quot;~&quot;;[.$B342];&quot;~&quot;;[.$C342];&quot;~&quot;;[.$A342];&quot;~&quot;;[.$F342];&quot;~&quot;;[.$D342];&quot;.wav&quot;&quot;&quot;)" office:value-type="string" office:string-value="mv 1^T341.wav &quot;rn^ZZZ~~~~~.wav&quot;">
            <text:p>mv 1^T341.wav "rn^ZZZ~~~~~.wav"</text:p>
          </table:table-cell>
          <table:table-cell table:formula="of:=CONCATENATE(&quot;-ALBUM &quot;&quot;&quot;;[.A342];&quot;&quot;&quot; -ARTIST &quot;&quot;&quot;;[.B342];&quot;&quot;&quot; -ID3V2TAG TCOM &quot;&quot;&quot;;[.C342];&quot;&quot;&quot; -GENRE &quot;&quot;&quot;;[.D342];&quot;&quot;&quot; -TITLE &quot;&quot;&quot;;[.E342];&quot;&quot;&quot; -TRACK &quot;&quot;&quot;;[.F342];&quot;&quot;&quot; -YEAR &quot;&quot;&quot;;[.H342];&quot;&quot;&quot; &quot;;[.K342];&quot;/&quot;;[.O342];&quot;.mp3&quot;)" office:value-type="string" office:string-value="-ALBUM &quot;&quot; -ARTIST &quot;&quot; -ID3V2TAG TCOM &quot;&quot; -GENRE &quot;&quot; -TITLE &quot;ZZZ&quot; -TRACK &quot;&quot; -YEAR &quot;&quot; 1/T341.mp3">
            <text:p>-ALBUM "" -ARTIST "" -ID3V2TAG TCOM "" -GENRE "" -TITLE "ZZZ" -TRACK "" -YEAR "" 1/T34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42]+1" office:value-type="float" office:value="342">
            <text:p>342</text:p>
          </table:table-cell>
          <table:table-cell table:style-name="ce3"/>
          <table:table-cell table:style-name="ce5" table:formula="of:=IF([.J343]=&quot;X&quot;;[.K342]+1;[.K342])" office:value-type="float" office:value="1">
            <text:p>1</text:p>
          </table:table-cell>
          <table:table-cell table:formula="of:=IF([.J343]=&quot;X&quot;;0;[.L342]+[.G342]+[.J343]/24/60/60)" office:value-type="time" office:time-value="PT00H09M20.304S">
            <text:p>00:09:20.30</text:p>
          </table:table-cell>
          <table:table-cell table:formula="of:=INT([.L343]*24*60)+MOD([.L343]*24*60*60;60)/100" office:value-type="float" office:value="9.20304">
            <text:p>9.203</text:p>
          </table:table-cell>
          <table:table-cell table:formula="of:=[.L343]*24*60*60+[.$N$1]*([.P343]-1)" office:value-type="float" office:value="389.804000000007">
            <text:p>389.804</text:p>
          </table:table-cell>
          <table:table-cell table:formula="of:=CONCATENATE(&quot;T&quot;;[.P343])" office:value-type="string" office:string-value="T342">
            <text:p>T342</text:p>
          </table:table-cell>
          <table:table-cell table:formula="of:=IF([.J343]=&quot;X&quot;;1;[.P342]+1)" office:value-type="float" office:value="342">
            <text:p>342</text:p>
          </table:table-cell>
          <table:table-cell table:style-name="ce7" table:formula="of:=CONCATENATE(&quot;mv &quot;;[.K343];&quot;^&quot;;[.O343];&quot;.wav &quot;&quot;rn^&quot;;[.$E343];&quot;~&quot;;[.$B343];&quot;~&quot;;[.$C343];&quot;~&quot;;[.$A343];&quot;~&quot;;[.$F343];&quot;~&quot;;[.$D343];&quot;.wav&quot;&quot;&quot;)" office:value-type="string" office:string-value="mv 1^T342.wav &quot;rn^ZZZ~~~~~.wav&quot;">
            <text:p>mv 1^T342.wav "rn^ZZZ~~~~~.wav"</text:p>
          </table:table-cell>
          <table:table-cell table:formula="of:=CONCATENATE(&quot;-ALBUM &quot;&quot;&quot;;[.A343];&quot;&quot;&quot; -ARTIST &quot;&quot;&quot;;[.B343];&quot;&quot;&quot; -ID3V2TAG TCOM &quot;&quot;&quot;;[.C343];&quot;&quot;&quot; -GENRE &quot;&quot;&quot;;[.D343];&quot;&quot;&quot; -TITLE &quot;&quot;&quot;;[.E343];&quot;&quot;&quot; -TRACK &quot;&quot;&quot;;[.F343];&quot;&quot;&quot; -YEAR &quot;&quot;&quot;;[.H343];&quot;&quot;&quot; &quot;;[.K343];&quot;/&quot;;[.O343];&quot;.mp3&quot;)" office:value-type="string" office:string-value="-ALBUM &quot;&quot; -ARTIST &quot;&quot; -ID3V2TAG TCOM &quot;&quot; -GENRE &quot;&quot; -TITLE &quot;ZZZ&quot; -TRACK &quot;&quot; -YEAR &quot;&quot; 1/T342.mp3">
            <text:p>-ALBUM "" -ARTIST "" -ID3V2TAG TCOM "" -GENRE "" -TITLE "ZZZ" -TRACK "" -YEAR "" 1/T34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43]+1" office:value-type="float" office:value="343">
            <text:p>343</text:p>
          </table:table-cell>
          <table:table-cell table:style-name="ce3"/>
          <table:table-cell table:style-name="ce5" table:formula="of:=IF([.J344]=&quot;X&quot;;[.K343]+1;[.K343])" office:value-type="float" office:value="1">
            <text:p>1</text:p>
          </table:table-cell>
          <table:table-cell table:formula="of:=IF([.J344]=&quot;X&quot;;0;[.L343]+[.G343]+[.J344]/24/60/60)" office:value-type="time" office:time-value="PT00H09M20.304S">
            <text:p>00:09:20.30</text:p>
          </table:table-cell>
          <table:table-cell table:formula="of:=INT([.L344]*24*60)+MOD([.L344]*24*60*60;60)/100" office:value-type="float" office:value="9.20304">
            <text:p>9.203</text:p>
          </table:table-cell>
          <table:table-cell table:formula="of:=[.L344]*24*60*60+[.$N$1]*([.P344]-1)" office:value-type="float" office:value="389.304000000007">
            <text:p>389.304</text:p>
          </table:table-cell>
          <table:table-cell table:formula="of:=CONCATENATE(&quot;T&quot;;[.P344])" office:value-type="string" office:string-value="T343">
            <text:p>T343</text:p>
          </table:table-cell>
          <table:table-cell table:formula="of:=IF([.J344]=&quot;X&quot;;1;[.P343]+1)" office:value-type="float" office:value="343">
            <text:p>343</text:p>
          </table:table-cell>
          <table:table-cell table:style-name="ce7" table:formula="of:=CONCATENATE(&quot;mv &quot;;[.K344];&quot;^&quot;;[.O344];&quot;.wav &quot;&quot;rn^&quot;;[.$E344];&quot;~&quot;;[.$B344];&quot;~&quot;;[.$C344];&quot;~&quot;;[.$A344];&quot;~&quot;;[.$F344];&quot;~&quot;;[.$D344];&quot;.wav&quot;&quot;&quot;)" office:value-type="string" office:string-value="mv 1^T343.wav &quot;rn^ZZZ~~~~~.wav&quot;">
            <text:p>mv 1^T343.wav "rn^ZZZ~~~~~.wav"</text:p>
          </table:table-cell>
          <table:table-cell table:formula="of:=CONCATENATE(&quot;-ALBUM &quot;&quot;&quot;;[.A344];&quot;&quot;&quot; -ARTIST &quot;&quot;&quot;;[.B344];&quot;&quot;&quot; -ID3V2TAG TCOM &quot;&quot;&quot;;[.C344];&quot;&quot;&quot; -GENRE &quot;&quot;&quot;;[.D344];&quot;&quot;&quot; -TITLE &quot;&quot;&quot;;[.E344];&quot;&quot;&quot; -TRACK &quot;&quot;&quot;;[.F344];&quot;&quot;&quot; -YEAR &quot;&quot;&quot;;[.H344];&quot;&quot;&quot; &quot;;[.K344];&quot;/&quot;;[.O344];&quot;.mp3&quot;)" office:value-type="string" office:string-value="-ALBUM &quot;&quot; -ARTIST &quot;&quot; -ID3V2TAG TCOM &quot;&quot; -GENRE &quot;&quot; -TITLE &quot;ZZZ&quot; -TRACK &quot;&quot; -YEAR &quot;&quot; 1/T343.mp3">
            <text:p>-ALBUM "" -ARTIST "" -ID3V2TAG TCOM "" -GENRE "" -TITLE "ZZZ" -TRACK "" -YEAR "" 1/T34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44]+1" office:value-type="float" office:value="344">
            <text:p>344</text:p>
          </table:table-cell>
          <table:table-cell table:style-name="ce3"/>
          <table:table-cell table:style-name="ce5" table:formula="of:=IF([.J345]=&quot;X&quot;;[.K344]+1;[.K344])" office:value-type="float" office:value="1">
            <text:p>1</text:p>
          </table:table-cell>
          <table:table-cell table:formula="of:=IF([.J345]=&quot;X&quot;;0;[.L344]+[.G344]+[.J345]/24/60/60)" office:value-type="time" office:time-value="PT00H09M20.304S">
            <text:p>00:09:20.30</text:p>
          </table:table-cell>
          <table:table-cell table:formula="of:=INT([.L345]*24*60)+MOD([.L345]*24*60*60;60)/100" office:value-type="float" office:value="9.20304">
            <text:p>9.203</text:p>
          </table:table-cell>
          <table:table-cell table:formula="of:=[.L345]*24*60*60+[.$N$1]*([.P345]-1)" office:value-type="float" office:value="388.804000000007">
            <text:p>388.804</text:p>
          </table:table-cell>
          <table:table-cell table:formula="of:=CONCATENATE(&quot;T&quot;;[.P345])" office:value-type="string" office:string-value="T344">
            <text:p>T344</text:p>
          </table:table-cell>
          <table:table-cell table:formula="of:=IF([.J345]=&quot;X&quot;;1;[.P344]+1)" office:value-type="float" office:value="344">
            <text:p>344</text:p>
          </table:table-cell>
          <table:table-cell table:style-name="ce7" table:formula="of:=CONCATENATE(&quot;mv &quot;;[.K345];&quot;^&quot;;[.O345];&quot;.wav &quot;&quot;rn^&quot;;[.$E345];&quot;~&quot;;[.$B345];&quot;~&quot;;[.$C345];&quot;~&quot;;[.$A345];&quot;~&quot;;[.$F345];&quot;~&quot;;[.$D345];&quot;.wav&quot;&quot;&quot;)" office:value-type="string" office:string-value="mv 1^T344.wav &quot;rn^ZZZ~~~~~.wav&quot;">
            <text:p>mv 1^T344.wav "rn^ZZZ~~~~~.wav"</text:p>
          </table:table-cell>
          <table:table-cell table:formula="of:=CONCATENATE(&quot;-ALBUM &quot;&quot;&quot;;[.A345];&quot;&quot;&quot; -ARTIST &quot;&quot;&quot;;[.B345];&quot;&quot;&quot; -ID3V2TAG TCOM &quot;&quot;&quot;;[.C345];&quot;&quot;&quot; -GENRE &quot;&quot;&quot;;[.D345];&quot;&quot;&quot; -TITLE &quot;&quot;&quot;;[.E345];&quot;&quot;&quot; -TRACK &quot;&quot;&quot;;[.F345];&quot;&quot;&quot; -YEAR &quot;&quot;&quot;;[.H345];&quot;&quot;&quot; &quot;;[.K345];&quot;/&quot;;[.O345];&quot;.mp3&quot;)" office:value-type="string" office:string-value="-ALBUM &quot;&quot; -ARTIST &quot;&quot; -ID3V2TAG TCOM &quot;&quot; -GENRE &quot;&quot; -TITLE &quot;ZZZ&quot; -TRACK &quot;&quot; -YEAR &quot;&quot; 1/T344.mp3">
            <text:p>-ALBUM "" -ARTIST "" -ID3V2TAG TCOM "" -GENRE "" -TITLE "ZZZ" -TRACK "" -YEAR "" 1/T34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45]+1" office:value-type="float" office:value="345">
            <text:p>345</text:p>
          </table:table-cell>
          <table:table-cell table:style-name="ce3"/>
          <table:table-cell table:style-name="ce5" table:formula="of:=IF([.J346]=&quot;X&quot;;[.K345]+1;[.K345])" office:value-type="float" office:value="1">
            <text:p>1</text:p>
          </table:table-cell>
          <table:table-cell table:formula="of:=IF([.J346]=&quot;X&quot;;0;[.L345]+[.G345]+[.J346]/24/60/60)" office:value-type="time" office:time-value="PT00H09M20.304S">
            <text:p>00:09:20.30</text:p>
          </table:table-cell>
          <table:table-cell table:formula="of:=INT([.L346]*24*60)+MOD([.L346]*24*60*60;60)/100" office:value-type="float" office:value="9.20304">
            <text:p>9.203</text:p>
          </table:table-cell>
          <table:table-cell table:formula="of:=[.L346]*24*60*60+[.$N$1]*([.P346]-1)" office:value-type="float" office:value="388.304000000007">
            <text:p>388.304</text:p>
          </table:table-cell>
          <table:table-cell table:formula="of:=CONCATENATE(&quot;T&quot;;[.P346])" office:value-type="string" office:string-value="T345">
            <text:p>T345</text:p>
          </table:table-cell>
          <table:table-cell table:formula="of:=IF([.J346]=&quot;X&quot;;1;[.P345]+1)" office:value-type="float" office:value="345">
            <text:p>345</text:p>
          </table:table-cell>
          <table:table-cell table:style-name="ce7" table:formula="of:=CONCATENATE(&quot;mv &quot;;[.K346];&quot;^&quot;;[.O346];&quot;.wav &quot;&quot;rn^&quot;;[.$E346];&quot;~&quot;;[.$B346];&quot;~&quot;;[.$C346];&quot;~&quot;;[.$A346];&quot;~&quot;;[.$F346];&quot;~&quot;;[.$D346];&quot;.wav&quot;&quot;&quot;)" office:value-type="string" office:string-value="mv 1^T345.wav &quot;rn^ZZZ~~~~~.wav&quot;">
            <text:p>mv 1^T345.wav "rn^ZZZ~~~~~.wav"</text:p>
          </table:table-cell>
          <table:table-cell table:formula="of:=CONCATENATE(&quot;-ALBUM &quot;&quot;&quot;;[.A346];&quot;&quot;&quot; -ARTIST &quot;&quot;&quot;;[.B346];&quot;&quot;&quot; -ID3V2TAG TCOM &quot;&quot;&quot;;[.C346];&quot;&quot;&quot; -GENRE &quot;&quot;&quot;;[.D346];&quot;&quot;&quot; -TITLE &quot;&quot;&quot;;[.E346];&quot;&quot;&quot; -TRACK &quot;&quot;&quot;;[.F346];&quot;&quot;&quot; -YEAR &quot;&quot;&quot;;[.H346];&quot;&quot;&quot; &quot;;[.K346];&quot;/&quot;;[.O346];&quot;.mp3&quot;)" office:value-type="string" office:string-value="-ALBUM &quot;&quot; -ARTIST &quot;&quot; -ID3V2TAG TCOM &quot;&quot; -GENRE &quot;&quot; -TITLE &quot;ZZZ&quot; -TRACK &quot;&quot; -YEAR &quot;&quot; 1/T345.mp3">
            <text:p>-ALBUM "" -ARTIST "" -ID3V2TAG TCOM "" -GENRE "" -TITLE "ZZZ" -TRACK "" -YEAR "" 1/T34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46]+1" office:value-type="float" office:value="346">
            <text:p>346</text:p>
          </table:table-cell>
          <table:table-cell table:style-name="ce3"/>
          <table:table-cell table:style-name="ce5" table:formula="of:=IF([.J347]=&quot;X&quot;;[.K346]+1;[.K346])" office:value-type="float" office:value="1">
            <text:p>1</text:p>
          </table:table-cell>
          <table:table-cell table:formula="of:=IF([.J347]=&quot;X&quot;;0;[.L346]+[.G346]+[.J347]/24/60/60)" office:value-type="time" office:time-value="PT00H09M20.304S">
            <text:p>00:09:20.30</text:p>
          </table:table-cell>
          <table:table-cell table:formula="of:=INT([.L347]*24*60)+MOD([.L347]*24*60*60;60)/100" office:value-type="float" office:value="9.20304">
            <text:p>9.203</text:p>
          </table:table-cell>
          <table:table-cell table:formula="of:=[.L347]*24*60*60+[.$N$1]*([.P347]-1)" office:value-type="float" office:value="387.804000000007">
            <text:p>387.804</text:p>
          </table:table-cell>
          <table:table-cell table:formula="of:=CONCATENATE(&quot;T&quot;;[.P347])" office:value-type="string" office:string-value="T346">
            <text:p>T346</text:p>
          </table:table-cell>
          <table:table-cell table:formula="of:=IF([.J347]=&quot;X&quot;;1;[.P346]+1)" office:value-type="float" office:value="346">
            <text:p>346</text:p>
          </table:table-cell>
          <table:table-cell table:style-name="ce7" table:formula="of:=CONCATENATE(&quot;mv &quot;;[.K347];&quot;^&quot;;[.O347];&quot;.wav &quot;&quot;rn^&quot;;[.$E347];&quot;~&quot;;[.$B347];&quot;~&quot;;[.$C347];&quot;~&quot;;[.$A347];&quot;~&quot;;[.$F347];&quot;~&quot;;[.$D347];&quot;.wav&quot;&quot;&quot;)" office:value-type="string" office:string-value="mv 1^T346.wav &quot;rn^ZZZ~~~~~.wav&quot;">
            <text:p>mv 1^T346.wav "rn^ZZZ~~~~~.wav"</text:p>
          </table:table-cell>
          <table:table-cell table:formula="of:=CONCATENATE(&quot;-ALBUM &quot;&quot;&quot;;[.A347];&quot;&quot;&quot; -ARTIST &quot;&quot;&quot;;[.B347];&quot;&quot;&quot; -ID3V2TAG TCOM &quot;&quot;&quot;;[.C347];&quot;&quot;&quot; -GENRE &quot;&quot;&quot;;[.D347];&quot;&quot;&quot; -TITLE &quot;&quot;&quot;;[.E347];&quot;&quot;&quot; -TRACK &quot;&quot;&quot;;[.F347];&quot;&quot;&quot; -YEAR &quot;&quot;&quot;;[.H347];&quot;&quot;&quot; &quot;;[.K347];&quot;/&quot;;[.O347];&quot;.mp3&quot;)" office:value-type="string" office:string-value="-ALBUM &quot;&quot; -ARTIST &quot;&quot; -ID3V2TAG TCOM &quot;&quot; -GENRE &quot;&quot; -TITLE &quot;ZZZ&quot; -TRACK &quot;&quot; -YEAR &quot;&quot; 1/T346.mp3">
            <text:p>-ALBUM "" -ARTIST "" -ID3V2TAG TCOM "" -GENRE "" -TITLE "ZZZ" -TRACK "" -YEAR "" 1/T34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47]+1" office:value-type="float" office:value="347">
            <text:p>347</text:p>
          </table:table-cell>
          <table:table-cell table:style-name="ce3"/>
          <table:table-cell table:style-name="ce5" table:formula="of:=IF([.J348]=&quot;X&quot;;[.K347]+1;[.K347])" office:value-type="float" office:value="1">
            <text:p>1</text:p>
          </table:table-cell>
          <table:table-cell table:formula="of:=IF([.J348]=&quot;X&quot;;0;[.L347]+[.G347]+[.J348]/24/60/60)" office:value-type="time" office:time-value="PT00H09M20.304S">
            <text:p>00:09:20.30</text:p>
          </table:table-cell>
          <table:table-cell table:formula="of:=INT([.L348]*24*60)+MOD([.L348]*24*60*60;60)/100" office:value-type="float" office:value="9.20304">
            <text:p>9.203</text:p>
          </table:table-cell>
          <table:table-cell table:formula="of:=[.L348]*24*60*60+[.$N$1]*([.P348]-1)" office:value-type="float" office:value="387.304000000007">
            <text:p>387.304</text:p>
          </table:table-cell>
          <table:table-cell table:formula="of:=CONCATENATE(&quot;T&quot;;[.P348])" office:value-type="string" office:string-value="T347">
            <text:p>T347</text:p>
          </table:table-cell>
          <table:table-cell table:formula="of:=IF([.J348]=&quot;X&quot;;1;[.P347]+1)" office:value-type="float" office:value="347">
            <text:p>347</text:p>
          </table:table-cell>
          <table:table-cell table:style-name="ce7" table:formula="of:=CONCATENATE(&quot;mv &quot;;[.K348];&quot;^&quot;;[.O348];&quot;.wav &quot;&quot;rn^&quot;;[.$E348];&quot;~&quot;;[.$B348];&quot;~&quot;;[.$C348];&quot;~&quot;;[.$A348];&quot;~&quot;;[.$F348];&quot;~&quot;;[.$D348];&quot;.wav&quot;&quot;&quot;)" office:value-type="string" office:string-value="mv 1^T347.wav &quot;rn^ZZZ~~~~~.wav&quot;">
            <text:p>mv 1^T347.wav "rn^ZZZ~~~~~.wav"</text:p>
          </table:table-cell>
          <table:table-cell table:formula="of:=CONCATENATE(&quot;-ALBUM &quot;&quot;&quot;;[.A348];&quot;&quot;&quot; -ARTIST &quot;&quot;&quot;;[.B348];&quot;&quot;&quot; -ID3V2TAG TCOM &quot;&quot;&quot;;[.C348];&quot;&quot;&quot; -GENRE &quot;&quot;&quot;;[.D348];&quot;&quot;&quot; -TITLE &quot;&quot;&quot;;[.E348];&quot;&quot;&quot; -TRACK &quot;&quot;&quot;;[.F348];&quot;&quot;&quot; -YEAR &quot;&quot;&quot;;[.H348];&quot;&quot;&quot; &quot;;[.K348];&quot;/&quot;;[.O348];&quot;.mp3&quot;)" office:value-type="string" office:string-value="-ALBUM &quot;&quot; -ARTIST &quot;&quot; -ID3V2TAG TCOM &quot;&quot; -GENRE &quot;&quot; -TITLE &quot;ZZZ&quot; -TRACK &quot;&quot; -YEAR &quot;&quot; 1/T347.mp3">
            <text:p>-ALBUM "" -ARTIST "" -ID3V2TAG TCOM "" -GENRE "" -TITLE "ZZZ" -TRACK "" -YEAR "" 1/T34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48]+1" office:value-type="float" office:value="348">
            <text:p>348</text:p>
          </table:table-cell>
          <table:table-cell table:style-name="ce3"/>
          <table:table-cell table:style-name="ce5" table:formula="of:=IF([.J349]=&quot;X&quot;;[.K348]+1;[.K348])" office:value-type="float" office:value="1">
            <text:p>1</text:p>
          </table:table-cell>
          <table:table-cell table:formula="of:=IF([.J349]=&quot;X&quot;;0;[.L348]+[.G348]+[.J349]/24/60/60)" office:value-type="time" office:time-value="PT00H09M20.304S">
            <text:p>00:09:20.30</text:p>
          </table:table-cell>
          <table:table-cell table:formula="of:=INT([.L349]*24*60)+MOD([.L349]*24*60*60;60)/100" office:value-type="float" office:value="9.20304">
            <text:p>9.203</text:p>
          </table:table-cell>
          <table:table-cell table:formula="of:=[.L349]*24*60*60+[.$N$1]*([.P349]-1)" office:value-type="float" office:value="386.804000000008">
            <text:p>386.804</text:p>
          </table:table-cell>
          <table:table-cell table:formula="of:=CONCATENATE(&quot;T&quot;;[.P349])" office:value-type="string" office:string-value="T348">
            <text:p>T348</text:p>
          </table:table-cell>
          <table:table-cell table:formula="of:=IF([.J349]=&quot;X&quot;;1;[.P348]+1)" office:value-type="float" office:value="348">
            <text:p>348</text:p>
          </table:table-cell>
          <table:table-cell table:style-name="ce7" table:formula="of:=CONCATENATE(&quot;mv &quot;;[.K349];&quot;^&quot;;[.O349];&quot;.wav &quot;&quot;rn^&quot;;[.$E349];&quot;~&quot;;[.$B349];&quot;~&quot;;[.$C349];&quot;~&quot;;[.$A349];&quot;~&quot;;[.$F349];&quot;~&quot;;[.$D349];&quot;.wav&quot;&quot;&quot;)" office:value-type="string" office:string-value="mv 1^T348.wav &quot;rn^ZZZ~~~~~.wav&quot;">
            <text:p>mv 1^T348.wav "rn^ZZZ~~~~~.wav"</text:p>
          </table:table-cell>
          <table:table-cell table:formula="of:=CONCATENATE(&quot;-ALBUM &quot;&quot;&quot;;[.A349];&quot;&quot;&quot; -ARTIST &quot;&quot;&quot;;[.B349];&quot;&quot;&quot; -ID3V2TAG TCOM &quot;&quot;&quot;;[.C349];&quot;&quot;&quot; -GENRE &quot;&quot;&quot;;[.D349];&quot;&quot;&quot; -TITLE &quot;&quot;&quot;;[.E349];&quot;&quot;&quot; -TRACK &quot;&quot;&quot;;[.F349];&quot;&quot;&quot; -YEAR &quot;&quot;&quot;;[.H349];&quot;&quot;&quot; &quot;;[.K349];&quot;/&quot;;[.O349];&quot;.mp3&quot;)" office:value-type="string" office:string-value="-ALBUM &quot;&quot; -ARTIST &quot;&quot; -ID3V2TAG TCOM &quot;&quot; -GENRE &quot;&quot; -TITLE &quot;ZZZ&quot; -TRACK &quot;&quot; -YEAR &quot;&quot; 1/T348.mp3">
            <text:p>-ALBUM "" -ARTIST "" -ID3V2TAG TCOM "" -GENRE "" -TITLE "ZZZ" -TRACK "" -YEAR "" 1/T34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49]+1" office:value-type="float" office:value="349">
            <text:p>349</text:p>
          </table:table-cell>
          <table:table-cell table:style-name="ce3"/>
          <table:table-cell table:style-name="ce5" table:formula="of:=IF([.J350]=&quot;X&quot;;[.K349]+1;[.K349])" office:value-type="float" office:value="1">
            <text:p>1</text:p>
          </table:table-cell>
          <table:table-cell table:formula="of:=IF([.J350]=&quot;X&quot;;0;[.L349]+[.G349]+[.J350]/24/60/60)" office:value-type="time" office:time-value="PT00H09M20.304S">
            <text:p>00:09:20.30</text:p>
          </table:table-cell>
          <table:table-cell table:formula="of:=INT([.L350]*24*60)+MOD([.L350]*24*60*60;60)/100" office:value-type="float" office:value="9.20304">
            <text:p>9.203</text:p>
          </table:table-cell>
          <table:table-cell table:formula="of:=[.L350]*24*60*60+[.$N$1]*([.P350]-1)" office:value-type="float" office:value="386.304000000008">
            <text:p>386.304</text:p>
          </table:table-cell>
          <table:table-cell table:formula="of:=CONCATENATE(&quot;T&quot;;[.P350])" office:value-type="string" office:string-value="T349">
            <text:p>T349</text:p>
          </table:table-cell>
          <table:table-cell table:formula="of:=IF([.J350]=&quot;X&quot;;1;[.P349]+1)" office:value-type="float" office:value="349">
            <text:p>349</text:p>
          </table:table-cell>
          <table:table-cell table:style-name="ce7" table:formula="of:=CONCATENATE(&quot;mv &quot;;[.K350];&quot;^&quot;;[.O350];&quot;.wav &quot;&quot;rn^&quot;;[.$E350];&quot;~&quot;;[.$B350];&quot;~&quot;;[.$C350];&quot;~&quot;;[.$A350];&quot;~&quot;;[.$F350];&quot;~&quot;;[.$D350];&quot;.wav&quot;&quot;&quot;)" office:value-type="string" office:string-value="mv 1^T349.wav &quot;rn^ZZZ~~~~~.wav&quot;">
            <text:p>mv 1^T349.wav "rn^ZZZ~~~~~.wav"</text:p>
          </table:table-cell>
          <table:table-cell table:formula="of:=CONCATENATE(&quot;-ALBUM &quot;&quot;&quot;;[.A350];&quot;&quot;&quot; -ARTIST &quot;&quot;&quot;;[.B350];&quot;&quot;&quot; -ID3V2TAG TCOM &quot;&quot;&quot;;[.C350];&quot;&quot;&quot; -GENRE &quot;&quot;&quot;;[.D350];&quot;&quot;&quot; -TITLE &quot;&quot;&quot;;[.E350];&quot;&quot;&quot; -TRACK &quot;&quot;&quot;;[.F350];&quot;&quot;&quot; -YEAR &quot;&quot;&quot;;[.H350];&quot;&quot;&quot; &quot;;[.K350];&quot;/&quot;;[.O350];&quot;.mp3&quot;)" office:value-type="string" office:string-value="-ALBUM &quot;&quot; -ARTIST &quot;&quot; -ID3V2TAG TCOM &quot;&quot; -GENRE &quot;&quot; -TITLE &quot;ZZZ&quot; -TRACK &quot;&quot; -YEAR &quot;&quot; 1/T349.mp3">
            <text:p>-ALBUM "" -ARTIST "" -ID3V2TAG TCOM "" -GENRE "" -TITLE "ZZZ" -TRACK "" -YEAR "" 1/T34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50]+1" office:value-type="float" office:value="350">
            <text:p>350</text:p>
          </table:table-cell>
          <table:table-cell table:style-name="ce3"/>
          <table:table-cell table:style-name="ce5" table:formula="of:=IF([.J351]=&quot;X&quot;;[.K350]+1;[.K350])" office:value-type="float" office:value="1">
            <text:p>1</text:p>
          </table:table-cell>
          <table:table-cell table:formula="of:=IF([.J351]=&quot;X&quot;;0;[.L350]+[.G350]+[.J351]/24/60/60)" office:value-type="time" office:time-value="PT00H09M20.304S">
            <text:p>00:09:20.30</text:p>
          </table:table-cell>
          <table:table-cell table:formula="of:=INT([.L351]*24*60)+MOD([.L351]*24*60*60;60)/100" office:value-type="float" office:value="9.20304">
            <text:p>9.203</text:p>
          </table:table-cell>
          <table:table-cell table:formula="of:=[.L351]*24*60*60+[.$N$1]*([.P351]-1)" office:value-type="float" office:value="385.804000000008">
            <text:p>385.804</text:p>
          </table:table-cell>
          <table:table-cell table:formula="of:=CONCATENATE(&quot;T&quot;;[.P351])" office:value-type="string" office:string-value="T350">
            <text:p>T350</text:p>
          </table:table-cell>
          <table:table-cell table:formula="of:=IF([.J351]=&quot;X&quot;;1;[.P350]+1)" office:value-type="float" office:value="350">
            <text:p>350</text:p>
          </table:table-cell>
          <table:table-cell table:style-name="ce7" table:formula="of:=CONCATENATE(&quot;mv &quot;;[.K351];&quot;^&quot;;[.O351];&quot;.wav &quot;&quot;rn^&quot;;[.$E351];&quot;~&quot;;[.$B351];&quot;~&quot;;[.$C351];&quot;~&quot;;[.$A351];&quot;~&quot;;[.$F351];&quot;~&quot;;[.$D351];&quot;.wav&quot;&quot;&quot;)" office:value-type="string" office:string-value="mv 1^T350.wav &quot;rn^ZZZ~~~~~.wav&quot;">
            <text:p>mv 1^T350.wav "rn^ZZZ~~~~~.wav"</text:p>
          </table:table-cell>
          <table:table-cell table:formula="of:=CONCATENATE(&quot;-ALBUM &quot;&quot;&quot;;[.A351];&quot;&quot;&quot; -ARTIST &quot;&quot;&quot;;[.B351];&quot;&quot;&quot; -ID3V2TAG TCOM &quot;&quot;&quot;;[.C351];&quot;&quot;&quot; -GENRE &quot;&quot;&quot;;[.D351];&quot;&quot;&quot; -TITLE &quot;&quot;&quot;;[.E351];&quot;&quot;&quot; -TRACK &quot;&quot;&quot;;[.F351];&quot;&quot;&quot; -YEAR &quot;&quot;&quot;;[.H351];&quot;&quot;&quot; &quot;;[.K351];&quot;/&quot;;[.O351];&quot;.mp3&quot;)" office:value-type="string" office:string-value="-ALBUM &quot;&quot; -ARTIST &quot;&quot; -ID3V2TAG TCOM &quot;&quot; -GENRE &quot;&quot; -TITLE &quot;ZZZ&quot; -TRACK &quot;&quot; -YEAR &quot;&quot; 1/T350.mp3">
            <text:p>-ALBUM "" -ARTIST "" -ID3V2TAG TCOM "" -GENRE "" -TITLE "ZZZ" -TRACK "" -YEAR "" 1/T35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51]+1" office:value-type="float" office:value="351">
            <text:p>351</text:p>
          </table:table-cell>
          <table:table-cell table:style-name="ce3"/>
          <table:table-cell table:style-name="ce5" table:formula="of:=IF([.J352]=&quot;X&quot;;[.K351]+1;[.K351])" office:value-type="float" office:value="1">
            <text:p>1</text:p>
          </table:table-cell>
          <table:table-cell table:formula="of:=IF([.J352]=&quot;X&quot;;0;[.L351]+[.G351]+[.J352]/24/60/60)" office:value-type="time" office:time-value="PT00H09M20.304S">
            <text:p>00:09:20.30</text:p>
          </table:table-cell>
          <table:table-cell table:formula="of:=INT([.L352]*24*60)+MOD([.L352]*24*60*60;60)/100" office:value-type="float" office:value="9.20304">
            <text:p>9.203</text:p>
          </table:table-cell>
          <table:table-cell table:formula="of:=[.L352]*24*60*60+[.$N$1]*([.P352]-1)" office:value-type="float" office:value="385.304000000008">
            <text:p>385.304</text:p>
          </table:table-cell>
          <table:table-cell table:formula="of:=CONCATENATE(&quot;T&quot;;[.P352])" office:value-type="string" office:string-value="T351">
            <text:p>T351</text:p>
          </table:table-cell>
          <table:table-cell table:formula="of:=IF([.J352]=&quot;X&quot;;1;[.P351]+1)" office:value-type="float" office:value="351">
            <text:p>351</text:p>
          </table:table-cell>
          <table:table-cell table:style-name="ce7" table:formula="of:=CONCATENATE(&quot;mv &quot;;[.K352];&quot;^&quot;;[.O352];&quot;.wav &quot;&quot;rn^&quot;;[.$E352];&quot;~&quot;;[.$B352];&quot;~&quot;;[.$C352];&quot;~&quot;;[.$A352];&quot;~&quot;;[.$F352];&quot;~&quot;;[.$D352];&quot;.wav&quot;&quot;&quot;)" office:value-type="string" office:string-value="mv 1^T351.wav &quot;rn^ZZZ~~~~~.wav&quot;">
            <text:p>mv 1^T351.wav "rn^ZZZ~~~~~.wav"</text:p>
          </table:table-cell>
          <table:table-cell table:formula="of:=CONCATENATE(&quot;-ALBUM &quot;&quot;&quot;;[.A352];&quot;&quot;&quot; -ARTIST &quot;&quot;&quot;;[.B352];&quot;&quot;&quot; -ID3V2TAG TCOM &quot;&quot;&quot;;[.C352];&quot;&quot;&quot; -GENRE &quot;&quot;&quot;;[.D352];&quot;&quot;&quot; -TITLE &quot;&quot;&quot;;[.E352];&quot;&quot;&quot; -TRACK &quot;&quot;&quot;;[.F352];&quot;&quot;&quot; -YEAR &quot;&quot;&quot;;[.H352];&quot;&quot;&quot; &quot;;[.K352];&quot;/&quot;;[.O352];&quot;.mp3&quot;)" office:value-type="string" office:string-value="-ALBUM &quot;&quot; -ARTIST &quot;&quot; -ID3V2TAG TCOM &quot;&quot; -GENRE &quot;&quot; -TITLE &quot;ZZZ&quot; -TRACK &quot;&quot; -YEAR &quot;&quot; 1/T351.mp3">
            <text:p>-ALBUM "" -ARTIST "" -ID3V2TAG TCOM "" -GENRE "" -TITLE "ZZZ" -TRACK "" -YEAR "" 1/T35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52]+1" office:value-type="float" office:value="352">
            <text:p>352</text:p>
          </table:table-cell>
          <table:table-cell table:style-name="ce3"/>
          <table:table-cell table:style-name="ce5" table:formula="of:=IF([.J353]=&quot;X&quot;;[.K352]+1;[.K352])" office:value-type="float" office:value="1">
            <text:p>1</text:p>
          </table:table-cell>
          <table:table-cell table:formula="of:=IF([.J353]=&quot;X&quot;;0;[.L352]+[.G352]+[.J353]/24/60/60)" office:value-type="time" office:time-value="PT00H09M20.304S">
            <text:p>00:09:20.30</text:p>
          </table:table-cell>
          <table:table-cell table:formula="of:=INT([.L353]*24*60)+MOD([.L353]*24*60*60;60)/100" office:value-type="float" office:value="9.20304">
            <text:p>9.203</text:p>
          </table:table-cell>
          <table:table-cell table:formula="of:=[.L353]*24*60*60+[.$N$1]*([.P353]-1)" office:value-type="float" office:value="384.804000000008">
            <text:p>384.804</text:p>
          </table:table-cell>
          <table:table-cell table:formula="of:=CONCATENATE(&quot;T&quot;;[.P353])" office:value-type="string" office:string-value="T352">
            <text:p>T352</text:p>
          </table:table-cell>
          <table:table-cell table:formula="of:=IF([.J353]=&quot;X&quot;;1;[.P352]+1)" office:value-type="float" office:value="352">
            <text:p>352</text:p>
          </table:table-cell>
          <table:table-cell table:style-name="ce7" table:formula="of:=CONCATENATE(&quot;mv &quot;;[.K353];&quot;^&quot;;[.O353];&quot;.wav &quot;&quot;rn^&quot;;[.$E353];&quot;~&quot;;[.$B353];&quot;~&quot;;[.$C353];&quot;~&quot;;[.$A353];&quot;~&quot;;[.$F353];&quot;~&quot;;[.$D353];&quot;.wav&quot;&quot;&quot;)" office:value-type="string" office:string-value="mv 1^T352.wav &quot;rn^ZZZ~~~~~.wav&quot;">
            <text:p>mv 1^T352.wav "rn^ZZZ~~~~~.wav"</text:p>
          </table:table-cell>
          <table:table-cell table:formula="of:=CONCATENATE(&quot;-ALBUM &quot;&quot;&quot;;[.A353];&quot;&quot;&quot; -ARTIST &quot;&quot;&quot;;[.B353];&quot;&quot;&quot; -ID3V2TAG TCOM &quot;&quot;&quot;;[.C353];&quot;&quot;&quot; -GENRE &quot;&quot;&quot;;[.D353];&quot;&quot;&quot; -TITLE &quot;&quot;&quot;;[.E353];&quot;&quot;&quot; -TRACK &quot;&quot;&quot;;[.F353];&quot;&quot;&quot; -YEAR &quot;&quot;&quot;;[.H353];&quot;&quot;&quot; &quot;;[.K353];&quot;/&quot;;[.O353];&quot;.mp3&quot;)" office:value-type="string" office:string-value="-ALBUM &quot;&quot; -ARTIST &quot;&quot; -ID3V2TAG TCOM &quot;&quot; -GENRE &quot;&quot; -TITLE &quot;ZZZ&quot; -TRACK &quot;&quot; -YEAR &quot;&quot; 1/T352.mp3">
            <text:p>-ALBUM "" -ARTIST "" -ID3V2TAG TCOM "" -GENRE "" -TITLE "ZZZ" -TRACK "" -YEAR "" 1/T35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53]+1" office:value-type="float" office:value="353">
            <text:p>353</text:p>
          </table:table-cell>
          <table:table-cell table:style-name="ce3"/>
          <table:table-cell table:style-name="ce5" table:formula="of:=IF([.J354]=&quot;X&quot;;[.K353]+1;[.K353])" office:value-type="float" office:value="1">
            <text:p>1</text:p>
          </table:table-cell>
          <table:table-cell table:formula="of:=IF([.J354]=&quot;X&quot;;0;[.L353]+[.G353]+[.J354]/24/60/60)" office:value-type="time" office:time-value="PT00H09M20.304S">
            <text:p>00:09:20.30</text:p>
          </table:table-cell>
          <table:table-cell table:formula="of:=INT([.L354]*24*60)+MOD([.L354]*24*60*60;60)/100" office:value-type="float" office:value="9.20304">
            <text:p>9.203</text:p>
          </table:table-cell>
          <table:table-cell table:formula="of:=[.L354]*24*60*60+[.$N$1]*([.P354]-1)" office:value-type="float" office:value="384.304000000008">
            <text:p>384.304</text:p>
          </table:table-cell>
          <table:table-cell table:formula="of:=CONCATENATE(&quot;T&quot;;[.P354])" office:value-type="string" office:string-value="T353">
            <text:p>T353</text:p>
          </table:table-cell>
          <table:table-cell table:formula="of:=IF([.J354]=&quot;X&quot;;1;[.P353]+1)" office:value-type="float" office:value="353">
            <text:p>353</text:p>
          </table:table-cell>
          <table:table-cell table:style-name="ce7" table:formula="of:=CONCATENATE(&quot;mv &quot;;[.K354];&quot;^&quot;;[.O354];&quot;.wav &quot;&quot;rn^&quot;;[.$E354];&quot;~&quot;;[.$B354];&quot;~&quot;;[.$C354];&quot;~&quot;;[.$A354];&quot;~&quot;;[.$F354];&quot;~&quot;;[.$D354];&quot;.wav&quot;&quot;&quot;)" office:value-type="string" office:string-value="mv 1^T353.wav &quot;rn^ZZZ~~~~~.wav&quot;">
            <text:p>mv 1^T353.wav "rn^ZZZ~~~~~.wav"</text:p>
          </table:table-cell>
          <table:table-cell table:formula="of:=CONCATENATE(&quot;-ALBUM &quot;&quot;&quot;;[.A354];&quot;&quot;&quot; -ARTIST &quot;&quot;&quot;;[.B354];&quot;&quot;&quot; -ID3V2TAG TCOM &quot;&quot;&quot;;[.C354];&quot;&quot;&quot; -GENRE &quot;&quot;&quot;;[.D354];&quot;&quot;&quot; -TITLE &quot;&quot;&quot;;[.E354];&quot;&quot;&quot; -TRACK &quot;&quot;&quot;;[.F354];&quot;&quot;&quot; -YEAR &quot;&quot;&quot;;[.H354];&quot;&quot;&quot; &quot;;[.K354];&quot;/&quot;;[.O354];&quot;.mp3&quot;)" office:value-type="string" office:string-value="-ALBUM &quot;&quot; -ARTIST &quot;&quot; -ID3V2TAG TCOM &quot;&quot; -GENRE &quot;&quot; -TITLE &quot;ZZZ&quot; -TRACK &quot;&quot; -YEAR &quot;&quot; 1/T353.mp3">
            <text:p>-ALBUM "" -ARTIST "" -ID3V2TAG TCOM "" -GENRE "" -TITLE "ZZZ" -TRACK "" -YEAR "" 1/T35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54]+1" office:value-type="float" office:value="354">
            <text:p>354</text:p>
          </table:table-cell>
          <table:table-cell table:style-name="ce3"/>
          <table:table-cell table:style-name="ce5" table:formula="of:=IF([.J355]=&quot;X&quot;;[.K354]+1;[.K354])" office:value-type="float" office:value="1">
            <text:p>1</text:p>
          </table:table-cell>
          <table:table-cell table:formula="of:=IF([.J355]=&quot;X&quot;;0;[.L354]+[.G354]+[.J355]/24/60/60)" office:value-type="time" office:time-value="PT00H09M20.304S">
            <text:p>00:09:20.30</text:p>
          </table:table-cell>
          <table:table-cell table:formula="of:=INT([.L355]*24*60)+MOD([.L355]*24*60*60;60)/100" office:value-type="float" office:value="9.20304">
            <text:p>9.203</text:p>
          </table:table-cell>
          <table:table-cell table:formula="of:=[.L355]*24*60*60+[.$N$1]*([.P355]-1)" office:value-type="float" office:value="383.804000000008">
            <text:p>383.804</text:p>
          </table:table-cell>
          <table:table-cell table:formula="of:=CONCATENATE(&quot;T&quot;;[.P355])" office:value-type="string" office:string-value="T354">
            <text:p>T354</text:p>
          </table:table-cell>
          <table:table-cell table:formula="of:=IF([.J355]=&quot;X&quot;;1;[.P354]+1)" office:value-type="float" office:value="354">
            <text:p>354</text:p>
          </table:table-cell>
          <table:table-cell table:style-name="ce7" table:formula="of:=CONCATENATE(&quot;mv &quot;;[.K355];&quot;^&quot;;[.O355];&quot;.wav &quot;&quot;rn^&quot;;[.$E355];&quot;~&quot;;[.$B355];&quot;~&quot;;[.$C355];&quot;~&quot;;[.$A355];&quot;~&quot;;[.$F355];&quot;~&quot;;[.$D355];&quot;.wav&quot;&quot;&quot;)" office:value-type="string" office:string-value="mv 1^T354.wav &quot;rn^ZZZ~~~~~.wav&quot;">
            <text:p>mv 1^T354.wav "rn^ZZZ~~~~~.wav"</text:p>
          </table:table-cell>
          <table:table-cell table:formula="of:=CONCATENATE(&quot;-ALBUM &quot;&quot;&quot;;[.A355];&quot;&quot;&quot; -ARTIST &quot;&quot;&quot;;[.B355];&quot;&quot;&quot; -ID3V2TAG TCOM &quot;&quot;&quot;;[.C355];&quot;&quot;&quot; -GENRE &quot;&quot;&quot;;[.D355];&quot;&quot;&quot; -TITLE &quot;&quot;&quot;;[.E355];&quot;&quot;&quot; -TRACK &quot;&quot;&quot;;[.F355];&quot;&quot;&quot; -YEAR &quot;&quot;&quot;;[.H355];&quot;&quot;&quot; &quot;;[.K355];&quot;/&quot;;[.O355];&quot;.mp3&quot;)" office:value-type="string" office:string-value="-ALBUM &quot;&quot; -ARTIST &quot;&quot; -ID3V2TAG TCOM &quot;&quot; -GENRE &quot;&quot; -TITLE &quot;ZZZ&quot; -TRACK &quot;&quot; -YEAR &quot;&quot; 1/T354.mp3">
            <text:p>-ALBUM "" -ARTIST "" -ID3V2TAG TCOM "" -GENRE "" -TITLE "ZZZ" -TRACK "" -YEAR "" 1/T35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55]+1" office:value-type="float" office:value="355">
            <text:p>355</text:p>
          </table:table-cell>
          <table:table-cell table:style-name="ce3"/>
          <table:table-cell table:style-name="ce5" table:formula="of:=IF([.J356]=&quot;X&quot;;[.K355]+1;[.K355])" office:value-type="float" office:value="1">
            <text:p>1</text:p>
          </table:table-cell>
          <table:table-cell table:formula="of:=IF([.J356]=&quot;X&quot;;0;[.L355]+[.G355]+[.J356]/24/60/60)" office:value-type="time" office:time-value="PT00H09M20.304S">
            <text:p>00:09:20.30</text:p>
          </table:table-cell>
          <table:table-cell table:formula="of:=INT([.L356]*24*60)+MOD([.L356]*24*60*60;60)/100" office:value-type="float" office:value="9.20304">
            <text:p>9.203</text:p>
          </table:table-cell>
          <table:table-cell table:formula="of:=[.L356]*24*60*60+[.$N$1]*([.P356]-1)" office:value-type="float" office:value="383.304000000008">
            <text:p>383.304</text:p>
          </table:table-cell>
          <table:table-cell table:formula="of:=CONCATENATE(&quot;T&quot;;[.P356])" office:value-type="string" office:string-value="T355">
            <text:p>T355</text:p>
          </table:table-cell>
          <table:table-cell table:formula="of:=IF([.J356]=&quot;X&quot;;1;[.P355]+1)" office:value-type="float" office:value="355">
            <text:p>355</text:p>
          </table:table-cell>
          <table:table-cell table:style-name="ce7" table:formula="of:=CONCATENATE(&quot;mv &quot;;[.K356];&quot;^&quot;;[.O356];&quot;.wav &quot;&quot;rn^&quot;;[.$E356];&quot;~&quot;;[.$B356];&quot;~&quot;;[.$C356];&quot;~&quot;;[.$A356];&quot;~&quot;;[.$F356];&quot;~&quot;;[.$D356];&quot;.wav&quot;&quot;&quot;)" office:value-type="string" office:string-value="mv 1^T355.wav &quot;rn^ZZZ~~~~~.wav&quot;">
            <text:p>mv 1^T355.wav "rn^ZZZ~~~~~.wav"</text:p>
          </table:table-cell>
          <table:table-cell table:formula="of:=CONCATENATE(&quot;-ALBUM &quot;&quot;&quot;;[.A356];&quot;&quot;&quot; -ARTIST &quot;&quot;&quot;;[.B356];&quot;&quot;&quot; -ID3V2TAG TCOM &quot;&quot;&quot;;[.C356];&quot;&quot;&quot; -GENRE &quot;&quot;&quot;;[.D356];&quot;&quot;&quot; -TITLE &quot;&quot;&quot;;[.E356];&quot;&quot;&quot; -TRACK &quot;&quot;&quot;;[.F356];&quot;&quot;&quot; -YEAR &quot;&quot;&quot;;[.H356];&quot;&quot;&quot; &quot;;[.K356];&quot;/&quot;;[.O356];&quot;.mp3&quot;)" office:value-type="string" office:string-value="-ALBUM &quot;&quot; -ARTIST &quot;&quot; -ID3V2TAG TCOM &quot;&quot; -GENRE &quot;&quot; -TITLE &quot;ZZZ&quot; -TRACK &quot;&quot; -YEAR &quot;&quot; 1/T355.mp3">
            <text:p>-ALBUM "" -ARTIST "" -ID3V2TAG TCOM "" -GENRE "" -TITLE "ZZZ" -TRACK "" -YEAR "" 1/T35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56]+1" office:value-type="float" office:value="356">
            <text:p>356</text:p>
          </table:table-cell>
          <table:table-cell table:style-name="ce3"/>
          <table:table-cell table:style-name="ce5" table:formula="of:=IF([.J357]=&quot;X&quot;;[.K356]+1;[.K356])" office:value-type="float" office:value="1">
            <text:p>1</text:p>
          </table:table-cell>
          <table:table-cell table:formula="of:=IF([.J357]=&quot;X&quot;;0;[.L356]+[.G356]+[.J357]/24/60/60)" office:value-type="time" office:time-value="PT00H09M20.304S">
            <text:p>00:09:20.30</text:p>
          </table:table-cell>
          <table:table-cell table:formula="of:=INT([.L357]*24*60)+MOD([.L357]*24*60*60;60)/100" office:value-type="float" office:value="9.20304">
            <text:p>9.203</text:p>
          </table:table-cell>
          <table:table-cell table:formula="of:=[.L357]*24*60*60+[.$N$1]*([.P357]-1)" office:value-type="float" office:value="382.804000000008">
            <text:p>382.804</text:p>
          </table:table-cell>
          <table:table-cell table:formula="of:=CONCATENATE(&quot;T&quot;;[.P357])" office:value-type="string" office:string-value="T356">
            <text:p>T356</text:p>
          </table:table-cell>
          <table:table-cell table:formula="of:=IF([.J357]=&quot;X&quot;;1;[.P356]+1)" office:value-type="float" office:value="356">
            <text:p>356</text:p>
          </table:table-cell>
          <table:table-cell table:style-name="ce7" table:formula="of:=CONCATENATE(&quot;mv &quot;;[.K357];&quot;^&quot;;[.O357];&quot;.wav &quot;&quot;rn^&quot;;[.$E357];&quot;~&quot;;[.$B357];&quot;~&quot;;[.$C357];&quot;~&quot;;[.$A357];&quot;~&quot;;[.$F357];&quot;~&quot;;[.$D357];&quot;.wav&quot;&quot;&quot;)" office:value-type="string" office:string-value="mv 1^T356.wav &quot;rn^ZZZ~~~~~.wav&quot;">
            <text:p>mv 1^T356.wav "rn^ZZZ~~~~~.wav"</text:p>
          </table:table-cell>
          <table:table-cell table:formula="of:=CONCATENATE(&quot;-ALBUM &quot;&quot;&quot;;[.A357];&quot;&quot;&quot; -ARTIST &quot;&quot;&quot;;[.B357];&quot;&quot;&quot; -ID3V2TAG TCOM &quot;&quot;&quot;;[.C357];&quot;&quot;&quot; -GENRE &quot;&quot;&quot;;[.D357];&quot;&quot;&quot; -TITLE &quot;&quot;&quot;;[.E357];&quot;&quot;&quot; -TRACK &quot;&quot;&quot;;[.F357];&quot;&quot;&quot; -YEAR &quot;&quot;&quot;;[.H357];&quot;&quot;&quot; &quot;;[.K357];&quot;/&quot;;[.O357];&quot;.mp3&quot;)" office:value-type="string" office:string-value="-ALBUM &quot;&quot; -ARTIST &quot;&quot; -ID3V2TAG TCOM &quot;&quot; -GENRE &quot;&quot; -TITLE &quot;ZZZ&quot; -TRACK &quot;&quot; -YEAR &quot;&quot; 1/T356.mp3">
            <text:p>-ALBUM "" -ARTIST "" -ID3V2TAG TCOM "" -GENRE "" -TITLE "ZZZ" -TRACK "" -YEAR "" 1/T35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57]+1" office:value-type="float" office:value="357">
            <text:p>357</text:p>
          </table:table-cell>
          <table:table-cell table:style-name="ce3"/>
          <table:table-cell table:style-name="ce5" table:formula="of:=IF([.J358]=&quot;X&quot;;[.K357]+1;[.K357])" office:value-type="float" office:value="1">
            <text:p>1</text:p>
          </table:table-cell>
          <table:table-cell table:formula="of:=IF([.J358]=&quot;X&quot;;0;[.L357]+[.G357]+[.J358]/24/60/60)" office:value-type="time" office:time-value="PT00H09M20.304S">
            <text:p>00:09:20.30</text:p>
          </table:table-cell>
          <table:table-cell table:formula="of:=INT([.L358]*24*60)+MOD([.L358]*24*60*60;60)/100" office:value-type="float" office:value="9.20304">
            <text:p>9.203</text:p>
          </table:table-cell>
          <table:table-cell table:formula="of:=[.L358]*24*60*60+[.$N$1]*([.P358]-1)" office:value-type="float" office:value="382.304000000008">
            <text:p>382.304</text:p>
          </table:table-cell>
          <table:table-cell table:formula="of:=CONCATENATE(&quot;T&quot;;[.P358])" office:value-type="string" office:string-value="T357">
            <text:p>T357</text:p>
          </table:table-cell>
          <table:table-cell table:formula="of:=IF([.J358]=&quot;X&quot;;1;[.P357]+1)" office:value-type="float" office:value="357">
            <text:p>357</text:p>
          </table:table-cell>
          <table:table-cell table:style-name="ce7" table:formula="of:=CONCATENATE(&quot;mv &quot;;[.K358];&quot;^&quot;;[.O358];&quot;.wav &quot;&quot;rn^&quot;;[.$E358];&quot;~&quot;;[.$B358];&quot;~&quot;;[.$C358];&quot;~&quot;;[.$A358];&quot;~&quot;;[.$F358];&quot;~&quot;;[.$D358];&quot;.wav&quot;&quot;&quot;)" office:value-type="string" office:string-value="mv 1^T357.wav &quot;rn^ZZZ~~~~~.wav&quot;">
            <text:p>mv 1^T357.wav "rn^ZZZ~~~~~.wav"</text:p>
          </table:table-cell>
          <table:table-cell table:formula="of:=CONCATENATE(&quot;-ALBUM &quot;&quot;&quot;;[.A358];&quot;&quot;&quot; -ARTIST &quot;&quot;&quot;;[.B358];&quot;&quot;&quot; -ID3V2TAG TCOM &quot;&quot;&quot;;[.C358];&quot;&quot;&quot; -GENRE &quot;&quot;&quot;;[.D358];&quot;&quot;&quot; -TITLE &quot;&quot;&quot;;[.E358];&quot;&quot;&quot; -TRACK &quot;&quot;&quot;;[.F358];&quot;&quot;&quot; -YEAR &quot;&quot;&quot;;[.H358];&quot;&quot;&quot; &quot;;[.K358];&quot;/&quot;;[.O358];&quot;.mp3&quot;)" office:value-type="string" office:string-value="-ALBUM &quot;&quot; -ARTIST &quot;&quot; -ID3V2TAG TCOM &quot;&quot; -GENRE &quot;&quot; -TITLE &quot;ZZZ&quot; -TRACK &quot;&quot; -YEAR &quot;&quot; 1/T357.mp3">
            <text:p>-ALBUM "" -ARTIST "" -ID3V2TAG TCOM "" -GENRE "" -TITLE "ZZZ" -TRACK "" -YEAR "" 1/T35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58]+1" office:value-type="float" office:value="358">
            <text:p>358</text:p>
          </table:table-cell>
          <table:table-cell table:style-name="ce3"/>
          <table:table-cell table:style-name="ce5" table:formula="of:=IF([.J359]=&quot;X&quot;;[.K358]+1;[.K358])" office:value-type="float" office:value="1">
            <text:p>1</text:p>
          </table:table-cell>
          <table:table-cell table:formula="of:=IF([.J359]=&quot;X&quot;;0;[.L358]+[.G358]+[.J359]/24/60/60)" office:value-type="time" office:time-value="PT00H09M20.304S">
            <text:p>00:09:20.30</text:p>
          </table:table-cell>
          <table:table-cell table:formula="of:=INT([.L359]*24*60)+MOD([.L359]*24*60*60;60)/100" office:value-type="float" office:value="9.20304">
            <text:p>9.203</text:p>
          </table:table-cell>
          <table:table-cell table:formula="of:=[.L359]*24*60*60+[.$N$1]*([.P359]-1)" office:value-type="float" office:value="381.804000000008">
            <text:p>381.804</text:p>
          </table:table-cell>
          <table:table-cell table:formula="of:=CONCATENATE(&quot;T&quot;;[.P359])" office:value-type="string" office:string-value="T358">
            <text:p>T358</text:p>
          </table:table-cell>
          <table:table-cell table:formula="of:=IF([.J359]=&quot;X&quot;;1;[.P358]+1)" office:value-type="float" office:value="358">
            <text:p>358</text:p>
          </table:table-cell>
          <table:table-cell table:style-name="ce7" table:formula="of:=CONCATENATE(&quot;mv &quot;;[.K359];&quot;^&quot;;[.O359];&quot;.wav &quot;&quot;rn^&quot;;[.$E359];&quot;~&quot;;[.$B359];&quot;~&quot;;[.$C359];&quot;~&quot;;[.$A359];&quot;~&quot;;[.$F359];&quot;~&quot;;[.$D359];&quot;.wav&quot;&quot;&quot;)" office:value-type="string" office:string-value="mv 1^T358.wav &quot;rn^ZZZ~~~~~.wav&quot;">
            <text:p>mv 1^T358.wav "rn^ZZZ~~~~~.wav"</text:p>
          </table:table-cell>
          <table:table-cell table:formula="of:=CONCATENATE(&quot;-ALBUM &quot;&quot;&quot;;[.A359];&quot;&quot;&quot; -ARTIST &quot;&quot;&quot;;[.B359];&quot;&quot;&quot; -ID3V2TAG TCOM &quot;&quot;&quot;;[.C359];&quot;&quot;&quot; -GENRE &quot;&quot;&quot;;[.D359];&quot;&quot;&quot; -TITLE &quot;&quot;&quot;;[.E359];&quot;&quot;&quot; -TRACK &quot;&quot;&quot;;[.F359];&quot;&quot;&quot; -YEAR &quot;&quot;&quot;;[.H359];&quot;&quot;&quot; &quot;;[.K359];&quot;/&quot;;[.O359];&quot;.mp3&quot;)" office:value-type="string" office:string-value="-ALBUM &quot;&quot; -ARTIST &quot;&quot; -ID3V2TAG TCOM &quot;&quot; -GENRE &quot;&quot; -TITLE &quot;ZZZ&quot; -TRACK &quot;&quot; -YEAR &quot;&quot; 1/T358.mp3">
            <text:p>-ALBUM "" -ARTIST "" -ID3V2TAG TCOM "" -GENRE "" -TITLE "ZZZ" -TRACK "" -YEAR "" 1/T35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59]+1" office:value-type="float" office:value="359">
            <text:p>359</text:p>
          </table:table-cell>
          <table:table-cell table:style-name="ce3"/>
          <table:table-cell table:style-name="ce5" table:formula="of:=IF([.J360]=&quot;X&quot;;[.K359]+1;[.K359])" office:value-type="float" office:value="1">
            <text:p>1</text:p>
          </table:table-cell>
          <table:table-cell table:formula="of:=IF([.J360]=&quot;X&quot;;0;[.L359]+[.G359]+[.J360]/24/60/60)" office:value-type="time" office:time-value="PT00H09M20.304S">
            <text:p>00:09:20.30</text:p>
          </table:table-cell>
          <table:table-cell table:formula="of:=INT([.L360]*24*60)+MOD([.L360]*24*60*60;60)/100" office:value-type="float" office:value="9.20304">
            <text:p>9.203</text:p>
          </table:table-cell>
          <table:table-cell table:formula="of:=[.L360]*24*60*60+[.$N$1]*([.P360]-1)" office:value-type="float" office:value="381.304000000008">
            <text:p>381.304</text:p>
          </table:table-cell>
          <table:table-cell table:formula="of:=CONCATENATE(&quot;T&quot;;[.P360])" office:value-type="string" office:string-value="T359">
            <text:p>T359</text:p>
          </table:table-cell>
          <table:table-cell table:formula="of:=IF([.J360]=&quot;X&quot;;1;[.P359]+1)" office:value-type="float" office:value="359">
            <text:p>359</text:p>
          </table:table-cell>
          <table:table-cell table:style-name="ce7" table:formula="of:=CONCATENATE(&quot;mv &quot;;[.K360];&quot;^&quot;;[.O360];&quot;.wav &quot;&quot;rn^&quot;;[.$E360];&quot;~&quot;;[.$B360];&quot;~&quot;;[.$C360];&quot;~&quot;;[.$A360];&quot;~&quot;;[.$F360];&quot;~&quot;;[.$D360];&quot;.wav&quot;&quot;&quot;)" office:value-type="string" office:string-value="mv 1^T359.wav &quot;rn^ZZZ~~~~~.wav&quot;">
            <text:p>mv 1^T359.wav "rn^ZZZ~~~~~.wav"</text:p>
          </table:table-cell>
          <table:table-cell table:formula="of:=CONCATENATE(&quot;-ALBUM &quot;&quot;&quot;;[.A360];&quot;&quot;&quot; -ARTIST &quot;&quot;&quot;;[.B360];&quot;&quot;&quot; -ID3V2TAG TCOM &quot;&quot;&quot;;[.C360];&quot;&quot;&quot; -GENRE &quot;&quot;&quot;;[.D360];&quot;&quot;&quot; -TITLE &quot;&quot;&quot;;[.E360];&quot;&quot;&quot; -TRACK &quot;&quot;&quot;;[.F360];&quot;&quot;&quot; -YEAR &quot;&quot;&quot;;[.H360];&quot;&quot;&quot; &quot;;[.K360];&quot;/&quot;;[.O360];&quot;.mp3&quot;)" office:value-type="string" office:string-value="-ALBUM &quot;&quot; -ARTIST &quot;&quot; -ID3V2TAG TCOM &quot;&quot; -GENRE &quot;&quot; -TITLE &quot;ZZZ&quot; -TRACK &quot;&quot; -YEAR &quot;&quot; 1/T359.mp3">
            <text:p>-ALBUM "" -ARTIST "" -ID3V2TAG TCOM "" -GENRE "" -TITLE "ZZZ" -TRACK "" -YEAR "" 1/T35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60]+1" office:value-type="float" office:value="360">
            <text:p>360</text:p>
          </table:table-cell>
          <table:table-cell table:style-name="ce3"/>
          <table:table-cell table:style-name="ce5" table:formula="of:=IF([.J361]=&quot;X&quot;;[.K360]+1;[.K360])" office:value-type="float" office:value="1">
            <text:p>1</text:p>
          </table:table-cell>
          <table:table-cell table:formula="of:=IF([.J361]=&quot;X&quot;;0;[.L360]+[.G360]+[.J361]/24/60/60)" office:value-type="time" office:time-value="PT00H09M20.304S">
            <text:p>00:09:20.30</text:p>
          </table:table-cell>
          <table:table-cell table:formula="of:=INT([.L361]*24*60)+MOD([.L361]*24*60*60;60)/100" office:value-type="float" office:value="9.20304">
            <text:p>9.203</text:p>
          </table:table-cell>
          <table:table-cell table:formula="of:=[.L361]*24*60*60+[.$N$1]*([.P361]-1)" office:value-type="float" office:value="380.804000000008">
            <text:p>380.804</text:p>
          </table:table-cell>
          <table:table-cell table:formula="of:=CONCATENATE(&quot;T&quot;;[.P361])" office:value-type="string" office:string-value="T360">
            <text:p>T360</text:p>
          </table:table-cell>
          <table:table-cell table:formula="of:=IF([.J361]=&quot;X&quot;;1;[.P360]+1)" office:value-type="float" office:value="360">
            <text:p>360</text:p>
          </table:table-cell>
          <table:table-cell table:style-name="ce7" table:formula="of:=CONCATENATE(&quot;mv &quot;;[.K361];&quot;^&quot;;[.O361];&quot;.wav &quot;&quot;rn^&quot;;[.$E361];&quot;~&quot;;[.$B361];&quot;~&quot;;[.$C361];&quot;~&quot;;[.$A361];&quot;~&quot;;[.$F361];&quot;~&quot;;[.$D361];&quot;.wav&quot;&quot;&quot;)" office:value-type="string" office:string-value="mv 1^T360.wav &quot;rn^ZZZ~~~~~.wav&quot;">
            <text:p>mv 1^T360.wav "rn^ZZZ~~~~~.wav"</text:p>
          </table:table-cell>
          <table:table-cell table:formula="of:=CONCATENATE(&quot;-ALBUM &quot;&quot;&quot;;[.A361];&quot;&quot;&quot; -ARTIST &quot;&quot;&quot;;[.B361];&quot;&quot;&quot; -ID3V2TAG TCOM &quot;&quot;&quot;;[.C361];&quot;&quot;&quot; -GENRE &quot;&quot;&quot;;[.D361];&quot;&quot;&quot; -TITLE &quot;&quot;&quot;;[.E361];&quot;&quot;&quot; -TRACK &quot;&quot;&quot;;[.F361];&quot;&quot;&quot; -YEAR &quot;&quot;&quot;;[.H361];&quot;&quot;&quot; &quot;;[.K361];&quot;/&quot;;[.O361];&quot;.mp3&quot;)" office:value-type="string" office:string-value="-ALBUM &quot;&quot; -ARTIST &quot;&quot; -ID3V2TAG TCOM &quot;&quot; -GENRE &quot;&quot; -TITLE &quot;ZZZ&quot; -TRACK &quot;&quot; -YEAR &quot;&quot; 1/T360.mp3">
            <text:p>-ALBUM "" -ARTIST "" -ID3V2TAG TCOM "" -GENRE "" -TITLE "ZZZ" -TRACK "" -YEAR "" 1/T36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61]+1" office:value-type="float" office:value="361">
            <text:p>361</text:p>
          </table:table-cell>
          <table:table-cell table:style-name="ce3"/>
          <table:table-cell table:style-name="ce5" table:formula="of:=IF([.J362]=&quot;X&quot;;[.K361]+1;[.K361])" office:value-type="float" office:value="1">
            <text:p>1</text:p>
          </table:table-cell>
          <table:table-cell table:formula="of:=IF([.J362]=&quot;X&quot;;0;[.L361]+[.G361]+[.J362]/24/60/60)" office:value-type="time" office:time-value="PT00H09M20.304S">
            <text:p>00:09:20.30</text:p>
          </table:table-cell>
          <table:table-cell table:formula="of:=INT([.L362]*24*60)+MOD([.L362]*24*60*60;60)/100" office:value-type="float" office:value="9.20304">
            <text:p>9.203</text:p>
          </table:table-cell>
          <table:table-cell table:formula="of:=[.L362]*24*60*60+[.$N$1]*([.P362]-1)" office:value-type="float" office:value="380.304000000008">
            <text:p>380.304</text:p>
          </table:table-cell>
          <table:table-cell table:formula="of:=CONCATENATE(&quot;T&quot;;[.P362])" office:value-type="string" office:string-value="T361">
            <text:p>T361</text:p>
          </table:table-cell>
          <table:table-cell table:formula="of:=IF([.J362]=&quot;X&quot;;1;[.P361]+1)" office:value-type="float" office:value="361">
            <text:p>361</text:p>
          </table:table-cell>
          <table:table-cell table:style-name="ce7" table:formula="of:=CONCATENATE(&quot;mv &quot;;[.K362];&quot;^&quot;;[.O362];&quot;.wav &quot;&quot;rn^&quot;;[.$E362];&quot;~&quot;;[.$B362];&quot;~&quot;;[.$C362];&quot;~&quot;;[.$A362];&quot;~&quot;;[.$F362];&quot;~&quot;;[.$D362];&quot;.wav&quot;&quot;&quot;)" office:value-type="string" office:string-value="mv 1^T361.wav &quot;rn^ZZZ~~~~~.wav&quot;">
            <text:p>mv 1^T361.wav "rn^ZZZ~~~~~.wav"</text:p>
          </table:table-cell>
          <table:table-cell table:formula="of:=CONCATENATE(&quot;-ALBUM &quot;&quot;&quot;;[.A362];&quot;&quot;&quot; -ARTIST &quot;&quot;&quot;;[.B362];&quot;&quot;&quot; -ID3V2TAG TCOM &quot;&quot;&quot;;[.C362];&quot;&quot;&quot; -GENRE &quot;&quot;&quot;;[.D362];&quot;&quot;&quot; -TITLE &quot;&quot;&quot;;[.E362];&quot;&quot;&quot; -TRACK &quot;&quot;&quot;;[.F362];&quot;&quot;&quot; -YEAR &quot;&quot;&quot;;[.H362];&quot;&quot;&quot; &quot;;[.K362];&quot;/&quot;;[.O362];&quot;.mp3&quot;)" office:value-type="string" office:string-value="-ALBUM &quot;&quot; -ARTIST &quot;&quot; -ID3V2TAG TCOM &quot;&quot; -GENRE &quot;&quot; -TITLE &quot;ZZZ&quot; -TRACK &quot;&quot; -YEAR &quot;&quot; 1/T361.mp3">
            <text:p>-ALBUM "" -ARTIST "" -ID3V2TAG TCOM "" -GENRE "" -TITLE "ZZZ" -TRACK "" -YEAR "" 1/T36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62]+1" office:value-type="float" office:value="362">
            <text:p>362</text:p>
          </table:table-cell>
          <table:table-cell table:style-name="ce3"/>
          <table:table-cell table:style-name="ce5" table:formula="of:=IF([.J363]=&quot;X&quot;;[.K362]+1;[.K362])" office:value-type="float" office:value="1">
            <text:p>1</text:p>
          </table:table-cell>
          <table:table-cell table:formula="of:=IF([.J363]=&quot;X&quot;;0;[.L362]+[.G362]+[.J363]/24/60/60)" office:value-type="time" office:time-value="PT00H09M20.304S">
            <text:p>00:09:20.30</text:p>
          </table:table-cell>
          <table:table-cell table:formula="of:=INT([.L363]*24*60)+MOD([.L363]*24*60*60;60)/100" office:value-type="float" office:value="9.20304">
            <text:p>9.203</text:p>
          </table:table-cell>
          <table:table-cell table:formula="of:=[.L363]*24*60*60+[.$N$1]*([.P363]-1)" office:value-type="float" office:value="379.804000000008">
            <text:p>379.804</text:p>
          </table:table-cell>
          <table:table-cell table:formula="of:=CONCATENATE(&quot;T&quot;;[.P363])" office:value-type="string" office:string-value="T362">
            <text:p>T362</text:p>
          </table:table-cell>
          <table:table-cell table:formula="of:=IF([.J363]=&quot;X&quot;;1;[.P362]+1)" office:value-type="float" office:value="362">
            <text:p>362</text:p>
          </table:table-cell>
          <table:table-cell table:style-name="ce7" table:formula="of:=CONCATENATE(&quot;mv &quot;;[.K363];&quot;^&quot;;[.O363];&quot;.wav &quot;&quot;rn^&quot;;[.$E363];&quot;~&quot;;[.$B363];&quot;~&quot;;[.$C363];&quot;~&quot;;[.$A363];&quot;~&quot;;[.$F363];&quot;~&quot;;[.$D363];&quot;.wav&quot;&quot;&quot;)" office:value-type="string" office:string-value="mv 1^T362.wav &quot;rn^ZZZ~~~~~.wav&quot;">
            <text:p>mv 1^T362.wav "rn^ZZZ~~~~~.wav"</text:p>
          </table:table-cell>
          <table:table-cell table:formula="of:=CONCATENATE(&quot;-ALBUM &quot;&quot;&quot;;[.A363];&quot;&quot;&quot; -ARTIST &quot;&quot;&quot;;[.B363];&quot;&quot;&quot; -ID3V2TAG TCOM &quot;&quot;&quot;;[.C363];&quot;&quot;&quot; -GENRE &quot;&quot;&quot;;[.D363];&quot;&quot;&quot; -TITLE &quot;&quot;&quot;;[.E363];&quot;&quot;&quot; -TRACK &quot;&quot;&quot;;[.F363];&quot;&quot;&quot; -YEAR &quot;&quot;&quot;;[.H363];&quot;&quot;&quot; &quot;;[.K363];&quot;/&quot;;[.O363];&quot;.mp3&quot;)" office:value-type="string" office:string-value="-ALBUM &quot;&quot; -ARTIST &quot;&quot; -ID3V2TAG TCOM &quot;&quot; -GENRE &quot;&quot; -TITLE &quot;ZZZ&quot; -TRACK &quot;&quot; -YEAR &quot;&quot; 1/T362.mp3">
            <text:p>-ALBUM "" -ARTIST "" -ID3V2TAG TCOM "" -GENRE "" -TITLE "ZZZ" -TRACK "" -YEAR "" 1/T36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63]+1" office:value-type="float" office:value="363">
            <text:p>363</text:p>
          </table:table-cell>
          <table:table-cell table:style-name="ce3"/>
          <table:table-cell table:style-name="ce5" table:formula="of:=IF([.J364]=&quot;X&quot;;[.K363]+1;[.K363])" office:value-type="float" office:value="1">
            <text:p>1</text:p>
          </table:table-cell>
          <table:table-cell table:formula="of:=IF([.J364]=&quot;X&quot;;0;[.L363]+[.G363]+[.J364]/24/60/60)" office:value-type="time" office:time-value="PT00H09M20.304S">
            <text:p>00:09:20.30</text:p>
          </table:table-cell>
          <table:table-cell table:formula="of:=INT([.L364]*24*60)+MOD([.L364]*24*60*60;60)/100" office:value-type="float" office:value="9.20304">
            <text:p>9.203</text:p>
          </table:table-cell>
          <table:table-cell table:formula="of:=[.L364]*24*60*60+[.$N$1]*([.P364]-1)" office:value-type="float" office:value="379.304000000008">
            <text:p>379.304</text:p>
          </table:table-cell>
          <table:table-cell table:formula="of:=CONCATENATE(&quot;T&quot;;[.P364])" office:value-type="string" office:string-value="T363">
            <text:p>T363</text:p>
          </table:table-cell>
          <table:table-cell table:formula="of:=IF([.J364]=&quot;X&quot;;1;[.P363]+1)" office:value-type="float" office:value="363">
            <text:p>363</text:p>
          </table:table-cell>
          <table:table-cell table:style-name="ce7" table:formula="of:=CONCATENATE(&quot;mv &quot;;[.K364];&quot;^&quot;;[.O364];&quot;.wav &quot;&quot;rn^&quot;;[.$E364];&quot;~&quot;;[.$B364];&quot;~&quot;;[.$C364];&quot;~&quot;;[.$A364];&quot;~&quot;;[.$F364];&quot;~&quot;;[.$D364];&quot;.wav&quot;&quot;&quot;)" office:value-type="string" office:string-value="mv 1^T363.wav &quot;rn^ZZZ~~~~~.wav&quot;">
            <text:p>mv 1^T363.wav "rn^ZZZ~~~~~.wav"</text:p>
          </table:table-cell>
          <table:table-cell table:formula="of:=CONCATENATE(&quot;-ALBUM &quot;&quot;&quot;;[.A364];&quot;&quot;&quot; -ARTIST &quot;&quot;&quot;;[.B364];&quot;&quot;&quot; -ID3V2TAG TCOM &quot;&quot;&quot;;[.C364];&quot;&quot;&quot; -GENRE &quot;&quot;&quot;;[.D364];&quot;&quot;&quot; -TITLE &quot;&quot;&quot;;[.E364];&quot;&quot;&quot; -TRACK &quot;&quot;&quot;;[.F364];&quot;&quot;&quot; -YEAR &quot;&quot;&quot;;[.H364];&quot;&quot;&quot; &quot;;[.K364];&quot;/&quot;;[.O364];&quot;.mp3&quot;)" office:value-type="string" office:string-value="-ALBUM &quot;&quot; -ARTIST &quot;&quot; -ID3V2TAG TCOM &quot;&quot; -GENRE &quot;&quot; -TITLE &quot;ZZZ&quot; -TRACK &quot;&quot; -YEAR &quot;&quot; 1/T363.mp3">
            <text:p>-ALBUM "" -ARTIST "" -ID3V2TAG TCOM "" -GENRE "" -TITLE "ZZZ" -TRACK "" -YEAR "" 1/T36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64]+1" office:value-type="float" office:value="364">
            <text:p>364</text:p>
          </table:table-cell>
          <table:table-cell table:style-name="ce3"/>
          <table:table-cell table:style-name="ce5" table:formula="of:=IF([.J365]=&quot;X&quot;;[.K364]+1;[.K364])" office:value-type="float" office:value="1">
            <text:p>1</text:p>
          </table:table-cell>
          <table:table-cell table:formula="of:=IF([.J365]=&quot;X&quot;;0;[.L364]+[.G364]+[.J365]/24/60/60)" office:value-type="time" office:time-value="PT00H09M20.304S">
            <text:p>00:09:20.30</text:p>
          </table:table-cell>
          <table:table-cell table:formula="of:=INT([.L365]*24*60)+MOD([.L365]*24*60*60;60)/100" office:value-type="float" office:value="9.20304">
            <text:p>9.203</text:p>
          </table:table-cell>
          <table:table-cell table:formula="of:=[.L365]*24*60*60+[.$N$1]*([.P365]-1)" office:value-type="float" office:value="378.804000000008">
            <text:p>378.804</text:p>
          </table:table-cell>
          <table:table-cell table:formula="of:=CONCATENATE(&quot;T&quot;;[.P365])" office:value-type="string" office:string-value="T364">
            <text:p>T364</text:p>
          </table:table-cell>
          <table:table-cell table:formula="of:=IF([.J365]=&quot;X&quot;;1;[.P364]+1)" office:value-type="float" office:value="364">
            <text:p>364</text:p>
          </table:table-cell>
          <table:table-cell table:style-name="ce7" table:formula="of:=CONCATENATE(&quot;mv &quot;;[.K365];&quot;^&quot;;[.O365];&quot;.wav &quot;&quot;rn^&quot;;[.$E365];&quot;~&quot;;[.$B365];&quot;~&quot;;[.$C365];&quot;~&quot;;[.$A365];&quot;~&quot;;[.$F365];&quot;~&quot;;[.$D365];&quot;.wav&quot;&quot;&quot;)" office:value-type="string" office:string-value="mv 1^T364.wav &quot;rn^ZZZ~~~~~.wav&quot;">
            <text:p>mv 1^T364.wav "rn^ZZZ~~~~~.wav"</text:p>
          </table:table-cell>
          <table:table-cell table:formula="of:=CONCATENATE(&quot;-ALBUM &quot;&quot;&quot;;[.A365];&quot;&quot;&quot; -ARTIST &quot;&quot;&quot;;[.B365];&quot;&quot;&quot; -ID3V2TAG TCOM &quot;&quot;&quot;;[.C365];&quot;&quot;&quot; -GENRE &quot;&quot;&quot;;[.D365];&quot;&quot;&quot; -TITLE &quot;&quot;&quot;;[.E365];&quot;&quot;&quot; -TRACK &quot;&quot;&quot;;[.F365];&quot;&quot;&quot; -YEAR &quot;&quot;&quot;;[.H365];&quot;&quot;&quot; &quot;;[.K365];&quot;/&quot;;[.O365];&quot;.mp3&quot;)" office:value-type="string" office:string-value="-ALBUM &quot;&quot; -ARTIST &quot;&quot; -ID3V2TAG TCOM &quot;&quot; -GENRE &quot;&quot; -TITLE &quot;ZZZ&quot; -TRACK &quot;&quot; -YEAR &quot;&quot; 1/T364.mp3">
            <text:p>-ALBUM "" -ARTIST "" -ID3V2TAG TCOM "" -GENRE "" -TITLE "ZZZ" -TRACK "" -YEAR "" 1/T36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65]+1" office:value-type="float" office:value="365">
            <text:p>365</text:p>
          </table:table-cell>
          <table:table-cell table:style-name="ce3"/>
          <table:table-cell table:style-name="ce5" table:formula="of:=IF([.J366]=&quot;X&quot;;[.K365]+1;[.K365])" office:value-type="float" office:value="1">
            <text:p>1</text:p>
          </table:table-cell>
          <table:table-cell table:formula="of:=IF([.J366]=&quot;X&quot;;0;[.L365]+[.G365]+[.J366]/24/60/60)" office:value-type="time" office:time-value="PT00H09M20.304S">
            <text:p>00:09:20.30</text:p>
          </table:table-cell>
          <table:table-cell table:formula="of:=INT([.L366]*24*60)+MOD([.L366]*24*60*60;60)/100" office:value-type="float" office:value="9.20304">
            <text:p>9.203</text:p>
          </table:table-cell>
          <table:table-cell table:formula="of:=[.L366]*24*60*60+[.$N$1]*([.P366]-1)" office:value-type="float" office:value="378.304000000008">
            <text:p>378.304</text:p>
          </table:table-cell>
          <table:table-cell table:formula="of:=CONCATENATE(&quot;T&quot;;[.P366])" office:value-type="string" office:string-value="T365">
            <text:p>T365</text:p>
          </table:table-cell>
          <table:table-cell table:formula="of:=IF([.J366]=&quot;X&quot;;1;[.P365]+1)" office:value-type="float" office:value="365">
            <text:p>365</text:p>
          </table:table-cell>
          <table:table-cell table:style-name="ce7" table:formula="of:=CONCATENATE(&quot;mv &quot;;[.K366];&quot;^&quot;;[.O366];&quot;.wav &quot;&quot;rn^&quot;;[.$E366];&quot;~&quot;;[.$B366];&quot;~&quot;;[.$C366];&quot;~&quot;;[.$A366];&quot;~&quot;;[.$F366];&quot;~&quot;;[.$D366];&quot;.wav&quot;&quot;&quot;)" office:value-type="string" office:string-value="mv 1^T365.wav &quot;rn^ZZZ~~~~~.wav&quot;">
            <text:p>mv 1^T365.wav "rn^ZZZ~~~~~.wav"</text:p>
          </table:table-cell>
          <table:table-cell table:formula="of:=CONCATENATE(&quot;-ALBUM &quot;&quot;&quot;;[.A366];&quot;&quot;&quot; -ARTIST &quot;&quot;&quot;;[.B366];&quot;&quot;&quot; -ID3V2TAG TCOM &quot;&quot;&quot;;[.C366];&quot;&quot;&quot; -GENRE &quot;&quot;&quot;;[.D366];&quot;&quot;&quot; -TITLE &quot;&quot;&quot;;[.E366];&quot;&quot;&quot; -TRACK &quot;&quot;&quot;;[.F366];&quot;&quot;&quot; -YEAR &quot;&quot;&quot;;[.H366];&quot;&quot;&quot; &quot;;[.K366];&quot;/&quot;;[.O366];&quot;.mp3&quot;)" office:value-type="string" office:string-value="-ALBUM &quot;&quot; -ARTIST &quot;&quot; -ID3V2TAG TCOM &quot;&quot; -GENRE &quot;&quot; -TITLE &quot;ZZZ&quot; -TRACK &quot;&quot; -YEAR &quot;&quot; 1/T365.mp3">
            <text:p>-ALBUM "" -ARTIST "" -ID3V2TAG TCOM "" -GENRE "" -TITLE "ZZZ" -TRACK "" -YEAR "" 1/T36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66]+1" office:value-type="float" office:value="366">
            <text:p>366</text:p>
          </table:table-cell>
          <table:table-cell table:style-name="ce3"/>
          <table:table-cell table:style-name="ce5" table:formula="of:=IF([.J367]=&quot;X&quot;;[.K366]+1;[.K366])" office:value-type="float" office:value="1">
            <text:p>1</text:p>
          </table:table-cell>
          <table:table-cell table:formula="of:=IF([.J367]=&quot;X&quot;;0;[.L366]+[.G366]+[.J367]/24/60/60)" office:value-type="time" office:time-value="PT00H09M20.304S">
            <text:p>00:09:20.30</text:p>
          </table:table-cell>
          <table:table-cell table:formula="of:=INT([.L367]*24*60)+MOD([.L367]*24*60*60;60)/100" office:value-type="float" office:value="9.20304">
            <text:p>9.203</text:p>
          </table:table-cell>
          <table:table-cell table:formula="of:=[.L367]*24*60*60+[.$N$1]*([.P367]-1)" office:value-type="float" office:value="377.804000000008">
            <text:p>377.804</text:p>
          </table:table-cell>
          <table:table-cell table:formula="of:=CONCATENATE(&quot;T&quot;;[.P367])" office:value-type="string" office:string-value="T366">
            <text:p>T366</text:p>
          </table:table-cell>
          <table:table-cell table:formula="of:=IF([.J367]=&quot;X&quot;;1;[.P366]+1)" office:value-type="float" office:value="366">
            <text:p>366</text:p>
          </table:table-cell>
          <table:table-cell table:style-name="ce7" table:formula="of:=CONCATENATE(&quot;mv &quot;;[.K367];&quot;^&quot;;[.O367];&quot;.wav &quot;&quot;rn^&quot;;[.$E367];&quot;~&quot;;[.$B367];&quot;~&quot;;[.$C367];&quot;~&quot;;[.$A367];&quot;~&quot;;[.$F367];&quot;~&quot;;[.$D367];&quot;.wav&quot;&quot;&quot;)" office:value-type="string" office:string-value="mv 1^T366.wav &quot;rn^ZZZ~~~~~.wav&quot;">
            <text:p>mv 1^T366.wav "rn^ZZZ~~~~~.wav"</text:p>
          </table:table-cell>
          <table:table-cell table:formula="of:=CONCATENATE(&quot;-ALBUM &quot;&quot;&quot;;[.A367];&quot;&quot;&quot; -ARTIST &quot;&quot;&quot;;[.B367];&quot;&quot;&quot; -ID3V2TAG TCOM &quot;&quot;&quot;;[.C367];&quot;&quot;&quot; -GENRE &quot;&quot;&quot;;[.D367];&quot;&quot;&quot; -TITLE &quot;&quot;&quot;;[.E367];&quot;&quot;&quot; -TRACK &quot;&quot;&quot;;[.F367];&quot;&quot;&quot; -YEAR &quot;&quot;&quot;;[.H367];&quot;&quot;&quot; &quot;;[.K367];&quot;/&quot;;[.O367];&quot;.mp3&quot;)" office:value-type="string" office:string-value="-ALBUM &quot;&quot; -ARTIST &quot;&quot; -ID3V2TAG TCOM &quot;&quot; -GENRE &quot;&quot; -TITLE &quot;ZZZ&quot; -TRACK &quot;&quot; -YEAR &quot;&quot; 1/T366.mp3">
            <text:p>-ALBUM "" -ARTIST "" -ID3V2TAG TCOM "" -GENRE "" -TITLE "ZZZ" -TRACK "" -YEAR "" 1/T36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67]+1" office:value-type="float" office:value="367">
            <text:p>367</text:p>
          </table:table-cell>
          <table:table-cell table:style-name="ce3"/>
          <table:table-cell table:style-name="ce5" table:formula="of:=IF([.J368]=&quot;X&quot;;[.K367]+1;[.K367])" office:value-type="float" office:value="1">
            <text:p>1</text:p>
          </table:table-cell>
          <table:table-cell table:formula="of:=IF([.J368]=&quot;X&quot;;0;[.L367]+[.G367]+[.J368]/24/60/60)" office:value-type="time" office:time-value="PT00H09M20.304S">
            <text:p>00:09:20.30</text:p>
          </table:table-cell>
          <table:table-cell table:formula="of:=INT([.L368]*24*60)+MOD([.L368]*24*60*60;60)/100" office:value-type="float" office:value="9.20304">
            <text:p>9.203</text:p>
          </table:table-cell>
          <table:table-cell table:formula="of:=[.L368]*24*60*60+[.$N$1]*([.P368]-1)" office:value-type="float" office:value="377.304000000008">
            <text:p>377.304</text:p>
          </table:table-cell>
          <table:table-cell table:formula="of:=CONCATENATE(&quot;T&quot;;[.P368])" office:value-type="string" office:string-value="T367">
            <text:p>T367</text:p>
          </table:table-cell>
          <table:table-cell table:formula="of:=IF([.J368]=&quot;X&quot;;1;[.P367]+1)" office:value-type="float" office:value="367">
            <text:p>367</text:p>
          </table:table-cell>
          <table:table-cell table:style-name="ce7" table:formula="of:=CONCATENATE(&quot;mv &quot;;[.K368];&quot;^&quot;;[.O368];&quot;.wav &quot;&quot;rn^&quot;;[.$E368];&quot;~&quot;;[.$B368];&quot;~&quot;;[.$C368];&quot;~&quot;;[.$A368];&quot;~&quot;;[.$F368];&quot;~&quot;;[.$D368];&quot;.wav&quot;&quot;&quot;)" office:value-type="string" office:string-value="mv 1^T367.wav &quot;rn^ZZZ~~~~~.wav&quot;">
            <text:p>mv 1^T367.wav "rn^ZZZ~~~~~.wav"</text:p>
          </table:table-cell>
          <table:table-cell table:formula="of:=CONCATENATE(&quot;-ALBUM &quot;&quot;&quot;;[.A368];&quot;&quot;&quot; -ARTIST &quot;&quot;&quot;;[.B368];&quot;&quot;&quot; -ID3V2TAG TCOM &quot;&quot;&quot;;[.C368];&quot;&quot;&quot; -GENRE &quot;&quot;&quot;;[.D368];&quot;&quot;&quot; -TITLE &quot;&quot;&quot;;[.E368];&quot;&quot;&quot; -TRACK &quot;&quot;&quot;;[.F368];&quot;&quot;&quot; -YEAR &quot;&quot;&quot;;[.H368];&quot;&quot;&quot; &quot;;[.K368];&quot;/&quot;;[.O368];&quot;.mp3&quot;)" office:value-type="string" office:string-value="-ALBUM &quot;&quot; -ARTIST &quot;&quot; -ID3V2TAG TCOM &quot;&quot; -GENRE &quot;&quot; -TITLE &quot;ZZZ&quot; -TRACK &quot;&quot; -YEAR &quot;&quot; 1/T367.mp3">
            <text:p>-ALBUM "" -ARTIST "" -ID3V2TAG TCOM "" -GENRE "" -TITLE "ZZZ" -TRACK "" -YEAR "" 1/T36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68]+1" office:value-type="float" office:value="368">
            <text:p>368</text:p>
          </table:table-cell>
          <table:table-cell table:style-name="ce3"/>
          <table:table-cell table:style-name="ce5" table:formula="of:=IF([.J369]=&quot;X&quot;;[.K368]+1;[.K368])" office:value-type="float" office:value="1">
            <text:p>1</text:p>
          </table:table-cell>
          <table:table-cell table:formula="of:=IF([.J369]=&quot;X&quot;;0;[.L368]+[.G368]+[.J369]/24/60/60)" office:value-type="time" office:time-value="PT00H09M20.304S">
            <text:p>00:09:20.30</text:p>
          </table:table-cell>
          <table:table-cell table:formula="of:=INT([.L369]*24*60)+MOD([.L369]*24*60*60;60)/100" office:value-type="float" office:value="9.20304">
            <text:p>9.203</text:p>
          </table:table-cell>
          <table:table-cell table:formula="of:=[.L369]*24*60*60+[.$N$1]*([.P369]-1)" office:value-type="float" office:value="376.804000000008">
            <text:p>376.804</text:p>
          </table:table-cell>
          <table:table-cell table:formula="of:=CONCATENATE(&quot;T&quot;;[.P369])" office:value-type="string" office:string-value="T368">
            <text:p>T368</text:p>
          </table:table-cell>
          <table:table-cell table:formula="of:=IF([.J369]=&quot;X&quot;;1;[.P368]+1)" office:value-type="float" office:value="368">
            <text:p>368</text:p>
          </table:table-cell>
          <table:table-cell table:style-name="ce7" table:formula="of:=CONCATENATE(&quot;mv &quot;;[.K369];&quot;^&quot;;[.O369];&quot;.wav &quot;&quot;rn^&quot;;[.$E369];&quot;~&quot;;[.$B369];&quot;~&quot;;[.$C369];&quot;~&quot;;[.$A369];&quot;~&quot;;[.$F369];&quot;~&quot;;[.$D369];&quot;.wav&quot;&quot;&quot;)" office:value-type="string" office:string-value="mv 1^T368.wav &quot;rn^ZZZ~~~~~.wav&quot;">
            <text:p>mv 1^T368.wav "rn^ZZZ~~~~~.wav"</text:p>
          </table:table-cell>
          <table:table-cell table:formula="of:=CONCATENATE(&quot;-ALBUM &quot;&quot;&quot;;[.A369];&quot;&quot;&quot; -ARTIST &quot;&quot;&quot;;[.B369];&quot;&quot;&quot; -ID3V2TAG TCOM &quot;&quot;&quot;;[.C369];&quot;&quot;&quot; -GENRE &quot;&quot;&quot;;[.D369];&quot;&quot;&quot; -TITLE &quot;&quot;&quot;;[.E369];&quot;&quot;&quot; -TRACK &quot;&quot;&quot;;[.F369];&quot;&quot;&quot; -YEAR &quot;&quot;&quot;;[.H369];&quot;&quot;&quot; &quot;;[.K369];&quot;/&quot;;[.O369];&quot;.mp3&quot;)" office:value-type="string" office:string-value="-ALBUM &quot;&quot; -ARTIST &quot;&quot; -ID3V2TAG TCOM &quot;&quot; -GENRE &quot;&quot; -TITLE &quot;ZZZ&quot; -TRACK &quot;&quot; -YEAR &quot;&quot; 1/T368.mp3">
            <text:p>-ALBUM "" -ARTIST "" -ID3V2TAG TCOM "" -GENRE "" -TITLE "ZZZ" -TRACK "" -YEAR "" 1/T36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69]+1" office:value-type="float" office:value="369">
            <text:p>369</text:p>
          </table:table-cell>
          <table:table-cell table:style-name="ce3"/>
          <table:table-cell table:style-name="ce5" table:formula="of:=IF([.J370]=&quot;X&quot;;[.K369]+1;[.K369])" office:value-type="float" office:value="1">
            <text:p>1</text:p>
          </table:table-cell>
          <table:table-cell table:formula="of:=IF([.J370]=&quot;X&quot;;0;[.L369]+[.G369]+[.J370]/24/60/60)" office:value-type="time" office:time-value="PT00H09M20.304S">
            <text:p>00:09:20.30</text:p>
          </table:table-cell>
          <table:table-cell table:formula="of:=INT([.L370]*24*60)+MOD([.L370]*24*60*60;60)/100" office:value-type="float" office:value="9.20304">
            <text:p>9.203</text:p>
          </table:table-cell>
          <table:table-cell table:formula="of:=[.L370]*24*60*60+[.$N$1]*([.P370]-1)" office:value-type="float" office:value="376.304000000008">
            <text:p>376.304</text:p>
          </table:table-cell>
          <table:table-cell table:formula="of:=CONCATENATE(&quot;T&quot;;[.P370])" office:value-type="string" office:string-value="T369">
            <text:p>T369</text:p>
          </table:table-cell>
          <table:table-cell table:formula="of:=IF([.J370]=&quot;X&quot;;1;[.P369]+1)" office:value-type="float" office:value="369">
            <text:p>369</text:p>
          </table:table-cell>
          <table:table-cell table:style-name="ce7" table:formula="of:=CONCATENATE(&quot;mv &quot;;[.K370];&quot;^&quot;;[.O370];&quot;.wav &quot;&quot;rn^&quot;;[.$E370];&quot;~&quot;;[.$B370];&quot;~&quot;;[.$C370];&quot;~&quot;;[.$A370];&quot;~&quot;;[.$F370];&quot;~&quot;;[.$D370];&quot;.wav&quot;&quot;&quot;)" office:value-type="string" office:string-value="mv 1^T369.wav &quot;rn^ZZZ~~~~~.wav&quot;">
            <text:p>mv 1^T369.wav "rn^ZZZ~~~~~.wav"</text:p>
          </table:table-cell>
          <table:table-cell table:formula="of:=CONCATENATE(&quot;-ALBUM &quot;&quot;&quot;;[.A370];&quot;&quot;&quot; -ARTIST &quot;&quot;&quot;;[.B370];&quot;&quot;&quot; -ID3V2TAG TCOM &quot;&quot;&quot;;[.C370];&quot;&quot;&quot; -GENRE &quot;&quot;&quot;;[.D370];&quot;&quot;&quot; -TITLE &quot;&quot;&quot;;[.E370];&quot;&quot;&quot; -TRACK &quot;&quot;&quot;;[.F370];&quot;&quot;&quot; -YEAR &quot;&quot;&quot;;[.H370];&quot;&quot;&quot; &quot;;[.K370];&quot;/&quot;;[.O370];&quot;.mp3&quot;)" office:value-type="string" office:string-value="-ALBUM &quot;&quot; -ARTIST &quot;&quot; -ID3V2TAG TCOM &quot;&quot; -GENRE &quot;&quot; -TITLE &quot;ZZZ&quot; -TRACK &quot;&quot; -YEAR &quot;&quot; 1/T369.mp3">
            <text:p>-ALBUM "" -ARTIST "" -ID3V2TAG TCOM "" -GENRE "" -TITLE "ZZZ" -TRACK "" -YEAR "" 1/T36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70]+1" office:value-type="float" office:value="370">
            <text:p>370</text:p>
          </table:table-cell>
          <table:table-cell table:style-name="ce3"/>
          <table:table-cell table:style-name="ce5" table:formula="of:=IF([.J371]=&quot;X&quot;;[.K370]+1;[.K370])" office:value-type="float" office:value="1">
            <text:p>1</text:p>
          </table:table-cell>
          <table:table-cell table:formula="of:=IF([.J371]=&quot;X&quot;;0;[.L370]+[.G370]+[.J371]/24/60/60)" office:value-type="time" office:time-value="PT00H09M20.304S">
            <text:p>00:09:20.30</text:p>
          </table:table-cell>
          <table:table-cell table:formula="of:=INT([.L371]*24*60)+MOD([.L371]*24*60*60;60)/100" office:value-type="float" office:value="9.20304">
            <text:p>9.203</text:p>
          </table:table-cell>
          <table:table-cell table:formula="of:=[.L371]*24*60*60+[.$N$1]*([.P371]-1)" office:value-type="float" office:value="375.804000000008">
            <text:p>375.804</text:p>
          </table:table-cell>
          <table:table-cell table:formula="of:=CONCATENATE(&quot;T&quot;;[.P371])" office:value-type="string" office:string-value="T370">
            <text:p>T370</text:p>
          </table:table-cell>
          <table:table-cell table:formula="of:=IF([.J371]=&quot;X&quot;;1;[.P370]+1)" office:value-type="float" office:value="370">
            <text:p>370</text:p>
          </table:table-cell>
          <table:table-cell table:style-name="ce7" table:formula="of:=CONCATENATE(&quot;mv &quot;;[.K371];&quot;^&quot;;[.O371];&quot;.wav &quot;&quot;rn^&quot;;[.$E371];&quot;~&quot;;[.$B371];&quot;~&quot;;[.$C371];&quot;~&quot;;[.$A371];&quot;~&quot;;[.$F371];&quot;~&quot;;[.$D371];&quot;.wav&quot;&quot;&quot;)" office:value-type="string" office:string-value="mv 1^T370.wav &quot;rn^ZZZ~~~~~.wav&quot;">
            <text:p>mv 1^T370.wav "rn^ZZZ~~~~~.wav"</text:p>
          </table:table-cell>
          <table:table-cell table:formula="of:=CONCATENATE(&quot;-ALBUM &quot;&quot;&quot;;[.A371];&quot;&quot;&quot; -ARTIST &quot;&quot;&quot;;[.B371];&quot;&quot;&quot; -ID3V2TAG TCOM &quot;&quot;&quot;;[.C371];&quot;&quot;&quot; -GENRE &quot;&quot;&quot;;[.D371];&quot;&quot;&quot; -TITLE &quot;&quot;&quot;;[.E371];&quot;&quot;&quot; -TRACK &quot;&quot;&quot;;[.F371];&quot;&quot;&quot; -YEAR &quot;&quot;&quot;;[.H371];&quot;&quot;&quot; &quot;;[.K371];&quot;/&quot;;[.O371];&quot;.mp3&quot;)" office:value-type="string" office:string-value="-ALBUM &quot;&quot; -ARTIST &quot;&quot; -ID3V2TAG TCOM &quot;&quot; -GENRE &quot;&quot; -TITLE &quot;ZZZ&quot; -TRACK &quot;&quot; -YEAR &quot;&quot; 1/T370.mp3">
            <text:p>-ALBUM "" -ARTIST "" -ID3V2TAG TCOM "" -GENRE "" -TITLE "ZZZ" -TRACK "" -YEAR "" 1/T37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71]+1" office:value-type="float" office:value="371">
            <text:p>371</text:p>
          </table:table-cell>
          <table:table-cell table:style-name="ce3"/>
          <table:table-cell table:style-name="ce5" table:formula="of:=IF([.J372]=&quot;X&quot;;[.K371]+1;[.K371])" office:value-type="float" office:value="1">
            <text:p>1</text:p>
          </table:table-cell>
          <table:table-cell table:formula="of:=IF([.J372]=&quot;X&quot;;0;[.L371]+[.G371]+[.J372]/24/60/60)" office:value-type="time" office:time-value="PT00H09M20.304S">
            <text:p>00:09:20.30</text:p>
          </table:table-cell>
          <table:table-cell table:formula="of:=INT([.L372]*24*60)+MOD([.L372]*24*60*60;60)/100" office:value-type="float" office:value="9.20304">
            <text:p>9.203</text:p>
          </table:table-cell>
          <table:table-cell table:formula="of:=[.L372]*24*60*60+[.$N$1]*([.P372]-1)" office:value-type="float" office:value="375.304000000008">
            <text:p>375.304</text:p>
          </table:table-cell>
          <table:table-cell table:formula="of:=CONCATENATE(&quot;T&quot;;[.P372])" office:value-type="string" office:string-value="T371">
            <text:p>T371</text:p>
          </table:table-cell>
          <table:table-cell table:formula="of:=IF([.J372]=&quot;X&quot;;1;[.P371]+1)" office:value-type="float" office:value="371">
            <text:p>371</text:p>
          </table:table-cell>
          <table:table-cell table:style-name="ce7" table:formula="of:=CONCATENATE(&quot;mv &quot;;[.K372];&quot;^&quot;;[.O372];&quot;.wav &quot;&quot;rn^&quot;;[.$E372];&quot;~&quot;;[.$B372];&quot;~&quot;;[.$C372];&quot;~&quot;;[.$A372];&quot;~&quot;;[.$F372];&quot;~&quot;;[.$D372];&quot;.wav&quot;&quot;&quot;)" office:value-type="string" office:string-value="mv 1^T371.wav &quot;rn^ZZZ~~~~~.wav&quot;">
            <text:p>mv 1^T371.wav "rn^ZZZ~~~~~.wav"</text:p>
          </table:table-cell>
          <table:table-cell table:formula="of:=CONCATENATE(&quot;-ALBUM &quot;&quot;&quot;;[.A372];&quot;&quot;&quot; -ARTIST &quot;&quot;&quot;;[.B372];&quot;&quot;&quot; -ID3V2TAG TCOM &quot;&quot;&quot;;[.C372];&quot;&quot;&quot; -GENRE &quot;&quot;&quot;;[.D372];&quot;&quot;&quot; -TITLE &quot;&quot;&quot;;[.E372];&quot;&quot;&quot; -TRACK &quot;&quot;&quot;;[.F372];&quot;&quot;&quot; -YEAR &quot;&quot;&quot;;[.H372];&quot;&quot;&quot; &quot;;[.K372];&quot;/&quot;;[.O372];&quot;.mp3&quot;)" office:value-type="string" office:string-value="-ALBUM &quot;&quot; -ARTIST &quot;&quot; -ID3V2TAG TCOM &quot;&quot; -GENRE &quot;&quot; -TITLE &quot;ZZZ&quot; -TRACK &quot;&quot; -YEAR &quot;&quot; 1/T371.mp3">
            <text:p>-ALBUM "" -ARTIST "" -ID3V2TAG TCOM "" -GENRE "" -TITLE "ZZZ" -TRACK "" -YEAR "" 1/T37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72]+1" office:value-type="float" office:value="372">
            <text:p>372</text:p>
          </table:table-cell>
          <table:table-cell table:style-name="ce3"/>
          <table:table-cell table:style-name="ce5" table:formula="of:=IF([.J373]=&quot;X&quot;;[.K372]+1;[.K372])" office:value-type="float" office:value="1">
            <text:p>1</text:p>
          </table:table-cell>
          <table:table-cell table:formula="of:=IF([.J373]=&quot;X&quot;;0;[.L372]+[.G372]+[.J373]/24/60/60)" office:value-type="time" office:time-value="PT00H09M20.304S">
            <text:p>00:09:20.30</text:p>
          </table:table-cell>
          <table:table-cell table:formula="of:=INT([.L373]*24*60)+MOD([.L373]*24*60*60;60)/100" office:value-type="float" office:value="9.20304">
            <text:p>9.203</text:p>
          </table:table-cell>
          <table:table-cell table:formula="of:=[.L373]*24*60*60+[.$N$1]*([.P373]-1)" office:value-type="float" office:value="374.804000000008">
            <text:p>374.804</text:p>
          </table:table-cell>
          <table:table-cell table:formula="of:=CONCATENATE(&quot;T&quot;;[.P373])" office:value-type="string" office:string-value="T372">
            <text:p>T372</text:p>
          </table:table-cell>
          <table:table-cell table:formula="of:=IF([.J373]=&quot;X&quot;;1;[.P372]+1)" office:value-type="float" office:value="372">
            <text:p>372</text:p>
          </table:table-cell>
          <table:table-cell table:style-name="ce7" table:formula="of:=CONCATENATE(&quot;mv &quot;;[.K373];&quot;^&quot;;[.O373];&quot;.wav &quot;&quot;rn^&quot;;[.$E373];&quot;~&quot;;[.$B373];&quot;~&quot;;[.$C373];&quot;~&quot;;[.$A373];&quot;~&quot;;[.$F373];&quot;~&quot;;[.$D373];&quot;.wav&quot;&quot;&quot;)" office:value-type="string" office:string-value="mv 1^T372.wav &quot;rn^ZZZ~~~~~.wav&quot;">
            <text:p>mv 1^T372.wav "rn^ZZZ~~~~~.wav"</text:p>
          </table:table-cell>
          <table:table-cell table:formula="of:=CONCATENATE(&quot;-ALBUM &quot;&quot;&quot;;[.A373];&quot;&quot;&quot; -ARTIST &quot;&quot;&quot;;[.B373];&quot;&quot;&quot; -ID3V2TAG TCOM &quot;&quot;&quot;;[.C373];&quot;&quot;&quot; -GENRE &quot;&quot;&quot;;[.D373];&quot;&quot;&quot; -TITLE &quot;&quot;&quot;;[.E373];&quot;&quot;&quot; -TRACK &quot;&quot;&quot;;[.F373];&quot;&quot;&quot; -YEAR &quot;&quot;&quot;;[.H373];&quot;&quot;&quot; &quot;;[.K373];&quot;/&quot;;[.O373];&quot;.mp3&quot;)" office:value-type="string" office:string-value="-ALBUM &quot;&quot; -ARTIST &quot;&quot; -ID3V2TAG TCOM &quot;&quot; -GENRE &quot;&quot; -TITLE &quot;ZZZ&quot; -TRACK &quot;&quot; -YEAR &quot;&quot; 1/T372.mp3">
            <text:p>-ALBUM "" -ARTIST "" -ID3V2TAG TCOM "" -GENRE "" -TITLE "ZZZ" -TRACK "" -YEAR "" 1/T37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73]+1" office:value-type="float" office:value="373">
            <text:p>373</text:p>
          </table:table-cell>
          <table:table-cell table:style-name="ce3"/>
          <table:table-cell table:style-name="ce5" table:formula="of:=IF([.J374]=&quot;X&quot;;[.K373]+1;[.K373])" office:value-type="float" office:value="1">
            <text:p>1</text:p>
          </table:table-cell>
          <table:table-cell table:formula="of:=IF([.J374]=&quot;X&quot;;0;[.L373]+[.G373]+[.J374]/24/60/60)" office:value-type="time" office:time-value="PT00H09M20.304S">
            <text:p>00:09:20.30</text:p>
          </table:table-cell>
          <table:table-cell table:formula="of:=INT([.L374]*24*60)+MOD([.L374]*24*60*60;60)/100" office:value-type="float" office:value="9.20304">
            <text:p>9.203</text:p>
          </table:table-cell>
          <table:table-cell table:formula="of:=[.L374]*24*60*60+[.$N$1]*([.P374]-1)" office:value-type="float" office:value="374.304000000008">
            <text:p>374.304</text:p>
          </table:table-cell>
          <table:table-cell table:formula="of:=CONCATENATE(&quot;T&quot;;[.P374])" office:value-type="string" office:string-value="T373">
            <text:p>T373</text:p>
          </table:table-cell>
          <table:table-cell table:formula="of:=IF([.J374]=&quot;X&quot;;1;[.P373]+1)" office:value-type="float" office:value="373">
            <text:p>373</text:p>
          </table:table-cell>
          <table:table-cell table:style-name="ce7" table:formula="of:=CONCATENATE(&quot;mv &quot;;[.K374];&quot;^&quot;;[.O374];&quot;.wav &quot;&quot;rn^&quot;;[.$E374];&quot;~&quot;;[.$B374];&quot;~&quot;;[.$C374];&quot;~&quot;;[.$A374];&quot;~&quot;;[.$F374];&quot;~&quot;;[.$D374];&quot;.wav&quot;&quot;&quot;)" office:value-type="string" office:string-value="mv 1^T373.wav &quot;rn^ZZZ~~~~~.wav&quot;">
            <text:p>mv 1^T373.wav "rn^ZZZ~~~~~.wav"</text:p>
          </table:table-cell>
          <table:table-cell table:formula="of:=CONCATENATE(&quot;-ALBUM &quot;&quot;&quot;;[.A374];&quot;&quot;&quot; -ARTIST &quot;&quot;&quot;;[.B374];&quot;&quot;&quot; -ID3V2TAG TCOM &quot;&quot;&quot;;[.C374];&quot;&quot;&quot; -GENRE &quot;&quot;&quot;;[.D374];&quot;&quot;&quot; -TITLE &quot;&quot;&quot;;[.E374];&quot;&quot;&quot; -TRACK &quot;&quot;&quot;;[.F374];&quot;&quot;&quot; -YEAR &quot;&quot;&quot;;[.H374];&quot;&quot;&quot; &quot;;[.K374];&quot;/&quot;;[.O374];&quot;.mp3&quot;)" office:value-type="string" office:string-value="-ALBUM &quot;&quot; -ARTIST &quot;&quot; -ID3V2TAG TCOM &quot;&quot; -GENRE &quot;&quot; -TITLE &quot;ZZZ&quot; -TRACK &quot;&quot; -YEAR &quot;&quot; 1/T373.mp3">
            <text:p>-ALBUM "" -ARTIST "" -ID3V2TAG TCOM "" -GENRE "" -TITLE "ZZZ" -TRACK "" -YEAR "" 1/T37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74]+1" office:value-type="float" office:value="374">
            <text:p>374</text:p>
          </table:table-cell>
          <table:table-cell table:style-name="ce3"/>
          <table:table-cell table:style-name="ce5" table:formula="of:=IF([.J375]=&quot;X&quot;;[.K374]+1;[.K374])" office:value-type="float" office:value="1">
            <text:p>1</text:p>
          </table:table-cell>
          <table:table-cell table:formula="of:=IF([.J375]=&quot;X&quot;;0;[.L374]+[.G374]+[.J375]/24/60/60)" office:value-type="time" office:time-value="PT00H09M20.304S">
            <text:p>00:09:20.30</text:p>
          </table:table-cell>
          <table:table-cell table:formula="of:=INT([.L375]*24*60)+MOD([.L375]*24*60*60;60)/100" office:value-type="float" office:value="9.20304">
            <text:p>9.203</text:p>
          </table:table-cell>
          <table:table-cell table:formula="of:=[.L375]*24*60*60+[.$N$1]*([.P375]-1)" office:value-type="float" office:value="373.804000000008">
            <text:p>373.804</text:p>
          </table:table-cell>
          <table:table-cell table:formula="of:=CONCATENATE(&quot;T&quot;;[.P375])" office:value-type="string" office:string-value="T374">
            <text:p>T374</text:p>
          </table:table-cell>
          <table:table-cell table:formula="of:=IF([.J375]=&quot;X&quot;;1;[.P374]+1)" office:value-type="float" office:value="374">
            <text:p>374</text:p>
          </table:table-cell>
          <table:table-cell table:style-name="ce7" table:formula="of:=CONCATENATE(&quot;mv &quot;;[.K375];&quot;^&quot;;[.O375];&quot;.wav &quot;&quot;rn^&quot;;[.$E375];&quot;~&quot;;[.$B375];&quot;~&quot;;[.$C375];&quot;~&quot;;[.$A375];&quot;~&quot;;[.$F375];&quot;~&quot;;[.$D375];&quot;.wav&quot;&quot;&quot;)" office:value-type="string" office:string-value="mv 1^T374.wav &quot;rn^ZZZ~~~~~.wav&quot;">
            <text:p>mv 1^T374.wav "rn^ZZZ~~~~~.wav"</text:p>
          </table:table-cell>
          <table:table-cell table:formula="of:=CONCATENATE(&quot;-ALBUM &quot;&quot;&quot;;[.A375];&quot;&quot;&quot; -ARTIST &quot;&quot;&quot;;[.B375];&quot;&quot;&quot; -ID3V2TAG TCOM &quot;&quot;&quot;;[.C375];&quot;&quot;&quot; -GENRE &quot;&quot;&quot;;[.D375];&quot;&quot;&quot; -TITLE &quot;&quot;&quot;;[.E375];&quot;&quot;&quot; -TRACK &quot;&quot;&quot;;[.F375];&quot;&quot;&quot; -YEAR &quot;&quot;&quot;;[.H375];&quot;&quot;&quot; &quot;;[.K375];&quot;/&quot;;[.O375];&quot;.mp3&quot;)" office:value-type="string" office:string-value="-ALBUM &quot;&quot; -ARTIST &quot;&quot; -ID3V2TAG TCOM &quot;&quot; -GENRE &quot;&quot; -TITLE &quot;ZZZ&quot; -TRACK &quot;&quot; -YEAR &quot;&quot; 1/T374.mp3">
            <text:p>-ALBUM "" -ARTIST "" -ID3V2TAG TCOM "" -GENRE "" -TITLE "ZZZ" -TRACK "" -YEAR "" 1/T37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75]+1" office:value-type="float" office:value="375">
            <text:p>375</text:p>
          </table:table-cell>
          <table:table-cell table:style-name="ce3"/>
          <table:table-cell table:style-name="ce5" table:formula="of:=IF([.J376]=&quot;X&quot;;[.K375]+1;[.K375])" office:value-type="float" office:value="1">
            <text:p>1</text:p>
          </table:table-cell>
          <table:table-cell table:formula="of:=IF([.J376]=&quot;X&quot;;0;[.L375]+[.G375]+[.J376]/24/60/60)" office:value-type="time" office:time-value="PT00H09M20.304S">
            <text:p>00:09:20.30</text:p>
          </table:table-cell>
          <table:table-cell table:formula="of:=INT([.L376]*24*60)+MOD([.L376]*24*60*60;60)/100" office:value-type="float" office:value="9.20304">
            <text:p>9.203</text:p>
          </table:table-cell>
          <table:table-cell table:formula="of:=[.L376]*24*60*60+[.$N$1]*([.P376]-1)" office:value-type="float" office:value="373.304000000008">
            <text:p>373.304</text:p>
          </table:table-cell>
          <table:table-cell table:formula="of:=CONCATENATE(&quot;T&quot;;[.P376])" office:value-type="string" office:string-value="T375">
            <text:p>T375</text:p>
          </table:table-cell>
          <table:table-cell table:formula="of:=IF([.J376]=&quot;X&quot;;1;[.P375]+1)" office:value-type="float" office:value="375">
            <text:p>375</text:p>
          </table:table-cell>
          <table:table-cell table:style-name="ce7" table:formula="of:=CONCATENATE(&quot;mv &quot;;[.K376];&quot;^&quot;;[.O376];&quot;.wav &quot;&quot;rn^&quot;;[.$E376];&quot;~&quot;;[.$B376];&quot;~&quot;;[.$C376];&quot;~&quot;;[.$A376];&quot;~&quot;;[.$F376];&quot;~&quot;;[.$D376];&quot;.wav&quot;&quot;&quot;)" office:value-type="string" office:string-value="mv 1^T375.wav &quot;rn^ZZZ~~~~~.wav&quot;">
            <text:p>mv 1^T375.wav "rn^ZZZ~~~~~.wav"</text:p>
          </table:table-cell>
          <table:table-cell table:formula="of:=CONCATENATE(&quot;-ALBUM &quot;&quot;&quot;;[.A376];&quot;&quot;&quot; -ARTIST &quot;&quot;&quot;;[.B376];&quot;&quot;&quot; -ID3V2TAG TCOM &quot;&quot;&quot;;[.C376];&quot;&quot;&quot; -GENRE &quot;&quot;&quot;;[.D376];&quot;&quot;&quot; -TITLE &quot;&quot;&quot;;[.E376];&quot;&quot;&quot; -TRACK &quot;&quot;&quot;;[.F376];&quot;&quot;&quot; -YEAR &quot;&quot;&quot;;[.H376];&quot;&quot;&quot; &quot;;[.K376];&quot;/&quot;;[.O376];&quot;.mp3&quot;)" office:value-type="string" office:string-value="-ALBUM &quot;&quot; -ARTIST &quot;&quot; -ID3V2TAG TCOM &quot;&quot; -GENRE &quot;&quot; -TITLE &quot;ZZZ&quot; -TRACK &quot;&quot; -YEAR &quot;&quot; 1/T375.mp3">
            <text:p>-ALBUM "" -ARTIST "" -ID3V2TAG TCOM "" -GENRE "" -TITLE "ZZZ" -TRACK "" -YEAR "" 1/T37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76]+1" office:value-type="float" office:value="376">
            <text:p>376</text:p>
          </table:table-cell>
          <table:table-cell table:style-name="ce3"/>
          <table:table-cell table:style-name="ce5" table:formula="of:=IF([.J377]=&quot;X&quot;;[.K376]+1;[.K376])" office:value-type="float" office:value="1">
            <text:p>1</text:p>
          </table:table-cell>
          <table:table-cell table:formula="of:=IF([.J377]=&quot;X&quot;;0;[.L376]+[.G376]+[.J377]/24/60/60)" office:value-type="time" office:time-value="PT00H09M20.304S">
            <text:p>00:09:20.30</text:p>
          </table:table-cell>
          <table:table-cell table:formula="of:=INT([.L377]*24*60)+MOD([.L377]*24*60*60;60)/100" office:value-type="float" office:value="9.20304">
            <text:p>9.203</text:p>
          </table:table-cell>
          <table:table-cell table:formula="of:=[.L377]*24*60*60+[.$N$1]*([.P377]-1)" office:value-type="float" office:value="372.804000000008">
            <text:p>372.804</text:p>
          </table:table-cell>
          <table:table-cell table:formula="of:=CONCATENATE(&quot;T&quot;;[.P377])" office:value-type="string" office:string-value="T376">
            <text:p>T376</text:p>
          </table:table-cell>
          <table:table-cell table:formula="of:=IF([.J377]=&quot;X&quot;;1;[.P376]+1)" office:value-type="float" office:value="376">
            <text:p>376</text:p>
          </table:table-cell>
          <table:table-cell table:style-name="ce7" table:formula="of:=CONCATENATE(&quot;mv &quot;;[.K377];&quot;^&quot;;[.O377];&quot;.wav &quot;&quot;rn^&quot;;[.$E377];&quot;~&quot;;[.$B377];&quot;~&quot;;[.$C377];&quot;~&quot;;[.$A377];&quot;~&quot;;[.$F377];&quot;~&quot;;[.$D377];&quot;.wav&quot;&quot;&quot;)" office:value-type="string" office:string-value="mv 1^T376.wav &quot;rn^ZZZ~~~~~.wav&quot;">
            <text:p>mv 1^T376.wav "rn^ZZZ~~~~~.wav"</text:p>
          </table:table-cell>
          <table:table-cell table:formula="of:=CONCATENATE(&quot;-ALBUM &quot;&quot;&quot;;[.A377];&quot;&quot;&quot; -ARTIST &quot;&quot;&quot;;[.B377];&quot;&quot;&quot; -ID3V2TAG TCOM &quot;&quot;&quot;;[.C377];&quot;&quot;&quot; -GENRE &quot;&quot;&quot;;[.D377];&quot;&quot;&quot; -TITLE &quot;&quot;&quot;;[.E377];&quot;&quot;&quot; -TRACK &quot;&quot;&quot;;[.F377];&quot;&quot;&quot; -YEAR &quot;&quot;&quot;;[.H377];&quot;&quot;&quot; &quot;;[.K377];&quot;/&quot;;[.O377];&quot;.mp3&quot;)" office:value-type="string" office:string-value="-ALBUM &quot;&quot; -ARTIST &quot;&quot; -ID3V2TAG TCOM &quot;&quot; -GENRE &quot;&quot; -TITLE &quot;ZZZ&quot; -TRACK &quot;&quot; -YEAR &quot;&quot; 1/T376.mp3">
            <text:p>-ALBUM "" -ARTIST "" -ID3V2TAG TCOM "" -GENRE "" -TITLE "ZZZ" -TRACK "" -YEAR "" 1/T37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77]+1" office:value-type="float" office:value="377">
            <text:p>377</text:p>
          </table:table-cell>
          <table:table-cell table:style-name="ce3"/>
          <table:table-cell table:style-name="ce5" table:formula="of:=IF([.J378]=&quot;X&quot;;[.K377]+1;[.K377])" office:value-type="float" office:value="1">
            <text:p>1</text:p>
          </table:table-cell>
          <table:table-cell table:formula="of:=IF([.J378]=&quot;X&quot;;0;[.L377]+[.G377]+[.J378]/24/60/60)" office:value-type="time" office:time-value="PT00H09M20.304S">
            <text:p>00:09:20.30</text:p>
          </table:table-cell>
          <table:table-cell table:formula="of:=INT([.L378]*24*60)+MOD([.L378]*24*60*60;60)/100" office:value-type="float" office:value="9.20304">
            <text:p>9.203</text:p>
          </table:table-cell>
          <table:table-cell table:formula="of:=[.L378]*24*60*60+[.$N$1]*([.P378]-1)" office:value-type="float" office:value="372.304000000008">
            <text:p>372.304</text:p>
          </table:table-cell>
          <table:table-cell table:formula="of:=CONCATENATE(&quot;T&quot;;[.P378])" office:value-type="string" office:string-value="T377">
            <text:p>T377</text:p>
          </table:table-cell>
          <table:table-cell table:formula="of:=IF([.J378]=&quot;X&quot;;1;[.P377]+1)" office:value-type="float" office:value="377">
            <text:p>377</text:p>
          </table:table-cell>
          <table:table-cell table:style-name="ce7" table:formula="of:=CONCATENATE(&quot;mv &quot;;[.K378];&quot;^&quot;;[.O378];&quot;.wav &quot;&quot;rn^&quot;;[.$E378];&quot;~&quot;;[.$B378];&quot;~&quot;;[.$C378];&quot;~&quot;;[.$A378];&quot;~&quot;;[.$F378];&quot;~&quot;;[.$D378];&quot;.wav&quot;&quot;&quot;)" office:value-type="string" office:string-value="mv 1^T377.wav &quot;rn^ZZZ~~~~~.wav&quot;">
            <text:p>mv 1^T377.wav "rn^ZZZ~~~~~.wav"</text:p>
          </table:table-cell>
          <table:table-cell table:formula="of:=CONCATENATE(&quot;-ALBUM &quot;&quot;&quot;;[.A378];&quot;&quot;&quot; -ARTIST &quot;&quot;&quot;;[.B378];&quot;&quot;&quot; -ID3V2TAG TCOM &quot;&quot;&quot;;[.C378];&quot;&quot;&quot; -GENRE &quot;&quot;&quot;;[.D378];&quot;&quot;&quot; -TITLE &quot;&quot;&quot;;[.E378];&quot;&quot;&quot; -TRACK &quot;&quot;&quot;;[.F378];&quot;&quot;&quot; -YEAR &quot;&quot;&quot;;[.H378];&quot;&quot;&quot; &quot;;[.K378];&quot;/&quot;;[.O378];&quot;.mp3&quot;)" office:value-type="string" office:string-value="-ALBUM &quot;&quot; -ARTIST &quot;&quot; -ID3V2TAG TCOM &quot;&quot; -GENRE &quot;&quot; -TITLE &quot;ZZZ&quot; -TRACK &quot;&quot; -YEAR &quot;&quot; 1/T377.mp3">
            <text:p>-ALBUM "" -ARTIST "" -ID3V2TAG TCOM "" -GENRE "" -TITLE "ZZZ" -TRACK "" -YEAR "" 1/T37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78]+1" office:value-type="float" office:value="378">
            <text:p>378</text:p>
          </table:table-cell>
          <table:table-cell table:style-name="ce3"/>
          <table:table-cell table:style-name="ce5" table:formula="of:=IF([.J379]=&quot;X&quot;;[.K378]+1;[.K378])" office:value-type="float" office:value="1">
            <text:p>1</text:p>
          </table:table-cell>
          <table:table-cell table:formula="of:=IF([.J379]=&quot;X&quot;;0;[.L378]+[.G378]+[.J379]/24/60/60)" office:value-type="time" office:time-value="PT00H09M20.304S">
            <text:p>00:09:20.30</text:p>
          </table:table-cell>
          <table:table-cell table:formula="of:=INT([.L379]*24*60)+MOD([.L379]*24*60*60;60)/100" office:value-type="float" office:value="9.20304">
            <text:p>9.203</text:p>
          </table:table-cell>
          <table:table-cell table:formula="of:=[.L379]*24*60*60+[.$N$1]*([.P379]-1)" office:value-type="float" office:value="371.804000000008">
            <text:p>371.804</text:p>
          </table:table-cell>
          <table:table-cell table:formula="of:=CONCATENATE(&quot;T&quot;;[.P379])" office:value-type="string" office:string-value="T378">
            <text:p>T378</text:p>
          </table:table-cell>
          <table:table-cell table:formula="of:=IF([.J379]=&quot;X&quot;;1;[.P378]+1)" office:value-type="float" office:value="378">
            <text:p>378</text:p>
          </table:table-cell>
          <table:table-cell table:style-name="ce7" table:formula="of:=CONCATENATE(&quot;mv &quot;;[.K379];&quot;^&quot;;[.O379];&quot;.wav &quot;&quot;rn^&quot;;[.$E379];&quot;~&quot;;[.$B379];&quot;~&quot;;[.$C379];&quot;~&quot;;[.$A379];&quot;~&quot;;[.$F379];&quot;~&quot;;[.$D379];&quot;.wav&quot;&quot;&quot;)" office:value-type="string" office:string-value="mv 1^T378.wav &quot;rn^ZZZ~~~~~.wav&quot;">
            <text:p>mv 1^T378.wav "rn^ZZZ~~~~~.wav"</text:p>
          </table:table-cell>
          <table:table-cell table:formula="of:=CONCATENATE(&quot;-ALBUM &quot;&quot;&quot;;[.A379];&quot;&quot;&quot; -ARTIST &quot;&quot;&quot;;[.B379];&quot;&quot;&quot; -ID3V2TAG TCOM &quot;&quot;&quot;;[.C379];&quot;&quot;&quot; -GENRE &quot;&quot;&quot;;[.D379];&quot;&quot;&quot; -TITLE &quot;&quot;&quot;;[.E379];&quot;&quot;&quot; -TRACK &quot;&quot;&quot;;[.F379];&quot;&quot;&quot; -YEAR &quot;&quot;&quot;;[.H379];&quot;&quot;&quot; &quot;;[.K379];&quot;/&quot;;[.O379];&quot;.mp3&quot;)" office:value-type="string" office:string-value="-ALBUM &quot;&quot; -ARTIST &quot;&quot; -ID3V2TAG TCOM &quot;&quot; -GENRE &quot;&quot; -TITLE &quot;ZZZ&quot; -TRACK &quot;&quot; -YEAR &quot;&quot; 1/T378.mp3">
            <text:p>-ALBUM "" -ARTIST "" -ID3V2TAG TCOM "" -GENRE "" -TITLE "ZZZ" -TRACK "" -YEAR "" 1/T37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79]+1" office:value-type="float" office:value="379">
            <text:p>379</text:p>
          </table:table-cell>
          <table:table-cell table:style-name="ce3"/>
          <table:table-cell table:style-name="ce5" table:formula="of:=IF([.J380]=&quot;X&quot;;[.K379]+1;[.K379])" office:value-type="float" office:value="1">
            <text:p>1</text:p>
          </table:table-cell>
          <table:table-cell table:formula="of:=IF([.J380]=&quot;X&quot;;0;[.L379]+[.G379]+[.J380]/24/60/60)" office:value-type="time" office:time-value="PT00H09M20.304S">
            <text:p>00:09:20.30</text:p>
          </table:table-cell>
          <table:table-cell table:formula="of:=INT([.L380]*24*60)+MOD([.L380]*24*60*60;60)/100" office:value-type="float" office:value="9.20304">
            <text:p>9.203</text:p>
          </table:table-cell>
          <table:table-cell table:formula="of:=[.L380]*24*60*60+[.$N$1]*([.P380]-1)" office:value-type="float" office:value="371.304000000008">
            <text:p>371.304</text:p>
          </table:table-cell>
          <table:table-cell table:formula="of:=CONCATENATE(&quot;T&quot;;[.P380])" office:value-type="string" office:string-value="T379">
            <text:p>T379</text:p>
          </table:table-cell>
          <table:table-cell table:formula="of:=IF([.J380]=&quot;X&quot;;1;[.P379]+1)" office:value-type="float" office:value="379">
            <text:p>379</text:p>
          </table:table-cell>
          <table:table-cell table:style-name="ce7" table:formula="of:=CONCATENATE(&quot;mv &quot;;[.K380];&quot;^&quot;;[.O380];&quot;.wav &quot;&quot;rn^&quot;;[.$E380];&quot;~&quot;;[.$B380];&quot;~&quot;;[.$C380];&quot;~&quot;;[.$A380];&quot;~&quot;;[.$F380];&quot;~&quot;;[.$D380];&quot;.wav&quot;&quot;&quot;)" office:value-type="string" office:string-value="mv 1^T379.wav &quot;rn^ZZZ~~~~~.wav&quot;">
            <text:p>mv 1^T379.wav "rn^ZZZ~~~~~.wav"</text:p>
          </table:table-cell>
          <table:table-cell table:formula="of:=CONCATENATE(&quot;-ALBUM &quot;&quot;&quot;;[.A380];&quot;&quot;&quot; -ARTIST &quot;&quot;&quot;;[.B380];&quot;&quot;&quot; -ID3V2TAG TCOM &quot;&quot;&quot;;[.C380];&quot;&quot;&quot; -GENRE &quot;&quot;&quot;;[.D380];&quot;&quot;&quot; -TITLE &quot;&quot;&quot;;[.E380];&quot;&quot;&quot; -TRACK &quot;&quot;&quot;;[.F380];&quot;&quot;&quot; -YEAR &quot;&quot;&quot;;[.H380];&quot;&quot;&quot; &quot;;[.K380];&quot;/&quot;;[.O380];&quot;.mp3&quot;)" office:value-type="string" office:string-value="-ALBUM &quot;&quot; -ARTIST &quot;&quot; -ID3V2TAG TCOM &quot;&quot; -GENRE &quot;&quot; -TITLE &quot;ZZZ&quot; -TRACK &quot;&quot; -YEAR &quot;&quot; 1/T379.mp3">
            <text:p>-ALBUM "" -ARTIST "" -ID3V2TAG TCOM "" -GENRE "" -TITLE "ZZZ" -TRACK "" -YEAR "" 1/T37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80]+1" office:value-type="float" office:value="380">
            <text:p>380</text:p>
          </table:table-cell>
          <table:table-cell table:style-name="ce3"/>
          <table:table-cell table:style-name="ce5" table:formula="of:=IF([.J381]=&quot;X&quot;;[.K380]+1;[.K380])" office:value-type="float" office:value="1">
            <text:p>1</text:p>
          </table:table-cell>
          <table:table-cell table:formula="of:=IF([.J381]=&quot;X&quot;;0;[.L380]+[.G380]+[.J381]/24/60/60)" office:value-type="time" office:time-value="PT00H09M20.304S">
            <text:p>00:09:20.30</text:p>
          </table:table-cell>
          <table:table-cell table:formula="of:=INT([.L381]*24*60)+MOD([.L381]*24*60*60;60)/100" office:value-type="float" office:value="9.20304">
            <text:p>9.203</text:p>
          </table:table-cell>
          <table:table-cell table:formula="of:=[.L381]*24*60*60+[.$N$1]*([.P381]-1)" office:value-type="float" office:value="370.804000000008">
            <text:p>370.804</text:p>
          </table:table-cell>
          <table:table-cell table:formula="of:=CONCATENATE(&quot;T&quot;;[.P381])" office:value-type="string" office:string-value="T380">
            <text:p>T380</text:p>
          </table:table-cell>
          <table:table-cell table:formula="of:=IF([.J381]=&quot;X&quot;;1;[.P380]+1)" office:value-type="float" office:value="380">
            <text:p>380</text:p>
          </table:table-cell>
          <table:table-cell table:style-name="ce7" table:formula="of:=CONCATENATE(&quot;mv &quot;;[.K381];&quot;^&quot;;[.O381];&quot;.wav &quot;&quot;rn^&quot;;[.$E381];&quot;~&quot;;[.$B381];&quot;~&quot;;[.$C381];&quot;~&quot;;[.$A381];&quot;~&quot;;[.$F381];&quot;~&quot;;[.$D381];&quot;.wav&quot;&quot;&quot;)" office:value-type="string" office:string-value="mv 1^T380.wav &quot;rn^ZZZ~~~~~.wav&quot;">
            <text:p>mv 1^T380.wav "rn^ZZZ~~~~~.wav"</text:p>
          </table:table-cell>
          <table:table-cell table:formula="of:=CONCATENATE(&quot;-ALBUM &quot;&quot;&quot;;[.A381];&quot;&quot;&quot; -ARTIST &quot;&quot;&quot;;[.B381];&quot;&quot;&quot; -ID3V2TAG TCOM &quot;&quot;&quot;;[.C381];&quot;&quot;&quot; -GENRE &quot;&quot;&quot;;[.D381];&quot;&quot;&quot; -TITLE &quot;&quot;&quot;;[.E381];&quot;&quot;&quot; -TRACK &quot;&quot;&quot;;[.F381];&quot;&quot;&quot; -YEAR &quot;&quot;&quot;;[.H381];&quot;&quot;&quot; &quot;;[.K381];&quot;/&quot;;[.O381];&quot;.mp3&quot;)" office:value-type="string" office:string-value="-ALBUM &quot;&quot; -ARTIST &quot;&quot; -ID3V2TAG TCOM &quot;&quot; -GENRE &quot;&quot; -TITLE &quot;ZZZ&quot; -TRACK &quot;&quot; -YEAR &quot;&quot; 1/T380.mp3">
            <text:p>-ALBUM "" -ARTIST "" -ID3V2TAG TCOM "" -GENRE "" -TITLE "ZZZ" -TRACK "" -YEAR "" 1/T38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81]+1" office:value-type="float" office:value="381">
            <text:p>381</text:p>
          </table:table-cell>
          <table:table-cell table:style-name="ce3"/>
          <table:table-cell table:style-name="ce5" table:formula="of:=IF([.J382]=&quot;X&quot;;[.K381]+1;[.K381])" office:value-type="float" office:value="1">
            <text:p>1</text:p>
          </table:table-cell>
          <table:table-cell table:formula="of:=IF([.J382]=&quot;X&quot;;0;[.L381]+[.G381]+[.J382]/24/60/60)" office:value-type="time" office:time-value="PT00H09M20.304S">
            <text:p>00:09:20.30</text:p>
          </table:table-cell>
          <table:table-cell table:formula="of:=INT([.L382]*24*60)+MOD([.L382]*24*60*60;60)/100" office:value-type="float" office:value="9.20304">
            <text:p>9.203</text:p>
          </table:table-cell>
          <table:table-cell table:formula="of:=[.L382]*24*60*60+[.$N$1]*([.P382]-1)" office:value-type="float" office:value="370.304000000008">
            <text:p>370.304</text:p>
          </table:table-cell>
          <table:table-cell table:formula="of:=CONCATENATE(&quot;T&quot;;[.P382])" office:value-type="string" office:string-value="T381">
            <text:p>T381</text:p>
          </table:table-cell>
          <table:table-cell table:formula="of:=IF([.J382]=&quot;X&quot;;1;[.P381]+1)" office:value-type="float" office:value="381">
            <text:p>381</text:p>
          </table:table-cell>
          <table:table-cell table:style-name="ce7" table:formula="of:=CONCATENATE(&quot;mv &quot;;[.K382];&quot;^&quot;;[.O382];&quot;.wav &quot;&quot;rn^&quot;;[.$E382];&quot;~&quot;;[.$B382];&quot;~&quot;;[.$C382];&quot;~&quot;;[.$A382];&quot;~&quot;;[.$F382];&quot;~&quot;;[.$D382];&quot;.wav&quot;&quot;&quot;)" office:value-type="string" office:string-value="mv 1^T381.wav &quot;rn^ZZZ~~~~~.wav&quot;">
            <text:p>mv 1^T381.wav "rn^ZZZ~~~~~.wav"</text:p>
          </table:table-cell>
          <table:table-cell table:formula="of:=CONCATENATE(&quot;-ALBUM &quot;&quot;&quot;;[.A382];&quot;&quot;&quot; -ARTIST &quot;&quot;&quot;;[.B382];&quot;&quot;&quot; -ID3V2TAG TCOM &quot;&quot;&quot;;[.C382];&quot;&quot;&quot; -GENRE &quot;&quot;&quot;;[.D382];&quot;&quot;&quot; -TITLE &quot;&quot;&quot;;[.E382];&quot;&quot;&quot; -TRACK &quot;&quot;&quot;;[.F382];&quot;&quot;&quot; -YEAR &quot;&quot;&quot;;[.H382];&quot;&quot;&quot; &quot;;[.K382];&quot;/&quot;;[.O382];&quot;.mp3&quot;)" office:value-type="string" office:string-value="-ALBUM &quot;&quot; -ARTIST &quot;&quot; -ID3V2TAG TCOM &quot;&quot; -GENRE &quot;&quot; -TITLE &quot;ZZZ&quot; -TRACK &quot;&quot; -YEAR &quot;&quot; 1/T381.mp3">
            <text:p>-ALBUM "" -ARTIST "" -ID3V2TAG TCOM "" -GENRE "" -TITLE "ZZZ" -TRACK "" -YEAR "" 1/T38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82]+1" office:value-type="float" office:value="382">
            <text:p>382</text:p>
          </table:table-cell>
          <table:table-cell table:style-name="ce3"/>
          <table:table-cell table:style-name="ce5" table:formula="of:=IF([.J383]=&quot;X&quot;;[.K382]+1;[.K382])" office:value-type="float" office:value="1">
            <text:p>1</text:p>
          </table:table-cell>
          <table:table-cell table:formula="of:=IF([.J383]=&quot;X&quot;;0;[.L382]+[.G382]+[.J383]/24/60/60)" office:value-type="time" office:time-value="PT00H09M20.304S">
            <text:p>00:09:20.30</text:p>
          </table:table-cell>
          <table:table-cell table:formula="of:=INT([.L383]*24*60)+MOD([.L383]*24*60*60;60)/100" office:value-type="float" office:value="9.20304">
            <text:p>9.203</text:p>
          </table:table-cell>
          <table:table-cell table:formula="of:=[.L383]*24*60*60+[.$N$1]*([.P383]-1)" office:value-type="float" office:value="369.804000000008">
            <text:p>369.804</text:p>
          </table:table-cell>
          <table:table-cell table:formula="of:=CONCATENATE(&quot;T&quot;;[.P383])" office:value-type="string" office:string-value="T382">
            <text:p>T382</text:p>
          </table:table-cell>
          <table:table-cell table:formula="of:=IF([.J383]=&quot;X&quot;;1;[.P382]+1)" office:value-type="float" office:value="382">
            <text:p>382</text:p>
          </table:table-cell>
          <table:table-cell table:style-name="ce7" table:formula="of:=CONCATENATE(&quot;mv &quot;;[.K383];&quot;^&quot;;[.O383];&quot;.wav &quot;&quot;rn^&quot;;[.$E383];&quot;~&quot;;[.$B383];&quot;~&quot;;[.$C383];&quot;~&quot;;[.$A383];&quot;~&quot;;[.$F383];&quot;~&quot;;[.$D383];&quot;.wav&quot;&quot;&quot;)" office:value-type="string" office:string-value="mv 1^T382.wav &quot;rn^ZZZ~~~~~.wav&quot;">
            <text:p>mv 1^T382.wav "rn^ZZZ~~~~~.wav"</text:p>
          </table:table-cell>
          <table:table-cell table:formula="of:=CONCATENATE(&quot;-ALBUM &quot;&quot;&quot;;[.A383];&quot;&quot;&quot; -ARTIST &quot;&quot;&quot;;[.B383];&quot;&quot;&quot; -ID3V2TAG TCOM &quot;&quot;&quot;;[.C383];&quot;&quot;&quot; -GENRE &quot;&quot;&quot;;[.D383];&quot;&quot;&quot; -TITLE &quot;&quot;&quot;;[.E383];&quot;&quot;&quot; -TRACK &quot;&quot;&quot;;[.F383];&quot;&quot;&quot; -YEAR &quot;&quot;&quot;;[.H383];&quot;&quot;&quot; &quot;;[.K383];&quot;/&quot;;[.O383];&quot;.mp3&quot;)" office:value-type="string" office:string-value="-ALBUM &quot;&quot; -ARTIST &quot;&quot; -ID3V2TAG TCOM &quot;&quot; -GENRE &quot;&quot; -TITLE &quot;ZZZ&quot; -TRACK &quot;&quot; -YEAR &quot;&quot; 1/T382.mp3">
            <text:p>-ALBUM "" -ARTIST "" -ID3V2TAG TCOM "" -GENRE "" -TITLE "ZZZ" -TRACK "" -YEAR "" 1/T38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83]+1" office:value-type="float" office:value="383">
            <text:p>383</text:p>
          </table:table-cell>
          <table:table-cell table:style-name="ce3"/>
          <table:table-cell table:style-name="ce5" table:formula="of:=IF([.J384]=&quot;X&quot;;[.K383]+1;[.K383])" office:value-type="float" office:value="1">
            <text:p>1</text:p>
          </table:table-cell>
          <table:table-cell table:formula="of:=IF([.J384]=&quot;X&quot;;0;[.L383]+[.G383]+[.J384]/24/60/60)" office:value-type="time" office:time-value="PT00H09M20.304S">
            <text:p>00:09:20.30</text:p>
          </table:table-cell>
          <table:table-cell table:formula="of:=INT([.L384]*24*60)+MOD([.L384]*24*60*60;60)/100" office:value-type="float" office:value="9.20304">
            <text:p>9.203</text:p>
          </table:table-cell>
          <table:table-cell table:formula="of:=[.L384]*24*60*60+[.$N$1]*([.P384]-1)" office:value-type="float" office:value="369.304000000008">
            <text:p>369.304</text:p>
          </table:table-cell>
          <table:table-cell table:formula="of:=CONCATENATE(&quot;T&quot;;[.P384])" office:value-type="string" office:string-value="T383">
            <text:p>T383</text:p>
          </table:table-cell>
          <table:table-cell table:formula="of:=IF([.J384]=&quot;X&quot;;1;[.P383]+1)" office:value-type="float" office:value="383">
            <text:p>383</text:p>
          </table:table-cell>
          <table:table-cell table:style-name="ce7" table:formula="of:=CONCATENATE(&quot;mv &quot;;[.K384];&quot;^&quot;;[.O384];&quot;.wav &quot;&quot;rn^&quot;;[.$E384];&quot;~&quot;;[.$B384];&quot;~&quot;;[.$C384];&quot;~&quot;;[.$A384];&quot;~&quot;;[.$F384];&quot;~&quot;;[.$D384];&quot;.wav&quot;&quot;&quot;)" office:value-type="string" office:string-value="mv 1^T383.wav &quot;rn^ZZZ~~~~~.wav&quot;">
            <text:p>mv 1^T383.wav "rn^ZZZ~~~~~.wav"</text:p>
          </table:table-cell>
          <table:table-cell table:formula="of:=CONCATENATE(&quot;-ALBUM &quot;&quot;&quot;;[.A384];&quot;&quot;&quot; -ARTIST &quot;&quot;&quot;;[.B384];&quot;&quot;&quot; -ID3V2TAG TCOM &quot;&quot;&quot;;[.C384];&quot;&quot;&quot; -GENRE &quot;&quot;&quot;;[.D384];&quot;&quot;&quot; -TITLE &quot;&quot;&quot;;[.E384];&quot;&quot;&quot; -TRACK &quot;&quot;&quot;;[.F384];&quot;&quot;&quot; -YEAR &quot;&quot;&quot;;[.H384];&quot;&quot;&quot; &quot;;[.K384];&quot;/&quot;;[.O384];&quot;.mp3&quot;)" office:value-type="string" office:string-value="-ALBUM &quot;&quot; -ARTIST &quot;&quot; -ID3V2TAG TCOM &quot;&quot; -GENRE &quot;&quot; -TITLE &quot;ZZZ&quot; -TRACK &quot;&quot; -YEAR &quot;&quot; 1/T383.mp3">
            <text:p>-ALBUM "" -ARTIST "" -ID3V2TAG TCOM "" -GENRE "" -TITLE "ZZZ" -TRACK "" -YEAR "" 1/T38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84]+1" office:value-type="float" office:value="384">
            <text:p>384</text:p>
          </table:table-cell>
          <table:table-cell table:style-name="ce3"/>
          <table:table-cell table:style-name="ce5" table:formula="of:=IF([.J385]=&quot;X&quot;;[.K384]+1;[.K384])" office:value-type="float" office:value="1">
            <text:p>1</text:p>
          </table:table-cell>
          <table:table-cell table:formula="of:=IF([.J385]=&quot;X&quot;;0;[.L384]+[.G384]+[.J385]/24/60/60)" office:value-type="time" office:time-value="PT00H09M20.304S">
            <text:p>00:09:20.30</text:p>
          </table:table-cell>
          <table:table-cell table:formula="of:=INT([.L385]*24*60)+MOD([.L385]*24*60*60;60)/100" office:value-type="float" office:value="9.20304">
            <text:p>9.203</text:p>
          </table:table-cell>
          <table:table-cell table:formula="of:=[.L385]*24*60*60+[.$N$1]*([.P385]-1)" office:value-type="float" office:value="368.804000000008">
            <text:p>368.804</text:p>
          </table:table-cell>
          <table:table-cell table:formula="of:=CONCATENATE(&quot;T&quot;;[.P385])" office:value-type="string" office:string-value="T384">
            <text:p>T384</text:p>
          </table:table-cell>
          <table:table-cell table:formula="of:=IF([.J385]=&quot;X&quot;;1;[.P384]+1)" office:value-type="float" office:value="384">
            <text:p>384</text:p>
          </table:table-cell>
          <table:table-cell table:style-name="ce7" table:formula="of:=CONCATENATE(&quot;mv &quot;;[.K385];&quot;^&quot;;[.O385];&quot;.wav &quot;&quot;rn^&quot;;[.$E385];&quot;~&quot;;[.$B385];&quot;~&quot;;[.$C385];&quot;~&quot;;[.$A385];&quot;~&quot;;[.$F385];&quot;~&quot;;[.$D385];&quot;.wav&quot;&quot;&quot;)" office:value-type="string" office:string-value="mv 1^T384.wav &quot;rn^ZZZ~~~~~.wav&quot;">
            <text:p>mv 1^T384.wav "rn^ZZZ~~~~~.wav"</text:p>
          </table:table-cell>
          <table:table-cell table:formula="of:=CONCATENATE(&quot;-ALBUM &quot;&quot;&quot;;[.A385];&quot;&quot;&quot; -ARTIST &quot;&quot;&quot;;[.B385];&quot;&quot;&quot; -ID3V2TAG TCOM &quot;&quot;&quot;;[.C385];&quot;&quot;&quot; -GENRE &quot;&quot;&quot;;[.D385];&quot;&quot;&quot; -TITLE &quot;&quot;&quot;;[.E385];&quot;&quot;&quot; -TRACK &quot;&quot;&quot;;[.F385];&quot;&quot;&quot; -YEAR &quot;&quot;&quot;;[.H385];&quot;&quot;&quot; &quot;;[.K385];&quot;/&quot;;[.O385];&quot;.mp3&quot;)" office:value-type="string" office:string-value="-ALBUM &quot;&quot; -ARTIST &quot;&quot; -ID3V2TAG TCOM &quot;&quot; -GENRE &quot;&quot; -TITLE &quot;ZZZ&quot; -TRACK &quot;&quot; -YEAR &quot;&quot; 1/T384.mp3">
            <text:p>-ALBUM "" -ARTIST "" -ID3V2TAG TCOM "" -GENRE "" -TITLE "ZZZ" -TRACK "" -YEAR "" 1/T38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85]+1" office:value-type="float" office:value="385">
            <text:p>385</text:p>
          </table:table-cell>
          <table:table-cell table:style-name="ce3"/>
          <table:table-cell table:style-name="ce5" table:formula="of:=IF([.J386]=&quot;X&quot;;[.K385]+1;[.K385])" office:value-type="float" office:value="1">
            <text:p>1</text:p>
          </table:table-cell>
          <table:table-cell table:formula="of:=IF([.J386]=&quot;X&quot;;0;[.L385]+[.G385]+[.J386]/24/60/60)" office:value-type="time" office:time-value="PT00H09M20.304S">
            <text:p>00:09:20.30</text:p>
          </table:table-cell>
          <table:table-cell table:formula="of:=INT([.L386]*24*60)+MOD([.L386]*24*60*60;60)/100" office:value-type="float" office:value="9.20304">
            <text:p>9.203</text:p>
          </table:table-cell>
          <table:table-cell table:formula="of:=[.L386]*24*60*60+[.$N$1]*([.P386]-1)" office:value-type="float" office:value="368.304000000008">
            <text:p>368.304</text:p>
          </table:table-cell>
          <table:table-cell table:formula="of:=CONCATENATE(&quot;T&quot;;[.P386])" office:value-type="string" office:string-value="T385">
            <text:p>T385</text:p>
          </table:table-cell>
          <table:table-cell table:formula="of:=IF([.J386]=&quot;X&quot;;1;[.P385]+1)" office:value-type="float" office:value="385">
            <text:p>385</text:p>
          </table:table-cell>
          <table:table-cell table:style-name="ce7" table:formula="of:=CONCATENATE(&quot;mv &quot;;[.K386];&quot;^&quot;;[.O386];&quot;.wav &quot;&quot;rn^&quot;;[.$E386];&quot;~&quot;;[.$B386];&quot;~&quot;;[.$C386];&quot;~&quot;;[.$A386];&quot;~&quot;;[.$F386];&quot;~&quot;;[.$D386];&quot;.wav&quot;&quot;&quot;)" office:value-type="string" office:string-value="mv 1^T385.wav &quot;rn^ZZZ~~~~~.wav&quot;">
            <text:p>mv 1^T385.wav "rn^ZZZ~~~~~.wav"</text:p>
          </table:table-cell>
          <table:table-cell table:formula="of:=CONCATENATE(&quot;-ALBUM &quot;&quot;&quot;;[.A386];&quot;&quot;&quot; -ARTIST &quot;&quot;&quot;;[.B386];&quot;&quot;&quot; -ID3V2TAG TCOM &quot;&quot;&quot;;[.C386];&quot;&quot;&quot; -GENRE &quot;&quot;&quot;;[.D386];&quot;&quot;&quot; -TITLE &quot;&quot;&quot;;[.E386];&quot;&quot;&quot; -TRACK &quot;&quot;&quot;;[.F386];&quot;&quot;&quot; -YEAR &quot;&quot;&quot;;[.H386];&quot;&quot;&quot; &quot;;[.K386];&quot;/&quot;;[.O386];&quot;.mp3&quot;)" office:value-type="string" office:string-value="-ALBUM &quot;&quot; -ARTIST &quot;&quot; -ID3V2TAG TCOM &quot;&quot; -GENRE &quot;&quot; -TITLE &quot;ZZZ&quot; -TRACK &quot;&quot; -YEAR &quot;&quot; 1/T385.mp3">
            <text:p>-ALBUM "" -ARTIST "" -ID3V2TAG TCOM "" -GENRE "" -TITLE "ZZZ" -TRACK "" -YEAR "" 1/T38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86]+1" office:value-type="float" office:value="386">
            <text:p>386</text:p>
          </table:table-cell>
          <table:table-cell table:style-name="ce3"/>
          <table:table-cell table:style-name="ce5" table:formula="of:=IF([.J387]=&quot;X&quot;;[.K386]+1;[.K386])" office:value-type="float" office:value="1">
            <text:p>1</text:p>
          </table:table-cell>
          <table:table-cell table:formula="of:=IF([.J387]=&quot;X&quot;;0;[.L386]+[.G386]+[.J387]/24/60/60)" office:value-type="time" office:time-value="PT00H09M20.304S">
            <text:p>00:09:20.30</text:p>
          </table:table-cell>
          <table:table-cell table:formula="of:=INT([.L387]*24*60)+MOD([.L387]*24*60*60;60)/100" office:value-type="float" office:value="9.20304">
            <text:p>9.203</text:p>
          </table:table-cell>
          <table:table-cell table:formula="of:=[.L387]*24*60*60+[.$N$1]*([.P387]-1)" office:value-type="float" office:value="367.804000000008">
            <text:p>367.804</text:p>
          </table:table-cell>
          <table:table-cell table:formula="of:=CONCATENATE(&quot;T&quot;;[.P387])" office:value-type="string" office:string-value="T386">
            <text:p>T386</text:p>
          </table:table-cell>
          <table:table-cell table:formula="of:=IF([.J387]=&quot;X&quot;;1;[.P386]+1)" office:value-type="float" office:value="386">
            <text:p>386</text:p>
          </table:table-cell>
          <table:table-cell table:style-name="ce7" table:formula="of:=CONCATENATE(&quot;mv &quot;;[.K387];&quot;^&quot;;[.O387];&quot;.wav &quot;&quot;rn^&quot;;[.$E387];&quot;~&quot;;[.$B387];&quot;~&quot;;[.$C387];&quot;~&quot;;[.$A387];&quot;~&quot;;[.$F387];&quot;~&quot;;[.$D387];&quot;.wav&quot;&quot;&quot;)" office:value-type="string" office:string-value="mv 1^T386.wav &quot;rn^ZZZ~~~~~.wav&quot;">
            <text:p>mv 1^T386.wav "rn^ZZZ~~~~~.wav"</text:p>
          </table:table-cell>
          <table:table-cell table:formula="of:=CONCATENATE(&quot;-ALBUM &quot;&quot;&quot;;[.A387];&quot;&quot;&quot; -ARTIST &quot;&quot;&quot;;[.B387];&quot;&quot;&quot; -ID3V2TAG TCOM &quot;&quot;&quot;;[.C387];&quot;&quot;&quot; -GENRE &quot;&quot;&quot;;[.D387];&quot;&quot;&quot; -TITLE &quot;&quot;&quot;;[.E387];&quot;&quot;&quot; -TRACK &quot;&quot;&quot;;[.F387];&quot;&quot;&quot; -YEAR &quot;&quot;&quot;;[.H387];&quot;&quot;&quot; &quot;;[.K387];&quot;/&quot;;[.O387];&quot;.mp3&quot;)" office:value-type="string" office:string-value="-ALBUM &quot;&quot; -ARTIST &quot;&quot; -ID3V2TAG TCOM &quot;&quot; -GENRE &quot;&quot; -TITLE &quot;ZZZ&quot; -TRACK &quot;&quot; -YEAR &quot;&quot; 1/T386.mp3">
            <text:p>-ALBUM "" -ARTIST "" -ID3V2TAG TCOM "" -GENRE "" -TITLE "ZZZ" -TRACK "" -YEAR "" 1/T38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87]+1" office:value-type="float" office:value="387">
            <text:p>387</text:p>
          </table:table-cell>
          <table:table-cell table:style-name="ce3"/>
          <table:table-cell table:style-name="ce5" table:formula="of:=IF([.J388]=&quot;X&quot;;[.K387]+1;[.K387])" office:value-type="float" office:value="1">
            <text:p>1</text:p>
          </table:table-cell>
          <table:table-cell table:formula="of:=IF([.J388]=&quot;X&quot;;0;[.L387]+[.G387]+[.J388]/24/60/60)" office:value-type="time" office:time-value="PT00H09M20.304S">
            <text:p>00:09:20.30</text:p>
          </table:table-cell>
          <table:table-cell table:formula="of:=INT([.L388]*24*60)+MOD([.L388]*24*60*60;60)/100" office:value-type="float" office:value="9.20304">
            <text:p>9.203</text:p>
          </table:table-cell>
          <table:table-cell table:formula="of:=[.L388]*24*60*60+[.$N$1]*([.P388]-1)" office:value-type="float" office:value="367.304000000008">
            <text:p>367.304</text:p>
          </table:table-cell>
          <table:table-cell table:formula="of:=CONCATENATE(&quot;T&quot;;[.P388])" office:value-type="string" office:string-value="T387">
            <text:p>T387</text:p>
          </table:table-cell>
          <table:table-cell table:formula="of:=IF([.J388]=&quot;X&quot;;1;[.P387]+1)" office:value-type="float" office:value="387">
            <text:p>387</text:p>
          </table:table-cell>
          <table:table-cell table:style-name="ce7" table:formula="of:=CONCATENATE(&quot;mv &quot;;[.K388];&quot;^&quot;;[.O388];&quot;.wav &quot;&quot;rn^&quot;;[.$E388];&quot;~&quot;;[.$B388];&quot;~&quot;;[.$C388];&quot;~&quot;;[.$A388];&quot;~&quot;;[.$F388];&quot;~&quot;;[.$D388];&quot;.wav&quot;&quot;&quot;)" office:value-type="string" office:string-value="mv 1^T387.wav &quot;rn^ZZZ~~~~~.wav&quot;">
            <text:p>mv 1^T387.wav "rn^ZZZ~~~~~.wav"</text:p>
          </table:table-cell>
          <table:table-cell table:formula="of:=CONCATENATE(&quot;-ALBUM &quot;&quot;&quot;;[.A388];&quot;&quot;&quot; -ARTIST &quot;&quot;&quot;;[.B388];&quot;&quot;&quot; -ID3V2TAG TCOM &quot;&quot;&quot;;[.C388];&quot;&quot;&quot; -GENRE &quot;&quot;&quot;;[.D388];&quot;&quot;&quot; -TITLE &quot;&quot;&quot;;[.E388];&quot;&quot;&quot; -TRACK &quot;&quot;&quot;;[.F388];&quot;&quot;&quot; -YEAR &quot;&quot;&quot;;[.H388];&quot;&quot;&quot; &quot;;[.K388];&quot;/&quot;;[.O388];&quot;.mp3&quot;)" office:value-type="string" office:string-value="-ALBUM &quot;&quot; -ARTIST &quot;&quot; -ID3V2TAG TCOM &quot;&quot; -GENRE &quot;&quot; -TITLE &quot;ZZZ&quot; -TRACK &quot;&quot; -YEAR &quot;&quot; 1/T387.mp3">
            <text:p>-ALBUM "" -ARTIST "" -ID3V2TAG TCOM "" -GENRE "" -TITLE "ZZZ" -TRACK "" -YEAR "" 1/T38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88]+1" office:value-type="float" office:value="388">
            <text:p>388</text:p>
          </table:table-cell>
          <table:table-cell table:style-name="ce3"/>
          <table:table-cell table:style-name="ce5" table:formula="of:=IF([.J389]=&quot;X&quot;;[.K388]+1;[.K388])" office:value-type="float" office:value="1">
            <text:p>1</text:p>
          </table:table-cell>
          <table:table-cell table:formula="of:=IF([.J389]=&quot;X&quot;;0;[.L388]+[.G388]+[.J389]/24/60/60)" office:value-type="time" office:time-value="PT00H09M20.304S">
            <text:p>00:09:20.30</text:p>
          </table:table-cell>
          <table:table-cell table:formula="of:=INT([.L389]*24*60)+MOD([.L389]*24*60*60;60)/100" office:value-type="float" office:value="9.20304">
            <text:p>9.203</text:p>
          </table:table-cell>
          <table:table-cell table:formula="of:=[.L389]*24*60*60+[.$N$1]*([.P389]-1)" office:value-type="float" office:value="366.804000000008">
            <text:p>366.804</text:p>
          </table:table-cell>
          <table:table-cell table:formula="of:=CONCATENATE(&quot;T&quot;;[.P389])" office:value-type="string" office:string-value="T388">
            <text:p>T388</text:p>
          </table:table-cell>
          <table:table-cell table:formula="of:=IF([.J389]=&quot;X&quot;;1;[.P388]+1)" office:value-type="float" office:value="388">
            <text:p>388</text:p>
          </table:table-cell>
          <table:table-cell table:style-name="ce7" table:formula="of:=CONCATENATE(&quot;mv &quot;;[.K389];&quot;^&quot;;[.O389];&quot;.wav &quot;&quot;rn^&quot;;[.$E389];&quot;~&quot;;[.$B389];&quot;~&quot;;[.$C389];&quot;~&quot;;[.$A389];&quot;~&quot;;[.$F389];&quot;~&quot;;[.$D389];&quot;.wav&quot;&quot;&quot;)" office:value-type="string" office:string-value="mv 1^T388.wav &quot;rn^ZZZ~~~~~.wav&quot;">
            <text:p>mv 1^T388.wav "rn^ZZZ~~~~~.wav"</text:p>
          </table:table-cell>
          <table:table-cell table:formula="of:=CONCATENATE(&quot;-ALBUM &quot;&quot;&quot;;[.A389];&quot;&quot;&quot; -ARTIST &quot;&quot;&quot;;[.B389];&quot;&quot;&quot; -ID3V2TAG TCOM &quot;&quot;&quot;;[.C389];&quot;&quot;&quot; -GENRE &quot;&quot;&quot;;[.D389];&quot;&quot;&quot; -TITLE &quot;&quot;&quot;;[.E389];&quot;&quot;&quot; -TRACK &quot;&quot;&quot;;[.F389];&quot;&quot;&quot; -YEAR &quot;&quot;&quot;;[.H389];&quot;&quot;&quot; &quot;;[.K389];&quot;/&quot;;[.O389];&quot;.mp3&quot;)" office:value-type="string" office:string-value="-ALBUM &quot;&quot; -ARTIST &quot;&quot; -ID3V2TAG TCOM &quot;&quot; -GENRE &quot;&quot; -TITLE &quot;ZZZ&quot; -TRACK &quot;&quot; -YEAR &quot;&quot; 1/T388.mp3">
            <text:p>-ALBUM "" -ARTIST "" -ID3V2TAG TCOM "" -GENRE "" -TITLE "ZZZ" -TRACK "" -YEAR "" 1/T38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89]+1" office:value-type="float" office:value="389">
            <text:p>389</text:p>
          </table:table-cell>
          <table:table-cell table:style-name="ce3"/>
          <table:table-cell table:style-name="ce5" table:formula="of:=IF([.J390]=&quot;X&quot;;[.K389]+1;[.K389])" office:value-type="float" office:value="1">
            <text:p>1</text:p>
          </table:table-cell>
          <table:table-cell table:formula="of:=IF([.J390]=&quot;X&quot;;0;[.L389]+[.G389]+[.J390]/24/60/60)" office:value-type="time" office:time-value="PT00H09M20.304S">
            <text:p>00:09:20.30</text:p>
          </table:table-cell>
          <table:table-cell table:formula="of:=INT([.L390]*24*60)+MOD([.L390]*24*60*60;60)/100" office:value-type="float" office:value="9.20304">
            <text:p>9.203</text:p>
          </table:table-cell>
          <table:table-cell table:formula="of:=[.L390]*24*60*60+[.$N$1]*([.P390]-1)" office:value-type="float" office:value="366.304000000008">
            <text:p>366.304</text:p>
          </table:table-cell>
          <table:table-cell table:formula="of:=CONCATENATE(&quot;T&quot;;[.P390])" office:value-type="string" office:string-value="T389">
            <text:p>T389</text:p>
          </table:table-cell>
          <table:table-cell table:formula="of:=IF([.J390]=&quot;X&quot;;1;[.P389]+1)" office:value-type="float" office:value="389">
            <text:p>389</text:p>
          </table:table-cell>
          <table:table-cell table:style-name="ce7" table:formula="of:=CONCATENATE(&quot;mv &quot;;[.K390];&quot;^&quot;;[.O390];&quot;.wav &quot;&quot;rn^&quot;;[.$E390];&quot;~&quot;;[.$B390];&quot;~&quot;;[.$C390];&quot;~&quot;;[.$A390];&quot;~&quot;;[.$F390];&quot;~&quot;;[.$D390];&quot;.wav&quot;&quot;&quot;)" office:value-type="string" office:string-value="mv 1^T389.wav &quot;rn^ZZZ~~~~~.wav&quot;">
            <text:p>mv 1^T389.wav "rn^ZZZ~~~~~.wav"</text:p>
          </table:table-cell>
          <table:table-cell table:formula="of:=CONCATENATE(&quot;-ALBUM &quot;&quot;&quot;;[.A390];&quot;&quot;&quot; -ARTIST &quot;&quot;&quot;;[.B390];&quot;&quot;&quot; -ID3V2TAG TCOM &quot;&quot;&quot;;[.C390];&quot;&quot;&quot; -GENRE &quot;&quot;&quot;;[.D390];&quot;&quot;&quot; -TITLE &quot;&quot;&quot;;[.E390];&quot;&quot;&quot; -TRACK &quot;&quot;&quot;;[.F390];&quot;&quot;&quot; -YEAR &quot;&quot;&quot;;[.H390];&quot;&quot;&quot; &quot;;[.K390];&quot;/&quot;;[.O390];&quot;.mp3&quot;)" office:value-type="string" office:string-value="-ALBUM &quot;&quot; -ARTIST &quot;&quot; -ID3V2TAG TCOM &quot;&quot; -GENRE &quot;&quot; -TITLE &quot;ZZZ&quot; -TRACK &quot;&quot; -YEAR &quot;&quot; 1/T389.mp3">
            <text:p>-ALBUM "" -ARTIST "" -ID3V2TAG TCOM "" -GENRE "" -TITLE "ZZZ" -TRACK "" -YEAR "" 1/T38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90]+1" office:value-type="float" office:value="390">
            <text:p>390</text:p>
          </table:table-cell>
          <table:table-cell table:style-name="ce3"/>
          <table:table-cell table:style-name="ce5" table:formula="of:=IF([.J391]=&quot;X&quot;;[.K390]+1;[.K390])" office:value-type="float" office:value="1">
            <text:p>1</text:p>
          </table:table-cell>
          <table:table-cell table:formula="of:=IF([.J391]=&quot;X&quot;;0;[.L390]+[.G390]+[.J391]/24/60/60)" office:value-type="time" office:time-value="PT00H09M20.304S">
            <text:p>00:09:20.30</text:p>
          </table:table-cell>
          <table:table-cell table:formula="of:=INT([.L391]*24*60)+MOD([.L391]*24*60*60;60)/100" office:value-type="float" office:value="9.20304">
            <text:p>9.203</text:p>
          </table:table-cell>
          <table:table-cell table:formula="of:=[.L391]*24*60*60+[.$N$1]*([.P391]-1)" office:value-type="float" office:value="365.804000000008">
            <text:p>365.804</text:p>
          </table:table-cell>
          <table:table-cell table:formula="of:=CONCATENATE(&quot;T&quot;;[.P391])" office:value-type="string" office:string-value="T390">
            <text:p>T390</text:p>
          </table:table-cell>
          <table:table-cell table:formula="of:=IF([.J391]=&quot;X&quot;;1;[.P390]+1)" office:value-type="float" office:value="390">
            <text:p>390</text:p>
          </table:table-cell>
          <table:table-cell table:style-name="ce7" table:formula="of:=CONCATENATE(&quot;mv &quot;;[.K391];&quot;^&quot;;[.O391];&quot;.wav &quot;&quot;rn^&quot;;[.$E391];&quot;~&quot;;[.$B391];&quot;~&quot;;[.$C391];&quot;~&quot;;[.$A391];&quot;~&quot;;[.$F391];&quot;~&quot;;[.$D391];&quot;.wav&quot;&quot;&quot;)" office:value-type="string" office:string-value="mv 1^T390.wav &quot;rn^ZZZ~~~~~.wav&quot;">
            <text:p>mv 1^T390.wav "rn^ZZZ~~~~~.wav"</text:p>
          </table:table-cell>
          <table:table-cell table:formula="of:=CONCATENATE(&quot;-ALBUM &quot;&quot;&quot;;[.A391];&quot;&quot;&quot; -ARTIST &quot;&quot;&quot;;[.B391];&quot;&quot;&quot; -ID3V2TAG TCOM &quot;&quot;&quot;;[.C391];&quot;&quot;&quot; -GENRE &quot;&quot;&quot;;[.D391];&quot;&quot;&quot; -TITLE &quot;&quot;&quot;;[.E391];&quot;&quot;&quot; -TRACK &quot;&quot;&quot;;[.F391];&quot;&quot;&quot; -YEAR &quot;&quot;&quot;;[.H391];&quot;&quot;&quot; &quot;;[.K391];&quot;/&quot;;[.O391];&quot;.mp3&quot;)" office:value-type="string" office:string-value="-ALBUM &quot;&quot; -ARTIST &quot;&quot; -ID3V2TAG TCOM &quot;&quot; -GENRE &quot;&quot; -TITLE &quot;ZZZ&quot; -TRACK &quot;&quot; -YEAR &quot;&quot; 1/T390.mp3">
            <text:p>-ALBUM "" -ARTIST "" -ID3V2TAG TCOM "" -GENRE "" -TITLE "ZZZ" -TRACK "" -YEAR "" 1/T39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91]+1" office:value-type="float" office:value="391">
            <text:p>391</text:p>
          </table:table-cell>
          <table:table-cell table:style-name="ce3"/>
          <table:table-cell table:style-name="ce5" table:formula="of:=IF([.J392]=&quot;X&quot;;[.K391]+1;[.K391])" office:value-type="float" office:value="1">
            <text:p>1</text:p>
          </table:table-cell>
          <table:table-cell table:formula="of:=IF([.J392]=&quot;X&quot;;0;[.L391]+[.G391]+[.J392]/24/60/60)" office:value-type="time" office:time-value="PT00H09M20.304S">
            <text:p>00:09:20.30</text:p>
          </table:table-cell>
          <table:table-cell table:formula="of:=INT([.L392]*24*60)+MOD([.L392]*24*60*60;60)/100" office:value-type="float" office:value="9.20304">
            <text:p>9.203</text:p>
          </table:table-cell>
          <table:table-cell table:formula="of:=[.L392]*24*60*60+[.$N$1]*([.P392]-1)" office:value-type="float" office:value="365.304000000008">
            <text:p>365.304</text:p>
          </table:table-cell>
          <table:table-cell table:formula="of:=CONCATENATE(&quot;T&quot;;[.P392])" office:value-type="string" office:string-value="T391">
            <text:p>T391</text:p>
          </table:table-cell>
          <table:table-cell table:formula="of:=IF([.J392]=&quot;X&quot;;1;[.P391]+1)" office:value-type="float" office:value="391">
            <text:p>391</text:p>
          </table:table-cell>
          <table:table-cell table:style-name="ce7" table:formula="of:=CONCATENATE(&quot;mv &quot;;[.K392];&quot;^&quot;;[.O392];&quot;.wav &quot;&quot;rn^&quot;;[.$E392];&quot;~&quot;;[.$B392];&quot;~&quot;;[.$C392];&quot;~&quot;;[.$A392];&quot;~&quot;;[.$F392];&quot;~&quot;;[.$D392];&quot;.wav&quot;&quot;&quot;)" office:value-type="string" office:string-value="mv 1^T391.wav &quot;rn^ZZZ~~~~~.wav&quot;">
            <text:p>mv 1^T391.wav "rn^ZZZ~~~~~.wav"</text:p>
          </table:table-cell>
          <table:table-cell table:formula="of:=CONCATENATE(&quot;-ALBUM &quot;&quot;&quot;;[.A392];&quot;&quot;&quot; -ARTIST &quot;&quot;&quot;;[.B392];&quot;&quot;&quot; -ID3V2TAG TCOM &quot;&quot;&quot;;[.C392];&quot;&quot;&quot; -GENRE &quot;&quot;&quot;;[.D392];&quot;&quot;&quot; -TITLE &quot;&quot;&quot;;[.E392];&quot;&quot;&quot; -TRACK &quot;&quot;&quot;;[.F392];&quot;&quot;&quot; -YEAR &quot;&quot;&quot;;[.H392];&quot;&quot;&quot; &quot;;[.K392];&quot;/&quot;;[.O392];&quot;.mp3&quot;)" office:value-type="string" office:string-value="-ALBUM &quot;&quot; -ARTIST &quot;&quot; -ID3V2TAG TCOM &quot;&quot; -GENRE &quot;&quot; -TITLE &quot;ZZZ&quot; -TRACK &quot;&quot; -YEAR &quot;&quot; 1/T391.mp3">
            <text:p>-ALBUM "" -ARTIST "" -ID3V2TAG TCOM "" -GENRE "" -TITLE "ZZZ" -TRACK "" -YEAR "" 1/T39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92]+1" office:value-type="float" office:value="392">
            <text:p>392</text:p>
          </table:table-cell>
          <table:table-cell table:style-name="ce3"/>
          <table:table-cell table:style-name="ce5" table:formula="of:=IF([.J393]=&quot;X&quot;;[.K392]+1;[.K392])" office:value-type="float" office:value="1">
            <text:p>1</text:p>
          </table:table-cell>
          <table:table-cell table:formula="of:=IF([.J393]=&quot;X&quot;;0;[.L392]+[.G392]+[.J393]/24/60/60)" office:value-type="time" office:time-value="PT00H09M20.304S">
            <text:p>00:09:20.30</text:p>
          </table:table-cell>
          <table:table-cell table:formula="of:=INT([.L393]*24*60)+MOD([.L393]*24*60*60;60)/100" office:value-type="float" office:value="9.20304">
            <text:p>9.203</text:p>
          </table:table-cell>
          <table:table-cell table:formula="of:=[.L393]*24*60*60+[.$N$1]*([.P393]-1)" office:value-type="float" office:value="364.804000000009">
            <text:p>364.804</text:p>
          </table:table-cell>
          <table:table-cell table:formula="of:=CONCATENATE(&quot;T&quot;;[.P393])" office:value-type="string" office:string-value="T392">
            <text:p>T392</text:p>
          </table:table-cell>
          <table:table-cell table:formula="of:=IF([.J393]=&quot;X&quot;;1;[.P392]+1)" office:value-type="float" office:value="392">
            <text:p>392</text:p>
          </table:table-cell>
          <table:table-cell table:style-name="ce7" table:formula="of:=CONCATENATE(&quot;mv &quot;;[.K393];&quot;^&quot;;[.O393];&quot;.wav &quot;&quot;rn^&quot;;[.$E393];&quot;~&quot;;[.$B393];&quot;~&quot;;[.$C393];&quot;~&quot;;[.$A393];&quot;~&quot;;[.$F393];&quot;~&quot;;[.$D393];&quot;.wav&quot;&quot;&quot;)" office:value-type="string" office:string-value="mv 1^T392.wav &quot;rn^ZZZ~~~~~.wav&quot;">
            <text:p>mv 1^T392.wav "rn^ZZZ~~~~~.wav"</text:p>
          </table:table-cell>
          <table:table-cell table:formula="of:=CONCATENATE(&quot;-ALBUM &quot;&quot;&quot;;[.A393];&quot;&quot;&quot; -ARTIST &quot;&quot;&quot;;[.B393];&quot;&quot;&quot; -ID3V2TAG TCOM &quot;&quot;&quot;;[.C393];&quot;&quot;&quot; -GENRE &quot;&quot;&quot;;[.D393];&quot;&quot;&quot; -TITLE &quot;&quot;&quot;;[.E393];&quot;&quot;&quot; -TRACK &quot;&quot;&quot;;[.F393];&quot;&quot;&quot; -YEAR &quot;&quot;&quot;;[.H393];&quot;&quot;&quot; &quot;;[.K393];&quot;/&quot;;[.O393];&quot;.mp3&quot;)" office:value-type="string" office:string-value="-ALBUM &quot;&quot; -ARTIST &quot;&quot; -ID3V2TAG TCOM &quot;&quot; -GENRE &quot;&quot; -TITLE &quot;ZZZ&quot; -TRACK &quot;&quot; -YEAR &quot;&quot; 1/T392.mp3">
            <text:p>-ALBUM "" -ARTIST "" -ID3V2TAG TCOM "" -GENRE "" -TITLE "ZZZ" -TRACK "" -YEAR "" 1/T39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93]+1" office:value-type="float" office:value="393">
            <text:p>393</text:p>
          </table:table-cell>
          <table:table-cell table:style-name="ce3"/>
          <table:table-cell table:style-name="ce5" table:formula="of:=IF([.J394]=&quot;X&quot;;[.K393]+1;[.K393])" office:value-type="float" office:value="1">
            <text:p>1</text:p>
          </table:table-cell>
          <table:table-cell table:formula="of:=IF([.J394]=&quot;X&quot;;0;[.L393]+[.G393]+[.J394]/24/60/60)" office:value-type="time" office:time-value="PT00H09M20.304S">
            <text:p>00:09:20.30</text:p>
          </table:table-cell>
          <table:table-cell table:formula="of:=INT([.L394]*24*60)+MOD([.L394]*24*60*60;60)/100" office:value-type="float" office:value="9.20304">
            <text:p>9.203</text:p>
          </table:table-cell>
          <table:table-cell table:formula="of:=[.L394]*24*60*60+[.$N$1]*([.P394]-1)" office:value-type="float" office:value="364.304000000008">
            <text:p>364.304</text:p>
          </table:table-cell>
          <table:table-cell table:formula="of:=CONCATENATE(&quot;T&quot;;[.P394])" office:value-type="string" office:string-value="T393">
            <text:p>T393</text:p>
          </table:table-cell>
          <table:table-cell table:formula="of:=IF([.J394]=&quot;X&quot;;1;[.P393]+1)" office:value-type="float" office:value="393">
            <text:p>393</text:p>
          </table:table-cell>
          <table:table-cell table:style-name="ce7" table:formula="of:=CONCATENATE(&quot;mv &quot;;[.K394];&quot;^&quot;;[.O394];&quot;.wav &quot;&quot;rn^&quot;;[.$E394];&quot;~&quot;;[.$B394];&quot;~&quot;;[.$C394];&quot;~&quot;;[.$A394];&quot;~&quot;;[.$F394];&quot;~&quot;;[.$D394];&quot;.wav&quot;&quot;&quot;)" office:value-type="string" office:string-value="mv 1^T393.wav &quot;rn^ZZZ~~~~~.wav&quot;">
            <text:p>mv 1^T393.wav "rn^ZZZ~~~~~.wav"</text:p>
          </table:table-cell>
          <table:table-cell table:formula="of:=CONCATENATE(&quot;-ALBUM &quot;&quot;&quot;;[.A394];&quot;&quot;&quot; -ARTIST &quot;&quot;&quot;;[.B394];&quot;&quot;&quot; -ID3V2TAG TCOM &quot;&quot;&quot;;[.C394];&quot;&quot;&quot; -GENRE &quot;&quot;&quot;;[.D394];&quot;&quot;&quot; -TITLE &quot;&quot;&quot;;[.E394];&quot;&quot;&quot; -TRACK &quot;&quot;&quot;;[.F394];&quot;&quot;&quot; -YEAR &quot;&quot;&quot;;[.H394];&quot;&quot;&quot; &quot;;[.K394];&quot;/&quot;;[.O394];&quot;.mp3&quot;)" office:value-type="string" office:string-value="-ALBUM &quot;&quot; -ARTIST &quot;&quot; -ID3V2TAG TCOM &quot;&quot; -GENRE &quot;&quot; -TITLE &quot;ZZZ&quot; -TRACK &quot;&quot; -YEAR &quot;&quot; 1/T393.mp3">
            <text:p>-ALBUM "" -ARTIST "" -ID3V2TAG TCOM "" -GENRE "" -TITLE "ZZZ" -TRACK "" -YEAR "" 1/T39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94]+1" office:value-type="float" office:value="394">
            <text:p>394</text:p>
          </table:table-cell>
          <table:table-cell table:style-name="ce3"/>
          <table:table-cell table:style-name="ce5" table:formula="of:=IF([.J395]=&quot;X&quot;;[.K394]+1;[.K394])" office:value-type="float" office:value="1">
            <text:p>1</text:p>
          </table:table-cell>
          <table:table-cell table:formula="of:=IF([.J395]=&quot;X&quot;;0;[.L394]+[.G394]+[.J395]/24/60/60)" office:value-type="time" office:time-value="PT00H09M20.304S">
            <text:p>00:09:20.30</text:p>
          </table:table-cell>
          <table:table-cell table:formula="of:=INT([.L395]*24*60)+MOD([.L395]*24*60*60;60)/100" office:value-type="float" office:value="9.20304">
            <text:p>9.203</text:p>
          </table:table-cell>
          <table:table-cell table:formula="of:=[.L395]*24*60*60+[.$N$1]*([.P395]-1)" office:value-type="float" office:value="363.804000000008">
            <text:p>363.804</text:p>
          </table:table-cell>
          <table:table-cell table:formula="of:=CONCATENATE(&quot;T&quot;;[.P395])" office:value-type="string" office:string-value="T394">
            <text:p>T394</text:p>
          </table:table-cell>
          <table:table-cell table:formula="of:=IF([.J395]=&quot;X&quot;;1;[.P394]+1)" office:value-type="float" office:value="394">
            <text:p>394</text:p>
          </table:table-cell>
          <table:table-cell table:style-name="ce7" table:formula="of:=CONCATENATE(&quot;mv &quot;;[.K395];&quot;^&quot;;[.O395];&quot;.wav &quot;&quot;rn^&quot;;[.$E395];&quot;~&quot;;[.$B395];&quot;~&quot;;[.$C395];&quot;~&quot;;[.$A395];&quot;~&quot;;[.$F395];&quot;~&quot;;[.$D395];&quot;.wav&quot;&quot;&quot;)" office:value-type="string" office:string-value="mv 1^T394.wav &quot;rn^ZZZ~~~~~.wav&quot;">
            <text:p>mv 1^T394.wav "rn^ZZZ~~~~~.wav"</text:p>
          </table:table-cell>
          <table:table-cell table:formula="of:=CONCATENATE(&quot;-ALBUM &quot;&quot;&quot;;[.A395];&quot;&quot;&quot; -ARTIST &quot;&quot;&quot;;[.B395];&quot;&quot;&quot; -ID3V2TAG TCOM &quot;&quot;&quot;;[.C395];&quot;&quot;&quot; -GENRE &quot;&quot;&quot;;[.D395];&quot;&quot;&quot; -TITLE &quot;&quot;&quot;;[.E395];&quot;&quot;&quot; -TRACK &quot;&quot;&quot;;[.F395];&quot;&quot;&quot; -YEAR &quot;&quot;&quot;;[.H395];&quot;&quot;&quot; &quot;;[.K395];&quot;/&quot;;[.O395];&quot;.mp3&quot;)" office:value-type="string" office:string-value="-ALBUM &quot;&quot; -ARTIST &quot;&quot; -ID3V2TAG TCOM &quot;&quot; -GENRE &quot;&quot; -TITLE &quot;ZZZ&quot; -TRACK &quot;&quot; -YEAR &quot;&quot; 1/T394.mp3">
            <text:p>-ALBUM "" -ARTIST "" -ID3V2TAG TCOM "" -GENRE "" -TITLE "ZZZ" -TRACK "" -YEAR "" 1/T39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95]+1" office:value-type="float" office:value="395">
            <text:p>395</text:p>
          </table:table-cell>
          <table:table-cell table:style-name="ce3"/>
          <table:table-cell table:style-name="ce5" table:formula="of:=IF([.J396]=&quot;X&quot;;[.K395]+1;[.K395])" office:value-type="float" office:value="1">
            <text:p>1</text:p>
          </table:table-cell>
          <table:table-cell table:formula="of:=IF([.J396]=&quot;X&quot;;0;[.L395]+[.G395]+[.J396]/24/60/60)" office:value-type="time" office:time-value="PT00H09M20.304S">
            <text:p>00:09:20.30</text:p>
          </table:table-cell>
          <table:table-cell table:formula="of:=INT([.L396]*24*60)+MOD([.L396]*24*60*60;60)/100" office:value-type="float" office:value="9.20304">
            <text:p>9.203</text:p>
          </table:table-cell>
          <table:table-cell table:formula="of:=[.L396]*24*60*60+[.$N$1]*([.P396]-1)" office:value-type="float" office:value="363.304000000009">
            <text:p>363.304</text:p>
          </table:table-cell>
          <table:table-cell table:formula="of:=CONCATENATE(&quot;T&quot;;[.P396])" office:value-type="string" office:string-value="T395">
            <text:p>T395</text:p>
          </table:table-cell>
          <table:table-cell table:formula="of:=IF([.J396]=&quot;X&quot;;1;[.P395]+1)" office:value-type="float" office:value="395">
            <text:p>395</text:p>
          </table:table-cell>
          <table:table-cell table:style-name="ce7" table:formula="of:=CONCATENATE(&quot;mv &quot;;[.K396];&quot;^&quot;;[.O396];&quot;.wav &quot;&quot;rn^&quot;;[.$E396];&quot;~&quot;;[.$B396];&quot;~&quot;;[.$C396];&quot;~&quot;;[.$A396];&quot;~&quot;;[.$F396];&quot;~&quot;;[.$D396];&quot;.wav&quot;&quot;&quot;)" office:value-type="string" office:string-value="mv 1^T395.wav &quot;rn^ZZZ~~~~~.wav&quot;">
            <text:p>mv 1^T395.wav "rn^ZZZ~~~~~.wav"</text:p>
          </table:table-cell>
          <table:table-cell table:formula="of:=CONCATENATE(&quot;-ALBUM &quot;&quot;&quot;;[.A396];&quot;&quot;&quot; -ARTIST &quot;&quot;&quot;;[.B396];&quot;&quot;&quot; -ID3V2TAG TCOM &quot;&quot;&quot;;[.C396];&quot;&quot;&quot; -GENRE &quot;&quot;&quot;;[.D396];&quot;&quot;&quot; -TITLE &quot;&quot;&quot;;[.E396];&quot;&quot;&quot; -TRACK &quot;&quot;&quot;;[.F396];&quot;&quot;&quot; -YEAR &quot;&quot;&quot;;[.H396];&quot;&quot;&quot; &quot;;[.K396];&quot;/&quot;;[.O396];&quot;.mp3&quot;)" office:value-type="string" office:string-value="-ALBUM &quot;&quot; -ARTIST &quot;&quot; -ID3V2TAG TCOM &quot;&quot; -GENRE &quot;&quot; -TITLE &quot;ZZZ&quot; -TRACK &quot;&quot; -YEAR &quot;&quot; 1/T395.mp3">
            <text:p>-ALBUM "" -ARTIST "" -ID3V2TAG TCOM "" -GENRE "" -TITLE "ZZZ" -TRACK "" -YEAR "" 1/T39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96]+1" office:value-type="float" office:value="396">
            <text:p>396</text:p>
          </table:table-cell>
          <table:table-cell table:style-name="ce3"/>
          <table:table-cell table:style-name="ce5" table:formula="of:=IF([.J397]=&quot;X&quot;;[.K396]+1;[.K396])" office:value-type="float" office:value="1">
            <text:p>1</text:p>
          </table:table-cell>
          <table:table-cell table:formula="of:=IF([.J397]=&quot;X&quot;;0;[.L396]+[.G396]+[.J397]/24/60/60)" office:value-type="time" office:time-value="PT00H09M20.304S">
            <text:p>00:09:20.30</text:p>
          </table:table-cell>
          <table:table-cell table:formula="of:=INT([.L397]*24*60)+MOD([.L397]*24*60*60;60)/100" office:value-type="float" office:value="9.20304">
            <text:p>9.203</text:p>
          </table:table-cell>
          <table:table-cell table:formula="of:=[.L397]*24*60*60+[.$N$1]*([.P397]-1)" office:value-type="float" office:value="362.804000000009">
            <text:p>362.804</text:p>
          </table:table-cell>
          <table:table-cell table:formula="of:=CONCATENATE(&quot;T&quot;;[.P397])" office:value-type="string" office:string-value="T396">
            <text:p>T396</text:p>
          </table:table-cell>
          <table:table-cell table:formula="of:=IF([.J397]=&quot;X&quot;;1;[.P396]+1)" office:value-type="float" office:value="396">
            <text:p>396</text:p>
          </table:table-cell>
          <table:table-cell table:style-name="ce7" table:formula="of:=CONCATENATE(&quot;mv &quot;;[.K397];&quot;^&quot;;[.O397];&quot;.wav &quot;&quot;rn^&quot;;[.$E397];&quot;~&quot;;[.$B397];&quot;~&quot;;[.$C397];&quot;~&quot;;[.$A397];&quot;~&quot;;[.$F397];&quot;~&quot;;[.$D397];&quot;.wav&quot;&quot;&quot;)" office:value-type="string" office:string-value="mv 1^T396.wav &quot;rn^ZZZ~~~~~.wav&quot;">
            <text:p>mv 1^T396.wav "rn^ZZZ~~~~~.wav"</text:p>
          </table:table-cell>
          <table:table-cell table:formula="of:=CONCATENATE(&quot;-ALBUM &quot;&quot;&quot;;[.A397];&quot;&quot;&quot; -ARTIST &quot;&quot;&quot;;[.B397];&quot;&quot;&quot; -ID3V2TAG TCOM &quot;&quot;&quot;;[.C397];&quot;&quot;&quot; -GENRE &quot;&quot;&quot;;[.D397];&quot;&quot;&quot; -TITLE &quot;&quot;&quot;;[.E397];&quot;&quot;&quot; -TRACK &quot;&quot;&quot;;[.F397];&quot;&quot;&quot; -YEAR &quot;&quot;&quot;;[.H397];&quot;&quot;&quot; &quot;;[.K397];&quot;/&quot;;[.O397];&quot;.mp3&quot;)" office:value-type="string" office:string-value="-ALBUM &quot;&quot; -ARTIST &quot;&quot; -ID3V2TAG TCOM &quot;&quot; -GENRE &quot;&quot; -TITLE &quot;ZZZ&quot; -TRACK &quot;&quot; -YEAR &quot;&quot; 1/T396.mp3">
            <text:p>-ALBUM "" -ARTIST "" -ID3V2TAG TCOM "" -GENRE "" -TITLE "ZZZ" -TRACK "" -YEAR "" 1/T39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97]+1" office:value-type="float" office:value="397">
            <text:p>397</text:p>
          </table:table-cell>
          <table:table-cell table:style-name="ce3"/>
          <table:table-cell table:style-name="ce5" table:formula="of:=IF([.J398]=&quot;X&quot;;[.K397]+1;[.K397])" office:value-type="float" office:value="1">
            <text:p>1</text:p>
          </table:table-cell>
          <table:table-cell table:formula="of:=IF([.J398]=&quot;X&quot;;0;[.L397]+[.G397]+[.J398]/24/60/60)" office:value-type="time" office:time-value="PT00H09M20.304S">
            <text:p>00:09:20.30</text:p>
          </table:table-cell>
          <table:table-cell table:formula="of:=INT([.L398]*24*60)+MOD([.L398]*24*60*60;60)/100" office:value-type="float" office:value="9.20304">
            <text:p>9.203</text:p>
          </table:table-cell>
          <table:table-cell table:formula="of:=[.L398]*24*60*60+[.$N$1]*([.P398]-1)" office:value-type="float" office:value="362.304000000009">
            <text:p>362.304</text:p>
          </table:table-cell>
          <table:table-cell table:formula="of:=CONCATENATE(&quot;T&quot;;[.P398])" office:value-type="string" office:string-value="T397">
            <text:p>T397</text:p>
          </table:table-cell>
          <table:table-cell table:formula="of:=IF([.J398]=&quot;X&quot;;1;[.P397]+1)" office:value-type="float" office:value="397">
            <text:p>397</text:p>
          </table:table-cell>
          <table:table-cell table:style-name="ce7" table:formula="of:=CONCATENATE(&quot;mv &quot;;[.K398];&quot;^&quot;;[.O398];&quot;.wav &quot;&quot;rn^&quot;;[.$E398];&quot;~&quot;;[.$B398];&quot;~&quot;;[.$C398];&quot;~&quot;;[.$A398];&quot;~&quot;;[.$F398];&quot;~&quot;;[.$D398];&quot;.wav&quot;&quot;&quot;)" office:value-type="string" office:string-value="mv 1^T397.wav &quot;rn^ZZZ~~~~~.wav&quot;">
            <text:p>mv 1^T397.wav "rn^ZZZ~~~~~.wav"</text:p>
          </table:table-cell>
          <table:table-cell table:formula="of:=CONCATENATE(&quot;-ALBUM &quot;&quot;&quot;;[.A398];&quot;&quot;&quot; -ARTIST &quot;&quot;&quot;;[.B398];&quot;&quot;&quot; -ID3V2TAG TCOM &quot;&quot;&quot;;[.C398];&quot;&quot;&quot; -GENRE &quot;&quot;&quot;;[.D398];&quot;&quot;&quot; -TITLE &quot;&quot;&quot;;[.E398];&quot;&quot;&quot; -TRACK &quot;&quot;&quot;;[.F398];&quot;&quot;&quot; -YEAR &quot;&quot;&quot;;[.H398];&quot;&quot;&quot; &quot;;[.K398];&quot;/&quot;;[.O398];&quot;.mp3&quot;)" office:value-type="string" office:string-value="-ALBUM &quot;&quot; -ARTIST &quot;&quot; -ID3V2TAG TCOM &quot;&quot; -GENRE &quot;&quot; -TITLE &quot;ZZZ&quot; -TRACK &quot;&quot; -YEAR &quot;&quot; 1/T397.mp3">
            <text:p>-ALBUM "" -ARTIST "" -ID3V2TAG TCOM "" -GENRE "" -TITLE "ZZZ" -TRACK "" -YEAR "" 1/T39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98]+1" office:value-type="float" office:value="398">
            <text:p>398</text:p>
          </table:table-cell>
          <table:table-cell table:style-name="ce3"/>
          <table:table-cell table:style-name="ce5" table:formula="of:=IF([.J399]=&quot;X&quot;;[.K398]+1;[.K398])" office:value-type="float" office:value="1">
            <text:p>1</text:p>
          </table:table-cell>
          <table:table-cell table:formula="of:=IF([.J399]=&quot;X&quot;;0;[.L398]+[.G398]+[.J399]/24/60/60)" office:value-type="time" office:time-value="PT00H09M20.304S">
            <text:p>00:09:20.30</text:p>
          </table:table-cell>
          <table:table-cell table:formula="of:=INT([.L399]*24*60)+MOD([.L399]*24*60*60;60)/100" office:value-type="float" office:value="9.20304">
            <text:p>9.203</text:p>
          </table:table-cell>
          <table:table-cell table:formula="of:=[.L399]*24*60*60+[.$N$1]*([.P399]-1)" office:value-type="float" office:value="361.804000000009">
            <text:p>361.804</text:p>
          </table:table-cell>
          <table:table-cell table:formula="of:=CONCATENATE(&quot;T&quot;;[.P399])" office:value-type="string" office:string-value="T398">
            <text:p>T398</text:p>
          </table:table-cell>
          <table:table-cell table:formula="of:=IF([.J399]=&quot;X&quot;;1;[.P398]+1)" office:value-type="float" office:value="398">
            <text:p>398</text:p>
          </table:table-cell>
          <table:table-cell table:style-name="ce7" table:formula="of:=CONCATENATE(&quot;mv &quot;;[.K399];&quot;^&quot;;[.O399];&quot;.wav &quot;&quot;rn^&quot;;[.$E399];&quot;~&quot;;[.$B399];&quot;~&quot;;[.$C399];&quot;~&quot;;[.$A399];&quot;~&quot;;[.$F399];&quot;~&quot;;[.$D399];&quot;.wav&quot;&quot;&quot;)" office:value-type="string" office:string-value="mv 1^T398.wav &quot;rn^ZZZ~~~~~.wav&quot;">
            <text:p>mv 1^T398.wav "rn^ZZZ~~~~~.wav"</text:p>
          </table:table-cell>
          <table:table-cell table:formula="of:=CONCATENATE(&quot;-ALBUM &quot;&quot;&quot;;[.A399];&quot;&quot;&quot; -ARTIST &quot;&quot;&quot;;[.B399];&quot;&quot;&quot; -ID3V2TAG TCOM &quot;&quot;&quot;;[.C399];&quot;&quot;&quot; -GENRE &quot;&quot;&quot;;[.D399];&quot;&quot;&quot; -TITLE &quot;&quot;&quot;;[.E399];&quot;&quot;&quot; -TRACK &quot;&quot;&quot;;[.F399];&quot;&quot;&quot; -YEAR &quot;&quot;&quot;;[.H399];&quot;&quot;&quot; &quot;;[.K399];&quot;/&quot;;[.O399];&quot;.mp3&quot;)" office:value-type="string" office:string-value="-ALBUM &quot;&quot; -ARTIST &quot;&quot; -ID3V2TAG TCOM &quot;&quot; -GENRE &quot;&quot; -TITLE &quot;ZZZ&quot; -TRACK &quot;&quot; -YEAR &quot;&quot; 1/T398.mp3">
            <text:p>-ALBUM "" -ARTIST "" -ID3V2TAG TCOM "" -GENRE "" -TITLE "ZZZ" -TRACK "" -YEAR "" 1/T39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399]+1" office:value-type="float" office:value="399">
            <text:p>399</text:p>
          </table:table-cell>
          <table:table-cell table:style-name="ce3"/>
          <table:table-cell table:style-name="ce5" table:formula="of:=IF([.J400]=&quot;X&quot;;[.K399]+1;[.K399])" office:value-type="float" office:value="1">
            <text:p>1</text:p>
          </table:table-cell>
          <table:table-cell table:formula="of:=IF([.J400]=&quot;X&quot;;0;[.L399]+[.G399]+[.J400]/24/60/60)" office:value-type="time" office:time-value="PT00H09M20.304S">
            <text:p>00:09:20.30</text:p>
          </table:table-cell>
          <table:table-cell table:formula="of:=INT([.L400]*24*60)+MOD([.L400]*24*60*60;60)/100" office:value-type="float" office:value="9.20304">
            <text:p>9.203</text:p>
          </table:table-cell>
          <table:table-cell table:formula="of:=[.L400]*24*60*60+[.$N$1]*([.P400]-1)" office:value-type="float" office:value="361.304000000009">
            <text:p>361.304</text:p>
          </table:table-cell>
          <table:table-cell table:formula="of:=CONCATENATE(&quot;T&quot;;[.P400])" office:value-type="string" office:string-value="T399">
            <text:p>T399</text:p>
          </table:table-cell>
          <table:table-cell table:formula="of:=IF([.J400]=&quot;X&quot;;1;[.P399]+1)" office:value-type="float" office:value="399">
            <text:p>399</text:p>
          </table:table-cell>
          <table:table-cell table:style-name="ce7" table:formula="of:=CONCATENATE(&quot;mv &quot;;[.K400];&quot;^&quot;;[.O400];&quot;.wav &quot;&quot;rn^&quot;;[.$E400];&quot;~&quot;;[.$B400];&quot;~&quot;;[.$C400];&quot;~&quot;;[.$A400];&quot;~&quot;;[.$F400];&quot;~&quot;;[.$D400];&quot;.wav&quot;&quot;&quot;)" office:value-type="string" office:string-value="mv 1^T399.wav &quot;rn^ZZZ~~~~~.wav&quot;">
            <text:p>mv 1^T399.wav "rn^ZZZ~~~~~.wav"</text:p>
          </table:table-cell>
          <table:table-cell table:formula="of:=CONCATENATE(&quot;-ALBUM &quot;&quot;&quot;;[.A400];&quot;&quot;&quot; -ARTIST &quot;&quot;&quot;;[.B400];&quot;&quot;&quot; -ID3V2TAG TCOM &quot;&quot;&quot;;[.C400];&quot;&quot;&quot; -GENRE &quot;&quot;&quot;;[.D400];&quot;&quot;&quot; -TITLE &quot;&quot;&quot;;[.E400];&quot;&quot;&quot; -TRACK &quot;&quot;&quot;;[.F400];&quot;&quot;&quot; -YEAR &quot;&quot;&quot;;[.H400];&quot;&quot;&quot; &quot;;[.K400];&quot;/&quot;;[.O400];&quot;.mp3&quot;)" office:value-type="string" office:string-value="-ALBUM &quot;&quot; -ARTIST &quot;&quot; -ID3V2TAG TCOM &quot;&quot; -GENRE &quot;&quot; -TITLE &quot;ZZZ&quot; -TRACK &quot;&quot; -YEAR &quot;&quot; 1/T399.mp3">
            <text:p>-ALBUM "" -ARTIST "" -ID3V2TAG TCOM "" -GENRE "" -TITLE "ZZZ" -TRACK "" -YEAR "" 1/T39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00]+1" office:value-type="float" office:value="400">
            <text:p>400</text:p>
          </table:table-cell>
          <table:table-cell table:style-name="ce3"/>
          <table:table-cell table:style-name="ce5" table:formula="of:=IF([.J401]=&quot;X&quot;;[.K400]+1;[.K400])" office:value-type="float" office:value="1">
            <text:p>1</text:p>
          </table:table-cell>
          <table:table-cell table:formula="of:=IF([.J401]=&quot;X&quot;;0;[.L400]+[.G400]+[.J401]/24/60/60)" office:value-type="time" office:time-value="PT00H09M20.304S">
            <text:p>00:09:20.30</text:p>
          </table:table-cell>
          <table:table-cell table:formula="of:=INT([.L401]*24*60)+MOD([.L401]*24*60*60;60)/100" office:value-type="float" office:value="9.20304">
            <text:p>9.203</text:p>
          </table:table-cell>
          <table:table-cell table:formula="of:=[.L401]*24*60*60+[.$N$1]*([.P401]-1)" office:value-type="float" office:value="360.804000000009">
            <text:p>360.804</text:p>
          </table:table-cell>
          <table:table-cell table:formula="of:=CONCATENATE(&quot;T&quot;;[.P401])" office:value-type="string" office:string-value="T400">
            <text:p>T400</text:p>
          </table:table-cell>
          <table:table-cell table:formula="of:=IF([.J401]=&quot;X&quot;;1;[.P400]+1)" office:value-type="float" office:value="400">
            <text:p>400</text:p>
          </table:table-cell>
          <table:table-cell table:style-name="ce7" table:formula="of:=CONCATENATE(&quot;mv &quot;;[.K401];&quot;^&quot;;[.O401];&quot;.wav &quot;&quot;rn^&quot;;[.$E401];&quot;~&quot;;[.$B401];&quot;~&quot;;[.$C401];&quot;~&quot;;[.$A401];&quot;~&quot;;[.$F401];&quot;~&quot;;[.$D401];&quot;.wav&quot;&quot;&quot;)" office:value-type="string" office:string-value="mv 1^T400.wav &quot;rn^ZZZ~~~~~.wav&quot;">
            <text:p>mv 1^T400.wav "rn^ZZZ~~~~~.wav"</text:p>
          </table:table-cell>
          <table:table-cell table:formula="of:=CONCATENATE(&quot;-ALBUM &quot;&quot;&quot;;[.A401];&quot;&quot;&quot; -ARTIST &quot;&quot;&quot;;[.B401];&quot;&quot;&quot; -ID3V2TAG TCOM &quot;&quot;&quot;;[.C401];&quot;&quot;&quot; -GENRE &quot;&quot;&quot;;[.D401];&quot;&quot;&quot; -TITLE &quot;&quot;&quot;;[.E401];&quot;&quot;&quot; -TRACK &quot;&quot;&quot;;[.F401];&quot;&quot;&quot; -YEAR &quot;&quot;&quot;;[.H401];&quot;&quot;&quot; &quot;;[.K401];&quot;/&quot;;[.O401];&quot;.mp3&quot;)" office:value-type="string" office:string-value="-ALBUM &quot;&quot; -ARTIST &quot;&quot; -ID3V2TAG TCOM &quot;&quot; -GENRE &quot;&quot; -TITLE &quot;ZZZ&quot; -TRACK &quot;&quot; -YEAR &quot;&quot; 1/T400.mp3">
            <text:p>-ALBUM "" -ARTIST "" -ID3V2TAG TCOM "" -GENRE "" -TITLE "ZZZ" -TRACK "" -YEAR "" 1/T40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01]+1" office:value-type="float" office:value="401">
            <text:p>401</text:p>
          </table:table-cell>
          <table:table-cell table:style-name="ce3"/>
          <table:table-cell table:style-name="ce5" table:formula="of:=IF([.J402]=&quot;X&quot;;[.K401]+1;[.K401])" office:value-type="float" office:value="1">
            <text:p>1</text:p>
          </table:table-cell>
          <table:table-cell table:formula="of:=IF([.J402]=&quot;X&quot;;0;[.L401]+[.G401]+[.J402]/24/60/60)" office:value-type="time" office:time-value="PT00H09M20.304S">
            <text:p>00:09:20.30</text:p>
          </table:table-cell>
          <table:table-cell table:formula="of:=INT([.L402]*24*60)+MOD([.L402]*24*60*60;60)/100" office:value-type="float" office:value="9.20304">
            <text:p>9.203</text:p>
          </table:table-cell>
          <table:table-cell table:formula="of:=[.L402]*24*60*60+[.$N$1]*([.P402]-1)" office:value-type="float" office:value="360.304000000009">
            <text:p>360.304</text:p>
          </table:table-cell>
          <table:table-cell table:formula="of:=CONCATENATE(&quot;T&quot;;[.P402])" office:value-type="string" office:string-value="T401">
            <text:p>T401</text:p>
          </table:table-cell>
          <table:table-cell table:formula="of:=IF([.J402]=&quot;X&quot;;1;[.P401]+1)" office:value-type="float" office:value="401">
            <text:p>401</text:p>
          </table:table-cell>
          <table:table-cell table:style-name="ce7" table:formula="of:=CONCATENATE(&quot;mv &quot;;[.K402];&quot;^&quot;;[.O402];&quot;.wav &quot;&quot;rn^&quot;;[.$E402];&quot;~&quot;;[.$B402];&quot;~&quot;;[.$C402];&quot;~&quot;;[.$A402];&quot;~&quot;;[.$F402];&quot;~&quot;;[.$D402];&quot;.wav&quot;&quot;&quot;)" office:value-type="string" office:string-value="mv 1^T401.wav &quot;rn^ZZZ~~~~~.wav&quot;">
            <text:p>mv 1^T401.wav "rn^ZZZ~~~~~.wav"</text:p>
          </table:table-cell>
          <table:table-cell table:formula="of:=CONCATENATE(&quot;-ALBUM &quot;&quot;&quot;;[.A402];&quot;&quot;&quot; -ARTIST &quot;&quot;&quot;;[.B402];&quot;&quot;&quot; -ID3V2TAG TCOM &quot;&quot;&quot;;[.C402];&quot;&quot;&quot; -GENRE &quot;&quot;&quot;;[.D402];&quot;&quot;&quot; -TITLE &quot;&quot;&quot;;[.E402];&quot;&quot;&quot; -TRACK &quot;&quot;&quot;;[.F402];&quot;&quot;&quot; -YEAR &quot;&quot;&quot;;[.H402];&quot;&quot;&quot; &quot;;[.K402];&quot;/&quot;;[.O402];&quot;.mp3&quot;)" office:value-type="string" office:string-value="-ALBUM &quot;&quot; -ARTIST &quot;&quot; -ID3V2TAG TCOM &quot;&quot; -GENRE &quot;&quot; -TITLE &quot;ZZZ&quot; -TRACK &quot;&quot; -YEAR &quot;&quot; 1/T401.mp3">
            <text:p>-ALBUM "" -ARTIST "" -ID3V2TAG TCOM "" -GENRE "" -TITLE "ZZZ" -TRACK "" -YEAR "" 1/T40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02]+1" office:value-type="float" office:value="402">
            <text:p>402</text:p>
          </table:table-cell>
          <table:table-cell table:style-name="ce3"/>
          <table:table-cell table:style-name="ce5" table:formula="of:=IF([.J403]=&quot;X&quot;;[.K402]+1;[.K402])" office:value-type="float" office:value="1">
            <text:p>1</text:p>
          </table:table-cell>
          <table:table-cell table:formula="of:=IF([.J403]=&quot;X&quot;;0;[.L402]+[.G402]+[.J403]/24/60/60)" office:value-type="time" office:time-value="PT00H09M20.304S">
            <text:p>00:09:20.30</text:p>
          </table:table-cell>
          <table:table-cell table:formula="of:=INT([.L403]*24*60)+MOD([.L403]*24*60*60;60)/100" office:value-type="float" office:value="9.20304">
            <text:p>9.203</text:p>
          </table:table-cell>
          <table:table-cell table:formula="of:=[.L403]*24*60*60+[.$N$1]*([.P403]-1)" office:value-type="float" office:value="359.804000000009">
            <text:p>359.804</text:p>
          </table:table-cell>
          <table:table-cell table:formula="of:=CONCATENATE(&quot;T&quot;;[.P403])" office:value-type="string" office:string-value="T402">
            <text:p>T402</text:p>
          </table:table-cell>
          <table:table-cell table:formula="of:=IF([.J403]=&quot;X&quot;;1;[.P402]+1)" office:value-type="float" office:value="402">
            <text:p>402</text:p>
          </table:table-cell>
          <table:table-cell table:style-name="ce7" table:formula="of:=CONCATENATE(&quot;mv &quot;;[.K403];&quot;^&quot;;[.O403];&quot;.wav &quot;&quot;rn^&quot;;[.$E403];&quot;~&quot;;[.$B403];&quot;~&quot;;[.$C403];&quot;~&quot;;[.$A403];&quot;~&quot;;[.$F403];&quot;~&quot;;[.$D403];&quot;.wav&quot;&quot;&quot;)" office:value-type="string" office:string-value="mv 1^T402.wav &quot;rn^ZZZ~~~~~.wav&quot;">
            <text:p>mv 1^T402.wav "rn^ZZZ~~~~~.wav"</text:p>
          </table:table-cell>
          <table:table-cell table:formula="of:=CONCATENATE(&quot;-ALBUM &quot;&quot;&quot;;[.A403];&quot;&quot;&quot; -ARTIST &quot;&quot;&quot;;[.B403];&quot;&quot;&quot; -ID3V2TAG TCOM &quot;&quot;&quot;;[.C403];&quot;&quot;&quot; -GENRE &quot;&quot;&quot;;[.D403];&quot;&quot;&quot; -TITLE &quot;&quot;&quot;;[.E403];&quot;&quot;&quot; -TRACK &quot;&quot;&quot;;[.F403];&quot;&quot;&quot; -YEAR &quot;&quot;&quot;;[.H403];&quot;&quot;&quot; &quot;;[.K403];&quot;/&quot;;[.O403];&quot;.mp3&quot;)" office:value-type="string" office:string-value="-ALBUM &quot;&quot; -ARTIST &quot;&quot; -ID3V2TAG TCOM &quot;&quot; -GENRE &quot;&quot; -TITLE &quot;ZZZ&quot; -TRACK &quot;&quot; -YEAR &quot;&quot; 1/T402.mp3">
            <text:p>-ALBUM "" -ARTIST "" -ID3V2TAG TCOM "" -GENRE "" -TITLE "ZZZ" -TRACK "" -YEAR "" 1/T40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03]+1" office:value-type="float" office:value="403">
            <text:p>403</text:p>
          </table:table-cell>
          <table:table-cell table:style-name="ce3"/>
          <table:table-cell table:style-name="ce5" table:formula="of:=IF([.J404]=&quot;X&quot;;[.K403]+1;[.K403])" office:value-type="float" office:value="1">
            <text:p>1</text:p>
          </table:table-cell>
          <table:table-cell table:formula="of:=IF([.J404]=&quot;X&quot;;0;[.L403]+[.G403]+[.J404]/24/60/60)" office:value-type="time" office:time-value="PT00H09M20.304S">
            <text:p>00:09:20.30</text:p>
          </table:table-cell>
          <table:table-cell table:formula="of:=INT([.L404]*24*60)+MOD([.L404]*24*60*60;60)/100" office:value-type="float" office:value="9.20304">
            <text:p>9.203</text:p>
          </table:table-cell>
          <table:table-cell table:formula="of:=[.L404]*24*60*60+[.$N$1]*([.P404]-1)" office:value-type="float" office:value="359.304000000009">
            <text:p>359.304</text:p>
          </table:table-cell>
          <table:table-cell table:formula="of:=CONCATENATE(&quot;T&quot;;[.P404])" office:value-type="string" office:string-value="T403">
            <text:p>T403</text:p>
          </table:table-cell>
          <table:table-cell table:formula="of:=IF([.J404]=&quot;X&quot;;1;[.P403]+1)" office:value-type="float" office:value="403">
            <text:p>403</text:p>
          </table:table-cell>
          <table:table-cell table:style-name="ce7" table:formula="of:=CONCATENATE(&quot;mv &quot;;[.K404];&quot;^&quot;;[.O404];&quot;.wav &quot;&quot;rn^&quot;;[.$E404];&quot;~&quot;;[.$B404];&quot;~&quot;;[.$C404];&quot;~&quot;;[.$A404];&quot;~&quot;;[.$F404];&quot;~&quot;;[.$D404];&quot;.wav&quot;&quot;&quot;)" office:value-type="string" office:string-value="mv 1^T403.wav &quot;rn^ZZZ~~~~~.wav&quot;">
            <text:p>mv 1^T403.wav "rn^ZZZ~~~~~.wav"</text:p>
          </table:table-cell>
          <table:table-cell table:formula="of:=CONCATENATE(&quot;-ALBUM &quot;&quot;&quot;;[.A404];&quot;&quot;&quot; -ARTIST &quot;&quot;&quot;;[.B404];&quot;&quot;&quot; -ID3V2TAG TCOM &quot;&quot;&quot;;[.C404];&quot;&quot;&quot; -GENRE &quot;&quot;&quot;;[.D404];&quot;&quot;&quot; -TITLE &quot;&quot;&quot;;[.E404];&quot;&quot;&quot; -TRACK &quot;&quot;&quot;;[.F404];&quot;&quot;&quot; -YEAR &quot;&quot;&quot;;[.H404];&quot;&quot;&quot; &quot;;[.K404];&quot;/&quot;;[.O404];&quot;.mp3&quot;)" office:value-type="string" office:string-value="-ALBUM &quot;&quot; -ARTIST &quot;&quot; -ID3V2TAG TCOM &quot;&quot; -GENRE &quot;&quot; -TITLE &quot;ZZZ&quot; -TRACK &quot;&quot; -YEAR &quot;&quot; 1/T403.mp3">
            <text:p>-ALBUM "" -ARTIST "" -ID3V2TAG TCOM "" -GENRE "" -TITLE "ZZZ" -TRACK "" -YEAR "" 1/T40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04]+1" office:value-type="float" office:value="404">
            <text:p>404</text:p>
          </table:table-cell>
          <table:table-cell table:style-name="ce3"/>
          <table:table-cell table:style-name="ce5" table:formula="of:=IF([.J405]=&quot;X&quot;;[.K404]+1;[.K404])" office:value-type="float" office:value="1">
            <text:p>1</text:p>
          </table:table-cell>
          <table:table-cell table:formula="of:=IF([.J405]=&quot;X&quot;;0;[.L404]+[.G404]+[.J405]/24/60/60)" office:value-type="time" office:time-value="PT00H09M20.304S">
            <text:p>00:09:20.30</text:p>
          </table:table-cell>
          <table:table-cell table:formula="of:=INT([.L405]*24*60)+MOD([.L405]*24*60*60;60)/100" office:value-type="float" office:value="9.20304">
            <text:p>9.203</text:p>
          </table:table-cell>
          <table:table-cell table:formula="of:=[.L405]*24*60*60+[.$N$1]*([.P405]-1)" office:value-type="float" office:value="358.804000000009">
            <text:p>358.804</text:p>
          </table:table-cell>
          <table:table-cell table:formula="of:=CONCATENATE(&quot;T&quot;;[.P405])" office:value-type="string" office:string-value="T404">
            <text:p>T404</text:p>
          </table:table-cell>
          <table:table-cell table:formula="of:=IF([.J405]=&quot;X&quot;;1;[.P404]+1)" office:value-type="float" office:value="404">
            <text:p>404</text:p>
          </table:table-cell>
          <table:table-cell table:style-name="ce7" table:formula="of:=CONCATENATE(&quot;mv &quot;;[.K405];&quot;^&quot;;[.O405];&quot;.wav &quot;&quot;rn^&quot;;[.$E405];&quot;~&quot;;[.$B405];&quot;~&quot;;[.$C405];&quot;~&quot;;[.$A405];&quot;~&quot;;[.$F405];&quot;~&quot;;[.$D405];&quot;.wav&quot;&quot;&quot;)" office:value-type="string" office:string-value="mv 1^T404.wav &quot;rn^ZZZ~~~~~.wav&quot;">
            <text:p>mv 1^T404.wav "rn^ZZZ~~~~~.wav"</text:p>
          </table:table-cell>
          <table:table-cell table:formula="of:=CONCATENATE(&quot;-ALBUM &quot;&quot;&quot;;[.A405];&quot;&quot;&quot; -ARTIST &quot;&quot;&quot;;[.B405];&quot;&quot;&quot; -ID3V2TAG TCOM &quot;&quot;&quot;;[.C405];&quot;&quot;&quot; -GENRE &quot;&quot;&quot;;[.D405];&quot;&quot;&quot; -TITLE &quot;&quot;&quot;;[.E405];&quot;&quot;&quot; -TRACK &quot;&quot;&quot;;[.F405];&quot;&quot;&quot; -YEAR &quot;&quot;&quot;;[.H405];&quot;&quot;&quot; &quot;;[.K405];&quot;/&quot;;[.O405];&quot;.mp3&quot;)" office:value-type="string" office:string-value="-ALBUM &quot;&quot; -ARTIST &quot;&quot; -ID3V2TAG TCOM &quot;&quot; -GENRE &quot;&quot; -TITLE &quot;ZZZ&quot; -TRACK &quot;&quot; -YEAR &quot;&quot; 1/T404.mp3">
            <text:p>-ALBUM "" -ARTIST "" -ID3V2TAG TCOM "" -GENRE "" -TITLE "ZZZ" -TRACK "" -YEAR "" 1/T40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05]+1" office:value-type="float" office:value="405">
            <text:p>405</text:p>
          </table:table-cell>
          <table:table-cell table:style-name="ce3"/>
          <table:table-cell table:style-name="ce5" table:formula="of:=IF([.J406]=&quot;X&quot;;[.K405]+1;[.K405])" office:value-type="float" office:value="1">
            <text:p>1</text:p>
          </table:table-cell>
          <table:table-cell table:formula="of:=IF([.J406]=&quot;X&quot;;0;[.L405]+[.G405]+[.J406]/24/60/60)" office:value-type="time" office:time-value="PT00H09M20.304S">
            <text:p>00:09:20.30</text:p>
          </table:table-cell>
          <table:table-cell table:formula="of:=INT([.L406]*24*60)+MOD([.L406]*24*60*60;60)/100" office:value-type="float" office:value="9.20304">
            <text:p>9.203</text:p>
          </table:table-cell>
          <table:table-cell table:formula="of:=[.L406]*24*60*60+[.$N$1]*([.P406]-1)" office:value-type="float" office:value="358.304000000009">
            <text:p>358.304</text:p>
          </table:table-cell>
          <table:table-cell table:formula="of:=CONCATENATE(&quot;T&quot;;[.P406])" office:value-type="string" office:string-value="T405">
            <text:p>T405</text:p>
          </table:table-cell>
          <table:table-cell table:formula="of:=IF([.J406]=&quot;X&quot;;1;[.P405]+1)" office:value-type="float" office:value="405">
            <text:p>405</text:p>
          </table:table-cell>
          <table:table-cell table:style-name="ce7" table:formula="of:=CONCATENATE(&quot;mv &quot;;[.K406];&quot;^&quot;;[.O406];&quot;.wav &quot;&quot;rn^&quot;;[.$E406];&quot;~&quot;;[.$B406];&quot;~&quot;;[.$C406];&quot;~&quot;;[.$A406];&quot;~&quot;;[.$F406];&quot;~&quot;;[.$D406];&quot;.wav&quot;&quot;&quot;)" office:value-type="string" office:string-value="mv 1^T405.wav &quot;rn^ZZZ~~~~~.wav&quot;">
            <text:p>mv 1^T405.wav "rn^ZZZ~~~~~.wav"</text:p>
          </table:table-cell>
          <table:table-cell table:formula="of:=CONCATENATE(&quot;-ALBUM &quot;&quot;&quot;;[.A406];&quot;&quot;&quot; -ARTIST &quot;&quot;&quot;;[.B406];&quot;&quot;&quot; -ID3V2TAG TCOM &quot;&quot;&quot;;[.C406];&quot;&quot;&quot; -GENRE &quot;&quot;&quot;;[.D406];&quot;&quot;&quot; -TITLE &quot;&quot;&quot;;[.E406];&quot;&quot;&quot; -TRACK &quot;&quot;&quot;;[.F406];&quot;&quot;&quot; -YEAR &quot;&quot;&quot;;[.H406];&quot;&quot;&quot; &quot;;[.K406];&quot;/&quot;;[.O406];&quot;.mp3&quot;)" office:value-type="string" office:string-value="-ALBUM &quot;&quot; -ARTIST &quot;&quot; -ID3V2TAG TCOM &quot;&quot; -GENRE &quot;&quot; -TITLE &quot;ZZZ&quot; -TRACK &quot;&quot; -YEAR &quot;&quot; 1/T405.mp3">
            <text:p>-ALBUM "" -ARTIST "" -ID3V2TAG TCOM "" -GENRE "" -TITLE "ZZZ" -TRACK "" -YEAR "" 1/T40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06]+1" office:value-type="float" office:value="406">
            <text:p>406</text:p>
          </table:table-cell>
          <table:table-cell table:style-name="ce3"/>
          <table:table-cell table:style-name="ce5" table:formula="of:=IF([.J407]=&quot;X&quot;;[.K406]+1;[.K406])" office:value-type="float" office:value="1">
            <text:p>1</text:p>
          </table:table-cell>
          <table:table-cell table:formula="of:=IF([.J407]=&quot;X&quot;;0;[.L406]+[.G406]+[.J407]/24/60/60)" office:value-type="time" office:time-value="PT00H09M20.304S">
            <text:p>00:09:20.30</text:p>
          </table:table-cell>
          <table:table-cell table:formula="of:=INT([.L407]*24*60)+MOD([.L407]*24*60*60;60)/100" office:value-type="float" office:value="9.20304">
            <text:p>9.203</text:p>
          </table:table-cell>
          <table:table-cell table:formula="of:=[.L407]*24*60*60+[.$N$1]*([.P407]-1)" office:value-type="float" office:value="357.804000000009">
            <text:p>357.804</text:p>
          </table:table-cell>
          <table:table-cell table:formula="of:=CONCATENATE(&quot;T&quot;;[.P407])" office:value-type="string" office:string-value="T406">
            <text:p>T406</text:p>
          </table:table-cell>
          <table:table-cell table:formula="of:=IF([.J407]=&quot;X&quot;;1;[.P406]+1)" office:value-type="float" office:value="406">
            <text:p>406</text:p>
          </table:table-cell>
          <table:table-cell table:style-name="ce7" table:formula="of:=CONCATENATE(&quot;mv &quot;;[.K407];&quot;^&quot;;[.O407];&quot;.wav &quot;&quot;rn^&quot;;[.$E407];&quot;~&quot;;[.$B407];&quot;~&quot;;[.$C407];&quot;~&quot;;[.$A407];&quot;~&quot;;[.$F407];&quot;~&quot;;[.$D407];&quot;.wav&quot;&quot;&quot;)" office:value-type="string" office:string-value="mv 1^T406.wav &quot;rn^ZZZ~~~~~.wav&quot;">
            <text:p>mv 1^T406.wav "rn^ZZZ~~~~~.wav"</text:p>
          </table:table-cell>
          <table:table-cell table:formula="of:=CONCATENATE(&quot;-ALBUM &quot;&quot;&quot;;[.A407];&quot;&quot;&quot; -ARTIST &quot;&quot;&quot;;[.B407];&quot;&quot;&quot; -ID3V2TAG TCOM &quot;&quot;&quot;;[.C407];&quot;&quot;&quot; -GENRE &quot;&quot;&quot;;[.D407];&quot;&quot;&quot; -TITLE &quot;&quot;&quot;;[.E407];&quot;&quot;&quot; -TRACK &quot;&quot;&quot;;[.F407];&quot;&quot;&quot; -YEAR &quot;&quot;&quot;;[.H407];&quot;&quot;&quot; &quot;;[.K407];&quot;/&quot;;[.O407];&quot;.mp3&quot;)" office:value-type="string" office:string-value="-ALBUM &quot;&quot; -ARTIST &quot;&quot; -ID3V2TAG TCOM &quot;&quot; -GENRE &quot;&quot; -TITLE &quot;ZZZ&quot; -TRACK &quot;&quot; -YEAR &quot;&quot; 1/T406.mp3">
            <text:p>-ALBUM "" -ARTIST "" -ID3V2TAG TCOM "" -GENRE "" -TITLE "ZZZ" -TRACK "" -YEAR "" 1/T40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07]+1" office:value-type="float" office:value="407">
            <text:p>407</text:p>
          </table:table-cell>
          <table:table-cell table:style-name="ce3"/>
          <table:table-cell table:style-name="ce5" table:formula="of:=IF([.J408]=&quot;X&quot;;[.K407]+1;[.K407])" office:value-type="float" office:value="1">
            <text:p>1</text:p>
          </table:table-cell>
          <table:table-cell table:formula="of:=IF([.J408]=&quot;X&quot;;0;[.L407]+[.G407]+[.J408]/24/60/60)" office:value-type="time" office:time-value="PT00H09M20.304S">
            <text:p>00:09:20.30</text:p>
          </table:table-cell>
          <table:table-cell table:formula="of:=INT([.L408]*24*60)+MOD([.L408]*24*60*60;60)/100" office:value-type="float" office:value="9.20304">
            <text:p>9.203</text:p>
          </table:table-cell>
          <table:table-cell table:formula="of:=[.L408]*24*60*60+[.$N$1]*([.P408]-1)" office:value-type="float" office:value="357.304000000009">
            <text:p>357.304</text:p>
          </table:table-cell>
          <table:table-cell table:formula="of:=CONCATENATE(&quot;T&quot;;[.P408])" office:value-type="string" office:string-value="T407">
            <text:p>T407</text:p>
          </table:table-cell>
          <table:table-cell table:formula="of:=IF([.J408]=&quot;X&quot;;1;[.P407]+1)" office:value-type="float" office:value="407">
            <text:p>407</text:p>
          </table:table-cell>
          <table:table-cell table:style-name="ce7" table:formula="of:=CONCATENATE(&quot;mv &quot;;[.K408];&quot;^&quot;;[.O408];&quot;.wav &quot;&quot;rn^&quot;;[.$E408];&quot;~&quot;;[.$B408];&quot;~&quot;;[.$C408];&quot;~&quot;;[.$A408];&quot;~&quot;;[.$F408];&quot;~&quot;;[.$D408];&quot;.wav&quot;&quot;&quot;)" office:value-type="string" office:string-value="mv 1^T407.wav &quot;rn^ZZZ~~~~~.wav&quot;">
            <text:p>mv 1^T407.wav "rn^ZZZ~~~~~.wav"</text:p>
          </table:table-cell>
          <table:table-cell table:formula="of:=CONCATENATE(&quot;-ALBUM &quot;&quot;&quot;;[.A408];&quot;&quot;&quot; -ARTIST &quot;&quot;&quot;;[.B408];&quot;&quot;&quot; -ID3V2TAG TCOM &quot;&quot;&quot;;[.C408];&quot;&quot;&quot; -GENRE &quot;&quot;&quot;;[.D408];&quot;&quot;&quot; -TITLE &quot;&quot;&quot;;[.E408];&quot;&quot;&quot; -TRACK &quot;&quot;&quot;;[.F408];&quot;&quot;&quot; -YEAR &quot;&quot;&quot;;[.H408];&quot;&quot;&quot; &quot;;[.K408];&quot;/&quot;;[.O408];&quot;.mp3&quot;)" office:value-type="string" office:string-value="-ALBUM &quot;&quot; -ARTIST &quot;&quot; -ID3V2TAG TCOM &quot;&quot; -GENRE &quot;&quot; -TITLE &quot;ZZZ&quot; -TRACK &quot;&quot; -YEAR &quot;&quot; 1/T407.mp3">
            <text:p>-ALBUM "" -ARTIST "" -ID3V2TAG TCOM "" -GENRE "" -TITLE "ZZZ" -TRACK "" -YEAR "" 1/T40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08]+1" office:value-type="float" office:value="408">
            <text:p>408</text:p>
          </table:table-cell>
          <table:table-cell table:style-name="ce3"/>
          <table:table-cell table:style-name="ce5" table:formula="of:=IF([.J409]=&quot;X&quot;;[.K408]+1;[.K408])" office:value-type="float" office:value="1">
            <text:p>1</text:p>
          </table:table-cell>
          <table:table-cell table:formula="of:=IF([.J409]=&quot;X&quot;;0;[.L408]+[.G408]+[.J409]/24/60/60)" office:value-type="time" office:time-value="PT00H09M20.304S">
            <text:p>00:09:20.30</text:p>
          </table:table-cell>
          <table:table-cell table:formula="of:=INT([.L409]*24*60)+MOD([.L409]*24*60*60;60)/100" office:value-type="float" office:value="9.20304">
            <text:p>9.203</text:p>
          </table:table-cell>
          <table:table-cell table:formula="of:=[.L409]*24*60*60+[.$N$1]*([.P409]-1)" office:value-type="float" office:value="356.804000000009">
            <text:p>356.804</text:p>
          </table:table-cell>
          <table:table-cell table:formula="of:=CONCATENATE(&quot;T&quot;;[.P409])" office:value-type="string" office:string-value="T408">
            <text:p>T408</text:p>
          </table:table-cell>
          <table:table-cell table:formula="of:=IF([.J409]=&quot;X&quot;;1;[.P408]+1)" office:value-type="float" office:value="408">
            <text:p>408</text:p>
          </table:table-cell>
          <table:table-cell table:style-name="ce7" table:formula="of:=CONCATENATE(&quot;mv &quot;;[.K409];&quot;^&quot;;[.O409];&quot;.wav &quot;&quot;rn^&quot;;[.$E409];&quot;~&quot;;[.$B409];&quot;~&quot;;[.$C409];&quot;~&quot;;[.$A409];&quot;~&quot;;[.$F409];&quot;~&quot;;[.$D409];&quot;.wav&quot;&quot;&quot;)" office:value-type="string" office:string-value="mv 1^T408.wav &quot;rn^ZZZ~~~~~.wav&quot;">
            <text:p>mv 1^T408.wav "rn^ZZZ~~~~~.wav"</text:p>
          </table:table-cell>
          <table:table-cell table:formula="of:=CONCATENATE(&quot;-ALBUM &quot;&quot;&quot;;[.A409];&quot;&quot;&quot; -ARTIST &quot;&quot;&quot;;[.B409];&quot;&quot;&quot; -ID3V2TAG TCOM &quot;&quot;&quot;;[.C409];&quot;&quot;&quot; -GENRE &quot;&quot;&quot;;[.D409];&quot;&quot;&quot; -TITLE &quot;&quot;&quot;;[.E409];&quot;&quot;&quot; -TRACK &quot;&quot;&quot;;[.F409];&quot;&quot;&quot; -YEAR &quot;&quot;&quot;;[.H409];&quot;&quot;&quot; &quot;;[.K409];&quot;/&quot;;[.O409];&quot;.mp3&quot;)" office:value-type="string" office:string-value="-ALBUM &quot;&quot; -ARTIST &quot;&quot; -ID3V2TAG TCOM &quot;&quot; -GENRE &quot;&quot; -TITLE &quot;ZZZ&quot; -TRACK &quot;&quot; -YEAR &quot;&quot; 1/T408.mp3">
            <text:p>-ALBUM "" -ARTIST "" -ID3V2TAG TCOM "" -GENRE "" -TITLE "ZZZ" -TRACK "" -YEAR "" 1/T40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09]+1" office:value-type="float" office:value="409">
            <text:p>409</text:p>
          </table:table-cell>
          <table:table-cell table:style-name="ce3"/>
          <table:table-cell table:style-name="ce5" table:formula="of:=IF([.J410]=&quot;X&quot;;[.K409]+1;[.K409])" office:value-type="float" office:value="1">
            <text:p>1</text:p>
          </table:table-cell>
          <table:table-cell table:formula="of:=IF([.J410]=&quot;X&quot;;0;[.L409]+[.G409]+[.J410]/24/60/60)" office:value-type="time" office:time-value="PT00H09M20.304S">
            <text:p>00:09:20.30</text:p>
          </table:table-cell>
          <table:table-cell table:formula="of:=INT([.L410]*24*60)+MOD([.L410]*24*60*60;60)/100" office:value-type="float" office:value="9.20304">
            <text:p>9.203</text:p>
          </table:table-cell>
          <table:table-cell table:formula="of:=[.L410]*24*60*60+[.$N$1]*([.P410]-1)" office:value-type="float" office:value="356.304000000009">
            <text:p>356.304</text:p>
          </table:table-cell>
          <table:table-cell table:formula="of:=CONCATENATE(&quot;T&quot;;[.P410])" office:value-type="string" office:string-value="T409">
            <text:p>T409</text:p>
          </table:table-cell>
          <table:table-cell table:formula="of:=IF([.J410]=&quot;X&quot;;1;[.P409]+1)" office:value-type="float" office:value="409">
            <text:p>409</text:p>
          </table:table-cell>
          <table:table-cell table:style-name="ce7" table:formula="of:=CONCATENATE(&quot;mv &quot;;[.K410];&quot;^&quot;;[.O410];&quot;.wav &quot;&quot;rn^&quot;;[.$E410];&quot;~&quot;;[.$B410];&quot;~&quot;;[.$C410];&quot;~&quot;;[.$A410];&quot;~&quot;;[.$F410];&quot;~&quot;;[.$D410];&quot;.wav&quot;&quot;&quot;)" office:value-type="string" office:string-value="mv 1^T409.wav &quot;rn^ZZZ~~~~~.wav&quot;">
            <text:p>mv 1^T409.wav "rn^ZZZ~~~~~.wav"</text:p>
          </table:table-cell>
          <table:table-cell table:formula="of:=CONCATENATE(&quot;-ALBUM &quot;&quot;&quot;;[.A410];&quot;&quot;&quot; -ARTIST &quot;&quot;&quot;;[.B410];&quot;&quot;&quot; -ID3V2TAG TCOM &quot;&quot;&quot;;[.C410];&quot;&quot;&quot; -GENRE &quot;&quot;&quot;;[.D410];&quot;&quot;&quot; -TITLE &quot;&quot;&quot;;[.E410];&quot;&quot;&quot; -TRACK &quot;&quot;&quot;;[.F410];&quot;&quot;&quot; -YEAR &quot;&quot;&quot;;[.H410];&quot;&quot;&quot; &quot;;[.K410];&quot;/&quot;;[.O410];&quot;.mp3&quot;)" office:value-type="string" office:string-value="-ALBUM &quot;&quot; -ARTIST &quot;&quot; -ID3V2TAG TCOM &quot;&quot; -GENRE &quot;&quot; -TITLE &quot;ZZZ&quot; -TRACK &quot;&quot; -YEAR &quot;&quot; 1/T409.mp3">
            <text:p>-ALBUM "" -ARTIST "" -ID3V2TAG TCOM "" -GENRE "" -TITLE "ZZZ" -TRACK "" -YEAR "" 1/T40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10]+1" office:value-type="float" office:value="410">
            <text:p>410</text:p>
          </table:table-cell>
          <table:table-cell table:style-name="ce3"/>
          <table:table-cell table:style-name="ce5" table:formula="of:=IF([.J411]=&quot;X&quot;;[.K410]+1;[.K410])" office:value-type="float" office:value="1">
            <text:p>1</text:p>
          </table:table-cell>
          <table:table-cell table:formula="of:=IF([.J411]=&quot;X&quot;;0;[.L410]+[.G410]+[.J411]/24/60/60)" office:value-type="time" office:time-value="PT00H09M20.304S">
            <text:p>00:09:20.30</text:p>
          </table:table-cell>
          <table:table-cell table:formula="of:=INT([.L411]*24*60)+MOD([.L411]*24*60*60;60)/100" office:value-type="float" office:value="9.20304">
            <text:p>9.203</text:p>
          </table:table-cell>
          <table:table-cell table:formula="of:=[.L411]*24*60*60+[.$N$1]*([.P411]-1)" office:value-type="float" office:value="355.804000000009">
            <text:p>355.804</text:p>
          </table:table-cell>
          <table:table-cell table:formula="of:=CONCATENATE(&quot;T&quot;;[.P411])" office:value-type="string" office:string-value="T410">
            <text:p>T410</text:p>
          </table:table-cell>
          <table:table-cell table:formula="of:=IF([.J411]=&quot;X&quot;;1;[.P410]+1)" office:value-type="float" office:value="410">
            <text:p>410</text:p>
          </table:table-cell>
          <table:table-cell table:style-name="ce7" table:formula="of:=CONCATENATE(&quot;mv &quot;;[.K411];&quot;^&quot;;[.O411];&quot;.wav &quot;&quot;rn^&quot;;[.$E411];&quot;~&quot;;[.$B411];&quot;~&quot;;[.$C411];&quot;~&quot;;[.$A411];&quot;~&quot;;[.$F411];&quot;~&quot;;[.$D411];&quot;.wav&quot;&quot;&quot;)" office:value-type="string" office:string-value="mv 1^T410.wav &quot;rn^ZZZ~~~~~.wav&quot;">
            <text:p>mv 1^T410.wav "rn^ZZZ~~~~~.wav"</text:p>
          </table:table-cell>
          <table:table-cell table:formula="of:=CONCATENATE(&quot;-ALBUM &quot;&quot;&quot;;[.A411];&quot;&quot;&quot; -ARTIST &quot;&quot;&quot;;[.B411];&quot;&quot;&quot; -ID3V2TAG TCOM &quot;&quot;&quot;;[.C411];&quot;&quot;&quot; -GENRE &quot;&quot;&quot;;[.D411];&quot;&quot;&quot; -TITLE &quot;&quot;&quot;;[.E411];&quot;&quot;&quot; -TRACK &quot;&quot;&quot;;[.F411];&quot;&quot;&quot; -YEAR &quot;&quot;&quot;;[.H411];&quot;&quot;&quot; &quot;;[.K411];&quot;/&quot;;[.O411];&quot;.mp3&quot;)" office:value-type="string" office:string-value="-ALBUM &quot;&quot; -ARTIST &quot;&quot; -ID3V2TAG TCOM &quot;&quot; -GENRE &quot;&quot; -TITLE &quot;ZZZ&quot; -TRACK &quot;&quot; -YEAR &quot;&quot; 1/T410.mp3">
            <text:p>-ALBUM "" -ARTIST "" -ID3V2TAG TCOM "" -GENRE "" -TITLE "ZZZ" -TRACK "" -YEAR "" 1/T41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11]+1" office:value-type="float" office:value="411">
            <text:p>411</text:p>
          </table:table-cell>
          <table:table-cell table:style-name="ce3"/>
          <table:table-cell table:style-name="ce5" table:formula="of:=IF([.J412]=&quot;X&quot;;[.K411]+1;[.K411])" office:value-type="float" office:value="1">
            <text:p>1</text:p>
          </table:table-cell>
          <table:table-cell table:formula="of:=IF([.J412]=&quot;X&quot;;0;[.L411]+[.G411]+[.J412]/24/60/60)" office:value-type="time" office:time-value="PT00H09M20.304S">
            <text:p>00:09:20.30</text:p>
          </table:table-cell>
          <table:table-cell table:formula="of:=INT([.L412]*24*60)+MOD([.L412]*24*60*60;60)/100" office:value-type="float" office:value="9.20304">
            <text:p>9.203</text:p>
          </table:table-cell>
          <table:table-cell table:formula="of:=[.L412]*24*60*60+[.$N$1]*([.P412]-1)" office:value-type="float" office:value="355.304000000009">
            <text:p>355.304</text:p>
          </table:table-cell>
          <table:table-cell table:formula="of:=CONCATENATE(&quot;T&quot;;[.P412])" office:value-type="string" office:string-value="T411">
            <text:p>T411</text:p>
          </table:table-cell>
          <table:table-cell table:formula="of:=IF([.J412]=&quot;X&quot;;1;[.P411]+1)" office:value-type="float" office:value="411">
            <text:p>411</text:p>
          </table:table-cell>
          <table:table-cell table:style-name="ce7" table:formula="of:=CONCATENATE(&quot;mv &quot;;[.K412];&quot;^&quot;;[.O412];&quot;.wav &quot;&quot;rn^&quot;;[.$E412];&quot;~&quot;;[.$B412];&quot;~&quot;;[.$C412];&quot;~&quot;;[.$A412];&quot;~&quot;;[.$F412];&quot;~&quot;;[.$D412];&quot;.wav&quot;&quot;&quot;)" office:value-type="string" office:string-value="mv 1^T411.wav &quot;rn^ZZZ~~~~~.wav&quot;">
            <text:p>mv 1^T411.wav "rn^ZZZ~~~~~.wav"</text:p>
          </table:table-cell>
          <table:table-cell table:formula="of:=CONCATENATE(&quot;-ALBUM &quot;&quot;&quot;;[.A412];&quot;&quot;&quot; -ARTIST &quot;&quot;&quot;;[.B412];&quot;&quot;&quot; -ID3V2TAG TCOM &quot;&quot;&quot;;[.C412];&quot;&quot;&quot; -GENRE &quot;&quot;&quot;;[.D412];&quot;&quot;&quot; -TITLE &quot;&quot;&quot;;[.E412];&quot;&quot;&quot; -TRACK &quot;&quot;&quot;;[.F412];&quot;&quot;&quot; -YEAR &quot;&quot;&quot;;[.H412];&quot;&quot;&quot; &quot;;[.K412];&quot;/&quot;;[.O412];&quot;.mp3&quot;)" office:value-type="string" office:string-value="-ALBUM &quot;&quot; -ARTIST &quot;&quot; -ID3V2TAG TCOM &quot;&quot; -GENRE &quot;&quot; -TITLE &quot;ZZZ&quot; -TRACK &quot;&quot; -YEAR &quot;&quot; 1/T411.mp3">
            <text:p>-ALBUM "" -ARTIST "" -ID3V2TAG TCOM "" -GENRE "" -TITLE "ZZZ" -TRACK "" -YEAR "" 1/T41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12]+1" office:value-type="float" office:value="412">
            <text:p>412</text:p>
          </table:table-cell>
          <table:table-cell table:style-name="ce3"/>
          <table:table-cell table:style-name="ce5" table:formula="of:=IF([.J413]=&quot;X&quot;;[.K412]+1;[.K412])" office:value-type="float" office:value="1">
            <text:p>1</text:p>
          </table:table-cell>
          <table:table-cell table:formula="of:=IF([.J413]=&quot;X&quot;;0;[.L412]+[.G412]+[.J413]/24/60/60)" office:value-type="time" office:time-value="PT00H09M20.304S">
            <text:p>00:09:20.30</text:p>
          </table:table-cell>
          <table:table-cell table:formula="of:=INT([.L413]*24*60)+MOD([.L413]*24*60*60;60)/100" office:value-type="float" office:value="9.20304">
            <text:p>9.203</text:p>
          </table:table-cell>
          <table:table-cell table:formula="of:=[.L413]*24*60*60+[.$N$1]*([.P413]-1)" office:value-type="float" office:value="354.804000000009">
            <text:p>354.804</text:p>
          </table:table-cell>
          <table:table-cell table:formula="of:=CONCATENATE(&quot;T&quot;;[.P413])" office:value-type="string" office:string-value="T412">
            <text:p>T412</text:p>
          </table:table-cell>
          <table:table-cell table:formula="of:=IF([.J413]=&quot;X&quot;;1;[.P412]+1)" office:value-type="float" office:value="412">
            <text:p>412</text:p>
          </table:table-cell>
          <table:table-cell table:style-name="ce7" table:formula="of:=CONCATENATE(&quot;mv &quot;;[.K413];&quot;^&quot;;[.O413];&quot;.wav &quot;&quot;rn^&quot;;[.$E413];&quot;~&quot;;[.$B413];&quot;~&quot;;[.$C413];&quot;~&quot;;[.$A413];&quot;~&quot;;[.$F413];&quot;~&quot;;[.$D413];&quot;.wav&quot;&quot;&quot;)" office:value-type="string" office:string-value="mv 1^T412.wav &quot;rn^ZZZ~~~~~.wav&quot;">
            <text:p>mv 1^T412.wav "rn^ZZZ~~~~~.wav"</text:p>
          </table:table-cell>
          <table:table-cell table:formula="of:=CONCATENATE(&quot;-ALBUM &quot;&quot;&quot;;[.A413];&quot;&quot;&quot; -ARTIST &quot;&quot;&quot;;[.B413];&quot;&quot;&quot; -ID3V2TAG TCOM &quot;&quot;&quot;;[.C413];&quot;&quot;&quot; -GENRE &quot;&quot;&quot;;[.D413];&quot;&quot;&quot; -TITLE &quot;&quot;&quot;;[.E413];&quot;&quot;&quot; -TRACK &quot;&quot;&quot;;[.F413];&quot;&quot;&quot; -YEAR &quot;&quot;&quot;;[.H413];&quot;&quot;&quot; &quot;;[.K413];&quot;/&quot;;[.O413];&quot;.mp3&quot;)" office:value-type="string" office:string-value="-ALBUM &quot;&quot; -ARTIST &quot;&quot; -ID3V2TAG TCOM &quot;&quot; -GENRE &quot;&quot; -TITLE &quot;ZZZ&quot; -TRACK &quot;&quot; -YEAR &quot;&quot; 1/T412.mp3">
            <text:p>-ALBUM "" -ARTIST "" -ID3V2TAG TCOM "" -GENRE "" -TITLE "ZZZ" -TRACK "" -YEAR "" 1/T41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13]+1" office:value-type="float" office:value="413">
            <text:p>413</text:p>
          </table:table-cell>
          <table:table-cell table:style-name="ce3"/>
          <table:table-cell table:style-name="ce5" table:formula="of:=IF([.J414]=&quot;X&quot;;[.K413]+1;[.K413])" office:value-type="float" office:value="1">
            <text:p>1</text:p>
          </table:table-cell>
          <table:table-cell table:formula="of:=IF([.J414]=&quot;X&quot;;0;[.L413]+[.G413]+[.J414]/24/60/60)" office:value-type="time" office:time-value="PT00H09M20.304S">
            <text:p>00:09:20.30</text:p>
          </table:table-cell>
          <table:table-cell table:formula="of:=INT([.L414]*24*60)+MOD([.L414]*24*60*60;60)/100" office:value-type="float" office:value="9.20304">
            <text:p>9.203</text:p>
          </table:table-cell>
          <table:table-cell table:formula="of:=[.L414]*24*60*60+[.$N$1]*([.P414]-1)" office:value-type="float" office:value="354.304000000009">
            <text:p>354.304</text:p>
          </table:table-cell>
          <table:table-cell table:formula="of:=CONCATENATE(&quot;T&quot;;[.P414])" office:value-type="string" office:string-value="T413">
            <text:p>T413</text:p>
          </table:table-cell>
          <table:table-cell table:formula="of:=IF([.J414]=&quot;X&quot;;1;[.P413]+1)" office:value-type="float" office:value="413">
            <text:p>413</text:p>
          </table:table-cell>
          <table:table-cell table:style-name="ce7" table:formula="of:=CONCATENATE(&quot;mv &quot;;[.K414];&quot;^&quot;;[.O414];&quot;.wav &quot;&quot;rn^&quot;;[.$E414];&quot;~&quot;;[.$B414];&quot;~&quot;;[.$C414];&quot;~&quot;;[.$A414];&quot;~&quot;;[.$F414];&quot;~&quot;;[.$D414];&quot;.wav&quot;&quot;&quot;)" office:value-type="string" office:string-value="mv 1^T413.wav &quot;rn^ZZZ~~~~~.wav&quot;">
            <text:p>mv 1^T413.wav "rn^ZZZ~~~~~.wav"</text:p>
          </table:table-cell>
          <table:table-cell table:formula="of:=CONCATENATE(&quot;-ALBUM &quot;&quot;&quot;;[.A414];&quot;&quot;&quot; -ARTIST &quot;&quot;&quot;;[.B414];&quot;&quot;&quot; -ID3V2TAG TCOM &quot;&quot;&quot;;[.C414];&quot;&quot;&quot; -GENRE &quot;&quot;&quot;;[.D414];&quot;&quot;&quot; -TITLE &quot;&quot;&quot;;[.E414];&quot;&quot;&quot; -TRACK &quot;&quot;&quot;;[.F414];&quot;&quot;&quot; -YEAR &quot;&quot;&quot;;[.H414];&quot;&quot;&quot; &quot;;[.K414];&quot;/&quot;;[.O414];&quot;.mp3&quot;)" office:value-type="string" office:string-value="-ALBUM &quot;&quot; -ARTIST &quot;&quot; -ID3V2TAG TCOM &quot;&quot; -GENRE &quot;&quot; -TITLE &quot;ZZZ&quot; -TRACK &quot;&quot; -YEAR &quot;&quot; 1/T413.mp3">
            <text:p>-ALBUM "" -ARTIST "" -ID3V2TAG TCOM "" -GENRE "" -TITLE "ZZZ" -TRACK "" -YEAR "" 1/T41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14]+1" office:value-type="float" office:value="414">
            <text:p>414</text:p>
          </table:table-cell>
          <table:table-cell table:style-name="ce3"/>
          <table:table-cell table:style-name="ce5" table:formula="of:=IF([.J415]=&quot;X&quot;;[.K414]+1;[.K414])" office:value-type="float" office:value="1">
            <text:p>1</text:p>
          </table:table-cell>
          <table:table-cell table:formula="of:=IF([.J415]=&quot;X&quot;;0;[.L414]+[.G414]+[.J415]/24/60/60)" office:value-type="time" office:time-value="PT00H09M20.304S">
            <text:p>00:09:20.30</text:p>
          </table:table-cell>
          <table:table-cell table:formula="of:=INT([.L415]*24*60)+MOD([.L415]*24*60*60;60)/100" office:value-type="float" office:value="9.20304">
            <text:p>9.203</text:p>
          </table:table-cell>
          <table:table-cell table:formula="of:=[.L415]*24*60*60+[.$N$1]*([.P415]-1)" office:value-type="float" office:value="353.804000000009">
            <text:p>353.804</text:p>
          </table:table-cell>
          <table:table-cell table:formula="of:=CONCATENATE(&quot;T&quot;;[.P415])" office:value-type="string" office:string-value="T414">
            <text:p>T414</text:p>
          </table:table-cell>
          <table:table-cell table:formula="of:=IF([.J415]=&quot;X&quot;;1;[.P414]+1)" office:value-type="float" office:value="414">
            <text:p>414</text:p>
          </table:table-cell>
          <table:table-cell table:style-name="ce7" table:formula="of:=CONCATENATE(&quot;mv &quot;;[.K415];&quot;^&quot;;[.O415];&quot;.wav &quot;&quot;rn^&quot;;[.$E415];&quot;~&quot;;[.$B415];&quot;~&quot;;[.$C415];&quot;~&quot;;[.$A415];&quot;~&quot;;[.$F415];&quot;~&quot;;[.$D415];&quot;.wav&quot;&quot;&quot;)" office:value-type="string" office:string-value="mv 1^T414.wav &quot;rn^ZZZ~~~~~.wav&quot;">
            <text:p>mv 1^T414.wav "rn^ZZZ~~~~~.wav"</text:p>
          </table:table-cell>
          <table:table-cell table:formula="of:=CONCATENATE(&quot;-ALBUM &quot;&quot;&quot;;[.A415];&quot;&quot;&quot; -ARTIST &quot;&quot;&quot;;[.B415];&quot;&quot;&quot; -ID3V2TAG TCOM &quot;&quot;&quot;;[.C415];&quot;&quot;&quot; -GENRE &quot;&quot;&quot;;[.D415];&quot;&quot;&quot; -TITLE &quot;&quot;&quot;;[.E415];&quot;&quot;&quot; -TRACK &quot;&quot;&quot;;[.F415];&quot;&quot;&quot; -YEAR &quot;&quot;&quot;;[.H415];&quot;&quot;&quot; &quot;;[.K415];&quot;/&quot;;[.O415];&quot;.mp3&quot;)" office:value-type="string" office:string-value="-ALBUM &quot;&quot; -ARTIST &quot;&quot; -ID3V2TAG TCOM &quot;&quot; -GENRE &quot;&quot; -TITLE &quot;ZZZ&quot; -TRACK &quot;&quot; -YEAR &quot;&quot; 1/T414.mp3">
            <text:p>-ALBUM "" -ARTIST "" -ID3V2TAG TCOM "" -GENRE "" -TITLE "ZZZ" -TRACK "" -YEAR "" 1/T41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15]+1" office:value-type="float" office:value="415">
            <text:p>415</text:p>
          </table:table-cell>
          <table:table-cell table:style-name="ce3"/>
          <table:table-cell table:style-name="ce5" table:formula="of:=IF([.J416]=&quot;X&quot;;[.K415]+1;[.K415])" office:value-type="float" office:value="1">
            <text:p>1</text:p>
          </table:table-cell>
          <table:table-cell table:formula="of:=IF([.J416]=&quot;X&quot;;0;[.L415]+[.G415]+[.J416]/24/60/60)" office:value-type="time" office:time-value="PT00H09M20.304S">
            <text:p>00:09:20.30</text:p>
          </table:table-cell>
          <table:table-cell table:formula="of:=INT([.L416]*24*60)+MOD([.L416]*24*60*60;60)/100" office:value-type="float" office:value="9.20304">
            <text:p>9.203</text:p>
          </table:table-cell>
          <table:table-cell table:formula="of:=[.L416]*24*60*60+[.$N$1]*([.P416]-1)" office:value-type="float" office:value="353.304000000009">
            <text:p>353.304</text:p>
          </table:table-cell>
          <table:table-cell table:formula="of:=CONCATENATE(&quot;T&quot;;[.P416])" office:value-type="string" office:string-value="T415">
            <text:p>T415</text:p>
          </table:table-cell>
          <table:table-cell table:formula="of:=IF([.J416]=&quot;X&quot;;1;[.P415]+1)" office:value-type="float" office:value="415">
            <text:p>415</text:p>
          </table:table-cell>
          <table:table-cell table:style-name="ce7" table:formula="of:=CONCATENATE(&quot;mv &quot;;[.K416];&quot;^&quot;;[.O416];&quot;.wav &quot;&quot;rn^&quot;;[.$E416];&quot;~&quot;;[.$B416];&quot;~&quot;;[.$C416];&quot;~&quot;;[.$A416];&quot;~&quot;;[.$F416];&quot;~&quot;;[.$D416];&quot;.wav&quot;&quot;&quot;)" office:value-type="string" office:string-value="mv 1^T415.wav &quot;rn^ZZZ~~~~~.wav&quot;">
            <text:p>mv 1^T415.wav "rn^ZZZ~~~~~.wav"</text:p>
          </table:table-cell>
          <table:table-cell table:formula="of:=CONCATENATE(&quot;-ALBUM &quot;&quot;&quot;;[.A416];&quot;&quot;&quot; -ARTIST &quot;&quot;&quot;;[.B416];&quot;&quot;&quot; -ID3V2TAG TCOM &quot;&quot;&quot;;[.C416];&quot;&quot;&quot; -GENRE &quot;&quot;&quot;;[.D416];&quot;&quot;&quot; -TITLE &quot;&quot;&quot;;[.E416];&quot;&quot;&quot; -TRACK &quot;&quot;&quot;;[.F416];&quot;&quot;&quot; -YEAR &quot;&quot;&quot;;[.H416];&quot;&quot;&quot; &quot;;[.K416];&quot;/&quot;;[.O416];&quot;.mp3&quot;)" office:value-type="string" office:string-value="-ALBUM &quot;&quot; -ARTIST &quot;&quot; -ID3V2TAG TCOM &quot;&quot; -GENRE &quot;&quot; -TITLE &quot;ZZZ&quot; -TRACK &quot;&quot; -YEAR &quot;&quot; 1/T415.mp3">
            <text:p>-ALBUM "" -ARTIST "" -ID3V2TAG TCOM "" -GENRE "" -TITLE "ZZZ" -TRACK "" -YEAR "" 1/T41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16]+1" office:value-type="float" office:value="416">
            <text:p>416</text:p>
          </table:table-cell>
          <table:table-cell table:style-name="ce3"/>
          <table:table-cell table:style-name="ce5" table:formula="of:=IF([.J417]=&quot;X&quot;;[.K416]+1;[.K416])" office:value-type="float" office:value="1">
            <text:p>1</text:p>
          </table:table-cell>
          <table:table-cell table:formula="of:=IF([.J417]=&quot;X&quot;;0;[.L416]+[.G416]+[.J417]/24/60/60)" office:value-type="time" office:time-value="PT00H09M20.304S">
            <text:p>00:09:20.30</text:p>
          </table:table-cell>
          <table:table-cell table:formula="of:=INT([.L417]*24*60)+MOD([.L417]*24*60*60;60)/100" office:value-type="float" office:value="9.20304">
            <text:p>9.203</text:p>
          </table:table-cell>
          <table:table-cell table:formula="of:=[.L417]*24*60*60+[.$N$1]*([.P417]-1)" office:value-type="float" office:value="352.804000000009">
            <text:p>352.804</text:p>
          </table:table-cell>
          <table:table-cell table:formula="of:=CONCATENATE(&quot;T&quot;;[.P417])" office:value-type="string" office:string-value="T416">
            <text:p>T416</text:p>
          </table:table-cell>
          <table:table-cell table:formula="of:=IF([.J417]=&quot;X&quot;;1;[.P416]+1)" office:value-type="float" office:value="416">
            <text:p>416</text:p>
          </table:table-cell>
          <table:table-cell table:style-name="ce7" table:formula="of:=CONCATENATE(&quot;mv &quot;;[.K417];&quot;^&quot;;[.O417];&quot;.wav &quot;&quot;rn^&quot;;[.$E417];&quot;~&quot;;[.$B417];&quot;~&quot;;[.$C417];&quot;~&quot;;[.$A417];&quot;~&quot;;[.$F417];&quot;~&quot;;[.$D417];&quot;.wav&quot;&quot;&quot;)" office:value-type="string" office:string-value="mv 1^T416.wav &quot;rn^ZZZ~~~~~.wav&quot;">
            <text:p>mv 1^T416.wav "rn^ZZZ~~~~~.wav"</text:p>
          </table:table-cell>
          <table:table-cell table:formula="of:=CONCATENATE(&quot;-ALBUM &quot;&quot;&quot;;[.A417];&quot;&quot;&quot; -ARTIST &quot;&quot;&quot;;[.B417];&quot;&quot;&quot; -ID3V2TAG TCOM &quot;&quot;&quot;;[.C417];&quot;&quot;&quot; -GENRE &quot;&quot;&quot;;[.D417];&quot;&quot;&quot; -TITLE &quot;&quot;&quot;;[.E417];&quot;&quot;&quot; -TRACK &quot;&quot;&quot;;[.F417];&quot;&quot;&quot; -YEAR &quot;&quot;&quot;;[.H417];&quot;&quot;&quot; &quot;;[.K417];&quot;/&quot;;[.O417];&quot;.mp3&quot;)" office:value-type="string" office:string-value="-ALBUM &quot;&quot; -ARTIST &quot;&quot; -ID3V2TAG TCOM &quot;&quot; -GENRE &quot;&quot; -TITLE &quot;ZZZ&quot; -TRACK &quot;&quot; -YEAR &quot;&quot; 1/T416.mp3">
            <text:p>-ALBUM "" -ARTIST "" -ID3V2TAG TCOM "" -GENRE "" -TITLE "ZZZ" -TRACK "" -YEAR "" 1/T41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17]+1" office:value-type="float" office:value="417">
            <text:p>417</text:p>
          </table:table-cell>
          <table:table-cell table:style-name="ce3"/>
          <table:table-cell table:style-name="ce5" table:formula="of:=IF([.J418]=&quot;X&quot;;[.K417]+1;[.K417])" office:value-type="float" office:value="1">
            <text:p>1</text:p>
          </table:table-cell>
          <table:table-cell table:formula="of:=IF([.J418]=&quot;X&quot;;0;[.L417]+[.G417]+[.J418]/24/60/60)" office:value-type="time" office:time-value="PT00H09M20.304S">
            <text:p>00:09:20.30</text:p>
          </table:table-cell>
          <table:table-cell table:formula="of:=INT([.L418]*24*60)+MOD([.L418]*24*60*60;60)/100" office:value-type="float" office:value="9.20304">
            <text:p>9.203</text:p>
          </table:table-cell>
          <table:table-cell table:formula="of:=[.L418]*24*60*60+[.$N$1]*([.P418]-1)" office:value-type="float" office:value="352.304000000009">
            <text:p>352.304</text:p>
          </table:table-cell>
          <table:table-cell table:formula="of:=CONCATENATE(&quot;T&quot;;[.P418])" office:value-type="string" office:string-value="T417">
            <text:p>T417</text:p>
          </table:table-cell>
          <table:table-cell table:formula="of:=IF([.J418]=&quot;X&quot;;1;[.P417]+1)" office:value-type="float" office:value="417">
            <text:p>417</text:p>
          </table:table-cell>
          <table:table-cell table:style-name="ce7" table:formula="of:=CONCATENATE(&quot;mv &quot;;[.K418];&quot;^&quot;;[.O418];&quot;.wav &quot;&quot;rn^&quot;;[.$E418];&quot;~&quot;;[.$B418];&quot;~&quot;;[.$C418];&quot;~&quot;;[.$A418];&quot;~&quot;;[.$F418];&quot;~&quot;;[.$D418];&quot;.wav&quot;&quot;&quot;)" office:value-type="string" office:string-value="mv 1^T417.wav &quot;rn^ZZZ~~~~~.wav&quot;">
            <text:p>mv 1^T417.wav "rn^ZZZ~~~~~.wav"</text:p>
          </table:table-cell>
          <table:table-cell table:formula="of:=CONCATENATE(&quot;-ALBUM &quot;&quot;&quot;;[.A418];&quot;&quot;&quot; -ARTIST &quot;&quot;&quot;;[.B418];&quot;&quot;&quot; -ID3V2TAG TCOM &quot;&quot;&quot;;[.C418];&quot;&quot;&quot; -GENRE &quot;&quot;&quot;;[.D418];&quot;&quot;&quot; -TITLE &quot;&quot;&quot;;[.E418];&quot;&quot;&quot; -TRACK &quot;&quot;&quot;;[.F418];&quot;&quot;&quot; -YEAR &quot;&quot;&quot;;[.H418];&quot;&quot;&quot; &quot;;[.K418];&quot;/&quot;;[.O418];&quot;.mp3&quot;)" office:value-type="string" office:string-value="-ALBUM &quot;&quot; -ARTIST &quot;&quot; -ID3V2TAG TCOM &quot;&quot; -GENRE &quot;&quot; -TITLE &quot;ZZZ&quot; -TRACK &quot;&quot; -YEAR &quot;&quot; 1/T417.mp3">
            <text:p>-ALBUM "" -ARTIST "" -ID3V2TAG TCOM "" -GENRE "" -TITLE "ZZZ" -TRACK "" -YEAR "" 1/T41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18]+1" office:value-type="float" office:value="418">
            <text:p>418</text:p>
          </table:table-cell>
          <table:table-cell table:style-name="ce3"/>
          <table:table-cell table:style-name="ce5" table:formula="of:=IF([.J419]=&quot;X&quot;;[.K418]+1;[.K418])" office:value-type="float" office:value="1">
            <text:p>1</text:p>
          </table:table-cell>
          <table:table-cell table:formula="of:=IF([.J419]=&quot;X&quot;;0;[.L418]+[.G418]+[.J419]/24/60/60)" office:value-type="time" office:time-value="PT00H09M20.304S">
            <text:p>00:09:20.30</text:p>
          </table:table-cell>
          <table:table-cell table:formula="of:=INT([.L419]*24*60)+MOD([.L419]*24*60*60;60)/100" office:value-type="float" office:value="9.20304">
            <text:p>9.203</text:p>
          </table:table-cell>
          <table:table-cell table:formula="of:=[.L419]*24*60*60+[.$N$1]*([.P419]-1)" office:value-type="float" office:value="351.804000000009">
            <text:p>351.804</text:p>
          </table:table-cell>
          <table:table-cell table:formula="of:=CONCATENATE(&quot;T&quot;;[.P419])" office:value-type="string" office:string-value="T418">
            <text:p>T418</text:p>
          </table:table-cell>
          <table:table-cell table:formula="of:=IF([.J419]=&quot;X&quot;;1;[.P418]+1)" office:value-type="float" office:value="418">
            <text:p>418</text:p>
          </table:table-cell>
          <table:table-cell table:style-name="ce7" table:formula="of:=CONCATENATE(&quot;mv &quot;;[.K419];&quot;^&quot;;[.O419];&quot;.wav &quot;&quot;rn^&quot;;[.$E419];&quot;~&quot;;[.$B419];&quot;~&quot;;[.$C419];&quot;~&quot;;[.$A419];&quot;~&quot;;[.$F419];&quot;~&quot;;[.$D419];&quot;.wav&quot;&quot;&quot;)" office:value-type="string" office:string-value="mv 1^T418.wav &quot;rn^ZZZ~~~~~.wav&quot;">
            <text:p>mv 1^T418.wav "rn^ZZZ~~~~~.wav"</text:p>
          </table:table-cell>
          <table:table-cell table:formula="of:=CONCATENATE(&quot;-ALBUM &quot;&quot;&quot;;[.A419];&quot;&quot;&quot; -ARTIST &quot;&quot;&quot;;[.B419];&quot;&quot;&quot; -ID3V2TAG TCOM &quot;&quot;&quot;;[.C419];&quot;&quot;&quot; -GENRE &quot;&quot;&quot;;[.D419];&quot;&quot;&quot; -TITLE &quot;&quot;&quot;;[.E419];&quot;&quot;&quot; -TRACK &quot;&quot;&quot;;[.F419];&quot;&quot;&quot; -YEAR &quot;&quot;&quot;;[.H419];&quot;&quot;&quot; &quot;;[.K419];&quot;/&quot;;[.O419];&quot;.mp3&quot;)" office:value-type="string" office:string-value="-ALBUM &quot;&quot; -ARTIST &quot;&quot; -ID3V2TAG TCOM &quot;&quot; -GENRE &quot;&quot; -TITLE &quot;ZZZ&quot; -TRACK &quot;&quot; -YEAR &quot;&quot; 1/T418.mp3">
            <text:p>-ALBUM "" -ARTIST "" -ID3V2TAG TCOM "" -GENRE "" -TITLE "ZZZ" -TRACK "" -YEAR "" 1/T41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19]+1" office:value-type="float" office:value="419">
            <text:p>419</text:p>
          </table:table-cell>
          <table:table-cell table:style-name="ce3"/>
          <table:table-cell table:style-name="ce5" table:formula="of:=IF([.J420]=&quot;X&quot;;[.K419]+1;[.K419])" office:value-type="float" office:value="1">
            <text:p>1</text:p>
          </table:table-cell>
          <table:table-cell table:formula="of:=IF([.J420]=&quot;X&quot;;0;[.L419]+[.G419]+[.J420]/24/60/60)" office:value-type="time" office:time-value="PT00H09M20.304S">
            <text:p>00:09:20.30</text:p>
          </table:table-cell>
          <table:table-cell table:formula="of:=INT([.L420]*24*60)+MOD([.L420]*24*60*60;60)/100" office:value-type="float" office:value="9.20304">
            <text:p>9.203</text:p>
          </table:table-cell>
          <table:table-cell table:formula="of:=[.L420]*24*60*60+[.$N$1]*([.P420]-1)" office:value-type="float" office:value="351.304000000009">
            <text:p>351.304</text:p>
          </table:table-cell>
          <table:table-cell table:formula="of:=CONCATENATE(&quot;T&quot;;[.P420])" office:value-type="string" office:string-value="T419">
            <text:p>T419</text:p>
          </table:table-cell>
          <table:table-cell table:formula="of:=IF([.J420]=&quot;X&quot;;1;[.P419]+1)" office:value-type="float" office:value="419">
            <text:p>419</text:p>
          </table:table-cell>
          <table:table-cell table:style-name="ce7" table:formula="of:=CONCATENATE(&quot;mv &quot;;[.K420];&quot;^&quot;;[.O420];&quot;.wav &quot;&quot;rn^&quot;;[.$E420];&quot;~&quot;;[.$B420];&quot;~&quot;;[.$C420];&quot;~&quot;;[.$A420];&quot;~&quot;;[.$F420];&quot;~&quot;;[.$D420];&quot;.wav&quot;&quot;&quot;)" office:value-type="string" office:string-value="mv 1^T419.wav &quot;rn^ZZZ~~~~~.wav&quot;">
            <text:p>mv 1^T419.wav "rn^ZZZ~~~~~.wav"</text:p>
          </table:table-cell>
          <table:table-cell table:formula="of:=CONCATENATE(&quot;-ALBUM &quot;&quot;&quot;;[.A420];&quot;&quot;&quot; -ARTIST &quot;&quot;&quot;;[.B420];&quot;&quot;&quot; -ID3V2TAG TCOM &quot;&quot;&quot;;[.C420];&quot;&quot;&quot; -GENRE &quot;&quot;&quot;;[.D420];&quot;&quot;&quot; -TITLE &quot;&quot;&quot;;[.E420];&quot;&quot;&quot; -TRACK &quot;&quot;&quot;;[.F420];&quot;&quot;&quot; -YEAR &quot;&quot;&quot;;[.H420];&quot;&quot;&quot; &quot;;[.K420];&quot;/&quot;;[.O420];&quot;.mp3&quot;)" office:value-type="string" office:string-value="-ALBUM &quot;&quot; -ARTIST &quot;&quot; -ID3V2TAG TCOM &quot;&quot; -GENRE &quot;&quot; -TITLE &quot;ZZZ&quot; -TRACK &quot;&quot; -YEAR &quot;&quot; 1/T419.mp3">
            <text:p>-ALBUM "" -ARTIST "" -ID3V2TAG TCOM "" -GENRE "" -TITLE "ZZZ" -TRACK "" -YEAR "" 1/T41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20]+1" office:value-type="float" office:value="420">
            <text:p>420</text:p>
          </table:table-cell>
          <table:table-cell table:style-name="ce3"/>
          <table:table-cell table:style-name="ce5" table:formula="of:=IF([.J421]=&quot;X&quot;;[.K420]+1;[.K420])" office:value-type="float" office:value="1">
            <text:p>1</text:p>
          </table:table-cell>
          <table:table-cell table:formula="of:=IF([.J421]=&quot;X&quot;;0;[.L420]+[.G420]+[.J421]/24/60/60)" office:value-type="time" office:time-value="PT00H09M20.304S">
            <text:p>00:09:20.30</text:p>
          </table:table-cell>
          <table:table-cell table:formula="of:=INT([.L421]*24*60)+MOD([.L421]*24*60*60;60)/100" office:value-type="float" office:value="9.20304">
            <text:p>9.203</text:p>
          </table:table-cell>
          <table:table-cell table:formula="of:=[.L421]*24*60*60+[.$N$1]*([.P421]-1)" office:value-type="float" office:value="350.804000000009">
            <text:p>350.804</text:p>
          </table:table-cell>
          <table:table-cell table:formula="of:=CONCATENATE(&quot;T&quot;;[.P421])" office:value-type="string" office:string-value="T420">
            <text:p>T420</text:p>
          </table:table-cell>
          <table:table-cell table:formula="of:=IF([.J421]=&quot;X&quot;;1;[.P420]+1)" office:value-type="float" office:value="420">
            <text:p>420</text:p>
          </table:table-cell>
          <table:table-cell table:style-name="ce7" table:formula="of:=CONCATENATE(&quot;mv &quot;;[.K421];&quot;^&quot;;[.O421];&quot;.wav &quot;&quot;rn^&quot;;[.$E421];&quot;~&quot;;[.$B421];&quot;~&quot;;[.$C421];&quot;~&quot;;[.$A421];&quot;~&quot;;[.$F421];&quot;~&quot;;[.$D421];&quot;.wav&quot;&quot;&quot;)" office:value-type="string" office:string-value="mv 1^T420.wav &quot;rn^ZZZ~~~~~.wav&quot;">
            <text:p>mv 1^T420.wav "rn^ZZZ~~~~~.wav"</text:p>
          </table:table-cell>
          <table:table-cell table:formula="of:=CONCATENATE(&quot;-ALBUM &quot;&quot;&quot;;[.A421];&quot;&quot;&quot; -ARTIST &quot;&quot;&quot;;[.B421];&quot;&quot;&quot; -ID3V2TAG TCOM &quot;&quot;&quot;;[.C421];&quot;&quot;&quot; -GENRE &quot;&quot;&quot;;[.D421];&quot;&quot;&quot; -TITLE &quot;&quot;&quot;;[.E421];&quot;&quot;&quot; -TRACK &quot;&quot;&quot;;[.F421];&quot;&quot;&quot; -YEAR &quot;&quot;&quot;;[.H421];&quot;&quot;&quot; &quot;;[.K421];&quot;/&quot;;[.O421];&quot;.mp3&quot;)" office:value-type="string" office:string-value="-ALBUM &quot;&quot; -ARTIST &quot;&quot; -ID3V2TAG TCOM &quot;&quot; -GENRE &quot;&quot; -TITLE &quot;ZZZ&quot; -TRACK &quot;&quot; -YEAR &quot;&quot; 1/T420.mp3">
            <text:p>-ALBUM "" -ARTIST "" -ID3V2TAG TCOM "" -GENRE "" -TITLE "ZZZ" -TRACK "" -YEAR "" 1/T42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21]+1" office:value-type="float" office:value="421">
            <text:p>421</text:p>
          </table:table-cell>
          <table:table-cell table:style-name="ce3"/>
          <table:table-cell table:style-name="ce5" table:formula="of:=IF([.J422]=&quot;X&quot;;[.K421]+1;[.K421])" office:value-type="float" office:value="1">
            <text:p>1</text:p>
          </table:table-cell>
          <table:table-cell table:formula="of:=IF([.J422]=&quot;X&quot;;0;[.L421]+[.G421]+[.J422]/24/60/60)" office:value-type="time" office:time-value="PT00H09M20.304S">
            <text:p>00:09:20.30</text:p>
          </table:table-cell>
          <table:table-cell table:formula="of:=INT([.L422]*24*60)+MOD([.L422]*24*60*60;60)/100" office:value-type="float" office:value="9.20304">
            <text:p>9.203</text:p>
          </table:table-cell>
          <table:table-cell table:formula="of:=[.L422]*24*60*60+[.$N$1]*([.P422]-1)" office:value-type="float" office:value="350.304000000009">
            <text:p>350.304</text:p>
          </table:table-cell>
          <table:table-cell table:formula="of:=CONCATENATE(&quot;T&quot;;[.P422])" office:value-type="string" office:string-value="T421">
            <text:p>T421</text:p>
          </table:table-cell>
          <table:table-cell table:formula="of:=IF([.J422]=&quot;X&quot;;1;[.P421]+1)" office:value-type="float" office:value="421">
            <text:p>421</text:p>
          </table:table-cell>
          <table:table-cell table:style-name="ce7" table:formula="of:=CONCATENATE(&quot;mv &quot;;[.K422];&quot;^&quot;;[.O422];&quot;.wav &quot;&quot;rn^&quot;;[.$E422];&quot;~&quot;;[.$B422];&quot;~&quot;;[.$C422];&quot;~&quot;;[.$A422];&quot;~&quot;;[.$F422];&quot;~&quot;;[.$D422];&quot;.wav&quot;&quot;&quot;)" office:value-type="string" office:string-value="mv 1^T421.wav &quot;rn^ZZZ~~~~~.wav&quot;">
            <text:p>mv 1^T421.wav "rn^ZZZ~~~~~.wav"</text:p>
          </table:table-cell>
          <table:table-cell table:formula="of:=CONCATENATE(&quot;-ALBUM &quot;&quot;&quot;;[.A422];&quot;&quot;&quot; -ARTIST &quot;&quot;&quot;;[.B422];&quot;&quot;&quot; -ID3V2TAG TCOM &quot;&quot;&quot;;[.C422];&quot;&quot;&quot; -GENRE &quot;&quot;&quot;;[.D422];&quot;&quot;&quot; -TITLE &quot;&quot;&quot;;[.E422];&quot;&quot;&quot; -TRACK &quot;&quot;&quot;;[.F422];&quot;&quot;&quot; -YEAR &quot;&quot;&quot;;[.H422];&quot;&quot;&quot; &quot;;[.K422];&quot;/&quot;;[.O422];&quot;.mp3&quot;)" office:value-type="string" office:string-value="-ALBUM &quot;&quot; -ARTIST &quot;&quot; -ID3V2TAG TCOM &quot;&quot; -GENRE &quot;&quot; -TITLE &quot;ZZZ&quot; -TRACK &quot;&quot; -YEAR &quot;&quot; 1/T421.mp3">
            <text:p>-ALBUM "" -ARTIST "" -ID3V2TAG TCOM "" -GENRE "" -TITLE "ZZZ" -TRACK "" -YEAR "" 1/T42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22]+1" office:value-type="float" office:value="422">
            <text:p>422</text:p>
          </table:table-cell>
          <table:table-cell table:style-name="ce3"/>
          <table:table-cell table:style-name="ce5" table:formula="of:=IF([.J423]=&quot;X&quot;;[.K422]+1;[.K422])" office:value-type="float" office:value="1">
            <text:p>1</text:p>
          </table:table-cell>
          <table:table-cell table:formula="of:=IF([.J423]=&quot;X&quot;;0;[.L422]+[.G422]+[.J423]/24/60/60)" office:value-type="time" office:time-value="PT00H09M20.304S">
            <text:p>00:09:20.30</text:p>
          </table:table-cell>
          <table:table-cell table:formula="of:=INT([.L423]*24*60)+MOD([.L423]*24*60*60;60)/100" office:value-type="float" office:value="9.20304">
            <text:p>9.203</text:p>
          </table:table-cell>
          <table:table-cell table:formula="of:=[.L423]*24*60*60+[.$N$1]*([.P423]-1)" office:value-type="float" office:value="349.804000000009">
            <text:p>349.804</text:p>
          </table:table-cell>
          <table:table-cell table:formula="of:=CONCATENATE(&quot;T&quot;;[.P423])" office:value-type="string" office:string-value="T422">
            <text:p>T422</text:p>
          </table:table-cell>
          <table:table-cell table:formula="of:=IF([.J423]=&quot;X&quot;;1;[.P422]+1)" office:value-type="float" office:value="422">
            <text:p>422</text:p>
          </table:table-cell>
          <table:table-cell table:style-name="ce7" table:formula="of:=CONCATENATE(&quot;mv &quot;;[.K423];&quot;^&quot;;[.O423];&quot;.wav &quot;&quot;rn^&quot;;[.$E423];&quot;~&quot;;[.$B423];&quot;~&quot;;[.$C423];&quot;~&quot;;[.$A423];&quot;~&quot;;[.$F423];&quot;~&quot;;[.$D423];&quot;.wav&quot;&quot;&quot;)" office:value-type="string" office:string-value="mv 1^T422.wav &quot;rn^ZZZ~~~~~.wav&quot;">
            <text:p>mv 1^T422.wav "rn^ZZZ~~~~~.wav"</text:p>
          </table:table-cell>
          <table:table-cell table:formula="of:=CONCATENATE(&quot;-ALBUM &quot;&quot;&quot;;[.A423];&quot;&quot;&quot; -ARTIST &quot;&quot;&quot;;[.B423];&quot;&quot;&quot; -ID3V2TAG TCOM &quot;&quot;&quot;;[.C423];&quot;&quot;&quot; -GENRE &quot;&quot;&quot;;[.D423];&quot;&quot;&quot; -TITLE &quot;&quot;&quot;;[.E423];&quot;&quot;&quot; -TRACK &quot;&quot;&quot;;[.F423];&quot;&quot;&quot; -YEAR &quot;&quot;&quot;;[.H423];&quot;&quot;&quot; &quot;;[.K423];&quot;/&quot;;[.O423];&quot;.mp3&quot;)" office:value-type="string" office:string-value="-ALBUM &quot;&quot; -ARTIST &quot;&quot; -ID3V2TAG TCOM &quot;&quot; -GENRE &quot;&quot; -TITLE &quot;ZZZ&quot; -TRACK &quot;&quot; -YEAR &quot;&quot; 1/T422.mp3">
            <text:p>-ALBUM "" -ARTIST "" -ID3V2TAG TCOM "" -GENRE "" -TITLE "ZZZ" -TRACK "" -YEAR "" 1/T42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23]+1" office:value-type="float" office:value="423">
            <text:p>423</text:p>
          </table:table-cell>
          <table:table-cell table:style-name="ce3"/>
          <table:table-cell table:style-name="ce5" table:formula="of:=IF([.J424]=&quot;X&quot;;[.K423]+1;[.K423])" office:value-type="float" office:value="1">
            <text:p>1</text:p>
          </table:table-cell>
          <table:table-cell table:formula="of:=IF([.J424]=&quot;X&quot;;0;[.L423]+[.G423]+[.J424]/24/60/60)" office:value-type="time" office:time-value="PT00H09M20.304S">
            <text:p>00:09:20.30</text:p>
          </table:table-cell>
          <table:table-cell table:formula="of:=INT([.L424]*24*60)+MOD([.L424]*24*60*60;60)/100" office:value-type="float" office:value="9.20304">
            <text:p>9.203</text:p>
          </table:table-cell>
          <table:table-cell table:formula="of:=[.L424]*24*60*60+[.$N$1]*([.P424]-1)" office:value-type="float" office:value="349.304000000009">
            <text:p>349.304</text:p>
          </table:table-cell>
          <table:table-cell table:formula="of:=CONCATENATE(&quot;T&quot;;[.P424])" office:value-type="string" office:string-value="T423">
            <text:p>T423</text:p>
          </table:table-cell>
          <table:table-cell table:formula="of:=IF([.J424]=&quot;X&quot;;1;[.P423]+1)" office:value-type="float" office:value="423">
            <text:p>423</text:p>
          </table:table-cell>
          <table:table-cell table:style-name="ce7" table:formula="of:=CONCATENATE(&quot;mv &quot;;[.K424];&quot;^&quot;;[.O424];&quot;.wav &quot;&quot;rn^&quot;;[.$E424];&quot;~&quot;;[.$B424];&quot;~&quot;;[.$C424];&quot;~&quot;;[.$A424];&quot;~&quot;;[.$F424];&quot;~&quot;;[.$D424];&quot;.wav&quot;&quot;&quot;)" office:value-type="string" office:string-value="mv 1^T423.wav &quot;rn^ZZZ~~~~~.wav&quot;">
            <text:p>mv 1^T423.wav "rn^ZZZ~~~~~.wav"</text:p>
          </table:table-cell>
          <table:table-cell table:formula="of:=CONCATENATE(&quot;-ALBUM &quot;&quot;&quot;;[.A424];&quot;&quot;&quot; -ARTIST &quot;&quot;&quot;;[.B424];&quot;&quot;&quot; -ID3V2TAG TCOM &quot;&quot;&quot;;[.C424];&quot;&quot;&quot; -GENRE &quot;&quot;&quot;;[.D424];&quot;&quot;&quot; -TITLE &quot;&quot;&quot;;[.E424];&quot;&quot;&quot; -TRACK &quot;&quot;&quot;;[.F424];&quot;&quot;&quot; -YEAR &quot;&quot;&quot;;[.H424];&quot;&quot;&quot; &quot;;[.K424];&quot;/&quot;;[.O424];&quot;.mp3&quot;)" office:value-type="string" office:string-value="-ALBUM &quot;&quot; -ARTIST &quot;&quot; -ID3V2TAG TCOM &quot;&quot; -GENRE &quot;&quot; -TITLE &quot;ZZZ&quot; -TRACK &quot;&quot; -YEAR &quot;&quot; 1/T423.mp3">
            <text:p>-ALBUM "" -ARTIST "" -ID3V2TAG TCOM "" -GENRE "" -TITLE "ZZZ" -TRACK "" -YEAR "" 1/T42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24]+1" office:value-type="float" office:value="424">
            <text:p>424</text:p>
          </table:table-cell>
          <table:table-cell table:style-name="ce3"/>
          <table:table-cell table:style-name="ce5" table:formula="of:=IF([.J425]=&quot;X&quot;;[.K424]+1;[.K424])" office:value-type="float" office:value="1">
            <text:p>1</text:p>
          </table:table-cell>
          <table:table-cell table:formula="of:=IF([.J425]=&quot;X&quot;;0;[.L424]+[.G424]+[.J425]/24/60/60)" office:value-type="time" office:time-value="PT00H09M20.304S">
            <text:p>00:09:20.30</text:p>
          </table:table-cell>
          <table:table-cell table:formula="of:=INT([.L425]*24*60)+MOD([.L425]*24*60*60;60)/100" office:value-type="float" office:value="9.20304">
            <text:p>9.203</text:p>
          </table:table-cell>
          <table:table-cell table:formula="of:=[.L425]*24*60*60+[.$N$1]*([.P425]-1)" office:value-type="float" office:value="348.804000000009">
            <text:p>348.804</text:p>
          </table:table-cell>
          <table:table-cell table:formula="of:=CONCATENATE(&quot;T&quot;;[.P425])" office:value-type="string" office:string-value="T424">
            <text:p>T424</text:p>
          </table:table-cell>
          <table:table-cell table:formula="of:=IF([.J425]=&quot;X&quot;;1;[.P424]+1)" office:value-type="float" office:value="424">
            <text:p>424</text:p>
          </table:table-cell>
          <table:table-cell table:style-name="ce7" table:formula="of:=CONCATENATE(&quot;mv &quot;;[.K425];&quot;^&quot;;[.O425];&quot;.wav &quot;&quot;rn^&quot;;[.$E425];&quot;~&quot;;[.$B425];&quot;~&quot;;[.$C425];&quot;~&quot;;[.$A425];&quot;~&quot;;[.$F425];&quot;~&quot;;[.$D425];&quot;.wav&quot;&quot;&quot;)" office:value-type="string" office:string-value="mv 1^T424.wav &quot;rn^ZZZ~~~~~.wav&quot;">
            <text:p>mv 1^T424.wav "rn^ZZZ~~~~~.wav"</text:p>
          </table:table-cell>
          <table:table-cell table:formula="of:=CONCATENATE(&quot;-ALBUM &quot;&quot;&quot;;[.A425];&quot;&quot;&quot; -ARTIST &quot;&quot;&quot;;[.B425];&quot;&quot;&quot; -ID3V2TAG TCOM &quot;&quot;&quot;;[.C425];&quot;&quot;&quot; -GENRE &quot;&quot;&quot;;[.D425];&quot;&quot;&quot; -TITLE &quot;&quot;&quot;;[.E425];&quot;&quot;&quot; -TRACK &quot;&quot;&quot;;[.F425];&quot;&quot;&quot; -YEAR &quot;&quot;&quot;;[.H425];&quot;&quot;&quot; &quot;;[.K425];&quot;/&quot;;[.O425];&quot;.mp3&quot;)" office:value-type="string" office:string-value="-ALBUM &quot;&quot; -ARTIST &quot;&quot; -ID3V2TAG TCOM &quot;&quot; -GENRE &quot;&quot; -TITLE &quot;ZZZ&quot; -TRACK &quot;&quot; -YEAR &quot;&quot; 1/T424.mp3">
            <text:p>-ALBUM "" -ARTIST "" -ID3V2TAG TCOM "" -GENRE "" -TITLE "ZZZ" -TRACK "" -YEAR "" 1/T42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25]+1" office:value-type="float" office:value="425">
            <text:p>425</text:p>
          </table:table-cell>
          <table:table-cell table:style-name="ce3"/>
          <table:table-cell table:style-name="ce5" table:formula="of:=IF([.J426]=&quot;X&quot;;[.K425]+1;[.K425])" office:value-type="float" office:value="1">
            <text:p>1</text:p>
          </table:table-cell>
          <table:table-cell table:formula="of:=IF([.J426]=&quot;X&quot;;0;[.L425]+[.G425]+[.J426]/24/60/60)" office:value-type="time" office:time-value="PT00H09M20.304S">
            <text:p>00:09:20.30</text:p>
          </table:table-cell>
          <table:table-cell table:formula="of:=INT([.L426]*24*60)+MOD([.L426]*24*60*60;60)/100" office:value-type="float" office:value="9.20304">
            <text:p>9.203</text:p>
          </table:table-cell>
          <table:table-cell table:formula="of:=[.L426]*24*60*60+[.$N$1]*([.P426]-1)" office:value-type="float" office:value="348.304000000009">
            <text:p>348.304</text:p>
          </table:table-cell>
          <table:table-cell table:formula="of:=CONCATENATE(&quot;T&quot;;[.P426])" office:value-type="string" office:string-value="T425">
            <text:p>T425</text:p>
          </table:table-cell>
          <table:table-cell table:formula="of:=IF([.J426]=&quot;X&quot;;1;[.P425]+1)" office:value-type="float" office:value="425">
            <text:p>425</text:p>
          </table:table-cell>
          <table:table-cell table:style-name="ce7" table:formula="of:=CONCATENATE(&quot;mv &quot;;[.K426];&quot;^&quot;;[.O426];&quot;.wav &quot;&quot;rn^&quot;;[.$E426];&quot;~&quot;;[.$B426];&quot;~&quot;;[.$C426];&quot;~&quot;;[.$A426];&quot;~&quot;;[.$F426];&quot;~&quot;;[.$D426];&quot;.wav&quot;&quot;&quot;)" office:value-type="string" office:string-value="mv 1^T425.wav &quot;rn^ZZZ~~~~~.wav&quot;">
            <text:p>mv 1^T425.wav "rn^ZZZ~~~~~.wav"</text:p>
          </table:table-cell>
          <table:table-cell table:formula="of:=CONCATENATE(&quot;-ALBUM &quot;&quot;&quot;;[.A426];&quot;&quot;&quot; -ARTIST &quot;&quot;&quot;;[.B426];&quot;&quot;&quot; -ID3V2TAG TCOM &quot;&quot;&quot;;[.C426];&quot;&quot;&quot; -GENRE &quot;&quot;&quot;;[.D426];&quot;&quot;&quot; -TITLE &quot;&quot;&quot;;[.E426];&quot;&quot;&quot; -TRACK &quot;&quot;&quot;;[.F426];&quot;&quot;&quot; -YEAR &quot;&quot;&quot;;[.H426];&quot;&quot;&quot; &quot;;[.K426];&quot;/&quot;;[.O426];&quot;.mp3&quot;)" office:value-type="string" office:string-value="-ALBUM &quot;&quot; -ARTIST &quot;&quot; -ID3V2TAG TCOM &quot;&quot; -GENRE &quot;&quot; -TITLE &quot;ZZZ&quot; -TRACK &quot;&quot; -YEAR &quot;&quot; 1/T425.mp3">
            <text:p>-ALBUM "" -ARTIST "" -ID3V2TAG TCOM "" -GENRE "" -TITLE "ZZZ" -TRACK "" -YEAR "" 1/T42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26]+1" office:value-type="float" office:value="426">
            <text:p>426</text:p>
          </table:table-cell>
          <table:table-cell table:style-name="ce3"/>
          <table:table-cell table:style-name="ce5" table:formula="of:=IF([.J427]=&quot;X&quot;;[.K426]+1;[.K426])" office:value-type="float" office:value="1">
            <text:p>1</text:p>
          </table:table-cell>
          <table:table-cell table:formula="of:=IF([.J427]=&quot;X&quot;;0;[.L426]+[.G426]+[.J427]/24/60/60)" office:value-type="time" office:time-value="PT00H09M20.304S">
            <text:p>00:09:20.30</text:p>
          </table:table-cell>
          <table:table-cell table:formula="of:=INT([.L427]*24*60)+MOD([.L427]*24*60*60;60)/100" office:value-type="float" office:value="9.20304">
            <text:p>9.203</text:p>
          </table:table-cell>
          <table:table-cell table:formula="of:=[.L427]*24*60*60+[.$N$1]*([.P427]-1)" office:value-type="float" office:value="347.804000000009">
            <text:p>347.804</text:p>
          </table:table-cell>
          <table:table-cell table:formula="of:=CONCATENATE(&quot;T&quot;;[.P427])" office:value-type="string" office:string-value="T426">
            <text:p>T426</text:p>
          </table:table-cell>
          <table:table-cell table:formula="of:=IF([.J427]=&quot;X&quot;;1;[.P426]+1)" office:value-type="float" office:value="426">
            <text:p>426</text:p>
          </table:table-cell>
          <table:table-cell table:style-name="ce7" table:formula="of:=CONCATENATE(&quot;mv &quot;;[.K427];&quot;^&quot;;[.O427];&quot;.wav &quot;&quot;rn^&quot;;[.$E427];&quot;~&quot;;[.$B427];&quot;~&quot;;[.$C427];&quot;~&quot;;[.$A427];&quot;~&quot;;[.$F427];&quot;~&quot;;[.$D427];&quot;.wav&quot;&quot;&quot;)" office:value-type="string" office:string-value="mv 1^T426.wav &quot;rn^ZZZ~~~~~.wav&quot;">
            <text:p>mv 1^T426.wav "rn^ZZZ~~~~~.wav"</text:p>
          </table:table-cell>
          <table:table-cell table:formula="of:=CONCATENATE(&quot;-ALBUM &quot;&quot;&quot;;[.A427];&quot;&quot;&quot; -ARTIST &quot;&quot;&quot;;[.B427];&quot;&quot;&quot; -ID3V2TAG TCOM &quot;&quot;&quot;;[.C427];&quot;&quot;&quot; -GENRE &quot;&quot;&quot;;[.D427];&quot;&quot;&quot; -TITLE &quot;&quot;&quot;;[.E427];&quot;&quot;&quot; -TRACK &quot;&quot;&quot;;[.F427];&quot;&quot;&quot; -YEAR &quot;&quot;&quot;;[.H427];&quot;&quot;&quot; &quot;;[.K427];&quot;/&quot;;[.O427];&quot;.mp3&quot;)" office:value-type="string" office:string-value="-ALBUM &quot;&quot; -ARTIST &quot;&quot; -ID3V2TAG TCOM &quot;&quot; -GENRE &quot;&quot; -TITLE &quot;ZZZ&quot; -TRACK &quot;&quot; -YEAR &quot;&quot; 1/T426.mp3">
            <text:p>-ALBUM "" -ARTIST "" -ID3V2TAG TCOM "" -GENRE "" -TITLE "ZZZ" -TRACK "" -YEAR "" 1/T42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27]+1" office:value-type="float" office:value="427">
            <text:p>427</text:p>
          </table:table-cell>
          <table:table-cell table:style-name="ce3"/>
          <table:table-cell table:style-name="ce5" table:formula="of:=IF([.J428]=&quot;X&quot;;[.K427]+1;[.K427])" office:value-type="float" office:value="1">
            <text:p>1</text:p>
          </table:table-cell>
          <table:table-cell table:formula="of:=IF([.J428]=&quot;X&quot;;0;[.L427]+[.G427]+[.J428]/24/60/60)" office:value-type="time" office:time-value="PT00H09M20.304S">
            <text:p>00:09:20.30</text:p>
          </table:table-cell>
          <table:table-cell table:formula="of:=INT([.L428]*24*60)+MOD([.L428]*24*60*60;60)/100" office:value-type="float" office:value="9.20304">
            <text:p>9.203</text:p>
          </table:table-cell>
          <table:table-cell table:formula="of:=[.L428]*24*60*60+[.$N$1]*([.P428]-1)" office:value-type="float" office:value="347.304000000009">
            <text:p>347.304</text:p>
          </table:table-cell>
          <table:table-cell table:formula="of:=CONCATENATE(&quot;T&quot;;[.P428])" office:value-type="string" office:string-value="T427">
            <text:p>T427</text:p>
          </table:table-cell>
          <table:table-cell table:formula="of:=IF([.J428]=&quot;X&quot;;1;[.P427]+1)" office:value-type="float" office:value="427">
            <text:p>427</text:p>
          </table:table-cell>
          <table:table-cell table:style-name="ce7" table:formula="of:=CONCATENATE(&quot;mv &quot;;[.K428];&quot;^&quot;;[.O428];&quot;.wav &quot;&quot;rn^&quot;;[.$E428];&quot;~&quot;;[.$B428];&quot;~&quot;;[.$C428];&quot;~&quot;;[.$A428];&quot;~&quot;;[.$F428];&quot;~&quot;;[.$D428];&quot;.wav&quot;&quot;&quot;)" office:value-type="string" office:string-value="mv 1^T427.wav &quot;rn^ZZZ~~~~~.wav&quot;">
            <text:p>mv 1^T427.wav "rn^ZZZ~~~~~.wav"</text:p>
          </table:table-cell>
          <table:table-cell table:formula="of:=CONCATENATE(&quot;-ALBUM &quot;&quot;&quot;;[.A428];&quot;&quot;&quot; -ARTIST &quot;&quot;&quot;;[.B428];&quot;&quot;&quot; -ID3V2TAG TCOM &quot;&quot;&quot;;[.C428];&quot;&quot;&quot; -GENRE &quot;&quot;&quot;;[.D428];&quot;&quot;&quot; -TITLE &quot;&quot;&quot;;[.E428];&quot;&quot;&quot; -TRACK &quot;&quot;&quot;;[.F428];&quot;&quot;&quot; -YEAR &quot;&quot;&quot;;[.H428];&quot;&quot;&quot; &quot;;[.K428];&quot;/&quot;;[.O428];&quot;.mp3&quot;)" office:value-type="string" office:string-value="-ALBUM &quot;&quot; -ARTIST &quot;&quot; -ID3V2TAG TCOM &quot;&quot; -GENRE &quot;&quot; -TITLE &quot;ZZZ&quot; -TRACK &quot;&quot; -YEAR &quot;&quot; 1/T427.mp3">
            <text:p>-ALBUM "" -ARTIST "" -ID3V2TAG TCOM "" -GENRE "" -TITLE "ZZZ" -TRACK "" -YEAR "" 1/T42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28]+1" office:value-type="float" office:value="428">
            <text:p>428</text:p>
          </table:table-cell>
          <table:table-cell table:style-name="ce3"/>
          <table:table-cell table:style-name="ce5" table:formula="of:=IF([.J429]=&quot;X&quot;;[.K428]+1;[.K428])" office:value-type="float" office:value="1">
            <text:p>1</text:p>
          </table:table-cell>
          <table:table-cell table:formula="of:=IF([.J429]=&quot;X&quot;;0;[.L428]+[.G428]+[.J429]/24/60/60)" office:value-type="time" office:time-value="PT00H09M20.304S">
            <text:p>00:09:20.30</text:p>
          </table:table-cell>
          <table:table-cell table:formula="of:=INT([.L429]*24*60)+MOD([.L429]*24*60*60;60)/100" office:value-type="float" office:value="9.20304">
            <text:p>9.203</text:p>
          </table:table-cell>
          <table:table-cell table:formula="of:=[.L429]*24*60*60+[.$N$1]*([.P429]-1)" office:value-type="float" office:value="346.804000000009">
            <text:p>346.804</text:p>
          </table:table-cell>
          <table:table-cell table:formula="of:=CONCATENATE(&quot;T&quot;;[.P429])" office:value-type="string" office:string-value="T428">
            <text:p>T428</text:p>
          </table:table-cell>
          <table:table-cell table:formula="of:=IF([.J429]=&quot;X&quot;;1;[.P428]+1)" office:value-type="float" office:value="428">
            <text:p>428</text:p>
          </table:table-cell>
          <table:table-cell table:style-name="ce7" table:formula="of:=CONCATENATE(&quot;mv &quot;;[.K429];&quot;^&quot;;[.O429];&quot;.wav &quot;&quot;rn^&quot;;[.$E429];&quot;~&quot;;[.$B429];&quot;~&quot;;[.$C429];&quot;~&quot;;[.$A429];&quot;~&quot;;[.$F429];&quot;~&quot;;[.$D429];&quot;.wav&quot;&quot;&quot;)" office:value-type="string" office:string-value="mv 1^T428.wav &quot;rn^ZZZ~~~~~.wav&quot;">
            <text:p>mv 1^T428.wav "rn^ZZZ~~~~~.wav"</text:p>
          </table:table-cell>
          <table:table-cell table:formula="of:=CONCATENATE(&quot;-ALBUM &quot;&quot;&quot;;[.A429];&quot;&quot;&quot; -ARTIST &quot;&quot;&quot;;[.B429];&quot;&quot;&quot; -ID3V2TAG TCOM &quot;&quot;&quot;;[.C429];&quot;&quot;&quot; -GENRE &quot;&quot;&quot;;[.D429];&quot;&quot;&quot; -TITLE &quot;&quot;&quot;;[.E429];&quot;&quot;&quot; -TRACK &quot;&quot;&quot;;[.F429];&quot;&quot;&quot; -YEAR &quot;&quot;&quot;;[.H429];&quot;&quot;&quot; &quot;;[.K429];&quot;/&quot;;[.O429];&quot;.mp3&quot;)" office:value-type="string" office:string-value="-ALBUM &quot;&quot; -ARTIST &quot;&quot; -ID3V2TAG TCOM &quot;&quot; -GENRE &quot;&quot; -TITLE &quot;ZZZ&quot; -TRACK &quot;&quot; -YEAR &quot;&quot; 1/T428.mp3">
            <text:p>-ALBUM "" -ARTIST "" -ID3V2TAG TCOM "" -GENRE "" -TITLE "ZZZ" -TRACK "" -YEAR "" 1/T42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29]+1" office:value-type="float" office:value="429">
            <text:p>429</text:p>
          </table:table-cell>
          <table:table-cell table:style-name="ce3"/>
          <table:table-cell table:style-name="ce5" table:formula="of:=IF([.J430]=&quot;X&quot;;[.K429]+1;[.K429])" office:value-type="float" office:value="1">
            <text:p>1</text:p>
          </table:table-cell>
          <table:table-cell table:formula="of:=IF([.J430]=&quot;X&quot;;0;[.L429]+[.G429]+[.J430]/24/60/60)" office:value-type="time" office:time-value="PT00H09M20.304S">
            <text:p>00:09:20.30</text:p>
          </table:table-cell>
          <table:table-cell table:formula="of:=INT([.L430]*24*60)+MOD([.L430]*24*60*60;60)/100" office:value-type="float" office:value="9.20304">
            <text:p>9.203</text:p>
          </table:table-cell>
          <table:table-cell table:formula="of:=[.L430]*24*60*60+[.$N$1]*([.P430]-1)" office:value-type="float" office:value="346.304000000009">
            <text:p>346.304</text:p>
          </table:table-cell>
          <table:table-cell table:formula="of:=CONCATENATE(&quot;T&quot;;[.P430])" office:value-type="string" office:string-value="T429">
            <text:p>T429</text:p>
          </table:table-cell>
          <table:table-cell table:formula="of:=IF([.J430]=&quot;X&quot;;1;[.P429]+1)" office:value-type="float" office:value="429">
            <text:p>429</text:p>
          </table:table-cell>
          <table:table-cell table:style-name="ce7" table:formula="of:=CONCATENATE(&quot;mv &quot;;[.K430];&quot;^&quot;;[.O430];&quot;.wav &quot;&quot;rn^&quot;;[.$E430];&quot;~&quot;;[.$B430];&quot;~&quot;;[.$C430];&quot;~&quot;;[.$A430];&quot;~&quot;;[.$F430];&quot;~&quot;;[.$D430];&quot;.wav&quot;&quot;&quot;)" office:value-type="string" office:string-value="mv 1^T429.wav &quot;rn^ZZZ~~~~~.wav&quot;">
            <text:p>mv 1^T429.wav "rn^ZZZ~~~~~.wav"</text:p>
          </table:table-cell>
          <table:table-cell table:formula="of:=CONCATENATE(&quot;-ALBUM &quot;&quot;&quot;;[.A430];&quot;&quot;&quot; -ARTIST &quot;&quot;&quot;;[.B430];&quot;&quot;&quot; -ID3V2TAG TCOM &quot;&quot;&quot;;[.C430];&quot;&quot;&quot; -GENRE &quot;&quot;&quot;;[.D430];&quot;&quot;&quot; -TITLE &quot;&quot;&quot;;[.E430];&quot;&quot;&quot; -TRACK &quot;&quot;&quot;;[.F430];&quot;&quot;&quot; -YEAR &quot;&quot;&quot;;[.H430];&quot;&quot;&quot; &quot;;[.K430];&quot;/&quot;;[.O430];&quot;.mp3&quot;)" office:value-type="string" office:string-value="-ALBUM &quot;&quot; -ARTIST &quot;&quot; -ID3V2TAG TCOM &quot;&quot; -GENRE &quot;&quot; -TITLE &quot;ZZZ&quot; -TRACK &quot;&quot; -YEAR &quot;&quot; 1/T429.mp3">
            <text:p>-ALBUM "" -ARTIST "" -ID3V2TAG TCOM "" -GENRE "" -TITLE "ZZZ" -TRACK "" -YEAR "" 1/T42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30]+1" office:value-type="float" office:value="430">
            <text:p>430</text:p>
          </table:table-cell>
          <table:table-cell table:style-name="ce3"/>
          <table:table-cell table:style-name="ce5" table:formula="of:=IF([.J431]=&quot;X&quot;;[.K430]+1;[.K430])" office:value-type="float" office:value="1">
            <text:p>1</text:p>
          </table:table-cell>
          <table:table-cell table:formula="of:=IF([.J431]=&quot;X&quot;;0;[.L430]+[.G430]+[.J431]/24/60/60)" office:value-type="time" office:time-value="PT00H09M20.304S">
            <text:p>00:09:20.30</text:p>
          </table:table-cell>
          <table:table-cell table:formula="of:=INT([.L431]*24*60)+MOD([.L431]*24*60*60;60)/100" office:value-type="float" office:value="9.20304">
            <text:p>9.203</text:p>
          </table:table-cell>
          <table:table-cell table:formula="of:=[.L431]*24*60*60+[.$N$1]*([.P431]-1)" office:value-type="float" office:value="345.804000000009">
            <text:p>345.804</text:p>
          </table:table-cell>
          <table:table-cell table:formula="of:=CONCATENATE(&quot;T&quot;;[.P431])" office:value-type="string" office:string-value="T430">
            <text:p>T430</text:p>
          </table:table-cell>
          <table:table-cell table:formula="of:=IF([.J431]=&quot;X&quot;;1;[.P430]+1)" office:value-type="float" office:value="430">
            <text:p>430</text:p>
          </table:table-cell>
          <table:table-cell table:style-name="ce7" table:formula="of:=CONCATENATE(&quot;mv &quot;;[.K431];&quot;^&quot;;[.O431];&quot;.wav &quot;&quot;rn^&quot;;[.$E431];&quot;~&quot;;[.$B431];&quot;~&quot;;[.$C431];&quot;~&quot;;[.$A431];&quot;~&quot;;[.$F431];&quot;~&quot;;[.$D431];&quot;.wav&quot;&quot;&quot;)" office:value-type="string" office:string-value="mv 1^T430.wav &quot;rn^ZZZ~~~~~.wav&quot;">
            <text:p>mv 1^T430.wav "rn^ZZZ~~~~~.wav"</text:p>
          </table:table-cell>
          <table:table-cell table:formula="of:=CONCATENATE(&quot;-ALBUM &quot;&quot;&quot;;[.A431];&quot;&quot;&quot; -ARTIST &quot;&quot;&quot;;[.B431];&quot;&quot;&quot; -ID3V2TAG TCOM &quot;&quot;&quot;;[.C431];&quot;&quot;&quot; -GENRE &quot;&quot;&quot;;[.D431];&quot;&quot;&quot; -TITLE &quot;&quot;&quot;;[.E431];&quot;&quot;&quot; -TRACK &quot;&quot;&quot;;[.F431];&quot;&quot;&quot; -YEAR &quot;&quot;&quot;;[.H431];&quot;&quot;&quot; &quot;;[.K431];&quot;/&quot;;[.O431];&quot;.mp3&quot;)" office:value-type="string" office:string-value="-ALBUM &quot;&quot; -ARTIST &quot;&quot; -ID3V2TAG TCOM &quot;&quot; -GENRE &quot;&quot; -TITLE &quot;ZZZ&quot; -TRACK &quot;&quot; -YEAR &quot;&quot; 1/T430.mp3">
            <text:p>-ALBUM "" -ARTIST "" -ID3V2TAG TCOM "" -GENRE "" -TITLE "ZZZ" -TRACK "" -YEAR "" 1/T43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31]+1" office:value-type="float" office:value="431">
            <text:p>431</text:p>
          </table:table-cell>
          <table:table-cell table:style-name="ce3"/>
          <table:table-cell table:style-name="ce5" table:formula="of:=IF([.J432]=&quot;X&quot;;[.K431]+1;[.K431])" office:value-type="float" office:value="1">
            <text:p>1</text:p>
          </table:table-cell>
          <table:table-cell table:formula="of:=IF([.J432]=&quot;X&quot;;0;[.L431]+[.G431]+[.J432]/24/60/60)" office:value-type="time" office:time-value="PT00H09M20.304S">
            <text:p>00:09:20.30</text:p>
          </table:table-cell>
          <table:table-cell table:formula="of:=INT([.L432]*24*60)+MOD([.L432]*24*60*60;60)/100" office:value-type="float" office:value="9.20304">
            <text:p>9.203</text:p>
          </table:table-cell>
          <table:table-cell table:formula="of:=[.L432]*24*60*60+[.$N$1]*([.P432]-1)" office:value-type="float" office:value="345.304000000009">
            <text:p>345.304</text:p>
          </table:table-cell>
          <table:table-cell table:formula="of:=CONCATENATE(&quot;T&quot;;[.P432])" office:value-type="string" office:string-value="T431">
            <text:p>T431</text:p>
          </table:table-cell>
          <table:table-cell table:formula="of:=IF([.J432]=&quot;X&quot;;1;[.P431]+1)" office:value-type="float" office:value="431">
            <text:p>431</text:p>
          </table:table-cell>
          <table:table-cell table:style-name="ce7" table:formula="of:=CONCATENATE(&quot;mv &quot;;[.K432];&quot;^&quot;;[.O432];&quot;.wav &quot;&quot;rn^&quot;;[.$E432];&quot;~&quot;;[.$B432];&quot;~&quot;;[.$C432];&quot;~&quot;;[.$A432];&quot;~&quot;;[.$F432];&quot;~&quot;;[.$D432];&quot;.wav&quot;&quot;&quot;)" office:value-type="string" office:string-value="mv 1^T431.wav &quot;rn^ZZZ~~~~~.wav&quot;">
            <text:p>mv 1^T431.wav "rn^ZZZ~~~~~.wav"</text:p>
          </table:table-cell>
          <table:table-cell table:formula="of:=CONCATENATE(&quot;-ALBUM &quot;&quot;&quot;;[.A432];&quot;&quot;&quot; -ARTIST &quot;&quot;&quot;;[.B432];&quot;&quot;&quot; -ID3V2TAG TCOM &quot;&quot;&quot;;[.C432];&quot;&quot;&quot; -GENRE &quot;&quot;&quot;;[.D432];&quot;&quot;&quot; -TITLE &quot;&quot;&quot;;[.E432];&quot;&quot;&quot; -TRACK &quot;&quot;&quot;;[.F432];&quot;&quot;&quot; -YEAR &quot;&quot;&quot;;[.H432];&quot;&quot;&quot; &quot;;[.K432];&quot;/&quot;;[.O432];&quot;.mp3&quot;)" office:value-type="string" office:string-value="-ALBUM &quot;&quot; -ARTIST &quot;&quot; -ID3V2TAG TCOM &quot;&quot; -GENRE &quot;&quot; -TITLE &quot;ZZZ&quot; -TRACK &quot;&quot; -YEAR &quot;&quot; 1/T431.mp3">
            <text:p>-ALBUM "" -ARTIST "" -ID3V2TAG TCOM "" -GENRE "" -TITLE "ZZZ" -TRACK "" -YEAR "" 1/T43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32]+1" office:value-type="float" office:value="432">
            <text:p>432</text:p>
          </table:table-cell>
          <table:table-cell table:style-name="ce3"/>
          <table:table-cell table:style-name="ce5" table:formula="of:=IF([.J433]=&quot;X&quot;;[.K432]+1;[.K432])" office:value-type="float" office:value="1">
            <text:p>1</text:p>
          </table:table-cell>
          <table:table-cell table:formula="of:=IF([.J433]=&quot;X&quot;;0;[.L432]+[.G432]+[.J433]/24/60/60)" office:value-type="time" office:time-value="PT00H09M20.304S">
            <text:p>00:09:20.30</text:p>
          </table:table-cell>
          <table:table-cell table:formula="of:=INT([.L433]*24*60)+MOD([.L433]*24*60*60;60)/100" office:value-type="float" office:value="9.20304">
            <text:p>9.203</text:p>
          </table:table-cell>
          <table:table-cell table:formula="of:=[.L433]*24*60*60+[.$N$1]*([.P433]-1)" office:value-type="float" office:value="344.804000000009">
            <text:p>344.804</text:p>
          </table:table-cell>
          <table:table-cell table:formula="of:=CONCATENATE(&quot;T&quot;;[.P433])" office:value-type="string" office:string-value="T432">
            <text:p>T432</text:p>
          </table:table-cell>
          <table:table-cell table:formula="of:=IF([.J433]=&quot;X&quot;;1;[.P432]+1)" office:value-type="float" office:value="432">
            <text:p>432</text:p>
          </table:table-cell>
          <table:table-cell table:style-name="ce7" table:formula="of:=CONCATENATE(&quot;mv &quot;;[.K433];&quot;^&quot;;[.O433];&quot;.wav &quot;&quot;rn^&quot;;[.$E433];&quot;~&quot;;[.$B433];&quot;~&quot;;[.$C433];&quot;~&quot;;[.$A433];&quot;~&quot;;[.$F433];&quot;~&quot;;[.$D433];&quot;.wav&quot;&quot;&quot;)" office:value-type="string" office:string-value="mv 1^T432.wav &quot;rn^ZZZ~~~~~.wav&quot;">
            <text:p>mv 1^T432.wav "rn^ZZZ~~~~~.wav"</text:p>
          </table:table-cell>
          <table:table-cell table:formula="of:=CONCATENATE(&quot;-ALBUM &quot;&quot;&quot;;[.A433];&quot;&quot;&quot; -ARTIST &quot;&quot;&quot;;[.B433];&quot;&quot;&quot; -ID3V2TAG TCOM &quot;&quot;&quot;;[.C433];&quot;&quot;&quot; -GENRE &quot;&quot;&quot;;[.D433];&quot;&quot;&quot; -TITLE &quot;&quot;&quot;;[.E433];&quot;&quot;&quot; -TRACK &quot;&quot;&quot;;[.F433];&quot;&quot;&quot; -YEAR &quot;&quot;&quot;;[.H433];&quot;&quot;&quot; &quot;;[.K433];&quot;/&quot;;[.O433];&quot;.mp3&quot;)" office:value-type="string" office:string-value="-ALBUM &quot;&quot; -ARTIST &quot;&quot; -ID3V2TAG TCOM &quot;&quot; -GENRE &quot;&quot; -TITLE &quot;ZZZ&quot; -TRACK &quot;&quot; -YEAR &quot;&quot; 1/T432.mp3">
            <text:p>-ALBUM "" -ARTIST "" -ID3V2TAG TCOM "" -GENRE "" -TITLE "ZZZ" -TRACK "" -YEAR "" 1/T43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33]+1" office:value-type="float" office:value="433">
            <text:p>433</text:p>
          </table:table-cell>
          <table:table-cell table:style-name="ce3"/>
          <table:table-cell table:style-name="ce5" table:formula="of:=IF([.J434]=&quot;X&quot;;[.K433]+1;[.K433])" office:value-type="float" office:value="1">
            <text:p>1</text:p>
          </table:table-cell>
          <table:table-cell table:formula="of:=IF([.J434]=&quot;X&quot;;0;[.L433]+[.G433]+[.J434]/24/60/60)" office:value-type="time" office:time-value="PT00H09M20.304S">
            <text:p>00:09:20.30</text:p>
          </table:table-cell>
          <table:table-cell table:formula="of:=INT([.L434]*24*60)+MOD([.L434]*24*60*60;60)/100" office:value-type="float" office:value="9.20304">
            <text:p>9.203</text:p>
          </table:table-cell>
          <table:table-cell table:formula="of:=[.L434]*24*60*60+[.$N$1]*([.P434]-1)" office:value-type="float" office:value="344.304000000009">
            <text:p>344.304</text:p>
          </table:table-cell>
          <table:table-cell table:formula="of:=CONCATENATE(&quot;T&quot;;[.P434])" office:value-type="string" office:string-value="T433">
            <text:p>T433</text:p>
          </table:table-cell>
          <table:table-cell table:formula="of:=IF([.J434]=&quot;X&quot;;1;[.P433]+1)" office:value-type="float" office:value="433">
            <text:p>433</text:p>
          </table:table-cell>
          <table:table-cell table:style-name="ce7" table:formula="of:=CONCATENATE(&quot;mv &quot;;[.K434];&quot;^&quot;;[.O434];&quot;.wav &quot;&quot;rn^&quot;;[.$E434];&quot;~&quot;;[.$B434];&quot;~&quot;;[.$C434];&quot;~&quot;;[.$A434];&quot;~&quot;;[.$F434];&quot;~&quot;;[.$D434];&quot;.wav&quot;&quot;&quot;)" office:value-type="string" office:string-value="mv 1^T433.wav &quot;rn^ZZZ~~~~~.wav&quot;">
            <text:p>mv 1^T433.wav "rn^ZZZ~~~~~.wav"</text:p>
          </table:table-cell>
          <table:table-cell table:formula="of:=CONCATENATE(&quot;-ALBUM &quot;&quot;&quot;;[.A434];&quot;&quot;&quot; -ARTIST &quot;&quot;&quot;;[.B434];&quot;&quot;&quot; -ID3V2TAG TCOM &quot;&quot;&quot;;[.C434];&quot;&quot;&quot; -GENRE &quot;&quot;&quot;;[.D434];&quot;&quot;&quot; -TITLE &quot;&quot;&quot;;[.E434];&quot;&quot;&quot; -TRACK &quot;&quot;&quot;;[.F434];&quot;&quot;&quot; -YEAR &quot;&quot;&quot;;[.H434];&quot;&quot;&quot; &quot;;[.K434];&quot;/&quot;;[.O434];&quot;.mp3&quot;)" office:value-type="string" office:string-value="-ALBUM &quot;&quot; -ARTIST &quot;&quot; -ID3V2TAG TCOM &quot;&quot; -GENRE &quot;&quot; -TITLE &quot;ZZZ&quot; -TRACK &quot;&quot; -YEAR &quot;&quot; 1/T433.mp3">
            <text:p>-ALBUM "" -ARTIST "" -ID3V2TAG TCOM "" -GENRE "" -TITLE "ZZZ" -TRACK "" -YEAR "" 1/T43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34]+1" office:value-type="float" office:value="434">
            <text:p>434</text:p>
          </table:table-cell>
          <table:table-cell table:style-name="ce3"/>
          <table:table-cell table:style-name="ce5" table:formula="of:=IF([.J435]=&quot;X&quot;;[.K434]+1;[.K434])" office:value-type="float" office:value="1">
            <text:p>1</text:p>
          </table:table-cell>
          <table:table-cell table:formula="of:=IF([.J435]=&quot;X&quot;;0;[.L434]+[.G434]+[.J435]/24/60/60)" office:value-type="time" office:time-value="PT00H09M20.304S">
            <text:p>00:09:20.30</text:p>
          </table:table-cell>
          <table:table-cell table:formula="of:=INT([.L435]*24*60)+MOD([.L435]*24*60*60;60)/100" office:value-type="float" office:value="9.20304">
            <text:p>9.203</text:p>
          </table:table-cell>
          <table:table-cell table:formula="of:=[.L435]*24*60*60+[.$N$1]*([.P435]-1)" office:value-type="float" office:value="343.804000000009">
            <text:p>343.804</text:p>
          </table:table-cell>
          <table:table-cell table:formula="of:=CONCATENATE(&quot;T&quot;;[.P435])" office:value-type="string" office:string-value="T434">
            <text:p>T434</text:p>
          </table:table-cell>
          <table:table-cell table:formula="of:=IF([.J435]=&quot;X&quot;;1;[.P434]+1)" office:value-type="float" office:value="434">
            <text:p>434</text:p>
          </table:table-cell>
          <table:table-cell table:style-name="ce7" table:formula="of:=CONCATENATE(&quot;mv &quot;;[.K435];&quot;^&quot;;[.O435];&quot;.wav &quot;&quot;rn^&quot;;[.$E435];&quot;~&quot;;[.$B435];&quot;~&quot;;[.$C435];&quot;~&quot;;[.$A435];&quot;~&quot;;[.$F435];&quot;~&quot;;[.$D435];&quot;.wav&quot;&quot;&quot;)" office:value-type="string" office:string-value="mv 1^T434.wav &quot;rn^ZZZ~~~~~.wav&quot;">
            <text:p>mv 1^T434.wav "rn^ZZZ~~~~~.wav"</text:p>
          </table:table-cell>
          <table:table-cell table:formula="of:=CONCATENATE(&quot;-ALBUM &quot;&quot;&quot;;[.A435];&quot;&quot;&quot; -ARTIST &quot;&quot;&quot;;[.B435];&quot;&quot;&quot; -ID3V2TAG TCOM &quot;&quot;&quot;;[.C435];&quot;&quot;&quot; -GENRE &quot;&quot;&quot;;[.D435];&quot;&quot;&quot; -TITLE &quot;&quot;&quot;;[.E435];&quot;&quot;&quot; -TRACK &quot;&quot;&quot;;[.F435];&quot;&quot;&quot; -YEAR &quot;&quot;&quot;;[.H435];&quot;&quot;&quot; &quot;;[.K435];&quot;/&quot;;[.O435];&quot;.mp3&quot;)" office:value-type="string" office:string-value="-ALBUM &quot;&quot; -ARTIST &quot;&quot; -ID3V2TAG TCOM &quot;&quot; -GENRE &quot;&quot; -TITLE &quot;ZZZ&quot; -TRACK &quot;&quot; -YEAR &quot;&quot; 1/T434.mp3">
            <text:p>-ALBUM "" -ARTIST "" -ID3V2TAG TCOM "" -GENRE "" -TITLE "ZZZ" -TRACK "" -YEAR "" 1/T43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35]+1" office:value-type="float" office:value="435">
            <text:p>435</text:p>
          </table:table-cell>
          <table:table-cell table:style-name="ce3"/>
          <table:table-cell table:style-name="ce5" table:formula="of:=IF([.J436]=&quot;X&quot;;[.K435]+1;[.K435])" office:value-type="float" office:value="1">
            <text:p>1</text:p>
          </table:table-cell>
          <table:table-cell table:formula="of:=IF([.J436]=&quot;X&quot;;0;[.L435]+[.G435]+[.J436]/24/60/60)" office:value-type="time" office:time-value="PT00H09M20.304S">
            <text:p>00:09:20.30</text:p>
          </table:table-cell>
          <table:table-cell table:formula="of:=INT([.L436]*24*60)+MOD([.L436]*24*60*60;60)/100" office:value-type="float" office:value="9.20304">
            <text:p>9.203</text:p>
          </table:table-cell>
          <table:table-cell table:formula="of:=[.L436]*24*60*60+[.$N$1]*([.P436]-1)" office:value-type="float" office:value="343.304000000009">
            <text:p>343.304</text:p>
          </table:table-cell>
          <table:table-cell table:formula="of:=CONCATENATE(&quot;T&quot;;[.P436])" office:value-type="string" office:string-value="T435">
            <text:p>T435</text:p>
          </table:table-cell>
          <table:table-cell table:formula="of:=IF([.J436]=&quot;X&quot;;1;[.P435]+1)" office:value-type="float" office:value="435">
            <text:p>435</text:p>
          </table:table-cell>
          <table:table-cell table:style-name="ce7" table:formula="of:=CONCATENATE(&quot;mv &quot;;[.K436];&quot;^&quot;;[.O436];&quot;.wav &quot;&quot;rn^&quot;;[.$E436];&quot;~&quot;;[.$B436];&quot;~&quot;;[.$C436];&quot;~&quot;;[.$A436];&quot;~&quot;;[.$F436];&quot;~&quot;;[.$D436];&quot;.wav&quot;&quot;&quot;)" office:value-type="string" office:string-value="mv 1^T435.wav &quot;rn^ZZZ~~~~~.wav&quot;">
            <text:p>mv 1^T435.wav "rn^ZZZ~~~~~.wav"</text:p>
          </table:table-cell>
          <table:table-cell table:formula="of:=CONCATENATE(&quot;-ALBUM &quot;&quot;&quot;;[.A436];&quot;&quot;&quot; -ARTIST &quot;&quot;&quot;;[.B436];&quot;&quot;&quot; -ID3V2TAG TCOM &quot;&quot;&quot;;[.C436];&quot;&quot;&quot; -GENRE &quot;&quot;&quot;;[.D436];&quot;&quot;&quot; -TITLE &quot;&quot;&quot;;[.E436];&quot;&quot;&quot; -TRACK &quot;&quot;&quot;;[.F436];&quot;&quot;&quot; -YEAR &quot;&quot;&quot;;[.H436];&quot;&quot;&quot; &quot;;[.K436];&quot;/&quot;;[.O436];&quot;.mp3&quot;)" office:value-type="string" office:string-value="-ALBUM &quot;&quot; -ARTIST &quot;&quot; -ID3V2TAG TCOM &quot;&quot; -GENRE &quot;&quot; -TITLE &quot;ZZZ&quot; -TRACK &quot;&quot; -YEAR &quot;&quot; 1/T435.mp3">
            <text:p>-ALBUM "" -ARTIST "" -ID3V2TAG TCOM "" -GENRE "" -TITLE "ZZZ" -TRACK "" -YEAR "" 1/T43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36]+1" office:value-type="float" office:value="436">
            <text:p>436</text:p>
          </table:table-cell>
          <table:table-cell table:style-name="ce3"/>
          <table:table-cell table:style-name="ce5" table:formula="of:=IF([.J437]=&quot;X&quot;;[.K436]+1;[.K436])" office:value-type="float" office:value="1">
            <text:p>1</text:p>
          </table:table-cell>
          <table:table-cell table:formula="of:=IF([.J437]=&quot;X&quot;;0;[.L436]+[.G436]+[.J437]/24/60/60)" office:value-type="time" office:time-value="PT00H09M20.304S">
            <text:p>00:09:20.30</text:p>
          </table:table-cell>
          <table:table-cell table:formula="of:=INT([.L437]*24*60)+MOD([.L437]*24*60*60;60)/100" office:value-type="float" office:value="9.20304">
            <text:p>9.203</text:p>
          </table:table-cell>
          <table:table-cell table:formula="of:=[.L437]*24*60*60+[.$N$1]*([.P437]-1)" office:value-type="float" office:value="342.804000000009">
            <text:p>342.804</text:p>
          </table:table-cell>
          <table:table-cell table:formula="of:=CONCATENATE(&quot;T&quot;;[.P437])" office:value-type="string" office:string-value="T436">
            <text:p>T436</text:p>
          </table:table-cell>
          <table:table-cell table:formula="of:=IF([.J437]=&quot;X&quot;;1;[.P436]+1)" office:value-type="float" office:value="436">
            <text:p>436</text:p>
          </table:table-cell>
          <table:table-cell table:style-name="ce7" table:formula="of:=CONCATENATE(&quot;mv &quot;;[.K437];&quot;^&quot;;[.O437];&quot;.wav &quot;&quot;rn^&quot;;[.$E437];&quot;~&quot;;[.$B437];&quot;~&quot;;[.$C437];&quot;~&quot;;[.$A437];&quot;~&quot;;[.$F437];&quot;~&quot;;[.$D437];&quot;.wav&quot;&quot;&quot;)" office:value-type="string" office:string-value="mv 1^T436.wav &quot;rn^ZZZ~~~~~.wav&quot;">
            <text:p>mv 1^T436.wav "rn^ZZZ~~~~~.wav"</text:p>
          </table:table-cell>
          <table:table-cell table:formula="of:=CONCATENATE(&quot;-ALBUM &quot;&quot;&quot;;[.A437];&quot;&quot;&quot; -ARTIST &quot;&quot;&quot;;[.B437];&quot;&quot;&quot; -ID3V2TAG TCOM &quot;&quot;&quot;;[.C437];&quot;&quot;&quot; -GENRE &quot;&quot;&quot;;[.D437];&quot;&quot;&quot; -TITLE &quot;&quot;&quot;;[.E437];&quot;&quot;&quot; -TRACK &quot;&quot;&quot;;[.F437];&quot;&quot;&quot; -YEAR &quot;&quot;&quot;;[.H437];&quot;&quot;&quot; &quot;;[.K437];&quot;/&quot;;[.O437];&quot;.mp3&quot;)" office:value-type="string" office:string-value="-ALBUM &quot;&quot; -ARTIST &quot;&quot; -ID3V2TAG TCOM &quot;&quot; -GENRE &quot;&quot; -TITLE &quot;ZZZ&quot; -TRACK &quot;&quot; -YEAR &quot;&quot; 1/T436.mp3">
            <text:p>-ALBUM "" -ARTIST "" -ID3V2TAG TCOM "" -GENRE "" -TITLE "ZZZ" -TRACK "" -YEAR "" 1/T43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37]+1" office:value-type="float" office:value="437">
            <text:p>437</text:p>
          </table:table-cell>
          <table:table-cell table:style-name="ce3"/>
          <table:table-cell table:style-name="ce5" table:formula="of:=IF([.J438]=&quot;X&quot;;[.K437]+1;[.K437])" office:value-type="float" office:value="1">
            <text:p>1</text:p>
          </table:table-cell>
          <table:table-cell table:formula="of:=IF([.J438]=&quot;X&quot;;0;[.L437]+[.G437]+[.J438]/24/60/60)" office:value-type="time" office:time-value="PT00H09M20.304S">
            <text:p>00:09:20.30</text:p>
          </table:table-cell>
          <table:table-cell table:formula="of:=INT([.L438]*24*60)+MOD([.L438]*24*60*60;60)/100" office:value-type="float" office:value="9.20304">
            <text:p>9.203</text:p>
          </table:table-cell>
          <table:table-cell table:formula="of:=[.L438]*24*60*60+[.$N$1]*([.P438]-1)" office:value-type="float" office:value="342.304000000009">
            <text:p>342.304</text:p>
          </table:table-cell>
          <table:table-cell table:formula="of:=CONCATENATE(&quot;T&quot;;[.P438])" office:value-type="string" office:string-value="T437">
            <text:p>T437</text:p>
          </table:table-cell>
          <table:table-cell table:formula="of:=IF([.J438]=&quot;X&quot;;1;[.P437]+1)" office:value-type="float" office:value="437">
            <text:p>437</text:p>
          </table:table-cell>
          <table:table-cell table:style-name="ce7" table:formula="of:=CONCATENATE(&quot;mv &quot;;[.K438];&quot;^&quot;;[.O438];&quot;.wav &quot;&quot;rn^&quot;;[.$E438];&quot;~&quot;;[.$B438];&quot;~&quot;;[.$C438];&quot;~&quot;;[.$A438];&quot;~&quot;;[.$F438];&quot;~&quot;;[.$D438];&quot;.wav&quot;&quot;&quot;)" office:value-type="string" office:string-value="mv 1^T437.wav &quot;rn^ZZZ~~~~~.wav&quot;">
            <text:p>mv 1^T437.wav "rn^ZZZ~~~~~.wav"</text:p>
          </table:table-cell>
          <table:table-cell table:formula="of:=CONCATENATE(&quot;-ALBUM &quot;&quot;&quot;;[.A438];&quot;&quot;&quot; -ARTIST &quot;&quot;&quot;;[.B438];&quot;&quot;&quot; -ID3V2TAG TCOM &quot;&quot;&quot;;[.C438];&quot;&quot;&quot; -GENRE &quot;&quot;&quot;;[.D438];&quot;&quot;&quot; -TITLE &quot;&quot;&quot;;[.E438];&quot;&quot;&quot; -TRACK &quot;&quot;&quot;;[.F438];&quot;&quot;&quot; -YEAR &quot;&quot;&quot;;[.H438];&quot;&quot;&quot; &quot;;[.K438];&quot;/&quot;;[.O438];&quot;.mp3&quot;)" office:value-type="string" office:string-value="-ALBUM &quot;&quot; -ARTIST &quot;&quot; -ID3V2TAG TCOM &quot;&quot; -GENRE &quot;&quot; -TITLE &quot;ZZZ&quot; -TRACK &quot;&quot; -YEAR &quot;&quot; 1/T437.mp3">
            <text:p>-ALBUM "" -ARTIST "" -ID3V2TAG TCOM "" -GENRE "" -TITLE "ZZZ" -TRACK "" -YEAR "" 1/T43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38]+1" office:value-type="float" office:value="438">
            <text:p>438</text:p>
          </table:table-cell>
          <table:table-cell table:style-name="ce3"/>
          <table:table-cell table:style-name="ce5" table:formula="of:=IF([.J439]=&quot;X&quot;;[.K438]+1;[.K438])" office:value-type="float" office:value="1">
            <text:p>1</text:p>
          </table:table-cell>
          <table:table-cell table:formula="of:=IF([.J439]=&quot;X&quot;;0;[.L438]+[.G438]+[.J439]/24/60/60)" office:value-type="time" office:time-value="PT00H09M20.304S">
            <text:p>00:09:20.30</text:p>
          </table:table-cell>
          <table:table-cell table:formula="of:=INT([.L439]*24*60)+MOD([.L439]*24*60*60;60)/100" office:value-type="float" office:value="9.20304">
            <text:p>9.203</text:p>
          </table:table-cell>
          <table:table-cell table:formula="of:=[.L439]*24*60*60+[.$N$1]*([.P439]-1)" office:value-type="float" office:value="341.80400000001">
            <text:p>341.804</text:p>
          </table:table-cell>
          <table:table-cell table:formula="of:=CONCATENATE(&quot;T&quot;;[.P439])" office:value-type="string" office:string-value="T438">
            <text:p>T438</text:p>
          </table:table-cell>
          <table:table-cell table:formula="of:=IF([.J439]=&quot;X&quot;;1;[.P438]+1)" office:value-type="float" office:value="438">
            <text:p>438</text:p>
          </table:table-cell>
          <table:table-cell table:style-name="ce7" table:formula="of:=CONCATENATE(&quot;mv &quot;;[.K439];&quot;^&quot;;[.O439];&quot;.wav &quot;&quot;rn^&quot;;[.$E439];&quot;~&quot;;[.$B439];&quot;~&quot;;[.$C439];&quot;~&quot;;[.$A439];&quot;~&quot;;[.$F439];&quot;~&quot;;[.$D439];&quot;.wav&quot;&quot;&quot;)" office:value-type="string" office:string-value="mv 1^T438.wav &quot;rn^ZZZ~~~~~.wav&quot;">
            <text:p>mv 1^T438.wav "rn^ZZZ~~~~~.wav"</text:p>
          </table:table-cell>
          <table:table-cell table:formula="of:=CONCATENATE(&quot;-ALBUM &quot;&quot;&quot;;[.A439];&quot;&quot;&quot; -ARTIST &quot;&quot;&quot;;[.B439];&quot;&quot;&quot; -ID3V2TAG TCOM &quot;&quot;&quot;;[.C439];&quot;&quot;&quot; -GENRE &quot;&quot;&quot;;[.D439];&quot;&quot;&quot; -TITLE &quot;&quot;&quot;;[.E439];&quot;&quot;&quot; -TRACK &quot;&quot;&quot;;[.F439];&quot;&quot;&quot; -YEAR &quot;&quot;&quot;;[.H439];&quot;&quot;&quot; &quot;;[.K439];&quot;/&quot;;[.O439];&quot;.mp3&quot;)" office:value-type="string" office:string-value="-ALBUM &quot;&quot; -ARTIST &quot;&quot; -ID3V2TAG TCOM &quot;&quot; -GENRE &quot;&quot; -TITLE &quot;ZZZ&quot; -TRACK &quot;&quot; -YEAR &quot;&quot; 1/T438.mp3">
            <text:p>-ALBUM "" -ARTIST "" -ID3V2TAG TCOM "" -GENRE "" -TITLE "ZZZ" -TRACK "" -YEAR "" 1/T43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39]+1" office:value-type="float" office:value="439">
            <text:p>439</text:p>
          </table:table-cell>
          <table:table-cell table:style-name="ce3"/>
          <table:table-cell table:style-name="ce5" table:formula="of:=IF([.J440]=&quot;X&quot;;[.K439]+1;[.K439])" office:value-type="float" office:value="1">
            <text:p>1</text:p>
          </table:table-cell>
          <table:table-cell table:formula="of:=IF([.J440]=&quot;X&quot;;0;[.L439]+[.G439]+[.J440]/24/60/60)" office:value-type="time" office:time-value="PT00H09M20.304S">
            <text:p>00:09:20.30</text:p>
          </table:table-cell>
          <table:table-cell table:formula="of:=INT([.L440]*24*60)+MOD([.L440]*24*60*60;60)/100" office:value-type="float" office:value="9.20304">
            <text:p>9.203</text:p>
          </table:table-cell>
          <table:table-cell table:formula="of:=[.L440]*24*60*60+[.$N$1]*([.P440]-1)" office:value-type="float" office:value="341.304000000009">
            <text:p>341.304</text:p>
          </table:table-cell>
          <table:table-cell table:formula="of:=CONCATENATE(&quot;T&quot;;[.P440])" office:value-type="string" office:string-value="T439">
            <text:p>T439</text:p>
          </table:table-cell>
          <table:table-cell table:formula="of:=IF([.J440]=&quot;X&quot;;1;[.P439]+1)" office:value-type="float" office:value="439">
            <text:p>439</text:p>
          </table:table-cell>
          <table:table-cell table:style-name="ce7" table:formula="of:=CONCATENATE(&quot;mv &quot;;[.K440];&quot;^&quot;;[.O440];&quot;.wav &quot;&quot;rn^&quot;;[.$E440];&quot;~&quot;;[.$B440];&quot;~&quot;;[.$C440];&quot;~&quot;;[.$A440];&quot;~&quot;;[.$F440];&quot;~&quot;;[.$D440];&quot;.wav&quot;&quot;&quot;)" office:value-type="string" office:string-value="mv 1^T439.wav &quot;rn^ZZZ~~~~~.wav&quot;">
            <text:p>mv 1^T439.wav "rn^ZZZ~~~~~.wav"</text:p>
          </table:table-cell>
          <table:table-cell table:formula="of:=CONCATENATE(&quot;-ALBUM &quot;&quot;&quot;;[.A440];&quot;&quot;&quot; -ARTIST &quot;&quot;&quot;;[.B440];&quot;&quot;&quot; -ID3V2TAG TCOM &quot;&quot;&quot;;[.C440];&quot;&quot;&quot; -GENRE &quot;&quot;&quot;;[.D440];&quot;&quot;&quot; -TITLE &quot;&quot;&quot;;[.E440];&quot;&quot;&quot; -TRACK &quot;&quot;&quot;;[.F440];&quot;&quot;&quot; -YEAR &quot;&quot;&quot;;[.H440];&quot;&quot;&quot; &quot;;[.K440];&quot;/&quot;;[.O440];&quot;.mp3&quot;)" office:value-type="string" office:string-value="-ALBUM &quot;&quot; -ARTIST &quot;&quot; -ID3V2TAG TCOM &quot;&quot; -GENRE &quot;&quot; -TITLE &quot;ZZZ&quot; -TRACK &quot;&quot; -YEAR &quot;&quot; 1/T439.mp3">
            <text:p>-ALBUM "" -ARTIST "" -ID3V2TAG TCOM "" -GENRE "" -TITLE "ZZZ" -TRACK "" -YEAR "" 1/T43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40]+1" office:value-type="float" office:value="440">
            <text:p>440</text:p>
          </table:table-cell>
          <table:table-cell table:style-name="ce3"/>
          <table:table-cell table:style-name="ce5" table:formula="of:=IF([.J441]=&quot;X&quot;;[.K440]+1;[.K440])" office:value-type="float" office:value="1">
            <text:p>1</text:p>
          </table:table-cell>
          <table:table-cell table:formula="of:=IF([.J441]=&quot;X&quot;;0;[.L440]+[.G440]+[.J441]/24/60/60)" office:value-type="time" office:time-value="PT00H09M20.304S">
            <text:p>00:09:20.30</text:p>
          </table:table-cell>
          <table:table-cell table:formula="of:=INT([.L441]*24*60)+MOD([.L441]*24*60*60;60)/100" office:value-type="float" office:value="9.20304">
            <text:p>9.203</text:p>
          </table:table-cell>
          <table:table-cell table:formula="of:=[.L441]*24*60*60+[.$N$1]*([.P441]-1)" office:value-type="float" office:value="340.80400000001">
            <text:p>340.804</text:p>
          </table:table-cell>
          <table:table-cell table:formula="of:=CONCATENATE(&quot;T&quot;;[.P441])" office:value-type="string" office:string-value="T440">
            <text:p>T440</text:p>
          </table:table-cell>
          <table:table-cell table:formula="of:=IF([.J441]=&quot;X&quot;;1;[.P440]+1)" office:value-type="float" office:value="440">
            <text:p>440</text:p>
          </table:table-cell>
          <table:table-cell table:style-name="ce7" table:formula="of:=CONCATENATE(&quot;mv &quot;;[.K441];&quot;^&quot;;[.O441];&quot;.wav &quot;&quot;rn^&quot;;[.$E441];&quot;~&quot;;[.$B441];&quot;~&quot;;[.$C441];&quot;~&quot;;[.$A441];&quot;~&quot;;[.$F441];&quot;~&quot;;[.$D441];&quot;.wav&quot;&quot;&quot;)" office:value-type="string" office:string-value="mv 1^T440.wav &quot;rn^ZZZ~~~~~.wav&quot;">
            <text:p>mv 1^T440.wav "rn^ZZZ~~~~~.wav"</text:p>
          </table:table-cell>
          <table:table-cell table:formula="of:=CONCATENATE(&quot;-ALBUM &quot;&quot;&quot;;[.A441];&quot;&quot;&quot; -ARTIST &quot;&quot;&quot;;[.B441];&quot;&quot;&quot; -ID3V2TAG TCOM &quot;&quot;&quot;;[.C441];&quot;&quot;&quot; -GENRE &quot;&quot;&quot;;[.D441];&quot;&quot;&quot; -TITLE &quot;&quot;&quot;;[.E441];&quot;&quot;&quot; -TRACK &quot;&quot;&quot;;[.F441];&quot;&quot;&quot; -YEAR &quot;&quot;&quot;;[.H441];&quot;&quot;&quot; &quot;;[.K441];&quot;/&quot;;[.O441];&quot;.mp3&quot;)" office:value-type="string" office:string-value="-ALBUM &quot;&quot; -ARTIST &quot;&quot; -ID3V2TAG TCOM &quot;&quot; -GENRE &quot;&quot; -TITLE &quot;ZZZ&quot; -TRACK &quot;&quot; -YEAR &quot;&quot; 1/T440.mp3">
            <text:p>-ALBUM "" -ARTIST "" -ID3V2TAG TCOM "" -GENRE "" -TITLE "ZZZ" -TRACK "" -YEAR "" 1/T44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41]+1" office:value-type="float" office:value="441">
            <text:p>441</text:p>
          </table:table-cell>
          <table:table-cell table:style-name="ce3"/>
          <table:table-cell table:style-name="ce5" table:formula="of:=IF([.J442]=&quot;X&quot;;[.K441]+1;[.K441])" office:value-type="float" office:value="1">
            <text:p>1</text:p>
          </table:table-cell>
          <table:table-cell table:formula="of:=IF([.J442]=&quot;X&quot;;0;[.L441]+[.G441]+[.J442]/24/60/60)" office:value-type="time" office:time-value="PT00H09M20.304S">
            <text:p>00:09:20.30</text:p>
          </table:table-cell>
          <table:table-cell table:formula="of:=INT([.L442]*24*60)+MOD([.L442]*24*60*60;60)/100" office:value-type="float" office:value="9.20304">
            <text:p>9.203</text:p>
          </table:table-cell>
          <table:table-cell table:formula="of:=[.L442]*24*60*60+[.$N$1]*([.P442]-1)" office:value-type="float" office:value="340.30400000001">
            <text:p>340.304</text:p>
          </table:table-cell>
          <table:table-cell table:formula="of:=CONCATENATE(&quot;T&quot;;[.P442])" office:value-type="string" office:string-value="T441">
            <text:p>T441</text:p>
          </table:table-cell>
          <table:table-cell table:formula="of:=IF([.J442]=&quot;X&quot;;1;[.P441]+1)" office:value-type="float" office:value="441">
            <text:p>441</text:p>
          </table:table-cell>
          <table:table-cell table:style-name="ce7" table:formula="of:=CONCATENATE(&quot;mv &quot;;[.K442];&quot;^&quot;;[.O442];&quot;.wav &quot;&quot;rn^&quot;;[.$E442];&quot;~&quot;;[.$B442];&quot;~&quot;;[.$C442];&quot;~&quot;;[.$A442];&quot;~&quot;;[.$F442];&quot;~&quot;;[.$D442];&quot;.wav&quot;&quot;&quot;)" office:value-type="string" office:string-value="mv 1^T441.wav &quot;rn^ZZZ~~~~~.wav&quot;">
            <text:p>mv 1^T441.wav "rn^ZZZ~~~~~.wav"</text:p>
          </table:table-cell>
          <table:table-cell table:formula="of:=CONCATENATE(&quot;-ALBUM &quot;&quot;&quot;;[.A442];&quot;&quot;&quot; -ARTIST &quot;&quot;&quot;;[.B442];&quot;&quot;&quot; -ID3V2TAG TCOM &quot;&quot;&quot;;[.C442];&quot;&quot;&quot; -GENRE &quot;&quot;&quot;;[.D442];&quot;&quot;&quot; -TITLE &quot;&quot;&quot;;[.E442];&quot;&quot;&quot; -TRACK &quot;&quot;&quot;;[.F442];&quot;&quot;&quot; -YEAR &quot;&quot;&quot;;[.H442];&quot;&quot;&quot; &quot;;[.K442];&quot;/&quot;;[.O442];&quot;.mp3&quot;)" office:value-type="string" office:string-value="-ALBUM &quot;&quot; -ARTIST &quot;&quot; -ID3V2TAG TCOM &quot;&quot; -GENRE &quot;&quot; -TITLE &quot;ZZZ&quot; -TRACK &quot;&quot; -YEAR &quot;&quot; 1/T441.mp3">
            <text:p>-ALBUM "" -ARTIST "" -ID3V2TAG TCOM "" -GENRE "" -TITLE "ZZZ" -TRACK "" -YEAR "" 1/T44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42]+1" office:value-type="float" office:value="442">
            <text:p>442</text:p>
          </table:table-cell>
          <table:table-cell table:style-name="ce3"/>
          <table:table-cell table:style-name="ce5" table:formula="of:=IF([.J443]=&quot;X&quot;;[.K442]+1;[.K442])" office:value-type="float" office:value="1">
            <text:p>1</text:p>
          </table:table-cell>
          <table:table-cell table:formula="of:=IF([.J443]=&quot;X&quot;;0;[.L442]+[.G442]+[.J443]/24/60/60)" office:value-type="time" office:time-value="PT00H09M20.304S">
            <text:p>00:09:20.30</text:p>
          </table:table-cell>
          <table:table-cell table:formula="of:=INT([.L443]*24*60)+MOD([.L443]*24*60*60;60)/100" office:value-type="float" office:value="9.20304">
            <text:p>9.203</text:p>
          </table:table-cell>
          <table:table-cell table:formula="of:=[.L443]*24*60*60+[.$N$1]*([.P443]-1)" office:value-type="float" office:value="339.80400000001">
            <text:p>339.804</text:p>
          </table:table-cell>
          <table:table-cell table:formula="of:=CONCATENATE(&quot;T&quot;;[.P443])" office:value-type="string" office:string-value="T442">
            <text:p>T442</text:p>
          </table:table-cell>
          <table:table-cell table:formula="of:=IF([.J443]=&quot;X&quot;;1;[.P442]+1)" office:value-type="float" office:value="442">
            <text:p>442</text:p>
          </table:table-cell>
          <table:table-cell table:style-name="ce7" table:formula="of:=CONCATENATE(&quot;mv &quot;;[.K443];&quot;^&quot;;[.O443];&quot;.wav &quot;&quot;rn^&quot;;[.$E443];&quot;~&quot;;[.$B443];&quot;~&quot;;[.$C443];&quot;~&quot;;[.$A443];&quot;~&quot;;[.$F443];&quot;~&quot;;[.$D443];&quot;.wav&quot;&quot;&quot;)" office:value-type="string" office:string-value="mv 1^T442.wav &quot;rn^ZZZ~~~~~.wav&quot;">
            <text:p>mv 1^T442.wav "rn^ZZZ~~~~~.wav"</text:p>
          </table:table-cell>
          <table:table-cell table:formula="of:=CONCATENATE(&quot;-ALBUM &quot;&quot;&quot;;[.A443];&quot;&quot;&quot; -ARTIST &quot;&quot;&quot;;[.B443];&quot;&quot;&quot; -ID3V2TAG TCOM &quot;&quot;&quot;;[.C443];&quot;&quot;&quot; -GENRE &quot;&quot;&quot;;[.D443];&quot;&quot;&quot; -TITLE &quot;&quot;&quot;;[.E443];&quot;&quot;&quot; -TRACK &quot;&quot;&quot;;[.F443];&quot;&quot;&quot; -YEAR &quot;&quot;&quot;;[.H443];&quot;&quot;&quot; &quot;;[.K443];&quot;/&quot;;[.O443];&quot;.mp3&quot;)" office:value-type="string" office:string-value="-ALBUM &quot;&quot; -ARTIST &quot;&quot; -ID3V2TAG TCOM &quot;&quot; -GENRE &quot;&quot; -TITLE &quot;ZZZ&quot; -TRACK &quot;&quot; -YEAR &quot;&quot; 1/T442.mp3">
            <text:p>-ALBUM "" -ARTIST "" -ID3V2TAG TCOM "" -GENRE "" -TITLE "ZZZ" -TRACK "" -YEAR "" 1/T44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43]+1" office:value-type="float" office:value="443">
            <text:p>443</text:p>
          </table:table-cell>
          <table:table-cell table:style-name="ce3"/>
          <table:table-cell table:style-name="ce5" table:formula="of:=IF([.J444]=&quot;X&quot;;[.K443]+1;[.K443])" office:value-type="float" office:value="1">
            <text:p>1</text:p>
          </table:table-cell>
          <table:table-cell table:formula="of:=IF([.J444]=&quot;X&quot;;0;[.L443]+[.G443]+[.J444]/24/60/60)" office:value-type="time" office:time-value="PT00H09M20.304S">
            <text:p>00:09:20.30</text:p>
          </table:table-cell>
          <table:table-cell table:formula="of:=INT([.L444]*24*60)+MOD([.L444]*24*60*60;60)/100" office:value-type="float" office:value="9.20304">
            <text:p>9.203</text:p>
          </table:table-cell>
          <table:table-cell table:formula="of:=[.L444]*24*60*60+[.$N$1]*([.P444]-1)" office:value-type="float" office:value="339.30400000001">
            <text:p>339.304</text:p>
          </table:table-cell>
          <table:table-cell table:formula="of:=CONCATENATE(&quot;T&quot;;[.P444])" office:value-type="string" office:string-value="T443">
            <text:p>T443</text:p>
          </table:table-cell>
          <table:table-cell table:formula="of:=IF([.J444]=&quot;X&quot;;1;[.P443]+1)" office:value-type="float" office:value="443">
            <text:p>443</text:p>
          </table:table-cell>
          <table:table-cell table:style-name="ce7" table:formula="of:=CONCATENATE(&quot;mv &quot;;[.K444];&quot;^&quot;;[.O444];&quot;.wav &quot;&quot;rn^&quot;;[.$E444];&quot;~&quot;;[.$B444];&quot;~&quot;;[.$C444];&quot;~&quot;;[.$A444];&quot;~&quot;;[.$F444];&quot;~&quot;;[.$D444];&quot;.wav&quot;&quot;&quot;)" office:value-type="string" office:string-value="mv 1^T443.wav &quot;rn^ZZZ~~~~~.wav&quot;">
            <text:p>mv 1^T443.wav "rn^ZZZ~~~~~.wav"</text:p>
          </table:table-cell>
          <table:table-cell table:formula="of:=CONCATENATE(&quot;-ALBUM &quot;&quot;&quot;;[.A444];&quot;&quot;&quot; -ARTIST &quot;&quot;&quot;;[.B444];&quot;&quot;&quot; -ID3V2TAG TCOM &quot;&quot;&quot;;[.C444];&quot;&quot;&quot; -GENRE &quot;&quot;&quot;;[.D444];&quot;&quot;&quot; -TITLE &quot;&quot;&quot;;[.E444];&quot;&quot;&quot; -TRACK &quot;&quot;&quot;;[.F444];&quot;&quot;&quot; -YEAR &quot;&quot;&quot;;[.H444];&quot;&quot;&quot; &quot;;[.K444];&quot;/&quot;;[.O444];&quot;.mp3&quot;)" office:value-type="string" office:string-value="-ALBUM &quot;&quot; -ARTIST &quot;&quot; -ID3V2TAG TCOM &quot;&quot; -GENRE &quot;&quot; -TITLE &quot;ZZZ&quot; -TRACK &quot;&quot; -YEAR &quot;&quot; 1/T443.mp3">
            <text:p>-ALBUM "" -ARTIST "" -ID3V2TAG TCOM "" -GENRE "" -TITLE "ZZZ" -TRACK "" -YEAR "" 1/T44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44]+1" office:value-type="float" office:value="444">
            <text:p>444</text:p>
          </table:table-cell>
          <table:table-cell table:style-name="ce3"/>
          <table:table-cell table:style-name="ce5" table:formula="of:=IF([.J445]=&quot;X&quot;;[.K444]+1;[.K444])" office:value-type="float" office:value="1">
            <text:p>1</text:p>
          </table:table-cell>
          <table:table-cell table:formula="of:=IF([.J445]=&quot;X&quot;;0;[.L444]+[.G444]+[.J445]/24/60/60)" office:value-type="time" office:time-value="PT00H09M20.304S">
            <text:p>00:09:20.30</text:p>
          </table:table-cell>
          <table:table-cell table:formula="of:=INT([.L445]*24*60)+MOD([.L445]*24*60*60;60)/100" office:value-type="float" office:value="9.20304">
            <text:p>9.203</text:p>
          </table:table-cell>
          <table:table-cell table:formula="of:=[.L445]*24*60*60+[.$N$1]*([.P445]-1)" office:value-type="float" office:value="338.80400000001">
            <text:p>338.804</text:p>
          </table:table-cell>
          <table:table-cell table:formula="of:=CONCATENATE(&quot;T&quot;;[.P445])" office:value-type="string" office:string-value="T444">
            <text:p>T444</text:p>
          </table:table-cell>
          <table:table-cell table:formula="of:=IF([.J445]=&quot;X&quot;;1;[.P444]+1)" office:value-type="float" office:value="444">
            <text:p>444</text:p>
          </table:table-cell>
          <table:table-cell table:style-name="ce7" table:formula="of:=CONCATENATE(&quot;mv &quot;;[.K445];&quot;^&quot;;[.O445];&quot;.wav &quot;&quot;rn^&quot;;[.$E445];&quot;~&quot;;[.$B445];&quot;~&quot;;[.$C445];&quot;~&quot;;[.$A445];&quot;~&quot;;[.$F445];&quot;~&quot;;[.$D445];&quot;.wav&quot;&quot;&quot;)" office:value-type="string" office:string-value="mv 1^T444.wav &quot;rn^ZZZ~~~~~.wav&quot;">
            <text:p>mv 1^T444.wav "rn^ZZZ~~~~~.wav"</text:p>
          </table:table-cell>
          <table:table-cell table:formula="of:=CONCATENATE(&quot;-ALBUM &quot;&quot;&quot;;[.A445];&quot;&quot;&quot; -ARTIST &quot;&quot;&quot;;[.B445];&quot;&quot;&quot; -ID3V2TAG TCOM &quot;&quot;&quot;;[.C445];&quot;&quot;&quot; -GENRE &quot;&quot;&quot;;[.D445];&quot;&quot;&quot; -TITLE &quot;&quot;&quot;;[.E445];&quot;&quot;&quot; -TRACK &quot;&quot;&quot;;[.F445];&quot;&quot;&quot; -YEAR &quot;&quot;&quot;;[.H445];&quot;&quot;&quot; &quot;;[.K445];&quot;/&quot;;[.O445];&quot;.mp3&quot;)" office:value-type="string" office:string-value="-ALBUM &quot;&quot; -ARTIST &quot;&quot; -ID3V2TAG TCOM &quot;&quot; -GENRE &quot;&quot; -TITLE &quot;ZZZ&quot; -TRACK &quot;&quot; -YEAR &quot;&quot; 1/T444.mp3">
            <text:p>-ALBUM "" -ARTIST "" -ID3V2TAG TCOM "" -GENRE "" -TITLE "ZZZ" -TRACK "" -YEAR "" 1/T44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45]+1" office:value-type="float" office:value="445">
            <text:p>445</text:p>
          </table:table-cell>
          <table:table-cell table:style-name="ce3"/>
          <table:table-cell table:style-name="ce5" table:formula="of:=IF([.J446]=&quot;X&quot;;[.K445]+1;[.K445])" office:value-type="float" office:value="1">
            <text:p>1</text:p>
          </table:table-cell>
          <table:table-cell table:formula="of:=IF([.J446]=&quot;X&quot;;0;[.L445]+[.G445]+[.J446]/24/60/60)" office:value-type="time" office:time-value="PT00H09M20.304S">
            <text:p>00:09:20.30</text:p>
          </table:table-cell>
          <table:table-cell table:formula="of:=INT([.L446]*24*60)+MOD([.L446]*24*60*60;60)/100" office:value-type="float" office:value="9.20304">
            <text:p>9.203</text:p>
          </table:table-cell>
          <table:table-cell table:formula="of:=[.L446]*24*60*60+[.$N$1]*([.P446]-1)" office:value-type="float" office:value="338.30400000001">
            <text:p>338.304</text:p>
          </table:table-cell>
          <table:table-cell table:formula="of:=CONCATENATE(&quot;T&quot;;[.P446])" office:value-type="string" office:string-value="T445">
            <text:p>T445</text:p>
          </table:table-cell>
          <table:table-cell table:formula="of:=IF([.J446]=&quot;X&quot;;1;[.P445]+1)" office:value-type="float" office:value="445">
            <text:p>445</text:p>
          </table:table-cell>
          <table:table-cell table:style-name="ce7" table:formula="of:=CONCATENATE(&quot;mv &quot;;[.K446];&quot;^&quot;;[.O446];&quot;.wav &quot;&quot;rn^&quot;;[.$E446];&quot;~&quot;;[.$B446];&quot;~&quot;;[.$C446];&quot;~&quot;;[.$A446];&quot;~&quot;;[.$F446];&quot;~&quot;;[.$D446];&quot;.wav&quot;&quot;&quot;)" office:value-type="string" office:string-value="mv 1^T445.wav &quot;rn^ZZZ~~~~~.wav&quot;">
            <text:p>mv 1^T445.wav "rn^ZZZ~~~~~.wav"</text:p>
          </table:table-cell>
          <table:table-cell table:formula="of:=CONCATENATE(&quot;-ALBUM &quot;&quot;&quot;;[.A446];&quot;&quot;&quot; -ARTIST &quot;&quot;&quot;;[.B446];&quot;&quot;&quot; -ID3V2TAG TCOM &quot;&quot;&quot;;[.C446];&quot;&quot;&quot; -GENRE &quot;&quot;&quot;;[.D446];&quot;&quot;&quot; -TITLE &quot;&quot;&quot;;[.E446];&quot;&quot;&quot; -TRACK &quot;&quot;&quot;;[.F446];&quot;&quot;&quot; -YEAR &quot;&quot;&quot;;[.H446];&quot;&quot;&quot; &quot;;[.K446];&quot;/&quot;;[.O446];&quot;.mp3&quot;)" office:value-type="string" office:string-value="-ALBUM &quot;&quot; -ARTIST &quot;&quot; -ID3V2TAG TCOM &quot;&quot; -GENRE &quot;&quot; -TITLE &quot;ZZZ&quot; -TRACK &quot;&quot; -YEAR &quot;&quot; 1/T445.mp3">
            <text:p>-ALBUM "" -ARTIST "" -ID3V2TAG TCOM "" -GENRE "" -TITLE "ZZZ" -TRACK "" -YEAR "" 1/T44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46]+1" office:value-type="float" office:value="446">
            <text:p>446</text:p>
          </table:table-cell>
          <table:table-cell table:style-name="ce3"/>
          <table:table-cell table:style-name="ce5" table:formula="of:=IF([.J447]=&quot;X&quot;;[.K446]+1;[.K446])" office:value-type="float" office:value="1">
            <text:p>1</text:p>
          </table:table-cell>
          <table:table-cell table:formula="of:=IF([.J447]=&quot;X&quot;;0;[.L446]+[.G446]+[.J447]/24/60/60)" office:value-type="time" office:time-value="PT00H09M20.304S">
            <text:p>00:09:20.30</text:p>
          </table:table-cell>
          <table:table-cell table:formula="of:=INT([.L447]*24*60)+MOD([.L447]*24*60*60;60)/100" office:value-type="float" office:value="9.20304">
            <text:p>9.203</text:p>
          </table:table-cell>
          <table:table-cell table:formula="of:=[.L447]*24*60*60+[.$N$1]*([.P447]-1)" office:value-type="float" office:value="337.80400000001">
            <text:p>337.804</text:p>
          </table:table-cell>
          <table:table-cell table:formula="of:=CONCATENATE(&quot;T&quot;;[.P447])" office:value-type="string" office:string-value="T446">
            <text:p>T446</text:p>
          </table:table-cell>
          <table:table-cell table:formula="of:=IF([.J447]=&quot;X&quot;;1;[.P446]+1)" office:value-type="float" office:value="446">
            <text:p>446</text:p>
          </table:table-cell>
          <table:table-cell table:style-name="ce7" table:formula="of:=CONCATENATE(&quot;mv &quot;;[.K447];&quot;^&quot;;[.O447];&quot;.wav &quot;&quot;rn^&quot;;[.$E447];&quot;~&quot;;[.$B447];&quot;~&quot;;[.$C447];&quot;~&quot;;[.$A447];&quot;~&quot;;[.$F447];&quot;~&quot;;[.$D447];&quot;.wav&quot;&quot;&quot;)" office:value-type="string" office:string-value="mv 1^T446.wav &quot;rn^ZZZ~~~~~.wav&quot;">
            <text:p>mv 1^T446.wav "rn^ZZZ~~~~~.wav"</text:p>
          </table:table-cell>
          <table:table-cell table:formula="of:=CONCATENATE(&quot;-ALBUM &quot;&quot;&quot;;[.A447];&quot;&quot;&quot; -ARTIST &quot;&quot;&quot;;[.B447];&quot;&quot;&quot; -ID3V2TAG TCOM &quot;&quot;&quot;;[.C447];&quot;&quot;&quot; -GENRE &quot;&quot;&quot;;[.D447];&quot;&quot;&quot; -TITLE &quot;&quot;&quot;;[.E447];&quot;&quot;&quot; -TRACK &quot;&quot;&quot;;[.F447];&quot;&quot;&quot; -YEAR &quot;&quot;&quot;;[.H447];&quot;&quot;&quot; &quot;;[.K447];&quot;/&quot;;[.O447];&quot;.mp3&quot;)" office:value-type="string" office:string-value="-ALBUM &quot;&quot; -ARTIST &quot;&quot; -ID3V2TAG TCOM &quot;&quot; -GENRE &quot;&quot; -TITLE &quot;ZZZ&quot; -TRACK &quot;&quot; -YEAR &quot;&quot; 1/T446.mp3">
            <text:p>-ALBUM "" -ARTIST "" -ID3V2TAG TCOM "" -GENRE "" -TITLE "ZZZ" -TRACK "" -YEAR "" 1/T44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47]+1" office:value-type="float" office:value="447">
            <text:p>447</text:p>
          </table:table-cell>
          <table:table-cell table:style-name="ce3"/>
          <table:table-cell table:style-name="ce5" table:formula="of:=IF([.J448]=&quot;X&quot;;[.K447]+1;[.K447])" office:value-type="float" office:value="1">
            <text:p>1</text:p>
          </table:table-cell>
          <table:table-cell table:formula="of:=IF([.J448]=&quot;X&quot;;0;[.L447]+[.G447]+[.J448]/24/60/60)" office:value-type="time" office:time-value="PT00H09M20.304S">
            <text:p>00:09:20.30</text:p>
          </table:table-cell>
          <table:table-cell table:formula="of:=INT([.L448]*24*60)+MOD([.L448]*24*60*60;60)/100" office:value-type="float" office:value="9.20304">
            <text:p>9.203</text:p>
          </table:table-cell>
          <table:table-cell table:formula="of:=[.L448]*24*60*60+[.$N$1]*([.P448]-1)" office:value-type="float" office:value="337.30400000001">
            <text:p>337.304</text:p>
          </table:table-cell>
          <table:table-cell table:formula="of:=CONCATENATE(&quot;T&quot;;[.P448])" office:value-type="string" office:string-value="T447">
            <text:p>T447</text:p>
          </table:table-cell>
          <table:table-cell table:formula="of:=IF([.J448]=&quot;X&quot;;1;[.P447]+1)" office:value-type="float" office:value="447">
            <text:p>447</text:p>
          </table:table-cell>
          <table:table-cell table:style-name="ce7" table:formula="of:=CONCATENATE(&quot;mv &quot;;[.K448];&quot;^&quot;;[.O448];&quot;.wav &quot;&quot;rn^&quot;;[.$E448];&quot;~&quot;;[.$B448];&quot;~&quot;;[.$C448];&quot;~&quot;;[.$A448];&quot;~&quot;;[.$F448];&quot;~&quot;;[.$D448];&quot;.wav&quot;&quot;&quot;)" office:value-type="string" office:string-value="mv 1^T447.wav &quot;rn^ZZZ~~~~~.wav&quot;">
            <text:p>mv 1^T447.wav "rn^ZZZ~~~~~.wav"</text:p>
          </table:table-cell>
          <table:table-cell table:formula="of:=CONCATENATE(&quot;-ALBUM &quot;&quot;&quot;;[.A448];&quot;&quot;&quot; -ARTIST &quot;&quot;&quot;;[.B448];&quot;&quot;&quot; -ID3V2TAG TCOM &quot;&quot;&quot;;[.C448];&quot;&quot;&quot; -GENRE &quot;&quot;&quot;;[.D448];&quot;&quot;&quot; -TITLE &quot;&quot;&quot;;[.E448];&quot;&quot;&quot; -TRACK &quot;&quot;&quot;;[.F448];&quot;&quot;&quot; -YEAR &quot;&quot;&quot;;[.H448];&quot;&quot;&quot; &quot;;[.K448];&quot;/&quot;;[.O448];&quot;.mp3&quot;)" office:value-type="string" office:string-value="-ALBUM &quot;&quot; -ARTIST &quot;&quot; -ID3V2TAG TCOM &quot;&quot; -GENRE &quot;&quot; -TITLE &quot;ZZZ&quot; -TRACK &quot;&quot; -YEAR &quot;&quot; 1/T447.mp3">
            <text:p>-ALBUM "" -ARTIST "" -ID3V2TAG TCOM "" -GENRE "" -TITLE "ZZZ" -TRACK "" -YEAR "" 1/T44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48]+1" office:value-type="float" office:value="448">
            <text:p>448</text:p>
          </table:table-cell>
          <table:table-cell table:style-name="ce3"/>
          <table:table-cell table:style-name="ce5" table:formula="of:=IF([.J449]=&quot;X&quot;;[.K448]+1;[.K448])" office:value-type="float" office:value="1">
            <text:p>1</text:p>
          </table:table-cell>
          <table:table-cell table:formula="of:=IF([.J449]=&quot;X&quot;;0;[.L448]+[.G448]+[.J449]/24/60/60)" office:value-type="time" office:time-value="PT00H09M20.304S">
            <text:p>00:09:20.30</text:p>
          </table:table-cell>
          <table:table-cell table:formula="of:=INT([.L449]*24*60)+MOD([.L449]*24*60*60;60)/100" office:value-type="float" office:value="9.20304">
            <text:p>9.203</text:p>
          </table:table-cell>
          <table:table-cell table:formula="of:=[.L449]*24*60*60+[.$N$1]*([.P449]-1)" office:value-type="float" office:value="336.80400000001">
            <text:p>336.804</text:p>
          </table:table-cell>
          <table:table-cell table:formula="of:=CONCATENATE(&quot;T&quot;;[.P449])" office:value-type="string" office:string-value="T448">
            <text:p>T448</text:p>
          </table:table-cell>
          <table:table-cell table:formula="of:=IF([.J449]=&quot;X&quot;;1;[.P448]+1)" office:value-type="float" office:value="448">
            <text:p>448</text:p>
          </table:table-cell>
          <table:table-cell table:style-name="ce7" table:formula="of:=CONCATENATE(&quot;mv &quot;;[.K449];&quot;^&quot;;[.O449];&quot;.wav &quot;&quot;rn^&quot;;[.$E449];&quot;~&quot;;[.$B449];&quot;~&quot;;[.$C449];&quot;~&quot;;[.$A449];&quot;~&quot;;[.$F449];&quot;~&quot;;[.$D449];&quot;.wav&quot;&quot;&quot;)" office:value-type="string" office:string-value="mv 1^T448.wav &quot;rn^ZZZ~~~~~.wav&quot;">
            <text:p>mv 1^T448.wav "rn^ZZZ~~~~~.wav"</text:p>
          </table:table-cell>
          <table:table-cell table:formula="of:=CONCATENATE(&quot;-ALBUM &quot;&quot;&quot;;[.A449];&quot;&quot;&quot; -ARTIST &quot;&quot;&quot;;[.B449];&quot;&quot;&quot; -ID3V2TAG TCOM &quot;&quot;&quot;;[.C449];&quot;&quot;&quot; -GENRE &quot;&quot;&quot;;[.D449];&quot;&quot;&quot; -TITLE &quot;&quot;&quot;;[.E449];&quot;&quot;&quot; -TRACK &quot;&quot;&quot;;[.F449];&quot;&quot;&quot; -YEAR &quot;&quot;&quot;;[.H449];&quot;&quot;&quot; &quot;;[.K449];&quot;/&quot;;[.O449];&quot;.mp3&quot;)" office:value-type="string" office:string-value="-ALBUM &quot;&quot; -ARTIST &quot;&quot; -ID3V2TAG TCOM &quot;&quot; -GENRE &quot;&quot; -TITLE &quot;ZZZ&quot; -TRACK &quot;&quot; -YEAR &quot;&quot; 1/T448.mp3">
            <text:p>-ALBUM "" -ARTIST "" -ID3V2TAG TCOM "" -GENRE "" -TITLE "ZZZ" -TRACK "" -YEAR "" 1/T44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49]+1" office:value-type="float" office:value="449">
            <text:p>449</text:p>
          </table:table-cell>
          <table:table-cell table:style-name="ce3"/>
          <table:table-cell table:style-name="ce5" table:formula="of:=IF([.J450]=&quot;X&quot;;[.K449]+1;[.K449])" office:value-type="float" office:value="1">
            <text:p>1</text:p>
          </table:table-cell>
          <table:table-cell table:formula="of:=IF([.J450]=&quot;X&quot;;0;[.L449]+[.G449]+[.J450]/24/60/60)" office:value-type="time" office:time-value="PT00H09M20.304S">
            <text:p>00:09:20.30</text:p>
          </table:table-cell>
          <table:table-cell table:formula="of:=INT([.L450]*24*60)+MOD([.L450]*24*60*60;60)/100" office:value-type="float" office:value="9.20304">
            <text:p>9.203</text:p>
          </table:table-cell>
          <table:table-cell table:formula="of:=[.L450]*24*60*60+[.$N$1]*([.P450]-1)" office:value-type="float" office:value="336.30400000001">
            <text:p>336.304</text:p>
          </table:table-cell>
          <table:table-cell table:formula="of:=CONCATENATE(&quot;T&quot;;[.P450])" office:value-type="string" office:string-value="T449">
            <text:p>T449</text:p>
          </table:table-cell>
          <table:table-cell table:formula="of:=IF([.J450]=&quot;X&quot;;1;[.P449]+1)" office:value-type="float" office:value="449">
            <text:p>449</text:p>
          </table:table-cell>
          <table:table-cell table:style-name="ce7" table:formula="of:=CONCATENATE(&quot;mv &quot;;[.K450];&quot;^&quot;;[.O450];&quot;.wav &quot;&quot;rn^&quot;;[.$E450];&quot;~&quot;;[.$B450];&quot;~&quot;;[.$C450];&quot;~&quot;;[.$A450];&quot;~&quot;;[.$F450];&quot;~&quot;;[.$D450];&quot;.wav&quot;&quot;&quot;)" office:value-type="string" office:string-value="mv 1^T449.wav &quot;rn^ZZZ~~~~~.wav&quot;">
            <text:p>mv 1^T449.wav "rn^ZZZ~~~~~.wav"</text:p>
          </table:table-cell>
          <table:table-cell table:formula="of:=CONCATENATE(&quot;-ALBUM &quot;&quot;&quot;;[.A450];&quot;&quot;&quot; -ARTIST &quot;&quot;&quot;;[.B450];&quot;&quot;&quot; -ID3V2TAG TCOM &quot;&quot;&quot;;[.C450];&quot;&quot;&quot; -GENRE &quot;&quot;&quot;;[.D450];&quot;&quot;&quot; -TITLE &quot;&quot;&quot;;[.E450];&quot;&quot;&quot; -TRACK &quot;&quot;&quot;;[.F450];&quot;&quot;&quot; -YEAR &quot;&quot;&quot;;[.H450];&quot;&quot;&quot; &quot;;[.K450];&quot;/&quot;;[.O450];&quot;.mp3&quot;)" office:value-type="string" office:string-value="-ALBUM &quot;&quot; -ARTIST &quot;&quot; -ID3V2TAG TCOM &quot;&quot; -GENRE &quot;&quot; -TITLE &quot;ZZZ&quot; -TRACK &quot;&quot; -YEAR &quot;&quot; 1/T449.mp3">
            <text:p>-ALBUM "" -ARTIST "" -ID3V2TAG TCOM "" -GENRE "" -TITLE "ZZZ" -TRACK "" -YEAR "" 1/T44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50]+1" office:value-type="float" office:value="450">
            <text:p>450</text:p>
          </table:table-cell>
          <table:table-cell table:style-name="ce3"/>
          <table:table-cell table:style-name="ce5" table:formula="of:=IF([.J451]=&quot;X&quot;;[.K450]+1;[.K450])" office:value-type="float" office:value="1">
            <text:p>1</text:p>
          </table:table-cell>
          <table:table-cell table:formula="of:=IF([.J451]=&quot;X&quot;;0;[.L450]+[.G450]+[.J451]/24/60/60)" office:value-type="time" office:time-value="PT00H09M20.304S">
            <text:p>00:09:20.30</text:p>
          </table:table-cell>
          <table:table-cell table:formula="of:=INT([.L451]*24*60)+MOD([.L451]*24*60*60;60)/100" office:value-type="float" office:value="9.20304">
            <text:p>9.203</text:p>
          </table:table-cell>
          <table:table-cell table:formula="of:=[.L451]*24*60*60+[.$N$1]*([.P451]-1)" office:value-type="float" office:value="335.80400000001">
            <text:p>335.804</text:p>
          </table:table-cell>
          <table:table-cell table:formula="of:=CONCATENATE(&quot;T&quot;;[.P451])" office:value-type="string" office:string-value="T450">
            <text:p>T450</text:p>
          </table:table-cell>
          <table:table-cell table:formula="of:=IF([.J451]=&quot;X&quot;;1;[.P450]+1)" office:value-type="float" office:value="450">
            <text:p>450</text:p>
          </table:table-cell>
          <table:table-cell table:style-name="ce7" table:formula="of:=CONCATENATE(&quot;mv &quot;;[.K451];&quot;^&quot;;[.O451];&quot;.wav &quot;&quot;rn^&quot;;[.$E451];&quot;~&quot;;[.$B451];&quot;~&quot;;[.$C451];&quot;~&quot;;[.$A451];&quot;~&quot;;[.$F451];&quot;~&quot;;[.$D451];&quot;.wav&quot;&quot;&quot;)" office:value-type="string" office:string-value="mv 1^T450.wav &quot;rn^ZZZ~~~~~.wav&quot;">
            <text:p>mv 1^T450.wav "rn^ZZZ~~~~~.wav"</text:p>
          </table:table-cell>
          <table:table-cell table:formula="of:=CONCATENATE(&quot;-ALBUM &quot;&quot;&quot;;[.A451];&quot;&quot;&quot; -ARTIST &quot;&quot;&quot;;[.B451];&quot;&quot;&quot; -ID3V2TAG TCOM &quot;&quot;&quot;;[.C451];&quot;&quot;&quot; -GENRE &quot;&quot;&quot;;[.D451];&quot;&quot;&quot; -TITLE &quot;&quot;&quot;;[.E451];&quot;&quot;&quot; -TRACK &quot;&quot;&quot;;[.F451];&quot;&quot;&quot; -YEAR &quot;&quot;&quot;;[.H451];&quot;&quot;&quot; &quot;;[.K451];&quot;/&quot;;[.O451];&quot;.mp3&quot;)" office:value-type="string" office:string-value="-ALBUM &quot;&quot; -ARTIST &quot;&quot; -ID3V2TAG TCOM &quot;&quot; -GENRE &quot;&quot; -TITLE &quot;ZZZ&quot; -TRACK &quot;&quot; -YEAR &quot;&quot; 1/T450.mp3">
            <text:p>-ALBUM "" -ARTIST "" -ID3V2TAG TCOM "" -GENRE "" -TITLE "ZZZ" -TRACK "" -YEAR "" 1/T45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51]+1" office:value-type="float" office:value="451">
            <text:p>451</text:p>
          </table:table-cell>
          <table:table-cell table:style-name="ce3"/>
          <table:table-cell table:style-name="ce5" table:formula="of:=IF([.J452]=&quot;X&quot;;[.K451]+1;[.K451])" office:value-type="float" office:value="1">
            <text:p>1</text:p>
          </table:table-cell>
          <table:table-cell table:formula="of:=IF([.J452]=&quot;X&quot;;0;[.L451]+[.G451]+[.J452]/24/60/60)" office:value-type="time" office:time-value="PT00H09M20.304S">
            <text:p>00:09:20.30</text:p>
          </table:table-cell>
          <table:table-cell table:formula="of:=INT([.L452]*24*60)+MOD([.L452]*24*60*60;60)/100" office:value-type="float" office:value="9.20304">
            <text:p>9.203</text:p>
          </table:table-cell>
          <table:table-cell table:formula="of:=[.L452]*24*60*60+[.$N$1]*([.P452]-1)" office:value-type="float" office:value="335.30400000001">
            <text:p>335.304</text:p>
          </table:table-cell>
          <table:table-cell table:formula="of:=CONCATENATE(&quot;T&quot;;[.P452])" office:value-type="string" office:string-value="T451">
            <text:p>T451</text:p>
          </table:table-cell>
          <table:table-cell table:formula="of:=IF([.J452]=&quot;X&quot;;1;[.P451]+1)" office:value-type="float" office:value="451">
            <text:p>451</text:p>
          </table:table-cell>
          <table:table-cell table:style-name="ce7" table:formula="of:=CONCATENATE(&quot;mv &quot;;[.K452];&quot;^&quot;;[.O452];&quot;.wav &quot;&quot;rn^&quot;;[.$E452];&quot;~&quot;;[.$B452];&quot;~&quot;;[.$C452];&quot;~&quot;;[.$A452];&quot;~&quot;;[.$F452];&quot;~&quot;;[.$D452];&quot;.wav&quot;&quot;&quot;)" office:value-type="string" office:string-value="mv 1^T451.wav &quot;rn^ZZZ~~~~~.wav&quot;">
            <text:p>mv 1^T451.wav "rn^ZZZ~~~~~.wav"</text:p>
          </table:table-cell>
          <table:table-cell table:formula="of:=CONCATENATE(&quot;-ALBUM &quot;&quot;&quot;;[.A452];&quot;&quot;&quot; -ARTIST &quot;&quot;&quot;;[.B452];&quot;&quot;&quot; -ID3V2TAG TCOM &quot;&quot;&quot;;[.C452];&quot;&quot;&quot; -GENRE &quot;&quot;&quot;;[.D452];&quot;&quot;&quot; -TITLE &quot;&quot;&quot;;[.E452];&quot;&quot;&quot; -TRACK &quot;&quot;&quot;;[.F452];&quot;&quot;&quot; -YEAR &quot;&quot;&quot;;[.H452];&quot;&quot;&quot; &quot;;[.K452];&quot;/&quot;;[.O452];&quot;.mp3&quot;)" office:value-type="string" office:string-value="-ALBUM &quot;&quot; -ARTIST &quot;&quot; -ID3V2TAG TCOM &quot;&quot; -GENRE &quot;&quot; -TITLE &quot;ZZZ&quot; -TRACK &quot;&quot; -YEAR &quot;&quot; 1/T451.mp3">
            <text:p>-ALBUM "" -ARTIST "" -ID3V2TAG TCOM "" -GENRE "" -TITLE "ZZZ" -TRACK "" -YEAR "" 1/T45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52]+1" office:value-type="float" office:value="452">
            <text:p>452</text:p>
          </table:table-cell>
          <table:table-cell table:style-name="ce3"/>
          <table:table-cell table:style-name="ce5" table:formula="of:=IF([.J453]=&quot;X&quot;;[.K452]+1;[.K452])" office:value-type="float" office:value="1">
            <text:p>1</text:p>
          </table:table-cell>
          <table:table-cell table:formula="of:=IF([.J453]=&quot;X&quot;;0;[.L452]+[.G452]+[.J453]/24/60/60)" office:value-type="time" office:time-value="PT00H09M20.304S">
            <text:p>00:09:20.30</text:p>
          </table:table-cell>
          <table:table-cell table:formula="of:=INT([.L453]*24*60)+MOD([.L453]*24*60*60;60)/100" office:value-type="float" office:value="9.20304">
            <text:p>9.203</text:p>
          </table:table-cell>
          <table:table-cell table:formula="of:=[.L453]*24*60*60+[.$N$1]*([.P453]-1)" office:value-type="float" office:value="334.80400000001">
            <text:p>334.804</text:p>
          </table:table-cell>
          <table:table-cell table:formula="of:=CONCATENATE(&quot;T&quot;;[.P453])" office:value-type="string" office:string-value="T452">
            <text:p>T452</text:p>
          </table:table-cell>
          <table:table-cell table:formula="of:=IF([.J453]=&quot;X&quot;;1;[.P452]+1)" office:value-type="float" office:value="452">
            <text:p>452</text:p>
          </table:table-cell>
          <table:table-cell table:style-name="ce7" table:formula="of:=CONCATENATE(&quot;mv &quot;;[.K453];&quot;^&quot;;[.O453];&quot;.wav &quot;&quot;rn^&quot;;[.$E453];&quot;~&quot;;[.$B453];&quot;~&quot;;[.$C453];&quot;~&quot;;[.$A453];&quot;~&quot;;[.$F453];&quot;~&quot;;[.$D453];&quot;.wav&quot;&quot;&quot;)" office:value-type="string" office:string-value="mv 1^T452.wav &quot;rn^ZZZ~~~~~.wav&quot;">
            <text:p>mv 1^T452.wav "rn^ZZZ~~~~~.wav"</text:p>
          </table:table-cell>
          <table:table-cell table:formula="of:=CONCATENATE(&quot;-ALBUM &quot;&quot;&quot;;[.A453];&quot;&quot;&quot; -ARTIST &quot;&quot;&quot;;[.B453];&quot;&quot;&quot; -ID3V2TAG TCOM &quot;&quot;&quot;;[.C453];&quot;&quot;&quot; -GENRE &quot;&quot;&quot;;[.D453];&quot;&quot;&quot; -TITLE &quot;&quot;&quot;;[.E453];&quot;&quot;&quot; -TRACK &quot;&quot;&quot;;[.F453];&quot;&quot;&quot; -YEAR &quot;&quot;&quot;;[.H453];&quot;&quot;&quot; &quot;;[.K453];&quot;/&quot;;[.O453];&quot;.mp3&quot;)" office:value-type="string" office:string-value="-ALBUM &quot;&quot; -ARTIST &quot;&quot; -ID3V2TAG TCOM &quot;&quot; -GENRE &quot;&quot; -TITLE &quot;ZZZ&quot; -TRACK &quot;&quot; -YEAR &quot;&quot; 1/T452.mp3">
            <text:p>-ALBUM "" -ARTIST "" -ID3V2TAG TCOM "" -GENRE "" -TITLE "ZZZ" -TRACK "" -YEAR "" 1/T45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53]+1" office:value-type="float" office:value="453">
            <text:p>453</text:p>
          </table:table-cell>
          <table:table-cell table:style-name="ce3"/>
          <table:table-cell table:style-name="ce5" table:formula="of:=IF([.J454]=&quot;X&quot;;[.K453]+1;[.K453])" office:value-type="float" office:value="1">
            <text:p>1</text:p>
          </table:table-cell>
          <table:table-cell table:formula="of:=IF([.J454]=&quot;X&quot;;0;[.L453]+[.G453]+[.J454]/24/60/60)" office:value-type="time" office:time-value="PT00H09M20.304S">
            <text:p>00:09:20.30</text:p>
          </table:table-cell>
          <table:table-cell table:formula="of:=INT([.L454]*24*60)+MOD([.L454]*24*60*60;60)/100" office:value-type="float" office:value="9.20304">
            <text:p>9.203</text:p>
          </table:table-cell>
          <table:table-cell table:formula="of:=[.L454]*24*60*60+[.$N$1]*([.P454]-1)" office:value-type="float" office:value="334.30400000001">
            <text:p>334.304</text:p>
          </table:table-cell>
          <table:table-cell table:formula="of:=CONCATENATE(&quot;T&quot;;[.P454])" office:value-type="string" office:string-value="T453">
            <text:p>T453</text:p>
          </table:table-cell>
          <table:table-cell table:formula="of:=IF([.J454]=&quot;X&quot;;1;[.P453]+1)" office:value-type="float" office:value="453">
            <text:p>453</text:p>
          </table:table-cell>
          <table:table-cell table:style-name="ce7" table:formula="of:=CONCATENATE(&quot;mv &quot;;[.K454];&quot;^&quot;;[.O454];&quot;.wav &quot;&quot;rn^&quot;;[.$E454];&quot;~&quot;;[.$B454];&quot;~&quot;;[.$C454];&quot;~&quot;;[.$A454];&quot;~&quot;;[.$F454];&quot;~&quot;;[.$D454];&quot;.wav&quot;&quot;&quot;)" office:value-type="string" office:string-value="mv 1^T453.wav &quot;rn^ZZZ~~~~~.wav&quot;">
            <text:p>mv 1^T453.wav "rn^ZZZ~~~~~.wav"</text:p>
          </table:table-cell>
          <table:table-cell table:formula="of:=CONCATENATE(&quot;-ALBUM &quot;&quot;&quot;;[.A454];&quot;&quot;&quot; -ARTIST &quot;&quot;&quot;;[.B454];&quot;&quot;&quot; -ID3V2TAG TCOM &quot;&quot;&quot;;[.C454];&quot;&quot;&quot; -GENRE &quot;&quot;&quot;;[.D454];&quot;&quot;&quot; -TITLE &quot;&quot;&quot;;[.E454];&quot;&quot;&quot; -TRACK &quot;&quot;&quot;;[.F454];&quot;&quot;&quot; -YEAR &quot;&quot;&quot;;[.H454];&quot;&quot;&quot; &quot;;[.K454];&quot;/&quot;;[.O454];&quot;.mp3&quot;)" office:value-type="string" office:string-value="-ALBUM &quot;&quot; -ARTIST &quot;&quot; -ID3V2TAG TCOM &quot;&quot; -GENRE &quot;&quot; -TITLE &quot;ZZZ&quot; -TRACK &quot;&quot; -YEAR &quot;&quot; 1/T453.mp3">
            <text:p>-ALBUM "" -ARTIST "" -ID3V2TAG TCOM "" -GENRE "" -TITLE "ZZZ" -TRACK "" -YEAR "" 1/T45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54]+1" office:value-type="float" office:value="454">
            <text:p>454</text:p>
          </table:table-cell>
          <table:table-cell table:style-name="ce3"/>
          <table:table-cell table:style-name="ce5" table:formula="of:=IF([.J455]=&quot;X&quot;;[.K454]+1;[.K454])" office:value-type="float" office:value="1">
            <text:p>1</text:p>
          </table:table-cell>
          <table:table-cell table:formula="of:=IF([.J455]=&quot;X&quot;;0;[.L454]+[.G454]+[.J455]/24/60/60)" office:value-type="time" office:time-value="PT00H09M20.304S">
            <text:p>00:09:20.30</text:p>
          </table:table-cell>
          <table:table-cell table:formula="of:=INT([.L455]*24*60)+MOD([.L455]*24*60*60;60)/100" office:value-type="float" office:value="9.20304">
            <text:p>9.203</text:p>
          </table:table-cell>
          <table:table-cell table:formula="of:=[.L455]*24*60*60+[.$N$1]*([.P455]-1)" office:value-type="float" office:value="333.80400000001">
            <text:p>333.804</text:p>
          </table:table-cell>
          <table:table-cell table:formula="of:=CONCATENATE(&quot;T&quot;;[.P455])" office:value-type="string" office:string-value="T454">
            <text:p>T454</text:p>
          </table:table-cell>
          <table:table-cell table:formula="of:=IF([.J455]=&quot;X&quot;;1;[.P454]+1)" office:value-type="float" office:value="454">
            <text:p>454</text:p>
          </table:table-cell>
          <table:table-cell table:style-name="ce7" table:formula="of:=CONCATENATE(&quot;mv &quot;;[.K455];&quot;^&quot;;[.O455];&quot;.wav &quot;&quot;rn^&quot;;[.$E455];&quot;~&quot;;[.$B455];&quot;~&quot;;[.$C455];&quot;~&quot;;[.$A455];&quot;~&quot;;[.$F455];&quot;~&quot;;[.$D455];&quot;.wav&quot;&quot;&quot;)" office:value-type="string" office:string-value="mv 1^T454.wav &quot;rn^ZZZ~~~~~.wav&quot;">
            <text:p>mv 1^T454.wav "rn^ZZZ~~~~~.wav"</text:p>
          </table:table-cell>
          <table:table-cell table:formula="of:=CONCATENATE(&quot;-ALBUM &quot;&quot;&quot;;[.A455];&quot;&quot;&quot; -ARTIST &quot;&quot;&quot;;[.B455];&quot;&quot;&quot; -ID3V2TAG TCOM &quot;&quot;&quot;;[.C455];&quot;&quot;&quot; -GENRE &quot;&quot;&quot;;[.D455];&quot;&quot;&quot; -TITLE &quot;&quot;&quot;;[.E455];&quot;&quot;&quot; -TRACK &quot;&quot;&quot;;[.F455];&quot;&quot;&quot; -YEAR &quot;&quot;&quot;;[.H455];&quot;&quot;&quot; &quot;;[.K455];&quot;/&quot;;[.O455];&quot;.mp3&quot;)" office:value-type="string" office:string-value="-ALBUM &quot;&quot; -ARTIST &quot;&quot; -ID3V2TAG TCOM &quot;&quot; -GENRE &quot;&quot; -TITLE &quot;ZZZ&quot; -TRACK &quot;&quot; -YEAR &quot;&quot; 1/T454.mp3">
            <text:p>-ALBUM "" -ARTIST "" -ID3V2TAG TCOM "" -GENRE "" -TITLE "ZZZ" -TRACK "" -YEAR "" 1/T45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55]+1" office:value-type="float" office:value="455">
            <text:p>455</text:p>
          </table:table-cell>
          <table:table-cell table:style-name="ce3"/>
          <table:table-cell table:style-name="ce5" table:formula="of:=IF([.J456]=&quot;X&quot;;[.K455]+1;[.K455])" office:value-type="float" office:value="1">
            <text:p>1</text:p>
          </table:table-cell>
          <table:table-cell table:formula="of:=IF([.J456]=&quot;X&quot;;0;[.L455]+[.G455]+[.J456]/24/60/60)" office:value-type="time" office:time-value="PT00H09M20.304S">
            <text:p>00:09:20.30</text:p>
          </table:table-cell>
          <table:table-cell table:formula="of:=INT([.L456]*24*60)+MOD([.L456]*24*60*60;60)/100" office:value-type="float" office:value="9.20304">
            <text:p>9.203</text:p>
          </table:table-cell>
          <table:table-cell table:formula="of:=[.L456]*24*60*60+[.$N$1]*([.P456]-1)" office:value-type="float" office:value="333.30400000001">
            <text:p>333.304</text:p>
          </table:table-cell>
          <table:table-cell table:formula="of:=CONCATENATE(&quot;T&quot;;[.P456])" office:value-type="string" office:string-value="T455">
            <text:p>T455</text:p>
          </table:table-cell>
          <table:table-cell table:formula="of:=IF([.J456]=&quot;X&quot;;1;[.P455]+1)" office:value-type="float" office:value="455">
            <text:p>455</text:p>
          </table:table-cell>
          <table:table-cell table:style-name="ce7" table:formula="of:=CONCATENATE(&quot;mv &quot;;[.K456];&quot;^&quot;;[.O456];&quot;.wav &quot;&quot;rn^&quot;;[.$E456];&quot;~&quot;;[.$B456];&quot;~&quot;;[.$C456];&quot;~&quot;;[.$A456];&quot;~&quot;;[.$F456];&quot;~&quot;;[.$D456];&quot;.wav&quot;&quot;&quot;)" office:value-type="string" office:string-value="mv 1^T455.wav &quot;rn^ZZZ~~~~~.wav&quot;">
            <text:p>mv 1^T455.wav "rn^ZZZ~~~~~.wav"</text:p>
          </table:table-cell>
          <table:table-cell table:formula="of:=CONCATENATE(&quot;-ALBUM &quot;&quot;&quot;;[.A456];&quot;&quot;&quot; -ARTIST &quot;&quot;&quot;;[.B456];&quot;&quot;&quot; -ID3V2TAG TCOM &quot;&quot;&quot;;[.C456];&quot;&quot;&quot; -GENRE &quot;&quot;&quot;;[.D456];&quot;&quot;&quot; -TITLE &quot;&quot;&quot;;[.E456];&quot;&quot;&quot; -TRACK &quot;&quot;&quot;;[.F456];&quot;&quot;&quot; -YEAR &quot;&quot;&quot;;[.H456];&quot;&quot;&quot; &quot;;[.K456];&quot;/&quot;;[.O456];&quot;.mp3&quot;)" office:value-type="string" office:string-value="-ALBUM &quot;&quot; -ARTIST &quot;&quot; -ID3V2TAG TCOM &quot;&quot; -GENRE &quot;&quot; -TITLE &quot;ZZZ&quot; -TRACK &quot;&quot; -YEAR &quot;&quot; 1/T455.mp3">
            <text:p>-ALBUM "" -ARTIST "" -ID3V2TAG TCOM "" -GENRE "" -TITLE "ZZZ" -TRACK "" -YEAR "" 1/T45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56]+1" office:value-type="float" office:value="456">
            <text:p>456</text:p>
          </table:table-cell>
          <table:table-cell table:style-name="ce3"/>
          <table:table-cell table:style-name="ce5" table:formula="of:=IF([.J457]=&quot;X&quot;;[.K456]+1;[.K456])" office:value-type="float" office:value="1">
            <text:p>1</text:p>
          </table:table-cell>
          <table:table-cell table:formula="of:=IF([.J457]=&quot;X&quot;;0;[.L456]+[.G456]+[.J457]/24/60/60)" office:value-type="time" office:time-value="PT00H09M20.304S">
            <text:p>00:09:20.30</text:p>
          </table:table-cell>
          <table:table-cell table:formula="of:=INT([.L457]*24*60)+MOD([.L457]*24*60*60;60)/100" office:value-type="float" office:value="9.20304">
            <text:p>9.203</text:p>
          </table:table-cell>
          <table:table-cell table:formula="of:=[.L457]*24*60*60+[.$N$1]*([.P457]-1)" office:value-type="float" office:value="332.80400000001">
            <text:p>332.804</text:p>
          </table:table-cell>
          <table:table-cell table:formula="of:=CONCATENATE(&quot;T&quot;;[.P457])" office:value-type="string" office:string-value="T456">
            <text:p>T456</text:p>
          </table:table-cell>
          <table:table-cell table:formula="of:=IF([.J457]=&quot;X&quot;;1;[.P456]+1)" office:value-type="float" office:value="456">
            <text:p>456</text:p>
          </table:table-cell>
          <table:table-cell table:style-name="ce7" table:formula="of:=CONCATENATE(&quot;mv &quot;;[.K457];&quot;^&quot;;[.O457];&quot;.wav &quot;&quot;rn^&quot;;[.$E457];&quot;~&quot;;[.$B457];&quot;~&quot;;[.$C457];&quot;~&quot;;[.$A457];&quot;~&quot;;[.$F457];&quot;~&quot;;[.$D457];&quot;.wav&quot;&quot;&quot;)" office:value-type="string" office:string-value="mv 1^T456.wav &quot;rn^ZZZ~~~~~.wav&quot;">
            <text:p>mv 1^T456.wav "rn^ZZZ~~~~~.wav"</text:p>
          </table:table-cell>
          <table:table-cell table:formula="of:=CONCATENATE(&quot;-ALBUM &quot;&quot;&quot;;[.A457];&quot;&quot;&quot; -ARTIST &quot;&quot;&quot;;[.B457];&quot;&quot;&quot; -ID3V2TAG TCOM &quot;&quot;&quot;;[.C457];&quot;&quot;&quot; -GENRE &quot;&quot;&quot;;[.D457];&quot;&quot;&quot; -TITLE &quot;&quot;&quot;;[.E457];&quot;&quot;&quot; -TRACK &quot;&quot;&quot;;[.F457];&quot;&quot;&quot; -YEAR &quot;&quot;&quot;;[.H457];&quot;&quot;&quot; &quot;;[.K457];&quot;/&quot;;[.O457];&quot;.mp3&quot;)" office:value-type="string" office:string-value="-ALBUM &quot;&quot; -ARTIST &quot;&quot; -ID3V2TAG TCOM &quot;&quot; -GENRE &quot;&quot; -TITLE &quot;ZZZ&quot; -TRACK &quot;&quot; -YEAR &quot;&quot; 1/T456.mp3">
            <text:p>-ALBUM "" -ARTIST "" -ID3V2TAG TCOM "" -GENRE "" -TITLE "ZZZ" -TRACK "" -YEAR "" 1/T45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57]+1" office:value-type="float" office:value="457">
            <text:p>457</text:p>
          </table:table-cell>
          <table:table-cell table:style-name="ce3"/>
          <table:table-cell table:style-name="ce5" table:formula="of:=IF([.J458]=&quot;X&quot;;[.K457]+1;[.K457])" office:value-type="float" office:value="1">
            <text:p>1</text:p>
          </table:table-cell>
          <table:table-cell table:formula="of:=IF([.J458]=&quot;X&quot;;0;[.L457]+[.G457]+[.J458]/24/60/60)" office:value-type="time" office:time-value="PT00H09M20.304S">
            <text:p>00:09:20.30</text:p>
          </table:table-cell>
          <table:table-cell table:formula="of:=INT([.L458]*24*60)+MOD([.L458]*24*60*60;60)/100" office:value-type="float" office:value="9.20304">
            <text:p>9.203</text:p>
          </table:table-cell>
          <table:table-cell table:formula="of:=[.L458]*24*60*60+[.$N$1]*([.P458]-1)" office:value-type="float" office:value="332.30400000001">
            <text:p>332.304</text:p>
          </table:table-cell>
          <table:table-cell table:formula="of:=CONCATENATE(&quot;T&quot;;[.P458])" office:value-type="string" office:string-value="T457">
            <text:p>T457</text:p>
          </table:table-cell>
          <table:table-cell table:formula="of:=IF([.J458]=&quot;X&quot;;1;[.P457]+1)" office:value-type="float" office:value="457">
            <text:p>457</text:p>
          </table:table-cell>
          <table:table-cell table:style-name="ce7" table:formula="of:=CONCATENATE(&quot;mv &quot;;[.K458];&quot;^&quot;;[.O458];&quot;.wav &quot;&quot;rn^&quot;;[.$E458];&quot;~&quot;;[.$B458];&quot;~&quot;;[.$C458];&quot;~&quot;;[.$A458];&quot;~&quot;;[.$F458];&quot;~&quot;;[.$D458];&quot;.wav&quot;&quot;&quot;)" office:value-type="string" office:string-value="mv 1^T457.wav &quot;rn^ZZZ~~~~~.wav&quot;">
            <text:p>mv 1^T457.wav "rn^ZZZ~~~~~.wav"</text:p>
          </table:table-cell>
          <table:table-cell table:formula="of:=CONCATENATE(&quot;-ALBUM &quot;&quot;&quot;;[.A458];&quot;&quot;&quot; -ARTIST &quot;&quot;&quot;;[.B458];&quot;&quot;&quot; -ID3V2TAG TCOM &quot;&quot;&quot;;[.C458];&quot;&quot;&quot; -GENRE &quot;&quot;&quot;;[.D458];&quot;&quot;&quot; -TITLE &quot;&quot;&quot;;[.E458];&quot;&quot;&quot; -TRACK &quot;&quot;&quot;;[.F458];&quot;&quot;&quot; -YEAR &quot;&quot;&quot;;[.H458];&quot;&quot;&quot; &quot;;[.K458];&quot;/&quot;;[.O458];&quot;.mp3&quot;)" office:value-type="string" office:string-value="-ALBUM &quot;&quot; -ARTIST &quot;&quot; -ID3V2TAG TCOM &quot;&quot; -GENRE &quot;&quot; -TITLE &quot;ZZZ&quot; -TRACK &quot;&quot; -YEAR &quot;&quot; 1/T457.mp3">
            <text:p>-ALBUM "" -ARTIST "" -ID3V2TAG TCOM "" -GENRE "" -TITLE "ZZZ" -TRACK "" -YEAR "" 1/T45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58]+1" office:value-type="float" office:value="458">
            <text:p>458</text:p>
          </table:table-cell>
          <table:table-cell table:style-name="ce3"/>
          <table:table-cell table:style-name="ce5" table:formula="of:=IF([.J459]=&quot;X&quot;;[.K458]+1;[.K458])" office:value-type="float" office:value="1">
            <text:p>1</text:p>
          </table:table-cell>
          <table:table-cell table:formula="of:=IF([.J459]=&quot;X&quot;;0;[.L458]+[.G458]+[.J459]/24/60/60)" office:value-type="time" office:time-value="PT00H09M20.304S">
            <text:p>00:09:20.30</text:p>
          </table:table-cell>
          <table:table-cell table:formula="of:=INT([.L459]*24*60)+MOD([.L459]*24*60*60;60)/100" office:value-type="float" office:value="9.20304">
            <text:p>9.203</text:p>
          </table:table-cell>
          <table:table-cell table:formula="of:=[.L459]*24*60*60+[.$N$1]*([.P459]-1)" office:value-type="float" office:value="331.80400000001">
            <text:p>331.804</text:p>
          </table:table-cell>
          <table:table-cell table:formula="of:=CONCATENATE(&quot;T&quot;;[.P459])" office:value-type="string" office:string-value="T458">
            <text:p>T458</text:p>
          </table:table-cell>
          <table:table-cell table:formula="of:=IF([.J459]=&quot;X&quot;;1;[.P458]+1)" office:value-type="float" office:value="458">
            <text:p>458</text:p>
          </table:table-cell>
          <table:table-cell table:style-name="ce7" table:formula="of:=CONCATENATE(&quot;mv &quot;;[.K459];&quot;^&quot;;[.O459];&quot;.wav &quot;&quot;rn^&quot;;[.$E459];&quot;~&quot;;[.$B459];&quot;~&quot;;[.$C459];&quot;~&quot;;[.$A459];&quot;~&quot;;[.$F459];&quot;~&quot;;[.$D459];&quot;.wav&quot;&quot;&quot;)" office:value-type="string" office:string-value="mv 1^T458.wav &quot;rn^ZZZ~~~~~.wav&quot;">
            <text:p>mv 1^T458.wav "rn^ZZZ~~~~~.wav"</text:p>
          </table:table-cell>
          <table:table-cell table:formula="of:=CONCATENATE(&quot;-ALBUM &quot;&quot;&quot;;[.A459];&quot;&quot;&quot; -ARTIST &quot;&quot;&quot;;[.B459];&quot;&quot;&quot; -ID3V2TAG TCOM &quot;&quot;&quot;;[.C459];&quot;&quot;&quot; -GENRE &quot;&quot;&quot;;[.D459];&quot;&quot;&quot; -TITLE &quot;&quot;&quot;;[.E459];&quot;&quot;&quot; -TRACK &quot;&quot;&quot;;[.F459];&quot;&quot;&quot; -YEAR &quot;&quot;&quot;;[.H459];&quot;&quot;&quot; &quot;;[.K459];&quot;/&quot;;[.O459];&quot;.mp3&quot;)" office:value-type="string" office:string-value="-ALBUM &quot;&quot; -ARTIST &quot;&quot; -ID3V2TAG TCOM &quot;&quot; -GENRE &quot;&quot; -TITLE &quot;ZZZ&quot; -TRACK &quot;&quot; -YEAR &quot;&quot; 1/T458.mp3">
            <text:p>-ALBUM "" -ARTIST "" -ID3V2TAG TCOM "" -GENRE "" -TITLE "ZZZ" -TRACK "" -YEAR "" 1/T45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59]+1" office:value-type="float" office:value="459">
            <text:p>459</text:p>
          </table:table-cell>
          <table:table-cell table:style-name="ce3"/>
          <table:table-cell table:style-name="ce5" table:formula="of:=IF([.J460]=&quot;X&quot;;[.K459]+1;[.K459])" office:value-type="float" office:value="1">
            <text:p>1</text:p>
          </table:table-cell>
          <table:table-cell table:formula="of:=IF([.J460]=&quot;X&quot;;0;[.L459]+[.G459]+[.J460]/24/60/60)" office:value-type="time" office:time-value="PT00H09M20.304S">
            <text:p>00:09:20.30</text:p>
          </table:table-cell>
          <table:table-cell table:formula="of:=INT([.L460]*24*60)+MOD([.L460]*24*60*60;60)/100" office:value-type="float" office:value="9.20304">
            <text:p>9.203</text:p>
          </table:table-cell>
          <table:table-cell table:formula="of:=[.L460]*24*60*60+[.$N$1]*([.P460]-1)" office:value-type="float" office:value="331.30400000001">
            <text:p>331.304</text:p>
          </table:table-cell>
          <table:table-cell table:formula="of:=CONCATENATE(&quot;T&quot;;[.P460])" office:value-type="string" office:string-value="T459">
            <text:p>T459</text:p>
          </table:table-cell>
          <table:table-cell table:formula="of:=IF([.J460]=&quot;X&quot;;1;[.P459]+1)" office:value-type="float" office:value="459">
            <text:p>459</text:p>
          </table:table-cell>
          <table:table-cell table:style-name="ce7" table:formula="of:=CONCATENATE(&quot;mv &quot;;[.K460];&quot;^&quot;;[.O460];&quot;.wav &quot;&quot;rn^&quot;;[.$E460];&quot;~&quot;;[.$B460];&quot;~&quot;;[.$C460];&quot;~&quot;;[.$A460];&quot;~&quot;;[.$F460];&quot;~&quot;;[.$D460];&quot;.wav&quot;&quot;&quot;)" office:value-type="string" office:string-value="mv 1^T459.wav &quot;rn^ZZZ~~~~~.wav&quot;">
            <text:p>mv 1^T459.wav "rn^ZZZ~~~~~.wav"</text:p>
          </table:table-cell>
          <table:table-cell table:formula="of:=CONCATENATE(&quot;-ALBUM &quot;&quot;&quot;;[.A460];&quot;&quot;&quot; -ARTIST &quot;&quot;&quot;;[.B460];&quot;&quot;&quot; -ID3V2TAG TCOM &quot;&quot;&quot;;[.C460];&quot;&quot;&quot; -GENRE &quot;&quot;&quot;;[.D460];&quot;&quot;&quot; -TITLE &quot;&quot;&quot;;[.E460];&quot;&quot;&quot; -TRACK &quot;&quot;&quot;;[.F460];&quot;&quot;&quot; -YEAR &quot;&quot;&quot;;[.H460];&quot;&quot;&quot; &quot;;[.K460];&quot;/&quot;;[.O460];&quot;.mp3&quot;)" office:value-type="string" office:string-value="-ALBUM &quot;&quot; -ARTIST &quot;&quot; -ID3V2TAG TCOM &quot;&quot; -GENRE &quot;&quot; -TITLE &quot;ZZZ&quot; -TRACK &quot;&quot; -YEAR &quot;&quot; 1/T459.mp3">
            <text:p>-ALBUM "" -ARTIST "" -ID3V2TAG TCOM "" -GENRE "" -TITLE "ZZZ" -TRACK "" -YEAR "" 1/T45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60]+1" office:value-type="float" office:value="460">
            <text:p>460</text:p>
          </table:table-cell>
          <table:table-cell table:style-name="ce3"/>
          <table:table-cell table:style-name="ce5" table:formula="of:=IF([.J461]=&quot;X&quot;;[.K460]+1;[.K460])" office:value-type="float" office:value="1">
            <text:p>1</text:p>
          </table:table-cell>
          <table:table-cell table:formula="of:=IF([.J461]=&quot;X&quot;;0;[.L460]+[.G460]+[.J461]/24/60/60)" office:value-type="time" office:time-value="PT00H09M20.304S">
            <text:p>00:09:20.30</text:p>
          </table:table-cell>
          <table:table-cell table:formula="of:=INT([.L461]*24*60)+MOD([.L461]*24*60*60;60)/100" office:value-type="float" office:value="9.20304">
            <text:p>9.203</text:p>
          </table:table-cell>
          <table:table-cell table:formula="of:=[.L461]*24*60*60+[.$N$1]*([.P461]-1)" office:value-type="float" office:value="330.80400000001">
            <text:p>330.804</text:p>
          </table:table-cell>
          <table:table-cell table:formula="of:=CONCATENATE(&quot;T&quot;;[.P461])" office:value-type="string" office:string-value="T460">
            <text:p>T460</text:p>
          </table:table-cell>
          <table:table-cell table:formula="of:=IF([.J461]=&quot;X&quot;;1;[.P460]+1)" office:value-type="float" office:value="460">
            <text:p>460</text:p>
          </table:table-cell>
          <table:table-cell table:style-name="ce7" table:formula="of:=CONCATENATE(&quot;mv &quot;;[.K461];&quot;^&quot;;[.O461];&quot;.wav &quot;&quot;rn^&quot;;[.$E461];&quot;~&quot;;[.$B461];&quot;~&quot;;[.$C461];&quot;~&quot;;[.$A461];&quot;~&quot;;[.$F461];&quot;~&quot;;[.$D461];&quot;.wav&quot;&quot;&quot;)" office:value-type="string" office:string-value="mv 1^T460.wav &quot;rn^ZZZ~~~~~.wav&quot;">
            <text:p>mv 1^T460.wav "rn^ZZZ~~~~~.wav"</text:p>
          </table:table-cell>
          <table:table-cell table:formula="of:=CONCATENATE(&quot;-ALBUM &quot;&quot;&quot;;[.A461];&quot;&quot;&quot; -ARTIST &quot;&quot;&quot;;[.B461];&quot;&quot;&quot; -ID3V2TAG TCOM &quot;&quot;&quot;;[.C461];&quot;&quot;&quot; -GENRE &quot;&quot;&quot;;[.D461];&quot;&quot;&quot; -TITLE &quot;&quot;&quot;;[.E461];&quot;&quot;&quot; -TRACK &quot;&quot;&quot;;[.F461];&quot;&quot;&quot; -YEAR &quot;&quot;&quot;;[.H461];&quot;&quot;&quot; &quot;;[.K461];&quot;/&quot;;[.O461];&quot;.mp3&quot;)" office:value-type="string" office:string-value="-ALBUM &quot;&quot; -ARTIST &quot;&quot; -ID3V2TAG TCOM &quot;&quot; -GENRE &quot;&quot; -TITLE &quot;ZZZ&quot; -TRACK &quot;&quot; -YEAR &quot;&quot; 1/T460.mp3">
            <text:p>-ALBUM "" -ARTIST "" -ID3V2TAG TCOM "" -GENRE "" -TITLE "ZZZ" -TRACK "" -YEAR "" 1/T46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61]+1" office:value-type="float" office:value="461">
            <text:p>461</text:p>
          </table:table-cell>
          <table:table-cell table:style-name="ce3"/>
          <table:table-cell table:style-name="ce5" table:formula="of:=IF([.J462]=&quot;X&quot;;[.K461]+1;[.K461])" office:value-type="float" office:value="1">
            <text:p>1</text:p>
          </table:table-cell>
          <table:table-cell table:formula="of:=IF([.J462]=&quot;X&quot;;0;[.L461]+[.G461]+[.J462]/24/60/60)" office:value-type="time" office:time-value="PT00H09M20.304S">
            <text:p>00:09:20.30</text:p>
          </table:table-cell>
          <table:table-cell table:formula="of:=INT([.L462]*24*60)+MOD([.L462]*24*60*60;60)/100" office:value-type="float" office:value="9.20304">
            <text:p>9.203</text:p>
          </table:table-cell>
          <table:table-cell table:formula="of:=[.L462]*24*60*60+[.$N$1]*([.P462]-1)" office:value-type="float" office:value="330.30400000001">
            <text:p>330.304</text:p>
          </table:table-cell>
          <table:table-cell table:formula="of:=CONCATENATE(&quot;T&quot;;[.P462])" office:value-type="string" office:string-value="T461">
            <text:p>T461</text:p>
          </table:table-cell>
          <table:table-cell table:formula="of:=IF([.J462]=&quot;X&quot;;1;[.P461]+1)" office:value-type="float" office:value="461">
            <text:p>461</text:p>
          </table:table-cell>
          <table:table-cell table:style-name="ce7" table:formula="of:=CONCATENATE(&quot;mv &quot;;[.K462];&quot;^&quot;;[.O462];&quot;.wav &quot;&quot;rn^&quot;;[.$E462];&quot;~&quot;;[.$B462];&quot;~&quot;;[.$C462];&quot;~&quot;;[.$A462];&quot;~&quot;;[.$F462];&quot;~&quot;;[.$D462];&quot;.wav&quot;&quot;&quot;)" office:value-type="string" office:string-value="mv 1^T461.wav &quot;rn^ZZZ~~~~~.wav&quot;">
            <text:p>mv 1^T461.wav "rn^ZZZ~~~~~.wav"</text:p>
          </table:table-cell>
          <table:table-cell table:formula="of:=CONCATENATE(&quot;-ALBUM &quot;&quot;&quot;;[.A462];&quot;&quot;&quot; -ARTIST &quot;&quot;&quot;;[.B462];&quot;&quot;&quot; -ID3V2TAG TCOM &quot;&quot;&quot;;[.C462];&quot;&quot;&quot; -GENRE &quot;&quot;&quot;;[.D462];&quot;&quot;&quot; -TITLE &quot;&quot;&quot;;[.E462];&quot;&quot;&quot; -TRACK &quot;&quot;&quot;;[.F462];&quot;&quot;&quot; -YEAR &quot;&quot;&quot;;[.H462];&quot;&quot;&quot; &quot;;[.K462];&quot;/&quot;;[.O462];&quot;.mp3&quot;)" office:value-type="string" office:string-value="-ALBUM &quot;&quot; -ARTIST &quot;&quot; -ID3V2TAG TCOM &quot;&quot; -GENRE &quot;&quot; -TITLE &quot;ZZZ&quot; -TRACK &quot;&quot; -YEAR &quot;&quot; 1/T461.mp3">
            <text:p>-ALBUM "" -ARTIST "" -ID3V2TAG TCOM "" -GENRE "" -TITLE "ZZZ" -TRACK "" -YEAR "" 1/T46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62]+1" office:value-type="float" office:value="462">
            <text:p>462</text:p>
          </table:table-cell>
          <table:table-cell table:style-name="ce3"/>
          <table:table-cell table:style-name="ce5" table:formula="of:=IF([.J463]=&quot;X&quot;;[.K462]+1;[.K462])" office:value-type="float" office:value="1">
            <text:p>1</text:p>
          </table:table-cell>
          <table:table-cell table:formula="of:=IF([.J463]=&quot;X&quot;;0;[.L462]+[.G462]+[.J463]/24/60/60)" office:value-type="time" office:time-value="PT00H09M20.304S">
            <text:p>00:09:20.30</text:p>
          </table:table-cell>
          <table:table-cell table:formula="of:=INT([.L463]*24*60)+MOD([.L463]*24*60*60;60)/100" office:value-type="float" office:value="9.20304">
            <text:p>9.203</text:p>
          </table:table-cell>
          <table:table-cell table:formula="of:=[.L463]*24*60*60+[.$N$1]*([.P463]-1)" office:value-type="float" office:value="329.80400000001">
            <text:p>329.804</text:p>
          </table:table-cell>
          <table:table-cell table:formula="of:=CONCATENATE(&quot;T&quot;;[.P463])" office:value-type="string" office:string-value="T462">
            <text:p>T462</text:p>
          </table:table-cell>
          <table:table-cell table:formula="of:=IF([.J463]=&quot;X&quot;;1;[.P462]+1)" office:value-type="float" office:value="462">
            <text:p>462</text:p>
          </table:table-cell>
          <table:table-cell table:style-name="ce7" table:formula="of:=CONCATENATE(&quot;mv &quot;;[.K463];&quot;^&quot;;[.O463];&quot;.wav &quot;&quot;rn^&quot;;[.$E463];&quot;~&quot;;[.$B463];&quot;~&quot;;[.$C463];&quot;~&quot;;[.$A463];&quot;~&quot;;[.$F463];&quot;~&quot;;[.$D463];&quot;.wav&quot;&quot;&quot;)" office:value-type="string" office:string-value="mv 1^T462.wav &quot;rn^ZZZ~~~~~.wav&quot;">
            <text:p>mv 1^T462.wav "rn^ZZZ~~~~~.wav"</text:p>
          </table:table-cell>
          <table:table-cell table:formula="of:=CONCATENATE(&quot;-ALBUM &quot;&quot;&quot;;[.A463];&quot;&quot;&quot; -ARTIST &quot;&quot;&quot;;[.B463];&quot;&quot;&quot; -ID3V2TAG TCOM &quot;&quot;&quot;;[.C463];&quot;&quot;&quot; -GENRE &quot;&quot;&quot;;[.D463];&quot;&quot;&quot; -TITLE &quot;&quot;&quot;;[.E463];&quot;&quot;&quot; -TRACK &quot;&quot;&quot;;[.F463];&quot;&quot;&quot; -YEAR &quot;&quot;&quot;;[.H463];&quot;&quot;&quot; &quot;;[.K463];&quot;/&quot;;[.O463];&quot;.mp3&quot;)" office:value-type="string" office:string-value="-ALBUM &quot;&quot; -ARTIST &quot;&quot; -ID3V2TAG TCOM &quot;&quot; -GENRE &quot;&quot; -TITLE &quot;ZZZ&quot; -TRACK &quot;&quot; -YEAR &quot;&quot; 1/T462.mp3">
            <text:p>-ALBUM "" -ARTIST "" -ID3V2TAG TCOM "" -GENRE "" -TITLE "ZZZ" -TRACK "" -YEAR "" 1/T46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63]+1" office:value-type="float" office:value="463">
            <text:p>463</text:p>
          </table:table-cell>
          <table:table-cell table:style-name="ce3"/>
          <table:table-cell table:style-name="ce5" table:formula="of:=IF([.J464]=&quot;X&quot;;[.K463]+1;[.K463])" office:value-type="float" office:value="1">
            <text:p>1</text:p>
          </table:table-cell>
          <table:table-cell table:formula="of:=IF([.J464]=&quot;X&quot;;0;[.L463]+[.G463]+[.J464]/24/60/60)" office:value-type="time" office:time-value="PT00H09M20.304S">
            <text:p>00:09:20.30</text:p>
          </table:table-cell>
          <table:table-cell table:formula="of:=INT([.L464]*24*60)+MOD([.L464]*24*60*60;60)/100" office:value-type="float" office:value="9.20304">
            <text:p>9.203</text:p>
          </table:table-cell>
          <table:table-cell table:formula="of:=[.L464]*24*60*60+[.$N$1]*([.P464]-1)" office:value-type="float" office:value="329.30400000001">
            <text:p>329.304</text:p>
          </table:table-cell>
          <table:table-cell table:formula="of:=CONCATENATE(&quot;T&quot;;[.P464])" office:value-type="string" office:string-value="T463">
            <text:p>T463</text:p>
          </table:table-cell>
          <table:table-cell table:formula="of:=IF([.J464]=&quot;X&quot;;1;[.P463]+1)" office:value-type="float" office:value="463">
            <text:p>463</text:p>
          </table:table-cell>
          <table:table-cell table:style-name="ce7" table:formula="of:=CONCATENATE(&quot;mv &quot;;[.K464];&quot;^&quot;;[.O464];&quot;.wav &quot;&quot;rn^&quot;;[.$E464];&quot;~&quot;;[.$B464];&quot;~&quot;;[.$C464];&quot;~&quot;;[.$A464];&quot;~&quot;;[.$F464];&quot;~&quot;;[.$D464];&quot;.wav&quot;&quot;&quot;)" office:value-type="string" office:string-value="mv 1^T463.wav &quot;rn^ZZZ~~~~~.wav&quot;">
            <text:p>mv 1^T463.wav "rn^ZZZ~~~~~.wav"</text:p>
          </table:table-cell>
          <table:table-cell table:formula="of:=CONCATENATE(&quot;-ALBUM &quot;&quot;&quot;;[.A464];&quot;&quot;&quot; -ARTIST &quot;&quot;&quot;;[.B464];&quot;&quot;&quot; -ID3V2TAG TCOM &quot;&quot;&quot;;[.C464];&quot;&quot;&quot; -GENRE &quot;&quot;&quot;;[.D464];&quot;&quot;&quot; -TITLE &quot;&quot;&quot;;[.E464];&quot;&quot;&quot; -TRACK &quot;&quot;&quot;;[.F464];&quot;&quot;&quot; -YEAR &quot;&quot;&quot;;[.H464];&quot;&quot;&quot; &quot;;[.K464];&quot;/&quot;;[.O464];&quot;.mp3&quot;)" office:value-type="string" office:string-value="-ALBUM &quot;&quot; -ARTIST &quot;&quot; -ID3V2TAG TCOM &quot;&quot; -GENRE &quot;&quot; -TITLE &quot;ZZZ&quot; -TRACK &quot;&quot; -YEAR &quot;&quot; 1/T463.mp3">
            <text:p>-ALBUM "" -ARTIST "" -ID3V2TAG TCOM "" -GENRE "" -TITLE "ZZZ" -TRACK "" -YEAR "" 1/T46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64]+1" office:value-type="float" office:value="464">
            <text:p>464</text:p>
          </table:table-cell>
          <table:table-cell table:style-name="ce3"/>
          <table:table-cell table:style-name="ce5" table:formula="of:=IF([.J465]=&quot;X&quot;;[.K464]+1;[.K464])" office:value-type="float" office:value="1">
            <text:p>1</text:p>
          </table:table-cell>
          <table:table-cell table:formula="of:=IF([.J465]=&quot;X&quot;;0;[.L464]+[.G464]+[.J465]/24/60/60)" office:value-type="time" office:time-value="PT00H09M20.304S">
            <text:p>00:09:20.30</text:p>
          </table:table-cell>
          <table:table-cell table:formula="of:=INT([.L465]*24*60)+MOD([.L465]*24*60*60;60)/100" office:value-type="float" office:value="9.20304">
            <text:p>9.203</text:p>
          </table:table-cell>
          <table:table-cell table:formula="of:=[.L465]*24*60*60+[.$N$1]*([.P465]-1)" office:value-type="float" office:value="328.80400000001">
            <text:p>328.804</text:p>
          </table:table-cell>
          <table:table-cell table:formula="of:=CONCATENATE(&quot;T&quot;;[.P465])" office:value-type="string" office:string-value="T464">
            <text:p>T464</text:p>
          </table:table-cell>
          <table:table-cell table:formula="of:=IF([.J465]=&quot;X&quot;;1;[.P464]+1)" office:value-type="float" office:value="464">
            <text:p>464</text:p>
          </table:table-cell>
          <table:table-cell table:style-name="ce7" table:formula="of:=CONCATENATE(&quot;mv &quot;;[.K465];&quot;^&quot;;[.O465];&quot;.wav &quot;&quot;rn^&quot;;[.$E465];&quot;~&quot;;[.$B465];&quot;~&quot;;[.$C465];&quot;~&quot;;[.$A465];&quot;~&quot;;[.$F465];&quot;~&quot;;[.$D465];&quot;.wav&quot;&quot;&quot;)" office:value-type="string" office:string-value="mv 1^T464.wav &quot;rn^ZZZ~~~~~.wav&quot;">
            <text:p>mv 1^T464.wav "rn^ZZZ~~~~~.wav"</text:p>
          </table:table-cell>
          <table:table-cell table:formula="of:=CONCATENATE(&quot;-ALBUM &quot;&quot;&quot;;[.A465];&quot;&quot;&quot; -ARTIST &quot;&quot;&quot;;[.B465];&quot;&quot;&quot; -ID3V2TAG TCOM &quot;&quot;&quot;;[.C465];&quot;&quot;&quot; -GENRE &quot;&quot;&quot;;[.D465];&quot;&quot;&quot; -TITLE &quot;&quot;&quot;;[.E465];&quot;&quot;&quot; -TRACK &quot;&quot;&quot;;[.F465];&quot;&quot;&quot; -YEAR &quot;&quot;&quot;;[.H465];&quot;&quot;&quot; &quot;;[.K465];&quot;/&quot;;[.O465];&quot;.mp3&quot;)" office:value-type="string" office:string-value="-ALBUM &quot;&quot; -ARTIST &quot;&quot; -ID3V2TAG TCOM &quot;&quot; -GENRE &quot;&quot; -TITLE &quot;ZZZ&quot; -TRACK &quot;&quot; -YEAR &quot;&quot; 1/T464.mp3">
            <text:p>-ALBUM "" -ARTIST "" -ID3V2TAG TCOM "" -GENRE "" -TITLE "ZZZ" -TRACK "" -YEAR "" 1/T46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65]+1" office:value-type="float" office:value="465">
            <text:p>465</text:p>
          </table:table-cell>
          <table:table-cell table:style-name="ce3"/>
          <table:table-cell table:style-name="ce5" table:formula="of:=IF([.J466]=&quot;X&quot;;[.K465]+1;[.K465])" office:value-type="float" office:value="1">
            <text:p>1</text:p>
          </table:table-cell>
          <table:table-cell table:formula="of:=IF([.J466]=&quot;X&quot;;0;[.L465]+[.G465]+[.J466]/24/60/60)" office:value-type="time" office:time-value="PT00H09M20.304S">
            <text:p>00:09:20.30</text:p>
          </table:table-cell>
          <table:table-cell table:formula="of:=INT([.L466]*24*60)+MOD([.L466]*24*60*60;60)/100" office:value-type="float" office:value="9.20304">
            <text:p>9.203</text:p>
          </table:table-cell>
          <table:table-cell table:formula="of:=[.L466]*24*60*60+[.$N$1]*([.P466]-1)" office:value-type="float" office:value="328.30400000001">
            <text:p>328.304</text:p>
          </table:table-cell>
          <table:table-cell table:formula="of:=CONCATENATE(&quot;T&quot;;[.P466])" office:value-type="string" office:string-value="T465">
            <text:p>T465</text:p>
          </table:table-cell>
          <table:table-cell table:formula="of:=IF([.J466]=&quot;X&quot;;1;[.P465]+1)" office:value-type="float" office:value="465">
            <text:p>465</text:p>
          </table:table-cell>
          <table:table-cell table:style-name="ce7" table:formula="of:=CONCATENATE(&quot;mv &quot;;[.K466];&quot;^&quot;;[.O466];&quot;.wav &quot;&quot;rn^&quot;;[.$E466];&quot;~&quot;;[.$B466];&quot;~&quot;;[.$C466];&quot;~&quot;;[.$A466];&quot;~&quot;;[.$F466];&quot;~&quot;;[.$D466];&quot;.wav&quot;&quot;&quot;)" office:value-type="string" office:string-value="mv 1^T465.wav &quot;rn^ZZZ~~~~~.wav&quot;">
            <text:p>mv 1^T465.wav "rn^ZZZ~~~~~.wav"</text:p>
          </table:table-cell>
          <table:table-cell table:formula="of:=CONCATENATE(&quot;-ALBUM &quot;&quot;&quot;;[.A466];&quot;&quot;&quot; -ARTIST &quot;&quot;&quot;;[.B466];&quot;&quot;&quot; -ID3V2TAG TCOM &quot;&quot;&quot;;[.C466];&quot;&quot;&quot; -GENRE &quot;&quot;&quot;;[.D466];&quot;&quot;&quot; -TITLE &quot;&quot;&quot;;[.E466];&quot;&quot;&quot; -TRACK &quot;&quot;&quot;;[.F466];&quot;&quot;&quot; -YEAR &quot;&quot;&quot;;[.H466];&quot;&quot;&quot; &quot;;[.K466];&quot;/&quot;;[.O466];&quot;.mp3&quot;)" office:value-type="string" office:string-value="-ALBUM &quot;&quot; -ARTIST &quot;&quot; -ID3V2TAG TCOM &quot;&quot; -GENRE &quot;&quot; -TITLE &quot;ZZZ&quot; -TRACK &quot;&quot; -YEAR &quot;&quot; 1/T465.mp3">
            <text:p>-ALBUM "" -ARTIST "" -ID3V2TAG TCOM "" -GENRE "" -TITLE "ZZZ" -TRACK "" -YEAR "" 1/T46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66]+1" office:value-type="float" office:value="466">
            <text:p>466</text:p>
          </table:table-cell>
          <table:table-cell table:style-name="ce3"/>
          <table:table-cell table:style-name="ce5" table:formula="of:=IF([.J467]=&quot;X&quot;;[.K466]+1;[.K466])" office:value-type="float" office:value="1">
            <text:p>1</text:p>
          </table:table-cell>
          <table:table-cell table:formula="of:=IF([.J467]=&quot;X&quot;;0;[.L466]+[.G466]+[.J467]/24/60/60)" office:value-type="time" office:time-value="PT00H09M20.304S">
            <text:p>00:09:20.30</text:p>
          </table:table-cell>
          <table:table-cell table:formula="of:=INT([.L467]*24*60)+MOD([.L467]*24*60*60;60)/100" office:value-type="float" office:value="9.20304">
            <text:p>9.203</text:p>
          </table:table-cell>
          <table:table-cell table:formula="of:=[.L467]*24*60*60+[.$N$1]*([.P467]-1)" office:value-type="float" office:value="327.80400000001">
            <text:p>327.804</text:p>
          </table:table-cell>
          <table:table-cell table:formula="of:=CONCATENATE(&quot;T&quot;;[.P467])" office:value-type="string" office:string-value="T466">
            <text:p>T466</text:p>
          </table:table-cell>
          <table:table-cell table:formula="of:=IF([.J467]=&quot;X&quot;;1;[.P466]+1)" office:value-type="float" office:value="466">
            <text:p>466</text:p>
          </table:table-cell>
          <table:table-cell table:style-name="ce7" table:formula="of:=CONCATENATE(&quot;mv &quot;;[.K467];&quot;^&quot;;[.O467];&quot;.wav &quot;&quot;rn^&quot;;[.$E467];&quot;~&quot;;[.$B467];&quot;~&quot;;[.$C467];&quot;~&quot;;[.$A467];&quot;~&quot;;[.$F467];&quot;~&quot;;[.$D467];&quot;.wav&quot;&quot;&quot;)" office:value-type="string" office:string-value="mv 1^T466.wav &quot;rn^ZZZ~~~~~.wav&quot;">
            <text:p>mv 1^T466.wav "rn^ZZZ~~~~~.wav"</text:p>
          </table:table-cell>
          <table:table-cell table:formula="of:=CONCATENATE(&quot;-ALBUM &quot;&quot;&quot;;[.A467];&quot;&quot;&quot; -ARTIST &quot;&quot;&quot;;[.B467];&quot;&quot;&quot; -ID3V2TAG TCOM &quot;&quot;&quot;;[.C467];&quot;&quot;&quot; -GENRE &quot;&quot;&quot;;[.D467];&quot;&quot;&quot; -TITLE &quot;&quot;&quot;;[.E467];&quot;&quot;&quot; -TRACK &quot;&quot;&quot;;[.F467];&quot;&quot;&quot; -YEAR &quot;&quot;&quot;;[.H467];&quot;&quot;&quot; &quot;;[.K467];&quot;/&quot;;[.O467];&quot;.mp3&quot;)" office:value-type="string" office:string-value="-ALBUM &quot;&quot; -ARTIST &quot;&quot; -ID3V2TAG TCOM &quot;&quot; -GENRE &quot;&quot; -TITLE &quot;ZZZ&quot; -TRACK &quot;&quot; -YEAR &quot;&quot; 1/T466.mp3">
            <text:p>-ALBUM "" -ARTIST "" -ID3V2TAG TCOM "" -GENRE "" -TITLE "ZZZ" -TRACK "" -YEAR "" 1/T46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67]+1" office:value-type="float" office:value="467">
            <text:p>467</text:p>
          </table:table-cell>
          <table:table-cell table:style-name="ce3"/>
          <table:table-cell table:style-name="ce5" table:formula="of:=IF([.J468]=&quot;X&quot;;[.K467]+1;[.K467])" office:value-type="float" office:value="1">
            <text:p>1</text:p>
          </table:table-cell>
          <table:table-cell table:formula="of:=IF([.J468]=&quot;X&quot;;0;[.L467]+[.G467]+[.J468]/24/60/60)" office:value-type="time" office:time-value="PT00H09M20.304S">
            <text:p>00:09:20.30</text:p>
          </table:table-cell>
          <table:table-cell table:formula="of:=INT([.L468]*24*60)+MOD([.L468]*24*60*60;60)/100" office:value-type="float" office:value="9.20304">
            <text:p>9.203</text:p>
          </table:table-cell>
          <table:table-cell table:formula="of:=[.L468]*24*60*60+[.$N$1]*([.P468]-1)" office:value-type="float" office:value="327.30400000001">
            <text:p>327.304</text:p>
          </table:table-cell>
          <table:table-cell table:formula="of:=CONCATENATE(&quot;T&quot;;[.P468])" office:value-type="string" office:string-value="T467">
            <text:p>T467</text:p>
          </table:table-cell>
          <table:table-cell table:formula="of:=IF([.J468]=&quot;X&quot;;1;[.P467]+1)" office:value-type="float" office:value="467">
            <text:p>467</text:p>
          </table:table-cell>
          <table:table-cell table:style-name="ce7" table:formula="of:=CONCATENATE(&quot;mv &quot;;[.K468];&quot;^&quot;;[.O468];&quot;.wav &quot;&quot;rn^&quot;;[.$E468];&quot;~&quot;;[.$B468];&quot;~&quot;;[.$C468];&quot;~&quot;;[.$A468];&quot;~&quot;;[.$F468];&quot;~&quot;;[.$D468];&quot;.wav&quot;&quot;&quot;)" office:value-type="string" office:string-value="mv 1^T467.wav &quot;rn^ZZZ~~~~~.wav&quot;">
            <text:p>mv 1^T467.wav "rn^ZZZ~~~~~.wav"</text:p>
          </table:table-cell>
          <table:table-cell table:formula="of:=CONCATENATE(&quot;-ALBUM &quot;&quot;&quot;;[.A468];&quot;&quot;&quot; -ARTIST &quot;&quot;&quot;;[.B468];&quot;&quot;&quot; -ID3V2TAG TCOM &quot;&quot;&quot;;[.C468];&quot;&quot;&quot; -GENRE &quot;&quot;&quot;;[.D468];&quot;&quot;&quot; -TITLE &quot;&quot;&quot;;[.E468];&quot;&quot;&quot; -TRACK &quot;&quot;&quot;;[.F468];&quot;&quot;&quot; -YEAR &quot;&quot;&quot;;[.H468];&quot;&quot;&quot; &quot;;[.K468];&quot;/&quot;;[.O468];&quot;.mp3&quot;)" office:value-type="string" office:string-value="-ALBUM &quot;&quot; -ARTIST &quot;&quot; -ID3V2TAG TCOM &quot;&quot; -GENRE &quot;&quot; -TITLE &quot;ZZZ&quot; -TRACK &quot;&quot; -YEAR &quot;&quot; 1/T467.mp3">
            <text:p>-ALBUM "" -ARTIST "" -ID3V2TAG TCOM "" -GENRE "" -TITLE "ZZZ" -TRACK "" -YEAR "" 1/T46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68]+1" office:value-type="float" office:value="468">
            <text:p>468</text:p>
          </table:table-cell>
          <table:table-cell table:style-name="ce3"/>
          <table:table-cell table:style-name="ce5" table:formula="of:=IF([.J469]=&quot;X&quot;;[.K468]+1;[.K468])" office:value-type="float" office:value="1">
            <text:p>1</text:p>
          </table:table-cell>
          <table:table-cell table:formula="of:=IF([.J469]=&quot;X&quot;;0;[.L468]+[.G468]+[.J469]/24/60/60)" office:value-type="time" office:time-value="PT00H09M20.304S">
            <text:p>00:09:20.30</text:p>
          </table:table-cell>
          <table:table-cell table:formula="of:=INT([.L469]*24*60)+MOD([.L469]*24*60*60;60)/100" office:value-type="float" office:value="9.20304">
            <text:p>9.203</text:p>
          </table:table-cell>
          <table:table-cell table:formula="of:=[.L469]*24*60*60+[.$N$1]*([.P469]-1)" office:value-type="float" office:value="326.80400000001">
            <text:p>326.804</text:p>
          </table:table-cell>
          <table:table-cell table:formula="of:=CONCATENATE(&quot;T&quot;;[.P469])" office:value-type="string" office:string-value="T468">
            <text:p>T468</text:p>
          </table:table-cell>
          <table:table-cell table:formula="of:=IF([.J469]=&quot;X&quot;;1;[.P468]+1)" office:value-type="float" office:value="468">
            <text:p>468</text:p>
          </table:table-cell>
          <table:table-cell table:style-name="ce7" table:formula="of:=CONCATENATE(&quot;mv &quot;;[.K469];&quot;^&quot;;[.O469];&quot;.wav &quot;&quot;rn^&quot;;[.$E469];&quot;~&quot;;[.$B469];&quot;~&quot;;[.$C469];&quot;~&quot;;[.$A469];&quot;~&quot;;[.$F469];&quot;~&quot;;[.$D469];&quot;.wav&quot;&quot;&quot;)" office:value-type="string" office:string-value="mv 1^T468.wav &quot;rn^ZZZ~~~~~.wav&quot;">
            <text:p>mv 1^T468.wav "rn^ZZZ~~~~~.wav"</text:p>
          </table:table-cell>
          <table:table-cell table:formula="of:=CONCATENATE(&quot;-ALBUM &quot;&quot;&quot;;[.A469];&quot;&quot;&quot; -ARTIST &quot;&quot;&quot;;[.B469];&quot;&quot;&quot; -ID3V2TAG TCOM &quot;&quot;&quot;;[.C469];&quot;&quot;&quot; -GENRE &quot;&quot;&quot;;[.D469];&quot;&quot;&quot; -TITLE &quot;&quot;&quot;;[.E469];&quot;&quot;&quot; -TRACK &quot;&quot;&quot;;[.F469];&quot;&quot;&quot; -YEAR &quot;&quot;&quot;;[.H469];&quot;&quot;&quot; &quot;;[.K469];&quot;/&quot;;[.O469];&quot;.mp3&quot;)" office:value-type="string" office:string-value="-ALBUM &quot;&quot; -ARTIST &quot;&quot; -ID3V2TAG TCOM &quot;&quot; -GENRE &quot;&quot; -TITLE &quot;ZZZ&quot; -TRACK &quot;&quot; -YEAR &quot;&quot; 1/T468.mp3">
            <text:p>-ALBUM "" -ARTIST "" -ID3V2TAG TCOM "" -GENRE "" -TITLE "ZZZ" -TRACK "" -YEAR "" 1/T46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69]+1" office:value-type="float" office:value="469">
            <text:p>469</text:p>
          </table:table-cell>
          <table:table-cell table:style-name="ce3"/>
          <table:table-cell table:style-name="ce5" table:formula="of:=IF([.J470]=&quot;X&quot;;[.K469]+1;[.K469])" office:value-type="float" office:value="1">
            <text:p>1</text:p>
          </table:table-cell>
          <table:table-cell table:formula="of:=IF([.J470]=&quot;X&quot;;0;[.L469]+[.G469]+[.J470]/24/60/60)" office:value-type="time" office:time-value="PT00H09M20.304S">
            <text:p>00:09:20.30</text:p>
          </table:table-cell>
          <table:table-cell table:formula="of:=INT([.L470]*24*60)+MOD([.L470]*24*60*60;60)/100" office:value-type="float" office:value="9.20304">
            <text:p>9.203</text:p>
          </table:table-cell>
          <table:table-cell table:formula="of:=[.L470]*24*60*60+[.$N$1]*([.P470]-1)" office:value-type="float" office:value="326.30400000001">
            <text:p>326.304</text:p>
          </table:table-cell>
          <table:table-cell table:formula="of:=CONCATENATE(&quot;T&quot;;[.P470])" office:value-type="string" office:string-value="T469">
            <text:p>T469</text:p>
          </table:table-cell>
          <table:table-cell table:formula="of:=IF([.J470]=&quot;X&quot;;1;[.P469]+1)" office:value-type="float" office:value="469">
            <text:p>469</text:p>
          </table:table-cell>
          <table:table-cell table:style-name="ce7" table:formula="of:=CONCATENATE(&quot;mv &quot;;[.K470];&quot;^&quot;;[.O470];&quot;.wav &quot;&quot;rn^&quot;;[.$E470];&quot;~&quot;;[.$B470];&quot;~&quot;;[.$C470];&quot;~&quot;;[.$A470];&quot;~&quot;;[.$F470];&quot;~&quot;;[.$D470];&quot;.wav&quot;&quot;&quot;)" office:value-type="string" office:string-value="mv 1^T469.wav &quot;rn^ZZZ~~~~~.wav&quot;">
            <text:p>mv 1^T469.wav "rn^ZZZ~~~~~.wav"</text:p>
          </table:table-cell>
          <table:table-cell table:formula="of:=CONCATENATE(&quot;-ALBUM &quot;&quot;&quot;;[.A470];&quot;&quot;&quot; -ARTIST &quot;&quot;&quot;;[.B470];&quot;&quot;&quot; -ID3V2TAG TCOM &quot;&quot;&quot;;[.C470];&quot;&quot;&quot; -GENRE &quot;&quot;&quot;;[.D470];&quot;&quot;&quot; -TITLE &quot;&quot;&quot;;[.E470];&quot;&quot;&quot; -TRACK &quot;&quot;&quot;;[.F470];&quot;&quot;&quot; -YEAR &quot;&quot;&quot;;[.H470];&quot;&quot;&quot; &quot;;[.K470];&quot;/&quot;;[.O470];&quot;.mp3&quot;)" office:value-type="string" office:string-value="-ALBUM &quot;&quot; -ARTIST &quot;&quot; -ID3V2TAG TCOM &quot;&quot; -GENRE &quot;&quot; -TITLE &quot;ZZZ&quot; -TRACK &quot;&quot; -YEAR &quot;&quot; 1/T469.mp3">
            <text:p>-ALBUM "" -ARTIST "" -ID3V2TAG TCOM "" -GENRE "" -TITLE "ZZZ" -TRACK "" -YEAR "" 1/T46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70]+1" office:value-type="float" office:value="470">
            <text:p>470</text:p>
          </table:table-cell>
          <table:table-cell table:style-name="ce3"/>
          <table:table-cell table:style-name="ce5" table:formula="of:=IF([.J471]=&quot;X&quot;;[.K470]+1;[.K470])" office:value-type="float" office:value="1">
            <text:p>1</text:p>
          </table:table-cell>
          <table:table-cell table:formula="of:=IF([.J471]=&quot;X&quot;;0;[.L470]+[.G470]+[.J471]/24/60/60)" office:value-type="time" office:time-value="PT00H09M20.304S">
            <text:p>00:09:20.30</text:p>
          </table:table-cell>
          <table:table-cell table:formula="of:=INT([.L471]*24*60)+MOD([.L471]*24*60*60;60)/100" office:value-type="float" office:value="9.20304">
            <text:p>9.203</text:p>
          </table:table-cell>
          <table:table-cell table:formula="of:=[.L471]*24*60*60+[.$N$1]*([.P471]-1)" office:value-type="float" office:value="325.80400000001">
            <text:p>325.804</text:p>
          </table:table-cell>
          <table:table-cell table:formula="of:=CONCATENATE(&quot;T&quot;;[.P471])" office:value-type="string" office:string-value="T470">
            <text:p>T470</text:p>
          </table:table-cell>
          <table:table-cell table:formula="of:=IF([.J471]=&quot;X&quot;;1;[.P470]+1)" office:value-type="float" office:value="470">
            <text:p>470</text:p>
          </table:table-cell>
          <table:table-cell table:style-name="ce7" table:formula="of:=CONCATENATE(&quot;mv &quot;;[.K471];&quot;^&quot;;[.O471];&quot;.wav &quot;&quot;rn^&quot;;[.$E471];&quot;~&quot;;[.$B471];&quot;~&quot;;[.$C471];&quot;~&quot;;[.$A471];&quot;~&quot;;[.$F471];&quot;~&quot;;[.$D471];&quot;.wav&quot;&quot;&quot;)" office:value-type="string" office:string-value="mv 1^T470.wav &quot;rn^ZZZ~~~~~.wav&quot;">
            <text:p>mv 1^T470.wav "rn^ZZZ~~~~~.wav"</text:p>
          </table:table-cell>
          <table:table-cell table:formula="of:=CONCATENATE(&quot;-ALBUM &quot;&quot;&quot;;[.A471];&quot;&quot;&quot; -ARTIST &quot;&quot;&quot;;[.B471];&quot;&quot;&quot; -ID3V2TAG TCOM &quot;&quot;&quot;;[.C471];&quot;&quot;&quot; -GENRE &quot;&quot;&quot;;[.D471];&quot;&quot;&quot; -TITLE &quot;&quot;&quot;;[.E471];&quot;&quot;&quot; -TRACK &quot;&quot;&quot;;[.F471];&quot;&quot;&quot; -YEAR &quot;&quot;&quot;;[.H471];&quot;&quot;&quot; &quot;;[.K471];&quot;/&quot;;[.O471];&quot;.mp3&quot;)" office:value-type="string" office:string-value="-ALBUM &quot;&quot; -ARTIST &quot;&quot; -ID3V2TAG TCOM &quot;&quot; -GENRE &quot;&quot; -TITLE &quot;ZZZ&quot; -TRACK &quot;&quot; -YEAR &quot;&quot; 1/T470.mp3">
            <text:p>-ALBUM "" -ARTIST "" -ID3V2TAG TCOM "" -GENRE "" -TITLE "ZZZ" -TRACK "" -YEAR "" 1/T47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71]+1" office:value-type="float" office:value="471">
            <text:p>471</text:p>
          </table:table-cell>
          <table:table-cell table:style-name="ce3"/>
          <table:table-cell table:style-name="ce5" table:formula="of:=IF([.J472]=&quot;X&quot;;[.K471]+1;[.K471])" office:value-type="float" office:value="1">
            <text:p>1</text:p>
          </table:table-cell>
          <table:table-cell table:formula="of:=IF([.J472]=&quot;X&quot;;0;[.L471]+[.G471]+[.J472]/24/60/60)" office:value-type="time" office:time-value="PT00H09M20.304S">
            <text:p>00:09:20.30</text:p>
          </table:table-cell>
          <table:table-cell table:formula="of:=INT([.L472]*24*60)+MOD([.L472]*24*60*60;60)/100" office:value-type="float" office:value="9.20304">
            <text:p>9.203</text:p>
          </table:table-cell>
          <table:table-cell table:formula="of:=[.L472]*24*60*60+[.$N$1]*([.P472]-1)" office:value-type="float" office:value="325.30400000001">
            <text:p>325.304</text:p>
          </table:table-cell>
          <table:table-cell table:formula="of:=CONCATENATE(&quot;T&quot;;[.P472])" office:value-type="string" office:string-value="T471">
            <text:p>T471</text:p>
          </table:table-cell>
          <table:table-cell table:formula="of:=IF([.J472]=&quot;X&quot;;1;[.P471]+1)" office:value-type="float" office:value="471">
            <text:p>471</text:p>
          </table:table-cell>
          <table:table-cell table:style-name="ce7" table:formula="of:=CONCATENATE(&quot;mv &quot;;[.K472];&quot;^&quot;;[.O472];&quot;.wav &quot;&quot;rn^&quot;;[.$E472];&quot;~&quot;;[.$B472];&quot;~&quot;;[.$C472];&quot;~&quot;;[.$A472];&quot;~&quot;;[.$F472];&quot;~&quot;;[.$D472];&quot;.wav&quot;&quot;&quot;)" office:value-type="string" office:string-value="mv 1^T471.wav &quot;rn^ZZZ~~~~~.wav&quot;">
            <text:p>mv 1^T471.wav "rn^ZZZ~~~~~.wav"</text:p>
          </table:table-cell>
          <table:table-cell table:formula="of:=CONCATENATE(&quot;-ALBUM &quot;&quot;&quot;;[.A472];&quot;&quot;&quot; -ARTIST &quot;&quot;&quot;;[.B472];&quot;&quot;&quot; -ID3V2TAG TCOM &quot;&quot;&quot;;[.C472];&quot;&quot;&quot; -GENRE &quot;&quot;&quot;;[.D472];&quot;&quot;&quot; -TITLE &quot;&quot;&quot;;[.E472];&quot;&quot;&quot; -TRACK &quot;&quot;&quot;;[.F472];&quot;&quot;&quot; -YEAR &quot;&quot;&quot;;[.H472];&quot;&quot;&quot; &quot;;[.K472];&quot;/&quot;;[.O472];&quot;.mp3&quot;)" office:value-type="string" office:string-value="-ALBUM &quot;&quot; -ARTIST &quot;&quot; -ID3V2TAG TCOM &quot;&quot; -GENRE &quot;&quot; -TITLE &quot;ZZZ&quot; -TRACK &quot;&quot; -YEAR &quot;&quot; 1/T471.mp3">
            <text:p>-ALBUM "" -ARTIST "" -ID3V2TAG TCOM "" -GENRE "" -TITLE "ZZZ" -TRACK "" -YEAR "" 1/T47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72]+1" office:value-type="float" office:value="472">
            <text:p>472</text:p>
          </table:table-cell>
          <table:table-cell table:style-name="ce3"/>
          <table:table-cell table:style-name="ce5" table:formula="of:=IF([.J473]=&quot;X&quot;;[.K472]+1;[.K472])" office:value-type="float" office:value="1">
            <text:p>1</text:p>
          </table:table-cell>
          <table:table-cell table:formula="of:=IF([.J473]=&quot;X&quot;;0;[.L472]+[.G472]+[.J473]/24/60/60)" office:value-type="time" office:time-value="PT00H09M20.304S">
            <text:p>00:09:20.30</text:p>
          </table:table-cell>
          <table:table-cell table:formula="of:=INT([.L473]*24*60)+MOD([.L473]*24*60*60;60)/100" office:value-type="float" office:value="9.20304">
            <text:p>9.203</text:p>
          </table:table-cell>
          <table:table-cell table:formula="of:=[.L473]*24*60*60+[.$N$1]*([.P473]-1)" office:value-type="float" office:value="324.80400000001">
            <text:p>324.804</text:p>
          </table:table-cell>
          <table:table-cell table:formula="of:=CONCATENATE(&quot;T&quot;;[.P473])" office:value-type="string" office:string-value="T472">
            <text:p>T472</text:p>
          </table:table-cell>
          <table:table-cell table:formula="of:=IF([.J473]=&quot;X&quot;;1;[.P472]+1)" office:value-type="float" office:value="472">
            <text:p>472</text:p>
          </table:table-cell>
          <table:table-cell table:style-name="ce7" table:formula="of:=CONCATENATE(&quot;mv &quot;;[.K473];&quot;^&quot;;[.O473];&quot;.wav &quot;&quot;rn^&quot;;[.$E473];&quot;~&quot;;[.$B473];&quot;~&quot;;[.$C473];&quot;~&quot;;[.$A473];&quot;~&quot;;[.$F473];&quot;~&quot;;[.$D473];&quot;.wav&quot;&quot;&quot;)" office:value-type="string" office:string-value="mv 1^T472.wav &quot;rn^ZZZ~~~~~.wav&quot;">
            <text:p>mv 1^T472.wav "rn^ZZZ~~~~~.wav"</text:p>
          </table:table-cell>
          <table:table-cell table:formula="of:=CONCATENATE(&quot;-ALBUM &quot;&quot;&quot;;[.A473];&quot;&quot;&quot; -ARTIST &quot;&quot;&quot;;[.B473];&quot;&quot;&quot; -ID3V2TAG TCOM &quot;&quot;&quot;;[.C473];&quot;&quot;&quot; -GENRE &quot;&quot;&quot;;[.D473];&quot;&quot;&quot; -TITLE &quot;&quot;&quot;;[.E473];&quot;&quot;&quot; -TRACK &quot;&quot;&quot;;[.F473];&quot;&quot;&quot; -YEAR &quot;&quot;&quot;;[.H473];&quot;&quot;&quot; &quot;;[.K473];&quot;/&quot;;[.O473];&quot;.mp3&quot;)" office:value-type="string" office:string-value="-ALBUM &quot;&quot; -ARTIST &quot;&quot; -ID3V2TAG TCOM &quot;&quot; -GENRE &quot;&quot; -TITLE &quot;ZZZ&quot; -TRACK &quot;&quot; -YEAR &quot;&quot; 1/T472.mp3">
            <text:p>-ALBUM "" -ARTIST "" -ID3V2TAG TCOM "" -GENRE "" -TITLE "ZZZ" -TRACK "" -YEAR "" 1/T47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73]+1" office:value-type="float" office:value="473">
            <text:p>473</text:p>
          </table:table-cell>
          <table:table-cell table:style-name="ce3"/>
          <table:table-cell table:style-name="ce5" table:formula="of:=IF([.J474]=&quot;X&quot;;[.K473]+1;[.K473])" office:value-type="float" office:value="1">
            <text:p>1</text:p>
          </table:table-cell>
          <table:table-cell table:formula="of:=IF([.J474]=&quot;X&quot;;0;[.L473]+[.G473]+[.J474]/24/60/60)" office:value-type="time" office:time-value="PT00H09M20.304S">
            <text:p>00:09:20.30</text:p>
          </table:table-cell>
          <table:table-cell table:formula="of:=INT([.L474]*24*60)+MOD([.L474]*24*60*60;60)/100" office:value-type="float" office:value="9.20304">
            <text:p>9.203</text:p>
          </table:table-cell>
          <table:table-cell table:formula="of:=[.L474]*24*60*60+[.$N$1]*([.P474]-1)" office:value-type="float" office:value="324.30400000001">
            <text:p>324.304</text:p>
          </table:table-cell>
          <table:table-cell table:formula="of:=CONCATENATE(&quot;T&quot;;[.P474])" office:value-type="string" office:string-value="T473">
            <text:p>T473</text:p>
          </table:table-cell>
          <table:table-cell table:formula="of:=IF([.J474]=&quot;X&quot;;1;[.P473]+1)" office:value-type="float" office:value="473">
            <text:p>473</text:p>
          </table:table-cell>
          <table:table-cell table:style-name="ce7" table:formula="of:=CONCATENATE(&quot;mv &quot;;[.K474];&quot;^&quot;;[.O474];&quot;.wav &quot;&quot;rn^&quot;;[.$E474];&quot;~&quot;;[.$B474];&quot;~&quot;;[.$C474];&quot;~&quot;;[.$A474];&quot;~&quot;;[.$F474];&quot;~&quot;;[.$D474];&quot;.wav&quot;&quot;&quot;)" office:value-type="string" office:string-value="mv 1^T473.wav &quot;rn^ZZZ~~~~~.wav&quot;">
            <text:p>mv 1^T473.wav "rn^ZZZ~~~~~.wav"</text:p>
          </table:table-cell>
          <table:table-cell table:formula="of:=CONCATENATE(&quot;-ALBUM &quot;&quot;&quot;;[.A474];&quot;&quot;&quot; -ARTIST &quot;&quot;&quot;;[.B474];&quot;&quot;&quot; -ID3V2TAG TCOM &quot;&quot;&quot;;[.C474];&quot;&quot;&quot; -GENRE &quot;&quot;&quot;;[.D474];&quot;&quot;&quot; -TITLE &quot;&quot;&quot;;[.E474];&quot;&quot;&quot; -TRACK &quot;&quot;&quot;;[.F474];&quot;&quot;&quot; -YEAR &quot;&quot;&quot;;[.H474];&quot;&quot;&quot; &quot;;[.K474];&quot;/&quot;;[.O474];&quot;.mp3&quot;)" office:value-type="string" office:string-value="-ALBUM &quot;&quot; -ARTIST &quot;&quot; -ID3V2TAG TCOM &quot;&quot; -GENRE &quot;&quot; -TITLE &quot;ZZZ&quot; -TRACK &quot;&quot; -YEAR &quot;&quot; 1/T473.mp3">
            <text:p>-ALBUM "" -ARTIST "" -ID3V2TAG TCOM "" -GENRE "" -TITLE "ZZZ" -TRACK "" -YEAR "" 1/T47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74]+1" office:value-type="float" office:value="474">
            <text:p>474</text:p>
          </table:table-cell>
          <table:table-cell table:style-name="ce3"/>
          <table:table-cell table:style-name="ce5" table:formula="of:=IF([.J475]=&quot;X&quot;;[.K474]+1;[.K474])" office:value-type="float" office:value="1">
            <text:p>1</text:p>
          </table:table-cell>
          <table:table-cell table:formula="of:=IF([.J475]=&quot;X&quot;;0;[.L474]+[.G474]+[.J475]/24/60/60)" office:value-type="time" office:time-value="PT00H09M20.304S">
            <text:p>00:09:20.30</text:p>
          </table:table-cell>
          <table:table-cell table:formula="of:=INT([.L475]*24*60)+MOD([.L475]*24*60*60;60)/100" office:value-type="float" office:value="9.20304">
            <text:p>9.203</text:p>
          </table:table-cell>
          <table:table-cell table:formula="of:=[.L475]*24*60*60+[.$N$1]*([.P475]-1)" office:value-type="float" office:value="323.80400000001">
            <text:p>323.804</text:p>
          </table:table-cell>
          <table:table-cell table:formula="of:=CONCATENATE(&quot;T&quot;;[.P475])" office:value-type="string" office:string-value="T474">
            <text:p>T474</text:p>
          </table:table-cell>
          <table:table-cell table:formula="of:=IF([.J475]=&quot;X&quot;;1;[.P474]+1)" office:value-type="float" office:value="474">
            <text:p>474</text:p>
          </table:table-cell>
          <table:table-cell table:style-name="ce7" table:formula="of:=CONCATENATE(&quot;mv &quot;;[.K475];&quot;^&quot;;[.O475];&quot;.wav &quot;&quot;rn^&quot;;[.$E475];&quot;~&quot;;[.$B475];&quot;~&quot;;[.$C475];&quot;~&quot;;[.$A475];&quot;~&quot;;[.$F475];&quot;~&quot;;[.$D475];&quot;.wav&quot;&quot;&quot;)" office:value-type="string" office:string-value="mv 1^T474.wav &quot;rn^ZZZ~~~~~.wav&quot;">
            <text:p>mv 1^T474.wav "rn^ZZZ~~~~~.wav"</text:p>
          </table:table-cell>
          <table:table-cell table:formula="of:=CONCATENATE(&quot;-ALBUM &quot;&quot;&quot;;[.A475];&quot;&quot;&quot; -ARTIST &quot;&quot;&quot;;[.B475];&quot;&quot;&quot; -ID3V2TAG TCOM &quot;&quot;&quot;;[.C475];&quot;&quot;&quot; -GENRE &quot;&quot;&quot;;[.D475];&quot;&quot;&quot; -TITLE &quot;&quot;&quot;;[.E475];&quot;&quot;&quot; -TRACK &quot;&quot;&quot;;[.F475];&quot;&quot;&quot; -YEAR &quot;&quot;&quot;;[.H475];&quot;&quot;&quot; &quot;;[.K475];&quot;/&quot;;[.O475];&quot;.mp3&quot;)" office:value-type="string" office:string-value="-ALBUM &quot;&quot; -ARTIST &quot;&quot; -ID3V2TAG TCOM &quot;&quot; -GENRE &quot;&quot; -TITLE &quot;ZZZ&quot; -TRACK &quot;&quot; -YEAR &quot;&quot; 1/T474.mp3">
            <text:p>-ALBUM "" -ARTIST "" -ID3V2TAG TCOM "" -GENRE "" -TITLE "ZZZ" -TRACK "" -YEAR "" 1/T47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75]+1" office:value-type="float" office:value="475">
            <text:p>475</text:p>
          </table:table-cell>
          <table:table-cell table:style-name="ce3"/>
          <table:table-cell table:style-name="ce5" table:formula="of:=IF([.J476]=&quot;X&quot;;[.K475]+1;[.K475])" office:value-type="float" office:value="1">
            <text:p>1</text:p>
          </table:table-cell>
          <table:table-cell table:formula="of:=IF([.J476]=&quot;X&quot;;0;[.L475]+[.G475]+[.J476]/24/60/60)" office:value-type="time" office:time-value="PT00H09M20.304S">
            <text:p>00:09:20.30</text:p>
          </table:table-cell>
          <table:table-cell table:formula="of:=INT([.L476]*24*60)+MOD([.L476]*24*60*60;60)/100" office:value-type="float" office:value="9.20304">
            <text:p>9.203</text:p>
          </table:table-cell>
          <table:table-cell table:formula="of:=[.L476]*24*60*60+[.$N$1]*([.P476]-1)" office:value-type="float" office:value="323.30400000001">
            <text:p>323.304</text:p>
          </table:table-cell>
          <table:table-cell table:formula="of:=CONCATENATE(&quot;T&quot;;[.P476])" office:value-type="string" office:string-value="T475">
            <text:p>T475</text:p>
          </table:table-cell>
          <table:table-cell table:formula="of:=IF([.J476]=&quot;X&quot;;1;[.P475]+1)" office:value-type="float" office:value="475">
            <text:p>475</text:p>
          </table:table-cell>
          <table:table-cell table:style-name="ce7" table:formula="of:=CONCATENATE(&quot;mv &quot;;[.K476];&quot;^&quot;;[.O476];&quot;.wav &quot;&quot;rn^&quot;;[.$E476];&quot;~&quot;;[.$B476];&quot;~&quot;;[.$C476];&quot;~&quot;;[.$A476];&quot;~&quot;;[.$F476];&quot;~&quot;;[.$D476];&quot;.wav&quot;&quot;&quot;)" office:value-type="string" office:string-value="mv 1^T475.wav &quot;rn^ZZZ~~~~~.wav&quot;">
            <text:p>mv 1^T475.wav "rn^ZZZ~~~~~.wav"</text:p>
          </table:table-cell>
          <table:table-cell table:formula="of:=CONCATENATE(&quot;-ALBUM &quot;&quot;&quot;;[.A476];&quot;&quot;&quot; -ARTIST &quot;&quot;&quot;;[.B476];&quot;&quot;&quot; -ID3V2TAG TCOM &quot;&quot;&quot;;[.C476];&quot;&quot;&quot; -GENRE &quot;&quot;&quot;;[.D476];&quot;&quot;&quot; -TITLE &quot;&quot;&quot;;[.E476];&quot;&quot;&quot; -TRACK &quot;&quot;&quot;;[.F476];&quot;&quot;&quot; -YEAR &quot;&quot;&quot;;[.H476];&quot;&quot;&quot; &quot;;[.K476];&quot;/&quot;;[.O476];&quot;.mp3&quot;)" office:value-type="string" office:string-value="-ALBUM &quot;&quot; -ARTIST &quot;&quot; -ID3V2TAG TCOM &quot;&quot; -GENRE &quot;&quot; -TITLE &quot;ZZZ&quot; -TRACK &quot;&quot; -YEAR &quot;&quot; 1/T475.mp3">
            <text:p>-ALBUM "" -ARTIST "" -ID3V2TAG TCOM "" -GENRE "" -TITLE "ZZZ" -TRACK "" -YEAR "" 1/T47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76]+1" office:value-type="float" office:value="476">
            <text:p>476</text:p>
          </table:table-cell>
          <table:table-cell table:style-name="ce3"/>
          <table:table-cell table:style-name="ce5" table:formula="of:=IF([.J477]=&quot;X&quot;;[.K476]+1;[.K476])" office:value-type="float" office:value="1">
            <text:p>1</text:p>
          </table:table-cell>
          <table:table-cell table:formula="of:=IF([.J477]=&quot;X&quot;;0;[.L476]+[.G476]+[.J477]/24/60/60)" office:value-type="time" office:time-value="PT00H09M20.304S">
            <text:p>00:09:20.30</text:p>
          </table:table-cell>
          <table:table-cell table:formula="of:=INT([.L477]*24*60)+MOD([.L477]*24*60*60;60)/100" office:value-type="float" office:value="9.20304">
            <text:p>9.203</text:p>
          </table:table-cell>
          <table:table-cell table:formula="of:=[.L477]*24*60*60+[.$N$1]*([.P477]-1)" office:value-type="float" office:value="322.80400000001">
            <text:p>322.804</text:p>
          </table:table-cell>
          <table:table-cell table:formula="of:=CONCATENATE(&quot;T&quot;;[.P477])" office:value-type="string" office:string-value="T476">
            <text:p>T476</text:p>
          </table:table-cell>
          <table:table-cell table:formula="of:=IF([.J477]=&quot;X&quot;;1;[.P476]+1)" office:value-type="float" office:value="476">
            <text:p>476</text:p>
          </table:table-cell>
          <table:table-cell table:style-name="ce7" table:formula="of:=CONCATENATE(&quot;mv &quot;;[.K477];&quot;^&quot;;[.O477];&quot;.wav &quot;&quot;rn^&quot;;[.$E477];&quot;~&quot;;[.$B477];&quot;~&quot;;[.$C477];&quot;~&quot;;[.$A477];&quot;~&quot;;[.$F477];&quot;~&quot;;[.$D477];&quot;.wav&quot;&quot;&quot;)" office:value-type="string" office:string-value="mv 1^T476.wav &quot;rn^ZZZ~~~~~.wav&quot;">
            <text:p>mv 1^T476.wav "rn^ZZZ~~~~~.wav"</text:p>
          </table:table-cell>
          <table:table-cell table:formula="of:=CONCATENATE(&quot;-ALBUM &quot;&quot;&quot;;[.A477];&quot;&quot;&quot; -ARTIST &quot;&quot;&quot;;[.B477];&quot;&quot;&quot; -ID3V2TAG TCOM &quot;&quot;&quot;;[.C477];&quot;&quot;&quot; -GENRE &quot;&quot;&quot;;[.D477];&quot;&quot;&quot; -TITLE &quot;&quot;&quot;;[.E477];&quot;&quot;&quot; -TRACK &quot;&quot;&quot;;[.F477];&quot;&quot;&quot; -YEAR &quot;&quot;&quot;;[.H477];&quot;&quot;&quot; &quot;;[.K477];&quot;/&quot;;[.O477];&quot;.mp3&quot;)" office:value-type="string" office:string-value="-ALBUM &quot;&quot; -ARTIST &quot;&quot; -ID3V2TAG TCOM &quot;&quot; -GENRE &quot;&quot; -TITLE &quot;ZZZ&quot; -TRACK &quot;&quot; -YEAR &quot;&quot; 1/T476.mp3">
            <text:p>-ALBUM "" -ARTIST "" -ID3V2TAG TCOM "" -GENRE "" -TITLE "ZZZ" -TRACK "" -YEAR "" 1/T47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77]+1" office:value-type="float" office:value="477">
            <text:p>477</text:p>
          </table:table-cell>
          <table:table-cell table:style-name="ce3"/>
          <table:table-cell table:style-name="ce5" table:formula="of:=IF([.J478]=&quot;X&quot;;[.K477]+1;[.K477])" office:value-type="float" office:value="1">
            <text:p>1</text:p>
          </table:table-cell>
          <table:table-cell table:formula="of:=IF([.J478]=&quot;X&quot;;0;[.L477]+[.G477]+[.J478]/24/60/60)" office:value-type="time" office:time-value="PT00H09M20.304S">
            <text:p>00:09:20.30</text:p>
          </table:table-cell>
          <table:table-cell table:formula="of:=INT([.L478]*24*60)+MOD([.L478]*24*60*60;60)/100" office:value-type="float" office:value="9.20304">
            <text:p>9.203</text:p>
          </table:table-cell>
          <table:table-cell table:formula="of:=[.L478]*24*60*60+[.$N$1]*([.P478]-1)" office:value-type="float" office:value="322.30400000001">
            <text:p>322.304</text:p>
          </table:table-cell>
          <table:table-cell table:formula="of:=CONCATENATE(&quot;T&quot;;[.P478])" office:value-type="string" office:string-value="T477">
            <text:p>T477</text:p>
          </table:table-cell>
          <table:table-cell table:formula="of:=IF([.J478]=&quot;X&quot;;1;[.P477]+1)" office:value-type="float" office:value="477">
            <text:p>477</text:p>
          </table:table-cell>
          <table:table-cell table:style-name="ce7" table:formula="of:=CONCATENATE(&quot;mv &quot;;[.K478];&quot;^&quot;;[.O478];&quot;.wav &quot;&quot;rn^&quot;;[.$E478];&quot;~&quot;;[.$B478];&quot;~&quot;;[.$C478];&quot;~&quot;;[.$A478];&quot;~&quot;;[.$F478];&quot;~&quot;;[.$D478];&quot;.wav&quot;&quot;&quot;)" office:value-type="string" office:string-value="mv 1^T477.wav &quot;rn^ZZZ~~~~~.wav&quot;">
            <text:p>mv 1^T477.wav "rn^ZZZ~~~~~.wav"</text:p>
          </table:table-cell>
          <table:table-cell table:formula="of:=CONCATENATE(&quot;-ALBUM &quot;&quot;&quot;;[.A478];&quot;&quot;&quot; -ARTIST &quot;&quot;&quot;;[.B478];&quot;&quot;&quot; -ID3V2TAG TCOM &quot;&quot;&quot;;[.C478];&quot;&quot;&quot; -GENRE &quot;&quot;&quot;;[.D478];&quot;&quot;&quot; -TITLE &quot;&quot;&quot;;[.E478];&quot;&quot;&quot; -TRACK &quot;&quot;&quot;;[.F478];&quot;&quot;&quot; -YEAR &quot;&quot;&quot;;[.H478];&quot;&quot;&quot; &quot;;[.K478];&quot;/&quot;;[.O478];&quot;.mp3&quot;)" office:value-type="string" office:string-value="-ALBUM &quot;&quot; -ARTIST &quot;&quot; -ID3V2TAG TCOM &quot;&quot; -GENRE &quot;&quot; -TITLE &quot;ZZZ&quot; -TRACK &quot;&quot; -YEAR &quot;&quot; 1/T477.mp3">
            <text:p>-ALBUM "" -ARTIST "" -ID3V2TAG TCOM "" -GENRE "" -TITLE "ZZZ" -TRACK "" -YEAR "" 1/T47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78]+1" office:value-type="float" office:value="478">
            <text:p>478</text:p>
          </table:table-cell>
          <table:table-cell table:style-name="ce3"/>
          <table:table-cell table:style-name="ce5" table:formula="of:=IF([.J479]=&quot;X&quot;;[.K478]+1;[.K478])" office:value-type="float" office:value="1">
            <text:p>1</text:p>
          </table:table-cell>
          <table:table-cell table:formula="of:=IF([.J479]=&quot;X&quot;;0;[.L478]+[.G478]+[.J479]/24/60/60)" office:value-type="time" office:time-value="PT00H09M20.304S">
            <text:p>00:09:20.30</text:p>
          </table:table-cell>
          <table:table-cell table:formula="of:=INT([.L479]*24*60)+MOD([.L479]*24*60*60;60)/100" office:value-type="float" office:value="9.20304">
            <text:p>9.203</text:p>
          </table:table-cell>
          <table:table-cell table:formula="of:=[.L479]*24*60*60+[.$N$1]*([.P479]-1)" office:value-type="float" office:value="321.80400000001">
            <text:p>321.804</text:p>
          </table:table-cell>
          <table:table-cell table:formula="of:=CONCATENATE(&quot;T&quot;;[.P479])" office:value-type="string" office:string-value="T478">
            <text:p>T478</text:p>
          </table:table-cell>
          <table:table-cell table:formula="of:=IF([.J479]=&quot;X&quot;;1;[.P478]+1)" office:value-type="float" office:value="478">
            <text:p>478</text:p>
          </table:table-cell>
          <table:table-cell table:style-name="ce7" table:formula="of:=CONCATENATE(&quot;mv &quot;;[.K479];&quot;^&quot;;[.O479];&quot;.wav &quot;&quot;rn^&quot;;[.$E479];&quot;~&quot;;[.$B479];&quot;~&quot;;[.$C479];&quot;~&quot;;[.$A479];&quot;~&quot;;[.$F479];&quot;~&quot;;[.$D479];&quot;.wav&quot;&quot;&quot;)" office:value-type="string" office:string-value="mv 1^T478.wav &quot;rn^ZZZ~~~~~.wav&quot;">
            <text:p>mv 1^T478.wav "rn^ZZZ~~~~~.wav"</text:p>
          </table:table-cell>
          <table:table-cell table:formula="of:=CONCATENATE(&quot;-ALBUM &quot;&quot;&quot;;[.A479];&quot;&quot;&quot; -ARTIST &quot;&quot;&quot;;[.B479];&quot;&quot;&quot; -ID3V2TAG TCOM &quot;&quot;&quot;;[.C479];&quot;&quot;&quot; -GENRE &quot;&quot;&quot;;[.D479];&quot;&quot;&quot; -TITLE &quot;&quot;&quot;;[.E479];&quot;&quot;&quot; -TRACK &quot;&quot;&quot;;[.F479];&quot;&quot;&quot; -YEAR &quot;&quot;&quot;;[.H479];&quot;&quot;&quot; &quot;;[.K479];&quot;/&quot;;[.O479];&quot;.mp3&quot;)" office:value-type="string" office:string-value="-ALBUM &quot;&quot; -ARTIST &quot;&quot; -ID3V2TAG TCOM &quot;&quot; -GENRE &quot;&quot; -TITLE &quot;ZZZ&quot; -TRACK &quot;&quot; -YEAR &quot;&quot; 1/T478.mp3">
            <text:p>-ALBUM "" -ARTIST "" -ID3V2TAG TCOM "" -GENRE "" -TITLE "ZZZ" -TRACK "" -YEAR "" 1/T47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79]+1" office:value-type="float" office:value="479">
            <text:p>479</text:p>
          </table:table-cell>
          <table:table-cell table:style-name="ce3"/>
          <table:table-cell table:style-name="ce5" table:formula="of:=IF([.J480]=&quot;X&quot;;[.K479]+1;[.K479])" office:value-type="float" office:value="1">
            <text:p>1</text:p>
          </table:table-cell>
          <table:table-cell table:formula="of:=IF([.J480]=&quot;X&quot;;0;[.L479]+[.G479]+[.J480]/24/60/60)" office:value-type="time" office:time-value="PT00H09M20.304S">
            <text:p>00:09:20.30</text:p>
          </table:table-cell>
          <table:table-cell table:formula="of:=INT([.L480]*24*60)+MOD([.L480]*24*60*60;60)/100" office:value-type="float" office:value="9.20304">
            <text:p>9.203</text:p>
          </table:table-cell>
          <table:table-cell table:formula="of:=[.L480]*24*60*60+[.$N$1]*([.P480]-1)" office:value-type="float" office:value="321.30400000001">
            <text:p>321.304</text:p>
          </table:table-cell>
          <table:table-cell table:formula="of:=CONCATENATE(&quot;T&quot;;[.P480])" office:value-type="string" office:string-value="T479">
            <text:p>T479</text:p>
          </table:table-cell>
          <table:table-cell table:formula="of:=IF([.J480]=&quot;X&quot;;1;[.P479]+1)" office:value-type="float" office:value="479">
            <text:p>479</text:p>
          </table:table-cell>
          <table:table-cell table:style-name="ce7" table:formula="of:=CONCATENATE(&quot;mv &quot;;[.K480];&quot;^&quot;;[.O480];&quot;.wav &quot;&quot;rn^&quot;;[.$E480];&quot;~&quot;;[.$B480];&quot;~&quot;;[.$C480];&quot;~&quot;;[.$A480];&quot;~&quot;;[.$F480];&quot;~&quot;;[.$D480];&quot;.wav&quot;&quot;&quot;)" office:value-type="string" office:string-value="mv 1^T479.wav &quot;rn^ZZZ~~~~~.wav&quot;">
            <text:p>mv 1^T479.wav "rn^ZZZ~~~~~.wav"</text:p>
          </table:table-cell>
          <table:table-cell table:formula="of:=CONCATENATE(&quot;-ALBUM &quot;&quot;&quot;;[.A480];&quot;&quot;&quot; -ARTIST &quot;&quot;&quot;;[.B480];&quot;&quot;&quot; -ID3V2TAG TCOM &quot;&quot;&quot;;[.C480];&quot;&quot;&quot; -GENRE &quot;&quot;&quot;;[.D480];&quot;&quot;&quot; -TITLE &quot;&quot;&quot;;[.E480];&quot;&quot;&quot; -TRACK &quot;&quot;&quot;;[.F480];&quot;&quot;&quot; -YEAR &quot;&quot;&quot;;[.H480];&quot;&quot;&quot; &quot;;[.K480];&quot;/&quot;;[.O480];&quot;.mp3&quot;)" office:value-type="string" office:string-value="-ALBUM &quot;&quot; -ARTIST &quot;&quot; -ID3V2TAG TCOM &quot;&quot; -GENRE &quot;&quot; -TITLE &quot;ZZZ&quot; -TRACK &quot;&quot; -YEAR &quot;&quot; 1/T479.mp3">
            <text:p>-ALBUM "" -ARTIST "" -ID3V2TAG TCOM "" -GENRE "" -TITLE "ZZZ" -TRACK "" -YEAR "" 1/T47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80]+1" office:value-type="float" office:value="480">
            <text:p>480</text:p>
          </table:table-cell>
          <table:table-cell table:style-name="ce3"/>
          <table:table-cell table:style-name="ce5" table:formula="of:=IF([.J481]=&quot;X&quot;;[.K480]+1;[.K480])" office:value-type="float" office:value="1">
            <text:p>1</text:p>
          </table:table-cell>
          <table:table-cell table:formula="of:=IF([.J481]=&quot;X&quot;;0;[.L480]+[.G480]+[.J481]/24/60/60)" office:value-type="time" office:time-value="PT00H09M20.304S">
            <text:p>00:09:20.30</text:p>
          </table:table-cell>
          <table:table-cell table:formula="of:=INT([.L481]*24*60)+MOD([.L481]*24*60*60;60)/100" office:value-type="float" office:value="9.20304">
            <text:p>9.203</text:p>
          </table:table-cell>
          <table:table-cell table:formula="of:=[.L481]*24*60*60+[.$N$1]*([.P481]-1)" office:value-type="float" office:value="320.80400000001">
            <text:p>320.804</text:p>
          </table:table-cell>
          <table:table-cell table:formula="of:=CONCATENATE(&quot;T&quot;;[.P481])" office:value-type="string" office:string-value="T480">
            <text:p>T480</text:p>
          </table:table-cell>
          <table:table-cell table:formula="of:=IF([.J481]=&quot;X&quot;;1;[.P480]+1)" office:value-type="float" office:value="480">
            <text:p>480</text:p>
          </table:table-cell>
          <table:table-cell table:style-name="ce7" table:formula="of:=CONCATENATE(&quot;mv &quot;;[.K481];&quot;^&quot;;[.O481];&quot;.wav &quot;&quot;rn^&quot;;[.$E481];&quot;~&quot;;[.$B481];&quot;~&quot;;[.$C481];&quot;~&quot;;[.$A481];&quot;~&quot;;[.$F481];&quot;~&quot;;[.$D481];&quot;.wav&quot;&quot;&quot;)" office:value-type="string" office:string-value="mv 1^T480.wav &quot;rn^ZZZ~~~~~.wav&quot;">
            <text:p>mv 1^T480.wav "rn^ZZZ~~~~~.wav"</text:p>
          </table:table-cell>
          <table:table-cell table:formula="of:=CONCATENATE(&quot;-ALBUM &quot;&quot;&quot;;[.A481];&quot;&quot;&quot; -ARTIST &quot;&quot;&quot;;[.B481];&quot;&quot;&quot; -ID3V2TAG TCOM &quot;&quot;&quot;;[.C481];&quot;&quot;&quot; -GENRE &quot;&quot;&quot;;[.D481];&quot;&quot;&quot; -TITLE &quot;&quot;&quot;;[.E481];&quot;&quot;&quot; -TRACK &quot;&quot;&quot;;[.F481];&quot;&quot;&quot; -YEAR &quot;&quot;&quot;;[.H481];&quot;&quot;&quot; &quot;;[.K481];&quot;/&quot;;[.O481];&quot;.mp3&quot;)" office:value-type="string" office:string-value="-ALBUM &quot;&quot; -ARTIST &quot;&quot; -ID3V2TAG TCOM &quot;&quot; -GENRE &quot;&quot; -TITLE &quot;ZZZ&quot; -TRACK &quot;&quot; -YEAR &quot;&quot; 1/T480.mp3">
            <text:p>-ALBUM "" -ARTIST "" -ID3V2TAG TCOM "" -GENRE "" -TITLE "ZZZ" -TRACK "" -YEAR "" 1/T48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81]+1" office:value-type="float" office:value="481">
            <text:p>481</text:p>
          </table:table-cell>
          <table:table-cell table:style-name="ce3"/>
          <table:table-cell table:style-name="ce5" table:formula="of:=IF([.J482]=&quot;X&quot;;[.K481]+1;[.K481])" office:value-type="float" office:value="1">
            <text:p>1</text:p>
          </table:table-cell>
          <table:table-cell table:formula="of:=IF([.J482]=&quot;X&quot;;0;[.L481]+[.G481]+[.J482]/24/60/60)" office:value-type="time" office:time-value="PT00H09M20.304S">
            <text:p>00:09:20.30</text:p>
          </table:table-cell>
          <table:table-cell table:formula="of:=INT([.L482]*24*60)+MOD([.L482]*24*60*60;60)/100" office:value-type="float" office:value="9.20304">
            <text:p>9.203</text:p>
          </table:table-cell>
          <table:table-cell table:formula="of:=[.L482]*24*60*60+[.$N$1]*([.P482]-1)" office:value-type="float" office:value="320.30400000001">
            <text:p>320.304</text:p>
          </table:table-cell>
          <table:table-cell table:formula="of:=CONCATENATE(&quot;T&quot;;[.P482])" office:value-type="string" office:string-value="T481">
            <text:p>T481</text:p>
          </table:table-cell>
          <table:table-cell table:formula="of:=IF([.J482]=&quot;X&quot;;1;[.P481]+1)" office:value-type="float" office:value="481">
            <text:p>481</text:p>
          </table:table-cell>
          <table:table-cell table:style-name="ce7" table:formula="of:=CONCATENATE(&quot;mv &quot;;[.K482];&quot;^&quot;;[.O482];&quot;.wav &quot;&quot;rn^&quot;;[.$E482];&quot;~&quot;;[.$B482];&quot;~&quot;;[.$C482];&quot;~&quot;;[.$A482];&quot;~&quot;;[.$F482];&quot;~&quot;;[.$D482];&quot;.wav&quot;&quot;&quot;)" office:value-type="string" office:string-value="mv 1^T481.wav &quot;rn^ZZZ~~~~~.wav&quot;">
            <text:p>mv 1^T481.wav "rn^ZZZ~~~~~.wav"</text:p>
          </table:table-cell>
          <table:table-cell table:formula="of:=CONCATENATE(&quot;-ALBUM &quot;&quot;&quot;;[.A482];&quot;&quot;&quot; -ARTIST &quot;&quot;&quot;;[.B482];&quot;&quot;&quot; -ID3V2TAG TCOM &quot;&quot;&quot;;[.C482];&quot;&quot;&quot; -GENRE &quot;&quot;&quot;;[.D482];&quot;&quot;&quot; -TITLE &quot;&quot;&quot;;[.E482];&quot;&quot;&quot; -TRACK &quot;&quot;&quot;;[.F482];&quot;&quot;&quot; -YEAR &quot;&quot;&quot;;[.H482];&quot;&quot;&quot; &quot;;[.K482];&quot;/&quot;;[.O482];&quot;.mp3&quot;)" office:value-type="string" office:string-value="-ALBUM &quot;&quot; -ARTIST &quot;&quot; -ID3V2TAG TCOM &quot;&quot; -GENRE &quot;&quot; -TITLE &quot;ZZZ&quot; -TRACK &quot;&quot; -YEAR &quot;&quot; 1/T481.mp3">
            <text:p>-ALBUM "" -ARTIST "" -ID3V2TAG TCOM "" -GENRE "" -TITLE "ZZZ" -TRACK "" -YEAR "" 1/T48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82]+1" office:value-type="float" office:value="482">
            <text:p>482</text:p>
          </table:table-cell>
          <table:table-cell table:style-name="ce3"/>
          <table:table-cell table:style-name="ce5" table:formula="of:=IF([.J483]=&quot;X&quot;;[.K482]+1;[.K482])" office:value-type="float" office:value="1">
            <text:p>1</text:p>
          </table:table-cell>
          <table:table-cell table:formula="of:=IF([.J483]=&quot;X&quot;;0;[.L482]+[.G482]+[.J483]/24/60/60)" office:value-type="time" office:time-value="PT00H09M20.304S">
            <text:p>00:09:20.30</text:p>
          </table:table-cell>
          <table:table-cell table:formula="of:=INT([.L483]*24*60)+MOD([.L483]*24*60*60;60)/100" office:value-type="float" office:value="9.20304">
            <text:p>9.203</text:p>
          </table:table-cell>
          <table:table-cell table:formula="of:=[.L483]*24*60*60+[.$N$1]*([.P483]-1)" office:value-type="float" office:value="319.80400000001">
            <text:p>319.804</text:p>
          </table:table-cell>
          <table:table-cell table:formula="of:=CONCATENATE(&quot;T&quot;;[.P483])" office:value-type="string" office:string-value="T482">
            <text:p>T482</text:p>
          </table:table-cell>
          <table:table-cell table:formula="of:=IF([.J483]=&quot;X&quot;;1;[.P482]+1)" office:value-type="float" office:value="482">
            <text:p>482</text:p>
          </table:table-cell>
          <table:table-cell table:style-name="ce7" table:formula="of:=CONCATENATE(&quot;mv &quot;;[.K483];&quot;^&quot;;[.O483];&quot;.wav &quot;&quot;rn^&quot;;[.$E483];&quot;~&quot;;[.$B483];&quot;~&quot;;[.$C483];&quot;~&quot;;[.$A483];&quot;~&quot;;[.$F483];&quot;~&quot;;[.$D483];&quot;.wav&quot;&quot;&quot;)" office:value-type="string" office:string-value="mv 1^T482.wav &quot;rn^ZZZ~~~~~.wav&quot;">
            <text:p>mv 1^T482.wav "rn^ZZZ~~~~~.wav"</text:p>
          </table:table-cell>
          <table:table-cell table:formula="of:=CONCATENATE(&quot;-ALBUM &quot;&quot;&quot;;[.A483];&quot;&quot;&quot; -ARTIST &quot;&quot;&quot;;[.B483];&quot;&quot;&quot; -ID3V2TAG TCOM &quot;&quot;&quot;;[.C483];&quot;&quot;&quot; -GENRE &quot;&quot;&quot;;[.D483];&quot;&quot;&quot; -TITLE &quot;&quot;&quot;;[.E483];&quot;&quot;&quot; -TRACK &quot;&quot;&quot;;[.F483];&quot;&quot;&quot; -YEAR &quot;&quot;&quot;;[.H483];&quot;&quot;&quot; &quot;;[.K483];&quot;/&quot;;[.O483];&quot;.mp3&quot;)" office:value-type="string" office:string-value="-ALBUM &quot;&quot; -ARTIST &quot;&quot; -ID3V2TAG TCOM &quot;&quot; -GENRE &quot;&quot; -TITLE &quot;ZZZ&quot; -TRACK &quot;&quot; -YEAR &quot;&quot; 1/T482.mp3">
            <text:p>-ALBUM "" -ARTIST "" -ID3V2TAG TCOM "" -GENRE "" -TITLE "ZZZ" -TRACK "" -YEAR "" 1/T48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83]+1" office:value-type="float" office:value="483">
            <text:p>483</text:p>
          </table:table-cell>
          <table:table-cell table:style-name="ce3"/>
          <table:table-cell table:style-name="ce5" table:formula="of:=IF([.J484]=&quot;X&quot;;[.K483]+1;[.K483])" office:value-type="float" office:value="1">
            <text:p>1</text:p>
          </table:table-cell>
          <table:table-cell table:formula="of:=IF([.J484]=&quot;X&quot;;0;[.L483]+[.G483]+[.J484]/24/60/60)" office:value-type="time" office:time-value="PT00H09M20.304S">
            <text:p>00:09:20.30</text:p>
          </table:table-cell>
          <table:table-cell table:formula="of:=INT([.L484]*24*60)+MOD([.L484]*24*60*60;60)/100" office:value-type="float" office:value="9.20304">
            <text:p>9.203</text:p>
          </table:table-cell>
          <table:table-cell table:formula="of:=[.L484]*24*60*60+[.$N$1]*([.P484]-1)" office:value-type="float" office:value="319.30400000001">
            <text:p>319.304</text:p>
          </table:table-cell>
          <table:table-cell table:formula="of:=CONCATENATE(&quot;T&quot;;[.P484])" office:value-type="string" office:string-value="T483">
            <text:p>T483</text:p>
          </table:table-cell>
          <table:table-cell table:formula="of:=IF([.J484]=&quot;X&quot;;1;[.P483]+1)" office:value-type="float" office:value="483">
            <text:p>483</text:p>
          </table:table-cell>
          <table:table-cell table:style-name="ce7" table:formula="of:=CONCATENATE(&quot;mv &quot;;[.K484];&quot;^&quot;;[.O484];&quot;.wav &quot;&quot;rn^&quot;;[.$E484];&quot;~&quot;;[.$B484];&quot;~&quot;;[.$C484];&quot;~&quot;;[.$A484];&quot;~&quot;;[.$F484];&quot;~&quot;;[.$D484];&quot;.wav&quot;&quot;&quot;)" office:value-type="string" office:string-value="mv 1^T483.wav &quot;rn^ZZZ~~~~~.wav&quot;">
            <text:p>mv 1^T483.wav "rn^ZZZ~~~~~.wav"</text:p>
          </table:table-cell>
          <table:table-cell table:formula="of:=CONCATENATE(&quot;-ALBUM &quot;&quot;&quot;;[.A484];&quot;&quot;&quot; -ARTIST &quot;&quot;&quot;;[.B484];&quot;&quot;&quot; -ID3V2TAG TCOM &quot;&quot;&quot;;[.C484];&quot;&quot;&quot; -GENRE &quot;&quot;&quot;;[.D484];&quot;&quot;&quot; -TITLE &quot;&quot;&quot;;[.E484];&quot;&quot;&quot; -TRACK &quot;&quot;&quot;;[.F484];&quot;&quot;&quot; -YEAR &quot;&quot;&quot;;[.H484];&quot;&quot;&quot; &quot;;[.K484];&quot;/&quot;;[.O484];&quot;.mp3&quot;)" office:value-type="string" office:string-value="-ALBUM &quot;&quot; -ARTIST &quot;&quot; -ID3V2TAG TCOM &quot;&quot; -GENRE &quot;&quot; -TITLE &quot;ZZZ&quot; -TRACK &quot;&quot; -YEAR &quot;&quot; 1/T483.mp3">
            <text:p>-ALBUM "" -ARTIST "" -ID3V2TAG TCOM "" -GENRE "" -TITLE "ZZZ" -TRACK "" -YEAR "" 1/T48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84]+1" office:value-type="float" office:value="484">
            <text:p>484</text:p>
          </table:table-cell>
          <table:table-cell table:style-name="ce3"/>
          <table:table-cell table:style-name="ce5" table:formula="of:=IF([.J485]=&quot;X&quot;;[.K484]+1;[.K484])" office:value-type="float" office:value="1">
            <text:p>1</text:p>
          </table:table-cell>
          <table:table-cell table:formula="of:=IF([.J485]=&quot;X&quot;;0;[.L484]+[.G484]+[.J485]/24/60/60)" office:value-type="time" office:time-value="PT00H09M20.304S">
            <text:p>00:09:20.30</text:p>
          </table:table-cell>
          <table:table-cell table:formula="of:=INT([.L485]*24*60)+MOD([.L485]*24*60*60;60)/100" office:value-type="float" office:value="9.20304">
            <text:p>9.203</text:p>
          </table:table-cell>
          <table:table-cell table:formula="of:=[.L485]*24*60*60+[.$N$1]*([.P485]-1)" office:value-type="float" office:value="318.80400000001">
            <text:p>318.804</text:p>
          </table:table-cell>
          <table:table-cell table:formula="of:=CONCATENATE(&quot;T&quot;;[.P485])" office:value-type="string" office:string-value="T484">
            <text:p>T484</text:p>
          </table:table-cell>
          <table:table-cell table:formula="of:=IF([.J485]=&quot;X&quot;;1;[.P484]+1)" office:value-type="float" office:value="484">
            <text:p>484</text:p>
          </table:table-cell>
          <table:table-cell table:style-name="ce7" table:formula="of:=CONCATENATE(&quot;mv &quot;;[.K485];&quot;^&quot;;[.O485];&quot;.wav &quot;&quot;rn^&quot;;[.$E485];&quot;~&quot;;[.$B485];&quot;~&quot;;[.$C485];&quot;~&quot;;[.$A485];&quot;~&quot;;[.$F485];&quot;~&quot;;[.$D485];&quot;.wav&quot;&quot;&quot;)" office:value-type="string" office:string-value="mv 1^T484.wav &quot;rn^ZZZ~~~~~.wav&quot;">
            <text:p>mv 1^T484.wav "rn^ZZZ~~~~~.wav"</text:p>
          </table:table-cell>
          <table:table-cell table:formula="of:=CONCATENATE(&quot;-ALBUM &quot;&quot;&quot;;[.A485];&quot;&quot;&quot; -ARTIST &quot;&quot;&quot;;[.B485];&quot;&quot;&quot; -ID3V2TAG TCOM &quot;&quot;&quot;;[.C485];&quot;&quot;&quot; -GENRE &quot;&quot;&quot;;[.D485];&quot;&quot;&quot; -TITLE &quot;&quot;&quot;;[.E485];&quot;&quot;&quot; -TRACK &quot;&quot;&quot;;[.F485];&quot;&quot;&quot; -YEAR &quot;&quot;&quot;;[.H485];&quot;&quot;&quot; &quot;;[.K485];&quot;/&quot;;[.O485];&quot;.mp3&quot;)" office:value-type="string" office:string-value="-ALBUM &quot;&quot; -ARTIST &quot;&quot; -ID3V2TAG TCOM &quot;&quot; -GENRE &quot;&quot; -TITLE &quot;ZZZ&quot; -TRACK &quot;&quot; -YEAR &quot;&quot; 1/T484.mp3">
            <text:p>-ALBUM "" -ARTIST "" -ID3V2TAG TCOM "" -GENRE "" -TITLE "ZZZ" -TRACK "" -YEAR "" 1/T48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85]+1" office:value-type="float" office:value="485">
            <text:p>485</text:p>
          </table:table-cell>
          <table:table-cell table:style-name="ce3"/>
          <table:table-cell table:style-name="ce5" table:formula="of:=IF([.J486]=&quot;X&quot;;[.K485]+1;[.K485])" office:value-type="float" office:value="1">
            <text:p>1</text:p>
          </table:table-cell>
          <table:table-cell table:formula="of:=IF([.J486]=&quot;X&quot;;0;[.L485]+[.G485]+[.J486]/24/60/60)" office:value-type="time" office:time-value="PT00H09M20.304S">
            <text:p>00:09:20.30</text:p>
          </table:table-cell>
          <table:table-cell table:formula="of:=INT([.L486]*24*60)+MOD([.L486]*24*60*60;60)/100" office:value-type="float" office:value="9.20304">
            <text:p>9.203</text:p>
          </table:table-cell>
          <table:table-cell table:formula="of:=[.L486]*24*60*60+[.$N$1]*([.P486]-1)" office:value-type="float" office:value="318.304000000011">
            <text:p>318.304</text:p>
          </table:table-cell>
          <table:table-cell table:formula="of:=CONCATENATE(&quot;T&quot;;[.P486])" office:value-type="string" office:string-value="T485">
            <text:p>T485</text:p>
          </table:table-cell>
          <table:table-cell table:formula="of:=IF([.J486]=&quot;X&quot;;1;[.P485]+1)" office:value-type="float" office:value="485">
            <text:p>485</text:p>
          </table:table-cell>
          <table:table-cell table:style-name="ce7" table:formula="of:=CONCATENATE(&quot;mv &quot;;[.K486];&quot;^&quot;;[.O486];&quot;.wav &quot;&quot;rn^&quot;;[.$E486];&quot;~&quot;;[.$B486];&quot;~&quot;;[.$C486];&quot;~&quot;;[.$A486];&quot;~&quot;;[.$F486];&quot;~&quot;;[.$D486];&quot;.wav&quot;&quot;&quot;)" office:value-type="string" office:string-value="mv 1^T485.wav &quot;rn^ZZZ~~~~~.wav&quot;">
            <text:p>mv 1^T485.wav "rn^ZZZ~~~~~.wav"</text:p>
          </table:table-cell>
          <table:table-cell table:formula="of:=CONCATENATE(&quot;-ALBUM &quot;&quot;&quot;;[.A486];&quot;&quot;&quot; -ARTIST &quot;&quot;&quot;;[.B486];&quot;&quot;&quot; -ID3V2TAG TCOM &quot;&quot;&quot;;[.C486];&quot;&quot;&quot; -GENRE &quot;&quot;&quot;;[.D486];&quot;&quot;&quot; -TITLE &quot;&quot;&quot;;[.E486];&quot;&quot;&quot; -TRACK &quot;&quot;&quot;;[.F486];&quot;&quot;&quot; -YEAR &quot;&quot;&quot;;[.H486];&quot;&quot;&quot; &quot;;[.K486];&quot;/&quot;;[.O486];&quot;.mp3&quot;)" office:value-type="string" office:string-value="-ALBUM &quot;&quot; -ARTIST &quot;&quot; -ID3V2TAG TCOM &quot;&quot; -GENRE &quot;&quot; -TITLE &quot;ZZZ&quot; -TRACK &quot;&quot; -YEAR &quot;&quot; 1/T485.mp3">
            <text:p>-ALBUM "" -ARTIST "" -ID3V2TAG TCOM "" -GENRE "" -TITLE "ZZZ" -TRACK "" -YEAR "" 1/T48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86]+1" office:value-type="float" office:value="486">
            <text:p>486</text:p>
          </table:table-cell>
          <table:table-cell table:style-name="ce3"/>
          <table:table-cell table:style-name="ce5" table:formula="of:=IF([.J487]=&quot;X&quot;;[.K486]+1;[.K486])" office:value-type="float" office:value="1">
            <text:p>1</text:p>
          </table:table-cell>
          <table:table-cell table:formula="of:=IF([.J487]=&quot;X&quot;;0;[.L486]+[.G486]+[.J487]/24/60/60)" office:value-type="time" office:time-value="PT00H09M20.304S">
            <text:p>00:09:20.30</text:p>
          </table:table-cell>
          <table:table-cell table:formula="of:=INT([.L487]*24*60)+MOD([.L487]*24*60*60;60)/100" office:value-type="float" office:value="9.20304">
            <text:p>9.203</text:p>
          </table:table-cell>
          <table:table-cell table:formula="of:=[.L487]*24*60*60+[.$N$1]*([.P487]-1)" office:value-type="float" office:value="317.804000000011">
            <text:p>317.804</text:p>
          </table:table-cell>
          <table:table-cell table:formula="of:=CONCATENATE(&quot;T&quot;;[.P487])" office:value-type="string" office:string-value="T486">
            <text:p>T486</text:p>
          </table:table-cell>
          <table:table-cell table:formula="of:=IF([.J487]=&quot;X&quot;;1;[.P486]+1)" office:value-type="float" office:value="486">
            <text:p>486</text:p>
          </table:table-cell>
          <table:table-cell table:style-name="ce7" table:formula="of:=CONCATENATE(&quot;mv &quot;;[.K487];&quot;^&quot;;[.O487];&quot;.wav &quot;&quot;rn^&quot;;[.$E487];&quot;~&quot;;[.$B487];&quot;~&quot;;[.$C487];&quot;~&quot;;[.$A487];&quot;~&quot;;[.$F487];&quot;~&quot;;[.$D487];&quot;.wav&quot;&quot;&quot;)" office:value-type="string" office:string-value="mv 1^T486.wav &quot;rn^ZZZ~~~~~.wav&quot;">
            <text:p>mv 1^T486.wav "rn^ZZZ~~~~~.wav"</text:p>
          </table:table-cell>
          <table:table-cell table:formula="of:=CONCATENATE(&quot;-ALBUM &quot;&quot;&quot;;[.A487];&quot;&quot;&quot; -ARTIST &quot;&quot;&quot;;[.B487];&quot;&quot;&quot; -ID3V2TAG TCOM &quot;&quot;&quot;;[.C487];&quot;&quot;&quot; -GENRE &quot;&quot;&quot;;[.D487];&quot;&quot;&quot; -TITLE &quot;&quot;&quot;;[.E487];&quot;&quot;&quot; -TRACK &quot;&quot;&quot;;[.F487];&quot;&quot;&quot; -YEAR &quot;&quot;&quot;;[.H487];&quot;&quot;&quot; &quot;;[.K487];&quot;/&quot;;[.O487];&quot;.mp3&quot;)" office:value-type="string" office:string-value="-ALBUM &quot;&quot; -ARTIST &quot;&quot; -ID3V2TAG TCOM &quot;&quot; -GENRE &quot;&quot; -TITLE &quot;ZZZ&quot; -TRACK &quot;&quot; -YEAR &quot;&quot; 1/T486.mp3">
            <text:p>-ALBUM "" -ARTIST "" -ID3V2TAG TCOM "" -GENRE "" -TITLE "ZZZ" -TRACK "" -YEAR "" 1/T48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87]+1" office:value-type="float" office:value="487">
            <text:p>487</text:p>
          </table:table-cell>
          <table:table-cell table:style-name="ce3"/>
          <table:table-cell table:style-name="ce5" table:formula="of:=IF([.J488]=&quot;X&quot;;[.K487]+1;[.K487])" office:value-type="float" office:value="1">
            <text:p>1</text:p>
          </table:table-cell>
          <table:table-cell table:formula="of:=IF([.J488]=&quot;X&quot;;0;[.L487]+[.G487]+[.J488]/24/60/60)" office:value-type="time" office:time-value="PT00H09M20.304S">
            <text:p>00:09:20.30</text:p>
          </table:table-cell>
          <table:table-cell table:formula="of:=INT([.L488]*24*60)+MOD([.L488]*24*60*60;60)/100" office:value-type="float" office:value="9.20304">
            <text:p>9.203</text:p>
          </table:table-cell>
          <table:table-cell table:formula="of:=[.L488]*24*60*60+[.$N$1]*([.P488]-1)" office:value-type="float" office:value="317.304000000011">
            <text:p>317.304</text:p>
          </table:table-cell>
          <table:table-cell table:formula="of:=CONCATENATE(&quot;T&quot;;[.P488])" office:value-type="string" office:string-value="T487">
            <text:p>T487</text:p>
          </table:table-cell>
          <table:table-cell table:formula="of:=IF([.J488]=&quot;X&quot;;1;[.P487]+1)" office:value-type="float" office:value="487">
            <text:p>487</text:p>
          </table:table-cell>
          <table:table-cell table:style-name="ce7" table:formula="of:=CONCATENATE(&quot;mv &quot;;[.K488];&quot;^&quot;;[.O488];&quot;.wav &quot;&quot;rn^&quot;;[.$E488];&quot;~&quot;;[.$B488];&quot;~&quot;;[.$C488];&quot;~&quot;;[.$A488];&quot;~&quot;;[.$F488];&quot;~&quot;;[.$D488];&quot;.wav&quot;&quot;&quot;)" office:value-type="string" office:string-value="mv 1^T487.wav &quot;rn^ZZZ~~~~~.wav&quot;">
            <text:p>mv 1^T487.wav "rn^ZZZ~~~~~.wav"</text:p>
          </table:table-cell>
          <table:table-cell table:formula="of:=CONCATENATE(&quot;-ALBUM &quot;&quot;&quot;;[.A488];&quot;&quot;&quot; -ARTIST &quot;&quot;&quot;;[.B488];&quot;&quot;&quot; -ID3V2TAG TCOM &quot;&quot;&quot;;[.C488];&quot;&quot;&quot; -GENRE &quot;&quot;&quot;;[.D488];&quot;&quot;&quot; -TITLE &quot;&quot;&quot;;[.E488];&quot;&quot;&quot; -TRACK &quot;&quot;&quot;;[.F488];&quot;&quot;&quot; -YEAR &quot;&quot;&quot;;[.H488];&quot;&quot;&quot; &quot;;[.K488];&quot;/&quot;;[.O488];&quot;.mp3&quot;)" office:value-type="string" office:string-value="-ALBUM &quot;&quot; -ARTIST &quot;&quot; -ID3V2TAG TCOM &quot;&quot; -GENRE &quot;&quot; -TITLE &quot;ZZZ&quot; -TRACK &quot;&quot; -YEAR &quot;&quot; 1/T487.mp3">
            <text:p>-ALBUM "" -ARTIST "" -ID3V2TAG TCOM "" -GENRE "" -TITLE "ZZZ" -TRACK "" -YEAR "" 1/T48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88]+1" office:value-type="float" office:value="488">
            <text:p>488</text:p>
          </table:table-cell>
          <table:table-cell table:style-name="ce3"/>
          <table:table-cell table:style-name="ce5" table:formula="of:=IF([.J489]=&quot;X&quot;;[.K488]+1;[.K488])" office:value-type="float" office:value="1">
            <text:p>1</text:p>
          </table:table-cell>
          <table:table-cell table:formula="of:=IF([.J489]=&quot;X&quot;;0;[.L488]+[.G488]+[.J489]/24/60/60)" office:value-type="time" office:time-value="PT00H09M20.304S">
            <text:p>00:09:20.30</text:p>
          </table:table-cell>
          <table:table-cell table:formula="of:=INT([.L489]*24*60)+MOD([.L489]*24*60*60;60)/100" office:value-type="float" office:value="9.20304">
            <text:p>9.203</text:p>
          </table:table-cell>
          <table:table-cell table:formula="of:=[.L489]*24*60*60+[.$N$1]*([.P489]-1)" office:value-type="float" office:value="316.804000000011">
            <text:p>316.804</text:p>
          </table:table-cell>
          <table:table-cell table:formula="of:=CONCATENATE(&quot;T&quot;;[.P489])" office:value-type="string" office:string-value="T488">
            <text:p>T488</text:p>
          </table:table-cell>
          <table:table-cell table:formula="of:=IF([.J489]=&quot;X&quot;;1;[.P488]+1)" office:value-type="float" office:value="488">
            <text:p>488</text:p>
          </table:table-cell>
          <table:table-cell table:style-name="ce7" table:formula="of:=CONCATENATE(&quot;mv &quot;;[.K489];&quot;^&quot;;[.O489];&quot;.wav &quot;&quot;rn^&quot;;[.$E489];&quot;~&quot;;[.$B489];&quot;~&quot;;[.$C489];&quot;~&quot;;[.$A489];&quot;~&quot;;[.$F489];&quot;~&quot;;[.$D489];&quot;.wav&quot;&quot;&quot;)" office:value-type="string" office:string-value="mv 1^T488.wav &quot;rn^ZZZ~~~~~.wav&quot;">
            <text:p>mv 1^T488.wav "rn^ZZZ~~~~~.wav"</text:p>
          </table:table-cell>
          <table:table-cell table:formula="of:=CONCATENATE(&quot;-ALBUM &quot;&quot;&quot;;[.A489];&quot;&quot;&quot; -ARTIST &quot;&quot;&quot;;[.B489];&quot;&quot;&quot; -ID3V2TAG TCOM &quot;&quot;&quot;;[.C489];&quot;&quot;&quot; -GENRE &quot;&quot;&quot;;[.D489];&quot;&quot;&quot; -TITLE &quot;&quot;&quot;;[.E489];&quot;&quot;&quot; -TRACK &quot;&quot;&quot;;[.F489];&quot;&quot;&quot; -YEAR &quot;&quot;&quot;;[.H489];&quot;&quot;&quot; &quot;;[.K489];&quot;/&quot;;[.O489];&quot;.mp3&quot;)" office:value-type="string" office:string-value="-ALBUM &quot;&quot; -ARTIST &quot;&quot; -ID3V2TAG TCOM &quot;&quot; -GENRE &quot;&quot; -TITLE &quot;ZZZ&quot; -TRACK &quot;&quot; -YEAR &quot;&quot; 1/T488.mp3">
            <text:p>-ALBUM "" -ARTIST "" -ID3V2TAG TCOM "" -GENRE "" -TITLE "ZZZ" -TRACK "" -YEAR "" 1/T48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89]+1" office:value-type="float" office:value="489">
            <text:p>489</text:p>
          </table:table-cell>
          <table:table-cell table:style-name="ce3"/>
          <table:table-cell table:style-name="ce5" table:formula="of:=IF([.J490]=&quot;X&quot;;[.K489]+1;[.K489])" office:value-type="float" office:value="1">
            <text:p>1</text:p>
          </table:table-cell>
          <table:table-cell table:formula="of:=IF([.J490]=&quot;X&quot;;0;[.L489]+[.G489]+[.J490]/24/60/60)" office:value-type="time" office:time-value="PT00H09M20.304S">
            <text:p>00:09:20.30</text:p>
          </table:table-cell>
          <table:table-cell table:formula="of:=INT([.L490]*24*60)+MOD([.L490]*24*60*60;60)/100" office:value-type="float" office:value="9.20304">
            <text:p>9.203</text:p>
          </table:table-cell>
          <table:table-cell table:formula="of:=[.L490]*24*60*60+[.$N$1]*([.P490]-1)" office:value-type="float" office:value="316.304000000011">
            <text:p>316.304</text:p>
          </table:table-cell>
          <table:table-cell table:formula="of:=CONCATENATE(&quot;T&quot;;[.P490])" office:value-type="string" office:string-value="T489">
            <text:p>T489</text:p>
          </table:table-cell>
          <table:table-cell table:formula="of:=IF([.J490]=&quot;X&quot;;1;[.P489]+1)" office:value-type="float" office:value="489">
            <text:p>489</text:p>
          </table:table-cell>
          <table:table-cell table:style-name="ce7" table:formula="of:=CONCATENATE(&quot;mv &quot;;[.K490];&quot;^&quot;;[.O490];&quot;.wav &quot;&quot;rn^&quot;;[.$E490];&quot;~&quot;;[.$B490];&quot;~&quot;;[.$C490];&quot;~&quot;;[.$A490];&quot;~&quot;;[.$F490];&quot;~&quot;;[.$D490];&quot;.wav&quot;&quot;&quot;)" office:value-type="string" office:string-value="mv 1^T489.wav &quot;rn^ZZZ~~~~~.wav&quot;">
            <text:p>mv 1^T489.wav "rn^ZZZ~~~~~.wav"</text:p>
          </table:table-cell>
          <table:table-cell table:formula="of:=CONCATENATE(&quot;-ALBUM &quot;&quot;&quot;;[.A490];&quot;&quot;&quot; -ARTIST &quot;&quot;&quot;;[.B490];&quot;&quot;&quot; -ID3V2TAG TCOM &quot;&quot;&quot;;[.C490];&quot;&quot;&quot; -GENRE &quot;&quot;&quot;;[.D490];&quot;&quot;&quot; -TITLE &quot;&quot;&quot;;[.E490];&quot;&quot;&quot; -TRACK &quot;&quot;&quot;;[.F490];&quot;&quot;&quot; -YEAR &quot;&quot;&quot;;[.H490];&quot;&quot;&quot; &quot;;[.K490];&quot;/&quot;;[.O490];&quot;.mp3&quot;)" office:value-type="string" office:string-value="-ALBUM &quot;&quot; -ARTIST &quot;&quot; -ID3V2TAG TCOM &quot;&quot; -GENRE &quot;&quot; -TITLE &quot;ZZZ&quot; -TRACK &quot;&quot; -YEAR &quot;&quot; 1/T489.mp3">
            <text:p>-ALBUM "" -ARTIST "" -ID3V2TAG TCOM "" -GENRE "" -TITLE "ZZZ" -TRACK "" -YEAR "" 1/T48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90]+1" office:value-type="float" office:value="490">
            <text:p>490</text:p>
          </table:table-cell>
          <table:table-cell table:style-name="ce3"/>
          <table:table-cell table:style-name="ce5" table:formula="of:=IF([.J491]=&quot;X&quot;;[.K490]+1;[.K490])" office:value-type="float" office:value="1">
            <text:p>1</text:p>
          </table:table-cell>
          <table:table-cell table:formula="of:=IF([.J491]=&quot;X&quot;;0;[.L490]+[.G490]+[.J491]/24/60/60)" office:value-type="time" office:time-value="PT00H09M20.304S">
            <text:p>00:09:20.30</text:p>
          </table:table-cell>
          <table:table-cell table:formula="of:=INT([.L491]*24*60)+MOD([.L491]*24*60*60;60)/100" office:value-type="float" office:value="9.20304">
            <text:p>9.203</text:p>
          </table:table-cell>
          <table:table-cell table:formula="of:=[.L491]*24*60*60+[.$N$1]*([.P491]-1)" office:value-type="float" office:value="315.804000000011">
            <text:p>315.804</text:p>
          </table:table-cell>
          <table:table-cell table:formula="of:=CONCATENATE(&quot;T&quot;;[.P491])" office:value-type="string" office:string-value="T490">
            <text:p>T490</text:p>
          </table:table-cell>
          <table:table-cell table:formula="of:=IF([.J491]=&quot;X&quot;;1;[.P490]+1)" office:value-type="float" office:value="490">
            <text:p>490</text:p>
          </table:table-cell>
          <table:table-cell table:style-name="ce7" table:formula="of:=CONCATENATE(&quot;mv &quot;;[.K491];&quot;^&quot;;[.O491];&quot;.wav &quot;&quot;rn^&quot;;[.$E491];&quot;~&quot;;[.$B491];&quot;~&quot;;[.$C491];&quot;~&quot;;[.$A491];&quot;~&quot;;[.$F491];&quot;~&quot;;[.$D491];&quot;.wav&quot;&quot;&quot;)" office:value-type="string" office:string-value="mv 1^T490.wav &quot;rn^ZZZ~~~~~.wav&quot;">
            <text:p>mv 1^T490.wav "rn^ZZZ~~~~~.wav"</text:p>
          </table:table-cell>
          <table:table-cell table:formula="of:=CONCATENATE(&quot;-ALBUM &quot;&quot;&quot;;[.A491];&quot;&quot;&quot; -ARTIST &quot;&quot;&quot;;[.B491];&quot;&quot;&quot; -ID3V2TAG TCOM &quot;&quot;&quot;;[.C491];&quot;&quot;&quot; -GENRE &quot;&quot;&quot;;[.D491];&quot;&quot;&quot; -TITLE &quot;&quot;&quot;;[.E491];&quot;&quot;&quot; -TRACK &quot;&quot;&quot;;[.F491];&quot;&quot;&quot; -YEAR &quot;&quot;&quot;;[.H491];&quot;&quot;&quot; &quot;;[.K491];&quot;/&quot;;[.O491];&quot;.mp3&quot;)" office:value-type="string" office:string-value="-ALBUM &quot;&quot; -ARTIST &quot;&quot; -ID3V2TAG TCOM &quot;&quot; -GENRE &quot;&quot; -TITLE &quot;ZZZ&quot; -TRACK &quot;&quot; -YEAR &quot;&quot; 1/T490.mp3">
            <text:p>-ALBUM "" -ARTIST "" -ID3V2TAG TCOM "" -GENRE "" -TITLE "ZZZ" -TRACK "" -YEAR "" 1/T49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91]+1" office:value-type="float" office:value="491">
            <text:p>491</text:p>
          </table:table-cell>
          <table:table-cell table:style-name="ce3"/>
          <table:table-cell table:style-name="ce5" table:formula="of:=IF([.J492]=&quot;X&quot;;[.K491]+1;[.K491])" office:value-type="float" office:value="1">
            <text:p>1</text:p>
          </table:table-cell>
          <table:table-cell table:formula="of:=IF([.J492]=&quot;X&quot;;0;[.L491]+[.G491]+[.J492]/24/60/60)" office:value-type="time" office:time-value="PT00H09M20.304S">
            <text:p>00:09:20.30</text:p>
          </table:table-cell>
          <table:table-cell table:formula="of:=INT([.L492]*24*60)+MOD([.L492]*24*60*60;60)/100" office:value-type="float" office:value="9.20304">
            <text:p>9.203</text:p>
          </table:table-cell>
          <table:table-cell table:formula="of:=[.L492]*24*60*60+[.$N$1]*([.P492]-1)" office:value-type="float" office:value="315.304000000011">
            <text:p>315.304</text:p>
          </table:table-cell>
          <table:table-cell table:formula="of:=CONCATENATE(&quot;T&quot;;[.P492])" office:value-type="string" office:string-value="T491">
            <text:p>T491</text:p>
          </table:table-cell>
          <table:table-cell table:formula="of:=IF([.J492]=&quot;X&quot;;1;[.P491]+1)" office:value-type="float" office:value="491">
            <text:p>491</text:p>
          </table:table-cell>
          <table:table-cell table:style-name="ce7" table:formula="of:=CONCATENATE(&quot;mv &quot;;[.K492];&quot;^&quot;;[.O492];&quot;.wav &quot;&quot;rn^&quot;;[.$E492];&quot;~&quot;;[.$B492];&quot;~&quot;;[.$C492];&quot;~&quot;;[.$A492];&quot;~&quot;;[.$F492];&quot;~&quot;;[.$D492];&quot;.wav&quot;&quot;&quot;)" office:value-type="string" office:string-value="mv 1^T491.wav &quot;rn^ZZZ~~~~~.wav&quot;">
            <text:p>mv 1^T491.wav "rn^ZZZ~~~~~.wav"</text:p>
          </table:table-cell>
          <table:table-cell table:formula="of:=CONCATENATE(&quot;-ALBUM &quot;&quot;&quot;;[.A492];&quot;&quot;&quot; -ARTIST &quot;&quot;&quot;;[.B492];&quot;&quot;&quot; -ID3V2TAG TCOM &quot;&quot;&quot;;[.C492];&quot;&quot;&quot; -GENRE &quot;&quot;&quot;;[.D492];&quot;&quot;&quot; -TITLE &quot;&quot;&quot;;[.E492];&quot;&quot;&quot; -TRACK &quot;&quot;&quot;;[.F492];&quot;&quot;&quot; -YEAR &quot;&quot;&quot;;[.H492];&quot;&quot;&quot; &quot;;[.K492];&quot;/&quot;;[.O492];&quot;.mp3&quot;)" office:value-type="string" office:string-value="-ALBUM &quot;&quot; -ARTIST &quot;&quot; -ID3V2TAG TCOM &quot;&quot; -GENRE &quot;&quot; -TITLE &quot;ZZZ&quot; -TRACK &quot;&quot; -YEAR &quot;&quot; 1/T491.mp3">
            <text:p>-ALBUM "" -ARTIST "" -ID3V2TAG TCOM "" -GENRE "" -TITLE "ZZZ" -TRACK "" -YEAR "" 1/T49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92]+1" office:value-type="float" office:value="492">
            <text:p>492</text:p>
          </table:table-cell>
          <table:table-cell table:style-name="ce3"/>
          <table:table-cell table:style-name="ce5" table:formula="of:=IF([.J493]=&quot;X&quot;;[.K492]+1;[.K492])" office:value-type="float" office:value="1">
            <text:p>1</text:p>
          </table:table-cell>
          <table:table-cell table:formula="of:=IF([.J493]=&quot;X&quot;;0;[.L492]+[.G492]+[.J493]/24/60/60)" office:value-type="time" office:time-value="PT00H09M20.304S">
            <text:p>00:09:20.30</text:p>
          </table:table-cell>
          <table:table-cell table:formula="of:=INT([.L493]*24*60)+MOD([.L493]*24*60*60;60)/100" office:value-type="float" office:value="9.20304">
            <text:p>9.203</text:p>
          </table:table-cell>
          <table:table-cell table:formula="of:=[.L493]*24*60*60+[.$N$1]*([.P493]-1)" office:value-type="float" office:value="314.804000000011">
            <text:p>314.804</text:p>
          </table:table-cell>
          <table:table-cell table:formula="of:=CONCATENATE(&quot;T&quot;;[.P493])" office:value-type="string" office:string-value="T492">
            <text:p>T492</text:p>
          </table:table-cell>
          <table:table-cell table:formula="of:=IF([.J493]=&quot;X&quot;;1;[.P492]+1)" office:value-type="float" office:value="492">
            <text:p>492</text:p>
          </table:table-cell>
          <table:table-cell table:style-name="ce7" table:formula="of:=CONCATENATE(&quot;mv &quot;;[.K493];&quot;^&quot;;[.O493];&quot;.wav &quot;&quot;rn^&quot;;[.$E493];&quot;~&quot;;[.$B493];&quot;~&quot;;[.$C493];&quot;~&quot;;[.$A493];&quot;~&quot;;[.$F493];&quot;~&quot;;[.$D493];&quot;.wav&quot;&quot;&quot;)" office:value-type="string" office:string-value="mv 1^T492.wav &quot;rn^ZZZ~~~~~.wav&quot;">
            <text:p>mv 1^T492.wav "rn^ZZZ~~~~~.wav"</text:p>
          </table:table-cell>
          <table:table-cell table:formula="of:=CONCATENATE(&quot;-ALBUM &quot;&quot;&quot;;[.A493];&quot;&quot;&quot; -ARTIST &quot;&quot;&quot;;[.B493];&quot;&quot;&quot; -ID3V2TAG TCOM &quot;&quot;&quot;;[.C493];&quot;&quot;&quot; -GENRE &quot;&quot;&quot;;[.D493];&quot;&quot;&quot; -TITLE &quot;&quot;&quot;;[.E493];&quot;&quot;&quot; -TRACK &quot;&quot;&quot;;[.F493];&quot;&quot;&quot; -YEAR &quot;&quot;&quot;;[.H493];&quot;&quot;&quot; &quot;;[.K493];&quot;/&quot;;[.O493];&quot;.mp3&quot;)" office:value-type="string" office:string-value="-ALBUM &quot;&quot; -ARTIST &quot;&quot; -ID3V2TAG TCOM &quot;&quot; -GENRE &quot;&quot; -TITLE &quot;ZZZ&quot; -TRACK &quot;&quot; -YEAR &quot;&quot; 1/T492.mp3">
            <text:p>-ALBUM "" -ARTIST "" -ID3V2TAG TCOM "" -GENRE "" -TITLE "ZZZ" -TRACK "" -YEAR "" 1/T49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93]+1" office:value-type="float" office:value="493">
            <text:p>493</text:p>
          </table:table-cell>
          <table:table-cell table:style-name="ce3"/>
          <table:table-cell table:style-name="ce5" table:formula="of:=IF([.J494]=&quot;X&quot;;[.K493]+1;[.K493])" office:value-type="float" office:value="1">
            <text:p>1</text:p>
          </table:table-cell>
          <table:table-cell table:formula="of:=IF([.J494]=&quot;X&quot;;0;[.L493]+[.G493]+[.J494]/24/60/60)" office:value-type="time" office:time-value="PT00H09M20.304S">
            <text:p>00:09:20.30</text:p>
          </table:table-cell>
          <table:table-cell table:formula="of:=INT([.L494]*24*60)+MOD([.L494]*24*60*60;60)/100" office:value-type="float" office:value="9.20304">
            <text:p>9.203</text:p>
          </table:table-cell>
          <table:table-cell table:formula="of:=[.L494]*24*60*60+[.$N$1]*([.P494]-1)" office:value-type="float" office:value="314.304000000011">
            <text:p>314.304</text:p>
          </table:table-cell>
          <table:table-cell table:formula="of:=CONCATENATE(&quot;T&quot;;[.P494])" office:value-type="string" office:string-value="T493">
            <text:p>T493</text:p>
          </table:table-cell>
          <table:table-cell table:formula="of:=IF([.J494]=&quot;X&quot;;1;[.P493]+1)" office:value-type="float" office:value="493">
            <text:p>493</text:p>
          </table:table-cell>
          <table:table-cell table:style-name="ce7" table:formula="of:=CONCATENATE(&quot;mv &quot;;[.K494];&quot;^&quot;;[.O494];&quot;.wav &quot;&quot;rn^&quot;;[.$E494];&quot;~&quot;;[.$B494];&quot;~&quot;;[.$C494];&quot;~&quot;;[.$A494];&quot;~&quot;;[.$F494];&quot;~&quot;;[.$D494];&quot;.wav&quot;&quot;&quot;)" office:value-type="string" office:string-value="mv 1^T493.wav &quot;rn^ZZZ~~~~~.wav&quot;">
            <text:p>mv 1^T493.wav "rn^ZZZ~~~~~.wav"</text:p>
          </table:table-cell>
          <table:table-cell table:formula="of:=CONCATENATE(&quot;-ALBUM &quot;&quot;&quot;;[.A494];&quot;&quot;&quot; -ARTIST &quot;&quot;&quot;;[.B494];&quot;&quot;&quot; -ID3V2TAG TCOM &quot;&quot;&quot;;[.C494];&quot;&quot;&quot; -GENRE &quot;&quot;&quot;;[.D494];&quot;&quot;&quot; -TITLE &quot;&quot;&quot;;[.E494];&quot;&quot;&quot; -TRACK &quot;&quot;&quot;;[.F494];&quot;&quot;&quot; -YEAR &quot;&quot;&quot;;[.H494];&quot;&quot;&quot; &quot;;[.K494];&quot;/&quot;;[.O494];&quot;.mp3&quot;)" office:value-type="string" office:string-value="-ALBUM &quot;&quot; -ARTIST &quot;&quot; -ID3V2TAG TCOM &quot;&quot; -GENRE &quot;&quot; -TITLE &quot;ZZZ&quot; -TRACK &quot;&quot; -YEAR &quot;&quot; 1/T493.mp3">
            <text:p>-ALBUM "" -ARTIST "" -ID3V2TAG TCOM "" -GENRE "" -TITLE "ZZZ" -TRACK "" -YEAR "" 1/T49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94]+1" office:value-type="float" office:value="494">
            <text:p>494</text:p>
          </table:table-cell>
          <table:table-cell table:style-name="ce3"/>
          <table:table-cell table:style-name="ce5" table:formula="of:=IF([.J495]=&quot;X&quot;;[.K494]+1;[.K494])" office:value-type="float" office:value="1">
            <text:p>1</text:p>
          </table:table-cell>
          <table:table-cell table:formula="of:=IF([.J495]=&quot;X&quot;;0;[.L494]+[.G494]+[.J495]/24/60/60)" office:value-type="time" office:time-value="PT00H09M20.304S">
            <text:p>00:09:20.30</text:p>
          </table:table-cell>
          <table:table-cell table:formula="of:=INT([.L495]*24*60)+MOD([.L495]*24*60*60;60)/100" office:value-type="float" office:value="9.20304">
            <text:p>9.203</text:p>
          </table:table-cell>
          <table:table-cell table:formula="of:=[.L495]*24*60*60+[.$N$1]*([.P495]-1)" office:value-type="float" office:value="313.804000000011">
            <text:p>313.804</text:p>
          </table:table-cell>
          <table:table-cell table:formula="of:=CONCATENATE(&quot;T&quot;;[.P495])" office:value-type="string" office:string-value="T494">
            <text:p>T494</text:p>
          </table:table-cell>
          <table:table-cell table:formula="of:=IF([.J495]=&quot;X&quot;;1;[.P494]+1)" office:value-type="float" office:value="494">
            <text:p>494</text:p>
          </table:table-cell>
          <table:table-cell table:style-name="ce7" table:formula="of:=CONCATENATE(&quot;mv &quot;;[.K495];&quot;^&quot;;[.O495];&quot;.wav &quot;&quot;rn^&quot;;[.$E495];&quot;~&quot;;[.$B495];&quot;~&quot;;[.$C495];&quot;~&quot;;[.$A495];&quot;~&quot;;[.$F495];&quot;~&quot;;[.$D495];&quot;.wav&quot;&quot;&quot;)" office:value-type="string" office:string-value="mv 1^T494.wav &quot;rn^ZZZ~~~~~.wav&quot;">
            <text:p>mv 1^T494.wav "rn^ZZZ~~~~~.wav"</text:p>
          </table:table-cell>
          <table:table-cell table:formula="of:=CONCATENATE(&quot;-ALBUM &quot;&quot;&quot;;[.A495];&quot;&quot;&quot; -ARTIST &quot;&quot;&quot;;[.B495];&quot;&quot;&quot; -ID3V2TAG TCOM &quot;&quot;&quot;;[.C495];&quot;&quot;&quot; -GENRE &quot;&quot;&quot;;[.D495];&quot;&quot;&quot; -TITLE &quot;&quot;&quot;;[.E495];&quot;&quot;&quot; -TRACK &quot;&quot;&quot;;[.F495];&quot;&quot;&quot; -YEAR &quot;&quot;&quot;;[.H495];&quot;&quot;&quot; &quot;;[.K495];&quot;/&quot;;[.O495];&quot;.mp3&quot;)" office:value-type="string" office:string-value="-ALBUM &quot;&quot; -ARTIST &quot;&quot; -ID3V2TAG TCOM &quot;&quot; -GENRE &quot;&quot; -TITLE &quot;ZZZ&quot; -TRACK &quot;&quot; -YEAR &quot;&quot; 1/T494.mp3">
            <text:p>-ALBUM "" -ARTIST "" -ID3V2TAG TCOM "" -GENRE "" -TITLE "ZZZ" -TRACK "" -YEAR "" 1/T49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95]+1" office:value-type="float" office:value="495">
            <text:p>495</text:p>
          </table:table-cell>
          <table:table-cell table:style-name="ce3"/>
          <table:table-cell table:style-name="ce5" table:formula="of:=IF([.J496]=&quot;X&quot;;[.K495]+1;[.K495])" office:value-type="float" office:value="1">
            <text:p>1</text:p>
          </table:table-cell>
          <table:table-cell table:formula="of:=IF([.J496]=&quot;X&quot;;0;[.L495]+[.G495]+[.J496]/24/60/60)" office:value-type="time" office:time-value="PT00H09M20.304S">
            <text:p>00:09:20.30</text:p>
          </table:table-cell>
          <table:table-cell table:formula="of:=INT([.L496]*24*60)+MOD([.L496]*24*60*60;60)/100" office:value-type="float" office:value="9.20304">
            <text:p>9.203</text:p>
          </table:table-cell>
          <table:table-cell table:formula="of:=[.L496]*24*60*60+[.$N$1]*([.P496]-1)" office:value-type="float" office:value="313.304000000011">
            <text:p>313.304</text:p>
          </table:table-cell>
          <table:table-cell table:formula="of:=CONCATENATE(&quot;T&quot;;[.P496])" office:value-type="string" office:string-value="T495">
            <text:p>T495</text:p>
          </table:table-cell>
          <table:table-cell table:formula="of:=IF([.J496]=&quot;X&quot;;1;[.P495]+1)" office:value-type="float" office:value="495">
            <text:p>495</text:p>
          </table:table-cell>
          <table:table-cell table:style-name="ce7" table:formula="of:=CONCATENATE(&quot;mv &quot;;[.K496];&quot;^&quot;;[.O496];&quot;.wav &quot;&quot;rn^&quot;;[.$E496];&quot;~&quot;;[.$B496];&quot;~&quot;;[.$C496];&quot;~&quot;;[.$A496];&quot;~&quot;;[.$F496];&quot;~&quot;;[.$D496];&quot;.wav&quot;&quot;&quot;)" office:value-type="string" office:string-value="mv 1^T495.wav &quot;rn^ZZZ~~~~~.wav&quot;">
            <text:p>mv 1^T495.wav "rn^ZZZ~~~~~.wav"</text:p>
          </table:table-cell>
          <table:table-cell table:formula="of:=CONCATENATE(&quot;-ALBUM &quot;&quot;&quot;;[.A496];&quot;&quot;&quot; -ARTIST &quot;&quot;&quot;;[.B496];&quot;&quot;&quot; -ID3V2TAG TCOM &quot;&quot;&quot;;[.C496];&quot;&quot;&quot; -GENRE &quot;&quot;&quot;;[.D496];&quot;&quot;&quot; -TITLE &quot;&quot;&quot;;[.E496];&quot;&quot;&quot; -TRACK &quot;&quot;&quot;;[.F496];&quot;&quot;&quot; -YEAR &quot;&quot;&quot;;[.H496];&quot;&quot;&quot; &quot;;[.K496];&quot;/&quot;;[.O496];&quot;.mp3&quot;)" office:value-type="string" office:string-value="-ALBUM &quot;&quot; -ARTIST &quot;&quot; -ID3V2TAG TCOM &quot;&quot; -GENRE &quot;&quot; -TITLE &quot;ZZZ&quot; -TRACK &quot;&quot; -YEAR &quot;&quot; 1/T495.mp3">
            <text:p>-ALBUM "" -ARTIST "" -ID3V2TAG TCOM "" -GENRE "" -TITLE "ZZZ" -TRACK "" -YEAR "" 1/T49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96]+1" office:value-type="float" office:value="496">
            <text:p>496</text:p>
          </table:table-cell>
          <table:table-cell table:style-name="ce3"/>
          <table:table-cell table:style-name="ce5" table:formula="of:=IF([.J497]=&quot;X&quot;;[.K496]+1;[.K496])" office:value-type="float" office:value="1">
            <text:p>1</text:p>
          </table:table-cell>
          <table:table-cell table:formula="of:=IF([.J497]=&quot;X&quot;;0;[.L496]+[.G496]+[.J497]/24/60/60)" office:value-type="time" office:time-value="PT00H09M20.304S">
            <text:p>00:09:20.30</text:p>
          </table:table-cell>
          <table:table-cell table:formula="of:=INT([.L497]*24*60)+MOD([.L497]*24*60*60;60)/100" office:value-type="float" office:value="9.20304">
            <text:p>9.203</text:p>
          </table:table-cell>
          <table:table-cell table:formula="of:=[.L497]*24*60*60+[.$N$1]*([.P497]-1)" office:value-type="float" office:value="312.804000000011">
            <text:p>312.804</text:p>
          </table:table-cell>
          <table:table-cell table:formula="of:=CONCATENATE(&quot;T&quot;;[.P497])" office:value-type="string" office:string-value="T496">
            <text:p>T496</text:p>
          </table:table-cell>
          <table:table-cell table:formula="of:=IF([.J497]=&quot;X&quot;;1;[.P496]+1)" office:value-type="float" office:value="496">
            <text:p>496</text:p>
          </table:table-cell>
          <table:table-cell table:style-name="ce7" table:formula="of:=CONCATENATE(&quot;mv &quot;;[.K497];&quot;^&quot;;[.O497];&quot;.wav &quot;&quot;rn^&quot;;[.$E497];&quot;~&quot;;[.$B497];&quot;~&quot;;[.$C497];&quot;~&quot;;[.$A497];&quot;~&quot;;[.$F497];&quot;~&quot;;[.$D497];&quot;.wav&quot;&quot;&quot;)" office:value-type="string" office:string-value="mv 1^T496.wav &quot;rn^ZZZ~~~~~.wav&quot;">
            <text:p>mv 1^T496.wav "rn^ZZZ~~~~~.wav"</text:p>
          </table:table-cell>
          <table:table-cell table:formula="of:=CONCATENATE(&quot;-ALBUM &quot;&quot;&quot;;[.A497];&quot;&quot;&quot; -ARTIST &quot;&quot;&quot;;[.B497];&quot;&quot;&quot; -ID3V2TAG TCOM &quot;&quot;&quot;;[.C497];&quot;&quot;&quot; -GENRE &quot;&quot;&quot;;[.D497];&quot;&quot;&quot; -TITLE &quot;&quot;&quot;;[.E497];&quot;&quot;&quot; -TRACK &quot;&quot;&quot;;[.F497];&quot;&quot;&quot; -YEAR &quot;&quot;&quot;;[.H497];&quot;&quot;&quot; &quot;;[.K497];&quot;/&quot;;[.O497];&quot;.mp3&quot;)" office:value-type="string" office:string-value="-ALBUM &quot;&quot; -ARTIST &quot;&quot; -ID3V2TAG TCOM &quot;&quot; -GENRE &quot;&quot; -TITLE &quot;ZZZ&quot; -TRACK &quot;&quot; -YEAR &quot;&quot; 1/T496.mp3">
            <text:p>-ALBUM "" -ARTIST "" -ID3V2TAG TCOM "" -GENRE "" -TITLE "ZZZ" -TRACK "" -YEAR "" 1/T49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97]+1" office:value-type="float" office:value="497">
            <text:p>497</text:p>
          </table:table-cell>
          <table:table-cell table:style-name="ce3"/>
          <table:table-cell table:style-name="ce5" table:formula="of:=IF([.J498]=&quot;X&quot;;[.K497]+1;[.K497])" office:value-type="float" office:value="1">
            <text:p>1</text:p>
          </table:table-cell>
          <table:table-cell table:formula="of:=IF([.J498]=&quot;X&quot;;0;[.L497]+[.G497]+[.J498]/24/60/60)" office:value-type="time" office:time-value="PT00H09M20.304S">
            <text:p>00:09:20.30</text:p>
          </table:table-cell>
          <table:table-cell table:formula="of:=INT([.L498]*24*60)+MOD([.L498]*24*60*60;60)/100" office:value-type="float" office:value="9.20304">
            <text:p>9.203</text:p>
          </table:table-cell>
          <table:table-cell table:formula="of:=[.L498]*24*60*60+[.$N$1]*([.P498]-1)" office:value-type="float" office:value="312.304000000011">
            <text:p>312.304</text:p>
          </table:table-cell>
          <table:table-cell table:formula="of:=CONCATENATE(&quot;T&quot;;[.P498])" office:value-type="string" office:string-value="T497">
            <text:p>T497</text:p>
          </table:table-cell>
          <table:table-cell table:formula="of:=IF([.J498]=&quot;X&quot;;1;[.P497]+1)" office:value-type="float" office:value="497">
            <text:p>497</text:p>
          </table:table-cell>
          <table:table-cell table:style-name="ce7" table:formula="of:=CONCATENATE(&quot;mv &quot;;[.K498];&quot;^&quot;;[.O498];&quot;.wav &quot;&quot;rn^&quot;;[.$E498];&quot;~&quot;;[.$B498];&quot;~&quot;;[.$C498];&quot;~&quot;;[.$A498];&quot;~&quot;;[.$F498];&quot;~&quot;;[.$D498];&quot;.wav&quot;&quot;&quot;)" office:value-type="string" office:string-value="mv 1^T497.wav &quot;rn^ZZZ~~~~~.wav&quot;">
            <text:p>mv 1^T497.wav "rn^ZZZ~~~~~.wav"</text:p>
          </table:table-cell>
          <table:table-cell table:formula="of:=CONCATENATE(&quot;-ALBUM &quot;&quot;&quot;;[.A498];&quot;&quot;&quot; -ARTIST &quot;&quot;&quot;;[.B498];&quot;&quot;&quot; -ID3V2TAG TCOM &quot;&quot;&quot;;[.C498];&quot;&quot;&quot; -GENRE &quot;&quot;&quot;;[.D498];&quot;&quot;&quot; -TITLE &quot;&quot;&quot;;[.E498];&quot;&quot;&quot; -TRACK &quot;&quot;&quot;;[.F498];&quot;&quot;&quot; -YEAR &quot;&quot;&quot;;[.H498];&quot;&quot;&quot; &quot;;[.K498];&quot;/&quot;;[.O498];&quot;.mp3&quot;)" office:value-type="string" office:string-value="-ALBUM &quot;&quot; -ARTIST &quot;&quot; -ID3V2TAG TCOM &quot;&quot; -GENRE &quot;&quot; -TITLE &quot;ZZZ&quot; -TRACK &quot;&quot; -YEAR &quot;&quot; 1/T497.mp3">
            <text:p>-ALBUM "" -ARTIST "" -ID3V2TAG TCOM "" -GENRE "" -TITLE "ZZZ" -TRACK "" -YEAR "" 1/T49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98]+1" office:value-type="float" office:value="498">
            <text:p>498</text:p>
          </table:table-cell>
          <table:table-cell table:style-name="ce3"/>
          <table:table-cell table:style-name="ce5" table:formula="of:=IF([.J499]=&quot;X&quot;;[.K498]+1;[.K498])" office:value-type="float" office:value="1">
            <text:p>1</text:p>
          </table:table-cell>
          <table:table-cell table:formula="of:=IF([.J499]=&quot;X&quot;;0;[.L498]+[.G498]+[.J499]/24/60/60)" office:value-type="time" office:time-value="PT00H09M20.304S">
            <text:p>00:09:20.30</text:p>
          </table:table-cell>
          <table:table-cell table:formula="of:=INT([.L499]*24*60)+MOD([.L499]*24*60*60;60)/100" office:value-type="float" office:value="9.20304">
            <text:p>9.203</text:p>
          </table:table-cell>
          <table:table-cell table:formula="of:=[.L499]*24*60*60+[.$N$1]*([.P499]-1)" office:value-type="float" office:value="311.804000000011">
            <text:p>311.804</text:p>
          </table:table-cell>
          <table:table-cell table:formula="of:=CONCATENATE(&quot;T&quot;;[.P499])" office:value-type="string" office:string-value="T498">
            <text:p>T498</text:p>
          </table:table-cell>
          <table:table-cell table:formula="of:=IF([.J499]=&quot;X&quot;;1;[.P498]+1)" office:value-type="float" office:value="498">
            <text:p>498</text:p>
          </table:table-cell>
          <table:table-cell table:style-name="ce7" table:formula="of:=CONCATENATE(&quot;mv &quot;;[.K499];&quot;^&quot;;[.O499];&quot;.wav &quot;&quot;rn^&quot;;[.$E499];&quot;~&quot;;[.$B499];&quot;~&quot;;[.$C499];&quot;~&quot;;[.$A499];&quot;~&quot;;[.$F499];&quot;~&quot;;[.$D499];&quot;.wav&quot;&quot;&quot;)" office:value-type="string" office:string-value="mv 1^T498.wav &quot;rn^ZZZ~~~~~.wav&quot;">
            <text:p>mv 1^T498.wav "rn^ZZZ~~~~~.wav"</text:p>
          </table:table-cell>
          <table:table-cell table:formula="of:=CONCATENATE(&quot;-ALBUM &quot;&quot;&quot;;[.A499];&quot;&quot;&quot; -ARTIST &quot;&quot;&quot;;[.B499];&quot;&quot;&quot; -ID3V2TAG TCOM &quot;&quot;&quot;;[.C499];&quot;&quot;&quot; -GENRE &quot;&quot;&quot;;[.D499];&quot;&quot;&quot; -TITLE &quot;&quot;&quot;;[.E499];&quot;&quot;&quot; -TRACK &quot;&quot;&quot;;[.F499];&quot;&quot;&quot; -YEAR &quot;&quot;&quot;;[.H499];&quot;&quot;&quot; &quot;;[.K499];&quot;/&quot;;[.O499];&quot;.mp3&quot;)" office:value-type="string" office:string-value="-ALBUM &quot;&quot; -ARTIST &quot;&quot; -ID3V2TAG TCOM &quot;&quot; -GENRE &quot;&quot; -TITLE &quot;ZZZ&quot; -TRACK &quot;&quot; -YEAR &quot;&quot; 1/T498.mp3">
            <text:p>-ALBUM "" -ARTIST "" -ID3V2TAG TCOM "" -GENRE "" -TITLE "ZZZ" -TRACK "" -YEAR "" 1/T49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499]+1" office:value-type="float" office:value="499">
            <text:p>499</text:p>
          </table:table-cell>
          <table:table-cell table:style-name="ce3"/>
          <table:table-cell table:style-name="ce5" table:formula="of:=IF([.J500]=&quot;X&quot;;[.K499]+1;[.K499])" office:value-type="float" office:value="1">
            <text:p>1</text:p>
          </table:table-cell>
          <table:table-cell table:formula="of:=IF([.J500]=&quot;X&quot;;0;[.L499]+[.G499]+[.J500]/24/60/60)" office:value-type="time" office:time-value="PT00H09M20.304S">
            <text:p>00:09:20.30</text:p>
          </table:table-cell>
          <table:table-cell table:formula="of:=INT([.L500]*24*60)+MOD([.L500]*24*60*60;60)/100" office:value-type="float" office:value="9.20304">
            <text:p>9.203</text:p>
          </table:table-cell>
          <table:table-cell table:formula="of:=[.L500]*24*60*60+[.$N$1]*([.P500]-1)" office:value-type="float" office:value="311.304000000011">
            <text:p>311.304</text:p>
          </table:table-cell>
          <table:table-cell table:formula="of:=CONCATENATE(&quot;T&quot;;[.P500])" office:value-type="string" office:string-value="T499">
            <text:p>T499</text:p>
          </table:table-cell>
          <table:table-cell table:formula="of:=IF([.J500]=&quot;X&quot;;1;[.P499]+1)" office:value-type="float" office:value="499">
            <text:p>499</text:p>
          </table:table-cell>
          <table:table-cell table:style-name="ce7" table:formula="of:=CONCATENATE(&quot;mv &quot;;[.K500];&quot;^&quot;;[.O500];&quot;.wav &quot;&quot;rn^&quot;;[.$E500];&quot;~&quot;;[.$B500];&quot;~&quot;;[.$C500];&quot;~&quot;;[.$A500];&quot;~&quot;;[.$F500];&quot;~&quot;;[.$D500];&quot;.wav&quot;&quot;&quot;)" office:value-type="string" office:string-value="mv 1^T499.wav &quot;rn^ZZZ~~~~~.wav&quot;">
            <text:p>mv 1^T499.wav "rn^ZZZ~~~~~.wav"</text:p>
          </table:table-cell>
          <table:table-cell table:formula="of:=CONCATENATE(&quot;-ALBUM &quot;&quot;&quot;;[.A500];&quot;&quot;&quot; -ARTIST &quot;&quot;&quot;;[.B500];&quot;&quot;&quot; -ID3V2TAG TCOM &quot;&quot;&quot;;[.C500];&quot;&quot;&quot; -GENRE &quot;&quot;&quot;;[.D500];&quot;&quot;&quot; -TITLE &quot;&quot;&quot;;[.E500];&quot;&quot;&quot; -TRACK &quot;&quot;&quot;;[.F500];&quot;&quot;&quot; -YEAR &quot;&quot;&quot;;[.H500];&quot;&quot;&quot; &quot;;[.K500];&quot;/&quot;;[.O500];&quot;.mp3&quot;)" office:value-type="string" office:string-value="-ALBUM &quot;&quot; -ARTIST &quot;&quot; -ID3V2TAG TCOM &quot;&quot; -GENRE &quot;&quot; -TITLE &quot;ZZZ&quot; -TRACK &quot;&quot; -YEAR &quot;&quot; 1/T499.mp3">
            <text:p>-ALBUM "" -ARTIST "" -ID3V2TAG TCOM "" -GENRE "" -TITLE "ZZZ" -TRACK "" -YEAR "" 1/T49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00]+1" office:value-type="float" office:value="500">
            <text:p>500</text:p>
          </table:table-cell>
          <table:table-cell table:style-name="ce3"/>
          <table:table-cell table:style-name="ce5" table:formula="of:=IF([.J501]=&quot;X&quot;;[.K500]+1;[.K500])" office:value-type="float" office:value="1">
            <text:p>1</text:p>
          </table:table-cell>
          <table:table-cell table:formula="of:=IF([.J501]=&quot;X&quot;;0;[.L500]+[.G500]+[.J501]/24/60/60)" office:value-type="time" office:time-value="PT00H09M20.304S">
            <text:p>00:09:20.30</text:p>
          </table:table-cell>
          <table:table-cell table:formula="of:=INT([.L501]*24*60)+MOD([.L501]*24*60*60;60)/100" office:value-type="float" office:value="9.20304">
            <text:p>9.203</text:p>
          </table:table-cell>
          <table:table-cell table:formula="of:=[.L501]*24*60*60+[.$N$1]*([.P501]-1)" office:value-type="float" office:value="310.804000000011">
            <text:p>310.804</text:p>
          </table:table-cell>
          <table:table-cell table:formula="of:=CONCATENATE(&quot;T&quot;;[.P501])" office:value-type="string" office:string-value="T500">
            <text:p>T500</text:p>
          </table:table-cell>
          <table:table-cell table:formula="of:=IF([.J501]=&quot;X&quot;;1;[.P500]+1)" office:value-type="float" office:value="500">
            <text:p>500</text:p>
          </table:table-cell>
          <table:table-cell table:style-name="ce7" table:formula="of:=CONCATENATE(&quot;mv &quot;;[.K501];&quot;^&quot;;[.O501];&quot;.wav &quot;&quot;rn^&quot;;[.$E501];&quot;~&quot;;[.$B501];&quot;~&quot;;[.$C501];&quot;~&quot;;[.$A501];&quot;~&quot;;[.$F501];&quot;~&quot;;[.$D501];&quot;.wav&quot;&quot;&quot;)" office:value-type="string" office:string-value="mv 1^T500.wav &quot;rn^ZZZ~~~~~.wav&quot;">
            <text:p>mv 1^T500.wav "rn^ZZZ~~~~~.wav"</text:p>
          </table:table-cell>
          <table:table-cell table:formula="of:=CONCATENATE(&quot;-ALBUM &quot;&quot;&quot;;[.A501];&quot;&quot;&quot; -ARTIST &quot;&quot;&quot;;[.B501];&quot;&quot;&quot; -ID3V2TAG TCOM &quot;&quot;&quot;;[.C501];&quot;&quot;&quot; -GENRE &quot;&quot;&quot;;[.D501];&quot;&quot;&quot; -TITLE &quot;&quot;&quot;;[.E501];&quot;&quot;&quot; -TRACK &quot;&quot;&quot;;[.F501];&quot;&quot;&quot; -YEAR &quot;&quot;&quot;;[.H501];&quot;&quot;&quot; &quot;;[.K501];&quot;/&quot;;[.O501];&quot;.mp3&quot;)" office:value-type="string" office:string-value="-ALBUM &quot;&quot; -ARTIST &quot;&quot; -ID3V2TAG TCOM &quot;&quot; -GENRE &quot;&quot; -TITLE &quot;ZZZ&quot; -TRACK &quot;&quot; -YEAR &quot;&quot; 1/T500.mp3">
            <text:p>-ALBUM "" -ARTIST "" -ID3V2TAG TCOM "" -GENRE "" -TITLE "ZZZ" -TRACK "" -YEAR "" 1/T50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01]+1" office:value-type="float" office:value="501">
            <text:p>501</text:p>
          </table:table-cell>
          <table:table-cell table:style-name="ce3"/>
          <table:table-cell table:style-name="ce5" table:formula="of:=IF([.J502]=&quot;X&quot;;[.K501]+1;[.K501])" office:value-type="float" office:value="1">
            <text:p>1</text:p>
          </table:table-cell>
          <table:table-cell table:formula="of:=IF([.J502]=&quot;X&quot;;0;[.L501]+[.G501]+[.J502]/24/60/60)" office:value-type="time" office:time-value="PT00H09M20.304S">
            <text:p>00:09:20.30</text:p>
          </table:table-cell>
          <table:table-cell table:formula="of:=INT([.L502]*24*60)+MOD([.L502]*24*60*60;60)/100" office:value-type="float" office:value="9.20304">
            <text:p>9.203</text:p>
          </table:table-cell>
          <table:table-cell table:formula="of:=[.L502]*24*60*60+[.$N$1]*([.P502]-1)" office:value-type="float" office:value="310.304000000011">
            <text:p>310.304</text:p>
          </table:table-cell>
          <table:table-cell table:formula="of:=CONCATENATE(&quot;T&quot;;[.P502])" office:value-type="string" office:string-value="T501">
            <text:p>T501</text:p>
          </table:table-cell>
          <table:table-cell table:formula="of:=IF([.J502]=&quot;X&quot;;1;[.P501]+1)" office:value-type="float" office:value="501">
            <text:p>501</text:p>
          </table:table-cell>
          <table:table-cell table:style-name="ce7" table:formula="of:=CONCATENATE(&quot;mv &quot;;[.K502];&quot;^&quot;;[.O502];&quot;.wav &quot;&quot;rn^&quot;;[.$E502];&quot;~&quot;;[.$B502];&quot;~&quot;;[.$C502];&quot;~&quot;;[.$A502];&quot;~&quot;;[.$F502];&quot;~&quot;;[.$D502];&quot;.wav&quot;&quot;&quot;)" office:value-type="string" office:string-value="mv 1^T501.wav &quot;rn^ZZZ~~~~~.wav&quot;">
            <text:p>mv 1^T501.wav "rn^ZZZ~~~~~.wav"</text:p>
          </table:table-cell>
          <table:table-cell table:formula="of:=CONCATENATE(&quot;-ALBUM &quot;&quot;&quot;;[.A502];&quot;&quot;&quot; -ARTIST &quot;&quot;&quot;;[.B502];&quot;&quot;&quot; -ID3V2TAG TCOM &quot;&quot;&quot;;[.C502];&quot;&quot;&quot; -GENRE &quot;&quot;&quot;;[.D502];&quot;&quot;&quot; -TITLE &quot;&quot;&quot;;[.E502];&quot;&quot;&quot; -TRACK &quot;&quot;&quot;;[.F502];&quot;&quot;&quot; -YEAR &quot;&quot;&quot;;[.H502];&quot;&quot;&quot; &quot;;[.K502];&quot;/&quot;;[.O502];&quot;.mp3&quot;)" office:value-type="string" office:string-value="-ALBUM &quot;&quot; -ARTIST &quot;&quot; -ID3V2TAG TCOM &quot;&quot; -GENRE &quot;&quot; -TITLE &quot;ZZZ&quot; -TRACK &quot;&quot; -YEAR &quot;&quot; 1/T501.mp3">
            <text:p>-ALBUM "" -ARTIST "" -ID3V2TAG TCOM "" -GENRE "" -TITLE "ZZZ" -TRACK "" -YEAR "" 1/T50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02]+1" office:value-type="float" office:value="502">
            <text:p>502</text:p>
          </table:table-cell>
          <table:table-cell table:style-name="ce3"/>
          <table:table-cell table:style-name="ce5" table:formula="of:=IF([.J503]=&quot;X&quot;;[.K502]+1;[.K502])" office:value-type="float" office:value="1">
            <text:p>1</text:p>
          </table:table-cell>
          <table:table-cell table:formula="of:=IF([.J503]=&quot;X&quot;;0;[.L502]+[.G502]+[.J503]/24/60/60)" office:value-type="time" office:time-value="PT00H09M20.304S">
            <text:p>00:09:20.30</text:p>
          </table:table-cell>
          <table:table-cell table:formula="of:=INT([.L503]*24*60)+MOD([.L503]*24*60*60;60)/100" office:value-type="float" office:value="9.20304">
            <text:p>9.203</text:p>
          </table:table-cell>
          <table:table-cell table:formula="of:=[.L503]*24*60*60+[.$N$1]*([.P503]-1)" office:value-type="float" office:value="309.804000000011">
            <text:p>309.804</text:p>
          </table:table-cell>
          <table:table-cell table:formula="of:=CONCATENATE(&quot;T&quot;;[.P503])" office:value-type="string" office:string-value="T502">
            <text:p>T502</text:p>
          </table:table-cell>
          <table:table-cell table:formula="of:=IF([.J503]=&quot;X&quot;;1;[.P502]+1)" office:value-type="float" office:value="502">
            <text:p>502</text:p>
          </table:table-cell>
          <table:table-cell table:style-name="ce7" table:formula="of:=CONCATENATE(&quot;mv &quot;;[.K503];&quot;^&quot;;[.O503];&quot;.wav &quot;&quot;rn^&quot;;[.$E503];&quot;~&quot;;[.$B503];&quot;~&quot;;[.$C503];&quot;~&quot;;[.$A503];&quot;~&quot;;[.$F503];&quot;~&quot;;[.$D503];&quot;.wav&quot;&quot;&quot;)" office:value-type="string" office:string-value="mv 1^T502.wav &quot;rn^ZZZ~~~~~.wav&quot;">
            <text:p>mv 1^T502.wav "rn^ZZZ~~~~~.wav"</text:p>
          </table:table-cell>
          <table:table-cell table:formula="of:=CONCATENATE(&quot;-ALBUM &quot;&quot;&quot;;[.A503];&quot;&quot;&quot; -ARTIST &quot;&quot;&quot;;[.B503];&quot;&quot;&quot; -ID3V2TAG TCOM &quot;&quot;&quot;;[.C503];&quot;&quot;&quot; -GENRE &quot;&quot;&quot;;[.D503];&quot;&quot;&quot; -TITLE &quot;&quot;&quot;;[.E503];&quot;&quot;&quot; -TRACK &quot;&quot;&quot;;[.F503];&quot;&quot;&quot; -YEAR &quot;&quot;&quot;;[.H503];&quot;&quot;&quot; &quot;;[.K503];&quot;/&quot;;[.O503];&quot;.mp3&quot;)" office:value-type="string" office:string-value="-ALBUM &quot;&quot; -ARTIST &quot;&quot; -ID3V2TAG TCOM &quot;&quot; -GENRE &quot;&quot; -TITLE &quot;ZZZ&quot; -TRACK &quot;&quot; -YEAR &quot;&quot; 1/T502.mp3">
            <text:p>-ALBUM "" -ARTIST "" -ID3V2TAG TCOM "" -GENRE "" -TITLE "ZZZ" -TRACK "" -YEAR "" 1/T50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03]+1" office:value-type="float" office:value="503">
            <text:p>503</text:p>
          </table:table-cell>
          <table:table-cell table:style-name="ce3"/>
          <table:table-cell table:style-name="ce5" table:formula="of:=IF([.J504]=&quot;X&quot;;[.K503]+1;[.K503])" office:value-type="float" office:value="1">
            <text:p>1</text:p>
          </table:table-cell>
          <table:table-cell table:formula="of:=IF([.J504]=&quot;X&quot;;0;[.L503]+[.G503]+[.J504]/24/60/60)" office:value-type="time" office:time-value="PT00H09M20.304S">
            <text:p>00:09:20.30</text:p>
          </table:table-cell>
          <table:table-cell table:formula="of:=INT([.L504]*24*60)+MOD([.L504]*24*60*60;60)/100" office:value-type="float" office:value="9.20304">
            <text:p>9.203</text:p>
          </table:table-cell>
          <table:table-cell table:formula="of:=[.L504]*24*60*60+[.$N$1]*([.P504]-1)" office:value-type="float" office:value="309.304000000011">
            <text:p>309.304</text:p>
          </table:table-cell>
          <table:table-cell table:formula="of:=CONCATENATE(&quot;T&quot;;[.P504])" office:value-type="string" office:string-value="T503">
            <text:p>T503</text:p>
          </table:table-cell>
          <table:table-cell table:formula="of:=IF([.J504]=&quot;X&quot;;1;[.P503]+1)" office:value-type="float" office:value="503">
            <text:p>503</text:p>
          </table:table-cell>
          <table:table-cell table:style-name="ce7" table:formula="of:=CONCATENATE(&quot;mv &quot;;[.K504];&quot;^&quot;;[.O504];&quot;.wav &quot;&quot;rn^&quot;;[.$E504];&quot;~&quot;;[.$B504];&quot;~&quot;;[.$C504];&quot;~&quot;;[.$A504];&quot;~&quot;;[.$F504];&quot;~&quot;;[.$D504];&quot;.wav&quot;&quot;&quot;)" office:value-type="string" office:string-value="mv 1^T503.wav &quot;rn^ZZZ~~~~~.wav&quot;">
            <text:p>mv 1^T503.wav "rn^ZZZ~~~~~.wav"</text:p>
          </table:table-cell>
          <table:table-cell table:formula="of:=CONCATENATE(&quot;-ALBUM &quot;&quot;&quot;;[.A504];&quot;&quot;&quot; -ARTIST &quot;&quot;&quot;;[.B504];&quot;&quot;&quot; -ID3V2TAG TCOM &quot;&quot;&quot;;[.C504];&quot;&quot;&quot; -GENRE &quot;&quot;&quot;;[.D504];&quot;&quot;&quot; -TITLE &quot;&quot;&quot;;[.E504];&quot;&quot;&quot; -TRACK &quot;&quot;&quot;;[.F504];&quot;&quot;&quot; -YEAR &quot;&quot;&quot;;[.H504];&quot;&quot;&quot; &quot;;[.K504];&quot;/&quot;;[.O504];&quot;.mp3&quot;)" office:value-type="string" office:string-value="-ALBUM &quot;&quot; -ARTIST &quot;&quot; -ID3V2TAG TCOM &quot;&quot; -GENRE &quot;&quot; -TITLE &quot;ZZZ&quot; -TRACK &quot;&quot; -YEAR &quot;&quot; 1/T503.mp3">
            <text:p>-ALBUM "" -ARTIST "" -ID3V2TAG TCOM "" -GENRE "" -TITLE "ZZZ" -TRACK "" -YEAR "" 1/T50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04]+1" office:value-type="float" office:value="504">
            <text:p>504</text:p>
          </table:table-cell>
          <table:table-cell table:style-name="ce3"/>
          <table:table-cell table:style-name="ce5" table:formula="of:=IF([.J505]=&quot;X&quot;;[.K504]+1;[.K504])" office:value-type="float" office:value="1">
            <text:p>1</text:p>
          </table:table-cell>
          <table:table-cell table:formula="of:=IF([.J505]=&quot;X&quot;;0;[.L504]+[.G504]+[.J505]/24/60/60)" office:value-type="time" office:time-value="PT00H09M20.304S">
            <text:p>00:09:20.30</text:p>
          </table:table-cell>
          <table:table-cell table:formula="of:=INT([.L505]*24*60)+MOD([.L505]*24*60*60;60)/100" office:value-type="float" office:value="9.20304">
            <text:p>9.203</text:p>
          </table:table-cell>
          <table:table-cell table:formula="of:=[.L505]*24*60*60+[.$N$1]*([.P505]-1)" office:value-type="float" office:value="308.804000000011">
            <text:p>308.804</text:p>
          </table:table-cell>
          <table:table-cell table:formula="of:=CONCATENATE(&quot;T&quot;;[.P505])" office:value-type="string" office:string-value="T504">
            <text:p>T504</text:p>
          </table:table-cell>
          <table:table-cell table:formula="of:=IF([.J505]=&quot;X&quot;;1;[.P504]+1)" office:value-type="float" office:value="504">
            <text:p>504</text:p>
          </table:table-cell>
          <table:table-cell table:style-name="ce7" table:formula="of:=CONCATENATE(&quot;mv &quot;;[.K505];&quot;^&quot;;[.O505];&quot;.wav &quot;&quot;rn^&quot;;[.$E505];&quot;~&quot;;[.$B505];&quot;~&quot;;[.$C505];&quot;~&quot;;[.$A505];&quot;~&quot;;[.$F505];&quot;~&quot;;[.$D505];&quot;.wav&quot;&quot;&quot;)" office:value-type="string" office:string-value="mv 1^T504.wav &quot;rn^ZZZ~~~~~.wav&quot;">
            <text:p>mv 1^T504.wav "rn^ZZZ~~~~~.wav"</text:p>
          </table:table-cell>
          <table:table-cell table:formula="of:=CONCATENATE(&quot;-ALBUM &quot;&quot;&quot;;[.A505];&quot;&quot;&quot; -ARTIST &quot;&quot;&quot;;[.B505];&quot;&quot;&quot; -ID3V2TAG TCOM &quot;&quot;&quot;;[.C505];&quot;&quot;&quot; -GENRE &quot;&quot;&quot;;[.D505];&quot;&quot;&quot; -TITLE &quot;&quot;&quot;;[.E505];&quot;&quot;&quot; -TRACK &quot;&quot;&quot;;[.F505];&quot;&quot;&quot; -YEAR &quot;&quot;&quot;;[.H505];&quot;&quot;&quot; &quot;;[.K505];&quot;/&quot;;[.O505];&quot;.mp3&quot;)" office:value-type="string" office:string-value="-ALBUM &quot;&quot; -ARTIST &quot;&quot; -ID3V2TAG TCOM &quot;&quot; -GENRE &quot;&quot; -TITLE &quot;ZZZ&quot; -TRACK &quot;&quot; -YEAR &quot;&quot; 1/T504.mp3">
            <text:p>-ALBUM "" -ARTIST "" -ID3V2TAG TCOM "" -GENRE "" -TITLE "ZZZ" -TRACK "" -YEAR "" 1/T50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05]+1" office:value-type="float" office:value="505">
            <text:p>505</text:p>
          </table:table-cell>
          <table:table-cell table:style-name="ce3"/>
          <table:table-cell table:style-name="ce5" table:formula="of:=IF([.J506]=&quot;X&quot;;[.K505]+1;[.K505])" office:value-type="float" office:value="1">
            <text:p>1</text:p>
          </table:table-cell>
          <table:table-cell table:formula="of:=IF([.J506]=&quot;X&quot;;0;[.L505]+[.G505]+[.J506]/24/60/60)" office:value-type="time" office:time-value="PT00H09M20.304S">
            <text:p>00:09:20.30</text:p>
          </table:table-cell>
          <table:table-cell table:formula="of:=INT([.L506]*24*60)+MOD([.L506]*24*60*60;60)/100" office:value-type="float" office:value="9.20304">
            <text:p>9.203</text:p>
          </table:table-cell>
          <table:table-cell table:formula="of:=[.L506]*24*60*60+[.$N$1]*([.P506]-1)" office:value-type="float" office:value="308.304000000011">
            <text:p>308.304</text:p>
          </table:table-cell>
          <table:table-cell table:formula="of:=CONCATENATE(&quot;T&quot;;[.P506])" office:value-type="string" office:string-value="T505">
            <text:p>T505</text:p>
          </table:table-cell>
          <table:table-cell table:formula="of:=IF([.J506]=&quot;X&quot;;1;[.P505]+1)" office:value-type="float" office:value="505">
            <text:p>505</text:p>
          </table:table-cell>
          <table:table-cell table:style-name="ce7" table:formula="of:=CONCATENATE(&quot;mv &quot;;[.K506];&quot;^&quot;;[.O506];&quot;.wav &quot;&quot;rn^&quot;;[.$E506];&quot;~&quot;;[.$B506];&quot;~&quot;;[.$C506];&quot;~&quot;;[.$A506];&quot;~&quot;;[.$F506];&quot;~&quot;;[.$D506];&quot;.wav&quot;&quot;&quot;)" office:value-type="string" office:string-value="mv 1^T505.wav &quot;rn^ZZZ~~~~~.wav&quot;">
            <text:p>mv 1^T505.wav "rn^ZZZ~~~~~.wav"</text:p>
          </table:table-cell>
          <table:table-cell table:formula="of:=CONCATENATE(&quot;-ALBUM &quot;&quot;&quot;;[.A506];&quot;&quot;&quot; -ARTIST &quot;&quot;&quot;;[.B506];&quot;&quot;&quot; -ID3V2TAG TCOM &quot;&quot;&quot;;[.C506];&quot;&quot;&quot; -GENRE &quot;&quot;&quot;;[.D506];&quot;&quot;&quot; -TITLE &quot;&quot;&quot;;[.E506];&quot;&quot;&quot; -TRACK &quot;&quot;&quot;;[.F506];&quot;&quot;&quot; -YEAR &quot;&quot;&quot;;[.H506];&quot;&quot;&quot; &quot;;[.K506];&quot;/&quot;;[.O506];&quot;.mp3&quot;)" office:value-type="string" office:string-value="-ALBUM &quot;&quot; -ARTIST &quot;&quot; -ID3V2TAG TCOM &quot;&quot; -GENRE &quot;&quot; -TITLE &quot;ZZZ&quot; -TRACK &quot;&quot; -YEAR &quot;&quot; 1/T505.mp3">
            <text:p>-ALBUM "" -ARTIST "" -ID3V2TAG TCOM "" -GENRE "" -TITLE "ZZZ" -TRACK "" -YEAR "" 1/T50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06]+1" office:value-type="float" office:value="506">
            <text:p>506</text:p>
          </table:table-cell>
          <table:table-cell table:style-name="ce3"/>
          <table:table-cell table:style-name="ce5" table:formula="of:=IF([.J507]=&quot;X&quot;;[.K506]+1;[.K506])" office:value-type="float" office:value="1">
            <text:p>1</text:p>
          </table:table-cell>
          <table:table-cell table:formula="of:=IF([.J507]=&quot;X&quot;;0;[.L506]+[.G506]+[.J507]/24/60/60)" office:value-type="time" office:time-value="PT00H09M20.304S">
            <text:p>00:09:20.30</text:p>
          </table:table-cell>
          <table:table-cell table:formula="of:=INT([.L507]*24*60)+MOD([.L507]*24*60*60;60)/100" office:value-type="float" office:value="9.20304">
            <text:p>9.203</text:p>
          </table:table-cell>
          <table:table-cell table:formula="of:=[.L507]*24*60*60+[.$N$1]*([.P507]-1)" office:value-type="float" office:value="307.804000000011">
            <text:p>307.804</text:p>
          </table:table-cell>
          <table:table-cell table:formula="of:=CONCATENATE(&quot;T&quot;;[.P507])" office:value-type="string" office:string-value="T506">
            <text:p>T506</text:p>
          </table:table-cell>
          <table:table-cell table:formula="of:=IF([.J507]=&quot;X&quot;;1;[.P506]+1)" office:value-type="float" office:value="506">
            <text:p>506</text:p>
          </table:table-cell>
          <table:table-cell table:style-name="ce7" table:formula="of:=CONCATENATE(&quot;mv &quot;;[.K507];&quot;^&quot;;[.O507];&quot;.wav &quot;&quot;rn^&quot;;[.$E507];&quot;~&quot;;[.$B507];&quot;~&quot;;[.$C507];&quot;~&quot;;[.$A507];&quot;~&quot;;[.$F507];&quot;~&quot;;[.$D507];&quot;.wav&quot;&quot;&quot;)" office:value-type="string" office:string-value="mv 1^T506.wav &quot;rn^ZZZ~~~~~.wav&quot;">
            <text:p>mv 1^T506.wav "rn^ZZZ~~~~~.wav"</text:p>
          </table:table-cell>
          <table:table-cell table:formula="of:=CONCATENATE(&quot;-ALBUM &quot;&quot;&quot;;[.A507];&quot;&quot;&quot; -ARTIST &quot;&quot;&quot;;[.B507];&quot;&quot;&quot; -ID3V2TAG TCOM &quot;&quot;&quot;;[.C507];&quot;&quot;&quot; -GENRE &quot;&quot;&quot;;[.D507];&quot;&quot;&quot; -TITLE &quot;&quot;&quot;;[.E507];&quot;&quot;&quot; -TRACK &quot;&quot;&quot;;[.F507];&quot;&quot;&quot; -YEAR &quot;&quot;&quot;;[.H507];&quot;&quot;&quot; &quot;;[.K507];&quot;/&quot;;[.O507];&quot;.mp3&quot;)" office:value-type="string" office:string-value="-ALBUM &quot;&quot; -ARTIST &quot;&quot; -ID3V2TAG TCOM &quot;&quot; -GENRE &quot;&quot; -TITLE &quot;ZZZ&quot; -TRACK &quot;&quot; -YEAR &quot;&quot; 1/T506.mp3">
            <text:p>-ALBUM "" -ARTIST "" -ID3V2TAG TCOM "" -GENRE "" -TITLE "ZZZ" -TRACK "" -YEAR "" 1/T50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07]+1" office:value-type="float" office:value="507">
            <text:p>507</text:p>
          </table:table-cell>
          <table:table-cell table:style-name="ce3"/>
          <table:table-cell table:style-name="ce5" table:formula="of:=IF([.J508]=&quot;X&quot;;[.K507]+1;[.K507])" office:value-type="float" office:value="1">
            <text:p>1</text:p>
          </table:table-cell>
          <table:table-cell table:formula="of:=IF([.J508]=&quot;X&quot;;0;[.L507]+[.G507]+[.J508]/24/60/60)" office:value-type="time" office:time-value="PT00H09M20.304S">
            <text:p>00:09:20.30</text:p>
          </table:table-cell>
          <table:table-cell table:formula="of:=INT([.L508]*24*60)+MOD([.L508]*24*60*60;60)/100" office:value-type="float" office:value="9.20304">
            <text:p>9.203</text:p>
          </table:table-cell>
          <table:table-cell table:formula="of:=[.L508]*24*60*60+[.$N$1]*([.P508]-1)" office:value-type="float" office:value="307.304000000011">
            <text:p>307.304</text:p>
          </table:table-cell>
          <table:table-cell table:formula="of:=CONCATENATE(&quot;T&quot;;[.P508])" office:value-type="string" office:string-value="T507">
            <text:p>T507</text:p>
          </table:table-cell>
          <table:table-cell table:formula="of:=IF([.J508]=&quot;X&quot;;1;[.P507]+1)" office:value-type="float" office:value="507">
            <text:p>507</text:p>
          </table:table-cell>
          <table:table-cell table:style-name="ce7" table:formula="of:=CONCATENATE(&quot;mv &quot;;[.K508];&quot;^&quot;;[.O508];&quot;.wav &quot;&quot;rn^&quot;;[.$E508];&quot;~&quot;;[.$B508];&quot;~&quot;;[.$C508];&quot;~&quot;;[.$A508];&quot;~&quot;;[.$F508];&quot;~&quot;;[.$D508];&quot;.wav&quot;&quot;&quot;)" office:value-type="string" office:string-value="mv 1^T507.wav &quot;rn^ZZZ~~~~~.wav&quot;">
            <text:p>mv 1^T507.wav "rn^ZZZ~~~~~.wav"</text:p>
          </table:table-cell>
          <table:table-cell table:formula="of:=CONCATENATE(&quot;-ALBUM &quot;&quot;&quot;;[.A508];&quot;&quot;&quot; -ARTIST &quot;&quot;&quot;;[.B508];&quot;&quot;&quot; -ID3V2TAG TCOM &quot;&quot;&quot;;[.C508];&quot;&quot;&quot; -GENRE &quot;&quot;&quot;;[.D508];&quot;&quot;&quot; -TITLE &quot;&quot;&quot;;[.E508];&quot;&quot;&quot; -TRACK &quot;&quot;&quot;;[.F508];&quot;&quot;&quot; -YEAR &quot;&quot;&quot;;[.H508];&quot;&quot;&quot; &quot;;[.K508];&quot;/&quot;;[.O508];&quot;.mp3&quot;)" office:value-type="string" office:string-value="-ALBUM &quot;&quot; -ARTIST &quot;&quot; -ID3V2TAG TCOM &quot;&quot; -GENRE &quot;&quot; -TITLE &quot;ZZZ&quot; -TRACK &quot;&quot; -YEAR &quot;&quot; 1/T507.mp3">
            <text:p>-ALBUM "" -ARTIST "" -ID3V2TAG TCOM "" -GENRE "" -TITLE "ZZZ" -TRACK "" -YEAR "" 1/T50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08]+1" office:value-type="float" office:value="508">
            <text:p>508</text:p>
          </table:table-cell>
          <table:table-cell table:style-name="ce3"/>
          <table:table-cell table:style-name="ce5" table:formula="of:=IF([.J509]=&quot;X&quot;;[.K508]+1;[.K508])" office:value-type="float" office:value="1">
            <text:p>1</text:p>
          </table:table-cell>
          <table:table-cell table:formula="of:=IF([.J509]=&quot;X&quot;;0;[.L508]+[.G508]+[.J509]/24/60/60)" office:value-type="time" office:time-value="PT00H09M20.304S">
            <text:p>00:09:20.30</text:p>
          </table:table-cell>
          <table:table-cell table:formula="of:=INT([.L509]*24*60)+MOD([.L509]*24*60*60;60)/100" office:value-type="float" office:value="9.20304">
            <text:p>9.203</text:p>
          </table:table-cell>
          <table:table-cell table:formula="of:=[.L509]*24*60*60+[.$N$1]*([.P509]-1)" office:value-type="float" office:value="306.804000000011">
            <text:p>306.804</text:p>
          </table:table-cell>
          <table:table-cell table:formula="of:=CONCATENATE(&quot;T&quot;;[.P509])" office:value-type="string" office:string-value="T508">
            <text:p>T508</text:p>
          </table:table-cell>
          <table:table-cell table:formula="of:=IF([.J509]=&quot;X&quot;;1;[.P508]+1)" office:value-type="float" office:value="508">
            <text:p>508</text:p>
          </table:table-cell>
          <table:table-cell table:style-name="ce7" table:formula="of:=CONCATENATE(&quot;mv &quot;;[.K509];&quot;^&quot;;[.O509];&quot;.wav &quot;&quot;rn^&quot;;[.$E509];&quot;~&quot;;[.$B509];&quot;~&quot;;[.$C509];&quot;~&quot;;[.$A509];&quot;~&quot;;[.$F509];&quot;~&quot;;[.$D509];&quot;.wav&quot;&quot;&quot;)" office:value-type="string" office:string-value="mv 1^T508.wav &quot;rn^ZZZ~~~~~.wav&quot;">
            <text:p>mv 1^T508.wav "rn^ZZZ~~~~~.wav"</text:p>
          </table:table-cell>
          <table:table-cell table:formula="of:=CONCATENATE(&quot;-ALBUM &quot;&quot;&quot;;[.A509];&quot;&quot;&quot; -ARTIST &quot;&quot;&quot;;[.B509];&quot;&quot;&quot; -ID3V2TAG TCOM &quot;&quot;&quot;;[.C509];&quot;&quot;&quot; -GENRE &quot;&quot;&quot;;[.D509];&quot;&quot;&quot; -TITLE &quot;&quot;&quot;;[.E509];&quot;&quot;&quot; -TRACK &quot;&quot;&quot;;[.F509];&quot;&quot;&quot; -YEAR &quot;&quot;&quot;;[.H509];&quot;&quot;&quot; &quot;;[.K509];&quot;/&quot;;[.O509];&quot;.mp3&quot;)" office:value-type="string" office:string-value="-ALBUM &quot;&quot; -ARTIST &quot;&quot; -ID3V2TAG TCOM &quot;&quot; -GENRE &quot;&quot; -TITLE &quot;ZZZ&quot; -TRACK &quot;&quot; -YEAR &quot;&quot; 1/T508.mp3">
            <text:p>-ALBUM "" -ARTIST "" -ID3V2TAG TCOM "" -GENRE "" -TITLE "ZZZ" -TRACK "" -YEAR "" 1/T50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09]+1" office:value-type="float" office:value="509">
            <text:p>509</text:p>
          </table:table-cell>
          <table:table-cell table:style-name="ce3"/>
          <table:table-cell table:style-name="ce5" table:formula="of:=IF([.J510]=&quot;X&quot;;[.K509]+1;[.K509])" office:value-type="float" office:value="1">
            <text:p>1</text:p>
          </table:table-cell>
          <table:table-cell table:formula="of:=IF([.J510]=&quot;X&quot;;0;[.L509]+[.G509]+[.J510]/24/60/60)" office:value-type="time" office:time-value="PT00H09M20.304S">
            <text:p>00:09:20.30</text:p>
          </table:table-cell>
          <table:table-cell table:formula="of:=INT([.L510]*24*60)+MOD([.L510]*24*60*60;60)/100" office:value-type="float" office:value="9.20304">
            <text:p>9.203</text:p>
          </table:table-cell>
          <table:table-cell table:formula="of:=[.L510]*24*60*60+[.$N$1]*([.P510]-1)" office:value-type="float" office:value="306.304000000011">
            <text:p>306.304</text:p>
          </table:table-cell>
          <table:table-cell table:formula="of:=CONCATENATE(&quot;T&quot;;[.P510])" office:value-type="string" office:string-value="T509">
            <text:p>T509</text:p>
          </table:table-cell>
          <table:table-cell table:formula="of:=IF([.J510]=&quot;X&quot;;1;[.P509]+1)" office:value-type="float" office:value="509">
            <text:p>509</text:p>
          </table:table-cell>
          <table:table-cell table:style-name="ce7" table:formula="of:=CONCATENATE(&quot;mv &quot;;[.K510];&quot;^&quot;;[.O510];&quot;.wav &quot;&quot;rn^&quot;;[.$E510];&quot;~&quot;;[.$B510];&quot;~&quot;;[.$C510];&quot;~&quot;;[.$A510];&quot;~&quot;;[.$F510];&quot;~&quot;;[.$D510];&quot;.wav&quot;&quot;&quot;)" office:value-type="string" office:string-value="mv 1^T509.wav &quot;rn^ZZZ~~~~~.wav&quot;">
            <text:p>mv 1^T509.wav "rn^ZZZ~~~~~.wav"</text:p>
          </table:table-cell>
          <table:table-cell table:formula="of:=CONCATENATE(&quot;-ALBUM &quot;&quot;&quot;;[.A510];&quot;&quot;&quot; -ARTIST &quot;&quot;&quot;;[.B510];&quot;&quot;&quot; -ID3V2TAG TCOM &quot;&quot;&quot;;[.C510];&quot;&quot;&quot; -GENRE &quot;&quot;&quot;;[.D510];&quot;&quot;&quot; -TITLE &quot;&quot;&quot;;[.E510];&quot;&quot;&quot; -TRACK &quot;&quot;&quot;;[.F510];&quot;&quot;&quot; -YEAR &quot;&quot;&quot;;[.H510];&quot;&quot;&quot; &quot;;[.K510];&quot;/&quot;;[.O510];&quot;.mp3&quot;)" office:value-type="string" office:string-value="-ALBUM &quot;&quot; -ARTIST &quot;&quot; -ID3V2TAG TCOM &quot;&quot; -GENRE &quot;&quot; -TITLE &quot;ZZZ&quot; -TRACK &quot;&quot; -YEAR &quot;&quot; 1/T509.mp3">
            <text:p>-ALBUM "" -ARTIST "" -ID3V2TAG TCOM "" -GENRE "" -TITLE "ZZZ" -TRACK "" -YEAR "" 1/T50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10]+1" office:value-type="float" office:value="510">
            <text:p>510</text:p>
          </table:table-cell>
          <table:table-cell table:style-name="ce3"/>
          <table:table-cell table:style-name="ce5" table:formula="of:=IF([.J511]=&quot;X&quot;;[.K510]+1;[.K510])" office:value-type="float" office:value="1">
            <text:p>1</text:p>
          </table:table-cell>
          <table:table-cell table:formula="of:=IF([.J511]=&quot;X&quot;;0;[.L510]+[.G510]+[.J511]/24/60/60)" office:value-type="time" office:time-value="PT00H09M20.304S">
            <text:p>00:09:20.30</text:p>
          </table:table-cell>
          <table:table-cell table:formula="of:=INT([.L511]*24*60)+MOD([.L511]*24*60*60;60)/100" office:value-type="float" office:value="9.20304">
            <text:p>9.203</text:p>
          </table:table-cell>
          <table:table-cell table:formula="of:=[.L511]*24*60*60+[.$N$1]*([.P511]-1)" office:value-type="float" office:value="305.804000000011">
            <text:p>305.804</text:p>
          </table:table-cell>
          <table:table-cell table:formula="of:=CONCATENATE(&quot;T&quot;;[.P511])" office:value-type="string" office:string-value="T510">
            <text:p>T510</text:p>
          </table:table-cell>
          <table:table-cell table:formula="of:=IF([.J511]=&quot;X&quot;;1;[.P510]+1)" office:value-type="float" office:value="510">
            <text:p>510</text:p>
          </table:table-cell>
          <table:table-cell table:style-name="ce7" table:formula="of:=CONCATENATE(&quot;mv &quot;;[.K511];&quot;^&quot;;[.O511];&quot;.wav &quot;&quot;rn^&quot;;[.$E511];&quot;~&quot;;[.$B511];&quot;~&quot;;[.$C511];&quot;~&quot;;[.$A511];&quot;~&quot;;[.$F511];&quot;~&quot;;[.$D511];&quot;.wav&quot;&quot;&quot;)" office:value-type="string" office:string-value="mv 1^T510.wav &quot;rn^ZZZ~~~~~.wav&quot;">
            <text:p>mv 1^T510.wav "rn^ZZZ~~~~~.wav"</text:p>
          </table:table-cell>
          <table:table-cell table:formula="of:=CONCATENATE(&quot;-ALBUM &quot;&quot;&quot;;[.A511];&quot;&quot;&quot; -ARTIST &quot;&quot;&quot;;[.B511];&quot;&quot;&quot; -ID3V2TAG TCOM &quot;&quot;&quot;;[.C511];&quot;&quot;&quot; -GENRE &quot;&quot;&quot;;[.D511];&quot;&quot;&quot; -TITLE &quot;&quot;&quot;;[.E511];&quot;&quot;&quot; -TRACK &quot;&quot;&quot;;[.F511];&quot;&quot;&quot; -YEAR &quot;&quot;&quot;;[.H511];&quot;&quot;&quot; &quot;;[.K511];&quot;/&quot;;[.O511];&quot;.mp3&quot;)" office:value-type="string" office:string-value="-ALBUM &quot;&quot; -ARTIST &quot;&quot; -ID3V2TAG TCOM &quot;&quot; -GENRE &quot;&quot; -TITLE &quot;ZZZ&quot; -TRACK &quot;&quot; -YEAR &quot;&quot; 1/T510.mp3">
            <text:p>-ALBUM "" -ARTIST "" -ID3V2TAG TCOM "" -GENRE "" -TITLE "ZZZ" -TRACK "" -YEAR "" 1/T51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11]+1" office:value-type="float" office:value="511">
            <text:p>511</text:p>
          </table:table-cell>
          <table:table-cell table:style-name="ce3"/>
          <table:table-cell table:style-name="ce5" table:formula="of:=IF([.J512]=&quot;X&quot;;[.K511]+1;[.K511])" office:value-type="float" office:value="1">
            <text:p>1</text:p>
          </table:table-cell>
          <table:table-cell table:formula="of:=IF([.J512]=&quot;X&quot;;0;[.L511]+[.G511]+[.J512]/24/60/60)" office:value-type="time" office:time-value="PT00H09M20.304S">
            <text:p>00:09:20.30</text:p>
          </table:table-cell>
          <table:table-cell table:formula="of:=INT([.L512]*24*60)+MOD([.L512]*24*60*60;60)/100" office:value-type="float" office:value="9.20304">
            <text:p>9.203</text:p>
          </table:table-cell>
          <table:table-cell table:formula="of:=[.L512]*24*60*60+[.$N$1]*([.P512]-1)" office:value-type="float" office:value="305.304000000011">
            <text:p>305.304</text:p>
          </table:table-cell>
          <table:table-cell table:formula="of:=CONCATENATE(&quot;T&quot;;[.P512])" office:value-type="string" office:string-value="T511">
            <text:p>T511</text:p>
          </table:table-cell>
          <table:table-cell table:formula="of:=IF([.J512]=&quot;X&quot;;1;[.P511]+1)" office:value-type="float" office:value="511">
            <text:p>511</text:p>
          </table:table-cell>
          <table:table-cell table:style-name="ce7" table:formula="of:=CONCATENATE(&quot;mv &quot;;[.K512];&quot;^&quot;;[.O512];&quot;.wav &quot;&quot;rn^&quot;;[.$E512];&quot;~&quot;;[.$B512];&quot;~&quot;;[.$C512];&quot;~&quot;;[.$A512];&quot;~&quot;;[.$F512];&quot;~&quot;;[.$D512];&quot;.wav&quot;&quot;&quot;)" office:value-type="string" office:string-value="mv 1^T511.wav &quot;rn^ZZZ~~~~~.wav&quot;">
            <text:p>mv 1^T511.wav "rn^ZZZ~~~~~.wav"</text:p>
          </table:table-cell>
          <table:table-cell table:formula="of:=CONCATENATE(&quot;-ALBUM &quot;&quot;&quot;;[.A512];&quot;&quot;&quot; -ARTIST &quot;&quot;&quot;;[.B512];&quot;&quot;&quot; -ID3V2TAG TCOM &quot;&quot;&quot;;[.C512];&quot;&quot;&quot; -GENRE &quot;&quot;&quot;;[.D512];&quot;&quot;&quot; -TITLE &quot;&quot;&quot;;[.E512];&quot;&quot;&quot; -TRACK &quot;&quot;&quot;;[.F512];&quot;&quot;&quot; -YEAR &quot;&quot;&quot;;[.H512];&quot;&quot;&quot; &quot;;[.K512];&quot;/&quot;;[.O512];&quot;.mp3&quot;)" office:value-type="string" office:string-value="-ALBUM &quot;&quot; -ARTIST &quot;&quot; -ID3V2TAG TCOM &quot;&quot; -GENRE &quot;&quot; -TITLE &quot;ZZZ&quot; -TRACK &quot;&quot; -YEAR &quot;&quot; 1/T511.mp3">
            <text:p>-ALBUM "" -ARTIST "" -ID3V2TAG TCOM "" -GENRE "" -TITLE "ZZZ" -TRACK "" -YEAR "" 1/T51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12]+1" office:value-type="float" office:value="512">
            <text:p>512</text:p>
          </table:table-cell>
          <table:table-cell table:style-name="ce3"/>
          <table:table-cell table:style-name="ce5" table:formula="of:=IF([.J513]=&quot;X&quot;;[.K512]+1;[.K512])" office:value-type="float" office:value="1">
            <text:p>1</text:p>
          </table:table-cell>
          <table:table-cell table:formula="of:=IF([.J513]=&quot;X&quot;;0;[.L512]+[.G512]+[.J513]/24/60/60)" office:value-type="time" office:time-value="PT00H09M20.304S">
            <text:p>00:09:20.30</text:p>
          </table:table-cell>
          <table:table-cell table:formula="of:=INT([.L513]*24*60)+MOD([.L513]*24*60*60;60)/100" office:value-type="float" office:value="9.20304">
            <text:p>9.203</text:p>
          </table:table-cell>
          <table:table-cell table:formula="of:=[.L513]*24*60*60+[.$N$1]*([.P513]-1)" office:value-type="float" office:value="304.804000000011">
            <text:p>304.804</text:p>
          </table:table-cell>
          <table:table-cell table:formula="of:=CONCATENATE(&quot;T&quot;;[.P513])" office:value-type="string" office:string-value="T512">
            <text:p>T512</text:p>
          </table:table-cell>
          <table:table-cell table:formula="of:=IF([.J513]=&quot;X&quot;;1;[.P512]+1)" office:value-type="float" office:value="512">
            <text:p>512</text:p>
          </table:table-cell>
          <table:table-cell table:style-name="ce7" table:formula="of:=CONCATENATE(&quot;mv &quot;;[.K513];&quot;^&quot;;[.O513];&quot;.wav &quot;&quot;rn^&quot;;[.$E513];&quot;~&quot;;[.$B513];&quot;~&quot;;[.$C513];&quot;~&quot;;[.$A513];&quot;~&quot;;[.$F513];&quot;~&quot;;[.$D513];&quot;.wav&quot;&quot;&quot;)" office:value-type="string" office:string-value="mv 1^T512.wav &quot;rn^ZZZ~~~~~.wav&quot;">
            <text:p>mv 1^T512.wav "rn^ZZZ~~~~~.wav"</text:p>
          </table:table-cell>
          <table:table-cell table:formula="of:=CONCATENATE(&quot;-ALBUM &quot;&quot;&quot;;[.A513];&quot;&quot;&quot; -ARTIST &quot;&quot;&quot;;[.B513];&quot;&quot;&quot; -ID3V2TAG TCOM &quot;&quot;&quot;;[.C513];&quot;&quot;&quot; -GENRE &quot;&quot;&quot;;[.D513];&quot;&quot;&quot; -TITLE &quot;&quot;&quot;;[.E513];&quot;&quot;&quot; -TRACK &quot;&quot;&quot;;[.F513];&quot;&quot;&quot; -YEAR &quot;&quot;&quot;;[.H513];&quot;&quot;&quot; &quot;;[.K513];&quot;/&quot;;[.O513];&quot;.mp3&quot;)" office:value-type="string" office:string-value="-ALBUM &quot;&quot; -ARTIST &quot;&quot; -ID3V2TAG TCOM &quot;&quot; -GENRE &quot;&quot; -TITLE &quot;ZZZ&quot; -TRACK &quot;&quot; -YEAR &quot;&quot; 1/T512.mp3">
            <text:p>-ALBUM "" -ARTIST "" -ID3V2TAG TCOM "" -GENRE "" -TITLE "ZZZ" -TRACK "" -YEAR "" 1/T51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13]+1" office:value-type="float" office:value="513">
            <text:p>513</text:p>
          </table:table-cell>
          <table:table-cell table:style-name="ce3"/>
          <table:table-cell table:style-name="ce5" table:formula="of:=IF([.J514]=&quot;X&quot;;[.K513]+1;[.K513])" office:value-type="float" office:value="1">
            <text:p>1</text:p>
          </table:table-cell>
          <table:table-cell table:formula="of:=IF([.J514]=&quot;X&quot;;0;[.L513]+[.G513]+[.J514]/24/60/60)" office:value-type="time" office:time-value="PT00H09M20.304S">
            <text:p>00:09:20.30</text:p>
          </table:table-cell>
          <table:table-cell table:formula="of:=INT([.L514]*24*60)+MOD([.L514]*24*60*60;60)/100" office:value-type="float" office:value="9.20304">
            <text:p>9.203</text:p>
          </table:table-cell>
          <table:table-cell table:formula="of:=[.L514]*24*60*60+[.$N$1]*([.P514]-1)" office:value-type="float" office:value="304.304000000011">
            <text:p>304.304</text:p>
          </table:table-cell>
          <table:table-cell table:formula="of:=CONCATENATE(&quot;T&quot;;[.P514])" office:value-type="string" office:string-value="T513">
            <text:p>T513</text:p>
          </table:table-cell>
          <table:table-cell table:formula="of:=IF([.J514]=&quot;X&quot;;1;[.P513]+1)" office:value-type="float" office:value="513">
            <text:p>513</text:p>
          </table:table-cell>
          <table:table-cell table:style-name="ce7" table:formula="of:=CONCATENATE(&quot;mv &quot;;[.K514];&quot;^&quot;;[.O514];&quot;.wav &quot;&quot;rn^&quot;;[.$E514];&quot;~&quot;;[.$B514];&quot;~&quot;;[.$C514];&quot;~&quot;;[.$A514];&quot;~&quot;;[.$F514];&quot;~&quot;;[.$D514];&quot;.wav&quot;&quot;&quot;)" office:value-type="string" office:string-value="mv 1^T513.wav &quot;rn^ZZZ~~~~~.wav&quot;">
            <text:p>mv 1^T513.wav "rn^ZZZ~~~~~.wav"</text:p>
          </table:table-cell>
          <table:table-cell table:formula="of:=CONCATENATE(&quot;-ALBUM &quot;&quot;&quot;;[.A514];&quot;&quot;&quot; -ARTIST &quot;&quot;&quot;;[.B514];&quot;&quot;&quot; -ID3V2TAG TCOM &quot;&quot;&quot;;[.C514];&quot;&quot;&quot; -GENRE &quot;&quot;&quot;;[.D514];&quot;&quot;&quot; -TITLE &quot;&quot;&quot;;[.E514];&quot;&quot;&quot; -TRACK &quot;&quot;&quot;;[.F514];&quot;&quot;&quot; -YEAR &quot;&quot;&quot;;[.H514];&quot;&quot;&quot; &quot;;[.K514];&quot;/&quot;;[.O514];&quot;.mp3&quot;)" office:value-type="string" office:string-value="-ALBUM &quot;&quot; -ARTIST &quot;&quot; -ID3V2TAG TCOM &quot;&quot; -GENRE &quot;&quot; -TITLE &quot;ZZZ&quot; -TRACK &quot;&quot; -YEAR &quot;&quot; 1/T513.mp3">
            <text:p>-ALBUM "" -ARTIST "" -ID3V2TAG TCOM "" -GENRE "" -TITLE "ZZZ" -TRACK "" -YEAR "" 1/T51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14]+1" office:value-type="float" office:value="514">
            <text:p>514</text:p>
          </table:table-cell>
          <table:table-cell table:style-name="ce3"/>
          <table:table-cell table:style-name="ce5" table:formula="of:=IF([.J515]=&quot;X&quot;;[.K514]+1;[.K514])" office:value-type="float" office:value="1">
            <text:p>1</text:p>
          </table:table-cell>
          <table:table-cell table:formula="of:=IF([.J515]=&quot;X&quot;;0;[.L514]+[.G514]+[.J515]/24/60/60)" office:value-type="time" office:time-value="PT00H09M20.304S">
            <text:p>00:09:20.30</text:p>
          </table:table-cell>
          <table:table-cell table:formula="of:=INT([.L515]*24*60)+MOD([.L515]*24*60*60;60)/100" office:value-type="float" office:value="9.20304">
            <text:p>9.203</text:p>
          </table:table-cell>
          <table:table-cell table:formula="of:=[.L515]*24*60*60+[.$N$1]*([.P515]-1)" office:value-type="float" office:value="303.804000000011">
            <text:p>303.804</text:p>
          </table:table-cell>
          <table:table-cell table:formula="of:=CONCATENATE(&quot;T&quot;;[.P515])" office:value-type="string" office:string-value="T514">
            <text:p>T514</text:p>
          </table:table-cell>
          <table:table-cell table:formula="of:=IF([.J515]=&quot;X&quot;;1;[.P514]+1)" office:value-type="float" office:value="514">
            <text:p>514</text:p>
          </table:table-cell>
          <table:table-cell table:style-name="ce7" table:formula="of:=CONCATENATE(&quot;mv &quot;;[.K515];&quot;^&quot;;[.O515];&quot;.wav &quot;&quot;rn^&quot;;[.$E515];&quot;~&quot;;[.$B515];&quot;~&quot;;[.$C515];&quot;~&quot;;[.$A515];&quot;~&quot;;[.$F515];&quot;~&quot;;[.$D515];&quot;.wav&quot;&quot;&quot;)" office:value-type="string" office:string-value="mv 1^T514.wav &quot;rn^ZZZ~~~~~.wav&quot;">
            <text:p>mv 1^T514.wav "rn^ZZZ~~~~~.wav"</text:p>
          </table:table-cell>
          <table:table-cell table:formula="of:=CONCATENATE(&quot;-ALBUM &quot;&quot;&quot;;[.A515];&quot;&quot;&quot; -ARTIST &quot;&quot;&quot;;[.B515];&quot;&quot;&quot; -ID3V2TAG TCOM &quot;&quot;&quot;;[.C515];&quot;&quot;&quot; -GENRE &quot;&quot;&quot;;[.D515];&quot;&quot;&quot; -TITLE &quot;&quot;&quot;;[.E515];&quot;&quot;&quot; -TRACK &quot;&quot;&quot;;[.F515];&quot;&quot;&quot; -YEAR &quot;&quot;&quot;;[.H515];&quot;&quot;&quot; &quot;;[.K515];&quot;/&quot;;[.O515];&quot;.mp3&quot;)" office:value-type="string" office:string-value="-ALBUM &quot;&quot; -ARTIST &quot;&quot; -ID3V2TAG TCOM &quot;&quot; -GENRE &quot;&quot; -TITLE &quot;ZZZ&quot; -TRACK &quot;&quot; -YEAR &quot;&quot; 1/T514.mp3">
            <text:p>-ALBUM "" -ARTIST "" -ID3V2TAG TCOM "" -GENRE "" -TITLE "ZZZ" -TRACK "" -YEAR "" 1/T51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15]+1" office:value-type="float" office:value="515">
            <text:p>515</text:p>
          </table:table-cell>
          <table:table-cell table:style-name="ce3"/>
          <table:table-cell table:style-name="ce5" table:formula="of:=IF([.J516]=&quot;X&quot;;[.K515]+1;[.K515])" office:value-type="float" office:value="1">
            <text:p>1</text:p>
          </table:table-cell>
          <table:table-cell table:formula="of:=IF([.J516]=&quot;X&quot;;0;[.L515]+[.G515]+[.J516]/24/60/60)" office:value-type="time" office:time-value="PT00H09M20.304S">
            <text:p>00:09:20.30</text:p>
          </table:table-cell>
          <table:table-cell table:formula="of:=INT([.L516]*24*60)+MOD([.L516]*24*60*60;60)/100" office:value-type="float" office:value="9.20304">
            <text:p>9.203</text:p>
          </table:table-cell>
          <table:table-cell table:formula="of:=[.L516]*24*60*60+[.$N$1]*([.P516]-1)" office:value-type="float" office:value="303.304000000011">
            <text:p>303.304</text:p>
          </table:table-cell>
          <table:table-cell table:formula="of:=CONCATENATE(&quot;T&quot;;[.P516])" office:value-type="string" office:string-value="T515">
            <text:p>T515</text:p>
          </table:table-cell>
          <table:table-cell table:formula="of:=IF([.J516]=&quot;X&quot;;1;[.P515]+1)" office:value-type="float" office:value="515">
            <text:p>515</text:p>
          </table:table-cell>
          <table:table-cell table:style-name="ce7" table:formula="of:=CONCATENATE(&quot;mv &quot;;[.K516];&quot;^&quot;;[.O516];&quot;.wav &quot;&quot;rn^&quot;;[.$E516];&quot;~&quot;;[.$B516];&quot;~&quot;;[.$C516];&quot;~&quot;;[.$A516];&quot;~&quot;;[.$F516];&quot;~&quot;;[.$D516];&quot;.wav&quot;&quot;&quot;)" office:value-type="string" office:string-value="mv 1^T515.wav &quot;rn^ZZZ~~~~~.wav&quot;">
            <text:p>mv 1^T515.wav "rn^ZZZ~~~~~.wav"</text:p>
          </table:table-cell>
          <table:table-cell table:formula="of:=CONCATENATE(&quot;-ALBUM &quot;&quot;&quot;;[.A516];&quot;&quot;&quot; -ARTIST &quot;&quot;&quot;;[.B516];&quot;&quot;&quot; -ID3V2TAG TCOM &quot;&quot;&quot;;[.C516];&quot;&quot;&quot; -GENRE &quot;&quot;&quot;;[.D516];&quot;&quot;&quot; -TITLE &quot;&quot;&quot;;[.E516];&quot;&quot;&quot; -TRACK &quot;&quot;&quot;;[.F516];&quot;&quot;&quot; -YEAR &quot;&quot;&quot;;[.H516];&quot;&quot;&quot; &quot;;[.K516];&quot;/&quot;;[.O516];&quot;.mp3&quot;)" office:value-type="string" office:string-value="-ALBUM &quot;&quot; -ARTIST &quot;&quot; -ID3V2TAG TCOM &quot;&quot; -GENRE &quot;&quot; -TITLE &quot;ZZZ&quot; -TRACK &quot;&quot; -YEAR &quot;&quot; 1/T515.mp3">
            <text:p>-ALBUM "" -ARTIST "" -ID3V2TAG TCOM "" -GENRE "" -TITLE "ZZZ" -TRACK "" -YEAR "" 1/T51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16]+1" office:value-type="float" office:value="516">
            <text:p>516</text:p>
          </table:table-cell>
          <table:table-cell table:style-name="ce3"/>
          <table:table-cell table:style-name="ce5" table:formula="of:=IF([.J517]=&quot;X&quot;;[.K516]+1;[.K516])" office:value-type="float" office:value="1">
            <text:p>1</text:p>
          </table:table-cell>
          <table:table-cell table:formula="of:=IF([.J517]=&quot;X&quot;;0;[.L516]+[.G516]+[.J517]/24/60/60)" office:value-type="time" office:time-value="PT00H09M20.304S">
            <text:p>00:09:20.30</text:p>
          </table:table-cell>
          <table:table-cell table:formula="of:=INT([.L517]*24*60)+MOD([.L517]*24*60*60;60)/100" office:value-type="float" office:value="9.20304">
            <text:p>9.203</text:p>
          </table:table-cell>
          <table:table-cell table:formula="of:=[.L517]*24*60*60+[.$N$1]*([.P517]-1)" office:value-type="float" office:value="302.804000000011">
            <text:p>302.804</text:p>
          </table:table-cell>
          <table:table-cell table:formula="of:=CONCATENATE(&quot;T&quot;;[.P517])" office:value-type="string" office:string-value="T516">
            <text:p>T516</text:p>
          </table:table-cell>
          <table:table-cell table:formula="of:=IF([.J517]=&quot;X&quot;;1;[.P516]+1)" office:value-type="float" office:value="516">
            <text:p>516</text:p>
          </table:table-cell>
          <table:table-cell table:style-name="ce7" table:formula="of:=CONCATENATE(&quot;mv &quot;;[.K517];&quot;^&quot;;[.O517];&quot;.wav &quot;&quot;rn^&quot;;[.$E517];&quot;~&quot;;[.$B517];&quot;~&quot;;[.$C517];&quot;~&quot;;[.$A517];&quot;~&quot;;[.$F517];&quot;~&quot;;[.$D517];&quot;.wav&quot;&quot;&quot;)" office:value-type="string" office:string-value="mv 1^T516.wav &quot;rn^ZZZ~~~~~.wav&quot;">
            <text:p>mv 1^T516.wav "rn^ZZZ~~~~~.wav"</text:p>
          </table:table-cell>
          <table:table-cell table:formula="of:=CONCATENATE(&quot;-ALBUM &quot;&quot;&quot;;[.A517];&quot;&quot;&quot; -ARTIST &quot;&quot;&quot;;[.B517];&quot;&quot;&quot; -ID3V2TAG TCOM &quot;&quot;&quot;;[.C517];&quot;&quot;&quot; -GENRE &quot;&quot;&quot;;[.D517];&quot;&quot;&quot; -TITLE &quot;&quot;&quot;;[.E517];&quot;&quot;&quot; -TRACK &quot;&quot;&quot;;[.F517];&quot;&quot;&quot; -YEAR &quot;&quot;&quot;;[.H517];&quot;&quot;&quot; &quot;;[.K517];&quot;/&quot;;[.O517];&quot;.mp3&quot;)" office:value-type="string" office:string-value="-ALBUM &quot;&quot; -ARTIST &quot;&quot; -ID3V2TAG TCOM &quot;&quot; -GENRE &quot;&quot; -TITLE &quot;ZZZ&quot; -TRACK &quot;&quot; -YEAR &quot;&quot; 1/T516.mp3">
            <text:p>-ALBUM "" -ARTIST "" -ID3V2TAG TCOM "" -GENRE "" -TITLE "ZZZ" -TRACK "" -YEAR "" 1/T51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17]+1" office:value-type="float" office:value="517">
            <text:p>517</text:p>
          </table:table-cell>
          <table:table-cell table:style-name="ce3"/>
          <table:table-cell table:style-name="ce5" table:formula="of:=IF([.J518]=&quot;X&quot;;[.K517]+1;[.K517])" office:value-type="float" office:value="1">
            <text:p>1</text:p>
          </table:table-cell>
          <table:table-cell table:formula="of:=IF([.J518]=&quot;X&quot;;0;[.L517]+[.G517]+[.J518]/24/60/60)" office:value-type="time" office:time-value="PT00H09M20.304S">
            <text:p>00:09:20.30</text:p>
          </table:table-cell>
          <table:table-cell table:formula="of:=INT([.L518]*24*60)+MOD([.L518]*24*60*60;60)/100" office:value-type="float" office:value="9.20304">
            <text:p>9.203</text:p>
          </table:table-cell>
          <table:table-cell table:formula="of:=[.L518]*24*60*60+[.$N$1]*([.P518]-1)" office:value-type="float" office:value="302.304000000011">
            <text:p>302.304</text:p>
          </table:table-cell>
          <table:table-cell table:formula="of:=CONCATENATE(&quot;T&quot;;[.P518])" office:value-type="string" office:string-value="T517">
            <text:p>T517</text:p>
          </table:table-cell>
          <table:table-cell table:formula="of:=IF([.J518]=&quot;X&quot;;1;[.P517]+1)" office:value-type="float" office:value="517">
            <text:p>517</text:p>
          </table:table-cell>
          <table:table-cell table:style-name="ce7" table:formula="of:=CONCATENATE(&quot;mv &quot;;[.K518];&quot;^&quot;;[.O518];&quot;.wav &quot;&quot;rn^&quot;;[.$E518];&quot;~&quot;;[.$B518];&quot;~&quot;;[.$C518];&quot;~&quot;;[.$A518];&quot;~&quot;;[.$F518];&quot;~&quot;;[.$D518];&quot;.wav&quot;&quot;&quot;)" office:value-type="string" office:string-value="mv 1^T517.wav &quot;rn^ZZZ~~~~~.wav&quot;">
            <text:p>mv 1^T517.wav "rn^ZZZ~~~~~.wav"</text:p>
          </table:table-cell>
          <table:table-cell table:formula="of:=CONCATENATE(&quot;-ALBUM &quot;&quot;&quot;;[.A518];&quot;&quot;&quot; -ARTIST &quot;&quot;&quot;;[.B518];&quot;&quot;&quot; -ID3V2TAG TCOM &quot;&quot;&quot;;[.C518];&quot;&quot;&quot; -GENRE &quot;&quot;&quot;;[.D518];&quot;&quot;&quot; -TITLE &quot;&quot;&quot;;[.E518];&quot;&quot;&quot; -TRACK &quot;&quot;&quot;;[.F518];&quot;&quot;&quot; -YEAR &quot;&quot;&quot;;[.H518];&quot;&quot;&quot; &quot;;[.K518];&quot;/&quot;;[.O518];&quot;.mp3&quot;)" office:value-type="string" office:string-value="-ALBUM &quot;&quot; -ARTIST &quot;&quot; -ID3V2TAG TCOM &quot;&quot; -GENRE &quot;&quot; -TITLE &quot;ZZZ&quot; -TRACK &quot;&quot; -YEAR &quot;&quot; 1/T517.mp3">
            <text:p>-ALBUM "" -ARTIST "" -ID3V2TAG TCOM "" -GENRE "" -TITLE "ZZZ" -TRACK "" -YEAR "" 1/T51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18]+1" office:value-type="float" office:value="518">
            <text:p>518</text:p>
          </table:table-cell>
          <table:table-cell table:style-name="ce3"/>
          <table:table-cell table:style-name="ce5" table:formula="of:=IF([.J519]=&quot;X&quot;;[.K518]+1;[.K518])" office:value-type="float" office:value="1">
            <text:p>1</text:p>
          </table:table-cell>
          <table:table-cell table:formula="of:=IF([.J519]=&quot;X&quot;;0;[.L518]+[.G518]+[.J519]/24/60/60)" office:value-type="time" office:time-value="PT00H09M20.304S">
            <text:p>00:09:20.30</text:p>
          </table:table-cell>
          <table:table-cell table:formula="of:=INT([.L519]*24*60)+MOD([.L519]*24*60*60;60)/100" office:value-type="float" office:value="9.20304">
            <text:p>9.203</text:p>
          </table:table-cell>
          <table:table-cell table:formula="of:=[.L519]*24*60*60+[.$N$1]*([.P519]-1)" office:value-type="float" office:value="301.804000000011">
            <text:p>301.804</text:p>
          </table:table-cell>
          <table:table-cell table:formula="of:=CONCATENATE(&quot;T&quot;;[.P519])" office:value-type="string" office:string-value="T518">
            <text:p>T518</text:p>
          </table:table-cell>
          <table:table-cell table:formula="of:=IF([.J519]=&quot;X&quot;;1;[.P518]+1)" office:value-type="float" office:value="518">
            <text:p>518</text:p>
          </table:table-cell>
          <table:table-cell table:style-name="ce7" table:formula="of:=CONCATENATE(&quot;mv &quot;;[.K519];&quot;^&quot;;[.O519];&quot;.wav &quot;&quot;rn^&quot;;[.$E519];&quot;~&quot;;[.$B519];&quot;~&quot;;[.$C519];&quot;~&quot;;[.$A519];&quot;~&quot;;[.$F519];&quot;~&quot;;[.$D519];&quot;.wav&quot;&quot;&quot;)" office:value-type="string" office:string-value="mv 1^T518.wav &quot;rn^ZZZ~~~~~.wav&quot;">
            <text:p>mv 1^T518.wav "rn^ZZZ~~~~~.wav"</text:p>
          </table:table-cell>
          <table:table-cell table:formula="of:=CONCATENATE(&quot;-ALBUM &quot;&quot;&quot;;[.A519];&quot;&quot;&quot; -ARTIST &quot;&quot;&quot;;[.B519];&quot;&quot;&quot; -ID3V2TAG TCOM &quot;&quot;&quot;;[.C519];&quot;&quot;&quot; -GENRE &quot;&quot;&quot;;[.D519];&quot;&quot;&quot; -TITLE &quot;&quot;&quot;;[.E519];&quot;&quot;&quot; -TRACK &quot;&quot;&quot;;[.F519];&quot;&quot;&quot; -YEAR &quot;&quot;&quot;;[.H519];&quot;&quot;&quot; &quot;;[.K519];&quot;/&quot;;[.O519];&quot;.mp3&quot;)" office:value-type="string" office:string-value="-ALBUM &quot;&quot; -ARTIST &quot;&quot; -ID3V2TAG TCOM &quot;&quot; -GENRE &quot;&quot; -TITLE &quot;ZZZ&quot; -TRACK &quot;&quot; -YEAR &quot;&quot; 1/T518.mp3">
            <text:p>-ALBUM "" -ARTIST "" -ID3V2TAG TCOM "" -GENRE "" -TITLE "ZZZ" -TRACK "" -YEAR "" 1/T51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19]+1" office:value-type="float" office:value="519">
            <text:p>519</text:p>
          </table:table-cell>
          <table:table-cell table:style-name="ce3"/>
          <table:table-cell table:style-name="ce5" table:formula="of:=IF([.J520]=&quot;X&quot;;[.K519]+1;[.K519])" office:value-type="float" office:value="1">
            <text:p>1</text:p>
          </table:table-cell>
          <table:table-cell table:formula="of:=IF([.J520]=&quot;X&quot;;0;[.L519]+[.G519]+[.J520]/24/60/60)" office:value-type="time" office:time-value="PT00H09M20.304S">
            <text:p>00:09:20.30</text:p>
          </table:table-cell>
          <table:table-cell table:formula="of:=INT([.L520]*24*60)+MOD([.L520]*24*60*60;60)/100" office:value-type="float" office:value="9.20304">
            <text:p>9.203</text:p>
          </table:table-cell>
          <table:table-cell table:formula="of:=[.L520]*24*60*60+[.$N$1]*([.P520]-1)" office:value-type="float" office:value="301.304000000011">
            <text:p>301.304</text:p>
          </table:table-cell>
          <table:table-cell table:formula="of:=CONCATENATE(&quot;T&quot;;[.P520])" office:value-type="string" office:string-value="T519">
            <text:p>T519</text:p>
          </table:table-cell>
          <table:table-cell table:formula="of:=IF([.J520]=&quot;X&quot;;1;[.P519]+1)" office:value-type="float" office:value="519">
            <text:p>519</text:p>
          </table:table-cell>
          <table:table-cell table:style-name="ce7" table:formula="of:=CONCATENATE(&quot;mv &quot;;[.K520];&quot;^&quot;;[.O520];&quot;.wav &quot;&quot;rn^&quot;;[.$E520];&quot;~&quot;;[.$B520];&quot;~&quot;;[.$C520];&quot;~&quot;;[.$A520];&quot;~&quot;;[.$F520];&quot;~&quot;;[.$D520];&quot;.wav&quot;&quot;&quot;)" office:value-type="string" office:string-value="mv 1^T519.wav &quot;rn^ZZZ~~~~~.wav&quot;">
            <text:p>mv 1^T519.wav "rn^ZZZ~~~~~.wav"</text:p>
          </table:table-cell>
          <table:table-cell table:formula="of:=CONCATENATE(&quot;-ALBUM &quot;&quot;&quot;;[.A520];&quot;&quot;&quot; -ARTIST &quot;&quot;&quot;;[.B520];&quot;&quot;&quot; -ID3V2TAG TCOM &quot;&quot;&quot;;[.C520];&quot;&quot;&quot; -GENRE &quot;&quot;&quot;;[.D520];&quot;&quot;&quot; -TITLE &quot;&quot;&quot;;[.E520];&quot;&quot;&quot; -TRACK &quot;&quot;&quot;;[.F520];&quot;&quot;&quot; -YEAR &quot;&quot;&quot;;[.H520];&quot;&quot;&quot; &quot;;[.K520];&quot;/&quot;;[.O520];&quot;.mp3&quot;)" office:value-type="string" office:string-value="-ALBUM &quot;&quot; -ARTIST &quot;&quot; -ID3V2TAG TCOM &quot;&quot; -GENRE &quot;&quot; -TITLE &quot;ZZZ&quot; -TRACK &quot;&quot; -YEAR &quot;&quot; 1/T519.mp3">
            <text:p>-ALBUM "" -ARTIST "" -ID3V2TAG TCOM "" -GENRE "" -TITLE "ZZZ" -TRACK "" -YEAR "" 1/T51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20]+1" office:value-type="float" office:value="520">
            <text:p>520</text:p>
          </table:table-cell>
          <table:table-cell table:style-name="ce3"/>
          <table:table-cell table:style-name="ce5" table:formula="of:=IF([.J521]=&quot;X&quot;;[.K520]+1;[.K520])" office:value-type="float" office:value="1">
            <text:p>1</text:p>
          </table:table-cell>
          <table:table-cell table:formula="of:=IF([.J521]=&quot;X&quot;;0;[.L520]+[.G520]+[.J521]/24/60/60)" office:value-type="time" office:time-value="PT00H09M20.304S">
            <text:p>00:09:20.30</text:p>
          </table:table-cell>
          <table:table-cell table:formula="of:=INT([.L521]*24*60)+MOD([.L521]*24*60*60;60)/100" office:value-type="float" office:value="9.20304">
            <text:p>9.203</text:p>
          </table:table-cell>
          <table:table-cell table:formula="of:=[.L521]*24*60*60+[.$N$1]*([.P521]-1)" office:value-type="float" office:value="300.804000000011">
            <text:p>300.804</text:p>
          </table:table-cell>
          <table:table-cell table:formula="of:=CONCATENATE(&quot;T&quot;;[.P521])" office:value-type="string" office:string-value="T520">
            <text:p>T520</text:p>
          </table:table-cell>
          <table:table-cell table:formula="of:=IF([.J521]=&quot;X&quot;;1;[.P520]+1)" office:value-type="float" office:value="520">
            <text:p>520</text:p>
          </table:table-cell>
          <table:table-cell table:style-name="ce7" table:formula="of:=CONCATENATE(&quot;mv &quot;;[.K521];&quot;^&quot;;[.O521];&quot;.wav &quot;&quot;rn^&quot;;[.$E521];&quot;~&quot;;[.$B521];&quot;~&quot;;[.$C521];&quot;~&quot;;[.$A521];&quot;~&quot;;[.$F521];&quot;~&quot;;[.$D521];&quot;.wav&quot;&quot;&quot;)" office:value-type="string" office:string-value="mv 1^T520.wav &quot;rn^ZZZ~~~~~.wav&quot;">
            <text:p>mv 1^T520.wav "rn^ZZZ~~~~~.wav"</text:p>
          </table:table-cell>
          <table:table-cell table:formula="of:=CONCATENATE(&quot;-ALBUM &quot;&quot;&quot;;[.A521];&quot;&quot;&quot; -ARTIST &quot;&quot;&quot;;[.B521];&quot;&quot;&quot; -ID3V2TAG TCOM &quot;&quot;&quot;;[.C521];&quot;&quot;&quot; -GENRE &quot;&quot;&quot;;[.D521];&quot;&quot;&quot; -TITLE &quot;&quot;&quot;;[.E521];&quot;&quot;&quot; -TRACK &quot;&quot;&quot;;[.F521];&quot;&quot;&quot; -YEAR &quot;&quot;&quot;;[.H521];&quot;&quot;&quot; &quot;;[.K521];&quot;/&quot;;[.O521];&quot;.mp3&quot;)" office:value-type="string" office:string-value="-ALBUM &quot;&quot; -ARTIST &quot;&quot; -ID3V2TAG TCOM &quot;&quot; -GENRE &quot;&quot; -TITLE &quot;ZZZ&quot; -TRACK &quot;&quot; -YEAR &quot;&quot; 1/T520.mp3">
            <text:p>-ALBUM "" -ARTIST "" -ID3V2TAG TCOM "" -GENRE "" -TITLE "ZZZ" -TRACK "" -YEAR "" 1/T52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21]+1" office:value-type="float" office:value="521">
            <text:p>521</text:p>
          </table:table-cell>
          <table:table-cell table:style-name="ce3"/>
          <table:table-cell table:style-name="ce5" table:formula="of:=IF([.J522]=&quot;X&quot;;[.K521]+1;[.K521])" office:value-type="float" office:value="1">
            <text:p>1</text:p>
          </table:table-cell>
          <table:table-cell table:formula="of:=IF([.J522]=&quot;X&quot;;0;[.L521]+[.G521]+[.J522]/24/60/60)" office:value-type="time" office:time-value="PT00H09M20.304S">
            <text:p>00:09:20.30</text:p>
          </table:table-cell>
          <table:table-cell table:formula="of:=INT([.L522]*24*60)+MOD([.L522]*24*60*60;60)/100" office:value-type="float" office:value="9.20304">
            <text:p>9.203</text:p>
          </table:table-cell>
          <table:table-cell table:formula="of:=[.L522]*24*60*60+[.$N$1]*([.P522]-1)" office:value-type="float" office:value="300.304000000011">
            <text:p>300.304</text:p>
          </table:table-cell>
          <table:table-cell table:formula="of:=CONCATENATE(&quot;T&quot;;[.P522])" office:value-type="string" office:string-value="T521">
            <text:p>T521</text:p>
          </table:table-cell>
          <table:table-cell table:formula="of:=IF([.J522]=&quot;X&quot;;1;[.P521]+1)" office:value-type="float" office:value="521">
            <text:p>521</text:p>
          </table:table-cell>
          <table:table-cell table:style-name="ce7" table:formula="of:=CONCATENATE(&quot;mv &quot;;[.K522];&quot;^&quot;;[.O522];&quot;.wav &quot;&quot;rn^&quot;;[.$E522];&quot;~&quot;;[.$B522];&quot;~&quot;;[.$C522];&quot;~&quot;;[.$A522];&quot;~&quot;;[.$F522];&quot;~&quot;;[.$D522];&quot;.wav&quot;&quot;&quot;)" office:value-type="string" office:string-value="mv 1^T521.wav &quot;rn^ZZZ~~~~~.wav&quot;">
            <text:p>mv 1^T521.wav "rn^ZZZ~~~~~.wav"</text:p>
          </table:table-cell>
          <table:table-cell table:formula="of:=CONCATENATE(&quot;-ALBUM &quot;&quot;&quot;;[.A522];&quot;&quot;&quot; -ARTIST &quot;&quot;&quot;;[.B522];&quot;&quot;&quot; -ID3V2TAG TCOM &quot;&quot;&quot;;[.C522];&quot;&quot;&quot; -GENRE &quot;&quot;&quot;;[.D522];&quot;&quot;&quot; -TITLE &quot;&quot;&quot;;[.E522];&quot;&quot;&quot; -TRACK &quot;&quot;&quot;;[.F522];&quot;&quot;&quot; -YEAR &quot;&quot;&quot;;[.H522];&quot;&quot;&quot; &quot;;[.K522];&quot;/&quot;;[.O522];&quot;.mp3&quot;)" office:value-type="string" office:string-value="-ALBUM &quot;&quot; -ARTIST &quot;&quot; -ID3V2TAG TCOM &quot;&quot; -GENRE &quot;&quot; -TITLE &quot;ZZZ&quot; -TRACK &quot;&quot; -YEAR &quot;&quot; 1/T521.mp3">
            <text:p>-ALBUM "" -ARTIST "" -ID3V2TAG TCOM "" -GENRE "" -TITLE "ZZZ" -TRACK "" -YEAR "" 1/T52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22]+1" office:value-type="float" office:value="522">
            <text:p>522</text:p>
          </table:table-cell>
          <table:table-cell table:style-name="ce3"/>
          <table:table-cell table:style-name="ce5" table:formula="of:=IF([.J523]=&quot;X&quot;;[.K522]+1;[.K522])" office:value-type="float" office:value="1">
            <text:p>1</text:p>
          </table:table-cell>
          <table:table-cell table:formula="of:=IF([.J523]=&quot;X&quot;;0;[.L522]+[.G522]+[.J523]/24/60/60)" office:value-type="time" office:time-value="PT00H09M20.304S">
            <text:p>00:09:20.30</text:p>
          </table:table-cell>
          <table:table-cell table:formula="of:=INT([.L523]*24*60)+MOD([.L523]*24*60*60;60)/100" office:value-type="float" office:value="9.20304">
            <text:p>9.203</text:p>
          </table:table-cell>
          <table:table-cell table:formula="of:=[.L523]*24*60*60+[.$N$1]*([.P523]-1)" office:value-type="float" office:value="299.804000000011">
            <text:p>299.804</text:p>
          </table:table-cell>
          <table:table-cell table:formula="of:=CONCATENATE(&quot;T&quot;;[.P523])" office:value-type="string" office:string-value="T522">
            <text:p>T522</text:p>
          </table:table-cell>
          <table:table-cell table:formula="of:=IF([.J523]=&quot;X&quot;;1;[.P522]+1)" office:value-type="float" office:value="522">
            <text:p>522</text:p>
          </table:table-cell>
          <table:table-cell table:style-name="ce7" table:formula="of:=CONCATENATE(&quot;mv &quot;;[.K523];&quot;^&quot;;[.O523];&quot;.wav &quot;&quot;rn^&quot;;[.$E523];&quot;~&quot;;[.$B523];&quot;~&quot;;[.$C523];&quot;~&quot;;[.$A523];&quot;~&quot;;[.$F523];&quot;~&quot;;[.$D523];&quot;.wav&quot;&quot;&quot;)" office:value-type="string" office:string-value="mv 1^T522.wav &quot;rn^ZZZ~~~~~.wav&quot;">
            <text:p>mv 1^T522.wav "rn^ZZZ~~~~~.wav"</text:p>
          </table:table-cell>
          <table:table-cell table:formula="of:=CONCATENATE(&quot;-ALBUM &quot;&quot;&quot;;[.A523];&quot;&quot;&quot; -ARTIST &quot;&quot;&quot;;[.B523];&quot;&quot;&quot; -ID3V2TAG TCOM &quot;&quot;&quot;;[.C523];&quot;&quot;&quot; -GENRE &quot;&quot;&quot;;[.D523];&quot;&quot;&quot; -TITLE &quot;&quot;&quot;;[.E523];&quot;&quot;&quot; -TRACK &quot;&quot;&quot;;[.F523];&quot;&quot;&quot; -YEAR &quot;&quot;&quot;;[.H523];&quot;&quot;&quot; &quot;;[.K523];&quot;/&quot;;[.O523];&quot;.mp3&quot;)" office:value-type="string" office:string-value="-ALBUM &quot;&quot; -ARTIST &quot;&quot; -ID3V2TAG TCOM &quot;&quot; -GENRE &quot;&quot; -TITLE &quot;ZZZ&quot; -TRACK &quot;&quot; -YEAR &quot;&quot; 1/T522.mp3">
            <text:p>-ALBUM "" -ARTIST "" -ID3V2TAG TCOM "" -GENRE "" -TITLE "ZZZ" -TRACK "" -YEAR "" 1/T52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23]+1" office:value-type="float" office:value="523">
            <text:p>523</text:p>
          </table:table-cell>
          <table:table-cell table:style-name="ce3"/>
          <table:table-cell table:style-name="ce5" table:formula="of:=IF([.J524]=&quot;X&quot;;[.K523]+1;[.K523])" office:value-type="float" office:value="1">
            <text:p>1</text:p>
          </table:table-cell>
          <table:table-cell table:formula="of:=IF([.J524]=&quot;X&quot;;0;[.L523]+[.G523]+[.J524]/24/60/60)" office:value-type="time" office:time-value="PT00H09M20.304S">
            <text:p>00:09:20.30</text:p>
          </table:table-cell>
          <table:table-cell table:formula="of:=INT([.L524]*24*60)+MOD([.L524]*24*60*60;60)/100" office:value-type="float" office:value="9.20304">
            <text:p>9.203</text:p>
          </table:table-cell>
          <table:table-cell table:formula="of:=[.L524]*24*60*60+[.$N$1]*([.P524]-1)" office:value-type="float" office:value="299.304000000011">
            <text:p>299.304</text:p>
          </table:table-cell>
          <table:table-cell table:formula="of:=CONCATENATE(&quot;T&quot;;[.P524])" office:value-type="string" office:string-value="T523">
            <text:p>T523</text:p>
          </table:table-cell>
          <table:table-cell table:formula="of:=IF([.J524]=&quot;X&quot;;1;[.P523]+1)" office:value-type="float" office:value="523">
            <text:p>523</text:p>
          </table:table-cell>
          <table:table-cell table:style-name="ce7" table:formula="of:=CONCATENATE(&quot;mv &quot;;[.K524];&quot;^&quot;;[.O524];&quot;.wav &quot;&quot;rn^&quot;;[.$E524];&quot;~&quot;;[.$B524];&quot;~&quot;;[.$C524];&quot;~&quot;;[.$A524];&quot;~&quot;;[.$F524];&quot;~&quot;;[.$D524];&quot;.wav&quot;&quot;&quot;)" office:value-type="string" office:string-value="mv 1^T523.wav &quot;rn^ZZZ~~~~~.wav&quot;">
            <text:p>mv 1^T523.wav "rn^ZZZ~~~~~.wav"</text:p>
          </table:table-cell>
          <table:table-cell table:formula="of:=CONCATENATE(&quot;-ALBUM &quot;&quot;&quot;;[.A524];&quot;&quot;&quot; -ARTIST &quot;&quot;&quot;;[.B524];&quot;&quot;&quot; -ID3V2TAG TCOM &quot;&quot;&quot;;[.C524];&quot;&quot;&quot; -GENRE &quot;&quot;&quot;;[.D524];&quot;&quot;&quot; -TITLE &quot;&quot;&quot;;[.E524];&quot;&quot;&quot; -TRACK &quot;&quot;&quot;;[.F524];&quot;&quot;&quot; -YEAR &quot;&quot;&quot;;[.H524];&quot;&quot;&quot; &quot;;[.K524];&quot;/&quot;;[.O524];&quot;.mp3&quot;)" office:value-type="string" office:string-value="-ALBUM &quot;&quot; -ARTIST &quot;&quot; -ID3V2TAG TCOM &quot;&quot; -GENRE &quot;&quot; -TITLE &quot;ZZZ&quot; -TRACK &quot;&quot; -YEAR &quot;&quot; 1/T523.mp3">
            <text:p>-ALBUM "" -ARTIST "" -ID3V2TAG TCOM "" -GENRE "" -TITLE "ZZZ" -TRACK "" -YEAR "" 1/T52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24]+1" office:value-type="float" office:value="524">
            <text:p>524</text:p>
          </table:table-cell>
          <table:table-cell table:style-name="ce3"/>
          <table:table-cell table:style-name="ce5" table:formula="of:=IF([.J525]=&quot;X&quot;;[.K524]+1;[.K524])" office:value-type="float" office:value="1">
            <text:p>1</text:p>
          </table:table-cell>
          <table:table-cell table:formula="of:=IF([.J525]=&quot;X&quot;;0;[.L524]+[.G524]+[.J525]/24/60/60)" office:value-type="time" office:time-value="PT00H09M20.304S">
            <text:p>00:09:20.30</text:p>
          </table:table-cell>
          <table:table-cell table:formula="of:=INT([.L525]*24*60)+MOD([.L525]*24*60*60;60)/100" office:value-type="float" office:value="9.20304">
            <text:p>9.203</text:p>
          </table:table-cell>
          <table:table-cell table:formula="of:=[.L525]*24*60*60+[.$N$1]*([.P525]-1)" office:value-type="float" office:value="298.804000000011">
            <text:p>298.804</text:p>
          </table:table-cell>
          <table:table-cell table:formula="of:=CONCATENATE(&quot;T&quot;;[.P525])" office:value-type="string" office:string-value="T524">
            <text:p>T524</text:p>
          </table:table-cell>
          <table:table-cell table:formula="of:=IF([.J525]=&quot;X&quot;;1;[.P524]+1)" office:value-type="float" office:value="524">
            <text:p>524</text:p>
          </table:table-cell>
          <table:table-cell table:style-name="ce7" table:formula="of:=CONCATENATE(&quot;mv &quot;;[.K525];&quot;^&quot;;[.O525];&quot;.wav &quot;&quot;rn^&quot;;[.$E525];&quot;~&quot;;[.$B525];&quot;~&quot;;[.$C525];&quot;~&quot;;[.$A525];&quot;~&quot;;[.$F525];&quot;~&quot;;[.$D525];&quot;.wav&quot;&quot;&quot;)" office:value-type="string" office:string-value="mv 1^T524.wav &quot;rn^ZZZ~~~~~.wav&quot;">
            <text:p>mv 1^T524.wav "rn^ZZZ~~~~~.wav"</text:p>
          </table:table-cell>
          <table:table-cell table:formula="of:=CONCATENATE(&quot;-ALBUM &quot;&quot;&quot;;[.A525];&quot;&quot;&quot; -ARTIST &quot;&quot;&quot;;[.B525];&quot;&quot;&quot; -ID3V2TAG TCOM &quot;&quot;&quot;;[.C525];&quot;&quot;&quot; -GENRE &quot;&quot;&quot;;[.D525];&quot;&quot;&quot; -TITLE &quot;&quot;&quot;;[.E525];&quot;&quot;&quot; -TRACK &quot;&quot;&quot;;[.F525];&quot;&quot;&quot; -YEAR &quot;&quot;&quot;;[.H525];&quot;&quot;&quot; &quot;;[.K525];&quot;/&quot;;[.O525];&quot;.mp3&quot;)" office:value-type="string" office:string-value="-ALBUM &quot;&quot; -ARTIST &quot;&quot; -ID3V2TAG TCOM &quot;&quot; -GENRE &quot;&quot; -TITLE &quot;ZZZ&quot; -TRACK &quot;&quot; -YEAR &quot;&quot; 1/T524.mp3">
            <text:p>-ALBUM "" -ARTIST "" -ID3V2TAG TCOM "" -GENRE "" -TITLE "ZZZ" -TRACK "" -YEAR "" 1/T52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25]+1" office:value-type="float" office:value="525">
            <text:p>525</text:p>
          </table:table-cell>
          <table:table-cell table:style-name="ce3"/>
          <table:table-cell table:style-name="ce5" table:formula="of:=IF([.J526]=&quot;X&quot;;[.K525]+1;[.K525])" office:value-type="float" office:value="1">
            <text:p>1</text:p>
          </table:table-cell>
          <table:table-cell table:formula="of:=IF([.J526]=&quot;X&quot;;0;[.L525]+[.G525]+[.J526]/24/60/60)" office:value-type="time" office:time-value="PT00H09M20.304S">
            <text:p>00:09:20.30</text:p>
          </table:table-cell>
          <table:table-cell table:formula="of:=INT([.L526]*24*60)+MOD([.L526]*24*60*60;60)/100" office:value-type="float" office:value="9.20304">
            <text:p>9.203</text:p>
          </table:table-cell>
          <table:table-cell table:formula="of:=[.L526]*24*60*60+[.$N$1]*([.P526]-1)" office:value-type="float" office:value="298.304000000011">
            <text:p>298.304</text:p>
          </table:table-cell>
          <table:table-cell table:formula="of:=CONCATENATE(&quot;T&quot;;[.P526])" office:value-type="string" office:string-value="T525">
            <text:p>T525</text:p>
          </table:table-cell>
          <table:table-cell table:formula="of:=IF([.J526]=&quot;X&quot;;1;[.P525]+1)" office:value-type="float" office:value="525">
            <text:p>525</text:p>
          </table:table-cell>
          <table:table-cell table:style-name="ce7" table:formula="of:=CONCATENATE(&quot;mv &quot;;[.K526];&quot;^&quot;;[.O526];&quot;.wav &quot;&quot;rn^&quot;;[.$E526];&quot;~&quot;;[.$B526];&quot;~&quot;;[.$C526];&quot;~&quot;;[.$A526];&quot;~&quot;;[.$F526];&quot;~&quot;;[.$D526];&quot;.wav&quot;&quot;&quot;)" office:value-type="string" office:string-value="mv 1^T525.wav &quot;rn^ZZZ~~~~~.wav&quot;">
            <text:p>mv 1^T525.wav "rn^ZZZ~~~~~.wav"</text:p>
          </table:table-cell>
          <table:table-cell table:formula="of:=CONCATENATE(&quot;-ALBUM &quot;&quot;&quot;;[.A526];&quot;&quot;&quot; -ARTIST &quot;&quot;&quot;;[.B526];&quot;&quot;&quot; -ID3V2TAG TCOM &quot;&quot;&quot;;[.C526];&quot;&quot;&quot; -GENRE &quot;&quot;&quot;;[.D526];&quot;&quot;&quot; -TITLE &quot;&quot;&quot;;[.E526];&quot;&quot;&quot; -TRACK &quot;&quot;&quot;;[.F526];&quot;&quot;&quot; -YEAR &quot;&quot;&quot;;[.H526];&quot;&quot;&quot; &quot;;[.K526];&quot;/&quot;;[.O526];&quot;.mp3&quot;)" office:value-type="string" office:string-value="-ALBUM &quot;&quot; -ARTIST &quot;&quot; -ID3V2TAG TCOM &quot;&quot; -GENRE &quot;&quot; -TITLE &quot;ZZZ&quot; -TRACK &quot;&quot; -YEAR &quot;&quot; 1/T525.mp3">
            <text:p>-ALBUM "" -ARTIST "" -ID3V2TAG TCOM "" -GENRE "" -TITLE "ZZZ" -TRACK "" -YEAR "" 1/T52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26]+1" office:value-type="float" office:value="526">
            <text:p>526</text:p>
          </table:table-cell>
          <table:table-cell table:style-name="ce3"/>
          <table:table-cell table:style-name="ce5" table:formula="of:=IF([.J527]=&quot;X&quot;;[.K526]+1;[.K526])" office:value-type="float" office:value="1">
            <text:p>1</text:p>
          </table:table-cell>
          <table:table-cell table:formula="of:=IF([.J527]=&quot;X&quot;;0;[.L526]+[.G526]+[.J527]/24/60/60)" office:value-type="time" office:time-value="PT00H09M20.304S">
            <text:p>00:09:20.30</text:p>
          </table:table-cell>
          <table:table-cell table:formula="of:=INT([.L527]*24*60)+MOD([.L527]*24*60*60;60)/100" office:value-type="float" office:value="9.20304">
            <text:p>9.203</text:p>
          </table:table-cell>
          <table:table-cell table:formula="of:=[.L527]*24*60*60+[.$N$1]*([.P527]-1)" office:value-type="float" office:value="297.804000000011">
            <text:p>297.804</text:p>
          </table:table-cell>
          <table:table-cell table:formula="of:=CONCATENATE(&quot;T&quot;;[.P527])" office:value-type="string" office:string-value="T526">
            <text:p>T526</text:p>
          </table:table-cell>
          <table:table-cell table:formula="of:=IF([.J527]=&quot;X&quot;;1;[.P526]+1)" office:value-type="float" office:value="526">
            <text:p>526</text:p>
          </table:table-cell>
          <table:table-cell table:style-name="ce7" table:formula="of:=CONCATENATE(&quot;mv &quot;;[.K527];&quot;^&quot;;[.O527];&quot;.wav &quot;&quot;rn^&quot;;[.$E527];&quot;~&quot;;[.$B527];&quot;~&quot;;[.$C527];&quot;~&quot;;[.$A527];&quot;~&quot;;[.$F527];&quot;~&quot;;[.$D527];&quot;.wav&quot;&quot;&quot;)" office:value-type="string" office:string-value="mv 1^T526.wav &quot;rn^ZZZ~~~~~.wav&quot;">
            <text:p>mv 1^T526.wav "rn^ZZZ~~~~~.wav"</text:p>
          </table:table-cell>
          <table:table-cell table:formula="of:=CONCATENATE(&quot;-ALBUM &quot;&quot;&quot;;[.A527];&quot;&quot;&quot; -ARTIST &quot;&quot;&quot;;[.B527];&quot;&quot;&quot; -ID3V2TAG TCOM &quot;&quot;&quot;;[.C527];&quot;&quot;&quot; -GENRE &quot;&quot;&quot;;[.D527];&quot;&quot;&quot; -TITLE &quot;&quot;&quot;;[.E527];&quot;&quot;&quot; -TRACK &quot;&quot;&quot;;[.F527];&quot;&quot;&quot; -YEAR &quot;&quot;&quot;;[.H527];&quot;&quot;&quot; &quot;;[.K527];&quot;/&quot;;[.O527];&quot;.mp3&quot;)" office:value-type="string" office:string-value="-ALBUM &quot;&quot; -ARTIST &quot;&quot; -ID3V2TAG TCOM &quot;&quot; -GENRE &quot;&quot; -TITLE &quot;ZZZ&quot; -TRACK &quot;&quot; -YEAR &quot;&quot; 1/T526.mp3">
            <text:p>-ALBUM "" -ARTIST "" -ID3V2TAG TCOM "" -GENRE "" -TITLE "ZZZ" -TRACK "" -YEAR "" 1/T52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27]+1" office:value-type="float" office:value="527">
            <text:p>527</text:p>
          </table:table-cell>
          <table:table-cell table:style-name="ce3"/>
          <table:table-cell table:style-name="ce5" table:formula="of:=IF([.J528]=&quot;X&quot;;[.K527]+1;[.K527])" office:value-type="float" office:value="1">
            <text:p>1</text:p>
          </table:table-cell>
          <table:table-cell table:formula="of:=IF([.J528]=&quot;X&quot;;0;[.L527]+[.G527]+[.J528]/24/60/60)" office:value-type="time" office:time-value="PT00H09M20.304S">
            <text:p>00:09:20.30</text:p>
          </table:table-cell>
          <table:table-cell table:formula="of:=INT([.L528]*24*60)+MOD([.L528]*24*60*60;60)/100" office:value-type="float" office:value="9.20304">
            <text:p>9.203</text:p>
          </table:table-cell>
          <table:table-cell table:formula="of:=[.L528]*24*60*60+[.$N$1]*([.P528]-1)" office:value-type="float" office:value="297.304000000011">
            <text:p>297.304</text:p>
          </table:table-cell>
          <table:table-cell table:formula="of:=CONCATENATE(&quot;T&quot;;[.P528])" office:value-type="string" office:string-value="T527">
            <text:p>T527</text:p>
          </table:table-cell>
          <table:table-cell table:formula="of:=IF([.J528]=&quot;X&quot;;1;[.P527]+1)" office:value-type="float" office:value="527">
            <text:p>527</text:p>
          </table:table-cell>
          <table:table-cell table:style-name="ce7" table:formula="of:=CONCATENATE(&quot;mv &quot;;[.K528];&quot;^&quot;;[.O528];&quot;.wav &quot;&quot;rn^&quot;;[.$E528];&quot;~&quot;;[.$B528];&quot;~&quot;;[.$C528];&quot;~&quot;;[.$A528];&quot;~&quot;;[.$F528];&quot;~&quot;;[.$D528];&quot;.wav&quot;&quot;&quot;)" office:value-type="string" office:string-value="mv 1^T527.wav &quot;rn^ZZZ~~~~~.wav&quot;">
            <text:p>mv 1^T527.wav "rn^ZZZ~~~~~.wav"</text:p>
          </table:table-cell>
          <table:table-cell table:formula="of:=CONCATENATE(&quot;-ALBUM &quot;&quot;&quot;;[.A528];&quot;&quot;&quot; -ARTIST &quot;&quot;&quot;;[.B528];&quot;&quot;&quot; -ID3V2TAG TCOM &quot;&quot;&quot;;[.C528];&quot;&quot;&quot; -GENRE &quot;&quot;&quot;;[.D528];&quot;&quot;&quot; -TITLE &quot;&quot;&quot;;[.E528];&quot;&quot;&quot; -TRACK &quot;&quot;&quot;;[.F528];&quot;&quot;&quot; -YEAR &quot;&quot;&quot;;[.H528];&quot;&quot;&quot; &quot;;[.K528];&quot;/&quot;;[.O528];&quot;.mp3&quot;)" office:value-type="string" office:string-value="-ALBUM &quot;&quot; -ARTIST &quot;&quot; -ID3V2TAG TCOM &quot;&quot; -GENRE &quot;&quot; -TITLE &quot;ZZZ&quot; -TRACK &quot;&quot; -YEAR &quot;&quot; 1/T527.mp3">
            <text:p>-ALBUM "" -ARTIST "" -ID3V2TAG TCOM "" -GENRE "" -TITLE "ZZZ" -TRACK "" -YEAR "" 1/T52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28]+1" office:value-type="float" office:value="528">
            <text:p>528</text:p>
          </table:table-cell>
          <table:table-cell table:style-name="ce3"/>
          <table:table-cell table:style-name="ce5" table:formula="of:=IF([.J529]=&quot;X&quot;;[.K528]+1;[.K528])" office:value-type="float" office:value="1">
            <text:p>1</text:p>
          </table:table-cell>
          <table:table-cell table:formula="of:=IF([.J529]=&quot;X&quot;;0;[.L528]+[.G528]+[.J529]/24/60/60)" office:value-type="time" office:time-value="PT00H09M20.304S">
            <text:p>00:09:20.30</text:p>
          </table:table-cell>
          <table:table-cell table:formula="of:=INT([.L529]*24*60)+MOD([.L529]*24*60*60;60)/100" office:value-type="float" office:value="9.20304">
            <text:p>9.203</text:p>
          </table:table-cell>
          <table:table-cell table:formula="of:=[.L529]*24*60*60+[.$N$1]*([.P529]-1)" office:value-type="float" office:value="296.804000000011">
            <text:p>296.804</text:p>
          </table:table-cell>
          <table:table-cell table:formula="of:=CONCATENATE(&quot;T&quot;;[.P529])" office:value-type="string" office:string-value="T528">
            <text:p>T528</text:p>
          </table:table-cell>
          <table:table-cell table:formula="of:=IF([.J529]=&quot;X&quot;;1;[.P528]+1)" office:value-type="float" office:value="528">
            <text:p>528</text:p>
          </table:table-cell>
          <table:table-cell table:style-name="ce7" table:formula="of:=CONCATENATE(&quot;mv &quot;;[.K529];&quot;^&quot;;[.O529];&quot;.wav &quot;&quot;rn^&quot;;[.$E529];&quot;~&quot;;[.$B529];&quot;~&quot;;[.$C529];&quot;~&quot;;[.$A529];&quot;~&quot;;[.$F529];&quot;~&quot;;[.$D529];&quot;.wav&quot;&quot;&quot;)" office:value-type="string" office:string-value="mv 1^T528.wav &quot;rn^ZZZ~~~~~.wav&quot;">
            <text:p>mv 1^T528.wav "rn^ZZZ~~~~~.wav"</text:p>
          </table:table-cell>
          <table:table-cell table:formula="of:=CONCATENATE(&quot;-ALBUM &quot;&quot;&quot;;[.A529];&quot;&quot;&quot; -ARTIST &quot;&quot;&quot;;[.B529];&quot;&quot;&quot; -ID3V2TAG TCOM &quot;&quot;&quot;;[.C529];&quot;&quot;&quot; -GENRE &quot;&quot;&quot;;[.D529];&quot;&quot;&quot; -TITLE &quot;&quot;&quot;;[.E529];&quot;&quot;&quot; -TRACK &quot;&quot;&quot;;[.F529];&quot;&quot;&quot; -YEAR &quot;&quot;&quot;;[.H529];&quot;&quot;&quot; &quot;;[.K529];&quot;/&quot;;[.O529];&quot;.mp3&quot;)" office:value-type="string" office:string-value="-ALBUM &quot;&quot; -ARTIST &quot;&quot; -ID3V2TAG TCOM &quot;&quot; -GENRE &quot;&quot; -TITLE &quot;ZZZ&quot; -TRACK &quot;&quot; -YEAR &quot;&quot; 1/T528.mp3">
            <text:p>-ALBUM "" -ARTIST "" -ID3V2TAG TCOM "" -GENRE "" -TITLE "ZZZ" -TRACK "" -YEAR "" 1/T52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29]+1" office:value-type="float" office:value="529">
            <text:p>529</text:p>
          </table:table-cell>
          <table:table-cell table:style-name="ce3"/>
          <table:table-cell table:style-name="ce5" table:formula="of:=IF([.J530]=&quot;X&quot;;[.K529]+1;[.K529])" office:value-type="float" office:value="1">
            <text:p>1</text:p>
          </table:table-cell>
          <table:table-cell table:formula="of:=IF([.J530]=&quot;X&quot;;0;[.L529]+[.G529]+[.J530]/24/60/60)" office:value-type="time" office:time-value="PT00H09M20.304S">
            <text:p>00:09:20.30</text:p>
          </table:table-cell>
          <table:table-cell table:formula="of:=INT([.L530]*24*60)+MOD([.L530]*24*60*60;60)/100" office:value-type="float" office:value="9.20304">
            <text:p>9.203</text:p>
          </table:table-cell>
          <table:table-cell table:formula="of:=[.L530]*24*60*60+[.$N$1]*([.P530]-1)" office:value-type="float" office:value="296.304000000011">
            <text:p>296.304</text:p>
          </table:table-cell>
          <table:table-cell table:formula="of:=CONCATENATE(&quot;T&quot;;[.P530])" office:value-type="string" office:string-value="T529">
            <text:p>T529</text:p>
          </table:table-cell>
          <table:table-cell table:formula="of:=IF([.J530]=&quot;X&quot;;1;[.P529]+1)" office:value-type="float" office:value="529">
            <text:p>529</text:p>
          </table:table-cell>
          <table:table-cell table:style-name="ce7" table:formula="of:=CONCATENATE(&quot;mv &quot;;[.K530];&quot;^&quot;;[.O530];&quot;.wav &quot;&quot;rn^&quot;;[.$E530];&quot;~&quot;;[.$B530];&quot;~&quot;;[.$C530];&quot;~&quot;;[.$A530];&quot;~&quot;;[.$F530];&quot;~&quot;;[.$D530];&quot;.wav&quot;&quot;&quot;)" office:value-type="string" office:string-value="mv 1^T529.wav &quot;rn^ZZZ~~~~~.wav&quot;">
            <text:p>mv 1^T529.wav "rn^ZZZ~~~~~.wav"</text:p>
          </table:table-cell>
          <table:table-cell table:formula="of:=CONCATENATE(&quot;-ALBUM &quot;&quot;&quot;;[.A530];&quot;&quot;&quot; -ARTIST &quot;&quot;&quot;;[.B530];&quot;&quot;&quot; -ID3V2TAG TCOM &quot;&quot;&quot;;[.C530];&quot;&quot;&quot; -GENRE &quot;&quot;&quot;;[.D530];&quot;&quot;&quot; -TITLE &quot;&quot;&quot;;[.E530];&quot;&quot;&quot; -TRACK &quot;&quot;&quot;;[.F530];&quot;&quot;&quot; -YEAR &quot;&quot;&quot;;[.H530];&quot;&quot;&quot; &quot;;[.K530];&quot;/&quot;;[.O530];&quot;.mp3&quot;)" office:value-type="string" office:string-value="-ALBUM &quot;&quot; -ARTIST &quot;&quot; -ID3V2TAG TCOM &quot;&quot; -GENRE &quot;&quot; -TITLE &quot;ZZZ&quot; -TRACK &quot;&quot; -YEAR &quot;&quot; 1/T529.mp3">
            <text:p>-ALBUM "" -ARTIST "" -ID3V2TAG TCOM "" -GENRE "" -TITLE "ZZZ" -TRACK "" -YEAR "" 1/T52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30]+1" office:value-type="float" office:value="530">
            <text:p>530</text:p>
          </table:table-cell>
          <table:table-cell table:style-name="ce3"/>
          <table:table-cell table:style-name="ce5" table:formula="of:=IF([.J531]=&quot;X&quot;;[.K530]+1;[.K530])" office:value-type="float" office:value="1">
            <text:p>1</text:p>
          </table:table-cell>
          <table:table-cell table:formula="of:=IF([.J531]=&quot;X&quot;;0;[.L530]+[.G530]+[.J531]/24/60/60)" office:value-type="time" office:time-value="PT00H09M20.304S">
            <text:p>00:09:20.30</text:p>
          </table:table-cell>
          <table:table-cell table:formula="of:=INT([.L531]*24*60)+MOD([.L531]*24*60*60;60)/100" office:value-type="float" office:value="9.20304">
            <text:p>9.203</text:p>
          </table:table-cell>
          <table:table-cell table:formula="of:=[.L531]*24*60*60+[.$N$1]*([.P531]-1)" office:value-type="float" office:value="295.804000000011">
            <text:p>295.804</text:p>
          </table:table-cell>
          <table:table-cell table:formula="of:=CONCATENATE(&quot;T&quot;;[.P531])" office:value-type="string" office:string-value="T530">
            <text:p>T530</text:p>
          </table:table-cell>
          <table:table-cell table:formula="of:=IF([.J531]=&quot;X&quot;;1;[.P530]+1)" office:value-type="float" office:value="530">
            <text:p>530</text:p>
          </table:table-cell>
          <table:table-cell table:style-name="ce7" table:formula="of:=CONCATENATE(&quot;mv &quot;;[.K531];&quot;^&quot;;[.O531];&quot;.wav &quot;&quot;rn^&quot;;[.$E531];&quot;~&quot;;[.$B531];&quot;~&quot;;[.$C531];&quot;~&quot;;[.$A531];&quot;~&quot;;[.$F531];&quot;~&quot;;[.$D531];&quot;.wav&quot;&quot;&quot;)" office:value-type="string" office:string-value="mv 1^T530.wav &quot;rn^ZZZ~~~~~.wav&quot;">
            <text:p>mv 1^T530.wav "rn^ZZZ~~~~~.wav"</text:p>
          </table:table-cell>
          <table:table-cell table:formula="of:=CONCATENATE(&quot;-ALBUM &quot;&quot;&quot;;[.A531];&quot;&quot;&quot; -ARTIST &quot;&quot;&quot;;[.B531];&quot;&quot;&quot; -ID3V2TAG TCOM &quot;&quot;&quot;;[.C531];&quot;&quot;&quot; -GENRE &quot;&quot;&quot;;[.D531];&quot;&quot;&quot; -TITLE &quot;&quot;&quot;;[.E531];&quot;&quot;&quot; -TRACK &quot;&quot;&quot;;[.F531];&quot;&quot;&quot; -YEAR &quot;&quot;&quot;;[.H531];&quot;&quot;&quot; &quot;;[.K531];&quot;/&quot;;[.O531];&quot;.mp3&quot;)" office:value-type="string" office:string-value="-ALBUM &quot;&quot; -ARTIST &quot;&quot; -ID3V2TAG TCOM &quot;&quot; -GENRE &quot;&quot; -TITLE &quot;ZZZ&quot; -TRACK &quot;&quot; -YEAR &quot;&quot; 1/T530.mp3">
            <text:p>-ALBUM "" -ARTIST "" -ID3V2TAG TCOM "" -GENRE "" -TITLE "ZZZ" -TRACK "" -YEAR "" 1/T53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31]+1" office:value-type="float" office:value="531">
            <text:p>531</text:p>
          </table:table-cell>
          <table:table-cell table:style-name="ce3"/>
          <table:table-cell table:style-name="ce5" table:formula="of:=IF([.J532]=&quot;X&quot;;[.K531]+1;[.K531])" office:value-type="float" office:value="1">
            <text:p>1</text:p>
          </table:table-cell>
          <table:table-cell table:formula="of:=IF([.J532]=&quot;X&quot;;0;[.L531]+[.G531]+[.J532]/24/60/60)" office:value-type="time" office:time-value="PT00H09M20.304S">
            <text:p>00:09:20.30</text:p>
          </table:table-cell>
          <table:table-cell table:formula="of:=INT([.L532]*24*60)+MOD([.L532]*24*60*60;60)/100" office:value-type="float" office:value="9.20304">
            <text:p>9.203</text:p>
          </table:table-cell>
          <table:table-cell table:formula="of:=[.L532]*24*60*60+[.$N$1]*([.P532]-1)" office:value-type="float" office:value="295.304000000012">
            <text:p>295.304</text:p>
          </table:table-cell>
          <table:table-cell table:formula="of:=CONCATENATE(&quot;T&quot;;[.P532])" office:value-type="string" office:string-value="T531">
            <text:p>T531</text:p>
          </table:table-cell>
          <table:table-cell table:formula="of:=IF([.J532]=&quot;X&quot;;1;[.P531]+1)" office:value-type="float" office:value="531">
            <text:p>531</text:p>
          </table:table-cell>
          <table:table-cell table:style-name="ce7" table:formula="of:=CONCATENATE(&quot;mv &quot;;[.K532];&quot;^&quot;;[.O532];&quot;.wav &quot;&quot;rn^&quot;;[.$E532];&quot;~&quot;;[.$B532];&quot;~&quot;;[.$C532];&quot;~&quot;;[.$A532];&quot;~&quot;;[.$F532];&quot;~&quot;;[.$D532];&quot;.wav&quot;&quot;&quot;)" office:value-type="string" office:string-value="mv 1^T531.wav &quot;rn^ZZZ~~~~~.wav&quot;">
            <text:p>mv 1^T531.wav "rn^ZZZ~~~~~.wav"</text:p>
          </table:table-cell>
          <table:table-cell table:formula="of:=CONCATENATE(&quot;-ALBUM &quot;&quot;&quot;;[.A532];&quot;&quot;&quot; -ARTIST &quot;&quot;&quot;;[.B532];&quot;&quot;&quot; -ID3V2TAG TCOM &quot;&quot;&quot;;[.C532];&quot;&quot;&quot; -GENRE &quot;&quot;&quot;;[.D532];&quot;&quot;&quot; -TITLE &quot;&quot;&quot;;[.E532];&quot;&quot;&quot; -TRACK &quot;&quot;&quot;;[.F532];&quot;&quot;&quot; -YEAR &quot;&quot;&quot;;[.H532];&quot;&quot;&quot; &quot;;[.K532];&quot;/&quot;;[.O532];&quot;.mp3&quot;)" office:value-type="string" office:string-value="-ALBUM &quot;&quot; -ARTIST &quot;&quot; -ID3V2TAG TCOM &quot;&quot; -GENRE &quot;&quot; -TITLE &quot;ZZZ&quot; -TRACK &quot;&quot; -YEAR &quot;&quot; 1/T531.mp3">
            <text:p>-ALBUM "" -ARTIST "" -ID3V2TAG TCOM "" -GENRE "" -TITLE "ZZZ" -TRACK "" -YEAR "" 1/T53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32]+1" office:value-type="float" office:value="532">
            <text:p>532</text:p>
          </table:table-cell>
          <table:table-cell table:style-name="ce3"/>
          <table:table-cell table:style-name="ce5" table:formula="of:=IF([.J533]=&quot;X&quot;;[.K532]+1;[.K532])" office:value-type="float" office:value="1">
            <text:p>1</text:p>
          </table:table-cell>
          <table:table-cell table:formula="of:=IF([.J533]=&quot;X&quot;;0;[.L532]+[.G532]+[.J533]/24/60/60)" office:value-type="time" office:time-value="PT00H09M20.304S">
            <text:p>00:09:20.30</text:p>
          </table:table-cell>
          <table:table-cell table:formula="of:=INT([.L533]*24*60)+MOD([.L533]*24*60*60;60)/100" office:value-type="float" office:value="9.20304">
            <text:p>9.203</text:p>
          </table:table-cell>
          <table:table-cell table:formula="of:=[.L533]*24*60*60+[.$N$1]*([.P533]-1)" office:value-type="float" office:value="294.804000000012">
            <text:p>294.804</text:p>
          </table:table-cell>
          <table:table-cell table:formula="of:=CONCATENATE(&quot;T&quot;;[.P533])" office:value-type="string" office:string-value="T532">
            <text:p>T532</text:p>
          </table:table-cell>
          <table:table-cell table:formula="of:=IF([.J533]=&quot;X&quot;;1;[.P532]+1)" office:value-type="float" office:value="532">
            <text:p>532</text:p>
          </table:table-cell>
          <table:table-cell table:style-name="ce7" table:formula="of:=CONCATENATE(&quot;mv &quot;;[.K533];&quot;^&quot;;[.O533];&quot;.wav &quot;&quot;rn^&quot;;[.$E533];&quot;~&quot;;[.$B533];&quot;~&quot;;[.$C533];&quot;~&quot;;[.$A533];&quot;~&quot;;[.$F533];&quot;~&quot;;[.$D533];&quot;.wav&quot;&quot;&quot;)" office:value-type="string" office:string-value="mv 1^T532.wav &quot;rn^ZZZ~~~~~.wav&quot;">
            <text:p>mv 1^T532.wav "rn^ZZZ~~~~~.wav"</text:p>
          </table:table-cell>
          <table:table-cell table:formula="of:=CONCATENATE(&quot;-ALBUM &quot;&quot;&quot;;[.A533];&quot;&quot;&quot; -ARTIST &quot;&quot;&quot;;[.B533];&quot;&quot;&quot; -ID3V2TAG TCOM &quot;&quot;&quot;;[.C533];&quot;&quot;&quot; -GENRE &quot;&quot;&quot;;[.D533];&quot;&quot;&quot; -TITLE &quot;&quot;&quot;;[.E533];&quot;&quot;&quot; -TRACK &quot;&quot;&quot;;[.F533];&quot;&quot;&quot; -YEAR &quot;&quot;&quot;;[.H533];&quot;&quot;&quot; &quot;;[.K533];&quot;/&quot;;[.O533];&quot;.mp3&quot;)" office:value-type="string" office:string-value="-ALBUM &quot;&quot; -ARTIST &quot;&quot; -ID3V2TAG TCOM &quot;&quot; -GENRE &quot;&quot; -TITLE &quot;ZZZ&quot; -TRACK &quot;&quot; -YEAR &quot;&quot; 1/T532.mp3">
            <text:p>-ALBUM "" -ARTIST "" -ID3V2TAG TCOM "" -GENRE "" -TITLE "ZZZ" -TRACK "" -YEAR "" 1/T53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33]+1" office:value-type="float" office:value="533">
            <text:p>533</text:p>
          </table:table-cell>
          <table:table-cell table:style-name="ce3"/>
          <table:table-cell table:style-name="ce5" table:formula="of:=IF([.J534]=&quot;X&quot;;[.K533]+1;[.K533])" office:value-type="float" office:value="1">
            <text:p>1</text:p>
          </table:table-cell>
          <table:table-cell table:formula="of:=IF([.J534]=&quot;X&quot;;0;[.L533]+[.G533]+[.J534]/24/60/60)" office:value-type="time" office:time-value="PT00H09M20.304S">
            <text:p>00:09:20.30</text:p>
          </table:table-cell>
          <table:table-cell table:formula="of:=INT([.L534]*24*60)+MOD([.L534]*24*60*60;60)/100" office:value-type="float" office:value="9.20304">
            <text:p>9.203</text:p>
          </table:table-cell>
          <table:table-cell table:formula="of:=[.L534]*24*60*60+[.$N$1]*([.P534]-1)" office:value-type="float" office:value="294.304000000012">
            <text:p>294.304</text:p>
          </table:table-cell>
          <table:table-cell table:formula="of:=CONCATENATE(&quot;T&quot;;[.P534])" office:value-type="string" office:string-value="T533">
            <text:p>T533</text:p>
          </table:table-cell>
          <table:table-cell table:formula="of:=IF([.J534]=&quot;X&quot;;1;[.P533]+1)" office:value-type="float" office:value="533">
            <text:p>533</text:p>
          </table:table-cell>
          <table:table-cell table:style-name="ce7" table:formula="of:=CONCATENATE(&quot;mv &quot;;[.K534];&quot;^&quot;;[.O534];&quot;.wav &quot;&quot;rn^&quot;;[.$E534];&quot;~&quot;;[.$B534];&quot;~&quot;;[.$C534];&quot;~&quot;;[.$A534];&quot;~&quot;;[.$F534];&quot;~&quot;;[.$D534];&quot;.wav&quot;&quot;&quot;)" office:value-type="string" office:string-value="mv 1^T533.wav &quot;rn^ZZZ~~~~~.wav&quot;">
            <text:p>mv 1^T533.wav "rn^ZZZ~~~~~.wav"</text:p>
          </table:table-cell>
          <table:table-cell table:formula="of:=CONCATENATE(&quot;-ALBUM &quot;&quot;&quot;;[.A534];&quot;&quot;&quot; -ARTIST &quot;&quot;&quot;;[.B534];&quot;&quot;&quot; -ID3V2TAG TCOM &quot;&quot;&quot;;[.C534];&quot;&quot;&quot; -GENRE &quot;&quot;&quot;;[.D534];&quot;&quot;&quot; -TITLE &quot;&quot;&quot;;[.E534];&quot;&quot;&quot; -TRACK &quot;&quot;&quot;;[.F534];&quot;&quot;&quot; -YEAR &quot;&quot;&quot;;[.H534];&quot;&quot;&quot; &quot;;[.K534];&quot;/&quot;;[.O534];&quot;.mp3&quot;)" office:value-type="string" office:string-value="-ALBUM &quot;&quot; -ARTIST &quot;&quot; -ID3V2TAG TCOM &quot;&quot; -GENRE &quot;&quot; -TITLE &quot;ZZZ&quot; -TRACK &quot;&quot; -YEAR &quot;&quot; 1/T533.mp3">
            <text:p>-ALBUM "" -ARTIST "" -ID3V2TAG TCOM "" -GENRE "" -TITLE "ZZZ" -TRACK "" -YEAR "" 1/T53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34]+1" office:value-type="float" office:value="534">
            <text:p>534</text:p>
          </table:table-cell>
          <table:table-cell table:style-name="ce3"/>
          <table:table-cell table:style-name="ce5" table:formula="of:=IF([.J535]=&quot;X&quot;;[.K534]+1;[.K534])" office:value-type="float" office:value="1">
            <text:p>1</text:p>
          </table:table-cell>
          <table:table-cell table:formula="of:=IF([.J535]=&quot;X&quot;;0;[.L534]+[.G534]+[.J535]/24/60/60)" office:value-type="time" office:time-value="PT00H09M20.304S">
            <text:p>00:09:20.30</text:p>
          </table:table-cell>
          <table:table-cell table:formula="of:=INT([.L535]*24*60)+MOD([.L535]*24*60*60;60)/100" office:value-type="float" office:value="9.20304">
            <text:p>9.203</text:p>
          </table:table-cell>
          <table:table-cell table:formula="of:=[.L535]*24*60*60+[.$N$1]*([.P535]-1)" office:value-type="float" office:value="293.804000000012">
            <text:p>293.804</text:p>
          </table:table-cell>
          <table:table-cell table:formula="of:=CONCATENATE(&quot;T&quot;;[.P535])" office:value-type="string" office:string-value="T534">
            <text:p>T534</text:p>
          </table:table-cell>
          <table:table-cell table:formula="of:=IF([.J535]=&quot;X&quot;;1;[.P534]+1)" office:value-type="float" office:value="534">
            <text:p>534</text:p>
          </table:table-cell>
          <table:table-cell table:style-name="ce7" table:formula="of:=CONCATENATE(&quot;mv &quot;;[.K535];&quot;^&quot;;[.O535];&quot;.wav &quot;&quot;rn^&quot;;[.$E535];&quot;~&quot;;[.$B535];&quot;~&quot;;[.$C535];&quot;~&quot;;[.$A535];&quot;~&quot;;[.$F535];&quot;~&quot;;[.$D535];&quot;.wav&quot;&quot;&quot;)" office:value-type="string" office:string-value="mv 1^T534.wav &quot;rn^ZZZ~~~~~.wav&quot;">
            <text:p>mv 1^T534.wav "rn^ZZZ~~~~~.wav"</text:p>
          </table:table-cell>
          <table:table-cell table:formula="of:=CONCATENATE(&quot;-ALBUM &quot;&quot;&quot;;[.A535];&quot;&quot;&quot; -ARTIST &quot;&quot;&quot;;[.B535];&quot;&quot;&quot; -ID3V2TAG TCOM &quot;&quot;&quot;;[.C535];&quot;&quot;&quot; -GENRE &quot;&quot;&quot;;[.D535];&quot;&quot;&quot; -TITLE &quot;&quot;&quot;;[.E535];&quot;&quot;&quot; -TRACK &quot;&quot;&quot;;[.F535];&quot;&quot;&quot; -YEAR &quot;&quot;&quot;;[.H535];&quot;&quot;&quot; &quot;;[.K535];&quot;/&quot;;[.O535];&quot;.mp3&quot;)" office:value-type="string" office:string-value="-ALBUM &quot;&quot; -ARTIST &quot;&quot; -ID3V2TAG TCOM &quot;&quot; -GENRE &quot;&quot; -TITLE &quot;ZZZ&quot; -TRACK &quot;&quot; -YEAR &quot;&quot; 1/T534.mp3">
            <text:p>-ALBUM "" -ARTIST "" -ID3V2TAG TCOM "" -GENRE "" -TITLE "ZZZ" -TRACK "" -YEAR "" 1/T53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35]+1" office:value-type="float" office:value="535">
            <text:p>535</text:p>
          </table:table-cell>
          <table:table-cell table:style-name="ce3"/>
          <table:table-cell table:style-name="ce5" table:formula="of:=IF([.J536]=&quot;X&quot;;[.K535]+1;[.K535])" office:value-type="float" office:value="1">
            <text:p>1</text:p>
          </table:table-cell>
          <table:table-cell table:formula="of:=IF([.J536]=&quot;X&quot;;0;[.L535]+[.G535]+[.J536]/24/60/60)" office:value-type="time" office:time-value="PT00H09M20.304S">
            <text:p>00:09:20.30</text:p>
          </table:table-cell>
          <table:table-cell table:formula="of:=INT([.L536]*24*60)+MOD([.L536]*24*60*60;60)/100" office:value-type="float" office:value="9.20304">
            <text:p>9.203</text:p>
          </table:table-cell>
          <table:table-cell table:formula="of:=[.L536]*24*60*60+[.$N$1]*([.P536]-1)" office:value-type="float" office:value="293.304000000012">
            <text:p>293.304</text:p>
          </table:table-cell>
          <table:table-cell table:formula="of:=CONCATENATE(&quot;T&quot;;[.P536])" office:value-type="string" office:string-value="T535">
            <text:p>T535</text:p>
          </table:table-cell>
          <table:table-cell table:formula="of:=IF([.J536]=&quot;X&quot;;1;[.P535]+1)" office:value-type="float" office:value="535">
            <text:p>535</text:p>
          </table:table-cell>
          <table:table-cell table:style-name="ce7" table:formula="of:=CONCATENATE(&quot;mv &quot;;[.K536];&quot;^&quot;;[.O536];&quot;.wav &quot;&quot;rn^&quot;;[.$E536];&quot;~&quot;;[.$B536];&quot;~&quot;;[.$C536];&quot;~&quot;;[.$A536];&quot;~&quot;;[.$F536];&quot;~&quot;;[.$D536];&quot;.wav&quot;&quot;&quot;)" office:value-type="string" office:string-value="mv 1^T535.wav &quot;rn^ZZZ~~~~~.wav&quot;">
            <text:p>mv 1^T535.wav "rn^ZZZ~~~~~.wav"</text:p>
          </table:table-cell>
          <table:table-cell table:formula="of:=CONCATENATE(&quot;-ALBUM &quot;&quot;&quot;;[.A536];&quot;&quot;&quot; -ARTIST &quot;&quot;&quot;;[.B536];&quot;&quot;&quot; -ID3V2TAG TCOM &quot;&quot;&quot;;[.C536];&quot;&quot;&quot; -GENRE &quot;&quot;&quot;;[.D536];&quot;&quot;&quot; -TITLE &quot;&quot;&quot;;[.E536];&quot;&quot;&quot; -TRACK &quot;&quot;&quot;;[.F536];&quot;&quot;&quot; -YEAR &quot;&quot;&quot;;[.H536];&quot;&quot;&quot; &quot;;[.K536];&quot;/&quot;;[.O536];&quot;.mp3&quot;)" office:value-type="string" office:string-value="-ALBUM &quot;&quot; -ARTIST &quot;&quot; -ID3V2TAG TCOM &quot;&quot; -GENRE &quot;&quot; -TITLE &quot;ZZZ&quot; -TRACK &quot;&quot; -YEAR &quot;&quot; 1/T535.mp3">
            <text:p>-ALBUM "" -ARTIST "" -ID3V2TAG TCOM "" -GENRE "" -TITLE "ZZZ" -TRACK "" -YEAR "" 1/T53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36]+1" office:value-type="float" office:value="536">
            <text:p>536</text:p>
          </table:table-cell>
          <table:table-cell table:style-name="ce3"/>
          <table:table-cell table:style-name="ce5" table:formula="of:=IF([.J537]=&quot;X&quot;;[.K536]+1;[.K536])" office:value-type="float" office:value="1">
            <text:p>1</text:p>
          </table:table-cell>
          <table:table-cell table:formula="of:=IF([.J537]=&quot;X&quot;;0;[.L536]+[.G536]+[.J537]/24/60/60)" office:value-type="time" office:time-value="PT00H09M20.304S">
            <text:p>00:09:20.30</text:p>
          </table:table-cell>
          <table:table-cell table:formula="of:=INT([.L537]*24*60)+MOD([.L537]*24*60*60;60)/100" office:value-type="float" office:value="9.20304">
            <text:p>9.203</text:p>
          </table:table-cell>
          <table:table-cell table:formula="of:=[.L537]*24*60*60+[.$N$1]*([.P537]-1)" office:value-type="float" office:value="292.804000000012">
            <text:p>292.804</text:p>
          </table:table-cell>
          <table:table-cell table:formula="of:=CONCATENATE(&quot;T&quot;;[.P537])" office:value-type="string" office:string-value="T536">
            <text:p>T536</text:p>
          </table:table-cell>
          <table:table-cell table:formula="of:=IF([.J537]=&quot;X&quot;;1;[.P536]+1)" office:value-type="float" office:value="536">
            <text:p>536</text:p>
          </table:table-cell>
          <table:table-cell table:style-name="ce7" table:formula="of:=CONCATENATE(&quot;mv &quot;;[.K537];&quot;^&quot;;[.O537];&quot;.wav &quot;&quot;rn^&quot;;[.$E537];&quot;~&quot;;[.$B537];&quot;~&quot;;[.$C537];&quot;~&quot;;[.$A537];&quot;~&quot;;[.$F537];&quot;~&quot;;[.$D537];&quot;.wav&quot;&quot;&quot;)" office:value-type="string" office:string-value="mv 1^T536.wav &quot;rn^ZZZ~~~~~.wav&quot;">
            <text:p>mv 1^T536.wav "rn^ZZZ~~~~~.wav"</text:p>
          </table:table-cell>
          <table:table-cell table:formula="of:=CONCATENATE(&quot;-ALBUM &quot;&quot;&quot;;[.A537];&quot;&quot;&quot; -ARTIST &quot;&quot;&quot;;[.B537];&quot;&quot;&quot; -ID3V2TAG TCOM &quot;&quot;&quot;;[.C537];&quot;&quot;&quot; -GENRE &quot;&quot;&quot;;[.D537];&quot;&quot;&quot; -TITLE &quot;&quot;&quot;;[.E537];&quot;&quot;&quot; -TRACK &quot;&quot;&quot;;[.F537];&quot;&quot;&quot; -YEAR &quot;&quot;&quot;;[.H537];&quot;&quot;&quot; &quot;;[.K537];&quot;/&quot;;[.O537];&quot;.mp3&quot;)" office:value-type="string" office:string-value="-ALBUM &quot;&quot; -ARTIST &quot;&quot; -ID3V2TAG TCOM &quot;&quot; -GENRE &quot;&quot; -TITLE &quot;ZZZ&quot; -TRACK &quot;&quot; -YEAR &quot;&quot; 1/T536.mp3">
            <text:p>-ALBUM "" -ARTIST "" -ID3V2TAG TCOM "" -GENRE "" -TITLE "ZZZ" -TRACK "" -YEAR "" 1/T53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37]+1" office:value-type="float" office:value="537">
            <text:p>537</text:p>
          </table:table-cell>
          <table:table-cell table:style-name="ce3"/>
          <table:table-cell table:style-name="ce5" table:formula="of:=IF([.J538]=&quot;X&quot;;[.K537]+1;[.K537])" office:value-type="float" office:value="1">
            <text:p>1</text:p>
          </table:table-cell>
          <table:table-cell table:formula="of:=IF([.J538]=&quot;X&quot;;0;[.L537]+[.G537]+[.J538]/24/60/60)" office:value-type="time" office:time-value="PT00H09M20.304S">
            <text:p>00:09:20.30</text:p>
          </table:table-cell>
          <table:table-cell table:formula="of:=INT([.L538]*24*60)+MOD([.L538]*24*60*60;60)/100" office:value-type="float" office:value="9.20304">
            <text:p>9.203</text:p>
          </table:table-cell>
          <table:table-cell table:formula="of:=[.L538]*24*60*60+[.$N$1]*([.P538]-1)" office:value-type="float" office:value="292.304000000012">
            <text:p>292.304</text:p>
          </table:table-cell>
          <table:table-cell table:formula="of:=CONCATENATE(&quot;T&quot;;[.P538])" office:value-type="string" office:string-value="T537">
            <text:p>T537</text:p>
          </table:table-cell>
          <table:table-cell table:formula="of:=IF([.J538]=&quot;X&quot;;1;[.P537]+1)" office:value-type="float" office:value="537">
            <text:p>537</text:p>
          </table:table-cell>
          <table:table-cell table:style-name="ce7" table:formula="of:=CONCATENATE(&quot;mv &quot;;[.K538];&quot;^&quot;;[.O538];&quot;.wav &quot;&quot;rn^&quot;;[.$E538];&quot;~&quot;;[.$B538];&quot;~&quot;;[.$C538];&quot;~&quot;;[.$A538];&quot;~&quot;;[.$F538];&quot;~&quot;;[.$D538];&quot;.wav&quot;&quot;&quot;)" office:value-type="string" office:string-value="mv 1^T537.wav &quot;rn^ZZZ~~~~~.wav&quot;">
            <text:p>mv 1^T537.wav "rn^ZZZ~~~~~.wav"</text:p>
          </table:table-cell>
          <table:table-cell table:formula="of:=CONCATENATE(&quot;-ALBUM &quot;&quot;&quot;;[.A538];&quot;&quot;&quot; -ARTIST &quot;&quot;&quot;;[.B538];&quot;&quot;&quot; -ID3V2TAG TCOM &quot;&quot;&quot;;[.C538];&quot;&quot;&quot; -GENRE &quot;&quot;&quot;;[.D538];&quot;&quot;&quot; -TITLE &quot;&quot;&quot;;[.E538];&quot;&quot;&quot; -TRACK &quot;&quot;&quot;;[.F538];&quot;&quot;&quot; -YEAR &quot;&quot;&quot;;[.H538];&quot;&quot;&quot; &quot;;[.K538];&quot;/&quot;;[.O538];&quot;.mp3&quot;)" office:value-type="string" office:string-value="-ALBUM &quot;&quot; -ARTIST &quot;&quot; -ID3V2TAG TCOM &quot;&quot; -GENRE &quot;&quot; -TITLE &quot;ZZZ&quot; -TRACK &quot;&quot; -YEAR &quot;&quot; 1/T537.mp3">
            <text:p>-ALBUM "" -ARTIST "" -ID3V2TAG TCOM "" -GENRE "" -TITLE "ZZZ" -TRACK "" -YEAR "" 1/T53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38]+1" office:value-type="float" office:value="538">
            <text:p>538</text:p>
          </table:table-cell>
          <table:table-cell table:style-name="ce3"/>
          <table:table-cell table:style-name="ce5" table:formula="of:=IF([.J539]=&quot;X&quot;;[.K538]+1;[.K538])" office:value-type="float" office:value="1">
            <text:p>1</text:p>
          </table:table-cell>
          <table:table-cell table:formula="of:=IF([.J539]=&quot;X&quot;;0;[.L538]+[.G538]+[.J539]/24/60/60)" office:value-type="time" office:time-value="PT00H09M20.304S">
            <text:p>00:09:20.30</text:p>
          </table:table-cell>
          <table:table-cell table:formula="of:=INT([.L539]*24*60)+MOD([.L539]*24*60*60;60)/100" office:value-type="float" office:value="9.20304">
            <text:p>9.203</text:p>
          </table:table-cell>
          <table:table-cell table:formula="of:=[.L539]*24*60*60+[.$N$1]*([.P539]-1)" office:value-type="float" office:value="291.804000000012">
            <text:p>291.804</text:p>
          </table:table-cell>
          <table:table-cell table:formula="of:=CONCATENATE(&quot;T&quot;;[.P539])" office:value-type="string" office:string-value="T538">
            <text:p>T538</text:p>
          </table:table-cell>
          <table:table-cell table:formula="of:=IF([.J539]=&quot;X&quot;;1;[.P538]+1)" office:value-type="float" office:value="538">
            <text:p>538</text:p>
          </table:table-cell>
          <table:table-cell table:style-name="ce7" table:formula="of:=CONCATENATE(&quot;mv &quot;;[.K539];&quot;^&quot;;[.O539];&quot;.wav &quot;&quot;rn^&quot;;[.$E539];&quot;~&quot;;[.$B539];&quot;~&quot;;[.$C539];&quot;~&quot;;[.$A539];&quot;~&quot;;[.$F539];&quot;~&quot;;[.$D539];&quot;.wav&quot;&quot;&quot;)" office:value-type="string" office:string-value="mv 1^T538.wav &quot;rn^ZZZ~~~~~.wav&quot;">
            <text:p>mv 1^T538.wav "rn^ZZZ~~~~~.wav"</text:p>
          </table:table-cell>
          <table:table-cell table:formula="of:=CONCATENATE(&quot;-ALBUM &quot;&quot;&quot;;[.A539];&quot;&quot;&quot; -ARTIST &quot;&quot;&quot;;[.B539];&quot;&quot;&quot; -ID3V2TAG TCOM &quot;&quot;&quot;;[.C539];&quot;&quot;&quot; -GENRE &quot;&quot;&quot;;[.D539];&quot;&quot;&quot; -TITLE &quot;&quot;&quot;;[.E539];&quot;&quot;&quot; -TRACK &quot;&quot;&quot;;[.F539];&quot;&quot;&quot; -YEAR &quot;&quot;&quot;;[.H539];&quot;&quot;&quot; &quot;;[.K539];&quot;/&quot;;[.O539];&quot;.mp3&quot;)" office:value-type="string" office:string-value="-ALBUM &quot;&quot; -ARTIST &quot;&quot; -ID3V2TAG TCOM &quot;&quot; -GENRE &quot;&quot; -TITLE &quot;ZZZ&quot; -TRACK &quot;&quot; -YEAR &quot;&quot; 1/T538.mp3">
            <text:p>-ALBUM "" -ARTIST "" -ID3V2TAG TCOM "" -GENRE "" -TITLE "ZZZ" -TRACK "" -YEAR "" 1/T53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39]+1" office:value-type="float" office:value="539">
            <text:p>539</text:p>
          </table:table-cell>
          <table:table-cell table:style-name="ce3"/>
          <table:table-cell table:style-name="ce5" table:formula="of:=IF([.J540]=&quot;X&quot;;[.K539]+1;[.K539])" office:value-type="float" office:value="1">
            <text:p>1</text:p>
          </table:table-cell>
          <table:table-cell table:formula="of:=IF([.J540]=&quot;X&quot;;0;[.L539]+[.G539]+[.J540]/24/60/60)" office:value-type="time" office:time-value="PT00H09M20.304S">
            <text:p>00:09:20.30</text:p>
          </table:table-cell>
          <table:table-cell table:formula="of:=INT([.L540]*24*60)+MOD([.L540]*24*60*60;60)/100" office:value-type="float" office:value="9.20304">
            <text:p>9.203</text:p>
          </table:table-cell>
          <table:table-cell table:formula="of:=[.L540]*24*60*60+[.$N$1]*([.P540]-1)" office:value-type="float" office:value="291.304000000012">
            <text:p>291.304</text:p>
          </table:table-cell>
          <table:table-cell table:formula="of:=CONCATENATE(&quot;T&quot;;[.P540])" office:value-type="string" office:string-value="T539">
            <text:p>T539</text:p>
          </table:table-cell>
          <table:table-cell table:formula="of:=IF([.J540]=&quot;X&quot;;1;[.P539]+1)" office:value-type="float" office:value="539">
            <text:p>539</text:p>
          </table:table-cell>
          <table:table-cell table:style-name="ce7" table:formula="of:=CONCATENATE(&quot;mv &quot;;[.K540];&quot;^&quot;;[.O540];&quot;.wav &quot;&quot;rn^&quot;;[.$E540];&quot;~&quot;;[.$B540];&quot;~&quot;;[.$C540];&quot;~&quot;;[.$A540];&quot;~&quot;;[.$F540];&quot;~&quot;;[.$D540];&quot;.wav&quot;&quot;&quot;)" office:value-type="string" office:string-value="mv 1^T539.wav &quot;rn^ZZZ~~~~~.wav&quot;">
            <text:p>mv 1^T539.wav "rn^ZZZ~~~~~.wav"</text:p>
          </table:table-cell>
          <table:table-cell table:formula="of:=CONCATENATE(&quot;-ALBUM &quot;&quot;&quot;;[.A540];&quot;&quot;&quot; -ARTIST &quot;&quot;&quot;;[.B540];&quot;&quot;&quot; -ID3V2TAG TCOM &quot;&quot;&quot;;[.C540];&quot;&quot;&quot; -GENRE &quot;&quot;&quot;;[.D540];&quot;&quot;&quot; -TITLE &quot;&quot;&quot;;[.E540];&quot;&quot;&quot; -TRACK &quot;&quot;&quot;;[.F540];&quot;&quot;&quot; -YEAR &quot;&quot;&quot;;[.H540];&quot;&quot;&quot; &quot;;[.K540];&quot;/&quot;;[.O540];&quot;.mp3&quot;)" office:value-type="string" office:string-value="-ALBUM &quot;&quot; -ARTIST &quot;&quot; -ID3V2TAG TCOM &quot;&quot; -GENRE &quot;&quot; -TITLE &quot;ZZZ&quot; -TRACK &quot;&quot; -YEAR &quot;&quot; 1/T539.mp3">
            <text:p>-ALBUM "" -ARTIST "" -ID3V2TAG TCOM "" -GENRE "" -TITLE "ZZZ" -TRACK "" -YEAR "" 1/T53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40]+1" office:value-type="float" office:value="540">
            <text:p>540</text:p>
          </table:table-cell>
          <table:table-cell table:style-name="ce3"/>
          <table:table-cell table:style-name="ce5" table:formula="of:=IF([.J541]=&quot;X&quot;;[.K540]+1;[.K540])" office:value-type="float" office:value="1">
            <text:p>1</text:p>
          </table:table-cell>
          <table:table-cell table:formula="of:=IF([.J541]=&quot;X&quot;;0;[.L540]+[.G540]+[.J541]/24/60/60)" office:value-type="time" office:time-value="PT00H09M20.304S">
            <text:p>00:09:20.30</text:p>
          </table:table-cell>
          <table:table-cell table:formula="of:=INT([.L541]*24*60)+MOD([.L541]*24*60*60;60)/100" office:value-type="float" office:value="9.20304">
            <text:p>9.203</text:p>
          </table:table-cell>
          <table:table-cell table:formula="of:=[.L541]*24*60*60+[.$N$1]*([.P541]-1)" office:value-type="float" office:value="290.804000000012">
            <text:p>290.804</text:p>
          </table:table-cell>
          <table:table-cell table:formula="of:=CONCATENATE(&quot;T&quot;;[.P541])" office:value-type="string" office:string-value="T540">
            <text:p>T540</text:p>
          </table:table-cell>
          <table:table-cell table:formula="of:=IF([.J541]=&quot;X&quot;;1;[.P540]+1)" office:value-type="float" office:value="540">
            <text:p>540</text:p>
          </table:table-cell>
          <table:table-cell table:style-name="ce7" table:formula="of:=CONCATENATE(&quot;mv &quot;;[.K541];&quot;^&quot;;[.O541];&quot;.wav &quot;&quot;rn^&quot;;[.$E541];&quot;~&quot;;[.$B541];&quot;~&quot;;[.$C541];&quot;~&quot;;[.$A541];&quot;~&quot;;[.$F541];&quot;~&quot;;[.$D541];&quot;.wav&quot;&quot;&quot;)" office:value-type="string" office:string-value="mv 1^T540.wav &quot;rn^ZZZ~~~~~.wav&quot;">
            <text:p>mv 1^T540.wav "rn^ZZZ~~~~~.wav"</text:p>
          </table:table-cell>
          <table:table-cell table:formula="of:=CONCATENATE(&quot;-ALBUM &quot;&quot;&quot;;[.A541];&quot;&quot;&quot; -ARTIST &quot;&quot;&quot;;[.B541];&quot;&quot;&quot; -ID3V2TAG TCOM &quot;&quot;&quot;;[.C541];&quot;&quot;&quot; -GENRE &quot;&quot;&quot;;[.D541];&quot;&quot;&quot; -TITLE &quot;&quot;&quot;;[.E541];&quot;&quot;&quot; -TRACK &quot;&quot;&quot;;[.F541];&quot;&quot;&quot; -YEAR &quot;&quot;&quot;;[.H541];&quot;&quot;&quot; &quot;;[.K541];&quot;/&quot;;[.O541];&quot;.mp3&quot;)" office:value-type="string" office:string-value="-ALBUM &quot;&quot; -ARTIST &quot;&quot; -ID3V2TAG TCOM &quot;&quot; -GENRE &quot;&quot; -TITLE &quot;ZZZ&quot; -TRACK &quot;&quot; -YEAR &quot;&quot; 1/T540.mp3">
            <text:p>-ALBUM "" -ARTIST "" -ID3V2TAG TCOM "" -GENRE "" -TITLE "ZZZ" -TRACK "" -YEAR "" 1/T54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41]+1" office:value-type="float" office:value="541">
            <text:p>541</text:p>
          </table:table-cell>
          <table:table-cell table:style-name="ce3"/>
          <table:table-cell table:style-name="ce5" table:formula="of:=IF([.J542]=&quot;X&quot;;[.K541]+1;[.K541])" office:value-type="float" office:value="1">
            <text:p>1</text:p>
          </table:table-cell>
          <table:table-cell table:formula="of:=IF([.J542]=&quot;X&quot;;0;[.L541]+[.G541]+[.J542]/24/60/60)" office:value-type="time" office:time-value="PT00H09M20.304S">
            <text:p>00:09:20.30</text:p>
          </table:table-cell>
          <table:table-cell table:formula="of:=INT([.L542]*24*60)+MOD([.L542]*24*60*60;60)/100" office:value-type="float" office:value="9.20304">
            <text:p>9.203</text:p>
          </table:table-cell>
          <table:table-cell table:formula="of:=[.L542]*24*60*60+[.$N$1]*([.P542]-1)" office:value-type="float" office:value="290.304000000012">
            <text:p>290.304</text:p>
          </table:table-cell>
          <table:table-cell table:formula="of:=CONCATENATE(&quot;T&quot;;[.P542])" office:value-type="string" office:string-value="T541">
            <text:p>T541</text:p>
          </table:table-cell>
          <table:table-cell table:formula="of:=IF([.J542]=&quot;X&quot;;1;[.P541]+1)" office:value-type="float" office:value="541">
            <text:p>541</text:p>
          </table:table-cell>
          <table:table-cell table:style-name="ce7" table:formula="of:=CONCATENATE(&quot;mv &quot;;[.K542];&quot;^&quot;;[.O542];&quot;.wav &quot;&quot;rn^&quot;;[.$E542];&quot;~&quot;;[.$B542];&quot;~&quot;;[.$C542];&quot;~&quot;;[.$A542];&quot;~&quot;;[.$F542];&quot;~&quot;;[.$D542];&quot;.wav&quot;&quot;&quot;)" office:value-type="string" office:string-value="mv 1^T541.wav &quot;rn^ZZZ~~~~~.wav&quot;">
            <text:p>mv 1^T541.wav "rn^ZZZ~~~~~.wav"</text:p>
          </table:table-cell>
          <table:table-cell table:formula="of:=CONCATENATE(&quot;-ALBUM &quot;&quot;&quot;;[.A542];&quot;&quot;&quot; -ARTIST &quot;&quot;&quot;;[.B542];&quot;&quot;&quot; -ID3V2TAG TCOM &quot;&quot;&quot;;[.C542];&quot;&quot;&quot; -GENRE &quot;&quot;&quot;;[.D542];&quot;&quot;&quot; -TITLE &quot;&quot;&quot;;[.E542];&quot;&quot;&quot; -TRACK &quot;&quot;&quot;;[.F542];&quot;&quot;&quot; -YEAR &quot;&quot;&quot;;[.H542];&quot;&quot;&quot; &quot;;[.K542];&quot;/&quot;;[.O542];&quot;.mp3&quot;)" office:value-type="string" office:string-value="-ALBUM &quot;&quot; -ARTIST &quot;&quot; -ID3V2TAG TCOM &quot;&quot; -GENRE &quot;&quot; -TITLE &quot;ZZZ&quot; -TRACK &quot;&quot; -YEAR &quot;&quot; 1/T541.mp3">
            <text:p>-ALBUM "" -ARTIST "" -ID3V2TAG TCOM "" -GENRE "" -TITLE "ZZZ" -TRACK "" -YEAR "" 1/T54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42]+1" office:value-type="float" office:value="542">
            <text:p>542</text:p>
          </table:table-cell>
          <table:table-cell table:style-name="ce3"/>
          <table:table-cell table:style-name="ce5" table:formula="of:=IF([.J543]=&quot;X&quot;;[.K542]+1;[.K542])" office:value-type="float" office:value="1">
            <text:p>1</text:p>
          </table:table-cell>
          <table:table-cell table:formula="of:=IF([.J543]=&quot;X&quot;;0;[.L542]+[.G542]+[.J543]/24/60/60)" office:value-type="time" office:time-value="PT00H09M20.304S">
            <text:p>00:09:20.30</text:p>
          </table:table-cell>
          <table:table-cell table:formula="of:=INT([.L543]*24*60)+MOD([.L543]*24*60*60;60)/100" office:value-type="float" office:value="9.20304">
            <text:p>9.203</text:p>
          </table:table-cell>
          <table:table-cell table:formula="of:=[.L543]*24*60*60+[.$N$1]*([.P543]-1)" office:value-type="float" office:value="289.804000000012">
            <text:p>289.804</text:p>
          </table:table-cell>
          <table:table-cell table:formula="of:=CONCATENATE(&quot;T&quot;;[.P543])" office:value-type="string" office:string-value="T542">
            <text:p>T542</text:p>
          </table:table-cell>
          <table:table-cell table:formula="of:=IF([.J543]=&quot;X&quot;;1;[.P542]+1)" office:value-type="float" office:value="542">
            <text:p>542</text:p>
          </table:table-cell>
          <table:table-cell table:style-name="ce7" table:formula="of:=CONCATENATE(&quot;mv &quot;;[.K543];&quot;^&quot;;[.O543];&quot;.wav &quot;&quot;rn^&quot;;[.$E543];&quot;~&quot;;[.$B543];&quot;~&quot;;[.$C543];&quot;~&quot;;[.$A543];&quot;~&quot;;[.$F543];&quot;~&quot;;[.$D543];&quot;.wav&quot;&quot;&quot;)" office:value-type="string" office:string-value="mv 1^T542.wav &quot;rn^ZZZ~~~~~.wav&quot;">
            <text:p>mv 1^T542.wav "rn^ZZZ~~~~~.wav"</text:p>
          </table:table-cell>
          <table:table-cell table:formula="of:=CONCATENATE(&quot;-ALBUM &quot;&quot;&quot;;[.A543];&quot;&quot;&quot; -ARTIST &quot;&quot;&quot;;[.B543];&quot;&quot;&quot; -ID3V2TAG TCOM &quot;&quot;&quot;;[.C543];&quot;&quot;&quot; -GENRE &quot;&quot;&quot;;[.D543];&quot;&quot;&quot; -TITLE &quot;&quot;&quot;;[.E543];&quot;&quot;&quot; -TRACK &quot;&quot;&quot;;[.F543];&quot;&quot;&quot; -YEAR &quot;&quot;&quot;;[.H543];&quot;&quot;&quot; &quot;;[.K543];&quot;/&quot;;[.O543];&quot;.mp3&quot;)" office:value-type="string" office:string-value="-ALBUM &quot;&quot; -ARTIST &quot;&quot; -ID3V2TAG TCOM &quot;&quot; -GENRE &quot;&quot; -TITLE &quot;ZZZ&quot; -TRACK &quot;&quot; -YEAR &quot;&quot; 1/T542.mp3">
            <text:p>-ALBUM "" -ARTIST "" -ID3V2TAG TCOM "" -GENRE "" -TITLE "ZZZ" -TRACK "" -YEAR "" 1/T54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43]+1" office:value-type="float" office:value="543">
            <text:p>543</text:p>
          </table:table-cell>
          <table:table-cell table:style-name="ce3"/>
          <table:table-cell table:style-name="ce5" table:formula="of:=IF([.J544]=&quot;X&quot;;[.K543]+1;[.K543])" office:value-type="float" office:value="1">
            <text:p>1</text:p>
          </table:table-cell>
          <table:table-cell table:formula="of:=IF([.J544]=&quot;X&quot;;0;[.L543]+[.G543]+[.J544]/24/60/60)" office:value-type="time" office:time-value="PT00H09M20.304S">
            <text:p>00:09:20.30</text:p>
          </table:table-cell>
          <table:table-cell table:formula="of:=INT([.L544]*24*60)+MOD([.L544]*24*60*60;60)/100" office:value-type="float" office:value="9.20304">
            <text:p>9.203</text:p>
          </table:table-cell>
          <table:table-cell table:formula="of:=[.L544]*24*60*60+[.$N$1]*([.P544]-1)" office:value-type="float" office:value="289.304000000012">
            <text:p>289.304</text:p>
          </table:table-cell>
          <table:table-cell table:formula="of:=CONCATENATE(&quot;T&quot;;[.P544])" office:value-type="string" office:string-value="T543">
            <text:p>T543</text:p>
          </table:table-cell>
          <table:table-cell table:formula="of:=IF([.J544]=&quot;X&quot;;1;[.P543]+1)" office:value-type="float" office:value="543">
            <text:p>543</text:p>
          </table:table-cell>
          <table:table-cell table:style-name="ce7" table:formula="of:=CONCATENATE(&quot;mv &quot;;[.K544];&quot;^&quot;;[.O544];&quot;.wav &quot;&quot;rn^&quot;;[.$E544];&quot;~&quot;;[.$B544];&quot;~&quot;;[.$C544];&quot;~&quot;;[.$A544];&quot;~&quot;;[.$F544];&quot;~&quot;;[.$D544];&quot;.wav&quot;&quot;&quot;)" office:value-type="string" office:string-value="mv 1^T543.wav &quot;rn^ZZZ~~~~~.wav&quot;">
            <text:p>mv 1^T543.wav "rn^ZZZ~~~~~.wav"</text:p>
          </table:table-cell>
          <table:table-cell table:formula="of:=CONCATENATE(&quot;-ALBUM &quot;&quot;&quot;;[.A544];&quot;&quot;&quot; -ARTIST &quot;&quot;&quot;;[.B544];&quot;&quot;&quot; -ID3V2TAG TCOM &quot;&quot;&quot;;[.C544];&quot;&quot;&quot; -GENRE &quot;&quot;&quot;;[.D544];&quot;&quot;&quot; -TITLE &quot;&quot;&quot;;[.E544];&quot;&quot;&quot; -TRACK &quot;&quot;&quot;;[.F544];&quot;&quot;&quot; -YEAR &quot;&quot;&quot;;[.H544];&quot;&quot;&quot; &quot;;[.K544];&quot;/&quot;;[.O544];&quot;.mp3&quot;)" office:value-type="string" office:string-value="-ALBUM &quot;&quot; -ARTIST &quot;&quot; -ID3V2TAG TCOM &quot;&quot; -GENRE &quot;&quot; -TITLE &quot;ZZZ&quot; -TRACK &quot;&quot; -YEAR &quot;&quot; 1/T543.mp3">
            <text:p>-ALBUM "" -ARTIST "" -ID3V2TAG TCOM "" -GENRE "" -TITLE "ZZZ" -TRACK "" -YEAR "" 1/T54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44]+1" office:value-type="float" office:value="544">
            <text:p>544</text:p>
          </table:table-cell>
          <table:table-cell table:style-name="ce3"/>
          <table:table-cell table:style-name="ce5" table:formula="of:=IF([.J545]=&quot;X&quot;;[.K544]+1;[.K544])" office:value-type="float" office:value="1">
            <text:p>1</text:p>
          </table:table-cell>
          <table:table-cell table:formula="of:=IF([.J545]=&quot;X&quot;;0;[.L544]+[.G544]+[.J545]/24/60/60)" office:value-type="time" office:time-value="PT00H09M20.304S">
            <text:p>00:09:20.30</text:p>
          </table:table-cell>
          <table:table-cell table:formula="of:=INT([.L545]*24*60)+MOD([.L545]*24*60*60;60)/100" office:value-type="float" office:value="9.20304">
            <text:p>9.203</text:p>
          </table:table-cell>
          <table:table-cell table:formula="of:=[.L545]*24*60*60+[.$N$1]*([.P545]-1)" office:value-type="float" office:value="288.804000000012">
            <text:p>288.804</text:p>
          </table:table-cell>
          <table:table-cell table:formula="of:=CONCATENATE(&quot;T&quot;;[.P545])" office:value-type="string" office:string-value="T544">
            <text:p>T544</text:p>
          </table:table-cell>
          <table:table-cell table:formula="of:=IF([.J545]=&quot;X&quot;;1;[.P544]+1)" office:value-type="float" office:value="544">
            <text:p>544</text:p>
          </table:table-cell>
          <table:table-cell table:style-name="ce7" table:formula="of:=CONCATENATE(&quot;mv &quot;;[.K545];&quot;^&quot;;[.O545];&quot;.wav &quot;&quot;rn^&quot;;[.$E545];&quot;~&quot;;[.$B545];&quot;~&quot;;[.$C545];&quot;~&quot;;[.$A545];&quot;~&quot;;[.$F545];&quot;~&quot;;[.$D545];&quot;.wav&quot;&quot;&quot;)" office:value-type="string" office:string-value="mv 1^T544.wav &quot;rn^ZZZ~~~~~.wav&quot;">
            <text:p>mv 1^T544.wav "rn^ZZZ~~~~~.wav"</text:p>
          </table:table-cell>
          <table:table-cell table:formula="of:=CONCATENATE(&quot;-ALBUM &quot;&quot;&quot;;[.A545];&quot;&quot;&quot; -ARTIST &quot;&quot;&quot;;[.B545];&quot;&quot;&quot; -ID3V2TAG TCOM &quot;&quot;&quot;;[.C545];&quot;&quot;&quot; -GENRE &quot;&quot;&quot;;[.D545];&quot;&quot;&quot; -TITLE &quot;&quot;&quot;;[.E545];&quot;&quot;&quot; -TRACK &quot;&quot;&quot;;[.F545];&quot;&quot;&quot; -YEAR &quot;&quot;&quot;;[.H545];&quot;&quot;&quot; &quot;;[.K545];&quot;/&quot;;[.O545];&quot;.mp3&quot;)" office:value-type="string" office:string-value="-ALBUM &quot;&quot; -ARTIST &quot;&quot; -ID3V2TAG TCOM &quot;&quot; -GENRE &quot;&quot; -TITLE &quot;ZZZ&quot; -TRACK &quot;&quot; -YEAR &quot;&quot; 1/T544.mp3">
            <text:p>-ALBUM "" -ARTIST "" -ID3V2TAG TCOM "" -GENRE "" -TITLE "ZZZ" -TRACK "" -YEAR "" 1/T54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45]+1" office:value-type="float" office:value="545">
            <text:p>545</text:p>
          </table:table-cell>
          <table:table-cell table:style-name="ce3"/>
          <table:table-cell table:style-name="ce5" table:formula="of:=IF([.J546]=&quot;X&quot;;[.K545]+1;[.K545])" office:value-type="float" office:value="1">
            <text:p>1</text:p>
          </table:table-cell>
          <table:table-cell table:formula="of:=IF([.J546]=&quot;X&quot;;0;[.L545]+[.G545]+[.J546]/24/60/60)" office:value-type="time" office:time-value="PT00H09M20.304S">
            <text:p>00:09:20.30</text:p>
          </table:table-cell>
          <table:table-cell table:formula="of:=INT([.L546]*24*60)+MOD([.L546]*24*60*60;60)/100" office:value-type="float" office:value="9.20304">
            <text:p>9.203</text:p>
          </table:table-cell>
          <table:table-cell table:formula="of:=[.L546]*24*60*60+[.$N$1]*([.P546]-1)" office:value-type="float" office:value="288.304000000012">
            <text:p>288.304</text:p>
          </table:table-cell>
          <table:table-cell table:formula="of:=CONCATENATE(&quot;T&quot;;[.P546])" office:value-type="string" office:string-value="T545">
            <text:p>T545</text:p>
          </table:table-cell>
          <table:table-cell table:formula="of:=IF([.J546]=&quot;X&quot;;1;[.P545]+1)" office:value-type="float" office:value="545">
            <text:p>545</text:p>
          </table:table-cell>
          <table:table-cell table:style-name="ce7" table:formula="of:=CONCATENATE(&quot;mv &quot;;[.K546];&quot;^&quot;;[.O546];&quot;.wav &quot;&quot;rn^&quot;;[.$E546];&quot;~&quot;;[.$B546];&quot;~&quot;;[.$C546];&quot;~&quot;;[.$A546];&quot;~&quot;;[.$F546];&quot;~&quot;;[.$D546];&quot;.wav&quot;&quot;&quot;)" office:value-type="string" office:string-value="mv 1^T545.wav &quot;rn^ZZZ~~~~~.wav&quot;">
            <text:p>mv 1^T545.wav "rn^ZZZ~~~~~.wav"</text:p>
          </table:table-cell>
          <table:table-cell table:formula="of:=CONCATENATE(&quot;-ALBUM &quot;&quot;&quot;;[.A546];&quot;&quot;&quot; -ARTIST &quot;&quot;&quot;;[.B546];&quot;&quot;&quot; -ID3V2TAG TCOM &quot;&quot;&quot;;[.C546];&quot;&quot;&quot; -GENRE &quot;&quot;&quot;;[.D546];&quot;&quot;&quot; -TITLE &quot;&quot;&quot;;[.E546];&quot;&quot;&quot; -TRACK &quot;&quot;&quot;;[.F546];&quot;&quot;&quot; -YEAR &quot;&quot;&quot;;[.H546];&quot;&quot;&quot; &quot;;[.K546];&quot;/&quot;;[.O546];&quot;.mp3&quot;)" office:value-type="string" office:string-value="-ALBUM &quot;&quot; -ARTIST &quot;&quot; -ID3V2TAG TCOM &quot;&quot; -GENRE &quot;&quot; -TITLE &quot;ZZZ&quot; -TRACK &quot;&quot; -YEAR &quot;&quot; 1/T545.mp3">
            <text:p>-ALBUM "" -ARTIST "" -ID3V2TAG TCOM "" -GENRE "" -TITLE "ZZZ" -TRACK "" -YEAR "" 1/T54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46]+1" office:value-type="float" office:value="546">
            <text:p>546</text:p>
          </table:table-cell>
          <table:table-cell table:style-name="ce3"/>
          <table:table-cell table:style-name="ce5" table:formula="of:=IF([.J547]=&quot;X&quot;;[.K546]+1;[.K546])" office:value-type="float" office:value="1">
            <text:p>1</text:p>
          </table:table-cell>
          <table:table-cell table:formula="of:=IF([.J547]=&quot;X&quot;;0;[.L546]+[.G546]+[.J547]/24/60/60)" office:value-type="time" office:time-value="PT00H09M20.304S">
            <text:p>00:09:20.30</text:p>
          </table:table-cell>
          <table:table-cell table:formula="of:=INT([.L547]*24*60)+MOD([.L547]*24*60*60;60)/100" office:value-type="float" office:value="9.20304">
            <text:p>9.203</text:p>
          </table:table-cell>
          <table:table-cell table:formula="of:=[.L547]*24*60*60+[.$N$1]*([.P547]-1)" office:value-type="float" office:value="287.804000000012">
            <text:p>287.804</text:p>
          </table:table-cell>
          <table:table-cell table:formula="of:=CONCATENATE(&quot;T&quot;;[.P547])" office:value-type="string" office:string-value="T546">
            <text:p>T546</text:p>
          </table:table-cell>
          <table:table-cell table:formula="of:=IF([.J547]=&quot;X&quot;;1;[.P546]+1)" office:value-type="float" office:value="546">
            <text:p>546</text:p>
          </table:table-cell>
          <table:table-cell table:style-name="ce7" table:formula="of:=CONCATENATE(&quot;mv &quot;;[.K547];&quot;^&quot;;[.O547];&quot;.wav &quot;&quot;rn^&quot;;[.$E547];&quot;~&quot;;[.$B547];&quot;~&quot;;[.$C547];&quot;~&quot;;[.$A547];&quot;~&quot;;[.$F547];&quot;~&quot;;[.$D547];&quot;.wav&quot;&quot;&quot;)" office:value-type="string" office:string-value="mv 1^T546.wav &quot;rn^ZZZ~~~~~.wav&quot;">
            <text:p>mv 1^T546.wav "rn^ZZZ~~~~~.wav"</text:p>
          </table:table-cell>
          <table:table-cell table:formula="of:=CONCATENATE(&quot;-ALBUM &quot;&quot;&quot;;[.A547];&quot;&quot;&quot; -ARTIST &quot;&quot;&quot;;[.B547];&quot;&quot;&quot; -ID3V2TAG TCOM &quot;&quot;&quot;;[.C547];&quot;&quot;&quot; -GENRE &quot;&quot;&quot;;[.D547];&quot;&quot;&quot; -TITLE &quot;&quot;&quot;;[.E547];&quot;&quot;&quot; -TRACK &quot;&quot;&quot;;[.F547];&quot;&quot;&quot; -YEAR &quot;&quot;&quot;;[.H547];&quot;&quot;&quot; &quot;;[.K547];&quot;/&quot;;[.O547];&quot;.mp3&quot;)" office:value-type="string" office:string-value="-ALBUM &quot;&quot; -ARTIST &quot;&quot; -ID3V2TAG TCOM &quot;&quot; -GENRE &quot;&quot; -TITLE &quot;ZZZ&quot; -TRACK &quot;&quot; -YEAR &quot;&quot; 1/T546.mp3">
            <text:p>-ALBUM "" -ARTIST "" -ID3V2TAG TCOM "" -GENRE "" -TITLE "ZZZ" -TRACK "" -YEAR "" 1/T54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47]+1" office:value-type="float" office:value="547">
            <text:p>547</text:p>
          </table:table-cell>
          <table:table-cell table:style-name="ce3"/>
          <table:table-cell table:style-name="ce5" table:formula="of:=IF([.J548]=&quot;X&quot;;[.K547]+1;[.K547])" office:value-type="float" office:value="1">
            <text:p>1</text:p>
          </table:table-cell>
          <table:table-cell table:formula="of:=IF([.J548]=&quot;X&quot;;0;[.L547]+[.G547]+[.J548]/24/60/60)" office:value-type="time" office:time-value="PT00H09M20.304S">
            <text:p>00:09:20.30</text:p>
          </table:table-cell>
          <table:table-cell table:formula="of:=INT([.L548]*24*60)+MOD([.L548]*24*60*60;60)/100" office:value-type="float" office:value="9.20304">
            <text:p>9.203</text:p>
          </table:table-cell>
          <table:table-cell table:formula="of:=[.L548]*24*60*60+[.$N$1]*([.P548]-1)" office:value-type="float" office:value="287.304000000012">
            <text:p>287.304</text:p>
          </table:table-cell>
          <table:table-cell table:formula="of:=CONCATENATE(&quot;T&quot;;[.P548])" office:value-type="string" office:string-value="T547">
            <text:p>T547</text:p>
          </table:table-cell>
          <table:table-cell table:formula="of:=IF([.J548]=&quot;X&quot;;1;[.P547]+1)" office:value-type="float" office:value="547">
            <text:p>547</text:p>
          </table:table-cell>
          <table:table-cell table:style-name="ce7" table:formula="of:=CONCATENATE(&quot;mv &quot;;[.K548];&quot;^&quot;;[.O548];&quot;.wav &quot;&quot;rn^&quot;;[.$E548];&quot;~&quot;;[.$B548];&quot;~&quot;;[.$C548];&quot;~&quot;;[.$A548];&quot;~&quot;;[.$F548];&quot;~&quot;;[.$D548];&quot;.wav&quot;&quot;&quot;)" office:value-type="string" office:string-value="mv 1^T547.wav &quot;rn^ZZZ~~~~~.wav&quot;">
            <text:p>mv 1^T547.wav "rn^ZZZ~~~~~.wav"</text:p>
          </table:table-cell>
          <table:table-cell table:formula="of:=CONCATENATE(&quot;-ALBUM &quot;&quot;&quot;;[.A548];&quot;&quot;&quot; -ARTIST &quot;&quot;&quot;;[.B548];&quot;&quot;&quot; -ID3V2TAG TCOM &quot;&quot;&quot;;[.C548];&quot;&quot;&quot; -GENRE &quot;&quot;&quot;;[.D548];&quot;&quot;&quot; -TITLE &quot;&quot;&quot;;[.E548];&quot;&quot;&quot; -TRACK &quot;&quot;&quot;;[.F548];&quot;&quot;&quot; -YEAR &quot;&quot;&quot;;[.H548];&quot;&quot;&quot; &quot;;[.K548];&quot;/&quot;;[.O548];&quot;.mp3&quot;)" office:value-type="string" office:string-value="-ALBUM &quot;&quot; -ARTIST &quot;&quot; -ID3V2TAG TCOM &quot;&quot; -GENRE &quot;&quot; -TITLE &quot;ZZZ&quot; -TRACK &quot;&quot; -YEAR &quot;&quot; 1/T547.mp3">
            <text:p>-ALBUM "" -ARTIST "" -ID3V2TAG TCOM "" -GENRE "" -TITLE "ZZZ" -TRACK "" -YEAR "" 1/T54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48]+1" office:value-type="float" office:value="548">
            <text:p>548</text:p>
          </table:table-cell>
          <table:table-cell table:style-name="ce3"/>
          <table:table-cell table:style-name="ce5" table:formula="of:=IF([.J549]=&quot;X&quot;;[.K548]+1;[.K548])" office:value-type="float" office:value="1">
            <text:p>1</text:p>
          </table:table-cell>
          <table:table-cell table:formula="of:=IF([.J549]=&quot;X&quot;;0;[.L548]+[.G548]+[.J549]/24/60/60)" office:value-type="time" office:time-value="PT00H09M20.304S">
            <text:p>00:09:20.30</text:p>
          </table:table-cell>
          <table:table-cell table:formula="of:=INT([.L549]*24*60)+MOD([.L549]*24*60*60;60)/100" office:value-type="float" office:value="9.20304">
            <text:p>9.203</text:p>
          </table:table-cell>
          <table:table-cell table:formula="of:=[.L549]*24*60*60+[.$N$1]*([.P549]-1)" office:value-type="float" office:value="286.804000000012">
            <text:p>286.804</text:p>
          </table:table-cell>
          <table:table-cell table:formula="of:=CONCATENATE(&quot;T&quot;;[.P549])" office:value-type="string" office:string-value="T548">
            <text:p>T548</text:p>
          </table:table-cell>
          <table:table-cell table:formula="of:=IF([.J549]=&quot;X&quot;;1;[.P548]+1)" office:value-type="float" office:value="548">
            <text:p>548</text:p>
          </table:table-cell>
          <table:table-cell table:style-name="ce7" table:formula="of:=CONCATENATE(&quot;mv &quot;;[.K549];&quot;^&quot;;[.O549];&quot;.wav &quot;&quot;rn^&quot;;[.$E549];&quot;~&quot;;[.$B549];&quot;~&quot;;[.$C549];&quot;~&quot;;[.$A549];&quot;~&quot;;[.$F549];&quot;~&quot;;[.$D549];&quot;.wav&quot;&quot;&quot;)" office:value-type="string" office:string-value="mv 1^T548.wav &quot;rn^ZZZ~~~~~.wav&quot;">
            <text:p>mv 1^T548.wav "rn^ZZZ~~~~~.wav"</text:p>
          </table:table-cell>
          <table:table-cell table:formula="of:=CONCATENATE(&quot;-ALBUM &quot;&quot;&quot;;[.A549];&quot;&quot;&quot; -ARTIST &quot;&quot;&quot;;[.B549];&quot;&quot;&quot; -ID3V2TAG TCOM &quot;&quot;&quot;;[.C549];&quot;&quot;&quot; -GENRE &quot;&quot;&quot;;[.D549];&quot;&quot;&quot; -TITLE &quot;&quot;&quot;;[.E549];&quot;&quot;&quot; -TRACK &quot;&quot;&quot;;[.F549];&quot;&quot;&quot; -YEAR &quot;&quot;&quot;;[.H549];&quot;&quot;&quot; &quot;;[.K549];&quot;/&quot;;[.O549];&quot;.mp3&quot;)" office:value-type="string" office:string-value="-ALBUM &quot;&quot; -ARTIST &quot;&quot; -ID3V2TAG TCOM &quot;&quot; -GENRE &quot;&quot; -TITLE &quot;ZZZ&quot; -TRACK &quot;&quot; -YEAR &quot;&quot; 1/T548.mp3">
            <text:p>-ALBUM "" -ARTIST "" -ID3V2TAG TCOM "" -GENRE "" -TITLE "ZZZ" -TRACK "" -YEAR "" 1/T54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49]+1" office:value-type="float" office:value="549">
            <text:p>549</text:p>
          </table:table-cell>
          <table:table-cell table:style-name="ce3"/>
          <table:table-cell table:style-name="ce5" table:formula="of:=IF([.J550]=&quot;X&quot;;[.K549]+1;[.K549])" office:value-type="float" office:value="1">
            <text:p>1</text:p>
          </table:table-cell>
          <table:table-cell table:formula="of:=IF([.J550]=&quot;X&quot;;0;[.L549]+[.G549]+[.J550]/24/60/60)" office:value-type="time" office:time-value="PT00H09M20.304S">
            <text:p>00:09:20.30</text:p>
          </table:table-cell>
          <table:table-cell table:formula="of:=INT([.L550]*24*60)+MOD([.L550]*24*60*60;60)/100" office:value-type="float" office:value="9.20304">
            <text:p>9.203</text:p>
          </table:table-cell>
          <table:table-cell table:formula="of:=[.L550]*24*60*60+[.$N$1]*([.P550]-1)" office:value-type="float" office:value="286.304000000012">
            <text:p>286.304</text:p>
          </table:table-cell>
          <table:table-cell table:formula="of:=CONCATENATE(&quot;T&quot;;[.P550])" office:value-type="string" office:string-value="T549">
            <text:p>T549</text:p>
          </table:table-cell>
          <table:table-cell table:formula="of:=IF([.J550]=&quot;X&quot;;1;[.P549]+1)" office:value-type="float" office:value="549">
            <text:p>549</text:p>
          </table:table-cell>
          <table:table-cell table:style-name="ce7" table:formula="of:=CONCATENATE(&quot;mv &quot;;[.K550];&quot;^&quot;;[.O550];&quot;.wav &quot;&quot;rn^&quot;;[.$E550];&quot;~&quot;;[.$B550];&quot;~&quot;;[.$C550];&quot;~&quot;;[.$A550];&quot;~&quot;;[.$F550];&quot;~&quot;;[.$D550];&quot;.wav&quot;&quot;&quot;)" office:value-type="string" office:string-value="mv 1^T549.wav &quot;rn^ZZZ~~~~~.wav&quot;">
            <text:p>mv 1^T549.wav "rn^ZZZ~~~~~.wav"</text:p>
          </table:table-cell>
          <table:table-cell table:formula="of:=CONCATENATE(&quot;-ALBUM &quot;&quot;&quot;;[.A550];&quot;&quot;&quot; -ARTIST &quot;&quot;&quot;;[.B550];&quot;&quot;&quot; -ID3V2TAG TCOM &quot;&quot;&quot;;[.C550];&quot;&quot;&quot; -GENRE &quot;&quot;&quot;;[.D550];&quot;&quot;&quot; -TITLE &quot;&quot;&quot;;[.E550];&quot;&quot;&quot; -TRACK &quot;&quot;&quot;;[.F550];&quot;&quot;&quot; -YEAR &quot;&quot;&quot;;[.H550];&quot;&quot;&quot; &quot;;[.K550];&quot;/&quot;;[.O550];&quot;.mp3&quot;)" office:value-type="string" office:string-value="-ALBUM &quot;&quot; -ARTIST &quot;&quot; -ID3V2TAG TCOM &quot;&quot; -GENRE &quot;&quot; -TITLE &quot;ZZZ&quot; -TRACK &quot;&quot; -YEAR &quot;&quot; 1/T549.mp3">
            <text:p>-ALBUM "" -ARTIST "" -ID3V2TAG TCOM "" -GENRE "" -TITLE "ZZZ" -TRACK "" -YEAR "" 1/T54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50]+1" office:value-type="float" office:value="550">
            <text:p>550</text:p>
          </table:table-cell>
          <table:table-cell table:style-name="ce3"/>
          <table:table-cell table:style-name="ce5" table:formula="of:=IF([.J551]=&quot;X&quot;;[.K550]+1;[.K550])" office:value-type="float" office:value="1">
            <text:p>1</text:p>
          </table:table-cell>
          <table:table-cell table:formula="of:=IF([.J551]=&quot;X&quot;;0;[.L550]+[.G550]+[.J551]/24/60/60)" office:value-type="time" office:time-value="PT00H09M20.304S">
            <text:p>00:09:20.30</text:p>
          </table:table-cell>
          <table:table-cell table:formula="of:=INT([.L551]*24*60)+MOD([.L551]*24*60*60;60)/100" office:value-type="float" office:value="9.20304">
            <text:p>9.203</text:p>
          </table:table-cell>
          <table:table-cell table:formula="of:=[.L551]*24*60*60+[.$N$1]*([.P551]-1)" office:value-type="float" office:value="285.804000000012">
            <text:p>285.804</text:p>
          </table:table-cell>
          <table:table-cell table:formula="of:=CONCATENATE(&quot;T&quot;;[.P551])" office:value-type="string" office:string-value="T550">
            <text:p>T550</text:p>
          </table:table-cell>
          <table:table-cell table:formula="of:=IF([.J551]=&quot;X&quot;;1;[.P550]+1)" office:value-type="float" office:value="550">
            <text:p>550</text:p>
          </table:table-cell>
          <table:table-cell table:style-name="ce7" table:formula="of:=CONCATENATE(&quot;mv &quot;;[.K551];&quot;^&quot;;[.O551];&quot;.wav &quot;&quot;rn^&quot;;[.$E551];&quot;~&quot;;[.$B551];&quot;~&quot;;[.$C551];&quot;~&quot;;[.$A551];&quot;~&quot;;[.$F551];&quot;~&quot;;[.$D551];&quot;.wav&quot;&quot;&quot;)" office:value-type="string" office:string-value="mv 1^T550.wav &quot;rn^ZZZ~~~~~.wav&quot;">
            <text:p>mv 1^T550.wav "rn^ZZZ~~~~~.wav"</text:p>
          </table:table-cell>
          <table:table-cell table:formula="of:=CONCATENATE(&quot;-ALBUM &quot;&quot;&quot;;[.A551];&quot;&quot;&quot; -ARTIST &quot;&quot;&quot;;[.B551];&quot;&quot;&quot; -ID3V2TAG TCOM &quot;&quot;&quot;;[.C551];&quot;&quot;&quot; -GENRE &quot;&quot;&quot;;[.D551];&quot;&quot;&quot; -TITLE &quot;&quot;&quot;;[.E551];&quot;&quot;&quot; -TRACK &quot;&quot;&quot;;[.F551];&quot;&quot;&quot; -YEAR &quot;&quot;&quot;;[.H551];&quot;&quot;&quot; &quot;;[.K551];&quot;/&quot;;[.O551];&quot;.mp3&quot;)" office:value-type="string" office:string-value="-ALBUM &quot;&quot; -ARTIST &quot;&quot; -ID3V2TAG TCOM &quot;&quot; -GENRE &quot;&quot; -TITLE &quot;ZZZ&quot; -TRACK &quot;&quot; -YEAR &quot;&quot; 1/T550.mp3">
            <text:p>-ALBUM "" -ARTIST "" -ID3V2TAG TCOM "" -GENRE "" -TITLE "ZZZ" -TRACK "" -YEAR "" 1/T55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51]+1" office:value-type="float" office:value="551">
            <text:p>551</text:p>
          </table:table-cell>
          <table:table-cell table:style-name="ce3"/>
          <table:table-cell table:style-name="ce5" table:formula="of:=IF([.J552]=&quot;X&quot;;[.K551]+1;[.K551])" office:value-type="float" office:value="1">
            <text:p>1</text:p>
          </table:table-cell>
          <table:table-cell table:formula="of:=IF([.J552]=&quot;X&quot;;0;[.L551]+[.G551]+[.J552]/24/60/60)" office:value-type="time" office:time-value="PT00H09M20.304S">
            <text:p>00:09:20.30</text:p>
          </table:table-cell>
          <table:table-cell table:formula="of:=INT([.L552]*24*60)+MOD([.L552]*24*60*60;60)/100" office:value-type="float" office:value="9.20304">
            <text:p>9.203</text:p>
          </table:table-cell>
          <table:table-cell table:formula="of:=[.L552]*24*60*60+[.$N$1]*([.P552]-1)" office:value-type="float" office:value="285.304000000012">
            <text:p>285.304</text:p>
          </table:table-cell>
          <table:table-cell table:formula="of:=CONCATENATE(&quot;T&quot;;[.P552])" office:value-type="string" office:string-value="T551">
            <text:p>T551</text:p>
          </table:table-cell>
          <table:table-cell table:formula="of:=IF([.J552]=&quot;X&quot;;1;[.P551]+1)" office:value-type="float" office:value="551">
            <text:p>551</text:p>
          </table:table-cell>
          <table:table-cell table:style-name="ce7" table:formula="of:=CONCATENATE(&quot;mv &quot;;[.K552];&quot;^&quot;;[.O552];&quot;.wav &quot;&quot;rn^&quot;;[.$E552];&quot;~&quot;;[.$B552];&quot;~&quot;;[.$C552];&quot;~&quot;;[.$A552];&quot;~&quot;;[.$F552];&quot;~&quot;;[.$D552];&quot;.wav&quot;&quot;&quot;)" office:value-type="string" office:string-value="mv 1^T551.wav &quot;rn^ZZZ~~~~~.wav&quot;">
            <text:p>mv 1^T551.wav "rn^ZZZ~~~~~.wav"</text:p>
          </table:table-cell>
          <table:table-cell table:formula="of:=CONCATENATE(&quot;-ALBUM &quot;&quot;&quot;;[.A552];&quot;&quot;&quot; -ARTIST &quot;&quot;&quot;;[.B552];&quot;&quot;&quot; -ID3V2TAG TCOM &quot;&quot;&quot;;[.C552];&quot;&quot;&quot; -GENRE &quot;&quot;&quot;;[.D552];&quot;&quot;&quot; -TITLE &quot;&quot;&quot;;[.E552];&quot;&quot;&quot; -TRACK &quot;&quot;&quot;;[.F552];&quot;&quot;&quot; -YEAR &quot;&quot;&quot;;[.H552];&quot;&quot;&quot; &quot;;[.K552];&quot;/&quot;;[.O552];&quot;.mp3&quot;)" office:value-type="string" office:string-value="-ALBUM &quot;&quot; -ARTIST &quot;&quot; -ID3V2TAG TCOM &quot;&quot; -GENRE &quot;&quot; -TITLE &quot;ZZZ&quot; -TRACK &quot;&quot; -YEAR &quot;&quot; 1/T551.mp3">
            <text:p>-ALBUM "" -ARTIST "" -ID3V2TAG TCOM "" -GENRE "" -TITLE "ZZZ" -TRACK "" -YEAR "" 1/T55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52]+1" office:value-type="float" office:value="552">
            <text:p>552</text:p>
          </table:table-cell>
          <table:table-cell table:style-name="ce3"/>
          <table:table-cell table:style-name="ce5" table:formula="of:=IF([.J553]=&quot;X&quot;;[.K552]+1;[.K552])" office:value-type="float" office:value="1">
            <text:p>1</text:p>
          </table:table-cell>
          <table:table-cell table:formula="of:=IF([.J553]=&quot;X&quot;;0;[.L552]+[.G552]+[.J553]/24/60/60)" office:value-type="time" office:time-value="PT00H09M20.304S">
            <text:p>00:09:20.30</text:p>
          </table:table-cell>
          <table:table-cell table:formula="of:=INT([.L553]*24*60)+MOD([.L553]*24*60*60;60)/100" office:value-type="float" office:value="9.20304">
            <text:p>9.203</text:p>
          </table:table-cell>
          <table:table-cell table:formula="of:=[.L553]*24*60*60+[.$N$1]*([.P553]-1)" office:value-type="float" office:value="284.804000000012">
            <text:p>284.804</text:p>
          </table:table-cell>
          <table:table-cell table:formula="of:=CONCATENATE(&quot;T&quot;;[.P553])" office:value-type="string" office:string-value="T552">
            <text:p>T552</text:p>
          </table:table-cell>
          <table:table-cell table:formula="of:=IF([.J553]=&quot;X&quot;;1;[.P552]+1)" office:value-type="float" office:value="552">
            <text:p>552</text:p>
          </table:table-cell>
          <table:table-cell table:style-name="ce7" table:formula="of:=CONCATENATE(&quot;mv &quot;;[.K553];&quot;^&quot;;[.O553];&quot;.wav &quot;&quot;rn^&quot;;[.$E553];&quot;~&quot;;[.$B553];&quot;~&quot;;[.$C553];&quot;~&quot;;[.$A553];&quot;~&quot;;[.$F553];&quot;~&quot;;[.$D553];&quot;.wav&quot;&quot;&quot;)" office:value-type="string" office:string-value="mv 1^T552.wav &quot;rn^ZZZ~~~~~.wav&quot;">
            <text:p>mv 1^T552.wav "rn^ZZZ~~~~~.wav"</text:p>
          </table:table-cell>
          <table:table-cell table:formula="of:=CONCATENATE(&quot;-ALBUM &quot;&quot;&quot;;[.A553];&quot;&quot;&quot; -ARTIST &quot;&quot;&quot;;[.B553];&quot;&quot;&quot; -ID3V2TAG TCOM &quot;&quot;&quot;;[.C553];&quot;&quot;&quot; -GENRE &quot;&quot;&quot;;[.D553];&quot;&quot;&quot; -TITLE &quot;&quot;&quot;;[.E553];&quot;&quot;&quot; -TRACK &quot;&quot;&quot;;[.F553];&quot;&quot;&quot; -YEAR &quot;&quot;&quot;;[.H553];&quot;&quot;&quot; &quot;;[.K553];&quot;/&quot;;[.O553];&quot;.mp3&quot;)" office:value-type="string" office:string-value="-ALBUM &quot;&quot; -ARTIST &quot;&quot; -ID3V2TAG TCOM &quot;&quot; -GENRE &quot;&quot; -TITLE &quot;ZZZ&quot; -TRACK &quot;&quot; -YEAR &quot;&quot; 1/T552.mp3">
            <text:p>-ALBUM "" -ARTIST "" -ID3V2TAG TCOM "" -GENRE "" -TITLE "ZZZ" -TRACK "" -YEAR "" 1/T55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53]+1" office:value-type="float" office:value="553">
            <text:p>553</text:p>
          </table:table-cell>
          <table:table-cell table:style-name="ce3"/>
          <table:table-cell table:style-name="ce5" table:formula="of:=IF([.J554]=&quot;X&quot;;[.K553]+1;[.K553])" office:value-type="float" office:value="1">
            <text:p>1</text:p>
          </table:table-cell>
          <table:table-cell table:formula="of:=IF([.J554]=&quot;X&quot;;0;[.L553]+[.G553]+[.J554]/24/60/60)" office:value-type="time" office:time-value="PT00H09M20.304S">
            <text:p>00:09:20.30</text:p>
          </table:table-cell>
          <table:table-cell table:formula="of:=INT([.L554]*24*60)+MOD([.L554]*24*60*60;60)/100" office:value-type="float" office:value="9.20304">
            <text:p>9.203</text:p>
          </table:table-cell>
          <table:table-cell table:formula="of:=[.L554]*24*60*60+[.$N$1]*([.P554]-1)" office:value-type="float" office:value="284.304000000012">
            <text:p>284.304</text:p>
          </table:table-cell>
          <table:table-cell table:formula="of:=CONCATENATE(&quot;T&quot;;[.P554])" office:value-type="string" office:string-value="T553">
            <text:p>T553</text:p>
          </table:table-cell>
          <table:table-cell table:formula="of:=IF([.J554]=&quot;X&quot;;1;[.P553]+1)" office:value-type="float" office:value="553">
            <text:p>553</text:p>
          </table:table-cell>
          <table:table-cell table:style-name="ce7" table:formula="of:=CONCATENATE(&quot;mv &quot;;[.K554];&quot;^&quot;;[.O554];&quot;.wav &quot;&quot;rn^&quot;;[.$E554];&quot;~&quot;;[.$B554];&quot;~&quot;;[.$C554];&quot;~&quot;;[.$A554];&quot;~&quot;;[.$F554];&quot;~&quot;;[.$D554];&quot;.wav&quot;&quot;&quot;)" office:value-type="string" office:string-value="mv 1^T553.wav &quot;rn^ZZZ~~~~~.wav&quot;">
            <text:p>mv 1^T553.wav "rn^ZZZ~~~~~.wav"</text:p>
          </table:table-cell>
          <table:table-cell table:formula="of:=CONCATENATE(&quot;-ALBUM &quot;&quot;&quot;;[.A554];&quot;&quot;&quot; -ARTIST &quot;&quot;&quot;;[.B554];&quot;&quot;&quot; -ID3V2TAG TCOM &quot;&quot;&quot;;[.C554];&quot;&quot;&quot; -GENRE &quot;&quot;&quot;;[.D554];&quot;&quot;&quot; -TITLE &quot;&quot;&quot;;[.E554];&quot;&quot;&quot; -TRACK &quot;&quot;&quot;;[.F554];&quot;&quot;&quot; -YEAR &quot;&quot;&quot;;[.H554];&quot;&quot;&quot; &quot;;[.K554];&quot;/&quot;;[.O554];&quot;.mp3&quot;)" office:value-type="string" office:string-value="-ALBUM &quot;&quot; -ARTIST &quot;&quot; -ID3V2TAG TCOM &quot;&quot; -GENRE &quot;&quot; -TITLE &quot;ZZZ&quot; -TRACK &quot;&quot; -YEAR &quot;&quot; 1/T553.mp3">
            <text:p>-ALBUM "" -ARTIST "" -ID3V2TAG TCOM "" -GENRE "" -TITLE "ZZZ" -TRACK "" -YEAR "" 1/T55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54]+1" office:value-type="float" office:value="554">
            <text:p>554</text:p>
          </table:table-cell>
          <table:table-cell table:style-name="ce3"/>
          <table:table-cell table:style-name="ce5" table:formula="of:=IF([.J555]=&quot;X&quot;;[.K554]+1;[.K554])" office:value-type="float" office:value="1">
            <text:p>1</text:p>
          </table:table-cell>
          <table:table-cell table:formula="of:=IF([.J555]=&quot;X&quot;;0;[.L554]+[.G554]+[.J555]/24/60/60)" office:value-type="time" office:time-value="PT00H09M20.304S">
            <text:p>00:09:20.30</text:p>
          </table:table-cell>
          <table:table-cell table:formula="of:=INT([.L555]*24*60)+MOD([.L555]*24*60*60;60)/100" office:value-type="float" office:value="9.20304">
            <text:p>9.203</text:p>
          </table:table-cell>
          <table:table-cell table:formula="of:=[.L555]*24*60*60+[.$N$1]*([.P555]-1)" office:value-type="float" office:value="283.804000000012">
            <text:p>283.804</text:p>
          </table:table-cell>
          <table:table-cell table:formula="of:=CONCATENATE(&quot;T&quot;;[.P555])" office:value-type="string" office:string-value="T554">
            <text:p>T554</text:p>
          </table:table-cell>
          <table:table-cell table:formula="of:=IF([.J555]=&quot;X&quot;;1;[.P554]+1)" office:value-type="float" office:value="554">
            <text:p>554</text:p>
          </table:table-cell>
          <table:table-cell table:style-name="ce7" table:formula="of:=CONCATENATE(&quot;mv &quot;;[.K555];&quot;^&quot;;[.O555];&quot;.wav &quot;&quot;rn^&quot;;[.$E555];&quot;~&quot;;[.$B555];&quot;~&quot;;[.$C555];&quot;~&quot;;[.$A555];&quot;~&quot;;[.$F555];&quot;~&quot;;[.$D555];&quot;.wav&quot;&quot;&quot;)" office:value-type="string" office:string-value="mv 1^T554.wav &quot;rn^ZZZ~~~~~.wav&quot;">
            <text:p>mv 1^T554.wav "rn^ZZZ~~~~~.wav"</text:p>
          </table:table-cell>
          <table:table-cell table:formula="of:=CONCATENATE(&quot;-ALBUM &quot;&quot;&quot;;[.A555];&quot;&quot;&quot; -ARTIST &quot;&quot;&quot;;[.B555];&quot;&quot;&quot; -ID3V2TAG TCOM &quot;&quot;&quot;;[.C555];&quot;&quot;&quot; -GENRE &quot;&quot;&quot;;[.D555];&quot;&quot;&quot; -TITLE &quot;&quot;&quot;;[.E555];&quot;&quot;&quot; -TRACK &quot;&quot;&quot;;[.F555];&quot;&quot;&quot; -YEAR &quot;&quot;&quot;;[.H555];&quot;&quot;&quot; &quot;;[.K555];&quot;/&quot;;[.O555];&quot;.mp3&quot;)" office:value-type="string" office:string-value="-ALBUM &quot;&quot; -ARTIST &quot;&quot; -ID3V2TAG TCOM &quot;&quot; -GENRE &quot;&quot; -TITLE &quot;ZZZ&quot; -TRACK &quot;&quot; -YEAR &quot;&quot; 1/T554.mp3">
            <text:p>-ALBUM "" -ARTIST "" -ID3V2TAG TCOM "" -GENRE "" -TITLE "ZZZ" -TRACK "" -YEAR "" 1/T55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55]+1" office:value-type="float" office:value="555">
            <text:p>555</text:p>
          </table:table-cell>
          <table:table-cell table:style-name="ce3"/>
          <table:table-cell table:style-name="ce5" table:formula="of:=IF([.J556]=&quot;X&quot;;[.K555]+1;[.K555])" office:value-type="float" office:value="1">
            <text:p>1</text:p>
          </table:table-cell>
          <table:table-cell table:formula="of:=IF([.J556]=&quot;X&quot;;0;[.L555]+[.G555]+[.J556]/24/60/60)" office:value-type="time" office:time-value="PT00H09M20.304S">
            <text:p>00:09:20.30</text:p>
          </table:table-cell>
          <table:table-cell table:formula="of:=INT([.L556]*24*60)+MOD([.L556]*24*60*60;60)/100" office:value-type="float" office:value="9.20304">
            <text:p>9.203</text:p>
          </table:table-cell>
          <table:table-cell table:formula="of:=[.L556]*24*60*60+[.$N$1]*([.P556]-1)" office:value-type="float" office:value="283.304000000012">
            <text:p>283.304</text:p>
          </table:table-cell>
          <table:table-cell table:formula="of:=CONCATENATE(&quot;T&quot;;[.P556])" office:value-type="string" office:string-value="T555">
            <text:p>T555</text:p>
          </table:table-cell>
          <table:table-cell table:formula="of:=IF([.J556]=&quot;X&quot;;1;[.P555]+1)" office:value-type="float" office:value="555">
            <text:p>555</text:p>
          </table:table-cell>
          <table:table-cell table:style-name="ce7" table:formula="of:=CONCATENATE(&quot;mv &quot;;[.K556];&quot;^&quot;;[.O556];&quot;.wav &quot;&quot;rn^&quot;;[.$E556];&quot;~&quot;;[.$B556];&quot;~&quot;;[.$C556];&quot;~&quot;;[.$A556];&quot;~&quot;;[.$F556];&quot;~&quot;;[.$D556];&quot;.wav&quot;&quot;&quot;)" office:value-type="string" office:string-value="mv 1^T555.wav &quot;rn^ZZZ~~~~~.wav&quot;">
            <text:p>mv 1^T555.wav "rn^ZZZ~~~~~.wav"</text:p>
          </table:table-cell>
          <table:table-cell table:formula="of:=CONCATENATE(&quot;-ALBUM &quot;&quot;&quot;;[.A556];&quot;&quot;&quot; -ARTIST &quot;&quot;&quot;;[.B556];&quot;&quot;&quot; -ID3V2TAG TCOM &quot;&quot;&quot;;[.C556];&quot;&quot;&quot; -GENRE &quot;&quot;&quot;;[.D556];&quot;&quot;&quot; -TITLE &quot;&quot;&quot;;[.E556];&quot;&quot;&quot; -TRACK &quot;&quot;&quot;;[.F556];&quot;&quot;&quot; -YEAR &quot;&quot;&quot;;[.H556];&quot;&quot;&quot; &quot;;[.K556];&quot;/&quot;;[.O556];&quot;.mp3&quot;)" office:value-type="string" office:string-value="-ALBUM &quot;&quot; -ARTIST &quot;&quot; -ID3V2TAG TCOM &quot;&quot; -GENRE &quot;&quot; -TITLE &quot;ZZZ&quot; -TRACK &quot;&quot; -YEAR &quot;&quot; 1/T555.mp3">
            <text:p>-ALBUM "" -ARTIST "" -ID3V2TAG TCOM "" -GENRE "" -TITLE "ZZZ" -TRACK "" -YEAR "" 1/T55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56]+1" office:value-type="float" office:value="556">
            <text:p>556</text:p>
          </table:table-cell>
          <table:table-cell table:style-name="ce3"/>
          <table:table-cell table:style-name="ce5" table:formula="of:=IF([.J557]=&quot;X&quot;;[.K556]+1;[.K556])" office:value-type="float" office:value="1">
            <text:p>1</text:p>
          </table:table-cell>
          <table:table-cell table:formula="of:=IF([.J557]=&quot;X&quot;;0;[.L556]+[.G556]+[.J557]/24/60/60)" office:value-type="time" office:time-value="PT00H09M20.304S">
            <text:p>00:09:20.30</text:p>
          </table:table-cell>
          <table:table-cell table:formula="of:=INT([.L557]*24*60)+MOD([.L557]*24*60*60;60)/100" office:value-type="float" office:value="9.20304">
            <text:p>9.203</text:p>
          </table:table-cell>
          <table:table-cell table:formula="of:=[.L557]*24*60*60+[.$N$1]*([.P557]-1)" office:value-type="float" office:value="282.804000000012">
            <text:p>282.804</text:p>
          </table:table-cell>
          <table:table-cell table:formula="of:=CONCATENATE(&quot;T&quot;;[.P557])" office:value-type="string" office:string-value="T556">
            <text:p>T556</text:p>
          </table:table-cell>
          <table:table-cell table:formula="of:=IF([.J557]=&quot;X&quot;;1;[.P556]+1)" office:value-type="float" office:value="556">
            <text:p>556</text:p>
          </table:table-cell>
          <table:table-cell table:style-name="ce7" table:formula="of:=CONCATENATE(&quot;mv &quot;;[.K557];&quot;^&quot;;[.O557];&quot;.wav &quot;&quot;rn^&quot;;[.$E557];&quot;~&quot;;[.$B557];&quot;~&quot;;[.$C557];&quot;~&quot;;[.$A557];&quot;~&quot;;[.$F557];&quot;~&quot;;[.$D557];&quot;.wav&quot;&quot;&quot;)" office:value-type="string" office:string-value="mv 1^T556.wav &quot;rn^ZZZ~~~~~.wav&quot;">
            <text:p>mv 1^T556.wav "rn^ZZZ~~~~~.wav"</text:p>
          </table:table-cell>
          <table:table-cell table:formula="of:=CONCATENATE(&quot;-ALBUM &quot;&quot;&quot;;[.A557];&quot;&quot;&quot; -ARTIST &quot;&quot;&quot;;[.B557];&quot;&quot;&quot; -ID3V2TAG TCOM &quot;&quot;&quot;;[.C557];&quot;&quot;&quot; -GENRE &quot;&quot;&quot;;[.D557];&quot;&quot;&quot; -TITLE &quot;&quot;&quot;;[.E557];&quot;&quot;&quot; -TRACK &quot;&quot;&quot;;[.F557];&quot;&quot;&quot; -YEAR &quot;&quot;&quot;;[.H557];&quot;&quot;&quot; &quot;;[.K557];&quot;/&quot;;[.O557];&quot;.mp3&quot;)" office:value-type="string" office:string-value="-ALBUM &quot;&quot; -ARTIST &quot;&quot; -ID3V2TAG TCOM &quot;&quot; -GENRE &quot;&quot; -TITLE &quot;ZZZ&quot; -TRACK &quot;&quot; -YEAR &quot;&quot; 1/T556.mp3">
            <text:p>-ALBUM "" -ARTIST "" -ID3V2TAG TCOM "" -GENRE "" -TITLE "ZZZ" -TRACK "" -YEAR "" 1/T55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57]+1" office:value-type="float" office:value="557">
            <text:p>557</text:p>
          </table:table-cell>
          <table:table-cell table:style-name="ce3"/>
          <table:table-cell table:style-name="ce5" table:formula="of:=IF([.J558]=&quot;X&quot;;[.K557]+1;[.K557])" office:value-type="float" office:value="1">
            <text:p>1</text:p>
          </table:table-cell>
          <table:table-cell table:formula="of:=IF([.J558]=&quot;X&quot;;0;[.L557]+[.G557]+[.J558]/24/60/60)" office:value-type="time" office:time-value="PT00H09M20.304S">
            <text:p>00:09:20.30</text:p>
          </table:table-cell>
          <table:table-cell table:formula="of:=INT([.L558]*24*60)+MOD([.L558]*24*60*60;60)/100" office:value-type="float" office:value="9.20304">
            <text:p>9.203</text:p>
          </table:table-cell>
          <table:table-cell table:formula="of:=[.L558]*24*60*60+[.$N$1]*([.P558]-1)" office:value-type="float" office:value="282.304000000012">
            <text:p>282.304</text:p>
          </table:table-cell>
          <table:table-cell table:formula="of:=CONCATENATE(&quot;T&quot;;[.P558])" office:value-type="string" office:string-value="T557">
            <text:p>T557</text:p>
          </table:table-cell>
          <table:table-cell table:formula="of:=IF([.J558]=&quot;X&quot;;1;[.P557]+1)" office:value-type="float" office:value="557">
            <text:p>557</text:p>
          </table:table-cell>
          <table:table-cell table:style-name="ce7" table:formula="of:=CONCATENATE(&quot;mv &quot;;[.K558];&quot;^&quot;;[.O558];&quot;.wav &quot;&quot;rn^&quot;;[.$E558];&quot;~&quot;;[.$B558];&quot;~&quot;;[.$C558];&quot;~&quot;;[.$A558];&quot;~&quot;;[.$F558];&quot;~&quot;;[.$D558];&quot;.wav&quot;&quot;&quot;)" office:value-type="string" office:string-value="mv 1^T557.wav &quot;rn^ZZZ~~~~~.wav&quot;">
            <text:p>mv 1^T557.wav "rn^ZZZ~~~~~.wav"</text:p>
          </table:table-cell>
          <table:table-cell table:formula="of:=CONCATENATE(&quot;-ALBUM &quot;&quot;&quot;;[.A558];&quot;&quot;&quot; -ARTIST &quot;&quot;&quot;;[.B558];&quot;&quot;&quot; -ID3V2TAG TCOM &quot;&quot;&quot;;[.C558];&quot;&quot;&quot; -GENRE &quot;&quot;&quot;;[.D558];&quot;&quot;&quot; -TITLE &quot;&quot;&quot;;[.E558];&quot;&quot;&quot; -TRACK &quot;&quot;&quot;;[.F558];&quot;&quot;&quot; -YEAR &quot;&quot;&quot;;[.H558];&quot;&quot;&quot; &quot;;[.K558];&quot;/&quot;;[.O558];&quot;.mp3&quot;)" office:value-type="string" office:string-value="-ALBUM &quot;&quot; -ARTIST &quot;&quot; -ID3V2TAG TCOM &quot;&quot; -GENRE &quot;&quot; -TITLE &quot;ZZZ&quot; -TRACK &quot;&quot; -YEAR &quot;&quot; 1/T557.mp3">
            <text:p>-ALBUM "" -ARTIST "" -ID3V2TAG TCOM "" -GENRE "" -TITLE "ZZZ" -TRACK "" -YEAR "" 1/T55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58]+1" office:value-type="float" office:value="558">
            <text:p>558</text:p>
          </table:table-cell>
          <table:table-cell table:style-name="ce3"/>
          <table:table-cell table:style-name="ce5" table:formula="of:=IF([.J559]=&quot;X&quot;;[.K558]+1;[.K558])" office:value-type="float" office:value="1">
            <text:p>1</text:p>
          </table:table-cell>
          <table:table-cell table:formula="of:=IF([.J559]=&quot;X&quot;;0;[.L558]+[.G558]+[.J559]/24/60/60)" office:value-type="time" office:time-value="PT00H09M20.304S">
            <text:p>00:09:20.30</text:p>
          </table:table-cell>
          <table:table-cell table:formula="of:=INT([.L559]*24*60)+MOD([.L559]*24*60*60;60)/100" office:value-type="float" office:value="9.20304">
            <text:p>9.203</text:p>
          </table:table-cell>
          <table:table-cell table:formula="of:=[.L559]*24*60*60+[.$N$1]*([.P559]-1)" office:value-type="float" office:value="281.804000000012">
            <text:p>281.804</text:p>
          </table:table-cell>
          <table:table-cell table:formula="of:=CONCATENATE(&quot;T&quot;;[.P559])" office:value-type="string" office:string-value="T558">
            <text:p>T558</text:p>
          </table:table-cell>
          <table:table-cell table:formula="of:=IF([.J559]=&quot;X&quot;;1;[.P558]+1)" office:value-type="float" office:value="558">
            <text:p>558</text:p>
          </table:table-cell>
          <table:table-cell table:style-name="ce7" table:formula="of:=CONCATENATE(&quot;mv &quot;;[.K559];&quot;^&quot;;[.O559];&quot;.wav &quot;&quot;rn^&quot;;[.$E559];&quot;~&quot;;[.$B559];&quot;~&quot;;[.$C559];&quot;~&quot;;[.$A559];&quot;~&quot;;[.$F559];&quot;~&quot;;[.$D559];&quot;.wav&quot;&quot;&quot;)" office:value-type="string" office:string-value="mv 1^T558.wav &quot;rn^ZZZ~~~~~.wav&quot;">
            <text:p>mv 1^T558.wav "rn^ZZZ~~~~~.wav"</text:p>
          </table:table-cell>
          <table:table-cell table:formula="of:=CONCATENATE(&quot;-ALBUM &quot;&quot;&quot;;[.A559];&quot;&quot;&quot; -ARTIST &quot;&quot;&quot;;[.B559];&quot;&quot;&quot; -ID3V2TAG TCOM &quot;&quot;&quot;;[.C559];&quot;&quot;&quot; -GENRE &quot;&quot;&quot;;[.D559];&quot;&quot;&quot; -TITLE &quot;&quot;&quot;;[.E559];&quot;&quot;&quot; -TRACK &quot;&quot;&quot;;[.F559];&quot;&quot;&quot; -YEAR &quot;&quot;&quot;;[.H559];&quot;&quot;&quot; &quot;;[.K559];&quot;/&quot;;[.O559];&quot;.mp3&quot;)" office:value-type="string" office:string-value="-ALBUM &quot;&quot; -ARTIST &quot;&quot; -ID3V2TAG TCOM &quot;&quot; -GENRE &quot;&quot; -TITLE &quot;ZZZ&quot; -TRACK &quot;&quot; -YEAR &quot;&quot; 1/T558.mp3">
            <text:p>-ALBUM "" -ARTIST "" -ID3V2TAG TCOM "" -GENRE "" -TITLE "ZZZ" -TRACK "" -YEAR "" 1/T55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59]+1" office:value-type="float" office:value="559">
            <text:p>559</text:p>
          </table:table-cell>
          <table:table-cell table:style-name="ce3"/>
          <table:table-cell table:style-name="ce5" table:formula="of:=IF([.J560]=&quot;X&quot;;[.K559]+1;[.K559])" office:value-type="float" office:value="1">
            <text:p>1</text:p>
          </table:table-cell>
          <table:table-cell table:formula="of:=IF([.J560]=&quot;X&quot;;0;[.L559]+[.G559]+[.J560]/24/60/60)" office:value-type="time" office:time-value="PT00H09M20.304S">
            <text:p>00:09:20.30</text:p>
          </table:table-cell>
          <table:table-cell table:formula="of:=INT([.L560]*24*60)+MOD([.L560]*24*60*60;60)/100" office:value-type="float" office:value="9.20304">
            <text:p>9.203</text:p>
          </table:table-cell>
          <table:table-cell table:formula="of:=[.L560]*24*60*60+[.$N$1]*([.P560]-1)" office:value-type="float" office:value="281.304000000012">
            <text:p>281.304</text:p>
          </table:table-cell>
          <table:table-cell table:formula="of:=CONCATENATE(&quot;T&quot;;[.P560])" office:value-type="string" office:string-value="T559">
            <text:p>T559</text:p>
          </table:table-cell>
          <table:table-cell table:formula="of:=IF([.J560]=&quot;X&quot;;1;[.P559]+1)" office:value-type="float" office:value="559">
            <text:p>559</text:p>
          </table:table-cell>
          <table:table-cell table:style-name="ce7" table:formula="of:=CONCATENATE(&quot;mv &quot;;[.K560];&quot;^&quot;;[.O560];&quot;.wav &quot;&quot;rn^&quot;;[.$E560];&quot;~&quot;;[.$B560];&quot;~&quot;;[.$C560];&quot;~&quot;;[.$A560];&quot;~&quot;;[.$F560];&quot;~&quot;;[.$D560];&quot;.wav&quot;&quot;&quot;)" office:value-type="string" office:string-value="mv 1^T559.wav &quot;rn^ZZZ~~~~~.wav&quot;">
            <text:p>mv 1^T559.wav "rn^ZZZ~~~~~.wav"</text:p>
          </table:table-cell>
          <table:table-cell table:formula="of:=CONCATENATE(&quot;-ALBUM &quot;&quot;&quot;;[.A560];&quot;&quot;&quot; -ARTIST &quot;&quot;&quot;;[.B560];&quot;&quot;&quot; -ID3V2TAG TCOM &quot;&quot;&quot;;[.C560];&quot;&quot;&quot; -GENRE &quot;&quot;&quot;;[.D560];&quot;&quot;&quot; -TITLE &quot;&quot;&quot;;[.E560];&quot;&quot;&quot; -TRACK &quot;&quot;&quot;;[.F560];&quot;&quot;&quot; -YEAR &quot;&quot;&quot;;[.H560];&quot;&quot;&quot; &quot;;[.K560];&quot;/&quot;;[.O560];&quot;.mp3&quot;)" office:value-type="string" office:string-value="-ALBUM &quot;&quot; -ARTIST &quot;&quot; -ID3V2TAG TCOM &quot;&quot; -GENRE &quot;&quot; -TITLE &quot;ZZZ&quot; -TRACK &quot;&quot; -YEAR &quot;&quot; 1/T559.mp3">
            <text:p>-ALBUM "" -ARTIST "" -ID3V2TAG TCOM "" -GENRE "" -TITLE "ZZZ" -TRACK "" -YEAR "" 1/T55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60]+1" office:value-type="float" office:value="560">
            <text:p>560</text:p>
          </table:table-cell>
          <table:table-cell table:style-name="ce3"/>
          <table:table-cell table:style-name="ce5" table:formula="of:=IF([.J561]=&quot;X&quot;;[.K560]+1;[.K560])" office:value-type="float" office:value="1">
            <text:p>1</text:p>
          </table:table-cell>
          <table:table-cell table:formula="of:=IF([.J561]=&quot;X&quot;;0;[.L560]+[.G560]+[.J561]/24/60/60)" office:value-type="time" office:time-value="PT00H09M20.304S">
            <text:p>00:09:20.30</text:p>
          </table:table-cell>
          <table:table-cell table:formula="of:=INT([.L561]*24*60)+MOD([.L561]*24*60*60;60)/100" office:value-type="float" office:value="9.20304">
            <text:p>9.203</text:p>
          </table:table-cell>
          <table:table-cell table:formula="of:=[.L561]*24*60*60+[.$N$1]*([.P561]-1)" office:value-type="float" office:value="280.804000000012">
            <text:p>280.804</text:p>
          </table:table-cell>
          <table:table-cell table:formula="of:=CONCATENATE(&quot;T&quot;;[.P561])" office:value-type="string" office:string-value="T560">
            <text:p>T560</text:p>
          </table:table-cell>
          <table:table-cell table:formula="of:=IF([.J561]=&quot;X&quot;;1;[.P560]+1)" office:value-type="float" office:value="560">
            <text:p>560</text:p>
          </table:table-cell>
          <table:table-cell table:style-name="ce7" table:formula="of:=CONCATENATE(&quot;mv &quot;;[.K561];&quot;^&quot;;[.O561];&quot;.wav &quot;&quot;rn^&quot;;[.$E561];&quot;~&quot;;[.$B561];&quot;~&quot;;[.$C561];&quot;~&quot;;[.$A561];&quot;~&quot;;[.$F561];&quot;~&quot;;[.$D561];&quot;.wav&quot;&quot;&quot;)" office:value-type="string" office:string-value="mv 1^T560.wav &quot;rn^ZZZ~~~~~.wav&quot;">
            <text:p>mv 1^T560.wav "rn^ZZZ~~~~~.wav"</text:p>
          </table:table-cell>
          <table:table-cell table:formula="of:=CONCATENATE(&quot;-ALBUM &quot;&quot;&quot;;[.A561];&quot;&quot;&quot; -ARTIST &quot;&quot;&quot;;[.B561];&quot;&quot;&quot; -ID3V2TAG TCOM &quot;&quot;&quot;;[.C561];&quot;&quot;&quot; -GENRE &quot;&quot;&quot;;[.D561];&quot;&quot;&quot; -TITLE &quot;&quot;&quot;;[.E561];&quot;&quot;&quot; -TRACK &quot;&quot;&quot;;[.F561];&quot;&quot;&quot; -YEAR &quot;&quot;&quot;;[.H561];&quot;&quot;&quot; &quot;;[.K561];&quot;/&quot;;[.O561];&quot;.mp3&quot;)" office:value-type="string" office:string-value="-ALBUM &quot;&quot; -ARTIST &quot;&quot; -ID3V2TAG TCOM &quot;&quot; -GENRE &quot;&quot; -TITLE &quot;ZZZ&quot; -TRACK &quot;&quot; -YEAR &quot;&quot; 1/T560.mp3">
            <text:p>-ALBUM "" -ARTIST "" -ID3V2TAG TCOM "" -GENRE "" -TITLE "ZZZ" -TRACK "" -YEAR "" 1/T56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61]+1" office:value-type="float" office:value="561">
            <text:p>561</text:p>
          </table:table-cell>
          <table:table-cell table:style-name="ce3"/>
          <table:table-cell table:style-name="ce5" table:formula="of:=IF([.J562]=&quot;X&quot;;[.K561]+1;[.K561])" office:value-type="float" office:value="1">
            <text:p>1</text:p>
          </table:table-cell>
          <table:table-cell table:formula="of:=IF([.J562]=&quot;X&quot;;0;[.L561]+[.G561]+[.J562]/24/60/60)" office:value-type="time" office:time-value="PT00H09M20.304S">
            <text:p>00:09:20.30</text:p>
          </table:table-cell>
          <table:table-cell table:formula="of:=INT([.L562]*24*60)+MOD([.L562]*24*60*60;60)/100" office:value-type="float" office:value="9.20304">
            <text:p>9.203</text:p>
          </table:table-cell>
          <table:table-cell table:formula="of:=[.L562]*24*60*60+[.$N$1]*([.P562]-1)" office:value-type="float" office:value="280.304000000012">
            <text:p>280.304</text:p>
          </table:table-cell>
          <table:table-cell table:formula="of:=CONCATENATE(&quot;T&quot;;[.P562])" office:value-type="string" office:string-value="T561">
            <text:p>T561</text:p>
          </table:table-cell>
          <table:table-cell table:formula="of:=IF([.J562]=&quot;X&quot;;1;[.P561]+1)" office:value-type="float" office:value="561">
            <text:p>561</text:p>
          </table:table-cell>
          <table:table-cell table:style-name="ce7" table:formula="of:=CONCATENATE(&quot;mv &quot;;[.K562];&quot;^&quot;;[.O562];&quot;.wav &quot;&quot;rn^&quot;;[.$E562];&quot;~&quot;;[.$B562];&quot;~&quot;;[.$C562];&quot;~&quot;;[.$A562];&quot;~&quot;;[.$F562];&quot;~&quot;;[.$D562];&quot;.wav&quot;&quot;&quot;)" office:value-type="string" office:string-value="mv 1^T561.wav &quot;rn^ZZZ~~~~~.wav&quot;">
            <text:p>mv 1^T561.wav "rn^ZZZ~~~~~.wav"</text:p>
          </table:table-cell>
          <table:table-cell table:formula="of:=CONCATENATE(&quot;-ALBUM &quot;&quot;&quot;;[.A562];&quot;&quot;&quot; -ARTIST &quot;&quot;&quot;;[.B562];&quot;&quot;&quot; -ID3V2TAG TCOM &quot;&quot;&quot;;[.C562];&quot;&quot;&quot; -GENRE &quot;&quot;&quot;;[.D562];&quot;&quot;&quot; -TITLE &quot;&quot;&quot;;[.E562];&quot;&quot;&quot; -TRACK &quot;&quot;&quot;;[.F562];&quot;&quot;&quot; -YEAR &quot;&quot;&quot;;[.H562];&quot;&quot;&quot; &quot;;[.K562];&quot;/&quot;;[.O562];&quot;.mp3&quot;)" office:value-type="string" office:string-value="-ALBUM &quot;&quot; -ARTIST &quot;&quot; -ID3V2TAG TCOM &quot;&quot; -GENRE &quot;&quot; -TITLE &quot;ZZZ&quot; -TRACK &quot;&quot; -YEAR &quot;&quot; 1/T561.mp3">
            <text:p>-ALBUM "" -ARTIST "" -ID3V2TAG TCOM "" -GENRE "" -TITLE "ZZZ" -TRACK "" -YEAR "" 1/T56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62]+1" office:value-type="float" office:value="562">
            <text:p>562</text:p>
          </table:table-cell>
          <table:table-cell table:style-name="ce3"/>
          <table:table-cell table:style-name="ce5" table:formula="of:=IF([.J563]=&quot;X&quot;;[.K562]+1;[.K562])" office:value-type="float" office:value="1">
            <text:p>1</text:p>
          </table:table-cell>
          <table:table-cell table:formula="of:=IF([.J563]=&quot;X&quot;;0;[.L562]+[.G562]+[.J563]/24/60/60)" office:value-type="time" office:time-value="PT00H09M20.304S">
            <text:p>00:09:20.30</text:p>
          </table:table-cell>
          <table:table-cell table:formula="of:=INT([.L563]*24*60)+MOD([.L563]*24*60*60;60)/100" office:value-type="float" office:value="9.20304">
            <text:p>9.203</text:p>
          </table:table-cell>
          <table:table-cell table:formula="of:=[.L563]*24*60*60+[.$N$1]*([.P563]-1)" office:value-type="float" office:value="279.804000000012">
            <text:p>279.804</text:p>
          </table:table-cell>
          <table:table-cell table:formula="of:=CONCATENATE(&quot;T&quot;;[.P563])" office:value-type="string" office:string-value="T562">
            <text:p>T562</text:p>
          </table:table-cell>
          <table:table-cell table:formula="of:=IF([.J563]=&quot;X&quot;;1;[.P562]+1)" office:value-type="float" office:value="562">
            <text:p>562</text:p>
          </table:table-cell>
          <table:table-cell table:style-name="ce7" table:formula="of:=CONCATENATE(&quot;mv &quot;;[.K563];&quot;^&quot;;[.O563];&quot;.wav &quot;&quot;rn^&quot;;[.$E563];&quot;~&quot;;[.$B563];&quot;~&quot;;[.$C563];&quot;~&quot;;[.$A563];&quot;~&quot;;[.$F563];&quot;~&quot;;[.$D563];&quot;.wav&quot;&quot;&quot;)" office:value-type="string" office:string-value="mv 1^T562.wav &quot;rn^ZZZ~~~~~.wav&quot;">
            <text:p>mv 1^T562.wav "rn^ZZZ~~~~~.wav"</text:p>
          </table:table-cell>
          <table:table-cell table:formula="of:=CONCATENATE(&quot;-ALBUM &quot;&quot;&quot;;[.A563];&quot;&quot;&quot; -ARTIST &quot;&quot;&quot;;[.B563];&quot;&quot;&quot; -ID3V2TAG TCOM &quot;&quot;&quot;;[.C563];&quot;&quot;&quot; -GENRE &quot;&quot;&quot;;[.D563];&quot;&quot;&quot; -TITLE &quot;&quot;&quot;;[.E563];&quot;&quot;&quot; -TRACK &quot;&quot;&quot;;[.F563];&quot;&quot;&quot; -YEAR &quot;&quot;&quot;;[.H563];&quot;&quot;&quot; &quot;;[.K563];&quot;/&quot;;[.O563];&quot;.mp3&quot;)" office:value-type="string" office:string-value="-ALBUM &quot;&quot; -ARTIST &quot;&quot; -ID3V2TAG TCOM &quot;&quot; -GENRE &quot;&quot; -TITLE &quot;ZZZ&quot; -TRACK &quot;&quot; -YEAR &quot;&quot; 1/T562.mp3">
            <text:p>-ALBUM "" -ARTIST "" -ID3V2TAG TCOM "" -GENRE "" -TITLE "ZZZ" -TRACK "" -YEAR "" 1/T56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63]+1" office:value-type="float" office:value="563">
            <text:p>563</text:p>
          </table:table-cell>
          <table:table-cell table:style-name="ce3"/>
          <table:table-cell table:style-name="ce5" table:formula="of:=IF([.J564]=&quot;X&quot;;[.K563]+1;[.K563])" office:value-type="float" office:value="1">
            <text:p>1</text:p>
          </table:table-cell>
          <table:table-cell table:formula="of:=IF([.J564]=&quot;X&quot;;0;[.L563]+[.G563]+[.J564]/24/60/60)" office:value-type="time" office:time-value="PT00H09M20.304S">
            <text:p>00:09:20.30</text:p>
          </table:table-cell>
          <table:table-cell table:formula="of:=INT([.L564]*24*60)+MOD([.L564]*24*60*60;60)/100" office:value-type="float" office:value="9.20304">
            <text:p>9.203</text:p>
          </table:table-cell>
          <table:table-cell table:formula="of:=[.L564]*24*60*60+[.$N$1]*([.P564]-1)" office:value-type="float" office:value="279.304000000012">
            <text:p>279.304</text:p>
          </table:table-cell>
          <table:table-cell table:formula="of:=CONCATENATE(&quot;T&quot;;[.P564])" office:value-type="string" office:string-value="T563">
            <text:p>T563</text:p>
          </table:table-cell>
          <table:table-cell table:formula="of:=IF([.J564]=&quot;X&quot;;1;[.P563]+1)" office:value-type="float" office:value="563">
            <text:p>563</text:p>
          </table:table-cell>
          <table:table-cell table:style-name="ce7" table:formula="of:=CONCATENATE(&quot;mv &quot;;[.K564];&quot;^&quot;;[.O564];&quot;.wav &quot;&quot;rn^&quot;;[.$E564];&quot;~&quot;;[.$B564];&quot;~&quot;;[.$C564];&quot;~&quot;;[.$A564];&quot;~&quot;;[.$F564];&quot;~&quot;;[.$D564];&quot;.wav&quot;&quot;&quot;)" office:value-type="string" office:string-value="mv 1^T563.wav &quot;rn^ZZZ~~~~~.wav&quot;">
            <text:p>mv 1^T563.wav "rn^ZZZ~~~~~.wav"</text:p>
          </table:table-cell>
          <table:table-cell table:formula="of:=CONCATENATE(&quot;-ALBUM &quot;&quot;&quot;;[.A564];&quot;&quot;&quot; -ARTIST &quot;&quot;&quot;;[.B564];&quot;&quot;&quot; -ID3V2TAG TCOM &quot;&quot;&quot;;[.C564];&quot;&quot;&quot; -GENRE &quot;&quot;&quot;;[.D564];&quot;&quot;&quot; -TITLE &quot;&quot;&quot;;[.E564];&quot;&quot;&quot; -TRACK &quot;&quot;&quot;;[.F564];&quot;&quot;&quot; -YEAR &quot;&quot;&quot;;[.H564];&quot;&quot;&quot; &quot;;[.K564];&quot;/&quot;;[.O564];&quot;.mp3&quot;)" office:value-type="string" office:string-value="-ALBUM &quot;&quot; -ARTIST &quot;&quot; -ID3V2TAG TCOM &quot;&quot; -GENRE &quot;&quot; -TITLE &quot;ZZZ&quot; -TRACK &quot;&quot; -YEAR &quot;&quot; 1/T563.mp3">
            <text:p>-ALBUM "" -ARTIST "" -ID3V2TAG TCOM "" -GENRE "" -TITLE "ZZZ" -TRACK "" -YEAR "" 1/T56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64]+1" office:value-type="float" office:value="564">
            <text:p>564</text:p>
          </table:table-cell>
          <table:table-cell table:style-name="ce3"/>
          <table:table-cell table:style-name="ce5" table:formula="of:=IF([.J565]=&quot;X&quot;;[.K564]+1;[.K564])" office:value-type="float" office:value="1">
            <text:p>1</text:p>
          </table:table-cell>
          <table:table-cell table:formula="of:=IF([.J565]=&quot;X&quot;;0;[.L564]+[.G564]+[.J565]/24/60/60)" office:value-type="time" office:time-value="PT00H09M20.304S">
            <text:p>00:09:20.30</text:p>
          </table:table-cell>
          <table:table-cell table:formula="of:=INT([.L565]*24*60)+MOD([.L565]*24*60*60;60)/100" office:value-type="float" office:value="9.20304">
            <text:p>9.203</text:p>
          </table:table-cell>
          <table:table-cell table:formula="of:=[.L565]*24*60*60+[.$N$1]*([.P565]-1)" office:value-type="float" office:value="278.804000000012">
            <text:p>278.804</text:p>
          </table:table-cell>
          <table:table-cell table:formula="of:=CONCATENATE(&quot;T&quot;;[.P565])" office:value-type="string" office:string-value="T564">
            <text:p>T564</text:p>
          </table:table-cell>
          <table:table-cell table:formula="of:=IF([.J565]=&quot;X&quot;;1;[.P564]+1)" office:value-type="float" office:value="564">
            <text:p>564</text:p>
          </table:table-cell>
          <table:table-cell table:style-name="ce7" table:formula="of:=CONCATENATE(&quot;mv &quot;;[.K565];&quot;^&quot;;[.O565];&quot;.wav &quot;&quot;rn^&quot;;[.$E565];&quot;~&quot;;[.$B565];&quot;~&quot;;[.$C565];&quot;~&quot;;[.$A565];&quot;~&quot;;[.$F565];&quot;~&quot;;[.$D565];&quot;.wav&quot;&quot;&quot;)" office:value-type="string" office:string-value="mv 1^T564.wav &quot;rn^ZZZ~~~~~.wav&quot;">
            <text:p>mv 1^T564.wav "rn^ZZZ~~~~~.wav"</text:p>
          </table:table-cell>
          <table:table-cell table:formula="of:=CONCATENATE(&quot;-ALBUM &quot;&quot;&quot;;[.A565];&quot;&quot;&quot; -ARTIST &quot;&quot;&quot;;[.B565];&quot;&quot;&quot; -ID3V2TAG TCOM &quot;&quot;&quot;;[.C565];&quot;&quot;&quot; -GENRE &quot;&quot;&quot;;[.D565];&quot;&quot;&quot; -TITLE &quot;&quot;&quot;;[.E565];&quot;&quot;&quot; -TRACK &quot;&quot;&quot;;[.F565];&quot;&quot;&quot; -YEAR &quot;&quot;&quot;;[.H565];&quot;&quot;&quot; &quot;;[.K565];&quot;/&quot;;[.O565];&quot;.mp3&quot;)" office:value-type="string" office:string-value="-ALBUM &quot;&quot; -ARTIST &quot;&quot; -ID3V2TAG TCOM &quot;&quot; -GENRE &quot;&quot; -TITLE &quot;ZZZ&quot; -TRACK &quot;&quot; -YEAR &quot;&quot; 1/T564.mp3">
            <text:p>-ALBUM "" -ARTIST "" -ID3V2TAG TCOM "" -GENRE "" -TITLE "ZZZ" -TRACK "" -YEAR "" 1/T56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65]+1" office:value-type="float" office:value="565">
            <text:p>565</text:p>
          </table:table-cell>
          <table:table-cell table:style-name="ce3"/>
          <table:table-cell table:style-name="ce5" table:formula="of:=IF([.J566]=&quot;X&quot;;[.K565]+1;[.K565])" office:value-type="float" office:value="1">
            <text:p>1</text:p>
          </table:table-cell>
          <table:table-cell table:formula="of:=IF([.J566]=&quot;X&quot;;0;[.L565]+[.G565]+[.J566]/24/60/60)" office:value-type="time" office:time-value="PT00H09M20.304S">
            <text:p>00:09:20.30</text:p>
          </table:table-cell>
          <table:table-cell table:formula="of:=INT([.L566]*24*60)+MOD([.L566]*24*60*60;60)/100" office:value-type="float" office:value="9.20304">
            <text:p>9.203</text:p>
          </table:table-cell>
          <table:table-cell table:formula="of:=[.L566]*24*60*60+[.$N$1]*([.P566]-1)" office:value-type="float" office:value="278.304000000012">
            <text:p>278.304</text:p>
          </table:table-cell>
          <table:table-cell table:formula="of:=CONCATENATE(&quot;T&quot;;[.P566])" office:value-type="string" office:string-value="T565">
            <text:p>T565</text:p>
          </table:table-cell>
          <table:table-cell table:formula="of:=IF([.J566]=&quot;X&quot;;1;[.P565]+1)" office:value-type="float" office:value="565">
            <text:p>565</text:p>
          </table:table-cell>
          <table:table-cell table:style-name="ce7" table:formula="of:=CONCATENATE(&quot;mv &quot;;[.K566];&quot;^&quot;;[.O566];&quot;.wav &quot;&quot;rn^&quot;;[.$E566];&quot;~&quot;;[.$B566];&quot;~&quot;;[.$C566];&quot;~&quot;;[.$A566];&quot;~&quot;;[.$F566];&quot;~&quot;;[.$D566];&quot;.wav&quot;&quot;&quot;)" office:value-type="string" office:string-value="mv 1^T565.wav &quot;rn^ZZZ~~~~~.wav&quot;">
            <text:p>mv 1^T565.wav "rn^ZZZ~~~~~.wav"</text:p>
          </table:table-cell>
          <table:table-cell table:formula="of:=CONCATENATE(&quot;-ALBUM &quot;&quot;&quot;;[.A566];&quot;&quot;&quot; -ARTIST &quot;&quot;&quot;;[.B566];&quot;&quot;&quot; -ID3V2TAG TCOM &quot;&quot;&quot;;[.C566];&quot;&quot;&quot; -GENRE &quot;&quot;&quot;;[.D566];&quot;&quot;&quot; -TITLE &quot;&quot;&quot;;[.E566];&quot;&quot;&quot; -TRACK &quot;&quot;&quot;;[.F566];&quot;&quot;&quot; -YEAR &quot;&quot;&quot;;[.H566];&quot;&quot;&quot; &quot;;[.K566];&quot;/&quot;;[.O566];&quot;.mp3&quot;)" office:value-type="string" office:string-value="-ALBUM &quot;&quot; -ARTIST &quot;&quot; -ID3V2TAG TCOM &quot;&quot; -GENRE &quot;&quot; -TITLE &quot;ZZZ&quot; -TRACK &quot;&quot; -YEAR &quot;&quot; 1/T565.mp3">
            <text:p>-ALBUM "" -ARTIST "" -ID3V2TAG TCOM "" -GENRE "" -TITLE "ZZZ" -TRACK "" -YEAR "" 1/T56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66]+1" office:value-type="float" office:value="566">
            <text:p>566</text:p>
          </table:table-cell>
          <table:table-cell table:style-name="ce3"/>
          <table:table-cell table:style-name="ce5" table:formula="of:=IF([.J567]=&quot;X&quot;;[.K566]+1;[.K566])" office:value-type="float" office:value="1">
            <text:p>1</text:p>
          </table:table-cell>
          <table:table-cell table:formula="of:=IF([.J567]=&quot;X&quot;;0;[.L566]+[.G566]+[.J567]/24/60/60)" office:value-type="time" office:time-value="PT00H09M20.304S">
            <text:p>00:09:20.30</text:p>
          </table:table-cell>
          <table:table-cell table:formula="of:=INT([.L567]*24*60)+MOD([.L567]*24*60*60;60)/100" office:value-type="float" office:value="9.20304">
            <text:p>9.203</text:p>
          </table:table-cell>
          <table:table-cell table:formula="of:=[.L567]*24*60*60+[.$N$1]*([.P567]-1)" office:value-type="float" office:value="277.804000000012">
            <text:p>277.804</text:p>
          </table:table-cell>
          <table:table-cell table:formula="of:=CONCATENATE(&quot;T&quot;;[.P567])" office:value-type="string" office:string-value="T566">
            <text:p>T566</text:p>
          </table:table-cell>
          <table:table-cell table:formula="of:=IF([.J567]=&quot;X&quot;;1;[.P566]+1)" office:value-type="float" office:value="566">
            <text:p>566</text:p>
          </table:table-cell>
          <table:table-cell table:style-name="ce7" table:formula="of:=CONCATENATE(&quot;mv &quot;;[.K567];&quot;^&quot;;[.O567];&quot;.wav &quot;&quot;rn^&quot;;[.$E567];&quot;~&quot;;[.$B567];&quot;~&quot;;[.$C567];&quot;~&quot;;[.$A567];&quot;~&quot;;[.$F567];&quot;~&quot;;[.$D567];&quot;.wav&quot;&quot;&quot;)" office:value-type="string" office:string-value="mv 1^T566.wav &quot;rn^ZZZ~~~~~.wav&quot;">
            <text:p>mv 1^T566.wav "rn^ZZZ~~~~~.wav"</text:p>
          </table:table-cell>
          <table:table-cell table:formula="of:=CONCATENATE(&quot;-ALBUM &quot;&quot;&quot;;[.A567];&quot;&quot;&quot; -ARTIST &quot;&quot;&quot;;[.B567];&quot;&quot;&quot; -ID3V2TAG TCOM &quot;&quot;&quot;;[.C567];&quot;&quot;&quot; -GENRE &quot;&quot;&quot;;[.D567];&quot;&quot;&quot; -TITLE &quot;&quot;&quot;;[.E567];&quot;&quot;&quot; -TRACK &quot;&quot;&quot;;[.F567];&quot;&quot;&quot; -YEAR &quot;&quot;&quot;;[.H567];&quot;&quot;&quot; &quot;;[.K567];&quot;/&quot;;[.O567];&quot;.mp3&quot;)" office:value-type="string" office:string-value="-ALBUM &quot;&quot; -ARTIST &quot;&quot; -ID3V2TAG TCOM &quot;&quot; -GENRE &quot;&quot; -TITLE &quot;ZZZ&quot; -TRACK &quot;&quot; -YEAR &quot;&quot; 1/T566.mp3">
            <text:p>-ALBUM "" -ARTIST "" -ID3V2TAG TCOM "" -GENRE "" -TITLE "ZZZ" -TRACK "" -YEAR "" 1/T56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67]+1" office:value-type="float" office:value="567">
            <text:p>567</text:p>
          </table:table-cell>
          <table:table-cell table:style-name="ce3"/>
          <table:table-cell table:style-name="ce5" table:formula="of:=IF([.J568]=&quot;X&quot;;[.K567]+1;[.K567])" office:value-type="float" office:value="1">
            <text:p>1</text:p>
          </table:table-cell>
          <table:table-cell table:formula="of:=IF([.J568]=&quot;X&quot;;0;[.L567]+[.G567]+[.J568]/24/60/60)" office:value-type="time" office:time-value="PT00H09M20.304S">
            <text:p>00:09:20.30</text:p>
          </table:table-cell>
          <table:table-cell table:formula="of:=INT([.L568]*24*60)+MOD([.L568]*24*60*60;60)/100" office:value-type="float" office:value="9.20304">
            <text:p>9.203</text:p>
          </table:table-cell>
          <table:table-cell table:formula="of:=[.L568]*24*60*60+[.$N$1]*([.P568]-1)" office:value-type="float" office:value="277.304000000012">
            <text:p>277.304</text:p>
          </table:table-cell>
          <table:table-cell table:formula="of:=CONCATENATE(&quot;T&quot;;[.P568])" office:value-type="string" office:string-value="T567">
            <text:p>T567</text:p>
          </table:table-cell>
          <table:table-cell table:formula="of:=IF([.J568]=&quot;X&quot;;1;[.P567]+1)" office:value-type="float" office:value="567">
            <text:p>567</text:p>
          </table:table-cell>
          <table:table-cell table:style-name="ce7" table:formula="of:=CONCATENATE(&quot;mv &quot;;[.K568];&quot;^&quot;;[.O568];&quot;.wav &quot;&quot;rn^&quot;;[.$E568];&quot;~&quot;;[.$B568];&quot;~&quot;;[.$C568];&quot;~&quot;;[.$A568];&quot;~&quot;;[.$F568];&quot;~&quot;;[.$D568];&quot;.wav&quot;&quot;&quot;)" office:value-type="string" office:string-value="mv 1^T567.wav &quot;rn^ZZZ~~~~~.wav&quot;">
            <text:p>mv 1^T567.wav "rn^ZZZ~~~~~.wav"</text:p>
          </table:table-cell>
          <table:table-cell table:formula="of:=CONCATENATE(&quot;-ALBUM &quot;&quot;&quot;;[.A568];&quot;&quot;&quot; -ARTIST &quot;&quot;&quot;;[.B568];&quot;&quot;&quot; -ID3V2TAG TCOM &quot;&quot;&quot;;[.C568];&quot;&quot;&quot; -GENRE &quot;&quot;&quot;;[.D568];&quot;&quot;&quot; -TITLE &quot;&quot;&quot;;[.E568];&quot;&quot;&quot; -TRACK &quot;&quot;&quot;;[.F568];&quot;&quot;&quot; -YEAR &quot;&quot;&quot;;[.H568];&quot;&quot;&quot; &quot;;[.K568];&quot;/&quot;;[.O568];&quot;.mp3&quot;)" office:value-type="string" office:string-value="-ALBUM &quot;&quot; -ARTIST &quot;&quot; -ID3V2TAG TCOM &quot;&quot; -GENRE &quot;&quot; -TITLE &quot;ZZZ&quot; -TRACK &quot;&quot; -YEAR &quot;&quot; 1/T567.mp3">
            <text:p>-ALBUM "" -ARTIST "" -ID3V2TAG TCOM "" -GENRE "" -TITLE "ZZZ" -TRACK "" -YEAR "" 1/T56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68]+1" office:value-type="float" office:value="568">
            <text:p>568</text:p>
          </table:table-cell>
          <table:table-cell table:style-name="ce3"/>
          <table:table-cell table:style-name="ce5" table:formula="of:=IF([.J569]=&quot;X&quot;;[.K568]+1;[.K568])" office:value-type="float" office:value="1">
            <text:p>1</text:p>
          </table:table-cell>
          <table:table-cell table:formula="of:=IF([.J569]=&quot;X&quot;;0;[.L568]+[.G568]+[.J569]/24/60/60)" office:value-type="time" office:time-value="PT00H09M20.304S">
            <text:p>00:09:20.30</text:p>
          </table:table-cell>
          <table:table-cell table:formula="of:=INT([.L569]*24*60)+MOD([.L569]*24*60*60;60)/100" office:value-type="float" office:value="9.20304">
            <text:p>9.203</text:p>
          </table:table-cell>
          <table:table-cell table:formula="of:=[.L569]*24*60*60+[.$N$1]*([.P569]-1)" office:value-type="float" office:value="276.804000000012">
            <text:p>276.804</text:p>
          </table:table-cell>
          <table:table-cell table:formula="of:=CONCATENATE(&quot;T&quot;;[.P569])" office:value-type="string" office:string-value="T568">
            <text:p>T568</text:p>
          </table:table-cell>
          <table:table-cell table:formula="of:=IF([.J569]=&quot;X&quot;;1;[.P568]+1)" office:value-type="float" office:value="568">
            <text:p>568</text:p>
          </table:table-cell>
          <table:table-cell table:style-name="ce7" table:formula="of:=CONCATENATE(&quot;mv &quot;;[.K569];&quot;^&quot;;[.O569];&quot;.wav &quot;&quot;rn^&quot;;[.$E569];&quot;~&quot;;[.$B569];&quot;~&quot;;[.$C569];&quot;~&quot;;[.$A569];&quot;~&quot;;[.$F569];&quot;~&quot;;[.$D569];&quot;.wav&quot;&quot;&quot;)" office:value-type="string" office:string-value="mv 1^T568.wav &quot;rn^ZZZ~~~~~.wav&quot;">
            <text:p>mv 1^T568.wav "rn^ZZZ~~~~~.wav"</text:p>
          </table:table-cell>
          <table:table-cell table:formula="of:=CONCATENATE(&quot;-ALBUM &quot;&quot;&quot;;[.A569];&quot;&quot;&quot; -ARTIST &quot;&quot;&quot;;[.B569];&quot;&quot;&quot; -ID3V2TAG TCOM &quot;&quot;&quot;;[.C569];&quot;&quot;&quot; -GENRE &quot;&quot;&quot;;[.D569];&quot;&quot;&quot; -TITLE &quot;&quot;&quot;;[.E569];&quot;&quot;&quot; -TRACK &quot;&quot;&quot;;[.F569];&quot;&quot;&quot; -YEAR &quot;&quot;&quot;;[.H569];&quot;&quot;&quot; &quot;;[.K569];&quot;/&quot;;[.O569];&quot;.mp3&quot;)" office:value-type="string" office:string-value="-ALBUM &quot;&quot; -ARTIST &quot;&quot; -ID3V2TAG TCOM &quot;&quot; -GENRE &quot;&quot; -TITLE &quot;ZZZ&quot; -TRACK &quot;&quot; -YEAR &quot;&quot; 1/T568.mp3">
            <text:p>-ALBUM "" -ARTIST "" -ID3V2TAG TCOM "" -GENRE "" -TITLE "ZZZ" -TRACK "" -YEAR "" 1/T56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69]+1" office:value-type="float" office:value="569">
            <text:p>569</text:p>
          </table:table-cell>
          <table:table-cell table:style-name="ce3"/>
          <table:table-cell table:style-name="ce5" table:formula="of:=IF([.J570]=&quot;X&quot;;[.K569]+1;[.K569])" office:value-type="float" office:value="1">
            <text:p>1</text:p>
          </table:table-cell>
          <table:table-cell table:formula="of:=IF([.J570]=&quot;X&quot;;0;[.L569]+[.G569]+[.J570]/24/60/60)" office:value-type="time" office:time-value="PT00H09M20.304S">
            <text:p>00:09:20.30</text:p>
          </table:table-cell>
          <table:table-cell table:formula="of:=INT([.L570]*24*60)+MOD([.L570]*24*60*60;60)/100" office:value-type="float" office:value="9.20304">
            <text:p>9.203</text:p>
          </table:table-cell>
          <table:table-cell table:formula="of:=[.L570]*24*60*60+[.$N$1]*([.P570]-1)" office:value-type="float" office:value="276.304000000012">
            <text:p>276.304</text:p>
          </table:table-cell>
          <table:table-cell table:formula="of:=CONCATENATE(&quot;T&quot;;[.P570])" office:value-type="string" office:string-value="T569">
            <text:p>T569</text:p>
          </table:table-cell>
          <table:table-cell table:formula="of:=IF([.J570]=&quot;X&quot;;1;[.P569]+1)" office:value-type="float" office:value="569">
            <text:p>569</text:p>
          </table:table-cell>
          <table:table-cell table:style-name="ce7" table:formula="of:=CONCATENATE(&quot;mv &quot;;[.K570];&quot;^&quot;;[.O570];&quot;.wav &quot;&quot;rn^&quot;;[.$E570];&quot;~&quot;;[.$B570];&quot;~&quot;;[.$C570];&quot;~&quot;;[.$A570];&quot;~&quot;;[.$F570];&quot;~&quot;;[.$D570];&quot;.wav&quot;&quot;&quot;)" office:value-type="string" office:string-value="mv 1^T569.wav &quot;rn^ZZZ~~~~~.wav&quot;">
            <text:p>mv 1^T569.wav "rn^ZZZ~~~~~.wav"</text:p>
          </table:table-cell>
          <table:table-cell table:formula="of:=CONCATENATE(&quot;-ALBUM &quot;&quot;&quot;;[.A570];&quot;&quot;&quot; -ARTIST &quot;&quot;&quot;;[.B570];&quot;&quot;&quot; -ID3V2TAG TCOM &quot;&quot;&quot;;[.C570];&quot;&quot;&quot; -GENRE &quot;&quot;&quot;;[.D570];&quot;&quot;&quot; -TITLE &quot;&quot;&quot;;[.E570];&quot;&quot;&quot; -TRACK &quot;&quot;&quot;;[.F570];&quot;&quot;&quot; -YEAR &quot;&quot;&quot;;[.H570];&quot;&quot;&quot; &quot;;[.K570];&quot;/&quot;;[.O570];&quot;.mp3&quot;)" office:value-type="string" office:string-value="-ALBUM &quot;&quot; -ARTIST &quot;&quot; -ID3V2TAG TCOM &quot;&quot; -GENRE &quot;&quot; -TITLE &quot;ZZZ&quot; -TRACK &quot;&quot; -YEAR &quot;&quot; 1/T569.mp3">
            <text:p>-ALBUM "" -ARTIST "" -ID3V2TAG TCOM "" -GENRE "" -TITLE "ZZZ" -TRACK "" -YEAR "" 1/T56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70]+1" office:value-type="float" office:value="570">
            <text:p>570</text:p>
          </table:table-cell>
          <table:table-cell table:style-name="ce3"/>
          <table:table-cell table:style-name="ce5" table:formula="of:=IF([.J571]=&quot;X&quot;;[.K570]+1;[.K570])" office:value-type="float" office:value="1">
            <text:p>1</text:p>
          </table:table-cell>
          <table:table-cell table:formula="of:=IF([.J571]=&quot;X&quot;;0;[.L570]+[.G570]+[.J571]/24/60/60)" office:value-type="time" office:time-value="PT00H09M20.304S">
            <text:p>00:09:20.30</text:p>
          </table:table-cell>
          <table:table-cell table:formula="of:=INT([.L571]*24*60)+MOD([.L571]*24*60*60;60)/100" office:value-type="float" office:value="9.20304">
            <text:p>9.203</text:p>
          </table:table-cell>
          <table:table-cell table:formula="of:=[.L571]*24*60*60+[.$N$1]*([.P571]-1)" office:value-type="float" office:value="275.804000000012">
            <text:p>275.804</text:p>
          </table:table-cell>
          <table:table-cell table:formula="of:=CONCATENATE(&quot;T&quot;;[.P571])" office:value-type="string" office:string-value="T570">
            <text:p>T570</text:p>
          </table:table-cell>
          <table:table-cell table:formula="of:=IF([.J571]=&quot;X&quot;;1;[.P570]+1)" office:value-type="float" office:value="570">
            <text:p>570</text:p>
          </table:table-cell>
          <table:table-cell table:style-name="ce7" table:formula="of:=CONCATENATE(&quot;mv &quot;;[.K571];&quot;^&quot;;[.O571];&quot;.wav &quot;&quot;rn^&quot;;[.$E571];&quot;~&quot;;[.$B571];&quot;~&quot;;[.$C571];&quot;~&quot;;[.$A571];&quot;~&quot;;[.$F571];&quot;~&quot;;[.$D571];&quot;.wav&quot;&quot;&quot;)" office:value-type="string" office:string-value="mv 1^T570.wav &quot;rn^ZZZ~~~~~.wav&quot;">
            <text:p>mv 1^T570.wav "rn^ZZZ~~~~~.wav"</text:p>
          </table:table-cell>
          <table:table-cell table:formula="of:=CONCATENATE(&quot;-ALBUM &quot;&quot;&quot;;[.A571];&quot;&quot;&quot; -ARTIST &quot;&quot;&quot;;[.B571];&quot;&quot;&quot; -ID3V2TAG TCOM &quot;&quot;&quot;;[.C571];&quot;&quot;&quot; -GENRE &quot;&quot;&quot;;[.D571];&quot;&quot;&quot; -TITLE &quot;&quot;&quot;;[.E571];&quot;&quot;&quot; -TRACK &quot;&quot;&quot;;[.F571];&quot;&quot;&quot; -YEAR &quot;&quot;&quot;;[.H571];&quot;&quot;&quot; &quot;;[.K571];&quot;/&quot;;[.O571];&quot;.mp3&quot;)" office:value-type="string" office:string-value="-ALBUM &quot;&quot; -ARTIST &quot;&quot; -ID3V2TAG TCOM &quot;&quot; -GENRE &quot;&quot; -TITLE &quot;ZZZ&quot; -TRACK &quot;&quot; -YEAR &quot;&quot; 1/T570.mp3">
            <text:p>-ALBUM "" -ARTIST "" -ID3V2TAG TCOM "" -GENRE "" -TITLE "ZZZ" -TRACK "" -YEAR "" 1/T57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71]+1" office:value-type="float" office:value="571">
            <text:p>571</text:p>
          </table:table-cell>
          <table:table-cell table:style-name="ce3"/>
          <table:table-cell table:style-name="ce5" table:formula="of:=IF([.J572]=&quot;X&quot;;[.K571]+1;[.K571])" office:value-type="float" office:value="1">
            <text:p>1</text:p>
          </table:table-cell>
          <table:table-cell table:formula="of:=IF([.J572]=&quot;X&quot;;0;[.L571]+[.G571]+[.J572]/24/60/60)" office:value-type="time" office:time-value="PT00H09M20.304S">
            <text:p>00:09:20.30</text:p>
          </table:table-cell>
          <table:table-cell table:formula="of:=INT([.L572]*24*60)+MOD([.L572]*24*60*60;60)/100" office:value-type="float" office:value="9.20304">
            <text:p>9.203</text:p>
          </table:table-cell>
          <table:table-cell table:formula="of:=[.L572]*24*60*60+[.$N$1]*([.P572]-1)" office:value-type="float" office:value="275.304000000012">
            <text:p>275.304</text:p>
          </table:table-cell>
          <table:table-cell table:formula="of:=CONCATENATE(&quot;T&quot;;[.P572])" office:value-type="string" office:string-value="T571">
            <text:p>T571</text:p>
          </table:table-cell>
          <table:table-cell table:formula="of:=IF([.J572]=&quot;X&quot;;1;[.P571]+1)" office:value-type="float" office:value="571">
            <text:p>571</text:p>
          </table:table-cell>
          <table:table-cell table:style-name="ce7" table:formula="of:=CONCATENATE(&quot;mv &quot;;[.K572];&quot;^&quot;;[.O572];&quot;.wav &quot;&quot;rn^&quot;;[.$E572];&quot;~&quot;;[.$B572];&quot;~&quot;;[.$C572];&quot;~&quot;;[.$A572];&quot;~&quot;;[.$F572];&quot;~&quot;;[.$D572];&quot;.wav&quot;&quot;&quot;)" office:value-type="string" office:string-value="mv 1^T571.wav &quot;rn^ZZZ~~~~~.wav&quot;">
            <text:p>mv 1^T571.wav "rn^ZZZ~~~~~.wav"</text:p>
          </table:table-cell>
          <table:table-cell table:formula="of:=CONCATENATE(&quot;-ALBUM &quot;&quot;&quot;;[.A572];&quot;&quot;&quot; -ARTIST &quot;&quot;&quot;;[.B572];&quot;&quot;&quot; -ID3V2TAG TCOM &quot;&quot;&quot;;[.C572];&quot;&quot;&quot; -GENRE &quot;&quot;&quot;;[.D572];&quot;&quot;&quot; -TITLE &quot;&quot;&quot;;[.E572];&quot;&quot;&quot; -TRACK &quot;&quot;&quot;;[.F572];&quot;&quot;&quot; -YEAR &quot;&quot;&quot;;[.H572];&quot;&quot;&quot; &quot;;[.K572];&quot;/&quot;;[.O572];&quot;.mp3&quot;)" office:value-type="string" office:string-value="-ALBUM &quot;&quot; -ARTIST &quot;&quot; -ID3V2TAG TCOM &quot;&quot; -GENRE &quot;&quot; -TITLE &quot;ZZZ&quot; -TRACK &quot;&quot; -YEAR &quot;&quot; 1/T571.mp3">
            <text:p>-ALBUM "" -ARTIST "" -ID3V2TAG TCOM "" -GENRE "" -TITLE "ZZZ" -TRACK "" -YEAR "" 1/T57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72]+1" office:value-type="float" office:value="572">
            <text:p>572</text:p>
          </table:table-cell>
          <table:table-cell table:style-name="ce3"/>
          <table:table-cell table:style-name="ce5" table:formula="of:=IF([.J573]=&quot;X&quot;;[.K572]+1;[.K572])" office:value-type="float" office:value="1">
            <text:p>1</text:p>
          </table:table-cell>
          <table:table-cell table:formula="of:=IF([.J573]=&quot;X&quot;;0;[.L572]+[.G572]+[.J573]/24/60/60)" office:value-type="time" office:time-value="PT00H09M20.304S">
            <text:p>00:09:20.30</text:p>
          </table:table-cell>
          <table:table-cell table:formula="of:=INT([.L573]*24*60)+MOD([.L573]*24*60*60;60)/100" office:value-type="float" office:value="9.20304">
            <text:p>9.203</text:p>
          </table:table-cell>
          <table:table-cell table:formula="of:=[.L573]*24*60*60+[.$N$1]*([.P573]-1)" office:value-type="float" office:value="274.804000000012">
            <text:p>274.804</text:p>
          </table:table-cell>
          <table:table-cell table:formula="of:=CONCATENATE(&quot;T&quot;;[.P573])" office:value-type="string" office:string-value="T572">
            <text:p>T572</text:p>
          </table:table-cell>
          <table:table-cell table:formula="of:=IF([.J573]=&quot;X&quot;;1;[.P572]+1)" office:value-type="float" office:value="572">
            <text:p>572</text:p>
          </table:table-cell>
          <table:table-cell table:style-name="ce7" table:formula="of:=CONCATENATE(&quot;mv &quot;;[.K573];&quot;^&quot;;[.O573];&quot;.wav &quot;&quot;rn^&quot;;[.$E573];&quot;~&quot;;[.$B573];&quot;~&quot;;[.$C573];&quot;~&quot;;[.$A573];&quot;~&quot;;[.$F573];&quot;~&quot;;[.$D573];&quot;.wav&quot;&quot;&quot;)" office:value-type="string" office:string-value="mv 1^T572.wav &quot;rn^ZZZ~~~~~.wav&quot;">
            <text:p>mv 1^T572.wav "rn^ZZZ~~~~~.wav"</text:p>
          </table:table-cell>
          <table:table-cell table:formula="of:=CONCATENATE(&quot;-ALBUM &quot;&quot;&quot;;[.A573];&quot;&quot;&quot; -ARTIST &quot;&quot;&quot;;[.B573];&quot;&quot;&quot; -ID3V2TAG TCOM &quot;&quot;&quot;;[.C573];&quot;&quot;&quot; -GENRE &quot;&quot;&quot;;[.D573];&quot;&quot;&quot; -TITLE &quot;&quot;&quot;;[.E573];&quot;&quot;&quot; -TRACK &quot;&quot;&quot;;[.F573];&quot;&quot;&quot; -YEAR &quot;&quot;&quot;;[.H573];&quot;&quot;&quot; &quot;;[.K573];&quot;/&quot;;[.O573];&quot;.mp3&quot;)" office:value-type="string" office:string-value="-ALBUM &quot;&quot; -ARTIST &quot;&quot; -ID3V2TAG TCOM &quot;&quot; -GENRE &quot;&quot; -TITLE &quot;ZZZ&quot; -TRACK &quot;&quot; -YEAR &quot;&quot; 1/T572.mp3">
            <text:p>-ALBUM "" -ARTIST "" -ID3V2TAG TCOM "" -GENRE "" -TITLE "ZZZ" -TRACK "" -YEAR "" 1/T57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73]+1" office:value-type="float" office:value="573">
            <text:p>573</text:p>
          </table:table-cell>
          <table:table-cell table:style-name="ce3"/>
          <table:table-cell table:style-name="ce5" table:formula="of:=IF([.J574]=&quot;X&quot;;[.K573]+1;[.K573])" office:value-type="float" office:value="1">
            <text:p>1</text:p>
          </table:table-cell>
          <table:table-cell table:formula="of:=IF([.J574]=&quot;X&quot;;0;[.L573]+[.G573]+[.J574]/24/60/60)" office:value-type="time" office:time-value="PT00H09M20.304S">
            <text:p>00:09:20.30</text:p>
          </table:table-cell>
          <table:table-cell table:formula="of:=INT([.L574]*24*60)+MOD([.L574]*24*60*60;60)/100" office:value-type="float" office:value="9.20304">
            <text:p>9.203</text:p>
          </table:table-cell>
          <table:table-cell table:formula="of:=[.L574]*24*60*60+[.$N$1]*([.P574]-1)" office:value-type="float" office:value="274.304000000012">
            <text:p>274.304</text:p>
          </table:table-cell>
          <table:table-cell table:formula="of:=CONCATENATE(&quot;T&quot;;[.P574])" office:value-type="string" office:string-value="T573">
            <text:p>T573</text:p>
          </table:table-cell>
          <table:table-cell table:formula="of:=IF([.J574]=&quot;X&quot;;1;[.P573]+1)" office:value-type="float" office:value="573">
            <text:p>573</text:p>
          </table:table-cell>
          <table:table-cell table:style-name="ce7" table:formula="of:=CONCATENATE(&quot;mv &quot;;[.K574];&quot;^&quot;;[.O574];&quot;.wav &quot;&quot;rn^&quot;;[.$E574];&quot;~&quot;;[.$B574];&quot;~&quot;;[.$C574];&quot;~&quot;;[.$A574];&quot;~&quot;;[.$F574];&quot;~&quot;;[.$D574];&quot;.wav&quot;&quot;&quot;)" office:value-type="string" office:string-value="mv 1^T573.wav &quot;rn^ZZZ~~~~~.wav&quot;">
            <text:p>mv 1^T573.wav "rn^ZZZ~~~~~.wav"</text:p>
          </table:table-cell>
          <table:table-cell table:formula="of:=CONCATENATE(&quot;-ALBUM &quot;&quot;&quot;;[.A574];&quot;&quot;&quot; -ARTIST &quot;&quot;&quot;;[.B574];&quot;&quot;&quot; -ID3V2TAG TCOM &quot;&quot;&quot;;[.C574];&quot;&quot;&quot; -GENRE &quot;&quot;&quot;;[.D574];&quot;&quot;&quot; -TITLE &quot;&quot;&quot;;[.E574];&quot;&quot;&quot; -TRACK &quot;&quot;&quot;;[.F574];&quot;&quot;&quot; -YEAR &quot;&quot;&quot;;[.H574];&quot;&quot;&quot; &quot;;[.K574];&quot;/&quot;;[.O574];&quot;.mp3&quot;)" office:value-type="string" office:string-value="-ALBUM &quot;&quot; -ARTIST &quot;&quot; -ID3V2TAG TCOM &quot;&quot; -GENRE &quot;&quot; -TITLE &quot;ZZZ&quot; -TRACK &quot;&quot; -YEAR &quot;&quot; 1/T573.mp3">
            <text:p>-ALBUM "" -ARTIST "" -ID3V2TAG TCOM "" -GENRE "" -TITLE "ZZZ" -TRACK "" -YEAR "" 1/T57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74]+1" office:value-type="float" office:value="574">
            <text:p>574</text:p>
          </table:table-cell>
          <table:table-cell table:style-name="ce3"/>
          <table:table-cell table:style-name="ce5" table:formula="of:=IF([.J575]=&quot;X&quot;;[.K574]+1;[.K574])" office:value-type="float" office:value="1">
            <text:p>1</text:p>
          </table:table-cell>
          <table:table-cell table:formula="of:=IF([.J575]=&quot;X&quot;;0;[.L574]+[.G574]+[.J575]/24/60/60)" office:value-type="time" office:time-value="PT00H09M20.304S">
            <text:p>00:09:20.30</text:p>
          </table:table-cell>
          <table:table-cell table:formula="of:=INT([.L575]*24*60)+MOD([.L575]*24*60*60;60)/100" office:value-type="float" office:value="9.20304">
            <text:p>9.203</text:p>
          </table:table-cell>
          <table:table-cell table:formula="of:=[.L575]*24*60*60+[.$N$1]*([.P575]-1)" office:value-type="float" office:value="273.804000000012">
            <text:p>273.804</text:p>
          </table:table-cell>
          <table:table-cell table:formula="of:=CONCATENATE(&quot;T&quot;;[.P575])" office:value-type="string" office:string-value="T574">
            <text:p>T574</text:p>
          </table:table-cell>
          <table:table-cell table:formula="of:=IF([.J575]=&quot;X&quot;;1;[.P574]+1)" office:value-type="float" office:value="574">
            <text:p>574</text:p>
          </table:table-cell>
          <table:table-cell table:style-name="ce7" table:formula="of:=CONCATENATE(&quot;mv &quot;;[.K575];&quot;^&quot;;[.O575];&quot;.wav &quot;&quot;rn^&quot;;[.$E575];&quot;~&quot;;[.$B575];&quot;~&quot;;[.$C575];&quot;~&quot;;[.$A575];&quot;~&quot;;[.$F575];&quot;~&quot;;[.$D575];&quot;.wav&quot;&quot;&quot;)" office:value-type="string" office:string-value="mv 1^T574.wav &quot;rn^ZZZ~~~~~.wav&quot;">
            <text:p>mv 1^T574.wav "rn^ZZZ~~~~~.wav"</text:p>
          </table:table-cell>
          <table:table-cell table:formula="of:=CONCATENATE(&quot;-ALBUM &quot;&quot;&quot;;[.A575];&quot;&quot;&quot; -ARTIST &quot;&quot;&quot;;[.B575];&quot;&quot;&quot; -ID3V2TAG TCOM &quot;&quot;&quot;;[.C575];&quot;&quot;&quot; -GENRE &quot;&quot;&quot;;[.D575];&quot;&quot;&quot; -TITLE &quot;&quot;&quot;;[.E575];&quot;&quot;&quot; -TRACK &quot;&quot;&quot;;[.F575];&quot;&quot;&quot; -YEAR &quot;&quot;&quot;;[.H575];&quot;&quot;&quot; &quot;;[.K575];&quot;/&quot;;[.O575];&quot;.mp3&quot;)" office:value-type="string" office:string-value="-ALBUM &quot;&quot; -ARTIST &quot;&quot; -ID3V2TAG TCOM &quot;&quot; -GENRE &quot;&quot; -TITLE &quot;ZZZ&quot; -TRACK &quot;&quot; -YEAR &quot;&quot; 1/T574.mp3">
            <text:p>-ALBUM "" -ARTIST "" -ID3V2TAG TCOM "" -GENRE "" -TITLE "ZZZ" -TRACK "" -YEAR "" 1/T57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75]+1" office:value-type="float" office:value="575">
            <text:p>575</text:p>
          </table:table-cell>
          <table:table-cell table:style-name="ce3"/>
          <table:table-cell table:style-name="ce5" table:formula="of:=IF([.J576]=&quot;X&quot;;[.K575]+1;[.K575])" office:value-type="float" office:value="1">
            <text:p>1</text:p>
          </table:table-cell>
          <table:table-cell table:formula="of:=IF([.J576]=&quot;X&quot;;0;[.L575]+[.G575]+[.J576]/24/60/60)" office:value-type="time" office:time-value="PT00H09M20.304S">
            <text:p>00:09:20.30</text:p>
          </table:table-cell>
          <table:table-cell table:formula="of:=INT([.L576]*24*60)+MOD([.L576]*24*60*60;60)/100" office:value-type="float" office:value="9.20304">
            <text:p>9.203</text:p>
          </table:table-cell>
          <table:table-cell table:formula="of:=[.L576]*24*60*60+[.$N$1]*([.P576]-1)" office:value-type="float" office:value="273.304000000012">
            <text:p>273.304</text:p>
          </table:table-cell>
          <table:table-cell table:formula="of:=CONCATENATE(&quot;T&quot;;[.P576])" office:value-type="string" office:string-value="T575">
            <text:p>T575</text:p>
          </table:table-cell>
          <table:table-cell table:formula="of:=IF([.J576]=&quot;X&quot;;1;[.P575]+1)" office:value-type="float" office:value="575">
            <text:p>575</text:p>
          </table:table-cell>
          <table:table-cell table:style-name="ce7" table:formula="of:=CONCATENATE(&quot;mv &quot;;[.K576];&quot;^&quot;;[.O576];&quot;.wav &quot;&quot;rn^&quot;;[.$E576];&quot;~&quot;;[.$B576];&quot;~&quot;;[.$C576];&quot;~&quot;;[.$A576];&quot;~&quot;;[.$F576];&quot;~&quot;;[.$D576];&quot;.wav&quot;&quot;&quot;)" office:value-type="string" office:string-value="mv 1^T575.wav &quot;rn^ZZZ~~~~~.wav&quot;">
            <text:p>mv 1^T575.wav "rn^ZZZ~~~~~.wav"</text:p>
          </table:table-cell>
          <table:table-cell table:formula="of:=CONCATENATE(&quot;-ALBUM &quot;&quot;&quot;;[.A576];&quot;&quot;&quot; -ARTIST &quot;&quot;&quot;;[.B576];&quot;&quot;&quot; -ID3V2TAG TCOM &quot;&quot;&quot;;[.C576];&quot;&quot;&quot; -GENRE &quot;&quot;&quot;;[.D576];&quot;&quot;&quot; -TITLE &quot;&quot;&quot;;[.E576];&quot;&quot;&quot; -TRACK &quot;&quot;&quot;;[.F576];&quot;&quot;&quot; -YEAR &quot;&quot;&quot;;[.H576];&quot;&quot;&quot; &quot;;[.K576];&quot;/&quot;;[.O576];&quot;.mp3&quot;)" office:value-type="string" office:string-value="-ALBUM &quot;&quot; -ARTIST &quot;&quot; -ID3V2TAG TCOM &quot;&quot; -GENRE &quot;&quot; -TITLE &quot;ZZZ&quot; -TRACK &quot;&quot; -YEAR &quot;&quot; 1/T575.mp3">
            <text:p>-ALBUM "" -ARTIST "" -ID3V2TAG TCOM "" -GENRE "" -TITLE "ZZZ" -TRACK "" -YEAR "" 1/T57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76]+1" office:value-type="float" office:value="576">
            <text:p>576</text:p>
          </table:table-cell>
          <table:table-cell table:style-name="ce3"/>
          <table:table-cell table:style-name="ce5" table:formula="of:=IF([.J577]=&quot;X&quot;;[.K576]+1;[.K576])" office:value-type="float" office:value="1">
            <text:p>1</text:p>
          </table:table-cell>
          <table:table-cell table:formula="of:=IF([.J577]=&quot;X&quot;;0;[.L576]+[.G576]+[.J577]/24/60/60)" office:value-type="time" office:time-value="PT00H09M20.304S">
            <text:p>00:09:20.30</text:p>
          </table:table-cell>
          <table:table-cell table:formula="of:=INT([.L577]*24*60)+MOD([.L577]*24*60*60;60)/100" office:value-type="float" office:value="9.20304">
            <text:p>9.203</text:p>
          </table:table-cell>
          <table:table-cell table:formula="of:=[.L577]*24*60*60+[.$N$1]*([.P577]-1)" office:value-type="float" office:value="272.804000000012">
            <text:p>272.804</text:p>
          </table:table-cell>
          <table:table-cell table:formula="of:=CONCATENATE(&quot;T&quot;;[.P577])" office:value-type="string" office:string-value="T576">
            <text:p>T576</text:p>
          </table:table-cell>
          <table:table-cell table:formula="of:=IF([.J577]=&quot;X&quot;;1;[.P576]+1)" office:value-type="float" office:value="576">
            <text:p>576</text:p>
          </table:table-cell>
          <table:table-cell table:style-name="ce7" table:formula="of:=CONCATENATE(&quot;mv &quot;;[.K577];&quot;^&quot;;[.O577];&quot;.wav &quot;&quot;rn^&quot;;[.$E577];&quot;~&quot;;[.$B577];&quot;~&quot;;[.$C577];&quot;~&quot;;[.$A577];&quot;~&quot;;[.$F577];&quot;~&quot;;[.$D577];&quot;.wav&quot;&quot;&quot;)" office:value-type="string" office:string-value="mv 1^T576.wav &quot;rn^ZZZ~~~~~.wav&quot;">
            <text:p>mv 1^T576.wav "rn^ZZZ~~~~~.wav"</text:p>
          </table:table-cell>
          <table:table-cell table:formula="of:=CONCATENATE(&quot;-ALBUM &quot;&quot;&quot;;[.A577];&quot;&quot;&quot; -ARTIST &quot;&quot;&quot;;[.B577];&quot;&quot;&quot; -ID3V2TAG TCOM &quot;&quot;&quot;;[.C577];&quot;&quot;&quot; -GENRE &quot;&quot;&quot;;[.D577];&quot;&quot;&quot; -TITLE &quot;&quot;&quot;;[.E577];&quot;&quot;&quot; -TRACK &quot;&quot;&quot;;[.F577];&quot;&quot;&quot; -YEAR &quot;&quot;&quot;;[.H577];&quot;&quot;&quot; &quot;;[.K577];&quot;/&quot;;[.O577];&quot;.mp3&quot;)" office:value-type="string" office:string-value="-ALBUM &quot;&quot; -ARTIST &quot;&quot; -ID3V2TAG TCOM &quot;&quot; -GENRE &quot;&quot; -TITLE &quot;ZZZ&quot; -TRACK &quot;&quot; -YEAR &quot;&quot; 1/T576.mp3">
            <text:p>-ALBUM "" -ARTIST "" -ID3V2TAG TCOM "" -GENRE "" -TITLE "ZZZ" -TRACK "" -YEAR "" 1/T57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77]+1" office:value-type="float" office:value="577">
            <text:p>577</text:p>
          </table:table-cell>
          <table:table-cell table:style-name="ce3"/>
          <table:table-cell table:style-name="ce5" table:formula="of:=IF([.J578]=&quot;X&quot;;[.K577]+1;[.K577])" office:value-type="float" office:value="1">
            <text:p>1</text:p>
          </table:table-cell>
          <table:table-cell table:formula="of:=IF([.J578]=&quot;X&quot;;0;[.L577]+[.G577]+[.J578]/24/60/60)" office:value-type="time" office:time-value="PT00H09M20.304S">
            <text:p>00:09:20.30</text:p>
          </table:table-cell>
          <table:table-cell table:formula="of:=INT([.L578]*24*60)+MOD([.L578]*24*60*60;60)/100" office:value-type="float" office:value="9.20304">
            <text:p>9.203</text:p>
          </table:table-cell>
          <table:table-cell table:formula="of:=[.L578]*24*60*60+[.$N$1]*([.P578]-1)" office:value-type="float" office:value="272.304000000012">
            <text:p>272.304</text:p>
          </table:table-cell>
          <table:table-cell table:formula="of:=CONCATENATE(&quot;T&quot;;[.P578])" office:value-type="string" office:string-value="T577">
            <text:p>T577</text:p>
          </table:table-cell>
          <table:table-cell table:formula="of:=IF([.J578]=&quot;X&quot;;1;[.P577]+1)" office:value-type="float" office:value="577">
            <text:p>577</text:p>
          </table:table-cell>
          <table:table-cell table:style-name="ce7" table:formula="of:=CONCATENATE(&quot;mv &quot;;[.K578];&quot;^&quot;;[.O578];&quot;.wav &quot;&quot;rn^&quot;;[.$E578];&quot;~&quot;;[.$B578];&quot;~&quot;;[.$C578];&quot;~&quot;;[.$A578];&quot;~&quot;;[.$F578];&quot;~&quot;;[.$D578];&quot;.wav&quot;&quot;&quot;)" office:value-type="string" office:string-value="mv 1^T577.wav &quot;rn^ZZZ~~~~~.wav&quot;">
            <text:p>mv 1^T577.wav "rn^ZZZ~~~~~.wav"</text:p>
          </table:table-cell>
          <table:table-cell table:formula="of:=CONCATENATE(&quot;-ALBUM &quot;&quot;&quot;;[.A578];&quot;&quot;&quot; -ARTIST &quot;&quot;&quot;;[.B578];&quot;&quot;&quot; -ID3V2TAG TCOM &quot;&quot;&quot;;[.C578];&quot;&quot;&quot; -GENRE &quot;&quot;&quot;;[.D578];&quot;&quot;&quot; -TITLE &quot;&quot;&quot;;[.E578];&quot;&quot;&quot; -TRACK &quot;&quot;&quot;;[.F578];&quot;&quot;&quot; -YEAR &quot;&quot;&quot;;[.H578];&quot;&quot;&quot; &quot;;[.K578];&quot;/&quot;;[.O578];&quot;.mp3&quot;)" office:value-type="string" office:string-value="-ALBUM &quot;&quot; -ARTIST &quot;&quot; -ID3V2TAG TCOM &quot;&quot; -GENRE &quot;&quot; -TITLE &quot;ZZZ&quot; -TRACK &quot;&quot; -YEAR &quot;&quot; 1/T577.mp3">
            <text:p>-ALBUM "" -ARTIST "" -ID3V2TAG TCOM "" -GENRE "" -TITLE "ZZZ" -TRACK "" -YEAR "" 1/T57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78]+1" office:value-type="float" office:value="578">
            <text:p>578</text:p>
          </table:table-cell>
          <table:table-cell table:style-name="ce3"/>
          <table:table-cell table:style-name="ce5" table:formula="of:=IF([.J579]=&quot;X&quot;;[.K578]+1;[.K578])" office:value-type="float" office:value="1">
            <text:p>1</text:p>
          </table:table-cell>
          <table:table-cell table:formula="of:=IF([.J579]=&quot;X&quot;;0;[.L578]+[.G578]+[.J579]/24/60/60)" office:value-type="time" office:time-value="PT00H09M20.304S">
            <text:p>00:09:20.30</text:p>
          </table:table-cell>
          <table:table-cell table:formula="of:=INT([.L579]*24*60)+MOD([.L579]*24*60*60;60)/100" office:value-type="float" office:value="9.20304">
            <text:p>9.203</text:p>
          </table:table-cell>
          <table:table-cell table:formula="of:=[.L579]*24*60*60+[.$N$1]*([.P579]-1)" office:value-type="float" office:value="271.804000000013">
            <text:p>271.804</text:p>
          </table:table-cell>
          <table:table-cell table:formula="of:=CONCATENATE(&quot;T&quot;;[.P579])" office:value-type="string" office:string-value="T578">
            <text:p>T578</text:p>
          </table:table-cell>
          <table:table-cell table:formula="of:=IF([.J579]=&quot;X&quot;;1;[.P578]+1)" office:value-type="float" office:value="578">
            <text:p>578</text:p>
          </table:table-cell>
          <table:table-cell table:style-name="ce7" table:formula="of:=CONCATENATE(&quot;mv &quot;;[.K579];&quot;^&quot;;[.O579];&quot;.wav &quot;&quot;rn^&quot;;[.$E579];&quot;~&quot;;[.$B579];&quot;~&quot;;[.$C579];&quot;~&quot;;[.$A579];&quot;~&quot;;[.$F579];&quot;~&quot;;[.$D579];&quot;.wav&quot;&quot;&quot;)" office:value-type="string" office:string-value="mv 1^T578.wav &quot;rn^ZZZ~~~~~.wav&quot;">
            <text:p>mv 1^T578.wav "rn^ZZZ~~~~~.wav"</text:p>
          </table:table-cell>
          <table:table-cell table:formula="of:=CONCATENATE(&quot;-ALBUM &quot;&quot;&quot;;[.A579];&quot;&quot;&quot; -ARTIST &quot;&quot;&quot;;[.B579];&quot;&quot;&quot; -ID3V2TAG TCOM &quot;&quot;&quot;;[.C579];&quot;&quot;&quot; -GENRE &quot;&quot;&quot;;[.D579];&quot;&quot;&quot; -TITLE &quot;&quot;&quot;;[.E579];&quot;&quot;&quot; -TRACK &quot;&quot;&quot;;[.F579];&quot;&quot;&quot; -YEAR &quot;&quot;&quot;;[.H579];&quot;&quot;&quot; &quot;;[.K579];&quot;/&quot;;[.O579];&quot;.mp3&quot;)" office:value-type="string" office:string-value="-ALBUM &quot;&quot; -ARTIST &quot;&quot; -ID3V2TAG TCOM &quot;&quot; -GENRE &quot;&quot; -TITLE &quot;ZZZ&quot; -TRACK &quot;&quot; -YEAR &quot;&quot; 1/T578.mp3">
            <text:p>-ALBUM "" -ARTIST "" -ID3V2TAG TCOM "" -GENRE "" -TITLE "ZZZ" -TRACK "" -YEAR "" 1/T57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79]+1" office:value-type="float" office:value="579">
            <text:p>579</text:p>
          </table:table-cell>
          <table:table-cell table:style-name="ce3"/>
          <table:table-cell table:style-name="ce5" table:formula="of:=IF([.J580]=&quot;X&quot;;[.K579]+1;[.K579])" office:value-type="float" office:value="1">
            <text:p>1</text:p>
          </table:table-cell>
          <table:table-cell table:formula="of:=IF([.J580]=&quot;X&quot;;0;[.L579]+[.G579]+[.J580]/24/60/60)" office:value-type="time" office:time-value="PT00H09M20.304S">
            <text:p>00:09:20.30</text:p>
          </table:table-cell>
          <table:table-cell table:formula="of:=INT([.L580]*24*60)+MOD([.L580]*24*60*60;60)/100" office:value-type="float" office:value="9.20304">
            <text:p>9.203</text:p>
          </table:table-cell>
          <table:table-cell table:formula="of:=[.L580]*24*60*60+[.$N$1]*([.P580]-1)" office:value-type="float" office:value="271.304000000013">
            <text:p>271.304</text:p>
          </table:table-cell>
          <table:table-cell table:formula="of:=CONCATENATE(&quot;T&quot;;[.P580])" office:value-type="string" office:string-value="T579">
            <text:p>T579</text:p>
          </table:table-cell>
          <table:table-cell table:formula="of:=IF([.J580]=&quot;X&quot;;1;[.P579]+1)" office:value-type="float" office:value="579">
            <text:p>579</text:p>
          </table:table-cell>
          <table:table-cell table:style-name="ce7" table:formula="of:=CONCATENATE(&quot;mv &quot;;[.K580];&quot;^&quot;;[.O580];&quot;.wav &quot;&quot;rn^&quot;;[.$E580];&quot;~&quot;;[.$B580];&quot;~&quot;;[.$C580];&quot;~&quot;;[.$A580];&quot;~&quot;;[.$F580];&quot;~&quot;;[.$D580];&quot;.wav&quot;&quot;&quot;)" office:value-type="string" office:string-value="mv 1^T579.wav &quot;rn^ZZZ~~~~~.wav&quot;">
            <text:p>mv 1^T579.wav "rn^ZZZ~~~~~.wav"</text:p>
          </table:table-cell>
          <table:table-cell table:formula="of:=CONCATENATE(&quot;-ALBUM &quot;&quot;&quot;;[.A580];&quot;&quot;&quot; -ARTIST &quot;&quot;&quot;;[.B580];&quot;&quot;&quot; -ID3V2TAG TCOM &quot;&quot;&quot;;[.C580];&quot;&quot;&quot; -GENRE &quot;&quot;&quot;;[.D580];&quot;&quot;&quot; -TITLE &quot;&quot;&quot;;[.E580];&quot;&quot;&quot; -TRACK &quot;&quot;&quot;;[.F580];&quot;&quot;&quot; -YEAR &quot;&quot;&quot;;[.H580];&quot;&quot;&quot; &quot;;[.K580];&quot;/&quot;;[.O580];&quot;.mp3&quot;)" office:value-type="string" office:string-value="-ALBUM &quot;&quot; -ARTIST &quot;&quot; -ID3V2TAG TCOM &quot;&quot; -GENRE &quot;&quot; -TITLE &quot;ZZZ&quot; -TRACK &quot;&quot; -YEAR &quot;&quot; 1/T579.mp3">
            <text:p>-ALBUM "" -ARTIST "" -ID3V2TAG TCOM "" -GENRE "" -TITLE "ZZZ" -TRACK "" -YEAR "" 1/T57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80]+1" office:value-type="float" office:value="580">
            <text:p>580</text:p>
          </table:table-cell>
          <table:table-cell table:style-name="ce3"/>
          <table:table-cell table:style-name="ce5" table:formula="of:=IF([.J581]=&quot;X&quot;;[.K580]+1;[.K580])" office:value-type="float" office:value="1">
            <text:p>1</text:p>
          </table:table-cell>
          <table:table-cell table:formula="of:=IF([.J581]=&quot;X&quot;;0;[.L580]+[.G580]+[.J581]/24/60/60)" office:value-type="time" office:time-value="PT00H09M20.304S">
            <text:p>00:09:20.30</text:p>
          </table:table-cell>
          <table:table-cell table:formula="of:=INT([.L581]*24*60)+MOD([.L581]*24*60*60;60)/100" office:value-type="float" office:value="9.20304">
            <text:p>9.203</text:p>
          </table:table-cell>
          <table:table-cell table:formula="of:=[.L581]*24*60*60+[.$N$1]*([.P581]-1)" office:value-type="float" office:value="270.804000000013">
            <text:p>270.804</text:p>
          </table:table-cell>
          <table:table-cell table:formula="of:=CONCATENATE(&quot;T&quot;;[.P581])" office:value-type="string" office:string-value="T580">
            <text:p>T580</text:p>
          </table:table-cell>
          <table:table-cell table:formula="of:=IF([.J581]=&quot;X&quot;;1;[.P580]+1)" office:value-type="float" office:value="580">
            <text:p>580</text:p>
          </table:table-cell>
          <table:table-cell table:style-name="ce7" table:formula="of:=CONCATENATE(&quot;mv &quot;;[.K581];&quot;^&quot;;[.O581];&quot;.wav &quot;&quot;rn^&quot;;[.$E581];&quot;~&quot;;[.$B581];&quot;~&quot;;[.$C581];&quot;~&quot;;[.$A581];&quot;~&quot;;[.$F581];&quot;~&quot;;[.$D581];&quot;.wav&quot;&quot;&quot;)" office:value-type="string" office:string-value="mv 1^T580.wav &quot;rn^ZZZ~~~~~.wav&quot;">
            <text:p>mv 1^T580.wav "rn^ZZZ~~~~~.wav"</text:p>
          </table:table-cell>
          <table:table-cell table:formula="of:=CONCATENATE(&quot;-ALBUM &quot;&quot;&quot;;[.A581];&quot;&quot;&quot; -ARTIST &quot;&quot;&quot;;[.B581];&quot;&quot;&quot; -ID3V2TAG TCOM &quot;&quot;&quot;;[.C581];&quot;&quot;&quot; -GENRE &quot;&quot;&quot;;[.D581];&quot;&quot;&quot; -TITLE &quot;&quot;&quot;;[.E581];&quot;&quot;&quot; -TRACK &quot;&quot;&quot;;[.F581];&quot;&quot;&quot; -YEAR &quot;&quot;&quot;;[.H581];&quot;&quot;&quot; &quot;;[.K581];&quot;/&quot;;[.O581];&quot;.mp3&quot;)" office:value-type="string" office:string-value="-ALBUM &quot;&quot; -ARTIST &quot;&quot; -ID3V2TAG TCOM &quot;&quot; -GENRE &quot;&quot; -TITLE &quot;ZZZ&quot; -TRACK &quot;&quot; -YEAR &quot;&quot; 1/T580.mp3">
            <text:p>-ALBUM "" -ARTIST "" -ID3V2TAG TCOM "" -GENRE "" -TITLE "ZZZ" -TRACK "" -YEAR "" 1/T58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81]+1" office:value-type="float" office:value="581">
            <text:p>581</text:p>
          </table:table-cell>
          <table:table-cell table:style-name="ce3"/>
          <table:table-cell table:style-name="ce5" table:formula="of:=IF([.J582]=&quot;X&quot;;[.K581]+1;[.K581])" office:value-type="float" office:value="1">
            <text:p>1</text:p>
          </table:table-cell>
          <table:table-cell table:formula="of:=IF([.J582]=&quot;X&quot;;0;[.L581]+[.G581]+[.J582]/24/60/60)" office:value-type="time" office:time-value="PT00H09M20.304S">
            <text:p>00:09:20.30</text:p>
          </table:table-cell>
          <table:table-cell table:formula="of:=INT([.L582]*24*60)+MOD([.L582]*24*60*60;60)/100" office:value-type="float" office:value="9.20304">
            <text:p>9.203</text:p>
          </table:table-cell>
          <table:table-cell table:formula="of:=[.L582]*24*60*60+[.$N$1]*([.P582]-1)" office:value-type="float" office:value="270.304000000013">
            <text:p>270.304</text:p>
          </table:table-cell>
          <table:table-cell table:formula="of:=CONCATENATE(&quot;T&quot;;[.P582])" office:value-type="string" office:string-value="T581">
            <text:p>T581</text:p>
          </table:table-cell>
          <table:table-cell table:formula="of:=IF([.J582]=&quot;X&quot;;1;[.P581]+1)" office:value-type="float" office:value="581">
            <text:p>581</text:p>
          </table:table-cell>
          <table:table-cell table:style-name="ce7" table:formula="of:=CONCATENATE(&quot;mv &quot;;[.K582];&quot;^&quot;;[.O582];&quot;.wav &quot;&quot;rn^&quot;;[.$E582];&quot;~&quot;;[.$B582];&quot;~&quot;;[.$C582];&quot;~&quot;;[.$A582];&quot;~&quot;;[.$F582];&quot;~&quot;;[.$D582];&quot;.wav&quot;&quot;&quot;)" office:value-type="string" office:string-value="mv 1^T581.wav &quot;rn^ZZZ~~~~~.wav&quot;">
            <text:p>mv 1^T581.wav "rn^ZZZ~~~~~.wav"</text:p>
          </table:table-cell>
          <table:table-cell table:formula="of:=CONCATENATE(&quot;-ALBUM &quot;&quot;&quot;;[.A582];&quot;&quot;&quot; -ARTIST &quot;&quot;&quot;;[.B582];&quot;&quot;&quot; -ID3V2TAG TCOM &quot;&quot;&quot;;[.C582];&quot;&quot;&quot; -GENRE &quot;&quot;&quot;;[.D582];&quot;&quot;&quot; -TITLE &quot;&quot;&quot;;[.E582];&quot;&quot;&quot; -TRACK &quot;&quot;&quot;;[.F582];&quot;&quot;&quot; -YEAR &quot;&quot;&quot;;[.H582];&quot;&quot;&quot; &quot;;[.K582];&quot;/&quot;;[.O582];&quot;.mp3&quot;)" office:value-type="string" office:string-value="-ALBUM &quot;&quot; -ARTIST &quot;&quot; -ID3V2TAG TCOM &quot;&quot; -GENRE &quot;&quot; -TITLE &quot;ZZZ&quot; -TRACK &quot;&quot; -YEAR &quot;&quot; 1/T581.mp3">
            <text:p>-ALBUM "" -ARTIST "" -ID3V2TAG TCOM "" -GENRE "" -TITLE "ZZZ" -TRACK "" -YEAR "" 1/T58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82]+1" office:value-type="float" office:value="582">
            <text:p>582</text:p>
          </table:table-cell>
          <table:table-cell table:style-name="ce3"/>
          <table:table-cell table:style-name="ce5" table:formula="of:=IF([.J583]=&quot;X&quot;;[.K582]+1;[.K582])" office:value-type="float" office:value="1">
            <text:p>1</text:p>
          </table:table-cell>
          <table:table-cell table:formula="of:=IF([.J583]=&quot;X&quot;;0;[.L582]+[.G582]+[.J583]/24/60/60)" office:value-type="time" office:time-value="PT00H09M20.304S">
            <text:p>00:09:20.30</text:p>
          </table:table-cell>
          <table:table-cell table:formula="of:=INT([.L583]*24*60)+MOD([.L583]*24*60*60;60)/100" office:value-type="float" office:value="9.20304">
            <text:p>9.203</text:p>
          </table:table-cell>
          <table:table-cell table:formula="of:=[.L583]*24*60*60+[.$N$1]*([.P583]-1)" office:value-type="float" office:value="269.804000000013">
            <text:p>269.804</text:p>
          </table:table-cell>
          <table:table-cell table:formula="of:=CONCATENATE(&quot;T&quot;;[.P583])" office:value-type="string" office:string-value="T582">
            <text:p>T582</text:p>
          </table:table-cell>
          <table:table-cell table:formula="of:=IF([.J583]=&quot;X&quot;;1;[.P582]+1)" office:value-type="float" office:value="582">
            <text:p>582</text:p>
          </table:table-cell>
          <table:table-cell table:style-name="ce7" table:formula="of:=CONCATENATE(&quot;mv &quot;;[.K583];&quot;^&quot;;[.O583];&quot;.wav &quot;&quot;rn^&quot;;[.$E583];&quot;~&quot;;[.$B583];&quot;~&quot;;[.$C583];&quot;~&quot;;[.$A583];&quot;~&quot;;[.$F583];&quot;~&quot;;[.$D583];&quot;.wav&quot;&quot;&quot;)" office:value-type="string" office:string-value="mv 1^T582.wav &quot;rn^ZZZ~~~~~.wav&quot;">
            <text:p>mv 1^T582.wav "rn^ZZZ~~~~~.wav"</text:p>
          </table:table-cell>
          <table:table-cell table:formula="of:=CONCATENATE(&quot;-ALBUM &quot;&quot;&quot;;[.A583];&quot;&quot;&quot; -ARTIST &quot;&quot;&quot;;[.B583];&quot;&quot;&quot; -ID3V2TAG TCOM &quot;&quot;&quot;;[.C583];&quot;&quot;&quot; -GENRE &quot;&quot;&quot;;[.D583];&quot;&quot;&quot; -TITLE &quot;&quot;&quot;;[.E583];&quot;&quot;&quot; -TRACK &quot;&quot;&quot;;[.F583];&quot;&quot;&quot; -YEAR &quot;&quot;&quot;;[.H583];&quot;&quot;&quot; &quot;;[.K583];&quot;/&quot;;[.O583];&quot;.mp3&quot;)" office:value-type="string" office:string-value="-ALBUM &quot;&quot; -ARTIST &quot;&quot; -ID3V2TAG TCOM &quot;&quot; -GENRE &quot;&quot; -TITLE &quot;ZZZ&quot; -TRACK &quot;&quot; -YEAR &quot;&quot; 1/T582.mp3">
            <text:p>-ALBUM "" -ARTIST "" -ID3V2TAG TCOM "" -GENRE "" -TITLE "ZZZ" -TRACK "" -YEAR "" 1/T58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83]+1" office:value-type="float" office:value="583">
            <text:p>583</text:p>
          </table:table-cell>
          <table:table-cell table:style-name="ce3"/>
          <table:table-cell table:style-name="ce5" table:formula="of:=IF([.J584]=&quot;X&quot;;[.K583]+1;[.K583])" office:value-type="float" office:value="1">
            <text:p>1</text:p>
          </table:table-cell>
          <table:table-cell table:formula="of:=IF([.J584]=&quot;X&quot;;0;[.L583]+[.G583]+[.J584]/24/60/60)" office:value-type="time" office:time-value="PT00H09M20.304S">
            <text:p>00:09:20.30</text:p>
          </table:table-cell>
          <table:table-cell table:formula="of:=INT([.L584]*24*60)+MOD([.L584]*24*60*60;60)/100" office:value-type="float" office:value="9.20304">
            <text:p>9.203</text:p>
          </table:table-cell>
          <table:table-cell table:formula="of:=[.L584]*24*60*60+[.$N$1]*([.P584]-1)" office:value-type="float" office:value="269.304000000013">
            <text:p>269.304</text:p>
          </table:table-cell>
          <table:table-cell table:formula="of:=CONCATENATE(&quot;T&quot;;[.P584])" office:value-type="string" office:string-value="T583">
            <text:p>T583</text:p>
          </table:table-cell>
          <table:table-cell table:formula="of:=IF([.J584]=&quot;X&quot;;1;[.P583]+1)" office:value-type="float" office:value="583">
            <text:p>583</text:p>
          </table:table-cell>
          <table:table-cell table:style-name="ce7" table:formula="of:=CONCATENATE(&quot;mv &quot;;[.K584];&quot;^&quot;;[.O584];&quot;.wav &quot;&quot;rn^&quot;;[.$E584];&quot;~&quot;;[.$B584];&quot;~&quot;;[.$C584];&quot;~&quot;;[.$A584];&quot;~&quot;;[.$F584];&quot;~&quot;;[.$D584];&quot;.wav&quot;&quot;&quot;)" office:value-type="string" office:string-value="mv 1^T583.wav &quot;rn^ZZZ~~~~~.wav&quot;">
            <text:p>mv 1^T583.wav "rn^ZZZ~~~~~.wav"</text:p>
          </table:table-cell>
          <table:table-cell table:formula="of:=CONCATENATE(&quot;-ALBUM &quot;&quot;&quot;;[.A584];&quot;&quot;&quot; -ARTIST &quot;&quot;&quot;;[.B584];&quot;&quot;&quot; -ID3V2TAG TCOM &quot;&quot;&quot;;[.C584];&quot;&quot;&quot; -GENRE &quot;&quot;&quot;;[.D584];&quot;&quot;&quot; -TITLE &quot;&quot;&quot;;[.E584];&quot;&quot;&quot; -TRACK &quot;&quot;&quot;;[.F584];&quot;&quot;&quot; -YEAR &quot;&quot;&quot;;[.H584];&quot;&quot;&quot; &quot;;[.K584];&quot;/&quot;;[.O584];&quot;.mp3&quot;)" office:value-type="string" office:string-value="-ALBUM &quot;&quot; -ARTIST &quot;&quot; -ID3V2TAG TCOM &quot;&quot; -GENRE &quot;&quot; -TITLE &quot;ZZZ&quot; -TRACK &quot;&quot; -YEAR &quot;&quot; 1/T583.mp3">
            <text:p>-ALBUM "" -ARTIST "" -ID3V2TAG TCOM "" -GENRE "" -TITLE "ZZZ" -TRACK "" -YEAR "" 1/T58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84]+1" office:value-type="float" office:value="584">
            <text:p>584</text:p>
          </table:table-cell>
          <table:table-cell table:style-name="ce3"/>
          <table:table-cell table:style-name="ce5" table:formula="of:=IF([.J585]=&quot;X&quot;;[.K584]+1;[.K584])" office:value-type="float" office:value="1">
            <text:p>1</text:p>
          </table:table-cell>
          <table:table-cell table:formula="of:=IF([.J585]=&quot;X&quot;;0;[.L584]+[.G584]+[.J585]/24/60/60)" office:value-type="time" office:time-value="PT00H09M20.304S">
            <text:p>00:09:20.30</text:p>
          </table:table-cell>
          <table:table-cell table:formula="of:=INT([.L585]*24*60)+MOD([.L585]*24*60*60;60)/100" office:value-type="float" office:value="9.20304">
            <text:p>9.203</text:p>
          </table:table-cell>
          <table:table-cell table:formula="of:=[.L585]*24*60*60+[.$N$1]*([.P585]-1)" office:value-type="float" office:value="268.804000000013">
            <text:p>268.804</text:p>
          </table:table-cell>
          <table:table-cell table:formula="of:=CONCATENATE(&quot;T&quot;;[.P585])" office:value-type="string" office:string-value="T584">
            <text:p>T584</text:p>
          </table:table-cell>
          <table:table-cell table:formula="of:=IF([.J585]=&quot;X&quot;;1;[.P584]+1)" office:value-type="float" office:value="584">
            <text:p>584</text:p>
          </table:table-cell>
          <table:table-cell table:style-name="ce7" table:formula="of:=CONCATENATE(&quot;mv &quot;;[.K585];&quot;^&quot;;[.O585];&quot;.wav &quot;&quot;rn^&quot;;[.$E585];&quot;~&quot;;[.$B585];&quot;~&quot;;[.$C585];&quot;~&quot;;[.$A585];&quot;~&quot;;[.$F585];&quot;~&quot;;[.$D585];&quot;.wav&quot;&quot;&quot;)" office:value-type="string" office:string-value="mv 1^T584.wav &quot;rn^ZZZ~~~~~.wav&quot;">
            <text:p>mv 1^T584.wav "rn^ZZZ~~~~~.wav"</text:p>
          </table:table-cell>
          <table:table-cell table:formula="of:=CONCATENATE(&quot;-ALBUM &quot;&quot;&quot;;[.A585];&quot;&quot;&quot; -ARTIST &quot;&quot;&quot;;[.B585];&quot;&quot;&quot; -ID3V2TAG TCOM &quot;&quot;&quot;;[.C585];&quot;&quot;&quot; -GENRE &quot;&quot;&quot;;[.D585];&quot;&quot;&quot; -TITLE &quot;&quot;&quot;;[.E585];&quot;&quot;&quot; -TRACK &quot;&quot;&quot;;[.F585];&quot;&quot;&quot; -YEAR &quot;&quot;&quot;;[.H585];&quot;&quot;&quot; &quot;;[.K585];&quot;/&quot;;[.O585];&quot;.mp3&quot;)" office:value-type="string" office:string-value="-ALBUM &quot;&quot; -ARTIST &quot;&quot; -ID3V2TAG TCOM &quot;&quot; -GENRE &quot;&quot; -TITLE &quot;ZZZ&quot; -TRACK &quot;&quot; -YEAR &quot;&quot; 1/T584.mp3">
            <text:p>-ALBUM "" -ARTIST "" -ID3V2TAG TCOM "" -GENRE "" -TITLE "ZZZ" -TRACK "" -YEAR "" 1/T58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85]+1" office:value-type="float" office:value="585">
            <text:p>585</text:p>
          </table:table-cell>
          <table:table-cell table:style-name="ce3"/>
          <table:table-cell table:style-name="ce5" table:formula="of:=IF([.J586]=&quot;X&quot;;[.K585]+1;[.K585])" office:value-type="float" office:value="1">
            <text:p>1</text:p>
          </table:table-cell>
          <table:table-cell table:formula="of:=IF([.J586]=&quot;X&quot;;0;[.L585]+[.G585]+[.J586]/24/60/60)" office:value-type="time" office:time-value="PT00H09M20.304S">
            <text:p>00:09:20.30</text:p>
          </table:table-cell>
          <table:table-cell table:formula="of:=INT([.L586]*24*60)+MOD([.L586]*24*60*60;60)/100" office:value-type="float" office:value="9.20304">
            <text:p>9.203</text:p>
          </table:table-cell>
          <table:table-cell table:formula="of:=[.L586]*24*60*60+[.$N$1]*([.P586]-1)" office:value-type="float" office:value="268.304000000013">
            <text:p>268.304</text:p>
          </table:table-cell>
          <table:table-cell table:formula="of:=CONCATENATE(&quot;T&quot;;[.P586])" office:value-type="string" office:string-value="T585">
            <text:p>T585</text:p>
          </table:table-cell>
          <table:table-cell table:formula="of:=IF([.J586]=&quot;X&quot;;1;[.P585]+1)" office:value-type="float" office:value="585">
            <text:p>585</text:p>
          </table:table-cell>
          <table:table-cell table:style-name="ce7" table:formula="of:=CONCATENATE(&quot;mv &quot;;[.K586];&quot;^&quot;;[.O586];&quot;.wav &quot;&quot;rn^&quot;;[.$E586];&quot;~&quot;;[.$B586];&quot;~&quot;;[.$C586];&quot;~&quot;;[.$A586];&quot;~&quot;;[.$F586];&quot;~&quot;;[.$D586];&quot;.wav&quot;&quot;&quot;)" office:value-type="string" office:string-value="mv 1^T585.wav &quot;rn^ZZZ~~~~~.wav&quot;">
            <text:p>mv 1^T585.wav "rn^ZZZ~~~~~.wav"</text:p>
          </table:table-cell>
          <table:table-cell table:formula="of:=CONCATENATE(&quot;-ALBUM &quot;&quot;&quot;;[.A586];&quot;&quot;&quot; -ARTIST &quot;&quot;&quot;;[.B586];&quot;&quot;&quot; -ID3V2TAG TCOM &quot;&quot;&quot;;[.C586];&quot;&quot;&quot; -GENRE &quot;&quot;&quot;;[.D586];&quot;&quot;&quot; -TITLE &quot;&quot;&quot;;[.E586];&quot;&quot;&quot; -TRACK &quot;&quot;&quot;;[.F586];&quot;&quot;&quot; -YEAR &quot;&quot;&quot;;[.H586];&quot;&quot;&quot; &quot;;[.K586];&quot;/&quot;;[.O586];&quot;.mp3&quot;)" office:value-type="string" office:string-value="-ALBUM &quot;&quot; -ARTIST &quot;&quot; -ID3V2TAG TCOM &quot;&quot; -GENRE &quot;&quot; -TITLE &quot;ZZZ&quot; -TRACK &quot;&quot; -YEAR &quot;&quot; 1/T585.mp3">
            <text:p>-ALBUM "" -ARTIST "" -ID3V2TAG TCOM "" -GENRE "" -TITLE "ZZZ" -TRACK "" -YEAR "" 1/T58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86]+1" office:value-type="float" office:value="586">
            <text:p>586</text:p>
          </table:table-cell>
          <table:table-cell table:style-name="ce3"/>
          <table:table-cell table:style-name="ce5" table:formula="of:=IF([.J587]=&quot;X&quot;;[.K586]+1;[.K586])" office:value-type="float" office:value="1">
            <text:p>1</text:p>
          </table:table-cell>
          <table:table-cell table:formula="of:=IF([.J587]=&quot;X&quot;;0;[.L586]+[.G586]+[.J587]/24/60/60)" office:value-type="time" office:time-value="PT00H09M20.304S">
            <text:p>00:09:20.30</text:p>
          </table:table-cell>
          <table:table-cell table:formula="of:=INT([.L587]*24*60)+MOD([.L587]*24*60*60;60)/100" office:value-type="float" office:value="9.20304">
            <text:p>9.203</text:p>
          </table:table-cell>
          <table:table-cell table:formula="of:=[.L587]*24*60*60+[.$N$1]*([.P587]-1)" office:value-type="float" office:value="267.804000000013">
            <text:p>267.804</text:p>
          </table:table-cell>
          <table:table-cell table:formula="of:=CONCATENATE(&quot;T&quot;;[.P587])" office:value-type="string" office:string-value="T586">
            <text:p>T586</text:p>
          </table:table-cell>
          <table:table-cell table:formula="of:=IF([.J587]=&quot;X&quot;;1;[.P586]+1)" office:value-type="float" office:value="586">
            <text:p>586</text:p>
          </table:table-cell>
          <table:table-cell table:style-name="ce7" table:formula="of:=CONCATENATE(&quot;mv &quot;;[.K587];&quot;^&quot;;[.O587];&quot;.wav &quot;&quot;rn^&quot;;[.$E587];&quot;~&quot;;[.$B587];&quot;~&quot;;[.$C587];&quot;~&quot;;[.$A587];&quot;~&quot;;[.$F587];&quot;~&quot;;[.$D587];&quot;.wav&quot;&quot;&quot;)" office:value-type="string" office:string-value="mv 1^T586.wav &quot;rn^ZZZ~~~~~.wav&quot;">
            <text:p>mv 1^T586.wav "rn^ZZZ~~~~~.wav"</text:p>
          </table:table-cell>
          <table:table-cell table:formula="of:=CONCATENATE(&quot;-ALBUM &quot;&quot;&quot;;[.A587];&quot;&quot;&quot; -ARTIST &quot;&quot;&quot;;[.B587];&quot;&quot;&quot; -ID3V2TAG TCOM &quot;&quot;&quot;;[.C587];&quot;&quot;&quot; -GENRE &quot;&quot;&quot;;[.D587];&quot;&quot;&quot; -TITLE &quot;&quot;&quot;;[.E587];&quot;&quot;&quot; -TRACK &quot;&quot;&quot;;[.F587];&quot;&quot;&quot; -YEAR &quot;&quot;&quot;;[.H587];&quot;&quot;&quot; &quot;;[.K587];&quot;/&quot;;[.O587];&quot;.mp3&quot;)" office:value-type="string" office:string-value="-ALBUM &quot;&quot; -ARTIST &quot;&quot; -ID3V2TAG TCOM &quot;&quot; -GENRE &quot;&quot; -TITLE &quot;ZZZ&quot; -TRACK &quot;&quot; -YEAR &quot;&quot; 1/T586.mp3">
            <text:p>-ALBUM "" -ARTIST "" -ID3V2TAG TCOM "" -GENRE "" -TITLE "ZZZ" -TRACK "" -YEAR "" 1/T58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87]+1" office:value-type="float" office:value="587">
            <text:p>587</text:p>
          </table:table-cell>
          <table:table-cell table:style-name="ce3"/>
          <table:table-cell table:style-name="ce5" table:formula="of:=IF([.J588]=&quot;X&quot;;[.K587]+1;[.K587])" office:value-type="float" office:value="1">
            <text:p>1</text:p>
          </table:table-cell>
          <table:table-cell table:formula="of:=IF([.J588]=&quot;X&quot;;0;[.L587]+[.G587]+[.J588]/24/60/60)" office:value-type="time" office:time-value="PT00H09M20.304S">
            <text:p>00:09:20.30</text:p>
          </table:table-cell>
          <table:table-cell table:formula="of:=INT([.L588]*24*60)+MOD([.L588]*24*60*60;60)/100" office:value-type="float" office:value="9.20304">
            <text:p>9.203</text:p>
          </table:table-cell>
          <table:table-cell table:formula="of:=[.L588]*24*60*60+[.$N$1]*([.P588]-1)" office:value-type="float" office:value="267.304000000013">
            <text:p>267.304</text:p>
          </table:table-cell>
          <table:table-cell table:formula="of:=CONCATENATE(&quot;T&quot;;[.P588])" office:value-type="string" office:string-value="T587">
            <text:p>T587</text:p>
          </table:table-cell>
          <table:table-cell table:formula="of:=IF([.J588]=&quot;X&quot;;1;[.P587]+1)" office:value-type="float" office:value="587">
            <text:p>587</text:p>
          </table:table-cell>
          <table:table-cell table:style-name="ce7" table:formula="of:=CONCATENATE(&quot;mv &quot;;[.K588];&quot;^&quot;;[.O588];&quot;.wav &quot;&quot;rn^&quot;;[.$E588];&quot;~&quot;;[.$B588];&quot;~&quot;;[.$C588];&quot;~&quot;;[.$A588];&quot;~&quot;;[.$F588];&quot;~&quot;;[.$D588];&quot;.wav&quot;&quot;&quot;)" office:value-type="string" office:string-value="mv 1^T587.wav &quot;rn^ZZZ~~~~~.wav&quot;">
            <text:p>mv 1^T587.wav "rn^ZZZ~~~~~.wav"</text:p>
          </table:table-cell>
          <table:table-cell table:formula="of:=CONCATENATE(&quot;-ALBUM &quot;&quot;&quot;;[.A588];&quot;&quot;&quot; -ARTIST &quot;&quot;&quot;;[.B588];&quot;&quot;&quot; -ID3V2TAG TCOM &quot;&quot;&quot;;[.C588];&quot;&quot;&quot; -GENRE &quot;&quot;&quot;;[.D588];&quot;&quot;&quot; -TITLE &quot;&quot;&quot;;[.E588];&quot;&quot;&quot; -TRACK &quot;&quot;&quot;;[.F588];&quot;&quot;&quot; -YEAR &quot;&quot;&quot;;[.H588];&quot;&quot;&quot; &quot;;[.K588];&quot;/&quot;;[.O588];&quot;.mp3&quot;)" office:value-type="string" office:string-value="-ALBUM &quot;&quot; -ARTIST &quot;&quot; -ID3V2TAG TCOM &quot;&quot; -GENRE &quot;&quot; -TITLE &quot;ZZZ&quot; -TRACK &quot;&quot; -YEAR &quot;&quot; 1/T587.mp3">
            <text:p>-ALBUM "" -ARTIST "" -ID3V2TAG TCOM "" -GENRE "" -TITLE "ZZZ" -TRACK "" -YEAR "" 1/T58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88]+1" office:value-type="float" office:value="588">
            <text:p>588</text:p>
          </table:table-cell>
          <table:table-cell table:style-name="ce3"/>
          <table:table-cell table:style-name="ce5" table:formula="of:=IF([.J589]=&quot;X&quot;;[.K588]+1;[.K588])" office:value-type="float" office:value="1">
            <text:p>1</text:p>
          </table:table-cell>
          <table:table-cell table:formula="of:=IF([.J589]=&quot;X&quot;;0;[.L588]+[.G588]+[.J589]/24/60/60)" office:value-type="time" office:time-value="PT00H09M20.304S">
            <text:p>00:09:20.30</text:p>
          </table:table-cell>
          <table:table-cell table:formula="of:=INT([.L589]*24*60)+MOD([.L589]*24*60*60;60)/100" office:value-type="float" office:value="9.20304">
            <text:p>9.203</text:p>
          </table:table-cell>
          <table:table-cell table:formula="of:=[.L589]*24*60*60+[.$N$1]*([.P589]-1)" office:value-type="float" office:value="266.804000000013">
            <text:p>266.804</text:p>
          </table:table-cell>
          <table:table-cell table:formula="of:=CONCATENATE(&quot;T&quot;;[.P589])" office:value-type="string" office:string-value="T588">
            <text:p>T588</text:p>
          </table:table-cell>
          <table:table-cell table:formula="of:=IF([.J589]=&quot;X&quot;;1;[.P588]+1)" office:value-type="float" office:value="588">
            <text:p>588</text:p>
          </table:table-cell>
          <table:table-cell table:style-name="ce7" table:formula="of:=CONCATENATE(&quot;mv &quot;;[.K589];&quot;^&quot;;[.O589];&quot;.wav &quot;&quot;rn^&quot;;[.$E589];&quot;~&quot;;[.$B589];&quot;~&quot;;[.$C589];&quot;~&quot;;[.$A589];&quot;~&quot;;[.$F589];&quot;~&quot;;[.$D589];&quot;.wav&quot;&quot;&quot;)" office:value-type="string" office:string-value="mv 1^T588.wav &quot;rn^ZZZ~~~~~.wav&quot;">
            <text:p>mv 1^T588.wav "rn^ZZZ~~~~~.wav"</text:p>
          </table:table-cell>
          <table:table-cell table:formula="of:=CONCATENATE(&quot;-ALBUM &quot;&quot;&quot;;[.A589];&quot;&quot;&quot; -ARTIST &quot;&quot;&quot;;[.B589];&quot;&quot;&quot; -ID3V2TAG TCOM &quot;&quot;&quot;;[.C589];&quot;&quot;&quot; -GENRE &quot;&quot;&quot;;[.D589];&quot;&quot;&quot; -TITLE &quot;&quot;&quot;;[.E589];&quot;&quot;&quot; -TRACK &quot;&quot;&quot;;[.F589];&quot;&quot;&quot; -YEAR &quot;&quot;&quot;;[.H589];&quot;&quot;&quot; &quot;;[.K589];&quot;/&quot;;[.O589];&quot;.mp3&quot;)" office:value-type="string" office:string-value="-ALBUM &quot;&quot; -ARTIST &quot;&quot; -ID3V2TAG TCOM &quot;&quot; -GENRE &quot;&quot; -TITLE &quot;ZZZ&quot; -TRACK &quot;&quot; -YEAR &quot;&quot; 1/T588.mp3">
            <text:p>-ALBUM "" -ARTIST "" -ID3V2TAG TCOM "" -GENRE "" -TITLE "ZZZ" -TRACK "" -YEAR "" 1/T58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89]+1" office:value-type="float" office:value="589">
            <text:p>589</text:p>
          </table:table-cell>
          <table:table-cell table:style-name="ce3"/>
          <table:table-cell table:style-name="ce5" table:formula="of:=IF([.J590]=&quot;X&quot;;[.K589]+1;[.K589])" office:value-type="float" office:value="1">
            <text:p>1</text:p>
          </table:table-cell>
          <table:table-cell table:formula="of:=IF([.J590]=&quot;X&quot;;0;[.L589]+[.G589]+[.J590]/24/60/60)" office:value-type="time" office:time-value="PT00H09M20.304S">
            <text:p>00:09:20.30</text:p>
          </table:table-cell>
          <table:table-cell table:formula="of:=INT([.L590]*24*60)+MOD([.L590]*24*60*60;60)/100" office:value-type="float" office:value="9.20304">
            <text:p>9.203</text:p>
          </table:table-cell>
          <table:table-cell table:formula="of:=[.L590]*24*60*60+[.$N$1]*([.P590]-1)" office:value-type="float" office:value="266.304000000013">
            <text:p>266.304</text:p>
          </table:table-cell>
          <table:table-cell table:formula="of:=CONCATENATE(&quot;T&quot;;[.P590])" office:value-type="string" office:string-value="T589">
            <text:p>T589</text:p>
          </table:table-cell>
          <table:table-cell table:formula="of:=IF([.J590]=&quot;X&quot;;1;[.P589]+1)" office:value-type="float" office:value="589">
            <text:p>589</text:p>
          </table:table-cell>
          <table:table-cell table:style-name="ce7" table:formula="of:=CONCATENATE(&quot;mv &quot;;[.K590];&quot;^&quot;;[.O590];&quot;.wav &quot;&quot;rn^&quot;;[.$E590];&quot;~&quot;;[.$B590];&quot;~&quot;;[.$C590];&quot;~&quot;;[.$A590];&quot;~&quot;;[.$F590];&quot;~&quot;;[.$D590];&quot;.wav&quot;&quot;&quot;)" office:value-type="string" office:string-value="mv 1^T589.wav &quot;rn^ZZZ~~~~~.wav&quot;">
            <text:p>mv 1^T589.wav "rn^ZZZ~~~~~.wav"</text:p>
          </table:table-cell>
          <table:table-cell table:formula="of:=CONCATENATE(&quot;-ALBUM &quot;&quot;&quot;;[.A590];&quot;&quot;&quot; -ARTIST &quot;&quot;&quot;;[.B590];&quot;&quot;&quot; -ID3V2TAG TCOM &quot;&quot;&quot;;[.C590];&quot;&quot;&quot; -GENRE &quot;&quot;&quot;;[.D590];&quot;&quot;&quot; -TITLE &quot;&quot;&quot;;[.E590];&quot;&quot;&quot; -TRACK &quot;&quot;&quot;;[.F590];&quot;&quot;&quot; -YEAR &quot;&quot;&quot;;[.H590];&quot;&quot;&quot; &quot;;[.K590];&quot;/&quot;;[.O590];&quot;.mp3&quot;)" office:value-type="string" office:string-value="-ALBUM &quot;&quot; -ARTIST &quot;&quot; -ID3V2TAG TCOM &quot;&quot; -GENRE &quot;&quot; -TITLE &quot;ZZZ&quot; -TRACK &quot;&quot; -YEAR &quot;&quot; 1/T589.mp3">
            <text:p>-ALBUM "" -ARTIST "" -ID3V2TAG TCOM "" -GENRE "" -TITLE "ZZZ" -TRACK "" -YEAR "" 1/T58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90]+1" office:value-type="float" office:value="590">
            <text:p>590</text:p>
          </table:table-cell>
          <table:table-cell table:style-name="ce3"/>
          <table:table-cell table:style-name="ce5" table:formula="of:=IF([.J591]=&quot;X&quot;;[.K590]+1;[.K590])" office:value-type="float" office:value="1">
            <text:p>1</text:p>
          </table:table-cell>
          <table:table-cell table:formula="of:=IF([.J591]=&quot;X&quot;;0;[.L590]+[.G590]+[.J591]/24/60/60)" office:value-type="time" office:time-value="PT00H09M20.304S">
            <text:p>00:09:20.30</text:p>
          </table:table-cell>
          <table:table-cell table:formula="of:=INT([.L591]*24*60)+MOD([.L591]*24*60*60;60)/100" office:value-type="float" office:value="9.20304">
            <text:p>9.203</text:p>
          </table:table-cell>
          <table:table-cell table:formula="of:=[.L591]*24*60*60+[.$N$1]*([.P591]-1)" office:value-type="float" office:value="265.804000000013">
            <text:p>265.804</text:p>
          </table:table-cell>
          <table:table-cell table:formula="of:=CONCATENATE(&quot;T&quot;;[.P591])" office:value-type="string" office:string-value="T590">
            <text:p>T590</text:p>
          </table:table-cell>
          <table:table-cell table:formula="of:=IF([.J591]=&quot;X&quot;;1;[.P590]+1)" office:value-type="float" office:value="590">
            <text:p>590</text:p>
          </table:table-cell>
          <table:table-cell table:style-name="ce7" table:formula="of:=CONCATENATE(&quot;mv &quot;;[.K591];&quot;^&quot;;[.O591];&quot;.wav &quot;&quot;rn^&quot;;[.$E591];&quot;~&quot;;[.$B591];&quot;~&quot;;[.$C591];&quot;~&quot;;[.$A591];&quot;~&quot;;[.$F591];&quot;~&quot;;[.$D591];&quot;.wav&quot;&quot;&quot;)" office:value-type="string" office:string-value="mv 1^T590.wav &quot;rn^ZZZ~~~~~.wav&quot;">
            <text:p>mv 1^T590.wav "rn^ZZZ~~~~~.wav"</text:p>
          </table:table-cell>
          <table:table-cell table:formula="of:=CONCATENATE(&quot;-ALBUM &quot;&quot;&quot;;[.A591];&quot;&quot;&quot; -ARTIST &quot;&quot;&quot;;[.B591];&quot;&quot;&quot; -ID3V2TAG TCOM &quot;&quot;&quot;;[.C591];&quot;&quot;&quot; -GENRE &quot;&quot;&quot;;[.D591];&quot;&quot;&quot; -TITLE &quot;&quot;&quot;;[.E591];&quot;&quot;&quot; -TRACK &quot;&quot;&quot;;[.F591];&quot;&quot;&quot; -YEAR &quot;&quot;&quot;;[.H591];&quot;&quot;&quot; &quot;;[.K591];&quot;/&quot;;[.O591];&quot;.mp3&quot;)" office:value-type="string" office:string-value="-ALBUM &quot;&quot; -ARTIST &quot;&quot; -ID3V2TAG TCOM &quot;&quot; -GENRE &quot;&quot; -TITLE &quot;ZZZ&quot; -TRACK &quot;&quot; -YEAR &quot;&quot; 1/T590.mp3">
            <text:p>-ALBUM "" -ARTIST "" -ID3V2TAG TCOM "" -GENRE "" -TITLE "ZZZ" -TRACK "" -YEAR "" 1/T59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91]+1" office:value-type="float" office:value="591">
            <text:p>591</text:p>
          </table:table-cell>
          <table:table-cell table:style-name="ce3"/>
          <table:table-cell table:style-name="ce5" table:formula="of:=IF([.J592]=&quot;X&quot;;[.K591]+1;[.K591])" office:value-type="float" office:value="1">
            <text:p>1</text:p>
          </table:table-cell>
          <table:table-cell table:formula="of:=IF([.J592]=&quot;X&quot;;0;[.L591]+[.G591]+[.J592]/24/60/60)" office:value-type="time" office:time-value="PT00H09M20.304S">
            <text:p>00:09:20.30</text:p>
          </table:table-cell>
          <table:table-cell table:formula="of:=INT([.L592]*24*60)+MOD([.L592]*24*60*60;60)/100" office:value-type="float" office:value="9.20304">
            <text:p>9.203</text:p>
          </table:table-cell>
          <table:table-cell table:formula="of:=[.L592]*24*60*60+[.$N$1]*([.P592]-1)" office:value-type="float" office:value="265.304000000013">
            <text:p>265.304</text:p>
          </table:table-cell>
          <table:table-cell table:formula="of:=CONCATENATE(&quot;T&quot;;[.P592])" office:value-type="string" office:string-value="T591">
            <text:p>T591</text:p>
          </table:table-cell>
          <table:table-cell table:formula="of:=IF([.J592]=&quot;X&quot;;1;[.P591]+1)" office:value-type="float" office:value="591">
            <text:p>591</text:p>
          </table:table-cell>
          <table:table-cell table:style-name="ce7" table:formula="of:=CONCATENATE(&quot;mv &quot;;[.K592];&quot;^&quot;;[.O592];&quot;.wav &quot;&quot;rn^&quot;;[.$E592];&quot;~&quot;;[.$B592];&quot;~&quot;;[.$C592];&quot;~&quot;;[.$A592];&quot;~&quot;;[.$F592];&quot;~&quot;;[.$D592];&quot;.wav&quot;&quot;&quot;)" office:value-type="string" office:string-value="mv 1^T591.wav &quot;rn^ZZZ~~~~~.wav&quot;">
            <text:p>mv 1^T591.wav "rn^ZZZ~~~~~.wav"</text:p>
          </table:table-cell>
          <table:table-cell table:formula="of:=CONCATENATE(&quot;-ALBUM &quot;&quot;&quot;;[.A592];&quot;&quot;&quot; -ARTIST &quot;&quot;&quot;;[.B592];&quot;&quot;&quot; -ID3V2TAG TCOM &quot;&quot;&quot;;[.C592];&quot;&quot;&quot; -GENRE &quot;&quot;&quot;;[.D592];&quot;&quot;&quot; -TITLE &quot;&quot;&quot;;[.E592];&quot;&quot;&quot; -TRACK &quot;&quot;&quot;;[.F592];&quot;&quot;&quot; -YEAR &quot;&quot;&quot;;[.H592];&quot;&quot;&quot; &quot;;[.K592];&quot;/&quot;;[.O592];&quot;.mp3&quot;)" office:value-type="string" office:string-value="-ALBUM &quot;&quot; -ARTIST &quot;&quot; -ID3V2TAG TCOM &quot;&quot; -GENRE &quot;&quot; -TITLE &quot;ZZZ&quot; -TRACK &quot;&quot; -YEAR &quot;&quot; 1/T591.mp3">
            <text:p>-ALBUM "" -ARTIST "" -ID3V2TAG TCOM "" -GENRE "" -TITLE "ZZZ" -TRACK "" -YEAR "" 1/T59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92]+1" office:value-type="float" office:value="592">
            <text:p>592</text:p>
          </table:table-cell>
          <table:table-cell table:style-name="ce3"/>
          <table:table-cell table:style-name="ce5" table:formula="of:=IF([.J593]=&quot;X&quot;;[.K592]+1;[.K592])" office:value-type="float" office:value="1">
            <text:p>1</text:p>
          </table:table-cell>
          <table:table-cell table:formula="of:=IF([.J593]=&quot;X&quot;;0;[.L592]+[.G592]+[.J593]/24/60/60)" office:value-type="time" office:time-value="PT00H09M20.304S">
            <text:p>00:09:20.30</text:p>
          </table:table-cell>
          <table:table-cell table:formula="of:=INT([.L593]*24*60)+MOD([.L593]*24*60*60;60)/100" office:value-type="float" office:value="9.20304">
            <text:p>9.203</text:p>
          </table:table-cell>
          <table:table-cell table:formula="of:=[.L593]*24*60*60+[.$N$1]*([.P593]-1)" office:value-type="float" office:value="264.804000000013">
            <text:p>264.804</text:p>
          </table:table-cell>
          <table:table-cell table:formula="of:=CONCATENATE(&quot;T&quot;;[.P593])" office:value-type="string" office:string-value="T592">
            <text:p>T592</text:p>
          </table:table-cell>
          <table:table-cell table:formula="of:=IF([.J593]=&quot;X&quot;;1;[.P592]+1)" office:value-type="float" office:value="592">
            <text:p>592</text:p>
          </table:table-cell>
          <table:table-cell table:style-name="ce7" table:formula="of:=CONCATENATE(&quot;mv &quot;;[.K593];&quot;^&quot;;[.O593];&quot;.wav &quot;&quot;rn^&quot;;[.$E593];&quot;~&quot;;[.$B593];&quot;~&quot;;[.$C593];&quot;~&quot;;[.$A593];&quot;~&quot;;[.$F593];&quot;~&quot;;[.$D593];&quot;.wav&quot;&quot;&quot;)" office:value-type="string" office:string-value="mv 1^T592.wav &quot;rn^ZZZ~~~~~.wav&quot;">
            <text:p>mv 1^T592.wav "rn^ZZZ~~~~~.wav"</text:p>
          </table:table-cell>
          <table:table-cell table:formula="of:=CONCATENATE(&quot;-ALBUM &quot;&quot;&quot;;[.A593];&quot;&quot;&quot; -ARTIST &quot;&quot;&quot;;[.B593];&quot;&quot;&quot; -ID3V2TAG TCOM &quot;&quot;&quot;;[.C593];&quot;&quot;&quot; -GENRE &quot;&quot;&quot;;[.D593];&quot;&quot;&quot; -TITLE &quot;&quot;&quot;;[.E593];&quot;&quot;&quot; -TRACK &quot;&quot;&quot;;[.F593];&quot;&quot;&quot; -YEAR &quot;&quot;&quot;;[.H593];&quot;&quot;&quot; &quot;;[.K593];&quot;/&quot;;[.O593];&quot;.mp3&quot;)" office:value-type="string" office:string-value="-ALBUM &quot;&quot; -ARTIST &quot;&quot; -ID3V2TAG TCOM &quot;&quot; -GENRE &quot;&quot; -TITLE &quot;ZZZ&quot; -TRACK &quot;&quot; -YEAR &quot;&quot; 1/T592.mp3">
            <text:p>-ALBUM "" -ARTIST "" -ID3V2TAG TCOM "" -GENRE "" -TITLE "ZZZ" -TRACK "" -YEAR "" 1/T59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93]+1" office:value-type="float" office:value="593">
            <text:p>593</text:p>
          </table:table-cell>
          <table:table-cell table:style-name="ce3"/>
          <table:table-cell table:style-name="ce5" table:formula="of:=IF([.J594]=&quot;X&quot;;[.K593]+1;[.K593])" office:value-type="float" office:value="1">
            <text:p>1</text:p>
          </table:table-cell>
          <table:table-cell table:formula="of:=IF([.J594]=&quot;X&quot;;0;[.L593]+[.G593]+[.J594]/24/60/60)" office:value-type="time" office:time-value="PT00H09M20.304S">
            <text:p>00:09:20.30</text:p>
          </table:table-cell>
          <table:table-cell table:formula="of:=INT([.L594]*24*60)+MOD([.L594]*24*60*60;60)/100" office:value-type="float" office:value="9.20304">
            <text:p>9.203</text:p>
          </table:table-cell>
          <table:table-cell table:formula="of:=[.L594]*24*60*60+[.$N$1]*([.P594]-1)" office:value-type="float" office:value="264.304000000013">
            <text:p>264.304</text:p>
          </table:table-cell>
          <table:table-cell table:formula="of:=CONCATENATE(&quot;T&quot;;[.P594])" office:value-type="string" office:string-value="T593">
            <text:p>T593</text:p>
          </table:table-cell>
          <table:table-cell table:formula="of:=IF([.J594]=&quot;X&quot;;1;[.P593]+1)" office:value-type="float" office:value="593">
            <text:p>593</text:p>
          </table:table-cell>
          <table:table-cell table:style-name="ce7" table:formula="of:=CONCATENATE(&quot;mv &quot;;[.K594];&quot;^&quot;;[.O594];&quot;.wav &quot;&quot;rn^&quot;;[.$E594];&quot;~&quot;;[.$B594];&quot;~&quot;;[.$C594];&quot;~&quot;;[.$A594];&quot;~&quot;;[.$F594];&quot;~&quot;;[.$D594];&quot;.wav&quot;&quot;&quot;)" office:value-type="string" office:string-value="mv 1^T593.wav &quot;rn^ZZZ~~~~~.wav&quot;">
            <text:p>mv 1^T593.wav "rn^ZZZ~~~~~.wav"</text:p>
          </table:table-cell>
          <table:table-cell table:formula="of:=CONCATENATE(&quot;-ALBUM &quot;&quot;&quot;;[.A594];&quot;&quot;&quot; -ARTIST &quot;&quot;&quot;;[.B594];&quot;&quot;&quot; -ID3V2TAG TCOM &quot;&quot;&quot;;[.C594];&quot;&quot;&quot; -GENRE &quot;&quot;&quot;;[.D594];&quot;&quot;&quot; -TITLE &quot;&quot;&quot;;[.E594];&quot;&quot;&quot; -TRACK &quot;&quot;&quot;;[.F594];&quot;&quot;&quot; -YEAR &quot;&quot;&quot;;[.H594];&quot;&quot;&quot; &quot;;[.K594];&quot;/&quot;;[.O594];&quot;.mp3&quot;)" office:value-type="string" office:string-value="-ALBUM &quot;&quot; -ARTIST &quot;&quot; -ID3V2TAG TCOM &quot;&quot; -GENRE &quot;&quot; -TITLE &quot;ZZZ&quot; -TRACK &quot;&quot; -YEAR &quot;&quot; 1/T593.mp3">
            <text:p>-ALBUM "" -ARTIST "" -ID3V2TAG TCOM "" -GENRE "" -TITLE "ZZZ" -TRACK "" -YEAR "" 1/T59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94]+1" office:value-type="float" office:value="594">
            <text:p>594</text:p>
          </table:table-cell>
          <table:table-cell table:style-name="ce3"/>
          <table:table-cell table:style-name="ce5" table:formula="of:=IF([.J595]=&quot;X&quot;;[.K594]+1;[.K594])" office:value-type="float" office:value="1">
            <text:p>1</text:p>
          </table:table-cell>
          <table:table-cell table:formula="of:=IF([.J595]=&quot;X&quot;;0;[.L594]+[.G594]+[.J595]/24/60/60)" office:value-type="time" office:time-value="PT00H09M20.304S">
            <text:p>00:09:20.30</text:p>
          </table:table-cell>
          <table:table-cell table:formula="of:=INT([.L595]*24*60)+MOD([.L595]*24*60*60;60)/100" office:value-type="float" office:value="9.20304">
            <text:p>9.203</text:p>
          </table:table-cell>
          <table:table-cell table:formula="of:=[.L595]*24*60*60+[.$N$1]*([.P595]-1)" office:value-type="float" office:value="263.804000000013">
            <text:p>263.804</text:p>
          </table:table-cell>
          <table:table-cell table:formula="of:=CONCATENATE(&quot;T&quot;;[.P595])" office:value-type="string" office:string-value="T594">
            <text:p>T594</text:p>
          </table:table-cell>
          <table:table-cell table:formula="of:=IF([.J595]=&quot;X&quot;;1;[.P594]+1)" office:value-type="float" office:value="594">
            <text:p>594</text:p>
          </table:table-cell>
          <table:table-cell table:style-name="ce7" table:formula="of:=CONCATENATE(&quot;mv &quot;;[.K595];&quot;^&quot;;[.O595];&quot;.wav &quot;&quot;rn^&quot;;[.$E595];&quot;~&quot;;[.$B595];&quot;~&quot;;[.$C595];&quot;~&quot;;[.$A595];&quot;~&quot;;[.$F595];&quot;~&quot;;[.$D595];&quot;.wav&quot;&quot;&quot;)" office:value-type="string" office:string-value="mv 1^T594.wav &quot;rn^ZZZ~~~~~.wav&quot;">
            <text:p>mv 1^T594.wav "rn^ZZZ~~~~~.wav"</text:p>
          </table:table-cell>
          <table:table-cell table:formula="of:=CONCATENATE(&quot;-ALBUM &quot;&quot;&quot;;[.A595];&quot;&quot;&quot; -ARTIST &quot;&quot;&quot;;[.B595];&quot;&quot;&quot; -ID3V2TAG TCOM &quot;&quot;&quot;;[.C595];&quot;&quot;&quot; -GENRE &quot;&quot;&quot;;[.D595];&quot;&quot;&quot; -TITLE &quot;&quot;&quot;;[.E595];&quot;&quot;&quot; -TRACK &quot;&quot;&quot;;[.F595];&quot;&quot;&quot; -YEAR &quot;&quot;&quot;;[.H595];&quot;&quot;&quot; &quot;;[.K595];&quot;/&quot;;[.O595];&quot;.mp3&quot;)" office:value-type="string" office:string-value="-ALBUM &quot;&quot; -ARTIST &quot;&quot; -ID3V2TAG TCOM &quot;&quot; -GENRE &quot;&quot; -TITLE &quot;ZZZ&quot; -TRACK &quot;&quot; -YEAR &quot;&quot; 1/T594.mp3">
            <text:p>-ALBUM "" -ARTIST "" -ID3V2TAG TCOM "" -GENRE "" -TITLE "ZZZ" -TRACK "" -YEAR "" 1/T59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95]+1" office:value-type="float" office:value="595">
            <text:p>595</text:p>
          </table:table-cell>
          <table:table-cell table:style-name="ce3"/>
          <table:table-cell table:style-name="ce5" table:formula="of:=IF([.J596]=&quot;X&quot;;[.K595]+1;[.K595])" office:value-type="float" office:value="1">
            <text:p>1</text:p>
          </table:table-cell>
          <table:table-cell table:formula="of:=IF([.J596]=&quot;X&quot;;0;[.L595]+[.G595]+[.J596]/24/60/60)" office:value-type="time" office:time-value="PT00H09M20.304S">
            <text:p>00:09:20.30</text:p>
          </table:table-cell>
          <table:table-cell table:formula="of:=INT([.L596]*24*60)+MOD([.L596]*24*60*60;60)/100" office:value-type="float" office:value="9.20304">
            <text:p>9.203</text:p>
          </table:table-cell>
          <table:table-cell table:formula="of:=[.L596]*24*60*60+[.$N$1]*([.P596]-1)" office:value-type="float" office:value="263.304000000013">
            <text:p>263.304</text:p>
          </table:table-cell>
          <table:table-cell table:formula="of:=CONCATENATE(&quot;T&quot;;[.P596])" office:value-type="string" office:string-value="T595">
            <text:p>T595</text:p>
          </table:table-cell>
          <table:table-cell table:formula="of:=IF([.J596]=&quot;X&quot;;1;[.P595]+1)" office:value-type="float" office:value="595">
            <text:p>595</text:p>
          </table:table-cell>
          <table:table-cell table:style-name="ce7" table:formula="of:=CONCATENATE(&quot;mv &quot;;[.K596];&quot;^&quot;;[.O596];&quot;.wav &quot;&quot;rn^&quot;;[.$E596];&quot;~&quot;;[.$B596];&quot;~&quot;;[.$C596];&quot;~&quot;;[.$A596];&quot;~&quot;;[.$F596];&quot;~&quot;;[.$D596];&quot;.wav&quot;&quot;&quot;)" office:value-type="string" office:string-value="mv 1^T595.wav &quot;rn^ZZZ~~~~~.wav&quot;">
            <text:p>mv 1^T595.wav "rn^ZZZ~~~~~.wav"</text:p>
          </table:table-cell>
          <table:table-cell table:formula="of:=CONCATENATE(&quot;-ALBUM &quot;&quot;&quot;;[.A596];&quot;&quot;&quot; -ARTIST &quot;&quot;&quot;;[.B596];&quot;&quot;&quot; -ID3V2TAG TCOM &quot;&quot;&quot;;[.C596];&quot;&quot;&quot; -GENRE &quot;&quot;&quot;;[.D596];&quot;&quot;&quot; -TITLE &quot;&quot;&quot;;[.E596];&quot;&quot;&quot; -TRACK &quot;&quot;&quot;;[.F596];&quot;&quot;&quot; -YEAR &quot;&quot;&quot;;[.H596];&quot;&quot;&quot; &quot;;[.K596];&quot;/&quot;;[.O596];&quot;.mp3&quot;)" office:value-type="string" office:string-value="-ALBUM &quot;&quot; -ARTIST &quot;&quot; -ID3V2TAG TCOM &quot;&quot; -GENRE &quot;&quot; -TITLE &quot;ZZZ&quot; -TRACK &quot;&quot; -YEAR &quot;&quot; 1/T595.mp3">
            <text:p>-ALBUM "" -ARTIST "" -ID3V2TAG TCOM "" -GENRE "" -TITLE "ZZZ" -TRACK "" -YEAR "" 1/T59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96]+1" office:value-type="float" office:value="596">
            <text:p>596</text:p>
          </table:table-cell>
          <table:table-cell table:style-name="ce3"/>
          <table:table-cell table:style-name="ce5" table:formula="of:=IF([.J597]=&quot;X&quot;;[.K596]+1;[.K596])" office:value-type="float" office:value="1">
            <text:p>1</text:p>
          </table:table-cell>
          <table:table-cell table:formula="of:=IF([.J597]=&quot;X&quot;;0;[.L596]+[.G596]+[.J597]/24/60/60)" office:value-type="time" office:time-value="PT00H09M20.304S">
            <text:p>00:09:20.30</text:p>
          </table:table-cell>
          <table:table-cell table:formula="of:=INT([.L597]*24*60)+MOD([.L597]*24*60*60;60)/100" office:value-type="float" office:value="9.20304">
            <text:p>9.203</text:p>
          </table:table-cell>
          <table:table-cell table:formula="of:=[.L597]*24*60*60+[.$N$1]*([.P597]-1)" office:value-type="float" office:value="262.804000000013">
            <text:p>262.804</text:p>
          </table:table-cell>
          <table:table-cell table:formula="of:=CONCATENATE(&quot;T&quot;;[.P597])" office:value-type="string" office:string-value="T596">
            <text:p>T596</text:p>
          </table:table-cell>
          <table:table-cell table:formula="of:=IF([.J597]=&quot;X&quot;;1;[.P596]+1)" office:value-type="float" office:value="596">
            <text:p>596</text:p>
          </table:table-cell>
          <table:table-cell table:style-name="ce7" table:formula="of:=CONCATENATE(&quot;mv &quot;;[.K597];&quot;^&quot;;[.O597];&quot;.wav &quot;&quot;rn^&quot;;[.$E597];&quot;~&quot;;[.$B597];&quot;~&quot;;[.$C597];&quot;~&quot;;[.$A597];&quot;~&quot;;[.$F597];&quot;~&quot;;[.$D597];&quot;.wav&quot;&quot;&quot;)" office:value-type="string" office:string-value="mv 1^T596.wav &quot;rn^ZZZ~~~~~.wav&quot;">
            <text:p>mv 1^T596.wav "rn^ZZZ~~~~~.wav"</text:p>
          </table:table-cell>
          <table:table-cell table:formula="of:=CONCATENATE(&quot;-ALBUM &quot;&quot;&quot;;[.A597];&quot;&quot;&quot; -ARTIST &quot;&quot;&quot;;[.B597];&quot;&quot;&quot; -ID3V2TAG TCOM &quot;&quot;&quot;;[.C597];&quot;&quot;&quot; -GENRE &quot;&quot;&quot;;[.D597];&quot;&quot;&quot; -TITLE &quot;&quot;&quot;;[.E597];&quot;&quot;&quot; -TRACK &quot;&quot;&quot;;[.F597];&quot;&quot;&quot; -YEAR &quot;&quot;&quot;;[.H597];&quot;&quot;&quot; &quot;;[.K597];&quot;/&quot;;[.O597];&quot;.mp3&quot;)" office:value-type="string" office:string-value="-ALBUM &quot;&quot; -ARTIST &quot;&quot; -ID3V2TAG TCOM &quot;&quot; -GENRE &quot;&quot; -TITLE &quot;ZZZ&quot; -TRACK &quot;&quot; -YEAR &quot;&quot; 1/T596.mp3">
            <text:p>-ALBUM "" -ARTIST "" -ID3V2TAG TCOM "" -GENRE "" -TITLE "ZZZ" -TRACK "" -YEAR "" 1/T59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97]+1" office:value-type="float" office:value="597">
            <text:p>597</text:p>
          </table:table-cell>
          <table:table-cell table:style-name="ce3"/>
          <table:table-cell table:style-name="ce5" table:formula="of:=IF([.J598]=&quot;X&quot;;[.K597]+1;[.K597])" office:value-type="float" office:value="1">
            <text:p>1</text:p>
          </table:table-cell>
          <table:table-cell table:formula="of:=IF([.J598]=&quot;X&quot;;0;[.L597]+[.G597]+[.J598]/24/60/60)" office:value-type="time" office:time-value="PT00H09M20.304S">
            <text:p>00:09:20.30</text:p>
          </table:table-cell>
          <table:table-cell table:formula="of:=INT([.L598]*24*60)+MOD([.L598]*24*60*60;60)/100" office:value-type="float" office:value="9.20304">
            <text:p>9.203</text:p>
          </table:table-cell>
          <table:table-cell table:formula="of:=[.L598]*24*60*60+[.$N$1]*([.P598]-1)" office:value-type="float" office:value="262.304000000013">
            <text:p>262.304</text:p>
          </table:table-cell>
          <table:table-cell table:formula="of:=CONCATENATE(&quot;T&quot;;[.P598])" office:value-type="string" office:string-value="T597">
            <text:p>T597</text:p>
          </table:table-cell>
          <table:table-cell table:formula="of:=IF([.J598]=&quot;X&quot;;1;[.P597]+1)" office:value-type="float" office:value="597">
            <text:p>597</text:p>
          </table:table-cell>
          <table:table-cell table:style-name="ce7" table:formula="of:=CONCATENATE(&quot;mv &quot;;[.K598];&quot;^&quot;;[.O598];&quot;.wav &quot;&quot;rn^&quot;;[.$E598];&quot;~&quot;;[.$B598];&quot;~&quot;;[.$C598];&quot;~&quot;;[.$A598];&quot;~&quot;;[.$F598];&quot;~&quot;;[.$D598];&quot;.wav&quot;&quot;&quot;)" office:value-type="string" office:string-value="mv 1^T597.wav &quot;rn^ZZZ~~~~~.wav&quot;">
            <text:p>mv 1^T597.wav "rn^ZZZ~~~~~.wav"</text:p>
          </table:table-cell>
          <table:table-cell table:formula="of:=CONCATENATE(&quot;-ALBUM &quot;&quot;&quot;;[.A598];&quot;&quot;&quot; -ARTIST &quot;&quot;&quot;;[.B598];&quot;&quot;&quot; -ID3V2TAG TCOM &quot;&quot;&quot;;[.C598];&quot;&quot;&quot; -GENRE &quot;&quot;&quot;;[.D598];&quot;&quot;&quot; -TITLE &quot;&quot;&quot;;[.E598];&quot;&quot;&quot; -TRACK &quot;&quot;&quot;;[.F598];&quot;&quot;&quot; -YEAR &quot;&quot;&quot;;[.H598];&quot;&quot;&quot; &quot;;[.K598];&quot;/&quot;;[.O598];&quot;.mp3&quot;)" office:value-type="string" office:string-value="-ALBUM &quot;&quot; -ARTIST &quot;&quot; -ID3V2TAG TCOM &quot;&quot; -GENRE &quot;&quot; -TITLE &quot;ZZZ&quot; -TRACK &quot;&quot; -YEAR &quot;&quot; 1/T597.mp3">
            <text:p>-ALBUM "" -ARTIST "" -ID3V2TAG TCOM "" -GENRE "" -TITLE "ZZZ" -TRACK "" -YEAR "" 1/T59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98]+1" office:value-type="float" office:value="598">
            <text:p>598</text:p>
          </table:table-cell>
          <table:table-cell table:style-name="ce3"/>
          <table:table-cell table:style-name="ce5" table:formula="of:=IF([.J599]=&quot;X&quot;;[.K598]+1;[.K598])" office:value-type="float" office:value="1">
            <text:p>1</text:p>
          </table:table-cell>
          <table:table-cell table:formula="of:=IF([.J599]=&quot;X&quot;;0;[.L598]+[.G598]+[.J599]/24/60/60)" office:value-type="time" office:time-value="PT00H09M20.304S">
            <text:p>00:09:20.30</text:p>
          </table:table-cell>
          <table:table-cell table:formula="of:=INT([.L599]*24*60)+MOD([.L599]*24*60*60;60)/100" office:value-type="float" office:value="9.20304">
            <text:p>9.203</text:p>
          </table:table-cell>
          <table:table-cell table:formula="of:=[.L599]*24*60*60+[.$N$1]*([.P599]-1)" office:value-type="float" office:value="261.804000000013">
            <text:p>261.804</text:p>
          </table:table-cell>
          <table:table-cell table:formula="of:=CONCATENATE(&quot;T&quot;;[.P599])" office:value-type="string" office:string-value="T598">
            <text:p>T598</text:p>
          </table:table-cell>
          <table:table-cell table:formula="of:=IF([.J599]=&quot;X&quot;;1;[.P598]+1)" office:value-type="float" office:value="598">
            <text:p>598</text:p>
          </table:table-cell>
          <table:table-cell table:style-name="ce7" table:formula="of:=CONCATENATE(&quot;mv &quot;;[.K599];&quot;^&quot;;[.O599];&quot;.wav &quot;&quot;rn^&quot;;[.$E599];&quot;~&quot;;[.$B599];&quot;~&quot;;[.$C599];&quot;~&quot;;[.$A599];&quot;~&quot;;[.$F599];&quot;~&quot;;[.$D599];&quot;.wav&quot;&quot;&quot;)" office:value-type="string" office:string-value="mv 1^T598.wav &quot;rn^ZZZ~~~~~.wav&quot;">
            <text:p>mv 1^T598.wav "rn^ZZZ~~~~~.wav"</text:p>
          </table:table-cell>
          <table:table-cell table:formula="of:=CONCATENATE(&quot;-ALBUM &quot;&quot;&quot;;[.A599];&quot;&quot;&quot; -ARTIST &quot;&quot;&quot;;[.B599];&quot;&quot;&quot; -ID3V2TAG TCOM &quot;&quot;&quot;;[.C599];&quot;&quot;&quot; -GENRE &quot;&quot;&quot;;[.D599];&quot;&quot;&quot; -TITLE &quot;&quot;&quot;;[.E599];&quot;&quot;&quot; -TRACK &quot;&quot;&quot;;[.F599];&quot;&quot;&quot; -YEAR &quot;&quot;&quot;;[.H599];&quot;&quot;&quot; &quot;;[.K599];&quot;/&quot;;[.O599];&quot;.mp3&quot;)" office:value-type="string" office:string-value="-ALBUM &quot;&quot; -ARTIST &quot;&quot; -ID3V2TAG TCOM &quot;&quot; -GENRE &quot;&quot; -TITLE &quot;ZZZ&quot; -TRACK &quot;&quot; -YEAR &quot;&quot; 1/T598.mp3">
            <text:p>-ALBUM "" -ARTIST "" -ID3V2TAG TCOM "" -GENRE "" -TITLE "ZZZ" -TRACK "" -YEAR "" 1/T59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599]+1" office:value-type="float" office:value="599">
            <text:p>599</text:p>
          </table:table-cell>
          <table:table-cell table:style-name="ce3"/>
          <table:table-cell table:style-name="ce5" table:formula="of:=IF([.J600]=&quot;X&quot;;[.K599]+1;[.K599])" office:value-type="float" office:value="1">
            <text:p>1</text:p>
          </table:table-cell>
          <table:table-cell table:formula="of:=IF([.J600]=&quot;X&quot;;0;[.L599]+[.G599]+[.J600]/24/60/60)" office:value-type="time" office:time-value="PT00H09M20.304S">
            <text:p>00:09:20.30</text:p>
          </table:table-cell>
          <table:table-cell table:formula="of:=INT([.L600]*24*60)+MOD([.L600]*24*60*60;60)/100" office:value-type="float" office:value="9.20304">
            <text:p>9.203</text:p>
          </table:table-cell>
          <table:table-cell table:formula="of:=[.L600]*24*60*60+[.$N$1]*([.P600]-1)" office:value-type="float" office:value="261.304000000013">
            <text:p>261.304</text:p>
          </table:table-cell>
          <table:table-cell table:formula="of:=CONCATENATE(&quot;T&quot;;[.P600])" office:value-type="string" office:string-value="T599">
            <text:p>T599</text:p>
          </table:table-cell>
          <table:table-cell table:formula="of:=IF([.J600]=&quot;X&quot;;1;[.P599]+1)" office:value-type="float" office:value="599">
            <text:p>599</text:p>
          </table:table-cell>
          <table:table-cell table:style-name="ce7" table:formula="of:=CONCATENATE(&quot;mv &quot;;[.K600];&quot;^&quot;;[.O600];&quot;.wav &quot;&quot;rn^&quot;;[.$E600];&quot;~&quot;;[.$B600];&quot;~&quot;;[.$C600];&quot;~&quot;;[.$A600];&quot;~&quot;;[.$F600];&quot;~&quot;;[.$D600];&quot;.wav&quot;&quot;&quot;)" office:value-type="string" office:string-value="mv 1^T599.wav &quot;rn^ZZZ~~~~~.wav&quot;">
            <text:p>mv 1^T599.wav "rn^ZZZ~~~~~.wav"</text:p>
          </table:table-cell>
          <table:table-cell table:formula="of:=CONCATENATE(&quot;-ALBUM &quot;&quot;&quot;;[.A600];&quot;&quot;&quot; -ARTIST &quot;&quot;&quot;;[.B600];&quot;&quot;&quot; -ID3V2TAG TCOM &quot;&quot;&quot;;[.C600];&quot;&quot;&quot; -GENRE &quot;&quot;&quot;;[.D600];&quot;&quot;&quot; -TITLE &quot;&quot;&quot;;[.E600];&quot;&quot;&quot; -TRACK &quot;&quot;&quot;;[.F600];&quot;&quot;&quot; -YEAR &quot;&quot;&quot;;[.H600];&quot;&quot;&quot; &quot;;[.K600];&quot;/&quot;;[.O600];&quot;.mp3&quot;)" office:value-type="string" office:string-value="-ALBUM &quot;&quot; -ARTIST &quot;&quot; -ID3V2TAG TCOM &quot;&quot; -GENRE &quot;&quot; -TITLE &quot;ZZZ&quot; -TRACK &quot;&quot; -YEAR &quot;&quot; 1/T599.mp3">
            <text:p>-ALBUM "" -ARTIST "" -ID3V2TAG TCOM "" -GENRE "" -TITLE "ZZZ" -TRACK "" -YEAR "" 1/T59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00]+1" office:value-type="float" office:value="600">
            <text:p>600</text:p>
          </table:table-cell>
          <table:table-cell table:style-name="ce3"/>
          <table:table-cell table:style-name="ce5" table:formula="of:=IF([.J601]=&quot;X&quot;;[.K600]+1;[.K600])" office:value-type="float" office:value="1">
            <text:p>1</text:p>
          </table:table-cell>
          <table:table-cell table:formula="of:=IF([.J601]=&quot;X&quot;;0;[.L600]+[.G600]+[.J601]/24/60/60)" office:value-type="time" office:time-value="PT00H09M20.304S">
            <text:p>00:09:20.30</text:p>
          </table:table-cell>
          <table:table-cell table:formula="of:=INT([.L601]*24*60)+MOD([.L601]*24*60*60;60)/100" office:value-type="float" office:value="9.20304">
            <text:p>9.203</text:p>
          </table:table-cell>
          <table:table-cell table:formula="of:=[.L601]*24*60*60+[.$N$1]*([.P601]-1)" office:value-type="float" office:value="260.804000000013">
            <text:p>260.804</text:p>
          </table:table-cell>
          <table:table-cell table:formula="of:=CONCATENATE(&quot;T&quot;;[.P601])" office:value-type="string" office:string-value="T600">
            <text:p>T600</text:p>
          </table:table-cell>
          <table:table-cell table:formula="of:=IF([.J601]=&quot;X&quot;;1;[.P600]+1)" office:value-type="float" office:value="600">
            <text:p>600</text:p>
          </table:table-cell>
          <table:table-cell table:style-name="ce7" table:formula="of:=CONCATENATE(&quot;mv &quot;;[.K601];&quot;^&quot;;[.O601];&quot;.wav &quot;&quot;rn^&quot;;[.$E601];&quot;~&quot;;[.$B601];&quot;~&quot;;[.$C601];&quot;~&quot;;[.$A601];&quot;~&quot;;[.$F601];&quot;~&quot;;[.$D601];&quot;.wav&quot;&quot;&quot;)" office:value-type="string" office:string-value="mv 1^T600.wav &quot;rn^ZZZ~~~~~.wav&quot;">
            <text:p>mv 1^T600.wav "rn^ZZZ~~~~~.wav"</text:p>
          </table:table-cell>
          <table:table-cell table:formula="of:=CONCATENATE(&quot;-ALBUM &quot;&quot;&quot;;[.A601];&quot;&quot;&quot; -ARTIST &quot;&quot;&quot;;[.B601];&quot;&quot;&quot; -ID3V2TAG TCOM &quot;&quot;&quot;;[.C601];&quot;&quot;&quot; -GENRE &quot;&quot;&quot;;[.D601];&quot;&quot;&quot; -TITLE &quot;&quot;&quot;;[.E601];&quot;&quot;&quot; -TRACK &quot;&quot;&quot;;[.F601];&quot;&quot;&quot; -YEAR &quot;&quot;&quot;;[.H601];&quot;&quot;&quot; &quot;;[.K601];&quot;/&quot;;[.O601];&quot;.mp3&quot;)" office:value-type="string" office:string-value="-ALBUM &quot;&quot; -ARTIST &quot;&quot; -ID3V2TAG TCOM &quot;&quot; -GENRE &quot;&quot; -TITLE &quot;ZZZ&quot; -TRACK &quot;&quot; -YEAR &quot;&quot; 1/T600.mp3">
            <text:p>-ALBUM "" -ARTIST "" -ID3V2TAG TCOM "" -GENRE "" -TITLE "ZZZ" -TRACK "" -YEAR "" 1/T60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01]+1" office:value-type="float" office:value="601">
            <text:p>601</text:p>
          </table:table-cell>
          <table:table-cell table:style-name="ce3"/>
          <table:table-cell table:style-name="ce5" table:formula="of:=IF([.J602]=&quot;X&quot;;[.K601]+1;[.K601])" office:value-type="float" office:value="1">
            <text:p>1</text:p>
          </table:table-cell>
          <table:table-cell table:formula="of:=IF([.J602]=&quot;X&quot;;0;[.L601]+[.G601]+[.J602]/24/60/60)" office:value-type="time" office:time-value="PT00H09M20.304S">
            <text:p>00:09:20.30</text:p>
          </table:table-cell>
          <table:table-cell table:formula="of:=INT([.L602]*24*60)+MOD([.L602]*24*60*60;60)/100" office:value-type="float" office:value="9.20304">
            <text:p>9.203</text:p>
          </table:table-cell>
          <table:table-cell table:formula="of:=[.L602]*24*60*60+[.$N$1]*([.P602]-1)" office:value-type="float" office:value="260.304000000013">
            <text:p>260.304</text:p>
          </table:table-cell>
          <table:table-cell table:formula="of:=CONCATENATE(&quot;T&quot;;[.P602])" office:value-type="string" office:string-value="T601">
            <text:p>T601</text:p>
          </table:table-cell>
          <table:table-cell table:formula="of:=IF([.J602]=&quot;X&quot;;1;[.P601]+1)" office:value-type="float" office:value="601">
            <text:p>601</text:p>
          </table:table-cell>
          <table:table-cell table:style-name="ce7" table:formula="of:=CONCATENATE(&quot;mv &quot;;[.K602];&quot;^&quot;;[.O602];&quot;.wav &quot;&quot;rn^&quot;;[.$E602];&quot;~&quot;;[.$B602];&quot;~&quot;;[.$C602];&quot;~&quot;;[.$A602];&quot;~&quot;;[.$F602];&quot;~&quot;;[.$D602];&quot;.wav&quot;&quot;&quot;)" office:value-type="string" office:string-value="mv 1^T601.wav &quot;rn^ZZZ~~~~~.wav&quot;">
            <text:p>mv 1^T601.wav "rn^ZZZ~~~~~.wav"</text:p>
          </table:table-cell>
          <table:table-cell table:formula="of:=CONCATENATE(&quot;-ALBUM &quot;&quot;&quot;;[.A602];&quot;&quot;&quot; -ARTIST &quot;&quot;&quot;;[.B602];&quot;&quot;&quot; -ID3V2TAG TCOM &quot;&quot;&quot;;[.C602];&quot;&quot;&quot; -GENRE &quot;&quot;&quot;;[.D602];&quot;&quot;&quot; -TITLE &quot;&quot;&quot;;[.E602];&quot;&quot;&quot; -TRACK &quot;&quot;&quot;;[.F602];&quot;&quot;&quot; -YEAR &quot;&quot;&quot;;[.H602];&quot;&quot;&quot; &quot;;[.K602];&quot;/&quot;;[.O602];&quot;.mp3&quot;)" office:value-type="string" office:string-value="-ALBUM &quot;&quot; -ARTIST &quot;&quot; -ID3V2TAG TCOM &quot;&quot; -GENRE &quot;&quot; -TITLE &quot;ZZZ&quot; -TRACK &quot;&quot; -YEAR &quot;&quot; 1/T601.mp3">
            <text:p>-ALBUM "" -ARTIST "" -ID3V2TAG TCOM "" -GENRE "" -TITLE "ZZZ" -TRACK "" -YEAR "" 1/T60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02]+1" office:value-type="float" office:value="602">
            <text:p>602</text:p>
          </table:table-cell>
          <table:table-cell table:style-name="ce3"/>
          <table:table-cell table:style-name="ce5" table:formula="of:=IF([.J603]=&quot;X&quot;;[.K602]+1;[.K602])" office:value-type="float" office:value="1">
            <text:p>1</text:p>
          </table:table-cell>
          <table:table-cell table:formula="of:=IF([.J603]=&quot;X&quot;;0;[.L602]+[.G602]+[.J603]/24/60/60)" office:value-type="time" office:time-value="PT00H09M20.304S">
            <text:p>00:09:20.30</text:p>
          </table:table-cell>
          <table:table-cell table:formula="of:=INT([.L603]*24*60)+MOD([.L603]*24*60*60;60)/100" office:value-type="float" office:value="9.20304">
            <text:p>9.203</text:p>
          </table:table-cell>
          <table:table-cell table:formula="of:=[.L603]*24*60*60+[.$N$1]*([.P603]-1)" office:value-type="float" office:value="259.804000000013">
            <text:p>259.804</text:p>
          </table:table-cell>
          <table:table-cell table:formula="of:=CONCATENATE(&quot;T&quot;;[.P603])" office:value-type="string" office:string-value="T602">
            <text:p>T602</text:p>
          </table:table-cell>
          <table:table-cell table:formula="of:=IF([.J603]=&quot;X&quot;;1;[.P602]+1)" office:value-type="float" office:value="602">
            <text:p>602</text:p>
          </table:table-cell>
          <table:table-cell table:style-name="ce7" table:formula="of:=CONCATENATE(&quot;mv &quot;;[.K603];&quot;^&quot;;[.O603];&quot;.wav &quot;&quot;rn^&quot;;[.$E603];&quot;~&quot;;[.$B603];&quot;~&quot;;[.$C603];&quot;~&quot;;[.$A603];&quot;~&quot;;[.$F603];&quot;~&quot;;[.$D603];&quot;.wav&quot;&quot;&quot;)" office:value-type="string" office:string-value="mv 1^T602.wav &quot;rn^ZZZ~~~~~.wav&quot;">
            <text:p>mv 1^T602.wav "rn^ZZZ~~~~~.wav"</text:p>
          </table:table-cell>
          <table:table-cell table:formula="of:=CONCATENATE(&quot;-ALBUM &quot;&quot;&quot;;[.A603];&quot;&quot;&quot; -ARTIST &quot;&quot;&quot;;[.B603];&quot;&quot;&quot; -ID3V2TAG TCOM &quot;&quot;&quot;;[.C603];&quot;&quot;&quot; -GENRE &quot;&quot;&quot;;[.D603];&quot;&quot;&quot; -TITLE &quot;&quot;&quot;;[.E603];&quot;&quot;&quot; -TRACK &quot;&quot;&quot;;[.F603];&quot;&quot;&quot; -YEAR &quot;&quot;&quot;;[.H603];&quot;&quot;&quot; &quot;;[.K603];&quot;/&quot;;[.O603];&quot;.mp3&quot;)" office:value-type="string" office:string-value="-ALBUM &quot;&quot; -ARTIST &quot;&quot; -ID3V2TAG TCOM &quot;&quot; -GENRE &quot;&quot; -TITLE &quot;ZZZ&quot; -TRACK &quot;&quot; -YEAR &quot;&quot; 1/T602.mp3">
            <text:p>-ALBUM "" -ARTIST "" -ID3V2TAG TCOM "" -GENRE "" -TITLE "ZZZ" -TRACK "" -YEAR "" 1/T60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03]+1" office:value-type="float" office:value="603">
            <text:p>603</text:p>
          </table:table-cell>
          <table:table-cell table:style-name="ce3"/>
          <table:table-cell table:style-name="ce5" table:formula="of:=IF([.J604]=&quot;X&quot;;[.K603]+1;[.K603])" office:value-type="float" office:value="1">
            <text:p>1</text:p>
          </table:table-cell>
          <table:table-cell table:formula="of:=IF([.J604]=&quot;X&quot;;0;[.L603]+[.G603]+[.J604]/24/60/60)" office:value-type="time" office:time-value="PT00H09M20.304S">
            <text:p>00:09:20.30</text:p>
          </table:table-cell>
          <table:table-cell table:formula="of:=INT([.L604]*24*60)+MOD([.L604]*24*60*60;60)/100" office:value-type="float" office:value="9.20304">
            <text:p>9.203</text:p>
          </table:table-cell>
          <table:table-cell table:formula="of:=[.L604]*24*60*60+[.$N$1]*([.P604]-1)" office:value-type="float" office:value="259.304000000013">
            <text:p>259.304</text:p>
          </table:table-cell>
          <table:table-cell table:formula="of:=CONCATENATE(&quot;T&quot;;[.P604])" office:value-type="string" office:string-value="T603">
            <text:p>T603</text:p>
          </table:table-cell>
          <table:table-cell table:formula="of:=IF([.J604]=&quot;X&quot;;1;[.P603]+1)" office:value-type="float" office:value="603">
            <text:p>603</text:p>
          </table:table-cell>
          <table:table-cell table:style-name="ce7" table:formula="of:=CONCATENATE(&quot;mv &quot;;[.K604];&quot;^&quot;;[.O604];&quot;.wav &quot;&quot;rn^&quot;;[.$E604];&quot;~&quot;;[.$B604];&quot;~&quot;;[.$C604];&quot;~&quot;;[.$A604];&quot;~&quot;;[.$F604];&quot;~&quot;;[.$D604];&quot;.wav&quot;&quot;&quot;)" office:value-type="string" office:string-value="mv 1^T603.wav &quot;rn^ZZZ~~~~~.wav&quot;">
            <text:p>mv 1^T603.wav "rn^ZZZ~~~~~.wav"</text:p>
          </table:table-cell>
          <table:table-cell table:formula="of:=CONCATENATE(&quot;-ALBUM &quot;&quot;&quot;;[.A604];&quot;&quot;&quot; -ARTIST &quot;&quot;&quot;;[.B604];&quot;&quot;&quot; -ID3V2TAG TCOM &quot;&quot;&quot;;[.C604];&quot;&quot;&quot; -GENRE &quot;&quot;&quot;;[.D604];&quot;&quot;&quot; -TITLE &quot;&quot;&quot;;[.E604];&quot;&quot;&quot; -TRACK &quot;&quot;&quot;;[.F604];&quot;&quot;&quot; -YEAR &quot;&quot;&quot;;[.H604];&quot;&quot;&quot; &quot;;[.K604];&quot;/&quot;;[.O604];&quot;.mp3&quot;)" office:value-type="string" office:string-value="-ALBUM &quot;&quot; -ARTIST &quot;&quot; -ID3V2TAG TCOM &quot;&quot; -GENRE &quot;&quot; -TITLE &quot;ZZZ&quot; -TRACK &quot;&quot; -YEAR &quot;&quot; 1/T603.mp3">
            <text:p>-ALBUM "" -ARTIST "" -ID3V2TAG TCOM "" -GENRE "" -TITLE "ZZZ" -TRACK "" -YEAR "" 1/T60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04]+1" office:value-type="float" office:value="604">
            <text:p>604</text:p>
          </table:table-cell>
          <table:table-cell table:style-name="ce3"/>
          <table:table-cell table:style-name="ce5" table:formula="of:=IF([.J605]=&quot;X&quot;;[.K604]+1;[.K604])" office:value-type="float" office:value="1">
            <text:p>1</text:p>
          </table:table-cell>
          <table:table-cell table:formula="of:=IF([.J605]=&quot;X&quot;;0;[.L604]+[.G604]+[.J605]/24/60/60)" office:value-type="time" office:time-value="PT00H09M20.304S">
            <text:p>00:09:20.30</text:p>
          </table:table-cell>
          <table:table-cell table:formula="of:=INT([.L605]*24*60)+MOD([.L605]*24*60*60;60)/100" office:value-type="float" office:value="9.20304">
            <text:p>9.203</text:p>
          </table:table-cell>
          <table:table-cell table:formula="of:=[.L605]*24*60*60+[.$N$1]*([.P605]-1)" office:value-type="float" office:value="258.804000000013">
            <text:p>258.804</text:p>
          </table:table-cell>
          <table:table-cell table:formula="of:=CONCATENATE(&quot;T&quot;;[.P605])" office:value-type="string" office:string-value="T604">
            <text:p>T604</text:p>
          </table:table-cell>
          <table:table-cell table:formula="of:=IF([.J605]=&quot;X&quot;;1;[.P604]+1)" office:value-type="float" office:value="604">
            <text:p>604</text:p>
          </table:table-cell>
          <table:table-cell table:style-name="ce7" table:formula="of:=CONCATENATE(&quot;mv &quot;;[.K605];&quot;^&quot;;[.O605];&quot;.wav &quot;&quot;rn^&quot;;[.$E605];&quot;~&quot;;[.$B605];&quot;~&quot;;[.$C605];&quot;~&quot;;[.$A605];&quot;~&quot;;[.$F605];&quot;~&quot;;[.$D605];&quot;.wav&quot;&quot;&quot;)" office:value-type="string" office:string-value="mv 1^T604.wav &quot;rn^ZZZ~~~~~.wav&quot;">
            <text:p>mv 1^T604.wav "rn^ZZZ~~~~~.wav"</text:p>
          </table:table-cell>
          <table:table-cell table:formula="of:=CONCATENATE(&quot;-ALBUM &quot;&quot;&quot;;[.A605];&quot;&quot;&quot; -ARTIST &quot;&quot;&quot;;[.B605];&quot;&quot;&quot; -ID3V2TAG TCOM &quot;&quot;&quot;;[.C605];&quot;&quot;&quot; -GENRE &quot;&quot;&quot;;[.D605];&quot;&quot;&quot; -TITLE &quot;&quot;&quot;;[.E605];&quot;&quot;&quot; -TRACK &quot;&quot;&quot;;[.F605];&quot;&quot;&quot; -YEAR &quot;&quot;&quot;;[.H605];&quot;&quot;&quot; &quot;;[.K605];&quot;/&quot;;[.O605];&quot;.mp3&quot;)" office:value-type="string" office:string-value="-ALBUM &quot;&quot; -ARTIST &quot;&quot; -ID3V2TAG TCOM &quot;&quot; -GENRE &quot;&quot; -TITLE &quot;ZZZ&quot; -TRACK &quot;&quot; -YEAR &quot;&quot; 1/T604.mp3">
            <text:p>-ALBUM "" -ARTIST "" -ID3V2TAG TCOM "" -GENRE "" -TITLE "ZZZ" -TRACK "" -YEAR "" 1/T60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05]+1" office:value-type="float" office:value="605">
            <text:p>605</text:p>
          </table:table-cell>
          <table:table-cell table:style-name="ce3"/>
          <table:table-cell table:style-name="ce5" table:formula="of:=IF([.J606]=&quot;X&quot;;[.K605]+1;[.K605])" office:value-type="float" office:value="1">
            <text:p>1</text:p>
          </table:table-cell>
          <table:table-cell table:formula="of:=IF([.J606]=&quot;X&quot;;0;[.L605]+[.G605]+[.J606]/24/60/60)" office:value-type="time" office:time-value="PT00H09M20.304S">
            <text:p>00:09:20.30</text:p>
          </table:table-cell>
          <table:table-cell table:formula="of:=INT([.L606]*24*60)+MOD([.L606]*24*60*60;60)/100" office:value-type="float" office:value="9.20304">
            <text:p>9.203</text:p>
          </table:table-cell>
          <table:table-cell table:formula="of:=[.L606]*24*60*60+[.$N$1]*([.P606]-1)" office:value-type="float" office:value="258.304000000013">
            <text:p>258.304</text:p>
          </table:table-cell>
          <table:table-cell table:formula="of:=CONCATENATE(&quot;T&quot;;[.P606])" office:value-type="string" office:string-value="T605">
            <text:p>T605</text:p>
          </table:table-cell>
          <table:table-cell table:formula="of:=IF([.J606]=&quot;X&quot;;1;[.P605]+1)" office:value-type="float" office:value="605">
            <text:p>605</text:p>
          </table:table-cell>
          <table:table-cell table:style-name="ce7" table:formula="of:=CONCATENATE(&quot;mv &quot;;[.K606];&quot;^&quot;;[.O606];&quot;.wav &quot;&quot;rn^&quot;;[.$E606];&quot;~&quot;;[.$B606];&quot;~&quot;;[.$C606];&quot;~&quot;;[.$A606];&quot;~&quot;;[.$F606];&quot;~&quot;;[.$D606];&quot;.wav&quot;&quot;&quot;)" office:value-type="string" office:string-value="mv 1^T605.wav &quot;rn^ZZZ~~~~~.wav&quot;">
            <text:p>mv 1^T605.wav "rn^ZZZ~~~~~.wav"</text:p>
          </table:table-cell>
          <table:table-cell table:formula="of:=CONCATENATE(&quot;-ALBUM &quot;&quot;&quot;;[.A606];&quot;&quot;&quot; -ARTIST &quot;&quot;&quot;;[.B606];&quot;&quot;&quot; -ID3V2TAG TCOM &quot;&quot;&quot;;[.C606];&quot;&quot;&quot; -GENRE &quot;&quot;&quot;;[.D606];&quot;&quot;&quot; -TITLE &quot;&quot;&quot;;[.E606];&quot;&quot;&quot; -TRACK &quot;&quot;&quot;;[.F606];&quot;&quot;&quot; -YEAR &quot;&quot;&quot;;[.H606];&quot;&quot;&quot; &quot;;[.K606];&quot;/&quot;;[.O606];&quot;.mp3&quot;)" office:value-type="string" office:string-value="-ALBUM &quot;&quot; -ARTIST &quot;&quot; -ID3V2TAG TCOM &quot;&quot; -GENRE &quot;&quot; -TITLE &quot;ZZZ&quot; -TRACK &quot;&quot; -YEAR &quot;&quot; 1/T605.mp3">
            <text:p>-ALBUM "" -ARTIST "" -ID3V2TAG TCOM "" -GENRE "" -TITLE "ZZZ" -TRACK "" -YEAR "" 1/T60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06]+1" office:value-type="float" office:value="606">
            <text:p>606</text:p>
          </table:table-cell>
          <table:table-cell table:style-name="ce3"/>
          <table:table-cell table:style-name="ce5" table:formula="of:=IF([.J607]=&quot;X&quot;;[.K606]+1;[.K606])" office:value-type="float" office:value="1">
            <text:p>1</text:p>
          </table:table-cell>
          <table:table-cell table:formula="of:=IF([.J607]=&quot;X&quot;;0;[.L606]+[.G606]+[.J607]/24/60/60)" office:value-type="time" office:time-value="PT00H09M20.304S">
            <text:p>00:09:20.30</text:p>
          </table:table-cell>
          <table:table-cell table:formula="of:=INT([.L607]*24*60)+MOD([.L607]*24*60*60;60)/100" office:value-type="float" office:value="9.20304">
            <text:p>9.203</text:p>
          </table:table-cell>
          <table:table-cell table:formula="of:=[.L607]*24*60*60+[.$N$1]*([.P607]-1)" office:value-type="float" office:value="257.804000000013">
            <text:p>257.804</text:p>
          </table:table-cell>
          <table:table-cell table:formula="of:=CONCATENATE(&quot;T&quot;;[.P607])" office:value-type="string" office:string-value="T606">
            <text:p>T606</text:p>
          </table:table-cell>
          <table:table-cell table:formula="of:=IF([.J607]=&quot;X&quot;;1;[.P606]+1)" office:value-type="float" office:value="606">
            <text:p>606</text:p>
          </table:table-cell>
          <table:table-cell table:style-name="ce7" table:formula="of:=CONCATENATE(&quot;mv &quot;;[.K607];&quot;^&quot;;[.O607];&quot;.wav &quot;&quot;rn^&quot;;[.$E607];&quot;~&quot;;[.$B607];&quot;~&quot;;[.$C607];&quot;~&quot;;[.$A607];&quot;~&quot;;[.$F607];&quot;~&quot;;[.$D607];&quot;.wav&quot;&quot;&quot;)" office:value-type="string" office:string-value="mv 1^T606.wav &quot;rn^ZZZ~~~~~.wav&quot;">
            <text:p>mv 1^T606.wav "rn^ZZZ~~~~~.wav"</text:p>
          </table:table-cell>
          <table:table-cell table:formula="of:=CONCATENATE(&quot;-ALBUM &quot;&quot;&quot;;[.A607];&quot;&quot;&quot; -ARTIST &quot;&quot;&quot;;[.B607];&quot;&quot;&quot; -ID3V2TAG TCOM &quot;&quot;&quot;;[.C607];&quot;&quot;&quot; -GENRE &quot;&quot;&quot;;[.D607];&quot;&quot;&quot; -TITLE &quot;&quot;&quot;;[.E607];&quot;&quot;&quot; -TRACK &quot;&quot;&quot;;[.F607];&quot;&quot;&quot; -YEAR &quot;&quot;&quot;;[.H607];&quot;&quot;&quot; &quot;;[.K607];&quot;/&quot;;[.O607];&quot;.mp3&quot;)" office:value-type="string" office:string-value="-ALBUM &quot;&quot; -ARTIST &quot;&quot; -ID3V2TAG TCOM &quot;&quot; -GENRE &quot;&quot; -TITLE &quot;ZZZ&quot; -TRACK &quot;&quot; -YEAR &quot;&quot; 1/T606.mp3">
            <text:p>-ALBUM "" -ARTIST "" -ID3V2TAG TCOM "" -GENRE "" -TITLE "ZZZ" -TRACK "" -YEAR "" 1/T60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07]+1" office:value-type="float" office:value="607">
            <text:p>607</text:p>
          </table:table-cell>
          <table:table-cell table:style-name="ce3"/>
          <table:table-cell table:style-name="ce5" table:formula="of:=IF([.J608]=&quot;X&quot;;[.K607]+1;[.K607])" office:value-type="float" office:value="1">
            <text:p>1</text:p>
          </table:table-cell>
          <table:table-cell table:formula="of:=IF([.J608]=&quot;X&quot;;0;[.L607]+[.G607]+[.J608]/24/60/60)" office:value-type="time" office:time-value="PT00H09M20.304S">
            <text:p>00:09:20.30</text:p>
          </table:table-cell>
          <table:table-cell table:formula="of:=INT([.L608]*24*60)+MOD([.L608]*24*60*60;60)/100" office:value-type="float" office:value="9.20304">
            <text:p>9.203</text:p>
          </table:table-cell>
          <table:table-cell table:formula="of:=[.L608]*24*60*60+[.$N$1]*([.P608]-1)" office:value-type="float" office:value="257.304000000013">
            <text:p>257.304</text:p>
          </table:table-cell>
          <table:table-cell table:formula="of:=CONCATENATE(&quot;T&quot;;[.P608])" office:value-type="string" office:string-value="T607">
            <text:p>T607</text:p>
          </table:table-cell>
          <table:table-cell table:formula="of:=IF([.J608]=&quot;X&quot;;1;[.P607]+1)" office:value-type="float" office:value="607">
            <text:p>607</text:p>
          </table:table-cell>
          <table:table-cell table:style-name="ce7" table:formula="of:=CONCATENATE(&quot;mv &quot;;[.K608];&quot;^&quot;;[.O608];&quot;.wav &quot;&quot;rn^&quot;;[.$E608];&quot;~&quot;;[.$B608];&quot;~&quot;;[.$C608];&quot;~&quot;;[.$A608];&quot;~&quot;;[.$F608];&quot;~&quot;;[.$D608];&quot;.wav&quot;&quot;&quot;)" office:value-type="string" office:string-value="mv 1^T607.wav &quot;rn^ZZZ~~~~~.wav&quot;">
            <text:p>mv 1^T607.wav "rn^ZZZ~~~~~.wav"</text:p>
          </table:table-cell>
          <table:table-cell table:formula="of:=CONCATENATE(&quot;-ALBUM &quot;&quot;&quot;;[.A608];&quot;&quot;&quot; -ARTIST &quot;&quot;&quot;;[.B608];&quot;&quot;&quot; -ID3V2TAG TCOM &quot;&quot;&quot;;[.C608];&quot;&quot;&quot; -GENRE &quot;&quot;&quot;;[.D608];&quot;&quot;&quot; -TITLE &quot;&quot;&quot;;[.E608];&quot;&quot;&quot; -TRACK &quot;&quot;&quot;;[.F608];&quot;&quot;&quot; -YEAR &quot;&quot;&quot;;[.H608];&quot;&quot;&quot; &quot;;[.K608];&quot;/&quot;;[.O608];&quot;.mp3&quot;)" office:value-type="string" office:string-value="-ALBUM &quot;&quot; -ARTIST &quot;&quot; -ID3V2TAG TCOM &quot;&quot; -GENRE &quot;&quot; -TITLE &quot;ZZZ&quot; -TRACK &quot;&quot; -YEAR &quot;&quot; 1/T607.mp3">
            <text:p>-ALBUM "" -ARTIST "" -ID3V2TAG TCOM "" -GENRE "" -TITLE "ZZZ" -TRACK "" -YEAR "" 1/T60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08]+1" office:value-type="float" office:value="608">
            <text:p>608</text:p>
          </table:table-cell>
          <table:table-cell table:style-name="ce3"/>
          <table:table-cell table:style-name="ce5" table:formula="of:=IF([.J609]=&quot;X&quot;;[.K608]+1;[.K608])" office:value-type="float" office:value="1">
            <text:p>1</text:p>
          </table:table-cell>
          <table:table-cell table:formula="of:=IF([.J609]=&quot;X&quot;;0;[.L608]+[.G608]+[.J609]/24/60/60)" office:value-type="time" office:time-value="PT00H09M20.304S">
            <text:p>00:09:20.30</text:p>
          </table:table-cell>
          <table:table-cell table:formula="of:=INT([.L609]*24*60)+MOD([.L609]*24*60*60;60)/100" office:value-type="float" office:value="9.20304">
            <text:p>9.203</text:p>
          </table:table-cell>
          <table:table-cell table:formula="of:=[.L609]*24*60*60+[.$N$1]*([.P609]-1)" office:value-type="float" office:value="256.804000000013">
            <text:p>256.804</text:p>
          </table:table-cell>
          <table:table-cell table:formula="of:=CONCATENATE(&quot;T&quot;;[.P609])" office:value-type="string" office:string-value="T608">
            <text:p>T608</text:p>
          </table:table-cell>
          <table:table-cell table:formula="of:=IF([.J609]=&quot;X&quot;;1;[.P608]+1)" office:value-type="float" office:value="608">
            <text:p>608</text:p>
          </table:table-cell>
          <table:table-cell table:style-name="ce7" table:formula="of:=CONCATENATE(&quot;mv &quot;;[.K609];&quot;^&quot;;[.O609];&quot;.wav &quot;&quot;rn^&quot;;[.$E609];&quot;~&quot;;[.$B609];&quot;~&quot;;[.$C609];&quot;~&quot;;[.$A609];&quot;~&quot;;[.$F609];&quot;~&quot;;[.$D609];&quot;.wav&quot;&quot;&quot;)" office:value-type="string" office:string-value="mv 1^T608.wav &quot;rn^ZZZ~~~~~.wav&quot;">
            <text:p>mv 1^T608.wav "rn^ZZZ~~~~~.wav"</text:p>
          </table:table-cell>
          <table:table-cell table:formula="of:=CONCATENATE(&quot;-ALBUM &quot;&quot;&quot;;[.A609];&quot;&quot;&quot; -ARTIST &quot;&quot;&quot;;[.B609];&quot;&quot;&quot; -ID3V2TAG TCOM &quot;&quot;&quot;;[.C609];&quot;&quot;&quot; -GENRE &quot;&quot;&quot;;[.D609];&quot;&quot;&quot; -TITLE &quot;&quot;&quot;;[.E609];&quot;&quot;&quot; -TRACK &quot;&quot;&quot;;[.F609];&quot;&quot;&quot; -YEAR &quot;&quot;&quot;;[.H609];&quot;&quot;&quot; &quot;;[.K609];&quot;/&quot;;[.O609];&quot;.mp3&quot;)" office:value-type="string" office:string-value="-ALBUM &quot;&quot; -ARTIST &quot;&quot; -ID3V2TAG TCOM &quot;&quot; -GENRE &quot;&quot; -TITLE &quot;ZZZ&quot; -TRACK &quot;&quot; -YEAR &quot;&quot; 1/T608.mp3">
            <text:p>-ALBUM "" -ARTIST "" -ID3V2TAG TCOM "" -GENRE "" -TITLE "ZZZ" -TRACK "" -YEAR "" 1/T60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09]+1" office:value-type="float" office:value="609">
            <text:p>609</text:p>
          </table:table-cell>
          <table:table-cell table:style-name="ce3"/>
          <table:table-cell table:style-name="ce5" table:formula="of:=IF([.J610]=&quot;X&quot;;[.K609]+1;[.K609])" office:value-type="float" office:value="1">
            <text:p>1</text:p>
          </table:table-cell>
          <table:table-cell table:formula="of:=IF([.J610]=&quot;X&quot;;0;[.L609]+[.G609]+[.J610]/24/60/60)" office:value-type="time" office:time-value="PT00H09M20.304S">
            <text:p>00:09:20.30</text:p>
          </table:table-cell>
          <table:table-cell table:formula="of:=INT([.L610]*24*60)+MOD([.L610]*24*60*60;60)/100" office:value-type="float" office:value="9.20304">
            <text:p>9.203</text:p>
          </table:table-cell>
          <table:table-cell table:formula="of:=[.L610]*24*60*60+[.$N$1]*([.P610]-1)" office:value-type="float" office:value="256.304000000013">
            <text:p>256.304</text:p>
          </table:table-cell>
          <table:table-cell table:formula="of:=CONCATENATE(&quot;T&quot;;[.P610])" office:value-type="string" office:string-value="T609">
            <text:p>T609</text:p>
          </table:table-cell>
          <table:table-cell table:formula="of:=IF([.J610]=&quot;X&quot;;1;[.P609]+1)" office:value-type="float" office:value="609">
            <text:p>609</text:p>
          </table:table-cell>
          <table:table-cell table:style-name="ce7" table:formula="of:=CONCATENATE(&quot;mv &quot;;[.K610];&quot;^&quot;;[.O610];&quot;.wav &quot;&quot;rn^&quot;;[.$E610];&quot;~&quot;;[.$B610];&quot;~&quot;;[.$C610];&quot;~&quot;;[.$A610];&quot;~&quot;;[.$F610];&quot;~&quot;;[.$D610];&quot;.wav&quot;&quot;&quot;)" office:value-type="string" office:string-value="mv 1^T609.wav &quot;rn^ZZZ~~~~~.wav&quot;">
            <text:p>mv 1^T609.wav "rn^ZZZ~~~~~.wav"</text:p>
          </table:table-cell>
          <table:table-cell table:formula="of:=CONCATENATE(&quot;-ALBUM &quot;&quot;&quot;;[.A610];&quot;&quot;&quot; -ARTIST &quot;&quot;&quot;;[.B610];&quot;&quot;&quot; -ID3V2TAG TCOM &quot;&quot;&quot;;[.C610];&quot;&quot;&quot; -GENRE &quot;&quot;&quot;;[.D610];&quot;&quot;&quot; -TITLE &quot;&quot;&quot;;[.E610];&quot;&quot;&quot; -TRACK &quot;&quot;&quot;;[.F610];&quot;&quot;&quot; -YEAR &quot;&quot;&quot;;[.H610];&quot;&quot;&quot; &quot;;[.K610];&quot;/&quot;;[.O610];&quot;.mp3&quot;)" office:value-type="string" office:string-value="-ALBUM &quot;&quot; -ARTIST &quot;&quot; -ID3V2TAG TCOM &quot;&quot; -GENRE &quot;&quot; -TITLE &quot;ZZZ&quot; -TRACK &quot;&quot; -YEAR &quot;&quot; 1/T609.mp3">
            <text:p>-ALBUM "" -ARTIST "" -ID3V2TAG TCOM "" -GENRE "" -TITLE "ZZZ" -TRACK "" -YEAR "" 1/T60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10]+1" office:value-type="float" office:value="610">
            <text:p>610</text:p>
          </table:table-cell>
          <table:table-cell table:style-name="ce3"/>
          <table:table-cell table:style-name="ce5" table:formula="of:=IF([.J611]=&quot;X&quot;;[.K610]+1;[.K610])" office:value-type="float" office:value="1">
            <text:p>1</text:p>
          </table:table-cell>
          <table:table-cell table:formula="of:=IF([.J611]=&quot;X&quot;;0;[.L610]+[.G610]+[.J611]/24/60/60)" office:value-type="time" office:time-value="PT00H09M20.304S">
            <text:p>00:09:20.30</text:p>
          </table:table-cell>
          <table:table-cell table:formula="of:=INT([.L611]*24*60)+MOD([.L611]*24*60*60;60)/100" office:value-type="float" office:value="9.20304">
            <text:p>9.203</text:p>
          </table:table-cell>
          <table:table-cell table:formula="of:=[.L611]*24*60*60+[.$N$1]*([.P611]-1)" office:value-type="float" office:value="255.804000000013">
            <text:p>255.804</text:p>
          </table:table-cell>
          <table:table-cell table:formula="of:=CONCATENATE(&quot;T&quot;;[.P611])" office:value-type="string" office:string-value="T610">
            <text:p>T610</text:p>
          </table:table-cell>
          <table:table-cell table:formula="of:=IF([.J611]=&quot;X&quot;;1;[.P610]+1)" office:value-type="float" office:value="610">
            <text:p>610</text:p>
          </table:table-cell>
          <table:table-cell table:style-name="ce7" table:formula="of:=CONCATENATE(&quot;mv &quot;;[.K611];&quot;^&quot;;[.O611];&quot;.wav &quot;&quot;rn^&quot;;[.$E611];&quot;~&quot;;[.$B611];&quot;~&quot;;[.$C611];&quot;~&quot;;[.$A611];&quot;~&quot;;[.$F611];&quot;~&quot;;[.$D611];&quot;.wav&quot;&quot;&quot;)" office:value-type="string" office:string-value="mv 1^T610.wav &quot;rn^ZZZ~~~~~.wav&quot;">
            <text:p>mv 1^T610.wav "rn^ZZZ~~~~~.wav"</text:p>
          </table:table-cell>
          <table:table-cell table:formula="of:=CONCATENATE(&quot;-ALBUM &quot;&quot;&quot;;[.A611];&quot;&quot;&quot; -ARTIST &quot;&quot;&quot;;[.B611];&quot;&quot;&quot; -ID3V2TAG TCOM &quot;&quot;&quot;;[.C611];&quot;&quot;&quot; -GENRE &quot;&quot;&quot;;[.D611];&quot;&quot;&quot; -TITLE &quot;&quot;&quot;;[.E611];&quot;&quot;&quot; -TRACK &quot;&quot;&quot;;[.F611];&quot;&quot;&quot; -YEAR &quot;&quot;&quot;;[.H611];&quot;&quot;&quot; &quot;;[.K611];&quot;/&quot;;[.O611];&quot;.mp3&quot;)" office:value-type="string" office:string-value="-ALBUM &quot;&quot; -ARTIST &quot;&quot; -ID3V2TAG TCOM &quot;&quot; -GENRE &quot;&quot; -TITLE &quot;ZZZ&quot; -TRACK &quot;&quot; -YEAR &quot;&quot; 1/T610.mp3">
            <text:p>-ALBUM "" -ARTIST "" -ID3V2TAG TCOM "" -GENRE "" -TITLE "ZZZ" -TRACK "" -YEAR "" 1/T61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11]+1" office:value-type="float" office:value="611">
            <text:p>611</text:p>
          </table:table-cell>
          <table:table-cell table:style-name="ce3"/>
          <table:table-cell table:style-name="ce5" table:formula="of:=IF([.J612]=&quot;X&quot;;[.K611]+1;[.K611])" office:value-type="float" office:value="1">
            <text:p>1</text:p>
          </table:table-cell>
          <table:table-cell table:formula="of:=IF([.J612]=&quot;X&quot;;0;[.L611]+[.G611]+[.J612]/24/60/60)" office:value-type="time" office:time-value="PT00H09M20.304S">
            <text:p>00:09:20.30</text:p>
          </table:table-cell>
          <table:table-cell table:formula="of:=INT([.L612]*24*60)+MOD([.L612]*24*60*60;60)/100" office:value-type="float" office:value="9.20304">
            <text:p>9.203</text:p>
          </table:table-cell>
          <table:table-cell table:formula="of:=[.L612]*24*60*60+[.$N$1]*([.P612]-1)" office:value-type="float" office:value="255.304000000013">
            <text:p>255.304</text:p>
          </table:table-cell>
          <table:table-cell table:formula="of:=CONCATENATE(&quot;T&quot;;[.P612])" office:value-type="string" office:string-value="T611">
            <text:p>T611</text:p>
          </table:table-cell>
          <table:table-cell table:formula="of:=IF([.J612]=&quot;X&quot;;1;[.P611]+1)" office:value-type="float" office:value="611">
            <text:p>611</text:p>
          </table:table-cell>
          <table:table-cell table:style-name="ce7" table:formula="of:=CONCATENATE(&quot;mv &quot;;[.K612];&quot;^&quot;;[.O612];&quot;.wav &quot;&quot;rn^&quot;;[.$E612];&quot;~&quot;;[.$B612];&quot;~&quot;;[.$C612];&quot;~&quot;;[.$A612];&quot;~&quot;;[.$F612];&quot;~&quot;;[.$D612];&quot;.wav&quot;&quot;&quot;)" office:value-type="string" office:string-value="mv 1^T611.wav &quot;rn^ZZZ~~~~~.wav&quot;">
            <text:p>mv 1^T611.wav "rn^ZZZ~~~~~.wav"</text:p>
          </table:table-cell>
          <table:table-cell table:formula="of:=CONCATENATE(&quot;-ALBUM &quot;&quot;&quot;;[.A612];&quot;&quot;&quot; -ARTIST &quot;&quot;&quot;;[.B612];&quot;&quot;&quot; -ID3V2TAG TCOM &quot;&quot;&quot;;[.C612];&quot;&quot;&quot; -GENRE &quot;&quot;&quot;;[.D612];&quot;&quot;&quot; -TITLE &quot;&quot;&quot;;[.E612];&quot;&quot;&quot; -TRACK &quot;&quot;&quot;;[.F612];&quot;&quot;&quot; -YEAR &quot;&quot;&quot;;[.H612];&quot;&quot;&quot; &quot;;[.K612];&quot;/&quot;;[.O612];&quot;.mp3&quot;)" office:value-type="string" office:string-value="-ALBUM &quot;&quot; -ARTIST &quot;&quot; -ID3V2TAG TCOM &quot;&quot; -GENRE &quot;&quot; -TITLE &quot;ZZZ&quot; -TRACK &quot;&quot; -YEAR &quot;&quot; 1/T611.mp3">
            <text:p>-ALBUM "" -ARTIST "" -ID3V2TAG TCOM "" -GENRE "" -TITLE "ZZZ" -TRACK "" -YEAR "" 1/T61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12]+1" office:value-type="float" office:value="612">
            <text:p>612</text:p>
          </table:table-cell>
          <table:table-cell table:style-name="ce3"/>
          <table:table-cell table:style-name="ce5" table:formula="of:=IF([.J613]=&quot;X&quot;;[.K612]+1;[.K612])" office:value-type="float" office:value="1">
            <text:p>1</text:p>
          </table:table-cell>
          <table:table-cell table:formula="of:=IF([.J613]=&quot;X&quot;;0;[.L612]+[.G612]+[.J613]/24/60/60)" office:value-type="time" office:time-value="PT00H09M20.304S">
            <text:p>00:09:20.30</text:p>
          </table:table-cell>
          <table:table-cell table:formula="of:=INT([.L613]*24*60)+MOD([.L613]*24*60*60;60)/100" office:value-type="float" office:value="9.20304">
            <text:p>9.203</text:p>
          </table:table-cell>
          <table:table-cell table:formula="of:=[.L613]*24*60*60+[.$N$1]*([.P613]-1)" office:value-type="float" office:value="254.804000000013">
            <text:p>254.804</text:p>
          </table:table-cell>
          <table:table-cell table:formula="of:=CONCATENATE(&quot;T&quot;;[.P613])" office:value-type="string" office:string-value="T612">
            <text:p>T612</text:p>
          </table:table-cell>
          <table:table-cell table:formula="of:=IF([.J613]=&quot;X&quot;;1;[.P612]+1)" office:value-type="float" office:value="612">
            <text:p>612</text:p>
          </table:table-cell>
          <table:table-cell table:style-name="ce7" table:formula="of:=CONCATENATE(&quot;mv &quot;;[.K613];&quot;^&quot;;[.O613];&quot;.wav &quot;&quot;rn^&quot;;[.$E613];&quot;~&quot;;[.$B613];&quot;~&quot;;[.$C613];&quot;~&quot;;[.$A613];&quot;~&quot;;[.$F613];&quot;~&quot;;[.$D613];&quot;.wav&quot;&quot;&quot;)" office:value-type="string" office:string-value="mv 1^T612.wav &quot;rn^ZZZ~~~~~.wav&quot;">
            <text:p>mv 1^T612.wav "rn^ZZZ~~~~~.wav"</text:p>
          </table:table-cell>
          <table:table-cell table:formula="of:=CONCATENATE(&quot;-ALBUM &quot;&quot;&quot;;[.A613];&quot;&quot;&quot; -ARTIST &quot;&quot;&quot;;[.B613];&quot;&quot;&quot; -ID3V2TAG TCOM &quot;&quot;&quot;;[.C613];&quot;&quot;&quot; -GENRE &quot;&quot;&quot;;[.D613];&quot;&quot;&quot; -TITLE &quot;&quot;&quot;;[.E613];&quot;&quot;&quot; -TRACK &quot;&quot;&quot;;[.F613];&quot;&quot;&quot; -YEAR &quot;&quot;&quot;;[.H613];&quot;&quot;&quot; &quot;;[.K613];&quot;/&quot;;[.O613];&quot;.mp3&quot;)" office:value-type="string" office:string-value="-ALBUM &quot;&quot; -ARTIST &quot;&quot; -ID3V2TAG TCOM &quot;&quot; -GENRE &quot;&quot; -TITLE &quot;ZZZ&quot; -TRACK &quot;&quot; -YEAR &quot;&quot; 1/T612.mp3">
            <text:p>-ALBUM "" -ARTIST "" -ID3V2TAG TCOM "" -GENRE "" -TITLE "ZZZ" -TRACK "" -YEAR "" 1/T61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13]+1" office:value-type="float" office:value="613">
            <text:p>613</text:p>
          </table:table-cell>
          <table:table-cell table:style-name="ce3"/>
          <table:table-cell table:style-name="ce5" table:formula="of:=IF([.J614]=&quot;X&quot;;[.K613]+1;[.K613])" office:value-type="float" office:value="1">
            <text:p>1</text:p>
          </table:table-cell>
          <table:table-cell table:formula="of:=IF([.J614]=&quot;X&quot;;0;[.L613]+[.G613]+[.J614]/24/60/60)" office:value-type="time" office:time-value="PT00H09M20.304S">
            <text:p>00:09:20.30</text:p>
          </table:table-cell>
          <table:table-cell table:formula="of:=INT([.L614]*24*60)+MOD([.L614]*24*60*60;60)/100" office:value-type="float" office:value="9.20304">
            <text:p>9.203</text:p>
          </table:table-cell>
          <table:table-cell table:formula="of:=[.L614]*24*60*60+[.$N$1]*([.P614]-1)" office:value-type="float" office:value="254.304000000013">
            <text:p>254.304</text:p>
          </table:table-cell>
          <table:table-cell table:formula="of:=CONCATENATE(&quot;T&quot;;[.P614])" office:value-type="string" office:string-value="T613">
            <text:p>T613</text:p>
          </table:table-cell>
          <table:table-cell table:formula="of:=IF([.J614]=&quot;X&quot;;1;[.P613]+1)" office:value-type="float" office:value="613">
            <text:p>613</text:p>
          </table:table-cell>
          <table:table-cell table:style-name="ce7" table:formula="of:=CONCATENATE(&quot;mv &quot;;[.K614];&quot;^&quot;;[.O614];&quot;.wav &quot;&quot;rn^&quot;;[.$E614];&quot;~&quot;;[.$B614];&quot;~&quot;;[.$C614];&quot;~&quot;;[.$A614];&quot;~&quot;;[.$F614];&quot;~&quot;;[.$D614];&quot;.wav&quot;&quot;&quot;)" office:value-type="string" office:string-value="mv 1^T613.wav &quot;rn^ZZZ~~~~~.wav&quot;">
            <text:p>mv 1^T613.wav "rn^ZZZ~~~~~.wav"</text:p>
          </table:table-cell>
          <table:table-cell table:formula="of:=CONCATENATE(&quot;-ALBUM &quot;&quot;&quot;;[.A614];&quot;&quot;&quot; -ARTIST &quot;&quot;&quot;;[.B614];&quot;&quot;&quot; -ID3V2TAG TCOM &quot;&quot;&quot;;[.C614];&quot;&quot;&quot; -GENRE &quot;&quot;&quot;;[.D614];&quot;&quot;&quot; -TITLE &quot;&quot;&quot;;[.E614];&quot;&quot;&quot; -TRACK &quot;&quot;&quot;;[.F614];&quot;&quot;&quot; -YEAR &quot;&quot;&quot;;[.H614];&quot;&quot;&quot; &quot;;[.K614];&quot;/&quot;;[.O614];&quot;.mp3&quot;)" office:value-type="string" office:string-value="-ALBUM &quot;&quot; -ARTIST &quot;&quot; -ID3V2TAG TCOM &quot;&quot; -GENRE &quot;&quot; -TITLE &quot;ZZZ&quot; -TRACK &quot;&quot; -YEAR &quot;&quot; 1/T613.mp3">
            <text:p>-ALBUM "" -ARTIST "" -ID3V2TAG TCOM "" -GENRE "" -TITLE "ZZZ" -TRACK "" -YEAR "" 1/T61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14]+1" office:value-type="float" office:value="614">
            <text:p>614</text:p>
          </table:table-cell>
          <table:table-cell table:style-name="ce3"/>
          <table:table-cell table:style-name="ce5" table:formula="of:=IF([.J615]=&quot;X&quot;;[.K614]+1;[.K614])" office:value-type="float" office:value="1">
            <text:p>1</text:p>
          </table:table-cell>
          <table:table-cell table:formula="of:=IF([.J615]=&quot;X&quot;;0;[.L614]+[.G614]+[.J615]/24/60/60)" office:value-type="time" office:time-value="PT00H09M20.304S">
            <text:p>00:09:20.30</text:p>
          </table:table-cell>
          <table:table-cell table:formula="of:=INT([.L615]*24*60)+MOD([.L615]*24*60*60;60)/100" office:value-type="float" office:value="9.20304">
            <text:p>9.203</text:p>
          </table:table-cell>
          <table:table-cell table:formula="of:=[.L615]*24*60*60+[.$N$1]*([.P615]-1)" office:value-type="float" office:value="253.804000000013">
            <text:p>253.804</text:p>
          </table:table-cell>
          <table:table-cell table:formula="of:=CONCATENATE(&quot;T&quot;;[.P615])" office:value-type="string" office:string-value="T614">
            <text:p>T614</text:p>
          </table:table-cell>
          <table:table-cell table:formula="of:=IF([.J615]=&quot;X&quot;;1;[.P614]+1)" office:value-type="float" office:value="614">
            <text:p>614</text:p>
          </table:table-cell>
          <table:table-cell table:style-name="ce7" table:formula="of:=CONCATENATE(&quot;mv &quot;;[.K615];&quot;^&quot;;[.O615];&quot;.wav &quot;&quot;rn^&quot;;[.$E615];&quot;~&quot;;[.$B615];&quot;~&quot;;[.$C615];&quot;~&quot;;[.$A615];&quot;~&quot;;[.$F615];&quot;~&quot;;[.$D615];&quot;.wav&quot;&quot;&quot;)" office:value-type="string" office:string-value="mv 1^T614.wav &quot;rn^ZZZ~~~~~.wav&quot;">
            <text:p>mv 1^T614.wav "rn^ZZZ~~~~~.wav"</text:p>
          </table:table-cell>
          <table:table-cell table:formula="of:=CONCATENATE(&quot;-ALBUM &quot;&quot;&quot;;[.A615];&quot;&quot;&quot; -ARTIST &quot;&quot;&quot;;[.B615];&quot;&quot;&quot; -ID3V2TAG TCOM &quot;&quot;&quot;;[.C615];&quot;&quot;&quot; -GENRE &quot;&quot;&quot;;[.D615];&quot;&quot;&quot; -TITLE &quot;&quot;&quot;;[.E615];&quot;&quot;&quot; -TRACK &quot;&quot;&quot;;[.F615];&quot;&quot;&quot; -YEAR &quot;&quot;&quot;;[.H615];&quot;&quot;&quot; &quot;;[.K615];&quot;/&quot;;[.O615];&quot;.mp3&quot;)" office:value-type="string" office:string-value="-ALBUM &quot;&quot; -ARTIST &quot;&quot; -ID3V2TAG TCOM &quot;&quot; -GENRE &quot;&quot; -TITLE &quot;ZZZ&quot; -TRACK &quot;&quot; -YEAR &quot;&quot; 1/T614.mp3">
            <text:p>-ALBUM "" -ARTIST "" -ID3V2TAG TCOM "" -GENRE "" -TITLE "ZZZ" -TRACK "" -YEAR "" 1/T61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15]+1" office:value-type="float" office:value="615">
            <text:p>615</text:p>
          </table:table-cell>
          <table:table-cell table:style-name="ce3"/>
          <table:table-cell table:style-name="ce5" table:formula="of:=IF([.J616]=&quot;X&quot;;[.K615]+1;[.K615])" office:value-type="float" office:value="1">
            <text:p>1</text:p>
          </table:table-cell>
          <table:table-cell table:formula="of:=IF([.J616]=&quot;X&quot;;0;[.L615]+[.G615]+[.J616]/24/60/60)" office:value-type="time" office:time-value="PT00H09M20.304S">
            <text:p>00:09:20.30</text:p>
          </table:table-cell>
          <table:table-cell table:formula="of:=INT([.L616]*24*60)+MOD([.L616]*24*60*60;60)/100" office:value-type="float" office:value="9.20304">
            <text:p>9.203</text:p>
          </table:table-cell>
          <table:table-cell table:formula="of:=[.L616]*24*60*60+[.$N$1]*([.P616]-1)" office:value-type="float" office:value="253.304000000013">
            <text:p>253.304</text:p>
          </table:table-cell>
          <table:table-cell table:formula="of:=CONCATENATE(&quot;T&quot;;[.P616])" office:value-type="string" office:string-value="T615">
            <text:p>T615</text:p>
          </table:table-cell>
          <table:table-cell table:formula="of:=IF([.J616]=&quot;X&quot;;1;[.P615]+1)" office:value-type="float" office:value="615">
            <text:p>615</text:p>
          </table:table-cell>
          <table:table-cell table:style-name="ce7" table:formula="of:=CONCATENATE(&quot;mv &quot;;[.K616];&quot;^&quot;;[.O616];&quot;.wav &quot;&quot;rn^&quot;;[.$E616];&quot;~&quot;;[.$B616];&quot;~&quot;;[.$C616];&quot;~&quot;;[.$A616];&quot;~&quot;;[.$F616];&quot;~&quot;;[.$D616];&quot;.wav&quot;&quot;&quot;)" office:value-type="string" office:string-value="mv 1^T615.wav &quot;rn^ZZZ~~~~~.wav&quot;">
            <text:p>mv 1^T615.wav "rn^ZZZ~~~~~.wav"</text:p>
          </table:table-cell>
          <table:table-cell table:formula="of:=CONCATENATE(&quot;-ALBUM &quot;&quot;&quot;;[.A616];&quot;&quot;&quot; -ARTIST &quot;&quot;&quot;;[.B616];&quot;&quot;&quot; -ID3V2TAG TCOM &quot;&quot;&quot;;[.C616];&quot;&quot;&quot; -GENRE &quot;&quot;&quot;;[.D616];&quot;&quot;&quot; -TITLE &quot;&quot;&quot;;[.E616];&quot;&quot;&quot; -TRACK &quot;&quot;&quot;;[.F616];&quot;&quot;&quot; -YEAR &quot;&quot;&quot;;[.H616];&quot;&quot;&quot; &quot;;[.K616];&quot;/&quot;;[.O616];&quot;.mp3&quot;)" office:value-type="string" office:string-value="-ALBUM &quot;&quot; -ARTIST &quot;&quot; -ID3V2TAG TCOM &quot;&quot; -GENRE &quot;&quot; -TITLE &quot;ZZZ&quot; -TRACK &quot;&quot; -YEAR &quot;&quot; 1/T615.mp3">
            <text:p>-ALBUM "" -ARTIST "" -ID3V2TAG TCOM "" -GENRE "" -TITLE "ZZZ" -TRACK "" -YEAR "" 1/T61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16]+1" office:value-type="float" office:value="616">
            <text:p>616</text:p>
          </table:table-cell>
          <table:table-cell table:style-name="ce3"/>
          <table:table-cell table:style-name="ce5" table:formula="of:=IF([.J617]=&quot;X&quot;;[.K616]+1;[.K616])" office:value-type="float" office:value="1">
            <text:p>1</text:p>
          </table:table-cell>
          <table:table-cell table:formula="of:=IF([.J617]=&quot;X&quot;;0;[.L616]+[.G616]+[.J617]/24/60/60)" office:value-type="time" office:time-value="PT00H09M20.304S">
            <text:p>00:09:20.30</text:p>
          </table:table-cell>
          <table:table-cell table:formula="of:=INT([.L617]*24*60)+MOD([.L617]*24*60*60;60)/100" office:value-type="float" office:value="9.20304">
            <text:p>9.203</text:p>
          </table:table-cell>
          <table:table-cell table:formula="of:=[.L617]*24*60*60+[.$N$1]*([.P617]-1)" office:value-type="float" office:value="252.804000000013">
            <text:p>252.804</text:p>
          </table:table-cell>
          <table:table-cell table:formula="of:=CONCATENATE(&quot;T&quot;;[.P617])" office:value-type="string" office:string-value="T616">
            <text:p>T616</text:p>
          </table:table-cell>
          <table:table-cell table:formula="of:=IF([.J617]=&quot;X&quot;;1;[.P616]+1)" office:value-type="float" office:value="616">
            <text:p>616</text:p>
          </table:table-cell>
          <table:table-cell table:style-name="ce7" table:formula="of:=CONCATENATE(&quot;mv &quot;;[.K617];&quot;^&quot;;[.O617];&quot;.wav &quot;&quot;rn^&quot;;[.$E617];&quot;~&quot;;[.$B617];&quot;~&quot;;[.$C617];&quot;~&quot;;[.$A617];&quot;~&quot;;[.$F617];&quot;~&quot;;[.$D617];&quot;.wav&quot;&quot;&quot;)" office:value-type="string" office:string-value="mv 1^T616.wav &quot;rn^ZZZ~~~~~.wav&quot;">
            <text:p>mv 1^T616.wav "rn^ZZZ~~~~~.wav"</text:p>
          </table:table-cell>
          <table:table-cell table:formula="of:=CONCATENATE(&quot;-ALBUM &quot;&quot;&quot;;[.A617];&quot;&quot;&quot; -ARTIST &quot;&quot;&quot;;[.B617];&quot;&quot;&quot; -ID3V2TAG TCOM &quot;&quot;&quot;;[.C617];&quot;&quot;&quot; -GENRE &quot;&quot;&quot;;[.D617];&quot;&quot;&quot; -TITLE &quot;&quot;&quot;;[.E617];&quot;&quot;&quot; -TRACK &quot;&quot;&quot;;[.F617];&quot;&quot;&quot; -YEAR &quot;&quot;&quot;;[.H617];&quot;&quot;&quot; &quot;;[.K617];&quot;/&quot;;[.O617];&quot;.mp3&quot;)" office:value-type="string" office:string-value="-ALBUM &quot;&quot; -ARTIST &quot;&quot; -ID3V2TAG TCOM &quot;&quot; -GENRE &quot;&quot; -TITLE &quot;ZZZ&quot; -TRACK &quot;&quot; -YEAR &quot;&quot; 1/T616.mp3">
            <text:p>-ALBUM "" -ARTIST "" -ID3V2TAG TCOM "" -GENRE "" -TITLE "ZZZ" -TRACK "" -YEAR "" 1/T61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17]+1" office:value-type="float" office:value="617">
            <text:p>617</text:p>
          </table:table-cell>
          <table:table-cell table:style-name="ce3"/>
          <table:table-cell table:style-name="ce5" table:formula="of:=IF([.J618]=&quot;X&quot;;[.K617]+1;[.K617])" office:value-type="float" office:value="1">
            <text:p>1</text:p>
          </table:table-cell>
          <table:table-cell table:formula="of:=IF([.J618]=&quot;X&quot;;0;[.L617]+[.G617]+[.J618]/24/60/60)" office:value-type="time" office:time-value="PT00H09M20.304S">
            <text:p>00:09:20.30</text:p>
          </table:table-cell>
          <table:table-cell table:formula="of:=INT([.L618]*24*60)+MOD([.L618]*24*60*60;60)/100" office:value-type="float" office:value="9.20304">
            <text:p>9.203</text:p>
          </table:table-cell>
          <table:table-cell table:formula="of:=[.L618]*24*60*60+[.$N$1]*([.P618]-1)" office:value-type="float" office:value="252.304000000013">
            <text:p>252.304</text:p>
          </table:table-cell>
          <table:table-cell table:formula="of:=CONCATENATE(&quot;T&quot;;[.P618])" office:value-type="string" office:string-value="T617">
            <text:p>T617</text:p>
          </table:table-cell>
          <table:table-cell table:formula="of:=IF([.J618]=&quot;X&quot;;1;[.P617]+1)" office:value-type="float" office:value="617">
            <text:p>617</text:p>
          </table:table-cell>
          <table:table-cell table:style-name="ce7" table:formula="of:=CONCATENATE(&quot;mv &quot;;[.K618];&quot;^&quot;;[.O618];&quot;.wav &quot;&quot;rn^&quot;;[.$E618];&quot;~&quot;;[.$B618];&quot;~&quot;;[.$C618];&quot;~&quot;;[.$A618];&quot;~&quot;;[.$F618];&quot;~&quot;;[.$D618];&quot;.wav&quot;&quot;&quot;)" office:value-type="string" office:string-value="mv 1^T617.wav &quot;rn^ZZZ~~~~~.wav&quot;">
            <text:p>mv 1^T617.wav "rn^ZZZ~~~~~.wav"</text:p>
          </table:table-cell>
          <table:table-cell table:formula="of:=CONCATENATE(&quot;-ALBUM &quot;&quot;&quot;;[.A618];&quot;&quot;&quot; -ARTIST &quot;&quot;&quot;;[.B618];&quot;&quot;&quot; -ID3V2TAG TCOM &quot;&quot;&quot;;[.C618];&quot;&quot;&quot; -GENRE &quot;&quot;&quot;;[.D618];&quot;&quot;&quot; -TITLE &quot;&quot;&quot;;[.E618];&quot;&quot;&quot; -TRACK &quot;&quot;&quot;;[.F618];&quot;&quot;&quot; -YEAR &quot;&quot;&quot;;[.H618];&quot;&quot;&quot; &quot;;[.K618];&quot;/&quot;;[.O618];&quot;.mp3&quot;)" office:value-type="string" office:string-value="-ALBUM &quot;&quot; -ARTIST &quot;&quot; -ID3V2TAG TCOM &quot;&quot; -GENRE &quot;&quot; -TITLE &quot;ZZZ&quot; -TRACK &quot;&quot; -YEAR &quot;&quot; 1/T617.mp3">
            <text:p>-ALBUM "" -ARTIST "" -ID3V2TAG TCOM "" -GENRE "" -TITLE "ZZZ" -TRACK "" -YEAR "" 1/T61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18]+1" office:value-type="float" office:value="618">
            <text:p>618</text:p>
          </table:table-cell>
          <table:table-cell table:style-name="ce3"/>
          <table:table-cell table:style-name="ce5" table:formula="of:=IF([.J619]=&quot;X&quot;;[.K618]+1;[.K618])" office:value-type="float" office:value="1">
            <text:p>1</text:p>
          </table:table-cell>
          <table:table-cell table:formula="of:=IF([.J619]=&quot;X&quot;;0;[.L618]+[.G618]+[.J619]/24/60/60)" office:value-type="time" office:time-value="PT00H09M20.304S">
            <text:p>00:09:20.30</text:p>
          </table:table-cell>
          <table:table-cell table:formula="of:=INT([.L619]*24*60)+MOD([.L619]*24*60*60;60)/100" office:value-type="float" office:value="9.20304">
            <text:p>9.203</text:p>
          </table:table-cell>
          <table:table-cell table:formula="of:=[.L619]*24*60*60+[.$N$1]*([.P619]-1)" office:value-type="float" office:value="251.804000000013">
            <text:p>251.804</text:p>
          </table:table-cell>
          <table:table-cell table:formula="of:=CONCATENATE(&quot;T&quot;;[.P619])" office:value-type="string" office:string-value="T618">
            <text:p>T618</text:p>
          </table:table-cell>
          <table:table-cell table:formula="of:=IF([.J619]=&quot;X&quot;;1;[.P618]+1)" office:value-type="float" office:value="618">
            <text:p>618</text:p>
          </table:table-cell>
          <table:table-cell table:style-name="ce7" table:formula="of:=CONCATENATE(&quot;mv &quot;;[.K619];&quot;^&quot;;[.O619];&quot;.wav &quot;&quot;rn^&quot;;[.$E619];&quot;~&quot;;[.$B619];&quot;~&quot;;[.$C619];&quot;~&quot;;[.$A619];&quot;~&quot;;[.$F619];&quot;~&quot;;[.$D619];&quot;.wav&quot;&quot;&quot;)" office:value-type="string" office:string-value="mv 1^T618.wav &quot;rn^ZZZ~~~~~.wav&quot;">
            <text:p>mv 1^T618.wav "rn^ZZZ~~~~~.wav"</text:p>
          </table:table-cell>
          <table:table-cell table:formula="of:=CONCATENATE(&quot;-ALBUM &quot;&quot;&quot;;[.A619];&quot;&quot;&quot; -ARTIST &quot;&quot;&quot;;[.B619];&quot;&quot;&quot; -ID3V2TAG TCOM &quot;&quot;&quot;;[.C619];&quot;&quot;&quot; -GENRE &quot;&quot;&quot;;[.D619];&quot;&quot;&quot; -TITLE &quot;&quot;&quot;;[.E619];&quot;&quot;&quot; -TRACK &quot;&quot;&quot;;[.F619];&quot;&quot;&quot; -YEAR &quot;&quot;&quot;;[.H619];&quot;&quot;&quot; &quot;;[.K619];&quot;/&quot;;[.O619];&quot;.mp3&quot;)" office:value-type="string" office:string-value="-ALBUM &quot;&quot; -ARTIST &quot;&quot; -ID3V2TAG TCOM &quot;&quot; -GENRE &quot;&quot; -TITLE &quot;ZZZ&quot; -TRACK &quot;&quot; -YEAR &quot;&quot; 1/T618.mp3">
            <text:p>-ALBUM "" -ARTIST "" -ID3V2TAG TCOM "" -GENRE "" -TITLE "ZZZ" -TRACK "" -YEAR "" 1/T61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19]+1" office:value-type="float" office:value="619">
            <text:p>619</text:p>
          </table:table-cell>
          <table:table-cell table:style-name="ce3"/>
          <table:table-cell table:style-name="ce5" table:formula="of:=IF([.J620]=&quot;X&quot;;[.K619]+1;[.K619])" office:value-type="float" office:value="1">
            <text:p>1</text:p>
          </table:table-cell>
          <table:table-cell table:formula="of:=IF([.J620]=&quot;X&quot;;0;[.L619]+[.G619]+[.J620]/24/60/60)" office:value-type="time" office:time-value="PT00H09M20.304S">
            <text:p>00:09:20.30</text:p>
          </table:table-cell>
          <table:table-cell table:formula="of:=INT([.L620]*24*60)+MOD([.L620]*24*60*60;60)/100" office:value-type="float" office:value="9.20304">
            <text:p>9.203</text:p>
          </table:table-cell>
          <table:table-cell table:formula="of:=[.L620]*24*60*60+[.$N$1]*([.P620]-1)" office:value-type="float" office:value="251.304000000013">
            <text:p>251.304</text:p>
          </table:table-cell>
          <table:table-cell table:formula="of:=CONCATENATE(&quot;T&quot;;[.P620])" office:value-type="string" office:string-value="T619">
            <text:p>T619</text:p>
          </table:table-cell>
          <table:table-cell table:formula="of:=IF([.J620]=&quot;X&quot;;1;[.P619]+1)" office:value-type="float" office:value="619">
            <text:p>619</text:p>
          </table:table-cell>
          <table:table-cell table:style-name="ce7" table:formula="of:=CONCATENATE(&quot;mv &quot;;[.K620];&quot;^&quot;;[.O620];&quot;.wav &quot;&quot;rn^&quot;;[.$E620];&quot;~&quot;;[.$B620];&quot;~&quot;;[.$C620];&quot;~&quot;;[.$A620];&quot;~&quot;;[.$F620];&quot;~&quot;;[.$D620];&quot;.wav&quot;&quot;&quot;)" office:value-type="string" office:string-value="mv 1^T619.wav &quot;rn^ZZZ~~~~~.wav&quot;">
            <text:p>mv 1^T619.wav "rn^ZZZ~~~~~.wav"</text:p>
          </table:table-cell>
          <table:table-cell table:formula="of:=CONCATENATE(&quot;-ALBUM &quot;&quot;&quot;;[.A620];&quot;&quot;&quot; -ARTIST &quot;&quot;&quot;;[.B620];&quot;&quot;&quot; -ID3V2TAG TCOM &quot;&quot;&quot;;[.C620];&quot;&quot;&quot; -GENRE &quot;&quot;&quot;;[.D620];&quot;&quot;&quot; -TITLE &quot;&quot;&quot;;[.E620];&quot;&quot;&quot; -TRACK &quot;&quot;&quot;;[.F620];&quot;&quot;&quot; -YEAR &quot;&quot;&quot;;[.H620];&quot;&quot;&quot; &quot;;[.K620];&quot;/&quot;;[.O620];&quot;.mp3&quot;)" office:value-type="string" office:string-value="-ALBUM &quot;&quot; -ARTIST &quot;&quot; -ID3V2TAG TCOM &quot;&quot; -GENRE &quot;&quot; -TITLE &quot;ZZZ&quot; -TRACK &quot;&quot; -YEAR &quot;&quot; 1/T619.mp3">
            <text:p>-ALBUM "" -ARTIST "" -ID3V2TAG TCOM "" -GENRE "" -TITLE "ZZZ" -TRACK "" -YEAR "" 1/T61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20]+1" office:value-type="float" office:value="620">
            <text:p>620</text:p>
          </table:table-cell>
          <table:table-cell table:style-name="ce3"/>
          <table:table-cell table:style-name="ce5" table:formula="of:=IF([.J621]=&quot;X&quot;;[.K620]+1;[.K620])" office:value-type="float" office:value="1">
            <text:p>1</text:p>
          </table:table-cell>
          <table:table-cell table:formula="of:=IF([.J621]=&quot;X&quot;;0;[.L620]+[.G620]+[.J621]/24/60/60)" office:value-type="time" office:time-value="PT00H09M20.304S">
            <text:p>00:09:20.30</text:p>
          </table:table-cell>
          <table:table-cell table:formula="of:=INT([.L621]*24*60)+MOD([.L621]*24*60*60;60)/100" office:value-type="float" office:value="9.20304">
            <text:p>9.203</text:p>
          </table:table-cell>
          <table:table-cell table:formula="of:=[.L621]*24*60*60+[.$N$1]*([.P621]-1)" office:value-type="float" office:value="250.804000000013">
            <text:p>250.804</text:p>
          </table:table-cell>
          <table:table-cell table:formula="of:=CONCATENATE(&quot;T&quot;;[.P621])" office:value-type="string" office:string-value="T620">
            <text:p>T620</text:p>
          </table:table-cell>
          <table:table-cell table:formula="of:=IF([.J621]=&quot;X&quot;;1;[.P620]+1)" office:value-type="float" office:value="620">
            <text:p>620</text:p>
          </table:table-cell>
          <table:table-cell table:style-name="ce7" table:formula="of:=CONCATENATE(&quot;mv &quot;;[.K621];&quot;^&quot;;[.O621];&quot;.wav &quot;&quot;rn^&quot;;[.$E621];&quot;~&quot;;[.$B621];&quot;~&quot;;[.$C621];&quot;~&quot;;[.$A621];&quot;~&quot;;[.$F621];&quot;~&quot;;[.$D621];&quot;.wav&quot;&quot;&quot;)" office:value-type="string" office:string-value="mv 1^T620.wav &quot;rn^ZZZ~~~~~.wav&quot;">
            <text:p>mv 1^T620.wav "rn^ZZZ~~~~~.wav"</text:p>
          </table:table-cell>
          <table:table-cell table:formula="of:=CONCATENATE(&quot;-ALBUM &quot;&quot;&quot;;[.A621];&quot;&quot;&quot; -ARTIST &quot;&quot;&quot;;[.B621];&quot;&quot;&quot; -ID3V2TAG TCOM &quot;&quot;&quot;;[.C621];&quot;&quot;&quot; -GENRE &quot;&quot;&quot;;[.D621];&quot;&quot;&quot; -TITLE &quot;&quot;&quot;;[.E621];&quot;&quot;&quot; -TRACK &quot;&quot;&quot;;[.F621];&quot;&quot;&quot; -YEAR &quot;&quot;&quot;;[.H621];&quot;&quot;&quot; &quot;;[.K621];&quot;/&quot;;[.O621];&quot;.mp3&quot;)" office:value-type="string" office:string-value="-ALBUM &quot;&quot; -ARTIST &quot;&quot; -ID3V2TAG TCOM &quot;&quot; -GENRE &quot;&quot; -TITLE &quot;ZZZ&quot; -TRACK &quot;&quot; -YEAR &quot;&quot; 1/T620.mp3">
            <text:p>-ALBUM "" -ARTIST "" -ID3V2TAG TCOM "" -GENRE "" -TITLE "ZZZ" -TRACK "" -YEAR "" 1/T62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21]+1" office:value-type="float" office:value="621">
            <text:p>621</text:p>
          </table:table-cell>
          <table:table-cell table:style-name="ce3"/>
          <table:table-cell table:style-name="ce5" table:formula="of:=IF([.J622]=&quot;X&quot;;[.K621]+1;[.K621])" office:value-type="float" office:value="1">
            <text:p>1</text:p>
          </table:table-cell>
          <table:table-cell table:formula="of:=IF([.J622]=&quot;X&quot;;0;[.L621]+[.G621]+[.J622]/24/60/60)" office:value-type="time" office:time-value="PT00H09M20.304S">
            <text:p>00:09:20.30</text:p>
          </table:table-cell>
          <table:table-cell table:formula="of:=INT([.L622]*24*60)+MOD([.L622]*24*60*60;60)/100" office:value-type="float" office:value="9.20304">
            <text:p>9.203</text:p>
          </table:table-cell>
          <table:table-cell table:formula="of:=[.L622]*24*60*60+[.$N$1]*([.P622]-1)" office:value-type="float" office:value="250.304000000013">
            <text:p>250.304</text:p>
          </table:table-cell>
          <table:table-cell table:formula="of:=CONCATENATE(&quot;T&quot;;[.P622])" office:value-type="string" office:string-value="T621">
            <text:p>T621</text:p>
          </table:table-cell>
          <table:table-cell table:formula="of:=IF([.J622]=&quot;X&quot;;1;[.P621]+1)" office:value-type="float" office:value="621">
            <text:p>621</text:p>
          </table:table-cell>
          <table:table-cell table:style-name="ce7" table:formula="of:=CONCATENATE(&quot;mv &quot;;[.K622];&quot;^&quot;;[.O622];&quot;.wav &quot;&quot;rn^&quot;;[.$E622];&quot;~&quot;;[.$B622];&quot;~&quot;;[.$C622];&quot;~&quot;;[.$A622];&quot;~&quot;;[.$F622];&quot;~&quot;;[.$D622];&quot;.wav&quot;&quot;&quot;)" office:value-type="string" office:string-value="mv 1^T621.wav &quot;rn^ZZZ~~~~~.wav&quot;">
            <text:p>mv 1^T621.wav "rn^ZZZ~~~~~.wav"</text:p>
          </table:table-cell>
          <table:table-cell table:formula="of:=CONCATENATE(&quot;-ALBUM &quot;&quot;&quot;;[.A622];&quot;&quot;&quot; -ARTIST &quot;&quot;&quot;;[.B622];&quot;&quot;&quot; -ID3V2TAG TCOM &quot;&quot;&quot;;[.C622];&quot;&quot;&quot; -GENRE &quot;&quot;&quot;;[.D622];&quot;&quot;&quot; -TITLE &quot;&quot;&quot;;[.E622];&quot;&quot;&quot; -TRACK &quot;&quot;&quot;;[.F622];&quot;&quot;&quot; -YEAR &quot;&quot;&quot;;[.H622];&quot;&quot;&quot; &quot;;[.K622];&quot;/&quot;;[.O622];&quot;.mp3&quot;)" office:value-type="string" office:string-value="-ALBUM &quot;&quot; -ARTIST &quot;&quot; -ID3V2TAG TCOM &quot;&quot; -GENRE &quot;&quot; -TITLE &quot;ZZZ&quot; -TRACK &quot;&quot; -YEAR &quot;&quot; 1/T621.mp3">
            <text:p>-ALBUM "" -ARTIST "" -ID3V2TAG TCOM "" -GENRE "" -TITLE "ZZZ" -TRACK "" -YEAR "" 1/T62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22]+1" office:value-type="float" office:value="622">
            <text:p>622</text:p>
          </table:table-cell>
          <table:table-cell table:style-name="ce3"/>
          <table:table-cell table:style-name="ce5" table:formula="of:=IF([.J623]=&quot;X&quot;;[.K622]+1;[.K622])" office:value-type="float" office:value="1">
            <text:p>1</text:p>
          </table:table-cell>
          <table:table-cell table:formula="of:=IF([.J623]=&quot;X&quot;;0;[.L622]+[.G622]+[.J623]/24/60/60)" office:value-type="time" office:time-value="PT00H09M20.304S">
            <text:p>00:09:20.30</text:p>
          </table:table-cell>
          <table:table-cell table:formula="of:=INT([.L623]*24*60)+MOD([.L623]*24*60*60;60)/100" office:value-type="float" office:value="9.20304">
            <text:p>9.203</text:p>
          </table:table-cell>
          <table:table-cell table:formula="of:=[.L623]*24*60*60+[.$N$1]*([.P623]-1)" office:value-type="float" office:value="249.804000000013">
            <text:p>249.804</text:p>
          </table:table-cell>
          <table:table-cell table:formula="of:=CONCATENATE(&quot;T&quot;;[.P623])" office:value-type="string" office:string-value="T622">
            <text:p>T622</text:p>
          </table:table-cell>
          <table:table-cell table:formula="of:=IF([.J623]=&quot;X&quot;;1;[.P622]+1)" office:value-type="float" office:value="622">
            <text:p>622</text:p>
          </table:table-cell>
          <table:table-cell table:style-name="ce7" table:formula="of:=CONCATENATE(&quot;mv &quot;;[.K623];&quot;^&quot;;[.O623];&quot;.wav &quot;&quot;rn^&quot;;[.$E623];&quot;~&quot;;[.$B623];&quot;~&quot;;[.$C623];&quot;~&quot;;[.$A623];&quot;~&quot;;[.$F623];&quot;~&quot;;[.$D623];&quot;.wav&quot;&quot;&quot;)" office:value-type="string" office:string-value="mv 1^T622.wav &quot;rn^ZZZ~~~~~.wav&quot;">
            <text:p>mv 1^T622.wav "rn^ZZZ~~~~~.wav"</text:p>
          </table:table-cell>
          <table:table-cell table:formula="of:=CONCATENATE(&quot;-ALBUM &quot;&quot;&quot;;[.A623];&quot;&quot;&quot; -ARTIST &quot;&quot;&quot;;[.B623];&quot;&quot;&quot; -ID3V2TAG TCOM &quot;&quot;&quot;;[.C623];&quot;&quot;&quot; -GENRE &quot;&quot;&quot;;[.D623];&quot;&quot;&quot; -TITLE &quot;&quot;&quot;;[.E623];&quot;&quot;&quot; -TRACK &quot;&quot;&quot;;[.F623];&quot;&quot;&quot; -YEAR &quot;&quot;&quot;;[.H623];&quot;&quot;&quot; &quot;;[.K623];&quot;/&quot;;[.O623];&quot;.mp3&quot;)" office:value-type="string" office:string-value="-ALBUM &quot;&quot; -ARTIST &quot;&quot; -ID3V2TAG TCOM &quot;&quot; -GENRE &quot;&quot; -TITLE &quot;ZZZ&quot; -TRACK &quot;&quot; -YEAR &quot;&quot; 1/T622.mp3">
            <text:p>-ALBUM "" -ARTIST "" -ID3V2TAG TCOM "" -GENRE "" -TITLE "ZZZ" -TRACK "" -YEAR "" 1/T62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23]+1" office:value-type="float" office:value="623">
            <text:p>623</text:p>
          </table:table-cell>
          <table:table-cell table:style-name="ce3"/>
          <table:table-cell table:style-name="ce5" table:formula="of:=IF([.J624]=&quot;X&quot;;[.K623]+1;[.K623])" office:value-type="float" office:value="1">
            <text:p>1</text:p>
          </table:table-cell>
          <table:table-cell table:formula="of:=IF([.J624]=&quot;X&quot;;0;[.L623]+[.G623]+[.J624]/24/60/60)" office:value-type="time" office:time-value="PT00H09M20.304S">
            <text:p>00:09:20.30</text:p>
          </table:table-cell>
          <table:table-cell table:formula="of:=INT([.L624]*24*60)+MOD([.L624]*24*60*60;60)/100" office:value-type="float" office:value="9.20304">
            <text:p>9.203</text:p>
          </table:table-cell>
          <table:table-cell table:formula="of:=[.L624]*24*60*60+[.$N$1]*([.P624]-1)" office:value-type="float" office:value="249.304000000014">
            <text:p>249.304</text:p>
          </table:table-cell>
          <table:table-cell table:formula="of:=CONCATENATE(&quot;T&quot;;[.P624])" office:value-type="string" office:string-value="T623">
            <text:p>T623</text:p>
          </table:table-cell>
          <table:table-cell table:formula="of:=IF([.J624]=&quot;X&quot;;1;[.P623]+1)" office:value-type="float" office:value="623">
            <text:p>623</text:p>
          </table:table-cell>
          <table:table-cell table:style-name="ce7" table:formula="of:=CONCATENATE(&quot;mv &quot;;[.K624];&quot;^&quot;;[.O624];&quot;.wav &quot;&quot;rn^&quot;;[.$E624];&quot;~&quot;;[.$B624];&quot;~&quot;;[.$C624];&quot;~&quot;;[.$A624];&quot;~&quot;;[.$F624];&quot;~&quot;;[.$D624];&quot;.wav&quot;&quot;&quot;)" office:value-type="string" office:string-value="mv 1^T623.wav &quot;rn^ZZZ~~~~~.wav&quot;">
            <text:p>mv 1^T623.wav "rn^ZZZ~~~~~.wav"</text:p>
          </table:table-cell>
          <table:table-cell table:formula="of:=CONCATENATE(&quot;-ALBUM &quot;&quot;&quot;;[.A624];&quot;&quot;&quot; -ARTIST &quot;&quot;&quot;;[.B624];&quot;&quot;&quot; -ID3V2TAG TCOM &quot;&quot;&quot;;[.C624];&quot;&quot;&quot; -GENRE &quot;&quot;&quot;;[.D624];&quot;&quot;&quot; -TITLE &quot;&quot;&quot;;[.E624];&quot;&quot;&quot; -TRACK &quot;&quot;&quot;;[.F624];&quot;&quot;&quot; -YEAR &quot;&quot;&quot;;[.H624];&quot;&quot;&quot; &quot;;[.K624];&quot;/&quot;;[.O624];&quot;.mp3&quot;)" office:value-type="string" office:string-value="-ALBUM &quot;&quot; -ARTIST &quot;&quot; -ID3V2TAG TCOM &quot;&quot; -GENRE &quot;&quot; -TITLE &quot;ZZZ&quot; -TRACK &quot;&quot; -YEAR &quot;&quot; 1/T623.mp3">
            <text:p>-ALBUM "" -ARTIST "" -ID3V2TAG TCOM "" -GENRE "" -TITLE "ZZZ" -TRACK "" -YEAR "" 1/T62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24]+1" office:value-type="float" office:value="624">
            <text:p>624</text:p>
          </table:table-cell>
          <table:table-cell table:style-name="ce3"/>
          <table:table-cell table:style-name="ce5" table:formula="of:=IF([.J625]=&quot;X&quot;;[.K624]+1;[.K624])" office:value-type="float" office:value="1">
            <text:p>1</text:p>
          </table:table-cell>
          <table:table-cell table:formula="of:=IF([.J625]=&quot;X&quot;;0;[.L624]+[.G624]+[.J625]/24/60/60)" office:value-type="time" office:time-value="PT00H09M20.304S">
            <text:p>00:09:20.30</text:p>
          </table:table-cell>
          <table:table-cell table:formula="of:=INT([.L625]*24*60)+MOD([.L625]*24*60*60;60)/100" office:value-type="float" office:value="9.20304">
            <text:p>9.203</text:p>
          </table:table-cell>
          <table:table-cell table:formula="of:=[.L625]*24*60*60+[.$N$1]*([.P625]-1)" office:value-type="float" office:value="248.804000000013">
            <text:p>248.804</text:p>
          </table:table-cell>
          <table:table-cell table:formula="of:=CONCATENATE(&quot;T&quot;;[.P625])" office:value-type="string" office:string-value="T624">
            <text:p>T624</text:p>
          </table:table-cell>
          <table:table-cell table:formula="of:=IF([.J625]=&quot;X&quot;;1;[.P624]+1)" office:value-type="float" office:value="624">
            <text:p>624</text:p>
          </table:table-cell>
          <table:table-cell table:style-name="ce7" table:formula="of:=CONCATENATE(&quot;mv &quot;;[.K625];&quot;^&quot;;[.O625];&quot;.wav &quot;&quot;rn^&quot;;[.$E625];&quot;~&quot;;[.$B625];&quot;~&quot;;[.$C625];&quot;~&quot;;[.$A625];&quot;~&quot;;[.$F625];&quot;~&quot;;[.$D625];&quot;.wav&quot;&quot;&quot;)" office:value-type="string" office:string-value="mv 1^T624.wav &quot;rn^ZZZ~~~~~.wav&quot;">
            <text:p>mv 1^T624.wav "rn^ZZZ~~~~~.wav"</text:p>
          </table:table-cell>
          <table:table-cell table:formula="of:=CONCATENATE(&quot;-ALBUM &quot;&quot;&quot;;[.A625];&quot;&quot;&quot; -ARTIST &quot;&quot;&quot;;[.B625];&quot;&quot;&quot; -ID3V2TAG TCOM &quot;&quot;&quot;;[.C625];&quot;&quot;&quot; -GENRE &quot;&quot;&quot;;[.D625];&quot;&quot;&quot; -TITLE &quot;&quot;&quot;;[.E625];&quot;&quot;&quot; -TRACK &quot;&quot;&quot;;[.F625];&quot;&quot;&quot; -YEAR &quot;&quot;&quot;;[.H625];&quot;&quot;&quot; &quot;;[.K625];&quot;/&quot;;[.O625];&quot;.mp3&quot;)" office:value-type="string" office:string-value="-ALBUM &quot;&quot; -ARTIST &quot;&quot; -ID3V2TAG TCOM &quot;&quot; -GENRE &quot;&quot; -TITLE &quot;ZZZ&quot; -TRACK &quot;&quot; -YEAR &quot;&quot; 1/T624.mp3">
            <text:p>-ALBUM "" -ARTIST "" -ID3V2TAG TCOM "" -GENRE "" -TITLE "ZZZ" -TRACK "" -YEAR "" 1/T62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25]+1" office:value-type="float" office:value="625">
            <text:p>625</text:p>
          </table:table-cell>
          <table:table-cell table:style-name="ce3"/>
          <table:table-cell table:style-name="ce5" table:formula="of:=IF([.J626]=&quot;X&quot;;[.K625]+1;[.K625])" office:value-type="float" office:value="1">
            <text:p>1</text:p>
          </table:table-cell>
          <table:table-cell table:formula="of:=IF([.J626]=&quot;X&quot;;0;[.L625]+[.G625]+[.J626]/24/60/60)" office:value-type="time" office:time-value="PT00H09M20.304S">
            <text:p>00:09:20.30</text:p>
          </table:table-cell>
          <table:table-cell table:formula="of:=INT([.L626]*24*60)+MOD([.L626]*24*60*60;60)/100" office:value-type="float" office:value="9.20304">
            <text:p>9.203</text:p>
          </table:table-cell>
          <table:table-cell table:formula="of:=[.L626]*24*60*60+[.$N$1]*([.P626]-1)" office:value-type="float" office:value="248.304000000014">
            <text:p>248.304</text:p>
          </table:table-cell>
          <table:table-cell table:formula="of:=CONCATENATE(&quot;T&quot;;[.P626])" office:value-type="string" office:string-value="T625">
            <text:p>T625</text:p>
          </table:table-cell>
          <table:table-cell table:formula="of:=IF([.J626]=&quot;X&quot;;1;[.P625]+1)" office:value-type="float" office:value="625">
            <text:p>625</text:p>
          </table:table-cell>
          <table:table-cell table:style-name="ce7" table:formula="of:=CONCATENATE(&quot;mv &quot;;[.K626];&quot;^&quot;;[.O626];&quot;.wav &quot;&quot;rn^&quot;;[.$E626];&quot;~&quot;;[.$B626];&quot;~&quot;;[.$C626];&quot;~&quot;;[.$A626];&quot;~&quot;;[.$F626];&quot;~&quot;;[.$D626];&quot;.wav&quot;&quot;&quot;)" office:value-type="string" office:string-value="mv 1^T625.wav &quot;rn^ZZZ~~~~~.wav&quot;">
            <text:p>mv 1^T625.wav "rn^ZZZ~~~~~.wav"</text:p>
          </table:table-cell>
          <table:table-cell table:formula="of:=CONCATENATE(&quot;-ALBUM &quot;&quot;&quot;;[.A626];&quot;&quot;&quot; -ARTIST &quot;&quot;&quot;;[.B626];&quot;&quot;&quot; -ID3V2TAG TCOM &quot;&quot;&quot;;[.C626];&quot;&quot;&quot; -GENRE &quot;&quot;&quot;;[.D626];&quot;&quot;&quot; -TITLE &quot;&quot;&quot;;[.E626];&quot;&quot;&quot; -TRACK &quot;&quot;&quot;;[.F626];&quot;&quot;&quot; -YEAR &quot;&quot;&quot;;[.H626];&quot;&quot;&quot; &quot;;[.K626];&quot;/&quot;;[.O626];&quot;.mp3&quot;)" office:value-type="string" office:string-value="-ALBUM &quot;&quot; -ARTIST &quot;&quot; -ID3V2TAG TCOM &quot;&quot; -GENRE &quot;&quot; -TITLE &quot;ZZZ&quot; -TRACK &quot;&quot; -YEAR &quot;&quot; 1/T625.mp3">
            <text:p>-ALBUM "" -ARTIST "" -ID3V2TAG TCOM "" -GENRE "" -TITLE "ZZZ" -TRACK "" -YEAR "" 1/T62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26]+1" office:value-type="float" office:value="626">
            <text:p>626</text:p>
          </table:table-cell>
          <table:table-cell table:style-name="ce3"/>
          <table:table-cell table:style-name="ce5" table:formula="of:=IF([.J627]=&quot;X&quot;;[.K626]+1;[.K626])" office:value-type="float" office:value="1">
            <text:p>1</text:p>
          </table:table-cell>
          <table:table-cell table:formula="of:=IF([.J627]=&quot;X&quot;;0;[.L626]+[.G626]+[.J627]/24/60/60)" office:value-type="time" office:time-value="PT00H09M20.304S">
            <text:p>00:09:20.30</text:p>
          </table:table-cell>
          <table:table-cell table:formula="of:=INT([.L627]*24*60)+MOD([.L627]*24*60*60;60)/100" office:value-type="float" office:value="9.20304">
            <text:p>9.203</text:p>
          </table:table-cell>
          <table:table-cell table:formula="of:=[.L627]*24*60*60+[.$N$1]*([.P627]-1)" office:value-type="float" office:value="247.804000000014">
            <text:p>247.804</text:p>
          </table:table-cell>
          <table:table-cell table:formula="of:=CONCATENATE(&quot;T&quot;;[.P627])" office:value-type="string" office:string-value="T626">
            <text:p>T626</text:p>
          </table:table-cell>
          <table:table-cell table:formula="of:=IF([.J627]=&quot;X&quot;;1;[.P626]+1)" office:value-type="float" office:value="626">
            <text:p>626</text:p>
          </table:table-cell>
          <table:table-cell table:style-name="ce7" table:formula="of:=CONCATENATE(&quot;mv &quot;;[.K627];&quot;^&quot;;[.O627];&quot;.wav &quot;&quot;rn^&quot;;[.$E627];&quot;~&quot;;[.$B627];&quot;~&quot;;[.$C627];&quot;~&quot;;[.$A627];&quot;~&quot;;[.$F627];&quot;~&quot;;[.$D627];&quot;.wav&quot;&quot;&quot;)" office:value-type="string" office:string-value="mv 1^T626.wav &quot;rn^ZZZ~~~~~.wav&quot;">
            <text:p>mv 1^T626.wav "rn^ZZZ~~~~~.wav"</text:p>
          </table:table-cell>
          <table:table-cell table:formula="of:=CONCATENATE(&quot;-ALBUM &quot;&quot;&quot;;[.A627];&quot;&quot;&quot; -ARTIST &quot;&quot;&quot;;[.B627];&quot;&quot;&quot; -ID3V2TAG TCOM &quot;&quot;&quot;;[.C627];&quot;&quot;&quot; -GENRE &quot;&quot;&quot;;[.D627];&quot;&quot;&quot; -TITLE &quot;&quot;&quot;;[.E627];&quot;&quot;&quot; -TRACK &quot;&quot;&quot;;[.F627];&quot;&quot;&quot; -YEAR &quot;&quot;&quot;;[.H627];&quot;&quot;&quot; &quot;;[.K627];&quot;/&quot;;[.O627];&quot;.mp3&quot;)" office:value-type="string" office:string-value="-ALBUM &quot;&quot; -ARTIST &quot;&quot; -ID3V2TAG TCOM &quot;&quot; -GENRE &quot;&quot; -TITLE &quot;ZZZ&quot; -TRACK &quot;&quot; -YEAR &quot;&quot; 1/T626.mp3">
            <text:p>-ALBUM "" -ARTIST "" -ID3V2TAG TCOM "" -GENRE "" -TITLE "ZZZ" -TRACK "" -YEAR "" 1/T62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27]+1" office:value-type="float" office:value="627">
            <text:p>627</text:p>
          </table:table-cell>
          <table:table-cell table:style-name="ce3"/>
          <table:table-cell table:style-name="ce5" table:formula="of:=IF([.J628]=&quot;X&quot;;[.K627]+1;[.K627])" office:value-type="float" office:value="1">
            <text:p>1</text:p>
          </table:table-cell>
          <table:table-cell table:formula="of:=IF([.J628]=&quot;X&quot;;0;[.L627]+[.G627]+[.J628]/24/60/60)" office:value-type="time" office:time-value="PT00H09M20.304S">
            <text:p>00:09:20.30</text:p>
          </table:table-cell>
          <table:table-cell table:formula="of:=INT([.L628]*24*60)+MOD([.L628]*24*60*60;60)/100" office:value-type="float" office:value="9.20304">
            <text:p>9.203</text:p>
          </table:table-cell>
          <table:table-cell table:formula="of:=[.L628]*24*60*60+[.$N$1]*([.P628]-1)" office:value-type="float" office:value="247.304000000014">
            <text:p>247.304</text:p>
          </table:table-cell>
          <table:table-cell table:formula="of:=CONCATENATE(&quot;T&quot;;[.P628])" office:value-type="string" office:string-value="T627">
            <text:p>T627</text:p>
          </table:table-cell>
          <table:table-cell table:formula="of:=IF([.J628]=&quot;X&quot;;1;[.P627]+1)" office:value-type="float" office:value="627">
            <text:p>627</text:p>
          </table:table-cell>
          <table:table-cell table:style-name="ce7" table:formula="of:=CONCATENATE(&quot;mv &quot;;[.K628];&quot;^&quot;;[.O628];&quot;.wav &quot;&quot;rn^&quot;;[.$E628];&quot;~&quot;;[.$B628];&quot;~&quot;;[.$C628];&quot;~&quot;;[.$A628];&quot;~&quot;;[.$F628];&quot;~&quot;;[.$D628];&quot;.wav&quot;&quot;&quot;)" office:value-type="string" office:string-value="mv 1^T627.wav &quot;rn^ZZZ~~~~~.wav&quot;">
            <text:p>mv 1^T627.wav "rn^ZZZ~~~~~.wav"</text:p>
          </table:table-cell>
          <table:table-cell table:formula="of:=CONCATENATE(&quot;-ALBUM &quot;&quot;&quot;;[.A628];&quot;&quot;&quot; -ARTIST &quot;&quot;&quot;;[.B628];&quot;&quot;&quot; -ID3V2TAG TCOM &quot;&quot;&quot;;[.C628];&quot;&quot;&quot; -GENRE &quot;&quot;&quot;;[.D628];&quot;&quot;&quot; -TITLE &quot;&quot;&quot;;[.E628];&quot;&quot;&quot; -TRACK &quot;&quot;&quot;;[.F628];&quot;&quot;&quot; -YEAR &quot;&quot;&quot;;[.H628];&quot;&quot;&quot; &quot;;[.K628];&quot;/&quot;;[.O628];&quot;.mp3&quot;)" office:value-type="string" office:string-value="-ALBUM &quot;&quot; -ARTIST &quot;&quot; -ID3V2TAG TCOM &quot;&quot; -GENRE &quot;&quot; -TITLE &quot;ZZZ&quot; -TRACK &quot;&quot; -YEAR &quot;&quot; 1/T627.mp3">
            <text:p>-ALBUM "" -ARTIST "" -ID3V2TAG TCOM "" -GENRE "" -TITLE "ZZZ" -TRACK "" -YEAR "" 1/T62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28]+1" office:value-type="float" office:value="628">
            <text:p>628</text:p>
          </table:table-cell>
          <table:table-cell table:style-name="ce3"/>
          <table:table-cell table:style-name="ce5" table:formula="of:=IF([.J629]=&quot;X&quot;;[.K628]+1;[.K628])" office:value-type="float" office:value="1">
            <text:p>1</text:p>
          </table:table-cell>
          <table:table-cell table:formula="of:=IF([.J629]=&quot;X&quot;;0;[.L628]+[.G628]+[.J629]/24/60/60)" office:value-type="time" office:time-value="PT00H09M20.304S">
            <text:p>00:09:20.30</text:p>
          </table:table-cell>
          <table:table-cell table:formula="of:=INT([.L629]*24*60)+MOD([.L629]*24*60*60;60)/100" office:value-type="float" office:value="9.20304">
            <text:p>9.203</text:p>
          </table:table-cell>
          <table:table-cell table:formula="of:=[.L629]*24*60*60+[.$N$1]*([.P629]-1)" office:value-type="float" office:value="246.804000000014">
            <text:p>246.804</text:p>
          </table:table-cell>
          <table:table-cell table:formula="of:=CONCATENATE(&quot;T&quot;;[.P629])" office:value-type="string" office:string-value="T628">
            <text:p>T628</text:p>
          </table:table-cell>
          <table:table-cell table:formula="of:=IF([.J629]=&quot;X&quot;;1;[.P628]+1)" office:value-type="float" office:value="628">
            <text:p>628</text:p>
          </table:table-cell>
          <table:table-cell table:style-name="ce7" table:formula="of:=CONCATENATE(&quot;mv &quot;;[.K629];&quot;^&quot;;[.O629];&quot;.wav &quot;&quot;rn^&quot;;[.$E629];&quot;~&quot;;[.$B629];&quot;~&quot;;[.$C629];&quot;~&quot;;[.$A629];&quot;~&quot;;[.$F629];&quot;~&quot;;[.$D629];&quot;.wav&quot;&quot;&quot;)" office:value-type="string" office:string-value="mv 1^T628.wav &quot;rn^ZZZ~~~~~.wav&quot;">
            <text:p>mv 1^T628.wav "rn^ZZZ~~~~~.wav"</text:p>
          </table:table-cell>
          <table:table-cell table:formula="of:=CONCATENATE(&quot;-ALBUM &quot;&quot;&quot;;[.A629];&quot;&quot;&quot; -ARTIST &quot;&quot;&quot;;[.B629];&quot;&quot;&quot; -ID3V2TAG TCOM &quot;&quot;&quot;;[.C629];&quot;&quot;&quot; -GENRE &quot;&quot;&quot;;[.D629];&quot;&quot;&quot; -TITLE &quot;&quot;&quot;;[.E629];&quot;&quot;&quot; -TRACK &quot;&quot;&quot;;[.F629];&quot;&quot;&quot; -YEAR &quot;&quot;&quot;;[.H629];&quot;&quot;&quot; &quot;;[.K629];&quot;/&quot;;[.O629];&quot;.mp3&quot;)" office:value-type="string" office:string-value="-ALBUM &quot;&quot; -ARTIST &quot;&quot; -ID3V2TAG TCOM &quot;&quot; -GENRE &quot;&quot; -TITLE &quot;ZZZ&quot; -TRACK &quot;&quot; -YEAR &quot;&quot; 1/T628.mp3">
            <text:p>-ALBUM "" -ARTIST "" -ID3V2TAG TCOM "" -GENRE "" -TITLE "ZZZ" -TRACK "" -YEAR "" 1/T62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29]+1" office:value-type="float" office:value="629">
            <text:p>629</text:p>
          </table:table-cell>
          <table:table-cell table:style-name="ce3"/>
          <table:table-cell table:style-name="ce5" table:formula="of:=IF([.J630]=&quot;X&quot;;[.K629]+1;[.K629])" office:value-type="float" office:value="1">
            <text:p>1</text:p>
          </table:table-cell>
          <table:table-cell table:formula="of:=IF([.J630]=&quot;X&quot;;0;[.L629]+[.G629]+[.J630]/24/60/60)" office:value-type="time" office:time-value="PT00H09M20.304S">
            <text:p>00:09:20.30</text:p>
          </table:table-cell>
          <table:table-cell table:formula="of:=INT([.L630]*24*60)+MOD([.L630]*24*60*60;60)/100" office:value-type="float" office:value="9.20304">
            <text:p>9.203</text:p>
          </table:table-cell>
          <table:table-cell table:formula="of:=[.L630]*24*60*60+[.$N$1]*([.P630]-1)" office:value-type="float" office:value="246.304000000014">
            <text:p>246.304</text:p>
          </table:table-cell>
          <table:table-cell table:formula="of:=CONCATENATE(&quot;T&quot;;[.P630])" office:value-type="string" office:string-value="T629">
            <text:p>T629</text:p>
          </table:table-cell>
          <table:table-cell table:formula="of:=IF([.J630]=&quot;X&quot;;1;[.P629]+1)" office:value-type="float" office:value="629">
            <text:p>629</text:p>
          </table:table-cell>
          <table:table-cell table:style-name="ce7" table:formula="of:=CONCATENATE(&quot;mv &quot;;[.K630];&quot;^&quot;;[.O630];&quot;.wav &quot;&quot;rn^&quot;;[.$E630];&quot;~&quot;;[.$B630];&quot;~&quot;;[.$C630];&quot;~&quot;;[.$A630];&quot;~&quot;;[.$F630];&quot;~&quot;;[.$D630];&quot;.wav&quot;&quot;&quot;)" office:value-type="string" office:string-value="mv 1^T629.wav &quot;rn^ZZZ~~~~~.wav&quot;">
            <text:p>mv 1^T629.wav "rn^ZZZ~~~~~.wav"</text:p>
          </table:table-cell>
          <table:table-cell table:formula="of:=CONCATENATE(&quot;-ALBUM &quot;&quot;&quot;;[.A630];&quot;&quot;&quot; -ARTIST &quot;&quot;&quot;;[.B630];&quot;&quot;&quot; -ID3V2TAG TCOM &quot;&quot;&quot;;[.C630];&quot;&quot;&quot; -GENRE &quot;&quot;&quot;;[.D630];&quot;&quot;&quot; -TITLE &quot;&quot;&quot;;[.E630];&quot;&quot;&quot; -TRACK &quot;&quot;&quot;;[.F630];&quot;&quot;&quot; -YEAR &quot;&quot;&quot;;[.H630];&quot;&quot;&quot; &quot;;[.K630];&quot;/&quot;;[.O630];&quot;.mp3&quot;)" office:value-type="string" office:string-value="-ALBUM &quot;&quot; -ARTIST &quot;&quot; -ID3V2TAG TCOM &quot;&quot; -GENRE &quot;&quot; -TITLE &quot;ZZZ&quot; -TRACK &quot;&quot; -YEAR &quot;&quot; 1/T629.mp3">
            <text:p>-ALBUM "" -ARTIST "" -ID3V2TAG TCOM "" -GENRE "" -TITLE "ZZZ" -TRACK "" -YEAR "" 1/T62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30]+1" office:value-type="float" office:value="630">
            <text:p>630</text:p>
          </table:table-cell>
          <table:table-cell table:style-name="ce3"/>
          <table:table-cell table:style-name="ce5" table:formula="of:=IF([.J631]=&quot;X&quot;;[.K630]+1;[.K630])" office:value-type="float" office:value="1">
            <text:p>1</text:p>
          </table:table-cell>
          <table:table-cell table:formula="of:=IF([.J631]=&quot;X&quot;;0;[.L630]+[.G630]+[.J631]/24/60/60)" office:value-type="time" office:time-value="PT00H09M20.304S">
            <text:p>00:09:20.30</text:p>
          </table:table-cell>
          <table:table-cell table:formula="of:=INT([.L631]*24*60)+MOD([.L631]*24*60*60;60)/100" office:value-type="float" office:value="9.20304">
            <text:p>9.203</text:p>
          </table:table-cell>
          <table:table-cell table:formula="of:=[.L631]*24*60*60+[.$N$1]*([.P631]-1)" office:value-type="float" office:value="245.804000000014">
            <text:p>245.804</text:p>
          </table:table-cell>
          <table:table-cell table:formula="of:=CONCATENATE(&quot;T&quot;;[.P631])" office:value-type="string" office:string-value="T630">
            <text:p>T630</text:p>
          </table:table-cell>
          <table:table-cell table:formula="of:=IF([.J631]=&quot;X&quot;;1;[.P630]+1)" office:value-type="float" office:value="630">
            <text:p>630</text:p>
          </table:table-cell>
          <table:table-cell table:style-name="ce7" table:formula="of:=CONCATENATE(&quot;mv &quot;;[.K631];&quot;^&quot;;[.O631];&quot;.wav &quot;&quot;rn^&quot;;[.$E631];&quot;~&quot;;[.$B631];&quot;~&quot;;[.$C631];&quot;~&quot;;[.$A631];&quot;~&quot;;[.$F631];&quot;~&quot;;[.$D631];&quot;.wav&quot;&quot;&quot;)" office:value-type="string" office:string-value="mv 1^T630.wav &quot;rn^ZZZ~~~~~.wav&quot;">
            <text:p>mv 1^T630.wav "rn^ZZZ~~~~~.wav"</text:p>
          </table:table-cell>
          <table:table-cell table:formula="of:=CONCATENATE(&quot;-ALBUM &quot;&quot;&quot;;[.A631];&quot;&quot;&quot; -ARTIST &quot;&quot;&quot;;[.B631];&quot;&quot;&quot; -ID3V2TAG TCOM &quot;&quot;&quot;;[.C631];&quot;&quot;&quot; -GENRE &quot;&quot;&quot;;[.D631];&quot;&quot;&quot; -TITLE &quot;&quot;&quot;;[.E631];&quot;&quot;&quot; -TRACK &quot;&quot;&quot;;[.F631];&quot;&quot;&quot; -YEAR &quot;&quot;&quot;;[.H631];&quot;&quot;&quot; &quot;;[.K631];&quot;/&quot;;[.O631];&quot;.mp3&quot;)" office:value-type="string" office:string-value="-ALBUM &quot;&quot; -ARTIST &quot;&quot; -ID3V2TAG TCOM &quot;&quot; -GENRE &quot;&quot; -TITLE &quot;ZZZ&quot; -TRACK &quot;&quot; -YEAR &quot;&quot; 1/T630.mp3">
            <text:p>-ALBUM "" -ARTIST "" -ID3V2TAG TCOM "" -GENRE "" -TITLE "ZZZ" -TRACK "" -YEAR "" 1/T63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31]+1" office:value-type="float" office:value="631">
            <text:p>631</text:p>
          </table:table-cell>
          <table:table-cell table:style-name="ce3"/>
          <table:table-cell table:style-name="ce5" table:formula="of:=IF([.J632]=&quot;X&quot;;[.K631]+1;[.K631])" office:value-type="float" office:value="1">
            <text:p>1</text:p>
          </table:table-cell>
          <table:table-cell table:formula="of:=IF([.J632]=&quot;X&quot;;0;[.L631]+[.G631]+[.J632]/24/60/60)" office:value-type="time" office:time-value="PT00H09M20.304S">
            <text:p>00:09:20.30</text:p>
          </table:table-cell>
          <table:table-cell table:formula="of:=INT([.L632]*24*60)+MOD([.L632]*24*60*60;60)/100" office:value-type="float" office:value="9.20304">
            <text:p>9.203</text:p>
          </table:table-cell>
          <table:table-cell table:formula="of:=[.L632]*24*60*60+[.$N$1]*([.P632]-1)" office:value-type="float" office:value="245.304000000014">
            <text:p>245.304</text:p>
          </table:table-cell>
          <table:table-cell table:formula="of:=CONCATENATE(&quot;T&quot;;[.P632])" office:value-type="string" office:string-value="T631">
            <text:p>T631</text:p>
          </table:table-cell>
          <table:table-cell table:formula="of:=IF([.J632]=&quot;X&quot;;1;[.P631]+1)" office:value-type="float" office:value="631">
            <text:p>631</text:p>
          </table:table-cell>
          <table:table-cell table:style-name="ce7" table:formula="of:=CONCATENATE(&quot;mv &quot;;[.K632];&quot;^&quot;;[.O632];&quot;.wav &quot;&quot;rn^&quot;;[.$E632];&quot;~&quot;;[.$B632];&quot;~&quot;;[.$C632];&quot;~&quot;;[.$A632];&quot;~&quot;;[.$F632];&quot;~&quot;;[.$D632];&quot;.wav&quot;&quot;&quot;)" office:value-type="string" office:string-value="mv 1^T631.wav &quot;rn^ZZZ~~~~~.wav&quot;">
            <text:p>mv 1^T631.wav "rn^ZZZ~~~~~.wav"</text:p>
          </table:table-cell>
          <table:table-cell table:formula="of:=CONCATENATE(&quot;-ALBUM &quot;&quot;&quot;;[.A632];&quot;&quot;&quot; -ARTIST &quot;&quot;&quot;;[.B632];&quot;&quot;&quot; -ID3V2TAG TCOM &quot;&quot;&quot;;[.C632];&quot;&quot;&quot; -GENRE &quot;&quot;&quot;;[.D632];&quot;&quot;&quot; -TITLE &quot;&quot;&quot;;[.E632];&quot;&quot;&quot; -TRACK &quot;&quot;&quot;;[.F632];&quot;&quot;&quot; -YEAR &quot;&quot;&quot;;[.H632];&quot;&quot;&quot; &quot;;[.K632];&quot;/&quot;;[.O632];&quot;.mp3&quot;)" office:value-type="string" office:string-value="-ALBUM &quot;&quot; -ARTIST &quot;&quot; -ID3V2TAG TCOM &quot;&quot; -GENRE &quot;&quot; -TITLE &quot;ZZZ&quot; -TRACK &quot;&quot; -YEAR &quot;&quot; 1/T631.mp3">
            <text:p>-ALBUM "" -ARTIST "" -ID3V2TAG TCOM "" -GENRE "" -TITLE "ZZZ" -TRACK "" -YEAR "" 1/T63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32]+1" office:value-type="float" office:value="632">
            <text:p>632</text:p>
          </table:table-cell>
          <table:table-cell table:style-name="ce3"/>
          <table:table-cell table:style-name="ce5" table:formula="of:=IF([.J633]=&quot;X&quot;;[.K632]+1;[.K632])" office:value-type="float" office:value="1">
            <text:p>1</text:p>
          </table:table-cell>
          <table:table-cell table:formula="of:=IF([.J633]=&quot;X&quot;;0;[.L632]+[.G632]+[.J633]/24/60/60)" office:value-type="time" office:time-value="PT00H09M20.304S">
            <text:p>00:09:20.30</text:p>
          </table:table-cell>
          <table:table-cell table:formula="of:=INT([.L633]*24*60)+MOD([.L633]*24*60*60;60)/100" office:value-type="float" office:value="9.20304">
            <text:p>9.203</text:p>
          </table:table-cell>
          <table:table-cell table:formula="of:=[.L633]*24*60*60+[.$N$1]*([.P633]-1)" office:value-type="float" office:value="244.804000000014">
            <text:p>244.804</text:p>
          </table:table-cell>
          <table:table-cell table:formula="of:=CONCATENATE(&quot;T&quot;;[.P633])" office:value-type="string" office:string-value="T632">
            <text:p>T632</text:p>
          </table:table-cell>
          <table:table-cell table:formula="of:=IF([.J633]=&quot;X&quot;;1;[.P632]+1)" office:value-type="float" office:value="632">
            <text:p>632</text:p>
          </table:table-cell>
          <table:table-cell table:style-name="ce7" table:formula="of:=CONCATENATE(&quot;mv &quot;;[.K633];&quot;^&quot;;[.O633];&quot;.wav &quot;&quot;rn^&quot;;[.$E633];&quot;~&quot;;[.$B633];&quot;~&quot;;[.$C633];&quot;~&quot;;[.$A633];&quot;~&quot;;[.$F633];&quot;~&quot;;[.$D633];&quot;.wav&quot;&quot;&quot;)" office:value-type="string" office:string-value="mv 1^T632.wav &quot;rn^ZZZ~~~~~.wav&quot;">
            <text:p>mv 1^T632.wav "rn^ZZZ~~~~~.wav"</text:p>
          </table:table-cell>
          <table:table-cell table:formula="of:=CONCATENATE(&quot;-ALBUM &quot;&quot;&quot;;[.A633];&quot;&quot;&quot; -ARTIST &quot;&quot;&quot;;[.B633];&quot;&quot;&quot; -ID3V2TAG TCOM &quot;&quot;&quot;;[.C633];&quot;&quot;&quot; -GENRE &quot;&quot;&quot;;[.D633];&quot;&quot;&quot; -TITLE &quot;&quot;&quot;;[.E633];&quot;&quot;&quot; -TRACK &quot;&quot;&quot;;[.F633];&quot;&quot;&quot; -YEAR &quot;&quot;&quot;;[.H633];&quot;&quot;&quot; &quot;;[.K633];&quot;/&quot;;[.O633];&quot;.mp3&quot;)" office:value-type="string" office:string-value="-ALBUM &quot;&quot; -ARTIST &quot;&quot; -ID3V2TAG TCOM &quot;&quot; -GENRE &quot;&quot; -TITLE &quot;ZZZ&quot; -TRACK &quot;&quot; -YEAR &quot;&quot; 1/T632.mp3">
            <text:p>-ALBUM "" -ARTIST "" -ID3V2TAG TCOM "" -GENRE "" -TITLE "ZZZ" -TRACK "" -YEAR "" 1/T63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33]+1" office:value-type="float" office:value="633">
            <text:p>633</text:p>
          </table:table-cell>
          <table:table-cell table:style-name="ce3"/>
          <table:table-cell table:style-name="ce5" table:formula="of:=IF([.J634]=&quot;X&quot;;[.K633]+1;[.K633])" office:value-type="float" office:value="1">
            <text:p>1</text:p>
          </table:table-cell>
          <table:table-cell table:formula="of:=IF([.J634]=&quot;X&quot;;0;[.L633]+[.G633]+[.J634]/24/60/60)" office:value-type="time" office:time-value="PT00H09M20.304S">
            <text:p>00:09:20.30</text:p>
          </table:table-cell>
          <table:table-cell table:formula="of:=INT([.L634]*24*60)+MOD([.L634]*24*60*60;60)/100" office:value-type="float" office:value="9.20304">
            <text:p>9.203</text:p>
          </table:table-cell>
          <table:table-cell table:formula="of:=[.L634]*24*60*60+[.$N$1]*([.P634]-1)" office:value-type="float" office:value="244.304000000014">
            <text:p>244.304</text:p>
          </table:table-cell>
          <table:table-cell table:formula="of:=CONCATENATE(&quot;T&quot;;[.P634])" office:value-type="string" office:string-value="T633">
            <text:p>T633</text:p>
          </table:table-cell>
          <table:table-cell table:formula="of:=IF([.J634]=&quot;X&quot;;1;[.P633]+1)" office:value-type="float" office:value="633">
            <text:p>633</text:p>
          </table:table-cell>
          <table:table-cell table:style-name="ce7" table:formula="of:=CONCATENATE(&quot;mv &quot;;[.K634];&quot;^&quot;;[.O634];&quot;.wav &quot;&quot;rn^&quot;;[.$E634];&quot;~&quot;;[.$B634];&quot;~&quot;;[.$C634];&quot;~&quot;;[.$A634];&quot;~&quot;;[.$F634];&quot;~&quot;;[.$D634];&quot;.wav&quot;&quot;&quot;)" office:value-type="string" office:string-value="mv 1^T633.wav &quot;rn^ZZZ~~~~~.wav&quot;">
            <text:p>mv 1^T633.wav "rn^ZZZ~~~~~.wav"</text:p>
          </table:table-cell>
          <table:table-cell table:formula="of:=CONCATENATE(&quot;-ALBUM &quot;&quot;&quot;;[.A634];&quot;&quot;&quot; -ARTIST &quot;&quot;&quot;;[.B634];&quot;&quot;&quot; -ID3V2TAG TCOM &quot;&quot;&quot;;[.C634];&quot;&quot;&quot; -GENRE &quot;&quot;&quot;;[.D634];&quot;&quot;&quot; -TITLE &quot;&quot;&quot;;[.E634];&quot;&quot;&quot; -TRACK &quot;&quot;&quot;;[.F634];&quot;&quot;&quot; -YEAR &quot;&quot;&quot;;[.H634];&quot;&quot;&quot; &quot;;[.K634];&quot;/&quot;;[.O634];&quot;.mp3&quot;)" office:value-type="string" office:string-value="-ALBUM &quot;&quot; -ARTIST &quot;&quot; -ID3V2TAG TCOM &quot;&quot; -GENRE &quot;&quot; -TITLE &quot;ZZZ&quot; -TRACK &quot;&quot; -YEAR &quot;&quot; 1/T633.mp3">
            <text:p>-ALBUM "" -ARTIST "" -ID3V2TAG TCOM "" -GENRE "" -TITLE "ZZZ" -TRACK "" -YEAR "" 1/T63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34]+1" office:value-type="float" office:value="634">
            <text:p>634</text:p>
          </table:table-cell>
          <table:table-cell table:style-name="ce3"/>
          <table:table-cell table:style-name="ce5" table:formula="of:=IF([.J635]=&quot;X&quot;;[.K634]+1;[.K634])" office:value-type="float" office:value="1">
            <text:p>1</text:p>
          </table:table-cell>
          <table:table-cell table:formula="of:=IF([.J635]=&quot;X&quot;;0;[.L634]+[.G634]+[.J635]/24/60/60)" office:value-type="time" office:time-value="PT00H09M20.304S">
            <text:p>00:09:20.30</text:p>
          </table:table-cell>
          <table:table-cell table:formula="of:=INT([.L635]*24*60)+MOD([.L635]*24*60*60;60)/100" office:value-type="float" office:value="9.20304">
            <text:p>9.203</text:p>
          </table:table-cell>
          <table:table-cell table:formula="of:=[.L635]*24*60*60+[.$N$1]*([.P635]-1)" office:value-type="float" office:value="243.804000000014">
            <text:p>243.804</text:p>
          </table:table-cell>
          <table:table-cell table:formula="of:=CONCATENATE(&quot;T&quot;;[.P635])" office:value-type="string" office:string-value="T634">
            <text:p>T634</text:p>
          </table:table-cell>
          <table:table-cell table:formula="of:=IF([.J635]=&quot;X&quot;;1;[.P634]+1)" office:value-type="float" office:value="634">
            <text:p>634</text:p>
          </table:table-cell>
          <table:table-cell table:style-name="ce7" table:formula="of:=CONCATENATE(&quot;mv &quot;;[.K635];&quot;^&quot;;[.O635];&quot;.wav &quot;&quot;rn^&quot;;[.$E635];&quot;~&quot;;[.$B635];&quot;~&quot;;[.$C635];&quot;~&quot;;[.$A635];&quot;~&quot;;[.$F635];&quot;~&quot;;[.$D635];&quot;.wav&quot;&quot;&quot;)" office:value-type="string" office:string-value="mv 1^T634.wav &quot;rn^ZZZ~~~~~.wav&quot;">
            <text:p>mv 1^T634.wav "rn^ZZZ~~~~~.wav"</text:p>
          </table:table-cell>
          <table:table-cell table:formula="of:=CONCATENATE(&quot;-ALBUM &quot;&quot;&quot;;[.A635];&quot;&quot;&quot; -ARTIST &quot;&quot;&quot;;[.B635];&quot;&quot;&quot; -ID3V2TAG TCOM &quot;&quot;&quot;;[.C635];&quot;&quot;&quot; -GENRE &quot;&quot;&quot;;[.D635];&quot;&quot;&quot; -TITLE &quot;&quot;&quot;;[.E635];&quot;&quot;&quot; -TRACK &quot;&quot;&quot;;[.F635];&quot;&quot;&quot; -YEAR &quot;&quot;&quot;;[.H635];&quot;&quot;&quot; &quot;;[.K635];&quot;/&quot;;[.O635];&quot;.mp3&quot;)" office:value-type="string" office:string-value="-ALBUM &quot;&quot; -ARTIST &quot;&quot; -ID3V2TAG TCOM &quot;&quot; -GENRE &quot;&quot; -TITLE &quot;ZZZ&quot; -TRACK &quot;&quot; -YEAR &quot;&quot; 1/T634.mp3">
            <text:p>-ALBUM "" -ARTIST "" -ID3V2TAG TCOM "" -GENRE "" -TITLE "ZZZ" -TRACK "" -YEAR "" 1/T63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35]+1" office:value-type="float" office:value="635">
            <text:p>635</text:p>
          </table:table-cell>
          <table:table-cell table:style-name="ce3"/>
          <table:table-cell table:style-name="ce5" table:formula="of:=IF([.J636]=&quot;X&quot;;[.K635]+1;[.K635])" office:value-type="float" office:value="1">
            <text:p>1</text:p>
          </table:table-cell>
          <table:table-cell table:formula="of:=IF([.J636]=&quot;X&quot;;0;[.L635]+[.G635]+[.J636]/24/60/60)" office:value-type="time" office:time-value="PT00H09M20.304S">
            <text:p>00:09:20.30</text:p>
          </table:table-cell>
          <table:table-cell table:formula="of:=INT([.L636]*24*60)+MOD([.L636]*24*60*60;60)/100" office:value-type="float" office:value="9.20304">
            <text:p>9.203</text:p>
          </table:table-cell>
          <table:table-cell table:formula="of:=[.L636]*24*60*60+[.$N$1]*([.P636]-1)" office:value-type="float" office:value="243.304000000014">
            <text:p>243.304</text:p>
          </table:table-cell>
          <table:table-cell table:formula="of:=CONCATENATE(&quot;T&quot;;[.P636])" office:value-type="string" office:string-value="T635">
            <text:p>T635</text:p>
          </table:table-cell>
          <table:table-cell table:formula="of:=IF([.J636]=&quot;X&quot;;1;[.P635]+1)" office:value-type="float" office:value="635">
            <text:p>635</text:p>
          </table:table-cell>
          <table:table-cell table:style-name="ce7" table:formula="of:=CONCATENATE(&quot;mv &quot;;[.K636];&quot;^&quot;;[.O636];&quot;.wav &quot;&quot;rn^&quot;;[.$E636];&quot;~&quot;;[.$B636];&quot;~&quot;;[.$C636];&quot;~&quot;;[.$A636];&quot;~&quot;;[.$F636];&quot;~&quot;;[.$D636];&quot;.wav&quot;&quot;&quot;)" office:value-type="string" office:string-value="mv 1^T635.wav &quot;rn^ZZZ~~~~~.wav&quot;">
            <text:p>mv 1^T635.wav "rn^ZZZ~~~~~.wav"</text:p>
          </table:table-cell>
          <table:table-cell table:formula="of:=CONCATENATE(&quot;-ALBUM &quot;&quot;&quot;;[.A636];&quot;&quot;&quot; -ARTIST &quot;&quot;&quot;;[.B636];&quot;&quot;&quot; -ID3V2TAG TCOM &quot;&quot;&quot;;[.C636];&quot;&quot;&quot; -GENRE &quot;&quot;&quot;;[.D636];&quot;&quot;&quot; -TITLE &quot;&quot;&quot;;[.E636];&quot;&quot;&quot; -TRACK &quot;&quot;&quot;;[.F636];&quot;&quot;&quot; -YEAR &quot;&quot;&quot;;[.H636];&quot;&quot;&quot; &quot;;[.K636];&quot;/&quot;;[.O636];&quot;.mp3&quot;)" office:value-type="string" office:string-value="-ALBUM &quot;&quot; -ARTIST &quot;&quot; -ID3V2TAG TCOM &quot;&quot; -GENRE &quot;&quot; -TITLE &quot;ZZZ&quot; -TRACK &quot;&quot; -YEAR &quot;&quot; 1/T635.mp3">
            <text:p>-ALBUM "" -ARTIST "" -ID3V2TAG TCOM "" -GENRE "" -TITLE "ZZZ" -TRACK "" -YEAR "" 1/T63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36]+1" office:value-type="float" office:value="636">
            <text:p>636</text:p>
          </table:table-cell>
          <table:table-cell table:style-name="ce3"/>
          <table:table-cell table:style-name="ce5" table:formula="of:=IF([.J637]=&quot;X&quot;;[.K636]+1;[.K636])" office:value-type="float" office:value="1">
            <text:p>1</text:p>
          </table:table-cell>
          <table:table-cell table:formula="of:=IF([.J637]=&quot;X&quot;;0;[.L636]+[.G636]+[.J637]/24/60/60)" office:value-type="time" office:time-value="PT00H09M20.304S">
            <text:p>00:09:20.30</text:p>
          </table:table-cell>
          <table:table-cell table:formula="of:=INT([.L637]*24*60)+MOD([.L637]*24*60*60;60)/100" office:value-type="float" office:value="9.20304">
            <text:p>9.203</text:p>
          </table:table-cell>
          <table:table-cell table:formula="of:=[.L637]*24*60*60+[.$N$1]*([.P637]-1)" office:value-type="float" office:value="242.804000000014">
            <text:p>242.804</text:p>
          </table:table-cell>
          <table:table-cell table:formula="of:=CONCATENATE(&quot;T&quot;;[.P637])" office:value-type="string" office:string-value="T636">
            <text:p>T636</text:p>
          </table:table-cell>
          <table:table-cell table:formula="of:=IF([.J637]=&quot;X&quot;;1;[.P636]+1)" office:value-type="float" office:value="636">
            <text:p>636</text:p>
          </table:table-cell>
          <table:table-cell table:style-name="ce7" table:formula="of:=CONCATENATE(&quot;mv &quot;;[.K637];&quot;^&quot;;[.O637];&quot;.wav &quot;&quot;rn^&quot;;[.$E637];&quot;~&quot;;[.$B637];&quot;~&quot;;[.$C637];&quot;~&quot;;[.$A637];&quot;~&quot;;[.$F637];&quot;~&quot;;[.$D637];&quot;.wav&quot;&quot;&quot;)" office:value-type="string" office:string-value="mv 1^T636.wav &quot;rn^ZZZ~~~~~.wav&quot;">
            <text:p>mv 1^T636.wav "rn^ZZZ~~~~~.wav"</text:p>
          </table:table-cell>
          <table:table-cell table:formula="of:=CONCATENATE(&quot;-ALBUM &quot;&quot;&quot;;[.A637];&quot;&quot;&quot; -ARTIST &quot;&quot;&quot;;[.B637];&quot;&quot;&quot; -ID3V2TAG TCOM &quot;&quot;&quot;;[.C637];&quot;&quot;&quot; -GENRE &quot;&quot;&quot;;[.D637];&quot;&quot;&quot; -TITLE &quot;&quot;&quot;;[.E637];&quot;&quot;&quot; -TRACK &quot;&quot;&quot;;[.F637];&quot;&quot;&quot; -YEAR &quot;&quot;&quot;;[.H637];&quot;&quot;&quot; &quot;;[.K637];&quot;/&quot;;[.O637];&quot;.mp3&quot;)" office:value-type="string" office:string-value="-ALBUM &quot;&quot; -ARTIST &quot;&quot; -ID3V2TAG TCOM &quot;&quot; -GENRE &quot;&quot; -TITLE &quot;ZZZ&quot; -TRACK &quot;&quot; -YEAR &quot;&quot; 1/T636.mp3">
            <text:p>-ALBUM "" -ARTIST "" -ID3V2TAG TCOM "" -GENRE "" -TITLE "ZZZ" -TRACK "" -YEAR "" 1/T63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37]+1" office:value-type="float" office:value="637">
            <text:p>637</text:p>
          </table:table-cell>
          <table:table-cell table:style-name="ce3"/>
          <table:table-cell table:style-name="ce5" table:formula="of:=IF([.J638]=&quot;X&quot;;[.K637]+1;[.K637])" office:value-type="float" office:value="1">
            <text:p>1</text:p>
          </table:table-cell>
          <table:table-cell table:formula="of:=IF([.J638]=&quot;X&quot;;0;[.L637]+[.G637]+[.J638]/24/60/60)" office:value-type="time" office:time-value="PT00H09M20.304S">
            <text:p>00:09:20.30</text:p>
          </table:table-cell>
          <table:table-cell table:formula="of:=INT([.L638]*24*60)+MOD([.L638]*24*60*60;60)/100" office:value-type="float" office:value="9.20304">
            <text:p>9.203</text:p>
          </table:table-cell>
          <table:table-cell table:formula="of:=[.L638]*24*60*60+[.$N$1]*([.P638]-1)" office:value-type="float" office:value="242.304000000014">
            <text:p>242.304</text:p>
          </table:table-cell>
          <table:table-cell table:formula="of:=CONCATENATE(&quot;T&quot;;[.P638])" office:value-type="string" office:string-value="T637">
            <text:p>T637</text:p>
          </table:table-cell>
          <table:table-cell table:formula="of:=IF([.J638]=&quot;X&quot;;1;[.P637]+1)" office:value-type="float" office:value="637">
            <text:p>637</text:p>
          </table:table-cell>
          <table:table-cell table:style-name="ce7" table:formula="of:=CONCATENATE(&quot;mv &quot;;[.K638];&quot;^&quot;;[.O638];&quot;.wav &quot;&quot;rn^&quot;;[.$E638];&quot;~&quot;;[.$B638];&quot;~&quot;;[.$C638];&quot;~&quot;;[.$A638];&quot;~&quot;;[.$F638];&quot;~&quot;;[.$D638];&quot;.wav&quot;&quot;&quot;)" office:value-type="string" office:string-value="mv 1^T637.wav &quot;rn^ZZZ~~~~~.wav&quot;">
            <text:p>mv 1^T637.wav "rn^ZZZ~~~~~.wav"</text:p>
          </table:table-cell>
          <table:table-cell table:formula="of:=CONCATENATE(&quot;-ALBUM &quot;&quot;&quot;;[.A638];&quot;&quot;&quot; -ARTIST &quot;&quot;&quot;;[.B638];&quot;&quot;&quot; -ID3V2TAG TCOM &quot;&quot;&quot;;[.C638];&quot;&quot;&quot; -GENRE &quot;&quot;&quot;;[.D638];&quot;&quot;&quot; -TITLE &quot;&quot;&quot;;[.E638];&quot;&quot;&quot; -TRACK &quot;&quot;&quot;;[.F638];&quot;&quot;&quot; -YEAR &quot;&quot;&quot;;[.H638];&quot;&quot;&quot; &quot;;[.K638];&quot;/&quot;;[.O638];&quot;.mp3&quot;)" office:value-type="string" office:string-value="-ALBUM &quot;&quot; -ARTIST &quot;&quot; -ID3V2TAG TCOM &quot;&quot; -GENRE &quot;&quot; -TITLE &quot;ZZZ&quot; -TRACK &quot;&quot; -YEAR &quot;&quot; 1/T637.mp3">
            <text:p>-ALBUM "" -ARTIST "" -ID3V2TAG TCOM "" -GENRE "" -TITLE "ZZZ" -TRACK "" -YEAR "" 1/T63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38]+1" office:value-type="float" office:value="638">
            <text:p>638</text:p>
          </table:table-cell>
          <table:table-cell table:style-name="ce3"/>
          <table:table-cell table:style-name="ce5" table:formula="of:=IF([.J639]=&quot;X&quot;;[.K638]+1;[.K638])" office:value-type="float" office:value="1">
            <text:p>1</text:p>
          </table:table-cell>
          <table:table-cell table:formula="of:=IF([.J639]=&quot;X&quot;;0;[.L638]+[.G638]+[.J639]/24/60/60)" office:value-type="time" office:time-value="PT00H09M20.304S">
            <text:p>00:09:20.30</text:p>
          </table:table-cell>
          <table:table-cell table:formula="of:=INT([.L639]*24*60)+MOD([.L639]*24*60*60;60)/100" office:value-type="float" office:value="9.20304">
            <text:p>9.203</text:p>
          </table:table-cell>
          <table:table-cell table:formula="of:=[.L639]*24*60*60+[.$N$1]*([.P639]-1)" office:value-type="float" office:value="241.804000000014">
            <text:p>241.804</text:p>
          </table:table-cell>
          <table:table-cell table:formula="of:=CONCATENATE(&quot;T&quot;;[.P639])" office:value-type="string" office:string-value="T638">
            <text:p>T638</text:p>
          </table:table-cell>
          <table:table-cell table:formula="of:=IF([.J639]=&quot;X&quot;;1;[.P638]+1)" office:value-type="float" office:value="638">
            <text:p>638</text:p>
          </table:table-cell>
          <table:table-cell table:style-name="ce7" table:formula="of:=CONCATENATE(&quot;mv &quot;;[.K639];&quot;^&quot;;[.O639];&quot;.wav &quot;&quot;rn^&quot;;[.$E639];&quot;~&quot;;[.$B639];&quot;~&quot;;[.$C639];&quot;~&quot;;[.$A639];&quot;~&quot;;[.$F639];&quot;~&quot;;[.$D639];&quot;.wav&quot;&quot;&quot;)" office:value-type="string" office:string-value="mv 1^T638.wav &quot;rn^ZZZ~~~~~.wav&quot;">
            <text:p>mv 1^T638.wav "rn^ZZZ~~~~~.wav"</text:p>
          </table:table-cell>
          <table:table-cell table:formula="of:=CONCATENATE(&quot;-ALBUM &quot;&quot;&quot;;[.A639];&quot;&quot;&quot; -ARTIST &quot;&quot;&quot;;[.B639];&quot;&quot;&quot; -ID3V2TAG TCOM &quot;&quot;&quot;;[.C639];&quot;&quot;&quot; -GENRE &quot;&quot;&quot;;[.D639];&quot;&quot;&quot; -TITLE &quot;&quot;&quot;;[.E639];&quot;&quot;&quot; -TRACK &quot;&quot;&quot;;[.F639];&quot;&quot;&quot; -YEAR &quot;&quot;&quot;;[.H639];&quot;&quot;&quot; &quot;;[.K639];&quot;/&quot;;[.O639];&quot;.mp3&quot;)" office:value-type="string" office:string-value="-ALBUM &quot;&quot; -ARTIST &quot;&quot; -ID3V2TAG TCOM &quot;&quot; -GENRE &quot;&quot; -TITLE &quot;ZZZ&quot; -TRACK &quot;&quot; -YEAR &quot;&quot; 1/T638.mp3">
            <text:p>-ALBUM "" -ARTIST "" -ID3V2TAG TCOM "" -GENRE "" -TITLE "ZZZ" -TRACK "" -YEAR "" 1/T63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39]+1" office:value-type="float" office:value="639">
            <text:p>639</text:p>
          </table:table-cell>
          <table:table-cell table:style-name="ce3"/>
          <table:table-cell table:style-name="ce5" table:formula="of:=IF([.J640]=&quot;X&quot;;[.K639]+1;[.K639])" office:value-type="float" office:value="1">
            <text:p>1</text:p>
          </table:table-cell>
          <table:table-cell table:formula="of:=IF([.J640]=&quot;X&quot;;0;[.L639]+[.G639]+[.J640]/24/60/60)" office:value-type="time" office:time-value="PT00H09M20.304S">
            <text:p>00:09:20.30</text:p>
          </table:table-cell>
          <table:table-cell table:formula="of:=INT([.L640]*24*60)+MOD([.L640]*24*60*60;60)/100" office:value-type="float" office:value="9.20304">
            <text:p>9.203</text:p>
          </table:table-cell>
          <table:table-cell table:formula="of:=[.L640]*24*60*60+[.$N$1]*([.P640]-1)" office:value-type="float" office:value="241.304000000014">
            <text:p>241.304</text:p>
          </table:table-cell>
          <table:table-cell table:formula="of:=CONCATENATE(&quot;T&quot;;[.P640])" office:value-type="string" office:string-value="T639">
            <text:p>T639</text:p>
          </table:table-cell>
          <table:table-cell table:formula="of:=IF([.J640]=&quot;X&quot;;1;[.P639]+1)" office:value-type="float" office:value="639">
            <text:p>639</text:p>
          </table:table-cell>
          <table:table-cell table:style-name="ce7" table:formula="of:=CONCATENATE(&quot;mv &quot;;[.K640];&quot;^&quot;;[.O640];&quot;.wav &quot;&quot;rn^&quot;;[.$E640];&quot;~&quot;;[.$B640];&quot;~&quot;;[.$C640];&quot;~&quot;;[.$A640];&quot;~&quot;;[.$F640];&quot;~&quot;;[.$D640];&quot;.wav&quot;&quot;&quot;)" office:value-type="string" office:string-value="mv 1^T639.wav &quot;rn^ZZZ~~~~~.wav&quot;">
            <text:p>mv 1^T639.wav "rn^ZZZ~~~~~.wav"</text:p>
          </table:table-cell>
          <table:table-cell table:formula="of:=CONCATENATE(&quot;-ALBUM &quot;&quot;&quot;;[.A640];&quot;&quot;&quot; -ARTIST &quot;&quot;&quot;;[.B640];&quot;&quot;&quot; -ID3V2TAG TCOM &quot;&quot;&quot;;[.C640];&quot;&quot;&quot; -GENRE &quot;&quot;&quot;;[.D640];&quot;&quot;&quot; -TITLE &quot;&quot;&quot;;[.E640];&quot;&quot;&quot; -TRACK &quot;&quot;&quot;;[.F640];&quot;&quot;&quot; -YEAR &quot;&quot;&quot;;[.H640];&quot;&quot;&quot; &quot;;[.K640];&quot;/&quot;;[.O640];&quot;.mp3&quot;)" office:value-type="string" office:string-value="-ALBUM &quot;&quot; -ARTIST &quot;&quot; -ID3V2TAG TCOM &quot;&quot; -GENRE &quot;&quot; -TITLE &quot;ZZZ&quot; -TRACK &quot;&quot; -YEAR &quot;&quot; 1/T639.mp3">
            <text:p>-ALBUM "" -ARTIST "" -ID3V2TAG TCOM "" -GENRE "" -TITLE "ZZZ" -TRACK "" -YEAR "" 1/T63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40]+1" office:value-type="float" office:value="640">
            <text:p>640</text:p>
          </table:table-cell>
          <table:table-cell table:style-name="ce3"/>
          <table:table-cell table:style-name="ce5" table:formula="of:=IF([.J641]=&quot;X&quot;;[.K640]+1;[.K640])" office:value-type="float" office:value="1">
            <text:p>1</text:p>
          </table:table-cell>
          <table:table-cell table:formula="of:=IF([.J641]=&quot;X&quot;;0;[.L640]+[.G640]+[.J641]/24/60/60)" office:value-type="time" office:time-value="PT00H09M20.304S">
            <text:p>00:09:20.30</text:p>
          </table:table-cell>
          <table:table-cell table:formula="of:=INT([.L641]*24*60)+MOD([.L641]*24*60*60;60)/100" office:value-type="float" office:value="9.20304">
            <text:p>9.203</text:p>
          </table:table-cell>
          <table:table-cell table:formula="of:=[.L641]*24*60*60+[.$N$1]*([.P641]-1)" office:value-type="float" office:value="240.804000000014">
            <text:p>240.804</text:p>
          </table:table-cell>
          <table:table-cell table:formula="of:=CONCATENATE(&quot;T&quot;;[.P641])" office:value-type="string" office:string-value="T640">
            <text:p>T640</text:p>
          </table:table-cell>
          <table:table-cell table:formula="of:=IF([.J641]=&quot;X&quot;;1;[.P640]+1)" office:value-type="float" office:value="640">
            <text:p>640</text:p>
          </table:table-cell>
          <table:table-cell table:style-name="ce7" table:formula="of:=CONCATENATE(&quot;mv &quot;;[.K641];&quot;^&quot;;[.O641];&quot;.wav &quot;&quot;rn^&quot;;[.$E641];&quot;~&quot;;[.$B641];&quot;~&quot;;[.$C641];&quot;~&quot;;[.$A641];&quot;~&quot;;[.$F641];&quot;~&quot;;[.$D641];&quot;.wav&quot;&quot;&quot;)" office:value-type="string" office:string-value="mv 1^T640.wav &quot;rn^ZZZ~~~~~.wav&quot;">
            <text:p>mv 1^T640.wav "rn^ZZZ~~~~~.wav"</text:p>
          </table:table-cell>
          <table:table-cell table:formula="of:=CONCATENATE(&quot;-ALBUM &quot;&quot;&quot;;[.A641];&quot;&quot;&quot; -ARTIST &quot;&quot;&quot;;[.B641];&quot;&quot;&quot; -ID3V2TAG TCOM &quot;&quot;&quot;;[.C641];&quot;&quot;&quot; -GENRE &quot;&quot;&quot;;[.D641];&quot;&quot;&quot; -TITLE &quot;&quot;&quot;;[.E641];&quot;&quot;&quot; -TRACK &quot;&quot;&quot;;[.F641];&quot;&quot;&quot; -YEAR &quot;&quot;&quot;;[.H641];&quot;&quot;&quot; &quot;;[.K641];&quot;/&quot;;[.O641];&quot;.mp3&quot;)" office:value-type="string" office:string-value="-ALBUM &quot;&quot; -ARTIST &quot;&quot; -ID3V2TAG TCOM &quot;&quot; -GENRE &quot;&quot; -TITLE &quot;ZZZ&quot; -TRACK &quot;&quot; -YEAR &quot;&quot; 1/T640.mp3">
            <text:p>-ALBUM "" -ARTIST "" -ID3V2TAG TCOM "" -GENRE "" -TITLE "ZZZ" -TRACK "" -YEAR "" 1/T64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41]+1" office:value-type="float" office:value="641">
            <text:p>641</text:p>
          </table:table-cell>
          <table:table-cell table:style-name="ce3"/>
          <table:table-cell table:style-name="ce5" table:formula="of:=IF([.J642]=&quot;X&quot;;[.K641]+1;[.K641])" office:value-type="float" office:value="1">
            <text:p>1</text:p>
          </table:table-cell>
          <table:table-cell table:formula="of:=IF([.J642]=&quot;X&quot;;0;[.L641]+[.G641]+[.J642]/24/60/60)" office:value-type="time" office:time-value="PT00H09M20.304S">
            <text:p>00:09:20.30</text:p>
          </table:table-cell>
          <table:table-cell table:formula="of:=INT([.L642]*24*60)+MOD([.L642]*24*60*60;60)/100" office:value-type="float" office:value="9.20304">
            <text:p>9.203</text:p>
          </table:table-cell>
          <table:table-cell table:formula="of:=[.L642]*24*60*60+[.$N$1]*([.P642]-1)" office:value-type="float" office:value="240.304000000014">
            <text:p>240.304</text:p>
          </table:table-cell>
          <table:table-cell table:formula="of:=CONCATENATE(&quot;T&quot;;[.P642])" office:value-type="string" office:string-value="T641">
            <text:p>T641</text:p>
          </table:table-cell>
          <table:table-cell table:formula="of:=IF([.J642]=&quot;X&quot;;1;[.P641]+1)" office:value-type="float" office:value="641">
            <text:p>641</text:p>
          </table:table-cell>
          <table:table-cell table:style-name="ce7" table:formula="of:=CONCATENATE(&quot;mv &quot;;[.K642];&quot;^&quot;;[.O642];&quot;.wav &quot;&quot;rn^&quot;;[.$E642];&quot;~&quot;;[.$B642];&quot;~&quot;;[.$C642];&quot;~&quot;;[.$A642];&quot;~&quot;;[.$F642];&quot;~&quot;;[.$D642];&quot;.wav&quot;&quot;&quot;)" office:value-type="string" office:string-value="mv 1^T641.wav &quot;rn^ZZZ~~~~~.wav&quot;">
            <text:p>mv 1^T641.wav "rn^ZZZ~~~~~.wav"</text:p>
          </table:table-cell>
          <table:table-cell table:formula="of:=CONCATENATE(&quot;-ALBUM &quot;&quot;&quot;;[.A642];&quot;&quot;&quot; -ARTIST &quot;&quot;&quot;;[.B642];&quot;&quot;&quot; -ID3V2TAG TCOM &quot;&quot;&quot;;[.C642];&quot;&quot;&quot; -GENRE &quot;&quot;&quot;;[.D642];&quot;&quot;&quot; -TITLE &quot;&quot;&quot;;[.E642];&quot;&quot;&quot; -TRACK &quot;&quot;&quot;;[.F642];&quot;&quot;&quot; -YEAR &quot;&quot;&quot;;[.H642];&quot;&quot;&quot; &quot;;[.K642];&quot;/&quot;;[.O642];&quot;.mp3&quot;)" office:value-type="string" office:string-value="-ALBUM &quot;&quot; -ARTIST &quot;&quot; -ID3V2TAG TCOM &quot;&quot; -GENRE &quot;&quot; -TITLE &quot;ZZZ&quot; -TRACK &quot;&quot; -YEAR &quot;&quot; 1/T641.mp3">
            <text:p>-ALBUM "" -ARTIST "" -ID3V2TAG TCOM "" -GENRE "" -TITLE "ZZZ" -TRACK "" -YEAR "" 1/T64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42]+1" office:value-type="float" office:value="642">
            <text:p>642</text:p>
          </table:table-cell>
          <table:table-cell table:style-name="ce3"/>
          <table:table-cell table:style-name="ce5" table:formula="of:=IF([.J643]=&quot;X&quot;;[.K642]+1;[.K642])" office:value-type="float" office:value="1">
            <text:p>1</text:p>
          </table:table-cell>
          <table:table-cell table:formula="of:=IF([.J643]=&quot;X&quot;;0;[.L642]+[.G642]+[.J643]/24/60/60)" office:value-type="time" office:time-value="PT00H09M20.304S">
            <text:p>00:09:20.30</text:p>
          </table:table-cell>
          <table:table-cell table:formula="of:=INT([.L643]*24*60)+MOD([.L643]*24*60*60;60)/100" office:value-type="float" office:value="9.20304">
            <text:p>9.203</text:p>
          </table:table-cell>
          <table:table-cell table:formula="of:=[.L643]*24*60*60+[.$N$1]*([.P643]-1)" office:value-type="float" office:value="239.804000000014">
            <text:p>239.804</text:p>
          </table:table-cell>
          <table:table-cell table:formula="of:=CONCATENATE(&quot;T&quot;;[.P643])" office:value-type="string" office:string-value="T642">
            <text:p>T642</text:p>
          </table:table-cell>
          <table:table-cell table:formula="of:=IF([.J643]=&quot;X&quot;;1;[.P642]+1)" office:value-type="float" office:value="642">
            <text:p>642</text:p>
          </table:table-cell>
          <table:table-cell table:style-name="ce7" table:formula="of:=CONCATENATE(&quot;mv &quot;;[.K643];&quot;^&quot;;[.O643];&quot;.wav &quot;&quot;rn^&quot;;[.$E643];&quot;~&quot;;[.$B643];&quot;~&quot;;[.$C643];&quot;~&quot;;[.$A643];&quot;~&quot;;[.$F643];&quot;~&quot;;[.$D643];&quot;.wav&quot;&quot;&quot;)" office:value-type="string" office:string-value="mv 1^T642.wav &quot;rn^ZZZ~~~~~.wav&quot;">
            <text:p>mv 1^T642.wav "rn^ZZZ~~~~~.wav"</text:p>
          </table:table-cell>
          <table:table-cell table:formula="of:=CONCATENATE(&quot;-ALBUM &quot;&quot;&quot;;[.A643];&quot;&quot;&quot; -ARTIST &quot;&quot;&quot;;[.B643];&quot;&quot;&quot; -ID3V2TAG TCOM &quot;&quot;&quot;;[.C643];&quot;&quot;&quot; -GENRE &quot;&quot;&quot;;[.D643];&quot;&quot;&quot; -TITLE &quot;&quot;&quot;;[.E643];&quot;&quot;&quot; -TRACK &quot;&quot;&quot;;[.F643];&quot;&quot;&quot; -YEAR &quot;&quot;&quot;;[.H643];&quot;&quot;&quot; &quot;;[.K643];&quot;/&quot;;[.O643];&quot;.mp3&quot;)" office:value-type="string" office:string-value="-ALBUM &quot;&quot; -ARTIST &quot;&quot; -ID3V2TAG TCOM &quot;&quot; -GENRE &quot;&quot; -TITLE &quot;ZZZ&quot; -TRACK &quot;&quot; -YEAR &quot;&quot; 1/T642.mp3">
            <text:p>-ALBUM "" -ARTIST "" -ID3V2TAG TCOM "" -GENRE "" -TITLE "ZZZ" -TRACK "" -YEAR "" 1/T64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43]+1" office:value-type="float" office:value="643">
            <text:p>643</text:p>
          </table:table-cell>
          <table:table-cell table:style-name="ce3"/>
          <table:table-cell table:style-name="ce5" table:formula="of:=IF([.J644]=&quot;X&quot;;[.K643]+1;[.K643])" office:value-type="float" office:value="1">
            <text:p>1</text:p>
          </table:table-cell>
          <table:table-cell table:formula="of:=IF([.J644]=&quot;X&quot;;0;[.L643]+[.G643]+[.J644]/24/60/60)" office:value-type="time" office:time-value="PT00H09M20.304S">
            <text:p>00:09:20.30</text:p>
          </table:table-cell>
          <table:table-cell table:formula="of:=INT([.L644]*24*60)+MOD([.L644]*24*60*60;60)/100" office:value-type="float" office:value="9.20304">
            <text:p>9.203</text:p>
          </table:table-cell>
          <table:table-cell table:formula="of:=[.L644]*24*60*60+[.$N$1]*([.P644]-1)" office:value-type="float" office:value="239.304000000014">
            <text:p>239.304</text:p>
          </table:table-cell>
          <table:table-cell table:formula="of:=CONCATENATE(&quot;T&quot;;[.P644])" office:value-type="string" office:string-value="T643">
            <text:p>T643</text:p>
          </table:table-cell>
          <table:table-cell table:formula="of:=IF([.J644]=&quot;X&quot;;1;[.P643]+1)" office:value-type="float" office:value="643">
            <text:p>643</text:p>
          </table:table-cell>
          <table:table-cell table:style-name="ce7" table:formula="of:=CONCATENATE(&quot;mv &quot;;[.K644];&quot;^&quot;;[.O644];&quot;.wav &quot;&quot;rn^&quot;;[.$E644];&quot;~&quot;;[.$B644];&quot;~&quot;;[.$C644];&quot;~&quot;;[.$A644];&quot;~&quot;;[.$F644];&quot;~&quot;;[.$D644];&quot;.wav&quot;&quot;&quot;)" office:value-type="string" office:string-value="mv 1^T643.wav &quot;rn^ZZZ~~~~~.wav&quot;">
            <text:p>mv 1^T643.wav "rn^ZZZ~~~~~.wav"</text:p>
          </table:table-cell>
          <table:table-cell table:formula="of:=CONCATENATE(&quot;-ALBUM &quot;&quot;&quot;;[.A644];&quot;&quot;&quot; -ARTIST &quot;&quot;&quot;;[.B644];&quot;&quot;&quot; -ID3V2TAG TCOM &quot;&quot;&quot;;[.C644];&quot;&quot;&quot; -GENRE &quot;&quot;&quot;;[.D644];&quot;&quot;&quot; -TITLE &quot;&quot;&quot;;[.E644];&quot;&quot;&quot; -TRACK &quot;&quot;&quot;;[.F644];&quot;&quot;&quot; -YEAR &quot;&quot;&quot;;[.H644];&quot;&quot;&quot; &quot;;[.K644];&quot;/&quot;;[.O644];&quot;.mp3&quot;)" office:value-type="string" office:string-value="-ALBUM &quot;&quot; -ARTIST &quot;&quot; -ID3V2TAG TCOM &quot;&quot; -GENRE &quot;&quot; -TITLE &quot;ZZZ&quot; -TRACK &quot;&quot; -YEAR &quot;&quot; 1/T643.mp3">
            <text:p>-ALBUM "" -ARTIST "" -ID3V2TAG TCOM "" -GENRE "" -TITLE "ZZZ" -TRACK "" -YEAR "" 1/T64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44]+1" office:value-type="float" office:value="644">
            <text:p>644</text:p>
          </table:table-cell>
          <table:table-cell table:style-name="ce3"/>
          <table:table-cell table:style-name="ce5" table:formula="of:=IF([.J645]=&quot;X&quot;;[.K644]+1;[.K644])" office:value-type="float" office:value="1">
            <text:p>1</text:p>
          </table:table-cell>
          <table:table-cell table:formula="of:=IF([.J645]=&quot;X&quot;;0;[.L644]+[.G644]+[.J645]/24/60/60)" office:value-type="time" office:time-value="PT00H09M20.304S">
            <text:p>00:09:20.30</text:p>
          </table:table-cell>
          <table:table-cell table:formula="of:=INT([.L645]*24*60)+MOD([.L645]*24*60*60;60)/100" office:value-type="float" office:value="9.20304">
            <text:p>9.203</text:p>
          </table:table-cell>
          <table:table-cell table:formula="of:=[.L645]*24*60*60+[.$N$1]*([.P645]-1)" office:value-type="float" office:value="238.804000000014">
            <text:p>238.804</text:p>
          </table:table-cell>
          <table:table-cell table:formula="of:=CONCATENATE(&quot;T&quot;;[.P645])" office:value-type="string" office:string-value="T644">
            <text:p>T644</text:p>
          </table:table-cell>
          <table:table-cell table:formula="of:=IF([.J645]=&quot;X&quot;;1;[.P644]+1)" office:value-type="float" office:value="644">
            <text:p>644</text:p>
          </table:table-cell>
          <table:table-cell table:style-name="ce7" table:formula="of:=CONCATENATE(&quot;mv &quot;;[.K645];&quot;^&quot;;[.O645];&quot;.wav &quot;&quot;rn^&quot;;[.$E645];&quot;~&quot;;[.$B645];&quot;~&quot;;[.$C645];&quot;~&quot;;[.$A645];&quot;~&quot;;[.$F645];&quot;~&quot;;[.$D645];&quot;.wav&quot;&quot;&quot;)" office:value-type="string" office:string-value="mv 1^T644.wav &quot;rn^ZZZ~~~~~.wav&quot;">
            <text:p>mv 1^T644.wav "rn^ZZZ~~~~~.wav"</text:p>
          </table:table-cell>
          <table:table-cell table:formula="of:=CONCATENATE(&quot;-ALBUM &quot;&quot;&quot;;[.A645];&quot;&quot;&quot; -ARTIST &quot;&quot;&quot;;[.B645];&quot;&quot;&quot; -ID3V2TAG TCOM &quot;&quot;&quot;;[.C645];&quot;&quot;&quot; -GENRE &quot;&quot;&quot;;[.D645];&quot;&quot;&quot; -TITLE &quot;&quot;&quot;;[.E645];&quot;&quot;&quot; -TRACK &quot;&quot;&quot;;[.F645];&quot;&quot;&quot; -YEAR &quot;&quot;&quot;;[.H645];&quot;&quot;&quot; &quot;;[.K645];&quot;/&quot;;[.O645];&quot;.mp3&quot;)" office:value-type="string" office:string-value="-ALBUM &quot;&quot; -ARTIST &quot;&quot; -ID3V2TAG TCOM &quot;&quot; -GENRE &quot;&quot; -TITLE &quot;ZZZ&quot; -TRACK &quot;&quot; -YEAR &quot;&quot; 1/T644.mp3">
            <text:p>-ALBUM "" -ARTIST "" -ID3V2TAG TCOM "" -GENRE "" -TITLE "ZZZ" -TRACK "" -YEAR "" 1/T64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45]+1" office:value-type="float" office:value="645">
            <text:p>645</text:p>
          </table:table-cell>
          <table:table-cell table:style-name="ce3"/>
          <table:table-cell table:style-name="ce5" table:formula="of:=IF([.J646]=&quot;X&quot;;[.K645]+1;[.K645])" office:value-type="float" office:value="1">
            <text:p>1</text:p>
          </table:table-cell>
          <table:table-cell table:formula="of:=IF([.J646]=&quot;X&quot;;0;[.L645]+[.G645]+[.J646]/24/60/60)" office:value-type="time" office:time-value="PT00H09M20.304S">
            <text:p>00:09:20.30</text:p>
          </table:table-cell>
          <table:table-cell table:formula="of:=INT([.L646]*24*60)+MOD([.L646]*24*60*60;60)/100" office:value-type="float" office:value="9.20304">
            <text:p>9.203</text:p>
          </table:table-cell>
          <table:table-cell table:formula="of:=[.L646]*24*60*60+[.$N$1]*([.P646]-1)" office:value-type="float" office:value="238.304000000014">
            <text:p>238.304</text:p>
          </table:table-cell>
          <table:table-cell table:formula="of:=CONCATENATE(&quot;T&quot;;[.P646])" office:value-type="string" office:string-value="T645">
            <text:p>T645</text:p>
          </table:table-cell>
          <table:table-cell table:formula="of:=IF([.J646]=&quot;X&quot;;1;[.P645]+1)" office:value-type="float" office:value="645">
            <text:p>645</text:p>
          </table:table-cell>
          <table:table-cell table:style-name="ce7" table:formula="of:=CONCATENATE(&quot;mv &quot;;[.K646];&quot;^&quot;;[.O646];&quot;.wav &quot;&quot;rn^&quot;;[.$E646];&quot;~&quot;;[.$B646];&quot;~&quot;;[.$C646];&quot;~&quot;;[.$A646];&quot;~&quot;;[.$F646];&quot;~&quot;;[.$D646];&quot;.wav&quot;&quot;&quot;)" office:value-type="string" office:string-value="mv 1^T645.wav &quot;rn^ZZZ~~~~~.wav&quot;">
            <text:p>mv 1^T645.wav "rn^ZZZ~~~~~.wav"</text:p>
          </table:table-cell>
          <table:table-cell table:formula="of:=CONCATENATE(&quot;-ALBUM &quot;&quot;&quot;;[.A646];&quot;&quot;&quot; -ARTIST &quot;&quot;&quot;;[.B646];&quot;&quot;&quot; -ID3V2TAG TCOM &quot;&quot;&quot;;[.C646];&quot;&quot;&quot; -GENRE &quot;&quot;&quot;;[.D646];&quot;&quot;&quot; -TITLE &quot;&quot;&quot;;[.E646];&quot;&quot;&quot; -TRACK &quot;&quot;&quot;;[.F646];&quot;&quot;&quot; -YEAR &quot;&quot;&quot;;[.H646];&quot;&quot;&quot; &quot;;[.K646];&quot;/&quot;;[.O646];&quot;.mp3&quot;)" office:value-type="string" office:string-value="-ALBUM &quot;&quot; -ARTIST &quot;&quot; -ID3V2TAG TCOM &quot;&quot; -GENRE &quot;&quot; -TITLE &quot;ZZZ&quot; -TRACK &quot;&quot; -YEAR &quot;&quot; 1/T645.mp3">
            <text:p>-ALBUM "" -ARTIST "" -ID3V2TAG TCOM "" -GENRE "" -TITLE "ZZZ" -TRACK "" -YEAR "" 1/T64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46]+1" office:value-type="float" office:value="646">
            <text:p>646</text:p>
          </table:table-cell>
          <table:table-cell table:style-name="ce3"/>
          <table:table-cell table:style-name="ce5" table:formula="of:=IF([.J647]=&quot;X&quot;;[.K646]+1;[.K646])" office:value-type="float" office:value="1">
            <text:p>1</text:p>
          </table:table-cell>
          <table:table-cell table:formula="of:=IF([.J647]=&quot;X&quot;;0;[.L646]+[.G646]+[.J647]/24/60/60)" office:value-type="time" office:time-value="PT00H09M20.304S">
            <text:p>00:09:20.30</text:p>
          </table:table-cell>
          <table:table-cell table:formula="of:=INT([.L647]*24*60)+MOD([.L647]*24*60*60;60)/100" office:value-type="float" office:value="9.20304">
            <text:p>9.203</text:p>
          </table:table-cell>
          <table:table-cell table:formula="of:=[.L647]*24*60*60+[.$N$1]*([.P647]-1)" office:value-type="float" office:value="237.804000000014">
            <text:p>237.804</text:p>
          </table:table-cell>
          <table:table-cell table:formula="of:=CONCATENATE(&quot;T&quot;;[.P647])" office:value-type="string" office:string-value="T646">
            <text:p>T646</text:p>
          </table:table-cell>
          <table:table-cell table:formula="of:=IF([.J647]=&quot;X&quot;;1;[.P646]+1)" office:value-type="float" office:value="646">
            <text:p>646</text:p>
          </table:table-cell>
          <table:table-cell table:style-name="ce7" table:formula="of:=CONCATENATE(&quot;mv &quot;;[.K647];&quot;^&quot;;[.O647];&quot;.wav &quot;&quot;rn^&quot;;[.$E647];&quot;~&quot;;[.$B647];&quot;~&quot;;[.$C647];&quot;~&quot;;[.$A647];&quot;~&quot;;[.$F647];&quot;~&quot;;[.$D647];&quot;.wav&quot;&quot;&quot;)" office:value-type="string" office:string-value="mv 1^T646.wav &quot;rn^ZZZ~~~~~.wav&quot;">
            <text:p>mv 1^T646.wav "rn^ZZZ~~~~~.wav"</text:p>
          </table:table-cell>
          <table:table-cell table:formula="of:=CONCATENATE(&quot;-ALBUM &quot;&quot;&quot;;[.A647];&quot;&quot;&quot; -ARTIST &quot;&quot;&quot;;[.B647];&quot;&quot;&quot; -ID3V2TAG TCOM &quot;&quot;&quot;;[.C647];&quot;&quot;&quot; -GENRE &quot;&quot;&quot;;[.D647];&quot;&quot;&quot; -TITLE &quot;&quot;&quot;;[.E647];&quot;&quot;&quot; -TRACK &quot;&quot;&quot;;[.F647];&quot;&quot;&quot; -YEAR &quot;&quot;&quot;;[.H647];&quot;&quot;&quot; &quot;;[.K647];&quot;/&quot;;[.O647];&quot;.mp3&quot;)" office:value-type="string" office:string-value="-ALBUM &quot;&quot; -ARTIST &quot;&quot; -ID3V2TAG TCOM &quot;&quot; -GENRE &quot;&quot; -TITLE &quot;ZZZ&quot; -TRACK &quot;&quot; -YEAR &quot;&quot; 1/T646.mp3">
            <text:p>-ALBUM "" -ARTIST "" -ID3V2TAG TCOM "" -GENRE "" -TITLE "ZZZ" -TRACK "" -YEAR "" 1/T64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47]+1" office:value-type="float" office:value="647">
            <text:p>647</text:p>
          </table:table-cell>
          <table:table-cell table:style-name="ce3"/>
          <table:table-cell table:style-name="ce5" table:formula="of:=IF([.J648]=&quot;X&quot;;[.K647]+1;[.K647])" office:value-type="float" office:value="1">
            <text:p>1</text:p>
          </table:table-cell>
          <table:table-cell table:formula="of:=IF([.J648]=&quot;X&quot;;0;[.L647]+[.G647]+[.J648]/24/60/60)" office:value-type="time" office:time-value="PT00H09M20.304S">
            <text:p>00:09:20.30</text:p>
          </table:table-cell>
          <table:table-cell table:formula="of:=INT([.L648]*24*60)+MOD([.L648]*24*60*60;60)/100" office:value-type="float" office:value="9.20304">
            <text:p>9.203</text:p>
          </table:table-cell>
          <table:table-cell table:formula="of:=[.L648]*24*60*60+[.$N$1]*([.P648]-1)" office:value-type="float" office:value="237.304000000014">
            <text:p>237.304</text:p>
          </table:table-cell>
          <table:table-cell table:formula="of:=CONCATENATE(&quot;T&quot;;[.P648])" office:value-type="string" office:string-value="T647">
            <text:p>T647</text:p>
          </table:table-cell>
          <table:table-cell table:formula="of:=IF([.J648]=&quot;X&quot;;1;[.P647]+1)" office:value-type="float" office:value="647">
            <text:p>647</text:p>
          </table:table-cell>
          <table:table-cell table:style-name="ce7" table:formula="of:=CONCATENATE(&quot;mv &quot;;[.K648];&quot;^&quot;;[.O648];&quot;.wav &quot;&quot;rn^&quot;;[.$E648];&quot;~&quot;;[.$B648];&quot;~&quot;;[.$C648];&quot;~&quot;;[.$A648];&quot;~&quot;;[.$F648];&quot;~&quot;;[.$D648];&quot;.wav&quot;&quot;&quot;)" office:value-type="string" office:string-value="mv 1^T647.wav &quot;rn^ZZZ~~~~~.wav&quot;">
            <text:p>mv 1^T647.wav "rn^ZZZ~~~~~.wav"</text:p>
          </table:table-cell>
          <table:table-cell table:formula="of:=CONCATENATE(&quot;-ALBUM &quot;&quot;&quot;;[.A648];&quot;&quot;&quot; -ARTIST &quot;&quot;&quot;;[.B648];&quot;&quot;&quot; -ID3V2TAG TCOM &quot;&quot;&quot;;[.C648];&quot;&quot;&quot; -GENRE &quot;&quot;&quot;;[.D648];&quot;&quot;&quot; -TITLE &quot;&quot;&quot;;[.E648];&quot;&quot;&quot; -TRACK &quot;&quot;&quot;;[.F648];&quot;&quot;&quot; -YEAR &quot;&quot;&quot;;[.H648];&quot;&quot;&quot; &quot;;[.K648];&quot;/&quot;;[.O648];&quot;.mp3&quot;)" office:value-type="string" office:string-value="-ALBUM &quot;&quot; -ARTIST &quot;&quot; -ID3V2TAG TCOM &quot;&quot; -GENRE &quot;&quot; -TITLE &quot;ZZZ&quot; -TRACK &quot;&quot; -YEAR &quot;&quot; 1/T647.mp3">
            <text:p>-ALBUM "" -ARTIST "" -ID3V2TAG TCOM "" -GENRE "" -TITLE "ZZZ" -TRACK "" -YEAR "" 1/T64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48]+1" office:value-type="float" office:value="648">
            <text:p>648</text:p>
          </table:table-cell>
          <table:table-cell table:style-name="ce3"/>
          <table:table-cell table:style-name="ce5" table:formula="of:=IF([.J649]=&quot;X&quot;;[.K648]+1;[.K648])" office:value-type="float" office:value="1">
            <text:p>1</text:p>
          </table:table-cell>
          <table:table-cell table:formula="of:=IF([.J649]=&quot;X&quot;;0;[.L648]+[.G648]+[.J649]/24/60/60)" office:value-type="time" office:time-value="PT00H09M20.304S">
            <text:p>00:09:20.30</text:p>
          </table:table-cell>
          <table:table-cell table:formula="of:=INT([.L649]*24*60)+MOD([.L649]*24*60*60;60)/100" office:value-type="float" office:value="9.20304">
            <text:p>9.203</text:p>
          </table:table-cell>
          <table:table-cell table:formula="of:=[.L649]*24*60*60+[.$N$1]*([.P649]-1)" office:value-type="float" office:value="236.804000000014">
            <text:p>236.804</text:p>
          </table:table-cell>
          <table:table-cell table:formula="of:=CONCATENATE(&quot;T&quot;;[.P649])" office:value-type="string" office:string-value="T648">
            <text:p>T648</text:p>
          </table:table-cell>
          <table:table-cell table:formula="of:=IF([.J649]=&quot;X&quot;;1;[.P648]+1)" office:value-type="float" office:value="648">
            <text:p>648</text:p>
          </table:table-cell>
          <table:table-cell table:style-name="ce7" table:formula="of:=CONCATENATE(&quot;mv &quot;;[.K649];&quot;^&quot;;[.O649];&quot;.wav &quot;&quot;rn^&quot;;[.$E649];&quot;~&quot;;[.$B649];&quot;~&quot;;[.$C649];&quot;~&quot;;[.$A649];&quot;~&quot;;[.$F649];&quot;~&quot;;[.$D649];&quot;.wav&quot;&quot;&quot;)" office:value-type="string" office:string-value="mv 1^T648.wav &quot;rn^ZZZ~~~~~.wav&quot;">
            <text:p>mv 1^T648.wav "rn^ZZZ~~~~~.wav"</text:p>
          </table:table-cell>
          <table:table-cell table:formula="of:=CONCATENATE(&quot;-ALBUM &quot;&quot;&quot;;[.A649];&quot;&quot;&quot; -ARTIST &quot;&quot;&quot;;[.B649];&quot;&quot;&quot; -ID3V2TAG TCOM &quot;&quot;&quot;;[.C649];&quot;&quot;&quot; -GENRE &quot;&quot;&quot;;[.D649];&quot;&quot;&quot; -TITLE &quot;&quot;&quot;;[.E649];&quot;&quot;&quot; -TRACK &quot;&quot;&quot;;[.F649];&quot;&quot;&quot; -YEAR &quot;&quot;&quot;;[.H649];&quot;&quot;&quot; &quot;;[.K649];&quot;/&quot;;[.O649];&quot;.mp3&quot;)" office:value-type="string" office:string-value="-ALBUM &quot;&quot; -ARTIST &quot;&quot; -ID3V2TAG TCOM &quot;&quot; -GENRE &quot;&quot; -TITLE &quot;ZZZ&quot; -TRACK &quot;&quot; -YEAR &quot;&quot; 1/T648.mp3">
            <text:p>-ALBUM "" -ARTIST "" -ID3V2TAG TCOM "" -GENRE "" -TITLE "ZZZ" -TRACK "" -YEAR "" 1/T64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49]+1" office:value-type="float" office:value="649">
            <text:p>649</text:p>
          </table:table-cell>
          <table:table-cell table:style-name="ce3"/>
          <table:table-cell table:style-name="ce5" table:formula="of:=IF([.J650]=&quot;X&quot;;[.K649]+1;[.K649])" office:value-type="float" office:value="1">
            <text:p>1</text:p>
          </table:table-cell>
          <table:table-cell table:formula="of:=IF([.J650]=&quot;X&quot;;0;[.L649]+[.G649]+[.J650]/24/60/60)" office:value-type="time" office:time-value="PT00H09M20.304S">
            <text:p>00:09:20.30</text:p>
          </table:table-cell>
          <table:table-cell table:formula="of:=INT([.L650]*24*60)+MOD([.L650]*24*60*60;60)/100" office:value-type="float" office:value="9.20304">
            <text:p>9.203</text:p>
          </table:table-cell>
          <table:table-cell table:formula="of:=[.L650]*24*60*60+[.$N$1]*([.P650]-1)" office:value-type="float" office:value="236.304000000014">
            <text:p>236.304</text:p>
          </table:table-cell>
          <table:table-cell table:formula="of:=CONCATENATE(&quot;T&quot;;[.P650])" office:value-type="string" office:string-value="T649">
            <text:p>T649</text:p>
          </table:table-cell>
          <table:table-cell table:formula="of:=IF([.J650]=&quot;X&quot;;1;[.P649]+1)" office:value-type="float" office:value="649">
            <text:p>649</text:p>
          </table:table-cell>
          <table:table-cell table:style-name="ce7" table:formula="of:=CONCATENATE(&quot;mv &quot;;[.K650];&quot;^&quot;;[.O650];&quot;.wav &quot;&quot;rn^&quot;;[.$E650];&quot;~&quot;;[.$B650];&quot;~&quot;;[.$C650];&quot;~&quot;;[.$A650];&quot;~&quot;;[.$F650];&quot;~&quot;;[.$D650];&quot;.wav&quot;&quot;&quot;)" office:value-type="string" office:string-value="mv 1^T649.wav &quot;rn^ZZZ~~~~~.wav&quot;">
            <text:p>mv 1^T649.wav "rn^ZZZ~~~~~.wav"</text:p>
          </table:table-cell>
          <table:table-cell table:formula="of:=CONCATENATE(&quot;-ALBUM &quot;&quot;&quot;;[.A650];&quot;&quot;&quot; -ARTIST &quot;&quot;&quot;;[.B650];&quot;&quot;&quot; -ID3V2TAG TCOM &quot;&quot;&quot;;[.C650];&quot;&quot;&quot; -GENRE &quot;&quot;&quot;;[.D650];&quot;&quot;&quot; -TITLE &quot;&quot;&quot;;[.E650];&quot;&quot;&quot; -TRACK &quot;&quot;&quot;;[.F650];&quot;&quot;&quot; -YEAR &quot;&quot;&quot;;[.H650];&quot;&quot;&quot; &quot;;[.K650];&quot;/&quot;;[.O650];&quot;.mp3&quot;)" office:value-type="string" office:string-value="-ALBUM &quot;&quot; -ARTIST &quot;&quot; -ID3V2TAG TCOM &quot;&quot; -GENRE &quot;&quot; -TITLE &quot;ZZZ&quot; -TRACK &quot;&quot; -YEAR &quot;&quot; 1/T649.mp3">
            <text:p>-ALBUM "" -ARTIST "" -ID3V2TAG TCOM "" -GENRE "" -TITLE "ZZZ" -TRACK "" -YEAR "" 1/T64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50]+1" office:value-type="float" office:value="650">
            <text:p>650</text:p>
          </table:table-cell>
          <table:table-cell table:style-name="ce3"/>
          <table:table-cell table:style-name="ce5" table:formula="of:=IF([.J651]=&quot;X&quot;;[.K650]+1;[.K650])" office:value-type="float" office:value="1">
            <text:p>1</text:p>
          </table:table-cell>
          <table:table-cell table:formula="of:=IF([.J651]=&quot;X&quot;;0;[.L650]+[.G650]+[.J651]/24/60/60)" office:value-type="time" office:time-value="PT00H09M20.304S">
            <text:p>00:09:20.30</text:p>
          </table:table-cell>
          <table:table-cell table:formula="of:=INT([.L651]*24*60)+MOD([.L651]*24*60*60;60)/100" office:value-type="float" office:value="9.20304">
            <text:p>9.203</text:p>
          </table:table-cell>
          <table:table-cell table:formula="of:=[.L651]*24*60*60+[.$N$1]*([.P651]-1)" office:value-type="float" office:value="235.804000000014">
            <text:p>235.804</text:p>
          </table:table-cell>
          <table:table-cell table:formula="of:=CONCATENATE(&quot;T&quot;;[.P651])" office:value-type="string" office:string-value="T650">
            <text:p>T650</text:p>
          </table:table-cell>
          <table:table-cell table:formula="of:=IF([.J651]=&quot;X&quot;;1;[.P650]+1)" office:value-type="float" office:value="650">
            <text:p>650</text:p>
          </table:table-cell>
          <table:table-cell table:style-name="ce7" table:formula="of:=CONCATENATE(&quot;mv &quot;;[.K651];&quot;^&quot;;[.O651];&quot;.wav &quot;&quot;rn^&quot;;[.$E651];&quot;~&quot;;[.$B651];&quot;~&quot;;[.$C651];&quot;~&quot;;[.$A651];&quot;~&quot;;[.$F651];&quot;~&quot;;[.$D651];&quot;.wav&quot;&quot;&quot;)" office:value-type="string" office:string-value="mv 1^T650.wav &quot;rn^ZZZ~~~~~.wav&quot;">
            <text:p>mv 1^T650.wav "rn^ZZZ~~~~~.wav"</text:p>
          </table:table-cell>
          <table:table-cell table:formula="of:=CONCATENATE(&quot;-ALBUM &quot;&quot;&quot;;[.A651];&quot;&quot;&quot; -ARTIST &quot;&quot;&quot;;[.B651];&quot;&quot;&quot; -ID3V2TAG TCOM &quot;&quot;&quot;;[.C651];&quot;&quot;&quot; -GENRE &quot;&quot;&quot;;[.D651];&quot;&quot;&quot; -TITLE &quot;&quot;&quot;;[.E651];&quot;&quot;&quot; -TRACK &quot;&quot;&quot;;[.F651];&quot;&quot;&quot; -YEAR &quot;&quot;&quot;;[.H651];&quot;&quot;&quot; &quot;;[.K651];&quot;/&quot;;[.O651];&quot;.mp3&quot;)" office:value-type="string" office:string-value="-ALBUM &quot;&quot; -ARTIST &quot;&quot; -ID3V2TAG TCOM &quot;&quot; -GENRE &quot;&quot; -TITLE &quot;ZZZ&quot; -TRACK &quot;&quot; -YEAR &quot;&quot; 1/T650.mp3">
            <text:p>-ALBUM "" -ARTIST "" -ID3V2TAG TCOM "" -GENRE "" -TITLE "ZZZ" -TRACK "" -YEAR "" 1/T65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51]+1" office:value-type="float" office:value="651">
            <text:p>651</text:p>
          </table:table-cell>
          <table:table-cell table:style-name="ce3"/>
          <table:table-cell table:style-name="ce5" table:formula="of:=IF([.J652]=&quot;X&quot;;[.K651]+1;[.K651])" office:value-type="float" office:value="1">
            <text:p>1</text:p>
          </table:table-cell>
          <table:table-cell table:formula="of:=IF([.J652]=&quot;X&quot;;0;[.L651]+[.G651]+[.J652]/24/60/60)" office:value-type="time" office:time-value="PT00H09M20.304S">
            <text:p>00:09:20.30</text:p>
          </table:table-cell>
          <table:table-cell table:formula="of:=INT([.L652]*24*60)+MOD([.L652]*24*60*60;60)/100" office:value-type="float" office:value="9.20304">
            <text:p>9.203</text:p>
          </table:table-cell>
          <table:table-cell table:formula="of:=[.L652]*24*60*60+[.$N$1]*([.P652]-1)" office:value-type="float" office:value="235.304000000014">
            <text:p>235.304</text:p>
          </table:table-cell>
          <table:table-cell table:formula="of:=CONCATENATE(&quot;T&quot;;[.P652])" office:value-type="string" office:string-value="T651">
            <text:p>T651</text:p>
          </table:table-cell>
          <table:table-cell table:formula="of:=IF([.J652]=&quot;X&quot;;1;[.P651]+1)" office:value-type="float" office:value="651">
            <text:p>651</text:p>
          </table:table-cell>
          <table:table-cell table:style-name="ce7" table:formula="of:=CONCATENATE(&quot;mv &quot;;[.K652];&quot;^&quot;;[.O652];&quot;.wav &quot;&quot;rn^&quot;;[.$E652];&quot;~&quot;;[.$B652];&quot;~&quot;;[.$C652];&quot;~&quot;;[.$A652];&quot;~&quot;;[.$F652];&quot;~&quot;;[.$D652];&quot;.wav&quot;&quot;&quot;)" office:value-type="string" office:string-value="mv 1^T651.wav &quot;rn^ZZZ~~~~~.wav&quot;">
            <text:p>mv 1^T651.wav "rn^ZZZ~~~~~.wav"</text:p>
          </table:table-cell>
          <table:table-cell table:formula="of:=CONCATENATE(&quot;-ALBUM &quot;&quot;&quot;;[.A652];&quot;&quot;&quot; -ARTIST &quot;&quot;&quot;;[.B652];&quot;&quot;&quot; -ID3V2TAG TCOM &quot;&quot;&quot;;[.C652];&quot;&quot;&quot; -GENRE &quot;&quot;&quot;;[.D652];&quot;&quot;&quot; -TITLE &quot;&quot;&quot;;[.E652];&quot;&quot;&quot; -TRACK &quot;&quot;&quot;;[.F652];&quot;&quot;&quot; -YEAR &quot;&quot;&quot;;[.H652];&quot;&quot;&quot; &quot;;[.K652];&quot;/&quot;;[.O652];&quot;.mp3&quot;)" office:value-type="string" office:string-value="-ALBUM &quot;&quot; -ARTIST &quot;&quot; -ID3V2TAG TCOM &quot;&quot; -GENRE &quot;&quot; -TITLE &quot;ZZZ&quot; -TRACK &quot;&quot; -YEAR &quot;&quot; 1/T651.mp3">
            <text:p>-ALBUM "" -ARTIST "" -ID3V2TAG TCOM "" -GENRE "" -TITLE "ZZZ" -TRACK "" -YEAR "" 1/T65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52]+1" office:value-type="float" office:value="652">
            <text:p>652</text:p>
          </table:table-cell>
          <table:table-cell table:style-name="ce3"/>
          <table:table-cell table:style-name="ce5" table:formula="of:=IF([.J653]=&quot;X&quot;;[.K652]+1;[.K652])" office:value-type="float" office:value="1">
            <text:p>1</text:p>
          </table:table-cell>
          <table:table-cell table:formula="of:=IF([.J653]=&quot;X&quot;;0;[.L652]+[.G652]+[.J653]/24/60/60)" office:value-type="time" office:time-value="PT00H09M20.304S">
            <text:p>00:09:20.30</text:p>
          </table:table-cell>
          <table:table-cell table:formula="of:=INT([.L653]*24*60)+MOD([.L653]*24*60*60;60)/100" office:value-type="float" office:value="9.20304">
            <text:p>9.203</text:p>
          </table:table-cell>
          <table:table-cell table:formula="of:=[.L653]*24*60*60+[.$N$1]*([.P653]-1)" office:value-type="float" office:value="234.804000000014">
            <text:p>234.804</text:p>
          </table:table-cell>
          <table:table-cell table:formula="of:=CONCATENATE(&quot;T&quot;;[.P653])" office:value-type="string" office:string-value="T652">
            <text:p>T652</text:p>
          </table:table-cell>
          <table:table-cell table:formula="of:=IF([.J653]=&quot;X&quot;;1;[.P652]+1)" office:value-type="float" office:value="652">
            <text:p>652</text:p>
          </table:table-cell>
          <table:table-cell table:style-name="ce7" table:formula="of:=CONCATENATE(&quot;mv &quot;;[.K653];&quot;^&quot;;[.O653];&quot;.wav &quot;&quot;rn^&quot;;[.$E653];&quot;~&quot;;[.$B653];&quot;~&quot;;[.$C653];&quot;~&quot;;[.$A653];&quot;~&quot;;[.$F653];&quot;~&quot;;[.$D653];&quot;.wav&quot;&quot;&quot;)" office:value-type="string" office:string-value="mv 1^T652.wav &quot;rn^ZZZ~~~~~.wav&quot;">
            <text:p>mv 1^T652.wav "rn^ZZZ~~~~~.wav"</text:p>
          </table:table-cell>
          <table:table-cell table:formula="of:=CONCATENATE(&quot;-ALBUM &quot;&quot;&quot;;[.A653];&quot;&quot;&quot; -ARTIST &quot;&quot;&quot;;[.B653];&quot;&quot;&quot; -ID3V2TAG TCOM &quot;&quot;&quot;;[.C653];&quot;&quot;&quot; -GENRE &quot;&quot;&quot;;[.D653];&quot;&quot;&quot; -TITLE &quot;&quot;&quot;;[.E653];&quot;&quot;&quot; -TRACK &quot;&quot;&quot;;[.F653];&quot;&quot;&quot; -YEAR &quot;&quot;&quot;;[.H653];&quot;&quot;&quot; &quot;;[.K653];&quot;/&quot;;[.O653];&quot;.mp3&quot;)" office:value-type="string" office:string-value="-ALBUM &quot;&quot; -ARTIST &quot;&quot; -ID3V2TAG TCOM &quot;&quot; -GENRE &quot;&quot; -TITLE &quot;ZZZ&quot; -TRACK &quot;&quot; -YEAR &quot;&quot; 1/T652.mp3">
            <text:p>-ALBUM "" -ARTIST "" -ID3V2TAG TCOM "" -GENRE "" -TITLE "ZZZ" -TRACK "" -YEAR "" 1/T65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53]+1" office:value-type="float" office:value="653">
            <text:p>653</text:p>
          </table:table-cell>
          <table:table-cell table:style-name="ce3"/>
          <table:table-cell table:style-name="ce5" table:formula="of:=IF([.J654]=&quot;X&quot;;[.K653]+1;[.K653])" office:value-type="float" office:value="1">
            <text:p>1</text:p>
          </table:table-cell>
          <table:table-cell table:formula="of:=IF([.J654]=&quot;X&quot;;0;[.L653]+[.G653]+[.J654]/24/60/60)" office:value-type="time" office:time-value="PT00H09M20.304S">
            <text:p>00:09:20.30</text:p>
          </table:table-cell>
          <table:table-cell table:formula="of:=INT([.L654]*24*60)+MOD([.L654]*24*60*60;60)/100" office:value-type="float" office:value="9.20304">
            <text:p>9.203</text:p>
          </table:table-cell>
          <table:table-cell table:formula="of:=[.L654]*24*60*60+[.$N$1]*([.P654]-1)" office:value-type="float" office:value="234.304000000014">
            <text:p>234.304</text:p>
          </table:table-cell>
          <table:table-cell table:formula="of:=CONCATENATE(&quot;T&quot;;[.P654])" office:value-type="string" office:string-value="T653">
            <text:p>T653</text:p>
          </table:table-cell>
          <table:table-cell table:formula="of:=IF([.J654]=&quot;X&quot;;1;[.P653]+1)" office:value-type="float" office:value="653">
            <text:p>653</text:p>
          </table:table-cell>
          <table:table-cell table:style-name="ce7" table:formula="of:=CONCATENATE(&quot;mv &quot;;[.K654];&quot;^&quot;;[.O654];&quot;.wav &quot;&quot;rn^&quot;;[.$E654];&quot;~&quot;;[.$B654];&quot;~&quot;;[.$C654];&quot;~&quot;;[.$A654];&quot;~&quot;;[.$F654];&quot;~&quot;;[.$D654];&quot;.wav&quot;&quot;&quot;)" office:value-type="string" office:string-value="mv 1^T653.wav &quot;rn^ZZZ~~~~~.wav&quot;">
            <text:p>mv 1^T653.wav "rn^ZZZ~~~~~.wav"</text:p>
          </table:table-cell>
          <table:table-cell table:formula="of:=CONCATENATE(&quot;-ALBUM &quot;&quot;&quot;;[.A654];&quot;&quot;&quot; -ARTIST &quot;&quot;&quot;;[.B654];&quot;&quot;&quot; -ID3V2TAG TCOM &quot;&quot;&quot;;[.C654];&quot;&quot;&quot; -GENRE &quot;&quot;&quot;;[.D654];&quot;&quot;&quot; -TITLE &quot;&quot;&quot;;[.E654];&quot;&quot;&quot; -TRACK &quot;&quot;&quot;;[.F654];&quot;&quot;&quot; -YEAR &quot;&quot;&quot;;[.H654];&quot;&quot;&quot; &quot;;[.K654];&quot;/&quot;;[.O654];&quot;.mp3&quot;)" office:value-type="string" office:string-value="-ALBUM &quot;&quot; -ARTIST &quot;&quot; -ID3V2TAG TCOM &quot;&quot; -GENRE &quot;&quot; -TITLE &quot;ZZZ&quot; -TRACK &quot;&quot; -YEAR &quot;&quot; 1/T653.mp3">
            <text:p>-ALBUM "" -ARTIST "" -ID3V2TAG TCOM "" -GENRE "" -TITLE "ZZZ" -TRACK "" -YEAR "" 1/T65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54]+1" office:value-type="float" office:value="654">
            <text:p>654</text:p>
          </table:table-cell>
          <table:table-cell table:style-name="ce3"/>
          <table:table-cell table:style-name="ce5" table:formula="of:=IF([.J655]=&quot;X&quot;;[.K654]+1;[.K654])" office:value-type="float" office:value="1">
            <text:p>1</text:p>
          </table:table-cell>
          <table:table-cell table:formula="of:=IF([.J655]=&quot;X&quot;;0;[.L654]+[.G654]+[.J655]/24/60/60)" office:value-type="time" office:time-value="PT00H09M20.304S">
            <text:p>00:09:20.30</text:p>
          </table:table-cell>
          <table:table-cell table:formula="of:=INT([.L655]*24*60)+MOD([.L655]*24*60*60;60)/100" office:value-type="float" office:value="9.20304">
            <text:p>9.203</text:p>
          </table:table-cell>
          <table:table-cell table:formula="of:=[.L655]*24*60*60+[.$N$1]*([.P655]-1)" office:value-type="float" office:value="233.804000000014">
            <text:p>233.804</text:p>
          </table:table-cell>
          <table:table-cell table:formula="of:=CONCATENATE(&quot;T&quot;;[.P655])" office:value-type="string" office:string-value="T654">
            <text:p>T654</text:p>
          </table:table-cell>
          <table:table-cell table:formula="of:=IF([.J655]=&quot;X&quot;;1;[.P654]+1)" office:value-type="float" office:value="654">
            <text:p>654</text:p>
          </table:table-cell>
          <table:table-cell table:style-name="ce7" table:formula="of:=CONCATENATE(&quot;mv &quot;;[.K655];&quot;^&quot;;[.O655];&quot;.wav &quot;&quot;rn^&quot;;[.$E655];&quot;~&quot;;[.$B655];&quot;~&quot;;[.$C655];&quot;~&quot;;[.$A655];&quot;~&quot;;[.$F655];&quot;~&quot;;[.$D655];&quot;.wav&quot;&quot;&quot;)" office:value-type="string" office:string-value="mv 1^T654.wav &quot;rn^ZZZ~~~~~.wav&quot;">
            <text:p>mv 1^T654.wav "rn^ZZZ~~~~~.wav"</text:p>
          </table:table-cell>
          <table:table-cell table:formula="of:=CONCATENATE(&quot;-ALBUM &quot;&quot;&quot;;[.A655];&quot;&quot;&quot; -ARTIST &quot;&quot;&quot;;[.B655];&quot;&quot;&quot; -ID3V2TAG TCOM &quot;&quot;&quot;;[.C655];&quot;&quot;&quot; -GENRE &quot;&quot;&quot;;[.D655];&quot;&quot;&quot; -TITLE &quot;&quot;&quot;;[.E655];&quot;&quot;&quot; -TRACK &quot;&quot;&quot;;[.F655];&quot;&quot;&quot; -YEAR &quot;&quot;&quot;;[.H655];&quot;&quot;&quot; &quot;;[.K655];&quot;/&quot;;[.O655];&quot;.mp3&quot;)" office:value-type="string" office:string-value="-ALBUM &quot;&quot; -ARTIST &quot;&quot; -ID3V2TAG TCOM &quot;&quot; -GENRE &quot;&quot; -TITLE &quot;ZZZ&quot; -TRACK &quot;&quot; -YEAR &quot;&quot; 1/T654.mp3">
            <text:p>-ALBUM "" -ARTIST "" -ID3V2TAG TCOM "" -GENRE "" -TITLE "ZZZ" -TRACK "" -YEAR "" 1/T65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55]+1" office:value-type="float" office:value="655">
            <text:p>655</text:p>
          </table:table-cell>
          <table:table-cell table:style-name="ce3"/>
          <table:table-cell table:style-name="ce5" table:formula="of:=IF([.J656]=&quot;X&quot;;[.K655]+1;[.K655])" office:value-type="float" office:value="1">
            <text:p>1</text:p>
          </table:table-cell>
          <table:table-cell table:formula="of:=IF([.J656]=&quot;X&quot;;0;[.L655]+[.G655]+[.J656]/24/60/60)" office:value-type="time" office:time-value="PT00H09M20.304S">
            <text:p>00:09:20.30</text:p>
          </table:table-cell>
          <table:table-cell table:formula="of:=INT([.L656]*24*60)+MOD([.L656]*24*60*60;60)/100" office:value-type="float" office:value="9.20304">
            <text:p>9.203</text:p>
          </table:table-cell>
          <table:table-cell table:formula="of:=[.L656]*24*60*60+[.$N$1]*([.P656]-1)" office:value-type="float" office:value="233.304000000014">
            <text:p>233.304</text:p>
          </table:table-cell>
          <table:table-cell table:formula="of:=CONCATENATE(&quot;T&quot;;[.P656])" office:value-type="string" office:string-value="T655">
            <text:p>T655</text:p>
          </table:table-cell>
          <table:table-cell table:formula="of:=IF([.J656]=&quot;X&quot;;1;[.P655]+1)" office:value-type="float" office:value="655">
            <text:p>655</text:p>
          </table:table-cell>
          <table:table-cell table:style-name="ce7" table:formula="of:=CONCATENATE(&quot;mv &quot;;[.K656];&quot;^&quot;;[.O656];&quot;.wav &quot;&quot;rn^&quot;;[.$E656];&quot;~&quot;;[.$B656];&quot;~&quot;;[.$C656];&quot;~&quot;;[.$A656];&quot;~&quot;;[.$F656];&quot;~&quot;;[.$D656];&quot;.wav&quot;&quot;&quot;)" office:value-type="string" office:string-value="mv 1^T655.wav &quot;rn^ZZZ~~~~~.wav&quot;">
            <text:p>mv 1^T655.wav "rn^ZZZ~~~~~.wav"</text:p>
          </table:table-cell>
          <table:table-cell table:formula="of:=CONCATENATE(&quot;-ALBUM &quot;&quot;&quot;;[.A656];&quot;&quot;&quot; -ARTIST &quot;&quot;&quot;;[.B656];&quot;&quot;&quot; -ID3V2TAG TCOM &quot;&quot;&quot;;[.C656];&quot;&quot;&quot; -GENRE &quot;&quot;&quot;;[.D656];&quot;&quot;&quot; -TITLE &quot;&quot;&quot;;[.E656];&quot;&quot;&quot; -TRACK &quot;&quot;&quot;;[.F656];&quot;&quot;&quot; -YEAR &quot;&quot;&quot;;[.H656];&quot;&quot;&quot; &quot;;[.K656];&quot;/&quot;;[.O656];&quot;.mp3&quot;)" office:value-type="string" office:string-value="-ALBUM &quot;&quot; -ARTIST &quot;&quot; -ID3V2TAG TCOM &quot;&quot; -GENRE &quot;&quot; -TITLE &quot;ZZZ&quot; -TRACK &quot;&quot; -YEAR &quot;&quot; 1/T655.mp3">
            <text:p>-ALBUM "" -ARTIST "" -ID3V2TAG TCOM "" -GENRE "" -TITLE "ZZZ" -TRACK "" -YEAR "" 1/T65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56]+1" office:value-type="float" office:value="656">
            <text:p>656</text:p>
          </table:table-cell>
          <table:table-cell table:style-name="ce3"/>
          <table:table-cell table:style-name="ce5" table:formula="of:=IF([.J657]=&quot;X&quot;;[.K656]+1;[.K656])" office:value-type="float" office:value="1">
            <text:p>1</text:p>
          </table:table-cell>
          <table:table-cell table:formula="of:=IF([.J657]=&quot;X&quot;;0;[.L656]+[.G656]+[.J657]/24/60/60)" office:value-type="time" office:time-value="PT00H09M20.304S">
            <text:p>00:09:20.30</text:p>
          </table:table-cell>
          <table:table-cell table:formula="of:=INT([.L657]*24*60)+MOD([.L657]*24*60*60;60)/100" office:value-type="float" office:value="9.20304">
            <text:p>9.203</text:p>
          </table:table-cell>
          <table:table-cell table:formula="of:=[.L657]*24*60*60+[.$N$1]*([.P657]-1)" office:value-type="float" office:value="232.804000000014">
            <text:p>232.804</text:p>
          </table:table-cell>
          <table:table-cell table:formula="of:=CONCATENATE(&quot;T&quot;;[.P657])" office:value-type="string" office:string-value="T656">
            <text:p>T656</text:p>
          </table:table-cell>
          <table:table-cell table:formula="of:=IF([.J657]=&quot;X&quot;;1;[.P656]+1)" office:value-type="float" office:value="656">
            <text:p>656</text:p>
          </table:table-cell>
          <table:table-cell table:style-name="ce7" table:formula="of:=CONCATENATE(&quot;mv &quot;;[.K657];&quot;^&quot;;[.O657];&quot;.wav &quot;&quot;rn^&quot;;[.$E657];&quot;~&quot;;[.$B657];&quot;~&quot;;[.$C657];&quot;~&quot;;[.$A657];&quot;~&quot;;[.$F657];&quot;~&quot;;[.$D657];&quot;.wav&quot;&quot;&quot;)" office:value-type="string" office:string-value="mv 1^T656.wav &quot;rn^ZZZ~~~~~.wav&quot;">
            <text:p>mv 1^T656.wav "rn^ZZZ~~~~~.wav"</text:p>
          </table:table-cell>
          <table:table-cell table:formula="of:=CONCATENATE(&quot;-ALBUM &quot;&quot;&quot;;[.A657];&quot;&quot;&quot; -ARTIST &quot;&quot;&quot;;[.B657];&quot;&quot;&quot; -ID3V2TAG TCOM &quot;&quot;&quot;;[.C657];&quot;&quot;&quot; -GENRE &quot;&quot;&quot;;[.D657];&quot;&quot;&quot; -TITLE &quot;&quot;&quot;;[.E657];&quot;&quot;&quot; -TRACK &quot;&quot;&quot;;[.F657];&quot;&quot;&quot; -YEAR &quot;&quot;&quot;;[.H657];&quot;&quot;&quot; &quot;;[.K657];&quot;/&quot;;[.O657];&quot;.mp3&quot;)" office:value-type="string" office:string-value="-ALBUM &quot;&quot; -ARTIST &quot;&quot; -ID3V2TAG TCOM &quot;&quot; -GENRE &quot;&quot; -TITLE &quot;ZZZ&quot; -TRACK &quot;&quot; -YEAR &quot;&quot; 1/T656.mp3">
            <text:p>-ALBUM "" -ARTIST "" -ID3V2TAG TCOM "" -GENRE "" -TITLE "ZZZ" -TRACK "" -YEAR "" 1/T65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57]+1" office:value-type="float" office:value="657">
            <text:p>657</text:p>
          </table:table-cell>
          <table:table-cell table:style-name="ce3"/>
          <table:table-cell table:style-name="ce5" table:formula="of:=IF([.J658]=&quot;X&quot;;[.K657]+1;[.K657])" office:value-type="float" office:value="1">
            <text:p>1</text:p>
          </table:table-cell>
          <table:table-cell table:formula="of:=IF([.J658]=&quot;X&quot;;0;[.L657]+[.G657]+[.J658]/24/60/60)" office:value-type="time" office:time-value="PT00H09M20.304S">
            <text:p>00:09:20.30</text:p>
          </table:table-cell>
          <table:table-cell table:formula="of:=INT([.L658]*24*60)+MOD([.L658]*24*60*60;60)/100" office:value-type="float" office:value="9.20304">
            <text:p>9.203</text:p>
          </table:table-cell>
          <table:table-cell table:formula="of:=[.L658]*24*60*60+[.$N$1]*([.P658]-1)" office:value-type="float" office:value="232.304000000014">
            <text:p>232.304</text:p>
          </table:table-cell>
          <table:table-cell table:formula="of:=CONCATENATE(&quot;T&quot;;[.P658])" office:value-type="string" office:string-value="T657">
            <text:p>T657</text:p>
          </table:table-cell>
          <table:table-cell table:formula="of:=IF([.J658]=&quot;X&quot;;1;[.P657]+1)" office:value-type="float" office:value="657">
            <text:p>657</text:p>
          </table:table-cell>
          <table:table-cell table:style-name="ce7" table:formula="of:=CONCATENATE(&quot;mv &quot;;[.K658];&quot;^&quot;;[.O658];&quot;.wav &quot;&quot;rn^&quot;;[.$E658];&quot;~&quot;;[.$B658];&quot;~&quot;;[.$C658];&quot;~&quot;;[.$A658];&quot;~&quot;;[.$F658];&quot;~&quot;;[.$D658];&quot;.wav&quot;&quot;&quot;)" office:value-type="string" office:string-value="mv 1^T657.wav &quot;rn^ZZZ~~~~~.wav&quot;">
            <text:p>mv 1^T657.wav "rn^ZZZ~~~~~.wav"</text:p>
          </table:table-cell>
          <table:table-cell table:formula="of:=CONCATENATE(&quot;-ALBUM &quot;&quot;&quot;;[.A658];&quot;&quot;&quot; -ARTIST &quot;&quot;&quot;;[.B658];&quot;&quot;&quot; -ID3V2TAG TCOM &quot;&quot;&quot;;[.C658];&quot;&quot;&quot; -GENRE &quot;&quot;&quot;;[.D658];&quot;&quot;&quot; -TITLE &quot;&quot;&quot;;[.E658];&quot;&quot;&quot; -TRACK &quot;&quot;&quot;;[.F658];&quot;&quot;&quot; -YEAR &quot;&quot;&quot;;[.H658];&quot;&quot;&quot; &quot;;[.K658];&quot;/&quot;;[.O658];&quot;.mp3&quot;)" office:value-type="string" office:string-value="-ALBUM &quot;&quot; -ARTIST &quot;&quot; -ID3V2TAG TCOM &quot;&quot; -GENRE &quot;&quot; -TITLE &quot;ZZZ&quot; -TRACK &quot;&quot; -YEAR &quot;&quot; 1/T657.mp3">
            <text:p>-ALBUM "" -ARTIST "" -ID3V2TAG TCOM "" -GENRE "" -TITLE "ZZZ" -TRACK "" -YEAR "" 1/T65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58]+1" office:value-type="float" office:value="658">
            <text:p>658</text:p>
          </table:table-cell>
          <table:table-cell table:style-name="ce3"/>
          <table:table-cell table:style-name="ce5" table:formula="of:=IF([.J659]=&quot;X&quot;;[.K658]+1;[.K658])" office:value-type="float" office:value="1">
            <text:p>1</text:p>
          </table:table-cell>
          <table:table-cell table:formula="of:=IF([.J659]=&quot;X&quot;;0;[.L658]+[.G658]+[.J659]/24/60/60)" office:value-type="time" office:time-value="PT00H09M20.304S">
            <text:p>00:09:20.30</text:p>
          </table:table-cell>
          <table:table-cell table:formula="of:=INT([.L659]*24*60)+MOD([.L659]*24*60*60;60)/100" office:value-type="float" office:value="9.20304">
            <text:p>9.203</text:p>
          </table:table-cell>
          <table:table-cell table:formula="of:=[.L659]*24*60*60+[.$N$1]*([.P659]-1)" office:value-type="float" office:value="231.804000000014">
            <text:p>231.804</text:p>
          </table:table-cell>
          <table:table-cell table:formula="of:=CONCATENATE(&quot;T&quot;;[.P659])" office:value-type="string" office:string-value="T658">
            <text:p>T658</text:p>
          </table:table-cell>
          <table:table-cell table:formula="of:=IF([.J659]=&quot;X&quot;;1;[.P658]+1)" office:value-type="float" office:value="658">
            <text:p>658</text:p>
          </table:table-cell>
          <table:table-cell table:style-name="ce7" table:formula="of:=CONCATENATE(&quot;mv &quot;;[.K659];&quot;^&quot;;[.O659];&quot;.wav &quot;&quot;rn^&quot;;[.$E659];&quot;~&quot;;[.$B659];&quot;~&quot;;[.$C659];&quot;~&quot;;[.$A659];&quot;~&quot;;[.$F659];&quot;~&quot;;[.$D659];&quot;.wav&quot;&quot;&quot;)" office:value-type="string" office:string-value="mv 1^T658.wav &quot;rn^ZZZ~~~~~.wav&quot;">
            <text:p>mv 1^T658.wav "rn^ZZZ~~~~~.wav"</text:p>
          </table:table-cell>
          <table:table-cell table:formula="of:=CONCATENATE(&quot;-ALBUM &quot;&quot;&quot;;[.A659];&quot;&quot;&quot; -ARTIST &quot;&quot;&quot;;[.B659];&quot;&quot;&quot; -ID3V2TAG TCOM &quot;&quot;&quot;;[.C659];&quot;&quot;&quot; -GENRE &quot;&quot;&quot;;[.D659];&quot;&quot;&quot; -TITLE &quot;&quot;&quot;;[.E659];&quot;&quot;&quot; -TRACK &quot;&quot;&quot;;[.F659];&quot;&quot;&quot; -YEAR &quot;&quot;&quot;;[.H659];&quot;&quot;&quot; &quot;;[.K659];&quot;/&quot;;[.O659];&quot;.mp3&quot;)" office:value-type="string" office:string-value="-ALBUM &quot;&quot; -ARTIST &quot;&quot; -ID3V2TAG TCOM &quot;&quot; -GENRE &quot;&quot; -TITLE &quot;ZZZ&quot; -TRACK &quot;&quot; -YEAR &quot;&quot; 1/T658.mp3">
            <text:p>-ALBUM "" -ARTIST "" -ID3V2TAG TCOM "" -GENRE "" -TITLE "ZZZ" -TRACK "" -YEAR "" 1/T65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59]+1" office:value-type="float" office:value="659">
            <text:p>659</text:p>
          </table:table-cell>
          <table:table-cell table:style-name="ce3"/>
          <table:table-cell table:style-name="ce5" table:formula="of:=IF([.J660]=&quot;X&quot;;[.K659]+1;[.K659])" office:value-type="float" office:value="1">
            <text:p>1</text:p>
          </table:table-cell>
          <table:table-cell table:formula="of:=IF([.J660]=&quot;X&quot;;0;[.L659]+[.G659]+[.J660]/24/60/60)" office:value-type="time" office:time-value="PT00H09M20.304S">
            <text:p>00:09:20.30</text:p>
          </table:table-cell>
          <table:table-cell table:formula="of:=INT([.L660]*24*60)+MOD([.L660]*24*60*60;60)/100" office:value-type="float" office:value="9.20304">
            <text:p>9.203</text:p>
          </table:table-cell>
          <table:table-cell table:formula="of:=[.L660]*24*60*60+[.$N$1]*([.P660]-1)" office:value-type="float" office:value="231.304000000014">
            <text:p>231.304</text:p>
          </table:table-cell>
          <table:table-cell table:formula="of:=CONCATENATE(&quot;T&quot;;[.P660])" office:value-type="string" office:string-value="T659">
            <text:p>T659</text:p>
          </table:table-cell>
          <table:table-cell table:formula="of:=IF([.J660]=&quot;X&quot;;1;[.P659]+1)" office:value-type="float" office:value="659">
            <text:p>659</text:p>
          </table:table-cell>
          <table:table-cell table:style-name="ce7" table:formula="of:=CONCATENATE(&quot;mv &quot;;[.K660];&quot;^&quot;;[.O660];&quot;.wav &quot;&quot;rn^&quot;;[.$E660];&quot;~&quot;;[.$B660];&quot;~&quot;;[.$C660];&quot;~&quot;;[.$A660];&quot;~&quot;;[.$F660];&quot;~&quot;;[.$D660];&quot;.wav&quot;&quot;&quot;)" office:value-type="string" office:string-value="mv 1^T659.wav &quot;rn^ZZZ~~~~~.wav&quot;">
            <text:p>mv 1^T659.wav "rn^ZZZ~~~~~.wav"</text:p>
          </table:table-cell>
          <table:table-cell table:formula="of:=CONCATENATE(&quot;-ALBUM &quot;&quot;&quot;;[.A660];&quot;&quot;&quot; -ARTIST &quot;&quot;&quot;;[.B660];&quot;&quot;&quot; -ID3V2TAG TCOM &quot;&quot;&quot;;[.C660];&quot;&quot;&quot; -GENRE &quot;&quot;&quot;;[.D660];&quot;&quot;&quot; -TITLE &quot;&quot;&quot;;[.E660];&quot;&quot;&quot; -TRACK &quot;&quot;&quot;;[.F660];&quot;&quot;&quot; -YEAR &quot;&quot;&quot;;[.H660];&quot;&quot;&quot; &quot;;[.K660];&quot;/&quot;;[.O660];&quot;.mp3&quot;)" office:value-type="string" office:string-value="-ALBUM &quot;&quot; -ARTIST &quot;&quot; -ID3V2TAG TCOM &quot;&quot; -GENRE &quot;&quot; -TITLE &quot;ZZZ&quot; -TRACK &quot;&quot; -YEAR &quot;&quot; 1/T659.mp3">
            <text:p>-ALBUM "" -ARTIST "" -ID3V2TAG TCOM "" -GENRE "" -TITLE "ZZZ" -TRACK "" -YEAR "" 1/T65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60]+1" office:value-type="float" office:value="660">
            <text:p>660</text:p>
          </table:table-cell>
          <table:table-cell table:style-name="ce3"/>
          <table:table-cell table:style-name="ce5" table:formula="of:=IF([.J661]=&quot;X&quot;;[.K660]+1;[.K660])" office:value-type="float" office:value="1">
            <text:p>1</text:p>
          </table:table-cell>
          <table:table-cell table:formula="of:=IF([.J661]=&quot;X&quot;;0;[.L660]+[.G660]+[.J661]/24/60/60)" office:value-type="time" office:time-value="PT00H09M20.304S">
            <text:p>00:09:20.30</text:p>
          </table:table-cell>
          <table:table-cell table:formula="of:=INT([.L661]*24*60)+MOD([.L661]*24*60*60;60)/100" office:value-type="float" office:value="9.20304">
            <text:p>9.203</text:p>
          </table:table-cell>
          <table:table-cell table:formula="of:=[.L661]*24*60*60+[.$N$1]*([.P661]-1)" office:value-type="float" office:value="230.804000000014">
            <text:p>230.804</text:p>
          </table:table-cell>
          <table:table-cell table:formula="of:=CONCATENATE(&quot;T&quot;;[.P661])" office:value-type="string" office:string-value="T660">
            <text:p>T660</text:p>
          </table:table-cell>
          <table:table-cell table:formula="of:=IF([.J661]=&quot;X&quot;;1;[.P660]+1)" office:value-type="float" office:value="660">
            <text:p>660</text:p>
          </table:table-cell>
          <table:table-cell table:style-name="ce7" table:formula="of:=CONCATENATE(&quot;mv &quot;;[.K661];&quot;^&quot;;[.O661];&quot;.wav &quot;&quot;rn^&quot;;[.$E661];&quot;~&quot;;[.$B661];&quot;~&quot;;[.$C661];&quot;~&quot;;[.$A661];&quot;~&quot;;[.$F661];&quot;~&quot;;[.$D661];&quot;.wav&quot;&quot;&quot;)" office:value-type="string" office:string-value="mv 1^T660.wav &quot;rn^ZZZ~~~~~.wav&quot;">
            <text:p>mv 1^T660.wav "rn^ZZZ~~~~~.wav"</text:p>
          </table:table-cell>
          <table:table-cell table:formula="of:=CONCATENATE(&quot;-ALBUM &quot;&quot;&quot;;[.A661];&quot;&quot;&quot; -ARTIST &quot;&quot;&quot;;[.B661];&quot;&quot;&quot; -ID3V2TAG TCOM &quot;&quot;&quot;;[.C661];&quot;&quot;&quot; -GENRE &quot;&quot;&quot;;[.D661];&quot;&quot;&quot; -TITLE &quot;&quot;&quot;;[.E661];&quot;&quot;&quot; -TRACK &quot;&quot;&quot;;[.F661];&quot;&quot;&quot; -YEAR &quot;&quot;&quot;;[.H661];&quot;&quot;&quot; &quot;;[.K661];&quot;/&quot;;[.O661];&quot;.mp3&quot;)" office:value-type="string" office:string-value="-ALBUM &quot;&quot; -ARTIST &quot;&quot; -ID3V2TAG TCOM &quot;&quot; -GENRE &quot;&quot; -TITLE &quot;ZZZ&quot; -TRACK &quot;&quot; -YEAR &quot;&quot; 1/T660.mp3">
            <text:p>-ALBUM "" -ARTIST "" -ID3V2TAG TCOM "" -GENRE "" -TITLE "ZZZ" -TRACK "" -YEAR "" 1/T66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61]+1" office:value-type="float" office:value="661">
            <text:p>661</text:p>
          </table:table-cell>
          <table:table-cell table:style-name="ce3"/>
          <table:table-cell table:style-name="ce5" table:formula="of:=IF([.J662]=&quot;X&quot;;[.K661]+1;[.K661])" office:value-type="float" office:value="1">
            <text:p>1</text:p>
          </table:table-cell>
          <table:table-cell table:formula="of:=IF([.J662]=&quot;X&quot;;0;[.L661]+[.G661]+[.J662]/24/60/60)" office:value-type="time" office:time-value="PT00H09M20.304S">
            <text:p>00:09:20.30</text:p>
          </table:table-cell>
          <table:table-cell table:formula="of:=INT([.L662]*24*60)+MOD([.L662]*24*60*60;60)/100" office:value-type="float" office:value="9.20304">
            <text:p>9.203</text:p>
          </table:table-cell>
          <table:table-cell table:formula="of:=[.L662]*24*60*60+[.$N$1]*([.P662]-1)" office:value-type="float" office:value="230.304000000014">
            <text:p>230.304</text:p>
          </table:table-cell>
          <table:table-cell table:formula="of:=CONCATENATE(&quot;T&quot;;[.P662])" office:value-type="string" office:string-value="T661">
            <text:p>T661</text:p>
          </table:table-cell>
          <table:table-cell table:formula="of:=IF([.J662]=&quot;X&quot;;1;[.P661]+1)" office:value-type="float" office:value="661">
            <text:p>661</text:p>
          </table:table-cell>
          <table:table-cell table:style-name="ce7" table:formula="of:=CONCATENATE(&quot;mv &quot;;[.K662];&quot;^&quot;;[.O662];&quot;.wav &quot;&quot;rn^&quot;;[.$E662];&quot;~&quot;;[.$B662];&quot;~&quot;;[.$C662];&quot;~&quot;;[.$A662];&quot;~&quot;;[.$F662];&quot;~&quot;;[.$D662];&quot;.wav&quot;&quot;&quot;)" office:value-type="string" office:string-value="mv 1^T661.wav &quot;rn^ZZZ~~~~~.wav&quot;">
            <text:p>mv 1^T661.wav "rn^ZZZ~~~~~.wav"</text:p>
          </table:table-cell>
          <table:table-cell table:formula="of:=CONCATENATE(&quot;-ALBUM &quot;&quot;&quot;;[.A662];&quot;&quot;&quot; -ARTIST &quot;&quot;&quot;;[.B662];&quot;&quot;&quot; -ID3V2TAG TCOM &quot;&quot;&quot;;[.C662];&quot;&quot;&quot; -GENRE &quot;&quot;&quot;;[.D662];&quot;&quot;&quot; -TITLE &quot;&quot;&quot;;[.E662];&quot;&quot;&quot; -TRACK &quot;&quot;&quot;;[.F662];&quot;&quot;&quot; -YEAR &quot;&quot;&quot;;[.H662];&quot;&quot;&quot; &quot;;[.K662];&quot;/&quot;;[.O662];&quot;.mp3&quot;)" office:value-type="string" office:string-value="-ALBUM &quot;&quot; -ARTIST &quot;&quot; -ID3V2TAG TCOM &quot;&quot; -GENRE &quot;&quot; -TITLE &quot;ZZZ&quot; -TRACK &quot;&quot; -YEAR &quot;&quot; 1/T661.mp3">
            <text:p>-ALBUM "" -ARTIST "" -ID3V2TAG TCOM "" -GENRE "" -TITLE "ZZZ" -TRACK "" -YEAR "" 1/T66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62]+1" office:value-type="float" office:value="662">
            <text:p>662</text:p>
          </table:table-cell>
          <table:table-cell table:style-name="ce3"/>
          <table:table-cell table:style-name="ce5" table:formula="of:=IF([.J663]=&quot;X&quot;;[.K662]+1;[.K662])" office:value-type="float" office:value="1">
            <text:p>1</text:p>
          </table:table-cell>
          <table:table-cell table:formula="of:=IF([.J663]=&quot;X&quot;;0;[.L662]+[.G662]+[.J663]/24/60/60)" office:value-type="time" office:time-value="PT00H09M20.304S">
            <text:p>00:09:20.30</text:p>
          </table:table-cell>
          <table:table-cell table:formula="of:=INT([.L663]*24*60)+MOD([.L663]*24*60*60;60)/100" office:value-type="float" office:value="9.20304">
            <text:p>9.203</text:p>
          </table:table-cell>
          <table:table-cell table:formula="of:=[.L663]*24*60*60+[.$N$1]*([.P663]-1)" office:value-type="float" office:value="229.804000000014">
            <text:p>229.804</text:p>
          </table:table-cell>
          <table:table-cell table:formula="of:=CONCATENATE(&quot;T&quot;;[.P663])" office:value-type="string" office:string-value="T662">
            <text:p>T662</text:p>
          </table:table-cell>
          <table:table-cell table:formula="of:=IF([.J663]=&quot;X&quot;;1;[.P662]+1)" office:value-type="float" office:value="662">
            <text:p>662</text:p>
          </table:table-cell>
          <table:table-cell table:style-name="ce7" table:formula="of:=CONCATENATE(&quot;mv &quot;;[.K663];&quot;^&quot;;[.O663];&quot;.wav &quot;&quot;rn^&quot;;[.$E663];&quot;~&quot;;[.$B663];&quot;~&quot;;[.$C663];&quot;~&quot;;[.$A663];&quot;~&quot;;[.$F663];&quot;~&quot;;[.$D663];&quot;.wav&quot;&quot;&quot;)" office:value-type="string" office:string-value="mv 1^T662.wav &quot;rn^ZZZ~~~~~.wav&quot;">
            <text:p>mv 1^T662.wav "rn^ZZZ~~~~~.wav"</text:p>
          </table:table-cell>
          <table:table-cell table:formula="of:=CONCATENATE(&quot;-ALBUM &quot;&quot;&quot;;[.A663];&quot;&quot;&quot; -ARTIST &quot;&quot;&quot;;[.B663];&quot;&quot;&quot; -ID3V2TAG TCOM &quot;&quot;&quot;;[.C663];&quot;&quot;&quot; -GENRE &quot;&quot;&quot;;[.D663];&quot;&quot;&quot; -TITLE &quot;&quot;&quot;;[.E663];&quot;&quot;&quot; -TRACK &quot;&quot;&quot;;[.F663];&quot;&quot;&quot; -YEAR &quot;&quot;&quot;;[.H663];&quot;&quot;&quot; &quot;;[.K663];&quot;/&quot;;[.O663];&quot;.mp3&quot;)" office:value-type="string" office:string-value="-ALBUM &quot;&quot; -ARTIST &quot;&quot; -ID3V2TAG TCOM &quot;&quot; -GENRE &quot;&quot; -TITLE &quot;ZZZ&quot; -TRACK &quot;&quot; -YEAR &quot;&quot; 1/T662.mp3">
            <text:p>-ALBUM "" -ARTIST "" -ID3V2TAG TCOM "" -GENRE "" -TITLE "ZZZ" -TRACK "" -YEAR "" 1/T66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63]+1" office:value-type="float" office:value="663">
            <text:p>663</text:p>
          </table:table-cell>
          <table:table-cell table:style-name="ce3"/>
          <table:table-cell table:style-name="ce5" table:formula="of:=IF([.J664]=&quot;X&quot;;[.K663]+1;[.K663])" office:value-type="float" office:value="1">
            <text:p>1</text:p>
          </table:table-cell>
          <table:table-cell table:formula="of:=IF([.J664]=&quot;X&quot;;0;[.L663]+[.G663]+[.J664]/24/60/60)" office:value-type="time" office:time-value="PT00H09M20.304S">
            <text:p>00:09:20.30</text:p>
          </table:table-cell>
          <table:table-cell table:formula="of:=INT([.L664]*24*60)+MOD([.L664]*24*60*60;60)/100" office:value-type="float" office:value="9.20304">
            <text:p>9.203</text:p>
          </table:table-cell>
          <table:table-cell table:formula="of:=[.L664]*24*60*60+[.$N$1]*([.P664]-1)" office:value-type="float" office:value="229.304000000014">
            <text:p>229.304</text:p>
          </table:table-cell>
          <table:table-cell table:formula="of:=CONCATENATE(&quot;T&quot;;[.P664])" office:value-type="string" office:string-value="T663">
            <text:p>T663</text:p>
          </table:table-cell>
          <table:table-cell table:formula="of:=IF([.J664]=&quot;X&quot;;1;[.P663]+1)" office:value-type="float" office:value="663">
            <text:p>663</text:p>
          </table:table-cell>
          <table:table-cell table:style-name="ce7" table:formula="of:=CONCATENATE(&quot;mv &quot;;[.K664];&quot;^&quot;;[.O664];&quot;.wav &quot;&quot;rn^&quot;;[.$E664];&quot;~&quot;;[.$B664];&quot;~&quot;;[.$C664];&quot;~&quot;;[.$A664];&quot;~&quot;;[.$F664];&quot;~&quot;;[.$D664];&quot;.wav&quot;&quot;&quot;)" office:value-type="string" office:string-value="mv 1^T663.wav &quot;rn^ZZZ~~~~~.wav&quot;">
            <text:p>mv 1^T663.wav "rn^ZZZ~~~~~.wav"</text:p>
          </table:table-cell>
          <table:table-cell table:formula="of:=CONCATENATE(&quot;-ALBUM &quot;&quot;&quot;;[.A664];&quot;&quot;&quot; -ARTIST &quot;&quot;&quot;;[.B664];&quot;&quot;&quot; -ID3V2TAG TCOM &quot;&quot;&quot;;[.C664];&quot;&quot;&quot; -GENRE &quot;&quot;&quot;;[.D664];&quot;&quot;&quot; -TITLE &quot;&quot;&quot;;[.E664];&quot;&quot;&quot; -TRACK &quot;&quot;&quot;;[.F664];&quot;&quot;&quot; -YEAR &quot;&quot;&quot;;[.H664];&quot;&quot;&quot; &quot;;[.K664];&quot;/&quot;;[.O664];&quot;.mp3&quot;)" office:value-type="string" office:string-value="-ALBUM &quot;&quot; -ARTIST &quot;&quot; -ID3V2TAG TCOM &quot;&quot; -GENRE &quot;&quot; -TITLE &quot;ZZZ&quot; -TRACK &quot;&quot; -YEAR &quot;&quot; 1/T663.mp3">
            <text:p>-ALBUM "" -ARTIST "" -ID3V2TAG TCOM "" -GENRE "" -TITLE "ZZZ" -TRACK "" -YEAR "" 1/T66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64]+1" office:value-type="float" office:value="664">
            <text:p>664</text:p>
          </table:table-cell>
          <table:table-cell table:style-name="ce3"/>
          <table:table-cell table:style-name="ce5" table:formula="of:=IF([.J665]=&quot;X&quot;;[.K664]+1;[.K664])" office:value-type="float" office:value="1">
            <text:p>1</text:p>
          </table:table-cell>
          <table:table-cell table:formula="of:=IF([.J665]=&quot;X&quot;;0;[.L664]+[.G664]+[.J665]/24/60/60)" office:value-type="time" office:time-value="PT00H09M20.304S">
            <text:p>00:09:20.30</text:p>
          </table:table-cell>
          <table:table-cell table:formula="of:=INT([.L665]*24*60)+MOD([.L665]*24*60*60;60)/100" office:value-type="float" office:value="9.20304">
            <text:p>9.203</text:p>
          </table:table-cell>
          <table:table-cell table:formula="of:=[.L665]*24*60*60+[.$N$1]*([.P665]-1)" office:value-type="float" office:value="228.804000000014">
            <text:p>228.804</text:p>
          </table:table-cell>
          <table:table-cell table:formula="of:=CONCATENATE(&quot;T&quot;;[.P665])" office:value-type="string" office:string-value="T664">
            <text:p>T664</text:p>
          </table:table-cell>
          <table:table-cell table:formula="of:=IF([.J665]=&quot;X&quot;;1;[.P664]+1)" office:value-type="float" office:value="664">
            <text:p>664</text:p>
          </table:table-cell>
          <table:table-cell table:style-name="ce7" table:formula="of:=CONCATENATE(&quot;mv &quot;;[.K665];&quot;^&quot;;[.O665];&quot;.wav &quot;&quot;rn^&quot;;[.$E665];&quot;~&quot;;[.$B665];&quot;~&quot;;[.$C665];&quot;~&quot;;[.$A665];&quot;~&quot;;[.$F665];&quot;~&quot;;[.$D665];&quot;.wav&quot;&quot;&quot;)" office:value-type="string" office:string-value="mv 1^T664.wav &quot;rn^ZZZ~~~~~.wav&quot;">
            <text:p>mv 1^T664.wav "rn^ZZZ~~~~~.wav"</text:p>
          </table:table-cell>
          <table:table-cell table:formula="of:=CONCATENATE(&quot;-ALBUM &quot;&quot;&quot;;[.A665];&quot;&quot;&quot; -ARTIST &quot;&quot;&quot;;[.B665];&quot;&quot;&quot; -ID3V2TAG TCOM &quot;&quot;&quot;;[.C665];&quot;&quot;&quot; -GENRE &quot;&quot;&quot;;[.D665];&quot;&quot;&quot; -TITLE &quot;&quot;&quot;;[.E665];&quot;&quot;&quot; -TRACK &quot;&quot;&quot;;[.F665];&quot;&quot;&quot; -YEAR &quot;&quot;&quot;;[.H665];&quot;&quot;&quot; &quot;;[.K665];&quot;/&quot;;[.O665];&quot;.mp3&quot;)" office:value-type="string" office:string-value="-ALBUM &quot;&quot; -ARTIST &quot;&quot; -ID3V2TAG TCOM &quot;&quot; -GENRE &quot;&quot; -TITLE &quot;ZZZ&quot; -TRACK &quot;&quot; -YEAR &quot;&quot; 1/T664.mp3">
            <text:p>-ALBUM "" -ARTIST "" -ID3V2TAG TCOM "" -GENRE "" -TITLE "ZZZ" -TRACK "" -YEAR "" 1/T66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65]+1" office:value-type="float" office:value="665">
            <text:p>665</text:p>
          </table:table-cell>
          <table:table-cell table:style-name="ce3"/>
          <table:table-cell table:style-name="ce5" table:formula="of:=IF([.J666]=&quot;X&quot;;[.K665]+1;[.K665])" office:value-type="float" office:value="1">
            <text:p>1</text:p>
          </table:table-cell>
          <table:table-cell table:formula="of:=IF([.J666]=&quot;X&quot;;0;[.L665]+[.G665]+[.J666]/24/60/60)" office:value-type="time" office:time-value="PT00H09M20.304S">
            <text:p>00:09:20.30</text:p>
          </table:table-cell>
          <table:table-cell table:formula="of:=INT([.L666]*24*60)+MOD([.L666]*24*60*60;60)/100" office:value-type="float" office:value="9.20304">
            <text:p>9.203</text:p>
          </table:table-cell>
          <table:table-cell table:formula="of:=[.L666]*24*60*60+[.$N$1]*([.P666]-1)" office:value-type="float" office:value="228.304000000014">
            <text:p>228.304</text:p>
          </table:table-cell>
          <table:table-cell table:formula="of:=CONCATENATE(&quot;T&quot;;[.P666])" office:value-type="string" office:string-value="T665">
            <text:p>T665</text:p>
          </table:table-cell>
          <table:table-cell table:formula="of:=IF([.J666]=&quot;X&quot;;1;[.P665]+1)" office:value-type="float" office:value="665">
            <text:p>665</text:p>
          </table:table-cell>
          <table:table-cell table:style-name="ce7" table:formula="of:=CONCATENATE(&quot;mv &quot;;[.K666];&quot;^&quot;;[.O666];&quot;.wav &quot;&quot;rn^&quot;;[.$E666];&quot;~&quot;;[.$B666];&quot;~&quot;;[.$C666];&quot;~&quot;;[.$A666];&quot;~&quot;;[.$F666];&quot;~&quot;;[.$D666];&quot;.wav&quot;&quot;&quot;)" office:value-type="string" office:string-value="mv 1^T665.wav &quot;rn^ZZZ~~~~~.wav&quot;">
            <text:p>mv 1^T665.wav "rn^ZZZ~~~~~.wav"</text:p>
          </table:table-cell>
          <table:table-cell table:formula="of:=CONCATENATE(&quot;-ALBUM &quot;&quot;&quot;;[.A666];&quot;&quot;&quot; -ARTIST &quot;&quot;&quot;;[.B666];&quot;&quot;&quot; -ID3V2TAG TCOM &quot;&quot;&quot;;[.C666];&quot;&quot;&quot; -GENRE &quot;&quot;&quot;;[.D666];&quot;&quot;&quot; -TITLE &quot;&quot;&quot;;[.E666];&quot;&quot;&quot; -TRACK &quot;&quot;&quot;;[.F666];&quot;&quot;&quot; -YEAR &quot;&quot;&quot;;[.H666];&quot;&quot;&quot; &quot;;[.K666];&quot;/&quot;;[.O666];&quot;.mp3&quot;)" office:value-type="string" office:string-value="-ALBUM &quot;&quot; -ARTIST &quot;&quot; -ID3V2TAG TCOM &quot;&quot; -GENRE &quot;&quot; -TITLE &quot;ZZZ&quot; -TRACK &quot;&quot; -YEAR &quot;&quot; 1/T665.mp3">
            <text:p>-ALBUM "" -ARTIST "" -ID3V2TAG TCOM "" -GENRE "" -TITLE "ZZZ" -TRACK "" -YEAR "" 1/T66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66]+1" office:value-type="float" office:value="666">
            <text:p>666</text:p>
          </table:table-cell>
          <table:table-cell table:style-name="ce3"/>
          <table:table-cell table:style-name="ce5" table:formula="of:=IF([.J667]=&quot;X&quot;;[.K666]+1;[.K666])" office:value-type="float" office:value="1">
            <text:p>1</text:p>
          </table:table-cell>
          <table:table-cell table:formula="of:=IF([.J667]=&quot;X&quot;;0;[.L666]+[.G666]+[.J667]/24/60/60)" office:value-type="time" office:time-value="PT00H09M20.304S">
            <text:p>00:09:20.30</text:p>
          </table:table-cell>
          <table:table-cell table:formula="of:=INT([.L667]*24*60)+MOD([.L667]*24*60*60;60)/100" office:value-type="float" office:value="9.20304">
            <text:p>9.203</text:p>
          </table:table-cell>
          <table:table-cell table:formula="of:=[.L667]*24*60*60+[.$N$1]*([.P667]-1)" office:value-type="float" office:value="227.804000000014">
            <text:p>227.804</text:p>
          </table:table-cell>
          <table:table-cell table:formula="of:=CONCATENATE(&quot;T&quot;;[.P667])" office:value-type="string" office:string-value="T666">
            <text:p>T666</text:p>
          </table:table-cell>
          <table:table-cell table:formula="of:=IF([.J667]=&quot;X&quot;;1;[.P666]+1)" office:value-type="float" office:value="666">
            <text:p>666</text:p>
          </table:table-cell>
          <table:table-cell table:style-name="ce7" table:formula="of:=CONCATENATE(&quot;mv &quot;;[.K667];&quot;^&quot;;[.O667];&quot;.wav &quot;&quot;rn^&quot;;[.$E667];&quot;~&quot;;[.$B667];&quot;~&quot;;[.$C667];&quot;~&quot;;[.$A667];&quot;~&quot;;[.$F667];&quot;~&quot;;[.$D667];&quot;.wav&quot;&quot;&quot;)" office:value-type="string" office:string-value="mv 1^T666.wav &quot;rn^ZZZ~~~~~.wav&quot;">
            <text:p>mv 1^T666.wav "rn^ZZZ~~~~~.wav"</text:p>
          </table:table-cell>
          <table:table-cell table:formula="of:=CONCATENATE(&quot;-ALBUM &quot;&quot;&quot;;[.A667];&quot;&quot;&quot; -ARTIST &quot;&quot;&quot;;[.B667];&quot;&quot;&quot; -ID3V2TAG TCOM &quot;&quot;&quot;;[.C667];&quot;&quot;&quot; -GENRE &quot;&quot;&quot;;[.D667];&quot;&quot;&quot; -TITLE &quot;&quot;&quot;;[.E667];&quot;&quot;&quot; -TRACK &quot;&quot;&quot;;[.F667];&quot;&quot;&quot; -YEAR &quot;&quot;&quot;;[.H667];&quot;&quot;&quot; &quot;;[.K667];&quot;/&quot;;[.O667];&quot;.mp3&quot;)" office:value-type="string" office:string-value="-ALBUM &quot;&quot; -ARTIST &quot;&quot; -ID3V2TAG TCOM &quot;&quot; -GENRE &quot;&quot; -TITLE &quot;ZZZ&quot; -TRACK &quot;&quot; -YEAR &quot;&quot; 1/T666.mp3">
            <text:p>-ALBUM "" -ARTIST "" -ID3V2TAG TCOM "" -GENRE "" -TITLE "ZZZ" -TRACK "" -YEAR "" 1/T66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67]+1" office:value-type="float" office:value="667">
            <text:p>667</text:p>
          </table:table-cell>
          <table:table-cell table:style-name="ce3"/>
          <table:table-cell table:style-name="ce5" table:formula="of:=IF([.J668]=&quot;X&quot;;[.K667]+1;[.K667])" office:value-type="float" office:value="1">
            <text:p>1</text:p>
          </table:table-cell>
          <table:table-cell table:formula="of:=IF([.J668]=&quot;X&quot;;0;[.L667]+[.G667]+[.J668]/24/60/60)" office:value-type="time" office:time-value="PT00H09M20.304S">
            <text:p>00:09:20.30</text:p>
          </table:table-cell>
          <table:table-cell table:formula="of:=INT([.L668]*24*60)+MOD([.L668]*24*60*60;60)/100" office:value-type="float" office:value="9.20304">
            <text:p>9.203</text:p>
          </table:table-cell>
          <table:table-cell table:formula="of:=[.L668]*24*60*60+[.$N$1]*([.P668]-1)" office:value-type="float" office:value="227.304000000014">
            <text:p>227.304</text:p>
          </table:table-cell>
          <table:table-cell table:formula="of:=CONCATENATE(&quot;T&quot;;[.P668])" office:value-type="string" office:string-value="T667">
            <text:p>T667</text:p>
          </table:table-cell>
          <table:table-cell table:formula="of:=IF([.J668]=&quot;X&quot;;1;[.P667]+1)" office:value-type="float" office:value="667">
            <text:p>667</text:p>
          </table:table-cell>
          <table:table-cell table:style-name="ce7" table:formula="of:=CONCATENATE(&quot;mv &quot;;[.K668];&quot;^&quot;;[.O668];&quot;.wav &quot;&quot;rn^&quot;;[.$E668];&quot;~&quot;;[.$B668];&quot;~&quot;;[.$C668];&quot;~&quot;;[.$A668];&quot;~&quot;;[.$F668];&quot;~&quot;;[.$D668];&quot;.wav&quot;&quot;&quot;)" office:value-type="string" office:string-value="mv 1^T667.wav &quot;rn^ZZZ~~~~~.wav&quot;">
            <text:p>mv 1^T667.wav "rn^ZZZ~~~~~.wav"</text:p>
          </table:table-cell>
          <table:table-cell table:formula="of:=CONCATENATE(&quot;-ALBUM &quot;&quot;&quot;;[.A668];&quot;&quot;&quot; -ARTIST &quot;&quot;&quot;;[.B668];&quot;&quot;&quot; -ID3V2TAG TCOM &quot;&quot;&quot;;[.C668];&quot;&quot;&quot; -GENRE &quot;&quot;&quot;;[.D668];&quot;&quot;&quot; -TITLE &quot;&quot;&quot;;[.E668];&quot;&quot;&quot; -TRACK &quot;&quot;&quot;;[.F668];&quot;&quot;&quot; -YEAR &quot;&quot;&quot;;[.H668];&quot;&quot;&quot; &quot;;[.K668];&quot;/&quot;;[.O668];&quot;.mp3&quot;)" office:value-type="string" office:string-value="-ALBUM &quot;&quot; -ARTIST &quot;&quot; -ID3V2TAG TCOM &quot;&quot; -GENRE &quot;&quot; -TITLE &quot;ZZZ&quot; -TRACK &quot;&quot; -YEAR &quot;&quot; 1/T667.mp3">
            <text:p>-ALBUM "" -ARTIST "" -ID3V2TAG TCOM "" -GENRE "" -TITLE "ZZZ" -TRACK "" -YEAR "" 1/T66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68]+1" office:value-type="float" office:value="668">
            <text:p>668</text:p>
          </table:table-cell>
          <table:table-cell table:style-name="ce3"/>
          <table:table-cell table:style-name="ce5" table:formula="of:=IF([.J669]=&quot;X&quot;;[.K668]+1;[.K668])" office:value-type="float" office:value="1">
            <text:p>1</text:p>
          </table:table-cell>
          <table:table-cell table:formula="of:=IF([.J669]=&quot;X&quot;;0;[.L668]+[.G668]+[.J669]/24/60/60)" office:value-type="time" office:time-value="PT00H09M20.304S">
            <text:p>00:09:20.30</text:p>
          </table:table-cell>
          <table:table-cell table:formula="of:=INT([.L669]*24*60)+MOD([.L669]*24*60*60;60)/100" office:value-type="float" office:value="9.20304">
            <text:p>9.203</text:p>
          </table:table-cell>
          <table:table-cell table:formula="of:=[.L669]*24*60*60+[.$N$1]*([.P669]-1)" office:value-type="float" office:value="226.804000000014">
            <text:p>226.804</text:p>
          </table:table-cell>
          <table:table-cell table:formula="of:=CONCATENATE(&quot;T&quot;;[.P669])" office:value-type="string" office:string-value="T668">
            <text:p>T668</text:p>
          </table:table-cell>
          <table:table-cell table:formula="of:=IF([.J669]=&quot;X&quot;;1;[.P668]+1)" office:value-type="float" office:value="668">
            <text:p>668</text:p>
          </table:table-cell>
          <table:table-cell table:style-name="ce7" table:formula="of:=CONCATENATE(&quot;mv &quot;;[.K669];&quot;^&quot;;[.O669];&quot;.wav &quot;&quot;rn^&quot;;[.$E669];&quot;~&quot;;[.$B669];&quot;~&quot;;[.$C669];&quot;~&quot;;[.$A669];&quot;~&quot;;[.$F669];&quot;~&quot;;[.$D669];&quot;.wav&quot;&quot;&quot;)" office:value-type="string" office:string-value="mv 1^T668.wav &quot;rn^ZZZ~~~~~.wav&quot;">
            <text:p>mv 1^T668.wav "rn^ZZZ~~~~~.wav"</text:p>
          </table:table-cell>
          <table:table-cell table:formula="of:=CONCATENATE(&quot;-ALBUM &quot;&quot;&quot;;[.A669];&quot;&quot;&quot; -ARTIST &quot;&quot;&quot;;[.B669];&quot;&quot;&quot; -ID3V2TAG TCOM &quot;&quot;&quot;;[.C669];&quot;&quot;&quot; -GENRE &quot;&quot;&quot;;[.D669];&quot;&quot;&quot; -TITLE &quot;&quot;&quot;;[.E669];&quot;&quot;&quot; -TRACK &quot;&quot;&quot;;[.F669];&quot;&quot;&quot; -YEAR &quot;&quot;&quot;;[.H669];&quot;&quot;&quot; &quot;;[.K669];&quot;/&quot;;[.O669];&quot;.mp3&quot;)" office:value-type="string" office:string-value="-ALBUM &quot;&quot; -ARTIST &quot;&quot; -ID3V2TAG TCOM &quot;&quot; -GENRE &quot;&quot; -TITLE &quot;ZZZ&quot; -TRACK &quot;&quot; -YEAR &quot;&quot; 1/T668.mp3">
            <text:p>-ALBUM "" -ARTIST "" -ID3V2TAG TCOM "" -GENRE "" -TITLE "ZZZ" -TRACK "" -YEAR "" 1/T66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69]+1" office:value-type="float" office:value="669">
            <text:p>669</text:p>
          </table:table-cell>
          <table:table-cell table:style-name="ce3"/>
          <table:table-cell table:style-name="ce5" table:formula="of:=IF([.J670]=&quot;X&quot;;[.K669]+1;[.K669])" office:value-type="float" office:value="1">
            <text:p>1</text:p>
          </table:table-cell>
          <table:table-cell table:formula="of:=IF([.J670]=&quot;X&quot;;0;[.L669]+[.G669]+[.J670]/24/60/60)" office:value-type="time" office:time-value="PT00H09M20.304S">
            <text:p>00:09:20.30</text:p>
          </table:table-cell>
          <table:table-cell table:formula="of:=INT([.L670]*24*60)+MOD([.L670]*24*60*60;60)/100" office:value-type="float" office:value="9.20304">
            <text:p>9.203</text:p>
          </table:table-cell>
          <table:table-cell table:formula="of:=[.L670]*24*60*60+[.$N$1]*([.P670]-1)" office:value-type="float" office:value="226.304000000015">
            <text:p>226.304</text:p>
          </table:table-cell>
          <table:table-cell table:formula="of:=CONCATENATE(&quot;T&quot;;[.P670])" office:value-type="string" office:string-value="T669">
            <text:p>T669</text:p>
          </table:table-cell>
          <table:table-cell table:formula="of:=IF([.J670]=&quot;X&quot;;1;[.P669]+1)" office:value-type="float" office:value="669">
            <text:p>669</text:p>
          </table:table-cell>
          <table:table-cell table:style-name="ce7" table:formula="of:=CONCATENATE(&quot;mv &quot;;[.K670];&quot;^&quot;;[.O670];&quot;.wav &quot;&quot;rn^&quot;;[.$E670];&quot;~&quot;;[.$B670];&quot;~&quot;;[.$C670];&quot;~&quot;;[.$A670];&quot;~&quot;;[.$F670];&quot;~&quot;;[.$D670];&quot;.wav&quot;&quot;&quot;)" office:value-type="string" office:string-value="mv 1^T669.wav &quot;rn^ZZZ~~~~~.wav&quot;">
            <text:p>mv 1^T669.wav "rn^ZZZ~~~~~.wav"</text:p>
          </table:table-cell>
          <table:table-cell table:formula="of:=CONCATENATE(&quot;-ALBUM &quot;&quot;&quot;;[.A670];&quot;&quot;&quot; -ARTIST &quot;&quot;&quot;;[.B670];&quot;&quot;&quot; -ID3V2TAG TCOM &quot;&quot;&quot;;[.C670];&quot;&quot;&quot; -GENRE &quot;&quot;&quot;;[.D670];&quot;&quot;&quot; -TITLE &quot;&quot;&quot;;[.E670];&quot;&quot;&quot; -TRACK &quot;&quot;&quot;;[.F670];&quot;&quot;&quot; -YEAR &quot;&quot;&quot;;[.H670];&quot;&quot;&quot; &quot;;[.K670];&quot;/&quot;;[.O670];&quot;.mp3&quot;)" office:value-type="string" office:string-value="-ALBUM &quot;&quot; -ARTIST &quot;&quot; -ID3V2TAG TCOM &quot;&quot; -GENRE &quot;&quot; -TITLE &quot;ZZZ&quot; -TRACK &quot;&quot; -YEAR &quot;&quot; 1/T669.mp3">
            <text:p>-ALBUM "" -ARTIST "" -ID3V2TAG TCOM "" -GENRE "" -TITLE "ZZZ" -TRACK "" -YEAR "" 1/T66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70]+1" office:value-type="float" office:value="670">
            <text:p>670</text:p>
          </table:table-cell>
          <table:table-cell table:style-name="ce3"/>
          <table:table-cell table:style-name="ce5" table:formula="of:=IF([.J671]=&quot;X&quot;;[.K670]+1;[.K670])" office:value-type="float" office:value="1">
            <text:p>1</text:p>
          </table:table-cell>
          <table:table-cell table:formula="of:=IF([.J671]=&quot;X&quot;;0;[.L670]+[.G670]+[.J671]/24/60/60)" office:value-type="time" office:time-value="PT00H09M20.304S">
            <text:p>00:09:20.30</text:p>
          </table:table-cell>
          <table:table-cell table:formula="of:=INT([.L671]*24*60)+MOD([.L671]*24*60*60;60)/100" office:value-type="float" office:value="9.20304">
            <text:p>9.203</text:p>
          </table:table-cell>
          <table:table-cell table:formula="of:=[.L671]*24*60*60+[.$N$1]*([.P671]-1)" office:value-type="float" office:value="225.804000000014">
            <text:p>225.804</text:p>
          </table:table-cell>
          <table:table-cell table:formula="of:=CONCATENATE(&quot;T&quot;;[.P671])" office:value-type="string" office:string-value="T670">
            <text:p>T670</text:p>
          </table:table-cell>
          <table:table-cell table:formula="of:=IF([.J671]=&quot;X&quot;;1;[.P670]+1)" office:value-type="float" office:value="670">
            <text:p>670</text:p>
          </table:table-cell>
          <table:table-cell table:style-name="ce7" table:formula="of:=CONCATENATE(&quot;mv &quot;;[.K671];&quot;^&quot;;[.O671];&quot;.wav &quot;&quot;rn^&quot;;[.$E671];&quot;~&quot;;[.$B671];&quot;~&quot;;[.$C671];&quot;~&quot;;[.$A671];&quot;~&quot;;[.$F671];&quot;~&quot;;[.$D671];&quot;.wav&quot;&quot;&quot;)" office:value-type="string" office:string-value="mv 1^T670.wav &quot;rn^ZZZ~~~~~.wav&quot;">
            <text:p>mv 1^T670.wav "rn^ZZZ~~~~~.wav"</text:p>
          </table:table-cell>
          <table:table-cell table:formula="of:=CONCATENATE(&quot;-ALBUM &quot;&quot;&quot;;[.A671];&quot;&quot;&quot; -ARTIST &quot;&quot;&quot;;[.B671];&quot;&quot;&quot; -ID3V2TAG TCOM &quot;&quot;&quot;;[.C671];&quot;&quot;&quot; -GENRE &quot;&quot;&quot;;[.D671];&quot;&quot;&quot; -TITLE &quot;&quot;&quot;;[.E671];&quot;&quot;&quot; -TRACK &quot;&quot;&quot;;[.F671];&quot;&quot;&quot; -YEAR &quot;&quot;&quot;;[.H671];&quot;&quot;&quot; &quot;;[.K671];&quot;/&quot;;[.O671];&quot;.mp3&quot;)" office:value-type="string" office:string-value="-ALBUM &quot;&quot; -ARTIST &quot;&quot; -ID3V2TAG TCOM &quot;&quot; -GENRE &quot;&quot; -TITLE &quot;ZZZ&quot; -TRACK &quot;&quot; -YEAR &quot;&quot; 1/T670.mp3">
            <text:p>-ALBUM "" -ARTIST "" -ID3V2TAG TCOM "" -GENRE "" -TITLE "ZZZ" -TRACK "" -YEAR "" 1/T67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71]+1" office:value-type="float" office:value="671">
            <text:p>671</text:p>
          </table:table-cell>
          <table:table-cell table:style-name="ce3"/>
          <table:table-cell table:style-name="ce5" table:formula="of:=IF([.J672]=&quot;X&quot;;[.K671]+1;[.K671])" office:value-type="float" office:value="1">
            <text:p>1</text:p>
          </table:table-cell>
          <table:table-cell table:formula="of:=IF([.J672]=&quot;X&quot;;0;[.L671]+[.G671]+[.J672]/24/60/60)" office:value-type="time" office:time-value="PT00H09M20.304S">
            <text:p>00:09:20.30</text:p>
          </table:table-cell>
          <table:table-cell table:formula="of:=INT([.L672]*24*60)+MOD([.L672]*24*60*60;60)/100" office:value-type="float" office:value="9.20304">
            <text:p>9.203</text:p>
          </table:table-cell>
          <table:table-cell table:formula="of:=[.L672]*24*60*60+[.$N$1]*([.P672]-1)" office:value-type="float" office:value="225.304000000015">
            <text:p>225.304</text:p>
          </table:table-cell>
          <table:table-cell table:formula="of:=CONCATENATE(&quot;T&quot;;[.P672])" office:value-type="string" office:string-value="T671">
            <text:p>T671</text:p>
          </table:table-cell>
          <table:table-cell table:formula="of:=IF([.J672]=&quot;X&quot;;1;[.P671]+1)" office:value-type="float" office:value="671">
            <text:p>671</text:p>
          </table:table-cell>
          <table:table-cell table:style-name="ce7" table:formula="of:=CONCATENATE(&quot;mv &quot;;[.K672];&quot;^&quot;;[.O672];&quot;.wav &quot;&quot;rn^&quot;;[.$E672];&quot;~&quot;;[.$B672];&quot;~&quot;;[.$C672];&quot;~&quot;;[.$A672];&quot;~&quot;;[.$F672];&quot;~&quot;;[.$D672];&quot;.wav&quot;&quot;&quot;)" office:value-type="string" office:string-value="mv 1^T671.wav &quot;rn^ZZZ~~~~~.wav&quot;">
            <text:p>mv 1^T671.wav "rn^ZZZ~~~~~.wav"</text:p>
          </table:table-cell>
          <table:table-cell table:formula="of:=CONCATENATE(&quot;-ALBUM &quot;&quot;&quot;;[.A672];&quot;&quot;&quot; -ARTIST &quot;&quot;&quot;;[.B672];&quot;&quot;&quot; -ID3V2TAG TCOM &quot;&quot;&quot;;[.C672];&quot;&quot;&quot; -GENRE &quot;&quot;&quot;;[.D672];&quot;&quot;&quot; -TITLE &quot;&quot;&quot;;[.E672];&quot;&quot;&quot; -TRACK &quot;&quot;&quot;;[.F672];&quot;&quot;&quot; -YEAR &quot;&quot;&quot;;[.H672];&quot;&quot;&quot; &quot;;[.K672];&quot;/&quot;;[.O672];&quot;.mp3&quot;)" office:value-type="string" office:string-value="-ALBUM &quot;&quot; -ARTIST &quot;&quot; -ID3V2TAG TCOM &quot;&quot; -GENRE &quot;&quot; -TITLE &quot;ZZZ&quot; -TRACK &quot;&quot; -YEAR &quot;&quot; 1/T671.mp3">
            <text:p>-ALBUM "" -ARTIST "" -ID3V2TAG TCOM "" -GENRE "" -TITLE "ZZZ" -TRACK "" -YEAR "" 1/T67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72]+1" office:value-type="float" office:value="672">
            <text:p>672</text:p>
          </table:table-cell>
          <table:table-cell table:style-name="ce3"/>
          <table:table-cell table:style-name="ce5" table:formula="of:=IF([.J673]=&quot;X&quot;;[.K672]+1;[.K672])" office:value-type="float" office:value="1">
            <text:p>1</text:p>
          </table:table-cell>
          <table:table-cell table:formula="of:=IF([.J673]=&quot;X&quot;;0;[.L672]+[.G672]+[.J673]/24/60/60)" office:value-type="time" office:time-value="PT00H09M20.304S">
            <text:p>00:09:20.30</text:p>
          </table:table-cell>
          <table:table-cell table:formula="of:=INT([.L673]*24*60)+MOD([.L673]*24*60*60;60)/100" office:value-type="float" office:value="9.20304">
            <text:p>9.203</text:p>
          </table:table-cell>
          <table:table-cell table:formula="of:=[.L673]*24*60*60+[.$N$1]*([.P673]-1)" office:value-type="float" office:value="224.804000000015">
            <text:p>224.804</text:p>
          </table:table-cell>
          <table:table-cell table:formula="of:=CONCATENATE(&quot;T&quot;;[.P673])" office:value-type="string" office:string-value="T672">
            <text:p>T672</text:p>
          </table:table-cell>
          <table:table-cell table:formula="of:=IF([.J673]=&quot;X&quot;;1;[.P672]+1)" office:value-type="float" office:value="672">
            <text:p>672</text:p>
          </table:table-cell>
          <table:table-cell table:style-name="ce7" table:formula="of:=CONCATENATE(&quot;mv &quot;;[.K673];&quot;^&quot;;[.O673];&quot;.wav &quot;&quot;rn^&quot;;[.$E673];&quot;~&quot;;[.$B673];&quot;~&quot;;[.$C673];&quot;~&quot;;[.$A673];&quot;~&quot;;[.$F673];&quot;~&quot;;[.$D673];&quot;.wav&quot;&quot;&quot;)" office:value-type="string" office:string-value="mv 1^T672.wav &quot;rn^ZZZ~~~~~.wav&quot;">
            <text:p>mv 1^T672.wav "rn^ZZZ~~~~~.wav"</text:p>
          </table:table-cell>
          <table:table-cell table:formula="of:=CONCATENATE(&quot;-ALBUM &quot;&quot;&quot;;[.A673];&quot;&quot;&quot; -ARTIST &quot;&quot;&quot;;[.B673];&quot;&quot;&quot; -ID3V2TAG TCOM &quot;&quot;&quot;;[.C673];&quot;&quot;&quot; -GENRE &quot;&quot;&quot;;[.D673];&quot;&quot;&quot; -TITLE &quot;&quot;&quot;;[.E673];&quot;&quot;&quot; -TRACK &quot;&quot;&quot;;[.F673];&quot;&quot;&quot; -YEAR &quot;&quot;&quot;;[.H673];&quot;&quot;&quot; &quot;;[.K673];&quot;/&quot;;[.O673];&quot;.mp3&quot;)" office:value-type="string" office:string-value="-ALBUM &quot;&quot; -ARTIST &quot;&quot; -ID3V2TAG TCOM &quot;&quot; -GENRE &quot;&quot; -TITLE &quot;ZZZ&quot; -TRACK &quot;&quot; -YEAR &quot;&quot; 1/T672.mp3">
            <text:p>-ALBUM "" -ARTIST "" -ID3V2TAG TCOM "" -GENRE "" -TITLE "ZZZ" -TRACK "" -YEAR "" 1/T67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73]+1" office:value-type="float" office:value="673">
            <text:p>673</text:p>
          </table:table-cell>
          <table:table-cell table:style-name="ce3"/>
          <table:table-cell table:style-name="ce5" table:formula="of:=IF([.J674]=&quot;X&quot;;[.K673]+1;[.K673])" office:value-type="float" office:value="1">
            <text:p>1</text:p>
          </table:table-cell>
          <table:table-cell table:formula="of:=IF([.J674]=&quot;X&quot;;0;[.L673]+[.G673]+[.J674]/24/60/60)" office:value-type="time" office:time-value="PT00H09M20.304S">
            <text:p>00:09:20.30</text:p>
          </table:table-cell>
          <table:table-cell table:formula="of:=INT([.L674]*24*60)+MOD([.L674]*24*60*60;60)/100" office:value-type="float" office:value="9.20304">
            <text:p>9.203</text:p>
          </table:table-cell>
          <table:table-cell table:formula="of:=[.L674]*24*60*60+[.$N$1]*([.P674]-1)" office:value-type="float" office:value="224.304000000015">
            <text:p>224.304</text:p>
          </table:table-cell>
          <table:table-cell table:formula="of:=CONCATENATE(&quot;T&quot;;[.P674])" office:value-type="string" office:string-value="T673">
            <text:p>T673</text:p>
          </table:table-cell>
          <table:table-cell table:formula="of:=IF([.J674]=&quot;X&quot;;1;[.P673]+1)" office:value-type="float" office:value="673">
            <text:p>673</text:p>
          </table:table-cell>
          <table:table-cell table:style-name="ce7" table:formula="of:=CONCATENATE(&quot;mv &quot;;[.K674];&quot;^&quot;;[.O674];&quot;.wav &quot;&quot;rn^&quot;;[.$E674];&quot;~&quot;;[.$B674];&quot;~&quot;;[.$C674];&quot;~&quot;;[.$A674];&quot;~&quot;;[.$F674];&quot;~&quot;;[.$D674];&quot;.wav&quot;&quot;&quot;)" office:value-type="string" office:string-value="mv 1^T673.wav &quot;rn^ZZZ~~~~~.wav&quot;">
            <text:p>mv 1^T673.wav "rn^ZZZ~~~~~.wav"</text:p>
          </table:table-cell>
          <table:table-cell table:formula="of:=CONCATENATE(&quot;-ALBUM &quot;&quot;&quot;;[.A674];&quot;&quot;&quot; -ARTIST &quot;&quot;&quot;;[.B674];&quot;&quot;&quot; -ID3V2TAG TCOM &quot;&quot;&quot;;[.C674];&quot;&quot;&quot; -GENRE &quot;&quot;&quot;;[.D674];&quot;&quot;&quot; -TITLE &quot;&quot;&quot;;[.E674];&quot;&quot;&quot; -TRACK &quot;&quot;&quot;;[.F674];&quot;&quot;&quot; -YEAR &quot;&quot;&quot;;[.H674];&quot;&quot;&quot; &quot;;[.K674];&quot;/&quot;;[.O674];&quot;.mp3&quot;)" office:value-type="string" office:string-value="-ALBUM &quot;&quot; -ARTIST &quot;&quot; -ID3V2TAG TCOM &quot;&quot; -GENRE &quot;&quot; -TITLE &quot;ZZZ&quot; -TRACK &quot;&quot; -YEAR &quot;&quot; 1/T673.mp3">
            <text:p>-ALBUM "" -ARTIST "" -ID3V2TAG TCOM "" -GENRE "" -TITLE "ZZZ" -TRACK "" -YEAR "" 1/T67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74]+1" office:value-type="float" office:value="674">
            <text:p>674</text:p>
          </table:table-cell>
          <table:table-cell table:style-name="ce3"/>
          <table:table-cell table:style-name="ce5" table:formula="of:=IF([.J675]=&quot;X&quot;;[.K674]+1;[.K674])" office:value-type="float" office:value="1">
            <text:p>1</text:p>
          </table:table-cell>
          <table:table-cell table:formula="of:=IF([.J675]=&quot;X&quot;;0;[.L674]+[.G674]+[.J675]/24/60/60)" office:value-type="time" office:time-value="PT00H09M20.304S">
            <text:p>00:09:20.30</text:p>
          </table:table-cell>
          <table:table-cell table:formula="of:=INT([.L675]*24*60)+MOD([.L675]*24*60*60;60)/100" office:value-type="float" office:value="9.20304">
            <text:p>9.203</text:p>
          </table:table-cell>
          <table:table-cell table:formula="of:=[.L675]*24*60*60+[.$N$1]*([.P675]-1)" office:value-type="float" office:value="223.804000000015">
            <text:p>223.804</text:p>
          </table:table-cell>
          <table:table-cell table:formula="of:=CONCATENATE(&quot;T&quot;;[.P675])" office:value-type="string" office:string-value="T674">
            <text:p>T674</text:p>
          </table:table-cell>
          <table:table-cell table:formula="of:=IF([.J675]=&quot;X&quot;;1;[.P674]+1)" office:value-type="float" office:value="674">
            <text:p>674</text:p>
          </table:table-cell>
          <table:table-cell table:style-name="ce7" table:formula="of:=CONCATENATE(&quot;mv &quot;;[.K675];&quot;^&quot;;[.O675];&quot;.wav &quot;&quot;rn^&quot;;[.$E675];&quot;~&quot;;[.$B675];&quot;~&quot;;[.$C675];&quot;~&quot;;[.$A675];&quot;~&quot;;[.$F675];&quot;~&quot;;[.$D675];&quot;.wav&quot;&quot;&quot;)" office:value-type="string" office:string-value="mv 1^T674.wav &quot;rn^ZZZ~~~~~.wav&quot;">
            <text:p>mv 1^T674.wav "rn^ZZZ~~~~~.wav"</text:p>
          </table:table-cell>
          <table:table-cell table:formula="of:=CONCATENATE(&quot;-ALBUM &quot;&quot;&quot;;[.A675];&quot;&quot;&quot; -ARTIST &quot;&quot;&quot;;[.B675];&quot;&quot;&quot; -ID3V2TAG TCOM &quot;&quot;&quot;;[.C675];&quot;&quot;&quot; -GENRE &quot;&quot;&quot;;[.D675];&quot;&quot;&quot; -TITLE &quot;&quot;&quot;;[.E675];&quot;&quot;&quot; -TRACK &quot;&quot;&quot;;[.F675];&quot;&quot;&quot; -YEAR &quot;&quot;&quot;;[.H675];&quot;&quot;&quot; &quot;;[.K675];&quot;/&quot;;[.O675];&quot;.mp3&quot;)" office:value-type="string" office:string-value="-ALBUM &quot;&quot; -ARTIST &quot;&quot; -ID3V2TAG TCOM &quot;&quot; -GENRE &quot;&quot; -TITLE &quot;ZZZ&quot; -TRACK &quot;&quot; -YEAR &quot;&quot; 1/T674.mp3">
            <text:p>-ALBUM "" -ARTIST "" -ID3V2TAG TCOM "" -GENRE "" -TITLE "ZZZ" -TRACK "" -YEAR "" 1/T67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75]+1" office:value-type="float" office:value="675">
            <text:p>675</text:p>
          </table:table-cell>
          <table:table-cell table:style-name="ce3"/>
          <table:table-cell table:style-name="ce5" table:formula="of:=IF([.J676]=&quot;X&quot;;[.K675]+1;[.K675])" office:value-type="float" office:value="1">
            <text:p>1</text:p>
          </table:table-cell>
          <table:table-cell table:formula="of:=IF([.J676]=&quot;X&quot;;0;[.L675]+[.G675]+[.J676]/24/60/60)" office:value-type="time" office:time-value="PT00H09M20.304S">
            <text:p>00:09:20.30</text:p>
          </table:table-cell>
          <table:table-cell table:formula="of:=INT([.L676]*24*60)+MOD([.L676]*24*60*60;60)/100" office:value-type="float" office:value="9.20304">
            <text:p>9.203</text:p>
          </table:table-cell>
          <table:table-cell table:formula="of:=[.L676]*24*60*60+[.$N$1]*([.P676]-1)" office:value-type="float" office:value="223.304000000015">
            <text:p>223.304</text:p>
          </table:table-cell>
          <table:table-cell table:formula="of:=CONCATENATE(&quot;T&quot;;[.P676])" office:value-type="string" office:string-value="T675">
            <text:p>T675</text:p>
          </table:table-cell>
          <table:table-cell table:formula="of:=IF([.J676]=&quot;X&quot;;1;[.P675]+1)" office:value-type="float" office:value="675">
            <text:p>675</text:p>
          </table:table-cell>
          <table:table-cell table:style-name="ce7" table:formula="of:=CONCATENATE(&quot;mv &quot;;[.K676];&quot;^&quot;;[.O676];&quot;.wav &quot;&quot;rn^&quot;;[.$E676];&quot;~&quot;;[.$B676];&quot;~&quot;;[.$C676];&quot;~&quot;;[.$A676];&quot;~&quot;;[.$F676];&quot;~&quot;;[.$D676];&quot;.wav&quot;&quot;&quot;)" office:value-type="string" office:string-value="mv 1^T675.wav &quot;rn^ZZZ~~~~~.wav&quot;">
            <text:p>mv 1^T675.wav "rn^ZZZ~~~~~.wav"</text:p>
          </table:table-cell>
          <table:table-cell table:formula="of:=CONCATENATE(&quot;-ALBUM &quot;&quot;&quot;;[.A676];&quot;&quot;&quot; -ARTIST &quot;&quot;&quot;;[.B676];&quot;&quot;&quot; -ID3V2TAG TCOM &quot;&quot;&quot;;[.C676];&quot;&quot;&quot; -GENRE &quot;&quot;&quot;;[.D676];&quot;&quot;&quot; -TITLE &quot;&quot;&quot;;[.E676];&quot;&quot;&quot; -TRACK &quot;&quot;&quot;;[.F676];&quot;&quot;&quot; -YEAR &quot;&quot;&quot;;[.H676];&quot;&quot;&quot; &quot;;[.K676];&quot;/&quot;;[.O676];&quot;.mp3&quot;)" office:value-type="string" office:string-value="-ALBUM &quot;&quot; -ARTIST &quot;&quot; -ID3V2TAG TCOM &quot;&quot; -GENRE &quot;&quot; -TITLE &quot;ZZZ&quot; -TRACK &quot;&quot; -YEAR &quot;&quot; 1/T675.mp3">
            <text:p>-ALBUM "" -ARTIST "" -ID3V2TAG TCOM "" -GENRE "" -TITLE "ZZZ" -TRACK "" -YEAR "" 1/T67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76]+1" office:value-type="float" office:value="676">
            <text:p>676</text:p>
          </table:table-cell>
          <table:table-cell table:style-name="ce3"/>
          <table:table-cell table:style-name="ce5" table:formula="of:=IF([.J677]=&quot;X&quot;;[.K676]+1;[.K676])" office:value-type="float" office:value="1">
            <text:p>1</text:p>
          </table:table-cell>
          <table:table-cell table:formula="of:=IF([.J677]=&quot;X&quot;;0;[.L676]+[.G676]+[.J677]/24/60/60)" office:value-type="time" office:time-value="PT00H09M20.304S">
            <text:p>00:09:20.30</text:p>
          </table:table-cell>
          <table:table-cell table:formula="of:=INT([.L677]*24*60)+MOD([.L677]*24*60*60;60)/100" office:value-type="float" office:value="9.20304">
            <text:p>9.203</text:p>
          </table:table-cell>
          <table:table-cell table:formula="of:=[.L677]*24*60*60+[.$N$1]*([.P677]-1)" office:value-type="float" office:value="222.804000000015">
            <text:p>222.804</text:p>
          </table:table-cell>
          <table:table-cell table:formula="of:=CONCATENATE(&quot;T&quot;;[.P677])" office:value-type="string" office:string-value="T676">
            <text:p>T676</text:p>
          </table:table-cell>
          <table:table-cell table:formula="of:=IF([.J677]=&quot;X&quot;;1;[.P676]+1)" office:value-type="float" office:value="676">
            <text:p>676</text:p>
          </table:table-cell>
          <table:table-cell table:style-name="ce7" table:formula="of:=CONCATENATE(&quot;mv &quot;;[.K677];&quot;^&quot;;[.O677];&quot;.wav &quot;&quot;rn^&quot;;[.$E677];&quot;~&quot;;[.$B677];&quot;~&quot;;[.$C677];&quot;~&quot;;[.$A677];&quot;~&quot;;[.$F677];&quot;~&quot;;[.$D677];&quot;.wav&quot;&quot;&quot;)" office:value-type="string" office:string-value="mv 1^T676.wav &quot;rn^ZZZ~~~~~.wav&quot;">
            <text:p>mv 1^T676.wav "rn^ZZZ~~~~~.wav"</text:p>
          </table:table-cell>
          <table:table-cell table:formula="of:=CONCATENATE(&quot;-ALBUM &quot;&quot;&quot;;[.A677];&quot;&quot;&quot; -ARTIST &quot;&quot;&quot;;[.B677];&quot;&quot;&quot; -ID3V2TAG TCOM &quot;&quot;&quot;;[.C677];&quot;&quot;&quot; -GENRE &quot;&quot;&quot;;[.D677];&quot;&quot;&quot; -TITLE &quot;&quot;&quot;;[.E677];&quot;&quot;&quot; -TRACK &quot;&quot;&quot;;[.F677];&quot;&quot;&quot; -YEAR &quot;&quot;&quot;;[.H677];&quot;&quot;&quot; &quot;;[.K677];&quot;/&quot;;[.O677];&quot;.mp3&quot;)" office:value-type="string" office:string-value="-ALBUM &quot;&quot; -ARTIST &quot;&quot; -ID3V2TAG TCOM &quot;&quot; -GENRE &quot;&quot; -TITLE &quot;ZZZ&quot; -TRACK &quot;&quot; -YEAR &quot;&quot; 1/T676.mp3">
            <text:p>-ALBUM "" -ARTIST "" -ID3V2TAG TCOM "" -GENRE "" -TITLE "ZZZ" -TRACK "" -YEAR "" 1/T67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77]+1" office:value-type="float" office:value="677">
            <text:p>677</text:p>
          </table:table-cell>
          <table:table-cell table:style-name="ce3"/>
          <table:table-cell table:style-name="ce5" table:formula="of:=IF([.J678]=&quot;X&quot;;[.K677]+1;[.K677])" office:value-type="float" office:value="1">
            <text:p>1</text:p>
          </table:table-cell>
          <table:table-cell table:formula="of:=IF([.J678]=&quot;X&quot;;0;[.L677]+[.G677]+[.J678]/24/60/60)" office:value-type="time" office:time-value="PT00H09M20.304S">
            <text:p>00:09:20.30</text:p>
          </table:table-cell>
          <table:table-cell table:formula="of:=INT([.L678]*24*60)+MOD([.L678]*24*60*60;60)/100" office:value-type="float" office:value="9.20304">
            <text:p>9.203</text:p>
          </table:table-cell>
          <table:table-cell table:formula="of:=[.L678]*24*60*60+[.$N$1]*([.P678]-1)" office:value-type="float" office:value="222.304000000015">
            <text:p>222.304</text:p>
          </table:table-cell>
          <table:table-cell table:formula="of:=CONCATENATE(&quot;T&quot;;[.P678])" office:value-type="string" office:string-value="T677">
            <text:p>T677</text:p>
          </table:table-cell>
          <table:table-cell table:formula="of:=IF([.J678]=&quot;X&quot;;1;[.P677]+1)" office:value-type="float" office:value="677">
            <text:p>677</text:p>
          </table:table-cell>
          <table:table-cell table:style-name="ce7" table:formula="of:=CONCATENATE(&quot;mv &quot;;[.K678];&quot;^&quot;;[.O678];&quot;.wav &quot;&quot;rn^&quot;;[.$E678];&quot;~&quot;;[.$B678];&quot;~&quot;;[.$C678];&quot;~&quot;;[.$A678];&quot;~&quot;;[.$F678];&quot;~&quot;;[.$D678];&quot;.wav&quot;&quot;&quot;)" office:value-type="string" office:string-value="mv 1^T677.wav &quot;rn^ZZZ~~~~~.wav&quot;">
            <text:p>mv 1^T677.wav "rn^ZZZ~~~~~.wav"</text:p>
          </table:table-cell>
          <table:table-cell table:formula="of:=CONCATENATE(&quot;-ALBUM &quot;&quot;&quot;;[.A678];&quot;&quot;&quot; -ARTIST &quot;&quot;&quot;;[.B678];&quot;&quot;&quot; -ID3V2TAG TCOM &quot;&quot;&quot;;[.C678];&quot;&quot;&quot; -GENRE &quot;&quot;&quot;;[.D678];&quot;&quot;&quot; -TITLE &quot;&quot;&quot;;[.E678];&quot;&quot;&quot; -TRACK &quot;&quot;&quot;;[.F678];&quot;&quot;&quot; -YEAR &quot;&quot;&quot;;[.H678];&quot;&quot;&quot; &quot;;[.K678];&quot;/&quot;;[.O678];&quot;.mp3&quot;)" office:value-type="string" office:string-value="-ALBUM &quot;&quot; -ARTIST &quot;&quot; -ID3V2TAG TCOM &quot;&quot; -GENRE &quot;&quot; -TITLE &quot;ZZZ&quot; -TRACK &quot;&quot; -YEAR &quot;&quot; 1/T677.mp3">
            <text:p>-ALBUM "" -ARTIST "" -ID3V2TAG TCOM "" -GENRE "" -TITLE "ZZZ" -TRACK "" -YEAR "" 1/T67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78]+1" office:value-type="float" office:value="678">
            <text:p>678</text:p>
          </table:table-cell>
          <table:table-cell table:style-name="ce3"/>
          <table:table-cell table:style-name="ce5" table:formula="of:=IF([.J679]=&quot;X&quot;;[.K678]+1;[.K678])" office:value-type="float" office:value="1">
            <text:p>1</text:p>
          </table:table-cell>
          <table:table-cell table:formula="of:=IF([.J679]=&quot;X&quot;;0;[.L678]+[.G678]+[.J679]/24/60/60)" office:value-type="time" office:time-value="PT00H09M20.304S">
            <text:p>00:09:20.30</text:p>
          </table:table-cell>
          <table:table-cell table:formula="of:=INT([.L679]*24*60)+MOD([.L679]*24*60*60;60)/100" office:value-type="float" office:value="9.20304">
            <text:p>9.203</text:p>
          </table:table-cell>
          <table:table-cell table:formula="of:=[.L679]*24*60*60+[.$N$1]*([.P679]-1)" office:value-type="float" office:value="221.804000000015">
            <text:p>221.804</text:p>
          </table:table-cell>
          <table:table-cell table:formula="of:=CONCATENATE(&quot;T&quot;;[.P679])" office:value-type="string" office:string-value="T678">
            <text:p>T678</text:p>
          </table:table-cell>
          <table:table-cell table:formula="of:=IF([.J679]=&quot;X&quot;;1;[.P678]+1)" office:value-type="float" office:value="678">
            <text:p>678</text:p>
          </table:table-cell>
          <table:table-cell table:style-name="ce7" table:formula="of:=CONCATENATE(&quot;mv &quot;;[.K679];&quot;^&quot;;[.O679];&quot;.wav &quot;&quot;rn^&quot;;[.$E679];&quot;~&quot;;[.$B679];&quot;~&quot;;[.$C679];&quot;~&quot;;[.$A679];&quot;~&quot;;[.$F679];&quot;~&quot;;[.$D679];&quot;.wav&quot;&quot;&quot;)" office:value-type="string" office:string-value="mv 1^T678.wav &quot;rn^ZZZ~~~~~.wav&quot;">
            <text:p>mv 1^T678.wav "rn^ZZZ~~~~~.wav"</text:p>
          </table:table-cell>
          <table:table-cell table:formula="of:=CONCATENATE(&quot;-ALBUM &quot;&quot;&quot;;[.A679];&quot;&quot;&quot; -ARTIST &quot;&quot;&quot;;[.B679];&quot;&quot;&quot; -ID3V2TAG TCOM &quot;&quot;&quot;;[.C679];&quot;&quot;&quot; -GENRE &quot;&quot;&quot;;[.D679];&quot;&quot;&quot; -TITLE &quot;&quot;&quot;;[.E679];&quot;&quot;&quot; -TRACK &quot;&quot;&quot;;[.F679];&quot;&quot;&quot; -YEAR &quot;&quot;&quot;;[.H679];&quot;&quot;&quot; &quot;;[.K679];&quot;/&quot;;[.O679];&quot;.mp3&quot;)" office:value-type="string" office:string-value="-ALBUM &quot;&quot; -ARTIST &quot;&quot; -ID3V2TAG TCOM &quot;&quot; -GENRE &quot;&quot; -TITLE &quot;ZZZ&quot; -TRACK &quot;&quot; -YEAR &quot;&quot; 1/T678.mp3">
            <text:p>-ALBUM "" -ARTIST "" -ID3V2TAG TCOM "" -GENRE "" -TITLE "ZZZ" -TRACK "" -YEAR "" 1/T67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79]+1" office:value-type="float" office:value="679">
            <text:p>679</text:p>
          </table:table-cell>
          <table:table-cell table:style-name="ce3"/>
          <table:table-cell table:style-name="ce5" table:formula="of:=IF([.J680]=&quot;X&quot;;[.K679]+1;[.K679])" office:value-type="float" office:value="1">
            <text:p>1</text:p>
          </table:table-cell>
          <table:table-cell table:formula="of:=IF([.J680]=&quot;X&quot;;0;[.L679]+[.G679]+[.J680]/24/60/60)" office:value-type="time" office:time-value="PT00H09M20.304S">
            <text:p>00:09:20.30</text:p>
          </table:table-cell>
          <table:table-cell table:formula="of:=INT([.L680]*24*60)+MOD([.L680]*24*60*60;60)/100" office:value-type="float" office:value="9.20304">
            <text:p>9.203</text:p>
          </table:table-cell>
          <table:table-cell table:formula="of:=[.L680]*24*60*60+[.$N$1]*([.P680]-1)" office:value-type="float" office:value="221.304000000015">
            <text:p>221.304</text:p>
          </table:table-cell>
          <table:table-cell table:formula="of:=CONCATENATE(&quot;T&quot;;[.P680])" office:value-type="string" office:string-value="T679">
            <text:p>T679</text:p>
          </table:table-cell>
          <table:table-cell table:formula="of:=IF([.J680]=&quot;X&quot;;1;[.P679]+1)" office:value-type="float" office:value="679">
            <text:p>679</text:p>
          </table:table-cell>
          <table:table-cell table:style-name="ce7" table:formula="of:=CONCATENATE(&quot;mv &quot;;[.K680];&quot;^&quot;;[.O680];&quot;.wav &quot;&quot;rn^&quot;;[.$E680];&quot;~&quot;;[.$B680];&quot;~&quot;;[.$C680];&quot;~&quot;;[.$A680];&quot;~&quot;;[.$F680];&quot;~&quot;;[.$D680];&quot;.wav&quot;&quot;&quot;)" office:value-type="string" office:string-value="mv 1^T679.wav &quot;rn^ZZZ~~~~~.wav&quot;">
            <text:p>mv 1^T679.wav "rn^ZZZ~~~~~.wav"</text:p>
          </table:table-cell>
          <table:table-cell table:formula="of:=CONCATENATE(&quot;-ALBUM &quot;&quot;&quot;;[.A680];&quot;&quot;&quot; -ARTIST &quot;&quot;&quot;;[.B680];&quot;&quot;&quot; -ID3V2TAG TCOM &quot;&quot;&quot;;[.C680];&quot;&quot;&quot; -GENRE &quot;&quot;&quot;;[.D680];&quot;&quot;&quot; -TITLE &quot;&quot;&quot;;[.E680];&quot;&quot;&quot; -TRACK &quot;&quot;&quot;;[.F680];&quot;&quot;&quot; -YEAR &quot;&quot;&quot;;[.H680];&quot;&quot;&quot; &quot;;[.K680];&quot;/&quot;;[.O680];&quot;.mp3&quot;)" office:value-type="string" office:string-value="-ALBUM &quot;&quot; -ARTIST &quot;&quot; -ID3V2TAG TCOM &quot;&quot; -GENRE &quot;&quot; -TITLE &quot;ZZZ&quot; -TRACK &quot;&quot; -YEAR &quot;&quot; 1/T679.mp3">
            <text:p>-ALBUM "" -ARTIST "" -ID3V2TAG TCOM "" -GENRE "" -TITLE "ZZZ" -TRACK "" -YEAR "" 1/T67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80]+1" office:value-type="float" office:value="680">
            <text:p>680</text:p>
          </table:table-cell>
          <table:table-cell table:style-name="ce3"/>
          <table:table-cell table:style-name="ce5" table:formula="of:=IF([.J681]=&quot;X&quot;;[.K680]+1;[.K680])" office:value-type="float" office:value="1">
            <text:p>1</text:p>
          </table:table-cell>
          <table:table-cell table:formula="of:=IF([.J681]=&quot;X&quot;;0;[.L680]+[.G680]+[.J681]/24/60/60)" office:value-type="time" office:time-value="PT00H09M20.304S">
            <text:p>00:09:20.30</text:p>
          </table:table-cell>
          <table:table-cell table:formula="of:=INT([.L681]*24*60)+MOD([.L681]*24*60*60;60)/100" office:value-type="float" office:value="9.20304">
            <text:p>9.203</text:p>
          </table:table-cell>
          <table:table-cell table:formula="of:=[.L681]*24*60*60+[.$N$1]*([.P681]-1)" office:value-type="float" office:value="220.804000000015">
            <text:p>220.804</text:p>
          </table:table-cell>
          <table:table-cell table:formula="of:=CONCATENATE(&quot;T&quot;;[.P681])" office:value-type="string" office:string-value="T680">
            <text:p>T680</text:p>
          </table:table-cell>
          <table:table-cell table:formula="of:=IF([.J681]=&quot;X&quot;;1;[.P680]+1)" office:value-type="float" office:value="680">
            <text:p>680</text:p>
          </table:table-cell>
          <table:table-cell table:style-name="ce7" table:formula="of:=CONCATENATE(&quot;mv &quot;;[.K681];&quot;^&quot;;[.O681];&quot;.wav &quot;&quot;rn^&quot;;[.$E681];&quot;~&quot;;[.$B681];&quot;~&quot;;[.$C681];&quot;~&quot;;[.$A681];&quot;~&quot;;[.$F681];&quot;~&quot;;[.$D681];&quot;.wav&quot;&quot;&quot;)" office:value-type="string" office:string-value="mv 1^T680.wav &quot;rn^ZZZ~~~~~.wav&quot;">
            <text:p>mv 1^T680.wav "rn^ZZZ~~~~~.wav"</text:p>
          </table:table-cell>
          <table:table-cell table:formula="of:=CONCATENATE(&quot;-ALBUM &quot;&quot;&quot;;[.A681];&quot;&quot;&quot; -ARTIST &quot;&quot;&quot;;[.B681];&quot;&quot;&quot; -ID3V2TAG TCOM &quot;&quot;&quot;;[.C681];&quot;&quot;&quot; -GENRE &quot;&quot;&quot;;[.D681];&quot;&quot;&quot; -TITLE &quot;&quot;&quot;;[.E681];&quot;&quot;&quot; -TRACK &quot;&quot;&quot;;[.F681];&quot;&quot;&quot; -YEAR &quot;&quot;&quot;;[.H681];&quot;&quot;&quot; &quot;;[.K681];&quot;/&quot;;[.O681];&quot;.mp3&quot;)" office:value-type="string" office:string-value="-ALBUM &quot;&quot; -ARTIST &quot;&quot; -ID3V2TAG TCOM &quot;&quot; -GENRE &quot;&quot; -TITLE &quot;ZZZ&quot; -TRACK &quot;&quot; -YEAR &quot;&quot; 1/T680.mp3">
            <text:p>-ALBUM "" -ARTIST "" -ID3V2TAG TCOM "" -GENRE "" -TITLE "ZZZ" -TRACK "" -YEAR "" 1/T68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81]+1" office:value-type="float" office:value="681">
            <text:p>681</text:p>
          </table:table-cell>
          <table:table-cell table:style-name="ce3"/>
          <table:table-cell table:style-name="ce5" table:formula="of:=IF([.J682]=&quot;X&quot;;[.K681]+1;[.K681])" office:value-type="float" office:value="1">
            <text:p>1</text:p>
          </table:table-cell>
          <table:table-cell table:formula="of:=IF([.J682]=&quot;X&quot;;0;[.L681]+[.G681]+[.J682]/24/60/60)" office:value-type="time" office:time-value="PT00H09M20.304S">
            <text:p>00:09:20.30</text:p>
          </table:table-cell>
          <table:table-cell table:formula="of:=INT([.L682]*24*60)+MOD([.L682]*24*60*60;60)/100" office:value-type="float" office:value="9.20304">
            <text:p>9.203</text:p>
          </table:table-cell>
          <table:table-cell table:formula="of:=[.L682]*24*60*60+[.$N$1]*([.P682]-1)" office:value-type="float" office:value="220.304000000015">
            <text:p>220.304</text:p>
          </table:table-cell>
          <table:table-cell table:formula="of:=CONCATENATE(&quot;T&quot;;[.P682])" office:value-type="string" office:string-value="T681">
            <text:p>T681</text:p>
          </table:table-cell>
          <table:table-cell table:formula="of:=IF([.J682]=&quot;X&quot;;1;[.P681]+1)" office:value-type="float" office:value="681">
            <text:p>681</text:p>
          </table:table-cell>
          <table:table-cell table:style-name="ce7" table:formula="of:=CONCATENATE(&quot;mv &quot;;[.K682];&quot;^&quot;;[.O682];&quot;.wav &quot;&quot;rn^&quot;;[.$E682];&quot;~&quot;;[.$B682];&quot;~&quot;;[.$C682];&quot;~&quot;;[.$A682];&quot;~&quot;;[.$F682];&quot;~&quot;;[.$D682];&quot;.wav&quot;&quot;&quot;)" office:value-type="string" office:string-value="mv 1^T681.wav &quot;rn^ZZZ~~~~~.wav&quot;">
            <text:p>mv 1^T681.wav "rn^ZZZ~~~~~.wav"</text:p>
          </table:table-cell>
          <table:table-cell table:formula="of:=CONCATENATE(&quot;-ALBUM &quot;&quot;&quot;;[.A682];&quot;&quot;&quot; -ARTIST &quot;&quot;&quot;;[.B682];&quot;&quot;&quot; -ID3V2TAG TCOM &quot;&quot;&quot;;[.C682];&quot;&quot;&quot; -GENRE &quot;&quot;&quot;;[.D682];&quot;&quot;&quot; -TITLE &quot;&quot;&quot;;[.E682];&quot;&quot;&quot; -TRACK &quot;&quot;&quot;;[.F682];&quot;&quot;&quot; -YEAR &quot;&quot;&quot;;[.H682];&quot;&quot;&quot; &quot;;[.K682];&quot;/&quot;;[.O682];&quot;.mp3&quot;)" office:value-type="string" office:string-value="-ALBUM &quot;&quot; -ARTIST &quot;&quot; -ID3V2TAG TCOM &quot;&quot; -GENRE &quot;&quot; -TITLE &quot;ZZZ&quot; -TRACK &quot;&quot; -YEAR &quot;&quot; 1/T681.mp3">
            <text:p>-ALBUM "" -ARTIST "" -ID3V2TAG TCOM "" -GENRE "" -TITLE "ZZZ" -TRACK "" -YEAR "" 1/T68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82]+1" office:value-type="float" office:value="682">
            <text:p>682</text:p>
          </table:table-cell>
          <table:table-cell table:style-name="ce3"/>
          <table:table-cell table:style-name="ce5" table:formula="of:=IF([.J683]=&quot;X&quot;;[.K682]+1;[.K682])" office:value-type="float" office:value="1">
            <text:p>1</text:p>
          </table:table-cell>
          <table:table-cell table:formula="of:=IF([.J683]=&quot;X&quot;;0;[.L682]+[.G682]+[.J683]/24/60/60)" office:value-type="time" office:time-value="PT00H09M20.304S">
            <text:p>00:09:20.30</text:p>
          </table:table-cell>
          <table:table-cell table:formula="of:=INT([.L683]*24*60)+MOD([.L683]*24*60*60;60)/100" office:value-type="float" office:value="9.20304">
            <text:p>9.203</text:p>
          </table:table-cell>
          <table:table-cell table:formula="of:=[.L683]*24*60*60+[.$N$1]*([.P683]-1)" office:value-type="float" office:value="219.804000000015">
            <text:p>219.804</text:p>
          </table:table-cell>
          <table:table-cell table:formula="of:=CONCATENATE(&quot;T&quot;;[.P683])" office:value-type="string" office:string-value="T682">
            <text:p>T682</text:p>
          </table:table-cell>
          <table:table-cell table:formula="of:=IF([.J683]=&quot;X&quot;;1;[.P682]+1)" office:value-type="float" office:value="682">
            <text:p>682</text:p>
          </table:table-cell>
          <table:table-cell table:style-name="ce7" table:formula="of:=CONCATENATE(&quot;mv &quot;;[.K683];&quot;^&quot;;[.O683];&quot;.wav &quot;&quot;rn^&quot;;[.$E683];&quot;~&quot;;[.$B683];&quot;~&quot;;[.$C683];&quot;~&quot;;[.$A683];&quot;~&quot;;[.$F683];&quot;~&quot;;[.$D683];&quot;.wav&quot;&quot;&quot;)" office:value-type="string" office:string-value="mv 1^T682.wav &quot;rn^ZZZ~~~~~.wav&quot;">
            <text:p>mv 1^T682.wav "rn^ZZZ~~~~~.wav"</text:p>
          </table:table-cell>
          <table:table-cell table:formula="of:=CONCATENATE(&quot;-ALBUM &quot;&quot;&quot;;[.A683];&quot;&quot;&quot; -ARTIST &quot;&quot;&quot;;[.B683];&quot;&quot;&quot; -ID3V2TAG TCOM &quot;&quot;&quot;;[.C683];&quot;&quot;&quot; -GENRE &quot;&quot;&quot;;[.D683];&quot;&quot;&quot; -TITLE &quot;&quot;&quot;;[.E683];&quot;&quot;&quot; -TRACK &quot;&quot;&quot;;[.F683];&quot;&quot;&quot; -YEAR &quot;&quot;&quot;;[.H683];&quot;&quot;&quot; &quot;;[.K683];&quot;/&quot;;[.O683];&quot;.mp3&quot;)" office:value-type="string" office:string-value="-ALBUM &quot;&quot; -ARTIST &quot;&quot; -ID3V2TAG TCOM &quot;&quot; -GENRE &quot;&quot; -TITLE &quot;ZZZ&quot; -TRACK &quot;&quot; -YEAR &quot;&quot; 1/T682.mp3">
            <text:p>-ALBUM "" -ARTIST "" -ID3V2TAG TCOM "" -GENRE "" -TITLE "ZZZ" -TRACK "" -YEAR "" 1/T68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83]+1" office:value-type="float" office:value="683">
            <text:p>683</text:p>
          </table:table-cell>
          <table:table-cell table:style-name="ce3"/>
          <table:table-cell table:style-name="ce5" table:formula="of:=IF([.J684]=&quot;X&quot;;[.K683]+1;[.K683])" office:value-type="float" office:value="1">
            <text:p>1</text:p>
          </table:table-cell>
          <table:table-cell table:formula="of:=IF([.J684]=&quot;X&quot;;0;[.L683]+[.G683]+[.J684]/24/60/60)" office:value-type="time" office:time-value="PT00H09M20.304S">
            <text:p>00:09:20.30</text:p>
          </table:table-cell>
          <table:table-cell table:formula="of:=INT([.L684]*24*60)+MOD([.L684]*24*60*60;60)/100" office:value-type="float" office:value="9.20304">
            <text:p>9.203</text:p>
          </table:table-cell>
          <table:table-cell table:formula="of:=[.L684]*24*60*60+[.$N$1]*([.P684]-1)" office:value-type="float" office:value="219.304000000015">
            <text:p>219.304</text:p>
          </table:table-cell>
          <table:table-cell table:formula="of:=CONCATENATE(&quot;T&quot;;[.P684])" office:value-type="string" office:string-value="T683">
            <text:p>T683</text:p>
          </table:table-cell>
          <table:table-cell table:formula="of:=IF([.J684]=&quot;X&quot;;1;[.P683]+1)" office:value-type="float" office:value="683">
            <text:p>683</text:p>
          </table:table-cell>
          <table:table-cell table:style-name="ce7" table:formula="of:=CONCATENATE(&quot;mv &quot;;[.K684];&quot;^&quot;;[.O684];&quot;.wav &quot;&quot;rn^&quot;;[.$E684];&quot;~&quot;;[.$B684];&quot;~&quot;;[.$C684];&quot;~&quot;;[.$A684];&quot;~&quot;;[.$F684];&quot;~&quot;;[.$D684];&quot;.wav&quot;&quot;&quot;)" office:value-type="string" office:string-value="mv 1^T683.wav &quot;rn^ZZZ~~~~~.wav&quot;">
            <text:p>mv 1^T683.wav "rn^ZZZ~~~~~.wav"</text:p>
          </table:table-cell>
          <table:table-cell table:formula="of:=CONCATENATE(&quot;-ALBUM &quot;&quot;&quot;;[.A684];&quot;&quot;&quot; -ARTIST &quot;&quot;&quot;;[.B684];&quot;&quot;&quot; -ID3V2TAG TCOM &quot;&quot;&quot;;[.C684];&quot;&quot;&quot; -GENRE &quot;&quot;&quot;;[.D684];&quot;&quot;&quot; -TITLE &quot;&quot;&quot;;[.E684];&quot;&quot;&quot; -TRACK &quot;&quot;&quot;;[.F684];&quot;&quot;&quot; -YEAR &quot;&quot;&quot;;[.H684];&quot;&quot;&quot; &quot;;[.K684];&quot;/&quot;;[.O684];&quot;.mp3&quot;)" office:value-type="string" office:string-value="-ALBUM &quot;&quot; -ARTIST &quot;&quot; -ID3V2TAG TCOM &quot;&quot; -GENRE &quot;&quot; -TITLE &quot;ZZZ&quot; -TRACK &quot;&quot; -YEAR &quot;&quot; 1/T683.mp3">
            <text:p>-ALBUM "" -ARTIST "" -ID3V2TAG TCOM "" -GENRE "" -TITLE "ZZZ" -TRACK "" -YEAR "" 1/T68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84]+1" office:value-type="float" office:value="684">
            <text:p>684</text:p>
          </table:table-cell>
          <table:table-cell table:style-name="ce3"/>
          <table:table-cell table:style-name="ce5" table:formula="of:=IF([.J685]=&quot;X&quot;;[.K684]+1;[.K684])" office:value-type="float" office:value="1">
            <text:p>1</text:p>
          </table:table-cell>
          <table:table-cell table:formula="of:=IF([.J685]=&quot;X&quot;;0;[.L684]+[.G684]+[.J685]/24/60/60)" office:value-type="time" office:time-value="PT00H09M20.304S">
            <text:p>00:09:20.30</text:p>
          </table:table-cell>
          <table:table-cell table:formula="of:=INT([.L685]*24*60)+MOD([.L685]*24*60*60;60)/100" office:value-type="float" office:value="9.20304">
            <text:p>9.203</text:p>
          </table:table-cell>
          <table:table-cell table:formula="of:=[.L685]*24*60*60+[.$N$1]*([.P685]-1)" office:value-type="float" office:value="218.804000000015">
            <text:p>218.804</text:p>
          </table:table-cell>
          <table:table-cell table:formula="of:=CONCATENATE(&quot;T&quot;;[.P685])" office:value-type="string" office:string-value="T684">
            <text:p>T684</text:p>
          </table:table-cell>
          <table:table-cell table:formula="of:=IF([.J685]=&quot;X&quot;;1;[.P684]+1)" office:value-type="float" office:value="684">
            <text:p>684</text:p>
          </table:table-cell>
          <table:table-cell table:style-name="ce7" table:formula="of:=CONCATENATE(&quot;mv &quot;;[.K685];&quot;^&quot;;[.O685];&quot;.wav &quot;&quot;rn^&quot;;[.$E685];&quot;~&quot;;[.$B685];&quot;~&quot;;[.$C685];&quot;~&quot;;[.$A685];&quot;~&quot;;[.$F685];&quot;~&quot;;[.$D685];&quot;.wav&quot;&quot;&quot;)" office:value-type="string" office:string-value="mv 1^T684.wav &quot;rn^ZZZ~~~~~.wav&quot;">
            <text:p>mv 1^T684.wav "rn^ZZZ~~~~~.wav"</text:p>
          </table:table-cell>
          <table:table-cell table:formula="of:=CONCATENATE(&quot;-ALBUM &quot;&quot;&quot;;[.A685];&quot;&quot;&quot; -ARTIST &quot;&quot;&quot;;[.B685];&quot;&quot;&quot; -ID3V2TAG TCOM &quot;&quot;&quot;;[.C685];&quot;&quot;&quot; -GENRE &quot;&quot;&quot;;[.D685];&quot;&quot;&quot; -TITLE &quot;&quot;&quot;;[.E685];&quot;&quot;&quot; -TRACK &quot;&quot;&quot;;[.F685];&quot;&quot;&quot; -YEAR &quot;&quot;&quot;;[.H685];&quot;&quot;&quot; &quot;;[.K685];&quot;/&quot;;[.O685];&quot;.mp3&quot;)" office:value-type="string" office:string-value="-ALBUM &quot;&quot; -ARTIST &quot;&quot; -ID3V2TAG TCOM &quot;&quot; -GENRE &quot;&quot; -TITLE &quot;ZZZ&quot; -TRACK &quot;&quot; -YEAR &quot;&quot; 1/T684.mp3">
            <text:p>-ALBUM "" -ARTIST "" -ID3V2TAG TCOM "" -GENRE "" -TITLE "ZZZ" -TRACK "" -YEAR "" 1/T68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85]+1" office:value-type="float" office:value="685">
            <text:p>685</text:p>
          </table:table-cell>
          <table:table-cell table:style-name="ce3"/>
          <table:table-cell table:style-name="ce5" table:formula="of:=IF([.J686]=&quot;X&quot;;[.K685]+1;[.K685])" office:value-type="float" office:value="1">
            <text:p>1</text:p>
          </table:table-cell>
          <table:table-cell table:formula="of:=IF([.J686]=&quot;X&quot;;0;[.L685]+[.G685]+[.J686]/24/60/60)" office:value-type="time" office:time-value="PT00H09M20.304S">
            <text:p>00:09:20.30</text:p>
          </table:table-cell>
          <table:table-cell table:formula="of:=INT([.L686]*24*60)+MOD([.L686]*24*60*60;60)/100" office:value-type="float" office:value="9.20304">
            <text:p>9.203</text:p>
          </table:table-cell>
          <table:table-cell table:formula="of:=[.L686]*24*60*60+[.$N$1]*([.P686]-1)" office:value-type="float" office:value="218.304000000015">
            <text:p>218.304</text:p>
          </table:table-cell>
          <table:table-cell table:formula="of:=CONCATENATE(&quot;T&quot;;[.P686])" office:value-type="string" office:string-value="T685">
            <text:p>T685</text:p>
          </table:table-cell>
          <table:table-cell table:formula="of:=IF([.J686]=&quot;X&quot;;1;[.P685]+1)" office:value-type="float" office:value="685">
            <text:p>685</text:p>
          </table:table-cell>
          <table:table-cell table:style-name="ce7" table:formula="of:=CONCATENATE(&quot;mv &quot;;[.K686];&quot;^&quot;;[.O686];&quot;.wav &quot;&quot;rn^&quot;;[.$E686];&quot;~&quot;;[.$B686];&quot;~&quot;;[.$C686];&quot;~&quot;;[.$A686];&quot;~&quot;;[.$F686];&quot;~&quot;;[.$D686];&quot;.wav&quot;&quot;&quot;)" office:value-type="string" office:string-value="mv 1^T685.wav &quot;rn^ZZZ~~~~~.wav&quot;">
            <text:p>mv 1^T685.wav "rn^ZZZ~~~~~.wav"</text:p>
          </table:table-cell>
          <table:table-cell table:formula="of:=CONCATENATE(&quot;-ALBUM &quot;&quot;&quot;;[.A686];&quot;&quot;&quot; -ARTIST &quot;&quot;&quot;;[.B686];&quot;&quot;&quot; -ID3V2TAG TCOM &quot;&quot;&quot;;[.C686];&quot;&quot;&quot; -GENRE &quot;&quot;&quot;;[.D686];&quot;&quot;&quot; -TITLE &quot;&quot;&quot;;[.E686];&quot;&quot;&quot; -TRACK &quot;&quot;&quot;;[.F686];&quot;&quot;&quot; -YEAR &quot;&quot;&quot;;[.H686];&quot;&quot;&quot; &quot;;[.K686];&quot;/&quot;;[.O686];&quot;.mp3&quot;)" office:value-type="string" office:string-value="-ALBUM &quot;&quot; -ARTIST &quot;&quot; -ID3V2TAG TCOM &quot;&quot; -GENRE &quot;&quot; -TITLE &quot;ZZZ&quot; -TRACK &quot;&quot; -YEAR &quot;&quot; 1/T685.mp3">
            <text:p>-ALBUM "" -ARTIST "" -ID3V2TAG TCOM "" -GENRE "" -TITLE "ZZZ" -TRACK "" -YEAR "" 1/T68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86]+1" office:value-type="float" office:value="686">
            <text:p>686</text:p>
          </table:table-cell>
          <table:table-cell table:style-name="ce3"/>
          <table:table-cell table:style-name="ce5" table:formula="of:=IF([.J687]=&quot;X&quot;;[.K686]+1;[.K686])" office:value-type="float" office:value="1">
            <text:p>1</text:p>
          </table:table-cell>
          <table:table-cell table:formula="of:=IF([.J687]=&quot;X&quot;;0;[.L686]+[.G686]+[.J687]/24/60/60)" office:value-type="time" office:time-value="PT00H09M20.304S">
            <text:p>00:09:20.30</text:p>
          </table:table-cell>
          <table:table-cell table:formula="of:=INT([.L687]*24*60)+MOD([.L687]*24*60*60;60)/100" office:value-type="float" office:value="9.20304">
            <text:p>9.203</text:p>
          </table:table-cell>
          <table:table-cell table:formula="of:=[.L687]*24*60*60+[.$N$1]*([.P687]-1)" office:value-type="float" office:value="217.804000000015">
            <text:p>217.804</text:p>
          </table:table-cell>
          <table:table-cell table:formula="of:=CONCATENATE(&quot;T&quot;;[.P687])" office:value-type="string" office:string-value="T686">
            <text:p>T686</text:p>
          </table:table-cell>
          <table:table-cell table:formula="of:=IF([.J687]=&quot;X&quot;;1;[.P686]+1)" office:value-type="float" office:value="686">
            <text:p>686</text:p>
          </table:table-cell>
          <table:table-cell table:style-name="ce7" table:formula="of:=CONCATENATE(&quot;mv &quot;;[.K687];&quot;^&quot;;[.O687];&quot;.wav &quot;&quot;rn^&quot;;[.$E687];&quot;~&quot;;[.$B687];&quot;~&quot;;[.$C687];&quot;~&quot;;[.$A687];&quot;~&quot;;[.$F687];&quot;~&quot;;[.$D687];&quot;.wav&quot;&quot;&quot;)" office:value-type="string" office:string-value="mv 1^T686.wav &quot;rn^ZZZ~~~~~.wav&quot;">
            <text:p>mv 1^T686.wav "rn^ZZZ~~~~~.wav"</text:p>
          </table:table-cell>
          <table:table-cell table:formula="of:=CONCATENATE(&quot;-ALBUM &quot;&quot;&quot;;[.A687];&quot;&quot;&quot; -ARTIST &quot;&quot;&quot;;[.B687];&quot;&quot;&quot; -ID3V2TAG TCOM &quot;&quot;&quot;;[.C687];&quot;&quot;&quot; -GENRE &quot;&quot;&quot;;[.D687];&quot;&quot;&quot; -TITLE &quot;&quot;&quot;;[.E687];&quot;&quot;&quot; -TRACK &quot;&quot;&quot;;[.F687];&quot;&quot;&quot; -YEAR &quot;&quot;&quot;;[.H687];&quot;&quot;&quot; &quot;;[.K687];&quot;/&quot;;[.O687];&quot;.mp3&quot;)" office:value-type="string" office:string-value="-ALBUM &quot;&quot; -ARTIST &quot;&quot; -ID3V2TAG TCOM &quot;&quot; -GENRE &quot;&quot; -TITLE &quot;ZZZ&quot; -TRACK &quot;&quot; -YEAR &quot;&quot; 1/T686.mp3">
            <text:p>-ALBUM "" -ARTIST "" -ID3V2TAG TCOM "" -GENRE "" -TITLE "ZZZ" -TRACK "" -YEAR "" 1/T68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87]+1" office:value-type="float" office:value="687">
            <text:p>687</text:p>
          </table:table-cell>
          <table:table-cell table:style-name="ce3"/>
          <table:table-cell table:style-name="ce5" table:formula="of:=IF([.J688]=&quot;X&quot;;[.K687]+1;[.K687])" office:value-type="float" office:value="1">
            <text:p>1</text:p>
          </table:table-cell>
          <table:table-cell table:formula="of:=IF([.J688]=&quot;X&quot;;0;[.L687]+[.G687]+[.J688]/24/60/60)" office:value-type="time" office:time-value="PT00H09M20.304S">
            <text:p>00:09:20.30</text:p>
          </table:table-cell>
          <table:table-cell table:formula="of:=INT([.L688]*24*60)+MOD([.L688]*24*60*60;60)/100" office:value-type="float" office:value="9.20304">
            <text:p>9.203</text:p>
          </table:table-cell>
          <table:table-cell table:formula="of:=[.L688]*24*60*60+[.$N$1]*([.P688]-1)" office:value-type="float" office:value="217.304000000015">
            <text:p>217.304</text:p>
          </table:table-cell>
          <table:table-cell table:formula="of:=CONCATENATE(&quot;T&quot;;[.P688])" office:value-type="string" office:string-value="T687">
            <text:p>T687</text:p>
          </table:table-cell>
          <table:table-cell table:formula="of:=IF([.J688]=&quot;X&quot;;1;[.P687]+1)" office:value-type="float" office:value="687">
            <text:p>687</text:p>
          </table:table-cell>
          <table:table-cell table:style-name="ce7" table:formula="of:=CONCATENATE(&quot;mv &quot;;[.K688];&quot;^&quot;;[.O688];&quot;.wav &quot;&quot;rn^&quot;;[.$E688];&quot;~&quot;;[.$B688];&quot;~&quot;;[.$C688];&quot;~&quot;;[.$A688];&quot;~&quot;;[.$F688];&quot;~&quot;;[.$D688];&quot;.wav&quot;&quot;&quot;)" office:value-type="string" office:string-value="mv 1^T687.wav &quot;rn^ZZZ~~~~~.wav&quot;">
            <text:p>mv 1^T687.wav "rn^ZZZ~~~~~.wav"</text:p>
          </table:table-cell>
          <table:table-cell table:formula="of:=CONCATENATE(&quot;-ALBUM &quot;&quot;&quot;;[.A688];&quot;&quot;&quot; -ARTIST &quot;&quot;&quot;;[.B688];&quot;&quot;&quot; -ID3V2TAG TCOM &quot;&quot;&quot;;[.C688];&quot;&quot;&quot; -GENRE &quot;&quot;&quot;;[.D688];&quot;&quot;&quot; -TITLE &quot;&quot;&quot;;[.E688];&quot;&quot;&quot; -TRACK &quot;&quot;&quot;;[.F688];&quot;&quot;&quot; -YEAR &quot;&quot;&quot;;[.H688];&quot;&quot;&quot; &quot;;[.K688];&quot;/&quot;;[.O688];&quot;.mp3&quot;)" office:value-type="string" office:string-value="-ALBUM &quot;&quot; -ARTIST &quot;&quot; -ID3V2TAG TCOM &quot;&quot; -GENRE &quot;&quot; -TITLE &quot;ZZZ&quot; -TRACK &quot;&quot; -YEAR &quot;&quot; 1/T687.mp3">
            <text:p>-ALBUM "" -ARTIST "" -ID3V2TAG TCOM "" -GENRE "" -TITLE "ZZZ" -TRACK "" -YEAR "" 1/T68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88]+1" office:value-type="float" office:value="688">
            <text:p>688</text:p>
          </table:table-cell>
          <table:table-cell table:style-name="ce3"/>
          <table:table-cell table:style-name="ce5" table:formula="of:=IF([.J689]=&quot;X&quot;;[.K688]+1;[.K688])" office:value-type="float" office:value="1">
            <text:p>1</text:p>
          </table:table-cell>
          <table:table-cell table:formula="of:=IF([.J689]=&quot;X&quot;;0;[.L688]+[.G688]+[.J689]/24/60/60)" office:value-type="time" office:time-value="PT00H09M20.304S">
            <text:p>00:09:20.30</text:p>
          </table:table-cell>
          <table:table-cell table:formula="of:=INT([.L689]*24*60)+MOD([.L689]*24*60*60;60)/100" office:value-type="float" office:value="9.20304">
            <text:p>9.203</text:p>
          </table:table-cell>
          <table:table-cell table:formula="of:=[.L689]*24*60*60+[.$N$1]*([.P689]-1)" office:value-type="float" office:value="216.804000000015">
            <text:p>216.804</text:p>
          </table:table-cell>
          <table:table-cell table:formula="of:=CONCATENATE(&quot;T&quot;;[.P689])" office:value-type="string" office:string-value="T688">
            <text:p>T688</text:p>
          </table:table-cell>
          <table:table-cell table:formula="of:=IF([.J689]=&quot;X&quot;;1;[.P688]+1)" office:value-type="float" office:value="688">
            <text:p>688</text:p>
          </table:table-cell>
          <table:table-cell table:style-name="ce7" table:formula="of:=CONCATENATE(&quot;mv &quot;;[.K689];&quot;^&quot;;[.O689];&quot;.wav &quot;&quot;rn^&quot;;[.$E689];&quot;~&quot;;[.$B689];&quot;~&quot;;[.$C689];&quot;~&quot;;[.$A689];&quot;~&quot;;[.$F689];&quot;~&quot;;[.$D689];&quot;.wav&quot;&quot;&quot;)" office:value-type="string" office:string-value="mv 1^T688.wav &quot;rn^ZZZ~~~~~.wav&quot;">
            <text:p>mv 1^T688.wav "rn^ZZZ~~~~~.wav"</text:p>
          </table:table-cell>
          <table:table-cell table:formula="of:=CONCATENATE(&quot;-ALBUM &quot;&quot;&quot;;[.A689];&quot;&quot;&quot; -ARTIST &quot;&quot;&quot;;[.B689];&quot;&quot;&quot; -ID3V2TAG TCOM &quot;&quot;&quot;;[.C689];&quot;&quot;&quot; -GENRE &quot;&quot;&quot;;[.D689];&quot;&quot;&quot; -TITLE &quot;&quot;&quot;;[.E689];&quot;&quot;&quot; -TRACK &quot;&quot;&quot;;[.F689];&quot;&quot;&quot; -YEAR &quot;&quot;&quot;;[.H689];&quot;&quot;&quot; &quot;;[.K689];&quot;/&quot;;[.O689];&quot;.mp3&quot;)" office:value-type="string" office:string-value="-ALBUM &quot;&quot; -ARTIST &quot;&quot; -ID3V2TAG TCOM &quot;&quot; -GENRE &quot;&quot; -TITLE &quot;ZZZ&quot; -TRACK &quot;&quot; -YEAR &quot;&quot; 1/T688.mp3">
            <text:p>-ALBUM "" -ARTIST "" -ID3V2TAG TCOM "" -GENRE "" -TITLE "ZZZ" -TRACK "" -YEAR "" 1/T68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89]+1" office:value-type="float" office:value="689">
            <text:p>689</text:p>
          </table:table-cell>
          <table:table-cell table:style-name="ce3"/>
          <table:table-cell table:style-name="ce5" table:formula="of:=IF([.J690]=&quot;X&quot;;[.K689]+1;[.K689])" office:value-type="float" office:value="1">
            <text:p>1</text:p>
          </table:table-cell>
          <table:table-cell table:formula="of:=IF([.J690]=&quot;X&quot;;0;[.L689]+[.G689]+[.J690]/24/60/60)" office:value-type="time" office:time-value="PT00H09M20.304S">
            <text:p>00:09:20.30</text:p>
          </table:table-cell>
          <table:table-cell table:formula="of:=INT([.L690]*24*60)+MOD([.L690]*24*60*60;60)/100" office:value-type="float" office:value="9.20304">
            <text:p>9.203</text:p>
          </table:table-cell>
          <table:table-cell table:formula="of:=[.L690]*24*60*60+[.$N$1]*([.P690]-1)" office:value-type="float" office:value="216.304000000015">
            <text:p>216.304</text:p>
          </table:table-cell>
          <table:table-cell table:formula="of:=CONCATENATE(&quot;T&quot;;[.P690])" office:value-type="string" office:string-value="T689">
            <text:p>T689</text:p>
          </table:table-cell>
          <table:table-cell table:formula="of:=IF([.J690]=&quot;X&quot;;1;[.P689]+1)" office:value-type="float" office:value="689">
            <text:p>689</text:p>
          </table:table-cell>
          <table:table-cell table:style-name="ce7" table:formula="of:=CONCATENATE(&quot;mv &quot;;[.K690];&quot;^&quot;;[.O690];&quot;.wav &quot;&quot;rn^&quot;;[.$E690];&quot;~&quot;;[.$B690];&quot;~&quot;;[.$C690];&quot;~&quot;;[.$A690];&quot;~&quot;;[.$F690];&quot;~&quot;;[.$D690];&quot;.wav&quot;&quot;&quot;)" office:value-type="string" office:string-value="mv 1^T689.wav &quot;rn^ZZZ~~~~~.wav&quot;">
            <text:p>mv 1^T689.wav "rn^ZZZ~~~~~.wav"</text:p>
          </table:table-cell>
          <table:table-cell table:formula="of:=CONCATENATE(&quot;-ALBUM &quot;&quot;&quot;;[.A690];&quot;&quot;&quot; -ARTIST &quot;&quot;&quot;;[.B690];&quot;&quot;&quot; -ID3V2TAG TCOM &quot;&quot;&quot;;[.C690];&quot;&quot;&quot; -GENRE &quot;&quot;&quot;;[.D690];&quot;&quot;&quot; -TITLE &quot;&quot;&quot;;[.E690];&quot;&quot;&quot; -TRACK &quot;&quot;&quot;;[.F690];&quot;&quot;&quot; -YEAR &quot;&quot;&quot;;[.H690];&quot;&quot;&quot; &quot;;[.K690];&quot;/&quot;;[.O690];&quot;.mp3&quot;)" office:value-type="string" office:string-value="-ALBUM &quot;&quot; -ARTIST &quot;&quot; -ID3V2TAG TCOM &quot;&quot; -GENRE &quot;&quot; -TITLE &quot;ZZZ&quot; -TRACK &quot;&quot; -YEAR &quot;&quot; 1/T689.mp3">
            <text:p>-ALBUM "" -ARTIST "" -ID3V2TAG TCOM "" -GENRE "" -TITLE "ZZZ" -TRACK "" -YEAR "" 1/T68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90]+1" office:value-type="float" office:value="690">
            <text:p>690</text:p>
          </table:table-cell>
          <table:table-cell table:style-name="ce3"/>
          <table:table-cell table:style-name="ce5" table:formula="of:=IF([.J691]=&quot;X&quot;;[.K690]+1;[.K690])" office:value-type="float" office:value="1">
            <text:p>1</text:p>
          </table:table-cell>
          <table:table-cell table:formula="of:=IF([.J691]=&quot;X&quot;;0;[.L690]+[.G690]+[.J691]/24/60/60)" office:value-type="time" office:time-value="PT00H09M20.304S">
            <text:p>00:09:20.30</text:p>
          </table:table-cell>
          <table:table-cell table:formula="of:=INT([.L691]*24*60)+MOD([.L691]*24*60*60;60)/100" office:value-type="float" office:value="9.20304">
            <text:p>9.203</text:p>
          </table:table-cell>
          <table:table-cell table:formula="of:=[.L691]*24*60*60+[.$N$1]*([.P691]-1)" office:value-type="float" office:value="215.804000000015">
            <text:p>215.804</text:p>
          </table:table-cell>
          <table:table-cell table:formula="of:=CONCATENATE(&quot;T&quot;;[.P691])" office:value-type="string" office:string-value="T690">
            <text:p>T690</text:p>
          </table:table-cell>
          <table:table-cell table:formula="of:=IF([.J691]=&quot;X&quot;;1;[.P690]+1)" office:value-type="float" office:value="690">
            <text:p>690</text:p>
          </table:table-cell>
          <table:table-cell table:style-name="ce7" table:formula="of:=CONCATENATE(&quot;mv &quot;;[.K691];&quot;^&quot;;[.O691];&quot;.wav &quot;&quot;rn^&quot;;[.$E691];&quot;~&quot;;[.$B691];&quot;~&quot;;[.$C691];&quot;~&quot;;[.$A691];&quot;~&quot;;[.$F691];&quot;~&quot;;[.$D691];&quot;.wav&quot;&quot;&quot;)" office:value-type="string" office:string-value="mv 1^T690.wav &quot;rn^ZZZ~~~~~.wav&quot;">
            <text:p>mv 1^T690.wav "rn^ZZZ~~~~~.wav"</text:p>
          </table:table-cell>
          <table:table-cell table:formula="of:=CONCATENATE(&quot;-ALBUM &quot;&quot;&quot;;[.A691];&quot;&quot;&quot; -ARTIST &quot;&quot;&quot;;[.B691];&quot;&quot;&quot; -ID3V2TAG TCOM &quot;&quot;&quot;;[.C691];&quot;&quot;&quot; -GENRE &quot;&quot;&quot;;[.D691];&quot;&quot;&quot; -TITLE &quot;&quot;&quot;;[.E691];&quot;&quot;&quot; -TRACK &quot;&quot;&quot;;[.F691];&quot;&quot;&quot; -YEAR &quot;&quot;&quot;;[.H691];&quot;&quot;&quot; &quot;;[.K691];&quot;/&quot;;[.O691];&quot;.mp3&quot;)" office:value-type="string" office:string-value="-ALBUM &quot;&quot; -ARTIST &quot;&quot; -ID3V2TAG TCOM &quot;&quot; -GENRE &quot;&quot; -TITLE &quot;ZZZ&quot; -TRACK &quot;&quot; -YEAR &quot;&quot; 1/T690.mp3">
            <text:p>-ALBUM "" -ARTIST "" -ID3V2TAG TCOM "" -GENRE "" -TITLE "ZZZ" -TRACK "" -YEAR "" 1/T69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91]+1" office:value-type="float" office:value="691">
            <text:p>691</text:p>
          </table:table-cell>
          <table:table-cell table:style-name="ce3"/>
          <table:table-cell table:style-name="ce5" table:formula="of:=IF([.J692]=&quot;X&quot;;[.K691]+1;[.K691])" office:value-type="float" office:value="1">
            <text:p>1</text:p>
          </table:table-cell>
          <table:table-cell table:formula="of:=IF([.J692]=&quot;X&quot;;0;[.L691]+[.G691]+[.J692]/24/60/60)" office:value-type="time" office:time-value="PT00H09M20.304S">
            <text:p>00:09:20.30</text:p>
          </table:table-cell>
          <table:table-cell table:formula="of:=INT([.L692]*24*60)+MOD([.L692]*24*60*60;60)/100" office:value-type="float" office:value="9.20304">
            <text:p>9.203</text:p>
          </table:table-cell>
          <table:table-cell table:formula="of:=[.L692]*24*60*60+[.$N$1]*([.P692]-1)" office:value-type="float" office:value="215.304000000015">
            <text:p>215.304</text:p>
          </table:table-cell>
          <table:table-cell table:formula="of:=CONCATENATE(&quot;T&quot;;[.P692])" office:value-type="string" office:string-value="T691">
            <text:p>T691</text:p>
          </table:table-cell>
          <table:table-cell table:formula="of:=IF([.J692]=&quot;X&quot;;1;[.P691]+1)" office:value-type="float" office:value="691">
            <text:p>691</text:p>
          </table:table-cell>
          <table:table-cell table:style-name="ce7" table:formula="of:=CONCATENATE(&quot;mv &quot;;[.K692];&quot;^&quot;;[.O692];&quot;.wav &quot;&quot;rn^&quot;;[.$E692];&quot;~&quot;;[.$B692];&quot;~&quot;;[.$C692];&quot;~&quot;;[.$A692];&quot;~&quot;;[.$F692];&quot;~&quot;;[.$D692];&quot;.wav&quot;&quot;&quot;)" office:value-type="string" office:string-value="mv 1^T691.wav &quot;rn^ZZZ~~~~~.wav&quot;">
            <text:p>mv 1^T691.wav "rn^ZZZ~~~~~.wav"</text:p>
          </table:table-cell>
          <table:table-cell table:formula="of:=CONCATENATE(&quot;-ALBUM &quot;&quot;&quot;;[.A692];&quot;&quot;&quot; -ARTIST &quot;&quot;&quot;;[.B692];&quot;&quot;&quot; -ID3V2TAG TCOM &quot;&quot;&quot;;[.C692];&quot;&quot;&quot; -GENRE &quot;&quot;&quot;;[.D692];&quot;&quot;&quot; -TITLE &quot;&quot;&quot;;[.E692];&quot;&quot;&quot; -TRACK &quot;&quot;&quot;;[.F692];&quot;&quot;&quot; -YEAR &quot;&quot;&quot;;[.H692];&quot;&quot;&quot; &quot;;[.K692];&quot;/&quot;;[.O692];&quot;.mp3&quot;)" office:value-type="string" office:string-value="-ALBUM &quot;&quot; -ARTIST &quot;&quot; -ID3V2TAG TCOM &quot;&quot; -GENRE &quot;&quot; -TITLE &quot;ZZZ&quot; -TRACK &quot;&quot; -YEAR &quot;&quot; 1/T691.mp3">
            <text:p>-ALBUM "" -ARTIST "" -ID3V2TAG TCOM "" -GENRE "" -TITLE "ZZZ" -TRACK "" -YEAR "" 1/T69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92]+1" office:value-type="float" office:value="692">
            <text:p>692</text:p>
          </table:table-cell>
          <table:table-cell table:style-name="ce3"/>
          <table:table-cell table:style-name="ce5" table:formula="of:=IF([.J693]=&quot;X&quot;;[.K692]+1;[.K692])" office:value-type="float" office:value="1">
            <text:p>1</text:p>
          </table:table-cell>
          <table:table-cell table:formula="of:=IF([.J693]=&quot;X&quot;;0;[.L692]+[.G692]+[.J693]/24/60/60)" office:value-type="time" office:time-value="PT00H09M20.304S">
            <text:p>00:09:20.30</text:p>
          </table:table-cell>
          <table:table-cell table:formula="of:=INT([.L693]*24*60)+MOD([.L693]*24*60*60;60)/100" office:value-type="float" office:value="9.20304">
            <text:p>9.203</text:p>
          </table:table-cell>
          <table:table-cell table:formula="of:=[.L693]*24*60*60+[.$N$1]*([.P693]-1)" office:value-type="float" office:value="214.804000000015">
            <text:p>214.804</text:p>
          </table:table-cell>
          <table:table-cell table:formula="of:=CONCATENATE(&quot;T&quot;;[.P693])" office:value-type="string" office:string-value="T692">
            <text:p>T692</text:p>
          </table:table-cell>
          <table:table-cell table:formula="of:=IF([.J693]=&quot;X&quot;;1;[.P692]+1)" office:value-type="float" office:value="692">
            <text:p>692</text:p>
          </table:table-cell>
          <table:table-cell table:style-name="ce7" table:formula="of:=CONCATENATE(&quot;mv &quot;;[.K693];&quot;^&quot;;[.O693];&quot;.wav &quot;&quot;rn^&quot;;[.$E693];&quot;~&quot;;[.$B693];&quot;~&quot;;[.$C693];&quot;~&quot;;[.$A693];&quot;~&quot;;[.$F693];&quot;~&quot;;[.$D693];&quot;.wav&quot;&quot;&quot;)" office:value-type="string" office:string-value="mv 1^T692.wav &quot;rn^ZZZ~~~~~.wav&quot;">
            <text:p>mv 1^T692.wav "rn^ZZZ~~~~~.wav"</text:p>
          </table:table-cell>
          <table:table-cell table:formula="of:=CONCATENATE(&quot;-ALBUM &quot;&quot;&quot;;[.A693];&quot;&quot;&quot; -ARTIST &quot;&quot;&quot;;[.B693];&quot;&quot;&quot; -ID3V2TAG TCOM &quot;&quot;&quot;;[.C693];&quot;&quot;&quot; -GENRE &quot;&quot;&quot;;[.D693];&quot;&quot;&quot; -TITLE &quot;&quot;&quot;;[.E693];&quot;&quot;&quot; -TRACK &quot;&quot;&quot;;[.F693];&quot;&quot;&quot; -YEAR &quot;&quot;&quot;;[.H693];&quot;&quot;&quot; &quot;;[.K693];&quot;/&quot;;[.O693];&quot;.mp3&quot;)" office:value-type="string" office:string-value="-ALBUM &quot;&quot; -ARTIST &quot;&quot; -ID3V2TAG TCOM &quot;&quot; -GENRE &quot;&quot; -TITLE &quot;ZZZ&quot; -TRACK &quot;&quot; -YEAR &quot;&quot; 1/T692.mp3">
            <text:p>-ALBUM "" -ARTIST "" -ID3V2TAG TCOM "" -GENRE "" -TITLE "ZZZ" -TRACK "" -YEAR "" 1/T69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93]+1" office:value-type="float" office:value="693">
            <text:p>693</text:p>
          </table:table-cell>
          <table:table-cell table:style-name="ce3"/>
          <table:table-cell table:style-name="ce5" table:formula="of:=IF([.J694]=&quot;X&quot;;[.K693]+1;[.K693])" office:value-type="float" office:value="1">
            <text:p>1</text:p>
          </table:table-cell>
          <table:table-cell table:formula="of:=IF([.J694]=&quot;X&quot;;0;[.L693]+[.G693]+[.J694]/24/60/60)" office:value-type="time" office:time-value="PT00H09M20.304S">
            <text:p>00:09:20.30</text:p>
          </table:table-cell>
          <table:table-cell table:formula="of:=INT([.L694]*24*60)+MOD([.L694]*24*60*60;60)/100" office:value-type="float" office:value="9.20304">
            <text:p>9.203</text:p>
          </table:table-cell>
          <table:table-cell table:formula="of:=[.L694]*24*60*60+[.$N$1]*([.P694]-1)" office:value-type="float" office:value="214.304000000015">
            <text:p>214.304</text:p>
          </table:table-cell>
          <table:table-cell table:formula="of:=CONCATENATE(&quot;T&quot;;[.P694])" office:value-type="string" office:string-value="T693">
            <text:p>T693</text:p>
          </table:table-cell>
          <table:table-cell table:formula="of:=IF([.J694]=&quot;X&quot;;1;[.P693]+1)" office:value-type="float" office:value="693">
            <text:p>693</text:p>
          </table:table-cell>
          <table:table-cell table:style-name="ce7" table:formula="of:=CONCATENATE(&quot;mv &quot;;[.K694];&quot;^&quot;;[.O694];&quot;.wav &quot;&quot;rn^&quot;;[.$E694];&quot;~&quot;;[.$B694];&quot;~&quot;;[.$C694];&quot;~&quot;;[.$A694];&quot;~&quot;;[.$F694];&quot;~&quot;;[.$D694];&quot;.wav&quot;&quot;&quot;)" office:value-type="string" office:string-value="mv 1^T693.wav &quot;rn^ZZZ~~~~~.wav&quot;">
            <text:p>mv 1^T693.wav "rn^ZZZ~~~~~.wav"</text:p>
          </table:table-cell>
          <table:table-cell table:formula="of:=CONCATENATE(&quot;-ALBUM &quot;&quot;&quot;;[.A694];&quot;&quot;&quot; -ARTIST &quot;&quot;&quot;;[.B694];&quot;&quot;&quot; -ID3V2TAG TCOM &quot;&quot;&quot;;[.C694];&quot;&quot;&quot; -GENRE &quot;&quot;&quot;;[.D694];&quot;&quot;&quot; -TITLE &quot;&quot;&quot;;[.E694];&quot;&quot;&quot; -TRACK &quot;&quot;&quot;;[.F694];&quot;&quot;&quot; -YEAR &quot;&quot;&quot;;[.H694];&quot;&quot;&quot; &quot;;[.K694];&quot;/&quot;;[.O694];&quot;.mp3&quot;)" office:value-type="string" office:string-value="-ALBUM &quot;&quot; -ARTIST &quot;&quot; -ID3V2TAG TCOM &quot;&quot; -GENRE &quot;&quot; -TITLE &quot;ZZZ&quot; -TRACK &quot;&quot; -YEAR &quot;&quot; 1/T693.mp3">
            <text:p>-ALBUM "" -ARTIST "" -ID3V2TAG TCOM "" -GENRE "" -TITLE "ZZZ" -TRACK "" -YEAR "" 1/T69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94]+1" office:value-type="float" office:value="694">
            <text:p>694</text:p>
          </table:table-cell>
          <table:table-cell table:style-name="ce3"/>
          <table:table-cell table:style-name="ce5" table:formula="of:=IF([.J695]=&quot;X&quot;;[.K694]+1;[.K694])" office:value-type="float" office:value="1">
            <text:p>1</text:p>
          </table:table-cell>
          <table:table-cell table:formula="of:=IF([.J695]=&quot;X&quot;;0;[.L694]+[.G694]+[.J695]/24/60/60)" office:value-type="time" office:time-value="PT00H09M20.304S">
            <text:p>00:09:20.30</text:p>
          </table:table-cell>
          <table:table-cell table:formula="of:=INT([.L695]*24*60)+MOD([.L695]*24*60*60;60)/100" office:value-type="float" office:value="9.20304">
            <text:p>9.203</text:p>
          </table:table-cell>
          <table:table-cell table:formula="of:=[.L695]*24*60*60+[.$N$1]*([.P695]-1)" office:value-type="float" office:value="213.804000000015">
            <text:p>213.804</text:p>
          </table:table-cell>
          <table:table-cell table:formula="of:=CONCATENATE(&quot;T&quot;;[.P695])" office:value-type="string" office:string-value="T694">
            <text:p>T694</text:p>
          </table:table-cell>
          <table:table-cell table:formula="of:=IF([.J695]=&quot;X&quot;;1;[.P694]+1)" office:value-type="float" office:value="694">
            <text:p>694</text:p>
          </table:table-cell>
          <table:table-cell table:style-name="ce7" table:formula="of:=CONCATENATE(&quot;mv &quot;;[.K695];&quot;^&quot;;[.O695];&quot;.wav &quot;&quot;rn^&quot;;[.$E695];&quot;~&quot;;[.$B695];&quot;~&quot;;[.$C695];&quot;~&quot;;[.$A695];&quot;~&quot;;[.$F695];&quot;~&quot;;[.$D695];&quot;.wav&quot;&quot;&quot;)" office:value-type="string" office:string-value="mv 1^T694.wav &quot;rn^ZZZ~~~~~.wav&quot;">
            <text:p>mv 1^T694.wav "rn^ZZZ~~~~~.wav"</text:p>
          </table:table-cell>
          <table:table-cell table:formula="of:=CONCATENATE(&quot;-ALBUM &quot;&quot;&quot;;[.A695];&quot;&quot;&quot; -ARTIST &quot;&quot;&quot;;[.B695];&quot;&quot;&quot; -ID3V2TAG TCOM &quot;&quot;&quot;;[.C695];&quot;&quot;&quot; -GENRE &quot;&quot;&quot;;[.D695];&quot;&quot;&quot; -TITLE &quot;&quot;&quot;;[.E695];&quot;&quot;&quot; -TRACK &quot;&quot;&quot;;[.F695];&quot;&quot;&quot; -YEAR &quot;&quot;&quot;;[.H695];&quot;&quot;&quot; &quot;;[.K695];&quot;/&quot;;[.O695];&quot;.mp3&quot;)" office:value-type="string" office:string-value="-ALBUM &quot;&quot; -ARTIST &quot;&quot; -ID3V2TAG TCOM &quot;&quot; -GENRE &quot;&quot; -TITLE &quot;ZZZ&quot; -TRACK &quot;&quot; -YEAR &quot;&quot; 1/T694.mp3">
            <text:p>-ALBUM "" -ARTIST "" -ID3V2TAG TCOM "" -GENRE "" -TITLE "ZZZ" -TRACK "" -YEAR "" 1/T69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95]+1" office:value-type="float" office:value="695">
            <text:p>695</text:p>
          </table:table-cell>
          <table:table-cell table:style-name="ce3"/>
          <table:table-cell table:style-name="ce5" table:formula="of:=IF([.J696]=&quot;X&quot;;[.K695]+1;[.K695])" office:value-type="float" office:value="1">
            <text:p>1</text:p>
          </table:table-cell>
          <table:table-cell table:formula="of:=IF([.J696]=&quot;X&quot;;0;[.L695]+[.G695]+[.J696]/24/60/60)" office:value-type="time" office:time-value="PT00H09M20.304S">
            <text:p>00:09:20.30</text:p>
          </table:table-cell>
          <table:table-cell table:formula="of:=INT([.L696]*24*60)+MOD([.L696]*24*60*60;60)/100" office:value-type="float" office:value="9.20304">
            <text:p>9.203</text:p>
          </table:table-cell>
          <table:table-cell table:formula="of:=[.L696]*24*60*60+[.$N$1]*([.P696]-1)" office:value-type="float" office:value="213.304000000015">
            <text:p>213.304</text:p>
          </table:table-cell>
          <table:table-cell table:formula="of:=CONCATENATE(&quot;T&quot;;[.P696])" office:value-type="string" office:string-value="T695">
            <text:p>T695</text:p>
          </table:table-cell>
          <table:table-cell table:formula="of:=IF([.J696]=&quot;X&quot;;1;[.P695]+1)" office:value-type="float" office:value="695">
            <text:p>695</text:p>
          </table:table-cell>
          <table:table-cell table:style-name="ce7" table:formula="of:=CONCATENATE(&quot;mv &quot;;[.K696];&quot;^&quot;;[.O696];&quot;.wav &quot;&quot;rn^&quot;;[.$E696];&quot;~&quot;;[.$B696];&quot;~&quot;;[.$C696];&quot;~&quot;;[.$A696];&quot;~&quot;;[.$F696];&quot;~&quot;;[.$D696];&quot;.wav&quot;&quot;&quot;)" office:value-type="string" office:string-value="mv 1^T695.wav &quot;rn^ZZZ~~~~~.wav&quot;">
            <text:p>mv 1^T695.wav "rn^ZZZ~~~~~.wav"</text:p>
          </table:table-cell>
          <table:table-cell table:formula="of:=CONCATENATE(&quot;-ALBUM &quot;&quot;&quot;;[.A696];&quot;&quot;&quot; -ARTIST &quot;&quot;&quot;;[.B696];&quot;&quot;&quot; -ID3V2TAG TCOM &quot;&quot;&quot;;[.C696];&quot;&quot;&quot; -GENRE &quot;&quot;&quot;;[.D696];&quot;&quot;&quot; -TITLE &quot;&quot;&quot;;[.E696];&quot;&quot;&quot; -TRACK &quot;&quot;&quot;;[.F696];&quot;&quot;&quot; -YEAR &quot;&quot;&quot;;[.H696];&quot;&quot;&quot; &quot;;[.K696];&quot;/&quot;;[.O696];&quot;.mp3&quot;)" office:value-type="string" office:string-value="-ALBUM &quot;&quot; -ARTIST &quot;&quot; -ID3V2TAG TCOM &quot;&quot; -GENRE &quot;&quot; -TITLE &quot;ZZZ&quot; -TRACK &quot;&quot; -YEAR &quot;&quot; 1/T695.mp3">
            <text:p>-ALBUM "" -ARTIST "" -ID3V2TAG TCOM "" -GENRE "" -TITLE "ZZZ" -TRACK "" -YEAR "" 1/T69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96]+1" office:value-type="float" office:value="696">
            <text:p>696</text:p>
          </table:table-cell>
          <table:table-cell table:style-name="ce3"/>
          <table:table-cell table:style-name="ce5" table:formula="of:=IF([.J697]=&quot;X&quot;;[.K696]+1;[.K696])" office:value-type="float" office:value="1">
            <text:p>1</text:p>
          </table:table-cell>
          <table:table-cell table:formula="of:=IF([.J697]=&quot;X&quot;;0;[.L696]+[.G696]+[.J697]/24/60/60)" office:value-type="time" office:time-value="PT00H09M20.304S">
            <text:p>00:09:20.30</text:p>
          </table:table-cell>
          <table:table-cell table:formula="of:=INT([.L697]*24*60)+MOD([.L697]*24*60*60;60)/100" office:value-type="float" office:value="9.20304">
            <text:p>9.203</text:p>
          </table:table-cell>
          <table:table-cell table:formula="of:=[.L697]*24*60*60+[.$N$1]*([.P697]-1)" office:value-type="float" office:value="212.804000000015">
            <text:p>212.804</text:p>
          </table:table-cell>
          <table:table-cell table:formula="of:=CONCATENATE(&quot;T&quot;;[.P697])" office:value-type="string" office:string-value="T696">
            <text:p>T696</text:p>
          </table:table-cell>
          <table:table-cell table:formula="of:=IF([.J697]=&quot;X&quot;;1;[.P696]+1)" office:value-type="float" office:value="696">
            <text:p>696</text:p>
          </table:table-cell>
          <table:table-cell table:style-name="ce7" table:formula="of:=CONCATENATE(&quot;mv &quot;;[.K697];&quot;^&quot;;[.O697];&quot;.wav &quot;&quot;rn^&quot;;[.$E697];&quot;~&quot;;[.$B697];&quot;~&quot;;[.$C697];&quot;~&quot;;[.$A697];&quot;~&quot;;[.$F697];&quot;~&quot;;[.$D697];&quot;.wav&quot;&quot;&quot;)" office:value-type="string" office:string-value="mv 1^T696.wav &quot;rn^ZZZ~~~~~.wav&quot;">
            <text:p>mv 1^T696.wav "rn^ZZZ~~~~~.wav"</text:p>
          </table:table-cell>
          <table:table-cell table:formula="of:=CONCATENATE(&quot;-ALBUM &quot;&quot;&quot;;[.A697];&quot;&quot;&quot; -ARTIST &quot;&quot;&quot;;[.B697];&quot;&quot;&quot; -ID3V2TAG TCOM &quot;&quot;&quot;;[.C697];&quot;&quot;&quot; -GENRE &quot;&quot;&quot;;[.D697];&quot;&quot;&quot; -TITLE &quot;&quot;&quot;;[.E697];&quot;&quot;&quot; -TRACK &quot;&quot;&quot;;[.F697];&quot;&quot;&quot; -YEAR &quot;&quot;&quot;;[.H697];&quot;&quot;&quot; &quot;;[.K697];&quot;/&quot;;[.O697];&quot;.mp3&quot;)" office:value-type="string" office:string-value="-ALBUM &quot;&quot; -ARTIST &quot;&quot; -ID3V2TAG TCOM &quot;&quot; -GENRE &quot;&quot; -TITLE &quot;ZZZ&quot; -TRACK &quot;&quot; -YEAR &quot;&quot; 1/T696.mp3">
            <text:p>-ALBUM "" -ARTIST "" -ID3V2TAG TCOM "" -GENRE "" -TITLE "ZZZ" -TRACK "" -YEAR "" 1/T69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97]+1" office:value-type="float" office:value="697">
            <text:p>697</text:p>
          </table:table-cell>
          <table:table-cell table:style-name="ce3"/>
          <table:table-cell table:style-name="ce5" table:formula="of:=IF([.J698]=&quot;X&quot;;[.K697]+1;[.K697])" office:value-type="float" office:value="1">
            <text:p>1</text:p>
          </table:table-cell>
          <table:table-cell table:formula="of:=IF([.J698]=&quot;X&quot;;0;[.L697]+[.G697]+[.J698]/24/60/60)" office:value-type="time" office:time-value="PT00H09M20.304S">
            <text:p>00:09:20.30</text:p>
          </table:table-cell>
          <table:table-cell table:formula="of:=INT([.L698]*24*60)+MOD([.L698]*24*60*60;60)/100" office:value-type="float" office:value="9.20304">
            <text:p>9.203</text:p>
          </table:table-cell>
          <table:table-cell table:formula="of:=[.L698]*24*60*60+[.$N$1]*([.P698]-1)" office:value-type="float" office:value="212.304000000015">
            <text:p>212.304</text:p>
          </table:table-cell>
          <table:table-cell table:formula="of:=CONCATENATE(&quot;T&quot;;[.P698])" office:value-type="string" office:string-value="T697">
            <text:p>T697</text:p>
          </table:table-cell>
          <table:table-cell table:formula="of:=IF([.J698]=&quot;X&quot;;1;[.P697]+1)" office:value-type="float" office:value="697">
            <text:p>697</text:p>
          </table:table-cell>
          <table:table-cell table:style-name="ce7" table:formula="of:=CONCATENATE(&quot;mv &quot;;[.K698];&quot;^&quot;;[.O698];&quot;.wav &quot;&quot;rn^&quot;;[.$E698];&quot;~&quot;;[.$B698];&quot;~&quot;;[.$C698];&quot;~&quot;;[.$A698];&quot;~&quot;;[.$F698];&quot;~&quot;;[.$D698];&quot;.wav&quot;&quot;&quot;)" office:value-type="string" office:string-value="mv 1^T697.wav &quot;rn^ZZZ~~~~~.wav&quot;">
            <text:p>mv 1^T697.wav "rn^ZZZ~~~~~.wav"</text:p>
          </table:table-cell>
          <table:table-cell table:formula="of:=CONCATENATE(&quot;-ALBUM &quot;&quot;&quot;;[.A698];&quot;&quot;&quot; -ARTIST &quot;&quot;&quot;;[.B698];&quot;&quot;&quot; -ID3V2TAG TCOM &quot;&quot;&quot;;[.C698];&quot;&quot;&quot; -GENRE &quot;&quot;&quot;;[.D698];&quot;&quot;&quot; -TITLE &quot;&quot;&quot;;[.E698];&quot;&quot;&quot; -TRACK &quot;&quot;&quot;;[.F698];&quot;&quot;&quot; -YEAR &quot;&quot;&quot;;[.H698];&quot;&quot;&quot; &quot;;[.K698];&quot;/&quot;;[.O698];&quot;.mp3&quot;)" office:value-type="string" office:string-value="-ALBUM &quot;&quot; -ARTIST &quot;&quot; -ID3V2TAG TCOM &quot;&quot; -GENRE &quot;&quot; -TITLE &quot;ZZZ&quot; -TRACK &quot;&quot; -YEAR &quot;&quot; 1/T697.mp3">
            <text:p>-ALBUM "" -ARTIST "" -ID3V2TAG TCOM "" -GENRE "" -TITLE "ZZZ" -TRACK "" -YEAR "" 1/T69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98]+1" office:value-type="float" office:value="698">
            <text:p>698</text:p>
          </table:table-cell>
          <table:table-cell table:style-name="ce3"/>
          <table:table-cell table:style-name="ce5" table:formula="of:=IF([.J699]=&quot;X&quot;;[.K698]+1;[.K698])" office:value-type="float" office:value="1">
            <text:p>1</text:p>
          </table:table-cell>
          <table:table-cell table:formula="of:=IF([.J699]=&quot;X&quot;;0;[.L698]+[.G698]+[.J699]/24/60/60)" office:value-type="time" office:time-value="PT00H09M20.304S">
            <text:p>00:09:20.30</text:p>
          </table:table-cell>
          <table:table-cell table:formula="of:=INT([.L699]*24*60)+MOD([.L699]*24*60*60;60)/100" office:value-type="float" office:value="9.20304">
            <text:p>9.203</text:p>
          </table:table-cell>
          <table:table-cell table:formula="of:=[.L699]*24*60*60+[.$N$1]*([.P699]-1)" office:value-type="float" office:value="211.804000000015">
            <text:p>211.804</text:p>
          </table:table-cell>
          <table:table-cell table:formula="of:=CONCATENATE(&quot;T&quot;;[.P699])" office:value-type="string" office:string-value="T698">
            <text:p>T698</text:p>
          </table:table-cell>
          <table:table-cell table:formula="of:=IF([.J699]=&quot;X&quot;;1;[.P698]+1)" office:value-type="float" office:value="698">
            <text:p>698</text:p>
          </table:table-cell>
          <table:table-cell table:style-name="ce7" table:formula="of:=CONCATENATE(&quot;mv &quot;;[.K699];&quot;^&quot;;[.O699];&quot;.wav &quot;&quot;rn^&quot;;[.$E699];&quot;~&quot;;[.$B699];&quot;~&quot;;[.$C699];&quot;~&quot;;[.$A699];&quot;~&quot;;[.$F699];&quot;~&quot;;[.$D699];&quot;.wav&quot;&quot;&quot;)" office:value-type="string" office:string-value="mv 1^T698.wav &quot;rn^ZZZ~~~~~.wav&quot;">
            <text:p>mv 1^T698.wav "rn^ZZZ~~~~~.wav"</text:p>
          </table:table-cell>
          <table:table-cell table:formula="of:=CONCATENATE(&quot;-ALBUM &quot;&quot;&quot;;[.A699];&quot;&quot;&quot; -ARTIST &quot;&quot;&quot;;[.B699];&quot;&quot;&quot; -ID3V2TAG TCOM &quot;&quot;&quot;;[.C699];&quot;&quot;&quot; -GENRE &quot;&quot;&quot;;[.D699];&quot;&quot;&quot; -TITLE &quot;&quot;&quot;;[.E699];&quot;&quot;&quot; -TRACK &quot;&quot;&quot;;[.F699];&quot;&quot;&quot; -YEAR &quot;&quot;&quot;;[.H699];&quot;&quot;&quot; &quot;;[.K699];&quot;/&quot;;[.O699];&quot;.mp3&quot;)" office:value-type="string" office:string-value="-ALBUM &quot;&quot; -ARTIST &quot;&quot; -ID3V2TAG TCOM &quot;&quot; -GENRE &quot;&quot; -TITLE &quot;ZZZ&quot; -TRACK &quot;&quot; -YEAR &quot;&quot; 1/T698.mp3">
            <text:p>-ALBUM "" -ARTIST "" -ID3V2TAG TCOM "" -GENRE "" -TITLE "ZZZ" -TRACK "" -YEAR "" 1/T69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699]+1" office:value-type="float" office:value="699">
            <text:p>699</text:p>
          </table:table-cell>
          <table:table-cell table:style-name="ce3"/>
          <table:table-cell table:style-name="ce5" table:formula="of:=IF([.J700]=&quot;X&quot;;[.K699]+1;[.K699])" office:value-type="float" office:value="1">
            <text:p>1</text:p>
          </table:table-cell>
          <table:table-cell table:formula="of:=IF([.J700]=&quot;X&quot;;0;[.L699]+[.G699]+[.J700]/24/60/60)" office:value-type="time" office:time-value="PT00H09M20.304S">
            <text:p>00:09:20.30</text:p>
          </table:table-cell>
          <table:table-cell table:formula="of:=INT([.L700]*24*60)+MOD([.L700]*24*60*60;60)/100" office:value-type="float" office:value="9.20304">
            <text:p>9.203</text:p>
          </table:table-cell>
          <table:table-cell table:formula="of:=[.L700]*24*60*60+[.$N$1]*([.P700]-1)" office:value-type="float" office:value="211.304000000015">
            <text:p>211.304</text:p>
          </table:table-cell>
          <table:table-cell table:formula="of:=CONCATENATE(&quot;T&quot;;[.P700])" office:value-type="string" office:string-value="T699">
            <text:p>T699</text:p>
          </table:table-cell>
          <table:table-cell table:formula="of:=IF([.J700]=&quot;X&quot;;1;[.P699]+1)" office:value-type="float" office:value="699">
            <text:p>699</text:p>
          </table:table-cell>
          <table:table-cell table:style-name="ce7" table:formula="of:=CONCATENATE(&quot;mv &quot;;[.K700];&quot;^&quot;;[.O700];&quot;.wav &quot;&quot;rn^&quot;;[.$E700];&quot;~&quot;;[.$B700];&quot;~&quot;;[.$C700];&quot;~&quot;;[.$A700];&quot;~&quot;;[.$F700];&quot;~&quot;;[.$D700];&quot;.wav&quot;&quot;&quot;)" office:value-type="string" office:string-value="mv 1^T699.wav &quot;rn^ZZZ~~~~~.wav&quot;">
            <text:p>mv 1^T699.wav "rn^ZZZ~~~~~.wav"</text:p>
          </table:table-cell>
          <table:table-cell table:formula="of:=CONCATENATE(&quot;-ALBUM &quot;&quot;&quot;;[.A700];&quot;&quot;&quot; -ARTIST &quot;&quot;&quot;;[.B700];&quot;&quot;&quot; -ID3V2TAG TCOM &quot;&quot;&quot;;[.C700];&quot;&quot;&quot; -GENRE &quot;&quot;&quot;;[.D700];&quot;&quot;&quot; -TITLE &quot;&quot;&quot;;[.E700];&quot;&quot;&quot; -TRACK &quot;&quot;&quot;;[.F700];&quot;&quot;&quot; -YEAR &quot;&quot;&quot;;[.H700];&quot;&quot;&quot; &quot;;[.K700];&quot;/&quot;;[.O700];&quot;.mp3&quot;)" office:value-type="string" office:string-value="-ALBUM &quot;&quot; -ARTIST &quot;&quot; -ID3V2TAG TCOM &quot;&quot; -GENRE &quot;&quot; -TITLE &quot;ZZZ&quot; -TRACK &quot;&quot; -YEAR &quot;&quot; 1/T699.mp3">
            <text:p>-ALBUM "" -ARTIST "" -ID3V2TAG TCOM "" -GENRE "" -TITLE "ZZZ" -TRACK "" -YEAR "" 1/T69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00]+1" office:value-type="float" office:value="700">
            <text:p>700</text:p>
          </table:table-cell>
          <table:table-cell table:style-name="ce3"/>
          <table:table-cell table:style-name="ce5" table:formula="of:=IF([.J701]=&quot;X&quot;;[.K700]+1;[.K700])" office:value-type="float" office:value="1">
            <text:p>1</text:p>
          </table:table-cell>
          <table:table-cell table:formula="of:=IF([.J701]=&quot;X&quot;;0;[.L700]+[.G700]+[.J701]/24/60/60)" office:value-type="time" office:time-value="PT00H09M20.304S">
            <text:p>00:09:20.30</text:p>
          </table:table-cell>
          <table:table-cell table:formula="of:=INT([.L701]*24*60)+MOD([.L701]*24*60*60;60)/100" office:value-type="float" office:value="9.20304">
            <text:p>9.203</text:p>
          </table:table-cell>
          <table:table-cell table:formula="of:=[.L701]*24*60*60+[.$N$1]*([.P701]-1)" office:value-type="float" office:value="210.804000000015">
            <text:p>210.804</text:p>
          </table:table-cell>
          <table:table-cell table:formula="of:=CONCATENATE(&quot;T&quot;;[.P701])" office:value-type="string" office:string-value="T700">
            <text:p>T700</text:p>
          </table:table-cell>
          <table:table-cell table:formula="of:=IF([.J701]=&quot;X&quot;;1;[.P700]+1)" office:value-type="float" office:value="700">
            <text:p>700</text:p>
          </table:table-cell>
          <table:table-cell table:style-name="ce7" table:formula="of:=CONCATENATE(&quot;mv &quot;;[.K701];&quot;^&quot;;[.O701];&quot;.wav &quot;&quot;rn^&quot;;[.$E701];&quot;~&quot;;[.$B701];&quot;~&quot;;[.$C701];&quot;~&quot;;[.$A701];&quot;~&quot;;[.$F701];&quot;~&quot;;[.$D701];&quot;.wav&quot;&quot;&quot;)" office:value-type="string" office:string-value="mv 1^T700.wav &quot;rn^ZZZ~~~~~.wav&quot;">
            <text:p>mv 1^T700.wav "rn^ZZZ~~~~~.wav"</text:p>
          </table:table-cell>
          <table:table-cell table:formula="of:=CONCATENATE(&quot;-ALBUM &quot;&quot;&quot;;[.A701];&quot;&quot;&quot; -ARTIST &quot;&quot;&quot;;[.B701];&quot;&quot;&quot; -ID3V2TAG TCOM &quot;&quot;&quot;;[.C701];&quot;&quot;&quot; -GENRE &quot;&quot;&quot;;[.D701];&quot;&quot;&quot; -TITLE &quot;&quot;&quot;;[.E701];&quot;&quot;&quot; -TRACK &quot;&quot;&quot;;[.F701];&quot;&quot;&quot; -YEAR &quot;&quot;&quot;;[.H701];&quot;&quot;&quot; &quot;;[.K701];&quot;/&quot;;[.O701];&quot;.mp3&quot;)" office:value-type="string" office:string-value="-ALBUM &quot;&quot; -ARTIST &quot;&quot; -ID3V2TAG TCOM &quot;&quot; -GENRE &quot;&quot; -TITLE &quot;ZZZ&quot; -TRACK &quot;&quot; -YEAR &quot;&quot; 1/T700.mp3">
            <text:p>-ALBUM "" -ARTIST "" -ID3V2TAG TCOM "" -GENRE "" -TITLE "ZZZ" -TRACK "" -YEAR "" 1/T70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01]+1" office:value-type="float" office:value="701">
            <text:p>701</text:p>
          </table:table-cell>
          <table:table-cell table:style-name="ce3"/>
          <table:table-cell table:style-name="ce5" table:formula="of:=IF([.J702]=&quot;X&quot;;[.K701]+1;[.K701])" office:value-type="float" office:value="1">
            <text:p>1</text:p>
          </table:table-cell>
          <table:table-cell table:formula="of:=IF([.J702]=&quot;X&quot;;0;[.L701]+[.G701]+[.J702]/24/60/60)" office:value-type="time" office:time-value="PT00H09M20.304S">
            <text:p>00:09:20.30</text:p>
          </table:table-cell>
          <table:table-cell table:formula="of:=INT([.L702]*24*60)+MOD([.L702]*24*60*60;60)/100" office:value-type="float" office:value="9.20304">
            <text:p>9.203</text:p>
          </table:table-cell>
          <table:table-cell table:formula="of:=[.L702]*24*60*60+[.$N$1]*([.P702]-1)" office:value-type="float" office:value="210.304000000015">
            <text:p>210.304</text:p>
          </table:table-cell>
          <table:table-cell table:formula="of:=CONCATENATE(&quot;T&quot;;[.P702])" office:value-type="string" office:string-value="T701">
            <text:p>T701</text:p>
          </table:table-cell>
          <table:table-cell table:formula="of:=IF([.J702]=&quot;X&quot;;1;[.P701]+1)" office:value-type="float" office:value="701">
            <text:p>701</text:p>
          </table:table-cell>
          <table:table-cell table:style-name="ce7" table:formula="of:=CONCATENATE(&quot;mv &quot;;[.K702];&quot;^&quot;;[.O702];&quot;.wav &quot;&quot;rn^&quot;;[.$E702];&quot;~&quot;;[.$B702];&quot;~&quot;;[.$C702];&quot;~&quot;;[.$A702];&quot;~&quot;;[.$F702];&quot;~&quot;;[.$D702];&quot;.wav&quot;&quot;&quot;)" office:value-type="string" office:string-value="mv 1^T701.wav &quot;rn^ZZZ~~~~~.wav&quot;">
            <text:p>mv 1^T701.wav "rn^ZZZ~~~~~.wav"</text:p>
          </table:table-cell>
          <table:table-cell table:formula="of:=CONCATENATE(&quot;-ALBUM &quot;&quot;&quot;;[.A702];&quot;&quot;&quot; -ARTIST &quot;&quot;&quot;;[.B702];&quot;&quot;&quot; -ID3V2TAG TCOM &quot;&quot;&quot;;[.C702];&quot;&quot;&quot; -GENRE &quot;&quot;&quot;;[.D702];&quot;&quot;&quot; -TITLE &quot;&quot;&quot;;[.E702];&quot;&quot;&quot; -TRACK &quot;&quot;&quot;;[.F702];&quot;&quot;&quot; -YEAR &quot;&quot;&quot;;[.H702];&quot;&quot;&quot; &quot;;[.K702];&quot;/&quot;;[.O702];&quot;.mp3&quot;)" office:value-type="string" office:string-value="-ALBUM &quot;&quot; -ARTIST &quot;&quot; -ID3V2TAG TCOM &quot;&quot; -GENRE &quot;&quot; -TITLE &quot;ZZZ&quot; -TRACK &quot;&quot; -YEAR &quot;&quot; 1/T701.mp3">
            <text:p>-ALBUM "" -ARTIST "" -ID3V2TAG TCOM "" -GENRE "" -TITLE "ZZZ" -TRACK "" -YEAR "" 1/T70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02]+1" office:value-type="float" office:value="702">
            <text:p>702</text:p>
          </table:table-cell>
          <table:table-cell table:style-name="ce3"/>
          <table:table-cell table:style-name="ce5" table:formula="of:=IF([.J703]=&quot;X&quot;;[.K702]+1;[.K702])" office:value-type="float" office:value="1">
            <text:p>1</text:p>
          </table:table-cell>
          <table:table-cell table:formula="of:=IF([.J703]=&quot;X&quot;;0;[.L702]+[.G702]+[.J703]/24/60/60)" office:value-type="time" office:time-value="PT00H09M20.304S">
            <text:p>00:09:20.30</text:p>
          </table:table-cell>
          <table:table-cell table:formula="of:=INT([.L703]*24*60)+MOD([.L703]*24*60*60;60)/100" office:value-type="float" office:value="9.20304">
            <text:p>9.203</text:p>
          </table:table-cell>
          <table:table-cell table:formula="of:=[.L703]*24*60*60+[.$N$1]*([.P703]-1)" office:value-type="float" office:value="209.804000000015">
            <text:p>209.804</text:p>
          </table:table-cell>
          <table:table-cell table:formula="of:=CONCATENATE(&quot;T&quot;;[.P703])" office:value-type="string" office:string-value="T702">
            <text:p>T702</text:p>
          </table:table-cell>
          <table:table-cell table:formula="of:=IF([.J703]=&quot;X&quot;;1;[.P702]+1)" office:value-type="float" office:value="702">
            <text:p>702</text:p>
          </table:table-cell>
          <table:table-cell table:style-name="ce7" table:formula="of:=CONCATENATE(&quot;mv &quot;;[.K703];&quot;^&quot;;[.O703];&quot;.wav &quot;&quot;rn^&quot;;[.$E703];&quot;~&quot;;[.$B703];&quot;~&quot;;[.$C703];&quot;~&quot;;[.$A703];&quot;~&quot;;[.$F703];&quot;~&quot;;[.$D703];&quot;.wav&quot;&quot;&quot;)" office:value-type="string" office:string-value="mv 1^T702.wav &quot;rn^ZZZ~~~~~.wav&quot;">
            <text:p>mv 1^T702.wav "rn^ZZZ~~~~~.wav"</text:p>
          </table:table-cell>
          <table:table-cell table:formula="of:=CONCATENATE(&quot;-ALBUM &quot;&quot;&quot;;[.A703];&quot;&quot;&quot; -ARTIST &quot;&quot;&quot;;[.B703];&quot;&quot;&quot; -ID3V2TAG TCOM &quot;&quot;&quot;;[.C703];&quot;&quot;&quot; -GENRE &quot;&quot;&quot;;[.D703];&quot;&quot;&quot; -TITLE &quot;&quot;&quot;;[.E703];&quot;&quot;&quot; -TRACK &quot;&quot;&quot;;[.F703];&quot;&quot;&quot; -YEAR &quot;&quot;&quot;;[.H703];&quot;&quot;&quot; &quot;;[.K703];&quot;/&quot;;[.O703];&quot;.mp3&quot;)" office:value-type="string" office:string-value="-ALBUM &quot;&quot; -ARTIST &quot;&quot; -ID3V2TAG TCOM &quot;&quot; -GENRE &quot;&quot; -TITLE &quot;ZZZ&quot; -TRACK &quot;&quot; -YEAR &quot;&quot; 1/T702.mp3">
            <text:p>-ALBUM "" -ARTIST "" -ID3V2TAG TCOM "" -GENRE "" -TITLE "ZZZ" -TRACK "" -YEAR "" 1/T70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03]+1" office:value-type="float" office:value="703">
            <text:p>703</text:p>
          </table:table-cell>
          <table:table-cell table:style-name="ce3"/>
          <table:table-cell table:style-name="ce5" table:formula="of:=IF([.J704]=&quot;X&quot;;[.K703]+1;[.K703])" office:value-type="float" office:value="1">
            <text:p>1</text:p>
          </table:table-cell>
          <table:table-cell table:formula="of:=IF([.J704]=&quot;X&quot;;0;[.L703]+[.G703]+[.J704]/24/60/60)" office:value-type="time" office:time-value="PT00H09M20.304S">
            <text:p>00:09:20.30</text:p>
          </table:table-cell>
          <table:table-cell table:formula="of:=INT([.L704]*24*60)+MOD([.L704]*24*60*60;60)/100" office:value-type="float" office:value="9.20304">
            <text:p>9.203</text:p>
          </table:table-cell>
          <table:table-cell table:formula="of:=[.L704]*24*60*60+[.$N$1]*([.P704]-1)" office:value-type="float" office:value="209.304000000015">
            <text:p>209.304</text:p>
          </table:table-cell>
          <table:table-cell table:formula="of:=CONCATENATE(&quot;T&quot;;[.P704])" office:value-type="string" office:string-value="T703">
            <text:p>T703</text:p>
          </table:table-cell>
          <table:table-cell table:formula="of:=IF([.J704]=&quot;X&quot;;1;[.P703]+1)" office:value-type="float" office:value="703">
            <text:p>703</text:p>
          </table:table-cell>
          <table:table-cell table:style-name="ce7" table:formula="of:=CONCATENATE(&quot;mv &quot;;[.K704];&quot;^&quot;;[.O704];&quot;.wav &quot;&quot;rn^&quot;;[.$E704];&quot;~&quot;;[.$B704];&quot;~&quot;;[.$C704];&quot;~&quot;;[.$A704];&quot;~&quot;;[.$F704];&quot;~&quot;;[.$D704];&quot;.wav&quot;&quot;&quot;)" office:value-type="string" office:string-value="mv 1^T703.wav &quot;rn^ZZZ~~~~~.wav&quot;">
            <text:p>mv 1^T703.wav "rn^ZZZ~~~~~.wav"</text:p>
          </table:table-cell>
          <table:table-cell table:formula="of:=CONCATENATE(&quot;-ALBUM &quot;&quot;&quot;;[.A704];&quot;&quot;&quot; -ARTIST &quot;&quot;&quot;;[.B704];&quot;&quot;&quot; -ID3V2TAG TCOM &quot;&quot;&quot;;[.C704];&quot;&quot;&quot; -GENRE &quot;&quot;&quot;;[.D704];&quot;&quot;&quot; -TITLE &quot;&quot;&quot;;[.E704];&quot;&quot;&quot; -TRACK &quot;&quot;&quot;;[.F704];&quot;&quot;&quot; -YEAR &quot;&quot;&quot;;[.H704];&quot;&quot;&quot; &quot;;[.K704];&quot;/&quot;;[.O704];&quot;.mp3&quot;)" office:value-type="string" office:string-value="-ALBUM &quot;&quot; -ARTIST &quot;&quot; -ID3V2TAG TCOM &quot;&quot; -GENRE &quot;&quot; -TITLE &quot;ZZZ&quot; -TRACK &quot;&quot; -YEAR &quot;&quot; 1/T703.mp3">
            <text:p>-ALBUM "" -ARTIST "" -ID3V2TAG TCOM "" -GENRE "" -TITLE "ZZZ" -TRACK "" -YEAR "" 1/T70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04]+1" office:value-type="float" office:value="704">
            <text:p>704</text:p>
          </table:table-cell>
          <table:table-cell table:style-name="ce3"/>
          <table:table-cell table:style-name="ce5" table:formula="of:=IF([.J705]=&quot;X&quot;;[.K704]+1;[.K704])" office:value-type="float" office:value="1">
            <text:p>1</text:p>
          </table:table-cell>
          <table:table-cell table:formula="of:=IF([.J705]=&quot;X&quot;;0;[.L704]+[.G704]+[.J705]/24/60/60)" office:value-type="time" office:time-value="PT00H09M20.304S">
            <text:p>00:09:20.30</text:p>
          </table:table-cell>
          <table:table-cell table:formula="of:=INT([.L705]*24*60)+MOD([.L705]*24*60*60;60)/100" office:value-type="float" office:value="9.20304">
            <text:p>9.203</text:p>
          </table:table-cell>
          <table:table-cell table:formula="of:=[.L705]*24*60*60+[.$N$1]*([.P705]-1)" office:value-type="float" office:value="208.804000000015">
            <text:p>208.804</text:p>
          </table:table-cell>
          <table:table-cell table:formula="of:=CONCATENATE(&quot;T&quot;;[.P705])" office:value-type="string" office:string-value="T704">
            <text:p>T704</text:p>
          </table:table-cell>
          <table:table-cell table:formula="of:=IF([.J705]=&quot;X&quot;;1;[.P704]+1)" office:value-type="float" office:value="704">
            <text:p>704</text:p>
          </table:table-cell>
          <table:table-cell table:style-name="ce7" table:formula="of:=CONCATENATE(&quot;mv &quot;;[.K705];&quot;^&quot;;[.O705];&quot;.wav &quot;&quot;rn^&quot;;[.$E705];&quot;~&quot;;[.$B705];&quot;~&quot;;[.$C705];&quot;~&quot;;[.$A705];&quot;~&quot;;[.$F705];&quot;~&quot;;[.$D705];&quot;.wav&quot;&quot;&quot;)" office:value-type="string" office:string-value="mv 1^T704.wav &quot;rn^ZZZ~~~~~.wav&quot;">
            <text:p>mv 1^T704.wav "rn^ZZZ~~~~~.wav"</text:p>
          </table:table-cell>
          <table:table-cell table:formula="of:=CONCATENATE(&quot;-ALBUM &quot;&quot;&quot;;[.A705];&quot;&quot;&quot; -ARTIST &quot;&quot;&quot;;[.B705];&quot;&quot;&quot; -ID3V2TAG TCOM &quot;&quot;&quot;;[.C705];&quot;&quot;&quot; -GENRE &quot;&quot;&quot;;[.D705];&quot;&quot;&quot; -TITLE &quot;&quot;&quot;;[.E705];&quot;&quot;&quot; -TRACK &quot;&quot;&quot;;[.F705];&quot;&quot;&quot; -YEAR &quot;&quot;&quot;;[.H705];&quot;&quot;&quot; &quot;;[.K705];&quot;/&quot;;[.O705];&quot;.mp3&quot;)" office:value-type="string" office:string-value="-ALBUM &quot;&quot; -ARTIST &quot;&quot; -ID3V2TAG TCOM &quot;&quot; -GENRE &quot;&quot; -TITLE &quot;ZZZ&quot; -TRACK &quot;&quot; -YEAR &quot;&quot; 1/T704.mp3">
            <text:p>-ALBUM "" -ARTIST "" -ID3V2TAG TCOM "" -GENRE "" -TITLE "ZZZ" -TRACK "" -YEAR "" 1/T70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05]+1" office:value-type="float" office:value="705">
            <text:p>705</text:p>
          </table:table-cell>
          <table:table-cell table:style-name="ce3"/>
          <table:table-cell table:style-name="ce5" table:formula="of:=IF([.J706]=&quot;X&quot;;[.K705]+1;[.K705])" office:value-type="float" office:value="1">
            <text:p>1</text:p>
          </table:table-cell>
          <table:table-cell table:formula="of:=IF([.J706]=&quot;X&quot;;0;[.L705]+[.G705]+[.J706]/24/60/60)" office:value-type="time" office:time-value="PT00H09M20.304S">
            <text:p>00:09:20.30</text:p>
          </table:table-cell>
          <table:table-cell table:formula="of:=INT([.L706]*24*60)+MOD([.L706]*24*60*60;60)/100" office:value-type="float" office:value="9.20304">
            <text:p>9.203</text:p>
          </table:table-cell>
          <table:table-cell table:formula="of:=[.L706]*24*60*60+[.$N$1]*([.P706]-1)" office:value-type="float" office:value="208.304000000015">
            <text:p>208.304</text:p>
          </table:table-cell>
          <table:table-cell table:formula="of:=CONCATENATE(&quot;T&quot;;[.P706])" office:value-type="string" office:string-value="T705">
            <text:p>T705</text:p>
          </table:table-cell>
          <table:table-cell table:formula="of:=IF([.J706]=&quot;X&quot;;1;[.P705]+1)" office:value-type="float" office:value="705">
            <text:p>705</text:p>
          </table:table-cell>
          <table:table-cell table:style-name="ce7" table:formula="of:=CONCATENATE(&quot;mv &quot;;[.K706];&quot;^&quot;;[.O706];&quot;.wav &quot;&quot;rn^&quot;;[.$E706];&quot;~&quot;;[.$B706];&quot;~&quot;;[.$C706];&quot;~&quot;;[.$A706];&quot;~&quot;;[.$F706];&quot;~&quot;;[.$D706];&quot;.wav&quot;&quot;&quot;)" office:value-type="string" office:string-value="mv 1^T705.wav &quot;rn^ZZZ~~~~~.wav&quot;">
            <text:p>mv 1^T705.wav "rn^ZZZ~~~~~.wav"</text:p>
          </table:table-cell>
          <table:table-cell table:formula="of:=CONCATENATE(&quot;-ALBUM &quot;&quot;&quot;;[.A706];&quot;&quot;&quot; -ARTIST &quot;&quot;&quot;;[.B706];&quot;&quot;&quot; -ID3V2TAG TCOM &quot;&quot;&quot;;[.C706];&quot;&quot;&quot; -GENRE &quot;&quot;&quot;;[.D706];&quot;&quot;&quot; -TITLE &quot;&quot;&quot;;[.E706];&quot;&quot;&quot; -TRACK &quot;&quot;&quot;;[.F706];&quot;&quot;&quot; -YEAR &quot;&quot;&quot;;[.H706];&quot;&quot;&quot; &quot;;[.K706];&quot;/&quot;;[.O706];&quot;.mp3&quot;)" office:value-type="string" office:string-value="-ALBUM &quot;&quot; -ARTIST &quot;&quot; -ID3V2TAG TCOM &quot;&quot; -GENRE &quot;&quot; -TITLE &quot;ZZZ&quot; -TRACK &quot;&quot; -YEAR &quot;&quot; 1/T705.mp3">
            <text:p>-ALBUM "" -ARTIST "" -ID3V2TAG TCOM "" -GENRE "" -TITLE "ZZZ" -TRACK "" -YEAR "" 1/T70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06]+1" office:value-type="float" office:value="706">
            <text:p>706</text:p>
          </table:table-cell>
          <table:table-cell table:style-name="ce3"/>
          <table:table-cell table:style-name="ce5" table:formula="of:=IF([.J707]=&quot;X&quot;;[.K706]+1;[.K706])" office:value-type="float" office:value="1">
            <text:p>1</text:p>
          </table:table-cell>
          <table:table-cell table:formula="of:=IF([.J707]=&quot;X&quot;;0;[.L706]+[.G706]+[.J707]/24/60/60)" office:value-type="time" office:time-value="PT00H09M20.304S">
            <text:p>00:09:20.30</text:p>
          </table:table-cell>
          <table:table-cell table:formula="of:=INT([.L707]*24*60)+MOD([.L707]*24*60*60;60)/100" office:value-type="float" office:value="9.20304">
            <text:p>9.203</text:p>
          </table:table-cell>
          <table:table-cell table:formula="of:=[.L707]*24*60*60+[.$N$1]*([.P707]-1)" office:value-type="float" office:value="207.804000000015">
            <text:p>207.804</text:p>
          </table:table-cell>
          <table:table-cell table:formula="of:=CONCATENATE(&quot;T&quot;;[.P707])" office:value-type="string" office:string-value="T706">
            <text:p>T706</text:p>
          </table:table-cell>
          <table:table-cell table:formula="of:=IF([.J707]=&quot;X&quot;;1;[.P706]+1)" office:value-type="float" office:value="706">
            <text:p>706</text:p>
          </table:table-cell>
          <table:table-cell table:style-name="ce7" table:formula="of:=CONCATENATE(&quot;mv &quot;;[.K707];&quot;^&quot;;[.O707];&quot;.wav &quot;&quot;rn^&quot;;[.$E707];&quot;~&quot;;[.$B707];&quot;~&quot;;[.$C707];&quot;~&quot;;[.$A707];&quot;~&quot;;[.$F707];&quot;~&quot;;[.$D707];&quot;.wav&quot;&quot;&quot;)" office:value-type="string" office:string-value="mv 1^T706.wav &quot;rn^ZZZ~~~~~.wav&quot;">
            <text:p>mv 1^T706.wav "rn^ZZZ~~~~~.wav"</text:p>
          </table:table-cell>
          <table:table-cell table:formula="of:=CONCATENATE(&quot;-ALBUM &quot;&quot;&quot;;[.A707];&quot;&quot;&quot; -ARTIST &quot;&quot;&quot;;[.B707];&quot;&quot;&quot; -ID3V2TAG TCOM &quot;&quot;&quot;;[.C707];&quot;&quot;&quot; -GENRE &quot;&quot;&quot;;[.D707];&quot;&quot;&quot; -TITLE &quot;&quot;&quot;;[.E707];&quot;&quot;&quot; -TRACK &quot;&quot;&quot;;[.F707];&quot;&quot;&quot; -YEAR &quot;&quot;&quot;;[.H707];&quot;&quot;&quot; &quot;;[.K707];&quot;/&quot;;[.O707];&quot;.mp3&quot;)" office:value-type="string" office:string-value="-ALBUM &quot;&quot; -ARTIST &quot;&quot; -ID3V2TAG TCOM &quot;&quot; -GENRE &quot;&quot; -TITLE &quot;ZZZ&quot; -TRACK &quot;&quot; -YEAR &quot;&quot; 1/T706.mp3">
            <text:p>-ALBUM "" -ARTIST "" -ID3V2TAG TCOM "" -GENRE "" -TITLE "ZZZ" -TRACK "" -YEAR "" 1/T70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07]+1" office:value-type="float" office:value="707">
            <text:p>707</text:p>
          </table:table-cell>
          <table:table-cell table:style-name="ce3"/>
          <table:table-cell table:style-name="ce5" table:formula="of:=IF([.J708]=&quot;X&quot;;[.K707]+1;[.K707])" office:value-type="float" office:value="1">
            <text:p>1</text:p>
          </table:table-cell>
          <table:table-cell table:formula="of:=IF([.J708]=&quot;X&quot;;0;[.L707]+[.G707]+[.J708]/24/60/60)" office:value-type="time" office:time-value="PT00H09M20.304S">
            <text:p>00:09:20.30</text:p>
          </table:table-cell>
          <table:table-cell table:formula="of:=INT([.L708]*24*60)+MOD([.L708]*24*60*60;60)/100" office:value-type="float" office:value="9.20304">
            <text:p>9.203</text:p>
          </table:table-cell>
          <table:table-cell table:formula="of:=[.L708]*24*60*60+[.$N$1]*([.P708]-1)" office:value-type="float" office:value="207.304000000015">
            <text:p>207.304</text:p>
          </table:table-cell>
          <table:table-cell table:formula="of:=CONCATENATE(&quot;T&quot;;[.P708])" office:value-type="string" office:string-value="T707">
            <text:p>T707</text:p>
          </table:table-cell>
          <table:table-cell table:formula="of:=IF([.J708]=&quot;X&quot;;1;[.P707]+1)" office:value-type="float" office:value="707">
            <text:p>707</text:p>
          </table:table-cell>
          <table:table-cell table:style-name="ce7" table:formula="of:=CONCATENATE(&quot;mv &quot;;[.K708];&quot;^&quot;;[.O708];&quot;.wav &quot;&quot;rn^&quot;;[.$E708];&quot;~&quot;;[.$B708];&quot;~&quot;;[.$C708];&quot;~&quot;;[.$A708];&quot;~&quot;;[.$F708];&quot;~&quot;;[.$D708];&quot;.wav&quot;&quot;&quot;)" office:value-type="string" office:string-value="mv 1^T707.wav &quot;rn^ZZZ~~~~~.wav&quot;">
            <text:p>mv 1^T707.wav "rn^ZZZ~~~~~.wav"</text:p>
          </table:table-cell>
          <table:table-cell table:formula="of:=CONCATENATE(&quot;-ALBUM &quot;&quot;&quot;;[.A708];&quot;&quot;&quot; -ARTIST &quot;&quot;&quot;;[.B708];&quot;&quot;&quot; -ID3V2TAG TCOM &quot;&quot;&quot;;[.C708];&quot;&quot;&quot; -GENRE &quot;&quot;&quot;;[.D708];&quot;&quot;&quot; -TITLE &quot;&quot;&quot;;[.E708];&quot;&quot;&quot; -TRACK &quot;&quot;&quot;;[.F708];&quot;&quot;&quot; -YEAR &quot;&quot;&quot;;[.H708];&quot;&quot;&quot; &quot;;[.K708];&quot;/&quot;;[.O708];&quot;.mp3&quot;)" office:value-type="string" office:string-value="-ALBUM &quot;&quot; -ARTIST &quot;&quot; -ID3V2TAG TCOM &quot;&quot; -GENRE &quot;&quot; -TITLE &quot;ZZZ&quot; -TRACK &quot;&quot; -YEAR &quot;&quot; 1/T707.mp3">
            <text:p>-ALBUM "" -ARTIST "" -ID3V2TAG TCOM "" -GENRE "" -TITLE "ZZZ" -TRACK "" -YEAR "" 1/T70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08]+1" office:value-type="float" office:value="708">
            <text:p>708</text:p>
          </table:table-cell>
          <table:table-cell table:style-name="ce3"/>
          <table:table-cell table:style-name="ce5" table:formula="of:=IF([.J709]=&quot;X&quot;;[.K708]+1;[.K708])" office:value-type="float" office:value="1">
            <text:p>1</text:p>
          </table:table-cell>
          <table:table-cell table:formula="of:=IF([.J709]=&quot;X&quot;;0;[.L708]+[.G708]+[.J709]/24/60/60)" office:value-type="time" office:time-value="PT00H09M20.304S">
            <text:p>00:09:20.30</text:p>
          </table:table-cell>
          <table:table-cell table:formula="of:=INT([.L709]*24*60)+MOD([.L709]*24*60*60;60)/100" office:value-type="float" office:value="9.20304">
            <text:p>9.203</text:p>
          </table:table-cell>
          <table:table-cell table:formula="of:=[.L709]*24*60*60+[.$N$1]*([.P709]-1)" office:value-type="float" office:value="206.804000000015">
            <text:p>206.804</text:p>
          </table:table-cell>
          <table:table-cell table:formula="of:=CONCATENATE(&quot;T&quot;;[.P709])" office:value-type="string" office:string-value="T708">
            <text:p>T708</text:p>
          </table:table-cell>
          <table:table-cell table:formula="of:=IF([.J709]=&quot;X&quot;;1;[.P708]+1)" office:value-type="float" office:value="708">
            <text:p>708</text:p>
          </table:table-cell>
          <table:table-cell table:style-name="ce7" table:formula="of:=CONCATENATE(&quot;mv &quot;;[.K709];&quot;^&quot;;[.O709];&quot;.wav &quot;&quot;rn^&quot;;[.$E709];&quot;~&quot;;[.$B709];&quot;~&quot;;[.$C709];&quot;~&quot;;[.$A709];&quot;~&quot;;[.$F709];&quot;~&quot;;[.$D709];&quot;.wav&quot;&quot;&quot;)" office:value-type="string" office:string-value="mv 1^T708.wav &quot;rn^ZZZ~~~~~.wav&quot;">
            <text:p>mv 1^T708.wav "rn^ZZZ~~~~~.wav"</text:p>
          </table:table-cell>
          <table:table-cell table:formula="of:=CONCATENATE(&quot;-ALBUM &quot;&quot;&quot;;[.A709];&quot;&quot;&quot; -ARTIST &quot;&quot;&quot;;[.B709];&quot;&quot;&quot; -ID3V2TAG TCOM &quot;&quot;&quot;;[.C709];&quot;&quot;&quot; -GENRE &quot;&quot;&quot;;[.D709];&quot;&quot;&quot; -TITLE &quot;&quot;&quot;;[.E709];&quot;&quot;&quot; -TRACK &quot;&quot;&quot;;[.F709];&quot;&quot;&quot; -YEAR &quot;&quot;&quot;;[.H709];&quot;&quot;&quot; &quot;;[.K709];&quot;/&quot;;[.O709];&quot;.mp3&quot;)" office:value-type="string" office:string-value="-ALBUM &quot;&quot; -ARTIST &quot;&quot; -ID3V2TAG TCOM &quot;&quot; -GENRE &quot;&quot; -TITLE &quot;ZZZ&quot; -TRACK &quot;&quot; -YEAR &quot;&quot; 1/T708.mp3">
            <text:p>-ALBUM "" -ARTIST "" -ID3V2TAG TCOM "" -GENRE "" -TITLE "ZZZ" -TRACK "" -YEAR "" 1/T70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09]+1" office:value-type="float" office:value="709">
            <text:p>709</text:p>
          </table:table-cell>
          <table:table-cell table:style-name="ce3"/>
          <table:table-cell table:style-name="ce5" table:formula="of:=IF([.J710]=&quot;X&quot;;[.K709]+1;[.K709])" office:value-type="float" office:value="1">
            <text:p>1</text:p>
          </table:table-cell>
          <table:table-cell table:formula="of:=IF([.J710]=&quot;X&quot;;0;[.L709]+[.G709]+[.J710]/24/60/60)" office:value-type="time" office:time-value="PT00H09M20.304S">
            <text:p>00:09:20.30</text:p>
          </table:table-cell>
          <table:table-cell table:formula="of:=INT([.L710]*24*60)+MOD([.L710]*24*60*60;60)/100" office:value-type="float" office:value="9.20304">
            <text:p>9.203</text:p>
          </table:table-cell>
          <table:table-cell table:formula="of:=[.L710]*24*60*60+[.$N$1]*([.P710]-1)" office:value-type="float" office:value="206.304000000015">
            <text:p>206.304</text:p>
          </table:table-cell>
          <table:table-cell table:formula="of:=CONCATENATE(&quot;T&quot;;[.P710])" office:value-type="string" office:string-value="T709">
            <text:p>T709</text:p>
          </table:table-cell>
          <table:table-cell table:formula="of:=IF([.J710]=&quot;X&quot;;1;[.P709]+1)" office:value-type="float" office:value="709">
            <text:p>709</text:p>
          </table:table-cell>
          <table:table-cell table:style-name="ce7" table:formula="of:=CONCATENATE(&quot;mv &quot;;[.K710];&quot;^&quot;;[.O710];&quot;.wav &quot;&quot;rn^&quot;;[.$E710];&quot;~&quot;;[.$B710];&quot;~&quot;;[.$C710];&quot;~&quot;;[.$A710];&quot;~&quot;;[.$F710];&quot;~&quot;;[.$D710];&quot;.wav&quot;&quot;&quot;)" office:value-type="string" office:string-value="mv 1^T709.wav &quot;rn^ZZZ~~~~~.wav&quot;">
            <text:p>mv 1^T709.wav "rn^ZZZ~~~~~.wav"</text:p>
          </table:table-cell>
          <table:table-cell table:formula="of:=CONCATENATE(&quot;-ALBUM &quot;&quot;&quot;;[.A710];&quot;&quot;&quot; -ARTIST &quot;&quot;&quot;;[.B710];&quot;&quot;&quot; -ID3V2TAG TCOM &quot;&quot;&quot;;[.C710];&quot;&quot;&quot; -GENRE &quot;&quot;&quot;;[.D710];&quot;&quot;&quot; -TITLE &quot;&quot;&quot;;[.E710];&quot;&quot;&quot; -TRACK &quot;&quot;&quot;;[.F710];&quot;&quot;&quot; -YEAR &quot;&quot;&quot;;[.H710];&quot;&quot;&quot; &quot;;[.K710];&quot;/&quot;;[.O710];&quot;.mp3&quot;)" office:value-type="string" office:string-value="-ALBUM &quot;&quot; -ARTIST &quot;&quot; -ID3V2TAG TCOM &quot;&quot; -GENRE &quot;&quot; -TITLE &quot;ZZZ&quot; -TRACK &quot;&quot; -YEAR &quot;&quot; 1/T709.mp3">
            <text:p>-ALBUM "" -ARTIST "" -ID3V2TAG TCOM "" -GENRE "" -TITLE "ZZZ" -TRACK "" -YEAR "" 1/T70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10]+1" office:value-type="float" office:value="710">
            <text:p>710</text:p>
          </table:table-cell>
          <table:table-cell table:style-name="ce3"/>
          <table:table-cell table:style-name="ce5" table:formula="of:=IF([.J711]=&quot;X&quot;;[.K710]+1;[.K710])" office:value-type="float" office:value="1">
            <text:p>1</text:p>
          </table:table-cell>
          <table:table-cell table:formula="of:=IF([.J711]=&quot;X&quot;;0;[.L710]+[.G710]+[.J711]/24/60/60)" office:value-type="time" office:time-value="PT00H09M20.304S">
            <text:p>00:09:20.30</text:p>
          </table:table-cell>
          <table:table-cell table:formula="of:=INT([.L711]*24*60)+MOD([.L711]*24*60*60;60)/100" office:value-type="float" office:value="9.20304">
            <text:p>9.203</text:p>
          </table:table-cell>
          <table:table-cell table:formula="of:=[.L711]*24*60*60+[.$N$1]*([.P711]-1)" office:value-type="float" office:value="205.804000000015">
            <text:p>205.804</text:p>
          </table:table-cell>
          <table:table-cell table:formula="of:=CONCATENATE(&quot;T&quot;;[.P711])" office:value-type="string" office:string-value="T710">
            <text:p>T710</text:p>
          </table:table-cell>
          <table:table-cell table:formula="of:=IF([.J711]=&quot;X&quot;;1;[.P710]+1)" office:value-type="float" office:value="710">
            <text:p>710</text:p>
          </table:table-cell>
          <table:table-cell table:style-name="ce7" table:formula="of:=CONCATENATE(&quot;mv &quot;;[.K711];&quot;^&quot;;[.O711];&quot;.wav &quot;&quot;rn^&quot;;[.$E711];&quot;~&quot;;[.$B711];&quot;~&quot;;[.$C711];&quot;~&quot;;[.$A711];&quot;~&quot;;[.$F711];&quot;~&quot;;[.$D711];&quot;.wav&quot;&quot;&quot;)" office:value-type="string" office:string-value="mv 1^T710.wav &quot;rn^ZZZ~~~~~.wav&quot;">
            <text:p>mv 1^T710.wav "rn^ZZZ~~~~~.wav"</text:p>
          </table:table-cell>
          <table:table-cell table:formula="of:=CONCATENATE(&quot;-ALBUM &quot;&quot;&quot;;[.A711];&quot;&quot;&quot; -ARTIST &quot;&quot;&quot;;[.B711];&quot;&quot;&quot; -ID3V2TAG TCOM &quot;&quot;&quot;;[.C711];&quot;&quot;&quot; -GENRE &quot;&quot;&quot;;[.D711];&quot;&quot;&quot; -TITLE &quot;&quot;&quot;;[.E711];&quot;&quot;&quot; -TRACK &quot;&quot;&quot;;[.F711];&quot;&quot;&quot; -YEAR &quot;&quot;&quot;;[.H711];&quot;&quot;&quot; &quot;;[.K711];&quot;/&quot;;[.O711];&quot;.mp3&quot;)" office:value-type="string" office:string-value="-ALBUM &quot;&quot; -ARTIST &quot;&quot; -ID3V2TAG TCOM &quot;&quot; -GENRE &quot;&quot; -TITLE &quot;ZZZ&quot; -TRACK &quot;&quot; -YEAR &quot;&quot; 1/T710.mp3">
            <text:p>-ALBUM "" -ARTIST "" -ID3V2TAG TCOM "" -GENRE "" -TITLE "ZZZ" -TRACK "" -YEAR "" 1/T71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11]+1" office:value-type="float" office:value="711">
            <text:p>711</text:p>
          </table:table-cell>
          <table:table-cell table:style-name="ce3"/>
          <table:table-cell table:style-name="ce5" table:formula="of:=IF([.J712]=&quot;X&quot;;[.K711]+1;[.K711])" office:value-type="float" office:value="1">
            <text:p>1</text:p>
          </table:table-cell>
          <table:table-cell table:formula="of:=IF([.J712]=&quot;X&quot;;0;[.L711]+[.G711]+[.J712]/24/60/60)" office:value-type="time" office:time-value="PT00H09M20.304S">
            <text:p>00:09:20.30</text:p>
          </table:table-cell>
          <table:table-cell table:formula="of:=INT([.L712]*24*60)+MOD([.L712]*24*60*60;60)/100" office:value-type="float" office:value="9.20304">
            <text:p>9.203</text:p>
          </table:table-cell>
          <table:table-cell table:formula="of:=[.L712]*24*60*60+[.$N$1]*([.P712]-1)" office:value-type="float" office:value="205.304000000015">
            <text:p>205.304</text:p>
          </table:table-cell>
          <table:table-cell table:formula="of:=CONCATENATE(&quot;T&quot;;[.P712])" office:value-type="string" office:string-value="T711">
            <text:p>T711</text:p>
          </table:table-cell>
          <table:table-cell table:formula="of:=IF([.J712]=&quot;X&quot;;1;[.P711]+1)" office:value-type="float" office:value="711">
            <text:p>711</text:p>
          </table:table-cell>
          <table:table-cell table:style-name="ce7" table:formula="of:=CONCATENATE(&quot;mv &quot;;[.K712];&quot;^&quot;;[.O712];&quot;.wav &quot;&quot;rn^&quot;;[.$E712];&quot;~&quot;;[.$B712];&quot;~&quot;;[.$C712];&quot;~&quot;;[.$A712];&quot;~&quot;;[.$F712];&quot;~&quot;;[.$D712];&quot;.wav&quot;&quot;&quot;)" office:value-type="string" office:string-value="mv 1^T711.wav &quot;rn^ZZZ~~~~~.wav&quot;">
            <text:p>mv 1^T711.wav "rn^ZZZ~~~~~.wav"</text:p>
          </table:table-cell>
          <table:table-cell table:formula="of:=CONCATENATE(&quot;-ALBUM &quot;&quot;&quot;;[.A712];&quot;&quot;&quot; -ARTIST &quot;&quot;&quot;;[.B712];&quot;&quot;&quot; -ID3V2TAG TCOM &quot;&quot;&quot;;[.C712];&quot;&quot;&quot; -GENRE &quot;&quot;&quot;;[.D712];&quot;&quot;&quot; -TITLE &quot;&quot;&quot;;[.E712];&quot;&quot;&quot; -TRACK &quot;&quot;&quot;;[.F712];&quot;&quot;&quot; -YEAR &quot;&quot;&quot;;[.H712];&quot;&quot;&quot; &quot;;[.K712];&quot;/&quot;;[.O712];&quot;.mp3&quot;)" office:value-type="string" office:string-value="-ALBUM &quot;&quot; -ARTIST &quot;&quot; -ID3V2TAG TCOM &quot;&quot; -GENRE &quot;&quot; -TITLE &quot;ZZZ&quot; -TRACK &quot;&quot; -YEAR &quot;&quot; 1/T711.mp3">
            <text:p>-ALBUM "" -ARTIST "" -ID3V2TAG TCOM "" -GENRE "" -TITLE "ZZZ" -TRACK "" -YEAR "" 1/T71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12]+1" office:value-type="float" office:value="712">
            <text:p>712</text:p>
          </table:table-cell>
          <table:table-cell table:style-name="ce3"/>
          <table:table-cell table:style-name="ce5" table:formula="of:=IF([.J713]=&quot;X&quot;;[.K712]+1;[.K712])" office:value-type="float" office:value="1">
            <text:p>1</text:p>
          </table:table-cell>
          <table:table-cell table:formula="of:=IF([.J713]=&quot;X&quot;;0;[.L712]+[.G712]+[.J713]/24/60/60)" office:value-type="time" office:time-value="PT00H09M20.304S">
            <text:p>00:09:20.30</text:p>
          </table:table-cell>
          <table:table-cell table:formula="of:=INT([.L713]*24*60)+MOD([.L713]*24*60*60;60)/100" office:value-type="float" office:value="9.20304">
            <text:p>9.203</text:p>
          </table:table-cell>
          <table:table-cell table:formula="of:=[.L713]*24*60*60+[.$N$1]*([.P713]-1)" office:value-type="float" office:value="204.804000000015">
            <text:p>204.804</text:p>
          </table:table-cell>
          <table:table-cell table:formula="of:=CONCATENATE(&quot;T&quot;;[.P713])" office:value-type="string" office:string-value="T712">
            <text:p>T712</text:p>
          </table:table-cell>
          <table:table-cell table:formula="of:=IF([.J713]=&quot;X&quot;;1;[.P712]+1)" office:value-type="float" office:value="712">
            <text:p>712</text:p>
          </table:table-cell>
          <table:table-cell table:style-name="ce7" table:formula="of:=CONCATENATE(&quot;mv &quot;;[.K713];&quot;^&quot;;[.O713];&quot;.wav &quot;&quot;rn^&quot;;[.$E713];&quot;~&quot;;[.$B713];&quot;~&quot;;[.$C713];&quot;~&quot;;[.$A713];&quot;~&quot;;[.$F713];&quot;~&quot;;[.$D713];&quot;.wav&quot;&quot;&quot;)" office:value-type="string" office:string-value="mv 1^T712.wav &quot;rn^ZZZ~~~~~.wav&quot;">
            <text:p>mv 1^T712.wav "rn^ZZZ~~~~~.wav"</text:p>
          </table:table-cell>
          <table:table-cell table:formula="of:=CONCATENATE(&quot;-ALBUM &quot;&quot;&quot;;[.A713];&quot;&quot;&quot; -ARTIST &quot;&quot;&quot;;[.B713];&quot;&quot;&quot; -ID3V2TAG TCOM &quot;&quot;&quot;;[.C713];&quot;&quot;&quot; -GENRE &quot;&quot;&quot;;[.D713];&quot;&quot;&quot; -TITLE &quot;&quot;&quot;;[.E713];&quot;&quot;&quot; -TRACK &quot;&quot;&quot;;[.F713];&quot;&quot;&quot; -YEAR &quot;&quot;&quot;;[.H713];&quot;&quot;&quot; &quot;;[.K713];&quot;/&quot;;[.O713];&quot;.mp3&quot;)" office:value-type="string" office:string-value="-ALBUM &quot;&quot; -ARTIST &quot;&quot; -ID3V2TAG TCOM &quot;&quot; -GENRE &quot;&quot; -TITLE &quot;ZZZ&quot; -TRACK &quot;&quot; -YEAR &quot;&quot; 1/T712.mp3">
            <text:p>-ALBUM "" -ARTIST "" -ID3V2TAG TCOM "" -GENRE "" -TITLE "ZZZ" -TRACK "" -YEAR "" 1/T71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13]+1" office:value-type="float" office:value="713">
            <text:p>713</text:p>
          </table:table-cell>
          <table:table-cell table:style-name="ce3"/>
          <table:table-cell table:style-name="ce5" table:formula="of:=IF([.J714]=&quot;X&quot;;[.K713]+1;[.K713])" office:value-type="float" office:value="1">
            <text:p>1</text:p>
          </table:table-cell>
          <table:table-cell table:formula="of:=IF([.J714]=&quot;X&quot;;0;[.L713]+[.G713]+[.J714]/24/60/60)" office:value-type="time" office:time-value="PT00H09M20.304S">
            <text:p>00:09:20.30</text:p>
          </table:table-cell>
          <table:table-cell table:formula="of:=INT([.L714]*24*60)+MOD([.L714]*24*60*60;60)/100" office:value-type="float" office:value="9.20304">
            <text:p>9.203</text:p>
          </table:table-cell>
          <table:table-cell table:formula="of:=[.L714]*24*60*60+[.$N$1]*([.P714]-1)" office:value-type="float" office:value="204.304000000015">
            <text:p>204.304</text:p>
          </table:table-cell>
          <table:table-cell table:formula="of:=CONCATENATE(&quot;T&quot;;[.P714])" office:value-type="string" office:string-value="T713">
            <text:p>T713</text:p>
          </table:table-cell>
          <table:table-cell table:formula="of:=IF([.J714]=&quot;X&quot;;1;[.P713]+1)" office:value-type="float" office:value="713">
            <text:p>713</text:p>
          </table:table-cell>
          <table:table-cell table:style-name="ce7" table:formula="of:=CONCATENATE(&quot;mv &quot;;[.K714];&quot;^&quot;;[.O714];&quot;.wav &quot;&quot;rn^&quot;;[.$E714];&quot;~&quot;;[.$B714];&quot;~&quot;;[.$C714];&quot;~&quot;;[.$A714];&quot;~&quot;;[.$F714];&quot;~&quot;;[.$D714];&quot;.wav&quot;&quot;&quot;)" office:value-type="string" office:string-value="mv 1^T713.wav &quot;rn^ZZZ~~~~~.wav&quot;">
            <text:p>mv 1^T713.wav "rn^ZZZ~~~~~.wav"</text:p>
          </table:table-cell>
          <table:table-cell table:formula="of:=CONCATENATE(&quot;-ALBUM &quot;&quot;&quot;;[.A714];&quot;&quot;&quot; -ARTIST &quot;&quot;&quot;;[.B714];&quot;&quot;&quot; -ID3V2TAG TCOM &quot;&quot;&quot;;[.C714];&quot;&quot;&quot; -GENRE &quot;&quot;&quot;;[.D714];&quot;&quot;&quot; -TITLE &quot;&quot;&quot;;[.E714];&quot;&quot;&quot; -TRACK &quot;&quot;&quot;;[.F714];&quot;&quot;&quot; -YEAR &quot;&quot;&quot;;[.H714];&quot;&quot;&quot; &quot;;[.K714];&quot;/&quot;;[.O714];&quot;.mp3&quot;)" office:value-type="string" office:string-value="-ALBUM &quot;&quot; -ARTIST &quot;&quot; -ID3V2TAG TCOM &quot;&quot; -GENRE &quot;&quot; -TITLE &quot;ZZZ&quot; -TRACK &quot;&quot; -YEAR &quot;&quot; 1/T713.mp3">
            <text:p>-ALBUM "" -ARTIST "" -ID3V2TAG TCOM "" -GENRE "" -TITLE "ZZZ" -TRACK "" -YEAR "" 1/T71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14]+1" office:value-type="float" office:value="714">
            <text:p>714</text:p>
          </table:table-cell>
          <table:table-cell table:style-name="ce3"/>
          <table:table-cell table:style-name="ce5" table:formula="of:=IF([.J715]=&quot;X&quot;;[.K714]+1;[.K714])" office:value-type="float" office:value="1">
            <text:p>1</text:p>
          </table:table-cell>
          <table:table-cell table:formula="of:=IF([.J715]=&quot;X&quot;;0;[.L714]+[.G714]+[.J715]/24/60/60)" office:value-type="time" office:time-value="PT00H09M20.304S">
            <text:p>00:09:20.30</text:p>
          </table:table-cell>
          <table:table-cell table:formula="of:=INT([.L715]*24*60)+MOD([.L715]*24*60*60;60)/100" office:value-type="float" office:value="9.20304">
            <text:p>9.203</text:p>
          </table:table-cell>
          <table:table-cell table:formula="of:=[.L715]*24*60*60+[.$N$1]*([.P715]-1)" office:value-type="float" office:value="203.804000000015">
            <text:p>203.804</text:p>
          </table:table-cell>
          <table:table-cell table:formula="of:=CONCATENATE(&quot;T&quot;;[.P715])" office:value-type="string" office:string-value="T714">
            <text:p>T714</text:p>
          </table:table-cell>
          <table:table-cell table:formula="of:=IF([.J715]=&quot;X&quot;;1;[.P714]+1)" office:value-type="float" office:value="714">
            <text:p>714</text:p>
          </table:table-cell>
          <table:table-cell table:style-name="ce7" table:formula="of:=CONCATENATE(&quot;mv &quot;;[.K715];&quot;^&quot;;[.O715];&quot;.wav &quot;&quot;rn^&quot;;[.$E715];&quot;~&quot;;[.$B715];&quot;~&quot;;[.$C715];&quot;~&quot;;[.$A715];&quot;~&quot;;[.$F715];&quot;~&quot;;[.$D715];&quot;.wav&quot;&quot;&quot;)" office:value-type="string" office:string-value="mv 1^T714.wav &quot;rn^ZZZ~~~~~.wav&quot;">
            <text:p>mv 1^T714.wav "rn^ZZZ~~~~~.wav"</text:p>
          </table:table-cell>
          <table:table-cell table:formula="of:=CONCATENATE(&quot;-ALBUM &quot;&quot;&quot;;[.A715];&quot;&quot;&quot; -ARTIST &quot;&quot;&quot;;[.B715];&quot;&quot;&quot; -ID3V2TAG TCOM &quot;&quot;&quot;;[.C715];&quot;&quot;&quot; -GENRE &quot;&quot;&quot;;[.D715];&quot;&quot;&quot; -TITLE &quot;&quot;&quot;;[.E715];&quot;&quot;&quot; -TRACK &quot;&quot;&quot;;[.F715];&quot;&quot;&quot; -YEAR &quot;&quot;&quot;;[.H715];&quot;&quot;&quot; &quot;;[.K715];&quot;/&quot;;[.O715];&quot;.mp3&quot;)" office:value-type="string" office:string-value="-ALBUM &quot;&quot; -ARTIST &quot;&quot; -ID3V2TAG TCOM &quot;&quot; -GENRE &quot;&quot; -TITLE &quot;ZZZ&quot; -TRACK &quot;&quot; -YEAR &quot;&quot; 1/T714.mp3">
            <text:p>-ALBUM "" -ARTIST "" -ID3V2TAG TCOM "" -GENRE "" -TITLE "ZZZ" -TRACK "" -YEAR "" 1/T71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15]+1" office:value-type="float" office:value="715">
            <text:p>715</text:p>
          </table:table-cell>
          <table:table-cell table:style-name="ce3"/>
          <table:table-cell table:style-name="ce5" table:formula="of:=IF([.J716]=&quot;X&quot;;[.K715]+1;[.K715])" office:value-type="float" office:value="1">
            <text:p>1</text:p>
          </table:table-cell>
          <table:table-cell table:formula="of:=IF([.J716]=&quot;X&quot;;0;[.L715]+[.G715]+[.J716]/24/60/60)" office:value-type="time" office:time-value="PT00H09M20.304S">
            <text:p>00:09:20.30</text:p>
          </table:table-cell>
          <table:table-cell table:formula="of:=INT([.L716]*24*60)+MOD([.L716]*24*60*60;60)/100" office:value-type="float" office:value="9.20304">
            <text:p>9.203</text:p>
          </table:table-cell>
          <table:table-cell table:formula="of:=[.L716]*24*60*60+[.$N$1]*([.P716]-1)" office:value-type="float" office:value="203.304000000015">
            <text:p>203.304</text:p>
          </table:table-cell>
          <table:table-cell table:formula="of:=CONCATENATE(&quot;T&quot;;[.P716])" office:value-type="string" office:string-value="T715">
            <text:p>T715</text:p>
          </table:table-cell>
          <table:table-cell table:formula="of:=IF([.J716]=&quot;X&quot;;1;[.P715]+1)" office:value-type="float" office:value="715">
            <text:p>715</text:p>
          </table:table-cell>
          <table:table-cell table:style-name="ce7" table:formula="of:=CONCATENATE(&quot;mv &quot;;[.K716];&quot;^&quot;;[.O716];&quot;.wav &quot;&quot;rn^&quot;;[.$E716];&quot;~&quot;;[.$B716];&quot;~&quot;;[.$C716];&quot;~&quot;;[.$A716];&quot;~&quot;;[.$F716];&quot;~&quot;;[.$D716];&quot;.wav&quot;&quot;&quot;)" office:value-type="string" office:string-value="mv 1^T715.wav &quot;rn^ZZZ~~~~~.wav&quot;">
            <text:p>mv 1^T715.wav "rn^ZZZ~~~~~.wav"</text:p>
          </table:table-cell>
          <table:table-cell table:formula="of:=CONCATENATE(&quot;-ALBUM &quot;&quot;&quot;;[.A716];&quot;&quot;&quot; -ARTIST &quot;&quot;&quot;;[.B716];&quot;&quot;&quot; -ID3V2TAG TCOM &quot;&quot;&quot;;[.C716];&quot;&quot;&quot; -GENRE &quot;&quot;&quot;;[.D716];&quot;&quot;&quot; -TITLE &quot;&quot;&quot;;[.E716];&quot;&quot;&quot; -TRACK &quot;&quot;&quot;;[.F716];&quot;&quot;&quot; -YEAR &quot;&quot;&quot;;[.H716];&quot;&quot;&quot; &quot;;[.K716];&quot;/&quot;;[.O716];&quot;.mp3&quot;)" office:value-type="string" office:string-value="-ALBUM &quot;&quot; -ARTIST &quot;&quot; -ID3V2TAG TCOM &quot;&quot; -GENRE &quot;&quot; -TITLE &quot;ZZZ&quot; -TRACK &quot;&quot; -YEAR &quot;&quot; 1/T715.mp3">
            <text:p>-ALBUM "" -ARTIST "" -ID3V2TAG TCOM "" -GENRE "" -TITLE "ZZZ" -TRACK "" -YEAR "" 1/T71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16]+1" office:value-type="float" office:value="716">
            <text:p>716</text:p>
          </table:table-cell>
          <table:table-cell table:style-name="ce3"/>
          <table:table-cell table:style-name="ce5" table:formula="of:=IF([.J717]=&quot;X&quot;;[.K716]+1;[.K716])" office:value-type="float" office:value="1">
            <text:p>1</text:p>
          </table:table-cell>
          <table:table-cell table:formula="of:=IF([.J717]=&quot;X&quot;;0;[.L716]+[.G716]+[.J717]/24/60/60)" office:value-type="time" office:time-value="PT00H09M20.304S">
            <text:p>00:09:20.30</text:p>
          </table:table-cell>
          <table:table-cell table:formula="of:=INT([.L717]*24*60)+MOD([.L717]*24*60*60;60)/100" office:value-type="float" office:value="9.20304">
            <text:p>9.203</text:p>
          </table:table-cell>
          <table:table-cell table:formula="of:=[.L717]*24*60*60+[.$N$1]*([.P717]-1)" office:value-type="float" office:value="202.804000000016">
            <text:p>202.804</text:p>
          </table:table-cell>
          <table:table-cell table:formula="of:=CONCATENATE(&quot;T&quot;;[.P717])" office:value-type="string" office:string-value="T716">
            <text:p>T716</text:p>
          </table:table-cell>
          <table:table-cell table:formula="of:=IF([.J717]=&quot;X&quot;;1;[.P716]+1)" office:value-type="float" office:value="716">
            <text:p>716</text:p>
          </table:table-cell>
          <table:table-cell table:style-name="ce7" table:formula="of:=CONCATENATE(&quot;mv &quot;;[.K717];&quot;^&quot;;[.O717];&quot;.wav &quot;&quot;rn^&quot;;[.$E717];&quot;~&quot;;[.$B717];&quot;~&quot;;[.$C717];&quot;~&quot;;[.$A717];&quot;~&quot;;[.$F717];&quot;~&quot;;[.$D717];&quot;.wav&quot;&quot;&quot;)" office:value-type="string" office:string-value="mv 1^T716.wav &quot;rn^ZZZ~~~~~.wav&quot;">
            <text:p>mv 1^T716.wav "rn^ZZZ~~~~~.wav"</text:p>
          </table:table-cell>
          <table:table-cell table:formula="of:=CONCATENATE(&quot;-ALBUM &quot;&quot;&quot;;[.A717];&quot;&quot;&quot; -ARTIST &quot;&quot;&quot;;[.B717];&quot;&quot;&quot; -ID3V2TAG TCOM &quot;&quot;&quot;;[.C717];&quot;&quot;&quot; -GENRE &quot;&quot;&quot;;[.D717];&quot;&quot;&quot; -TITLE &quot;&quot;&quot;;[.E717];&quot;&quot;&quot; -TRACK &quot;&quot;&quot;;[.F717];&quot;&quot;&quot; -YEAR &quot;&quot;&quot;;[.H717];&quot;&quot;&quot; &quot;;[.K717];&quot;/&quot;;[.O717];&quot;.mp3&quot;)" office:value-type="string" office:string-value="-ALBUM &quot;&quot; -ARTIST &quot;&quot; -ID3V2TAG TCOM &quot;&quot; -GENRE &quot;&quot; -TITLE &quot;ZZZ&quot; -TRACK &quot;&quot; -YEAR &quot;&quot; 1/T716.mp3">
            <text:p>-ALBUM "" -ARTIST "" -ID3V2TAG TCOM "" -GENRE "" -TITLE "ZZZ" -TRACK "" -YEAR "" 1/T71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17]+1" office:value-type="float" office:value="717">
            <text:p>717</text:p>
          </table:table-cell>
          <table:table-cell table:style-name="ce3"/>
          <table:table-cell table:style-name="ce5" table:formula="of:=IF([.J718]=&quot;X&quot;;[.K717]+1;[.K717])" office:value-type="float" office:value="1">
            <text:p>1</text:p>
          </table:table-cell>
          <table:table-cell table:formula="of:=IF([.J718]=&quot;X&quot;;0;[.L717]+[.G717]+[.J718]/24/60/60)" office:value-type="time" office:time-value="PT00H09M20.304S">
            <text:p>00:09:20.30</text:p>
          </table:table-cell>
          <table:table-cell table:formula="of:=INT([.L718]*24*60)+MOD([.L718]*24*60*60;60)/100" office:value-type="float" office:value="9.20304">
            <text:p>9.203</text:p>
          </table:table-cell>
          <table:table-cell table:formula="of:=[.L718]*24*60*60+[.$N$1]*([.P718]-1)" office:value-type="float" office:value="202.304000000016">
            <text:p>202.304</text:p>
          </table:table-cell>
          <table:table-cell table:formula="of:=CONCATENATE(&quot;T&quot;;[.P718])" office:value-type="string" office:string-value="T717">
            <text:p>T717</text:p>
          </table:table-cell>
          <table:table-cell table:formula="of:=IF([.J718]=&quot;X&quot;;1;[.P717]+1)" office:value-type="float" office:value="717">
            <text:p>717</text:p>
          </table:table-cell>
          <table:table-cell table:style-name="ce7" table:formula="of:=CONCATENATE(&quot;mv &quot;;[.K718];&quot;^&quot;;[.O718];&quot;.wav &quot;&quot;rn^&quot;;[.$E718];&quot;~&quot;;[.$B718];&quot;~&quot;;[.$C718];&quot;~&quot;;[.$A718];&quot;~&quot;;[.$F718];&quot;~&quot;;[.$D718];&quot;.wav&quot;&quot;&quot;)" office:value-type="string" office:string-value="mv 1^T717.wav &quot;rn^ZZZ~~~~~.wav&quot;">
            <text:p>mv 1^T717.wav "rn^ZZZ~~~~~.wav"</text:p>
          </table:table-cell>
          <table:table-cell table:formula="of:=CONCATENATE(&quot;-ALBUM &quot;&quot;&quot;;[.A718];&quot;&quot;&quot; -ARTIST &quot;&quot;&quot;;[.B718];&quot;&quot;&quot; -ID3V2TAG TCOM &quot;&quot;&quot;;[.C718];&quot;&quot;&quot; -GENRE &quot;&quot;&quot;;[.D718];&quot;&quot;&quot; -TITLE &quot;&quot;&quot;;[.E718];&quot;&quot;&quot; -TRACK &quot;&quot;&quot;;[.F718];&quot;&quot;&quot; -YEAR &quot;&quot;&quot;;[.H718];&quot;&quot;&quot; &quot;;[.K718];&quot;/&quot;;[.O718];&quot;.mp3&quot;)" office:value-type="string" office:string-value="-ALBUM &quot;&quot; -ARTIST &quot;&quot; -ID3V2TAG TCOM &quot;&quot; -GENRE &quot;&quot; -TITLE &quot;ZZZ&quot; -TRACK &quot;&quot; -YEAR &quot;&quot; 1/T717.mp3">
            <text:p>-ALBUM "" -ARTIST "" -ID3V2TAG TCOM "" -GENRE "" -TITLE "ZZZ" -TRACK "" -YEAR "" 1/T71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18]+1" office:value-type="float" office:value="718">
            <text:p>718</text:p>
          </table:table-cell>
          <table:table-cell table:style-name="ce3"/>
          <table:table-cell table:style-name="ce5" table:formula="of:=IF([.J719]=&quot;X&quot;;[.K718]+1;[.K718])" office:value-type="float" office:value="1">
            <text:p>1</text:p>
          </table:table-cell>
          <table:table-cell table:formula="of:=IF([.J719]=&quot;X&quot;;0;[.L718]+[.G718]+[.J719]/24/60/60)" office:value-type="time" office:time-value="PT00H09M20.304S">
            <text:p>00:09:20.30</text:p>
          </table:table-cell>
          <table:table-cell table:formula="of:=INT([.L719]*24*60)+MOD([.L719]*24*60*60;60)/100" office:value-type="float" office:value="9.20304">
            <text:p>9.203</text:p>
          </table:table-cell>
          <table:table-cell table:formula="of:=[.L719]*24*60*60+[.$N$1]*([.P719]-1)" office:value-type="float" office:value="201.804000000016">
            <text:p>201.804</text:p>
          </table:table-cell>
          <table:table-cell table:formula="of:=CONCATENATE(&quot;T&quot;;[.P719])" office:value-type="string" office:string-value="T718">
            <text:p>T718</text:p>
          </table:table-cell>
          <table:table-cell table:formula="of:=IF([.J719]=&quot;X&quot;;1;[.P718]+1)" office:value-type="float" office:value="718">
            <text:p>718</text:p>
          </table:table-cell>
          <table:table-cell table:style-name="ce7" table:formula="of:=CONCATENATE(&quot;mv &quot;;[.K719];&quot;^&quot;;[.O719];&quot;.wav &quot;&quot;rn^&quot;;[.$E719];&quot;~&quot;;[.$B719];&quot;~&quot;;[.$C719];&quot;~&quot;;[.$A719];&quot;~&quot;;[.$F719];&quot;~&quot;;[.$D719];&quot;.wav&quot;&quot;&quot;)" office:value-type="string" office:string-value="mv 1^T718.wav &quot;rn^ZZZ~~~~~.wav&quot;">
            <text:p>mv 1^T718.wav "rn^ZZZ~~~~~.wav"</text:p>
          </table:table-cell>
          <table:table-cell table:formula="of:=CONCATENATE(&quot;-ALBUM &quot;&quot;&quot;;[.A719];&quot;&quot;&quot; -ARTIST &quot;&quot;&quot;;[.B719];&quot;&quot;&quot; -ID3V2TAG TCOM &quot;&quot;&quot;;[.C719];&quot;&quot;&quot; -GENRE &quot;&quot;&quot;;[.D719];&quot;&quot;&quot; -TITLE &quot;&quot;&quot;;[.E719];&quot;&quot;&quot; -TRACK &quot;&quot;&quot;;[.F719];&quot;&quot;&quot; -YEAR &quot;&quot;&quot;;[.H719];&quot;&quot;&quot; &quot;;[.K719];&quot;/&quot;;[.O719];&quot;.mp3&quot;)" office:value-type="string" office:string-value="-ALBUM &quot;&quot; -ARTIST &quot;&quot; -ID3V2TAG TCOM &quot;&quot; -GENRE &quot;&quot; -TITLE &quot;ZZZ&quot; -TRACK &quot;&quot; -YEAR &quot;&quot; 1/T718.mp3">
            <text:p>-ALBUM "" -ARTIST "" -ID3V2TAG TCOM "" -GENRE "" -TITLE "ZZZ" -TRACK "" -YEAR "" 1/T71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19]+1" office:value-type="float" office:value="719">
            <text:p>719</text:p>
          </table:table-cell>
          <table:table-cell table:style-name="ce3"/>
          <table:table-cell table:style-name="ce5" table:formula="of:=IF([.J720]=&quot;X&quot;;[.K719]+1;[.K719])" office:value-type="float" office:value="1">
            <text:p>1</text:p>
          </table:table-cell>
          <table:table-cell table:formula="of:=IF([.J720]=&quot;X&quot;;0;[.L719]+[.G719]+[.J720]/24/60/60)" office:value-type="time" office:time-value="PT00H09M20.304S">
            <text:p>00:09:20.30</text:p>
          </table:table-cell>
          <table:table-cell table:formula="of:=INT([.L720]*24*60)+MOD([.L720]*24*60*60;60)/100" office:value-type="float" office:value="9.20304">
            <text:p>9.203</text:p>
          </table:table-cell>
          <table:table-cell table:formula="of:=[.L720]*24*60*60+[.$N$1]*([.P720]-1)" office:value-type="float" office:value="201.304000000016">
            <text:p>201.304</text:p>
          </table:table-cell>
          <table:table-cell table:formula="of:=CONCATENATE(&quot;T&quot;;[.P720])" office:value-type="string" office:string-value="T719">
            <text:p>T719</text:p>
          </table:table-cell>
          <table:table-cell table:formula="of:=IF([.J720]=&quot;X&quot;;1;[.P719]+1)" office:value-type="float" office:value="719">
            <text:p>719</text:p>
          </table:table-cell>
          <table:table-cell table:style-name="ce7" table:formula="of:=CONCATENATE(&quot;mv &quot;;[.K720];&quot;^&quot;;[.O720];&quot;.wav &quot;&quot;rn^&quot;;[.$E720];&quot;~&quot;;[.$B720];&quot;~&quot;;[.$C720];&quot;~&quot;;[.$A720];&quot;~&quot;;[.$F720];&quot;~&quot;;[.$D720];&quot;.wav&quot;&quot;&quot;)" office:value-type="string" office:string-value="mv 1^T719.wav &quot;rn^ZZZ~~~~~.wav&quot;">
            <text:p>mv 1^T719.wav "rn^ZZZ~~~~~.wav"</text:p>
          </table:table-cell>
          <table:table-cell table:formula="of:=CONCATENATE(&quot;-ALBUM &quot;&quot;&quot;;[.A720];&quot;&quot;&quot; -ARTIST &quot;&quot;&quot;;[.B720];&quot;&quot;&quot; -ID3V2TAG TCOM &quot;&quot;&quot;;[.C720];&quot;&quot;&quot; -GENRE &quot;&quot;&quot;;[.D720];&quot;&quot;&quot; -TITLE &quot;&quot;&quot;;[.E720];&quot;&quot;&quot; -TRACK &quot;&quot;&quot;;[.F720];&quot;&quot;&quot; -YEAR &quot;&quot;&quot;;[.H720];&quot;&quot;&quot; &quot;;[.K720];&quot;/&quot;;[.O720];&quot;.mp3&quot;)" office:value-type="string" office:string-value="-ALBUM &quot;&quot; -ARTIST &quot;&quot; -ID3V2TAG TCOM &quot;&quot; -GENRE &quot;&quot; -TITLE &quot;ZZZ&quot; -TRACK &quot;&quot; -YEAR &quot;&quot; 1/T719.mp3">
            <text:p>-ALBUM "" -ARTIST "" -ID3V2TAG TCOM "" -GENRE "" -TITLE "ZZZ" -TRACK "" -YEAR "" 1/T71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20]+1" office:value-type="float" office:value="720">
            <text:p>720</text:p>
          </table:table-cell>
          <table:table-cell table:style-name="ce3"/>
          <table:table-cell table:style-name="ce5" table:formula="of:=IF([.J721]=&quot;X&quot;;[.K720]+1;[.K720])" office:value-type="float" office:value="1">
            <text:p>1</text:p>
          </table:table-cell>
          <table:table-cell table:formula="of:=IF([.J721]=&quot;X&quot;;0;[.L720]+[.G720]+[.J721]/24/60/60)" office:value-type="time" office:time-value="PT00H09M20.304S">
            <text:p>00:09:20.30</text:p>
          </table:table-cell>
          <table:table-cell table:formula="of:=INT([.L721]*24*60)+MOD([.L721]*24*60*60;60)/100" office:value-type="float" office:value="9.20304">
            <text:p>9.203</text:p>
          </table:table-cell>
          <table:table-cell table:formula="of:=[.L721]*24*60*60+[.$N$1]*([.P721]-1)" office:value-type="float" office:value="200.804000000016">
            <text:p>200.804</text:p>
          </table:table-cell>
          <table:table-cell table:formula="of:=CONCATENATE(&quot;T&quot;;[.P721])" office:value-type="string" office:string-value="T720">
            <text:p>T720</text:p>
          </table:table-cell>
          <table:table-cell table:formula="of:=IF([.J721]=&quot;X&quot;;1;[.P720]+1)" office:value-type="float" office:value="720">
            <text:p>720</text:p>
          </table:table-cell>
          <table:table-cell table:style-name="ce7" table:formula="of:=CONCATENATE(&quot;mv &quot;;[.K721];&quot;^&quot;;[.O721];&quot;.wav &quot;&quot;rn^&quot;;[.$E721];&quot;~&quot;;[.$B721];&quot;~&quot;;[.$C721];&quot;~&quot;;[.$A721];&quot;~&quot;;[.$F721];&quot;~&quot;;[.$D721];&quot;.wav&quot;&quot;&quot;)" office:value-type="string" office:string-value="mv 1^T720.wav &quot;rn^ZZZ~~~~~.wav&quot;">
            <text:p>mv 1^T720.wav "rn^ZZZ~~~~~.wav"</text:p>
          </table:table-cell>
          <table:table-cell table:formula="of:=CONCATENATE(&quot;-ALBUM &quot;&quot;&quot;;[.A721];&quot;&quot;&quot; -ARTIST &quot;&quot;&quot;;[.B721];&quot;&quot;&quot; -ID3V2TAG TCOM &quot;&quot;&quot;;[.C721];&quot;&quot;&quot; -GENRE &quot;&quot;&quot;;[.D721];&quot;&quot;&quot; -TITLE &quot;&quot;&quot;;[.E721];&quot;&quot;&quot; -TRACK &quot;&quot;&quot;;[.F721];&quot;&quot;&quot; -YEAR &quot;&quot;&quot;;[.H721];&quot;&quot;&quot; &quot;;[.K721];&quot;/&quot;;[.O721];&quot;.mp3&quot;)" office:value-type="string" office:string-value="-ALBUM &quot;&quot; -ARTIST &quot;&quot; -ID3V2TAG TCOM &quot;&quot; -GENRE &quot;&quot; -TITLE &quot;ZZZ&quot; -TRACK &quot;&quot; -YEAR &quot;&quot; 1/T720.mp3">
            <text:p>-ALBUM "" -ARTIST "" -ID3V2TAG TCOM "" -GENRE "" -TITLE "ZZZ" -TRACK "" -YEAR "" 1/T72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21]+1" office:value-type="float" office:value="721">
            <text:p>721</text:p>
          </table:table-cell>
          <table:table-cell table:style-name="ce3"/>
          <table:table-cell table:style-name="ce5" table:formula="of:=IF([.J722]=&quot;X&quot;;[.K721]+1;[.K721])" office:value-type="float" office:value="1">
            <text:p>1</text:p>
          </table:table-cell>
          <table:table-cell table:formula="of:=IF([.J722]=&quot;X&quot;;0;[.L721]+[.G721]+[.J722]/24/60/60)" office:value-type="time" office:time-value="PT00H09M20.304S">
            <text:p>00:09:20.30</text:p>
          </table:table-cell>
          <table:table-cell table:formula="of:=INT([.L722]*24*60)+MOD([.L722]*24*60*60;60)/100" office:value-type="float" office:value="9.20304">
            <text:p>9.203</text:p>
          </table:table-cell>
          <table:table-cell table:formula="of:=[.L722]*24*60*60+[.$N$1]*([.P722]-1)" office:value-type="float" office:value="200.304000000016">
            <text:p>200.304</text:p>
          </table:table-cell>
          <table:table-cell table:formula="of:=CONCATENATE(&quot;T&quot;;[.P722])" office:value-type="string" office:string-value="T721">
            <text:p>T721</text:p>
          </table:table-cell>
          <table:table-cell table:formula="of:=IF([.J722]=&quot;X&quot;;1;[.P721]+1)" office:value-type="float" office:value="721">
            <text:p>721</text:p>
          </table:table-cell>
          <table:table-cell table:style-name="ce7" table:formula="of:=CONCATENATE(&quot;mv &quot;;[.K722];&quot;^&quot;;[.O722];&quot;.wav &quot;&quot;rn^&quot;;[.$E722];&quot;~&quot;;[.$B722];&quot;~&quot;;[.$C722];&quot;~&quot;;[.$A722];&quot;~&quot;;[.$F722];&quot;~&quot;;[.$D722];&quot;.wav&quot;&quot;&quot;)" office:value-type="string" office:string-value="mv 1^T721.wav &quot;rn^ZZZ~~~~~.wav&quot;">
            <text:p>mv 1^T721.wav "rn^ZZZ~~~~~.wav"</text:p>
          </table:table-cell>
          <table:table-cell table:formula="of:=CONCATENATE(&quot;-ALBUM &quot;&quot;&quot;;[.A722];&quot;&quot;&quot; -ARTIST &quot;&quot;&quot;;[.B722];&quot;&quot;&quot; -ID3V2TAG TCOM &quot;&quot;&quot;;[.C722];&quot;&quot;&quot; -GENRE &quot;&quot;&quot;;[.D722];&quot;&quot;&quot; -TITLE &quot;&quot;&quot;;[.E722];&quot;&quot;&quot; -TRACK &quot;&quot;&quot;;[.F722];&quot;&quot;&quot; -YEAR &quot;&quot;&quot;;[.H722];&quot;&quot;&quot; &quot;;[.K722];&quot;/&quot;;[.O722];&quot;.mp3&quot;)" office:value-type="string" office:string-value="-ALBUM &quot;&quot; -ARTIST &quot;&quot; -ID3V2TAG TCOM &quot;&quot; -GENRE &quot;&quot; -TITLE &quot;ZZZ&quot; -TRACK &quot;&quot; -YEAR &quot;&quot; 1/T721.mp3">
            <text:p>-ALBUM "" -ARTIST "" -ID3V2TAG TCOM "" -GENRE "" -TITLE "ZZZ" -TRACK "" -YEAR "" 1/T72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22]+1" office:value-type="float" office:value="722">
            <text:p>722</text:p>
          </table:table-cell>
          <table:table-cell table:style-name="ce3"/>
          <table:table-cell table:style-name="ce5" table:formula="of:=IF([.J723]=&quot;X&quot;;[.K722]+1;[.K722])" office:value-type="float" office:value="1">
            <text:p>1</text:p>
          </table:table-cell>
          <table:table-cell table:formula="of:=IF([.J723]=&quot;X&quot;;0;[.L722]+[.G722]+[.J723]/24/60/60)" office:value-type="time" office:time-value="PT00H09M20.304S">
            <text:p>00:09:20.30</text:p>
          </table:table-cell>
          <table:table-cell table:formula="of:=INT([.L723]*24*60)+MOD([.L723]*24*60*60;60)/100" office:value-type="float" office:value="9.20304">
            <text:p>9.203</text:p>
          </table:table-cell>
          <table:table-cell table:formula="of:=[.L723]*24*60*60+[.$N$1]*([.P723]-1)" office:value-type="float" office:value="199.804000000016">
            <text:p>199.804</text:p>
          </table:table-cell>
          <table:table-cell table:formula="of:=CONCATENATE(&quot;T&quot;;[.P723])" office:value-type="string" office:string-value="T722">
            <text:p>T722</text:p>
          </table:table-cell>
          <table:table-cell table:formula="of:=IF([.J723]=&quot;X&quot;;1;[.P722]+1)" office:value-type="float" office:value="722">
            <text:p>722</text:p>
          </table:table-cell>
          <table:table-cell table:style-name="ce7" table:formula="of:=CONCATENATE(&quot;mv &quot;;[.K723];&quot;^&quot;;[.O723];&quot;.wav &quot;&quot;rn^&quot;;[.$E723];&quot;~&quot;;[.$B723];&quot;~&quot;;[.$C723];&quot;~&quot;;[.$A723];&quot;~&quot;;[.$F723];&quot;~&quot;;[.$D723];&quot;.wav&quot;&quot;&quot;)" office:value-type="string" office:string-value="mv 1^T722.wav &quot;rn^ZZZ~~~~~.wav&quot;">
            <text:p>mv 1^T722.wav "rn^ZZZ~~~~~.wav"</text:p>
          </table:table-cell>
          <table:table-cell table:formula="of:=CONCATENATE(&quot;-ALBUM &quot;&quot;&quot;;[.A723];&quot;&quot;&quot; -ARTIST &quot;&quot;&quot;;[.B723];&quot;&quot;&quot; -ID3V2TAG TCOM &quot;&quot;&quot;;[.C723];&quot;&quot;&quot; -GENRE &quot;&quot;&quot;;[.D723];&quot;&quot;&quot; -TITLE &quot;&quot;&quot;;[.E723];&quot;&quot;&quot; -TRACK &quot;&quot;&quot;;[.F723];&quot;&quot;&quot; -YEAR &quot;&quot;&quot;;[.H723];&quot;&quot;&quot; &quot;;[.K723];&quot;/&quot;;[.O723];&quot;.mp3&quot;)" office:value-type="string" office:string-value="-ALBUM &quot;&quot; -ARTIST &quot;&quot; -ID3V2TAG TCOM &quot;&quot; -GENRE &quot;&quot; -TITLE &quot;ZZZ&quot; -TRACK &quot;&quot; -YEAR &quot;&quot; 1/T722.mp3">
            <text:p>-ALBUM "" -ARTIST "" -ID3V2TAG TCOM "" -GENRE "" -TITLE "ZZZ" -TRACK "" -YEAR "" 1/T72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23]+1" office:value-type="float" office:value="723">
            <text:p>723</text:p>
          </table:table-cell>
          <table:table-cell table:style-name="ce3"/>
          <table:table-cell table:style-name="ce5" table:formula="of:=IF([.J724]=&quot;X&quot;;[.K723]+1;[.K723])" office:value-type="float" office:value="1">
            <text:p>1</text:p>
          </table:table-cell>
          <table:table-cell table:formula="of:=IF([.J724]=&quot;X&quot;;0;[.L723]+[.G723]+[.J724]/24/60/60)" office:value-type="time" office:time-value="PT00H09M20.304S">
            <text:p>00:09:20.30</text:p>
          </table:table-cell>
          <table:table-cell table:formula="of:=INT([.L724]*24*60)+MOD([.L724]*24*60*60;60)/100" office:value-type="float" office:value="9.20304">
            <text:p>9.203</text:p>
          </table:table-cell>
          <table:table-cell table:formula="of:=[.L724]*24*60*60+[.$N$1]*([.P724]-1)" office:value-type="float" office:value="199.304000000016">
            <text:p>199.304</text:p>
          </table:table-cell>
          <table:table-cell table:formula="of:=CONCATENATE(&quot;T&quot;;[.P724])" office:value-type="string" office:string-value="T723">
            <text:p>T723</text:p>
          </table:table-cell>
          <table:table-cell table:formula="of:=IF([.J724]=&quot;X&quot;;1;[.P723]+1)" office:value-type="float" office:value="723">
            <text:p>723</text:p>
          </table:table-cell>
          <table:table-cell table:style-name="ce7" table:formula="of:=CONCATENATE(&quot;mv &quot;;[.K724];&quot;^&quot;;[.O724];&quot;.wav &quot;&quot;rn^&quot;;[.$E724];&quot;~&quot;;[.$B724];&quot;~&quot;;[.$C724];&quot;~&quot;;[.$A724];&quot;~&quot;;[.$F724];&quot;~&quot;;[.$D724];&quot;.wav&quot;&quot;&quot;)" office:value-type="string" office:string-value="mv 1^T723.wav &quot;rn^ZZZ~~~~~.wav&quot;">
            <text:p>mv 1^T723.wav "rn^ZZZ~~~~~.wav"</text:p>
          </table:table-cell>
          <table:table-cell table:formula="of:=CONCATENATE(&quot;-ALBUM &quot;&quot;&quot;;[.A724];&quot;&quot;&quot; -ARTIST &quot;&quot;&quot;;[.B724];&quot;&quot;&quot; -ID3V2TAG TCOM &quot;&quot;&quot;;[.C724];&quot;&quot;&quot; -GENRE &quot;&quot;&quot;;[.D724];&quot;&quot;&quot; -TITLE &quot;&quot;&quot;;[.E724];&quot;&quot;&quot; -TRACK &quot;&quot;&quot;;[.F724];&quot;&quot;&quot; -YEAR &quot;&quot;&quot;;[.H724];&quot;&quot;&quot; &quot;;[.K724];&quot;/&quot;;[.O724];&quot;.mp3&quot;)" office:value-type="string" office:string-value="-ALBUM &quot;&quot; -ARTIST &quot;&quot; -ID3V2TAG TCOM &quot;&quot; -GENRE &quot;&quot; -TITLE &quot;ZZZ&quot; -TRACK &quot;&quot; -YEAR &quot;&quot; 1/T723.mp3">
            <text:p>-ALBUM "" -ARTIST "" -ID3V2TAG TCOM "" -GENRE "" -TITLE "ZZZ" -TRACK "" -YEAR "" 1/T72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24]+1" office:value-type="float" office:value="724">
            <text:p>724</text:p>
          </table:table-cell>
          <table:table-cell table:style-name="ce3"/>
          <table:table-cell table:style-name="ce5" table:formula="of:=IF([.J725]=&quot;X&quot;;[.K724]+1;[.K724])" office:value-type="float" office:value="1">
            <text:p>1</text:p>
          </table:table-cell>
          <table:table-cell table:formula="of:=IF([.J725]=&quot;X&quot;;0;[.L724]+[.G724]+[.J725]/24/60/60)" office:value-type="time" office:time-value="PT00H09M20.304S">
            <text:p>00:09:20.30</text:p>
          </table:table-cell>
          <table:table-cell table:formula="of:=INT([.L725]*24*60)+MOD([.L725]*24*60*60;60)/100" office:value-type="float" office:value="9.20304">
            <text:p>9.203</text:p>
          </table:table-cell>
          <table:table-cell table:formula="of:=[.L725]*24*60*60+[.$N$1]*([.P725]-1)" office:value-type="float" office:value="198.804000000016">
            <text:p>198.804</text:p>
          </table:table-cell>
          <table:table-cell table:formula="of:=CONCATENATE(&quot;T&quot;;[.P725])" office:value-type="string" office:string-value="T724">
            <text:p>T724</text:p>
          </table:table-cell>
          <table:table-cell table:formula="of:=IF([.J725]=&quot;X&quot;;1;[.P724]+1)" office:value-type="float" office:value="724">
            <text:p>724</text:p>
          </table:table-cell>
          <table:table-cell table:style-name="ce7" table:formula="of:=CONCATENATE(&quot;mv &quot;;[.K725];&quot;^&quot;;[.O725];&quot;.wav &quot;&quot;rn^&quot;;[.$E725];&quot;~&quot;;[.$B725];&quot;~&quot;;[.$C725];&quot;~&quot;;[.$A725];&quot;~&quot;;[.$F725];&quot;~&quot;;[.$D725];&quot;.wav&quot;&quot;&quot;)" office:value-type="string" office:string-value="mv 1^T724.wav &quot;rn^ZZZ~~~~~.wav&quot;">
            <text:p>mv 1^T724.wav "rn^ZZZ~~~~~.wav"</text:p>
          </table:table-cell>
          <table:table-cell table:formula="of:=CONCATENATE(&quot;-ALBUM &quot;&quot;&quot;;[.A725];&quot;&quot;&quot; -ARTIST &quot;&quot;&quot;;[.B725];&quot;&quot;&quot; -ID3V2TAG TCOM &quot;&quot;&quot;;[.C725];&quot;&quot;&quot; -GENRE &quot;&quot;&quot;;[.D725];&quot;&quot;&quot; -TITLE &quot;&quot;&quot;;[.E725];&quot;&quot;&quot; -TRACK &quot;&quot;&quot;;[.F725];&quot;&quot;&quot; -YEAR &quot;&quot;&quot;;[.H725];&quot;&quot;&quot; &quot;;[.K725];&quot;/&quot;;[.O725];&quot;.mp3&quot;)" office:value-type="string" office:string-value="-ALBUM &quot;&quot; -ARTIST &quot;&quot; -ID3V2TAG TCOM &quot;&quot; -GENRE &quot;&quot; -TITLE &quot;ZZZ&quot; -TRACK &quot;&quot; -YEAR &quot;&quot; 1/T724.mp3">
            <text:p>-ALBUM "" -ARTIST "" -ID3V2TAG TCOM "" -GENRE "" -TITLE "ZZZ" -TRACK "" -YEAR "" 1/T72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25]+1" office:value-type="float" office:value="725">
            <text:p>725</text:p>
          </table:table-cell>
          <table:table-cell table:style-name="ce3"/>
          <table:table-cell table:style-name="ce5" table:formula="of:=IF([.J726]=&quot;X&quot;;[.K725]+1;[.K725])" office:value-type="float" office:value="1">
            <text:p>1</text:p>
          </table:table-cell>
          <table:table-cell table:formula="of:=IF([.J726]=&quot;X&quot;;0;[.L725]+[.G725]+[.J726]/24/60/60)" office:value-type="time" office:time-value="PT00H09M20.304S">
            <text:p>00:09:20.30</text:p>
          </table:table-cell>
          <table:table-cell table:formula="of:=INT([.L726]*24*60)+MOD([.L726]*24*60*60;60)/100" office:value-type="float" office:value="9.20304">
            <text:p>9.203</text:p>
          </table:table-cell>
          <table:table-cell table:formula="of:=[.L726]*24*60*60+[.$N$1]*([.P726]-1)" office:value-type="float" office:value="198.304000000016">
            <text:p>198.304</text:p>
          </table:table-cell>
          <table:table-cell table:formula="of:=CONCATENATE(&quot;T&quot;;[.P726])" office:value-type="string" office:string-value="T725">
            <text:p>T725</text:p>
          </table:table-cell>
          <table:table-cell table:formula="of:=IF([.J726]=&quot;X&quot;;1;[.P725]+1)" office:value-type="float" office:value="725">
            <text:p>725</text:p>
          </table:table-cell>
          <table:table-cell table:style-name="ce7" table:formula="of:=CONCATENATE(&quot;mv &quot;;[.K726];&quot;^&quot;;[.O726];&quot;.wav &quot;&quot;rn^&quot;;[.$E726];&quot;~&quot;;[.$B726];&quot;~&quot;;[.$C726];&quot;~&quot;;[.$A726];&quot;~&quot;;[.$F726];&quot;~&quot;;[.$D726];&quot;.wav&quot;&quot;&quot;)" office:value-type="string" office:string-value="mv 1^T725.wav &quot;rn^ZZZ~~~~~.wav&quot;">
            <text:p>mv 1^T725.wav "rn^ZZZ~~~~~.wav"</text:p>
          </table:table-cell>
          <table:table-cell table:formula="of:=CONCATENATE(&quot;-ALBUM &quot;&quot;&quot;;[.A726];&quot;&quot;&quot; -ARTIST &quot;&quot;&quot;;[.B726];&quot;&quot;&quot; -ID3V2TAG TCOM &quot;&quot;&quot;;[.C726];&quot;&quot;&quot; -GENRE &quot;&quot;&quot;;[.D726];&quot;&quot;&quot; -TITLE &quot;&quot;&quot;;[.E726];&quot;&quot;&quot; -TRACK &quot;&quot;&quot;;[.F726];&quot;&quot;&quot; -YEAR &quot;&quot;&quot;;[.H726];&quot;&quot;&quot; &quot;;[.K726];&quot;/&quot;;[.O726];&quot;.mp3&quot;)" office:value-type="string" office:string-value="-ALBUM &quot;&quot; -ARTIST &quot;&quot; -ID3V2TAG TCOM &quot;&quot; -GENRE &quot;&quot; -TITLE &quot;ZZZ&quot; -TRACK &quot;&quot; -YEAR &quot;&quot; 1/T725.mp3">
            <text:p>-ALBUM "" -ARTIST "" -ID3V2TAG TCOM "" -GENRE "" -TITLE "ZZZ" -TRACK "" -YEAR "" 1/T72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26]+1" office:value-type="float" office:value="726">
            <text:p>726</text:p>
          </table:table-cell>
          <table:table-cell table:style-name="ce3"/>
          <table:table-cell table:style-name="ce5" table:formula="of:=IF([.J727]=&quot;X&quot;;[.K726]+1;[.K726])" office:value-type="float" office:value="1">
            <text:p>1</text:p>
          </table:table-cell>
          <table:table-cell table:formula="of:=IF([.J727]=&quot;X&quot;;0;[.L726]+[.G726]+[.J727]/24/60/60)" office:value-type="time" office:time-value="PT00H09M20.304S">
            <text:p>00:09:20.30</text:p>
          </table:table-cell>
          <table:table-cell table:formula="of:=INT([.L727]*24*60)+MOD([.L727]*24*60*60;60)/100" office:value-type="float" office:value="9.20304">
            <text:p>9.203</text:p>
          </table:table-cell>
          <table:table-cell table:formula="of:=[.L727]*24*60*60+[.$N$1]*([.P727]-1)" office:value-type="float" office:value="197.804000000016">
            <text:p>197.804</text:p>
          </table:table-cell>
          <table:table-cell table:formula="of:=CONCATENATE(&quot;T&quot;;[.P727])" office:value-type="string" office:string-value="T726">
            <text:p>T726</text:p>
          </table:table-cell>
          <table:table-cell table:formula="of:=IF([.J727]=&quot;X&quot;;1;[.P726]+1)" office:value-type="float" office:value="726">
            <text:p>726</text:p>
          </table:table-cell>
          <table:table-cell table:style-name="ce7" table:formula="of:=CONCATENATE(&quot;mv &quot;;[.K727];&quot;^&quot;;[.O727];&quot;.wav &quot;&quot;rn^&quot;;[.$E727];&quot;~&quot;;[.$B727];&quot;~&quot;;[.$C727];&quot;~&quot;;[.$A727];&quot;~&quot;;[.$F727];&quot;~&quot;;[.$D727];&quot;.wav&quot;&quot;&quot;)" office:value-type="string" office:string-value="mv 1^T726.wav &quot;rn^ZZZ~~~~~.wav&quot;">
            <text:p>mv 1^T726.wav "rn^ZZZ~~~~~.wav"</text:p>
          </table:table-cell>
          <table:table-cell table:formula="of:=CONCATENATE(&quot;-ALBUM &quot;&quot;&quot;;[.A727];&quot;&quot;&quot; -ARTIST &quot;&quot;&quot;;[.B727];&quot;&quot;&quot; -ID3V2TAG TCOM &quot;&quot;&quot;;[.C727];&quot;&quot;&quot; -GENRE &quot;&quot;&quot;;[.D727];&quot;&quot;&quot; -TITLE &quot;&quot;&quot;;[.E727];&quot;&quot;&quot; -TRACK &quot;&quot;&quot;;[.F727];&quot;&quot;&quot; -YEAR &quot;&quot;&quot;;[.H727];&quot;&quot;&quot; &quot;;[.K727];&quot;/&quot;;[.O727];&quot;.mp3&quot;)" office:value-type="string" office:string-value="-ALBUM &quot;&quot; -ARTIST &quot;&quot; -ID3V2TAG TCOM &quot;&quot; -GENRE &quot;&quot; -TITLE &quot;ZZZ&quot; -TRACK &quot;&quot; -YEAR &quot;&quot; 1/T726.mp3">
            <text:p>-ALBUM "" -ARTIST "" -ID3V2TAG TCOM "" -GENRE "" -TITLE "ZZZ" -TRACK "" -YEAR "" 1/T72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27]+1" office:value-type="float" office:value="727">
            <text:p>727</text:p>
          </table:table-cell>
          <table:table-cell table:style-name="ce3"/>
          <table:table-cell table:style-name="ce5" table:formula="of:=IF([.J728]=&quot;X&quot;;[.K727]+1;[.K727])" office:value-type="float" office:value="1">
            <text:p>1</text:p>
          </table:table-cell>
          <table:table-cell table:formula="of:=IF([.J728]=&quot;X&quot;;0;[.L727]+[.G727]+[.J728]/24/60/60)" office:value-type="time" office:time-value="PT00H09M20.304S">
            <text:p>00:09:20.30</text:p>
          </table:table-cell>
          <table:table-cell table:formula="of:=INT([.L728]*24*60)+MOD([.L728]*24*60*60;60)/100" office:value-type="float" office:value="9.20304">
            <text:p>9.203</text:p>
          </table:table-cell>
          <table:table-cell table:formula="of:=[.L728]*24*60*60+[.$N$1]*([.P728]-1)" office:value-type="float" office:value="197.304000000016">
            <text:p>197.304</text:p>
          </table:table-cell>
          <table:table-cell table:formula="of:=CONCATENATE(&quot;T&quot;;[.P728])" office:value-type="string" office:string-value="T727">
            <text:p>T727</text:p>
          </table:table-cell>
          <table:table-cell table:formula="of:=IF([.J728]=&quot;X&quot;;1;[.P727]+1)" office:value-type="float" office:value="727">
            <text:p>727</text:p>
          </table:table-cell>
          <table:table-cell table:style-name="ce7" table:formula="of:=CONCATENATE(&quot;mv &quot;;[.K728];&quot;^&quot;;[.O728];&quot;.wav &quot;&quot;rn^&quot;;[.$E728];&quot;~&quot;;[.$B728];&quot;~&quot;;[.$C728];&quot;~&quot;;[.$A728];&quot;~&quot;;[.$F728];&quot;~&quot;;[.$D728];&quot;.wav&quot;&quot;&quot;)" office:value-type="string" office:string-value="mv 1^T727.wav &quot;rn^ZZZ~~~~~.wav&quot;">
            <text:p>mv 1^T727.wav "rn^ZZZ~~~~~.wav"</text:p>
          </table:table-cell>
          <table:table-cell table:formula="of:=CONCATENATE(&quot;-ALBUM &quot;&quot;&quot;;[.A728];&quot;&quot;&quot; -ARTIST &quot;&quot;&quot;;[.B728];&quot;&quot;&quot; -ID3V2TAG TCOM &quot;&quot;&quot;;[.C728];&quot;&quot;&quot; -GENRE &quot;&quot;&quot;;[.D728];&quot;&quot;&quot; -TITLE &quot;&quot;&quot;;[.E728];&quot;&quot;&quot; -TRACK &quot;&quot;&quot;;[.F728];&quot;&quot;&quot; -YEAR &quot;&quot;&quot;;[.H728];&quot;&quot;&quot; &quot;;[.K728];&quot;/&quot;;[.O728];&quot;.mp3&quot;)" office:value-type="string" office:string-value="-ALBUM &quot;&quot; -ARTIST &quot;&quot; -ID3V2TAG TCOM &quot;&quot; -GENRE &quot;&quot; -TITLE &quot;ZZZ&quot; -TRACK &quot;&quot; -YEAR &quot;&quot; 1/T727.mp3">
            <text:p>-ALBUM "" -ARTIST "" -ID3V2TAG TCOM "" -GENRE "" -TITLE "ZZZ" -TRACK "" -YEAR "" 1/T72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28]+1" office:value-type="float" office:value="728">
            <text:p>728</text:p>
          </table:table-cell>
          <table:table-cell table:style-name="ce3"/>
          <table:table-cell table:style-name="ce5" table:formula="of:=IF([.J729]=&quot;X&quot;;[.K728]+1;[.K728])" office:value-type="float" office:value="1">
            <text:p>1</text:p>
          </table:table-cell>
          <table:table-cell table:formula="of:=IF([.J729]=&quot;X&quot;;0;[.L728]+[.G728]+[.J729]/24/60/60)" office:value-type="time" office:time-value="PT00H09M20.304S">
            <text:p>00:09:20.30</text:p>
          </table:table-cell>
          <table:table-cell table:formula="of:=INT([.L729]*24*60)+MOD([.L729]*24*60*60;60)/100" office:value-type="float" office:value="9.20304">
            <text:p>9.203</text:p>
          </table:table-cell>
          <table:table-cell table:formula="of:=[.L729]*24*60*60+[.$N$1]*([.P729]-1)" office:value-type="float" office:value="196.804000000016">
            <text:p>196.804</text:p>
          </table:table-cell>
          <table:table-cell table:formula="of:=CONCATENATE(&quot;T&quot;;[.P729])" office:value-type="string" office:string-value="T728">
            <text:p>T728</text:p>
          </table:table-cell>
          <table:table-cell table:formula="of:=IF([.J729]=&quot;X&quot;;1;[.P728]+1)" office:value-type="float" office:value="728">
            <text:p>728</text:p>
          </table:table-cell>
          <table:table-cell table:style-name="ce7" table:formula="of:=CONCATENATE(&quot;mv &quot;;[.K729];&quot;^&quot;;[.O729];&quot;.wav &quot;&quot;rn^&quot;;[.$E729];&quot;~&quot;;[.$B729];&quot;~&quot;;[.$C729];&quot;~&quot;;[.$A729];&quot;~&quot;;[.$F729];&quot;~&quot;;[.$D729];&quot;.wav&quot;&quot;&quot;)" office:value-type="string" office:string-value="mv 1^T728.wav &quot;rn^ZZZ~~~~~.wav&quot;">
            <text:p>mv 1^T728.wav "rn^ZZZ~~~~~.wav"</text:p>
          </table:table-cell>
          <table:table-cell table:formula="of:=CONCATENATE(&quot;-ALBUM &quot;&quot;&quot;;[.A729];&quot;&quot;&quot; -ARTIST &quot;&quot;&quot;;[.B729];&quot;&quot;&quot; -ID3V2TAG TCOM &quot;&quot;&quot;;[.C729];&quot;&quot;&quot; -GENRE &quot;&quot;&quot;;[.D729];&quot;&quot;&quot; -TITLE &quot;&quot;&quot;;[.E729];&quot;&quot;&quot; -TRACK &quot;&quot;&quot;;[.F729];&quot;&quot;&quot; -YEAR &quot;&quot;&quot;;[.H729];&quot;&quot;&quot; &quot;;[.K729];&quot;/&quot;;[.O729];&quot;.mp3&quot;)" office:value-type="string" office:string-value="-ALBUM &quot;&quot; -ARTIST &quot;&quot; -ID3V2TAG TCOM &quot;&quot; -GENRE &quot;&quot; -TITLE &quot;ZZZ&quot; -TRACK &quot;&quot; -YEAR &quot;&quot; 1/T728.mp3">
            <text:p>-ALBUM "" -ARTIST "" -ID3V2TAG TCOM "" -GENRE "" -TITLE "ZZZ" -TRACK "" -YEAR "" 1/T72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29]+1" office:value-type="float" office:value="729">
            <text:p>729</text:p>
          </table:table-cell>
          <table:table-cell table:style-name="ce3"/>
          <table:table-cell table:style-name="ce5" table:formula="of:=IF([.J730]=&quot;X&quot;;[.K729]+1;[.K729])" office:value-type="float" office:value="1">
            <text:p>1</text:p>
          </table:table-cell>
          <table:table-cell table:formula="of:=IF([.J730]=&quot;X&quot;;0;[.L729]+[.G729]+[.J730]/24/60/60)" office:value-type="time" office:time-value="PT00H09M20.304S">
            <text:p>00:09:20.30</text:p>
          </table:table-cell>
          <table:table-cell table:formula="of:=INT([.L730]*24*60)+MOD([.L730]*24*60*60;60)/100" office:value-type="float" office:value="9.20304">
            <text:p>9.203</text:p>
          </table:table-cell>
          <table:table-cell table:formula="of:=[.L730]*24*60*60+[.$N$1]*([.P730]-1)" office:value-type="float" office:value="196.304000000016">
            <text:p>196.304</text:p>
          </table:table-cell>
          <table:table-cell table:formula="of:=CONCATENATE(&quot;T&quot;;[.P730])" office:value-type="string" office:string-value="T729">
            <text:p>T729</text:p>
          </table:table-cell>
          <table:table-cell table:formula="of:=IF([.J730]=&quot;X&quot;;1;[.P729]+1)" office:value-type="float" office:value="729">
            <text:p>729</text:p>
          </table:table-cell>
          <table:table-cell table:style-name="ce7" table:formula="of:=CONCATENATE(&quot;mv &quot;;[.K730];&quot;^&quot;;[.O730];&quot;.wav &quot;&quot;rn^&quot;;[.$E730];&quot;~&quot;;[.$B730];&quot;~&quot;;[.$C730];&quot;~&quot;;[.$A730];&quot;~&quot;;[.$F730];&quot;~&quot;;[.$D730];&quot;.wav&quot;&quot;&quot;)" office:value-type="string" office:string-value="mv 1^T729.wav &quot;rn^ZZZ~~~~~.wav&quot;">
            <text:p>mv 1^T729.wav "rn^ZZZ~~~~~.wav"</text:p>
          </table:table-cell>
          <table:table-cell table:formula="of:=CONCATENATE(&quot;-ALBUM &quot;&quot;&quot;;[.A730];&quot;&quot;&quot; -ARTIST &quot;&quot;&quot;;[.B730];&quot;&quot;&quot; -ID3V2TAG TCOM &quot;&quot;&quot;;[.C730];&quot;&quot;&quot; -GENRE &quot;&quot;&quot;;[.D730];&quot;&quot;&quot; -TITLE &quot;&quot;&quot;;[.E730];&quot;&quot;&quot; -TRACK &quot;&quot;&quot;;[.F730];&quot;&quot;&quot; -YEAR &quot;&quot;&quot;;[.H730];&quot;&quot;&quot; &quot;;[.K730];&quot;/&quot;;[.O730];&quot;.mp3&quot;)" office:value-type="string" office:string-value="-ALBUM &quot;&quot; -ARTIST &quot;&quot; -ID3V2TAG TCOM &quot;&quot; -GENRE &quot;&quot; -TITLE &quot;ZZZ&quot; -TRACK &quot;&quot; -YEAR &quot;&quot; 1/T729.mp3">
            <text:p>-ALBUM "" -ARTIST "" -ID3V2TAG TCOM "" -GENRE "" -TITLE "ZZZ" -TRACK "" -YEAR "" 1/T72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30]+1" office:value-type="float" office:value="730">
            <text:p>730</text:p>
          </table:table-cell>
          <table:table-cell table:style-name="ce3"/>
          <table:table-cell table:style-name="ce5" table:formula="of:=IF([.J731]=&quot;X&quot;;[.K730]+1;[.K730])" office:value-type="float" office:value="1">
            <text:p>1</text:p>
          </table:table-cell>
          <table:table-cell table:formula="of:=IF([.J731]=&quot;X&quot;;0;[.L730]+[.G730]+[.J731]/24/60/60)" office:value-type="time" office:time-value="PT00H09M20.304S">
            <text:p>00:09:20.30</text:p>
          </table:table-cell>
          <table:table-cell table:formula="of:=INT([.L731]*24*60)+MOD([.L731]*24*60*60;60)/100" office:value-type="float" office:value="9.20304">
            <text:p>9.203</text:p>
          </table:table-cell>
          <table:table-cell table:formula="of:=[.L731]*24*60*60+[.$N$1]*([.P731]-1)" office:value-type="float" office:value="195.804000000016">
            <text:p>195.804</text:p>
          </table:table-cell>
          <table:table-cell table:formula="of:=CONCATENATE(&quot;T&quot;;[.P731])" office:value-type="string" office:string-value="T730">
            <text:p>T730</text:p>
          </table:table-cell>
          <table:table-cell table:formula="of:=IF([.J731]=&quot;X&quot;;1;[.P730]+1)" office:value-type="float" office:value="730">
            <text:p>730</text:p>
          </table:table-cell>
          <table:table-cell table:style-name="ce7" table:formula="of:=CONCATENATE(&quot;mv &quot;;[.K731];&quot;^&quot;;[.O731];&quot;.wav &quot;&quot;rn^&quot;;[.$E731];&quot;~&quot;;[.$B731];&quot;~&quot;;[.$C731];&quot;~&quot;;[.$A731];&quot;~&quot;;[.$F731];&quot;~&quot;;[.$D731];&quot;.wav&quot;&quot;&quot;)" office:value-type="string" office:string-value="mv 1^T730.wav &quot;rn^ZZZ~~~~~.wav&quot;">
            <text:p>mv 1^T730.wav "rn^ZZZ~~~~~.wav"</text:p>
          </table:table-cell>
          <table:table-cell table:formula="of:=CONCATENATE(&quot;-ALBUM &quot;&quot;&quot;;[.A731];&quot;&quot;&quot; -ARTIST &quot;&quot;&quot;;[.B731];&quot;&quot;&quot; -ID3V2TAG TCOM &quot;&quot;&quot;;[.C731];&quot;&quot;&quot; -GENRE &quot;&quot;&quot;;[.D731];&quot;&quot;&quot; -TITLE &quot;&quot;&quot;;[.E731];&quot;&quot;&quot; -TRACK &quot;&quot;&quot;;[.F731];&quot;&quot;&quot; -YEAR &quot;&quot;&quot;;[.H731];&quot;&quot;&quot; &quot;;[.K731];&quot;/&quot;;[.O731];&quot;.mp3&quot;)" office:value-type="string" office:string-value="-ALBUM &quot;&quot; -ARTIST &quot;&quot; -ID3V2TAG TCOM &quot;&quot; -GENRE &quot;&quot; -TITLE &quot;ZZZ&quot; -TRACK &quot;&quot; -YEAR &quot;&quot; 1/T730.mp3">
            <text:p>-ALBUM "" -ARTIST "" -ID3V2TAG TCOM "" -GENRE "" -TITLE "ZZZ" -TRACK "" -YEAR "" 1/T73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31]+1" office:value-type="float" office:value="731">
            <text:p>731</text:p>
          </table:table-cell>
          <table:table-cell table:style-name="ce3"/>
          <table:table-cell table:style-name="ce5" table:formula="of:=IF([.J732]=&quot;X&quot;;[.K731]+1;[.K731])" office:value-type="float" office:value="1">
            <text:p>1</text:p>
          </table:table-cell>
          <table:table-cell table:formula="of:=IF([.J732]=&quot;X&quot;;0;[.L731]+[.G731]+[.J732]/24/60/60)" office:value-type="time" office:time-value="PT00H09M20.304S">
            <text:p>00:09:20.30</text:p>
          </table:table-cell>
          <table:table-cell table:formula="of:=INT([.L732]*24*60)+MOD([.L732]*24*60*60;60)/100" office:value-type="float" office:value="9.20304">
            <text:p>9.203</text:p>
          </table:table-cell>
          <table:table-cell table:formula="of:=[.L732]*24*60*60+[.$N$1]*([.P732]-1)" office:value-type="float" office:value="195.304000000016">
            <text:p>195.304</text:p>
          </table:table-cell>
          <table:table-cell table:formula="of:=CONCATENATE(&quot;T&quot;;[.P732])" office:value-type="string" office:string-value="T731">
            <text:p>T731</text:p>
          </table:table-cell>
          <table:table-cell table:formula="of:=IF([.J732]=&quot;X&quot;;1;[.P731]+1)" office:value-type="float" office:value="731">
            <text:p>731</text:p>
          </table:table-cell>
          <table:table-cell table:style-name="ce7" table:formula="of:=CONCATENATE(&quot;mv &quot;;[.K732];&quot;^&quot;;[.O732];&quot;.wav &quot;&quot;rn^&quot;;[.$E732];&quot;~&quot;;[.$B732];&quot;~&quot;;[.$C732];&quot;~&quot;;[.$A732];&quot;~&quot;;[.$F732];&quot;~&quot;;[.$D732];&quot;.wav&quot;&quot;&quot;)" office:value-type="string" office:string-value="mv 1^T731.wav &quot;rn^ZZZ~~~~~.wav&quot;">
            <text:p>mv 1^T731.wav "rn^ZZZ~~~~~.wav"</text:p>
          </table:table-cell>
          <table:table-cell table:formula="of:=CONCATENATE(&quot;-ALBUM &quot;&quot;&quot;;[.A732];&quot;&quot;&quot; -ARTIST &quot;&quot;&quot;;[.B732];&quot;&quot;&quot; -ID3V2TAG TCOM &quot;&quot;&quot;;[.C732];&quot;&quot;&quot; -GENRE &quot;&quot;&quot;;[.D732];&quot;&quot;&quot; -TITLE &quot;&quot;&quot;;[.E732];&quot;&quot;&quot; -TRACK &quot;&quot;&quot;;[.F732];&quot;&quot;&quot; -YEAR &quot;&quot;&quot;;[.H732];&quot;&quot;&quot; &quot;;[.K732];&quot;/&quot;;[.O732];&quot;.mp3&quot;)" office:value-type="string" office:string-value="-ALBUM &quot;&quot; -ARTIST &quot;&quot; -ID3V2TAG TCOM &quot;&quot; -GENRE &quot;&quot; -TITLE &quot;ZZZ&quot; -TRACK &quot;&quot; -YEAR &quot;&quot; 1/T731.mp3">
            <text:p>-ALBUM "" -ARTIST "" -ID3V2TAG TCOM "" -GENRE "" -TITLE "ZZZ" -TRACK "" -YEAR "" 1/T73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32]+1" office:value-type="float" office:value="732">
            <text:p>732</text:p>
          </table:table-cell>
          <table:table-cell table:style-name="ce3"/>
          <table:table-cell table:style-name="ce5" table:formula="of:=IF([.J733]=&quot;X&quot;;[.K732]+1;[.K732])" office:value-type="float" office:value="1">
            <text:p>1</text:p>
          </table:table-cell>
          <table:table-cell table:formula="of:=IF([.J733]=&quot;X&quot;;0;[.L732]+[.G732]+[.J733]/24/60/60)" office:value-type="time" office:time-value="PT00H09M20.304S">
            <text:p>00:09:20.30</text:p>
          </table:table-cell>
          <table:table-cell table:formula="of:=INT([.L733]*24*60)+MOD([.L733]*24*60*60;60)/100" office:value-type="float" office:value="9.20304">
            <text:p>9.203</text:p>
          </table:table-cell>
          <table:table-cell table:formula="of:=[.L733]*24*60*60+[.$N$1]*([.P733]-1)" office:value-type="float" office:value="194.804000000016">
            <text:p>194.804</text:p>
          </table:table-cell>
          <table:table-cell table:formula="of:=CONCATENATE(&quot;T&quot;;[.P733])" office:value-type="string" office:string-value="T732">
            <text:p>T732</text:p>
          </table:table-cell>
          <table:table-cell table:formula="of:=IF([.J733]=&quot;X&quot;;1;[.P732]+1)" office:value-type="float" office:value="732">
            <text:p>732</text:p>
          </table:table-cell>
          <table:table-cell table:style-name="ce7" table:formula="of:=CONCATENATE(&quot;mv &quot;;[.K733];&quot;^&quot;;[.O733];&quot;.wav &quot;&quot;rn^&quot;;[.$E733];&quot;~&quot;;[.$B733];&quot;~&quot;;[.$C733];&quot;~&quot;;[.$A733];&quot;~&quot;;[.$F733];&quot;~&quot;;[.$D733];&quot;.wav&quot;&quot;&quot;)" office:value-type="string" office:string-value="mv 1^T732.wav &quot;rn^ZZZ~~~~~.wav&quot;">
            <text:p>mv 1^T732.wav "rn^ZZZ~~~~~.wav"</text:p>
          </table:table-cell>
          <table:table-cell table:formula="of:=CONCATENATE(&quot;-ALBUM &quot;&quot;&quot;;[.A733];&quot;&quot;&quot; -ARTIST &quot;&quot;&quot;;[.B733];&quot;&quot;&quot; -ID3V2TAG TCOM &quot;&quot;&quot;;[.C733];&quot;&quot;&quot; -GENRE &quot;&quot;&quot;;[.D733];&quot;&quot;&quot; -TITLE &quot;&quot;&quot;;[.E733];&quot;&quot;&quot; -TRACK &quot;&quot;&quot;;[.F733];&quot;&quot;&quot; -YEAR &quot;&quot;&quot;;[.H733];&quot;&quot;&quot; &quot;;[.K733];&quot;/&quot;;[.O733];&quot;.mp3&quot;)" office:value-type="string" office:string-value="-ALBUM &quot;&quot; -ARTIST &quot;&quot; -ID3V2TAG TCOM &quot;&quot; -GENRE &quot;&quot; -TITLE &quot;ZZZ&quot; -TRACK &quot;&quot; -YEAR &quot;&quot; 1/T732.mp3">
            <text:p>-ALBUM "" -ARTIST "" -ID3V2TAG TCOM "" -GENRE "" -TITLE "ZZZ" -TRACK "" -YEAR "" 1/T73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33]+1" office:value-type="float" office:value="733">
            <text:p>733</text:p>
          </table:table-cell>
          <table:table-cell table:style-name="ce3"/>
          <table:table-cell table:style-name="ce5" table:formula="of:=IF([.J734]=&quot;X&quot;;[.K733]+1;[.K733])" office:value-type="float" office:value="1">
            <text:p>1</text:p>
          </table:table-cell>
          <table:table-cell table:formula="of:=IF([.J734]=&quot;X&quot;;0;[.L733]+[.G733]+[.J734]/24/60/60)" office:value-type="time" office:time-value="PT00H09M20.304S">
            <text:p>00:09:20.30</text:p>
          </table:table-cell>
          <table:table-cell table:formula="of:=INT([.L734]*24*60)+MOD([.L734]*24*60*60;60)/100" office:value-type="float" office:value="9.20304">
            <text:p>9.203</text:p>
          </table:table-cell>
          <table:table-cell table:formula="of:=[.L734]*24*60*60+[.$N$1]*([.P734]-1)" office:value-type="float" office:value="194.304000000016">
            <text:p>194.304</text:p>
          </table:table-cell>
          <table:table-cell table:formula="of:=CONCATENATE(&quot;T&quot;;[.P734])" office:value-type="string" office:string-value="T733">
            <text:p>T733</text:p>
          </table:table-cell>
          <table:table-cell table:formula="of:=IF([.J734]=&quot;X&quot;;1;[.P733]+1)" office:value-type="float" office:value="733">
            <text:p>733</text:p>
          </table:table-cell>
          <table:table-cell table:style-name="ce7" table:formula="of:=CONCATENATE(&quot;mv &quot;;[.K734];&quot;^&quot;;[.O734];&quot;.wav &quot;&quot;rn^&quot;;[.$E734];&quot;~&quot;;[.$B734];&quot;~&quot;;[.$C734];&quot;~&quot;;[.$A734];&quot;~&quot;;[.$F734];&quot;~&quot;;[.$D734];&quot;.wav&quot;&quot;&quot;)" office:value-type="string" office:string-value="mv 1^T733.wav &quot;rn^ZZZ~~~~~.wav&quot;">
            <text:p>mv 1^T733.wav "rn^ZZZ~~~~~.wav"</text:p>
          </table:table-cell>
          <table:table-cell table:formula="of:=CONCATENATE(&quot;-ALBUM &quot;&quot;&quot;;[.A734];&quot;&quot;&quot; -ARTIST &quot;&quot;&quot;;[.B734];&quot;&quot;&quot; -ID3V2TAG TCOM &quot;&quot;&quot;;[.C734];&quot;&quot;&quot; -GENRE &quot;&quot;&quot;;[.D734];&quot;&quot;&quot; -TITLE &quot;&quot;&quot;;[.E734];&quot;&quot;&quot; -TRACK &quot;&quot;&quot;;[.F734];&quot;&quot;&quot; -YEAR &quot;&quot;&quot;;[.H734];&quot;&quot;&quot; &quot;;[.K734];&quot;/&quot;;[.O734];&quot;.mp3&quot;)" office:value-type="string" office:string-value="-ALBUM &quot;&quot; -ARTIST &quot;&quot; -ID3V2TAG TCOM &quot;&quot; -GENRE &quot;&quot; -TITLE &quot;ZZZ&quot; -TRACK &quot;&quot; -YEAR &quot;&quot; 1/T733.mp3">
            <text:p>-ALBUM "" -ARTIST "" -ID3V2TAG TCOM "" -GENRE "" -TITLE "ZZZ" -TRACK "" -YEAR "" 1/T73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34]+1" office:value-type="float" office:value="734">
            <text:p>734</text:p>
          </table:table-cell>
          <table:table-cell table:style-name="ce3"/>
          <table:table-cell table:style-name="ce5" table:formula="of:=IF([.J735]=&quot;X&quot;;[.K734]+1;[.K734])" office:value-type="float" office:value="1">
            <text:p>1</text:p>
          </table:table-cell>
          <table:table-cell table:formula="of:=IF([.J735]=&quot;X&quot;;0;[.L734]+[.G734]+[.J735]/24/60/60)" office:value-type="time" office:time-value="PT00H09M20.304S">
            <text:p>00:09:20.30</text:p>
          </table:table-cell>
          <table:table-cell table:formula="of:=INT([.L735]*24*60)+MOD([.L735]*24*60*60;60)/100" office:value-type="float" office:value="9.20304">
            <text:p>9.203</text:p>
          </table:table-cell>
          <table:table-cell table:formula="of:=[.L735]*24*60*60+[.$N$1]*([.P735]-1)" office:value-type="float" office:value="193.804000000016">
            <text:p>193.804</text:p>
          </table:table-cell>
          <table:table-cell table:formula="of:=CONCATENATE(&quot;T&quot;;[.P735])" office:value-type="string" office:string-value="T734">
            <text:p>T734</text:p>
          </table:table-cell>
          <table:table-cell table:formula="of:=IF([.J735]=&quot;X&quot;;1;[.P734]+1)" office:value-type="float" office:value="734">
            <text:p>734</text:p>
          </table:table-cell>
          <table:table-cell table:style-name="ce7" table:formula="of:=CONCATENATE(&quot;mv &quot;;[.K735];&quot;^&quot;;[.O735];&quot;.wav &quot;&quot;rn^&quot;;[.$E735];&quot;~&quot;;[.$B735];&quot;~&quot;;[.$C735];&quot;~&quot;;[.$A735];&quot;~&quot;;[.$F735];&quot;~&quot;;[.$D735];&quot;.wav&quot;&quot;&quot;)" office:value-type="string" office:string-value="mv 1^T734.wav &quot;rn^ZZZ~~~~~.wav&quot;">
            <text:p>mv 1^T734.wav "rn^ZZZ~~~~~.wav"</text:p>
          </table:table-cell>
          <table:table-cell table:formula="of:=CONCATENATE(&quot;-ALBUM &quot;&quot;&quot;;[.A735];&quot;&quot;&quot; -ARTIST &quot;&quot;&quot;;[.B735];&quot;&quot;&quot; -ID3V2TAG TCOM &quot;&quot;&quot;;[.C735];&quot;&quot;&quot; -GENRE &quot;&quot;&quot;;[.D735];&quot;&quot;&quot; -TITLE &quot;&quot;&quot;;[.E735];&quot;&quot;&quot; -TRACK &quot;&quot;&quot;;[.F735];&quot;&quot;&quot; -YEAR &quot;&quot;&quot;;[.H735];&quot;&quot;&quot; &quot;;[.K735];&quot;/&quot;;[.O735];&quot;.mp3&quot;)" office:value-type="string" office:string-value="-ALBUM &quot;&quot; -ARTIST &quot;&quot; -ID3V2TAG TCOM &quot;&quot; -GENRE &quot;&quot; -TITLE &quot;ZZZ&quot; -TRACK &quot;&quot; -YEAR &quot;&quot; 1/T734.mp3">
            <text:p>-ALBUM "" -ARTIST "" -ID3V2TAG TCOM "" -GENRE "" -TITLE "ZZZ" -TRACK "" -YEAR "" 1/T73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35]+1" office:value-type="float" office:value="735">
            <text:p>735</text:p>
          </table:table-cell>
          <table:table-cell table:style-name="ce3"/>
          <table:table-cell table:style-name="ce5" table:formula="of:=IF([.J736]=&quot;X&quot;;[.K735]+1;[.K735])" office:value-type="float" office:value="1">
            <text:p>1</text:p>
          </table:table-cell>
          <table:table-cell table:formula="of:=IF([.J736]=&quot;X&quot;;0;[.L735]+[.G735]+[.J736]/24/60/60)" office:value-type="time" office:time-value="PT00H09M20.304S">
            <text:p>00:09:20.30</text:p>
          </table:table-cell>
          <table:table-cell table:formula="of:=INT([.L736]*24*60)+MOD([.L736]*24*60*60;60)/100" office:value-type="float" office:value="9.20304">
            <text:p>9.203</text:p>
          </table:table-cell>
          <table:table-cell table:formula="of:=[.L736]*24*60*60+[.$N$1]*([.P736]-1)" office:value-type="float" office:value="193.304000000016">
            <text:p>193.304</text:p>
          </table:table-cell>
          <table:table-cell table:formula="of:=CONCATENATE(&quot;T&quot;;[.P736])" office:value-type="string" office:string-value="T735">
            <text:p>T735</text:p>
          </table:table-cell>
          <table:table-cell table:formula="of:=IF([.J736]=&quot;X&quot;;1;[.P735]+1)" office:value-type="float" office:value="735">
            <text:p>735</text:p>
          </table:table-cell>
          <table:table-cell table:style-name="ce7" table:formula="of:=CONCATENATE(&quot;mv &quot;;[.K736];&quot;^&quot;;[.O736];&quot;.wav &quot;&quot;rn^&quot;;[.$E736];&quot;~&quot;;[.$B736];&quot;~&quot;;[.$C736];&quot;~&quot;;[.$A736];&quot;~&quot;;[.$F736];&quot;~&quot;;[.$D736];&quot;.wav&quot;&quot;&quot;)" office:value-type="string" office:string-value="mv 1^T735.wav &quot;rn^ZZZ~~~~~.wav&quot;">
            <text:p>mv 1^T735.wav "rn^ZZZ~~~~~.wav"</text:p>
          </table:table-cell>
          <table:table-cell table:formula="of:=CONCATENATE(&quot;-ALBUM &quot;&quot;&quot;;[.A736];&quot;&quot;&quot; -ARTIST &quot;&quot;&quot;;[.B736];&quot;&quot;&quot; -ID3V2TAG TCOM &quot;&quot;&quot;;[.C736];&quot;&quot;&quot; -GENRE &quot;&quot;&quot;;[.D736];&quot;&quot;&quot; -TITLE &quot;&quot;&quot;;[.E736];&quot;&quot;&quot; -TRACK &quot;&quot;&quot;;[.F736];&quot;&quot;&quot; -YEAR &quot;&quot;&quot;;[.H736];&quot;&quot;&quot; &quot;;[.K736];&quot;/&quot;;[.O736];&quot;.mp3&quot;)" office:value-type="string" office:string-value="-ALBUM &quot;&quot; -ARTIST &quot;&quot; -ID3V2TAG TCOM &quot;&quot; -GENRE &quot;&quot; -TITLE &quot;ZZZ&quot; -TRACK &quot;&quot; -YEAR &quot;&quot; 1/T735.mp3">
            <text:p>-ALBUM "" -ARTIST "" -ID3V2TAG TCOM "" -GENRE "" -TITLE "ZZZ" -TRACK "" -YEAR "" 1/T73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36]+1" office:value-type="float" office:value="736">
            <text:p>736</text:p>
          </table:table-cell>
          <table:table-cell table:style-name="ce3"/>
          <table:table-cell table:style-name="ce5" table:formula="of:=IF([.J737]=&quot;X&quot;;[.K736]+1;[.K736])" office:value-type="float" office:value="1">
            <text:p>1</text:p>
          </table:table-cell>
          <table:table-cell table:formula="of:=IF([.J737]=&quot;X&quot;;0;[.L736]+[.G736]+[.J737]/24/60/60)" office:value-type="time" office:time-value="PT00H09M20.304S">
            <text:p>00:09:20.30</text:p>
          </table:table-cell>
          <table:table-cell table:formula="of:=INT([.L737]*24*60)+MOD([.L737]*24*60*60;60)/100" office:value-type="float" office:value="9.20304">
            <text:p>9.203</text:p>
          </table:table-cell>
          <table:table-cell table:formula="of:=[.L737]*24*60*60+[.$N$1]*([.P737]-1)" office:value-type="float" office:value="192.804000000016">
            <text:p>192.804</text:p>
          </table:table-cell>
          <table:table-cell table:formula="of:=CONCATENATE(&quot;T&quot;;[.P737])" office:value-type="string" office:string-value="T736">
            <text:p>T736</text:p>
          </table:table-cell>
          <table:table-cell table:formula="of:=IF([.J737]=&quot;X&quot;;1;[.P736]+1)" office:value-type="float" office:value="736">
            <text:p>736</text:p>
          </table:table-cell>
          <table:table-cell table:style-name="ce7" table:formula="of:=CONCATENATE(&quot;mv &quot;;[.K737];&quot;^&quot;;[.O737];&quot;.wav &quot;&quot;rn^&quot;;[.$E737];&quot;~&quot;;[.$B737];&quot;~&quot;;[.$C737];&quot;~&quot;;[.$A737];&quot;~&quot;;[.$F737];&quot;~&quot;;[.$D737];&quot;.wav&quot;&quot;&quot;)" office:value-type="string" office:string-value="mv 1^T736.wav &quot;rn^ZZZ~~~~~.wav&quot;">
            <text:p>mv 1^T736.wav "rn^ZZZ~~~~~.wav"</text:p>
          </table:table-cell>
          <table:table-cell table:formula="of:=CONCATENATE(&quot;-ALBUM &quot;&quot;&quot;;[.A737];&quot;&quot;&quot; -ARTIST &quot;&quot;&quot;;[.B737];&quot;&quot;&quot; -ID3V2TAG TCOM &quot;&quot;&quot;;[.C737];&quot;&quot;&quot; -GENRE &quot;&quot;&quot;;[.D737];&quot;&quot;&quot; -TITLE &quot;&quot;&quot;;[.E737];&quot;&quot;&quot; -TRACK &quot;&quot;&quot;;[.F737];&quot;&quot;&quot; -YEAR &quot;&quot;&quot;;[.H737];&quot;&quot;&quot; &quot;;[.K737];&quot;/&quot;;[.O737];&quot;.mp3&quot;)" office:value-type="string" office:string-value="-ALBUM &quot;&quot; -ARTIST &quot;&quot; -ID3V2TAG TCOM &quot;&quot; -GENRE &quot;&quot; -TITLE &quot;ZZZ&quot; -TRACK &quot;&quot; -YEAR &quot;&quot; 1/T736.mp3">
            <text:p>-ALBUM "" -ARTIST "" -ID3V2TAG TCOM "" -GENRE "" -TITLE "ZZZ" -TRACK "" -YEAR "" 1/T73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37]+1" office:value-type="float" office:value="737">
            <text:p>737</text:p>
          </table:table-cell>
          <table:table-cell table:style-name="ce3"/>
          <table:table-cell table:style-name="ce5" table:formula="of:=IF([.J738]=&quot;X&quot;;[.K737]+1;[.K737])" office:value-type="float" office:value="1">
            <text:p>1</text:p>
          </table:table-cell>
          <table:table-cell table:formula="of:=IF([.J738]=&quot;X&quot;;0;[.L737]+[.G737]+[.J738]/24/60/60)" office:value-type="time" office:time-value="PT00H09M20.304S">
            <text:p>00:09:20.30</text:p>
          </table:table-cell>
          <table:table-cell table:formula="of:=INT([.L738]*24*60)+MOD([.L738]*24*60*60;60)/100" office:value-type="float" office:value="9.20304">
            <text:p>9.203</text:p>
          </table:table-cell>
          <table:table-cell table:formula="of:=[.L738]*24*60*60+[.$N$1]*([.P738]-1)" office:value-type="float" office:value="192.304000000016">
            <text:p>192.304</text:p>
          </table:table-cell>
          <table:table-cell table:formula="of:=CONCATENATE(&quot;T&quot;;[.P738])" office:value-type="string" office:string-value="T737">
            <text:p>T737</text:p>
          </table:table-cell>
          <table:table-cell table:formula="of:=IF([.J738]=&quot;X&quot;;1;[.P737]+1)" office:value-type="float" office:value="737">
            <text:p>737</text:p>
          </table:table-cell>
          <table:table-cell table:style-name="ce7" table:formula="of:=CONCATENATE(&quot;mv &quot;;[.K738];&quot;^&quot;;[.O738];&quot;.wav &quot;&quot;rn^&quot;;[.$E738];&quot;~&quot;;[.$B738];&quot;~&quot;;[.$C738];&quot;~&quot;;[.$A738];&quot;~&quot;;[.$F738];&quot;~&quot;;[.$D738];&quot;.wav&quot;&quot;&quot;)" office:value-type="string" office:string-value="mv 1^T737.wav &quot;rn^ZZZ~~~~~.wav&quot;">
            <text:p>mv 1^T737.wav "rn^ZZZ~~~~~.wav"</text:p>
          </table:table-cell>
          <table:table-cell table:formula="of:=CONCATENATE(&quot;-ALBUM &quot;&quot;&quot;;[.A738];&quot;&quot;&quot; -ARTIST &quot;&quot;&quot;;[.B738];&quot;&quot;&quot; -ID3V2TAG TCOM &quot;&quot;&quot;;[.C738];&quot;&quot;&quot; -GENRE &quot;&quot;&quot;;[.D738];&quot;&quot;&quot; -TITLE &quot;&quot;&quot;;[.E738];&quot;&quot;&quot; -TRACK &quot;&quot;&quot;;[.F738];&quot;&quot;&quot; -YEAR &quot;&quot;&quot;;[.H738];&quot;&quot;&quot; &quot;;[.K738];&quot;/&quot;;[.O738];&quot;.mp3&quot;)" office:value-type="string" office:string-value="-ALBUM &quot;&quot; -ARTIST &quot;&quot; -ID3V2TAG TCOM &quot;&quot; -GENRE &quot;&quot; -TITLE &quot;ZZZ&quot; -TRACK &quot;&quot; -YEAR &quot;&quot; 1/T737.mp3">
            <text:p>-ALBUM "" -ARTIST "" -ID3V2TAG TCOM "" -GENRE "" -TITLE "ZZZ" -TRACK "" -YEAR "" 1/T73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38]+1" office:value-type="float" office:value="738">
            <text:p>738</text:p>
          </table:table-cell>
          <table:table-cell table:style-name="ce3"/>
          <table:table-cell table:style-name="ce5" table:formula="of:=IF([.J739]=&quot;X&quot;;[.K738]+1;[.K738])" office:value-type="float" office:value="1">
            <text:p>1</text:p>
          </table:table-cell>
          <table:table-cell table:formula="of:=IF([.J739]=&quot;X&quot;;0;[.L738]+[.G738]+[.J739]/24/60/60)" office:value-type="time" office:time-value="PT00H09M20.304S">
            <text:p>00:09:20.30</text:p>
          </table:table-cell>
          <table:table-cell table:formula="of:=INT([.L739]*24*60)+MOD([.L739]*24*60*60;60)/100" office:value-type="float" office:value="9.20304">
            <text:p>9.203</text:p>
          </table:table-cell>
          <table:table-cell table:formula="of:=[.L739]*24*60*60+[.$N$1]*([.P739]-1)" office:value-type="float" office:value="191.804000000016">
            <text:p>191.804</text:p>
          </table:table-cell>
          <table:table-cell table:formula="of:=CONCATENATE(&quot;T&quot;;[.P739])" office:value-type="string" office:string-value="T738">
            <text:p>T738</text:p>
          </table:table-cell>
          <table:table-cell table:formula="of:=IF([.J739]=&quot;X&quot;;1;[.P738]+1)" office:value-type="float" office:value="738">
            <text:p>738</text:p>
          </table:table-cell>
          <table:table-cell table:style-name="ce7" table:formula="of:=CONCATENATE(&quot;mv &quot;;[.K739];&quot;^&quot;;[.O739];&quot;.wav &quot;&quot;rn^&quot;;[.$E739];&quot;~&quot;;[.$B739];&quot;~&quot;;[.$C739];&quot;~&quot;;[.$A739];&quot;~&quot;;[.$F739];&quot;~&quot;;[.$D739];&quot;.wav&quot;&quot;&quot;)" office:value-type="string" office:string-value="mv 1^T738.wav &quot;rn^ZZZ~~~~~.wav&quot;">
            <text:p>mv 1^T738.wav "rn^ZZZ~~~~~.wav"</text:p>
          </table:table-cell>
          <table:table-cell table:formula="of:=CONCATENATE(&quot;-ALBUM &quot;&quot;&quot;;[.A739];&quot;&quot;&quot; -ARTIST &quot;&quot;&quot;;[.B739];&quot;&quot;&quot; -ID3V2TAG TCOM &quot;&quot;&quot;;[.C739];&quot;&quot;&quot; -GENRE &quot;&quot;&quot;;[.D739];&quot;&quot;&quot; -TITLE &quot;&quot;&quot;;[.E739];&quot;&quot;&quot; -TRACK &quot;&quot;&quot;;[.F739];&quot;&quot;&quot; -YEAR &quot;&quot;&quot;;[.H739];&quot;&quot;&quot; &quot;;[.K739];&quot;/&quot;;[.O739];&quot;.mp3&quot;)" office:value-type="string" office:string-value="-ALBUM &quot;&quot; -ARTIST &quot;&quot; -ID3V2TAG TCOM &quot;&quot; -GENRE &quot;&quot; -TITLE &quot;ZZZ&quot; -TRACK &quot;&quot; -YEAR &quot;&quot; 1/T738.mp3">
            <text:p>-ALBUM "" -ARTIST "" -ID3V2TAG TCOM "" -GENRE "" -TITLE "ZZZ" -TRACK "" -YEAR "" 1/T73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39]+1" office:value-type="float" office:value="739">
            <text:p>739</text:p>
          </table:table-cell>
          <table:table-cell table:style-name="ce3"/>
          <table:table-cell table:style-name="ce5" table:formula="of:=IF([.J740]=&quot;X&quot;;[.K739]+1;[.K739])" office:value-type="float" office:value="1">
            <text:p>1</text:p>
          </table:table-cell>
          <table:table-cell table:formula="of:=IF([.J740]=&quot;X&quot;;0;[.L739]+[.G739]+[.J740]/24/60/60)" office:value-type="time" office:time-value="PT00H09M20.304S">
            <text:p>00:09:20.30</text:p>
          </table:table-cell>
          <table:table-cell table:formula="of:=INT([.L740]*24*60)+MOD([.L740]*24*60*60;60)/100" office:value-type="float" office:value="9.20304">
            <text:p>9.203</text:p>
          </table:table-cell>
          <table:table-cell table:formula="of:=[.L740]*24*60*60+[.$N$1]*([.P740]-1)" office:value-type="float" office:value="191.304000000016">
            <text:p>191.304</text:p>
          </table:table-cell>
          <table:table-cell table:formula="of:=CONCATENATE(&quot;T&quot;;[.P740])" office:value-type="string" office:string-value="T739">
            <text:p>T739</text:p>
          </table:table-cell>
          <table:table-cell table:formula="of:=IF([.J740]=&quot;X&quot;;1;[.P739]+1)" office:value-type="float" office:value="739">
            <text:p>739</text:p>
          </table:table-cell>
          <table:table-cell table:style-name="ce7" table:formula="of:=CONCATENATE(&quot;mv &quot;;[.K740];&quot;^&quot;;[.O740];&quot;.wav &quot;&quot;rn^&quot;;[.$E740];&quot;~&quot;;[.$B740];&quot;~&quot;;[.$C740];&quot;~&quot;;[.$A740];&quot;~&quot;;[.$F740];&quot;~&quot;;[.$D740];&quot;.wav&quot;&quot;&quot;)" office:value-type="string" office:string-value="mv 1^T739.wav &quot;rn^ZZZ~~~~~.wav&quot;">
            <text:p>mv 1^T739.wav "rn^ZZZ~~~~~.wav"</text:p>
          </table:table-cell>
          <table:table-cell table:formula="of:=CONCATENATE(&quot;-ALBUM &quot;&quot;&quot;;[.A740];&quot;&quot;&quot; -ARTIST &quot;&quot;&quot;;[.B740];&quot;&quot;&quot; -ID3V2TAG TCOM &quot;&quot;&quot;;[.C740];&quot;&quot;&quot; -GENRE &quot;&quot;&quot;;[.D740];&quot;&quot;&quot; -TITLE &quot;&quot;&quot;;[.E740];&quot;&quot;&quot; -TRACK &quot;&quot;&quot;;[.F740];&quot;&quot;&quot; -YEAR &quot;&quot;&quot;;[.H740];&quot;&quot;&quot; &quot;;[.K740];&quot;/&quot;;[.O740];&quot;.mp3&quot;)" office:value-type="string" office:string-value="-ALBUM &quot;&quot; -ARTIST &quot;&quot; -ID3V2TAG TCOM &quot;&quot; -GENRE &quot;&quot; -TITLE &quot;ZZZ&quot; -TRACK &quot;&quot; -YEAR &quot;&quot; 1/T739.mp3">
            <text:p>-ALBUM "" -ARTIST "" -ID3V2TAG TCOM "" -GENRE "" -TITLE "ZZZ" -TRACK "" -YEAR "" 1/T73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40]+1" office:value-type="float" office:value="740">
            <text:p>740</text:p>
          </table:table-cell>
          <table:table-cell table:style-name="ce3"/>
          <table:table-cell table:style-name="ce5" table:formula="of:=IF([.J741]=&quot;X&quot;;[.K740]+1;[.K740])" office:value-type="float" office:value="1">
            <text:p>1</text:p>
          </table:table-cell>
          <table:table-cell table:formula="of:=IF([.J741]=&quot;X&quot;;0;[.L740]+[.G740]+[.J741]/24/60/60)" office:value-type="time" office:time-value="PT00H09M20.304S">
            <text:p>00:09:20.30</text:p>
          </table:table-cell>
          <table:table-cell table:formula="of:=INT([.L741]*24*60)+MOD([.L741]*24*60*60;60)/100" office:value-type="float" office:value="9.20304">
            <text:p>9.203</text:p>
          </table:table-cell>
          <table:table-cell table:formula="of:=[.L741]*24*60*60+[.$N$1]*([.P741]-1)" office:value-type="float" office:value="190.804000000016">
            <text:p>190.804</text:p>
          </table:table-cell>
          <table:table-cell table:formula="of:=CONCATENATE(&quot;T&quot;;[.P741])" office:value-type="string" office:string-value="T740">
            <text:p>T740</text:p>
          </table:table-cell>
          <table:table-cell table:formula="of:=IF([.J741]=&quot;X&quot;;1;[.P740]+1)" office:value-type="float" office:value="740">
            <text:p>740</text:p>
          </table:table-cell>
          <table:table-cell table:style-name="ce7" table:formula="of:=CONCATENATE(&quot;mv &quot;;[.K741];&quot;^&quot;;[.O741];&quot;.wav &quot;&quot;rn^&quot;;[.$E741];&quot;~&quot;;[.$B741];&quot;~&quot;;[.$C741];&quot;~&quot;;[.$A741];&quot;~&quot;;[.$F741];&quot;~&quot;;[.$D741];&quot;.wav&quot;&quot;&quot;)" office:value-type="string" office:string-value="mv 1^T740.wav &quot;rn^ZZZ~~~~~.wav&quot;">
            <text:p>mv 1^T740.wav "rn^ZZZ~~~~~.wav"</text:p>
          </table:table-cell>
          <table:table-cell table:formula="of:=CONCATENATE(&quot;-ALBUM &quot;&quot;&quot;;[.A741];&quot;&quot;&quot; -ARTIST &quot;&quot;&quot;;[.B741];&quot;&quot;&quot; -ID3V2TAG TCOM &quot;&quot;&quot;;[.C741];&quot;&quot;&quot; -GENRE &quot;&quot;&quot;;[.D741];&quot;&quot;&quot; -TITLE &quot;&quot;&quot;;[.E741];&quot;&quot;&quot; -TRACK &quot;&quot;&quot;;[.F741];&quot;&quot;&quot; -YEAR &quot;&quot;&quot;;[.H741];&quot;&quot;&quot; &quot;;[.K741];&quot;/&quot;;[.O741];&quot;.mp3&quot;)" office:value-type="string" office:string-value="-ALBUM &quot;&quot; -ARTIST &quot;&quot; -ID3V2TAG TCOM &quot;&quot; -GENRE &quot;&quot; -TITLE &quot;ZZZ&quot; -TRACK &quot;&quot; -YEAR &quot;&quot; 1/T740.mp3">
            <text:p>-ALBUM "" -ARTIST "" -ID3V2TAG TCOM "" -GENRE "" -TITLE "ZZZ" -TRACK "" -YEAR "" 1/T74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41]+1" office:value-type="float" office:value="741">
            <text:p>741</text:p>
          </table:table-cell>
          <table:table-cell table:style-name="ce3"/>
          <table:table-cell table:style-name="ce5" table:formula="of:=IF([.J742]=&quot;X&quot;;[.K741]+1;[.K741])" office:value-type="float" office:value="1">
            <text:p>1</text:p>
          </table:table-cell>
          <table:table-cell table:formula="of:=IF([.J742]=&quot;X&quot;;0;[.L741]+[.G741]+[.J742]/24/60/60)" office:value-type="time" office:time-value="PT00H09M20.304S">
            <text:p>00:09:20.30</text:p>
          </table:table-cell>
          <table:table-cell table:formula="of:=INT([.L742]*24*60)+MOD([.L742]*24*60*60;60)/100" office:value-type="float" office:value="9.20304">
            <text:p>9.203</text:p>
          </table:table-cell>
          <table:table-cell table:formula="of:=[.L742]*24*60*60+[.$N$1]*([.P742]-1)" office:value-type="float" office:value="190.304000000016">
            <text:p>190.304</text:p>
          </table:table-cell>
          <table:table-cell table:formula="of:=CONCATENATE(&quot;T&quot;;[.P742])" office:value-type="string" office:string-value="T741">
            <text:p>T741</text:p>
          </table:table-cell>
          <table:table-cell table:formula="of:=IF([.J742]=&quot;X&quot;;1;[.P741]+1)" office:value-type="float" office:value="741">
            <text:p>741</text:p>
          </table:table-cell>
          <table:table-cell table:style-name="ce7" table:formula="of:=CONCATENATE(&quot;mv &quot;;[.K742];&quot;^&quot;;[.O742];&quot;.wav &quot;&quot;rn^&quot;;[.$E742];&quot;~&quot;;[.$B742];&quot;~&quot;;[.$C742];&quot;~&quot;;[.$A742];&quot;~&quot;;[.$F742];&quot;~&quot;;[.$D742];&quot;.wav&quot;&quot;&quot;)" office:value-type="string" office:string-value="mv 1^T741.wav &quot;rn^ZZZ~~~~~.wav&quot;">
            <text:p>mv 1^T741.wav "rn^ZZZ~~~~~.wav"</text:p>
          </table:table-cell>
          <table:table-cell table:formula="of:=CONCATENATE(&quot;-ALBUM &quot;&quot;&quot;;[.A742];&quot;&quot;&quot; -ARTIST &quot;&quot;&quot;;[.B742];&quot;&quot;&quot; -ID3V2TAG TCOM &quot;&quot;&quot;;[.C742];&quot;&quot;&quot; -GENRE &quot;&quot;&quot;;[.D742];&quot;&quot;&quot; -TITLE &quot;&quot;&quot;;[.E742];&quot;&quot;&quot; -TRACK &quot;&quot;&quot;;[.F742];&quot;&quot;&quot; -YEAR &quot;&quot;&quot;;[.H742];&quot;&quot;&quot; &quot;;[.K742];&quot;/&quot;;[.O742];&quot;.mp3&quot;)" office:value-type="string" office:string-value="-ALBUM &quot;&quot; -ARTIST &quot;&quot; -ID3V2TAG TCOM &quot;&quot; -GENRE &quot;&quot; -TITLE &quot;ZZZ&quot; -TRACK &quot;&quot; -YEAR &quot;&quot; 1/T741.mp3">
            <text:p>-ALBUM "" -ARTIST "" -ID3V2TAG TCOM "" -GENRE "" -TITLE "ZZZ" -TRACK "" -YEAR "" 1/T74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42]+1" office:value-type="float" office:value="742">
            <text:p>742</text:p>
          </table:table-cell>
          <table:table-cell table:style-name="ce3"/>
          <table:table-cell table:style-name="ce5" table:formula="of:=IF([.J743]=&quot;X&quot;;[.K742]+1;[.K742])" office:value-type="float" office:value="1">
            <text:p>1</text:p>
          </table:table-cell>
          <table:table-cell table:formula="of:=IF([.J743]=&quot;X&quot;;0;[.L742]+[.G742]+[.J743]/24/60/60)" office:value-type="time" office:time-value="PT00H09M20.304S">
            <text:p>00:09:20.30</text:p>
          </table:table-cell>
          <table:table-cell table:formula="of:=INT([.L743]*24*60)+MOD([.L743]*24*60*60;60)/100" office:value-type="float" office:value="9.20304">
            <text:p>9.203</text:p>
          </table:table-cell>
          <table:table-cell table:formula="of:=[.L743]*24*60*60+[.$N$1]*([.P743]-1)" office:value-type="float" office:value="189.804000000016">
            <text:p>189.804</text:p>
          </table:table-cell>
          <table:table-cell table:formula="of:=CONCATENATE(&quot;T&quot;;[.P743])" office:value-type="string" office:string-value="T742">
            <text:p>T742</text:p>
          </table:table-cell>
          <table:table-cell table:formula="of:=IF([.J743]=&quot;X&quot;;1;[.P742]+1)" office:value-type="float" office:value="742">
            <text:p>742</text:p>
          </table:table-cell>
          <table:table-cell table:style-name="ce7" table:formula="of:=CONCATENATE(&quot;mv &quot;;[.K743];&quot;^&quot;;[.O743];&quot;.wav &quot;&quot;rn^&quot;;[.$E743];&quot;~&quot;;[.$B743];&quot;~&quot;;[.$C743];&quot;~&quot;;[.$A743];&quot;~&quot;;[.$F743];&quot;~&quot;;[.$D743];&quot;.wav&quot;&quot;&quot;)" office:value-type="string" office:string-value="mv 1^T742.wav &quot;rn^ZZZ~~~~~.wav&quot;">
            <text:p>mv 1^T742.wav "rn^ZZZ~~~~~.wav"</text:p>
          </table:table-cell>
          <table:table-cell table:formula="of:=CONCATENATE(&quot;-ALBUM &quot;&quot;&quot;;[.A743];&quot;&quot;&quot; -ARTIST &quot;&quot;&quot;;[.B743];&quot;&quot;&quot; -ID3V2TAG TCOM &quot;&quot;&quot;;[.C743];&quot;&quot;&quot; -GENRE &quot;&quot;&quot;;[.D743];&quot;&quot;&quot; -TITLE &quot;&quot;&quot;;[.E743];&quot;&quot;&quot; -TRACK &quot;&quot;&quot;;[.F743];&quot;&quot;&quot; -YEAR &quot;&quot;&quot;;[.H743];&quot;&quot;&quot; &quot;;[.K743];&quot;/&quot;;[.O743];&quot;.mp3&quot;)" office:value-type="string" office:string-value="-ALBUM &quot;&quot; -ARTIST &quot;&quot; -ID3V2TAG TCOM &quot;&quot; -GENRE &quot;&quot; -TITLE &quot;ZZZ&quot; -TRACK &quot;&quot; -YEAR &quot;&quot; 1/T742.mp3">
            <text:p>-ALBUM "" -ARTIST "" -ID3V2TAG TCOM "" -GENRE "" -TITLE "ZZZ" -TRACK "" -YEAR "" 1/T74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43]+1" office:value-type="float" office:value="743">
            <text:p>743</text:p>
          </table:table-cell>
          <table:table-cell table:style-name="ce3"/>
          <table:table-cell table:style-name="ce5" table:formula="of:=IF([.J744]=&quot;X&quot;;[.K743]+1;[.K743])" office:value-type="float" office:value="1">
            <text:p>1</text:p>
          </table:table-cell>
          <table:table-cell table:formula="of:=IF([.J744]=&quot;X&quot;;0;[.L743]+[.G743]+[.J744]/24/60/60)" office:value-type="time" office:time-value="PT00H09M20.304S">
            <text:p>00:09:20.30</text:p>
          </table:table-cell>
          <table:table-cell table:formula="of:=INT([.L744]*24*60)+MOD([.L744]*24*60*60;60)/100" office:value-type="float" office:value="9.20304">
            <text:p>9.203</text:p>
          </table:table-cell>
          <table:table-cell table:formula="of:=[.L744]*24*60*60+[.$N$1]*([.P744]-1)" office:value-type="float" office:value="189.304000000016">
            <text:p>189.304</text:p>
          </table:table-cell>
          <table:table-cell table:formula="of:=CONCATENATE(&quot;T&quot;;[.P744])" office:value-type="string" office:string-value="T743">
            <text:p>T743</text:p>
          </table:table-cell>
          <table:table-cell table:formula="of:=IF([.J744]=&quot;X&quot;;1;[.P743]+1)" office:value-type="float" office:value="743">
            <text:p>743</text:p>
          </table:table-cell>
          <table:table-cell table:style-name="ce7" table:formula="of:=CONCATENATE(&quot;mv &quot;;[.K744];&quot;^&quot;;[.O744];&quot;.wav &quot;&quot;rn^&quot;;[.$E744];&quot;~&quot;;[.$B744];&quot;~&quot;;[.$C744];&quot;~&quot;;[.$A744];&quot;~&quot;;[.$F744];&quot;~&quot;;[.$D744];&quot;.wav&quot;&quot;&quot;)" office:value-type="string" office:string-value="mv 1^T743.wav &quot;rn^ZZZ~~~~~.wav&quot;">
            <text:p>mv 1^T743.wav "rn^ZZZ~~~~~.wav"</text:p>
          </table:table-cell>
          <table:table-cell table:formula="of:=CONCATENATE(&quot;-ALBUM &quot;&quot;&quot;;[.A744];&quot;&quot;&quot; -ARTIST &quot;&quot;&quot;;[.B744];&quot;&quot;&quot; -ID3V2TAG TCOM &quot;&quot;&quot;;[.C744];&quot;&quot;&quot; -GENRE &quot;&quot;&quot;;[.D744];&quot;&quot;&quot; -TITLE &quot;&quot;&quot;;[.E744];&quot;&quot;&quot; -TRACK &quot;&quot;&quot;;[.F744];&quot;&quot;&quot; -YEAR &quot;&quot;&quot;;[.H744];&quot;&quot;&quot; &quot;;[.K744];&quot;/&quot;;[.O744];&quot;.mp3&quot;)" office:value-type="string" office:string-value="-ALBUM &quot;&quot; -ARTIST &quot;&quot; -ID3V2TAG TCOM &quot;&quot; -GENRE &quot;&quot; -TITLE &quot;ZZZ&quot; -TRACK &quot;&quot; -YEAR &quot;&quot; 1/T743.mp3">
            <text:p>-ALBUM "" -ARTIST "" -ID3V2TAG TCOM "" -GENRE "" -TITLE "ZZZ" -TRACK "" -YEAR "" 1/T74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44]+1" office:value-type="float" office:value="744">
            <text:p>744</text:p>
          </table:table-cell>
          <table:table-cell table:style-name="ce3"/>
          <table:table-cell table:style-name="ce5" table:formula="of:=IF([.J745]=&quot;X&quot;;[.K744]+1;[.K744])" office:value-type="float" office:value="1">
            <text:p>1</text:p>
          </table:table-cell>
          <table:table-cell table:formula="of:=IF([.J745]=&quot;X&quot;;0;[.L744]+[.G744]+[.J745]/24/60/60)" office:value-type="time" office:time-value="PT00H09M20.304S">
            <text:p>00:09:20.30</text:p>
          </table:table-cell>
          <table:table-cell table:formula="of:=INT([.L745]*24*60)+MOD([.L745]*24*60*60;60)/100" office:value-type="float" office:value="9.20304">
            <text:p>9.203</text:p>
          </table:table-cell>
          <table:table-cell table:formula="of:=[.L745]*24*60*60+[.$N$1]*([.P745]-1)" office:value-type="float" office:value="188.804000000016">
            <text:p>188.804</text:p>
          </table:table-cell>
          <table:table-cell table:formula="of:=CONCATENATE(&quot;T&quot;;[.P745])" office:value-type="string" office:string-value="T744">
            <text:p>T744</text:p>
          </table:table-cell>
          <table:table-cell table:formula="of:=IF([.J745]=&quot;X&quot;;1;[.P744]+1)" office:value-type="float" office:value="744">
            <text:p>744</text:p>
          </table:table-cell>
          <table:table-cell table:style-name="ce7" table:formula="of:=CONCATENATE(&quot;mv &quot;;[.K745];&quot;^&quot;;[.O745];&quot;.wav &quot;&quot;rn^&quot;;[.$E745];&quot;~&quot;;[.$B745];&quot;~&quot;;[.$C745];&quot;~&quot;;[.$A745];&quot;~&quot;;[.$F745];&quot;~&quot;;[.$D745];&quot;.wav&quot;&quot;&quot;)" office:value-type="string" office:string-value="mv 1^T744.wav &quot;rn^ZZZ~~~~~.wav&quot;">
            <text:p>mv 1^T744.wav "rn^ZZZ~~~~~.wav"</text:p>
          </table:table-cell>
          <table:table-cell table:formula="of:=CONCATENATE(&quot;-ALBUM &quot;&quot;&quot;;[.A745];&quot;&quot;&quot; -ARTIST &quot;&quot;&quot;;[.B745];&quot;&quot;&quot; -ID3V2TAG TCOM &quot;&quot;&quot;;[.C745];&quot;&quot;&quot; -GENRE &quot;&quot;&quot;;[.D745];&quot;&quot;&quot; -TITLE &quot;&quot;&quot;;[.E745];&quot;&quot;&quot; -TRACK &quot;&quot;&quot;;[.F745];&quot;&quot;&quot; -YEAR &quot;&quot;&quot;;[.H745];&quot;&quot;&quot; &quot;;[.K745];&quot;/&quot;;[.O745];&quot;.mp3&quot;)" office:value-type="string" office:string-value="-ALBUM &quot;&quot; -ARTIST &quot;&quot; -ID3V2TAG TCOM &quot;&quot; -GENRE &quot;&quot; -TITLE &quot;ZZZ&quot; -TRACK &quot;&quot; -YEAR &quot;&quot; 1/T744.mp3">
            <text:p>-ALBUM "" -ARTIST "" -ID3V2TAG TCOM "" -GENRE "" -TITLE "ZZZ" -TRACK "" -YEAR "" 1/T74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45]+1" office:value-type="float" office:value="745">
            <text:p>745</text:p>
          </table:table-cell>
          <table:table-cell table:style-name="ce3"/>
          <table:table-cell table:style-name="ce5" table:formula="of:=IF([.J746]=&quot;X&quot;;[.K745]+1;[.K745])" office:value-type="float" office:value="1">
            <text:p>1</text:p>
          </table:table-cell>
          <table:table-cell table:formula="of:=IF([.J746]=&quot;X&quot;;0;[.L745]+[.G745]+[.J746]/24/60/60)" office:value-type="time" office:time-value="PT00H09M20.304S">
            <text:p>00:09:20.30</text:p>
          </table:table-cell>
          <table:table-cell table:formula="of:=INT([.L746]*24*60)+MOD([.L746]*24*60*60;60)/100" office:value-type="float" office:value="9.20304">
            <text:p>9.203</text:p>
          </table:table-cell>
          <table:table-cell table:formula="of:=[.L746]*24*60*60+[.$N$1]*([.P746]-1)" office:value-type="float" office:value="188.304000000016">
            <text:p>188.304</text:p>
          </table:table-cell>
          <table:table-cell table:formula="of:=CONCATENATE(&quot;T&quot;;[.P746])" office:value-type="string" office:string-value="T745">
            <text:p>T745</text:p>
          </table:table-cell>
          <table:table-cell table:formula="of:=IF([.J746]=&quot;X&quot;;1;[.P745]+1)" office:value-type="float" office:value="745">
            <text:p>745</text:p>
          </table:table-cell>
          <table:table-cell table:style-name="ce7" table:formula="of:=CONCATENATE(&quot;mv &quot;;[.K746];&quot;^&quot;;[.O746];&quot;.wav &quot;&quot;rn^&quot;;[.$E746];&quot;~&quot;;[.$B746];&quot;~&quot;;[.$C746];&quot;~&quot;;[.$A746];&quot;~&quot;;[.$F746];&quot;~&quot;;[.$D746];&quot;.wav&quot;&quot;&quot;)" office:value-type="string" office:string-value="mv 1^T745.wav &quot;rn^ZZZ~~~~~.wav&quot;">
            <text:p>mv 1^T745.wav "rn^ZZZ~~~~~.wav"</text:p>
          </table:table-cell>
          <table:table-cell table:formula="of:=CONCATENATE(&quot;-ALBUM &quot;&quot;&quot;;[.A746];&quot;&quot;&quot; -ARTIST &quot;&quot;&quot;;[.B746];&quot;&quot;&quot; -ID3V2TAG TCOM &quot;&quot;&quot;;[.C746];&quot;&quot;&quot; -GENRE &quot;&quot;&quot;;[.D746];&quot;&quot;&quot; -TITLE &quot;&quot;&quot;;[.E746];&quot;&quot;&quot; -TRACK &quot;&quot;&quot;;[.F746];&quot;&quot;&quot; -YEAR &quot;&quot;&quot;;[.H746];&quot;&quot;&quot; &quot;;[.K746];&quot;/&quot;;[.O746];&quot;.mp3&quot;)" office:value-type="string" office:string-value="-ALBUM &quot;&quot; -ARTIST &quot;&quot; -ID3V2TAG TCOM &quot;&quot; -GENRE &quot;&quot; -TITLE &quot;ZZZ&quot; -TRACK &quot;&quot; -YEAR &quot;&quot; 1/T745.mp3">
            <text:p>-ALBUM "" -ARTIST "" -ID3V2TAG TCOM "" -GENRE "" -TITLE "ZZZ" -TRACK "" -YEAR "" 1/T74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46]+1" office:value-type="float" office:value="746">
            <text:p>746</text:p>
          </table:table-cell>
          <table:table-cell table:style-name="ce3"/>
          <table:table-cell table:style-name="ce5" table:formula="of:=IF([.J747]=&quot;X&quot;;[.K746]+1;[.K746])" office:value-type="float" office:value="1">
            <text:p>1</text:p>
          </table:table-cell>
          <table:table-cell table:formula="of:=IF([.J747]=&quot;X&quot;;0;[.L746]+[.G746]+[.J747]/24/60/60)" office:value-type="time" office:time-value="PT00H09M20.304S">
            <text:p>00:09:20.30</text:p>
          </table:table-cell>
          <table:table-cell table:formula="of:=INT([.L747]*24*60)+MOD([.L747]*24*60*60;60)/100" office:value-type="float" office:value="9.20304">
            <text:p>9.203</text:p>
          </table:table-cell>
          <table:table-cell table:formula="of:=[.L747]*24*60*60+[.$N$1]*([.P747]-1)" office:value-type="float" office:value="187.804000000016">
            <text:p>187.804</text:p>
          </table:table-cell>
          <table:table-cell table:formula="of:=CONCATENATE(&quot;T&quot;;[.P747])" office:value-type="string" office:string-value="T746">
            <text:p>T746</text:p>
          </table:table-cell>
          <table:table-cell table:formula="of:=IF([.J747]=&quot;X&quot;;1;[.P746]+1)" office:value-type="float" office:value="746">
            <text:p>746</text:p>
          </table:table-cell>
          <table:table-cell table:style-name="ce7" table:formula="of:=CONCATENATE(&quot;mv &quot;;[.K747];&quot;^&quot;;[.O747];&quot;.wav &quot;&quot;rn^&quot;;[.$E747];&quot;~&quot;;[.$B747];&quot;~&quot;;[.$C747];&quot;~&quot;;[.$A747];&quot;~&quot;;[.$F747];&quot;~&quot;;[.$D747];&quot;.wav&quot;&quot;&quot;)" office:value-type="string" office:string-value="mv 1^T746.wav &quot;rn^ZZZ~~~~~.wav&quot;">
            <text:p>mv 1^T746.wav "rn^ZZZ~~~~~.wav"</text:p>
          </table:table-cell>
          <table:table-cell table:formula="of:=CONCATENATE(&quot;-ALBUM &quot;&quot;&quot;;[.A747];&quot;&quot;&quot; -ARTIST &quot;&quot;&quot;;[.B747];&quot;&quot;&quot; -ID3V2TAG TCOM &quot;&quot;&quot;;[.C747];&quot;&quot;&quot; -GENRE &quot;&quot;&quot;;[.D747];&quot;&quot;&quot; -TITLE &quot;&quot;&quot;;[.E747];&quot;&quot;&quot; -TRACK &quot;&quot;&quot;;[.F747];&quot;&quot;&quot; -YEAR &quot;&quot;&quot;;[.H747];&quot;&quot;&quot; &quot;;[.K747];&quot;/&quot;;[.O747];&quot;.mp3&quot;)" office:value-type="string" office:string-value="-ALBUM &quot;&quot; -ARTIST &quot;&quot; -ID3V2TAG TCOM &quot;&quot; -GENRE &quot;&quot; -TITLE &quot;ZZZ&quot; -TRACK &quot;&quot; -YEAR &quot;&quot; 1/T746.mp3">
            <text:p>-ALBUM "" -ARTIST "" -ID3V2TAG TCOM "" -GENRE "" -TITLE "ZZZ" -TRACK "" -YEAR "" 1/T74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47]+1" office:value-type="float" office:value="747">
            <text:p>747</text:p>
          </table:table-cell>
          <table:table-cell table:style-name="ce3"/>
          <table:table-cell table:style-name="ce5" table:formula="of:=IF([.J748]=&quot;X&quot;;[.K747]+1;[.K747])" office:value-type="float" office:value="1">
            <text:p>1</text:p>
          </table:table-cell>
          <table:table-cell table:formula="of:=IF([.J748]=&quot;X&quot;;0;[.L747]+[.G747]+[.J748]/24/60/60)" office:value-type="time" office:time-value="PT00H09M20.304S">
            <text:p>00:09:20.30</text:p>
          </table:table-cell>
          <table:table-cell table:formula="of:=INT([.L748]*24*60)+MOD([.L748]*24*60*60;60)/100" office:value-type="float" office:value="9.20304">
            <text:p>9.203</text:p>
          </table:table-cell>
          <table:table-cell table:formula="of:=[.L748]*24*60*60+[.$N$1]*([.P748]-1)" office:value-type="float" office:value="187.304000000016">
            <text:p>187.304</text:p>
          </table:table-cell>
          <table:table-cell table:formula="of:=CONCATENATE(&quot;T&quot;;[.P748])" office:value-type="string" office:string-value="T747">
            <text:p>T747</text:p>
          </table:table-cell>
          <table:table-cell table:formula="of:=IF([.J748]=&quot;X&quot;;1;[.P747]+1)" office:value-type="float" office:value="747">
            <text:p>747</text:p>
          </table:table-cell>
          <table:table-cell table:style-name="ce7" table:formula="of:=CONCATENATE(&quot;mv &quot;;[.K748];&quot;^&quot;;[.O748];&quot;.wav &quot;&quot;rn^&quot;;[.$E748];&quot;~&quot;;[.$B748];&quot;~&quot;;[.$C748];&quot;~&quot;;[.$A748];&quot;~&quot;;[.$F748];&quot;~&quot;;[.$D748];&quot;.wav&quot;&quot;&quot;)" office:value-type="string" office:string-value="mv 1^T747.wav &quot;rn^ZZZ~~~~~.wav&quot;">
            <text:p>mv 1^T747.wav "rn^ZZZ~~~~~.wav"</text:p>
          </table:table-cell>
          <table:table-cell table:formula="of:=CONCATENATE(&quot;-ALBUM &quot;&quot;&quot;;[.A748];&quot;&quot;&quot; -ARTIST &quot;&quot;&quot;;[.B748];&quot;&quot;&quot; -ID3V2TAG TCOM &quot;&quot;&quot;;[.C748];&quot;&quot;&quot; -GENRE &quot;&quot;&quot;;[.D748];&quot;&quot;&quot; -TITLE &quot;&quot;&quot;;[.E748];&quot;&quot;&quot; -TRACK &quot;&quot;&quot;;[.F748];&quot;&quot;&quot; -YEAR &quot;&quot;&quot;;[.H748];&quot;&quot;&quot; &quot;;[.K748];&quot;/&quot;;[.O748];&quot;.mp3&quot;)" office:value-type="string" office:string-value="-ALBUM &quot;&quot; -ARTIST &quot;&quot; -ID3V2TAG TCOM &quot;&quot; -GENRE &quot;&quot; -TITLE &quot;ZZZ&quot; -TRACK &quot;&quot; -YEAR &quot;&quot; 1/T747.mp3">
            <text:p>-ALBUM "" -ARTIST "" -ID3V2TAG TCOM "" -GENRE "" -TITLE "ZZZ" -TRACK "" -YEAR "" 1/T74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48]+1" office:value-type="float" office:value="748">
            <text:p>748</text:p>
          </table:table-cell>
          <table:table-cell table:style-name="ce3"/>
          <table:table-cell table:style-name="ce5" table:formula="of:=IF([.J749]=&quot;X&quot;;[.K748]+1;[.K748])" office:value-type="float" office:value="1">
            <text:p>1</text:p>
          </table:table-cell>
          <table:table-cell table:formula="of:=IF([.J749]=&quot;X&quot;;0;[.L748]+[.G748]+[.J749]/24/60/60)" office:value-type="time" office:time-value="PT00H09M20.304S">
            <text:p>00:09:20.30</text:p>
          </table:table-cell>
          <table:table-cell table:formula="of:=INT([.L749]*24*60)+MOD([.L749]*24*60*60;60)/100" office:value-type="float" office:value="9.20304">
            <text:p>9.203</text:p>
          </table:table-cell>
          <table:table-cell table:formula="of:=[.L749]*24*60*60+[.$N$1]*([.P749]-1)" office:value-type="float" office:value="186.804000000016">
            <text:p>186.804</text:p>
          </table:table-cell>
          <table:table-cell table:formula="of:=CONCATENATE(&quot;T&quot;;[.P749])" office:value-type="string" office:string-value="T748">
            <text:p>T748</text:p>
          </table:table-cell>
          <table:table-cell table:formula="of:=IF([.J749]=&quot;X&quot;;1;[.P748]+1)" office:value-type="float" office:value="748">
            <text:p>748</text:p>
          </table:table-cell>
          <table:table-cell table:style-name="ce7" table:formula="of:=CONCATENATE(&quot;mv &quot;;[.K749];&quot;^&quot;;[.O749];&quot;.wav &quot;&quot;rn^&quot;;[.$E749];&quot;~&quot;;[.$B749];&quot;~&quot;;[.$C749];&quot;~&quot;;[.$A749];&quot;~&quot;;[.$F749];&quot;~&quot;;[.$D749];&quot;.wav&quot;&quot;&quot;)" office:value-type="string" office:string-value="mv 1^T748.wav &quot;rn^ZZZ~~~~~.wav&quot;">
            <text:p>mv 1^T748.wav "rn^ZZZ~~~~~.wav"</text:p>
          </table:table-cell>
          <table:table-cell table:formula="of:=CONCATENATE(&quot;-ALBUM &quot;&quot;&quot;;[.A749];&quot;&quot;&quot; -ARTIST &quot;&quot;&quot;;[.B749];&quot;&quot;&quot; -ID3V2TAG TCOM &quot;&quot;&quot;;[.C749];&quot;&quot;&quot; -GENRE &quot;&quot;&quot;;[.D749];&quot;&quot;&quot; -TITLE &quot;&quot;&quot;;[.E749];&quot;&quot;&quot; -TRACK &quot;&quot;&quot;;[.F749];&quot;&quot;&quot; -YEAR &quot;&quot;&quot;;[.H749];&quot;&quot;&quot; &quot;;[.K749];&quot;/&quot;;[.O749];&quot;.mp3&quot;)" office:value-type="string" office:string-value="-ALBUM &quot;&quot; -ARTIST &quot;&quot; -ID3V2TAG TCOM &quot;&quot; -GENRE &quot;&quot; -TITLE &quot;ZZZ&quot; -TRACK &quot;&quot; -YEAR &quot;&quot; 1/T748.mp3">
            <text:p>-ALBUM "" -ARTIST "" -ID3V2TAG TCOM "" -GENRE "" -TITLE "ZZZ" -TRACK "" -YEAR "" 1/T74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49]+1" office:value-type="float" office:value="749">
            <text:p>749</text:p>
          </table:table-cell>
          <table:table-cell table:style-name="ce3"/>
          <table:table-cell table:style-name="ce5" table:formula="of:=IF([.J750]=&quot;X&quot;;[.K749]+1;[.K749])" office:value-type="float" office:value="1">
            <text:p>1</text:p>
          </table:table-cell>
          <table:table-cell table:formula="of:=IF([.J750]=&quot;X&quot;;0;[.L749]+[.G749]+[.J750]/24/60/60)" office:value-type="time" office:time-value="PT00H09M20.304S">
            <text:p>00:09:20.30</text:p>
          </table:table-cell>
          <table:table-cell table:formula="of:=INT([.L750]*24*60)+MOD([.L750]*24*60*60;60)/100" office:value-type="float" office:value="9.20304">
            <text:p>9.203</text:p>
          </table:table-cell>
          <table:table-cell table:formula="of:=[.L750]*24*60*60+[.$N$1]*([.P750]-1)" office:value-type="float" office:value="186.304000000016">
            <text:p>186.304</text:p>
          </table:table-cell>
          <table:table-cell table:formula="of:=CONCATENATE(&quot;T&quot;;[.P750])" office:value-type="string" office:string-value="T749">
            <text:p>T749</text:p>
          </table:table-cell>
          <table:table-cell table:formula="of:=IF([.J750]=&quot;X&quot;;1;[.P749]+1)" office:value-type="float" office:value="749">
            <text:p>749</text:p>
          </table:table-cell>
          <table:table-cell table:style-name="ce7" table:formula="of:=CONCATENATE(&quot;mv &quot;;[.K750];&quot;^&quot;;[.O750];&quot;.wav &quot;&quot;rn^&quot;;[.$E750];&quot;~&quot;;[.$B750];&quot;~&quot;;[.$C750];&quot;~&quot;;[.$A750];&quot;~&quot;;[.$F750];&quot;~&quot;;[.$D750];&quot;.wav&quot;&quot;&quot;)" office:value-type="string" office:string-value="mv 1^T749.wav &quot;rn^ZZZ~~~~~.wav&quot;">
            <text:p>mv 1^T749.wav "rn^ZZZ~~~~~.wav"</text:p>
          </table:table-cell>
          <table:table-cell table:formula="of:=CONCATENATE(&quot;-ALBUM &quot;&quot;&quot;;[.A750];&quot;&quot;&quot; -ARTIST &quot;&quot;&quot;;[.B750];&quot;&quot;&quot; -ID3V2TAG TCOM &quot;&quot;&quot;;[.C750];&quot;&quot;&quot; -GENRE &quot;&quot;&quot;;[.D750];&quot;&quot;&quot; -TITLE &quot;&quot;&quot;;[.E750];&quot;&quot;&quot; -TRACK &quot;&quot;&quot;;[.F750];&quot;&quot;&quot; -YEAR &quot;&quot;&quot;;[.H750];&quot;&quot;&quot; &quot;;[.K750];&quot;/&quot;;[.O750];&quot;.mp3&quot;)" office:value-type="string" office:string-value="-ALBUM &quot;&quot; -ARTIST &quot;&quot; -ID3V2TAG TCOM &quot;&quot; -GENRE &quot;&quot; -TITLE &quot;ZZZ&quot; -TRACK &quot;&quot; -YEAR &quot;&quot; 1/T749.mp3">
            <text:p>-ALBUM "" -ARTIST "" -ID3V2TAG TCOM "" -GENRE "" -TITLE "ZZZ" -TRACK "" -YEAR "" 1/T74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50]+1" office:value-type="float" office:value="750">
            <text:p>750</text:p>
          </table:table-cell>
          <table:table-cell table:style-name="ce3"/>
          <table:table-cell table:style-name="ce5" table:formula="of:=IF([.J751]=&quot;X&quot;;[.K750]+1;[.K750])" office:value-type="float" office:value="1">
            <text:p>1</text:p>
          </table:table-cell>
          <table:table-cell table:formula="of:=IF([.J751]=&quot;X&quot;;0;[.L750]+[.G750]+[.J751]/24/60/60)" office:value-type="time" office:time-value="PT00H09M20.304S">
            <text:p>00:09:20.30</text:p>
          </table:table-cell>
          <table:table-cell table:formula="of:=INT([.L751]*24*60)+MOD([.L751]*24*60*60;60)/100" office:value-type="float" office:value="9.20304">
            <text:p>9.203</text:p>
          </table:table-cell>
          <table:table-cell table:formula="of:=[.L751]*24*60*60+[.$N$1]*([.P751]-1)" office:value-type="float" office:value="185.804000000016">
            <text:p>185.804</text:p>
          </table:table-cell>
          <table:table-cell table:formula="of:=CONCATENATE(&quot;T&quot;;[.P751])" office:value-type="string" office:string-value="T750">
            <text:p>T750</text:p>
          </table:table-cell>
          <table:table-cell table:formula="of:=IF([.J751]=&quot;X&quot;;1;[.P750]+1)" office:value-type="float" office:value="750">
            <text:p>750</text:p>
          </table:table-cell>
          <table:table-cell table:style-name="ce7" table:formula="of:=CONCATENATE(&quot;mv &quot;;[.K751];&quot;^&quot;;[.O751];&quot;.wav &quot;&quot;rn^&quot;;[.$E751];&quot;~&quot;;[.$B751];&quot;~&quot;;[.$C751];&quot;~&quot;;[.$A751];&quot;~&quot;;[.$F751];&quot;~&quot;;[.$D751];&quot;.wav&quot;&quot;&quot;)" office:value-type="string" office:string-value="mv 1^T750.wav &quot;rn^ZZZ~~~~~.wav&quot;">
            <text:p>mv 1^T750.wav "rn^ZZZ~~~~~.wav"</text:p>
          </table:table-cell>
          <table:table-cell table:formula="of:=CONCATENATE(&quot;-ALBUM &quot;&quot;&quot;;[.A751];&quot;&quot;&quot; -ARTIST &quot;&quot;&quot;;[.B751];&quot;&quot;&quot; -ID3V2TAG TCOM &quot;&quot;&quot;;[.C751];&quot;&quot;&quot; -GENRE &quot;&quot;&quot;;[.D751];&quot;&quot;&quot; -TITLE &quot;&quot;&quot;;[.E751];&quot;&quot;&quot; -TRACK &quot;&quot;&quot;;[.F751];&quot;&quot;&quot; -YEAR &quot;&quot;&quot;;[.H751];&quot;&quot;&quot; &quot;;[.K751];&quot;/&quot;;[.O751];&quot;.mp3&quot;)" office:value-type="string" office:string-value="-ALBUM &quot;&quot; -ARTIST &quot;&quot; -ID3V2TAG TCOM &quot;&quot; -GENRE &quot;&quot; -TITLE &quot;ZZZ&quot; -TRACK &quot;&quot; -YEAR &quot;&quot; 1/T750.mp3">
            <text:p>-ALBUM "" -ARTIST "" -ID3V2TAG TCOM "" -GENRE "" -TITLE "ZZZ" -TRACK "" -YEAR "" 1/T75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51]+1" office:value-type="float" office:value="751">
            <text:p>751</text:p>
          </table:table-cell>
          <table:table-cell table:style-name="ce3"/>
          <table:table-cell table:style-name="ce5" table:formula="of:=IF([.J752]=&quot;X&quot;;[.K751]+1;[.K751])" office:value-type="float" office:value="1">
            <text:p>1</text:p>
          </table:table-cell>
          <table:table-cell table:formula="of:=IF([.J752]=&quot;X&quot;;0;[.L751]+[.G751]+[.J752]/24/60/60)" office:value-type="time" office:time-value="PT00H09M20.304S">
            <text:p>00:09:20.30</text:p>
          </table:table-cell>
          <table:table-cell table:formula="of:=INT([.L752]*24*60)+MOD([.L752]*24*60*60;60)/100" office:value-type="float" office:value="9.20304">
            <text:p>9.203</text:p>
          </table:table-cell>
          <table:table-cell table:formula="of:=[.L752]*24*60*60+[.$N$1]*([.P752]-1)" office:value-type="float" office:value="185.304000000016">
            <text:p>185.304</text:p>
          </table:table-cell>
          <table:table-cell table:formula="of:=CONCATENATE(&quot;T&quot;;[.P752])" office:value-type="string" office:string-value="T751">
            <text:p>T751</text:p>
          </table:table-cell>
          <table:table-cell table:formula="of:=IF([.J752]=&quot;X&quot;;1;[.P751]+1)" office:value-type="float" office:value="751">
            <text:p>751</text:p>
          </table:table-cell>
          <table:table-cell table:style-name="ce7" table:formula="of:=CONCATENATE(&quot;mv &quot;;[.K752];&quot;^&quot;;[.O752];&quot;.wav &quot;&quot;rn^&quot;;[.$E752];&quot;~&quot;;[.$B752];&quot;~&quot;;[.$C752];&quot;~&quot;;[.$A752];&quot;~&quot;;[.$F752];&quot;~&quot;;[.$D752];&quot;.wav&quot;&quot;&quot;)" office:value-type="string" office:string-value="mv 1^T751.wav &quot;rn^ZZZ~~~~~.wav&quot;">
            <text:p>mv 1^T751.wav "rn^ZZZ~~~~~.wav"</text:p>
          </table:table-cell>
          <table:table-cell table:formula="of:=CONCATENATE(&quot;-ALBUM &quot;&quot;&quot;;[.A752];&quot;&quot;&quot; -ARTIST &quot;&quot;&quot;;[.B752];&quot;&quot;&quot; -ID3V2TAG TCOM &quot;&quot;&quot;;[.C752];&quot;&quot;&quot; -GENRE &quot;&quot;&quot;;[.D752];&quot;&quot;&quot; -TITLE &quot;&quot;&quot;;[.E752];&quot;&quot;&quot; -TRACK &quot;&quot;&quot;;[.F752];&quot;&quot;&quot; -YEAR &quot;&quot;&quot;;[.H752];&quot;&quot;&quot; &quot;;[.K752];&quot;/&quot;;[.O752];&quot;.mp3&quot;)" office:value-type="string" office:string-value="-ALBUM &quot;&quot; -ARTIST &quot;&quot; -ID3V2TAG TCOM &quot;&quot; -GENRE &quot;&quot; -TITLE &quot;ZZZ&quot; -TRACK &quot;&quot; -YEAR &quot;&quot; 1/T751.mp3">
            <text:p>-ALBUM "" -ARTIST "" -ID3V2TAG TCOM "" -GENRE "" -TITLE "ZZZ" -TRACK "" -YEAR "" 1/T75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52]+1" office:value-type="float" office:value="752">
            <text:p>752</text:p>
          </table:table-cell>
          <table:table-cell table:style-name="ce3"/>
          <table:table-cell table:style-name="ce5" table:formula="of:=IF([.J753]=&quot;X&quot;;[.K752]+1;[.K752])" office:value-type="float" office:value="1">
            <text:p>1</text:p>
          </table:table-cell>
          <table:table-cell table:formula="of:=IF([.J753]=&quot;X&quot;;0;[.L752]+[.G752]+[.J753]/24/60/60)" office:value-type="time" office:time-value="PT00H09M20.304S">
            <text:p>00:09:20.30</text:p>
          </table:table-cell>
          <table:table-cell table:formula="of:=INT([.L753]*24*60)+MOD([.L753]*24*60*60;60)/100" office:value-type="float" office:value="9.20304">
            <text:p>9.203</text:p>
          </table:table-cell>
          <table:table-cell table:formula="of:=[.L753]*24*60*60+[.$N$1]*([.P753]-1)" office:value-type="float" office:value="184.804000000016">
            <text:p>184.804</text:p>
          </table:table-cell>
          <table:table-cell table:formula="of:=CONCATENATE(&quot;T&quot;;[.P753])" office:value-type="string" office:string-value="T752">
            <text:p>T752</text:p>
          </table:table-cell>
          <table:table-cell table:formula="of:=IF([.J753]=&quot;X&quot;;1;[.P752]+1)" office:value-type="float" office:value="752">
            <text:p>752</text:p>
          </table:table-cell>
          <table:table-cell table:style-name="ce7" table:formula="of:=CONCATENATE(&quot;mv &quot;;[.K753];&quot;^&quot;;[.O753];&quot;.wav &quot;&quot;rn^&quot;;[.$E753];&quot;~&quot;;[.$B753];&quot;~&quot;;[.$C753];&quot;~&quot;;[.$A753];&quot;~&quot;;[.$F753];&quot;~&quot;;[.$D753];&quot;.wav&quot;&quot;&quot;)" office:value-type="string" office:string-value="mv 1^T752.wav &quot;rn^ZZZ~~~~~.wav&quot;">
            <text:p>mv 1^T752.wav "rn^ZZZ~~~~~.wav"</text:p>
          </table:table-cell>
          <table:table-cell table:formula="of:=CONCATENATE(&quot;-ALBUM &quot;&quot;&quot;;[.A753];&quot;&quot;&quot; -ARTIST &quot;&quot;&quot;;[.B753];&quot;&quot;&quot; -ID3V2TAG TCOM &quot;&quot;&quot;;[.C753];&quot;&quot;&quot; -GENRE &quot;&quot;&quot;;[.D753];&quot;&quot;&quot; -TITLE &quot;&quot;&quot;;[.E753];&quot;&quot;&quot; -TRACK &quot;&quot;&quot;;[.F753];&quot;&quot;&quot; -YEAR &quot;&quot;&quot;;[.H753];&quot;&quot;&quot; &quot;;[.K753];&quot;/&quot;;[.O753];&quot;.mp3&quot;)" office:value-type="string" office:string-value="-ALBUM &quot;&quot; -ARTIST &quot;&quot; -ID3V2TAG TCOM &quot;&quot; -GENRE &quot;&quot; -TITLE &quot;ZZZ&quot; -TRACK &quot;&quot; -YEAR &quot;&quot; 1/T752.mp3">
            <text:p>-ALBUM "" -ARTIST "" -ID3V2TAG TCOM "" -GENRE "" -TITLE "ZZZ" -TRACK "" -YEAR "" 1/T75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53]+1" office:value-type="float" office:value="753">
            <text:p>753</text:p>
          </table:table-cell>
          <table:table-cell table:style-name="ce3"/>
          <table:table-cell table:style-name="ce5" table:formula="of:=IF([.J754]=&quot;X&quot;;[.K753]+1;[.K753])" office:value-type="float" office:value="1">
            <text:p>1</text:p>
          </table:table-cell>
          <table:table-cell table:formula="of:=IF([.J754]=&quot;X&quot;;0;[.L753]+[.G753]+[.J754]/24/60/60)" office:value-type="time" office:time-value="PT00H09M20.304S">
            <text:p>00:09:20.30</text:p>
          </table:table-cell>
          <table:table-cell table:formula="of:=INT([.L754]*24*60)+MOD([.L754]*24*60*60;60)/100" office:value-type="float" office:value="9.20304">
            <text:p>9.203</text:p>
          </table:table-cell>
          <table:table-cell table:formula="of:=[.L754]*24*60*60+[.$N$1]*([.P754]-1)" office:value-type="float" office:value="184.304000000016">
            <text:p>184.304</text:p>
          </table:table-cell>
          <table:table-cell table:formula="of:=CONCATENATE(&quot;T&quot;;[.P754])" office:value-type="string" office:string-value="T753">
            <text:p>T753</text:p>
          </table:table-cell>
          <table:table-cell table:formula="of:=IF([.J754]=&quot;X&quot;;1;[.P753]+1)" office:value-type="float" office:value="753">
            <text:p>753</text:p>
          </table:table-cell>
          <table:table-cell table:style-name="ce7" table:formula="of:=CONCATENATE(&quot;mv &quot;;[.K754];&quot;^&quot;;[.O754];&quot;.wav &quot;&quot;rn^&quot;;[.$E754];&quot;~&quot;;[.$B754];&quot;~&quot;;[.$C754];&quot;~&quot;;[.$A754];&quot;~&quot;;[.$F754];&quot;~&quot;;[.$D754];&quot;.wav&quot;&quot;&quot;)" office:value-type="string" office:string-value="mv 1^T753.wav &quot;rn^ZZZ~~~~~.wav&quot;">
            <text:p>mv 1^T753.wav "rn^ZZZ~~~~~.wav"</text:p>
          </table:table-cell>
          <table:table-cell table:formula="of:=CONCATENATE(&quot;-ALBUM &quot;&quot;&quot;;[.A754];&quot;&quot;&quot; -ARTIST &quot;&quot;&quot;;[.B754];&quot;&quot;&quot; -ID3V2TAG TCOM &quot;&quot;&quot;;[.C754];&quot;&quot;&quot; -GENRE &quot;&quot;&quot;;[.D754];&quot;&quot;&quot; -TITLE &quot;&quot;&quot;;[.E754];&quot;&quot;&quot; -TRACK &quot;&quot;&quot;;[.F754];&quot;&quot;&quot; -YEAR &quot;&quot;&quot;;[.H754];&quot;&quot;&quot; &quot;;[.K754];&quot;/&quot;;[.O754];&quot;.mp3&quot;)" office:value-type="string" office:string-value="-ALBUM &quot;&quot; -ARTIST &quot;&quot; -ID3V2TAG TCOM &quot;&quot; -GENRE &quot;&quot; -TITLE &quot;ZZZ&quot; -TRACK &quot;&quot; -YEAR &quot;&quot; 1/T753.mp3">
            <text:p>-ALBUM "" -ARTIST "" -ID3V2TAG TCOM "" -GENRE "" -TITLE "ZZZ" -TRACK "" -YEAR "" 1/T75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54]+1" office:value-type="float" office:value="754">
            <text:p>754</text:p>
          </table:table-cell>
          <table:table-cell table:style-name="ce3"/>
          <table:table-cell table:style-name="ce5" table:formula="of:=IF([.J755]=&quot;X&quot;;[.K754]+1;[.K754])" office:value-type="float" office:value="1">
            <text:p>1</text:p>
          </table:table-cell>
          <table:table-cell table:formula="of:=IF([.J755]=&quot;X&quot;;0;[.L754]+[.G754]+[.J755]/24/60/60)" office:value-type="time" office:time-value="PT00H09M20.304S">
            <text:p>00:09:20.30</text:p>
          </table:table-cell>
          <table:table-cell table:formula="of:=INT([.L755]*24*60)+MOD([.L755]*24*60*60;60)/100" office:value-type="float" office:value="9.20304">
            <text:p>9.203</text:p>
          </table:table-cell>
          <table:table-cell table:formula="of:=[.L755]*24*60*60+[.$N$1]*([.P755]-1)" office:value-type="float" office:value="183.804000000016">
            <text:p>183.804</text:p>
          </table:table-cell>
          <table:table-cell table:formula="of:=CONCATENATE(&quot;T&quot;;[.P755])" office:value-type="string" office:string-value="T754">
            <text:p>T754</text:p>
          </table:table-cell>
          <table:table-cell table:formula="of:=IF([.J755]=&quot;X&quot;;1;[.P754]+1)" office:value-type="float" office:value="754">
            <text:p>754</text:p>
          </table:table-cell>
          <table:table-cell table:style-name="ce7" table:formula="of:=CONCATENATE(&quot;mv &quot;;[.K755];&quot;^&quot;;[.O755];&quot;.wav &quot;&quot;rn^&quot;;[.$E755];&quot;~&quot;;[.$B755];&quot;~&quot;;[.$C755];&quot;~&quot;;[.$A755];&quot;~&quot;;[.$F755];&quot;~&quot;;[.$D755];&quot;.wav&quot;&quot;&quot;)" office:value-type="string" office:string-value="mv 1^T754.wav &quot;rn^ZZZ~~~~~.wav&quot;">
            <text:p>mv 1^T754.wav "rn^ZZZ~~~~~.wav"</text:p>
          </table:table-cell>
          <table:table-cell table:formula="of:=CONCATENATE(&quot;-ALBUM &quot;&quot;&quot;;[.A755];&quot;&quot;&quot; -ARTIST &quot;&quot;&quot;;[.B755];&quot;&quot;&quot; -ID3V2TAG TCOM &quot;&quot;&quot;;[.C755];&quot;&quot;&quot; -GENRE &quot;&quot;&quot;;[.D755];&quot;&quot;&quot; -TITLE &quot;&quot;&quot;;[.E755];&quot;&quot;&quot; -TRACK &quot;&quot;&quot;;[.F755];&quot;&quot;&quot; -YEAR &quot;&quot;&quot;;[.H755];&quot;&quot;&quot; &quot;;[.K755];&quot;/&quot;;[.O755];&quot;.mp3&quot;)" office:value-type="string" office:string-value="-ALBUM &quot;&quot; -ARTIST &quot;&quot; -ID3V2TAG TCOM &quot;&quot; -GENRE &quot;&quot; -TITLE &quot;ZZZ&quot; -TRACK &quot;&quot; -YEAR &quot;&quot; 1/T754.mp3">
            <text:p>-ALBUM "" -ARTIST "" -ID3V2TAG TCOM "" -GENRE "" -TITLE "ZZZ" -TRACK "" -YEAR "" 1/T75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55]+1" office:value-type="float" office:value="755">
            <text:p>755</text:p>
          </table:table-cell>
          <table:table-cell table:style-name="ce3"/>
          <table:table-cell table:style-name="ce5" table:formula="of:=IF([.J756]=&quot;X&quot;;[.K755]+1;[.K755])" office:value-type="float" office:value="1">
            <text:p>1</text:p>
          </table:table-cell>
          <table:table-cell table:formula="of:=IF([.J756]=&quot;X&quot;;0;[.L755]+[.G755]+[.J756]/24/60/60)" office:value-type="time" office:time-value="PT00H09M20.304S">
            <text:p>00:09:20.30</text:p>
          </table:table-cell>
          <table:table-cell table:formula="of:=INT([.L756]*24*60)+MOD([.L756]*24*60*60;60)/100" office:value-type="float" office:value="9.20304">
            <text:p>9.203</text:p>
          </table:table-cell>
          <table:table-cell table:formula="of:=[.L756]*24*60*60+[.$N$1]*([.P756]-1)" office:value-type="float" office:value="183.304000000016">
            <text:p>183.304</text:p>
          </table:table-cell>
          <table:table-cell table:formula="of:=CONCATENATE(&quot;T&quot;;[.P756])" office:value-type="string" office:string-value="T755">
            <text:p>T755</text:p>
          </table:table-cell>
          <table:table-cell table:formula="of:=IF([.J756]=&quot;X&quot;;1;[.P755]+1)" office:value-type="float" office:value="755">
            <text:p>755</text:p>
          </table:table-cell>
          <table:table-cell table:style-name="ce7" table:formula="of:=CONCATENATE(&quot;mv &quot;;[.K756];&quot;^&quot;;[.O756];&quot;.wav &quot;&quot;rn^&quot;;[.$E756];&quot;~&quot;;[.$B756];&quot;~&quot;;[.$C756];&quot;~&quot;;[.$A756];&quot;~&quot;;[.$F756];&quot;~&quot;;[.$D756];&quot;.wav&quot;&quot;&quot;)" office:value-type="string" office:string-value="mv 1^T755.wav &quot;rn^ZZZ~~~~~.wav&quot;">
            <text:p>mv 1^T755.wav "rn^ZZZ~~~~~.wav"</text:p>
          </table:table-cell>
          <table:table-cell table:formula="of:=CONCATENATE(&quot;-ALBUM &quot;&quot;&quot;;[.A756];&quot;&quot;&quot; -ARTIST &quot;&quot;&quot;;[.B756];&quot;&quot;&quot; -ID3V2TAG TCOM &quot;&quot;&quot;;[.C756];&quot;&quot;&quot; -GENRE &quot;&quot;&quot;;[.D756];&quot;&quot;&quot; -TITLE &quot;&quot;&quot;;[.E756];&quot;&quot;&quot; -TRACK &quot;&quot;&quot;;[.F756];&quot;&quot;&quot; -YEAR &quot;&quot;&quot;;[.H756];&quot;&quot;&quot; &quot;;[.K756];&quot;/&quot;;[.O756];&quot;.mp3&quot;)" office:value-type="string" office:string-value="-ALBUM &quot;&quot; -ARTIST &quot;&quot; -ID3V2TAG TCOM &quot;&quot; -GENRE &quot;&quot; -TITLE &quot;ZZZ&quot; -TRACK &quot;&quot; -YEAR &quot;&quot; 1/T755.mp3">
            <text:p>-ALBUM "" -ARTIST "" -ID3V2TAG TCOM "" -GENRE "" -TITLE "ZZZ" -TRACK "" -YEAR "" 1/T75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56]+1" office:value-type="float" office:value="756">
            <text:p>756</text:p>
          </table:table-cell>
          <table:table-cell table:style-name="ce3"/>
          <table:table-cell table:style-name="ce5" table:formula="of:=IF([.J757]=&quot;X&quot;;[.K756]+1;[.K756])" office:value-type="float" office:value="1">
            <text:p>1</text:p>
          </table:table-cell>
          <table:table-cell table:formula="of:=IF([.J757]=&quot;X&quot;;0;[.L756]+[.G756]+[.J757]/24/60/60)" office:value-type="time" office:time-value="PT00H09M20.304S">
            <text:p>00:09:20.30</text:p>
          </table:table-cell>
          <table:table-cell table:formula="of:=INT([.L757]*24*60)+MOD([.L757]*24*60*60;60)/100" office:value-type="float" office:value="9.20304">
            <text:p>9.203</text:p>
          </table:table-cell>
          <table:table-cell table:formula="of:=[.L757]*24*60*60+[.$N$1]*([.P757]-1)" office:value-type="float" office:value="182.804000000016">
            <text:p>182.804</text:p>
          </table:table-cell>
          <table:table-cell table:formula="of:=CONCATENATE(&quot;T&quot;;[.P757])" office:value-type="string" office:string-value="T756">
            <text:p>T756</text:p>
          </table:table-cell>
          <table:table-cell table:formula="of:=IF([.J757]=&quot;X&quot;;1;[.P756]+1)" office:value-type="float" office:value="756">
            <text:p>756</text:p>
          </table:table-cell>
          <table:table-cell table:style-name="ce7" table:formula="of:=CONCATENATE(&quot;mv &quot;;[.K757];&quot;^&quot;;[.O757];&quot;.wav &quot;&quot;rn^&quot;;[.$E757];&quot;~&quot;;[.$B757];&quot;~&quot;;[.$C757];&quot;~&quot;;[.$A757];&quot;~&quot;;[.$F757];&quot;~&quot;;[.$D757];&quot;.wav&quot;&quot;&quot;)" office:value-type="string" office:string-value="mv 1^T756.wav &quot;rn^ZZZ~~~~~.wav&quot;">
            <text:p>mv 1^T756.wav "rn^ZZZ~~~~~.wav"</text:p>
          </table:table-cell>
          <table:table-cell table:formula="of:=CONCATENATE(&quot;-ALBUM &quot;&quot;&quot;;[.A757];&quot;&quot;&quot; -ARTIST &quot;&quot;&quot;;[.B757];&quot;&quot;&quot; -ID3V2TAG TCOM &quot;&quot;&quot;;[.C757];&quot;&quot;&quot; -GENRE &quot;&quot;&quot;;[.D757];&quot;&quot;&quot; -TITLE &quot;&quot;&quot;;[.E757];&quot;&quot;&quot; -TRACK &quot;&quot;&quot;;[.F757];&quot;&quot;&quot; -YEAR &quot;&quot;&quot;;[.H757];&quot;&quot;&quot; &quot;;[.K757];&quot;/&quot;;[.O757];&quot;.mp3&quot;)" office:value-type="string" office:string-value="-ALBUM &quot;&quot; -ARTIST &quot;&quot; -ID3V2TAG TCOM &quot;&quot; -GENRE &quot;&quot; -TITLE &quot;ZZZ&quot; -TRACK &quot;&quot; -YEAR &quot;&quot; 1/T756.mp3">
            <text:p>-ALBUM "" -ARTIST "" -ID3V2TAG TCOM "" -GENRE "" -TITLE "ZZZ" -TRACK "" -YEAR "" 1/T75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57]+1" office:value-type="float" office:value="757">
            <text:p>757</text:p>
          </table:table-cell>
          <table:table-cell table:style-name="ce3"/>
          <table:table-cell table:style-name="ce5" table:formula="of:=IF([.J758]=&quot;X&quot;;[.K757]+1;[.K757])" office:value-type="float" office:value="1">
            <text:p>1</text:p>
          </table:table-cell>
          <table:table-cell table:formula="of:=IF([.J758]=&quot;X&quot;;0;[.L757]+[.G757]+[.J758]/24/60/60)" office:value-type="time" office:time-value="PT00H09M20.304S">
            <text:p>00:09:20.30</text:p>
          </table:table-cell>
          <table:table-cell table:formula="of:=INT([.L758]*24*60)+MOD([.L758]*24*60*60;60)/100" office:value-type="float" office:value="9.20304">
            <text:p>9.203</text:p>
          </table:table-cell>
          <table:table-cell table:formula="of:=[.L758]*24*60*60+[.$N$1]*([.P758]-1)" office:value-type="float" office:value="182.304000000016">
            <text:p>182.304</text:p>
          </table:table-cell>
          <table:table-cell table:formula="of:=CONCATENATE(&quot;T&quot;;[.P758])" office:value-type="string" office:string-value="T757">
            <text:p>T757</text:p>
          </table:table-cell>
          <table:table-cell table:formula="of:=IF([.J758]=&quot;X&quot;;1;[.P757]+1)" office:value-type="float" office:value="757">
            <text:p>757</text:p>
          </table:table-cell>
          <table:table-cell table:style-name="ce7" table:formula="of:=CONCATENATE(&quot;mv &quot;;[.K758];&quot;^&quot;;[.O758];&quot;.wav &quot;&quot;rn^&quot;;[.$E758];&quot;~&quot;;[.$B758];&quot;~&quot;;[.$C758];&quot;~&quot;;[.$A758];&quot;~&quot;;[.$F758];&quot;~&quot;;[.$D758];&quot;.wav&quot;&quot;&quot;)" office:value-type="string" office:string-value="mv 1^T757.wav &quot;rn^ZZZ~~~~~.wav&quot;">
            <text:p>mv 1^T757.wav "rn^ZZZ~~~~~.wav"</text:p>
          </table:table-cell>
          <table:table-cell table:formula="of:=CONCATENATE(&quot;-ALBUM &quot;&quot;&quot;;[.A758];&quot;&quot;&quot; -ARTIST &quot;&quot;&quot;;[.B758];&quot;&quot;&quot; -ID3V2TAG TCOM &quot;&quot;&quot;;[.C758];&quot;&quot;&quot; -GENRE &quot;&quot;&quot;;[.D758];&quot;&quot;&quot; -TITLE &quot;&quot;&quot;;[.E758];&quot;&quot;&quot; -TRACK &quot;&quot;&quot;;[.F758];&quot;&quot;&quot; -YEAR &quot;&quot;&quot;;[.H758];&quot;&quot;&quot; &quot;;[.K758];&quot;/&quot;;[.O758];&quot;.mp3&quot;)" office:value-type="string" office:string-value="-ALBUM &quot;&quot; -ARTIST &quot;&quot; -ID3V2TAG TCOM &quot;&quot; -GENRE &quot;&quot; -TITLE &quot;ZZZ&quot; -TRACK &quot;&quot; -YEAR &quot;&quot; 1/T757.mp3">
            <text:p>-ALBUM "" -ARTIST "" -ID3V2TAG TCOM "" -GENRE "" -TITLE "ZZZ" -TRACK "" -YEAR "" 1/T75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58]+1" office:value-type="float" office:value="758">
            <text:p>758</text:p>
          </table:table-cell>
          <table:table-cell table:style-name="ce3"/>
          <table:table-cell table:style-name="ce5" table:formula="of:=IF([.J759]=&quot;X&quot;;[.K758]+1;[.K758])" office:value-type="float" office:value="1">
            <text:p>1</text:p>
          </table:table-cell>
          <table:table-cell table:formula="of:=IF([.J759]=&quot;X&quot;;0;[.L758]+[.G758]+[.J759]/24/60/60)" office:value-type="time" office:time-value="PT00H09M20.304S">
            <text:p>00:09:20.30</text:p>
          </table:table-cell>
          <table:table-cell table:formula="of:=INT([.L759]*24*60)+MOD([.L759]*24*60*60;60)/100" office:value-type="float" office:value="9.20304">
            <text:p>9.203</text:p>
          </table:table-cell>
          <table:table-cell table:formula="of:=[.L759]*24*60*60+[.$N$1]*([.P759]-1)" office:value-type="float" office:value="181.804000000016">
            <text:p>181.804</text:p>
          </table:table-cell>
          <table:table-cell table:formula="of:=CONCATENATE(&quot;T&quot;;[.P759])" office:value-type="string" office:string-value="T758">
            <text:p>T758</text:p>
          </table:table-cell>
          <table:table-cell table:formula="of:=IF([.J759]=&quot;X&quot;;1;[.P758]+1)" office:value-type="float" office:value="758">
            <text:p>758</text:p>
          </table:table-cell>
          <table:table-cell table:style-name="ce7" table:formula="of:=CONCATENATE(&quot;mv &quot;;[.K759];&quot;^&quot;;[.O759];&quot;.wav &quot;&quot;rn^&quot;;[.$E759];&quot;~&quot;;[.$B759];&quot;~&quot;;[.$C759];&quot;~&quot;;[.$A759];&quot;~&quot;;[.$F759];&quot;~&quot;;[.$D759];&quot;.wav&quot;&quot;&quot;)" office:value-type="string" office:string-value="mv 1^T758.wav &quot;rn^ZZZ~~~~~.wav&quot;">
            <text:p>mv 1^T758.wav "rn^ZZZ~~~~~.wav"</text:p>
          </table:table-cell>
          <table:table-cell table:formula="of:=CONCATENATE(&quot;-ALBUM &quot;&quot;&quot;;[.A759];&quot;&quot;&quot; -ARTIST &quot;&quot;&quot;;[.B759];&quot;&quot;&quot; -ID3V2TAG TCOM &quot;&quot;&quot;;[.C759];&quot;&quot;&quot; -GENRE &quot;&quot;&quot;;[.D759];&quot;&quot;&quot; -TITLE &quot;&quot;&quot;;[.E759];&quot;&quot;&quot; -TRACK &quot;&quot;&quot;;[.F759];&quot;&quot;&quot; -YEAR &quot;&quot;&quot;;[.H759];&quot;&quot;&quot; &quot;;[.K759];&quot;/&quot;;[.O759];&quot;.mp3&quot;)" office:value-type="string" office:string-value="-ALBUM &quot;&quot; -ARTIST &quot;&quot; -ID3V2TAG TCOM &quot;&quot; -GENRE &quot;&quot; -TITLE &quot;ZZZ&quot; -TRACK &quot;&quot; -YEAR &quot;&quot; 1/T758.mp3">
            <text:p>-ALBUM "" -ARTIST "" -ID3V2TAG TCOM "" -GENRE "" -TITLE "ZZZ" -TRACK "" -YEAR "" 1/T75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59]+1" office:value-type="float" office:value="759">
            <text:p>759</text:p>
          </table:table-cell>
          <table:table-cell table:style-name="ce3"/>
          <table:table-cell table:style-name="ce5" table:formula="of:=IF([.J760]=&quot;X&quot;;[.K759]+1;[.K759])" office:value-type="float" office:value="1">
            <text:p>1</text:p>
          </table:table-cell>
          <table:table-cell table:formula="of:=IF([.J760]=&quot;X&quot;;0;[.L759]+[.G759]+[.J760]/24/60/60)" office:value-type="time" office:time-value="PT00H09M20.304S">
            <text:p>00:09:20.30</text:p>
          </table:table-cell>
          <table:table-cell table:formula="of:=INT([.L760]*24*60)+MOD([.L760]*24*60*60;60)/100" office:value-type="float" office:value="9.20304">
            <text:p>9.203</text:p>
          </table:table-cell>
          <table:table-cell table:formula="of:=[.L760]*24*60*60+[.$N$1]*([.P760]-1)" office:value-type="float" office:value="181.304000000016">
            <text:p>181.304</text:p>
          </table:table-cell>
          <table:table-cell table:formula="of:=CONCATENATE(&quot;T&quot;;[.P760])" office:value-type="string" office:string-value="T759">
            <text:p>T759</text:p>
          </table:table-cell>
          <table:table-cell table:formula="of:=IF([.J760]=&quot;X&quot;;1;[.P759]+1)" office:value-type="float" office:value="759">
            <text:p>759</text:p>
          </table:table-cell>
          <table:table-cell table:style-name="ce7" table:formula="of:=CONCATENATE(&quot;mv &quot;;[.K760];&quot;^&quot;;[.O760];&quot;.wav &quot;&quot;rn^&quot;;[.$E760];&quot;~&quot;;[.$B760];&quot;~&quot;;[.$C760];&quot;~&quot;;[.$A760];&quot;~&quot;;[.$F760];&quot;~&quot;;[.$D760];&quot;.wav&quot;&quot;&quot;)" office:value-type="string" office:string-value="mv 1^T759.wav &quot;rn^ZZZ~~~~~.wav&quot;">
            <text:p>mv 1^T759.wav "rn^ZZZ~~~~~.wav"</text:p>
          </table:table-cell>
          <table:table-cell table:formula="of:=CONCATENATE(&quot;-ALBUM &quot;&quot;&quot;;[.A760];&quot;&quot;&quot; -ARTIST &quot;&quot;&quot;;[.B760];&quot;&quot;&quot; -ID3V2TAG TCOM &quot;&quot;&quot;;[.C760];&quot;&quot;&quot; -GENRE &quot;&quot;&quot;;[.D760];&quot;&quot;&quot; -TITLE &quot;&quot;&quot;;[.E760];&quot;&quot;&quot; -TRACK &quot;&quot;&quot;;[.F760];&quot;&quot;&quot; -YEAR &quot;&quot;&quot;;[.H760];&quot;&quot;&quot; &quot;;[.K760];&quot;/&quot;;[.O760];&quot;.mp3&quot;)" office:value-type="string" office:string-value="-ALBUM &quot;&quot; -ARTIST &quot;&quot; -ID3V2TAG TCOM &quot;&quot; -GENRE &quot;&quot; -TITLE &quot;ZZZ&quot; -TRACK &quot;&quot; -YEAR &quot;&quot; 1/T759.mp3">
            <text:p>-ALBUM "" -ARTIST "" -ID3V2TAG TCOM "" -GENRE "" -TITLE "ZZZ" -TRACK "" -YEAR "" 1/T75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60]+1" office:value-type="float" office:value="760">
            <text:p>760</text:p>
          </table:table-cell>
          <table:table-cell table:style-name="ce3"/>
          <table:table-cell table:style-name="ce5" table:formula="of:=IF([.J761]=&quot;X&quot;;[.K760]+1;[.K760])" office:value-type="float" office:value="1">
            <text:p>1</text:p>
          </table:table-cell>
          <table:table-cell table:formula="of:=IF([.J761]=&quot;X&quot;;0;[.L760]+[.G760]+[.J761]/24/60/60)" office:value-type="time" office:time-value="PT00H09M20.304S">
            <text:p>00:09:20.30</text:p>
          </table:table-cell>
          <table:table-cell table:formula="of:=INT([.L761]*24*60)+MOD([.L761]*24*60*60;60)/100" office:value-type="float" office:value="9.20304">
            <text:p>9.203</text:p>
          </table:table-cell>
          <table:table-cell table:formula="of:=[.L761]*24*60*60+[.$N$1]*([.P761]-1)" office:value-type="float" office:value="180.804000000017">
            <text:p>180.804</text:p>
          </table:table-cell>
          <table:table-cell table:formula="of:=CONCATENATE(&quot;T&quot;;[.P761])" office:value-type="string" office:string-value="T760">
            <text:p>T760</text:p>
          </table:table-cell>
          <table:table-cell table:formula="of:=IF([.J761]=&quot;X&quot;;1;[.P760]+1)" office:value-type="float" office:value="760">
            <text:p>760</text:p>
          </table:table-cell>
          <table:table-cell table:style-name="ce7" table:formula="of:=CONCATENATE(&quot;mv &quot;;[.K761];&quot;^&quot;;[.O761];&quot;.wav &quot;&quot;rn^&quot;;[.$E761];&quot;~&quot;;[.$B761];&quot;~&quot;;[.$C761];&quot;~&quot;;[.$A761];&quot;~&quot;;[.$F761];&quot;~&quot;;[.$D761];&quot;.wav&quot;&quot;&quot;)" office:value-type="string" office:string-value="mv 1^T760.wav &quot;rn^ZZZ~~~~~.wav&quot;">
            <text:p>mv 1^T760.wav "rn^ZZZ~~~~~.wav"</text:p>
          </table:table-cell>
          <table:table-cell table:formula="of:=CONCATENATE(&quot;-ALBUM &quot;&quot;&quot;;[.A761];&quot;&quot;&quot; -ARTIST &quot;&quot;&quot;;[.B761];&quot;&quot;&quot; -ID3V2TAG TCOM &quot;&quot;&quot;;[.C761];&quot;&quot;&quot; -GENRE &quot;&quot;&quot;;[.D761];&quot;&quot;&quot; -TITLE &quot;&quot;&quot;;[.E761];&quot;&quot;&quot; -TRACK &quot;&quot;&quot;;[.F761];&quot;&quot;&quot; -YEAR &quot;&quot;&quot;;[.H761];&quot;&quot;&quot; &quot;;[.K761];&quot;/&quot;;[.O761];&quot;.mp3&quot;)" office:value-type="string" office:string-value="-ALBUM &quot;&quot; -ARTIST &quot;&quot; -ID3V2TAG TCOM &quot;&quot; -GENRE &quot;&quot; -TITLE &quot;ZZZ&quot; -TRACK &quot;&quot; -YEAR &quot;&quot; 1/T760.mp3">
            <text:p>-ALBUM "" -ARTIST "" -ID3V2TAG TCOM "" -GENRE "" -TITLE "ZZZ" -TRACK "" -YEAR "" 1/T76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61]+1" office:value-type="float" office:value="761">
            <text:p>761</text:p>
          </table:table-cell>
          <table:table-cell table:style-name="ce3"/>
          <table:table-cell table:style-name="ce5" table:formula="of:=IF([.J762]=&quot;X&quot;;[.K761]+1;[.K761])" office:value-type="float" office:value="1">
            <text:p>1</text:p>
          </table:table-cell>
          <table:table-cell table:formula="of:=IF([.J762]=&quot;X&quot;;0;[.L761]+[.G761]+[.J762]/24/60/60)" office:value-type="time" office:time-value="PT00H09M20.304S">
            <text:p>00:09:20.30</text:p>
          </table:table-cell>
          <table:table-cell table:formula="of:=INT([.L762]*24*60)+MOD([.L762]*24*60*60;60)/100" office:value-type="float" office:value="9.20304">
            <text:p>9.203</text:p>
          </table:table-cell>
          <table:table-cell table:formula="of:=[.L762]*24*60*60+[.$N$1]*([.P762]-1)" office:value-type="float" office:value="180.304000000017">
            <text:p>180.304</text:p>
          </table:table-cell>
          <table:table-cell table:formula="of:=CONCATENATE(&quot;T&quot;;[.P762])" office:value-type="string" office:string-value="T761">
            <text:p>T761</text:p>
          </table:table-cell>
          <table:table-cell table:formula="of:=IF([.J762]=&quot;X&quot;;1;[.P761]+1)" office:value-type="float" office:value="761">
            <text:p>761</text:p>
          </table:table-cell>
          <table:table-cell table:style-name="ce7" table:formula="of:=CONCATENATE(&quot;mv &quot;;[.K762];&quot;^&quot;;[.O762];&quot;.wav &quot;&quot;rn^&quot;;[.$E762];&quot;~&quot;;[.$B762];&quot;~&quot;;[.$C762];&quot;~&quot;;[.$A762];&quot;~&quot;;[.$F762];&quot;~&quot;;[.$D762];&quot;.wav&quot;&quot;&quot;)" office:value-type="string" office:string-value="mv 1^T761.wav &quot;rn^ZZZ~~~~~.wav&quot;">
            <text:p>mv 1^T761.wav "rn^ZZZ~~~~~.wav"</text:p>
          </table:table-cell>
          <table:table-cell table:formula="of:=CONCATENATE(&quot;-ALBUM &quot;&quot;&quot;;[.A762];&quot;&quot;&quot; -ARTIST &quot;&quot;&quot;;[.B762];&quot;&quot;&quot; -ID3V2TAG TCOM &quot;&quot;&quot;;[.C762];&quot;&quot;&quot; -GENRE &quot;&quot;&quot;;[.D762];&quot;&quot;&quot; -TITLE &quot;&quot;&quot;;[.E762];&quot;&quot;&quot; -TRACK &quot;&quot;&quot;;[.F762];&quot;&quot;&quot; -YEAR &quot;&quot;&quot;;[.H762];&quot;&quot;&quot; &quot;;[.K762];&quot;/&quot;;[.O762];&quot;.mp3&quot;)" office:value-type="string" office:string-value="-ALBUM &quot;&quot; -ARTIST &quot;&quot; -ID3V2TAG TCOM &quot;&quot; -GENRE &quot;&quot; -TITLE &quot;ZZZ&quot; -TRACK &quot;&quot; -YEAR &quot;&quot; 1/T761.mp3">
            <text:p>-ALBUM "" -ARTIST "" -ID3V2TAG TCOM "" -GENRE "" -TITLE "ZZZ" -TRACK "" -YEAR "" 1/T76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62]+1" office:value-type="float" office:value="762">
            <text:p>762</text:p>
          </table:table-cell>
          <table:table-cell table:style-name="ce3"/>
          <table:table-cell table:style-name="ce5" table:formula="of:=IF([.J763]=&quot;X&quot;;[.K762]+1;[.K762])" office:value-type="float" office:value="1">
            <text:p>1</text:p>
          </table:table-cell>
          <table:table-cell table:formula="of:=IF([.J763]=&quot;X&quot;;0;[.L762]+[.G762]+[.J763]/24/60/60)" office:value-type="time" office:time-value="PT00H09M20.304S">
            <text:p>00:09:20.30</text:p>
          </table:table-cell>
          <table:table-cell table:formula="of:=INT([.L763]*24*60)+MOD([.L763]*24*60*60;60)/100" office:value-type="float" office:value="9.20304">
            <text:p>9.203</text:p>
          </table:table-cell>
          <table:table-cell table:formula="of:=[.L763]*24*60*60+[.$N$1]*([.P763]-1)" office:value-type="float" office:value="179.804000000017">
            <text:p>179.804</text:p>
          </table:table-cell>
          <table:table-cell table:formula="of:=CONCATENATE(&quot;T&quot;;[.P763])" office:value-type="string" office:string-value="T762">
            <text:p>T762</text:p>
          </table:table-cell>
          <table:table-cell table:formula="of:=IF([.J763]=&quot;X&quot;;1;[.P762]+1)" office:value-type="float" office:value="762">
            <text:p>762</text:p>
          </table:table-cell>
          <table:table-cell table:style-name="ce7" table:formula="of:=CONCATENATE(&quot;mv &quot;;[.K763];&quot;^&quot;;[.O763];&quot;.wav &quot;&quot;rn^&quot;;[.$E763];&quot;~&quot;;[.$B763];&quot;~&quot;;[.$C763];&quot;~&quot;;[.$A763];&quot;~&quot;;[.$F763];&quot;~&quot;;[.$D763];&quot;.wav&quot;&quot;&quot;)" office:value-type="string" office:string-value="mv 1^T762.wav &quot;rn^ZZZ~~~~~.wav&quot;">
            <text:p>mv 1^T762.wav "rn^ZZZ~~~~~.wav"</text:p>
          </table:table-cell>
          <table:table-cell table:formula="of:=CONCATENATE(&quot;-ALBUM &quot;&quot;&quot;;[.A763];&quot;&quot;&quot; -ARTIST &quot;&quot;&quot;;[.B763];&quot;&quot;&quot; -ID3V2TAG TCOM &quot;&quot;&quot;;[.C763];&quot;&quot;&quot; -GENRE &quot;&quot;&quot;;[.D763];&quot;&quot;&quot; -TITLE &quot;&quot;&quot;;[.E763];&quot;&quot;&quot; -TRACK &quot;&quot;&quot;;[.F763];&quot;&quot;&quot; -YEAR &quot;&quot;&quot;;[.H763];&quot;&quot;&quot; &quot;;[.K763];&quot;/&quot;;[.O763];&quot;.mp3&quot;)" office:value-type="string" office:string-value="-ALBUM &quot;&quot; -ARTIST &quot;&quot; -ID3V2TAG TCOM &quot;&quot; -GENRE &quot;&quot; -TITLE &quot;ZZZ&quot; -TRACK &quot;&quot; -YEAR &quot;&quot; 1/T762.mp3">
            <text:p>-ALBUM "" -ARTIST "" -ID3V2TAG TCOM "" -GENRE "" -TITLE "ZZZ" -TRACK "" -YEAR "" 1/T76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63]+1" office:value-type="float" office:value="763">
            <text:p>763</text:p>
          </table:table-cell>
          <table:table-cell table:style-name="ce3"/>
          <table:table-cell table:style-name="ce5" table:formula="of:=IF([.J764]=&quot;X&quot;;[.K763]+1;[.K763])" office:value-type="float" office:value="1">
            <text:p>1</text:p>
          </table:table-cell>
          <table:table-cell table:formula="of:=IF([.J764]=&quot;X&quot;;0;[.L763]+[.G763]+[.J764]/24/60/60)" office:value-type="time" office:time-value="PT00H09M20.304S">
            <text:p>00:09:20.30</text:p>
          </table:table-cell>
          <table:table-cell table:formula="of:=INT([.L764]*24*60)+MOD([.L764]*24*60*60;60)/100" office:value-type="float" office:value="9.20304">
            <text:p>9.203</text:p>
          </table:table-cell>
          <table:table-cell table:formula="of:=[.L764]*24*60*60+[.$N$1]*([.P764]-1)" office:value-type="float" office:value="179.304000000017">
            <text:p>179.304</text:p>
          </table:table-cell>
          <table:table-cell table:formula="of:=CONCATENATE(&quot;T&quot;;[.P764])" office:value-type="string" office:string-value="T763">
            <text:p>T763</text:p>
          </table:table-cell>
          <table:table-cell table:formula="of:=IF([.J764]=&quot;X&quot;;1;[.P763]+1)" office:value-type="float" office:value="763">
            <text:p>763</text:p>
          </table:table-cell>
          <table:table-cell table:style-name="ce7" table:formula="of:=CONCATENATE(&quot;mv &quot;;[.K764];&quot;^&quot;;[.O764];&quot;.wav &quot;&quot;rn^&quot;;[.$E764];&quot;~&quot;;[.$B764];&quot;~&quot;;[.$C764];&quot;~&quot;;[.$A764];&quot;~&quot;;[.$F764];&quot;~&quot;;[.$D764];&quot;.wav&quot;&quot;&quot;)" office:value-type="string" office:string-value="mv 1^T763.wav &quot;rn^ZZZ~~~~~.wav&quot;">
            <text:p>mv 1^T763.wav "rn^ZZZ~~~~~.wav"</text:p>
          </table:table-cell>
          <table:table-cell table:formula="of:=CONCATENATE(&quot;-ALBUM &quot;&quot;&quot;;[.A764];&quot;&quot;&quot; -ARTIST &quot;&quot;&quot;;[.B764];&quot;&quot;&quot; -ID3V2TAG TCOM &quot;&quot;&quot;;[.C764];&quot;&quot;&quot; -GENRE &quot;&quot;&quot;;[.D764];&quot;&quot;&quot; -TITLE &quot;&quot;&quot;;[.E764];&quot;&quot;&quot; -TRACK &quot;&quot;&quot;;[.F764];&quot;&quot;&quot; -YEAR &quot;&quot;&quot;;[.H764];&quot;&quot;&quot; &quot;;[.K764];&quot;/&quot;;[.O764];&quot;.mp3&quot;)" office:value-type="string" office:string-value="-ALBUM &quot;&quot; -ARTIST &quot;&quot; -ID3V2TAG TCOM &quot;&quot; -GENRE &quot;&quot; -TITLE &quot;ZZZ&quot; -TRACK &quot;&quot; -YEAR &quot;&quot; 1/T763.mp3">
            <text:p>-ALBUM "" -ARTIST "" -ID3V2TAG TCOM "" -GENRE "" -TITLE "ZZZ" -TRACK "" -YEAR "" 1/T76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64]+1" office:value-type="float" office:value="764">
            <text:p>764</text:p>
          </table:table-cell>
          <table:table-cell table:style-name="ce3"/>
          <table:table-cell table:style-name="ce5" table:formula="of:=IF([.J765]=&quot;X&quot;;[.K764]+1;[.K764])" office:value-type="float" office:value="1">
            <text:p>1</text:p>
          </table:table-cell>
          <table:table-cell table:formula="of:=IF([.J765]=&quot;X&quot;;0;[.L764]+[.G764]+[.J765]/24/60/60)" office:value-type="time" office:time-value="PT00H09M20.304S">
            <text:p>00:09:20.30</text:p>
          </table:table-cell>
          <table:table-cell table:formula="of:=INT([.L765]*24*60)+MOD([.L765]*24*60*60;60)/100" office:value-type="float" office:value="9.20304">
            <text:p>9.203</text:p>
          </table:table-cell>
          <table:table-cell table:formula="of:=[.L765]*24*60*60+[.$N$1]*([.P765]-1)" office:value-type="float" office:value="178.804000000017">
            <text:p>178.804</text:p>
          </table:table-cell>
          <table:table-cell table:formula="of:=CONCATENATE(&quot;T&quot;;[.P765])" office:value-type="string" office:string-value="T764">
            <text:p>T764</text:p>
          </table:table-cell>
          <table:table-cell table:formula="of:=IF([.J765]=&quot;X&quot;;1;[.P764]+1)" office:value-type="float" office:value="764">
            <text:p>764</text:p>
          </table:table-cell>
          <table:table-cell table:style-name="ce7" table:formula="of:=CONCATENATE(&quot;mv &quot;;[.K765];&quot;^&quot;;[.O765];&quot;.wav &quot;&quot;rn^&quot;;[.$E765];&quot;~&quot;;[.$B765];&quot;~&quot;;[.$C765];&quot;~&quot;;[.$A765];&quot;~&quot;;[.$F765];&quot;~&quot;;[.$D765];&quot;.wav&quot;&quot;&quot;)" office:value-type="string" office:string-value="mv 1^T764.wav &quot;rn^ZZZ~~~~~.wav&quot;">
            <text:p>mv 1^T764.wav "rn^ZZZ~~~~~.wav"</text:p>
          </table:table-cell>
          <table:table-cell table:formula="of:=CONCATENATE(&quot;-ALBUM &quot;&quot;&quot;;[.A765];&quot;&quot;&quot; -ARTIST &quot;&quot;&quot;;[.B765];&quot;&quot;&quot; -ID3V2TAG TCOM &quot;&quot;&quot;;[.C765];&quot;&quot;&quot; -GENRE &quot;&quot;&quot;;[.D765];&quot;&quot;&quot; -TITLE &quot;&quot;&quot;;[.E765];&quot;&quot;&quot; -TRACK &quot;&quot;&quot;;[.F765];&quot;&quot;&quot; -YEAR &quot;&quot;&quot;;[.H765];&quot;&quot;&quot; &quot;;[.K765];&quot;/&quot;;[.O765];&quot;.mp3&quot;)" office:value-type="string" office:string-value="-ALBUM &quot;&quot; -ARTIST &quot;&quot; -ID3V2TAG TCOM &quot;&quot; -GENRE &quot;&quot; -TITLE &quot;ZZZ&quot; -TRACK &quot;&quot; -YEAR &quot;&quot; 1/T764.mp3">
            <text:p>-ALBUM "" -ARTIST "" -ID3V2TAG TCOM "" -GENRE "" -TITLE "ZZZ" -TRACK "" -YEAR "" 1/T76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65]+1" office:value-type="float" office:value="765">
            <text:p>765</text:p>
          </table:table-cell>
          <table:table-cell table:style-name="ce3"/>
          <table:table-cell table:style-name="ce5" table:formula="of:=IF([.J766]=&quot;X&quot;;[.K765]+1;[.K765])" office:value-type="float" office:value="1">
            <text:p>1</text:p>
          </table:table-cell>
          <table:table-cell table:formula="of:=IF([.J766]=&quot;X&quot;;0;[.L765]+[.G765]+[.J766]/24/60/60)" office:value-type="time" office:time-value="PT00H09M20.304S">
            <text:p>00:09:20.30</text:p>
          </table:table-cell>
          <table:table-cell table:formula="of:=INT([.L766]*24*60)+MOD([.L766]*24*60*60;60)/100" office:value-type="float" office:value="9.20304">
            <text:p>9.203</text:p>
          </table:table-cell>
          <table:table-cell table:formula="of:=[.L766]*24*60*60+[.$N$1]*([.P766]-1)" office:value-type="float" office:value="178.304000000017">
            <text:p>178.304</text:p>
          </table:table-cell>
          <table:table-cell table:formula="of:=CONCATENATE(&quot;T&quot;;[.P766])" office:value-type="string" office:string-value="T765">
            <text:p>T765</text:p>
          </table:table-cell>
          <table:table-cell table:formula="of:=IF([.J766]=&quot;X&quot;;1;[.P765]+1)" office:value-type="float" office:value="765">
            <text:p>765</text:p>
          </table:table-cell>
          <table:table-cell table:style-name="ce7" table:formula="of:=CONCATENATE(&quot;mv &quot;;[.K766];&quot;^&quot;;[.O766];&quot;.wav &quot;&quot;rn^&quot;;[.$E766];&quot;~&quot;;[.$B766];&quot;~&quot;;[.$C766];&quot;~&quot;;[.$A766];&quot;~&quot;;[.$F766];&quot;~&quot;;[.$D766];&quot;.wav&quot;&quot;&quot;)" office:value-type="string" office:string-value="mv 1^T765.wav &quot;rn^ZZZ~~~~~.wav&quot;">
            <text:p>mv 1^T765.wav "rn^ZZZ~~~~~.wav"</text:p>
          </table:table-cell>
          <table:table-cell table:formula="of:=CONCATENATE(&quot;-ALBUM &quot;&quot;&quot;;[.A766];&quot;&quot;&quot; -ARTIST &quot;&quot;&quot;;[.B766];&quot;&quot;&quot; -ID3V2TAG TCOM &quot;&quot;&quot;;[.C766];&quot;&quot;&quot; -GENRE &quot;&quot;&quot;;[.D766];&quot;&quot;&quot; -TITLE &quot;&quot;&quot;;[.E766];&quot;&quot;&quot; -TRACK &quot;&quot;&quot;;[.F766];&quot;&quot;&quot; -YEAR &quot;&quot;&quot;;[.H766];&quot;&quot;&quot; &quot;;[.K766];&quot;/&quot;;[.O766];&quot;.mp3&quot;)" office:value-type="string" office:string-value="-ALBUM &quot;&quot; -ARTIST &quot;&quot; -ID3V2TAG TCOM &quot;&quot; -GENRE &quot;&quot; -TITLE &quot;ZZZ&quot; -TRACK &quot;&quot; -YEAR &quot;&quot; 1/T765.mp3">
            <text:p>-ALBUM "" -ARTIST "" -ID3V2TAG TCOM "" -GENRE "" -TITLE "ZZZ" -TRACK "" -YEAR "" 1/T76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66]+1" office:value-type="float" office:value="766">
            <text:p>766</text:p>
          </table:table-cell>
          <table:table-cell table:style-name="ce3"/>
          <table:table-cell table:style-name="ce5" table:formula="of:=IF([.J767]=&quot;X&quot;;[.K766]+1;[.K766])" office:value-type="float" office:value="1">
            <text:p>1</text:p>
          </table:table-cell>
          <table:table-cell table:formula="of:=IF([.J767]=&quot;X&quot;;0;[.L766]+[.G766]+[.J767]/24/60/60)" office:value-type="time" office:time-value="PT00H09M20.304S">
            <text:p>00:09:20.30</text:p>
          </table:table-cell>
          <table:table-cell table:formula="of:=INT([.L767]*24*60)+MOD([.L767]*24*60*60;60)/100" office:value-type="float" office:value="9.20304">
            <text:p>9.203</text:p>
          </table:table-cell>
          <table:table-cell table:formula="of:=[.L767]*24*60*60+[.$N$1]*([.P767]-1)" office:value-type="float" office:value="177.804000000017">
            <text:p>177.804</text:p>
          </table:table-cell>
          <table:table-cell table:formula="of:=CONCATENATE(&quot;T&quot;;[.P767])" office:value-type="string" office:string-value="T766">
            <text:p>T766</text:p>
          </table:table-cell>
          <table:table-cell table:formula="of:=IF([.J767]=&quot;X&quot;;1;[.P766]+1)" office:value-type="float" office:value="766">
            <text:p>766</text:p>
          </table:table-cell>
          <table:table-cell table:style-name="ce7" table:formula="of:=CONCATENATE(&quot;mv &quot;;[.K767];&quot;^&quot;;[.O767];&quot;.wav &quot;&quot;rn^&quot;;[.$E767];&quot;~&quot;;[.$B767];&quot;~&quot;;[.$C767];&quot;~&quot;;[.$A767];&quot;~&quot;;[.$F767];&quot;~&quot;;[.$D767];&quot;.wav&quot;&quot;&quot;)" office:value-type="string" office:string-value="mv 1^T766.wav &quot;rn^ZZZ~~~~~.wav&quot;">
            <text:p>mv 1^T766.wav "rn^ZZZ~~~~~.wav"</text:p>
          </table:table-cell>
          <table:table-cell table:formula="of:=CONCATENATE(&quot;-ALBUM &quot;&quot;&quot;;[.A767];&quot;&quot;&quot; -ARTIST &quot;&quot;&quot;;[.B767];&quot;&quot;&quot; -ID3V2TAG TCOM &quot;&quot;&quot;;[.C767];&quot;&quot;&quot; -GENRE &quot;&quot;&quot;;[.D767];&quot;&quot;&quot; -TITLE &quot;&quot;&quot;;[.E767];&quot;&quot;&quot; -TRACK &quot;&quot;&quot;;[.F767];&quot;&quot;&quot; -YEAR &quot;&quot;&quot;;[.H767];&quot;&quot;&quot; &quot;;[.K767];&quot;/&quot;;[.O767];&quot;.mp3&quot;)" office:value-type="string" office:string-value="-ALBUM &quot;&quot; -ARTIST &quot;&quot; -ID3V2TAG TCOM &quot;&quot; -GENRE &quot;&quot; -TITLE &quot;ZZZ&quot; -TRACK &quot;&quot; -YEAR &quot;&quot; 1/T766.mp3">
            <text:p>-ALBUM "" -ARTIST "" -ID3V2TAG TCOM "" -GENRE "" -TITLE "ZZZ" -TRACK "" -YEAR "" 1/T76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67]+1" office:value-type="float" office:value="767">
            <text:p>767</text:p>
          </table:table-cell>
          <table:table-cell table:style-name="ce3"/>
          <table:table-cell table:style-name="ce5" table:formula="of:=IF([.J768]=&quot;X&quot;;[.K767]+1;[.K767])" office:value-type="float" office:value="1">
            <text:p>1</text:p>
          </table:table-cell>
          <table:table-cell table:formula="of:=IF([.J768]=&quot;X&quot;;0;[.L767]+[.G767]+[.J768]/24/60/60)" office:value-type="time" office:time-value="PT00H09M20.304S">
            <text:p>00:09:20.30</text:p>
          </table:table-cell>
          <table:table-cell table:formula="of:=INT([.L768]*24*60)+MOD([.L768]*24*60*60;60)/100" office:value-type="float" office:value="9.20304">
            <text:p>9.203</text:p>
          </table:table-cell>
          <table:table-cell table:formula="of:=[.L768]*24*60*60+[.$N$1]*([.P768]-1)" office:value-type="float" office:value="177.304000000017">
            <text:p>177.304</text:p>
          </table:table-cell>
          <table:table-cell table:formula="of:=CONCATENATE(&quot;T&quot;;[.P768])" office:value-type="string" office:string-value="T767">
            <text:p>T767</text:p>
          </table:table-cell>
          <table:table-cell table:formula="of:=IF([.J768]=&quot;X&quot;;1;[.P767]+1)" office:value-type="float" office:value="767">
            <text:p>767</text:p>
          </table:table-cell>
          <table:table-cell table:style-name="ce7" table:formula="of:=CONCATENATE(&quot;mv &quot;;[.K768];&quot;^&quot;;[.O768];&quot;.wav &quot;&quot;rn^&quot;;[.$E768];&quot;~&quot;;[.$B768];&quot;~&quot;;[.$C768];&quot;~&quot;;[.$A768];&quot;~&quot;;[.$F768];&quot;~&quot;;[.$D768];&quot;.wav&quot;&quot;&quot;)" office:value-type="string" office:string-value="mv 1^T767.wav &quot;rn^ZZZ~~~~~.wav&quot;">
            <text:p>mv 1^T767.wav "rn^ZZZ~~~~~.wav"</text:p>
          </table:table-cell>
          <table:table-cell table:formula="of:=CONCATENATE(&quot;-ALBUM &quot;&quot;&quot;;[.A768];&quot;&quot;&quot; -ARTIST &quot;&quot;&quot;;[.B768];&quot;&quot;&quot; -ID3V2TAG TCOM &quot;&quot;&quot;;[.C768];&quot;&quot;&quot; -GENRE &quot;&quot;&quot;;[.D768];&quot;&quot;&quot; -TITLE &quot;&quot;&quot;;[.E768];&quot;&quot;&quot; -TRACK &quot;&quot;&quot;;[.F768];&quot;&quot;&quot; -YEAR &quot;&quot;&quot;;[.H768];&quot;&quot;&quot; &quot;;[.K768];&quot;/&quot;;[.O768];&quot;.mp3&quot;)" office:value-type="string" office:string-value="-ALBUM &quot;&quot; -ARTIST &quot;&quot; -ID3V2TAG TCOM &quot;&quot; -GENRE &quot;&quot; -TITLE &quot;ZZZ&quot; -TRACK &quot;&quot; -YEAR &quot;&quot; 1/T767.mp3">
            <text:p>-ALBUM "" -ARTIST "" -ID3V2TAG TCOM "" -GENRE "" -TITLE "ZZZ" -TRACK "" -YEAR "" 1/T76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68]+1" office:value-type="float" office:value="768">
            <text:p>768</text:p>
          </table:table-cell>
          <table:table-cell table:style-name="ce3"/>
          <table:table-cell table:style-name="ce5" table:formula="of:=IF([.J769]=&quot;X&quot;;[.K768]+1;[.K768])" office:value-type="float" office:value="1">
            <text:p>1</text:p>
          </table:table-cell>
          <table:table-cell table:formula="of:=IF([.J769]=&quot;X&quot;;0;[.L768]+[.G768]+[.J769]/24/60/60)" office:value-type="time" office:time-value="PT00H09M20.304S">
            <text:p>00:09:20.30</text:p>
          </table:table-cell>
          <table:table-cell table:formula="of:=INT([.L769]*24*60)+MOD([.L769]*24*60*60;60)/100" office:value-type="float" office:value="9.20304">
            <text:p>9.203</text:p>
          </table:table-cell>
          <table:table-cell table:formula="of:=[.L769]*24*60*60+[.$N$1]*([.P769]-1)" office:value-type="float" office:value="176.804000000017">
            <text:p>176.804</text:p>
          </table:table-cell>
          <table:table-cell table:formula="of:=CONCATENATE(&quot;T&quot;;[.P769])" office:value-type="string" office:string-value="T768">
            <text:p>T768</text:p>
          </table:table-cell>
          <table:table-cell table:formula="of:=IF([.J769]=&quot;X&quot;;1;[.P768]+1)" office:value-type="float" office:value="768">
            <text:p>768</text:p>
          </table:table-cell>
          <table:table-cell table:style-name="ce7" table:formula="of:=CONCATENATE(&quot;mv &quot;;[.K769];&quot;^&quot;;[.O769];&quot;.wav &quot;&quot;rn^&quot;;[.$E769];&quot;~&quot;;[.$B769];&quot;~&quot;;[.$C769];&quot;~&quot;;[.$A769];&quot;~&quot;;[.$F769];&quot;~&quot;;[.$D769];&quot;.wav&quot;&quot;&quot;)" office:value-type="string" office:string-value="mv 1^T768.wav &quot;rn^ZZZ~~~~~.wav&quot;">
            <text:p>mv 1^T768.wav "rn^ZZZ~~~~~.wav"</text:p>
          </table:table-cell>
          <table:table-cell table:formula="of:=CONCATENATE(&quot;-ALBUM &quot;&quot;&quot;;[.A769];&quot;&quot;&quot; -ARTIST &quot;&quot;&quot;;[.B769];&quot;&quot;&quot; -ID3V2TAG TCOM &quot;&quot;&quot;;[.C769];&quot;&quot;&quot; -GENRE &quot;&quot;&quot;;[.D769];&quot;&quot;&quot; -TITLE &quot;&quot;&quot;;[.E769];&quot;&quot;&quot; -TRACK &quot;&quot;&quot;;[.F769];&quot;&quot;&quot; -YEAR &quot;&quot;&quot;;[.H769];&quot;&quot;&quot; &quot;;[.K769];&quot;/&quot;;[.O769];&quot;.mp3&quot;)" office:value-type="string" office:string-value="-ALBUM &quot;&quot; -ARTIST &quot;&quot; -ID3V2TAG TCOM &quot;&quot; -GENRE &quot;&quot; -TITLE &quot;ZZZ&quot; -TRACK &quot;&quot; -YEAR &quot;&quot; 1/T768.mp3">
            <text:p>-ALBUM "" -ARTIST "" -ID3V2TAG TCOM "" -GENRE "" -TITLE "ZZZ" -TRACK "" -YEAR "" 1/T76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69]+1" office:value-type="float" office:value="769">
            <text:p>769</text:p>
          </table:table-cell>
          <table:table-cell table:style-name="ce3"/>
          <table:table-cell table:style-name="ce5" table:formula="of:=IF([.J770]=&quot;X&quot;;[.K769]+1;[.K769])" office:value-type="float" office:value="1">
            <text:p>1</text:p>
          </table:table-cell>
          <table:table-cell table:formula="of:=IF([.J770]=&quot;X&quot;;0;[.L769]+[.G769]+[.J770]/24/60/60)" office:value-type="time" office:time-value="PT00H09M20.304S">
            <text:p>00:09:20.30</text:p>
          </table:table-cell>
          <table:table-cell table:formula="of:=INT([.L770]*24*60)+MOD([.L770]*24*60*60;60)/100" office:value-type="float" office:value="9.20304">
            <text:p>9.203</text:p>
          </table:table-cell>
          <table:table-cell table:formula="of:=[.L770]*24*60*60+[.$N$1]*([.P770]-1)" office:value-type="float" office:value="176.304000000017">
            <text:p>176.304</text:p>
          </table:table-cell>
          <table:table-cell table:formula="of:=CONCATENATE(&quot;T&quot;;[.P770])" office:value-type="string" office:string-value="T769">
            <text:p>T769</text:p>
          </table:table-cell>
          <table:table-cell table:formula="of:=IF([.J770]=&quot;X&quot;;1;[.P769]+1)" office:value-type="float" office:value="769">
            <text:p>769</text:p>
          </table:table-cell>
          <table:table-cell table:style-name="ce7" table:formula="of:=CONCATENATE(&quot;mv &quot;;[.K770];&quot;^&quot;;[.O770];&quot;.wav &quot;&quot;rn^&quot;;[.$E770];&quot;~&quot;;[.$B770];&quot;~&quot;;[.$C770];&quot;~&quot;;[.$A770];&quot;~&quot;;[.$F770];&quot;~&quot;;[.$D770];&quot;.wav&quot;&quot;&quot;)" office:value-type="string" office:string-value="mv 1^T769.wav &quot;rn^ZZZ~~~~~.wav&quot;">
            <text:p>mv 1^T769.wav "rn^ZZZ~~~~~.wav"</text:p>
          </table:table-cell>
          <table:table-cell table:formula="of:=CONCATENATE(&quot;-ALBUM &quot;&quot;&quot;;[.A770];&quot;&quot;&quot; -ARTIST &quot;&quot;&quot;;[.B770];&quot;&quot;&quot; -ID3V2TAG TCOM &quot;&quot;&quot;;[.C770];&quot;&quot;&quot; -GENRE &quot;&quot;&quot;;[.D770];&quot;&quot;&quot; -TITLE &quot;&quot;&quot;;[.E770];&quot;&quot;&quot; -TRACK &quot;&quot;&quot;;[.F770];&quot;&quot;&quot; -YEAR &quot;&quot;&quot;;[.H770];&quot;&quot;&quot; &quot;;[.K770];&quot;/&quot;;[.O770];&quot;.mp3&quot;)" office:value-type="string" office:string-value="-ALBUM &quot;&quot; -ARTIST &quot;&quot; -ID3V2TAG TCOM &quot;&quot; -GENRE &quot;&quot; -TITLE &quot;ZZZ&quot; -TRACK &quot;&quot; -YEAR &quot;&quot; 1/T769.mp3">
            <text:p>-ALBUM "" -ARTIST "" -ID3V2TAG TCOM "" -GENRE "" -TITLE "ZZZ" -TRACK "" -YEAR "" 1/T76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70]+1" office:value-type="float" office:value="770">
            <text:p>770</text:p>
          </table:table-cell>
          <table:table-cell table:style-name="ce3"/>
          <table:table-cell table:style-name="ce5" table:formula="of:=IF([.J771]=&quot;X&quot;;[.K770]+1;[.K770])" office:value-type="float" office:value="1">
            <text:p>1</text:p>
          </table:table-cell>
          <table:table-cell table:formula="of:=IF([.J771]=&quot;X&quot;;0;[.L770]+[.G770]+[.J771]/24/60/60)" office:value-type="time" office:time-value="PT00H09M20.304S">
            <text:p>00:09:20.30</text:p>
          </table:table-cell>
          <table:table-cell table:formula="of:=INT([.L771]*24*60)+MOD([.L771]*24*60*60;60)/100" office:value-type="float" office:value="9.20304">
            <text:p>9.203</text:p>
          </table:table-cell>
          <table:table-cell table:formula="of:=[.L771]*24*60*60+[.$N$1]*([.P771]-1)" office:value-type="float" office:value="175.804000000017">
            <text:p>175.804</text:p>
          </table:table-cell>
          <table:table-cell table:formula="of:=CONCATENATE(&quot;T&quot;;[.P771])" office:value-type="string" office:string-value="T770">
            <text:p>T770</text:p>
          </table:table-cell>
          <table:table-cell table:formula="of:=IF([.J771]=&quot;X&quot;;1;[.P770]+1)" office:value-type="float" office:value="770">
            <text:p>770</text:p>
          </table:table-cell>
          <table:table-cell table:style-name="ce7" table:formula="of:=CONCATENATE(&quot;mv &quot;;[.K771];&quot;^&quot;;[.O771];&quot;.wav &quot;&quot;rn^&quot;;[.$E771];&quot;~&quot;;[.$B771];&quot;~&quot;;[.$C771];&quot;~&quot;;[.$A771];&quot;~&quot;;[.$F771];&quot;~&quot;;[.$D771];&quot;.wav&quot;&quot;&quot;)" office:value-type="string" office:string-value="mv 1^T770.wav &quot;rn^ZZZ~~~~~.wav&quot;">
            <text:p>mv 1^T770.wav "rn^ZZZ~~~~~.wav"</text:p>
          </table:table-cell>
          <table:table-cell table:formula="of:=CONCATENATE(&quot;-ALBUM &quot;&quot;&quot;;[.A771];&quot;&quot;&quot; -ARTIST &quot;&quot;&quot;;[.B771];&quot;&quot;&quot; -ID3V2TAG TCOM &quot;&quot;&quot;;[.C771];&quot;&quot;&quot; -GENRE &quot;&quot;&quot;;[.D771];&quot;&quot;&quot; -TITLE &quot;&quot;&quot;;[.E771];&quot;&quot;&quot; -TRACK &quot;&quot;&quot;;[.F771];&quot;&quot;&quot; -YEAR &quot;&quot;&quot;;[.H771];&quot;&quot;&quot; &quot;;[.K771];&quot;/&quot;;[.O771];&quot;.mp3&quot;)" office:value-type="string" office:string-value="-ALBUM &quot;&quot; -ARTIST &quot;&quot; -ID3V2TAG TCOM &quot;&quot; -GENRE &quot;&quot; -TITLE &quot;ZZZ&quot; -TRACK &quot;&quot; -YEAR &quot;&quot; 1/T770.mp3">
            <text:p>-ALBUM "" -ARTIST "" -ID3V2TAG TCOM "" -GENRE "" -TITLE "ZZZ" -TRACK "" -YEAR "" 1/T77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71]+1" office:value-type="float" office:value="771">
            <text:p>771</text:p>
          </table:table-cell>
          <table:table-cell table:style-name="ce3"/>
          <table:table-cell table:style-name="ce5" table:formula="of:=IF([.J772]=&quot;X&quot;;[.K771]+1;[.K771])" office:value-type="float" office:value="1">
            <text:p>1</text:p>
          </table:table-cell>
          <table:table-cell table:formula="of:=IF([.J772]=&quot;X&quot;;0;[.L771]+[.G771]+[.J772]/24/60/60)" office:value-type="time" office:time-value="PT00H09M20.304S">
            <text:p>00:09:20.30</text:p>
          </table:table-cell>
          <table:table-cell table:formula="of:=INT([.L772]*24*60)+MOD([.L772]*24*60*60;60)/100" office:value-type="float" office:value="9.20304">
            <text:p>9.203</text:p>
          </table:table-cell>
          <table:table-cell table:formula="of:=[.L772]*24*60*60+[.$N$1]*([.P772]-1)" office:value-type="float" office:value="175.304000000017">
            <text:p>175.304</text:p>
          </table:table-cell>
          <table:table-cell table:formula="of:=CONCATENATE(&quot;T&quot;;[.P772])" office:value-type="string" office:string-value="T771">
            <text:p>T771</text:p>
          </table:table-cell>
          <table:table-cell table:formula="of:=IF([.J772]=&quot;X&quot;;1;[.P771]+1)" office:value-type="float" office:value="771">
            <text:p>771</text:p>
          </table:table-cell>
          <table:table-cell table:style-name="ce7" table:formula="of:=CONCATENATE(&quot;mv &quot;;[.K772];&quot;^&quot;;[.O772];&quot;.wav &quot;&quot;rn^&quot;;[.$E772];&quot;~&quot;;[.$B772];&quot;~&quot;;[.$C772];&quot;~&quot;;[.$A772];&quot;~&quot;;[.$F772];&quot;~&quot;;[.$D772];&quot;.wav&quot;&quot;&quot;)" office:value-type="string" office:string-value="mv 1^T771.wav &quot;rn^ZZZ~~~~~.wav&quot;">
            <text:p>mv 1^T771.wav "rn^ZZZ~~~~~.wav"</text:p>
          </table:table-cell>
          <table:table-cell table:formula="of:=CONCATENATE(&quot;-ALBUM &quot;&quot;&quot;;[.A772];&quot;&quot;&quot; -ARTIST &quot;&quot;&quot;;[.B772];&quot;&quot;&quot; -ID3V2TAG TCOM &quot;&quot;&quot;;[.C772];&quot;&quot;&quot; -GENRE &quot;&quot;&quot;;[.D772];&quot;&quot;&quot; -TITLE &quot;&quot;&quot;;[.E772];&quot;&quot;&quot; -TRACK &quot;&quot;&quot;;[.F772];&quot;&quot;&quot; -YEAR &quot;&quot;&quot;;[.H772];&quot;&quot;&quot; &quot;;[.K772];&quot;/&quot;;[.O772];&quot;.mp3&quot;)" office:value-type="string" office:string-value="-ALBUM &quot;&quot; -ARTIST &quot;&quot; -ID3V2TAG TCOM &quot;&quot; -GENRE &quot;&quot; -TITLE &quot;ZZZ&quot; -TRACK &quot;&quot; -YEAR &quot;&quot; 1/T771.mp3">
            <text:p>-ALBUM "" -ARTIST "" -ID3V2TAG TCOM "" -GENRE "" -TITLE "ZZZ" -TRACK "" -YEAR "" 1/T77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72]+1" office:value-type="float" office:value="772">
            <text:p>772</text:p>
          </table:table-cell>
          <table:table-cell table:style-name="ce3"/>
          <table:table-cell table:style-name="ce5" table:formula="of:=IF([.J773]=&quot;X&quot;;[.K772]+1;[.K772])" office:value-type="float" office:value="1">
            <text:p>1</text:p>
          </table:table-cell>
          <table:table-cell table:formula="of:=IF([.J773]=&quot;X&quot;;0;[.L772]+[.G772]+[.J773]/24/60/60)" office:value-type="time" office:time-value="PT00H09M20.304S">
            <text:p>00:09:20.30</text:p>
          </table:table-cell>
          <table:table-cell table:formula="of:=INT([.L773]*24*60)+MOD([.L773]*24*60*60;60)/100" office:value-type="float" office:value="9.20304">
            <text:p>9.203</text:p>
          </table:table-cell>
          <table:table-cell table:formula="of:=[.L773]*24*60*60+[.$N$1]*([.P773]-1)" office:value-type="float" office:value="174.804000000017">
            <text:p>174.804</text:p>
          </table:table-cell>
          <table:table-cell table:formula="of:=CONCATENATE(&quot;T&quot;;[.P773])" office:value-type="string" office:string-value="T772">
            <text:p>T772</text:p>
          </table:table-cell>
          <table:table-cell table:formula="of:=IF([.J773]=&quot;X&quot;;1;[.P772]+1)" office:value-type="float" office:value="772">
            <text:p>772</text:p>
          </table:table-cell>
          <table:table-cell table:style-name="ce7" table:formula="of:=CONCATENATE(&quot;mv &quot;;[.K773];&quot;^&quot;;[.O773];&quot;.wav &quot;&quot;rn^&quot;;[.$E773];&quot;~&quot;;[.$B773];&quot;~&quot;;[.$C773];&quot;~&quot;;[.$A773];&quot;~&quot;;[.$F773];&quot;~&quot;;[.$D773];&quot;.wav&quot;&quot;&quot;)" office:value-type="string" office:string-value="mv 1^T772.wav &quot;rn^ZZZ~~~~~.wav&quot;">
            <text:p>mv 1^T772.wav "rn^ZZZ~~~~~.wav"</text:p>
          </table:table-cell>
          <table:table-cell table:formula="of:=CONCATENATE(&quot;-ALBUM &quot;&quot;&quot;;[.A773];&quot;&quot;&quot; -ARTIST &quot;&quot;&quot;;[.B773];&quot;&quot;&quot; -ID3V2TAG TCOM &quot;&quot;&quot;;[.C773];&quot;&quot;&quot; -GENRE &quot;&quot;&quot;;[.D773];&quot;&quot;&quot; -TITLE &quot;&quot;&quot;;[.E773];&quot;&quot;&quot; -TRACK &quot;&quot;&quot;;[.F773];&quot;&quot;&quot; -YEAR &quot;&quot;&quot;;[.H773];&quot;&quot;&quot; &quot;;[.K773];&quot;/&quot;;[.O773];&quot;.mp3&quot;)" office:value-type="string" office:string-value="-ALBUM &quot;&quot; -ARTIST &quot;&quot; -ID3V2TAG TCOM &quot;&quot; -GENRE &quot;&quot; -TITLE &quot;ZZZ&quot; -TRACK &quot;&quot; -YEAR &quot;&quot; 1/T772.mp3">
            <text:p>-ALBUM "" -ARTIST "" -ID3V2TAG TCOM "" -GENRE "" -TITLE "ZZZ" -TRACK "" -YEAR "" 1/T77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73]+1" office:value-type="float" office:value="773">
            <text:p>773</text:p>
          </table:table-cell>
          <table:table-cell table:style-name="ce3"/>
          <table:table-cell table:style-name="ce5" table:formula="of:=IF([.J774]=&quot;X&quot;;[.K773]+1;[.K773])" office:value-type="float" office:value="1">
            <text:p>1</text:p>
          </table:table-cell>
          <table:table-cell table:formula="of:=IF([.J774]=&quot;X&quot;;0;[.L773]+[.G773]+[.J774]/24/60/60)" office:value-type="time" office:time-value="PT00H09M20.304S">
            <text:p>00:09:20.30</text:p>
          </table:table-cell>
          <table:table-cell table:formula="of:=INT([.L774]*24*60)+MOD([.L774]*24*60*60;60)/100" office:value-type="float" office:value="9.20304">
            <text:p>9.203</text:p>
          </table:table-cell>
          <table:table-cell table:formula="of:=[.L774]*24*60*60+[.$N$1]*([.P774]-1)" office:value-type="float" office:value="174.304000000017">
            <text:p>174.304</text:p>
          </table:table-cell>
          <table:table-cell table:formula="of:=CONCATENATE(&quot;T&quot;;[.P774])" office:value-type="string" office:string-value="T773">
            <text:p>T773</text:p>
          </table:table-cell>
          <table:table-cell table:formula="of:=IF([.J774]=&quot;X&quot;;1;[.P773]+1)" office:value-type="float" office:value="773">
            <text:p>773</text:p>
          </table:table-cell>
          <table:table-cell table:style-name="ce7" table:formula="of:=CONCATENATE(&quot;mv &quot;;[.K774];&quot;^&quot;;[.O774];&quot;.wav &quot;&quot;rn^&quot;;[.$E774];&quot;~&quot;;[.$B774];&quot;~&quot;;[.$C774];&quot;~&quot;;[.$A774];&quot;~&quot;;[.$F774];&quot;~&quot;;[.$D774];&quot;.wav&quot;&quot;&quot;)" office:value-type="string" office:string-value="mv 1^T773.wav &quot;rn^ZZZ~~~~~.wav&quot;">
            <text:p>mv 1^T773.wav "rn^ZZZ~~~~~.wav"</text:p>
          </table:table-cell>
          <table:table-cell table:formula="of:=CONCATENATE(&quot;-ALBUM &quot;&quot;&quot;;[.A774];&quot;&quot;&quot; -ARTIST &quot;&quot;&quot;;[.B774];&quot;&quot;&quot; -ID3V2TAG TCOM &quot;&quot;&quot;;[.C774];&quot;&quot;&quot; -GENRE &quot;&quot;&quot;;[.D774];&quot;&quot;&quot; -TITLE &quot;&quot;&quot;;[.E774];&quot;&quot;&quot; -TRACK &quot;&quot;&quot;;[.F774];&quot;&quot;&quot; -YEAR &quot;&quot;&quot;;[.H774];&quot;&quot;&quot; &quot;;[.K774];&quot;/&quot;;[.O774];&quot;.mp3&quot;)" office:value-type="string" office:string-value="-ALBUM &quot;&quot; -ARTIST &quot;&quot; -ID3V2TAG TCOM &quot;&quot; -GENRE &quot;&quot; -TITLE &quot;ZZZ&quot; -TRACK &quot;&quot; -YEAR &quot;&quot; 1/T773.mp3">
            <text:p>-ALBUM "" -ARTIST "" -ID3V2TAG TCOM "" -GENRE "" -TITLE "ZZZ" -TRACK "" -YEAR "" 1/T77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74]+1" office:value-type="float" office:value="774">
            <text:p>774</text:p>
          </table:table-cell>
          <table:table-cell table:style-name="ce3"/>
          <table:table-cell table:style-name="ce5" table:formula="of:=IF([.J775]=&quot;X&quot;;[.K774]+1;[.K774])" office:value-type="float" office:value="1">
            <text:p>1</text:p>
          </table:table-cell>
          <table:table-cell table:formula="of:=IF([.J775]=&quot;X&quot;;0;[.L774]+[.G774]+[.J775]/24/60/60)" office:value-type="time" office:time-value="PT00H09M20.304S">
            <text:p>00:09:20.30</text:p>
          </table:table-cell>
          <table:table-cell table:formula="of:=INT([.L775]*24*60)+MOD([.L775]*24*60*60;60)/100" office:value-type="float" office:value="9.20304">
            <text:p>9.203</text:p>
          </table:table-cell>
          <table:table-cell table:formula="of:=[.L775]*24*60*60+[.$N$1]*([.P775]-1)" office:value-type="float" office:value="173.804000000017">
            <text:p>173.804</text:p>
          </table:table-cell>
          <table:table-cell table:formula="of:=CONCATENATE(&quot;T&quot;;[.P775])" office:value-type="string" office:string-value="T774">
            <text:p>T774</text:p>
          </table:table-cell>
          <table:table-cell table:formula="of:=IF([.J775]=&quot;X&quot;;1;[.P774]+1)" office:value-type="float" office:value="774">
            <text:p>774</text:p>
          </table:table-cell>
          <table:table-cell table:style-name="ce7" table:formula="of:=CONCATENATE(&quot;mv &quot;;[.K775];&quot;^&quot;;[.O775];&quot;.wav &quot;&quot;rn^&quot;;[.$E775];&quot;~&quot;;[.$B775];&quot;~&quot;;[.$C775];&quot;~&quot;;[.$A775];&quot;~&quot;;[.$F775];&quot;~&quot;;[.$D775];&quot;.wav&quot;&quot;&quot;)" office:value-type="string" office:string-value="mv 1^T774.wav &quot;rn^ZZZ~~~~~.wav&quot;">
            <text:p>mv 1^T774.wav "rn^ZZZ~~~~~.wav"</text:p>
          </table:table-cell>
          <table:table-cell table:formula="of:=CONCATENATE(&quot;-ALBUM &quot;&quot;&quot;;[.A775];&quot;&quot;&quot; -ARTIST &quot;&quot;&quot;;[.B775];&quot;&quot;&quot; -ID3V2TAG TCOM &quot;&quot;&quot;;[.C775];&quot;&quot;&quot; -GENRE &quot;&quot;&quot;;[.D775];&quot;&quot;&quot; -TITLE &quot;&quot;&quot;;[.E775];&quot;&quot;&quot; -TRACK &quot;&quot;&quot;;[.F775];&quot;&quot;&quot; -YEAR &quot;&quot;&quot;;[.H775];&quot;&quot;&quot; &quot;;[.K775];&quot;/&quot;;[.O775];&quot;.mp3&quot;)" office:value-type="string" office:string-value="-ALBUM &quot;&quot; -ARTIST &quot;&quot; -ID3V2TAG TCOM &quot;&quot; -GENRE &quot;&quot; -TITLE &quot;ZZZ&quot; -TRACK &quot;&quot; -YEAR &quot;&quot; 1/T774.mp3">
            <text:p>-ALBUM "" -ARTIST "" -ID3V2TAG TCOM "" -GENRE "" -TITLE "ZZZ" -TRACK "" -YEAR "" 1/T77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75]+1" office:value-type="float" office:value="775">
            <text:p>775</text:p>
          </table:table-cell>
          <table:table-cell table:style-name="ce3"/>
          <table:table-cell table:style-name="ce5" table:formula="of:=IF([.J776]=&quot;X&quot;;[.K775]+1;[.K775])" office:value-type="float" office:value="1">
            <text:p>1</text:p>
          </table:table-cell>
          <table:table-cell table:formula="of:=IF([.J776]=&quot;X&quot;;0;[.L775]+[.G775]+[.J776]/24/60/60)" office:value-type="time" office:time-value="PT00H09M20.304S">
            <text:p>00:09:20.30</text:p>
          </table:table-cell>
          <table:table-cell table:formula="of:=INT([.L776]*24*60)+MOD([.L776]*24*60*60;60)/100" office:value-type="float" office:value="9.20304">
            <text:p>9.203</text:p>
          </table:table-cell>
          <table:table-cell table:formula="of:=[.L776]*24*60*60+[.$N$1]*([.P776]-1)" office:value-type="float" office:value="173.304000000017">
            <text:p>173.304</text:p>
          </table:table-cell>
          <table:table-cell table:formula="of:=CONCATENATE(&quot;T&quot;;[.P776])" office:value-type="string" office:string-value="T775">
            <text:p>T775</text:p>
          </table:table-cell>
          <table:table-cell table:formula="of:=IF([.J776]=&quot;X&quot;;1;[.P775]+1)" office:value-type="float" office:value="775">
            <text:p>775</text:p>
          </table:table-cell>
          <table:table-cell table:style-name="ce7" table:formula="of:=CONCATENATE(&quot;mv &quot;;[.K776];&quot;^&quot;;[.O776];&quot;.wav &quot;&quot;rn^&quot;;[.$E776];&quot;~&quot;;[.$B776];&quot;~&quot;;[.$C776];&quot;~&quot;;[.$A776];&quot;~&quot;;[.$F776];&quot;~&quot;;[.$D776];&quot;.wav&quot;&quot;&quot;)" office:value-type="string" office:string-value="mv 1^T775.wav &quot;rn^ZZZ~~~~~.wav&quot;">
            <text:p>mv 1^T775.wav "rn^ZZZ~~~~~.wav"</text:p>
          </table:table-cell>
          <table:table-cell table:formula="of:=CONCATENATE(&quot;-ALBUM &quot;&quot;&quot;;[.A776];&quot;&quot;&quot; -ARTIST &quot;&quot;&quot;;[.B776];&quot;&quot;&quot; -ID3V2TAG TCOM &quot;&quot;&quot;;[.C776];&quot;&quot;&quot; -GENRE &quot;&quot;&quot;;[.D776];&quot;&quot;&quot; -TITLE &quot;&quot;&quot;;[.E776];&quot;&quot;&quot; -TRACK &quot;&quot;&quot;;[.F776];&quot;&quot;&quot; -YEAR &quot;&quot;&quot;;[.H776];&quot;&quot;&quot; &quot;;[.K776];&quot;/&quot;;[.O776];&quot;.mp3&quot;)" office:value-type="string" office:string-value="-ALBUM &quot;&quot; -ARTIST &quot;&quot; -ID3V2TAG TCOM &quot;&quot; -GENRE &quot;&quot; -TITLE &quot;ZZZ&quot; -TRACK &quot;&quot; -YEAR &quot;&quot; 1/T775.mp3">
            <text:p>-ALBUM "" -ARTIST "" -ID3V2TAG TCOM "" -GENRE "" -TITLE "ZZZ" -TRACK "" -YEAR "" 1/T77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76]+1" office:value-type="float" office:value="776">
            <text:p>776</text:p>
          </table:table-cell>
          <table:table-cell table:style-name="ce3"/>
          <table:table-cell table:style-name="ce5" table:formula="of:=IF([.J777]=&quot;X&quot;;[.K776]+1;[.K776])" office:value-type="float" office:value="1">
            <text:p>1</text:p>
          </table:table-cell>
          <table:table-cell table:formula="of:=IF([.J777]=&quot;X&quot;;0;[.L776]+[.G776]+[.J777]/24/60/60)" office:value-type="time" office:time-value="PT00H09M20.304S">
            <text:p>00:09:20.30</text:p>
          </table:table-cell>
          <table:table-cell table:formula="of:=INT([.L777]*24*60)+MOD([.L777]*24*60*60;60)/100" office:value-type="float" office:value="9.20304">
            <text:p>9.203</text:p>
          </table:table-cell>
          <table:table-cell table:formula="of:=[.L777]*24*60*60+[.$N$1]*([.P777]-1)" office:value-type="float" office:value="172.804000000017">
            <text:p>172.804</text:p>
          </table:table-cell>
          <table:table-cell table:formula="of:=CONCATENATE(&quot;T&quot;;[.P777])" office:value-type="string" office:string-value="T776">
            <text:p>T776</text:p>
          </table:table-cell>
          <table:table-cell table:formula="of:=IF([.J777]=&quot;X&quot;;1;[.P776]+1)" office:value-type="float" office:value="776">
            <text:p>776</text:p>
          </table:table-cell>
          <table:table-cell table:style-name="ce7" table:formula="of:=CONCATENATE(&quot;mv &quot;;[.K777];&quot;^&quot;;[.O777];&quot;.wav &quot;&quot;rn^&quot;;[.$E777];&quot;~&quot;;[.$B777];&quot;~&quot;;[.$C777];&quot;~&quot;;[.$A777];&quot;~&quot;;[.$F777];&quot;~&quot;;[.$D777];&quot;.wav&quot;&quot;&quot;)" office:value-type="string" office:string-value="mv 1^T776.wav &quot;rn^ZZZ~~~~~.wav&quot;">
            <text:p>mv 1^T776.wav "rn^ZZZ~~~~~.wav"</text:p>
          </table:table-cell>
          <table:table-cell table:formula="of:=CONCATENATE(&quot;-ALBUM &quot;&quot;&quot;;[.A777];&quot;&quot;&quot; -ARTIST &quot;&quot;&quot;;[.B777];&quot;&quot;&quot; -ID3V2TAG TCOM &quot;&quot;&quot;;[.C777];&quot;&quot;&quot; -GENRE &quot;&quot;&quot;;[.D777];&quot;&quot;&quot; -TITLE &quot;&quot;&quot;;[.E777];&quot;&quot;&quot; -TRACK &quot;&quot;&quot;;[.F777];&quot;&quot;&quot; -YEAR &quot;&quot;&quot;;[.H777];&quot;&quot;&quot; &quot;;[.K777];&quot;/&quot;;[.O777];&quot;.mp3&quot;)" office:value-type="string" office:string-value="-ALBUM &quot;&quot; -ARTIST &quot;&quot; -ID3V2TAG TCOM &quot;&quot; -GENRE &quot;&quot; -TITLE &quot;ZZZ&quot; -TRACK &quot;&quot; -YEAR &quot;&quot; 1/T776.mp3">
            <text:p>-ALBUM "" -ARTIST "" -ID3V2TAG TCOM "" -GENRE "" -TITLE "ZZZ" -TRACK "" -YEAR "" 1/T77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77]+1" office:value-type="float" office:value="777">
            <text:p>777</text:p>
          </table:table-cell>
          <table:table-cell table:style-name="ce3"/>
          <table:table-cell table:style-name="ce5" table:formula="of:=IF([.J778]=&quot;X&quot;;[.K777]+1;[.K777])" office:value-type="float" office:value="1">
            <text:p>1</text:p>
          </table:table-cell>
          <table:table-cell table:formula="of:=IF([.J778]=&quot;X&quot;;0;[.L777]+[.G777]+[.J778]/24/60/60)" office:value-type="time" office:time-value="PT00H09M20.304S">
            <text:p>00:09:20.30</text:p>
          </table:table-cell>
          <table:table-cell table:formula="of:=INT([.L778]*24*60)+MOD([.L778]*24*60*60;60)/100" office:value-type="float" office:value="9.20304">
            <text:p>9.203</text:p>
          </table:table-cell>
          <table:table-cell table:formula="of:=[.L778]*24*60*60+[.$N$1]*([.P778]-1)" office:value-type="float" office:value="172.304000000017">
            <text:p>172.304</text:p>
          </table:table-cell>
          <table:table-cell table:formula="of:=CONCATENATE(&quot;T&quot;;[.P778])" office:value-type="string" office:string-value="T777">
            <text:p>T777</text:p>
          </table:table-cell>
          <table:table-cell table:formula="of:=IF([.J778]=&quot;X&quot;;1;[.P777]+1)" office:value-type="float" office:value="777">
            <text:p>777</text:p>
          </table:table-cell>
          <table:table-cell table:style-name="ce7" table:formula="of:=CONCATENATE(&quot;mv &quot;;[.K778];&quot;^&quot;;[.O778];&quot;.wav &quot;&quot;rn^&quot;;[.$E778];&quot;~&quot;;[.$B778];&quot;~&quot;;[.$C778];&quot;~&quot;;[.$A778];&quot;~&quot;;[.$F778];&quot;~&quot;;[.$D778];&quot;.wav&quot;&quot;&quot;)" office:value-type="string" office:string-value="mv 1^T777.wav &quot;rn^ZZZ~~~~~.wav&quot;">
            <text:p>mv 1^T777.wav "rn^ZZZ~~~~~.wav"</text:p>
          </table:table-cell>
          <table:table-cell table:formula="of:=CONCATENATE(&quot;-ALBUM &quot;&quot;&quot;;[.A778];&quot;&quot;&quot; -ARTIST &quot;&quot;&quot;;[.B778];&quot;&quot;&quot; -ID3V2TAG TCOM &quot;&quot;&quot;;[.C778];&quot;&quot;&quot; -GENRE &quot;&quot;&quot;;[.D778];&quot;&quot;&quot; -TITLE &quot;&quot;&quot;;[.E778];&quot;&quot;&quot; -TRACK &quot;&quot;&quot;;[.F778];&quot;&quot;&quot; -YEAR &quot;&quot;&quot;;[.H778];&quot;&quot;&quot; &quot;;[.K778];&quot;/&quot;;[.O778];&quot;.mp3&quot;)" office:value-type="string" office:string-value="-ALBUM &quot;&quot; -ARTIST &quot;&quot; -ID3V2TAG TCOM &quot;&quot; -GENRE &quot;&quot; -TITLE &quot;ZZZ&quot; -TRACK &quot;&quot; -YEAR &quot;&quot; 1/T777.mp3">
            <text:p>-ALBUM "" -ARTIST "" -ID3V2TAG TCOM "" -GENRE "" -TITLE "ZZZ" -TRACK "" -YEAR "" 1/T77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78]+1" office:value-type="float" office:value="778">
            <text:p>778</text:p>
          </table:table-cell>
          <table:table-cell table:style-name="ce3"/>
          <table:table-cell table:style-name="ce5" table:formula="of:=IF([.J779]=&quot;X&quot;;[.K778]+1;[.K778])" office:value-type="float" office:value="1">
            <text:p>1</text:p>
          </table:table-cell>
          <table:table-cell table:formula="of:=IF([.J779]=&quot;X&quot;;0;[.L778]+[.G778]+[.J779]/24/60/60)" office:value-type="time" office:time-value="PT00H09M20.304S">
            <text:p>00:09:20.30</text:p>
          </table:table-cell>
          <table:table-cell table:formula="of:=INT([.L779]*24*60)+MOD([.L779]*24*60*60;60)/100" office:value-type="float" office:value="9.20304">
            <text:p>9.203</text:p>
          </table:table-cell>
          <table:table-cell table:formula="of:=[.L779]*24*60*60+[.$N$1]*([.P779]-1)" office:value-type="float" office:value="171.804000000017">
            <text:p>171.804</text:p>
          </table:table-cell>
          <table:table-cell table:formula="of:=CONCATENATE(&quot;T&quot;;[.P779])" office:value-type="string" office:string-value="T778">
            <text:p>T778</text:p>
          </table:table-cell>
          <table:table-cell table:formula="of:=IF([.J779]=&quot;X&quot;;1;[.P778]+1)" office:value-type="float" office:value="778">
            <text:p>778</text:p>
          </table:table-cell>
          <table:table-cell table:style-name="ce7" table:formula="of:=CONCATENATE(&quot;mv &quot;;[.K779];&quot;^&quot;;[.O779];&quot;.wav &quot;&quot;rn^&quot;;[.$E779];&quot;~&quot;;[.$B779];&quot;~&quot;;[.$C779];&quot;~&quot;;[.$A779];&quot;~&quot;;[.$F779];&quot;~&quot;;[.$D779];&quot;.wav&quot;&quot;&quot;)" office:value-type="string" office:string-value="mv 1^T778.wav &quot;rn^ZZZ~~~~~.wav&quot;">
            <text:p>mv 1^T778.wav "rn^ZZZ~~~~~.wav"</text:p>
          </table:table-cell>
          <table:table-cell table:formula="of:=CONCATENATE(&quot;-ALBUM &quot;&quot;&quot;;[.A779];&quot;&quot;&quot; -ARTIST &quot;&quot;&quot;;[.B779];&quot;&quot;&quot; -ID3V2TAG TCOM &quot;&quot;&quot;;[.C779];&quot;&quot;&quot; -GENRE &quot;&quot;&quot;;[.D779];&quot;&quot;&quot; -TITLE &quot;&quot;&quot;;[.E779];&quot;&quot;&quot; -TRACK &quot;&quot;&quot;;[.F779];&quot;&quot;&quot; -YEAR &quot;&quot;&quot;;[.H779];&quot;&quot;&quot; &quot;;[.K779];&quot;/&quot;;[.O779];&quot;.mp3&quot;)" office:value-type="string" office:string-value="-ALBUM &quot;&quot; -ARTIST &quot;&quot; -ID3V2TAG TCOM &quot;&quot; -GENRE &quot;&quot; -TITLE &quot;ZZZ&quot; -TRACK &quot;&quot; -YEAR &quot;&quot; 1/T778.mp3">
            <text:p>-ALBUM "" -ARTIST "" -ID3V2TAG TCOM "" -GENRE "" -TITLE "ZZZ" -TRACK "" -YEAR "" 1/T77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79]+1" office:value-type="float" office:value="779">
            <text:p>779</text:p>
          </table:table-cell>
          <table:table-cell table:style-name="ce3"/>
          <table:table-cell table:style-name="ce5" table:formula="of:=IF([.J780]=&quot;X&quot;;[.K779]+1;[.K779])" office:value-type="float" office:value="1">
            <text:p>1</text:p>
          </table:table-cell>
          <table:table-cell table:formula="of:=IF([.J780]=&quot;X&quot;;0;[.L779]+[.G779]+[.J780]/24/60/60)" office:value-type="time" office:time-value="PT00H09M20.304S">
            <text:p>00:09:20.30</text:p>
          </table:table-cell>
          <table:table-cell table:formula="of:=INT([.L780]*24*60)+MOD([.L780]*24*60*60;60)/100" office:value-type="float" office:value="9.20304">
            <text:p>9.203</text:p>
          </table:table-cell>
          <table:table-cell table:formula="of:=[.L780]*24*60*60+[.$N$1]*([.P780]-1)" office:value-type="float" office:value="171.304000000017">
            <text:p>171.304</text:p>
          </table:table-cell>
          <table:table-cell table:formula="of:=CONCATENATE(&quot;T&quot;;[.P780])" office:value-type="string" office:string-value="T779">
            <text:p>T779</text:p>
          </table:table-cell>
          <table:table-cell table:formula="of:=IF([.J780]=&quot;X&quot;;1;[.P779]+1)" office:value-type="float" office:value="779">
            <text:p>779</text:p>
          </table:table-cell>
          <table:table-cell table:style-name="ce7" table:formula="of:=CONCATENATE(&quot;mv &quot;;[.K780];&quot;^&quot;;[.O780];&quot;.wav &quot;&quot;rn^&quot;;[.$E780];&quot;~&quot;;[.$B780];&quot;~&quot;;[.$C780];&quot;~&quot;;[.$A780];&quot;~&quot;;[.$F780];&quot;~&quot;;[.$D780];&quot;.wav&quot;&quot;&quot;)" office:value-type="string" office:string-value="mv 1^T779.wav &quot;rn^ZZZ~~~~~.wav&quot;">
            <text:p>mv 1^T779.wav "rn^ZZZ~~~~~.wav"</text:p>
          </table:table-cell>
          <table:table-cell table:formula="of:=CONCATENATE(&quot;-ALBUM &quot;&quot;&quot;;[.A780];&quot;&quot;&quot; -ARTIST &quot;&quot;&quot;;[.B780];&quot;&quot;&quot; -ID3V2TAG TCOM &quot;&quot;&quot;;[.C780];&quot;&quot;&quot; -GENRE &quot;&quot;&quot;;[.D780];&quot;&quot;&quot; -TITLE &quot;&quot;&quot;;[.E780];&quot;&quot;&quot; -TRACK &quot;&quot;&quot;;[.F780];&quot;&quot;&quot; -YEAR &quot;&quot;&quot;;[.H780];&quot;&quot;&quot; &quot;;[.K780];&quot;/&quot;;[.O780];&quot;.mp3&quot;)" office:value-type="string" office:string-value="-ALBUM &quot;&quot; -ARTIST &quot;&quot; -ID3V2TAG TCOM &quot;&quot; -GENRE &quot;&quot; -TITLE &quot;ZZZ&quot; -TRACK &quot;&quot; -YEAR &quot;&quot; 1/T779.mp3">
            <text:p>-ALBUM "" -ARTIST "" -ID3V2TAG TCOM "" -GENRE "" -TITLE "ZZZ" -TRACK "" -YEAR "" 1/T77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80]+1" office:value-type="float" office:value="780">
            <text:p>780</text:p>
          </table:table-cell>
          <table:table-cell table:style-name="ce3"/>
          <table:table-cell table:style-name="ce5" table:formula="of:=IF([.J781]=&quot;X&quot;;[.K780]+1;[.K780])" office:value-type="float" office:value="1">
            <text:p>1</text:p>
          </table:table-cell>
          <table:table-cell table:formula="of:=IF([.J781]=&quot;X&quot;;0;[.L780]+[.G780]+[.J781]/24/60/60)" office:value-type="time" office:time-value="PT00H09M20.304S">
            <text:p>00:09:20.30</text:p>
          </table:table-cell>
          <table:table-cell table:formula="of:=INT([.L781]*24*60)+MOD([.L781]*24*60*60;60)/100" office:value-type="float" office:value="9.20304">
            <text:p>9.203</text:p>
          </table:table-cell>
          <table:table-cell table:formula="of:=[.L781]*24*60*60+[.$N$1]*([.P781]-1)" office:value-type="float" office:value="170.804000000017">
            <text:p>170.804</text:p>
          </table:table-cell>
          <table:table-cell table:formula="of:=CONCATENATE(&quot;T&quot;;[.P781])" office:value-type="string" office:string-value="T780">
            <text:p>T780</text:p>
          </table:table-cell>
          <table:table-cell table:formula="of:=IF([.J781]=&quot;X&quot;;1;[.P780]+1)" office:value-type="float" office:value="780">
            <text:p>780</text:p>
          </table:table-cell>
          <table:table-cell table:style-name="ce7" table:formula="of:=CONCATENATE(&quot;mv &quot;;[.K781];&quot;^&quot;;[.O781];&quot;.wav &quot;&quot;rn^&quot;;[.$E781];&quot;~&quot;;[.$B781];&quot;~&quot;;[.$C781];&quot;~&quot;;[.$A781];&quot;~&quot;;[.$F781];&quot;~&quot;;[.$D781];&quot;.wav&quot;&quot;&quot;)" office:value-type="string" office:string-value="mv 1^T780.wav &quot;rn^ZZZ~~~~~.wav&quot;">
            <text:p>mv 1^T780.wav "rn^ZZZ~~~~~.wav"</text:p>
          </table:table-cell>
          <table:table-cell table:formula="of:=CONCATENATE(&quot;-ALBUM &quot;&quot;&quot;;[.A781];&quot;&quot;&quot; -ARTIST &quot;&quot;&quot;;[.B781];&quot;&quot;&quot; -ID3V2TAG TCOM &quot;&quot;&quot;;[.C781];&quot;&quot;&quot; -GENRE &quot;&quot;&quot;;[.D781];&quot;&quot;&quot; -TITLE &quot;&quot;&quot;;[.E781];&quot;&quot;&quot; -TRACK &quot;&quot;&quot;;[.F781];&quot;&quot;&quot; -YEAR &quot;&quot;&quot;;[.H781];&quot;&quot;&quot; &quot;;[.K781];&quot;/&quot;;[.O781];&quot;.mp3&quot;)" office:value-type="string" office:string-value="-ALBUM &quot;&quot; -ARTIST &quot;&quot; -ID3V2TAG TCOM &quot;&quot; -GENRE &quot;&quot; -TITLE &quot;ZZZ&quot; -TRACK &quot;&quot; -YEAR &quot;&quot; 1/T780.mp3">
            <text:p>-ALBUM "" -ARTIST "" -ID3V2TAG TCOM "" -GENRE "" -TITLE "ZZZ" -TRACK "" -YEAR "" 1/T78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81]+1" office:value-type="float" office:value="781">
            <text:p>781</text:p>
          </table:table-cell>
          <table:table-cell table:style-name="ce3"/>
          <table:table-cell table:style-name="ce5" table:formula="of:=IF([.J782]=&quot;X&quot;;[.K781]+1;[.K781])" office:value-type="float" office:value="1">
            <text:p>1</text:p>
          </table:table-cell>
          <table:table-cell table:formula="of:=IF([.J782]=&quot;X&quot;;0;[.L781]+[.G781]+[.J782]/24/60/60)" office:value-type="time" office:time-value="PT00H09M20.304S">
            <text:p>00:09:20.30</text:p>
          </table:table-cell>
          <table:table-cell table:formula="of:=INT([.L782]*24*60)+MOD([.L782]*24*60*60;60)/100" office:value-type="float" office:value="9.20304">
            <text:p>9.203</text:p>
          </table:table-cell>
          <table:table-cell table:formula="of:=[.L782]*24*60*60+[.$N$1]*([.P782]-1)" office:value-type="float" office:value="170.304000000017">
            <text:p>170.304</text:p>
          </table:table-cell>
          <table:table-cell table:formula="of:=CONCATENATE(&quot;T&quot;;[.P782])" office:value-type="string" office:string-value="T781">
            <text:p>T781</text:p>
          </table:table-cell>
          <table:table-cell table:formula="of:=IF([.J782]=&quot;X&quot;;1;[.P781]+1)" office:value-type="float" office:value="781">
            <text:p>781</text:p>
          </table:table-cell>
          <table:table-cell table:style-name="ce7" table:formula="of:=CONCATENATE(&quot;mv &quot;;[.K782];&quot;^&quot;;[.O782];&quot;.wav &quot;&quot;rn^&quot;;[.$E782];&quot;~&quot;;[.$B782];&quot;~&quot;;[.$C782];&quot;~&quot;;[.$A782];&quot;~&quot;;[.$F782];&quot;~&quot;;[.$D782];&quot;.wav&quot;&quot;&quot;)" office:value-type="string" office:string-value="mv 1^T781.wav &quot;rn^ZZZ~~~~~.wav&quot;">
            <text:p>mv 1^T781.wav "rn^ZZZ~~~~~.wav"</text:p>
          </table:table-cell>
          <table:table-cell table:formula="of:=CONCATENATE(&quot;-ALBUM &quot;&quot;&quot;;[.A782];&quot;&quot;&quot; -ARTIST &quot;&quot;&quot;;[.B782];&quot;&quot;&quot; -ID3V2TAG TCOM &quot;&quot;&quot;;[.C782];&quot;&quot;&quot; -GENRE &quot;&quot;&quot;;[.D782];&quot;&quot;&quot; -TITLE &quot;&quot;&quot;;[.E782];&quot;&quot;&quot; -TRACK &quot;&quot;&quot;;[.F782];&quot;&quot;&quot; -YEAR &quot;&quot;&quot;;[.H782];&quot;&quot;&quot; &quot;;[.K782];&quot;/&quot;;[.O782];&quot;.mp3&quot;)" office:value-type="string" office:string-value="-ALBUM &quot;&quot; -ARTIST &quot;&quot; -ID3V2TAG TCOM &quot;&quot; -GENRE &quot;&quot; -TITLE &quot;ZZZ&quot; -TRACK &quot;&quot; -YEAR &quot;&quot; 1/T781.mp3">
            <text:p>-ALBUM "" -ARTIST "" -ID3V2TAG TCOM "" -GENRE "" -TITLE "ZZZ" -TRACK "" -YEAR "" 1/T78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82]+1" office:value-type="float" office:value="782">
            <text:p>782</text:p>
          </table:table-cell>
          <table:table-cell table:style-name="ce3"/>
          <table:table-cell table:style-name="ce5" table:formula="of:=IF([.J783]=&quot;X&quot;;[.K782]+1;[.K782])" office:value-type="float" office:value="1">
            <text:p>1</text:p>
          </table:table-cell>
          <table:table-cell table:formula="of:=IF([.J783]=&quot;X&quot;;0;[.L782]+[.G782]+[.J783]/24/60/60)" office:value-type="time" office:time-value="PT00H09M20.304S">
            <text:p>00:09:20.30</text:p>
          </table:table-cell>
          <table:table-cell table:formula="of:=INT([.L783]*24*60)+MOD([.L783]*24*60*60;60)/100" office:value-type="float" office:value="9.20304">
            <text:p>9.203</text:p>
          </table:table-cell>
          <table:table-cell table:formula="of:=[.L783]*24*60*60+[.$N$1]*([.P783]-1)" office:value-type="float" office:value="169.804000000017">
            <text:p>169.804</text:p>
          </table:table-cell>
          <table:table-cell table:formula="of:=CONCATENATE(&quot;T&quot;;[.P783])" office:value-type="string" office:string-value="T782">
            <text:p>T782</text:p>
          </table:table-cell>
          <table:table-cell table:formula="of:=IF([.J783]=&quot;X&quot;;1;[.P782]+1)" office:value-type="float" office:value="782">
            <text:p>782</text:p>
          </table:table-cell>
          <table:table-cell table:style-name="ce7" table:formula="of:=CONCATENATE(&quot;mv &quot;;[.K783];&quot;^&quot;;[.O783];&quot;.wav &quot;&quot;rn^&quot;;[.$E783];&quot;~&quot;;[.$B783];&quot;~&quot;;[.$C783];&quot;~&quot;;[.$A783];&quot;~&quot;;[.$F783];&quot;~&quot;;[.$D783];&quot;.wav&quot;&quot;&quot;)" office:value-type="string" office:string-value="mv 1^T782.wav &quot;rn^ZZZ~~~~~.wav&quot;">
            <text:p>mv 1^T782.wav "rn^ZZZ~~~~~.wav"</text:p>
          </table:table-cell>
          <table:table-cell table:formula="of:=CONCATENATE(&quot;-ALBUM &quot;&quot;&quot;;[.A783];&quot;&quot;&quot; -ARTIST &quot;&quot;&quot;;[.B783];&quot;&quot;&quot; -ID3V2TAG TCOM &quot;&quot;&quot;;[.C783];&quot;&quot;&quot; -GENRE &quot;&quot;&quot;;[.D783];&quot;&quot;&quot; -TITLE &quot;&quot;&quot;;[.E783];&quot;&quot;&quot; -TRACK &quot;&quot;&quot;;[.F783];&quot;&quot;&quot; -YEAR &quot;&quot;&quot;;[.H783];&quot;&quot;&quot; &quot;;[.K783];&quot;/&quot;;[.O783];&quot;.mp3&quot;)" office:value-type="string" office:string-value="-ALBUM &quot;&quot; -ARTIST &quot;&quot; -ID3V2TAG TCOM &quot;&quot; -GENRE &quot;&quot; -TITLE &quot;ZZZ&quot; -TRACK &quot;&quot; -YEAR &quot;&quot; 1/T782.mp3">
            <text:p>-ALBUM "" -ARTIST "" -ID3V2TAG TCOM "" -GENRE "" -TITLE "ZZZ" -TRACK "" -YEAR "" 1/T78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83]+1" office:value-type="float" office:value="783">
            <text:p>783</text:p>
          </table:table-cell>
          <table:table-cell table:style-name="ce3"/>
          <table:table-cell table:style-name="ce5" table:formula="of:=IF([.J784]=&quot;X&quot;;[.K783]+1;[.K783])" office:value-type="float" office:value="1">
            <text:p>1</text:p>
          </table:table-cell>
          <table:table-cell table:formula="of:=IF([.J784]=&quot;X&quot;;0;[.L783]+[.G783]+[.J784]/24/60/60)" office:value-type="time" office:time-value="PT00H09M20.304S">
            <text:p>00:09:20.30</text:p>
          </table:table-cell>
          <table:table-cell table:formula="of:=INT([.L784]*24*60)+MOD([.L784]*24*60*60;60)/100" office:value-type="float" office:value="9.20304">
            <text:p>9.203</text:p>
          </table:table-cell>
          <table:table-cell table:formula="of:=[.L784]*24*60*60+[.$N$1]*([.P784]-1)" office:value-type="float" office:value="169.304000000017">
            <text:p>169.304</text:p>
          </table:table-cell>
          <table:table-cell table:formula="of:=CONCATENATE(&quot;T&quot;;[.P784])" office:value-type="string" office:string-value="T783">
            <text:p>T783</text:p>
          </table:table-cell>
          <table:table-cell table:formula="of:=IF([.J784]=&quot;X&quot;;1;[.P783]+1)" office:value-type="float" office:value="783">
            <text:p>783</text:p>
          </table:table-cell>
          <table:table-cell table:style-name="ce7" table:formula="of:=CONCATENATE(&quot;mv &quot;;[.K784];&quot;^&quot;;[.O784];&quot;.wav &quot;&quot;rn^&quot;;[.$E784];&quot;~&quot;;[.$B784];&quot;~&quot;;[.$C784];&quot;~&quot;;[.$A784];&quot;~&quot;;[.$F784];&quot;~&quot;;[.$D784];&quot;.wav&quot;&quot;&quot;)" office:value-type="string" office:string-value="mv 1^T783.wav &quot;rn^ZZZ~~~~~.wav&quot;">
            <text:p>mv 1^T783.wav "rn^ZZZ~~~~~.wav"</text:p>
          </table:table-cell>
          <table:table-cell table:formula="of:=CONCATENATE(&quot;-ALBUM &quot;&quot;&quot;;[.A784];&quot;&quot;&quot; -ARTIST &quot;&quot;&quot;;[.B784];&quot;&quot;&quot; -ID3V2TAG TCOM &quot;&quot;&quot;;[.C784];&quot;&quot;&quot; -GENRE &quot;&quot;&quot;;[.D784];&quot;&quot;&quot; -TITLE &quot;&quot;&quot;;[.E784];&quot;&quot;&quot; -TRACK &quot;&quot;&quot;;[.F784];&quot;&quot;&quot; -YEAR &quot;&quot;&quot;;[.H784];&quot;&quot;&quot; &quot;;[.K784];&quot;/&quot;;[.O784];&quot;.mp3&quot;)" office:value-type="string" office:string-value="-ALBUM &quot;&quot; -ARTIST &quot;&quot; -ID3V2TAG TCOM &quot;&quot; -GENRE &quot;&quot; -TITLE &quot;ZZZ&quot; -TRACK &quot;&quot; -YEAR &quot;&quot; 1/T783.mp3">
            <text:p>-ALBUM "" -ARTIST "" -ID3V2TAG TCOM "" -GENRE "" -TITLE "ZZZ" -TRACK "" -YEAR "" 1/T78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84]+1" office:value-type="float" office:value="784">
            <text:p>784</text:p>
          </table:table-cell>
          <table:table-cell table:style-name="ce3"/>
          <table:table-cell table:style-name="ce5" table:formula="of:=IF([.J785]=&quot;X&quot;;[.K784]+1;[.K784])" office:value-type="float" office:value="1">
            <text:p>1</text:p>
          </table:table-cell>
          <table:table-cell table:formula="of:=IF([.J785]=&quot;X&quot;;0;[.L784]+[.G784]+[.J785]/24/60/60)" office:value-type="time" office:time-value="PT00H09M20.304S">
            <text:p>00:09:20.30</text:p>
          </table:table-cell>
          <table:table-cell table:formula="of:=INT([.L785]*24*60)+MOD([.L785]*24*60*60;60)/100" office:value-type="float" office:value="9.20304">
            <text:p>9.203</text:p>
          </table:table-cell>
          <table:table-cell table:formula="of:=[.L785]*24*60*60+[.$N$1]*([.P785]-1)" office:value-type="float" office:value="168.804000000017">
            <text:p>168.804</text:p>
          </table:table-cell>
          <table:table-cell table:formula="of:=CONCATENATE(&quot;T&quot;;[.P785])" office:value-type="string" office:string-value="T784">
            <text:p>T784</text:p>
          </table:table-cell>
          <table:table-cell table:formula="of:=IF([.J785]=&quot;X&quot;;1;[.P784]+1)" office:value-type="float" office:value="784">
            <text:p>784</text:p>
          </table:table-cell>
          <table:table-cell table:style-name="ce7" table:formula="of:=CONCATENATE(&quot;mv &quot;;[.K785];&quot;^&quot;;[.O785];&quot;.wav &quot;&quot;rn^&quot;;[.$E785];&quot;~&quot;;[.$B785];&quot;~&quot;;[.$C785];&quot;~&quot;;[.$A785];&quot;~&quot;;[.$F785];&quot;~&quot;;[.$D785];&quot;.wav&quot;&quot;&quot;)" office:value-type="string" office:string-value="mv 1^T784.wav &quot;rn^ZZZ~~~~~.wav&quot;">
            <text:p>mv 1^T784.wav "rn^ZZZ~~~~~.wav"</text:p>
          </table:table-cell>
          <table:table-cell table:formula="of:=CONCATENATE(&quot;-ALBUM &quot;&quot;&quot;;[.A785];&quot;&quot;&quot; -ARTIST &quot;&quot;&quot;;[.B785];&quot;&quot;&quot; -ID3V2TAG TCOM &quot;&quot;&quot;;[.C785];&quot;&quot;&quot; -GENRE &quot;&quot;&quot;;[.D785];&quot;&quot;&quot; -TITLE &quot;&quot;&quot;;[.E785];&quot;&quot;&quot; -TRACK &quot;&quot;&quot;;[.F785];&quot;&quot;&quot; -YEAR &quot;&quot;&quot;;[.H785];&quot;&quot;&quot; &quot;;[.K785];&quot;/&quot;;[.O785];&quot;.mp3&quot;)" office:value-type="string" office:string-value="-ALBUM &quot;&quot; -ARTIST &quot;&quot; -ID3V2TAG TCOM &quot;&quot; -GENRE &quot;&quot; -TITLE &quot;ZZZ&quot; -TRACK &quot;&quot; -YEAR &quot;&quot; 1/T784.mp3">
            <text:p>-ALBUM "" -ARTIST "" -ID3V2TAG TCOM "" -GENRE "" -TITLE "ZZZ" -TRACK "" -YEAR "" 1/T78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85]+1" office:value-type="float" office:value="785">
            <text:p>785</text:p>
          </table:table-cell>
          <table:table-cell table:style-name="ce3"/>
          <table:table-cell table:style-name="ce5" table:formula="of:=IF([.J786]=&quot;X&quot;;[.K785]+1;[.K785])" office:value-type="float" office:value="1">
            <text:p>1</text:p>
          </table:table-cell>
          <table:table-cell table:formula="of:=IF([.J786]=&quot;X&quot;;0;[.L785]+[.G785]+[.J786]/24/60/60)" office:value-type="time" office:time-value="PT00H09M20.304S">
            <text:p>00:09:20.30</text:p>
          </table:table-cell>
          <table:table-cell table:formula="of:=INT([.L786]*24*60)+MOD([.L786]*24*60*60;60)/100" office:value-type="float" office:value="9.20304">
            <text:p>9.203</text:p>
          </table:table-cell>
          <table:table-cell table:formula="of:=[.L786]*24*60*60+[.$N$1]*([.P786]-1)" office:value-type="float" office:value="168.304000000017">
            <text:p>168.304</text:p>
          </table:table-cell>
          <table:table-cell table:formula="of:=CONCATENATE(&quot;T&quot;;[.P786])" office:value-type="string" office:string-value="T785">
            <text:p>T785</text:p>
          </table:table-cell>
          <table:table-cell table:formula="of:=IF([.J786]=&quot;X&quot;;1;[.P785]+1)" office:value-type="float" office:value="785">
            <text:p>785</text:p>
          </table:table-cell>
          <table:table-cell table:style-name="ce7" table:formula="of:=CONCATENATE(&quot;mv &quot;;[.K786];&quot;^&quot;;[.O786];&quot;.wav &quot;&quot;rn^&quot;;[.$E786];&quot;~&quot;;[.$B786];&quot;~&quot;;[.$C786];&quot;~&quot;;[.$A786];&quot;~&quot;;[.$F786];&quot;~&quot;;[.$D786];&quot;.wav&quot;&quot;&quot;)" office:value-type="string" office:string-value="mv 1^T785.wav &quot;rn^ZZZ~~~~~.wav&quot;">
            <text:p>mv 1^T785.wav "rn^ZZZ~~~~~.wav"</text:p>
          </table:table-cell>
          <table:table-cell table:formula="of:=CONCATENATE(&quot;-ALBUM &quot;&quot;&quot;;[.A786];&quot;&quot;&quot; -ARTIST &quot;&quot;&quot;;[.B786];&quot;&quot;&quot; -ID3V2TAG TCOM &quot;&quot;&quot;;[.C786];&quot;&quot;&quot; -GENRE &quot;&quot;&quot;;[.D786];&quot;&quot;&quot; -TITLE &quot;&quot;&quot;;[.E786];&quot;&quot;&quot; -TRACK &quot;&quot;&quot;;[.F786];&quot;&quot;&quot; -YEAR &quot;&quot;&quot;;[.H786];&quot;&quot;&quot; &quot;;[.K786];&quot;/&quot;;[.O786];&quot;.mp3&quot;)" office:value-type="string" office:string-value="-ALBUM &quot;&quot; -ARTIST &quot;&quot; -ID3V2TAG TCOM &quot;&quot; -GENRE &quot;&quot; -TITLE &quot;ZZZ&quot; -TRACK &quot;&quot; -YEAR &quot;&quot; 1/T785.mp3">
            <text:p>-ALBUM "" -ARTIST "" -ID3V2TAG TCOM "" -GENRE "" -TITLE "ZZZ" -TRACK "" -YEAR "" 1/T78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86]+1" office:value-type="float" office:value="786">
            <text:p>786</text:p>
          </table:table-cell>
          <table:table-cell table:style-name="ce3"/>
          <table:table-cell table:style-name="ce5" table:formula="of:=IF([.J787]=&quot;X&quot;;[.K786]+1;[.K786])" office:value-type="float" office:value="1">
            <text:p>1</text:p>
          </table:table-cell>
          <table:table-cell table:formula="of:=IF([.J787]=&quot;X&quot;;0;[.L786]+[.G786]+[.J787]/24/60/60)" office:value-type="time" office:time-value="PT00H09M20.304S">
            <text:p>00:09:20.30</text:p>
          </table:table-cell>
          <table:table-cell table:formula="of:=INT([.L787]*24*60)+MOD([.L787]*24*60*60;60)/100" office:value-type="float" office:value="9.20304">
            <text:p>9.203</text:p>
          </table:table-cell>
          <table:table-cell table:formula="of:=[.L787]*24*60*60+[.$N$1]*([.P787]-1)" office:value-type="float" office:value="167.804000000017">
            <text:p>167.804</text:p>
          </table:table-cell>
          <table:table-cell table:formula="of:=CONCATENATE(&quot;T&quot;;[.P787])" office:value-type="string" office:string-value="T786">
            <text:p>T786</text:p>
          </table:table-cell>
          <table:table-cell table:formula="of:=IF([.J787]=&quot;X&quot;;1;[.P786]+1)" office:value-type="float" office:value="786">
            <text:p>786</text:p>
          </table:table-cell>
          <table:table-cell table:style-name="ce7" table:formula="of:=CONCATENATE(&quot;mv &quot;;[.K787];&quot;^&quot;;[.O787];&quot;.wav &quot;&quot;rn^&quot;;[.$E787];&quot;~&quot;;[.$B787];&quot;~&quot;;[.$C787];&quot;~&quot;;[.$A787];&quot;~&quot;;[.$F787];&quot;~&quot;;[.$D787];&quot;.wav&quot;&quot;&quot;)" office:value-type="string" office:string-value="mv 1^T786.wav &quot;rn^ZZZ~~~~~.wav&quot;">
            <text:p>mv 1^T786.wav "rn^ZZZ~~~~~.wav"</text:p>
          </table:table-cell>
          <table:table-cell table:formula="of:=CONCATENATE(&quot;-ALBUM &quot;&quot;&quot;;[.A787];&quot;&quot;&quot; -ARTIST &quot;&quot;&quot;;[.B787];&quot;&quot;&quot; -ID3V2TAG TCOM &quot;&quot;&quot;;[.C787];&quot;&quot;&quot; -GENRE &quot;&quot;&quot;;[.D787];&quot;&quot;&quot; -TITLE &quot;&quot;&quot;;[.E787];&quot;&quot;&quot; -TRACK &quot;&quot;&quot;;[.F787];&quot;&quot;&quot; -YEAR &quot;&quot;&quot;;[.H787];&quot;&quot;&quot; &quot;;[.K787];&quot;/&quot;;[.O787];&quot;.mp3&quot;)" office:value-type="string" office:string-value="-ALBUM &quot;&quot; -ARTIST &quot;&quot; -ID3V2TAG TCOM &quot;&quot; -GENRE &quot;&quot; -TITLE &quot;ZZZ&quot; -TRACK &quot;&quot; -YEAR &quot;&quot; 1/T786.mp3">
            <text:p>-ALBUM "" -ARTIST "" -ID3V2TAG TCOM "" -GENRE "" -TITLE "ZZZ" -TRACK "" -YEAR "" 1/T78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87]+1" office:value-type="float" office:value="787">
            <text:p>787</text:p>
          </table:table-cell>
          <table:table-cell table:style-name="ce3"/>
          <table:table-cell table:style-name="ce5" table:formula="of:=IF([.J788]=&quot;X&quot;;[.K787]+1;[.K787])" office:value-type="float" office:value="1">
            <text:p>1</text:p>
          </table:table-cell>
          <table:table-cell table:formula="of:=IF([.J788]=&quot;X&quot;;0;[.L787]+[.G787]+[.J788]/24/60/60)" office:value-type="time" office:time-value="PT00H09M20.304S">
            <text:p>00:09:20.30</text:p>
          </table:table-cell>
          <table:table-cell table:formula="of:=INT([.L788]*24*60)+MOD([.L788]*24*60*60;60)/100" office:value-type="float" office:value="9.20304">
            <text:p>9.203</text:p>
          </table:table-cell>
          <table:table-cell table:formula="of:=[.L788]*24*60*60+[.$N$1]*([.P788]-1)" office:value-type="float" office:value="167.304000000017">
            <text:p>167.304</text:p>
          </table:table-cell>
          <table:table-cell table:formula="of:=CONCATENATE(&quot;T&quot;;[.P788])" office:value-type="string" office:string-value="T787">
            <text:p>T787</text:p>
          </table:table-cell>
          <table:table-cell table:formula="of:=IF([.J788]=&quot;X&quot;;1;[.P787]+1)" office:value-type="float" office:value="787">
            <text:p>787</text:p>
          </table:table-cell>
          <table:table-cell table:style-name="ce7" table:formula="of:=CONCATENATE(&quot;mv &quot;;[.K788];&quot;^&quot;;[.O788];&quot;.wav &quot;&quot;rn^&quot;;[.$E788];&quot;~&quot;;[.$B788];&quot;~&quot;;[.$C788];&quot;~&quot;;[.$A788];&quot;~&quot;;[.$F788];&quot;~&quot;;[.$D788];&quot;.wav&quot;&quot;&quot;)" office:value-type="string" office:string-value="mv 1^T787.wav &quot;rn^ZZZ~~~~~.wav&quot;">
            <text:p>mv 1^T787.wav "rn^ZZZ~~~~~.wav"</text:p>
          </table:table-cell>
          <table:table-cell table:formula="of:=CONCATENATE(&quot;-ALBUM &quot;&quot;&quot;;[.A788];&quot;&quot;&quot; -ARTIST &quot;&quot;&quot;;[.B788];&quot;&quot;&quot; -ID3V2TAG TCOM &quot;&quot;&quot;;[.C788];&quot;&quot;&quot; -GENRE &quot;&quot;&quot;;[.D788];&quot;&quot;&quot; -TITLE &quot;&quot;&quot;;[.E788];&quot;&quot;&quot; -TRACK &quot;&quot;&quot;;[.F788];&quot;&quot;&quot; -YEAR &quot;&quot;&quot;;[.H788];&quot;&quot;&quot; &quot;;[.K788];&quot;/&quot;;[.O788];&quot;.mp3&quot;)" office:value-type="string" office:string-value="-ALBUM &quot;&quot; -ARTIST &quot;&quot; -ID3V2TAG TCOM &quot;&quot; -GENRE &quot;&quot; -TITLE &quot;ZZZ&quot; -TRACK &quot;&quot; -YEAR &quot;&quot; 1/T787.mp3">
            <text:p>-ALBUM "" -ARTIST "" -ID3V2TAG TCOM "" -GENRE "" -TITLE "ZZZ" -TRACK "" -YEAR "" 1/T78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88]+1" office:value-type="float" office:value="788">
            <text:p>788</text:p>
          </table:table-cell>
          <table:table-cell table:style-name="ce3"/>
          <table:table-cell table:style-name="ce5" table:formula="of:=IF([.J789]=&quot;X&quot;;[.K788]+1;[.K788])" office:value-type="float" office:value="1">
            <text:p>1</text:p>
          </table:table-cell>
          <table:table-cell table:formula="of:=IF([.J789]=&quot;X&quot;;0;[.L788]+[.G788]+[.J789]/24/60/60)" office:value-type="time" office:time-value="PT00H09M20.304S">
            <text:p>00:09:20.30</text:p>
          </table:table-cell>
          <table:table-cell table:formula="of:=INT([.L789]*24*60)+MOD([.L789]*24*60*60;60)/100" office:value-type="float" office:value="9.20304">
            <text:p>9.203</text:p>
          </table:table-cell>
          <table:table-cell table:formula="of:=[.L789]*24*60*60+[.$N$1]*([.P789]-1)" office:value-type="float" office:value="166.804000000017">
            <text:p>166.804</text:p>
          </table:table-cell>
          <table:table-cell table:formula="of:=CONCATENATE(&quot;T&quot;;[.P789])" office:value-type="string" office:string-value="T788">
            <text:p>T788</text:p>
          </table:table-cell>
          <table:table-cell table:formula="of:=IF([.J789]=&quot;X&quot;;1;[.P788]+1)" office:value-type="float" office:value="788">
            <text:p>788</text:p>
          </table:table-cell>
          <table:table-cell table:style-name="ce7" table:formula="of:=CONCATENATE(&quot;mv &quot;;[.K789];&quot;^&quot;;[.O789];&quot;.wav &quot;&quot;rn^&quot;;[.$E789];&quot;~&quot;;[.$B789];&quot;~&quot;;[.$C789];&quot;~&quot;;[.$A789];&quot;~&quot;;[.$F789];&quot;~&quot;;[.$D789];&quot;.wav&quot;&quot;&quot;)" office:value-type="string" office:string-value="mv 1^T788.wav &quot;rn^ZZZ~~~~~.wav&quot;">
            <text:p>mv 1^T788.wav "rn^ZZZ~~~~~.wav"</text:p>
          </table:table-cell>
          <table:table-cell table:formula="of:=CONCATENATE(&quot;-ALBUM &quot;&quot;&quot;;[.A789];&quot;&quot;&quot; -ARTIST &quot;&quot;&quot;;[.B789];&quot;&quot;&quot; -ID3V2TAG TCOM &quot;&quot;&quot;;[.C789];&quot;&quot;&quot; -GENRE &quot;&quot;&quot;;[.D789];&quot;&quot;&quot; -TITLE &quot;&quot;&quot;;[.E789];&quot;&quot;&quot; -TRACK &quot;&quot;&quot;;[.F789];&quot;&quot;&quot; -YEAR &quot;&quot;&quot;;[.H789];&quot;&quot;&quot; &quot;;[.K789];&quot;/&quot;;[.O789];&quot;.mp3&quot;)" office:value-type="string" office:string-value="-ALBUM &quot;&quot; -ARTIST &quot;&quot; -ID3V2TAG TCOM &quot;&quot; -GENRE &quot;&quot; -TITLE &quot;ZZZ&quot; -TRACK &quot;&quot; -YEAR &quot;&quot; 1/T788.mp3">
            <text:p>-ALBUM "" -ARTIST "" -ID3V2TAG TCOM "" -GENRE "" -TITLE "ZZZ" -TRACK "" -YEAR "" 1/T78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89]+1" office:value-type="float" office:value="789">
            <text:p>789</text:p>
          </table:table-cell>
          <table:table-cell table:style-name="ce3"/>
          <table:table-cell table:style-name="ce5" table:formula="of:=IF([.J790]=&quot;X&quot;;[.K789]+1;[.K789])" office:value-type="float" office:value="1">
            <text:p>1</text:p>
          </table:table-cell>
          <table:table-cell table:formula="of:=IF([.J790]=&quot;X&quot;;0;[.L789]+[.G789]+[.J790]/24/60/60)" office:value-type="time" office:time-value="PT00H09M20.304S">
            <text:p>00:09:20.30</text:p>
          </table:table-cell>
          <table:table-cell table:formula="of:=INT([.L790]*24*60)+MOD([.L790]*24*60*60;60)/100" office:value-type="float" office:value="9.20304">
            <text:p>9.203</text:p>
          </table:table-cell>
          <table:table-cell table:formula="of:=[.L790]*24*60*60+[.$N$1]*([.P790]-1)" office:value-type="float" office:value="166.304000000017">
            <text:p>166.304</text:p>
          </table:table-cell>
          <table:table-cell table:formula="of:=CONCATENATE(&quot;T&quot;;[.P790])" office:value-type="string" office:string-value="T789">
            <text:p>T789</text:p>
          </table:table-cell>
          <table:table-cell table:formula="of:=IF([.J790]=&quot;X&quot;;1;[.P789]+1)" office:value-type="float" office:value="789">
            <text:p>789</text:p>
          </table:table-cell>
          <table:table-cell table:style-name="ce7" table:formula="of:=CONCATENATE(&quot;mv &quot;;[.K790];&quot;^&quot;;[.O790];&quot;.wav &quot;&quot;rn^&quot;;[.$E790];&quot;~&quot;;[.$B790];&quot;~&quot;;[.$C790];&quot;~&quot;;[.$A790];&quot;~&quot;;[.$F790];&quot;~&quot;;[.$D790];&quot;.wav&quot;&quot;&quot;)" office:value-type="string" office:string-value="mv 1^T789.wav &quot;rn^ZZZ~~~~~.wav&quot;">
            <text:p>mv 1^T789.wav "rn^ZZZ~~~~~.wav"</text:p>
          </table:table-cell>
          <table:table-cell table:formula="of:=CONCATENATE(&quot;-ALBUM &quot;&quot;&quot;;[.A790];&quot;&quot;&quot; -ARTIST &quot;&quot;&quot;;[.B790];&quot;&quot;&quot; -ID3V2TAG TCOM &quot;&quot;&quot;;[.C790];&quot;&quot;&quot; -GENRE &quot;&quot;&quot;;[.D790];&quot;&quot;&quot; -TITLE &quot;&quot;&quot;;[.E790];&quot;&quot;&quot; -TRACK &quot;&quot;&quot;;[.F790];&quot;&quot;&quot; -YEAR &quot;&quot;&quot;;[.H790];&quot;&quot;&quot; &quot;;[.K790];&quot;/&quot;;[.O790];&quot;.mp3&quot;)" office:value-type="string" office:string-value="-ALBUM &quot;&quot; -ARTIST &quot;&quot; -ID3V2TAG TCOM &quot;&quot; -GENRE &quot;&quot; -TITLE &quot;ZZZ&quot; -TRACK &quot;&quot; -YEAR &quot;&quot; 1/T789.mp3">
            <text:p>-ALBUM "" -ARTIST "" -ID3V2TAG TCOM "" -GENRE "" -TITLE "ZZZ" -TRACK "" -YEAR "" 1/T78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90]+1" office:value-type="float" office:value="790">
            <text:p>790</text:p>
          </table:table-cell>
          <table:table-cell table:style-name="ce3"/>
          <table:table-cell table:style-name="ce5" table:formula="of:=IF([.J791]=&quot;X&quot;;[.K790]+1;[.K790])" office:value-type="float" office:value="1">
            <text:p>1</text:p>
          </table:table-cell>
          <table:table-cell table:formula="of:=IF([.J791]=&quot;X&quot;;0;[.L790]+[.G790]+[.J791]/24/60/60)" office:value-type="time" office:time-value="PT00H09M20.304S">
            <text:p>00:09:20.30</text:p>
          </table:table-cell>
          <table:table-cell table:formula="of:=INT([.L791]*24*60)+MOD([.L791]*24*60*60;60)/100" office:value-type="float" office:value="9.20304">
            <text:p>9.203</text:p>
          </table:table-cell>
          <table:table-cell table:formula="of:=[.L791]*24*60*60+[.$N$1]*([.P791]-1)" office:value-type="float" office:value="165.804000000017">
            <text:p>165.804</text:p>
          </table:table-cell>
          <table:table-cell table:formula="of:=CONCATENATE(&quot;T&quot;;[.P791])" office:value-type="string" office:string-value="T790">
            <text:p>T790</text:p>
          </table:table-cell>
          <table:table-cell table:formula="of:=IF([.J791]=&quot;X&quot;;1;[.P790]+1)" office:value-type="float" office:value="790">
            <text:p>790</text:p>
          </table:table-cell>
          <table:table-cell table:style-name="ce7" table:formula="of:=CONCATENATE(&quot;mv &quot;;[.K791];&quot;^&quot;;[.O791];&quot;.wav &quot;&quot;rn^&quot;;[.$E791];&quot;~&quot;;[.$B791];&quot;~&quot;;[.$C791];&quot;~&quot;;[.$A791];&quot;~&quot;;[.$F791];&quot;~&quot;;[.$D791];&quot;.wav&quot;&quot;&quot;)" office:value-type="string" office:string-value="mv 1^T790.wav &quot;rn^ZZZ~~~~~.wav&quot;">
            <text:p>mv 1^T790.wav "rn^ZZZ~~~~~.wav"</text:p>
          </table:table-cell>
          <table:table-cell table:formula="of:=CONCATENATE(&quot;-ALBUM &quot;&quot;&quot;;[.A791];&quot;&quot;&quot; -ARTIST &quot;&quot;&quot;;[.B791];&quot;&quot;&quot; -ID3V2TAG TCOM &quot;&quot;&quot;;[.C791];&quot;&quot;&quot; -GENRE &quot;&quot;&quot;;[.D791];&quot;&quot;&quot; -TITLE &quot;&quot;&quot;;[.E791];&quot;&quot;&quot; -TRACK &quot;&quot;&quot;;[.F791];&quot;&quot;&quot; -YEAR &quot;&quot;&quot;;[.H791];&quot;&quot;&quot; &quot;;[.K791];&quot;/&quot;;[.O791];&quot;.mp3&quot;)" office:value-type="string" office:string-value="-ALBUM &quot;&quot; -ARTIST &quot;&quot; -ID3V2TAG TCOM &quot;&quot; -GENRE &quot;&quot; -TITLE &quot;ZZZ&quot; -TRACK &quot;&quot; -YEAR &quot;&quot; 1/T790.mp3">
            <text:p>-ALBUM "" -ARTIST "" -ID3V2TAG TCOM "" -GENRE "" -TITLE "ZZZ" -TRACK "" -YEAR "" 1/T79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91]+1" office:value-type="float" office:value="791">
            <text:p>791</text:p>
          </table:table-cell>
          <table:table-cell table:style-name="ce3"/>
          <table:table-cell table:style-name="ce5" table:formula="of:=IF([.J792]=&quot;X&quot;;[.K791]+1;[.K791])" office:value-type="float" office:value="1">
            <text:p>1</text:p>
          </table:table-cell>
          <table:table-cell table:formula="of:=IF([.J792]=&quot;X&quot;;0;[.L791]+[.G791]+[.J792]/24/60/60)" office:value-type="time" office:time-value="PT00H09M20.304S">
            <text:p>00:09:20.30</text:p>
          </table:table-cell>
          <table:table-cell table:formula="of:=INT([.L792]*24*60)+MOD([.L792]*24*60*60;60)/100" office:value-type="float" office:value="9.20304">
            <text:p>9.203</text:p>
          </table:table-cell>
          <table:table-cell table:formula="of:=[.L792]*24*60*60+[.$N$1]*([.P792]-1)" office:value-type="float" office:value="165.304000000017">
            <text:p>165.304</text:p>
          </table:table-cell>
          <table:table-cell table:formula="of:=CONCATENATE(&quot;T&quot;;[.P792])" office:value-type="string" office:string-value="T791">
            <text:p>T791</text:p>
          </table:table-cell>
          <table:table-cell table:formula="of:=IF([.J792]=&quot;X&quot;;1;[.P791]+1)" office:value-type="float" office:value="791">
            <text:p>791</text:p>
          </table:table-cell>
          <table:table-cell table:style-name="ce7" table:formula="of:=CONCATENATE(&quot;mv &quot;;[.K792];&quot;^&quot;;[.O792];&quot;.wav &quot;&quot;rn^&quot;;[.$E792];&quot;~&quot;;[.$B792];&quot;~&quot;;[.$C792];&quot;~&quot;;[.$A792];&quot;~&quot;;[.$F792];&quot;~&quot;;[.$D792];&quot;.wav&quot;&quot;&quot;)" office:value-type="string" office:string-value="mv 1^T791.wav &quot;rn^ZZZ~~~~~.wav&quot;">
            <text:p>mv 1^T791.wav "rn^ZZZ~~~~~.wav"</text:p>
          </table:table-cell>
          <table:table-cell table:formula="of:=CONCATENATE(&quot;-ALBUM &quot;&quot;&quot;;[.A792];&quot;&quot;&quot; -ARTIST &quot;&quot;&quot;;[.B792];&quot;&quot;&quot; -ID3V2TAG TCOM &quot;&quot;&quot;;[.C792];&quot;&quot;&quot; -GENRE &quot;&quot;&quot;;[.D792];&quot;&quot;&quot; -TITLE &quot;&quot;&quot;;[.E792];&quot;&quot;&quot; -TRACK &quot;&quot;&quot;;[.F792];&quot;&quot;&quot; -YEAR &quot;&quot;&quot;;[.H792];&quot;&quot;&quot; &quot;;[.K792];&quot;/&quot;;[.O792];&quot;.mp3&quot;)" office:value-type="string" office:string-value="-ALBUM &quot;&quot; -ARTIST &quot;&quot; -ID3V2TAG TCOM &quot;&quot; -GENRE &quot;&quot; -TITLE &quot;ZZZ&quot; -TRACK &quot;&quot; -YEAR &quot;&quot; 1/T791.mp3">
            <text:p>-ALBUM "" -ARTIST "" -ID3V2TAG TCOM "" -GENRE "" -TITLE "ZZZ" -TRACK "" -YEAR "" 1/T79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92]+1" office:value-type="float" office:value="792">
            <text:p>792</text:p>
          </table:table-cell>
          <table:table-cell table:style-name="ce3"/>
          <table:table-cell table:style-name="ce5" table:formula="of:=IF([.J793]=&quot;X&quot;;[.K792]+1;[.K792])" office:value-type="float" office:value="1">
            <text:p>1</text:p>
          </table:table-cell>
          <table:table-cell table:formula="of:=IF([.J793]=&quot;X&quot;;0;[.L792]+[.G792]+[.J793]/24/60/60)" office:value-type="time" office:time-value="PT00H09M20.304S">
            <text:p>00:09:20.30</text:p>
          </table:table-cell>
          <table:table-cell table:formula="of:=INT([.L793]*24*60)+MOD([.L793]*24*60*60;60)/100" office:value-type="float" office:value="9.20304">
            <text:p>9.203</text:p>
          </table:table-cell>
          <table:table-cell table:formula="of:=[.L793]*24*60*60+[.$N$1]*([.P793]-1)" office:value-type="float" office:value="164.804000000017">
            <text:p>164.804</text:p>
          </table:table-cell>
          <table:table-cell table:formula="of:=CONCATENATE(&quot;T&quot;;[.P793])" office:value-type="string" office:string-value="T792">
            <text:p>T792</text:p>
          </table:table-cell>
          <table:table-cell table:formula="of:=IF([.J793]=&quot;X&quot;;1;[.P792]+1)" office:value-type="float" office:value="792">
            <text:p>792</text:p>
          </table:table-cell>
          <table:table-cell table:style-name="ce7" table:formula="of:=CONCATENATE(&quot;mv &quot;;[.K793];&quot;^&quot;;[.O793];&quot;.wav &quot;&quot;rn^&quot;;[.$E793];&quot;~&quot;;[.$B793];&quot;~&quot;;[.$C793];&quot;~&quot;;[.$A793];&quot;~&quot;;[.$F793];&quot;~&quot;;[.$D793];&quot;.wav&quot;&quot;&quot;)" office:value-type="string" office:string-value="mv 1^T792.wav &quot;rn^ZZZ~~~~~.wav&quot;">
            <text:p>mv 1^T792.wav "rn^ZZZ~~~~~.wav"</text:p>
          </table:table-cell>
          <table:table-cell table:formula="of:=CONCATENATE(&quot;-ALBUM &quot;&quot;&quot;;[.A793];&quot;&quot;&quot; -ARTIST &quot;&quot;&quot;;[.B793];&quot;&quot;&quot; -ID3V2TAG TCOM &quot;&quot;&quot;;[.C793];&quot;&quot;&quot; -GENRE &quot;&quot;&quot;;[.D793];&quot;&quot;&quot; -TITLE &quot;&quot;&quot;;[.E793];&quot;&quot;&quot; -TRACK &quot;&quot;&quot;;[.F793];&quot;&quot;&quot; -YEAR &quot;&quot;&quot;;[.H793];&quot;&quot;&quot; &quot;;[.K793];&quot;/&quot;;[.O793];&quot;.mp3&quot;)" office:value-type="string" office:string-value="-ALBUM &quot;&quot; -ARTIST &quot;&quot; -ID3V2TAG TCOM &quot;&quot; -GENRE &quot;&quot; -TITLE &quot;ZZZ&quot; -TRACK &quot;&quot; -YEAR &quot;&quot; 1/T792.mp3">
            <text:p>-ALBUM "" -ARTIST "" -ID3V2TAG TCOM "" -GENRE "" -TITLE "ZZZ" -TRACK "" -YEAR "" 1/T79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93]+1" office:value-type="float" office:value="793">
            <text:p>793</text:p>
          </table:table-cell>
          <table:table-cell table:style-name="ce3"/>
          <table:table-cell table:style-name="ce5" table:formula="of:=IF([.J794]=&quot;X&quot;;[.K793]+1;[.K793])" office:value-type="float" office:value="1">
            <text:p>1</text:p>
          </table:table-cell>
          <table:table-cell table:formula="of:=IF([.J794]=&quot;X&quot;;0;[.L793]+[.G793]+[.J794]/24/60/60)" office:value-type="time" office:time-value="PT00H09M20.304S">
            <text:p>00:09:20.30</text:p>
          </table:table-cell>
          <table:table-cell table:formula="of:=INT([.L794]*24*60)+MOD([.L794]*24*60*60;60)/100" office:value-type="float" office:value="9.20304">
            <text:p>9.203</text:p>
          </table:table-cell>
          <table:table-cell table:formula="of:=[.L794]*24*60*60+[.$N$1]*([.P794]-1)" office:value-type="float" office:value="164.304000000017">
            <text:p>164.304</text:p>
          </table:table-cell>
          <table:table-cell table:formula="of:=CONCATENATE(&quot;T&quot;;[.P794])" office:value-type="string" office:string-value="T793">
            <text:p>T793</text:p>
          </table:table-cell>
          <table:table-cell table:formula="of:=IF([.J794]=&quot;X&quot;;1;[.P793]+1)" office:value-type="float" office:value="793">
            <text:p>793</text:p>
          </table:table-cell>
          <table:table-cell table:style-name="ce7" table:formula="of:=CONCATENATE(&quot;mv &quot;;[.K794];&quot;^&quot;;[.O794];&quot;.wav &quot;&quot;rn^&quot;;[.$E794];&quot;~&quot;;[.$B794];&quot;~&quot;;[.$C794];&quot;~&quot;;[.$A794];&quot;~&quot;;[.$F794];&quot;~&quot;;[.$D794];&quot;.wav&quot;&quot;&quot;)" office:value-type="string" office:string-value="mv 1^T793.wav &quot;rn^ZZZ~~~~~.wav&quot;">
            <text:p>mv 1^T793.wav "rn^ZZZ~~~~~.wav"</text:p>
          </table:table-cell>
          <table:table-cell table:formula="of:=CONCATENATE(&quot;-ALBUM &quot;&quot;&quot;;[.A794];&quot;&quot;&quot; -ARTIST &quot;&quot;&quot;;[.B794];&quot;&quot;&quot; -ID3V2TAG TCOM &quot;&quot;&quot;;[.C794];&quot;&quot;&quot; -GENRE &quot;&quot;&quot;;[.D794];&quot;&quot;&quot; -TITLE &quot;&quot;&quot;;[.E794];&quot;&quot;&quot; -TRACK &quot;&quot;&quot;;[.F794];&quot;&quot;&quot; -YEAR &quot;&quot;&quot;;[.H794];&quot;&quot;&quot; &quot;;[.K794];&quot;/&quot;;[.O794];&quot;.mp3&quot;)" office:value-type="string" office:string-value="-ALBUM &quot;&quot; -ARTIST &quot;&quot; -ID3V2TAG TCOM &quot;&quot; -GENRE &quot;&quot; -TITLE &quot;ZZZ&quot; -TRACK &quot;&quot; -YEAR &quot;&quot; 1/T793.mp3">
            <text:p>-ALBUM "" -ARTIST "" -ID3V2TAG TCOM "" -GENRE "" -TITLE "ZZZ" -TRACK "" -YEAR "" 1/T79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94]+1" office:value-type="float" office:value="794">
            <text:p>794</text:p>
          </table:table-cell>
          <table:table-cell table:style-name="ce3"/>
          <table:table-cell table:style-name="ce5" table:formula="of:=IF([.J795]=&quot;X&quot;;[.K794]+1;[.K794])" office:value-type="float" office:value="1">
            <text:p>1</text:p>
          </table:table-cell>
          <table:table-cell table:formula="of:=IF([.J795]=&quot;X&quot;;0;[.L794]+[.G794]+[.J795]/24/60/60)" office:value-type="time" office:time-value="PT00H09M20.304S">
            <text:p>00:09:20.30</text:p>
          </table:table-cell>
          <table:table-cell table:formula="of:=INT([.L795]*24*60)+MOD([.L795]*24*60*60;60)/100" office:value-type="float" office:value="9.20304">
            <text:p>9.203</text:p>
          </table:table-cell>
          <table:table-cell table:formula="of:=[.L795]*24*60*60+[.$N$1]*([.P795]-1)" office:value-type="float" office:value="163.804000000017">
            <text:p>163.804</text:p>
          </table:table-cell>
          <table:table-cell table:formula="of:=CONCATENATE(&quot;T&quot;;[.P795])" office:value-type="string" office:string-value="T794">
            <text:p>T794</text:p>
          </table:table-cell>
          <table:table-cell table:formula="of:=IF([.J795]=&quot;X&quot;;1;[.P794]+1)" office:value-type="float" office:value="794">
            <text:p>794</text:p>
          </table:table-cell>
          <table:table-cell table:style-name="ce7" table:formula="of:=CONCATENATE(&quot;mv &quot;;[.K795];&quot;^&quot;;[.O795];&quot;.wav &quot;&quot;rn^&quot;;[.$E795];&quot;~&quot;;[.$B795];&quot;~&quot;;[.$C795];&quot;~&quot;;[.$A795];&quot;~&quot;;[.$F795];&quot;~&quot;;[.$D795];&quot;.wav&quot;&quot;&quot;)" office:value-type="string" office:string-value="mv 1^T794.wav &quot;rn^ZZZ~~~~~.wav&quot;">
            <text:p>mv 1^T794.wav "rn^ZZZ~~~~~.wav"</text:p>
          </table:table-cell>
          <table:table-cell table:formula="of:=CONCATENATE(&quot;-ALBUM &quot;&quot;&quot;;[.A795];&quot;&quot;&quot; -ARTIST &quot;&quot;&quot;;[.B795];&quot;&quot;&quot; -ID3V2TAG TCOM &quot;&quot;&quot;;[.C795];&quot;&quot;&quot; -GENRE &quot;&quot;&quot;;[.D795];&quot;&quot;&quot; -TITLE &quot;&quot;&quot;;[.E795];&quot;&quot;&quot; -TRACK &quot;&quot;&quot;;[.F795];&quot;&quot;&quot; -YEAR &quot;&quot;&quot;;[.H795];&quot;&quot;&quot; &quot;;[.K795];&quot;/&quot;;[.O795];&quot;.mp3&quot;)" office:value-type="string" office:string-value="-ALBUM &quot;&quot; -ARTIST &quot;&quot; -ID3V2TAG TCOM &quot;&quot; -GENRE &quot;&quot; -TITLE &quot;ZZZ&quot; -TRACK &quot;&quot; -YEAR &quot;&quot; 1/T794.mp3">
            <text:p>-ALBUM "" -ARTIST "" -ID3V2TAG TCOM "" -GENRE "" -TITLE "ZZZ" -TRACK "" -YEAR "" 1/T79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95]+1" office:value-type="float" office:value="795">
            <text:p>795</text:p>
          </table:table-cell>
          <table:table-cell table:style-name="ce3"/>
          <table:table-cell table:style-name="ce5" table:formula="of:=IF([.J796]=&quot;X&quot;;[.K795]+1;[.K795])" office:value-type="float" office:value="1">
            <text:p>1</text:p>
          </table:table-cell>
          <table:table-cell table:formula="of:=IF([.J796]=&quot;X&quot;;0;[.L795]+[.G795]+[.J796]/24/60/60)" office:value-type="time" office:time-value="PT00H09M20.304S">
            <text:p>00:09:20.30</text:p>
          </table:table-cell>
          <table:table-cell table:formula="of:=INT([.L796]*24*60)+MOD([.L796]*24*60*60;60)/100" office:value-type="float" office:value="9.20304">
            <text:p>9.203</text:p>
          </table:table-cell>
          <table:table-cell table:formula="of:=[.L796]*24*60*60+[.$N$1]*([.P796]-1)" office:value-type="float" office:value="163.304000000017">
            <text:p>163.304</text:p>
          </table:table-cell>
          <table:table-cell table:formula="of:=CONCATENATE(&quot;T&quot;;[.P796])" office:value-type="string" office:string-value="T795">
            <text:p>T795</text:p>
          </table:table-cell>
          <table:table-cell table:formula="of:=IF([.J796]=&quot;X&quot;;1;[.P795]+1)" office:value-type="float" office:value="795">
            <text:p>795</text:p>
          </table:table-cell>
          <table:table-cell table:style-name="ce7" table:formula="of:=CONCATENATE(&quot;mv &quot;;[.K796];&quot;^&quot;;[.O796];&quot;.wav &quot;&quot;rn^&quot;;[.$E796];&quot;~&quot;;[.$B796];&quot;~&quot;;[.$C796];&quot;~&quot;;[.$A796];&quot;~&quot;;[.$F796];&quot;~&quot;;[.$D796];&quot;.wav&quot;&quot;&quot;)" office:value-type="string" office:string-value="mv 1^T795.wav &quot;rn^ZZZ~~~~~.wav&quot;">
            <text:p>mv 1^T795.wav "rn^ZZZ~~~~~.wav"</text:p>
          </table:table-cell>
          <table:table-cell table:formula="of:=CONCATENATE(&quot;-ALBUM &quot;&quot;&quot;;[.A796];&quot;&quot;&quot; -ARTIST &quot;&quot;&quot;;[.B796];&quot;&quot;&quot; -ID3V2TAG TCOM &quot;&quot;&quot;;[.C796];&quot;&quot;&quot; -GENRE &quot;&quot;&quot;;[.D796];&quot;&quot;&quot; -TITLE &quot;&quot;&quot;;[.E796];&quot;&quot;&quot; -TRACK &quot;&quot;&quot;;[.F796];&quot;&quot;&quot; -YEAR &quot;&quot;&quot;;[.H796];&quot;&quot;&quot; &quot;;[.K796];&quot;/&quot;;[.O796];&quot;.mp3&quot;)" office:value-type="string" office:string-value="-ALBUM &quot;&quot; -ARTIST &quot;&quot; -ID3V2TAG TCOM &quot;&quot; -GENRE &quot;&quot; -TITLE &quot;ZZZ&quot; -TRACK &quot;&quot; -YEAR &quot;&quot; 1/T795.mp3">
            <text:p>-ALBUM "" -ARTIST "" -ID3V2TAG TCOM "" -GENRE "" -TITLE "ZZZ" -TRACK "" -YEAR "" 1/T79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96]+1" office:value-type="float" office:value="796">
            <text:p>796</text:p>
          </table:table-cell>
          <table:table-cell table:style-name="ce3"/>
          <table:table-cell table:style-name="ce5" table:formula="of:=IF([.J797]=&quot;X&quot;;[.K796]+1;[.K796])" office:value-type="float" office:value="1">
            <text:p>1</text:p>
          </table:table-cell>
          <table:table-cell table:formula="of:=IF([.J797]=&quot;X&quot;;0;[.L796]+[.G796]+[.J797]/24/60/60)" office:value-type="time" office:time-value="PT00H09M20.304S">
            <text:p>00:09:20.30</text:p>
          </table:table-cell>
          <table:table-cell table:formula="of:=INT([.L797]*24*60)+MOD([.L797]*24*60*60;60)/100" office:value-type="float" office:value="9.20304">
            <text:p>9.203</text:p>
          </table:table-cell>
          <table:table-cell table:formula="of:=[.L797]*24*60*60+[.$N$1]*([.P797]-1)" office:value-type="float" office:value="162.804000000017">
            <text:p>162.804</text:p>
          </table:table-cell>
          <table:table-cell table:formula="of:=CONCATENATE(&quot;T&quot;;[.P797])" office:value-type="string" office:string-value="T796">
            <text:p>T796</text:p>
          </table:table-cell>
          <table:table-cell table:formula="of:=IF([.J797]=&quot;X&quot;;1;[.P796]+1)" office:value-type="float" office:value="796">
            <text:p>796</text:p>
          </table:table-cell>
          <table:table-cell table:style-name="ce7" table:formula="of:=CONCATENATE(&quot;mv &quot;;[.K797];&quot;^&quot;;[.O797];&quot;.wav &quot;&quot;rn^&quot;;[.$E797];&quot;~&quot;;[.$B797];&quot;~&quot;;[.$C797];&quot;~&quot;;[.$A797];&quot;~&quot;;[.$F797];&quot;~&quot;;[.$D797];&quot;.wav&quot;&quot;&quot;)" office:value-type="string" office:string-value="mv 1^T796.wav &quot;rn^ZZZ~~~~~.wav&quot;">
            <text:p>mv 1^T796.wav "rn^ZZZ~~~~~.wav"</text:p>
          </table:table-cell>
          <table:table-cell table:formula="of:=CONCATENATE(&quot;-ALBUM &quot;&quot;&quot;;[.A797];&quot;&quot;&quot; -ARTIST &quot;&quot;&quot;;[.B797];&quot;&quot;&quot; -ID3V2TAG TCOM &quot;&quot;&quot;;[.C797];&quot;&quot;&quot; -GENRE &quot;&quot;&quot;;[.D797];&quot;&quot;&quot; -TITLE &quot;&quot;&quot;;[.E797];&quot;&quot;&quot; -TRACK &quot;&quot;&quot;;[.F797];&quot;&quot;&quot; -YEAR &quot;&quot;&quot;;[.H797];&quot;&quot;&quot; &quot;;[.K797];&quot;/&quot;;[.O797];&quot;.mp3&quot;)" office:value-type="string" office:string-value="-ALBUM &quot;&quot; -ARTIST &quot;&quot; -ID3V2TAG TCOM &quot;&quot; -GENRE &quot;&quot; -TITLE &quot;ZZZ&quot; -TRACK &quot;&quot; -YEAR &quot;&quot; 1/T796.mp3">
            <text:p>-ALBUM "" -ARTIST "" -ID3V2TAG TCOM "" -GENRE "" -TITLE "ZZZ" -TRACK "" -YEAR "" 1/T79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97]+1" office:value-type="float" office:value="797">
            <text:p>797</text:p>
          </table:table-cell>
          <table:table-cell table:style-name="ce3"/>
          <table:table-cell table:style-name="ce5" table:formula="of:=IF([.J798]=&quot;X&quot;;[.K797]+1;[.K797])" office:value-type="float" office:value="1">
            <text:p>1</text:p>
          </table:table-cell>
          <table:table-cell table:formula="of:=IF([.J798]=&quot;X&quot;;0;[.L797]+[.G797]+[.J798]/24/60/60)" office:value-type="time" office:time-value="PT00H09M20.304S">
            <text:p>00:09:20.30</text:p>
          </table:table-cell>
          <table:table-cell table:formula="of:=INT([.L798]*24*60)+MOD([.L798]*24*60*60;60)/100" office:value-type="float" office:value="9.20304">
            <text:p>9.203</text:p>
          </table:table-cell>
          <table:table-cell table:formula="of:=[.L798]*24*60*60+[.$N$1]*([.P798]-1)" office:value-type="float" office:value="162.304000000017">
            <text:p>162.304</text:p>
          </table:table-cell>
          <table:table-cell table:formula="of:=CONCATENATE(&quot;T&quot;;[.P798])" office:value-type="string" office:string-value="T797">
            <text:p>T797</text:p>
          </table:table-cell>
          <table:table-cell table:formula="of:=IF([.J798]=&quot;X&quot;;1;[.P797]+1)" office:value-type="float" office:value="797">
            <text:p>797</text:p>
          </table:table-cell>
          <table:table-cell table:style-name="ce7" table:formula="of:=CONCATENATE(&quot;mv &quot;;[.K798];&quot;^&quot;;[.O798];&quot;.wav &quot;&quot;rn^&quot;;[.$E798];&quot;~&quot;;[.$B798];&quot;~&quot;;[.$C798];&quot;~&quot;;[.$A798];&quot;~&quot;;[.$F798];&quot;~&quot;;[.$D798];&quot;.wav&quot;&quot;&quot;)" office:value-type="string" office:string-value="mv 1^T797.wav &quot;rn^ZZZ~~~~~.wav&quot;">
            <text:p>mv 1^T797.wav "rn^ZZZ~~~~~.wav"</text:p>
          </table:table-cell>
          <table:table-cell table:formula="of:=CONCATENATE(&quot;-ALBUM &quot;&quot;&quot;;[.A798];&quot;&quot;&quot; -ARTIST &quot;&quot;&quot;;[.B798];&quot;&quot;&quot; -ID3V2TAG TCOM &quot;&quot;&quot;;[.C798];&quot;&quot;&quot; -GENRE &quot;&quot;&quot;;[.D798];&quot;&quot;&quot; -TITLE &quot;&quot;&quot;;[.E798];&quot;&quot;&quot; -TRACK &quot;&quot;&quot;;[.F798];&quot;&quot;&quot; -YEAR &quot;&quot;&quot;;[.H798];&quot;&quot;&quot; &quot;;[.K798];&quot;/&quot;;[.O798];&quot;.mp3&quot;)" office:value-type="string" office:string-value="-ALBUM &quot;&quot; -ARTIST &quot;&quot; -ID3V2TAG TCOM &quot;&quot; -GENRE &quot;&quot; -TITLE &quot;ZZZ&quot; -TRACK &quot;&quot; -YEAR &quot;&quot; 1/T797.mp3">
            <text:p>-ALBUM "" -ARTIST "" -ID3V2TAG TCOM "" -GENRE "" -TITLE "ZZZ" -TRACK "" -YEAR "" 1/T79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98]+1" office:value-type="float" office:value="798">
            <text:p>798</text:p>
          </table:table-cell>
          <table:table-cell table:style-name="ce3"/>
          <table:table-cell table:style-name="ce5" table:formula="of:=IF([.J799]=&quot;X&quot;;[.K798]+1;[.K798])" office:value-type="float" office:value="1">
            <text:p>1</text:p>
          </table:table-cell>
          <table:table-cell table:formula="of:=IF([.J799]=&quot;X&quot;;0;[.L798]+[.G798]+[.J799]/24/60/60)" office:value-type="time" office:time-value="PT00H09M20.304S">
            <text:p>00:09:20.30</text:p>
          </table:table-cell>
          <table:table-cell table:formula="of:=INT([.L799]*24*60)+MOD([.L799]*24*60*60;60)/100" office:value-type="float" office:value="9.20304">
            <text:p>9.203</text:p>
          </table:table-cell>
          <table:table-cell table:formula="of:=[.L799]*24*60*60+[.$N$1]*([.P799]-1)" office:value-type="float" office:value="161.804000000017">
            <text:p>161.804</text:p>
          </table:table-cell>
          <table:table-cell table:formula="of:=CONCATENATE(&quot;T&quot;;[.P799])" office:value-type="string" office:string-value="T798">
            <text:p>T798</text:p>
          </table:table-cell>
          <table:table-cell table:formula="of:=IF([.J799]=&quot;X&quot;;1;[.P798]+1)" office:value-type="float" office:value="798">
            <text:p>798</text:p>
          </table:table-cell>
          <table:table-cell table:style-name="ce7" table:formula="of:=CONCATENATE(&quot;mv &quot;;[.K799];&quot;^&quot;;[.O799];&quot;.wav &quot;&quot;rn^&quot;;[.$E799];&quot;~&quot;;[.$B799];&quot;~&quot;;[.$C799];&quot;~&quot;;[.$A799];&quot;~&quot;;[.$F799];&quot;~&quot;;[.$D799];&quot;.wav&quot;&quot;&quot;)" office:value-type="string" office:string-value="mv 1^T798.wav &quot;rn^ZZZ~~~~~.wav&quot;">
            <text:p>mv 1^T798.wav "rn^ZZZ~~~~~.wav"</text:p>
          </table:table-cell>
          <table:table-cell table:formula="of:=CONCATENATE(&quot;-ALBUM &quot;&quot;&quot;;[.A799];&quot;&quot;&quot; -ARTIST &quot;&quot;&quot;;[.B799];&quot;&quot;&quot; -ID3V2TAG TCOM &quot;&quot;&quot;;[.C799];&quot;&quot;&quot; -GENRE &quot;&quot;&quot;;[.D799];&quot;&quot;&quot; -TITLE &quot;&quot;&quot;;[.E799];&quot;&quot;&quot; -TRACK &quot;&quot;&quot;;[.F799];&quot;&quot;&quot; -YEAR &quot;&quot;&quot;;[.H799];&quot;&quot;&quot; &quot;;[.K799];&quot;/&quot;;[.O799];&quot;.mp3&quot;)" office:value-type="string" office:string-value="-ALBUM &quot;&quot; -ARTIST &quot;&quot; -ID3V2TAG TCOM &quot;&quot; -GENRE &quot;&quot; -TITLE &quot;ZZZ&quot; -TRACK &quot;&quot; -YEAR &quot;&quot; 1/T798.mp3">
            <text:p>-ALBUM "" -ARTIST "" -ID3V2TAG TCOM "" -GENRE "" -TITLE "ZZZ" -TRACK "" -YEAR "" 1/T79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799]+1" office:value-type="float" office:value="799">
            <text:p>799</text:p>
          </table:table-cell>
          <table:table-cell table:style-name="ce3"/>
          <table:table-cell table:style-name="ce5" table:formula="of:=IF([.J800]=&quot;X&quot;;[.K799]+1;[.K799])" office:value-type="float" office:value="1">
            <text:p>1</text:p>
          </table:table-cell>
          <table:table-cell table:formula="of:=IF([.J800]=&quot;X&quot;;0;[.L799]+[.G799]+[.J800]/24/60/60)" office:value-type="time" office:time-value="PT00H09M20.304S">
            <text:p>00:09:20.30</text:p>
          </table:table-cell>
          <table:table-cell table:formula="of:=INT([.L800]*24*60)+MOD([.L800]*24*60*60;60)/100" office:value-type="float" office:value="9.20304">
            <text:p>9.203</text:p>
          </table:table-cell>
          <table:table-cell table:formula="of:=[.L800]*24*60*60+[.$N$1]*([.P800]-1)" office:value-type="float" office:value="161.304000000017">
            <text:p>161.304</text:p>
          </table:table-cell>
          <table:table-cell table:formula="of:=CONCATENATE(&quot;T&quot;;[.P800])" office:value-type="string" office:string-value="T799">
            <text:p>T799</text:p>
          </table:table-cell>
          <table:table-cell table:formula="of:=IF([.J800]=&quot;X&quot;;1;[.P799]+1)" office:value-type="float" office:value="799">
            <text:p>799</text:p>
          </table:table-cell>
          <table:table-cell table:style-name="ce7" table:formula="of:=CONCATENATE(&quot;mv &quot;;[.K800];&quot;^&quot;;[.O800];&quot;.wav &quot;&quot;rn^&quot;;[.$E800];&quot;~&quot;;[.$B800];&quot;~&quot;;[.$C800];&quot;~&quot;;[.$A800];&quot;~&quot;;[.$F800];&quot;~&quot;;[.$D800];&quot;.wav&quot;&quot;&quot;)" office:value-type="string" office:string-value="mv 1^T799.wav &quot;rn^ZZZ~~~~~.wav&quot;">
            <text:p>mv 1^T799.wav "rn^ZZZ~~~~~.wav"</text:p>
          </table:table-cell>
          <table:table-cell table:formula="of:=CONCATENATE(&quot;-ALBUM &quot;&quot;&quot;;[.A800];&quot;&quot;&quot; -ARTIST &quot;&quot;&quot;;[.B800];&quot;&quot;&quot; -ID3V2TAG TCOM &quot;&quot;&quot;;[.C800];&quot;&quot;&quot; -GENRE &quot;&quot;&quot;;[.D800];&quot;&quot;&quot; -TITLE &quot;&quot;&quot;;[.E800];&quot;&quot;&quot; -TRACK &quot;&quot;&quot;;[.F800];&quot;&quot;&quot; -YEAR &quot;&quot;&quot;;[.H800];&quot;&quot;&quot; &quot;;[.K800];&quot;/&quot;;[.O800];&quot;.mp3&quot;)" office:value-type="string" office:string-value="-ALBUM &quot;&quot; -ARTIST &quot;&quot; -ID3V2TAG TCOM &quot;&quot; -GENRE &quot;&quot; -TITLE &quot;ZZZ&quot; -TRACK &quot;&quot; -YEAR &quot;&quot; 1/T799.mp3">
            <text:p>-ALBUM "" -ARTIST "" -ID3V2TAG TCOM "" -GENRE "" -TITLE "ZZZ" -TRACK "" -YEAR "" 1/T79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00]+1" office:value-type="float" office:value="800">
            <text:p>800</text:p>
          </table:table-cell>
          <table:table-cell table:style-name="ce3"/>
          <table:table-cell table:style-name="ce5" table:formula="of:=IF([.J801]=&quot;X&quot;;[.K800]+1;[.K800])" office:value-type="float" office:value="1">
            <text:p>1</text:p>
          </table:table-cell>
          <table:table-cell table:formula="of:=IF([.J801]=&quot;X&quot;;0;[.L800]+[.G800]+[.J801]/24/60/60)" office:value-type="time" office:time-value="PT00H09M20.304S">
            <text:p>00:09:20.30</text:p>
          </table:table-cell>
          <table:table-cell table:formula="of:=INT([.L801]*24*60)+MOD([.L801]*24*60*60;60)/100" office:value-type="float" office:value="9.20304">
            <text:p>9.203</text:p>
          </table:table-cell>
          <table:table-cell table:formula="of:=[.L801]*24*60*60+[.$N$1]*([.P801]-1)" office:value-type="float" office:value="160.804000000017">
            <text:p>160.804</text:p>
          </table:table-cell>
          <table:table-cell table:formula="of:=CONCATENATE(&quot;T&quot;;[.P801])" office:value-type="string" office:string-value="T800">
            <text:p>T800</text:p>
          </table:table-cell>
          <table:table-cell table:formula="of:=IF([.J801]=&quot;X&quot;;1;[.P800]+1)" office:value-type="float" office:value="800">
            <text:p>800</text:p>
          </table:table-cell>
          <table:table-cell table:style-name="ce7" table:formula="of:=CONCATENATE(&quot;mv &quot;;[.K801];&quot;^&quot;;[.O801];&quot;.wav &quot;&quot;rn^&quot;;[.$E801];&quot;~&quot;;[.$B801];&quot;~&quot;;[.$C801];&quot;~&quot;;[.$A801];&quot;~&quot;;[.$F801];&quot;~&quot;;[.$D801];&quot;.wav&quot;&quot;&quot;)" office:value-type="string" office:string-value="mv 1^T800.wav &quot;rn^ZZZ~~~~~.wav&quot;">
            <text:p>mv 1^T800.wav "rn^ZZZ~~~~~.wav"</text:p>
          </table:table-cell>
          <table:table-cell table:formula="of:=CONCATENATE(&quot;-ALBUM &quot;&quot;&quot;;[.A801];&quot;&quot;&quot; -ARTIST &quot;&quot;&quot;;[.B801];&quot;&quot;&quot; -ID3V2TAG TCOM &quot;&quot;&quot;;[.C801];&quot;&quot;&quot; -GENRE &quot;&quot;&quot;;[.D801];&quot;&quot;&quot; -TITLE &quot;&quot;&quot;;[.E801];&quot;&quot;&quot; -TRACK &quot;&quot;&quot;;[.F801];&quot;&quot;&quot; -YEAR &quot;&quot;&quot;;[.H801];&quot;&quot;&quot; &quot;;[.K801];&quot;/&quot;;[.O801];&quot;.mp3&quot;)" office:value-type="string" office:string-value="-ALBUM &quot;&quot; -ARTIST &quot;&quot; -ID3V2TAG TCOM &quot;&quot; -GENRE &quot;&quot; -TITLE &quot;ZZZ&quot; -TRACK &quot;&quot; -YEAR &quot;&quot; 1/T800.mp3">
            <text:p>-ALBUM "" -ARTIST "" -ID3V2TAG TCOM "" -GENRE "" -TITLE "ZZZ" -TRACK "" -YEAR "" 1/T80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01]+1" office:value-type="float" office:value="801">
            <text:p>801</text:p>
          </table:table-cell>
          <table:table-cell table:style-name="ce3"/>
          <table:table-cell table:style-name="ce5" table:formula="of:=IF([.J802]=&quot;X&quot;;[.K801]+1;[.K801])" office:value-type="float" office:value="1">
            <text:p>1</text:p>
          </table:table-cell>
          <table:table-cell table:formula="of:=IF([.J802]=&quot;X&quot;;0;[.L801]+[.G801]+[.J802]/24/60/60)" office:value-type="time" office:time-value="PT00H09M20.304S">
            <text:p>00:09:20.30</text:p>
          </table:table-cell>
          <table:table-cell table:formula="of:=INT([.L802]*24*60)+MOD([.L802]*24*60*60;60)/100" office:value-type="float" office:value="9.20304">
            <text:p>9.203</text:p>
          </table:table-cell>
          <table:table-cell table:formula="of:=[.L802]*24*60*60+[.$N$1]*([.P802]-1)" office:value-type="float" office:value="160.304000000017">
            <text:p>160.304</text:p>
          </table:table-cell>
          <table:table-cell table:formula="of:=CONCATENATE(&quot;T&quot;;[.P802])" office:value-type="string" office:string-value="T801">
            <text:p>T801</text:p>
          </table:table-cell>
          <table:table-cell table:formula="of:=IF([.J802]=&quot;X&quot;;1;[.P801]+1)" office:value-type="float" office:value="801">
            <text:p>801</text:p>
          </table:table-cell>
          <table:table-cell table:style-name="ce7" table:formula="of:=CONCATENATE(&quot;mv &quot;;[.K802];&quot;^&quot;;[.O802];&quot;.wav &quot;&quot;rn^&quot;;[.$E802];&quot;~&quot;;[.$B802];&quot;~&quot;;[.$C802];&quot;~&quot;;[.$A802];&quot;~&quot;;[.$F802];&quot;~&quot;;[.$D802];&quot;.wav&quot;&quot;&quot;)" office:value-type="string" office:string-value="mv 1^T801.wav &quot;rn^ZZZ~~~~~.wav&quot;">
            <text:p>mv 1^T801.wav "rn^ZZZ~~~~~.wav"</text:p>
          </table:table-cell>
          <table:table-cell table:formula="of:=CONCATENATE(&quot;-ALBUM &quot;&quot;&quot;;[.A802];&quot;&quot;&quot; -ARTIST &quot;&quot;&quot;;[.B802];&quot;&quot;&quot; -ID3V2TAG TCOM &quot;&quot;&quot;;[.C802];&quot;&quot;&quot; -GENRE &quot;&quot;&quot;;[.D802];&quot;&quot;&quot; -TITLE &quot;&quot;&quot;;[.E802];&quot;&quot;&quot; -TRACK &quot;&quot;&quot;;[.F802];&quot;&quot;&quot; -YEAR &quot;&quot;&quot;;[.H802];&quot;&quot;&quot; &quot;;[.K802];&quot;/&quot;;[.O802];&quot;.mp3&quot;)" office:value-type="string" office:string-value="-ALBUM &quot;&quot; -ARTIST &quot;&quot; -ID3V2TAG TCOM &quot;&quot; -GENRE &quot;&quot; -TITLE &quot;ZZZ&quot; -TRACK &quot;&quot; -YEAR &quot;&quot; 1/T801.mp3">
            <text:p>-ALBUM "" -ARTIST "" -ID3V2TAG TCOM "" -GENRE "" -TITLE "ZZZ" -TRACK "" -YEAR "" 1/T80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02]+1" office:value-type="float" office:value="802">
            <text:p>802</text:p>
          </table:table-cell>
          <table:table-cell table:style-name="ce3"/>
          <table:table-cell table:style-name="ce5" table:formula="of:=IF([.J803]=&quot;X&quot;;[.K802]+1;[.K802])" office:value-type="float" office:value="1">
            <text:p>1</text:p>
          </table:table-cell>
          <table:table-cell table:formula="of:=IF([.J803]=&quot;X&quot;;0;[.L802]+[.G802]+[.J803]/24/60/60)" office:value-type="time" office:time-value="PT00H09M20.304S">
            <text:p>00:09:20.30</text:p>
          </table:table-cell>
          <table:table-cell table:formula="of:=INT([.L803]*24*60)+MOD([.L803]*24*60*60;60)/100" office:value-type="float" office:value="9.20304">
            <text:p>9.203</text:p>
          </table:table-cell>
          <table:table-cell table:formula="of:=[.L803]*24*60*60+[.$N$1]*([.P803]-1)" office:value-type="float" office:value="159.804000000017">
            <text:p>159.804</text:p>
          </table:table-cell>
          <table:table-cell table:formula="of:=CONCATENATE(&quot;T&quot;;[.P803])" office:value-type="string" office:string-value="T802">
            <text:p>T802</text:p>
          </table:table-cell>
          <table:table-cell table:formula="of:=IF([.J803]=&quot;X&quot;;1;[.P802]+1)" office:value-type="float" office:value="802">
            <text:p>802</text:p>
          </table:table-cell>
          <table:table-cell table:style-name="ce7" table:formula="of:=CONCATENATE(&quot;mv &quot;;[.K803];&quot;^&quot;;[.O803];&quot;.wav &quot;&quot;rn^&quot;;[.$E803];&quot;~&quot;;[.$B803];&quot;~&quot;;[.$C803];&quot;~&quot;;[.$A803];&quot;~&quot;;[.$F803];&quot;~&quot;;[.$D803];&quot;.wav&quot;&quot;&quot;)" office:value-type="string" office:string-value="mv 1^T802.wav &quot;rn^ZZZ~~~~~.wav&quot;">
            <text:p>mv 1^T802.wav "rn^ZZZ~~~~~.wav"</text:p>
          </table:table-cell>
          <table:table-cell table:formula="of:=CONCATENATE(&quot;-ALBUM &quot;&quot;&quot;;[.A803];&quot;&quot;&quot; -ARTIST &quot;&quot;&quot;;[.B803];&quot;&quot;&quot; -ID3V2TAG TCOM &quot;&quot;&quot;;[.C803];&quot;&quot;&quot; -GENRE &quot;&quot;&quot;;[.D803];&quot;&quot;&quot; -TITLE &quot;&quot;&quot;;[.E803];&quot;&quot;&quot; -TRACK &quot;&quot;&quot;;[.F803];&quot;&quot;&quot; -YEAR &quot;&quot;&quot;;[.H803];&quot;&quot;&quot; &quot;;[.K803];&quot;/&quot;;[.O803];&quot;.mp3&quot;)" office:value-type="string" office:string-value="-ALBUM &quot;&quot; -ARTIST &quot;&quot; -ID3V2TAG TCOM &quot;&quot; -GENRE &quot;&quot; -TITLE &quot;ZZZ&quot; -TRACK &quot;&quot; -YEAR &quot;&quot; 1/T802.mp3">
            <text:p>-ALBUM "" -ARTIST "" -ID3V2TAG TCOM "" -GENRE "" -TITLE "ZZZ" -TRACK "" -YEAR "" 1/T80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03]+1" office:value-type="float" office:value="803">
            <text:p>803</text:p>
          </table:table-cell>
          <table:table-cell table:style-name="ce3"/>
          <table:table-cell table:style-name="ce5" table:formula="of:=IF([.J804]=&quot;X&quot;;[.K803]+1;[.K803])" office:value-type="float" office:value="1">
            <text:p>1</text:p>
          </table:table-cell>
          <table:table-cell table:formula="of:=IF([.J804]=&quot;X&quot;;0;[.L803]+[.G803]+[.J804]/24/60/60)" office:value-type="time" office:time-value="PT00H09M20.304S">
            <text:p>00:09:20.30</text:p>
          </table:table-cell>
          <table:table-cell table:formula="of:=INT([.L804]*24*60)+MOD([.L804]*24*60*60;60)/100" office:value-type="float" office:value="9.20304">
            <text:p>9.203</text:p>
          </table:table-cell>
          <table:table-cell table:formula="of:=[.L804]*24*60*60+[.$N$1]*([.P804]-1)" office:value-type="float" office:value="159.304000000017">
            <text:p>159.304</text:p>
          </table:table-cell>
          <table:table-cell table:formula="of:=CONCATENATE(&quot;T&quot;;[.P804])" office:value-type="string" office:string-value="T803">
            <text:p>T803</text:p>
          </table:table-cell>
          <table:table-cell table:formula="of:=IF([.J804]=&quot;X&quot;;1;[.P803]+1)" office:value-type="float" office:value="803">
            <text:p>803</text:p>
          </table:table-cell>
          <table:table-cell table:style-name="ce7" table:formula="of:=CONCATENATE(&quot;mv &quot;;[.K804];&quot;^&quot;;[.O804];&quot;.wav &quot;&quot;rn^&quot;;[.$E804];&quot;~&quot;;[.$B804];&quot;~&quot;;[.$C804];&quot;~&quot;;[.$A804];&quot;~&quot;;[.$F804];&quot;~&quot;;[.$D804];&quot;.wav&quot;&quot;&quot;)" office:value-type="string" office:string-value="mv 1^T803.wav &quot;rn^ZZZ~~~~~.wav&quot;">
            <text:p>mv 1^T803.wav "rn^ZZZ~~~~~.wav"</text:p>
          </table:table-cell>
          <table:table-cell table:formula="of:=CONCATENATE(&quot;-ALBUM &quot;&quot;&quot;;[.A804];&quot;&quot;&quot; -ARTIST &quot;&quot;&quot;;[.B804];&quot;&quot;&quot; -ID3V2TAG TCOM &quot;&quot;&quot;;[.C804];&quot;&quot;&quot; -GENRE &quot;&quot;&quot;;[.D804];&quot;&quot;&quot; -TITLE &quot;&quot;&quot;;[.E804];&quot;&quot;&quot; -TRACK &quot;&quot;&quot;;[.F804];&quot;&quot;&quot; -YEAR &quot;&quot;&quot;;[.H804];&quot;&quot;&quot; &quot;;[.K804];&quot;/&quot;;[.O804];&quot;.mp3&quot;)" office:value-type="string" office:string-value="-ALBUM &quot;&quot; -ARTIST &quot;&quot; -ID3V2TAG TCOM &quot;&quot; -GENRE &quot;&quot; -TITLE &quot;ZZZ&quot; -TRACK &quot;&quot; -YEAR &quot;&quot; 1/T803.mp3">
            <text:p>-ALBUM "" -ARTIST "" -ID3V2TAG TCOM "" -GENRE "" -TITLE "ZZZ" -TRACK "" -YEAR "" 1/T80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04]+1" office:value-type="float" office:value="804">
            <text:p>804</text:p>
          </table:table-cell>
          <table:table-cell table:style-name="ce3"/>
          <table:table-cell table:style-name="ce5" table:formula="of:=IF([.J805]=&quot;X&quot;;[.K804]+1;[.K804])" office:value-type="float" office:value="1">
            <text:p>1</text:p>
          </table:table-cell>
          <table:table-cell table:formula="of:=IF([.J805]=&quot;X&quot;;0;[.L804]+[.G804]+[.J805]/24/60/60)" office:value-type="time" office:time-value="PT00H09M20.304S">
            <text:p>00:09:20.30</text:p>
          </table:table-cell>
          <table:table-cell table:formula="of:=INT([.L805]*24*60)+MOD([.L805]*24*60*60;60)/100" office:value-type="float" office:value="9.20304">
            <text:p>9.203</text:p>
          </table:table-cell>
          <table:table-cell table:formula="of:=[.L805]*24*60*60+[.$N$1]*([.P805]-1)" office:value-type="float" office:value="158.804000000017">
            <text:p>158.804</text:p>
          </table:table-cell>
          <table:table-cell table:formula="of:=CONCATENATE(&quot;T&quot;;[.P805])" office:value-type="string" office:string-value="T804">
            <text:p>T804</text:p>
          </table:table-cell>
          <table:table-cell table:formula="of:=IF([.J805]=&quot;X&quot;;1;[.P804]+1)" office:value-type="float" office:value="804">
            <text:p>804</text:p>
          </table:table-cell>
          <table:table-cell table:style-name="ce7" table:formula="of:=CONCATENATE(&quot;mv &quot;;[.K805];&quot;^&quot;;[.O805];&quot;.wav &quot;&quot;rn^&quot;;[.$E805];&quot;~&quot;;[.$B805];&quot;~&quot;;[.$C805];&quot;~&quot;;[.$A805];&quot;~&quot;;[.$F805];&quot;~&quot;;[.$D805];&quot;.wav&quot;&quot;&quot;)" office:value-type="string" office:string-value="mv 1^T804.wav &quot;rn^ZZZ~~~~~.wav&quot;">
            <text:p>mv 1^T804.wav "rn^ZZZ~~~~~.wav"</text:p>
          </table:table-cell>
          <table:table-cell table:formula="of:=CONCATENATE(&quot;-ALBUM &quot;&quot;&quot;;[.A805];&quot;&quot;&quot; -ARTIST &quot;&quot;&quot;;[.B805];&quot;&quot;&quot; -ID3V2TAG TCOM &quot;&quot;&quot;;[.C805];&quot;&quot;&quot; -GENRE &quot;&quot;&quot;;[.D805];&quot;&quot;&quot; -TITLE &quot;&quot;&quot;;[.E805];&quot;&quot;&quot; -TRACK &quot;&quot;&quot;;[.F805];&quot;&quot;&quot; -YEAR &quot;&quot;&quot;;[.H805];&quot;&quot;&quot; &quot;;[.K805];&quot;/&quot;;[.O805];&quot;.mp3&quot;)" office:value-type="string" office:string-value="-ALBUM &quot;&quot; -ARTIST &quot;&quot; -ID3V2TAG TCOM &quot;&quot; -GENRE &quot;&quot; -TITLE &quot;ZZZ&quot; -TRACK &quot;&quot; -YEAR &quot;&quot; 1/T804.mp3">
            <text:p>-ALBUM "" -ARTIST "" -ID3V2TAG TCOM "" -GENRE "" -TITLE "ZZZ" -TRACK "" -YEAR "" 1/T80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05]+1" office:value-type="float" office:value="805">
            <text:p>805</text:p>
          </table:table-cell>
          <table:table-cell table:style-name="ce3"/>
          <table:table-cell table:style-name="ce5" table:formula="of:=IF([.J806]=&quot;X&quot;;[.K805]+1;[.K805])" office:value-type="float" office:value="1">
            <text:p>1</text:p>
          </table:table-cell>
          <table:table-cell table:formula="of:=IF([.J806]=&quot;X&quot;;0;[.L805]+[.G805]+[.J806]/24/60/60)" office:value-type="time" office:time-value="PT00H09M20.304S">
            <text:p>00:09:20.30</text:p>
          </table:table-cell>
          <table:table-cell table:formula="of:=INT([.L806]*24*60)+MOD([.L806]*24*60*60;60)/100" office:value-type="float" office:value="9.20304">
            <text:p>9.203</text:p>
          </table:table-cell>
          <table:table-cell table:formula="of:=[.L806]*24*60*60+[.$N$1]*([.P806]-1)" office:value-type="float" office:value="158.304000000017">
            <text:p>158.304</text:p>
          </table:table-cell>
          <table:table-cell table:formula="of:=CONCATENATE(&quot;T&quot;;[.P806])" office:value-type="string" office:string-value="T805">
            <text:p>T805</text:p>
          </table:table-cell>
          <table:table-cell table:formula="of:=IF([.J806]=&quot;X&quot;;1;[.P805]+1)" office:value-type="float" office:value="805">
            <text:p>805</text:p>
          </table:table-cell>
          <table:table-cell table:style-name="ce7" table:formula="of:=CONCATENATE(&quot;mv &quot;;[.K806];&quot;^&quot;;[.O806];&quot;.wav &quot;&quot;rn^&quot;;[.$E806];&quot;~&quot;;[.$B806];&quot;~&quot;;[.$C806];&quot;~&quot;;[.$A806];&quot;~&quot;;[.$F806];&quot;~&quot;;[.$D806];&quot;.wav&quot;&quot;&quot;)" office:value-type="string" office:string-value="mv 1^T805.wav &quot;rn^ZZZ~~~~~.wav&quot;">
            <text:p>mv 1^T805.wav "rn^ZZZ~~~~~.wav"</text:p>
          </table:table-cell>
          <table:table-cell table:formula="of:=CONCATENATE(&quot;-ALBUM &quot;&quot;&quot;;[.A806];&quot;&quot;&quot; -ARTIST &quot;&quot;&quot;;[.B806];&quot;&quot;&quot; -ID3V2TAG TCOM &quot;&quot;&quot;;[.C806];&quot;&quot;&quot; -GENRE &quot;&quot;&quot;;[.D806];&quot;&quot;&quot; -TITLE &quot;&quot;&quot;;[.E806];&quot;&quot;&quot; -TRACK &quot;&quot;&quot;;[.F806];&quot;&quot;&quot; -YEAR &quot;&quot;&quot;;[.H806];&quot;&quot;&quot; &quot;;[.K806];&quot;/&quot;;[.O806];&quot;.mp3&quot;)" office:value-type="string" office:string-value="-ALBUM &quot;&quot; -ARTIST &quot;&quot; -ID3V2TAG TCOM &quot;&quot; -GENRE &quot;&quot; -TITLE &quot;ZZZ&quot; -TRACK &quot;&quot; -YEAR &quot;&quot; 1/T805.mp3">
            <text:p>-ALBUM "" -ARTIST "" -ID3V2TAG TCOM "" -GENRE "" -TITLE "ZZZ" -TRACK "" -YEAR "" 1/T80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06]+1" office:value-type="float" office:value="806">
            <text:p>806</text:p>
          </table:table-cell>
          <table:table-cell table:style-name="ce3"/>
          <table:table-cell table:style-name="ce5" table:formula="of:=IF([.J807]=&quot;X&quot;;[.K806]+1;[.K806])" office:value-type="float" office:value="1">
            <text:p>1</text:p>
          </table:table-cell>
          <table:table-cell table:formula="of:=IF([.J807]=&quot;X&quot;;0;[.L806]+[.G806]+[.J807]/24/60/60)" office:value-type="time" office:time-value="PT00H09M20.304S">
            <text:p>00:09:20.30</text:p>
          </table:table-cell>
          <table:table-cell table:formula="of:=INT([.L807]*24*60)+MOD([.L807]*24*60*60;60)/100" office:value-type="float" office:value="9.20304">
            <text:p>9.203</text:p>
          </table:table-cell>
          <table:table-cell table:formula="of:=[.L807]*24*60*60+[.$N$1]*([.P807]-1)" office:value-type="float" office:value="157.804000000017">
            <text:p>157.804</text:p>
          </table:table-cell>
          <table:table-cell table:formula="of:=CONCATENATE(&quot;T&quot;;[.P807])" office:value-type="string" office:string-value="T806">
            <text:p>T806</text:p>
          </table:table-cell>
          <table:table-cell table:formula="of:=IF([.J807]=&quot;X&quot;;1;[.P806]+1)" office:value-type="float" office:value="806">
            <text:p>806</text:p>
          </table:table-cell>
          <table:table-cell table:style-name="ce7" table:formula="of:=CONCATENATE(&quot;mv &quot;;[.K807];&quot;^&quot;;[.O807];&quot;.wav &quot;&quot;rn^&quot;;[.$E807];&quot;~&quot;;[.$B807];&quot;~&quot;;[.$C807];&quot;~&quot;;[.$A807];&quot;~&quot;;[.$F807];&quot;~&quot;;[.$D807];&quot;.wav&quot;&quot;&quot;)" office:value-type="string" office:string-value="mv 1^T806.wav &quot;rn^ZZZ~~~~~.wav&quot;">
            <text:p>mv 1^T806.wav "rn^ZZZ~~~~~.wav"</text:p>
          </table:table-cell>
          <table:table-cell table:formula="of:=CONCATENATE(&quot;-ALBUM &quot;&quot;&quot;;[.A807];&quot;&quot;&quot; -ARTIST &quot;&quot;&quot;;[.B807];&quot;&quot;&quot; -ID3V2TAG TCOM &quot;&quot;&quot;;[.C807];&quot;&quot;&quot; -GENRE &quot;&quot;&quot;;[.D807];&quot;&quot;&quot; -TITLE &quot;&quot;&quot;;[.E807];&quot;&quot;&quot; -TRACK &quot;&quot;&quot;;[.F807];&quot;&quot;&quot; -YEAR &quot;&quot;&quot;;[.H807];&quot;&quot;&quot; &quot;;[.K807];&quot;/&quot;;[.O807];&quot;.mp3&quot;)" office:value-type="string" office:string-value="-ALBUM &quot;&quot; -ARTIST &quot;&quot; -ID3V2TAG TCOM &quot;&quot; -GENRE &quot;&quot; -TITLE &quot;ZZZ&quot; -TRACK &quot;&quot; -YEAR &quot;&quot; 1/T806.mp3">
            <text:p>-ALBUM "" -ARTIST "" -ID3V2TAG TCOM "" -GENRE "" -TITLE "ZZZ" -TRACK "" -YEAR "" 1/T80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07]+1" office:value-type="float" office:value="807">
            <text:p>807</text:p>
          </table:table-cell>
          <table:table-cell table:style-name="ce3"/>
          <table:table-cell table:style-name="ce5" table:formula="of:=IF([.J808]=&quot;X&quot;;[.K807]+1;[.K807])" office:value-type="float" office:value="1">
            <text:p>1</text:p>
          </table:table-cell>
          <table:table-cell table:formula="of:=IF([.J808]=&quot;X&quot;;0;[.L807]+[.G807]+[.J808]/24/60/60)" office:value-type="time" office:time-value="PT00H09M20.304S">
            <text:p>00:09:20.30</text:p>
          </table:table-cell>
          <table:table-cell table:formula="of:=INT([.L808]*24*60)+MOD([.L808]*24*60*60;60)/100" office:value-type="float" office:value="9.20304">
            <text:p>9.203</text:p>
          </table:table-cell>
          <table:table-cell table:formula="of:=[.L808]*24*60*60+[.$N$1]*([.P808]-1)" office:value-type="float" office:value="157.304000000018">
            <text:p>157.304</text:p>
          </table:table-cell>
          <table:table-cell table:formula="of:=CONCATENATE(&quot;T&quot;;[.P808])" office:value-type="string" office:string-value="T807">
            <text:p>T807</text:p>
          </table:table-cell>
          <table:table-cell table:formula="of:=IF([.J808]=&quot;X&quot;;1;[.P807]+1)" office:value-type="float" office:value="807">
            <text:p>807</text:p>
          </table:table-cell>
          <table:table-cell table:style-name="ce7" table:formula="of:=CONCATENATE(&quot;mv &quot;;[.K808];&quot;^&quot;;[.O808];&quot;.wav &quot;&quot;rn^&quot;;[.$E808];&quot;~&quot;;[.$B808];&quot;~&quot;;[.$C808];&quot;~&quot;;[.$A808];&quot;~&quot;;[.$F808];&quot;~&quot;;[.$D808];&quot;.wav&quot;&quot;&quot;)" office:value-type="string" office:string-value="mv 1^T807.wav &quot;rn^ZZZ~~~~~.wav&quot;">
            <text:p>mv 1^T807.wav "rn^ZZZ~~~~~.wav"</text:p>
          </table:table-cell>
          <table:table-cell table:formula="of:=CONCATENATE(&quot;-ALBUM &quot;&quot;&quot;;[.A808];&quot;&quot;&quot; -ARTIST &quot;&quot;&quot;;[.B808];&quot;&quot;&quot; -ID3V2TAG TCOM &quot;&quot;&quot;;[.C808];&quot;&quot;&quot; -GENRE &quot;&quot;&quot;;[.D808];&quot;&quot;&quot; -TITLE &quot;&quot;&quot;;[.E808];&quot;&quot;&quot; -TRACK &quot;&quot;&quot;;[.F808];&quot;&quot;&quot; -YEAR &quot;&quot;&quot;;[.H808];&quot;&quot;&quot; &quot;;[.K808];&quot;/&quot;;[.O808];&quot;.mp3&quot;)" office:value-type="string" office:string-value="-ALBUM &quot;&quot; -ARTIST &quot;&quot; -ID3V2TAG TCOM &quot;&quot; -GENRE &quot;&quot; -TITLE &quot;ZZZ&quot; -TRACK &quot;&quot; -YEAR &quot;&quot; 1/T807.mp3">
            <text:p>-ALBUM "" -ARTIST "" -ID3V2TAG TCOM "" -GENRE "" -TITLE "ZZZ" -TRACK "" -YEAR "" 1/T80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08]+1" office:value-type="float" office:value="808">
            <text:p>808</text:p>
          </table:table-cell>
          <table:table-cell table:style-name="ce3"/>
          <table:table-cell table:style-name="ce5" table:formula="of:=IF([.J809]=&quot;X&quot;;[.K808]+1;[.K808])" office:value-type="float" office:value="1">
            <text:p>1</text:p>
          </table:table-cell>
          <table:table-cell table:formula="of:=IF([.J809]=&quot;X&quot;;0;[.L808]+[.G808]+[.J809]/24/60/60)" office:value-type="time" office:time-value="PT00H09M20.304S">
            <text:p>00:09:20.30</text:p>
          </table:table-cell>
          <table:table-cell table:formula="of:=INT([.L809]*24*60)+MOD([.L809]*24*60*60;60)/100" office:value-type="float" office:value="9.20304">
            <text:p>9.203</text:p>
          </table:table-cell>
          <table:table-cell table:formula="of:=[.L809]*24*60*60+[.$N$1]*([.P809]-1)" office:value-type="float" office:value="156.804000000018">
            <text:p>156.804</text:p>
          </table:table-cell>
          <table:table-cell table:formula="of:=CONCATENATE(&quot;T&quot;;[.P809])" office:value-type="string" office:string-value="T808">
            <text:p>T808</text:p>
          </table:table-cell>
          <table:table-cell table:formula="of:=IF([.J809]=&quot;X&quot;;1;[.P808]+1)" office:value-type="float" office:value="808">
            <text:p>808</text:p>
          </table:table-cell>
          <table:table-cell table:style-name="ce7" table:formula="of:=CONCATENATE(&quot;mv &quot;;[.K809];&quot;^&quot;;[.O809];&quot;.wav &quot;&quot;rn^&quot;;[.$E809];&quot;~&quot;;[.$B809];&quot;~&quot;;[.$C809];&quot;~&quot;;[.$A809];&quot;~&quot;;[.$F809];&quot;~&quot;;[.$D809];&quot;.wav&quot;&quot;&quot;)" office:value-type="string" office:string-value="mv 1^T808.wav &quot;rn^ZZZ~~~~~.wav&quot;">
            <text:p>mv 1^T808.wav "rn^ZZZ~~~~~.wav"</text:p>
          </table:table-cell>
          <table:table-cell table:formula="of:=CONCATENATE(&quot;-ALBUM &quot;&quot;&quot;;[.A809];&quot;&quot;&quot; -ARTIST &quot;&quot;&quot;;[.B809];&quot;&quot;&quot; -ID3V2TAG TCOM &quot;&quot;&quot;;[.C809];&quot;&quot;&quot; -GENRE &quot;&quot;&quot;;[.D809];&quot;&quot;&quot; -TITLE &quot;&quot;&quot;;[.E809];&quot;&quot;&quot; -TRACK &quot;&quot;&quot;;[.F809];&quot;&quot;&quot; -YEAR &quot;&quot;&quot;;[.H809];&quot;&quot;&quot; &quot;;[.K809];&quot;/&quot;;[.O809];&quot;.mp3&quot;)" office:value-type="string" office:string-value="-ALBUM &quot;&quot; -ARTIST &quot;&quot; -ID3V2TAG TCOM &quot;&quot; -GENRE &quot;&quot; -TITLE &quot;ZZZ&quot; -TRACK &quot;&quot; -YEAR &quot;&quot; 1/T808.mp3">
            <text:p>-ALBUM "" -ARTIST "" -ID3V2TAG TCOM "" -GENRE "" -TITLE "ZZZ" -TRACK "" -YEAR "" 1/T80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09]+1" office:value-type="float" office:value="809">
            <text:p>809</text:p>
          </table:table-cell>
          <table:table-cell table:style-name="ce3"/>
          <table:table-cell table:style-name="ce5" table:formula="of:=IF([.J810]=&quot;X&quot;;[.K809]+1;[.K809])" office:value-type="float" office:value="1">
            <text:p>1</text:p>
          </table:table-cell>
          <table:table-cell table:formula="of:=IF([.J810]=&quot;X&quot;;0;[.L809]+[.G809]+[.J810]/24/60/60)" office:value-type="time" office:time-value="PT00H09M20.304S">
            <text:p>00:09:20.30</text:p>
          </table:table-cell>
          <table:table-cell table:formula="of:=INT([.L810]*24*60)+MOD([.L810]*24*60*60;60)/100" office:value-type="float" office:value="9.20304">
            <text:p>9.203</text:p>
          </table:table-cell>
          <table:table-cell table:formula="of:=[.L810]*24*60*60+[.$N$1]*([.P810]-1)" office:value-type="float" office:value="156.304000000018">
            <text:p>156.304</text:p>
          </table:table-cell>
          <table:table-cell table:formula="of:=CONCATENATE(&quot;T&quot;;[.P810])" office:value-type="string" office:string-value="T809">
            <text:p>T809</text:p>
          </table:table-cell>
          <table:table-cell table:formula="of:=IF([.J810]=&quot;X&quot;;1;[.P809]+1)" office:value-type="float" office:value="809">
            <text:p>809</text:p>
          </table:table-cell>
          <table:table-cell table:style-name="ce7" table:formula="of:=CONCATENATE(&quot;mv &quot;;[.K810];&quot;^&quot;;[.O810];&quot;.wav &quot;&quot;rn^&quot;;[.$E810];&quot;~&quot;;[.$B810];&quot;~&quot;;[.$C810];&quot;~&quot;;[.$A810];&quot;~&quot;;[.$F810];&quot;~&quot;;[.$D810];&quot;.wav&quot;&quot;&quot;)" office:value-type="string" office:string-value="mv 1^T809.wav &quot;rn^ZZZ~~~~~.wav&quot;">
            <text:p>mv 1^T809.wav "rn^ZZZ~~~~~.wav"</text:p>
          </table:table-cell>
          <table:table-cell table:formula="of:=CONCATENATE(&quot;-ALBUM &quot;&quot;&quot;;[.A810];&quot;&quot;&quot; -ARTIST &quot;&quot;&quot;;[.B810];&quot;&quot;&quot; -ID3V2TAG TCOM &quot;&quot;&quot;;[.C810];&quot;&quot;&quot; -GENRE &quot;&quot;&quot;;[.D810];&quot;&quot;&quot; -TITLE &quot;&quot;&quot;;[.E810];&quot;&quot;&quot; -TRACK &quot;&quot;&quot;;[.F810];&quot;&quot;&quot; -YEAR &quot;&quot;&quot;;[.H810];&quot;&quot;&quot; &quot;;[.K810];&quot;/&quot;;[.O810];&quot;.mp3&quot;)" office:value-type="string" office:string-value="-ALBUM &quot;&quot; -ARTIST &quot;&quot; -ID3V2TAG TCOM &quot;&quot; -GENRE &quot;&quot; -TITLE &quot;ZZZ&quot; -TRACK &quot;&quot; -YEAR &quot;&quot; 1/T809.mp3">
            <text:p>-ALBUM "" -ARTIST "" -ID3V2TAG TCOM "" -GENRE "" -TITLE "ZZZ" -TRACK "" -YEAR "" 1/T80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10]+1" office:value-type="float" office:value="810">
            <text:p>810</text:p>
          </table:table-cell>
          <table:table-cell table:style-name="ce3"/>
          <table:table-cell table:style-name="ce5" table:formula="of:=IF([.J811]=&quot;X&quot;;[.K810]+1;[.K810])" office:value-type="float" office:value="1">
            <text:p>1</text:p>
          </table:table-cell>
          <table:table-cell table:formula="of:=IF([.J811]=&quot;X&quot;;0;[.L810]+[.G810]+[.J811]/24/60/60)" office:value-type="time" office:time-value="PT00H09M20.304S">
            <text:p>00:09:20.30</text:p>
          </table:table-cell>
          <table:table-cell table:formula="of:=INT([.L811]*24*60)+MOD([.L811]*24*60*60;60)/100" office:value-type="float" office:value="9.20304">
            <text:p>9.203</text:p>
          </table:table-cell>
          <table:table-cell table:formula="of:=[.L811]*24*60*60+[.$N$1]*([.P811]-1)" office:value-type="float" office:value="155.804000000018">
            <text:p>155.804</text:p>
          </table:table-cell>
          <table:table-cell table:formula="of:=CONCATENATE(&quot;T&quot;;[.P811])" office:value-type="string" office:string-value="T810">
            <text:p>T810</text:p>
          </table:table-cell>
          <table:table-cell table:formula="of:=IF([.J811]=&quot;X&quot;;1;[.P810]+1)" office:value-type="float" office:value="810">
            <text:p>810</text:p>
          </table:table-cell>
          <table:table-cell table:style-name="ce7" table:formula="of:=CONCATENATE(&quot;mv &quot;;[.K811];&quot;^&quot;;[.O811];&quot;.wav &quot;&quot;rn^&quot;;[.$E811];&quot;~&quot;;[.$B811];&quot;~&quot;;[.$C811];&quot;~&quot;;[.$A811];&quot;~&quot;;[.$F811];&quot;~&quot;;[.$D811];&quot;.wav&quot;&quot;&quot;)" office:value-type="string" office:string-value="mv 1^T810.wav &quot;rn^ZZZ~~~~~.wav&quot;">
            <text:p>mv 1^T810.wav "rn^ZZZ~~~~~.wav"</text:p>
          </table:table-cell>
          <table:table-cell table:formula="of:=CONCATENATE(&quot;-ALBUM &quot;&quot;&quot;;[.A811];&quot;&quot;&quot; -ARTIST &quot;&quot;&quot;;[.B811];&quot;&quot;&quot; -ID3V2TAG TCOM &quot;&quot;&quot;;[.C811];&quot;&quot;&quot; -GENRE &quot;&quot;&quot;;[.D811];&quot;&quot;&quot; -TITLE &quot;&quot;&quot;;[.E811];&quot;&quot;&quot; -TRACK &quot;&quot;&quot;;[.F811];&quot;&quot;&quot; -YEAR &quot;&quot;&quot;;[.H811];&quot;&quot;&quot; &quot;;[.K811];&quot;/&quot;;[.O811];&quot;.mp3&quot;)" office:value-type="string" office:string-value="-ALBUM &quot;&quot; -ARTIST &quot;&quot; -ID3V2TAG TCOM &quot;&quot; -GENRE &quot;&quot; -TITLE &quot;ZZZ&quot; -TRACK &quot;&quot; -YEAR &quot;&quot; 1/T810.mp3">
            <text:p>-ALBUM "" -ARTIST "" -ID3V2TAG TCOM "" -GENRE "" -TITLE "ZZZ" -TRACK "" -YEAR "" 1/T81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11]+1" office:value-type="float" office:value="811">
            <text:p>811</text:p>
          </table:table-cell>
          <table:table-cell table:style-name="ce3"/>
          <table:table-cell table:style-name="ce5" table:formula="of:=IF([.J812]=&quot;X&quot;;[.K811]+1;[.K811])" office:value-type="float" office:value="1">
            <text:p>1</text:p>
          </table:table-cell>
          <table:table-cell table:formula="of:=IF([.J812]=&quot;X&quot;;0;[.L811]+[.G811]+[.J812]/24/60/60)" office:value-type="time" office:time-value="PT00H09M20.304S">
            <text:p>00:09:20.30</text:p>
          </table:table-cell>
          <table:table-cell table:formula="of:=INT([.L812]*24*60)+MOD([.L812]*24*60*60;60)/100" office:value-type="float" office:value="9.20304">
            <text:p>9.203</text:p>
          </table:table-cell>
          <table:table-cell table:formula="of:=[.L812]*24*60*60+[.$N$1]*([.P812]-1)" office:value-type="float" office:value="155.304000000018">
            <text:p>155.304</text:p>
          </table:table-cell>
          <table:table-cell table:formula="of:=CONCATENATE(&quot;T&quot;;[.P812])" office:value-type="string" office:string-value="T811">
            <text:p>T811</text:p>
          </table:table-cell>
          <table:table-cell table:formula="of:=IF([.J812]=&quot;X&quot;;1;[.P811]+1)" office:value-type="float" office:value="811">
            <text:p>811</text:p>
          </table:table-cell>
          <table:table-cell table:style-name="ce7" table:formula="of:=CONCATENATE(&quot;mv &quot;;[.K812];&quot;^&quot;;[.O812];&quot;.wav &quot;&quot;rn^&quot;;[.$E812];&quot;~&quot;;[.$B812];&quot;~&quot;;[.$C812];&quot;~&quot;;[.$A812];&quot;~&quot;;[.$F812];&quot;~&quot;;[.$D812];&quot;.wav&quot;&quot;&quot;)" office:value-type="string" office:string-value="mv 1^T811.wav &quot;rn^ZZZ~~~~~.wav&quot;">
            <text:p>mv 1^T811.wav "rn^ZZZ~~~~~.wav"</text:p>
          </table:table-cell>
          <table:table-cell table:formula="of:=CONCATENATE(&quot;-ALBUM &quot;&quot;&quot;;[.A812];&quot;&quot;&quot; -ARTIST &quot;&quot;&quot;;[.B812];&quot;&quot;&quot; -ID3V2TAG TCOM &quot;&quot;&quot;;[.C812];&quot;&quot;&quot; -GENRE &quot;&quot;&quot;;[.D812];&quot;&quot;&quot; -TITLE &quot;&quot;&quot;;[.E812];&quot;&quot;&quot; -TRACK &quot;&quot;&quot;;[.F812];&quot;&quot;&quot; -YEAR &quot;&quot;&quot;;[.H812];&quot;&quot;&quot; &quot;;[.K812];&quot;/&quot;;[.O812];&quot;.mp3&quot;)" office:value-type="string" office:string-value="-ALBUM &quot;&quot; -ARTIST &quot;&quot; -ID3V2TAG TCOM &quot;&quot; -GENRE &quot;&quot; -TITLE &quot;ZZZ&quot; -TRACK &quot;&quot; -YEAR &quot;&quot; 1/T811.mp3">
            <text:p>-ALBUM "" -ARTIST "" -ID3V2TAG TCOM "" -GENRE "" -TITLE "ZZZ" -TRACK "" -YEAR "" 1/T81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12]+1" office:value-type="float" office:value="812">
            <text:p>812</text:p>
          </table:table-cell>
          <table:table-cell table:style-name="ce3"/>
          <table:table-cell table:style-name="ce5" table:formula="of:=IF([.J813]=&quot;X&quot;;[.K812]+1;[.K812])" office:value-type="float" office:value="1">
            <text:p>1</text:p>
          </table:table-cell>
          <table:table-cell table:formula="of:=IF([.J813]=&quot;X&quot;;0;[.L812]+[.G812]+[.J813]/24/60/60)" office:value-type="time" office:time-value="PT00H09M20.304S">
            <text:p>00:09:20.30</text:p>
          </table:table-cell>
          <table:table-cell table:formula="of:=INT([.L813]*24*60)+MOD([.L813]*24*60*60;60)/100" office:value-type="float" office:value="9.20304">
            <text:p>9.203</text:p>
          </table:table-cell>
          <table:table-cell table:formula="of:=[.L813]*24*60*60+[.$N$1]*([.P813]-1)" office:value-type="float" office:value="154.804000000018">
            <text:p>154.804</text:p>
          </table:table-cell>
          <table:table-cell table:formula="of:=CONCATENATE(&quot;T&quot;;[.P813])" office:value-type="string" office:string-value="T812">
            <text:p>T812</text:p>
          </table:table-cell>
          <table:table-cell table:formula="of:=IF([.J813]=&quot;X&quot;;1;[.P812]+1)" office:value-type="float" office:value="812">
            <text:p>812</text:p>
          </table:table-cell>
          <table:table-cell table:style-name="ce7" table:formula="of:=CONCATENATE(&quot;mv &quot;;[.K813];&quot;^&quot;;[.O813];&quot;.wav &quot;&quot;rn^&quot;;[.$E813];&quot;~&quot;;[.$B813];&quot;~&quot;;[.$C813];&quot;~&quot;;[.$A813];&quot;~&quot;;[.$F813];&quot;~&quot;;[.$D813];&quot;.wav&quot;&quot;&quot;)" office:value-type="string" office:string-value="mv 1^T812.wav &quot;rn^ZZZ~~~~~.wav&quot;">
            <text:p>mv 1^T812.wav "rn^ZZZ~~~~~.wav"</text:p>
          </table:table-cell>
          <table:table-cell table:formula="of:=CONCATENATE(&quot;-ALBUM &quot;&quot;&quot;;[.A813];&quot;&quot;&quot; -ARTIST &quot;&quot;&quot;;[.B813];&quot;&quot;&quot; -ID3V2TAG TCOM &quot;&quot;&quot;;[.C813];&quot;&quot;&quot; -GENRE &quot;&quot;&quot;;[.D813];&quot;&quot;&quot; -TITLE &quot;&quot;&quot;;[.E813];&quot;&quot;&quot; -TRACK &quot;&quot;&quot;;[.F813];&quot;&quot;&quot; -YEAR &quot;&quot;&quot;;[.H813];&quot;&quot;&quot; &quot;;[.K813];&quot;/&quot;;[.O813];&quot;.mp3&quot;)" office:value-type="string" office:string-value="-ALBUM &quot;&quot; -ARTIST &quot;&quot; -ID3V2TAG TCOM &quot;&quot; -GENRE &quot;&quot; -TITLE &quot;ZZZ&quot; -TRACK &quot;&quot; -YEAR &quot;&quot; 1/T812.mp3">
            <text:p>-ALBUM "" -ARTIST "" -ID3V2TAG TCOM "" -GENRE "" -TITLE "ZZZ" -TRACK "" -YEAR "" 1/T81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13]+1" office:value-type="float" office:value="813">
            <text:p>813</text:p>
          </table:table-cell>
          <table:table-cell table:style-name="ce3"/>
          <table:table-cell table:style-name="ce5" table:formula="of:=IF([.J814]=&quot;X&quot;;[.K813]+1;[.K813])" office:value-type="float" office:value="1">
            <text:p>1</text:p>
          </table:table-cell>
          <table:table-cell table:formula="of:=IF([.J814]=&quot;X&quot;;0;[.L813]+[.G813]+[.J814]/24/60/60)" office:value-type="time" office:time-value="PT00H09M20.304S">
            <text:p>00:09:20.30</text:p>
          </table:table-cell>
          <table:table-cell table:formula="of:=INT([.L814]*24*60)+MOD([.L814]*24*60*60;60)/100" office:value-type="float" office:value="9.20304">
            <text:p>9.203</text:p>
          </table:table-cell>
          <table:table-cell table:formula="of:=[.L814]*24*60*60+[.$N$1]*([.P814]-1)" office:value-type="float" office:value="154.304000000018">
            <text:p>154.304</text:p>
          </table:table-cell>
          <table:table-cell table:formula="of:=CONCATENATE(&quot;T&quot;;[.P814])" office:value-type="string" office:string-value="T813">
            <text:p>T813</text:p>
          </table:table-cell>
          <table:table-cell table:formula="of:=IF([.J814]=&quot;X&quot;;1;[.P813]+1)" office:value-type="float" office:value="813">
            <text:p>813</text:p>
          </table:table-cell>
          <table:table-cell table:style-name="ce7" table:formula="of:=CONCATENATE(&quot;mv &quot;;[.K814];&quot;^&quot;;[.O814];&quot;.wav &quot;&quot;rn^&quot;;[.$E814];&quot;~&quot;;[.$B814];&quot;~&quot;;[.$C814];&quot;~&quot;;[.$A814];&quot;~&quot;;[.$F814];&quot;~&quot;;[.$D814];&quot;.wav&quot;&quot;&quot;)" office:value-type="string" office:string-value="mv 1^T813.wav &quot;rn^ZZZ~~~~~.wav&quot;">
            <text:p>mv 1^T813.wav "rn^ZZZ~~~~~.wav"</text:p>
          </table:table-cell>
          <table:table-cell table:formula="of:=CONCATENATE(&quot;-ALBUM &quot;&quot;&quot;;[.A814];&quot;&quot;&quot; -ARTIST &quot;&quot;&quot;;[.B814];&quot;&quot;&quot; -ID3V2TAG TCOM &quot;&quot;&quot;;[.C814];&quot;&quot;&quot; -GENRE &quot;&quot;&quot;;[.D814];&quot;&quot;&quot; -TITLE &quot;&quot;&quot;;[.E814];&quot;&quot;&quot; -TRACK &quot;&quot;&quot;;[.F814];&quot;&quot;&quot; -YEAR &quot;&quot;&quot;;[.H814];&quot;&quot;&quot; &quot;;[.K814];&quot;/&quot;;[.O814];&quot;.mp3&quot;)" office:value-type="string" office:string-value="-ALBUM &quot;&quot; -ARTIST &quot;&quot; -ID3V2TAG TCOM &quot;&quot; -GENRE &quot;&quot; -TITLE &quot;ZZZ&quot; -TRACK &quot;&quot; -YEAR &quot;&quot; 1/T813.mp3">
            <text:p>-ALBUM "" -ARTIST "" -ID3V2TAG TCOM "" -GENRE "" -TITLE "ZZZ" -TRACK "" -YEAR "" 1/T81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14]+1" office:value-type="float" office:value="814">
            <text:p>814</text:p>
          </table:table-cell>
          <table:table-cell table:style-name="ce3"/>
          <table:table-cell table:style-name="ce5" table:formula="of:=IF([.J815]=&quot;X&quot;;[.K814]+1;[.K814])" office:value-type="float" office:value="1">
            <text:p>1</text:p>
          </table:table-cell>
          <table:table-cell table:formula="of:=IF([.J815]=&quot;X&quot;;0;[.L814]+[.G814]+[.J815]/24/60/60)" office:value-type="time" office:time-value="PT00H09M20.304S">
            <text:p>00:09:20.30</text:p>
          </table:table-cell>
          <table:table-cell table:formula="of:=INT([.L815]*24*60)+MOD([.L815]*24*60*60;60)/100" office:value-type="float" office:value="9.20304">
            <text:p>9.203</text:p>
          </table:table-cell>
          <table:table-cell table:formula="of:=[.L815]*24*60*60+[.$N$1]*([.P815]-1)" office:value-type="float" office:value="153.804000000018">
            <text:p>153.804</text:p>
          </table:table-cell>
          <table:table-cell table:formula="of:=CONCATENATE(&quot;T&quot;;[.P815])" office:value-type="string" office:string-value="T814">
            <text:p>T814</text:p>
          </table:table-cell>
          <table:table-cell table:formula="of:=IF([.J815]=&quot;X&quot;;1;[.P814]+1)" office:value-type="float" office:value="814">
            <text:p>814</text:p>
          </table:table-cell>
          <table:table-cell table:style-name="ce7" table:formula="of:=CONCATENATE(&quot;mv &quot;;[.K815];&quot;^&quot;;[.O815];&quot;.wav &quot;&quot;rn^&quot;;[.$E815];&quot;~&quot;;[.$B815];&quot;~&quot;;[.$C815];&quot;~&quot;;[.$A815];&quot;~&quot;;[.$F815];&quot;~&quot;;[.$D815];&quot;.wav&quot;&quot;&quot;)" office:value-type="string" office:string-value="mv 1^T814.wav &quot;rn^ZZZ~~~~~.wav&quot;">
            <text:p>mv 1^T814.wav "rn^ZZZ~~~~~.wav"</text:p>
          </table:table-cell>
          <table:table-cell table:formula="of:=CONCATENATE(&quot;-ALBUM &quot;&quot;&quot;;[.A815];&quot;&quot;&quot; -ARTIST &quot;&quot;&quot;;[.B815];&quot;&quot;&quot; -ID3V2TAG TCOM &quot;&quot;&quot;;[.C815];&quot;&quot;&quot; -GENRE &quot;&quot;&quot;;[.D815];&quot;&quot;&quot; -TITLE &quot;&quot;&quot;;[.E815];&quot;&quot;&quot; -TRACK &quot;&quot;&quot;;[.F815];&quot;&quot;&quot; -YEAR &quot;&quot;&quot;;[.H815];&quot;&quot;&quot; &quot;;[.K815];&quot;/&quot;;[.O815];&quot;.mp3&quot;)" office:value-type="string" office:string-value="-ALBUM &quot;&quot; -ARTIST &quot;&quot; -ID3V2TAG TCOM &quot;&quot; -GENRE &quot;&quot; -TITLE &quot;ZZZ&quot; -TRACK &quot;&quot; -YEAR &quot;&quot; 1/T814.mp3">
            <text:p>-ALBUM "" -ARTIST "" -ID3V2TAG TCOM "" -GENRE "" -TITLE "ZZZ" -TRACK "" -YEAR "" 1/T81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15]+1" office:value-type="float" office:value="815">
            <text:p>815</text:p>
          </table:table-cell>
          <table:table-cell table:style-name="ce3"/>
          <table:table-cell table:style-name="ce5" table:formula="of:=IF([.J816]=&quot;X&quot;;[.K815]+1;[.K815])" office:value-type="float" office:value="1">
            <text:p>1</text:p>
          </table:table-cell>
          <table:table-cell table:formula="of:=IF([.J816]=&quot;X&quot;;0;[.L815]+[.G815]+[.J816]/24/60/60)" office:value-type="time" office:time-value="PT00H09M20.304S">
            <text:p>00:09:20.30</text:p>
          </table:table-cell>
          <table:table-cell table:formula="of:=INT([.L816]*24*60)+MOD([.L816]*24*60*60;60)/100" office:value-type="float" office:value="9.20304">
            <text:p>9.203</text:p>
          </table:table-cell>
          <table:table-cell table:formula="of:=[.L816]*24*60*60+[.$N$1]*([.P816]-1)" office:value-type="float" office:value="153.304000000018">
            <text:p>153.304</text:p>
          </table:table-cell>
          <table:table-cell table:formula="of:=CONCATENATE(&quot;T&quot;;[.P816])" office:value-type="string" office:string-value="T815">
            <text:p>T815</text:p>
          </table:table-cell>
          <table:table-cell table:formula="of:=IF([.J816]=&quot;X&quot;;1;[.P815]+1)" office:value-type="float" office:value="815">
            <text:p>815</text:p>
          </table:table-cell>
          <table:table-cell table:style-name="ce7" table:formula="of:=CONCATENATE(&quot;mv &quot;;[.K816];&quot;^&quot;;[.O816];&quot;.wav &quot;&quot;rn^&quot;;[.$E816];&quot;~&quot;;[.$B816];&quot;~&quot;;[.$C816];&quot;~&quot;;[.$A816];&quot;~&quot;;[.$F816];&quot;~&quot;;[.$D816];&quot;.wav&quot;&quot;&quot;)" office:value-type="string" office:string-value="mv 1^T815.wav &quot;rn^ZZZ~~~~~.wav&quot;">
            <text:p>mv 1^T815.wav "rn^ZZZ~~~~~.wav"</text:p>
          </table:table-cell>
          <table:table-cell table:formula="of:=CONCATENATE(&quot;-ALBUM &quot;&quot;&quot;;[.A816];&quot;&quot;&quot; -ARTIST &quot;&quot;&quot;;[.B816];&quot;&quot;&quot; -ID3V2TAG TCOM &quot;&quot;&quot;;[.C816];&quot;&quot;&quot; -GENRE &quot;&quot;&quot;;[.D816];&quot;&quot;&quot; -TITLE &quot;&quot;&quot;;[.E816];&quot;&quot;&quot; -TRACK &quot;&quot;&quot;;[.F816];&quot;&quot;&quot; -YEAR &quot;&quot;&quot;;[.H816];&quot;&quot;&quot; &quot;;[.K816];&quot;/&quot;;[.O816];&quot;.mp3&quot;)" office:value-type="string" office:string-value="-ALBUM &quot;&quot; -ARTIST &quot;&quot; -ID3V2TAG TCOM &quot;&quot; -GENRE &quot;&quot; -TITLE &quot;ZZZ&quot; -TRACK &quot;&quot; -YEAR &quot;&quot; 1/T815.mp3">
            <text:p>-ALBUM "" -ARTIST "" -ID3V2TAG TCOM "" -GENRE "" -TITLE "ZZZ" -TRACK "" -YEAR "" 1/T81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16]+1" office:value-type="float" office:value="816">
            <text:p>816</text:p>
          </table:table-cell>
          <table:table-cell table:style-name="ce3"/>
          <table:table-cell table:style-name="ce5" table:formula="of:=IF([.J817]=&quot;X&quot;;[.K816]+1;[.K816])" office:value-type="float" office:value="1">
            <text:p>1</text:p>
          </table:table-cell>
          <table:table-cell table:formula="of:=IF([.J817]=&quot;X&quot;;0;[.L816]+[.G816]+[.J817]/24/60/60)" office:value-type="time" office:time-value="PT00H09M20.304S">
            <text:p>00:09:20.30</text:p>
          </table:table-cell>
          <table:table-cell table:formula="of:=INT([.L817]*24*60)+MOD([.L817]*24*60*60;60)/100" office:value-type="float" office:value="9.20304">
            <text:p>9.203</text:p>
          </table:table-cell>
          <table:table-cell table:formula="of:=[.L817]*24*60*60+[.$N$1]*([.P817]-1)" office:value-type="float" office:value="152.804000000018">
            <text:p>152.804</text:p>
          </table:table-cell>
          <table:table-cell table:formula="of:=CONCATENATE(&quot;T&quot;;[.P817])" office:value-type="string" office:string-value="T816">
            <text:p>T816</text:p>
          </table:table-cell>
          <table:table-cell table:formula="of:=IF([.J817]=&quot;X&quot;;1;[.P816]+1)" office:value-type="float" office:value="816">
            <text:p>816</text:p>
          </table:table-cell>
          <table:table-cell table:style-name="ce7" table:formula="of:=CONCATENATE(&quot;mv &quot;;[.K817];&quot;^&quot;;[.O817];&quot;.wav &quot;&quot;rn^&quot;;[.$E817];&quot;~&quot;;[.$B817];&quot;~&quot;;[.$C817];&quot;~&quot;;[.$A817];&quot;~&quot;;[.$F817];&quot;~&quot;;[.$D817];&quot;.wav&quot;&quot;&quot;)" office:value-type="string" office:string-value="mv 1^T816.wav &quot;rn^ZZZ~~~~~.wav&quot;">
            <text:p>mv 1^T816.wav "rn^ZZZ~~~~~.wav"</text:p>
          </table:table-cell>
          <table:table-cell table:formula="of:=CONCATENATE(&quot;-ALBUM &quot;&quot;&quot;;[.A817];&quot;&quot;&quot; -ARTIST &quot;&quot;&quot;;[.B817];&quot;&quot;&quot; -ID3V2TAG TCOM &quot;&quot;&quot;;[.C817];&quot;&quot;&quot; -GENRE &quot;&quot;&quot;;[.D817];&quot;&quot;&quot; -TITLE &quot;&quot;&quot;;[.E817];&quot;&quot;&quot; -TRACK &quot;&quot;&quot;;[.F817];&quot;&quot;&quot; -YEAR &quot;&quot;&quot;;[.H817];&quot;&quot;&quot; &quot;;[.K817];&quot;/&quot;;[.O817];&quot;.mp3&quot;)" office:value-type="string" office:string-value="-ALBUM &quot;&quot; -ARTIST &quot;&quot; -ID3V2TAG TCOM &quot;&quot; -GENRE &quot;&quot; -TITLE &quot;ZZZ&quot; -TRACK &quot;&quot; -YEAR &quot;&quot; 1/T816.mp3">
            <text:p>-ALBUM "" -ARTIST "" -ID3V2TAG TCOM "" -GENRE "" -TITLE "ZZZ" -TRACK "" -YEAR "" 1/T81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17]+1" office:value-type="float" office:value="817">
            <text:p>817</text:p>
          </table:table-cell>
          <table:table-cell table:style-name="ce3"/>
          <table:table-cell table:style-name="ce5" table:formula="of:=IF([.J818]=&quot;X&quot;;[.K817]+1;[.K817])" office:value-type="float" office:value="1">
            <text:p>1</text:p>
          </table:table-cell>
          <table:table-cell table:formula="of:=IF([.J818]=&quot;X&quot;;0;[.L817]+[.G817]+[.J818]/24/60/60)" office:value-type="time" office:time-value="PT00H09M20.304S">
            <text:p>00:09:20.30</text:p>
          </table:table-cell>
          <table:table-cell table:formula="of:=INT([.L818]*24*60)+MOD([.L818]*24*60*60;60)/100" office:value-type="float" office:value="9.20304">
            <text:p>9.203</text:p>
          </table:table-cell>
          <table:table-cell table:formula="of:=[.L818]*24*60*60+[.$N$1]*([.P818]-1)" office:value-type="float" office:value="152.304000000018">
            <text:p>152.304</text:p>
          </table:table-cell>
          <table:table-cell table:formula="of:=CONCATENATE(&quot;T&quot;;[.P818])" office:value-type="string" office:string-value="T817">
            <text:p>T817</text:p>
          </table:table-cell>
          <table:table-cell table:formula="of:=IF([.J818]=&quot;X&quot;;1;[.P817]+1)" office:value-type="float" office:value="817">
            <text:p>817</text:p>
          </table:table-cell>
          <table:table-cell table:style-name="ce7" table:formula="of:=CONCATENATE(&quot;mv &quot;;[.K818];&quot;^&quot;;[.O818];&quot;.wav &quot;&quot;rn^&quot;;[.$E818];&quot;~&quot;;[.$B818];&quot;~&quot;;[.$C818];&quot;~&quot;;[.$A818];&quot;~&quot;;[.$F818];&quot;~&quot;;[.$D818];&quot;.wav&quot;&quot;&quot;)" office:value-type="string" office:string-value="mv 1^T817.wav &quot;rn^ZZZ~~~~~.wav&quot;">
            <text:p>mv 1^T817.wav "rn^ZZZ~~~~~.wav"</text:p>
          </table:table-cell>
          <table:table-cell table:formula="of:=CONCATENATE(&quot;-ALBUM &quot;&quot;&quot;;[.A818];&quot;&quot;&quot; -ARTIST &quot;&quot;&quot;;[.B818];&quot;&quot;&quot; -ID3V2TAG TCOM &quot;&quot;&quot;;[.C818];&quot;&quot;&quot; -GENRE &quot;&quot;&quot;;[.D818];&quot;&quot;&quot; -TITLE &quot;&quot;&quot;;[.E818];&quot;&quot;&quot; -TRACK &quot;&quot;&quot;;[.F818];&quot;&quot;&quot; -YEAR &quot;&quot;&quot;;[.H818];&quot;&quot;&quot; &quot;;[.K818];&quot;/&quot;;[.O818];&quot;.mp3&quot;)" office:value-type="string" office:string-value="-ALBUM &quot;&quot; -ARTIST &quot;&quot; -ID3V2TAG TCOM &quot;&quot; -GENRE &quot;&quot; -TITLE &quot;ZZZ&quot; -TRACK &quot;&quot; -YEAR &quot;&quot; 1/T817.mp3">
            <text:p>-ALBUM "" -ARTIST "" -ID3V2TAG TCOM "" -GENRE "" -TITLE "ZZZ" -TRACK "" -YEAR "" 1/T81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18]+1" office:value-type="float" office:value="818">
            <text:p>818</text:p>
          </table:table-cell>
          <table:table-cell table:style-name="ce3"/>
          <table:table-cell table:style-name="ce5" table:formula="of:=IF([.J819]=&quot;X&quot;;[.K818]+1;[.K818])" office:value-type="float" office:value="1">
            <text:p>1</text:p>
          </table:table-cell>
          <table:table-cell table:formula="of:=IF([.J819]=&quot;X&quot;;0;[.L818]+[.G818]+[.J819]/24/60/60)" office:value-type="time" office:time-value="PT00H09M20.304S">
            <text:p>00:09:20.30</text:p>
          </table:table-cell>
          <table:table-cell table:formula="of:=INT([.L819]*24*60)+MOD([.L819]*24*60*60;60)/100" office:value-type="float" office:value="9.20304">
            <text:p>9.203</text:p>
          </table:table-cell>
          <table:table-cell table:formula="of:=[.L819]*24*60*60+[.$N$1]*([.P819]-1)" office:value-type="float" office:value="151.804000000018">
            <text:p>151.804</text:p>
          </table:table-cell>
          <table:table-cell table:formula="of:=CONCATENATE(&quot;T&quot;;[.P819])" office:value-type="string" office:string-value="T818">
            <text:p>T818</text:p>
          </table:table-cell>
          <table:table-cell table:formula="of:=IF([.J819]=&quot;X&quot;;1;[.P818]+1)" office:value-type="float" office:value="818">
            <text:p>818</text:p>
          </table:table-cell>
          <table:table-cell table:style-name="ce7" table:formula="of:=CONCATENATE(&quot;mv &quot;;[.K819];&quot;^&quot;;[.O819];&quot;.wav &quot;&quot;rn^&quot;;[.$E819];&quot;~&quot;;[.$B819];&quot;~&quot;;[.$C819];&quot;~&quot;;[.$A819];&quot;~&quot;;[.$F819];&quot;~&quot;;[.$D819];&quot;.wav&quot;&quot;&quot;)" office:value-type="string" office:string-value="mv 1^T818.wav &quot;rn^ZZZ~~~~~.wav&quot;">
            <text:p>mv 1^T818.wav "rn^ZZZ~~~~~.wav"</text:p>
          </table:table-cell>
          <table:table-cell table:formula="of:=CONCATENATE(&quot;-ALBUM &quot;&quot;&quot;;[.A819];&quot;&quot;&quot; -ARTIST &quot;&quot;&quot;;[.B819];&quot;&quot;&quot; -ID3V2TAG TCOM &quot;&quot;&quot;;[.C819];&quot;&quot;&quot; -GENRE &quot;&quot;&quot;;[.D819];&quot;&quot;&quot; -TITLE &quot;&quot;&quot;;[.E819];&quot;&quot;&quot; -TRACK &quot;&quot;&quot;;[.F819];&quot;&quot;&quot; -YEAR &quot;&quot;&quot;;[.H819];&quot;&quot;&quot; &quot;;[.K819];&quot;/&quot;;[.O819];&quot;.mp3&quot;)" office:value-type="string" office:string-value="-ALBUM &quot;&quot; -ARTIST &quot;&quot; -ID3V2TAG TCOM &quot;&quot; -GENRE &quot;&quot; -TITLE &quot;ZZZ&quot; -TRACK &quot;&quot; -YEAR &quot;&quot; 1/T818.mp3">
            <text:p>-ALBUM "" -ARTIST "" -ID3V2TAG TCOM "" -GENRE "" -TITLE "ZZZ" -TRACK "" -YEAR "" 1/T81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19]+1" office:value-type="float" office:value="819">
            <text:p>819</text:p>
          </table:table-cell>
          <table:table-cell table:style-name="ce3"/>
          <table:table-cell table:style-name="ce5" table:formula="of:=IF([.J820]=&quot;X&quot;;[.K819]+1;[.K819])" office:value-type="float" office:value="1">
            <text:p>1</text:p>
          </table:table-cell>
          <table:table-cell table:formula="of:=IF([.J820]=&quot;X&quot;;0;[.L819]+[.G819]+[.J820]/24/60/60)" office:value-type="time" office:time-value="PT00H09M20.304S">
            <text:p>00:09:20.30</text:p>
          </table:table-cell>
          <table:table-cell table:formula="of:=INT([.L820]*24*60)+MOD([.L820]*24*60*60;60)/100" office:value-type="float" office:value="9.20304">
            <text:p>9.203</text:p>
          </table:table-cell>
          <table:table-cell table:formula="of:=[.L820]*24*60*60+[.$N$1]*([.P820]-1)" office:value-type="float" office:value="151.304000000018">
            <text:p>151.304</text:p>
          </table:table-cell>
          <table:table-cell table:formula="of:=CONCATENATE(&quot;T&quot;;[.P820])" office:value-type="string" office:string-value="T819">
            <text:p>T819</text:p>
          </table:table-cell>
          <table:table-cell table:formula="of:=IF([.J820]=&quot;X&quot;;1;[.P819]+1)" office:value-type="float" office:value="819">
            <text:p>819</text:p>
          </table:table-cell>
          <table:table-cell table:style-name="ce7" table:formula="of:=CONCATENATE(&quot;mv &quot;;[.K820];&quot;^&quot;;[.O820];&quot;.wav &quot;&quot;rn^&quot;;[.$E820];&quot;~&quot;;[.$B820];&quot;~&quot;;[.$C820];&quot;~&quot;;[.$A820];&quot;~&quot;;[.$F820];&quot;~&quot;;[.$D820];&quot;.wav&quot;&quot;&quot;)" office:value-type="string" office:string-value="mv 1^T819.wav &quot;rn^ZZZ~~~~~.wav&quot;">
            <text:p>mv 1^T819.wav "rn^ZZZ~~~~~.wav"</text:p>
          </table:table-cell>
          <table:table-cell table:formula="of:=CONCATENATE(&quot;-ALBUM &quot;&quot;&quot;;[.A820];&quot;&quot;&quot; -ARTIST &quot;&quot;&quot;;[.B820];&quot;&quot;&quot; -ID3V2TAG TCOM &quot;&quot;&quot;;[.C820];&quot;&quot;&quot; -GENRE &quot;&quot;&quot;;[.D820];&quot;&quot;&quot; -TITLE &quot;&quot;&quot;;[.E820];&quot;&quot;&quot; -TRACK &quot;&quot;&quot;;[.F820];&quot;&quot;&quot; -YEAR &quot;&quot;&quot;;[.H820];&quot;&quot;&quot; &quot;;[.K820];&quot;/&quot;;[.O820];&quot;.mp3&quot;)" office:value-type="string" office:string-value="-ALBUM &quot;&quot; -ARTIST &quot;&quot; -ID3V2TAG TCOM &quot;&quot; -GENRE &quot;&quot; -TITLE &quot;ZZZ&quot; -TRACK &quot;&quot; -YEAR &quot;&quot; 1/T819.mp3">
            <text:p>-ALBUM "" -ARTIST "" -ID3V2TAG TCOM "" -GENRE "" -TITLE "ZZZ" -TRACK "" -YEAR "" 1/T81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20]+1" office:value-type="float" office:value="820">
            <text:p>820</text:p>
          </table:table-cell>
          <table:table-cell table:style-name="ce3"/>
          <table:table-cell table:style-name="ce5" table:formula="of:=IF([.J821]=&quot;X&quot;;[.K820]+1;[.K820])" office:value-type="float" office:value="1">
            <text:p>1</text:p>
          </table:table-cell>
          <table:table-cell table:formula="of:=IF([.J821]=&quot;X&quot;;0;[.L820]+[.G820]+[.J821]/24/60/60)" office:value-type="time" office:time-value="PT00H09M20.304S">
            <text:p>00:09:20.30</text:p>
          </table:table-cell>
          <table:table-cell table:formula="of:=INT([.L821]*24*60)+MOD([.L821]*24*60*60;60)/100" office:value-type="float" office:value="9.20304">
            <text:p>9.203</text:p>
          </table:table-cell>
          <table:table-cell table:formula="of:=[.L821]*24*60*60+[.$N$1]*([.P821]-1)" office:value-type="float" office:value="150.804000000018">
            <text:p>150.804</text:p>
          </table:table-cell>
          <table:table-cell table:formula="of:=CONCATENATE(&quot;T&quot;;[.P821])" office:value-type="string" office:string-value="T820">
            <text:p>T820</text:p>
          </table:table-cell>
          <table:table-cell table:formula="of:=IF([.J821]=&quot;X&quot;;1;[.P820]+1)" office:value-type="float" office:value="820">
            <text:p>820</text:p>
          </table:table-cell>
          <table:table-cell table:style-name="ce7" table:formula="of:=CONCATENATE(&quot;mv &quot;;[.K821];&quot;^&quot;;[.O821];&quot;.wav &quot;&quot;rn^&quot;;[.$E821];&quot;~&quot;;[.$B821];&quot;~&quot;;[.$C821];&quot;~&quot;;[.$A821];&quot;~&quot;;[.$F821];&quot;~&quot;;[.$D821];&quot;.wav&quot;&quot;&quot;)" office:value-type="string" office:string-value="mv 1^T820.wav &quot;rn^ZZZ~~~~~.wav&quot;">
            <text:p>mv 1^T820.wav "rn^ZZZ~~~~~.wav"</text:p>
          </table:table-cell>
          <table:table-cell table:formula="of:=CONCATENATE(&quot;-ALBUM &quot;&quot;&quot;;[.A821];&quot;&quot;&quot; -ARTIST &quot;&quot;&quot;;[.B821];&quot;&quot;&quot; -ID3V2TAG TCOM &quot;&quot;&quot;;[.C821];&quot;&quot;&quot; -GENRE &quot;&quot;&quot;;[.D821];&quot;&quot;&quot; -TITLE &quot;&quot;&quot;;[.E821];&quot;&quot;&quot; -TRACK &quot;&quot;&quot;;[.F821];&quot;&quot;&quot; -YEAR &quot;&quot;&quot;;[.H821];&quot;&quot;&quot; &quot;;[.K821];&quot;/&quot;;[.O821];&quot;.mp3&quot;)" office:value-type="string" office:string-value="-ALBUM &quot;&quot; -ARTIST &quot;&quot; -ID3V2TAG TCOM &quot;&quot; -GENRE &quot;&quot; -TITLE &quot;ZZZ&quot; -TRACK &quot;&quot; -YEAR &quot;&quot; 1/T820.mp3">
            <text:p>-ALBUM "" -ARTIST "" -ID3V2TAG TCOM "" -GENRE "" -TITLE "ZZZ" -TRACK "" -YEAR "" 1/T82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21]+1" office:value-type="float" office:value="821">
            <text:p>821</text:p>
          </table:table-cell>
          <table:table-cell table:style-name="ce3"/>
          <table:table-cell table:style-name="ce5" table:formula="of:=IF([.J822]=&quot;X&quot;;[.K821]+1;[.K821])" office:value-type="float" office:value="1">
            <text:p>1</text:p>
          </table:table-cell>
          <table:table-cell table:formula="of:=IF([.J822]=&quot;X&quot;;0;[.L821]+[.G821]+[.J822]/24/60/60)" office:value-type="time" office:time-value="PT00H09M20.304S">
            <text:p>00:09:20.30</text:p>
          </table:table-cell>
          <table:table-cell table:formula="of:=INT([.L822]*24*60)+MOD([.L822]*24*60*60;60)/100" office:value-type="float" office:value="9.20304">
            <text:p>9.203</text:p>
          </table:table-cell>
          <table:table-cell table:formula="of:=[.L822]*24*60*60+[.$N$1]*([.P822]-1)" office:value-type="float" office:value="150.304000000018">
            <text:p>150.304</text:p>
          </table:table-cell>
          <table:table-cell table:formula="of:=CONCATENATE(&quot;T&quot;;[.P822])" office:value-type="string" office:string-value="T821">
            <text:p>T821</text:p>
          </table:table-cell>
          <table:table-cell table:formula="of:=IF([.J822]=&quot;X&quot;;1;[.P821]+1)" office:value-type="float" office:value="821">
            <text:p>821</text:p>
          </table:table-cell>
          <table:table-cell table:style-name="ce7" table:formula="of:=CONCATENATE(&quot;mv &quot;;[.K822];&quot;^&quot;;[.O822];&quot;.wav &quot;&quot;rn^&quot;;[.$E822];&quot;~&quot;;[.$B822];&quot;~&quot;;[.$C822];&quot;~&quot;;[.$A822];&quot;~&quot;;[.$F822];&quot;~&quot;;[.$D822];&quot;.wav&quot;&quot;&quot;)" office:value-type="string" office:string-value="mv 1^T821.wav &quot;rn^ZZZ~~~~~.wav&quot;">
            <text:p>mv 1^T821.wav "rn^ZZZ~~~~~.wav"</text:p>
          </table:table-cell>
          <table:table-cell table:formula="of:=CONCATENATE(&quot;-ALBUM &quot;&quot;&quot;;[.A822];&quot;&quot;&quot; -ARTIST &quot;&quot;&quot;;[.B822];&quot;&quot;&quot; -ID3V2TAG TCOM &quot;&quot;&quot;;[.C822];&quot;&quot;&quot; -GENRE &quot;&quot;&quot;;[.D822];&quot;&quot;&quot; -TITLE &quot;&quot;&quot;;[.E822];&quot;&quot;&quot; -TRACK &quot;&quot;&quot;;[.F822];&quot;&quot;&quot; -YEAR &quot;&quot;&quot;;[.H822];&quot;&quot;&quot; &quot;;[.K822];&quot;/&quot;;[.O822];&quot;.mp3&quot;)" office:value-type="string" office:string-value="-ALBUM &quot;&quot; -ARTIST &quot;&quot; -ID3V2TAG TCOM &quot;&quot; -GENRE &quot;&quot; -TITLE &quot;ZZZ&quot; -TRACK &quot;&quot; -YEAR &quot;&quot; 1/T821.mp3">
            <text:p>-ALBUM "" -ARTIST "" -ID3V2TAG TCOM "" -GENRE "" -TITLE "ZZZ" -TRACK "" -YEAR "" 1/T82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22]+1" office:value-type="float" office:value="822">
            <text:p>822</text:p>
          </table:table-cell>
          <table:table-cell table:style-name="ce3"/>
          <table:table-cell table:style-name="ce5" table:formula="of:=IF([.J823]=&quot;X&quot;;[.K822]+1;[.K822])" office:value-type="float" office:value="1">
            <text:p>1</text:p>
          </table:table-cell>
          <table:table-cell table:formula="of:=IF([.J823]=&quot;X&quot;;0;[.L822]+[.G822]+[.J823]/24/60/60)" office:value-type="time" office:time-value="PT00H09M20.304S">
            <text:p>00:09:20.30</text:p>
          </table:table-cell>
          <table:table-cell table:formula="of:=INT([.L823]*24*60)+MOD([.L823]*24*60*60;60)/100" office:value-type="float" office:value="9.20304">
            <text:p>9.203</text:p>
          </table:table-cell>
          <table:table-cell table:formula="of:=[.L823]*24*60*60+[.$N$1]*([.P823]-1)" office:value-type="float" office:value="149.804000000018">
            <text:p>149.804</text:p>
          </table:table-cell>
          <table:table-cell table:formula="of:=CONCATENATE(&quot;T&quot;;[.P823])" office:value-type="string" office:string-value="T822">
            <text:p>T822</text:p>
          </table:table-cell>
          <table:table-cell table:formula="of:=IF([.J823]=&quot;X&quot;;1;[.P822]+1)" office:value-type="float" office:value="822">
            <text:p>822</text:p>
          </table:table-cell>
          <table:table-cell table:style-name="ce7" table:formula="of:=CONCATENATE(&quot;mv &quot;;[.K823];&quot;^&quot;;[.O823];&quot;.wav &quot;&quot;rn^&quot;;[.$E823];&quot;~&quot;;[.$B823];&quot;~&quot;;[.$C823];&quot;~&quot;;[.$A823];&quot;~&quot;;[.$F823];&quot;~&quot;;[.$D823];&quot;.wav&quot;&quot;&quot;)" office:value-type="string" office:string-value="mv 1^T822.wav &quot;rn^ZZZ~~~~~.wav&quot;">
            <text:p>mv 1^T822.wav "rn^ZZZ~~~~~.wav"</text:p>
          </table:table-cell>
          <table:table-cell table:formula="of:=CONCATENATE(&quot;-ALBUM &quot;&quot;&quot;;[.A823];&quot;&quot;&quot; -ARTIST &quot;&quot;&quot;;[.B823];&quot;&quot;&quot; -ID3V2TAG TCOM &quot;&quot;&quot;;[.C823];&quot;&quot;&quot; -GENRE &quot;&quot;&quot;;[.D823];&quot;&quot;&quot; -TITLE &quot;&quot;&quot;;[.E823];&quot;&quot;&quot; -TRACK &quot;&quot;&quot;;[.F823];&quot;&quot;&quot; -YEAR &quot;&quot;&quot;;[.H823];&quot;&quot;&quot; &quot;;[.K823];&quot;/&quot;;[.O823];&quot;.mp3&quot;)" office:value-type="string" office:string-value="-ALBUM &quot;&quot; -ARTIST &quot;&quot; -ID3V2TAG TCOM &quot;&quot; -GENRE &quot;&quot; -TITLE &quot;ZZZ&quot; -TRACK &quot;&quot; -YEAR &quot;&quot; 1/T822.mp3">
            <text:p>-ALBUM "" -ARTIST "" -ID3V2TAG TCOM "" -GENRE "" -TITLE "ZZZ" -TRACK "" -YEAR "" 1/T82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23]+1" office:value-type="float" office:value="823">
            <text:p>823</text:p>
          </table:table-cell>
          <table:table-cell table:style-name="ce3"/>
          <table:table-cell table:style-name="ce5" table:formula="of:=IF([.J824]=&quot;X&quot;;[.K823]+1;[.K823])" office:value-type="float" office:value="1">
            <text:p>1</text:p>
          </table:table-cell>
          <table:table-cell table:formula="of:=IF([.J824]=&quot;X&quot;;0;[.L823]+[.G823]+[.J824]/24/60/60)" office:value-type="time" office:time-value="PT00H09M20.304S">
            <text:p>00:09:20.30</text:p>
          </table:table-cell>
          <table:table-cell table:formula="of:=INT([.L824]*24*60)+MOD([.L824]*24*60*60;60)/100" office:value-type="float" office:value="9.20304">
            <text:p>9.203</text:p>
          </table:table-cell>
          <table:table-cell table:formula="of:=[.L824]*24*60*60+[.$N$1]*([.P824]-1)" office:value-type="float" office:value="149.304000000018">
            <text:p>149.304</text:p>
          </table:table-cell>
          <table:table-cell table:formula="of:=CONCATENATE(&quot;T&quot;;[.P824])" office:value-type="string" office:string-value="T823">
            <text:p>T823</text:p>
          </table:table-cell>
          <table:table-cell table:formula="of:=IF([.J824]=&quot;X&quot;;1;[.P823]+1)" office:value-type="float" office:value="823">
            <text:p>823</text:p>
          </table:table-cell>
          <table:table-cell table:style-name="ce7" table:formula="of:=CONCATENATE(&quot;mv &quot;;[.K824];&quot;^&quot;;[.O824];&quot;.wav &quot;&quot;rn^&quot;;[.$E824];&quot;~&quot;;[.$B824];&quot;~&quot;;[.$C824];&quot;~&quot;;[.$A824];&quot;~&quot;;[.$F824];&quot;~&quot;;[.$D824];&quot;.wav&quot;&quot;&quot;)" office:value-type="string" office:string-value="mv 1^T823.wav &quot;rn^ZZZ~~~~~.wav&quot;">
            <text:p>mv 1^T823.wav "rn^ZZZ~~~~~.wav"</text:p>
          </table:table-cell>
          <table:table-cell table:formula="of:=CONCATENATE(&quot;-ALBUM &quot;&quot;&quot;;[.A824];&quot;&quot;&quot; -ARTIST &quot;&quot;&quot;;[.B824];&quot;&quot;&quot; -ID3V2TAG TCOM &quot;&quot;&quot;;[.C824];&quot;&quot;&quot; -GENRE &quot;&quot;&quot;;[.D824];&quot;&quot;&quot; -TITLE &quot;&quot;&quot;;[.E824];&quot;&quot;&quot; -TRACK &quot;&quot;&quot;;[.F824];&quot;&quot;&quot; -YEAR &quot;&quot;&quot;;[.H824];&quot;&quot;&quot; &quot;;[.K824];&quot;/&quot;;[.O824];&quot;.mp3&quot;)" office:value-type="string" office:string-value="-ALBUM &quot;&quot; -ARTIST &quot;&quot; -ID3V2TAG TCOM &quot;&quot; -GENRE &quot;&quot; -TITLE &quot;ZZZ&quot; -TRACK &quot;&quot; -YEAR &quot;&quot; 1/T823.mp3">
            <text:p>-ALBUM "" -ARTIST "" -ID3V2TAG TCOM "" -GENRE "" -TITLE "ZZZ" -TRACK "" -YEAR "" 1/T82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24]+1" office:value-type="float" office:value="824">
            <text:p>824</text:p>
          </table:table-cell>
          <table:table-cell table:style-name="ce3"/>
          <table:table-cell table:style-name="ce5" table:formula="of:=IF([.J825]=&quot;X&quot;;[.K824]+1;[.K824])" office:value-type="float" office:value="1">
            <text:p>1</text:p>
          </table:table-cell>
          <table:table-cell table:formula="of:=IF([.J825]=&quot;X&quot;;0;[.L824]+[.G824]+[.J825]/24/60/60)" office:value-type="time" office:time-value="PT00H09M20.304S">
            <text:p>00:09:20.30</text:p>
          </table:table-cell>
          <table:table-cell table:formula="of:=INT([.L825]*24*60)+MOD([.L825]*24*60*60;60)/100" office:value-type="float" office:value="9.20304">
            <text:p>9.203</text:p>
          </table:table-cell>
          <table:table-cell table:formula="of:=[.L825]*24*60*60+[.$N$1]*([.P825]-1)" office:value-type="float" office:value="148.804000000018">
            <text:p>148.804</text:p>
          </table:table-cell>
          <table:table-cell table:formula="of:=CONCATENATE(&quot;T&quot;;[.P825])" office:value-type="string" office:string-value="T824">
            <text:p>T824</text:p>
          </table:table-cell>
          <table:table-cell table:formula="of:=IF([.J825]=&quot;X&quot;;1;[.P824]+1)" office:value-type="float" office:value="824">
            <text:p>824</text:p>
          </table:table-cell>
          <table:table-cell table:style-name="ce7" table:formula="of:=CONCATENATE(&quot;mv &quot;;[.K825];&quot;^&quot;;[.O825];&quot;.wav &quot;&quot;rn^&quot;;[.$E825];&quot;~&quot;;[.$B825];&quot;~&quot;;[.$C825];&quot;~&quot;;[.$A825];&quot;~&quot;;[.$F825];&quot;~&quot;;[.$D825];&quot;.wav&quot;&quot;&quot;)" office:value-type="string" office:string-value="mv 1^T824.wav &quot;rn^ZZZ~~~~~.wav&quot;">
            <text:p>mv 1^T824.wav "rn^ZZZ~~~~~.wav"</text:p>
          </table:table-cell>
          <table:table-cell table:formula="of:=CONCATENATE(&quot;-ALBUM &quot;&quot;&quot;;[.A825];&quot;&quot;&quot; -ARTIST &quot;&quot;&quot;;[.B825];&quot;&quot;&quot; -ID3V2TAG TCOM &quot;&quot;&quot;;[.C825];&quot;&quot;&quot; -GENRE &quot;&quot;&quot;;[.D825];&quot;&quot;&quot; -TITLE &quot;&quot;&quot;;[.E825];&quot;&quot;&quot; -TRACK &quot;&quot;&quot;;[.F825];&quot;&quot;&quot; -YEAR &quot;&quot;&quot;;[.H825];&quot;&quot;&quot; &quot;;[.K825];&quot;/&quot;;[.O825];&quot;.mp3&quot;)" office:value-type="string" office:string-value="-ALBUM &quot;&quot; -ARTIST &quot;&quot; -ID3V2TAG TCOM &quot;&quot; -GENRE &quot;&quot; -TITLE &quot;ZZZ&quot; -TRACK &quot;&quot; -YEAR &quot;&quot; 1/T824.mp3">
            <text:p>-ALBUM "" -ARTIST "" -ID3V2TAG TCOM "" -GENRE "" -TITLE "ZZZ" -TRACK "" -YEAR "" 1/T82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25]+1" office:value-type="float" office:value="825">
            <text:p>825</text:p>
          </table:table-cell>
          <table:table-cell table:style-name="ce3"/>
          <table:table-cell table:style-name="ce5" table:formula="of:=IF([.J826]=&quot;X&quot;;[.K825]+1;[.K825])" office:value-type="float" office:value="1">
            <text:p>1</text:p>
          </table:table-cell>
          <table:table-cell table:formula="of:=IF([.J826]=&quot;X&quot;;0;[.L825]+[.G825]+[.J826]/24/60/60)" office:value-type="time" office:time-value="PT00H09M20.304S">
            <text:p>00:09:20.30</text:p>
          </table:table-cell>
          <table:table-cell table:formula="of:=INT([.L826]*24*60)+MOD([.L826]*24*60*60;60)/100" office:value-type="float" office:value="9.20304">
            <text:p>9.203</text:p>
          </table:table-cell>
          <table:table-cell table:formula="of:=[.L826]*24*60*60+[.$N$1]*([.P826]-1)" office:value-type="float" office:value="148.304000000018">
            <text:p>148.304</text:p>
          </table:table-cell>
          <table:table-cell table:formula="of:=CONCATENATE(&quot;T&quot;;[.P826])" office:value-type="string" office:string-value="T825">
            <text:p>T825</text:p>
          </table:table-cell>
          <table:table-cell table:formula="of:=IF([.J826]=&quot;X&quot;;1;[.P825]+1)" office:value-type="float" office:value="825">
            <text:p>825</text:p>
          </table:table-cell>
          <table:table-cell table:style-name="ce7" table:formula="of:=CONCATENATE(&quot;mv &quot;;[.K826];&quot;^&quot;;[.O826];&quot;.wav &quot;&quot;rn^&quot;;[.$E826];&quot;~&quot;;[.$B826];&quot;~&quot;;[.$C826];&quot;~&quot;;[.$A826];&quot;~&quot;;[.$F826];&quot;~&quot;;[.$D826];&quot;.wav&quot;&quot;&quot;)" office:value-type="string" office:string-value="mv 1^T825.wav &quot;rn^ZZZ~~~~~.wav&quot;">
            <text:p>mv 1^T825.wav "rn^ZZZ~~~~~.wav"</text:p>
          </table:table-cell>
          <table:table-cell table:formula="of:=CONCATENATE(&quot;-ALBUM &quot;&quot;&quot;;[.A826];&quot;&quot;&quot; -ARTIST &quot;&quot;&quot;;[.B826];&quot;&quot;&quot; -ID3V2TAG TCOM &quot;&quot;&quot;;[.C826];&quot;&quot;&quot; -GENRE &quot;&quot;&quot;;[.D826];&quot;&quot;&quot; -TITLE &quot;&quot;&quot;;[.E826];&quot;&quot;&quot; -TRACK &quot;&quot;&quot;;[.F826];&quot;&quot;&quot; -YEAR &quot;&quot;&quot;;[.H826];&quot;&quot;&quot; &quot;;[.K826];&quot;/&quot;;[.O826];&quot;.mp3&quot;)" office:value-type="string" office:string-value="-ALBUM &quot;&quot; -ARTIST &quot;&quot; -ID3V2TAG TCOM &quot;&quot; -GENRE &quot;&quot; -TITLE &quot;ZZZ&quot; -TRACK &quot;&quot; -YEAR &quot;&quot; 1/T825.mp3">
            <text:p>-ALBUM "" -ARTIST "" -ID3V2TAG TCOM "" -GENRE "" -TITLE "ZZZ" -TRACK "" -YEAR "" 1/T82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26]+1" office:value-type="float" office:value="826">
            <text:p>826</text:p>
          </table:table-cell>
          <table:table-cell table:style-name="ce3"/>
          <table:table-cell table:style-name="ce5" table:formula="of:=IF([.J827]=&quot;X&quot;;[.K826]+1;[.K826])" office:value-type="float" office:value="1">
            <text:p>1</text:p>
          </table:table-cell>
          <table:table-cell table:formula="of:=IF([.J827]=&quot;X&quot;;0;[.L826]+[.G826]+[.J827]/24/60/60)" office:value-type="time" office:time-value="PT00H09M20.304S">
            <text:p>00:09:20.30</text:p>
          </table:table-cell>
          <table:table-cell table:formula="of:=INT([.L827]*24*60)+MOD([.L827]*24*60*60;60)/100" office:value-type="float" office:value="9.20304">
            <text:p>9.203</text:p>
          </table:table-cell>
          <table:table-cell table:formula="of:=[.L827]*24*60*60+[.$N$1]*([.P827]-1)" office:value-type="float" office:value="147.804000000018">
            <text:p>147.804</text:p>
          </table:table-cell>
          <table:table-cell table:formula="of:=CONCATENATE(&quot;T&quot;;[.P827])" office:value-type="string" office:string-value="T826">
            <text:p>T826</text:p>
          </table:table-cell>
          <table:table-cell table:formula="of:=IF([.J827]=&quot;X&quot;;1;[.P826]+1)" office:value-type="float" office:value="826">
            <text:p>826</text:p>
          </table:table-cell>
          <table:table-cell table:style-name="ce7" table:formula="of:=CONCATENATE(&quot;mv &quot;;[.K827];&quot;^&quot;;[.O827];&quot;.wav &quot;&quot;rn^&quot;;[.$E827];&quot;~&quot;;[.$B827];&quot;~&quot;;[.$C827];&quot;~&quot;;[.$A827];&quot;~&quot;;[.$F827];&quot;~&quot;;[.$D827];&quot;.wav&quot;&quot;&quot;)" office:value-type="string" office:string-value="mv 1^T826.wav &quot;rn^ZZZ~~~~~.wav&quot;">
            <text:p>mv 1^T826.wav "rn^ZZZ~~~~~.wav"</text:p>
          </table:table-cell>
          <table:table-cell table:formula="of:=CONCATENATE(&quot;-ALBUM &quot;&quot;&quot;;[.A827];&quot;&quot;&quot; -ARTIST &quot;&quot;&quot;;[.B827];&quot;&quot;&quot; -ID3V2TAG TCOM &quot;&quot;&quot;;[.C827];&quot;&quot;&quot; -GENRE &quot;&quot;&quot;;[.D827];&quot;&quot;&quot; -TITLE &quot;&quot;&quot;;[.E827];&quot;&quot;&quot; -TRACK &quot;&quot;&quot;;[.F827];&quot;&quot;&quot; -YEAR &quot;&quot;&quot;;[.H827];&quot;&quot;&quot; &quot;;[.K827];&quot;/&quot;;[.O827];&quot;.mp3&quot;)" office:value-type="string" office:string-value="-ALBUM &quot;&quot; -ARTIST &quot;&quot; -ID3V2TAG TCOM &quot;&quot; -GENRE &quot;&quot; -TITLE &quot;ZZZ&quot; -TRACK &quot;&quot; -YEAR &quot;&quot; 1/T826.mp3">
            <text:p>-ALBUM "" -ARTIST "" -ID3V2TAG TCOM "" -GENRE "" -TITLE "ZZZ" -TRACK "" -YEAR "" 1/T82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27]+1" office:value-type="float" office:value="827">
            <text:p>827</text:p>
          </table:table-cell>
          <table:table-cell table:style-name="ce3"/>
          <table:table-cell table:style-name="ce5" table:formula="of:=IF([.J828]=&quot;X&quot;;[.K827]+1;[.K827])" office:value-type="float" office:value="1">
            <text:p>1</text:p>
          </table:table-cell>
          <table:table-cell table:formula="of:=IF([.J828]=&quot;X&quot;;0;[.L827]+[.G827]+[.J828]/24/60/60)" office:value-type="time" office:time-value="PT00H09M20.304S">
            <text:p>00:09:20.30</text:p>
          </table:table-cell>
          <table:table-cell table:formula="of:=INT([.L828]*24*60)+MOD([.L828]*24*60*60;60)/100" office:value-type="float" office:value="9.20304">
            <text:p>9.203</text:p>
          </table:table-cell>
          <table:table-cell table:formula="of:=[.L828]*24*60*60+[.$N$1]*([.P828]-1)" office:value-type="float" office:value="147.304000000018">
            <text:p>147.304</text:p>
          </table:table-cell>
          <table:table-cell table:formula="of:=CONCATENATE(&quot;T&quot;;[.P828])" office:value-type="string" office:string-value="T827">
            <text:p>T827</text:p>
          </table:table-cell>
          <table:table-cell table:formula="of:=IF([.J828]=&quot;X&quot;;1;[.P827]+1)" office:value-type="float" office:value="827">
            <text:p>827</text:p>
          </table:table-cell>
          <table:table-cell table:style-name="ce7" table:formula="of:=CONCATENATE(&quot;mv &quot;;[.K828];&quot;^&quot;;[.O828];&quot;.wav &quot;&quot;rn^&quot;;[.$E828];&quot;~&quot;;[.$B828];&quot;~&quot;;[.$C828];&quot;~&quot;;[.$A828];&quot;~&quot;;[.$F828];&quot;~&quot;;[.$D828];&quot;.wav&quot;&quot;&quot;)" office:value-type="string" office:string-value="mv 1^T827.wav &quot;rn^ZZZ~~~~~.wav&quot;">
            <text:p>mv 1^T827.wav "rn^ZZZ~~~~~.wav"</text:p>
          </table:table-cell>
          <table:table-cell table:formula="of:=CONCATENATE(&quot;-ALBUM &quot;&quot;&quot;;[.A828];&quot;&quot;&quot; -ARTIST &quot;&quot;&quot;;[.B828];&quot;&quot;&quot; -ID3V2TAG TCOM &quot;&quot;&quot;;[.C828];&quot;&quot;&quot; -GENRE &quot;&quot;&quot;;[.D828];&quot;&quot;&quot; -TITLE &quot;&quot;&quot;;[.E828];&quot;&quot;&quot; -TRACK &quot;&quot;&quot;;[.F828];&quot;&quot;&quot; -YEAR &quot;&quot;&quot;;[.H828];&quot;&quot;&quot; &quot;;[.K828];&quot;/&quot;;[.O828];&quot;.mp3&quot;)" office:value-type="string" office:string-value="-ALBUM &quot;&quot; -ARTIST &quot;&quot; -ID3V2TAG TCOM &quot;&quot; -GENRE &quot;&quot; -TITLE &quot;ZZZ&quot; -TRACK &quot;&quot; -YEAR &quot;&quot; 1/T827.mp3">
            <text:p>-ALBUM "" -ARTIST "" -ID3V2TAG TCOM "" -GENRE "" -TITLE "ZZZ" -TRACK "" -YEAR "" 1/T82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28]+1" office:value-type="float" office:value="828">
            <text:p>828</text:p>
          </table:table-cell>
          <table:table-cell table:style-name="ce3"/>
          <table:table-cell table:style-name="ce5" table:formula="of:=IF([.J829]=&quot;X&quot;;[.K828]+1;[.K828])" office:value-type="float" office:value="1">
            <text:p>1</text:p>
          </table:table-cell>
          <table:table-cell table:formula="of:=IF([.J829]=&quot;X&quot;;0;[.L828]+[.G828]+[.J829]/24/60/60)" office:value-type="time" office:time-value="PT00H09M20.304S">
            <text:p>00:09:20.30</text:p>
          </table:table-cell>
          <table:table-cell table:formula="of:=INT([.L829]*24*60)+MOD([.L829]*24*60*60;60)/100" office:value-type="float" office:value="9.20304">
            <text:p>9.203</text:p>
          </table:table-cell>
          <table:table-cell table:formula="of:=[.L829]*24*60*60+[.$N$1]*([.P829]-1)" office:value-type="float" office:value="146.804000000018">
            <text:p>146.804</text:p>
          </table:table-cell>
          <table:table-cell table:formula="of:=CONCATENATE(&quot;T&quot;;[.P829])" office:value-type="string" office:string-value="T828">
            <text:p>T828</text:p>
          </table:table-cell>
          <table:table-cell table:formula="of:=IF([.J829]=&quot;X&quot;;1;[.P828]+1)" office:value-type="float" office:value="828">
            <text:p>828</text:p>
          </table:table-cell>
          <table:table-cell table:style-name="ce7" table:formula="of:=CONCATENATE(&quot;mv &quot;;[.K829];&quot;^&quot;;[.O829];&quot;.wav &quot;&quot;rn^&quot;;[.$E829];&quot;~&quot;;[.$B829];&quot;~&quot;;[.$C829];&quot;~&quot;;[.$A829];&quot;~&quot;;[.$F829];&quot;~&quot;;[.$D829];&quot;.wav&quot;&quot;&quot;)" office:value-type="string" office:string-value="mv 1^T828.wav &quot;rn^ZZZ~~~~~.wav&quot;">
            <text:p>mv 1^T828.wav "rn^ZZZ~~~~~.wav"</text:p>
          </table:table-cell>
          <table:table-cell table:formula="of:=CONCATENATE(&quot;-ALBUM &quot;&quot;&quot;;[.A829];&quot;&quot;&quot; -ARTIST &quot;&quot;&quot;;[.B829];&quot;&quot;&quot; -ID3V2TAG TCOM &quot;&quot;&quot;;[.C829];&quot;&quot;&quot; -GENRE &quot;&quot;&quot;;[.D829];&quot;&quot;&quot; -TITLE &quot;&quot;&quot;;[.E829];&quot;&quot;&quot; -TRACK &quot;&quot;&quot;;[.F829];&quot;&quot;&quot; -YEAR &quot;&quot;&quot;;[.H829];&quot;&quot;&quot; &quot;;[.K829];&quot;/&quot;;[.O829];&quot;.mp3&quot;)" office:value-type="string" office:string-value="-ALBUM &quot;&quot; -ARTIST &quot;&quot; -ID3V2TAG TCOM &quot;&quot; -GENRE &quot;&quot; -TITLE &quot;ZZZ&quot; -TRACK &quot;&quot; -YEAR &quot;&quot; 1/T828.mp3">
            <text:p>-ALBUM "" -ARTIST "" -ID3V2TAG TCOM "" -GENRE "" -TITLE "ZZZ" -TRACK "" -YEAR "" 1/T82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29]+1" office:value-type="float" office:value="829">
            <text:p>829</text:p>
          </table:table-cell>
          <table:table-cell table:style-name="ce3"/>
          <table:table-cell table:style-name="ce5" table:formula="of:=IF([.J830]=&quot;X&quot;;[.K829]+1;[.K829])" office:value-type="float" office:value="1">
            <text:p>1</text:p>
          </table:table-cell>
          <table:table-cell table:formula="of:=IF([.J830]=&quot;X&quot;;0;[.L829]+[.G829]+[.J830]/24/60/60)" office:value-type="time" office:time-value="PT00H09M20.304S">
            <text:p>00:09:20.30</text:p>
          </table:table-cell>
          <table:table-cell table:formula="of:=INT([.L830]*24*60)+MOD([.L830]*24*60*60;60)/100" office:value-type="float" office:value="9.20304">
            <text:p>9.203</text:p>
          </table:table-cell>
          <table:table-cell table:formula="of:=[.L830]*24*60*60+[.$N$1]*([.P830]-1)" office:value-type="float" office:value="146.304000000018">
            <text:p>146.304</text:p>
          </table:table-cell>
          <table:table-cell table:formula="of:=CONCATENATE(&quot;T&quot;;[.P830])" office:value-type="string" office:string-value="T829">
            <text:p>T829</text:p>
          </table:table-cell>
          <table:table-cell table:formula="of:=IF([.J830]=&quot;X&quot;;1;[.P829]+1)" office:value-type="float" office:value="829">
            <text:p>829</text:p>
          </table:table-cell>
          <table:table-cell table:style-name="ce7" table:formula="of:=CONCATENATE(&quot;mv &quot;;[.K830];&quot;^&quot;;[.O830];&quot;.wav &quot;&quot;rn^&quot;;[.$E830];&quot;~&quot;;[.$B830];&quot;~&quot;;[.$C830];&quot;~&quot;;[.$A830];&quot;~&quot;;[.$F830];&quot;~&quot;;[.$D830];&quot;.wav&quot;&quot;&quot;)" office:value-type="string" office:string-value="mv 1^T829.wav &quot;rn^ZZZ~~~~~.wav&quot;">
            <text:p>mv 1^T829.wav "rn^ZZZ~~~~~.wav"</text:p>
          </table:table-cell>
          <table:table-cell table:formula="of:=CONCATENATE(&quot;-ALBUM &quot;&quot;&quot;;[.A830];&quot;&quot;&quot; -ARTIST &quot;&quot;&quot;;[.B830];&quot;&quot;&quot; -ID3V2TAG TCOM &quot;&quot;&quot;;[.C830];&quot;&quot;&quot; -GENRE &quot;&quot;&quot;;[.D830];&quot;&quot;&quot; -TITLE &quot;&quot;&quot;;[.E830];&quot;&quot;&quot; -TRACK &quot;&quot;&quot;;[.F830];&quot;&quot;&quot; -YEAR &quot;&quot;&quot;;[.H830];&quot;&quot;&quot; &quot;;[.K830];&quot;/&quot;;[.O830];&quot;.mp3&quot;)" office:value-type="string" office:string-value="-ALBUM &quot;&quot; -ARTIST &quot;&quot; -ID3V2TAG TCOM &quot;&quot; -GENRE &quot;&quot; -TITLE &quot;ZZZ&quot; -TRACK &quot;&quot; -YEAR &quot;&quot; 1/T829.mp3">
            <text:p>-ALBUM "" -ARTIST "" -ID3V2TAG TCOM "" -GENRE "" -TITLE "ZZZ" -TRACK "" -YEAR "" 1/T82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30]+1" office:value-type="float" office:value="830">
            <text:p>830</text:p>
          </table:table-cell>
          <table:table-cell table:style-name="ce3"/>
          <table:table-cell table:style-name="ce5" table:formula="of:=IF([.J831]=&quot;X&quot;;[.K830]+1;[.K830])" office:value-type="float" office:value="1">
            <text:p>1</text:p>
          </table:table-cell>
          <table:table-cell table:formula="of:=IF([.J831]=&quot;X&quot;;0;[.L830]+[.G830]+[.J831]/24/60/60)" office:value-type="time" office:time-value="PT00H09M20.304S">
            <text:p>00:09:20.30</text:p>
          </table:table-cell>
          <table:table-cell table:formula="of:=INT([.L831]*24*60)+MOD([.L831]*24*60*60;60)/100" office:value-type="float" office:value="9.20304">
            <text:p>9.203</text:p>
          </table:table-cell>
          <table:table-cell table:formula="of:=[.L831]*24*60*60+[.$N$1]*([.P831]-1)" office:value-type="float" office:value="145.804000000018">
            <text:p>145.804</text:p>
          </table:table-cell>
          <table:table-cell table:formula="of:=CONCATENATE(&quot;T&quot;;[.P831])" office:value-type="string" office:string-value="T830">
            <text:p>T830</text:p>
          </table:table-cell>
          <table:table-cell table:formula="of:=IF([.J831]=&quot;X&quot;;1;[.P830]+1)" office:value-type="float" office:value="830">
            <text:p>830</text:p>
          </table:table-cell>
          <table:table-cell table:style-name="ce7" table:formula="of:=CONCATENATE(&quot;mv &quot;;[.K831];&quot;^&quot;;[.O831];&quot;.wav &quot;&quot;rn^&quot;;[.$E831];&quot;~&quot;;[.$B831];&quot;~&quot;;[.$C831];&quot;~&quot;;[.$A831];&quot;~&quot;;[.$F831];&quot;~&quot;;[.$D831];&quot;.wav&quot;&quot;&quot;)" office:value-type="string" office:string-value="mv 1^T830.wav &quot;rn^ZZZ~~~~~.wav&quot;">
            <text:p>mv 1^T830.wav "rn^ZZZ~~~~~.wav"</text:p>
          </table:table-cell>
          <table:table-cell table:formula="of:=CONCATENATE(&quot;-ALBUM &quot;&quot;&quot;;[.A831];&quot;&quot;&quot; -ARTIST &quot;&quot;&quot;;[.B831];&quot;&quot;&quot; -ID3V2TAG TCOM &quot;&quot;&quot;;[.C831];&quot;&quot;&quot; -GENRE &quot;&quot;&quot;;[.D831];&quot;&quot;&quot; -TITLE &quot;&quot;&quot;;[.E831];&quot;&quot;&quot; -TRACK &quot;&quot;&quot;;[.F831];&quot;&quot;&quot; -YEAR &quot;&quot;&quot;;[.H831];&quot;&quot;&quot; &quot;;[.K831];&quot;/&quot;;[.O831];&quot;.mp3&quot;)" office:value-type="string" office:string-value="-ALBUM &quot;&quot; -ARTIST &quot;&quot; -ID3V2TAG TCOM &quot;&quot; -GENRE &quot;&quot; -TITLE &quot;ZZZ&quot; -TRACK &quot;&quot; -YEAR &quot;&quot; 1/T830.mp3">
            <text:p>-ALBUM "" -ARTIST "" -ID3V2TAG TCOM "" -GENRE "" -TITLE "ZZZ" -TRACK "" -YEAR "" 1/T83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31]+1" office:value-type="float" office:value="831">
            <text:p>831</text:p>
          </table:table-cell>
          <table:table-cell table:style-name="ce3"/>
          <table:table-cell table:style-name="ce5" table:formula="of:=IF([.J832]=&quot;X&quot;;[.K831]+1;[.K831])" office:value-type="float" office:value="1">
            <text:p>1</text:p>
          </table:table-cell>
          <table:table-cell table:formula="of:=IF([.J832]=&quot;X&quot;;0;[.L831]+[.G831]+[.J832]/24/60/60)" office:value-type="time" office:time-value="PT00H09M20.304S">
            <text:p>00:09:20.30</text:p>
          </table:table-cell>
          <table:table-cell table:formula="of:=INT([.L832]*24*60)+MOD([.L832]*24*60*60;60)/100" office:value-type="float" office:value="9.20304">
            <text:p>9.203</text:p>
          </table:table-cell>
          <table:table-cell table:formula="of:=[.L832]*24*60*60+[.$N$1]*([.P832]-1)" office:value-type="float" office:value="145.304000000018">
            <text:p>145.304</text:p>
          </table:table-cell>
          <table:table-cell table:formula="of:=CONCATENATE(&quot;T&quot;;[.P832])" office:value-type="string" office:string-value="T831">
            <text:p>T831</text:p>
          </table:table-cell>
          <table:table-cell table:formula="of:=IF([.J832]=&quot;X&quot;;1;[.P831]+1)" office:value-type="float" office:value="831">
            <text:p>831</text:p>
          </table:table-cell>
          <table:table-cell table:style-name="ce7" table:formula="of:=CONCATENATE(&quot;mv &quot;;[.K832];&quot;^&quot;;[.O832];&quot;.wav &quot;&quot;rn^&quot;;[.$E832];&quot;~&quot;;[.$B832];&quot;~&quot;;[.$C832];&quot;~&quot;;[.$A832];&quot;~&quot;;[.$F832];&quot;~&quot;;[.$D832];&quot;.wav&quot;&quot;&quot;)" office:value-type="string" office:string-value="mv 1^T831.wav &quot;rn^ZZZ~~~~~.wav&quot;">
            <text:p>mv 1^T831.wav "rn^ZZZ~~~~~.wav"</text:p>
          </table:table-cell>
          <table:table-cell table:formula="of:=CONCATENATE(&quot;-ALBUM &quot;&quot;&quot;;[.A832];&quot;&quot;&quot; -ARTIST &quot;&quot;&quot;;[.B832];&quot;&quot;&quot; -ID3V2TAG TCOM &quot;&quot;&quot;;[.C832];&quot;&quot;&quot; -GENRE &quot;&quot;&quot;;[.D832];&quot;&quot;&quot; -TITLE &quot;&quot;&quot;;[.E832];&quot;&quot;&quot; -TRACK &quot;&quot;&quot;;[.F832];&quot;&quot;&quot; -YEAR &quot;&quot;&quot;;[.H832];&quot;&quot;&quot; &quot;;[.K832];&quot;/&quot;;[.O832];&quot;.mp3&quot;)" office:value-type="string" office:string-value="-ALBUM &quot;&quot; -ARTIST &quot;&quot; -ID3V2TAG TCOM &quot;&quot; -GENRE &quot;&quot; -TITLE &quot;ZZZ&quot; -TRACK &quot;&quot; -YEAR &quot;&quot; 1/T831.mp3">
            <text:p>-ALBUM "" -ARTIST "" -ID3V2TAG TCOM "" -GENRE "" -TITLE "ZZZ" -TRACK "" -YEAR "" 1/T83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32]+1" office:value-type="float" office:value="832">
            <text:p>832</text:p>
          </table:table-cell>
          <table:table-cell table:style-name="ce3"/>
          <table:table-cell table:style-name="ce5" table:formula="of:=IF([.J833]=&quot;X&quot;;[.K832]+1;[.K832])" office:value-type="float" office:value="1">
            <text:p>1</text:p>
          </table:table-cell>
          <table:table-cell table:formula="of:=IF([.J833]=&quot;X&quot;;0;[.L832]+[.G832]+[.J833]/24/60/60)" office:value-type="time" office:time-value="PT00H09M20.304S">
            <text:p>00:09:20.30</text:p>
          </table:table-cell>
          <table:table-cell table:formula="of:=INT([.L833]*24*60)+MOD([.L833]*24*60*60;60)/100" office:value-type="float" office:value="9.20304">
            <text:p>9.203</text:p>
          </table:table-cell>
          <table:table-cell table:formula="of:=[.L833]*24*60*60+[.$N$1]*([.P833]-1)" office:value-type="float" office:value="144.804000000018">
            <text:p>144.804</text:p>
          </table:table-cell>
          <table:table-cell table:formula="of:=CONCATENATE(&quot;T&quot;;[.P833])" office:value-type="string" office:string-value="T832">
            <text:p>T832</text:p>
          </table:table-cell>
          <table:table-cell table:formula="of:=IF([.J833]=&quot;X&quot;;1;[.P832]+1)" office:value-type="float" office:value="832">
            <text:p>832</text:p>
          </table:table-cell>
          <table:table-cell table:style-name="ce7" table:formula="of:=CONCATENATE(&quot;mv &quot;;[.K833];&quot;^&quot;;[.O833];&quot;.wav &quot;&quot;rn^&quot;;[.$E833];&quot;~&quot;;[.$B833];&quot;~&quot;;[.$C833];&quot;~&quot;;[.$A833];&quot;~&quot;;[.$F833];&quot;~&quot;;[.$D833];&quot;.wav&quot;&quot;&quot;)" office:value-type="string" office:string-value="mv 1^T832.wav &quot;rn^ZZZ~~~~~.wav&quot;">
            <text:p>mv 1^T832.wav "rn^ZZZ~~~~~.wav"</text:p>
          </table:table-cell>
          <table:table-cell table:formula="of:=CONCATENATE(&quot;-ALBUM &quot;&quot;&quot;;[.A833];&quot;&quot;&quot; -ARTIST &quot;&quot;&quot;;[.B833];&quot;&quot;&quot; -ID3V2TAG TCOM &quot;&quot;&quot;;[.C833];&quot;&quot;&quot; -GENRE &quot;&quot;&quot;;[.D833];&quot;&quot;&quot; -TITLE &quot;&quot;&quot;;[.E833];&quot;&quot;&quot; -TRACK &quot;&quot;&quot;;[.F833];&quot;&quot;&quot; -YEAR &quot;&quot;&quot;;[.H833];&quot;&quot;&quot; &quot;;[.K833];&quot;/&quot;;[.O833];&quot;.mp3&quot;)" office:value-type="string" office:string-value="-ALBUM &quot;&quot; -ARTIST &quot;&quot; -ID3V2TAG TCOM &quot;&quot; -GENRE &quot;&quot; -TITLE &quot;ZZZ&quot; -TRACK &quot;&quot; -YEAR &quot;&quot; 1/T832.mp3">
            <text:p>-ALBUM "" -ARTIST "" -ID3V2TAG TCOM "" -GENRE "" -TITLE "ZZZ" -TRACK "" -YEAR "" 1/T83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33]+1" office:value-type="float" office:value="833">
            <text:p>833</text:p>
          </table:table-cell>
          <table:table-cell table:style-name="ce3"/>
          <table:table-cell table:style-name="ce5" table:formula="of:=IF([.J834]=&quot;X&quot;;[.K833]+1;[.K833])" office:value-type="float" office:value="1">
            <text:p>1</text:p>
          </table:table-cell>
          <table:table-cell table:formula="of:=IF([.J834]=&quot;X&quot;;0;[.L833]+[.G833]+[.J834]/24/60/60)" office:value-type="time" office:time-value="PT00H09M20.304S">
            <text:p>00:09:20.30</text:p>
          </table:table-cell>
          <table:table-cell table:formula="of:=INT([.L834]*24*60)+MOD([.L834]*24*60*60;60)/100" office:value-type="float" office:value="9.20304">
            <text:p>9.203</text:p>
          </table:table-cell>
          <table:table-cell table:formula="of:=[.L834]*24*60*60+[.$N$1]*([.P834]-1)" office:value-type="float" office:value="144.304000000018">
            <text:p>144.304</text:p>
          </table:table-cell>
          <table:table-cell table:formula="of:=CONCATENATE(&quot;T&quot;;[.P834])" office:value-type="string" office:string-value="T833">
            <text:p>T833</text:p>
          </table:table-cell>
          <table:table-cell table:formula="of:=IF([.J834]=&quot;X&quot;;1;[.P833]+1)" office:value-type="float" office:value="833">
            <text:p>833</text:p>
          </table:table-cell>
          <table:table-cell table:style-name="ce7" table:formula="of:=CONCATENATE(&quot;mv &quot;;[.K834];&quot;^&quot;;[.O834];&quot;.wav &quot;&quot;rn^&quot;;[.$E834];&quot;~&quot;;[.$B834];&quot;~&quot;;[.$C834];&quot;~&quot;;[.$A834];&quot;~&quot;;[.$F834];&quot;~&quot;;[.$D834];&quot;.wav&quot;&quot;&quot;)" office:value-type="string" office:string-value="mv 1^T833.wav &quot;rn^ZZZ~~~~~.wav&quot;">
            <text:p>mv 1^T833.wav "rn^ZZZ~~~~~.wav"</text:p>
          </table:table-cell>
          <table:table-cell table:formula="of:=CONCATENATE(&quot;-ALBUM &quot;&quot;&quot;;[.A834];&quot;&quot;&quot; -ARTIST &quot;&quot;&quot;;[.B834];&quot;&quot;&quot; -ID3V2TAG TCOM &quot;&quot;&quot;;[.C834];&quot;&quot;&quot; -GENRE &quot;&quot;&quot;;[.D834];&quot;&quot;&quot; -TITLE &quot;&quot;&quot;;[.E834];&quot;&quot;&quot; -TRACK &quot;&quot;&quot;;[.F834];&quot;&quot;&quot; -YEAR &quot;&quot;&quot;;[.H834];&quot;&quot;&quot; &quot;;[.K834];&quot;/&quot;;[.O834];&quot;.mp3&quot;)" office:value-type="string" office:string-value="-ALBUM &quot;&quot; -ARTIST &quot;&quot; -ID3V2TAG TCOM &quot;&quot; -GENRE &quot;&quot; -TITLE &quot;ZZZ&quot; -TRACK &quot;&quot; -YEAR &quot;&quot; 1/T833.mp3">
            <text:p>-ALBUM "" -ARTIST "" -ID3V2TAG TCOM "" -GENRE "" -TITLE "ZZZ" -TRACK "" -YEAR "" 1/T83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34]+1" office:value-type="float" office:value="834">
            <text:p>834</text:p>
          </table:table-cell>
          <table:table-cell table:style-name="ce3"/>
          <table:table-cell table:style-name="ce5" table:formula="of:=IF([.J835]=&quot;X&quot;;[.K834]+1;[.K834])" office:value-type="float" office:value="1">
            <text:p>1</text:p>
          </table:table-cell>
          <table:table-cell table:formula="of:=IF([.J835]=&quot;X&quot;;0;[.L834]+[.G834]+[.J835]/24/60/60)" office:value-type="time" office:time-value="PT00H09M20.304S">
            <text:p>00:09:20.30</text:p>
          </table:table-cell>
          <table:table-cell table:formula="of:=INT([.L835]*24*60)+MOD([.L835]*24*60*60;60)/100" office:value-type="float" office:value="9.20304">
            <text:p>9.203</text:p>
          </table:table-cell>
          <table:table-cell table:formula="of:=[.L835]*24*60*60+[.$N$1]*([.P835]-1)" office:value-type="float" office:value="143.804000000018">
            <text:p>143.804</text:p>
          </table:table-cell>
          <table:table-cell table:formula="of:=CONCATENATE(&quot;T&quot;;[.P835])" office:value-type="string" office:string-value="T834">
            <text:p>T834</text:p>
          </table:table-cell>
          <table:table-cell table:formula="of:=IF([.J835]=&quot;X&quot;;1;[.P834]+1)" office:value-type="float" office:value="834">
            <text:p>834</text:p>
          </table:table-cell>
          <table:table-cell table:style-name="ce7" table:formula="of:=CONCATENATE(&quot;mv &quot;;[.K835];&quot;^&quot;;[.O835];&quot;.wav &quot;&quot;rn^&quot;;[.$E835];&quot;~&quot;;[.$B835];&quot;~&quot;;[.$C835];&quot;~&quot;;[.$A835];&quot;~&quot;;[.$F835];&quot;~&quot;;[.$D835];&quot;.wav&quot;&quot;&quot;)" office:value-type="string" office:string-value="mv 1^T834.wav &quot;rn^ZZZ~~~~~.wav&quot;">
            <text:p>mv 1^T834.wav "rn^ZZZ~~~~~.wav"</text:p>
          </table:table-cell>
          <table:table-cell table:formula="of:=CONCATENATE(&quot;-ALBUM &quot;&quot;&quot;;[.A835];&quot;&quot;&quot; -ARTIST &quot;&quot;&quot;;[.B835];&quot;&quot;&quot; -ID3V2TAG TCOM &quot;&quot;&quot;;[.C835];&quot;&quot;&quot; -GENRE &quot;&quot;&quot;;[.D835];&quot;&quot;&quot; -TITLE &quot;&quot;&quot;;[.E835];&quot;&quot;&quot; -TRACK &quot;&quot;&quot;;[.F835];&quot;&quot;&quot; -YEAR &quot;&quot;&quot;;[.H835];&quot;&quot;&quot; &quot;;[.K835];&quot;/&quot;;[.O835];&quot;.mp3&quot;)" office:value-type="string" office:string-value="-ALBUM &quot;&quot; -ARTIST &quot;&quot; -ID3V2TAG TCOM &quot;&quot; -GENRE &quot;&quot; -TITLE &quot;ZZZ&quot; -TRACK &quot;&quot; -YEAR &quot;&quot; 1/T834.mp3">
            <text:p>-ALBUM "" -ARTIST "" -ID3V2TAG TCOM "" -GENRE "" -TITLE "ZZZ" -TRACK "" -YEAR "" 1/T83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35]+1" office:value-type="float" office:value="835">
            <text:p>835</text:p>
          </table:table-cell>
          <table:table-cell table:style-name="ce3"/>
          <table:table-cell table:style-name="ce5" table:formula="of:=IF([.J836]=&quot;X&quot;;[.K835]+1;[.K835])" office:value-type="float" office:value="1">
            <text:p>1</text:p>
          </table:table-cell>
          <table:table-cell table:formula="of:=IF([.J836]=&quot;X&quot;;0;[.L835]+[.G835]+[.J836]/24/60/60)" office:value-type="time" office:time-value="PT00H09M20.304S">
            <text:p>00:09:20.30</text:p>
          </table:table-cell>
          <table:table-cell table:formula="of:=INT([.L836]*24*60)+MOD([.L836]*24*60*60;60)/100" office:value-type="float" office:value="9.20304">
            <text:p>9.203</text:p>
          </table:table-cell>
          <table:table-cell table:formula="of:=[.L836]*24*60*60+[.$N$1]*([.P836]-1)" office:value-type="float" office:value="143.304000000018">
            <text:p>143.304</text:p>
          </table:table-cell>
          <table:table-cell table:formula="of:=CONCATENATE(&quot;T&quot;;[.P836])" office:value-type="string" office:string-value="T835">
            <text:p>T835</text:p>
          </table:table-cell>
          <table:table-cell table:formula="of:=IF([.J836]=&quot;X&quot;;1;[.P835]+1)" office:value-type="float" office:value="835">
            <text:p>835</text:p>
          </table:table-cell>
          <table:table-cell table:style-name="ce7" table:formula="of:=CONCATENATE(&quot;mv &quot;;[.K836];&quot;^&quot;;[.O836];&quot;.wav &quot;&quot;rn^&quot;;[.$E836];&quot;~&quot;;[.$B836];&quot;~&quot;;[.$C836];&quot;~&quot;;[.$A836];&quot;~&quot;;[.$F836];&quot;~&quot;;[.$D836];&quot;.wav&quot;&quot;&quot;)" office:value-type="string" office:string-value="mv 1^T835.wav &quot;rn^ZZZ~~~~~.wav&quot;">
            <text:p>mv 1^T835.wav "rn^ZZZ~~~~~.wav"</text:p>
          </table:table-cell>
          <table:table-cell table:formula="of:=CONCATENATE(&quot;-ALBUM &quot;&quot;&quot;;[.A836];&quot;&quot;&quot; -ARTIST &quot;&quot;&quot;;[.B836];&quot;&quot;&quot; -ID3V2TAG TCOM &quot;&quot;&quot;;[.C836];&quot;&quot;&quot; -GENRE &quot;&quot;&quot;;[.D836];&quot;&quot;&quot; -TITLE &quot;&quot;&quot;;[.E836];&quot;&quot;&quot; -TRACK &quot;&quot;&quot;;[.F836];&quot;&quot;&quot; -YEAR &quot;&quot;&quot;;[.H836];&quot;&quot;&quot; &quot;;[.K836];&quot;/&quot;;[.O836];&quot;.mp3&quot;)" office:value-type="string" office:string-value="-ALBUM &quot;&quot; -ARTIST &quot;&quot; -ID3V2TAG TCOM &quot;&quot; -GENRE &quot;&quot; -TITLE &quot;ZZZ&quot; -TRACK &quot;&quot; -YEAR &quot;&quot; 1/T835.mp3">
            <text:p>-ALBUM "" -ARTIST "" -ID3V2TAG TCOM "" -GENRE "" -TITLE "ZZZ" -TRACK "" -YEAR "" 1/T83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36]+1" office:value-type="float" office:value="836">
            <text:p>836</text:p>
          </table:table-cell>
          <table:table-cell table:style-name="ce3"/>
          <table:table-cell table:style-name="ce5" table:formula="of:=IF([.J837]=&quot;X&quot;;[.K836]+1;[.K836])" office:value-type="float" office:value="1">
            <text:p>1</text:p>
          </table:table-cell>
          <table:table-cell table:formula="of:=IF([.J837]=&quot;X&quot;;0;[.L836]+[.G836]+[.J837]/24/60/60)" office:value-type="time" office:time-value="PT00H09M20.304S">
            <text:p>00:09:20.30</text:p>
          </table:table-cell>
          <table:table-cell table:formula="of:=INT([.L837]*24*60)+MOD([.L837]*24*60*60;60)/100" office:value-type="float" office:value="9.20304">
            <text:p>9.203</text:p>
          </table:table-cell>
          <table:table-cell table:formula="of:=[.L837]*24*60*60+[.$N$1]*([.P837]-1)" office:value-type="float" office:value="142.804000000018">
            <text:p>142.804</text:p>
          </table:table-cell>
          <table:table-cell table:formula="of:=CONCATENATE(&quot;T&quot;;[.P837])" office:value-type="string" office:string-value="T836">
            <text:p>T836</text:p>
          </table:table-cell>
          <table:table-cell table:formula="of:=IF([.J837]=&quot;X&quot;;1;[.P836]+1)" office:value-type="float" office:value="836">
            <text:p>836</text:p>
          </table:table-cell>
          <table:table-cell table:style-name="ce7" table:formula="of:=CONCATENATE(&quot;mv &quot;;[.K837];&quot;^&quot;;[.O837];&quot;.wav &quot;&quot;rn^&quot;;[.$E837];&quot;~&quot;;[.$B837];&quot;~&quot;;[.$C837];&quot;~&quot;;[.$A837];&quot;~&quot;;[.$F837];&quot;~&quot;;[.$D837];&quot;.wav&quot;&quot;&quot;)" office:value-type="string" office:string-value="mv 1^T836.wav &quot;rn^ZZZ~~~~~.wav&quot;">
            <text:p>mv 1^T836.wav "rn^ZZZ~~~~~.wav"</text:p>
          </table:table-cell>
          <table:table-cell table:formula="of:=CONCATENATE(&quot;-ALBUM &quot;&quot;&quot;;[.A837];&quot;&quot;&quot; -ARTIST &quot;&quot;&quot;;[.B837];&quot;&quot;&quot; -ID3V2TAG TCOM &quot;&quot;&quot;;[.C837];&quot;&quot;&quot; -GENRE &quot;&quot;&quot;;[.D837];&quot;&quot;&quot; -TITLE &quot;&quot;&quot;;[.E837];&quot;&quot;&quot; -TRACK &quot;&quot;&quot;;[.F837];&quot;&quot;&quot; -YEAR &quot;&quot;&quot;;[.H837];&quot;&quot;&quot; &quot;;[.K837];&quot;/&quot;;[.O837];&quot;.mp3&quot;)" office:value-type="string" office:string-value="-ALBUM &quot;&quot; -ARTIST &quot;&quot; -ID3V2TAG TCOM &quot;&quot; -GENRE &quot;&quot; -TITLE &quot;ZZZ&quot; -TRACK &quot;&quot; -YEAR &quot;&quot; 1/T836.mp3">
            <text:p>-ALBUM "" -ARTIST "" -ID3V2TAG TCOM "" -GENRE "" -TITLE "ZZZ" -TRACK "" -YEAR "" 1/T83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37]+1" office:value-type="float" office:value="837">
            <text:p>837</text:p>
          </table:table-cell>
          <table:table-cell table:style-name="ce3"/>
          <table:table-cell table:style-name="ce5" table:formula="of:=IF([.J838]=&quot;X&quot;;[.K837]+1;[.K837])" office:value-type="float" office:value="1">
            <text:p>1</text:p>
          </table:table-cell>
          <table:table-cell table:formula="of:=IF([.J838]=&quot;X&quot;;0;[.L837]+[.G837]+[.J838]/24/60/60)" office:value-type="time" office:time-value="PT00H09M20.304S">
            <text:p>00:09:20.30</text:p>
          </table:table-cell>
          <table:table-cell table:formula="of:=INT([.L838]*24*60)+MOD([.L838]*24*60*60;60)/100" office:value-type="float" office:value="9.20304">
            <text:p>9.203</text:p>
          </table:table-cell>
          <table:table-cell table:formula="of:=[.L838]*24*60*60+[.$N$1]*([.P838]-1)" office:value-type="float" office:value="142.304000000018">
            <text:p>142.304</text:p>
          </table:table-cell>
          <table:table-cell table:formula="of:=CONCATENATE(&quot;T&quot;;[.P838])" office:value-type="string" office:string-value="T837">
            <text:p>T837</text:p>
          </table:table-cell>
          <table:table-cell table:formula="of:=IF([.J838]=&quot;X&quot;;1;[.P837]+1)" office:value-type="float" office:value="837">
            <text:p>837</text:p>
          </table:table-cell>
          <table:table-cell table:style-name="ce7" table:formula="of:=CONCATENATE(&quot;mv &quot;;[.K838];&quot;^&quot;;[.O838];&quot;.wav &quot;&quot;rn^&quot;;[.$E838];&quot;~&quot;;[.$B838];&quot;~&quot;;[.$C838];&quot;~&quot;;[.$A838];&quot;~&quot;;[.$F838];&quot;~&quot;;[.$D838];&quot;.wav&quot;&quot;&quot;)" office:value-type="string" office:string-value="mv 1^T837.wav &quot;rn^ZZZ~~~~~.wav&quot;">
            <text:p>mv 1^T837.wav "rn^ZZZ~~~~~.wav"</text:p>
          </table:table-cell>
          <table:table-cell table:formula="of:=CONCATENATE(&quot;-ALBUM &quot;&quot;&quot;;[.A838];&quot;&quot;&quot; -ARTIST &quot;&quot;&quot;;[.B838];&quot;&quot;&quot; -ID3V2TAG TCOM &quot;&quot;&quot;;[.C838];&quot;&quot;&quot; -GENRE &quot;&quot;&quot;;[.D838];&quot;&quot;&quot; -TITLE &quot;&quot;&quot;;[.E838];&quot;&quot;&quot; -TRACK &quot;&quot;&quot;;[.F838];&quot;&quot;&quot; -YEAR &quot;&quot;&quot;;[.H838];&quot;&quot;&quot; &quot;;[.K838];&quot;/&quot;;[.O838];&quot;.mp3&quot;)" office:value-type="string" office:string-value="-ALBUM &quot;&quot; -ARTIST &quot;&quot; -ID3V2TAG TCOM &quot;&quot; -GENRE &quot;&quot; -TITLE &quot;ZZZ&quot; -TRACK &quot;&quot; -YEAR &quot;&quot; 1/T837.mp3">
            <text:p>-ALBUM "" -ARTIST "" -ID3V2TAG TCOM "" -GENRE "" -TITLE "ZZZ" -TRACK "" -YEAR "" 1/T83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38]+1" office:value-type="float" office:value="838">
            <text:p>838</text:p>
          </table:table-cell>
          <table:table-cell table:style-name="ce3"/>
          <table:table-cell table:style-name="ce5" table:formula="of:=IF([.J839]=&quot;X&quot;;[.K838]+1;[.K838])" office:value-type="float" office:value="1">
            <text:p>1</text:p>
          </table:table-cell>
          <table:table-cell table:formula="of:=IF([.J839]=&quot;X&quot;;0;[.L838]+[.G838]+[.J839]/24/60/60)" office:value-type="time" office:time-value="PT00H09M20.304S">
            <text:p>00:09:20.30</text:p>
          </table:table-cell>
          <table:table-cell table:formula="of:=INT([.L839]*24*60)+MOD([.L839]*24*60*60;60)/100" office:value-type="float" office:value="9.20304">
            <text:p>9.203</text:p>
          </table:table-cell>
          <table:table-cell table:formula="of:=[.L839]*24*60*60+[.$N$1]*([.P839]-1)" office:value-type="float" office:value="141.804000000018">
            <text:p>141.804</text:p>
          </table:table-cell>
          <table:table-cell table:formula="of:=CONCATENATE(&quot;T&quot;;[.P839])" office:value-type="string" office:string-value="T838">
            <text:p>T838</text:p>
          </table:table-cell>
          <table:table-cell table:formula="of:=IF([.J839]=&quot;X&quot;;1;[.P838]+1)" office:value-type="float" office:value="838">
            <text:p>838</text:p>
          </table:table-cell>
          <table:table-cell table:style-name="ce7" table:formula="of:=CONCATENATE(&quot;mv &quot;;[.K839];&quot;^&quot;;[.O839];&quot;.wav &quot;&quot;rn^&quot;;[.$E839];&quot;~&quot;;[.$B839];&quot;~&quot;;[.$C839];&quot;~&quot;;[.$A839];&quot;~&quot;;[.$F839];&quot;~&quot;;[.$D839];&quot;.wav&quot;&quot;&quot;)" office:value-type="string" office:string-value="mv 1^T838.wav &quot;rn^ZZZ~~~~~.wav&quot;">
            <text:p>mv 1^T838.wav "rn^ZZZ~~~~~.wav"</text:p>
          </table:table-cell>
          <table:table-cell table:formula="of:=CONCATENATE(&quot;-ALBUM &quot;&quot;&quot;;[.A839];&quot;&quot;&quot; -ARTIST &quot;&quot;&quot;;[.B839];&quot;&quot;&quot; -ID3V2TAG TCOM &quot;&quot;&quot;;[.C839];&quot;&quot;&quot; -GENRE &quot;&quot;&quot;;[.D839];&quot;&quot;&quot; -TITLE &quot;&quot;&quot;;[.E839];&quot;&quot;&quot; -TRACK &quot;&quot;&quot;;[.F839];&quot;&quot;&quot; -YEAR &quot;&quot;&quot;;[.H839];&quot;&quot;&quot; &quot;;[.K839];&quot;/&quot;;[.O839];&quot;.mp3&quot;)" office:value-type="string" office:string-value="-ALBUM &quot;&quot; -ARTIST &quot;&quot; -ID3V2TAG TCOM &quot;&quot; -GENRE &quot;&quot; -TITLE &quot;ZZZ&quot; -TRACK &quot;&quot; -YEAR &quot;&quot; 1/T838.mp3">
            <text:p>-ALBUM "" -ARTIST "" -ID3V2TAG TCOM "" -GENRE "" -TITLE "ZZZ" -TRACK "" -YEAR "" 1/T83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39]+1" office:value-type="float" office:value="839">
            <text:p>839</text:p>
          </table:table-cell>
          <table:table-cell table:style-name="ce3"/>
          <table:table-cell table:style-name="ce5" table:formula="of:=IF([.J840]=&quot;X&quot;;[.K839]+1;[.K839])" office:value-type="float" office:value="1">
            <text:p>1</text:p>
          </table:table-cell>
          <table:table-cell table:formula="of:=IF([.J840]=&quot;X&quot;;0;[.L839]+[.G839]+[.J840]/24/60/60)" office:value-type="time" office:time-value="PT00H09M20.304S">
            <text:p>00:09:20.30</text:p>
          </table:table-cell>
          <table:table-cell table:formula="of:=INT([.L840]*24*60)+MOD([.L840]*24*60*60;60)/100" office:value-type="float" office:value="9.20304">
            <text:p>9.203</text:p>
          </table:table-cell>
          <table:table-cell table:formula="of:=[.L840]*24*60*60+[.$N$1]*([.P840]-1)" office:value-type="float" office:value="141.304000000018">
            <text:p>141.304</text:p>
          </table:table-cell>
          <table:table-cell table:formula="of:=CONCATENATE(&quot;T&quot;;[.P840])" office:value-type="string" office:string-value="T839">
            <text:p>T839</text:p>
          </table:table-cell>
          <table:table-cell table:formula="of:=IF([.J840]=&quot;X&quot;;1;[.P839]+1)" office:value-type="float" office:value="839">
            <text:p>839</text:p>
          </table:table-cell>
          <table:table-cell table:style-name="ce7" table:formula="of:=CONCATENATE(&quot;mv &quot;;[.K840];&quot;^&quot;;[.O840];&quot;.wav &quot;&quot;rn^&quot;;[.$E840];&quot;~&quot;;[.$B840];&quot;~&quot;;[.$C840];&quot;~&quot;;[.$A840];&quot;~&quot;;[.$F840];&quot;~&quot;;[.$D840];&quot;.wav&quot;&quot;&quot;)" office:value-type="string" office:string-value="mv 1^T839.wav &quot;rn^ZZZ~~~~~.wav&quot;">
            <text:p>mv 1^T839.wav "rn^ZZZ~~~~~.wav"</text:p>
          </table:table-cell>
          <table:table-cell table:formula="of:=CONCATENATE(&quot;-ALBUM &quot;&quot;&quot;;[.A840];&quot;&quot;&quot; -ARTIST &quot;&quot;&quot;;[.B840];&quot;&quot;&quot; -ID3V2TAG TCOM &quot;&quot;&quot;;[.C840];&quot;&quot;&quot; -GENRE &quot;&quot;&quot;;[.D840];&quot;&quot;&quot; -TITLE &quot;&quot;&quot;;[.E840];&quot;&quot;&quot; -TRACK &quot;&quot;&quot;;[.F840];&quot;&quot;&quot; -YEAR &quot;&quot;&quot;;[.H840];&quot;&quot;&quot; &quot;;[.K840];&quot;/&quot;;[.O840];&quot;.mp3&quot;)" office:value-type="string" office:string-value="-ALBUM &quot;&quot; -ARTIST &quot;&quot; -ID3V2TAG TCOM &quot;&quot; -GENRE &quot;&quot; -TITLE &quot;ZZZ&quot; -TRACK &quot;&quot; -YEAR &quot;&quot; 1/T839.mp3">
            <text:p>-ALBUM "" -ARTIST "" -ID3V2TAG TCOM "" -GENRE "" -TITLE "ZZZ" -TRACK "" -YEAR "" 1/T83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40]+1" office:value-type="float" office:value="840">
            <text:p>840</text:p>
          </table:table-cell>
          <table:table-cell table:style-name="ce3"/>
          <table:table-cell table:style-name="ce5" table:formula="of:=IF([.J841]=&quot;X&quot;;[.K840]+1;[.K840])" office:value-type="float" office:value="1">
            <text:p>1</text:p>
          </table:table-cell>
          <table:table-cell table:formula="of:=IF([.J841]=&quot;X&quot;;0;[.L840]+[.G840]+[.J841]/24/60/60)" office:value-type="time" office:time-value="PT00H09M20.304S">
            <text:p>00:09:20.30</text:p>
          </table:table-cell>
          <table:table-cell table:formula="of:=INT([.L841]*24*60)+MOD([.L841]*24*60*60;60)/100" office:value-type="float" office:value="9.20304">
            <text:p>9.203</text:p>
          </table:table-cell>
          <table:table-cell table:formula="of:=[.L841]*24*60*60+[.$N$1]*([.P841]-1)" office:value-type="float" office:value="140.804000000018">
            <text:p>140.804</text:p>
          </table:table-cell>
          <table:table-cell table:formula="of:=CONCATENATE(&quot;T&quot;;[.P841])" office:value-type="string" office:string-value="T840">
            <text:p>T840</text:p>
          </table:table-cell>
          <table:table-cell table:formula="of:=IF([.J841]=&quot;X&quot;;1;[.P840]+1)" office:value-type="float" office:value="840">
            <text:p>840</text:p>
          </table:table-cell>
          <table:table-cell table:style-name="ce7" table:formula="of:=CONCATENATE(&quot;mv &quot;;[.K841];&quot;^&quot;;[.O841];&quot;.wav &quot;&quot;rn^&quot;;[.$E841];&quot;~&quot;;[.$B841];&quot;~&quot;;[.$C841];&quot;~&quot;;[.$A841];&quot;~&quot;;[.$F841];&quot;~&quot;;[.$D841];&quot;.wav&quot;&quot;&quot;)" office:value-type="string" office:string-value="mv 1^T840.wav &quot;rn^ZZZ~~~~~.wav&quot;">
            <text:p>mv 1^T840.wav "rn^ZZZ~~~~~.wav"</text:p>
          </table:table-cell>
          <table:table-cell table:formula="of:=CONCATENATE(&quot;-ALBUM &quot;&quot;&quot;;[.A841];&quot;&quot;&quot; -ARTIST &quot;&quot;&quot;;[.B841];&quot;&quot;&quot; -ID3V2TAG TCOM &quot;&quot;&quot;;[.C841];&quot;&quot;&quot; -GENRE &quot;&quot;&quot;;[.D841];&quot;&quot;&quot; -TITLE &quot;&quot;&quot;;[.E841];&quot;&quot;&quot; -TRACK &quot;&quot;&quot;;[.F841];&quot;&quot;&quot; -YEAR &quot;&quot;&quot;;[.H841];&quot;&quot;&quot; &quot;;[.K841];&quot;/&quot;;[.O841];&quot;.mp3&quot;)" office:value-type="string" office:string-value="-ALBUM &quot;&quot; -ARTIST &quot;&quot; -ID3V2TAG TCOM &quot;&quot; -GENRE &quot;&quot; -TITLE &quot;ZZZ&quot; -TRACK &quot;&quot; -YEAR &quot;&quot; 1/T840.mp3">
            <text:p>-ALBUM "" -ARTIST "" -ID3V2TAG TCOM "" -GENRE "" -TITLE "ZZZ" -TRACK "" -YEAR "" 1/T84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41]+1" office:value-type="float" office:value="841">
            <text:p>841</text:p>
          </table:table-cell>
          <table:table-cell table:style-name="ce3"/>
          <table:table-cell table:style-name="ce5" table:formula="of:=IF([.J842]=&quot;X&quot;;[.K841]+1;[.K841])" office:value-type="float" office:value="1">
            <text:p>1</text:p>
          </table:table-cell>
          <table:table-cell table:formula="of:=IF([.J842]=&quot;X&quot;;0;[.L841]+[.G841]+[.J842]/24/60/60)" office:value-type="time" office:time-value="PT00H09M20.304S">
            <text:p>00:09:20.30</text:p>
          </table:table-cell>
          <table:table-cell table:formula="of:=INT([.L842]*24*60)+MOD([.L842]*24*60*60;60)/100" office:value-type="float" office:value="9.20304">
            <text:p>9.203</text:p>
          </table:table-cell>
          <table:table-cell table:formula="of:=[.L842]*24*60*60+[.$N$1]*([.P842]-1)" office:value-type="float" office:value="140.304000000018">
            <text:p>140.304</text:p>
          </table:table-cell>
          <table:table-cell table:formula="of:=CONCATENATE(&quot;T&quot;;[.P842])" office:value-type="string" office:string-value="T841">
            <text:p>T841</text:p>
          </table:table-cell>
          <table:table-cell table:formula="of:=IF([.J842]=&quot;X&quot;;1;[.P841]+1)" office:value-type="float" office:value="841">
            <text:p>841</text:p>
          </table:table-cell>
          <table:table-cell table:style-name="ce7" table:formula="of:=CONCATENATE(&quot;mv &quot;;[.K842];&quot;^&quot;;[.O842];&quot;.wav &quot;&quot;rn^&quot;;[.$E842];&quot;~&quot;;[.$B842];&quot;~&quot;;[.$C842];&quot;~&quot;;[.$A842];&quot;~&quot;;[.$F842];&quot;~&quot;;[.$D842];&quot;.wav&quot;&quot;&quot;)" office:value-type="string" office:string-value="mv 1^T841.wav &quot;rn^ZZZ~~~~~.wav&quot;">
            <text:p>mv 1^T841.wav "rn^ZZZ~~~~~.wav"</text:p>
          </table:table-cell>
          <table:table-cell table:formula="of:=CONCATENATE(&quot;-ALBUM &quot;&quot;&quot;;[.A842];&quot;&quot;&quot; -ARTIST &quot;&quot;&quot;;[.B842];&quot;&quot;&quot; -ID3V2TAG TCOM &quot;&quot;&quot;;[.C842];&quot;&quot;&quot; -GENRE &quot;&quot;&quot;;[.D842];&quot;&quot;&quot; -TITLE &quot;&quot;&quot;;[.E842];&quot;&quot;&quot; -TRACK &quot;&quot;&quot;;[.F842];&quot;&quot;&quot; -YEAR &quot;&quot;&quot;;[.H842];&quot;&quot;&quot; &quot;;[.K842];&quot;/&quot;;[.O842];&quot;.mp3&quot;)" office:value-type="string" office:string-value="-ALBUM &quot;&quot; -ARTIST &quot;&quot; -ID3V2TAG TCOM &quot;&quot; -GENRE &quot;&quot; -TITLE &quot;ZZZ&quot; -TRACK &quot;&quot; -YEAR &quot;&quot; 1/T841.mp3">
            <text:p>-ALBUM "" -ARTIST "" -ID3V2TAG TCOM "" -GENRE "" -TITLE "ZZZ" -TRACK "" -YEAR "" 1/T84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42]+1" office:value-type="float" office:value="842">
            <text:p>842</text:p>
          </table:table-cell>
          <table:table-cell table:style-name="ce3"/>
          <table:table-cell table:style-name="ce5" table:formula="of:=IF([.J843]=&quot;X&quot;;[.K842]+1;[.K842])" office:value-type="float" office:value="1">
            <text:p>1</text:p>
          </table:table-cell>
          <table:table-cell table:formula="of:=IF([.J843]=&quot;X&quot;;0;[.L842]+[.G842]+[.J843]/24/60/60)" office:value-type="time" office:time-value="PT00H09M20.304S">
            <text:p>00:09:20.30</text:p>
          </table:table-cell>
          <table:table-cell table:formula="of:=INT([.L843]*24*60)+MOD([.L843]*24*60*60;60)/100" office:value-type="float" office:value="9.20304">
            <text:p>9.203</text:p>
          </table:table-cell>
          <table:table-cell table:formula="of:=[.L843]*24*60*60+[.$N$1]*([.P843]-1)" office:value-type="float" office:value="139.804000000018">
            <text:p>139.804</text:p>
          </table:table-cell>
          <table:table-cell table:formula="of:=CONCATENATE(&quot;T&quot;;[.P843])" office:value-type="string" office:string-value="T842">
            <text:p>T842</text:p>
          </table:table-cell>
          <table:table-cell table:formula="of:=IF([.J843]=&quot;X&quot;;1;[.P842]+1)" office:value-type="float" office:value="842">
            <text:p>842</text:p>
          </table:table-cell>
          <table:table-cell table:style-name="ce7" table:formula="of:=CONCATENATE(&quot;mv &quot;;[.K843];&quot;^&quot;;[.O843];&quot;.wav &quot;&quot;rn^&quot;;[.$E843];&quot;~&quot;;[.$B843];&quot;~&quot;;[.$C843];&quot;~&quot;;[.$A843];&quot;~&quot;;[.$F843];&quot;~&quot;;[.$D843];&quot;.wav&quot;&quot;&quot;)" office:value-type="string" office:string-value="mv 1^T842.wav &quot;rn^ZZZ~~~~~.wav&quot;">
            <text:p>mv 1^T842.wav "rn^ZZZ~~~~~.wav"</text:p>
          </table:table-cell>
          <table:table-cell table:formula="of:=CONCATENATE(&quot;-ALBUM &quot;&quot;&quot;;[.A843];&quot;&quot;&quot; -ARTIST &quot;&quot;&quot;;[.B843];&quot;&quot;&quot; -ID3V2TAG TCOM &quot;&quot;&quot;;[.C843];&quot;&quot;&quot; -GENRE &quot;&quot;&quot;;[.D843];&quot;&quot;&quot; -TITLE &quot;&quot;&quot;;[.E843];&quot;&quot;&quot; -TRACK &quot;&quot;&quot;;[.F843];&quot;&quot;&quot; -YEAR &quot;&quot;&quot;;[.H843];&quot;&quot;&quot; &quot;;[.K843];&quot;/&quot;;[.O843];&quot;.mp3&quot;)" office:value-type="string" office:string-value="-ALBUM &quot;&quot; -ARTIST &quot;&quot; -ID3V2TAG TCOM &quot;&quot; -GENRE &quot;&quot; -TITLE &quot;ZZZ&quot; -TRACK &quot;&quot; -YEAR &quot;&quot; 1/T842.mp3">
            <text:p>-ALBUM "" -ARTIST "" -ID3V2TAG TCOM "" -GENRE "" -TITLE "ZZZ" -TRACK "" -YEAR "" 1/T84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43]+1" office:value-type="float" office:value="843">
            <text:p>843</text:p>
          </table:table-cell>
          <table:table-cell table:style-name="ce3"/>
          <table:table-cell table:style-name="ce5" table:formula="of:=IF([.J844]=&quot;X&quot;;[.K843]+1;[.K843])" office:value-type="float" office:value="1">
            <text:p>1</text:p>
          </table:table-cell>
          <table:table-cell table:formula="of:=IF([.J844]=&quot;X&quot;;0;[.L843]+[.G843]+[.J844]/24/60/60)" office:value-type="time" office:time-value="PT00H09M20.304S">
            <text:p>00:09:20.30</text:p>
          </table:table-cell>
          <table:table-cell table:formula="of:=INT([.L844]*24*60)+MOD([.L844]*24*60*60;60)/100" office:value-type="float" office:value="9.20304">
            <text:p>9.203</text:p>
          </table:table-cell>
          <table:table-cell table:formula="of:=[.L844]*24*60*60+[.$N$1]*([.P844]-1)" office:value-type="float" office:value="139.304000000018">
            <text:p>139.304</text:p>
          </table:table-cell>
          <table:table-cell table:formula="of:=CONCATENATE(&quot;T&quot;;[.P844])" office:value-type="string" office:string-value="T843">
            <text:p>T843</text:p>
          </table:table-cell>
          <table:table-cell table:formula="of:=IF([.J844]=&quot;X&quot;;1;[.P843]+1)" office:value-type="float" office:value="843">
            <text:p>843</text:p>
          </table:table-cell>
          <table:table-cell table:style-name="ce7" table:formula="of:=CONCATENATE(&quot;mv &quot;;[.K844];&quot;^&quot;;[.O844];&quot;.wav &quot;&quot;rn^&quot;;[.$E844];&quot;~&quot;;[.$B844];&quot;~&quot;;[.$C844];&quot;~&quot;;[.$A844];&quot;~&quot;;[.$F844];&quot;~&quot;;[.$D844];&quot;.wav&quot;&quot;&quot;)" office:value-type="string" office:string-value="mv 1^T843.wav &quot;rn^ZZZ~~~~~.wav&quot;">
            <text:p>mv 1^T843.wav "rn^ZZZ~~~~~.wav"</text:p>
          </table:table-cell>
          <table:table-cell table:formula="of:=CONCATENATE(&quot;-ALBUM &quot;&quot;&quot;;[.A844];&quot;&quot;&quot; -ARTIST &quot;&quot;&quot;;[.B844];&quot;&quot;&quot; -ID3V2TAG TCOM &quot;&quot;&quot;;[.C844];&quot;&quot;&quot; -GENRE &quot;&quot;&quot;;[.D844];&quot;&quot;&quot; -TITLE &quot;&quot;&quot;;[.E844];&quot;&quot;&quot; -TRACK &quot;&quot;&quot;;[.F844];&quot;&quot;&quot; -YEAR &quot;&quot;&quot;;[.H844];&quot;&quot;&quot; &quot;;[.K844];&quot;/&quot;;[.O844];&quot;.mp3&quot;)" office:value-type="string" office:string-value="-ALBUM &quot;&quot; -ARTIST &quot;&quot; -ID3V2TAG TCOM &quot;&quot; -GENRE &quot;&quot; -TITLE &quot;ZZZ&quot; -TRACK &quot;&quot; -YEAR &quot;&quot; 1/T843.mp3">
            <text:p>-ALBUM "" -ARTIST "" -ID3V2TAG TCOM "" -GENRE "" -TITLE "ZZZ" -TRACK "" -YEAR "" 1/T84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44]+1" office:value-type="float" office:value="844">
            <text:p>844</text:p>
          </table:table-cell>
          <table:table-cell table:style-name="ce3"/>
          <table:table-cell table:style-name="ce5" table:formula="of:=IF([.J845]=&quot;X&quot;;[.K844]+1;[.K844])" office:value-type="float" office:value="1">
            <text:p>1</text:p>
          </table:table-cell>
          <table:table-cell table:formula="of:=IF([.J845]=&quot;X&quot;;0;[.L844]+[.G844]+[.J845]/24/60/60)" office:value-type="time" office:time-value="PT00H09M20.304S">
            <text:p>00:09:20.30</text:p>
          </table:table-cell>
          <table:table-cell table:formula="of:=INT([.L845]*24*60)+MOD([.L845]*24*60*60;60)/100" office:value-type="float" office:value="9.20304">
            <text:p>9.203</text:p>
          </table:table-cell>
          <table:table-cell table:formula="of:=[.L845]*24*60*60+[.$N$1]*([.P845]-1)" office:value-type="float" office:value="138.804000000018">
            <text:p>138.804</text:p>
          </table:table-cell>
          <table:table-cell table:formula="of:=CONCATENATE(&quot;T&quot;;[.P845])" office:value-type="string" office:string-value="T844">
            <text:p>T844</text:p>
          </table:table-cell>
          <table:table-cell table:formula="of:=IF([.J845]=&quot;X&quot;;1;[.P844]+1)" office:value-type="float" office:value="844">
            <text:p>844</text:p>
          </table:table-cell>
          <table:table-cell table:style-name="ce7" table:formula="of:=CONCATENATE(&quot;mv &quot;;[.K845];&quot;^&quot;;[.O845];&quot;.wav &quot;&quot;rn^&quot;;[.$E845];&quot;~&quot;;[.$B845];&quot;~&quot;;[.$C845];&quot;~&quot;;[.$A845];&quot;~&quot;;[.$F845];&quot;~&quot;;[.$D845];&quot;.wav&quot;&quot;&quot;)" office:value-type="string" office:string-value="mv 1^T844.wav &quot;rn^ZZZ~~~~~.wav&quot;">
            <text:p>mv 1^T844.wav "rn^ZZZ~~~~~.wav"</text:p>
          </table:table-cell>
          <table:table-cell table:formula="of:=CONCATENATE(&quot;-ALBUM &quot;&quot;&quot;;[.A845];&quot;&quot;&quot; -ARTIST &quot;&quot;&quot;;[.B845];&quot;&quot;&quot; -ID3V2TAG TCOM &quot;&quot;&quot;;[.C845];&quot;&quot;&quot; -GENRE &quot;&quot;&quot;;[.D845];&quot;&quot;&quot; -TITLE &quot;&quot;&quot;;[.E845];&quot;&quot;&quot; -TRACK &quot;&quot;&quot;;[.F845];&quot;&quot;&quot; -YEAR &quot;&quot;&quot;;[.H845];&quot;&quot;&quot; &quot;;[.K845];&quot;/&quot;;[.O845];&quot;.mp3&quot;)" office:value-type="string" office:string-value="-ALBUM &quot;&quot; -ARTIST &quot;&quot; -ID3V2TAG TCOM &quot;&quot; -GENRE &quot;&quot; -TITLE &quot;ZZZ&quot; -TRACK &quot;&quot; -YEAR &quot;&quot; 1/T844.mp3">
            <text:p>-ALBUM "" -ARTIST "" -ID3V2TAG TCOM "" -GENRE "" -TITLE "ZZZ" -TRACK "" -YEAR "" 1/T84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45]+1" office:value-type="float" office:value="845">
            <text:p>845</text:p>
          </table:table-cell>
          <table:table-cell table:style-name="ce3"/>
          <table:table-cell table:style-name="ce5" table:formula="of:=IF([.J846]=&quot;X&quot;;[.K845]+1;[.K845])" office:value-type="float" office:value="1">
            <text:p>1</text:p>
          </table:table-cell>
          <table:table-cell table:formula="of:=IF([.J846]=&quot;X&quot;;0;[.L845]+[.G845]+[.J846]/24/60/60)" office:value-type="time" office:time-value="PT00H09M20.304S">
            <text:p>00:09:20.30</text:p>
          </table:table-cell>
          <table:table-cell table:formula="of:=INT([.L846]*24*60)+MOD([.L846]*24*60*60;60)/100" office:value-type="float" office:value="9.20304">
            <text:p>9.203</text:p>
          </table:table-cell>
          <table:table-cell table:formula="of:=[.L846]*24*60*60+[.$N$1]*([.P846]-1)" office:value-type="float" office:value="138.304000000018">
            <text:p>138.304</text:p>
          </table:table-cell>
          <table:table-cell table:formula="of:=CONCATENATE(&quot;T&quot;;[.P846])" office:value-type="string" office:string-value="T845">
            <text:p>T845</text:p>
          </table:table-cell>
          <table:table-cell table:formula="of:=IF([.J846]=&quot;X&quot;;1;[.P845]+1)" office:value-type="float" office:value="845">
            <text:p>845</text:p>
          </table:table-cell>
          <table:table-cell table:style-name="ce7" table:formula="of:=CONCATENATE(&quot;mv &quot;;[.K846];&quot;^&quot;;[.O846];&quot;.wav &quot;&quot;rn^&quot;;[.$E846];&quot;~&quot;;[.$B846];&quot;~&quot;;[.$C846];&quot;~&quot;;[.$A846];&quot;~&quot;;[.$F846];&quot;~&quot;;[.$D846];&quot;.wav&quot;&quot;&quot;)" office:value-type="string" office:string-value="mv 1^T845.wav &quot;rn^ZZZ~~~~~.wav&quot;">
            <text:p>mv 1^T845.wav "rn^ZZZ~~~~~.wav"</text:p>
          </table:table-cell>
          <table:table-cell table:formula="of:=CONCATENATE(&quot;-ALBUM &quot;&quot;&quot;;[.A846];&quot;&quot;&quot; -ARTIST &quot;&quot;&quot;;[.B846];&quot;&quot;&quot; -ID3V2TAG TCOM &quot;&quot;&quot;;[.C846];&quot;&quot;&quot; -GENRE &quot;&quot;&quot;;[.D846];&quot;&quot;&quot; -TITLE &quot;&quot;&quot;;[.E846];&quot;&quot;&quot; -TRACK &quot;&quot;&quot;;[.F846];&quot;&quot;&quot; -YEAR &quot;&quot;&quot;;[.H846];&quot;&quot;&quot; &quot;;[.K846];&quot;/&quot;;[.O846];&quot;.mp3&quot;)" office:value-type="string" office:string-value="-ALBUM &quot;&quot; -ARTIST &quot;&quot; -ID3V2TAG TCOM &quot;&quot; -GENRE &quot;&quot; -TITLE &quot;ZZZ&quot; -TRACK &quot;&quot; -YEAR &quot;&quot; 1/T845.mp3">
            <text:p>-ALBUM "" -ARTIST "" -ID3V2TAG TCOM "" -GENRE "" -TITLE "ZZZ" -TRACK "" -YEAR "" 1/T84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46]+1" office:value-type="float" office:value="846">
            <text:p>846</text:p>
          </table:table-cell>
          <table:table-cell table:style-name="ce3"/>
          <table:table-cell table:style-name="ce5" table:formula="of:=IF([.J847]=&quot;X&quot;;[.K846]+1;[.K846])" office:value-type="float" office:value="1">
            <text:p>1</text:p>
          </table:table-cell>
          <table:table-cell table:formula="of:=IF([.J847]=&quot;X&quot;;0;[.L846]+[.G846]+[.J847]/24/60/60)" office:value-type="time" office:time-value="PT00H09M20.304S">
            <text:p>00:09:20.30</text:p>
          </table:table-cell>
          <table:table-cell table:formula="of:=INT([.L847]*24*60)+MOD([.L847]*24*60*60;60)/100" office:value-type="float" office:value="9.20304">
            <text:p>9.203</text:p>
          </table:table-cell>
          <table:table-cell table:formula="of:=[.L847]*24*60*60+[.$N$1]*([.P847]-1)" office:value-type="float" office:value="137.804000000018">
            <text:p>137.804</text:p>
          </table:table-cell>
          <table:table-cell table:formula="of:=CONCATENATE(&quot;T&quot;;[.P847])" office:value-type="string" office:string-value="T846">
            <text:p>T846</text:p>
          </table:table-cell>
          <table:table-cell table:formula="of:=IF([.J847]=&quot;X&quot;;1;[.P846]+1)" office:value-type="float" office:value="846">
            <text:p>846</text:p>
          </table:table-cell>
          <table:table-cell table:style-name="ce7" table:formula="of:=CONCATENATE(&quot;mv &quot;;[.K847];&quot;^&quot;;[.O847];&quot;.wav &quot;&quot;rn^&quot;;[.$E847];&quot;~&quot;;[.$B847];&quot;~&quot;;[.$C847];&quot;~&quot;;[.$A847];&quot;~&quot;;[.$F847];&quot;~&quot;;[.$D847];&quot;.wav&quot;&quot;&quot;)" office:value-type="string" office:string-value="mv 1^T846.wav &quot;rn^ZZZ~~~~~.wav&quot;">
            <text:p>mv 1^T846.wav "rn^ZZZ~~~~~.wav"</text:p>
          </table:table-cell>
          <table:table-cell table:formula="of:=CONCATENATE(&quot;-ALBUM &quot;&quot;&quot;;[.A847];&quot;&quot;&quot; -ARTIST &quot;&quot;&quot;;[.B847];&quot;&quot;&quot; -ID3V2TAG TCOM &quot;&quot;&quot;;[.C847];&quot;&quot;&quot; -GENRE &quot;&quot;&quot;;[.D847];&quot;&quot;&quot; -TITLE &quot;&quot;&quot;;[.E847];&quot;&quot;&quot; -TRACK &quot;&quot;&quot;;[.F847];&quot;&quot;&quot; -YEAR &quot;&quot;&quot;;[.H847];&quot;&quot;&quot; &quot;;[.K847];&quot;/&quot;;[.O847];&quot;.mp3&quot;)" office:value-type="string" office:string-value="-ALBUM &quot;&quot; -ARTIST &quot;&quot; -ID3V2TAG TCOM &quot;&quot; -GENRE &quot;&quot; -TITLE &quot;ZZZ&quot; -TRACK &quot;&quot; -YEAR &quot;&quot; 1/T846.mp3">
            <text:p>-ALBUM "" -ARTIST "" -ID3V2TAG TCOM "" -GENRE "" -TITLE "ZZZ" -TRACK "" -YEAR "" 1/T84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47]+1" office:value-type="float" office:value="847">
            <text:p>847</text:p>
          </table:table-cell>
          <table:table-cell table:style-name="ce3"/>
          <table:table-cell table:style-name="ce5" table:formula="of:=IF([.J848]=&quot;X&quot;;[.K847]+1;[.K847])" office:value-type="float" office:value="1">
            <text:p>1</text:p>
          </table:table-cell>
          <table:table-cell table:formula="of:=IF([.J848]=&quot;X&quot;;0;[.L847]+[.G847]+[.J848]/24/60/60)" office:value-type="time" office:time-value="PT00H09M20.304S">
            <text:p>00:09:20.30</text:p>
          </table:table-cell>
          <table:table-cell table:formula="of:=INT([.L848]*24*60)+MOD([.L848]*24*60*60;60)/100" office:value-type="float" office:value="9.20304">
            <text:p>9.203</text:p>
          </table:table-cell>
          <table:table-cell table:formula="of:=[.L848]*24*60*60+[.$N$1]*([.P848]-1)" office:value-type="float" office:value="137.304000000018">
            <text:p>137.304</text:p>
          </table:table-cell>
          <table:table-cell table:formula="of:=CONCATENATE(&quot;T&quot;;[.P848])" office:value-type="string" office:string-value="T847">
            <text:p>T847</text:p>
          </table:table-cell>
          <table:table-cell table:formula="of:=IF([.J848]=&quot;X&quot;;1;[.P847]+1)" office:value-type="float" office:value="847">
            <text:p>847</text:p>
          </table:table-cell>
          <table:table-cell table:style-name="ce7" table:formula="of:=CONCATENATE(&quot;mv &quot;;[.K848];&quot;^&quot;;[.O848];&quot;.wav &quot;&quot;rn^&quot;;[.$E848];&quot;~&quot;;[.$B848];&quot;~&quot;;[.$C848];&quot;~&quot;;[.$A848];&quot;~&quot;;[.$F848];&quot;~&quot;;[.$D848];&quot;.wav&quot;&quot;&quot;)" office:value-type="string" office:string-value="mv 1^T847.wav &quot;rn^ZZZ~~~~~.wav&quot;">
            <text:p>mv 1^T847.wav "rn^ZZZ~~~~~.wav"</text:p>
          </table:table-cell>
          <table:table-cell table:formula="of:=CONCATENATE(&quot;-ALBUM &quot;&quot;&quot;;[.A848];&quot;&quot;&quot; -ARTIST &quot;&quot;&quot;;[.B848];&quot;&quot;&quot; -ID3V2TAG TCOM &quot;&quot;&quot;;[.C848];&quot;&quot;&quot; -GENRE &quot;&quot;&quot;;[.D848];&quot;&quot;&quot; -TITLE &quot;&quot;&quot;;[.E848];&quot;&quot;&quot; -TRACK &quot;&quot;&quot;;[.F848];&quot;&quot;&quot; -YEAR &quot;&quot;&quot;;[.H848];&quot;&quot;&quot; &quot;;[.K848];&quot;/&quot;;[.O848];&quot;.mp3&quot;)" office:value-type="string" office:string-value="-ALBUM &quot;&quot; -ARTIST &quot;&quot; -ID3V2TAG TCOM &quot;&quot; -GENRE &quot;&quot; -TITLE &quot;ZZZ&quot; -TRACK &quot;&quot; -YEAR &quot;&quot; 1/T847.mp3">
            <text:p>-ALBUM "" -ARTIST "" -ID3V2TAG TCOM "" -GENRE "" -TITLE "ZZZ" -TRACK "" -YEAR "" 1/T84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48]+1" office:value-type="float" office:value="848">
            <text:p>848</text:p>
          </table:table-cell>
          <table:table-cell table:style-name="ce3"/>
          <table:table-cell table:style-name="ce5" table:formula="of:=IF([.J849]=&quot;X&quot;;[.K848]+1;[.K848])" office:value-type="float" office:value="1">
            <text:p>1</text:p>
          </table:table-cell>
          <table:table-cell table:formula="of:=IF([.J849]=&quot;X&quot;;0;[.L848]+[.G848]+[.J849]/24/60/60)" office:value-type="time" office:time-value="PT00H09M20.304S">
            <text:p>00:09:20.30</text:p>
          </table:table-cell>
          <table:table-cell table:formula="of:=INT([.L849]*24*60)+MOD([.L849]*24*60*60;60)/100" office:value-type="float" office:value="9.20304">
            <text:p>9.203</text:p>
          </table:table-cell>
          <table:table-cell table:formula="of:=[.L849]*24*60*60+[.$N$1]*([.P849]-1)" office:value-type="float" office:value="136.804000000018">
            <text:p>136.804</text:p>
          </table:table-cell>
          <table:table-cell table:formula="of:=CONCATENATE(&quot;T&quot;;[.P849])" office:value-type="string" office:string-value="T848">
            <text:p>T848</text:p>
          </table:table-cell>
          <table:table-cell table:formula="of:=IF([.J849]=&quot;X&quot;;1;[.P848]+1)" office:value-type="float" office:value="848">
            <text:p>848</text:p>
          </table:table-cell>
          <table:table-cell table:style-name="ce7" table:formula="of:=CONCATENATE(&quot;mv &quot;;[.K849];&quot;^&quot;;[.O849];&quot;.wav &quot;&quot;rn^&quot;;[.$E849];&quot;~&quot;;[.$B849];&quot;~&quot;;[.$C849];&quot;~&quot;;[.$A849];&quot;~&quot;;[.$F849];&quot;~&quot;;[.$D849];&quot;.wav&quot;&quot;&quot;)" office:value-type="string" office:string-value="mv 1^T848.wav &quot;rn^ZZZ~~~~~.wav&quot;">
            <text:p>mv 1^T848.wav "rn^ZZZ~~~~~.wav"</text:p>
          </table:table-cell>
          <table:table-cell table:formula="of:=CONCATENATE(&quot;-ALBUM &quot;&quot;&quot;;[.A849];&quot;&quot;&quot; -ARTIST &quot;&quot;&quot;;[.B849];&quot;&quot;&quot; -ID3V2TAG TCOM &quot;&quot;&quot;;[.C849];&quot;&quot;&quot; -GENRE &quot;&quot;&quot;;[.D849];&quot;&quot;&quot; -TITLE &quot;&quot;&quot;;[.E849];&quot;&quot;&quot; -TRACK &quot;&quot;&quot;;[.F849];&quot;&quot;&quot; -YEAR &quot;&quot;&quot;;[.H849];&quot;&quot;&quot; &quot;;[.K849];&quot;/&quot;;[.O849];&quot;.mp3&quot;)" office:value-type="string" office:string-value="-ALBUM &quot;&quot; -ARTIST &quot;&quot; -ID3V2TAG TCOM &quot;&quot; -GENRE &quot;&quot; -TITLE &quot;ZZZ&quot; -TRACK &quot;&quot; -YEAR &quot;&quot; 1/T848.mp3">
            <text:p>-ALBUM "" -ARTIST "" -ID3V2TAG TCOM "" -GENRE "" -TITLE "ZZZ" -TRACK "" -YEAR "" 1/T84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49]+1" office:value-type="float" office:value="849">
            <text:p>849</text:p>
          </table:table-cell>
          <table:table-cell table:style-name="ce3"/>
          <table:table-cell table:style-name="ce5" table:formula="of:=IF([.J850]=&quot;X&quot;;[.K849]+1;[.K849])" office:value-type="float" office:value="1">
            <text:p>1</text:p>
          </table:table-cell>
          <table:table-cell table:formula="of:=IF([.J850]=&quot;X&quot;;0;[.L849]+[.G849]+[.J850]/24/60/60)" office:value-type="time" office:time-value="PT00H09M20.304S">
            <text:p>00:09:20.30</text:p>
          </table:table-cell>
          <table:table-cell table:formula="of:=INT([.L850]*24*60)+MOD([.L850]*24*60*60;60)/100" office:value-type="float" office:value="9.20304">
            <text:p>9.203</text:p>
          </table:table-cell>
          <table:table-cell table:formula="of:=[.L850]*24*60*60+[.$N$1]*([.P850]-1)" office:value-type="float" office:value="136.304000000018">
            <text:p>136.304</text:p>
          </table:table-cell>
          <table:table-cell table:formula="of:=CONCATENATE(&quot;T&quot;;[.P850])" office:value-type="string" office:string-value="T849">
            <text:p>T849</text:p>
          </table:table-cell>
          <table:table-cell table:formula="of:=IF([.J850]=&quot;X&quot;;1;[.P849]+1)" office:value-type="float" office:value="849">
            <text:p>849</text:p>
          </table:table-cell>
          <table:table-cell table:style-name="ce7" table:formula="of:=CONCATENATE(&quot;mv &quot;;[.K850];&quot;^&quot;;[.O850];&quot;.wav &quot;&quot;rn^&quot;;[.$E850];&quot;~&quot;;[.$B850];&quot;~&quot;;[.$C850];&quot;~&quot;;[.$A850];&quot;~&quot;;[.$F850];&quot;~&quot;;[.$D850];&quot;.wav&quot;&quot;&quot;)" office:value-type="string" office:string-value="mv 1^T849.wav &quot;rn^ZZZ~~~~~.wav&quot;">
            <text:p>mv 1^T849.wav "rn^ZZZ~~~~~.wav"</text:p>
          </table:table-cell>
          <table:table-cell table:formula="of:=CONCATENATE(&quot;-ALBUM &quot;&quot;&quot;;[.A850];&quot;&quot;&quot; -ARTIST &quot;&quot;&quot;;[.B850];&quot;&quot;&quot; -ID3V2TAG TCOM &quot;&quot;&quot;;[.C850];&quot;&quot;&quot; -GENRE &quot;&quot;&quot;;[.D850];&quot;&quot;&quot; -TITLE &quot;&quot;&quot;;[.E850];&quot;&quot;&quot; -TRACK &quot;&quot;&quot;;[.F850];&quot;&quot;&quot; -YEAR &quot;&quot;&quot;;[.H850];&quot;&quot;&quot; &quot;;[.K850];&quot;/&quot;;[.O850];&quot;.mp3&quot;)" office:value-type="string" office:string-value="-ALBUM &quot;&quot; -ARTIST &quot;&quot; -ID3V2TAG TCOM &quot;&quot; -GENRE &quot;&quot; -TITLE &quot;ZZZ&quot; -TRACK &quot;&quot; -YEAR &quot;&quot; 1/T849.mp3">
            <text:p>-ALBUM "" -ARTIST "" -ID3V2TAG TCOM "" -GENRE "" -TITLE "ZZZ" -TRACK "" -YEAR "" 1/T84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50]+1" office:value-type="float" office:value="850">
            <text:p>850</text:p>
          </table:table-cell>
          <table:table-cell table:style-name="ce3"/>
          <table:table-cell table:style-name="ce5" table:formula="of:=IF([.J851]=&quot;X&quot;;[.K850]+1;[.K850])" office:value-type="float" office:value="1">
            <text:p>1</text:p>
          </table:table-cell>
          <table:table-cell table:formula="of:=IF([.J851]=&quot;X&quot;;0;[.L850]+[.G850]+[.J851]/24/60/60)" office:value-type="time" office:time-value="PT00H09M20.304S">
            <text:p>00:09:20.30</text:p>
          </table:table-cell>
          <table:table-cell table:formula="of:=INT([.L851]*24*60)+MOD([.L851]*24*60*60;60)/100" office:value-type="float" office:value="9.20304">
            <text:p>9.203</text:p>
          </table:table-cell>
          <table:table-cell table:formula="of:=[.L851]*24*60*60+[.$N$1]*([.P851]-1)" office:value-type="float" office:value="135.804000000018">
            <text:p>135.804</text:p>
          </table:table-cell>
          <table:table-cell table:formula="of:=CONCATENATE(&quot;T&quot;;[.P851])" office:value-type="string" office:string-value="T850">
            <text:p>T850</text:p>
          </table:table-cell>
          <table:table-cell table:formula="of:=IF([.J851]=&quot;X&quot;;1;[.P850]+1)" office:value-type="float" office:value="850">
            <text:p>850</text:p>
          </table:table-cell>
          <table:table-cell table:style-name="ce7" table:formula="of:=CONCATENATE(&quot;mv &quot;;[.K851];&quot;^&quot;;[.O851];&quot;.wav &quot;&quot;rn^&quot;;[.$E851];&quot;~&quot;;[.$B851];&quot;~&quot;;[.$C851];&quot;~&quot;;[.$A851];&quot;~&quot;;[.$F851];&quot;~&quot;;[.$D851];&quot;.wav&quot;&quot;&quot;)" office:value-type="string" office:string-value="mv 1^T850.wav &quot;rn^ZZZ~~~~~.wav&quot;">
            <text:p>mv 1^T850.wav "rn^ZZZ~~~~~.wav"</text:p>
          </table:table-cell>
          <table:table-cell table:formula="of:=CONCATENATE(&quot;-ALBUM &quot;&quot;&quot;;[.A851];&quot;&quot;&quot; -ARTIST &quot;&quot;&quot;;[.B851];&quot;&quot;&quot; -ID3V2TAG TCOM &quot;&quot;&quot;;[.C851];&quot;&quot;&quot; -GENRE &quot;&quot;&quot;;[.D851];&quot;&quot;&quot; -TITLE &quot;&quot;&quot;;[.E851];&quot;&quot;&quot; -TRACK &quot;&quot;&quot;;[.F851];&quot;&quot;&quot; -YEAR &quot;&quot;&quot;;[.H851];&quot;&quot;&quot; &quot;;[.K851];&quot;/&quot;;[.O851];&quot;.mp3&quot;)" office:value-type="string" office:string-value="-ALBUM &quot;&quot; -ARTIST &quot;&quot; -ID3V2TAG TCOM &quot;&quot; -GENRE &quot;&quot; -TITLE &quot;ZZZ&quot; -TRACK &quot;&quot; -YEAR &quot;&quot; 1/T850.mp3">
            <text:p>-ALBUM "" -ARTIST "" -ID3V2TAG TCOM "" -GENRE "" -TITLE "ZZZ" -TRACK "" -YEAR "" 1/T85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51]+1" office:value-type="float" office:value="851">
            <text:p>851</text:p>
          </table:table-cell>
          <table:table-cell table:style-name="ce3"/>
          <table:table-cell table:style-name="ce5" table:formula="of:=IF([.J852]=&quot;X&quot;;[.K851]+1;[.K851])" office:value-type="float" office:value="1">
            <text:p>1</text:p>
          </table:table-cell>
          <table:table-cell table:formula="of:=IF([.J852]=&quot;X&quot;;0;[.L851]+[.G851]+[.J852]/24/60/60)" office:value-type="time" office:time-value="PT00H09M20.304S">
            <text:p>00:09:20.30</text:p>
          </table:table-cell>
          <table:table-cell table:formula="of:=INT([.L852]*24*60)+MOD([.L852]*24*60*60;60)/100" office:value-type="float" office:value="9.20304">
            <text:p>9.203</text:p>
          </table:table-cell>
          <table:table-cell table:formula="of:=[.L852]*24*60*60+[.$N$1]*([.P852]-1)" office:value-type="float" office:value="135.304000000018">
            <text:p>135.304</text:p>
          </table:table-cell>
          <table:table-cell table:formula="of:=CONCATENATE(&quot;T&quot;;[.P852])" office:value-type="string" office:string-value="T851">
            <text:p>T851</text:p>
          </table:table-cell>
          <table:table-cell table:formula="of:=IF([.J852]=&quot;X&quot;;1;[.P851]+1)" office:value-type="float" office:value="851">
            <text:p>851</text:p>
          </table:table-cell>
          <table:table-cell table:style-name="ce7" table:formula="of:=CONCATENATE(&quot;mv &quot;;[.K852];&quot;^&quot;;[.O852];&quot;.wav &quot;&quot;rn^&quot;;[.$E852];&quot;~&quot;;[.$B852];&quot;~&quot;;[.$C852];&quot;~&quot;;[.$A852];&quot;~&quot;;[.$F852];&quot;~&quot;;[.$D852];&quot;.wav&quot;&quot;&quot;)" office:value-type="string" office:string-value="mv 1^T851.wav &quot;rn^ZZZ~~~~~.wav&quot;">
            <text:p>mv 1^T851.wav "rn^ZZZ~~~~~.wav"</text:p>
          </table:table-cell>
          <table:table-cell table:formula="of:=CONCATENATE(&quot;-ALBUM &quot;&quot;&quot;;[.A852];&quot;&quot;&quot; -ARTIST &quot;&quot;&quot;;[.B852];&quot;&quot;&quot; -ID3V2TAG TCOM &quot;&quot;&quot;;[.C852];&quot;&quot;&quot; -GENRE &quot;&quot;&quot;;[.D852];&quot;&quot;&quot; -TITLE &quot;&quot;&quot;;[.E852];&quot;&quot;&quot; -TRACK &quot;&quot;&quot;;[.F852];&quot;&quot;&quot; -YEAR &quot;&quot;&quot;;[.H852];&quot;&quot;&quot; &quot;;[.K852];&quot;/&quot;;[.O852];&quot;.mp3&quot;)" office:value-type="string" office:string-value="-ALBUM &quot;&quot; -ARTIST &quot;&quot; -ID3V2TAG TCOM &quot;&quot; -GENRE &quot;&quot; -TITLE &quot;ZZZ&quot; -TRACK &quot;&quot; -YEAR &quot;&quot; 1/T851.mp3">
            <text:p>-ALBUM "" -ARTIST "" -ID3V2TAG TCOM "" -GENRE "" -TITLE "ZZZ" -TRACK "" -YEAR "" 1/T85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52]+1" office:value-type="float" office:value="852">
            <text:p>852</text:p>
          </table:table-cell>
          <table:table-cell table:style-name="ce3"/>
          <table:table-cell table:style-name="ce5" table:formula="of:=IF([.J853]=&quot;X&quot;;[.K852]+1;[.K852])" office:value-type="float" office:value="1">
            <text:p>1</text:p>
          </table:table-cell>
          <table:table-cell table:formula="of:=IF([.J853]=&quot;X&quot;;0;[.L852]+[.G852]+[.J853]/24/60/60)" office:value-type="time" office:time-value="PT00H09M20.304S">
            <text:p>00:09:20.30</text:p>
          </table:table-cell>
          <table:table-cell table:formula="of:=INT([.L853]*24*60)+MOD([.L853]*24*60*60;60)/100" office:value-type="float" office:value="9.20304">
            <text:p>9.203</text:p>
          </table:table-cell>
          <table:table-cell table:formula="of:=[.L853]*24*60*60+[.$N$1]*([.P853]-1)" office:value-type="float" office:value="134.804000000019">
            <text:p>134.804</text:p>
          </table:table-cell>
          <table:table-cell table:formula="of:=CONCATENATE(&quot;T&quot;;[.P853])" office:value-type="string" office:string-value="T852">
            <text:p>T852</text:p>
          </table:table-cell>
          <table:table-cell table:formula="of:=IF([.J853]=&quot;X&quot;;1;[.P852]+1)" office:value-type="float" office:value="852">
            <text:p>852</text:p>
          </table:table-cell>
          <table:table-cell table:style-name="ce7" table:formula="of:=CONCATENATE(&quot;mv &quot;;[.K853];&quot;^&quot;;[.O853];&quot;.wav &quot;&quot;rn^&quot;;[.$E853];&quot;~&quot;;[.$B853];&quot;~&quot;;[.$C853];&quot;~&quot;;[.$A853];&quot;~&quot;;[.$F853];&quot;~&quot;;[.$D853];&quot;.wav&quot;&quot;&quot;)" office:value-type="string" office:string-value="mv 1^T852.wav &quot;rn^ZZZ~~~~~.wav&quot;">
            <text:p>mv 1^T852.wav "rn^ZZZ~~~~~.wav"</text:p>
          </table:table-cell>
          <table:table-cell table:formula="of:=CONCATENATE(&quot;-ALBUM &quot;&quot;&quot;;[.A853];&quot;&quot;&quot; -ARTIST &quot;&quot;&quot;;[.B853];&quot;&quot;&quot; -ID3V2TAG TCOM &quot;&quot;&quot;;[.C853];&quot;&quot;&quot; -GENRE &quot;&quot;&quot;;[.D853];&quot;&quot;&quot; -TITLE &quot;&quot;&quot;;[.E853];&quot;&quot;&quot; -TRACK &quot;&quot;&quot;;[.F853];&quot;&quot;&quot; -YEAR &quot;&quot;&quot;;[.H853];&quot;&quot;&quot; &quot;;[.K853];&quot;/&quot;;[.O853];&quot;.mp3&quot;)" office:value-type="string" office:string-value="-ALBUM &quot;&quot; -ARTIST &quot;&quot; -ID3V2TAG TCOM &quot;&quot; -GENRE &quot;&quot; -TITLE &quot;ZZZ&quot; -TRACK &quot;&quot; -YEAR &quot;&quot; 1/T852.mp3">
            <text:p>-ALBUM "" -ARTIST "" -ID3V2TAG TCOM "" -GENRE "" -TITLE "ZZZ" -TRACK "" -YEAR "" 1/T85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53]+1" office:value-type="float" office:value="853">
            <text:p>853</text:p>
          </table:table-cell>
          <table:table-cell table:style-name="ce3"/>
          <table:table-cell table:style-name="ce5" table:formula="of:=IF([.J854]=&quot;X&quot;;[.K853]+1;[.K853])" office:value-type="float" office:value="1">
            <text:p>1</text:p>
          </table:table-cell>
          <table:table-cell table:formula="of:=IF([.J854]=&quot;X&quot;;0;[.L853]+[.G853]+[.J854]/24/60/60)" office:value-type="time" office:time-value="PT00H09M20.304S">
            <text:p>00:09:20.30</text:p>
          </table:table-cell>
          <table:table-cell table:formula="of:=INT([.L854]*24*60)+MOD([.L854]*24*60*60;60)/100" office:value-type="float" office:value="9.20304">
            <text:p>9.203</text:p>
          </table:table-cell>
          <table:table-cell table:formula="of:=[.L854]*24*60*60+[.$N$1]*([.P854]-1)" office:value-type="float" office:value="134.304000000019">
            <text:p>134.304</text:p>
          </table:table-cell>
          <table:table-cell table:formula="of:=CONCATENATE(&quot;T&quot;;[.P854])" office:value-type="string" office:string-value="T853">
            <text:p>T853</text:p>
          </table:table-cell>
          <table:table-cell table:formula="of:=IF([.J854]=&quot;X&quot;;1;[.P853]+1)" office:value-type="float" office:value="853">
            <text:p>853</text:p>
          </table:table-cell>
          <table:table-cell table:style-name="ce7" table:formula="of:=CONCATENATE(&quot;mv &quot;;[.K854];&quot;^&quot;;[.O854];&quot;.wav &quot;&quot;rn^&quot;;[.$E854];&quot;~&quot;;[.$B854];&quot;~&quot;;[.$C854];&quot;~&quot;;[.$A854];&quot;~&quot;;[.$F854];&quot;~&quot;;[.$D854];&quot;.wav&quot;&quot;&quot;)" office:value-type="string" office:string-value="mv 1^T853.wav &quot;rn^ZZZ~~~~~.wav&quot;">
            <text:p>mv 1^T853.wav "rn^ZZZ~~~~~.wav"</text:p>
          </table:table-cell>
          <table:table-cell table:formula="of:=CONCATENATE(&quot;-ALBUM &quot;&quot;&quot;;[.A854];&quot;&quot;&quot; -ARTIST &quot;&quot;&quot;;[.B854];&quot;&quot;&quot; -ID3V2TAG TCOM &quot;&quot;&quot;;[.C854];&quot;&quot;&quot; -GENRE &quot;&quot;&quot;;[.D854];&quot;&quot;&quot; -TITLE &quot;&quot;&quot;;[.E854];&quot;&quot;&quot; -TRACK &quot;&quot;&quot;;[.F854];&quot;&quot;&quot; -YEAR &quot;&quot;&quot;;[.H854];&quot;&quot;&quot; &quot;;[.K854];&quot;/&quot;;[.O854];&quot;.mp3&quot;)" office:value-type="string" office:string-value="-ALBUM &quot;&quot; -ARTIST &quot;&quot; -ID3V2TAG TCOM &quot;&quot; -GENRE &quot;&quot; -TITLE &quot;ZZZ&quot; -TRACK &quot;&quot; -YEAR &quot;&quot; 1/T853.mp3">
            <text:p>-ALBUM "" -ARTIST "" -ID3V2TAG TCOM "" -GENRE "" -TITLE "ZZZ" -TRACK "" -YEAR "" 1/T85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54]+1" office:value-type="float" office:value="854">
            <text:p>854</text:p>
          </table:table-cell>
          <table:table-cell table:style-name="ce3"/>
          <table:table-cell table:style-name="ce5" table:formula="of:=IF([.J855]=&quot;X&quot;;[.K854]+1;[.K854])" office:value-type="float" office:value="1">
            <text:p>1</text:p>
          </table:table-cell>
          <table:table-cell table:formula="of:=IF([.J855]=&quot;X&quot;;0;[.L854]+[.G854]+[.J855]/24/60/60)" office:value-type="time" office:time-value="PT00H09M20.304S">
            <text:p>00:09:20.30</text:p>
          </table:table-cell>
          <table:table-cell table:formula="of:=INT([.L855]*24*60)+MOD([.L855]*24*60*60;60)/100" office:value-type="float" office:value="9.20304">
            <text:p>9.203</text:p>
          </table:table-cell>
          <table:table-cell table:formula="of:=[.L855]*24*60*60+[.$N$1]*([.P855]-1)" office:value-type="float" office:value="133.804000000019">
            <text:p>133.804</text:p>
          </table:table-cell>
          <table:table-cell table:formula="of:=CONCATENATE(&quot;T&quot;;[.P855])" office:value-type="string" office:string-value="T854">
            <text:p>T854</text:p>
          </table:table-cell>
          <table:table-cell table:formula="of:=IF([.J855]=&quot;X&quot;;1;[.P854]+1)" office:value-type="float" office:value="854">
            <text:p>854</text:p>
          </table:table-cell>
          <table:table-cell table:style-name="ce7" table:formula="of:=CONCATENATE(&quot;mv &quot;;[.K855];&quot;^&quot;;[.O855];&quot;.wav &quot;&quot;rn^&quot;;[.$E855];&quot;~&quot;;[.$B855];&quot;~&quot;;[.$C855];&quot;~&quot;;[.$A855];&quot;~&quot;;[.$F855];&quot;~&quot;;[.$D855];&quot;.wav&quot;&quot;&quot;)" office:value-type="string" office:string-value="mv 1^T854.wav &quot;rn^ZZZ~~~~~.wav&quot;">
            <text:p>mv 1^T854.wav "rn^ZZZ~~~~~.wav"</text:p>
          </table:table-cell>
          <table:table-cell table:formula="of:=CONCATENATE(&quot;-ALBUM &quot;&quot;&quot;;[.A855];&quot;&quot;&quot; -ARTIST &quot;&quot;&quot;;[.B855];&quot;&quot;&quot; -ID3V2TAG TCOM &quot;&quot;&quot;;[.C855];&quot;&quot;&quot; -GENRE &quot;&quot;&quot;;[.D855];&quot;&quot;&quot; -TITLE &quot;&quot;&quot;;[.E855];&quot;&quot;&quot; -TRACK &quot;&quot;&quot;;[.F855];&quot;&quot;&quot; -YEAR &quot;&quot;&quot;;[.H855];&quot;&quot;&quot; &quot;;[.K855];&quot;/&quot;;[.O855];&quot;.mp3&quot;)" office:value-type="string" office:string-value="-ALBUM &quot;&quot; -ARTIST &quot;&quot; -ID3V2TAG TCOM &quot;&quot; -GENRE &quot;&quot; -TITLE &quot;ZZZ&quot; -TRACK &quot;&quot; -YEAR &quot;&quot; 1/T854.mp3">
            <text:p>-ALBUM "" -ARTIST "" -ID3V2TAG TCOM "" -GENRE "" -TITLE "ZZZ" -TRACK "" -YEAR "" 1/T85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55]+1" office:value-type="float" office:value="855">
            <text:p>855</text:p>
          </table:table-cell>
          <table:table-cell table:style-name="ce3"/>
          <table:table-cell table:style-name="ce5" table:formula="of:=IF([.J856]=&quot;X&quot;;[.K855]+1;[.K855])" office:value-type="float" office:value="1">
            <text:p>1</text:p>
          </table:table-cell>
          <table:table-cell table:formula="of:=IF([.J856]=&quot;X&quot;;0;[.L855]+[.G855]+[.J856]/24/60/60)" office:value-type="time" office:time-value="PT00H09M20.304S">
            <text:p>00:09:20.30</text:p>
          </table:table-cell>
          <table:table-cell table:formula="of:=INT([.L856]*24*60)+MOD([.L856]*24*60*60;60)/100" office:value-type="float" office:value="9.20304">
            <text:p>9.203</text:p>
          </table:table-cell>
          <table:table-cell table:formula="of:=[.L856]*24*60*60+[.$N$1]*([.P856]-1)" office:value-type="float" office:value="133.304000000019">
            <text:p>133.304</text:p>
          </table:table-cell>
          <table:table-cell table:formula="of:=CONCATENATE(&quot;T&quot;;[.P856])" office:value-type="string" office:string-value="T855">
            <text:p>T855</text:p>
          </table:table-cell>
          <table:table-cell table:formula="of:=IF([.J856]=&quot;X&quot;;1;[.P855]+1)" office:value-type="float" office:value="855">
            <text:p>855</text:p>
          </table:table-cell>
          <table:table-cell table:style-name="ce7" table:formula="of:=CONCATENATE(&quot;mv &quot;;[.K856];&quot;^&quot;;[.O856];&quot;.wav &quot;&quot;rn^&quot;;[.$E856];&quot;~&quot;;[.$B856];&quot;~&quot;;[.$C856];&quot;~&quot;;[.$A856];&quot;~&quot;;[.$F856];&quot;~&quot;;[.$D856];&quot;.wav&quot;&quot;&quot;)" office:value-type="string" office:string-value="mv 1^T855.wav &quot;rn^ZZZ~~~~~.wav&quot;">
            <text:p>mv 1^T855.wav "rn^ZZZ~~~~~.wav"</text:p>
          </table:table-cell>
          <table:table-cell table:formula="of:=CONCATENATE(&quot;-ALBUM &quot;&quot;&quot;;[.A856];&quot;&quot;&quot; -ARTIST &quot;&quot;&quot;;[.B856];&quot;&quot;&quot; -ID3V2TAG TCOM &quot;&quot;&quot;;[.C856];&quot;&quot;&quot; -GENRE &quot;&quot;&quot;;[.D856];&quot;&quot;&quot; -TITLE &quot;&quot;&quot;;[.E856];&quot;&quot;&quot; -TRACK &quot;&quot;&quot;;[.F856];&quot;&quot;&quot; -YEAR &quot;&quot;&quot;;[.H856];&quot;&quot;&quot; &quot;;[.K856];&quot;/&quot;;[.O856];&quot;.mp3&quot;)" office:value-type="string" office:string-value="-ALBUM &quot;&quot; -ARTIST &quot;&quot; -ID3V2TAG TCOM &quot;&quot; -GENRE &quot;&quot; -TITLE &quot;ZZZ&quot; -TRACK &quot;&quot; -YEAR &quot;&quot; 1/T855.mp3">
            <text:p>-ALBUM "" -ARTIST "" -ID3V2TAG TCOM "" -GENRE "" -TITLE "ZZZ" -TRACK "" -YEAR "" 1/T85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56]+1" office:value-type="float" office:value="856">
            <text:p>856</text:p>
          </table:table-cell>
          <table:table-cell table:style-name="ce3"/>
          <table:table-cell table:style-name="ce5" table:formula="of:=IF([.J857]=&quot;X&quot;;[.K856]+1;[.K856])" office:value-type="float" office:value="1">
            <text:p>1</text:p>
          </table:table-cell>
          <table:table-cell table:formula="of:=IF([.J857]=&quot;X&quot;;0;[.L856]+[.G856]+[.J857]/24/60/60)" office:value-type="time" office:time-value="PT00H09M20.304S">
            <text:p>00:09:20.30</text:p>
          </table:table-cell>
          <table:table-cell table:formula="of:=INT([.L857]*24*60)+MOD([.L857]*24*60*60;60)/100" office:value-type="float" office:value="9.20304">
            <text:p>9.203</text:p>
          </table:table-cell>
          <table:table-cell table:formula="of:=[.L857]*24*60*60+[.$N$1]*([.P857]-1)" office:value-type="float" office:value="132.804000000019">
            <text:p>132.804</text:p>
          </table:table-cell>
          <table:table-cell table:formula="of:=CONCATENATE(&quot;T&quot;;[.P857])" office:value-type="string" office:string-value="T856">
            <text:p>T856</text:p>
          </table:table-cell>
          <table:table-cell table:formula="of:=IF([.J857]=&quot;X&quot;;1;[.P856]+1)" office:value-type="float" office:value="856">
            <text:p>856</text:p>
          </table:table-cell>
          <table:table-cell table:style-name="ce7" table:formula="of:=CONCATENATE(&quot;mv &quot;;[.K857];&quot;^&quot;;[.O857];&quot;.wav &quot;&quot;rn^&quot;;[.$E857];&quot;~&quot;;[.$B857];&quot;~&quot;;[.$C857];&quot;~&quot;;[.$A857];&quot;~&quot;;[.$F857];&quot;~&quot;;[.$D857];&quot;.wav&quot;&quot;&quot;)" office:value-type="string" office:string-value="mv 1^T856.wav &quot;rn^ZZZ~~~~~.wav&quot;">
            <text:p>mv 1^T856.wav "rn^ZZZ~~~~~.wav"</text:p>
          </table:table-cell>
          <table:table-cell table:formula="of:=CONCATENATE(&quot;-ALBUM &quot;&quot;&quot;;[.A857];&quot;&quot;&quot; -ARTIST &quot;&quot;&quot;;[.B857];&quot;&quot;&quot; -ID3V2TAG TCOM &quot;&quot;&quot;;[.C857];&quot;&quot;&quot; -GENRE &quot;&quot;&quot;;[.D857];&quot;&quot;&quot; -TITLE &quot;&quot;&quot;;[.E857];&quot;&quot;&quot; -TRACK &quot;&quot;&quot;;[.F857];&quot;&quot;&quot; -YEAR &quot;&quot;&quot;;[.H857];&quot;&quot;&quot; &quot;;[.K857];&quot;/&quot;;[.O857];&quot;.mp3&quot;)" office:value-type="string" office:string-value="-ALBUM &quot;&quot; -ARTIST &quot;&quot; -ID3V2TAG TCOM &quot;&quot; -GENRE &quot;&quot; -TITLE &quot;ZZZ&quot; -TRACK &quot;&quot; -YEAR &quot;&quot; 1/T856.mp3">
            <text:p>-ALBUM "" -ARTIST "" -ID3V2TAG TCOM "" -GENRE "" -TITLE "ZZZ" -TRACK "" -YEAR "" 1/T85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57]+1" office:value-type="float" office:value="857">
            <text:p>857</text:p>
          </table:table-cell>
          <table:table-cell table:style-name="ce3"/>
          <table:table-cell table:style-name="ce5" table:formula="of:=IF([.J858]=&quot;X&quot;;[.K857]+1;[.K857])" office:value-type="float" office:value="1">
            <text:p>1</text:p>
          </table:table-cell>
          <table:table-cell table:formula="of:=IF([.J858]=&quot;X&quot;;0;[.L857]+[.G857]+[.J858]/24/60/60)" office:value-type="time" office:time-value="PT00H09M20.304S">
            <text:p>00:09:20.30</text:p>
          </table:table-cell>
          <table:table-cell table:formula="of:=INT([.L858]*24*60)+MOD([.L858]*24*60*60;60)/100" office:value-type="float" office:value="9.20304">
            <text:p>9.203</text:p>
          </table:table-cell>
          <table:table-cell table:formula="of:=[.L858]*24*60*60+[.$N$1]*([.P858]-1)" office:value-type="float" office:value="132.304000000019">
            <text:p>132.304</text:p>
          </table:table-cell>
          <table:table-cell table:formula="of:=CONCATENATE(&quot;T&quot;;[.P858])" office:value-type="string" office:string-value="T857">
            <text:p>T857</text:p>
          </table:table-cell>
          <table:table-cell table:formula="of:=IF([.J858]=&quot;X&quot;;1;[.P857]+1)" office:value-type="float" office:value="857">
            <text:p>857</text:p>
          </table:table-cell>
          <table:table-cell table:style-name="ce7" table:formula="of:=CONCATENATE(&quot;mv &quot;;[.K858];&quot;^&quot;;[.O858];&quot;.wav &quot;&quot;rn^&quot;;[.$E858];&quot;~&quot;;[.$B858];&quot;~&quot;;[.$C858];&quot;~&quot;;[.$A858];&quot;~&quot;;[.$F858];&quot;~&quot;;[.$D858];&quot;.wav&quot;&quot;&quot;)" office:value-type="string" office:string-value="mv 1^T857.wav &quot;rn^ZZZ~~~~~.wav&quot;">
            <text:p>mv 1^T857.wav "rn^ZZZ~~~~~.wav"</text:p>
          </table:table-cell>
          <table:table-cell table:formula="of:=CONCATENATE(&quot;-ALBUM &quot;&quot;&quot;;[.A858];&quot;&quot;&quot; -ARTIST &quot;&quot;&quot;;[.B858];&quot;&quot;&quot; -ID3V2TAG TCOM &quot;&quot;&quot;;[.C858];&quot;&quot;&quot; -GENRE &quot;&quot;&quot;;[.D858];&quot;&quot;&quot; -TITLE &quot;&quot;&quot;;[.E858];&quot;&quot;&quot; -TRACK &quot;&quot;&quot;;[.F858];&quot;&quot;&quot; -YEAR &quot;&quot;&quot;;[.H858];&quot;&quot;&quot; &quot;;[.K858];&quot;/&quot;;[.O858];&quot;.mp3&quot;)" office:value-type="string" office:string-value="-ALBUM &quot;&quot; -ARTIST &quot;&quot; -ID3V2TAG TCOM &quot;&quot; -GENRE &quot;&quot; -TITLE &quot;ZZZ&quot; -TRACK &quot;&quot; -YEAR &quot;&quot; 1/T857.mp3">
            <text:p>-ALBUM "" -ARTIST "" -ID3V2TAG TCOM "" -GENRE "" -TITLE "ZZZ" -TRACK "" -YEAR "" 1/T85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58]+1" office:value-type="float" office:value="858">
            <text:p>858</text:p>
          </table:table-cell>
          <table:table-cell table:style-name="ce3"/>
          <table:table-cell table:style-name="ce5" table:formula="of:=IF([.J859]=&quot;X&quot;;[.K858]+1;[.K858])" office:value-type="float" office:value="1">
            <text:p>1</text:p>
          </table:table-cell>
          <table:table-cell table:formula="of:=IF([.J859]=&quot;X&quot;;0;[.L858]+[.G858]+[.J859]/24/60/60)" office:value-type="time" office:time-value="PT00H09M20.304S">
            <text:p>00:09:20.30</text:p>
          </table:table-cell>
          <table:table-cell table:formula="of:=INT([.L859]*24*60)+MOD([.L859]*24*60*60;60)/100" office:value-type="float" office:value="9.20304">
            <text:p>9.203</text:p>
          </table:table-cell>
          <table:table-cell table:formula="of:=[.L859]*24*60*60+[.$N$1]*([.P859]-1)" office:value-type="float" office:value="131.804000000019">
            <text:p>131.804</text:p>
          </table:table-cell>
          <table:table-cell table:formula="of:=CONCATENATE(&quot;T&quot;;[.P859])" office:value-type="string" office:string-value="T858">
            <text:p>T858</text:p>
          </table:table-cell>
          <table:table-cell table:formula="of:=IF([.J859]=&quot;X&quot;;1;[.P858]+1)" office:value-type="float" office:value="858">
            <text:p>858</text:p>
          </table:table-cell>
          <table:table-cell table:style-name="ce7" table:formula="of:=CONCATENATE(&quot;mv &quot;;[.K859];&quot;^&quot;;[.O859];&quot;.wav &quot;&quot;rn^&quot;;[.$E859];&quot;~&quot;;[.$B859];&quot;~&quot;;[.$C859];&quot;~&quot;;[.$A859];&quot;~&quot;;[.$F859];&quot;~&quot;;[.$D859];&quot;.wav&quot;&quot;&quot;)" office:value-type="string" office:string-value="mv 1^T858.wav &quot;rn^ZZZ~~~~~.wav&quot;">
            <text:p>mv 1^T858.wav "rn^ZZZ~~~~~.wav"</text:p>
          </table:table-cell>
          <table:table-cell table:formula="of:=CONCATENATE(&quot;-ALBUM &quot;&quot;&quot;;[.A859];&quot;&quot;&quot; -ARTIST &quot;&quot;&quot;;[.B859];&quot;&quot;&quot; -ID3V2TAG TCOM &quot;&quot;&quot;;[.C859];&quot;&quot;&quot; -GENRE &quot;&quot;&quot;;[.D859];&quot;&quot;&quot; -TITLE &quot;&quot;&quot;;[.E859];&quot;&quot;&quot; -TRACK &quot;&quot;&quot;;[.F859];&quot;&quot;&quot; -YEAR &quot;&quot;&quot;;[.H859];&quot;&quot;&quot; &quot;;[.K859];&quot;/&quot;;[.O859];&quot;.mp3&quot;)" office:value-type="string" office:string-value="-ALBUM &quot;&quot; -ARTIST &quot;&quot; -ID3V2TAG TCOM &quot;&quot; -GENRE &quot;&quot; -TITLE &quot;ZZZ&quot; -TRACK &quot;&quot; -YEAR &quot;&quot; 1/T858.mp3">
            <text:p>-ALBUM "" -ARTIST "" -ID3V2TAG TCOM "" -GENRE "" -TITLE "ZZZ" -TRACK "" -YEAR "" 1/T85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59]+1" office:value-type="float" office:value="859">
            <text:p>859</text:p>
          </table:table-cell>
          <table:table-cell table:style-name="ce3"/>
          <table:table-cell table:style-name="ce5" table:formula="of:=IF([.J860]=&quot;X&quot;;[.K859]+1;[.K859])" office:value-type="float" office:value="1">
            <text:p>1</text:p>
          </table:table-cell>
          <table:table-cell table:formula="of:=IF([.J860]=&quot;X&quot;;0;[.L859]+[.G859]+[.J860]/24/60/60)" office:value-type="time" office:time-value="PT00H09M20.304S">
            <text:p>00:09:20.30</text:p>
          </table:table-cell>
          <table:table-cell table:formula="of:=INT([.L860]*24*60)+MOD([.L860]*24*60*60;60)/100" office:value-type="float" office:value="9.20304">
            <text:p>9.203</text:p>
          </table:table-cell>
          <table:table-cell table:formula="of:=[.L860]*24*60*60+[.$N$1]*([.P860]-1)" office:value-type="float" office:value="131.304000000019">
            <text:p>131.304</text:p>
          </table:table-cell>
          <table:table-cell table:formula="of:=CONCATENATE(&quot;T&quot;;[.P860])" office:value-type="string" office:string-value="T859">
            <text:p>T859</text:p>
          </table:table-cell>
          <table:table-cell table:formula="of:=IF([.J860]=&quot;X&quot;;1;[.P859]+1)" office:value-type="float" office:value="859">
            <text:p>859</text:p>
          </table:table-cell>
          <table:table-cell table:style-name="ce7" table:formula="of:=CONCATENATE(&quot;mv &quot;;[.K860];&quot;^&quot;;[.O860];&quot;.wav &quot;&quot;rn^&quot;;[.$E860];&quot;~&quot;;[.$B860];&quot;~&quot;;[.$C860];&quot;~&quot;;[.$A860];&quot;~&quot;;[.$F860];&quot;~&quot;;[.$D860];&quot;.wav&quot;&quot;&quot;)" office:value-type="string" office:string-value="mv 1^T859.wav &quot;rn^ZZZ~~~~~.wav&quot;">
            <text:p>mv 1^T859.wav "rn^ZZZ~~~~~.wav"</text:p>
          </table:table-cell>
          <table:table-cell table:formula="of:=CONCATENATE(&quot;-ALBUM &quot;&quot;&quot;;[.A860];&quot;&quot;&quot; -ARTIST &quot;&quot;&quot;;[.B860];&quot;&quot;&quot; -ID3V2TAG TCOM &quot;&quot;&quot;;[.C860];&quot;&quot;&quot; -GENRE &quot;&quot;&quot;;[.D860];&quot;&quot;&quot; -TITLE &quot;&quot;&quot;;[.E860];&quot;&quot;&quot; -TRACK &quot;&quot;&quot;;[.F860];&quot;&quot;&quot; -YEAR &quot;&quot;&quot;;[.H860];&quot;&quot;&quot; &quot;;[.K860];&quot;/&quot;;[.O860];&quot;.mp3&quot;)" office:value-type="string" office:string-value="-ALBUM &quot;&quot; -ARTIST &quot;&quot; -ID3V2TAG TCOM &quot;&quot; -GENRE &quot;&quot; -TITLE &quot;ZZZ&quot; -TRACK &quot;&quot; -YEAR &quot;&quot; 1/T859.mp3">
            <text:p>-ALBUM "" -ARTIST "" -ID3V2TAG TCOM "" -GENRE "" -TITLE "ZZZ" -TRACK "" -YEAR "" 1/T85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60]+1" office:value-type="float" office:value="860">
            <text:p>860</text:p>
          </table:table-cell>
          <table:table-cell table:style-name="ce3"/>
          <table:table-cell table:style-name="ce5" table:formula="of:=IF([.J861]=&quot;X&quot;;[.K860]+1;[.K860])" office:value-type="float" office:value="1">
            <text:p>1</text:p>
          </table:table-cell>
          <table:table-cell table:formula="of:=IF([.J861]=&quot;X&quot;;0;[.L860]+[.G860]+[.J861]/24/60/60)" office:value-type="time" office:time-value="PT00H09M20.304S">
            <text:p>00:09:20.30</text:p>
          </table:table-cell>
          <table:table-cell table:formula="of:=INT([.L861]*24*60)+MOD([.L861]*24*60*60;60)/100" office:value-type="float" office:value="9.20304">
            <text:p>9.203</text:p>
          </table:table-cell>
          <table:table-cell table:formula="of:=[.L861]*24*60*60+[.$N$1]*([.P861]-1)" office:value-type="float" office:value="130.804000000019">
            <text:p>130.804</text:p>
          </table:table-cell>
          <table:table-cell table:formula="of:=CONCATENATE(&quot;T&quot;;[.P861])" office:value-type="string" office:string-value="T860">
            <text:p>T860</text:p>
          </table:table-cell>
          <table:table-cell table:formula="of:=IF([.J861]=&quot;X&quot;;1;[.P860]+1)" office:value-type="float" office:value="860">
            <text:p>860</text:p>
          </table:table-cell>
          <table:table-cell table:style-name="ce7" table:formula="of:=CONCATENATE(&quot;mv &quot;;[.K861];&quot;^&quot;;[.O861];&quot;.wav &quot;&quot;rn^&quot;;[.$E861];&quot;~&quot;;[.$B861];&quot;~&quot;;[.$C861];&quot;~&quot;;[.$A861];&quot;~&quot;;[.$F861];&quot;~&quot;;[.$D861];&quot;.wav&quot;&quot;&quot;)" office:value-type="string" office:string-value="mv 1^T860.wav &quot;rn^ZZZ~~~~~.wav&quot;">
            <text:p>mv 1^T860.wav "rn^ZZZ~~~~~.wav"</text:p>
          </table:table-cell>
          <table:table-cell table:formula="of:=CONCATENATE(&quot;-ALBUM &quot;&quot;&quot;;[.A861];&quot;&quot;&quot; -ARTIST &quot;&quot;&quot;;[.B861];&quot;&quot;&quot; -ID3V2TAG TCOM &quot;&quot;&quot;;[.C861];&quot;&quot;&quot; -GENRE &quot;&quot;&quot;;[.D861];&quot;&quot;&quot; -TITLE &quot;&quot;&quot;;[.E861];&quot;&quot;&quot; -TRACK &quot;&quot;&quot;;[.F861];&quot;&quot;&quot; -YEAR &quot;&quot;&quot;;[.H861];&quot;&quot;&quot; &quot;;[.K861];&quot;/&quot;;[.O861];&quot;.mp3&quot;)" office:value-type="string" office:string-value="-ALBUM &quot;&quot; -ARTIST &quot;&quot; -ID3V2TAG TCOM &quot;&quot; -GENRE &quot;&quot; -TITLE &quot;ZZZ&quot; -TRACK &quot;&quot; -YEAR &quot;&quot; 1/T860.mp3">
            <text:p>-ALBUM "" -ARTIST "" -ID3V2TAG TCOM "" -GENRE "" -TITLE "ZZZ" -TRACK "" -YEAR "" 1/T86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61]+1" office:value-type="float" office:value="861">
            <text:p>861</text:p>
          </table:table-cell>
          <table:table-cell table:style-name="ce3"/>
          <table:table-cell table:style-name="ce5" table:formula="of:=IF([.J862]=&quot;X&quot;;[.K861]+1;[.K861])" office:value-type="float" office:value="1">
            <text:p>1</text:p>
          </table:table-cell>
          <table:table-cell table:formula="of:=IF([.J862]=&quot;X&quot;;0;[.L861]+[.G861]+[.J862]/24/60/60)" office:value-type="time" office:time-value="PT00H09M20.304S">
            <text:p>00:09:20.30</text:p>
          </table:table-cell>
          <table:table-cell table:formula="of:=INT([.L862]*24*60)+MOD([.L862]*24*60*60;60)/100" office:value-type="float" office:value="9.20304">
            <text:p>9.203</text:p>
          </table:table-cell>
          <table:table-cell table:formula="of:=[.L862]*24*60*60+[.$N$1]*([.P862]-1)" office:value-type="float" office:value="130.304000000019">
            <text:p>130.304</text:p>
          </table:table-cell>
          <table:table-cell table:formula="of:=CONCATENATE(&quot;T&quot;;[.P862])" office:value-type="string" office:string-value="T861">
            <text:p>T861</text:p>
          </table:table-cell>
          <table:table-cell table:formula="of:=IF([.J862]=&quot;X&quot;;1;[.P861]+1)" office:value-type="float" office:value="861">
            <text:p>861</text:p>
          </table:table-cell>
          <table:table-cell table:style-name="ce7" table:formula="of:=CONCATENATE(&quot;mv &quot;;[.K862];&quot;^&quot;;[.O862];&quot;.wav &quot;&quot;rn^&quot;;[.$E862];&quot;~&quot;;[.$B862];&quot;~&quot;;[.$C862];&quot;~&quot;;[.$A862];&quot;~&quot;;[.$F862];&quot;~&quot;;[.$D862];&quot;.wav&quot;&quot;&quot;)" office:value-type="string" office:string-value="mv 1^T861.wav &quot;rn^ZZZ~~~~~.wav&quot;">
            <text:p>mv 1^T861.wav "rn^ZZZ~~~~~.wav"</text:p>
          </table:table-cell>
          <table:table-cell table:formula="of:=CONCATENATE(&quot;-ALBUM &quot;&quot;&quot;;[.A862];&quot;&quot;&quot; -ARTIST &quot;&quot;&quot;;[.B862];&quot;&quot;&quot; -ID3V2TAG TCOM &quot;&quot;&quot;;[.C862];&quot;&quot;&quot; -GENRE &quot;&quot;&quot;;[.D862];&quot;&quot;&quot; -TITLE &quot;&quot;&quot;;[.E862];&quot;&quot;&quot; -TRACK &quot;&quot;&quot;;[.F862];&quot;&quot;&quot; -YEAR &quot;&quot;&quot;;[.H862];&quot;&quot;&quot; &quot;;[.K862];&quot;/&quot;;[.O862];&quot;.mp3&quot;)" office:value-type="string" office:string-value="-ALBUM &quot;&quot; -ARTIST &quot;&quot; -ID3V2TAG TCOM &quot;&quot; -GENRE &quot;&quot; -TITLE &quot;ZZZ&quot; -TRACK &quot;&quot; -YEAR &quot;&quot; 1/T861.mp3">
            <text:p>-ALBUM "" -ARTIST "" -ID3V2TAG TCOM "" -GENRE "" -TITLE "ZZZ" -TRACK "" -YEAR "" 1/T86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62]+1" office:value-type="float" office:value="862">
            <text:p>862</text:p>
          </table:table-cell>
          <table:table-cell table:style-name="ce3"/>
          <table:table-cell table:style-name="ce5" table:formula="of:=IF([.J863]=&quot;X&quot;;[.K862]+1;[.K862])" office:value-type="float" office:value="1">
            <text:p>1</text:p>
          </table:table-cell>
          <table:table-cell table:formula="of:=IF([.J863]=&quot;X&quot;;0;[.L862]+[.G862]+[.J863]/24/60/60)" office:value-type="time" office:time-value="PT00H09M20.304S">
            <text:p>00:09:20.30</text:p>
          </table:table-cell>
          <table:table-cell table:formula="of:=INT([.L863]*24*60)+MOD([.L863]*24*60*60;60)/100" office:value-type="float" office:value="9.20304">
            <text:p>9.203</text:p>
          </table:table-cell>
          <table:table-cell table:formula="of:=[.L863]*24*60*60+[.$N$1]*([.P863]-1)" office:value-type="float" office:value="129.804000000019">
            <text:p>129.804</text:p>
          </table:table-cell>
          <table:table-cell table:formula="of:=CONCATENATE(&quot;T&quot;;[.P863])" office:value-type="string" office:string-value="T862">
            <text:p>T862</text:p>
          </table:table-cell>
          <table:table-cell table:formula="of:=IF([.J863]=&quot;X&quot;;1;[.P862]+1)" office:value-type="float" office:value="862">
            <text:p>862</text:p>
          </table:table-cell>
          <table:table-cell table:style-name="ce7" table:formula="of:=CONCATENATE(&quot;mv &quot;;[.K863];&quot;^&quot;;[.O863];&quot;.wav &quot;&quot;rn^&quot;;[.$E863];&quot;~&quot;;[.$B863];&quot;~&quot;;[.$C863];&quot;~&quot;;[.$A863];&quot;~&quot;;[.$F863];&quot;~&quot;;[.$D863];&quot;.wav&quot;&quot;&quot;)" office:value-type="string" office:string-value="mv 1^T862.wav &quot;rn^ZZZ~~~~~.wav&quot;">
            <text:p>mv 1^T862.wav "rn^ZZZ~~~~~.wav"</text:p>
          </table:table-cell>
          <table:table-cell table:formula="of:=CONCATENATE(&quot;-ALBUM &quot;&quot;&quot;;[.A863];&quot;&quot;&quot; -ARTIST &quot;&quot;&quot;;[.B863];&quot;&quot;&quot; -ID3V2TAG TCOM &quot;&quot;&quot;;[.C863];&quot;&quot;&quot; -GENRE &quot;&quot;&quot;;[.D863];&quot;&quot;&quot; -TITLE &quot;&quot;&quot;;[.E863];&quot;&quot;&quot; -TRACK &quot;&quot;&quot;;[.F863];&quot;&quot;&quot; -YEAR &quot;&quot;&quot;;[.H863];&quot;&quot;&quot; &quot;;[.K863];&quot;/&quot;;[.O863];&quot;.mp3&quot;)" office:value-type="string" office:string-value="-ALBUM &quot;&quot; -ARTIST &quot;&quot; -ID3V2TAG TCOM &quot;&quot; -GENRE &quot;&quot; -TITLE &quot;ZZZ&quot; -TRACK &quot;&quot; -YEAR &quot;&quot; 1/T862.mp3">
            <text:p>-ALBUM "" -ARTIST "" -ID3V2TAG TCOM "" -GENRE "" -TITLE "ZZZ" -TRACK "" -YEAR "" 1/T86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63]+1" office:value-type="float" office:value="863">
            <text:p>863</text:p>
          </table:table-cell>
          <table:table-cell table:style-name="ce3"/>
          <table:table-cell table:style-name="ce5" table:formula="of:=IF([.J864]=&quot;X&quot;;[.K863]+1;[.K863])" office:value-type="float" office:value="1">
            <text:p>1</text:p>
          </table:table-cell>
          <table:table-cell table:formula="of:=IF([.J864]=&quot;X&quot;;0;[.L863]+[.G863]+[.J864]/24/60/60)" office:value-type="time" office:time-value="PT00H09M20.304S">
            <text:p>00:09:20.30</text:p>
          </table:table-cell>
          <table:table-cell table:formula="of:=INT([.L864]*24*60)+MOD([.L864]*24*60*60;60)/100" office:value-type="float" office:value="9.20304">
            <text:p>9.203</text:p>
          </table:table-cell>
          <table:table-cell table:formula="of:=[.L864]*24*60*60+[.$N$1]*([.P864]-1)" office:value-type="float" office:value="129.304000000019">
            <text:p>129.304</text:p>
          </table:table-cell>
          <table:table-cell table:formula="of:=CONCATENATE(&quot;T&quot;;[.P864])" office:value-type="string" office:string-value="T863">
            <text:p>T863</text:p>
          </table:table-cell>
          <table:table-cell table:formula="of:=IF([.J864]=&quot;X&quot;;1;[.P863]+1)" office:value-type="float" office:value="863">
            <text:p>863</text:p>
          </table:table-cell>
          <table:table-cell table:style-name="ce7" table:formula="of:=CONCATENATE(&quot;mv &quot;;[.K864];&quot;^&quot;;[.O864];&quot;.wav &quot;&quot;rn^&quot;;[.$E864];&quot;~&quot;;[.$B864];&quot;~&quot;;[.$C864];&quot;~&quot;;[.$A864];&quot;~&quot;;[.$F864];&quot;~&quot;;[.$D864];&quot;.wav&quot;&quot;&quot;)" office:value-type="string" office:string-value="mv 1^T863.wav &quot;rn^ZZZ~~~~~.wav&quot;">
            <text:p>mv 1^T863.wav "rn^ZZZ~~~~~.wav"</text:p>
          </table:table-cell>
          <table:table-cell table:formula="of:=CONCATENATE(&quot;-ALBUM &quot;&quot;&quot;;[.A864];&quot;&quot;&quot; -ARTIST &quot;&quot;&quot;;[.B864];&quot;&quot;&quot; -ID3V2TAG TCOM &quot;&quot;&quot;;[.C864];&quot;&quot;&quot; -GENRE &quot;&quot;&quot;;[.D864];&quot;&quot;&quot; -TITLE &quot;&quot;&quot;;[.E864];&quot;&quot;&quot; -TRACK &quot;&quot;&quot;;[.F864];&quot;&quot;&quot; -YEAR &quot;&quot;&quot;;[.H864];&quot;&quot;&quot; &quot;;[.K864];&quot;/&quot;;[.O864];&quot;.mp3&quot;)" office:value-type="string" office:string-value="-ALBUM &quot;&quot; -ARTIST &quot;&quot; -ID3V2TAG TCOM &quot;&quot; -GENRE &quot;&quot; -TITLE &quot;ZZZ&quot; -TRACK &quot;&quot; -YEAR &quot;&quot; 1/T863.mp3">
            <text:p>-ALBUM "" -ARTIST "" -ID3V2TAG TCOM "" -GENRE "" -TITLE "ZZZ" -TRACK "" -YEAR "" 1/T86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64]+1" office:value-type="float" office:value="864">
            <text:p>864</text:p>
          </table:table-cell>
          <table:table-cell table:style-name="ce3"/>
          <table:table-cell table:style-name="ce5" table:formula="of:=IF([.J865]=&quot;X&quot;;[.K864]+1;[.K864])" office:value-type="float" office:value="1">
            <text:p>1</text:p>
          </table:table-cell>
          <table:table-cell table:formula="of:=IF([.J865]=&quot;X&quot;;0;[.L864]+[.G864]+[.J865]/24/60/60)" office:value-type="time" office:time-value="PT00H09M20.304S">
            <text:p>00:09:20.30</text:p>
          </table:table-cell>
          <table:table-cell table:formula="of:=INT([.L865]*24*60)+MOD([.L865]*24*60*60;60)/100" office:value-type="float" office:value="9.20304">
            <text:p>9.203</text:p>
          </table:table-cell>
          <table:table-cell table:formula="of:=[.L865]*24*60*60+[.$N$1]*([.P865]-1)" office:value-type="float" office:value="128.804000000019">
            <text:p>128.804</text:p>
          </table:table-cell>
          <table:table-cell table:formula="of:=CONCATENATE(&quot;T&quot;;[.P865])" office:value-type="string" office:string-value="T864">
            <text:p>T864</text:p>
          </table:table-cell>
          <table:table-cell table:formula="of:=IF([.J865]=&quot;X&quot;;1;[.P864]+1)" office:value-type="float" office:value="864">
            <text:p>864</text:p>
          </table:table-cell>
          <table:table-cell table:style-name="ce7" table:formula="of:=CONCATENATE(&quot;mv &quot;;[.K865];&quot;^&quot;;[.O865];&quot;.wav &quot;&quot;rn^&quot;;[.$E865];&quot;~&quot;;[.$B865];&quot;~&quot;;[.$C865];&quot;~&quot;;[.$A865];&quot;~&quot;;[.$F865];&quot;~&quot;;[.$D865];&quot;.wav&quot;&quot;&quot;)" office:value-type="string" office:string-value="mv 1^T864.wav &quot;rn^ZZZ~~~~~.wav&quot;">
            <text:p>mv 1^T864.wav "rn^ZZZ~~~~~.wav"</text:p>
          </table:table-cell>
          <table:table-cell table:formula="of:=CONCATENATE(&quot;-ALBUM &quot;&quot;&quot;;[.A865];&quot;&quot;&quot; -ARTIST &quot;&quot;&quot;;[.B865];&quot;&quot;&quot; -ID3V2TAG TCOM &quot;&quot;&quot;;[.C865];&quot;&quot;&quot; -GENRE &quot;&quot;&quot;;[.D865];&quot;&quot;&quot; -TITLE &quot;&quot;&quot;;[.E865];&quot;&quot;&quot; -TRACK &quot;&quot;&quot;;[.F865];&quot;&quot;&quot; -YEAR &quot;&quot;&quot;;[.H865];&quot;&quot;&quot; &quot;;[.K865];&quot;/&quot;;[.O865];&quot;.mp3&quot;)" office:value-type="string" office:string-value="-ALBUM &quot;&quot; -ARTIST &quot;&quot; -ID3V2TAG TCOM &quot;&quot; -GENRE &quot;&quot; -TITLE &quot;ZZZ&quot; -TRACK &quot;&quot; -YEAR &quot;&quot; 1/T864.mp3">
            <text:p>-ALBUM "" -ARTIST "" -ID3V2TAG TCOM "" -GENRE "" -TITLE "ZZZ" -TRACK "" -YEAR "" 1/T86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65]+1" office:value-type="float" office:value="865">
            <text:p>865</text:p>
          </table:table-cell>
          <table:table-cell table:style-name="ce3"/>
          <table:table-cell table:style-name="ce5" table:formula="of:=IF([.J866]=&quot;X&quot;;[.K865]+1;[.K865])" office:value-type="float" office:value="1">
            <text:p>1</text:p>
          </table:table-cell>
          <table:table-cell table:formula="of:=IF([.J866]=&quot;X&quot;;0;[.L865]+[.G865]+[.J866]/24/60/60)" office:value-type="time" office:time-value="PT00H09M20.304S">
            <text:p>00:09:20.30</text:p>
          </table:table-cell>
          <table:table-cell table:formula="of:=INT([.L866]*24*60)+MOD([.L866]*24*60*60;60)/100" office:value-type="float" office:value="9.20304">
            <text:p>9.203</text:p>
          </table:table-cell>
          <table:table-cell table:formula="of:=[.L866]*24*60*60+[.$N$1]*([.P866]-1)" office:value-type="float" office:value="128.304000000019">
            <text:p>128.304</text:p>
          </table:table-cell>
          <table:table-cell table:formula="of:=CONCATENATE(&quot;T&quot;;[.P866])" office:value-type="string" office:string-value="T865">
            <text:p>T865</text:p>
          </table:table-cell>
          <table:table-cell table:formula="of:=IF([.J866]=&quot;X&quot;;1;[.P865]+1)" office:value-type="float" office:value="865">
            <text:p>865</text:p>
          </table:table-cell>
          <table:table-cell table:style-name="ce7" table:formula="of:=CONCATENATE(&quot;mv &quot;;[.K866];&quot;^&quot;;[.O866];&quot;.wav &quot;&quot;rn^&quot;;[.$E866];&quot;~&quot;;[.$B866];&quot;~&quot;;[.$C866];&quot;~&quot;;[.$A866];&quot;~&quot;;[.$F866];&quot;~&quot;;[.$D866];&quot;.wav&quot;&quot;&quot;)" office:value-type="string" office:string-value="mv 1^T865.wav &quot;rn^ZZZ~~~~~.wav&quot;">
            <text:p>mv 1^T865.wav "rn^ZZZ~~~~~.wav"</text:p>
          </table:table-cell>
          <table:table-cell table:formula="of:=CONCATENATE(&quot;-ALBUM &quot;&quot;&quot;;[.A866];&quot;&quot;&quot; -ARTIST &quot;&quot;&quot;;[.B866];&quot;&quot;&quot; -ID3V2TAG TCOM &quot;&quot;&quot;;[.C866];&quot;&quot;&quot; -GENRE &quot;&quot;&quot;;[.D866];&quot;&quot;&quot; -TITLE &quot;&quot;&quot;;[.E866];&quot;&quot;&quot; -TRACK &quot;&quot;&quot;;[.F866];&quot;&quot;&quot; -YEAR &quot;&quot;&quot;;[.H866];&quot;&quot;&quot; &quot;;[.K866];&quot;/&quot;;[.O866];&quot;.mp3&quot;)" office:value-type="string" office:string-value="-ALBUM &quot;&quot; -ARTIST &quot;&quot; -ID3V2TAG TCOM &quot;&quot; -GENRE &quot;&quot; -TITLE &quot;ZZZ&quot; -TRACK &quot;&quot; -YEAR &quot;&quot; 1/T865.mp3">
            <text:p>-ALBUM "" -ARTIST "" -ID3V2TAG TCOM "" -GENRE "" -TITLE "ZZZ" -TRACK "" -YEAR "" 1/T86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66]+1" office:value-type="float" office:value="866">
            <text:p>866</text:p>
          </table:table-cell>
          <table:table-cell table:style-name="ce3"/>
          <table:table-cell table:style-name="ce5" table:formula="of:=IF([.J867]=&quot;X&quot;;[.K866]+1;[.K866])" office:value-type="float" office:value="1">
            <text:p>1</text:p>
          </table:table-cell>
          <table:table-cell table:formula="of:=IF([.J867]=&quot;X&quot;;0;[.L866]+[.G866]+[.J867]/24/60/60)" office:value-type="time" office:time-value="PT00H09M20.304S">
            <text:p>00:09:20.30</text:p>
          </table:table-cell>
          <table:table-cell table:formula="of:=INT([.L867]*24*60)+MOD([.L867]*24*60*60;60)/100" office:value-type="float" office:value="9.20304">
            <text:p>9.203</text:p>
          </table:table-cell>
          <table:table-cell table:formula="of:=[.L867]*24*60*60+[.$N$1]*([.P867]-1)" office:value-type="float" office:value="127.804000000019">
            <text:p>127.804</text:p>
          </table:table-cell>
          <table:table-cell table:formula="of:=CONCATENATE(&quot;T&quot;;[.P867])" office:value-type="string" office:string-value="T866">
            <text:p>T866</text:p>
          </table:table-cell>
          <table:table-cell table:formula="of:=IF([.J867]=&quot;X&quot;;1;[.P866]+1)" office:value-type="float" office:value="866">
            <text:p>866</text:p>
          </table:table-cell>
          <table:table-cell table:style-name="ce7" table:formula="of:=CONCATENATE(&quot;mv &quot;;[.K867];&quot;^&quot;;[.O867];&quot;.wav &quot;&quot;rn^&quot;;[.$E867];&quot;~&quot;;[.$B867];&quot;~&quot;;[.$C867];&quot;~&quot;;[.$A867];&quot;~&quot;;[.$F867];&quot;~&quot;;[.$D867];&quot;.wav&quot;&quot;&quot;)" office:value-type="string" office:string-value="mv 1^T866.wav &quot;rn^ZZZ~~~~~.wav&quot;">
            <text:p>mv 1^T866.wav "rn^ZZZ~~~~~.wav"</text:p>
          </table:table-cell>
          <table:table-cell table:formula="of:=CONCATENATE(&quot;-ALBUM &quot;&quot;&quot;;[.A867];&quot;&quot;&quot; -ARTIST &quot;&quot;&quot;;[.B867];&quot;&quot;&quot; -ID3V2TAG TCOM &quot;&quot;&quot;;[.C867];&quot;&quot;&quot; -GENRE &quot;&quot;&quot;;[.D867];&quot;&quot;&quot; -TITLE &quot;&quot;&quot;;[.E867];&quot;&quot;&quot; -TRACK &quot;&quot;&quot;;[.F867];&quot;&quot;&quot; -YEAR &quot;&quot;&quot;;[.H867];&quot;&quot;&quot; &quot;;[.K867];&quot;/&quot;;[.O867];&quot;.mp3&quot;)" office:value-type="string" office:string-value="-ALBUM &quot;&quot; -ARTIST &quot;&quot; -ID3V2TAG TCOM &quot;&quot; -GENRE &quot;&quot; -TITLE &quot;ZZZ&quot; -TRACK &quot;&quot; -YEAR &quot;&quot; 1/T866.mp3">
            <text:p>-ALBUM "" -ARTIST "" -ID3V2TAG TCOM "" -GENRE "" -TITLE "ZZZ" -TRACK "" -YEAR "" 1/T86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67]+1" office:value-type="float" office:value="867">
            <text:p>867</text:p>
          </table:table-cell>
          <table:table-cell table:style-name="ce3"/>
          <table:table-cell table:style-name="ce5" table:formula="of:=IF([.J868]=&quot;X&quot;;[.K867]+1;[.K867])" office:value-type="float" office:value="1">
            <text:p>1</text:p>
          </table:table-cell>
          <table:table-cell table:formula="of:=IF([.J868]=&quot;X&quot;;0;[.L867]+[.G867]+[.J868]/24/60/60)" office:value-type="time" office:time-value="PT00H09M20.304S">
            <text:p>00:09:20.30</text:p>
          </table:table-cell>
          <table:table-cell table:formula="of:=INT([.L868]*24*60)+MOD([.L868]*24*60*60;60)/100" office:value-type="float" office:value="9.20304">
            <text:p>9.203</text:p>
          </table:table-cell>
          <table:table-cell table:formula="of:=[.L868]*24*60*60+[.$N$1]*([.P868]-1)" office:value-type="float" office:value="127.304000000019">
            <text:p>127.304</text:p>
          </table:table-cell>
          <table:table-cell table:formula="of:=CONCATENATE(&quot;T&quot;;[.P868])" office:value-type="string" office:string-value="T867">
            <text:p>T867</text:p>
          </table:table-cell>
          <table:table-cell table:formula="of:=IF([.J868]=&quot;X&quot;;1;[.P867]+1)" office:value-type="float" office:value="867">
            <text:p>867</text:p>
          </table:table-cell>
          <table:table-cell table:style-name="ce7" table:formula="of:=CONCATENATE(&quot;mv &quot;;[.K868];&quot;^&quot;;[.O868];&quot;.wav &quot;&quot;rn^&quot;;[.$E868];&quot;~&quot;;[.$B868];&quot;~&quot;;[.$C868];&quot;~&quot;;[.$A868];&quot;~&quot;;[.$F868];&quot;~&quot;;[.$D868];&quot;.wav&quot;&quot;&quot;)" office:value-type="string" office:string-value="mv 1^T867.wav &quot;rn^ZZZ~~~~~.wav&quot;">
            <text:p>mv 1^T867.wav "rn^ZZZ~~~~~.wav"</text:p>
          </table:table-cell>
          <table:table-cell table:formula="of:=CONCATENATE(&quot;-ALBUM &quot;&quot;&quot;;[.A868];&quot;&quot;&quot; -ARTIST &quot;&quot;&quot;;[.B868];&quot;&quot;&quot; -ID3V2TAG TCOM &quot;&quot;&quot;;[.C868];&quot;&quot;&quot; -GENRE &quot;&quot;&quot;;[.D868];&quot;&quot;&quot; -TITLE &quot;&quot;&quot;;[.E868];&quot;&quot;&quot; -TRACK &quot;&quot;&quot;;[.F868];&quot;&quot;&quot; -YEAR &quot;&quot;&quot;;[.H868];&quot;&quot;&quot; &quot;;[.K868];&quot;/&quot;;[.O868];&quot;.mp3&quot;)" office:value-type="string" office:string-value="-ALBUM &quot;&quot; -ARTIST &quot;&quot; -ID3V2TAG TCOM &quot;&quot; -GENRE &quot;&quot; -TITLE &quot;ZZZ&quot; -TRACK &quot;&quot; -YEAR &quot;&quot; 1/T867.mp3">
            <text:p>-ALBUM "" -ARTIST "" -ID3V2TAG TCOM "" -GENRE "" -TITLE "ZZZ" -TRACK "" -YEAR "" 1/T86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68]+1" office:value-type="float" office:value="868">
            <text:p>868</text:p>
          </table:table-cell>
          <table:table-cell table:style-name="ce3"/>
          <table:table-cell table:style-name="ce5" table:formula="of:=IF([.J869]=&quot;X&quot;;[.K868]+1;[.K868])" office:value-type="float" office:value="1">
            <text:p>1</text:p>
          </table:table-cell>
          <table:table-cell table:formula="of:=IF([.J869]=&quot;X&quot;;0;[.L868]+[.G868]+[.J869]/24/60/60)" office:value-type="time" office:time-value="PT00H09M20.304S">
            <text:p>00:09:20.30</text:p>
          </table:table-cell>
          <table:table-cell table:formula="of:=INT([.L869]*24*60)+MOD([.L869]*24*60*60;60)/100" office:value-type="float" office:value="9.20304">
            <text:p>9.203</text:p>
          </table:table-cell>
          <table:table-cell table:formula="of:=[.L869]*24*60*60+[.$N$1]*([.P869]-1)" office:value-type="float" office:value="126.804000000019">
            <text:p>126.804</text:p>
          </table:table-cell>
          <table:table-cell table:formula="of:=CONCATENATE(&quot;T&quot;;[.P869])" office:value-type="string" office:string-value="T868">
            <text:p>T868</text:p>
          </table:table-cell>
          <table:table-cell table:formula="of:=IF([.J869]=&quot;X&quot;;1;[.P868]+1)" office:value-type="float" office:value="868">
            <text:p>868</text:p>
          </table:table-cell>
          <table:table-cell table:style-name="ce7" table:formula="of:=CONCATENATE(&quot;mv &quot;;[.K869];&quot;^&quot;;[.O869];&quot;.wav &quot;&quot;rn^&quot;;[.$E869];&quot;~&quot;;[.$B869];&quot;~&quot;;[.$C869];&quot;~&quot;;[.$A869];&quot;~&quot;;[.$F869];&quot;~&quot;;[.$D869];&quot;.wav&quot;&quot;&quot;)" office:value-type="string" office:string-value="mv 1^T868.wav &quot;rn^ZZZ~~~~~.wav&quot;">
            <text:p>mv 1^T868.wav "rn^ZZZ~~~~~.wav"</text:p>
          </table:table-cell>
          <table:table-cell table:formula="of:=CONCATENATE(&quot;-ALBUM &quot;&quot;&quot;;[.A869];&quot;&quot;&quot; -ARTIST &quot;&quot;&quot;;[.B869];&quot;&quot;&quot; -ID3V2TAG TCOM &quot;&quot;&quot;;[.C869];&quot;&quot;&quot; -GENRE &quot;&quot;&quot;;[.D869];&quot;&quot;&quot; -TITLE &quot;&quot;&quot;;[.E869];&quot;&quot;&quot; -TRACK &quot;&quot;&quot;;[.F869];&quot;&quot;&quot; -YEAR &quot;&quot;&quot;;[.H869];&quot;&quot;&quot; &quot;;[.K869];&quot;/&quot;;[.O869];&quot;.mp3&quot;)" office:value-type="string" office:string-value="-ALBUM &quot;&quot; -ARTIST &quot;&quot; -ID3V2TAG TCOM &quot;&quot; -GENRE &quot;&quot; -TITLE &quot;ZZZ&quot; -TRACK &quot;&quot; -YEAR &quot;&quot; 1/T868.mp3">
            <text:p>-ALBUM "" -ARTIST "" -ID3V2TAG TCOM "" -GENRE "" -TITLE "ZZZ" -TRACK "" -YEAR "" 1/T86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69]+1" office:value-type="float" office:value="869">
            <text:p>869</text:p>
          </table:table-cell>
          <table:table-cell table:style-name="ce3"/>
          <table:table-cell table:style-name="ce5" table:formula="of:=IF([.J870]=&quot;X&quot;;[.K869]+1;[.K869])" office:value-type="float" office:value="1">
            <text:p>1</text:p>
          </table:table-cell>
          <table:table-cell table:formula="of:=IF([.J870]=&quot;X&quot;;0;[.L869]+[.G869]+[.J870]/24/60/60)" office:value-type="time" office:time-value="PT00H09M20.304S">
            <text:p>00:09:20.30</text:p>
          </table:table-cell>
          <table:table-cell table:formula="of:=INT([.L870]*24*60)+MOD([.L870]*24*60*60;60)/100" office:value-type="float" office:value="9.20304">
            <text:p>9.203</text:p>
          </table:table-cell>
          <table:table-cell table:formula="of:=[.L870]*24*60*60+[.$N$1]*([.P870]-1)" office:value-type="float" office:value="126.304000000019">
            <text:p>126.304</text:p>
          </table:table-cell>
          <table:table-cell table:formula="of:=CONCATENATE(&quot;T&quot;;[.P870])" office:value-type="string" office:string-value="T869">
            <text:p>T869</text:p>
          </table:table-cell>
          <table:table-cell table:formula="of:=IF([.J870]=&quot;X&quot;;1;[.P869]+1)" office:value-type="float" office:value="869">
            <text:p>869</text:p>
          </table:table-cell>
          <table:table-cell table:style-name="ce7" table:formula="of:=CONCATENATE(&quot;mv &quot;;[.K870];&quot;^&quot;;[.O870];&quot;.wav &quot;&quot;rn^&quot;;[.$E870];&quot;~&quot;;[.$B870];&quot;~&quot;;[.$C870];&quot;~&quot;;[.$A870];&quot;~&quot;;[.$F870];&quot;~&quot;;[.$D870];&quot;.wav&quot;&quot;&quot;)" office:value-type="string" office:string-value="mv 1^T869.wav &quot;rn^ZZZ~~~~~.wav&quot;">
            <text:p>mv 1^T869.wav "rn^ZZZ~~~~~.wav"</text:p>
          </table:table-cell>
          <table:table-cell table:formula="of:=CONCATENATE(&quot;-ALBUM &quot;&quot;&quot;;[.A870];&quot;&quot;&quot; -ARTIST &quot;&quot;&quot;;[.B870];&quot;&quot;&quot; -ID3V2TAG TCOM &quot;&quot;&quot;;[.C870];&quot;&quot;&quot; -GENRE &quot;&quot;&quot;;[.D870];&quot;&quot;&quot; -TITLE &quot;&quot;&quot;;[.E870];&quot;&quot;&quot; -TRACK &quot;&quot;&quot;;[.F870];&quot;&quot;&quot; -YEAR &quot;&quot;&quot;;[.H870];&quot;&quot;&quot; &quot;;[.K870];&quot;/&quot;;[.O870];&quot;.mp3&quot;)" office:value-type="string" office:string-value="-ALBUM &quot;&quot; -ARTIST &quot;&quot; -ID3V2TAG TCOM &quot;&quot; -GENRE &quot;&quot; -TITLE &quot;ZZZ&quot; -TRACK &quot;&quot; -YEAR &quot;&quot; 1/T869.mp3">
            <text:p>-ALBUM "" -ARTIST "" -ID3V2TAG TCOM "" -GENRE "" -TITLE "ZZZ" -TRACK "" -YEAR "" 1/T86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70]+1" office:value-type="float" office:value="870">
            <text:p>870</text:p>
          </table:table-cell>
          <table:table-cell table:style-name="ce3"/>
          <table:table-cell table:style-name="ce5" table:formula="of:=IF([.J871]=&quot;X&quot;;[.K870]+1;[.K870])" office:value-type="float" office:value="1">
            <text:p>1</text:p>
          </table:table-cell>
          <table:table-cell table:formula="of:=IF([.J871]=&quot;X&quot;;0;[.L870]+[.G870]+[.J871]/24/60/60)" office:value-type="time" office:time-value="PT00H09M20.304S">
            <text:p>00:09:20.30</text:p>
          </table:table-cell>
          <table:table-cell table:formula="of:=INT([.L871]*24*60)+MOD([.L871]*24*60*60;60)/100" office:value-type="float" office:value="9.20304">
            <text:p>9.203</text:p>
          </table:table-cell>
          <table:table-cell table:formula="of:=[.L871]*24*60*60+[.$N$1]*([.P871]-1)" office:value-type="float" office:value="125.804000000019">
            <text:p>125.804</text:p>
          </table:table-cell>
          <table:table-cell table:formula="of:=CONCATENATE(&quot;T&quot;;[.P871])" office:value-type="string" office:string-value="T870">
            <text:p>T870</text:p>
          </table:table-cell>
          <table:table-cell table:formula="of:=IF([.J871]=&quot;X&quot;;1;[.P870]+1)" office:value-type="float" office:value="870">
            <text:p>870</text:p>
          </table:table-cell>
          <table:table-cell table:style-name="ce7" table:formula="of:=CONCATENATE(&quot;mv &quot;;[.K871];&quot;^&quot;;[.O871];&quot;.wav &quot;&quot;rn^&quot;;[.$E871];&quot;~&quot;;[.$B871];&quot;~&quot;;[.$C871];&quot;~&quot;;[.$A871];&quot;~&quot;;[.$F871];&quot;~&quot;;[.$D871];&quot;.wav&quot;&quot;&quot;)" office:value-type="string" office:string-value="mv 1^T870.wav &quot;rn^ZZZ~~~~~.wav&quot;">
            <text:p>mv 1^T870.wav "rn^ZZZ~~~~~.wav"</text:p>
          </table:table-cell>
          <table:table-cell table:formula="of:=CONCATENATE(&quot;-ALBUM &quot;&quot;&quot;;[.A871];&quot;&quot;&quot; -ARTIST &quot;&quot;&quot;;[.B871];&quot;&quot;&quot; -ID3V2TAG TCOM &quot;&quot;&quot;;[.C871];&quot;&quot;&quot; -GENRE &quot;&quot;&quot;;[.D871];&quot;&quot;&quot; -TITLE &quot;&quot;&quot;;[.E871];&quot;&quot;&quot; -TRACK &quot;&quot;&quot;;[.F871];&quot;&quot;&quot; -YEAR &quot;&quot;&quot;;[.H871];&quot;&quot;&quot; &quot;;[.K871];&quot;/&quot;;[.O871];&quot;.mp3&quot;)" office:value-type="string" office:string-value="-ALBUM &quot;&quot; -ARTIST &quot;&quot; -ID3V2TAG TCOM &quot;&quot; -GENRE &quot;&quot; -TITLE &quot;ZZZ&quot; -TRACK &quot;&quot; -YEAR &quot;&quot; 1/T870.mp3">
            <text:p>-ALBUM "" -ARTIST "" -ID3V2TAG TCOM "" -GENRE "" -TITLE "ZZZ" -TRACK "" -YEAR "" 1/T87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71]+1" office:value-type="float" office:value="871">
            <text:p>871</text:p>
          </table:table-cell>
          <table:table-cell table:style-name="ce3"/>
          <table:table-cell table:style-name="ce5" table:formula="of:=IF([.J872]=&quot;X&quot;;[.K871]+1;[.K871])" office:value-type="float" office:value="1">
            <text:p>1</text:p>
          </table:table-cell>
          <table:table-cell table:formula="of:=IF([.J872]=&quot;X&quot;;0;[.L871]+[.G871]+[.J872]/24/60/60)" office:value-type="time" office:time-value="PT00H09M20.304S">
            <text:p>00:09:20.30</text:p>
          </table:table-cell>
          <table:table-cell table:formula="of:=INT([.L872]*24*60)+MOD([.L872]*24*60*60;60)/100" office:value-type="float" office:value="9.20304">
            <text:p>9.203</text:p>
          </table:table-cell>
          <table:table-cell table:formula="of:=[.L872]*24*60*60+[.$N$1]*([.P872]-1)" office:value-type="float" office:value="125.304000000019">
            <text:p>125.304</text:p>
          </table:table-cell>
          <table:table-cell table:formula="of:=CONCATENATE(&quot;T&quot;;[.P872])" office:value-type="string" office:string-value="T871">
            <text:p>T871</text:p>
          </table:table-cell>
          <table:table-cell table:formula="of:=IF([.J872]=&quot;X&quot;;1;[.P871]+1)" office:value-type="float" office:value="871">
            <text:p>871</text:p>
          </table:table-cell>
          <table:table-cell table:style-name="ce7" table:formula="of:=CONCATENATE(&quot;mv &quot;;[.K872];&quot;^&quot;;[.O872];&quot;.wav &quot;&quot;rn^&quot;;[.$E872];&quot;~&quot;;[.$B872];&quot;~&quot;;[.$C872];&quot;~&quot;;[.$A872];&quot;~&quot;;[.$F872];&quot;~&quot;;[.$D872];&quot;.wav&quot;&quot;&quot;)" office:value-type="string" office:string-value="mv 1^T871.wav &quot;rn^ZZZ~~~~~.wav&quot;">
            <text:p>mv 1^T871.wav "rn^ZZZ~~~~~.wav"</text:p>
          </table:table-cell>
          <table:table-cell table:formula="of:=CONCATENATE(&quot;-ALBUM &quot;&quot;&quot;;[.A872];&quot;&quot;&quot; -ARTIST &quot;&quot;&quot;;[.B872];&quot;&quot;&quot; -ID3V2TAG TCOM &quot;&quot;&quot;;[.C872];&quot;&quot;&quot; -GENRE &quot;&quot;&quot;;[.D872];&quot;&quot;&quot; -TITLE &quot;&quot;&quot;;[.E872];&quot;&quot;&quot; -TRACK &quot;&quot;&quot;;[.F872];&quot;&quot;&quot; -YEAR &quot;&quot;&quot;;[.H872];&quot;&quot;&quot; &quot;;[.K872];&quot;/&quot;;[.O872];&quot;.mp3&quot;)" office:value-type="string" office:string-value="-ALBUM &quot;&quot; -ARTIST &quot;&quot; -ID3V2TAG TCOM &quot;&quot; -GENRE &quot;&quot; -TITLE &quot;ZZZ&quot; -TRACK &quot;&quot; -YEAR &quot;&quot; 1/T871.mp3">
            <text:p>-ALBUM "" -ARTIST "" -ID3V2TAG TCOM "" -GENRE "" -TITLE "ZZZ" -TRACK "" -YEAR "" 1/T87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72]+1" office:value-type="float" office:value="872">
            <text:p>872</text:p>
          </table:table-cell>
          <table:table-cell table:style-name="ce3"/>
          <table:table-cell table:style-name="ce5" table:formula="of:=IF([.J873]=&quot;X&quot;;[.K872]+1;[.K872])" office:value-type="float" office:value="1">
            <text:p>1</text:p>
          </table:table-cell>
          <table:table-cell table:formula="of:=IF([.J873]=&quot;X&quot;;0;[.L872]+[.G872]+[.J873]/24/60/60)" office:value-type="time" office:time-value="PT00H09M20.304S">
            <text:p>00:09:20.30</text:p>
          </table:table-cell>
          <table:table-cell table:formula="of:=INT([.L873]*24*60)+MOD([.L873]*24*60*60;60)/100" office:value-type="float" office:value="9.20304">
            <text:p>9.203</text:p>
          </table:table-cell>
          <table:table-cell table:formula="of:=[.L873]*24*60*60+[.$N$1]*([.P873]-1)" office:value-type="float" office:value="124.804000000019">
            <text:p>124.804</text:p>
          </table:table-cell>
          <table:table-cell table:formula="of:=CONCATENATE(&quot;T&quot;;[.P873])" office:value-type="string" office:string-value="T872">
            <text:p>T872</text:p>
          </table:table-cell>
          <table:table-cell table:formula="of:=IF([.J873]=&quot;X&quot;;1;[.P872]+1)" office:value-type="float" office:value="872">
            <text:p>872</text:p>
          </table:table-cell>
          <table:table-cell table:style-name="ce7" table:formula="of:=CONCATENATE(&quot;mv &quot;;[.K873];&quot;^&quot;;[.O873];&quot;.wav &quot;&quot;rn^&quot;;[.$E873];&quot;~&quot;;[.$B873];&quot;~&quot;;[.$C873];&quot;~&quot;;[.$A873];&quot;~&quot;;[.$F873];&quot;~&quot;;[.$D873];&quot;.wav&quot;&quot;&quot;)" office:value-type="string" office:string-value="mv 1^T872.wav &quot;rn^ZZZ~~~~~.wav&quot;">
            <text:p>mv 1^T872.wav "rn^ZZZ~~~~~.wav"</text:p>
          </table:table-cell>
          <table:table-cell table:formula="of:=CONCATENATE(&quot;-ALBUM &quot;&quot;&quot;;[.A873];&quot;&quot;&quot; -ARTIST &quot;&quot;&quot;;[.B873];&quot;&quot;&quot; -ID3V2TAG TCOM &quot;&quot;&quot;;[.C873];&quot;&quot;&quot; -GENRE &quot;&quot;&quot;;[.D873];&quot;&quot;&quot; -TITLE &quot;&quot;&quot;;[.E873];&quot;&quot;&quot; -TRACK &quot;&quot;&quot;;[.F873];&quot;&quot;&quot; -YEAR &quot;&quot;&quot;;[.H873];&quot;&quot;&quot; &quot;;[.K873];&quot;/&quot;;[.O873];&quot;.mp3&quot;)" office:value-type="string" office:string-value="-ALBUM &quot;&quot; -ARTIST &quot;&quot; -ID3V2TAG TCOM &quot;&quot; -GENRE &quot;&quot; -TITLE &quot;ZZZ&quot; -TRACK &quot;&quot; -YEAR &quot;&quot; 1/T872.mp3">
            <text:p>-ALBUM "" -ARTIST "" -ID3V2TAG TCOM "" -GENRE "" -TITLE "ZZZ" -TRACK "" -YEAR "" 1/T87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73]+1" office:value-type="float" office:value="873">
            <text:p>873</text:p>
          </table:table-cell>
          <table:table-cell table:style-name="ce3"/>
          <table:table-cell table:style-name="ce5" table:formula="of:=IF([.J874]=&quot;X&quot;;[.K873]+1;[.K873])" office:value-type="float" office:value="1">
            <text:p>1</text:p>
          </table:table-cell>
          <table:table-cell table:formula="of:=IF([.J874]=&quot;X&quot;;0;[.L873]+[.G873]+[.J874]/24/60/60)" office:value-type="time" office:time-value="PT00H09M20.304S">
            <text:p>00:09:20.30</text:p>
          </table:table-cell>
          <table:table-cell table:formula="of:=INT([.L874]*24*60)+MOD([.L874]*24*60*60;60)/100" office:value-type="float" office:value="9.20304">
            <text:p>9.203</text:p>
          </table:table-cell>
          <table:table-cell table:formula="of:=[.L874]*24*60*60+[.$N$1]*([.P874]-1)" office:value-type="float" office:value="124.304000000019">
            <text:p>124.304</text:p>
          </table:table-cell>
          <table:table-cell table:formula="of:=CONCATENATE(&quot;T&quot;;[.P874])" office:value-type="string" office:string-value="T873">
            <text:p>T873</text:p>
          </table:table-cell>
          <table:table-cell table:formula="of:=IF([.J874]=&quot;X&quot;;1;[.P873]+1)" office:value-type="float" office:value="873">
            <text:p>873</text:p>
          </table:table-cell>
          <table:table-cell table:style-name="ce7" table:formula="of:=CONCATENATE(&quot;mv &quot;;[.K874];&quot;^&quot;;[.O874];&quot;.wav &quot;&quot;rn^&quot;;[.$E874];&quot;~&quot;;[.$B874];&quot;~&quot;;[.$C874];&quot;~&quot;;[.$A874];&quot;~&quot;;[.$F874];&quot;~&quot;;[.$D874];&quot;.wav&quot;&quot;&quot;)" office:value-type="string" office:string-value="mv 1^T873.wav &quot;rn^ZZZ~~~~~.wav&quot;">
            <text:p>mv 1^T873.wav "rn^ZZZ~~~~~.wav"</text:p>
          </table:table-cell>
          <table:table-cell table:formula="of:=CONCATENATE(&quot;-ALBUM &quot;&quot;&quot;;[.A874];&quot;&quot;&quot; -ARTIST &quot;&quot;&quot;;[.B874];&quot;&quot;&quot; -ID3V2TAG TCOM &quot;&quot;&quot;;[.C874];&quot;&quot;&quot; -GENRE &quot;&quot;&quot;;[.D874];&quot;&quot;&quot; -TITLE &quot;&quot;&quot;;[.E874];&quot;&quot;&quot; -TRACK &quot;&quot;&quot;;[.F874];&quot;&quot;&quot; -YEAR &quot;&quot;&quot;;[.H874];&quot;&quot;&quot; &quot;;[.K874];&quot;/&quot;;[.O874];&quot;.mp3&quot;)" office:value-type="string" office:string-value="-ALBUM &quot;&quot; -ARTIST &quot;&quot; -ID3V2TAG TCOM &quot;&quot; -GENRE &quot;&quot; -TITLE &quot;ZZZ&quot; -TRACK &quot;&quot; -YEAR &quot;&quot; 1/T873.mp3">
            <text:p>-ALBUM "" -ARTIST "" -ID3V2TAG TCOM "" -GENRE "" -TITLE "ZZZ" -TRACK "" -YEAR "" 1/T87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74]+1" office:value-type="float" office:value="874">
            <text:p>874</text:p>
          </table:table-cell>
          <table:table-cell table:style-name="ce3"/>
          <table:table-cell table:style-name="ce5" table:formula="of:=IF([.J875]=&quot;X&quot;;[.K874]+1;[.K874])" office:value-type="float" office:value="1">
            <text:p>1</text:p>
          </table:table-cell>
          <table:table-cell table:formula="of:=IF([.J875]=&quot;X&quot;;0;[.L874]+[.G874]+[.J875]/24/60/60)" office:value-type="time" office:time-value="PT00H09M20.304S">
            <text:p>00:09:20.30</text:p>
          </table:table-cell>
          <table:table-cell table:formula="of:=INT([.L875]*24*60)+MOD([.L875]*24*60*60;60)/100" office:value-type="float" office:value="9.20304">
            <text:p>9.203</text:p>
          </table:table-cell>
          <table:table-cell table:formula="of:=[.L875]*24*60*60+[.$N$1]*([.P875]-1)" office:value-type="float" office:value="123.804000000019">
            <text:p>123.804</text:p>
          </table:table-cell>
          <table:table-cell table:formula="of:=CONCATENATE(&quot;T&quot;;[.P875])" office:value-type="string" office:string-value="T874">
            <text:p>T874</text:p>
          </table:table-cell>
          <table:table-cell table:formula="of:=IF([.J875]=&quot;X&quot;;1;[.P874]+1)" office:value-type="float" office:value="874">
            <text:p>874</text:p>
          </table:table-cell>
          <table:table-cell table:style-name="ce7" table:formula="of:=CONCATENATE(&quot;mv &quot;;[.K875];&quot;^&quot;;[.O875];&quot;.wav &quot;&quot;rn^&quot;;[.$E875];&quot;~&quot;;[.$B875];&quot;~&quot;;[.$C875];&quot;~&quot;;[.$A875];&quot;~&quot;;[.$F875];&quot;~&quot;;[.$D875];&quot;.wav&quot;&quot;&quot;)" office:value-type="string" office:string-value="mv 1^T874.wav &quot;rn^ZZZ~~~~~.wav&quot;">
            <text:p>mv 1^T874.wav "rn^ZZZ~~~~~.wav"</text:p>
          </table:table-cell>
          <table:table-cell table:formula="of:=CONCATENATE(&quot;-ALBUM &quot;&quot;&quot;;[.A875];&quot;&quot;&quot; -ARTIST &quot;&quot;&quot;;[.B875];&quot;&quot;&quot; -ID3V2TAG TCOM &quot;&quot;&quot;;[.C875];&quot;&quot;&quot; -GENRE &quot;&quot;&quot;;[.D875];&quot;&quot;&quot; -TITLE &quot;&quot;&quot;;[.E875];&quot;&quot;&quot; -TRACK &quot;&quot;&quot;;[.F875];&quot;&quot;&quot; -YEAR &quot;&quot;&quot;;[.H875];&quot;&quot;&quot; &quot;;[.K875];&quot;/&quot;;[.O875];&quot;.mp3&quot;)" office:value-type="string" office:string-value="-ALBUM &quot;&quot; -ARTIST &quot;&quot; -ID3V2TAG TCOM &quot;&quot; -GENRE &quot;&quot; -TITLE &quot;ZZZ&quot; -TRACK &quot;&quot; -YEAR &quot;&quot; 1/T874.mp3">
            <text:p>-ALBUM "" -ARTIST "" -ID3V2TAG TCOM "" -GENRE "" -TITLE "ZZZ" -TRACK "" -YEAR "" 1/T87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75]+1" office:value-type="float" office:value="875">
            <text:p>875</text:p>
          </table:table-cell>
          <table:table-cell table:style-name="ce3"/>
          <table:table-cell table:style-name="ce5" table:formula="of:=IF([.J876]=&quot;X&quot;;[.K875]+1;[.K875])" office:value-type="float" office:value="1">
            <text:p>1</text:p>
          </table:table-cell>
          <table:table-cell table:formula="of:=IF([.J876]=&quot;X&quot;;0;[.L875]+[.G875]+[.J876]/24/60/60)" office:value-type="time" office:time-value="PT00H09M20.304S">
            <text:p>00:09:20.30</text:p>
          </table:table-cell>
          <table:table-cell table:formula="of:=INT([.L876]*24*60)+MOD([.L876]*24*60*60;60)/100" office:value-type="float" office:value="9.20304">
            <text:p>9.203</text:p>
          </table:table-cell>
          <table:table-cell table:formula="of:=[.L876]*24*60*60+[.$N$1]*([.P876]-1)" office:value-type="float" office:value="123.304000000019">
            <text:p>123.304</text:p>
          </table:table-cell>
          <table:table-cell table:formula="of:=CONCATENATE(&quot;T&quot;;[.P876])" office:value-type="string" office:string-value="T875">
            <text:p>T875</text:p>
          </table:table-cell>
          <table:table-cell table:formula="of:=IF([.J876]=&quot;X&quot;;1;[.P875]+1)" office:value-type="float" office:value="875">
            <text:p>875</text:p>
          </table:table-cell>
          <table:table-cell table:style-name="ce7" table:formula="of:=CONCATENATE(&quot;mv &quot;;[.K876];&quot;^&quot;;[.O876];&quot;.wav &quot;&quot;rn^&quot;;[.$E876];&quot;~&quot;;[.$B876];&quot;~&quot;;[.$C876];&quot;~&quot;;[.$A876];&quot;~&quot;;[.$F876];&quot;~&quot;;[.$D876];&quot;.wav&quot;&quot;&quot;)" office:value-type="string" office:string-value="mv 1^T875.wav &quot;rn^ZZZ~~~~~.wav&quot;">
            <text:p>mv 1^T875.wav "rn^ZZZ~~~~~.wav"</text:p>
          </table:table-cell>
          <table:table-cell table:formula="of:=CONCATENATE(&quot;-ALBUM &quot;&quot;&quot;;[.A876];&quot;&quot;&quot; -ARTIST &quot;&quot;&quot;;[.B876];&quot;&quot;&quot; -ID3V2TAG TCOM &quot;&quot;&quot;;[.C876];&quot;&quot;&quot; -GENRE &quot;&quot;&quot;;[.D876];&quot;&quot;&quot; -TITLE &quot;&quot;&quot;;[.E876];&quot;&quot;&quot; -TRACK &quot;&quot;&quot;;[.F876];&quot;&quot;&quot; -YEAR &quot;&quot;&quot;;[.H876];&quot;&quot;&quot; &quot;;[.K876];&quot;/&quot;;[.O876];&quot;.mp3&quot;)" office:value-type="string" office:string-value="-ALBUM &quot;&quot; -ARTIST &quot;&quot; -ID3V2TAG TCOM &quot;&quot; -GENRE &quot;&quot; -TITLE &quot;ZZZ&quot; -TRACK &quot;&quot; -YEAR &quot;&quot; 1/T875.mp3">
            <text:p>-ALBUM "" -ARTIST "" -ID3V2TAG TCOM "" -GENRE "" -TITLE "ZZZ" -TRACK "" -YEAR "" 1/T87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76]+1" office:value-type="float" office:value="876">
            <text:p>876</text:p>
          </table:table-cell>
          <table:table-cell table:style-name="ce3"/>
          <table:table-cell table:style-name="ce5" table:formula="of:=IF([.J877]=&quot;X&quot;;[.K876]+1;[.K876])" office:value-type="float" office:value="1">
            <text:p>1</text:p>
          </table:table-cell>
          <table:table-cell table:formula="of:=IF([.J877]=&quot;X&quot;;0;[.L876]+[.G876]+[.J877]/24/60/60)" office:value-type="time" office:time-value="PT00H09M20.304S">
            <text:p>00:09:20.30</text:p>
          </table:table-cell>
          <table:table-cell table:formula="of:=INT([.L877]*24*60)+MOD([.L877]*24*60*60;60)/100" office:value-type="float" office:value="9.20304">
            <text:p>9.203</text:p>
          </table:table-cell>
          <table:table-cell table:formula="of:=[.L877]*24*60*60+[.$N$1]*([.P877]-1)" office:value-type="float" office:value="122.804000000019">
            <text:p>122.804</text:p>
          </table:table-cell>
          <table:table-cell table:formula="of:=CONCATENATE(&quot;T&quot;;[.P877])" office:value-type="string" office:string-value="T876">
            <text:p>T876</text:p>
          </table:table-cell>
          <table:table-cell table:formula="of:=IF([.J877]=&quot;X&quot;;1;[.P876]+1)" office:value-type="float" office:value="876">
            <text:p>876</text:p>
          </table:table-cell>
          <table:table-cell table:style-name="ce7" table:formula="of:=CONCATENATE(&quot;mv &quot;;[.K877];&quot;^&quot;;[.O877];&quot;.wav &quot;&quot;rn^&quot;;[.$E877];&quot;~&quot;;[.$B877];&quot;~&quot;;[.$C877];&quot;~&quot;;[.$A877];&quot;~&quot;;[.$F877];&quot;~&quot;;[.$D877];&quot;.wav&quot;&quot;&quot;)" office:value-type="string" office:string-value="mv 1^T876.wav &quot;rn^ZZZ~~~~~.wav&quot;">
            <text:p>mv 1^T876.wav "rn^ZZZ~~~~~.wav"</text:p>
          </table:table-cell>
          <table:table-cell table:formula="of:=CONCATENATE(&quot;-ALBUM &quot;&quot;&quot;;[.A877];&quot;&quot;&quot; -ARTIST &quot;&quot;&quot;;[.B877];&quot;&quot;&quot; -ID3V2TAG TCOM &quot;&quot;&quot;;[.C877];&quot;&quot;&quot; -GENRE &quot;&quot;&quot;;[.D877];&quot;&quot;&quot; -TITLE &quot;&quot;&quot;;[.E877];&quot;&quot;&quot; -TRACK &quot;&quot;&quot;;[.F877];&quot;&quot;&quot; -YEAR &quot;&quot;&quot;;[.H877];&quot;&quot;&quot; &quot;;[.K877];&quot;/&quot;;[.O877];&quot;.mp3&quot;)" office:value-type="string" office:string-value="-ALBUM &quot;&quot; -ARTIST &quot;&quot; -ID3V2TAG TCOM &quot;&quot; -GENRE &quot;&quot; -TITLE &quot;ZZZ&quot; -TRACK &quot;&quot; -YEAR &quot;&quot; 1/T876.mp3">
            <text:p>-ALBUM "" -ARTIST "" -ID3V2TAG TCOM "" -GENRE "" -TITLE "ZZZ" -TRACK "" -YEAR "" 1/T87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77]+1" office:value-type="float" office:value="877">
            <text:p>877</text:p>
          </table:table-cell>
          <table:table-cell table:style-name="ce3"/>
          <table:table-cell table:style-name="ce5" table:formula="of:=IF([.J878]=&quot;X&quot;;[.K877]+1;[.K877])" office:value-type="float" office:value="1">
            <text:p>1</text:p>
          </table:table-cell>
          <table:table-cell table:formula="of:=IF([.J878]=&quot;X&quot;;0;[.L877]+[.G877]+[.J878]/24/60/60)" office:value-type="time" office:time-value="PT00H09M20.304S">
            <text:p>00:09:20.30</text:p>
          </table:table-cell>
          <table:table-cell table:formula="of:=INT([.L878]*24*60)+MOD([.L878]*24*60*60;60)/100" office:value-type="float" office:value="9.20304">
            <text:p>9.203</text:p>
          </table:table-cell>
          <table:table-cell table:formula="of:=[.L878]*24*60*60+[.$N$1]*([.P878]-1)" office:value-type="float" office:value="122.304000000019">
            <text:p>122.304</text:p>
          </table:table-cell>
          <table:table-cell table:formula="of:=CONCATENATE(&quot;T&quot;;[.P878])" office:value-type="string" office:string-value="T877">
            <text:p>T877</text:p>
          </table:table-cell>
          <table:table-cell table:formula="of:=IF([.J878]=&quot;X&quot;;1;[.P877]+1)" office:value-type="float" office:value="877">
            <text:p>877</text:p>
          </table:table-cell>
          <table:table-cell table:style-name="ce7" table:formula="of:=CONCATENATE(&quot;mv &quot;;[.K878];&quot;^&quot;;[.O878];&quot;.wav &quot;&quot;rn^&quot;;[.$E878];&quot;~&quot;;[.$B878];&quot;~&quot;;[.$C878];&quot;~&quot;;[.$A878];&quot;~&quot;;[.$F878];&quot;~&quot;;[.$D878];&quot;.wav&quot;&quot;&quot;)" office:value-type="string" office:string-value="mv 1^T877.wav &quot;rn^ZZZ~~~~~.wav&quot;">
            <text:p>mv 1^T877.wav "rn^ZZZ~~~~~.wav"</text:p>
          </table:table-cell>
          <table:table-cell table:formula="of:=CONCATENATE(&quot;-ALBUM &quot;&quot;&quot;;[.A878];&quot;&quot;&quot; -ARTIST &quot;&quot;&quot;;[.B878];&quot;&quot;&quot; -ID3V2TAG TCOM &quot;&quot;&quot;;[.C878];&quot;&quot;&quot; -GENRE &quot;&quot;&quot;;[.D878];&quot;&quot;&quot; -TITLE &quot;&quot;&quot;;[.E878];&quot;&quot;&quot; -TRACK &quot;&quot;&quot;;[.F878];&quot;&quot;&quot; -YEAR &quot;&quot;&quot;;[.H878];&quot;&quot;&quot; &quot;;[.K878];&quot;/&quot;;[.O878];&quot;.mp3&quot;)" office:value-type="string" office:string-value="-ALBUM &quot;&quot; -ARTIST &quot;&quot; -ID3V2TAG TCOM &quot;&quot; -GENRE &quot;&quot; -TITLE &quot;ZZZ&quot; -TRACK &quot;&quot; -YEAR &quot;&quot; 1/T877.mp3">
            <text:p>-ALBUM "" -ARTIST "" -ID3V2TAG TCOM "" -GENRE "" -TITLE "ZZZ" -TRACK "" -YEAR "" 1/T87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78]+1" office:value-type="float" office:value="878">
            <text:p>878</text:p>
          </table:table-cell>
          <table:table-cell table:style-name="ce3"/>
          <table:table-cell table:style-name="ce5" table:formula="of:=IF([.J879]=&quot;X&quot;;[.K878]+1;[.K878])" office:value-type="float" office:value="1">
            <text:p>1</text:p>
          </table:table-cell>
          <table:table-cell table:formula="of:=IF([.J879]=&quot;X&quot;;0;[.L878]+[.G878]+[.J879]/24/60/60)" office:value-type="time" office:time-value="PT00H09M20.304S">
            <text:p>00:09:20.30</text:p>
          </table:table-cell>
          <table:table-cell table:formula="of:=INT([.L879]*24*60)+MOD([.L879]*24*60*60;60)/100" office:value-type="float" office:value="9.20304">
            <text:p>9.203</text:p>
          </table:table-cell>
          <table:table-cell table:formula="of:=[.L879]*24*60*60+[.$N$1]*([.P879]-1)" office:value-type="float" office:value="121.804000000019">
            <text:p>121.804</text:p>
          </table:table-cell>
          <table:table-cell table:formula="of:=CONCATENATE(&quot;T&quot;;[.P879])" office:value-type="string" office:string-value="T878">
            <text:p>T878</text:p>
          </table:table-cell>
          <table:table-cell table:formula="of:=IF([.J879]=&quot;X&quot;;1;[.P878]+1)" office:value-type="float" office:value="878">
            <text:p>878</text:p>
          </table:table-cell>
          <table:table-cell table:style-name="ce7" table:formula="of:=CONCATENATE(&quot;mv &quot;;[.K879];&quot;^&quot;;[.O879];&quot;.wav &quot;&quot;rn^&quot;;[.$E879];&quot;~&quot;;[.$B879];&quot;~&quot;;[.$C879];&quot;~&quot;;[.$A879];&quot;~&quot;;[.$F879];&quot;~&quot;;[.$D879];&quot;.wav&quot;&quot;&quot;)" office:value-type="string" office:string-value="mv 1^T878.wav &quot;rn^ZZZ~~~~~.wav&quot;">
            <text:p>mv 1^T878.wav "rn^ZZZ~~~~~.wav"</text:p>
          </table:table-cell>
          <table:table-cell table:formula="of:=CONCATENATE(&quot;-ALBUM &quot;&quot;&quot;;[.A879];&quot;&quot;&quot; -ARTIST &quot;&quot;&quot;;[.B879];&quot;&quot;&quot; -ID3V2TAG TCOM &quot;&quot;&quot;;[.C879];&quot;&quot;&quot; -GENRE &quot;&quot;&quot;;[.D879];&quot;&quot;&quot; -TITLE &quot;&quot;&quot;;[.E879];&quot;&quot;&quot; -TRACK &quot;&quot;&quot;;[.F879];&quot;&quot;&quot; -YEAR &quot;&quot;&quot;;[.H879];&quot;&quot;&quot; &quot;;[.K879];&quot;/&quot;;[.O879];&quot;.mp3&quot;)" office:value-type="string" office:string-value="-ALBUM &quot;&quot; -ARTIST &quot;&quot; -ID3V2TAG TCOM &quot;&quot; -GENRE &quot;&quot; -TITLE &quot;ZZZ&quot; -TRACK &quot;&quot; -YEAR &quot;&quot; 1/T878.mp3">
            <text:p>-ALBUM "" -ARTIST "" -ID3V2TAG TCOM "" -GENRE "" -TITLE "ZZZ" -TRACK "" -YEAR "" 1/T87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79]+1" office:value-type="float" office:value="879">
            <text:p>879</text:p>
          </table:table-cell>
          <table:table-cell table:style-name="ce3"/>
          <table:table-cell table:style-name="ce5" table:formula="of:=IF([.J880]=&quot;X&quot;;[.K879]+1;[.K879])" office:value-type="float" office:value="1">
            <text:p>1</text:p>
          </table:table-cell>
          <table:table-cell table:formula="of:=IF([.J880]=&quot;X&quot;;0;[.L879]+[.G879]+[.J880]/24/60/60)" office:value-type="time" office:time-value="PT00H09M20.304S">
            <text:p>00:09:20.30</text:p>
          </table:table-cell>
          <table:table-cell table:formula="of:=INT([.L880]*24*60)+MOD([.L880]*24*60*60;60)/100" office:value-type="float" office:value="9.20304">
            <text:p>9.203</text:p>
          </table:table-cell>
          <table:table-cell table:formula="of:=[.L880]*24*60*60+[.$N$1]*([.P880]-1)" office:value-type="float" office:value="121.304000000019">
            <text:p>121.304</text:p>
          </table:table-cell>
          <table:table-cell table:formula="of:=CONCATENATE(&quot;T&quot;;[.P880])" office:value-type="string" office:string-value="T879">
            <text:p>T879</text:p>
          </table:table-cell>
          <table:table-cell table:formula="of:=IF([.J880]=&quot;X&quot;;1;[.P879]+1)" office:value-type="float" office:value="879">
            <text:p>879</text:p>
          </table:table-cell>
          <table:table-cell table:style-name="ce7" table:formula="of:=CONCATENATE(&quot;mv &quot;;[.K880];&quot;^&quot;;[.O880];&quot;.wav &quot;&quot;rn^&quot;;[.$E880];&quot;~&quot;;[.$B880];&quot;~&quot;;[.$C880];&quot;~&quot;;[.$A880];&quot;~&quot;;[.$F880];&quot;~&quot;;[.$D880];&quot;.wav&quot;&quot;&quot;)" office:value-type="string" office:string-value="mv 1^T879.wav &quot;rn^ZZZ~~~~~.wav&quot;">
            <text:p>mv 1^T879.wav "rn^ZZZ~~~~~.wav"</text:p>
          </table:table-cell>
          <table:table-cell table:formula="of:=CONCATENATE(&quot;-ALBUM &quot;&quot;&quot;;[.A880];&quot;&quot;&quot; -ARTIST &quot;&quot;&quot;;[.B880];&quot;&quot;&quot; -ID3V2TAG TCOM &quot;&quot;&quot;;[.C880];&quot;&quot;&quot; -GENRE &quot;&quot;&quot;;[.D880];&quot;&quot;&quot; -TITLE &quot;&quot;&quot;;[.E880];&quot;&quot;&quot; -TRACK &quot;&quot;&quot;;[.F880];&quot;&quot;&quot; -YEAR &quot;&quot;&quot;;[.H880];&quot;&quot;&quot; &quot;;[.K880];&quot;/&quot;;[.O880];&quot;.mp3&quot;)" office:value-type="string" office:string-value="-ALBUM &quot;&quot; -ARTIST &quot;&quot; -ID3V2TAG TCOM &quot;&quot; -GENRE &quot;&quot; -TITLE &quot;ZZZ&quot; -TRACK &quot;&quot; -YEAR &quot;&quot; 1/T879.mp3">
            <text:p>-ALBUM "" -ARTIST "" -ID3V2TAG TCOM "" -GENRE "" -TITLE "ZZZ" -TRACK "" -YEAR "" 1/T87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80]+1" office:value-type="float" office:value="880">
            <text:p>880</text:p>
          </table:table-cell>
          <table:table-cell table:style-name="ce3"/>
          <table:table-cell table:style-name="ce5" table:formula="of:=IF([.J881]=&quot;X&quot;;[.K880]+1;[.K880])" office:value-type="float" office:value="1">
            <text:p>1</text:p>
          </table:table-cell>
          <table:table-cell table:formula="of:=IF([.J881]=&quot;X&quot;;0;[.L880]+[.G880]+[.J881]/24/60/60)" office:value-type="time" office:time-value="PT00H09M20.304S">
            <text:p>00:09:20.30</text:p>
          </table:table-cell>
          <table:table-cell table:formula="of:=INT([.L881]*24*60)+MOD([.L881]*24*60*60;60)/100" office:value-type="float" office:value="9.20304">
            <text:p>9.203</text:p>
          </table:table-cell>
          <table:table-cell table:formula="of:=[.L881]*24*60*60+[.$N$1]*([.P881]-1)" office:value-type="float" office:value="120.804000000019">
            <text:p>120.804</text:p>
          </table:table-cell>
          <table:table-cell table:formula="of:=CONCATENATE(&quot;T&quot;;[.P881])" office:value-type="string" office:string-value="T880">
            <text:p>T880</text:p>
          </table:table-cell>
          <table:table-cell table:formula="of:=IF([.J881]=&quot;X&quot;;1;[.P880]+1)" office:value-type="float" office:value="880">
            <text:p>880</text:p>
          </table:table-cell>
          <table:table-cell table:style-name="ce7" table:formula="of:=CONCATENATE(&quot;mv &quot;;[.K881];&quot;^&quot;;[.O881];&quot;.wav &quot;&quot;rn^&quot;;[.$E881];&quot;~&quot;;[.$B881];&quot;~&quot;;[.$C881];&quot;~&quot;;[.$A881];&quot;~&quot;;[.$F881];&quot;~&quot;;[.$D881];&quot;.wav&quot;&quot;&quot;)" office:value-type="string" office:string-value="mv 1^T880.wav &quot;rn^ZZZ~~~~~.wav&quot;">
            <text:p>mv 1^T880.wav "rn^ZZZ~~~~~.wav"</text:p>
          </table:table-cell>
          <table:table-cell table:formula="of:=CONCATENATE(&quot;-ALBUM &quot;&quot;&quot;;[.A881];&quot;&quot;&quot; -ARTIST &quot;&quot;&quot;;[.B881];&quot;&quot;&quot; -ID3V2TAG TCOM &quot;&quot;&quot;;[.C881];&quot;&quot;&quot; -GENRE &quot;&quot;&quot;;[.D881];&quot;&quot;&quot; -TITLE &quot;&quot;&quot;;[.E881];&quot;&quot;&quot; -TRACK &quot;&quot;&quot;;[.F881];&quot;&quot;&quot; -YEAR &quot;&quot;&quot;;[.H881];&quot;&quot;&quot; &quot;;[.K881];&quot;/&quot;;[.O881];&quot;.mp3&quot;)" office:value-type="string" office:string-value="-ALBUM &quot;&quot; -ARTIST &quot;&quot; -ID3V2TAG TCOM &quot;&quot; -GENRE &quot;&quot; -TITLE &quot;ZZZ&quot; -TRACK &quot;&quot; -YEAR &quot;&quot; 1/T880.mp3">
            <text:p>-ALBUM "" -ARTIST "" -ID3V2TAG TCOM "" -GENRE "" -TITLE "ZZZ" -TRACK "" -YEAR "" 1/T88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81]+1" office:value-type="float" office:value="881">
            <text:p>881</text:p>
          </table:table-cell>
          <table:table-cell table:style-name="ce3"/>
          <table:table-cell table:style-name="ce5" table:formula="of:=IF([.J882]=&quot;X&quot;;[.K881]+1;[.K881])" office:value-type="float" office:value="1">
            <text:p>1</text:p>
          </table:table-cell>
          <table:table-cell table:formula="of:=IF([.J882]=&quot;X&quot;;0;[.L881]+[.G881]+[.J882]/24/60/60)" office:value-type="time" office:time-value="PT00H09M20.304S">
            <text:p>00:09:20.30</text:p>
          </table:table-cell>
          <table:table-cell table:formula="of:=INT([.L882]*24*60)+MOD([.L882]*24*60*60;60)/100" office:value-type="float" office:value="9.20304">
            <text:p>9.203</text:p>
          </table:table-cell>
          <table:table-cell table:formula="of:=[.L882]*24*60*60+[.$N$1]*([.P882]-1)" office:value-type="float" office:value="120.304000000019">
            <text:p>120.304</text:p>
          </table:table-cell>
          <table:table-cell table:formula="of:=CONCATENATE(&quot;T&quot;;[.P882])" office:value-type="string" office:string-value="T881">
            <text:p>T881</text:p>
          </table:table-cell>
          <table:table-cell table:formula="of:=IF([.J882]=&quot;X&quot;;1;[.P881]+1)" office:value-type="float" office:value="881">
            <text:p>881</text:p>
          </table:table-cell>
          <table:table-cell table:style-name="ce7" table:formula="of:=CONCATENATE(&quot;mv &quot;;[.K882];&quot;^&quot;;[.O882];&quot;.wav &quot;&quot;rn^&quot;;[.$E882];&quot;~&quot;;[.$B882];&quot;~&quot;;[.$C882];&quot;~&quot;;[.$A882];&quot;~&quot;;[.$F882];&quot;~&quot;;[.$D882];&quot;.wav&quot;&quot;&quot;)" office:value-type="string" office:string-value="mv 1^T881.wav &quot;rn^ZZZ~~~~~.wav&quot;">
            <text:p>mv 1^T881.wav "rn^ZZZ~~~~~.wav"</text:p>
          </table:table-cell>
          <table:table-cell table:formula="of:=CONCATENATE(&quot;-ALBUM &quot;&quot;&quot;;[.A882];&quot;&quot;&quot; -ARTIST &quot;&quot;&quot;;[.B882];&quot;&quot;&quot; -ID3V2TAG TCOM &quot;&quot;&quot;;[.C882];&quot;&quot;&quot; -GENRE &quot;&quot;&quot;;[.D882];&quot;&quot;&quot; -TITLE &quot;&quot;&quot;;[.E882];&quot;&quot;&quot; -TRACK &quot;&quot;&quot;;[.F882];&quot;&quot;&quot; -YEAR &quot;&quot;&quot;;[.H882];&quot;&quot;&quot; &quot;;[.K882];&quot;/&quot;;[.O882];&quot;.mp3&quot;)" office:value-type="string" office:string-value="-ALBUM &quot;&quot; -ARTIST &quot;&quot; -ID3V2TAG TCOM &quot;&quot; -GENRE &quot;&quot; -TITLE &quot;ZZZ&quot; -TRACK &quot;&quot; -YEAR &quot;&quot; 1/T881.mp3">
            <text:p>-ALBUM "" -ARTIST "" -ID3V2TAG TCOM "" -GENRE "" -TITLE "ZZZ" -TRACK "" -YEAR "" 1/T88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82]+1" office:value-type="float" office:value="882">
            <text:p>882</text:p>
          </table:table-cell>
          <table:table-cell table:style-name="ce3"/>
          <table:table-cell table:style-name="ce5" table:formula="of:=IF([.J883]=&quot;X&quot;;[.K882]+1;[.K882])" office:value-type="float" office:value="1">
            <text:p>1</text:p>
          </table:table-cell>
          <table:table-cell table:formula="of:=IF([.J883]=&quot;X&quot;;0;[.L882]+[.G882]+[.J883]/24/60/60)" office:value-type="time" office:time-value="PT00H09M20.304S">
            <text:p>00:09:20.30</text:p>
          </table:table-cell>
          <table:table-cell table:formula="of:=INT([.L883]*24*60)+MOD([.L883]*24*60*60;60)/100" office:value-type="float" office:value="9.20304">
            <text:p>9.203</text:p>
          </table:table-cell>
          <table:table-cell table:formula="of:=[.L883]*24*60*60+[.$N$1]*([.P883]-1)" office:value-type="float" office:value="119.804000000019">
            <text:p>119.804</text:p>
          </table:table-cell>
          <table:table-cell table:formula="of:=CONCATENATE(&quot;T&quot;;[.P883])" office:value-type="string" office:string-value="T882">
            <text:p>T882</text:p>
          </table:table-cell>
          <table:table-cell table:formula="of:=IF([.J883]=&quot;X&quot;;1;[.P882]+1)" office:value-type="float" office:value="882">
            <text:p>882</text:p>
          </table:table-cell>
          <table:table-cell table:style-name="ce7" table:formula="of:=CONCATENATE(&quot;mv &quot;;[.K883];&quot;^&quot;;[.O883];&quot;.wav &quot;&quot;rn^&quot;;[.$E883];&quot;~&quot;;[.$B883];&quot;~&quot;;[.$C883];&quot;~&quot;;[.$A883];&quot;~&quot;;[.$F883];&quot;~&quot;;[.$D883];&quot;.wav&quot;&quot;&quot;)" office:value-type="string" office:string-value="mv 1^T882.wav &quot;rn^ZZZ~~~~~.wav&quot;">
            <text:p>mv 1^T882.wav "rn^ZZZ~~~~~.wav"</text:p>
          </table:table-cell>
          <table:table-cell table:formula="of:=CONCATENATE(&quot;-ALBUM &quot;&quot;&quot;;[.A883];&quot;&quot;&quot; -ARTIST &quot;&quot;&quot;;[.B883];&quot;&quot;&quot; -ID3V2TAG TCOM &quot;&quot;&quot;;[.C883];&quot;&quot;&quot; -GENRE &quot;&quot;&quot;;[.D883];&quot;&quot;&quot; -TITLE &quot;&quot;&quot;;[.E883];&quot;&quot;&quot; -TRACK &quot;&quot;&quot;;[.F883];&quot;&quot;&quot; -YEAR &quot;&quot;&quot;;[.H883];&quot;&quot;&quot; &quot;;[.K883];&quot;/&quot;;[.O883];&quot;.mp3&quot;)" office:value-type="string" office:string-value="-ALBUM &quot;&quot; -ARTIST &quot;&quot; -ID3V2TAG TCOM &quot;&quot; -GENRE &quot;&quot; -TITLE &quot;ZZZ&quot; -TRACK &quot;&quot; -YEAR &quot;&quot; 1/T882.mp3">
            <text:p>-ALBUM "" -ARTIST "" -ID3V2TAG TCOM "" -GENRE "" -TITLE "ZZZ" -TRACK "" -YEAR "" 1/T88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83]+1" office:value-type="float" office:value="883">
            <text:p>883</text:p>
          </table:table-cell>
          <table:table-cell table:style-name="ce3"/>
          <table:table-cell table:style-name="ce5" table:formula="of:=IF([.J884]=&quot;X&quot;;[.K883]+1;[.K883])" office:value-type="float" office:value="1">
            <text:p>1</text:p>
          </table:table-cell>
          <table:table-cell table:formula="of:=IF([.J884]=&quot;X&quot;;0;[.L883]+[.G883]+[.J884]/24/60/60)" office:value-type="time" office:time-value="PT00H09M20.304S">
            <text:p>00:09:20.30</text:p>
          </table:table-cell>
          <table:table-cell table:formula="of:=INT([.L884]*24*60)+MOD([.L884]*24*60*60;60)/100" office:value-type="float" office:value="9.20304">
            <text:p>9.203</text:p>
          </table:table-cell>
          <table:table-cell table:formula="of:=[.L884]*24*60*60+[.$N$1]*([.P884]-1)" office:value-type="float" office:value="119.304000000019">
            <text:p>119.304</text:p>
          </table:table-cell>
          <table:table-cell table:formula="of:=CONCATENATE(&quot;T&quot;;[.P884])" office:value-type="string" office:string-value="T883">
            <text:p>T883</text:p>
          </table:table-cell>
          <table:table-cell table:formula="of:=IF([.J884]=&quot;X&quot;;1;[.P883]+1)" office:value-type="float" office:value="883">
            <text:p>883</text:p>
          </table:table-cell>
          <table:table-cell table:style-name="ce7" table:formula="of:=CONCATENATE(&quot;mv &quot;;[.K884];&quot;^&quot;;[.O884];&quot;.wav &quot;&quot;rn^&quot;;[.$E884];&quot;~&quot;;[.$B884];&quot;~&quot;;[.$C884];&quot;~&quot;;[.$A884];&quot;~&quot;;[.$F884];&quot;~&quot;;[.$D884];&quot;.wav&quot;&quot;&quot;)" office:value-type="string" office:string-value="mv 1^T883.wav &quot;rn^ZZZ~~~~~.wav&quot;">
            <text:p>mv 1^T883.wav "rn^ZZZ~~~~~.wav"</text:p>
          </table:table-cell>
          <table:table-cell table:formula="of:=CONCATENATE(&quot;-ALBUM &quot;&quot;&quot;;[.A884];&quot;&quot;&quot; -ARTIST &quot;&quot;&quot;;[.B884];&quot;&quot;&quot; -ID3V2TAG TCOM &quot;&quot;&quot;;[.C884];&quot;&quot;&quot; -GENRE &quot;&quot;&quot;;[.D884];&quot;&quot;&quot; -TITLE &quot;&quot;&quot;;[.E884];&quot;&quot;&quot; -TRACK &quot;&quot;&quot;;[.F884];&quot;&quot;&quot; -YEAR &quot;&quot;&quot;;[.H884];&quot;&quot;&quot; &quot;;[.K884];&quot;/&quot;;[.O884];&quot;.mp3&quot;)" office:value-type="string" office:string-value="-ALBUM &quot;&quot; -ARTIST &quot;&quot; -ID3V2TAG TCOM &quot;&quot; -GENRE &quot;&quot; -TITLE &quot;ZZZ&quot; -TRACK &quot;&quot; -YEAR &quot;&quot; 1/T883.mp3">
            <text:p>-ALBUM "" -ARTIST "" -ID3V2TAG TCOM "" -GENRE "" -TITLE "ZZZ" -TRACK "" -YEAR "" 1/T88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84]+1" office:value-type="float" office:value="884">
            <text:p>884</text:p>
          </table:table-cell>
          <table:table-cell table:style-name="ce3"/>
          <table:table-cell table:style-name="ce5" table:formula="of:=IF([.J885]=&quot;X&quot;;[.K884]+1;[.K884])" office:value-type="float" office:value="1">
            <text:p>1</text:p>
          </table:table-cell>
          <table:table-cell table:formula="of:=IF([.J885]=&quot;X&quot;;0;[.L884]+[.G884]+[.J885]/24/60/60)" office:value-type="time" office:time-value="PT00H09M20.304S">
            <text:p>00:09:20.30</text:p>
          </table:table-cell>
          <table:table-cell table:formula="of:=INT([.L885]*24*60)+MOD([.L885]*24*60*60;60)/100" office:value-type="float" office:value="9.20304">
            <text:p>9.203</text:p>
          </table:table-cell>
          <table:table-cell table:formula="of:=[.L885]*24*60*60+[.$N$1]*([.P885]-1)" office:value-type="float" office:value="118.804000000019">
            <text:p>118.804</text:p>
          </table:table-cell>
          <table:table-cell table:formula="of:=CONCATENATE(&quot;T&quot;;[.P885])" office:value-type="string" office:string-value="T884">
            <text:p>T884</text:p>
          </table:table-cell>
          <table:table-cell table:formula="of:=IF([.J885]=&quot;X&quot;;1;[.P884]+1)" office:value-type="float" office:value="884">
            <text:p>884</text:p>
          </table:table-cell>
          <table:table-cell table:style-name="ce7" table:formula="of:=CONCATENATE(&quot;mv &quot;;[.K885];&quot;^&quot;;[.O885];&quot;.wav &quot;&quot;rn^&quot;;[.$E885];&quot;~&quot;;[.$B885];&quot;~&quot;;[.$C885];&quot;~&quot;;[.$A885];&quot;~&quot;;[.$F885];&quot;~&quot;;[.$D885];&quot;.wav&quot;&quot;&quot;)" office:value-type="string" office:string-value="mv 1^T884.wav &quot;rn^ZZZ~~~~~.wav&quot;">
            <text:p>mv 1^T884.wav "rn^ZZZ~~~~~.wav"</text:p>
          </table:table-cell>
          <table:table-cell table:formula="of:=CONCATENATE(&quot;-ALBUM &quot;&quot;&quot;;[.A885];&quot;&quot;&quot; -ARTIST &quot;&quot;&quot;;[.B885];&quot;&quot;&quot; -ID3V2TAG TCOM &quot;&quot;&quot;;[.C885];&quot;&quot;&quot; -GENRE &quot;&quot;&quot;;[.D885];&quot;&quot;&quot; -TITLE &quot;&quot;&quot;;[.E885];&quot;&quot;&quot; -TRACK &quot;&quot;&quot;;[.F885];&quot;&quot;&quot; -YEAR &quot;&quot;&quot;;[.H885];&quot;&quot;&quot; &quot;;[.K885];&quot;/&quot;;[.O885];&quot;.mp3&quot;)" office:value-type="string" office:string-value="-ALBUM &quot;&quot; -ARTIST &quot;&quot; -ID3V2TAG TCOM &quot;&quot; -GENRE &quot;&quot; -TITLE &quot;ZZZ&quot; -TRACK &quot;&quot; -YEAR &quot;&quot; 1/T884.mp3">
            <text:p>-ALBUM "" -ARTIST "" -ID3V2TAG TCOM "" -GENRE "" -TITLE "ZZZ" -TRACK "" -YEAR "" 1/T88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85]+1" office:value-type="float" office:value="885">
            <text:p>885</text:p>
          </table:table-cell>
          <table:table-cell table:style-name="ce3"/>
          <table:table-cell table:style-name="ce5" table:formula="of:=IF([.J886]=&quot;X&quot;;[.K885]+1;[.K885])" office:value-type="float" office:value="1">
            <text:p>1</text:p>
          </table:table-cell>
          <table:table-cell table:formula="of:=IF([.J886]=&quot;X&quot;;0;[.L885]+[.G885]+[.J886]/24/60/60)" office:value-type="time" office:time-value="PT00H09M20.304S">
            <text:p>00:09:20.30</text:p>
          </table:table-cell>
          <table:table-cell table:formula="of:=INT([.L886]*24*60)+MOD([.L886]*24*60*60;60)/100" office:value-type="float" office:value="9.20304">
            <text:p>9.203</text:p>
          </table:table-cell>
          <table:table-cell table:formula="of:=[.L886]*24*60*60+[.$N$1]*([.P886]-1)" office:value-type="float" office:value="118.304000000019">
            <text:p>118.304</text:p>
          </table:table-cell>
          <table:table-cell table:formula="of:=CONCATENATE(&quot;T&quot;;[.P886])" office:value-type="string" office:string-value="T885">
            <text:p>T885</text:p>
          </table:table-cell>
          <table:table-cell table:formula="of:=IF([.J886]=&quot;X&quot;;1;[.P885]+1)" office:value-type="float" office:value="885">
            <text:p>885</text:p>
          </table:table-cell>
          <table:table-cell table:style-name="ce7" table:formula="of:=CONCATENATE(&quot;mv &quot;;[.K886];&quot;^&quot;;[.O886];&quot;.wav &quot;&quot;rn^&quot;;[.$E886];&quot;~&quot;;[.$B886];&quot;~&quot;;[.$C886];&quot;~&quot;;[.$A886];&quot;~&quot;;[.$F886];&quot;~&quot;;[.$D886];&quot;.wav&quot;&quot;&quot;)" office:value-type="string" office:string-value="mv 1^T885.wav &quot;rn^ZZZ~~~~~.wav&quot;">
            <text:p>mv 1^T885.wav "rn^ZZZ~~~~~.wav"</text:p>
          </table:table-cell>
          <table:table-cell table:formula="of:=CONCATENATE(&quot;-ALBUM &quot;&quot;&quot;;[.A886];&quot;&quot;&quot; -ARTIST &quot;&quot;&quot;;[.B886];&quot;&quot;&quot; -ID3V2TAG TCOM &quot;&quot;&quot;;[.C886];&quot;&quot;&quot; -GENRE &quot;&quot;&quot;;[.D886];&quot;&quot;&quot; -TITLE &quot;&quot;&quot;;[.E886];&quot;&quot;&quot; -TRACK &quot;&quot;&quot;;[.F886];&quot;&quot;&quot; -YEAR &quot;&quot;&quot;;[.H886];&quot;&quot;&quot; &quot;;[.K886];&quot;/&quot;;[.O886];&quot;.mp3&quot;)" office:value-type="string" office:string-value="-ALBUM &quot;&quot; -ARTIST &quot;&quot; -ID3V2TAG TCOM &quot;&quot; -GENRE &quot;&quot; -TITLE &quot;ZZZ&quot; -TRACK &quot;&quot; -YEAR &quot;&quot; 1/T885.mp3">
            <text:p>-ALBUM "" -ARTIST "" -ID3V2TAG TCOM "" -GENRE "" -TITLE "ZZZ" -TRACK "" -YEAR "" 1/T88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86]+1" office:value-type="float" office:value="886">
            <text:p>886</text:p>
          </table:table-cell>
          <table:table-cell table:style-name="ce3"/>
          <table:table-cell table:style-name="ce5" table:formula="of:=IF([.J887]=&quot;X&quot;;[.K886]+1;[.K886])" office:value-type="float" office:value="1">
            <text:p>1</text:p>
          </table:table-cell>
          <table:table-cell table:formula="of:=IF([.J887]=&quot;X&quot;;0;[.L886]+[.G886]+[.J887]/24/60/60)" office:value-type="time" office:time-value="PT00H09M20.304S">
            <text:p>00:09:20.30</text:p>
          </table:table-cell>
          <table:table-cell table:formula="of:=INT([.L887]*24*60)+MOD([.L887]*24*60*60;60)/100" office:value-type="float" office:value="9.20304">
            <text:p>9.203</text:p>
          </table:table-cell>
          <table:table-cell table:formula="of:=[.L887]*24*60*60+[.$N$1]*([.P887]-1)" office:value-type="float" office:value="117.804000000019">
            <text:p>117.804</text:p>
          </table:table-cell>
          <table:table-cell table:formula="of:=CONCATENATE(&quot;T&quot;;[.P887])" office:value-type="string" office:string-value="T886">
            <text:p>T886</text:p>
          </table:table-cell>
          <table:table-cell table:formula="of:=IF([.J887]=&quot;X&quot;;1;[.P886]+1)" office:value-type="float" office:value="886">
            <text:p>886</text:p>
          </table:table-cell>
          <table:table-cell table:style-name="ce7" table:formula="of:=CONCATENATE(&quot;mv &quot;;[.K887];&quot;^&quot;;[.O887];&quot;.wav &quot;&quot;rn^&quot;;[.$E887];&quot;~&quot;;[.$B887];&quot;~&quot;;[.$C887];&quot;~&quot;;[.$A887];&quot;~&quot;;[.$F887];&quot;~&quot;;[.$D887];&quot;.wav&quot;&quot;&quot;)" office:value-type="string" office:string-value="mv 1^T886.wav &quot;rn^ZZZ~~~~~.wav&quot;">
            <text:p>mv 1^T886.wav "rn^ZZZ~~~~~.wav"</text:p>
          </table:table-cell>
          <table:table-cell table:formula="of:=CONCATENATE(&quot;-ALBUM &quot;&quot;&quot;;[.A887];&quot;&quot;&quot; -ARTIST &quot;&quot;&quot;;[.B887];&quot;&quot;&quot; -ID3V2TAG TCOM &quot;&quot;&quot;;[.C887];&quot;&quot;&quot; -GENRE &quot;&quot;&quot;;[.D887];&quot;&quot;&quot; -TITLE &quot;&quot;&quot;;[.E887];&quot;&quot;&quot; -TRACK &quot;&quot;&quot;;[.F887];&quot;&quot;&quot; -YEAR &quot;&quot;&quot;;[.H887];&quot;&quot;&quot; &quot;;[.K887];&quot;/&quot;;[.O887];&quot;.mp3&quot;)" office:value-type="string" office:string-value="-ALBUM &quot;&quot; -ARTIST &quot;&quot; -ID3V2TAG TCOM &quot;&quot; -GENRE &quot;&quot; -TITLE &quot;ZZZ&quot; -TRACK &quot;&quot; -YEAR &quot;&quot; 1/T886.mp3">
            <text:p>-ALBUM "" -ARTIST "" -ID3V2TAG TCOM "" -GENRE "" -TITLE "ZZZ" -TRACK "" -YEAR "" 1/T88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87]+1" office:value-type="float" office:value="887">
            <text:p>887</text:p>
          </table:table-cell>
          <table:table-cell table:style-name="ce3"/>
          <table:table-cell table:style-name="ce5" table:formula="of:=IF([.J888]=&quot;X&quot;;[.K887]+1;[.K887])" office:value-type="float" office:value="1">
            <text:p>1</text:p>
          </table:table-cell>
          <table:table-cell table:formula="of:=IF([.J888]=&quot;X&quot;;0;[.L887]+[.G887]+[.J888]/24/60/60)" office:value-type="time" office:time-value="PT00H09M20.304S">
            <text:p>00:09:20.30</text:p>
          </table:table-cell>
          <table:table-cell table:formula="of:=INT([.L888]*24*60)+MOD([.L888]*24*60*60;60)/100" office:value-type="float" office:value="9.20304">
            <text:p>9.203</text:p>
          </table:table-cell>
          <table:table-cell table:formula="of:=[.L888]*24*60*60+[.$N$1]*([.P888]-1)" office:value-type="float" office:value="117.304000000019">
            <text:p>117.304</text:p>
          </table:table-cell>
          <table:table-cell table:formula="of:=CONCATENATE(&quot;T&quot;;[.P888])" office:value-type="string" office:string-value="T887">
            <text:p>T887</text:p>
          </table:table-cell>
          <table:table-cell table:formula="of:=IF([.J888]=&quot;X&quot;;1;[.P887]+1)" office:value-type="float" office:value="887">
            <text:p>887</text:p>
          </table:table-cell>
          <table:table-cell table:style-name="ce7" table:formula="of:=CONCATENATE(&quot;mv &quot;;[.K888];&quot;^&quot;;[.O888];&quot;.wav &quot;&quot;rn^&quot;;[.$E888];&quot;~&quot;;[.$B888];&quot;~&quot;;[.$C888];&quot;~&quot;;[.$A888];&quot;~&quot;;[.$F888];&quot;~&quot;;[.$D888];&quot;.wav&quot;&quot;&quot;)" office:value-type="string" office:string-value="mv 1^T887.wav &quot;rn^ZZZ~~~~~.wav&quot;">
            <text:p>mv 1^T887.wav "rn^ZZZ~~~~~.wav"</text:p>
          </table:table-cell>
          <table:table-cell table:formula="of:=CONCATENATE(&quot;-ALBUM &quot;&quot;&quot;;[.A888];&quot;&quot;&quot; -ARTIST &quot;&quot;&quot;;[.B888];&quot;&quot;&quot; -ID3V2TAG TCOM &quot;&quot;&quot;;[.C888];&quot;&quot;&quot; -GENRE &quot;&quot;&quot;;[.D888];&quot;&quot;&quot; -TITLE &quot;&quot;&quot;;[.E888];&quot;&quot;&quot; -TRACK &quot;&quot;&quot;;[.F888];&quot;&quot;&quot; -YEAR &quot;&quot;&quot;;[.H888];&quot;&quot;&quot; &quot;;[.K888];&quot;/&quot;;[.O888];&quot;.mp3&quot;)" office:value-type="string" office:string-value="-ALBUM &quot;&quot; -ARTIST &quot;&quot; -ID3V2TAG TCOM &quot;&quot; -GENRE &quot;&quot; -TITLE &quot;ZZZ&quot; -TRACK &quot;&quot; -YEAR &quot;&quot; 1/T887.mp3">
            <text:p>-ALBUM "" -ARTIST "" -ID3V2TAG TCOM "" -GENRE "" -TITLE "ZZZ" -TRACK "" -YEAR "" 1/T88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88]+1" office:value-type="float" office:value="888">
            <text:p>888</text:p>
          </table:table-cell>
          <table:table-cell table:style-name="ce3"/>
          <table:table-cell table:style-name="ce5" table:formula="of:=IF([.J889]=&quot;X&quot;;[.K888]+1;[.K888])" office:value-type="float" office:value="1">
            <text:p>1</text:p>
          </table:table-cell>
          <table:table-cell table:formula="of:=IF([.J889]=&quot;X&quot;;0;[.L888]+[.G888]+[.J889]/24/60/60)" office:value-type="time" office:time-value="PT00H09M20.304S">
            <text:p>00:09:20.30</text:p>
          </table:table-cell>
          <table:table-cell table:formula="of:=INT([.L889]*24*60)+MOD([.L889]*24*60*60;60)/100" office:value-type="float" office:value="9.20304">
            <text:p>9.203</text:p>
          </table:table-cell>
          <table:table-cell table:formula="of:=[.L889]*24*60*60+[.$N$1]*([.P889]-1)" office:value-type="float" office:value="116.804000000019">
            <text:p>116.804</text:p>
          </table:table-cell>
          <table:table-cell table:formula="of:=CONCATENATE(&quot;T&quot;;[.P889])" office:value-type="string" office:string-value="T888">
            <text:p>T888</text:p>
          </table:table-cell>
          <table:table-cell table:formula="of:=IF([.J889]=&quot;X&quot;;1;[.P888]+1)" office:value-type="float" office:value="888">
            <text:p>888</text:p>
          </table:table-cell>
          <table:table-cell table:style-name="ce7" table:formula="of:=CONCATENATE(&quot;mv &quot;;[.K889];&quot;^&quot;;[.O889];&quot;.wav &quot;&quot;rn^&quot;;[.$E889];&quot;~&quot;;[.$B889];&quot;~&quot;;[.$C889];&quot;~&quot;;[.$A889];&quot;~&quot;;[.$F889];&quot;~&quot;;[.$D889];&quot;.wav&quot;&quot;&quot;)" office:value-type="string" office:string-value="mv 1^T888.wav &quot;rn^ZZZ~~~~~.wav&quot;">
            <text:p>mv 1^T888.wav "rn^ZZZ~~~~~.wav"</text:p>
          </table:table-cell>
          <table:table-cell table:formula="of:=CONCATENATE(&quot;-ALBUM &quot;&quot;&quot;;[.A889];&quot;&quot;&quot; -ARTIST &quot;&quot;&quot;;[.B889];&quot;&quot;&quot; -ID3V2TAG TCOM &quot;&quot;&quot;;[.C889];&quot;&quot;&quot; -GENRE &quot;&quot;&quot;;[.D889];&quot;&quot;&quot; -TITLE &quot;&quot;&quot;;[.E889];&quot;&quot;&quot; -TRACK &quot;&quot;&quot;;[.F889];&quot;&quot;&quot; -YEAR &quot;&quot;&quot;;[.H889];&quot;&quot;&quot; &quot;;[.K889];&quot;/&quot;;[.O889];&quot;.mp3&quot;)" office:value-type="string" office:string-value="-ALBUM &quot;&quot; -ARTIST &quot;&quot; -ID3V2TAG TCOM &quot;&quot; -GENRE &quot;&quot; -TITLE &quot;ZZZ&quot; -TRACK &quot;&quot; -YEAR &quot;&quot; 1/T888.mp3">
            <text:p>-ALBUM "" -ARTIST "" -ID3V2TAG TCOM "" -GENRE "" -TITLE "ZZZ" -TRACK "" -YEAR "" 1/T88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89]+1" office:value-type="float" office:value="889">
            <text:p>889</text:p>
          </table:table-cell>
          <table:table-cell table:style-name="ce3"/>
          <table:table-cell table:style-name="ce5" table:formula="of:=IF([.J890]=&quot;X&quot;;[.K889]+1;[.K889])" office:value-type="float" office:value="1">
            <text:p>1</text:p>
          </table:table-cell>
          <table:table-cell table:formula="of:=IF([.J890]=&quot;X&quot;;0;[.L889]+[.G889]+[.J890]/24/60/60)" office:value-type="time" office:time-value="PT00H09M20.304S">
            <text:p>00:09:20.30</text:p>
          </table:table-cell>
          <table:table-cell table:formula="of:=INT([.L890]*24*60)+MOD([.L890]*24*60*60;60)/100" office:value-type="float" office:value="9.20304">
            <text:p>9.203</text:p>
          </table:table-cell>
          <table:table-cell table:formula="of:=[.L890]*24*60*60+[.$N$1]*([.P890]-1)" office:value-type="float" office:value="116.304000000019">
            <text:p>116.304</text:p>
          </table:table-cell>
          <table:table-cell table:formula="of:=CONCATENATE(&quot;T&quot;;[.P890])" office:value-type="string" office:string-value="T889">
            <text:p>T889</text:p>
          </table:table-cell>
          <table:table-cell table:formula="of:=IF([.J890]=&quot;X&quot;;1;[.P889]+1)" office:value-type="float" office:value="889">
            <text:p>889</text:p>
          </table:table-cell>
          <table:table-cell table:style-name="ce7" table:formula="of:=CONCATENATE(&quot;mv &quot;;[.K890];&quot;^&quot;;[.O890];&quot;.wav &quot;&quot;rn^&quot;;[.$E890];&quot;~&quot;;[.$B890];&quot;~&quot;;[.$C890];&quot;~&quot;;[.$A890];&quot;~&quot;;[.$F890];&quot;~&quot;;[.$D890];&quot;.wav&quot;&quot;&quot;)" office:value-type="string" office:string-value="mv 1^T889.wav &quot;rn^ZZZ~~~~~.wav&quot;">
            <text:p>mv 1^T889.wav "rn^ZZZ~~~~~.wav"</text:p>
          </table:table-cell>
          <table:table-cell table:formula="of:=CONCATENATE(&quot;-ALBUM &quot;&quot;&quot;;[.A890];&quot;&quot;&quot; -ARTIST &quot;&quot;&quot;;[.B890];&quot;&quot;&quot; -ID3V2TAG TCOM &quot;&quot;&quot;;[.C890];&quot;&quot;&quot; -GENRE &quot;&quot;&quot;;[.D890];&quot;&quot;&quot; -TITLE &quot;&quot;&quot;;[.E890];&quot;&quot;&quot; -TRACK &quot;&quot;&quot;;[.F890];&quot;&quot;&quot; -YEAR &quot;&quot;&quot;;[.H890];&quot;&quot;&quot; &quot;;[.K890];&quot;/&quot;;[.O890];&quot;.mp3&quot;)" office:value-type="string" office:string-value="-ALBUM &quot;&quot; -ARTIST &quot;&quot; -ID3V2TAG TCOM &quot;&quot; -GENRE &quot;&quot; -TITLE &quot;ZZZ&quot; -TRACK &quot;&quot; -YEAR &quot;&quot; 1/T889.mp3">
            <text:p>-ALBUM "" -ARTIST "" -ID3V2TAG TCOM "" -GENRE "" -TITLE "ZZZ" -TRACK "" -YEAR "" 1/T88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90]+1" office:value-type="float" office:value="890">
            <text:p>890</text:p>
          </table:table-cell>
          <table:table-cell table:style-name="ce3"/>
          <table:table-cell table:style-name="ce5" table:formula="of:=IF([.J891]=&quot;X&quot;;[.K890]+1;[.K890])" office:value-type="float" office:value="1">
            <text:p>1</text:p>
          </table:table-cell>
          <table:table-cell table:formula="of:=IF([.J891]=&quot;X&quot;;0;[.L890]+[.G890]+[.J891]/24/60/60)" office:value-type="time" office:time-value="PT00H09M20.304S">
            <text:p>00:09:20.30</text:p>
          </table:table-cell>
          <table:table-cell table:formula="of:=INT([.L891]*24*60)+MOD([.L891]*24*60*60;60)/100" office:value-type="float" office:value="9.20304">
            <text:p>9.203</text:p>
          </table:table-cell>
          <table:table-cell table:formula="of:=[.L891]*24*60*60+[.$N$1]*([.P891]-1)" office:value-type="float" office:value="115.804000000019">
            <text:p>115.804</text:p>
          </table:table-cell>
          <table:table-cell table:formula="of:=CONCATENATE(&quot;T&quot;;[.P891])" office:value-type="string" office:string-value="T890">
            <text:p>T890</text:p>
          </table:table-cell>
          <table:table-cell table:formula="of:=IF([.J891]=&quot;X&quot;;1;[.P890]+1)" office:value-type="float" office:value="890">
            <text:p>890</text:p>
          </table:table-cell>
          <table:table-cell table:style-name="ce7" table:formula="of:=CONCATENATE(&quot;mv &quot;;[.K891];&quot;^&quot;;[.O891];&quot;.wav &quot;&quot;rn^&quot;;[.$E891];&quot;~&quot;;[.$B891];&quot;~&quot;;[.$C891];&quot;~&quot;;[.$A891];&quot;~&quot;;[.$F891];&quot;~&quot;;[.$D891];&quot;.wav&quot;&quot;&quot;)" office:value-type="string" office:string-value="mv 1^T890.wav &quot;rn^ZZZ~~~~~.wav&quot;">
            <text:p>mv 1^T890.wav "rn^ZZZ~~~~~.wav"</text:p>
          </table:table-cell>
          <table:table-cell table:formula="of:=CONCATENATE(&quot;-ALBUM &quot;&quot;&quot;;[.A891];&quot;&quot;&quot; -ARTIST &quot;&quot;&quot;;[.B891];&quot;&quot;&quot; -ID3V2TAG TCOM &quot;&quot;&quot;;[.C891];&quot;&quot;&quot; -GENRE &quot;&quot;&quot;;[.D891];&quot;&quot;&quot; -TITLE &quot;&quot;&quot;;[.E891];&quot;&quot;&quot; -TRACK &quot;&quot;&quot;;[.F891];&quot;&quot;&quot; -YEAR &quot;&quot;&quot;;[.H891];&quot;&quot;&quot; &quot;;[.K891];&quot;/&quot;;[.O891];&quot;.mp3&quot;)" office:value-type="string" office:string-value="-ALBUM &quot;&quot; -ARTIST &quot;&quot; -ID3V2TAG TCOM &quot;&quot; -GENRE &quot;&quot; -TITLE &quot;ZZZ&quot; -TRACK &quot;&quot; -YEAR &quot;&quot; 1/T890.mp3">
            <text:p>-ALBUM "" -ARTIST "" -ID3V2TAG TCOM "" -GENRE "" -TITLE "ZZZ" -TRACK "" -YEAR "" 1/T89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91]+1" office:value-type="float" office:value="891">
            <text:p>891</text:p>
          </table:table-cell>
          <table:table-cell table:style-name="ce3"/>
          <table:table-cell table:style-name="ce5" table:formula="of:=IF([.J892]=&quot;X&quot;;[.K891]+1;[.K891])" office:value-type="float" office:value="1">
            <text:p>1</text:p>
          </table:table-cell>
          <table:table-cell table:formula="of:=IF([.J892]=&quot;X&quot;;0;[.L891]+[.G891]+[.J892]/24/60/60)" office:value-type="time" office:time-value="PT00H09M20.304S">
            <text:p>00:09:20.30</text:p>
          </table:table-cell>
          <table:table-cell table:formula="of:=INT([.L892]*24*60)+MOD([.L892]*24*60*60;60)/100" office:value-type="float" office:value="9.20304">
            <text:p>9.203</text:p>
          </table:table-cell>
          <table:table-cell table:formula="of:=[.L892]*24*60*60+[.$N$1]*([.P892]-1)" office:value-type="float" office:value="115.304000000019">
            <text:p>115.304</text:p>
          </table:table-cell>
          <table:table-cell table:formula="of:=CONCATENATE(&quot;T&quot;;[.P892])" office:value-type="string" office:string-value="T891">
            <text:p>T891</text:p>
          </table:table-cell>
          <table:table-cell table:formula="of:=IF([.J892]=&quot;X&quot;;1;[.P891]+1)" office:value-type="float" office:value="891">
            <text:p>891</text:p>
          </table:table-cell>
          <table:table-cell table:style-name="ce7" table:formula="of:=CONCATENATE(&quot;mv &quot;;[.K892];&quot;^&quot;;[.O892];&quot;.wav &quot;&quot;rn^&quot;;[.$E892];&quot;~&quot;;[.$B892];&quot;~&quot;;[.$C892];&quot;~&quot;;[.$A892];&quot;~&quot;;[.$F892];&quot;~&quot;;[.$D892];&quot;.wav&quot;&quot;&quot;)" office:value-type="string" office:string-value="mv 1^T891.wav &quot;rn^ZZZ~~~~~.wav&quot;">
            <text:p>mv 1^T891.wav "rn^ZZZ~~~~~.wav"</text:p>
          </table:table-cell>
          <table:table-cell table:formula="of:=CONCATENATE(&quot;-ALBUM &quot;&quot;&quot;;[.A892];&quot;&quot;&quot; -ARTIST &quot;&quot;&quot;;[.B892];&quot;&quot;&quot; -ID3V2TAG TCOM &quot;&quot;&quot;;[.C892];&quot;&quot;&quot; -GENRE &quot;&quot;&quot;;[.D892];&quot;&quot;&quot; -TITLE &quot;&quot;&quot;;[.E892];&quot;&quot;&quot; -TRACK &quot;&quot;&quot;;[.F892];&quot;&quot;&quot; -YEAR &quot;&quot;&quot;;[.H892];&quot;&quot;&quot; &quot;;[.K892];&quot;/&quot;;[.O892];&quot;.mp3&quot;)" office:value-type="string" office:string-value="-ALBUM &quot;&quot; -ARTIST &quot;&quot; -ID3V2TAG TCOM &quot;&quot; -GENRE &quot;&quot; -TITLE &quot;ZZZ&quot; -TRACK &quot;&quot; -YEAR &quot;&quot; 1/T891.mp3">
            <text:p>-ALBUM "" -ARTIST "" -ID3V2TAG TCOM "" -GENRE "" -TITLE "ZZZ" -TRACK "" -YEAR "" 1/T89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92]+1" office:value-type="float" office:value="892">
            <text:p>892</text:p>
          </table:table-cell>
          <table:table-cell table:style-name="ce3"/>
          <table:table-cell table:style-name="ce5" table:formula="of:=IF([.J893]=&quot;X&quot;;[.K892]+1;[.K892])" office:value-type="float" office:value="1">
            <text:p>1</text:p>
          </table:table-cell>
          <table:table-cell table:formula="of:=IF([.J893]=&quot;X&quot;;0;[.L892]+[.G892]+[.J893]/24/60/60)" office:value-type="time" office:time-value="PT00H09M20.304S">
            <text:p>00:09:20.30</text:p>
          </table:table-cell>
          <table:table-cell table:formula="of:=INT([.L893]*24*60)+MOD([.L893]*24*60*60;60)/100" office:value-type="float" office:value="9.20304">
            <text:p>9.203</text:p>
          </table:table-cell>
          <table:table-cell table:formula="of:=[.L893]*24*60*60+[.$N$1]*([.P893]-1)" office:value-type="float" office:value="114.804000000019">
            <text:p>114.804</text:p>
          </table:table-cell>
          <table:table-cell table:formula="of:=CONCATENATE(&quot;T&quot;;[.P893])" office:value-type="string" office:string-value="T892">
            <text:p>T892</text:p>
          </table:table-cell>
          <table:table-cell table:formula="of:=IF([.J893]=&quot;X&quot;;1;[.P892]+1)" office:value-type="float" office:value="892">
            <text:p>892</text:p>
          </table:table-cell>
          <table:table-cell table:style-name="ce7" table:formula="of:=CONCATENATE(&quot;mv &quot;;[.K893];&quot;^&quot;;[.O893];&quot;.wav &quot;&quot;rn^&quot;;[.$E893];&quot;~&quot;;[.$B893];&quot;~&quot;;[.$C893];&quot;~&quot;;[.$A893];&quot;~&quot;;[.$F893];&quot;~&quot;;[.$D893];&quot;.wav&quot;&quot;&quot;)" office:value-type="string" office:string-value="mv 1^T892.wav &quot;rn^ZZZ~~~~~.wav&quot;">
            <text:p>mv 1^T892.wav "rn^ZZZ~~~~~.wav"</text:p>
          </table:table-cell>
          <table:table-cell table:formula="of:=CONCATENATE(&quot;-ALBUM &quot;&quot;&quot;;[.A893];&quot;&quot;&quot; -ARTIST &quot;&quot;&quot;;[.B893];&quot;&quot;&quot; -ID3V2TAG TCOM &quot;&quot;&quot;;[.C893];&quot;&quot;&quot; -GENRE &quot;&quot;&quot;;[.D893];&quot;&quot;&quot; -TITLE &quot;&quot;&quot;;[.E893];&quot;&quot;&quot; -TRACK &quot;&quot;&quot;;[.F893];&quot;&quot;&quot; -YEAR &quot;&quot;&quot;;[.H893];&quot;&quot;&quot; &quot;;[.K893];&quot;/&quot;;[.O893];&quot;.mp3&quot;)" office:value-type="string" office:string-value="-ALBUM &quot;&quot; -ARTIST &quot;&quot; -ID3V2TAG TCOM &quot;&quot; -GENRE &quot;&quot; -TITLE &quot;ZZZ&quot; -TRACK &quot;&quot; -YEAR &quot;&quot; 1/T892.mp3">
            <text:p>-ALBUM "" -ARTIST "" -ID3V2TAG TCOM "" -GENRE "" -TITLE "ZZZ" -TRACK "" -YEAR "" 1/T89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93]+1" office:value-type="float" office:value="893">
            <text:p>893</text:p>
          </table:table-cell>
          <table:table-cell table:style-name="ce3"/>
          <table:table-cell table:style-name="ce5" table:formula="of:=IF([.J894]=&quot;X&quot;;[.K893]+1;[.K893])" office:value-type="float" office:value="1">
            <text:p>1</text:p>
          </table:table-cell>
          <table:table-cell table:formula="of:=IF([.J894]=&quot;X&quot;;0;[.L893]+[.G893]+[.J894]/24/60/60)" office:value-type="time" office:time-value="PT00H09M20.304S">
            <text:p>00:09:20.30</text:p>
          </table:table-cell>
          <table:table-cell table:formula="of:=INT([.L894]*24*60)+MOD([.L894]*24*60*60;60)/100" office:value-type="float" office:value="9.20304">
            <text:p>9.203</text:p>
          </table:table-cell>
          <table:table-cell table:formula="of:=[.L894]*24*60*60+[.$N$1]*([.P894]-1)" office:value-type="float" office:value="114.304000000019">
            <text:p>114.304</text:p>
          </table:table-cell>
          <table:table-cell table:formula="of:=CONCATENATE(&quot;T&quot;;[.P894])" office:value-type="string" office:string-value="T893">
            <text:p>T893</text:p>
          </table:table-cell>
          <table:table-cell table:formula="of:=IF([.J894]=&quot;X&quot;;1;[.P893]+1)" office:value-type="float" office:value="893">
            <text:p>893</text:p>
          </table:table-cell>
          <table:table-cell table:style-name="ce7" table:formula="of:=CONCATENATE(&quot;mv &quot;;[.K894];&quot;^&quot;;[.O894];&quot;.wav &quot;&quot;rn^&quot;;[.$E894];&quot;~&quot;;[.$B894];&quot;~&quot;;[.$C894];&quot;~&quot;;[.$A894];&quot;~&quot;;[.$F894];&quot;~&quot;;[.$D894];&quot;.wav&quot;&quot;&quot;)" office:value-type="string" office:string-value="mv 1^T893.wav &quot;rn^ZZZ~~~~~.wav&quot;">
            <text:p>mv 1^T893.wav "rn^ZZZ~~~~~.wav"</text:p>
          </table:table-cell>
          <table:table-cell table:formula="of:=CONCATENATE(&quot;-ALBUM &quot;&quot;&quot;;[.A894];&quot;&quot;&quot; -ARTIST &quot;&quot;&quot;;[.B894];&quot;&quot;&quot; -ID3V2TAG TCOM &quot;&quot;&quot;;[.C894];&quot;&quot;&quot; -GENRE &quot;&quot;&quot;;[.D894];&quot;&quot;&quot; -TITLE &quot;&quot;&quot;;[.E894];&quot;&quot;&quot; -TRACK &quot;&quot;&quot;;[.F894];&quot;&quot;&quot; -YEAR &quot;&quot;&quot;;[.H894];&quot;&quot;&quot; &quot;;[.K894];&quot;/&quot;;[.O894];&quot;.mp3&quot;)" office:value-type="string" office:string-value="-ALBUM &quot;&quot; -ARTIST &quot;&quot; -ID3V2TAG TCOM &quot;&quot; -GENRE &quot;&quot; -TITLE &quot;ZZZ&quot; -TRACK &quot;&quot; -YEAR &quot;&quot; 1/T893.mp3">
            <text:p>-ALBUM "" -ARTIST "" -ID3V2TAG TCOM "" -GENRE "" -TITLE "ZZZ" -TRACK "" -YEAR "" 1/T89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94]+1" office:value-type="float" office:value="894">
            <text:p>894</text:p>
          </table:table-cell>
          <table:table-cell table:style-name="ce3"/>
          <table:table-cell table:style-name="ce5" table:formula="of:=IF([.J895]=&quot;X&quot;;[.K894]+1;[.K894])" office:value-type="float" office:value="1">
            <text:p>1</text:p>
          </table:table-cell>
          <table:table-cell table:formula="of:=IF([.J895]=&quot;X&quot;;0;[.L894]+[.G894]+[.J895]/24/60/60)" office:value-type="time" office:time-value="PT00H09M20.304S">
            <text:p>00:09:20.30</text:p>
          </table:table-cell>
          <table:table-cell table:formula="of:=INT([.L895]*24*60)+MOD([.L895]*24*60*60;60)/100" office:value-type="float" office:value="9.20304">
            <text:p>9.203</text:p>
          </table:table-cell>
          <table:table-cell table:formula="of:=[.L895]*24*60*60+[.$N$1]*([.P895]-1)" office:value-type="float" office:value="113.804000000019">
            <text:p>113.804</text:p>
          </table:table-cell>
          <table:table-cell table:formula="of:=CONCATENATE(&quot;T&quot;;[.P895])" office:value-type="string" office:string-value="T894">
            <text:p>T894</text:p>
          </table:table-cell>
          <table:table-cell table:formula="of:=IF([.J895]=&quot;X&quot;;1;[.P894]+1)" office:value-type="float" office:value="894">
            <text:p>894</text:p>
          </table:table-cell>
          <table:table-cell table:style-name="ce7" table:formula="of:=CONCATENATE(&quot;mv &quot;;[.K895];&quot;^&quot;;[.O895];&quot;.wav &quot;&quot;rn^&quot;;[.$E895];&quot;~&quot;;[.$B895];&quot;~&quot;;[.$C895];&quot;~&quot;;[.$A895];&quot;~&quot;;[.$F895];&quot;~&quot;;[.$D895];&quot;.wav&quot;&quot;&quot;)" office:value-type="string" office:string-value="mv 1^T894.wav &quot;rn^ZZZ~~~~~.wav&quot;">
            <text:p>mv 1^T894.wav "rn^ZZZ~~~~~.wav"</text:p>
          </table:table-cell>
          <table:table-cell table:formula="of:=CONCATENATE(&quot;-ALBUM &quot;&quot;&quot;;[.A895];&quot;&quot;&quot; -ARTIST &quot;&quot;&quot;;[.B895];&quot;&quot;&quot; -ID3V2TAG TCOM &quot;&quot;&quot;;[.C895];&quot;&quot;&quot; -GENRE &quot;&quot;&quot;;[.D895];&quot;&quot;&quot; -TITLE &quot;&quot;&quot;;[.E895];&quot;&quot;&quot; -TRACK &quot;&quot;&quot;;[.F895];&quot;&quot;&quot; -YEAR &quot;&quot;&quot;;[.H895];&quot;&quot;&quot; &quot;;[.K895];&quot;/&quot;;[.O895];&quot;.mp3&quot;)" office:value-type="string" office:string-value="-ALBUM &quot;&quot; -ARTIST &quot;&quot; -ID3V2TAG TCOM &quot;&quot; -GENRE &quot;&quot; -TITLE &quot;ZZZ&quot; -TRACK &quot;&quot; -YEAR &quot;&quot; 1/T894.mp3">
            <text:p>-ALBUM "" -ARTIST "" -ID3V2TAG TCOM "" -GENRE "" -TITLE "ZZZ" -TRACK "" -YEAR "" 1/T89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95]+1" office:value-type="float" office:value="895">
            <text:p>895</text:p>
          </table:table-cell>
          <table:table-cell table:style-name="ce3"/>
          <table:table-cell table:style-name="ce5" table:formula="of:=IF([.J896]=&quot;X&quot;;[.K895]+1;[.K895])" office:value-type="float" office:value="1">
            <text:p>1</text:p>
          </table:table-cell>
          <table:table-cell table:formula="of:=IF([.J896]=&quot;X&quot;;0;[.L895]+[.G895]+[.J896]/24/60/60)" office:value-type="time" office:time-value="PT00H09M20.304S">
            <text:p>00:09:20.30</text:p>
          </table:table-cell>
          <table:table-cell table:formula="of:=INT([.L896]*24*60)+MOD([.L896]*24*60*60;60)/100" office:value-type="float" office:value="9.20304">
            <text:p>9.203</text:p>
          </table:table-cell>
          <table:table-cell table:formula="of:=[.L896]*24*60*60+[.$N$1]*([.P896]-1)" office:value-type="float" office:value="113.304000000019">
            <text:p>113.304</text:p>
          </table:table-cell>
          <table:table-cell table:formula="of:=CONCATENATE(&quot;T&quot;;[.P896])" office:value-type="string" office:string-value="T895">
            <text:p>T895</text:p>
          </table:table-cell>
          <table:table-cell table:formula="of:=IF([.J896]=&quot;X&quot;;1;[.P895]+1)" office:value-type="float" office:value="895">
            <text:p>895</text:p>
          </table:table-cell>
          <table:table-cell table:style-name="ce7" table:formula="of:=CONCATENATE(&quot;mv &quot;;[.K896];&quot;^&quot;;[.O896];&quot;.wav &quot;&quot;rn^&quot;;[.$E896];&quot;~&quot;;[.$B896];&quot;~&quot;;[.$C896];&quot;~&quot;;[.$A896];&quot;~&quot;;[.$F896];&quot;~&quot;;[.$D896];&quot;.wav&quot;&quot;&quot;)" office:value-type="string" office:string-value="mv 1^T895.wav &quot;rn^ZZZ~~~~~.wav&quot;">
            <text:p>mv 1^T895.wav "rn^ZZZ~~~~~.wav"</text:p>
          </table:table-cell>
          <table:table-cell table:formula="of:=CONCATENATE(&quot;-ALBUM &quot;&quot;&quot;;[.A896];&quot;&quot;&quot; -ARTIST &quot;&quot;&quot;;[.B896];&quot;&quot;&quot; -ID3V2TAG TCOM &quot;&quot;&quot;;[.C896];&quot;&quot;&quot; -GENRE &quot;&quot;&quot;;[.D896];&quot;&quot;&quot; -TITLE &quot;&quot;&quot;;[.E896];&quot;&quot;&quot; -TRACK &quot;&quot;&quot;;[.F896];&quot;&quot;&quot; -YEAR &quot;&quot;&quot;;[.H896];&quot;&quot;&quot; &quot;;[.K896];&quot;/&quot;;[.O896];&quot;.mp3&quot;)" office:value-type="string" office:string-value="-ALBUM &quot;&quot; -ARTIST &quot;&quot; -ID3V2TAG TCOM &quot;&quot; -GENRE &quot;&quot; -TITLE &quot;ZZZ&quot; -TRACK &quot;&quot; -YEAR &quot;&quot; 1/T895.mp3">
            <text:p>-ALBUM "" -ARTIST "" -ID3V2TAG TCOM "" -GENRE "" -TITLE "ZZZ" -TRACK "" -YEAR "" 1/T89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96]+1" office:value-type="float" office:value="896">
            <text:p>896</text:p>
          </table:table-cell>
          <table:table-cell table:style-name="ce3"/>
          <table:table-cell table:style-name="ce5" table:formula="of:=IF([.J897]=&quot;X&quot;;[.K896]+1;[.K896])" office:value-type="float" office:value="1">
            <text:p>1</text:p>
          </table:table-cell>
          <table:table-cell table:formula="of:=IF([.J897]=&quot;X&quot;;0;[.L896]+[.G896]+[.J897]/24/60/60)" office:value-type="time" office:time-value="PT00H09M20.304S">
            <text:p>00:09:20.30</text:p>
          </table:table-cell>
          <table:table-cell table:formula="of:=INT([.L897]*24*60)+MOD([.L897]*24*60*60;60)/100" office:value-type="float" office:value="9.20304">
            <text:p>9.203</text:p>
          </table:table-cell>
          <table:table-cell table:formula="of:=[.L897]*24*60*60+[.$N$1]*([.P897]-1)" office:value-type="float" office:value="112.804000000019">
            <text:p>112.804</text:p>
          </table:table-cell>
          <table:table-cell table:formula="of:=CONCATENATE(&quot;T&quot;;[.P897])" office:value-type="string" office:string-value="T896">
            <text:p>T896</text:p>
          </table:table-cell>
          <table:table-cell table:formula="of:=IF([.J897]=&quot;X&quot;;1;[.P896]+1)" office:value-type="float" office:value="896">
            <text:p>896</text:p>
          </table:table-cell>
          <table:table-cell table:style-name="ce7" table:formula="of:=CONCATENATE(&quot;mv &quot;;[.K897];&quot;^&quot;;[.O897];&quot;.wav &quot;&quot;rn^&quot;;[.$E897];&quot;~&quot;;[.$B897];&quot;~&quot;;[.$C897];&quot;~&quot;;[.$A897];&quot;~&quot;;[.$F897];&quot;~&quot;;[.$D897];&quot;.wav&quot;&quot;&quot;)" office:value-type="string" office:string-value="mv 1^T896.wav &quot;rn^ZZZ~~~~~.wav&quot;">
            <text:p>mv 1^T896.wav "rn^ZZZ~~~~~.wav"</text:p>
          </table:table-cell>
          <table:table-cell table:formula="of:=CONCATENATE(&quot;-ALBUM &quot;&quot;&quot;;[.A897];&quot;&quot;&quot; -ARTIST &quot;&quot;&quot;;[.B897];&quot;&quot;&quot; -ID3V2TAG TCOM &quot;&quot;&quot;;[.C897];&quot;&quot;&quot; -GENRE &quot;&quot;&quot;;[.D897];&quot;&quot;&quot; -TITLE &quot;&quot;&quot;;[.E897];&quot;&quot;&quot; -TRACK &quot;&quot;&quot;;[.F897];&quot;&quot;&quot; -YEAR &quot;&quot;&quot;;[.H897];&quot;&quot;&quot; &quot;;[.K897];&quot;/&quot;;[.O897];&quot;.mp3&quot;)" office:value-type="string" office:string-value="-ALBUM &quot;&quot; -ARTIST &quot;&quot; -ID3V2TAG TCOM &quot;&quot; -GENRE &quot;&quot; -TITLE &quot;ZZZ&quot; -TRACK &quot;&quot; -YEAR &quot;&quot; 1/T896.mp3">
            <text:p>-ALBUM "" -ARTIST "" -ID3V2TAG TCOM "" -GENRE "" -TITLE "ZZZ" -TRACK "" -YEAR "" 1/T89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97]+1" office:value-type="float" office:value="897">
            <text:p>897</text:p>
          </table:table-cell>
          <table:table-cell table:style-name="ce3"/>
          <table:table-cell table:style-name="ce5" table:formula="of:=IF([.J898]=&quot;X&quot;;[.K897]+1;[.K897])" office:value-type="float" office:value="1">
            <text:p>1</text:p>
          </table:table-cell>
          <table:table-cell table:formula="of:=IF([.J898]=&quot;X&quot;;0;[.L897]+[.G897]+[.J898]/24/60/60)" office:value-type="time" office:time-value="PT00H09M20.304S">
            <text:p>00:09:20.30</text:p>
          </table:table-cell>
          <table:table-cell table:formula="of:=INT([.L898]*24*60)+MOD([.L898]*24*60*60;60)/100" office:value-type="float" office:value="9.20304">
            <text:p>9.203</text:p>
          </table:table-cell>
          <table:table-cell table:formula="of:=[.L898]*24*60*60+[.$N$1]*([.P898]-1)" office:value-type="float" office:value="112.304000000019">
            <text:p>112.304</text:p>
          </table:table-cell>
          <table:table-cell table:formula="of:=CONCATENATE(&quot;T&quot;;[.P898])" office:value-type="string" office:string-value="T897">
            <text:p>T897</text:p>
          </table:table-cell>
          <table:table-cell table:formula="of:=IF([.J898]=&quot;X&quot;;1;[.P897]+1)" office:value-type="float" office:value="897">
            <text:p>897</text:p>
          </table:table-cell>
          <table:table-cell table:style-name="ce7" table:formula="of:=CONCATENATE(&quot;mv &quot;;[.K898];&quot;^&quot;;[.O898];&quot;.wav &quot;&quot;rn^&quot;;[.$E898];&quot;~&quot;;[.$B898];&quot;~&quot;;[.$C898];&quot;~&quot;;[.$A898];&quot;~&quot;;[.$F898];&quot;~&quot;;[.$D898];&quot;.wav&quot;&quot;&quot;)" office:value-type="string" office:string-value="mv 1^T897.wav &quot;rn^ZZZ~~~~~.wav&quot;">
            <text:p>mv 1^T897.wav "rn^ZZZ~~~~~.wav"</text:p>
          </table:table-cell>
          <table:table-cell table:formula="of:=CONCATENATE(&quot;-ALBUM &quot;&quot;&quot;;[.A898];&quot;&quot;&quot; -ARTIST &quot;&quot;&quot;;[.B898];&quot;&quot;&quot; -ID3V2TAG TCOM &quot;&quot;&quot;;[.C898];&quot;&quot;&quot; -GENRE &quot;&quot;&quot;;[.D898];&quot;&quot;&quot; -TITLE &quot;&quot;&quot;;[.E898];&quot;&quot;&quot; -TRACK &quot;&quot;&quot;;[.F898];&quot;&quot;&quot; -YEAR &quot;&quot;&quot;;[.H898];&quot;&quot;&quot; &quot;;[.K898];&quot;/&quot;;[.O898];&quot;.mp3&quot;)" office:value-type="string" office:string-value="-ALBUM &quot;&quot; -ARTIST &quot;&quot; -ID3V2TAG TCOM &quot;&quot; -GENRE &quot;&quot; -TITLE &quot;ZZZ&quot; -TRACK &quot;&quot; -YEAR &quot;&quot; 1/T897.mp3">
            <text:p>-ALBUM "" -ARTIST "" -ID3V2TAG TCOM "" -GENRE "" -TITLE "ZZZ" -TRACK "" -YEAR "" 1/T89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98]+1" office:value-type="float" office:value="898">
            <text:p>898</text:p>
          </table:table-cell>
          <table:table-cell table:style-name="ce3"/>
          <table:table-cell table:style-name="ce5" table:formula="of:=IF([.J899]=&quot;X&quot;;[.K898]+1;[.K898])" office:value-type="float" office:value="1">
            <text:p>1</text:p>
          </table:table-cell>
          <table:table-cell table:formula="of:=IF([.J899]=&quot;X&quot;;0;[.L898]+[.G898]+[.J899]/24/60/60)" office:value-type="time" office:time-value="PT00H09M20.304S">
            <text:p>00:09:20.30</text:p>
          </table:table-cell>
          <table:table-cell table:formula="of:=INT([.L899]*24*60)+MOD([.L899]*24*60*60;60)/100" office:value-type="float" office:value="9.20304">
            <text:p>9.203</text:p>
          </table:table-cell>
          <table:table-cell table:formula="of:=[.L899]*24*60*60+[.$N$1]*([.P899]-1)" office:value-type="float" office:value="111.804000000019">
            <text:p>111.804</text:p>
          </table:table-cell>
          <table:table-cell table:formula="of:=CONCATENATE(&quot;T&quot;;[.P899])" office:value-type="string" office:string-value="T898">
            <text:p>T898</text:p>
          </table:table-cell>
          <table:table-cell table:formula="of:=IF([.J899]=&quot;X&quot;;1;[.P898]+1)" office:value-type="float" office:value="898">
            <text:p>898</text:p>
          </table:table-cell>
          <table:table-cell table:style-name="ce7" table:formula="of:=CONCATENATE(&quot;mv &quot;;[.K899];&quot;^&quot;;[.O899];&quot;.wav &quot;&quot;rn^&quot;;[.$E899];&quot;~&quot;;[.$B899];&quot;~&quot;;[.$C899];&quot;~&quot;;[.$A899];&quot;~&quot;;[.$F899];&quot;~&quot;;[.$D899];&quot;.wav&quot;&quot;&quot;)" office:value-type="string" office:string-value="mv 1^T898.wav &quot;rn^ZZZ~~~~~.wav&quot;">
            <text:p>mv 1^T898.wav "rn^ZZZ~~~~~.wav"</text:p>
          </table:table-cell>
          <table:table-cell table:formula="of:=CONCATENATE(&quot;-ALBUM &quot;&quot;&quot;;[.A899];&quot;&quot;&quot; -ARTIST &quot;&quot;&quot;;[.B899];&quot;&quot;&quot; -ID3V2TAG TCOM &quot;&quot;&quot;;[.C899];&quot;&quot;&quot; -GENRE &quot;&quot;&quot;;[.D899];&quot;&quot;&quot; -TITLE &quot;&quot;&quot;;[.E899];&quot;&quot;&quot; -TRACK &quot;&quot;&quot;;[.F899];&quot;&quot;&quot; -YEAR &quot;&quot;&quot;;[.H899];&quot;&quot;&quot; &quot;;[.K899];&quot;/&quot;;[.O899];&quot;.mp3&quot;)" office:value-type="string" office:string-value="-ALBUM &quot;&quot; -ARTIST &quot;&quot; -ID3V2TAG TCOM &quot;&quot; -GENRE &quot;&quot; -TITLE &quot;ZZZ&quot; -TRACK &quot;&quot; -YEAR &quot;&quot; 1/T898.mp3">
            <text:p>-ALBUM "" -ARTIST "" -ID3V2TAG TCOM "" -GENRE "" -TITLE "ZZZ" -TRACK "" -YEAR "" 1/T89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899]+1" office:value-type="float" office:value="899">
            <text:p>899</text:p>
          </table:table-cell>
          <table:table-cell table:style-name="ce3"/>
          <table:table-cell table:style-name="ce5" table:formula="of:=IF([.J900]=&quot;X&quot;;[.K899]+1;[.K899])" office:value-type="float" office:value="1">
            <text:p>1</text:p>
          </table:table-cell>
          <table:table-cell table:formula="of:=IF([.J900]=&quot;X&quot;;0;[.L899]+[.G899]+[.J900]/24/60/60)" office:value-type="time" office:time-value="PT00H09M20.304S">
            <text:p>00:09:20.30</text:p>
          </table:table-cell>
          <table:table-cell table:formula="of:=INT([.L900]*24*60)+MOD([.L900]*24*60*60;60)/100" office:value-type="float" office:value="9.20304">
            <text:p>9.203</text:p>
          </table:table-cell>
          <table:table-cell table:formula="of:=[.L900]*24*60*60+[.$N$1]*([.P900]-1)" office:value-type="float" office:value="111.30400000002">
            <text:p>111.304</text:p>
          </table:table-cell>
          <table:table-cell table:formula="of:=CONCATENATE(&quot;T&quot;;[.P900])" office:value-type="string" office:string-value="T899">
            <text:p>T899</text:p>
          </table:table-cell>
          <table:table-cell table:formula="of:=IF([.J900]=&quot;X&quot;;1;[.P899]+1)" office:value-type="float" office:value="899">
            <text:p>899</text:p>
          </table:table-cell>
          <table:table-cell table:style-name="ce7" table:formula="of:=CONCATENATE(&quot;mv &quot;;[.K900];&quot;^&quot;;[.O900];&quot;.wav &quot;&quot;rn^&quot;;[.$E900];&quot;~&quot;;[.$B900];&quot;~&quot;;[.$C900];&quot;~&quot;;[.$A900];&quot;~&quot;;[.$F900];&quot;~&quot;;[.$D900];&quot;.wav&quot;&quot;&quot;)" office:value-type="string" office:string-value="mv 1^T899.wav &quot;rn^ZZZ~~~~~.wav&quot;">
            <text:p>mv 1^T899.wav "rn^ZZZ~~~~~.wav"</text:p>
          </table:table-cell>
          <table:table-cell table:formula="of:=CONCATENATE(&quot;-ALBUM &quot;&quot;&quot;;[.A900];&quot;&quot;&quot; -ARTIST &quot;&quot;&quot;;[.B900];&quot;&quot;&quot; -ID3V2TAG TCOM &quot;&quot;&quot;;[.C900];&quot;&quot;&quot; -GENRE &quot;&quot;&quot;;[.D900];&quot;&quot;&quot; -TITLE &quot;&quot;&quot;;[.E900];&quot;&quot;&quot; -TRACK &quot;&quot;&quot;;[.F900];&quot;&quot;&quot; -YEAR &quot;&quot;&quot;;[.H900];&quot;&quot;&quot; &quot;;[.K900];&quot;/&quot;;[.O900];&quot;.mp3&quot;)" office:value-type="string" office:string-value="-ALBUM &quot;&quot; -ARTIST &quot;&quot; -ID3V2TAG TCOM &quot;&quot; -GENRE &quot;&quot; -TITLE &quot;ZZZ&quot; -TRACK &quot;&quot; -YEAR &quot;&quot; 1/T899.mp3">
            <text:p>-ALBUM "" -ARTIST "" -ID3V2TAG TCOM "" -GENRE "" -TITLE "ZZZ" -TRACK "" -YEAR "" 1/T89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00]+1" office:value-type="float" office:value="900">
            <text:p>900</text:p>
          </table:table-cell>
          <table:table-cell table:style-name="ce3"/>
          <table:table-cell table:style-name="ce5" table:formula="of:=IF([.J901]=&quot;X&quot;;[.K900]+1;[.K900])" office:value-type="float" office:value="1">
            <text:p>1</text:p>
          </table:table-cell>
          <table:table-cell table:formula="of:=IF([.J901]=&quot;X&quot;;0;[.L900]+[.G900]+[.J901]/24/60/60)" office:value-type="time" office:time-value="PT00H09M20.304S">
            <text:p>00:09:20.30</text:p>
          </table:table-cell>
          <table:table-cell table:formula="of:=INT([.L901]*24*60)+MOD([.L901]*24*60*60;60)/100" office:value-type="float" office:value="9.20304">
            <text:p>9.203</text:p>
          </table:table-cell>
          <table:table-cell table:formula="of:=[.L901]*24*60*60+[.$N$1]*([.P901]-1)" office:value-type="float" office:value="110.80400000002">
            <text:p>110.804</text:p>
          </table:table-cell>
          <table:table-cell table:formula="of:=CONCATENATE(&quot;T&quot;;[.P901])" office:value-type="string" office:string-value="T900">
            <text:p>T900</text:p>
          </table:table-cell>
          <table:table-cell table:formula="of:=IF([.J901]=&quot;X&quot;;1;[.P900]+1)" office:value-type="float" office:value="900">
            <text:p>900</text:p>
          </table:table-cell>
          <table:table-cell table:style-name="ce7" table:formula="of:=CONCATENATE(&quot;mv &quot;;[.K901];&quot;^&quot;;[.O901];&quot;.wav &quot;&quot;rn^&quot;;[.$E901];&quot;~&quot;;[.$B901];&quot;~&quot;;[.$C901];&quot;~&quot;;[.$A901];&quot;~&quot;;[.$F901];&quot;~&quot;;[.$D901];&quot;.wav&quot;&quot;&quot;)" office:value-type="string" office:string-value="mv 1^T900.wav &quot;rn^ZZZ~~~~~.wav&quot;">
            <text:p>mv 1^T900.wav "rn^ZZZ~~~~~.wav"</text:p>
          </table:table-cell>
          <table:table-cell table:formula="of:=CONCATENATE(&quot;-ALBUM &quot;&quot;&quot;;[.A901];&quot;&quot;&quot; -ARTIST &quot;&quot;&quot;;[.B901];&quot;&quot;&quot; -ID3V2TAG TCOM &quot;&quot;&quot;;[.C901];&quot;&quot;&quot; -GENRE &quot;&quot;&quot;;[.D901];&quot;&quot;&quot; -TITLE &quot;&quot;&quot;;[.E901];&quot;&quot;&quot; -TRACK &quot;&quot;&quot;;[.F901];&quot;&quot;&quot; -YEAR &quot;&quot;&quot;;[.H901];&quot;&quot;&quot; &quot;;[.K901];&quot;/&quot;;[.O901];&quot;.mp3&quot;)" office:value-type="string" office:string-value="-ALBUM &quot;&quot; -ARTIST &quot;&quot; -ID3V2TAG TCOM &quot;&quot; -GENRE &quot;&quot; -TITLE &quot;ZZZ&quot; -TRACK &quot;&quot; -YEAR &quot;&quot; 1/T900.mp3">
            <text:p>-ALBUM "" -ARTIST "" -ID3V2TAG TCOM "" -GENRE "" -TITLE "ZZZ" -TRACK "" -YEAR "" 1/T90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01]+1" office:value-type="float" office:value="901">
            <text:p>901</text:p>
          </table:table-cell>
          <table:table-cell table:style-name="ce3"/>
          <table:table-cell table:style-name="ce5" table:formula="of:=IF([.J902]=&quot;X&quot;;[.K901]+1;[.K901])" office:value-type="float" office:value="1">
            <text:p>1</text:p>
          </table:table-cell>
          <table:table-cell table:formula="of:=IF([.J902]=&quot;X&quot;;0;[.L901]+[.G901]+[.J902]/24/60/60)" office:value-type="time" office:time-value="PT00H09M20.304S">
            <text:p>00:09:20.30</text:p>
          </table:table-cell>
          <table:table-cell table:formula="of:=INT([.L902]*24*60)+MOD([.L902]*24*60*60;60)/100" office:value-type="float" office:value="9.20304">
            <text:p>9.203</text:p>
          </table:table-cell>
          <table:table-cell table:formula="of:=[.L902]*24*60*60+[.$N$1]*([.P902]-1)" office:value-type="float" office:value="110.30400000002">
            <text:p>110.304</text:p>
          </table:table-cell>
          <table:table-cell table:formula="of:=CONCATENATE(&quot;T&quot;;[.P902])" office:value-type="string" office:string-value="T901">
            <text:p>T901</text:p>
          </table:table-cell>
          <table:table-cell table:formula="of:=IF([.J902]=&quot;X&quot;;1;[.P901]+1)" office:value-type="float" office:value="901">
            <text:p>901</text:p>
          </table:table-cell>
          <table:table-cell table:style-name="ce7" table:formula="of:=CONCATENATE(&quot;mv &quot;;[.K902];&quot;^&quot;;[.O902];&quot;.wav &quot;&quot;rn^&quot;;[.$E902];&quot;~&quot;;[.$B902];&quot;~&quot;;[.$C902];&quot;~&quot;;[.$A902];&quot;~&quot;;[.$F902];&quot;~&quot;;[.$D902];&quot;.wav&quot;&quot;&quot;)" office:value-type="string" office:string-value="mv 1^T901.wav &quot;rn^ZZZ~~~~~.wav&quot;">
            <text:p>mv 1^T901.wav "rn^ZZZ~~~~~.wav"</text:p>
          </table:table-cell>
          <table:table-cell table:formula="of:=CONCATENATE(&quot;-ALBUM &quot;&quot;&quot;;[.A902];&quot;&quot;&quot; -ARTIST &quot;&quot;&quot;;[.B902];&quot;&quot;&quot; -ID3V2TAG TCOM &quot;&quot;&quot;;[.C902];&quot;&quot;&quot; -GENRE &quot;&quot;&quot;;[.D902];&quot;&quot;&quot; -TITLE &quot;&quot;&quot;;[.E902];&quot;&quot;&quot; -TRACK &quot;&quot;&quot;;[.F902];&quot;&quot;&quot; -YEAR &quot;&quot;&quot;;[.H902];&quot;&quot;&quot; &quot;;[.K902];&quot;/&quot;;[.O902];&quot;.mp3&quot;)" office:value-type="string" office:string-value="-ALBUM &quot;&quot; -ARTIST &quot;&quot; -ID3V2TAG TCOM &quot;&quot; -GENRE &quot;&quot; -TITLE &quot;ZZZ&quot; -TRACK &quot;&quot; -YEAR &quot;&quot; 1/T901.mp3">
            <text:p>-ALBUM "" -ARTIST "" -ID3V2TAG TCOM "" -GENRE "" -TITLE "ZZZ" -TRACK "" -YEAR "" 1/T90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02]+1" office:value-type="float" office:value="902">
            <text:p>902</text:p>
          </table:table-cell>
          <table:table-cell table:style-name="ce3"/>
          <table:table-cell table:style-name="ce5" table:formula="of:=IF([.J903]=&quot;X&quot;;[.K902]+1;[.K902])" office:value-type="float" office:value="1">
            <text:p>1</text:p>
          </table:table-cell>
          <table:table-cell table:formula="of:=IF([.J903]=&quot;X&quot;;0;[.L902]+[.G902]+[.J903]/24/60/60)" office:value-type="time" office:time-value="PT00H09M20.304S">
            <text:p>00:09:20.30</text:p>
          </table:table-cell>
          <table:table-cell table:formula="of:=INT([.L903]*24*60)+MOD([.L903]*24*60*60;60)/100" office:value-type="float" office:value="9.20304">
            <text:p>9.203</text:p>
          </table:table-cell>
          <table:table-cell table:formula="of:=[.L903]*24*60*60+[.$N$1]*([.P903]-1)" office:value-type="float" office:value="109.80400000002">
            <text:p>109.804</text:p>
          </table:table-cell>
          <table:table-cell table:formula="of:=CONCATENATE(&quot;T&quot;;[.P903])" office:value-type="string" office:string-value="T902">
            <text:p>T902</text:p>
          </table:table-cell>
          <table:table-cell table:formula="of:=IF([.J903]=&quot;X&quot;;1;[.P902]+1)" office:value-type="float" office:value="902">
            <text:p>902</text:p>
          </table:table-cell>
          <table:table-cell table:style-name="ce7" table:formula="of:=CONCATENATE(&quot;mv &quot;;[.K903];&quot;^&quot;;[.O903];&quot;.wav &quot;&quot;rn^&quot;;[.$E903];&quot;~&quot;;[.$B903];&quot;~&quot;;[.$C903];&quot;~&quot;;[.$A903];&quot;~&quot;;[.$F903];&quot;~&quot;;[.$D903];&quot;.wav&quot;&quot;&quot;)" office:value-type="string" office:string-value="mv 1^T902.wav &quot;rn^ZZZ~~~~~.wav&quot;">
            <text:p>mv 1^T902.wav "rn^ZZZ~~~~~.wav"</text:p>
          </table:table-cell>
          <table:table-cell table:formula="of:=CONCATENATE(&quot;-ALBUM &quot;&quot;&quot;;[.A903];&quot;&quot;&quot; -ARTIST &quot;&quot;&quot;;[.B903];&quot;&quot;&quot; -ID3V2TAG TCOM &quot;&quot;&quot;;[.C903];&quot;&quot;&quot; -GENRE &quot;&quot;&quot;;[.D903];&quot;&quot;&quot; -TITLE &quot;&quot;&quot;;[.E903];&quot;&quot;&quot; -TRACK &quot;&quot;&quot;;[.F903];&quot;&quot;&quot; -YEAR &quot;&quot;&quot;;[.H903];&quot;&quot;&quot; &quot;;[.K903];&quot;/&quot;;[.O903];&quot;.mp3&quot;)" office:value-type="string" office:string-value="-ALBUM &quot;&quot; -ARTIST &quot;&quot; -ID3V2TAG TCOM &quot;&quot; -GENRE &quot;&quot; -TITLE &quot;ZZZ&quot; -TRACK &quot;&quot; -YEAR &quot;&quot; 1/T902.mp3">
            <text:p>-ALBUM "" -ARTIST "" -ID3V2TAG TCOM "" -GENRE "" -TITLE "ZZZ" -TRACK "" -YEAR "" 1/T90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03]+1" office:value-type="float" office:value="903">
            <text:p>903</text:p>
          </table:table-cell>
          <table:table-cell table:style-name="ce3"/>
          <table:table-cell table:style-name="ce5" table:formula="of:=IF([.J904]=&quot;X&quot;;[.K903]+1;[.K903])" office:value-type="float" office:value="1">
            <text:p>1</text:p>
          </table:table-cell>
          <table:table-cell table:formula="of:=IF([.J904]=&quot;X&quot;;0;[.L903]+[.G903]+[.J904]/24/60/60)" office:value-type="time" office:time-value="PT00H09M20.304S">
            <text:p>00:09:20.30</text:p>
          </table:table-cell>
          <table:table-cell table:formula="of:=INT([.L904]*24*60)+MOD([.L904]*24*60*60;60)/100" office:value-type="float" office:value="9.20304">
            <text:p>9.203</text:p>
          </table:table-cell>
          <table:table-cell table:formula="of:=[.L904]*24*60*60+[.$N$1]*([.P904]-1)" office:value-type="float" office:value="109.30400000002">
            <text:p>109.304</text:p>
          </table:table-cell>
          <table:table-cell table:formula="of:=CONCATENATE(&quot;T&quot;;[.P904])" office:value-type="string" office:string-value="T903">
            <text:p>T903</text:p>
          </table:table-cell>
          <table:table-cell table:formula="of:=IF([.J904]=&quot;X&quot;;1;[.P903]+1)" office:value-type="float" office:value="903">
            <text:p>903</text:p>
          </table:table-cell>
          <table:table-cell table:style-name="ce7" table:formula="of:=CONCATENATE(&quot;mv &quot;;[.K904];&quot;^&quot;;[.O904];&quot;.wav &quot;&quot;rn^&quot;;[.$E904];&quot;~&quot;;[.$B904];&quot;~&quot;;[.$C904];&quot;~&quot;;[.$A904];&quot;~&quot;;[.$F904];&quot;~&quot;;[.$D904];&quot;.wav&quot;&quot;&quot;)" office:value-type="string" office:string-value="mv 1^T903.wav &quot;rn^ZZZ~~~~~.wav&quot;">
            <text:p>mv 1^T903.wav "rn^ZZZ~~~~~.wav"</text:p>
          </table:table-cell>
          <table:table-cell table:formula="of:=CONCATENATE(&quot;-ALBUM &quot;&quot;&quot;;[.A904];&quot;&quot;&quot; -ARTIST &quot;&quot;&quot;;[.B904];&quot;&quot;&quot; -ID3V2TAG TCOM &quot;&quot;&quot;;[.C904];&quot;&quot;&quot; -GENRE &quot;&quot;&quot;;[.D904];&quot;&quot;&quot; -TITLE &quot;&quot;&quot;;[.E904];&quot;&quot;&quot; -TRACK &quot;&quot;&quot;;[.F904];&quot;&quot;&quot; -YEAR &quot;&quot;&quot;;[.H904];&quot;&quot;&quot; &quot;;[.K904];&quot;/&quot;;[.O904];&quot;.mp3&quot;)" office:value-type="string" office:string-value="-ALBUM &quot;&quot; -ARTIST &quot;&quot; -ID3V2TAG TCOM &quot;&quot; -GENRE &quot;&quot; -TITLE &quot;ZZZ&quot; -TRACK &quot;&quot; -YEAR &quot;&quot; 1/T903.mp3">
            <text:p>-ALBUM "" -ARTIST "" -ID3V2TAG TCOM "" -GENRE "" -TITLE "ZZZ" -TRACK "" -YEAR "" 1/T90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04]+1" office:value-type="float" office:value="904">
            <text:p>904</text:p>
          </table:table-cell>
          <table:table-cell table:style-name="ce3"/>
          <table:table-cell table:style-name="ce5" table:formula="of:=IF([.J905]=&quot;X&quot;;[.K904]+1;[.K904])" office:value-type="float" office:value="1">
            <text:p>1</text:p>
          </table:table-cell>
          <table:table-cell table:formula="of:=IF([.J905]=&quot;X&quot;;0;[.L904]+[.G904]+[.J905]/24/60/60)" office:value-type="time" office:time-value="PT00H09M20.304S">
            <text:p>00:09:20.30</text:p>
          </table:table-cell>
          <table:table-cell table:formula="of:=INT([.L905]*24*60)+MOD([.L905]*24*60*60;60)/100" office:value-type="float" office:value="9.20304">
            <text:p>9.203</text:p>
          </table:table-cell>
          <table:table-cell table:formula="of:=[.L905]*24*60*60+[.$N$1]*([.P905]-1)" office:value-type="float" office:value="108.80400000002">
            <text:p>108.804</text:p>
          </table:table-cell>
          <table:table-cell table:formula="of:=CONCATENATE(&quot;T&quot;;[.P905])" office:value-type="string" office:string-value="T904">
            <text:p>T904</text:p>
          </table:table-cell>
          <table:table-cell table:formula="of:=IF([.J905]=&quot;X&quot;;1;[.P904]+1)" office:value-type="float" office:value="904">
            <text:p>904</text:p>
          </table:table-cell>
          <table:table-cell table:style-name="ce7" table:formula="of:=CONCATENATE(&quot;mv &quot;;[.K905];&quot;^&quot;;[.O905];&quot;.wav &quot;&quot;rn^&quot;;[.$E905];&quot;~&quot;;[.$B905];&quot;~&quot;;[.$C905];&quot;~&quot;;[.$A905];&quot;~&quot;;[.$F905];&quot;~&quot;;[.$D905];&quot;.wav&quot;&quot;&quot;)" office:value-type="string" office:string-value="mv 1^T904.wav &quot;rn^ZZZ~~~~~.wav&quot;">
            <text:p>mv 1^T904.wav "rn^ZZZ~~~~~.wav"</text:p>
          </table:table-cell>
          <table:table-cell table:formula="of:=CONCATENATE(&quot;-ALBUM &quot;&quot;&quot;;[.A905];&quot;&quot;&quot; -ARTIST &quot;&quot;&quot;;[.B905];&quot;&quot;&quot; -ID3V2TAG TCOM &quot;&quot;&quot;;[.C905];&quot;&quot;&quot; -GENRE &quot;&quot;&quot;;[.D905];&quot;&quot;&quot; -TITLE &quot;&quot;&quot;;[.E905];&quot;&quot;&quot; -TRACK &quot;&quot;&quot;;[.F905];&quot;&quot;&quot; -YEAR &quot;&quot;&quot;;[.H905];&quot;&quot;&quot; &quot;;[.K905];&quot;/&quot;;[.O905];&quot;.mp3&quot;)" office:value-type="string" office:string-value="-ALBUM &quot;&quot; -ARTIST &quot;&quot; -ID3V2TAG TCOM &quot;&quot; -GENRE &quot;&quot; -TITLE &quot;ZZZ&quot; -TRACK &quot;&quot; -YEAR &quot;&quot; 1/T904.mp3">
            <text:p>-ALBUM "" -ARTIST "" -ID3V2TAG TCOM "" -GENRE "" -TITLE "ZZZ" -TRACK "" -YEAR "" 1/T90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05]+1" office:value-type="float" office:value="905">
            <text:p>905</text:p>
          </table:table-cell>
          <table:table-cell table:style-name="ce3"/>
          <table:table-cell table:style-name="ce5" table:formula="of:=IF([.J906]=&quot;X&quot;;[.K905]+1;[.K905])" office:value-type="float" office:value="1">
            <text:p>1</text:p>
          </table:table-cell>
          <table:table-cell table:formula="of:=IF([.J906]=&quot;X&quot;;0;[.L905]+[.G905]+[.J906]/24/60/60)" office:value-type="time" office:time-value="PT00H09M20.304S">
            <text:p>00:09:20.30</text:p>
          </table:table-cell>
          <table:table-cell table:formula="of:=INT([.L906]*24*60)+MOD([.L906]*24*60*60;60)/100" office:value-type="float" office:value="9.20304">
            <text:p>9.203</text:p>
          </table:table-cell>
          <table:table-cell table:formula="of:=[.L906]*24*60*60+[.$N$1]*([.P906]-1)" office:value-type="float" office:value="108.30400000002">
            <text:p>108.304</text:p>
          </table:table-cell>
          <table:table-cell table:formula="of:=CONCATENATE(&quot;T&quot;;[.P906])" office:value-type="string" office:string-value="T905">
            <text:p>T905</text:p>
          </table:table-cell>
          <table:table-cell table:formula="of:=IF([.J906]=&quot;X&quot;;1;[.P905]+1)" office:value-type="float" office:value="905">
            <text:p>905</text:p>
          </table:table-cell>
          <table:table-cell table:style-name="ce7" table:formula="of:=CONCATENATE(&quot;mv &quot;;[.K906];&quot;^&quot;;[.O906];&quot;.wav &quot;&quot;rn^&quot;;[.$E906];&quot;~&quot;;[.$B906];&quot;~&quot;;[.$C906];&quot;~&quot;;[.$A906];&quot;~&quot;;[.$F906];&quot;~&quot;;[.$D906];&quot;.wav&quot;&quot;&quot;)" office:value-type="string" office:string-value="mv 1^T905.wav &quot;rn^ZZZ~~~~~.wav&quot;">
            <text:p>mv 1^T905.wav "rn^ZZZ~~~~~.wav"</text:p>
          </table:table-cell>
          <table:table-cell table:formula="of:=CONCATENATE(&quot;-ALBUM &quot;&quot;&quot;;[.A906];&quot;&quot;&quot; -ARTIST &quot;&quot;&quot;;[.B906];&quot;&quot;&quot; -ID3V2TAG TCOM &quot;&quot;&quot;;[.C906];&quot;&quot;&quot; -GENRE &quot;&quot;&quot;;[.D906];&quot;&quot;&quot; -TITLE &quot;&quot;&quot;;[.E906];&quot;&quot;&quot; -TRACK &quot;&quot;&quot;;[.F906];&quot;&quot;&quot; -YEAR &quot;&quot;&quot;;[.H906];&quot;&quot;&quot; &quot;;[.K906];&quot;/&quot;;[.O906];&quot;.mp3&quot;)" office:value-type="string" office:string-value="-ALBUM &quot;&quot; -ARTIST &quot;&quot; -ID3V2TAG TCOM &quot;&quot; -GENRE &quot;&quot; -TITLE &quot;ZZZ&quot; -TRACK &quot;&quot; -YEAR &quot;&quot; 1/T905.mp3">
            <text:p>-ALBUM "" -ARTIST "" -ID3V2TAG TCOM "" -GENRE "" -TITLE "ZZZ" -TRACK "" -YEAR "" 1/T90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06]+1" office:value-type="float" office:value="906">
            <text:p>906</text:p>
          </table:table-cell>
          <table:table-cell table:style-name="ce3"/>
          <table:table-cell table:style-name="ce5" table:formula="of:=IF([.J907]=&quot;X&quot;;[.K906]+1;[.K906])" office:value-type="float" office:value="1">
            <text:p>1</text:p>
          </table:table-cell>
          <table:table-cell table:formula="of:=IF([.J907]=&quot;X&quot;;0;[.L906]+[.G906]+[.J907]/24/60/60)" office:value-type="time" office:time-value="PT00H09M20.304S">
            <text:p>00:09:20.30</text:p>
          </table:table-cell>
          <table:table-cell table:formula="of:=INT([.L907]*24*60)+MOD([.L907]*24*60*60;60)/100" office:value-type="float" office:value="9.20304">
            <text:p>9.203</text:p>
          </table:table-cell>
          <table:table-cell table:formula="of:=[.L907]*24*60*60+[.$N$1]*([.P907]-1)" office:value-type="float" office:value="107.80400000002">
            <text:p>107.804</text:p>
          </table:table-cell>
          <table:table-cell table:formula="of:=CONCATENATE(&quot;T&quot;;[.P907])" office:value-type="string" office:string-value="T906">
            <text:p>T906</text:p>
          </table:table-cell>
          <table:table-cell table:formula="of:=IF([.J907]=&quot;X&quot;;1;[.P906]+1)" office:value-type="float" office:value="906">
            <text:p>906</text:p>
          </table:table-cell>
          <table:table-cell table:style-name="ce7" table:formula="of:=CONCATENATE(&quot;mv &quot;;[.K907];&quot;^&quot;;[.O907];&quot;.wav &quot;&quot;rn^&quot;;[.$E907];&quot;~&quot;;[.$B907];&quot;~&quot;;[.$C907];&quot;~&quot;;[.$A907];&quot;~&quot;;[.$F907];&quot;~&quot;;[.$D907];&quot;.wav&quot;&quot;&quot;)" office:value-type="string" office:string-value="mv 1^T906.wav &quot;rn^ZZZ~~~~~.wav&quot;">
            <text:p>mv 1^T906.wav "rn^ZZZ~~~~~.wav"</text:p>
          </table:table-cell>
          <table:table-cell table:formula="of:=CONCATENATE(&quot;-ALBUM &quot;&quot;&quot;;[.A907];&quot;&quot;&quot; -ARTIST &quot;&quot;&quot;;[.B907];&quot;&quot;&quot; -ID3V2TAG TCOM &quot;&quot;&quot;;[.C907];&quot;&quot;&quot; -GENRE &quot;&quot;&quot;;[.D907];&quot;&quot;&quot; -TITLE &quot;&quot;&quot;;[.E907];&quot;&quot;&quot; -TRACK &quot;&quot;&quot;;[.F907];&quot;&quot;&quot; -YEAR &quot;&quot;&quot;;[.H907];&quot;&quot;&quot; &quot;;[.K907];&quot;/&quot;;[.O907];&quot;.mp3&quot;)" office:value-type="string" office:string-value="-ALBUM &quot;&quot; -ARTIST &quot;&quot; -ID3V2TAG TCOM &quot;&quot; -GENRE &quot;&quot; -TITLE &quot;ZZZ&quot; -TRACK &quot;&quot; -YEAR &quot;&quot; 1/T906.mp3">
            <text:p>-ALBUM "" -ARTIST "" -ID3V2TAG TCOM "" -GENRE "" -TITLE "ZZZ" -TRACK "" -YEAR "" 1/T90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07]+1" office:value-type="float" office:value="907">
            <text:p>907</text:p>
          </table:table-cell>
          <table:table-cell table:style-name="ce3"/>
          <table:table-cell table:style-name="ce5" table:formula="of:=IF([.J908]=&quot;X&quot;;[.K907]+1;[.K907])" office:value-type="float" office:value="1">
            <text:p>1</text:p>
          </table:table-cell>
          <table:table-cell table:formula="of:=IF([.J908]=&quot;X&quot;;0;[.L907]+[.G907]+[.J908]/24/60/60)" office:value-type="time" office:time-value="PT00H09M20.304S">
            <text:p>00:09:20.30</text:p>
          </table:table-cell>
          <table:table-cell table:formula="of:=INT([.L908]*24*60)+MOD([.L908]*24*60*60;60)/100" office:value-type="float" office:value="9.20304">
            <text:p>9.203</text:p>
          </table:table-cell>
          <table:table-cell table:formula="of:=[.L908]*24*60*60+[.$N$1]*([.P908]-1)" office:value-type="float" office:value="107.30400000002">
            <text:p>107.304</text:p>
          </table:table-cell>
          <table:table-cell table:formula="of:=CONCATENATE(&quot;T&quot;;[.P908])" office:value-type="string" office:string-value="T907">
            <text:p>T907</text:p>
          </table:table-cell>
          <table:table-cell table:formula="of:=IF([.J908]=&quot;X&quot;;1;[.P907]+1)" office:value-type="float" office:value="907">
            <text:p>907</text:p>
          </table:table-cell>
          <table:table-cell table:style-name="ce7" table:formula="of:=CONCATENATE(&quot;mv &quot;;[.K908];&quot;^&quot;;[.O908];&quot;.wav &quot;&quot;rn^&quot;;[.$E908];&quot;~&quot;;[.$B908];&quot;~&quot;;[.$C908];&quot;~&quot;;[.$A908];&quot;~&quot;;[.$F908];&quot;~&quot;;[.$D908];&quot;.wav&quot;&quot;&quot;)" office:value-type="string" office:string-value="mv 1^T907.wav &quot;rn^ZZZ~~~~~.wav&quot;">
            <text:p>mv 1^T907.wav "rn^ZZZ~~~~~.wav"</text:p>
          </table:table-cell>
          <table:table-cell table:formula="of:=CONCATENATE(&quot;-ALBUM &quot;&quot;&quot;;[.A908];&quot;&quot;&quot; -ARTIST &quot;&quot;&quot;;[.B908];&quot;&quot;&quot; -ID3V2TAG TCOM &quot;&quot;&quot;;[.C908];&quot;&quot;&quot; -GENRE &quot;&quot;&quot;;[.D908];&quot;&quot;&quot; -TITLE &quot;&quot;&quot;;[.E908];&quot;&quot;&quot; -TRACK &quot;&quot;&quot;;[.F908];&quot;&quot;&quot; -YEAR &quot;&quot;&quot;;[.H908];&quot;&quot;&quot; &quot;;[.K908];&quot;/&quot;;[.O908];&quot;.mp3&quot;)" office:value-type="string" office:string-value="-ALBUM &quot;&quot; -ARTIST &quot;&quot; -ID3V2TAG TCOM &quot;&quot; -GENRE &quot;&quot; -TITLE &quot;ZZZ&quot; -TRACK &quot;&quot; -YEAR &quot;&quot; 1/T907.mp3">
            <text:p>-ALBUM "" -ARTIST "" -ID3V2TAG TCOM "" -GENRE "" -TITLE "ZZZ" -TRACK "" -YEAR "" 1/T90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08]+1" office:value-type="float" office:value="908">
            <text:p>908</text:p>
          </table:table-cell>
          <table:table-cell table:style-name="ce3"/>
          <table:table-cell table:style-name="ce5" table:formula="of:=IF([.J909]=&quot;X&quot;;[.K908]+1;[.K908])" office:value-type="float" office:value="1">
            <text:p>1</text:p>
          </table:table-cell>
          <table:table-cell table:formula="of:=IF([.J909]=&quot;X&quot;;0;[.L908]+[.G908]+[.J909]/24/60/60)" office:value-type="time" office:time-value="PT00H09M20.304S">
            <text:p>00:09:20.30</text:p>
          </table:table-cell>
          <table:table-cell table:formula="of:=INT([.L909]*24*60)+MOD([.L909]*24*60*60;60)/100" office:value-type="float" office:value="9.20304">
            <text:p>9.203</text:p>
          </table:table-cell>
          <table:table-cell table:formula="of:=[.L909]*24*60*60+[.$N$1]*([.P909]-1)" office:value-type="float" office:value="106.80400000002">
            <text:p>106.804</text:p>
          </table:table-cell>
          <table:table-cell table:formula="of:=CONCATENATE(&quot;T&quot;;[.P909])" office:value-type="string" office:string-value="T908">
            <text:p>T908</text:p>
          </table:table-cell>
          <table:table-cell table:formula="of:=IF([.J909]=&quot;X&quot;;1;[.P908]+1)" office:value-type="float" office:value="908">
            <text:p>908</text:p>
          </table:table-cell>
          <table:table-cell table:style-name="ce7" table:formula="of:=CONCATENATE(&quot;mv &quot;;[.K909];&quot;^&quot;;[.O909];&quot;.wav &quot;&quot;rn^&quot;;[.$E909];&quot;~&quot;;[.$B909];&quot;~&quot;;[.$C909];&quot;~&quot;;[.$A909];&quot;~&quot;;[.$F909];&quot;~&quot;;[.$D909];&quot;.wav&quot;&quot;&quot;)" office:value-type="string" office:string-value="mv 1^T908.wav &quot;rn^ZZZ~~~~~.wav&quot;">
            <text:p>mv 1^T908.wav "rn^ZZZ~~~~~.wav"</text:p>
          </table:table-cell>
          <table:table-cell table:formula="of:=CONCATENATE(&quot;-ALBUM &quot;&quot;&quot;;[.A909];&quot;&quot;&quot; -ARTIST &quot;&quot;&quot;;[.B909];&quot;&quot;&quot; -ID3V2TAG TCOM &quot;&quot;&quot;;[.C909];&quot;&quot;&quot; -GENRE &quot;&quot;&quot;;[.D909];&quot;&quot;&quot; -TITLE &quot;&quot;&quot;;[.E909];&quot;&quot;&quot; -TRACK &quot;&quot;&quot;;[.F909];&quot;&quot;&quot; -YEAR &quot;&quot;&quot;;[.H909];&quot;&quot;&quot; &quot;;[.K909];&quot;/&quot;;[.O909];&quot;.mp3&quot;)" office:value-type="string" office:string-value="-ALBUM &quot;&quot; -ARTIST &quot;&quot; -ID3V2TAG TCOM &quot;&quot; -GENRE &quot;&quot; -TITLE &quot;ZZZ&quot; -TRACK &quot;&quot; -YEAR &quot;&quot; 1/T908.mp3">
            <text:p>-ALBUM "" -ARTIST "" -ID3V2TAG TCOM "" -GENRE "" -TITLE "ZZZ" -TRACK "" -YEAR "" 1/T90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09]+1" office:value-type="float" office:value="909">
            <text:p>909</text:p>
          </table:table-cell>
          <table:table-cell table:style-name="ce3"/>
          <table:table-cell table:style-name="ce5" table:formula="of:=IF([.J910]=&quot;X&quot;;[.K909]+1;[.K909])" office:value-type="float" office:value="1">
            <text:p>1</text:p>
          </table:table-cell>
          <table:table-cell table:formula="of:=IF([.J910]=&quot;X&quot;;0;[.L909]+[.G909]+[.J910]/24/60/60)" office:value-type="time" office:time-value="PT00H09M20.304S">
            <text:p>00:09:20.30</text:p>
          </table:table-cell>
          <table:table-cell table:formula="of:=INT([.L910]*24*60)+MOD([.L910]*24*60*60;60)/100" office:value-type="float" office:value="9.20304">
            <text:p>9.203</text:p>
          </table:table-cell>
          <table:table-cell table:formula="of:=[.L910]*24*60*60+[.$N$1]*([.P910]-1)" office:value-type="float" office:value="106.30400000002">
            <text:p>106.304</text:p>
          </table:table-cell>
          <table:table-cell table:formula="of:=CONCATENATE(&quot;T&quot;;[.P910])" office:value-type="string" office:string-value="T909">
            <text:p>T909</text:p>
          </table:table-cell>
          <table:table-cell table:formula="of:=IF([.J910]=&quot;X&quot;;1;[.P909]+1)" office:value-type="float" office:value="909">
            <text:p>909</text:p>
          </table:table-cell>
          <table:table-cell table:style-name="ce7" table:formula="of:=CONCATENATE(&quot;mv &quot;;[.K910];&quot;^&quot;;[.O910];&quot;.wav &quot;&quot;rn^&quot;;[.$E910];&quot;~&quot;;[.$B910];&quot;~&quot;;[.$C910];&quot;~&quot;;[.$A910];&quot;~&quot;;[.$F910];&quot;~&quot;;[.$D910];&quot;.wav&quot;&quot;&quot;)" office:value-type="string" office:string-value="mv 1^T909.wav &quot;rn^ZZZ~~~~~.wav&quot;">
            <text:p>mv 1^T909.wav "rn^ZZZ~~~~~.wav"</text:p>
          </table:table-cell>
          <table:table-cell table:formula="of:=CONCATENATE(&quot;-ALBUM &quot;&quot;&quot;;[.A910];&quot;&quot;&quot; -ARTIST &quot;&quot;&quot;;[.B910];&quot;&quot;&quot; -ID3V2TAG TCOM &quot;&quot;&quot;;[.C910];&quot;&quot;&quot; -GENRE &quot;&quot;&quot;;[.D910];&quot;&quot;&quot; -TITLE &quot;&quot;&quot;;[.E910];&quot;&quot;&quot; -TRACK &quot;&quot;&quot;;[.F910];&quot;&quot;&quot; -YEAR &quot;&quot;&quot;;[.H910];&quot;&quot;&quot; &quot;;[.K910];&quot;/&quot;;[.O910];&quot;.mp3&quot;)" office:value-type="string" office:string-value="-ALBUM &quot;&quot; -ARTIST &quot;&quot; -ID3V2TAG TCOM &quot;&quot; -GENRE &quot;&quot; -TITLE &quot;ZZZ&quot; -TRACK &quot;&quot; -YEAR &quot;&quot; 1/T909.mp3">
            <text:p>-ALBUM "" -ARTIST "" -ID3V2TAG TCOM "" -GENRE "" -TITLE "ZZZ" -TRACK "" -YEAR "" 1/T90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10]+1" office:value-type="float" office:value="910">
            <text:p>910</text:p>
          </table:table-cell>
          <table:table-cell table:style-name="ce3"/>
          <table:table-cell table:style-name="ce5" table:formula="of:=IF([.J911]=&quot;X&quot;;[.K910]+1;[.K910])" office:value-type="float" office:value="1">
            <text:p>1</text:p>
          </table:table-cell>
          <table:table-cell table:formula="of:=IF([.J911]=&quot;X&quot;;0;[.L910]+[.G910]+[.J911]/24/60/60)" office:value-type="time" office:time-value="PT00H09M20.304S">
            <text:p>00:09:20.30</text:p>
          </table:table-cell>
          <table:table-cell table:formula="of:=INT([.L911]*24*60)+MOD([.L911]*24*60*60;60)/100" office:value-type="float" office:value="9.20304">
            <text:p>9.203</text:p>
          </table:table-cell>
          <table:table-cell table:formula="of:=[.L911]*24*60*60+[.$N$1]*([.P911]-1)" office:value-type="float" office:value="105.80400000002">
            <text:p>105.804</text:p>
          </table:table-cell>
          <table:table-cell table:formula="of:=CONCATENATE(&quot;T&quot;;[.P911])" office:value-type="string" office:string-value="T910">
            <text:p>T910</text:p>
          </table:table-cell>
          <table:table-cell table:formula="of:=IF([.J911]=&quot;X&quot;;1;[.P910]+1)" office:value-type="float" office:value="910">
            <text:p>910</text:p>
          </table:table-cell>
          <table:table-cell table:style-name="ce7" table:formula="of:=CONCATENATE(&quot;mv &quot;;[.K911];&quot;^&quot;;[.O911];&quot;.wav &quot;&quot;rn^&quot;;[.$E911];&quot;~&quot;;[.$B911];&quot;~&quot;;[.$C911];&quot;~&quot;;[.$A911];&quot;~&quot;;[.$F911];&quot;~&quot;;[.$D911];&quot;.wav&quot;&quot;&quot;)" office:value-type="string" office:string-value="mv 1^T910.wav &quot;rn^ZZZ~~~~~.wav&quot;">
            <text:p>mv 1^T910.wav "rn^ZZZ~~~~~.wav"</text:p>
          </table:table-cell>
          <table:table-cell table:formula="of:=CONCATENATE(&quot;-ALBUM &quot;&quot;&quot;;[.A911];&quot;&quot;&quot; -ARTIST &quot;&quot;&quot;;[.B911];&quot;&quot;&quot; -ID3V2TAG TCOM &quot;&quot;&quot;;[.C911];&quot;&quot;&quot; -GENRE &quot;&quot;&quot;;[.D911];&quot;&quot;&quot; -TITLE &quot;&quot;&quot;;[.E911];&quot;&quot;&quot; -TRACK &quot;&quot;&quot;;[.F911];&quot;&quot;&quot; -YEAR &quot;&quot;&quot;;[.H911];&quot;&quot;&quot; &quot;;[.K911];&quot;/&quot;;[.O911];&quot;.mp3&quot;)" office:value-type="string" office:string-value="-ALBUM &quot;&quot; -ARTIST &quot;&quot; -ID3V2TAG TCOM &quot;&quot; -GENRE &quot;&quot; -TITLE &quot;ZZZ&quot; -TRACK &quot;&quot; -YEAR &quot;&quot; 1/T910.mp3">
            <text:p>-ALBUM "" -ARTIST "" -ID3V2TAG TCOM "" -GENRE "" -TITLE "ZZZ" -TRACK "" -YEAR "" 1/T91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11]+1" office:value-type="float" office:value="911">
            <text:p>911</text:p>
          </table:table-cell>
          <table:table-cell table:style-name="ce3"/>
          <table:table-cell table:style-name="ce5" table:formula="of:=IF([.J912]=&quot;X&quot;;[.K911]+1;[.K911])" office:value-type="float" office:value="1">
            <text:p>1</text:p>
          </table:table-cell>
          <table:table-cell table:formula="of:=IF([.J912]=&quot;X&quot;;0;[.L911]+[.G911]+[.J912]/24/60/60)" office:value-type="time" office:time-value="PT00H09M20.304S">
            <text:p>00:09:20.30</text:p>
          </table:table-cell>
          <table:table-cell table:formula="of:=INT([.L912]*24*60)+MOD([.L912]*24*60*60;60)/100" office:value-type="float" office:value="9.20304">
            <text:p>9.203</text:p>
          </table:table-cell>
          <table:table-cell table:formula="of:=[.L912]*24*60*60+[.$N$1]*([.P912]-1)" office:value-type="float" office:value="105.30400000002">
            <text:p>105.304</text:p>
          </table:table-cell>
          <table:table-cell table:formula="of:=CONCATENATE(&quot;T&quot;;[.P912])" office:value-type="string" office:string-value="T911">
            <text:p>T911</text:p>
          </table:table-cell>
          <table:table-cell table:formula="of:=IF([.J912]=&quot;X&quot;;1;[.P911]+1)" office:value-type="float" office:value="911">
            <text:p>911</text:p>
          </table:table-cell>
          <table:table-cell table:style-name="ce7" table:formula="of:=CONCATENATE(&quot;mv &quot;;[.K912];&quot;^&quot;;[.O912];&quot;.wav &quot;&quot;rn^&quot;;[.$E912];&quot;~&quot;;[.$B912];&quot;~&quot;;[.$C912];&quot;~&quot;;[.$A912];&quot;~&quot;;[.$F912];&quot;~&quot;;[.$D912];&quot;.wav&quot;&quot;&quot;)" office:value-type="string" office:string-value="mv 1^T911.wav &quot;rn^ZZZ~~~~~.wav&quot;">
            <text:p>mv 1^T911.wav "rn^ZZZ~~~~~.wav"</text:p>
          </table:table-cell>
          <table:table-cell table:formula="of:=CONCATENATE(&quot;-ALBUM &quot;&quot;&quot;;[.A912];&quot;&quot;&quot; -ARTIST &quot;&quot;&quot;;[.B912];&quot;&quot;&quot; -ID3V2TAG TCOM &quot;&quot;&quot;;[.C912];&quot;&quot;&quot; -GENRE &quot;&quot;&quot;;[.D912];&quot;&quot;&quot; -TITLE &quot;&quot;&quot;;[.E912];&quot;&quot;&quot; -TRACK &quot;&quot;&quot;;[.F912];&quot;&quot;&quot; -YEAR &quot;&quot;&quot;;[.H912];&quot;&quot;&quot; &quot;;[.K912];&quot;/&quot;;[.O912];&quot;.mp3&quot;)" office:value-type="string" office:string-value="-ALBUM &quot;&quot; -ARTIST &quot;&quot; -ID3V2TAG TCOM &quot;&quot; -GENRE &quot;&quot; -TITLE &quot;ZZZ&quot; -TRACK &quot;&quot; -YEAR &quot;&quot; 1/T911.mp3">
            <text:p>-ALBUM "" -ARTIST "" -ID3V2TAG TCOM "" -GENRE "" -TITLE "ZZZ" -TRACK "" -YEAR "" 1/T91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12]+1" office:value-type="float" office:value="912">
            <text:p>912</text:p>
          </table:table-cell>
          <table:table-cell table:style-name="ce3"/>
          <table:table-cell table:style-name="ce5" table:formula="of:=IF([.J913]=&quot;X&quot;;[.K912]+1;[.K912])" office:value-type="float" office:value="1">
            <text:p>1</text:p>
          </table:table-cell>
          <table:table-cell table:formula="of:=IF([.J913]=&quot;X&quot;;0;[.L912]+[.G912]+[.J913]/24/60/60)" office:value-type="time" office:time-value="PT00H09M20.304S">
            <text:p>00:09:20.30</text:p>
          </table:table-cell>
          <table:table-cell table:formula="of:=INT([.L913]*24*60)+MOD([.L913]*24*60*60;60)/100" office:value-type="float" office:value="9.20304">
            <text:p>9.203</text:p>
          </table:table-cell>
          <table:table-cell table:formula="of:=[.L913]*24*60*60+[.$N$1]*([.P913]-1)" office:value-type="float" office:value="104.80400000002">
            <text:p>104.804</text:p>
          </table:table-cell>
          <table:table-cell table:formula="of:=CONCATENATE(&quot;T&quot;;[.P913])" office:value-type="string" office:string-value="T912">
            <text:p>T912</text:p>
          </table:table-cell>
          <table:table-cell table:formula="of:=IF([.J913]=&quot;X&quot;;1;[.P912]+1)" office:value-type="float" office:value="912">
            <text:p>912</text:p>
          </table:table-cell>
          <table:table-cell table:style-name="ce7" table:formula="of:=CONCATENATE(&quot;mv &quot;;[.K913];&quot;^&quot;;[.O913];&quot;.wav &quot;&quot;rn^&quot;;[.$E913];&quot;~&quot;;[.$B913];&quot;~&quot;;[.$C913];&quot;~&quot;;[.$A913];&quot;~&quot;;[.$F913];&quot;~&quot;;[.$D913];&quot;.wav&quot;&quot;&quot;)" office:value-type="string" office:string-value="mv 1^T912.wav &quot;rn^ZZZ~~~~~.wav&quot;">
            <text:p>mv 1^T912.wav "rn^ZZZ~~~~~.wav"</text:p>
          </table:table-cell>
          <table:table-cell table:formula="of:=CONCATENATE(&quot;-ALBUM &quot;&quot;&quot;;[.A913];&quot;&quot;&quot; -ARTIST &quot;&quot;&quot;;[.B913];&quot;&quot;&quot; -ID3V2TAG TCOM &quot;&quot;&quot;;[.C913];&quot;&quot;&quot; -GENRE &quot;&quot;&quot;;[.D913];&quot;&quot;&quot; -TITLE &quot;&quot;&quot;;[.E913];&quot;&quot;&quot; -TRACK &quot;&quot;&quot;;[.F913];&quot;&quot;&quot; -YEAR &quot;&quot;&quot;;[.H913];&quot;&quot;&quot; &quot;;[.K913];&quot;/&quot;;[.O913];&quot;.mp3&quot;)" office:value-type="string" office:string-value="-ALBUM &quot;&quot; -ARTIST &quot;&quot; -ID3V2TAG TCOM &quot;&quot; -GENRE &quot;&quot; -TITLE &quot;ZZZ&quot; -TRACK &quot;&quot; -YEAR &quot;&quot; 1/T912.mp3">
            <text:p>-ALBUM "" -ARTIST "" -ID3V2TAG TCOM "" -GENRE "" -TITLE "ZZZ" -TRACK "" -YEAR "" 1/T91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13]+1" office:value-type="float" office:value="913">
            <text:p>913</text:p>
          </table:table-cell>
          <table:table-cell table:style-name="ce3"/>
          <table:table-cell table:style-name="ce5" table:formula="of:=IF([.J914]=&quot;X&quot;;[.K913]+1;[.K913])" office:value-type="float" office:value="1">
            <text:p>1</text:p>
          </table:table-cell>
          <table:table-cell table:formula="of:=IF([.J914]=&quot;X&quot;;0;[.L913]+[.G913]+[.J914]/24/60/60)" office:value-type="time" office:time-value="PT00H09M20.304S">
            <text:p>00:09:20.30</text:p>
          </table:table-cell>
          <table:table-cell table:formula="of:=INT([.L914]*24*60)+MOD([.L914]*24*60*60;60)/100" office:value-type="float" office:value="9.20304">
            <text:p>9.203</text:p>
          </table:table-cell>
          <table:table-cell table:formula="of:=[.L914]*24*60*60+[.$N$1]*([.P914]-1)" office:value-type="float" office:value="104.30400000002">
            <text:p>104.304</text:p>
          </table:table-cell>
          <table:table-cell table:formula="of:=CONCATENATE(&quot;T&quot;;[.P914])" office:value-type="string" office:string-value="T913">
            <text:p>T913</text:p>
          </table:table-cell>
          <table:table-cell table:formula="of:=IF([.J914]=&quot;X&quot;;1;[.P913]+1)" office:value-type="float" office:value="913">
            <text:p>913</text:p>
          </table:table-cell>
          <table:table-cell table:style-name="ce7" table:formula="of:=CONCATENATE(&quot;mv &quot;;[.K914];&quot;^&quot;;[.O914];&quot;.wav &quot;&quot;rn^&quot;;[.$E914];&quot;~&quot;;[.$B914];&quot;~&quot;;[.$C914];&quot;~&quot;;[.$A914];&quot;~&quot;;[.$F914];&quot;~&quot;;[.$D914];&quot;.wav&quot;&quot;&quot;)" office:value-type="string" office:string-value="mv 1^T913.wav &quot;rn^ZZZ~~~~~.wav&quot;">
            <text:p>mv 1^T913.wav "rn^ZZZ~~~~~.wav"</text:p>
          </table:table-cell>
          <table:table-cell table:formula="of:=CONCATENATE(&quot;-ALBUM &quot;&quot;&quot;;[.A914];&quot;&quot;&quot; -ARTIST &quot;&quot;&quot;;[.B914];&quot;&quot;&quot; -ID3V2TAG TCOM &quot;&quot;&quot;;[.C914];&quot;&quot;&quot; -GENRE &quot;&quot;&quot;;[.D914];&quot;&quot;&quot; -TITLE &quot;&quot;&quot;;[.E914];&quot;&quot;&quot; -TRACK &quot;&quot;&quot;;[.F914];&quot;&quot;&quot; -YEAR &quot;&quot;&quot;;[.H914];&quot;&quot;&quot; &quot;;[.K914];&quot;/&quot;;[.O914];&quot;.mp3&quot;)" office:value-type="string" office:string-value="-ALBUM &quot;&quot; -ARTIST &quot;&quot; -ID3V2TAG TCOM &quot;&quot; -GENRE &quot;&quot; -TITLE &quot;ZZZ&quot; -TRACK &quot;&quot; -YEAR &quot;&quot; 1/T913.mp3">
            <text:p>-ALBUM "" -ARTIST "" -ID3V2TAG TCOM "" -GENRE "" -TITLE "ZZZ" -TRACK "" -YEAR "" 1/T91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14]+1" office:value-type="float" office:value="914">
            <text:p>914</text:p>
          </table:table-cell>
          <table:table-cell table:style-name="ce3"/>
          <table:table-cell table:style-name="ce5" table:formula="of:=IF([.J915]=&quot;X&quot;;[.K914]+1;[.K914])" office:value-type="float" office:value="1">
            <text:p>1</text:p>
          </table:table-cell>
          <table:table-cell table:formula="of:=IF([.J915]=&quot;X&quot;;0;[.L914]+[.G914]+[.J915]/24/60/60)" office:value-type="time" office:time-value="PT00H09M20.304S">
            <text:p>00:09:20.30</text:p>
          </table:table-cell>
          <table:table-cell table:formula="of:=INT([.L915]*24*60)+MOD([.L915]*24*60*60;60)/100" office:value-type="float" office:value="9.20304">
            <text:p>9.203</text:p>
          </table:table-cell>
          <table:table-cell table:formula="of:=[.L915]*24*60*60+[.$N$1]*([.P915]-1)" office:value-type="float" office:value="103.80400000002">
            <text:p>103.804</text:p>
          </table:table-cell>
          <table:table-cell table:formula="of:=CONCATENATE(&quot;T&quot;;[.P915])" office:value-type="string" office:string-value="T914">
            <text:p>T914</text:p>
          </table:table-cell>
          <table:table-cell table:formula="of:=IF([.J915]=&quot;X&quot;;1;[.P914]+1)" office:value-type="float" office:value="914">
            <text:p>914</text:p>
          </table:table-cell>
          <table:table-cell table:style-name="ce7" table:formula="of:=CONCATENATE(&quot;mv &quot;;[.K915];&quot;^&quot;;[.O915];&quot;.wav &quot;&quot;rn^&quot;;[.$E915];&quot;~&quot;;[.$B915];&quot;~&quot;;[.$C915];&quot;~&quot;;[.$A915];&quot;~&quot;;[.$F915];&quot;~&quot;;[.$D915];&quot;.wav&quot;&quot;&quot;)" office:value-type="string" office:string-value="mv 1^T914.wav &quot;rn^ZZZ~~~~~.wav&quot;">
            <text:p>mv 1^T914.wav "rn^ZZZ~~~~~.wav"</text:p>
          </table:table-cell>
          <table:table-cell table:formula="of:=CONCATENATE(&quot;-ALBUM &quot;&quot;&quot;;[.A915];&quot;&quot;&quot; -ARTIST &quot;&quot;&quot;;[.B915];&quot;&quot;&quot; -ID3V2TAG TCOM &quot;&quot;&quot;;[.C915];&quot;&quot;&quot; -GENRE &quot;&quot;&quot;;[.D915];&quot;&quot;&quot; -TITLE &quot;&quot;&quot;;[.E915];&quot;&quot;&quot; -TRACK &quot;&quot;&quot;;[.F915];&quot;&quot;&quot; -YEAR &quot;&quot;&quot;;[.H915];&quot;&quot;&quot; &quot;;[.K915];&quot;/&quot;;[.O915];&quot;.mp3&quot;)" office:value-type="string" office:string-value="-ALBUM &quot;&quot; -ARTIST &quot;&quot; -ID3V2TAG TCOM &quot;&quot; -GENRE &quot;&quot; -TITLE &quot;ZZZ&quot; -TRACK &quot;&quot; -YEAR &quot;&quot; 1/T914.mp3">
            <text:p>-ALBUM "" -ARTIST "" -ID3V2TAG TCOM "" -GENRE "" -TITLE "ZZZ" -TRACK "" -YEAR "" 1/T91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15]+1" office:value-type="float" office:value="915">
            <text:p>915</text:p>
          </table:table-cell>
          <table:table-cell table:style-name="ce3"/>
          <table:table-cell table:style-name="ce5" table:formula="of:=IF([.J916]=&quot;X&quot;;[.K915]+1;[.K915])" office:value-type="float" office:value="1">
            <text:p>1</text:p>
          </table:table-cell>
          <table:table-cell table:formula="of:=IF([.J916]=&quot;X&quot;;0;[.L915]+[.G915]+[.J916]/24/60/60)" office:value-type="time" office:time-value="PT00H09M20.304S">
            <text:p>00:09:20.30</text:p>
          </table:table-cell>
          <table:table-cell table:formula="of:=INT([.L916]*24*60)+MOD([.L916]*24*60*60;60)/100" office:value-type="float" office:value="9.20304">
            <text:p>9.203</text:p>
          </table:table-cell>
          <table:table-cell table:formula="of:=[.L916]*24*60*60+[.$N$1]*([.P916]-1)" office:value-type="float" office:value="103.30400000002">
            <text:p>103.304</text:p>
          </table:table-cell>
          <table:table-cell table:formula="of:=CONCATENATE(&quot;T&quot;;[.P916])" office:value-type="string" office:string-value="T915">
            <text:p>T915</text:p>
          </table:table-cell>
          <table:table-cell table:formula="of:=IF([.J916]=&quot;X&quot;;1;[.P915]+1)" office:value-type="float" office:value="915">
            <text:p>915</text:p>
          </table:table-cell>
          <table:table-cell table:style-name="ce7" table:formula="of:=CONCATENATE(&quot;mv &quot;;[.K916];&quot;^&quot;;[.O916];&quot;.wav &quot;&quot;rn^&quot;;[.$E916];&quot;~&quot;;[.$B916];&quot;~&quot;;[.$C916];&quot;~&quot;;[.$A916];&quot;~&quot;;[.$F916];&quot;~&quot;;[.$D916];&quot;.wav&quot;&quot;&quot;)" office:value-type="string" office:string-value="mv 1^T915.wav &quot;rn^ZZZ~~~~~.wav&quot;">
            <text:p>mv 1^T915.wav "rn^ZZZ~~~~~.wav"</text:p>
          </table:table-cell>
          <table:table-cell table:formula="of:=CONCATENATE(&quot;-ALBUM &quot;&quot;&quot;;[.A916];&quot;&quot;&quot; -ARTIST &quot;&quot;&quot;;[.B916];&quot;&quot;&quot; -ID3V2TAG TCOM &quot;&quot;&quot;;[.C916];&quot;&quot;&quot; -GENRE &quot;&quot;&quot;;[.D916];&quot;&quot;&quot; -TITLE &quot;&quot;&quot;;[.E916];&quot;&quot;&quot; -TRACK &quot;&quot;&quot;;[.F916];&quot;&quot;&quot; -YEAR &quot;&quot;&quot;;[.H916];&quot;&quot;&quot; &quot;;[.K916];&quot;/&quot;;[.O916];&quot;.mp3&quot;)" office:value-type="string" office:string-value="-ALBUM &quot;&quot; -ARTIST &quot;&quot; -ID3V2TAG TCOM &quot;&quot; -GENRE &quot;&quot; -TITLE &quot;ZZZ&quot; -TRACK &quot;&quot; -YEAR &quot;&quot; 1/T915.mp3">
            <text:p>-ALBUM "" -ARTIST "" -ID3V2TAG TCOM "" -GENRE "" -TITLE "ZZZ" -TRACK "" -YEAR "" 1/T91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16]+1" office:value-type="float" office:value="916">
            <text:p>916</text:p>
          </table:table-cell>
          <table:table-cell table:style-name="ce3"/>
          <table:table-cell table:style-name="ce5" table:formula="of:=IF([.J917]=&quot;X&quot;;[.K916]+1;[.K916])" office:value-type="float" office:value="1">
            <text:p>1</text:p>
          </table:table-cell>
          <table:table-cell table:formula="of:=IF([.J917]=&quot;X&quot;;0;[.L916]+[.G916]+[.J917]/24/60/60)" office:value-type="time" office:time-value="PT00H09M20.304S">
            <text:p>00:09:20.30</text:p>
          </table:table-cell>
          <table:table-cell table:formula="of:=INT([.L917]*24*60)+MOD([.L917]*24*60*60;60)/100" office:value-type="float" office:value="9.20304">
            <text:p>9.203</text:p>
          </table:table-cell>
          <table:table-cell table:formula="of:=[.L917]*24*60*60+[.$N$1]*([.P917]-1)" office:value-type="float" office:value="102.80400000002">
            <text:p>102.804</text:p>
          </table:table-cell>
          <table:table-cell table:formula="of:=CONCATENATE(&quot;T&quot;;[.P917])" office:value-type="string" office:string-value="T916">
            <text:p>T916</text:p>
          </table:table-cell>
          <table:table-cell table:formula="of:=IF([.J917]=&quot;X&quot;;1;[.P916]+1)" office:value-type="float" office:value="916">
            <text:p>916</text:p>
          </table:table-cell>
          <table:table-cell table:style-name="ce7" table:formula="of:=CONCATENATE(&quot;mv &quot;;[.K917];&quot;^&quot;;[.O917];&quot;.wav &quot;&quot;rn^&quot;;[.$E917];&quot;~&quot;;[.$B917];&quot;~&quot;;[.$C917];&quot;~&quot;;[.$A917];&quot;~&quot;;[.$F917];&quot;~&quot;;[.$D917];&quot;.wav&quot;&quot;&quot;)" office:value-type="string" office:string-value="mv 1^T916.wav &quot;rn^ZZZ~~~~~.wav&quot;">
            <text:p>mv 1^T916.wav "rn^ZZZ~~~~~.wav"</text:p>
          </table:table-cell>
          <table:table-cell table:formula="of:=CONCATENATE(&quot;-ALBUM &quot;&quot;&quot;;[.A917];&quot;&quot;&quot; -ARTIST &quot;&quot;&quot;;[.B917];&quot;&quot;&quot; -ID3V2TAG TCOM &quot;&quot;&quot;;[.C917];&quot;&quot;&quot; -GENRE &quot;&quot;&quot;;[.D917];&quot;&quot;&quot; -TITLE &quot;&quot;&quot;;[.E917];&quot;&quot;&quot; -TRACK &quot;&quot;&quot;;[.F917];&quot;&quot;&quot; -YEAR &quot;&quot;&quot;;[.H917];&quot;&quot;&quot; &quot;;[.K917];&quot;/&quot;;[.O917];&quot;.mp3&quot;)" office:value-type="string" office:string-value="-ALBUM &quot;&quot; -ARTIST &quot;&quot; -ID3V2TAG TCOM &quot;&quot; -GENRE &quot;&quot; -TITLE &quot;ZZZ&quot; -TRACK &quot;&quot; -YEAR &quot;&quot; 1/T916.mp3">
            <text:p>-ALBUM "" -ARTIST "" -ID3V2TAG TCOM "" -GENRE "" -TITLE "ZZZ" -TRACK "" -YEAR "" 1/T91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17]+1" office:value-type="float" office:value="917">
            <text:p>917</text:p>
          </table:table-cell>
          <table:table-cell table:style-name="ce3"/>
          <table:table-cell table:style-name="ce5" table:formula="of:=IF([.J918]=&quot;X&quot;;[.K917]+1;[.K917])" office:value-type="float" office:value="1">
            <text:p>1</text:p>
          </table:table-cell>
          <table:table-cell table:formula="of:=IF([.J918]=&quot;X&quot;;0;[.L917]+[.G917]+[.J918]/24/60/60)" office:value-type="time" office:time-value="PT00H09M20.304S">
            <text:p>00:09:20.30</text:p>
          </table:table-cell>
          <table:table-cell table:formula="of:=INT([.L918]*24*60)+MOD([.L918]*24*60*60;60)/100" office:value-type="float" office:value="9.20304">
            <text:p>9.203</text:p>
          </table:table-cell>
          <table:table-cell table:formula="of:=[.L918]*24*60*60+[.$N$1]*([.P918]-1)" office:value-type="float" office:value="102.30400000002">
            <text:p>102.304</text:p>
          </table:table-cell>
          <table:table-cell table:formula="of:=CONCATENATE(&quot;T&quot;;[.P918])" office:value-type="string" office:string-value="T917">
            <text:p>T917</text:p>
          </table:table-cell>
          <table:table-cell table:formula="of:=IF([.J918]=&quot;X&quot;;1;[.P917]+1)" office:value-type="float" office:value="917">
            <text:p>917</text:p>
          </table:table-cell>
          <table:table-cell table:style-name="ce7" table:formula="of:=CONCATENATE(&quot;mv &quot;;[.K918];&quot;^&quot;;[.O918];&quot;.wav &quot;&quot;rn^&quot;;[.$E918];&quot;~&quot;;[.$B918];&quot;~&quot;;[.$C918];&quot;~&quot;;[.$A918];&quot;~&quot;;[.$F918];&quot;~&quot;;[.$D918];&quot;.wav&quot;&quot;&quot;)" office:value-type="string" office:string-value="mv 1^T917.wav &quot;rn^ZZZ~~~~~.wav&quot;">
            <text:p>mv 1^T917.wav "rn^ZZZ~~~~~.wav"</text:p>
          </table:table-cell>
          <table:table-cell table:formula="of:=CONCATENATE(&quot;-ALBUM &quot;&quot;&quot;;[.A918];&quot;&quot;&quot; -ARTIST &quot;&quot;&quot;;[.B918];&quot;&quot;&quot; -ID3V2TAG TCOM &quot;&quot;&quot;;[.C918];&quot;&quot;&quot; -GENRE &quot;&quot;&quot;;[.D918];&quot;&quot;&quot; -TITLE &quot;&quot;&quot;;[.E918];&quot;&quot;&quot; -TRACK &quot;&quot;&quot;;[.F918];&quot;&quot;&quot; -YEAR &quot;&quot;&quot;;[.H918];&quot;&quot;&quot; &quot;;[.K918];&quot;/&quot;;[.O918];&quot;.mp3&quot;)" office:value-type="string" office:string-value="-ALBUM &quot;&quot; -ARTIST &quot;&quot; -ID3V2TAG TCOM &quot;&quot; -GENRE &quot;&quot; -TITLE &quot;ZZZ&quot; -TRACK &quot;&quot; -YEAR &quot;&quot; 1/T917.mp3">
            <text:p>-ALBUM "" -ARTIST "" -ID3V2TAG TCOM "" -GENRE "" -TITLE "ZZZ" -TRACK "" -YEAR "" 1/T91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18]+1" office:value-type="float" office:value="918">
            <text:p>918</text:p>
          </table:table-cell>
          <table:table-cell table:style-name="ce3"/>
          <table:table-cell table:style-name="ce5" table:formula="of:=IF([.J919]=&quot;X&quot;;[.K918]+1;[.K918])" office:value-type="float" office:value="1">
            <text:p>1</text:p>
          </table:table-cell>
          <table:table-cell table:formula="of:=IF([.J919]=&quot;X&quot;;0;[.L918]+[.G918]+[.J919]/24/60/60)" office:value-type="time" office:time-value="PT00H09M20.304S">
            <text:p>00:09:20.30</text:p>
          </table:table-cell>
          <table:table-cell table:formula="of:=INT([.L919]*24*60)+MOD([.L919]*24*60*60;60)/100" office:value-type="float" office:value="9.20304">
            <text:p>9.203</text:p>
          </table:table-cell>
          <table:table-cell table:formula="of:=[.L919]*24*60*60+[.$N$1]*([.P919]-1)" office:value-type="float" office:value="101.80400000002">
            <text:p>101.804</text:p>
          </table:table-cell>
          <table:table-cell table:formula="of:=CONCATENATE(&quot;T&quot;;[.P919])" office:value-type="string" office:string-value="T918">
            <text:p>T918</text:p>
          </table:table-cell>
          <table:table-cell table:formula="of:=IF([.J919]=&quot;X&quot;;1;[.P918]+1)" office:value-type="float" office:value="918">
            <text:p>918</text:p>
          </table:table-cell>
          <table:table-cell table:style-name="ce7" table:formula="of:=CONCATENATE(&quot;mv &quot;;[.K919];&quot;^&quot;;[.O919];&quot;.wav &quot;&quot;rn^&quot;;[.$E919];&quot;~&quot;;[.$B919];&quot;~&quot;;[.$C919];&quot;~&quot;;[.$A919];&quot;~&quot;;[.$F919];&quot;~&quot;;[.$D919];&quot;.wav&quot;&quot;&quot;)" office:value-type="string" office:string-value="mv 1^T918.wav &quot;rn^ZZZ~~~~~.wav&quot;">
            <text:p>mv 1^T918.wav "rn^ZZZ~~~~~.wav"</text:p>
          </table:table-cell>
          <table:table-cell table:formula="of:=CONCATENATE(&quot;-ALBUM &quot;&quot;&quot;;[.A919];&quot;&quot;&quot; -ARTIST &quot;&quot;&quot;;[.B919];&quot;&quot;&quot; -ID3V2TAG TCOM &quot;&quot;&quot;;[.C919];&quot;&quot;&quot; -GENRE &quot;&quot;&quot;;[.D919];&quot;&quot;&quot; -TITLE &quot;&quot;&quot;;[.E919];&quot;&quot;&quot; -TRACK &quot;&quot;&quot;;[.F919];&quot;&quot;&quot; -YEAR &quot;&quot;&quot;;[.H919];&quot;&quot;&quot; &quot;;[.K919];&quot;/&quot;;[.O919];&quot;.mp3&quot;)" office:value-type="string" office:string-value="-ALBUM &quot;&quot; -ARTIST &quot;&quot; -ID3V2TAG TCOM &quot;&quot; -GENRE &quot;&quot; -TITLE &quot;ZZZ&quot; -TRACK &quot;&quot; -YEAR &quot;&quot; 1/T918.mp3">
            <text:p>-ALBUM "" -ARTIST "" -ID3V2TAG TCOM "" -GENRE "" -TITLE "ZZZ" -TRACK "" -YEAR "" 1/T91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19]+1" office:value-type="float" office:value="919">
            <text:p>919</text:p>
          </table:table-cell>
          <table:table-cell table:style-name="ce3"/>
          <table:table-cell table:style-name="ce5" table:formula="of:=IF([.J920]=&quot;X&quot;;[.K919]+1;[.K919])" office:value-type="float" office:value="1">
            <text:p>1</text:p>
          </table:table-cell>
          <table:table-cell table:formula="of:=IF([.J920]=&quot;X&quot;;0;[.L919]+[.G919]+[.J920]/24/60/60)" office:value-type="time" office:time-value="PT00H09M20.304S">
            <text:p>00:09:20.30</text:p>
          </table:table-cell>
          <table:table-cell table:formula="of:=INT([.L920]*24*60)+MOD([.L920]*24*60*60;60)/100" office:value-type="float" office:value="9.20304">
            <text:p>9.203</text:p>
          </table:table-cell>
          <table:table-cell table:formula="of:=[.L920]*24*60*60+[.$N$1]*([.P920]-1)" office:value-type="float" office:value="101.30400000002">
            <text:p>101.304</text:p>
          </table:table-cell>
          <table:table-cell table:formula="of:=CONCATENATE(&quot;T&quot;;[.P920])" office:value-type="string" office:string-value="T919">
            <text:p>T919</text:p>
          </table:table-cell>
          <table:table-cell table:formula="of:=IF([.J920]=&quot;X&quot;;1;[.P919]+1)" office:value-type="float" office:value="919">
            <text:p>919</text:p>
          </table:table-cell>
          <table:table-cell table:style-name="ce7" table:formula="of:=CONCATENATE(&quot;mv &quot;;[.K920];&quot;^&quot;;[.O920];&quot;.wav &quot;&quot;rn^&quot;;[.$E920];&quot;~&quot;;[.$B920];&quot;~&quot;;[.$C920];&quot;~&quot;;[.$A920];&quot;~&quot;;[.$F920];&quot;~&quot;;[.$D920];&quot;.wav&quot;&quot;&quot;)" office:value-type="string" office:string-value="mv 1^T919.wav &quot;rn^ZZZ~~~~~.wav&quot;">
            <text:p>mv 1^T919.wav "rn^ZZZ~~~~~.wav"</text:p>
          </table:table-cell>
          <table:table-cell table:formula="of:=CONCATENATE(&quot;-ALBUM &quot;&quot;&quot;;[.A920];&quot;&quot;&quot; -ARTIST &quot;&quot;&quot;;[.B920];&quot;&quot;&quot; -ID3V2TAG TCOM &quot;&quot;&quot;;[.C920];&quot;&quot;&quot; -GENRE &quot;&quot;&quot;;[.D920];&quot;&quot;&quot; -TITLE &quot;&quot;&quot;;[.E920];&quot;&quot;&quot; -TRACK &quot;&quot;&quot;;[.F920];&quot;&quot;&quot; -YEAR &quot;&quot;&quot;;[.H920];&quot;&quot;&quot; &quot;;[.K920];&quot;/&quot;;[.O920];&quot;.mp3&quot;)" office:value-type="string" office:string-value="-ALBUM &quot;&quot; -ARTIST &quot;&quot; -ID3V2TAG TCOM &quot;&quot; -GENRE &quot;&quot; -TITLE &quot;ZZZ&quot; -TRACK &quot;&quot; -YEAR &quot;&quot; 1/T919.mp3">
            <text:p>-ALBUM "" -ARTIST "" -ID3V2TAG TCOM "" -GENRE "" -TITLE "ZZZ" -TRACK "" -YEAR "" 1/T91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20]+1" office:value-type="float" office:value="920">
            <text:p>920</text:p>
          </table:table-cell>
          <table:table-cell table:style-name="ce3"/>
          <table:table-cell table:style-name="ce5" table:formula="of:=IF([.J921]=&quot;X&quot;;[.K920]+1;[.K920])" office:value-type="float" office:value="1">
            <text:p>1</text:p>
          </table:table-cell>
          <table:table-cell table:formula="of:=IF([.J921]=&quot;X&quot;;0;[.L920]+[.G920]+[.J921]/24/60/60)" office:value-type="time" office:time-value="PT00H09M20.304S">
            <text:p>00:09:20.30</text:p>
          </table:table-cell>
          <table:table-cell table:formula="of:=INT([.L921]*24*60)+MOD([.L921]*24*60*60;60)/100" office:value-type="float" office:value="9.20304">
            <text:p>9.203</text:p>
          </table:table-cell>
          <table:table-cell table:formula="of:=[.L921]*24*60*60+[.$N$1]*([.P921]-1)" office:value-type="float" office:value="100.80400000002">
            <text:p>100.804</text:p>
          </table:table-cell>
          <table:table-cell table:formula="of:=CONCATENATE(&quot;T&quot;;[.P921])" office:value-type="string" office:string-value="T920">
            <text:p>T920</text:p>
          </table:table-cell>
          <table:table-cell table:formula="of:=IF([.J921]=&quot;X&quot;;1;[.P920]+1)" office:value-type="float" office:value="920">
            <text:p>920</text:p>
          </table:table-cell>
          <table:table-cell table:style-name="ce7" table:formula="of:=CONCATENATE(&quot;mv &quot;;[.K921];&quot;^&quot;;[.O921];&quot;.wav &quot;&quot;rn^&quot;;[.$E921];&quot;~&quot;;[.$B921];&quot;~&quot;;[.$C921];&quot;~&quot;;[.$A921];&quot;~&quot;;[.$F921];&quot;~&quot;;[.$D921];&quot;.wav&quot;&quot;&quot;)" office:value-type="string" office:string-value="mv 1^T920.wav &quot;rn^ZZZ~~~~~.wav&quot;">
            <text:p>mv 1^T920.wav "rn^ZZZ~~~~~.wav"</text:p>
          </table:table-cell>
          <table:table-cell table:formula="of:=CONCATENATE(&quot;-ALBUM &quot;&quot;&quot;;[.A921];&quot;&quot;&quot; -ARTIST &quot;&quot;&quot;;[.B921];&quot;&quot;&quot; -ID3V2TAG TCOM &quot;&quot;&quot;;[.C921];&quot;&quot;&quot; -GENRE &quot;&quot;&quot;;[.D921];&quot;&quot;&quot; -TITLE &quot;&quot;&quot;;[.E921];&quot;&quot;&quot; -TRACK &quot;&quot;&quot;;[.F921];&quot;&quot;&quot; -YEAR &quot;&quot;&quot;;[.H921];&quot;&quot;&quot; &quot;;[.K921];&quot;/&quot;;[.O921];&quot;.mp3&quot;)" office:value-type="string" office:string-value="-ALBUM &quot;&quot; -ARTIST &quot;&quot; -ID3V2TAG TCOM &quot;&quot; -GENRE &quot;&quot; -TITLE &quot;ZZZ&quot; -TRACK &quot;&quot; -YEAR &quot;&quot; 1/T920.mp3">
            <text:p>-ALBUM "" -ARTIST "" -ID3V2TAG TCOM "" -GENRE "" -TITLE "ZZZ" -TRACK "" -YEAR "" 1/T92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21]+1" office:value-type="float" office:value="921">
            <text:p>921</text:p>
          </table:table-cell>
          <table:table-cell table:style-name="ce3"/>
          <table:table-cell table:style-name="ce5" table:formula="of:=IF([.J922]=&quot;X&quot;;[.K921]+1;[.K921])" office:value-type="float" office:value="1">
            <text:p>1</text:p>
          </table:table-cell>
          <table:table-cell table:formula="of:=IF([.J922]=&quot;X&quot;;0;[.L921]+[.G921]+[.J922]/24/60/60)" office:value-type="time" office:time-value="PT00H09M20.304S">
            <text:p>00:09:20.30</text:p>
          </table:table-cell>
          <table:table-cell table:formula="of:=INT([.L922]*24*60)+MOD([.L922]*24*60*60;60)/100" office:value-type="float" office:value="9.20304">
            <text:p>9.203</text:p>
          </table:table-cell>
          <table:table-cell table:formula="of:=[.L922]*24*60*60+[.$N$1]*([.P922]-1)" office:value-type="float" office:value="100.30400000002">
            <text:p>100.304</text:p>
          </table:table-cell>
          <table:table-cell table:formula="of:=CONCATENATE(&quot;T&quot;;[.P922])" office:value-type="string" office:string-value="T921">
            <text:p>T921</text:p>
          </table:table-cell>
          <table:table-cell table:formula="of:=IF([.J922]=&quot;X&quot;;1;[.P921]+1)" office:value-type="float" office:value="921">
            <text:p>921</text:p>
          </table:table-cell>
          <table:table-cell table:style-name="ce7" table:formula="of:=CONCATENATE(&quot;mv &quot;;[.K922];&quot;^&quot;;[.O922];&quot;.wav &quot;&quot;rn^&quot;;[.$E922];&quot;~&quot;;[.$B922];&quot;~&quot;;[.$C922];&quot;~&quot;;[.$A922];&quot;~&quot;;[.$F922];&quot;~&quot;;[.$D922];&quot;.wav&quot;&quot;&quot;)" office:value-type="string" office:string-value="mv 1^T921.wav &quot;rn^ZZZ~~~~~.wav&quot;">
            <text:p>mv 1^T921.wav "rn^ZZZ~~~~~.wav"</text:p>
          </table:table-cell>
          <table:table-cell table:formula="of:=CONCATENATE(&quot;-ALBUM &quot;&quot;&quot;;[.A922];&quot;&quot;&quot; -ARTIST &quot;&quot;&quot;;[.B922];&quot;&quot;&quot; -ID3V2TAG TCOM &quot;&quot;&quot;;[.C922];&quot;&quot;&quot; -GENRE &quot;&quot;&quot;;[.D922];&quot;&quot;&quot; -TITLE &quot;&quot;&quot;;[.E922];&quot;&quot;&quot; -TRACK &quot;&quot;&quot;;[.F922];&quot;&quot;&quot; -YEAR &quot;&quot;&quot;;[.H922];&quot;&quot;&quot; &quot;;[.K922];&quot;/&quot;;[.O922];&quot;.mp3&quot;)" office:value-type="string" office:string-value="-ALBUM &quot;&quot; -ARTIST &quot;&quot; -ID3V2TAG TCOM &quot;&quot; -GENRE &quot;&quot; -TITLE &quot;ZZZ&quot; -TRACK &quot;&quot; -YEAR &quot;&quot; 1/T921.mp3">
            <text:p>-ALBUM "" -ARTIST "" -ID3V2TAG TCOM "" -GENRE "" -TITLE "ZZZ" -TRACK "" -YEAR "" 1/T92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22]+1" office:value-type="float" office:value="922">
            <text:p>922</text:p>
          </table:table-cell>
          <table:table-cell table:style-name="ce3"/>
          <table:table-cell table:style-name="ce5" table:formula="of:=IF([.J923]=&quot;X&quot;;[.K922]+1;[.K922])" office:value-type="float" office:value="1">
            <text:p>1</text:p>
          </table:table-cell>
          <table:table-cell table:formula="of:=IF([.J923]=&quot;X&quot;;0;[.L922]+[.G922]+[.J923]/24/60/60)" office:value-type="time" office:time-value="PT00H09M20.304S">
            <text:p>00:09:20.30</text:p>
          </table:table-cell>
          <table:table-cell table:formula="of:=INT([.L923]*24*60)+MOD([.L923]*24*60*60;60)/100" office:value-type="float" office:value="9.20304">
            <text:p>9.203</text:p>
          </table:table-cell>
          <table:table-cell table:formula="of:=[.L923]*24*60*60+[.$N$1]*([.P923]-1)" office:value-type="float" office:value="99.80400000002">
            <text:p>99.804</text:p>
          </table:table-cell>
          <table:table-cell table:formula="of:=CONCATENATE(&quot;T&quot;;[.P923])" office:value-type="string" office:string-value="T922">
            <text:p>T922</text:p>
          </table:table-cell>
          <table:table-cell table:formula="of:=IF([.J923]=&quot;X&quot;;1;[.P922]+1)" office:value-type="float" office:value="922">
            <text:p>922</text:p>
          </table:table-cell>
          <table:table-cell table:style-name="ce7" table:formula="of:=CONCATENATE(&quot;mv &quot;;[.K923];&quot;^&quot;;[.O923];&quot;.wav &quot;&quot;rn^&quot;;[.$E923];&quot;~&quot;;[.$B923];&quot;~&quot;;[.$C923];&quot;~&quot;;[.$A923];&quot;~&quot;;[.$F923];&quot;~&quot;;[.$D923];&quot;.wav&quot;&quot;&quot;)" office:value-type="string" office:string-value="mv 1^T922.wav &quot;rn^ZZZ~~~~~.wav&quot;">
            <text:p>mv 1^T922.wav "rn^ZZZ~~~~~.wav"</text:p>
          </table:table-cell>
          <table:table-cell table:formula="of:=CONCATENATE(&quot;-ALBUM &quot;&quot;&quot;;[.A923];&quot;&quot;&quot; -ARTIST &quot;&quot;&quot;;[.B923];&quot;&quot;&quot; -ID3V2TAG TCOM &quot;&quot;&quot;;[.C923];&quot;&quot;&quot; -GENRE &quot;&quot;&quot;;[.D923];&quot;&quot;&quot; -TITLE &quot;&quot;&quot;;[.E923];&quot;&quot;&quot; -TRACK &quot;&quot;&quot;;[.F923];&quot;&quot;&quot; -YEAR &quot;&quot;&quot;;[.H923];&quot;&quot;&quot; &quot;;[.K923];&quot;/&quot;;[.O923];&quot;.mp3&quot;)" office:value-type="string" office:string-value="-ALBUM &quot;&quot; -ARTIST &quot;&quot; -ID3V2TAG TCOM &quot;&quot; -GENRE &quot;&quot; -TITLE &quot;ZZZ&quot; -TRACK &quot;&quot; -YEAR &quot;&quot; 1/T922.mp3">
            <text:p>-ALBUM "" -ARTIST "" -ID3V2TAG TCOM "" -GENRE "" -TITLE "ZZZ" -TRACK "" -YEAR "" 1/T92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23]+1" office:value-type="float" office:value="923">
            <text:p>923</text:p>
          </table:table-cell>
          <table:table-cell table:style-name="ce3"/>
          <table:table-cell table:style-name="ce5" table:formula="of:=IF([.J924]=&quot;X&quot;;[.K923]+1;[.K923])" office:value-type="float" office:value="1">
            <text:p>1</text:p>
          </table:table-cell>
          <table:table-cell table:formula="of:=IF([.J924]=&quot;X&quot;;0;[.L923]+[.G923]+[.J924]/24/60/60)" office:value-type="time" office:time-value="PT00H09M20.304S">
            <text:p>00:09:20.30</text:p>
          </table:table-cell>
          <table:table-cell table:formula="of:=INT([.L924]*24*60)+MOD([.L924]*24*60*60;60)/100" office:value-type="float" office:value="9.20304">
            <text:p>9.203</text:p>
          </table:table-cell>
          <table:table-cell table:formula="of:=[.L924]*24*60*60+[.$N$1]*([.P924]-1)" office:value-type="float" office:value="99.30400000002">
            <text:p>99.304</text:p>
          </table:table-cell>
          <table:table-cell table:formula="of:=CONCATENATE(&quot;T&quot;;[.P924])" office:value-type="string" office:string-value="T923">
            <text:p>T923</text:p>
          </table:table-cell>
          <table:table-cell table:formula="of:=IF([.J924]=&quot;X&quot;;1;[.P923]+1)" office:value-type="float" office:value="923">
            <text:p>923</text:p>
          </table:table-cell>
          <table:table-cell table:style-name="ce7" table:formula="of:=CONCATENATE(&quot;mv &quot;;[.K924];&quot;^&quot;;[.O924];&quot;.wav &quot;&quot;rn^&quot;;[.$E924];&quot;~&quot;;[.$B924];&quot;~&quot;;[.$C924];&quot;~&quot;;[.$A924];&quot;~&quot;;[.$F924];&quot;~&quot;;[.$D924];&quot;.wav&quot;&quot;&quot;)" office:value-type="string" office:string-value="mv 1^T923.wav &quot;rn^ZZZ~~~~~.wav&quot;">
            <text:p>mv 1^T923.wav "rn^ZZZ~~~~~.wav"</text:p>
          </table:table-cell>
          <table:table-cell table:formula="of:=CONCATENATE(&quot;-ALBUM &quot;&quot;&quot;;[.A924];&quot;&quot;&quot; -ARTIST &quot;&quot;&quot;;[.B924];&quot;&quot;&quot; -ID3V2TAG TCOM &quot;&quot;&quot;;[.C924];&quot;&quot;&quot; -GENRE &quot;&quot;&quot;;[.D924];&quot;&quot;&quot; -TITLE &quot;&quot;&quot;;[.E924];&quot;&quot;&quot; -TRACK &quot;&quot;&quot;;[.F924];&quot;&quot;&quot; -YEAR &quot;&quot;&quot;;[.H924];&quot;&quot;&quot; &quot;;[.K924];&quot;/&quot;;[.O924];&quot;.mp3&quot;)" office:value-type="string" office:string-value="-ALBUM &quot;&quot; -ARTIST &quot;&quot; -ID3V2TAG TCOM &quot;&quot; -GENRE &quot;&quot; -TITLE &quot;ZZZ&quot; -TRACK &quot;&quot; -YEAR &quot;&quot; 1/T923.mp3">
            <text:p>-ALBUM "" -ARTIST "" -ID3V2TAG TCOM "" -GENRE "" -TITLE "ZZZ" -TRACK "" -YEAR "" 1/T92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24]+1" office:value-type="float" office:value="924">
            <text:p>924</text:p>
          </table:table-cell>
          <table:table-cell table:style-name="ce3"/>
          <table:table-cell table:style-name="ce5" table:formula="of:=IF([.J925]=&quot;X&quot;;[.K924]+1;[.K924])" office:value-type="float" office:value="1">
            <text:p>1</text:p>
          </table:table-cell>
          <table:table-cell table:formula="of:=IF([.J925]=&quot;X&quot;;0;[.L924]+[.G924]+[.J925]/24/60/60)" office:value-type="time" office:time-value="PT00H09M20.304S">
            <text:p>00:09:20.30</text:p>
          </table:table-cell>
          <table:table-cell table:formula="of:=INT([.L925]*24*60)+MOD([.L925]*24*60*60;60)/100" office:value-type="float" office:value="9.20304">
            <text:p>9.203</text:p>
          </table:table-cell>
          <table:table-cell table:formula="of:=[.L925]*24*60*60+[.$N$1]*([.P925]-1)" office:value-type="float" office:value="98.80400000002">
            <text:p>98.804</text:p>
          </table:table-cell>
          <table:table-cell table:formula="of:=CONCATENATE(&quot;T&quot;;[.P925])" office:value-type="string" office:string-value="T924">
            <text:p>T924</text:p>
          </table:table-cell>
          <table:table-cell table:formula="of:=IF([.J925]=&quot;X&quot;;1;[.P924]+1)" office:value-type="float" office:value="924">
            <text:p>924</text:p>
          </table:table-cell>
          <table:table-cell table:style-name="ce7" table:formula="of:=CONCATENATE(&quot;mv &quot;;[.K925];&quot;^&quot;;[.O925];&quot;.wav &quot;&quot;rn^&quot;;[.$E925];&quot;~&quot;;[.$B925];&quot;~&quot;;[.$C925];&quot;~&quot;;[.$A925];&quot;~&quot;;[.$F925];&quot;~&quot;;[.$D925];&quot;.wav&quot;&quot;&quot;)" office:value-type="string" office:string-value="mv 1^T924.wav &quot;rn^ZZZ~~~~~.wav&quot;">
            <text:p>mv 1^T924.wav "rn^ZZZ~~~~~.wav"</text:p>
          </table:table-cell>
          <table:table-cell table:formula="of:=CONCATENATE(&quot;-ALBUM &quot;&quot;&quot;;[.A925];&quot;&quot;&quot; -ARTIST &quot;&quot;&quot;;[.B925];&quot;&quot;&quot; -ID3V2TAG TCOM &quot;&quot;&quot;;[.C925];&quot;&quot;&quot; -GENRE &quot;&quot;&quot;;[.D925];&quot;&quot;&quot; -TITLE &quot;&quot;&quot;;[.E925];&quot;&quot;&quot; -TRACK &quot;&quot;&quot;;[.F925];&quot;&quot;&quot; -YEAR &quot;&quot;&quot;;[.H925];&quot;&quot;&quot; &quot;;[.K925];&quot;/&quot;;[.O925];&quot;.mp3&quot;)" office:value-type="string" office:string-value="-ALBUM &quot;&quot; -ARTIST &quot;&quot; -ID3V2TAG TCOM &quot;&quot; -GENRE &quot;&quot; -TITLE &quot;ZZZ&quot; -TRACK &quot;&quot; -YEAR &quot;&quot; 1/T924.mp3">
            <text:p>-ALBUM "" -ARTIST "" -ID3V2TAG TCOM "" -GENRE "" -TITLE "ZZZ" -TRACK "" -YEAR "" 1/T92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25]+1" office:value-type="float" office:value="925">
            <text:p>925</text:p>
          </table:table-cell>
          <table:table-cell table:style-name="ce3"/>
          <table:table-cell table:style-name="ce5" table:formula="of:=IF([.J926]=&quot;X&quot;;[.K925]+1;[.K925])" office:value-type="float" office:value="1">
            <text:p>1</text:p>
          </table:table-cell>
          <table:table-cell table:formula="of:=IF([.J926]=&quot;X&quot;;0;[.L925]+[.G925]+[.J926]/24/60/60)" office:value-type="time" office:time-value="PT00H09M20.304S">
            <text:p>00:09:20.30</text:p>
          </table:table-cell>
          <table:table-cell table:formula="of:=INT([.L926]*24*60)+MOD([.L926]*24*60*60;60)/100" office:value-type="float" office:value="9.20304">
            <text:p>9.203</text:p>
          </table:table-cell>
          <table:table-cell table:formula="of:=[.L926]*24*60*60+[.$N$1]*([.P926]-1)" office:value-type="float" office:value="98.3040000000201">
            <text:p>98.304</text:p>
          </table:table-cell>
          <table:table-cell table:formula="of:=CONCATENATE(&quot;T&quot;;[.P926])" office:value-type="string" office:string-value="T925">
            <text:p>T925</text:p>
          </table:table-cell>
          <table:table-cell table:formula="of:=IF([.J926]=&quot;X&quot;;1;[.P925]+1)" office:value-type="float" office:value="925">
            <text:p>925</text:p>
          </table:table-cell>
          <table:table-cell table:style-name="ce7" table:formula="of:=CONCATENATE(&quot;mv &quot;;[.K926];&quot;^&quot;;[.O926];&quot;.wav &quot;&quot;rn^&quot;;[.$E926];&quot;~&quot;;[.$B926];&quot;~&quot;;[.$C926];&quot;~&quot;;[.$A926];&quot;~&quot;;[.$F926];&quot;~&quot;;[.$D926];&quot;.wav&quot;&quot;&quot;)" office:value-type="string" office:string-value="mv 1^T925.wav &quot;rn^ZZZ~~~~~.wav&quot;">
            <text:p>mv 1^T925.wav "rn^ZZZ~~~~~.wav"</text:p>
          </table:table-cell>
          <table:table-cell table:formula="of:=CONCATENATE(&quot;-ALBUM &quot;&quot;&quot;;[.A926];&quot;&quot;&quot; -ARTIST &quot;&quot;&quot;;[.B926];&quot;&quot;&quot; -ID3V2TAG TCOM &quot;&quot;&quot;;[.C926];&quot;&quot;&quot; -GENRE &quot;&quot;&quot;;[.D926];&quot;&quot;&quot; -TITLE &quot;&quot;&quot;;[.E926];&quot;&quot;&quot; -TRACK &quot;&quot;&quot;;[.F926];&quot;&quot;&quot; -YEAR &quot;&quot;&quot;;[.H926];&quot;&quot;&quot; &quot;;[.K926];&quot;/&quot;;[.O926];&quot;.mp3&quot;)" office:value-type="string" office:string-value="-ALBUM &quot;&quot; -ARTIST &quot;&quot; -ID3V2TAG TCOM &quot;&quot; -GENRE &quot;&quot; -TITLE &quot;ZZZ&quot; -TRACK &quot;&quot; -YEAR &quot;&quot; 1/T925.mp3">
            <text:p>-ALBUM "" -ARTIST "" -ID3V2TAG TCOM "" -GENRE "" -TITLE "ZZZ" -TRACK "" -YEAR "" 1/T92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26]+1" office:value-type="float" office:value="926">
            <text:p>926</text:p>
          </table:table-cell>
          <table:table-cell table:style-name="ce3"/>
          <table:table-cell table:style-name="ce5" table:formula="of:=IF([.J927]=&quot;X&quot;;[.K926]+1;[.K926])" office:value-type="float" office:value="1">
            <text:p>1</text:p>
          </table:table-cell>
          <table:table-cell table:formula="of:=IF([.J927]=&quot;X&quot;;0;[.L926]+[.G926]+[.J927]/24/60/60)" office:value-type="time" office:time-value="PT00H09M20.304S">
            <text:p>00:09:20.30</text:p>
          </table:table-cell>
          <table:table-cell table:formula="of:=INT([.L927]*24*60)+MOD([.L927]*24*60*60;60)/100" office:value-type="float" office:value="9.20304">
            <text:p>9.203</text:p>
          </table:table-cell>
          <table:table-cell table:formula="of:=[.L927]*24*60*60+[.$N$1]*([.P927]-1)" office:value-type="float" office:value="97.8040000000201">
            <text:p>97.804</text:p>
          </table:table-cell>
          <table:table-cell table:formula="of:=CONCATENATE(&quot;T&quot;;[.P927])" office:value-type="string" office:string-value="T926">
            <text:p>T926</text:p>
          </table:table-cell>
          <table:table-cell table:formula="of:=IF([.J927]=&quot;X&quot;;1;[.P926]+1)" office:value-type="float" office:value="926">
            <text:p>926</text:p>
          </table:table-cell>
          <table:table-cell table:style-name="ce7" table:formula="of:=CONCATENATE(&quot;mv &quot;;[.K927];&quot;^&quot;;[.O927];&quot;.wav &quot;&quot;rn^&quot;;[.$E927];&quot;~&quot;;[.$B927];&quot;~&quot;;[.$C927];&quot;~&quot;;[.$A927];&quot;~&quot;;[.$F927];&quot;~&quot;;[.$D927];&quot;.wav&quot;&quot;&quot;)" office:value-type="string" office:string-value="mv 1^T926.wav &quot;rn^ZZZ~~~~~.wav&quot;">
            <text:p>mv 1^T926.wav "rn^ZZZ~~~~~.wav"</text:p>
          </table:table-cell>
          <table:table-cell table:formula="of:=CONCATENATE(&quot;-ALBUM &quot;&quot;&quot;;[.A927];&quot;&quot;&quot; -ARTIST &quot;&quot;&quot;;[.B927];&quot;&quot;&quot; -ID3V2TAG TCOM &quot;&quot;&quot;;[.C927];&quot;&quot;&quot; -GENRE &quot;&quot;&quot;;[.D927];&quot;&quot;&quot; -TITLE &quot;&quot;&quot;;[.E927];&quot;&quot;&quot; -TRACK &quot;&quot;&quot;;[.F927];&quot;&quot;&quot; -YEAR &quot;&quot;&quot;;[.H927];&quot;&quot;&quot; &quot;;[.K927];&quot;/&quot;;[.O927];&quot;.mp3&quot;)" office:value-type="string" office:string-value="-ALBUM &quot;&quot; -ARTIST &quot;&quot; -ID3V2TAG TCOM &quot;&quot; -GENRE &quot;&quot; -TITLE &quot;ZZZ&quot; -TRACK &quot;&quot; -YEAR &quot;&quot; 1/T926.mp3">
            <text:p>-ALBUM "" -ARTIST "" -ID3V2TAG TCOM "" -GENRE "" -TITLE "ZZZ" -TRACK "" -YEAR "" 1/T92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27]+1" office:value-type="float" office:value="927">
            <text:p>927</text:p>
          </table:table-cell>
          <table:table-cell table:style-name="ce3"/>
          <table:table-cell table:style-name="ce5" table:formula="of:=IF([.J928]=&quot;X&quot;;[.K927]+1;[.K927])" office:value-type="float" office:value="1">
            <text:p>1</text:p>
          </table:table-cell>
          <table:table-cell table:formula="of:=IF([.J928]=&quot;X&quot;;0;[.L927]+[.G927]+[.J928]/24/60/60)" office:value-type="time" office:time-value="PT00H09M20.304S">
            <text:p>00:09:20.30</text:p>
          </table:table-cell>
          <table:table-cell table:formula="of:=INT([.L928]*24*60)+MOD([.L928]*24*60*60;60)/100" office:value-type="float" office:value="9.20304">
            <text:p>9.203</text:p>
          </table:table-cell>
          <table:table-cell table:formula="of:=[.L928]*24*60*60+[.$N$1]*([.P928]-1)" office:value-type="float" office:value="97.3040000000201">
            <text:p>97.304</text:p>
          </table:table-cell>
          <table:table-cell table:formula="of:=CONCATENATE(&quot;T&quot;;[.P928])" office:value-type="string" office:string-value="T927">
            <text:p>T927</text:p>
          </table:table-cell>
          <table:table-cell table:formula="of:=IF([.J928]=&quot;X&quot;;1;[.P927]+1)" office:value-type="float" office:value="927">
            <text:p>927</text:p>
          </table:table-cell>
          <table:table-cell table:style-name="ce7" table:formula="of:=CONCATENATE(&quot;mv &quot;;[.K928];&quot;^&quot;;[.O928];&quot;.wav &quot;&quot;rn^&quot;;[.$E928];&quot;~&quot;;[.$B928];&quot;~&quot;;[.$C928];&quot;~&quot;;[.$A928];&quot;~&quot;;[.$F928];&quot;~&quot;;[.$D928];&quot;.wav&quot;&quot;&quot;)" office:value-type="string" office:string-value="mv 1^T927.wav &quot;rn^ZZZ~~~~~.wav&quot;">
            <text:p>mv 1^T927.wav "rn^ZZZ~~~~~.wav"</text:p>
          </table:table-cell>
          <table:table-cell table:formula="of:=CONCATENATE(&quot;-ALBUM &quot;&quot;&quot;;[.A928];&quot;&quot;&quot; -ARTIST &quot;&quot;&quot;;[.B928];&quot;&quot;&quot; -ID3V2TAG TCOM &quot;&quot;&quot;;[.C928];&quot;&quot;&quot; -GENRE &quot;&quot;&quot;;[.D928];&quot;&quot;&quot; -TITLE &quot;&quot;&quot;;[.E928];&quot;&quot;&quot; -TRACK &quot;&quot;&quot;;[.F928];&quot;&quot;&quot; -YEAR &quot;&quot;&quot;;[.H928];&quot;&quot;&quot; &quot;;[.K928];&quot;/&quot;;[.O928];&quot;.mp3&quot;)" office:value-type="string" office:string-value="-ALBUM &quot;&quot; -ARTIST &quot;&quot; -ID3V2TAG TCOM &quot;&quot; -GENRE &quot;&quot; -TITLE &quot;ZZZ&quot; -TRACK &quot;&quot; -YEAR &quot;&quot; 1/T927.mp3">
            <text:p>-ALBUM "" -ARTIST "" -ID3V2TAG TCOM "" -GENRE "" -TITLE "ZZZ" -TRACK "" -YEAR "" 1/T92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28]+1" office:value-type="float" office:value="928">
            <text:p>928</text:p>
          </table:table-cell>
          <table:table-cell table:style-name="ce3"/>
          <table:table-cell table:style-name="ce5" table:formula="of:=IF([.J929]=&quot;X&quot;;[.K928]+1;[.K928])" office:value-type="float" office:value="1">
            <text:p>1</text:p>
          </table:table-cell>
          <table:table-cell table:formula="of:=IF([.J929]=&quot;X&quot;;0;[.L928]+[.G928]+[.J929]/24/60/60)" office:value-type="time" office:time-value="PT00H09M20.304S">
            <text:p>00:09:20.30</text:p>
          </table:table-cell>
          <table:table-cell table:formula="of:=INT([.L929]*24*60)+MOD([.L929]*24*60*60;60)/100" office:value-type="float" office:value="9.20304">
            <text:p>9.203</text:p>
          </table:table-cell>
          <table:table-cell table:formula="of:=[.L929]*24*60*60+[.$N$1]*([.P929]-1)" office:value-type="float" office:value="96.8040000000202">
            <text:p>96.804</text:p>
          </table:table-cell>
          <table:table-cell table:formula="of:=CONCATENATE(&quot;T&quot;;[.P929])" office:value-type="string" office:string-value="T928">
            <text:p>T928</text:p>
          </table:table-cell>
          <table:table-cell table:formula="of:=IF([.J929]=&quot;X&quot;;1;[.P928]+1)" office:value-type="float" office:value="928">
            <text:p>928</text:p>
          </table:table-cell>
          <table:table-cell table:style-name="ce7" table:formula="of:=CONCATENATE(&quot;mv &quot;;[.K929];&quot;^&quot;;[.O929];&quot;.wav &quot;&quot;rn^&quot;;[.$E929];&quot;~&quot;;[.$B929];&quot;~&quot;;[.$C929];&quot;~&quot;;[.$A929];&quot;~&quot;;[.$F929];&quot;~&quot;;[.$D929];&quot;.wav&quot;&quot;&quot;)" office:value-type="string" office:string-value="mv 1^T928.wav &quot;rn^ZZZ~~~~~.wav&quot;">
            <text:p>mv 1^T928.wav "rn^ZZZ~~~~~.wav"</text:p>
          </table:table-cell>
          <table:table-cell table:formula="of:=CONCATENATE(&quot;-ALBUM &quot;&quot;&quot;;[.A929];&quot;&quot;&quot; -ARTIST &quot;&quot;&quot;;[.B929];&quot;&quot;&quot; -ID3V2TAG TCOM &quot;&quot;&quot;;[.C929];&quot;&quot;&quot; -GENRE &quot;&quot;&quot;;[.D929];&quot;&quot;&quot; -TITLE &quot;&quot;&quot;;[.E929];&quot;&quot;&quot; -TRACK &quot;&quot;&quot;;[.F929];&quot;&quot;&quot; -YEAR &quot;&quot;&quot;;[.H929];&quot;&quot;&quot; &quot;;[.K929];&quot;/&quot;;[.O929];&quot;.mp3&quot;)" office:value-type="string" office:string-value="-ALBUM &quot;&quot; -ARTIST &quot;&quot; -ID3V2TAG TCOM &quot;&quot; -GENRE &quot;&quot; -TITLE &quot;ZZZ&quot; -TRACK &quot;&quot; -YEAR &quot;&quot; 1/T928.mp3">
            <text:p>-ALBUM "" -ARTIST "" -ID3V2TAG TCOM "" -GENRE "" -TITLE "ZZZ" -TRACK "" -YEAR "" 1/T92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29]+1" office:value-type="float" office:value="929">
            <text:p>929</text:p>
          </table:table-cell>
          <table:table-cell table:style-name="ce3"/>
          <table:table-cell table:style-name="ce5" table:formula="of:=IF([.J930]=&quot;X&quot;;[.K929]+1;[.K929])" office:value-type="float" office:value="1">
            <text:p>1</text:p>
          </table:table-cell>
          <table:table-cell table:formula="of:=IF([.J930]=&quot;X&quot;;0;[.L929]+[.G929]+[.J930]/24/60/60)" office:value-type="time" office:time-value="PT00H09M20.304S">
            <text:p>00:09:20.30</text:p>
          </table:table-cell>
          <table:table-cell table:formula="of:=INT([.L930]*24*60)+MOD([.L930]*24*60*60;60)/100" office:value-type="float" office:value="9.20304">
            <text:p>9.203</text:p>
          </table:table-cell>
          <table:table-cell table:formula="of:=[.L930]*24*60*60+[.$N$1]*([.P930]-1)" office:value-type="float" office:value="96.3040000000202">
            <text:p>96.304</text:p>
          </table:table-cell>
          <table:table-cell table:formula="of:=CONCATENATE(&quot;T&quot;;[.P930])" office:value-type="string" office:string-value="T929">
            <text:p>T929</text:p>
          </table:table-cell>
          <table:table-cell table:formula="of:=IF([.J930]=&quot;X&quot;;1;[.P929]+1)" office:value-type="float" office:value="929">
            <text:p>929</text:p>
          </table:table-cell>
          <table:table-cell table:style-name="ce7" table:formula="of:=CONCATENATE(&quot;mv &quot;;[.K930];&quot;^&quot;;[.O930];&quot;.wav &quot;&quot;rn^&quot;;[.$E930];&quot;~&quot;;[.$B930];&quot;~&quot;;[.$C930];&quot;~&quot;;[.$A930];&quot;~&quot;;[.$F930];&quot;~&quot;;[.$D930];&quot;.wav&quot;&quot;&quot;)" office:value-type="string" office:string-value="mv 1^T929.wav &quot;rn^ZZZ~~~~~.wav&quot;">
            <text:p>mv 1^T929.wav "rn^ZZZ~~~~~.wav"</text:p>
          </table:table-cell>
          <table:table-cell table:formula="of:=CONCATENATE(&quot;-ALBUM &quot;&quot;&quot;;[.A930];&quot;&quot;&quot; -ARTIST &quot;&quot;&quot;;[.B930];&quot;&quot;&quot; -ID3V2TAG TCOM &quot;&quot;&quot;;[.C930];&quot;&quot;&quot; -GENRE &quot;&quot;&quot;;[.D930];&quot;&quot;&quot; -TITLE &quot;&quot;&quot;;[.E930];&quot;&quot;&quot; -TRACK &quot;&quot;&quot;;[.F930];&quot;&quot;&quot; -YEAR &quot;&quot;&quot;;[.H930];&quot;&quot;&quot; &quot;;[.K930];&quot;/&quot;;[.O930];&quot;.mp3&quot;)" office:value-type="string" office:string-value="-ALBUM &quot;&quot; -ARTIST &quot;&quot; -ID3V2TAG TCOM &quot;&quot; -GENRE &quot;&quot; -TITLE &quot;ZZZ&quot; -TRACK &quot;&quot; -YEAR &quot;&quot; 1/T929.mp3">
            <text:p>-ALBUM "" -ARTIST "" -ID3V2TAG TCOM "" -GENRE "" -TITLE "ZZZ" -TRACK "" -YEAR "" 1/T92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30]+1" office:value-type="float" office:value="930">
            <text:p>930</text:p>
          </table:table-cell>
          <table:table-cell table:style-name="ce3"/>
          <table:table-cell table:style-name="ce5" table:formula="of:=IF([.J931]=&quot;X&quot;;[.K930]+1;[.K930])" office:value-type="float" office:value="1">
            <text:p>1</text:p>
          </table:table-cell>
          <table:table-cell table:formula="of:=IF([.J931]=&quot;X&quot;;0;[.L930]+[.G930]+[.J931]/24/60/60)" office:value-type="time" office:time-value="PT00H09M20.304S">
            <text:p>00:09:20.30</text:p>
          </table:table-cell>
          <table:table-cell table:formula="of:=INT([.L931]*24*60)+MOD([.L931]*24*60*60;60)/100" office:value-type="float" office:value="9.20304">
            <text:p>9.203</text:p>
          </table:table-cell>
          <table:table-cell table:formula="of:=[.L931]*24*60*60+[.$N$1]*([.P931]-1)" office:value-type="float" office:value="95.8040000000202">
            <text:p>95.804</text:p>
          </table:table-cell>
          <table:table-cell table:formula="of:=CONCATENATE(&quot;T&quot;;[.P931])" office:value-type="string" office:string-value="T930">
            <text:p>T930</text:p>
          </table:table-cell>
          <table:table-cell table:formula="of:=IF([.J931]=&quot;X&quot;;1;[.P930]+1)" office:value-type="float" office:value="930">
            <text:p>930</text:p>
          </table:table-cell>
          <table:table-cell table:style-name="ce7" table:formula="of:=CONCATENATE(&quot;mv &quot;;[.K931];&quot;^&quot;;[.O931];&quot;.wav &quot;&quot;rn^&quot;;[.$E931];&quot;~&quot;;[.$B931];&quot;~&quot;;[.$C931];&quot;~&quot;;[.$A931];&quot;~&quot;;[.$F931];&quot;~&quot;;[.$D931];&quot;.wav&quot;&quot;&quot;)" office:value-type="string" office:string-value="mv 1^T930.wav &quot;rn^ZZZ~~~~~.wav&quot;">
            <text:p>mv 1^T930.wav "rn^ZZZ~~~~~.wav"</text:p>
          </table:table-cell>
          <table:table-cell table:formula="of:=CONCATENATE(&quot;-ALBUM &quot;&quot;&quot;;[.A931];&quot;&quot;&quot; -ARTIST &quot;&quot;&quot;;[.B931];&quot;&quot;&quot; -ID3V2TAG TCOM &quot;&quot;&quot;;[.C931];&quot;&quot;&quot; -GENRE &quot;&quot;&quot;;[.D931];&quot;&quot;&quot; -TITLE &quot;&quot;&quot;;[.E931];&quot;&quot;&quot; -TRACK &quot;&quot;&quot;;[.F931];&quot;&quot;&quot; -YEAR &quot;&quot;&quot;;[.H931];&quot;&quot;&quot; &quot;;[.K931];&quot;/&quot;;[.O931];&quot;.mp3&quot;)" office:value-type="string" office:string-value="-ALBUM &quot;&quot; -ARTIST &quot;&quot; -ID3V2TAG TCOM &quot;&quot; -GENRE &quot;&quot; -TITLE &quot;ZZZ&quot; -TRACK &quot;&quot; -YEAR &quot;&quot; 1/T930.mp3">
            <text:p>-ALBUM "" -ARTIST "" -ID3V2TAG TCOM "" -GENRE "" -TITLE "ZZZ" -TRACK "" -YEAR "" 1/T93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31]+1" office:value-type="float" office:value="931">
            <text:p>931</text:p>
          </table:table-cell>
          <table:table-cell table:style-name="ce3"/>
          <table:table-cell table:style-name="ce5" table:formula="of:=IF([.J932]=&quot;X&quot;;[.K931]+1;[.K931])" office:value-type="float" office:value="1">
            <text:p>1</text:p>
          </table:table-cell>
          <table:table-cell table:formula="of:=IF([.J932]=&quot;X&quot;;0;[.L931]+[.G931]+[.J932]/24/60/60)" office:value-type="time" office:time-value="PT00H09M20.304S">
            <text:p>00:09:20.30</text:p>
          </table:table-cell>
          <table:table-cell table:formula="of:=INT([.L932]*24*60)+MOD([.L932]*24*60*60;60)/100" office:value-type="float" office:value="9.20304">
            <text:p>9.203</text:p>
          </table:table-cell>
          <table:table-cell table:formula="of:=[.L932]*24*60*60+[.$N$1]*([.P932]-1)" office:value-type="float" office:value="95.3040000000202">
            <text:p>95.304</text:p>
          </table:table-cell>
          <table:table-cell table:formula="of:=CONCATENATE(&quot;T&quot;;[.P932])" office:value-type="string" office:string-value="T931">
            <text:p>T931</text:p>
          </table:table-cell>
          <table:table-cell table:formula="of:=IF([.J932]=&quot;X&quot;;1;[.P931]+1)" office:value-type="float" office:value="931">
            <text:p>931</text:p>
          </table:table-cell>
          <table:table-cell table:style-name="ce7" table:formula="of:=CONCATENATE(&quot;mv &quot;;[.K932];&quot;^&quot;;[.O932];&quot;.wav &quot;&quot;rn^&quot;;[.$E932];&quot;~&quot;;[.$B932];&quot;~&quot;;[.$C932];&quot;~&quot;;[.$A932];&quot;~&quot;;[.$F932];&quot;~&quot;;[.$D932];&quot;.wav&quot;&quot;&quot;)" office:value-type="string" office:string-value="mv 1^T931.wav &quot;rn^ZZZ~~~~~.wav&quot;">
            <text:p>mv 1^T931.wav "rn^ZZZ~~~~~.wav"</text:p>
          </table:table-cell>
          <table:table-cell table:formula="of:=CONCATENATE(&quot;-ALBUM &quot;&quot;&quot;;[.A932];&quot;&quot;&quot; -ARTIST &quot;&quot;&quot;;[.B932];&quot;&quot;&quot; -ID3V2TAG TCOM &quot;&quot;&quot;;[.C932];&quot;&quot;&quot; -GENRE &quot;&quot;&quot;;[.D932];&quot;&quot;&quot; -TITLE &quot;&quot;&quot;;[.E932];&quot;&quot;&quot; -TRACK &quot;&quot;&quot;;[.F932];&quot;&quot;&quot; -YEAR &quot;&quot;&quot;;[.H932];&quot;&quot;&quot; &quot;;[.K932];&quot;/&quot;;[.O932];&quot;.mp3&quot;)" office:value-type="string" office:string-value="-ALBUM &quot;&quot; -ARTIST &quot;&quot; -ID3V2TAG TCOM &quot;&quot; -GENRE &quot;&quot; -TITLE &quot;ZZZ&quot; -TRACK &quot;&quot; -YEAR &quot;&quot; 1/T931.mp3">
            <text:p>-ALBUM "" -ARTIST "" -ID3V2TAG TCOM "" -GENRE "" -TITLE "ZZZ" -TRACK "" -YEAR "" 1/T93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32]+1" office:value-type="float" office:value="932">
            <text:p>932</text:p>
          </table:table-cell>
          <table:table-cell table:style-name="ce3"/>
          <table:table-cell table:style-name="ce5" table:formula="of:=IF([.J933]=&quot;X&quot;;[.K932]+1;[.K932])" office:value-type="float" office:value="1">
            <text:p>1</text:p>
          </table:table-cell>
          <table:table-cell table:formula="of:=IF([.J933]=&quot;X&quot;;0;[.L932]+[.G932]+[.J933]/24/60/60)" office:value-type="time" office:time-value="PT00H09M20.304S">
            <text:p>00:09:20.30</text:p>
          </table:table-cell>
          <table:table-cell table:formula="of:=INT([.L933]*24*60)+MOD([.L933]*24*60*60;60)/100" office:value-type="float" office:value="9.20304">
            <text:p>9.203</text:p>
          </table:table-cell>
          <table:table-cell table:formula="of:=[.L933]*24*60*60+[.$N$1]*([.P933]-1)" office:value-type="float" office:value="94.8040000000202">
            <text:p>94.804</text:p>
          </table:table-cell>
          <table:table-cell table:formula="of:=CONCATENATE(&quot;T&quot;;[.P933])" office:value-type="string" office:string-value="T932">
            <text:p>T932</text:p>
          </table:table-cell>
          <table:table-cell table:formula="of:=IF([.J933]=&quot;X&quot;;1;[.P932]+1)" office:value-type="float" office:value="932">
            <text:p>932</text:p>
          </table:table-cell>
          <table:table-cell table:style-name="ce7" table:formula="of:=CONCATENATE(&quot;mv &quot;;[.K933];&quot;^&quot;;[.O933];&quot;.wav &quot;&quot;rn^&quot;;[.$E933];&quot;~&quot;;[.$B933];&quot;~&quot;;[.$C933];&quot;~&quot;;[.$A933];&quot;~&quot;;[.$F933];&quot;~&quot;;[.$D933];&quot;.wav&quot;&quot;&quot;)" office:value-type="string" office:string-value="mv 1^T932.wav &quot;rn^ZZZ~~~~~.wav&quot;">
            <text:p>mv 1^T932.wav "rn^ZZZ~~~~~.wav"</text:p>
          </table:table-cell>
          <table:table-cell table:formula="of:=CONCATENATE(&quot;-ALBUM &quot;&quot;&quot;;[.A933];&quot;&quot;&quot; -ARTIST &quot;&quot;&quot;;[.B933];&quot;&quot;&quot; -ID3V2TAG TCOM &quot;&quot;&quot;;[.C933];&quot;&quot;&quot; -GENRE &quot;&quot;&quot;;[.D933];&quot;&quot;&quot; -TITLE &quot;&quot;&quot;;[.E933];&quot;&quot;&quot; -TRACK &quot;&quot;&quot;;[.F933];&quot;&quot;&quot; -YEAR &quot;&quot;&quot;;[.H933];&quot;&quot;&quot; &quot;;[.K933];&quot;/&quot;;[.O933];&quot;.mp3&quot;)" office:value-type="string" office:string-value="-ALBUM &quot;&quot; -ARTIST &quot;&quot; -ID3V2TAG TCOM &quot;&quot; -GENRE &quot;&quot; -TITLE &quot;ZZZ&quot; -TRACK &quot;&quot; -YEAR &quot;&quot; 1/T932.mp3">
            <text:p>-ALBUM "" -ARTIST "" -ID3V2TAG TCOM "" -GENRE "" -TITLE "ZZZ" -TRACK "" -YEAR "" 1/T93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33]+1" office:value-type="float" office:value="933">
            <text:p>933</text:p>
          </table:table-cell>
          <table:table-cell table:style-name="ce3"/>
          <table:table-cell table:style-name="ce5" table:formula="of:=IF([.J934]=&quot;X&quot;;[.K933]+1;[.K933])" office:value-type="float" office:value="1">
            <text:p>1</text:p>
          </table:table-cell>
          <table:table-cell table:formula="of:=IF([.J934]=&quot;X&quot;;0;[.L933]+[.G933]+[.J934]/24/60/60)" office:value-type="time" office:time-value="PT00H09M20.304S">
            <text:p>00:09:20.30</text:p>
          </table:table-cell>
          <table:table-cell table:formula="of:=INT([.L934]*24*60)+MOD([.L934]*24*60*60;60)/100" office:value-type="float" office:value="9.20304">
            <text:p>9.203</text:p>
          </table:table-cell>
          <table:table-cell table:formula="of:=[.L934]*24*60*60+[.$N$1]*([.P934]-1)" office:value-type="float" office:value="94.3040000000203">
            <text:p>94.304</text:p>
          </table:table-cell>
          <table:table-cell table:formula="of:=CONCATENATE(&quot;T&quot;;[.P934])" office:value-type="string" office:string-value="T933">
            <text:p>T933</text:p>
          </table:table-cell>
          <table:table-cell table:formula="of:=IF([.J934]=&quot;X&quot;;1;[.P933]+1)" office:value-type="float" office:value="933">
            <text:p>933</text:p>
          </table:table-cell>
          <table:table-cell table:style-name="ce7" table:formula="of:=CONCATENATE(&quot;mv &quot;;[.K934];&quot;^&quot;;[.O934];&quot;.wav &quot;&quot;rn^&quot;;[.$E934];&quot;~&quot;;[.$B934];&quot;~&quot;;[.$C934];&quot;~&quot;;[.$A934];&quot;~&quot;;[.$F934];&quot;~&quot;;[.$D934];&quot;.wav&quot;&quot;&quot;)" office:value-type="string" office:string-value="mv 1^T933.wav &quot;rn^ZZZ~~~~~.wav&quot;">
            <text:p>mv 1^T933.wav "rn^ZZZ~~~~~.wav"</text:p>
          </table:table-cell>
          <table:table-cell table:formula="of:=CONCATENATE(&quot;-ALBUM &quot;&quot;&quot;;[.A934];&quot;&quot;&quot; -ARTIST &quot;&quot;&quot;;[.B934];&quot;&quot;&quot; -ID3V2TAG TCOM &quot;&quot;&quot;;[.C934];&quot;&quot;&quot; -GENRE &quot;&quot;&quot;;[.D934];&quot;&quot;&quot; -TITLE &quot;&quot;&quot;;[.E934];&quot;&quot;&quot; -TRACK &quot;&quot;&quot;;[.F934];&quot;&quot;&quot; -YEAR &quot;&quot;&quot;;[.H934];&quot;&quot;&quot; &quot;;[.K934];&quot;/&quot;;[.O934];&quot;.mp3&quot;)" office:value-type="string" office:string-value="-ALBUM &quot;&quot; -ARTIST &quot;&quot; -ID3V2TAG TCOM &quot;&quot; -GENRE &quot;&quot; -TITLE &quot;ZZZ&quot; -TRACK &quot;&quot; -YEAR &quot;&quot; 1/T933.mp3">
            <text:p>-ALBUM "" -ARTIST "" -ID3V2TAG TCOM "" -GENRE "" -TITLE "ZZZ" -TRACK "" -YEAR "" 1/T93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34]+1" office:value-type="float" office:value="934">
            <text:p>934</text:p>
          </table:table-cell>
          <table:table-cell table:style-name="ce3"/>
          <table:table-cell table:style-name="ce5" table:formula="of:=IF([.J935]=&quot;X&quot;;[.K934]+1;[.K934])" office:value-type="float" office:value="1">
            <text:p>1</text:p>
          </table:table-cell>
          <table:table-cell table:formula="of:=IF([.J935]=&quot;X&quot;;0;[.L934]+[.G934]+[.J935]/24/60/60)" office:value-type="time" office:time-value="PT00H09M20.304S">
            <text:p>00:09:20.30</text:p>
          </table:table-cell>
          <table:table-cell table:formula="of:=INT([.L935]*24*60)+MOD([.L935]*24*60*60;60)/100" office:value-type="float" office:value="9.20304">
            <text:p>9.203</text:p>
          </table:table-cell>
          <table:table-cell table:formula="of:=[.L935]*24*60*60+[.$N$1]*([.P935]-1)" office:value-type="float" office:value="93.8040000000203">
            <text:p>93.804</text:p>
          </table:table-cell>
          <table:table-cell table:formula="of:=CONCATENATE(&quot;T&quot;;[.P935])" office:value-type="string" office:string-value="T934">
            <text:p>T934</text:p>
          </table:table-cell>
          <table:table-cell table:formula="of:=IF([.J935]=&quot;X&quot;;1;[.P934]+1)" office:value-type="float" office:value="934">
            <text:p>934</text:p>
          </table:table-cell>
          <table:table-cell table:style-name="ce7" table:formula="of:=CONCATENATE(&quot;mv &quot;;[.K935];&quot;^&quot;;[.O935];&quot;.wav &quot;&quot;rn^&quot;;[.$E935];&quot;~&quot;;[.$B935];&quot;~&quot;;[.$C935];&quot;~&quot;;[.$A935];&quot;~&quot;;[.$F935];&quot;~&quot;;[.$D935];&quot;.wav&quot;&quot;&quot;)" office:value-type="string" office:string-value="mv 1^T934.wav &quot;rn^ZZZ~~~~~.wav&quot;">
            <text:p>mv 1^T934.wav "rn^ZZZ~~~~~.wav"</text:p>
          </table:table-cell>
          <table:table-cell table:formula="of:=CONCATENATE(&quot;-ALBUM &quot;&quot;&quot;;[.A935];&quot;&quot;&quot; -ARTIST &quot;&quot;&quot;;[.B935];&quot;&quot;&quot; -ID3V2TAG TCOM &quot;&quot;&quot;;[.C935];&quot;&quot;&quot; -GENRE &quot;&quot;&quot;;[.D935];&quot;&quot;&quot; -TITLE &quot;&quot;&quot;;[.E935];&quot;&quot;&quot; -TRACK &quot;&quot;&quot;;[.F935];&quot;&quot;&quot; -YEAR &quot;&quot;&quot;;[.H935];&quot;&quot;&quot; &quot;;[.K935];&quot;/&quot;;[.O935];&quot;.mp3&quot;)" office:value-type="string" office:string-value="-ALBUM &quot;&quot; -ARTIST &quot;&quot; -ID3V2TAG TCOM &quot;&quot; -GENRE &quot;&quot; -TITLE &quot;ZZZ&quot; -TRACK &quot;&quot; -YEAR &quot;&quot; 1/T934.mp3">
            <text:p>-ALBUM "" -ARTIST "" -ID3V2TAG TCOM "" -GENRE "" -TITLE "ZZZ" -TRACK "" -YEAR "" 1/T93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35]+1" office:value-type="float" office:value="935">
            <text:p>935</text:p>
          </table:table-cell>
          <table:table-cell table:style-name="ce3"/>
          <table:table-cell table:style-name="ce5" table:formula="of:=IF([.J936]=&quot;X&quot;;[.K935]+1;[.K935])" office:value-type="float" office:value="1">
            <text:p>1</text:p>
          </table:table-cell>
          <table:table-cell table:formula="of:=IF([.J936]=&quot;X&quot;;0;[.L935]+[.G935]+[.J936]/24/60/60)" office:value-type="time" office:time-value="PT00H09M20.304S">
            <text:p>00:09:20.30</text:p>
          </table:table-cell>
          <table:table-cell table:formula="of:=INT([.L936]*24*60)+MOD([.L936]*24*60*60;60)/100" office:value-type="float" office:value="9.20304">
            <text:p>9.203</text:p>
          </table:table-cell>
          <table:table-cell table:formula="of:=[.L936]*24*60*60+[.$N$1]*([.P936]-1)" office:value-type="float" office:value="93.3040000000203">
            <text:p>93.304</text:p>
          </table:table-cell>
          <table:table-cell table:formula="of:=CONCATENATE(&quot;T&quot;;[.P936])" office:value-type="string" office:string-value="T935">
            <text:p>T935</text:p>
          </table:table-cell>
          <table:table-cell table:formula="of:=IF([.J936]=&quot;X&quot;;1;[.P935]+1)" office:value-type="float" office:value="935">
            <text:p>935</text:p>
          </table:table-cell>
          <table:table-cell table:style-name="ce7" table:formula="of:=CONCATENATE(&quot;mv &quot;;[.K936];&quot;^&quot;;[.O936];&quot;.wav &quot;&quot;rn^&quot;;[.$E936];&quot;~&quot;;[.$B936];&quot;~&quot;;[.$C936];&quot;~&quot;;[.$A936];&quot;~&quot;;[.$F936];&quot;~&quot;;[.$D936];&quot;.wav&quot;&quot;&quot;)" office:value-type="string" office:string-value="mv 1^T935.wav &quot;rn^ZZZ~~~~~.wav&quot;">
            <text:p>mv 1^T935.wav "rn^ZZZ~~~~~.wav"</text:p>
          </table:table-cell>
          <table:table-cell table:formula="of:=CONCATENATE(&quot;-ALBUM &quot;&quot;&quot;;[.A936];&quot;&quot;&quot; -ARTIST &quot;&quot;&quot;;[.B936];&quot;&quot;&quot; -ID3V2TAG TCOM &quot;&quot;&quot;;[.C936];&quot;&quot;&quot; -GENRE &quot;&quot;&quot;;[.D936];&quot;&quot;&quot; -TITLE &quot;&quot;&quot;;[.E936];&quot;&quot;&quot; -TRACK &quot;&quot;&quot;;[.F936];&quot;&quot;&quot; -YEAR &quot;&quot;&quot;;[.H936];&quot;&quot;&quot; &quot;;[.K936];&quot;/&quot;;[.O936];&quot;.mp3&quot;)" office:value-type="string" office:string-value="-ALBUM &quot;&quot; -ARTIST &quot;&quot; -ID3V2TAG TCOM &quot;&quot; -GENRE &quot;&quot; -TITLE &quot;ZZZ&quot; -TRACK &quot;&quot; -YEAR &quot;&quot; 1/T935.mp3">
            <text:p>-ALBUM "" -ARTIST "" -ID3V2TAG TCOM "" -GENRE "" -TITLE "ZZZ" -TRACK "" -YEAR "" 1/T93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36]+1" office:value-type="float" office:value="936">
            <text:p>936</text:p>
          </table:table-cell>
          <table:table-cell table:style-name="ce3"/>
          <table:table-cell table:style-name="ce5" table:formula="of:=IF([.J937]=&quot;X&quot;;[.K936]+1;[.K936])" office:value-type="float" office:value="1">
            <text:p>1</text:p>
          </table:table-cell>
          <table:table-cell table:formula="of:=IF([.J937]=&quot;X&quot;;0;[.L936]+[.G936]+[.J937]/24/60/60)" office:value-type="time" office:time-value="PT00H09M20.304S">
            <text:p>00:09:20.30</text:p>
          </table:table-cell>
          <table:table-cell table:formula="of:=INT([.L937]*24*60)+MOD([.L937]*24*60*60;60)/100" office:value-type="float" office:value="9.20304">
            <text:p>9.203</text:p>
          </table:table-cell>
          <table:table-cell table:formula="of:=[.L937]*24*60*60+[.$N$1]*([.P937]-1)" office:value-type="float" office:value="92.8040000000203">
            <text:p>92.804</text:p>
          </table:table-cell>
          <table:table-cell table:formula="of:=CONCATENATE(&quot;T&quot;;[.P937])" office:value-type="string" office:string-value="T936">
            <text:p>T936</text:p>
          </table:table-cell>
          <table:table-cell table:formula="of:=IF([.J937]=&quot;X&quot;;1;[.P936]+1)" office:value-type="float" office:value="936">
            <text:p>936</text:p>
          </table:table-cell>
          <table:table-cell table:style-name="ce7" table:formula="of:=CONCATENATE(&quot;mv &quot;;[.K937];&quot;^&quot;;[.O937];&quot;.wav &quot;&quot;rn^&quot;;[.$E937];&quot;~&quot;;[.$B937];&quot;~&quot;;[.$C937];&quot;~&quot;;[.$A937];&quot;~&quot;;[.$F937];&quot;~&quot;;[.$D937];&quot;.wav&quot;&quot;&quot;)" office:value-type="string" office:string-value="mv 1^T936.wav &quot;rn^ZZZ~~~~~.wav&quot;">
            <text:p>mv 1^T936.wav "rn^ZZZ~~~~~.wav"</text:p>
          </table:table-cell>
          <table:table-cell table:formula="of:=CONCATENATE(&quot;-ALBUM &quot;&quot;&quot;;[.A937];&quot;&quot;&quot; -ARTIST &quot;&quot;&quot;;[.B937];&quot;&quot;&quot; -ID3V2TAG TCOM &quot;&quot;&quot;;[.C937];&quot;&quot;&quot; -GENRE &quot;&quot;&quot;;[.D937];&quot;&quot;&quot; -TITLE &quot;&quot;&quot;;[.E937];&quot;&quot;&quot; -TRACK &quot;&quot;&quot;;[.F937];&quot;&quot;&quot; -YEAR &quot;&quot;&quot;;[.H937];&quot;&quot;&quot; &quot;;[.K937];&quot;/&quot;;[.O937];&quot;.mp3&quot;)" office:value-type="string" office:string-value="-ALBUM &quot;&quot; -ARTIST &quot;&quot; -ID3V2TAG TCOM &quot;&quot; -GENRE &quot;&quot; -TITLE &quot;ZZZ&quot; -TRACK &quot;&quot; -YEAR &quot;&quot; 1/T936.mp3">
            <text:p>-ALBUM "" -ARTIST "" -ID3V2TAG TCOM "" -GENRE "" -TITLE "ZZZ" -TRACK "" -YEAR "" 1/T93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37]+1" office:value-type="float" office:value="937">
            <text:p>937</text:p>
          </table:table-cell>
          <table:table-cell table:style-name="ce3"/>
          <table:table-cell table:style-name="ce5" table:formula="of:=IF([.J938]=&quot;X&quot;;[.K937]+1;[.K937])" office:value-type="float" office:value="1">
            <text:p>1</text:p>
          </table:table-cell>
          <table:table-cell table:formula="of:=IF([.J938]=&quot;X&quot;;0;[.L937]+[.G937]+[.J938]/24/60/60)" office:value-type="time" office:time-value="PT00H09M20.304S">
            <text:p>00:09:20.30</text:p>
          </table:table-cell>
          <table:table-cell table:formula="of:=INT([.L938]*24*60)+MOD([.L938]*24*60*60;60)/100" office:value-type="float" office:value="9.20304">
            <text:p>9.203</text:p>
          </table:table-cell>
          <table:table-cell table:formula="of:=[.L938]*24*60*60+[.$N$1]*([.P938]-1)" office:value-type="float" office:value="92.3040000000203">
            <text:p>92.304</text:p>
          </table:table-cell>
          <table:table-cell table:formula="of:=CONCATENATE(&quot;T&quot;;[.P938])" office:value-type="string" office:string-value="T937">
            <text:p>T937</text:p>
          </table:table-cell>
          <table:table-cell table:formula="of:=IF([.J938]=&quot;X&quot;;1;[.P937]+1)" office:value-type="float" office:value="937">
            <text:p>937</text:p>
          </table:table-cell>
          <table:table-cell table:style-name="ce7" table:formula="of:=CONCATENATE(&quot;mv &quot;;[.K938];&quot;^&quot;;[.O938];&quot;.wav &quot;&quot;rn^&quot;;[.$E938];&quot;~&quot;;[.$B938];&quot;~&quot;;[.$C938];&quot;~&quot;;[.$A938];&quot;~&quot;;[.$F938];&quot;~&quot;;[.$D938];&quot;.wav&quot;&quot;&quot;)" office:value-type="string" office:string-value="mv 1^T937.wav &quot;rn^ZZZ~~~~~.wav&quot;">
            <text:p>mv 1^T937.wav "rn^ZZZ~~~~~.wav"</text:p>
          </table:table-cell>
          <table:table-cell table:formula="of:=CONCATENATE(&quot;-ALBUM &quot;&quot;&quot;;[.A938];&quot;&quot;&quot; -ARTIST &quot;&quot;&quot;;[.B938];&quot;&quot;&quot; -ID3V2TAG TCOM &quot;&quot;&quot;;[.C938];&quot;&quot;&quot; -GENRE &quot;&quot;&quot;;[.D938];&quot;&quot;&quot; -TITLE &quot;&quot;&quot;;[.E938];&quot;&quot;&quot; -TRACK &quot;&quot;&quot;;[.F938];&quot;&quot;&quot; -YEAR &quot;&quot;&quot;;[.H938];&quot;&quot;&quot; &quot;;[.K938];&quot;/&quot;;[.O938];&quot;.mp3&quot;)" office:value-type="string" office:string-value="-ALBUM &quot;&quot; -ARTIST &quot;&quot; -ID3V2TAG TCOM &quot;&quot; -GENRE &quot;&quot; -TITLE &quot;ZZZ&quot; -TRACK &quot;&quot; -YEAR &quot;&quot; 1/T937.mp3">
            <text:p>-ALBUM "" -ARTIST "" -ID3V2TAG TCOM "" -GENRE "" -TITLE "ZZZ" -TRACK "" -YEAR "" 1/T93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38]+1" office:value-type="float" office:value="938">
            <text:p>938</text:p>
          </table:table-cell>
          <table:table-cell table:style-name="ce3"/>
          <table:table-cell table:style-name="ce5" table:formula="of:=IF([.J939]=&quot;X&quot;;[.K938]+1;[.K938])" office:value-type="float" office:value="1">
            <text:p>1</text:p>
          </table:table-cell>
          <table:table-cell table:formula="of:=IF([.J939]=&quot;X&quot;;0;[.L938]+[.G938]+[.J939]/24/60/60)" office:value-type="time" office:time-value="PT00H09M20.304S">
            <text:p>00:09:20.30</text:p>
          </table:table-cell>
          <table:table-cell table:formula="of:=INT([.L939]*24*60)+MOD([.L939]*24*60*60;60)/100" office:value-type="float" office:value="9.20304">
            <text:p>9.203</text:p>
          </table:table-cell>
          <table:table-cell table:formula="of:=[.L939]*24*60*60+[.$N$1]*([.P939]-1)" office:value-type="float" office:value="91.8040000000204">
            <text:p>91.804</text:p>
          </table:table-cell>
          <table:table-cell table:formula="of:=CONCATENATE(&quot;T&quot;;[.P939])" office:value-type="string" office:string-value="T938">
            <text:p>T938</text:p>
          </table:table-cell>
          <table:table-cell table:formula="of:=IF([.J939]=&quot;X&quot;;1;[.P938]+1)" office:value-type="float" office:value="938">
            <text:p>938</text:p>
          </table:table-cell>
          <table:table-cell table:style-name="ce7" table:formula="of:=CONCATENATE(&quot;mv &quot;;[.K939];&quot;^&quot;;[.O939];&quot;.wav &quot;&quot;rn^&quot;;[.$E939];&quot;~&quot;;[.$B939];&quot;~&quot;;[.$C939];&quot;~&quot;;[.$A939];&quot;~&quot;;[.$F939];&quot;~&quot;;[.$D939];&quot;.wav&quot;&quot;&quot;)" office:value-type="string" office:string-value="mv 1^T938.wav &quot;rn^ZZZ~~~~~.wav&quot;">
            <text:p>mv 1^T938.wav "rn^ZZZ~~~~~.wav"</text:p>
          </table:table-cell>
          <table:table-cell table:formula="of:=CONCATENATE(&quot;-ALBUM &quot;&quot;&quot;;[.A939];&quot;&quot;&quot; -ARTIST &quot;&quot;&quot;;[.B939];&quot;&quot;&quot; -ID3V2TAG TCOM &quot;&quot;&quot;;[.C939];&quot;&quot;&quot; -GENRE &quot;&quot;&quot;;[.D939];&quot;&quot;&quot; -TITLE &quot;&quot;&quot;;[.E939];&quot;&quot;&quot; -TRACK &quot;&quot;&quot;;[.F939];&quot;&quot;&quot; -YEAR &quot;&quot;&quot;;[.H939];&quot;&quot;&quot; &quot;;[.K939];&quot;/&quot;;[.O939];&quot;.mp3&quot;)" office:value-type="string" office:string-value="-ALBUM &quot;&quot; -ARTIST &quot;&quot; -ID3V2TAG TCOM &quot;&quot; -GENRE &quot;&quot; -TITLE &quot;ZZZ&quot; -TRACK &quot;&quot; -YEAR &quot;&quot; 1/T938.mp3">
            <text:p>-ALBUM "" -ARTIST "" -ID3V2TAG TCOM "" -GENRE "" -TITLE "ZZZ" -TRACK "" -YEAR "" 1/T93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39]+1" office:value-type="float" office:value="939">
            <text:p>939</text:p>
          </table:table-cell>
          <table:table-cell table:style-name="ce3"/>
          <table:table-cell table:style-name="ce5" table:formula="of:=IF([.J940]=&quot;X&quot;;[.K939]+1;[.K939])" office:value-type="float" office:value="1">
            <text:p>1</text:p>
          </table:table-cell>
          <table:table-cell table:formula="of:=IF([.J940]=&quot;X&quot;;0;[.L939]+[.G939]+[.J940]/24/60/60)" office:value-type="time" office:time-value="PT00H09M20.304S">
            <text:p>00:09:20.30</text:p>
          </table:table-cell>
          <table:table-cell table:formula="of:=INT([.L940]*24*60)+MOD([.L940]*24*60*60;60)/100" office:value-type="float" office:value="9.20304">
            <text:p>9.203</text:p>
          </table:table-cell>
          <table:table-cell table:formula="of:=[.L940]*24*60*60+[.$N$1]*([.P940]-1)" office:value-type="float" office:value="91.3040000000204">
            <text:p>91.304</text:p>
          </table:table-cell>
          <table:table-cell table:formula="of:=CONCATENATE(&quot;T&quot;;[.P940])" office:value-type="string" office:string-value="T939">
            <text:p>T939</text:p>
          </table:table-cell>
          <table:table-cell table:formula="of:=IF([.J940]=&quot;X&quot;;1;[.P939]+1)" office:value-type="float" office:value="939">
            <text:p>939</text:p>
          </table:table-cell>
          <table:table-cell table:style-name="ce7" table:formula="of:=CONCATENATE(&quot;mv &quot;;[.K940];&quot;^&quot;;[.O940];&quot;.wav &quot;&quot;rn^&quot;;[.$E940];&quot;~&quot;;[.$B940];&quot;~&quot;;[.$C940];&quot;~&quot;;[.$A940];&quot;~&quot;;[.$F940];&quot;~&quot;;[.$D940];&quot;.wav&quot;&quot;&quot;)" office:value-type="string" office:string-value="mv 1^T939.wav &quot;rn^ZZZ~~~~~.wav&quot;">
            <text:p>mv 1^T939.wav "rn^ZZZ~~~~~.wav"</text:p>
          </table:table-cell>
          <table:table-cell table:formula="of:=CONCATENATE(&quot;-ALBUM &quot;&quot;&quot;;[.A940];&quot;&quot;&quot; -ARTIST &quot;&quot;&quot;;[.B940];&quot;&quot;&quot; -ID3V2TAG TCOM &quot;&quot;&quot;;[.C940];&quot;&quot;&quot; -GENRE &quot;&quot;&quot;;[.D940];&quot;&quot;&quot; -TITLE &quot;&quot;&quot;;[.E940];&quot;&quot;&quot; -TRACK &quot;&quot;&quot;;[.F940];&quot;&quot;&quot; -YEAR &quot;&quot;&quot;;[.H940];&quot;&quot;&quot; &quot;;[.K940];&quot;/&quot;;[.O940];&quot;.mp3&quot;)" office:value-type="string" office:string-value="-ALBUM &quot;&quot; -ARTIST &quot;&quot; -ID3V2TAG TCOM &quot;&quot; -GENRE &quot;&quot; -TITLE &quot;ZZZ&quot; -TRACK &quot;&quot; -YEAR &quot;&quot; 1/T939.mp3">
            <text:p>-ALBUM "" -ARTIST "" -ID3V2TAG TCOM "" -GENRE "" -TITLE "ZZZ" -TRACK "" -YEAR "" 1/T93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40]+1" office:value-type="float" office:value="940">
            <text:p>940</text:p>
          </table:table-cell>
          <table:table-cell table:style-name="ce3"/>
          <table:table-cell table:style-name="ce5" table:formula="of:=IF([.J941]=&quot;X&quot;;[.K940]+1;[.K940])" office:value-type="float" office:value="1">
            <text:p>1</text:p>
          </table:table-cell>
          <table:table-cell table:formula="of:=IF([.J941]=&quot;X&quot;;0;[.L940]+[.G940]+[.J941]/24/60/60)" office:value-type="time" office:time-value="PT00H09M20.304S">
            <text:p>00:09:20.30</text:p>
          </table:table-cell>
          <table:table-cell table:formula="of:=INT([.L941]*24*60)+MOD([.L941]*24*60*60;60)/100" office:value-type="float" office:value="9.20304">
            <text:p>9.203</text:p>
          </table:table-cell>
          <table:table-cell table:formula="of:=[.L941]*24*60*60+[.$N$1]*([.P941]-1)" office:value-type="float" office:value="90.8040000000204">
            <text:p>90.804</text:p>
          </table:table-cell>
          <table:table-cell table:formula="of:=CONCATENATE(&quot;T&quot;;[.P941])" office:value-type="string" office:string-value="T940">
            <text:p>T940</text:p>
          </table:table-cell>
          <table:table-cell table:formula="of:=IF([.J941]=&quot;X&quot;;1;[.P940]+1)" office:value-type="float" office:value="940">
            <text:p>940</text:p>
          </table:table-cell>
          <table:table-cell table:style-name="ce7" table:formula="of:=CONCATENATE(&quot;mv &quot;;[.K941];&quot;^&quot;;[.O941];&quot;.wav &quot;&quot;rn^&quot;;[.$E941];&quot;~&quot;;[.$B941];&quot;~&quot;;[.$C941];&quot;~&quot;;[.$A941];&quot;~&quot;;[.$F941];&quot;~&quot;;[.$D941];&quot;.wav&quot;&quot;&quot;)" office:value-type="string" office:string-value="mv 1^T940.wav &quot;rn^ZZZ~~~~~.wav&quot;">
            <text:p>mv 1^T940.wav "rn^ZZZ~~~~~.wav"</text:p>
          </table:table-cell>
          <table:table-cell table:formula="of:=CONCATENATE(&quot;-ALBUM &quot;&quot;&quot;;[.A941];&quot;&quot;&quot; -ARTIST &quot;&quot;&quot;;[.B941];&quot;&quot;&quot; -ID3V2TAG TCOM &quot;&quot;&quot;;[.C941];&quot;&quot;&quot; -GENRE &quot;&quot;&quot;;[.D941];&quot;&quot;&quot; -TITLE &quot;&quot;&quot;;[.E941];&quot;&quot;&quot; -TRACK &quot;&quot;&quot;;[.F941];&quot;&quot;&quot; -YEAR &quot;&quot;&quot;;[.H941];&quot;&quot;&quot; &quot;;[.K941];&quot;/&quot;;[.O941];&quot;.mp3&quot;)" office:value-type="string" office:string-value="-ALBUM &quot;&quot; -ARTIST &quot;&quot; -ID3V2TAG TCOM &quot;&quot; -GENRE &quot;&quot; -TITLE &quot;ZZZ&quot; -TRACK &quot;&quot; -YEAR &quot;&quot; 1/T940.mp3">
            <text:p>-ALBUM "" -ARTIST "" -ID3V2TAG TCOM "" -GENRE "" -TITLE "ZZZ" -TRACK "" -YEAR "" 1/T94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41]+1" office:value-type="float" office:value="941">
            <text:p>941</text:p>
          </table:table-cell>
          <table:table-cell table:style-name="ce3"/>
          <table:table-cell table:style-name="ce5" table:formula="of:=IF([.J942]=&quot;X&quot;;[.K941]+1;[.K941])" office:value-type="float" office:value="1">
            <text:p>1</text:p>
          </table:table-cell>
          <table:table-cell table:formula="of:=IF([.J942]=&quot;X&quot;;0;[.L941]+[.G941]+[.J942]/24/60/60)" office:value-type="time" office:time-value="PT00H09M20.304S">
            <text:p>00:09:20.30</text:p>
          </table:table-cell>
          <table:table-cell table:formula="of:=INT([.L942]*24*60)+MOD([.L942]*24*60*60;60)/100" office:value-type="float" office:value="9.20304">
            <text:p>9.203</text:p>
          </table:table-cell>
          <table:table-cell table:formula="of:=[.L942]*24*60*60+[.$N$1]*([.P942]-1)" office:value-type="float" office:value="90.3040000000204">
            <text:p>90.304</text:p>
          </table:table-cell>
          <table:table-cell table:formula="of:=CONCATENATE(&quot;T&quot;;[.P942])" office:value-type="string" office:string-value="T941">
            <text:p>T941</text:p>
          </table:table-cell>
          <table:table-cell table:formula="of:=IF([.J942]=&quot;X&quot;;1;[.P941]+1)" office:value-type="float" office:value="941">
            <text:p>941</text:p>
          </table:table-cell>
          <table:table-cell table:style-name="ce7" table:formula="of:=CONCATENATE(&quot;mv &quot;;[.K942];&quot;^&quot;;[.O942];&quot;.wav &quot;&quot;rn^&quot;;[.$E942];&quot;~&quot;;[.$B942];&quot;~&quot;;[.$C942];&quot;~&quot;;[.$A942];&quot;~&quot;;[.$F942];&quot;~&quot;;[.$D942];&quot;.wav&quot;&quot;&quot;)" office:value-type="string" office:string-value="mv 1^T941.wav &quot;rn^ZZZ~~~~~.wav&quot;">
            <text:p>mv 1^T941.wav "rn^ZZZ~~~~~.wav"</text:p>
          </table:table-cell>
          <table:table-cell table:formula="of:=CONCATENATE(&quot;-ALBUM &quot;&quot;&quot;;[.A942];&quot;&quot;&quot; -ARTIST &quot;&quot;&quot;;[.B942];&quot;&quot;&quot; -ID3V2TAG TCOM &quot;&quot;&quot;;[.C942];&quot;&quot;&quot; -GENRE &quot;&quot;&quot;;[.D942];&quot;&quot;&quot; -TITLE &quot;&quot;&quot;;[.E942];&quot;&quot;&quot; -TRACK &quot;&quot;&quot;;[.F942];&quot;&quot;&quot; -YEAR &quot;&quot;&quot;;[.H942];&quot;&quot;&quot; &quot;;[.K942];&quot;/&quot;;[.O942];&quot;.mp3&quot;)" office:value-type="string" office:string-value="-ALBUM &quot;&quot; -ARTIST &quot;&quot; -ID3V2TAG TCOM &quot;&quot; -GENRE &quot;&quot; -TITLE &quot;ZZZ&quot; -TRACK &quot;&quot; -YEAR &quot;&quot; 1/T941.mp3">
            <text:p>-ALBUM "" -ARTIST "" -ID3V2TAG TCOM "" -GENRE "" -TITLE "ZZZ" -TRACK "" -YEAR "" 1/T94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42]+1" office:value-type="float" office:value="942">
            <text:p>942</text:p>
          </table:table-cell>
          <table:table-cell table:style-name="ce3"/>
          <table:table-cell table:style-name="ce5" table:formula="of:=IF([.J943]=&quot;X&quot;;[.K942]+1;[.K942])" office:value-type="float" office:value="1">
            <text:p>1</text:p>
          </table:table-cell>
          <table:table-cell table:formula="of:=IF([.J943]=&quot;X&quot;;0;[.L942]+[.G942]+[.J943]/24/60/60)" office:value-type="time" office:time-value="PT00H09M20.304S">
            <text:p>00:09:20.30</text:p>
          </table:table-cell>
          <table:table-cell table:formula="of:=INT([.L943]*24*60)+MOD([.L943]*24*60*60;60)/100" office:value-type="float" office:value="9.20304">
            <text:p>9.203</text:p>
          </table:table-cell>
          <table:table-cell table:formula="of:=[.L943]*24*60*60+[.$N$1]*([.P943]-1)" office:value-type="float" office:value="89.8040000000204">
            <text:p>89.804</text:p>
          </table:table-cell>
          <table:table-cell table:formula="of:=CONCATENATE(&quot;T&quot;;[.P943])" office:value-type="string" office:string-value="T942">
            <text:p>T942</text:p>
          </table:table-cell>
          <table:table-cell table:formula="of:=IF([.J943]=&quot;X&quot;;1;[.P942]+1)" office:value-type="float" office:value="942">
            <text:p>942</text:p>
          </table:table-cell>
          <table:table-cell table:style-name="ce7" table:formula="of:=CONCATENATE(&quot;mv &quot;;[.K943];&quot;^&quot;;[.O943];&quot;.wav &quot;&quot;rn^&quot;;[.$E943];&quot;~&quot;;[.$B943];&quot;~&quot;;[.$C943];&quot;~&quot;;[.$A943];&quot;~&quot;;[.$F943];&quot;~&quot;;[.$D943];&quot;.wav&quot;&quot;&quot;)" office:value-type="string" office:string-value="mv 1^T942.wav &quot;rn^ZZZ~~~~~.wav&quot;">
            <text:p>mv 1^T942.wav "rn^ZZZ~~~~~.wav"</text:p>
          </table:table-cell>
          <table:table-cell table:formula="of:=CONCATENATE(&quot;-ALBUM &quot;&quot;&quot;;[.A943];&quot;&quot;&quot; -ARTIST &quot;&quot;&quot;;[.B943];&quot;&quot;&quot; -ID3V2TAG TCOM &quot;&quot;&quot;;[.C943];&quot;&quot;&quot; -GENRE &quot;&quot;&quot;;[.D943];&quot;&quot;&quot; -TITLE &quot;&quot;&quot;;[.E943];&quot;&quot;&quot; -TRACK &quot;&quot;&quot;;[.F943];&quot;&quot;&quot; -YEAR &quot;&quot;&quot;;[.H943];&quot;&quot;&quot; &quot;;[.K943];&quot;/&quot;;[.O943];&quot;.mp3&quot;)" office:value-type="string" office:string-value="-ALBUM &quot;&quot; -ARTIST &quot;&quot; -ID3V2TAG TCOM &quot;&quot; -GENRE &quot;&quot; -TITLE &quot;ZZZ&quot; -TRACK &quot;&quot; -YEAR &quot;&quot; 1/T942.mp3">
            <text:p>-ALBUM "" -ARTIST "" -ID3V2TAG TCOM "" -GENRE "" -TITLE "ZZZ" -TRACK "" -YEAR "" 1/T94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43]+1" office:value-type="float" office:value="943">
            <text:p>943</text:p>
          </table:table-cell>
          <table:table-cell table:style-name="ce3"/>
          <table:table-cell table:style-name="ce5" table:formula="of:=IF([.J944]=&quot;X&quot;;[.K943]+1;[.K943])" office:value-type="float" office:value="1">
            <text:p>1</text:p>
          </table:table-cell>
          <table:table-cell table:formula="of:=IF([.J944]=&quot;X&quot;;0;[.L943]+[.G943]+[.J944]/24/60/60)" office:value-type="time" office:time-value="PT00H09M20.304S">
            <text:p>00:09:20.30</text:p>
          </table:table-cell>
          <table:table-cell table:formula="of:=INT([.L944]*24*60)+MOD([.L944]*24*60*60;60)/100" office:value-type="float" office:value="9.20304">
            <text:p>9.203</text:p>
          </table:table-cell>
          <table:table-cell table:formula="of:=[.L944]*24*60*60+[.$N$1]*([.P944]-1)" office:value-type="float" office:value="89.3040000000205">
            <text:p>89.304</text:p>
          </table:table-cell>
          <table:table-cell table:formula="of:=CONCATENATE(&quot;T&quot;;[.P944])" office:value-type="string" office:string-value="T943">
            <text:p>T943</text:p>
          </table:table-cell>
          <table:table-cell table:formula="of:=IF([.J944]=&quot;X&quot;;1;[.P943]+1)" office:value-type="float" office:value="943">
            <text:p>943</text:p>
          </table:table-cell>
          <table:table-cell table:style-name="ce7" table:formula="of:=CONCATENATE(&quot;mv &quot;;[.K944];&quot;^&quot;;[.O944];&quot;.wav &quot;&quot;rn^&quot;;[.$E944];&quot;~&quot;;[.$B944];&quot;~&quot;;[.$C944];&quot;~&quot;;[.$A944];&quot;~&quot;;[.$F944];&quot;~&quot;;[.$D944];&quot;.wav&quot;&quot;&quot;)" office:value-type="string" office:string-value="mv 1^T943.wav &quot;rn^ZZZ~~~~~.wav&quot;">
            <text:p>mv 1^T943.wav "rn^ZZZ~~~~~.wav"</text:p>
          </table:table-cell>
          <table:table-cell table:formula="of:=CONCATENATE(&quot;-ALBUM &quot;&quot;&quot;;[.A944];&quot;&quot;&quot; -ARTIST &quot;&quot;&quot;;[.B944];&quot;&quot;&quot; -ID3V2TAG TCOM &quot;&quot;&quot;;[.C944];&quot;&quot;&quot; -GENRE &quot;&quot;&quot;;[.D944];&quot;&quot;&quot; -TITLE &quot;&quot;&quot;;[.E944];&quot;&quot;&quot; -TRACK &quot;&quot;&quot;;[.F944];&quot;&quot;&quot; -YEAR &quot;&quot;&quot;;[.H944];&quot;&quot;&quot; &quot;;[.K944];&quot;/&quot;;[.O944];&quot;.mp3&quot;)" office:value-type="string" office:string-value="-ALBUM &quot;&quot; -ARTIST &quot;&quot; -ID3V2TAG TCOM &quot;&quot; -GENRE &quot;&quot; -TITLE &quot;ZZZ&quot; -TRACK &quot;&quot; -YEAR &quot;&quot; 1/T943.mp3">
            <text:p>-ALBUM "" -ARTIST "" -ID3V2TAG TCOM "" -GENRE "" -TITLE "ZZZ" -TRACK "" -YEAR "" 1/T94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44]+1" office:value-type="float" office:value="944">
            <text:p>944</text:p>
          </table:table-cell>
          <table:table-cell table:style-name="ce3"/>
          <table:table-cell table:style-name="ce5" table:formula="of:=IF([.J945]=&quot;X&quot;;[.K944]+1;[.K944])" office:value-type="float" office:value="1">
            <text:p>1</text:p>
          </table:table-cell>
          <table:table-cell table:formula="of:=IF([.J945]=&quot;X&quot;;0;[.L944]+[.G944]+[.J945]/24/60/60)" office:value-type="time" office:time-value="PT00H09M20.304S">
            <text:p>00:09:20.30</text:p>
          </table:table-cell>
          <table:table-cell table:formula="of:=INT([.L945]*24*60)+MOD([.L945]*24*60*60;60)/100" office:value-type="float" office:value="9.20304">
            <text:p>9.203</text:p>
          </table:table-cell>
          <table:table-cell table:formula="of:=[.L945]*24*60*60+[.$N$1]*([.P945]-1)" office:value-type="float" office:value="88.8040000000205">
            <text:p>88.804</text:p>
          </table:table-cell>
          <table:table-cell table:formula="of:=CONCATENATE(&quot;T&quot;;[.P945])" office:value-type="string" office:string-value="T944">
            <text:p>T944</text:p>
          </table:table-cell>
          <table:table-cell table:formula="of:=IF([.J945]=&quot;X&quot;;1;[.P944]+1)" office:value-type="float" office:value="944">
            <text:p>944</text:p>
          </table:table-cell>
          <table:table-cell table:style-name="ce7" table:formula="of:=CONCATENATE(&quot;mv &quot;;[.K945];&quot;^&quot;;[.O945];&quot;.wav &quot;&quot;rn^&quot;;[.$E945];&quot;~&quot;;[.$B945];&quot;~&quot;;[.$C945];&quot;~&quot;;[.$A945];&quot;~&quot;;[.$F945];&quot;~&quot;;[.$D945];&quot;.wav&quot;&quot;&quot;)" office:value-type="string" office:string-value="mv 1^T944.wav &quot;rn^ZZZ~~~~~.wav&quot;">
            <text:p>mv 1^T944.wav "rn^ZZZ~~~~~.wav"</text:p>
          </table:table-cell>
          <table:table-cell table:formula="of:=CONCATENATE(&quot;-ALBUM &quot;&quot;&quot;;[.A945];&quot;&quot;&quot; -ARTIST &quot;&quot;&quot;;[.B945];&quot;&quot;&quot; -ID3V2TAG TCOM &quot;&quot;&quot;;[.C945];&quot;&quot;&quot; -GENRE &quot;&quot;&quot;;[.D945];&quot;&quot;&quot; -TITLE &quot;&quot;&quot;;[.E945];&quot;&quot;&quot; -TRACK &quot;&quot;&quot;;[.F945];&quot;&quot;&quot; -YEAR &quot;&quot;&quot;;[.H945];&quot;&quot;&quot; &quot;;[.K945];&quot;/&quot;;[.O945];&quot;.mp3&quot;)" office:value-type="string" office:string-value="-ALBUM &quot;&quot; -ARTIST &quot;&quot; -ID3V2TAG TCOM &quot;&quot; -GENRE &quot;&quot; -TITLE &quot;ZZZ&quot; -TRACK &quot;&quot; -YEAR &quot;&quot; 1/T944.mp3">
            <text:p>-ALBUM "" -ARTIST "" -ID3V2TAG TCOM "" -GENRE "" -TITLE "ZZZ" -TRACK "" -YEAR "" 1/T94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45]+1" office:value-type="float" office:value="945">
            <text:p>945</text:p>
          </table:table-cell>
          <table:table-cell table:style-name="ce3"/>
          <table:table-cell table:style-name="ce5" table:formula="of:=IF([.J946]=&quot;X&quot;;[.K945]+1;[.K945])" office:value-type="float" office:value="1">
            <text:p>1</text:p>
          </table:table-cell>
          <table:table-cell table:formula="of:=IF([.J946]=&quot;X&quot;;0;[.L945]+[.G945]+[.J946]/24/60/60)" office:value-type="time" office:time-value="PT00H09M20.304S">
            <text:p>00:09:20.30</text:p>
          </table:table-cell>
          <table:table-cell table:formula="of:=INT([.L946]*24*60)+MOD([.L946]*24*60*60;60)/100" office:value-type="float" office:value="9.20304">
            <text:p>9.203</text:p>
          </table:table-cell>
          <table:table-cell table:formula="of:=[.L946]*24*60*60+[.$N$1]*([.P946]-1)" office:value-type="float" office:value="88.3040000000205">
            <text:p>88.304</text:p>
          </table:table-cell>
          <table:table-cell table:formula="of:=CONCATENATE(&quot;T&quot;;[.P946])" office:value-type="string" office:string-value="T945">
            <text:p>T945</text:p>
          </table:table-cell>
          <table:table-cell table:formula="of:=IF([.J946]=&quot;X&quot;;1;[.P945]+1)" office:value-type="float" office:value="945">
            <text:p>945</text:p>
          </table:table-cell>
          <table:table-cell table:style-name="ce7" table:formula="of:=CONCATENATE(&quot;mv &quot;;[.K946];&quot;^&quot;;[.O946];&quot;.wav &quot;&quot;rn^&quot;;[.$E946];&quot;~&quot;;[.$B946];&quot;~&quot;;[.$C946];&quot;~&quot;;[.$A946];&quot;~&quot;;[.$F946];&quot;~&quot;;[.$D946];&quot;.wav&quot;&quot;&quot;)" office:value-type="string" office:string-value="mv 1^T945.wav &quot;rn^ZZZ~~~~~.wav&quot;">
            <text:p>mv 1^T945.wav "rn^ZZZ~~~~~.wav"</text:p>
          </table:table-cell>
          <table:table-cell table:formula="of:=CONCATENATE(&quot;-ALBUM &quot;&quot;&quot;;[.A946];&quot;&quot;&quot; -ARTIST &quot;&quot;&quot;;[.B946];&quot;&quot;&quot; -ID3V2TAG TCOM &quot;&quot;&quot;;[.C946];&quot;&quot;&quot; -GENRE &quot;&quot;&quot;;[.D946];&quot;&quot;&quot; -TITLE &quot;&quot;&quot;;[.E946];&quot;&quot;&quot; -TRACK &quot;&quot;&quot;;[.F946];&quot;&quot;&quot; -YEAR &quot;&quot;&quot;;[.H946];&quot;&quot;&quot; &quot;;[.K946];&quot;/&quot;;[.O946];&quot;.mp3&quot;)" office:value-type="string" office:string-value="-ALBUM &quot;&quot; -ARTIST &quot;&quot; -ID3V2TAG TCOM &quot;&quot; -GENRE &quot;&quot; -TITLE &quot;ZZZ&quot; -TRACK &quot;&quot; -YEAR &quot;&quot; 1/T945.mp3">
            <text:p>-ALBUM "" -ARTIST "" -ID3V2TAG TCOM "" -GENRE "" -TITLE "ZZZ" -TRACK "" -YEAR "" 1/T94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46]+1" office:value-type="float" office:value="946">
            <text:p>946</text:p>
          </table:table-cell>
          <table:table-cell table:style-name="ce3"/>
          <table:table-cell table:style-name="ce5" table:formula="of:=IF([.J947]=&quot;X&quot;;[.K946]+1;[.K946])" office:value-type="float" office:value="1">
            <text:p>1</text:p>
          </table:table-cell>
          <table:table-cell table:formula="of:=IF([.J947]=&quot;X&quot;;0;[.L946]+[.G946]+[.J947]/24/60/60)" office:value-type="time" office:time-value="PT00H09M20.304S">
            <text:p>00:09:20.30</text:p>
          </table:table-cell>
          <table:table-cell table:formula="of:=INT([.L947]*24*60)+MOD([.L947]*24*60*60;60)/100" office:value-type="float" office:value="9.20304">
            <text:p>9.203</text:p>
          </table:table-cell>
          <table:table-cell table:formula="of:=[.L947]*24*60*60+[.$N$1]*([.P947]-1)" office:value-type="float" office:value="87.8040000000206">
            <text:p>87.804</text:p>
          </table:table-cell>
          <table:table-cell table:formula="of:=CONCATENATE(&quot;T&quot;;[.P947])" office:value-type="string" office:string-value="T946">
            <text:p>T946</text:p>
          </table:table-cell>
          <table:table-cell table:formula="of:=IF([.J947]=&quot;X&quot;;1;[.P946]+1)" office:value-type="float" office:value="946">
            <text:p>946</text:p>
          </table:table-cell>
          <table:table-cell table:style-name="ce7" table:formula="of:=CONCATENATE(&quot;mv &quot;;[.K947];&quot;^&quot;;[.O947];&quot;.wav &quot;&quot;rn^&quot;;[.$E947];&quot;~&quot;;[.$B947];&quot;~&quot;;[.$C947];&quot;~&quot;;[.$A947];&quot;~&quot;;[.$F947];&quot;~&quot;;[.$D947];&quot;.wav&quot;&quot;&quot;)" office:value-type="string" office:string-value="mv 1^T946.wav &quot;rn^ZZZ~~~~~.wav&quot;">
            <text:p>mv 1^T946.wav "rn^ZZZ~~~~~.wav"</text:p>
          </table:table-cell>
          <table:table-cell table:formula="of:=CONCATENATE(&quot;-ALBUM &quot;&quot;&quot;;[.A947];&quot;&quot;&quot; -ARTIST &quot;&quot;&quot;;[.B947];&quot;&quot;&quot; -ID3V2TAG TCOM &quot;&quot;&quot;;[.C947];&quot;&quot;&quot; -GENRE &quot;&quot;&quot;;[.D947];&quot;&quot;&quot; -TITLE &quot;&quot;&quot;;[.E947];&quot;&quot;&quot; -TRACK &quot;&quot;&quot;;[.F947];&quot;&quot;&quot; -YEAR &quot;&quot;&quot;;[.H947];&quot;&quot;&quot; &quot;;[.K947];&quot;/&quot;;[.O947];&quot;.mp3&quot;)" office:value-type="string" office:string-value="-ALBUM &quot;&quot; -ARTIST &quot;&quot; -ID3V2TAG TCOM &quot;&quot; -GENRE &quot;&quot; -TITLE &quot;ZZZ&quot; -TRACK &quot;&quot; -YEAR &quot;&quot; 1/T946.mp3">
            <text:p>-ALBUM "" -ARTIST "" -ID3V2TAG TCOM "" -GENRE "" -TITLE "ZZZ" -TRACK "" -YEAR "" 1/T94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47]+1" office:value-type="float" office:value="947">
            <text:p>947</text:p>
          </table:table-cell>
          <table:table-cell table:style-name="ce3"/>
          <table:table-cell table:style-name="ce5" table:formula="of:=IF([.J948]=&quot;X&quot;;[.K947]+1;[.K947])" office:value-type="float" office:value="1">
            <text:p>1</text:p>
          </table:table-cell>
          <table:table-cell table:formula="of:=IF([.J948]=&quot;X&quot;;0;[.L947]+[.G947]+[.J948]/24/60/60)" office:value-type="time" office:time-value="PT00H09M20.304S">
            <text:p>00:09:20.30</text:p>
          </table:table-cell>
          <table:table-cell table:formula="of:=INT([.L948]*24*60)+MOD([.L948]*24*60*60;60)/100" office:value-type="float" office:value="9.20304">
            <text:p>9.203</text:p>
          </table:table-cell>
          <table:table-cell table:formula="of:=[.L948]*24*60*60+[.$N$1]*([.P948]-1)" office:value-type="float" office:value="87.3040000000206">
            <text:p>87.304</text:p>
          </table:table-cell>
          <table:table-cell table:formula="of:=CONCATENATE(&quot;T&quot;;[.P948])" office:value-type="string" office:string-value="T947">
            <text:p>T947</text:p>
          </table:table-cell>
          <table:table-cell table:formula="of:=IF([.J948]=&quot;X&quot;;1;[.P947]+1)" office:value-type="float" office:value="947">
            <text:p>947</text:p>
          </table:table-cell>
          <table:table-cell table:style-name="ce7" table:formula="of:=CONCATENATE(&quot;mv &quot;;[.K948];&quot;^&quot;;[.O948];&quot;.wav &quot;&quot;rn^&quot;;[.$E948];&quot;~&quot;;[.$B948];&quot;~&quot;;[.$C948];&quot;~&quot;;[.$A948];&quot;~&quot;;[.$F948];&quot;~&quot;;[.$D948];&quot;.wav&quot;&quot;&quot;)" office:value-type="string" office:string-value="mv 1^T947.wav &quot;rn^ZZZ~~~~~.wav&quot;">
            <text:p>mv 1^T947.wav "rn^ZZZ~~~~~.wav"</text:p>
          </table:table-cell>
          <table:table-cell table:formula="of:=CONCATENATE(&quot;-ALBUM &quot;&quot;&quot;;[.A948];&quot;&quot;&quot; -ARTIST &quot;&quot;&quot;;[.B948];&quot;&quot;&quot; -ID3V2TAG TCOM &quot;&quot;&quot;;[.C948];&quot;&quot;&quot; -GENRE &quot;&quot;&quot;;[.D948];&quot;&quot;&quot; -TITLE &quot;&quot;&quot;;[.E948];&quot;&quot;&quot; -TRACK &quot;&quot;&quot;;[.F948];&quot;&quot;&quot; -YEAR &quot;&quot;&quot;;[.H948];&quot;&quot;&quot; &quot;;[.K948];&quot;/&quot;;[.O948];&quot;.mp3&quot;)" office:value-type="string" office:string-value="-ALBUM &quot;&quot; -ARTIST &quot;&quot; -ID3V2TAG TCOM &quot;&quot; -GENRE &quot;&quot; -TITLE &quot;ZZZ&quot; -TRACK &quot;&quot; -YEAR &quot;&quot; 1/T947.mp3">
            <text:p>-ALBUM "" -ARTIST "" -ID3V2TAG TCOM "" -GENRE "" -TITLE "ZZZ" -TRACK "" -YEAR "" 1/T94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48]+1" office:value-type="float" office:value="948">
            <text:p>948</text:p>
          </table:table-cell>
          <table:table-cell table:style-name="ce3"/>
          <table:table-cell table:style-name="ce5" table:formula="of:=IF([.J949]=&quot;X&quot;;[.K948]+1;[.K948])" office:value-type="float" office:value="1">
            <text:p>1</text:p>
          </table:table-cell>
          <table:table-cell table:formula="of:=IF([.J949]=&quot;X&quot;;0;[.L948]+[.G948]+[.J949]/24/60/60)" office:value-type="time" office:time-value="PT00H09M20.304S">
            <text:p>00:09:20.30</text:p>
          </table:table-cell>
          <table:table-cell table:formula="of:=INT([.L949]*24*60)+MOD([.L949]*24*60*60;60)/100" office:value-type="float" office:value="9.20304">
            <text:p>9.203</text:p>
          </table:table-cell>
          <table:table-cell table:formula="of:=[.L949]*24*60*60+[.$N$1]*([.P949]-1)" office:value-type="float" office:value="86.8040000000206">
            <text:p>86.804</text:p>
          </table:table-cell>
          <table:table-cell table:formula="of:=CONCATENATE(&quot;T&quot;;[.P949])" office:value-type="string" office:string-value="T948">
            <text:p>T948</text:p>
          </table:table-cell>
          <table:table-cell table:formula="of:=IF([.J949]=&quot;X&quot;;1;[.P948]+1)" office:value-type="float" office:value="948">
            <text:p>948</text:p>
          </table:table-cell>
          <table:table-cell table:style-name="ce7" table:formula="of:=CONCATENATE(&quot;mv &quot;;[.K949];&quot;^&quot;;[.O949];&quot;.wav &quot;&quot;rn^&quot;;[.$E949];&quot;~&quot;;[.$B949];&quot;~&quot;;[.$C949];&quot;~&quot;;[.$A949];&quot;~&quot;;[.$F949];&quot;~&quot;;[.$D949];&quot;.wav&quot;&quot;&quot;)" office:value-type="string" office:string-value="mv 1^T948.wav &quot;rn^ZZZ~~~~~.wav&quot;">
            <text:p>mv 1^T948.wav "rn^ZZZ~~~~~.wav"</text:p>
          </table:table-cell>
          <table:table-cell table:formula="of:=CONCATENATE(&quot;-ALBUM &quot;&quot;&quot;;[.A949];&quot;&quot;&quot; -ARTIST &quot;&quot;&quot;;[.B949];&quot;&quot;&quot; -ID3V2TAG TCOM &quot;&quot;&quot;;[.C949];&quot;&quot;&quot; -GENRE &quot;&quot;&quot;;[.D949];&quot;&quot;&quot; -TITLE &quot;&quot;&quot;;[.E949];&quot;&quot;&quot; -TRACK &quot;&quot;&quot;;[.F949];&quot;&quot;&quot; -YEAR &quot;&quot;&quot;;[.H949];&quot;&quot;&quot; &quot;;[.K949];&quot;/&quot;;[.O949];&quot;.mp3&quot;)" office:value-type="string" office:string-value="-ALBUM &quot;&quot; -ARTIST &quot;&quot; -ID3V2TAG TCOM &quot;&quot; -GENRE &quot;&quot; -TITLE &quot;ZZZ&quot; -TRACK &quot;&quot; -YEAR &quot;&quot; 1/T948.mp3">
            <text:p>-ALBUM "" -ARTIST "" -ID3V2TAG TCOM "" -GENRE "" -TITLE "ZZZ" -TRACK "" -YEAR "" 1/T94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49]+1" office:value-type="float" office:value="949">
            <text:p>949</text:p>
          </table:table-cell>
          <table:table-cell table:style-name="ce3"/>
          <table:table-cell table:style-name="ce5" table:formula="of:=IF([.J950]=&quot;X&quot;;[.K949]+1;[.K949])" office:value-type="float" office:value="1">
            <text:p>1</text:p>
          </table:table-cell>
          <table:table-cell table:formula="of:=IF([.J950]=&quot;X&quot;;0;[.L949]+[.G949]+[.J950]/24/60/60)" office:value-type="time" office:time-value="PT00H09M20.304S">
            <text:p>00:09:20.30</text:p>
          </table:table-cell>
          <table:table-cell table:formula="of:=INT([.L950]*24*60)+MOD([.L950]*24*60*60;60)/100" office:value-type="float" office:value="9.20304">
            <text:p>9.203</text:p>
          </table:table-cell>
          <table:table-cell table:formula="of:=[.L950]*24*60*60+[.$N$1]*([.P950]-1)" office:value-type="float" office:value="86.3040000000206">
            <text:p>86.304</text:p>
          </table:table-cell>
          <table:table-cell table:formula="of:=CONCATENATE(&quot;T&quot;;[.P950])" office:value-type="string" office:string-value="T949">
            <text:p>T949</text:p>
          </table:table-cell>
          <table:table-cell table:formula="of:=IF([.J950]=&quot;X&quot;;1;[.P949]+1)" office:value-type="float" office:value="949">
            <text:p>949</text:p>
          </table:table-cell>
          <table:table-cell table:style-name="ce7" table:formula="of:=CONCATENATE(&quot;mv &quot;;[.K950];&quot;^&quot;;[.O950];&quot;.wav &quot;&quot;rn^&quot;;[.$E950];&quot;~&quot;;[.$B950];&quot;~&quot;;[.$C950];&quot;~&quot;;[.$A950];&quot;~&quot;;[.$F950];&quot;~&quot;;[.$D950];&quot;.wav&quot;&quot;&quot;)" office:value-type="string" office:string-value="mv 1^T949.wav &quot;rn^ZZZ~~~~~.wav&quot;">
            <text:p>mv 1^T949.wav "rn^ZZZ~~~~~.wav"</text:p>
          </table:table-cell>
          <table:table-cell table:formula="of:=CONCATENATE(&quot;-ALBUM &quot;&quot;&quot;;[.A950];&quot;&quot;&quot; -ARTIST &quot;&quot;&quot;;[.B950];&quot;&quot;&quot; -ID3V2TAG TCOM &quot;&quot;&quot;;[.C950];&quot;&quot;&quot; -GENRE &quot;&quot;&quot;;[.D950];&quot;&quot;&quot; -TITLE &quot;&quot;&quot;;[.E950];&quot;&quot;&quot; -TRACK &quot;&quot;&quot;;[.F950];&quot;&quot;&quot; -YEAR &quot;&quot;&quot;;[.H950];&quot;&quot;&quot; &quot;;[.K950];&quot;/&quot;;[.O950];&quot;.mp3&quot;)" office:value-type="string" office:string-value="-ALBUM &quot;&quot; -ARTIST &quot;&quot; -ID3V2TAG TCOM &quot;&quot; -GENRE &quot;&quot; -TITLE &quot;ZZZ&quot; -TRACK &quot;&quot; -YEAR &quot;&quot; 1/T949.mp3">
            <text:p>-ALBUM "" -ARTIST "" -ID3V2TAG TCOM "" -GENRE "" -TITLE "ZZZ" -TRACK "" -YEAR "" 1/T94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50]+1" office:value-type="float" office:value="950">
            <text:p>950</text:p>
          </table:table-cell>
          <table:table-cell table:style-name="ce3"/>
          <table:table-cell table:style-name="ce5" table:formula="of:=IF([.J951]=&quot;X&quot;;[.K950]+1;[.K950])" office:value-type="float" office:value="1">
            <text:p>1</text:p>
          </table:table-cell>
          <table:table-cell table:formula="of:=IF([.J951]=&quot;X&quot;;0;[.L950]+[.G950]+[.J951]/24/60/60)" office:value-type="time" office:time-value="PT00H09M20.304S">
            <text:p>00:09:20.30</text:p>
          </table:table-cell>
          <table:table-cell table:formula="of:=INT([.L951]*24*60)+MOD([.L951]*24*60*60;60)/100" office:value-type="float" office:value="9.20304">
            <text:p>9.203</text:p>
          </table:table-cell>
          <table:table-cell table:formula="of:=[.L951]*24*60*60+[.$N$1]*([.P951]-1)" office:value-type="float" office:value="85.8040000000206">
            <text:p>85.804</text:p>
          </table:table-cell>
          <table:table-cell table:formula="of:=CONCATENATE(&quot;T&quot;;[.P951])" office:value-type="string" office:string-value="T950">
            <text:p>T950</text:p>
          </table:table-cell>
          <table:table-cell table:formula="of:=IF([.J951]=&quot;X&quot;;1;[.P950]+1)" office:value-type="float" office:value="950">
            <text:p>950</text:p>
          </table:table-cell>
          <table:table-cell table:style-name="ce7" table:formula="of:=CONCATENATE(&quot;mv &quot;;[.K951];&quot;^&quot;;[.O951];&quot;.wav &quot;&quot;rn^&quot;;[.$E951];&quot;~&quot;;[.$B951];&quot;~&quot;;[.$C951];&quot;~&quot;;[.$A951];&quot;~&quot;;[.$F951];&quot;~&quot;;[.$D951];&quot;.wav&quot;&quot;&quot;)" office:value-type="string" office:string-value="mv 1^T950.wav &quot;rn^ZZZ~~~~~.wav&quot;">
            <text:p>mv 1^T950.wav "rn^ZZZ~~~~~.wav"</text:p>
          </table:table-cell>
          <table:table-cell table:formula="of:=CONCATENATE(&quot;-ALBUM &quot;&quot;&quot;;[.A951];&quot;&quot;&quot; -ARTIST &quot;&quot;&quot;;[.B951];&quot;&quot;&quot; -ID3V2TAG TCOM &quot;&quot;&quot;;[.C951];&quot;&quot;&quot; -GENRE &quot;&quot;&quot;;[.D951];&quot;&quot;&quot; -TITLE &quot;&quot;&quot;;[.E951];&quot;&quot;&quot; -TRACK &quot;&quot;&quot;;[.F951];&quot;&quot;&quot; -YEAR &quot;&quot;&quot;;[.H951];&quot;&quot;&quot; &quot;;[.K951];&quot;/&quot;;[.O951];&quot;.mp3&quot;)" office:value-type="string" office:string-value="-ALBUM &quot;&quot; -ARTIST &quot;&quot; -ID3V2TAG TCOM &quot;&quot; -GENRE &quot;&quot; -TITLE &quot;ZZZ&quot; -TRACK &quot;&quot; -YEAR &quot;&quot; 1/T950.mp3">
            <text:p>-ALBUM "" -ARTIST "" -ID3V2TAG TCOM "" -GENRE "" -TITLE "ZZZ" -TRACK "" -YEAR "" 1/T95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51]+1" office:value-type="float" office:value="951">
            <text:p>951</text:p>
          </table:table-cell>
          <table:table-cell table:style-name="ce3"/>
          <table:table-cell table:style-name="ce5" table:formula="of:=IF([.J952]=&quot;X&quot;;[.K951]+1;[.K951])" office:value-type="float" office:value="1">
            <text:p>1</text:p>
          </table:table-cell>
          <table:table-cell table:formula="of:=IF([.J952]=&quot;X&quot;;0;[.L951]+[.G951]+[.J952]/24/60/60)" office:value-type="time" office:time-value="PT00H09M20.304S">
            <text:p>00:09:20.30</text:p>
          </table:table-cell>
          <table:table-cell table:formula="of:=INT([.L952]*24*60)+MOD([.L952]*24*60*60;60)/100" office:value-type="float" office:value="9.20304">
            <text:p>9.203</text:p>
          </table:table-cell>
          <table:table-cell table:formula="of:=[.L952]*24*60*60+[.$N$1]*([.P952]-1)" office:value-type="float" office:value="85.3040000000207">
            <text:p>85.304</text:p>
          </table:table-cell>
          <table:table-cell table:formula="of:=CONCATENATE(&quot;T&quot;;[.P952])" office:value-type="string" office:string-value="T951">
            <text:p>T951</text:p>
          </table:table-cell>
          <table:table-cell table:formula="of:=IF([.J952]=&quot;X&quot;;1;[.P951]+1)" office:value-type="float" office:value="951">
            <text:p>951</text:p>
          </table:table-cell>
          <table:table-cell table:style-name="ce7" table:formula="of:=CONCATENATE(&quot;mv &quot;;[.K952];&quot;^&quot;;[.O952];&quot;.wav &quot;&quot;rn^&quot;;[.$E952];&quot;~&quot;;[.$B952];&quot;~&quot;;[.$C952];&quot;~&quot;;[.$A952];&quot;~&quot;;[.$F952];&quot;~&quot;;[.$D952];&quot;.wav&quot;&quot;&quot;)" office:value-type="string" office:string-value="mv 1^T951.wav &quot;rn^ZZZ~~~~~.wav&quot;">
            <text:p>mv 1^T951.wav "rn^ZZZ~~~~~.wav"</text:p>
          </table:table-cell>
          <table:table-cell table:formula="of:=CONCATENATE(&quot;-ALBUM &quot;&quot;&quot;;[.A952];&quot;&quot;&quot; -ARTIST &quot;&quot;&quot;;[.B952];&quot;&quot;&quot; -ID3V2TAG TCOM &quot;&quot;&quot;;[.C952];&quot;&quot;&quot; -GENRE &quot;&quot;&quot;;[.D952];&quot;&quot;&quot; -TITLE &quot;&quot;&quot;;[.E952];&quot;&quot;&quot; -TRACK &quot;&quot;&quot;;[.F952];&quot;&quot;&quot; -YEAR &quot;&quot;&quot;;[.H952];&quot;&quot;&quot; &quot;;[.K952];&quot;/&quot;;[.O952];&quot;.mp3&quot;)" office:value-type="string" office:string-value="-ALBUM &quot;&quot; -ARTIST &quot;&quot; -ID3V2TAG TCOM &quot;&quot; -GENRE &quot;&quot; -TITLE &quot;ZZZ&quot; -TRACK &quot;&quot; -YEAR &quot;&quot; 1/T951.mp3">
            <text:p>-ALBUM "" -ARTIST "" -ID3V2TAG TCOM "" -GENRE "" -TITLE "ZZZ" -TRACK "" -YEAR "" 1/T95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52]+1" office:value-type="float" office:value="952">
            <text:p>952</text:p>
          </table:table-cell>
          <table:table-cell table:style-name="ce3"/>
          <table:table-cell table:style-name="ce5" table:formula="of:=IF([.J953]=&quot;X&quot;;[.K952]+1;[.K952])" office:value-type="float" office:value="1">
            <text:p>1</text:p>
          </table:table-cell>
          <table:table-cell table:formula="of:=IF([.J953]=&quot;X&quot;;0;[.L952]+[.G952]+[.J953]/24/60/60)" office:value-type="time" office:time-value="PT00H09M20.304S">
            <text:p>00:09:20.30</text:p>
          </table:table-cell>
          <table:table-cell table:formula="of:=INT([.L953]*24*60)+MOD([.L953]*24*60*60;60)/100" office:value-type="float" office:value="9.20304">
            <text:p>9.203</text:p>
          </table:table-cell>
          <table:table-cell table:formula="of:=[.L953]*24*60*60+[.$N$1]*([.P953]-1)" office:value-type="float" office:value="84.8040000000207">
            <text:p>84.804</text:p>
          </table:table-cell>
          <table:table-cell table:formula="of:=CONCATENATE(&quot;T&quot;;[.P953])" office:value-type="string" office:string-value="T952">
            <text:p>T952</text:p>
          </table:table-cell>
          <table:table-cell table:formula="of:=IF([.J953]=&quot;X&quot;;1;[.P952]+1)" office:value-type="float" office:value="952">
            <text:p>952</text:p>
          </table:table-cell>
          <table:table-cell table:style-name="ce7" table:formula="of:=CONCATENATE(&quot;mv &quot;;[.K953];&quot;^&quot;;[.O953];&quot;.wav &quot;&quot;rn^&quot;;[.$E953];&quot;~&quot;;[.$B953];&quot;~&quot;;[.$C953];&quot;~&quot;;[.$A953];&quot;~&quot;;[.$F953];&quot;~&quot;;[.$D953];&quot;.wav&quot;&quot;&quot;)" office:value-type="string" office:string-value="mv 1^T952.wav &quot;rn^ZZZ~~~~~.wav&quot;">
            <text:p>mv 1^T952.wav "rn^ZZZ~~~~~.wav"</text:p>
          </table:table-cell>
          <table:table-cell table:formula="of:=CONCATENATE(&quot;-ALBUM &quot;&quot;&quot;;[.A953];&quot;&quot;&quot; -ARTIST &quot;&quot;&quot;;[.B953];&quot;&quot;&quot; -ID3V2TAG TCOM &quot;&quot;&quot;;[.C953];&quot;&quot;&quot; -GENRE &quot;&quot;&quot;;[.D953];&quot;&quot;&quot; -TITLE &quot;&quot;&quot;;[.E953];&quot;&quot;&quot; -TRACK &quot;&quot;&quot;;[.F953];&quot;&quot;&quot; -YEAR &quot;&quot;&quot;;[.H953];&quot;&quot;&quot; &quot;;[.K953];&quot;/&quot;;[.O953];&quot;.mp3&quot;)" office:value-type="string" office:string-value="-ALBUM &quot;&quot; -ARTIST &quot;&quot; -ID3V2TAG TCOM &quot;&quot; -GENRE &quot;&quot; -TITLE &quot;ZZZ&quot; -TRACK &quot;&quot; -YEAR &quot;&quot; 1/T952.mp3">
            <text:p>-ALBUM "" -ARTIST "" -ID3V2TAG TCOM "" -GENRE "" -TITLE "ZZZ" -TRACK "" -YEAR "" 1/T95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53]+1" office:value-type="float" office:value="953">
            <text:p>953</text:p>
          </table:table-cell>
          <table:table-cell table:style-name="ce3"/>
          <table:table-cell table:style-name="ce5" table:formula="of:=IF([.J954]=&quot;X&quot;;[.K953]+1;[.K953])" office:value-type="float" office:value="1">
            <text:p>1</text:p>
          </table:table-cell>
          <table:table-cell table:formula="of:=IF([.J954]=&quot;X&quot;;0;[.L953]+[.G953]+[.J954]/24/60/60)" office:value-type="time" office:time-value="PT00H09M20.304S">
            <text:p>00:09:20.30</text:p>
          </table:table-cell>
          <table:table-cell table:formula="of:=INT([.L954]*24*60)+MOD([.L954]*24*60*60;60)/100" office:value-type="float" office:value="9.20304">
            <text:p>9.203</text:p>
          </table:table-cell>
          <table:table-cell table:formula="of:=[.L954]*24*60*60+[.$N$1]*([.P954]-1)" office:value-type="float" office:value="84.3040000000207">
            <text:p>84.304</text:p>
          </table:table-cell>
          <table:table-cell table:formula="of:=CONCATENATE(&quot;T&quot;;[.P954])" office:value-type="string" office:string-value="T953">
            <text:p>T953</text:p>
          </table:table-cell>
          <table:table-cell table:formula="of:=IF([.J954]=&quot;X&quot;;1;[.P953]+1)" office:value-type="float" office:value="953">
            <text:p>953</text:p>
          </table:table-cell>
          <table:table-cell table:style-name="ce7" table:formula="of:=CONCATENATE(&quot;mv &quot;;[.K954];&quot;^&quot;;[.O954];&quot;.wav &quot;&quot;rn^&quot;;[.$E954];&quot;~&quot;;[.$B954];&quot;~&quot;;[.$C954];&quot;~&quot;;[.$A954];&quot;~&quot;;[.$F954];&quot;~&quot;;[.$D954];&quot;.wav&quot;&quot;&quot;)" office:value-type="string" office:string-value="mv 1^T953.wav &quot;rn^ZZZ~~~~~.wav&quot;">
            <text:p>mv 1^T953.wav "rn^ZZZ~~~~~.wav"</text:p>
          </table:table-cell>
          <table:table-cell table:formula="of:=CONCATENATE(&quot;-ALBUM &quot;&quot;&quot;;[.A954];&quot;&quot;&quot; -ARTIST &quot;&quot;&quot;;[.B954];&quot;&quot;&quot; -ID3V2TAG TCOM &quot;&quot;&quot;;[.C954];&quot;&quot;&quot; -GENRE &quot;&quot;&quot;;[.D954];&quot;&quot;&quot; -TITLE &quot;&quot;&quot;;[.E954];&quot;&quot;&quot; -TRACK &quot;&quot;&quot;;[.F954];&quot;&quot;&quot; -YEAR &quot;&quot;&quot;;[.H954];&quot;&quot;&quot; &quot;;[.K954];&quot;/&quot;;[.O954];&quot;.mp3&quot;)" office:value-type="string" office:string-value="-ALBUM &quot;&quot; -ARTIST &quot;&quot; -ID3V2TAG TCOM &quot;&quot; -GENRE &quot;&quot; -TITLE &quot;ZZZ&quot; -TRACK &quot;&quot; -YEAR &quot;&quot; 1/T953.mp3">
            <text:p>-ALBUM "" -ARTIST "" -ID3V2TAG TCOM "" -GENRE "" -TITLE "ZZZ" -TRACK "" -YEAR "" 1/T95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54]+1" office:value-type="float" office:value="954">
            <text:p>954</text:p>
          </table:table-cell>
          <table:table-cell table:style-name="ce3"/>
          <table:table-cell table:style-name="ce5" table:formula="of:=IF([.J955]=&quot;X&quot;;[.K954]+1;[.K954])" office:value-type="float" office:value="1">
            <text:p>1</text:p>
          </table:table-cell>
          <table:table-cell table:formula="of:=IF([.J955]=&quot;X&quot;;0;[.L954]+[.G954]+[.J955]/24/60/60)" office:value-type="time" office:time-value="PT00H09M20.304S">
            <text:p>00:09:20.30</text:p>
          </table:table-cell>
          <table:table-cell table:formula="of:=INT([.L955]*24*60)+MOD([.L955]*24*60*60;60)/100" office:value-type="float" office:value="9.20304">
            <text:p>9.203</text:p>
          </table:table-cell>
          <table:table-cell table:formula="of:=[.L955]*24*60*60+[.$N$1]*([.P955]-1)" office:value-type="float" office:value="83.8040000000207">
            <text:p>83.804</text:p>
          </table:table-cell>
          <table:table-cell table:formula="of:=CONCATENATE(&quot;T&quot;;[.P955])" office:value-type="string" office:string-value="T954">
            <text:p>T954</text:p>
          </table:table-cell>
          <table:table-cell table:formula="of:=IF([.J955]=&quot;X&quot;;1;[.P954]+1)" office:value-type="float" office:value="954">
            <text:p>954</text:p>
          </table:table-cell>
          <table:table-cell table:style-name="ce7" table:formula="of:=CONCATENATE(&quot;mv &quot;;[.K955];&quot;^&quot;;[.O955];&quot;.wav &quot;&quot;rn^&quot;;[.$E955];&quot;~&quot;;[.$B955];&quot;~&quot;;[.$C955];&quot;~&quot;;[.$A955];&quot;~&quot;;[.$F955];&quot;~&quot;;[.$D955];&quot;.wav&quot;&quot;&quot;)" office:value-type="string" office:string-value="mv 1^T954.wav &quot;rn^ZZZ~~~~~.wav&quot;">
            <text:p>mv 1^T954.wav "rn^ZZZ~~~~~.wav"</text:p>
          </table:table-cell>
          <table:table-cell table:formula="of:=CONCATENATE(&quot;-ALBUM &quot;&quot;&quot;;[.A955];&quot;&quot;&quot; -ARTIST &quot;&quot;&quot;;[.B955];&quot;&quot;&quot; -ID3V2TAG TCOM &quot;&quot;&quot;;[.C955];&quot;&quot;&quot; -GENRE &quot;&quot;&quot;;[.D955];&quot;&quot;&quot; -TITLE &quot;&quot;&quot;;[.E955];&quot;&quot;&quot; -TRACK &quot;&quot;&quot;;[.F955];&quot;&quot;&quot; -YEAR &quot;&quot;&quot;;[.H955];&quot;&quot;&quot; &quot;;[.K955];&quot;/&quot;;[.O955];&quot;.mp3&quot;)" office:value-type="string" office:string-value="-ALBUM &quot;&quot; -ARTIST &quot;&quot; -ID3V2TAG TCOM &quot;&quot; -GENRE &quot;&quot; -TITLE &quot;ZZZ&quot; -TRACK &quot;&quot; -YEAR &quot;&quot; 1/T954.mp3">
            <text:p>-ALBUM "" -ARTIST "" -ID3V2TAG TCOM "" -GENRE "" -TITLE "ZZZ" -TRACK "" -YEAR "" 1/T95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55]+1" office:value-type="float" office:value="955">
            <text:p>955</text:p>
          </table:table-cell>
          <table:table-cell table:style-name="ce3"/>
          <table:table-cell table:style-name="ce5" table:formula="of:=IF([.J956]=&quot;X&quot;;[.K955]+1;[.K955])" office:value-type="float" office:value="1">
            <text:p>1</text:p>
          </table:table-cell>
          <table:table-cell table:formula="of:=IF([.J956]=&quot;X&quot;;0;[.L955]+[.G955]+[.J956]/24/60/60)" office:value-type="time" office:time-value="PT00H09M20.304S">
            <text:p>00:09:20.30</text:p>
          </table:table-cell>
          <table:table-cell table:formula="of:=INT([.L956]*24*60)+MOD([.L956]*24*60*60;60)/100" office:value-type="float" office:value="9.20304">
            <text:p>9.203</text:p>
          </table:table-cell>
          <table:table-cell table:formula="of:=[.L956]*24*60*60+[.$N$1]*([.P956]-1)" office:value-type="float" office:value="83.3040000000207">
            <text:p>83.304</text:p>
          </table:table-cell>
          <table:table-cell table:formula="of:=CONCATENATE(&quot;T&quot;;[.P956])" office:value-type="string" office:string-value="T955">
            <text:p>T955</text:p>
          </table:table-cell>
          <table:table-cell table:formula="of:=IF([.J956]=&quot;X&quot;;1;[.P955]+1)" office:value-type="float" office:value="955">
            <text:p>955</text:p>
          </table:table-cell>
          <table:table-cell table:style-name="ce7" table:formula="of:=CONCATENATE(&quot;mv &quot;;[.K956];&quot;^&quot;;[.O956];&quot;.wav &quot;&quot;rn^&quot;;[.$E956];&quot;~&quot;;[.$B956];&quot;~&quot;;[.$C956];&quot;~&quot;;[.$A956];&quot;~&quot;;[.$F956];&quot;~&quot;;[.$D956];&quot;.wav&quot;&quot;&quot;)" office:value-type="string" office:string-value="mv 1^T955.wav &quot;rn^ZZZ~~~~~.wav&quot;">
            <text:p>mv 1^T955.wav "rn^ZZZ~~~~~.wav"</text:p>
          </table:table-cell>
          <table:table-cell table:formula="of:=CONCATENATE(&quot;-ALBUM &quot;&quot;&quot;;[.A956];&quot;&quot;&quot; -ARTIST &quot;&quot;&quot;;[.B956];&quot;&quot;&quot; -ID3V2TAG TCOM &quot;&quot;&quot;;[.C956];&quot;&quot;&quot; -GENRE &quot;&quot;&quot;;[.D956];&quot;&quot;&quot; -TITLE &quot;&quot;&quot;;[.E956];&quot;&quot;&quot; -TRACK &quot;&quot;&quot;;[.F956];&quot;&quot;&quot; -YEAR &quot;&quot;&quot;;[.H956];&quot;&quot;&quot; &quot;;[.K956];&quot;/&quot;;[.O956];&quot;.mp3&quot;)" office:value-type="string" office:string-value="-ALBUM &quot;&quot; -ARTIST &quot;&quot; -ID3V2TAG TCOM &quot;&quot; -GENRE &quot;&quot; -TITLE &quot;ZZZ&quot; -TRACK &quot;&quot; -YEAR &quot;&quot; 1/T955.mp3">
            <text:p>-ALBUM "" -ARTIST "" -ID3V2TAG TCOM "" -GENRE "" -TITLE "ZZZ" -TRACK "" -YEAR "" 1/T95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56]+1" office:value-type="float" office:value="956">
            <text:p>956</text:p>
          </table:table-cell>
          <table:table-cell table:style-name="ce3"/>
          <table:table-cell table:style-name="ce5" table:formula="of:=IF([.J957]=&quot;X&quot;;[.K956]+1;[.K956])" office:value-type="float" office:value="1">
            <text:p>1</text:p>
          </table:table-cell>
          <table:table-cell table:formula="of:=IF([.J957]=&quot;X&quot;;0;[.L956]+[.G956]+[.J957]/24/60/60)" office:value-type="time" office:time-value="PT00H09M20.304S">
            <text:p>00:09:20.30</text:p>
          </table:table-cell>
          <table:table-cell table:formula="of:=INT([.L957]*24*60)+MOD([.L957]*24*60*60;60)/100" office:value-type="float" office:value="9.20304">
            <text:p>9.203</text:p>
          </table:table-cell>
          <table:table-cell table:formula="of:=[.L957]*24*60*60+[.$N$1]*([.P957]-1)" office:value-type="float" office:value="82.8040000000208">
            <text:p>82.804</text:p>
          </table:table-cell>
          <table:table-cell table:formula="of:=CONCATENATE(&quot;T&quot;;[.P957])" office:value-type="string" office:string-value="T956">
            <text:p>T956</text:p>
          </table:table-cell>
          <table:table-cell table:formula="of:=IF([.J957]=&quot;X&quot;;1;[.P956]+1)" office:value-type="float" office:value="956">
            <text:p>956</text:p>
          </table:table-cell>
          <table:table-cell table:style-name="ce7" table:formula="of:=CONCATENATE(&quot;mv &quot;;[.K957];&quot;^&quot;;[.O957];&quot;.wav &quot;&quot;rn^&quot;;[.$E957];&quot;~&quot;;[.$B957];&quot;~&quot;;[.$C957];&quot;~&quot;;[.$A957];&quot;~&quot;;[.$F957];&quot;~&quot;;[.$D957];&quot;.wav&quot;&quot;&quot;)" office:value-type="string" office:string-value="mv 1^T956.wav &quot;rn^ZZZ~~~~~.wav&quot;">
            <text:p>mv 1^T956.wav "rn^ZZZ~~~~~.wav"</text:p>
          </table:table-cell>
          <table:table-cell table:formula="of:=CONCATENATE(&quot;-ALBUM &quot;&quot;&quot;;[.A957];&quot;&quot;&quot; -ARTIST &quot;&quot;&quot;;[.B957];&quot;&quot;&quot; -ID3V2TAG TCOM &quot;&quot;&quot;;[.C957];&quot;&quot;&quot; -GENRE &quot;&quot;&quot;;[.D957];&quot;&quot;&quot; -TITLE &quot;&quot;&quot;;[.E957];&quot;&quot;&quot; -TRACK &quot;&quot;&quot;;[.F957];&quot;&quot;&quot; -YEAR &quot;&quot;&quot;;[.H957];&quot;&quot;&quot; &quot;;[.K957];&quot;/&quot;;[.O957];&quot;.mp3&quot;)" office:value-type="string" office:string-value="-ALBUM &quot;&quot; -ARTIST &quot;&quot; -ID3V2TAG TCOM &quot;&quot; -GENRE &quot;&quot; -TITLE &quot;ZZZ&quot; -TRACK &quot;&quot; -YEAR &quot;&quot; 1/T956.mp3">
            <text:p>-ALBUM "" -ARTIST "" -ID3V2TAG TCOM "" -GENRE "" -TITLE "ZZZ" -TRACK "" -YEAR "" 1/T95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57]+1" office:value-type="float" office:value="957">
            <text:p>957</text:p>
          </table:table-cell>
          <table:table-cell table:style-name="ce3"/>
          <table:table-cell table:style-name="ce5" table:formula="of:=IF([.J958]=&quot;X&quot;;[.K957]+1;[.K957])" office:value-type="float" office:value="1">
            <text:p>1</text:p>
          </table:table-cell>
          <table:table-cell table:formula="of:=IF([.J958]=&quot;X&quot;;0;[.L957]+[.G957]+[.J958]/24/60/60)" office:value-type="time" office:time-value="PT00H09M20.304S">
            <text:p>00:09:20.30</text:p>
          </table:table-cell>
          <table:table-cell table:formula="of:=INT([.L958]*24*60)+MOD([.L958]*24*60*60;60)/100" office:value-type="float" office:value="9.20304">
            <text:p>9.203</text:p>
          </table:table-cell>
          <table:table-cell table:formula="of:=[.L958]*24*60*60+[.$N$1]*([.P958]-1)" office:value-type="float" office:value="82.3040000000208">
            <text:p>82.304</text:p>
          </table:table-cell>
          <table:table-cell table:formula="of:=CONCATENATE(&quot;T&quot;;[.P958])" office:value-type="string" office:string-value="T957">
            <text:p>T957</text:p>
          </table:table-cell>
          <table:table-cell table:formula="of:=IF([.J958]=&quot;X&quot;;1;[.P957]+1)" office:value-type="float" office:value="957">
            <text:p>957</text:p>
          </table:table-cell>
          <table:table-cell table:style-name="ce7" table:formula="of:=CONCATENATE(&quot;mv &quot;;[.K958];&quot;^&quot;;[.O958];&quot;.wav &quot;&quot;rn^&quot;;[.$E958];&quot;~&quot;;[.$B958];&quot;~&quot;;[.$C958];&quot;~&quot;;[.$A958];&quot;~&quot;;[.$F958];&quot;~&quot;;[.$D958];&quot;.wav&quot;&quot;&quot;)" office:value-type="string" office:string-value="mv 1^T957.wav &quot;rn^ZZZ~~~~~.wav&quot;">
            <text:p>mv 1^T957.wav "rn^ZZZ~~~~~.wav"</text:p>
          </table:table-cell>
          <table:table-cell table:formula="of:=CONCATENATE(&quot;-ALBUM &quot;&quot;&quot;;[.A958];&quot;&quot;&quot; -ARTIST &quot;&quot;&quot;;[.B958];&quot;&quot;&quot; -ID3V2TAG TCOM &quot;&quot;&quot;;[.C958];&quot;&quot;&quot; -GENRE &quot;&quot;&quot;;[.D958];&quot;&quot;&quot; -TITLE &quot;&quot;&quot;;[.E958];&quot;&quot;&quot; -TRACK &quot;&quot;&quot;;[.F958];&quot;&quot;&quot; -YEAR &quot;&quot;&quot;;[.H958];&quot;&quot;&quot; &quot;;[.K958];&quot;/&quot;;[.O958];&quot;.mp3&quot;)" office:value-type="string" office:string-value="-ALBUM &quot;&quot; -ARTIST &quot;&quot; -ID3V2TAG TCOM &quot;&quot; -GENRE &quot;&quot; -TITLE &quot;ZZZ&quot; -TRACK &quot;&quot; -YEAR &quot;&quot; 1/T957.mp3">
            <text:p>-ALBUM "" -ARTIST "" -ID3V2TAG TCOM "" -GENRE "" -TITLE "ZZZ" -TRACK "" -YEAR "" 1/T95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58]+1" office:value-type="float" office:value="958">
            <text:p>958</text:p>
          </table:table-cell>
          <table:table-cell table:style-name="ce3"/>
          <table:table-cell table:style-name="ce5" table:formula="of:=IF([.J959]=&quot;X&quot;;[.K958]+1;[.K958])" office:value-type="float" office:value="1">
            <text:p>1</text:p>
          </table:table-cell>
          <table:table-cell table:formula="of:=IF([.J959]=&quot;X&quot;;0;[.L958]+[.G958]+[.J959]/24/60/60)" office:value-type="time" office:time-value="PT00H09M20.304S">
            <text:p>00:09:20.30</text:p>
          </table:table-cell>
          <table:table-cell table:formula="of:=INT([.L959]*24*60)+MOD([.L959]*24*60*60;60)/100" office:value-type="float" office:value="9.20304">
            <text:p>9.203</text:p>
          </table:table-cell>
          <table:table-cell table:formula="of:=[.L959]*24*60*60+[.$N$1]*([.P959]-1)" office:value-type="float" office:value="81.8040000000208">
            <text:p>81.804</text:p>
          </table:table-cell>
          <table:table-cell table:formula="of:=CONCATENATE(&quot;T&quot;;[.P959])" office:value-type="string" office:string-value="T958">
            <text:p>T958</text:p>
          </table:table-cell>
          <table:table-cell table:formula="of:=IF([.J959]=&quot;X&quot;;1;[.P958]+1)" office:value-type="float" office:value="958">
            <text:p>958</text:p>
          </table:table-cell>
          <table:table-cell table:style-name="ce7" table:formula="of:=CONCATENATE(&quot;mv &quot;;[.K959];&quot;^&quot;;[.O959];&quot;.wav &quot;&quot;rn^&quot;;[.$E959];&quot;~&quot;;[.$B959];&quot;~&quot;;[.$C959];&quot;~&quot;;[.$A959];&quot;~&quot;;[.$F959];&quot;~&quot;;[.$D959];&quot;.wav&quot;&quot;&quot;)" office:value-type="string" office:string-value="mv 1^T958.wav &quot;rn^ZZZ~~~~~.wav&quot;">
            <text:p>mv 1^T958.wav "rn^ZZZ~~~~~.wav"</text:p>
          </table:table-cell>
          <table:table-cell table:formula="of:=CONCATENATE(&quot;-ALBUM &quot;&quot;&quot;;[.A959];&quot;&quot;&quot; -ARTIST &quot;&quot;&quot;;[.B959];&quot;&quot;&quot; -ID3V2TAG TCOM &quot;&quot;&quot;;[.C959];&quot;&quot;&quot; -GENRE &quot;&quot;&quot;;[.D959];&quot;&quot;&quot; -TITLE &quot;&quot;&quot;;[.E959];&quot;&quot;&quot; -TRACK &quot;&quot;&quot;;[.F959];&quot;&quot;&quot; -YEAR &quot;&quot;&quot;;[.H959];&quot;&quot;&quot; &quot;;[.K959];&quot;/&quot;;[.O959];&quot;.mp3&quot;)" office:value-type="string" office:string-value="-ALBUM &quot;&quot; -ARTIST &quot;&quot; -ID3V2TAG TCOM &quot;&quot; -GENRE &quot;&quot; -TITLE &quot;ZZZ&quot; -TRACK &quot;&quot; -YEAR &quot;&quot; 1/T958.mp3">
            <text:p>-ALBUM "" -ARTIST "" -ID3V2TAG TCOM "" -GENRE "" -TITLE "ZZZ" -TRACK "" -YEAR "" 1/T95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59]+1" office:value-type="float" office:value="959">
            <text:p>959</text:p>
          </table:table-cell>
          <table:table-cell table:style-name="ce3"/>
          <table:table-cell table:style-name="ce5" table:formula="of:=IF([.J960]=&quot;X&quot;;[.K959]+1;[.K959])" office:value-type="float" office:value="1">
            <text:p>1</text:p>
          </table:table-cell>
          <table:table-cell table:formula="of:=IF([.J960]=&quot;X&quot;;0;[.L959]+[.G959]+[.J960]/24/60/60)" office:value-type="time" office:time-value="PT00H09M20.304S">
            <text:p>00:09:20.30</text:p>
          </table:table-cell>
          <table:table-cell table:formula="of:=INT([.L960]*24*60)+MOD([.L960]*24*60*60;60)/100" office:value-type="float" office:value="9.20304">
            <text:p>9.203</text:p>
          </table:table-cell>
          <table:table-cell table:formula="of:=[.L960]*24*60*60+[.$N$1]*([.P960]-1)" office:value-type="float" office:value="81.3040000000208">
            <text:p>81.304</text:p>
          </table:table-cell>
          <table:table-cell table:formula="of:=CONCATENATE(&quot;T&quot;;[.P960])" office:value-type="string" office:string-value="T959">
            <text:p>T959</text:p>
          </table:table-cell>
          <table:table-cell table:formula="of:=IF([.J960]=&quot;X&quot;;1;[.P959]+1)" office:value-type="float" office:value="959">
            <text:p>959</text:p>
          </table:table-cell>
          <table:table-cell table:style-name="ce7" table:formula="of:=CONCATENATE(&quot;mv &quot;;[.K960];&quot;^&quot;;[.O960];&quot;.wav &quot;&quot;rn^&quot;;[.$E960];&quot;~&quot;;[.$B960];&quot;~&quot;;[.$C960];&quot;~&quot;;[.$A960];&quot;~&quot;;[.$F960];&quot;~&quot;;[.$D960];&quot;.wav&quot;&quot;&quot;)" office:value-type="string" office:string-value="mv 1^T959.wav &quot;rn^ZZZ~~~~~.wav&quot;">
            <text:p>mv 1^T959.wav "rn^ZZZ~~~~~.wav"</text:p>
          </table:table-cell>
          <table:table-cell table:formula="of:=CONCATENATE(&quot;-ALBUM &quot;&quot;&quot;;[.A960];&quot;&quot;&quot; -ARTIST &quot;&quot;&quot;;[.B960];&quot;&quot;&quot; -ID3V2TAG TCOM &quot;&quot;&quot;;[.C960];&quot;&quot;&quot; -GENRE &quot;&quot;&quot;;[.D960];&quot;&quot;&quot; -TITLE &quot;&quot;&quot;;[.E960];&quot;&quot;&quot; -TRACK &quot;&quot;&quot;;[.F960];&quot;&quot;&quot; -YEAR &quot;&quot;&quot;;[.H960];&quot;&quot;&quot; &quot;;[.K960];&quot;/&quot;;[.O960];&quot;.mp3&quot;)" office:value-type="string" office:string-value="-ALBUM &quot;&quot; -ARTIST &quot;&quot; -ID3V2TAG TCOM &quot;&quot; -GENRE &quot;&quot; -TITLE &quot;ZZZ&quot; -TRACK &quot;&quot; -YEAR &quot;&quot; 1/T959.mp3">
            <text:p>-ALBUM "" -ARTIST "" -ID3V2TAG TCOM "" -GENRE "" -TITLE "ZZZ" -TRACK "" -YEAR "" 1/T95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60]+1" office:value-type="float" office:value="960">
            <text:p>960</text:p>
          </table:table-cell>
          <table:table-cell table:style-name="ce3"/>
          <table:table-cell table:style-name="ce5" table:formula="of:=IF([.J961]=&quot;X&quot;;[.K960]+1;[.K960])" office:value-type="float" office:value="1">
            <text:p>1</text:p>
          </table:table-cell>
          <table:table-cell table:formula="of:=IF([.J961]=&quot;X&quot;;0;[.L960]+[.G960]+[.J961]/24/60/60)" office:value-type="time" office:time-value="PT00H09M20.304S">
            <text:p>00:09:20.30</text:p>
          </table:table-cell>
          <table:table-cell table:formula="of:=INT([.L961]*24*60)+MOD([.L961]*24*60*60;60)/100" office:value-type="float" office:value="9.20304">
            <text:p>9.203</text:p>
          </table:table-cell>
          <table:table-cell table:formula="of:=[.L961]*24*60*60+[.$N$1]*([.P961]-1)" office:value-type="float" office:value="80.8040000000208">
            <text:p>80.804</text:p>
          </table:table-cell>
          <table:table-cell table:formula="of:=CONCATENATE(&quot;T&quot;;[.P961])" office:value-type="string" office:string-value="T960">
            <text:p>T960</text:p>
          </table:table-cell>
          <table:table-cell table:formula="of:=IF([.J961]=&quot;X&quot;;1;[.P960]+1)" office:value-type="float" office:value="960">
            <text:p>960</text:p>
          </table:table-cell>
          <table:table-cell table:style-name="ce7" table:formula="of:=CONCATENATE(&quot;mv &quot;;[.K961];&quot;^&quot;;[.O961];&quot;.wav &quot;&quot;rn^&quot;;[.$E961];&quot;~&quot;;[.$B961];&quot;~&quot;;[.$C961];&quot;~&quot;;[.$A961];&quot;~&quot;;[.$F961];&quot;~&quot;;[.$D961];&quot;.wav&quot;&quot;&quot;)" office:value-type="string" office:string-value="mv 1^T960.wav &quot;rn^ZZZ~~~~~.wav&quot;">
            <text:p>mv 1^T960.wav "rn^ZZZ~~~~~.wav"</text:p>
          </table:table-cell>
          <table:table-cell table:formula="of:=CONCATENATE(&quot;-ALBUM &quot;&quot;&quot;;[.A961];&quot;&quot;&quot; -ARTIST &quot;&quot;&quot;;[.B961];&quot;&quot;&quot; -ID3V2TAG TCOM &quot;&quot;&quot;;[.C961];&quot;&quot;&quot; -GENRE &quot;&quot;&quot;;[.D961];&quot;&quot;&quot; -TITLE &quot;&quot;&quot;;[.E961];&quot;&quot;&quot; -TRACK &quot;&quot;&quot;;[.F961];&quot;&quot;&quot; -YEAR &quot;&quot;&quot;;[.H961];&quot;&quot;&quot; &quot;;[.K961];&quot;/&quot;;[.O961];&quot;.mp3&quot;)" office:value-type="string" office:string-value="-ALBUM &quot;&quot; -ARTIST &quot;&quot; -ID3V2TAG TCOM &quot;&quot; -GENRE &quot;&quot; -TITLE &quot;ZZZ&quot; -TRACK &quot;&quot; -YEAR &quot;&quot; 1/T960.mp3">
            <text:p>-ALBUM "" -ARTIST "" -ID3V2TAG TCOM "" -GENRE "" -TITLE "ZZZ" -TRACK "" -YEAR "" 1/T96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61]+1" office:value-type="float" office:value="961">
            <text:p>961</text:p>
          </table:table-cell>
          <table:table-cell table:style-name="ce3"/>
          <table:table-cell table:style-name="ce5" table:formula="of:=IF([.J962]=&quot;X&quot;;[.K961]+1;[.K961])" office:value-type="float" office:value="1">
            <text:p>1</text:p>
          </table:table-cell>
          <table:table-cell table:formula="of:=IF([.J962]=&quot;X&quot;;0;[.L961]+[.G961]+[.J962]/24/60/60)" office:value-type="time" office:time-value="PT00H09M20.304S">
            <text:p>00:09:20.30</text:p>
          </table:table-cell>
          <table:table-cell table:formula="of:=INT([.L962]*24*60)+MOD([.L962]*24*60*60;60)/100" office:value-type="float" office:value="9.20304">
            <text:p>9.203</text:p>
          </table:table-cell>
          <table:table-cell table:formula="of:=[.L962]*24*60*60+[.$N$1]*([.P962]-1)" office:value-type="float" office:value="80.3040000000209">
            <text:p>80.304</text:p>
          </table:table-cell>
          <table:table-cell table:formula="of:=CONCATENATE(&quot;T&quot;;[.P962])" office:value-type="string" office:string-value="T961">
            <text:p>T961</text:p>
          </table:table-cell>
          <table:table-cell table:formula="of:=IF([.J962]=&quot;X&quot;;1;[.P961]+1)" office:value-type="float" office:value="961">
            <text:p>961</text:p>
          </table:table-cell>
          <table:table-cell table:style-name="ce7" table:formula="of:=CONCATENATE(&quot;mv &quot;;[.K962];&quot;^&quot;;[.O962];&quot;.wav &quot;&quot;rn^&quot;;[.$E962];&quot;~&quot;;[.$B962];&quot;~&quot;;[.$C962];&quot;~&quot;;[.$A962];&quot;~&quot;;[.$F962];&quot;~&quot;;[.$D962];&quot;.wav&quot;&quot;&quot;)" office:value-type="string" office:string-value="mv 1^T961.wav &quot;rn^ZZZ~~~~~.wav&quot;">
            <text:p>mv 1^T961.wav "rn^ZZZ~~~~~.wav"</text:p>
          </table:table-cell>
          <table:table-cell table:formula="of:=CONCATENATE(&quot;-ALBUM &quot;&quot;&quot;;[.A962];&quot;&quot;&quot; -ARTIST &quot;&quot;&quot;;[.B962];&quot;&quot;&quot; -ID3V2TAG TCOM &quot;&quot;&quot;;[.C962];&quot;&quot;&quot; -GENRE &quot;&quot;&quot;;[.D962];&quot;&quot;&quot; -TITLE &quot;&quot;&quot;;[.E962];&quot;&quot;&quot; -TRACK &quot;&quot;&quot;;[.F962];&quot;&quot;&quot; -YEAR &quot;&quot;&quot;;[.H962];&quot;&quot;&quot; &quot;;[.K962];&quot;/&quot;;[.O962];&quot;.mp3&quot;)" office:value-type="string" office:string-value="-ALBUM &quot;&quot; -ARTIST &quot;&quot; -ID3V2TAG TCOM &quot;&quot; -GENRE &quot;&quot; -TITLE &quot;ZZZ&quot; -TRACK &quot;&quot; -YEAR &quot;&quot; 1/T961.mp3">
            <text:p>-ALBUM "" -ARTIST "" -ID3V2TAG TCOM "" -GENRE "" -TITLE "ZZZ" -TRACK "" -YEAR "" 1/T96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62]+1" office:value-type="float" office:value="962">
            <text:p>962</text:p>
          </table:table-cell>
          <table:table-cell table:style-name="ce3"/>
          <table:table-cell table:style-name="ce5" table:formula="of:=IF([.J963]=&quot;X&quot;;[.K962]+1;[.K962])" office:value-type="float" office:value="1">
            <text:p>1</text:p>
          </table:table-cell>
          <table:table-cell table:formula="of:=IF([.J963]=&quot;X&quot;;0;[.L962]+[.G962]+[.J963]/24/60/60)" office:value-type="time" office:time-value="PT00H09M20.304S">
            <text:p>00:09:20.30</text:p>
          </table:table-cell>
          <table:table-cell table:formula="of:=INT([.L963]*24*60)+MOD([.L963]*24*60*60;60)/100" office:value-type="float" office:value="9.20304">
            <text:p>9.203</text:p>
          </table:table-cell>
          <table:table-cell table:formula="of:=[.L963]*24*60*60+[.$N$1]*([.P963]-1)" office:value-type="float" office:value="79.8040000000209">
            <text:p>79.804</text:p>
          </table:table-cell>
          <table:table-cell table:formula="of:=CONCATENATE(&quot;T&quot;;[.P963])" office:value-type="string" office:string-value="T962">
            <text:p>T962</text:p>
          </table:table-cell>
          <table:table-cell table:formula="of:=IF([.J963]=&quot;X&quot;;1;[.P962]+1)" office:value-type="float" office:value="962">
            <text:p>962</text:p>
          </table:table-cell>
          <table:table-cell table:style-name="ce7" table:formula="of:=CONCATENATE(&quot;mv &quot;;[.K963];&quot;^&quot;;[.O963];&quot;.wav &quot;&quot;rn^&quot;;[.$E963];&quot;~&quot;;[.$B963];&quot;~&quot;;[.$C963];&quot;~&quot;;[.$A963];&quot;~&quot;;[.$F963];&quot;~&quot;;[.$D963];&quot;.wav&quot;&quot;&quot;)" office:value-type="string" office:string-value="mv 1^T962.wav &quot;rn^ZZZ~~~~~.wav&quot;">
            <text:p>mv 1^T962.wav "rn^ZZZ~~~~~.wav"</text:p>
          </table:table-cell>
          <table:table-cell table:formula="of:=CONCATENATE(&quot;-ALBUM &quot;&quot;&quot;;[.A963];&quot;&quot;&quot; -ARTIST &quot;&quot;&quot;;[.B963];&quot;&quot;&quot; -ID3V2TAG TCOM &quot;&quot;&quot;;[.C963];&quot;&quot;&quot; -GENRE &quot;&quot;&quot;;[.D963];&quot;&quot;&quot; -TITLE &quot;&quot;&quot;;[.E963];&quot;&quot;&quot; -TRACK &quot;&quot;&quot;;[.F963];&quot;&quot;&quot; -YEAR &quot;&quot;&quot;;[.H963];&quot;&quot;&quot; &quot;;[.K963];&quot;/&quot;;[.O963];&quot;.mp3&quot;)" office:value-type="string" office:string-value="-ALBUM &quot;&quot; -ARTIST &quot;&quot; -ID3V2TAG TCOM &quot;&quot; -GENRE &quot;&quot; -TITLE &quot;ZZZ&quot; -TRACK &quot;&quot; -YEAR &quot;&quot; 1/T962.mp3">
            <text:p>-ALBUM "" -ARTIST "" -ID3V2TAG TCOM "" -GENRE "" -TITLE "ZZZ" -TRACK "" -YEAR "" 1/T96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63]+1" office:value-type="float" office:value="963">
            <text:p>963</text:p>
          </table:table-cell>
          <table:table-cell table:style-name="ce3"/>
          <table:table-cell table:style-name="ce5" table:formula="of:=IF([.J964]=&quot;X&quot;;[.K963]+1;[.K963])" office:value-type="float" office:value="1">
            <text:p>1</text:p>
          </table:table-cell>
          <table:table-cell table:formula="of:=IF([.J964]=&quot;X&quot;;0;[.L963]+[.G963]+[.J964]/24/60/60)" office:value-type="time" office:time-value="PT00H09M20.304S">
            <text:p>00:09:20.30</text:p>
          </table:table-cell>
          <table:table-cell table:formula="of:=INT([.L964]*24*60)+MOD([.L964]*24*60*60;60)/100" office:value-type="float" office:value="9.20304">
            <text:p>9.203</text:p>
          </table:table-cell>
          <table:table-cell table:formula="of:=[.L964]*24*60*60+[.$N$1]*([.P964]-1)" office:value-type="float" office:value="79.3040000000209">
            <text:p>79.304</text:p>
          </table:table-cell>
          <table:table-cell table:formula="of:=CONCATENATE(&quot;T&quot;;[.P964])" office:value-type="string" office:string-value="T963">
            <text:p>T963</text:p>
          </table:table-cell>
          <table:table-cell table:formula="of:=IF([.J964]=&quot;X&quot;;1;[.P963]+1)" office:value-type="float" office:value="963">
            <text:p>963</text:p>
          </table:table-cell>
          <table:table-cell table:style-name="ce7" table:formula="of:=CONCATENATE(&quot;mv &quot;;[.K964];&quot;^&quot;;[.O964];&quot;.wav &quot;&quot;rn^&quot;;[.$E964];&quot;~&quot;;[.$B964];&quot;~&quot;;[.$C964];&quot;~&quot;;[.$A964];&quot;~&quot;;[.$F964];&quot;~&quot;;[.$D964];&quot;.wav&quot;&quot;&quot;)" office:value-type="string" office:string-value="mv 1^T963.wav &quot;rn^ZZZ~~~~~.wav&quot;">
            <text:p>mv 1^T963.wav "rn^ZZZ~~~~~.wav"</text:p>
          </table:table-cell>
          <table:table-cell table:formula="of:=CONCATENATE(&quot;-ALBUM &quot;&quot;&quot;;[.A964];&quot;&quot;&quot; -ARTIST &quot;&quot;&quot;;[.B964];&quot;&quot;&quot; -ID3V2TAG TCOM &quot;&quot;&quot;;[.C964];&quot;&quot;&quot; -GENRE &quot;&quot;&quot;;[.D964];&quot;&quot;&quot; -TITLE &quot;&quot;&quot;;[.E964];&quot;&quot;&quot; -TRACK &quot;&quot;&quot;;[.F964];&quot;&quot;&quot; -YEAR &quot;&quot;&quot;;[.H964];&quot;&quot;&quot; &quot;;[.K964];&quot;/&quot;;[.O964];&quot;.mp3&quot;)" office:value-type="string" office:string-value="-ALBUM &quot;&quot; -ARTIST &quot;&quot; -ID3V2TAG TCOM &quot;&quot; -GENRE &quot;&quot; -TITLE &quot;ZZZ&quot; -TRACK &quot;&quot; -YEAR &quot;&quot; 1/T963.mp3">
            <text:p>-ALBUM "" -ARTIST "" -ID3V2TAG TCOM "" -GENRE "" -TITLE "ZZZ" -TRACK "" -YEAR "" 1/T96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64]+1" office:value-type="float" office:value="964">
            <text:p>964</text:p>
          </table:table-cell>
          <table:table-cell table:style-name="ce3"/>
          <table:table-cell table:style-name="ce5" table:formula="of:=IF([.J965]=&quot;X&quot;;[.K964]+1;[.K964])" office:value-type="float" office:value="1">
            <text:p>1</text:p>
          </table:table-cell>
          <table:table-cell table:formula="of:=IF([.J965]=&quot;X&quot;;0;[.L964]+[.G964]+[.J965]/24/60/60)" office:value-type="time" office:time-value="PT00H09M20.304S">
            <text:p>00:09:20.30</text:p>
          </table:table-cell>
          <table:table-cell table:formula="of:=INT([.L965]*24*60)+MOD([.L965]*24*60*60;60)/100" office:value-type="float" office:value="9.20304">
            <text:p>9.203</text:p>
          </table:table-cell>
          <table:table-cell table:formula="of:=[.L965]*24*60*60+[.$N$1]*([.P965]-1)" office:value-type="float" office:value="78.804000000021">
            <text:p>78.804</text:p>
          </table:table-cell>
          <table:table-cell table:formula="of:=CONCATENATE(&quot;T&quot;;[.P965])" office:value-type="string" office:string-value="T964">
            <text:p>T964</text:p>
          </table:table-cell>
          <table:table-cell table:formula="of:=IF([.J965]=&quot;X&quot;;1;[.P964]+1)" office:value-type="float" office:value="964">
            <text:p>964</text:p>
          </table:table-cell>
          <table:table-cell table:style-name="ce7" table:formula="of:=CONCATENATE(&quot;mv &quot;;[.K965];&quot;^&quot;;[.O965];&quot;.wav &quot;&quot;rn^&quot;;[.$E965];&quot;~&quot;;[.$B965];&quot;~&quot;;[.$C965];&quot;~&quot;;[.$A965];&quot;~&quot;;[.$F965];&quot;~&quot;;[.$D965];&quot;.wav&quot;&quot;&quot;)" office:value-type="string" office:string-value="mv 1^T964.wav &quot;rn^ZZZ~~~~~.wav&quot;">
            <text:p>mv 1^T964.wav "rn^ZZZ~~~~~.wav"</text:p>
          </table:table-cell>
          <table:table-cell table:formula="of:=CONCATENATE(&quot;-ALBUM &quot;&quot;&quot;;[.A965];&quot;&quot;&quot; -ARTIST &quot;&quot;&quot;;[.B965];&quot;&quot;&quot; -ID3V2TAG TCOM &quot;&quot;&quot;;[.C965];&quot;&quot;&quot; -GENRE &quot;&quot;&quot;;[.D965];&quot;&quot;&quot; -TITLE &quot;&quot;&quot;;[.E965];&quot;&quot;&quot; -TRACK &quot;&quot;&quot;;[.F965];&quot;&quot;&quot; -YEAR &quot;&quot;&quot;;[.H965];&quot;&quot;&quot; &quot;;[.K965];&quot;/&quot;;[.O965];&quot;.mp3&quot;)" office:value-type="string" office:string-value="-ALBUM &quot;&quot; -ARTIST &quot;&quot; -ID3V2TAG TCOM &quot;&quot; -GENRE &quot;&quot; -TITLE &quot;ZZZ&quot; -TRACK &quot;&quot; -YEAR &quot;&quot; 1/T964.mp3">
            <text:p>-ALBUM "" -ARTIST "" -ID3V2TAG TCOM "" -GENRE "" -TITLE "ZZZ" -TRACK "" -YEAR "" 1/T96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65]+1" office:value-type="float" office:value="965">
            <text:p>965</text:p>
          </table:table-cell>
          <table:table-cell table:style-name="ce3"/>
          <table:table-cell table:style-name="ce5" table:formula="of:=IF([.J966]=&quot;X&quot;;[.K965]+1;[.K965])" office:value-type="float" office:value="1">
            <text:p>1</text:p>
          </table:table-cell>
          <table:table-cell table:formula="of:=IF([.J966]=&quot;X&quot;;0;[.L965]+[.G965]+[.J966]/24/60/60)" office:value-type="time" office:time-value="PT00H09M20.304S">
            <text:p>00:09:20.30</text:p>
          </table:table-cell>
          <table:table-cell table:formula="of:=INT([.L966]*24*60)+MOD([.L966]*24*60*60;60)/100" office:value-type="float" office:value="9.20304">
            <text:p>9.203</text:p>
          </table:table-cell>
          <table:table-cell table:formula="of:=[.L966]*24*60*60+[.$N$1]*([.P966]-1)" office:value-type="float" office:value="78.304000000021">
            <text:p>78.304</text:p>
          </table:table-cell>
          <table:table-cell table:formula="of:=CONCATENATE(&quot;T&quot;;[.P966])" office:value-type="string" office:string-value="T965">
            <text:p>T965</text:p>
          </table:table-cell>
          <table:table-cell table:formula="of:=IF([.J966]=&quot;X&quot;;1;[.P965]+1)" office:value-type="float" office:value="965">
            <text:p>965</text:p>
          </table:table-cell>
          <table:table-cell table:style-name="ce7" table:formula="of:=CONCATENATE(&quot;mv &quot;;[.K966];&quot;^&quot;;[.O966];&quot;.wav &quot;&quot;rn^&quot;;[.$E966];&quot;~&quot;;[.$B966];&quot;~&quot;;[.$C966];&quot;~&quot;;[.$A966];&quot;~&quot;;[.$F966];&quot;~&quot;;[.$D966];&quot;.wav&quot;&quot;&quot;)" office:value-type="string" office:string-value="mv 1^T965.wav &quot;rn^ZZZ~~~~~.wav&quot;">
            <text:p>mv 1^T965.wav "rn^ZZZ~~~~~.wav"</text:p>
          </table:table-cell>
          <table:table-cell table:formula="of:=CONCATENATE(&quot;-ALBUM &quot;&quot;&quot;;[.A966];&quot;&quot;&quot; -ARTIST &quot;&quot;&quot;;[.B966];&quot;&quot;&quot; -ID3V2TAG TCOM &quot;&quot;&quot;;[.C966];&quot;&quot;&quot; -GENRE &quot;&quot;&quot;;[.D966];&quot;&quot;&quot; -TITLE &quot;&quot;&quot;;[.E966];&quot;&quot;&quot; -TRACK &quot;&quot;&quot;;[.F966];&quot;&quot;&quot; -YEAR &quot;&quot;&quot;;[.H966];&quot;&quot;&quot; &quot;;[.K966];&quot;/&quot;;[.O966];&quot;.mp3&quot;)" office:value-type="string" office:string-value="-ALBUM &quot;&quot; -ARTIST &quot;&quot; -ID3V2TAG TCOM &quot;&quot; -GENRE &quot;&quot; -TITLE &quot;ZZZ&quot; -TRACK &quot;&quot; -YEAR &quot;&quot; 1/T965.mp3">
            <text:p>-ALBUM "" -ARTIST "" -ID3V2TAG TCOM "" -GENRE "" -TITLE "ZZZ" -TRACK "" -YEAR "" 1/T96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66]+1" office:value-type="float" office:value="966">
            <text:p>966</text:p>
          </table:table-cell>
          <table:table-cell table:style-name="ce3"/>
          <table:table-cell table:style-name="ce5" table:formula="of:=IF([.J967]=&quot;X&quot;;[.K966]+1;[.K966])" office:value-type="float" office:value="1">
            <text:p>1</text:p>
          </table:table-cell>
          <table:table-cell table:formula="of:=IF([.J967]=&quot;X&quot;;0;[.L966]+[.G966]+[.J967]/24/60/60)" office:value-type="time" office:time-value="PT00H09M20.304S">
            <text:p>00:09:20.30</text:p>
          </table:table-cell>
          <table:table-cell table:formula="of:=INT([.L967]*24*60)+MOD([.L967]*24*60*60;60)/100" office:value-type="float" office:value="9.20304">
            <text:p>9.203</text:p>
          </table:table-cell>
          <table:table-cell table:formula="of:=[.L967]*24*60*60+[.$N$1]*([.P967]-1)" office:value-type="float" office:value="77.8040000000209">
            <text:p>77.804</text:p>
          </table:table-cell>
          <table:table-cell table:formula="of:=CONCATENATE(&quot;T&quot;;[.P967])" office:value-type="string" office:string-value="T966">
            <text:p>T966</text:p>
          </table:table-cell>
          <table:table-cell table:formula="of:=IF([.J967]=&quot;X&quot;;1;[.P966]+1)" office:value-type="float" office:value="966">
            <text:p>966</text:p>
          </table:table-cell>
          <table:table-cell table:style-name="ce7" table:formula="of:=CONCATENATE(&quot;mv &quot;;[.K967];&quot;^&quot;;[.O967];&quot;.wav &quot;&quot;rn^&quot;;[.$E967];&quot;~&quot;;[.$B967];&quot;~&quot;;[.$C967];&quot;~&quot;;[.$A967];&quot;~&quot;;[.$F967];&quot;~&quot;;[.$D967];&quot;.wav&quot;&quot;&quot;)" office:value-type="string" office:string-value="mv 1^T966.wav &quot;rn^ZZZ~~~~~.wav&quot;">
            <text:p>mv 1^T966.wav "rn^ZZZ~~~~~.wav"</text:p>
          </table:table-cell>
          <table:table-cell table:formula="of:=CONCATENATE(&quot;-ALBUM &quot;&quot;&quot;;[.A967];&quot;&quot;&quot; -ARTIST &quot;&quot;&quot;;[.B967];&quot;&quot;&quot; -ID3V2TAG TCOM &quot;&quot;&quot;;[.C967];&quot;&quot;&quot; -GENRE &quot;&quot;&quot;;[.D967];&quot;&quot;&quot; -TITLE &quot;&quot;&quot;;[.E967];&quot;&quot;&quot; -TRACK &quot;&quot;&quot;;[.F967];&quot;&quot;&quot; -YEAR &quot;&quot;&quot;;[.H967];&quot;&quot;&quot; &quot;;[.K967];&quot;/&quot;;[.O967];&quot;.mp3&quot;)" office:value-type="string" office:string-value="-ALBUM &quot;&quot; -ARTIST &quot;&quot; -ID3V2TAG TCOM &quot;&quot; -GENRE &quot;&quot; -TITLE &quot;ZZZ&quot; -TRACK &quot;&quot; -YEAR &quot;&quot; 1/T966.mp3">
            <text:p>-ALBUM "" -ARTIST "" -ID3V2TAG TCOM "" -GENRE "" -TITLE "ZZZ" -TRACK "" -YEAR "" 1/T96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67]+1" office:value-type="float" office:value="967">
            <text:p>967</text:p>
          </table:table-cell>
          <table:table-cell table:style-name="ce3"/>
          <table:table-cell table:style-name="ce5" table:formula="of:=IF([.J968]=&quot;X&quot;;[.K967]+1;[.K967])" office:value-type="float" office:value="1">
            <text:p>1</text:p>
          </table:table-cell>
          <table:table-cell table:formula="of:=IF([.J968]=&quot;X&quot;;0;[.L967]+[.G967]+[.J968]/24/60/60)" office:value-type="time" office:time-value="PT00H09M20.304S">
            <text:p>00:09:20.30</text:p>
          </table:table-cell>
          <table:table-cell table:formula="of:=INT([.L968]*24*60)+MOD([.L968]*24*60*60;60)/100" office:value-type="float" office:value="9.20304">
            <text:p>9.203</text:p>
          </table:table-cell>
          <table:table-cell table:formula="of:=[.L968]*24*60*60+[.$N$1]*([.P968]-1)" office:value-type="float" office:value="77.304000000021">
            <text:p>77.304</text:p>
          </table:table-cell>
          <table:table-cell table:formula="of:=CONCATENATE(&quot;T&quot;;[.P968])" office:value-type="string" office:string-value="T967">
            <text:p>T967</text:p>
          </table:table-cell>
          <table:table-cell table:formula="of:=IF([.J968]=&quot;X&quot;;1;[.P967]+1)" office:value-type="float" office:value="967">
            <text:p>967</text:p>
          </table:table-cell>
          <table:table-cell table:style-name="ce7" table:formula="of:=CONCATENATE(&quot;mv &quot;;[.K968];&quot;^&quot;;[.O968];&quot;.wav &quot;&quot;rn^&quot;;[.$E968];&quot;~&quot;;[.$B968];&quot;~&quot;;[.$C968];&quot;~&quot;;[.$A968];&quot;~&quot;;[.$F968];&quot;~&quot;;[.$D968];&quot;.wav&quot;&quot;&quot;)" office:value-type="string" office:string-value="mv 1^T967.wav &quot;rn^ZZZ~~~~~.wav&quot;">
            <text:p>mv 1^T967.wav "rn^ZZZ~~~~~.wav"</text:p>
          </table:table-cell>
          <table:table-cell table:formula="of:=CONCATENATE(&quot;-ALBUM &quot;&quot;&quot;;[.A968];&quot;&quot;&quot; -ARTIST &quot;&quot;&quot;;[.B968];&quot;&quot;&quot; -ID3V2TAG TCOM &quot;&quot;&quot;;[.C968];&quot;&quot;&quot; -GENRE &quot;&quot;&quot;;[.D968];&quot;&quot;&quot; -TITLE &quot;&quot;&quot;;[.E968];&quot;&quot;&quot; -TRACK &quot;&quot;&quot;;[.F968];&quot;&quot;&quot; -YEAR &quot;&quot;&quot;;[.H968];&quot;&quot;&quot; &quot;;[.K968];&quot;/&quot;;[.O968];&quot;.mp3&quot;)" office:value-type="string" office:string-value="-ALBUM &quot;&quot; -ARTIST &quot;&quot; -ID3V2TAG TCOM &quot;&quot; -GENRE &quot;&quot; -TITLE &quot;ZZZ&quot; -TRACK &quot;&quot; -YEAR &quot;&quot; 1/T967.mp3">
            <text:p>-ALBUM "" -ARTIST "" -ID3V2TAG TCOM "" -GENRE "" -TITLE "ZZZ" -TRACK "" -YEAR "" 1/T96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68]+1" office:value-type="float" office:value="968">
            <text:p>968</text:p>
          </table:table-cell>
          <table:table-cell table:style-name="ce3"/>
          <table:table-cell table:style-name="ce5" table:formula="of:=IF([.J969]=&quot;X&quot;;[.K968]+1;[.K968])" office:value-type="float" office:value="1">
            <text:p>1</text:p>
          </table:table-cell>
          <table:table-cell table:formula="of:=IF([.J969]=&quot;X&quot;;0;[.L968]+[.G968]+[.J969]/24/60/60)" office:value-type="time" office:time-value="PT00H09M20.304S">
            <text:p>00:09:20.30</text:p>
          </table:table-cell>
          <table:table-cell table:formula="of:=INT([.L969]*24*60)+MOD([.L969]*24*60*60;60)/100" office:value-type="float" office:value="9.20304">
            <text:p>9.203</text:p>
          </table:table-cell>
          <table:table-cell table:formula="of:=[.L969]*24*60*60+[.$N$1]*([.P969]-1)" office:value-type="float" office:value="76.804000000021">
            <text:p>76.804</text:p>
          </table:table-cell>
          <table:table-cell table:formula="of:=CONCATENATE(&quot;T&quot;;[.P969])" office:value-type="string" office:string-value="T968">
            <text:p>T968</text:p>
          </table:table-cell>
          <table:table-cell table:formula="of:=IF([.J969]=&quot;X&quot;;1;[.P968]+1)" office:value-type="float" office:value="968">
            <text:p>968</text:p>
          </table:table-cell>
          <table:table-cell table:style-name="ce7" table:formula="of:=CONCATENATE(&quot;mv &quot;;[.K969];&quot;^&quot;;[.O969];&quot;.wav &quot;&quot;rn^&quot;;[.$E969];&quot;~&quot;;[.$B969];&quot;~&quot;;[.$C969];&quot;~&quot;;[.$A969];&quot;~&quot;;[.$F969];&quot;~&quot;;[.$D969];&quot;.wav&quot;&quot;&quot;)" office:value-type="string" office:string-value="mv 1^T968.wav &quot;rn^ZZZ~~~~~.wav&quot;">
            <text:p>mv 1^T968.wav "rn^ZZZ~~~~~.wav"</text:p>
          </table:table-cell>
          <table:table-cell table:formula="of:=CONCATENATE(&quot;-ALBUM &quot;&quot;&quot;;[.A969];&quot;&quot;&quot; -ARTIST &quot;&quot;&quot;;[.B969];&quot;&quot;&quot; -ID3V2TAG TCOM &quot;&quot;&quot;;[.C969];&quot;&quot;&quot; -GENRE &quot;&quot;&quot;;[.D969];&quot;&quot;&quot; -TITLE &quot;&quot;&quot;;[.E969];&quot;&quot;&quot; -TRACK &quot;&quot;&quot;;[.F969];&quot;&quot;&quot; -YEAR &quot;&quot;&quot;;[.H969];&quot;&quot;&quot; &quot;;[.K969];&quot;/&quot;;[.O969];&quot;.mp3&quot;)" office:value-type="string" office:string-value="-ALBUM &quot;&quot; -ARTIST &quot;&quot; -ID3V2TAG TCOM &quot;&quot; -GENRE &quot;&quot; -TITLE &quot;ZZZ&quot; -TRACK &quot;&quot; -YEAR &quot;&quot; 1/T968.mp3">
            <text:p>-ALBUM "" -ARTIST "" -ID3V2TAG TCOM "" -GENRE "" -TITLE "ZZZ" -TRACK "" -YEAR "" 1/T96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69]+1" office:value-type="float" office:value="969">
            <text:p>969</text:p>
          </table:table-cell>
          <table:table-cell table:style-name="ce3"/>
          <table:table-cell table:style-name="ce5" table:formula="of:=IF([.J970]=&quot;X&quot;;[.K969]+1;[.K969])" office:value-type="float" office:value="1">
            <text:p>1</text:p>
          </table:table-cell>
          <table:table-cell table:formula="of:=IF([.J970]=&quot;X&quot;;0;[.L969]+[.G969]+[.J970]/24/60/60)" office:value-type="time" office:time-value="PT00H09M20.304S">
            <text:p>00:09:20.30</text:p>
          </table:table-cell>
          <table:table-cell table:formula="of:=INT([.L970]*24*60)+MOD([.L970]*24*60*60;60)/100" office:value-type="float" office:value="9.20304">
            <text:p>9.203</text:p>
          </table:table-cell>
          <table:table-cell table:formula="of:=[.L970]*24*60*60+[.$N$1]*([.P970]-1)" office:value-type="float" office:value="76.3040000000211">
            <text:p>76.304</text:p>
          </table:table-cell>
          <table:table-cell table:formula="of:=CONCATENATE(&quot;T&quot;;[.P970])" office:value-type="string" office:string-value="T969">
            <text:p>T969</text:p>
          </table:table-cell>
          <table:table-cell table:formula="of:=IF([.J970]=&quot;X&quot;;1;[.P969]+1)" office:value-type="float" office:value="969">
            <text:p>969</text:p>
          </table:table-cell>
          <table:table-cell table:style-name="ce7" table:formula="of:=CONCATENATE(&quot;mv &quot;;[.K970];&quot;^&quot;;[.O970];&quot;.wav &quot;&quot;rn^&quot;;[.$E970];&quot;~&quot;;[.$B970];&quot;~&quot;;[.$C970];&quot;~&quot;;[.$A970];&quot;~&quot;;[.$F970];&quot;~&quot;;[.$D970];&quot;.wav&quot;&quot;&quot;)" office:value-type="string" office:string-value="mv 1^T969.wav &quot;rn^ZZZ~~~~~.wav&quot;">
            <text:p>mv 1^T969.wav "rn^ZZZ~~~~~.wav"</text:p>
          </table:table-cell>
          <table:table-cell table:formula="of:=CONCATENATE(&quot;-ALBUM &quot;&quot;&quot;;[.A970];&quot;&quot;&quot; -ARTIST &quot;&quot;&quot;;[.B970];&quot;&quot;&quot; -ID3V2TAG TCOM &quot;&quot;&quot;;[.C970];&quot;&quot;&quot; -GENRE &quot;&quot;&quot;;[.D970];&quot;&quot;&quot; -TITLE &quot;&quot;&quot;;[.E970];&quot;&quot;&quot; -TRACK &quot;&quot;&quot;;[.F970];&quot;&quot;&quot; -YEAR &quot;&quot;&quot;;[.H970];&quot;&quot;&quot; &quot;;[.K970];&quot;/&quot;;[.O970];&quot;.mp3&quot;)" office:value-type="string" office:string-value="-ALBUM &quot;&quot; -ARTIST &quot;&quot; -ID3V2TAG TCOM &quot;&quot; -GENRE &quot;&quot; -TITLE &quot;ZZZ&quot; -TRACK &quot;&quot; -YEAR &quot;&quot; 1/T969.mp3">
            <text:p>-ALBUM "" -ARTIST "" -ID3V2TAG TCOM "" -GENRE "" -TITLE "ZZZ" -TRACK "" -YEAR "" 1/T96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70]+1" office:value-type="float" office:value="970">
            <text:p>970</text:p>
          </table:table-cell>
          <table:table-cell table:style-name="ce3"/>
          <table:table-cell table:style-name="ce5" table:formula="of:=IF([.J971]=&quot;X&quot;;[.K970]+1;[.K970])" office:value-type="float" office:value="1">
            <text:p>1</text:p>
          </table:table-cell>
          <table:table-cell table:formula="of:=IF([.J971]=&quot;X&quot;;0;[.L970]+[.G970]+[.J971]/24/60/60)" office:value-type="time" office:time-value="PT00H09M20.304S">
            <text:p>00:09:20.30</text:p>
          </table:table-cell>
          <table:table-cell table:formula="of:=INT([.L971]*24*60)+MOD([.L971]*24*60*60;60)/100" office:value-type="float" office:value="9.20304">
            <text:p>9.203</text:p>
          </table:table-cell>
          <table:table-cell table:formula="of:=[.L971]*24*60*60+[.$N$1]*([.P971]-1)" office:value-type="float" office:value="75.8040000000211">
            <text:p>75.804</text:p>
          </table:table-cell>
          <table:table-cell table:formula="of:=CONCATENATE(&quot;T&quot;;[.P971])" office:value-type="string" office:string-value="T970">
            <text:p>T970</text:p>
          </table:table-cell>
          <table:table-cell table:formula="of:=IF([.J971]=&quot;X&quot;;1;[.P970]+1)" office:value-type="float" office:value="970">
            <text:p>970</text:p>
          </table:table-cell>
          <table:table-cell table:style-name="ce7" table:formula="of:=CONCATENATE(&quot;mv &quot;;[.K971];&quot;^&quot;;[.O971];&quot;.wav &quot;&quot;rn^&quot;;[.$E971];&quot;~&quot;;[.$B971];&quot;~&quot;;[.$C971];&quot;~&quot;;[.$A971];&quot;~&quot;;[.$F971];&quot;~&quot;;[.$D971];&quot;.wav&quot;&quot;&quot;)" office:value-type="string" office:string-value="mv 1^T970.wav &quot;rn^ZZZ~~~~~.wav&quot;">
            <text:p>mv 1^T970.wav "rn^ZZZ~~~~~.wav"</text:p>
          </table:table-cell>
          <table:table-cell table:formula="of:=CONCATENATE(&quot;-ALBUM &quot;&quot;&quot;;[.A971];&quot;&quot;&quot; -ARTIST &quot;&quot;&quot;;[.B971];&quot;&quot;&quot; -ID3V2TAG TCOM &quot;&quot;&quot;;[.C971];&quot;&quot;&quot; -GENRE &quot;&quot;&quot;;[.D971];&quot;&quot;&quot; -TITLE &quot;&quot;&quot;;[.E971];&quot;&quot;&quot; -TRACK &quot;&quot;&quot;;[.F971];&quot;&quot;&quot; -YEAR &quot;&quot;&quot;;[.H971];&quot;&quot;&quot; &quot;;[.K971];&quot;/&quot;;[.O971];&quot;.mp3&quot;)" office:value-type="string" office:string-value="-ALBUM &quot;&quot; -ARTIST &quot;&quot; -ID3V2TAG TCOM &quot;&quot; -GENRE &quot;&quot; -TITLE &quot;ZZZ&quot; -TRACK &quot;&quot; -YEAR &quot;&quot; 1/T970.mp3">
            <text:p>-ALBUM "" -ARTIST "" -ID3V2TAG TCOM "" -GENRE "" -TITLE "ZZZ" -TRACK "" -YEAR "" 1/T97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71]+1" office:value-type="float" office:value="971">
            <text:p>971</text:p>
          </table:table-cell>
          <table:table-cell table:style-name="ce3"/>
          <table:table-cell table:style-name="ce5" table:formula="of:=IF([.J972]=&quot;X&quot;;[.K971]+1;[.K971])" office:value-type="float" office:value="1">
            <text:p>1</text:p>
          </table:table-cell>
          <table:table-cell table:formula="of:=IF([.J972]=&quot;X&quot;;0;[.L971]+[.G971]+[.J972]/24/60/60)" office:value-type="time" office:time-value="PT00H09M20.304S">
            <text:p>00:09:20.30</text:p>
          </table:table-cell>
          <table:table-cell table:formula="of:=INT([.L972]*24*60)+MOD([.L972]*24*60*60;60)/100" office:value-type="float" office:value="9.20304">
            <text:p>9.203</text:p>
          </table:table-cell>
          <table:table-cell table:formula="of:=[.L972]*24*60*60+[.$N$1]*([.P972]-1)" office:value-type="float" office:value="75.3040000000211">
            <text:p>75.304</text:p>
          </table:table-cell>
          <table:table-cell table:formula="of:=CONCATENATE(&quot;T&quot;;[.P972])" office:value-type="string" office:string-value="T971">
            <text:p>T971</text:p>
          </table:table-cell>
          <table:table-cell table:formula="of:=IF([.J972]=&quot;X&quot;;1;[.P971]+1)" office:value-type="float" office:value="971">
            <text:p>971</text:p>
          </table:table-cell>
          <table:table-cell table:style-name="ce7" table:formula="of:=CONCATENATE(&quot;mv &quot;;[.K972];&quot;^&quot;;[.O972];&quot;.wav &quot;&quot;rn^&quot;;[.$E972];&quot;~&quot;;[.$B972];&quot;~&quot;;[.$C972];&quot;~&quot;;[.$A972];&quot;~&quot;;[.$F972];&quot;~&quot;;[.$D972];&quot;.wav&quot;&quot;&quot;)" office:value-type="string" office:string-value="mv 1^T971.wav &quot;rn^ZZZ~~~~~.wav&quot;">
            <text:p>mv 1^T971.wav "rn^ZZZ~~~~~.wav"</text:p>
          </table:table-cell>
          <table:table-cell table:formula="of:=CONCATENATE(&quot;-ALBUM &quot;&quot;&quot;;[.A972];&quot;&quot;&quot; -ARTIST &quot;&quot;&quot;;[.B972];&quot;&quot;&quot; -ID3V2TAG TCOM &quot;&quot;&quot;;[.C972];&quot;&quot;&quot; -GENRE &quot;&quot;&quot;;[.D972];&quot;&quot;&quot; -TITLE &quot;&quot;&quot;;[.E972];&quot;&quot;&quot; -TRACK &quot;&quot;&quot;;[.F972];&quot;&quot;&quot; -YEAR &quot;&quot;&quot;;[.H972];&quot;&quot;&quot; &quot;;[.K972];&quot;/&quot;;[.O972];&quot;.mp3&quot;)" office:value-type="string" office:string-value="-ALBUM &quot;&quot; -ARTIST &quot;&quot; -ID3V2TAG TCOM &quot;&quot; -GENRE &quot;&quot; -TITLE &quot;ZZZ&quot; -TRACK &quot;&quot; -YEAR &quot;&quot; 1/T971.mp3">
            <text:p>-ALBUM "" -ARTIST "" -ID3V2TAG TCOM "" -GENRE "" -TITLE "ZZZ" -TRACK "" -YEAR "" 1/T97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72]+1" office:value-type="float" office:value="972">
            <text:p>972</text:p>
          </table:table-cell>
          <table:table-cell table:style-name="ce3"/>
          <table:table-cell table:style-name="ce5" table:formula="of:=IF([.J973]=&quot;X&quot;;[.K972]+1;[.K972])" office:value-type="float" office:value="1">
            <text:p>1</text:p>
          </table:table-cell>
          <table:table-cell table:formula="of:=IF([.J973]=&quot;X&quot;;0;[.L972]+[.G972]+[.J973]/24/60/60)" office:value-type="time" office:time-value="PT00H09M20.304S">
            <text:p>00:09:20.30</text:p>
          </table:table-cell>
          <table:table-cell table:formula="of:=INT([.L973]*24*60)+MOD([.L973]*24*60*60;60)/100" office:value-type="float" office:value="9.20304">
            <text:p>9.203</text:p>
          </table:table-cell>
          <table:table-cell table:formula="of:=[.L973]*24*60*60+[.$N$1]*([.P973]-1)" office:value-type="float" office:value="74.8040000000211">
            <text:p>74.804</text:p>
          </table:table-cell>
          <table:table-cell table:formula="of:=CONCATENATE(&quot;T&quot;;[.P973])" office:value-type="string" office:string-value="T972">
            <text:p>T972</text:p>
          </table:table-cell>
          <table:table-cell table:formula="of:=IF([.J973]=&quot;X&quot;;1;[.P972]+1)" office:value-type="float" office:value="972">
            <text:p>972</text:p>
          </table:table-cell>
          <table:table-cell table:style-name="ce7" table:formula="of:=CONCATENATE(&quot;mv &quot;;[.K973];&quot;^&quot;;[.O973];&quot;.wav &quot;&quot;rn^&quot;;[.$E973];&quot;~&quot;;[.$B973];&quot;~&quot;;[.$C973];&quot;~&quot;;[.$A973];&quot;~&quot;;[.$F973];&quot;~&quot;;[.$D973];&quot;.wav&quot;&quot;&quot;)" office:value-type="string" office:string-value="mv 1^T972.wav &quot;rn^ZZZ~~~~~.wav&quot;">
            <text:p>mv 1^T972.wav "rn^ZZZ~~~~~.wav"</text:p>
          </table:table-cell>
          <table:table-cell table:formula="of:=CONCATENATE(&quot;-ALBUM &quot;&quot;&quot;;[.A973];&quot;&quot;&quot; -ARTIST &quot;&quot;&quot;;[.B973];&quot;&quot;&quot; -ID3V2TAG TCOM &quot;&quot;&quot;;[.C973];&quot;&quot;&quot; -GENRE &quot;&quot;&quot;;[.D973];&quot;&quot;&quot; -TITLE &quot;&quot;&quot;;[.E973];&quot;&quot;&quot; -TRACK &quot;&quot;&quot;;[.F973];&quot;&quot;&quot; -YEAR &quot;&quot;&quot;;[.H973];&quot;&quot;&quot; &quot;;[.K973];&quot;/&quot;;[.O973];&quot;.mp3&quot;)" office:value-type="string" office:string-value="-ALBUM &quot;&quot; -ARTIST &quot;&quot; -ID3V2TAG TCOM &quot;&quot; -GENRE &quot;&quot; -TITLE &quot;ZZZ&quot; -TRACK &quot;&quot; -YEAR &quot;&quot; 1/T972.mp3">
            <text:p>-ALBUM "" -ARTIST "" -ID3V2TAG TCOM "" -GENRE "" -TITLE "ZZZ" -TRACK "" -YEAR "" 1/T97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73]+1" office:value-type="float" office:value="973">
            <text:p>973</text:p>
          </table:table-cell>
          <table:table-cell table:style-name="ce3"/>
          <table:table-cell table:style-name="ce5" table:formula="of:=IF([.J974]=&quot;X&quot;;[.K973]+1;[.K973])" office:value-type="float" office:value="1">
            <text:p>1</text:p>
          </table:table-cell>
          <table:table-cell table:formula="of:=IF([.J974]=&quot;X&quot;;0;[.L973]+[.G973]+[.J974]/24/60/60)" office:value-type="time" office:time-value="PT00H09M20.304S">
            <text:p>00:09:20.30</text:p>
          </table:table-cell>
          <table:table-cell table:formula="of:=INT([.L974]*24*60)+MOD([.L974]*24*60*60;60)/100" office:value-type="float" office:value="9.20304">
            <text:p>9.203</text:p>
          </table:table-cell>
          <table:table-cell table:formula="of:=[.L974]*24*60*60+[.$N$1]*([.P974]-1)" office:value-type="float" office:value="74.3040000000211">
            <text:p>74.304</text:p>
          </table:table-cell>
          <table:table-cell table:formula="of:=CONCATENATE(&quot;T&quot;;[.P974])" office:value-type="string" office:string-value="T973">
            <text:p>T973</text:p>
          </table:table-cell>
          <table:table-cell table:formula="of:=IF([.J974]=&quot;X&quot;;1;[.P973]+1)" office:value-type="float" office:value="973">
            <text:p>973</text:p>
          </table:table-cell>
          <table:table-cell table:style-name="ce7" table:formula="of:=CONCATENATE(&quot;mv &quot;;[.K974];&quot;^&quot;;[.O974];&quot;.wav &quot;&quot;rn^&quot;;[.$E974];&quot;~&quot;;[.$B974];&quot;~&quot;;[.$C974];&quot;~&quot;;[.$A974];&quot;~&quot;;[.$F974];&quot;~&quot;;[.$D974];&quot;.wav&quot;&quot;&quot;)" office:value-type="string" office:string-value="mv 1^T973.wav &quot;rn^ZZZ~~~~~.wav&quot;">
            <text:p>mv 1^T973.wav "rn^ZZZ~~~~~.wav"</text:p>
          </table:table-cell>
          <table:table-cell table:formula="of:=CONCATENATE(&quot;-ALBUM &quot;&quot;&quot;;[.A974];&quot;&quot;&quot; -ARTIST &quot;&quot;&quot;;[.B974];&quot;&quot;&quot; -ID3V2TAG TCOM &quot;&quot;&quot;;[.C974];&quot;&quot;&quot; -GENRE &quot;&quot;&quot;;[.D974];&quot;&quot;&quot; -TITLE &quot;&quot;&quot;;[.E974];&quot;&quot;&quot; -TRACK &quot;&quot;&quot;;[.F974];&quot;&quot;&quot; -YEAR &quot;&quot;&quot;;[.H974];&quot;&quot;&quot; &quot;;[.K974];&quot;/&quot;;[.O974];&quot;.mp3&quot;)" office:value-type="string" office:string-value="-ALBUM &quot;&quot; -ARTIST &quot;&quot; -ID3V2TAG TCOM &quot;&quot; -GENRE &quot;&quot; -TITLE &quot;ZZZ&quot; -TRACK &quot;&quot; -YEAR &quot;&quot; 1/T973.mp3">
            <text:p>-ALBUM "" -ARTIST "" -ID3V2TAG TCOM "" -GENRE "" -TITLE "ZZZ" -TRACK "" -YEAR "" 1/T97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74]+1" office:value-type="float" office:value="974">
            <text:p>974</text:p>
          </table:table-cell>
          <table:table-cell table:style-name="ce3"/>
          <table:table-cell table:style-name="ce5" table:formula="of:=IF([.J975]=&quot;X&quot;;[.K974]+1;[.K974])" office:value-type="float" office:value="1">
            <text:p>1</text:p>
          </table:table-cell>
          <table:table-cell table:formula="of:=IF([.J975]=&quot;X&quot;;0;[.L974]+[.G974]+[.J975]/24/60/60)" office:value-type="time" office:time-value="PT00H09M20.304S">
            <text:p>00:09:20.30</text:p>
          </table:table-cell>
          <table:table-cell table:formula="of:=INT([.L975]*24*60)+MOD([.L975]*24*60*60;60)/100" office:value-type="float" office:value="9.20304">
            <text:p>9.203</text:p>
          </table:table-cell>
          <table:table-cell table:formula="of:=[.L975]*24*60*60+[.$N$1]*([.P975]-1)" office:value-type="float" office:value="73.8040000000211">
            <text:p>73.804</text:p>
          </table:table-cell>
          <table:table-cell table:formula="of:=CONCATENATE(&quot;T&quot;;[.P975])" office:value-type="string" office:string-value="T974">
            <text:p>T974</text:p>
          </table:table-cell>
          <table:table-cell table:formula="of:=IF([.J975]=&quot;X&quot;;1;[.P974]+1)" office:value-type="float" office:value="974">
            <text:p>974</text:p>
          </table:table-cell>
          <table:table-cell table:style-name="ce7" table:formula="of:=CONCATENATE(&quot;mv &quot;;[.K975];&quot;^&quot;;[.O975];&quot;.wav &quot;&quot;rn^&quot;;[.$E975];&quot;~&quot;;[.$B975];&quot;~&quot;;[.$C975];&quot;~&quot;;[.$A975];&quot;~&quot;;[.$F975];&quot;~&quot;;[.$D975];&quot;.wav&quot;&quot;&quot;)" office:value-type="string" office:string-value="mv 1^T974.wav &quot;rn^ZZZ~~~~~.wav&quot;">
            <text:p>mv 1^T974.wav "rn^ZZZ~~~~~.wav"</text:p>
          </table:table-cell>
          <table:table-cell table:formula="of:=CONCATENATE(&quot;-ALBUM &quot;&quot;&quot;;[.A975];&quot;&quot;&quot; -ARTIST &quot;&quot;&quot;;[.B975];&quot;&quot;&quot; -ID3V2TAG TCOM &quot;&quot;&quot;;[.C975];&quot;&quot;&quot; -GENRE &quot;&quot;&quot;;[.D975];&quot;&quot;&quot; -TITLE &quot;&quot;&quot;;[.E975];&quot;&quot;&quot; -TRACK &quot;&quot;&quot;;[.F975];&quot;&quot;&quot; -YEAR &quot;&quot;&quot;;[.H975];&quot;&quot;&quot; &quot;;[.K975];&quot;/&quot;;[.O975];&quot;.mp3&quot;)" office:value-type="string" office:string-value="-ALBUM &quot;&quot; -ARTIST &quot;&quot; -ID3V2TAG TCOM &quot;&quot; -GENRE &quot;&quot; -TITLE &quot;ZZZ&quot; -TRACK &quot;&quot; -YEAR &quot;&quot; 1/T974.mp3">
            <text:p>-ALBUM "" -ARTIST "" -ID3V2TAG TCOM "" -GENRE "" -TITLE "ZZZ" -TRACK "" -YEAR "" 1/T97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75]+1" office:value-type="float" office:value="975">
            <text:p>975</text:p>
          </table:table-cell>
          <table:table-cell table:style-name="ce3"/>
          <table:table-cell table:style-name="ce5" table:formula="of:=IF([.J976]=&quot;X&quot;;[.K975]+1;[.K975])" office:value-type="float" office:value="1">
            <text:p>1</text:p>
          </table:table-cell>
          <table:table-cell table:formula="of:=IF([.J976]=&quot;X&quot;;0;[.L975]+[.G975]+[.J976]/24/60/60)" office:value-type="time" office:time-value="PT00H09M20.304S">
            <text:p>00:09:20.30</text:p>
          </table:table-cell>
          <table:table-cell table:formula="of:=INT([.L976]*24*60)+MOD([.L976]*24*60*60;60)/100" office:value-type="float" office:value="9.20304">
            <text:p>9.203</text:p>
          </table:table-cell>
          <table:table-cell table:formula="of:=[.L976]*24*60*60+[.$N$1]*([.P976]-1)" office:value-type="float" office:value="73.3040000000212">
            <text:p>73.304</text:p>
          </table:table-cell>
          <table:table-cell table:formula="of:=CONCATENATE(&quot;T&quot;;[.P976])" office:value-type="string" office:string-value="T975">
            <text:p>T975</text:p>
          </table:table-cell>
          <table:table-cell table:formula="of:=IF([.J976]=&quot;X&quot;;1;[.P975]+1)" office:value-type="float" office:value="975">
            <text:p>975</text:p>
          </table:table-cell>
          <table:table-cell table:style-name="ce7" table:formula="of:=CONCATENATE(&quot;mv &quot;;[.K976];&quot;^&quot;;[.O976];&quot;.wav &quot;&quot;rn^&quot;;[.$E976];&quot;~&quot;;[.$B976];&quot;~&quot;;[.$C976];&quot;~&quot;;[.$A976];&quot;~&quot;;[.$F976];&quot;~&quot;;[.$D976];&quot;.wav&quot;&quot;&quot;)" office:value-type="string" office:string-value="mv 1^T975.wav &quot;rn^ZZZ~~~~~.wav&quot;">
            <text:p>mv 1^T975.wav "rn^ZZZ~~~~~.wav"</text:p>
          </table:table-cell>
          <table:table-cell table:formula="of:=CONCATENATE(&quot;-ALBUM &quot;&quot;&quot;;[.A976];&quot;&quot;&quot; -ARTIST &quot;&quot;&quot;;[.B976];&quot;&quot;&quot; -ID3V2TAG TCOM &quot;&quot;&quot;;[.C976];&quot;&quot;&quot; -GENRE &quot;&quot;&quot;;[.D976];&quot;&quot;&quot; -TITLE &quot;&quot;&quot;;[.E976];&quot;&quot;&quot; -TRACK &quot;&quot;&quot;;[.F976];&quot;&quot;&quot; -YEAR &quot;&quot;&quot;;[.H976];&quot;&quot;&quot; &quot;;[.K976];&quot;/&quot;;[.O976];&quot;.mp3&quot;)" office:value-type="string" office:string-value="-ALBUM &quot;&quot; -ARTIST &quot;&quot; -ID3V2TAG TCOM &quot;&quot; -GENRE &quot;&quot; -TITLE &quot;ZZZ&quot; -TRACK &quot;&quot; -YEAR &quot;&quot; 1/T975.mp3">
            <text:p>-ALBUM "" -ARTIST "" -ID3V2TAG TCOM "" -GENRE "" -TITLE "ZZZ" -TRACK "" -YEAR "" 1/T97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76]+1" office:value-type="float" office:value="976">
            <text:p>976</text:p>
          </table:table-cell>
          <table:table-cell table:style-name="ce3"/>
          <table:table-cell table:style-name="ce5" table:formula="of:=IF([.J977]=&quot;X&quot;;[.K976]+1;[.K976])" office:value-type="float" office:value="1">
            <text:p>1</text:p>
          </table:table-cell>
          <table:table-cell table:formula="of:=IF([.J977]=&quot;X&quot;;0;[.L976]+[.G976]+[.J977]/24/60/60)" office:value-type="time" office:time-value="PT00H09M20.304S">
            <text:p>00:09:20.30</text:p>
          </table:table-cell>
          <table:table-cell table:formula="of:=INT([.L977]*24*60)+MOD([.L977]*24*60*60;60)/100" office:value-type="float" office:value="9.20304">
            <text:p>9.203</text:p>
          </table:table-cell>
          <table:table-cell table:formula="of:=[.L977]*24*60*60+[.$N$1]*([.P977]-1)" office:value-type="float" office:value="72.8040000000212">
            <text:p>72.804</text:p>
          </table:table-cell>
          <table:table-cell table:formula="of:=CONCATENATE(&quot;T&quot;;[.P977])" office:value-type="string" office:string-value="T976">
            <text:p>T976</text:p>
          </table:table-cell>
          <table:table-cell table:formula="of:=IF([.J977]=&quot;X&quot;;1;[.P976]+1)" office:value-type="float" office:value="976">
            <text:p>976</text:p>
          </table:table-cell>
          <table:table-cell table:style-name="ce7" table:formula="of:=CONCATENATE(&quot;mv &quot;;[.K977];&quot;^&quot;;[.O977];&quot;.wav &quot;&quot;rn^&quot;;[.$E977];&quot;~&quot;;[.$B977];&quot;~&quot;;[.$C977];&quot;~&quot;;[.$A977];&quot;~&quot;;[.$F977];&quot;~&quot;;[.$D977];&quot;.wav&quot;&quot;&quot;)" office:value-type="string" office:string-value="mv 1^T976.wav &quot;rn^ZZZ~~~~~.wav&quot;">
            <text:p>mv 1^T976.wav "rn^ZZZ~~~~~.wav"</text:p>
          </table:table-cell>
          <table:table-cell table:formula="of:=CONCATENATE(&quot;-ALBUM &quot;&quot;&quot;;[.A977];&quot;&quot;&quot; -ARTIST &quot;&quot;&quot;;[.B977];&quot;&quot;&quot; -ID3V2TAG TCOM &quot;&quot;&quot;;[.C977];&quot;&quot;&quot; -GENRE &quot;&quot;&quot;;[.D977];&quot;&quot;&quot; -TITLE &quot;&quot;&quot;;[.E977];&quot;&quot;&quot; -TRACK &quot;&quot;&quot;;[.F977];&quot;&quot;&quot; -YEAR &quot;&quot;&quot;;[.H977];&quot;&quot;&quot; &quot;;[.K977];&quot;/&quot;;[.O977];&quot;.mp3&quot;)" office:value-type="string" office:string-value="-ALBUM &quot;&quot; -ARTIST &quot;&quot; -ID3V2TAG TCOM &quot;&quot; -GENRE &quot;&quot; -TITLE &quot;ZZZ&quot; -TRACK &quot;&quot; -YEAR &quot;&quot; 1/T976.mp3">
            <text:p>-ALBUM "" -ARTIST "" -ID3V2TAG TCOM "" -GENRE "" -TITLE "ZZZ" -TRACK "" -YEAR "" 1/T97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77]+1" office:value-type="float" office:value="977">
            <text:p>977</text:p>
          </table:table-cell>
          <table:table-cell table:style-name="ce3"/>
          <table:table-cell table:style-name="ce5" table:formula="of:=IF([.J978]=&quot;X&quot;;[.K977]+1;[.K977])" office:value-type="float" office:value="1">
            <text:p>1</text:p>
          </table:table-cell>
          <table:table-cell table:formula="of:=IF([.J978]=&quot;X&quot;;0;[.L977]+[.G977]+[.J978]/24/60/60)" office:value-type="time" office:time-value="PT00H09M20.304S">
            <text:p>00:09:20.30</text:p>
          </table:table-cell>
          <table:table-cell table:formula="of:=INT([.L978]*24*60)+MOD([.L978]*24*60*60;60)/100" office:value-type="float" office:value="9.20304">
            <text:p>9.203</text:p>
          </table:table-cell>
          <table:table-cell table:formula="of:=[.L978]*24*60*60+[.$N$1]*([.P978]-1)" office:value-type="float" office:value="72.3040000000212">
            <text:p>72.304</text:p>
          </table:table-cell>
          <table:table-cell table:formula="of:=CONCATENATE(&quot;T&quot;;[.P978])" office:value-type="string" office:string-value="T977">
            <text:p>T977</text:p>
          </table:table-cell>
          <table:table-cell table:formula="of:=IF([.J978]=&quot;X&quot;;1;[.P977]+1)" office:value-type="float" office:value="977">
            <text:p>977</text:p>
          </table:table-cell>
          <table:table-cell table:style-name="ce7" table:formula="of:=CONCATENATE(&quot;mv &quot;;[.K978];&quot;^&quot;;[.O978];&quot;.wav &quot;&quot;rn^&quot;;[.$E978];&quot;~&quot;;[.$B978];&quot;~&quot;;[.$C978];&quot;~&quot;;[.$A978];&quot;~&quot;;[.$F978];&quot;~&quot;;[.$D978];&quot;.wav&quot;&quot;&quot;)" office:value-type="string" office:string-value="mv 1^T977.wav &quot;rn^ZZZ~~~~~.wav&quot;">
            <text:p>mv 1^T977.wav "rn^ZZZ~~~~~.wav"</text:p>
          </table:table-cell>
          <table:table-cell table:formula="of:=CONCATENATE(&quot;-ALBUM &quot;&quot;&quot;;[.A978];&quot;&quot;&quot; -ARTIST &quot;&quot;&quot;;[.B978];&quot;&quot;&quot; -ID3V2TAG TCOM &quot;&quot;&quot;;[.C978];&quot;&quot;&quot; -GENRE &quot;&quot;&quot;;[.D978];&quot;&quot;&quot; -TITLE &quot;&quot;&quot;;[.E978];&quot;&quot;&quot; -TRACK &quot;&quot;&quot;;[.F978];&quot;&quot;&quot; -YEAR &quot;&quot;&quot;;[.H978];&quot;&quot;&quot; &quot;;[.K978];&quot;/&quot;;[.O978];&quot;.mp3&quot;)" office:value-type="string" office:string-value="-ALBUM &quot;&quot; -ARTIST &quot;&quot; -ID3V2TAG TCOM &quot;&quot; -GENRE &quot;&quot; -TITLE &quot;ZZZ&quot; -TRACK &quot;&quot; -YEAR &quot;&quot; 1/T977.mp3">
            <text:p>-ALBUM "" -ARTIST "" -ID3V2TAG TCOM "" -GENRE "" -TITLE "ZZZ" -TRACK "" -YEAR "" 1/T97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78]+1" office:value-type="float" office:value="978">
            <text:p>978</text:p>
          </table:table-cell>
          <table:table-cell table:style-name="ce3"/>
          <table:table-cell table:style-name="ce5" table:formula="of:=IF([.J979]=&quot;X&quot;;[.K978]+1;[.K978])" office:value-type="float" office:value="1">
            <text:p>1</text:p>
          </table:table-cell>
          <table:table-cell table:formula="of:=IF([.J979]=&quot;X&quot;;0;[.L978]+[.G978]+[.J979]/24/60/60)" office:value-type="time" office:time-value="PT00H09M20.304S">
            <text:p>00:09:20.30</text:p>
          </table:table-cell>
          <table:table-cell table:formula="of:=INT([.L979]*24*60)+MOD([.L979]*24*60*60;60)/100" office:value-type="float" office:value="9.20304">
            <text:p>9.203</text:p>
          </table:table-cell>
          <table:table-cell table:formula="of:=[.L979]*24*60*60+[.$N$1]*([.P979]-1)" office:value-type="float" office:value="71.8040000000212">
            <text:p>71.804</text:p>
          </table:table-cell>
          <table:table-cell table:formula="of:=CONCATENATE(&quot;T&quot;;[.P979])" office:value-type="string" office:string-value="T978">
            <text:p>T978</text:p>
          </table:table-cell>
          <table:table-cell table:formula="of:=IF([.J979]=&quot;X&quot;;1;[.P978]+1)" office:value-type="float" office:value="978">
            <text:p>978</text:p>
          </table:table-cell>
          <table:table-cell table:style-name="ce7" table:formula="of:=CONCATENATE(&quot;mv &quot;;[.K979];&quot;^&quot;;[.O979];&quot;.wav &quot;&quot;rn^&quot;;[.$E979];&quot;~&quot;;[.$B979];&quot;~&quot;;[.$C979];&quot;~&quot;;[.$A979];&quot;~&quot;;[.$F979];&quot;~&quot;;[.$D979];&quot;.wav&quot;&quot;&quot;)" office:value-type="string" office:string-value="mv 1^T978.wav &quot;rn^ZZZ~~~~~.wav&quot;">
            <text:p>mv 1^T978.wav "rn^ZZZ~~~~~.wav"</text:p>
          </table:table-cell>
          <table:table-cell table:formula="of:=CONCATENATE(&quot;-ALBUM &quot;&quot;&quot;;[.A979];&quot;&quot;&quot; -ARTIST &quot;&quot;&quot;;[.B979];&quot;&quot;&quot; -ID3V2TAG TCOM &quot;&quot;&quot;;[.C979];&quot;&quot;&quot; -GENRE &quot;&quot;&quot;;[.D979];&quot;&quot;&quot; -TITLE &quot;&quot;&quot;;[.E979];&quot;&quot;&quot; -TRACK &quot;&quot;&quot;;[.F979];&quot;&quot;&quot; -YEAR &quot;&quot;&quot;;[.H979];&quot;&quot;&quot; &quot;;[.K979];&quot;/&quot;;[.O979];&quot;.mp3&quot;)" office:value-type="string" office:string-value="-ALBUM &quot;&quot; -ARTIST &quot;&quot; -ID3V2TAG TCOM &quot;&quot; -GENRE &quot;&quot; -TITLE &quot;ZZZ&quot; -TRACK &quot;&quot; -YEAR &quot;&quot; 1/T978.mp3">
            <text:p>-ALBUM "" -ARTIST "" -ID3V2TAG TCOM "" -GENRE "" -TITLE "ZZZ" -TRACK "" -YEAR "" 1/T97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79]+1" office:value-type="float" office:value="979">
            <text:p>979</text:p>
          </table:table-cell>
          <table:table-cell table:style-name="ce3"/>
          <table:table-cell table:style-name="ce5" table:formula="of:=IF([.J980]=&quot;X&quot;;[.K979]+1;[.K979])" office:value-type="float" office:value="1">
            <text:p>1</text:p>
          </table:table-cell>
          <table:table-cell table:formula="of:=IF([.J980]=&quot;X&quot;;0;[.L979]+[.G979]+[.J980]/24/60/60)" office:value-type="time" office:time-value="PT00H09M20.304S">
            <text:p>00:09:20.30</text:p>
          </table:table-cell>
          <table:table-cell table:formula="of:=INT([.L980]*24*60)+MOD([.L980]*24*60*60;60)/100" office:value-type="float" office:value="9.20304">
            <text:p>9.203</text:p>
          </table:table-cell>
          <table:table-cell table:formula="of:=[.L980]*24*60*60+[.$N$1]*([.P980]-1)" office:value-type="float" office:value="71.3040000000212">
            <text:p>71.304</text:p>
          </table:table-cell>
          <table:table-cell table:formula="of:=CONCATENATE(&quot;T&quot;;[.P980])" office:value-type="string" office:string-value="T979">
            <text:p>T979</text:p>
          </table:table-cell>
          <table:table-cell table:formula="of:=IF([.J980]=&quot;X&quot;;1;[.P979]+1)" office:value-type="float" office:value="979">
            <text:p>979</text:p>
          </table:table-cell>
          <table:table-cell table:style-name="ce7" table:formula="of:=CONCATENATE(&quot;mv &quot;;[.K980];&quot;^&quot;;[.O980];&quot;.wav &quot;&quot;rn^&quot;;[.$E980];&quot;~&quot;;[.$B980];&quot;~&quot;;[.$C980];&quot;~&quot;;[.$A980];&quot;~&quot;;[.$F980];&quot;~&quot;;[.$D980];&quot;.wav&quot;&quot;&quot;)" office:value-type="string" office:string-value="mv 1^T979.wav &quot;rn^ZZZ~~~~~.wav&quot;">
            <text:p>mv 1^T979.wav "rn^ZZZ~~~~~.wav"</text:p>
          </table:table-cell>
          <table:table-cell table:formula="of:=CONCATENATE(&quot;-ALBUM &quot;&quot;&quot;;[.A980];&quot;&quot;&quot; -ARTIST &quot;&quot;&quot;;[.B980];&quot;&quot;&quot; -ID3V2TAG TCOM &quot;&quot;&quot;;[.C980];&quot;&quot;&quot; -GENRE &quot;&quot;&quot;;[.D980];&quot;&quot;&quot; -TITLE &quot;&quot;&quot;;[.E980];&quot;&quot;&quot; -TRACK &quot;&quot;&quot;;[.F980];&quot;&quot;&quot; -YEAR &quot;&quot;&quot;;[.H980];&quot;&quot;&quot; &quot;;[.K980];&quot;/&quot;;[.O980];&quot;.mp3&quot;)" office:value-type="string" office:string-value="-ALBUM &quot;&quot; -ARTIST &quot;&quot; -ID3V2TAG TCOM &quot;&quot; -GENRE &quot;&quot; -TITLE &quot;ZZZ&quot; -TRACK &quot;&quot; -YEAR &quot;&quot; 1/T979.mp3">
            <text:p>-ALBUM "" -ARTIST "" -ID3V2TAG TCOM "" -GENRE "" -TITLE "ZZZ" -TRACK "" -YEAR "" 1/T97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80]+1" office:value-type="float" office:value="980">
            <text:p>980</text:p>
          </table:table-cell>
          <table:table-cell table:style-name="ce3"/>
          <table:table-cell table:style-name="ce5" table:formula="of:=IF([.J981]=&quot;X&quot;;[.K980]+1;[.K980])" office:value-type="float" office:value="1">
            <text:p>1</text:p>
          </table:table-cell>
          <table:table-cell table:formula="of:=IF([.J981]=&quot;X&quot;;0;[.L980]+[.G980]+[.J981]/24/60/60)" office:value-type="time" office:time-value="PT00H09M20.304S">
            <text:p>00:09:20.30</text:p>
          </table:table-cell>
          <table:table-cell table:formula="of:=INT([.L981]*24*60)+MOD([.L981]*24*60*60;60)/100" office:value-type="float" office:value="9.20304">
            <text:p>9.203</text:p>
          </table:table-cell>
          <table:table-cell table:formula="of:=[.L981]*24*60*60+[.$N$1]*([.P981]-1)" office:value-type="float" office:value="70.8040000000213">
            <text:p>70.804</text:p>
          </table:table-cell>
          <table:table-cell table:formula="of:=CONCATENATE(&quot;T&quot;;[.P981])" office:value-type="string" office:string-value="T980">
            <text:p>T980</text:p>
          </table:table-cell>
          <table:table-cell table:formula="of:=IF([.J981]=&quot;X&quot;;1;[.P980]+1)" office:value-type="float" office:value="980">
            <text:p>980</text:p>
          </table:table-cell>
          <table:table-cell table:style-name="ce7" table:formula="of:=CONCATENATE(&quot;mv &quot;;[.K981];&quot;^&quot;;[.O981];&quot;.wav &quot;&quot;rn^&quot;;[.$E981];&quot;~&quot;;[.$B981];&quot;~&quot;;[.$C981];&quot;~&quot;;[.$A981];&quot;~&quot;;[.$F981];&quot;~&quot;;[.$D981];&quot;.wav&quot;&quot;&quot;)" office:value-type="string" office:string-value="mv 1^T980.wav &quot;rn^ZZZ~~~~~.wav&quot;">
            <text:p>mv 1^T980.wav "rn^ZZZ~~~~~.wav"</text:p>
          </table:table-cell>
          <table:table-cell table:formula="of:=CONCATENATE(&quot;-ALBUM &quot;&quot;&quot;;[.A981];&quot;&quot;&quot; -ARTIST &quot;&quot;&quot;;[.B981];&quot;&quot;&quot; -ID3V2TAG TCOM &quot;&quot;&quot;;[.C981];&quot;&quot;&quot; -GENRE &quot;&quot;&quot;;[.D981];&quot;&quot;&quot; -TITLE &quot;&quot;&quot;;[.E981];&quot;&quot;&quot; -TRACK &quot;&quot;&quot;;[.F981];&quot;&quot;&quot; -YEAR &quot;&quot;&quot;;[.H981];&quot;&quot;&quot; &quot;;[.K981];&quot;/&quot;;[.O981];&quot;.mp3&quot;)" office:value-type="string" office:string-value="-ALBUM &quot;&quot; -ARTIST &quot;&quot; -ID3V2TAG TCOM &quot;&quot; -GENRE &quot;&quot; -TITLE &quot;ZZZ&quot; -TRACK &quot;&quot; -YEAR &quot;&quot; 1/T980.mp3">
            <text:p>-ALBUM "" -ARTIST "" -ID3V2TAG TCOM "" -GENRE "" -TITLE "ZZZ" -TRACK "" -YEAR "" 1/T98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81]+1" office:value-type="float" office:value="981">
            <text:p>981</text:p>
          </table:table-cell>
          <table:table-cell table:style-name="ce3"/>
          <table:table-cell table:style-name="ce5" table:formula="of:=IF([.J982]=&quot;X&quot;;[.K981]+1;[.K981])" office:value-type="float" office:value="1">
            <text:p>1</text:p>
          </table:table-cell>
          <table:table-cell table:formula="of:=IF([.J982]=&quot;X&quot;;0;[.L981]+[.G981]+[.J982]/24/60/60)" office:value-type="time" office:time-value="PT00H09M20.304S">
            <text:p>00:09:20.30</text:p>
          </table:table-cell>
          <table:table-cell table:formula="of:=INT([.L982]*24*60)+MOD([.L982]*24*60*60;60)/100" office:value-type="float" office:value="9.20304">
            <text:p>9.203</text:p>
          </table:table-cell>
          <table:table-cell table:formula="of:=[.L982]*24*60*60+[.$N$1]*([.P982]-1)" office:value-type="float" office:value="70.3040000000213">
            <text:p>70.304</text:p>
          </table:table-cell>
          <table:table-cell table:formula="of:=CONCATENATE(&quot;T&quot;;[.P982])" office:value-type="string" office:string-value="T981">
            <text:p>T981</text:p>
          </table:table-cell>
          <table:table-cell table:formula="of:=IF([.J982]=&quot;X&quot;;1;[.P981]+1)" office:value-type="float" office:value="981">
            <text:p>981</text:p>
          </table:table-cell>
          <table:table-cell table:style-name="ce7" table:formula="of:=CONCATENATE(&quot;mv &quot;;[.K982];&quot;^&quot;;[.O982];&quot;.wav &quot;&quot;rn^&quot;;[.$E982];&quot;~&quot;;[.$B982];&quot;~&quot;;[.$C982];&quot;~&quot;;[.$A982];&quot;~&quot;;[.$F982];&quot;~&quot;;[.$D982];&quot;.wav&quot;&quot;&quot;)" office:value-type="string" office:string-value="mv 1^T981.wav &quot;rn^ZZZ~~~~~.wav&quot;">
            <text:p>mv 1^T981.wav "rn^ZZZ~~~~~.wav"</text:p>
          </table:table-cell>
          <table:table-cell table:formula="of:=CONCATENATE(&quot;-ALBUM &quot;&quot;&quot;;[.A982];&quot;&quot;&quot; -ARTIST &quot;&quot;&quot;;[.B982];&quot;&quot;&quot; -ID3V2TAG TCOM &quot;&quot;&quot;;[.C982];&quot;&quot;&quot; -GENRE &quot;&quot;&quot;;[.D982];&quot;&quot;&quot; -TITLE &quot;&quot;&quot;;[.E982];&quot;&quot;&quot; -TRACK &quot;&quot;&quot;;[.F982];&quot;&quot;&quot; -YEAR &quot;&quot;&quot;;[.H982];&quot;&quot;&quot; &quot;;[.K982];&quot;/&quot;;[.O982];&quot;.mp3&quot;)" office:value-type="string" office:string-value="-ALBUM &quot;&quot; -ARTIST &quot;&quot; -ID3V2TAG TCOM &quot;&quot; -GENRE &quot;&quot; -TITLE &quot;ZZZ&quot; -TRACK &quot;&quot; -YEAR &quot;&quot; 1/T981.mp3">
            <text:p>-ALBUM "" -ARTIST "" -ID3V2TAG TCOM "" -GENRE "" -TITLE "ZZZ" -TRACK "" -YEAR "" 1/T98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82]+1" office:value-type="float" office:value="982">
            <text:p>982</text:p>
          </table:table-cell>
          <table:table-cell table:style-name="ce3"/>
          <table:table-cell table:style-name="ce5" table:formula="of:=IF([.J983]=&quot;X&quot;;[.K982]+1;[.K982])" office:value-type="float" office:value="1">
            <text:p>1</text:p>
          </table:table-cell>
          <table:table-cell table:formula="of:=IF([.J983]=&quot;X&quot;;0;[.L982]+[.G982]+[.J983]/24/60/60)" office:value-type="time" office:time-value="PT00H09M20.304S">
            <text:p>00:09:20.30</text:p>
          </table:table-cell>
          <table:table-cell table:formula="of:=INT([.L983]*24*60)+MOD([.L983]*24*60*60;60)/100" office:value-type="float" office:value="9.20304">
            <text:p>9.203</text:p>
          </table:table-cell>
          <table:table-cell table:formula="of:=[.L983]*24*60*60+[.$N$1]*([.P983]-1)" office:value-type="float" office:value="69.8040000000214">
            <text:p>69.804</text:p>
          </table:table-cell>
          <table:table-cell table:formula="of:=CONCATENATE(&quot;T&quot;;[.P983])" office:value-type="string" office:string-value="T982">
            <text:p>T982</text:p>
          </table:table-cell>
          <table:table-cell table:formula="of:=IF([.J983]=&quot;X&quot;;1;[.P982]+1)" office:value-type="float" office:value="982">
            <text:p>982</text:p>
          </table:table-cell>
          <table:table-cell table:style-name="ce7" table:formula="of:=CONCATENATE(&quot;mv &quot;;[.K983];&quot;^&quot;;[.O983];&quot;.wav &quot;&quot;rn^&quot;;[.$E983];&quot;~&quot;;[.$B983];&quot;~&quot;;[.$C983];&quot;~&quot;;[.$A983];&quot;~&quot;;[.$F983];&quot;~&quot;;[.$D983];&quot;.wav&quot;&quot;&quot;)" office:value-type="string" office:string-value="mv 1^T982.wav &quot;rn^ZZZ~~~~~.wav&quot;">
            <text:p>mv 1^T982.wav "rn^ZZZ~~~~~.wav"</text:p>
          </table:table-cell>
          <table:table-cell table:formula="of:=CONCATENATE(&quot;-ALBUM &quot;&quot;&quot;;[.A983];&quot;&quot;&quot; -ARTIST &quot;&quot;&quot;;[.B983];&quot;&quot;&quot; -ID3V2TAG TCOM &quot;&quot;&quot;;[.C983];&quot;&quot;&quot; -GENRE &quot;&quot;&quot;;[.D983];&quot;&quot;&quot; -TITLE &quot;&quot;&quot;;[.E983];&quot;&quot;&quot; -TRACK &quot;&quot;&quot;;[.F983];&quot;&quot;&quot; -YEAR &quot;&quot;&quot;;[.H983];&quot;&quot;&quot; &quot;;[.K983];&quot;/&quot;;[.O983];&quot;.mp3&quot;)" office:value-type="string" office:string-value="-ALBUM &quot;&quot; -ARTIST &quot;&quot; -ID3V2TAG TCOM &quot;&quot; -GENRE &quot;&quot; -TITLE &quot;ZZZ&quot; -TRACK &quot;&quot; -YEAR &quot;&quot; 1/T982.mp3">
            <text:p>-ALBUM "" -ARTIST "" -ID3V2TAG TCOM "" -GENRE "" -TITLE "ZZZ" -TRACK "" -YEAR "" 1/T98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83]+1" office:value-type="float" office:value="983">
            <text:p>983</text:p>
          </table:table-cell>
          <table:table-cell table:style-name="ce3"/>
          <table:table-cell table:style-name="ce5" table:formula="of:=IF([.J984]=&quot;X&quot;;[.K983]+1;[.K983])" office:value-type="float" office:value="1">
            <text:p>1</text:p>
          </table:table-cell>
          <table:table-cell table:formula="of:=IF([.J984]=&quot;X&quot;;0;[.L983]+[.G983]+[.J984]/24/60/60)" office:value-type="time" office:time-value="PT00H09M20.304S">
            <text:p>00:09:20.30</text:p>
          </table:table-cell>
          <table:table-cell table:formula="of:=INT([.L984]*24*60)+MOD([.L984]*24*60*60;60)/100" office:value-type="float" office:value="9.20304">
            <text:p>9.203</text:p>
          </table:table-cell>
          <table:table-cell table:formula="of:=[.L984]*24*60*60+[.$N$1]*([.P984]-1)" office:value-type="float" office:value="69.3040000000214">
            <text:p>69.304</text:p>
          </table:table-cell>
          <table:table-cell table:formula="of:=CONCATENATE(&quot;T&quot;;[.P984])" office:value-type="string" office:string-value="T983">
            <text:p>T983</text:p>
          </table:table-cell>
          <table:table-cell table:formula="of:=IF([.J984]=&quot;X&quot;;1;[.P983]+1)" office:value-type="float" office:value="983">
            <text:p>983</text:p>
          </table:table-cell>
          <table:table-cell table:style-name="ce7" table:formula="of:=CONCATENATE(&quot;mv &quot;;[.K984];&quot;^&quot;;[.O984];&quot;.wav &quot;&quot;rn^&quot;;[.$E984];&quot;~&quot;;[.$B984];&quot;~&quot;;[.$C984];&quot;~&quot;;[.$A984];&quot;~&quot;;[.$F984];&quot;~&quot;;[.$D984];&quot;.wav&quot;&quot;&quot;)" office:value-type="string" office:string-value="mv 1^T983.wav &quot;rn^ZZZ~~~~~.wav&quot;">
            <text:p>mv 1^T983.wav "rn^ZZZ~~~~~.wav"</text:p>
          </table:table-cell>
          <table:table-cell table:formula="of:=CONCATENATE(&quot;-ALBUM &quot;&quot;&quot;;[.A984];&quot;&quot;&quot; -ARTIST &quot;&quot;&quot;;[.B984];&quot;&quot;&quot; -ID3V2TAG TCOM &quot;&quot;&quot;;[.C984];&quot;&quot;&quot; -GENRE &quot;&quot;&quot;;[.D984];&quot;&quot;&quot; -TITLE &quot;&quot;&quot;;[.E984];&quot;&quot;&quot; -TRACK &quot;&quot;&quot;;[.F984];&quot;&quot;&quot; -YEAR &quot;&quot;&quot;;[.H984];&quot;&quot;&quot; &quot;;[.K984];&quot;/&quot;;[.O984];&quot;.mp3&quot;)" office:value-type="string" office:string-value="-ALBUM &quot;&quot; -ARTIST &quot;&quot; -ID3V2TAG TCOM &quot;&quot; -GENRE &quot;&quot; -TITLE &quot;ZZZ&quot; -TRACK &quot;&quot; -YEAR &quot;&quot; 1/T983.mp3">
            <text:p>-ALBUM "" -ARTIST "" -ID3V2TAG TCOM "" -GENRE "" -TITLE "ZZZ" -TRACK "" -YEAR "" 1/T98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84]+1" office:value-type="float" office:value="984">
            <text:p>984</text:p>
          </table:table-cell>
          <table:table-cell table:style-name="ce3"/>
          <table:table-cell table:style-name="ce5" table:formula="of:=IF([.J985]=&quot;X&quot;;[.K984]+1;[.K984])" office:value-type="float" office:value="1">
            <text:p>1</text:p>
          </table:table-cell>
          <table:table-cell table:formula="of:=IF([.J985]=&quot;X&quot;;0;[.L984]+[.G984]+[.J985]/24/60/60)" office:value-type="time" office:time-value="PT00H09M20.304S">
            <text:p>00:09:20.30</text:p>
          </table:table-cell>
          <table:table-cell table:formula="of:=INT([.L985]*24*60)+MOD([.L985]*24*60*60;60)/100" office:value-type="float" office:value="9.20304">
            <text:p>9.203</text:p>
          </table:table-cell>
          <table:table-cell table:formula="of:=[.L985]*24*60*60+[.$N$1]*([.P985]-1)" office:value-type="float" office:value="68.8040000000214">
            <text:p>68.804</text:p>
          </table:table-cell>
          <table:table-cell table:formula="of:=CONCATENATE(&quot;T&quot;;[.P985])" office:value-type="string" office:string-value="T984">
            <text:p>T984</text:p>
          </table:table-cell>
          <table:table-cell table:formula="of:=IF([.J985]=&quot;X&quot;;1;[.P984]+1)" office:value-type="float" office:value="984">
            <text:p>984</text:p>
          </table:table-cell>
          <table:table-cell table:style-name="ce7" table:formula="of:=CONCATENATE(&quot;mv &quot;;[.K985];&quot;^&quot;;[.O985];&quot;.wav &quot;&quot;rn^&quot;;[.$E985];&quot;~&quot;;[.$B985];&quot;~&quot;;[.$C985];&quot;~&quot;;[.$A985];&quot;~&quot;;[.$F985];&quot;~&quot;;[.$D985];&quot;.wav&quot;&quot;&quot;)" office:value-type="string" office:string-value="mv 1^T984.wav &quot;rn^ZZZ~~~~~.wav&quot;">
            <text:p>mv 1^T984.wav "rn^ZZZ~~~~~.wav"</text:p>
          </table:table-cell>
          <table:table-cell table:formula="of:=CONCATENATE(&quot;-ALBUM &quot;&quot;&quot;;[.A985];&quot;&quot;&quot; -ARTIST &quot;&quot;&quot;;[.B985];&quot;&quot;&quot; -ID3V2TAG TCOM &quot;&quot;&quot;;[.C985];&quot;&quot;&quot; -GENRE &quot;&quot;&quot;;[.D985];&quot;&quot;&quot; -TITLE &quot;&quot;&quot;;[.E985];&quot;&quot;&quot; -TRACK &quot;&quot;&quot;;[.F985];&quot;&quot;&quot; -YEAR &quot;&quot;&quot;;[.H985];&quot;&quot;&quot; &quot;;[.K985];&quot;/&quot;;[.O985];&quot;.mp3&quot;)" office:value-type="string" office:string-value="-ALBUM &quot;&quot; -ARTIST &quot;&quot; -ID3V2TAG TCOM &quot;&quot; -GENRE &quot;&quot; -TITLE &quot;ZZZ&quot; -TRACK &quot;&quot; -YEAR &quot;&quot; 1/T984.mp3">
            <text:p>-ALBUM "" -ARTIST "" -ID3V2TAG TCOM "" -GENRE "" -TITLE "ZZZ" -TRACK "" -YEAR "" 1/T98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85]+1" office:value-type="float" office:value="985">
            <text:p>985</text:p>
          </table:table-cell>
          <table:table-cell table:style-name="ce3"/>
          <table:table-cell table:style-name="ce5" table:formula="of:=IF([.J986]=&quot;X&quot;;[.K985]+1;[.K985])" office:value-type="float" office:value="1">
            <text:p>1</text:p>
          </table:table-cell>
          <table:table-cell table:formula="of:=IF([.J986]=&quot;X&quot;;0;[.L985]+[.G985]+[.J986]/24/60/60)" office:value-type="time" office:time-value="PT00H09M20.304S">
            <text:p>00:09:20.30</text:p>
          </table:table-cell>
          <table:table-cell table:formula="of:=INT([.L986]*24*60)+MOD([.L986]*24*60*60;60)/100" office:value-type="float" office:value="9.20304">
            <text:p>9.203</text:p>
          </table:table-cell>
          <table:table-cell table:formula="of:=[.L986]*24*60*60+[.$N$1]*([.P986]-1)" office:value-type="float" office:value="68.3040000000214">
            <text:p>68.304</text:p>
          </table:table-cell>
          <table:table-cell table:formula="of:=CONCATENATE(&quot;T&quot;;[.P986])" office:value-type="string" office:string-value="T985">
            <text:p>T985</text:p>
          </table:table-cell>
          <table:table-cell table:formula="of:=IF([.J986]=&quot;X&quot;;1;[.P985]+1)" office:value-type="float" office:value="985">
            <text:p>985</text:p>
          </table:table-cell>
          <table:table-cell table:style-name="ce7" table:formula="of:=CONCATENATE(&quot;mv &quot;;[.K986];&quot;^&quot;;[.O986];&quot;.wav &quot;&quot;rn^&quot;;[.$E986];&quot;~&quot;;[.$B986];&quot;~&quot;;[.$C986];&quot;~&quot;;[.$A986];&quot;~&quot;;[.$F986];&quot;~&quot;;[.$D986];&quot;.wav&quot;&quot;&quot;)" office:value-type="string" office:string-value="mv 1^T985.wav &quot;rn^ZZZ~~~~~.wav&quot;">
            <text:p>mv 1^T985.wav "rn^ZZZ~~~~~.wav"</text:p>
          </table:table-cell>
          <table:table-cell table:formula="of:=CONCATENATE(&quot;-ALBUM &quot;&quot;&quot;;[.A986];&quot;&quot;&quot; -ARTIST &quot;&quot;&quot;;[.B986];&quot;&quot;&quot; -ID3V2TAG TCOM &quot;&quot;&quot;;[.C986];&quot;&quot;&quot; -GENRE &quot;&quot;&quot;;[.D986];&quot;&quot;&quot; -TITLE &quot;&quot;&quot;;[.E986];&quot;&quot;&quot; -TRACK &quot;&quot;&quot;;[.F986];&quot;&quot;&quot; -YEAR &quot;&quot;&quot;;[.H986];&quot;&quot;&quot; &quot;;[.K986];&quot;/&quot;;[.O986];&quot;.mp3&quot;)" office:value-type="string" office:string-value="-ALBUM &quot;&quot; -ARTIST &quot;&quot; -ID3V2TAG TCOM &quot;&quot; -GENRE &quot;&quot; -TITLE &quot;ZZZ&quot; -TRACK &quot;&quot; -YEAR &quot;&quot; 1/T985.mp3">
            <text:p>-ALBUM "" -ARTIST "" -ID3V2TAG TCOM "" -GENRE "" -TITLE "ZZZ" -TRACK "" -YEAR "" 1/T98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86]+1" office:value-type="float" office:value="986">
            <text:p>986</text:p>
          </table:table-cell>
          <table:table-cell table:style-name="ce3"/>
          <table:table-cell table:style-name="ce5" table:formula="of:=IF([.J987]=&quot;X&quot;;[.K986]+1;[.K986])" office:value-type="float" office:value="1">
            <text:p>1</text:p>
          </table:table-cell>
          <table:table-cell table:formula="of:=IF([.J987]=&quot;X&quot;;0;[.L986]+[.G986]+[.J987]/24/60/60)" office:value-type="time" office:time-value="PT00H09M20.304S">
            <text:p>00:09:20.30</text:p>
          </table:table-cell>
          <table:table-cell table:formula="of:=INT([.L987]*24*60)+MOD([.L987]*24*60*60;60)/100" office:value-type="float" office:value="9.20304">
            <text:p>9.203</text:p>
          </table:table-cell>
          <table:table-cell table:formula="of:=[.L987]*24*60*60+[.$N$1]*([.P987]-1)" office:value-type="float" office:value="67.8040000000214">
            <text:p>67.804</text:p>
          </table:table-cell>
          <table:table-cell table:formula="of:=CONCATENATE(&quot;T&quot;;[.P987])" office:value-type="string" office:string-value="T986">
            <text:p>T986</text:p>
          </table:table-cell>
          <table:table-cell table:formula="of:=IF([.J987]=&quot;X&quot;;1;[.P986]+1)" office:value-type="float" office:value="986">
            <text:p>986</text:p>
          </table:table-cell>
          <table:table-cell table:style-name="ce7" table:formula="of:=CONCATENATE(&quot;mv &quot;;[.K987];&quot;^&quot;;[.O987];&quot;.wav &quot;&quot;rn^&quot;;[.$E987];&quot;~&quot;;[.$B987];&quot;~&quot;;[.$C987];&quot;~&quot;;[.$A987];&quot;~&quot;;[.$F987];&quot;~&quot;;[.$D987];&quot;.wav&quot;&quot;&quot;)" office:value-type="string" office:string-value="mv 1^T986.wav &quot;rn^ZZZ~~~~~.wav&quot;">
            <text:p>mv 1^T986.wav "rn^ZZZ~~~~~.wav"</text:p>
          </table:table-cell>
          <table:table-cell table:formula="of:=CONCATENATE(&quot;-ALBUM &quot;&quot;&quot;;[.A987];&quot;&quot;&quot; -ARTIST &quot;&quot;&quot;;[.B987];&quot;&quot;&quot; -ID3V2TAG TCOM &quot;&quot;&quot;;[.C987];&quot;&quot;&quot; -GENRE &quot;&quot;&quot;;[.D987];&quot;&quot;&quot; -TITLE &quot;&quot;&quot;;[.E987];&quot;&quot;&quot; -TRACK &quot;&quot;&quot;;[.F987];&quot;&quot;&quot; -YEAR &quot;&quot;&quot;;[.H987];&quot;&quot;&quot; &quot;;[.K987];&quot;/&quot;;[.O987];&quot;.mp3&quot;)" office:value-type="string" office:string-value="-ALBUM &quot;&quot; -ARTIST &quot;&quot; -ID3V2TAG TCOM &quot;&quot; -GENRE &quot;&quot; -TITLE &quot;ZZZ&quot; -TRACK &quot;&quot; -YEAR &quot;&quot; 1/T986.mp3">
            <text:p>-ALBUM "" -ARTIST "" -ID3V2TAG TCOM "" -GENRE "" -TITLE "ZZZ" -TRACK "" -YEAR "" 1/T98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87]+1" office:value-type="float" office:value="987">
            <text:p>987</text:p>
          </table:table-cell>
          <table:table-cell table:style-name="ce3"/>
          <table:table-cell table:style-name="ce5" table:formula="of:=IF([.J988]=&quot;X&quot;;[.K987]+1;[.K987])" office:value-type="float" office:value="1">
            <text:p>1</text:p>
          </table:table-cell>
          <table:table-cell table:formula="of:=IF([.J988]=&quot;X&quot;;0;[.L987]+[.G987]+[.J988]/24/60/60)" office:value-type="time" office:time-value="PT00H09M20.304S">
            <text:p>00:09:20.30</text:p>
          </table:table-cell>
          <table:table-cell table:formula="of:=INT([.L988]*24*60)+MOD([.L988]*24*60*60;60)/100" office:value-type="float" office:value="9.20304">
            <text:p>9.203</text:p>
          </table:table-cell>
          <table:table-cell table:formula="of:=[.L988]*24*60*60+[.$N$1]*([.P988]-1)" office:value-type="float" office:value="67.3040000000214">
            <text:p>67.304</text:p>
          </table:table-cell>
          <table:table-cell table:formula="of:=CONCATENATE(&quot;T&quot;;[.P988])" office:value-type="string" office:string-value="T987">
            <text:p>T987</text:p>
          </table:table-cell>
          <table:table-cell table:formula="of:=IF([.J988]=&quot;X&quot;;1;[.P987]+1)" office:value-type="float" office:value="987">
            <text:p>987</text:p>
          </table:table-cell>
          <table:table-cell table:style-name="ce7" table:formula="of:=CONCATENATE(&quot;mv &quot;;[.K988];&quot;^&quot;;[.O988];&quot;.wav &quot;&quot;rn^&quot;;[.$E988];&quot;~&quot;;[.$B988];&quot;~&quot;;[.$C988];&quot;~&quot;;[.$A988];&quot;~&quot;;[.$F988];&quot;~&quot;;[.$D988];&quot;.wav&quot;&quot;&quot;)" office:value-type="string" office:string-value="mv 1^T987.wav &quot;rn^ZZZ~~~~~.wav&quot;">
            <text:p>mv 1^T987.wav "rn^ZZZ~~~~~.wav"</text:p>
          </table:table-cell>
          <table:table-cell table:formula="of:=CONCATENATE(&quot;-ALBUM &quot;&quot;&quot;;[.A988];&quot;&quot;&quot; -ARTIST &quot;&quot;&quot;;[.B988];&quot;&quot;&quot; -ID3V2TAG TCOM &quot;&quot;&quot;;[.C988];&quot;&quot;&quot; -GENRE &quot;&quot;&quot;;[.D988];&quot;&quot;&quot; -TITLE &quot;&quot;&quot;;[.E988];&quot;&quot;&quot; -TRACK &quot;&quot;&quot;;[.F988];&quot;&quot;&quot; -YEAR &quot;&quot;&quot;;[.H988];&quot;&quot;&quot; &quot;;[.K988];&quot;/&quot;;[.O988];&quot;.mp3&quot;)" office:value-type="string" office:string-value="-ALBUM &quot;&quot; -ARTIST &quot;&quot; -ID3V2TAG TCOM &quot;&quot; -GENRE &quot;&quot; -TITLE &quot;ZZZ&quot; -TRACK &quot;&quot; -YEAR &quot;&quot; 1/T987.mp3">
            <text:p>-ALBUM "" -ARTIST "" -ID3V2TAG TCOM "" -GENRE "" -TITLE "ZZZ" -TRACK "" -YEAR "" 1/T98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88]+1" office:value-type="float" office:value="988">
            <text:p>988</text:p>
          </table:table-cell>
          <table:table-cell table:style-name="ce3"/>
          <table:table-cell table:style-name="ce5" table:formula="of:=IF([.J989]=&quot;X&quot;;[.K988]+1;[.K988])" office:value-type="float" office:value="1">
            <text:p>1</text:p>
          </table:table-cell>
          <table:table-cell table:formula="of:=IF([.J989]=&quot;X&quot;;0;[.L988]+[.G988]+[.J989]/24/60/60)" office:value-type="time" office:time-value="PT00H09M20.304S">
            <text:p>00:09:20.30</text:p>
          </table:table-cell>
          <table:table-cell table:formula="of:=INT([.L989]*24*60)+MOD([.L989]*24*60*60;60)/100" office:value-type="float" office:value="9.20304">
            <text:p>9.203</text:p>
          </table:table-cell>
          <table:table-cell table:formula="of:=[.L989]*24*60*60+[.$N$1]*([.P989]-1)" office:value-type="float" office:value="66.8040000000215">
            <text:p>66.804</text:p>
          </table:table-cell>
          <table:table-cell table:formula="of:=CONCATENATE(&quot;T&quot;;[.P989])" office:value-type="string" office:string-value="T988">
            <text:p>T988</text:p>
          </table:table-cell>
          <table:table-cell table:formula="of:=IF([.J989]=&quot;X&quot;;1;[.P988]+1)" office:value-type="float" office:value="988">
            <text:p>988</text:p>
          </table:table-cell>
          <table:table-cell table:style-name="ce7" table:formula="of:=CONCATENATE(&quot;mv &quot;;[.K989];&quot;^&quot;;[.O989];&quot;.wav &quot;&quot;rn^&quot;;[.$E989];&quot;~&quot;;[.$B989];&quot;~&quot;;[.$C989];&quot;~&quot;;[.$A989];&quot;~&quot;;[.$F989];&quot;~&quot;;[.$D989];&quot;.wav&quot;&quot;&quot;)" office:value-type="string" office:string-value="mv 1^T988.wav &quot;rn^ZZZ~~~~~.wav&quot;">
            <text:p>mv 1^T988.wav "rn^ZZZ~~~~~.wav"</text:p>
          </table:table-cell>
          <table:table-cell table:formula="of:=CONCATENATE(&quot;-ALBUM &quot;&quot;&quot;;[.A989];&quot;&quot;&quot; -ARTIST &quot;&quot;&quot;;[.B989];&quot;&quot;&quot; -ID3V2TAG TCOM &quot;&quot;&quot;;[.C989];&quot;&quot;&quot; -GENRE &quot;&quot;&quot;;[.D989];&quot;&quot;&quot; -TITLE &quot;&quot;&quot;;[.E989];&quot;&quot;&quot; -TRACK &quot;&quot;&quot;;[.F989];&quot;&quot;&quot; -YEAR &quot;&quot;&quot;;[.H989];&quot;&quot;&quot; &quot;;[.K989];&quot;/&quot;;[.O989];&quot;.mp3&quot;)" office:value-type="string" office:string-value="-ALBUM &quot;&quot; -ARTIST &quot;&quot; -ID3V2TAG TCOM &quot;&quot; -GENRE &quot;&quot; -TITLE &quot;ZZZ&quot; -TRACK &quot;&quot; -YEAR &quot;&quot; 1/T988.mp3">
            <text:p>-ALBUM "" -ARTIST "" -ID3V2TAG TCOM "" -GENRE "" -TITLE "ZZZ" -TRACK "" -YEAR "" 1/T98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89]+1" office:value-type="float" office:value="989">
            <text:p>989</text:p>
          </table:table-cell>
          <table:table-cell table:style-name="ce3"/>
          <table:table-cell table:style-name="ce5" table:formula="of:=IF([.J990]=&quot;X&quot;;[.K989]+1;[.K989])" office:value-type="float" office:value="1">
            <text:p>1</text:p>
          </table:table-cell>
          <table:table-cell table:formula="of:=IF([.J990]=&quot;X&quot;;0;[.L989]+[.G989]+[.J990]/24/60/60)" office:value-type="time" office:time-value="PT00H09M20.304S">
            <text:p>00:09:20.30</text:p>
          </table:table-cell>
          <table:table-cell table:formula="of:=INT([.L990]*24*60)+MOD([.L990]*24*60*60;60)/100" office:value-type="float" office:value="9.20304">
            <text:p>9.203</text:p>
          </table:table-cell>
          <table:table-cell table:formula="of:=[.L990]*24*60*60+[.$N$1]*([.P990]-1)" office:value-type="float" office:value="66.3040000000215">
            <text:p>66.304</text:p>
          </table:table-cell>
          <table:table-cell table:formula="of:=CONCATENATE(&quot;T&quot;;[.P990])" office:value-type="string" office:string-value="T989">
            <text:p>T989</text:p>
          </table:table-cell>
          <table:table-cell table:formula="of:=IF([.J990]=&quot;X&quot;;1;[.P989]+1)" office:value-type="float" office:value="989">
            <text:p>989</text:p>
          </table:table-cell>
          <table:table-cell table:style-name="ce7" table:formula="of:=CONCATENATE(&quot;mv &quot;;[.K990];&quot;^&quot;;[.O990];&quot;.wav &quot;&quot;rn^&quot;;[.$E990];&quot;~&quot;;[.$B990];&quot;~&quot;;[.$C990];&quot;~&quot;;[.$A990];&quot;~&quot;;[.$F990];&quot;~&quot;;[.$D990];&quot;.wav&quot;&quot;&quot;)" office:value-type="string" office:string-value="mv 1^T989.wav &quot;rn^ZZZ~~~~~.wav&quot;">
            <text:p>mv 1^T989.wav "rn^ZZZ~~~~~.wav"</text:p>
          </table:table-cell>
          <table:table-cell table:formula="of:=CONCATENATE(&quot;-ALBUM &quot;&quot;&quot;;[.A990];&quot;&quot;&quot; -ARTIST &quot;&quot;&quot;;[.B990];&quot;&quot;&quot; -ID3V2TAG TCOM &quot;&quot;&quot;;[.C990];&quot;&quot;&quot; -GENRE &quot;&quot;&quot;;[.D990];&quot;&quot;&quot; -TITLE &quot;&quot;&quot;;[.E990];&quot;&quot;&quot; -TRACK &quot;&quot;&quot;;[.F990];&quot;&quot;&quot; -YEAR &quot;&quot;&quot;;[.H990];&quot;&quot;&quot; &quot;;[.K990];&quot;/&quot;;[.O990];&quot;.mp3&quot;)" office:value-type="string" office:string-value="-ALBUM &quot;&quot; -ARTIST &quot;&quot; -ID3V2TAG TCOM &quot;&quot; -GENRE &quot;&quot; -TITLE &quot;ZZZ&quot; -TRACK &quot;&quot; -YEAR &quot;&quot; 1/T989.mp3">
            <text:p>-ALBUM "" -ARTIST "" -ID3V2TAG TCOM "" -GENRE "" -TITLE "ZZZ" -TRACK "" -YEAR "" 1/T98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90]+1" office:value-type="float" office:value="990">
            <text:p>990</text:p>
          </table:table-cell>
          <table:table-cell table:style-name="ce3"/>
          <table:table-cell table:style-name="ce5" table:formula="of:=IF([.J991]=&quot;X&quot;;[.K990]+1;[.K990])" office:value-type="float" office:value="1">
            <text:p>1</text:p>
          </table:table-cell>
          <table:table-cell table:formula="of:=IF([.J991]=&quot;X&quot;;0;[.L990]+[.G990]+[.J991]/24/60/60)" office:value-type="time" office:time-value="PT00H09M20.304S">
            <text:p>00:09:20.30</text:p>
          </table:table-cell>
          <table:table-cell table:formula="of:=INT([.L991]*24*60)+MOD([.L991]*24*60*60;60)/100" office:value-type="float" office:value="9.20304">
            <text:p>9.203</text:p>
          </table:table-cell>
          <table:table-cell table:formula="of:=[.L991]*24*60*60+[.$N$1]*([.P991]-1)" office:value-type="float" office:value="65.8040000000215">
            <text:p>65.804</text:p>
          </table:table-cell>
          <table:table-cell table:formula="of:=CONCATENATE(&quot;T&quot;;[.P991])" office:value-type="string" office:string-value="T990">
            <text:p>T990</text:p>
          </table:table-cell>
          <table:table-cell table:formula="of:=IF([.J991]=&quot;X&quot;;1;[.P990]+1)" office:value-type="float" office:value="990">
            <text:p>990</text:p>
          </table:table-cell>
          <table:table-cell table:style-name="ce7" table:formula="of:=CONCATENATE(&quot;mv &quot;;[.K991];&quot;^&quot;;[.O991];&quot;.wav &quot;&quot;rn^&quot;;[.$E991];&quot;~&quot;;[.$B991];&quot;~&quot;;[.$C991];&quot;~&quot;;[.$A991];&quot;~&quot;;[.$F991];&quot;~&quot;;[.$D991];&quot;.wav&quot;&quot;&quot;)" office:value-type="string" office:string-value="mv 1^T990.wav &quot;rn^ZZZ~~~~~.wav&quot;">
            <text:p>mv 1^T990.wav "rn^ZZZ~~~~~.wav"</text:p>
          </table:table-cell>
          <table:table-cell table:formula="of:=CONCATENATE(&quot;-ALBUM &quot;&quot;&quot;;[.A991];&quot;&quot;&quot; -ARTIST &quot;&quot;&quot;;[.B991];&quot;&quot;&quot; -ID3V2TAG TCOM &quot;&quot;&quot;;[.C991];&quot;&quot;&quot; -GENRE &quot;&quot;&quot;;[.D991];&quot;&quot;&quot; -TITLE &quot;&quot;&quot;;[.E991];&quot;&quot;&quot; -TRACK &quot;&quot;&quot;;[.F991];&quot;&quot;&quot; -YEAR &quot;&quot;&quot;;[.H991];&quot;&quot;&quot; &quot;;[.K991];&quot;/&quot;;[.O991];&quot;.mp3&quot;)" office:value-type="string" office:string-value="-ALBUM &quot;&quot; -ARTIST &quot;&quot; -ID3V2TAG TCOM &quot;&quot; -GENRE &quot;&quot; -TITLE &quot;ZZZ&quot; -TRACK &quot;&quot; -YEAR &quot;&quot; 1/T990.mp3">
            <text:p>-ALBUM "" -ARTIST "" -ID3V2TAG TCOM "" -GENRE "" -TITLE "ZZZ" -TRACK "" -YEAR "" 1/T990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91]+1" office:value-type="float" office:value="991">
            <text:p>991</text:p>
          </table:table-cell>
          <table:table-cell table:style-name="ce3"/>
          <table:table-cell table:style-name="ce5" table:formula="of:=IF([.J992]=&quot;X&quot;;[.K991]+1;[.K991])" office:value-type="float" office:value="1">
            <text:p>1</text:p>
          </table:table-cell>
          <table:table-cell table:formula="of:=IF([.J992]=&quot;X&quot;;0;[.L991]+[.G991]+[.J992]/24/60/60)" office:value-type="time" office:time-value="PT00H09M20.304S">
            <text:p>00:09:20.30</text:p>
          </table:table-cell>
          <table:table-cell table:formula="of:=INT([.L992]*24*60)+MOD([.L992]*24*60*60;60)/100" office:value-type="float" office:value="9.20304">
            <text:p>9.203</text:p>
          </table:table-cell>
          <table:table-cell table:formula="of:=[.L992]*24*60*60+[.$N$1]*([.P992]-1)" office:value-type="float" office:value="65.3040000000215">
            <text:p>65.304</text:p>
          </table:table-cell>
          <table:table-cell table:formula="of:=CONCATENATE(&quot;T&quot;;[.P992])" office:value-type="string" office:string-value="T991">
            <text:p>T991</text:p>
          </table:table-cell>
          <table:table-cell table:formula="of:=IF([.J992]=&quot;X&quot;;1;[.P991]+1)" office:value-type="float" office:value="991">
            <text:p>991</text:p>
          </table:table-cell>
          <table:table-cell table:style-name="ce7" table:formula="of:=CONCATENATE(&quot;mv &quot;;[.K992];&quot;^&quot;;[.O992];&quot;.wav &quot;&quot;rn^&quot;;[.$E992];&quot;~&quot;;[.$B992];&quot;~&quot;;[.$C992];&quot;~&quot;;[.$A992];&quot;~&quot;;[.$F992];&quot;~&quot;;[.$D992];&quot;.wav&quot;&quot;&quot;)" office:value-type="string" office:string-value="mv 1^T991.wav &quot;rn^ZZZ~~~~~.wav&quot;">
            <text:p>mv 1^T991.wav "rn^ZZZ~~~~~.wav"</text:p>
          </table:table-cell>
          <table:table-cell table:formula="of:=CONCATENATE(&quot;-ALBUM &quot;&quot;&quot;;[.A992];&quot;&quot;&quot; -ARTIST &quot;&quot;&quot;;[.B992];&quot;&quot;&quot; -ID3V2TAG TCOM &quot;&quot;&quot;;[.C992];&quot;&quot;&quot; -GENRE &quot;&quot;&quot;;[.D992];&quot;&quot;&quot; -TITLE &quot;&quot;&quot;;[.E992];&quot;&quot;&quot; -TRACK &quot;&quot;&quot;;[.F992];&quot;&quot;&quot; -YEAR &quot;&quot;&quot;;[.H992];&quot;&quot;&quot; &quot;;[.K992];&quot;/&quot;;[.O992];&quot;.mp3&quot;)" office:value-type="string" office:string-value="-ALBUM &quot;&quot; -ARTIST &quot;&quot; -ID3V2TAG TCOM &quot;&quot; -GENRE &quot;&quot; -TITLE &quot;ZZZ&quot; -TRACK &quot;&quot; -YEAR &quot;&quot; 1/T991.mp3">
            <text:p>-ALBUM "" -ARTIST "" -ID3V2TAG TCOM "" -GENRE "" -TITLE "ZZZ" -TRACK "" -YEAR "" 1/T991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92]+1" office:value-type="float" office:value="992">
            <text:p>992</text:p>
          </table:table-cell>
          <table:table-cell table:style-name="ce3"/>
          <table:table-cell table:style-name="ce5" table:formula="of:=IF([.J993]=&quot;X&quot;;[.K992]+1;[.K992])" office:value-type="float" office:value="1">
            <text:p>1</text:p>
          </table:table-cell>
          <table:table-cell table:formula="of:=IF([.J993]=&quot;X&quot;;0;[.L992]+[.G992]+[.J993]/24/60/60)" office:value-type="time" office:time-value="PT00H09M20.304S">
            <text:p>00:09:20.30</text:p>
          </table:table-cell>
          <table:table-cell table:formula="of:=INT([.L993]*24*60)+MOD([.L993]*24*60*60;60)/100" office:value-type="float" office:value="9.20304">
            <text:p>9.203</text:p>
          </table:table-cell>
          <table:table-cell table:formula="of:=[.L993]*24*60*60+[.$N$1]*([.P993]-1)" office:value-type="float" office:value="64.8040000000215">
            <text:p>64.804</text:p>
          </table:table-cell>
          <table:table-cell table:formula="of:=CONCATENATE(&quot;T&quot;;[.P993])" office:value-type="string" office:string-value="T992">
            <text:p>T992</text:p>
          </table:table-cell>
          <table:table-cell table:formula="of:=IF([.J993]=&quot;X&quot;;1;[.P992]+1)" office:value-type="float" office:value="992">
            <text:p>992</text:p>
          </table:table-cell>
          <table:table-cell table:style-name="ce7" table:formula="of:=CONCATENATE(&quot;mv &quot;;[.K993];&quot;^&quot;;[.O993];&quot;.wav &quot;&quot;rn^&quot;;[.$E993];&quot;~&quot;;[.$B993];&quot;~&quot;;[.$C993];&quot;~&quot;;[.$A993];&quot;~&quot;;[.$F993];&quot;~&quot;;[.$D993];&quot;.wav&quot;&quot;&quot;)" office:value-type="string" office:string-value="mv 1^T992.wav &quot;rn^ZZZ~~~~~.wav&quot;">
            <text:p>mv 1^T992.wav "rn^ZZZ~~~~~.wav"</text:p>
          </table:table-cell>
          <table:table-cell table:formula="of:=CONCATENATE(&quot;-ALBUM &quot;&quot;&quot;;[.A993];&quot;&quot;&quot; -ARTIST &quot;&quot;&quot;;[.B993];&quot;&quot;&quot; -ID3V2TAG TCOM &quot;&quot;&quot;;[.C993];&quot;&quot;&quot; -GENRE &quot;&quot;&quot;;[.D993];&quot;&quot;&quot; -TITLE &quot;&quot;&quot;;[.E993];&quot;&quot;&quot; -TRACK &quot;&quot;&quot;;[.F993];&quot;&quot;&quot; -YEAR &quot;&quot;&quot;;[.H993];&quot;&quot;&quot; &quot;;[.K993];&quot;/&quot;;[.O993];&quot;.mp3&quot;)" office:value-type="string" office:string-value="-ALBUM &quot;&quot; -ARTIST &quot;&quot; -ID3V2TAG TCOM &quot;&quot; -GENRE &quot;&quot; -TITLE &quot;ZZZ&quot; -TRACK &quot;&quot; -YEAR &quot;&quot; 1/T992.mp3">
            <text:p>-ALBUM "" -ARTIST "" -ID3V2TAG TCOM "" -GENRE "" -TITLE "ZZZ" -TRACK "" -YEAR "" 1/T992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93]+1" office:value-type="float" office:value="993">
            <text:p>993</text:p>
          </table:table-cell>
          <table:table-cell table:style-name="ce3"/>
          <table:table-cell table:style-name="ce5" table:formula="of:=IF([.J994]=&quot;X&quot;;[.K993]+1;[.K993])" office:value-type="float" office:value="1">
            <text:p>1</text:p>
          </table:table-cell>
          <table:table-cell table:formula="of:=IF([.J994]=&quot;X&quot;;0;[.L993]+[.G993]+[.J994]/24/60/60)" office:value-type="time" office:time-value="PT00H09M20.304S">
            <text:p>00:09:20.30</text:p>
          </table:table-cell>
          <table:table-cell table:formula="of:=INT([.L994]*24*60)+MOD([.L994]*24*60*60;60)/100" office:value-type="float" office:value="9.20304">
            <text:p>9.203</text:p>
          </table:table-cell>
          <table:table-cell table:formula="of:=[.L994]*24*60*60+[.$N$1]*([.P994]-1)" office:value-type="float" office:value="64.3040000000216">
            <text:p>64.304</text:p>
          </table:table-cell>
          <table:table-cell table:formula="of:=CONCATENATE(&quot;T&quot;;[.P994])" office:value-type="string" office:string-value="T993">
            <text:p>T993</text:p>
          </table:table-cell>
          <table:table-cell table:formula="of:=IF([.J994]=&quot;X&quot;;1;[.P993]+1)" office:value-type="float" office:value="993">
            <text:p>993</text:p>
          </table:table-cell>
          <table:table-cell table:style-name="ce7" table:formula="of:=CONCATENATE(&quot;mv &quot;;[.K994];&quot;^&quot;;[.O994];&quot;.wav &quot;&quot;rn^&quot;;[.$E994];&quot;~&quot;;[.$B994];&quot;~&quot;;[.$C994];&quot;~&quot;;[.$A994];&quot;~&quot;;[.$F994];&quot;~&quot;;[.$D994];&quot;.wav&quot;&quot;&quot;)" office:value-type="string" office:string-value="mv 1^T993.wav &quot;rn^ZZZ~~~~~.wav&quot;">
            <text:p>mv 1^T993.wav "rn^ZZZ~~~~~.wav"</text:p>
          </table:table-cell>
          <table:table-cell table:formula="of:=CONCATENATE(&quot;-ALBUM &quot;&quot;&quot;;[.A994];&quot;&quot;&quot; -ARTIST &quot;&quot;&quot;;[.B994];&quot;&quot;&quot; -ID3V2TAG TCOM &quot;&quot;&quot;;[.C994];&quot;&quot;&quot; -GENRE &quot;&quot;&quot;;[.D994];&quot;&quot;&quot; -TITLE &quot;&quot;&quot;;[.E994];&quot;&quot;&quot; -TRACK &quot;&quot;&quot;;[.F994];&quot;&quot;&quot; -YEAR &quot;&quot;&quot;;[.H994];&quot;&quot;&quot; &quot;;[.K994];&quot;/&quot;;[.O994];&quot;.mp3&quot;)" office:value-type="string" office:string-value="-ALBUM &quot;&quot; -ARTIST &quot;&quot; -ID3V2TAG TCOM &quot;&quot; -GENRE &quot;&quot; -TITLE &quot;ZZZ&quot; -TRACK &quot;&quot; -YEAR &quot;&quot; 1/T993.mp3">
            <text:p>-ALBUM "" -ARTIST "" -ID3V2TAG TCOM "" -GENRE "" -TITLE "ZZZ" -TRACK "" -YEAR "" 1/T993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94]+1" office:value-type="float" office:value="994">
            <text:p>994</text:p>
          </table:table-cell>
          <table:table-cell table:style-name="ce3"/>
          <table:table-cell table:style-name="ce5" table:formula="of:=IF([.J995]=&quot;X&quot;;[.K994]+1;[.K994])" office:value-type="float" office:value="1">
            <text:p>1</text:p>
          </table:table-cell>
          <table:table-cell table:formula="of:=IF([.J995]=&quot;X&quot;;0;[.L994]+[.G994]+[.J995]/24/60/60)" office:value-type="time" office:time-value="PT00H09M20.304S">
            <text:p>00:09:20.30</text:p>
          </table:table-cell>
          <table:table-cell table:formula="of:=INT([.L995]*24*60)+MOD([.L995]*24*60*60;60)/100" office:value-type="float" office:value="9.20304">
            <text:p>9.203</text:p>
          </table:table-cell>
          <table:table-cell table:formula="of:=[.L995]*24*60*60+[.$N$1]*([.P995]-1)" office:value-type="float" office:value="63.8040000000216">
            <text:p>63.804</text:p>
          </table:table-cell>
          <table:table-cell table:formula="of:=CONCATENATE(&quot;T&quot;;[.P995])" office:value-type="string" office:string-value="T994">
            <text:p>T994</text:p>
          </table:table-cell>
          <table:table-cell table:formula="of:=IF([.J995]=&quot;X&quot;;1;[.P994]+1)" office:value-type="float" office:value="994">
            <text:p>994</text:p>
          </table:table-cell>
          <table:table-cell table:style-name="ce7" table:formula="of:=CONCATENATE(&quot;mv &quot;;[.K995];&quot;^&quot;;[.O995];&quot;.wav &quot;&quot;rn^&quot;;[.$E995];&quot;~&quot;;[.$B995];&quot;~&quot;;[.$C995];&quot;~&quot;;[.$A995];&quot;~&quot;;[.$F995];&quot;~&quot;;[.$D995];&quot;.wav&quot;&quot;&quot;)" office:value-type="string" office:string-value="mv 1^T994.wav &quot;rn^ZZZ~~~~~.wav&quot;">
            <text:p>mv 1^T994.wav "rn^ZZZ~~~~~.wav"</text:p>
          </table:table-cell>
          <table:table-cell table:formula="of:=CONCATENATE(&quot;-ALBUM &quot;&quot;&quot;;[.A995];&quot;&quot;&quot; -ARTIST &quot;&quot;&quot;;[.B995];&quot;&quot;&quot; -ID3V2TAG TCOM &quot;&quot;&quot;;[.C995];&quot;&quot;&quot; -GENRE &quot;&quot;&quot;;[.D995];&quot;&quot;&quot; -TITLE &quot;&quot;&quot;;[.E995];&quot;&quot;&quot; -TRACK &quot;&quot;&quot;;[.F995];&quot;&quot;&quot; -YEAR &quot;&quot;&quot;;[.H995];&quot;&quot;&quot; &quot;;[.K995];&quot;/&quot;;[.O995];&quot;.mp3&quot;)" office:value-type="string" office:string-value="-ALBUM &quot;&quot; -ARTIST &quot;&quot; -ID3V2TAG TCOM &quot;&quot; -GENRE &quot;&quot; -TITLE &quot;ZZZ&quot; -TRACK &quot;&quot; -YEAR &quot;&quot; 1/T994.mp3">
            <text:p>-ALBUM "" -ARTIST "" -ID3V2TAG TCOM "" -GENRE "" -TITLE "ZZZ" -TRACK "" -YEAR "" 1/T994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95]+1" office:value-type="float" office:value="995">
            <text:p>995</text:p>
          </table:table-cell>
          <table:table-cell table:style-name="ce3"/>
          <table:table-cell table:style-name="ce5" table:formula="of:=IF([.J996]=&quot;X&quot;;[.K995]+1;[.K995])" office:value-type="float" office:value="1">
            <text:p>1</text:p>
          </table:table-cell>
          <table:table-cell table:formula="of:=IF([.J996]=&quot;X&quot;;0;[.L995]+[.G995]+[.J996]/24/60/60)" office:value-type="time" office:time-value="PT00H09M20.304S">
            <text:p>00:09:20.30</text:p>
          </table:table-cell>
          <table:table-cell table:formula="of:=INT([.L996]*24*60)+MOD([.L996]*24*60*60;60)/100" office:value-type="float" office:value="9.20304">
            <text:p>9.203</text:p>
          </table:table-cell>
          <table:table-cell table:formula="of:=[.L996]*24*60*60+[.$N$1]*([.P996]-1)" office:value-type="float" office:value="63.3040000000216">
            <text:p>63.304</text:p>
          </table:table-cell>
          <table:table-cell table:formula="of:=CONCATENATE(&quot;T&quot;;[.P996])" office:value-type="string" office:string-value="T995">
            <text:p>T995</text:p>
          </table:table-cell>
          <table:table-cell table:formula="of:=IF([.J996]=&quot;X&quot;;1;[.P995]+1)" office:value-type="float" office:value="995">
            <text:p>995</text:p>
          </table:table-cell>
          <table:table-cell table:style-name="ce7" table:formula="of:=CONCATENATE(&quot;mv &quot;;[.K996];&quot;^&quot;;[.O996];&quot;.wav &quot;&quot;rn^&quot;;[.$E996];&quot;~&quot;;[.$B996];&quot;~&quot;;[.$C996];&quot;~&quot;;[.$A996];&quot;~&quot;;[.$F996];&quot;~&quot;;[.$D996];&quot;.wav&quot;&quot;&quot;)" office:value-type="string" office:string-value="mv 1^T995.wav &quot;rn^ZZZ~~~~~.wav&quot;">
            <text:p>mv 1^T995.wav "rn^ZZZ~~~~~.wav"</text:p>
          </table:table-cell>
          <table:table-cell table:formula="of:=CONCATENATE(&quot;-ALBUM &quot;&quot;&quot;;[.A996];&quot;&quot;&quot; -ARTIST &quot;&quot;&quot;;[.B996];&quot;&quot;&quot; -ID3V2TAG TCOM &quot;&quot;&quot;;[.C996];&quot;&quot;&quot; -GENRE &quot;&quot;&quot;;[.D996];&quot;&quot;&quot; -TITLE &quot;&quot;&quot;;[.E996];&quot;&quot;&quot; -TRACK &quot;&quot;&quot;;[.F996];&quot;&quot;&quot; -YEAR &quot;&quot;&quot;;[.H996];&quot;&quot;&quot; &quot;;[.K996];&quot;/&quot;;[.O996];&quot;.mp3&quot;)" office:value-type="string" office:string-value="-ALBUM &quot;&quot; -ARTIST &quot;&quot; -ID3V2TAG TCOM &quot;&quot; -GENRE &quot;&quot; -TITLE &quot;ZZZ&quot; -TRACK &quot;&quot; -YEAR &quot;&quot; 1/T995.mp3">
            <text:p>-ALBUM "" -ARTIST "" -ID3V2TAG TCOM "" -GENRE "" -TITLE "ZZZ" -TRACK "" -YEAR "" 1/T995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96]+1" office:value-type="float" office:value="996">
            <text:p>996</text:p>
          </table:table-cell>
          <table:table-cell table:style-name="ce3"/>
          <table:table-cell table:style-name="ce5" table:formula="of:=IF([.J997]=&quot;X&quot;;[.K996]+1;[.K996])" office:value-type="float" office:value="1">
            <text:p>1</text:p>
          </table:table-cell>
          <table:table-cell table:formula="of:=IF([.J997]=&quot;X&quot;;0;[.L996]+[.G996]+[.J997]/24/60/60)" office:value-type="time" office:time-value="PT00H09M20.304S">
            <text:p>00:09:20.30</text:p>
          </table:table-cell>
          <table:table-cell table:formula="of:=INT([.L997]*24*60)+MOD([.L997]*24*60*60;60)/100" office:value-type="float" office:value="9.20304">
            <text:p>9.203</text:p>
          </table:table-cell>
          <table:table-cell table:formula="of:=[.L997]*24*60*60+[.$N$1]*([.P997]-1)" office:value-type="float" office:value="62.8040000000216">
            <text:p>62.804</text:p>
          </table:table-cell>
          <table:table-cell table:formula="of:=CONCATENATE(&quot;T&quot;;[.P997])" office:value-type="string" office:string-value="T996">
            <text:p>T996</text:p>
          </table:table-cell>
          <table:table-cell table:formula="of:=IF([.J997]=&quot;X&quot;;1;[.P996]+1)" office:value-type="float" office:value="996">
            <text:p>996</text:p>
          </table:table-cell>
          <table:table-cell table:style-name="ce7" table:formula="of:=CONCATENATE(&quot;mv &quot;;[.K997];&quot;^&quot;;[.O997];&quot;.wav &quot;&quot;rn^&quot;;[.$E997];&quot;~&quot;;[.$B997];&quot;~&quot;;[.$C997];&quot;~&quot;;[.$A997];&quot;~&quot;;[.$F997];&quot;~&quot;;[.$D997];&quot;.wav&quot;&quot;&quot;)" office:value-type="string" office:string-value="mv 1^T996.wav &quot;rn^ZZZ~~~~~.wav&quot;">
            <text:p>mv 1^T996.wav "rn^ZZZ~~~~~.wav"</text:p>
          </table:table-cell>
          <table:table-cell table:formula="of:=CONCATENATE(&quot;-ALBUM &quot;&quot;&quot;;[.A997];&quot;&quot;&quot; -ARTIST &quot;&quot;&quot;;[.B997];&quot;&quot;&quot; -ID3V2TAG TCOM &quot;&quot;&quot;;[.C997];&quot;&quot;&quot; -GENRE &quot;&quot;&quot;;[.D997];&quot;&quot;&quot; -TITLE &quot;&quot;&quot;;[.E997];&quot;&quot;&quot; -TRACK &quot;&quot;&quot;;[.F997];&quot;&quot;&quot; -YEAR &quot;&quot;&quot;;[.H997];&quot;&quot;&quot; &quot;;[.K997];&quot;/&quot;;[.O997];&quot;.mp3&quot;)" office:value-type="string" office:string-value="-ALBUM &quot;&quot; -ARTIST &quot;&quot; -ID3V2TAG TCOM &quot;&quot; -GENRE &quot;&quot; -TITLE &quot;ZZZ&quot; -TRACK &quot;&quot; -YEAR &quot;&quot; 1/T996.mp3">
            <text:p>-ALBUM "" -ARTIST "" -ID3V2TAG TCOM "" -GENRE "" -TITLE "ZZZ" -TRACK "" -YEAR "" 1/T996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97]+1" office:value-type="float" office:value="997">
            <text:p>997</text:p>
          </table:table-cell>
          <table:table-cell table:style-name="ce3"/>
          <table:table-cell table:style-name="ce5" table:formula="of:=IF([.J998]=&quot;X&quot;;[.K997]+1;[.K997])" office:value-type="float" office:value="1">
            <text:p>1</text:p>
          </table:table-cell>
          <table:table-cell table:formula="of:=IF([.J998]=&quot;X&quot;;0;[.L997]+[.G997]+[.J998]/24/60/60)" office:value-type="time" office:time-value="PT00H09M20.304S">
            <text:p>00:09:20.30</text:p>
          </table:table-cell>
          <table:table-cell table:formula="of:=INT([.L998]*24*60)+MOD([.L998]*24*60*60;60)/100" office:value-type="float" office:value="9.20304">
            <text:p>9.203</text:p>
          </table:table-cell>
          <table:table-cell table:formula="of:=[.L998]*24*60*60+[.$N$1]*([.P998]-1)" office:value-type="float" office:value="62.3040000000216">
            <text:p>62.304</text:p>
          </table:table-cell>
          <table:table-cell table:formula="of:=CONCATENATE(&quot;T&quot;;[.P998])" office:value-type="string" office:string-value="T997">
            <text:p>T997</text:p>
          </table:table-cell>
          <table:table-cell table:formula="of:=IF([.J998]=&quot;X&quot;;1;[.P997]+1)" office:value-type="float" office:value="997">
            <text:p>997</text:p>
          </table:table-cell>
          <table:table-cell table:style-name="ce7" table:formula="of:=CONCATENATE(&quot;mv &quot;;[.K998];&quot;^&quot;;[.O998];&quot;.wav &quot;&quot;rn^&quot;;[.$E998];&quot;~&quot;;[.$B998];&quot;~&quot;;[.$C998];&quot;~&quot;;[.$A998];&quot;~&quot;;[.$F998];&quot;~&quot;;[.$D998];&quot;.wav&quot;&quot;&quot;)" office:value-type="string" office:string-value="mv 1^T997.wav &quot;rn^ZZZ~~~~~.wav&quot;">
            <text:p>mv 1^T997.wav "rn^ZZZ~~~~~.wav"</text:p>
          </table:table-cell>
          <table:table-cell table:formula="of:=CONCATENATE(&quot;-ALBUM &quot;&quot;&quot;;[.A998];&quot;&quot;&quot; -ARTIST &quot;&quot;&quot;;[.B998];&quot;&quot;&quot; -ID3V2TAG TCOM &quot;&quot;&quot;;[.C998];&quot;&quot;&quot; -GENRE &quot;&quot;&quot;;[.D998];&quot;&quot;&quot; -TITLE &quot;&quot;&quot;;[.E998];&quot;&quot;&quot; -TRACK &quot;&quot;&quot;;[.F998];&quot;&quot;&quot; -YEAR &quot;&quot;&quot;;[.H998];&quot;&quot;&quot; &quot;;[.K998];&quot;/&quot;;[.O998];&quot;.mp3&quot;)" office:value-type="string" office:string-value="-ALBUM &quot;&quot; -ARTIST &quot;&quot; -ID3V2TAG TCOM &quot;&quot; -GENRE &quot;&quot; -TITLE &quot;ZZZ&quot; -TRACK &quot;&quot; -YEAR &quot;&quot; 1/T997.mp3">
            <text:p>-ALBUM "" -ARTIST "" -ID3V2TAG TCOM "" -GENRE "" -TITLE "ZZZ" -TRACK "" -YEAR "" 1/T997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98]+1" office:value-type="float" office:value="998">
            <text:p>998</text:p>
          </table:table-cell>
          <table:table-cell table:style-name="ce3"/>
          <table:table-cell table:style-name="ce5" table:formula="of:=IF([.J999]=&quot;X&quot;;[.K998]+1;[.K998])" office:value-type="float" office:value="1">
            <text:p>1</text:p>
          </table:table-cell>
          <table:table-cell table:formula="of:=IF([.J999]=&quot;X&quot;;0;[.L998]+[.G998]+[.J999]/24/60/60)" office:value-type="time" office:time-value="PT00H09M20.304S">
            <text:p>00:09:20.30</text:p>
          </table:table-cell>
          <table:table-cell table:formula="of:=INT([.L999]*24*60)+MOD([.L999]*24*60*60;60)/100" office:value-type="float" office:value="9.20304">
            <text:p>9.203</text:p>
          </table:table-cell>
          <table:table-cell table:formula="of:=[.L999]*24*60*60+[.$N$1]*([.P999]-1)" office:value-type="float" office:value="61.8040000000217">
            <text:p>61.804</text:p>
          </table:table-cell>
          <table:table-cell table:formula="of:=CONCATENATE(&quot;T&quot;;[.P999])" office:value-type="string" office:string-value="T998">
            <text:p>T998</text:p>
          </table:table-cell>
          <table:table-cell table:formula="of:=IF([.J999]=&quot;X&quot;;1;[.P998]+1)" office:value-type="float" office:value="998">
            <text:p>998</text:p>
          </table:table-cell>
          <table:table-cell table:style-name="ce7" table:formula="of:=CONCATENATE(&quot;mv &quot;;[.K999];&quot;^&quot;;[.O999];&quot;.wav &quot;&quot;rn^&quot;;[.$E999];&quot;~&quot;;[.$B999];&quot;~&quot;;[.$C999];&quot;~&quot;;[.$A999];&quot;~&quot;;[.$F999];&quot;~&quot;;[.$D999];&quot;.wav&quot;&quot;&quot;)" office:value-type="string" office:string-value="mv 1^T998.wav &quot;rn^ZZZ~~~~~.wav&quot;">
            <text:p>mv 1^T998.wav "rn^ZZZ~~~~~.wav"</text:p>
          </table:table-cell>
          <table:table-cell table:formula="of:=CONCATENATE(&quot;-ALBUM &quot;&quot;&quot;;[.A999];&quot;&quot;&quot; -ARTIST &quot;&quot;&quot;;[.B999];&quot;&quot;&quot; -ID3V2TAG TCOM &quot;&quot;&quot;;[.C999];&quot;&quot;&quot; -GENRE &quot;&quot;&quot;;[.D999];&quot;&quot;&quot; -TITLE &quot;&quot;&quot;;[.E999];&quot;&quot;&quot; -TRACK &quot;&quot;&quot;;[.F999];&quot;&quot;&quot; -YEAR &quot;&quot;&quot;;[.H999];&quot;&quot;&quot; &quot;;[.K999];&quot;/&quot;;[.O999];&quot;.mp3&quot;)" office:value-type="string" office:string-value="-ALBUM &quot;&quot; -ARTIST &quot;&quot; -ID3V2TAG TCOM &quot;&quot; -GENRE &quot;&quot; -TITLE &quot;ZZZ&quot; -TRACK &quot;&quot; -YEAR &quot;&quot; 1/T998.mp3">
            <text:p>-ALBUM "" -ARTIST "" -ID3V2TAG TCOM "" -GENRE "" -TITLE "ZZZ" -TRACK "" -YEAR "" 1/T998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 table:number-columns-repeated="3"/>
          <table:table-cell table:style-name="ce2" table:formula="of:=[.I999]+1" office:value-type="float" office:value="999">
            <text:p>999</text:p>
          </table:table-cell>
          <table:table-cell table:style-name="ce3"/>
          <table:table-cell table:style-name="ce5" table:formula="of:=IF([.J1000]=&quot;X&quot;;[.K999]+1;[.K999])" office:value-type="float" office:value="1">
            <text:p>1</text:p>
          </table:table-cell>
          <table:table-cell table:formula="of:=IF([.J1000]=&quot;X&quot;;0;[.L999]+[.G999]+[.J1000]/24/60/60)" office:value-type="time" office:time-value="PT00H09M20.304S">
            <text:p>00:09:20.30</text:p>
          </table:table-cell>
          <table:table-cell table:formula="of:=INT([.L1000]*24*60)+MOD([.L1000]*24*60*60;60)/100" office:value-type="float" office:value="9.20304">
            <text:p>9.203</text:p>
          </table:table-cell>
          <table:table-cell table:formula="of:=[.L1000]*24*60*60+[.$N$1]*([.P1000]-1)" office:value-type="float" office:value="61.3040000000217">
            <text:p>61.304</text:p>
          </table:table-cell>
          <table:table-cell table:formula="of:=CONCATENATE(&quot;T&quot;;[.P1000])" office:value-type="string" office:string-value="T999">
            <text:p>T999</text:p>
          </table:table-cell>
          <table:table-cell table:formula="of:=IF([.J1000]=&quot;X&quot;;1;[.P999]+1)" office:value-type="float" office:value="999">
            <text:p>999</text:p>
          </table:table-cell>
          <table:table-cell table:style-name="ce7" table:formula="of:=CONCATENATE(&quot;mv &quot;;[.K1000];&quot;^&quot;;[.O1000];&quot;.wav &quot;&quot;rn^&quot;;[.$E1000];&quot;~&quot;;[.$B1000];&quot;~&quot;;[.$C1000];&quot;~&quot;;[.$A1000];&quot;~&quot;;[.$F1000];&quot;~&quot;;[.$D1000];&quot;.wav&quot;&quot;&quot;)" office:value-type="string" office:string-value="mv 1^T999.wav &quot;rn^ZZZ~~~~~.wav&quot;">
            <text:p>mv 1^T999.wav "rn^ZZZ~~~~~.wav"</text:p>
          </table:table-cell>
          <table:table-cell table:formula="of:=CONCATENATE(&quot;-ALBUM &quot;&quot;&quot;;[.A1000];&quot;&quot;&quot; -ARTIST &quot;&quot;&quot;;[.B1000];&quot;&quot;&quot; -ID3V2TAG TCOM &quot;&quot;&quot;;[.C1000];&quot;&quot;&quot; -GENRE &quot;&quot;&quot;;[.D1000];&quot;&quot;&quot; -TITLE &quot;&quot;&quot;;[.E1000];&quot;&quot;&quot; -TRACK &quot;&quot;&quot;;[.F1000];&quot;&quot;&quot; -YEAR &quot;&quot;&quot;;[.H1000];&quot;&quot;&quot; &quot;;[.K1000];&quot;/&quot;;[.O1000];&quot;.mp3&quot;)" office:value-type="string" office:string-value="-ALBUM &quot;&quot; -ARTIST &quot;&quot; -ID3V2TAG TCOM &quot;&quot; -GENRE &quot;&quot; -TITLE &quot;ZZZ&quot; -TRACK &quot;&quot; -YEAR &quot;&quot; 1/T999.mp3">
            <text:p>-ALBUM "" -ARTIST "" -ID3V2TAG TCOM "" -GENRE "" -TITLE "ZZZ" -TRACK "" -YEAR "" 1/T999.mp3</text:p>
          </table:table-cell>
        </table:table-row>
        <table:table-row table:style-name="ro1">
          <table:table-cell table:number-columns-repeated="4"/>
          <table:table-cell office:value-type="string">
            <text:p>ZZZ</text:p>
          </table:table-cell>
          <table:table-cell/>
          <table:table-cell/>
          <table:table-cell/>
          <table:table-cell table:style-name="ce2" table:formula="of:=[.I1000]+1" office:value-type="float" office:value="1000">
            <text:p>1000</text:p>
          </table:table-cell>
          <table:table-cell table:style-name="ce3"/>
          <table:table-cell table:style-name="ce5" table:formula="of:=IF([.J1001]=&quot;X&quot;;[.K1000]+1;[.K1000])" office:value-type="float" office:value="1">
            <text:p>1</text:p>
          </table:table-cell>
          <table:table-cell table:formula="of:=IF([.J1001]=&quot;X&quot;;0;[.L1000]+[.G1000]+[.J1001]/24/60/60)" office:value-type="time" office:time-value="PT00H09M20.304S">
            <text:p>00:09:20.30</text:p>
          </table:table-cell>
          <table:table-cell table:formula="of:=INT([.L1001]*24*60)+MOD([.L1001]*24*60*60;60)/100" office:value-type="float" office:value="9.20304">
            <text:p>9.203</text:p>
          </table:table-cell>
          <table:table-cell table:formula="of:=[.L1001]*24*60*60+[.$N$1]*([.P1001]-1)" office:value-type="float" office:value="60.8040000000217">
            <text:p>60.804</text:p>
          </table:table-cell>
          <table:table-cell table:formula="of:=CONCATENATE(&quot;T&quot;;[.P1001])" office:value-type="string" office:string-value="T1000">
            <text:p>T1000</text:p>
          </table:table-cell>
          <table:table-cell table:formula="of:=IF([.J1001]=&quot;X&quot;;1;[.P1000]+1)" office:value-type="float" office:value="1000">
            <text:p>1000</text:p>
          </table:table-cell>
          <table:table-cell table:style-name="ce7" table:formula="of:=CONCATENATE(&quot;mv &quot;;[.K1001];&quot;^&quot;;[.O1001];&quot;.wav &quot;&quot;rn^&quot;;[.$E1001];&quot;~&quot;;[.$B1001];&quot;~&quot;;[.$C1001];&quot;~&quot;;[.$A1001];&quot;~&quot;;[.$F1001];&quot;~&quot;;[.$D1001];&quot;.wav&quot;&quot;&quot;)" office:value-type="string" office:string-value="mv 1^T1000.wav &quot;rn^ZZZ~~~~~.wav&quot;">
            <text:p>mv 1^T1000.wav "rn^ZZZ~~~~~.wav"</text:p>
          </table:table-cell>
          <table:table-cell table:formula="of:=CONCATENATE(&quot;-ALBUM &quot;&quot;&quot;;[.A1001];&quot;&quot;&quot; -ARTIST &quot;&quot;&quot;;[.B1001];&quot;&quot;&quot; -ID3V2TAG TCOM &quot;&quot;&quot;;[.C1001];&quot;&quot;&quot; -GENRE &quot;&quot;&quot;;[.D1001];&quot;&quot;&quot; -TITLE &quot;&quot;&quot;;[.E1001];&quot;&quot;&quot; -TRACK &quot;&quot;&quot;;[.F1001];&quot;&quot;&quot; -YEAR &quot;&quot;&quot;;[.H1001];&quot;&quot;&quot; &quot;;[.K1001];&quot;/&quot;;[.O1001];&quot;.mp3&quot;)" office:value-type="string" office:string-value="-ALBUM &quot;&quot; -ARTIST &quot;&quot; -ID3V2TAG TCOM &quot;&quot; -GENRE &quot;&quot; -TITLE &quot;ZZZ&quot; -TRACK &quot;&quot; -YEAR &quot;&quot; 1/T1000.mp3">
            <text:p>-ALBUM "" -ARTIST "" -ID3V2TAG TCOM "" -GENRE "" -TITLE "ZZZ" -TRACK "" -YEAR "" 1/T1000.mp3</text:p>
          </table:table-cell>
        </table:table-row>
        <table:table-row table:style-name="ro1" table:number-rows-repeated="30999">
          <table:table-cell table:number-columns-repeated="8"/>
          <table:table-cell table:style-name="ce2"/>
          <table:table-cell table:style-name="ce3"/>
          <table:table-cell table:style-name="ce5"/>
          <table:table-cell table:number-columns-repeated="4"/>
          <table:table-cell table:style-name="ce2"/>
          <table:table-cell table:number-columns-repeated="2"/>
        </table:table-row>
        <table:table-row table:style-name="ro1" table:number-rows-repeated="33535">
          <table:table-cell table:number-columns-repeated="18"/>
        </table:table-row>
        <table:table-row table:style-name="ro1">
          <table:table-cell table:number-columns-repeated="18"/>
        </table:table-row>
      </table:table>
      <table:database-ranges>
        <table:database-range table:target-range-address="Sheet1.A2:Sheet1.IV32000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 number:title="User-defined">
      <number:hours number:style="long"/>
      <number:text>:</number:text>
      <number:minutes number:style="long"/>
      <number:text>:</number:text>
      <number:seconds number:style="long"/>
      <number:text>.</number:text>
      <number:seconds/>
    </number:time-style>
    <number:time-style style:name="N118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119">
      <number:number number:decimal-places="0" number:min-integer-digits="0"/>
      <number:text>.999</number:text>
    </number:number-style>
    <number:number-style style:name="N120">
      <number:number number:decimal-places="3" number:min-integer-digits="0"/>
    </number:number-style>
    <number:time-style style:name="N121">
      <number:hours number:style="long"/>
      <number:text>:</number:text>
      <number:minutes number:style="long"/>
      <number:text>:</number:text>
      <number:seconds number:style="long" number:decimal-places="1"/>
    </number:time-style>
    <number:number-style style:name="N122">
      <number:number number:decimal-places="0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1">11/21/2010</text:date>, <text:time>17:0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7-01-15T13:10:47</meta:creation-date>
    <dc:creator>Peter Bennett</dc:creator>
    <dc:date>2010-11-21T17:07:32.90</dc:date>
    <meta:editing-cycles>97</meta:editing-cycles>
    <meta:editing-duration>PT17H59M28S</meta:editing-duration>
    <meta:document-statistic meta:table-count="1" meta:cell-count="18013" meta:object-count="0"/>
    <meta:user-defined meta:name="Info 1"/>
    <meta:user-defined meta:name="Info 2"/>
    <meta:user-defined meta:name="Info 3"/>
    <meta:user-defined meta:name="Info 4"/>
  </office:meta>
</office:document-meta>
</file>